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3.673cm"/>
    </style:style>
    <style:style style:name="co2" style:family="table-column">
      <style:table-column-properties fo:break-before="auto" style:column-width="5.018cm"/>
    </style:style>
    <style:style style:name="co3" style:family="table-column">
      <style:table-column-properties fo:break-before="auto" style:column-width="9.894cm"/>
    </style:style>
    <style:style style:name="co4" style:family="table-column">
      <style:table-column-properties fo:break-before="auto" style:column-width="27.513cm"/>
    </style:style>
    <style:style style:name="co5" style:family="table-column">
      <style:table-column-properties fo:break-before="auto" style:column-width="1.997cm"/>
    </style:style>
    <style:style style:name="co6" style:family="table-column">
      <style:table-column-properties fo:break-before="auto" style:column-width="2.949cm"/>
    </style:style>
    <style:style style:name="co7" style:family="table-column">
      <style:table-column-properties fo:break-before="auto" style:column-width="7.144cm"/>
    </style:style>
    <style:style style:name="co8" style:family="table-column">
      <style:table-column-properties fo:break-before="auto" style:column-width="10.329cm"/>
    </style:style>
    <style:style style:name="co9" style:family="table-column">
      <style:table-column-properties fo:break-before="auto" style:column-width="2.921cm"/>
    </style:style>
    <style:style style:name="co10" style:family="table-column">
      <style:table-column-properties fo:break-before="auto" style:column-width="4.665cm"/>
    </style:style>
    <style:style style:name="co11" style:family="table-column">
      <style:table-column-properties fo:break-before="auto" style:column-width="1.697cm"/>
    </style:style>
    <style:style style:name="co12" style:family="table-column">
      <style:table-column-properties fo:break-before="auto" style:column-width="2.35cm"/>
    </style:style>
    <style:style style:name="co13" style:family="table-column">
      <style:table-column-properties fo:break-before="auto" style:column-width="16.076cm"/>
    </style:style>
    <style:style style:name="co14" style:family="table-column">
      <style:table-column-properties fo:break-before="auto" style:column-width="4.556cm"/>
    </style:style>
    <style:style style:name="co15" style:family="table-column">
      <style:table-column-properties fo:break-before="auto" style:column-width="3.14cm"/>
    </style:style>
    <style:style style:name="co16" style:family="table-column">
      <style:table-column-properties fo:break-before="auto" style:column-width="2.378cm"/>
    </style:style>
    <style:style style:name="co17" style:family="table-column">
      <style:table-column-properties fo:break-before="auto" style:column-width="7.551cm"/>
    </style:style>
    <style:style style:name="co18" style:family="table-column">
      <style:table-column-properties fo:break-before="auto" style:column-width="0.198cm"/>
    </style:style>
    <style:style style:name="co19" style:family="table-column">
      <style:table-column-properties fo:break-before="auto" style:column-width="12.398cm"/>
    </style:style>
    <style:style style:name="co20"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5.186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5.976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5.581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3.605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2.817cm" fo:break-before="auto" style:use-optimal-row-height="true"/>
    </style:style>
    <style:style style:name="ro14" style:family="table-row">
      <style:table-row-properties style:row-height="4.001cm" fo:break-before="auto" style:use-optimal-row-height="true"/>
    </style:style>
    <style:style style:name="ro15" style:family="table-row">
      <style:table-row-properties style:row-height="6.369cm" fo:break-before="auto" style:use-optimal-row-height="true"/>
    </style:style>
    <style:style style:name="ro16" style:family="table-row">
      <style:table-row-properties style:row-height="4.791cm" fo:break-before="auto" style:use-optimal-row-height="true"/>
    </style:style>
    <style:style style:name="ro17" style:family="table-row">
      <style:table-row-properties style:row-height="9.135cm" fo:break-before="auto" style:use-optimal-row-height="true"/>
    </style:style>
    <style:style style:name="ro18" style:family="table-row">
      <style:table-row-properties style:row-height="6.765cm" fo:break-before="auto" style:use-optimal-row-height="true"/>
    </style:style>
    <style:style style:name="ro19" style:family="table-row">
      <style:table-row-properties style:row-height="12.689cm" fo:break-before="auto" style:use-optimal-row-height="true"/>
    </style:style>
    <style:style style:name="ro20" style:family="table-row">
      <style:table-row-properties style:row-height="8.74cm" fo:break-before="auto" style:use-optimal-row-height="true"/>
    </style:style>
    <style:style style:name="ro21" style:family="table-row">
      <style:table-row-properties style:row-height="11.109cm" fo:break-before="auto" style:use-optimal-row-height="true"/>
    </style:style>
    <style:style style:name="ro22" style:family="table-row">
      <style:table-row-properties style:row-height="7.16cm" fo:break-before="auto" style:use-optimal-row-height="true"/>
    </style:style>
    <style:style style:name="ro23" style:family="table-row">
      <style:table-row-properties style:row-height="9.529cm" fo:break-before="auto" style:use-optimal-row-height="true"/>
    </style:style>
    <style:style style:name="ro24" style:family="table-row">
      <style:table-row-properties style:row-height="7.555cm" fo:break-before="auto" style:use-optimal-row-height="true"/>
    </style:style>
    <style:style style:name="ro25" style:family="table-row">
      <style:table-row-properties style:row-height="13.083cm" fo:break-before="auto" style:use-optimal-row-height="true"/>
    </style:style>
    <style:style style:name="ro26" style:family="table-row">
      <style:table-row-properties style:row-height="8.345cm" fo:break-before="auto" style:use-optimal-row-height="true"/>
    </style:style>
    <style:style style:name="ro27" style:family="table-row">
      <style:table-row-properties style:row-height="13.873cm" fo:break-before="auto" style:use-optimal-row-height="true"/>
    </style:style>
    <style:style style:name="ro28" style:family="table-row">
      <style:table-row-properties style:row-height="11.504cm" fo:break-before="auto" style:use-optimal-row-height="true"/>
    </style:style>
    <style:style style:name="ro29" style:family="table-row">
      <style:table-row-properties style:row-height="7.95cm" fo:break-before="auto" style:use-optimal-row-height="true"/>
    </style:style>
    <style:style style:name="ro30" style:family="table-row">
      <style:table-row-properties style:row-height="21.377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nemlig0919f0ae76fb4f29987ab7adf43d2a6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row table:style-name="ro1">
          <table:table-cell office:value-type="string" calcext:value-type="string">
            <text:p>Breadcrumb</text:p>
          </table:table-cell>
          <table:table-cell office:value-type="string" calcext:value-type="string">
            <text:p>Product Name</text:p>
          </table:table-cell>
          <table:table-cell office:value-type="string" calcext:value-type="string">
            <text:p>Weight</text:p>
          </table:table-cell>
          <table:table-cell office:value-type="string" calcext:value-type="string">
            <text:p>Labels</text:p>
          </table:table-cell>
          <table:table-cell office:value-type="string" calcext:value-type="string">
            <text:p>Base price</text:p>
          </table:table-cell>
          <table:table-cell office:value-type="string" calcext:value-type="string">
            <text:p>Discounted price</text:p>
          </table:table-cell>
          <table:table-cell office:value-type="string" calcext:value-type="string">
            <text:p>Brand</text:p>
          </table:table-cell>
          <table:table-cell office:value-type="string" calcext:value-type="string">
            <text:p>Egnet til</text:p>
          </table:table-cell>
          <table:table-cell office:value-type="string" calcext:value-type="string">
            <text:p>Emballage</text:p>
          </table:table-cell>
          <table:table-cell office:value-type="string" calcext:value-type="string">
            <text:p>Farve</text:p>
          </table:table-cell>
          <table:table-cell office:value-type="string" calcext:value-type="string">
            <text:p>Klasse</text:p>
          </table:table-cell>
          <table:table-cell office:value-type="string" calcext:value-type="string">
            <text:p>Land</text:p>
          </table:table-cell>
          <table:table-cell office:value-type="string" calcext:value-type="string">
            <text:p>Mærkninger</text:p>
          </table:table-cell>
          <table:table-cell office:value-type="string" calcext:value-type="string">
            <text:p>Oprindelsesland</text:p>
          </table:table-cell>
          <table:table-cell office:value-type="string" calcext:value-type="string">
            <text:p>Sort</text:p>
          </table:table-cell>
          <table:table-cell office:value-type="string" calcext:value-type="string">
            <text:p>Størelse</text:p>
          </table:table-cell>
          <table:table-cell office:value-type="string" calcext:value-type="string">
            <text:p>Type</text:p>
          </table:table-cell>
          <table:table-cell office:value-type="string" calcext:value-type="string">
            <text:p>Product Detail text</text:p>
          </table:table-cell>
          <table:table-cell office:value-type="string" calcext:value-type="string">
            <text:p>URL</text:p>
          </table:table-cell>
        </table:table-row>
        <table:table-row table:style-name="ro2">
          <table:table-cell office:value-type="string" calcext:value-type="string">
            <text:p>Dagligvarer &gt; Frost &gt; Brød og kager &gt; Flutes, baguettes og morgenbrød &gt; Bagel m. chili og cheddar</text:p>
          </table:table-cell>
          <table:table-cell office:value-type="string" calcext:value-type="string">
            <text:p>Bagel m. chili og cheddar</text:p>
          </table:table-cell>
          <table:table-cell office:value-type="string" calcext:value-type="string">
            <text:p>4 x 120 g / fuldkorn / frost / Miss Bagel</text:p>
          </table:table-cell>
          <table:table-cell office:value-type="string" calcext:value-type="string">
            <text:p>Frost</text:p>
          </table:table-cell>
          <table:table-cell office:value-type="string" calcext:value-type="string">
            <text:p>29.95</text:p>
          </table:table-cell>
          <table:table-cell office:value-type="string" calcext:value-type="string">
            <text:p>.</text:p>
          </table:table-cell>
          <table:table-cell office:value-type="string" calcext:value-type="string">
            <text:p>Miss Bagel</text:p>
          </table:table-cell>
          <table:table-cell office:value-type="string" calcext:value-type="string">
            <text:p>Aftensmad, Brunch, Frokost, Madpakke</text:p>
          </table:table-cell>
          <table:table-cell table:number-columns-repeated="4"/>
          <table:table-cell office:value-type="string" calcext:value-type="string">
            <text:p>Frost</text:p>
          </table:table-cell>
          <table:table-cell table:number-columns-repeated="3"/>
          <table:table-cell office:value-type="string" calcext:value-type="string">
            <text:p>Brød</text:p>
          </table:table-cell>
          <table:table-cell office:value-type="string" calcext:value-type="string">
            <text:p>Miss Bagel - klar til opvarmning</text:p>
            <text:p>Den klassiske chili/cheddar bagel bagt på fuldkornshvede.</text:p>
            <text:p>Fuldkorn udgør over 25% af tørstoffet og bagelen giver flere kostfibre end en hvede bagel .</text:p>
            <text:p>Prøv den til frokost, med dit foretrukne fyld.</text:p>
            <text:p/>
            <text:p>Brødet er bagt på mel uden stråforkortere og nedvisningsmiddler.</text:p>
          </table:table-cell>
          <table:table-cell office:value-type="string" calcext:value-type="string">
            <text:p>https://www.nemlig.com/bagel-m-chili-og-cheddar-5016279</text:p>
          </table:table-cell>
        </table:table-row>
        <table:table-row table:style-name="ro3">
          <table:table-cell office:value-type="string" calcext:value-type="string">
            <text:p>Dagligvarer &gt; Frost &gt; Is &gt; Is i bægre og bøtter &gt; Gammeldags jordbærflødeis</text:p>
          </table:table-cell>
          <table:table-cell office:value-type="string" calcext:value-type="string">
            <text:p>Gammeldags jordbærflødeis</text:p>
          </table:table-cell>
          <table:table-cell office:value-type="string" calcext:value-type="string">
            <text:p>0,80 l / frost / Premier Is</text:p>
          </table:table-cell>
          <table:table-cell office:value-type="string" calcext:value-type="string">
            <text:p>Frost</text:p>
          </table:table-cell>
          <table:table-cell office:value-type="string" calcext:value-type="string">
            <text:p>44.95</text:p>
          </table:table-cell>
          <table:table-cell office:value-type="string" calcext:value-type="string">
            <text:p>.</text:p>
          </table:table-cell>
          <table:table-cell office:value-type="string" calcext:value-type="string">
            <text:p>Premier Is</text:p>
          </table:table-cell>
          <table:table-cell office:value-type="string" calcext:value-type="string">
            <text:p>Dessert, Sommer</text:p>
          </table:table-cell>
          <table:table-cell table:number-columns-repeated="4"/>
          <table:table-cell office:value-type="string" calcext:value-type="string">
            <text:p>Frost</text:p>
          </table:table-cell>
          <table:table-cell table:number-columns-repeated="3"/>
          <table:table-cell office:value-type="string" calcext:value-type="string">
            <text:p>Is</text:p>
          </table:table-cell>
          <table:table-cell office:value-type="string" calcext:value-type="string">
            <text:p>Gammeldags Jordbærflødeis i bæger</text:p>
            <text:p>Gammeldags flødeis rørt med søde Senga Sengana jordbær.</text:p>
          </table:table-cell>
          <table:table-cell office:value-type="string" calcext:value-type="string">
            <text:p>https://www.nemlig.com/gammeldags-jordbaerfloedeis-5026758</text:p>
          </table:table-cell>
        </table:table-row>
        <table:table-row table:style-name="ro4">
          <table:table-cell office:value-type="string" calcext:value-type="string">
            <text:p>Dagligvarer &gt; Frugt og grønt &gt; Grøntsager &gt; Chili &gt; Chili Carolina Reaper (HOT)</text:p>
          </table:table-cell>
          <table:table-cell office:value-type="string" calcext:value-type="string">
            <text:p>Chili Carolina Reaper (HOT)</text:p>
          </table:table-cell>
          <table:table-cell office:value-type="string" calcext:value-type="string">
            <text:p>50 g / Ekstrem stærk / Holland / Klasse 1</text:p>
          </table:table-cell>
          <table:table-cell/>
          <table:table-cell office:value-type="string" calcext:value-type="string">
            <text:p>25.00</text:p>
          </table:table-cell>
          <table:table-cell office:value-type="string" calcext:value-type="string">
            <text:p>.</text:p>
          </table:table-cell>
          <table:table-cell table:number-columns-repeated="3"/>
          <table:table-cell office:value-type="string" calcext:value-type="string">
            <text:p>Rød</text:p>
          </table:table-cell>
          <table:table-cell office:value-type="string" calcext:value-type="string">
            <text:p>Klasse 1</text:p>
          </table:table-cell>
          <table:table-cell table:number-columns-repeated="2"/>
          <table:table-cell office:value-type="string" calcext:value-type="string">
            <text:p>Holland</text:p>
          </table:table-cell>
          <table:table-cell office:value-type="string" calcext:value-type="string">
            <text:p>Carolina Reaper</text:p>
          </table:table-cell>
          <table:table-cell/>
          <table:table-cell office:value-type="string" calcext:value-type="string">
            <text:p>Chili</text:p>
          </table:table-cell>
          <table:table-cell office:value-type="string" calcext:value-type="string">
            <text:p>Advarsel: Ekstremt stærk</text:p>
            <text:p/>
            <text:p>Carolina Reaper er en hybrid med Habanero og Naga Viper som "forældre". Den er fremavlet i South Carolina af Ed Currie, som også er ejer af Puckerbutt Pepper Company og blev i 2013 optaget i Guinness rekordbog som verdens stærkeste chili.</text:p>
            <text:p/>
            <text:p>Frugterne er på størrelse med en habanero og har den karakteristiske "skorpionhale", som er kendetegnende for mange af de aller stærkeste chilier.</text:p>
            <text:p/>
            <text:p>Smag og styrke:</text:p>
            <text:p/>
            <text:p>Carolina Reaper er som sagt verdens stærkeste chili. Den er målt til 1.569.300 Scoville Heat Units i gennemsnit, og de stærkeste eksemplarer er målt til 2,2 millioner. Den kemiske sammensætning er altså nogenlunde ligesom de stærkeste pebersprays, som ligger på omkring 2 millioner SHU. Til sammenligning har en jalapeno en styrke på 5.000 SHU og Tabasco sauce 50.000. På grund af den ekstreme styrke anbefales det at anvende handsker, når man håndterer frugten.</text:p>
            <text:p/>
            <text:p>Til forskel fra de fleste andre af verdens stærkeste chilier smager Carolina Reaper ikke kun stærkt. Den har en sødlig og frugtagtig smag og kan fint bruges i madlavning, hvis man doserer den rigtigt. Hvis man spiser frugten, som den er, får man først den frugtagtige smag, men den overdøves meget hurtigt og meget kraftigt af den stærke pebersmag, og man må påregne en del smerter i munden, halsen og maven. Smerten topper efter 5-10 minutter men kan godt vare det meste af en dag.</text:p>
            <text:p/>
            <text:p>Hvis du vil i Guinness rekordbog, skal du bare spise 3 af de her godbidder på under 10,95 sekunder.</text:p>
          </table:table-cell>
          <table:table-cell office:value-type="string" calcext:value-type="string">
            <text:p>https://www.nemlig.com/chili-carolina-reaper-hot-5018751</text:p>
          </table:table-cell>
        </table:table-row>
        <table:table-row table:style-name="ro3">
          <table:table-cell office:value-type="string" calcext:value-type="string">
            <text:p>Dagligvarer &gt; Drikkevarer &gt; Spiritus &gt; Tequila og shots &gt; Små Sure</text:p>
          </table:table-cell>
          <table:table-cell office:value-type="string" calcext:value-type="string">
            <text:p>Små Sure</text:p>
          </table:table-cell>
          <table:table-cell office:value-type="string" calcext:value-type="string">
            <text:p>0,70 l / Jungle Fruits / vodka</text:p>
          </table:table-cell>
          <table:table-cell/>
          <table:table-cell office:value-type="string" calcext:value-type="string">
            <text:p>89.95</text:p>
          </table:table-cell>
          <table:table-cell office:value-type="string" calcext:value-type="string">
            <text:p>.</text:p>
          </table:table-cell>
          <table:table-cell/>
          <table:table-cell office:value-type="string" calcext:value-type="string">
            <text:p>Drikke</text:p>
          </table:table-cell>
          <table:table-cell table:number-columns-repeated="8"/>
          <table:table-cell office:value-type="string" calcext:value-type="string">
            <text:p>Shots, Vodka</text:p>
          </table:table-cell>
          <table:table-cell office:value-type="string" calcext:value-type="string">
            <text:p>Små Sure Sour Jungle Fruits</text:p>
            <text:p>Små Sure Sour Jungle Fruits er en hvirvlende eksplosion af tropiske frugter, med en frisk smag af bla. både mango, ananas og citrus.</text:p>
          </table:table-cell>
          <table:table-cell office:value-type="string" calcext:value-type="string">
            <text:p>https://www.nemlig.com/smaa-sure-5044303</text:p>
          </table:table-cell>
        </table:table-row>
        <table:table-row table:style-name="ro5">
          <table:table-cell office:value-type="string" calcext:value-type="string">
            <text:p>Dagligvarer &gt; Blomster og have &gt; Potter og vaser &gt; Berit lerpotte - Glazed green</text:p>
          </table:table-cell>
          <table:table-cell office:value-type="string" calcext:value-type="string">
            <text:p>Berit lerpotte - Glazed green</text:p>
          </table:table-cell>
          <table:table-cell office:value-type="string" calcext:value-type="string">
            <text:p>1 stk. / Ø: 15 cm / H: 13 cm</text:p>
          </table:table-cell>
          <table:table-cell/>
          <table:table-cell office:value-type="string" calcext:value-type="string">
            <text:p>75.00</text:p>
          </table:table-cell>
          <table:table-cell office:value-type="string" calcext:value-type="string">
            <text:p>.</text:p>
          </table:table-cell>
          <table:table-cell office:value-type="string" calcext:value-type="string">
            <text:p>B • Green</text:p>
          </table:table-cell>
          <table:table-cell office:value-type="string" calcext:value-type="string">
            <text:p>Stueplante</text:p>
          </table:table-cell>
          <table:table-cell/>
          <table:table-cell office:value-type="string" calcext:value-type="string">
            <text:p>Grøn</text:p>
          </table:table-cell>
          <table:table-cell table:number-columns-repeated="6"/>
          <table:table-cell office:value-type="string" calcext:value-type="string">
            <text:p>Potte, Skjuler, Urtepotteskjuler</text:p>
          </table:table-cell>
          <table:table-cell office:value-type="string" calcext:value-type="string">
            <text:p>Låg medfølger uden ekstra beregning (kan også bruges som underfad)</text:p>
            <text:p/>
            <text:p>Om B • Green:</text:p>
            <text:p/>
            <text:p>B • Green er forhandler af Skandinaviens største udvalg af rustikke og naturligt patinerede krukker.</text:p>
            <text:p>B • Green er en lokal, national og global virksomhed med holdning. Drevet af nytænkning, høj kvalitet og god service.</text:p>
            <text:p>B • Green er en grøn og innovativ virksomhed – og foretrækker derfor naturmaterialer og andre miljørigtige produkter.</text:p>
            <text:p>Bemærk: Ved køb af potte bør du altid gå efter at potten er en smule større i diameter end blomsten den skal bruges til.</text:p>
          </table:table-cell>
          <table:table-cell office:value-type="string" calcext:value-type="string">
            <text:p>https://www.nemlig.com/berit-lerpotte-glazed-green-5031375</text:p>
          </table:table-cell>
        </table:table-row>
        <table:table-row table:style-name="ro3">
          <table:table-cell office:value-type="string" calcext:value-type="string">
            <text:p>Dagligvarer &gt; Frost &gt; Grøntsager &gt; Krydderurter &gt; Persille</text:p>
          </table:table-cell>
          <table:table-cell office:value-type="string" calcext:value-type="string">
            <text:p>Persille</text:p>
          </table:table-cell>
          <table:table-cell office:value-type="string" calcext:value-type="string">
            <text:p>250 g / frost / Ardo</text:p>
          </table:table-cell>
          <table:table-cell office:value-type="string" calcext:value-type="string">
            <text:p>Frost</text:p>
          </table:table-cell>
          <table:table-cell office:value-type="string" calcext:value-type="string">
            <text:p>14.95</text:p>
          </table:table-cell>
          <table:table-cell office:value-type="string" calcext:value-type="string">
            <text:p>.</text:p>
          </table:table-cell>
          <table:table-cell office:value-type="string" calcext:value-type="string">
            <text:p>Ardo</text:p>
          </table:table-cell>
          <table:table-cell office:value-type="string" calcext:value-type="string">
            <text:p>Aftensmad</text:p>
          </table:table-cell>
          <table:table-cell table:number-columns-repeated="4"/>
          <table:table-cell office:value-type="string" calcext:value-type="string">
            <text:p>Frost, Nyhed</text:p>
          </table:table-cell>
          <table:table-cell table:number-columns-repeated="3"/>
          <table:table-cell office:value-type="string" calcext:value-type="string">
            <text:p>Grøntsager, Krydderurter</text:p>
          </table:table-cell>
          <table:table-cell office:value-type="string" calcext:value-type="string">
            <text:p>Persille</text:p>
            <text:p>Frossen persille, benyttes i madlavningen.</text:p>
          </table:table-cell>
          <table:table-cell office:value-type="string" calcext:value-type="string">
            <text:p>https://www.nemlig.com/persille-5044351</text:p>
          </table:table-cell>
        </table:table-row>
        <table:table-row table:style-name="ro3">
          <table:table-cell office:value-type="string" calcext:value-type="string">
            <text:p>Dagligvarer &gt; Brød, kiks og kager &gt; Rugbrød &gt; Kernerugbrød &gt; Skovmandsbrød</text:p>
          </table:table-cell>
          <table:table-cell office:value-type="string" calcext:value-type="string">
            <text:p>Skovmandsbrød</text:p>
          </table:table-cell>
          <table:table-cell office:value-type="string" calcext:value-type="string">
            <text:p>500 g / skiver / Schulstad - Skovmand</text:p>
          </table:table-cell>
          <table:table-cell office:value-type="string" calcext:value-type="string">
            <text:p>Fuldkornsmærket,Nøglehulsmærket</text:p>
          </table:table-cell>
          <table:table-cell office:value-type="string" calcext:value-type="string">
            <text:p>10.50</text:p>
          </table:table-cell>
          <table:table-cell office:value-type="string" calcext:value-type="string">
            <text:p>.</text:p>
          </table:table-cell>
          <table:table-cell office:value-type="string" calcext:value-type="string">
            <text:p>Schulstad</text:p>
          </table:table-cell>
          <table:table-cell office:value-type="string" calcext:value-type="string">
            <text:p>Madpakke</text:p>
          </table:table-cell>
          <table:table-cell table:number-columns-repeated="4"/>
          <table:table-cell office:value-type="string" calcext:value-type="string">
            <text:p>Discount, Fuldkornsmærket, Nøglehulsmærket</text:p>
          </table:table-cell>
          <table:table-cell table:number-columns-repeated="3"/>
          <table:table-cell office:value-type="string" calcext:value-type="string">
            <text:p>Brød, Rugbrød</text:p>
          </table:table-cell>
          <table:table-cell office:value-type="string" calcext:value-type="string">
            <text:p>Skovmandsbrød</text:p>
            <text:p>Et velsmagende rugbrød med kerner - i lille pakke med 11 skiver. Rugkernerne lægges i blød inden bagningen, og derved har vi skabt et groft kernerugbrød med en god kernesmag. Skovmand har en markant syrlig smag fra surdejen, og malten bidrager yderligere til smagen.</text:p>
          </table:table-cell>
          <table:table-cell office:value-type="string" calcext:value-type="string">
            <text:p>https://www.nemlig.com/skovmandsbroed-5035284</text:p>
          </table:table-cell>
        </table:table-row>
        <table:table-row table:style-name="ro6">
          <table:table-cell office:value-type="string" calcext:value-type="string">
            <text:p>Dagligvarer &gt; Pleje og skønhed &gt; Helse &gt; Slankekostprodukter &gt; Måltidserstatning til vægtkontrol &gt; Chokolade og mintbar</text:p>
          </table:table-cell>
          <table:table-cell office:value-type="string" calcext:value-type="string">
            <text:p>Chokolade og mintbar</text:p>
          </table:table-cell>
          <table:table-cell office:value-type="string" calcext:value-type="string">
            <text:p>60 g / indeh. sukker / sødestoffer / Nupo</text:p>
          </table:table-cell>
          <table:table-cell/>
          <table:table-cell office:value-type="string" calcext:value-type="string">
            <text:p>24.95</text:p>
          </table:table-cell>
          <table:table-cell office:value-type="string" calcext:value-type="string">
            <text:p>.</text:p>
          </table:table-cell>
          <table:table-cell office:value-type="string" calcext:value-type="string">
            <text:p>Nupo</text:p>
          </table:table-cell>
          <table:table-cell office:value-type="string" calcext:value-type="string">
            <text:p>På farten</text:p>
          </table:table-cell>
          <table:table-cell table:number-columns-repeated="8"/>
          <table:table-cell office:value-type="string" calcext:value-type="string">
            <text:p>Bar, Måltidserstatning til vægtkontrol</text:p>
          </table:table-cell>
          <table:table-cell office:value-type="string" calcext:value-type="string">
            <text:p>Måltidserstatning til vægtkontrol</text:p>
            <text:p>Indeholder sukker og sødestoffer.</text:p>
            <text:p/>
            <text:p>Instruktion:</text:p>
            <text:p>Husk altid at drikke rigeligt, mindst 2-3 liter vand pr. dag.</text:p>
            <text:p>Produktet har kun den ønskede effekt som led i en energifattig kost, hvor andre næringsmidler indgår.</text:p>
            <text:p/>
            <text:p>Allergi information:</text:p>
            <text:p>Soja og mælk.</text:p>
            <text:p/>
            <text:p>Advarsel:</text:p>
            <text:p>Overdreven indtagelse kan virke afførende.</text:p>
            <text:p/>
            <text:p>Opbevaring:</text:p>
            <text:p>Tørt og ikke for varmt.</text:p>
          </table:table-cell>
          <table:table-cell office:value-type="string" calcext:value-type="string">
            <text:p>https://www.nemlig.com/chokolade-og-mintbar-5008965</text:p>
          </table:table-cell>
        </table:table-row>
        <table:table-row table:style-name="ro3">
          <table:table-cell office:value-type="string" calcext:value-type="string">
            <text:p>Dagligvarer &gt; Køl og mejeri &gt; Pålæg &gt; Leverpostej og paté &gt; Leverpostej &gt; Leverpostej øko.</text:p>
          </table:table-cell>
          <table:table-cell office:value-type="string" calcext:value-type="string">
            <text:p>Leverpostej øko.</text:p>
          </table:table-cell>
          <table:table-cell office:value-type="string" calcext:value-type="string">
            <text:p>200 g / glutenfri / Aalbæk Specialiteter</text:p>
          </table:table-cell>
          <table:table-cell office:value-type="string" calcext:value-type="string">
            <text:p>KØL,Øko (dansk),Øko (europæisk)</text:p>
          </table:table-cell>
          <table:table-cell office:value-type="string" calcext:value-type="string">
            <text:p>17.95</text:p>
          </table:table-cell>
          <table:table-cell office:value-type="string" calcext:value-type="string">
            <text:p>.</text:p>
          </table:table-cell>
          <table:table-cell office:value-type="string" calcext:value-type="string">
            <text:p>Aalbæk Specialiteter</text:p>
          </table:table-cell>
          <table:table-cell office:value-type="string" calcext:value-type="string">
            <text:p>Frokost, Madpakke</text:p>
          </table:table-cell>
          <table:table-cell table:number-columns-repeated="4"/>
          <table:table-cell office:value-type="string" calcext:value-type="string">
            <text:p>Glutenfri, KØL, Laktosefri, Øko (dansk), Øko (europæisk)</text:p>
          </table:table-cell>
          <table:table-cell office:value-type="string" calcext:value-type="string">
            <text:p>Svin</text:p>
          </table:table-cell>
          <table:table-cell table:number-columns-repeated="2"/>
          <table:table-cell office:value-type="string" calcext:value-type="string">
            <text:p>Leverpostej, Pålæg</text:p>
          </table:table-cell>
          <table:table-cell office:value-type="string" calcext:value-type="string">
            <text:p>Leverpostej økologisk fra Aalbæk Specialiteter</text:p>
            <text:p>Den glutenfrie leverpostej har en lækker cremet konsistens. Prøv den alternativt på en grov rugbolle med karse og tag den med på farten.</text:p>
          </table:table-cell>
          <table:table-cell office:value-type="string" calcext:value-type="string">
            <text:p>https://www.nemlig.com/leverpostej-oeko-5017205</text:p>
          </table:table-cell>
        </table:table-row>
        <table:table-row table:style-name="ro7">
          <table:table-cell table:number-columns-repeated="2" office:value-type="string" calcext:value-type="string">
            <text:p>Ost i skiver mild 45+</text:p>
          </table:table-cell>
          <table:table-cell office:value-type="string" calcext:value-type="string">
            <text:p>300 g / nemlig basic</text:p>
          </table:table-cell>
          <table:table-cell office:value-type="string" calcext:value-type="string">
            <text:p>KØL</text:p>
          </table:table-cell>
          <table:table-cell office:value-type="string" calcext:value-type="string">
            <text:p>21.95</text:p>
          </table:table-cell>
          <table:table-cell office:value-type="string" calcext:value-type="string">
            <text:p>.</text:p>
          </table:table-cell>
          <table:table-cell office:value-type="string" calcext:value-type="string">
            <text:p>nemlig basic</text:p>
          </table:table-cell>
          <table:table-cell office:value-type="string" calcext:value-type="string">
            <text:p>Brød</text:p>
          </table:table-cell>
          <table:table-cell table:number-columns-repeated="4"/>
          <table:table-cell office:value-type="string" calcext:value-type="string">
            <text:p>Discount, KØL</text:p>
          </table:table-cell>
          <table:table-cell office:value-type="string" calcext:value-type="string">
            <text:p>Ko</text:p>
          </table:table-cell>
          <table:table-cell table:number-columns-repeated="2"/>
          <table:table-cell office:value-type="string" calcext:value-type="string">
            <text:p>Ost, Skiveost</text:p>
          </table:table-cell>
          <table:table-cell office:value-type="string" calcext:value-type="string">
            <text:p>Mild fast modnet ost i skiver</text:p>
            <text:p>28 % fedt. 45+.</text:p>
            <text:p/>
            <text:p>Leverandør: Mammen Mejerierne A/S</text:p>
          </table:table-cell>
          <table:table-cell office:value-type="string" calcext:value-type="string">
            <text:p>https://www.nemlig.com/ost-i-skiver-mild-45-5032416</text:p>
          </table:table-cell>
        </table:table-row>
        <table:table-row table:style-name="ro1">
          <table:table-cell office:value-type="string" calcext:value-type="string">
            <text:p>Dagligvarer &gt; Blomster og have &gt; Chamaecyparis - Ellwoodii</text:p>
          </table:table-cell>
          <table:table-cell office:value-type="string" calcext:value-type="string">
            <text:p>Chamaecyparis - Ellwoodii</text:p>
          </table:table-cell>
          <table:table-cell office:value-type="string" calcext:value-type="string">
            <text:p>1 stk. / Ø:9 cm / ekskl. skjuler</text:p>
          </table:table-cell>
          <table:table-cell/>
          <table:table-cell office:value-type="string" calcext:value-type="string">
            <text:p>25.00</text:p>
          </table:table-cell>
          <table:table-cell office:value-type="string" calcext:value-type="string">
            <text:p>.</text:p>
          </table:table-cell>
          <table:table-cell/>
          <table:table-cell office:value-type="string" calcext:value-type="string">
            <text:p>Havekrukke, Jul, Stueplante, Udplantning</text:p>
          </table:table-cell>
          <table:table-cell/>
          <table:table-cell office:value-type="string" calcext:value-type="string">
            <text:p>Grøn</text:p>
          </table:table-cell>
          <table:table-cell table:number-columns-repeated="4"/>
          <table:table-cell office:value-type="string" calcext:value-type="string">
            <text:p>Ellwoodii</text:p>
          </table:table-cell>
          <table:table-cell/>
          <table:table-cell office:value-type="string" calcext:value-type="string">
            <text:p>Blomst, Grøn plante, Plante</text:p>
          </table:table-cell>
          <table:table-cell office:value-type="string" calcext:value-type="string">
            <text:p>Højde ca. 30-35 cm</text:p>
          </table:table-cell>
          <table:table-cell office:value-type="string" calcext:value-type="string">
            <text:p>https://www.nemlig.com/chamaecyparis-ellwoodii-5003077</text:p>
          </table:table-cell>
        </table:table-row>
        <table:table-row table:style-name="ro3">
          <table:table-cell office:value-type="string" calcext:value-type="string">
            <text:p>Dagligvarer &gt; Køl og mejeri &gt; Pålæg &gt; Pålæg i skiver &gt; Pålægspølser i skiver &gt; Kyllingepølse 8%</text:p>
          </table:table-cell>
          <table:table-cell office:value-type="string" calcext:value-type="string">
            <text:p>Kyllingepølse 8%</text:p>
          </table:table-cell>
          <table:table-cell office:value-type="string" calcext:value-type="string">
            <text:p>110 g / 3-stjernet</text:p>
          </table:table-cell>
          <table:table-cell office:value-type="string" calcext:value-type="string">
            <text:p>Dansk,KØL,Nøglehulsmærket</text:p>
          </table:table-cell>
          <table:table-cell office:value-type="string" calcext:value-type="string">
            <text:p>14.95</text:p>
          </table:table-cell>
          <table:table-cell office:value-type="string" calcext:value-type="string">
            <text:p>.</text:p>
          </table:table-cell>
          <table:table-cell office:value-type="string" calcext:value-type="string">
            <text:p>3-Stjernet</text:p>
          </table:table-cell>
          <table:table-cell office:value-type="string" calcext:value-type="string">
            <text:p>Børn, Frokost, Madpakke, Sandwich</text:p>
          </table:table-cell>
          <table:table-cell table:number-columns-repeated="4"/>
          <table:table-cell office:value-type="string" calcext:value-type="string">
            <text:p>Dansk, Discount, KØL, Nøglehulsmærket</text:p>
          </table:table-cell>
          <table:table-cell office:value-type="string" calcext:value-type="string">
            <text:p>Kylling</text:p>
          </table:table-cell>
          <table:table-cell table:number-columns-repeated="2"/>
          <table:table-cell office:value-type="string" calcext:value-type="string">
            <text:p>Kødpålæg, Pålæg</text:p>
          </table:table-cell>
          <table:table-cell office:value-type="string" calcext:value-type="string">
            <text:p>Kyllingepølse</text:p>
            <text:p>Kyllingepølse med kun 8% fedt er en nyhed fra 3-Stjernet, og falder fint i tråd med de øvrige pålægspølser i serien af fedtfattige pålægsvarianter. Med sin milde smag af kylling og fine konsistens er kyllingepølsen et perfekt valg til børnene, madpakken eller en sandwich. Kyllingepølsen er naturligvis nøglehulsmærket.</text:p>
          </table:table-cell>
          <table:table-cell office:value-type="string" calcext:value-type="string">
            <text:p>https://www.nemlig.com/kyllingepoelse-8-5003914</text:p>
          </table:table-cell>
        </table:table-row>
        <table:table-row table:style-name="ro3">
          <table:table-cell office:value-type="string" calcext:value-type="string">
            <text:p>Dagligvarer &gt; Køl og mejeri &gt; Pålæg &gt; Fisk- og skaldyrspålæg &gt; Kaviar, rogn og blinis &gt; Laksemousse</text:p>
          </table:table-cell>
          <table:table-cell office:value-type="string" calcext:value-type="string">
            <text:p>Laksemousse</text:p>
          </table:table-cell>
          <table:table-cell office:value-type="string" calcext:value-type="string">
            <text:p>125 g / Rossini</text:p>
          </table:table-cell>
          <table:table-cell office:value-type="string" calcext:value-type="string">
            <text:p>KØL</text:p>
          </table:table-cell>
          <table:table-cell office:value-type="string" calcext:value-type="string">
            <text:p>34.95</text:p>
          </table:table-cell>
          <table:table-cell office:value-type="string" calcext:value-type="string">
            <text:p>.</text:p>
          </table:table-cell>
          <table:table-cell office:value-type="string" calcext:value-type="string">
            <text:p>Rossini</text:p>
          </table:table-cell>
          <table:table-cell table:number-columns-repeated="5"/>
          <table:table-cell office:value-type="string" calcext:value-type="string">
            <text:p>KØL</text:p>
          </table:table-cell>
          <table:table-cell office:value-type="string" calcext:value-type="string">
            <text:p>Færøerne</text:p>
          </table:table-cell>
          <table:table-cell table:number-columns-repeated="2"/>
          <table:table-cell office:value-type="string" calcext:value-type="string">
            <text:p>Laks</text:p>
          </table:table-cell>
          <table:table-cell office:value-type="string" calcext:value-type="string">
            <text:p>Færøsk laksemousse</text:p>
            <text:p>Moussen er lavet af 50% koldrøget laks og 50% varmrøget laks.</text:p>
          </table:table-cell>
          <table:table-cell office:value-type="string" calcext:value-type="string">
            <text:p>https://www.nemlig.com/laksemousse-5039490</text:p>
          </table:table-cell>
        </table:table-row>
        <table:table-row table:style-name="ro8">
          <table:table-cell office:value-type="string" calcext:value-type="string">
            <text:p>Dagligvarer &gt; Frost &gt; Kød og fjerkræ &gt; Lam og vildt &gt; Dyremørbrad gourmet</text:p>
          </table:table-cell>
          <table:table-cell office:value-type="string" calcext:value-type="string">
            <text:p>Dyremørbrad gourmet</text:p>
          </table:table-cell>
          <table:table-cell office:value-type="string" calcext:value-type="string">
            <text:p>350 g / frost</text:p>
          </table:table-cell>
          <table:table-cell office:value-type="string" calcext:value-type="string">
            <text:p>Frost</text:p>
          </table:table-cell>
          <table:table-cell office:value-type="string" calcext:value-type="string">
            <text:p>169.95</text:p>
          </table:table-cell>
          <table:table-cell office:value-type="string" calcext:value-type="string">
            <text:p>.</text:p>
          </table:table-cell>
          <table:table-cell office:value-type="string" calcext:value-type="string">
            <text:p>Kalu</text:p>
          </table:table-cell>
          <table:table-cell office:value-type="string" calcext:value-type="string">
            <text:p>Aftensmad, Grill</text:p>
          </table:table-cell>
          <table:table-cell table:number-columns-repeated="4"/>
          <table:table-cell office:value-type="string" calcext:value-type="string">
            <text:p>Frost</text:p>
          </table:table-cell>
          <table:table-cell table:number-columns-repeated="3"/>
          <table:table-cell office:value-type="string" calcext:value-type="string">
            <text:p>Dådyr</text:p>
          </table:table-cell>
          <table:table-cell office:value-type="string" calcext:value-type="string">
            <text:p>Friskhedsgaranti: Min. 30 dages holdbarhed + leveringsdagen</text:p>
            <text:p/>
            <text:p>Dådyr er vegetarer og lever af alt, hvad de kan få fat i af vegetation. Deres yndlingsspise er kastanjer. Dyrekød har en flot mørkerød farve, det er mørt og magert med en fin og delikat vildtsmag.</text:p>
            <text:p/>
            <text:p>Dådyrkød har en flot mørkerød farve, det er mørt og magert med en fin og delikat vildtsmag.</text:p>
            <text:p/>
            <text:p>Kødet kommer fra Europa eller New Zealand.</text:p>
            <text:p/>
            <text:p>Anbefales til:</text:p>
            <text:p>Server din dådyrmørbrad med bagte rodfrugter og rødbedesalat.</text:p>
            <text:p/>
            <text:p>Tip fra slagteren:</text:p>
            <text:p>Server din mørbrad med waldorffsalat, små ovnstegte kartofler og svampesauce. br&gt;</text:p>
            <text:p>Se her vores udvalg af vildtkød</text:p>
          </table:table-cell>
          <table:table-cell office:value-type="string" calcext:value-type="string">
            <text:p>https://www.nemlig.com/dyremoerbrad-gourmet-5018660</text:p>
          </table:table-cell>
        </table:table-row>
        <table:table-row table:style-name="ro3">
          <table:table-cell office:value-type="string" calcext:value-type="string">
            <text:p>Dagligvarer &gt; Køl og mejeri &gt; Frisk pasta &gt; Pasta uden fyld &gt; Andet frisk pasta uden fyld &gt; Fusilli øko.</text:p>
          </table:table-cell>
          <table:table-cell office:value-type="string" calcext:value-type="string">
            <text:p>Fusilli øko.</text:p>
          </table:table-cell>
          <table:table-cell office:value-type="string" calcext:value-type="string">
            <text:p>250 g / glutenfri / Urtekram</text:p>
          </table:table-cell>
          <table:table-cell office:value-type="string" calcext:value-type="string">
            <text:p>Øko (europæisk)</text:p>
          </table:table-cell>
          <table:table-cell office:value-type="string" calcext:value-type="string">
            <text:p>18.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Glutenfri, Øko (europæisk)</text:p>
          </table:table-cell>
          <table:table-cell table:number-columns-repeated="3"/>
          <table:table-cell office:value-type="string" calcext:value-type="string">
            <text:p>Pasta</text:p>
          </table:table-cell>
          <table:table-cell office:value-type="string" calcext:value-type="string">
            <text:p>Glutenfri økologisk fusilli</text:p>
            <text:p>Urtekrams glutenfri pasta kommer fra Italien, hvor kærligheden til god pasta er stor. Urtekram har fundet et sted, hvor der fokuseres 100% på det glutenfri pastahåndværk, så forvent den bedste kvalitet. Og nyd du har valgt gluten fra.</text:p>
          </table:table-cell>
          <table:table-cell office:value-type="string" calcext:value-type="string">
            <text:p>https://www.nemlig.com/fusilli-oeko-5019582</text:p>
          </table:table-cell>
        </table:table-row>
        <table:table-row table:style-name="ro3">
          <table:table-cell office:value-type="string" calcext:value-type="string">
            <text:p>Dagligvarer &gt; Frugt og grønt &gt; Frugt &gt; Bær &gt; Pandekager</text:p>
          </table:table-cell>
          <table:table-cell office:value-type="string" calcext:value-type="string">
            <text:p>Pandekager</text:p>
          </table:table-cell>
          <table:table-cell office:value-type="string" calcext:value-type="string">
            <text:p>14 stk. / 800 g / frost / nice'n easy</text:p>
          </table:table-cell>
          <table:table-cell office:value-type="string" calcext:value-type="string">
            <text:p>Frost</text:p>
          </table:table-cell>
          <table:table-cell office:value-type="string" calcext:value-type="string">
            <text:p>34.95</text:p>
          </table:table-cell>
          <table:table-cell office:value-type="string" calcext:value-type="string">
            <text:p>.</text:p>
          </table:table-cell>
          <table:table-cell office:value-type="string" calcext:value-type="string">
            <text:p>nice'n' easy</text:p>
          </table:table-cell>
          <table:table-cell office:value-type="string" calcext:value-type="string">
            <text:p>Brunch</text:p>
          </table:table-cell>
          <table:table-cell table:number-columns-repeated="4"/>
          <table:table-cell office:value-type="string" calcext:value-type="string">
            <text:p>Frost</text:p>
          </table:table-cell>
          <table:table-cell table:number-columns-repeated="3"/>
          <table:table-cell office:value-type="string" calcext:value-type="string">
            <text:p>Dessert</text:p>
          </table:table-cell>
          <table:table-cell office:value-type="string" calcext:value-type="string">
            <text:p>Dessertpandekager</text:p>
            <text:p>14 stk. dessertpandekager perfekte til is med frugt og chokoladesauce.</text:p>
          </table:table-cell>
          <table:table-cell office:value-type="string" calcext:value-type="string">
            <text:p>https://www.nemlig.com/pandekager-5010665</text:p>
          </table:table-cell>
        </table:table-row>
        <table:table-row table:style-name="ro3">
          <table:table-cell office:value-type="string" calcext:value-type="string">
            <text:p>Dagligvarer &gt; Køl og mejeri &gt; Mejeri &gt; Smør og fedtstof &gt; Smørbart &gt; Bakkedal øko.</text:p>
          </table:table-cell>
          <table:table-cell office:value-type="string" calcext:value-type="string">
            <text:p>Bakkedal øko.</text:p>
          </table:table-cell>
          <table:table-cell office:value-type="string" calcext:value-type="string">
            <text:p>200 g</text:p>
          </table:table-cell>
          <table:table-cell office:value-type="string" calcext:value-type="string">
            <text:p>KØL,Øko (dansk)</text:p>
          </table:table-cell>
          <table:table-cell office:value-type="string" calcext:value-type="string">
            <text:p>18.95</text:p>
          </table:table-cell>
          <table:table-cell office:value-type="string" calcext:value-type="string">
            <text:p>.</text:p>
          </table:table-cell>
          <table:table-cell office:value-type="string" calcext:value-type="string">
            <text:p>Bakkedal</text:p>
          </table:table-cell>
          <table:table-cell office:value-type="string" calcext:value-type="string">
            <text:p>Brød</text:p>
          </table:table-cell>
          <table:table-cell table:number-columns-repeated="4"/>
          <table:table-cell office:value-type="string" calcext:value-type="string">
            <text:p>Discount, KØL, Øko (dansk)</text:p>
          </table:table-cell>
          <table:table-cell office:value-type="string" calcext:value-type="string">
            <text:p>Ko</text:p>
          </table:table-cell>
          <table:table-cell table:number-columns-repeated="2"/>
          <table:table-cell office:value-type="string" calcext:value-type="string">
            <text:p>Smørbart</text:p>
          </table:table-cell>
          <table:table-cell office:value-type="string" calcext:value-type="string">
            <text:p>Bakkedal Økologisk</text:p>
            <text:p>Økologisk Bakkedal er et økologisk blandingsprodukt med 75 % fedt, heraf 50 % mælkefedt(fra økologisk smør) og 50 % økologisk planteolie.</text:p>
          </table:table-cell>
          <table:table-cell office:value-type="string" calcext:value-type="string">
            <text:p>https://www.nemlig.com/bakkedal-oeko-5009051</text:p>
          </table:table-cell>
        </table:table-row>
        <table:table-row table:style-name="ro3">
          <table:table-cell office:value-type="string" calcext:value-type="string">
            <text:p>Dagligvarer &gt; Frost &gt; Is &gt; Is i bægre og bøtter &gt; Chokoladeis øko.</text:p>
          </table:table-cell>
          <table:table-cell office:value-type="string" calcext:value-type="string">
            <text:p>Chokoladeis øko.</text:p>
          </table:table-cell>
          <table:table-cell office:value-type="string" calcext:value-type="string">
            <text:p>0,725 l / vegansk / frost / Hansens Flødeis</text:p>
          </table:table-cell>
          <table:table-cell office:value-type="string" calcext:value-type="string">
            <text:p>Frost,Øko (dansk),Øko (europæisk)</text:p>
          </table:table-cell>
          <table:table-cell office:value-type="string" calcext:value-type="string">
            <text:p>51.95</text:p>
          </table:table-cell>
          <table:table-cell office:value-type="string" calcext:value-type="string">
            <text:p>.</text:p>
          </table:table-cell>
          <table:table-cell office:value-type="string" calcext:value-type="string">
            <text:p>Hansens Flødeis</text:p>
          </table:table-cell>
          <table:table-cell office:value-type="string" calcext:value-type="string">
            <text:p>Dessert, Veganer, Vegetar</text:p>
          </table:table-cell>
          <table:table-cell table:number-columns-repeated="4"/>
          <table:table-cell office:value-type="string" calcext:value-type="string">
            <text:p>Frost, Vegansk, Vegetarisk, Øko (dansk), Øko (europæisk)</text:p>
          </table:table-cell>
          <table:table-cell table:number-columns-repeated="3"/>
          <table:table-cell office:value-type="string" calcext:value-type="string">
            <text:p>Is</text:p>
          </table:table-cell>
          <table:table-cell office:value-type="string" calcext:value-type="string">
            <text:p>Chokoladeis øko.</text:p>
            <text:p>Vegansk - vi har givet køerne en fridag. Hansens 100% plantebaserede iscreme er baseret på Avola-mandler og kokosnøddeolie. De økologiske mandler er fra det sydøstlige Sicilien. Avola-mandlerne har en helt særlig aroma, der giver en let "flødet" smag til isen. Kokosnøddeolien er ansvarligt dyrket i Indonesien, hvor vi gennem certificering og overvågning sikrer, at afskovning ikke finder sted. Chokolade iscreme er med Hansens hjemmelavede, veganske karamel sauce.</text:p>
          </table:table-cell>
          <table:table-cell office:value-type="string" calcext:value-type="string">
            <text:p>https://www.nemlig.com/chokoladeis-oeko-5045276</text:p>
          </table:table-cell>
        </table:table-row>
        <table:table-row table:style-name="ro1">
          <table:table-cell office:value-type="string" calcext:value-type="string">
            <text:p>Dagligvarer &gt; Blomster og have &gt; Adventskrans "Byg selv"</text:p>
          </table:table-cell>
          <table:table-cell office:value-type="string" calcext:value-type="string">
            <text:p>Adventskrans "Byg selv"</text:p>
          </table:table-cell>
          <table:table-cell office:value-type="string" calcext:value-type="string">
            <text:p>Ø: 30 cm / Krans + pynt og lys på spyd</text:p>
          </table:table-cell>
          <table:table-cell/>
          <table:table-cell office:value-type="string" calcext:value-type="string">
            <text:p>185.00</text:p>
          </table:table-cell>
          <table:table-cell office:value-type="string" calcext:value-type="string">
            <text:p>155.00</text:p>
          </table:table-cell>
          <table:table-cell/>
          <table:table-cell office:value-type="string" calcext:value-type="string">
            <text:p>Dekoration, Jul</text:p>
          </table:table-cell>
          <table:table-cell table:number-columns-repeated="8"/>
          <table:table-cell office:value-type="string" calcext:value-type="string">
            <text:p>Krans</text:p>
          </table:table-cell>
          <table:table-cell office:value-type="string" calcext:value-type="string">
            <text:p>Krans samt lys og pynt på spyd samlet i trækasse. Det eneste du skal gøre er at samle det hele og så har du på et øjeblik en smuk adventskrans. God fornøjelse.</text:p>
          </table:table-cell>
          <table:table-cell office:value-type="string" calcext:value-type="string">
            <text:p>https://www.nemlig.com/adventskrans-byg-selv-5036603</text:p>
          </table:table-cell>
        </table:table-row>
        <table:table-row table:style-name="ro1">
          <table:table-cell office:value-type="string" calcext:value-type="string">
            <text:p>Dagligvarer &gt; Frost &gt; Is &gt; Isbarer og sandwich is &gt; Yankie isbar</text:p>
          </table:table-cell>
          <table:table-cell office:value-type="string" calcext:value-type="string">
            <text:p>Yankie isbar</text:p>
          </table:table-cell>
          <table:table-cell office:value-type="string" calcext:value-type="string">
            <text:p>6 stk. / frost / Premier Is</text:p>
          </table:table-cell>
          <table:table-cell office:value-type="string" calcext:value-type="string">
            <text:p>Frost</text:p>
          </table:table-cell>
          <table:table-cell office:value-type="string" calcext:value-type="string">
            <text:p>39.95</text:p>
          </table:table-cell>
          <table:table-cell office:value-type="string" calcext:value-type="string">
            <text:p>.</text:p>
          </table:table-cell>
          <table:table-cell office:value-type="string" calcext:value-type="string">
            <text:p>Premier Is</text:p>
          </table:table-cell>
          <table:table-cell office:value-type="string" calcext:value-type="string">
            <text:p>Dessert</text:p>
          </table:table-cell>
          <table:table-cell table:number-columns-repeated="4"/>
          <table:table-cell office:value-type="string" calcext:value-type="string">
            <text:p>Frost</text:p>
          </table:table-cell>
          <table:table-cell table:number-columns-repeated="3"/>
          <table:table-cell office:value-type="string" calcext:value-type="string">
            <text:p>Is</text:p>
          </table:table-cell>
          <table:table-cell office:value-type="string" calcext:value-type="string">
            <text:p>Yankie isbar, 50 ml. 6 stk.</text:p>
          </table:table-cell>
          <table:table-cell office:value-type="string" calcext:value-type="string">
            <text:p>https://www.nemlig.com/yankie-isbar-5029737</text:p>
          </table:table-cell>
        </table:table-row>
        <table:table-row table:style-name="ro9">
          <table:table-cell office:value-type="string" calcext:value-type="string">
            <text:p>Dagligvarer &gt; Frost &gt; Supper og nem mad &gt; Færdigretter &gt; Coq au vin</text:p>
          </table:table-cell>
          <table:table-cell office:value-type="string" calcext:value-type="string">
            <text:p>Coq au vin</text:p>
          </table:table-cell>
          <table:table-cell office:value-type="string" calcext:value-type="string">
            <text:p>500 g / glutenfri / frost / Slagter Lund</text:p>
          </table:table-cell>
          <table:table-cell office:value-type="string" calcext:value-type="string">
            <text:p>Frost</text:p>
          </table:table-cell>
          <table:table-cell office:value-type="string" calcext:value-type="string">
            <text:p>78.00</text:p>
          </table:table-cell>
          <table:table-cell office:value-type="string" calcext:value-type="string">
            <text:p>.</text:p>
          </table:table-cell>
          <table:table-cell office:value-type="string" calcext:value-type="string">
            <text:p>Slagter Lund</text:p>
          </table:table-cell>
          <table:table-cell table:number-columns-repeated="5"/>
          <table:table-cell office:value-type="string" calcext:value-type="string">
            <text:p>Frost, Glutenfri, Laktosefri</text:p>
          </table:table-cell>
          <table:table-cell table:number-columns-repeated="3"/>
          <table:table-cell office:value-type="string" calcext:value-type="string">
            <text:p>Convenience, Fjerkræ, Færdigret</text:p>
          </table:table-cell>
          <table:table-cell office:value-type="string" calcext:value-type="string">
            <text:p>Serveringsforslag:</text:p>
            <text:p>• Dette er oprindeligt en frokostret, der blot spises med en skive brød til, men den er også super til middag med f.eks ris</text:p>
            <text:p>• Passer også perfekt til en skøn og luftig kartoffelmos 1 portion coq au vin rækker til 1 voksen. Min. 1 måneds holdbarhed ved modtagelsen. Retten tøes bedst op i køleskabet fra den ene dag til den næste. Retten kan varmes i mikroovn eller i gryde. Det anbefales at retten altid opvarmes til mindst 75 grader.</text:p>
          </table:table-cell>
          <table:table-cell office:value-type="string" calcext:value-type="string">
            <text:p>https://www.nemlig.com/coq-au-vin-5006351</text:p>
          </table:table-cell>
        </table:table-row>
        <table:table-row table:style-name="ro3">
          <table:table-cell office:value-type="string" calcext:value-type="string">
            <text:p>Dagligvarer &gt; Køl og mejeri &gt; Pålæg &gt; Hele pålægspølser &gt; Spegepølser &gt; Sønderjysk spegepølse øko.</text:p>
          </table:table-cell>
          <table:table-cell office:value-type="string" calcext:value-type="string">
            <text:p>Sønderjysk spegepølse øko.</text:p>
          </table:table-cell>
          <table:table-cell office:value-type="string" calcext:value-type="string">
            <text:p>200 g / Højer Pølser</text:p>
          </table:table-cell>
          <table:table-cell office:value-type="string" calcext:value-type="string">
            <text:p>KØL,Øko (dansk),Øko (europæisk)</text:p>
          </table:table-cell>
          <table:table-cell office:value-type="string" calcext:value-type="string">
            <text:p>43.95</text:p>
          </table:table-cell>
          <table:table-cell office:value-type="string" calcext:value-type="string">
            <text:p>35.00</text:p>
          </table:table-cell>
          <table:table-cell office:value-type="string" calcext:value-type="string">
            <text:p>Højer Pølser</text:p>
          </table:table-cell>
          <table:table-cell office:value-type="string" calcext:value-type="string">
            <text:p>Brunch, Frokost, Madpakke</text:p>
          </table:table-cell>
          <table:table-cell table:number-columns-repeated="4"/>
          <table:table-cell office:value-type="string" calcext:value-type="string">
            <text:p>Glutenfri, KØL, Laktosefri, Øko (dansk), Øko (europæisk)</text:p>
          </table:table-cell>
          <table:table-cell office:value-type="string" calcext:value-type="string">
            <text:p>Svin</text:p>
          </table:table-cell>
          <table:table-cell table:number-columns-repeated="2"/>
          <table:table-cell office:value-type="string" calcext:value-type="string">
            <text:p>Pålæg, Spegepølse</text:p>
          </table:table-cell>
          <table:table-cell office:value-type="string" calcext:value-type="string">
            <text:p>Sønderjysk spegepølse øko.</text:p>
            <text:p>En mild økologisk spegepølse der tiltaler hele familien, udvalgt grisekød, en god økologisk peber note som fremhæver den klassiske danske spegepølse smag. Ekstra modnet og tørret samt mild røget over nordisk bøgeflis. Laktose og glutenfri</text:p>
          </table:table-cell>
          <table:table-cell office:value-type="string" calcext:value-type="string">
            <text:p>https://www.nemlig.com/soenderjysk-spegepoelse-oeko-5019540</text:p>
          </table:table-cell>
        </table:table-row>
        <table:table-row table:style-name="ro10">
          <table:table-cell office:value-type="string" calcext:value-type="string">
            <text:p>Dagligvarer &gt; Baby, børn og legetøj &gt; Legetøj &gt; Babylegetøj &gt; Boldsæt (pink-grøn)</text:p>
          </table:table-cell>
          <table:table-cell office:value-type="string" calcext:value-type="string">
            <text:p>Boldsæt (pink-grøn)</text:p>
          </table:table-cell>
          <table:table-cell office:value-type="string" calcext:value-type="string">
            <text:p>4 stk. / 0+ år / bObles</text:p>
          </table:table-cell>
          <table:table-cell/>
          <table:table-cell office:value-type="string" calcext:value-type="string">
            <text:p>149.95</text:p>
          </table:table-cell>
          <table:table-cell office:value-type="string" calcext:value-type="string">
            <text:p>.</text:p>
          </table:table-cell>
          <table:table-cell office:value-type="string" calcext:value-type="string">
            <text:p>bObles</text:p>
          </table:table-cell>
          <table:table-cell office:value-type="string" calcext:value-type="string">
            <text:p>Børn, Leg, Udendørs</text:p>
          </table:table-cell>
          <table:table-cell table:number-columns-repeated="4"/>
          <table:table-cell office:value-type="string" calcext:value-type="string">
            <text:p>CE-mærket</text:p>
          </table:table-cell>
          <table:table-cell table:number-columns-repeated="3"/>
          <table:table-cell office:value-type="string" calcext:value-type="string">
            <text:p>Læringslegetøj</text:p>
          </table:table-cell>
          <table:table-cell office:value-type="string" calcext:value-type="string">
            <text:p>Boldsæt i pink-grøn</text:p>
            <text:p>Tag bObles sommerboldpakke under armen og leg med hele familien, både små og store kan være med.</text:p>
            <text:p/>
            <text:p>På bobles.dk/boldlege finder i masser af inspiation til sjove lege, i haven eller på stranden. Alle bolde er også velegenet til vandlege. Overfladen er blød, let at rengøre og sætter ikke mærker i gulvet.</text:p>
            <text:p/>
            <text:p>4 stk. bolde i fast EVA skum:</text:p>
            <text:p>1 stk. med diameter på 11 cm.</text:p>
            <text:p>3 stk. med diameter på 7 cm.</text:p>
            <text:p>Testet til børn.</text:p>
            <text:p/>
            <text:p>bObles Bolde er udført i fast EVA-skum uden farlige ftalater.</text:p>
          </table:table-cell>
          <table:table-cell office:value-type="string" calcext:value-type="string">
            <text:p>https://www.nemlig.com/boldsaet-pink-groen-5047430</text:p>
          </table:table-cell>
        </table:table-row>
        <table:table-row table:style-name="ro1">
          <table:table-cell office:value-type="string" calcext:value-type="string">
            <text:p>Dagligvarer &gt; Frugt og grønt &gt; Frugt &gt; Hasselnødder (20-22+mm)</text:p>
          </table:table-cell>
          <table:table-cell office:value-type="string" calcext:value-type="string">
            <text:p>Hasselnødder (20-22+mm)</text:p>
          </table:table-cell>
          <table:table-cell office:value-type="string" calcext:value-type="string">
            <text:p>250g / Frankrig / Klasse 1</text:p>
          </table:table-cell>
          <table:table-cell/>
          <table:table-cell office:value-type="string" calcext:value-type="string">
            <text:p>25.00</text:p>
          </table:table-cell>
          <table:table-cell office:value-type="string" calcext:value-type="string">
            <text:p>19.00</text:p>
          </table:table-cell>
          <table:table-cell/>
          <table:table-cell office:value-type="string" calcext:value-type="string">
            <text:p>Snack</text:p>
          </table:table-cell>
          <table:table-cell office:value-type="string" calcext:value-type="string">
            <text:p>Bakke</text:p>
          </table:table-cell>
          <table:table-cell/>
          <table:table-cell office:value-type="string" calcext:value-type="string">
            <text:p>Klasse 1</text:p>
          </table:table-cell>
          <table:table-cell table:number-columns-repeated="2"/>
          <table:table-cell office:value-type="string" calcext:value-type="string">
            <text:p>Frankrig</text:p>
          </table:table-cell>
          <table:table-cell table:number-columns-repeated="2"/>
          <table:table-cell office:value-type="string" calcext:value-type="string">
            <text:p>Hasselnød</text:p>
          </table:table-cell>
          <table:table-cell/>
          <table:table-cell office:value-type="string" calcext:value-type="string">
            <text:p>https://www.nemlig.com/hasselnoedder-20-22-mm-5043028</text:p>
          </table:table-cell>
        </table:table-row>
        <table:table-row table:style-name="ro3">
          <table:table-cell office:value-type="string" calcext:value-type="string">
            <text:p>Dagligvarer &gt; Husholdning og bolig &gt; Stearinlys, servietter og festartikler &gt; Gavepapir og gavebånd &gt; Gavebånd (mat sort)</text:p>
          </table:table-cell>
          <table:table-cell office:value-type="string" calcext:value-type="string">
            <text:p>Gavebånd (mat sort)</text:p>
          </table:table-cell>
          <table:table-cell office:value-type="string" calcext:value-type="string">
            <text:p>1 stk. / 182 m / Det Gamle Apotek</text:p>
          </table:table-cell>
          <table:table-cell/>
          <table:table-cell office:value-type="string" calcext:value-type="string">
            <text:p>29.95</text:p>
          </table:table-cell>
          <table:table-cell office:value-type="string" calcext:value-type="string">
            <text:p>.</text:p>
          </table:table-cell>
          <table:table-cell office:value-type="string" calcext:value-type="string">
            <text:p>Det Gamle Apotek</text:p>
          </table:table-cell>
          <table:table-cell office:value-type="string" calcext:value-type="string">
            <text:p>Fødselsdag, Gave, Jul</text:p>
          </table:table-cell>
          <table:table-cell/>
          <table:table-cell office:value-type="string" calcext:value-type="string">
            <text:p>Sort</text:p>
          </table:table-cell>
          <table:table-cell table:number-columns-repeated="6"/>
          <table:table-cell office:value-type="string" calcext:value-type="string">
            <text:p>Gavebånd</text:p>
          </table:table-cell>
          <table:table-cell office:value-type="string" calcext:value-type="string">
            <text:p>Gavebånd</text:p>
            <text:p>Rulle med 182 meter af sort gavebånd. Bredde 1 cm.</text:p>
          </table:table-cell>
          <table:table-cell office:value-type="string" calcext:value-type="string">
            <text:p>https://www.nemlig.com/gavebaand-mat-sort-5046108</text:p>
          </table:table-cell>
        </table:table-row>
        <table:table-row table:style-name="ro11">
          <table:table-cell office:value-type="string" calcext:value-type="string">
            <text:p>Dagligvarer &gt; Drikkevarer &gt; Sodavand &gt; Lemonsodavand &gt; Sodavand m. lime</text:p>
          </table:table-cell>
          <table:table-cell office:value-type="string" calcext:value-type="string">
            <text:p>Sodavand m. lime</text:p>
          </table:table-cell>
          <table:table-cell office:value-type="string" calcext:value-type="string">
            <text:p>0,37 l / ex. pant / Jarritos</text:p>
          </table:table-cell>
          <table:table-cell/>
          <table:table-cell office:value-type="string" calcext:value-type="string">
            <text:p>22.95</text:p>
          </table:table-cell>
          <table:table-cell office:value-type="string" calcext:value-type="string">
            <text:p>.</text:p>
          </table:table-cell>
          <table:table-cell office:value-type="string" calcext:value-type="string">
            <text:p>Jarritos</text:p>
          </table:table-cell>
          <table:table-cell office:value-type="string" calcext:value-type="string">
            <text:p>Børn, Drikke, Drinks, Fest, Fødselsdag</text:p>
          </table:table-cell>
          <table:table-cell table:number-columns-repeated="3"/>
          <table:table-cell office:value-type="string" calcext:value-type="string">
            <text:p>Mexico</text:p>
          </table:table-cell>
          <table:table-cell table:number-columns-repeated="4"/>
          <table:table-cell office:value-type="string" calcext:value-type="string">
            <text:p>Citronsodavand, Sodavand</text:p>
          </table:table-cell>
          <table:table-cell office:value-type="string" calcext:value-type="string">
            <text:p>Sodanvand m. lime</text:p>
            <text:p>Kæk og festlig lime med en delikat balance af friskhed og masser af sødme. 100% naturlig rørsukker, solmoden frugt og læskende lækkerhed. Fra Mexico med kærlighed. Jarritos er ikke bare fantastiske læskedrikke – det er også socialt ansvar og bæredygtighed, da Jarritos støtter lokale bønder og skolerne i området.</text:p>
            <text:p/>
            <text:p>Ordet Jarrito betyder ”lille kande” på spansk. Det henviser til den mexicanske tradition med at drikke vand og andre drikke i lerpotter og kander. Mexico’s mest populære sodavand i 70 år og største eksportvare til USA. Jarritos har efterhånden en begejstret og dedikeret fanskare i Danmark og populariteten er stigende. Og med god grund. Den smager nemlig fantastisk! Lavet siden 1950 på rigtig solmoden frugt og naturlig rørsukker hvilket giver en dejlig og ægte naturlig sødme sammen med en frisk og autentisk frugtsmag.</text:p>
            <text:p/>
            <text:p>Frisk, frugtig, farverig og festlig</text:p>
            <text:p>Jarritos tager socialt ansvar</text:p>
            <text:p>Støtter lokale bønder og skoler</text:p>
            <text:p>God mixer til alkohol</text:p>
          </table:table-cell>
          <table:table-cell office:value-type="string" calcext:value-type="string">
            <text:p>https://www.nemlig.com/sodavand-m-lime-5047679</text:p>
          </table:table-cell>
        </table:table-row>
        <table:table-row table:style-name="ro9">
          <table:table-cell office:value-type="string" calcext:value-type="string">
            <text:p>Dagligvarer &gt; Brød, kiks og kager &gt; Hele brød &gt; Grovbrød &gt; Schweizisk brød</text:p>
          </table:table-cell>
          <table:table-cell office:value-type="string" calcext:value-type="string">
            <text:p>Schweizisk brød</text:p>
          </table:table-cell>
          <table:table-cell office:value-type="string" calcext:value-type="string">
            <text:p>560 g / Bröd</text:p>
          </table:table-cell>
          <table:table-cell/>
          <table:table-cell office:value-type="string" calcext:value-type="string">
            <text:p>34.95</text:p>
          </table:table-cell>
          <table:table-cell office:value-type="string" calcext:value-type="string">
            <text:p>.</text:p>
          </table:table-cell>
          <table:table-cell office:value-type="string" calcext:value-type="string">
            <text:p>Bröd</text:p>
          </table:table-cell>
          <table:table-cell table:number-columns-repeated="9"/>
          <table:table-cell office:value-type="string" calcext:value-type="string">
            <text:p>Brød</text:p>
          </table:table-cell>
          <table:table-cell office:value-type="string" calcext:value-type="string">
            <text:p>Friskbagt</text:p>
            <text:p>Rustikt udseende , og pyntet med ristede kerner som fremhæver kernernes smag .</text:p>
            <text:p>Pynter på buffeten.</text:p>
          </table:table-cell>
          <table:table-cell office:value-type="string" calcext:value-type="string">
            <text:p>https://www.nemlig.com/schweizisk-broed-5016650</text:p>
          </table:table-cell>
        </table:table-row>
        <table:table-row table:style-name="ro1">
          <table:table-cell office:value-type="string" calcext:value-type="string">
            <text:p>Dagligvarer &gt; Køl og mejeri &gt; Mejeri &gt; Kakao, koldskål og proteindrikke &gt; Kakaodrik og kakaomælk &gt; Choco hot (creamy)</text:p>
          </table:table-cell>
          <table:table-cell office:value-type="string" calcext:value-type="string">
            <text:p>Choco hot (creamy)</text:p>
          </table:table-cell>
          <table:table-cell office:value-type="string" calcext:value-type="string">
            <text:p>192 g / Nestle</text:p>
          </table:table-cell>
          <table:table-cell/>
          <table:table-cell office:value-type="string" calcext:value-type="string">
            <text:p>27.95</text:p>
          </table:table-cell>
          <table:table-cell office:value-type="string" calcext:value-type="string">
            <text:p>.</text:p>
          </table:table-cell>
          <table:table-cell office:value-type="string" calcext:value-type="string">
            <text:p>Nestlé</text:p>
          </table:table-cell>
          <table:table-cell table:number-columns-repeated="9"/>
          <table:table-cell office:value-type="string" calcext:value-type="string">
            <text:p>Kakao</text:p>
          </table:table-cell>
          <table:table-cell office:value-type="string" calcext:value-type="string">
            <text:p>Kakaodrik med fyldig kakaosmag og let skum.</text:p>
          </table:table-cell>
          <table:table-cell office:value-type="string" calcext:value-type="string">
            <text:p>https://www.nemlig.com/choco-hot-creamy-5500622</text:p>
          </table:table-cell>
        </table:table-row>
        <table:table-row table:style-name="ro3">
          <table:table-cell office:value-type="string" calcext:value-type="string">
            <text:p>Dagligvarer &gt; Køl og mejeri &gt; Pålæg &gt; Fisk- og skaldyrspålæg &gt; Udskåret laks &gt; Røget laks i skiver</text:p>
          </table:table-cell>
          <table:table-cell office:value-type="string" calcext:value-type="string">
            <text:p>Røget laks i skiver</text:p>
          </table:table-cell>
          <table:table-cell office:value-type="string" calcext:value-type="string">
            <text:p>100 g / Blue Ocean</text:p>
          </table:table-cell>
          <table:table-cell office:value-type="string" calcext:value-type="string">
            <text:p>KØL</text:p>
          </table:table-cell>
          <table:table-cell office:value-type="string" calcext:value-type="string">
            <text:p>23.96</text:p>
          </table:table-cell>
          <table:table-cell office:value-type="string" calcext:value-type="string">
            <text:p>.</text:p>
          </table:table-cell>
          <table:table-cell office:value-type="string" calcext:value-type="string">
            <text:p>Blue Ocean</text:p>
          </table:table-cell>
          <table:table-cell office:value-type="string" calcext:value-type="string">
            <text:p>Brød, Frokost, Madpakke, Påske</text:p>
          </table:table-cell>
          <table:table-cell table:number-columns-repeated="4"/>
          <table:table-cell office:value-type="string" calcext:value-type="string">
            <text:p>Discount, KØL</text:p>
          </table:table-cell>
          <table:table-cell office:value-type="string" calcext:value-type="string">
            <text:p>Laks</text:p>
          </table:table-cell>
          <table:table-cell table:number-columns-repeated="2"/>
          <table:table-cell office:value-type="string" calcext:value-type="string">
            <text:p>Fiskepålæg</text:p>
          </table:table-cell>
          <table:table-cell office:value-type="string" calcext:value-type="string">
            <text:p>Røget laks i skiver fra Blue Ocean.</text:p>
            <text:p>Har været frosset ned. Må IKKE genfryses.</text:p>
          </table:table-cell>
          <table:table-cell office:value-type="string" calcext:value-type="string">
            <text:p>https://www.nemlig.com/roeget-laks-i-skiver-5003107</text:p>
          </table:table-cell>
        </table:table-row>
        <table:table-row table:style-name="ro9">
          <table:table-cell office:value-type="string" calcext:value-type="string">
            <text:p>Dagligvarer &gt; Køl og mejeri &gt; Frisk pasta &gt; Pasta uden fyld &gt; Andet frisk pasta uden fyld &gt; Puntalette suppenudler</text:p>
          </table:table-cell>
          <table:table-cell office:value-type="string" calcext:value-type="string">
            <text:p>Puntalette suppenudler</text:p>
          </table:table-cell>
          <table:table-cell office:value-type="string" calcext:value-type="string">
            <text:p>500 g / Delverde</text:p>
          </table:table-cell>
          <table:table-cell/>
          <table:table-cell office:value-type="string" calcext:value-type="string">
            <text:p>16.95</text:p>
          </table:table-cell>
          <table:table-cell office:value-type="string" calcext:value-type="string">
            <text:p>.</text:p>
          </table:table-cell>
          <table:table-cell office:value-type="string" calcext:value-type="string">
            <text:p>Delverde</text:p>
          </table:table-cell>
          <table:table-cell table:number-columns-repeated="9"/>
          <table:table-cell office:value-type="string" calcext:value-type="string">
            <text:p>Pasta</text:p>
          </table:table-cell>
          <table:table-cell office:value-type="string" calcext:value-type="string">
            <text:p>Puntalette suppenudler</text:p>
            <text:p>Italiensk tørpasta fremstillet i bronzeforme og langtidstørret ved lav temperatur, så pastaen kan koges "al dente".</text:p>
            <text:p>Pastamøllen er beliggende i en nationalpark i Abruzzo området. Anvendes i varme supper.</text:p>
          </table:table-cell>
          <table:table-cell office:value-type="string" calcext:value-type="string">
            <text:p>https://www.nemlig.com/puntalette-suppenudler-5013985</text:p>
          </table:table-cell>
        </table:table-row>
        <table:table-row table:style-name="ro12">
          <table:table-cell office:value-type="string" calcext:value-type="string">
            <text:p>Dagligvarer &gt; Frugt og grønt &gt; Grøntsager &gt; Salat &gt; Baby spinat øko.</text:p>
          </table:table-cell>
          <table:table-cell office:value-type="string" calcext:value-type="string">
            <text:p>Baby spinat øko.</text:p>
          </table:table-cell>
          <table:table-cell office:value-type="string" calcext:value-type="string">
            <text:p>65 g / Greenest / Skyllet og klar til brug</text:p>
          </table:table-cell>
          <table:table-cell office:value-type="string" calcext:value-type="string">
            <text:p>Øko (europæisk)</text:p>
          </table:table-cell>
          <table:table-cell office:value-type="string" calcext:value-type="string">
            <text:p>16.00</text:p>
          </table:table-cell>
          <table:table-cell office:value-type="string" calcext:value-type="string">
            <text:p>.</text:p>
          </table:table-cell>
          <table:table-cell office:value-type="string" calcext:value-type="string">
            <text:p>Greenest</text:p>
          </table:table-cell>
          <table:table-cell office:value-type="string" calcext:value-type="string">
            <text:p>Brunch, Frokost, Juice, Morgenmad, Salat, Tilbehør</text:p>
          </table:table-cell>
          <table:table-cell office:value-type="string" calcext:value-type="string">
            <text:p>Pose</text:p>
          </table:table-cell>
          <table:table-cell office:value-type="string" calcext:value-type="string">
            <text:p>Grøn</text:p>
          </table:table-cell>
          <table:table-cell table:number-columns-repeated="2"/>
          <table:table-cell office:value-type="string" calcext:value-type="string">
            <text:p>Øko (europæisk)</text:p>
          </table:table-cell>
          <table:table-cell/>
          <table:table-cell office:value-type="string" calcext:value-type="string">
            <text:p>Babyspinat</text:p>
          </table:table-cell>
          <table:table-cell/>
          <table:table-cell office:value-type="string" calcext:value-type="string">
            <text:p>Convenience, Salat, Spinat</text:p>
          </table:table-cell>
          <table:table-cell office:value-type="string" calcext:value-type="string">
            <text:p>Økologisk dyrket babyspinat.</text:p>
            <text:p>Hele blade fra spæde spinatplanter med en mild og dejlig smag.</text:p>
            <text:p>Egnet til mange forskellige retter, både varme og kolde. Også god i smoothies og juicer.</text:p>
            <text:p/>
            <text:p>Spinaten er skyllet og klar til brug.</text:p>
          </table:table-cell>
          <table:table-cell office:value-type="string" calcext:value-type="string">
            <text:p>https://www.nemlig.com/baby-spinat-oeko-5021833</text:p>
          </table:table-cell>
        </table:table-row>
        <table:table-row table:style-name="ro1">
          <table:table-cell office:value-type="string" calcext:value-type="string">
            <text:p>Dagligvarer &gt; Køl og mejeri &gt; Pålæg &gt; Pålægs- og kartoffelsalater &gt; Fiske- og skaldyrssalat &gt; Makrelsalat</text:p>
          </table:table-cell>
          <table:table-cell office:value-type="string" calcext:value-type="string">
            <text:p>Makrelsalat</text:p>
          </table:table-cell>
          <table:table-cell office:value-type="string" calcext:value-type="string">
            <text:p>300 g / First Price</text:p>
          </table:table-cell>
          <table:table-cell office:value-type="string" calcext:value-type="string">
            <text:p>KØL</text:p>
          </table:table-cell>
          <table:table-cell office:value-type="string" calcext:value-type="string">
            <text:p>10.95</text:p>
          </table:table-cell>
          <table:table-cell office:value-type="string" calcext:value-type="string">
            <text:p>.</text:p>
          </table:table-cell>
          <table:table-cell office:value-type="string" calcext:value-type="string">
            <text:p>First Price</text:p>
          </table:table-cell>
          <table:table-cell office:value-type="string" calcext:value-type="string">
            <text:p>Frokost, Madpakke</text:p>
          </table:table-cell>
          <table:table-cell table:number-columns-repeated="4"/>
          <table:table-cell office:value-type="string" calcext:value-type="string">
            <text:p>Discount, KØL</text:p>
          </table:table-cell>
          <table:table-cell office:value-type="string" calcext:value-type="string">
            <text:p>Makrel</text:p>
          </table:table-cell>
          <table:table-cell table:number-columns-repeated="2"/>
          <table:table-cell office:value-type="string" calcext:value-type="string">
            <text:p>Pålæg, Pålægssalat</text:p>
          </table:table-cell>
          <table:table-cell/>
          <table:table-cell office:value-type="string" calcext:value-type="string">
            <text:p>https://www.nemlig.com/makrelsalat-604027</text:p>
          </table:table-cell>
        </table:table-row>
        <table:table-row table:style-name="ro3">
          <table:table-cell office:value-type="string" calcext:value-type="string">
            <text:p>Dagligvarer &gt; Køl og mejeri &gt; Tapas &gt; Tapasspecialiteter &gt; Humus (grov)</text:p>
          </table:table-cell>
          <table:table-cell office:value-type="string" calcext:value-type="string">
            <text:p>Humus (grov)</text:p>
          </table:table-cell>
          <table:table-cell office:value-type="string" calcext:value-type="string">
            <text:p>175 g / Deli Drengene</text:p>
          </table:table-cell>
          <table:table-cell office:value-type="string" calcext:value-type="string">
            <text:p>KØL</text:p>
          </table:table-cell>
          <table:table-cell office:value-type="string" calcext:value-type="string">
            <text:p>19.95</text:p>
          </table:table-cell>
          <table:table-cell office:value-type="string" calcext:value-type="string">
            <text:p>.</text:p>
          </table:table-cell>
          <table:table-cell office:value-type="string" calcext:value-type="string">
            <text:p>Deli Drengene</text:p>
          </table:table-cell>
          <table:table-cell office:value-type="string" calcext:value-type="string">
            <text:p>Dip, Tapas</text:p>
          </table:table-cell>
          <table:table-cell table:number-columns-repeated="4"/>
          <table:table-cell office:value-type="string" calcext:value-type="string">
            <text:p>KØL, Vegansk, Vegetarisk</text:p>
          </table:table-cell>
          <table:table-cell table:number-columns-repeated="3"/>
          <table:table-cell office:value-type="string" calcext:value-type="string">
            <text:p>Dip</text:p>
          </table:table-cell>
          <table:table-cell office:value-type="string" calcext:value-type="string">
            <text:p>Humus</text:p>
            <text:p>Lækker humus produceret efter traditionel arabisk opskrift, her den grove variant som er chunky que kikæerterne der ikke er purerede.</text:p>
          </table:table-cell>
          <table:table-cell office:value-type="string" calcext:value-type="string">
            <text:p>https://www.nemlig.com/humus-grov-5041590</text:p>
          </table:table-cell>
        </table:table-row>
        <table:table-row table:style-name="ro3">
          <table:table-cell office:value-type="string" calcext:value-type="string">
            <text:p>Dagligvarer &gt; Drikkevarer &gt; Sodavand &gt; Ginger ale &gt; Ginger ale</text:p>
          </table:table-cell>
          <table:table-cell office:value-type="string" calcext:value-type="string">
            <text:p>Ginger ale</text:p>
          </table:table-cell>
          <table:table-cell office:value-type="string" calcext:value-type="string">
            <text:p>0,50 l / ex. pant / Fever-Tree</text:p>
          </table:table-cell>
          <table:table-cell/>
          <table:table-cell office:value-type="string" calcext:value-type="string">
            <text:p>27.95</text:p>
          </table:table-cell>
          <table:table-cell office:value-type="string" calcext:value-type="string">
            <text:p>.</text:p>
          </table:table-cell>
          <table:table-cell office:value-type="string" calcext:value-type="string">
            <text:p>Fever Tree</text:p>
          </table:table-cell>
          <table:table-cell office:value-type="string" calcext:value-type="string">
            <text:p>Drinks</text:p>
          </table:table-cell>
          <table:table-cell table:number-columns-repeated="8"/>
          <table:table-cell office:value-type="string" calcext:value-type="string">
            <text:p>Ginger ale</text:p>
          </table:table-cell>
          <table:table-cell office:value-type="string" calcext:value-type="string">
            <text:p>Ginger Ale</text:p>
            <text:p>Med milde citrusnoter og den rene olie fra 3 slags ingefær giver Ginger Ale en rig og kompleks smag med blid sødme, der forstærker dybden i enhver drink på god mørk rom eller whisky.</text:p>
          </table:table-cell>
          <table:table-cell office:value-type="string" calcext:value-type="string">
            <text:p>https://www.nemlig.com/ginger-ale-5021149</text:p>
          </table:table-cell>
        </table:table-row>
        <table:table-row table:style-name="ro3">
          <table:table-cell office:value-type="string" calcext:value-type="string">
            <text:p>Dagligvarer &gt; Drikkevarer &gt; Sodavand &gt; Appelsinsodavand &gt; Fanta (dåse)</text:p>
          </table:table-cell>
          <table:table-cell office:value-type="string" calcext:value-type="string">
            <text:p>Fanta (dåse)</text:p>
          </table:table-cell>
          <table:table-cell office:value-type="string" calcext:value-type="string">
            <text:p>24 x 0,33 l / ex. pant / Fanta</text:p>
          </table:table-cell>
          <table:table-cell/>
          <table:table-cell office:value-type="string" calcext:value-type="string">
            <text:p>90.00</text:p>
          </table:table-cell>
          <table:table-cell office:value-type="string" calcext:value-type="string">
            <text:p>80.00</text:p>
          </table:table-cell>
          <table:table-cell office:value-type="string" calcext:value-type="string">
            <text:p>Fanta</text:p>
          </table:table-cell>
          <table:table-cell office:value-type="string" calcext:value-type="string">
            <text:p>Drikke</text:p>
          </table:table-cell>
          <table:table-cell table:number-columns-repeated="4"/>
          <table:table-cell office:value-type="string" calcext:value-type="string">
            <text:p>Discount</text:p>
          </table:table-cell>
          <table:table-cell table:number-columns-repeated="3"/>
          <table:table-cell office:value-type="string" calcext:value-type="string">
            <text:p>Appelsinsodavand, Dåsesodavand, Sodavand</text:p>
          </table:table-cell>
          <table:table-cell office:value-type="string" calcext:value-type="string">
            <text:p>Fanta</text:p>
            <text:p>Fanta Orange er liv og glade dage. Den har en frisk smag af solmodne appelsiner, fordi den indeholder appelsinjuice og er fri for kunstige aromastoffer. Fanta er den første appelsinvand fra The Coca-Cola Company og drikkes i mere end 190 lande. Den har sit navn fra ordet fantasi - så tag en tår og slip tankerne løs!</text:p>
          </table:table-cell>
          <table:table-cell office:value-type="string" calcext:value-type="string">
            <text:p>https://www.nemlig.com/fanta-daase-5042366</text:p>
          </table:table-cell>
        </table:table-row>
        <table:table-row table:style-name="ro5">
          <table:table-cell office:value-type="string" calcext:value-type="string">
            <text:p>Dagligvarer &gt; Drikkevarer &gt; Fratelli Rabino Langhe Favorit</text:p>
          </table:table-cell>
          <table:table-cell office:value-type="string" calcext:value-type="string">
            <text:p>Fratelli Rabino Langhe Favorit</text:p>
          </table:table-cell>
          <table:table-cell office:value-type="string" calcext:value-type="string">
            <text:p>Italien / Piemonte / 2018 / 6 x 0,75 l / hvidvin</text:p>
          </table:table-cell>
          <table:table-cell/>
          <table:table-cell office:value-type="string" calcext:value-type="string">
            <text:p>839.70</text:p>
          </table:table-cell>
          <table:table-cell office:value-type="string" calcext:value-type="string">
            <text:p>479.70</text:p>
          </table:table-cell>
          <table:table-cell/>
          <table:table-cell office:value-type="string" calcext:value-type="string">
            <text:p>Kraftige retter</text:p>
          </table:table-cell>
          <table:table-cell office:value-type="string" calcext:value-type="string">
            <text:p>Kasse, Kork</text:p>
          </table:table-cell>
          <table:table-cell table:number-columns-repeated="2"/>
          <table:table-cell office:value-type="string" calcext:value-type="string">
            <text:p>Italien</text:p>
          </table:table-cell>
          <table:table-cell table:number-columns-repeated="4"/>
          <table:table-cell office:value-type="string" calcext:value-type="string">
            <text:p>Hvidvin</text:p>
          </table:table-cell>
          <table:table-cell office:value-type="string" calcext:value-type="string">
            <text:p>Fratelli Rabino Langhe Favorita DOC</text:p>
            <text:p>Fratelli Rabino er en lille familie drevet vineri i det natur skønne Piemonte. Placeringen som i et amfi teater med vinmarkerne rundt om gør stedet til noget helt unikt. 4 generationer under samme tag der alle hjælper til hvor der lige mangler en ekstra hånd. Vinbruget bliver dyrket uden nogen form for kemi, en mellemting imellem økologisk og biodynamisk.</text:p>
            <text:p/>
            <text:p>F.LLI Rabino er certificeret DTP. Vino Certificato Secondo som egentlig har strengere krav end alm. økologisk vinbrug. Familie filosofien er at behandle naturen bedst muligt og gøre familie "arven" markerne så naturlige som mulige.</text:p>
            <text:p/>
            <text:p>Deres vine har alle ekstrem stor kompleksitet, smag og kvalitet, en imponerende struktur der giver et godt indblik af Barolo`s nabo kommune.</text:p>
            <text:p>Vinfremstillingen</text:p>
            <text:p>Markernes placering i Roero området ved byen S. Vittoria d`Alba hvor vingården også er placeret. Druerne høstes midt september ved håndkraft og transporteres forsigtigt ind til vineriet hvor druerne skånsomt sorteres og presses og "juicen" stille opsamles i en ståltank ( giver vinen sprødhed og optimerer bouquet) og og køles ned i 24 timer. Herefter sættes gæringen i gang i ca 10 dage. Vinen lagres i 3-4 måneder inden den friske sprøde vin omstikkes til flasker.</text:p>
          </table:table-cell>
          <table:table-cell office:value-type="string" calcext:value-type="string">
            <text:p>https://www.nemlig.com/fratelli-rabino-langhe-favorit-5029950</text:p>
          </table:table-cell>
        </table:table-row>
        <table:table-row table:style-name="ro7">
          <table:table-cell office:value-type="string" calcext:value-type="string">
            <text:p>Dagligvarer &gt; Drikkevarer &gt; 3 Passo Bianco Organic 96p</text:p>
          </table:table-cell>
          <table:table-cell office:value-type="string" calcext:value-type="string">
            <text:p>3 Passo Bianco Organic 96p</text:p>
          </table:table-cell>
          <table:table-cell office:value-type="string" calcext:value-type="string">
            <text:p>Italien / 2019 / 6 x 0,75 l / hvidvin</text:p>
          </table:table-cell>
          <table:table-cell office:value-type="string" calcext:value-type="string">
            <text:p>Øko (europæisk)</text:p>
          </table:table-cell>
          <table:table-cell office:value-type="string" calcext:value-type="string">
            <text:p>539.95</text:p>
          </table:table-cell>
          <table:table-cell office:value-type="string" calcext:value-type="string">
            <text:p>359.70</text:p>
          </table:table-cell>
          <table:table-cell/>
          <table:table-cell office:value-type="string" calcext:value-type="string">
            <text:p>Kraftige retter</text:p>
          </table:table-cell>
          <table:table-cell office:value-type="string" calcext:value-type="string">
            <text:p>Kasse, Kork</text:p>
          </table:table-cell>
          <table:table-cell table:number-columns-repeated="2"/>
          <table:table-cell office:value-type="string" calcext:value-type="string">
            <text:p>Italien</text:p>
          </table:table-cell>
          <table:table-cell office:value-type="string" calcext:value-type="string">
            <text:p>Øko (europæisk)</text:p>
          </table:table-cell>
          <table:table-cell table:number-columns-repeated="3"/>
          <table:table-cell office:value-type="string" calcext:value-type="string">
            <text:p>Hvidvin</text:p>
          </table:table-cell>
          <table:table-cell office:value-type="string" calcext:value-type="string">
            <text:p>3 Passo Bianco Organic 2019</text:p>
            <text:p>Dette er en blend af økologisk dyrkede Chardonnay- og Fiano-druer fra flere syditalienske regioner, nøje udvalgt druemateriale og skånsom vinifikation, lagring og tapning. En lys &amp; gylden hvidvin med Chardonnay-druen tropiske frugt og hvide stenfrugt og ananas med et strejf af egetræ. En herlig slubrevin, som både går til hygge og mad.</text:p>
            <text:p>Historie om vinhuset</text:p>
            <text:p>Cielo &amp; Terra Vini - er et stort italiensk vinhus etableret i 1908 med aktiviteter i mange italienske regioner og med eksport til hele verden. Deres portefølje af brands er stort og omfangsrigt og deres succes er baseret på et konsistent høj kvalitet og value for money.</text:p>
          </table:table-cell>
          <table:table-cell office:value-type="string" calcext:value-type="string">
            <text:p>https://www.nemlig.com/3-passo-bianco-organic-96p-5045264</text:p>
          </table:table-cell>
        </table:table-row>
        <table:table-row table:style-name="ro3">
          <table:table-cell office:value-type="string" calcext:value-type="string">
            <text:p>Dagligvarer &gt; Køl og mejeri &gt; Mejeri &gt; Ost &gt; Specialost &gt; Andre specialoste &gt; Fourme d´ambert</text:p>
          </table:table-cell>
          <table:table-cell office:value-type="string" calcext:value-type="string">
            <text:p>Fourme d´ambert</text:p>
          </table:table-cell>
          <table:table-cell office:value-type="string" calcext:value-type="string">
            <text:p>200 g / Le Gourmand</text:p>
          </table:table-cell>
          <table:table-cell office:value-type="string" calcext:value-type="string">
            <text:p>KØL</text:p>
          </table:table-cell>
          <table:table-cell office:value-type="string" calcext:value-type="string">
            <text:p>50.00</text:p>
          </table:table-cell>
          <table:table-cell office:value-type="string" calcext:value-type="string">
            <text:p>39.00</text:p>
          </table:table-cell>
          <table:table-cell office:value-type="string" calcext:value-type="string">
            <text:p>Le Gourmand</text:p>
          </table:table-cell>
          <table:table-cell office:value-type="string" calcext:value-type="string">
            <text:p>Ostebord</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Ost, Specialost</text:p>
          </table:table-cell>
          <table:table-cell office:value-type="string" calcext:value-type="string">
            <text:p>Fourme d´ambert Village</text:p>
            <text:p>En mild og cremet blåskimmelost, den bedste Fourme d´ambert.</text:p>
          </table:table-cell>
          <table:table-cell office:value-type="string" calcext:value-type="string">
            <text:p>https://www.nemlig.com/fourme-d-ambert-5030563</text:p>
          </table:table-cell>
        </table:table-row>
        <table:table-row table:style-name="ro3">
          <table:table-cell office:value-type="string" calcext:value-type="string">
            <text:p>Dagligvarer &gt; Frost &gt; Is &gt; Is i bægre og bøtter &gt; Hindbær sorbet øko.</text:p>
          </table:table-cell>
          <table:table-cell office:value-type="string" calcext:value-type="string">
            <text:p>Hindbær sorbet øko.</text:p>
          </table:table-cell>
          <table:table-cell office:value-type="string" calcext:value-type="string">
            <text:p>0,725 l / frost / Hansens Flødeis</text:p>
          </table:table-cell>
          <table:table-cell office:value-type="string" calcext:value-type="string">
            <text:p>Frost,Øko (dansk)</text:p>
          </table:table-cell>
          <table:table-cell office:value-type="string" calcext:value-type="string">
            <text:p>51.95</text:p>
          </table:table-cell>
          <table:table-cell office:value-type="string" calcext:value-type="string">
            <text:p>.</text:p>
          </table:table-cell>
          <table:table-cell office:value-type="string" calcext:value-type="string">
            <text:p>Hansens Flødeis</text:p>
          </table:table-cell>
          <table:table-cell office:value-type="string" calcext:value-type="string">
            <text:p>Dessert</text:p>
          </table:table-cell>
          <table:table-cell table:number-columns-repeated="4"/>
          <table:table-cell office:value-type="string" calcext:value-type="string">
            <text:p>Frost, Øko (dansk)</text:p>
          </table:table-cell>
          <table:table-cell table:number-columns-repeated="3"/>
          <table:table-cell office:value-type="string" calcext:value-type="string">
            <text:p>Is</text:p>
          </table:table-cell>
          <table:table-cell office:value-type="string" calcext:value-type="string">
            <text:p>Hindbær sorbet</text:p>
            <text:p>Økologisk hindbærsorbet. I Hansens økologiske hindbær sorbet er det hindbær der giver smagen – ikke aroma. Vi søder med rørsukker og en rørsukker-sirup der har en let karamelagtig og salt smag. Hvilket giver en god bund til hindbærene. Prøv hindbær sorbet sammen med vores vanille flødeis, det er en klassiker.</text:p>
          </table:table-cell>
          <table:table-cell office:value-type="string" calcext:value-type="string">
            <text:p>https://www.nemlig.com/hindbaer-sorbet-oeko-5033635</text:p>
          </table:table-cell>
        </table:table-row>
        <table:table-row table:style-name="ro12">
          <table:table-cell office:value-type="string" calcext:value-type="string">
            <text:p>Dagligvarer &gt; Drikkevarer &gt; Faustino VII Blanco</text:p>
          </table:table-cell>
          <table:table-cell office:value-type="string" calcext:value-type="string">
            <text:p>Faustino VII Blanco</text:p>
          </table:table-cell>
          <table:table-cell office:value-type="string" calcext:value-type="string">
            <text:p>Spanien / Rioja / 0,75 l / hvidvin</text:p>
          </table:table-cell>
          <table:table-cell/>
          <table:table-cell office:value-type="string" calcext:value-type="string">
            <text:p>69.95</text:p>
          </table:table-cell>
          <table:table-cell office:value-type="string" calcext:value-type="string">
            <text:p>.</text:p>
          </table:table-cell>
          <table:table-cell table:number-columns-repeated="2"/>
          <table:table-cell office:value-type="string" calcext:value-type="string">
            <text:p>Skruelåg</text:p>
          </table:table-cell>
          <table:table-cell table:number-columns-repeated="2"/>
          <table:table-cell office:value-type="string" calcext:value-type="string">
            <text:p>Spanien</text:p>
          </table:table-cell>
          <table:table-cell table:number-columns-repeated="4"/>
          <table:table-cell office:value-type="string" calcext:value-type="string">
            <text:p>Hvidvin</text:p>
          </table:table-cell>
          <table:table-cell office:value-type="string" calcext:value-type="string">
            <text:p>Faustino VII Blanco</text:p>
            <text:p>Bodegas Faustino er mest kendt for deres rødvine, men de udmærker sig også inden for fremstilling af hvidvin. Faustino Vll Blanco er et pletskud fra det historiske hus. Vinen har en klar lys gul farve med gyldne strejf. Viura-druen leverer en sikker performance i denne dejlige hvidvin, der charmerer sig ind på de fleste med sin friskhed og intense frugtaromaer af æbler og pærer. Mineralske noter og lidt honningagtig sødme hænger ved i den behagelige eftersmag. Vinen har en let floral og urtet karakter, og den vil stå godt til det meste fisk, samt pasta- og vegetarretter. Prøv den også gerne til et stykke roquefort.</text:p>
            <text:p/>
            <text:p>Vinhuset:</text:p>
            <text:p>I 1963 lancerede Bodegas Faustino deres første Gran Reserva vin, der viste sig at blive en kæmpe succes. Under mottoet "Tradition is not inherited, it is conquered" fremstiller familien klassisk Rioja-vin, og som vaskeægte conquistadorer har de for længst erobret mange vinglade danskeres hjerter. I dag er det fjerde generation af Martinez-familien, der styrer vinhuset mod nye højder. Vægten er lagt på bæredygtighed og respekt for naturen, når Faustino fremtryller vin, der ikke blot viderefører traditionen, men aktivt skaber den. Bodegas Faustinos vine kendes især på deres unikke flaskedesign, der nærmest er blevet et symbol på Rioja-vin, når det er bedst.</text:p>
          </table:table-cell>
          <table:table-cell office:value-type="string" calcext:value-type="string">
            <text:p>https://www.nemlig.com/faustino-vii-blanco-5044286</text:p>
          </table:table-cell>
        </table:table-row>
        <table:table-row table:style-name="ro9">
          <table:table-cell office:value-type="string" calcext:value-type="string">
            <text:p>Dagligvarer &gt; Kolonial &gt; Tapasspecialiteter &gt; Oliven &gt; Små oliven u. sten</text:p>
          </table:table-cell>
          <table:table-cell office:value-type="string" calcext:value-type="string">
            <text:p>Små oliven u. sten</text:p>
          </table:table-cell>
          <table:table-cell office:value-type="string" calcext:value-type="string">
            <text:p>180 g / 108 g m. pinjekerner / Castellino</text:p>
          </table:table-cell>
          <table:table-cell/>
          <table:table-cell office:value-type="string" calcext:value-type="string">
            <text:p>32.95</text:p>
          </table:table-cell>
          <table:table-cell office:value-type="string" calcext:value-type="string">
            <text:p>.</text:p>
          </table:table-cell>
          <table:table-cell office:value-type="string" calcext:value-type="string">
            <text:p>Castellino</text:p>
          </table:table-cell>
          <table:table-cell table:number-columns-repeated="9"/>
          <table:table-cell office:value-type="string" calcext:value-type="string">
            <text:p>Grøntkonserves</text:p>
          </table:table-cell>
          <table:table-cell office:value-type="string" calcext:value-type="string">
            <text:p>Sorte oliven</text:p>
            <text:p>Små Castellino oliven uden sten, i olielage og med pinjekerner. Velegnet i salater.</text:p>
            <text:p>Nettovægt: 180 g / Drænetvægt: 108 g.</text:p>
          </table:table-cell>
          <table:table-cell office:value-type="string" calcext:value-type="string">
            <text:p>https://www.nemlig.com/smaa-oliven-u-sten-5015019</text:p>
          </table:table-cell>
        </table:table-row>
        <table:table-row table:style-name="ro3">
          <table:table-cell office:value-type="string" calcext:value-type="string">
            <text:p>Dagligvarer &gt; Køl og mejeri &gt; Pålæg &gt; Vegetariske alternativer &gt; Burger</text:p>
          </table:table-cell>
          <table:table-cell office:value-type="string" calcext:value-type="string">
            <text:p>Burger</text:p>
          </table:table-cell>
          <table:table-cell office:value-type="string" calcext:value-type="string">
            <text:p>320 g / vegansk / frost / Naturli'</text:p>
          </table:table-cell>
          <table:table-cell office:value-type="string" calcext:value-type="string">
            <text:p>Frost,Nøglehulsmærket</text:p>
          </table:table-cell>
          <table:table-cell office:value-type="string" calcext:value-type="string">
            <text:p>29.95</text:p>
          </table:table-cell>
          <table:table-cell office:value-type="string" calcext:value-type="string">
            <text:p>.</text:p>
          </table:table-cell>
          <table:table-cell office:value-type="string" calcext:value-type="string">
            <text:p>Naturli'</text:p>
          </table:table-cell>
          <table:table-cell office:value-type="string" calcext:value-type="string">
            <text:p>Aftensmad, Vegetar</text:p>
          </table:table-cell>
          <table:table-cell table:number-columns-repeated="4"/>
          <table:table-cell office:value-type="string" calcext:value-type="string">
            <text:p>Frost, Glutenfri, Nøglehulsmærket, Vegansk</text:p>
          </table:table-cell>
          <table:table-cell table:number-columns-repeated="3"/>
          <table:table-cell office:value-type="string" calcext:value-type="string">
            <text:p>Køderstatning</text:p>
          </table:table-cell>
          <table:table-cell office:value-type="string" calcext:value-type="string">
            <text:p>Burger</text:p>
            <text:p>Naturli' burger er glutenfri og veganske. De passar perfekt til både grill og pande.</text:p>
          </table:table-cell>
          <table:table-cell office:value-type="string" calcext:value-type="string">
            <text:p>https://www.nemlig.com/burger-5044398</text:p>
          </table:table-cell>
        </table:table-row>
        <table:table-row table:style-name="ro3">
          <table:table-cell office:value-type="string" calcext:value-type="string">
            <text:p>Dagligvarer &gt; Husholdning og bolig &gt; Tøjvask &gt; Skyllemiddel &gt; Skyllemiddel</text:p>
          </table:table-cell>
          <table:table-cell office:value-type="string" calcext:value-type="string">
            <text:p>Skyllemiddel</text:p>
          </table:table-cell>
          <table:table-cell office:value-type="string" calcext:value-type="string">
            <text:p>0,75 l / Kaprif/sandeltræ / Bamseline creations</text:p>
          </table:table-cell>
          <table:table-cell/>
          <table:table-cell office:value-type="string" calcext:value-type="string">
            <text:p>28.95</text:p>
          </table:table-cell>
          <table:table-cell office:value-type="string" calcext:value-type="string">
            <text:p>.</text:p>
          </table:table-cell>
          <table:table-cell office:value-type="string" calcext:value-type="string">
            <text:p>Bamseline</text:p>
          </table:table-cell>
          <table:table-cell office:value-type="string" calcext:value-type="string">
            <text:p>Vasketøjet</text:p>
          </table:table-cell>
          <table:table-cell table:number-columns-repeated="8"/>
          <table:table-cell office:value-type="string" calcext:value-type="string">
            <text:p>Skyllemiddel</text:p>
          </table:table-cell>
          <table:table-cell office:value-type="string" calcext:value-type="string">
            <text:p>Bamseline skyllemiddel med duft af kaprifolie og sandeltræ.</text:p>
            <text:p>Oplev vores serie af vidunderlige dufte, som er udviklet af parfume-eksperter.</text:p>
          </table:table-cell>
          <table:table-cell office:value-type="string" calcext:value-type="string">
            <text:p>https://www.nemlig.com/skyllemiddel-5027484</text:p>
          </table:table-cell>
        </table:table-row>
        <table:table-row table:style-name="ro12">
          <table:table-cell office:value-type="string" calcext:value-type="string">
            <text:p>Dagligvarer &gt; Drikkevarer &gt; Saftevand og drik med smag &gt; Mandarin læskedrik</text:p>
          </table:table-cell>
          <table:table-cell office:value-type="string" calcext:value-type="string">
            <text:p>Mandarin læskedrik</text:p>
          </table:table-cell>
          <table:table-cell office:value-type="string" calcext:value-type="string">
            <text:p>0,50 l / indeh. sødestoffer / ex. pant / Fun One - light</text:p>
          </table:table-cell>
          <table:table-cell/>
          <table:table-cell office:value-type="string" calcext:value-type="string">
            <text:p>16.95</text:p>
          </table:table-cell>
          <table:table-cell office:value-type="string" calcext:value-type="string">
            <text:p>.</text:p>
          </table:table-cell>
          <table:table-cell office:value-type="string" calcext:value-type="string">
            <text:p>Fun</text:p>
          </table:table-cell>
          <table:table-cell office:value-type="string" calcext:value-type="string">
            <text:p>Drikke</text:p>
          </table:table-cell>
          <table:table-cell table:number-columns-repeated="8"/>
          <table:table-cell office:value-type="string" calcext:value-type="string">
            <text:p>Læskedrik til opblanding</text:p>
          </table:table-cell>
          <table:table-cell office:value-type="string" calcext:value-type="string">
            <text:p>Læskedrik m. mandarin</text:p>
            <text:p>FUN Light Mandarin Madness er FUN’s nyeste skud på stammen. Prøv den lækre og friske læskedrik med smag af mandarin – uden tilsat sukker. 0 kcal som færdigdrik.</text:p>
            <text:p/>
            <text:p>FUN Light er uden sukker og uden kalorier med et blandingsforhold 1:9 (1 del FUN Light til 9 dele vand).</text:p>
            <text:p>FUN Lights flaske er lavet af 50% genanvendt plast.</text:p>
          </table:table-cell>
          <table:table-cell office:value-type="string" calcext:value-type="string">
            <text:p>https://www.nemlig.com/mandarin-laeskedrik-5044282</text:p>
          </table:table-cell>
        </table:table-row>
        <table:table-row table:style-name="ro1">
          <table:table-cell office:value-type="string" calcext:value-type="string">
            <text:p>Dagligvarer &gt; Husholdning og bolig &gt; Husholdningsartikler &gt; Affaldsposer og affaldssække &gt; Affaldsposer m. snører 20 l</text:p>
          </table:table-cell>
          <table:table-cell office:value-type="string" calcext:value-type="string">
            <text:p>Affaldsposer m. snører 20 l</text:p>
          </table:table-cell>
          <table:table-cell office:value-type="string" calcext:value-type="string">
            <text:p>20 stk. / Skrald-let</text:p>
          </table:table-cell>
          <table:table-cell/>
          <table:table-cell office:value-type="string" calcext:value-type="string">
            <text:p>9.95</text:p>
          </table:table-cell>
          <table:table-cell office:value-type="string" calcext:value-type="string">
            <text:p>.</text:p>
          </table:table-cell>
          <table:table-cell office:value-type="string" calcext:value-type="string">
            <text:p>Skrald-let</text:p>
          </table:table-cell>
          <table:table-cell table:number-columns-repeated="5"/>
          <table:table-cell office:value-type="string" calcext:value-type="string">
            <text:p>Discount</text:p>
          </table:table-cell>
          <table:table-cell table:number-columns-repeated="2"/>
          <table:table-cell office:value-type="string" calcext:value-type="string">
            <text:p>20 l</text:p>
          </table:table-cell>
          <table:table-cell office:value-type="string" calcext:value-type="string">
            <text:p>Affaldspose</text:p>
          </table:table-cell>
          <table:table-cell office:value-type="string" calcext:value-type="string">
            <text:p>Træk i plasticbåndet og bind en knude - hurtigt, nemt og hygiejnisk. Må ikke anvendes til fødevarer.</text:p>
          </table:table-cell>
          <table:table-cell office:value-type="string" calcext:value-type="string">
            <text:p>https://www.nemlig.com/affaldsposer-m-snoerer-20-l-103412</text:p>
          </table:table-cell>
        </table:table-row>
        <table:table-row table:style-name="ro3">
          <table:table-cell office:value-type="string" calcext:value-type="string">
            <text:p>Dagligvarer &gt; Køl og mejeri &gt; Pålæg &gt; Pålæg i skiver &gt; Pålægspølser i skiver &gt; Salami milano</text:p>
          </table:table-cell>
          <table:table-cell office:value-type="string" calcext:value-type="string">
            <text:p>Salami milano</text:p>
          </table:table-cell>
          <table:table-cell office:value-type="string" calcext:value-type="string">
            <text:p>100 g / Fini fette</text:p>
          </table:table-cell>
          <table:table-cell office:value-type="string" calcext:value-type="string">
            <text:p>KØL</text:p>
          </table:table-cell>
          <table:table-cell office:value-type="string" calcext:value-type="string">
            <text:p>26.95</text:p>
          </table:table-cell>
          <table:table-cell office:value-type="string" calcext:value-type="string">
            <text:p>.</text:p>
          </table:table-cell>
          <table:table-cell office:value-type="string" calcext:value-type="string">
            <text:p>Fini fette</text:p>
          </table:table-cell>
          <table:table-cell office:value-type="string" calcext:value-type="string">
            <text:p>Frokost</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Kødpålæg, Salami, Tapaspålæg</text:p>
          </table:table-cell>
          <table:table-cell office:value-type="string" calcext:value-type="string">
            <text:p>Salame Milano</text:p>
            <text:p>Flot finthakket italiensk Milano salami med god smag af kød. Anvendes til frokost og til tapas.</text:p>
          </table:table-cell>
          <table:table-cell office:value-type="string" calcext:value-type="string">
            <text:p>https://www.nemlig.com/salami-milano-5011591</text:p>
          </table:table-cell>
        </table:table-row>
        <table:table-row table:style-name="ro3">
          <table:table-cell office:value-type="string" calcext:value-type="string">
            <text:p>Dagligvarer &gt; Drikkevarer &gt; Spiritus &gt; Tequila og shots &gt; Små Grønne m. granatæble</text:p>
          </table:table-cell>
          <table:table-cell office:value-type="string" calcext:value-type="string">
            <text:p>Små Grønne m. granatæble</text:p>
          </table:table-cell>
          <table:table-cell office:value-type="string" calcext:value-type="string">
            <text:p>0,70 l / og lakrids / vodka</text:p>
          </table:table-cell>
          <table:table-cell/>
          <table:table-cell office:value-type="string" calcext:value-type="string">
            <text:p>79.00</text:p>
          </table:table-cell>
          <table:table-cell office:value-type="string" calcext:value-type="string">
            <text:p>.</text:p>
          </table:table-cell>
          <table:table-cell/>
          <table:table-cell office:value-type="string" calcext:value-type="string">
            <text:p>Drikke</text:p>
          </table:table-cell>
          <table:table-cell table:number-columns-repeated="4"/>
          <table:table-cell office:value-type="string" calcext:value-type="string">
            <text:p>Discount</text:p>
          </table:table-cell>
          <table:table-cell table:number-columns-repeated="3"/>
          <table:table-cell office:value-type="string" calcext:value-type="string">
            <text:p>Shots, Vodka</text:p>
          </table:table-cell>
          <table:table-cell office:value-type="string" calcext:value-type="string">
            <text:p>Små Grønne</text:p>
            <text:p>SMÅ GRØNNE er et shot lavet på vodka med en spændende kombination af lakrids og granatæble.</text:p>
          </table:table-cell>
          <table:table-cell office:value-type="string" calcext:value-type="string">
            <text:p>https://www.nemlig.com/smaa-groenne-m-granataeble-5044306</text:p>
          </table:table-cell>
        </table:table-row>
        <table:table-row table:style-name="ro13">
          <table:table-cell office:value-type="string" calcext:value-type="string">
            <text:p>Dagligvarer &gt; Køl og mejeri &gt; Pålæg &gt; Fisk- og skaldyrspålæg &gt; Udskåret laks &gt; Røget norsk laks i skiver</text:p>
          </table:table-cell>
          <table:table-cell office:value-type="string" calcext:value-type="string">
            <text:p>Røget norsk laks i skiver</text:p>
          </table:table-cell>
          <table:table-cell office:value-type="string" calcext:value-type="string">
            <text:p>100 g / Rossini</text:p>
          </table:table-cell>
          <table:table-cell office:value-type="string" calcext:value-type="string">
            <text:p>KØL</text:p>
          </table:table-cell>
          <table:table-cell office:value-type="string" calcext:value-type="string">
            <text:p>61.95</text:p>
          </table:table-cell>
          <table:table-cell office:value-type="string" calcext:value-type="string">
            <text:p>.</text:p>
          </table:table-cell>
          <table:table-cell office:value-type="string" calcext:value-type="string">
            <text:p>Rossini</text:p>
          </table:table-cell>
          <table:table-cell office:value-type="string" calcext:value-type="string">
            <text:p>Forret, Frokost, Sandwich</text:p>
          </table:table-cell>
          <table:table-cell table:number-columns-repeated="4"/>
          <table:table-cell office:value-type="string" calcext:value-type="string">
            <text:p>KØL</text:p>
          </table:table-cell>
          <table:table-cell office:value-type="string" calcext:value-type="string">
            <text:p>Laks</text:p>
          </table:table-cell>
          <table:table-cell table:number-columns-repeated="2"/>
          <table:table-cell office:value-type="string" calcext:value-type="string">
            <text:p>Fiskepålæg</text:p>
          </table:table-cell>
          <table:table-cell office:value-type="string" calcext:value-type="string">
            <text:p>Longsliced norsllaks</text:p>
            <text:p>Alle Rossini lakseprodukter er af fineste udskæring, der adskiller sig i væsentlig grad fra almindelig europaskåret.</text:p>
            <text:p>Således også denne norske laks i kuvert.</text:p>
            <text:p/>
            <text:p>Her er laksen skåret horisontalt, hvilket giver lange brede og helt rene skiver laks, deraf navnet "longsliced laks".</text:p>
            <text:p/>
            <text:p>Fremstillet efter de fineste håndværksmæssige traditioner.</text:p>
          </table:table-cell>
          <table:table-cell office:value-type="string" calcext:value-type="string">
            <text:p>https://www.nemlig.com/roeget-norsk-laks-i-skiver-5008084</text:p>
          </table:table-cell>
        </table:table-row>
        <table:table-row table:style-name="ro9">
          <table:table-cell office:value-type="string" calcext:value-type="string">
            <text:p>Dagligvarer &gt; Drikkevarer &gt; Juice, smoothies og shots &gt; Anden frugtjuice &gt; Tranebærfrugtdrik</text:p>
          </table:table-cell>
          <table:table-cell office:value-type="string" calcext:value-type="string">
            <text:p>Tranebærfrugtdrik</text:p>
          </table:table-cell>
          <table:table-cell office:value-type="string" calcext:value-type="string">
            <text:p>1 l / fra koncentrat / Rynkeby Naturig</text:p>
          </table:table-cell>
          <table:table-cell/>
          <table:table-cell office:value-type="string" calcext:value-type="string">
            <text:p>27.95</text:p>
          </table:table-cell>
          <table:table-cell office:value-type="string" calcext:value-type="string">
            <text:p>.</text:p>
          </table:table-cell>
          <table:table-cell office:value-type="string" calcext:value-type="string">
            <text:p>Rynkeby</text:p>
          </table:table-cell>
          <table:table-cell table:number-columns-repeated="9"/>
          <table:table-cell office:value-type="string" calcext:value-type="string">
            <text:p>Juice</text:p>
          </table:table-cell>
          <table:table-cell office:value-type="string" calcext:value-type="string">
            <text:p>Tranebærfrugtdrik fra koncentrat</text:p>
            <text:p>En lækker og smagfuld drik. Naturen er rig på en masse spændende frugter og grøntsager med hver deres karakteristika. Med Naturig har vi udvalgt og sammensat nogle specielle varianter lige til at nyde som et naturligt og lækkert alternativ til almindelig juice. Naturig fra Rynkeby er naturen, når den er bedst.</text:p>
            <text:p>br&gt; Tranebær er små højrøde bær, der især bruges til syltning og saft. Tranebærrene er sjældne i Danmark, men meget udbredte i resten af Nordens højmoser og fugtige heder. De vilde tranebær findes ofte på den gyngende del af højmosen, hængesækken, hvor de udnytter den rigelige adgang til lys og vand.</text:p>
          </table:table-cell>
          <table:table-cell office:value-type="string" calcext:value-type="string">
            <text:p>https://www.nemlig.com/tranebaerfrugtdrik-101647</text:p>
          </table:table-cell>
        </table:table-row>
        <table:table-row table:style-name="ro9">
          <table:table-cell office:value-type="string" calcext:value-type="string">
            <text:p>Dagligvarer &gt; Frugt og grønt &gt; Tørret frugt, nødder og barer &gt; Frugtfigurer m. gulerod</text:p>
          </table:table-cell>
          <table:table-cell office:value-type="string" calcext:value-type="string">
            <text:p>Frugtfigurer m. gulerod</text:p>
          </table:table-cell>
          <table:table-cell office:value-type="string" calcext:value-type="string">
            <text:p>7 x 10g / m. mango og appelsin / Castus - Grinebidder</text:p>
          </table:table-cell>
          <table:table-cell/>
          <table:table-cell office:value-type="string" calcext:value-type="string">
            <text:p>16.95</text:p>
          </table:table-cell>
          <table:table-cell office:value-type="string" calcext:value-type="string">
            <text:p>.</text:p>
          </table:table-cell>
          <table:table-cell office:value-type="string" calcext:value-type="string">
            <text:p>Castus</text:p>
          </table:table-cell>
          <table:table-cell office:value-type="string" calcext:value-type="string">
            <text:p>Snack</text:p>
          </table:table-cell>
          <table:table-cell table:number-columns-repeated="8"/>
          <table:table-cell office:value-type="string" calcext:value-type="string">
            <text:p>Frugtstænger</text:p>
          </table:table-cell>
          <table:table-cell office:value-type="string" calcext:value-type="string">
            <text:p>Frugtfigurer</text:p>
            <text:p>Nyt børnekoncept - sjove dyrefigurer med mango, gulerod og appelsin smag.</text:p>
            <text:p>Frugtfigurer uden tilsat sukker eller konserveringsmidler. Rig på fibre og perfekte til madkassen.</text:p>
          </table:table-cell>
          <table:table-cell office:value-type="string" calcext:value-type="string">
            <text:p>https://www.nemlig.com/frugtfigurer-m-gulerod-5023411</text:p>
          </table:table-cell>
        </table:table-row>
        <table:table-row table:style-name="ro1">
          <table:table-cell office:value-type="string" calcext:value-type="string">
            <text:p>Dagligvarer &gt; Drikkevarer &gt; Spiritus &gt; Vodka &gt; Polini Polskey</text:p>
          </table:table-cell>
          <table:table-cell office:value-type="string" calcext:value-type="string">
            <text:p>Polini Polskey</text:p>
          </table:table-cell>
          <table:table-cell office:value-type="string" calcext:value-type="string">
            <text:p>0,70 l / Vodka</text:p>
          </table:table-cell>
          <table:table-cell/>
          <table:table-cell office:value-type="string" calcext:value-type="string">
            <text:p>57.95</text:p>
          </table:table-cell>
          <table:table-cell office:value-type="string" calcext:value-type="string">
            <text:p>.</text:p>
          </table:table-cell>
          <table:table-cell office:value-type="string" calcext:value-type="string">
            <text:p>Polini</text:p>
          </table:table-cell>
          <table:table-cell office:value-type="string" calcext:value-type="string">
            <text:p>Drinks, Fest</text:p>
          </table:table-cell>
          <table:table-cell table:number-columns-repeated="4"/>
          <table:table-cell office:value-type="string" calcext:value-type="string">
            <text:p>Discount</text:p>
          </table:table-cell>
          <table:table-cell table:number-columns-repeated="3"/>
          <table:table-cell office:value-type="string" calcext:value-type="string">
            <text:p>Vodka</text:p>
          </table:table-cell>
          <table:table-cell office:value-type="string" calcext:value-type="string">
            <text:p>Polskey Vodka er dobbelt destilleret fra de fineste kornsorter efter en gammel østeuropæisk opskrift. Dens specielle naturelle smag er din garanti, for dens høje kvalitet og anbefales til drinks og cocktails, eller som shot.</text:p>
          </table:table-cell>
          <table:table-cell office:value-type="string" calcext:value-type="string">
            <text:p>https://www.nemlig.com/polini-polskey-5038055</text:p>
          </table:table-cell>
        </table:table-row>
        <table:table-row table:style-name="ro3">
          <table:table-cell office:value-type="string" calcext:value-type="string">
            <text:p>Dagligvarer &gt; Køl og mejeri &gt; Mejeri &gt; Ost &gt; Specialost &gt; Emmentaler &gt; Emmentaler</text:p>
          </table:table-cell>
          <table:table-cell office:value-type="string" calcext:value-type="string">
            <text:p>Emmentaler</text:p>
          </table:table-cell>
          <table:table-cell office:value-type="string" calcext:value-type="string">
            <text:p>250 g / Président</text:p>
          </table:table-cell>
          <table:table-cell office:value-type="string" calcext:value-type="string">
            <text:p>KØL</text:p>
          </table:table-cell>
          <table:table-cell office:value-type="string" calcext:value-type="string">
            <text:p>38.75</text:p>
          </table:table-cell>
          <table:table-cell office:value-type="string" calcext:value-type="string">
            <text:p>.</text:p>
          </table:table-cell>
          <table:table-cell office:value-type="string" calcext:value-type="string">
            <text:p>Président</text:p>
          </table:table-cell>
          <table:table-cell office:value-type="string" calcext:value-type="string">
            <text:p>Brød, Madlavning, Ostebord, Snack</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Fast ost</text:p>
          </table:table-cell>
          <table:table-cell office:value-type="string" calcext:value-type="string">
            <text:p>Emmentaler</text:p>
            <text:p>Président udskærer Emmental blokkene af de store Emmental hjul på ca. 80 kg, hvilket giver den en fyldig og frugtagtig smag. Président Emmental er lagret i 2 måneder.</text:p>
          </table:table-cell>
          <table:table-cell office:value-type="string" calcext:value-type="string">
            <text:p>https://www.nemlig.com/emmentaler-710018</text:p>
          </table:table-cell>
        </table:table-row>
        <table:table-row table:style-name="ro3">
          <table:table-cell office:value-type="string" calcext:value-type="string">
            <text:p>Dagligvarer &gt; Brød, kiks og kager &gt; Småkager og cookies &gt; Cookies triple chokolade</text:p>
          </table:table-cell>
          <table:table-cell office:value-type="string" calcext:value-type="string">
            <text:p>Cookies triple chokolade</text:p>
          </table:table-cell>
          <table:table-cell office:value-type="string" calcext:value-type="string">
            <text:p>180 g / Gestus</text:p>
          </table:table-cell>
          <table:table-cell/>
          <table:table-cell office:value-type="string" calcext:value-type="string">
            <text:p>16.95</text:p>
          </table:table-cell>
          <table:table-cell office:value-type="string" calcext:value-type="string">
            <text:p>.</text:p>
          </table:table-cell>
          <table:table-cell office:value-type="string" calcext:value-type="string">
            <text:p>Gestus</text:p>
          </table:table-cell>
          <table:table-cell office:value-type="string" calcext:value-type="string">
            <text:p>Snack</text:p>
          </table:table-cell>
          <table:table-cell table:number-columns-repeated="4"/>
          <table:table-cell office:value-type="string" calcext:value-type="string">
            <text:p>UTZ certificeret</text:p>
          </table:table-cell>
          <table:table-cell table:number-columns-repeated="3"/>
          <table:table-cell office:value-type="string" calcext:value-type="string">
            <text:p>Småkager</text:p>
          </table:table-cell>
          <table:table-cell office:value-type="string" calcext:value-type="string">
            <text:p>Cookies triple chokolade</text:p>
            <text:p>Småkager med blandet chokolade.</text:p>
          </table:table-cell>
          <table:table-cell office:value-type="string" calcext:value-type="string">
            <text:p>https://www.nemlig.com/cookies-triple-chokolade-5039444</text:p>
          </table:table-cell>
        </table:table-row>
        <table:table-row table:style-name="ro12">
          <table:table-cell office:value-type="string" calcext:value-type="string">
            <text:p>Dagligvarer &gt; Pleje og skønhed &gt; Toiletartikler &gt; Bind, tamponer og trusseindlæg &gt; Bind og trusseindlæg &gt; Trusseindlæg (normal) øko.</text:p>
          </table:table-cell>
          <table:table-cell office:value-type="string" calcext:value-type="string">
            <text:p>Trusseindlæg (normal) øko.</text:p>
          </table:table-cell>
          <table:table-cell office:value-type="string" calcext:value-type="string">
            <text:p>24 stk. / Ginger Organic</text:p>
          </table:table-cell>
          <table:table-cell office:value-type="string" calcext:value-type="string">
            <text:p>Ecocert,Svanemærket</text:p>
          </table:table-cell>
          <table:table-cell office:value-type="string" calcext:value-type="string">
            <text:p>39.95</text:p>
          </table:table-cell>
          <table:table-cell office:value-type="string" calcext:value-type="string">
            <text:p>.</text:p>
          </table:table-cell>
          <table:table-cell office:value-type="string" calcext:value-type="string">
            <text:p>Ginger Organic</text:p>
          </table:table-cell>
          <table:table-cell office:value-type="string" calcext:value-type="string">
            <text:p>Kvinder</text:p>
          </table:table-cell>
          <table:table-cell table:number-columns-repeated="4"/>
          <table:table-cell office:value-type="string" calcext:value-type="string">
            <text:p>Ecocert, FSC-mærket, Svanemærket</text:p>
          </table:table-cell>
          <table:table-cell table:number-columns-repeated="3"/>
          <table:table-cell office:value-type="string" calcext:value-type="string">
            <text:p>Trusseindlæg</text:p>
          </table:table-cell>
          <table:table-cell office:value-type="string" calcext:value-type="string">
            <text:p>Trusseindlæg standard</text:p>
            <text:p>Produktet er 100% biologisk nedbrydelig, også selve indpakningen. Toplaget er af 100% certificeret økologisk bomuld. Beskyttelseskernen er af 100% certificeret økologisk bomuld, som sikrer brugere mod gennemblødning og giver huden mulighed for at ånde frit.</text:p>
            <text:p/>
            <text:p>Da produkterne ikke er af syntetisk materiale, men af den fineste økologiske bomuld, afhjælper produkterne mod varme, rødme og irritation.</text:p>
            <text:p>Indpakningen er lavet af majsstivelse og omdannes på forbrændingsanstalten til vanddamp.</text:p>
          </table:table-cell>
          <table:table-cell office:value-type="string" calcext:value-type="string">
            <text:p>https://www.nemlig.com/trusseindlaeg-normal-oeko-5045868</text:p>
          </table:table-cell>
        </table:table-row>
        <table:table-row table:style-name="ro11">
          <table:table-cell office:value-type="string" calcext:value-type="string">
            <text:p>Dagligvarer &gt; Frost &gt; Supper og nem mad &gt; Frikadeller og kødboller &gt; Middagskødboller (friland)</text:p>
          </table:table-cell>
          <table:table-cell office:value-type="string" calcext:value-type="string">
            <text:p>Middagskødboller (friland)</text:p>
          </table:table-cell>
          <table:table-cell office:value-type="string" calcext:value-type="string">
            <text:p>400 g / frost / Tulip</text:p>
          </table:table-cell>
          <table:table-cell office:value-type="string" calcext:value-type="string">
            <text:p>Dansk,Frost</text:p>
          </table:table-cell>
          <table:table-cell office:value-type="string" calcext:value-type="string">
            <text:p>29.95</text:p>
          </table:table-cell>
          <table:table-cell office:value-type="string" calcext:value-type="string">
            <text:p>.</text:p>
          </table:table-cell>
          <table:table-cell office:value-type="string" calcext:value-type="string">
            <text:p>Tulip</text:p>
          </table:table-cell>
          <table:table-cell office:value-type="string" calcext:value-type="string">
            <text:p>Aftensmad, Tilbehør</text:p>
          </table:table-cell>
          <table:table-cell table:number-columns-repeated="4"/>
          <table:table-cell office:value-type="string" calcext:value-type="string">
            <text:p>Dansk, Frost</text:p>
          </table:table-cell>
          <table:table-cell table:number-columns-repeated="3"/>
          <table:table-cell office:value-type="string" calcext:value-type="string">
            <text:p>Færdigret, Svinekød</text:p>
          </table:table-cell>
          <table:table-cell office:value-type="string" calcext:value-type="string">
            <text:p>Middagsfrikødboller fra frilandsgrise</text:p>
            <text:p/>
            <text:p>Selv om flere og flere forbrugere fortæller, at de opfatter frikadellen som gammeldags hverdagsmad, rangerer den alligevel på en top fem over de oftest serverede retter på spisebordene i de danske hjem – og specielt i børnefamilier.</text:p>
            <text:p/>
            <text:p>Tulip har relanceret frikadellesortimentet, der blandt andet består af en opdatering af alle emballager, så de fremstår mere nutidige og friske i nyt Tulip-design. Den store stjerne i relanceringen er den nye frikadellevariant, Tulip Friland Frikadeller.</text:p>
            <text:p/>
            <text:p>Frilands Frikadellen er anbefalet af Dyrenes Beskyttelse, dansk produceret og lavet med dansk kød, hvor fokus har været på convenience – at spare tid i hverdagen – og på dyrevelfærd.</text:p>
            <text:p/>
            <text:p>Dyrenes Beskyttelses eksperter fastsætter kravene til at blive ”Anbefalet af Dyrenes Beskyttelse” ud fra deres faglige viden om de enkelte dyrearters behov. Mærket findes på udvalgte fødevarer og anpriser godkendte producenter, der garanterer, at der er tale om produkter med anvendt kød, hvor omtanken for dyrevelfærd er høj.</text:p>
          </table:table-cell>
          <table:table-cell office:value-type="string" calcext:value-type="string">
            <text:p>https://www.nemlig.com/middagskoedboller-friland-5030777</text:p>
          </table:table-cell>
        </table:table-row>
        <table:table-row table:style-name="ro11">
          <table:table-cell office:value-type="string" calcext:value-type="string">
            <text:p>Dagligvarer &gt; Kød og fisk &gt; Oksekød &gt; Oksekød i strimler og tern &gt; Oksekød i tern</text:p>
          </table:table-cell>
          <table:table-cell office:value-type="string" calcext:value-type="string">
            <text:p>Oksekød i tern</text:p>
          </table:table-cell>
          <table:table-cell office:value-type="string" calcext:value-type="string">
            <text:p>475 - 500 g / Irish Nature</text:p>
          </table:table-cell>
          <table:table-cell office:value-type="string" calcext:value-type="string">
            <text:p>KØL</text:p>
          </table:table-cell>
          <table:table-cell office:value-type="string" calcext:value-type="string">
            <text:p>56.75</text:p>
          </table:table-cell>
          <table:table-cell office:value-type="string" calcext:value-type="string">
            <text:p>.</text:p>
          </table:table-cell>
          <table:table-cell office:value-type="string" calcext:value-type="string">
            <text:p>Irish Nature</text:p>
          </table:table-cell>
          <table:table-cell office:value-type="string" calcext:value-type="string">
            <text:p>Aftensmad, Gryderet, Madlavning, Middag, Wok</text:p>
          </table:table-cell>
          <table:table-cell table:number-columns-repeated="4"/>
          <table:table-cell office:value-type="string" calcext:value-type="string">
            <text:p>Discount, KØL</text:p>
          </table:table-cell>
          <table:table-cell office:value-type="string" calcext:value-type="string">
            <text:p>Irland</text:p>
          </table:table-cell>
          <table:table-cell table:number-columns-repeated="2"/>
          <table:table-cell office:value-type="string" calcext:value-type="string">
            <text:p>Okse</text:p>
          </table:table-cell>
          <table:table-cell office:value-type="string" calcext:value-type="string">
            <text:p>Oksekød i tern</text:p>
            <text:p>Den grønne ø. Det er ikke uden grund, at det frodige og pragtfulde Irland har fået dette tilnavn. Irland byder på store grønne områder, uspoleret natur, forrevne klipper, søer og floder.</text:p>
            <text:p/>
            <text:p>Fra denne fascinerende natur med helt ideelle vækstbetingelser, kommer oksekød af meget høj kvalitet. Det irske oksekød er kendt for sin helt unikke mørhed. Det skyldes blandt andet, at pistolerne er ”hip hung”. De er med andre ord hofteophængt, straks efter de er slagtet. På den måde bibeholder musklerne deres naturlige struktur, og kødet er derfor mere mørt.</text:p>
            <text:p/>
            <text:p>Varen bliver skåret af inderlår eller klump/yderlår.</text:p>
            <text:p/>
            <text:p>Anbefales til:</text:p>
            <text:p>Wokretter, gullasch og andre gryderetter.</text:p>
          </table:table-cell>
          <table:table-cell office:value-type="string" calcext:value-type="string">
            <text:p>https://www.nemlig.com/oksekoed-i-tern-5029216</text:p>
          </table:table-cell>
        </table:table-row>
        <table:table-row table:style-name="ro3">
          <table:table-cell office:value-type="string" calcext:value-type="string">
            <text:p>Dagligvarer &gt; Brød, kiks og kager &gt; Hele brød &gt; Grovbrød &gt; Fuldkornstoast</text:p>
          </table:table-cell>
          <table:table-cell office:value-type="string" calcext:value-type="string">
            <text:p>Fuldkornstoast</text:p>
          </table:table-cell>
          <table:table-cell office:value-type="string" calcext:value-type="string">
            <text:p>600 g / skiver / Møllens brød</text:p>
          </table:table-cell>
          <table:table-cell office:value-type="string" calcext:value-type="string">
            <text:p>Fuldkornsmærket,Nøglehulsmærket</text:p>
          </table:table-cell>
          <table:table-cell office:value-type="string" calcext:value-type="string">
            <text:p>8.95</text:p>
          </table:table-cell>
          <table:table-cell office:value-type="string" calcext:value-type="string">
            <text:p>.</text:p>
          </table:table-cell>
          <table:table-cell/>
          <table:table-cell office:value-type="string" calcext:value-type="string">
            <text:p>Frokost</text:p>
          </table:table-cell>
          <table:table-cell table:number-columns-repeated="4"/>
          <table:table-cell office:value-type="string" calcext:value-type="string">
            <text:p>Discount, Fuldkornsmærket, Nøglehulsmærket, Vegansk</text:p>
          </table:table-cell>
          <table:table-cell table:number-columns-repeated="3"/>
          <table:table-cell office:value-type="string" calcext:value-type="string">
            <text:p>Brød</text:p>
          </table:table-cell>
          <table:table-cell office:value-type="string" calcext:value-type="string">
            <text:p>Fuldkornstoast</text:p>
            <text:p>Vi har bagt et toastbrød med vægt på fuldkorn og fremfor alt den gode smag. Alt det får du, når du serverer vores fuldkornstoast.</text:p>
          </table:table-cell>
          <table:table-cell office:value-type="string" calcext:value-type="string">
            <text:p>https://www.nemlig.com/fuldkornstoast-5000604</text:p>
          </table:table-cell>
        </table:table-row>
        <table:table-row table:style-name="ro12">
          <table:table-cell office:value-type="string" calcext:value-type="string">
            <text:p>Dagligvarer &gt; Køl og mejeri &gt; Frisk pasta &gt; Pasta uden fyld &gt; Fettucine &gt; Fettuccine m. fuldkorn øko.</text:p>
          </table:table-cell>
          <table:table-cell office:value-type="string" calcext:value-type="string">
            <text:p>Fettuccine m. fuldkorn øko.</text:p>
          </table:table-cell>
          <table:table-cell office:value-type="string" calcext:value-type="string">
            <text:p>400 g / Urtekram</text:p>
          </table:table-cell>
          <table:table-cell office:value-type="string" calcext:value-type="string">
            <text:p>Øko (europæisk)</text:p>
          </table:table-cell>
          <table:table-cell office:value-type="string" calcext:value-type="string">
            <text:p>18.95</text:p>
          </table:table-cell>
          <table:table-cell office:value-type="string" calcext:value-type="string">
            <text:p>.</text:p>
          </table:table-cell>
          <table:table-cell office:value-type="string" calcext:value-type="string">
            <text:p>Urtekram</text:p>
          </table:table-cell>
          <table:table-cell office:value-type="string" calcext:value-type="string">
            <text:p>Aftensmad</text:p>
          </table:table-cell>
          <table:table-cell table:number-columns-repeated="4"/>
          <table:table-cell office:value-type="string" calcext:value-type="string">
            <text:p>Øko (europæisk)</text:p>
          </table:table-cell>
          <table:table-cell table:number-columns-repeated="3"/>
          <table:table-cell office:value-type="string" calcext:value-type="string">
            <text:p>Pasta</text:p>
          </table:table-cell>
          <table:table-cell office:value-type="string" calcext:value-type="string">
            <text:p>Økologisk fuldkornsfettuccine</text:p>
            <text:p>URTEKRAM italiensk Fettuccine er fremstillet af 100% durum hvede og lokalt kildevand fra Dolomitterne af Pastificio Felicetti srl. grundlagt i 1908 i Predazzo i hjertet af Valle di Fiemme ved bjergkæden Dolomitterne.</text:p>
            <text:p/>
            <text:p>Felicetti familien har fremstillet traditionel italiensk pasta i fire generationer.</text:p>
            <text:p>Pastaen er støbt i bronceforme for at opnå en ru overflade til fastholdelse af saucen og derpå omhyggeligt tørret i respekt for faconen. Felicetti pasta er unik smag og perfekt struktur.</text:p>
          </table:table-cell>
          <table:table-cell office:value-type="string" calcext:value-type="string">
            <text:p>https://www.nemlig.com/fettuccine-m-fuldkorn-oeko-5021915</text:p>
          </table:table-cell>
        </table:table-row>
        <table:table-row table:style-name="ro3">
          <table:table-cell office:value-type="string" calcext:value-type="string">
            <text:p>Dagligvarer &gt; Køl og mejeri &gt; Frisk pasta &gt; Pasta uden fyld &gt; Fettucine &gt; Fettuccine (frisk)</text:p>
          </table:table-cell>
          <table:table-cell office:value-type="string" calcext:value-type="string">
            <text:p>Fettuccine (frisk)</text:p>
          </table:table-cell>
          <table:table-cell office:value-type="string" calcext:value-type="string">
            <text:p>250 g / Pastella</text:p>
          </table:table-cell>
          <table:table-cell office:value-type="string" calcext:value-type="string">
            <text:p>KØL</text:p>
          </table:table-cell>
          <table:table-cell office:value-type="string" calcext:value-type="string">
            <text:p>14.95</text:p>
          </table:table-cell>
          <table:table-cell office:value-type="string" calcext:value-type="string">
            <text:p>.</text:p>
          </table:table-cell>
          <table:table-cell office:value-type="string" calcext:value-type="string">
            <text:p>Pastella</text:p>
          </table:table-cell>
          <table:table-cell office:value-type="string" calcext:value-type="string">
            <text:p>Madlavning</text:p>
          </table:table-cell>
          <table:table-cell table:number-columns-repeated="4"/>
          <table:table-cell office:value-type="string" calcext:value-type="string">
            <text:p>KØL</text:p>
          </table:table-cell>
          <table:table-cell table:number-columns-repeated="3"/>
          <table:table-cell office:value-type="string" calcext:value-type="string">
            <text:p>Pasta</text:p>
          </table:table-cell>
          <table:table-cell office:value-type="string" calcext:value-type="string">
            <text:p>Fettuccine naturel</text:p>
            <text:p>Pastella Fettuccine naturel er vores klassiske bånd pasta - ca. ½ cm bred. Pastella Fettuccine skal kun koges 2 minutter. Pastella Fettuccine naturel er velegnet til de fleste pastaretter.</text:p>
          </table:table-cell>
          <table:table-cell office:value-type="string" calcext:value-type="string">
            <text:p>https://www.nemlig.com/fettuccine-frisk-102142</text:p>
          </table:table-cell>
        </table:table-row>
        <table:table-row table:style-name="ro3">
          <table:table-cell office:value-type="string" calcext:value-type="string">
            <text:p>Dagligvarer &gt; Kolonial &gt; Bagning &gt; Nødder &gt; Pistacienødder &gt; Pistaciekerner</text:p>
          </table:table-cell>
          <table:table-cell office:value-type="string" calcext:value-type="string">
            <text:p>Pistaciekerner</text:p>
          </table:table-cell>
          <table:table-cell office:value-type="string" calcext:value-type="string">
            <text:p>35 g / usaltede / Earth Control</text:p>
          </table:table-cell>
          <table:table-cell/>
          <table:table-cell office:value-type="string" calcext:value-type="string">
            <text:p>25.00</text:p>
          </table:table-cell>
          <table:table-cell office:value-type="string" calcext:value-type="string">
            <text:p>.</text:p>
          </table:table-cell>
          <table:table-cell office:value-type="string" calcext:value-type="string">
            <text:p>Earth Control, System Frugt - Earth Control</text:p>
          </table:table-cell>
          <table:table-cell office:value-type="string" calcext:value-type="string">
            <text:p>Salat</text:p>
          </table:table-cell>
          <table:table-cell table:number-columns-repeated="8"/>
          <table:table-cell office:value-type="string" calcext:value-type="string">
            <text:p>Kerner, Nødder</text:p>
          </table:table-cell>
          <table:table-cell office:value-type="string" calcext:value-type="string">
            <text:p>Usaltede pistaciekerner er velegnet i konfekt, desserter, bagværk og som snack.</text:p>
            <text:p>Kan indeholde spor af nødder og jordnødder.</text:p>
          </table:table-cell>
          <table:table-cell office:value-type="string" calcext:value-type="string">
            <text:p>https://www.nemlig.com/pistaciekerner-5003685</text:p>
          </table:table-cell>
        </table:table-row>
        <table:table-row table:style-name="ro3">
          <table:table-cell office:value-type="string" calcext:value-type="string">
            <text:p>Dagligvarer &gt; Kød og fisk &gt; Fisk og skaldyr &gt; Fisk i filet &gt; Sej portioner</text:p>
          </table:table-cell>
          <table:table-cell office:value-type="string" calcext:value-type="string">
            <text:p>Sej portioner</text:p>
          </table:table-cell>
          <table:table-cell office:value-type="string" calcext:value-type="string">
            <text:p>350 g / frost / Mit Køkken</text:p>
          </table:table-cell>
          <table:table-cell office:value-type="string" calcext:value-type="string">
            <text:p>Frost,MSC-mærket,Nøglehulsmærket</text:p>
          </table:table-cell>
          <table:table-cell office:value-type="string" calcext:value-type="string">
            <text:p>42.95</text:p>
          </table:table-cell>
          <table:table-cell office:value-type="string" calcext:value-type="string">
            <text:p>.</text:p>
          </table:table-cell>
          <table:table-cell office:value-type="string" calcext:value-type="string">
            <text:p>Mit Køkken</text:p>
          </table:table-cell>
          <table:table-cell office:value-type="string" calcext:value-type="string">
            <text:p>Aftensmad</text:p>
          </table:table-cell>
          <table:table-cell table:number-columns-repeated="4"/>
          <table:table-cell office:value-type="string" calcext:value-type="string">
            <text:p>Frost, MSC-mærket, Nøglehulsmærket</text:p>
          </table:table-cell>
          <table:table-cell table:number-columns-repeated="3"/>
          <table:table-cell office:value-type="string" calcext:value-type="string">
            <text:p>Fisk</text:p>
          </table:table-cell>
          <table:table-cell office:value-type="string" calcext:value-type="string">
            <text:p>Dybfrosne sej portioner tilsat vand</text:p>
            <text:p>Vildt fanget i det nordatlantiske farvand.</text:p>
          </table:table-cell>
          <table:table-cell office:value-type="string" calcext:value-type="string">
            <text:p>https://www.nemlig.com/sej-portioner-5042866</text:p>
          </table:table-cell>
        </table:table-row>
        <table:table-row table:style-name="ro3">
          <table:table-cell office:value-type="string" calcext:value-type="string">
            <text:p>Dagligvarer &gt; Drikkevarer &gt; Spiritus &gt; Whisky &gt; Glenfiddich 15 år</text:p>
          </table:table-cell>
          <table:table-cell office:value-type="string" calcext:value-type="string">
            <text:p>Glenfiddich 15 år</text:p>
          </table:table-cell>
          <table:table-cell office:value-type="string" calcext:value-type="string">
            <text:p>0,70 l / gaveæske / Whisky</text:p>
          </table:table-cell>
          <table:table-cell/>
          <table:table-cell office:value-type="string" calcext:value-type="string">
            <text:p>399.95</text:p>
          </table:table-cell>
          <table:table-cell office:value-type="string" calcext:value-type="string">
            <text:p>349.95</text:p>
          </table:table-cell>
          <table:table-cell office:value-type="string" calcext:value-type="string">
            <text:p>Glenfiddich</text:p>
          </table:table-cell>
          <table:table-cell office:value-type="string" calcext:value-type="string">
            <text:p>Fest</text:p>
          </table:table-cell>
          <table:table-cell table:number-columns-repeated="3"/>
          <table:table-cell office:value-type="string" calcext:value-type="string">
            <text:p>Skotland</text:p>
          </table:table-cell>
          <table:table-cell table:number-columns-repeated="4"/>
          <table:table-cell office:value-type="string" calcext:value-type="string">
            <text:p>Whisky</text:p>
          </table:table-cell>
          <table:table-cell office:value-type="string" calcext:value-type="string">
            <text:p>Whiskey</text:p>
            <text:p>Glenfiddichs Solera-kar er et stort egefad, der på enestående vis forædler 15 år gamle whiskyer, der har lagret på europæiske, amerikanske og nye egetønder. Det holdes altid mindst halvfuldt, hvilket frembringer en harmonisk whisky, der vokser sig fyldigere og mere kompleks for hvert år. Når whiskyen har opnået kraft og fylde i Solera-karret emmer den af dybe og komplekse noter af varm aroma, honning og krydret frugt; smagsindtryk, der har skabt verdens mest prisbelønnede single malt-whisky.</text:p>
          </table:table-cell>
          <table:table-cell office:value-type="string" calcext:value-type="string">
            <text:p>https://www.nemlig.com/glenfiddich-15-aar-5027674</text:p>
          </table:table-cell>
        </table:table-row>
        <table:table-row table:style-name="ro8">
          <table:table-cell office:value-type="string" calcext:value-type="string">
            <text:p>Dagligvarer &gt; Køl og mejeri &gt; Mejeri &gt; Mælk &gt; Skummetmælk &gt; Soyadrik naturel øko.</text:p>
          </table:table-cell>
          <table:table-cell office:value-type="string" calcext:value-type="string">
            <text:p>Soyadrik naturel øko.</text:p>
          </table:table-cell>
          <table:table-cell office:value-type="string" calcext:value-type="string">
            <text:p>1 l / Naturli'</text:p>
          </table:table-cell>
          <table:table-cell office:value-type="string" calcext:value-type="string">
            <text:p>Øko (europæisk)</text:p>
          </table:table-cell>
          <table:table-cell office:value-type="string" calcext:value-type="string">
            <text:p>19.95</text:p>
          </table:table-cell>
          <table:table-cell office:value-type="string" calcext:value-type="string">
            <text:p>.</text:p>
          </table:table-cell>
          <table:table-cell office:value-type="string" calcext:value-type="string">
            <text:p>Naturli'</text:p>
          </table:table-cell>
          <table:table-cell office:value-type="string" calcext:value-type="string">
            <text:p>Drikke, Veganer, Vegetar</text:p>
          </table:table-cell>
          <table:table-cell table:number-columns-repeated="4"/>
          <table:table-cell office:value-type="string" calcext:value-type="string">
            <text:p>Glutenfri, Laktosefri, Vegansk, Vegetarisk, Øko (europæisk)</text:p>
          </table:table-cell>
          <table:table-cell table:number-columns-repeated="3"/>
          <table:table-cell office:value-type="string" calcext:value-type="string">
            <text:p>Plantebaseret drik, Soyadrik</text:p>
          </table:table-cell>
          <table:table-cell office:value-type="string" calcext:value-type="string">
            <text:p>Soyadrik</text:p>
            <text:p>Naturli’ Økologisk Soyadrik uden sukker er skånsomt fremstillet af økologiske, hele soyabønner uden brug af kemikalier eller génmodificerede råvarer. Dermed bevares soyabønnens gode ernæringsmæssige egenskaber.</text:p>
            <text:p/>
            <text:p>Naturli’ er :</text:p>
            <text:p>100% plantebaseret</text:p>
            <text:p>0% kolesterol</text:p>
            <text:p>0% laktose</text:p>
            <text:p>0% animalsk fedt</text:p>
            <text:p>100% Naturli’</text:p>
            <text:p/>
            <text:p>Anvendelse:</text:p>
            <text:p>Naturli’ økologisk soyadrik uden sukker anvendes helt som komælk.</text:p>
            <text:p/>
            <text:p>Drikkeklar fra køleskabet eller sammen med morgenmadsprodukter. Specielt godt til madlavning og bagning.</text:p>
          </table:table-cell>
          <table:table-cell office:value-type="string" calcext:value-type="string">
            <text:p>https://www.nemlig.com/soyadrik-naturel-oeko-5000672</text:p>
          </table:table-cell>
        </table:table-row>
        <table:table-row table:style-name="ro11">
          <table:table-cell office:value-type="string" calcext:value-type="string">
            <text:p>Dagligvarer &gt; Emilio Hidalgo Cream Sherry</text:p>
          </table:table-cell>
          <table:table-cell office:value-type="string" calcext:value-type="string">
            <text:p>Emilio Hidalgo Cream Sherry</text:p>
          </table:table-cell>
          <table:table-cell office:value-type="string" calcext:value-type="string">
            <text:p>Spanien / Jerez DO / 0,75 l / sherry</text:p>
          </table:table-cell>
          <table:table-cell/>
          <table:table-cell office:value-type="string" calcext:value-type="string">
            <text:p>89.95</text:p>
          </table:table-cell>
          <table:table-cell office:value-type="string" calcext:value-type="string">
            <text:p>.</text:p>
          </table:table-cell>
          <table:table-cell/>
          <table:table-cell office:value-type="string" calcext:value-type="string">
            <text:p>Dessert</text:p>
          </table:table-cell>
          <table:table-cell office:value-type="string" calcext:value-type="string">
            <text:p>Kork</text:p>
          </table:table-cell>
          <table:table-cell table:number-columns-repeated="2"/>
          <table:table-cell office:value-type="string" calcext:value-type="string">
            <text:p>Spanien</text:p>
          </table:table-cell>
          <table:table-cell table:number-columns-repeated="4"/>
          <table:table-cell office:value-type="string" calcext:value-type="string">
            <text:p>Dessertvin, Hedvin, Sherry</text:p>
          </table:table-cell>
          <table:table-cell office:value-type="string" calcext:value-type="string">
            <text:p>Cream Sherry Morenita</text:p>
            <text:p/>
            <text:p>Morenita Cream er et sammenblanding af Oloroso (på Palomino Fino) og Pedro Ximénez i forholdet 80/20, som har været turen gennem soleraen. Blandingen af de to vintyper har givet en sød og ikke sliksød eller tung hedvin, der er fremragende sammen med desserter, hvor andre søde vine ellers har det umådelig svært.</text:p>
            <text:p/>
            <text:p>Viden om vinhuset</text:p>
            <text:p>Bodegas Emilio Hidalgo er et af de få tilbageværende familieejede huse med en historie, der strækker sig tilbage til anden halvdel af 18-tallet og med en lang tradition for håndlavede og beskedne mængder af top-sherryer. Nogle af soleraerne tilbage fra grundlæggelsen er den dag i dag stadig i brug. 5. generation af Hidalgo-familien driver i dag familievirksomheden.</text:p>
            <text:p>Bodegaen ligger i den gamle del af Jeréz de la Frontera, hvor det indvendige fungerer som lager men lige så godt kunne være et museum. Her hviler utallige gamle fade med Hidalgos sherryer, der repræsenterer både familieopsparingen og vinhistorie.</text:p>
            <text:p>Bodegas Emilio Hidalgo mestrer alle sherry-typer fra de knastørre, dugfriske finoer, over de tørre, oxidative og vellagrede oloroser og amontilladoer til de gamle, tyktflydende pedro ximénez-fade med sød eliksir. Selv basistyperne er karakterfulde klassevine af uhørt høj kvalitet med høj gennemsnitsalder.</text:p>
            <text:p>Efterhånden som man bevæger sig op i alder og pris, finder man sjældne referencevine, produceret i mikroskopiske oplag; sherryer der tilhører den absolutte top inden for de respektive kategorier.</text:p>
          </table:table-cell>
          <table:table-cell office:value-type="string" calcext:value-type="string">
            <text:p>https://www.nemlig.com/emilio-hidalgo-cream-sherry-5018352</text:p>
          </table:table-cell>
        </table:table-row>
        <table:table-row table:style-name="ro14">
          <table:table-cell office:value-type="string" calcext:value-type="string">
            <text:p>Dagligvarer &gt; Frost &gt; Kød og fjerkræ &gt; Kylling &gt; Kyllingekebab</text:p>
          </table:table-cell>
          <table:table-cell office:value-type="string" calcext:value-type="string">
            <text:p>Kyllingekebab</text:p>
          </table:table-cell>
          <table:table-cell office:value-type="string" calcext:value-type="string">
            <text:p>300 g / frost / Danpo</text:p>
          </table:table-cell>
          <table:table-cell office:value-type="string" calcext:value-type="string">
            <text:p>Frost,Halal,Nøglehulsmærket</text:p>
          </table:table-cell>
          <table:table-cell office:value-type="string" calcext:value-type="string">
            <text:p>24.95</text:p>
          </table:table-cell>
          <table:table-cell office:value-type="string" calcext:value-type="string">
            <text:p>19.95</text:p>
          </table:table-cell>
          <table:table-cell office:value-type="string" calcext:value-type="string">
            <text:p>Danpo</text:p>
          </table:table-cell>
          <table:table-cell office:value-type="string" calcext:value-type="string">
            <text:p>Aftensmad, Grill</text:p>
          </table:table-cell>
          <table:table-cell table:number-columns-repeated="4"/>
          <table:table-cell office:value-type="string" calcext:value-type="string">
            <text:p>Discount, Frost, Halal, Nøglehulsmærket</text:p>
          </table:table-cell>
          <table:table-cell office:value-type="string" calcext:value-type="string">
            <text:p>Danmark</text:p>
          </table:table-cell>
          <table:table-cell table:number-columns-repeated="2"/>
          <table:table-cell office:value-type="string" calcext:value-type="string">
            <text:p>Kylling</text:p>
          </table:table-cell>
          <table:table-cell office:value-type="string" calcext:value-type="string">
            <text:p>Kyllingekebab</text:p>
            <text:p>Danpo kyllingekebab kan bruges i alle former for sandwich, pita, pasta retter, salater, på pizza mv. Kyllingekebab kan efter optøning anvendes både som kolde eller opvarmet skiver.</text:p>
            <text:p/>
            <text:p>Danpo kyllingekebab er dansk kylling i store skiver, lavet af lårkød, hvilket giver produktet saft og kraft. Det er med tilpasset krydderi og et produkt med den helt rigtige smag af kebab.</text:p>
            <text:p/>
            <text:p>Tilberedning:</text:p>
            <text:p>I ovn: Dybfrossen ca. 12 minutter ved 185˚ i almindelig ovn eller varmluft ved 175˚. Optøet: ca. 8 minutter.</text:p>
            <text:p>På pande: Dybfrossen ca. 8 min ved middelvarme. Optøet: ca. 6 minutter.</text:p>
            <text:p/>
            <text:p>Danpo dansk kylling er opvokset, slagtet og pakket i Danmark. Det er kyllinger fra udvalgte landmænd i Danmark. Kyllingerne vokser op på de bedste foderblandinger og landmændene opdrætter kyllingerne efter nogle af de strengeste krav i verden. Kyllingerne vokser op i trygge omgivelser uden stress. De går frit rundt i en tør og lun stald og har fri adgang til vand og foder. Danpo har den fulde kontrol over kyllingens vej, og kan derfor levere den bedste kødkvalitet samt garanterer den højeste grad af fødevaresikkerhed.</text:p>
          </table:table-cell>
          <table:table-cell office:value-type="string" calcext:value-type="string">
            <text:p>https://www.nemlig.com/kyllingekebab-5037393</text:p>
          </table:table-cell>
        </table:table-row>
        <table:table-row table:style-name="ro3">
          <table:table-cell office:value-type="string" calcext:value-type="string">
            <text:p>Dagligvarer &gt; Køl og mejeri &gt; Pålæg &gt; Fisk- og skaldyrspålæg &gt; Røget fisk og ål &gt; Varmrøget laks</text:p>
          </table:table-cell>
          <table:table-cell office:value-type="string" calcext:value-type="string">
            <text:p>Varmrøget laks</text:p>
          </table:table-cell>
          <table:table-cell office:value-type="string" calcext:value-type="string">
            <text:p>125 g / m. hvidløg / Rossini</text:p>
          </table:table-cell>
          <table:table-cell office:value-type="string" calcext:value-type="string">
            <text:p>KØL,Nøglehulsmærket</text:p>
          </table:table-cell>
          <table:table-cell office:value-type="string" calcext:value-type="string">
            <text:p>49.95</text:p>
          </table:table-cell>
          <table:table-cell office:value-type="string" calcext:value-type="string">
            <text:p>.</text:p>
          </table:table-cell>
          <table:table-cell office:value-type="string" calcext:value-type="string">
            <text:p>Rossini</text:p>
          </table:table-cell>
          <table:table-cell office:value-type="string" calcext:value-type="string">
            <text:p>Aftensmad</text:p>
          </table:table-cell>
          <table:table-cell table:number-columns-repeated="4"/>
          <table:table-cell office:value-type="string" calcext:value-type="string">
            <text:p>KØL, Nøglehulsmærket</text:p>
          </table:table-cell>
          <table:table-cell office:value-type="string" calcext:value-type="string">
            <text:p>Laks</text:p>
          </table:table-cell>
          <table:table-cell table:number-columns-repeated="2"/>
          <table:table-cell office:value-type="string" calcext:value-type="string">
            <text:p>Laks</text:p>
          </table:table-cell>
          <table:table-cell office:value-type="string" calcext:value-type="string">
            <text:p>Varmrøget Færøsk Laks med hvidløg</text:p>
            <text:p>Den friske laks håndsaltes og trækker i ca. 4 timer, hvorefter røgningsprocessen påbegyndes. Laksen varmrøges i ovn under 75° C, indtil kernetemperaturen i produktet er 68° C. Hele processen tager ca. 11 timer. Resultatet er et yderst velsmagende stykke laks af den fineste kvalitet. Laksen varmrøges i ovn under 75° C, indtil kernetemperaturen i produktet er 68° C. Hele processen tager ca. 11 timer. Resultatet er et yderst velsmagende stykke laks af den fineste kvalitet.</text:p>
          </table:table-cell>
          <table:table-cell office:value-type="string" calcext:value-type="string">
            <text:p>https://www.nemlig.com/varmroeget-laks-5035014</text:p>
          </table:table-cell>
        </table:table-row>
        <table:table-row table:style-name="ro2">
          <table:table-cell office:value-type="string" calcext:value-type="string">
            <text:p>Dagligvarer &gt; Køl og mejeri &gt; Færdigretter på køl &gt; Middagsretter på køl &gt; Chicken Tikka Masala</text:p>
          </table:table-cell>
          <table:table-cell office:value-type="string" calcext:value-type="string">
            <text:p>Chicken Tikka Masala</text:p>
          </table:table-cell>
          <table:table-cell office:value-type="string" calcext:value-type="string">
            <text:p>950 g/ 2-3 pers / DinnerTime</text:p>
          </table:table-cell>
          <table:table-cell office:value-type="string" calcext:value-type="string">
            <text:p>KØL</text:p>
          </table:table-cell>
          <table:table-cell office:value-type="string" calcext:value-type="string">
            <text:p>99.95</text:p>
          </table:table-cell>
          <table:table-cell office:value-type="string" calcext:value-type="string">
            <text:p>84.96</text:p>
          </table:table-cell>
          <table:table-cell office:value-type="string" calcext:value-type="string">
            <text:p>DinnerTime</text:p>
          </table:table-cell>
          <table:table-cell office:value-type="string" calcext:value-type="string">
            <text:p>Aftensmad, Middag</text:p>
          </table:table-cell>
          <table:table-cell table:number-columns-repeated="4"/>
          <table:table-cell office:value-type="string" calcext:value-type="string">
            <text:p>KØL</text:p>
          </table:table-cell>
          <table:table-cell table:number-columns-repeated="3"/>
          <table:table-cell office:value-type="string" calcext:value-type="string">
            <text:p>Convenience, Færdigret</text:p>
          </table:table-cell>
          <table:table-cell office:value-type="string" calcext:value-type="string">
            <text:p>Chicken Tikka Masala</text:p>
            <text:p>DINNER TIME. Få nem mad på bordet med disse klassiske retter. DinnerTime byder på et væld af smage, skabt med inspiration fra Norden, Syden og Østens køkken. Disse vidunderlige retter er lavet med respekt for råvarerne og kærlighed til mad.</text:p>
            <text:p>DinnerTime er den perfekte løsning til et nemt og velsmagende måltid. Serveres med evt. med ris, quinoa eller salat.</text:p>
            <text:p/>
            <text:p>Tilberedning. Tag produktet ud af glasset:</text:p>
            <text:p>Varmes ved svag varme i gryde under omrøring eller i mikroovn 5-8 minutter ved 900 watt. Produktet skal opvarmes til mindst 75 °C.</text:p>
          </table:table-cell>
          <table:table-cell office:value-type="string" calcext:value-type="string">
            <text:p>https://www.nemlig.com/chicken-tikka-masala-5045983</text:p>
          </table:table-cell>
        </table:table-row>
        <table:table-row table:style-name="ro14">
          <table:table-cell office:value-type="string" calcext:value-type="string">
            <text:p>Dagligvarer &gt; Slik og kiosk &gt; Bøger &gt; Hverdagsvegetar</text:p>
          </table:table-cell>
          <table:table-cell office:value-type="string" calcext:value-type="string">
            <text:p>Hverdagsvegetar</text:p>
          </table:table-cell>
          <table:table-cell office:value-type="string" calcext:value-type="string">
            <text:p>1 stk. / Politikens Forlag</text:p>
          </table:table-cell>
          <table:table-cell/>
          <table:table-cell office:value-type="string" calcext:value-type="string">
            <text:p>299.95</text:p>
          </table:table-cell>
          <table:table-cell office:value-type="string" calcext:value-type="string">
            <text:p>.</text:p>
          </table:table-cell>
          <table:table-cell/>
          <table:table-cell office:value-type="string" calcext:value-type="string">
            <text:p>Madlavning, Vegetar</text:p>
          </table:table-cell>
          <table:table-cell table:number-columns-repeated="8"/>
          <table:table-cell office:value-type="string" calcext:value-type="string">
            <text:p>Bog, Kogebog</text:p>
          </table:table-cell>
          <table:table-cell office:value-type="string" calcext:value-type="string">
            <text:p>Hverdagsvegetar</text:p>
            <text:p>Ditte Ingemann er en af Danmarks mest rutinerede opskriftsudviklere ud i det grønne.</text:p>
            <text:p/>
            <text:p>I sin nye bog tager hun fat, hvor dens forgænger, bestselleren Vegetar, slap, og giver os alt, hvad et moderne vegetarhjerte kan begære. Rigtig mange danskere har allerede for længst indført en kødfri dag eller er gået skridtet videre og spiser vegetarisk både to, tre og fire gange om ugen. I det hele taget er det nu blevet så almindeligt at spise helt vegetarisk, at man også godt tør og har lyst til at servere det for venner og familie. Det kræver ny inspiration.</text:p>
            <text:p/>
            <text:p>Opskrifterne i denne bog er udviklet med et kærligt blik på danskernes traditionelle livretter, som fortsat er højt elskede, men også fungerer perfekt med et grønt og moderne tvist. Hvordan laver man egentlig en perfekt gang vegetariske boller i karry, klassisk vegeburger, lasagne veggie style, flækærtedeller med kartoﬀelsalat, grøn gullasch eller linsebolognese med svampe og hasselnødder? Det får man svar på her. Andre opskrifter giver bud på den bedste speltotto, måltidssalater, supper, tærter, bowls, madvafler, ravioli, pizza, hotdogs … alt sammen superlækker aftensmad, der mætter.</text:p>
            <text:p/>
            <text:p>Dette er bogen, der ikke bare giver læseren rutinen i det vegetariske køkken, men også et stort og varieret repertoire, så man undgår at gå død i de samme fem vegetarretter. Der er opskrifter til den travle hverdagsaften, men også til de dage, hvor du har lidt ekstra tid eller vil imponere dine middagsgæster i weekenden.</text:p>
            <text:p/>
            <text:p>Slutteligt har Ditte på modigste vis givet sit bud på en grøn jul.</text:p>
          </table:table-cell>
          <table:table-cell office:value-type="string" calcext:value-type="string">
            <text:p>https://www.nemlig.com/hverdagsvegetar-5048845</text:p>
          </table:table-cell>
        </table:table-row>
        <table:table-row table:style-name="ro3">
          <table:table-cell office:value-type="string" calcext:value-type="string">
            <text:p>Dagligvarer &gt; Frost &gt; Supper og nem mad &gt; Pizza og toast &gt; Pizza Hawaii</text:p>
          </table:table-cell>
          <table:table-cell office:value-type="string" calcext:value-type="string">
            <text:p>Pizza Hawaii</text:p>
          </table:table-cell>
          <table:table-cell office:value-type="string" calcext:value-type="string">
            <text:p>2 stk. / 710 g / frost / Dr. Oetker - Ristorante</text:p>
          </table:table-cell>
          <table:table-cell office:value-type="string" calcext:value-type="string">
            <text:p>Frost</text:p>
          </table:table-cell>
          <table:table-cell office:value-type="string" calcext:value-type="string">
            <text:p>47.00</text:p>
          </table:table-cell>
          <table:table-cell office:value-type="string" calcext:value-type="string">
            <text:p>.</text:p>
          </table:table-cell>
          <table:table-cell office:value-type="string" calcext:value-type="string">
            <text:p>Dr. Oetker</text:p>
          </table:table-cell>
          <table:table-cell office:value-type="string" calcext:value-type="string">
            <text:p>Aftensmad, Frokost</text:p>
          </table:table-cell>
          <table:table-cell table:number-columns-repeated="4"/>
          <table:table-cell office:value-type="string" calcext:value-type="string">
            <text:p>Frost</text:p>
          </table:table-cell>
          <table:table-cell table:number-columns-repeated="3"/>
          <table:table-cell office:value-type="string" calcext:value-type="string">
            <text:p>Pizza</text:p>
          </table:table-cell>
          <table:table-cell office:value-type="string" calcext:value-type="string">
            <text:p>Dr. Oetker Ristorante Pizza Hawaii</text:p>
            <text:p>Den tynde, sprøde bund, det delikate fyld og de udsøgte råvarer kendetegner Dr. Oetker Ristorante Pizza. Dr. Oetker Ristorante Hawaii er toppet med en fyldig, aromatisk tomatsauce, søde ananasstykker, saftig skinke og revet mozzarellaost.</text:p>
          </table:table-cell>
          <table:table-cell office:value-type="string" calcext:value-type="string">
            <text:p>https://www.nemlig.com/pizza-hawaii-5029570</text:p>
          </table:table-cell>
        </table:table-row>
        <table:table-row table:style-name="ro7">
          <table:table-cell office:value-type="string" calcext:value-type="string">
            <text:p>Dagligvarer &gt; Kolonial &gt; Tapasspecialiteter &gt; Pesto &gt; Tomat pesto øko.</text:p>
          </table:table-cell>
          <table:table-cell office:value-type="string" calcext:value-type="string">
            <text:p>Tomat pesto øko.</text:p>
          </table:table-cell>
          <table:table-cell office:value-type="string" calcext:value-type="string">
            <text:p>130 g / vegansk / Urtekram</text:p>
          </table:table-cell>
          <table:table-cell office:value-type="string" calcext:value-type="string">
            <text:p>Øko (europæisk)</text:p>
          </table:table-cell>
          <table:table-cell office:value-type="string" calcext:value-type="string">
            <text:p>26.95</text:p>
          </table:table-cell>
          <table:table-cell office:value-type="string" calcext:value-type="string">
            <text:p>.</text:p>
          </table:table-cell>
          <table:table-cell office:value-type="string" calcext:value-type="string">
            <text:p>Urtekram</text:p>
          </table:table-cell>
          <table:table-cell office:value-type="string" calcext:value-type="string">
            <text:p>Veganer</text:p>
          </table:table-cell>
          <table:table-cell table:number-columns-repeated="4"/>
          <table:table-cell office:value-type="string" calcext:value-type="string">
            <text:p>Vegansk, Vegetarisk, Øko (europæisk)</text:p>
          </table:table-cell>
          <table:table-cell table:number-columns-repeated="3"/>
          <table:table-cell office:value-type="string" calcext:value-type="string">
            <text:p>Pesto</text:p>
          </table:table-cell>
          <table:table-cell office:value-type="string" calcext:value-type="string">
            <text:p>Pesto rød øko.</text:p>
            <text:p>Tomater kaldes "guldæbler" på italiensk og i denne røde, populære variant af den klassiske italienske pesto lokker de med masser af smag af både mosede og soltørrede tomater. Med økologisk solsikkeolie, pinjekerner og cashewnødder.</text:p>
            <text:p/>
            <text:p>Anvend rød pesto som dip til brød eller grøntsagsstænger. Smager også lækkert til pasta, salat eller som marinade til fisk, kød eller ovnbagte grøntsager.</text:p>
          </table:table-cell>
          <table:table-cell office:value-type="string" calcext:value-type="string">
            <text:p>https://www.nemlig.com/tomat-pesto-oeko-5019699</text:p>
          </table:table-cell>
        </table:table-row>
        <table:table-row table:style-name="ro3">
          <table:table-cell office:value-type="string" calcext:value-type="string">
            <text:p>Dagligvarer &gt; Kød og fisk &gt; Kylling &gt; Kyllingefilet &gt; Tom Kha Soup</text:p>
          </table:table-cell>
          <table:table-cell office:value-type="string" calcext:value-type="string">
            <text:p>Tom Kha Soup</text:p>
          </table:table-cell>
          <table:table-cell office:value-type="string" calcext:value-type="string">
            <text:p>30 g / Santa Maria - Thai</text:p>
          </table:table-cell>
          <table:table-cell/>
          <table:table-cell office:value-type="string" calcext:value-type="string">
            <text:p>10.95</text:p>
          </table:table-cell>
          <table:table-cell office:value-type="string" calcext:value-type="string">
            <text:p>.</text:p>
          </table:table-cell>
          <table:table-cell office:value-type="string" calcext:value-type="string">
            <text:p>Santa Maria</text:p>
          </table:table-cell>
          <table:table-cell table:number-columns-repeated="5"/>
          <table:table-cell office:value-type="string" calcext:value-type="string">
            <text:p>Glutenfri</text:p>
          </table:table-cell>
          <table:table-cell table:number-columns-repeated="3"/>
          <table:table-cell office:value-type="string" calcext:value-type="string">
            <text:p>Krydderi</text:p>
          </table:table-cell>
          <table:table-cell office:value-type="string" calcext:value-type="string">
            <text:p>Tom Kha krydderiblanding</text:p>
            <text:p>Tom Kha er en klassisk thailandsk suppe med en fin balance mellem styrke og syre. Med denne krydderiblanding får du hurtigt og nemt den perfekte smag.</text:p>
          </table:table-cell>
          <table:table-cell office:value-type="string" calcext:value-type="string">
            <text:p>https://www.nemlig.com/tom-kha-soup-5021691</text:p>
          </table:table-cell>
        </table:table-row>
        <table:table-row table:style-name="ro4">
          <table:table-cell office:value-type="string" calcext:value-type="string">
            <text:p>Dagligvarer &gt; Husholdning og bolig &gt; Rengøring &gt; Rengøringsmiddel &gt; Universal &gt; Afkalker t. badeværelse</text:p>
          </table:table-cell>
          <table:table-cell office:value-type="string" calcext:value-type="string">
            <text:p>Afkalker t. badeværelse</text:p>
          </table:table-cell>
          <table:table-cell office:value-type="string" calcext:value-type="string">
            <text:p>1 l / stærk / Minus</text:p>
          </table:table-cell>
          <table:table-cell/>
          <table:table-cell office:value-type="string" calcext:value-type="string">
            <text:p>25.95</text:p>
          </table:table-cell>
          <table:table-cell office:value-type="string" calcext:value-type="string">
            <text:p>.</text:p>
          </table:table-cell>
          <table:table-cell office:value-type="string" calcext:value-type="string">
            <text:p>Minus Kalk</text:p>
          </table:table-cell>
          <table:table-cell office:value-type="string" calcext:value-type="string">
            <text:p>Afkalkning</text:p>
          </table:table-cell>
          <table:table-cell table:number-columns-repeated="8"/>
          <table:table-cell office:value-type="string" calcext:value-type="string">
            <text:p>Afkalkning</text:p>
          </table:table-cell>
          <table:table-cell office:value-type="string" calcext:value-type="string">
            <text:p>Afkalker til badeværelser</text:p>
            <text:p>Afkalkning:</text:p>
            <text:p>Anvend produktet ufortyndet. Skån dine hænder og brug handsker. Kom herefter MinusKalk på en skuresvamp og gnid det kraftigt på aflejringen. Lad det virke i ca. 5 min. og skyl efter med vand. Gentag evt. behandlingen.</text:p>
            <text:p>OBS. Klinker der ikke er glaserede, skal efterfølgende vaskes med flydende brun sæbe. Enkelte fliser/klinker er ikke modstandsdygtige over for syreholdige afkalkningsmidler. Forsøg derfor altid først på et sted, der ikke ses.</text:p>
            <text:p/>
            <text:p>Almindelig rengøring af badeværelset:</text:p>
            <text:p>1 dl til 5 liter vand. Påføres med en blød skuresvamp. Efter 3-5 min. skylles efter med vand. Afkalkning af tilkalkede brusehoveder og andre armaturer:</text:p>
            <text:p>Brusehovedet tages af og lægges i ufortyndet MinusKalk i ca. 1 time eller til kalken er væk. Rør evt. i væsken nogle gange.</text:p>
            <text:p/>
            <text:p>Advarsel:</text:p>
            <text:p>Kan beskadige kalkholdige materialer som marmor og terrazzo. Kan beskadige emalje i f.eks. badekar. Kan beskadige specielle fliser og klinker, som ikke er syrefaste. Kan beskadige visse laminatplader samt plast og gummi i brusehoveder, der ikke tåler sure eller syreholdige væsker. Kan beskadige forkromet emner.</text:p>
            <text:p/>
            <text:p>www.minuskalk.dk</text:p>
          </table:table-cell>
          <table:table-cell office:value-type="string" calcext:value-type="string">
            <text:p>https://www.nemlig.com/afkalker-t-badevaerelse-5023174</text:p>
          </table:table-cell>
        </table:table-row>
        <table:table-row table:style-name="ro5">
          <table:table-cell office:value-type="string" calcext:value-type="string">
            <text:p>Dagligvarer &gt; Køl og mejeri &gt; Færdigretter på køl &gt; Middagsretter på køl &gt; Rodfrugtmos øko.</text:p>
          </table:table-cell>
          <table:table-cell office:value-type="string" calcext:value-type="string">
            <text:p>Rodfrugtmos øko.</text:p>
          </table:table-cell>
          <table:table-cell office:value-type="string" calcext:value-type="string">
            <text:p>450 g / Hanegal</text:p>
          </table:table-cell>
          <table:table-cell office:value-type="string" calcext:value-type="string">
            <text:p>KØL,Øko (dansk),Øko (europæisk)</text:p>
          </table:table-cell>
          <table:table-cell office:value-type="string" calcext:value-type="string">
            <text:p>44.95</text:p>
          </table:table-cell>
          <table:table-cell office:value-type="string" calcext:value-type="string">
            <text:p>.</text:p>
          </table:table-cell>
          <table:table-cell office:value-type="string" calcext:value-type="string">
            <text:p>Hanegal</text:p>
          </table:table-cell>
          <table:table-cell office:value-type="string" calcext:value-type="string">
            <text:p>Tilbehør</text:p>
          </table:table-cell>
          <table:table-cell table:number-columns-repeated="4"/>
          <table:table-cell office:value-type="string" calcext:value-type="string">
            <text:p>Glutenfri, KØL, Laktosefri, Øko (dansk), Øko (europæisk)</text:p>
          </table:table-cell>
          <table:table-cell table:number-columns-repeated="3"/>
          <table:table-cell office:value-type="string" calcext:value-type="string">
            <text:p>Convenience, Færdigret</text:p>
          </table:table-cell>
          <table:table-cell office:value-type="string" calcext:value-type="string">
            <text:p>Rodfrugtmos øko.</text:p>
            <text:p>Økologisk rodfrugtmos af kartoffel, pastinak og kålrabi. Let krydret og afrundet med smør.</text:p>
            <text:p/>
            <text:p>Tilbehør til 1-2 personer</text:p>
            <text:p/>
            <text:p>Tilberedning:</text:p>
            <text:p>Mikroovn: 4 minutter</text:p>
            <text:p>Ovn: 20 minutter</text:p>
          </table:table-cell>
          <table:table-cell office:value-type="string" calcext:value-type="string">
            <text:p>https://www.nemlig.com/rodfrugtmos-oeko-5019486</text:p>
          </table:table-cell>
        </table:table-row>
        <table:table-row table:style-name="ro2">
          <table:table-cell office:value-type="string" calcext:value-type="string">
            <text:p>Dagligvarer &gt; Pleje og skønhed &gt; Hårprodukter &gt; Balsam &gt; Balsam (normal og tørt hår)</text:p>
          </table:table-cell>
          <table:table-cell office:value-type="string" calcext:value-type="string">
            <text:p>Balsam (normal og tørt hår)</text:p>
          </table:table-cell>
          <table:table-cell office:value-type="string" calcext:value-type="string">
            <text:p>0,75 l / m. pumpe / Stuhr - Original</text:p>
          </table:table-cell>
          <table:table-cell/>
          <table:table-cell office:value-type="string" calcext:value-type="string">
            <text:p>120.00</text:p>
          </table:table-cell>
          <table:table-cell office:value-type="string" calcext:value-type="string">
            <text:p>96.00</text:p>
          </table:table-cell>
          <table:table-cell office:value-type="string" calcext:value-type="string">
            <text:p>Stuhr</text:p>
          </table:table-cell>
          <table:table-cell office:value-type="string" calcext:value-type="string">
            <text:p>Hårpleje, Normalt hår, Tørt hår</text:p>
          </table:table-cell>
          <table:table-cell table:number-columns-repeated="4"/>
          <table:table-cell office:value-type="string" calcext:value-type="string">
            <text:p>Discount</text:p>
          </table:table-cell>
          <table:table-cell table:number-columns-repeated="2"/>
          <table:table-cell office:value-type="string" calcext:value-type="string">
            <text:p>0,75 l</text:p>
          </table:table-cell>
          <table:table-cell office:value-type="string" calcext:value-type="string">
            <text:p>Balsam, Hårpleje</text:p>
          </table:table-cell>
          <table:table-cell office:value-type="string" calcext:value-type="string">
            <text:p>Balsam til normalt/tørt hår fra Stuhr</text:p>
            <text:p>Nærende conditioner med styrkende Keratin samt Vitamin E og F. Håret efterlades blødt, skinnende, fuld af vitalitet og nemt at rede ud.</text:p>
            <text:p/>
            <text:p>Hvordan bruges den: Til dagligt brug efter hver hårvask. Masseres godt ind i rent fugtigt hår og især i hårspidserne, som er mest udsatte for slitage. Lad virke i 1-3 minutter og skyl derefter håret grundigt med vand.</text:p>
            <text:p/>
            <text:p>Vigtigste ingredienser: Vitamin E – antioxidant. Crotein K - hydrolyseret Keratin har balsam effekt og er fugtgivende. Forbedrer håndterbarheden og udseendet. Vitamin F - består hovedsageligt af Linolsyre, giver pleje til kedeligt og tørt hår/hovedbund.</text:p>
          </table:table-cell>
          <table:table-cell office:value-type="string" calcext:value-type="string">
            <text:p>https://www.nemlig.com/balsam-normal-og-toert-haar-5040340</text:p>
          </table:table-cell>
        </table:table-row>
        <table:table-row table:style-name="ro3">
          <table:table-cell office:value-type="string" calcext:value-type="string">
            <text:p>Dagligvarer &gt; Slik og kiosk &gt; Ugeblade, magasiner og kryds &amp; tværs &gt; ALT for damerne</text:p>
          </table:table-cell>
          <table:table-cell office:value-type="string" calcext:value-type="string">
            <text:p>ALT for damerne</text:p>
          </table:table-cell>
          <table:table-cell office:value-type="string" calcext:value-type="string">
            <text:p>1 stk. / udkommer torsdag</text:p>
          </table:table-cell>
          <table:table-cell/>
          <table:table-cell office:value-type="string" calcext:value-type="string">
            <text:p>37.95</text:p>
          </table:table-cell>
          <table:table-cell office:value-type="string" calcext:value-type="string">
            <text:p>.</text:p>
          </table:table-cell>
          <table:table-cell office:value-type="string" calcext:value-type="string">
            <text:p>Alt for damerne</text:p>
          </table:table-cell>
          <table:table-cell table:number-columns-repeated="9"/>
          <table:table-cell office:value-type="string" calcext:value-type="string">
            <text:p>Ugeblad</text:p>
          </table:table-cell>
          <table:table-cell office:value-type="string" calcext:value-type="string">
            <text:p>ALT for damerne</text:p>
            <text:p>Her bringes interviews, der går i dybden, og tager de emner op, der angår dig og din hverdag. Viser tendenserne i moden med tøj, du faktisk kan gå i, og giver masser af idéer til din bolig. Vi holder dig opdateret omkring skønhed, sundhed og motion, og giver inspiration til spændende hverdagsmad. De nyeste film, bøger og musiktilbud kan du naturligvis også læse om. Hver eneste uge.</text:p>
          </table:table-cell>
          <table:table-cell office:value-type="string" calcext:value-type="string">
            <text:p>https://www.nemlig.com/alt-for-damerne-5002352</text:p>
          </table:table-cell>
        </table:table-row>
        <table:table-row table:style-name="ro1">
          <table:table-cell office:value-type="string" calcext:value-type="string">
            <text:p>Dagligvarer &gt; Slik og kiosk &gt; Kontorartikler &gt; Frimærker, kuverter og pakkelabels &gt; Postpakke pakkelabel max. 2 kg</text:p>
          </table:table-cell>
          <table:table-cell office:value-type="string" calcext:value-type="string">
            <text:p>Postpakke pakkelabel max. 2 kg</text:p>
          </table:table-cell>
          <table:table-cell office:value-type="string" calcext:value-type="string">
            <text:p>1 stk. / PostNord</text:p>
          </table:table-cell>
          <table:table-cell/>
          <table:table-cell office:value-type="string" calcext:value-type="string">
            <text:p>65.00</text:p>
          </table:table-cell>
          <table:table-cell office:value-type="string" calcext:value-type="string">
            <text:p>.</text:p>
          </table:table-cell>
          <table:table-cell office:value-type="string" calcext:value-type="string">
            <text:p>Postnord</text:p>
          </table:table-cell>
          <table:table-cell table:number-columns-repeated="9"/>
          <table:table-cell office:value-type="string" calcext:value-type="string">
            <text:p>Pakkelabel</text:p>
          </table:table-cell>
          <table:table-cell/>
          <table:table-cell office:value-type="string" calcext:value-type="string">
            <text:p>https://www.nemlig.com/postpakke-pakkelabel-max-2-kg-5042828</text:p>
          </table:table-cell>
        </table:table-row>
        <table:table-row table:style-name="ro9">
          <table:table-cell office:value-type="string" calcext:value-type="string">
            <text:p>Dagligvarer &gt; Køl og mejeri &gt; Mejeri &gt; Kakao, koldskål og proteindrikke &gt; Kakaodrik og kakaomælk &gt; Kakaodrik til vand</text:p>
          </table:table-cell>
          <table:table-cell office:value-type="string" calcext:value-type="string">
            <text:p>Kakaodrik til vand</text:p>
          </table:table-cell>
          <table:table-cell office:value-type="string" calcext:value-type="string">
            <text:p>400 g / First Price</text:p>
          </table:table-cell>
          <table:table-cell/>
          <table:table-cell office:value-type="string" calcext:value-type="string">
            <text:p>17.95</text:p>
          </table:table-cell>
          <table:table-cell office:value-type="string" calcext:value-type="string">
            <text:p>.</text:p>
          </table:table-cell>
          <table:table-cell office:value-type="string" calcext:value-type="string">
            <text:p>First Price</text:p>
          </table:table-cell>
          <table:table-cell table:number-columns-repeated="5"/>
          <table:table-cell office:value-type="string" calcext:value-type="string">
            <text:p>Discount</text:p>
          </table:table-cell>
          <table:table-cell table:number-columns-repeated="3"/>
          <table:table-cell office:value-type="string" calcext:value-type="string">
            <text:p>Kakao</text:p>
          </table:table-cell>
          <table:table-cell office:value-type="string" calcext:value-type="string">
            <text:p>Kakaodrik til vand</text:p>
            <text:p>Kom 4-5 tsk. (ca. 28 g) kakaodrik i en kop.</text:p>
            <text:p>Hæld ca. 2 dl. varmt vand, (ikke kogende) i koppen og rør rundt til pulveret er opløst.</text:p>
          </table:table-cell>
          <table:table-cell office:value-type="string" calcext:value-type="string">
            <text:p>https://www.nemlig.com/kakaodrik-til-vand-102331</text:p>
          </table:table-cell>
        </table:table-row>
        <table:table-row table:style-name="ro7">
          <table:table-cell office:value-type="string" calcext:value-type="string">
            <text:p>Dagligvarer &gt; Blomster og have &gt; Julestjerne mini rød</text:p>
          </table:table-cell>
          <table:table-cell office:value-type="string" calcext:value-type="string">
            <text:p>Julestjerne mini rød</text:p>
          </table:table-cell>
          <table:table-cell office:value-type="string" calcext:value-type="string">
            <text:p>1 stk. / Ø:6 cm / ekskl. skjuler</text:p>
          </table:table-cell>
          <table:table-cell office:value-type="string" calcext:value-type="string">
            <text:p>Dansk</text:p>
          </table:table-cell>
          <table:table-cell office:value-type="string" calcext:value-type="string">
            <text:p>15.00</text:p>
          </table:table-cell>
          <table:table-cell office:value-type="string" calcext:value-type="string">
            <text:p>.</text:p>
          </table:table-cell>
          <table:table-cell office:value-type="string" calcext:value-type="string">
            <text:p>byGrowers</text:p>
          </table:table-cell>
          <table:table-cell office:value-type="string" calcext:value-type="string">
            <text:p>Jul, Stueplante</text:p>
          </table:table-cell>
          <table:table-cell/>
          <table:table-cell office:value-type="string" calcext:value-type="string">
            <text:p>Rød</text:p>
          </table:table-cell>
          <table:table-cell table:number-columns-repeated="2"/>
          <table:table-cell office:value-type="string" calcext:value-type="string">
            <text:p>Dansk</text:p>
          </table:table-cell>
          <table:table-cell table:number-columns-repeated="2"/>
          <table:table-cell office:value-type="string" calcext:value-type="string">
            <text:p>Mini</text:p>
          </table:table-cell>
          <table:table-cell office:value-type="string" calcext:value-type="string">
            <text:p>Julestjerne</text:p>
          </table:table-cell>
          <table:table-cell office:value-type="string" calcext:value-type="string">
            <text:p>Ingen jul uden Julestjernen.</text:p>
            <text:p>Julestjernen stammer oprindeligt fra Mexico hvor den kan blive op til flere meter høj.</text:p>
            <text:p>Den er derfor også vant til noget mere lys og varme end vi i Danmark kan præstere i december måned, sørg derfor for at undgå kulde og træk da dette kan resultere i at julestjernen vil begynde at tabe sine blade.</text:p>
            <text:p>Hold potten fugtig så den ikke tørrer ud men undlad at overvande så den står og sopper.</text:p>
          </table:table-cell>
          <table:table-cell office:value-type="string" calcext:value-type="string">
            <text:p>https://www.nemlig.com/julestjerne-mini-roed-5002888</text:p>
          </table:table-cell>
        </table:table-row>
        <table:table-row table:style-name="ro11">
          <table:table-cell office:value-type="string" calcext:value-type="string">
            <text:p>Dagligvarer &gt; Kød og fisk &gt; Kalvekød &gt; Kalvestege &gt; Kalveculotte</text:p>
          </table:table-cell>
          <table:table-cell office:value-type="string" calcext:value-type="string">
            <text:p>Kalveculotte</text:p>
          </table:table-cell>
          <table:table-cell office:value-type="string" calcext:value-type="string">
            <text:p>1,5 kg</text:p>
          </table:table-cell>
          <table:table-cell office:value-type="string" calcext:value-type="string">
            <text:p>Dansk,KØL</text:p>
          </table:table-cell>
          <table:table-cell office:value-type="string" calcext:value-type="string">
            <text:p>449.25</text:p>
          </table:table-cell>
          <table:table-cell office:value-type="string" calcext:value-type="string">
            <text:p>.</text:p>
          </table:table-cell>
          <table:table-cell office:value-type="string" calcext:value-type="string">
            <text:p>Grambogård</text:p>
          </table:table-cell>
          <table:table-cell office:value-type="string" calcext:value-type="string">
            <text:p>Grill</text:p>
          </table:table-cell>
          <table:table-cell table:number-columns-repeated="4"/>
          <table:table-cell office:value-type="string" calcext:value-type="string">
            <text:p>Dansk, KØL</text:p>
          </table:table-cell>
          <table:table-cell office:value-type="string" calcext:value-type="string">
            <text:p>Danmark</text:p>
          </table:table-cell>
          <table:table-cell table:number-columns-repeated="2"/>
          <table:table-cell office:value-type="string" calcext:value-type="string">
            <text:p>Kalv</text:p>
          </table:table-cell>
          <table:table-cell office:value-type="string" calcext:value-type="string">
            <text:p>Kalveculotte fra Grambogård</text:p>
            <text:p>Med en rigtig stegning og udskæring af en culotte får du en fantastisk saftigt og smagfuld steg.</text:p>
            <text:p/>
            <text:p>Kalve fra Grambogård går i løsdriftsbokse med et tykt lag blødt halm – her kan de lege og vokse sig stærke sammen. Helt fra starten af deres liv er de blevet fulgt tæt og plejet kærligt. Kalve fra Grambogård vejes hver 14. dag, så der hele tiden kan følges med i om de har det godt. De får automatisk frisk foder hver halve time, så de kan spise præcis, når de vil. Kalvene har kort transporttid til slagtning. Derved undgår de at blive stresset inden slagtning. Efter slagtning krogmodner al kalvekødet. Ved at kødet modner frit i kold luft, får kødet en meget frisk smag, der samtidig bliver meget koncentreret, i takt med fordampningen øges i modningen.</text:p>
            <text:p/>
            <text:p>Tip fra slagteren</text:p>
            <text:p>Start med at brune culotten godt af i en gryde eller på grillen. Hvis du har tiden, kan det ofte godt betale sig at langtidsstege ved en relativ lav temperatur. Det er vigtigt at udskære culotten på tværs af kødfibrene. Hvis du er i tvivl find evt. en vejledning på nettet. Når du har stegt en culotte, kan det imidlertid godt være svært at holde styr på ”verdenshjørnerne” bagefter. Et godt råd kunne derfor være at markere dette i din ridsning af stegen.</text:p>
            <text:p/>
            <text:p>Dette produkt er ikke halalslagtet.</text:p>
          </table:table-cell>
          <table:table-cell office:value-type="string" calcext:value-type="string">
            <text:p>https://www.nemlig.com/kalveculotte-5020754</text:p>
          </table:table-cell>
        </table:table-row>
        <table:table-row table:style-name="ro15">
          <table:table-cell office:value-type="string" calcext:value-type="string">
            <text:p>Dagligvarer &gt; Pleje og skønhed &gt; Helse &gt; Kosttilskud og vitaminer &gt; Jern tabletter</text:p>
          </table:table-cell>
          <table:table-cell office:value-type="string" calcext:value-type="string">
            <text:p>Jern tabletter</text:p>
          </table:table-cell>
          <table:table-cell office:value-type="string" calcext:value-type="string">
            <text:p>250 stk. / Lekaform</text:p>
          </table:table-cell>
          <table:table-cell/>
          <table:table-cell office:value-type="string" calcext:value-type="string">
            <text:p>79.95</text:p>
          </table:table-cell>
          <table:table-cell office:value-type="string" calcext:value-type="string">
            <text:p>.</text:p>
          </table:table-cell>
          <table:table-cell office:value-type="string" calcext:value-type="string">
            <text:p>Lekaform</text:p>
          </table:table-cell>
          <table:table-cell office:value-type="string" calcext:value-type="string">
            <text:p>Kosttilskud</text:p>
          </table:table-cell>
          <table:table-cell table:number-columns-repeated="8"/>
          <table:table-cell office:value-type="string" calcext:value-type="string">
            <text:p>Kosttilskud</text:p>
          </table:table-cell>
          <table:table-cell office:value-type="string" calcext:value-type="string">
            <text:p>LEKAFORM JERN</text:p>
            <text:p>Tabletter med Bisglycinat, som er overfladebehandlet, så de er lette at sluge.</text:p>
            <text:p>Jern bidrager til:</text:p>
            <text:p>* Normal dannelse af røde blodlegemer og hæmoglobin.</text:p>
            <text:p>* At mindske træthed og udmattelse.</text:p>
            <text:p>* Et normalt stofskifte.</text:p>
            <text:p/>
            <text:p>Opbevaring:</text:p>
            <text:p>Tørt beskyttet mod lys og varme samt utilgængeligt for børn.</text:p>
            <text:p/>
            <text:p>Anbefalet daglig dosering:</text:p>
            <text:p>Voksne og børn over 11 år: 1 tablet i forbindelse med et hovedmåltid.</text:p>
            <text:p>Bør kun efter aftale med læge eller sundhedsplejerske anvendes af gravide eller børn under 11 år.</text:p>
            <text:p>Anbefalet daglig dosis bør ikke overskrides.</text:p>
            <text:p/>
            <text:p>Kosttilskud bør ikke træde istedet for varieret kost.</text:p>
          </table:table-cell>
          <table:table-cell office:value-type="string" calcext:value-type="string">
            <text:p>https://www.nemlig.com/jern-tabletter-5039694</text:p>
          </table:table-cell>
        </table:table-row>
        <table:table-row table:style-name="ro3">
          <table:table-cell office:value-type="string" calcext:value-type="string">
            <text:p>Dagligvarer &gt; Kolonial &gt; Marmelade, smørepålæg m.m. &gt; Marmelade og syltetøj &gt; Hindbærmarmelade øko.</text:p>
          </table:table-cell>
          <table:table-cell office:value-type="string" calcext:value-type="string">
            <text:p>Hindbærmarmelade øko.</text:p>
          </table:table-cell>
          <table:table-cell office:value-type="string" calcext:value-type="string">
            <text:p>340 g / fairtrade / Fynbo</text:p>
          </table:table-cell>
          <table:table-cell office:value-type="string" calcext:value-type="string">
            <text:p>Fairtrade,Øko (dansk),Øko (europæisk)</text:p>
          </table:table-cell>
          <table:table-cell office:value-type="string" calcext:value-type="string">
            <text:p>14.77</text:p>
          </table:table-cell>
          <table:table-cell office:value-type="string" calcext:value-type="string">
            <text:p>.</text:p>
          </table:table-cell>
          <table:table-cell office:value-type="string" calcext:value-type="string">
            <text:p>Fynbo</text:p>
          </table:table-cell>
          <table:table-cell office:value-type="string" calcext:value-type="string">
            <text:p>Morgenmad</text:p>
          </table:table-cell>
          <table:table-cell table:number-columns-repeated="4"/>
          <table:table-cell office:value-type="string" calcext:value-type="string">
            <text:p>Discount, Fairtrade, Øko (dansk), Øko (europæisk)</text:p>
          </table:table-cell>
          <table:table-cell table:number-columns-repeated="3"/>
          <table:table-cell office:value-type="string" calcext:value-type="string">
            <text:p>Marmelade</text:p>
          </table:table-cell>
          <table:table-cell office:value-type="string" calcext:value-type="string">
            <text:p>Hindbærmarmelade økologisk</text:p>
            <text:p>Hindbærmarmeladen er lavet af økologiske hindbær, sødet med økologisk Fairtrade rørsukker og smagt til med økologisk citronsaft. Fynbo Økologisk Fairtrade hindbærmarmelade har en frisk og let syrlig hindbærsmag.</text:p>
          </table:table-cell>
          <table:table-cell office:value-type="string" calcext:value-type="string">
            <text:p>https://www.nemlig.com/hindbaermarmelade-oeko-5029126</text:p>
          </table:table-cell>
        </table:table-row>
        <table:table-row table:style-name="ro12">
          <table:table-cell office:value-type="string" calcext:value-type="string">
            <text:p>Dagligvarer &gt; Drikkevarer &gt; Juice, smoothies og shots &gt; Most &gt; Citron Lime lemonade øko.</text:p>
          </table:table-cell>
          <table:table-cell office:value-type="string" calcext:value-type="string">
            <text:p>Citron Lime lemonade øko.</text:p>
          </table:table-cell>
          <table:table-cell office:value-type="string" calcext:value-type="string">
            <text:p>0,66 l / ex. pant / Danmark</text:p>
          </table:table-cell>
          <table:table-cell office:value-type="string" calcext:value-type="string">
            <text:p>Dansk,Øko (dansk),Øko (europæisk)</text:p>
          </table:table-cell>
          <table:table-cell office:value-type="string" calcext:value-type="string">
            <text:p>30.00</text:p>
          </table:table-cell>
          <table:table-cell office:value-type="string" calcext:value-type="string">
            <text:p>.</text:p>
          </table:table-cell>
          <table:table-cell office:value-type="string" calcext:value-type="string">
            <text:p>Bornholms Mosteri</text:p>
          </table:table-cell>
          <table:table-cell office:value-type="string" calcext:value-type="string">
            <text:p>Brunch, Frokost, Morgenmad</text:p>
          </table:table-cell>
          <table:table-cell office:value-type="string" calcext:value-type="string">
            <text:p>Flaske</text:p>
          </table:table-cell>
          <table:table-cell office:value-type="string" calcext:value-type="string">
            <text:p>Rød</text:p>
          </table:table-cell>
          <table:table-cell/>
          <table:table-cell office:value-type="string" calcext:value-type="string">
            <text:p>Danmark</text:p>
          </table:table-cell>
          <table:table-cell office:value-type="string" calcext:value-type="string">
            <text:p>Dansk, Øko (dansk), Øko (europæisk)</text:p>
          </table:table-cell>
          <table:table-cell office:value-type="string" calcext:value-type="string">
            <text:p>Danmark</text:p>
          </table:table-cell>
          <table:table-cell table:number-columns-repeated="2"/>
          <table:table-cell office:value-type="string" calcext:value-type="string">
            <text:p>Most</text:p>
          </table:table-cell>
          <table:table-cell office:value-type="string" calcext:value-type="string">
            <text:p>Bornholms Mosteri</text:p>
            <text:p>Bornholms Mosteri er et usædvanligt mosteri med en særlig omsorg for frugt og folk.</text:p>
            <text:p>Der bliver presset og tappet med socialt ansvar, idet ca. 75 % af medarbejderne er socialt udsatte som, på grund af enten fysiske eller psykiske skavanker, ikke er i stand til at varetage et ordinært arbejde på fuldtid.</text:p>
            <text:p/>
            <text:p>Bornholms Mosteri tilpasser arbejdsopgaverne til den enkelte medarbejder, så alle er med til at bidrage og gøre deres bedste. Der sættes en ære i at rendyrke råvarens originale smag og fremelske potentialet i både mennesker og frugt.</text:p>
          </table:table-cell>
          <table:table-cell office:value-type="string" calcext:value-type="string">
            <text:p>https://www.nemlig.com/citron-lime-lemonade-oeko-5040781</text:p>
          </table:table-cell>
        </table:table-row>
        <table:table-row table:style-name="ro7">
          <table:table-cell office:value-type="string" calcext:value-type="string">
            <text:p>Dagligvarer &gt; Køl og mejeri &gt; Mejeri &gt; Yoghurt og syrnet &gt; Yoghurt &gt; Yoghurt m. jordbær og rabarber</text:p>
          </table:table-cell>
          <table:table-cell office:value-type="string" calcext:value-type="string">
            <text:p>Yoghurt m. jordbær og rabarber</text:p>
          </table:table-cell>
          <table:table-cell office:value-type="string" calcext:value-type="string">
            <text:p>1 kg / ikke tilsat sukker / Cheasy</text:p>
          </table:table-cell>
          <table:table-cell office:value-type="string" calcext:value-type="string">
            <text:p>KØL</text:p>
          </table:table-cell>
          <table:table-cell office:value-type="string" calcext:value-type="string">
            <text:p>19.95</text:p>
          </table:table-cell>
          <table:table-cell office:value-type="string" calcext:value-type="string">
            <text:p>.</text:p>
          </table:table-cell>
          <table:table-cell office:value-type="string" calcext:value-type="string">
            <text:p>Cheasy</text:p>
          </table:table-cell>
          <table:table-cell office:value-type="string" calcext:value-type="string">
            <text:p>Mellemmåltid, Morgenmad</text:p>
          </table:table-cell>
          <table:table-cell table:number-columns-repeated="4"/>
          <table:table-cell office:value-type="string" calcext:value-type="string">
            <text:p>Discount, Ikke tilsat sukker, KØL</text:p>
          </table:table-cell>
          <table:table-cell office:value-type="string" calcext:value-type="string">
            <text:p>Ko</text:p>
          </table:table-cell>
          <table:table-cell table:number-columns-repeated="2"/>
          <table:table-cell office:value-type="string" calcext:value-type="string">
            <text:p>Skummetmælksyoghurt, Yoghurt</text:p>
          </table:table-cell>
          <table:table-cell office:value-type="string" calcext:value-type="string">
            <text:p>Cheasy yoghurt</text:p>
            <text:p>Arla Cheasy frugtyoghurt har - udover ingen tilsat sukker - et lavt fedtindhold på 0,1%. Derfor har Cheasy® yoghurt 40% færre kalorier end almindelige letmælksyoghurt og 50% færre kalorier end almindelig sødmælksyoghurt.</text:p>
            <text:p/>
            <text:p>Arla Cheasy yoghurt er fremstillet af skummetmælk, tilsat skummetmælkspulver og frugt, hvilket er med til at give en dejlig smag af frugt.</text:p>
          </table:table-cell>
          <table:table-cell office:value-type="string" calcext:value-type="string">
            <text:p>https://www.nemlig.com/yoghurt-m-jordbaer-og-rabarber-703021</text:p>
          </table:table-cell>
        </table:table-row>
        <table:table-row table:style-name="ro7">
          <table:table-cell office:value-type="string" calcext:value-type="string">
            <text:p>Dagligvarer &gt; Kolonial &gt; Bagning &gt; Mel &gt; Hvede-, spelt- og durummel &gt; Sigtet speltmel</text:p>
          </table:table-cell>
          <table:table-cell office:value-type="string" calcext:value-type="string">
            <text:p>Sigtet speltmel</text:p>
          </table:table-cell>
          <table:table-cell office:value-type="string" calcext:value-type="string">
            <text:p>1 kg / Valsemøllen</text:p>
          </table:table-cell>
          <table:table-cell office:value-type="string" calcext:value-type="string">
            <text:p>Dansk</text:p>
          </table:table-cell>
          <table:table-cell office:value-type="string" calcext:value-type="string">
            <text:p>22.95</text:p>
          </table:table-cell>
          <table:table-cell office:value-type="string" calcext:value-type="string">
            <text:p>.</text:p>
          </table:table-cell>
          <table:table-cell office:value-type="string" calcext:value-type="string">
            <text:p>Valsemøllen</text:p>
          </table:table-cell>
          <table:table-cell office:value-type="string" calcext:value-type="string">
            <text:p>Bagning</text:p>
          </table:table-cell>
          <table:table-cell table:number-columns-repeated="4"/>
          <table:table-cell office:value-type="string" calcext:value-type="string">
            <text:p>Dansk</text:p>
          </table:table-cell>
          <table:table-cell table:number-columns-repeated="3"/>
          <table:table-cell office:value-type="string" calcext:value-type="string">
            <text:p>Mel</text:p>
          </table:table-cell>
          <table:table-cell office:value-type="string" calcext:value-type="string">
            <text:p>Sigtet speltmel fra Valsemøllen</text:p>
            <text:p>Sigtet speltmel fra Valsemøllen er stenformalet dansk spelt, der giver dit bagværk en rustik karakter. Spelt er en gammel hvedesort, der med sin gode smag er blevet populær i det danske køkken. Hos Valsemøllen går vi aldrig på kompromis med bageglæden, og vi ved, hvad der skal til for at få hverdagen til at smage endnu bedre.</text:p>
            <text:p/>
            <text:p>Vi bruger kun de bedste råvarer – fra de bedste marker. Al korn er dyrket, høstet og malet i Danmark, så du altid kan være sikker på, at du bager med dansk mel af højeste kvalitet.</text:p>
          </table:table-cell>
          <table:table-cell office:value-type="string" calcext:value-type="string">
            <text:p>https://www.nemlig.com/sigtet-speltmel-5021946</text:p>
          </table:table-cell>
        </table:table-row>
        <table:table-row table:style-name="ro2">
          <table:table-cell office:value-type="string" calcext:value-type="string">
            <text:p>Dagligvarer &gt; Drikkevarer &gt; Kildevand og danskvand &gt; Danskvand uden citrus &gt; Ramlösa</text:p>
          </table:table-cell>
          <table:table-cell office:value-type="string" calcext:value-type="string">
            <text:p>Ramlösa</text:p>
          </table:table-cell>
          <table:table-cell office:value-type="string" calcext:value-type="string">
            <text:p>1,50 l / ex. pant</text:p>
          </table:table-cell>
          <table:table-cell/>
          <table:table-cell office:value-type="string" calcext:value-type="string">
            <text:p>14.95</text:p>
          </table:table-cell>
          <table:table-cell office:value-type="string" calcext:value-type="string">
            <text:p>.</text:p>
          </table:table-cell>
          <table:table-cell office:value-type="string" calcext:value-type="string">
            <text:p>Ramlösa</text:p>
          </table:table-cell>
          <table:table-cell table:number-columns-repeated="9"/>
          <table:table-cell office:value-type="string" calcext:value-type="string">
            <text:p>Danskvand</text:p>
          </table:table-cell>
          <table:table-cell office:value-type="string" calcext:value-type="string">
            <text:p>Ramlösa</text:p>
            <text:p>Ramlösa har gennem 300 år været naturligt mineralvand af højeste kvalitet. 17. juni 1707 blev kilden indviet af doktor Johan Jacob Döbelius, og kilden fik ry for at være helbredende og give ekstra kræfter.</text:p>
            <text:p/>
            <text:p>Den dag i dag tappes alle Ramlösas produkter fra Döbelius kilden i Ramlösa Brunnspark, 90 meter nede, fra en underjordisk kilde med masser af rent og uberørt vand af yderst høj kvalitet.</text:p>
            <text:p/>
            <text:p>Indeholder over 1,5 mg flour/I: Bør ej indtages regelmæssigt af spædbørn og børn under 7 år.</text:p>
          </table:table-cell>
          <table:table-cell office:value-type="string" calcext:value-type="string">
            <text:p>https://www.nemlig.com/ramlosa-105043</text:p>
          </table:table-cell>
        </table:table-row>
        <table:table-row table:style-name="ro1">
          <table:table-cell office:value-type="string" calcext:value-type="string">
            <text:p>Dagligvarer &gt; Slik og kiosk &gt; Ugeblade, magasiner og kryds &amp; tværs &gt; Familie Journalen</text:p>
          </table:table-cell>
          <table:table-cell office:value-type="string" calcext:value-type="string">
            <text:p>Familie Journalen</text:p>
          </table:table-cell>
          <table:table-cell office:value-type="string" calcext:value-type="string">
            <text:p>1 stk. / udkommer mandag</text:p>
          </table:table-cell>
          <table:table-cell/>
          <table:table-cell office:value-type="string" calcext:value-type="string">
            <text:p>37.95</text:p>
          </table:table-cell>
          <table:table-cell office:value-type="string" calcext:value-type="string">
            <text:p>.</text:p>
          </table:table-cell>
          <table:table-cell office:value-type="string" calcext:value-type="string">
            <text:p>Familie Journalen</text:p>
          </table:table-cell>
          <table:table-cell table:number-columns-repeated="9"/>
          <table:table-cell office:value-type="string" calcext:value-type="string">
            <text:p>Ugeblad</text:p>
          </table:table-cell>
          <table:table-cell office:value-type="string" calcext:value-type="string">
            <text:p>Familie Journal er det hyggelige og brugbare ugeblad for hele familien. Det er kvinden i husstanden, der køber det, men hun får ikke lov at have det for sig selv. For manden løser nogle af krydsordene og læser med på artiklerne, de unge piger i familien følger med i romanerne, og eventuelle voksne børn eller svigerbørn får del i de gode råd eller får serveret en madret fra Familie Journal, når de er på besøg. Bladet spænder vidt med masser af madopskrifter, forbrugerstof, vedkommende hverdagshistorier om danske familier, romaner og noveller af høj kvalitet, brevkasser om helbred og velvære, håndarbejde, havestof, kryds og tværs og et stort TV program. I Familie Journal er der noget for alle i familien. Alt er skrevet med troværdighed og i en positiv ånd. Det skal være hyggeligt og underholdende at læse Familie Journal. familiejournal.dk er vores digitale hyggekrog, hvor brugerne kan slå sig ned og ha’ en rar tid og samtidig blive klogere. Vi byder på over 2.000 opskrifter på alt fra hurtig hverdagsmad - over de gode, gamle klassikere - til lækker festmad, og alle er skabt og illustreret af professionelle madskribenter og -fotografer. Hver uge er der mange nye konkurrencer, ligesom brugerne har gavn og glæde af hinanden i communitiet fra bruger til bruger. Familie Journal og familiejournal.dk henvender sig primært til kvinder i alderen 40+ Læserne og brugerne er kvinder i alle aldre, der har det til fælles, at de sætter familielivet højt, interesserer sig for madlavning, sundhed, håndarbejde og have. I Familie Journal får de et velfortjent pusterum og hygger sig med masser af godt læsestof.</text:p>
          </table:table-cell>
          <table:table-cell office:value-type="string" calcext:value-type="string">
            <text:p>https://www.nemlig.com/familie-journalen-5002354</text:p>
          </table:table-cell>
        </table:table-row>
        <table:table-row table:style-name="ro12">
          <table:table-cell office:value-type="string" calcext:value-type="string">
            <text:p>Dagligvarer &gt; Drikkevarer &gt; Chablis Saint-Côme</text:p>
          </table:table-cell>
          <table:table-cell office:value-type="string" calcext:value-type="string">
            <text:p>Chablis Saint-Côme</text:p>
          </table:table-cell>
          <table:table-cell office:value-type="string" calcext:value-type="string">
            <text:p>Frankrig / Chablis / 2018 / 0,75 l / hvidvin</text:p>
          </table:table-cell>
          <table:table-cell office:value-type="string" calcext:value-type="string">
            <text:p>Øko (europæisk)</text:p>
          </table:table-cell>
          <table:table-cell office:value-type="string" calcext:value-type="string">
            <text:p>169.00</text:p>
          </table:table-cell>
          <table:table-cell office:value-type="string" calcext:value-type="string">
            <text:p>.</text:p>
          </table:table-cell>
          <table:table-cell/>
          <table:table-cell office:value-type="string" calcext:value-type="string">
            <text:p>Fisk</text:p>
          </table:table-cell>
          <table:table-cell office:value-type="string" calcext:value-type="string">
            <text:p>Kork</text:p>
          </table:table-cell>
          <table:table-cell table:number-columns-repeated="2"/>
          <table:table-cell office:value-type="string" calcext:value-type="string">
            <text:p>Frankrig</text:p>
          </table:table-cell>
          <table:table-cell office:value-type="string" calcext:value-type="string">
            <text:p>Øko (europæisk)</text:p>
          </table:table-cell>
          <table:table-cell table:number-columns-repeated="3"/>
          <table:table-cell office:value-type="string" calcext:value-type="string">
            <text:p>Hvidvin</text:p>
          </table:table-cell>
          <table:table-cell office:value-type="string" calcext:value-type="string">
            <text:p>Prieure Saint-Côme Chablis</text:p>
            <text:p>Uimodståelig frisk bouquet af citrus og æbler forenes i smagsaromaerne sammen med melon og florale nuancer, god dybde og lang klassisk chablis eftersmag. Klassisk kant af kalksten og flere tusind års gamle fossiler og en enestående mineratet.</text:p>
            <text:p/>
            <text:p>Jean de Chaudenay er yderst populær på de forskellige markeder og bliver nærmest revet væk fra hylderne.</text:p>
            <text:p>Druerne til denne Chablis kommer fra marker som er over 40 år gamle, det meste af vineriet dyrkes efter økologiske principper ”sustainable” 100 % naturgær og 2 gæringen (malolaktiske gæring) er også 100 % naturlig produktion, lagring i 12 måneder i ståltanke for at bevare sprødheden i vinen. Druerne høstet i største delen af Chablis og har den klassiske ”grønne” twist over sig, det man forbinder med rigtig Chablis.</text:p>
          </table:table-cell>
          <table:table-cell office:value-type="string" calcext:value-type="string">
            <text:p>https://www.nemlig.com/chablis-saint-come-5042161</text:p>
          </table:table-cell>
        </table:table-row>
        <table:table-row table:style-name="ro3">
          <table:table-cell office:value-type="string" calcext:value-type="string">
            <text:p>Dagligvarer &gt; Frost &gt; Kød og fjerkræ &gt; Pølser &gt; Brunchpølser</text:p>
          </table:table-cell>
          <table:table-cell office:value-type="string" calcext:value-type="string">
            <text:p>Brunchpølser</text:p>
          </table:table-cell>
          <table:table-cell office:value-type="string" calcext:value-type="string">
            <text:p>12 stk. / 300 g / Langelænder</text:p>
          </table:table-cell>
          <table:table-cell office:value-type="string" calcext:value-type="string">
            <text:p>KØL</text:p>
          </table:table-cell>
          <table:table-cell office:value-type="string" calcext:value-type="string">
            <text:p>32.95</text:p>
          </table:table-cell>
          <table:table-cell office:value-type="string" calcext:value-type="string">
            <text:p>.</text:p>
          </table:table-cell>
          <table:table-cell office:value-type="string" calcext:value-type="string">
            <text:p>Langelænder</text:p>
          </table:table-cell>
          <table:table-cell office:value-type="string" calcext:value-type="string">
            <text:p>Brunch</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Pølse</text:p>
          </table:table-cell>
          <table:table-cell office:value-type="string" calcext:value-type="string">
            <text:p>Brunchpølser</text:p>
            <text:p>Langelænder Brunchpølser er mindre pølser med stor smag. De egner sig godt til brunch, frokost, i madpakken og som tilbehør på pizza og i gryderetter. Krydderiblandingen giver pølserne en mildt krydret og fyldig smag.</text:p>
          </table:table-cell>
          <table:table-cell office:value-type="string" calcext:value-type="string">
            <text:p>https://www.nemlig.com/brunchpoelser-5010642</text:p>
          </table:table-cell>
        </table:table-row>
        <table:table-row table:style-name="ro3">
          <table:table-cell office:value-type="string" calcext:value-type="string">
            <text:p>Dagligvarer &gt; Køl og mejeri &gt; Pålæg &gt; Pålægs- og kartoffelsalater &gt; Hønse- og kyllingesalat &gt; Kyllingesalat m. bacon</text:p>
          </table:table-cell>
          <table:table-cell office:value-type="string" calcext:value-type="string">
            <text:p>Kyllingesalat m. bacon</text:p>
          </table:table-cell>
          <table:table-cell office:value-type="string" calcext:value-type="string">
            <text:p>175 g / K-Salat</text:p>
          </table:table-cell>
          <table:table-cell office:value-type="string" calcext:value-type="string">
            <text:p>KØL</text:p>
          </table:table-cell>
          <table:table-cell office:value-type="string" calcext:value-type="string">
            <text:p>17.95</text:p>
          </table:table-cell>
          <table:table-cell office:value-type="string" calcext:value-type="string">
            <text:p>.</text:p>
          </table:table-cell>
          <table:table-cell office:value-type="string" calcext:value-type="string">
            <text:p>K-Salat</text:p>
          </table:table-cell>
          <table:table-cell office:value-type="string" calcext:value-type="string">
            <text:p>Frokost, Madpakke</text:p>
          </table:table-cell>
          <table:table-cell table:number-columns-repeated="4"/>
          <table:table-cell office:value-type="string" calcext:value-type="string">
            <text:p>KØL</text:p>
          </table:table-cell>
          <table:table-cell office:value-type="string" calcext:value-type="string">
            <text:p>Kylling</text:p>
          </table:table-cell>
          <table:table-cell table:number-columns-repeated="2"/>
          <table:table-cell office:value-type="string" calcext:value-type="string">
            <text:p>Pålæg, Pålægssalat</text:p>
          </table:table-cell>
          <table:table-cell office:value-type="string" calcext:value-type="string">
            <text:p>K-Salat Kyllingesalat med bacon</text:p>
            <text:p>K-Salats kerneprodukt er de velkendte pålægssalater i et væld af varianter, så der er noget for enhver smag. Et nemt måltid med masser af smag.</text:p>
          </table:table-cell>
          <table:table-cell office:value-type="string" calcext:value-type="string">
            <text:p>https://www.nemlig.com/kyllingesalat-m-bacon-5500550</text:p>
          </table:table-cell>
        </table:table-row>
        <table:table-row table:style-name="ro2">
          <table:table-cell office:value-type="string" calcext:value-type="string">
            <text:p>Dagligvarer &gt; Køl og mejeri &gt; Pålæg &gt; Fisk- og skaldyrspålæg &gt; Røget fisk og ål &gt; Røget laks (hel)</text:p>
          </table:table-cell>
          <table:table-cell office:value-type="string" calcext:value-type="string">
            <text:p>Røget laks (hel)</text:p>
          </table:table-cell>
          <table:table-cell office:value-type="string" calcext:value-type="string">
            <text:p>500 - 700 g / Rossini</text:p>
          </table:table-cell>
          <table:table-cell office:value-type="string" calcext:value-type="string">
            <text:p>KØL</text:p>
          </table:table-cell>
          <table:table-cell office:value-type="string" calcext:value-type="string">
            <text:p>176.95</text:p>
          </table:table-cell>
          <table:table-cell office:value-type="string" calcext:value-type="string">
            <text:p>.</text:p>
          </table:table-cell>
          <table:table-cell office:value-type="string" calcext:value-type="string">
            <text:p>Rossini</text:p>
          </table:table-cell>
          <table:table-cell office:value-type="string" calcext:value-type="string">
            <text:p>Frokost</text:p>
          </table:table-cell>
          <table:table-cell table:number-columns-repeated="4"/>
          <table:table-cell office:value-type="string" calcext:value-type="string">
            <text:p>KØL</text:p>
          </table:table-cell>
          <table:table-cell office:value-type="string" calcext:value-type="string">
            <text:p>Laks</text:p>
          </table:table-cell>
          <table:table-cell table:number-columns-repeated="2"/>
          <table:table-cell office:value-type="string" calcext:value-type="string">
            <text:p>Røget fisk</text:p>
          </table:table-cell>
          <table:table-cell office:value-type="string" calcext:value-type="string">
            <text:p>Halehængt laks</text:p>
            <text:p>Tørsaltet og koldrøget halehængt laks fra Rossini.</text:p>
            <text:p>Laksen røges på gammeldags vis i røgovne over bøgesmuld.</text:p>
            <text:p/>
            <text:p>Denne retrovariant leveres med snoren stadigt siddende i halen, og har således ikke gennemgået yderligere forarbejdning efter røgning.</text:p>
            <text:p>Laksen kan med fordel skæres fra hoved mod hale, da dette optimerer smagsoplevelsen og kødets fasthed bevares.</text:p>
          </table:table-cell>
          <table:table-cell office:value-type="string" calcext:value-type="string">
            <text:p>https://www.nemlig.com/roeget-laks-hel-5015188</text:p>
          </table:table-cell>
        </table:table-row>
        <table:table-row table:style-name="ro1">
          <table:table-cell office:value-type="string" calcext:value-type="string">
            <text:p>Dagligvarer &gt; Blomster og have &gt; Stueplanter &gt; Blomstrende planter &gt; Begonia orange</text:p>
          </table:table-cell>
          <table:table-cell office:value-type="string" calcext:value-type="string">
            <text:p>Begonia orange</text:p>
          </table:table-cell>
          <table:table-cell office:value-type="string" calcext:value-type="string">
            <text:p>1 stk. / Ø:12 cm / ekskl. skjuler</text:p>
          </table:table-cell>
          <table:table-cell office:value-type="string" calcext:value-type="string">
            <text:p>Dansk</text:p>
          </table:table-cell>
          <table:table-cell office:value-type="string" calcext:value-type="string">
            <text:p>25.00</text:p>
          </table:table-cell>
          <table:table-cell office:value-type="string" calcext:value-type="string">
            <text:p>.</text:p>
          </table:table-cell>
          <table:table-cell/>
          <table:table-cell office:value-type="string" calcext:value-type="string">
            <text:p>Stueplante</text:p>
          </table:table-cell>
          <table:table-cell/>
          <table:table-cell office:value-type="string" calcext:value-type="string">
            <text:p>Orange</text:p>
          </table:table-cell>
          <table:table-cell table:number-columns-repeated="2"/>
          <table:table-cell office:value-type="string" calcext:value-type="string">
            <text:p>Dansk</text:p>
          </table:table-cell>
          <table:table-cell table:number-columns-repeated="3"/>
          <table:table-cell office:value-type="string" calcext:value-type="string">
            <text:p>Begonia</text:p>
          </table:table-cell>
          <table:table-cell office:value-type="string" calcext:value-type="string">
            <text:p>På billedet vist sammen med "Louis Potte"</text:p>
          </table:table-cell>
          <table:table-cell office:value-type="string" calcext:value-type="string">
            <text:p>https://www.nemlig.com/begonia-orange-5000763</text:p>
          </table:table-cell>
        </table:table-row>
        <table:table-row table:style-name="ro3">
          <table:table-cell office:value-type="string" calcext:value-type="string">
            <text:p>Dagligvarer &gt; Slik og kiosk &gt; Chokolade &gt; Flødeboller &gt; Bøfler m. kokos</text:p>
          </table:table-cell>
          <table:table-cell office:value-type="string" calcext:value-type="string">
            <text:p>Bøfler m. kokos</text:p>
          </table:table-cell>
          <table:table-cell office:value-type="string" calcext:value-type="string">
            <text:p>6 stk. / 210 g / Nordthy</text:p>
          </table:table-cell>
          <table:table-cell/>
          <table:table-cell office:value-type="string" calcext:value-type="string">
            <text:p>27.95</text:p>
          </table:table-cell>
          <table:table-cell office:value-type="string" calcext:value-type="string">
            <text:p>.</text:p>
          </table:table-cell>
          <table:table-cell office:value-type="string" calcext:value-type="string">
            <text:p>Nordthy</text:p>
          </table:table-cell>
          <table:table-cell office:value-type="string" calcext:value-type="string">
            <text:p>Snack</text:p>
          </table:table-cell>
          <table:table-cell table:number-columns-repeated="8"/>
          <table:table-cell office:value-type="string" calcext:value-type="string">
            <text:p>Flødebolle</text:p>
          </table:table-cell>
          <table:table-cell office:value-type="string" calcext:value-type="string">
            <text:p>Bøfler med kokos</text:p>
            <text:p>Flødeboller med kokos.</text:p>
          </table:table-cell>
          <table:table-cell office:value-type="string" calcext:value-type="string">
            <text:p>https://www.nemlig.com/boefler-m-kokos-5045709</text:p>
          </table:table-cell>
        </table:table-row>
        <table:table-row table:style-name="ro7">
          <table:table-cell office:value-type="string" calcext:value-type="string">
            <text:p>Dagligvarer &gt; Kolonial &gt; Olie og eddike &gt; Olie &gt; Rapsolie &gt; Rapskimolie m. smørsmag</text:p>
          </table:table-cell>
          <table:table-cell office:value-type="string" calcext:value-type="string">
            <text:p>Rapskimolie m. smørsmag</text:p>
          </table:table-cell>
          <table:table-cell office:value-type="string" calcext:value-type="string">
            <text:p>0,50 l / SunBEST</text:p>
          </table:table-cell>
          <table:table-cell office:value-type="string" calcext:value-type="string">
            <text:p>Nøglehulsmærket</text:p>
          </table:table-cell>
          <table:table-cell office:value-type="string" calcext:value-type="string">
            <text:p>40.95</text:p>
          </table:table-cell>
          <table:table-cell office:value-type="string" calcext:value-type="string">
            <text:p>25.00</text:p>
          </table:table-cell>
          <table:table-cell/>
          <table:table-cell office:value-type="string" calcext:value-type="string">
            <text:p>Madlavning</text:p>
          </table:table-cell>
          <table:table-cell table:number-columns-repeated="4"/>
          <table:table-cell office:value-type="string" calcext:value-type="string">
            <text:p>Nøglehulsmærket</text:p>
          </table:table-cell>
          <table:table-cell table:number-columns-repeated="3"/>
          <table:table-cell office:value-type="string" calcext:value-type="string">
            <text:p>Olie</text:p>
          </table:table-cell>
          <table:table-cell office:value-type="string" calcext:value-type="string">
            <text:p>Rapskimolie med smørsmag</text:p>
            <text:p>SunBEST og BioBEST koldpressede rapsKIMolier er afskallet og presset efter eneste patenterede metode i Europa.</text:p>
            <text:p>Den høje kvalitet sikres ved, at der af alle partier rapsfrø bliver lavet et prøve pres, som testes og analyseres inden partiet bliver godkendt til olie produktion. Herefter renses rapsfrøene nænsomt og den sorte skal med bitre smagsstoffer fjernes, så kun den rene gule kim, som indeholder de værdifulde smagsstoffer og omega 3 og 6 fedtsyrer bliver siddende tilbage. SunBEST koldpresset rapsKIMolie med smørsmag og reduceret stegesprøjt gør det samtidig dejligt nemt at stege, for med det reduceret stegesprøjt bliver dit køkken ikke nær så beskidt.</text:p>
            <text:p>Olien er presset af en rapssort med et højere fedtsyre indhold, hvilket gør olien mere stabil, og derfor perfekt til: Stegning af alle slags kød, fisk og grøntsager, som en smørsauce til nye kartofler.</text:p>
          </table:table-cell>
          <table:table-cell office:value-type="string" calcext:value-type="string">
            <text:p>https://www.nemlig.com/rapskimolie-m-smoersmag-5029078</text:p>
          </table:table-cell>
        </table:table-row>
        <table:table-row table:style-name="ro9">
          <table:table-cell office:value-type="string" calcext:value-type="string">
            <text:p>Dagligvarer &gt; Husholdning og bolig &gt; Tøjvask &gt; Flydende vaskemiddel &gt; Vaskemiddel sensitv t. hvid</text:p>
          </table:table-cell>
          <table:table-cell office:value-type="string" calcext:value-type="string">
            <text:p>Vaskemiddel sensitv t. hvid</text:p>
          </table:table-cell>
          <table:table-cell office:value-type="string" calcext:value-type="string">
            <text:p>0,88 l / A+</text:p>
          </table:table-cell>
          <table:table-cell office:value-type="string" calcext:value-type="string">
            <text:p>Svanemærket</text:p>
          </table:table-cell>
          <table:table-cell office:value-type="string" calcext:value-type="string">
            <text:p>44.95</text:p>
          </table:table-cell>
          <table:table-cell office:value-type="string" calcext:value-type="string">
            <text:p>.</text:p>
          </table:table-cell>
          <table:table-cell office:value-type="string" calcext:value-type="string">
            <text:p>A+</text:p>
          </table:table-cell>
          <table:table-cell office:value-type="string" calcext:value-type="string">
            <text:p>Hvidvask</text:p>
          </table:table-cell>
          <table:table-cell table:number-columns-repeated="4"/>
          <table:table-cell office:value-type="string" calcext:value-type="string">
            <text:p>Asthma Allergy Nordic, Parfumefri, Svanemærket</text:p>
          </table:table-cell>
          <table:table-cell table:number-columns-repeated="2"/>
          <table:table-cell office:value-type="string" calcext:value-type="string">
            <text:p>0,88 l</text:p>
          </table:table-cell>
          <table:table-cell office:value-type="string" calcext:value-type="string">
            <text:p>Vaskemiddel</text:p>
          </table:table-cell>
          <table:table-cell office:value-type="string" calcext:value-type="string">
            <text:p>A+ Flydende White Sensitive</text:p>
            <text:p>A+ flydende vaskemiddel vasker strålende rent hver gang. Uanset om du vasker en stor bunke hvidt, eller en mindre mængde farvet tøj, kan du dosere fleksibelt efter dit behov.</text:p>
            <text:p>Fremragende pletfjerning ved 30°C. Hjælper med løsne indtørrede pletter.</text:p>
          </table:table-cell>
          <table:table-cell office:value-type="string" calcext:value-type="string">
            <text:p>https://www.nemlig.com/vaskemiddel-sensitv-t-hvid-5042383</text:p>
          </table:table-cell>
        </table:table-row>
        <table:table-row table:style-name="ro16">
          <table:table-cell office:value-type="string" calcext:value-type="string">
            <text:p>Dagligvarer &gt; Frugt og grønt &gt; Grøntsager &gt; Kål &gt; Blomkål</text:p>
          </table:table-cell>
          <table:table-cell office:value-type="string" calcext:value-type="string">
            <text:p>Blomkål</text:p>
          </table:table-cell>
          <table:table-cell office:value-type="string" calcext:value-type="string">
            <text:p>1 stk. / Danmark / Klasse 1</text:p>
          </table:table-cell>
          <table:table-cell office:value-type="string" calcext:value-type="string">
            <text:p>Dansk</text:p>
          </table:table-cell>
          <table:table-cell office:value-type="string" calcext:value-type="string">
            <text:p>15.00</text:p>
          </table:table-cell>
          <table:table-cell office:value-type="string" calcext:value-type="string">
            <text:p>.</text:p>
          </table:table-cell>
          <table:table-cell/>
          <table:table-cell office:value-type="string" calcext:value-type="string">
            <text:p>Bagværk, Salat, Snack, Suppe, Tilbehør</text:p>
          </table:table-cell>
          <table:table-cell/>
          <table:table-cell office:value-type="string" calcext:value-type="string">
            <text:p>Grøn, Hvid</text:p>
          </table:table-cell>
          <table:table-cell office:value-type="string" calcext:value-type="string">
            <text:p>Klasse 1</text:p>
          </table:table-cell>
          <table:table-cell/>
          <table:table-cell office:value-type="string" calcext:value-type="string">
            <text:p>Dansk</text:p>
          </table:table-cell>
          <table:table-cell office:value-type="string" calcext:value-type="string">
            <text:p>Danmark</text:p>
          </table:table-cell>
          <table:table-cell table:number-columns-repeated="2"/>
          <table:table-cell office:value-type="string" calcext:value-type="string">
            <text:p>Blomkål, Kål</text:p>
          </table:table-cell>
          <table:table-cell office:value-type="string" calcext:value-type="string">
            <text:p>Blomkål er blevet dyrket i Vesten lige siden 1600-tallet.</text:p>
            <text:p/>
            <text:p>Det er faktisk en ret krævende plante at dyrke, da den skal have de helt rigtige temperatur- og jordforhold.</text:p>
            <text:p>Derudover skal de være dækket af mod insekterne, da de ellers spiser blomkålshovederne.</text:p>
            <text:p/>
            <text:p>Blomkål er kategoriseret som en blomstergrøntsag, da det hvide hoved egentlig er en underudviklet blomst, der beskyttes af de grønne blade. De forhindrer bl.a. at hovedet ikke udvikler et stof kaldet klorofyl, se det får en grøn farve.</text:p>
            <text:p/>
            <text:p>Blomkål er i familie med hvidkål og den såkaldte romanesco.</text:p>
            <text:p>Den består af en masse blomkålsknopper, som man kan brække af for sig.</text:p>
            <text:p/>
            <text:p>Tips:</text:p>
            <text:p>I butikken sælges blomkålene med bladene på, da de er med til at beskytte blomkålene for slag.</text:p>
          </table:table-cell>
          <table:table-cell office:value-type="string" calcext:value-type="string">
            <text:p>https://www.nemlig.com/blomkaal-2301193</text:p>
          </table:table-cell>
        </table:table-row>
        <table:table-row table:style-name="ro13">
          <table:table-cell office:value-type="string" calcext:value-type="string">
            <text:p>Dagligvarer &gt; Blomster og have &gt; Potter og vaser &gt; Agern potte</text:p>
          </table:table-cell>
          <table:table-cell office:value-type="string" calcext:value-type="string">
            <text:p>Agern potte</text:p>
          </table:table-cell>
          <table:table-cell office:value-type="string" calcext:value-type="string">
            <text:p>1 stk. / Ø:19 cm / H:12 cm</text:p>
          </table:table-cell>
          <table:table-cell/>
          <table:table-cell office:value-type="string" calcext:value-type="string">
            <text:p>110.00</text:p>
          </table:table-cell>
          <table:table-cell office:value-type="string" calcext:value-type="string">
            <text:p>.</text:p>
          </table:table-cell>
          <table:table-cell office:value-type="string" calcext:value-type="string">
            <text:p>2have</text:p>
          </table:table-cell>
          <table:table-cell office:value-type="string" calcext:value-type="string">
            <text:p>Stueplante</text:p>
          </table:table-cell>
          <table:table-cell table:number-columns-repeated="8"/>
          <table:table-cell office:value-type="string" calcext:value-type="string">
            <text:p>Potte, Skjuler, Urtepotteskjuler</text:p>
          </table:table-cell>
          <table:table-cell office:value-type="string" calcext:value-type="string">
            <text:p>Om 2have:</text:p>
            <text:p/>
            <text:p>2have a/s blev grundlagt i 2002 og er en danskejet grossist-virksomhed, som forhandler brugskunst, gaveartikler og andet tilbehør, specielt til blomster- og brugskunstforretninger samt interiørhuse i Danmark og resten af Skandinavien.</text:p>
            <text:p/>
            <text:p>2have a/s er ikke blot en arbejdsplads, men en livsstil... - et sted, hvor der udvikles, spekuleres, skabes og ikke mindst drømmes om design, former og farver - for altid at være i den gruppe, som tør give et bud på fremtiden - og gør det.</text:p>
            <text:p/>
            <text:p>Bemærk: Ved køb af potte bør du altid gå efter at potten er en smule større i diameter end blomsten den skal bruges til.</text:p>
          </table:table-cell>
          <table:table-cell office:value-type="string" calcext:value-type="string">
            <text:p>https://www.nemlig.com/agern-potte-5048792</text:p>
          </table:table-cell>
        </table:table-row>
        <table:table-row table:style-name="ro3">
          <table:table-cell office:value-type="string" calcext:value-type="string">
            <text:p>Dagligvarer &gt; Drikkevarer &gt; Saftevand og drik med smag &gt; Solbærdrik</text:p>
          </table:table-cell>
          <table:table-cell office:value-type="string" calcext:value-type="string">
            <text:p>Solbærdrik</text:p>
          </table:table-cell>
          <table:table-cell office:value-type="string" calcext:value-type="string">
            <text:p>0,50 l / fra koncentrat / ex. pant / Den Gamle Fabrik</text:p>
          </table:table-cell>
          <table:table-cell/>
          <table:table-cell office:value-type="string" calcext:value-type="string">
            <text:p>23.95</text:p>
          </table:table-cell>
          <table:table-cell office:value-type="string" calcext:value-type="string">
            <text:p>.</text:p>
          </table:table-cell>
          <table:table-cell office:value-type="string" calcext:value-type="string">
            <text:p>Den Gamle Fabrik</text:p>
          </table:table-cell>
          <table:table-cell office:value-type="string" calcext:value-type="string">
            <text:p>Drikke</text:p>
          </table:table-cell>
          <table:table-cell table:number-columns-repeated="8"/>
          <table:table-cell office:value-type="string" calcext:value-type="string">
            <text:p>Læskedrik til opblanding</text:p>
          </table:table-cell>
          <table:table-cell office:value-type="string" calcext:value-type="string">
            <text:p>Solbærdrik</text:p>
            <text:p>Den Gamle Fabrik Solbær saftdrik er en dejlig drik med en rund og intens smag af solbær. Den er som resten af Den Gamle Fabrik serien fremstillet af solmodne bær, der giver en harmonisk smag, som hverken er for sur eller sød. Den Gamle Fabrik Solbær saftdrik – dejlig forfriskende.</text:p>
          </table:table-cell>
          <table:table-cell office:value-type="string" calcext:value-type="string">
            <text:p>https://www.nemlig.com/solbaerdrik-5044280</text:p>
          </table:table-cell>
        </table:table-row>
        <table:table-row table:style-name="ro3">
          <table:table-cell office:value-type="string" calcext:value-type="string">
            <text:p>Dagligvarer &gt; Kolonial &gt; Bagning &gt; Nødder &gt; Mandler &gt; Mandel mix</text:p>
          </table:table-cell>
          <table:table-cell office:value-type="string" calcext:value-type="string">
            <text:p>Mandel mix</text:p>
          </table:table-cell>
          <table:table-cell office:value-type="string" calcext:value-type="string">
            <text:p>120 g / Nutisal</text:p>
          </table:table-cell>
          <table:table-cell/>
          <table:table-cell office:value-type="string" calcext:value-type="string">
            <text:p>28.75</text:p>
          </table:table-cell>
          <table:table-cell office:value-type="string" calcext:value-type="string">
            <text:p>.</text:p>
          </table:table-cell>
          <table:table-cell office:value-type="string" calcext:value-type="string">
            <text:p>Nutisal</text:p>
          </table:table-cell>
          <table:table-cell table:number-columns-repeated="9"/>
          <table:table-cell office:value-type="string" calcext:value-type="string">
            <text:p>Nødder</text:p>
          </table:table-cell>
          <table:table-cell office:value-type="string" calcext:value-type="string">
            <text:p>Saltede mandler</text:p>
            <text:p>Et mix af krystalsaltede og tørsaltede mandler.</text:p>
          </table:table-cell>
          <table:table-cell office:value-type="string" calcext:value-type="string">
            <text:p>https://www.nemlig.com/mandel-mix-5022452</text:p>
          </table:table-cell>
        </table:table-row>
        <table:table-row table:style-name="ro1">
          <table:table-cell office:value-type="string" calcext:value-type="string">
            <text:p>Dagligvarer &gt; Kolonial &gt; Krydderier &gt; Krydderier &gt; Karry</text:p>
          </table:table-cell>
          <table:table-cell office:value-type="string" calcext:value-type="string">
            <text:p>Karry</text:p>
          </table:table-cell>
          <table:table-cell office:value-type="string" calcext:value-type="string">
            <text:p>34 g / Santa Maria</text:p>
          </table:table-cell>
          <table:table-cell/>
          <table:table-cell office:value-type="string" calcext:value-type="string">
            <text:p>20.95</text:p>
          </table:table-cell>
          <table:table-cell office:value-type="string" calcext:value-type="string">
            <text:p>.</text:p>
          </table:table-cell>
          <table:table-cell office:value-type="string" calcext:value-type="string">
            <text:p>Santa Maria</text:p>
          </table:table-cell>
          <table:table-cell/>
          <table:table-cell office:value-type="string" calcext:value-type="string">
            <text:p>Glas</text:p>
          </table:table-cell>
          <table:table-cell table:number-columns-repeated="3"/>
          <table:table-cell office:value-type="string" calcext:value-type="string">
            <text:p>Discount</text:p>
          </table:table-cell>
          <table:table-cell table:number-columns-repeated="3"/>
          <table:table-cell office:value-type="string" calcext:value-type="string">
            <text:p>Krydderi</text:p>
          </table:table-cell>
          <table:table-cell office:value-type="string" calcext:value-type="string">
            <text:p>Karry</text:p>
          </table:table-cell>
          <table:table-cell office:value-type="string" calcext:value-type="string">
            <text:p>https://www.nemlig.com/karry-5046114</text:p>
          </table:table-cell>
        </table:table-row>
        <table:table-row table:style-name="ro3">
          <table:table-cell office:value-type="string" calcext:value-type="string">
            <text:p>Dagligvarer &gt; Køl og mejeri &gt; Mejeri &gt; Smør og fedtstof &gt; Kryddersmør &gt; Kærgården m.hvidløg og ramsløg</text:p>
          </table:table-cell>
          <table:table-cell office:value-type="string" calcext:value-type="string">
            <text:p>Kærgården m.hvidløg og ramsløg</text:p>
          </table:table-cell>
          <table:table-cell office:value-type="string" calcext:value-type="string">
            <text:p>125 g</text:p>
          </table:table-cell>
          <table:table-cell office:value-type="string" calcext:value-type="string">
            <text:p>KØL</text:p>
          </table:table-cell>
          <table:table-cell office:value-type="string" calcext:value-type="string">
            <text:p>12.95</text:p>
          </table:table-cell>
          <table:table-cell office:value-type="string" calcext:value-type="string">
            <text:p>.</text:p>
          </table:table-cell>
          <table:table-cell office:value-type="string" calcext:value-type="string">
            <text:p>Kærgården</text:p>
          </table:table-cell>
          <table:table-cell office:value-type="string" calcext:value-type="string">
            <text:p>Brød, Madlavning</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Smørbart</text:p>
          </table:table-cell>
          <table:table-cell office:value-type="string" calcext:value-type="string">
            <text:p>Smør med hvidløg og ramsløg</text:p>
            <text:p>Kærgården med hvidløg er rigtig smør og en smule rapsolie, blandet med hvidløg, som giver en god variation til hverdagsretterne. Nyd det i en bagt kartoffel, på et stykke kød eller fisk, sammen med grøntsager og pasta - eller blot på brødet til aftensmaden, direkte fra køleskabet.</text:p>
          </table:table-cell>
          <table:table-cell office:value-type="string" calcext:value-type="string">
            <text:p>https://www.nemlig.com/kaergaarden-m-hvidloeg-og-ramsloeg-102107</text:p>
          </table:table-cell>
        </table:table-row>
        <table:table-row table:style-name="ro3">
          <table:table-cell office:value-type="string" calcext:value-type="string">
            <text:p>Dagligvarer &gt; Kolonial &gt; Færdigretter &gt; Øvrige færdigretter &gt; Kartoffelmospulver</text:p>
          </table:table-cell>
          <table:table-cell office:value-type="string" calcext:value-type="string">
            <text:p>Kartoffelmospulver</text:p>
          </table:table-cell>
          <table:table-cell office:value-type="string" calcext:value-type="string">
            <text:p>345 g / tilsæt vand og mælk / First Price</text:p>
          </table:table-cell>
          <table:table-cell/>
          <table:table-cell office:value-type="string" calcext:value-type="string">
            <text:p>8.74</text:p>
          </table:table-cell>
          <table:table-cell office:value-type="string" calcext:value-type="string">
            <text:p>.</text:p>
          </table:table-cell>
          <table:table-cell/>
          <table:table-cell office:value-type="string" calcext:value-type="string">
            <text:p>Aftensmad, Madlavning</text:p>
          </table:table-cell>
          <table:table-cell table:number-columns-repeated="4"/>
          <table:table-cell office:value-type="string" calcext:value-type="string">
            <text:p>Discount</text:p>
          </table:table-cell>
          <table:table-cell table:number-columns-repeated="3"/>
          <table:table-cell office:value-type="string" calcext:value-type="string">
            <text:p>Kartoffelmos</text:p>
          </table:table-cell>
          <table:table-cell office:value-type="string" calcext:value-type="string">
            <text:p>Kartoffelmospulver</text:p>
            <text:p>Bring 5 dl vand i kog og tilsæt lidt salt. Tag gryden af varmen og tilsæt 2 dl kold mælk. Hæld kartoffelmospulveret i lidt efter lidt og pisk til mosen er luftig og har den ønskede konsistens. Lad mosen hvile et minut og pisk igen inden severing.</text:p>
          </table:table-cell>
          <table:table-cell office:value-type="string" calcext:value-type="string">
            <text:p>https://www.nemlig.com/kartoffelmospulver-5047011</text:p>
          </table:table-cell>
        </table:table-row>
        <table:table-row table:style-name="ro3">
          <table:table-cell office:value-type="string" calcext:value-type="string">
            <text:p>Dagligvarer &gt; Brød, kiks og kager &gt; Kiks &gt; Riskiks &gt; Riskiks m. majs øko.</text:p>
          </table:table-cell>
          <table:table-cell office:value-type="string" calcext:value-type="string">
            <text:p>Riskiks m. majs øko.</text:p>
          </table:table-cell>
          <table:table-cell office:value-type="string" calcext:value-type="string">
            <text:p>100 g / Urtekram</text:p>
          </table:table-cell>
          <table:table-cell office:value-type="string" calcext:value-type="string">
            <text:p>Øko (dansk),Øko (europæisk)</text:p>
          </table:table-cell>
          <table:table-cell office:value-type="string" calcext:value-type="string">
            <text:p>17.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Øko (dansk), Øko (europæisk)</text:p>
          </table:table-cell>
          <table:table-cell table:number-columns-repeated="3"/>
          <table:table-cell office:value-type="string" calcext:value-type="string">
            <text:p>Riskager, Snack</text:p>
          </table:table-cell>
          <table:table-cell office:value-type="string" calcext:value-type="string">
            <text:p>Økologiske majskiks</text:p>
            <text:p>Riskiks med fuldkornsris og udvalgte fuldkorn alt efter variant. Fremstilles på japanske risgalet-maskiner, der giver risgaletterne en helt unik sprødhed og smag.</text:p>
          </table:table-cell>
          <table:table-cell office:value-type="string" calcext:value-type="string">
            <text:p>https://www.nemlig.com/riskiks-m-majs-oeko-5019715</text:p>
          </table:table-cell>
        </table:table-row>
        <table:table-row table:style-name="ro3">
          <table:table-cell office:value-type="string" calcext:value-type="string">
            <text:p>Dagligvarer &gt; Brød, kiks og kager &gt; Kiks &gt; Riskiks &gt; Riskiks m. spelt øko.</text:p>
          </table:table-cell>
          <table:table-cell office:value-type="string" calcext:value-type="string">
            <text:p>Riskiks m. spelt øko.</text:p>
          </table:table-cell>
          <table:table-cell office:value-type="string" calcext:value-type="string">
            <text:p>100 g / Urtekram</text:p>
          </table:table-cell>
          <table:table-cell office:value-type="string" calcext:value-type="string">
            <text:p>Øko (dansk),Øko (europæisk)</text:p>
          </table:table-cell>
          <table:table-cell office:value-type="string" calcext:value-type="string">
            <text:p>17.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Øko (dansk), Øko (europæisk)</text:p>
          </table:table-cell>
          <table:table-cell table:number-columns-repeated="3"/>
          <table:table-cell office:value-type="string" calcext:value-type="string">
            <text:p>Riskager, Snack</text:p>
          </table:table-cell>
          <table:table-cell office:value-type="string" calcext:value-type="string">
            <text:p>Riskager m. spelt øko.</text:p>
            <text:p>Vi skal tilbage til de hele korn som vores forfædre spiste. Fuldkorn, der ikke er berøvet de gode stoffer, som sidder i skaldelene. Derfor indeholder risgaletterne fuldkornsris og udvalgte fuldkorn alt efter variant. Fremstilles på japanske risgalet-maskiner, der giver risgaletterne en helt unik sprødhed og smag.</text:p>
          </table:table-cell>
          <table:table-cell office:value-type="string" calcext:value-type="string">
            <text:p>https://www.nemlig.com/riskiks-m-spelt-oeko-5019675</text:p>
          </table:table-cell>
        </table:table-row>
        <table:table-row table:style-name="ro1">
          <table:table-cell office:value-type="string" calcext:value-type="string">
            <text:p>Dagligvarer &gt; Kolonial &gt; Bagning &gt; Tørret frugt og bær &gt; Andet tørret frugt &gt; Multimix</text:p>
          </table:table-cell>
          <table:table-cell office:value-type="string" calcext:value-type="string">
            <text:p>Multimix</text:p>
          </table:table-cell>
          <table:table-cell office:value-type="string" calcext:value-type="string">
            <text:p>275 g / Trope</text:p>
          </table:table-cell>
          <table:table-cell/>
          <table:table-cell office:value-type="string" calcext:value-type="string">
            <text:p>25.35</text:p>
          </table:table-cell>
          <table:table-cell office:value-type="string" calcext:value-type="string">
            <text:p>.</text:p>
          </table:table-cell>
          <table:table-cell office:value-type="string" calcext:value-type="string">
            <text:p>Trope</text:p>
          </table:table-cell>
          <table:table-cell table:number-columns-repeated="9"/>
          <table:table-cell office:value-type="string" calcext:value-type="string">
            <text:p>Nødder, Tørret frugt</text:p>
          </table:table-cell>
          <table:table-cell office:value-type="string" calcext:value-type="string">
            <text:p>Multi Mix, Sød og salt Peanutsblanding med pekannødder, rosiner og tranebær.</text:p>
          </table:table-cell>
          <table:table-cell office:value-type="string" calcext:value-type="string">
            <text:p>https://www.nemlig.com/multimix-5011029</text:p>
          </table:table-cell>
        </table:table-row>
        <table:table-row table:style-name="ro9">
          <table:table-cell office:value-type="string" calcext:value-type="string">
            <text:p>Dagligvarer &gt; Slik og kiosk &gt; Slik &gt; Lakrids &gt; Finsk lakrids (sød)</text:p>
          </table:table-cell>
          <table:table-cell office:value-type="string" calcext:value-type="string">
            <text:p>Finsk lakrids (sød)</text:p>
          </table:table-cell>
          <table:table-cell office:value-type="string" calcext:value-type="string">
            <text:p>130 g / Carletti</text:p>
          </table:table-cell>
          <table:table-cell/>
          <table:table-cell office:value-type="string" calcext:value-type="string">
            <text:p>15.00</text:p>
          </table:table-cell>
          <table:table-cell office:value-type="string" calcext:value-type="string">
            <text:p>.</text:p>
          </table:table-cell>
          <table:table-cell office:value-type="string" calcext:value-type="string">
            <text:p>Carletti</text:p>
          </table:table-cell>
          <table:table-cell office:value-type="string" calcext:value-type="string">
            <text:p>Snack</text:p>
          </table:table-cell>
          <table:table-cell table:number-columns-repeated="8"/>
          <table:table-cell office:value-type="string" calcext:value-type="string">
            <text:p>Lakrids</text:p>
          </table:table-cell>
          <table:table-cell office:value-type="string" calcext:value-type="string">
            <text:p>Finsk sød lakrids</text:p>
            <text:p>Er du til sød lakrids, er Finsk Lakrids fra Carletti et oplagt valg. Finsk Lakrids er en let fedtet, kvalitetslakrids med stor smag. Lakridsen har en blød konsistens med lidt bid i.</text:p>
            <text:p>Lakridsstykkerne er store og runde og smelter nærmest på tungen. Finsk Lakrids findes også i en salmiak variant.</text:p>
          </table:table-cell>
          <table:table-cell office:value-type="string" calcext:value-type="string">
            <text:p>https://www.nemlig.com/finsk-lakrids-soed-5044574</text:p>
          </table:table-cell>
        </table:table-row>
        <table:table-row table:style-name="ro3">
          <table:table-cell office:value-type="string" calcext:value-type="string">
            <text:p>Dagligvarer &gt; Drikkevarer &gt; Øl &gt; Øltyper &gt; Specialøl &gt; Popcornmajs</text:p>
          </table:table-cell>
          <table:table-cell office:value-type="string" calcext:value-type="string">
            <text:p>Popcornmajs</text:p>
          </table:table-cell>
          <table:table-cell office:value-type="string" calcext:value-type="string">
            <text:p>500 g / Popz</text:p>
          </table:table-cell>
          <table:table-cell/>
          <table:table-cell office:value-type="string" calcext:value-type="string">
            <text:p>11.95</text:p>
          </table:table-cell>
          <table:table-cell office:value-type="string" calcext:value-type="string">
            <text:p>.</text:p>
          </table:table-cell>
          <table:table-cell office:value-type="string" calcext:value-type="string">
            <text:p>Popz</text:p>
          </table:table-cell>
          <table:table-cell office:value-type="string" calcext:value-type="string">
            <text:p>Snack</text:p>
          </table:table-cell>
          <table:table-cell table:number-columns-repeated="8"/>
          <table:table-cell office:value-type="string" calcext:value-type="string">
            <text:p>Chips, Popcorn, Snack</text:p>
          </table:table-cell>
          <table:table-cell office:value-type="string" calcext:value-type="string">
            <text:p>Popcornmajs</text:p>
            <text:p>Popcornmajs til popning i gryde - den originale måde at tilberede popcorn.</text:p>
          </table:table-cell>
          <table:table-cell office:value-type="string" calcext:value-type="string">
            <text:p>https://www.nemlig.com/popcornmajs-5044040</text:p>
          </table:table-cell>
        </table:table-row>
        <table:table-row table:style-name="ro11">
          <table:table-cell office:value-type="string" calcext:value-type="string">
            <text:p>Dagligvarer &gt; Kød og fisk &gt; Kylling &gt; Kyllingefilet &gt; Kyllingebrystfilet</text:p>
          </table:table-cell>
          <table:table-cell office:value-type="string" calcext:value-type="string">
            <text:p>Kyllingebrystfilet</text:p>
          </table:table-cell>
          <table:table-cell office:value-type="string" calcext:value-type="string">
            <text:p>1,40 kg / 13% lage / Danpo</text:p>
          </table:table-cell>
          <table:table-cell office:value-type="string" calcext:value-type="string">
            <text:p>Dansk,Halal,KØL,Nøglehulsmærket</text:p>
          </table:table-cell>
          <table:table-cell office:value-type="string" calcext:value-type="string">
            <text:p>89.95</text:p>
          </table:table-cell>
          <table:table-cell office:value-type="string" calcext:value-type="string">
            <text:p>75.00</text:p>
          </table:table-cell>
          <table:table-cell office:value-type="string" calcext:value-type="string">
            <text:p>Danpo</text:p>
          </table:table-cell>
          <table:table-cell office:value-type="string" calcext:value-type="string">
            <text:p>Aftensmad, Grill, Gryderetter, Wok</text:p>
          </table:table-cell>
          <table:table-cell table:number-columns-repeated="4"/>
          <table:table-cell office:value-type="string" calcext:value-type="string">
            <text:p>Dansk, Discount, Halal, KØL, Nøglehulsmærket</text:p>
          </table:table-cell>
          <table:table-cell office:value-type="string" calcext:value-type="string">
            <text:p>Danmark</text:p>
          </table:table-cell>
          <table:table-cell table:number-columns-repeated="2"/>
          <table:table-cell office:value-type="string" calcext:value-type="string">
            <text:p>Kylling</text:p>
          </table:table-cell>
          <table:table-cell office:value-type="string" calcext:value-type="string">
            <text:p>Kyllingebrystfilet med 13% lage</text:p>
            <text:p>100% dansk kyllingebrystfilet er et saftigt, fedtfattigt og proteinrig stykke kød med en god struktur. Filet har mange anvendelsesmuligheder – den kan paneres, gratineres, grilles eller steges som den er.</text:p>
            <text:p>Danpo dansk kylling er opvokset, slagtet og pakket i Danmark. Det er kyllinger fra udvalgte landmænd i Danmark. Kyllingerne vokser op på de bedste foderblandinger og landmændene opdrætter kyllingerne efter nogle af de strengeste krav i verden. Kyllingerne vokser op i trygge omgivelser uden stress. De går frit rundt i en tør og lun stald og har fri adgang til vand og foder. Danpo har den fulde kontrol over kyllingens vej, og kan derfor levere den bedste kødkvalitet samt garanterer den højeste grad af fødevaresikkerhed.</text:p>
            <text:p/>
            <text:p>Tilberedning:</text:p>
            <text:p>I ovn: 20-25 minutter i varmluftovn ved 180 grader eller 200 grader i almindelig ovn.</text:p>
            <text:p>På pande: 9-10 minutter på hver side ved middelvarme.</text:p>
            <text:p>På grill: (Direkte varme) ca. 10 min. på hver side.</text:p>
            <text:p>Dette produkt er Halal-slagtet.</text:p>
          </table:table-cell>
          <table:table-cell office:value-type="string" calcext:value-type="string">
            <text:p>https://www.nemlig.com/kyllingebrystfilet-5016073</text:p>
          </table:table-cell>
        </table:table-row>
        <table:table-row table:style-name="ro3">
          <table:table-cell office:value-type="string" calcext:value-type="string">
            <text:p>Dagligvarer &gt; Drikkevarer &gt; Saftevand og drik med smag &gt; Ice tea m. fersken</text:p>
          </table:table-cell>
          <table:table-cell office:value-type="string" calcext:value-type="string">
            <text:p>Ice tea m. fersken</text:p>
          </table:table-cell>
          <table:table-cell office:value-type="string" calcext:value-type="string">
            <text:p>6 x 0,50 l / ex. pant / Harboe</text:p>
          </table:table-cell>
          <table:table-cell/>
          <table:table-cell office:value-type="string" calcext:value-type="string">
            <text:p>33.00</text:p>
          </table:table-cell>
          <table:table-cell office:value-type="string" calcext:value-type="string">
            <text:p>.</text:p>
          </table:table-cell>
          <table:table-cell office:value-type="string" calcext:value-type="string">
            <text:p>Harboe</text:p>
          </table:table-cell>
          <table:table-cell office:value-type="string" calcext:value-type="string">
            <text:p>Fødselsdag, Picnic</text:p>
          </table:table-cell>
          <table:table-cell table:number-columns-repeated="8"/>
          <table:table-cell office:value-type="string" calcext:value-type="string">
            <text:p>Læskedrik drikkeklar</text:p>
          </table:table-cell>
          <table:table-cell office:value-type="string" calcext:value-type="string">
            <text:p>Ice Tea med ferksensmag</text:p>
            <text:p>Harboe Ice Tea Peach er en populær læskedrik med en mild og sød smag af modne ferskner. Nydes bedst iskold!</text:p>
          </table:table-cell>
          <table:table-cell office:value-type="string" calcext:value-type="string">
            <text:p>https://www.nemlig.com/ice-tea-m-fersken-5025373</text:p>
          </table:table-cell>
        </table:table-row>
        <table:table-row table:style-name="ro1">
          <table:table-cell office:value-type="string" calcext:value-type="string">
            <text:p>Dagligvarer &gt; Kolonial &gt; Krydderier &gt; Krydderier &gt; Kardemomme (stødt)</text:p>
          </table:table-cell>
          <table:table-cell office:value-type="string" calcext:value-type="string">
            <text:p>Kardemomme (stødt)</text:p>
          </table:table-cell>
          <table:table-cell office:value-type="string" calcext:value-type="string">
            <text:p>28 g / Santa Maria</text:p>
          </table:table-cell>
          <table:table-cell/>
          <table:table-cell office:value-type="string" calcext:value-type="string">
            <text:p>20.95</text:p>
          </table:table-cell>
          <table:table-cell office:value-type="string" calcext:value-type="string">
            <text:p>.</text:p>
          </table:table-cell>
          <table:table-cell office:value-type="string" calcext:value-type="string">
            <text:p>Santa Maria</text:p>
          </table:table-cell>
          <table:table-cell/>
          <table:table-cell office:value-type="string" calcext:value-type="string">
            <text:p>Glas</text:p>
          </table:table-cell>
          <table:table-cell table:number-columns-repeated="7"/>
          <table:table-cell office:value-type="string" calcext:value-type="string">
            <text:p>Krydderi</text:p>
          </table:table-cell>
          <table:table-cell office:value-type="string" calcext:value-type="string">
            <text:p>Kardemomme</text:p>
          </table:table-cell>
          <table:table-cell office:value-type="string" calcext:value-type="string">
            <text:p>https://www.nemlig.com/kardemomme-stoedt-5046113</text:p>
          </table:table-cell>
        </table:table-row>
        <table:table-row table:style-name="ro1">
          <table:table-cell office:value-type="string" calcext:value-type="string">
            <text:p>Dagligvarer &gt; Kolonial &gt; Færdigretter &gt; Suppe &gt; Tomatsuppe (cremet) øko.</text:p>
          </table:table-cell>
          <table:table-cell office:value-type="string" calcext:value-type="string">
            <text:p>Tomatsuppe (cremet) øko.</text:p>
          </table:table-cell>
          <table:table-cell office:value-type="string" calcext:value-type="string">
            <text:p>0,57 l / Knorr</text:p>
          </table:table-cell>
          <table:table-cell office:value-type="string" calcext:value-type="string">
            <text:p>Nøglehulsmærket,Øko (europæisk)</text:p>
          </table:table-cell>
          <table:table-cell office:value-type="string" calcext:value-type="string">
            <text:p>29.95</text:p>
          </table:table-cell>
          <table:table-cell office:value-type="string" calcext:value-type="string">
            <text:p>.</text:p>
          </table:table-cell>
          <table:table-cell office:value-type="string" calcext:value-type="string">
            <text:p>Knorr</text:p>
          </table:table-cell>
          <table:table-cell office:value-type="string" calcext:value-type="string">
            <text:p>Vegetar</text:p>
          </table:table-cell>
          <table:table-cell table:number-columns-repeated="4"/>
          <table:table-cell office:value-type="string" calcext:value-type="string">
            <text:p>Nøglehulsmærket, Øko (europæisk)</text:p>
          </table:table-cell>
          <table:table-cell table:number-columns-repeated="3"/>
          <table:table-cell office:value-type="string" calcext:value-type="string">
            <text:p>Færdigret, Suppe</text:p>
          </table:table-cell>
          <table:table-cell office:value-type="string" calcext:value-type="string">
            <text:p>Tomatsuppe økologisk</text:p>
          </table:table-cell>
          <table:table-cell office:value-type="string" calcext:value-type="string">
            <text:p>https://www.nemlig.com/tomatsuppe-cremet-oeko-5040322</text:p>
          </table:table-cell>
        </table:table-row>
        <table:table-row table:style-name="ro9">
          <table:table-cell office:value-type="string" calcext:value-type="string">
            <text:p>Dagligvarer &gt; Drikkevarer &gt; Øl &gt; Øltyper &gt; Specialøl &gt; Thai snacks</text:p>
          </table:table-cell>
          <table:table-cell office:value-type="string" calcext:value-type="string">
            <text:p>Thai snacks</text:p>
          </table:table-cell>
          <table:table-cell office:value-type="string" calcext:value-type="string">
            <text:p>135 g / Trope</text:p>
          </table:table-cell>
          <table:table-cell/>
          <table:table-cell office:value-type="string" calcext:value-type="string">
            <text:p>19.95</text:p>
          </table:table-cell>
          <table:table-cell office:value-type="string" calcext:value-type="string">
            <text:p>.</text:p>
          </table:table-cell>
          <table:table-cell office:value-type="string" calcext:value-type="string">
            <text:p>Trope</text:p>
          </table:table-cell>
          <table:table-cell office:value-type="string" calcext:value-type="string">
            <text:p>Snack</text:p>
          </table:table-cell>
          <table:table-cell table:number-columns-repeated="9"/>
          <table:table-cell office:value-type="string" calcext:value-type="string">
            <text:p>Thaisnacks fra Trope</text:p>
            <text:p/>
            <text:p>Trope Thaisnacks er en knasende sprød snack, der er lavet af puffede ris og krydret med sojasauce, hvidløg, lakrids og chili. Ideel til et glas skummende øl, kølig hvidvin eller som tilbehør til asiatiske retter.</text:p>
          </table:table-cell>
          <table:table-cell office:value-type="string" calcext:value-type="string">
            <text:p>https://www.nemlig.com/thai-snacks-5030226</text:p>
          </table:table-cell>
        </table:table-row>
        <table:table-row table:style-name="ro3">
          <table:table-cell office:value-type="string" calcext:value-type="string">
            <text:p>Dagligvarer &gt; Slik og kiosk &gt; Slik &gt; Vingummi &gt; Magic Forest vingummi øko.</text:p>
          </table:table-cell>
          <table:table-cell office:value-type="string" calcext:value-type="string">
            <text:p>Magic Forest vingummi øko.</text:p>
          </table:table-cell>
          <table:table-cell office:value-type="string" calcext:value-type="string">
            <text:p>100 g / Hey Yum</text:p>
          </table:table-cell>
          <table:table-cell office:value-type="string" calcext:value-type="string">
            <text:p>Øko (europæisk)</text:p>
          </table:table-cell>
          <table:table-cell office:value-type="string" calcext:value-type="string">
            <text:p>24.00</text:p>
          </table:table-cell>
          <table:table-cell office:value-type="string" calcext:value-type="string">
            <text:p>.</text:p>
          </table:table-cell>
          <table:table-cell office:value-type="string" calcext:value-type="string">
            <text:p>Hey Yum</text:p>
          </table:table-cell>
          <table:table-cell office:value-type="string" calcext:value-type="string">
            <text:p>Fødselsdag, Snack</text:p>
          </table:table-cell>
          <table:table-cell table:number-columns-repeated="4"/>
          <table:table-cell office:value-type="string" calcext:value-type="string">
            <text:p>Øko (europæisk)</text:p>
          </table:table-cell>
          <table:table-cell table:number-columns-repeated="3"/>
          <table:table-cell office:value-type="string" calcext:value-type="string">
            <text:p>Slik, Vingummi</text:p>
          </table:table-cell>
          <table:table-cell office:value-type="string" calcext:value-type="string">
            <text:p>Magic Forest</text:p>
            <text:p>Økologisk frugtvingummi med en note af honing.</text:p>
          </table:table-cell>
          <table:table-cell office:value-type="string" calcext:value-type="string">
            <text:p>https://www.nemlig.com/magic-forest-vingummi-oeko-5047483</text:p>
          </table:table-cell>
        </table:table-row>
        <table:table-row table:style-name="ro3">
          <table:table-cell office:value-type="string" calcext:value-type="string">
            <text:p>Dagligvarer &gt; Drikkevarer &gt; Øl &gt; Øltyper &gt; Økologisk øl &gt; Ginger beer øko.</text:p>
          </table:table-cell>
          <table:table-cell office:value-type="string" calcext:value-type="string">
            <text:p>Ginger beer øko.</text:p>
          </table:table-cell>
          <table:table-cell office:value-type="string" calcext:value-type="string">
            <text:p>0,75 l / ex. pant / JuicOrganic</text:p>
          </table:table-cell>
          <table:table-cell office:value-type="string" calcext:value-type="string">
            <text:p>Øko (europæisk)</text:p>
          </table:table-cell>
          <table:table-cell office:value-type="string" calcext:value-type="string">
            <text:p>24.95</text:p>
          </table:table-cell>
          <table:table-cell office:value-type="string" calcext:value-type="string">
            <text:p>.</text:p>
          </table:table-cell>
          <table:table-cell office:value-type="string" calcext:value-type="string">
            <text:p>JuicOrganic</text:p>
          </table:table-cell>
          <table:table-cell office:value-type="string" calcext:value-type="string">
            <text:p>Drinks</text:p>
          </table:table-cell>
          <table:table-cell table:number-columns-repeated="4"/>
          <table:table-cell office:value-type="string" calcext:value-type="string">
            <text:p>Øko (europæisk)</text:p>
          </table:table-cell>
          <table:table-cell table:number-columns-repeated="3"/>
          <table:table-cell office:value-type="string" calcext:value-type="string">
            <text:p>Ginger beer</text:p>
          </table:table-cell>
          <table:table-cell office:value-type="string" calcext:value-type="string">
            <text:p>Økologisk Ginger Beer</text:p>
            <text:p>Økologisk Ginger Beer fra JuicOrganic med 10% frugt (7% æble og 3% citrus).</text:p>
          </table:table-cell>
          <table:table-cell office:value-type="string" calcext:value-type="string">
            <text:p>https://www.nemlig.com/ginger-beer-oeko-5024549</text:p>
          </table:table-cell>
        </table:table-row>
        <table:table-row table:style-name="ro1">
          <table:table-cell office:value-type="string" calcext:value-type="string">
            <text:p>Dagligvarer &gt; Slik og kiosk &gt; Tyggegummi og pastiller &gt; Pastiller &gt; Halls original</text:p>
          </table:table-cell>
          <table:table-cell office:value-type="string" calcext:value-type="string">
            <text:p>Halls original</text:p>
          </table:table-cell>
          <table:table-cell office:value-type="string" calcext:value-type="string">
            <text:p>65 g / Sukkerfri</text:p>
          </table:table-cell>
          <table:table-cell/>
          <table:table-cell office:value-type="string" calcext:value-type="string">
            <text:p>14.95</text:p>
          </table:table-cell>
          <table:table-cell office:value-type="string" calcext:value-type="string">
            <text:p>.</text:p>
          </table:table-cell>
          <table:table-cell office:value-type="string" calcext:value-type="string">
            <text:p>Halls</text:p>
          </table:table-cell>
          <table:table-cell table:number-columns-repeated="5"/>
          <table:table-cell office:value-type="string" calcext:value-type="string">
            <text:p>Discount, Sukkerfri</text:p>
          </table:table-cell>
          <table:table-cell table:number-columns-repeated="3"/>
          <table:table-cell office:value-type="string" calcext:value-type="string">
            <text:p>Halsbolcher</text:p>
          </table:table-cell>
          <table:table-cell office:value-type="string" calcext:value-type="string">
            <text:p>Sukkerfrie halstabletter med sødestoffer. Mentholyptus smag.</text:p>
          </table:table-cell>
          <table:table-cell office:value-type="string" calcext:value-type="string">
            <text:p>https://www.nemlig.com/halls-original-5008281</text:p>
          </table:table-cell>
        </table:table-row>
        <table:table-row table:style-name="ro5">
          <table:table-cell office:value-type="string" calcext:value-type="string">
            <text:p>Dagligvarer &gt; Køl og mejeri &gt; Mejeri &gt; Kakao, koldskål og proteindrikke &gt; Proteindrikke &gt; Protein milkshake m. jordbær</text:p>
          </table:table-cell>
          <table:table-cell office:value-type="string" calcext:value-type="string">
            <text:p>Protein milkshake m. jordbær</text:p>
          </table:table-cell>
          <table:table-cell office:value-type="string" calcext:value-type="string">
            <text:p>0,33 l / indeh. sødestoffer / laktosefri / Barebells</text:p>
          </table:table-cell>
          <table:table-cell/>
          <table:table-cell office:value-type="string" calcext:value-type="string">
            <text:p>19.95</text:p>
          </table:table-cell>
          <table:table-cell office:value-type="string" calcext:value-type="string">
            <text:p>.</text:p>
          </table:table-cell>
          <table:table-cell office:value-type="string" calcext:value-type="string">
            <text:p>Barebells</text:p>
          </table:table-cell>
          <table:table-cell office:value-type="string" calcext:value-type="string">
            <text:p>Sportsprodukt</text:p>
          </table:table-cell>
          <table:table-cell table:number-columns-repeated="4"/>
          <table:table-cell office:value-type="string" calcext:value-type="string">
            <text:p>Discount, Laktosefri</text:p>
          </table:table-cell>
          <table:table-cell table:number-columns-repeated="3"/>
          <table:table-cell office:value-type="string" calcext:value-type="string">
            <text:p>Næringstilskud, Shake</text:p>
          </table:table-cell>
          <table:table-cell office:value-type="string" calcext:value-type="string">
            <text:p>Protein Milkshake m. Jordbær</text:p>
            <text:p>Laktosefri Protein Milkshake uden tilsat sukker og med højt proteinindhold.</text:p>
            <text:p/>
            <text:p>Opbevaring:</text:p>
            <text:p>Uåbnet: Kan opbevares ved stuetemperatur.</text:p>
            <text:p>Åbnet: opbevares på køl og bør drikkes inden for 24 timer.</text:p>
            <text:p/>
            <text:p>Server afkølet.</text:p>
          </table:table-cell>
          <table:table-cell office:value-type="string" calcext:value-type="string">
            <text:p>https://www.nemlig.com/protein-milkshake-m-jordbaer-5034991</text:p>
          </table:table-cell>
        </table:table-row>
        <table:table-row table:style-name="ro3">
          <table:table-cell office:value-type="string" calcext:value-type="string">
            <text:p>Dagligvarer &gt; Køl og mejeri &gt; Mejeri &gt; Mælk &gt; Letmælk &gt; Kefir 1,5%</text:p>
          </table:table-cell>
          <table:table-cell office:value-type="string" calcext:value-type="string">
            <text:p>Kefir 1,5%</text:p>
          </table:table-cell>
          <table:table-cell office:value-type="string" calcext:value-type="string">
            <text:p>1 kg / Arla</text:p>
          </table:table-cell>
          <table:table-cell office:value-type="string" calcext:value-type="string">
            <text:p>KØL</text:p>
          </table:table-cell>
          <table:table-cell office:value-type="string" calcext:value-type="string">
            <text:p>12.95</text:p>
          </table:table-cell>
          <table:table-cell office:value-type="string" calcext:value-type="string">
            <text:p>.</text:p>
          </table:table-cell>
          <table:table-cell office:value-type="string" calcext:value-type="string">
            <text:p>Arla</text:p>
          </table:table-cell>
          <table:table-cell table:number-columns-repeated="5"/>
          <table:table-cell office:value-type="string" calcext:value-type="string">
            <text:p>Discount, KØL</text:p>
          </table:table-cell>
          <table:table-cell table:number-columns-repeated="3"/>
          <table:table-cell office:value-type="string" calcext:value-type="string">
            <text:p>Yoghurtdrik</text:p>
          </table:table-cell>
          <table:table-cell office:value-type="string" calcext:value-type="string">
            <text:p>Kefir</text:p>
            <text:p>Arla Kefir er mælk der er syrnet med original kefir kultur, hvilket giver en kefir med en karakteristisk duft og en let syrlig smag. Kefir kan drikkes som den er, eller nydes med havregryn, mysli eller friske bær. Den smager også godt til varm, krydret mad og grillet kød.</text:p>
          </table:table-cell>
          <table:table-cell office:value-type="string" calcext:value-type="string">
            <text:p>https://www.nemlig.com/kefir-1-5-5022796</text:p>
          </table:table-cell>
        </table:table-row>
        <table:table-row table:style-name="ro5">
          <table:table-cell office:value-type="string" calcext:value-type="string">
            <text:p>Dagligvarer &gt; Frugt og grønt &gt; Frugt &gt; Æbler &gt; Æble Belle de Boskoop Kæmpe</text:p>
          </table:table-cell>
          <table:table-cell office:value-type="string" calcext:value-type="string">
            <text:p>Æble Belle de Boskoop Kæmpe</text:p>
          </table:table-cell>
          <table:table-cell office:value-type="string" calcext:value-type="string">
            <text:p>1 stk. / Holland / Klasse 1</text:p>
          </table:table-cell>
          <table:table-cell/>
          <table:table-cell office:value-type="string" calcext:value-type="string">
            <text:p>7.00</text:p>
          </table:table-cell>
          <table:table-cell office:value-type="string" calcext:value-type="string">
            <text:p>.</text:p>
          </table:table-cell>
          <table:table-cell/>
          <table:table-cell office:value-type="string" calcext:value-type="string">
            <text:p>Bagværk, Madæble</text:p>
          </table:table-cell>
          <table:table-cell/>
          <table:table-cell office:value-type="string" calcext:value-type="string">
            <text:p>Rød</text:p>
          </table:table-cell>
          <table:table-cell office:value-type="string" calcext:value-type="string">
            <text:p>Klasse 1</text:p>
          </table:table-cell>
          <table:table-cell table:number-columns-repeated="2"/>
          <table:table-cell office:value-type="string" calcext:value-type="string">
            <text:p>Holland</text:p>
          </table:table-cell>
          <table:table-cell office:value-type="string" calcext:value-type="string">
            <text:p>Belle De Boskoop</text:p>
          </table:table-cell>
          <table:table-cell office:value-type="string" calcext:value-type="string">
            <text:p>Kæmpe</text:p>
          </table:table-cell>
          <table:table-cell office:value-type="string" calcext:value-type="string">
            <text:p>Frugt, Æble</text:p>
          </table:table-cell>
          <table:table-cell office:value-type="string" calcext:value-type="string">
            <text:p>Belle de Boskoop æbler er kraftfulde æbler fulde af syrlig aromatisk smag. Et fantastisk æble til bagværk, salater og mad, men også dejligt til spisebrug. Belle de Boskoop er blandt de bedste gemmeæbler og gemmes normalt til efter jul.</text:p>
            <text:p>De smager bedst fra januar - april.</text:p>
            <text:p/>
            <text:p>Opbevares så køligt som muligt. Æblerne kan godt klare lave frostgrader, hvis de dækkes over med et tæppe eller lignende. Der skal desuden være en vis fugtighed i luften, ellers rynker æblerne. Det kan hjælpe at pakke hver enkelt æble ind i avispapir. Sorten stammer fra Holland fra begyndelsen af 1800-tallet.</text:p>
            <text:p/>
            <text:p>Sur │ Syrlig │ Sødlig │ Sød │ Meget Sød</text:p>
            <text:p/>
            <text:p>─●───────────────────────</text:p>
          </table:table-cell>
          <table:table-cell office:value-type="string" calcext:value-type="string">
            <text:p>https://www.nemlig.com/aeble-belle-de-boskoop-kaempe-5003012</text:p>
          </table:table-cell>
        </table:table-row>
        <table:table-row table:style-name="ro1">
          <table:table-cell office:value-type="string" calcext:value-type="string">
            <text:p>Dagligvarer &gt; Husholdning og bolig &gt; Stearinlys, servietter og festartikler &gt; Servietter &gt; Servietter m. blomster (hvid)</text:p>
          </table:table-cell>
          <table:table-cell office:value-type="string" calcext:value-type="string">
            <text:p>Servietter m. blomster (hvid)</text:p>
          </table:table-cell>
          <table:table-cell office:value-type="string" calcext:value-type="string">
            <text:p>20 stk. / 33 x 33 cm / 3 lag / Duni</text:p>
          </table:table-cell>
          <table:table-cell office:value-type="string" calcext:value-type="string">
            <text:p>Svanemærket</text:p>
          </table:table-cell>
          <table:table-cell office:value-type="string" calcext:value-type="string">
            <text:p>22.95</text:p>
          </table:table-cell>
          <table:table-cell office:value-type="string" calcext:value-type="string">
            <text:p>.</text:p>
          </table:table-cell>
          <table:table-cell office:value-type="string" calcext:value-type="string">
            <text:p>Duni</text:p>
          </table:table-cell>
          <table:table-cell office:value-type="string" calcext:value-type="string">
            <text:p>Fest, Fødselsdag, Grill, Hjemmet, Picnic</text:p>
          </table:table-cell>
          <table:table-cell table:number-columns-repeated="4"/>
          <table:table-cell office:value-type="string" calcext:value-type="string">
            <text:p>FSC-certificeret, Komposterbar, Svanemærket, TÜV-Certificeret</text:p>
          </table:table-cell>
          <table:table-cell table:number-columns-repeated="2"/>
          <table:table-cell office:value-type="string" calcext:value-type="string">
            <text:p>33 x 33 cm</text:p>
          </table:table-cell>
          <table:table-cell office:value-type="string" calcext:value-type="string">
            <text:p>Servietter</text:p>
          </table:table-cell>
          <table:table-cell/>
          <table:table-cell office:value-type="string" calcext:value-type="string">
            <text:p>https://www.nemlig.com/servietter-m-blomster-hvid-5045728</text:p>
          </table:table-cell>
        </table:table-row>
        <table:table-row table:style-name="ro9">
          <table:table-cell office:value-type="string" calcext:value-type="string">
            <text:p>Dagligvarer &gt; Slik og kiosk &gt; Chokolade &gt; Chokoladeæsker og dåser &gt; Evighedsroser Champagne</text:p>
          </table:table-cell>
          <table:table-cell office:value-type="string" calcext:value-type="string">
            <text:p>Evighedsroser Champagne</text:p>
          </table:table-cell>
          <table:table-cell office:value-type="string" calcext:value-type="string">
            <text:p>3 stk. i æske / Ø:6,5 cm *3</text:p>
          </table:table-cell>
          <table:table-cell/>
          <table:table-cell office:value-type="string" calcext:value-type="string">
            <text:p>190.00</text:p>
          </table:table-cell>
          <table:table-cell office:value-type="string" calcext:value-type="string">
            <text:p>.</text:p>
          </table:table-cell>
          <table:table-cell/>
          <table:table-cell office:value-type="string" calcext:value-type="string">
            <text:p>Dekoration</text:p>
          </table:table-cell>
          <table:table-cell table:number-columns-repeated="9"/>
          <table:table-cell office:value-type="string" calcext:value-type="string">
            <text:p>Præseverede roser, en kærlig tanke eller selvforkælelse der holder evigt, eller ihvertfald meget længe.</text:p>
            <text:p/>
            <text:p>Undgå direkte sollys og vand.</text:p>
          </table:table-cell>
          <table:table-cell office:value-type="string" calcext:value-type="string">
            <text:p>https://www.nemlig.com/evighedsroser-champagne-5049041</text:p>
          </table:table-cell>
        </table:table-row>
        <table:table-row table:style-name="ro14">
          <table:table-cell office:value-type="string" calcext:value-type="string">
            <text:p>Dagligvarer &gt; Kød og fisk &gt; Fisk og skaldyr &gt; Havets Fristelser &gt; Koriander</text:p>
          </table:table-cell>
          <table:table-cell office:value-type="string" calcext:value-type="string">
            <text:p>Koriander</text:p>
          </table:table-cell>
          <table:table-cell office:value-type="string" calcext:value-type="string">
            <text:p>60 g / Kenya / Klasse 1</text:p>
          </table:table-cell>
          <table:table-cell/>
          <table:table-cell office:value-type="string" calcext:value-type="string">
            <text:p>25.00</text:p>
          </table:table-cell>
          <table:table-cell office:value-type="string" calcext:value-type="string">
            <text:p>.</text:p>
          </table:table-cell>
          <table:table-cell/>
          <table:table-cell office:value-type="string" calcext:value-type="string">
            <text:p>Salat, Suppe, Tilbehør</text:p>
          </table:table-cell>
          <table:table-cell office:value-type="string" calcext:value-type="string">
            <text:p>Pose</text:p>
          </table:table-cell>
          <table:table-cell office:value-type="string" calcext:value-type="string">
            <text:p>Grøn</text:p>
          </table:table-cell>
          <table:table-cell office:value-type="string" calcext:value-type="string">
            <text:p>Klasse 1</text:p>
          </table:table-cell>
          <table:table-cell table:number-columns-repeated="2"/>
          <table:table-cell office:value-type="string" calcext:value-type="string">
            <text:p>Kenya</text:p>
          </table:table-cell>
          <table:table-cell table:number-columns-repeated="2"/>
          <table:table-cell office:value-type="string" calcext:value-type="string">
            <text:p>Koriander, Krydderurt</text:p>
          </table:table-cell>
          <table:table-cell office:value-type="string" calcext:value-type="string">
            <text:p>Koriander stammer fra Middelhavsområdet, men den er især populær i landene Indien, Kina, Indonesien, Thailand og Mellemøsten.</text:p>
            <text:p/>
            <text:p>Det er en stærkt duftende og lidt besk smagende krydderurt.</text:p>
            <text:p>Den anvendes typisk til karryretter og fisk, og er derfor næsten en uundværlig krydderurt i det asiatiske køkken.</text:p>
            <text:p>Krydderurten går også rigtig godt sammen med hvidløg, chili og tomater.</text:p>
            <text:p/>
            <text:p>Hvis din korianderplante sætter frø, kan disse sagtens bruges. De har en mild citronlignende smag. Så bladene og frøene er altså ikke det samme, så de kan ikke erstatte hinanden.</text:p>
            <text:p/>
            <text:p>Tips:</text:p>
            <text:p>Koriander kan være en ret dominerende smagsgiver, så pas på med at krydre for meget.</text:p>
          </table:table-cell>
          <table:table-cell office:value-type="string" calcext:value-type="string">
            <text:p>https://www.nemlig.com/koriander-5012402</text:p>
          </table:table-cell>
        </table:table-row>
        <table:table-row table:style-name="ro11">
          <table:table-cell office:value-type="string" calcext:value-type="string">
            <text:p>Dagligvarer &gt; Køl og mejeri &gt; Mejeri &gt; Ost &gt; Specialost &gt; Andre specialoste &gt; Vesterhavsost øko.</text:p>
          </table:table-cell>
          <table:table-cell office:value-type="string" calcext:value-type="string">
            <text:p>Vesterhavsost øko.</text:p>
          </table:table-cell>
          <table:table-cell office:value-type="string" calcext:value-type="string">
            <text:p>375-440 g / Lynhjem Ost</text:p>
          </table:table-cell>
          <table:table-cell office:value-type="string" calcext:value-type="string">
            <text:p>KØL,Øko (dansk),Øko (europæisk)</text:p>
          </table:table-cell>
          <table:table-cell office:value-type="string" calcext:value-type="string">
            <text:p>116.95</text:p>
          </table:table-cell>
          <table:table-cell office:value-type="string" calcext:value-type="string">
            <text:p>.</text:p>
          </table:table-cell>
          <table:table-cell office:value-type="string" calcext:value-type="string">
            <text:p>Lynhjem</text:p>
          </table:table-cell>
          <table:table-cell office:value-type="string" calcext:value-type="string">
            <text:p>LCHF, Ostebord</text:p>
          </table:table-cell>
          <table:table-cell table:number-columns-repeated="4"/>
          <table:table-cell office:value-type="string" calcext:value-type="string">
            <text:p>KØL, Øko (dansk), Øko (europæisk)</text:p>
          </table:table-cell>
          <table:table-cell office:value-type="string" calcext:value-type="string">
            <text:p>Ko</text:p>
          </table:table-cell>
          <table:table-cell table:number-columns-repeated="2"/>
          <table:table-cell office:value-type="string" calcext:value-type="string">
            <text:p>Fast ost</text:p>
          </table:table-cell>
          <table:table-cell office:value-type="string" calcext:value-type="string">
            <text:p>Ost lavet på komælk</text:p>
            <text:p>Økologisk Vesterhavsost på komælk, fremstillet på Thise Mejeri og lagret på Bovbjerg ostelager ved Vesterhavet.</text:p>
            <text:p/>
            <text:p>Via et avanceret ventilationsanlæg, blæses den saltholdige luft ind i ostelagret.</text:p>
            <text:p>Fast ost med saltkrystaller.</text:p>
            <text:p/>
            <text:p>Osten er indpakket i en specialfilm, som ikke afgiver smag.</text:p>
            <text:p>Dernæst er osten pakket i specielt ostepapir, som osten kan ånde igennem.</text:p>
            <text:p>I køleskabet bør osten kun være indpakket i det hvide ostepapir.</text:p>
          </table:table-cell>
          <table:table-cell office:value-type="string" calcext:value-type="string">
            <text:p>https://www.nemlig.com/vesterhavsost-oeko-5009973</text:p>
          </table:table-cell>
        </table:table-row>
        <table:table-row table:style-name="ro1">
          <table:table-cell office:value-type="string" calcext:value-type="string">
            <text:p>Dagligvarer &gt; Drikkevarer &gt; Valdonica Mersino 93 point</text:p>
          </table:table-cell>
          <table:table-cell office:value-type="string" calcext:value-type="string">
            <text:p>Valdonica Mersino 93 point</text:p>
          </table:table-cell>
          <table:table-cell office:value-type="string" calcext:value-type="string">
            <text:p>Italien / Toscana / 2019 / 0,75 l / hvidvin</text:p>
          </table:table-cell>
          <table:table-cell office:value-type="string" calcext:value-type="string">
            <text:p>Øko (europæisk)</text:p>
          </table:table-cell>
          <table:table-cell office:value-type="string" calcext:value-type="string">
            <text:p>139.00</text:p>
          </table:table-cell>
          <table:table-cell office:value-type="string" calcext:value-type="string">
            <text:p>.</text:p>
          </table:table-cell>
          <table:table-cell/>
          <table:table-cell office:value-type="string" calcext:value-type="string">
            <text:p>Aperitif, Veganer</text:p>
          </table:table-cell>
          <table:table-cell office:value-type="string" calcext:value-type="string">
            <text:p>Kork</text:p>
          </table:table-cell>
          <table:table-cell table:number-columns-repeated="2"/>
          <table:table-cell office:value-type="string" calcext:value-type="string">
            <text:p>Italien</text:p>
          </table:table-cell>
          <table:table-cell office:value-type="string" calcext:value-type="string">
            <text:p>Naturvin, Øko (europæisk)</text:p>
          </table:table-cell>
          <table:table-cell table:number-columns-repeated="3"/>
          <table:table-cell office:value-type="string" calcext:value-type="string">
            <text:p>Hvidvin</text:p>
          </table:table-cell>
          <table:table-cell/>
          <table:table-cell office:value-type="string" calcext:value-type="string">
            <text:p>https://www.nemlig.com/valdonica-mersino-93-point-5038583</text:p>
          </table:table-cell>
        </table:table-row>
        <table:table-row table:style-name="ro12">
          <table:table-cell office:value-type="string" calcext:value-type="string">
            <text:p>Dagligvarer &gt; Robby Bubble m. jordbær</text:p>
          </table:table-cell>
          <table:table-cell office:value-type="string" calcext:value-type="string">
            <text:p>Robby Bubble m. jordbær</text:p>
          </table:table-cell>
          <table:table-cell office:value-type="string" calcext:value-type="string">
            <text:p>Tyskland / ex. pant / 0,75 l / børne - mousserende</text:p>
          </table:table-cell>
          <table:table-cell/>
          <table:table-cell office:value-type="string" calcext:value-type="string">
            <text:p>29.95</text:p>
          </table:table-cell>
          <table:table-cell office:value-type="string" calcext:value-type="string">
            <text:p>.</text:p>
          </table:table-cell>
          <table:table-cell office:value-type="string" calcext:value-type="string">
            <text:p>Robbie Bubble, VinØen</text:p>
          </table:table-cell>
          <table:table-cell table:number-columns-repeated="5"/>
          <table:table-cell office:value-type="string" calcext:value-type="string">
            <text:p>Alkoholfri</text:p>
          </table:table-cell>
          <table:table-cell table:number-columns-repeated="3"/>
          <table:table-cell office:value-type="string" calcext:value-type="string">
            <text:p>Mousserende</text:p>
          </table:table-cell>
          <table:table-cell office:value-type="string" calcext:value-type="string">
            <text:p>Robby Bubble med jordbær</text:p>
            <text:p>Denne flaske mousserende alkoholfri vin er festlig, frisk og boblende.</text:p>
            <text:p/>
            <text:p>Den har let sødme, flot lyserød farve og dejlig frisk ren smag af jordbær.</text:p>
            <text:p>Restsukker: ca. 110 gr./ltr.</text:p>
          </table:table-cell>
          <table:table-cell office:value-type="string" calcext:value-type="string">
            <text:p>https://www.nemlig.com/robby-bubble-m-jordbaer-5002387</text:p>
          </table:table-cell>
        </table:table-row>
        <table:table-row table:style-name="ro3">
          <table:table-cell office:value-type="string" calcext:value-type="string">
            <text:p>Dagligvarer &gt; Husholdning og bolig &gt; Rengøring &gt; Gulvrengøring &gt; Brun sæbe (flydende)</text:p>
          </table:table-cell>
          <table:table-cell office:value-type="string" calcext:value-type="string">
            <text:p>Brun sæbe (flydende)</text:p>
          </table:table-cell>
          <table:table-cell office:value-type="string" calcext:value-type="string">
            <text:p>1 l / First Price</text:p>
          </table:table-cell>
          <table:table-cell/>
          <table:table-cell office:value-type="string" calcext:value-type="string">
            <text:p>9.95</text:p>
          </table:table-cell>
          <table:table-cell office:value-type="string" calcext:value-type="string">
            <text:p>.</text:p>
          </table:table-cell>
          <table:table-cell office:value-type="string" calcext:value-type="string">
            <text:p>First Price</text:p>
          </table:table-cell>
          <table:table-cell table:number-columns-repeated="5"/>
          <table:table-cell office:value-type="string" calcext:value-type="string">
            <text:p>Discount</text:p>
          </table:table-cell>
          <table:table-cell table:number-columns-repeated="3"/>
          <table:table-cell office:value-type="string" calcext:value-type="string">
            <text:p>Rengøringsmiddel</text:p>
          </table:table-cell>
          <table:table-cell office:value-type="string" calcext:value-type="string">
            <text:p>Brun sæbe</text:p>
            <text:p>Rengøring af klinker, tegl, skifer, marmor, terrazzo, ubehandlet og ludbehandlet træ.</text:p>
          </table:table-cell>
          <table:table-cell office:value-type="string" calcext:value-type="string">
            <text:p>https://www.nemlig.com/brun-saebe-flydende-201005</text:p>
          </table:table-cell>
        </table:table-row>
        <table:table-row table:style-name="ro3">
          <table:table-cell office:value-type="string" calcext:value-type="string">
            <text:p>Dagligvarer &gt; Baby, børn og legetøj &gt; Babypleje og sutter &gt; Vådservietter, vaskeklude og vat &gt; Vådservietter (baby)</text:p>
          </table:table-cell>
          <table:table-cell office:value-type="string" calcext:value-type="string">
            <text:p>Vådservietter (baby)</text:p>
          </table:table-cell>
          <table:table-cell office:value-type="string" calcext:value-type="string">
            <text:p>63 stk. / sensitive skin / Neutral</text:p>
          </table:table-cell>
          <table:table-cell office:value-type="string" calcext:value-type="string">
            <text:p>Den Blå Krans,Svanemærket</text:p>
          </table:table-cell>
          <table:table-cell office:value-type="string" calcext:value-type="string">
            <text:p>19.95</text:p>
          </table:table-cell>
          <table:table-cell office:value-type="string" calcext:value-type="string">
            <text:p>.</text:p>
          </table:table-cell>
          <table:table-cell office:value-type="string" calcext:value-type="string">
            <text:p>Neutral</text:p>
          </table:table-cell>
          <table:table-cell table:number-columns-repeated="5"/>
          <table:table-cell office:value-type="string" calcext:value-type="string">
            <text:p>AllergyCertified, Den Blå Krans, Parfumefri, Svanemærket</text:p>
          </table:table-cell>
          <table:table-cell table:number-columns-repeated="3"/>
          <table:table-cell office:value-type="string" calcext:value-type="string">
            <text:p>Vådservietter</text:p>
          </table:table-cell>
          <table:table-cell office:value-type="string" calcext:value-type="string">
            <text:p>Parfumefri vådservietter til baby</text:p>
            <text:p>Neutral Baby vådservietter kan bruges ved bleskifte, i ansigtet ved måltider, m.m. Tag en vådserviet ud af pakken og luk efter brug så de holdes fugtige. Kom ikke vådservietter i toilet eller afløb, men anvend affaldspose. Neutral Baby Vådservietter er bløde og skånsomme mod din babys hud. De indeholder ingen parfume eller unødvendige tilsætningsstoffer.</text:p>
          </table:table-cell>
          <table:table-cell office:value-type="string" calcext:value-type="string">
            <text:p>https://www.nemlig.com/vaadservietter-baby-105767</text:p>
          </table:table-cell>
        </table:table-row>
        <table:table-row table:style-name="ro3">
          <table:table-cell office:value-type="string" calcext:value-type="string">
            <text:p>Dagligvarer &gt; Pleje og skønhed &gt; Hårprodukter &gt; Balsam &gt; Balsam (normalt og tørt hår)</text:p>
          </table:table-cell>
          <table:table-cell office:value-type="string" calcext:value-type="string">
            <text:p>Balsam (normalt og tørt hår)</text:p>
          </table:table-cell>
          <table:table-cell office:value-type="string" calcext:value-type="string">
            <text:p>0,25 l / Stuhr - Original</text:p>
          </table:table-cell>
          <table:table-cell/>
          <table:table-cell office:value-type="string" calcext:value-type="string">
            <text:p>81.95</text:p>
          </table:table-cell>
          <table:table-cell office:value-type="string" calcext:value-type="string">
            <text:p>65.56</text:p>
          </table:table-cell>
          <table:table-cell office:value-type="string" calcext:value-type="string">
            <text:p>Stuhr</text:p>
          </table:table-cell>
          <table:table-cell office:value-type="string" calcext:value-type="string">
            <text:p>Hårpleje, Normalt hår, Tørt hår</text:p>
          </table:table-cell>
          <table:table-cell table:number-columns-repeated="7"/>
          <table:table-cell office:value-type="string" calcext:value-type="string">
            <text:p>0,25 l</text:p>
          </table:table-cell>
          <table:table-cell office:value-type="string" calcext:value-type="string">
            <text:p>Balsam, Hårpleje</text:p>
          </table:table-cell>
          <table:table-cell office:value-type="string" calcext:value-type="string">
            <text:p>Balsam fra Stuhr</text:p>
            <text:p>Styrker og genopbygger hårets struktur. Dybdevirkende til tørt og skadet hår. Indeholder vitamin E og keratin som gør håret smidigt, glansfuldt og opbygger modstandskraft.</text:p>
          </table:table-cell>
          <table:table-cell office:value-type="string" calcext:value-type="string">
            <text:p>https://www.nemlig.com/balsam-normalt-og-toert-haar-5002208</text:p>
          </table:table-cell>
        </table:table-row>
        <table:table-row table:style-name="ro3">
          <table:table-cell office:value-type="string" calcext:value-type="string">
            <text:p>Dagligvarer &gt; Brød, kiks og kager &gt; Kiks &gt; Chokoladekiks &gt; Kiks m. chokoladestykker</text:p>
          </table:table-cell>
          <table:table-cell office:value-type="string" calcext:value-type="string">
            <text:p>Kiks m. chokoladestykker</text:p>
          </table:table-cell>
          <table:table-cell office:value-type="string" calcext:value-type="string">
            <text:p>150 g / Sukkerfri / Gullon</text:p>
          </table:table-cell>
          <table:table-cell/>
          <table:table-cell office:value-type="string" calcext:value-type="string">
            <text:p>19.95</text:p>
          </table:table-cell>
          <table:table-cell office:value-type="string" calcext:value-type="string">
            <text:p>.</text:p>
          </table:table-cell>
          <table:table-cell office:value-type="string" calcext:value-type="string">
            <text:p>Gullon</text:p>
          </table:table-cell>
          <table:table-cell office:value-type="string" calcext:value-type="string">
            <text:p>Snack</text:p>
          </table:table-cell>
          <table:table-cell table:number-columns-repeated="4"/>
          <table:table-cell office:value-type="string" calcext:value-type="string">
            <text:p>Sukkerfri</text:p>
          </table:table-cell>
          <table:table-cell table:number-columns-repeated="3"/>
          <table:table-cell office:value-type="string" calcext:value-type="string">
            <text:p>Kiks</text:p>
          </table:table-cell>
          <table:table-cell office:value-type="string" calcext:value-type="string">
            <text:p>Kiks med chokoladestykker</text:p>
            <text:p>Småkager med chokolade chips, ikke tilsat sukker – tilsat sødemiddel.</text:p>
          </table:table-cell>
          <table:table-cell office:value-type="string" calcext:value-type="string">
            <text:p>https://www.nemlig.com/kiks-m-chokoladestykker-5016451</text:p>
          </table:table-cell>
        </table:table-row>
        <table:table-row table:style-name="ro3">
          <table:table-cell office:value-type="string" calcext:value-type="string">
            <text:p>Dagligvarer &gt; Drikkevarer &gt; Château Gloria 2018</text:p>
          </table:table-cell>
          <table:table-cell office:value-type="string" calcext:value-type="string">
            <text:p>Château Gloria 2018</text:p>
          </table:table-cell>
          <table:table-cell office:value-type="string" calcext:value-type="string">
            <text:p>Frankrig / Bordeaux / 6 x 0,75 l / rødvin</text:p>
          </table:table-cell>
          <table:table-cell/>
          <table:table-cell office:value-type="string" calcext:value-type="string">
            <text:p>2879.70</text:p>
          </table:table-cell>
          <table:table-cell office:value-type="string" calcext:value-type="string">
            <text:p>2113.00</text:p>
          </table:table-cell>
          <table:table-cell/>
          <table:table-cell office:value-type="string" calcext:value-type="string">
            <text:p>Bøffer, Charcuteri</text:p>
          </table:table-cell>
          <table:table-cell office:value-type="string" calcext:value-type="string">
            <text:p>Kasse, Kork</text:p>
          </table:table-cell>
          <table:table-cell table:number-columns-repeated="2"/>
          <table:table-cell office:value-type="string" calcext:value-type="string">
            <text:p>Frankrig</text:p>
          </table:table-cell>
          <table:table-cell table:number-columns-repeated="4"/>
          <table:table-cell office:value-type="string" calcext:value-type="string">
            <text:p>Rødvin</text:p>
          </table:table-cell>
          <table:table-cell office:value-type="string" calcext:value-type="string">
            <text:p>Château Gloria 2018</text:p>
            <text:p>Et fantastisk Cru Bourgeois hus der år efter år leverer en eminent kvalitet, en lysende stjerne som er nabo til de helt store Chateau Beychevelle, Leoville-Poyferré, Leoville-Barton og Lagrange. Drue sammensætningen er klassisk, Cabernet Sauvignon 65%, Merlot 25%, Cabernet Frank 5% &amp; Petit Verdot 5% som på flotteste stil afspejler er exceptionelt terroir og balancere på finesserne Vinen lagtes i i slottets top moderne kælder i 14 måneder på Barrique hvoraf 40% nye WA 92/94-WS 93/96)</text:p>
          </table:table-cell>
          <table:table-cell office:value-type="string" calcext:value-type="string">
            <text:p>https://www.nemlig.com/chateau-gloria-2018-5048326</text:p>
          </table:table-cell>
        </table:table-row>
        <table:table-row table:style-name="ro3">
          <table:table-cell office:value-type="string" calcext:value-type="string">
            <text:p>Dagligvarer &gt; Drikkevarer &gt; Ice tea og lemonade &gt; Kombucha m. hindbær øko.</text:p>
          </table:table-cell>
          <table:table-cell office:value-type="string" calcext:value-type="string">
            <text:p>Kombucha m. hindbær øko.</text:p>
          </table:table-cell>
          <table:table-cell office:value-type="string" calcext:value-type="string">
            <text:p>0,40 l / ex. pant / Captain Kombucha</text:p>
          </table:table-cell>
          <table:table-cell office:value-type="string" calcext:value-type="string">
            <text:p>Øko (europæisk)</text:p>
          </table:table-cell>
          <table:table-cell office:value-type="string" calcext:value-type="string">
            <text:p>19.95</text:p>
          </table:table-cell>
          <table:table-cell office:value-type="string" calcext:value-type="string">
            <text:p>.</text:p>
          </table:table-cell>
          <table:table-cell office:value-type="string" calcext:value-type="string">
            <text:p>Captain Kombucha</text:p>
          </table:table-cell>
          <table:table-cell office:value-type="string" calcext:value-type="string">
            <text:p>Drikke</text:p>
          </table:table-cell>
          <table:table-cell table:number-columns-repeated="4"/>
          <table:table-cell office:value-type="string" calcext:value-type="string">
            <text:p>Øko (europæisk)</text:p>
          </table:table-cell>
          <table:table-cell table:number-columns-repeated="3"/>
          <table:table-cell office:value-type="string" calcext:value-type="string">
            <text:p>Ice Tea</text:p>
          </table:table-cell>
          <table:table-cell office:value-type="string" calcext:value-type="string">
            <text:p>Kombucha m. hindbær</text:p>
            <text:p>The GUTsy Captain Kombucha er en lækker og naturlig fermenteret drik, som er fremstillet ved håndkraft til perfektion i det vestlige Portugal. Hver flaske er lavet og fermenteret med vores egen The GUTsy Captain Kombucha probiotika og kun de bedste certificerede økologiske ingredienser.</text:p>
          </table:table-cell>
          <table:table-cell office:value-type="string" calcext:value-type="string">
            <text:p>https://www.nemlig.com/kombucha-m-hindbaer-oeko-5044283</text:p>
          </table:table-cell>
        </table:table-row>
        <table:table-row table:style-name="ro3">
          <table:table-cell office:value-type="string" calcext:value-type="string">
            <text:p>Dagligvarer &gt; Kød og fisk &gt; Kalvekød &gt; Udskæringer af kalvekød &gt; Wienerschnitzler</text:p>
          </table:table-cell>
          <table:table-cell office:value-type="string" calcext:value-type="string">
            <text:p>Wienerschnitzler</text:p>
          </table:table-cell>
          <table:table-cell office:value-type="string" calcext:value-type="string">
            <text:p>340 - 360 g / Möllers</text:p>
          </table:table-cell>
          <table:table-cell office:value-type="string" calcext:value-type="string">
            <text:p>KØL</text:p>
          </table:table-cell>
          <table:table-cell office:value-type="string" calcext:value-type="string">
            <text:p>59.95</text:p>
          </table:table-cell>
          <table:table-cell office:value-type="string" calcext:value-type="string">
            <text:p>.</text:p>
          </table:table-cell>
          <table:table-cell office:value-type="string" calcext:value-type="string">
            <text:p>Möllers</text:p>
          </table:table-cell>
          <table:table-cell office:value-type="string" calcext:value-type="string">
            <text:p>Bøf, Grill</text:p>
          </table:table-cell>
          <table:table-cell table:number-columns-repeated="4"/>
          <table:table-cell office:value-type="string" calcext:value-type="string">
            <text:p>KØL</text:p>
          </table:table-cell>
          <table:table-cell office:value-type="string" calcext:value-type="string">
            <text:p>Europa</text:p>
          </table:table-cell>
          <table:table-cell table:number-columns-repeated="2"/>
          <table:table-cell office:value-type="string" calcext:value-type="string">
            <text:p>Kalv</text:p>
          </table:table-cell>
          <table:table-cell office:value-type="string" calcext:value-type="string">
            <text:p>Wienerschnitzel</text:p>
            <text:p>Kødet kommer fra EU.</text:p>
          </table:table-cell>
          <table:table-cell office:value-type="string" calcext:value-type="string">
            <text:p>https://www.nemlig.com/wienerschnitzler-5029380</text:p>
          </table:table-cell>
        </table:table-row>
        <table:table-row table:style-name="ro9">
          <table:table-cell office:value-type="string" calcext:value-type="string">
            <text:p>Dagligvarer &gt; Køl og mejeri &gt; Mejeri &gt; Fløde og flødeskum &gt; Piskefløde &gt; Piskefløde 38%</text:p>
          </table:table-cell>
          <table:table-cell office:value-type="string" calcext:value-type="string">
            <text:p>Piskefløde 38%</text:p>
          </table:table-cell>
          <table:table-cell office:value-type="string" calcext:value-type="string">
            <text:p>0,50 l / First Price</text:p>
          </table:table-cell>
          <table:table-cell office:value-type="string" calcext:value-type="string">
            <text:p>KØL</text:p>
          </table:table-cell>
          <table:table-cell office:value-type="string" calcext:value-type="string">
            <text:p>19.95</text:p>
          </table:table-cell>
          <table:table-cell office:value-type="string" calcext:value-type="string">
            <text:p>.</text:p>
          </table:table-cell>
          <table:table-cell office:value-type="string" calcext:value-type="string">
            <text:p>First Price</text:p>
          </table:table-cell>
          <table:table-cell office:value-type="string" calcext:value-type="string">
            <text:p>Flødeskum</text:p>
          </table:table-cell>
          <table:table-cell table:number-columns-repeated="4"/>
          <table:table-cell office:value-type="string" calcext:value-type="string">
            <text:p>Discount, KØL</text:p>
          </table:table-cell>
          <table:table-cell office:value-type="string" calcext:value-type="string">
            <text:p>Ko</text:p>
          </table:table-cell>
          <table:table-cell table:number-columns-repeated="2"/>
          <table:table-cell office:value-type="string" calcext:value-type="string">
            <text:p>Piskefløde</text:p>
          </table:table-cell>
          <table:table-cell office:value-type="string" calcext:value-type="string">
            <text:p>Piskefløde 38%</text:p>
            <text:p>Højpasteuriseret.</text:p>
            <text:p>Fremstillet af dansk fløde og tappet på danske mejerier.</text:p>
          </table:table-cell>
          <table:table-cell office:value-type="string" calcext:value-type="string">
            <text:p>https://www.nemlig.com/piskefloede-38-5006631</text:p>
          </table:table-cell>
        </table:table-row>
        <table:table-row table:style-name="ro9">
          <table:table-cell office:value-type="string" calcext:value-type="string">
            <text:p>Dagligvarer &gt; Kolonial &gt; Tapasspecialiteter &gt; Oliven &gt; Grønne oliven m. sten</text:p>
          </table:table-cell>
          <table:table-cell office:value-type="string" calcext:value-type="string">
            <text:p>Grønne oliven m. sten</text:p>
          </table:table-cell>
          <table:table-cell office:value-type="string" calcext:value-type="string">
            <text:p>170 g / 100 g / Barral</text:p>
          </table:table-cell>
          <table:table-cell/>
          <table:table-cell office:value-type="string" calcext:value-type="string">
            <text:p>10.95</text:p>
          </table:table-cell>
          <table:table-cell office:value-type="string" calcext:value-type="string">
            <text:p>.</text:p>
          </table:table-cell>
          <table:table-cell/>
          <table:table-cell office:value-type="string" calcext:value-type="string">
            <text:p>Madlavning, Snack</text:p>
          </table:table-cell>
          <table:table-cell table:number-columns-repeated="8"/>
          <table:table-cell office:value-type="string" calcext:value-type="string">
            <text:p>Oliven</text:p>
          </table:table-cell>
          <table:table-cell office:value-type="string" calcext:value-type="string">
            <text:p>Grønne oliven m. sten</text:p>
            <text:p>Uundværlige som aperitif og snack.</text:p>
            <text:p>Nettovægt: 170 g / Drænetvægt: 125 g</text:p>
          </table:table-cell>
          <table:table-cell office:value-type="string" calcext:value-type="string">
            <text:p>https://www.nemlig.com/groenne-oliven-m-sten-5034556</text:p>
          </table:table-cell>
        </table:table-row>
        <table:table-row table:style-name="ro3">
          <table:table-cell office:value-type="string" calcext:value-type="string">
            <text:p>Dagligvarer &gt; Frost &gt; Fisk og skaldyr &gt; Frosne fiskefileter &gt; Rødspættefilet (panerede)</text:p>
          </table:table-cell>
          <table:table-cell office:value-type="string" calcext:value-type="string">
            <text:p>Rødspættefilet (panerede)</text:p>
          </table:table-cell>
          <table:table-cell office:value-type="string" calcext:value-type="string">
            <text:p>300 g / frost / Royal Greenland</text:p>
          </table:table-cell>
          <table:table-cell office:value-type="string" calcext:value-type="string">
            <text:p>Frost,MSC-mærket</text:p>
          </table:table-cell>
          <table:table-cell office:value-type="string" calcext:value-type="string">
            <text:p>39.95</text:p>
          </table:table-cell>
          <table:table-cell office:value-type="string" calcext:value-type="string">
            <text:p>.</text:p>
          </table:table-cell>
          <table:table-cell office:value-type="string" calcext:value-type="string">
            <text:p>Royal Greenland</text:p>
          </table:table-cell>
          <table:table-cell office:value-type="string" calcext:value-type="string">
            <text:p>Aftensmad</text:p>
          </table:table-cell>
          <table:table-cell table:number-columns-repeated="4"/>
          <table:table-cell office:value-type="string" calcext:value-type="string">
            <text:p>Frost, MSC-mærket</text:p>
          </table:table-cell>
          <table:table-cell table:number-columns-repeated="3"/>
          <table:table-cell office:value-type="string" calcext:value-type="string">
            <text:p>Fisk</text:p>
          </table:table-cell>
          <table:table-cell office:value-type="string" calcext:value-type="string">
            <text:p>Rødspættefilet</text:p>
            <text:p>Alle Royal Greenlands MSC-certificerede rødspætter er fanget med bæredygtige metoder, så den bedste kvalitet bevares. Rødspætte er en mager og næringsrig fiskeart med en mild smag, Den byder på et højt niveau af protein og har et naturligt lavt fedt indhold. Fileterne har flot, hvidt kød med en god konsistens og uden ben og mørkt skind - også et hit blandt børn. Rødspætte er sagen, når menuen skal være let og lækker. Fødevarestyrelsen anbefaler, at vi spiser 200-300g fisk om ugen.</text:p>
          </table:table-cell>
          <table:table-cell office:value-type="string" calcext:value-type="string">
            <text:p>https://www.nemlig.com/roedspaettefilet-panerede-5018636</text:p>
          </table:table-cell>
        </table:table-row>
        <table:table-row table:style-name="ro2">
          <table:table-cell office:value-type="string" calcext:value-type="string">
            <text:p>Dagligvarer &gt; Husholdning og bolig &gt; Køkkenudstyr &gt; Køkkenredskaber &gt; Digitalt stegetermometer</text:p>
          </table:table-cell>
          <table:table-cell office:value-type="string" calcext:value-type="string">
            <text:p>Digitalt stegetermometer</text:p>
          </table:table-cell>
          <table:table-cell office:value-type="string" calcext:value-type="string">
            <text:p>1 stk. / Gefu</text:p>
          </table:table-cell>
          <table:table-cell/>
          <table:table-cell office:value-type="string" calcext:value-type="string">
            <text:p>269.95</text:p>
          </table:table-cell>
          <table:table-cell office:value-type="string" calcext:value-type="string">
            <text:p>.</text:p>
          </table:table-cell>
          <table:table-cell office:value-type="string" calcext:value-type="string">
            <text:p>Gefu</text:p>
          </table:table-cell>
          <table:table-cell office:value-type="string" calcext:value-type="string">
            <text:p>Grill, Køkken</text:p>
          </table:table-cell>
          <table:table-cell table:number-columns-repeated="8"/>
          <table:table-cell office:value-type="string" calcext:value-type="string">
            <text:p>Grilludstyr, Køkkenudstyr</text:p>
          </table:table-cell>
          <table:table-cell office:value-type="string" calcext:value-type="string">
            <text:p>Digitalt stegetermometer</text:p>
            <text:p>Gefus digitale stegetermometer med ekstra hurtigt visning af temperatur på LCD displayet. Den kan måle temperaturer mellem -45 og +200°C.</text:p>
            <text:p/>
            <text:p>Kan bruges til alle typer mad (steg, temperering af chokolade osv. samt vin).</text:p>
            <text:p/>
            <text:p>Må ikke komme i ovnen.</text:p>
          </table:table-cell>
          <table:table-cell office:value-type="string" calcext:value-type="string">
            <text:p>https://www.nemlig.com/digitalt-stegetermometer-5040893</text:p>
          </table:table-cell>
        </table:table-row>
        <table:table-row table:style-name="ro9">
          <table:table-cell office:value-type="string" calcext:value-type="string">
            <text:p>Dagligvarer &gt; Frost &gt; Supper og nem mad &gt; Færdigretter &gt; Blomkålsgratin</text:p>
          </table:table-cell>
          <table:table-cell office:value-type="string" calcext:value-type="string">
            <text:p>Blomkålsgratin</text:p>
          </table:table-cell>
          <table:table-cell office:value-type="string" calcext:value-type="string">
            <text:p>450 g / frost / Daloon</text:p>
          </table:table-cell>
          <table:table-cell office:value-type="string" calcext:value-type="string">
            <text:p>Frost</text:p>
          </table:table-cell>
          <table:table-cell office:value-type="string" calcext:value-type="string">
            <text:p>39.95</text:p>
          </table:table-cell>
          <table:table-cell office:value-type="string" calcext:value-type="string">
            <text:p>.</text:p>
          </table:table-cell>
          <table:table-cell office:value-type="string" calcext:value-type="string">
            <text:p>Daloon</text:p>
          </table:table-cell>
          <table:table-cell office:value-type="string" calcext:value-type="string">
            <text:p>Aftensmad, Brød, Frokost, Tilbehør</text:p>
          </table:table-cell>
          <table:table-cell table:number-columns-repeated="4"/>
          <table:table-cell office:value-type="string" calcext:value-type="string">
            <text:p>Frost</text:p>
          </table:table-cell>
          <table:table-cell table:number-columns-repeated="3"/>
          <table:table-cell office:value-type="string" calcext:value-type="string">
            <text:p>Færdigret</text:p>
          </table:table-cell>
          <table:table-cell office:value-type="string" calcext:value-type="string">
            <text:p>Vores blomkålsgratin er fyldt med lækre grøntsager, hele 60%. Derfor indeholder gratinen også kun 4% fedt. Desuden kommer den i en miljøvenlig pap bakke og gratinen er på 450g. Gratinen er virkelig velegnet som tilbehør til f.eks. et stykke kyllingebryst og en grøn salat, men smager også dejligt på et stykke rugbrød.</text:p>
            <text:p/>
            <text:p>Tilberedning: I ovn.</text:p>
          </table:table-cell>
          <table:table-cell office:value-type="string" calcext:value-type="string">
            <text:p>https://www.nemlig.com/blomkaalsgratin-804002</text:p>
          </table:table-cell>
        </table:table-row>
        <table:table-row table:style-name="ro3">
          <table:table-cell office:value-type="string" calcext:value-type="string">
            <text:p>Dagligvarer &gt; Kolonial &gt; Dressing og saucer &gt; Sauce &gt; Færdiglavede saucer &gt; Karrysauce</text:p>
          </table:table-cell>
          <table:table-cell office:value-type="string" calcext:value-type="string">
            <text:p>Karrysauce</text:p>
          </table:table-cell>
          <table:table-cell office:value-type="string" calcext:value-type="string">
            <text:p>0,25 l / tilsæt fløde / Jensens Køkken</text:p>
          </table:table-cell>
          <table:table-cell office:value-type="string" calcext:value-type="string">
            <text:p>KØL</text:p>
          </table:table-cell>
          <table:table-cell office:value-type="string" calcext:value-type="string">
            <text:p>18.95</text:p>
          </table:table-cell>
          <table:table-cell office:value-type="string" calcext:value-type="string">
            <text:p>.</text:p>
          </table:table-cell>
          <table:table-cell office:value-type="string" calcext:value-type="string">
            <text:p>Jensen's</text:p>
          </table:table-cell>
          <table:table-cell office:value-type="string" calcext:value-type="string">
            <text:p>Aftensmad, Madlavning</text:p>
          </table:table-cell>
          <table:table-cell table:number-columns-repeated="4"/>
          <table:table-cell office:value-type="string" calcext:value-type="string">
            <text:p>KØL</text:p>
          </table:table-cell>
          <table:table-cell table:number-columns-repeated="3"/>
          <table:table-cell office:value-type="string" calcext:value-type="string">
            <text:p>Sauce</text:p>
          </table:table-cell>
          <table:table-cell office:value-type="string" calcext:value-type="string">
            <text:p>Karrysauce fra Jensens køkken</text:p>
            <text:p>Karrysaucen tilsættes fløde og opvarmes inden brug.</text:p>
          </table:table-cell>
          <table:table-cell office:value-type="string" calcext:value-type="string">
            <text:p>https://www.nemlig.com/karrysauce-5047830</text:p>
          </table:table-cell>
        </table:table-row>
        <table:table-row table:style-name="ro2">
          <table:table-cell office:value-type="string" calcext:value-type="string">
            <text:p>Dagligvarer &gt; Kolonial &gt; Dressing og saucer &gt; Sauce &gt; Færdiglavede saucer &gt; Bearnaisesauce</text:p>
          </table:table-cell>
          <table:table-cell office:value-type="string" calcext:value-type="string">
            <text:p>Bearnaisesauce</text:p>
          </table:table-cell>
          <table:table-cell office:value-type="string" calcext:value-type="string">
            <text:p>0,45 l / Eriks</text:p>
          </table:table-cell>
          <table:table-cell office:value-type="string" calcext:value-type="string">
            <text:p>KØL</text:p>
          </table:table-cell>
          <table:table-cell office:value-type="string" calcext:value-type="string">
            <text:p>35.95</text:p>
          </table:table-cell>
          <table:table-cell office:value-type="string" calcext:value-type="string">
            <text:p>.</text:p>
          </table:table-cell>
          <table:table-cell office:value-type="string" calcext:value-type="string">
            <text:p>Eriks</text:p>
          </table:table-cell>
          <table:table-cell office:value-type="string" calcext:value-type="string">
            <text:p>Kød, Middag</text:p>
          </table:table-cell>
          <table:table-cell table:number-columns-repeated="4"/>
          <table:table-cell office:value-type="string" calcext:value-type="string">
            <text:p>KØL</text:p>
          </table:table-cell>
          <table:table-cell table:number-columns-repeated="3"/>
          <table:table-cell office:value-type="string" calcext:value-type="string">
            <text:p>Sauce</text:p>
          </table:table-cell>
          <table:table-cell office:value-type="string" calcext:value-type="string">
            <text:p>Erik Lallerstedt Bearnaise</text:p>
            <text:p>En velkendt sauce, der er dejlig til kød og næppe kræver nærmere præsentation. Hvis man ønsker det, kan man tilsmage den med chilisauce eller tomatpasta. Den bliver da kaldt choronsauce.</text:p>
            <text:p/>
            <text:p>Saucen kan nydes ved stuetemperatur eller varmes forsigtigt.</text:p>
            <text:p/>
            <text:p>Erik Lallerstedt var den første til at få en Michilin stjerne i Sverige i 80'erne. Erik Har gjort det til sin mision at folk skal have ordentlig sauce i hjemmet.</text:p>
          </table:table-cell>
          <table:table-cell office:value-type="string" calcext:value-type="string">
            <text:p>https://www.nemlig.com/bearnaisesauce-5024084</text:p>
          </table:table-cell>
        </table:table-row>
        <table:table-row table:style-name="ro12">
          <table:table-cell office:value-type="string" calcext:value-type="string">
            <text:p>Dagligvarer &gt; Køl og mejeri &gt; Pålæg &gt; Leverpostej og paté &gt; Leverpostej &gt; Juleleverpostej</text:p>
          </table:table-cell>
          <table:table-cell office:value-type="string" calcext:value-type="string">
            <text:p>Juleleverpostej</text:p>
          </table:table-cell>
          <table:table-cell office:value-type="string" calcext:value-type="string">
            <text:p>350 g / hjemmelavet / Centerslagteren</text:p>
          </table:table-cell>
          <table:table-cell office:value-type="string" calcext:value-type="string">
            <text:p>KØL</text:p>
          </table:table-cell>
          <table:table-cell office:value-type="string" calcext:value-type="string">
            <text:p>32.95</text:p>
          </table:table-cell>
          <table:table-cell office:value-type="string" calcext:value-type="string">
            <text:p>.</text:p>
          </table:table-cell>
          <table:table-cell office:value-type="string" calcext:value-type="string">
            <text:p>Centerslagteren</text:p>
          </table:table-cell>
          <table:table-cell office:value-type="string" calcext:value-type="string">
            <text:p>Frokost, Jul, Madpakke</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Leverpostej, Pålæg</text:p>
          </table:table-cell>
          <table:table-cell office:value-type="string" calcext:value-type="string">
            <text:p>Julepostej</text:p>
            <text:p>Postej lavet efter gammeldags opskrift som er over 40 år gammel samt håndæltede, hvorefter den er bagt og skygget og pyntet med champignon.</text:p>
            <text:p/>
            <text:p>Slagterens hjemmelavede produkter er nøje udvalgte kødstykker.</text:p>
            <text:p>Forarbejdet i hånden efter gammelt håndværk til et fantastisk slutresultat.</text:p>
          </table:table-cell>
          <table:table-cell office:value-type="string" calcext:value-type="string">
            <text:p>https://www.nemlig.com/juleleverpostej-5003227</text:p>
          </table:table-cell>
        </table:table-row>
        <table:table-row table:style-name="ro3">
          <table:table-cell office:value-type="string" calcext:value-type="string">
            <text:p>Dagligvarer &gt; Pleje og skønhed &gt; Hårprodukter &gt; Hårstyling &gt; Hårspray</text:p>
          </table:table-cell>
          <table:table-cell office:value-type="string" calcext:value-type="string">
            <text:p>Hårspray</text:p>
          </table:table-cell>
          <table:table-cell office:value-type="string" calcext:value-type="string">
            <text:p>0,25 l / extra strong / Poly Swing</text:p>
          </table:table-cell>
          <table:table-cell/>
          <table:table-cell office:value-type="string" calcext:value-type="string">
            <text:p>20.00</text:p>
          </table:table-cell>
          <table:table-cell office:value-type="string" calcext:value-type="string">
            <text:p>.</text:p>
          </table:table-cell>
          <table:table-cell office:value-type="string" calcext:value-type="string">
            <text:p>Poly Swing, Schwarzkopf</text:p>
          </table:table-cell>
          <table:table-cell table:number-columns-repeated="5"/>
          <table:table-cell office:value-type="string" calcext:value-type="string">
            <text:p>Discount</text:p>
          </table:table-cell>
          <table:table-cell table:number-columns-repeated="3"/>
          <table:table-cell office:value-type="string" calcext:value-type="string">
            <text:p>Hårspray, Hårstyling</text:p>
          </table:table-cell>
          <table:table-cell office:value-type="string" calcext:value-type="string">
            <text:p>Poly Swing Volume Hairspray med collagen</text:p>
            <text:p>Giver enhver frisure synligt mere volumen og ekstra stærkt, langvarigt hold. Klæber og tynger ikke samt håret er nemt at børste ud. Ha' den altid med i tasken.</text:p>
          </table:table-cell>
          <table:table-cell office:value-type="string" calcext:value-type="string">
            <text:p>https://www.nemlig.com/haarspray-5029368</text:p>
          </table:table-cell>
        </table:table-row>
        <table:table-row table:style-name="ro2">
          <table:table-cell office:value-type="string" calcext:value-type="string">
            <text:p>Dagligvarer &gt; Køl og mejeri &gt; Pålæg &gt; Leverpostej og paté &gt; Leverpostej &gt; Leverpostej</text:p>
          </table:table-cell>
          <table:table-cell office:value-type="string" calcext:value-type="string">
            <text:p>Leverpostej</text:p>
          </table:table-cell>
          <table:table-cell office:value-type="string" calcext:value-type="string">
            <text:p>400 g / hjemmelavet / Centerslagteren</text:p>
          </table:table-cell>
          <table:table-cell office:value-type="string" calcext:value-type="string">
            <text:p>KØL</text:p>
          </table:table-cell>
          <table:table-cell office:value-type="string" calcext:value-type="string">
            <text:p>34.95</text:p>
          </table:table-cell>
          <table:table-cell office:value-type="string" calcext:value-type="string">
            <text:p>.</text:p>
          </table:table-cell>
          <table:table-cell office:value-type="string" calcext:value-type="string">
            <text:p>Centerslagteren</text:p>
          </table:table-cell>
          <table:table-cell office:value-type="string" calcext:value-type="string">
            <text:p>Frokost, Jul, Madpakke</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Leverpostej, Pålæg</text:p>
          </table:table-cell>
          <table:table-cell office:value-type="string" calcext:value-type="string">
            <text:p>Friskhedsgaranti:</text:p>
            <text:p>Min. 3 dages holdbarhed + leveringsdagen.</text:p>
            <text:p/>
            <text:p>Slagterens hjemmelavede produkter, er forarbejdet i hånden efter gammelt håndværk til et fantastisk slutresultat.</text:p>
            <text:p/>
            <text:p>Kødet kommer fra Danmark.</text:p>
          </table:table-cell>
          <table:table-cell office:value-type="string" calcext:value-type="string">
            <text:p>https://www.nemlig.com/leverpostej-5502258</text:p>
          </table:table-cell>
        </table:table-row>
        <table:table-row table:style-name="ro17">
          <table:table-cell office:value-type="string" calcext:value-type="string">
            <text:p>Dagligvarer &gt; Pleje og skønhed &gt; Helse &gt; Fiskeolie &gt; Fiskeolie</text:p>
          </table:table-cell>
          <table:table-cell office:value-type="string" calcext:value-type="string">
            <text:p>Fiskeolie</text:p>
          </table:table-cell>
          <table:table-cell office:value-type="string" calcext:value-type="string">
            <text:p>300 stk. / Lekaform</text:p>
          </table:table-cell>
          <table:table-cell/>
          <table:table-cell office:value-type="string" calcext:value-type="string">
            <text:p>79.95</text:p>
          </table:table-cell>
          <table:table-cell office:value-type="string" calcext:value-type="string">
            <text:p>.</text:p>
          </table:table-cell>
          <table:table-cell office:value-type="string" calcext:value-type="string">
            <text:p>Lekaform</text:p>
          </table:table-cell>
          <table:table-cell office:value-type="string" calcext:value-type="string">
            <text:p>Kosttilskud</text:p>
          </table:table-cell>
          <table:table-cell table:number-columns-repeated="8"/>
          <table:table-cell office:value-type="string" calcext:value-type="string">
            <text:p>Fiskeolie, Kosttilskud</text:p>
          </table:table-cell>
          <table:table-cell office:value-type="string" calcext:value-type="string">
            <text:p>LEKAFORM FISKEOLIE</text:p>
            <text:p>EPA og DHA medvirker til at vedligeholde:</text:p>
            <text:p>* Normal hjertefunktion*.</text:p>
            <text:p>DHA medvirker til at vedligeholde:</text:p>
            <text:p>* Normal hjernefunktion og et normalt syn**.</text:p>
            <text:p/>
            <text:p>N-3 fedtsyrerne i naturlig form er en vigtig bestanddel i organismens celler og kapslerne er et godt supplement til unge som ældre der sjældent spiser fisk.</text:p>
            <text:p/>
            <text:p>Opbevaring:</text:p>
            <text:p>Ved stuetemperatur uden direkte sollys og uden for små børns rækkevidde.</text:p>
            <text:p/>
            <text:p>Anbefalet daglig dosis:</text:p>
            <text:p>Voksne, gravide og børn over 11 år: 2-5 kapsler.</text:p>
            <text:p>Børn under 11 år: 2 kapsler dagligt.</text:p>
            <text:p>Indtages før hovedmåltid sammen med et glas vand.</text:p>
            <text:p>Anbefalet daglig dosis bør ikke overskrides.</text:p>
            <text:p/>
            <text:p>Kosttilskud bør ikke træde istedet for varieret kost.</text:p>
            <text:p/>
            <text:p>Indholdet af A- og D-vitamin er ubetydeligt og kaplserne kan uden problemer anvendes sammen med den daglige vitaminpille.</text:p>
            <text:p/>
            <text:p>*Gavnlig effekt opnås ved et daglig indtag på 250 mg af EPA og DHA.</text:p>
            <text:p>**Gavnlig effekt opnås ved et dagligt indtag af DHA på 250 mg.</text:p>
          </table:table-cell>
          <table:table-cell office:value-type="string" calcext:value-type="string">
            <text:p>https://www.nemlig.com/fiskeolie-5039689</text:p>
          </table:table-cell>
        </table:table-row>
        <table:table-row table:style-name="ro3">
          <table:table-cell office:value-type="string" calcext:value-type="string">
            <text:p>Dagligvarer &gt; Maynard´s Organic Pink øko.</text:p>
          </table:table-cell>
          <table:table-cell office:value-type="string" calcext:value-type="string">
            <text:p>Maynard´s Organic Pink øko.</text:p>
          </table:table-cell>
          <table:table-cell office:value-type="string" calcext:value-type="string">
            <text:p>Portugal / Douro / 0,50 l / portvin</text:p>
          </table:table-cell>
          <table:table-cell office:value-type="string" calcext:value-type="string">
            <text:p>Øko (europæisk)</text:p>
          </table:table-cell>
          <table:table-cell office:value-type="string" calcext:value-type="string">
            <text:p>129.00</text:p>
          </table:table-cell>
          <table:table-cell office:value-type="string" calcext:value-type="string">
            <text:p>.</text:p>
          </table:table-cell>
          <table:table-cell/>
          <table:table-cell office:value-type="string" calcext:value-type="string">
            <text:p>Aperitif, Dessert, Ost</text:p>
          </table:table-cell>
          <table:table-cell office:value-type="string" calcext:value-type="string">
            <text:p>Kork</text:p>
          </table:table-cell>
          <table:table-cell table:number-columns-repeated="2"/>
          <table:table-cell office:value-type="string" calcext:value-type="string">
            <text:p>Portugal</text:p>
          </table:table-cell>
          <table:table-cell office:value-type="string" calcext:value-type="string">
            <text:p>Øko (europæisk)</text:p>
          </table:table-cell>
          <table:table-cell table:number-columns-repeated="3"/>
          <table:table-cell office:value-type="string" calcext:value-type="string">
            <text:p>Hedvin, Portvin</text:p>
          </table:table-cell>
          <table:table-cell office:value-type="string" calcext:value-type="string">
            <text:p>Maynard´s Organic Pink Port</text:p>
            <text:p>Økologisk dyrkede druer fra Douro Superiore, vinifcieret som rosé-vin med tilsætning af økologisk druesprit og struttende af frisk jordbær- og hindbærfrugt med friskhed i behold. Nydes i hvidvinsglas med knust is og evt et svæt aromatic tonic water og serveres iskold.</text:p>
          </table:table-cell>
          <table:table-cell office:value-type="string" calcext:value-type="string">
            <text:p>https://www.nemlig.com/maynard-s-organic-pink-oeko-5047846</text:p>
          </table:table-cell>
        </table:table-row>
        <table:table-row table:style-name="ro2">
          <table:table-cell office:value-type="string" calcext:value-type="string">
            <text:p>Dagligvarer &gt; Kød og fisk &gt; Oksekød &gt; Oksekød i strimler og tern &gt; Oksestrimler t. lynstegning</text:p>
          </table:table-cell>
          <table:table-cell office:value-type="string" calcext:value-type="string">
            <text:p>Oksestrimler t. lynstegning</text:p>
          </table:table-cell>
          <table:table-cell office:value-type="string" calcext:value-type="string">
            <text:p>350 g</text:p>
          </table:table-cell>
          <table:table-cell office:value-type="string" calcext:value-type="string">
            <text:p>Dansk,KØL</text:p>
          </table:table-cell>
          <table:table-cell office:value-type="string" calcext:value-type="string">
            <text:p>59.95</text:p>
          </table:table-cell>
          <table:table-cell office:value-type="string" calcext:value-type="string">
            <text:p>.</text:p>
          </table:table-cell>
          <table:table-cell office:value-type="string" calcext:value-type="string">
            <text:p>Grambogård</text:p>
          </table:table-cell>
          <table:table-cell office:value-type="string" calcext:value-type="string">
            <text:p>Gryderet, Wok</text:p>
          </table:table-cell>
          <table:table-cell table:number-columns-repeated="4"/>
          <table:table-cell office:value-type="string" calcext:value-type="string">
            <text:p>Dansk, KØL</text:p>
          </table:table-cell>
          <table:table-cell office:value-type="string" calcext:value-type="string">
            <text:p>Danmark</text:p>
          </table:table-cell>
          <table:table-cell table:number-columns-repeated="2"/>
          <table:table-cell office:value-type="string" calcext:value-type="string">
            <text:p>Okse</text:p>
          </table:table-cell>
          <table:table-cell office:value-type="string" calcext:value-type="string">
            <text:p>Oksestrimler t. lynstegning</text:p>
            <text:p>Kødet kommer fra Danmark.</text:p>
            <text:p>Anbefales til:</text:p>
            <text:p>God til wokretter, Gulasch og andre gryderetter.</text:p>
            <text:p/>
            <text:p>Dette produkt er ikke halalslagtet.</text:p>
          </table:table-cell>
          <table:table-cell office:value-type="string" calcext:value-type="string">
            <text:p>https://www.nemlig.com/oksestrimler-t-lynstegning-5029315</text:p>
          </table:table-cell>
        </table:table-row>
        <table:table-row table:style-name="ro1">
          <table:table-cell office:value-type="string" calcext:value-type="string">
            <text:p>Dagligvarer &gt; Husholdning og bolig &gt; Til dyrene &gt; Gnaver &gt; Kaninfoder og hamsterfoder &gt; Spåner</text:p>
          </table:table-cell>
          <table:table-cell office:value-type="string" calcext:value-type="string">
            <text:p>Spåner</text:p>
          </table:table-cell>
          <table:table-cell office:value-type="string" calcext:value-type="string">
            <text:p>1 kg / Chrisco</text:p>
          </table:table-cell>
          <table:table-cell/>
          <table:table-cell office:value-type="string" calcext:value-type="string">
            <text:p>9.95</text:p>
          </table:table-cell>
          <table:table-cell office:value-type="string" calcext:value-type="string">
            <text:p>.</text:p>
          </table:table-cell>
          <table:table-cell office:value-type="string" calcext:value-type="string">
            <text:p>Chrisco</text:p>
          </table:table-cell>
          <table:table-cell office:value-type="string" calcext:value-type="string">
            <text:p>Hamster, Kanin, Marsvin</text:p>
          </table:table-cell>
          <table:table-cell table:number-columns-repeated="4"/>
          <table:table-cell office:value-type="string" calcext:value-type="string">
            <text:p>Discount</text:p>
          </table:table-cell>
          <table:table-cell table:number-columns-repeated="3"/>
          <table:table-cell office:value-type="string" calcext:value-type="string">
            <text:p>Dyretilbehør</text:p>
          </table:table-cell>
          <table:table-cell office:value-type="string" calcext:value-type="string">
            <text:p>Chrisco Spåner er et ideelt bundmateriale til din gnavers bur, da det holder burets bund ren, tør og lugtfri. For at minimere indholdet af støv er spånerne, der kan absorbere en stor mængde fugt, blevet renset en ekstra gang. Rens og vask buret et par gange ugentligt. Udstrø spåner i et lag på ca. 3-5 cm og dæk til med tørret enghø. Dette sikrer, at gnaveren altid har en tør og varm rede, hvor den føler sig godt tilpas.</text:p>
          </table:table-cell>
          <table:table-cell office:value-type="string" calcext:value-type="string">
            <text:p>https://www.nemlig.com/spaaner-5002269</text:p>
          </table:table-cell>
        </table:table-row>
        <table:table-row table:style-name="ro7">
          <table:table-cell office:value-type="string" calcext:value-type="string">
            <text:p>Dagligvarer &gt; Drikkevarer &gt; Kaffe, te og kakao &gt; Kaffe &gt; Instant kaffe &gt; Nescafé gold refill</text:p>
          </table:table-cell>
          <table:table-cell office:value-type="string" calcext:value-type="string">
            <text:p>Nescafé gold refill</text:p>
          </table:table-cell>
          <table:table-cell office:value-type="string" calcext:value-type="string">
            <text:p>210 g / Nescafé</text:p>
          </table:table-cell>
          <table:table-cell/>
          <table:table-cell office:value-type="string" calcext:value-type="string">
            <text:p>65.00</text:p>
          </table:table-cell>
          <table:table-cell office:value-type="string" calcext:value-type="string">
            <text:p>.</text:p>
          </table:table-cell>
          <table:table-cell office:value-type="string" calcext:value-type="string">
            <text:p>Nescafé</text:p>
          </table:table-cell>
          <table:table-cell office:value-type="string" calcext:value-type="string">
            <text:p>Drikke</text:p>
          </table:table-cell>
          <table:table-cell table:number-columns-repeated="4"/>
          <table:table-cell office:value-type="string" calcext:value-type="string">
            <text:p>Discount</text:p>
          </table:table-cell>
          <table:table-cell table:number-columns-repeated="3"/>
          <table:table-cell office:value-type="string" calcext:value-type="string">
            <text:p>Instant kaffe, Kaffe</text:p>
          </table:table-cell>
          <table:table-cell office:value-type="string" calcext:value-type="string">
            <text:p>Nescafé Gold Refill</text:p>
            <text:p>Med Nescafé Gold har vi omhyggeligt udarbejdet den perfekte, luksuriøse kaffeoplevelse. Vi udvælger Arabica-bønner af høj kvalitet, en håndfuld Robusta og rister dem langsomt, til de er perfekt gyldenbrune. Dette er smagen af 100 % ren kvalitetskaffe, som du bør tage dig tid til at nyde.</text:p>
            <text:p/>
            <text:p>1-2 teske Nescafé Gold instant kaffe blandes med 80 grader varmt vand og røres rundt.</text:p>
          </table:table-cell>
          <table:table-cell office:value-type="string" calcext:value-type="string">
            <text:p>https://www.nemlig.com/nescafe-gold-refill-5032285</text:p>
          </table:table-cell>
        </table:table-row>
        <table:table-row table:style-name="ro3">
          <table:table-cell office:value-type="string" calcext:value-type="string">
            <text:p>Dagligvarer &gt; Kolonial &gt; Dressing og saucer &gt; Sauce &gt; Chilisauce &gt; Sriracha chilisauce</text:p>
          </table:table-cell>
          <table:table-cell office:value-type="string" calcext:value-type="string">
            <text:p>Sriracha chilisauce</text:p>
          </table:table-cell>
          <table:table-cell office:value-type="string" calcext:value-type="string">
            <text:p>0,455 l / Flying Goose</text:p>
          </table:table-cell>
          <table:table-cell/>
          <table:table-cell office:value-type="string" calcext:value-type="string">
            <text:p>33.95</text:p>
          </table:table-cell>
          <table:table-cell office:value-type="string" calcext:value-type="string">
            <text:p>.</text:p>
          </table:table-cell>
          <table:table-cell office:value-type="string" calcext:value-type="string">
            <text:p>Flying Goose</text:p>
          </table:table-cell>
          <table:table-cell office:value-type="string" calcext:value-type="string">
            <text:p>Madlavning, Wok</text:p>
          </table:table-cell>
          <table:table-cell table:number-columns-repeated="4"/>
          <table:table-cell office:value-type="string" calcext:value-type="string">
            <text:p>Discount</text:p>
          </table:table-cell>
          <table:table-cell table:number-columns-repeated="3"/>
          <table:table-cell office:value-type="string" calcext:value-type="string">
            <text:p>Sauce</text:p>
          </table:table-cell>
          <table:table-cell office:value-type="string" calcext:value-type="string">
            <text:p>Sirachi chilisauce</text:p>
            <text:p>Den velkendte sirachi chilisauce fra Flying Goose er en allround stærk chili sauce. Den kan anvendes som dip/tilbehør til stort set alt. Gryderetter, kødretter, sandwiches m.m.</text:p>
          </table:table-cell>
          <table:table-cell office:value-type="string" calcext:value-type="string">
            <text:p>https://www.nemlig.com/sriracha-chilisauce-5035964</text:p>
          </table:table-cell>
        </table:table-row>
        <table:table-row table:style-name="ro3">
          <table:table-cell office:value-type="string" calcext:value-type="string">
            <text:p>Dagligvarer &gt; Køl og mejeri &gt; Pålæg &gt; Pålægs- og kartoffelsalater &gt; Fiske- og skaldyrssalat &gt; Tunsalat</text:p>
          </table:table-cell>
          <table:table-cell office:value-type="string" calcext:value-type="string">
            <text:p>Tunsalat</text:p>
          </table:table-cell>
          <table:table-cell office:value-type="string" calcext:value-type="string">
            <text:p>300 g / First Price</text:p>
          </table:table-cell>
          <table:table-cell office:value-type="string" calcext:value-type="string">
            <text:p>KØL</text:p>
          </table:table-cell>
          <table:table-cell office:value-type="string" calcext:value-type="string">
            <text:p>15.50</text:p>
          </table:table-cell>
          <table:table-cell office:value-type="string" calcext:value-type="string">
            <text:p>.</text:p>
          </table:table-cell>
          <table:table-cell office:value-type="string" calcext:value-type="string">
            <text:p>First Price</text:p>
          </table:table-cell>
          <table:table-cell office:value-type="string" calcext:value-type="string">
            <text:p>Frokost, Madpakke, Sandwich</text:p>
          </table:table-cell>
          <table:table-cell table:number-columns-repeated="4"/>
          <table:table-cell office:value-type="string" calcext:value-type="string">
            <text:p>Discount, KØL</text:p>
          </table:table-cell>
          <table:table-cell table:number-columns-repeated="3"/>
          <table:table-cell office:value-type="string" calcext:value-type="string">
            <text:p>Tun</text:p>
          </table:table-cell>
          <table:table-cell office:value-type="string" calcext:value-type="string">
            <text:p>Tunsalat</text:p>
            <text:p>Tunsalat til dit brød.</text:p>
          </table:table-cell>
          <table:table-cell office:value-type="string" calcext:value-type="string">
            <text:p>https://www.nemlig.com/tunsalat-5043189</text:p>
          </table:table-cell>
        </table:table-row>
        <table:table-row table:style-name="ro3">
          <table:table-cell office:value-type="string" calcext:value-type="string">
            <text:p>Dagligvarer &gt; Pleje og skønhed &gt; Hårprodukter &gt; Hårbørster, kamme m.m. &gt; Hårbørste</text:p>
          </table:table-cell>
          <table:table-cell office:value-type="string" calcext:value-type="string">
            <text:p>Hårbørste</text:p>
          </table:table-cell>
          <table:table-cell office:value-type="string" calcext:value-type="string">
            <text:p>1 stk. / Chic</text:p>
          </table:table-cell>
          <table:table-cell/>
          <table:table-cell office:value-type="string" calcext:value-type="string">
            <text:p>20.00</text:p>
          </table:table-cell>
          <table:table-cell office:value-type="string" calcext:value-type="string">
            <text:p>.</text:p>
          </table:table-cell>
          <table:table-cell office:value-type="string" calcext:value-type="string">
            <text:p>Chic</text:p>
          </table:table-cell>
          <table:table-cell office:value-type="string" calcext:value-type="string">
            <text:p>Hårpleje</text:p>
          </table:table-cell>
          <table:table-cell table:number-columns-repeated="4"/>
          <table:table-cell office:value-type="string" calcext:value-type="string">
            <text:p>Discount</text:p>
          </table:table-cell>
          <table:table-cell table:number-columns-repeated="3"/>
          <table:table-cell office:value-type="string" calcext:value-type="string">
            <text:p>Hårpleje, Hårtilbehør</text:p>
          </table:table-cell>
          <table:table-cell office:value-type="string" calcext:value-type="string">
            <text:p>Hårbørste</text:p>
            <text:p>Pudebørste - til udredning af alle hårtyper.</text:p>
          </table:table-cell>
          <table:table-cell office:value-type="string" calcext:value-type="string">
            <text:p>https://www.nemlig.com/haarboerste-5042762</text:p>
          </table:table-cell>
        </table:table-row>
        <table:table-row table:style-name="ro7">
          <table:table-cell office:value-type="string" calcext:value-type="string">
            <text:p>Dagligvarer &gt; Drikkevarer &gt; Spiritus &gt; Bitter &gt; Jägermeister (35%)</text:p>
          </table:table-cell>
          <table:table-cell office:value-type="string" calcext:value-type="string">
            <text:p>Jägermeister (35%)</text:p>
          </table:table-cell>
          <table:table-cell office:value-type="string" calcext:value-type="string">
            <text:p>0,70 l / Bitter</text:p>
          </table:table-cell>
          <table:table-cell/>
          <table:table-cell office:value-type="string" calcext:value-type="string">
            <text:p>129.00</text:p>
          </table:table-cell>
          <table:table-cell office:value-type="string" calcext:value-type="string">
            <text:p>119.95</text:p>
          </table:table-cell>
          <table:table-cell office:value-type="string" calcext:value-type="string">
            <text:p>Jægermeister</text:p>
          </table:table-cell>
          <table:table-cell table:number-columns-repeated="5"/>
          <table:table-cell office:value-type="string" calcext:value-type="string">
            <text:p>Discount</text:p>
          </table:table-cell>
          <table:table-cell table:number-columns-repeated="3"/>
          <table:table-cell office:value-type="string" calcext:value-type="string">
            <text:p>Bitter</text:p>
          </table:table-cell>
          <table:table-cell office:value-type="string" calcext:value-type="string">
            <text:p>Jägermeister (35%)</text:p>
            <text:p>Den første flaske Jägermeister så dagens lys tilbage i 1935 og laves den dag i dag efter nøjagtig samme principper.</text:p>
            <text:p/>
            <text:p>Planter, plantedele, urter og blomster macereres i stærk alkohol, så de gode stoffer/smagsegenskaber trækkes ud. Dette koncentrat, som har en alkoholstyrke på knap 70%, lagres på store egetræsfade i mindst 12 måneder; først da opnås den helt perfekte kvalitet. Jägermeister indeholder 56 forskellige planter/rødder/frugter/blomster - her er et lille udpluk af dem: Rabarberrod, ensianrod, angosturabark, bynke, lavendelblomster, melisse, pimpinelle, fennikelfrø og lakridsrod. Pga. de mange naturlige ingredienser er Jägermeister derfor heller ikke markedets billigste bitter.</text:p>
          </table:table-cell>
          <table:table-cell office:value-type="string" calcext:value-type="string">
            <text:p>https://www.nemlig.com/jagermeister-35-1011008</text:p>
          </table:table-cell>
        </table:table-row>
        <table:table-row table:style-name="ro7">
          <table:table-cell office:value-type="string" calcext:value-type="string">
            <text:p>Dagligvarer &gt; Drikkevarer &gt; Kildevand og danskvand &gt; Danskvand uden citrus &gt; San Pellegrino</text:p>
          </table:table-cell>
          <table:table-cell office:value-type="string" calcext:value-type="string">
            <text:p>San Pellegrino</text:p>
          </table:table-cell>
          <table:table-cell office:value-type="string" calcext:value-type="string">
            <text:p>6 x 0,50 l / ex. pant / San Pellegrino</text:p>
          </table:table-cell>
          <table:table-cell/>
          <table:table-cell office:value-type="string" calcext:value-type="string">
            <text:p>69.95</text:p>
          </table:table-cell>
          <table:table-cell office:value-type="string" calcext:value-type="string">
            <text:p>.</text:p>
          </table:table-cell>
          <table:table-cell office:value-type="string" calcext:value-type="string">
            <text:p>San Pellegrino</text:p>
          </table:table-cell>
          <table:table-cell table:number-columns-repeated="9"/>
          <table:table-cell office:value-type="string" calcext:value-type="string">
            <text:p>Danskvand</text:p>
          </table:table-cell>
          <table:table-cell office:value-type="string" calcext:value-type="string">
            <text:p>San Pellegrino mineralvand</text:p>
            <text:p>San Pellegrino er en mineralvand, som er anerkendt og værdsat verden over, for dens evne til at forbedre oplevelsen af den gode smag fra mad og vin.</text:p>
            <text:p>På en 30-års rejse gennem bjergene i Bergamo-området i det nordlige Italien, bliver vandet renset og tilført de unikke mineraler fra vulkansten og kalksten. Ved udløbet bliver det krystalklare vand modtaget og tilført naturlig Co2.</text:p>
            <text:p>San Pellegrino er kendetegnet ved en let perlende følelse fra fine bobler med en raffineret smag. Med et moderat syreindhold og et højt mineralindhold (960 mg/l) er San Pellegrino et perfekt match til fyldige vine.</text:p>
          </table:table-cell>
          <table:table-cell office:value-type="string" calcext:value-type="string">
            <text:p>https://www.nemlig.com/san-pellegrino-5024626</text:p>
          </table:table-cell>
        </table:table-row>
        <table:table-row table:style-name="ro2">
          <table:table-cell office:value-type="string" calcext:value-type="string">
            <text:p>Dagligvarer &gt; Køl og mejeri &gt; Pålæg &gt; Leverpostej og paté &gt; Leverpostej &gt; Baconleverpostej</text:p>
          </table:table-cell>
          <table:table-cell office:value-type="string" calcext:value-type="string">
            <text:p>Baconleverpostej</text:p>
          </table:table-cell>
          <table:table-cell office:value-type="string" calcext:value-type="string">
            <text:p>250 g / Den Grønne Slagter</text:p>
          </table:table-cell>
          <table:table-cell office:value-type="string" calcext:value-type="string">
            <text:p>KØL,Nøglehulsmærket</text:p>
          </table:table-cell>
          <table:table-cell office:value-type="string" calcext:value-type="string">
            <text:p>16.95</text:p>
          </table:table-cell>
          <table:table-cell office:value-type="string" calcext:value-type="string">
            <text:p>.</text:p>
          </table:table-cell>
          <table:table-cell office:value-type="string" calcext:value-type="string">
            <text:p>Den Grønne Slagter</text:p>
          </table:table-cell>
          <table:table-cell office:value-type="string" calcext:value-type="string">
            <text:p>Frokost, Madpakke</text:p>
          </table:table-cell>
          <table:table-cell table:number-columns-repeated="4"/>
          <table:table-cell office:value-type="string" calcext:value-type="string">
            <text:p>Discount, KØL, Nøglehulsmærket</text:p>
          </table:table-cell>
          <table:table-cell office:value-type="string" calcext:value-type="string">
            <text:p>Svin</text:p>
          </table:table-cell>
          <table:table-cell table:number-columns-repeated="2"/>
          <table:table-cell office:value-type="string" calcext:value-type="string">
            <text:p>Leverpostej, Pålæg</text:p>
          </table:table-cell>
          <table:table-cell office:value-type="string" calcext:value-type="string">
            <text:p>Bacon leverpostej</text:p>
            <text:p>Bacon Leverpostej og Den Grønne Slagters principper lyder som to ting, der ikke går i samme bageform, men det er lykkes dem at lave en god leverpostej med bacon – uden at fedtet tager overhånd.</text:p>
            <text:p/>
            <text:p>Hvis du luner den, er den ikke til at modstå.</text:p>
            <text:p/>
            <text:p>Ikke velegnet til frysning.</text:p>
          </table:table-cell>
          <table:table-cell office:value-type="string" calcext:value-type="string">
            <text:p>https://www.nemlig.com/baconleverpostej-5500977</text:p>
          </table:table-cell>
        </table:table-row>
        <table:table-row table:style-name="ro1">
          <table:table-cell office:value-type="string" calcext:value-type="string">
            <text:p>Dagligvarer &gt; Kolonial &gt; Krydderier &gt; Krydderier &gt; Hvidløg (fint hakket)</text:p>
          </table:table-cell>
          <table:table-cell office:value-type="string" calcext:value-type="string">
            <text:p>Hvidløg (fint hakket)</text:p>
          </table:table-cell>
          <table:table-cell office:value-type="string" calcext:value-type="string">
            <text:p>44 g / Santa Maria</text:p>
          </table:table-cell>
          <table:table-cell/>
          <table:table-cell office:value-type="string" calcext:value-type="string">
            <text:p>20.95</text:p>
          </table:table-cell>
          <table:table-cell office:value-type="string" calcext:value-type="string">
            <text:p>.</text:p>
          </table:table-cell>
          <table:table-cell office:value-type="string" calcext:value-type="string">
            <text:p>Santa Maria</text:p>
          </table:table-cell>
          <table:table-cell/>
          <table:table-cell office:value-type="string" calcext:value-type="string">
            <text:p>Glas</text:p>
          </table:table-cell>
          <table:table-cell table:number-columns-repeated="7"/>
          <table:table-cell office:value-type="string" calcext:value-type="string">
            <text:p>Krydderi</text:p>
          </table:table-cell>
          <table:table-cell office:value-type="string" calcext:value-type="string">
            <text:p>Fint hakket hvidløg</text:p>
          </table:table-cell>
          <table:table-cell office:value-type="string" calcext:value-type="string">
            <text:p>https://www.nemlig.com/hvidloeg-fint-hakket-5046121</text:p>
          </table:table-cell>
        </table:table-row>
        <table:table-row table:style-name="ro1">
          <table:table-cell office:value-type="string" calcext:value-type="string">
            <text:p>Dagligvarer &gt; Kolonial &gt; Olie og eddike &gt; Eddike &gt; Balsamico og vineddike &gt; Rødvinseddike</text:p>
          </table:table-cell>
          <table:table-cell office:value-type="string" calcext:value-type="string">
            <text:p>Rødvinseddike</text:p>
          </table:table-cell>
          <table:table-cell office:value-type="string" calcext:value-type="string">
            <text:p>0,25 l / De Nigris</text:p>
          </table:table-cell>
          <table:table-cell/>
          <table:table-cell office:value-type="string" calcext:value-type="string">
            <text:p>22.95</text:p>
          </table:table-cell>
          <table:table-cell office:value-type="string" calcext:value-type="string">
            <text:p>.</text:p>
          </table:table-cell>
          <table:table-cell office:value-type="string" calcext:value-type="string">
            <text:p>De Nigris</text:p>
          </table:table-cell>
          <table:table-cell office:value-type="string" calcext:value-type="string">
            <text:p>Madlavning, Salat</text:p>
          </table:table-cell>
          <table:table-cell table:number-columns-repeated="8"/>
          <table:table-cell office:value-type="string" calcext:value-type="string">
            <text:p>Eddike</text:p>
          </table:table-cell>
          <table:table-cell office:value-type="string" calcext:value-type="string">
            <text:p>De Nigris rødvinseddike har en strålende rubinrød farve, og er god til friske og dampede grøntsager, samt saucer.</text:p>
          </table:table-cell>
          <table:table-cell office:value-type="string" calcext:value-type="string">
            <text:p>https://www.nemlig.com/roedvinseddike-5042475</text:p>
          </table:table-cell>
        </table:table-row>
        <table:table-row table:style-name="ro3">
          <table:table-cell office:value-type="string" calcext:value-type="string">
            <text:p>Dagligvarer &gt; Kød og fisk &gt; Fisk og skaldyr &gt; Laks &gt; Fiskefars m. torsk/laks (grov)</text:p>
          </table:table-cell>
          <table:table-cell office:value-type="string" calcext:value-type="string">
            <text:p>Fiskefars m. torsk/laks (grov)</text:p>
          </table:table-cell>
          <table:table-cell office:value-type="string" calcext:value-type="string">
            <text:p>600 g / Poseidon Seafood</text:p>
          </table:table-cell>
          <table:table-cell/>
          <table:table-cell office:value-type="string" calcext:value-type="string">
            <text:p>46.95</text:p>
          </table:table-cell>
          <table:table-cell office:value-type="string" calcext:value-type="string">
            <text:p>.</text:p>
          </table:table-cell>
          <table:table-cell office:value-type="string" calcext:value-type="string">
            <text:p>Fiskemanden</text:p>
          </table:table-cell>
          <table:table-cell office:value-type="string" calcext:value-type="string">
            <text:p>Pålæg</text:p>
          </table:table-cell>
          <table:table-cell table:number-columns-repeated="8"/>
          <table:table-cell office:value-type="string" calcext:value-type="string">
            <text:p>Laks, Torsk</text:p>
          </table:table-cell>
          <table:table-cell office:value-type="string" calcext:value-type="string">
            <text:p>Fiskefars fra Poseidon Seafood</text:p>
            <text:p>Fiskefars, lavet af torsk og laks. Torsken giver farsen den lyse farve, og dertil er fersk laks tilsat. Farsen er grovhakket og kan derfor indeholde små torske/ lakse-stykker. Kan serveres som hoved ret eller pålæg til børnenes madpakke.</text:p>
          </table:table-cell>
          <table:table-cell office:value-type="string" calcext:value-type="string">
            <text:p>https://www.nemlig.com/fiskefars-m-torsk-laks-grov-5020518</text:p>
          </table:table-cell>
        </table:table-row>
        <table:table-row table:style-name="ro7">
          <table:table-cell office:value-type="string" calcext:value-type="string">
            <text:p>Dagligvarer &gt; Brød, kiks og kager &gt; Hele brød &gt; Flûtes &gt; Fransk baguette</text:p>
          </table:table-cell>
          <table:table-cell office:value-type="string" calcext:value-type="string">
            <text:p>Fransk baguette</text:p>
          </table:table-cell>
          <table:table-cell office:value-type="string" calcext:value-type="string">
            <text:p>310 g / Bröd</text:p>
          </table:table-cell>
          <table:table-cell/>
          <table:table-cell office:value-type="string" calcext:value-type="string">
            <text:p>20.95</text:p>
          </table:table-cell>
          <table:table-cell office:value-type="string" calcext:value-type="string">
            <text:p>.</text:p>
          </table:table-cell>
          <table:table-cell office:value-type="string" calcext:value-type="string">
            <text:p>Bröd</text:p>
          </table:table-cell>
          <table:table-cell table:number-columns-repeated="9"/>
          <table:table-cell office:value-type="string" calcext:value-type="string">
            <text:p>Brød, Madbrød</text:p>
          </table:table-cell>
          <table:table-cell office:value-type="string" calcext:value-type="string">
            <text:p>Klassisk baguette</text:p>
            <text:p>Baguetten er langtidshævet.</text:p>
            <text:p>Kan deles og bruges til sandwich.</text:p>
            <text:p>Skær i skiver og servér til suppen, eller forretten.</text:p>
          </table:table-cell>
          <table:table-cell office:value-type="string" calcext:value-type="string">
            <text:p>https://www.nemlig.com/fransk-baguette-5016055</text:p>
          </table:table-cell>
        </table:table-row>
        <table:table-row table:style-name="ro7">
          <table:table-cell office:value-type="string" calcext:value-type="string">
            <text:p>Dagligvarer &gt; Kolonial &gt; Bagning &gt; Klid og flager &gt; Boghvedeflager øko.</text:p>
          </table:table-cell>
          <table:table-cell office:value-type="string" calcext:value-type="string">
            <text:p>Boghvedeflager øko.</text:p>
          </table:table-cell>
          <table:table-cell office:value-type="string" calcext:value-type="string">
            <text:p>500 g / Urtekram</text:p>
          </table:table-cell>
          <table:table-cell office:value-type="string" calcext:value-type="string">
            <text:p>Øko (europæisk)</text:p>
          </table:table-cell>
          <table:table-cell office:value-type="string" calcext:value-type="string">
            <text:p>39.95</text:p>
          </table:table-cell>
          <table:table-cell office:value-type="string" calcext:value-type="string">
            <text:p>.</text:p>
          </table:table-cell>
          <table:table-cell office:value-type="string" calcext:value-type="string">
            <text:p>Urtekram</text:p>
          </table:table-cell>
          <table:table-cell office:value-type="string" calcext:value-type="string">
            <text:p>Brød, Grød, Müsli</text:p>
          </table:table-cell>
          <table:table-cell table:number-columns-repeated="4"/>
          <table:table-cell office:value-type="string" calcext:value-type="string">
            <text:p>Glutenfri, Øko (europæisk)</text:p>
          </table:table-cell>
          <table:table-cell table:number-columns-repeated="4"/>
          <table:table-cell office:value-type="string" calcext:value-type="string">
            <text:p>Flager af boghvede</text:p>
            <text:p>Boghvede omtales ofte som en kornsort.</text:p>
            <text:p>Faktisk er boghveden en bogagtig nød, der på grund af dens sammensætning og forarbejdning anvendes som korn.</text:p>
            <text:p>Med boghvedeflagernes milde smag, kan de bruges til mysli, brød og koges til grød.</text:p>
          </table:table-cell>
          <table:table-cell office:value-type="string" calcext:value-type="string">
            <text:p>https://www.nemlig.com/boghvedeflager-oeko-5015467</text:p>
          </table:table-cell>
        </table:table-row>
        <table:table-row table:style-name="ro1">
          <table:table-cell office:value-type="string" calcext:value-type="string">
            <text:p>Gård- og Specialbutikker &gt; Brandbutikker &gt; Royal Greenland</text:p>
          </table:table-cell>
          <table:table-cell table:number-columns-repeated="2"/>
          <table:table-cell office:value-type="string" calcext:value-type="string">
            <text:p>Frost,MSC-mærket,Nøglehulsmærket</text:p>
          </table:table-cell>
          <table:table-cell office:value-type="string" calcext:value-type="string">
            <text:p>39.95</text:p>
          </table:table-cell>
          <table:table-cell office:value-type="string" calcext:value-type="string">
            <text:p>.</text:p>
          </table:table-cell>
          <table:table-cell table:number-columns-repeated="12"/>
          <table:table-cell office:value-type="string" calcext:value-type="string">
            <text:p>https://www.nemlig.com/gaard-specialbutikker/brand-butikker/royal-greenland</text:p>
          </table:table-cell>
        </table:table-row>
        <table:table-row table:style-name="ro3">
          <table:table-cell office:value-type="string" calcext:value-type="string">
            <text:p>Dagligvarer &gt; Køl og mejeri &gt; Mejeri &gt; Yoghurt og syrnet &gt; Creme fraiche og kvark &gt; Creme fraiche 38%</text:p>
          </table:table-cell>
          <table:table-cell office:value-type="string" calcext:value-type="string">
            <text:p>Creme fraiche 38%</text:p>
          </table:table-cell>
          <table:table-cell office:value-type="string" calcext:value-type="string">
            <text:p>500 g / Karolines Køkken</text:p>
          </table:table-cell>
          <table:table-cell office:value-type="string" calcext:value-type="string">
            <text:p>KØL</text:p>
          </table:table-cell>
          <table:table-cell office:value-type="string" calcext:value-type="string">
            <text:p>20.95</text:p>
          </table:table-cell>
          <table:table-cell office:value-type="string" calcext:value-type="string">
            <text:p>.</text:p>
          </table:table-cell>
          <table:table-cell office:value-type="string" calcext:value-type="string">
            <text:p>Karolines Køkken</text:p>
          </table:table-cell>
          <table:table-cell office:value-type="string" calcext:value-type="string">
            <text:p>Dip, Dressing, Suppe</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Creme fraiche</text:p>
          </table:table-cell>
          <table:table-cell office:value-type="string" calcext:value-type="string">
            <text:p>Creme fraiche 38%</text:p>
            <text:p>Karolines Køkken Cremefraiche 38% har en frisk, let syrlig, fyldig smag og en cremet konsistens. Den er velegnet til kager, desserter, kan piskes til creme og er perfekt i varme retter f.eks. saucer, supper og sammenkogte retter. Tåler kogning.</text:p>
          </table:table-cell>
          <table:table-cell office:value-type="string" calcext:value-type="string">
            <text:p>https://www.nemlig.com/creme-fraiche-38-703037</text:p>
          </table:table-cell>
        </table:table-row>
        <table:table-row table:style-name="ro4">
          <table:table-cell office:value-type="string" calcext:value-type="string">
            <text:p>Dagligvarer &gt; Frugt og grønt &gt; Frugt &gt; Bananer &gt; Banan øko.</text:p>
          </table:table-cell>
          <table:table-cell office:value-type="string" calcext:value-type="string">
            <text:p>Banan øko.</text:p>
          </table:table-cell>
          <table:table-cell office:value-type="string" calcext:value-type="string">
            <text:p>1 stk. / Equador / Klasse 2</text:p>
          </table:table-cell>
          <table:table-cell office:value-type="string" calcext:value-type="string">
            <text:p>Øko (europæisk)</text:p>
          </table:table-cell>
          <table:table-cell office:value-type="string" calcext:value-type="string">
            <text:p>3.50</text:p>
          </table:table-cell>
          <table:table-cell office:value-type="string" calcext:value-type="string">
            <text:p>.</text:p>
          </table:table-cell>
          <table:table-cell/>
          <table:table-cell office:value-type="string" calcext:value-type="string">
            <text:p>Madpakke, Morgenmad, Mos, Snack, Tilbehør</text:p>
          </table:table-cell>
          <table:table-cell/>
          <table:table-cell office:value-type="string" calcext:value-type="string">
            <text:p>Gul</text:p>
          </table:table-cell>
          <table:table-cell office:value-type="string" calcext:value-type="string">
            <text:p>Klasse 1</text:p>
          </table:table-cell>
          <table:table-cell/>
          <table:table-cell office:value-type="string" calcext:value-type="string">
            <text:p>Øko (europæisk)</text:p>
          </table:table-cell>
          <table:table-cell office:value-type="string" calcext:value-type="string">
            <text:p>Ecuador</text:p>
          </table:table-cell>
          <table:table-cell office:value-type="string" calcext:value-type="string">
            <text:p>Cavendish</text:p>
          </table:table-cell>
          <table:table-cell/>
          <table:table-cell office:value-type="string" calcext:value-type="string">
            <text:p>Banan, Frugt</text:p>
          </table:table-cell>
          <table:table-cell office:value-type="string" calcext:value-type="string">
            <text:p>OBS: Farven på vores bananer kan variere fra gang til gang.</text:p>
            <text:p/>
            <text:p>Vi tilstræber, at bananerne er grønlige, når de leveres, så de kan holde sig friske i nogle dage. Nogle gange vil de være meget grønne.. i så fald kan modningen fremskyndes ved at lægge bananerne i en papirspose sammen med et par æbler. Andre gange er de mest gule.. så skal de helst spises i løbet af et par dage.</text:p>
            <text:p/>
            <text:p>Bananen er en af de ældste dyrkede planter i verden og er i dag så udbredt, at den som afgrøde kun overgåes af hvede, ris og majs. Faktisk spises der på verdensplan over 100 milliarder bananer om året.</text:p>
            <text:p/>
            <text:p>Bananerne plukkes, når de er helt grønne og sendes med skib til Europa, hvor de modnes i lufttætte lagerrum. Alt efter hvor modne bananerne skal være, sprøjtes der en bestemt mængde ethylen ind i rummene. Ethylen er en farveløs gasart, som også findes helt naturligt i planter.. det er det stof der gør, at plantens frugter modnes, eller at dens blomster springer ud.</text:p>
            <text:p/>
            <text:p>Bananer indeholder en kombination af stoffer, som hjælper kroppen med at danne serotonin. Det er et signalstof, der fortæller vores hjerne, at vi er ovenpå og har det godt, og som f.eks. også findes i lykkepiller. Derudover er de fyldt med energi, hvilket er grunden til, at man så tit ser idrætsudøvere spise bananer.</text:p>
            <text:p/>
            <text:p>Undgå at opbevare bananer i køleskabet, da de hurtigt bliver sorte indeni ved for kølig opbevaring.</text:p>
            <text:p/>
            <text:p>Hos nemlig.com lægger vi stor vægt på, at kvaliteten på frugt og grønt er høj. Det betyder, at vi vælger at kassere varen, hvis kvaliteten ikke er i orden. I de tilfælde erstatter vi så vidt muligt varen med tilsvarende, der kan skaffes fra en anden leverandør. Derfor forbeholder vi os retten til at levere produkter fra et andet land end det, der stod på hjemmesiden ved bestilling. Alternativet ville være ikke at kunne levere den pågældende vare. Det synes vi er sund fornuft.</text:p>
          </table:table-cell>
          <table:table-cell office:value-type="string" calcext:value-type="string">
            <text:p>https://www.nemlig.com/banan-oeko-5001388</text:p>
          </table:table-cell>
        </table:table-row>
        <table:table-row table:style-name="ro13">
          <table:table-cell office:value-type="string" calcext:value-type="string">
            <text:p>Dagligvarer &gt; Baby, børn og legetøj &gt; Bleer og tilbehør &gt; Bleer og blebukser &gt; Bleer midi str. 3</text:p>
          </table:table-cell>
          <table:table-cell office:value-type="string" calcext:value-type="string">
            <text:p>Bleer midi str. 3</text:p>
          </table:table-cell>
          <table:table-cell office:value-type="string" calcext:value-type="string">
            <text:p>56 stk. / 5-9 kg / Grøn Balance</text:p>
          </table:table-cell>
          <table:table-cell office:value-type="string" calcext:value-type="string">
            <text:p>Den Blå Krans,Svanemærket</text:p>
          </table:table-cell>
          <table:table-cell office:value-type="string" calcext:value-type="string">
            <text:p>49.00</text:p>
          </table:table-cell>
          <table:table-cell office:value-type="string" calcext:value-type="string">
            <text:p>.</text:p>
          </table:table-cell>
          <table:table-cell office:value-type="string" calcext:value-type="string">
            <text:p>Grøn Balance</text:p>
          </table:table-cell>
          <table:table-cell table:number-columns-repeated="5"/>
          <table:table-cell office:value-type="string" calcext:value-type="string">
            <text:p>Den Blå Krans, Discount, Svanemærket</text:p>
          </table:table-cell>
          <table:table-cell table:number-columns-repeated="2"/>
          <table:table-cell office:value-type="float" office:value="3" calcext:value-type="float">
            <text:p>3</text:p>
          </table:table-cell>
          <table:table-cell office:value-type="string" calcext:value-type="string">
            <text:p>Bleer</text:p>
          </table:table-cell>
          <table:table-cell office:value-type="string" calcext:value-type="string">
            <text:p>Grøn Balance bleer</text:p>
            <text:p>Grøn Balance midi med er svanemærket og deklaret i samarbejde med Astma-Allergi Danmark. Bleerne er dermatologisk testet. Alligevel er det en god ide at skifte bleen hyppigt og lade barnets hud lufttørre ved bleskift - for at undgår hudirritation.</text:p>
            <text:p/>
            <text:p>Grøn Balance Midi er kontrolleret af varefakta og opfylder varefaktas krav til sugeevne, overfladens tørhed, opsugningshastighed, lukkesnippens fastgørelse og genluk til bleen, ingen parfume eller lotion.</text:p>
            <text:p/>
            <text:p>Råd:</text:p>
            <text:p>Skift bleen reglmæssigt (babyer skal skiftes oftere end større børn). Skift ble på barnet, så snart barnet har haft afførring. Skift altid barnet, inden det lægges til at sove for natten. Husk at holde barnets hud ren og tør. Bleen bør dagligt tages helt af, så barnets hud kan få luft (ca. 15 min.).</text:p>
          </table:table-cell>
          <table:table-cell office:value-type="string" calcext:value-type="string">
            <text:p>https://www.nemlig.com/bleer-midi-str-3-5012128</text:p>
          </table:table-cell>
        </table:table-row>
        <table:table-row table:style-name="ro3">
          <table:table-cell office:value-type="string" calcext:value-type="string">
            <text:p>Dagligvarer &gt; Brød, kiks og kager &gt; Knækbrød &gt; Knækbrød øko.</text:p>
          </table:table-cell>
          <table:table-cell office:value-type="string" calcext:value-type="string">
            <text:p>Knækbrød øko.</text:p>
          </table:table-cell>
          <table:table-cell office:value-type="string" calcext:value-type="string">
            <text:p>180 g / fuldkorn / Wasa</text:p>
          </table:table-cell>
          <table:table-cell office:value-type="string" calcext:value-type="string">
            <text:p>Fuldkornsmærket,Nøglehulsmærket,Øko (europæisk)</text:p>
          </table:table-cell>
          <table:table-cell office:value-type="string" calcext:value-type="string">
            <text:p>22.95</text:p>
          </table:table-cell>
          <table:table-cell office:value-type="string" calcext:value-type="string">
            <text:p>.</text:p>
          </table:table-cell>
          <table:table-cell office:value-type="string" calcext:value-type="string">
            <text:p>Wasa</text:p>
          </table:table-cell>
          <table:table-cell table:number-columns-repeated="5"/>
          <table:table-cell office:value-type="string" calcext:value-type="string">
            <text:p>Fuldkornsmærket, Nøglehulsmærket, Øko (europæisk)</text:p>
          </table:table-cell>
          <table:table-cell table:number-columns-repeated="3"/>
          <table:table-cell office:value-type="string" calcext:value-type="string">
            <text:p>Knækbrød</text:p>
          </table:table-cell>
          <table:table-cell office:value-type="string" calcext:value-type="string">
            <text:p>Knækbrød økologisk</text:p>
            <text:p>I hjertet af Värmland bager vi Wasa Økologisk Sprød Rug af økologisk rugmel. Blandet med vand, gær og en knivspids salt, bliver det et sprødt knækbrød med en dejlig smag af rug. Brødet er tillige fyldt med fuldkorn og fibre.</text:p>
          </table:table-cell>
          <table:table-cell office:value-type="string" calcext:value-type="string">
            <text:p>https://www.nemlig.com/knaekbroed-oeko-5024067</text:p>
          </table:table-cell>
        </table:table-row>
        <table:table-row table:style-name="ro1">
          <table:table-cell office:value-type="string" calcext:value-type="string">
            <text:p>Dagligvarer &gt; Frost &gt; Supper og nem mad &gt; Pizza og toast &gt; Pizza speciale</text:p>
          </table:table-cell>
          <table:table-cell office:value-type="string" calcext:value-type="string">
            <text:p>Pizza speciale</text:p>
          </table:table-cell>
          <table:table-cell office:value-type="string" calcext:value-type="string">
            <text:p>385 g / frost / Dr. Oetker - Tradizionale</text:p>
          </table:table-cell>
          <table:table-cell office:value-type="string" calcext:value-type="string">
            <text:p>Frost</text:p>
          </table:table-cell>
          <table:table-cell office:value-type="string" calcext:value-type="string">
            <text:p>35.95</text:p>
          </table:table-cell>
          <table:table-cell office:value-type="string" calcext:value-type="string">
            <text:p>.</text:p>
          </table:table-cell>
          <table:table-cell office:value-type="string" calcext:value-type="string">
            <text:p>Dr. Oetker</text:p>
          </table:table-cell>
          <table:table-cell office:value-type="string" calcext:value-type="string">
            <text:p>Aftensmad, Frokost</text:p>
          </table:table-cell>
          <table:table-cell table:number-columns-repeated="4"/>
          <table:table-cell office:value-type="string" calcext:value-type="string">
            <text:p>Frost</text:p>
          </table:table-cell>
          <table:table-cell table:number-columns-repeated="3"/>
          <table:table-cell office:value-type="string" calcext:value-type="string">
            <text:p>Pizza</text:p>
          </table:table-cell>
          <table:table-cell office:value-type="string" calcext:value-type="string">
            <text:p>Stoneoven Tradizionale" Speciale er bagt direkte på sten. Bunden er sprød udenpå og lækker og luftig indeni. Pizzaen har fyld af smagfuld salami, kogt skinke, saftige champignoner og lækker edamerost. Efter ca. 13 minutters bagetid har du en pizza, der ser ud og smager som en ægte stenovnspizza fra Italien. Stoneoven Tradizionale. Sådan skal en stenovnspizza være! Tip: "Stoneoven Tradizionale" Speciale bliver bedst, hvis den bages med almindelig over- og undervarme i stedet for med varmluft. På denne måde bliver kanten særlig sprød, og fyldet bliver ved med at være dejlig saftigt!</text:p>
          </table:table-cell>
          <table:table-cell office:value-type="string" calcext:value-type="string">
            <text:p>https://www.nemlig.com/pizza-speciale-5008628</text:p>
          </table:table-cell>
        </table:table-row>
        <table:table-row table:style-name="ro1">
          <table:table-cell office:value-type="string" calcext:value-type="string">
            <text:p>Dagligvarer &gt; Køl og mejeri &gt; Mejeri &gt; Yoghurt og syrnet &gt; Yoghurt &gt; Yoghurt m. ananas og passion</text:p>
          </table:table-cell>
          <table:table-cell office:value-type="string" calcext:value-type="string">
            <text:p>Yoghurt m. ananas og passion</text:p>
          </table:table-cell>
          <table:table-cell office:value-type="string" calcext:value-type="string">
            <text:p>500 g / Cultura</text:p>
          </table:table-cell>
          <table:table-cell office:value-type="string" calcext:value-type="string">
            <text:p>KØL</text:p>
          </table:table-cell>
          <table:table-cell office:value-type="string" calcext:value-type="string">
            <text:p>11.95</text:p>
          </table:table-cell>
          <table:table-cell office:value-type="string" calcext:value-type="string">
            <text:p>.</text:p>
          </table:table-cell>
          <table:table-cell office:value-type="string" calcext:value-type="string">
            <text:p>Cultura</text:p>
          </table:table-cell>
          <table:table-cell office:value-type="string" calcext:value-type="string">
            <text:p>Dessert, Frokost, Mellemmåltid, Morgenmad</text:p>
          </table:table-cell>
          <table:table-cell table:number-columns-repeated="4"/>
          <table:table-cell office:value-type="string" calcext:value-type="string">
            <text:p>Discount, KØL</text:p>
          </table:table-cell>
          <table:table-cell office:value-type="string" calcext:value-type="string">
            <text:p>Ko</text:p>
          </table:table-cell>
          <table:table-cell table:number-columns-repeated="2"/>
          <table:table-cell office:value-type="string" calcext:value-type="string">
            <text:p>Letmælksyoghurt, Yoghurt</text:p>
          </table:table-cell>
          <table:table-cell office:value-type="string" calcext:value-type="string">
            <text:p>Cultura Arla Cultura Ananas og Passionsfrugt. Den har en cremet, fyldig konsistens og indeholder frugtstykker. Smagen er mild syrlig med en karakteristisk smag af ananas og passionsfrugt. Yoghurten er rig på fibre, og er et oplagt valg til morgenmaden som en god start på dagen.</text:p>
          </table:table-cell>
          <table:table-cell office:value-type="string" calcext:value-type="string">
            <text:p>https://www.nemlig.com/yoghurt-m-ananas-og-passion-922008</text:p>
          </table:table-cell>
        </table:table-row>
        <table:table-row table:style-name="ro2">
          <table:table-cell office:value-type="string" calcext:value-type="string">
            <text:p>Dagligvarer &gt; Kød og fisk &gt; Kylling &gt; Hele kyllinger &gt; Hel kylling</text:p>
          </table:table-cell>
          <table:table-cell office:value-type="string" calcext:value-type="string">
            <text:p>Hel kylling</text:p>
          </table:table-cell>
          <table:table-cell office:value-type="string" calcext:value-type="string">
            <text:p>2,2 - 2,4 kg / Hopballe Mølle</text:p>
          </table:table-cell>
          <table:table-cell office:value-type="string" calcext:value-type="string">
            <text:p>Dansk,KØL</text:p>
          </table:table-cell>
          <table:table-cell office:value-type="string" calcext:value-type="string">
            <text:p>176.00</text:p>
          </table:table-cell>
          <table:table-cell office:value-type="string" calcext:value-type="string">
            <text:p>.</text:p>
          </table:table-cell>
          <table:table-cell office:value-type="string" calcext:value-type="string">
            <text:p>Hopballe Mølle</text:p>
          </table:table-cell>
          <table:table-cell office:value-type="string" calcext:value-type="string">
            <text:p>Aftensmad</text:p>
          </table:table-cell>
          <table:table-cell table:number-columns-repeated="4"/>
          <table:table-cell office:value-type="string" calcext:value-type="string">
            <text:p>Bedre dyrevelfærd (2 hjerter), Dansk, KØL</text:p>
          </table:table-cell>
          <table:table-cell office:value-type="string" calcext:value-type="string">
            <text:p>Danmark</text:p>
          </table:table-cell>
          <table:table-cell table:number-columns-repeated="2"/>
          <table:table-cell office:value-type="string" calcext:value-type="string">
            <text:p>Kylling</text:p>
          </table:table-cell>
          <table:table-cell office:value-type="string" calcext:value-type="string">
            <text:p>Fersk 2200-2400 g hel kylling fra Hopballe Mølle</text:p>
            <text:p>100% rent kyllingekød – naturligvis uden tilsat vand. Kyllingen er idéel at helstege i gryde, i ovn eller på grill, eller evt. skæres ud i passende stykker.</text:p>
            <text:p/>
            <text:p>Kvalitet og Velfærd er i fokus når du køber kyllinger fra Hopballe Mølle. Med eget opdræt, slagteri og pakkeri garanteres 100% for kvaliteten. Kyllingernes velfærd er i højsædet lige til det sidste, og udskæringerne er af højeste kvalitet. Her tilsættes naturligvis ikke vand i kyllingerne. Du får hvad du betaler for! Naturligt, saftigt og smagfuldt kød! Efter slagtning lufttørres kyllingerne i min. 6 timer inden de pakkes. En væsentlig faktor netop omkring problematikken med kyllinger og tilsat vand. Hopballe Mølle er en slægtsgård, der er gået i arv fra far til søn siden 1807. Mølleren og hans familie bor i den gamle hovedbygning og i sidelængen bor medarbejderne der arbejder på gården. Der er tradition for dyrehold på stedet og i dag drives både landbrug, skovdrift og kyllingeproduktion.</text:p>
            <text:p/>
            <text:p>I 2002 blev det besluttet at producere en unik kylling, med høj vægt på dyrevelfærd, og at kødet bliver velsmagende og mørt. Resultatet er Hopballe kyllingen. Bygningerne ved Grejs Å og Mølledammen danner i dag rammerne om Restaurant, Selskabslokaler og Gårdbutik. At se den smukke egn og Hopballe Mølle er en oplevelse og alle er velkomne til at lægge vejen forbi.</text:p>
          </table:table-cell>
          <table:table-cell office:value-type="string" calcext:value-type="string">
            <text:p>https://www.nemlig.com/hel-kylling-5023923</text:p>
          </table:table-cell>
        </table:table-row>
        <table:table-row table:style-name="ro5">
          <table:table-cell office:value-type="string" calcext:value-type="string">
            <text:p>Dagligvarer &gt; Frugt og grønt &gt; Grøntsager &gt; Løg, rødløg og hvidløg &gt; Løg Zittauer</text:p>
          </table:table-cell>
          <table:table-cell office:value-type="string" calcext:value-type="string">
            <text:p>Løg Zittauer</text:p>
          </table:table-cell>
          <table:table-cell office:value-type="string" calcext:value-type="string">
            <text:p>1 kg / Torup Bakkegård / Danmark / Klasse 1</text:p>
          </table:table-cell>
          <table:table-cell office:value-type="string" calcext:value-type="string">
            <text:p>Dansk</text:p>
          </table:table-cell>
          <table:table-cell office:value-type="string" calcext:value-type="string">
            <text:p>9.00</text:p>
          </table:table-cell>
          <table:table-cell office:value-type="string" calcext:value-type="string">
            <text:p>.</text:p>
          </table:table-cell>
          <table:table-cell office:value-type="string" calcext:value-type="string">
            <text:p>Torup Bakkegård</text:p>
          </table:table-cell>
          <table:table-cell office:value-type="string" calcext:value-type="string">
            <text:p>Bagværk, Grill, Salat, Suppe, Tilbehør</text:p>
          </table:table-cell>
          <table:table-cell office:value-type="string" calcext:value-type="string">
            <text:p>Net</text:p>
          </table:table-cell>
          <table:table-cell office:value-type="string" calcext:value-type="string">
            <text:p>Gul</text:p>
          </table:table-cell>
          <table:table-cell office:value-type="string" calcext:value-type="string">
            <text:p>Klasse 1</text:p>
          </table:table-cell>
          <table:table-cell/>
          <table:table-cell office:value-type="string" calcext:value-type="string">
            <text:p>Dansk, Discount</text:p>
          </table:table-cell>
          <table:table-cell office:value-type="string" calcext:value-type="string">
            <text:p>Danmark</text:p>
          </table:table-cell>
          <table:table-cell office:value-type="string" calcext:value-type="string">
            <text:p>Zittauer</text:p>
          </table:table-cell>
          <table:table-cell/>
          <table:table-cell office:value-type="string" calcext:value-type="string">
            <text:p>Løg</text:p>
          </table:table-cell>
          <table:table-cell office:value-type="string" calcext:value-type="string">
            <text:p>Zittauerløg er helt almindelige, gule spiseløg. Det er blot et sortsnavn, ligesom f.eks. Golden Delicious æbler. Det menes at stamme fra den tyske by Zittau.</text:p>
            <text:p>Hvis der ikke er nævnt nogen løgsort i en opskrift, kan du roligt gå ud fra, at der menes Zittauerløg.</text:p>
            <text:p/>
            <text:p>Løget kendes ved dens brunlige skal og dens lyse gule eller let grønlige indre, samt dens kraftige smag ved tilberedning.</text:p>
            <text:p>Det kan både bruges rå, hvor smagen er ret skarp, og tilberedte, hvor smagen bliver mildere og løget smager lidt sødere.</text:p>
            <text:p/>
            <text:p>Tips:</text:p>
            <text:p>Hvis du vil have løg i salaten, men synes at smagen er for skarp, kan du med fordel lægge de hakkede løg i koldt vand, i ca. 15 min., og så er smagen blevet mildere.</text:p>
          </table:table-cell>
          <table:table-cell office:value-type="string" calcext:value-type="string">
            <text:p>https://www.nemlig.com/loeg-zittauer-2301096</text:p>
          </table:table-cell>
        </table:table-row>
        <table:table-row table:style-name="ro16">
          <table:table-cell office:value-type="string" calcext:value-type="string">
            <text:p>Dagligvarer &gt; Drikkevarer &gt; Château Lagrange 2018</text:p>
          </table:table-cell>
          <table:table-cell office:value-type="string" calcext:value-type="string">
            <text:p>Château Lagrange 2018</text:p>
          </table:table-cell>
          <table:table-cell office:value-type="string" calcext:value-type="string">
            <text:p>Frankrig / Bordeaux / 6 x 0,75 l / rødvin</text:p>
          </table:table-cell>
          <table:table-cell/>
          <table:table-cell office:value-type="string" calcext:value-type="string">
            <text:p>2999.70</text:p>
          </table:table-cell>
          <table:table-cell office:value-type="string" calcext:value-type="string">
            <text:p>2399.70</text:p>
          </table:table-cell>
          <table:table-cell table:number-columns-repeated="2"/>
          <table:table-cell office:value-type="string" calcext:value-type="string">
            <text:p>Kasse, Kork</text:p>
          </table:table-cell>
          <table:table-cell table:number-columns-repeated="2"/>
          <table:table-cell office:value-type="string" calcext:value-type="string">
            <text:p>Frankrig</text:p>
          </table:table-cell>
          <table:table-cell table:number-columns-repeated="4"/>
          <table:table-cell office:value-type="string" calcext:value-type="string">
            <text:p>Rødvin</text:p>
          </table:table-cell>
          <table:table-cell office:value-type="string" calcext:value-type="string">
            <text:p>Château Lagrange 2018</text:p>
            <text:p>Chateau Lagrange ligger i ”AOC” Saint-Julien på venstre bred i Bordeaux og er klassificeret i den berømte klassifikation i 1855.</text:p>
            <text:p/>
            <text:p>Et af de mest efterspurgte slotte i Bordeaux, ja nærmest "kult" status. 1993 erhvervede den Japanske Suntorygruppe stedet og har modaniseret ALT, fra kælder til kvist. Imponerende oplevelse at besøge stedet (hvor man i øvrigt kan overnatte i deres tilhørende lejligheder) stjerne ønologen fra Lèoville-les-Cases "Michel Dalon" styre slagets gang, kompleks vin og samtidig aromatisk på en forfinede måde</text:p>
            <text:p/>
            <text:p>En overdådig bouquet møder man straks, smagen kendetegner da også området med en feminin ”skarp” stil, en vin der skaber stor overraskelse for de fleste der smager dette vidunderlige chateau.</text:p>
            <text:p/>
            <text:p>Saint-Julien er et stærkt undervurderet område som laver nogle af de måske bedste vine i Bordeaux`s mange kommuner.</text:p>
            <text:p/>
            <text:p>Vinen laves på det velkendte Bordeaux blend ”Cabernet Sauvignon 67 %, Merlot 28 %, og Petit Syrah 5 % og lagret i franske egefade 21 måneder (50 % nye fade).</text:p>
            <text:p/>
            <text:p>Bordeaux vine udmærker sig især ved at være den perfekte ledsager til okse og kalvekød, prøv at tilberede en god steak fra vores slagter og server en af disse pragtvine, her møder man et af de perfekte match mellem gastronomi og valget af den rigtige vin.</text:p>
          </table:table-cell>
          <table:table-cell office:value-type="string" calcext:value-type="string">
            <text:p>https://www.nemlig.com/chateau-lagrange-2018-5049025</text:p>
          </table:table-cell>
        </table:table-row>
        <table:table-row table:style-name="ro3">
          <table:table-cell office:value-type="string" calcext:value-type="string">
            <text:p>Dagligvarer &gt; Kolonial &gt; Marmelade, smørepålæg m.m. &gt; Marmelade og syltetøj &gt; Jordbær/rabarbermarmelade øko.</text:p>
          </table:table-cell>
          <table:table-cell office:value-type="string" calcext:value-type="string">
            <text:p>Jordbær/rabarbermarmelade øko.</text:p>
          </table:table-cell>
          <table:table-cell office:value-type="string" calcext:value-type="string">
            <text:p>340 g / fairtrade / Fynbo</text:p>
          </table:table-cell>
          <table:table-cell office:value-type="string" calcext:value-type="string">
            <text:p>Fairtrade,Øko (dansk),Øko (europæisk)</text:p>
          </table:table-cell>
          <table:table-cell office:value-type="string" calcext:value-type="string">
            <text:p>26.95</text:p>
          </table:table-cell>
          <table:table-cell office:value-type="string" calcext:value-type="string">
            <text:p>.</text:p>
          </table:table-cell>
          <table:table-cell office:value-type="string" calcext:value-type="string">
            <text:p>Fynbo</text:p>
          </table:table-cell>
          <table:table-cell office:value-type="string" calcext:value-type="string">
            <text:p>Morgenmad</text:p>
          </table:table-cell>
          <table:table-cell table:number-columns-repeated="4"/>
          <table:table-cell office:value-type="string" calcext:value-type="string">
            <text:p>Fairtrade, Øko (dansk), Øko (europæisk)</text:p>
          </table:table-cell>
          <table:table-cell table:number-columns-repeated="3"/>
          <table:table-cell office:value-type="string" calcext:value-type="string">
            <text:p>Marmelade</text:p>
          </table:table-cell>
          <table:table-cell office:value-type="string" calcext:value-type="string">
            <text:p>Jordbær-rabarbermarmelade øko.</text:p>
            <text:p>Jordbær-rabarber marmeladen er lavet af økologiske jordbær og rabarber, sødet med økologisk Fairtrade rørsukker og smagt til med økologisk citronsaft. Fynbo Økologisk Fairtrade jordbær-rabarber marmelade har en dejlig afbalanceret sød og syrlig smag fra mixet af jordbær og rabarber.</text:p>
          </table:table-cell>
          <table:table-cell office:value-type="string" calcext:value-type="string">
            <text:p>https://www.nemlig.com/jordbaer-rabarbermarmelade-oeko-5029132</text:p>
          </table:table-cell>
        </table:table-row>
        <table:table-row table:style-name="ro3">
          <table:table-cell office:value-type="string" calcext:value-type="string">
            <text:p>Dagligvarer &gt; Frost &gt; Brød og kager &gt; Flutes, baguettes og morgenbrød &gt; Franskbrød øko.</text:p>
          </table:table-cell>
          <table:table-cell office:value-type="string" calcext:value-type="string">
            <text:p>Franskbrød øko.</text:p>
          </table:table-cell>
          <table:table-cell office:value-type="string" calcext:value-type="string">
            <text:p>500 g / frost / Vadehavsbageriet</text:p>
          </table:table-cell>
          <table:table-cell office:value-type="string" calcext:value-type="string">
            <text:p>Frost,Øko (dansk)</text:p>
          </table:table-cell>
          <table:table-cell office:value-type="string" calcext:value-type="string">
            <text:p>24.95</text:p>
          </table:table-cell>
          <table:table-cell office:value-type="string" calcext:value-type="string">
            <text:p>.</text:p>
          </table:table-cell>
          <table:table-cell office:value-type="string" calcext:value-type="string">
            <text:p>Vadehavsbageriet</text:p>
          </table:table-cell>
          <table:table-cell table:number-columns-repeated="5"/>
          <table:table-cell office:value-type="string" calcext:value-type="string">
            <text:p>Frost, Øko (dansk)</text:p>
          </table:table-cell>
          <table:table-cell table:number-columns-repeated="3"/>
          <table:table-cell office:value-type="string" calcext:value-type="string">
            <text:p>Brød</text:p>
          </table:table-cell>
          <table:table-cell office:value-type="string" calcext:value-type="string">
            <text:p>Franskbrød</text:p>
            <text:p>Økologisk franskbrød uden birkes, som er lækker svampet.</text:p>
          </table:table-cell>
          <table:table-cell office:value-type="string" calcext:value-type="string">
            <text:p>https://www.nemlig.com/franskbroed-oeko-5042252</text:p>
          </table:table-cell>
        </table:table-row>
        <table:table-row table:style-name="ro7">
          <table:table-cell office:value-type="string" calcext:value-type="string">
            <text:p>Dagligvarer &gt; Slik og kiosk &gt; Tyggegummi og pastiller &gt; Pastiller &gt; Läkerol m. citrongræs</text:p>
          </table:table-cell>
          <table:table-cell office:value-type="string" calcext:value-type="string">
            <text:p>Läkerol m. citrongræs</text:p>
          </table:table-cell>
          <table:table-cell office:value-type="string" calcext:value-type="string">
            <text:p>50 g / 2 pk. / m. hindbær / Malaco</text:p>
          </table:table-cell>
          <table:table-cell/>
          <table:table-cell office:value-type="string" calcext:value-type="string">
            <text:p>15.50</text:p>
          </table:table-cell>
          <table:table-cell office:value-type="string" calcext:value-type="string">
            <text:p>.</text:p>
          </table:table-cell>
          <table:table-cell office:value-type="string" calcext:value-type="string">
            <text:p>Malaco</text:p>
          </table:table-cell>
          <table:table-cell table:number-columns-repeated="5"/>
          <table:table-cell office:value-type="string" calcext:value-type="string">
            <text:p>Discount, Sukkerfri</text:p>
          </table:table-cell>
          <table:table-cell table:number-columns-repeated="3"/>
          <table:table-cell office:value-type="string" calcext:value-type="string">
            <text:p>Pastiller</text:p>
          </table:table-cell>
          <table:table-cell office:value-type="string" calcext:value-type="string">
            <text:p>Läkerol m. citrongræs</text:p>
            <text:p>Sukkerfrie pastiller med en frisk smag af hindbær og citrongræs.</text:p>
            <text:p/>
            <text:p>Overdreven brug kan virke afførende.</text:p>
          </table:table-cell>
          <table:table-cell office:value-type="string" calcext:value-type="string">
            <text:p>https://www.nemlig.com/lakerol-m-citrongraes-5018558</text:p>
          </table:table-cell>
        </table:table-row>
        <table:table-row table:style-name="ro13">
          <table:table-cell office:value-type="string" calcext:value-type="string">
            <text:p>Dagligvarer &gt; Drikkevarer &gt; Château Talbot Caillou Blanc</text:p>
          </table:table-cell>
          <table:table-cell office:value-type="string" calcext:value-type="string">
            <text:p>Château Talbot Caillou Blanc</text:p>
          </table:table-cell>
          <table:table-cell office:value-type="string" calcext:value-type="string">
            <text:p>Frankrig/Bordeaux/Saint-Julien / 6 x 0,75 l / hvidvin</text:p>
          </table:table-cell>
          <table:table-cell/>
          <table:table-cell office:value-type="string" calcext:value-type="string">
            <text:p>2070.00</text:p>
          </table:table-cell>
          <table:table-cell office:value-type="string" calcext:value-type="string">
            <text:p>1679.70</text:p>
          </table:table-cell>
          <table:table-cell/>
          <table:table-cell office:value-type="string" calcext:value-type="string">
            <text:p>Fisk</text:p>
          </table:table-cell>
          <table:table-cell office:value-type="string" calcext:value-type="string">
            <text:p>Kasse, Kork</text:p>
          </table:table-cell>
          <table:table-cell table:number-columns-repeated="2"/>
          <table:table-cell office:value-type="string" calcext:value-type="string">
            <text:p>Frankrig</text:p>
          </table:table-cell>
          <table:table-cell table:number-columns-repeated="4"/>
          <table:table-cell office:value-type="string" calcext:value-type="string">
            <text:p>Hvidvin</text:p>
          </table:table-cell>
          <table:table-cell office:value-type="string" calcext:value-type="string">
            <text:p>Chateau Talbot Blanc 2018</text:p>
            <text:p>Der er alt for lidt hvid Bordeaux på det danske marked, nu er muligheden for at smage noget af det ypperste fra top huset Chateau Talbot.</text:p>
            <text:p/>
            <text:p>Genialt blend af Sauvignon Blanc (69%) &amp; Sèmillon og næste 50 år gamle vinstokke, her håndhøstes og selekteres i bedste stil. Druerne er høstet midt september og efterfølgende gæret på egefade i 10 måneder med druerne (surlie).</text:p>
            <text:p/>
            <text:p>En raffineret og struktureret vin med finesse og stor elegance.</text:p>
            <text:p>Perfekt match til fisk og skaldyr.</text:p>
          </table:table-cell>
          <table:table-cell office:value-type="string" calcext:value-type="string">
            <text:p>https://www.nemlig.com/chateau-talbot-caillou-blanc-5048324</text:p>
          </table:table-cell>
        </table:table-row>
        <table:table-row table:style-name="ro2">
          <table:table-cell office:value-type="string" calcext:value-type="string">
            <text:p>Dagligvarer &gt; Brød, kiks og kager &gt; Specialbrød og madbrød &gt; Tacoskaller &gt; Taco tubs (mini)</text:p>
          </table:table-cell>
          <table:table-cell office:value-type="string" calcext:value-type="string">
            <text:p>Taco tubs (mini)</text:p>
          </table:table-cell>
          <table:table-cell office:value-type="string" calcext:value-type="string">
            <text:p>120 g / Santa Maria - Tex Mex</text:p>
          </table:table-cell>
          <table:table-cell/>
          <table:table-cell office:value-type="string" calcext:value-type="string">
            <text:p>24.95</text:p>
          </table:table-cell>
          <table:table-cell office:value-type="string" calcext:value-type="string">
            <text:p>17.47</text:p>
          </table:table-cell>
          <table:table-cell office:value-type="string" calcext:value-type="string">
            <text:p>Santa Maria</text:p>
          </table:table-cell>
          <table:table-cell office:value-type="string" calcext:value-type="string">
            <text:p>Fars, Grøntsager, Kylling</text:p>
          </table:table-cell>
          <table:table-cell table:number-columns-repeated="4"/>
          <table:table-cell office:value-type="string" calcext:value-type="string">
            <text:p>Glutenfri</text:p>
          </table:table-cell>
          <table:table-cell table:number-columns-repeated="3"/>
          <table:table-cell office:value-type="string" calcext:value-type="string">
            <text:p>Madbrød</text:p>
          </table:table-cell>
          <table:table-cell office:value-type="string" calcext:value-type="string">
            <text:p>Tacoskaller</text:p>
            <text:p>Mini Taco Tubs gør det endnu nemmere at spise tacos. De små skaller betyder desuden, at du kan spise flere med forskelligt fyld. Mini Tubs er også velegnet som tilbehør.</text:p>
            <text:p/>
            <text:p>Se også vores udvalg af:</text:p>
            <text:p>Glutenfri brød</text:p>
            <text:p>Glutenfri produkter</text:p>
          </table:table-cell>
          <table:table-cell office:value-type="string" calcext:value-type="string">
            <text:p>https://www.nemlig.com/taco-tubs-mini-5021614</text:p>
          </table:table-cell>
        </table:table-row>
        <table:table-row table:style-name="ro3">
          <table:table-cell office:value-type="string" calcext:value-type="string">
            <text:p>Dagligvarer &gt; Køl og mejeri &gt; Pålæg &gt; Pålægs- og kartoffelsalater &gt; Æggesalat &gt; Æggesalat</text:p>
          </table:table-cell>
          <table:table-cell office:value-type="string" calcext:value-type="string">
            <text:p>Æggesalat</text:p>
          </table:table-cell>
          <table:table-cell office:value-type="string" calcext:value-type="string">
            <text:p>150 g / K-Salat</text:p>
          </table:table-cell>
          <table:table-cell office:value-type="string" calcext:value-type="string">
            <text:p>KØL</text:p>
          </table:table-cell>
          <table:table-cell office:value-type="string" calcext:value-type="string">
            <text:p>17.95</text:p>
          </table:table-cell>
          <table:table-cell office:value-type="string" calcext:value-type="string">
            <text:p>.</text:p>
          </table:table-cell>
          <table:table-cell office:value-type="string" calcext:value-type="string">
            <text:p>K-Salat</text:p>
          </table:table-cell>
          <table:table-cell office:value-type="string" calcext:value-type="string">
            <text:p>Frokost, Madpakke</text:p>
          </table:table-cell>
          <table:table-cell table:number-columns-repeated="4"/>
          <table:table-cell office:value-type="string" calcext:value-type="string">
            <text:p>KØL</text:p>
          </table:table-cell>
          <table:table-cell table:number-columns-repeated="3"/>
          <table:table-cell office:value-type="string" calcext:value-type="string">
            <text:p>Pålæg, Pålægssalat</text:p>
          </table:table-cell>
          <table:table-cell office:value-type="string" calcext:value-type="string">
            <text:p>K-Salat Æggesalat</text:p>
            <text:p>K-Salats kerneprodukt er de velkendte pålægssalater i et væld af varianter, så der er noget for enhver smag. Et nemt måltid med masser af smag. Består af hakket æg der er vendt i en mayonnaise tilsat purløg og masser af karry. Lækkert på et stykke brød eller som fyld i en sandwich med salat og tomat.</text:p>
          </table:table-cell>
          <table:table-cell office:value-type="string" calcext:value-type="string">
            <text:p>https://www.nemlig.com/aeggesalat-604012</text:p>
          </table:table-cell>
        </table:table-row>
        <table:table-row table:style-name="ro3">
          <table:table-cell office:value-type="string" calcext:value-type="string">
            <text:p>Dagligvarer &gt; Pleje og skønhed &gt; Krop- og ansigtspleje &gt; Deodorant &gt; Deo roll-on</text:p>
          </table:table-cell>
          <table:table-cell office:value-type="string" calcext:value-type="string">
            <text:p>Deo roll-on</text:p>
          </table:table-cell>
          <table:table-cell office:value-type="string" calcext:value-type="string">
            <text:p>0,05 l / parfumefri / Sanex - Zero%</text:p>
          </table:table-cell>
          <table:table-cell office:value-type="string" calcext:value-type="string">
            <text:p>Den Blå Krans</text:p>
          </table:table-cell>
          <table:table-cell office:value-type="string" calcext:value-type="string">
            <text:p>22.95</text:p>
          </table:table-cell>
          <table:table-cell office:value-type="string" calcext:value-type="string">
            <text:p>.</text:p>
          </table:table-cell>
          <table:table-cell office:value-type="string" calcext:value-type="string">
            <text:p>Sanex</text:p>
          </table:table-cell>
          <table:table-cell table:number-columns-repeated="5"/>
          <table:table-cell office:value-type="string" calcext:value-type="string">
            <text:p>Den Blå Krans, Parfumefri</text:p>
          </table:table-cell>
          <table:table-cell table:number-columns-repeated="3"/>
          <table:table-cell office:value-type="string" calcext:value-type="string">
            <text:p>Deodorant, Roll-on</text:p>
          </table:table-cell>
          <table:table-cell office:value-type="string" calcext:value-type="string">
            <text:p>SANEX ZERO% deodorant roll-on – til sensitiv hud.</text:p>
            <text:p>Dermatologisk testet lugtbeskyttelse, som holder følsomt hud frisk. Sanex Zero% Sensitive Skin Deodorant med alunsten giver 24 timers beskyttelse mod lugt. Vær nænsom mod følsomme armhuler.</text:p>
          </table:table-cell>
          <table:table-cell office:value-type="string" calcext:value-type="string">
            <text:p>https://www.nemlig.com/deo-roll-on-5013512</text:p>
          </table:table-cell>
        </table:table-row>
        <table:table-row table:style-name="ro1">
          <table:table-cell office:value-type="string" calcext:value-type="string">
            <text:p>Dagligvarer &gt; Blomster og have &gt; Moshjerte</text:p>
          </table:table-cell>
          <table:table-cell office:value-type="string" calcext:value-type="string">
            <text:p>Moshjerte</text:p>
          </table:table-cell>
          <table:table-cell office:value-type="string" calcext:value-type="string">
            <text:p>1 stk.</text:p>
          </table:table-cell>
          <table:table-cell/>
          <table:table-cell office:value-type="string" calcext:value-type="string">
            <text:p>125.00</text:p>
          </table:table-cell>
          <table:table-cell office:value-type="string" calcext:value-type="string">
            <text:p>.</text:p>
          </table:table-cell>
          <table:table-cell table:number-columns-repeated="12"/>
          <table:table-cell office:value-type="string" calcext:value-type="string">
            <text:p>https://www.nemlig.com/moshjerte-5003315</text:p>
          </table:table-cell>
        </table:table-row>
        <table:table-row table:style-name="ro3">
          <table:table-cell office:value-type="string" calcext:value-type="string">
            <text:p>Dagligvarer &gt; Frost &gt; Supper og nem mad &gt; Pizza og toast &gt; Pizza m. bacon cheeseburger</text:p>
          </table:table-cell>
          <table:table-cell office:value-type="string" calcext:value-type="string">
            <text:p>Pizza m. bacon cheeseburger</text:p>
          </table:table-cell>
          <table:table-cell office:value-type="string" calcext:value-type="string">
            <text:p>170 g / frost / Billys Pan Pizza</text:p>
          </table:table-cell>
          <table:table-cell office:value-type="string" calcext:value-type="string">
            <text:p>Frost</text:p>
          </table:table-cell>
          <table:table-cell office:value-type="string" calcext:value-type="string">
            <text:p>15.95</text:p>
          </table:table-cell>
          <table:table-cell office:value-type="string" calcext:value-type="string">
            <text:p>.</text:p>
          </table:table-cell>
          <table:table-cell office:value-type="string" calcext:value-type="string">
            <text:p>Billys pan pizza</text:p>
          </table:table-cell>
          <table:table-cell office:value-type="string" calcext:value-type="string">
            <text:p>Snack</text:p>
          </table:table-cell>
          <table:table-cell table:number-columns-repeated="4"/>
          <table:table-cell office:value-type="string" calcext:value-type="string">
            <text:p>Frost</text:p>
          </table:table-cell>
          <table:table-cell table:number-columns-repeated="3"/>
          <table:table-cell office:value-type="string" calcext:value-type="string">
            <text:p>Pizza</text:p>
          </table:table-cell>
          <table:table-cell office:value-type="string" calcext:value-type="string">
            <text:p>Billys Pan Pizza med Bacon Cheeseburger</text:p>
            <text:p>Lækker snackpizza toppet med oksekød, bacon og masser af ost - the american way.</text:p>
          </table:table-cell>
          <table:table-cell office:value-type="string" calcext:value-type="string">
            <text:p>https://www.nemlig.com/pizza-m-bacon-cheeseburger-5031467</text:p>
          </table:table-cell>
        </table:table-row>
        <table:table-row table:style-name="ro3">
          <table:table-cell office:value-type="string" calcext:value-type="string">
            <text:p>Dagligvarer &gt; Husholdning og bolig &gt; Opvask &gt; Maskinopvask &gt; Maskinopvask (tabs)</text:p>
          </table:table-cell>
          <table:table-cell office:value-type="string" calcext:value-type="string">
            <text:p>Maskinopvask (tabs)</text:p>
          </table:table-cell>
          <table:table-cell office:value-type="string" calcext:value-type="string">
            <text:p>28 stk. / sensitiv skin / Neutral</text:p>
          </table:table-cell>
          <table:table-cell office:value-type="string" calcext:value-type="string">
            <text:p>Den Blå Krans</text:p>
          </table:table-cell>
          <table:table-cell office:value-type="string" calcext:value-type="string">
            <text:p>38.95</text:p>
          </table:table-cell>
          <table:table-cell office:value-type="string" calcext:value-type="string">
            <text:p>.</text:p>
          </table:table-cell>
          <table:table-cell office:value-type="string" calcext:value-type="string">
            <text:p>Neutral</text:p>
          </table:table-cell>
          <table:table-cell table:number-columns-repeated="5"/>
          <table:table-cell office:value-type="string" calcext:value-type="string">
            <text:p>Den Blå Krans</text:p>
          </table:table-cell>
          <table:table-cell table:number-columns-repeated="3"/>
          <table:table-cell office:value-type="string" calcext:value-type="string">
            <text:p>Maskinopvasketabs</text:p>
          </table:table-cell>
          <table:table-cell office:value-type="string" calcext:value-type="string">
            <text:p>Neutral opvasketabs</text:p>
            <text:p>Med opvasketabs er det let at dosere, og man undgår pulverspild. Hver tablet er enkeltpakket for at undgå fugt. Indeholder bl.a. enzymer og blegemiddel som hurtigt hjælper med at løsne fedt og snavs fra service.</text:p>
          </table:table-cell>
          <table:table-cell office:value-type="string" calcext:value-type="string">
            <text:p>https://www.nemlig.com/maskinopvask-tabs-5045662</text:p>
          </table:table-cell>
        </table:table-row>
        <table:table-row table:style-name="ro3">
          <table:table-cell office:value-type="string" calcext:value-type="string">
            <text:p>Dagligvarer &gt; Slik og kiosk &gt; Slik &gt; Stænger og snørebånd &gt; Jordbær stjerner</text:p>
          </table:table-cell>
          <table:table-cell office:value-type="string" calcext:value-type="string">
            <text:p>Jordbær stjerner</text:p>
          </table:table-cell>
          <table:table-cell office:value-type="string" calcext:value-type="string">
            <text:p>92 g / Malaco</text:p>
          </table:table-cell>
          <table:table-cell/>
          <table:table-cell office:value-type="string" calcext:value-type="string">
            <text:p>15.95</text:p>
          </table:table-cell>
          <table:table-cell office:value-type="string" calcext:value-type="string">
            <text:p>.</text:p>
          </table:table-cell>
          <table:table-cell office:value-type="string" calcext:value-type="string">
            <text:p>Malaco</text:p>
          </table:table-cell>
          <table:table-cell table:number-columns-repeated="9"/>
          <table:table-cell office:value-type="string" calcext:value-type="string">
            <text:p>Slik, Vingummi</text:p>
          </table:table-cell>
          <table:table-cell office:value-type="string" calcext:value-type="string">
            <text:p>Jordbær stjerner</text:p>
            <text:p>Stjerner med en lækker smag af jordbær. Stjernerne er meget populære til børnefødselsdag, og bruges tit som ”sugerør”.</text:p>
          </table:table-cell>
          <table:table-cell office:value-type="string" calcext:value-type="string">
            <text:p>https://www.nemlig.com/jordbaer-stjerner-5003577</text:p>
          </table:table-cell>
        </table:table-row>
        <table:table-row table:style-name="ro3">
          <table:table-cell office:value-type="string" calcext:value-type="string">
            <text:p>Dagligvarer &gt; Frost &gt; Is &gt; Is i bægre og bøtter &gt; Peanut butter &amp; cookies</text:p>
          </table:table-cell>
          <table:table-cell office:value-type="string" calcext:value-type="string">
            <text:p>Peanut butter &amp; cookies</text:p>
          </table:table-cell>
          <table:table-cell office:value-type="string" calcext:value-type="string">
            <text:p>0,465 l / fairtrade / frost / Ben &amp; Jerry's</text:p>
          </table:table-cell>
          <table:table-cell office:value-type="string" calcext:value-type="string">
            <text:p>Fairtrade,Frost</text:p>
          </table:table-cell>
          <table:table-cell office:value-type="string" calcext:value-type="string">
            <text:p>64.95</text:p>
          </table:table-cell>
          <table:table-cell office:value-type="string" calcext:value-type="string">
            <text:p>.</text:p>
          </table:table-cell>
          <table:table-cell office:value-type="string" calcext:value-type="string">
            <text:p>Ben &amp; Jerry's</text:p>
          </table:table-cell>
          <table:table-cell office:value-type="string" calcext:value-type="string">
            <text:p>Dessert</text:p>
          </table:table-cell>
          <table:table-cell table:number-columns-repeated="4"/>
          <table:table-cell office:value-type="string" calcext:value-type="string">
            <text:p>Fairtrade, Frost</text:p>
          </table:table-cell>
          <table:table-cell table:number-columns-repeated="3"/>
          <table:table-cell office:value-type="string" calcext:value-type="string">
            <text:p>Is</text:p>
          </table:table-cell>
          <table:table-cell office:value-type="string" calcext:value-type="string">
            <text:p>Ben &amp; Jerry's Non-Dairy Peanut Butter &amp; Cookies</text:p>
            <text:p>Mælkefri vanilje-is med chokolade sandwichkager og hvirvler af knasende peanut butter.</text:p>
          </table:table-cell>
          <table:table-cell office:value-type="string" calcext:value-type="string">
            <text:p>https://www.nemlig.com/peanut-butter-cookies-5038619</text:p>
          </table:table-cell>
        </table:table-row>
        <table:table-row table:style-name="ro9">
          <table:table-cell office:value-type="string" calcext:value-type="string">
            <text:p>Dagligvarer &gt; Brød, kiks og kager &gt; Småkager og cookies &gt; Vaniljekranse</text:p>
          </table:table-cell>
          <table:table-cell office:value-type="string" calcext:value-type="string">
            <text:p>Vaniljekranse</text:p>
          </table:table-cell>
          <table:table-cell office:value-type="string" calcext:value-type="string">
            <text:p>225 g / Nordthy</text:p>
          </table:table-cell>
          <table:table-cell/>
          <table:table-cell office:value-type="string" calcext:value-type="string">
            <text:p>12.95</text:p>
          </table:table-cell>
          <table:table-cell office:value-type="string" calcext:value-type="string">
            <text:p>.</text:p>
          </table:table-cell>
          <table:table-cell office:value-type="string" calcext:value-type="string">
            <text:p>Nordthy</text:p>
          </table:table-cell>
          <table:table-cell office:value-type="string" calcext:value-type="string">
            <text:p>Dessert, Jul</text:p>
          </table:table-cell>
          <table:table-cell table:number-columns-repeated="8"/>
          <table:table-cell office:value-type="string" calcext:value-type="string">
            <text:p>Småkager</text:p>
          </table:table-cell>
          <table:table-cell office:value-type="string" calcext:value-type="string">
            <text:p>Nordthy Vaniljekranse i bøtte</text:p>
            <text:p>Nordthy’s Vaniljekranse er bagt efter gammel traditionel opskrift, som giver den helt perfekte sprødhed.</text:p>
            <text:p>Ingen jul uden vaniljekranse fra Nordthy.</text:p>
          </table:table-cell>
          <table:table-cell office:value-type="string" calcext:value-type="string">
            <text:p>https://www.nemlig.com/vaniljekranse-5032942</text:p>
          </table:table-cell>
        </table:table-row>
        <table:table-row table:style-name="ro9">
          <table:table-cell office:value-type="string" calcext:value-type="string">
            <text:p>Dagligvarer &gt; Kolonial &gt; Krydderier &gt; Krydderier &gt; Sennepsfrø gule</text:p>
          </table:table-cell>
          <table:table-cell office:value-type="string" calcext:value-type="string">
            <text:p>Sennepsfrø gule</text:p>
          </table:table-cell>
          <table:table-cell office:value-type="string" calcext:value-type="string">
            <text:p>28 g / Santa Maria</text:p>
          </table:table-cell>
          <table:table-cell/>
          <table:table-cell office:value-type="string" calcext:value-type="string">
            <text:p>12.50</text:p>
          </table:table-cell>
          <table:table-cell office:value-type="string" calcext:value-type="string">
            <text:p>.</text:p>
          </table:table-cell>
          <table:table-cell office:value-type="string" calcext:value-type="string">
            <text:p>Santa Maria</text:p>
          </table:table-cell>
          <table:table-cell office:value-type="string" calcext:value-type="string">
            <text:p>Madlavning</text:p>
          </table:table-cell>
          <table:table-cell table:number-columns-repeated="8"/>
          <table:table-cell office:value-type="string" calcext:value-type="string">
            <text:p>Krydderi</text:p>
          </table:table-cell>
          <table:table-cell office:value-type="string" calcext:value-type="string">
            <text:p>Gule sennepsfrø</text:p>
            <text:p>Gule sennepsfrø anvendes hele i lager til agurk og sild.</text:p>
            <text:p>Indgår i almindelig bordsennep.</text:p>
          </table:table-cell>
          <table:table-cell office:value-type="string" calcext:value-type="string">
            <text:p>https://www.nemlig.com/sennepsfroe-gule-5026689</text:p>
          </table:table-cell>
        </table:table-row>
        <table:table-row table:style-name="ro14">
          <table:table-cell office:value-type="string" calcext:value-type="string">
            <text:p>Dagligvarer &gt; Brød, kiks og kager &gt; Boller &gt; Andre boller &gt; Kernestykke øko.</text:p>
          </table:table-cell>
          <table:table-cell office:value-type="string" calcext:value-type="string">
            <text:p>Kernestykke øko.</text:p>
          </table:table-cell>
          <table:table-cell office:value-type="string" calcext:value-type="string">
            <text:p>100 g / Økologisk Bagværk</text:p>
          </table:table-cell>
          <table:table-cell office:value-type="string" calcext:value-type="string">
            <text:p>Øko (dansk)</text:p>
          </table:table-cell>
          <table:table-cell office:value-type="string" calcext:value-type="string">
            <text:p>9.00</text:p>
          </table:table-cell>
          <table:table-cell office:value-type="string" calcext:value-type="string">
            <text:p>.</text:p>
          </table:table-cell>
          <table:table-cell office:value-type="string" calcext:value-type="string">
            <text:p>Økologisk Bagværk</text:p>
          </table:table-cell>
          <table:table-cell office:value-type="string" calcext:value-type="string">
            <text:p>Brunch, Frokost, Mellemmåltid, Morgenmad, Ost</text:p>
          </table:table-cell>
          <table:table-cell table:number-columns-repeated="4"/>
          <table:table-cell office:value-type="string" calcext:value-type="string">
            <text:p>Laktosefri, Vegansk, Øko (dansk)</text:p>
          </table:table-cell>
          <table:table-cell table:number-columns-repeated="3"/>
          <table:table-cell office:value-type="string" calcext:value-type="string">
            <text:p>Boller, Brød</text:p>
          </table:table-cell>
          <table:table-cell office:value-type="string" calcext:value-type="string">
            <text:p>Økologisk kernestykke</text:p>
            <text:p>Langtidshævet i 36 timer surdejsbolle, som er bagt med økologisk hvedemel, grahamsmel og fuldkornshvedemel. Bollen indeholder solsikkefrø, hørfrø, knækkede rugkerner, og er afslutningsvis toppet med havreflager.</text:p>
            <text:p/>
            <text:p>Hos Økologisk Bagværk mener vi, at kun de bedste råvarer er gode nok til at give velsmagende brød. Derfor bager vi kompromisløse brød og wienerbrød, hvilket vil sige at alle råvarer er 100 % økologiske. De gode økologiske råvarer, tilføjer brødet stort næringsindhold, høj bageevne, fantastisk smag og ikke mindst – et fravær af pesticider.</text:p>
            <text:p/>
            <text:p>Vores bagere har ingen nemme løsninger, når de giver sig i kast med bageprocessen, men bager i stedet alt fra bunden. Vores surdejsbrød hæver i 36 timer og det giver dejen tid til at modne sig og udvikle forskellige smagsstoffer, så det færdige brød som bliver bagt i stenovne, er fyldt med smag.</text:p>
            <text:p/>
            <text:p>Karakteristisk for brødet hos Økologisk Bagværk, er surdejen som er omdrejningspunktet i alle vores brød, og får dem til at hæve, samtidig med at gøre dem rige på smag. Dertil består vores deje oftest af en kombination mellem flere melsorter for at skabe det mest optimale brød. Vi bruger finvalset hvedemel, der tilføjer protein, og sikrer en god bageevne, mens fuldkornsmel sørger for vitaminer og mineraler i brødet, fordi hele kernen er udnyttet i melet.</text:p>
            <text:p/>
            <text:p>Alle teknikker og processer ved æltning, hævning og bagning er naturligvis nøje tilpasset hvert enkelt opskrift på brød og wienerbrød for at sikre en optimal struktur, saftig krumme og smag på det færdige bagværk.</text:p>
          </table:table-cell>
          <table:table-cell office:value-type="string" calcext:value-type="string">
            <text:p>https://www.nemlig.com/kernestykke-oeko-5048553</text:p>
          </table:table-cell>
        </table:table-row>
        <table:table-row table:style-name="ro3">
          <table:table-cell office:value-type="string" calcext:value-type="string">
            <text:p>Dagligvarer &gt; Drikkevarer &gt; Sodavand &gt; Appelsinsodavand &gt; Aranciata (dåse)</text:p>
          </table:table-cell>
          <table:table-cell office:value-type="string" calcext:value-type="string">
            <text:p>Aranciata (dåse)</text:p>
          </table:table-cell>
          <table:table-cell office:value-type="string" calcext:value-type="string">
            <text:p>0,33 l / ex. pant / San Pellegrino</text:p>
          </table:table-cell>
          <table:table-cell/>
          <table:table-cell office:value-type="string" calcext:value-type="string">
            <text:p>9.95</text:p>
          </table:table-cell>
          <table:table-cell office:value-type="string" calcext:value-type="string">
            <text:p>.</text:p>
          </table:table-cell>
          <table:table-cell office:value-type="string" calcext:value-type="string">
            <text:p>San Pellegrino</text:p>
          </table:table-cell>
          <table:table-cell office:value-type="string" calcext:value-type="string">
            <text:p>Drikke</text:p>
          </table:table-cell>
          <table:table-cell table:number-columns-repeated="8"/>
          <table:table-cell office:value-type="string" calcext:value-type="string">
            <text:p>Appelsinsodavand, Dåsesodavand, Sodavand</text:p>
          </table:table-cell>
          <table:table-cell office:value-type="string" calcext:value-type="string">
            <text:p>Aranciata</text:p>
            <text:p>San Pellegrino Fruit Beverages har et mindre sukkerindhold og et meget højt koncentrat af frugt (14-18 %). Det høje frugtindhold giver fruit beverage en helt unik smag, og en perfekt balance mellem juicen og kulsyren. Appelsinerne og citronerne kommer fra sicilien, hvor solen modner frugterne til de har en fyldig og rig smag.</text:p>
          </table:table-cell>
          <table:table-cell office:value-type="string" calcext:value-type="string">
            <text:p>https://www.nemlig.com/aranciata-daase-5007460</text:p>
          </table:table-cell>
        </table:table-row>
        <table:table-row table:style-name="ro3">
          <table:table-cell office:value-type="string" calcext:value-type="string">
            <text:p>Dagligvarer &gt; Drikkevarer &gt; Øl &gt; Øltyper &gt; Specialøl &gt; American Hoppy Ale øko.</text:p>
          </table:table-cell>
          <table:table-cell office:value-type="string" calcext:value-type="string">
            <text:p>American Hoppy Ale øko.</text:p>
          </table:table-cell>
          <table:table-cell office:value-type="string" calcext:value-type="string">
            <text:p>0,50 l / ex. pant / Svaneke Bryghus</text:p>
          </table:table-cell>
          <table:table-cell office:value-type="string" calcext:value-type="string">
            <text:p>Øko (dansk),Øko (europæisk)</text:p>
          </table:table-cell>
          <table:table-cell office:value-type="string" calcext:value-type="string">
            <text:p>23.00</text:p>
          </table:table-cell>
          <table:table-cell office:value-type="string" calcext:value-type="string">
            <text:p>.</text:p>
          </table:table-cell>
          <table:table-cell office:value-type="string" calcext:value-type="string">
            <text:p>Svaneke Bryghus</text:p>
          </table:table-cell>
          <table:table-cell table:number-columns-repeated="5"/>
          <table:table-cell office:value-type="string" calcext:value-type="string">
            <text:p>Glutenfri, Øko (dansk), Øko (europæisk)</text:p>
          </table:table-cell>
          <table:table-cell table:number-columns-repeated="3"/>
          <table:table-cell office:value-type="string" calcext:value-type="string">
            <text:p>Pale Ale, Specialøl</text:p>
          </table:table-cell>
          <table:table-cell office:value-type="string" calcext:value-type="string">
            <text:p>Svaneke American Hoppy Ale - Glutenfri 4,8% vol.</text:p>
            <text:p>En gylden øl med en saftig humleprofil og et flot skum. Duften minder om hyldeblomst og fersken, mens smagen er udpræget citral med indslag af grapefrugt og lime. Bitterheden er vedhængende og hviler på en let malt bund. Overgæret.</text:p>
          </table:table-cell>
          <table:table-cell office:value-type="string" calcext:value-type="string">
            <text:p>https://www.nemlig.com/american-hoppy-ale-oeko-5030386</text:p>
          </table:table-cell>
        </table:table-row>
        <table:table-row table:style-name="ro2">
          <table:table-cell office:value-type="string" calcext:value-type="string">
            <text:p>Dagligvarer &gt; Drikkevarer &gt; Galante Bianco</text:p>
          </table:table-cell>
          <table:table-cell office:value-type="string" calcext:value-type="string">
            <text:p>Galante Bianco</text:p>
          </table:table-cell>
          <table:table-cell office:value-type="string" calcext:value-type="string">
            <text:p>Italien / 2018 / 0,75 l / hvidvin</text:p>
          </table:table-cell>
          <table:table-cell/>
          <table:table-cell office:value-type="string" calcext:value-type="string">
            <text:p>149.95</text:p>
          </table:table-cell>
          <table:table-cell office:value-type="string" calcext:value-type="string">
            <text:p>89.97</text:p>
          </table:table-cell>
          <table:table-cell/>
          <table:table-cell office:value-type="string" calcext:value-type="string">
            <text:p>Fisk, Skaldyr</text:p>
          </table:table-cell>
          <table:table-cell office:value-type="string" calcext:value-type="string">
            <text:p>Kork</text:p>
          </table:table-cell>
          <table:table-cell table:number-columns-repeated="2"/>
          <table:table-cell office:value-type="string" calcext:value-type="string">
            <text:p>Italien</text:p>
          </table:table-cell>
          <table:table-cell table:number-columns-repeated="4"/>
          <table:table-cell office:value-type="string" calcext:value-type="string">
            <text:p>Hvidvin</text:p>
          </table:table-cell>
          <table:table-cell office:value-type="string" calcext:value-type="string">
            <text:p>Cevico Galante Bianco 2018</text:p>
            <text:p>Galante Bianco fra Cevico er et stærkt alternativ til den populære ”hvide Amarone"" Galante Bianco er delvist fremstillet efter samme appassimento-metode som Amarone, hvor druerne lufttørres for at give ekstra frugt og koncentration i smagen! Resultatet er en lækker eksotisk og honningagtig hvidvin – med masser af friskhed og drikkeglæde i behold! Let gylden i glasset. Næsen frister med forførende noter af hvide blomster, pære, citrus, abrikos, mango, banan og honning. I munden tør til halvtør med lækker blød og cremet tekstur. Eftersmagen er lang og frisk med masser af modne frugtnoter! Drik nu, eller gem 3-4 år fra høståret.</text:p>
            <text:p/>
            <text:p>Galante Bianco er endnu ikke anmeldt. Den røde Galante høster hele 96 pts hos Luca Maroni - og Galante Bianco holder MINDST samme høje niveau. Anbefales til hygge, fyldige salater, fisk og skaldyr, fjerkræ, pasta og modne oste. Nyd vinen ved 10-12°C. Galante Bianco er fremstillet på 60% Chardonnay og 40% Grechetto Gentile fra Romagna i det nordøstlige Italien. Cevico lufttørrer en del af druerne efter Appassimento-metoden, mens de resterende druer høstes og gæres på normal vis – dvs. med temperaturstyret gæring på ståltank. Resultatet er en særdeles lækker og harmonisk hvidvin – med friskhed og intense eksotiske frugtnoter i perfekt balance.</text:p>
            <text:p/>
            <text:p>Bag Galante står Cevico-gruppen fra byen Lugo i Romagna. Cevico blev grundlagt i 1963, og gruppen repræsenterer i dag 3 tapperier, 15 vinerier/kooperativer og 4500 associerede vinbønder. Den topprofessionelle Cevico-gruppe superviserer sine vinbønder i forhold til vindyrkning, ønologi, laboratorieanalyse og forskning.</text:p>
          </table:table-cell>
          <table:table-cell office:value-type="string" calcext:value-type="string">
            <text:p>https://www.nemlig.com/galante-bianco-5037042</text:p>
          </table:table-cell>
        </table:table-row>
        <table:table-row table:style-name="ro3">
          <table:table-cell office:value-type="string" calcext:value-type="string">
            <text:p>Dagligvarer &gt; Husholdning og bolig &gt; Elartikler &gt; Elpærer &gt; LED pære 4W</text:p>
          </table:table-cell>
          <table:table-cell office:value-type="string" calcext:value-type="string">
            <text:p>LED pære 4W</text:p>
          </table:table-cell>
          <table:table-cell office:value-type="string" calcext:value-type="string">
            <text:p>1 stk. / E14 sokkel / Osram</text:p>
          </table:table-cell>
          <table:table-cell/>
          <table:table-cell office:value-type="string" calcext:value-type="string">
            <text:p>44.95</text:p>
          </table:table-cell>
          <table:table-cell office:value-type="string" calcext:value-type="string">
            <text:p>.</text:p>
          </table:table-cell>
          <table:table-cell office:value-type="string" calcext:value-type="string">
            <text:p>Osram</text:p>
          </table:table-cell>
          <table:table-cell table:number-columns-repeated="5"/>
          <table:table-cell office:value-type="string" calcext:value-type="string">
            <text:p>CE godkendt</text:p>
          </table:table-cell>
          <table:table-cell table:number-columns-repeated="2"/>
          <table:table-cell office:value-type="string" calcext:value-type="string">
            <text:p>4W</text:p>
          </table:table-cell>
          <table:table-cell office:value-type="string" calcext:value-type="string">
            <text:p>Elpære</text:p>
          </table:table-cell>
          <table:table-cell office:value-type="string" calcext:value-type="string">
            <text:p>LED STAR krone glas mat 40W non-dim 4W/827 E14</text:p>
            <text:p>De matte krone LED lyskilder fra Ledvange har et klassisk design og giver et flot lys. De er lavet i "full glass" design så lyskilderne og optikken ligner de traditionelle halogener.</text:p>
          </table:table-cell>
          <table:table-cell office:value-type="string" calcext:value-type="string">
            <text:p>https://www.nemlig.com/led-paere-4w-5039175</text:p>
          </table:table-cell>
        </table:table-row>
        <table:table-row table:style-name="ro3">
          <table:table-cell office:value-type="string" calcext:value-type="string">
            <text:p>Dagligvarer &gt; Kolonial &gt; Bagning &gt; Tørret frugt og bær &gt; Andet tørret frugt &gt; Tørrede æblestykker</text:p>
          </table:table-cell>
          <table:table-cell office:value-type="string" calcext:value-type="string">
            <text:p>Tørrede æblestykker</text:p>
          </table:table-cell>
          <table:table-cell office:value-type="string" calcext:value-type="string">
            <text:p>55 g / Earth Control</text:p>
          </table:table-cell>
          <table:table-cell/>
          <table:table-cell office:value-type="string" calcext:value-type="string">
            <text:p>25.00</text:p>
          </table:table-cell>
          <table:table-cell office:value-type="string" calcext:value-type="string">
            <text:p>.</text:p>
          </table:table-cell>
          <table:table-cell office:value-type="string" calcext:value-type="string">
            <text:p>Earth Control, System Frugt - Earth Control</text:p>
          </table:table-cell>
          <table:table-cell office:value-type="string" calcext:value-type="string">
            <text:p>Snack</text:p>
          </table:table-cell>
          <table:table-cell table:number-columns-repeated="8"/>
          <table:table-cell office:value-type="string" calcext:value-type="string">
            <text:p>Tørret frugt</text:p>
          </table:table-cell>
          <table:table-cell office:value-type="string" calcext:value-type="string">
            <text:p>Tørrede æbleflager</text:p>
            <text:p>Tørrede æbleflager, med skræl og uden kernehus.</text:p>
          </table:table-cell>
          <table:table-cell office:value-type="string" calcext:value-type="string">
            <text:p>https://www.nemlig.com/toerrede-aeblestykker-5044066</text:p>
          </table:table-cell>
        </table:table-row>
        <table:table-row table:style-name="ro1">
          <table:table-cell office:value-type="string" calcext:value-type="string">
            <text:p>Dagligvarer &gt; Drikkevarer &gt; Øl &gt; Øltyper &gt; Julebryg &gt; Julehvidtøl</text:p>
          </table:table-cell>
          <table:table-cell office:value-type="string" calcext:value-type="string">
            <text:p>Julehvidtøl</text:p>
          </table:table-cell>
          <table:table-cell office:value-type="string" calcext:value-type="string">
            <text:p>6 x 0,33 l / ex. pant / Ceres - Royal Unibrew</text:p>
          </table:table-cell>
          <table:table-cell/>
          <table:table-cell office:value-type="string" calcext:value-type="string">
            <text:p>24.95</text:p>
          </table:table-cell>
          <table:table-cell office:value-type="string" calcext:value-type="string">
            <text:p>.</text:p>
          </table:table-cell>
          <table:table-cell office:value-type="string" calcext:value-type="string">
            <text:p>Ceres</text:p>
          </table:table-cell>
          <table:table-cell office:value-type="string" calcext:value-type="string">
            <text:p>Jul</text:p>
          </table:table-cell>
          <table:table-cell table:number-columns-repeated="8"/>
          <table:table-cell office:value-type="string" calcext:value-type="string">
            <text:p>Hvidtøl</text:p>
          </table:table-cell>
          <table:table-cell office:value-type="string" calcext:value-type="string">
            <text:p>Ceres jule hvidtøl - 6-pack</text:p>
          </table:table-cell>
          <table:table-cell office:value-type="string" calcext:value-type="string">
            <text:p>https://www.nemlig.com/julehvidtoel-5012841</text:p>
          </table:table-cell>
        </table:table-row>
        <table:table-row table:style-name="ro9">
          <table:table-cell office:value-type="string" calcext:value-type="string">
            <text:p>Dagligvarer &gt; Drikkevarer &gt; Juice, smoothies og shots &gt; Æblejuice &gt; Æblemost Ingrid Marie øko.</text:p>
          </table:table-cell>
          <table:table-cell office:value-type="string" calcext:value-type="string">
            <text:p>Æblemost Ingrid Marie øko.</text:p>
          </table:table-cell>
          <table:table-cell office:value-type="string" calcext:value-type="string">
            <text:p>0,75 l / ex. pant / Koldpresset / Tvedemose</text:p>
          </table:table-cell>
          <table:table-cell office:value-type="string" calcext:value-type="string">
            <text:p>Dansk,Øko (dansk),Øko (europæisk)</text:p>
          </table:table-cell>
          <table:table-cell office:value-type="string" calcext:value-type="string">
            <text:p>35.00</text:p>
          </table:table-cell>
          <table:table-cell office:value-type="string" calcext:value-type="string">
            <text:p>.</text:p>
          </table:table-cell>
          <table:table-cell office:value-type="string" calcext:value-type="string">
            <text:p>Tvedemose</text:p>
          </table:table-cell>
          <table:table-cell/>
          <table:table-cell office:value-type="string" calcext:value-type="string">
            <text:p>Flaske</text:p>
          </table:table-cell>
          <table:table-cell table:number-columns-repeated="3"/>
          <table:table-cell office:value-type="string" calcext:value-type="string">
            <text:p>Dansk, Nyhed, Øko (dansk), Øko (europæisk)</text:p>
          </table:table-cell>
          <table:table-cell office:value-type="string" calcext:value-type="string">
            <text:p>Danmark</text:p>
          </table:table-cell>
          <table:table-cell office:value-type="string" calcext:value-type="string">
            <text:p>Ingrid Marie</text:p>
          </table:table-cell>
          <table:table-cell/>
          <table:table-cell office:value-type="string" calcext:value-type="string">
            <text:p>Most</text:p>
          </table:table-cell>
          <table:table-cell office:value-type="string" calcext:value-type="string">
            <text:p>Dansk økologisk æblemost, mosten er af sorten Ingrid Marie. Mosten er kendetegnet ved dens meget syrlige smag.</text:p>
            <text:p/>
            <text:p>Opbevaring ved stuetemperatur, åbnet 5 dage (i køleskab ved 5 grader)</text:p>
          </table:table-cell>
          <table:table-cell office:value-type="string" calcext:value-type="string">
            <text:p>https://www.nemlig.com/aeblemost-ingrid-marie-oeko-5049282</text:p>
          </table:table-cell>
        </table:table-row>
        <table:table-row table:style-name="ro3">
          <table:table-cell office:value-type="string" calcext:value-type="string">
            <text:p>Dagligvarer &gt; Køl og mejeri &gt; Mejeri &gt; Yoghurt og syrnet &gt; Yoghurt &gt; Yoghurt naturel 1,5%</text:p>
          </table:table-cell>
          <table:table-cell office:value-type="string" calcext:value-type="string">
            <text:p>Yoghurt naturel 1,5%</text:p>
          </table:table-cell>
          <table:table-cell office:value-type="string" calcext:value-type="string">
            <text:p>1 kg / Kløver</text:p>
          </table:table-cell>
          <table:table-cell office:value-type="string" calcext:value-type="string">
            <text:p>KØL</text:p>
          </table:table-cell>
          <table:table-cell office:value-type="string" calcext:value-type="string">
            <text:p>9.50</text:p>
          </table:table-cell>
          <table:table-cell office:value-type="string" calcext:value-type="string">
            <text:p>.</text:p>
          </table:table-cell>
          <table:table-cell office:value-type="string" calcext:value-type="string">
            <text:p>Kløver</text:p>
          </table:table-cell>
          <table:table-cell office:value-type="string" calcext:value-type="string">
            <text:p>Bagning, Mellemmåltid, Morgenmad, Salat</text:p>
          </table:table-cell>
          <table:table-cell table:number-columns-repeated="4"/>
          <table:table-cell office:value-type="string" calcext:value-type="string">
            <text:p>Discount, KØL</text:p>
          </table:table-cell>
          <table:table-cell office:value-type="string" calcext:value-type="string">
            <text:p>Ko</text:p>
          </table:table-cell>
          <table:table-cell table:number-columns-repeated="2"/>
          <table:table-cell office:value-type="string" calcext:value-type="string">
            <text:p>Sødmælksyoghurt, Yoghurt</text:p>
          </table:table-cell>
          <table:table-cell office:value-type="string" calcext:value-type="string">
            <text:p>Yoghurt</text:p>
            <text:p>Kløver yoghurt 1,5% har en cremet konsistens og en blank overflade. Smagen er karakteristisk syrlig og er en naturlig del af et varieret morgenmåltid. Også velegnet drænet til Tzatziki eller i bagværk.</text:p>
          </table:table-cell>
          <table:table-cell office:value-type="string" calcext:value-type="string">
            <text:p>https://www.nemlig.com/yoghurt-naturel-1-5-5039147</text:p>
          </table:table-cell>
        </table:table-row>
        <table:table-row table:style-name="ro4">
          <table:table-cell office:value-type="string" calcext:value-type="string">
            <text:p>Dagligvarer &gt; Emilio Hidalgo fino</text:p>
          </table:table-cell>
          <table:table-cell office:value-type="string" calcext:value-type="string">
            <text:p>Emilio Hidalgo fino</text:p>
          </table:table-cell>
          <table:table-cell office:value-type="string" calcext:value-type="string">
            <text:p>Spanien / Jerez / 0,75 l / sherry</text:p>
          </table:table-cell>
          <table:table-cell/>
          <table:table-cell office:value-type="string" calcext:value-type="string">
            <text:p>79.95</text:p>
          </table:table-cell>
          <table:table-cell office:value-type="string" calcext:value-type="string">
            <text:p>.</text:p>
          </table:table-cell>
          <table:table-cell/>
          <table:table-cell office:value-type="string" calcext:value-type="string">
            <text:p>Tapas</text:p>
          </table:table-cell>
          <table:table-cell table:number-columns-repeated="3"/>
          <table:table-cell office:value-type="string" calcext:value-type="string">
            <text:p>Spanien</text:p>
          </table:table-cell>
          <table:table-cell table:number-columns-repeated="4"/>
          <table:table-cell office:value-type="string" calcext:value-type="string">
            <text:p>Dessertvin, Hedvin, Sherry</text:p>
          </table:table-cell>
          <table:table-cell office:value-type="string" calcext:value-type="string">
            <text:p>Emilio Hidalgo Fino Sherry</text:p>
            <text:p/>
            <text:p>Emilio Hidalgo´s Fino Sherry er den knastørre og delikate sherry-type, som laves på helt traditionel vis med udgangspunkt i den lokale Palomino-drue. Den dyrkes i den kalkrige jord omkring byen Jerez de la Frontera. Efter vinifikation af mosten justeres alkoholprocenten til omkring 15 %. Derefter lagres vinen på mindre fade i Hidalgo´s lodge og ”modner” under indfyldelse af den naturlige ”flor”, som tilfører vinen sin karakteristiske duft af hav og smag af friske champignon i en frugtig stil. Det holder vinen frisk i op til 4 år fra høsten.</text:p>
            <text:p/>
            <text:p>Bodegas Emilio Hidalgo er et af de få tilbageværende familieejede huse med en historie, der strækker sig tilbage til anden halvdel af 18-tallet og med en lang tradition for håndlavede og beskedne mængder af top-sherryer. Nogle af soleraerne tilbage fra grundlæggelsen er den dag i dag stadig i brug. 5. generation af Hidalgo-familien driver i dag familievirksomheden.</text:p>
            <text:p>Bodegaen ligger i den gamle del af Jeréz de la Frontera, hvor det indvendige fungerer som lager men lige så godt kunne være et museum. Her hviler utallige gamle fade med Hidalgos sherryer, der repræsenterer både familieopsparingen og vinhistorie.</text:p>
            <text:p>Bodegas Emilio Hidalgo mestrer alle sherry-typer fra de knastørre, dugfriske finoer, over de tørre, oxidative og vellagrede oloroser og amontilladoer til de gamle, tyktflydende pedro ximénez-fade med sød eliksir. Selv basistyperne er karakterfulde klassevine af uhørt høj kvalitet med høj gennemsnitsalder.</text:p>
            <text:p>Efterhånden som man bevæger sig op i alder og pris, finder man sjældne referencevine, produceret i mikroskopiske oplag; sherryer der tilhører den absolutte top inden for de respektive kategorier.</text:p>
            <text:p/>
            <text:p/>
            <text:p/>
            <text:p>Inspiration fra vores sommelier</text:p>
            <text:p>Den nydes bedst ved at være køleskabskold. Den går glimerende alene tl et glas efter maden. Hvis den skal drikkes til mad, er den god til spanske specialiteter som gazpacho eler Serrano-skinker.</text:p>
          </table:table-cell>
          <table:table-cell office:value-type="string" calcext:value-type="string">
            <text:p>https://www.nemlig.com/emilio-hidalgo-fino-5015387</text:p>
          </table:table-cell>
        </table:table-row>
        <table:table-row table:style-name="ro3">
          <table:table-cell office:value-type="string" calcext:value-type="string">
            <text:p>Dagligvarer &gt; Slik og kiosk &gt; Chokolade &gt; Plader &gt; Lys chokolade &gt; Chokolade m. kiks</text:p>
          </table:table-cell>
          <table:table-cell office:value-type="string" calcext:value-type="string">
            <text:p>Chokolade m. kiks</text:p>
          </table:table-cell>
          <table:table-cell office:value-type="string" calcext:value-type="string">
            <text:p>100 g / Ritter Sport</text:p>
          </table:table-cell>
          <table:table-cell/>
          <table:table-cell office:value-type="string" calcext:value-type="string">
            <text:p>14.95</text:p>
          </table:table-cell>
          <table:table-cell office:value-type="string" calcext:value-type="string">
            <text:p>.</text:p>
          </table:table-cell>
          <table:table-cell office:value-type="string" calcext:value-type="string">
            <text:p>Ritter Sport</text:p>
          </table:table-cell>
          <table:table-cell office:value-type="string" calcext:value-type="string">
            <text:p>Snack</text:p>
          </table:table-cell>
          <table:table-cell table:number-columns-repeated="4"/>
          <table:table-cell office:value-type="string" calcext:value-type="string">
            <text:p>Discount</text:p>
          </table:table-cell>
          <table:table-cell table:number-columns-repeated="3"/>
          <table:table-cell office:value-type="string" calcext:value-type="string">
            <text:p>Chokoladeplade, Slik</text:p>
          </table:table-cell>
          <table:table-cell office:value-type="string" calcext:value-type="string">
            <text:p>Ritter Sport m. kiks</text:p>
            <text:p>Fyldt chokolade med mælke- og kakaocreme (30%) samt smørkiks (13,5%).</text:p>
          </table:table-cell>
          <table:table-cell office:value-type="string" calcext:value-type="string">
            <text:p>https://www.nemlig.com/chokolade-m-kiks-5006749</text:p>
          </table:table-cell>
        </table:table-row>
        <table:table-row table:style-name="ro9">
          <table:table-cell office:value-type="string" calcext:value-type="string">
            <text:p>Dagligvarer &gt; Slik og kiosk &gt; Chokolade &gt; Chokoladeæsker og dåser &gt; Brudeslør bdt. "Candyfloss"</text:p>
          </table:table-cell>
          <table:table-cell office:value-type="string" calcext:value-type="string">
            <text:p>Brudeslør bdt. "Candyfloss"</text:p>
          </table:table-cell>
          <table:table-cell office:value-type="string" calcext:value-type="string">
            <text:p>1 bdt. / 10 stilke pr. bdt. / ca. 50 cm</text:p>
          </table:table-cell>
          <table:table-cell/>
          <table:table-cell office:value-type="string" calcext:value-type="string">
            <text:p>90.00</text:p>
          </table:table-cell>
          <table:table-cell office:value-type="string" calcext:value-type="string">
            <text:p>59.95</text:p>
          </table:table-cell>
          <table:table-cell/>
          <table:table-cell office:value-type="string" calcext:value-type="string">
            <text:p>Dekoration, Gave, Tørring, Vase</text:p>
          </table:table-cell>
          <table:table-cell/>
          <table:table-cell office:value-type="string" calcext:value-type="string">
            <text:p>Farvede, Vandbaseret farve</text:p>
          </table:table-cell>
          <table:table-cell table:number-columns-repeated="6"/>
          <table:table-cell office:value-type="string" calcext:value-type="string">
            <text:p>Brudeslør - Candyfloss, Rainbow, Unicorn</text:p>
          </table:table-cell>
          <table:table-cell office:value-type="string" calcext:value-type="string">
            <text:p>Her er den, den nyeste Instagram baserede blomstertrend, Candyfloss, Rainbow eller blot farvet brudeslør.</text:p>
            <text:p>Blomsterne er farvet med en vandbaseret farve. Dette gøres ved at der skæres et snit i blomsternes stilk der derved optager farven via stilken.</text:p>
            <text:p>Velegnet til tørring.</text:p>
          </table:table-cell>
          <table:table-cell office:value-type="string" calcext:value-type="string">
            <text:p>https://www.nemlig.com/brudesloer-bdt-candyfloss-5039846</text:p>
          </table:table-cell>
        </table:table-row>
        <table:table-row table:style-name="ro7">
          <table:table-cell office:value-type="string" calcext:value-type="string">
            <text:p>Dagligvarer &gt; Slik og kiosk &gt; Chokolade &gt; Chokoladeæsker og dåser &gt; Evighedsbuket mørk</text:p>
          </table:table-cell>
          <table:table-cell office:value-type="string" calcext:value-type="string">
            <text:p>Evighedsbuket mørk</text:p>
          </table:table-cell>
          <table:table-cell office:value-type="string" calcext:value-type="string">
            <text:p>fra Florist Lars Jon</text:p>
          </table:table-cell>
          <table:table-cell/>
          <table:table-cell office:value-type="string" calcext:value-type="string">
            <text:p>350.00</text:p>
          </table:table-cell>
          <table:table-cell office:value-type="string" calcext:value-type="string">
            <text:p>.</text:p>
          </table:table-cell>
          <table:table-cell office:value-type="string" calcext:value-type="string">
            <text:p>Florist Lars Jon</text:p>
          </table:table-cell>
          <table:table-cell office:value-type="string" calcext:value-type="string">
            <text:p>Dekoration, Gave, Vase</text:p>
          </table:table-cell>
          <table:table-cell table:number-columns-repeated="8"/>
          <table:table-cell office:value-type="string" calcext:value-type="string">
            <text:p>Buket, Evighedsbuket</text:p>
          </table:table-cell>
          <table:table-cell office:value-type="string" calcext:value-type="string">
            <text:p>Tørrede blomster er tidens store blomstertrend, og de holder, hvis ikke for evigt - så i hvert fald meget længe.</text:p>
            <text:p>Den tørrede evighedsbuket kan stå der, hvor der egentlig er for mørkt til blomster - eller til dig, der aldrig husker at vande eller skifte vand. Eller lad den blot stå fremme, så du kan nyde de smukke tørrede blomster.</text:p>
            <text:p/>
            <text:p>OBS: Billedet er vejledende, farver og blomstertyper kan variere, hver enkelt buket er unik.</text:p>
          </table:table-cell>
          <table:table-cell office:value-type="string" calcext:value-type="string">
            <text:p>https://www.nemlig.com/evighedsbuket-moerk-5040296</text:p>
          </table:table-cell>
        </table:table-row>
        <table:table-row table:style-name="ro9">
          <table:table-cell office:value-type="string" calcext:value-type="string">
            <text:p>Dagligvarer &gt; Køl og mejeri &gt; Mejeri &gt; Ost &gt; Smøreost og flødeost &gt; Flødeost m. valnød</text:p>
          </table:table-cell>
          <table:table-cell office:value-type="string" calcext:value-type="string">
            <text:p>Flødeost m. valnød</text:p>
          </table:table-cell>
          <table:table-cell office:value-type="string" calcext:value-type="string">
            <text:p>125 g / Rondele</text:p>
          </table:table-cell>
          <table:table-cell office:value-type="string" calcext:value-type="string">
            <text:p>KØL</text:p>
          </table:table-cell>
          <table:table-cell office:value-type="string" calcext:value-type="string">
            <text:p>14.95</text:p>
          </table:table-cell>
          <table:table-cell office:value-type="string" calcext:value-type="string">
            <text:p>.</text:p>
          </table:table-cell>
          <table:table-cell office:value-type="string" calcext:value-type="string">
            <text:p>Président</text:p>
          </table:table-cell>
          <table:table-cell office:value-type="string" calcext:value-type="string">
            <text:p>Madlavning, Ostebord</text:p>
          </table:table-cell>
          <table:table-cell table:number-columns-repeated="4"/>
          <table:table-cell office:value-type="string" calcext:value-type="string">
            <text:p>Discount, KØL</text:p>
          </table:table-cell>
          <table:table-cell office:value-type="string" calcext:value-type="string">
            <text:p>Ko</text:p>
          </table:table-cell>
          <table:table-cell table:number-columns-repeated="2"/>
          <table:table-cell office:value-type="string" calcext:value-type="string">
            <text:p>Smøreost</text:p>
          </table:table-cell>
          <table:table-cell office:value-type="string" calcext:value-type="string">
            <text:p>Til Rondelé anvendes kun de bedste ingredienser, hver især typiske og allerbedst fra hver sin franske region. Således høstes valnødder til denne variant i Dordogne, beliggende i sydvest Frankrig. En flødeost af ypperlig kvalitet med små valnødde- stykker, som giver en fyldig smag og en skøn konsistens.</text:p>
            <text:p/>
            <text:p>Rondelé er god på brød og på ostebordet - men er også velegnet til at fuldende en pastasauce eller krydre en wrap.</text:p>
          </table:table-cell>
          <table:table-cell office:value-type="string" calcext:value-type="string">
            <text:p>https://www.nemlig.com/floedeost-m-valnoed-5009660</text:p>
          </table:table-cell>
        </table:table-row>
        <table:table-row table:style-name="ro9">
          <table:table-cell office:value-type="string" calcext:value-type="string">
            <text:p>Dagligvarer &gt; Køl og mejeri &gt; Færdigretter på køl &gt; Supper &gt; Minestrone suppe</text:p>
          </table:table-cell>
          <table:table-cell office:value-type="string" calcext:value-type="string">
            <text:p>Minestrone suppe</text:p>
          </table:table-cell>
          <table:table-cell office:value-type="string" calcext:value-type="string">
            <text:p>700 g / frost / Mou</text:p>
          </table:table-cell>
          <table:table-cell office:value-type="string" calcext:value-type="string">
            <text:p>Frost</text:p>
          </table:table-cell>
          <table:table-cell office:value-type="string" calcext:value-type="string">
            <text:p>34.95</text:p>
          </table:table-cell>
          <table:table-cell office:value-type="string" calcext:value-type="string">
            <text:p>.</text:p>
          </table:table-cell>
          <table:table-cell office:value-type="string" calcext:value-type="string">
            <text:p>Mou</text:p>
          </table:table-cell>
          <table:table-cell office:value-type="string" calcext:value-type="string">
            <text:p>Aftensmad, Forret, Frokost</text:p>
          </table:table-cell>
          <table:table-cell table:number-columns-repeated="4"/>
          <table:table-cell office:value-type="string" calcext:value-type="string">
            <text:p>Frost</text:p>
          </table:table-cell>
          <table:table-cell office:value-type="string" calcext:value-type="string">
            <text:p>Danmark</text:p>
          </table:table-cell>
          <table:table-cell table:number-columns-repeated="2"/>
          <table:table-cell office:value-type="string" calcext:value-type="string">
            <text:p>Færdigret, Suppe</text:p>
          </table:table-cell>
          <table:table-cell office:value-type="string" calcext:value-type="string">
            <text:p>Italiensk inspireret Minestrone suppe</text:p>
            <text:p>Mou Minestronesuppe er inspireret af Italien - suppen er med røde tomater og fyldt med lækre gnocchi-pasta og tørrede tomater, som man kender det fra Italien. Italien er ikke kun kendt for deres sprøde pizzaer og pastaretter, men også for deres smagfulde suppe, og denne supppe er god til alle aldre. Den kan spises som den er eller serveres med et drys af flager af parmesan og lidt hvidløgscroutoner på toppen samt et lækkert lunt stykke ciabattabrød. Mærk varmen fra den lækre fyldige Mou Minestronesuppe, mens du drømmer dig væk til Italien.</text:p>
            <text:p>Hos Mou laver vi suppe på den gammeldags måde: Vi kommer hele høns, oksekraftben og suppeurter i gryden og lader det hele koge i 8 timer. Sådan har vi gjort lige siden 1960'erne - og hvorfor ændre på det?</text:p>
          </table:table-cell>
          <table:table-cell office:value-type="string" calcext:value-type="string">
            <text:p>https://www.nemlig.com/minestrone-suppe-5048214</text:p>
          </table:table-cell>
        </table:table-row>
        <table:table-row table:style-name="ro3">
          <table:table-cell office:value-type="string" calcext:value-type="string">
            <text:p>Dagligvarer &gt; Køl og mejeri &gt; Mejeri &gt; Yoghurt og syrnet &gt; Yoghurt &gt; Yoghurt m. peach melba</text:p>
          </table:table-cell>
          <table:table-cell office:value-type="string" calcext:value-type="string">
            <text:p>Yoghurt m. peach melba</text:p>
          </table:table-cell>
          <table:table-cell office:value-type="string" calcext:value-type="string">
            <text:p>1 kg / Kløver</text:p>
          </table:table-cell>
          <table:table-cell office:value-type="string" calcext:value-type="string">
            <text:p>KØL</text:p>
          </table:table-cell>
          <table:table-cell office:value-type="string" calcext:value-type="string">
            <text:p>15.95</text:p>
          </table:table-cell>
          <table:table-cell office:value-type="string" calcext:value-type="string">
            <text:p>.</text:p>
          </table:table-cell>
          <table:table-cell office:value-type="string" calcext:value-type="string">
            <text:p>Kløver</text:p>
          </table:table-cell>
          <table:table-cell office:value-type="string" calcext:value-type="string">
            <text:p>Mellemmåltid, Morgenmad</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Sødmælksyoghurt, Yoghurt</text:p>
          </table:table-cell>
          <table:table-cell office:value-type="string" calcext:value-type="string">
            <text:p>Sødmælksyoghurt m. peach melba</text:p>
            <text:p>Kløver yoghurt er dansk mælk syrnet med yoghurtkultur. Under syrningen opnår yoghurten sin cremede konsistens og karakteristiske smag.</text:p>
          </table:table-cell>
          <table:table-cell office:value-type="string" calcext:value-type="string">
            <text:p>https://www.nemlig.com/yoghurt-m-peach-melba-703029</text:p>
          </table:table-cell>
        </table:table-row>
        <table:table-row table:style-name="ro18">
          <table:table-cell office:value-type="string" calcext:value-type="string">
            <text:p>Dagligvarer &gt; Pleje og skønhed &gt; Helse &gt; Kosttilskud og vitaminer &gt; D-vitamin tabletter</text:p>
          </table:table-cell>
          <table:table-cell office:value-type="string" calcext:value-type="string">
            <text:p>D-vitamin tabletter</text:p>
          </table:table-cell>
          <table:table-cell office:value-type="string" calcext:value-type="string">
            <text:p>300 stk. / Lekaform</text:p>
          </table:table-cell>
          <table:table-cell/>
          <table:table-cell office:value-type="string" calcext:value-type="string">
            <text:p>79.95</text:p>
          </table:table-cell>
          <table:table-cell office:value-type="string" calcext:value-type="string">
            <text:p>.</text:p>
          </table:table-cell>
          <table:table-cell office:value-type="string" calcext:value-type="string">
            <text:p>Lekaform</text:p>
          </table:table-cell>
          <table:table-cell office:value-type="string" calcext:value-type="string">
            <text:p>Kosttilskud</text:p>
          </table:table-cell>
          <table:table-cell table:number-columns-repeated="8"/>
          <table:table-cell office:value-type="string" calcext:value-type="string">
            <text:p>Kosttilskud</text:p>
          </table:table-cell>
          <table:table-cell office:value-type="string" calcext:value-type="string">
            <text:p>LEKAFORM D Vitamin</text:p>
            <text:p>Vitamin D bidrager til:</text:p>
            <text:p>* At vedligeholde normale knogler og tænder.</text:p>
            <text:p>* En normal optagelse/udnyttelse af calcium og phosphor.</text:p>
            <text:p>* Et normalt calcium indhold i blodet.</text:p>
            <text:p>* At vedligeholde en normal muskelfunktion.</text:p>
            <text:p>* Immunsystemets normale funktion.</text:p>
            <text:p/>
            <text:p>Opbevaring:</text:p>
            <text:p>Tørt beskyttet mod lys og varme og uden for små børns rækkevidde.</text:p>
            <text:p/>
            <text:p>Anbefalet daglig dosis:</text:p>
            <text:p>Voksne og børn over 11 år: 1 tablet i forbindelse med hovedmåltid.</text:p>
            <text:p>Anbefales ikke til børn under 11 år.</text:p>
            <text:p>Anbefalet daglig dosis bør ikke overskrides.</text:p>
            <text:p/>
            <text:p>Kosttilskud bør ikke træde istedet for varieret kost.</text:p>
          </table:table-cell>
          <table:table-cell office:value-type="string" calcext:value-type="string">
            <text:p>https://www.nemlig.com/d-vitamin-tabletter-5039688</text:p>
          </table:table-cell>
        </table:table-row>
        <table:table-row table:style-name="ro3">
          <table:table-cell office:value-type="string" calcext:value-type="string">
            <text:p>Dagligvarer &gt; Brød, kiks og kager &gt; Boller &gt; Grov- og rugbrødsboller &gt; Fuldkornsboller</text:p>
          </table:table-cell>
          <table:table-cell office:value-type="string" calcext:value-type="string">
            <text:p>Fuldkornsboller</text:p>
          </table:table-cell>
          <table:table-cell office:value-type="string" calcext:value-type="string">
            <text:p>6 stk. / 470 g / Schulstad - Levebrød</text:p>
          </table:table-cell>
          <table:table-cell office:value-type="string" calcext:value-type="string">
            <text:p>Fuldkornsmærket,Nøglehulsmærket</text:p>
          </table:table-cell>
          <table:table-cell office:value-type="string" calcext:value-type="string">
            <text:p>19.95</text:p>
          </table:table-cell>
          <table:table-cell office:value-type="string" calcext:value-type="string">
            <text:p>.</text:p>
          </table:table-cell>
          <table:table-cell office:value-type="string" calcext:value-type="string">
            <text:p>Schulstad</text:p>
          </table:table-cell>
          <table:table-cell office:value-type="string" calcext:value-type="string">
            <text:p>Frokost, Madpakke, Morgenmad</text:p>
          </table:table-cell>
          <table:table-cell table:number-columns-repeated="4"/>
          <table:table-cell office:value-type="string" calcext:value-type="string">
            <text:p>Discount, Fuldkornsmærket, Nøglehulsmærket</text:p>
          </table:table-cell>
          <table:table-cell table:number-columns-repeated="3"/>
          <table:table-cell office:value-type="string" calcext:value-type="string">
            <text:p>Boller, Brød</text:p>
          </table:table-cell>
          <table:table-cell office:value-type="string" calcext:value-type="string">
            <text:p>Levebrød Fuldkornsboller</text:p>
            <text:p>Levebrød fuldkornsboller er store, saftige og bløde boller med masser af fuldkorn og fibre. En bolle indeholder 40 gram fuldkorn pr. 100 gram og ca. 31 gram fuldkorn pr. bolle</text:p>
          </table:table-cell>
          <table:table-cell office:value-type="string" calcext:value-type="string">
            <text:p>https://www.nemlig.com/fuldkornsboller-5035279</text:p>
          </table:table-cell>
        </table:table-row>
        <table:table-row table:style-name="ro7">
          <table:table-cell office:value-type="string" calcext:value-type="string">
            <text:p>Dagligvarer &gt; Husholdning og bolig &gt; Rengøring &gt; Kemiske produkter &gt; Eddikesyre 32%</text:p>
          </table:table-cell>
          <table:table-cell office:value-type="string" calcext:value-type="string">
            <text:p>Eddikesyre 32%</text:p>
          </table:table-cell>
          <table:table-cell office:value-type="string" calcext:value-type="string">
            <text:p>1 l / Borup</text:p>
          </table:table-cell>
          <table:table-cell/>
          <table:table-cell office:value-type="string" calcext:value-type="string">
            <text:p>10.95</text:p>
          </table:table-cell>
          <table:table-cell office:value-type="string" calcext:value-type="string">
            <text:p>.</text:p>
          </table:table-cell>
          <table:table-cell office:value-type="string" calcext:value-type="string">
            <text:p>Borup</text:p>
          </table:table-cell>
          <table:table-cell table:number-columns-repeated="5"/>
          <table:table-cell office:value-type="string" calcext:value-type="string">
            <text:p>Discount</text:p>
          </table:table-cell>
          <table:table-cell table:number-columns-repeated="3"/>
          <table:table-cell office:value-type="string" calcext:value-type="string">
            <text:p>Kemi</text:p>
          </table:table-cell>
          <table:table-cell office:value-type="string" calcext:value-type="string">
            <text:p>Fjern kalk og sæberester</text:p>
            <text:p>Anvendes til rengøring af gulve før lakering til fjernelse af kalkaflejringer og sæberester.</text:p>
            <text:p/>
            <text:p>Kan også bruges til afkalkning af kaffemaskiner, kogekedler medmere.</text:p>
          </table:table-cell>
          <table:table-cell office:value-type="string" calcext:value-type="string">
            <text:p>https://www.nemlig.com/eddikesyre-32-102131</text:p>
          </table:table-cell>
        </table:table-row>
        <table:table-row table:style-name="ro3">
          <table:table-cell office:value-type="string" calcext:value-type="string">
            <text:p>Dagligvarer &gt; Kød og fisk &gt; Oksekød &gt; Steaks og bøffer &gt; Okse Entrecote</text:p>
          </table:table-cell>
          <table:table-cell office:value-type="string" calcext:value-type="string">
            <text:p>Okse Entrecote</text:p>
          </table:table-cell>
          <table:table-cell office:value-type="string" calcext:value-type="string">
            <text:p>360 g / frost / Gert Nielsen</text:p>
          </table:table-cell>
          <table:table-cell office:value-type="string" calcext:value-type="string">
            <text:p>Frost</text:p>
          </table:table-cell>
          <table:table-cell office:value-type="string" calcext:value-type="string">
            <text:p>59.00</text:p>
          </table:table-cell>
          <table:table-cell office:value-type="string" calcext:value-type="string">
            <text:p>.</text:p>
          </table:table-cell>
          <table:table-cell office:value-type="string" calcext:value-type="string">
            <text:p>Gert Nielsen</text:p>
          </table:table-cell>
          <table:table-cell office:value-type="string" calcext:value-type="string">
            <text:p>Aftensmad, Grill</text:p>
          </table:table-cell>
          <table:table-cell table:number-columns-repeated="4"/>
          <table:table-cell office:value-type="string" calcext:value-type="string">
            <text:p>Discount, Frost</text:p>
          </table:table-cell>
          <table:table-cell office:value-type="string" calcext:value-type="string">
            <text:p>Europa, Tyskland, Uruguay</text:p>
          </table:table-cell>
          <table:table-cell table:number-columns-repeated="2"/>
          <table:table-cell office:value-type="string" calcext:value-type="string">
            <text:p>Okse</text:p>
          </table:table-cell>
          <table:table-cell office:value-type="string" calcext:value-type="string">
            <text:p>Okse Entrecote</text:p>
            <text:p>Stegeanvisning: Brun bøffen 1. minut på hver side, Grill eller steg til saften kommer til overfladen, vend bøffen og steg til saften kommer op til overfladen - så er bøffen rosa stegt.</text:p>
          </table:table-cell>
          <table:table-cell office:value-type="string" calcext:value-type="string">
            <text:p>https://www.nemlig.com/okse-entrecote-5018854</text:p>
          </table:table-cell>
        </table:table-row>
        <table:table-row table:style-name="ro3">
          <table:table-cell office:value-type="string" calcext:value-type="string">
            <text:p>Dagligvarer &gt; Kolonial &gt; Bagning &gt; Nødder &gt; Pistacienødder &gt; Pistacienødder m. salt</text:p>
          </table:table-cell>
          <table:table-cell office:value-type="string" calcext:value-type="string">
            <text:p>Pistacienødder m. salt</text:p>
          </table:table-cell>
          <table:table-cell office:value-type="string" calcext:value-type="string">
            <text:p>75 g / Taffel</text:p>
          </table:table-cell>
          <table:table-cell/>
          <table:table-cell office:value-type="string" calcext:value-type="string">
            <text:p>17.95</text:p>
          </table:table-cell>
          <table:table-cell office:value-type="string" calcext:value-type="string">
            <text:p>.</text:p>
          </table:table-cell>
          <table:table-cell office:value-type="string" calcext:value-type="string">
            <text:p>Taffel</text:p>
          </table:table-cell>
          <table:table-cell office:value-type="string" calcext:value-type="string">
            <text:p>Snack</text:p>
          </table:table-cell>
          <table:table-cell table:number-columns-repeated="8"/>
          <table:table-cell office:value-type="string" calcext:value-type="string">
            <text:p>Nødder</text:p>
          </table:table-cell>
          <table:table-cell office:value-type="string" calcext:value-type="string">
            <text:p>Ristede og saltede Pistacienødder</text:p>
            <text:p>Skal, skal ikke....skal! Vi har ladet skallerne sidde på, så du selv kan pille dem af i takt med, at du spiser den ene pistacienød efter den anden. De smager bare bedst på den måde. Det er også for smagens skyld, vi har ristet og saltet dem.</text:p>
          </table:table-cell>
          <table:table-cell office:value-type="string" calcext:value-type="string">
            <text:p>https://www.nemlig.com/pistacienoedder-m-salt-5045590</text:p>
          </table:table-cell>
        </table:table-row>
        <table:table-row table:style-name="ro3">
          <table:table-cell office:value-type="string" calcext:value-type="string">
            <text:p>Dagligvarer &gt; Køl og mejeri &gt; Pålæg &gt; Vegetariske alternativer &gt; Falafel</text:p>
          </table:table-cell>
          <table:table-cell office:value-type="string" calcext:value-type="string">
            <text:p>Falafel</text:p>
          </table:table-cell>
          <table:table-cell office:value-type="string" calcext:value-type="string">
            <text:p>300 g / vegansk / vegetarisk / frost / Hälsans Kök</text:p>
          </table:table-cell>
          <table:table-cell office:value-type="string" calcext:value-type="string">
            <text:p>Frost</text:p>
          </table:table-cell>
          <table:table-cell office:value-type="string" calcext:value-type="string">
            <text:p>32.95</text:p>
          </table:table-cell>
          <table:table-cell office:value-type="string" calcext:value-type="string">
            <text:p>.</text:p>
          </table:table-cell>
          <table:table-cell office:value-type="string" calcext:value-type="string">
            <text:p>Hälsans Kök</text:p>
          </table:table-cell>
          <table:table-cell office:value-type="string" calcext:value-type="string">
            <text:p>Aftensmad, Frokost, Grill</text:p>
          </table:table-cell>
          <table:table-cell table:number-columns-repeated="4"/>
          <table:table-cell office:value-type="string" calcext:value-type="string">
            <text:p>Frost, Vegansk, Vegetarisk</text:p>
          </table:table-cell>
          <table:table-cell table:number-columns-repeated="3"/>
          <table:table-cell office:value-type="string" calcext:value-type="string">
            <text:p>Køderstatning, Tilbehør</text:p>
          </table:table-cell>
          <table:table-cell office:value-type="string" calcext:value-type="string">
            <text:p>Falafler</text:p>
            <text:p>Falafel Klassisk er et vidunderligt produkt, som er baseret på kikærter. Falafler er fremragende i pitabrød med icebergsalat og yoghurtdressing. Kan også bruges i en lækker couscoussalat.</text:p>
          </table:table-cell>
          <table:table-cell office:value-type="string" calcext:value-type="string">
            <text:p>https://www.nemlig.com/falafel-5043808</text:p>
          </table:table-cell>
        </table:table-row>
        <table:table-row table:style-name="ro3">
          <table:table-cell office:value-type="string" calcext:value-type="string">
            <text:p>Dagligvarer &gt; Drikkevarer &gt; Saftevand og drik med smag &gt; Vand m. sort te og fersken</text:p>
          </table:table-cell>
          <table:table-cell office:value-type="string" calcext:value-type="string">
            <text:p>Vand m. sort te og fersken</text:p>
          </table:table-cell>
          <table:table-cell office:value-type="string" calcext:value-type="string">
            <text:p>0,50 l / ex. pant / Mashup</text:p>
          </table:table-cell>
          <table:table-cell/>
          <table:table-cell office:value-type="string" calcext:value-type="string">
            <text:p>14.95</text:p>
          </table:table-cell>
          <table:table-cell office:value-type="string" calcext:value-type="string">
            <text:p>.</text:p>
          </table:table-cell>
          <table:table-cell office:value-type="string" calcext:value-type="string">
            <text:p>Mashup</text:p>
          </table:table-cell>
          <table:table-cell table:number-columns-repeated="9"/>
          <table:table-cell office:value-type="string" calcext:value-type="string">
            <text:p>Læskedrik drikkeklar</text:p>
          </table:table-cell>
          <table:table-cell office:value-type="string" calcext:value-type="string">
            <text:p>Mashup Black Tea &amp; White Peach</text:p>
            <text:p>Mashup vand med smag af sort te og hvid fersken. Få kalorier, ingen kunstige sødemidler eller tilsætningsstoffer</text:p>
          </table:table-cell>
          <table:table-cell office:value-type="string" calcext:value-type="string">
            <text:p>https://www.nemlig.com/vand-m-sort-te-og-fersken-5042355</text:p>
          </table:table-cell>
        </table:table-row>
        <table:table-row table:style-name="ro1">
          <table:table-cell office:value-type="string" calcext:value-type="string">
            <text:p>Dagligvarer &gt; Husholdning og bolig &gt; Rengøring &gt; Rengøringsmiddel &gt; Pudsemiddel &gt; Kobber- og messingpolish</text:p>
          </table:table-cell>
          <table:table-cell office:value-type="string" calcext:value-type="string">
            <text:p>Kobber- og messingpolish</text:p>
          </table:table-cell>
          <table:table-cell office:value-type="string" calcext:value-type="string">
            <text:p>0,15 l / Sterling</text:p>
          </table:table-cell>
          <table:table-cell/>
          <table:table-cell office:value-type="string" calcext:value-type="string">
            <text:p>26.95</text:p>
          </table:table-cell>
          <table:table-cell office:value-type="string" calcext:value-type="string">
            <text:p>.</text:p>
          </table:table-cell>
          <table:table-cell office:value-type="string" calcext:value-type="string">
            <text:p>Sterling</text:p>
          </table:table-cell>
          <table:table-cell table:number-columns-repeated="9"/>
          <table:table-cell office:value-type="string" calcext:value-type="string">
            <text:p>Pudsemiddel</text:p>
          </table:table-cell>
          <table:table-cell office:value-type="string" calcext:value-type="string">
            <text:p>Et effektivt middel til pudsning af kobber- og messinggenstande. Cremen virker samtidig beskyttende på metallet, så det beholder den flotte blanke overflade længere.</text:p>
          </table:table-cell>
          <table:table-cell office:value-type="string" calcext:value-type="string">
            <text:p>https://www.nemlig.com/kobber-og-messingpolish-5014644</text:p>
          </table:table-cell>
        </table:table-row>
        <table:table-row table:style-name="ro7">
          <table:table-cell office:value-type="string" calcext:value-type="string">
            <text:p>Dagligvarer &gt; Kolonial &gt; Krydderier &gt; Bouillon og fond &gt; Drikkebouillon</text:p>
          </table:table-cell>
          <table:table-cell office:value-type="string" calcext:value-type="string">
            <text:p>Drikkebouillon</text:p>
          </table:table-cell>
          <table:table-cell office:value-type="string" calcext:value-type="string">
            <text:p>18 g / Knorr</text:p>
          </table:table-cell>
          <table:table-cell/>
          <table:table-cell office:value-type="string" calcext:value-type="string">
            <text:p>13.95</text:p>
          </table:table-cell>
          <table:table-cell office:value-type="string" calcext:value-type="string">
            <text:p>.</text:p>
          </table:table-cell>
          <table:table-cell office:value-type="string" calcext:value-type="string">
            <text:p>Knorr</text:p>
          </table:table-cell>
          <table:table-cell table:number-columns-repeated="9"/>
          <table:table-cell office:value-type="string" calcext:value-type="string">
            <text:p>Bouillon</text:p>
          </table:table-cell>
          <table:table-cell office:value-type="string" calcext:value-type="string">
            <text:p>Drikkebouillon fra Knorr</text:p>
            <text:p>Knorrs drikkebouillon har fået nyt design. Knorr Drikkebouillon er en fyldig klassiker med et fint afstemt indhold af grøntsager og krydderurter. Med sin populære og karakteristiske smag bliver Knorr Drikkebouillon altid budt velkommen i koppen.</text:p>
            <text:p/>
            <text:p>Kom indholdet af et brev ned i en kop, hæld 1,75 dl kogende vand over og så er koppen klar. Hver pakke indeholder 5 portionsbreve.</text:p>
          </table:table-cell>
          <table:table-cell office:value-type="string" calcext:value-type="string">
            <text:p>https://www.nemlig.com/drikkebouillon-5020588</text:p>
          </table:table-cell>
        </table:table-row>
        <table:table-row table:style-name="ro2">
          <table:table-cell office:value-type="string" calcext:value-type="string">
            <text:p>Dagligvarer &gt; Baby, børn og legetøj &gt; Babymad og modermælkserstatning &gt; Mellemmåltider til børn og babyer &gt; Sommersmoothie m. æble/jordbær</text:p>
          </table:table-cell>
          <table:table-cell office:value-type="string" calcext:value-type="string">
            <text:p>Sommersmoothie m. æble/jordbær</text:p>
          </table:table-cell>
          <table:table-cell office:value-type="string" calcext:value-type="string">
            <text:p>90 g / 6+ mdr. / Semper</text:p>
          </table:table-cell>
          <table:table-cell/>
          <table:table-cell office:value-type="string" calcext:value-type="string">
            <text:p>7.95</text:p>
          </table:table-cell>
          <table:table-cell office:value-type="string" calcext:value-type="string">
            <text:p>.</text:p>
          </table:table-cell>
          <table:table-cell office:value-type="string" calcext:value-type="string">
            <text:p>Semper</text:p>
          </table:table-cell>
          <table:table-cell office:value-type="string" calcext:value-type="string">
            <text:p>Baby, Børn</text:p>
          </table:table-cell>
          <table:table-cell office:value-type="string" calcext:value-type="string">
            <text:p>Klempose</text:p>
          </table:table-cell>
          <table:table-cell table:number-columns-repeated="3"/>
          <table:table-cell office:value-type="string" calcext:value-type="string">
            <text:p>Discount</text:p>
          </table:table-cell>
          <table:table-cell table:number-columns-repeated="3"/>
          <table:table-cell office:value-type="string" calcext:value-type="string">
            <text:p>Babymad, Mellemmåltid</text:p>
          </table:table-cell>
          <table:table-cell office:value-type="string" calcext:value-type="string">
            <text:p>Smoothie på farten</text:p>
            <text:p>Frugtpuré med æble og jordbær, er en puré som barnet selv kan sidde med, måske med lidt hjælp. Den populære æble og jordbærsmag er et stort hit blandt børn, også over 6 måneder. Servér den cremede smoothie som et lækkert mellemmåltid, som topping på grød, eller en let forfriskning når I er på tur.</text:p>
            <text:p/>
            <text:p>Opbevaring: Uåbnet emballage kan opbevares ved normal stuetemperatur. Åbnet emballage kan opbevares i køleskab i højst 2 døgn.</text:p>
            <text:p/>
            <text:p>Alder 6+ måneder.</text:p>
          </table:table-cell>
          <table:table-cell office:value-type="string" calcext:value-type="string">
            <text:p>https://www.nemlig.com/sommersmoothie-m-aeble-jordbaer-5015938</text:p>
          </table:table-cell>
        </table:table-row>
        <table:table-row table:style-name="ro5">
          <table:table-cell office:value-type="string" calcext:value-type="string">
            <text:p>Dagligvarer &gt; Kød og fisk &gt; Kylling &gt; Kyllingelår og -vinger &gt; Kyllingelår øko.</text:p>
          </table:table-cell>
          <table:table-cell office:value-type="string" calcext:value-type="string">
            <text:p>Kyllingelår øko.</text:p>
          </table:table-cell>
          <table:table-cell office:value-type="string" calcext:value-type="string">
            <text:p>480 g / Kalu</text:p>
          </table:table-cell>
          <table:table-cell office:value-type="string" calcext:value-type="string">
            <text:p>KØL,Øko (europæisk)</text:p>
          </table:table-cell>
          <table:table-cell office:value-type="string" calcext:value-type="string">
            <text:p>71.50</text:p>
          </table:table-cell>
          <table:table-cell office:value-type="string" calcext:value-type="string">
            <text:p>.</text:p>
          </table:table-cell>
          <table:table-cell office:value-type="string" calcext:value-type="string">
            <text:p>Kalu</text:p>
          </table:table-cell>
          <table:table-cell office:value-type="string" calcext:value-type="string">
            <text:p>Aftensmad, Grill</text:p>
          </table:table-cell>
          <table:table-cell table:number-columns-repeated="4"/>
          <table:table-cell office:value-type="string" calcext:value-type="string">
            <text:p>Friland, KØL, Øko (europæisk)</text:p>
          </table:table-cell>
          <table:table-cell office:value-type="string" calcext:value-type="string">
            <text:p>Frankrig</text:p>
          </table:table-cell>
          <table:table-cell table:number-columns-repeated="2"/>
          <table:table-cell office:value-type="string" calcext:value-type="string">
            <text:p>Kylling</text:p>
          </table:table-cell>
          <table:table-cell office:value-type="string" calcext:value-type="string">
            <text:p>Kyllingelår</text:p>
            <text:p>En fransk frilandskylling som er vokset op på græsarealer uden hegn i udkanten af skovene ved Sarthois, som ligger i den nordlige ende af Loire-dalen. Kyllingerne har hele deres liv adgang til store kyllingehuse, hvor de kan søge læ for vind og vejr.</text:p>
            <text:p/>
            <text:p>Kyllingen er ikke halalslagtet.</text:p>
            <text:p/>
            <text:p>Kyllingernes foder består af mindst 90% økologisk dyrkede kornsorter.</text:p>
            <text:p/>
            <text:p>Kødet kommer fra Frankrig.</text:p>
          </table:table-cell>
          <table:table-cell office:value-type="string" calcext:value-type="string">
            <text:p>https://www.nemlig.com/kyllingelaar-oeko-5019291</text:p>
          </table:table-cell>
        </table:table-row>
        <table:table-row table:style-name="ro9">
          <table:table-cell office:value-type="string" calcext:value-type="string">
            <text:p>Dagligvarer &gt; Kolonial &gt; Konserves &gt; Grøntsager og frugt &gt; Ananas og andet frugt &gt; Ananasstykker i sirup</text:p>
          </table:table-cell>
          <table:table-cell office:value-type="string" calcext:value-type="string">
            <text:p>Ananasstykker i sirup</text:p>
          </table:table-cell>
          <table:table-cell office:value-type="string" calcext:value-type="string">
            <text:p>565 g / 340 g / Mikado</text:p>
          </table:table-cell>
          <table:table-cell/>
          <table:table-cell office:value-type="string" calcext:value-type="string">
            <text:p>11.95</text:p>
          </table:table-cell>
          <table:table-cell office:value-type="string" calcext:value-type="string">
            <text:p>.</text:p>
          </table:table-cell>
          <table:table-cell office:value-type="string" calcext:value-type="string">
            <text:p>Mikado</text:p>
          </table:table-cell>
          <table:table-cell office:value-type="string" calcext:value-type="string">
            <text:p>Aftensmad, Asiatisk</text:p>
          </table:table-cell>
          <table:table-cell office:value-type="string" calcext:value-type="string">
            <text:p>Dåse</text:p>
          </table:table-cell>
          <table:table-cell table:number-columns-repeated="7"/>
          <table:table-cell office:value-type="string" calcext:value-type="string">
            <text:p>Frugtkonserves</text:p>
          </table:table-cell>
          <table:table-cell office:value-type="string" calcext:value-type="string">
            <text:p>Ananas stykker</text:p>
            <text:p>Ananas stykker i let sirup.</text:p>
            <text:p>Nettovægt: 565 g / Drænet vægt: 340 g.</text:p>
          </table:table-cell>
          <table:table-cell office:value-type="string" calcext:value-type="string">
            <text:p>https://www.nemlig.com/ananasstykker-i-sirup-5046327</text:p>
          </table:table-cell>
        </table:table-row>
        <table:table-row table:style-name="ro3">
          <table:table-cell office:value-type="string" calcext:value-type="string">
            <text:p>Dagligvarer &gt; Kolonial &gt; Krydderier &gt; Bouillon og fond &gt; Kalvekødsfond</text:p>
          </table:table-cell>
          <table:table-cell office:value-type="string" calcext:value-type="string">
            <text:p>Kalvekødsfond</text:p>
          </table:table-cell>
          <table:table-cell office:value-type="string" calcext:value-type="string">
            <text:p>0,20 l / Jürgen Langbein</text:p>
          </table:table-cell>
          <table:table-cell/>
          <table:table-cell office:value-type="string" calcext:value-type="string">
            <text:p>19.95</text:p>
          </table:table-cell>
          <table:table-cell office:value-type="string" calcext:value-type="string">
            <text:p>.</text:p>
          </table:table-cell>
          <table:table-cell office:value-type="string" calcext:value-type="string">
            <text:p>Jürgen Langbein</text:p>
          </table:table-cell>
          <table:table-cell office:value-type="string" calcext:value-type="string">
            <text:p>Gryderetter, Sauce, Suppe</text:p>
          </table:table-cell>
          <table:table-cell table:number-columns-repeated="8"/>
          <table:table-cell office:value-type="string" calcext:value-type="string">
            <text:p>Fond</text:p>
          </table:table-cell>
          <table:table-cell office:value-type="string" calcext:value-type="string">
            <text:p>Kalvekødsfond</text:p>
            <text:p>Gourmet kalvekødsfond lavet med udvalgte ingredienser. Fonden er en fin base til at hælde på og tilberede solide supper, gryderetter, saucer og ragouts.</text:p>
          </table:table-cell>
          <table:table-cell office:value-type="string" calcext:value-type="string">
            <text:p>https://www.nemlig.com/kalvekoedsfond-5029902</text:p>
          </table:table-cell>
        </table:table-row>
        <table:table-row table:style-name="ro6">
          <table:table-cell office:value-type="string" calcext:value-type="string">
            <text:p>Dagligvarer &gt; Frugt og grønt &gt; Grøntsager &gt; Tomater &gt; Tomat</text:p>
          </table:table-cell>
          <table:table-cell office:value-type="string" calcext:value-type="string">
            <text:p>Tomat</text:p>
          </table:table-cell>
          <table:table-cell office:value-type="string" calcext:value-type="string">
            <text:p>1 stk. / Danmark / Klasse 1</text:p>
          </table:table-cell>
          <table:table-cell office:value-type="string" calcext:value-type="string">
            <text:p>Dansk</text:p>
          </table:table-cell>
          <table:table-cell office:value-type="string" calcext:value-type="string">
            <text:p>3.50</text:p>
          </table:table-cell>
          <table:table-cell office:value-type="string" calcext:value-type="string">
            <text:p>.</text:p>
          </table:table-cell>
          <table:table-cell table:number-columns-repeated="3"/>
          <table:table-cell office:value-type="string" calcext:value-type="string">
            <text:p>Rød</text:p>
          </table:table-cell>
          <table:table-cell office:value-type="string" calcext:value-type="string">
            <text:p>Klasse 1</text:p>
          </table:table-cell>
          <table:table-cell/>
          <table:table-cell office:value-type="string" calcext:value-type="string">
            <text:p>Dansk</text:p>
          </table:table-cell>
          <table:table-cell office:value-type="string" calcext:value-type="string">
            <text:p>Danmark</text:p>
          </table:table-cell>
          <table:table-cell table:number-columns-repeated="2"/>
          <table:table-cell office:value-type="string" calcext:value-type="string">
            <text:p>Tomat</text:p>
          </table:table-cell>
          <table:table-cell office:value-type="string" calcext:value-type="string">
            <text:p>Tomaten stammer fra Sydamerika og kom til Europa i det 16. århundrede, da conquistadorerne (soldater og opdagelsesrejsende) sendte tomater herhjem sammen med andre skatte, som guld og mineraler.</text:p>
            <text:p/>
            <text:p>Tomaten tilhører natskyggefamilien og er derfor nært beslægtet med kartofler, auberginer og peberfrugt.</text:p>
            <text:p>Egentlig er tomaten en frugt, i og med at den indeholder kerner, men i langt de fleste tilfælde bliver den brugt som en grøntsag.</text:p>
            <text:p/>
            <text:p>De traditionelle tomater er gode til det meste. Kødet i tomaten er fast, og de kan bruges overalt i køkkenet.</text:p>
            <text:p>Rå, kogt, stegt eller bagt. I ovnen, på panden, i gryden, i salaten, som pålæg osv.</text:p>
            <text:p/>
            <text:p>Tomater har et stort indhold af A-, E- og K-vitaminer samt aktive antioxydanter.</text:p>
            <text:p/>
            <text:p>Tips:</text:p>
            <text:p>Der findes rigtig mange forskellige tomatsorter, som både udskiller sig i forskellige former, farver og smage.</text:p>
            <text:p/>
            <text:p>Opbevaring:</text:p>
            <text:p>Tomater opbevares bedst ved stuetemperatur, hvis man vil have den optimale smagsoplevelse ud ad dem.</text:p>
          </table:table-cell>
          <table:table-cell office:value-type="string" calcext:value-type="string">
            <text:p>https://www.nemlig.com/tomat-5010806</text:p>
          </table:table-cell>
        </table:table-row>
        <table:table-row table:style-name="ro4">
          <table:table-cell office:value-type="string" calcext:value-type="string">
            <text:p>Dagligvarer &gt; Drikkevarer &gt; Juice, smoothies og shots &gt; Most &gt; Rabarberdrik øko.</text:p>
          </table:table-cell>
          <table:table-cell office:value-type="string" calcext:value-type="string">
            <text:p>Rabarberdrik øko.</text:p>
          </table:table-cell>
          <table:table-cell office:value-type="string" calcext:value-type="string">
            <text:p>0,66 l / ex. pant / Danmark</text:p>
          </table:table-cell>
          <table:table-cell office:value-type="string" calcext:value-type="string">
            <text:p>Dansk,Øko (dansk),Øko (europæisk)</text:p>
          </table:table-cell>
          <table:table-cell office:value-type="string" calcext:value-type="string">
            <text:p>30.00</text:p>
          </table:table-cell>
          <table:table-cell office:value-type="string" calcext:value-type="string">
            <text:p>.</text:p>
          </table:table-cell>
          <table:table-cell office:value-type="string" calcext:value-type="string">
            <text:p>Bornholms Mosteri</text:p>
          </table:table-cell>
          <table:table-cell office:value-type="string" calcext:value-type="string">
            <text:p>Brunch, Frokost, Morgenmad</text:p>
          </table:table-cell>
          <table:table-cell office:value-type="string" calcext:value-type="string">
            <text:p>Flaske</text:p>
          </table:table-cell>
          <table:table-cell office:value-type="string" calcext:value-type="string">
            <text:p>Rød</text:p>
          </table:table-cell>
          <table:table-cell/>
          <table:table-cell office:value-type="string" calcext:value-type="string">
            <text:p>Danmark</text:p>
          </table:table-cell>
          <table:table-cell office:value-type="string" calcext:value-type="string">
            <text:p>Dansk, Øko (dansk), Øko (europæisk)</text:p>
          </table:table-cell>
          <table:table-cell office:value-type="string" calcext:value-type="string">
            <text:p>Danmark</text:p>
          </table:table-cell>
          <table:table-cell table:number-columns-repeated="2"/>
          <table:table-cell office:value-type="string" calcext:value-type="string">
            <text:p>Most</text:p>
          </table:table-cell>
          <table:table-cell office:value-type="string" calcext:value-type="string">
            <text:p>Økologisk Rabarberdrik er produceret af en særligt velegnet rabarbersort fra Fyn, som har et begrænset indhold af syrer. Det giver produktet en fantastisk rød rabarberfarve uden brug af farvestoffer.</text:p>
            <text:p/>
            <text:p>Rabarberstænglerne bliver snittet, vasket og nænsomt koldpresset på Bornholm, hvorefter den syrlige saft blandes med vand og økologisk sukker, inden den tappes på flasker.</text:p>
            <text:p>Sukkeret er minimeret for at bevare råvarernes naturlige smag, hvilket samtidig giver produktet en anelse syrlighed og en frisk smag.</text:p>
            <text:p>Produktet er nænsomt varmebehandlet for at sikre en lang naturlig holdbarhed, og for samtidig at bevare produktets originale smag og farve.</text:p>
            <text:p/>
            <text:p>Produktet er drikkeklart og skal ikke tilsættes vand.</text:p>
            <text:p/>
            <text:p>Bornholms Mosteri</text:p>
            <text:p>Bornholms Mosteri er et usædvanligt mosteri med en særlig omsorg for frugt og folk.</text:p>
            <text:p>Der bliver presset og tappet med socialt ansvar, idet ca. 75 % af medarbejderne er socialt udsatte som, på grund af enten fysiske eller psykiske skavanker, ikke er i stand til at varetage et ordinært arbejde på fuldtid.</text:p>
            <text:p/>
            <text:p>Bornholms Mosteri tilpasser arbejdsopgaverne til den enkelte medarbejder, så alle er med til at bidrage og gøre deres bedste. Der sættes en ære i at rendyrke råvarens originale smag og fremelske potentialet i både mennesker og frugt.</text:p>
          </table:table-cell>
          <table:table-cell office:value-type="string" calcext:value-type="string">
            <text:p>https://www.nemlig.com/rabarberdrik-oeko-5037966</text:p>
          </table:table-cell>
        </table:table-row>
        <table:table-row table:style-name="ro7">
          <table:table-cell office:value-type="string" calcext:value-type="string">
            <text:p>Dagligvarer &gt; Køl og mejeri &gt; Mejeri &gt; Kakao, koldskål og proteindrikke &gt; Andre mælkedrikke &gt; Starbucks espresso</text:p>
          </table:table-cell>
          <table:table-cell office:value-type="string" calcext:value-type="string">
            <text:p>Starbucks espresso</text:p>
          </table:table-cell>
          <table:table-cell office:value-type="string" calcext:value-type="string">
            <text:p>0,33 l / Tripleshot / Starbucks</text:p>
          </table:table-cell>
          <table:table-cell office:value-type="string" calcext:value-type="string">
            <text:p>KØL</text:p>
          </table:table-cell>
          <table:table-cell office:value-type="string" calcext:value-type="string">
            <text:p>16.95</text:p>
          </table:table-cell>
          <table:table-cell office:value-type="string" calcext:value-type="string">
            <text:p>.</text:p>
          </table:table-cell>
          <table:table-cell office:value-type="string" calcext:value-type="string">
            <text:p>Starbucks</text:p>
          </table:table-cell>
          <table:table-cell office:value-type="string" calcext:value-type="string">
            <text:p>Drikke, Mellemmåltid</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Iskaffe</text:p>
          </table:table-cell>
          <table:table-cell office:value-type="string" calcext:value-type="string">
            <text:p>Starbucks Tripleshot Espresso</text:p>
            <text:p>Starbucks Tripleshot er en kaffeblanding bestående af tre skud espresso kaffe, vand og mælk. Perfekt til de, der ønsker en mere naturlig energidrik.</text:p>
            <text:p/>
            <text:p>Højt koffeinindhold: 47,2 mg / 100 ml. Serveres kold.</text:p>
          </table:table-cell>
          <table:table-cell office:value-type="string" calcext:value-type="string">
            <text:p>https://www.nemlig.com/starbucks-espresso-5048184</text:p>
          </table:table-cell>
        </table:table-row>
        <table:table-row table:style-name="ro1">
          <table:table-cell office:value-type="string" calcext:value-type="string">
            <text:p>Dagligvarer &gt; Brød, kiks og kager &gt; Kager &gt; Romkugler, studenterbrød og træstammer m.m. &gt; Abrikossnitter</text:p>
          </table:table-cell>
          <table:table-cell office:value-type="string" calcext:value-type="string">
            <text:p>Abrikossnitter</text:p>
          </table:table-cell>
          <table:table-cell office:value-type="string" calcext:value-type="string">
            <text:p>10 stk. / 200 g / Chr. Feld</text:p>
          </table:table-cell>
          <table:table-cell/>
          <table:table-cell office:value-type="string" calcext:value-type="string">
            <text:p>28.95</text:p>
          </table:table-cell>
          <table:table-cell office:value-type="string" calcext:value-type="string">
            <text:p>.</text:p>
          </table:table-cell>
          <table:table-cell/>
          <table:table-cell office:value-type="string" calcext:value-type="string">
            <text:p>Dessert</text:p>
          </table:table-cell>
          <table:table-cell table:number-columns-repeated="8"/>
          <table:table-cell office:value-type="string" calcext:value-type="string">
            <text:p>Kage</text:p>
          </table:table-cell>
          <table:table-cell office:value-type="string" calcext:value-type="string">
            <text:p>Abrikossnitter</text:p>
          </table:table-cell>
          <table:table-cell office:value-type="string" calcext:value-type="string">
            <text:p>https://www.nemlig.com/abrikossnitter-5032889</text:p>
          </table:table-cell>
        </table:table-row>
        <table:table-row table:style-name="ro9">
          <table:table-cell office:value-type="string" calcext:value-type="string">
            <text:p>Dagligvarer &gt; Kolonial &gt; Bagning &gt; Mel &gt; Hvede-, spelt- og durummel &gt; Hvedemel øko.</text:p>
          </table:table-cell>
          <table:table-cell office:value-type="string" calcext:value-type="string">
            <text:p>Hvedemel øko.</text:p>
          </table:table-cell>
          <table:table-cell office:value-type="string" calcext:value-type="string">
            <text:p>2 kg / Kornkammeret</text:p>
          </table:table-cell>
          <table:table-cell office:value-type="string" calcext:value-type="string">
            <text:p>Øko (dansk),Øko (europæisk)</text:p>
          </table:table-cell>
          <table:table-cell office:value-type="string" calcext:value-type="string">
            <text:p>34.95</text:p>
          </table:table-cell>
          <table:table-cell office:value-type="string" calcext:value-type="string">
            <text:p>.</text:p>
          </table:table-cell>
          <table:table-cell office:value-type="string" calcext:value-type="string">
            <text:p>Kornkammeret</text:p>
          </table:table-cell>
          <table:table-cell office:value-type="string" calcext:value-type="string">
            <text:p>Bagning, Madlavning</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Mel</text:p>
          </table:table-cell>
          <table:table-cell office:value-type="string" calcext:value-type="string">
            <text:p>Økologisk hvedemel</text:p>
            <text:p>Denne hvedemel er naturligvis 100% økologisk.</text:p>
            <text:p>Hvedemelen giver også rigtigt gode bageegenskaber, finsigtet kvalitet og en mel formalet på vores mølle i Vejle.</text:p>
          </table:table-cell>
          <table:table-cell office:value-type="string" calcext:value-type="string">
            <text:p>https://www.nemlig.com/hvedemel-oeko-908055</text:p>
          </table:table-cell>
        </table:table-row>
        <table:table-row table:style-name="ro5">
          <table:table-cell office:value-type="string" calcext:value-type="string">
            <text:p>Dagligvarer &gt; Baby, børn og legetøj &gt; Legetøj &gt; Kreativ leg og læring &gt; Male- og aktivitetsbøger &gt; Børneavisens kogebagebog</text:p>
          </table:table-cell>
          <table:table-cell office:value-type="string" calcext:value-type="string">
            <text:p>Børneavisens kogebagebog</text:p>
          </table:table-cell>
          <table:table-cell office:value-type="string" calcext:value-type="string">
            <text:p>1 stk. / 6+ år / Politikens Forlag</text:p>
          </table:table-cell>
          <table:table-cell/>
          <table:table-cell office:value-type="string" calcext:value-type="string">
            <text:p>199.95</text:p>
          </table:table-cell>
          <table:table-cell office:value-type="string" calcext:value-type="string">
            <text:p>.</text:p>
          </table:table-cell>
          <table:table-cell/>
          <table:table-cell office:value-type="string" calcext:value-type="string">
            <text:p>Børn, Madlavning</text:p>
          </table:table-cell>
          <table:table-cell table:number-columns-repeated="8"/>
          <table:table-cell office:value-type="string" calcext:value-type="string">
            <text:p>Børnebog, Kogebog</text:p>
          </table:table-cell>
          <table:table-cell office:value-type="string" calcext:value-type="string">
            <text:p>Børneavisens kogebagebog</text:p>
            <text:p>Hver uge er der på Børneavisens bagside en lettilgængelig opskrift på kager, brød eller lækre retter, sat op som en tegneserie, så alle kan være med.</text:p>
            <text:p/>
            <text:p>Opskrifterne er udarbejdet af deltagere fra Bagedysten, Børneavisens ansatte og avisens egne læsere – der også sender en masse fine billeder ind af deres resultater i køkkenet. Opskrifterne har fået mange børn i køkkenet, som ellers ikke før har vist interesse for mad eller bagning.</text:p>
            <text:p/>
            <text:p>Bag f.eks. Mickis banankage eller hans lækre kanelsnegle, bliv populær fredag aften med Jasmins chokoladefirkanter, Mias bananbrød, Rosas marengskys og Jons apppelsinmazarinkage, eller gå i køkkenet med Børneavisens egne opskrifter og lav lasagne eller den lækreste bulgursalat.</text:p>
            <text:p/>
            <text:p>I Børneavisens kogebagebog er alle opskrifterne fra Børneavisen samlet for første gang, så de kan tages med i køkkenet og bruges igen og igen. Opskrifterne er suppleret med fakta om råvarer samt fakta og anekdoter om retter og ingredienser.</text:p>
          </table:table-cell>
          <table:table-cell office:value-type="string" calcext:value-type="string">
            <text:p>https://www.nemlig.com/boerneavisens-kogebagebog-5048847</text:p>
          </table:table-cell>
        </table:table-row>
        <table:table-row table:style-name="ro3">
          <table:table-cell office:value-type="string" calcext:value-type="string">
            <text:p>Dagligvarer &gt; Kolonial &gt; Bagning &gt; Bageartikler &gt; Bagepulver, natron m.m. &gt; Bagepulver (brunt)</text:p>
          </table:table-cell>
          <table:table-cell office:value-type="string" calcext:value-type="string">
            <text:p>Bagepulver (brunt)</text:p>
          </table:table-cell>
          <table:table-cell office:value-type="string" calcext:value-type="string">
            <text:p>16 g / Dr. Oetker</text:p>
          </table:table-cell>
          <table:table-cell/>
          <table:table-cell office:value-type="string" calcext:value-type="string">
            <text:p>8.95</text:p>
          </table:table-cell>
          <table:table-cell office:value-type="string" calcext:value-type="string">
            <text:p>.</text:p>
          </table:table-cell>
          <table:table-cell office:value-type="string" calcext:value-type="string">
            <text:p>Dr. Oetker</text:p>
          </table:table-cell>
          <table:table-cell office:value-type="string" calcext:value-type="string">
            <text:p>Bagning</text:p>
          </table:table-cell>
          <table:table-cell table:number-columns-repeated="8"/>
          <table:table-cell office:value-type="string" calcext:value-type="string">
            <text:p>Bageartikler</text:p>
          </table:table-cell>
          <table:table-cell office:value-type="string" calcext:value-type="string">
            <text:p>Bagepulver (brunt)</text:p>
            <text:p>Dr. Oetker Brunt Bagepulver er en særlig blanding af lækre krydderier og bagepulver.</text:p>
          </table:table-cell>
          <table:table-cell office:value-type="string" calcext:value-type="string">
            <text:p>https://www.nemlig.com/bagepulver-brunt-5500506</text:p>
          </table:table-cell>
        </table:table-row>
        <table:table-row table:style-name="ro14">
          <table:table-cell office:value-type="string" calcext:value-type="string">
            <text:p>Dagligvarer &gt; Husholdning og bolig &gt; Elartikler &gt; Stikdåser, kabler mv. &gt; Forlængerledning 3 m.</text:p>
          </table:table-cell>
          <table:table-cell office:value-type="string" calcext:value-type="string">
            <text:p>Forlængerledning 3 m.</text:p>
          </table:table-cell>
          <table:table-cell office:value-type="string" calcext:value-type="string">
            <text:p>1 stk. / E-Line</text:p>
          </table:table-cell>
          <table:table-cell/>
          <table:table-cell office:value-type="string" calcext:value-type="string">
            <text:p>39.95</text:p>
          </table:table-cell>
          <table:table-cell office:value-type="string" calcext:value-type="string">
            <text:p>.</text:p>
          </table:table-cell>
          <table:table-cell office:value-type="string" calcext:value-type="string">
            <text:p>E-Line</text:p>
          </table:table-cell>
          <table:table-cell table:number-columns-repeated="9"/>
          <table:table-cell office:value-type="string" calcext:value-type="string">
            <text:p>Forlængerledning</text:p>
          </table:table-cell>
          <table:table-cell office:value-type="string" calcext:value-type="string">
            <text:p>Forlængerledning</text:p>
            <text:p>Forlængerledning uden dummyhul som giver yderligere 3 meter at gøre godt med mellem stikkontakten og brugsgenstanden.Man kan både bruge flad og rund stikprop til denne forlængerledning.</text:p>
            <text:p/>
            <text:p>Produktinformation:</text:p>
            <text:p>Længde: 3 meter</text:p>
            <text:p>Farve: Hvid</text:p>
            <text:p>Primær spænding: 230 volt</text:p>
            <text:p>Strøm: 16 ampere</text:p>
            <text:p>Watt: maks. 3.680 watt</text:p>
            <text:p>IP-grad: IP20</text:p>
          </table:table-cell>
          <table:table-cell office:value-type="string" calcext:value-type="string">
            <text:p>https://www.nemlig.com/forlaengerledning-3-m-5030784</text:p>
          </table:table-cell>
        </table:table-row>
        <table:table-row table:style-name="ro11">
          <table:table-cell office:value-type="string" calcext:value-type="string">
            <text:p>Dagligvarer &gt; Kød og fisk &gt; Kalvekød &gt; Udskæringer af kalvekød &gt; Kalvetykstegsmedaljon</text:p>
          </table:table-cell>
          <table:table-cell office:value-type="string" calcext:value-type="string">
            <text:p>Kalvetykstegsmedaljon</text:p>
          </table:table-cell>
          <table:table-cell office:value-type="string" calcext:value-type="string">
            <text:p>400 g</text:p>
          </table:table-cell>
          <table:table-cell office:value-type="string" calcext:value-type="string">
            <text:p>Dansk,KØL</text:p>
          </table:table-cell>
          <table:table-cell office:value-type="string" calcext:value-type="string">
            <text:p>99.95</text:p>
          </table:table-cell>
          <table:table-cell office:value-type="string" calcext:value-type="string">
            <text:p>.</text:p>
          </table:table-cell>
          <table:table-cell office:value-type="string" calcext:value-type="string">
            <text:p>Grambogård</text:p>
          </table:table-cell>
          <table:table-cell office:value-type="string" calcext:value-type="string">
            <text:p>Aftensmad, Salat</text:p>
          </table:table-cell>
          <table:table-cell table:number-columns-repeated="4"/>
          <table:table-cell office:value-type="string" calcext:value-type="string">
            <text:p>Dansk, KØL</text:p>
          </table:table-cell>
          <table:table-cell office:value-type="string" calcext:value-type="string">
            <text:p>Danmark</text:p>
          </table:table-cell>
          <table:table-cell table:number-columns-repeated="2"/>
          <table:table-cell office:value-type="string" calcext:value-type="string">
            <text:p>Kalv</text:p>
          </table:table-cell>
          <table:table-cell office:value-type="string" calcext:value-type="string">
            <text:p>Kalvetykstegsmedaljon</text:p>
            <text:p>Tykstegen er en smule mere grovfibret end eksempelvis filet’en, selvom der til dette produkt kun benytter ”tynde side af tykstegen”. Den er fortsat meget mør og dog ikke helt så mør som filet. Derfor er der nogen, som foretrækker tykstegen – og af samme årsag er der nogen, som foretrækker filet’en.</text:p>
            <text:p/>
            <text:p>Grambogård er et lille slagteri på Fyn tæt ved Odense. De går meget op i dyrevelfærd. Kalvene fra Grambogård går løsdriftsbokse med et tykt lag blødt halm. De får frisk foder hver halve time. Det betyder, at de selv kan bestemme, hvornår de vil spise. Kalvene skal ikke ud på lange transporter. Der bliver gået op i, at Grambogård landbrug ikke ligger langt væk fra slagteriet. Det handler om at mindske stresset for dyrene. Det er både godt for dyrevelfærden og for kvaliteten på kødet.</text:p>
            <text:p/>
            <text:p>Tip fra slagteren</text:p>
            <text:p>Det kan anbefales, at stege medaljonerne med et stykke tørsaltet bacon, som er bundet rundt om kanten.</text:p>
            <text:p/>
            <text:p>Dette produkt er ikke halalslagtet.</text:p>
          </table:table-cell>
          <table:table-cell office:value-type="string" calcext:value-type="string">
            <text:p>https://www.nemlig.com/kalvetykstegsmedaljon-5020753</text:p>
          </table:table-cell>
        </table:table-row>
        <table:table-row table:style-name="ro19">
          <table:table-cell office:value-type="string" calcext:value-type="string">
            <text:p>Dagligvarer &gt; Slik og kiosk &gt; Håndkøbsmedicin &gt; Rygeafvænning &gt; Tyggegummi m. lakrids</text:p>
          </table:table-cell>
          <table:table-cell office:value-type="string" calcext:value-type="string">
            <text:p>Tyggegummi m. lakrids</text:p>
          </table:table-cell>
          <table:table-cell office:value-type="string" calcext:value-type="string">
            <text:p>204 stk. / 2 mg nicotin/stk. / Nicotinell</text:p>
          </table:table-cell>
          <table:table-cell/>
          <table:table-cell office:value-type="string" calcext:value-type="string">
            <text:p>249.95</text:p>
          </table:table-cell>
          <table:table-cell office:value-type="string" calcext:value-type="string">
            <text:p>.</text:p>
          </table:table-cell>
          <table:table-cell office:value-type="string" calcext:value-type="string">
            <text:p>Nicotinell</text:p>
          </table:table-cell>
          <table:table-cell office:value-type="string" calcext:value-type="string">
            <text:p>Rygestop</text:p>
          </table:table-cell>
          <table:table-cell table:number-columns-repeated="4"/>
          <table:table-cell office:value-type="string" calcext:value-type="string">
            <text:p>Sukkerfri</text:p>
          </table:table-cell>
          <table:table-cell table:number-columns-repeated="3"/>
          <table:table-cell office:value-type="string" calcext:value-type="string">
            <text:p>Håndkøbsmedicin</text:p>
          </table:table-cell>
          <table:table-cell office:value-type="string" calcext:value-type="string">
            <text:p>Nicotinell® nikotintyggegummi 2 mg med lakridssmag 204 stk.</text:p>
            <text:p>2 mg til personer, der ryger mindre end 20 cigaretter om dagen.</text:p>
            <text:p/>
            <text:p>Nicotinell® nikotintyggegummi gør rygestoppet lettere, fordi det hjælper dig med at kontrollere impulsen, når rygetrangen sætter ind.</text:p>
            <text:p/>
            <text:p>Vil du vide mere, kan du se indlægssedlen her</text:p>
            <text:p/>
            <text:p>Herudover opfordrer vi til at læse oplysninger i indlægssedlen eller på emballagen samt andre oplysninger, som er nødvendige med henblik på korrekt og hensigtsmæssig brug af lægemidlet, herunder advarsler og interaktionsforhold.</text:p>
            <text:p/>
            <text:p>nemlig.com er på Lægemiddelstyrelsens liste over godkendte forhandlere af håndkøbsmedicin.</text:p>
            <text:p>Har du spørgsmål, kan du kontakte Lægemiddelstyrelsen</text:p>
            <text:p/>
            <text:p>Dosis</text:p>
            <text:p>Voksne:</text:p>
            <text:p>1 stykke Nicotinell Lakrids medicinsk tyggegummi tygges ved rygetrang.</text:p>
            <text:p/>
            <text:p>Normalt forbrug er 8-12 stykker tyggegummi pr. dag, dog højst 25 stykker tyggegummi á 2 mg pr. dag.</text:p>
            <text:p/>
            <text:p>Brugsanvisning</text:p>
            <text:p>1. Et stykke medicinsk tyggegummi skal tygges, indtil der fremkommer en stærk smag.</text:p>
            <text:p>2. Det medicinske tyggegummi skal dernæst hvile mellem kind og tandkød.</text:p>
            <text:p>3. Når smagen aftager, påbegyndes tygningen igen.</text:p>
            <text:p>4. Tyggerutinen skal gentages i 30 minutter.</text:p>
            <text:p/>
            <text:p>Samtidig indtagelse af syreholdige drikke som f.eks. kaffe eller læskedrikke kan mindske absorptionen af nicotin i mundhulen.</text:p>
            <text:p>Syreholdige drikke bør undgås 15 minutter før tyggegummiet anvendes.</text:p>
            <text:p/>
            <text:p>Børn og unge</text:p>
            <text:p>Bør ikke anvendes til børn under 18 år uden lægens anvisning.</text:p>
            <text:p/>
            <text:p>Opbevaring Opbevares utilgængeligt for børn.</text:p>
            <text:p>Må ikke opbevares ved over 25 grader.</text:p>
          </table:table-cell>
          <table:table-cell office:value-type="string" calcext:value-type="string">
            <text:p>https://www.nemlig.com/tyggegummi-m-lakrids-5023284</text:p>
          </table:table-cell>
        </table:table-row>
        <table:table-row table:style-name="ro7">
          <table:table-cell office:value-type="string" calcext:value-type="string">
            <text:p>Dagligvarer &gt; Kød og fisk &gt; Oksekød &gt; Hakket oksekød &gt; Burgerboller øko.</text:p>
          </table:table-cell>
          <table:table-cell office:value-type="string" calcext:value-type="string">
            <text:p>Burgerboller øko.</text:p>
          </table:table-cell>
          <table:table-cell office:value-type="string" calcext:value-type="string">
            <text:p>280 g / vegansk / Jalm&amp;B</text:p>
          </table:table-cell>
          <table:table-cell/>
          <table:table-cell office:value-type="string" calcext:value-type="string">
            <text:p>30.95</text:p>
          </table:table-cell>
          <table:table-cell office:value-type="string" calcext:value-type="string">
            <text:p>.</text:p>
          </table:table-cell>
          <table:table-cell office:value-type="string" calcext:value-type="string">
            <text:p>Jalm&amp;B</text:p>
          </table:table-cell>
          <table:table-cell table:number-columns-repeated="5"/>
          <table:table-cell office:value-type="string" calcext:value-type="string">
            <text:p>Vegansk</text:p>
          </table:table-cell>
          <table:table-cell table:number-columns-repeated="3"/>
          <table:table-cell office:value-type="string" calcext:value-type="string">
            <text:p>Boller</text:p>
          </table:table-cell>
          <table:table-cell office:value-type="string" calcext:value-type="string">
            <text:p>Veganske øko burgerboller</text:p>
            <text:p>Alternativet til den klassiske brioche burgerbolle. Fri for animalske produkter, uden at gå på kompromis med smagen. Økologisk rapsolie og den sarte sødme fra lys sirup sørger for den klassiske burgeroplevelse.</text:p>
            <text:p/>
            <text:p>Skal bages i 3-4 min. ved 200c i forvarmet ovn eller skånsomt på grillen.</text:p>
          </table:table-cell>
          <table:table-cell office:value-type="string" calcext:value-type="string">
            <text:p>https://www.nemlig.com/burgerboller-oeko-5047287</text:p>
          </table:table-cell>
        </table:table-row>
        <table:table-row table:style-name="ro7">
          <table:table-cell office:value-type="string" calcext:value-type="string">
            <text:p>Dagligvarer &gt; Husholdning og bolig &gt; Tøjvask &gt; Flydende vaskemiddel &gt; Vaskemiddel til kulørt</text:p>
          </table:table-cell>
          <table:table-cell office:value-type="string" calcext:value-type="string">
            <text:p>Vaskemiddel til kulørt</text:p>
          </table:table-cell>
          <table:table-cell office:value-type="string" calcext:value-type="string">
            <text:p>1 l / sensitive skin / Neutral</text:p>
          </table:table-cell>
          <table:table-cell office:value-type="string" calcext:value-type="string">
            <text:p>Den Blå Krans,Svanemærket</text:p>
          </table:table-cell>
          <table:table-cell office:value-type="string" calcext:value-type="string">
            <text:p>49.00</text:p>
          </table:table-cell>
          <table:table-cell office:value-type="string" calcext:value-type="string">
            <text:p>.</text:p>
          </table:table-cell>
          <table:table-cell office:value-type="string" calcext:value-type="string">
            <text:p>Neutral</text:p>
          </table:table-cell>
          <table:table-cell table:number-columns-repeated="5"/>
          <table:table-cell office:value-type="string" calcext:value-type="string">
            <text:p>AllergyCertified, Asthma Allergy Nordic, Den Blå Krans, Discount, Parfumefri, Svanemærket</text:p>
          </table:table-cell>
          <table:table-cell table:number-columns-repeated="3"/>
          <table:table-cell office:value-type="string" calcext:value-type="string">
            <text:p>Vaskemiddel</text:p>
          </table:table-cell>
          <table:table-cell office:value-type="string" calcext:value-type="string">
            <text:p>Parfumefri vaskemiddel til kulørt</text:p>
            <text:p>Neutral® er en serie af hudvenlige produkter der er særligt udviklet for at reducere risikoen for hudirritation og hudallergi. Alle vores produkter er uden unødvendige tilsætningsstoffer som parfume og farvestoffer. For mere information se neutral.dk.</text:p>
            <text:p/>
            <text:p>Forårsager alvorlig øjenirritation. VED KONTAKT MED ØJNENE: Skyl forsigtigt med vand i flere minutter. Fjern eventuelle kontaktlinser, hvis dette kan gøres let. Fortsæt skylning. Ved vedvarende øjenirritation: Søg lægehjælp.</text:p>
          </table:table-cell>
          <table:table-cell office:value-type="string" calcext:value-type="string">
            <text:p>https://www.nemlig.com/vaskemiddel-til-kuloert-5020541</text:p>
          </table:table-cell>
        </table:table-row>
        <table:table-row table:style-name="ro3">
          <table:table-cell office:value-type="string" calcext:value-type="string">
            <text:p>Dagligvarer &gt; Drikkevarer &gt; Sodavand &gt; Cola &gt; Coca-Cola zero (dåse)</text:p>
          </table:table-cell>
          <table:table-cell office:value-type="string" calcext:value-type="string">
            <text:p>Coca-Cola zero (dåse)</text:p>
          </table:table-cell>
          <table:table-cell office:value-type="string" calcext:value-type="string">
            <text:p>6 x 0,33 l / ex. pant / Coca-Cola</text:p>
          </table:table-cell>
          <table:table-cell/>
          <table:table-cell office:value-type="string" calcext:value-type="string">
            <text:p>35.70</text:p>
          </table:table-cell>
          <table:table-cell office:value-type="string" calcext:value-type="string">
            <text:p>.</text:p>
          </table:table-cell>
          <table:table-cell office:value-type="string" calcext:value-type="string">
            <text:p>Coca Cola</text:p>
          </table:table-cell>
          <table:table-cell table:number-columns-repeated="5"/>
          <table:table-cell office:value-type="string" calcext:value-type="string">
            <text:p>Sukkerfri</text:p>
          </table:table-cell>
          <table:table-cell table:number-columns-repeated="3"/>
          <table:table-cell office:value-type="string" calcext:value-type="string">
            <text:p>Cola, Dåsesodavand, Sodavand</text:p>
          </table:table-cell>
          <table:table-cell office:value-type="string" calcext:value-type="string">
            <text:p>Coca-Cola Zero</text:p>
            <text:p>Mange foretrækker smagen af Coca-Cola, men forsøger at holde styr på kalorieindtaget. I januar 2007 blev læskedrikken Coca-Cola® zero introduceret i Danmark. Den blev lanceret i flere dele af verden i 2006 og er allerede blevet en stor succes. Coca-Cola zero er indbegrebet af ’Life as it should be’ – det bedste her i livet, uden alle de kedelige konsekvenser. Den originale Coca-Cola-smag er bevaret, men du får den søde, fyldige og friske smag med nul sukker; Coca-Cola zero er en sukkerfri Coca-Cola med ’Real taste – ZERO sugar’</text:p>
          </table:table-cell>
          <table:table-cell office:value-type="string" calcext:value-type="string">
            <text:p>https://www.nemlig.com/coca-cola-zero-daase-5008185</text:p>
          </table:table-cell>
        </table:table-row>
        <table:table-row table:style-name="ro12">
          <table:table-cell office:value-type="string" calcext:value-type="string">
            <text:p>Dagligvarer &gt; Drikkevarer &gt; Comenge Don Miguel 2016</text:p>
          </table:table-cell>
          <table:table-cell office:value-type="string" calcext:value-type="string">
            <text:p>Comenge Don Miguel 2016</text:p>
          </table:table-cell>
          <table:table-cell office:value-type="string" calcext:value-type="string">
            <text:p>Spanien / DOC ribera del duero / 0,75 l / rødvin</text:p>
          </table:table-cell>
          <table:table-cell/>
          <table:table-cell office:value-type="string" calcext:value-type="string">
            <text:p>375.00</text:p>
          </table:table-cell>
          <table:table-cell office:value-type="string" calcext:value-type="string">
            <text:p>.</text:p>
          </table:table-cell>
          <table:table-cell/>
          <table:table-cell office:value-type="string" calcext:value-type="string">
            <text:p>Grillmad, Jul, Kalvekød, Lam, Oksekød</text:p>
          </table:table-cell>
          <table:table-cell office:value-type="string" calcext:value-type="string">
            <text:p>Kork</text:p>
          </table:table-cell>
          <table:table-cell table:number-columns-repeated="2"/>
          <table:table-cell office:value-type="string" calcext:value-type="string">
            <text:p>Spanien</text:p>
          </table:table-cell>
          <table:table-cell table:number-columns-repeated="4"/>
          <table:table-cell office:value-type="string" calcext:value-type="string">
            <text:p>Rødvin</text:p>
          </table:table-cell>
          <table:table-cell office:value-type="string" calcext:value-type="string">
            <text:p>Comenge Don Miguel 2016</text:p>
            <text:p>Det er en fantastisk vin med smag af kirsebær, blommer, tobak, lakrids og krydderier.Den er harmonisk og flot med en god balance. Alle druer er håndhøstet og håndsorteret helt ned på drueniveau. Det er et vinhus på vej i vinregionen Ribera Del duero. De har ved World Wine Championships Award fået Silver Medal. Comenge er på vej op i toppen af de spanske vine.</text:p>
            <text:p/>
            <text:p>Ideer fra sommelieren</text:p>
            <text:p>Comenge bør serveres ved 16-18 grader. Den passer godt til lam, ossobuco, braisseret kalveskank og lignende. Ligesom den er en fantastisk ledsager til kød stegt på grillen.</text:p>
          </table:table-cell>
          <table:table-cell office:value-type="string" calcext:value-type="string">
            <text:p>https://www.nemlig.com/comenge-don-miguel-2016-5015609</text:p>
          </table:table-cell>
        </table:table-row>
        <table:table-row table:style-name="ro1">
          <table:table-cell office:value-type="string" calcext:value-type="string">
            <text:p>Dagligvarer &gt; Kolonial &gt; Bagning &gt; Nødder &gt; Valnødder &gt; Valnødder øko.</text:p>
          </table:table-cell>
          <table:table-cell office:value-type="string" calcext:value-type="string">
            <text:p>Valnødder øko.</text:p>
          </table:table-cell>
          <table:table-cell office:value-type="string" calcext:value-type="string">
            <text:p>120 g</text:p>
          </table:table-cell>
          <table:table-cell office:value-type="string" calcext:value-type="string">
            <text:p>Øko (dansk),Øko (europæisk)</text:p>
          </table:table-cell>
          <table:table-cell office:value-type="string" calcext:value-type="string">
            <text:p>31.96</text:p>
          </table:table-cell>
          <table:table-cell office:value-type="string" calcext:value-type="string">
            <text:p>.</text:p>
          </table:table-cell>
          <table:table-cell/>
          <table:table-cell office:value-type="string" calcext:value-type="string">
            <text:p>Bagning, Snack</text:p>
          </table:table-cell>
          <table:table-cell table:number-columns-repeated="4"/>
          <table:table-cell office:value-type="string" calcext:value-type="string">
            <text:p>Discount, Øko (dansk), Øko (europæisk)</text:p>
          </table:table-cell>
          <table:table-cell table:number-columns-repeated="3"/>
          <table:table-cell office:value-type="string" calcext:value-type="string">
            <text:p>Nødder</text:p>
          </table:table-cell>
          <table:table-cell office:value-type="string" calcext:value-type="string">
            <text:p>Valnødder økologiske.</text:p>
          </table:table-cell>
          <table:table-cell office:value-type="string" calcext:value-type="string">
            <text:p>https://www.nemlig.com/valnoedder-oeko-5040097</text:p>
          </table:table-cell>
        </table:table-row>
        <table:table-row table:style-name="ro15">
          <table:table-cell office:value-type="string" calcext:value-type="string">
            <text:p>Dagligvarer &gt; Slik og kiosk &gt; Ugeblade, magasiner og kryds &amp; tværs &gt; Eurowoman</text:p>
          </table:table-cell>
          <table:table-cell office:value-type="string" calcext:value-type="string">
            <text:p>Eurowoman</text:p>
          </table:table-cell>
          <table:table-cell office:value-type="string" calcext:value-type="string">
            <text:p>1 stk. / udkommer 12 gange årligt</text:p>
          </table:table-cell>
          <table:table-cell/>
          <table:table-cell office:value-type="string" calcext:value-type="string">
            <text:p>79.95</text:p>
          </table:table-cell>
          <table:table-cell office:value-type="string" calcext:value-type="string">
            <text:p>.</text:p>
          </table:table-cell>
          <table:table-cell office:value-type="string" calcext:value-type="string">
            <text:p>Eurowoman</text:p>
          </table:table-cell>
          <table:table-cell table:number-columns-repeated="9"/>
          <table:table-cell office:value-type="string" calcext:value-type="string">
            <text:p>Magasin</text:p>
          </table:table-cell>
          <table:table-cell office:value-type="string" calcext:value-type="string">
            <text:p>Eurowoman</text:p>
            <text:p>Danmarks mest læste modemagasin. Vi inspirerer kvinder, der elsker mode og kultur og præsenterer dig for de nyeste tendenser.</text:p>
            <text:p/>
            <text:p>I 2020 udkommer Eurowoman:</text:p>
            <text:p>23. januar</text:p>
            <text:p>27. februar</text:p>
            <text:p>26. marts</text:p>
            <text:p>23. apirl</text:p>
            <text:p>28. maj</text:p>
            <text:p>25. juni</text:p>
            <text:p>23. juli</text:p>
            <text:p>20. august</text:p>
            <text:p>24. september</text:p>
            <text:p>22. oktober</text:p>
            <text:p>19. november</text:p>
            <text:p>17. december</text:p>
          </table:table-cell>
          <table:table-cell office:value-type="string" calcext:value-type="string">
            <text:p>https://www.nemlig.com/eurowoman-5034438</text:p>
          </table:table-cell>
        </table:table-row>
        <table:table-row table:style-name="ro1">
          <table:table-cell office:value-type="string" calcext:value-type="string">
            <text:p>Dagligvarer &gt; Kolonial &gt; Krydderier &gt; Salt &gt; Havsalt</text:p>
          </table:table-cell>
          <table:table-cell office:value-type="string" calcext:value-type="string">
            <text:p>Havsalt</text:p>
          </table:table-cell>
          <table:table-cell office:value-type="string" calcext:value-type="string">
            <text:p>250 g / Maldon</text:p>
          </table:table-cell>
          <table:table-cell/>
          <table:table-cell office:value-type="string" calcext:value-type="string">
            <text:p>36.75</text:p>
          </table:table-cell>
          <table:table-cell office:value-type="string" calcext:value-type="string">
            <text:p>.</text:p>
          </table:table-cell>
          <table:table-cell office:value-type="string" calcext:value-type="string">
            <text:p>Maldon</text:p>
          </table:table-cell>
          <table:table-cell table:number-columns-repeated="5"/>
          <table:table-cell office:value-type="string" calcext:value-type="string">
            <text:p>Discount</text:p>
          </table:table-cell>
          <table:table-cell table:number-columns-repeated="3"/>
          <table:table-cell office:value-type="string" calcext:value-type="string">
            <text:p>Salt</text:p>
          </table:table-cell>
          <table:table-cell office:value-type="string" calcext:value-type="string">
            <text:p>Havsalt i flager</text:p>
          </table:table-cell>
          <table:table-cell office:value-type="string" calcext:value-type="string">
            <text:p>https://www.nemlig.com/havsalt-5002036</text:p>
          </table:table-cell>
        </table:table-row>
        <table:table-row table:style-name="ro3">
          <table:table-cell office:value-type="string" calcext:value-type="string">
            <text:p>Dagligvarer &gt; Køl og mejeri &gt; Mejeri &gt; Yoghurt og syrnet &gt; Yoghurt &gt; Drikkeyoghurt m. hindbær</text:p>
          </table:table-cell>
          <table:table-cell office:value-type="string" calcext:value-type="string">
            <text:p>Drikkeyoghurt m. hindbær</text:p>
          </table:table-cell>
          <table:table-cell office:value-type="string" calcext:value-type="string">
            <text:p>500 ml / Cultura</text:p>
          </table:table-cell>
          <table:table-cell office:value-type="string" calcext:value-type="string">
            <text:p>KØL</text:p>
          </table:table-cell>
          <table:table-cell office:value-type="string" calcext:value-type="string">
            <text:p>13.95</text:p>
          </table:table-cell>
          <table:table-cell office:value-type="string" calcext:value-type="string">
            <text:p>.</text:p>
          </table:table-cell>
          <table:table-cell office:value-type="string" calcext:value-type="string">
            <text:p>Cultura</text:p>
          </table:table-cell>
          <table:table-cell office:value-type="string" calcext:value-type="string">
            <text:p>Mellemmåltid</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Drikkeyoghurt</text:p>
          </table:table-cell>
          <table:table-cell office:value-type="string" calcext:value-type="string">
            <text:p>Arla Cultura® Hindbær drikkeyoghurt</text:p>
            <text:p>Drikkeyoghurten er en kilde til fibre og smagen er frisk og let syrlig med en karakteristisk smag af hindbær – lige til at nyde når du er på farten eller når du har brug for et mellemmåltid.</text:p>
          </table:table-cell>
          <table:table-cell office:value-type="string" calcext:value-type="string">
            <text:p>https://www.nemlig.com/drikkeyoghurt-m-hindbaer-5039990</text:p>
          </table:table-cell>
        </table:table-row>
        <table:table-row table:style-name="ro1">
          <table:table-cell office:value-type="string" calcext:value-type="string">
            <text:p>Dagligvarer &gt; Kød og fisk &gt; Svinekød &gt; Stege af svinekød &gt; Bacon i tern</text:p>
          </table:table-cell>
          <table:table-cell office:value-type="string" calcext:value-type="string">
            <text:p>Bacon i tern</text:p>
          </table:table-cell>
          <table:table-cell office:value-type="string" calcext:value-type="string">
            <text:p>150 g / Tulip</text:p>
          </table:table-cell>
          <table:table-cell office:value-type="string" calcext:value-type="string">
            <text:p>KØL</text:p>
          </table:table-cell>
          <table:table-cell office:value-type="string" calcext:value-type="string">
            <text:p>17.95</text:p>
          </table:table-cell>
          <table:table-cell office:value-type="string" calcext:value-type="string">
            <text:p>.</text:p>
          </table:table-cell>
          <table:table-cell office:value-type="string" calcext:value-type="string">
            <text:p>Tulip</text:p>
          </table:table-cell>
          <table:table-cell office:value-type="string" calcext:value-type="string">
            <text:p>Morgenmad, Pizza, Salat, Suppe</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Bacon</text:p>
          </table:table-cell>
          <table:table-cell office:value-type="string" calcext:value-type="string">
            <text:p>Tulip Bacon Tern tilberedes af svinekød. Først saltes kødet, hvorefter det tørres og røges over bøgeflis, til smagen er perfekt. Derefter skæres baconen i tern, klar til brug, direkte fra pakken. Tulip Bacon Tern er hurtige at tilberede på panden, i ovnen eller i mikrobølgeovnen. Tulip Bacon Tern er prikken over i’et i mange lækre retter.</text:p>
          </table:table-cell>
          <table:table-cell office:value-type="string" calcext:value-type="string">
            <text:p>https://www.nemlig.com/bacon-i-tern-5007029</text:p>
          </table:table-cell>
        </table:table-row>
        <table:table-row table:style-name="ro13">
          <table:table-cell office:value-type="string" calcext:value-type="string">
            <text:p>Dagligvarer &gt; Køl og mejeri &gt; Mejeri &gt; Mælk &gt; Sødmælk &gt; Sødmælk</text:p>
          </table:table-cell>
          <table:table-cell office:value-type="string" calcext:value-type="string">
            <text:p>Sødmælk</text:p>
          </table:table-cell>
          <table:table-cell office:value-type="string" calcext:value-type="string">
            <text:p>250 ml / Arla Skolemælk</text:p>
          </table:table-cell>
          <table:table-cell office:value-type="string" calcext:value-type="string">
            <text:p>KØL</text:p>
          </table:table-cell>
          <table:table-cell office:value-type="string" calcext:value-type="string">
            <text:p>3.95</text:p>
          </table:table-cell>
          <table:table-cell office:value-type="string" calcext:value-type="string">
            <text:p>.</text:p>
          </table:table-cell>
          <table:table-cell office:value-type="string" calcext:value-type="string">
            <text:p>Arla</text:p>
          </table:table-cell>
          <table:table-cell office:value-type="string" calcext:value-type="string">
            <text:p>Frokost, Madpakke</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Sødmælk</text:p>
          </table:table-cell>
          <table:table-cell office:value-type="string" calcext:value-type="string">
            <text:p>Sødmælk</text:p>
            <text:p>Arla® sødmælk kommer i en praktisk og lille 250 ml drikkekarton med skruelåg. Praktisk og nem for dit skolebarn, eller som den “lille” mælk til kaffen, eller som du nemt kan drikke på farten. Med et fedtindhold på 3,5% er smagen er rund og fyldig, og har den karakteristisk hvide mælkefarve.</text:p>
            <text:p/>
            <text:p>Opbevaring: opvebares ved højst 5°C.</text:p>
            <text:p>Bedst før:</text:p>
            <text:p>Uåbnet: Se datomærkning på emballagen.</text:p>
            <text:p>Åbnet: 2-3 dage &lt;5°C</text:p>
          </table:table-cell>
          <table:table-cell office:value-type="string" calcext:value-type="string">
            <text:p>https://www.nemlig.com/soedmaelk-5008182</text:p>
          </table:table-cell>
        </table:table-row>
        <table:table-row table:style-name="ro3">
          <table:table-cell office:value-type="string" calcext:value-type="string">
            <text:p>Dagligvarer &gt; Køl og mejeri &gt; Tapas &gt; Tapas brød &gt; Rugbrødschips m. tomat/chili</text:p>
          </table:table-cell>
          <table:table-cell office:value-type="string" calcext:value-type="string">
            <text:p>Rugbrødschips m. tomat/chili</text:p>
          </table:table-cell>
          <table:table-cell office:value-type="string" calcext:value-type="string">
            <text:p>190 g / Nordthy</text:p>
          </table:table-cell>
          <table:table-cell/>
          <table:table-cell office:value-type="string" calcext:value-type="string">
            <text:p>24.95</text:p>
          </table:table-cell>
          <table:table-cell office:value-type="string" calcext:value-type="string">
            <text:p>.</text:p>
          </table:table-cell>
          <table:table-cell office:value-type="string" calcext:value-type="string">
            <text:p>Nordthy</text:p>
          </table:table-cell>
          <table:table-cell office:value-type="string" calcext:value-type="string">
            <text:p>Madpakke, Snack</text:p>
          </table:table-cell>
          <table:table-cell table:number-columns-repeated="8"/>
          <table:table-cell office:value-type="string" calcext:value-type="string">
            <text:p>Chips</text:p>
          </table:table-cell>
          <table:table-cell office:value-type="string" calcext:value-type="string">
            <text:p>Rugbrødschips</text:p>
            <text:p>Rugbrødsstykker med tomat og chilismag.</text:p>
          </table:table-cell>
          <table:table-cell office:value-type="string" calcext:value-type="string">
            <text:p>https://www.nemlig.com/rugbroedschips-m-tomat-chili-5036858</text:p>
          </table:table-cell>
        </table:table-row>
        <table:table-row table:style-name="ro13">
          <table:table-cell office:value-type="string" calcext:value-type="string">
            <text:p>Dagligvarer &gt; Drikkevarer &gt; Øl &gt; Øltyper &gt; Specialøl &gt; Sødt og saltet nøddemix</text:p>
          </table:table-cell>
          <table:table-cell office:value-type="string" calcext:value-type="string">
            <text:p>Sødt og saltet nøddemix</text:p>
          </table:table-cell>
          <table:table-cell office:value-type="string" calcext:value-type="string">
            <text:p>175 g / Nutisal</text:p>
          </table:table-cell>
          <table:table-cell/>
          <table:table-cell office:value-type="string" calcext:value-type="string">
            <text:p>36.95</text:p>
          </table:table-cell>
          <table:table-cell office:value-type="string" calcext:value-type="string">
            <text:p>.</text:p>
          </table:table-cell>
          <table:table-cell office:value-type="string" calcext:value-type="string">
            <text:p>Nutisal</text:p>
          </table:table-cell>
          <table:table-cell table:number-columns-repeated="9"/>
          <table:table-cell office:value-type="string" calcext:value-type="string">
            <text:p>Nødder</text:p>
          </table:table-cell>
          <table:table-cell office:value-type="string" calcext:value-type="string">
            <text:p>Lækre, søde og saltede nødder</text:p>
            <text:p>Dette nøddemix fra Nutisal er en blanding af forskellige søde, saltede og tørristede nødder.</text:p>
            <text:p/>
            <text:p>I posen finder du sprøde, saltede mandler og cashewnødder kombineret med lækre, honningristede jordnødder.</text:p>
            <text:p/>
            <text:p>Et glimrende snackmåltid til ethvert tidspunkt af dagen.</text:p>
            <text:p>Nyd dem direkte fra posen, eller brug dem evt. i en frisk salat.</text:p>
          </table:table-cell>
          <table:table-cell office:value-type="string" calcext:value-type="string">
            <text:p>https://www.nemlig.com/soedt-og-saltet-noeddemix-5017824</text:p>
          </table:table-cell>
        </table:table-row>
        <table:table-row table:style-name="ro3">
          <table:table-cell office:value-type="string" calcext:value-type="string">
            <text:p>Dagligvarer &gt; Kolonial &gt; Dressing og saucer &gt; Sauce &gt; Tacosauce og salsa &gt; Salsa m. ananas (medium)</text:p>
          </table:table-cell>
          <table:table-cell office:value-type="string" calcext:value-type="string">
            <text:p>Salsa m. ananas (medium)</text:p>
          </table:table-cell>
          <table:table-cell office:value-type="string" calcext:value-type="string">
            <text:p>230 g / Santa Maria - Tex Mex</text:p>
          </table:table-cell>
          <table:table-cell/>
          <table:table-cell office:value-type="string" calcext:value-type="string">
            <text:p>21.95</text:p>
          </table:table-cell>
          <table:table-cell office:value-type="string" calcext:value-type="string">
            <text:p>15.37</text:p>
          </table:table-cell>
          <table:table-cell office:value-type="string" calcext:value-type="string">
            <text:p>Santa Maria</text:p>
          </table:table-cell>
          <table:table-cell office:value-type="string" calcext:value-type="string">
            <text:p>Grillmad, Mexicansk</text:p>
          </table:table-cell>
          <table:table-cell table:number-columns-repeated="4"/>
          <table:table-cell office:value-type="string" calcext:value-type="string">
            <text:p>Glutenfri</text:p>
          </table:table-cell>
          <table:table-cell table:number-columns-repeated="3"/>
          <table:table-cell office:value-type="string" calcext:value-type="string">
            <text:p>Sauce</text:p>
          </table:table-cell>
          <table:table-cell office:value-type="string" calcext:value-type="string">
            <text:p>Medium salsa</text:p>
            <text:p>En sød/stærk tomatsalsa med stykker af ananas og løg. Passer godt til al mexicansk mad og er god til grillet mad.</text:p>
          </table:table-cell>
          <table:table-cell office:value-type="string" calcext:value-type="string">
            <text:p>https://www.nemlig.com/salsa-m-ananas-medium-5021652</text:p>
          </table:table-cell>
        </table:table-row>
        <table:table-row table:style-name="ro1">
          <table:table-cell office:value-type="string" calcext:value-type="string">
            <text:p>Dagligvarer &gt; Blomster og have &gt; Hønsefod bdt.</text:p>
          </table:table-cell>
          <table:table-cell office:value-type="string" calcext:value-type="string">
            <text:p>Hønsefod bdt.</text:p>
          </table:table-cell>
          <table:table-cell office:value-type="string" calcext:value-type="string">
            <text:p>1 bdt. / Ca. 200 g</text:p>
          </table:table-cell>
          <table:table-cell/>
          <table:table-cell office:value-type="string" calcext:value-type="string">
            <text:p>30.00</text:p>
          </table:table-cell>
          <table:table-cell office:value-type="string" calcext:value-type="string">
            <text:p>.</text:p>
          </table:table-cell>
          <table:table-cell table:number-columns-repeated="12"/>
          <table:table-cell office:value-type="string" calcext:value-type="string">
            <text:p>https://www.nemlig.com/hoensefod-bdt-5001688</text:p>
          </table:table-cell>
        </table:table-row>
        <table:table-row table:style-name="ro1">
          <table:table-cell office:value-type="string" calcext:value-type="string">
            <text:p>Dagligvarer &gt; Slik og kiosk &gt; Slik &gt; Lakrids &gt; Lakrids m. hvid chokolade</text:p>
          </table:table-cell>
          <table:table-cell office:value-type="string" calcext:value-type="string">
            <text:p>Lakrids m. hvid chokolade</text:p>
          </table:table-cell>
          <table:table-cell office:value-type="string" calcext:value-type="string">
            <text:p>150 g / hindbær og chili / Sv. Michelsen Chokolade</text:p>
          </table:table-cell>
          <table:table-cell/>
          <table:table-cell office:value-type="string" calcext:value-type="string">
            <text:p>65.00</text:p>
          </table:table-cell>
          <table:table-cell office:value-type="string" calcext:value-type="string">
            <text:p>.</text:p>
          </table:table-cell>
          <table:table-cell office:value-type="string" calcext:value-type="string">
            <text:p>Sv. Michelsen Chokolade</text:p>
          </table:table-cell>
          <table:table-cell office:value-type="string" calcext:value-type="string">
            <text:p>Dessert</text:p>
          </table:table-cell>
          <table:table-cell table:number-columns-repeated="4"/>
          <table:table-cell office:value-type="string" calcext:value-type="string">
            <text:p>Fairtrade kakaoprogram, Glutenfri</text:p>
          </table:table-cell>
          <table:table-cell table:number-columns-repeated="3"/>
          <table:table-cell office:value-type="string" calcext:value-type="string">
            <text:p>Lakrids, Slik</text:p>
          </table:table-cell>
          <table:table-cell office:value-type="string" calcext:value-type="string">
            <text:p>Lakrids overtrukket med hvid chokolade og hindbær og chili</text:p>
          </table:table-cell>
          <table:table-cell office:value-type="string" calcext:value-type="string">
            <text:p>https://www.nemlig.com/lakrids-m-hvid-chokolade-5010998</text:p>
          </table:table-cell>
        </table:table-row>
        <table:table-row table:style-name="ro12">
          <table:table-cell office:value-type="string" calcext:value-type="string">
            <text:p>Dagligvarer &gt; Kød og fisk &gt; Svinekød &gt; Stege af svinekød &gt; Flæskesteg øko.</text:p>
          </table:table-cell>
          <table:table-cell office:value-type="string" calcext:value-type="string">
            <text:p>Flæskesteg øko.</text:p>
          </table:table-cell>
          <table:table-cell office:value-type="string" calcext:value-type="string">
            <text:p>4 pers. / 1 kg / Sous Vide / Gris Lam &amp; Co</text:p>
          </table:table-cell>
          <table:table-cell office:value-type="string" calcext:value-type="string">
            <text:p>Øko (dansk),Øko (europæisk)</text:p>
          </table:table-cell>
          <table:table-cell office:value-type="string" calcext:value-type="string">
            <text:p>159.95</text:p>
          </table:table-cell>
          <table:table-cell office:value-type="string" calcext:value-type="string">
            <text:p>.</text:p>
          </table:table-cell>
          <table:table-cell office:value-type="string" calcext:value-type="string">
            <text:p>Gris Lam &amp; Co</text:p>
          </table:table-cell>
          <table:table-cell office:value-type="string" calcext:value-type="string">
            <text:p>Aftensmad</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Svin</text:p>
          </table:table-cell>
          <table:table-cell office:value-type="string" calcext:value-type="string">
            <text:p>Flæskesteg øko.</text:p>
            <text:p>Vi har gjort det nemt for jer at lave saftig steg med sprød svær. Flæskestegen er sous vide og kræver derfor kun kort tilberedning.</text:p>
            <text:p/>
            <text:p>Tilberedning:</text:p>
            <text:p>Tænd ovnen på 260 grader varmluft og grill. Tag stegen ud af posen som det første. Giv stegen et tryk med sværen nedad for at gøre sværen mere lige. Dup sværene tørre og gnid med salt. Placer stegen så sværen ligger lige. Juster evt. højde med kugler af alufolie under kødet. Når ovnen er varm sættes stegen ind i 15-20 min. Hold øje - alle ovne er forskellige. Åbn lågen et par gange undervejs, så dampen slipper ud - sådan får du den sprødeste svær.</text:p>
          </table:table-cell>
          <table:table-cell office:value-type="string" calcext:value-type="string">
            <text:p>https://www.nemlig.com/flaeskesteg-oeko-5048832</text:p>
          </table:table-cell>
        </table:table-row>
        <table:table-row table:style-name="ro15">
          <table:table-cell office:value-type="string" calcext:value-type="string">
            <text:p>Dagligvarer &gt; Pleje og skønhed &gt; Krop- og ansigtspleje &gt; Ansigtspleje &gt; Ansigtsrens &gt; Renseservietter</text:p>
          </table:table-cell>
          <table:table-cell office:value-type="string" calcext:value-type="string">
            <text:p>Renseservietter</text:p>
          </table:table-cell>
          <table:table-cell office:value-type="string" calcext:value-type="string">
            <text:p>25 stk. / Garnier - Skin Active</text:p>
          </table:table-cell>
          <table:table-cell/>
          <table:table-cell office:value-type="string" calcext:value-type="string">
            <text:p>50.00</text:p>
          </table:table-cell>
          <table:table-cell office:value-type="string" calcext:value-type="string">
            <text:p>.</text:p>
          </table:table-cell>
          <table:table-cell office:value-type="string" calcext:value-type="string">
            <text:p>Garnier</text:p>
          </table:table-cell>
          <table:table-cell office:value-type="string" calcext:value-type="string">
            <text:p>Ansigtspleje, Kvinder</text:p>
          </table:table-cell>
          <table:table-cell table:number-columns-repeated="4"/>
          <table:table-cell office:value-type="string" calcext:value-type="string">
            <text:p>Parfumefri</text:p>
          </table:table-cell>
          <table:table-cell table:number-columns-repeated="3"/>
          <table:table-cell office:value-type="string" calcext:value-type="string">
            <text:p>Ansigtsrens, Makeupfjerner</text:p>
          </table:table-cell>
          <table:table-cell office:value-type="string" calcext:value-type="string">
            <text:p>Renseservietter</text:p>
            <text:p>Opdag et renseprodukt beriget med miceller, som tiltrækker snavs som en magnet, Garnier Micellar Cleansing Wipes – renseservietter. En nem og praktisk renseløsning at tage med i håndtasken eller ud at rejse.</text:p>
            <text:p/>
            <text:p>Anbefaling</text:p>
            <text:p>Renseservietter passer til dig, som har normal og sensitiv hud, og som ønsker at fjerne makeup, urenheder og overskydende sebum på én gang.</text:p>
            <text:p/>
            <text:p>De bløde renseservietter med silkefibre fjerner effektivt urenheder, overskydende sebum og makeup, uden at du behøver gnide.</text:p>
            <text:p/>
            <text:p>Huden renses og efterlades med en frisk og behagelig følelse.</text:p>
            <text:p/>
            <text:p>Anvendelse</text:p>
            <text:p>Løft etiketten op, tag en serviet, og rens dit ansigt. Du behøver ikke skylle ansigtet efterfølgende. Luk pakken efter brug, for at undgå at servietterne tørrer ud.</text:p>
            <text:p/>
            <text:p>Pakning med 25 stk.</text:p>
            <text:p>Indeholder ikke parfume.</text:p>
            <text:p>Testet under oftalmologisk og dermatologisk kontrol.</text:p>
          </table:table-cell>
          <table:table-cell office:value-type="string" calcext:value-type="string">
            <text:p>https://www.nemlig.com/renseservietter-5029113</text:p>
          </table:table-cell>
        </table:table-row>
        <table:table-row table:style-name="ro14">
          <table:table-cell office:value-type="string" calcext:value-type="string">
            <text:p>Dagligvarer &gt; Husholdning og bolig &gt; Rengøring &gt; Rengøringsmiddel &gt; Rengøringssprays &gt; Rengøringsspray t. køkken</text:p>
          </table:table-cell>
          <table:table-cell office:value-type="string" calcext:value-type="string">
            <text:p>Rengøringsspray t. køkken</text:p>
          </table:table-cell>
          <table:table-cell office:value-type="string" calcext:value-type="string">
            <text:p>0,50 l / Klar</text:p>
          </table:table-cell>
          <table:table-cell office:value-type="string" calcext:value-type="string">
            <text:p>Svanemærket</text:p>
          </table:table-cell>
          <table:table-cell office:value-type="string" calcext:value-type="string">
            <text:p>24.95</text:p>
          </table:table-cell>
          <table:table-cell office:value-type="string" calcext:value-type="string">
            <text:p>.</text:p>
          </table:table-cell>
          <table:table-cell office:value-type="string" calcext:value-type="string">
            <text:p>Klar</text:p>
          </table:table-cell>
          <table:table-cell office:value-type="string" calcext:value-type="string">
            <text:p>Køkken, Rengøring</text:p>
          </table:table-cell>
          <table:table-cell table:number-columns-repeated="4"/>
          <table:table-cell office:value-type="string" calcext:value-type="string">
            <text:p>Svanemærket</text:p>
          </table:table-cell>
          <table:table-cell table:number-columns-repeated="3"/>
          <table:table-cell office:value-type="string" calcext:value-type="string">
            <text:p>Rengøringsspray</text:p>
          </table:table-cell>
          <table:table-cell office:value-type="string" calcext:value-type="string">
            <text:p>Rengøringsspray t. køkken</text:p>
            <text:p>Klar Køkkenspray er effektiv til rengøring i køkkenet og er god mod snavs og fedt. Varianten indeholder omhyggeligt udvalgte ingredienser og er dermatologisk testet på følsom hud, Svanemærket og vegansk.</text:p>
            <text:p/>
            <text:p>Gode råd:</text:p>
            <text:p>1. Spray på området, som skal rengøres ved at holde sprayflasken 20-30 cm fra overfladen ved påføring, eller spray direkte på en klud før vask.</text:p>
            <text:p>2. Lad produktet virke i nogle minutter ved ældre og fastbrændte pletter. Skyl/tør af med en fugtig klud.</text:p>
            <text:p>3. Ved brug på overflader af træ eller lakerede hvidevarer, skyl/tør umiddelbart efter at produktet er sprayet på.</text:p>
            <text:p>4. Ved tvivl, test på et mindre synligt område før brug, da visse overflader kan tage skade af produktet.</text:p>
            <text:p>5. Må ikke benyttes på messing og kobber.</text:p>
            <text:p>6. Brug ikke mere rengøringsmiddel end nødvendigt.</text:p>
          </table:table-cell>
          <table:table-cell office:value-type="string" calcext:value-type="string">
            <text:p>https://www.nemlig.com/rengoeringsspray-t-koekken-5041732</text:p>
          </table:table-cell>
        </table:table-row>
        <table:table-row table:style-name="ro1">
          <table:table-cell table:number-columns-repeated="2" office:value-type="string" calcext:value-type="string">
            <text:p>Chorizo</text:p>
          </table:table-cell>
          <table:table-cell office:value-type="string" calcext:value-type="string">
            <text:p>160 g / Højer Pølser</text:p>
          </table:table-cell>
          <table:table-cell office:value-type="string" calcext:value-type="string">
            <text:p>KØL</text:p>
          </table:table-cell>
          <table:table-cell office:value-type="string" calcext:value-type="string">
            <text:p>37.95</text:p>
          </table:table-cell>
          <table:table-cell office:value-type="string" calcext:value-type="string">
            <text:p>.</text:p>
          </table:table-cell>
          <table:table-cell office:value-type="string" calcext:value-type="string">
            <text:p>Højer Pølser</text:p>
          </table:table-cell>
          <table:table-cell office:value-type="string" calcext:value-type="string">
            <text:p>Frokost</text:p>
          </table:table-cell>
          <table:table-cell table:number-columns-repeated="4"/>
          <table:table-cell office:value-type="string" calcext:value-type="string">
            <text:p>Glutenfri, KØL, Laktosefri</text:p>
          </table:table-cell>
          <table:table-cell office:value-type="string" calcext:value-type="string">
            <text:p>Okse, Svin</text:p>
          </table:table-cell>
          <table:table-cell table:number-columns-repeated="2"/>
          <table:table-cell office:value-type="string" calcext:value-type="string">
            <text:p>Kødpålæg, Pålægspølse, Tapaspølse</text:p>
          </table:table-cell>
          <table:table-cell office:value-type="string" calcext:value-type="string">
            <text:p>Højer Chorizo snack salami er en spansk inspireret pølse, fremstillet af fint sorteret svinekød og velhængt oksekød. Krydderiblandingen i en Chorizo pølse fra Højer Pølser er nøje afstemt, så pølsen får en fyldig smag af paprika og mild chili. Chorizo snack salami fra Højer skæres i tynde skiver og har mange anvendelsesmuligheder som tapas, pålæg eller toppings. Serveres f.eks. som pindemad eller skæres i tykke skiver og anrettes med honningmelon og hertil et glas koldt hvidvin.</text:p>
          </table:table-cell>
          <table:table-cell office:value-type="string" calcext:value-type="string">
            <text:p>https://www.nemlig.com/chorizo-5010705</text:p>
          </table:table-cell>
        </table:table-row>
        <table:table-row table:style-name="ro12">
          <table:table-cell office:value-type="string" calcext:value-type="string">
            <text:p>Dagligvarer &gt; Brød, kiks og kager &gt; Rugbrød &gt; Mørkt rugbrød &gt; Sønderjysk rugbrød</text:p>
          </table:table-cell>
          <table:table-cell office:value-type="string" calcext:value-type="string">
            <text:p>Sønderjysk rugbrød</text:p>
          </table:table-cell>
          <table:table-cell office:value-type="string" calcext:value-type="string">
            <text:p>1100 - 1200 g / Lagkagehuset</text:p>
          </table:table-cell>
          <table:table-cell/>
          <table:table-cell office:value-type="string" calcext:value-type="string">
            <text:p>40.00</text:p>
          </table:table-cell>
          <table:table-cell office:value-type="string" calcext:value-type="string">
            <text:p>.</text:p>
          </table:table-cell>
          <table:table-cell office:value-type="string" calcext:value-type="string">
            <text:p>Lagkagehuset</text:p>
          </table:table-cell>
          <table:table-cell office:value-type="string" calcext:value-type="string">
            <text:p>Frokost, Morgenmad</text:p>
          </table:table-cell>
          <table:table-cell table:number-columns-repeated="8"/>
          <table:table-cell office:value-type="string" calcext:value-type="string">
            <text:p>Rugbrød</text:p>
          </table:table-cell>
          <table:table-cell office:value-type="string" calcext:value-type="string">
            <text:p>Traditionelt sønderjysk rugbrød</text:p>
            <text:p>Rugbrødet er et stykke dansk kulturhistorie, og vi er formentlig stadig den nation i verden, der holder mest af det surdejsbaserede brød.</text:p>
            <text:p/>
            <text:p>Det sønderjyske rugbrød fra Lagkagehuset er et enkelt brød, der indeholder surdej, rugmel, hvedemel og malt, og som har rødder helt tilbage til en tid, hvor man ikke benyttede sig af fuldkorn.</text:p>
            <text:p>Dengang formalede man hele kernen, og det er også gjort med kernerne i dette sønderjyske rugbrød. Bagt fritstående, derfor er brødet rundere i formen end et traditionelt rugbrød.</text:p>
          </table:table-cell>
          <table:table-cell office:value-type="string" calcext:value-type="string">
            <text:p>https://www.nemlig.com/soenderjysk-rugbroed-5006196</text:p>
          </table:table-cell>
        </table:table-row>
        <table:table-row table:style-name="ro3">
          <table:table-cell office:value-type="string" calcext:value-type="string">
            <text:p>Dagligvarer &gt; Kolonial &gt; Krydderier &gt; Krydderier &gt; Fennikelfrø øko.</text:p>
          </table:table-cell>
          <table:table-cell office:value-type="string" calcext:value-type="string">
            <text:p>Fennikelfrø øko.</text:p>
          </table:table-cell>
          <table:table-cell office:value-type="string" calcext:value-type="string">
            <text:p>25 g / Urtekram - Krydderier</text:p>
          </table:table-cell>
          <table:table-cell office:value-type="string" calcext:value-type="string">
            <text:p>Øko (dansk),Øko (europæisk)</text:p>
          </table:table-cell>
          <table:table-cell office:value-type="string" calcext:value-type="string">
            <text:p>21.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Øko (dansk), Øko (europæisk)</text:p>
          </table:table-cell>
          <table:table-cell table:number-columns-repeated="3"/>
          <table:table-cell office:value-type="string" calcext:value-type="string">
            <text:p>Krydderi</text:p>
          </table:table-cell>
          <table:table-cell office:value-type="string" calcext:value-type="string">
            <text:p>Fennikelfrø økologisk</text:p>
            <text:p>Den søde fennikel er som en rigtig god ven, imødekommende og skøn at være sammen med. Nyd de lette toner af lakrids, anis og et strejf af kamfer.</text:p>
          </table:table-cell>
          <table:table-cell office:value-type="string" calcext:value-type="string">
            <text:p>https://www.nemlig.com/fennikelfroe-oeko-5019721</text:p>
          </table:table-cell>
        </table:table-row>
        <table:table-row table:style-name="ro12">
          <table:table-cell office:value-type="string" calcext:value-type="string">
            <text:p>Dagligvarer &gt; Husholdning og bolig &gt; Stearinlys, servietter og festartikler &gt; Stearinlys &gt; Duftlys - Forest Haze</text:p>
          </table:table-cell>
          <table:table-cell office:value-type="string" calcext:value-type="string">
            <text:p>Duftlys - Forest Haze</text:p>
          </table:table-cell>
          <table:table-cell office:value-type="string" calcext:value-type="string">
            <text:p>1 stk. / Brændetid ca. 45 timer</text:p>
          </table:table-cell>
          <table:table-cell/>
          <table:table-cell office:value-type="string" calcext:value-type="string">
            <text:p>79.95</text:p>
          </table:table-cell>
          <table:table-cell office:value-type="string" calcext:value-type="string">
            <text:p>.</text:p>
          </table:table-cell>
          <table:table-cell office:value-type="string" calcext:value-type="string">
            <text:p>2have</text:p>
          </table:table-cell>
          <table:table-cell office:value-type="string" calcext:value-type="string">
            <text:p>Dekoration</text:p>
          </table:table-cell>
          <table:table-cell table:number-columns-repeated="8"/>
          <table:table-cell office:value-type="string" calcext:value-type="string">
            <text:p>Boligtilbehør, Duftlys</text:p>
          </table:table-cell>
          <table:table-cell office:value-type="string" calcext:value-type="string">
            <text:p>Om 2have:</text:p>
            <text:p/>
            <text:p>2have a/s blev grundlagt i 2002 og er en danskejet grossist-virksomhed, som forhandler brugskunst, gaveartikler og andet tilbehør, specielt til blomster- og brugskunstforretninger samt interiørhuse i Danmark og resten af Skandinavien.</text:p>
            <text:p/>
            <text:p>2have a/s er ikke blot en arbejdsplads, men en livsstil... - et sted, hvor der udvikles, spekuleres, skabes og ikke mindst drømmes om design, former og farver - for altid at være i den gruppe, som tør give et bud på fremtiden - og gør det.</text:p>
          </table:table-cell>
          <table:table-cell office:value-type="string" calcext:value-type="string">
            <text:p>https://www.nemlig.com/duftlys-forest-haze-5048794</text:p>
          </table:table-cell>
        </table:table-row>
        <table:table-row table:style-name="ro1">
          <table:table-cell office:value-type="string" calcext:value-type="string">
            <text:p>Dagligvarer &gt; Blomster og have &gt; Pudemos i finerbakke</text:p>
          </table:table-cell>
          <table:table-cell office:value-type="string" calcext:value-type="string">
            <text:p>Pudemos i finerbakke</text:p>
          </table:table-cell>
          <table:table-cell office:value-type="string" calcext:value-type="string">
            <text:p>1 stk. / L:16 cm/B:12 cm</text:p>
          </table:table-cell>
          <table:table-cell/>
          <table:table-cell office:value-type="string" calcext:value-type="string">
            <text:p>40.00</text:p>
          </table:table-cell>
          <table:table-cell office:value-type="string" calcext:value-type="string">
            <text:p>35.00</text:p>
          </table:table-cell>
          <table:table-cell/>
          <table:table-cell office:value-type="string" calcext:value-type="string">
            <text:p>Dekoration, Jul</text:p>
          </table:table-cell>
          <table:table-cell table:number-columns-repeated="9"/>
          <table:table-cell office:value-type="string" calcext:value-type="string">
            <text:p>ca. 250 gram</text:p>
          </table:table-cell>
          <table:table-cell office:value-type="string" calcext:value-type="string">
            <text:p>https://www.nemlig.com/pudemos-i-finerbakke-5036608</text:p>
          </table:table-cell>
        </table:table-row>
        <table:table-row table:style-name="ro1">
          <table:table-cell office:value-type="string" calcext:value-type="string">
            <text:p>Dagligvarer &gt; Kolonial &gt; Bagning &gt; Nødder &gt; Hasselnødder &gt; Hasselnødder øko.</text:p>
          </table:table-cell>
          <table:table-cell office:value-type="string" calcext:value-type="string">
            <text:p>Hasselnødder øko.</text:p>
          </table:table-cell>
          <table:table-cell office:value-type="string" calcext:value-type="string">
            <text:p>150 g / Nordthy</text:p>
          </table:table-cell>
          <table:table-cell office:value-type="string" calcext:value-type="string">
            <text:p>Øko (dansk),Øko (europæisk)</text:p>
          </table:table-cell>
          <table:table-cell office:value-type="string" calcext:value-type="string">
            <text:p>24.95</text:p>
          </table:table-cell>
          <table:table-cell office:value-type="string" calcext:value-type="string">
            <text:p>.</text:p>
          </table:table-cell>
          <table:table-cell office:value-type="string" calcext:value-type="string">
            <text:p>Nordthy</text:p>
          </table:table-cell>
          <table:table-cell office:value-type="string" calcext:value-type="string">
            <text:p>Snack</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Nødder</text:p>
          </table:table-cell>
          <table:table-cell office:value-type="string" calcext:value-type="string">
            <text:p>Økologiske hasselnødder</text:p>
          </table:table-cell>
          <table:table-cell office:value-type="string" calcext:value-type="string">
            <text:p>https://www.nemlig.com/hasselnoedder-oeko-5046394</text:p>
          </table:table-cell>
        </table:table-row>
        <table:table-row table:style-name="ro1">
          <table:table-cell office:value-type="string" calcext:value-type="string">
            <text:p>Dagligvarer &gt; Kolonial &gt; Konserves &gt; Cocktailpølser &gt; Cocktailpølser</text:p>
          </table:table-cell>
          <table:table-cell office:value-type="string" calcext:value-type="string">
            <text:p>Cocktailpølser</text:p>
          </table:table-cell>
          <table:table-cell office:value-type="string" calcext:value-type="string">
            <text:p>200 g / First Price</text:p>
          </table:table-cell>
          <table:table-cell office:value-type="string" calcext:value-type="string">
            <text:p>KØL</text:p>
          </table:table-cell>
          <table:table-cell office:value-type="string" calcext:value-type="string">
            <text:p>12.95</text:p>
          </table:table-cell>
          <table:table-cell office:value-type="string" calcext:value-type="string">
            <text:p>.</text:p>
          </table:table-cell>
          <table:table-cell office:value-type="string" calcext:value-type="string">
            <text:p>First Price</text:p>
          </table:table-cell>
          <table:table-cell office:value-type="string" calcext:value-type="string">
            <text:p>Brunch, Gryderetter</text:p>
          </table:table-cell>
          <table:table-cell table:number-columns-repeated="4"/>
          <table:table-cell office:value-type="string" calcext:value-type="string">
            <text:p>Discount, KØL</text:p>
          </table:table-cell>
          <table:table-cell office:value-type="string" calcext:value-type="string">
            <text:p>Svin</text:p>
          </table:table-cell>
          <table:table-cell table:number-columns-repeated="2"/>
          <table:table-cell office:value-type="string" calcext:value-type="string">
            <text:p>Cocktailpølser</text:p>
          </table:table-cell>
          <table:table-cell/>
          <table:table-cell office:value-type="string" calcext:value-type="string">
            <text:p>https://www.nemlig.com/cocktailpoelser-505004</text:p>
          </table:table-cell>
        </table:table-row>
        <table:table-row table:style-name="ro9">
          <table:table-cell office:value-type="string" calcext:value-type="string">
            <text:p>Dagligvarer &gt; Slik og kiosk &gt; Slik &gt; Karameller &gt; Rokkesten karameller</text:p>
          </table:table-cell>
          <table:table-cell office:value-type="string" calcext:value-type="string">
            <text:p>Rokkesten karameller</text:p>
          </table:table-cell>
          <table:table-cell office:value-type="string" calcext:value-type="string">
            <text:p>150 g / Karamelleriet</text:p>
          </table:table-cell>
          <table:table-cell/>
          <table:table-cell office:value-type="string" calcext:value-type="string">
            <text:p>55.00</text:p>
          </table:table-cell>
          <table:table-cell office:value-type="string" calcext:value-type="string">
            <text:p>.</text:p>
          </table:table-cell>
          <table:table-cell office:value-type="string" calcext:value-type="string">
            <text:p>Karamelleriet</text:p>
          </table:table-cell>
          <table:table-cell table:number-columns-repeated="9"/>
          <table:table-cell office:value-type="string" calcext:value-type="string">
            <text:p>Karameller, Slik</text:p>
          </table:table-cell>
          <table:table-cell office:value-type="string" calcext:value-type="string">
            <text:p>Rokkesten karameller</text:p>
            <text:p/>
            <text:p>Hård Salmiak og Eucalyptus karamel - rystet i lakridspulver. Pakket i en klar dåse med skruelåg.</text:p>
          </table:table-cell>
          <table:table-cell office:value-type="string" calcext:value-type="string">
            <text:p>https://www.nemlig.com/rokkesten-karameller-5028170</text:p>
          </table:table-cell>
        </table:table-row>
        <table:table-row table:style-name="ro3">
          <table:table-cell office:value-type="string" calcext:value-type="string">
            <text:p>Dagligvarer &gt; Husholdning og bolig &gt; Stearinlys, servietter og festartikler &gt; Gavepapir og gavebånd &gt; Bomuldssnor</text:p>
          </table:table-cell>
          <table:table-cell office:value-type="string" calcext:value-type="string">
            <text:p>Bomuldssnor</text:p>
          </table:table-cell>
          <table:table-cell office:value-type="string" calcext:value-type="string">
            <text:p>1 stk. / 220 m / Det Gamle Apotek</text:p>
          </table:table-cell>
          <table:table-cell/>
          <table:table-cell office:value-type="string" calcext:value-type="string">
            <text:p>49.95</text:p>
          </table:table-cell>
          <table:table-cell office:value-type="string" calcext:value-type="string">
            <text:p>.</text:p>
          </table:table-cell>
          <table:table-cell office:value-type="string" calcext:value-type="string">
            <text:p>Det Gamle Apotek</text:p>
          </table:table-cell>
          <table:table-cell office:value-type="string" calcext:value-type="string">
            <text:p>Gave, Jul</text:p>
          </table:table-cell>
          <table:table-cell/>
          <table:table-cell office:value-type="string" calcext:value-type="string">
            <text:p>Hvid, Rød</text:p>
          </table:table-cell>
          <table:table-cell table:number-columns-repeated="5"/>
          <table:table-cell office:value-type="string" calcext:value-type="string">
            <text:p>220 m</text:p>
          </table:table-cell>
          <table:table-cell office:value-type="string" calcext:value-type="string">
            <text:p>Gavebånd, Snor</text:p>
          </table:table-cell>
          <table:table-cell office:value-type="string" calcext:value-type="string">
            <text:p>Gavebånd</text:p>
            <text:p>Bomuldssnor i rød og hvid med 220 meter pr. rulle.</text:p>
          </table:table-cell>
          <table:table-cell office:value-type="string" calcext:value-type="string">
            <text:p>https://www.nemlig.com/bomuldssnor-5048242</text:p>
          </table:table-cell>
        </table:table-row>
        <table:table-row table:style-name="ro3">
          <table:table-cell office:value-type="string" calcext:value-type="string">
            <text:p>Dagligvarer &gt; Drikkevarer &gt; Øl &gt; Øltyper &gt; Pilsner &gt; Royal Pilsner øko. 4,8% (dåse)</text:p>
          </table:table-cell>
          <table:table-cell office:value-type="string" calcext:value-type="string">
            <text:p>Royal Pilsner øko. 4,8% (dåse)</text:p>
          </table:table-cell>
          <table:table-cell office:value-type="string" calcext:value-type="string">
            <text:p>20 x 0,33 l / ex. pant / Royal</text:p>
          </table:table-cell>
          <table:table-cell office:value-type="string" calcext:value-type="string">
            <text:p>Øko (dansk),Øko (europæisk)</text:p>
          </table:table-cell>
          <table:table-cell office:value-type="string" calcext:value-type="string">
            <text:p>110.00</text:p>
          </table:table-cell>
          <table:table-cell office:value-type="string" calcext:value-type="string">
            <text:p>.</text:p>
          </table:table-cell>
          <table:table-cell office:value-type="string" calcext:value-type="string">
            <text:p>Royal</text:p>
          </table:table-cell>
          <table:table-cell office:value-type="string" calcext:value-type="string">
            <text:p>Drikke</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Pilsner, Øl</text:p>
          </table:table-cell>
          <table:table-cell office:value-type="string" calcext:value-type="string">
            <text:p>Økologisk Royal Pilsner</text:p>
            <text:p>Royal Øko Pilsner er en undergæret all malt pilsner brygget med økologiske råvarer – bygmalt og humle. Royal Øko Pilsner har en anelse mørkere farve og lidt større mundfylde end en traditionel pilsner. Smagen er behagelig og humlefrisk og byder på en gennemført pilsneroplevelse.</text:p>
          </table:table-cell>
          <table:table-cell office:value-type="string" calcext:value-type="string">
            <text:p>https://www.nemlig.com/royal-pilsner-oeko-4-8-daase-5046968</text:p>
          </table:table-cell>
        </table:table-row>
        <table:table-row table:style-name="ro9">
          <table:table-cell office:value-type="string" calcext:value-type="string">
            <text:p>Dagligvarer &gt; Slik og kiosk &gt; Snacks og chips &gt; Frugt- og müslibarer &gt; Müslibar m. lys chokolade</text:p>
          </table:table-cell>
          <table:table-cell office:value-type="string" calcext:value-type="string">
            <text:p>Müslibar m. lys chokolade</text:p>
          </table:table-cell>
          <table:table-cell office:value-type="string" calcext:value-type="string">
            <text:p>4 x 25 g / All in one / Karen Volf</text:p>
          </table:table-cell>
          <table:table-cell/>
          <table:table-cell office:value-type="string" calcext:value-type="string">
            <text:p>21.95</text:p>
          </table:table-cell>
          <table:table-cell office:value-type="string" calcext:value-type="string">
            <text:p>.</text:p>
          </table:table-cell>
          <table:table-cell office:value-type="string" calcext:value-type="string">
            <text:p>Karen Volf</text:p>
          </table:table-cell>
          <table:table-cell office:value-type="string" calcext:value-type="string">
            <text:p>På farten, Snack</text:p>
          </table:table-cell>
          <table:table-cell table:number-columns-repeated="8"/>
          <table:table-cell office:value-type="string" calcext:value-type="string">
            <text:p>Bar</text:p>
          </table:table-cell>
          <table:table-cell office:value-type="string" calcext:value-type="string">
            <text:p>Karen Volf Müslibar med mælkechokolade og nødder.</text:p>
            <text:p/>
            <text:p>Müslibar med mælkechokolade.</text:p>
          </table:table-cell>
          <table:table-cell office:value-type="string" calcext:value-type="string">
            <text:p>https://www.nemlig.com/muslibar-m-lys-chokolade-5014326</text:p>
          </table:table-cell>
        </table:table-row>
        <table:table-row table:style-name="ro2">
          <table:table-cell office:value-type="string" calcext:value-type="string">
            <text:p>Dagligvarer &gt; Drikkevarer &gt; Vacqueyras</text:p>
          </table:table-cell>
          <table:table-cell office:value-type="string" calcext:value-type="string">
            <text:p>Vacqueyras</text:p>
          </table:table-cell>
          <table:table-cell office:value-type="string" calcext:value-type="string">
            <text:p>Frankrig / Vacqueyras / 2017 / 0,75 l / rødvin</text:p>
          </table:table-cell>
          <table:table-cell office:value-type="string" calcext:value-type="string">
            <text:p>Øko (europæisk)</text:p>
          </table:table-cell>
          <table:table-cell office:value-type="string" calcext:value-type="string">
            <text:p>159.95</text:p>
          </table:table-cell>
          <table:table-cell office:value-type="string" calcext:value-type="string">
            <text:p>99.95</text:p>
          </table:table-cell>
          <table:table-cell/>
          <table:table-cell office:value-type="string" calcext:value-type="string">
            <text:p>Jul, Kødretter, Oksekød</text:p>
          </table:table-cell>
          <table:table-cell office:value-type="string" calcext:value-type="string">
            <text:p>Kork</text:p>
          </table:table-cell>
          <table:table-cell table:number-columns-repeated="2"/>
          <table:table-cell office:value-type="string" calcext:value-type="string">
            <text:p>Frankrig</text:p>
          </table:table-cell>
          <table:table-cell office:value-type="string" calcext:value-type="string">
            <text:p>Øko (europæisk)</text:p>
          </table:table-cell>
          <table:table-cell table:number-columns-repeated="3"/>
          <table:table-cell office:value-type="string" calcext:value-type="string">
            <text:p>Rødvin</text:p>
          </table:table-cell>
          <table:table-cell office:value-type="string" calcext:value-type="string">
            <text:p>Alain Jaume</text:p>
            <text:p>La Grangette des Garrigues 2017</text:p>
            <text:p>Best Buy af flere top anmeldere. 2017 er et godt år i Rhóne og det smages tydeligt i vinen.</text:p>
            <text:p>Flot mørk rubinrød og dragende duft af viol, brombær- mørke til sorte kirsebær og den klassiske peber. En flot kompleks vin hvis aromaer går igen i smagen, elegangte og velsmagende krydderier / urter og chokolade. velafballanceret i tanniner og syre</text:p>
            <text:p/>
            <text:p>Et ukendt Boutique vineri for de fleste og første gang vi møder det i Danmark, men folkene bag er særdeles kendte. Rhônes ubestridte vinkonge Alain Jaume står bag dette og er deres nye "legeplads" her skaber nogle enestående og top anmeldte eksempler på kvalitet. Huset dyrker efter økologiske principper og er i gang med certificeringen, altså "in Transition to Organic" som tager 3-4 år</text:p>
          </table:table-cell>
          <table:table-cell office:value-type="string" calcext:value-type="string">
            <text:p>https://www.nemlig.com/vacqueyras-5044110</text:p>
          </table:table-cell>
        </table:table-row>
        <table:table-row table:style-name="ro3">
          <table:table-cell office:value-type="string" calcext:value-type="string">
            <text:p>Dagligvarer &gt; Kolonial &gt; Færdigretter &gt; Dåsemad &gt; Forloren skildpadde</text:p>
          </table:table-cell>
          <table:table-cell office:value-type="string" calcext:value-type="string">
            <text:p>Forloren skildpadde</text:p>
          </table:table-cell>
          <table:table-cell office:value-type="string" calcext:value-type="string">
            <text:p>400 g / Jaka</text:p>
          </table:table-cell>
          <table:table-cell/>
          <table:table-cell office:value-type="string" calcext:value-type="string">
            <text:p>15.00</text:p>
          </table:table-cell>
          <table:table-cell office:value-type="string" calcext:value-type="string">
            <text:p>.</text:p>
          </table:table-cell>
          <table:table-cell office:value-type="string" calcext:value-type="string">
            <text:p>Jaka</text:p>
          </table:table-cell>
          <table:table-cell office:value-type="string" calcext:value-type="string">
            <text:p>Aftensmad, Frokost</text:p>
          </table:table-cell>
          <table:table-cell office:value-type="string" calcext:value-type="string">
            <text:p>Dåse</text:p>
          </table:table-cell>
          <table:table-cell table:number-columns-repeated="3"/>
          <table:table-cell office:value-type="string" calcext:value-type="string">
            <text:p>Discount</text:p>
          </table:table-cell>
          <table:table-cell table:number-columns-repeated="3"/>
          <table:table-cell office:value-type="string" calcext:value-type="string">
            <text:p>Færdigret</text:p>
          </table:table-cell>
          <table:table-cell office:value-type="string" calcext:value-type="string">
            <text:p>Forloren skildpadde</text:p>
            <text:p>Jaka Forloren Skildpadde er lækker færdigmad lige til at varme som en hurtig, lun frokostret serveret med hårdkogte æg og flutes eller grovbrød.</text:p>
          </table:table-cell>
          <table:table-cell office:value-type="string" calcext:value-type="string">
            <text:p>https://www.nemlig.com/forloren-skildpadde-5044832</text:p>
          </table:table-cell>
        </table:table-row>
        <table:table-row table:style-name="ro3">
          <table:table-cell office:value-type="string" calcext:value-type="string">
            <text:p>Dagligvarer &gt; Slik og kiosk &gt; Tyggegummi og pastiller &gt; Tyggegummi &gt; Tyggegummi m. peppermint</text:p>
          </table:table-cell>
          <table:table-cell office:value-type="string" calcext:value-type="string">
            <text:p>Tyggegummi m. peppermint</text:p>
          </table:table-cell>
          <table:table-cell office:value-type="string" calcext:value-type="string">
            <text:p>20 g / STIMOROL – MAX</text:p>
          </table:table-cell>
          <table:table-cell/>
          <table:table-cell office:value-type="string" calcext:value-type="string">
            <text:p>9.95</text:p>
          </table:table-cell>
          <table:table-cell office:value-type="string" calcext:value-type="string">
            <text:p>.</text:p>
          </table:table-cell>
          <table:table-cell office:value-type="string" calcext:value-type="string">
            <text:p>Stimorol</text:p>
          </table:table-cell>
          <table:table-cell table:number-columns-repeated="5"/>
          <table:table-cell office:value-type="string" calcext:value-type="string">
            <text:p>Sukkerfri</text:p>
          </table:table-cell>
          <table:table-cell table:number-columns-repeated="3"/>
          <table:table-cell office:value-type="string" calcext:value-type="string">
            <text:p>Tyggegummi</text:p>
          </table:table-cell>
          <table:table-cell office:value-type="string" calcext:value-type="string">
            <text:p>Tyggegummi m. menthol og pebermynte.</text:p>
            <text:p>Sukkerfrit tyggegummi med sødestoffer og pebermyntesmag. Stimorol Max Frost Strong Peppermint er sukkerfri tyggegummi der frisker din mund op med det samme og varer i helt op til 60 minutter.</text:p>
          </table:table-cell>
          <table:table-cell office:value-type="string" calcext:value-type="string">
            <text:p>https://www.nemlig.com/tyggegummi-m-peppermint-5010909</text:p>
          </table:table-cell>
        </table:table-row>
        <table:table-row table:style-name="ro9">
          <table:table-cell office:value-type="string" calcext:value-type="string">
            <text:p>Dagligvarer &gt; Kolonial &gt; Tapasspecialiteter &gt; Oliven &gt; Sorte oliven (stenfrie)</text:p>
          </table:table-cell>
          <table:table-cell office:value-type="string" calcext:value-type="string">
            <text:p>Sorte oliven (stenfrie)</text:p>
          </table:table-cell>
          <table:table-cell office:value-type="string" calcext:value-type="string">
            <text:p>150 g / 70 g / Rival</text:p>
          </table:table-cell>
          <table:table-cell/>
          <table:table-cell office:value-type="string" calcext:value-type="string">
            <text:p>10.95</text:p>
          </table:table-cell>
          <table:table-cell office:value-type="string" calcext:value-type="string">
            <text:p>.</text:p>
          </table:table-cell>
          <table:table-cell/>
          <table:table-cell office:value-type="string" calcext:value-type="string">
            <text:p>Snack</text:p>
          </table:table-cell>
          <table:table-cell table:number-columns-repeated="8"/>
          <table:table-cell office:value-type="string" calcext:value-type="string">
            <text:p>Oliven</text:p>
          </table:table-cell>
          <table:table-cell office:value-type="string" calcext:value-type="string">
            <text:p>Stenfrie sorte oliven</text:p>
            <text:p/>
            <text:p>Smager dejligt i salater, omeletter(på spansk kaldet tortilla), risretter og i brød. Er også velegnet til gryderetter med oksekød eller kylling. Uundværlige som aperitif og snack.</text:p>
          </table:table-cell>
          <table:table-cell office:value-type="string" calcext:value-type="string">
            <text:p>https://www.nemlig.com/sorte-oliven-stenfrie-5029062</text:p>
          </table:table-cell>
        </table:table-row>
        <table:table-row table:style-name="ro12">
          <table:table-cell office:value-type="string" calcext:value-type="string">
            <text:p>Dagligvarer &gt; Kød og fisk &gt; Svinekød &gt; Stege af svinekød &gt; Svineslag m. svær øko.</text:p>
          </table:table-cell>
          <table:table-cell office:value-type="string" calcext:value-type="string">
            <text:p>Svineslag m. svær øko.</text:p>
          </table:table-cell>
          <table:table-cell office:value-type="string" calcext:value-type="string">
            <text:p>1,30 - 1,50 kg / Gris Lam &amp; Co</text:p>
          </table:table-cell>
          <table:table-cell office:value-type="string" calcext:value-type="string">
            <text:p>Dansk,KØL,Øko (dansk),Øko (europæisk)</text:p>
          </table:table-cell>
          <table:table-cell office:value-type="string" calcext:value-type="string">
            <text:p>232.95</text:p>
          </table:table-cell>
          <table:table-cell office:value-type="string" calcext:value-type="string">
            <text:p>.</text:p>
          </table:table-cell>
          <table:table-cell office:value-type="string" calcext:value-type="string">
            <text:p>Gris Lam &amp; Co</text:p>
          </table:table-cell>
          <table:table-cell office:value-type="string" calcext:value-type="string">
            <text:p>Aftensmad</text:p>
          </table:table-cell>
          <table:table-cell table:number-columns-repeated="4"/>
          <table:table-cell office:value-type="string" calcext:value-type="string">
            <text:p>Dansk, KØL, Øko (dansk), Øko (europæisk)</text:p>
          </table:table-cell>
          <table:table-cell office:value-type="string" calcext:value-type="string">
            <text:p>Danmark</text:p>
          </table:table-cell>
          <table:table-cell table:number-columns-repeated="2"/>
          <table:table-cell office:value-type="string" calcext:value-type="string">
            <text:p>Svin</text:p>
          </table:table-cell>
          <table:table-cell office:value-type="string" calcext:value-type="string">
            <text:p>Dansk økologisk svineslag med svær</text:p>
            <text:p>Slag af økologisk dansk gris.</text:p>
            <text:p>Gris Lam &amp; Co er 100% dansk økologisk kød, pølser og charcuteri fremstillet med omhu, passion og faglig stolthed i eget slagteri lige udenfor Roskilde. Størstedelen af vores økologiske kød kommer fra mindre danske gårde. Vi kender de landmænd, vi handler med, og ved at de passer godt på deres dyr. For at mindske afstanden fra gård til slagteri, samarbejder vi med en række mindre lokale slagtehuse rundt om i landet. Det sikrer en høj dyrevelfærd, og er samtidig med til at bevare arbejdspladserne ude i landkommunerne. Gris Lam &amp; Co er en lille familiedrevet virksomhed, men vi har store ambitioner. Vi tror på nærhed og lokalt samarbejde. Vi tror på det gode håndværk, og på at sand kvalitet ikke er mulig uden grundlæggende respekt for miljø, dyr og mennesker.</text:p>
            <text:p>Tip fra slagteren:</text:p>
            <text:p>Velegnet til porchetta eller hjemmelavet rullepølse.</text:p>
          </table:table-cell>
          <table:table-cell office:value-type="string" calcext:value-type="string">
            <text:p>https://www.nemlig.com/svineslag-m-svaer-oeko-5021398</text:p>
          </table:table-cell>
        </table:table-row>
        <table:table-row table:style-name="ro3">
          <table:table-cell office:value-type="string" calcext:value-type="string">
            <text:p>Dagligvarer &gt; Drikkevarer &gt; Juice, smoothies og shots &gt; Smoothies &gt; Smoothie m banan og jordbær</text:p>
          </table:table-cell>
          <table:table-cell office:value-type="string" calcext:value-type="string">
            <text:p>Smoothie m banan og jordbær</text:p>
          </table:table-cell>
          <table:table-cell office:value-type="string" calcext:value-type="string">
            <text:p>0,25 l / ex. pant / m. guava / Froosh</text:p>
          </table:table-cell>
          <table:table-cell/>
          <table:table-cell office:value-type="string" calcext:value-type="string">
            <text:p>20.95</text:p>
          </table:table-cell>
          <table:table-cell office:value-type="string" calcext:value-type="string">
            <text:p>.</text:p>
          </table:table-cell>
          <table:table-cell office:value-type="string" calcext:value-type="string">
            <text:p>Froosh</text:p>
          </table:table-cell>
          <table:table-cell office:value-type="string" calcext:value-type="string">
            <text:p>Snack</text:p>
          </table:table-cell>
          <table:table-cell table:number-columns-repeated="4"/>
          <table:table-cell office:value-type="string" calcext:value-type="string">
            <text:p>Ikke tilsat sukker</text:p>
          </table:table-cell>
          <table:table-cell table:number-columns-repeated="3"/>
          <table:table-cell office:value-type="string" calcext:value-type="string">
            <text:p>Smoothie</text:p>
          </table:table-cell>
          <table:table-cell office:value-type="string" calcext:value-type="string">
            <text:p>Froosh banan-jordbær-guava smoothie</text:p>
            <text:p>Frugt- &amp; grøntsagssmoothies. 100% frugt - ingen tilsat sukker, koncentrat eller konserveringsmidler.</text:p>
          </table:table-cell>
          <table:table-cell office:value-type="string" calcext:value-type="string">
            <text:p>https://www.nemlig.com/smoothie-m-banan-og-jordbaer-5031530</text:p>
          </table:table-cell>
        </table:table-row>
        <table:table-row table:style-name="ro20">
          <table:table-cell office:value-type="string" calcext:value-type="string">
            <text:p>Dagligvarer &gt; Frugt og grønt &gt; Grøntsager &gt; Kartofler &gt; Kartofler</text:p>
          </table:table-cell>
          <table:table-cell office:value-type="string" calcext:value-type="string">
            <text:p>Kartofler</text:p>
          </table:table-cell>
          <table:table-cell office:value-type="string" calcext:value-type="string">
            <text:p>1 kg / Danmark / Exquisa / Klasse 1</text:p>
          </table:table-cell>
          <table:table-cell office:value-type="string" calcext:value-type="string">
            <text:p>Dansk,Nøglehulsmærket</text:p>
          </table:table-cell>
          <table:table-cell office:value-type="string" calcext:value-type="string">
            <text:p>25.00</text:p>
          </table:table-cell>
          <table:table-cell office:value-type="string" calcext:value-type="string">
            <text:p>.</text:p>
          </table:table-cell>
          <table:table-cell/>
          <table:table-cell office:value-type="string" calcext:value-type="string">
            <text:p>Tilbehør</text:p>
          </table:table-cell>
          <table:table-cell office:value-type="string" calcext:value-type="string">
            <text:p>Pose</text:p>
          </table:table-cell>
          <table:table-cell office:value-type="string" calcext:value-type="string">
            <text:p>Gul</text:p>
          </table:table-cell>
          <table:table-cell office:value-type="string" calcext:value-type="string">
            <text:p>Klasse 1</text:p>
          </table:table-cell>
          <table:table-cell/>
          <table:table-cell office:value-type="string" calcext:value-type="string">
            <text:p>Dansk, Nøglehulsmærket</text:p>
          </table:table-cell>
          <table:table-cell office:value-type="string" calcext:value-type="string">
            <text:p>Danmark</text:p>
          </table:table-cell>
          <table:table-cell office:value-type="string" calcext:value-type="string">
            <text:p>Exquisa</text:p>
          </table:table-cell>
          <table:table-cell/>
          <table:table-cell office:value-type="string" calcext:value-type="string">
            <text:p>Kartoffel</text:p>
          </table:table-cell>
          <table:table-cell office:value-type="string" calcext:value-type="string">
            <text:p>Exquisa er en krydsning mellem asparges og en almindelig kartoffel. Den er velegnet i salater.</text:p>
            <text:p/>
            <text:p>Kartoflen stammer oprindeligt fra Sydamerika, og ses i dag som en central næringskilde.</text:p>
            <text:p/>
            <text:p>Man kan med stor fordel beholde skrællen på kartoflen, da det er her de fleste af vitaminerne sidder. Bare husk at vaske kartoflen ren for jord inden da.</text:p>
            <text:p/>
            <text:p>Hvis kartofler bliver udsat lys via. lamper eller for dagslys, begynder de at blive grønne. Når de bliver grønne udskiller de et stof kaldet solanin, som er giftigt hvis man spiser det i meget store mængder – der er altså tale om at skulle spise grønne kartofler, hver dag, i flere år.</text:p>
            <text:p/>
            <text:p>Hvis kartofler bliver udsat for frost begynder de at danne et sødestof, som gør at kartoflerne bliver meget sødere i smagen. Ligger de derimod for varmt, så begynder de at spire. Så en god temperatur for kartoflen er mellem en 6-8 grader.</text:p>
            <text:p/>
            <text:p>Alle kartoffelsorter kan koges, dog skal nogle koge længere tid end andre, og alle sorter kan steges/bages i ovnen.</text:p>
            <text:p>Dog er de bedste kartofler til kartoffelmos og bagekartofler, de store sorter som Marabel, Ballerina og Elfe.</text:p>
            <text:p/>
            <text:p>Tips:</text:p>
            <text:p>Kartoflen kendetegnes måske bedst ved brun sovs og kartofler, men der findes et hav af lækre opskrifter, kolde som varme, hvor kartoflen bliver til en fantastisk ingrediens.</text:p>
            <text:p/>
            <text:p>Strandlyst - Lammefjordskartofler</text:p>
            <text:p>Siden 1949 har tre generationer, Christian, Kaj og Jesper Andersen arbejdet side om side på Strandlyst, og netop tradition og erfaringer fra generation til generation, har gjort Lammefjordskartofler fra Strandlyst elskede og kendte blandt forbrugerne.</text:p>
            <text:p/>
            <text:p>Her er der er fokus på, at kartoflerne altid har ensartet høj kvalitet, samt at de dyrkes med mindst mulig brug af gødning og plantebeskyttelsesmidler.</text:p>
            <text:p/>
            <text:p>Lammefjordskartofler er betegnelsen for de flotte lyse kartofler, der dyrkes ved Lammefjorden. Netop her giver den fede dyndjord blandet med sand optimale dyrknings-betingelser til kartofler.</text:p>
          </table:table-cell>
          <table:table-cell office:value-type="string" calcext:value-type="string">
            <text:p>https://www.nemlig.com/kartofler-5011615</text:p>
          </table:table-cell>
        </table:table-row>
        <table:table-row table:style-name="ro21">
          <table:table-cell office:value-type="string" calcext:value-type="string">
            <text:p>Dagligvarer &gt; Kød og fisk &gt; Kylling &gt; Kyllingefilet &gt; Kyllingebrystfilet</text:p>
          </table:table-cell>
          <table:table-cell office:value-type="string" calcext:value-type="string">
            <text:p>Kyllingebrystfilet</text:p>
          </table:table-cell>
          <table:table-cell office:value-type="string" calcext:value-type="string">
            <text:p>1,20 kg / Rose</text:p>
          </table:table-cell>
          <table:table-cell office:value-type="string" calcext:value-type="string">
            <text:p>Dansk,Halal,KØL,Nøglehulsmærket</text:p>
          </table:table-cell>
          <table:table-cell office:value-type="string" calcext:value-type="string">
            <text:p>89.95</text:p>
          </table:table-cell>
          <table:table-cell office:value-type="string" calcext:value-type="string">
            <text:p>.</text:p>
          </table:table-cell>
          <table:table-cell office:value-type="string" calcext:value-type="string">
            <text:p>Rose</text:p>
          </table:table-cell>
          <table:table-cell office:value-type="string" calcext:value-type="string">
            <text:p>Aftensmad</text:p>
          </table:table-cell>
          <table:table-cell table:number-columns-repeated="4"/>
          <table:table-cell office:value-type="string" calcext:value-type="string">
            <text:p>Dansk, Halal, KØL, Nøglehulsmærket</text:p>
          </table:table-cell>
          <table:table-cell office:value-type="string" calcext:value-type="string">
            <text:p>Danmark</text:p>
          </table:table-cell>
          <table:table-cell table:number-columns-repeated="2"/>
          <table:table-cell office:value-type="string" calcext:value-type="string">
            <text:p>Kylling</text:p>
          </table:table-cell>
          <table:table-cell office:value-type="string" calcext:value-type="string">
            <text:p>Kyllingebryst</text:p>
            <text:p>100% kylling – ingen tilsat vand eller lage.</text:p>
            <text:p>Kyllingen er ikke behandlet med antibiotika.</text:p>
            <text:p>Pakket i bakker af genanvendt plast.</text:p>
            <text:p/>
            <text:p>Et klimasmart valg</text:p>
            <text:p>Kyllingens miljøbelastning er op til 85% lavere end andre kødtyper og ligger dermed på niveau med plantefars og fisk.</text:p>
            <text:p/>
            <text:p>100% Dansk Kylling</text:p>
            <text:p>Når du vælger Dansk ROSE Kylling, får du altid kylling, der er opvokset på danske gårde, ved dedikerede danske landmænd, som har stor fokus på dyrevelfærd og trivsel.</text:p>
            <text:p/>
            <text:p>Under kyllingens opvækst lever den et trygt liv, hvor den kan gå frit omkring i en varm og tør stald. Den spiser når den har lyst, og har fri adgang til frisk strøelse, vand og foder.</text:p>
            <text:p/>
            <text:p>Salmonellafri og opdrættet uden antibiotika</text:p>
            <text:p>Fokus på dyrevelfærd og trivsel, sikrer kyllingerne en god opvækst. Derfor bliver en Dansk ROSE Kylling ikke unødvendigt behandlet med antibiotika under opvæksten – og så er dansk kylling ovenikøbet også salmonellafri.</text:p>
            <text:p/>
            <text:p>Serveringsforslag</text:p>
            <text:p>Snit en lomme langs siden på brystfileten. Krydr fileten på både inder- og yderside med en dine favoritkrydderier. Fyld derefter lommen med spinat og mozzarellaost.</text:p>
            <text:p>Vikl brystfilet med bacon eller parmaskinke og tilbered i ovnen ved 200°C i cirka 30 minutter, til kødsaften er helt klar og kødets centrumtemperatur er min. 75 grader. Server evt. med brasede kartofter og salat.</text:p>
            <text:p/>
            <text:p>Tilberedning</text:p>
            <text:p>Stegepande: Brun fileterne på begge sider og steg færdig ved middel­varme i 7-9 minutter på hver side.</text:p>
            <text:p>Ovn: Steg fileterne i en forvarmet ovn ved 200°C i 25-30 minutter (varmluftsovn 180°C).</text:p>
            <text:p>Grill: Krydres og steges på begge sider til de er gennemstegte, og kødsaften er helt klar.</text:p>
            <text:p/>
            <text:p>Steg eller kog altid fjerkræ til kødsaften er helt klar, og temperaturen i midten af kødet er min. 75°C</text:p>
            <text:p/>
            <text:p>*Kyllingen er ikke behandlet med receptpligtigt antibiotika. Der anvendes et fodertilsætningsstof (coccidiostatika) for at undgå tarmproblemer.</text:p>
          </table:table-cell>
          <table:table-cell office:value-type="string" calcext:value-type="string">
            <text:p>https://www.nemlig.com/kyllingebrystfilet-5045910</text:p>
          </table:table-cell>
        </table:table-row>
        <table:table-row table:style-name="ro3">
          <table:table-cell office:value-type="string" calcext:value-type="string">
            <text:p>Dagligvarer &gt; Drikkevarer &gt; Øl &gt; Øltyper &gt; Specialøl &gt; Jacobsen Viva Classic</text:p>
          </table:table-cell>
          <table:table-cell office:value-type="string" calcext:value-type="string">
            <text:p>Jacobsen Viva Classic</text:p>
          </table:table-cell>
          <table:table-cell office:value-type="string" calcext:value-type="string">
            <text:p>0,75 l / ex. pant / Jacobsen</text:p>
          </table:table-cell>
          <table:table-cell/>
          <table:table-cell office:value-type="string" calcext:value-type="string">
            <text:p>39.95</text:p>
          </table:table-cell>
          <table:table-cell office:value-type="string" calcext:value-type="string">
            <text:p>.</text:p>
          </table:table-cell>
          <table:table-cell office:value-type="string" calcext:value-type="string">
            <text:p>Jacobsen</text:p>
          </table:table-cell>
          <table:table-cell table:number-columns-repeated="9"/>
          <table:table-cell office:value-type="string" calcext:value-type="string">
            <text:p>Hvedeøl, Specialøl</text:p>
          </table:table-cell>
          <table:table-cell office:value-type="string" calcext:value-type="string">
            <text:p>Jacobsen Viva Classic</text:p>
            <text:p>Kan man tage en klassiker og brygge den med kraftigere malt og mere humle? Vi var nysgerrige efter, om man kunne nyskabe en classic, så vi måtte prøve. Devisen var ”længe leve klassikeren” – heraf navnet. Og for at klassikere kan leve videre, så gælder det selvfølgelig, at man må og skal videreudvikle dem. I Viva Classic! har vi taget noget så centraleuropærisk som en wienerøl og bl.a. givet den et ekstra skud oversøisk aromahumle. Måske en ny klassiker er født.</text:p>
          </table:table-cell>
          <table:table-cell office:value-type="string" calcext:value-type="string">
            <text:p>https://www.nemlig.com/jacobsen-viva-classic-5041718</text:p>
          </table:table-cell>
        </table:table-row>
        <table:table-row table:style-name="ro1">
          <table:table-cell office:value-type="string" calcext:value-type="string">
            <text:p>Dagligvarer &gt; Kolonial &gt; Dressing og saucer &gt; Sauce &gt; Soyasauce &gt; Soyasauce m. mindre salt</text:p>
          </table:table-cell>
          <table:table-cell office:value-type="string" calcext:value-type="string">
            <text:p>Soyasauce m. mindre salt</text:p>
          </table:table-cell>
          <table:table-cell office:value-type="string" calcext:value-type="string">
            <text:p>0,15 l / Kikkoman</text:p>
          </table:table-cell>
          <table:table-cell/>
          <table:table-cell office:value-type="string" calcext:value-type="string">
            <text:p>37.95</text:p>
          </table:table-cell>
          <table:table-cell office:value-type="string" calcext:value-type="string">
            <text:p>.</text:p>
          </table:table-cell>
          <table:table-cell office:value-type="string" calcext:value-type="string">
            <text:p>Kikkoman</text:p>
          </table:table-cell>
          <table:table-cell office:value-type="string" calcext:value-type="string">
            <text:p>Madlavning</text:p>
          </table:table-cell>
          <table:table-cell office:value-type="string" calcext:value-type="string">
            <text:p>Glas</text:p>
          </table:table-cell>
          <table:table-cell table:number-columns-repeated="7"/>
          <table:table-cell office:value-type="string" calcext:value-type="string">
            <text:p>Krydderi, Soja</text:p>
          </table:table-cell>
          <table:table-cell office:value-type="string" calcext:value-type="string">
            <text:p>Soyasauce med mindre salt</text:p>
          </table:table-cell>
          <table:table-cell office:value-type="string" calcext:value-type="string">
            <text:p>https://www.nemlig.com/soyasauce-m-mindre-salt-5002047</text:p>
          </table:table-cell>
        </table:table-row>
        <table:table-row table:style-name="ro3">
          <table:table-cell office:value-type="string" calcext:value-type="string">
            <text:p>Dagligvarer &gt; Slik og kiosk &gt; Slik &gt; Lakrids &gt; Sød lakrids</text:p>
          </table:table-cell>
          <table:table-cell office:value-type="string" calcext:value-type="string">
            <text:p>Sød lakrids</text:p>
          </table:table-cell>
          <table:table-cell office:value-type="string" calcext:value-type="string">
            <text:p>140 g / Ga-Jol</text:p>
          </table:table-cell>
          <table:table-cell/>
          <table:table-cell office:value-type="string" calcext:value-type="string">
            <text:p>24.95</text:p>
          </table:table-cell>
          <table:table-cell office:value-type="string" calcext:value-type="string">
            <text:p>.</text:p>
          </table:table-cell>
          <table:table-cell office:value-type="string" calcext:value-type="string">
            <text:p>Ga-Jol</text:p>
          </table:table-cell>
          <table:table-cell office:value-type="string" calcext:value-type="string">
            <text:p>Snack</text:p>
          </table:table-cell>
          <table:table-cell table:number-columns-repeated="8"/>
          <table:table-cell office:value-type="string" calcext:value-type="string">
            <text:p>Lakrids, Slik</text:p>
          </table:table-cell>
          <table:table-cell office:value-type="string" calcext:value-type="string">
            <text:p>Sød lakrids fra Ga-Jol</text:p>
            <text:p>Rund og blød.</text:p>
          </table:table-cell>
          <table:table-cell office:value-type="string" calcext:value-type="string">
            <text:p>https://www.nemlig.com/soed-lakrids-5043361</text:p>
          </table:table-cell>
        </table:table-row>
        <table:table-row table:style-name="ro3">
          <table:table-cell office:value-type="string" calcext:value-type="string">
            <text:p>Dagligvarer &gt; Frost &gt; Supper og nem mad &gt; Færdigretter &gt; Bøf i whiskeysauce</text:p>
          </table:table-cell>
          <table:table-cell office:value-type="string" calcext:value-type="string">
            <text:p>Bøf i whiskeysauce</text:p>
          </table:table-cell>
          <table:table-cell office:value-type="string" calcext:value-type="string">
            <text:p>450 g / maxi portion / frost / Steff Houlberg</text:p>
          </table:table-cell>
          <table:table-cell office:value-type="string" calcext:value-type="string">
            <text:p>Dansk,Frost</text:p>
          </table:table-cell>
          <table:table-cell office:value-type="string" calcext:value-type="string">
            <text:p>36.95</text:p>
          </table:table-cell>
          <table:table-cell office:value-type="string" calcext:value-type="string">
            <text:p>.</text:p>
          </table:table-cell>
          <table:table-cell office:value-type="string" calcext:value-type="string">
            <text:p>Steff Houlberg</text:p>
          </table:table-cell>
          <table:table-cell office:value-type="string" calcext:value-type="string">
            <text:p>Aftensmad, Frokost</text:p>
          </table:table-cell>
          <table:table-cell table:number-columns-repeated="4"/>
          <table:table-cell office:value-type="string" calcext:value-type="string">
            <text:p>Dansk, Frost</text:p>
          </table:table-cell>
          <table:table-cell table:number-columns-repeated="3"/>
          <table:table-cell office:value-type="string" calcext:value-type="string">
            <text:p>Okse</text:p>
          </table:table-cell>
          <table:table-cell office:value-type="string" calcext:value-type="string">
            <text:p>Bøf i whiskeysauce</text:p>
            <text:p>Klassisk hakkebøf af oksekød med en cremet whiskeysauce tilsat fløde. Hertil serveret med skrælkartofler og grønne bønner.</text:p>
          </table:table-cell>
          <table:table-cell office:value-type="string" calcext:value-type="string">
            <text:p>https://www.nemlig.com/boef-i-whiskeysauce-5048354</text:p>
          </table:table-cell>
        </table:table-row>
        <table:table-row table:style-name="ro3">
          <table:table-cell office:value-type="string" calcext:value-type="string">
            <text:p>Dagligvarer &gt; Frost &gt; Fisk og skaldyr &gt; Frosne fiskefileter &gt; Fiskefilet (paneret)</text:p>
          </table:table-cell>
          <table:table-cell office:value-type="string" calcext:value-type="string">
            <text:p>Fiskefilet (paneret)</text:p>
          </table:table-cell>
          <table:table-cell office:value-type="string" calcext:value-type="string">
            <text:p>500 g / First Price</text:p>
          </table:table-cell>
          <table:table-cell office:value-type="string" calcext:value-type="string">
            <text:p>Frost</text:p>
          </table:table-cell>
          <table:table-cell office:value-type="string" calcext:value-type="string">
            <text:p>29.95</text:p>
          </table:table-cell>
          <table:table-cell office:value-type="string" calcext:value-type="string">
            <text:p>.</text:p>
          </table:table-cell>
          <table:table-cell office:value-type="string" calcext:value-type="string">
            <text:p>First Price</text:p>
          </table:table-cell>
          <table:table-cell office:value-type="string" calcext:value-type="string">
            <text:p>Aftensmad</text:p>
          </table:table-cell>
          <table:table-cell table:number-columns-repeated="4"/>
          <table:table-cell office:value-type="string" calcext:value-type="string">
            <text:p>Discount, Frost</text:p>
          </table:table-cell>
          <table:table-cell table:number-columns-repeated="3"/>
          <table:table-cell office:value-type="string" calcext:value-type="string">
            <text:p>Fisk</text:p>
          </table:table-cell>
          <table:table-cell office:value-type="string" calcext:value-type="string">
            <text:p>Fiskefileter</text:p>
            <text:p>Panerede fiskefileter 4-8 stk.</text:p>
          </table:table-cell>
          <table:table-cell office:value-type="string" calcext:value-type="string">
            <text:p>https://www.nemlig.com/fiskefilet-paneret-5501764</text:p>
          </table:table-cell>
        </table:table-row>
        <table:table-row table:style-name="ro3">
          <table:table-cell office:value-type="string" calcext:value-type="string">
            <text:p>Dagligvarer &gt; Køl og mejeri &gt; Pålæg &gt; Pålægs- og kartoffelsalater &gt; Hønse- og kyllingesalat &gt; Hønsesalat</text:p>
          </table:table-cell>
          <table:table-cell office:value-type="string" calcext:value-type="string">
            <text:p>Hønsesalat</text:p>
          </table:table-cell>
          <table:table-cell office:value-type="string" calcext:value-type="string">
            <text:p>175 g / K-Salat</text:p>
          </table:table-cell>
          <table:table-cell office:value-type="string" calcext:value-type="string">
            <text:p>KØL</text:p>
          </table:table-cell>
          <table:table-cell office:value-type="string" calcext:value-type="string">
            <text:p>17.95</text:p>
          </table:table-cell>
          <table:table-cell office:value-type="string" calcext:value-type="string">
            <text:p>.</text:p>
          </table:table-cell>
          <table:table-cell office:value-type="string" calcext:value-type="string">
            <text:p>K-Salat</text:p>
          </table:table-cell>
          <table:table-cell office:value-type="string" calcext:value-type="string">
            <text:p>Frokost, Madpakke</text:p>
          </table:table-cell>
          <table:table-cell table:number-columns-repeated="4"/>
          <table:table-cell office:value-type="string" calcext:value-type="string">
            <text:p>KØL</text:p>
          </table:table-cell>
          <table:table-cell office:value-type="string" calcext:value-type="string">
            <text:p>Høne</text:p>
          </table:table-cell>
          <table:table-cell table:number-columns-repeated="2"/>
          <table:table-cell office:value-type="string" calcext:value-type="string">
            <text:p>Pålæg, Pålægssalat</text:p>
          </table:table-cell>
          <table:table-cell office:value-type="string" calcext:value-type="string">
            <text:p>K-Salat Hønsesalat</text:p>
            <text:p>K-Salats kerneprodukt er de velkendte pålægssalater i et væld af varianter, så der er noget for enhver smag. Et nemt måltid med masser af smag.</text:p>
          </table:table-cell>
          <table:table-cell office:value-type="string" calcext:value-type="string">
            <text:p>https://www.nemlig.com/hoensesalat-604002</text:p>
          </table:table-cell>
        </table:table-row>
        <table:table-row table:style-name="ro9">
          <table:table-cell office:value-type="string" calcext:value-type="string">
            <text:p>Dagligvarer &gt; Køl og mejeri &gt; Tapas &gt; Tapasspecialiteter &gt; Soltørrede tomater</text:p>
          </table:table-cell>
          <table:table-cell office:value-type="string" calcext:value-type="string">
            <text:p>Soltørrede tomater</text:p>
          </table:table-cell>
          <table:table-cell office:value-type="string" calcext:value-type="string">
            <text:p>125 g / m. pinjekerner / Eksotiske delikatesser</text:p>
          </table:table-cell>
          <table:table-cell office:value-type="string" calcext:value-type="string">
            <text:p>KØL</text:p>
          </table:table-cell>
          <table:table-cell office:value-type="string" calcext:value-type="string">
            <text:p>24.95</text:p>
          </table:table-cell>
          <table:table-cell office:value-type="string" calcext:value-type="string">
            <text:p>.</text:p>
          </table:table-cell>
          <table:table-cell office:value-type="string" calcext:value-type="string">
            <text:p>Eksotiske delikatesser</text:p>
          </table:table-cell>
          <table:table-cell office:value-type="string" calcext:value-type="string">
            <text:p>Tilbehør</text:p>
          </table:table-cell>
          <table:table-cell table:number-columns-repeated="4"/>
          <table:table-cell office:value-type="string" calcext:value-type="string">
            <text:p>KØL</text:p>
          </table:table-cell>
          <table:table-cell table:number-columns-repeated="3"/>
          <table:table-cell office:value-type="string" calcext:value-type="string">
            <text:p>Tilbehør</text:p>
          </table:table-cell>
          <table:table-cell office:value-type="string" calcext:value-type="string">
            <text:p>Hele soltørrede tomater</text:p>
            <text:p/>
            <text:p>Velsmagende tomater fra Tyrkiet. Bruges som tilbehør i diverse retter.</text:p>
          </table:table-cell>
          <table:table-cell office:value-type="string" calcext:value-type="string">
            <text:p>https://www.nemlig.com/soltoerrede-tomater-5006857</text:p>
          </table:table-cell>
        </table:table-row>
        <table:table-row table:style-name="ro7">
          <table:table-cell office:value-type="string" calcext:value-type="string">
            <text:p>Dagligvarer &gt; Frost &gt; Supper og nem mad &gt; Pizza og toast &gt; Quattro stagioni øko.</text:p>
          </table:table-cell>
          <table:table-cell office:value-type="string" calcext:value-type="string">
            <text:p>Quattro stagioni øko.</text:p>
          </table:table-cell>
          <table:table-cell office:value-type="string" calcext:value-type="string">
            <text:p>625 g / 2 personer / frost / Snekken Trattoria</text:p>
          </table:table-cell>
          <table:table-cell office:value-type="string" calcext:value-type="string">
            <text:p>Dansk,Frost,Øko (dansk),Øko (europæisk)</text:p>
          </table:table-cell>
          <table:table-cell office:value-type="string" calcext:value-type="string">
            <text:p>79.00</text:p>
          </table:table-cell>
          <table:table-cell office:value-type="string" calcext:value-type="string">
            <text:p>.</text:p>
          </table:table-cell>
          <table:table-cell office:value-type="string" calcext:value-type="string">
            <text:p>Snekken Trattoria</text:p>
          </table:table-cell>
          <table:table-cell office:value-type="string" calcext:value-type="string">
            <text:p>Aftensmad</text:p>
          </table:table-cell>
          <table:table-cell table:number-columns-repeated="4"/>
          <table:table-cell office:value-type="string" calcext:value-type="string">
            <text:p>Dansk, Frost, Øko (dansk), Øko (europæisk)</text:p>
          </table:table-cell>
          <table:table-cell table:number-columns-repeated="3"/>
          <table:table-cell office:value-type="string" calcext:value-type="string">
            <text:p>Pizza</text:p>
          </table:table-cell>
          <table:table-cell office:value-type="string" calcext:value-type="string">
            <text:p>Økologisk Quattro stagioni</text:p>
            <text:p>Sprød pizza med tomat, mozzarella, hedelandskinke, artiskok, portobello og oliven.</text:p>
            <text:p/>
            <text:p>Tø pizzaen op, og smid den i en forvarmet oven på 180° i 8 min. og spris den helt perfekte sprøde pizza.</text:p>
          </table:table-cell>
          <table:table-cell office:value-type="string" calcext:value-type="string">
            <text:p>https://www.nemlig.com/quattro-stagioni-oeko-5039077</text:p>
          </table:table-cell>
        </table:table-row>
        <table:table-row table:style-name="ro1">
          <table:table-cell office:value-type="string" calcext:value-type="string">
            <text:p>Dagligvarer &gt; Kolonial &gt; Marmelade, smørepålæg m.m. &gt; Marmelade og syltetøj &gt; Solbærmarmelade</text:p>
          </table:table-cell>
          <table:table-cell office:value-type="string" calcext:value-type="string">
            <text:p>Solbærmarmelade</text:p>
          </table:table-cell>
          <table:table-cell office:value-type="string" calcext:value-type="string">
            <text:p>600 g / Den Gamle Fabrik</text:p>
          </table:table-cell>
          <table:table-cell/>
          <table:table-cell office:value-type="string" calcext:value-type="string">
            <text:p>33.95</text:p>
          </table:table-cell>
          <table:table-cell office:value-type="string" calcext:value-type="string">
            <text:p>.</text:p>
          </table:table-cell>
          <table:table-cell office:value-type="string" calcext:value-type="string">
            <text:p>Den Gamle Fabrik</text:p>
          </table:table-cell>
          <table:table-cell table:number-columns-repeated="9"/>
          <table:table-cell office:value-type="string" calcext:value-type="string">
            <text:p>Marmelade</text:p>
          </table:table-cell>
          <table:table-cell office:value-type="string" calcext:value-type="string">
            <text:p>Solbær marmelade har en stærk og syrlig smag. Solbærret er et meget mørkt bær, med en intenssmag som egner sig godt til marmelade.</text:p>
          </table:table-cell>
          <table:table-cell office:value-type="string" calcext:value-type="string">
            <text:p>https://www.nemlig.com/solbaermarmelade-5501899</text:p>
          </table:table-cell>
        </table:table-row>
        <table:table-row table:style-name="ro3">
          <table:table-cell office:value-type="string" calcext:value-type="string">
            <text:p>Dagligvarer &gt; Køl og mejeri &gt; Færdigretter på køl &gt; Vegetariske alternativer &gt; Vegetarisk schnitzel</text:p>
          </table:table-cell>
          <table:table-cell office:value-type="string" calcext:value-type="string">
            <text:p>Vegetarisk schnitzel</text:p>
          </table:table-cell>
          <table:table-cell office:value-type="string" calcext:value-type="string">
            <text:p>200 g / Veggie Gourmet</text:p>
          </table:table-cell>
          <table:table-cell office:value-type="string" calcext:value-type="string">
            <text:p>KØL</text:p>
          </table:table-cell>
          <table:table-cell office:value-type="string" calcext:value-type="string">
            <text:p>21.95</text:p>
          </table:table-cell>
          <table:table-cell office:value-type="string" calcext:value-type="string">
            <text:p>.</text:p>
          </table:table-cell>
          <table:table-cell office:value-type="string" calcext:value-type="string">
            <text:p>Veggie Gourmet</text:p>
          </table:table-cell>
          <table:table-cell office:value-type="string" calcext:value-type="string">
            <text:p>Vegetar</text:p>
          </table:table-cell>
          <table:table-cell table:number-columns-repeated="4"/>
          <table:table-cell office:value-type="string" calcext:value-type="string">
            <text:p>KØL</text:p>
          </table:table-cell>
          <table:table-cell table:number-columns-repeated="4"/>
          <table:table-cell office:value-type="string" calcext:value-type="string">
            <text:p>Vegetarisk schnitzel</text:p>
            <text:p>Det vigtigste ved en schnitzel er den tynde sprøde kant, og selvom denne version er uden kød, så er den stadig sprød og smagsfuld.</text:p>
          </table:table-cell>
          <table:table-cell office:value-type="string" calcext:value-type="string">
            <text:p>https://www.nemlig.com/vegetarisk-schnitzel-5033652</text:p>
          </table:table-cell>
        </table:table-row>
        <table:table-row table:style-name="ro7">
          <table:table-cell office:value-type="string" calcext:value-type="string">
            <text:p>Dagligvarer &gt; Køl og mejeri &gt; Færdigretter på køl &gt; Middagsretter på køl &gt; Lasagne</text:p>
          </table:table-cell>
          <table:table-cell office:value-type="string" calcext:value-type="string">
            <text:p>Lasagne</text:p>
          </table:table-cell>
          <table:table-cell office:value-type="string" calcext:value-type="string">
            <text:p>1 pers / 450 g / Homemate</text:p>
          </table:table-cell>
          <table:table-cell office:value-type="string" calcext:value-type="string">
            <text:p>KØL</text:p>
          </table:table-cell>
          <table:table-cell office:value-type="string" calcext:value-type="string">
            <text:p>49.00</text:p>
          </table:table-cell>
          <table:table-cell office:value-type="string" calcext:value-type="string">
            <text:p>.</text:p>
          </table:table-cell>
          <table:table-cell office:value-type="string" calcext:value-type="string">
            <text:p>Homemate</text:p>
          </table:table-cell>
          <table:table-cell office:value-type="string" calcext:value-type="string">
            <text:p>Aftensmad, Middag</text:p>
          </table:table-cell>
          <table:table-cell table:number-columns-repeated="4"/>
          <table:table-cell office:value-type="string" calcext:value-type="string">
            <text:p>KØL</text:p>
          </table:table-cell>
          <table:table-cell office:value-type="string" calcext:value-type="string">
            <text:p>Okse</text:p>
          </table:table-cell>
          <table:table-cell table:number-columns-repeated="2"/>
          <table:table-cell office:value-type="string" calcext:value-type="string">
            <text:p>Convenience, Færdigret</text:p>
          </table:table-cell>
          <table:table-cell office:value-type="string" calcext:value-type="string">
            <text:p>Lasagne</text:p>
            <text:p>Lasagne til både store og små maver. Udviklingskokkene har været i køkkenet, og denne opskrift hemmelig og resultatet magisk. Vi har lagt krydret okse i lækre lag med en rund og blød tomatpure, der er rørt op med oregano og basilikum. En troværdig lasagne har selvfølgelig også en god pastabund, som vi desuden har toppet med en hjemmelavet bechamelsauce, med muskat og rustikke flager af grana padano parmesan. En ret vi godt tør love både hitter blandt små og store. Lasagnen kan serveres med brød eller salat til. Vores foccaciabrød komplimenterer retten særligt godt med friske rosmarinkviste og salt på toppen.</text:p>
            <text:p/>
            <text:p>Retten varmes på bare 15-20 minutter i egen ovn ved 200 grader.</text:p>
          </table:table-cell>
          <table:table-cell office:value-type="string" calcext:value-type="string">
            <text:p>https://www.nemlig.com/lasagne-5044808</text:p>
          </table:table-cell>
        </table:table-row>
        <table:table-row table:style-name="ro5">
          <table:table-cell office:value-type="string" calcext:value-type="string">
            <text:p>Dagligvarer &gt; Kolonial &gt; Bagning &gt; Mel &gt; Andet mel og melmix &gt; Fuldkornsboller øko.</text:p>
          </table:table-cell>
          <table:table-cell office:value-type="string" calcext:value-type="string">
            <text:p>Fuldkornsboller øko.</text:p>
          </table:table-cell>
          <table:table-cell office:value-type="string" calcext:value-type="string">
            <text:p>900 g / Bag-selv / Valsemøllen</text:p>
          </table:table-cell>
          <table:table-cell office:value-type="string" calcext:value-type="string">
            <text:p>Fuldkornsmærket,Nøglehulsmærket,Øko (dansk),Øko (europæisk)</text:p>
          </table:table-cell>
          <table:table-cell office:value-type="string" calcext:value-type="string">
            <text:p>24.95</text:p>
          </table:table-cell>
          <table:table-cell office:value-type="string" calcext:value-type="string">
            <text:p>.</text:p>
          </table:table-cell>
          <table:table-cell office:value-type="string" calcext:value-type="string">
            <text:p>Valsemøllen</text:p>
          </table:table-cell>
          <table:table-cell office:value-type="string" calcext:value-type="string">
            <text:p>Bagning</text:p>
          </table:table-cell>
          <table:table-cell table:number-columns-repeated="4"/>
          <table:table-cell office:value-type="string" calcext:value-type="string">
            <text:p>Fuldkornsmærket, Nøglehulsmærket, Øko (dansk), Øko (europæisk)</text:p>
          </table:table-cell>
          <table:table-cell table:number-columns-repeated="3"/>
          <table:table-cell office:value-type="string" calcext:value-type="string">
            <text:p>Bageblanding</text:p>
          </table:table-cell>
          <table:table-cell office:value-type="string" calcext:value-type="string">
            <text:p>Økologiske koldhævede fuldkornsboller</text:p>
            <text:p>Koldhævede fuldkornsboller er fyldt med fuldkorn og masser af kærlighed til de økologiske råvarer. Speltsurdejen giver sammen med fuldkornsmelet og frøene den ekstra gode smag.</text:p>
            <text:p/>
            <text:p>Brødblandingen giver 18 boller.</text:p>
            <text:p/>
            <text:p>Du skal bruge: 7 dl. vand (lidt koldere end lunkent)</text:p>
            <text:p>1 brev Valsemøllen tørgær (svarer til 25 g frisk gær)</text:p>
            <text:p>1 ps. Valsemøllen øko koldhævede fuldkornsboller</text:p>
          </table:table-cell>
          <table:table-cell office:value-type="string" calcext:value-type="string">
            <text:p>https://www.nemlig.com/fuldkornsboller-oeko-5021955</text:p>
          </table:table-cell>
        </table:table-row>
        <table:table-row table:style-name="ro11">
          <table:table-cell office:value-type="string" calcext:value-type="string">
            <text:p>Dagligvarer &gt; Baby, børn og legetøj &gt; Legetøj &gt; Kreativ leg og læring &gt; Kreativ leg &gt; Tusser (ass. farver)</text:p>
          </table:table-cell>
          <table:table-cell office:value-type="string" calcext:value-type="string">
            <text:p>Tusser (ass. farver)</text:p>
          </table:table-cell>
          <table:table-cell office:value-type="string" calcext:value-type="string">
            <text:p>6 stk. / STAEDTLER</text:p>
          </table:table-cell>
          <table:table-cell/>
          <table:table-cell office:value-type="string" calcext:value-type="string">
            <text:p>69.95</text:p>
          </table:table-cell>
          <table:table-cell office:value-type="string" calcext:value-type="string">
            <text:p>.</text:p>
          </table:table-cell>
          <table:table-cell office:value-type="string" calcext:value-type="string">
            <text:p>STAEDTLER</text:p>
          </table:table-cell>
          <table:table-cell office:value-type="string" calcext:value-type="string">
            <text:p>Børn, Hjemmet, Kreativ leg, Skole</text:p>
          </table:table-cell>
          <table:table-cell table:number-columns-repeated="4"/>
          <table:table-cell office:value-type="string" calcext:value-type="string">
            <text:p>CE-mærket</text:p>
          </table:table-cell>
          <table:table-cell table:number-columns-repeated="3"/>
          <table:table-cell office:value-type="string" calcext:value-type="string">
            <text:p>Kreativ leg, Legetøj, Tegneredskaber</text:p>
          </table:table-cell>
          <table:table-cell office:value-type="string" calcext:value-type="string">
            <text:p>Tusser</text:p>
            <text:p>Tusser i ergonomisk trekantet form til afslappet og let skrivning og farvelægning. Stabil, trykfast spids. Kan ligge uden hætte i dagevis uden udtørring.</text:p>
            <text:p>Vandbaseret blæk. Vaskes nemt ud af de fleste tekstiler.</text:p>
            <text:p/>
            <text:p>Stand-Up Staedtler boks som står flot på skrivebordet eller til at have med i tasken.</text:p>
            <text:p>Stregbredde ca. 1 mm.</text:p>
            <text:p>6 assorterede farver.</text:p>
            <text:p/>
            <text:p>Se her vores fulde udvalg af kreativt legetøj.</text:p>
          </table:table-cell>
          <table:table-cell office:value-type="string" calcext:value-type="string">
            <text:p>https://www.nemlig.com/tusser-ass-farver-5046739</text:p>
          </table:table-cell>
        </table:table-row>
        <table:table-row table:style-name="ro3">
          <table:table-cell office:value-type="string" calcext:value-type="string">
            <text:p>Dagligvarer &gt; Kolonial &gt; Tapasspecialiteter &gt; Pesto &gt; Tomat pesto</text:p>
          </table:table-cell>
          <table:table-cell office:value-type="string" calcext:value-type="string">
            <text:p>Tomat pesto</text:p>
          </table:table-cell>
          <table:table-cell office:value-type="string" calcext:value-type="string">
            <text:p>130 g / SpiZe</text:p>
          </table:table-cell>
          <table:table-cell/>
          <table:table-cell office:value-type="string" calcext:value-type="string">
            <text:p>15.00</text:p>
          </table:table-cell>
          <table:table-cell office:value-type="string" calcext:value-type="string">
            <text:p>.</text:p>
          </table:table-cell>
          <table:table-cell office:value-type="string" calcext:value-type="string">
            <text:p>SpiZe</text:p>
          </table:table-cell>
          <table:table-cell table:number-columns-repeated="5"/>
          <table:table-cell office:value-type="string" calcext:value-type="string">
            <text:p>Discount</text:p>
          </table:table-cell>
          <table:table-cell table:number-columns-repeated="3"/>
          <table:table-cell office:value-type="string" calcext:value-type="string">
            <text:p>Pesto</text:p>
          </table:table-cell>
          <table:table-cell office:value-type="string" calcext:value-type="string">
            <text:p>Rød tomat pesto</text:p>
            <text:p>Denne pesto er baseret på soltørrede tomater, basilikum, udstenede, sorte oliven, ekstra jomfru olivenolie og aromatiske urter fra det vestlige Ligurien, der grænser op til Middelhavet. Den gode kvalitet i råvarerne er perfekt afbalanceret. Resultatet er en fyldig, aromatisk smag, der er ideel i det kreative køkken. Til pasta, kødretter og som dressing i salaten.</text:p>
          </table:table-cell>
          <table:table-cell office:value-type="string" calcext:value-type="string">
            <text:p>https://www.nemlig.com/tomat-pesto-5020911</text:p>
          </table:table-cell>
        </table:table-row>
        <table:table-row table:style-name="ro7">
          <table:table-cell office:value-type="string" calcext:value-type="string">
            <text:p>Dagligvarer &gt; Drikkevarer &gt; Vito Chardonnay</text:p>
          </table:table-cell>
          <table:table-cell office:value-type="string" calcext:value-type="string">
            <text:p>Vito Chardonnay</text:p>
          </table:table-cell>
          <table:table-cell office:value-type="string" calcext:value-type="string">
            <text:p>Italien / Puglia / 3 l box / hvidvin</text:p>
          </table:table-cell>
          <table:table-cell/>
          <table:table-cell office:value-type="string" calcext:value-type="string">
            <text:p>169.95</text:p>
          </table:table-cell>
          <table:table-cell office:value-type="string" calcext:value-type="string">
            <text:p>.</text:p>
          </table:table-cell>
          <table:table-cell/>
          <table:table-cell office:value-type="string" calcext:value-type="string">
            <text:p>Aperitif, Mager fisk, Skaldyr</text:p>
          </table:table-cell>
          <table:table-cell office:value-type="string" calcext:value-type="string">
            <text:p>BIB</text:p>
          </table:table-cell>
          <table:table-cell table:number-columns-repeated="2"/>
          <table:table-cell office:value-type="string" calcext:value-type="string">
            <text:p>Italien</text:p>
          </table:table-cell>
          <table:table-cell table:number-columns-repeated="4"/>
          <table:table-cell office:value-type="string" calcext:value-type="string">
            <text:p>Hvidvin</text:p>
          </table:table-cell>
          <table:table-cell office:value-type="string" calcext:value-type="string">
            <text:p>Vito Chardonnay</text:p>
            <text:p>Her får du en blød og velsmagende hvidvin der er fremstillet af Chardonnay-druen, som indførtes i den sydlige del af Puglia for en snes år siden. Her kvitterer den for den meget sol med frodighed snarere end elegance. Det er en særdeles effektiv hvidvin med oversøisk inspiration. Den er gylden i farven og med en masse citrus frugter, ananas og honning i næsen. Den er blød og saftig i stilen med lav syre.</text:p>
            <text:p/>
            <text:p>Puglia ligger i Syditalien og er den italienske hæl. Italien er kendt for sine menge kulinariske oplevelser som vin og oste. Vi har samlet et udvalg af italiensk inspireret specialiteter.</text:p>
          </table:table-cell>
          <table:table-cell office:value-type="string" calcext:value-type="string">
            <text:p>https://www.nemlig.com/vito-chardonnay-5007506</text:p>
          </table:table-cell>
        </table:table-row>
        <table:table-row table:style-name="ro3">
          <table:table-cell office:value-type="string" calcext:value-type="string">
            <text:p>Dagligvarer &gt; Køl og mejeri &gt; Mejeri &gt; Smør og fedtstof &gt; Smør &gt; Smør</text:p>
          </table:table-cell>
          <table:table-cell office:value-type="string" calcext:value-type="string">
            <text:p>Smør</text:p>
          </table:table-cell>
          <table:table-cell office:value-type="string" calcext:value-type="string">
            <text:p>250 g / laktosefri / Arla Laktosefri</text:p>
          </table:table-cell>
          <table:table-cell office:value-type="string" calcext:value-type="string">
            <text:p>KØL</text:p>
          </table:table-cell>
          <table:table-cell office:value-type="string" calcext:value-type="string">
            <text:p>21.95</text:p>
          </table:table-cell>
          <table:table-cell office:value-type="string" calcext:value-type="string">
            <text:p>.</text:p>
          </table:table-cell>
          <table:table-cell office:value-type="string" calcext:value-type="string">
            <text:p>Arla</text:p>
          </table:table-cell>
          <table:table-cell table:number-columns-repeated="5"/>
          <table:table-cell office:value-type="string" calcext:value-type="string">
            <text:p>Discount, KØL, Laktosefri</text:p>
          </table:table-cell>
          <table:table-cell office:value-type="string" calcext:value-type="string">
            <text:p>Ko</text:p>
          </table:table-cell>
          <table:table-cell table:number-columns-repeated="2"/>
          <table:table-cell office:value-type="string" calcext:value-type="string">
            <text:p>Smør</text:p>
          </table:table-cell>
          <table:table-cell office:value-type="string" calcext:value-type="string">
            <text:p>Smør laktosefri</text:p>
            <text:p>Arla Laktosefri smør har samme smag som almindelig normaltsaltet smør, bare uden laktose. Arla Laktosefri smør er både velegnet på brødet samt til madlavning og bagning.</text:p>
          </table:table-cell>
          <table:table-cell office:value-type="string" calcext:value-type="string">
            <text:p>https://www.nemlig.com/smoer-5020061</text:p>
          </table:table-cell>
        </table:table-row>
        <table:table-row table:style-name="ro3">
          <table:table-cell office:value-type="string" calcext:value-type="string">
            <text:p>Dagligvarer &gt; Drikkevarer &gt; Juice, smoothies og shots &gt; Æblejuice &gt; Æblejuice</text:p>
          </table:table-cell>
          <table:table-cell office:value-type="string" calcext:value-type="string">
            <text:p>Æblejuice</text:p>
          </table:table-cell>
          <table:table-cell office:value-type="string" calcext:value-type="string">
            <text:p>5 x 0,25 l</text:p>
          </table:table-cell>
          <table:table-cell/>
          <table:table-cell office:value-type="string" calcext:value-type="string">
            <text:p>9.50</text:p>
          </table:table-cell>
          <table:table-cell office:value-type="string" calcext:value-type="string">
            <text:p>.</text:p>
          </table:table-cell>
          <table:table-cell/>
          <table:table-cell office:value-type="string" calcext:value-type="string">
            <text:p>Drikke</text:p>
          </table:table-cell>
          <table:table-cell table:number-columns-repeated="4"/>
          <table:table-cell office:value-type="string" calcext:value-type="string">
            <text:p>Discount</text:p>
          </table:table-cell>
          <table:table-cell table:number-columns-repeated="3"/>
          <table:table-cell office:value-type="string" calcext:value-type="string">
            <text:p>Basic, Juice</text:p>
          </table:table-cell>
          <table:table-cell office:value-type="string" calcext:value-type="string">
            <text:p>Æblejuice 5 x 0,25 l</text:p>
            <text:p>Basic æblejuice i brikker med sugerør.</text:p>
          </table:table-cell>
          <table:table-cell office:value-type="string" calcext:value-type="string">
            <text:p>https://www.nemlig.com/aeblejuice-5019232</text:p>
          </table:table-cell>
        </table:table-row>
        <table:table-row table:style-name="ro3">
          <table:table-cell office:value-type="string" calcext:value-type="string">
            <text:p>Dagligvarer &gt; Kolonial &gt; Dressing og saucer &gt; Sauce &gt; Pizza- og pastasauce &gt; Pizzasauce</text:p>
          </table:table-cell>
          <table:table-cell office:value-type="string" calcext:value-type="string">
            <text:p>Pizzasauce</text:p>
          </table:table-cell>
          <table:table-cell office:value-type="string" calcext:value-type="string">
            <text:p>400 g / Cirio</text:p>
          </table:table-cell>
          <table:table-cell/>
          <table:table-cell office:value-type="string" calcext:value-type="string">
            <text:p>12.95</text:p>
          </table:table-cell>
          <table:table-cell office:value-type="string" calcext:value-type="string">
            <text:p>.</text:p>
          </table:table-cell>
          <table:table-cell office:value-type="string" calcext:value-type="string">
            <text:p>Cirio</text:p>
          </table:table-cell>
          <table:table-cell office:value-type="string" calcext:value-type="string">
            <text:p>Pizza</text:p>
          </table:table-cell>
          <table:table-cell table:number-columns-repeated="8"/>
          <table:table-cell office:value-type="string" calcext:value-type="string">
            <text:p>Sauce</text:p>
          </table:table-cell>
          <table:table-cell office:value-type="string" calcext:value-type="string">
            <text:p>Pizzasauce fra Cirio</text:p>
            <text:p>Tomatsauce med krydderurter, produducert af friske modne og flåede tomater.</text:p>
          </table:table-cell>
          <table:table-cell office:value-type="string" calcext:value-type="string">
            <text:p>https://www.nemlig.com/pizzasauce-5028839</text:p>
          </table:table-cell>
        </table:table-row>
        <table:table-row table:style-name="ro3">
          <table:table-cell office:value-type="string" calcext:value-type="string">
            <text:p>Dagligvarer &gt; Frost &gt; Brød og kager &gt; Fastfood brød &gt; Pølsehorn m. ketchup</text:p>
          </table:table-cell>
          <table:table-cell office:value-type="string" calcext:value-type="string">
            <text:p>Pølsehorn m. ketchup</text:p>
          </table:table-cell>
          <table:table-cell office:value-type="string" calcext:value-type="string">
            <text:p>5 stk. / 250 g / frost / Beauvais</text:p>
          </table:table-cell>
          <table:table-cell office:value-type="string" calcext:value-type="string">
            <text:p>Frost</text:p>
          </table:table-cell>
          <table:table-cell office:value-type="string" calcext:value-type="string">
            <text:p>24.95</text:p>
          </table:table-cell>
          <table:table-cell office:value-type="string" calcext:value-type="string">
            <text:p>.</text:p>
          </table:table-cell>
          <table:table-cell office:value-type="string" calcext:value-type="string">
            <text:p>Beauvais</text:p>
          </table:table-cell>
          <table:table-cell office:value-type="string" calcext:value-type="string">
            <text:p>Madpakke, Snack</text:p>
          </table:table-cell>
          <table:table-cell table:number-columns-repeated="4"/>
          <table:table-cell office:value-type="string" calcext:value-type="string">
            <text:p>Frost</text:p>
          </table:table-cell>
          <table:table-cell table:number-columns-repeated="3"/>
          <table:table-cell office:value-type="string" calcext:value-type="string">
            <text:p>Færdigret</text:p>
          </table:table-cell>
          <table:table-cell office:value-type="string" calcext:value-type="string">
            <text:p>Beauvais Pølsehorn med ketchup</text:p>
            <text:p>Indeholder hele 35 % grøntsager. Pølsehornene skal ikke varmes op, men kan lægges i madpakken om morgen og klar til at blive spist 3 timer senere til frokost. Nemmere bliver det ikke at få lavet et sikkert hit til madpakken eller en populær eftermiddagssnack – helt uden at gå på kompromis med smag, kvalitet og samvittighed.</text:p>
          </table:table-cell>
          <table:table-cell office:value-type="string" calcext:value-type="string">
            <text:p>https://www.nemlig.com/poelsehorn-m-ketchup-5037759</text:p>
          </table:table-cell>
        </table:table-row>
        <table:table-row table:style-name="ro12">
          <table:table-cell office:value-type="string" calcext:value-type="string">
            <text:p>Dagligvarer &gt; Husholdning og bolig &gt; Til dyrene &gt; Hund &gt; Tilbehør til hund &gt; Komposterbar hundepose, stor</text:p>
          </table:table-cell>
          <table:table-cell office:value-type="string" calcext:value-type="string">
            <text:p>Komposterbar hundepose, stor</text:p>
          </table:table-cell>
          <table:table-cell office:value-type="string" calcext:value-type="string">
            <text:p>25 stk. / 23,5 x 32 cm / Maistic</text:p>
          </table:table-cell>
          <table:table-cell/>
          <table:table-cell office:value-type="string" calcext:value-type="string">
            <text:p>16.95</text:p>
          </table:table-cell>
          <table:table-cell office:value-type="string" calcext:value-type="string">
            <text:p>.</text:p>
          </table:table-cell>
          <table:table-cell office:value-type="string" calcext:value-type="string">
            <text:p>Maistic</text:p>
          </table:table-cell>
          <table:table-cell office:value-type="string" calcext:value-type="string">
            <text:p>Hund</text:p>
          </table:table-cell>
          <table:table-cell table:number-columns-repeated="4"/>
          <table:table-cell office:value-type="string" calcext:value-type="string">
            <text:p>Komposterbar</text:p>
          </table:table-cell>
          <table:table-cell table:number-columns-repeated="2"/>
          <table:table-cell office:value-type="string" calcext:value-type="string">
            <text:p>23,5 x 32 cm</text:p>
          </table:table-cell>
          <table:table-cell office:value-type="string" calcext:value-type="string">
            <text:p>Affaldsposer</text:p>
          </table:table-cell>
          <table:table-cell office:value-type="string" calcext:value-type="string">
            <text:p>Komposterbar hundepose, stor - 25 stk</text:p>
            <text:p>Maistic 2. gen. hundeposer - Medium-Stor Hund - er del af den nye serie Maistic hundeposer skabt på efterspørgsel fra mange kunder, der ønsker at bruge en pose tilpasset hunden - og dens efterladenskabers - størrelse.</text:p>
            <text:p>Maistic 2. gen. poserne er naturligvis biobaseret og certificeret OK COMPOST HOME og indeholder ikke almindeligt ikke-nedbrydeligt plastic. Antal i pakken: 25 stk. Størrelse 23,5 x 32 cm. Tykkelse 15 my. På æskerne er trykt dato, så man kan holde øje med holdbarheden på 1 år fra produktionsdato. Emballagen er nu en papæske.</text:p>
            <text:p/>
            <text:p>Husk: Alle hundeposer skal naturligvis i skraldespanden. Brug ikke komposterbart som en undskyldning for at smide affald i naturen.</text:p>
          </table:table-cell>
          <table:table-cell office:value-type="string" calcext:value-type="string">
            <text:p>https://www.nemlig.com/komposterbar-hundepose-stor-5040143</text:p>
          </table:table-cell>
        </table:table-row>
        <table:table-row table:style-name="ro8">
          <table:table-cell office:value-type="string" calcext:value-type="string">
            <text:p>Dagligvarer &gt; Kolonial &gt; Bagning &gt; Bageartikler &gt; Krymmel og kagepynt &gt; Viol</text:p>
          </table:table-cell>
          <table:table-cell office:value-type="string" calcext:value-type="string">
            <text:p>Viol</text:p>
          </table:table-cell>
          <table:table-cell office:value-type="string" calcext:value-type="string">
            <text:p>Spiselige blomster / ca. 25-30 blomster</text:p>
          </table:table-cell>
          <table:table-cell/>
          <table:table-cell office:value-type="string" calcext:value-type="string">
            <text:p>44.95</text:p>
          </table:table-cell>
          <table:table-cell office:value-type="string" calcext:value-type="string">
            <text:p>.</text:p>
          </table:table-cell>
          <table:table-cell office:value-type="string" calcext:value-type="string">
            <text:p>Madblomsten</text:p>
          </table:table-cell>
          <table:table-cell office:value-type="string" calcext:value-type="string">
            <text:p>Bagning, Dekoration, Madlavning</text:p>
          </table:table-cell>
          <table:table-cell table:number-columns-repeated="8"/>
          <table:table-cell office:value-type="string" calcext:value-type="string">
            <text:p>Spiselige blomster</text:p>
          </table:table-cell>
          <table:table-cell office:value-type="string" calcext:value-type="string">
            <text:p>Violer skiller sig ud for sine intense farver og slående udseende.</text:p>
            <text:p>Kan f.eks. anvendes i kødretter, fiskeretter, smørrebrød og som pynt til kager.</text:p>
            <text:p>Kun fantasien sætter grænser ved denne blomst.</text:p>
            <text:p>Smag: Let parfumeret til neutral smag.</text:p>
            <text:p>Indhold: ca. 25-30 blomster.</text:p>
            <text:p>Oprindelsesland: Spanien.</text:p>
            <text:p>Anbefalet opbevaring: 4-6 grader.</text:p>
            <text:p>Skylles inden indtagelse.</text:p>
            <text:p/>
            <text:p>Om Madblomsten</text:p>
            <text:p>Spiselige blomster fra Middelhavsområdet. De friske spiselige blomster bliver dyrket i Axarquia området.</text:p>
            <text:p>Regionen er beliggende i det østlige Andalusien, hvor de klimatiske forhold er særdeles velegnet til landbrug.</text:p>
            <text:p>På plantagerne bruges der udelukkende organisk sprøjtemiddel, dermed findes der ikke pesticidrester i produktet.</text:p>
            <text:p>Madblomsten ønsker kun at bruge de bedste råvarer uden at gå med kompromis med kvaliteten. Fra blomsterne bliver plukket i Spanien til de sælges i Danmark går der således højst 24 timer.</text:p>
          </table:table-cell>
          <table:table-cell office:value-type="string" calcext:value-type="string">
            <text:p>https://www.nemlig.com/viol-5041562</text:p>
          </table:table-cell>
        </table:table-row>
        <table:table-row table:style-name="ro3">
          <table:table-cell office:value-type="string" calcext:value-type="string">
            <text:p>Dagligvarer &gt; Pleje og skønhed &gt; Krop- og ansigtspleje &gt; Mascara &gt; Mascara black</text:p>
          </table:table-cell>
          <table:table-cell office:value-type="string" calcext:value-type="string">
            <text:p>Mascara black</text:p>
          </table:table-cell>
          <table:table-cell office:value-type="string" calcext:value-type="string">
            <text:p>1 stk. / L'Oréal Paris</text:p>
          </table:table-cell>
          <table:table-cell/>
          <table:table-cell office:value-type="string" calcext:value-type="string">
            <text:p>139.00</text:p>
          </table:table-cell>
          <table:table-cell office:value-type="string" calcext:value-type="string">
            <text:p>.</text:p>
          </table:table-cell>
          <table:table-cell office:value-type="string" calcext:value-type="string">
            <text:p>L'Oréal Paris</text:p>
          </table:table-cell>
          <table:table-cell office:value-type="string" calcext:value-type="string">
            <text:p>Kvinder</text:p>
          </table:table-cell>
          <table:table-cell/>
          <table:table-cell office:value-type="string" calcext:value-type="string">
            <text:p>Sort</text:p>
          </table:table-cell>
          <table:table-cell table:number-columns-repeated="6"/>
          <table:table-cell office:value-type="string" calcext:value-type="string">
            <text:p>Makeup, Mascara</text:p>
          </table:table-cell>
          <table:table-cell office:value-type="string" calcext:value-type="string">
            <text:p>Volume Million Lashes Black Mascara</text:p>
            <text:p>Vores ikoniske Volume Million Lashes mascara, nu med en forbedret formel. Den ikoniske Millionizerbørste giver volumen og separerer vipperne uden at klumpe. Dens skønne formel, som kan opbygge volumen, er blevet beriget med ekstrakt fra sort orkidé, giver en mere behagelig påføring samt flot, defineret volumen.</text:p>
          </table:table-cell>
          <table:table-cell office:value-type="string" calcext:value-type="string">
            <text:p>https://www.nemlig.com/mascara-black-5032324</text:p>
          </table:table-cell>
        </table:table-row>
        <table:table-row table:style-name="ro3">
          <table:table-cell office:value-type="string" calcext:value-type="string">
            <text:p>Dagligvarer &gt; Køl og mejeri &gt; Mejeri &gt; Mælk &gt; Kærnemælk &gt; Kærnemælk øko.</text:p>
          </table:table-cell>
          <table:table-cell office:value-type="string" calcext:value-type="string">
            <text:p>Kærnemælk øko.</text:p>
          </table:table-cell>
          <table:table-cell office:value-type="string" calcext:value-type="string">
            <text:p>1 l / Naturmælk</text:p>
          </table:table-cell>
          <table:table-cell office:value-type="string" calcext:value-type="string">
            <text:p>KØL,Nøglehulsmærket,Øko (dansk),Øko (europæisk)</text:p>
          </table:table-cell>
          <table:table-cell office:value-type="string" calcext:value-type="string">
            <text:p>9.95</text:p>
          </table:table-cell>
          <table:table-cell office:value-type="string" calcext:value-type="string">
            <text:p>.</text:p>
          </table:table-cell>
          <table:table-cell office:value-type="string" calcext:value-type="string">
            <text:p>Naturmælk</text:p>
          </table:table-cell>
          <table:table-cell office:value-type="string" calcext:value-type="string">
            <text:p>Bagning, Morgenmad</text:p>
          </table:table-cell>
          <table:table-cell table:number-columns-repeated="4"/>
          <table:table-cell office:value-type="string" calcext:value-type="string">
            <text:p>Anbefalet af dyrenes beskyttelse, Discount, KØL, Nøglehulsmærket, Øko (dansk), Øko (europæisk)</text:p>
          </table:table-cell>
          <table:table-cell office:value-type="string" calcext:value-type="string">
            <text:p>Ko</text:p>
          </table:table-cell>
          <table:table-cell table:number-columns-repeated="2"/>
          <table:table-cell office:value-type="string" calcext:value-type="string">
            <text:p>Kærnemælk</text:p>
          </table:table-cell>
          <table:table-cell office:value-type="string" calcext:value-type="string">
            <text:p>Kærnemælk øko.</text:p>
            <text:p>Kærnemælken produceres efter den gammeldags metode, hvor mælken tappes fra under smørkærningen. Kærnemælken får derved en mere fyldig smag.</text:p>
          </table:table-cell>
          <table:table-cell office:value-type="string" calcext:value-type="string">
            <text:p>https://www.nemlig.com/kaernemaelk-oeko-102653</text:p>
          </table:table-cell>
        </table:table-row>
        <table:table-row table:style-name="ro2">
          <table:table-cell office:value-type="string" calcext:value-type="string">
            <text:p>Dagligvarer &gt; Pleje og skønhed &gt; Krop- og ansigtspleje &gt; Håndsæbe og håndsprit &gt; Håndsæbe lavendel</text:p>
          </table:table-cell>
          <table:table-cell office:value-type="string" calcext:value-type="string">
            <text:p>Håndsæbe lavendel</text:p>
          </table:table-cell>
          <table:table-cell office:value-type="string" calcext:value-type="string">
            <text:p>1 stk. / 200 g / Nesti dante - AAA floral</text:p>
          </table:table-cell>
          <table:table-cell/>
          <table:table-cell office:value-type="string" calcext:value-type="string">
            <text:p>54.95</text:p>
          </table:table-cell>
          <table:table-cell office:value-type="string" calcext:value-type="string">
            <text:p>.</text:p>
          </table:table-cell>
          <table:table-cell office:value-type="string" calcext:value-type="string">
            <text:p>Nesti dante</text:p>
          </table:table-cell>
          <table:table-cell office:value-type="string" calcext:value-type="string">
            <text:p>Bolig, Hænder</text:p>
          </table:table-cell>
          <table:table-cell table:number-columns-repeated="4"/>
          <table:table-cell office:value-type="string" calcext:value-type="string">
            <text:p>Parabenefri</text:p>
          </table:table-cell>
          <table:table-cell table:number-columns-repeated="3"/>
          <table:table-cell office:value-type="string" calcext:value-type="string">
            <text:p>Håndsæbe, Sæbe</text:p>
          </table:table-cell>
          <table:table-cell office:value-type="string" calcext:value-type="string">
            <text:p>Håndsæbe lavendel</text:p>
            <text:p>Alle AAA floral sæbe barerne er triple milled soaps, den fineste og bedste kvalitet af sæber.</text:p>
            <text:p>Triple milling gør, at sæben bevarer sin skønne duft helt, til sæben er brugt op.</text:p>
            <text:p/>
            <text:p>Sæben er hårdere end normale sæber, som gør, at sæben holder sin form og ikke falder fra hinanden ved brug.</text:p>
            <text:p>Sæben dufter skønt af afslappende lavendel.</text:p>
          </table:table-cell>
          <table:table-cell office:value-type="string" calcext:value-type="string">
            <text:p>https://www.nemlig.com/haandsaebe-lavendel-5037500</text:p>
          </table:table-cell>
        </table:table-row>
        <table:table-row table:style-name="ro3">
          <table:table-cell office:value-type="string" calcext:value-type="string">
            <text:p>Dagligvarer &gt; Køl og mejeri &gt; Pålæg &gt; Pålægs- og kartoffelsalater &gt; Hønse- og kyllingesalat &gt; Hønsesalat</text:p>
          </table:table-cell>
          <table:table-cell office:value-type="string" calcext:value-type="string">
            <text:p>Hønsesalat</text:p>
          </table:table-cell>
          <table:table-cell office:value-type="string" calcext:value-type="string">
            <text:p>200 g / Hjemmelavet / Centerslagteren</text:p>
          </table:table-cell>
          <table:table-cell office:value-type="string" calcext:value-type="string">
            <text:p>KØL</text:p>
          </table:table-cell>
          <table:table-cell office:value-type="string" calcext:value-type="string">
            <text:p>39.95</text:p>
          </table:table-cell>
          <table:table-cell office:value-type="string" calcext:value-type="string">
            <text:p>.</text:p>
          </table:table-cell>
          <table:table-cell office:value-type="string" calcext:value-type="string">
            <text:p>Centerslagteren</text:p>
          </table:table-cell>
          <table:table-cell office:value-type="string" calcext:value-type="string">
            <text:p>Frokost, Madpakke</text:p>
          </table:table-cell>
          <table:table-cell table:number-columns-repeated="4"/>
          <table:table-cell office:value-type="string" calcext:value-type="string">
            <text:p>KØL</text:p>
          </table:table-cell>
          <table:table-cell office:value-type="string" calcext:value-type="string">
            <text:p>Høne</text:p>
          </table:table-cell>
          <table:table-cell table:number-columns-repeated="2"/>
          <table:table-cell office:value-type="string" calcext:value-type="string">
            <text:p>Pålæg, Pålægssalat</text:p>
          </table:table-cell>
          <table:table-cell office:value-type="string" calcext:value-type="string">
            <text:p>Hønsesalat</text:p>
            <text:p>Slagterens hjemmelavede salater er lavet helt fra bunden. Lavet med de bedste råvarer, for at sikrer den gode kvalitet.</text:p>
          </table:table-cell>
          <table:table-cell office:value-type="string" calcext:value-type="string">
            <text:p>https://www.nemlig.com/hoensesalat-5502307</text:p>
          </table:table-cell>
        </table:table-row>
        <table:table-row table:style-name="ro3">
          <table:table-cell office:value-type="string" calcext:value-type="string">
            <text:p>Dagligvarer &gt; Køl og mejeri &gt; Mejeri &gt; Ost &gt; Specialost &gt; Hytteost og kvark &gt; Kvark 0,3%</text:p>
          </table:table-cell>
          <table:table-cell office:value-type="string" calcext:value-type="string">
            <text:p>Kvark 0,3%</text:p>
          </table:table-cell>
          <table:table-cell office:value-type="string" calcext:value-type="string">
            <text:p>500 g / Karolines Køkken</text:p>
          </table:table-cell>
          <table:table-cell office:value-type="string" calcext:value-type="string">
            <text:p>KØL,Nøglehulsmærket</text:p>
          </table:table-cell>
          <table:table-cell office:value-type="string" calcext:value-type="string">
            <text:p>17.95</text:p>
          </table:table-cell>
          <table:table-cell office:value-type="string" calcext:value-type="string">
            <text:p>.</text:p>
          </table:table-cell>
          <table:table-cell office:value-type="string" calcext:value-type="string">
            <text:p>Karolines Køkken</text:p>
          </table:table-cell>
          <table:table-cell office:value-type="string" calcext:value-type="string">
            <text:p>Bagning</text:p>
          </table:table-cell>
          <table:table-cell table:number-columns-repeated="4"/>
          <table:table-cell office:value-type="string" calcext:value-type="string">
            <text:p>KØL, Nøglehulsmærket</text:p>
          </table:table-cell>
          <table:table-cell office:value-type="string" calcext:value-type="string">
            <text:p>Ko</text:p>
          </table:table-cell>
          <table:table-cell table:number-columns-repeated="2"/>
          <table:table-cell office:value-type="string" calcext:value-type="string">
            <text:p>Kvark</text:p>
          </table:table-cell>
          <table:table-cell office:value-type="string" calcext:value-type="string">
            <text:p>Kvark 0,3%</text:p>
            <text:p>Karolines Køkken Kvark 0,3% er et friskost produkt. Smagen er frisk syrlig og mild og konsistensen er fast og cremet. Den er velegnet til bagning, på brød, til dressinger og i varme retter fx saucer, supper og sammenkogte retter. Anvendes den til varme retter, er det vigtigt at røre den op med mel, ellers vil den skille ved kogning. Kvark er fantastisk i bagværk, fx i "Tebirkes med kvark".</text:p>
          </table:table-cell>
          <table:table-cell office:value-type="string" calcext:value-type="string">
            <text:p>https://www.nemlig.com/kvark-0-3-5005983</text:p>
          </table:table-cell>
        </table:table-row>
        <table:table-row table:style-name="ro3">
          <table:table-cell office:value-type="string" calcext:value-type="string">
            <text:p>Dagligvarer &gt; Pleje og skønhed &gt; Hårprodukter &gt; Shampoo &gt; Shampoo (normalt hår)</text:p>
          </table:table-cell>
          <table:table-cell office:value-type="string" calcext:value-type="string">
            <text:p>Shampoo (normalt hår)</text:p>
          </table:table-cell>
          <table:table-cell office:value-type="string" calcext:value-type="string">
            <text:p>0,25 l / m. kokos / vegansk / Urtekram - Coconut</text:p>
          </table:table-cell>
          <table:table-cell office:value-type="string" calcext:value-type="string">
            <text:p>Ecocert</text:p>
          </table:table-cell>
          <table:table-cell office:value-type="string" calcext:value-type="string">
            <text:p>50.00</text:p>
          </table:table-cell>
          <table:table-cell office:value-type="string" calcext:value-type="string">
            <text:p>.</text:p>
          </table:table-cell>
          <table:table-cell office:value-type="string" calcext:value-type="string">
            <text:p>Urtekram</text:p>
          </table:table-cell>
          <table:table-cell office:value-type="string" calcext:value-type="string">
            <text:p>Hårpleje, Normalt hår</text:p>
          </table:table-cell>
          <table:table-cell table:number-columns-repeated="4"/>
          <table:table-cell office:value-type="string" calcext:value-type="string">
            <text:p>Ecocert</text:p>
          </table:table-cell>
          <table:table-cell table:number-columns-repeated="2"/>
          <table:table-cell office:value-type="string" calcext:value-type="string">
            <text:p>0,25 l</text:p>
          </table:table-cell>
          <table:table-cell office:value-type="string" calcext:value-type="string">
            <text:p>Hårpleje, Shampoo</text:p>
          </table:table-cell>
          <table:table-cell office:value-type="string" calcext:value-type="string">
            <text:p>Vegansk shampoo med kokos fra Urtekram</text:p>
            <text:p>Kokos Shampoo med økologisk kokosnektar og tusindfrydekstrakt virker naturligt fugtgivende, samtidig med at algeekstrakt giver håret nyt liv. Derudover får håret en dejlig duft af naturlig kokossødme.</text:p>
          </table:table-cell>
          <table:table-cell office:value-type="string" calcext:value-type="string">
            <text:p>https://www.nemlig.com/shampoo-normalt-haar-5019794</text:p>
          </table:table-cell>
        </table:table-row>
        <table:table-row table:style-name="ro1">
          <table:table-cell office:value-type="string" calcext:value-type="string">
            <text:p>Dagligvarer &gt; Brød, kiks og kager &gt; Kiks &gt; Riskiks &gt; Riskiks m. havsalt øko.</text:p>
          </table:table-cell>
          <table:table-cell office:value-type="string" calcext:value-type="string">
            <text:p>Riskiks m. havsalt øko.</text:p>
          </table:table-cell>
          <table:table-cell office:value-type="string" calcext:value-type="string">
            <text:p>100 g / Grøn balance</text:p>
          </table:table-cell>
          <table:table-cell office:value-type="string" calcext:value-type="string">
            <text:p>Øko (europæisk)</text:p>
          </table:table-cell>
          <table:table-cell office:value-type="string" calcext:value-type="string">
            <text:p>6.95</text:p>
          </table:table-cell>
          <table:table-cell office:value-type="string" calcext:value-type="string">
            <text:p>.</text:p>
          </table:table-cell>
          <table:table-cell office:value-type="string" calcext:value-type="string">
            <text:p>Grøn Balance</text:p>
          </table:table-cell>
          <table:table-cell office:value-type="string" calcext:value-type="string">
            <text:p>Snack</text:p>
          </table:table-cell>
          <table:table-cell table:number-columns-repeated="4"/>
          <table:table-cell office:value-type="string" calcext:value-type="string">
            <text:p>Discount, Øko (europæisk)</text:p>
          </table:table-cell>
          <table:table-cell table:number-columns-repeated="3"/>
          <table:table-cell office:value-type="string" calcext:value-type="string">
            <text:p>Kiks</text:p>
          </table:table-cell>
          <table:table-cell office:value-type="string" calcext:value-type="string">
            <text:p>Økologisk riskiks med havsalt</text:p>
          </table:table-cell>
          <table:table-cell office:value-type="string" calcext:value-type="string">
            <text:p>https://www.nemlig.com/riskiks-m-havsalt-oeko-5046483</text:p>
          </table:table-cell>
        </table:table-row>
        <table:table-row table:style-name="ro2">
          <table:table-cell office:value-type="string" calcext:value-type="string">
            <text:p>Dagligvarer &gt; Køl og mejeri &gt; Pålæg &gt; Leverpostej og paté &gt; Leverpostej &gt; Bacon-peber leverpostej</text:p>
          </table:table-cell>
          <table:table-cell office:value-type="string" calcext:value-type="string">
            <text:p>Bacon-peber leverpostej</text:p>
          </table:table-cell>
          <table:table-cell office:value-type="string" calcext:value-type="string">
            <text:p>300 g / Stryhn's</text:p>
          </table:table-cell>
          <table:table-cell office:value-type="string" calcext:value-type="string">
            <text:p>KØL</text:p>
          </table:table-cell>
          <table:table-cell office:value-type="string" calcext:value-type="string">
            <text:p>23.95</text:p>
          </table:table-cell>
          <table:table-cell office:value-type="string" calcext:value-type="string">
            <text:p>18.00</text:p>
          </table:table-cell>
          <table:table-cell office:value-type="string" calcext:value-type="string">
            <text:p>Stryhn's</text:p>
          </table:table-cell>
          <table:table-cell office:value-type="string" calcext:value-type="string">
            <text:p>Frokost</text:p>
          </table:table-cell>
          <table:table-cell table:number-columns-repeated="4"/>
          <table:table-cell office:value-type="string" calcext:value-type="string">
            <text:p>Discount, KØL</text:p>
          </table:table-cell>
          <table:table-cell office:value-type="string" calcext:value-type="string">
            <text:p>Svin</text:p>
          </table:table-cell>
          <table:table-cell table:number-columns-repeated="2"/>
          <table:table-cell office:value-type="string" calcext:value-type="string">
            <text:p>Leverpostej, Pålæg</text:p>
          </table:table-cell>
          <table:table-cell office:value-type="string" calcext:value-type="string">
            <text:p>Stryhn's Bacon-peber leverpostej</text:p>
            <text:p>Stryhn's originale baconsmag er krydret med en fyrig 4-peberblanding, sødmefyldte cherry peppers og stærk chili. Stryhn’s Bacon-peber har en ekstra fyldig smag med en afrundet sødmefyldt styrke og masser af saft og kraft.</text:p>
            <text:p/>
            <text:p>Prøv den lun ved 200 grader i ovnen i 10-15 min eller giv 300 grams bakkerne 2-3 min. ved fuld effekt i mikrobølgeovnen (mikrobølgeovnen skal være nyere end 1996. Vær forsigtig første gang du prøver, hvis du er i tvivl).</text:p>
            <text:p/>
            <text:p>Den lunede postej, som ikke bliver spist, bør kasseres. Har postejen først været varmet op, bør den ikke gemmes til senere brug.</text:p>
          </table:table-cell>
          <table:table-cell office:value-type="string" calcext:value-type="string">
            <text:p>https://www.nemlig.com/bacon-peber-leverpostej-5009507</text:p>
          </table:table-cell>
        </table:table-row>
        <table:table-row table:style-name="ro3">
          <table:table-cell office:value-type="string" calcext:value-type="string">
            <text:p>Dagligvarer &gt; Kolonial &gt; Dressing og saucer &gt; Dressing og tilbehør &gt; Mayonnaise &gt; Bearnaisemayo</text:p>
          </table:table-cell>
          <table:table-cell office:value-type="string" calcext:value-type="string">
            <text:p>Bearnaisemayo</text:p>
          </table:table-cell>
          <table:table-cell office:value-type="string" calcext:value-type="string">
            <text:p>150 g / Graasten</text:p>
          </table:table-cell>
          <table:table-cell/>
          <table:table-cell office:value-type="string" calcext:value-type="string">
            <text:p>14.95</text:p>
          </table:table-cell>
          <table:table-cell office:value-type="string" calcext:value-type="string">
            <text:p>.</text:p>
          </table:table-cell>
          <table:table-cell office:value-type="string" calcext:value-type="string">
            <text:p>Graasten</text:p>
          </table:table-cell>
          <table:table-cell table:number-columns-repeated="9"/>
          <table:table-cell office:value-type="string" calcext:value-type="string">
            <text:p>Dressing</text:p>
          </table:table-cell>
          <table:table-cell office:value-type="string" calcext:value-type="string">
            <text:p>Bearnaisemayo</text:p>
            <text:p>Graasten Bearnaise mayonnaise er som navnet siger; kombinationen af Graastens klassiske mayonnaise tilsat den velkendte smag af bearnaise. Bearnaise mayonnaise er cremet og velegnet som dip til pommes frites eller som spread i sandwiches og burgere.</text:p>
          </table:table-cell>
          <table:table-cell office:value-type="string" calcext:value-type="string">
            <text:p>https://www.nemlig.com/bearnaisemayo-5041642</text:p>
          </table:table-cell>
        </table:table-row>
        <table:table-row table:style-name="ro7">
          <table:table-cell office:value-type="string" calcext:value-type="string">
            <text:p>Dagligvarer &gt; Drikkevarer &gt; Kaffe, te og kakao &gt; Te &gt; Tebreve og pulver &gt; Pebermynte urte te</text:p>
          </table:table-cell>
          <table:table-cell office:value-type="string" calcext:value-type="string">
            <text:p>Pebermynte urte te</text:p>
          </table:table-cell>
          <table:table-cell office:value-type="string" calcext:value-type="string">
            <text:p>20 breve / Fredsted</text:p>
          </table:table-cell>
          <table:table-cell/>
          <table:table-cell office:value-type="string" calcext:value-type="string">
            <text:p>16.00</text:p>
          </table:table-cell>
          <table:table-cell office:value-type="string" calcext:value-type="string">
            <text:p>.</text:p>
          </table:table-cell>
          <table:table-cell office:value-type="string" calcext:value-type="string">
            <text:p>Fredsted</text:p>
          </table:table-cell>
          <table:table-cell table:number-columns-repeated="9"/>
          <table:table-cell office:value-type="string" calcext:value-type="string">
            <text:p>Te, Tebreve</text:p>
          </table:table-cell>
          <table:table-cell office:value-type="string" calcext:value-type="string">
            <text:p>Pebermynte urte te</text:p>
            <text:p>Pebermynte stod på listen over lægeplanter allerede hos de gamle ægyptere. Mange steder fungerer pebermynte som husråd mod lidt af hvert. Teen smager frisk og krydret af pebermynte.</text:p>
            <text:p/>
            <text:p>Kog frisk koldt vand og hæld det over urteteen. Lad teen trække 3-5 minutter alt efter smag.</text:p>
          </table:table-cell>
          <table:table-cell office:value-type="string" calcext:value-type="string">
            <text:p>https://www.nemlig.com/pebermynte-urte-te-5022075</text:p>
          </table:table-cell>
        </table:table-row>
        <table:table-row table:style-name="ro13">
          <table:table-cell office:value-type="string" calcext:value-type="string">
            <text:p>Dagligvarer &gt; Slik og kiosk &gt; Tobak og tilbehør &gt; Lightere, tændstikker og tilbehør &gt; Engangslighter</text:p>
          </table:table-cell>
          <table:table-cell office:value-type="string" calcext:value-type="string">
            <text:p>Engangslighter</text:p>
          </table:table-cell>
          <table:table-cell office:value-type="string" calcext:value-type="string">
            <text:p>1 stk. / fleksibel / BIC</text:p>
          </table:table-cell>
          <table:table-cell/>
          <table:table-cell office:value-type="string" calcext:value-type="string">
            <text:p>29.95</text:p>
          </table:table-cell>
          <table:table-cell office:value-type="string" calcext:value-type="string">
            <text:p>22.46</text:p>
          </table:table-cell>
          <table:table-cell office:value-type="string" calcext:value-type="string">
            <text:p>BIC</text:p>
          </table:table-cell>
          <table:table-cell office:value-type="string" calcext:value-type="string">
            <text:p>Hjemmet</text:p>
          </table:table-cell>
          <table:table-cell table:number-columns-repeated="8"/>
          <table:table-cell office:value-type="string" calcext:value-type="string">
            <text:p>Lighter</text:p>
          </table:table-cell>
          <table:table-cell office:value-type="string" calcext:value-type="string">
            <text:p>Lighter</text:p>
            <text:p>BIC® Megalighter er en multifunktionel lighter med et bøjeligt skaft på 11 cm.</text:p>
            <text:p/>
            <text:p>Tænder op til 750 gange.</text:p>
            <text:p>Brug den udtrækkelige krog til at hænge den op, når du ikke bruger den.</text:p>
            <text:p>Easy-grip design så den ligger godt i din hånd.</text:p>
            <text:p>Til mange anvendelser såsom at antænde komfur, bål, stearinlys og grill.</text:p>
          </table:table-cell>
          <table:table-cell office:value-type="string" calcext:value-type="string">
            <text:p>https://www.nemlig.com/engangslighter-5045939</text:p>
          </table:table-cell>
        </table:table-row>
        <table:table-row table:style-name="ro1">
          <table:table-cell office:value-type="string" calcext:value-type="string">
            <text:p>Dagligvarer &gt; Køl og mejeri &gt; Mejeri &gt; Kakao, koldskål og proteindrikke &gt; Kakaodrik og kakaomælk &gt; Mørk kakao</text:p>
          </table:table-cell>
          <table:table-cell office:value-type="string" calcext:value-type="string">
            <text:p>Mørk kakao</text:p>
          </table:table-cell>
          <table:table-cell office:value-type="string" calcext:value-type="string">
            <text:p>250 g / Gestus</text:p>
          </table:table-cell>
          <table:table-cell/>
          <table:table-cell office:value-type="string" calcext:value-type="string">
            <text:p>19.95</text:p>
          </table:table-cell>
          <table:table-cell office:value-type="string" calcext:value-type="string">
            <text:p>.</text:p>
          </table:table-cell>
          <table:table-cell office:value-type="string" calcext:value-type="string">
            <text:p>Gestus</text:p>
          </table:table-cell>
          <table:table-cell office:value-type="string" calcext:value-type="string">
            <text:p>Bagning, Drikke</text:p>
          </table:table-cell>
          <table:table-cell table:number-columns-repeated="4"/>
          <table:table-cell office:value-type="string" calcext:value-type="string">
            <text:p>Discount</text:p>
          </table:table-cell>
          <table:table-cell table:number-columns-repeated="3"/>
          <table:table-cell office:value-type="string" calcext:value-type="string">
            <text:p>Kakao</text:p>
          </table:table-cell>
          <table:table-cell/>
          <table:table-cell office:value-type="string" calcext:value-type="string">
            <text:p>https://www.nemlig.com/moerk-kakao-907017</text:p>
          </table:table-cell>
        </table:table-row>
        <table:table-row table:style-name="ro7">
          <table:table-cell office:value-type="string" calcext:value-type="string">
            <text:p>Dagligvarer &gt; Husholdning og bolig &gt; Elartikler &gt; Elpærer &gt; LED pære 4,5W</text:p>
          </table:table-cell>
          <table:table-cell office:value-type="string" calcext:value-type="string">
            <text:p>LED pære 4,5W</text:p>
          </table:table-cell>
          <table:table-cell office:value-type="string" calcext:value-type="string">
            <text:p>1 stk. / GU10 sokkel / Osram</text:p>
          </table:table-cell>
          <table:table-cell/>
          <table:table-cell office:value-type="string" calcext:value-type="string">
            <text:p>44.95</text:p>
          </table:table-cell>
          <table:table-cell office:value-type="string" calcext:value-type="string">
            <text:p>.</text:p>
          </table:table-cell>
          <table:table-cell office:value-type="string" calcext:value-type="string">
            <text:p>Osram</text:p>
          </table:table-cell>
          <table:table-cell table:number-columns-repeated="5"/>
          <table:table-cell office:value-type="string" calcext:value-type="string">
            <text:p>CE godkendt</text:p>
          </table:table-cell>
          <table:table-cell table:number-columns-repeated="2"/>
          <table:table-cell office:value-type="string" calcext:value-type="string">
            <text:p>4,5W</text:p>
          </table:table-cell>
          <table:table-cell office:value-type="string" calcext:value-type="string">
            <text:p>Elpære</text:p>
          </table:table-cell>
          <table:table-cell office:value-type="string" calcext:value-type="string">
            <text:p>LED SUPERSTAR PAR16 35 dim 36° 4,5W/927 GU10</text:p>
            <text:p>OSRAM PARATHOM PAR16 lyskilderne byder på en behagelig og ensartet belysning. Lyskilderne er kendetegnet ved en ekstra høj farvegengivelse (Ra 90). Lysfarven er varm hvid (2700K).</text:p>
            <text:p/>
            <text:p>Levetiden er på 25.000 timer og de er lavet i "full glass" design, så lyskilderne og optikken ligner de traditionelle halogener. Denne lyskilde kan dæmpes, er på 4,5W og kan erstatte en halogen reflektorlyskilde på 35W.</text:p>
          </table:table-cell>
          <table:table-cell office:value-type="string" calcext:value-type="string">
            <text:p>https://www.nemlig.com/led-paere-4-5w-5039268</text:p>
          </table:table-cell>
        </table:table-row>
        <table:table-row table:style-name="ro3">
          <table:table-cell office:value-type="string" calcext:value-type="string">
            <text:p>Dagligvarer &gt; Drikkevarer &gt; Le Dell Ornellaia Bolgheri DOC</text:p>
          </table:table-cell>
          <table:table-cell office:value-type="string" calcext:value-type="string">
            <text:p>Le Dell Ornellaia Bolgheri DOC</text:p>
          </table:table-cell>
          <table:table-cell office:value-type="string" calcext:value-type="string">
            <text:p>Italien / Toscana / 2016 / 0,75 l / rødvin</text:p>
          </table:table-cell>
          <table:table-cell/>
          <table:table-cell office:value-type="string" calcext:value-type="string">
            <text:p>499.00</text:p>
          </table:table-cell>
          <table:table-cell office:value-type="string" calcext:value-type="string">
            <text:p>.</text:p>
          </table:table-cell>
          <table:table-cell table:number-columns-repeated="2"/>
          <table:table-cell office:value-type="string" calcext:value-type="string">
            <text:p>Kork</text:p>
          </table:table-cell>
          <table:table-cell table:number-columns-repeated="2"/>
          <table:table-cell office:value-type="string" calcext:value-type="string">
            <text:p>Italien</text:p>
          </table:table-cell>
          <table:table-cell table:number-columns-repeated="4"/>
          <table:table-cell office:value-type="string" calcext:value-type="string">
            <text:p>Rødvin</text:p>
          </table:table-cell>
          <table:table-cell office:value-type="string" calcext:value-type="string">
            <text:p>Le Dell Ornellaia Bolgheri DOC</text:p>
            <text:p>En vin i bordeaux-stil, fremstillet af Merlot, Cabernet Sauvignon, Cabernet Franc og Petit Verdot. I glasset har den en flot rubinrød farve. På næsen mærker man friske og skarpe aroamer af frugt, understøttet af fine krydderurter. På ganen har den noter af røde bærfrugter og fine, silkeagtige taninner.</text:p>
          </table:table-cell>
          <table:table-cell office:value-type="string" calcext:value-type="string">
            <text:p>https://www.nemlig.com/le-dell-ornellaia-bolgheri-doc-5048109</text:p>
          </table:table-cell>
        </table:table-row>
        <table:table-row table:style-name="ro12">
          <table:table-cell office:value-type="string" calcext:value-type="string">
            <text:p>Dagligvarer &gt; Kolonial &gt; Bagning &gt; Nødder &gt; Cashewnødder &gt; Cashewnødder øko.</text:p>
          </table:table-cell>
          <table:table-cell office:value-type="string" calcext:value-type="string">
            <text:p>Cashewnødder øko.</text:p>
          </table:table-cell>
          <table:table-cell office:value-type="string" calcext:value-type="string">
            <text:p>80 g / usaltede / Urtekram</text:p>
          </table:table-cell>
          <table:table-cell office:value-type="string" calcext:value-type="string">
            <text:p>Øko (dansk),Øko (europæisk)</text:p>
          </table:table-cell>
          <table:table-cell office:value-type="string" calcext:value-type="string">
            <text:p>28.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Øko (dansk), Øko (europæisk)</text:p>
          </table:table-cell>
          <table:table-cell table:number-columns-repeated="3"/>
          <table:table-cell office:value-type="string" calcext:value-type="string">
            <text:p>Nødder</text:p>
          </table:table-cell>
          <table:table-cell office:value-type="string" calcext:value-type="string">
            <text:p>Cashewnødder øko.</text:p>
            <text:p>Den måneformede cashewnød har en mild smag, der er et hit som en naturlig snack.</text:p>
            <text:p/>
            <text:p>Den kan evt. ristes på panden, og forkæles med et drys salt eller lidt sojasauce.</text:p>
            <text:p>Cashewnødder smager også lækkert som sprødt drys oven på asiatiske wok- eller karryretter.</text:p>
          </table:table-cell>
          <table:table-cell office:value-type="string" calcext:value-type="string">
            <text:p>https://www.nemlig.com/cashewnoedder-oeko-5015528</text:p>
          </table:table-cell>
        </table:table-row>
        <table:table-row table:style-name="ro5">
          <table:table-cell office:value-type="string" calcext:value-type="string">
            <text:p>Dagligvarer &gt; Pleje og skønhed &gt; Krop- og ansigtspleje &gt; Ansigtspleje &gt; Ansigtscreme &gt; Dagcreme Q10 plus</text:p>
          </table:table-cell>
          <table:table-cell office:value-type="string" calcext:value-type="string">
            <text:p>Dagcreme Q10 plus</text:p>
          </table:table-cell>
          <table:table-cell office:value-type="string" calcext:value-type="string">
            <text:p>0,05 l / SPF 15 / Nivea</text:p>
          </table:table-cell>
          <table:table-cell/>
          <table:table-cell office:value-type="string" calcext:value-type="string">
            <text:p>149.00</text:p>
          </table:table-cell>
          <table:table-cell office:value-type="string" calcext:value-type="string">
            <text:p>.</text:p>
          </table:table-cell>
          <table:table-cell office:value-type="string" calcext:value-type="string">
            <text:p>Nivea</text:p>
          </table:table-cell>
          <table:table-cell office:value-type="string" calcext:value-type="string">
            <text:p>Ansigtspleje</text:p>
          </table:table-cell>
          <table:table-cell table:number-columns-repeated="7"/>
          <table:table-cell office:value-type="string" calcext:value-type="string">
            <text:p>0,05 l</text:p>
          </table:table-cell>
          <table:table-cell office:value-type="string" calcext:value-type="string">
            <text:p>Ansigtscreme, Ansigtspleje</text:p>
          </table:table-cell>
          <table:table-cell office:value-type="string" calcext:value-type="string">
            <text:p>Nærende dagcreme fra Nivea</text:p>
            <text:p>Den nye og forbedrede Nivea visage anti-wrinkle Q10 plus moisturizer day cream reducerer synligt rynker og er med til at forhindre, at der dannes nye.</text:p>
            <text:p/>
            <text:p>Den plejende formula:</text:p>
            <text:p>- Giver nu 30% mere fugt</text:p>
            <text:p>- Øger hudens naturlige indhold af Q10 og kreatin</text:p>
            <text:p>- Bekæmper effektivt rynker indefra</text:p>
            <text:p>- SPF 15 og UVA-beskyttelse forebygger dannelsen af nye rynker</text:p>
          </table:table-cell>
          <table:table-cell office:value-type="string" calcext:value-type="string">
            <text:p>https://www.nemlig.com/dagcreme-q10-plus-5044937</text:p>
          </table:table-cell>
        </table:table-row>
        <table:table-row table:style-name="ro3">
          <table:table-cell office:value-type="string" calcext:value-type="string">
            <text:p>Dagligvarer &gt; Drikkevarer &gt; Faustino Reserva 2013</text:p>
          </table:table-cell>
          <table:table-cell office:value-type="string" calcext:value-type="string">
            <text:p>Faustino Reserva 2013</text:p>
          </table:table-cell>
          <table:table-cell office:value-type="string" calcext:value-type="string">
            <text:p>Spanien / Rioja / 4 x 0,75 l / rødvin</text:p>
          </table:table-cell>
          <table:table-cell/>
          <table:table-cell office:value-type="string" calcext:value-type="string">
            <text:p>399.00</text:p>
          </table:table-cell>
          <table:table-cell office:value-type="string" calcext:value-type="string">
            <text:p>239.80</text:p>
          </table:table-cell>
          <table:table-cell table:number-columns-repeated="2"/>
          <table:table-cell office:value-type="string" calcext:value-type="string">
            <text:p>Kasse, Kork</text:p>
          </table:table-cell>
          <table:table-cell table:number-columns-repeated="2"/>
          <table:table-cell office:value-type="string" calcext:value-type="string">
            <text:p>Spanien</text:p>
          </table:table-cell>
          <table:table-cell table:number-columns-repeated="4"/>
          <table:table-cell office:value-type="string" calcext:value-type="string">
            <text:p>Rødvin</text:p>
          </table:table-cell>
          <table:table-cell office:value-type="string" calcext:value-type="string">
            <text:p>Faustino Reserva 2013</text:p>
            <text:p>Vinen har en flot rubinrød farve og en delikat, frugtig bouquet af violer og kirsebær. Den intense smag er velstruktureret, frisk og vedholdende med noter af solbær og et strejf af sort te, efterfulgt af en flot, kraftfuld finish. Nyd den til flæske-, okse- og kalvesteg, sammenkogte retter, vildt, charcuteri og ost.</text:p>
          </table:table-cell>
          <table:table-cell office:value-type="string" calcext:value-type="string">
            <text:p>https://www.nemlig.com/faustino-reserva-2013-5047523</text:p>
          </table:table-cell>
        </table:table-row>
        <table:table-row table:style-name="ro7">
          <table:table-cell office:value-type="string" calcext:value-type="string">
            <text:p>Dagligvarer &gt; Kolonial &gt; Bagning &gt; Tørret frugt og bær &gt; Rosiner &gt; Jumbo rosiner</text:p>
          </table:table-cell>
          <table:table-cell office:value-type="string" calcext:value-type="string">
            <text:p>Jumbo rosiner</text:p>
          </table:table-cell>
          <table:table-cell office:value-type="string" calcext:value-type="string">
            <text:p>450 g / nemlig basic</text:p>
          </table:table-cell>
          <table:table-cell/>
          <table:table-cell office:value-type="string" calcext:value-type="string">
            <text:p>17.95</text:p>
          </table:table-cell>
          <table:table-cell office:value-type="string" calcext:value-type="string">
            <text:p>.</text:p>
          </table:table-cell>
          <table:table-cell office:value-type="string" calcext:value-type="string">
            <text:p>nemlig basic</text:p>
          </table:table-cell>
          <table:table-cell office:value-type="string" calcext:value-type="string">
            <text:p>Salat, Snack</text:p>
          </table:table-cell>
          <table:table-cell table:number-columns-repeated="4"/>
          <table:table-cell office:value-type="string" calcext:value-type="string">
            <text:p>Discount</text:p>
          </table:table-cell>
          <table:table-cell table:number-columns-repeated="3"/>
          <table:table-cell office:value-type="string" calcext:value-type="string">
            <text:p>Rosiner, Tørret frugt</text:p>
          </table:table-cell>
          <table:table-cell office:value-type="string" calcext:value-type="string">
            <text:p>Jumbo rosiner</text:p>
            <text:p>Velegnet til bagning, salater eller som snack.</text:p>
            <text:p/>
            <text:p>Leverandør: System Frugt A/S</text:p>
          </table:table-cell>
          <table:table-cell office:value-type="string" calcext:value-type="string">
            <text:p>https://www.nemlig.com/jumbo-rosiner-5046283</text:p>
          </table:table-cell>
        </table:table-row>
        <table:table-row table:style-name="ro3">
          <table:table-cell office:value-type="string" calcext:value-type="string">
            <text:p>Dagligvarer &gt; Drikkevarer &gt; Kaffe, te og kakao &gt; Kaffe- og tefilter &gt; Genanvendeligt kaffefilter</text:p>
          </table:table-cell>
          <table:table-cell office:value-type="string" calcext:value-type="string">
            <text:p>Genanvendeligt kaffefilter</text:p>
          </table:table-cell>
          <table:table-cell office:value-type="string" calcext:value-type="string">
            <text:p>1 stk. / Gefu</text:p>
          </table:table-cell>
          <table:table-cell/>
          <table:table-cell office:value-type="string" calcext:value-type="string">
            <text:p>159.95</text:p>
          </table:table-cell>
          <table:table-cell office:value-type="string" calcext:value-type="string">
            <text:p>.</text:p>
          </table:table-cell>
          <table:table-cell office:value-type="string" calcext:value-type="string">
            <text:p>Gefu</text:p>
          </table:table-cell>
          <table:table-cell office:value-type="string" calcext:value-type="string">
            <text:p>Kaffe, Køkken</text:p>
          </table:table-cell>
          <table:table-cell table:number-columns-repeated="8"/>
          <table:table-cell office:value-type="string" calcext:value-type="string">
            <text:p>Kaffefiltre, Køkkenudstyr</text:p>
          </table:table-cell>
          <table:table-cell office:value-type="string" calcext:value-type="string">
            <text:p>Genanvendeligt kaffefilter</text:p>
            <text:p>Er du træt af at smide kaffefilteret ud hver gang du har lavet kaffe. Med GEFU’s genanvendelige filter (Melitta str. 4) slipper du for dette, samtidig med at du takket være metalfilteret får mulighed for at opnå en renere kaffesmag i din brygning.</text:p>
          </table:table-cell>
          <table:table-cell office:value-type="string" calcext:value-type="string">
            <text:p>https://www.nemlig.com/genanvendeligt-kaffefilter-5040897</text:p>
          </table:table-cell>
        </table:table-row>
        <table:table-row table:style-name="ro3">
          <table:table-cell office:value-type="string" calcext:value-type="string">
            <text:p>Dagligvarer &gt; Frost &gt; Supper og nem mad &gt; Hot wings, nuggets, chicken dippers og schnitzler &gt; Kartoffel smileys</text:p>
          </table:table-cell>
          <table:table-cell office:value-type="string" calcext:value-type="string">
            <text:p>Kartoffel smileys</text:p>
          </table:table-cell>
          <table:table-cell office:value-type="string" calcext:value-type="string">
            <text:p>1,5 kg / frost / McCain</text:p>
          </table:table-cell>
          <table:table-cell office:value-type="string" calcext:value-type="string">
            <text:p>Frost</text:p>
          </table:table-cell>
          <table:table-cell office:value-type="string" calcext:value-type="string">
            <text:p>29.95</text:p>
          </table:table-cell>
          <table:table-cell office:value-type="string" calcext:value-type="string">
            <text:p>.</text:p>
          </table:table-cell>
          <table:table-cell office:value-type="string" calcext:value-type="string">
            <text:p>McCain</text:p>
          </table:table-cell>
          <table:table-cell office:value-type="string" calcext:value-type="string">
            <text:p>Aftensmad, Brunch, Frokost, Tilbehør, Vegetar</text:p>
          </table:table-cell>
          <table:table-cell table:number-columns-repeated="4"/>
          <table:table-cell office:value-type="string" calcext:value-type="string">
            <text:p>Frost</text:p>
          </table:table-cell>
          <table:table-cell table:number-columns-repeated="3"/>
          <table:table-cell office:value-type="string" calcext:value-type="string">
            <text:p>Færdigret, Kartofler, Tilbehør</text:p>
          </table:table-cell>
          <table:table-cell office:value-type="string" calcext:value-type="string">
            <text:p>Kartoffel smileys</text:p>
            <text:p>Kartoffelmos, krydret og formet til smilende ansigter. Kartoffelmosen er lavet af rigtige kartofler og er meget fyldige i konsistens. Perfekt til til børnene som aftensmåltid eller alternativt som snack. Nemt at tilberede direkte fra frost i ovn.</text:p>
          </table:table-cell>
          <table:table-cell office:value-type="string" calcext:value-type="string">
            <text:p>https://www.nemlig.com/kartoffel-smileys-5045619</text:p>
          </table:table-cell>
        </table:table-row>
        <table:table-row table:style-name="ro12">
          <table:table-cell office:value-type="string" calcext:value-type="string">
            <text:p>Dagligvarer &gt; Frost &gt; Is &gt; Is i bægre og bøtter &gt; Jordbæris</text:p>
          </table:table-cell>
          <table:table-cell office:value-type="string" calcext:value-type="string">
            <text:p>Jordbæris</text:p>
          </table:table-cell>
          <table:table-cell office:value-type="string" calcext:value-type="string">
            <text:p>0,80 l / uden tilsat sukker / frost / EASIS</text:p>
          </table:table-cell>
          <table:table-cell office:value-type="string" calcext:value-type="string">
            <text:p>Frost</text:p>
          </table:table-cell>
          <table:table-cell office:value-type="string" calcext:value-type="string">
            <text:p>39.95</text:p>
          </table:table-cell>
          <table:table-cell office:value-type="string" calcext:value-type="string">
            <text:p>.</text:p>
          </table:table-cell>
          <table:table-cell office:value-type="string" calcext:value-type="string">
            <text:p>EASIS</text:p>
          </table:table-cell>
          <table:table-cell office:value-type="string" calcext:value-type="string">
            <text:p>Dessert</text:p>
          </table:table-cell>
          <table:table-cell table:number-columns-repeated="4"/>
          <table:table-cell office:value-type="string" calcext:value-type="string">
            <text:p>Frost, uden tilsat sukker</text:p>
          </table:table-cell>
          <table:table-cell table:number-columns-repeated="3"/>
          <table:table-cell office:value-type="string" calcext:value-type="string">
            <text:p>Dessert, Is</text:p>
          </table:table-cell>
          <table:table-cell office:value-type="string" calcext:value-type="string">
            <text:p>EASIS jordbæris</text:p>
            <text:p>EASIS jordbæris er til dig, der er vild med is. Den er sød og cremet med en skøn smag af jordbær.</text:p>
            <text:p/>
            <text:p>Denb er ikke tilsat sukker og indeholder 65% mindre fedt og 56% færre sukkerarter end en traditionel jordbæris.</text:p>
            <text:p>Med EASIS Jordbæris er det fristende let at nyde noget, der er godt.</text:p>
          </table:table-cell>
          <table:table-cell office:value-type="string" calcext:value-type="string">
            <text:p>https://www.nemlig.com/jordbaeris-5041439</text:p>
          </table:table-cell>
        </table:table-row>
        <table:table-row table:style-name="ro7">
          <table:table-cell office:value-type="string" calcext:value-type="string">
            <text:p>Dagligvarer &gt; Pleje og skønhed &gt; Krop- og ansigtspleje &gt; Ansigtspleje &gt; Ansigtsrens &gt; Ansigtsskrub mod urenheder</text:p>
          </table:table-cell>
          <table:table-cell office:value-type="string" calcext:value-type="string">
            <text:p>Ansigtsskrub mod urenheder</text:p>
          </table:table-cell>
          <table:table-cell office:value-type="string" calcext:value-type="string">
            <text:p>0,15 l / Garnier - Skin Active</text:p>
          </table:table-cell>
          <table:table-cell/>
          <table:table-cell office:value-type="string" calcext:value-type="string">
            <text:p>75.00</text:p>
          </table:table-cell>
          <table:table-cell office:value-type="string" calcext:value-type="string">
            <text:p>.</text:p>
          </table:table-cell>
          <table:table-cell office:value-type="string" calcext:value-type="string">
            <text:p>Garnier</text:p>
          </table:table-cell>
          <table:table-cell table:number-columns-repeated="9"/>
          <table:table-cell office:value-type="string" calcext:value-type="string">
            <text:p>Ansigtsrens</text:p>
          </table:table-cell>
          <table:table-cell office:value-type="string" calcext:value-type="string">
            <text:p>Ansigtsskrub mod urenheder</text:p>
            <text:p>Garnier Pure Anti-Blackhead Deep Pore Wash hjælper mod tilstoppet porer og klare hudorme og urenheder for klarere, renere udseende hud. Takket være virkningen af eksfolierende partikler, dens formel renser og effektivt unclogs porer og hjælper med at beskytte mod hudorme og klare urenheder.</text:p>
            <text:p/>
            <text:p>Det hjælper til at kontrollere overskydende overflade sebum og hjælper med at beskytte mod forekomsten af pletter, hudorme og mangler.</text:p>
          </table:table-cell>
          <table:table-cell office:value-type="string" calcext:value-type="string">
            <text:p>https://www.nemlig.com/ansigtsskrub-mod-urenheder-5024967</text:p>
          </table:table-cell>
        </table:table-row>
        <table:table-row table:style-name="ro3">
          <table:table-cell office:value-type="string" calcext:value-type="string">
            <text:p>Dagligvarer &gt; Køl og mejeri &gt; Mejeri &gt; Ost &gt; Feta og salatost &gt; Ostetern i krydderolie</text:p>
          </table:table-cell>
          <table:table-cell office:value-type="string" calcext:value-type="string">
            <text:p>Ostetern i krydderolie</text:p>
          </table:table-cell>
          <table:table-cell office:value-type="string" calcext:value-type="string">
            <text:p>90 g / SoDelicate</text:p>
          </table:table-cell>
          <table:table-cell office:value-type="string" calcext:value-type="string">
            <text:p>KØL</text:p>
          </table:table-cell>
          <table:table-cell office:value-type="string" calcext:value-type="string">
            <text:p>19.95</text:p>
          </table:table-cell>
          <table:table-cell office:value-type="string" calcext:value-type="string">
            <text:p>.</text:p>
          </table:table-cell>
          <table:table-cell office:value-type="string" calcext:value-type="string">
            <text:p>Eksotiske delikatesser</text:p>
          </table:table-cell>
          <table:table-cell office:value-type="string" calcext:value-type="string">
            <text:p>Aftensmad, Ostebord, Snack, Tapas, Tilbehør</text:p>
          </table:table-cell>
          <table:table-cell table:number-columns-repeated="4"/>
          <table:table-cell office:value-type="string" calcext:value-type="string">
            <text:p>KØL</text:p>
          </table:table-cell>
          <table:table-cell table:number-columns-repeated="3"/>
          <table:table-cell office:value-type="string" calcext:value-type="string">
            <text:p>Ko</text:p>
          </table:table-cell>
          <table:table-cell office:value-type="string" calcext:value-type="string">
            <text:p>Ostetern i krydderolie</text:p>
            <text:p>Hvide ostetern vendt i rapsolie og krydderiblanding.</text:p>
          </table:table-cell>
          <table:table-cell office:value-type="string" calcext:value-type="string">
            <text:p>https://www.nemlig.com/ostetern-i-krydderolie-5045091</text:p>
          </table:table-cell>
        </table:table-row>
        <table:table-row table:style-name="ro3">
          <table:table-cell office:value-type="string" calcext:value-type="string">
            <text:p>Dagligvarer &gt; Frost &gt; Kød og fjerkræ &gt; Kylling &gt; Røget kylling</text:p>
          </table:table-cell>
          <table:table-cell office:value-type="string" calcext:value-type="string">
            <text:p>Røget kylling</text:p>
          </table:table-cell>
          <table:table-cell office:value-type="string" calcext:value-type="string">
            <text:p>1,28 kg / frost / Slagter Lund</text:p>
          </table:table-cell>
          <table:table-cell office:value-type="string" calcext:value-type="string">
            <text:p>Frost</text:p>
          </table:table-cell>
          <table:table-cell office:value-type="string" calcext:value-type="string">
            <text:p>110.00</text:p>
          </table:table-cell>
          <table:table-cell office:value-type="string" calcext:value-type="string">
            <text:p>.</text:p>
          </table:table-cell>
          <table:table-cell office:value-type="string" calcext:value-type="string">
            <text:p>Slagter Lund</text:p>
          </table:table-cell>
          <table:table-cell office:value-type="string" calcext:value-type="string">
            <text:p>Aftensmad</text:p>
          </table:table-cell>
          <table:table-cell table:number-columns-repeated="4"/>
          <table:table-cell office:value-type="string" calcext:value-type="string">
            <text:p>Frost</text:p>
          </table:table-cell>
          <table:table-cell table:number-columns-repeated="3"/>
          <table:table-cell office:value-type="string" calcext:value-type="string">
            <text:p>Kylling</text:p>
          </table:table-cell>
          <table:table-cell office:value-type="string" calcext:value-type="string">
            <text:p>Røget kylling</text:p>
            <text:p>Kyllingen er saltet og røget. Kyllingen skal "foldes ud" og lægges p0å en rist med brystet opad. Kyllingen sættes i ovnen ved 180 grader og gerne varmluft i ca. 45 min.</text:p>
          </table:table-cell>
          <table:table-cell office:value-type="string" calcext:value-type="string">
            <text:p>https://www.nemlig.com/roeget-kylling-5043339</text:p>
          </table:table-cell>
        </table:table-row>
        <table:table-row table:style-name="ro16">
          <table:table-cell office:value-type="string" calcext:value-type="string">
            <text:p>Dagligvarer &gt; Pleje og skønhed &gt; Helse &gt; Kosttilskud og vitaminer &gt; D Vitamin tabletter</text:p>
          </table:table-cell>
          <table:table-cell office:value-type="string" calcext:value-type="string">
            <text:p>D Vitamin tabletter</text:p>
          </table:table-cell>
          <table:table-cell office:value-type="string" calcext:value-type="string">
            <text:p>150 stk.</text:p>
          </table:table-cell>
          <table:table-cell/>
          <table:table-cell office:value-type="string" calcext:value-type="string">
            <text:p>29.95</text:p>
          </table:table-cell>
          <table:table-cell office:value-type="string" calcext:value-type="string">
            <text:p>.</text:p>
          </table:table-cell>
          <table:table-cell table:number-columns-repeated="10"/>
          <table:table-cell office:value-type="string" calcext:value-type="string">
            <text:p>Kosttilskud</text:p>
          </table:table-cell>
          <table:table-cell office:value-type="string" calcext:value-type="string">
            <text:p>D3-vitaminer</text:p>
            <text:p>En tablet med 30 mcg D3-vitamin, som er den mest naturlige form. 30 mcg vitamin D svarer til 600% af anbefalet daglig tilførsel. Vitamin D bidrager til at vedligeholde normale knogler og tænder og bidrager desuden til immunsystemets normale funktion.</text:p>
            <text:p>Vitamin D dannes naturligt i huden ved solbestråling.</text:p>
            <text:p/>
            <text:p>Andbefalet daglig dosis:</text:p>
            <text:p>1 tablet.</text:p>
            <text:p>Doseringen bør ikke overskrides.</text:p>
            <text:p/>
            <text:p>Advarsel:</text:p>
            <text:p>- Kosttilskud bør ikke træde istedet for en varieret kost.</text:p>
            <text:p>- Opbevares utilgængeligt for børn.</text:p>
            <text:p>- Bør kun efter aftale med læge eller sunhedsplejerske anvendes af gravide eller børn under 11 år.</text:p>
          </table:table-cell>
          <table:table-cell office:value-type="string" calcext:value-type="string">
            <text:p>https://www.nemlig.com/d-vitamin-tabletter-5031813</text:p>
          </table:table-cell>
        </table:table-row>
        <table:table-row table:style-name="ro3">
          <table:table-cell office:value-type="string" calcext:value-type="string">
            <text:p>Dagligvarer &gt; Brød, kiks og kager &gt; Småkager og cookies &gt; Vaniljekranse</text:p>
          </table:table-cell>
          <table:table-cell office:value-type="string" calcext:value-type="string">
            <text:p>Vaniljekranse</text:p>
          </table:table-cell>
          <table:table-cell office:value-type="string" calcext:value-type="string">
            <text:p>170 g / Dan Cake</text:p>
          </table:table-cell>
          <table:table-cell/>
          <table:table-cell office:value-type="string" calcext:value-type="string">
            <text:p>18.95</text:p>
          </table:table-cell>
          <table:table-cell office:value-type="string" calcext:value-type="string">
            <text:p>.</text:p>
          </table:table-cell>
          <table:table-cell office:value-type="string" calcext:value-type="string">
            <text:p>Dan Cake</text:p>
          </table:table-cell>
          <table:table-cell office:value-type="string" calcext:value-type="string">
            <text:p>Jul</text:p>
          </table:table-cell>
          <table:table-cell table:number-columns-repeated="8"/>
          <table:table-cell office:value-type="string" calcext:value-type="string">
            <text:p>Småkager</text:p>
          </table:table-cell>
          <table:table-cell office:value-type="string" calcext:value-type="string">
            <text:p>Vaniljekranse</text:p>
            <text:p>Vaniljekranse med 10% smør.</text:p>
          </table:table-cell>
          <table:table-cell office:value-type="string" calcext:value-type="string">
            <text:p>https://www.nemlig.com/vaniljekranse-5046530</text:p>
          </table:table-cell>
        </table:table-row>
        <table:table-row table:style-name="ro9">
          <table:table-cell office:value-type="string" calcext:value-type="string">
            <text:p>Dagligvarer &gt; Drikkevarer &gt; Øl &gt; Øltyper &gt; Ale &gt; Nordic ale (dåse)</text:p>
          </table:table-cell>
          <table:table-cell office:value-type="string" calcext:value-type="string">
            <text:p>Nordic ale (dåse)</text:p>
          </table:table-cell>
          <table:table-cell office:value-type="string" calcext:value-type="string">
            <text:p>6 x 0,33 l / ex.pant / alkoholfri / Carlsberg</text:p>
          </table:table-cell>
          <table:table-cell/>
          <table:table-cell office:value-type="string" calcext:value-type="string">
            <text:p>51.00</text:p>
          </table:table-cell>
          <table:table-cell office:value-type="string" calcext:value-type="string">
            <text:p>.</text:p>
          </table:table-cell>
          <table:table-cell office:value-type="string" calcext:value-type="string">
            <text:p>Carlsberg</text:p>
          </table:table-cell>
          <table:table-cell office:value-type="string" calcext:value-type="string">
            <text:p>Drikke</text:p>
          </table:table-cell>
          <table:table-cell table:number-columns-repeated="4"/>
          <table:table-cell office:value-type="string" calcext:value-type="string">
            <text:p>Alkoholfri</text:p>
          </table:table-cell>
          <table:table-cell table:number-columns-repeated="3"/>
          <table:table-cell office:value-type="string" calcext:value-type="string">
            <text:p>Øl</text:p>
          </table:table-cell>
          <table:table-cell office:value-type="string" calcext:value-type="string">
            <text:p>Nordic Ale</text:p>
            <text:p>Til alle os der vil have mere smag og mere ud af dagen med vennerne. Carlsberg Nordic Ale er en lækker alkoholfri udgave af den velkendte Ale med en sød læskende fylde, der går perfekt til ethvert dansk frokostbord. Nydes iskold for den bedste smagsoplevelse. Skål i alkoholfri Carlsberg Nordic Ale! Bemærk venligst:</text:p>
            <text:p>Alkoholfrie produkter må indeholde op til 0,5% alkohol, og stadig anprises som alkoholfri.</text:p>
          </table:table-cell>
          <table:table-cell office:value-type="string" calcext:value-type="string">
            <text:p>https://www.nemlig.com/nordic-ale-daase-5039598</text:p>
          </table:table-cell>
        </table:table-row>
        <table:table-row table:style-name="ro1">
          <table:table-cell office:value-type="string" calcext:value-type="string">
            <text:p>Dagligvarer &gt; Frost &gt; Frugt og bær &gt; Mango øko.</text:p>
          </table:table-cell>
          <table:table-cell office:value-type="string" calcext:value-type="string">
            <text:p>Mango øko.</text:p>
          </table:table-cell>
          <table:table-cell office:value-type="string" calcext:value-type="string">
            <text:p>225 g / frost / Magnihill</text:p>
          </table:table-cell>
          <table:table-cell office:value-type="string" calcext:value-type="string">
            <text:p>Frost,Nøglehulsmærket,Øko (europæisk)</text:p>
          </table:table-cell>
          <table:table-cell office:value-type="string" calcext:value-type="string">
            <text:p>22.95</text:p>
          </table:table-cell>
          <table:table-cell office:value-type="string" calcext:value-type="string">
            <text:p>.</text:p>
          </table:table-cell>
          <table:table-cell office:value-type="string" calcext:value-type="string">
            <text:p>Magnihill</text:p>
          </table:table-cell>
          <table:table-cell office:value-type="string" calcext:value-type="string">
            <text:p>Smoothie</text:p>
          </table:table-cell>
          <table:table-cell table:number-columns-repeated="4"/>
          <table:table-cell office:value-type="string" calcext:value-type="string">
            <text:p>Frost, Nøglehulsmærket, Øko (europæisk)</text:p>
          </table:table-cell>
          <table:table-cell table:number-columns-repeated="3"/>
          <table:table-cell office:value-type="string" calcext:value-type="string">
            <text:p>Frugt</text:p>
          </table:table-cell>
          <table:table-cell office:value-type="string" calcext:value-type="string">
            <text:p>Dybfrosne økologiske mango</text:p>
          </table:table-cell>
          <table:table-cell office:value-type="string" calcext:value-type="string">
            <text:p>https://www.nemlig.com/mango-oeko-5031697</text:p>
          </table:table-cell>
        </table:table-row>
        <table:table-row table:style-name="ro9">
          <table:table-cell office:value-type="string" calcext:value-type="string">
            <text:p>Dagligvarer &gt; Brød, kiks og kager &gt; Kager &gt; Skærekager og roulader &gt; Drømmekage</text:p>
          </table:table-cell>
          <table:table-cell office:value-type="string" calcext:value-type="string">
            <text:p>Drømmekage</text:p>
          </table:table-cell>
          <table:table-cell office:value-type="string" calcext:value-type="string">
            <text:p>350 g / Dan Cake</text:p>
          </table:table-cell>
          <table:table-cell/>
          <table:table-cell office:value-type="string" calcext:value-type="string">
            <text:p>20.95</text:p>
          </table:table-cell>
          <table:table-cell office:value-type="string" calcext:value-type="string">
            <text:p>.</text:p>
          </table:table-cell>
          <table:table-cell office:value-type="string" calcext:value-type="string">
            <text:p>Dan Cake</text:p>
          </table:table-cell>
          <table:table-cell office:value-type="string" calcext:value-type="string">
            <text:p>Dessert</text:p>
          </table:table-cell>
          <table:table-cell table:number-columns-repeated="8"/>
          <table:table-cell office:value-type="string" calcext:value-type="string">
            <text:p>Kage</text:p>
          </table:table-cell>
          <table:table-cell office:value-type="string" calcext:value-type="string">
            <text:p>Drømmekage</text:p>
            <text:p>Kage med vanillesmag og 39% kokostopping.</text:p>
            <text:p>Den klassiske Drømmekage - En luftig kage med vaniljesmag og toppet revet kokos i karamel.</text:p>
          </table:table-cell>
          <table:table-cell office:value-type="string" calcext:value-type="string">
            <text:p>https://www.nemlig.com/droemmekage-5035032</text:p>
          </table:table-cell>
        </table:table-row>
        <table:table-row table:style-name="ro5">
          <table:table-cell office:value-type="string" calcext:value-type="string">
            <text:p>Dagligvarer &gt; Køl og mejeri &gt; Pålæg &gt; Pålæg i skiver &gt; Kylling og fjerkræspålæg &gt; Kalkunbryst m. paprika</text:p>
          </table:table-cell>
          <table:table-cell office:value-type="string" calcext:value-type="string">
            <text:p>Kalkunbryst m. paprika</text:p>
          </table:table-cell>
          <table:table-cell office:value-type="string" calcext:value-type="string">
            <text:p>100 g / hjemmelavet / Centerslagteren</text:p>
          </table:table-cell>
          <table:table-cell office:value-type="string" calcext:value-type="string">
            <text:p>KØL</text:p>
          </table:table-cell>
          <table:table-cell office:value-type="string" calcext:value-type="string">
            <text:p>26.95</text:p>
          </table:table-cell>
          <table:table-cell office:value-type="string" calcext:value-type="string">
            <text:p>.</text:p>
          </table:table-cell>
          <table:table-cell office:value-type="string" calcext:value-type="string">
            <text:p>Centerslagteren</text:p>
          </table:table-cell>
          <table:table-cell office:value-type="string" calcext:value-type="string">
            <text:p>Brød, Frokost, Madpakke, Picnic, Sandwich</text:p>
          </table:table-cell>
          <table:table-cell table:number-columns-repeated="4"/>
          <table:table-cell office:value-type="string" calcext:value-type="string">
            <text:p>KØL</text:p>
          </table:table-cell>
          <table:table-cell office:value-type="string" calcext:value-type="string">
            <text:p>Kalkun</text:p>
          </table:table-cell>
          <table:table-cell table:number-columns-repeated="2"/>
          <table:table-cell office:value-type="string" calcext:value-type="string">
            <text:p>Kødpålæg, Pålæg</text:p>
          </table:table-cell>
          <table:table-cell office:value-type="string" calcext:value-type="string">
            <text:p>Kalkunbryst med paprika</text:p>
            <text:p>Slagterens hjemmelavede produkter er nøje udvalgte kødstykker, som er forarbejdede i hånden efter gammelt håndværk til et fantastisk slutresultat.</text:p>
            <text:p/>
            <text:p>Kødet kommer fra Danmark.</text:p>
            <text:p/>
            <text:p>Opbevaring:</text:p>
            <text:p>Opbevares ved højst + 5 °C</text:p>
            <text:p>Holdbar 5 dage efter åbning.</text:p>
          </table:table-cell>
          <table:table-cell office:value-type="string" calcext:value-type="string">
            <text:p>https://www.nemlig.com/kalkunbryst-m-paprika-5003266</text:p>
          </table:table-cell>
        </table:table-row>
        <table:table-row table:style-name="ro3">
          <table:table-cell office:value-type="string" calcext:value-type="string">
            <text:p>Dagligvarer &gt; Husholdning og bolig &gt; Stearinlys, servietter og festartikler &gt; Servietter &gt; Servietter m. julemotiv (sort)</text:p>
          </table:table-cell>
          <table:table-cell office:value-type="string" calcext:value-type="string">
            <text:p>Servietter m. julemotiv (sort)</text:p>
          </table:table-cell>
          <table:table-cell office:value-type="string" calcext:value-type="string">
            <text:p>20 stk. / 33 x 33 cm / 3 lag / Duni</text:p>
          </table:table-cell>
          <table:table-cell/>
          <table:table-cell office:value-type="string" calcext:value-type="string">
            <text:p>22.95</text:p>
          </table:table-cell>
          <table:table-cell office:value-type="string" calcext:value-type="string">
            <text:p>.</text:p>
          </table:table-cell>
          <table:table-cell office:value-type="string" calcext:value-type="string">
            <text:p>Duni</text:p>
          </table:table-cell>
          <table:table-cell office:value-type="string" calcext:value-type="string">
            <text:p>Hjemmet, Jul, Pynt</text:p>
          </table:table-cell>
          <table:table-cell table:number-columns-repeated="4"/>
          <table:table-cell office:value-type="string" calcext:value-type="string">
            <text:p>FSC-certificeret, Nyhed</text:p>
          </table:table-cell>
          <table:table-cell table:number-columns-repeated="2"/>
          <table:table-cell office:value-type="string" calcext:value-type="string">
            <text:p>33 x 33 cm</text:p>
          </table:table-cell>
          <table:table-cell office:value-type="string" calcext:value-type="string">
            <text:p>Frokostservietter, Servietter</text:p>
          </table:table-cell>
          <table:table-cell office:value-type="string" calcext:value-type="string">
            <text:p>Servietter med julemotiv</text:p>
            <text:p>Sorte servietter med julemotiv.</text:p>
          </table:table-cell>
          <table:table-cell office:value-type="string" calcext:value-type="string">
            <text:p>https://www.nemlig.com/servietter-m-julemotiv-sort-5048721</text:p>
          </table:table-cell>
        </table:table-row>
        <table:table-row table:style-name="ro22">
          <table:table-cell office:value-type="string" calcext:value-type="string">
            <text:p>Dagligvarer &gt; Køl og mejeri &gt; Mejeri &gt; Mælk &gt; Skummetmælk &gt; Soyadrik m. kakao øko.</text:p>
          </table:table-cell>
          <table:table-cell office:value-type="string" calcext:value-type="string">
            <text:p>Soyadrik m. kakao øko.</text:p>
          </table:table-cell>
          <table:table-cell office:value-type="string" calcext:value-type="string">
            <text:p>1 l / Naturli'</text:p>
          </table:table-cell>
          <table:table-cell office:value-type="string" calcext:value-type="string">
            <text:p>Øko (europæisk)</text:p>
          </table:table-cell>
          <table:table-cell office:value-type="string" calcext:value-type="string">
            <text:p>21.95</text:p>
          </table:table-cell>
          <table:table-cell office:value-type="string" calcext:value-type="string">
            <text:p>.</text:p>
          </table:table-cell>
          <table:table-cell office:value-type="string" calcext:value-type="string">
            <text:p>Naturli'</text:p>
          </table:table-cell>
          <table:table-cell office:value-type="string" calcext:value-type="string">
            <text:p>Veganer, Vegetar</text:p>
          </table:table-cell>
          <table:table-cell table:number-columns-repeated="4"/>
          <table:table-cell office:value-type="string" calcext:value-type="string">
            <text:p>Discount, Glutenfri, Laktosefri, Vegansk, Vegetarisk, Øko (europæisk)</text:p>
          </table:table-cell>
          <table:table-cell table:number-columns-repeated="3"/>
          <table:table-cell office:value-type="string" calcext:value-type="string">
            <text:p>Plantebaseret drik, Soyadrik</text:p>
          </table:table-cell>
          <table:table-cell office:value-type="string" calcext:value-type="string">
            <text:p>Naturli’ sojadrik kakao</text:p>
            <text:p>Naturli’ soya kakao øko er skånsomt fremstillet af økologiske, hele sojabønner uden brug af kemikalier og génmodificerede råvarer. Dermed bevares sojabønnens gode ernæringsmæssige egenskaber.</text:p>
            <text:p/>
            <text:p>Naturli’ er :</text:p>
            <text:p>100% plantebaseret</text:p>
            <text:p>0% kolesterol</text:p>
            <text:p>0% laktose</text:p>
            <text:p>0% animalsk fedt</text:p>
            <text:p>100% Naturli’</text:p>
            <text:p/>
            <text:p/>
            <text:p>Anvendelse:</text:p>
            <text:p>Naturli’ økologisk soya cacaodrik anvendes helt som komælksbaserede cacaodrikke.</text:p>
            <text:p/>
            <text:p>Velsmagende – kold som varm.</text:p>
            <text:p/>
            <text:p>Holdbarhed:</text:p>
            <text:p>Efter åbning: Holdbar i 4-5 dage i køleskab (max 7°C).</text:p>
          </table:table-cell>
          <table:table-cell office:value-type="string" calcext:value-type="string">
            <text:p>https://www.nemlig.com/soyadrik-m-kakao-oeko-105259</text:p>
          </table:table-cell>
        </table:table-row>
        <table:table-row table:style-name="ro7">
          <table:table-cell office:value-type="string" calcext:value-type="string">
            <text:p>Dagligvarer &gt; Baby, børn og legetøj &gt; Babypleje og sutter &gt; Sutteflasker &gt; Flaskerenser</text:p>
          </table:table-cell>
          <table:table-cell office:value-type="string" calcext:value-type="string">
            <text:p>Flaskerenser</text:p>
          </table:table-cell>
          <table:table-cell office:value-type="string" calcext:value-type="string">
            <text:p>1 stk. / MAM</text:p>
          </table:table-cell>
          <table:table-cell/>
          <table:table-cell office:value-type="string" calcext:value-type="string">
            <text:p>70.00</text:p>
          </table:table-cell>
          <table:table-cell office:value-type="string" calcext:value-type="string">
            <text:p>.</text:p>
          </table:table-cell>
          <table:table-cell office:value-type="string" calcext:value-type="string">
            <text:p>MAM</text:p>
          </table:table-cell>
          <table:table-cell table:number-columns-repeated="9"/>
          <table:table-cell office:value-type="string" calcext:value-type="string">
            <text:p>Babytilbehør</text:p>
          </table:table-cell>
          <table:table-cell office:value-type="string" calcext:value-type="string">
            <text:p>Børste til sutteflasker</text:p>
            <text:p>Innovativ ekstra blød flaskebørste, tilpasser sig til enhver form for sutteflaske. Det bløde håndtag med rilltet overflade, rengør suttehovedet nemt og grundigt på indersiden. Garanteret ridsfri. Kan hænges til tørre. Passer til alle flasker.</text:p>
            <text:p/>
            <text:p>Den er 24,5 cm lang og 2,6 cm bred.</text:p>
          </table:table-cell>
          <table:table-cell office:value-type="string" calcext:value-type="string">
            <text:p>https://www.nemlig.com/flaskerenser-5025273</text:p>
          </table:table-cell>
        </table:table-row>
        <table:table-row table:style-name="ro3">
          <table:table-cell office:value-type="string" calcext:value-type="string">
            <text:p>Dagligvarer &gt; Kød og fisk &gt; Kylling &gt; Kyllingefilet &gt; Risnudler</text:p>
          </table:table-cell>
          <table:table-cell office:value-type="string" calcext:value-type="string">
            <text:p>Risnudler</text:p>
          </table:table-cell>
          <table:table-cell office:value-type="string" calcext:value-type="string">
            <text:p>200 g / ORIENTAL CHEF</text:p>
          </table:table-cell>
          <table:table-cell/>
          <table:table-cell office:value-type="string" calcext:value-type="string">
            <text:p>9.95</text:p>
          </table:table-cell>
          <table:table-cell office:value-type="string" calcext:value-type="string">
            <text:p>.</text:p>
          </table:table-cell>
          <table:table-cell office:value-type="string" calcext:value-type="string">
            <text:p>Oriental Chef</text:p>
          </table:table-cell>
          <table:table-cell office:value-type="string" calcext:value-type="string">
            <text:p>Wok</text:p>
          </table:table-cell>
          <table:table-cell table:number-columns-repeated="4"/>
          <table:table-cell office:value-type="string" calcext:value-type="string">
            <text:p>Discount</text:p>
          </table:table-cell>
          <table:table-cell table:number-columns-repeated="3"/>
          <table:table-cell office:value-type="string" calcext:value-type="string">
            <text:p>Nudler</text:p>
          </table:table-cell>
          <table:table-cell office:value-type="string" calcext:value-type="string">
            <text:p>Risnudler</text:p>
            <text:p>Risnudler er et traditionelt produkt i det asiatiske køkken. Risnudlerne bliver produceret i Vietsam og laves af rismel og vand. De anvendes ofte i supper, wokretter eller i salater og kendetegnes ved en lækker blød konsistens og blid smag. Nudlerne kan også bruges som alternativ til pasta og er hurtige at tilberede.</text:p>
          </table:table-cell>
          <table:table-cell office:value-type="string" calcext:value-type="string">
            <text:p>https://www.nemlig.com/risnudler-5042568</text:p>
          </table:table-cell>
        </table:table-row>
        <table:table-row table:style-name="ro7">
          <table:table-cell office:value-type="string" calcext:value-type="string">
            <text:p>Dagligvarer &gt; Slik og kiosk &gt; Chokolade &gt; Plader &gt; Lys chokolade &gt; Chokolade m. hasselnød</text:p>
          </table:table-cell>
          <table:table-cell office:value-type="string" calcext:value-type="string">
            <text:p>Chokolade m. hasselnød</text:p>
          </table:table-cell>
          <table:table-cell office:value-type="string" calcext:value-type="string">
            <text:p>100 g / Ritter Sport</text:p>
          </table:table-cell>
          <table:table-cell/>
          <table:table-cell office:value-type="string" calcext:value-type="string">
            <text:p>14.95</text:p>
          </table:table-cell>
          <table:table-cell office:value-type="string" calcext:value-type="string">
            <text:p>.</text:p>
          </table:table-cell>
          <table:table-cell office:value-type="string" calcext:value-type="string">
            <text:p>Ritter Sport</text:p>
          </table:table-cell>
          <table:table-cell office:value-type="string" calcext:value-type="string">
            <text:p>Dessert, Snack</text:p>
          </table:table-cell>
          <table:table-cell table:number-columns-repeated="4"/>
          <table:table-cell office:value-type="string" calcext:value-type="string">
            <text:p>Discount</text:p>
          </table:table-cell>
          <table:table-cell table:number-columns-repeated="3"/>
          <table:table-cell office:value-type="string" calcext:value-type="string">
            <text:p>Chokolade, Slik</text:p>
          </table:table-cell>
          <table:table-cell office:value-type="string" calcext:value-type="string">
            <text:p>Ritter Sport - mælk med hasselnød</text:p>
            <text:p>Sprøde ristede hasselnødder i mælkechokolade gør Ritter Sport med hasselnødder til en glæde for hele familien.</text:p>
            <text:p/>
            <text:p>Er du ikke til hasselnødder så fortvivl ikke, der er mange andre lækre varianter at vælge i mellem.</text:p>
          </table:table-cell>
          <table:table-cell office:value-type="string" calcext:value-type="string">
            <text:p>https://www.nemlig.com/chokolade-m-hasselnoed-5035102</text:p>
          </table:table-cell>
        </table:table-row>
        <table:table-row table:style-name="ro13">
          <table:table-cell office:value-type="string" calcext:value-type="string">
            <text:p>Dagligvarer &gt; Kolonial &gt; Bagning &gt; Sukker &gt; Flormelis øko.</text:p>
          </table:table-cell>
          <table:table-cell office:value-type="string" calcext:value-type="string">
            <text:p>Flormelis øko.</text:p>
          </table:table-cell>
          <table:table-cell office:value-type="string" calcext:value-type="string">
            <text:p>500 g / Dansukker</text:p>
          </table:table-cell>
          <table:table-cell office:value-type="string" calcext:value-type="string">
            <text:p>Øko (dansk),Øko (europæisk)</text:p>
          </table:table-cell>
          <table:table-cell office:value-type="string" calcext:value-type="string">
            <text:p>16.95</text:p>
          </table:table-cell>
          <table:table-cell office:value-type="string" calcext:value-type="string">
            <text:p>.</text:p>
          </table:table-cell>
          <table:table-cell office:value-type="string" calcext:value-type="string">
            <text:p>Dansukker</text:p>
          </table:table-cell>
          <table:table-cell office:value-type="string" calcext:value-type="string">
            <text:p>Bagning, Dessert, Fastelavnsboller, Kager, Småkager</text:p>
          </table:table-cell>
          <table:table-cell table:number-columns-repeated="4"/>
          <table:table-cell office:value-type="string" calcext:value-type="string">
            <text:p>Øko (dansk), Øko (europæisk)</text:p>
          </table:table-cell>
          <table:table-cell office:value-type="string" calcext:value-type="string">
            <text:p>EU</text:p>
          </table:table-cell>
          <table:table-cell table:number-columns-repeated="2"/>
          <table:table-cell office:value-type="string" calcext:value-type="string">
            <text:p>Sukker</text:p>
          </table:table-cell>
          <table:table-cell office:value-type="string" calcext:value-type="string">
            <text:p>Flormelis</text:p>
            <text:p>Flormelis er finmalet sukker. Flormelis anvendes primært til glasur og dekoration. Man kan f.eks. sigte Flormelis over kager, desserter og æbleskiver, så det lægger sig som fin sne på overfladen. Der anvendes kartoffelstivelse i flormelis, for at undgå den klumper.</text:p>
            <text:p>Dansukker Flormelis er lavet af sukkerroer dyrket i Danmark, nærmere betegnet på Lolland-Falster.</text:p>
            <text:p/>
            <text:p>1 dl = 60 g</text:p>
            <text:p>1 spsk = 10 g</text:p>
            <text:p>1 tsk = 3 g</text:p>
          </table:table-cell>
          <table:table-cell office:value-type="string" calcext:value-type="string">
            <text:p>https://www.nemlig.com/flormelis-oeko-5025052</text:p>
          </table:table-cell>
        </table:table-row>
        <table:table-row table:style-name="ro7">
          <table:table-cell office:value-type="string" calcext:value-type="string">
            <text:p>Dagligvarer &gt; Køl og mejeri &gt; Pålæg &gt; Fisk- og skaldyrspålæg &gt; Udskåret laks &gt; Røget laks i skiver</text:p>
          </table:table-cell>
          <table:table-cell office:value-type="string" calcext:value-type="string">
            <text:p>Røget laks i skiver</text:p>
          </table:table-cell>
          <table:table-cell office:value-type="string" calcext:value-type="string">
            <text:p>125 g</text:p>
          </table:table-cell>
          <table:table-cell/>
          <table:table-cell office:value-type="string" calcext:value-type="string">
            <text:p>39.95</text:p>
          </table:table-cell>
          <table:table-cell office:value-type="string" calcext:value-type="string">
            <text:p>.</text:p>
          </table:table-cell>
          <table:table-cell/>
          <table:table-cell office:value-type="string" calcext:value-type="string">
            <text:p>Pålæg</text:p>
          </table:table-cell>
          <table:table-cell table:number-columns-repeated="5"/>
          <table:table-cell office:value-type="string" calcext:value-type="string">
            <text:p>Laks</text:p>
          </table:table-cell>
          <table:table-cell table:number-columns-repeated="2"/>
          <table:table-cell office:value-type="string" calcext:value-type="string">
            <text:p>Fiskepålæg</text:p>
          </table:table-cell>
          <table:table-cell office:value-type="string" calcext:value-type="string">
            <text:p>Norsk røget laks</text:p>
            <text:p>Håndsaltet og langtidsrøget laks. Den røgede laks er nænsomt forarbejdet for at fremelske en intens smag og en god konsistens.</text:p>
            <text:p/>
            <text:p>Indeholder 5-7 skiver.</text:p>
          </table:table-cell>
          <table:table-cell office:value-type="string" calcext:value-type="string">
            <text:p>https://www.nemlig.com/roeget-laks-i-skiver-5048915</text:p>
          </table:table-cell>
        </table:table-row>
        <table:table-row table:style-name="ro3">
          <table:table-cell office:value-type="string" calcext:value-type="string">
            <text:p>Dagligvarer &gt; Drikkevarer &gt; Cider, Breezer mv. &gt; Pærecider øko. (3%)</text:p>
          </table:table-cell>
          <table:table-cell office:value-type="string" calcext:value-type="string">
            <text:p>Pærecider øko. (3%)</text:p>
          </table:table-cell>
          <table:table-cell office:value-type="string" calcext:value-type="string">
            <text:p>0,75 l / Normand</text:p>
          </table:table-cell>
          <table:table-cell office:value-type="string" calcext:value-type="string">
            <text:p>Øko (europæisk)</text:p>
          </table:table-cell>
          <table:table-cell office:value-type="string" calcext:value-type="string">
            <text:p>59.95</text:p>
          </table:table-cell>
          <table:table-cell office:value-type="string" calcext:value-type="string">
            <text:p>.</text:p>
          </table:table-cell>
          <table:table-cell/>
          <table:table-cell office:value-type="string" calcext:value-type="string">
            <text:p>Drikke</text:p>
          </table:table-cell>
          <table:table-cell table:number-columns-repeated="4"/>
          <table:table-cell office:value-type="string" calcext:value-type="string">
            <text:p>Øko (europæisk)</text:p>
          </table:table-cell>
          <table:table-cell table:number-columns-repeated="3"/>
          <table:table-cell office:value-type="string" calcext:value-type="string">
            <text:p>Cider</text:p>
          </table:table-cell>
          <table:table-cell office:value-type="string" calcext:value-type="string">
            <text:p>Økologisk pærecider</text:p>
            <text:p>I det nordlige Frankrig i Normandiet ligger det lille romantiske Distillerie du Houley la Ribaude – her produceres efter gamle familie traditioner og selvfølgelig kun økologisk. Gamle hyggelige frugt plantager pryder området, her er perfekt klima til produktion af æbler og pære som benyttes til cider &amp; Calvados. Pære cideren har en nærmest forførende aroma og en kraftig fyldig smag af solmodne pærer.</text:p>
          </table:table-cell>
          <table:table-cell office:value-type="string" calcext:value-type="string">
            <text:p>https://www.nemlig.com/paerecider-oeko-3-5047033</text:p>
          </table:table-cell>
        </table:table-row>
        <table:table-row table:style-name="ro7">
          <table:table-cell office:value-type="string" calcext:value-type="string">
            <text:p>Dagligvarer &gt; Drikkevarer &gt; Ch. Guilhem Grandvin rouge</text:p>
          </table:table-cell>
          <table:table-cell office:value-type="string" calcext:value-type="string">
            <text:p>Ch. Guilhem Grandvin rouge</text:p>
          </table:table-cell>
          <table:table-cell office:value-type="string" calcext:value-type="string">
            <text:p>Frankrig / AOC Malepere 2016 / Magnums / 1,50 l / rødvin</text:p>
          </table:table-cell>
          <table:table-cell office:value-type="string" calcext:value-type="string">
            <text:p>Øko (europæisk)</text:p>
          </table:table-cell>
          <table:table-cell office:value-type="string" calcext:value-type="string">
            <text:p>499.00</text:p>
          </table:table-cell>
          <table:table-cell office:value-type="string" calcext:value-type="string">
            <text:p>299.00</text:p>
          </table:table-cell>
          <table:table-cell/>
          <table:table-cell office:value-type="string" calcext:value-type="string">
            <text:p>Grill</text:p>
          </table:table-cell>
          <table:table-cell table:number-columns-repeated="3"/>
          <table:table-cell office:value-type="string" calcext:value-type="string">
            <text:p>Frankrig</text:p>
          </table:table-cell>
          <table:table-cell office:value-type="string" calcext:value-type="string">
            <text:p>Øko (europæisk)</text:p>
          </table:table-cell>
          <table:table-cell table:number-columns-repeated="3"/>
          <table:table-cell office:value-type="string" calcext:value-type="string">
            <text:p>Rødvin</text:p>
          </table:table-cell>
          <table:table-cell office:value-type="string" calcext:value-type="string">
            <text:p>CHÂTEAU GUILHEM - MAGNUMS GRAND VIN ROUGE</text:p>
            <text:p>Wauw! Her er en af Sydfrankrigs mest majestætiske rødvine, som tophuset Château Guilhem har skabt med de hundedyre rødvine fra Pomerol og St-Émilion som forbillede. En økologisk enkeltmarksvin fra 30 år gamle vinstokke. Forkælet som en St-Émilion Cru Classé med 12 måneder på helt nye fade. Rødvinen er i flere årgange skamrost af verdens mest kræsne vinkritiker, Jancis Robinson – den ultimative blåstempling af kvaliteten! En himmerigsmundfuld og et smart-buy, som vil begejstre enhver bordeauxfan. Intens lilla i glasset. Næsen lokker med intens duft af viol, sorte kirsebær og solbær, der akkompagneres af cedertræ, mynte, grafit og søde fadkrydderier. I munden tæt og koncentreret med lækker solmoden og elegant krydret bærfrugt. Nyd den til oksefilet, rosastegt lam, andeconfit, simremad og svamperetter.</text:p>
            <text:p/>
            <text:p>Historie om vinhuset: CHÂTEAU GUILHEM har siden 1878 været I familiens eje, 6 generation står nu for dette pragtfulde Chateau. Placeret i landlige bakkede omgivelser i det sydlige Frankrig med kik til Pyrenæerne står Bertrand i dag den daglige drift. Han har fulgt med tiden og huset er i dag certifiseret økologisk og godt på vej med Biodynamiske vine, så der er meget at se frem til med dette hus.</text:p>
          </table:table-cell>
          <table:table-cell office:value-type="string" calcext:value-type="string">
            <text:p>https://www.nemlig.com/ch-guilhem-grandvin-rouge-5039621</text:p>
          </table:table-cell>
        </table:table-row>
        <table:table-row table:style-name="ro3">
          <table:table-cell office:value-type="string" calcext:value-type="string">
            <text:p>Dagligvarer &gt; Baby, børn og legetøj &gt; Legetøj &gt; Nissehue</text:p>
          </table:table-cell>
          <table:table-cell office:value-type="string" calcext:value-type="string">
            <text:p>Nissehue</text:p>
          </table:table-cell>
          <table:table-cell office:value-type="string" calcext:value-type="string">
            <text:p>1 stk. / 33 x 58 cm / 6-9 år / Det Gamle Apotek</text:p>
          </table:table-cell>
          <table:table-cell/>
          <table:table-cell office:value-type="string" calcext:value-type="string">
            <text:p>14.95</text:p>
          </table:table-cell>
          <table:table-cell office:value-type="string" calcext:value-type="string">
            <text:p>.</text:p>
          </table:table-cell>
          <table:table-cell office:value-type="string" calcext:value-type="string">
            <text:p>Det Gamle Apotek</text:p>
          </table:table-cell>
          <table:table-cell office:value-type="string" calcext:value-type="string">
            <text:p>Børn, Jul, Udklædning</text:p>
          </table:table-cell>
          <table:table-cell/>
          <table:table-cell office:value-type="string" calcext:value-type="string">
            <text:p>Hvid, Rød</text:p>
          </table:table-cell>
          <table:table-cell table:number-columns-repeated="5"/>
          <table:table-cell office:value-type="string" calcext:value-type="string">
            <text:p>33 x 58 cm</text:p>
          </table:table-cell>
          <table:table-cell office:value-type="string" calcext:value-type="string">
            <text:p>Nissehue, Udklædning</text:p>
          </table:table-cell>
          <table:table-cell office:value-type="string" calcext:value-type="string">
            <text:p>Nissehue til børn</text:p>
            <text:p>Nissehue til børn der passer til børn i alderen 6 - 9 år.</text:p>
          </table:table-cell>
          <table:table-cell office:value-type="string" calcext:value-type="string">
            <text:p>https://www.nemlig.com/nissehue-5028192</text:p>
          </table:table-cell>
        </table:table-row>
        <table:table-row table:style-name="ro14">
          <table:table-cell office:value-type="string" calcext:value-type="string">
            <text:p>Dagligvarer &gt; Brød, kiks og kager &gt; Rugbrød &gt; Softkernerugbrød &gt; Softkernerugbrød øko.</text:p>
          </table:table-cell>
          <table:table-cell office:value-type="string" calcext:value-type="string">
            <text:p>Softkernerugbrød øko.</text:p>
          </table:table-cell>
          <table:table-cell office:value-type="string" calcext:value-type="string">
            <text:p>950 g / Økologisk Bagværk</text:p>
          </table:table-cell>
          <table:table-cell office:value-type="string" calcext:value-type="string">
            <text:p>Øko (dansk)</text:p>
          </table:table-cell>
          <table:table-cell office:value-type="string" calcext:value-type="string">
            <text:p>29.00</text:p>
          </table:table-cell>
          <table:table-cell office:value-type="string" calcext:value-type="string">
            <text:p>.</text:p>
          </table:table-cell>
          <table:table-cell office:value-type="string" calcext:value-type="string">
            <text:p>Økologisk Bagværk</text:p>
          </table:table-cell>
          <table:table-cell office:value-type="string" calcext:value-type="string">
            <text:p>Brunch, Frokost, Madpakken, Morgenmad, Ost</text:p>
          </table:table-cell>
          <table:table-cell table:number-columns-repeated="4"/>
          <table:table-cell office:value-type="string" calcext:value-type="string">
            <text:p>Laktosefri, Vegansk, Øko (dansk)</text:p>
          </table:table-cell>
          <table:table-cell table:number-columns-repeated="3"/>
          <table:table-cell office:value-type="string" calcext:value-type="string">
            <text:p>Brød, Rugbrød</text:p>
          </table:table-cell>
          <table:table-cell office:value-type="string" calcext:value-type="string">
            <text:p>Økologisk softkernerugbrød</text:p>
            <text:p>Vores økologiske softkernerugbrød er bagt på surdej og 100% rug. Rugbrødet har en fugtig krumme, og er spækket med kerner og forskellige frø, som giver den ekstra smagsoplevelse.</text:p>
            <text:p/>
            <text:p>Hos Økologisk Bagværk mener vi, at kun de bedste råvarer er gode nok til at give velsmagende brød. Derfor bager vi kompromisløse brød og wienerbrød, hvilket vil sige at alle råvarer er 100 % økologiske. De gode økologiske råvarer, tilføjer brødet stort næringsindhold, høj bageevne, fantastisk smag og ikke mindst – et fravær af pesticider.</text:p>
            <text:p/>
            <text:p>Vores bagere har ingen nemme løsninger, når de giver sig i kast med bageprocessen, men bager i stedet alt fra bunden. Vores surdejsbrød hæver i 36 timer og det giver dejen tid til at modne sig og udvikle forskellige smagsstoffer, så det færdige brød som bliver bagt i stenovne, er fyldt med smag.</text:p>
            <text:p/>
            <text:p>Karakteristisk for brødet hos Økologisk Bagværk, er surdejen som er omdrejningspunktet i alle vores brød, og får dem til at hæve, samtidig med at gøre dem rige på smag. Dertil består vores deje oftest af en kombination mellem flere melsorter for at skabe det mest optimale brød. Vi bruger finvalset hvedemel, der tilføjer protein, og sikrer en god bageevne, mens fuldkornsmel sørger for vitaminer og mineraler i brødet, fordi hele kernen er udnyttet i melet.</text:p>
            <text:p/>
            <text:p>Alle teknikker og processer ved æltning, hævning og bagning er naturligvis nøje tilpasset hvert enkelt opskrift på brød og wienerbrød for at sikre en optimal struktur, saftig krumme og smag på det færdige bagværk.</text:p>
          </table:table-cell>
          <table:table-cell office:value-type="string" calcext:value-type="string">
            <text:p>https://www.nemlig.com/softkernerugbroed-oeko-5048545</text:p>
          </table:table-cell>
        </table:table-row>
        <table:table-row table:style-name="ro3">
          <table:table-cell office:value-type="string" calcext:value-type="string">
            <text:p>Dagligvarer &gt; Kolonial &gt; Konserves &gt; Fisk på dåse og tube &gt; Torskerogn</text:p>
          </table:table-cell>
          <table:table-cell office:value-type="string" calcext:value-type="string">
            <text:p>Torskerogn</text:p>
          </table:table-cell>
          <table:table-cell office:value-type="string" calcext:value-type="string">
            <text:p>200 g / Amanda</text:p>
          </table:table-cell>
          <table:table-cell office:value-type="string" calcext:value-type="string">
            <text:p>MSC-mærket,Nøglehulsmærket</text:p>
          </table:table-cell>
          <table:table-cell office:value-type="string" calcext:value-type="string">
            <text:p>20.95</text:p>
          </table:table-cell>
          <table:table-cell office:value-type="string" calcext:value-type="string">
            <text:p>.</text:p>
          </table:table-cell>
          <table:table-cell office:value-type="string" calcext:value-type="string">
            <text:p>Amanda</text:p>
          </table:table-cell>
          <table:table-cell table:number-columns-repeated="5"/>
          <table:table-cell office:value-type="string" calcext:value-type="string">
            <text:p>MSC-mærket, Nøglehulsmærket</text:p>
          </table:table-cell>
          <table:table-cell table:number-columns-repeated="3"/>
          <table:table-cell office:value-type="string" calcext:value-type="string">
            <text:p>Fiskekonserves, Fiskepålæg</text:p>
          </table:table-cell>
          <table:table-cell office:value-type="string" calcext:value-type="string">
            <text:p>Torskerogn</text:p>
            <text:p>Bæredygtig Torskerogn - naturligvis MSC mærket. MSC mærket garanterer at råvaren kommer fra et fiskeri, som er skånsomt og bæredygtigt. Kan spises med rigtig god samvittighed</text:p>
          </table:table-cell>
          <table:table-cell office:value-type="string" calcext:value-type="string">
            <text:p>https://www.nemlig.com/torskerogn-5010214</text:p>
          </table:table-cell>
        </table:table-row>
        <table:table-row table:style-name="ro3">
          <table:table-cell office:value-type="string" calcext:value-type="string">
            <text:p>Dagligvarer &gt; Kolonial &gt; Krydderier &gt; Krydderier &gt; Natron</text:p>
          </table:table-cell>
          <table:table-cell office:value-type="string" calcext:value-type="string">
            <text:p>Natron</text:p>
          </table:table-cell>
          <table:table-cell office:value-type="string" calcext:value-type="string">
            <text:p>42 g / Santa Maria</text:p>
          </table:table-cell>
          <table:table-cell/>
          <table:table-cell office:value-type="string" calcext:value-type="string">
            <text:p>12.50</text:p>
          </table:table-cell>
          <table:table-cell office:value-type="string" calcext:value-type="string">
            <text:p>.</text:p>
          </table:table-cell>
          <table:table-cell office:value-type="string" calcext:value-type="string">
            <text:p>Santa Maria</text:p>
          </table:table-cell>
          <table:table-cell office:value-type="string" calcext:value-type="string">
            <text:p>Bagning</text:p>
          </table:table-cell>
          <table:table-cell table:number-columns-repeated="8"/>
          <table:table-cell office:value-type="string" calcext:value-type="string">
            <text:p>Krydderi</text:p>
          </table:table-cell>
          <table:table-cell office:value-type="string" calcext:value-type="string">
            <text:p>Netron.</text:p>
            <text:p>Natron anvendes som hævemiddel i bl.a brunkager. Natron er et kraftigere hævemiddel end bagepulver. ½ tsk. natron = 1 tsk. bagepulver. Luk posen godt til efter anvendelse. Luk posen godt til efter brug.</text:p>
          </table:table-cell>
          <table:table-cell office:value-type="string" calcext:value-type="string">
            <text:p>https://www.nemlig.com/natron-5026700</text:p>
          </table:table-cell>
        </table:table-row>
        <table:table-row table:style-name="ro7">
          <table:table-cell office:value-type="string" calcext:value-type="string">
            <text:p>Dagligvarer &gt; Husholdning og bolig &gt; Køkkenudstyr &gt; Køkkenredskaber &gt; Dejskraber</text:p>
          </table:table-cell>
          <table:table-cell office:value-type="string" calcext:value-type="string">
            <text:p>Dejskraber</text:p>
          </table:table-cell>
          <table:table-cell office:value-type="string" calcext:value-type="string">
            <text:p>1 stk. / Fiskars</text:p>
          </table:table-cell>
          <table:table-cell/>
          <table:table-cell office:value-type="string" calcext:value-type="string">
            <text:p>49.95</text:p>
          </table:table-cell>
          <table:table-cell office:value-type="string" calcext:value-type="string">
            <text:p>.</text:p>
          </table:table-cell>
          <table:table-cell office:value-type="string" calcext:value-type="string">
            <text:p>Fiskars</text:p>
          </table:table-cell>
          <table:table-cell table:number-columns-repeated="9"/>
          <table:table-cell office:value-type="string" calcext:value-type="string">
            <text:p>Køkkenudstyr</text:p>
          </table:table-cell>
          <table:table-cell office:value-type="string" calcext:value-type="string">
            <text:p>Fiskars Functional Form dejskraber</text:p>
            <text:p>Skraber med et asymmetrisk silikonehoved, som kan modstå temperaturer på op til 180°C. Praktisk skraber, som gør det nemt at skrabe dejen fra forskellige vinkler.</text:p>
            <text:p>Design Tobias Wandrup.</text:p>
            <text:p>Nylonredskaberne er forstærket med et fiberglasindhold på op til 50%</text:p>
          </table:table-cell>
          <table:table-cell office:value-type="string" calcext:value-type="string">
            <text:p>https://www.nemlig.com/dejskraber-5020458</text:p>
          </table:table-cell>
        </table:table-row>
        <table:table-row table:style-name="ro1">
          <table:table-cell office:value-type="string" calcext:value-type="string">
            <text:p>Dagligvarer &gt; Frugt og grønt &gt; Grøntsager &gt; Gulerødder og rodfrugter &gt; Gulerødder snack</text:p>
          </table:table-cell>
          <table:table-cell office:value-type="string" calcext:value-type="string">
            <text:p>Gulerødder snack</text:p>
          </table:table-cell>
          <table:table-cell office:value-type="string" calcext:value-type="string">
            <text:p>200 g / Danmark / Klasse 1</text:p>
          </table:table-cell>
          <table:table-cell office:value-type="string" calcext:value-type="string">
            <text:p>Dansk</text:p>
          </table:table-cell>
          <table:table-cell office:value-type="string" calcext:value-type="string">
            <text:p>10.00</text:p>
          </table:table-cell>
          <table:table-cell office:value-type="string" calcext:value-type="string">
            <text:p>.</text:p>
          </table:table-cell>
          <table:table-cell/>
          <table:table-cell office:value-type="string" calcext:value-type="string">
            <text:p>Frokost, Madpakke, Salat, Snack</text:p>
          </table:table-cell>
          <table:table-cell office:value-type="string" calcext:value-type="string">
            <text:p>Pose</text:p>
          </table:table-cell>
          <table:table-cell office:value-type="string" calcext:value-type="string">
            <text:p>Orange</text:p>
          </table:table-cell>
          <table:table-cell office:value-type="string" calcext:value-type="string">
            <text:p>Klasse 1</text:p>
          </table:table-cell>
          <table:table-cell/>
          <table:table-cell office:value-type="string" calcext:value-type="string">
            <text:p>Dansk</text:p>
          </table:table-cell>
          <table:table-cell office:value-type="string" calcext:value-type="string">
            <text:p>Danmark</text:p>
          </table:table-cell>
          <table:table-cell office:value-type="string" calcext:value-type="string">
            <text:p>Snack</text:p>
          </table:table-cell>
          <table:table-cell/>
          <table:table-cell office:value-type="string" calcext:value-type="string">
            <text:p>Gulerod</text:p>
          </table:table-cell>
          <table:table-cell office:value-type="string" calcext:value-type="string">
            <text:p>Snack gulerødder er lige til at spise og skal ikke skrælles først. Er gode til madpakken.</text:p>
          </table:table-cell>
          <table:table-cell office:value-type="string" calcext:value-type="string">
            <text:p>https://www.nemlig.com/guleroedder-snack-5003240</text:p>
          </table:table-cell>
        </table:table-row>
        <table:table-row table:style-name="ro4">
          <table:table-cell office:value-type="string" calcext:value-type="string">
            <text:p>Dagligvarer &gt; Frugt og grønt &gt; Frugt &gt; Eksotisk frugt &gt; Kokosnød</text:p>
          </table:table-cell>
          <table:table-cell office:value-type="string" calcext:value-type="string">
            <text:p>Kokosnød</text:p>
          </table:table-cell>
          <table:table-cell office:value-type="string" calcext:value-type="string">
            <text:p>1 stk. / Elfenbenskysten / Klasse 1</text:p>
          </table:table-cell>
          <table:table-cell/>
          <table:table-cell office:value-type="string" calcext:value-type="string">
            <text:p>13.00</text:p>
          </table:table-cell>
          <table:table-cell office:value-type="string" calcext:value-type="string">
            <text:p>.</text:p>
          </table:table-cell>
          <table:table-cell table:number-columns-repeated="4"/>
          <table:table-cell office:value-type="string" calcext:value-type="string">
            <text:p>Klasse 1</text:p>
          </table:table-cell>
          <table:table-cell table:number-columns-repeated="2"/>
          <table:table-cell office:value-type="string" calcext:value-type="string">
            <text:p>Elfenbenskysten</text:p>
          </table:table-cell>
          <table:table-cell table:number-columns-repeated="2"/>
          <table:table-cell office:value-type="string" calcext:value-type="string">
            <text:p>Kokosnød</text:p>
          </table:table-cell>
          <table:table-cell office:value-type="string" calcext:value-type="string">
            <text:p>Kokospalmen menes at stamme fra Polynesien.</text:p>
            <text:p>Det vides dog ikke præcist hvor kokospalmen egentlig stammer fra, da den, længe før opdagelse af Amerika, fandtes overalt i de tropiske områder i Asien, Polynesien og Sydamerikas stillehavskyst.</text:p>
            <text:p/>
            <text:p>En enkelt kokosnød er ca. et år om at blive moden, men da kokospalmen kan blomstre op til 13 gange i løbet af et år, så vil der altid være friske modne kokosnødder.</text:p>
            <text:p/>
            <text:p>For at komme ind til frugtkødet i en kokosnød, kan du stikke hul i en eller flere af de 3 spirehuller, og lade saften løbe ud.</text:p>
            <text:p/>
            <text:p>Derefter flækkes kokosnødden ved at slå den med en hammer eller save den over. Frugtkødet kan så fjernes og spises råt.</text:p>
            <text:p/>
            <text:p>Tips:</text:p>
            <text:p>Kom evt. kokos i din salat, på din mysli eller i lune asiatiske retter.</text:p>
            <text:p/>
            <text:p>Hos nemlig.com lægger vi stor vægt på, at kvaliteten på frugt og grønt er høj. Det betyder, at vi vælger at kassere varen, hvis kvaliteten ikke er i orden. I de tilfælde erstatter vi så vidt muligt varen med tilsvarende, der kan skaffes fra en anden leverandør. Derfor forbeholder vi os retten til at levere produkter fra et andet land end det, der stod på hjemmesiden ved bestilling. Alternativet ville være ikke at kunne levere den pågældende vare. Det synes vi er sund fornuft.</text:p>
          </table:table-cell>
          <table:table-cell office:value-type="string" calcext:value-type="string">
            <text:p>https://www.nemlig.com/kokosnoed-5001733</text:p>
          </table:table-cell>
        </table:table-row>
        <table:table-row table:style-name="ro9">
          <table:table-cell office:value-type="string" calcext:value-type="string">
            <text:p>Dagligvarer &gt; Drikkevarer &gt; Molino di Sant'antimo Brunello</text:p>
          </table:table-cell>
          <table:table-cell office:value-type="string" calcext:value-type="string">
            <text:p>Molino di Sant'antimo Brunello</text:p>
          </table:table-cell>
          <table:table-cell office:value-type="string" calcext:value-type="string">
            <text:p>Italien / Toscana / 2014 / 6 x 0,75 l / rødvin</text:p>
          </table:table-cell>
          <table:table-cell/>
          <table:table-cell office:value-type="string" calcext:value-type="string">
            <text:p>2637.70</text:p>
          </table:table-cell>
          <table:table-cell office:value-type="string" calcext:value-type="string">
            <text:p>1699.70</text:p>
          </table:table-cell>
          <table:table-cell/>
          <table:table-cell office:value-type="string" calcext:value-type="string">
            <text:p>Oksekød</text:p>
          </table:table-cell>
          <table:table-cell office:value-type="string" calcext:value-type="string">
            <text:p>Kasse, Kork</text:p>
          </table:table-cell>
          <table:table-cell table:number-columns-repeated="2"/>
          <table:table-cell office:value-type="string" calcext:value-type="string">
            <text:p>Italien</text:p>
          </table:table-cell>
          <table:table-cell table:number-columns-repeated="4"/>
          <table:table-cell office:value-type="string" calcext:value-type="string">
            <text:p>Rødvin</text:p>
          </table:table-cell>
          <table:table-cell office:value-type="string" calcext:value-type="string">
            <text:p>Molino di Sant’Antimo Brunello di Montacino 2014</text:p>
            <text:p>Bedste Brunello 2014 af alle hos Decanter Magazine! Hædret med hele 97 point og Platinmedalje: ”Leaves the mouth asking for more.” Vinen er et skoleeksempel på Sangioveses urtede elegance. Det her er Brunello i sin rene, klassiske form – med komplekse strejf af svesker, tobak, læder middelhavsurter. 4,2 af 5,0 stjerner Vivino (49 bedømmelser) Nyd denne flotte Brunnelo til godt oksekød, lam, kraftige pastretter, svampe og lagrede oste. Servér ved 16-18°C.</text:p>
            <text:p>Vinen er modnet 3 ½ år på store, traditionelle egetræsfade samt 4 måneder på flaske, inden den frigives til salg. Molino di Sant’Antimo er en ung og fremadstormende vingård, der er beliggende sydøst for Montalcino. Vinhusets unge alder til trods har Molino di Sant’Antimo allerede høstet impponerende mange +90 ratings hos de store anmeldere.</text:p>
          </table:table-cell>
          <table:table-cell office:value-type="string" calcext:value-type="string">
            <text:p>https://www.nemlig.com/molino-di-sant-antimo-brunello-5042441</text:p>
          </table:table-cell>
        </table:table-row>
        <table:table-row table:style-name="ro3">
          <table:table-cell office:value-type="string" calcext:value-type="string">
            <text:p>Dagligvarer &gt; Kolonial &gt; Dressing og saucer &gt; Sauce &gt; Færdiglavede saucer &gt; Bearnaisesauce</text:p>
          </table:table-cell>
          <table:table-cell office:value-type="string" calcext:value-type="string">
            <text:p>Bearnaisesauce</text:p>
          </table:table-cell>
          <table:table-cell office:value-type="string" calcext:value-type="string">
            <text:p>325 g / K-Salat</text:p>
          </table:table-cell>
          <table:table-cell office:value-type="string" calcext:value-type="string">
            <text:p>KØL</text:p>
          </table:table-cell>
          <table:table-cell office:value-type="string" calcext:value-type="string">
            <text:p>15.95</text:p>
          </table:table-cell>
          <table:table-cell office:value-type="string" calcext:value-type="string">
            <text:p>.</text:p>
          </table:table-cell>
          <table:table-cell office:value-type="string" calcext:value-type="string">
            <text:p>Bähncke</text:p>
          </table:table-cell>
          <table:table-cell office:value-type="string" calcext:value-type="string">
            <text:p>Bøf</text:p>
          </table:table-cell>
          <table:table-cell table:number-columns-repeated="4"/>
          <table:table-cell office:value-type="string" calcext:value-type="string">
            <text:p>Discount, KØL</text:p>
          </table:table-cell>
          <table:table-cell table:number-columns-repeated="3"/>
          <table:table-cell office:value-type="string" calcext:value-type="string">
            <text:p>Sauce</text:p>
          </table:table-cell>
          <table:table-cell office:value-type="string" calcext:value-type="string">
            <text:p>K-Salat bearnaise</text:p>
            <text:p>K-Salat bearnaise er en favorit til middagsbordet. Med sin kraftfulde smag og en cremet konsistens er den det perfekte tilbehør til såvel en klassisk bøf, som kartoflerne til hverdagsmiddagen.</text:p>
          </table:table-cell>
          <table:table-cell office:value-type="string" calcext:value-type="string">
            <text:p>https://www.nemlig.com/bearnaisesauce-100089</text:p>
          </table:table-cell>
        </table:table-row>
        <table:table-row table:style-name="ro2">
          <table:table-cell office:value-type="string" calcext:value-type="string">
            <text:p>Dagligvarer &gt; Husholdning og bolig &gt; Toiletpapir og køkkenrulle &gt; Toiletpapir &gt; Toiletpapir</text:p>
          </table:table-cell>
          <table:table-cell office:value-type="string" calcext:value-type="string">
            <text:p>Toiletpapir</text:p>
          </table:table-cell>
          <table:table-cell office:value-type="string" calcext:value-type="string">
            <text:p>9 rl. / Lambi</text:p>
          </table:table-cell>
          <table:table-cell office:value-type="string" calcext:value-type="string">
            <text:p>Den Blå Krans,Svanemærket</text:p>
          </table:table-cell>
          <table:table-cell office:value-type="string" calcext:value-type="string">
            <text:p>34.95</text:p>
          </table:table-cell>
          <table:table-cell office:value-type="string" calcext:value-type="string">
            <text:p>.</text:p>
          </table:table-cell>
          <table:table-cell office:value-type="string" calcext:value-type="string">
            <text:p>Lambi</text:p>
          </table:table-cell>
          <table:table-cell table:number-columns-repeated="5"/>
          <table:table-cell office:value-type="string" calcext:value-type="string">
            <text:p>Den Blå Krans, Discount, Svanemærket</text:p>
          </table:table-cell>
          <table:table-cell table:number-columns-repeated="3"/>
          <table:table-cell office:value-type="string" calcext:value-type="string">
            <text:p>Toiletpapir</text:p>
          </table:table-cell>
          <table:table-cell office:value-type="string" calcext:value-type="string">
            <text:p>Lambi toiletpapir</text:p>
            <text:p>Lambi toiletpapir er det klassiske bløde toiletpapir. Det er 3-lags toiletpapir af 100% nyfiber, der gør det lige så stærkt, som det er blødt. Ganske enkelt et perfekt valg til hverdagen.</text:p>
            <text:p/>
            <text:p>Fremstillet i Sverige.</text:p>
            <text:p/>
            <text:p>Pakken indeholder 9 ruller.</text:p>
          </table:table-cell>
          <table:table-cell office:value-type="string" calcext:value-type="string">
            <text:p>https://www.nemlig.com/toiletpapir-5012806</text:p>
          </table:table-cell>
        </table:table-row>
        <table:table-row table:style-name="ro1">
          <table:table-cell office:value-type="string" calcext:value-type="string">
            <text:p>Dagligvarer &gt; Slik og kiosk &gt; Slik &gt; Blandede slikposer &gt; Vampyrer</text:p>
          </table:table-cell>
          <table:table-cell office:value-type="string" calcext:value-type="string">
            <text:p>Vampyrer</text:p>
          </table:table-cell>
          <table:table-cell office:value-type="string" calcext:value-type="string">
            <text:p>120 g / Haribo</text:p>
          </table:table-cell>
          <table:table-cell/>
          <table:table-cell office:value-type="string" calcext:value-type="string">
            <text:p>19.95</text:p>
          </table:table-cell>
          <table:table-cell office:value-type="string" calcext:value-type="string">
            <text:p>.</text:p>
          </table:table-cell>
          <table:table-cell office:value-type="string" calcext:value-type="string">
            <text:p>Haribo</text:p>
          </table:table-cell>
          <table:table-cell table:number-columns-repeated="9"/>
          <table:table-cell office:value-type="string" calcext:value-type="string">
            <text:p>Lakrids, Slik, Vingummi</text:p>
          </table:table-cell>
          <table:table-cell/>
          <table:table-cell office:value-type="string" calcext:value-type="string">
            <text:p>https://www.nemlig.com/vampyrer-103524</text:p>
          </table:table-cell>
        </table:table-row>
        <table:table-row table:style-name="ro1">
          <table:table-cell office:value-type="string" calcext:value-type="string">
            <text:p>Dagligvarer &gt; Frost &gt; Supper og nem mad &gt; Færdigretter &gt; Porretærte m. bacon</text:p>
          </table:table-cell>
          <table:table-cell office:value-type="string" calcext:value-type="string">
            <text:p>Porretærte m. bacon</text:p>
          </table:table-cell>
          <table:table-cell office:value-type="string" calcext:value-type="string">
            <text:p>400 g / frost / Mette Munk</text:p>
          </table:table-cell>
          <table:table-cell office:value-type="string" calcext:value-type="string">
            <text:p>Frost</text:p>
          </table:table-cell>
          <table:table-cell office:value-type="string" calcext:value-type="string">
            <text:p>27.95</text:p>
          </table:table-cell>
          <table:table-cell office:value-type="string" calcext:value-type="string">
            <text:p>.</text:p>
          </table:table-cell>
          <table:table-cell office:value-type="string" calcext:value-type="string">
            <text:p>Mette Munk</text:p>
          </table:table-cell>
          <table:table-cell office:value-type="string" calcext:value-type="string">
            <text:p>Aftensmad</text:p>
          </table:table-cell>
          <table:table-cell table:number-columns-repeated="4"/>
          <table:table-cell office:value-type="string" calcext:value-type="string">
            <text:p>Discount, Frost</text:p>
          </table:table-cell>
          <table:table-cell table:number-columns-repeated="3"/>
          <table:table-cell office:value-type="string" calcext:value-type="string">
            <text:p>Færdigret, Svinekød, Tærte</text:p>
          </table:table-cell>
          <table:table-cell office:value-type="string" calcext:value-type="string">
            <text:p>Lækker og smagfuld madtærte med fyld af porre og bacon på sprød bund. Dybfrossen. Serveringsklar efter opvarmning.</text:p>
          </table:table-cell>
          <table:table-cell office:value-type="string" calcext:value-type="string">
            <text:p>https://www.nemlig.com/porretaerte-m-bacon-5000175</text:p>
          </table:table-cell>
        </table:table-row>
        <table:table-row table:style-name="ro7">
          <table:table-cell office:value-type="string" calcext:value-type="string">
            <text:p>Dagligvarer &gt; Drikkevarer &gt; Energidrikke og sportsdrikke &gt; Monster energy</text:p>
          </table:table-cell>
          <table:table-cell office:value-type="string" calcext:value-type="string">
            <text:p>Monster energy</text:p>
          </table:table-cell>
          <table:table-cell office:value-type="string" calcext:value-type="string">
            <text:p>0,50 l / ex. pant / Monster</text:p>
          </table:table-cell>
          <table:table-cell/>
          <table:table-cell office:value-type="string" calcext:value-type="string">
            <text:p>15.00</text:p>
          </table:table-cell>
          <table:table-cell office:value-type="string" calcext:value-type="string">
            <text:p>.</text:p>
          </table:table-cell>
          <table:table-cell office:value-type="string" calcext:value-type="string">
            <text:p>Monster</text:p>
          </table:table-cell>
          <table:table-cell table:number-columns-repeated="9"/>
          <table:table-cell office:value-type="string" calcext:value-type="string">
            <text:p>Energidrik</text:p>
          </table:table-cell>
          <table:table-cell office:value-type="string" calcext:value-type="string">
            <text:p>Monster Energi</text:p>
            <text:p>Tid til ekstra energi på farten. Den originale Monster Energy er en 50 cl. energidrik, der indeholder koffein, ginseng, B-vitaminer, inositol og taurin. Det er den perfekte drik, når du skal yde lidt ekstra, og har brug for et skud energi. Med Monster får du den gode smag med twice the buzz i forhold til andre 25 cl. energidrikke. En energidrik for alle Monster fans - a lifestyle in a can.</text:p>
            <text:p/>
            <text:p>Advarsel Højt koffeinindhold. Bør ikke indtages af børn eller gravide eller ammende kvinder eller folk der er overfølsommme over for koffein (32mg/100ml) Forbrug ansvarligt. Opbevaring Tørt og køligt.</text:p>
          </table:table-cell>
          <table:table-cell office:value-type="string" calcext:value-type="string">
            <text:p>https://www.nemlig.com/monster-energy-5025785</text:p>
          </table:table-cell>
        </table:table-row>
        <table:table-row table:style-name="ro3">
          <table:table-cell office:value-type="string" calcext:value-type="string">
            <text:p>Dagligvarer &gt; Køl og mejeri &gt; Tilbehør &gt; Remoulade, mayonnaise og dressing &gt; Tomatsalsa</text:p>
          </table:table-cell>
          <table:table-cell office:value-type="string" calcext:value-type="string">
            <text:p>Tomatsalsa</text:p>
          </table:table-cell>
          <table:table-cell office:value-type="string" calcext:value-type="string">
            <text:p>125 g / SoDelicate</text:p>
          </table:table-cell>
          <table:table-cell office:value-type="string" calcext:value-type="string">
            <text:p>KØL</text:p>
          </table:table-cell>
          <table:table-cell office:value-type="string" calcext:value-type="string">
            <text:p>19.95</text:p>
          </table:table-cell>
          <table:table-cell office:value-type="string" calcext:value-type="string">
            <text:p>.</text:p>
          </table:table-cell>
          <table:table-cell office:value-type="string" calcext:value-type="string">
            <text:p>Eksotiske delikatesser</text:p>
          </table:table-cell>
          <table:table-cell office:value-type="string" calcext:value-type="string">
            <text:p>Aftensmad, Madlavning, Snack, Tapas, Tilbehør</text:p>
          </table:table-cell>
          <table:table-cell table:number-columns-repeated="4"/>
          <table:table-cell office:value-type="string" calcext:value-type="string">
            <text:p>KØL</text:p>
          </table:table-cell>
          <table:table-cell table:number-columns-repeated="3"/>
          <table:table-cell office:value-type="string" calcext:value-type="string">
            <text:p>Snack, Tapas, Tilbehør</text:p>
          </table:table-cell>
          <table:table-cell office:value-type="string" calcext:value-type="string">
            <text:p>Tomatsalsa</text:p>
            <text:p>Tomatsalsa med løg, hvidløg og krydderier. Perfekt til bruchetta.</text:p>
          </table:table-cell>
          <table:table-cell office:value-type="string" calcext:value-type="string">
            <text:p>https://www.nemlig.com/tomatsalsa-5045087</text:p>
          </table:table-cell>
        </table:table-row>
        <table:table-row table:style-name="ro5">
          <table:table-cell office:value-type="string" calcext:value-type="string">
            <text:p>Dagligvarer &gt; Kød og fisk &gt; Kalvekød &gt; Kalvestege &gt; Kalvemørbrad</text:p>
          </table:table-cell>
          <table:table-cell office:value-type="string" calcext:value-type="string">
            <text:p>Kalvemørbrad</text:p>
          </table:table-cell>
          <table:table-cell office:value-type="string" calcext:value-type="string">
            <text:p>1,20 - 1,50 kg</text:p>
          </table:table-cell>
          <table:table-cell office:value-type="string" calcext:value-type="string">
            <text:p>KØL</text:p>
          </table:table-cell>
          <table:table-cell office:value-type="string" calcext:value-type="string">
            <text:p>365.00</text:p>
          </table:table-cell>
          <table:table-cell office:value-type="string" calcext:value-type="string">
            <text:p>.</text:p>
          </table:table-cell>
          <table:table-cell office:value-type="string" calcext:value-type="string">
            <text:p>Möllers</text:p>
          </table:table-cell>
          <table:table-cell office:value-type="string" calcext:value-type="string">
            <text:p>Aftensmad, Grill, Påske</text:p>
          </table:table-cell>
          <table:table-cell table:number-columns-repeated="4"/>
          <table:table-cell office:value-type="string" calcext:value-type="string">
            <text:p>KØL</text:p>
          </table:table-cell>
          <table:table-cell office:value-type="string" calcext:value-type="string">
            <text:p>Belgien, Tyskland</text:p>
          </table:table-cell>
          <table:table-cell table:number-columns-repeated="2"/>
          <table:table-cell office:value-type="string" calcext:value-type="string">
            <text:p>Kalv</text:p>
          </table:table-cell>
          <table:table-cell office:value-type="string" calcext:value-type="string">
            <text:p>Kalvemørbrad</text:p>
            <text:p>Dejligt mør og lys kalvemørbrad, skåret af indersiden fra kalvens rygsøjle.</text:p>
            <text:p/>
            <text:p>Kødet kommer fra Tyskland/Belgien</text:p>
            <text:p/>
            <text:p>Tip fra slagteren:</text:p>
            <text:p>Kan evt. skæres ud til flotte kalvemørbrad bøffer eller steges som helt stykke kød.</text:p>
            <text:p>Husk at pudse sølvsenenaf inden stegning.</text:p>
          </table:table-cell>
          <table:table-cell office:value-type="string" calcext:value-type="string">
            <text:p>https://www.nemlig.com/kalvemoerbrad-5027083</text:p>
          </table:table-cell>
        </table:table-row>
        <table:table-row table:style-name="ro3">
          <table:table-cell office:value-type="string" calcext:value-type="string">
            <text:p>Dagligvarer &gt; Kolonial &gt; Dressing og saucer &gt; Sauce &gt; Pizza- og pastasauce &gt; Tomatpassata</text:p>
          </table:table-cell>
          <table:table-cell office:value-type="string" calcext:value-type="string">
            <text:p>Tomatpassata</text:p>
          </table:table-cell>
          <table:table-cell office:value-type="string" calcext:value-type="string">
            <text:p>680 g / grov / Cirio</text:p>
          </table:table-cell>
          <table:table-cell/>
          <table:table-cell office:value-type="string" calcext:value-type="string">
            <text:p>16.95</text:p>
          </table:table-cell>
          <table:table-cell office:value-type="string" calcext:value-type="string">
            <text:p>.</text:p>
          </table:table-cell>
          <table:table-cell office:value-type="string" calcext:value-type="string">
            <text:p>Cirio</text:p>
          </table:table-cell>
          <table:table-cell table:number-columns-repeated="9"/>
          <table:table-cell office:value-type="string" calcext:value-type="string">
            <text:p>Grøntkonserves</text:p>
          </table:table-cell>
          <table:table-cell office:value-type="string" calcext:value-type="string">
            <text:p>Tomatpassata</text:p>
            <text:p>Produceret af friske modne tomater, som er groft hakket og groft siet.</text:p>
          </table:table-cell>
          <table:table-cell office:value-type="string" calcext:value-type="string">
            <text:p>https://www.nemlig.com/tomatpassata-5011810</text:p>
          </table:table-cell>
        </table:table-row>
        <table:table-row table:style-name="ro3">
          <table:table-cell office:value-type="string" calcext:value-type="string">
            <text:p>Dagligvarer &gt; Husholdning og bolig &gt; Stearinlys, servietter og festartikler &gt; Servietter &gt; Servietter m. nisse (grå)</text:p>
          </table:table-cell>
          <table:table-cell office:value-type="string" calcext:value-type="string">
            <text:p>Servietter m. nisse (grå)</text:p>
          </table:table-cell>
          <table:table-cell office:value-type="string" calcext:value-type="string">
            <text:p>20 stk. / 24 x 24 cm / 3 lag / Duni</text:p>
          </table:table-cell>
          <table:table-cell office:value-type="string" calcext:value-type="string">
            <text:p>Svanemærket</text:p>
          </table:table-cell>
          <table:table-cell office:value-type="string" calcext:value-type="string">
            <text:p>22.95</text:p>
          </table:table-cell>
          <table:table-cell office:value-type="string" calcext:value-type="string">
            <text:p>.</text:p>
          </table:table-cell>
          <table:table-cell office:value-type="string" calcext:value-type="string">
            <text:p>Duni</text:p>
          </table:table-cell>
          <table:table-cell office:value-type="string" calcext:value-type="string">
            <text:p>Fest, Hjemmet, Jul, Kaffe</text:p>
          </table:table-cell>
          <table:table-cell/>
          <table:table-cell office:value-type="string" calcext:value-type="string">
            <text:p>Grå</text:p>
          </table:table-cell>
          <table:table-cell table:number-columns-repeated="2"/>
          <table:table-cell office:value-type="string" calcext:value-type="string">
            <text:p>FSC-certificeret, Svanemærket</text:p>
          </table:table-cell>
          <table:table-cell table:number-columns-repeated="2"/>
          <table:table-cell office:value-type="string" calcext:value-type="string">
            <text:p>24 x 24 cm</text:p>
          </table:table-cell>
          <table:table-cell office:value-type="string" calcext:value-type="string">
            <text:p>Kaffeservietter, Servietter</text:p>
          </table:table-cell>
          <table:table-cell office:value-type="string" calcext:value-type="string">
            <text:p>Servietter</text:p>
            <text:p>Smuk og blød kaffe eller drinkserviet i grå med nisse på.</text:p>
          </table:table-cell>
          <table:table-cell office:value-type="string" calcext:value-type="string">
            <text:p>https://www.nemlig.com/servietter-m-nisse-graa-5042467</text:p>
          </table:table-cell>
        </table:table-row>
        <table:table-row table:style-name="ro17">
          <table:table-cell office:value-type="string" calcext:value-type="string">
            <text:p>Dagligvarer &gt; Frugt og grønt &gt; Grøntsager &gt; Kartofler &gt; Kartofler Lammefjorden</text:p>
          </table:table-cell>
          <table:table-cell office:value-type="string" calcext:value-type="string">
            <text:p>Kartofler Lammefjorden</text:p>
          </table:table-cell>
          <table:table-cell office:value-type="string" calcext:value-type="string">
            <text:p>2 kg / Belana / Danmark / Klasse 1</text:p>
          </table:table-cell>
          <table:table-cell office:value-type="string" calcext:value-type="string">
            <text:p>Dansk,Nøglehulsmærket</text:p>
          </table:table-cell>
          <table:table-cell office:value-type="string" calcext:value-type="string">
            <text:p>25.00</text:p>
          </table:table-cell>
          <table:table-cell office:value-type="string" calcext:value-type="string">
            <text:p>.</text:p>
          </table:table-cell>
          <table:table-cell office:value-type="string" calcext:value-type="string">
            <text:p>Strandlyst kartofler</text:p>
          </table:table-cell>
          <table:table-cell office:value-type="string" calcext:value-type="string">
            <text:p>Tilbehør</text:p>
          </table:table-cell>
          <table:table-cell office:value-type="string" calcext:value-type="string">
            <text:p>Pose</text:p>
          </table:table-cell>
          <table:table-cell office:value-type="string" calcext:value-type="string">
            <text:p>Gul</text:p>
          </table:table-cell>
          <table:table-cell office:value-type="string" calcext:value-type="string">
            <text:p>Klasse 1</text:p>
          </table:table-cell>
          <table:table-cell/>
          <table:table-cell office:value-type="string" calcext:value-type="string">
            <text:p>Dansk, Nøglehulsmærket</text:p>
          </table:table-cell>
          <table:table-cell office:value-type="string" calcext:value-type="string">
            <text:p>Danmark</text:p>
          </table:table-cell>
          <table:table-cell office:value-type="string" calcext:value-type="string">
            <text:p>Belana</text:p>
          </table:table-cell>
          <table:table-cell/>
          <table:table-cell office:value-type="string" calcext:value-type="string">
            <text:p>Kartoffel</text:p>
          </table:table-cell>
          <table:table-cell office:value-type="string" calcext:value-type="string">
            <text:p>Spisekartofler fra Lammefjorden.</text:p>
            <text:p/>
            <text:p>Kartoflen stammer oprindeligt fra Sydamerika, og ses i dag som en central næringskilde.</text:p>
            <text:p/>
            <text:p/>
            <text:p>Man kan med stor fordel beholde skrællen på kartoflen, da det er her de fleste af vitaminerne sidder. Bare husk at vaske kartoflen ren for jord inden da.</text:p>
            <text:p/>
            <text:p>Hvis kartofler bliver udsat lys via. lamper eller for dagslys, begynder de at blive grønne. Når de bliver grønne udskiller de et stof kaldet solanin, som er giftigt hvis man spiser det i meget store mængder – der er altså tale om at skulle spise grønne kartofler, hver dag, i flere år.</text:p>
            <text:p/>
            <text:p>Hvis kartofler bliver udsat for frost begynder de at danne et sødestof, som gør at kartoflerne bliver meget sødere i smagen. Ligger de derimod for varmt, så begynder de at spire. Så en god temperatur for kartoflen er mellem en 6-8 grader.</text:p>
            <text:p/>
            <text:p>Alle kartoffelsorter kan koges, dog skal nogle koge længere tid end andre, og alle sorter kan steges/bages i ovnen.</text:p>
            <text:p>Dog er de bedste kartofler til kartoffelmos og bagekartofler, de store sorter som Marabel, Ballerina og Elfe.</text:p>
            <text:p/>
            <text:p>Tips:</text:p>
            <text:p>Kartoflen kendetegnes måske bedst ved brun sovs og kartofler, men der findes et hav af lækre opskrifter, kolde som varme, hvor kartoflen bliver til en fantastisk ingrediens.</text:p>
            <text:p/>
            <text:p>Strandlyst - Lammefjordskartofler</text:p>
            <text:p>Siden 1949 har tre generationer, Christian, Kaj og Jesper Andersen arbejdet side om side på Strandlyst, og netop tradition og erfaringer fra generation til generation, har gjort Lammefjordskartofler fra Strandlyst elskede og kendte blandt forbrugerne.</text:p>
            <text:p/>
            <text:p>Her er der er fokus på, at kartoflerne altid har ensartet høj kvalitet, samt at de dyrkes med mindst mulig brug af gødning og plantebeskyttelsesmidler.</text:p>
            <text:p/>
            <text:p>Lammefjordskartofler er betegnelsen for de flotte lyse kartofler, der dyrkes ved Lammefjorden. Netop her giver den fede dyndjord blandet med sand optimale dyrknings-betingelser til kartofler.</text:p>
          </table:table-cell>
          <table:table-cell office:value-type="string" calcext:value-type="string">
            <text:p>https://www.nemlig.com/kartofler-lammefjorden-922667</text:p>
          </table:table-cell>
        </table:table-row>
        <table:table-row table:style-name="ro3">
          <table:table-cell office:value-type="string" calcext:value-type="string">
            <text:p>Dagligvarer &gt; Drikkevarer &gt; Øl &gt; Øltyper &gt; Specialøl &gt; Jørgens favorit mix</text:p>
          </table:table-cell>
          <table:table-cell office:value-type="string" calcext:value-type="string">
            <text:p>Jørgens favorit mix</text:p>
          </table:table-cell>
          <table:table-cell office:value-type="string" calcext:value-type="string">
            <text:p>140 g / KiMs</text:p>
          </table:table-cell>
          <table:table-cell/>
          <table:table-cell office:value-type="string" calcext:value-type="string">
            <text:p>21.25</text:p>
          </table:table-cell>
          <table:table-cell office:value-type="string" calcext:value-type="string">
            <text:p>.</text:p>
          </table:table-cell>
          <table:table-cell office:value-type="string" calcext:value-type="string">
            <text:p>KiMs</text:p>
          </table:table-cell>
          <table:table-cell office:value-type="string" calcext:value-type="string">
            <text:p>Hygge, Snack</text:p>
          </table:table-cell>
          <table:table-cell table:number-columns-repeated="4"/>
          <table:table-cell office:value-type="string" calcext:value-type="string">
            <text:p>Discount</text:p>
          </table:table-cell>
          <table:table-cell table:number-columns-repeated="3"/>
          <table:table-cell office:value-type="string" calcext:value-type="string">
            <text:p>Chips</text:p>
          </table:table-cell>
          <table:table-cell office:value-type="string" calcext:value-type="string">
            <text:p>Jørgens favorit mix</text:p>
            <text:p>Vi har samlet alle Jørgens favoritsnacks, så nu kan du få Ostepops, Salt Skruer, Snack Chips, Griller og Fløjter i én pose. En knasende sprød blanding med noget for enhver smag, når du er sulten for sjov.</text:p>
          </table:table-cell>
          <table:table-cell office:value-type="string" calcext:value-type="string">
            <text:p>https://www.nemlig.com/joergens-favorit-mix-5004348</text:p>
          </table:table-cell>
        </table:table-row>
        <table:table-row table:style-name="ro2">
          <table:table-cell office:value-type="string" calcext:value-type="string">
            <text:p>Dagligvarer &gt; Husholdning og bolig &gt; Stearinlys, servietter og festartikler &gt; Stearinlys &gt; Kronelys (hvid)</text:p>
          </table:table-cell>
          <table:table-cell office:value-type="string" calcext:value-type="string">
            <text:p>Kronelys (hvid)</text:p>
          </table:table-cell>
          <table:table-cell office:value-type="string" calcext:value-type="string">
            <text:p>30 stk. / 100% stearin / brændetid 8 timer / Diana Lys</text:p>
          </table:table-cell>
          <table:table-cell office:value-type="string" calcext:value-type="string">
            <text:p>Svanemærket</text:p>
          </table:table-cell>
          <table:table-cell office:value-type="string" calcext:value-type="string">
            <text:p>79.95</text:p>
          </table:table-cell>
          <table:table-cell office:value-type="string" calcext:value-type="string">
            <text:p>.</text:p>
          </table:table-cell>
          <table:table-cell office:value-type="string" calcext:value-type="string">
            <text:p>Diana Lys</text:p>
          </table:table-cell>
          <table:table-cell office:value-type="string" calcext:value-type="string">
            <text:p>Fest, Fødselsdag, Jul</text:p>
          </table:table-cell>
          <table:table-cell/>
          <table:table-cell office:value-type="string" calcext:value-type="string">
            <text:p>Hvid</text:p>
          </table:table-cell>
          <table:table-cell table:number-columns-repeated="2"/>
          <table:table-cell office:value-type="string" calcext:value-type="string">
            <text:p>100% stearin, Svanemærket</text:p>
          </table:table-cell>
          <table:table-cell table:number-columns-repeated="2"/>
          <table:table-cell office:value-type="string" calcext:value-type="string">
            <text:p>2,3 x 20 cm</text:p>
          </table:table-cell>
          <table:table-cell office:value-type="string" calcext:value-type="string">
            <text:p>Stearinlys</text:p>
          </table:table-cell>
          <table:table-cell office:value-type="string" calcext:value-type="string">
            <text:p>Kronelys</text:p>
            <text:p>Brændetid ca. 8 timer.</text:p>
            <text:p>Lysene er fremstillet af 100% svanemærket stearin.</text:p>
            <text:p>Beskyt de tændte lys mod træk, og efterlad aldrig levende lys uden opsyn.</text:p>
            <text:p>Ret vægen op inden lyset tændes. For at opnå den bedste brænding, bør vægen altid være ca. 1 cm lang.</text:p>
            <text:p>30 stk. stearin kronelys 2,3 x 20 cm.</text:p>
          </table:table-cell>
          <table:table-cell office:value-type="string" calcext:value-type="string">
            <text:p>https://www.nemlig.com/kronelys-hvid-5014195</text:p>
          </table:table-cell>
        </table:table-row>
        <table:table-row table:style-name="ro1">
          <table:table-cell office:value-type="string" calcext:value-type="string">
            <text:p>Dagligvarer &gt; Blomster og have &gt; Potter og vaser &gt; Amalie zink potte sæt a 6 stk.</text:p>
          </table:table-cell>
          <table:table-cell office:value-type="string" calcext:value-type="string">
            <text:p>Amalie zink potte sæt a 6 stk.</text:p>
          </table:table-cell>
          <table:table-cell office:value-type="string" calcext:value-type="string">
            <text:p>Sæt a 6 stk. / Ø:24/22/20/18/16/14 cm</text:p>
          </table:table-cell>
          <table:table-cell/>
          <table:table-cell office:value-type="string" calcext:value-type="string">
            <text:p>275.00</text:p>
          </table:table-cell>
          <table:table-cell office:value-type="string" calcext:value-type="string">
            <text:p>.</text:p>
          </table:table-cell>
          <table:table-cell office:value-type="string" calcext:value-type="string">
            <text:p>B • Green</text:p>
          </table:table-cell>
          <table:table-cell table:number-columns-repeated="9"/>
          <table:table-cell office:value-type="string" calcext:value-type="string">
            <text:p>Potte, Skjuler, Urtepotteskjuler</text:p>
          </table:table-cell>
          <table:table-cell office:value-type="string" calcext:value-type="string">
            <text:p>24x22/22x20/20x18/18x16/16x14/14x12 cm OBS: Uden hul i bunden til vandudløb.</text:p>
          </table:table-cell>
          <table:table-cell office:value-type="string" calcext:value-type="string">
            <text:p>https://www.nemlig.com/amalie-zink-potte-saet-a-6-stk-5009137</text:p>
          </table:table-cell>
        </table:table-row>
        <table:table-row table:style-name="ro7">
          <table:table-cell office:value-type="string" calcext:value-type="string">
            <text:p>Dagligvarer &gt; Slik og kiosk &gt; Slik &gt; Bolcher &gt; Hostebolcher</text:p>
          </table:table-cell>
          <table:table-cell office:value-type="string" calcext:value-type="string">
            <text:p>Hostebolcher</text:p>
          </table:table-cell>
          <table:table-cell office:value-type="string" calcext:value-type="string">
            <text:p>100 g / glutenfri / laktosefri / vegansk / Sømods Bolcher</text:p>
          </table:table-cell>
          <table:table-cell/>
          <table:table-cell office:value-type="string" calcext:value-type="string">
            <text:p>47.00</text:p>
          </table:table-cell>
          <table:table-cell office:value-type="string" calcext:value-type="string">
            <text:p>.</text:p>
          </table:table-cell>
          <table:table-cell office:value-type="string" calcext:value-type="string">
            <text:p>Sømods Bolcher</text:p>
          </table:table-cell>
          <table:table-cell office:value-type="string" calcext:value-type="string">
            <text:p>Fest, Fødselsdag, Gave, Jul, Snack, Veganer, Vegetar</text:p>
          </table:table-cell>
          <table:table-cell table:number-columns-repeated="4"/>
          <table:table-cell office:value-type="string" calcext:value-type="string">
            <text:p>Glutenfri, Laktosefri, Vegansk</text:p>
          </table:table-cell>
          <table:table-cell table:number-columns-repeated="3"/>
          <table:table-cell office:value-type="string" calcext:value-type="string">
            <text:p>Bolcher, Slik</text:p>
          </table:table-cell>
          <table:table-cell office:value-type="string" calcext:value-type="string">
            <text:p>Hostebolcher</text:p>
            <text:p>Hos Sømods Bolcher inddeles lakridsbolcher i 3 kategorier: Stærk lakrids, sød lakrids og syrlig lakrids. Under den stærke lakrids er der yderligere 3 underkategorier: Menthol-stærkt, chili-stærkt og salmiak-stærkt.</text:p>
            <text:p/>
            <text:p>Hostebolcher falder ind under den salmiak stærke kategori. Dette bolche er den traditionelle salmiak-lakrids, med en passende mængde salt til den meget søde lakridsrod. Hostebolcher er et af de ældste lakridsbolcher Sømods Bolcher har produceret og sammen med smagspartneren Dameskrå, udgør duoen det mest solgte bolche.</text:p>
          </table:table-cell>
          <table:table-cell office:value-type="string" calcext:value-type="string">
            <text:p>https://www.nemlig.com/hostebolcher-5043519</text:p>
          </table:table-cell>
        </table:table-row>
        <table:table-row table:style-name="ro3">
          <table:table-cell office:value-type="string" calcext:value-type="string">
            <text:p>Dagligvarer &gt; Drikkevarer &gt; Sodavand &gt; Rød sodavand &gt; Hindbærbrus</text:p>
          </table:table-cell>
          <table:table-cell office:value-type="string" calcext:value-type="string">
            <text:p>Hindbærbrus</text:p>
          </table:table-cell>
          <table:table-cell office:value-type="string" calcext:value-type="string">
            <text:p>6 x 0,50 l / ex. pant / Harboe</text:p>
          </table:table-cell>
          <table:table-cell/>
          <table:table-cell office:value-type="string" calcext:value-type="string">
            <text:p>15.90</text:p>
          </table:table-cell>
          <table:table-cell office:value-type="string" calcext:value-type="string">
            <text:p>.</text:p>
          </table:table-cell>
          <table:table-cell office:value-type="string" calcext:value-type="string">
            <text:p>Harboe</text:p>
          </table:table-cell>
          <table:table-cell table:number-columns-repeated="5"/>
          <table:table-cell office:value-type="string" calcext:value-type="string">
            <text:p>Discount</text:p>
          </table:table-cell>
          <table:table-cell table:number-columns-repeated="3"/>
          <table:table-cell office:value-type="string" calcext:value-type="string">
            <text:p>Sodavand</text:p>
          </table:table-cell>
          <table:table-cell office:value-type="string" calcext:value-type="string">
            <text:p>Hindbærbrus</text:p>
            <text:p>Harboe Hindbærbrus er smagen af søde hindbær og forfriskende brus. Hindbærbrus er en sprudlende sodavand, som er god til fødselsdage, og når børnene skal holde fest.</text:p>
          </table:table-cell>
          <table:table-cell office:value-type="string" calcext:value-type="string">
            <text:p>https://www.nemlig.com/hindbaerbrus-5004219</text:p>
          </table:table-cell>
        </table:table-row>
        <table:table-row table:style-name="ro3">
          <table:table-cell office:value-type="string" calcext:value-type="string">
            <text:p>Dagligvarer &gt; Drikkevarer &gt; Øl &gt; Øltyper &gt; Specialøl &gt; Svaneke Classic 4,6% øko.</text:p>
          </table:table-cell>
          <table:table-cell office:value-type="string" calcext:value-type="string">
            <text:p>Svaneke Classic 4,6% øko.</text:p>
          </table:table-cell>
          <table:table-cell office:value-type="string" calcext:value-type="string">
            <text:p>0,33 l / ex. pant / Svaneke Bryghus</text:p>
          </table:table-cell>
          <table:table-cell office:value-type="string" calcext:value-type="string">
            <text:p>Øko (dansk),Øko (europæisk)</text:p>
          </table:table-cell>
          <table:table-cell office:value-type="string" calcext:value-type="string">
            <text:p>16.00</text:p>
          </table:table-cell>
          <table:table-cell office:value-type="string" calcext:value-type="string">
            <text:p>.</text:p>
          </table:table-cell>
          <table:table-cell office:value-type="string" calcext:value-type="string">
            <text:p>Svaneke Bryghus</text:p>
          </table:table-cell>
          <table:table-cell table:number-columns-repeated="5"/>
          <table:table-cell office:value-type="string" calcext:value-type="string">
            <text:p>Øko (dansk), Øko (europæisk)</text:p>
          </table:table-cell>
          <table:table-cell table:number-columns-repeated="3"/>
          <table:table-cell office:value-type="string" calcext:value-type="string">
            <text:p>Specialøl, Øl</text:p>
          </table:table-cell>
          <table:table-cell office:value-type="string" calcext:value-type="string">
            <text:p>Økologisk Svaneke Classic 4,6%</text:p>
            <text:p>Vores gyldne Classic er generelt sødere, rundere og mindre bitter end en pilsner. Korn, malt og græs hviler i duft og smag. En rigtig tørstslukker og en populær frokost-øl. Går godt til frokost og klassiske danske retter.</text:p>
          </table:table-cell>
          <table:table-cell office:value-type="string" calcext:value-type="string">
            <text:p>https://www.nemlig.com/svaneke-classic-4-6-oeko-5046015</text:p>
          </table:table-cell>
        </table:table-row>
        <table:table-row table:style-name="ro3">
          <table:table-cell office:value-type="string" calcext:value-type="string">
            <text:p>Dagligvarer &gt; Kolonial &gt; Dressing og saucer &gt; Dressing og tilbehør &gt; Mayonnaise &gt; Mayonnaise</text:p>
          </table:table-cell>
          <table:table-cell office:value-type="string" calcext:value-type="string">
            <text:p>Mayonnaise</text:p>
          </table:table-cell>
          <table:table-cell office:value-type="string" calcext:value-type="string">
            <text:p>150 g / Graasten</text:p>
          </table:table-cell>
          <table:table-cell/>
          <table:table-cell office:value-type="string" calcext:value-type="string">
            <text:p>12.95</text:p>
          </table:table-cell>
          <table:table-cell office:value-type="string" calcext:value-type="string">
            <text:p>.</text:p>
          </table:table-cell>
          <table:table-cell office:value-type="string" calcext:value-type="string">
            <text:p>Graasten</text:p>
          </table:table-cell>
          <table:table-cell table:number-columns-repeated="5"/>
          <table:table-cell office:value-type="string" calcext:value-type="string">
            <text:p>Discount</text:p>
          </table:table-cell>
          <table:table-cell table:number-columns-repeated="3"/>
          <table:table-cell office:value-type="string" calcext:value-type="string">
            <text:p>Dressing</text:p>
          </table:table-cell>
          <table:table-cell office:value-type="string" calcext:value-type="string">
            <text:p>Mayonnaise</text:p>
            <text:p>Den Ægte Mayonnaise fra Graasten er rørt på go’ gammeldags manér med rapsolie, æggeblomme og estragoneddike. Den har en dejlig cremet konsistens og en rund smag, der gør den uundværlig på det daglige brød og er prikken over i’et på det store kolde bord. Prøv den sammen med friskpillede rejer på en sprødstegt skive franskbrød – lige til at spise.</text:p>
          </table:table-cell>
          <table:table-cell office:value-type="string" calcext:value-type="string">
            <text:p>https://www.nemlig.com/mayonnaise-5010103</text:p>
          </table:table-cell>
        </table:table-row>
        <table:table-row table:style-name="ro7">
          <table:table-cell office:value-type="string" calcext:value-type="string">
            <text:p>Dagligvarer &gt; Drikkevarer &gt; Kildevand og danskvand &gt; Danskvand uden citrus &gt; Danskvand m. brus</text:p>
          </table:table-cell>
          <table:table-cell office:value-type="string" calcext:value-type="string">
            <text:p>Danskvand m. brus</text:p>
          </table:table-cell>
          <table:table-cell office:value-type="string" calcext:value-type="string">
            <text:p>1,50 l / ex. pant / Egekilde</text:p>
          </table:table-cell>
          <table:table-cell/>
          <table:table-cell office:value-type="string" calcext:value-type="string">
            <text:p>15.00</text:p>
          </table:table-cell>
          <table:table-cell office:value-type="string" calcext:value-type="string">
            <text:p>.</text:p>
          </table:table-cell>
          <table:table-cell office:value-type="string" calcext:value-type="string">
            <text:p>Egekilde</text:p>
          </table:table-cell>
          <table:table-cell office:value-type="string" calcext:value-type="string">
            <text:p>Fødselsdag, Grillmad</text:p>
          </table:table-cell>
          <table:table-cell table:number-columns-repeated="8"/>
          <table:table-cell office:value-type="string" calcext:value-type="string">
            <text:p>Danskvand</text:p>
          </table:table-cell>
          <table:table-cell office:value-type="string" calcext:value-type="string">
            <text:p>Naturlig mineralvand med brus</text:p>
            <text:p>Egekilde har sit udspring dybt nede under de gamle egetræer i en skov på Sydsjælland.</text:p>
            <text:p>Kildens rene, krystalklare vand er nænsomt renset og filtreret ved en århundrede lang sivning gennem områdets kalkholdige undergrund.</text:p>
            <text:p>Dette giver en frisk og uspoleret smag af vand tilsat let brus,- direkte fra kilden i skoven.</text:p>
          </table:table-cell>
          <table:table-cell office:value-type="string" calcext:value-type="string">
            <text:p>https://www.nemlig.com/danskvand-m-brus-5016251</text:p>
          </table:table-cell>
        </table:table-row>
        <table:table-row table:style-name="ro5">
          <table:table-cell office:value-type="string" calcext:value-type="string">
            <text:p>Dagligvarer &gt; Frugt og grønt &gt; Frugt &gt; Meloner &gt; Piel de Sapo melon</text:p>
          </table:table-cell>
          <table:table-cell office:value-type="string" calcext:value-type="string">
            <text:p>Piel de Sapo melon</text:p>
          </table:table-cell>
          <table:table-cell office:value-type="string" calcext:value-type="string">
            <text:p>1 stk. ca. 1,2 kg / Brasilien / Klasse 1</text:p>
          </table:table-cell>
          <table:table-cell/>
          <table:table-cell office:value-type="string" calcext:value-type="string">
            <text:p>25.00</text:p>
          </table:table-cell>
          <table:table-cell office:value-type="string" calcext:value-type="string">
            <text:p>.</text:p>
          </table:table-cell>
          <table:table-cell table:number-columns-repeated="3"/>
          <table:table-cell office:value-type="string" calcext:value-type="string">
            <text:p>Grøn, Hvid</text:p>
          </table:table-cell>
          <table:table-cell office:value-type="string" calcext:value-type="string">
            <text:p>Klasse 1</text:p>
          </table:table-cell>
          <table:table-cell table:number-columns-repeated="2"/>
          <table:table-cell office:value-type="string" calcext:value-type="string">
            <text:p>Spanien</text:p>
          </table:table-cell>
          <table:table-cell office:value-type="string" calcext:value-type="string">
            <text:p>Piel de Sapo</text:p>
          </table:table-cell>
          <table:table-cell/>
          <table:table-cell office:value-type="string" calcext:value-type="string">
            <text:p>Melon</text:p>
          </table:table-cell>
          <table:table-cell office:value-type="string" calcext:value-type="string">
            <text:p>Navnet betyder ”skrubtudseskind” på spansk, eller Frøskindmelon, på dansk.</text:p>
            <text:p/>
            <text:p>Den er rynket, med pletter, og rå i skindet… ligner nærmeste en skrubtudse, (deraf navnet).</text:p>
            <text:p>Kødet er lyst gul-grønligt, sødt og saftigt.</text:p>
            <text:p>Den kan nydes kølig, på en varm sommerdag, eller kan den blandes i en frugtsalat. Bær egner sig specielt godt til det, og kombination af disse smage komplimenterer rigtig godt hinanden. Man kan prøve den også med røget kød (Parma skinke, eksempelvis) eller i en let frokost anretning, sammen med fisk, såsom grillet tun eller skaldyr.</text:p>
            <text:p>De største er altid bedst!</text:p>
            <text:p/>
            <text:p>Hos nemlig.com lægger vi stor vægt på, at kvaliteten på frugt og grønt er høj. Det betyder, at vi vælger at kassere varen, hvis kvaliteten ikke er i orden. I de tilfælde erstatter vi så vidt muligt varen med tilsvarende, der kan skaffes fra en anden leverandør. Derfor forbeholder vi os retten til at levere produkter fra et andet land end det, der stod på hjemmesiden ved bestilling. Alternativet ville være ikke at kunne levere den pågældende vare. Det synes vi er sund fornuft.</text:p>
          </table:table-cell>
          <table:table-cell office:value-type="string" calcext:value-type="string">
            <text:p>https://www.nemlig.com/piel-de-sapo-melon-5029169</text:p>
          </table:table-cell>
        </table:table-row>
        <table:table-row table:style-name="ro12">
          <table:table-cell office:value-type="string" calcext:value-type="string">
            <text:p>Dagligvarer &gt; Pleje og skønhed &gt; Krop- og ansigtspleje &gt; Deodorant &gt; Deo roll-on (dry impact)</text:p>
          </table:table-cell>
          <table:table-cell office:value-type="string" calcext:value-type="string">
            <text:p>Deo roll-on (dry impact)</text:p>
          </table:table-cell>
          <table:table-cell office:value-type="string" calcext:value-type="string">
            <text:p>0,05 l / Nivea for Men</text:p>
          </table:table-cell>
          <table:table-cell/>
          <table:table-cell office:value-type="string" calcext:value-type="string">
            <text:p>19.95</text:p>
          </table:table-cell>
          <table:table-cell office:value-type="string" calcext:value-type="string">
            <text:p>.</text:p>
          </table:table-cell>
          <table:table-cell office:value-type="string" calcext:value-type="string">
            <text:p>Nivea</text:p>
          </table:table-cell>
          <table:table-cell office:value-type="string" calcext:value-type="string">
            <text:p>Kropspleje, Mænd</text:p>
          </table:table-cell>
          <table:table-cell table:number-columns-repeated="7"/>
          <table:table-cell office:value-type="string" calcext:value-type="string">
            <text:p>0,05 l</text:p>
          </table:table-cell>
          <table:table-cell office:value-type="string" calcext:value-type="string">
            <text:p>Deodorant, Roll-on</text:p>
          </table:table-cell>
          <table:table-cell office:value-type="string" calcext:value-type="string">
            <text:p>Nivea roll-on for mænd</text:p>
            <text:p>Deodorant med 48 timers beskyttelse garanterer en behagelig tør fornemmelse på huden og har en let, maskulin duft hele dagen. Den velafbalancerede formel indeholder hverken alkohol eller konserveringsmidler og er den optimale kombination af Niveas milde pleje og sikrer beskyttelse mod ubehagelig lugt.</text:p>
            <text:p>Fås også i andre applikationsformer.</text:p>
            <text:p/>
            <text:p>48 timers effektiv beskyttelse med en let, maskulin duft.</text:p>
          </table:table-cell>
          <table:table-cell office:value-type="string" calcext:value-type="string">
            <text:p>https://www.nemlig.com/deo-roll-on-dry-impact-5044940</text:p>
          </table:table-cell>
        </table:table-row>
        <table:table-row table:style-name="ro13">
          <table:table-cell office:value-type="string" calcext:value-type="string">
            <text:p>Dagligvarer &gt; Blomster og have &gt; Potter og vaser &gt; Jack potte</text:p>
          </table:table-cell>
          <table:table-cell office:value-type="string" calcext:value-type="string">
            <text:p>Jack potte</text:p>
          </table:table-cell>
          <table:table-cell office:value-type="string" calcext:value-type="string">
            <text:p>1 stk. / Ø: 14 cm / H: 14 cm</text:p>
          </table:table-cell>
          <table:table-cell/>
          <table:table-cell office:value-type="string" calcext:value-type="string">
            <text:p>120.00</text:p>
          </table:table-cell>
          <table:table-cell office:value-type="string" calcext:value-type="string">
            <text:p>.</text:p>
          </table:table-cell>
          <table:table-cell office:value-type="string" calcext:value-type="string">
            <text:p>2have</text:p>
          </table:table-cell>
          <table:table-cell office:value-type="string" calcext:value-type="string">
            <text:p>Stueplante</text:p>
          </table:table-cell>
          <table:table-cell table:number-columns-repeated="8"/>
          <table:table-cell office:value-type="string" calcext:value-type="string">
            <text:p>Potte, Skjuler, Urtepotteskjuler</text:p>
          </table:table-cell>
          <table:table-cell office:value-type="string" calcext:value-type="string">
            <text:p>Om 2have:</text:p>
            <text:p/>
            <text:p>2have a/s blev grundlagt i 2002 og er en danskejet grossist-virksomhed, som forhandler brugskunst, gaveartikler og andet tilbehør, specielt til blomster- og brugskunstforretninger samt interiørhuse i Danmark og resten af Skandinavien.</text:p>
            <text:p/>
            <text:p>2have a/s er ikke blot en arbejdsplads, men en livsstil... - et sted, hvor der udvikles, spekuleres, skabes og ikke mindst drømmes om design, former og farver - for altid at være i den gruppe, som tør give et bud på fremtiden - og gør det.</text:p>
            <text:p/>
            <text:p>Bemærk: Ved køb af potte bør du altid gå efter at potten er en smule større i diameter end blomsten den skal bruges til.</text:p>
          </table:table-cell>
          <table:table-cell office:value-type="string" calcext:value-type="string">
            <text:p>https://www.nemlig.com/jack-potte-5048791</text:p>
          </table:table-cell>
        </table:table-row>
        <table:table-row table:style-name="ro16">
          <table:table-cell office:value-type="string" calcext:value-type="string">
            <text:p>Dagligvarer &gt; Drikkevarer &gt; Gustave Lorentz Pinot Noir</text:p>
          </table:table-cell>
          <table:table-cell office:value-type="string" calcext:value-type="string">
            <text:p>Gustave Lorentz Pinot Noir</text:p>
          </table:table-cell>
          <table:table-cell office:value-type="string" calcext:value-type="string">
            <text:p>Frankrig / Alsace / 2017 / vegan / 6 x 0,75 l / rødvin</text:p>
          </table:table-cell>
          <table:table-cell office:value-type="string" calcext:value-type="string">
            <text:p>Øko (europæisk)</text:p>
          </table:table-cell>
          <table:table-cell office:value-type="string" calcext:value-type="string">
            <text:p>1199.70</text:p>
          </table:table-cell>
          <table:table-cell office:value-type="string" calcext:value-type="string">
            <text:p>719.70</text:p>
          </table:table-cell>
          <table:table-cell/>
          <table:table-cell office:value-type="string" calcext:value-type="string">
            <text:p>Lyst kød, Veganer</text:p>
          </table:table-cell>
          <table:table-cell office:value-type="string" calcext:value-type="string">
            <text:p>Kasse</text:p>
          </table:table-cell>
          <table:table-cell table:number-columns-repeated="2"/>
          <table:table-cell office:value-type="string" calcext:value-type="string">
            <text:p>Frankrig</text:p>
          </table:table-cell>
          <table:table-cell office:value-type="string" calcext:value-type="string">
            <text:p>Øko (europæisk)</text:p>
          </table:table-cell>
          <table:table-cell table:number-columns-repeated="3"/>
          <table:table-cell office:value-type="string" calcext:value-type="string">
            <text:p>Rødvin</text:p>
          </table:table-cell>
          <table:table-cell office:value-type="string" calcext:value-type="string">
            <text:p>Gustave Lorentz Pinot Noir Evidence 2017</text:p>
            <text:p>Pinot Noir rykker for alvor i Alsace! Kvaliteten øges år for år, fordi topproducenter som Gustave Lorentz nu omsider tager verdensdruen alvorligt.</text:p>
            <text:p>Prøv selv denne økologiske og herligt frugtrene udgave fra husets populære Evidence-serie!</text:p>
            <text:p>Smuk transparent rubinrød. Storartet næse, som forfører med sine friske noter af jordbær, hindbær og kirsebær, samt elegante strejf af svampe og skovbund.</text:p>
            <text:p>I munden vibrerer vinen af frisk rød bærfrugt. Afslutningen er lang, læskende – og befriende blottet for fadsmag. Drik nu, eller gem 5-7 år fra høståret.</text:p>
            <text:p>Navnet EVIDENCE er valgt med omhu, idet Gustave Lorentz har fået synligt ”bevis” for effekten af omlægning til økologi. Ikke ”kun” i form af sundere vinplanter og druer, men også fordi vildtfuglene er vendt tilbage vinmarkerne! Fuglefjerene på vinens smukke etiket er således en glad hyldest til biodiversiteten.</text:p>
            <text:p>Anbefales til laks og tun, fjerkræ, lyst kød, charcuterie, svamperetter og diverse oste. Nyd vinen ved 15-17°C.</text:p>
            <text:p>Pinot Noir Evidence er fremstillet af 100% Pinot Noir fra Gustave Lorentz’ bedste marker med Pinot Noir, ikke langt fra Grand Cru Altenberg de Bergheim. Parcellernes fornemme soleksponering og den kalkholdige jordbund samvirker om at frembringe et lavt høstudbytte af fineste kvalitet.</text:p>
            <text:p/>
            <text:p>Om vinhuset</text:p>
            <text:p>Bag middelalderlige bymure i pittoreske Bergheim har familieejede Gustave Lorentz haft til huse siden 1836. Med seks generationers opsamlet ekspertise, og med en grower/negociant-profil, der såvel i skala som i kompromisløs kvalitetsbevidsthed matcher Hugel og Maison Trimbach, er det intet under, at Gustave Lorentz regnes blandt de ypperste vinproducenter i hele Alsace.</text:p>
            <text:p>Op mod halvdelen af husets egne 33 hektar er Grand Cru-klassificerede. Men ambitionerne stopper ikke her: Med det klare formål at hæve niveauet yderligere har firmaet siden 1995, med dynamiske George Lorentz ved roret, investeret mere end 50 mio kr i nye, state-of-the-art produktionsfaciliteter, ligesom vine fra egne marker siden 2012 har været økologisk certificerede.</text:p>
          </table:table-cell>
          <table:table-cell office:value-type="string" calcext:value-type="string">
            <text:p>https://www.nemlig.com/gustave-lorentz-pinot-noir-5034826</text:p>
          </table:table-cell>
        </table:table-row>
        <table:table-row table:style-name="ro7">
          <table:table-cell office:value-type="string" calcext:value-type="string">
            <text:p>Dagligvarer &gt; Brød, kiks og kager &gt; Kager &gt; Friskbagte kager &gt; Julekage m. rosiner</text:p>
          </table:table-cell>
          <table:table-cell office:value-type="string" calcext:value-type="string">
            <text:p>Julekage m. rosiner</text:p>
          </table:table-cell>
          <table:table-cell office:value-type="string" calcext:value-type="string">
            <text:p>350 g / Bröd</text:p>
          </table:table-cell>
          <table:table-cell/>
          <table:table-cell office:value-type="string" calcext:value-type="string">
            <text:p>59.95</text:p>
          </table:table-cell>
          <table:table-cell office:value-type="string" calcext:value-type="string">
            <text:p>.</text:p>
          </table:table-cell>
          <table:table-cell office:value-type="string" calcext:value-type="string">
            <text:p>Bröd</text:p>
          </table:table-cell>
          <table:table-cell office:value-type="string" calcext:value-type="string">
            <text:p>Dessert, Hygge, Jul</text:p>
          </table:table-cell>
          <table:table-cell table:number-columns-repeated="8"/>
          <table:table-cell office:value-type="string" calcext:value-type="string">
            <text:p>Kage</text:p>
          </table:table-cell>
          <table:table-cell office:value-type="string" calcext:value-type="string">
            <text:p>Julekage med rosiner</text:p>
            <text:p>Lækker wienerbrødskage med delikat remoncefyld og rosiner - så god som hjemmebag.</text:p>
            <text:p/>
            <text:p>Perfekte til den søde juletid i familiens selskab.</text:p>
          </table:table-cell>
          <table:table-cell office:value-type="string" calcext:value-type="string">
            <text:p>https://www.nemlig.com/julekage-m-rosiner-5018895</text:p>
          </table:table-cell>
        </table:table-row>
        <table:table-row table:style-name="ro3">
          <table:table-cell office:value-type="string" calcext:value-type="string">
            <text:p>Dagligvarer &gt; Kolonial &gt; Bagning &gt; Bageartikler &gt; Krymmel og kagepynt &gt; Kagekrymmel m. kakaosmag øko.</text:p>
          </table:table-cell>
          <table:table-cell office:value-type="string" calcext:value-type="string">
            <text:p>Kagekrymmel m. kakaosmag øko.</text:p>
          </table:table-cell>
          <table:table-cell office:value-type="string" calcext:value-type="string">
            <text:p>60 g / Dr. Oetker</text:p>
          </table:table-cell>
          <table:table-cell office:value-type="string" calcext:value-type="string">
            <text:p>Øko (europæisk)</text:p>
          </table:table-cell>
          <table:table-cell office:value-type="string" calcext:value-type="string">
            <text:p>24.95</text:p>
          </table:table-cell>
          <table:table-cell office:value-type="string" calcext:value-type="string">
            <text:p>.</text:p>
          </table:table-cell>
          <table:table-cell office:value-type="string" calcext:value-type="string">
            <text:p>Dr. Oetker</text:p>
          </table:table-cell>
          <table:table-cell office:value-type="string" calcext:value-type="string">
            <text:p>Bagning, Kager, Pynt</text:p>
          </table:table-cell>
          <table:table-cell table:number-columns-repeated="4"/>
          <table:table-cell office:value-type="string" calcext:value-type="string">
            <text:p>Øko (europæisk)</text:p>
          </table:table-cell>
          <table:table-cell table:number-columns-repeated="3"/>
          <table:table-cell office:value-type="string" calcext:value-type="string">
            <text:p>Bageartikler, Kage</text:p>
          </table:table-cell>
          <table:table-cell office:value-type="string" calcext:value-type="string">
            <text:p>Økoogisk kakaokrymmel</text:p>
            <text:p>Dr. Oetkers økologiske krymmel Earthy Cocoa er for dig, som gerne vil pynte dine økologiske kager med økologisk krymmel. Earthy Cocoa har en lækker smag af kakao, som både børn og voksne elsker.</text:p>
          </table:table-cell>
          <table:table-cell office:value-type="string" calcext:value-type="string">
            <text:p>https://www.nemlig.com/kagekrymmel-m-kakaosmag-oeko-5043596</text:p>
          </table:table-cell>
        </table:table-row>
        <table:table-row table:style-name="ro12">
          <table:table-cell office:value-type="string" calcext:value-type="string">
            <text:p>Dagligvarer &gt; Drikkevarer &gt; Kildevand og danskvand &gt; Danskvand med citrus &gt; Danskvand m. citrus</text:p>
          </table:table-cell>
          <table:table-cell office:value-type="string" calcext:value-type="string">
            <text:p>Danskvand m. citrus</text:p>
          </table:table-cell>
          <table:table-cell office:value-type="string" calcext:value-type="string">
            <text:p>9 x 0,50 l / ex. pant / nemlig basic</text:p>
          </table:table-cell>
          <table:table-cell/>
          <table:table-cell office:value-type="string" calcext:value-type="string">
            <text:p>18.00</text:p>
          </table:table-cell>
          <table:table-cell office:value-type="string" calcext:value-type="string">
            <text:p>.</text:p>
          </table:table-cell>
          <table:table-cell office:value-type="string" calcext:value-type="string">
            <text:p>nemlig basic</text:p>
          </table:table-cell>
          <table:table-cell office:value-type="string" calcext:value-type="string">
            <text:p>Drikke, Madpakke</text:p>
          </table:table-cell>
          <table:table-cell table:number-columns-repeated="4"/>
          <table:table-cell office:value-type="string" calcext:value-type="string">
            <text:p>Discount</text:p>
          </table:table-cell>
          <table:table-cell table:number-columns-repeated="3"/>
          <table:table-cell office:value-type="string" calcext:value-type="string">
            <text:p>Danskvand</text:p>
          </table:table-cell>
          <table:table-cell office:value-type="string" calcext:value-type="string">
            <text:p>Danskvand med citrus</text:p>
            <text:p>Nemlig Basic vand ligger 4 °dH (meget blødt/blødt).</text:p>
            <text:p>Vands totale indhold af opløst calcium og magnesium betegnes som hårdheden. Hårdheden måles i Danmark i tyske hårdhedsgrader (°dH = grad Deutsche Härte), hvor en hårdhedsgrad svarer til 10 mg opløst calciumoxid pr. liter eller 7,19 mg opløst magnesiumoxid pr. liter.</text:p>
            <text:p/>
            <text:p>Leverdør: Danish Bottling Company A/S</text:p>
          </table:table-cell>
          <table:table-cell office:value-type="string" calcext:value-type="string">
            <text:p>https://www.nemlig.com/danskvand-m-citrus-5017253</text:p>
          </table:table-cell>
        </table:table-row>
        <table:table-row table:style-name="ro2">
          <table:table-cell office:value-type="string" calcext:value-type="string">
            <text:p>Dagligvarer &gt; Drikkevarer &gt; Juice, smoothies og shots &gt; Appelsinjuice &gt; Appelsinjuice m. frugtkød</text:p>
          </table:table-cell>
          <table:table-cell office:value-type="string" calcext:value-type="string">
            <text:p>Appelsinjuice m. frugtkød</text:p>
          </table:table-cell>
          <table:table-cell office:value-type="string" calcext:value-type="string">
            <text:p>0,90 l / ex. pant / Innocent</text:p>
          </table:table-cell>
          <table:table-cell office:value-type="string" calcext:value-type="string">
            <text:p>KØL</text:p>
          </table:table-cell>
          <table:table-cell office:value-type="string" calcext:value-type="string">
            <text:p>29.95</text:p>
          </table:table-cell>
          <table:table-cell office:value-type="string" calcext:value-type="string">
            <text:p>.</text:p>
          </table:table-cell>
          <table:table-cell office:value-type="string" calcext:value-type="string">
            <text:p>Innocent</text:p>
          </table:table-cell>
          <table:table-cell office:value-type="string" calcext:value-type="string">
            <text:p>Brunch, Morgenmad</text:p>
          </table:table-cell>
          <table:table-cell table:number-columns-repeated="4"/>
          <table:table-cell office:value-type="string" calcext:value-type="string">
            <text:p>KØL</text:p>
          </table:table-cell>
          <table:table-cell table:number-columns-repeated="3"/>
          <table:table-cell office:value-type="string" calcext:value-type="string">
            <text:p>Juice</text:p>
          </table:table-cell>
          <table:table-cell office:value-type="string" calcext:value-type="string">
            <text:p>Appelsinjuice med frugtkød</text:p>
            <text:p>Hvis du foretrækker, at din juice smager så lækkert som overhovedet muligt, er du kommet til rette sted. Her har du nemlig juicen til dem, der gerne vil nyde hele frugten. Vi har selvfølgelig fjernet skrællerne, men juicen og det smagfulde frugtkød er præcis, som det skal være. Og fordi vi stræber efter at fremskaffe de mest smagfulde appelsiner, kan du være sikker på, at du drikker den bedste juice, vi kan lave.</text:p>
            <text:p/>
            <text:p>- aldrig fra koncentrat</text:p>
            <text:p>- der er 11 saftige appelsiner i hver 900ml karaffel</text:p>
            <text:p>- der er 1 portion frugt i et 150ml glas</text:p>
          </table:table-cell>
          <table:table-cell office:value-type="string" calcext:value-type="string">
            <text:p>https://www.nemlig.com/appelsinjuice-m-frugtkoed-5042001</text:p>
          </table:table-cell>
        </table:table-row>
        <table:table-row table:style-name="ro6">
          <table:table-cell office:value-type="string" calcext:value-type="string">
            <text:p>Dagligvarer &gt; Baby, børn og legetøj &gt; Babymad og modermælkserstatning &gt; Modermælkserstatning og tilskudsblanding &gt; Tilskudsblanding 2</text:p>
          </table:table-cell>
          <table:table-cell office:value-type="string" calcext:value-type="string">
            <text:p>Tilskudsblanding 2</text:p>
          </table:table-cell>
          <table:table-cell office:value-type="string" calcext:value-type="string">
            <text:p>800 g / pulver / 6+ mdr. / Nestlé - NAN EXPERTPRO HA 2</text:p>
          </table:table-cell>
          <table:table-cell/>
          <table:table-cell office:value-type="string" calcext:value-type="string">
            <text:p>120.00</text:p>
          </table:table-cell>
          <table:table-cell office:value-type="string" calcext:value-type="string">
            <text:p>.</text:p>
          </table:table-cell>
          <table:table-cell office:value-type="string" calcext:value-type="string">
            <text:p>Nestlé</text:p>
          </table:table-cell>
          <table:table-cell office:value-type="string" calcext:value-type="string">
            <text:p>Baby</text:p>
          </table:table-cell>
          <table:table-cell table:number-columns-repeated="8"/>
          <table:table-cell office:value-type="string" calcext:value-type="string">
            <text:p>Tilskudsblanding</text:p>
          </table:table-cell>
          <table:table-cell office:value-type="string" calcext:value-type="string">
            <text:p>Tilskudsblanding NAN HA 2</text:p>
            <text:p>NAN EXPERTPRO H.A. 2 er en mælkebaseret tilskudsblanding. NAN EXPERTPRO H.A. 2 kan gives fra 6 måneder.</text:p>
            <text:p/>
            <text:p>Følg altid instruktionerne nøje. Tilbered én flaske ad gangen, giv maden med det samme, og smid resterne ud. Hold barnet, når du mader, så barnet ikke får maden galt i halsen. Barnet kan blive sygt af forkert dosering, og hvis vandet ikke koges og flasken ikke skoldes før brug. Sørg for korrekt opbevaring, tilberedning og madning, så sundhedsrisici undgås.</text:p>
            <text:p/>
            <text:p>Tilberedning:</text:p>
            <text:p>1. Vask hænder, før du begynder tilberedningen.</text:p>
            <text:p>2. Rengør flaske, sut og låg grundigt. Kog delene i 5 minutter. Opbevar delene tildækket indtil næste måltid.</text:p>
            <text:p>3. Kog vand i 5 min, og lad vandet køle af til ca. 40°C.</text:p>
            <text:p>4. Se doseringstabellen for barnets alder, og fyld den rette mængde lunkent vand i flasken. Anvend kun den medfølgende måleske.</text:p>
            <text:p>5. Tilsæt det rigtige antal strøgne måleskeer.</text:p>
            <text:p>6. Luk emballagen omhyggeligt efter hver brug, op opbevar den tørt og køligt.</text:p>
            <text:p/>
            <text:p>Vigtigt:</text:p>
            <text:p>Modermælk er bedst for barnet. Fortsæt med at amme så længe som muligt. Rådfør dig med sundhedsplejersken, før du vælger modermælkserstatning.</text:p>
          </table:table-cell>
          <table:table-cell office:value-type="string" calcext:value-type="string">
            <text:p>https://www.nemlig.com/tilskudsblanding-2-5042807</text:p>
          </table:table-cell>
        </table:table-row>
        <table:table-row table:style-name="ro3">
          <table:table-cell office:value-type="string" calcext:value-type="string">
            <text:p>Dagligvarer &gt; Kolonial &gt; Dressing og saucer &gt; Dressing og tilbehør &gt; Salatdressing &gt; Dressing m. honning og sennep</text:p>
          </table:table-cell>
          <table:table-cell office:value-type="string" calcext:value-type="string">
            <text:p>Dressing m. honning og sennep</text:p>
          </table:table-cell>
          <table:table-cell office:value-type="string" calcext:value-type="string">
            <text:p>0,35 l / Cardini's</text:p>
          </table:table-cell>
          <table:table-cell/>
          <table:table-cell office:value-type="string" calcext:value-type="string">
            <text:p>29.95</text:p>
          </table:table-cell>
          <table:table-cell office:value-type="string" calcext:value-type="string">
            <text:p>.</text:p>
          </table:table-cell>
          <table:table-cell office:value-type="string" calcext:value-type="string">
            <text:p>Cardini's</text:p>
          </table:table-cell>
          <table:table-cell table:number-columns-repeated="9"/>
          <table:table-cell office:value-type="string" calcext:value-type="string">
            <text:p>Dressing</text:p>
          </table:table-cell>
          <table:table-cell office:value-type="string" calcext:value-type="string">
            <text:p>Dressing med honning og sennep</text:p>
            <text:p>Cardini har omhyggeligt afstemt sennepens pikante smag med honningens søde nektar. Anvendes f.eks. til laks og kylling.</text:p>
          </table:table-cell>
          <table:table-cell office:value-type="string" calcext:value-type="string">
            <text:p>https://www.nemlig.com/dressing-m-honning-og-sennep-5011834</text:p>
          </table:table-cell>
        </table:table-row>
        <table:table-row table:style-name="ro10">
          <table:table-cell office:value-type="string" calcext:value-type="string">
            <text:p>Dagligvarer &gt; Drikkevarer &gt; P.Maufoux Chardonnay Horizon</text:p>
          </table:table-cell>
          <table:table-cell office:value-type="string" calcext:value-type="string">
            <text:p>P.Maufoux Chardonnay Horizon</text:p>
          </table:table-cell>
          <table:table-cell office:value-type="string" calcext:value-type="string">
            <text:p>Frankrig / Sydfrankrig / 2019 / 0,75 l / hvidvin</text:p>
          </table:table-cell>
          <table:table-cell/>
          <table:table-cell office:value-type="string" calcext:value-type="string">
            <text:p>139.95</text:p>
          </table:table-cell>
          <table:table-cell office:value-type="string" calcext:value-type="string">
            <text:p>.</text:p>
          </table:table-cell>
          <table:table-cell/>
          <table:table-cell office:value-type="string" calcext:value-type="string">
            <text:p>Fisk</text:p>
          </table:table-cell>
          <table:table-cell office:value-type="string" calcext:value-type="string">
            <text:p>Skruelåg</text:p>
          </table:table-cell>
          <table:table-cell table:number-columns-repeated="2"/>
          <table:table-cell office:value-type="string" calcext:value-type="string">
            <text:p>Frankrig</text:p>
          </table:table-cell>
          <table:table-cell table:number-columns-repeated="4"/>
          <table:table-cell office:value-type="string" calcext:value-type="string">
            <text:p>Hvidvin</text:p>
          </table:table-cell>
          <table:table-cell office:value-type="string" calcext:value-type="string">
            <text:p>Horizon du Sud Chardonnay 2019</text:p>
            <text:p>100 % Chardonnay. 100 % sydfransk charme. Bourgognehuset Prosper Maufoux står bag denne letdrikkelige og utrolig elegante Chardonnay fra det sydlige Frankrig.</text:p>
            <text:p/>
            <text:p>Vinen byder på en lys, gul farve med et gyldent, vibrerende spil. En insisterende duft af sommerblomster trænger sig på i næsen, hvor noter af citrus og moden ananas kappes om at gøre sig dominerende. En sitrende smag af ferske pærer og sødmefuld honning træder frem i den behageligt runde afslutning. Blød, fyldig og afbalanceret Chardonnay, der med sin friskhed er som skabt til terrassestunder og varme strandture, men den kan også anvendes til sofahygge. Horizon du Sud Chardonnay er alsidigheden selv og kan gå til det meste. Et rigtig godt glas til prisen!</text:p>
            <text:p/>
            <text:p>Ratings:</text:p>
            <text:p>90/100 Barego'mad - mad &amp; vinblog</text:p>
            <text:p/>
            <text:p>Horizon du Sud Chardonnay passer godt til grillet fisk og skaldyr, men kan også nydes som aperitif. Vinen er gæret og modnet på ståltank for en mere autentisk gengivelse af druesort og voksested.</text:p>
            <text:p/>
            <text:p>Prosper Maufoux har hovedsæde i Santenay i Bourgogne, og deres portefølje omfatter det meste af Bourgogne fra det kølige Chablis i nord til det sydlige og varmere Mâcon. Nadine Gublin, der er blevet kåret som ’’årets winemaker i Frankrig’’ hos magasinet Revue de Vin de France, arbejder som fast ønologisk konsulent for det store og anerkendte hus, der laver vin i alle prisklasser, men altid af høj kvalitet.</text:p>
          </table:table-cell>
          <table:table-cell office:value-type="string" calcext:value-type="string">
            <text:p>https://www.nemlig.com/p-maufoux-chardonnay-horizon-5015600</text:p>
          </table:table-cell>
        </table:table-row>
        <table:table-row table:style-name="ro1">
          <table:table-cell office:value-type="string" calcext:value-type="string">
            <text:p>Dagligvarer &gt; Drikkevarer &gt; Sodavand &gt; Andre sodavandsvarianter &gt; Rabarbersodavand øko.</text:p>
          </table:table-cell>
          <table:table-cell office:value-type="string" calcext:value-type="string">
            <text:p>Rabarbersodavand øko.</text:p>
          </table:table-cell>
          <table:table-cell office:value-type="string" calcext:value-type="string">
            <text:p>0,66 l / ex. pant / Macarn</text:p>
          </table:table-cell>
          <table:table-cell office:value-type="string" calcext:value-type="string">
            <text:p>Øko (dansk),Øko (europæisk)</text:p>
          </table:table-cell>
          <table:table-cell office:value-type="string" calcext:value-type="string">
            <text:p>24.95</text:p>
          </table:table-cell>
          <table:table-cell office:value-type="string" calcext:value-type="string">
            <text:p>.</text:p>
          </table:table-cell>
          <table:table-cell office:value-type="string" calcext:value-type="string">
            <text:p>Macarn</text:p>
          </table:table-cell>
          <table:table-cell office:value-type="string" calcext:value-type="string">
            <text:p>Drikke</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Sodavand</text:p>
          </table:table-cell>
          <table:table-cell office:value-type="string" calcext:value-type="string">
            <text:p>Økologisk Rabarber sodavand</text:p>
          </table:table-cell>
          <table:table-cell office:value-type="string" calcext:value-type="string">
            <text:p>https://www.nemlig.com/rabarbersodavand-oeko-5040875</text:p>
          </table:table-cell>
        </table:table-row>
        <table:table-row table:style-name="ro2">
          <table:table-cell office:value-type="string" calcext:value-type="string">
            <text:p>Dagligvarer &gt; Drikkevarer &gt; Juice, smoothies og shots &gt; Ingefærshots &gt; Ingefærshot øko.</text:p>
          </table:table-cell>
          <table:table-cell office:value-type="string" calcext:value-type="string">
            <text:p>Ingefærshot øko.</text:p>
          </table:table-cell>
          <table:table-cell office:value-type="string" calcext:value-type="string">
            <text:p>0,25 l / ex. pant / Urtekram</text:p>
          </table:table-cell>
          <table:table-cell office:value-type="string" calcext:value-type="string">
            <text:p>Øko (dansk),Øko (europæisk)</text:p>
          </table:table-cell>
          <table:table-cell office:value-type="string" calcext:value-type="string">
            <text:p>37.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Øko (dansk), Øko (europæisk)</text:p>
          </table:table-cell>
          <table:table-cell table:number-columns-repeated="3"/>
          <table:table-cell office:value-type="string" calcext:value-type="string">
            <text:p>Shots</text:p>
          </table:table-cell>
          <table:table-cell office:value-type="string" calcext:value-type="string">
            <text:p>Økologisk Gingershot</text:p>
            <text:p>Give it a shot og kickstart dagen med et opfriskende ingefær shot; klar til brug direkte fra køleskabet.</text:p>
            <text:p/>
            <text:p>Prøv fx også at tilsætte en smule til din smoothie eller juice, for at give en lidt mere markant, let frisk smag. Bør omrystes inden brug.</text:p>
            <text:p/>
            <text:p>250 mL svarer til cirka 12 shot. Der bruges 100 g frugt/grønt pr. 100 ml. shot.</text:p>
          </table:table-cell>
          <table:table-cell office:value-type="string" calcext:value-type="string">
            <text:p>https://www.nemlig.com/ingefaershot-oeko-5025188</text:p>
          </table:table-cell>
        </table:table-row>
        <table:table-row table:style-name="ro1">
          <table:table-cell office:value-type="string" calcext:value-type="string">
            <text:p>Dagligvarer &gt; Økologi og inspiration &gt; Verdenskøkkener &gt; USA</text:p>
          </table:table-cell>
          <table:table-cell table:number-columns-repeated="2"/>
          <table:table-cell office:value-type="string" calcext:value-type="string">
            <text:p>KØL,KØL,KØL,KØL,Dansk,KØL,KØL,KØL,Dansk,KØL,KØL,KØL,KØL,Dansk,KØL,Dansk,KØL,Dansk,KØL,Dansk,KØL,KØL,KØL,Dansk,KØL,Øko (dansk),Øko (europæisk)</text:p>
          </table:table-cell>
          <table:table-cell office:value-type="string" calcext:value-type="string">
            <text:p>219.95</text:p>
          </table:table-cell>
          <table:table-cell office:value-type="string" calcext:value-type="string">
            <text:p>189.95</text:p>
          </table:table-cell>
          <table:table-cell table:number-columns-repeated="12"/>
          <table:table-cell office:value-type="string" calcext:value-type="string">
            <text:p>https://www.nemlig.com/dagligvarer/temaer/verdenskoekkener/usa</text:p>
          </table:table-cell>
        </table:table-row>
        <table:table-row table:style-name="ro9">
          <table:table-cell office:value-type="string" calcext:value-type="string">
            <text:p>Dagligvarer &gt; Kolonial &gt; Tapasspecialiteter &gt; Pesto &gt; Grøn Pesto øko.</text:p>
          </table:table-cell>
          <table:table-cell office:value-type="string" calcext:value-type="string">
            <text:p>Grøn Pesto øko.</text:p>
          </table:table-cell>
          <table:table-cell office:value-type="string" calcext:value-type="string">
            <text:p>130 g / vegansk / SpiZe</text:p>
          </table:table-cell>
          <table:table-cell office:value-type="string" calcext:value-type="string">
            <text:p>Øko (europæisk)</text:p>
          </table:table-cell>
          <table:table-cell office:value-type="string" calcext:value-type="string">
            <text:p>34.95</text:p>
          </table:table-cell>
          <table:table-cell office:value-type="string" calcext:value-type="string">
            <text:p>.</text:p>
          </table:table-cell>
          <table:table-cell office:value-type="string" calcext:value-type="string">
            <text:p>Zelected Foods</text:p>
          </table:table-cell>
          <table:table-cell office:value-type="string" calcext:value-type="string">
            <text:p>Bruschetta, Pasta, Sandwich, Tapas, Tilbehør</text:p>
          </table:table-cell>
          <table:table-cell office:value-type="string" calcext:value-type="string">
            <text:p>Glas</text:p>
          </table:table-cell>
          <table:table-cell table:number-columns-repeated="3"/>
          <table:table-cell office:value-type="string" calcext:value-type="string">
            <text:p>Vegansk, Øko (europæisk)</text:p>
          </table:table-cell>
          <table:table-cell table:number-columns-repeated="3"/>
          <table:table-cell office:value-type="string" calcext:value-type="string">
            <text:p>Pesto</text:p>
          </table:table-cell>
          <table:table-cell office:value-type="string" calcext:value-type="string">
            <text:p>Økologisk vegansk grøn pesto</text:p>
            <text:p>SpiZe Vegansk Grøn Pesto giver dig den karaktistiske friske smag af basilikum fra provinsen Ligurien i det nordlige Italien, fint afstemt med de øvrige ingredienser, hvor soya og cashewnødder erstatter osten.</text:p>
            <text:p>Prøv SpiZe Vegansk Grøn Pesto som topping eller som tilbehør til vegetariske og veganske retter. Eller server pestoen som dip til stænger af agurk, blegselleri og gulerod.</text:p>
          </table:table-cell>
          <table:table-cell office:value-type="string" calcext:value-type="string">
            <text:p>https://www.nemlig.com/groen-pesto-oeko-5047799</text:p>
          </table:table-cell>
        </table:table-row>
        <table:table-row table:style-name="ro3">
          <table:table-cell office:value-type="string" calcext:value-type="string">
            <text:p>Dagligvarer &gt; Kolonial &gt; Dressing og saucer &gt; Dressing og tilbehør &gt; Sennep &gt; Fransk sennep (sød)</text:p>
          </table:table-cell>
          <table:table-cell office:value-type="string" calcext:value-type="string">
            <text:p>Fransk sennep (sød)</text:p>
          </table:table-cell>
          <table:table-cell office:value-type="string" calcext:value-type="string">
            <text:p>425 g / Bähncke</text:p>
          </table:table-cell>
          <table:table-cell/>
          <table:table-cell office:value-type="string" calcext:value-type="string">
            <text:p>8.45</text:p>
          </table:table-cell>
          <table:table-cell office:value-type="string" calcext:value-type="string">
            <text:p>.</text:p>
          </table:table-cell>
          <table:table-cell office:value-type="string" calcext:value-type="string">
            <text:p>Bähncke</text:p>
          </table:table-cell>
          <table:table-cell table:number-columns-repeated="5"/>
          <table:table-cell office:value-type="string" calcext:value-type="string">
            <text:p>Discount</text:p>
          </table:table-cell>
          <table:table-cell table:number-columns-repeated="3"/>
          <table:table-cell office:value-type="string" calcext:value-type="string">
            <text:p>Sennep</text:p>
          </table:table-cell>
          <table:table-cell office:value-type="string" calcext:value-type="string">
            <text:p>Sød fransk sennep fra Bähncke er en original smagsoplevelse.</text:p>
            <text:p>Bähncke sød sennep er en sennep med en sød og mild smag.</text:p>
          </table:table-cell>
          <table:table-cell office:value-type="string" calcext:value-type="string">
            <text:p>https://www.nemlig.com/fransk-sennep-soed-102199</text:p>
          </table:table-cell>
        </table:table-row>
        <table:table-row table:style-name="ro2">
          <table:table-cell office:value-type="string" calcext:value-type="string">
            <text:p>Dagligvarer &gt; Baby, børn og legetøj &gt; Babymad og modermælkserstatning &gt; Babysnacks &gt; Nutripuffs m. banan øko.</text:p>
          </table:table-cell>
          <table:table-cell office:value-type="string" calcext:value-type="string">
            <text:p>Nutripuffs m. banan øko.</text:p>
          </table:table-cell>
          <table:table-cell office:value-type="string" calcext:value-type="string">
            <text:p>35 g / og hindbær / 8+ mdr. / Naturnes</text:p>
          </table:table-cell>
          <table:table-cell office:value-type="string" calcext:value-type="string">
            <text:p>Øko (europæisk)</text:p>
          </table:table-cell>
          <table:table-cell office:value-type="string" calcext:value-type="string">
            <text:p>19.95</text:p>
          </table:table-cell>
          <table:table-cell office:value-type="string" calcext:value-type="string">
            <text:p>.</text:p>
          </table:table-cell>
          <table:table-cell/>
          <table:table-cell office:value-type="string" calcext:value-type="string">
            <text:p>Baby</text:p>
          </table:table-cell>
          <table:table-cell table:number-columns-repeated="4"/>
          <table:table-cell office:value-type="string" calcext:value-type="string">
            <text:p>Øko (europæisk)</text:p>
          </table:table-cell>
          <table:table-cell table:number-columns-repeated="3"/>
          <table:table-cell office:value-type="string" calcext:value-type="string">
            <text:p>Babymad, Snack</text:p>
          </table:table-cell>
          <table:table-cell office:value-type="string" calcext:value-type="string">
            <text:p>Snack puffs med banan og hindbær</text:p>
            <text:p>Nestlé Nutripuffs - et spændende og lækkert mellemmåltid til babyer fra 8 måneder og opefter.</text:p>
            <text:p>Den praktiske indpakning indeholder gode havre- og hvedepuffs med tørret banan og hindbær, der let smelter på tungen og er nemme selv at spise.</text:p>
            <text:p/>
            <text:p>Dit barn vil med sikkerhed synes, at de små puffs er sjove at spise med hænderne - på den måde får de endda også øvet deres finmotorik, når de spiser Nutripuffs.</text:p>
            <text:p>De sjove puffs er derfor et oplagt mellemmåltid til børn over 8 måneder.</text:p>
          </table:table-cell>
          <table:table-cell office:value-type="string" calcext:value-type="string">
            <text:p>https://www.nemlig.com/nutripuffs-m-banan-oeko-5045810</text:p>
          </table:table-cell>
        </table:table-row>
        <table:table-row table:style-name="ro9">
          <table:table-cell office:value-type="string" calcext:value-type="string">
            <text:p>Dagligvarer &gt; Frost &gt; Is &gt; Isvafler &gt; Vaffelis m. rabarber øko.</text:p>
          </table:table-cell>
          <table:table-cell office:value-type="string" calcext:value-type="string">
            <text:p>Vaffelis m. rabarber øko.</text:p>
          </table:table-cell>
          <table:table-cell office:value-type="string" calcext:value-type="string">
            <text:p>4 stk. / 0,50 l / frost / Hansens Flødeis</text:p>
          </table:table-cell>
          <table:table-cell office:value-type="string" calcext:value-type="string">
            <text:p>Frost,Øko (dansk),Øko (europæisk)</text:p>
          </table:table-cell>
          <table:table-cell office:value-type="string" calcext:value-type="string">
            <text:p>69.95</text:p>
          </table:table-cell>
          <table:table-cell office:value-type="string" calcext:value-type="string">
            <text:p>.</text:p>
          </table:table-cell>
          <table:table-cell office:value-type="string" calcext:value-type="string">
            <text:p>Hansens Flødeis</text:p>
          </table:table-cell>
          <table:table-cell office:value-type="string" calcext:value-type="string">
            <text:p>Dessert</text:p>
          </table:table-cell>
          <table:table-cell table:number-columns-repeated="4"/>
          <table:table-cell office:value-type="string" calcext:value-type="string">
            <text:p>Frost, Øko (dansk), Øko (europæisk)</text:p>
          </table:table-cell>
          <table:table-cell table:number-columns-repeated="3"/>
          <table:table-cell office:value-type="string" calcext:value-type="string">
            <text:p>Is, Isvaffel</text:p>
          </table:table-cell>
          <table:table-cell office:value-type="string" calcext:value-type="string">
            <text:p>Rabarber Isvaffel øko.</text:p>
            <text:p/>
            <text:p>Æske med 4 x isvafler af økologisk rabarberflødeis med hvid chokolade og rålakrids. Hansens rabarber isvaffel er fremstillet med omhu på Hansens Mejeri i Jægerspris. I dag er det fjerde generation, Hansen-brødrene Anders og Rasmus, der fører traditionen med de oprindelige isvafler videre. Mælken henter vi selv på Svanholm og Stensbølgård, og rabarbergrøden koger vi også selv på mejeriet. Rålakridsen er 100% ren lakrids fra Kalabrien i Syditalien.</text:p>
          </table:table-cell>
          <table:table-cell office:value-type="string" calcext:value-type="string">
            <text:p>https://www.nemlig.com/vaffelis-m-rabarber-oeko-5028830</text:p>
          </table:table-cell>
        </table:table-row>
        <table:table-row table:style-name="ro5">
          <table:table-cell office:value-type="string" calcext:value-type="string">
            <text:p>Dagligvarer &gt; Pleje og skønhed &gt; Tandpleje &gt; Tandbørster &gt; Tandbørste t. børn 6-9 år</text:p>
          </table:table-cell>
          <table:table-cell office:value-type="string" calcext:value-type="string">
            <text:p>Tandbørste t. børn 6-9 år</text:p>
          </table:table-cell>
          <table:table-cell office:value-type="string" calcext:value-type="string">
            <text:p>1 stk/ blød/ rød el. blå / Jordan - Junior</text:p>
          </table:table-cell>
          <table:table-cell/>
          <table:table-cell office:value-type="string" calcext:value-type="string">
            <text:p>19.95</text:p>
          </table:table-cell>
          <table:table-cell office:value-type="string" calcext:value-type="string">
            <text:p>.</text:p>
          </table:table-cell>
          <table:table-cell office:value-type="string" calcext:value-type="string">
            <text:p>Jordan</text:p>
          </table:table-cell>
          <table:table-cell office:value-type="string" calcext:value-type="string">
            <text:p>Børn</text:p>
          </table:table-cell>
          <table:table-cell/>
          <table:table-cell office:value-type="string" calcext:value-type="string">
            <text:p>Blå, Rød</text:p>
          </table:table-cell>
          <table:table-cell table:number-columns-repeated="6"/>
          <table:table-cell office:value-type="string" calcext:value-type="string">
            <text:p>Tandbørste, Tandpleje</text:p>
          </table:table-cell>
          <table:table-cell office:value-type="string" calcext:value-type="string">
            <text:p>Tandbørste 6-9 år</text:p>
            <text:p>Børn i alderen 6-9 år forstår hvorfor det er vigtigt at børste tænderne og har sandsynligvis også været hos tandlægen.</text:p>
            <text:p/>
            <text:p>Udfordringen for disse børn er at børste korrekt, da de veksler mellem mælketænder, permanente tænder og store mellemrum. En ujævn tandstilling stiller krav til børsten på tandbørsten. Step 6-9 år har derfor en rund og tæt børste for optimal rengøring af kindtænder samt vanskelige områder mellem tænder og tandkød. Selve skaftet er rundt, hvilket giver god rotationsmulighed og et godt greb for både børn og voksne. I lighed med Step 3-5 år kommer Step 6-9 år med et spændende tillægsprodukt som varierer over tid - et praktisk rejseetui i cool farver eller en holder med charms af forskellig slags.</text:p>
            <text:p/>
            <text:p>Hele Step by Step serien er blevet tildelt den norske designpris: Merket for god design.</text:p>
            <text:p/>
            <text:p>Bemærk, at de leveres i assorterede farver og designs, hvorfor man ikke selv vælge, hvilken man modtager.</text:p>
          </table:table-cell>
          <table:table-cell office:value-type="string" calcext:value-type="string">
            <text:p>https://www.nemlig.com/tandboerste-t-boern-6-9-aar-5018151</text:p>
          </table:table-cell>
        </table:table-row>
        <table:table-row table:style-name="ro3">
          <table:table-cell office:value-type="string" calcext:value-type="string">
            <text:p>Dagligvarer &gt; Pleje og skønhed &gt; Krop- og ansigtspleje &gt; Håndsæbe og håndsprit &gt; Håndsæbe (flydende)</text:p>
          </table:table-cell>
          <table:table-cell office:value-type="string" calcext:value-type="string">
            <text:p>Håndsæbe (flydende)</text:p>
          </table:table-cell>
          <table:table-cell office:value-type="string" calcext:value-type="string">
            <text:p>0,30 l / m. mælk og honning / Palmolive - Naturals</text:p>
          </table:table-cell>
          <table:table-cell/>
          <table:table-cell office:value-type="string" calcext:value-type="string">
            <text:p>19.95</text:p>
          </table:table-cell>
          <table:table-cell office:value-type="string" calcext:value-type="string">
            <text:p>15.96</text:p>
          </table:table-cell>
          <table:table-cell office:value-type="string" calcext:value-type="string">
            <text:p>Palmolive</text:p>
          </table:table-cell>
          <table:table-cell table:number-columns-repeated="9"/>
          <table:table-cell office:value-type="string" calcext:value-type="string">
            <text:p>Håndsæbe</text:p>
          </table:table-cell>
          <table:table-cell office:value-type="string" calcext:value-type="string">
            <text:p>Palmolive Flydende Håndsæbe med Milk &amp; Honey - Nourishing</text:p>
            <text:p>Palmolive "Nourishing" er en cremet sæbefri formular beriget med 100% naturlig ekstrakt af honning. Den beskytter hænderne fra at tørre ud og gør den bløde. Dermatologisk testet.</text:p>
          </table:table-cell>
          <table:table-cell office:value-type="string" calcext:value-type="string">
            <text:p>https://www.nemlig.com/haandsaebe-flydende-5032098</text:p>
          </table:table-cell>
        </table:table-row>
        <table:table-row table:style-name="ro3">
          <table:table-cell office:value-type="string" calcext:value-type="string">
            <text:p>Dagligvarer &gt; Pleje og skønhed &gt; Hårprodukter &gt; Shampoo &gt; Shampoo (anti-skæl)</text:p>
          </table:table-cell>
          <table:table-cell office:value-type="string" calcext:value-type="string">
            <text:p>Shampoo (anti-skæl)</text:p>
          </table:table-cell>
          <table:table-cell office:value-type="string" calcext:value-type="string">
            <text:p>0,50 l /m. brændenælde/vegansk / Urtekram - Nettle</text:p>
          </table:table-cell>
          <table:table-cell office:value-type="string" calcext:value-type="string">
            <text:p>Ecocert</text:p>
          </table:table-cell>
          <table:table-cell office:value-type="string" calcext:value-type="string">
            <text:p>69.95</text:p>
          </table:table-cell>
          <table:table-cell office:value-type="string" calcext:value-type="string">
            <text:p>.</text:p>
          </table:table-cell>
          <table:table-cell office:value-type="string" calcext:value-type="string">
            <text:p>Urtekram</text:p>
          </table:table-cell>
          <table:table-cell office:value-type="string" calcext:value-type="string">
            <text:p>Hårpleje</text:p>
          </table:table-cell>
          <table:table-cell table:number-columns-repeated="4"/>
          <table:table-cell office:value-type="string" calcext:value-type="string">
            <text:p>Ecocert</text:p>
          </table:table-cell>
          <table:table-cell table:number-columns-repeated="2"/>
          <table:table-cell office:value-type="string" calcext:value-type="string">
            <text:p>0,50 l</text:p>
          </table:table-cell>
          <table:table-cell office:value-type="string" calcext:value-type="string">
            <text:p>Hårpleje, Shampoo</text:p>
          </table:table-cell>
          <table:table-cell office:value-type="string" calcext:value-type="string">
            <text:p>Vegansk shampoo (anti-skæl) fra Urtekram</text:p>
            <text:p>Brændenælde har været brugt i tusindvis af år i den gamle urtemedicintradition. Nu kan du give din hårbund nyt liv med brændenældens kraft, magnoliebarkekstrakt og plejende aloe vera.</text:p>
          </table:table-cell>
          <table:table-cell office:value-type="string" calcext:value-type="string">
            <text:p>https://www.nemlig.com/shampoo-anti-skael-5019633</text:p>
          </table:table-cell>
        </table:table-row>
        <table:table-row table:style-name="ro7">
          <table:table-cell office:value-type="string" calcext:value-type="string">
            <text:p>Dagligvarer &gt; Husholdning og bolig &gt; Boligtilbehør &gt; Lysholdere til juletræslys</text:p>
          </table:table-cell>
          <table:table-cell office:value-type="string" calcext:value-type="string">
            <text:p>Lysholdere til juletræslys</text:p>
          </table:table-cell>
          <table:table-cell office:value-type="string" calcext:value-type="string">
            <text:p>6 stk. / 16,70 cm / sølv / Det Gamle Apotek</text:p>
          </table:table-cell>
          <table:table-cell/>
          <table:table-cell office:value-type="string" calcext:value-type="string">
            <text:p>49.95</text:p>
          </table:table-cell>
          <table:table-cell office:value-type="string" calcext:value-type="string">
            <text:p>.</text:p>
          </table:table-cell>
          <table:table-cell office:value-type="string" calcext:value-type="string">
            <text:p>Det Gamle Apotek</text:p>
          </table:table-cell>
          <table:table-cell office:value-type="string" calcext:value-type="string">
            <text:p>Hjemmet, Jul, Pynt</text:p>
          </table:table-cell>
          <table:table-cell/>
          <table:table-cell office:value-type="string" calcext:value-type="string">
            <text:p>Sølv</text:p>
          </table:table-cell>
          <table:table-cell table:number-columns-repeated="5"/>
          <table:table-cell office:value-type="string" calcext:value-type="string">
            <text:p>16,7 cm</text:p>
          </table:table-cell>
          <table:table-cell office:value-type="string" calcext:value-type="string">
            <text:p>Juletræslyseholder, Lysholder</text:p>
          </table:table-cell>
          <table:table-cell office:value-type="string" calcext:value-type="string">
            <text:p>Lysholdere til juletræslys</text:p>
            <text:p>Lysholder til juletræslys i sølv.</text:p>
            <text:p/>
            <text:p>Højde: 16,7 cm.</text:p>
          </table:table-cell>
          <table:table-cell office:value-type="string" calcext:value-type="string">
            <text:p>https://www.nemlig.com/lysholdere-til-juletraeslys-5048253</text:p>
          </table:table-cell>
        </table:table-row>
        <table:table-row table:style-name="ro9">
          <table:table-cell office:value-type="string" calcext:value-type="string">
            <text:p>Dagligvarer &gt; Kød og fisk &gt; Kylling &gt; Kyllingefilet &gt; Nudler</text:p>
          </table:table-cell>
          <table:table-cell office:value-type="string" calcext:value-type="string">
            <text:p>Nudler</text:p>
          </table:table-cell>
          <table:table-cell office:value-type="string" calcext:value-type="string">
            <text:p>250 g / Bon Asia</text:p>
          </table:table-cell>
          <table:table-cell/>
          <table:table-cell office:value-type="string" calcext:value-type="string">
            <text:p>5.00</text:p>
          </table:table-cell>
          <table:table-cell office:value-type="string" calcext:value-type="string">
            <text:p>.</text:p>
          </table:table-cell>
          <table:table-cell office:value-type="string" calcext:value-type="string">
            <text:p>Bon Asia</text:p>
          </table:table-cell>
          <table:table-cell office:value-type="string" calcext:value-type="string">
            <text:p>Wok</text:p>
          </table:table-cell>
          <table:table-cell table:number-columns-repeated="4"/>
          <table:table-cell office:value-type="string" calcext:value-type="string">
            <text:p>Discount</text:p>
          </table:table-cell>
          <table:table-cell table:number-columns-repeated="3"/>
          <table:table-cell office:value-type="string" calcext:value-type="string">
            <text:p>Nudler</text:p>
          </table:table-cell>
          <table:table-cell office:value-type="string" calcext:value-type="string">
            <text:p>Nudler</text:p>
            <text:p>Nudlerne er gode tilsuppe og wokretter.</text:p>
            <text:p>Tilberedelse: Kog nudlerne i rigeligt med vand i omkring 4-5 minutter. Herefter skylles nudlerne kortvarigt i koldt vand, hvorefter de steges på en varm pande i ca. 3 minutter. Skal nudlerne anvendes i en wokret, skal de ikke koges i mere end 4 minutter, da de skal koges færdig i wokken.</text:p>
          </table:table-cell>
          <table:table-cell office:value-type="string" calcext:value-type="string">
            <text:p>https://www.nemlig.com/nudler-5021343</text:p>
          </table:table-cell>
        </table:table-row>
        <table:table-row table:style-name="ro3">
          <table:table-cell office:value-type="string" calcext:value-type="string">
            <text:p>Dagligvarer &gt; Kolonial &gt; Bagning &gt; Nødder &gt; Pistacienødder &gt; Pistacienødder</text:p>
          </table:table-cell>
          <table:table-cell office:value-type="string" calcext:value-type="string">
            <text:p>Pistacienødder</text:p>
          </table:table-cell>
          <table:table-cell office:value-type="string" calcext:value-type="string">
            <text:p>80 g / ristede og saltede / Earth Control</text:p>
          </table:table-cell>
          <table:table-cell/>
          <table:table-cell office:value-type="string" calcext:value-type="string">
            <text:p>25.00</text:p>
          </table:table-cell>
          <table:table-cell office:value-type="string" calcext:value-type="string">
            <text:p>.</text:p>
          </table:table-cell>
          <table:table-cell office:value-type="string" calcext:value-type="string">
            <text:p>Earth Control, System Frugt - Earth Control</text:p>
          </table:table-cell>
          <table:table-cell office:value-type="string" calcext:value-type="string">
            <text:p>Snack</text:p>
          </table:table-cell>
          <table:table-cell table:number-columns-repeated="8"/>
          <table:table-cell office:value-type="string" calcext:value-type="string">
            <text:p>Nødder</text:p>
          </table:table-cell>
          <table:table-cell office:value-type="string" calcext:value-type="string">
            <text:p>Ristede og saltede pistacienødder er velegnet som snack og i salater med mere. Såfremt skallen fjernes.</text:p>
            <text:p>Kan indeholde spor af nødder og jordnødder.</text:p>
          </table:table-cell>
          <table:table-cell office:value-type="string" calcext:value-type="string">
            <text:p>https://www.nemlig.com/pistacienoedder-5003689</text:p>
          </table:table-cell>
        </table:table-row>
        <table:table-row table:style-name="ro14">
          <table:table-cell office:value-type="string" calcext:value-type="string">
            <text:p>Dagligvarer &gt; Køl og mejeri &gt; Frisk pasta &gt; Pasta med fyld &gt; Ravioli &gt; Ravioli (frisk) øko.</text:p>
          </table:table-cell>
          <table:table-cell office:value-type="string" calcext:value-type="string">
            <text:p>Ravioli (frisk) øko.</text:p>
          </table:table-cell>
          <table:table-cell office:value-type="string" calcext:value-type="string">
            <text:p>200 g / m. basilikum / Naturli'</text:p>
          </table:table-cell>
          <table:table-cell office:value-type="string" calcext:value-type="string">
            <text:p>KØL,Øko (europæisk)</text:p>
          </table:table-cell>
          <table:table-cell office:value-type="string" calcext:value-type="string">
            <text:p>27.95</text:p>
          </table:table-cell>
          <table:table-cell office:value-type="string" calcext:value-type="string">
            <text:p>.</text:p>
          </table:table-cell>
          <table:table-cell office:value-type="string" calcext:value-type="string">
            <text:p>Naturli'</text:p>
          </table:table-cell>
          <table:table-cell table:number-columns-repeated="5"/>
          <table:table-cell office:value-type="string" calcext:value-type="string">
            <text:p>Glutenfri, KØL, Vegansk, Øko (europæisk)</text:p>
          </table:table-cell>
          <table:table-cell table:number-columns-repeated="3"/>
          <table:table-cell office:value-type="string" calcext:value-type="string">
            <text:p>Pasta</text:p>
          </table:table-cell>
          <table:table-cell office:value-type="string" calcext:value-type="string">
            <text:p>Naturli´Ravioli med basilikum</text:p>
            <text:p>Naturli økologisk glutenfri ravioli med basilikum er perfekt til en lækker hurtig middag.</text:p>
            <text:p/>
            <text:p>Tilberedning</text:p>
            <text:p>1 liter vand med 1 tsk. salt bringes i kog. Når vandet koget tilsættes pastaen.</text:p>
            <text:p>Kogetid er 1-2 minutter.</text:p>
            <text:p>Når pastaen er færdig, sigtes vandet fra og servér. velbekomme.</text:p>
            <text:p/>
            <text:p>Opbevares ved max. +6° C.</text:p>
            <text:p>Bruges inden for 3 dage efter åbning.</text:p>
          </table:table-cell>
          <table:table-cell office:value-type="string" calcext:value-type="string">
            <text:p>https://www.nemlig.com/ravioli-frisk-oeko-5040026</text:p>
          </table:table-cell>
        </table:table-row>
        <table:table-row table:style-name="ro3">
          <table:table-cell office:value-type="string" calcext:value-type="string">
            <text:p>Dagligvarer &gt; Brød, kiks og kager &gt; Hele brød &gt; Grovbrød &gt; Grov sandwichbrød</text:p>
          </table:table-cell>
          <table:table-cell office:value-type="string" calcext:value-type="string">
            <text:p>Grov sandwichbrød</text:p>
          </table:table-cell>
          <table:table-cell office:value-type="string" calcext:value-type="string">
            <text:p>800 g / Schulstad - Levebrød</text:p>
          </table:table-cell>
          <table:table-cell office:value-type="string" calcext:value-type="string">
            <text:p>Fuldkornsmærket,Nøglehulsmærket</text:p>
          </table:table-cell>
          <table:table-cell office:value-type="string" calcext:value-type="string">
            <text:p>19.95</text:p>
          </table:table-cell>
          <table:table-cell office:value-type="string" calcext:value-type="string">
            <text:p>.</text:p>
          </table:table-cell>
          <table:table-cell office:value-type="string" calcext:value-type="string">
            <text:p>Schulstad</text:p>
          </table:table-cell>
          <table:table-cell office:value-type="string" calcext:value-type="string">
            <text:p>Morgenmad, Sandwich</text:p>
          </table:table-cell>
          <table:table-cell table:number-columns-repeated="4"/>
          <table:table-cell office:value-type="string" calcext:value-type="string">
            <text:p>Fuldkornsmærket, Nøglehulsmærket</text:p>
          </table:table-cell>
          <table:table-cell table:number-columns-repeated="3"/>
          <table:table-cell office:value-type="string" calcext:value-type="string">
            <text:p>Brød</text:p>
          </table:table-cell>
          <table:table-cell office:value-type="string" calcext:value-type="string">
            <text:p>Grov Sandwichbrød</text:p>
            <text:p>Et groft og blødt sandwichbrød med 38 gram fuldkorn pr. 100 gram, 9% fibre og ca. 18 gram fuldkorn pr. skive.</text:p>
          </table:table-cell>
          <table:table-cell office:value-type="string" calcext:value-type="string">
            <text:p>https://www.nemlig.com/grov-sandwichbroed-5044232</text:p>
          </table:table-cell>
        </table:table-row>
        <table:table-row table:style-name="ro3">
          <table:table-cell office:value-type="string" calcext:value-type="string">
            <text:p>Dagligvarer &gt; Drikkevarer &gt; Spiritus &gt; Whisky &gt; Wittons scotch (40%)</text:p>
          </table:table-cell>
          <table:table-cell office:value-type="string" calcext:value-type="string">
            <text:p>Wittons scotch (40%)</text:p>
          </table:table-cell>
          <table:table-cell office:value-type="string" calcext:value-type="string">
            <text:p>0,70 l / Whisky</text:p>
          </table:table-cell>
          <table:table-cell/>
          <table:table-cell office:value-type="string" calcext:value-type="string">
            <text:p>78.95</text:p>
          </table:table-cell>
          <table:table-cell office:value-type="string" calcext:value-type="string">
            <text:p>.</text:p>
          </table:table-cell>
          <table:table-cell office:value-type="string" calcext:value-type="string">
            <text:p>Wittons</text:p>
          </table:table-cell>
          <table:table-cell office:value-type="string" calcext:value-type="string">
            <text:p>Drinks</text:p>
          </table:table-cell>
          <table:table-cell table:number-columns-repeated="4"/>
          <table:table-cell office:value-type="string" calcext:value-type="string">
            <text:p>Discount</text:p>
          </table:table-cell>
          <table:table-cell table:number-columns-repeated="3"/>
          <table:table-cell office:value-type="string" calcext:value-type="string">
            <text:p>Whisky</text:p>
          </table:table-cell>
          <table:table-cell office:value-type="string" calcext:value-type="string">
            <text:p>Wittons scotch</text:p>
            <text:p>Witton er 100% Original Scotch Whisky, som er blevet destilleret, ældet og blandet i Skotland Highlands. De særlige malt og korn, der anvendes giver til Witton's en typisk blød smag, værdsat af kendere. Destilleret, ældet og blandet i Skotland. Farven er justeret med Karamel.</text:p>
          </table:table-cell>
          <table:table-cell office:value-type="string" calcext:value-type="string">
            <text:p>https://www.nemlig.com/wittons-scotch-40-922705</text:p>
          </table:table-cell>
        </table:table-row>
        <table:table-row table:style-name="ro1">
          <table:table-cell office:value-type="string" calcext:value-type="string">
            <text:p>Dagligvarer &gt; Frugt og grønt &gt; Frugt &gt; Æbler &gt; Æble gala</text:p>
          </table:table-cell>
          <table:table-cell office:value-type="string" calcext:value-type="string">
            <text:p>Æble gala</text:p>
          </table:table-cell>
          <table:table-cell office:value-type="string" calcext:value-type="string">
            <text:p>1 stk. / Danmark / Klasse 1</text:p>
          </table:table-cell>
          <table:table-cell/>
          <table:table-cell office:value-type="string" calcext:value-type="string">
            <text:p>2.50</text:p>
          </table:table-cell>
          <table:table-cell office:value-type="string" calcext:value-type="string">
            <text:p>.</text:p>
          </table:table-cell>
          <table:table-cell table:number-columns-repeated="11"/>
          <table:table-cell office:value-type="string" calcext:value-type="string">
            <text:p>Gala er en æblesort som stammer fra New Zealand og er en krydsning af Kidds Orange og Golden Delicios. Der findes flere varianter af Gala, men de mest dyrkede hedder Royal gala og gala must. Royal Gala er kendt for dens meget søde smag.</text:p>
          </table:table-cell>
          <table:table-cell office:value-type="string" calcext:value-type="string">
            <text:p>https://www.nemlig.com/aeble-gala-5016291</text:p>
          </table:table-cell>
        </table:table-row>
        <table:table-row table:style-name="ro9">
          <table:table-cell office:value-type="string" calcext:value-type="string">
            <text:p>Dagligvarer &gt; Frost &gt; Supper og nem mad &gt; Forårsruller og snacks &gt; Forårsruller m. oksekød</text:p>
          </table:table-cell>
          <table:table-cell office:value-type="string" calcext:value-type="string">
            <text:p>Forårsruller m. oksekød</text:p>
          </table:table-cell>
          <table:table-cell office:value-type="string" calcext:value-type="string">
            <text:p>800 g / 8 stk. / frost / Daloon</text:p>
          </table:table-cell>
          <table:table-cell office:value-type="string" calcext:value-type="string">
            <text:p>Frost</text:p>
          </table:table-cell>
          <table:table-cell office:value-type="string" calcext:value-type="string">
            <text:p>27.95</text:p>
          </table:table-cell>
          <table:table-cell office:value-type="string" calcext:value-type="string">
            <text:p>.</text:p>
          </table:table-cell>
          <table:table-cell office:value-type="string" calcext:value-type="string">
            <text:p>Daloon</text:p>
          </table:table-cell>
          <table:table-cell table:number-columns-repeated="5"/>
          <table:table-cell office:value-type="string" calcext:value-type="string">
            <text:p>Discount, Frost</text:p>
          </table:table-cell>
          <table:table-cell table:number-columns-repeated="3"/>
          <table:table-cell office:value-type="string" calcext:value-type="string">
            <text:p>Færdigret</text:p>
          </table:table-cell>
          <table:table-cell office:value-type="string" calcext:value-type="string">
            <text:p>Classic forårsrullen er med sit lækre fyld af dansk hvidkål og oksekød et sikkert hit. Steg forårsrullerne på panden og server med eksempelvis en gang karrynudler, eller en grøn salat.</text:p>
            <text:p/>
            <text:p>Tilberedning: Friture- eller pandestegning.</text:p>
          </table:table-cell>
          <table:table-cell office:value-type="string" calcext:value-type="string">
            <text:p>https://www.nemlig.com/foraarsruller-m-oksekoed-804006</text:p>
          </table:table-cell>
        </table:table-row>
        <table:table-row table:style-name="ro3">
          <table:table-cell office:value-type="string" calcext:value-type="string">
            <text:p>Dagligvarer &gt; Drikkevarer &gt; Sodavand &gt; Cola &gt; Coca-Cola</text:p>
          </table:table-cell>
          <table:table-cell office:value-type="string" calcext:value-type="string">
            <text:p>Coca-Cola</text:p>
          </table:table-cell>
          <table:table-cell office:value-type="string" calcext:value-type="string">
            <text:p>1,50 l / ex. pant / Coca-Cola</text:p>
          </table:table-cell>
          <table:table-cell/>
          <table:table-cell office:value-type="string" calcext:value-type="string">
            <text:p>14.95</text:p>
          </table:table-cell>
          <table:table-cell office:value-type="string" calcext:value-type="string">
            <text:p>.</text:p>
          </table:table-cell>
          <table:table-cell office:value-type="string" calcext:value-type="string">
            <text:p>Coca Cola</text:p>
          </table:table-cell>
          <table:table-cell office:value-type="string" calcext:value-type="string">
            <text:p>Drikke, Drinks, Fødselsdag, Grillmad</text:p>
          </table:table-cell>
          <table:table-cell table:number-columns-repeated="8"/>
          <table:table-cell office:value-type="string" calcext:value-type="string">
            <text:p>Cola, Sodavand</text:p>
          </table:table-cell>
          <table:table-cell office:value-type="string" calcext:value-type="string">
            <text:p>Coca-Cola</text:p>
            <text:p>Sød og fyldig og på samme tid dejlig frisk. Det er da også hele verdens foretrukne læskedrik med 1 milliard flasker, der dagligt langes over disken. Coca-Cola skulle have været en kur mod hovedpine, men i stedet fik J. Pemberton udviklet en sirup, som i kombination med kulsyre og vand blev til en af verdens mest kendte mærkevarer.</text:p>
          </table:table-cell>
          <table:table-cell office:value-type="string" calcext:value-type="string">
            <text:p>https://www.nemlig.com/coca-cola-1004013</text:p>
          </table:table-cell>
        </table:table-row>
        <table:table-row table:style-name="ro3">
          <table:table-cell office:value-type="string" calcext:value-type="string">
            <text:p>Dagligvarer &gt; Kolonial &gt; Dressing og saucer &gt; Sauce &gt; Tacosauce og salsa &gt; Chunky salsa (hot)</text:p>
          </table:table-cell>
          <table:table-cell office:value-type="string" calcext:value-type="string">
            <text:p>Chunky salsa (hot)</text:p>
          </table:table-cell>
          <table:table-cell office:value-type="string" calcext:value-type="string">
            <text:p>230 g / Santa Maria - Tex Mex</text:p>
          </table:table-cell>
          <table:table-cell/>
          <table:table-cell office:value-type="string" calcext:value-type="string">
            <text:p>21.95</text:p>
          </table:table-cell>
          <table:table-cell office:value-type="string" calcext:value-type="string">
            <text:p>15.37</text:p>
          </table:table-cell>
          <table:table-cell office:value-type="string" calcext:value-type="string">
            <text:p>Santa Maria</text:p>
          </table:table-cell>
          <table:table-cell table:number-columns-repeated="9"/>
          <table:table-cell office:value-type="string" calcext:value-type="string">
            <text:p>Sauce</text:p>
          </table:table-cell>
          <table:table-cell office:value-type="string" calcext:value-type="string">
            <text:p>Chunky salsa (hot)</text:p>
            <text:p>En stærk mexicansk tomatsauce med stykker af tomat, chili, jalapeño og løg. Chunky Salsa passer til al mexicansk mad, men også som en fyldig sauce til bl.a. hamburgere, gryderetter, stegt kød og retter med kødfars.</text:p>
          </table:table-cell>
          <table:table-cell office:value-type="string" calcext:value-type="string">
            <text:p>https://www.nemlig.com/chunky-salsa-hot-5023479</text:p>
          </table:table-cell>
        </table:table-row>
        <table:table-row table:style-name="ro3">
          <table:table-cell office:value-type="string" calcext:value-type="string">
            <text:p>Dagligvarer &gt; Køl og mejeri &gt; Frisk pasta &gt; Pasta uden fyld &gt; Andet frisk pasta uden fyld &gt; Farfalle m. fuldkorn øko.</text:p>
          </table:table-cell>
          <table:table-cell office:value-type="string" calcext:value-type="string">
            <text:p>Farfalle m. fuldkorn øko.</text:p>
          </table:table-cell>
          <table:table-cell office:value-type="string" calcext:value-type="string">
            <text:p>500 g / Delverde</text:p>
          </table:table-cell>
          <table:table-cell office:value-type="string" calcext:value-type="string">
            <text:p>Øko (europæisk)</text:p>
          </table:table-cell>
          <table:table-cell office:value-type="string" calcext:value-type="string">
            <text:p>19.95</text:p>
          </table:table-cell>
          <table:table-cell office:value-type="string" calcext:value-type="string">
            <text:p>.</text:p>
          </table:table-cell>
          <table:table-cell office:value-type="string" calcext:value-type="string">
            <text:p>Delverde</text:p>
          </table:table-cell>
          <table:table-cell table:number-columns-repeated="5"/>
          <table:table-cell office:value-type="string" calcext:value-type="string">
            <text:p>Øko (europæisk)</text:p>
          </table:table-cell>
          <table:table-cell table:number-columns-repeated="3"/>
          <table:table-cell office:value-type="string" calcext:value-type="string">
            <text:p>Pasta</text:p>
          </table:table-cell>
          <table:table-cell office:value-type="string" calcext:value-type="string">
            <text:p>Økologiske sløjfer</text:p>
            <text:p>Økologisk fuldkornspasta af durumhvede med kildevand fra floden Verde.</text:p>
          </table:table-cell>
          <table:table-cell office:value-type="string" calcext:value-type="string">
            <text:p>https://www.nemlig.com/farfalle-m-fuldkorn-oeko-5041143</text:p>
          </table:table-cell>
        </table:table-row>
        <table:table-row table:style-name="ro3">
          <table:table-cell office:value-type="string" calcext:value-type="string">
            <text:p>Dagligvarer &gt; Køl og mejeri &gt; Færdigretter på køl &gt; Supper &gt; Kartoffel - porresuppe</text:p>
          </table:table-cell>
          <table:table-cell office:value-type="string" calcext:value-type="string">
            <text:p>Kartoffel - porresuppe</text:p>
          </table:table-cell>
          <table:table-cell office:value-type="string" calcext:value-type="string">
            <text:p>0,42 l / frost / Cofoco Food</text:p>
          </table:table-cell>
          <table:table-cell office:value-type="string" calcext:value-type="string">
            <text:p>Frost</text:p>
          </table:table-cell>
          <table:table-cell office:value-type="string" calcext:value-type="string">
            <text:p>47.95</text:p>
          </table:table-cell>
          <table:table-cell office:value-type="string" calcext:value-type="string">
            <text:p>38.36</text:p>
          </table:table-cell>
          <table:table-cell office:value-type="string" calcext:value-type="string">
            <text:p>Cofoco</text:p>
          </table:table-cell>
          <table:table-cell table:number-columns-repeated="5"/>
          <table:table-cell office:value-type="string" calcext:value-type="string">
            <text:p>Frost</text:p>
          </table:table-cell>
          <table:table-cell table:number-columns-repeated="3"/>
          <table:table-cell office:value-type="string" calcext:value-type="string">
            <text:p>Convenience, Færdigret, Suppe</text:p>
          </table:table-cell>
          <table:table-cell office:value-type="string" calcext:value-type="string">
            <text:p>Cremet og tyk suppe</text:p>
            <text:p>Lavet med kartofler, porrer, boullion og fløde. Suppen er blendet en ekstra gang, så den er ekstra glat og lind. Servér med et godt stykke ristet flüte, og pynt med friske krydderurter. Varm bøtten under en varm hane med låget på og derefter hæld/put suppen i en gryde og varm langsomt op.</text:p>
          </table:table-cell>
          <table:table-cell office:value-type="string" calcext:value-type="string">
            <text:p>https://www.nemlig.com/kartoffel-porresuppe-5009262</text:p>
          </table:table-cell>
        </table:table-row>
        <table:table-row table:style-name="ro13">
          <table:table-cell office:value-type="string" calcext:value-type="string">
            <text:p>Dagligvarer &gt; Pleje og skønhed &gt; Tandpleje &gt; Mundskyl &gt; Mundskyl mod plak (grøn)</text:p>
          </table:table-cell>
          <table:table-cell office:value-type="string" calcext:value-type="string">
            <text:p>Mundskyl mod plak (grøn)</text:p>
          </table:table-cell>
          <table:table-cell office:value-type="string" calcext:value-type="string">
            <text:p>0,50 l / soft mint / Colgate - Plax</text:p>
          </table:table-cell>
          <table:table-cell/>
          <table:table-cell office:value-type="string" calcext:value-type="string">
            <text:p>39.95</text:p>
          </table:table-cell>
          <table:table-cell office:value-type="string" calcext:value-type="string">
            <text:p>.</text:p>
          </table:table-cell>
          <table:table-cell office:value-type="string" calcext:value-type="string">
            <text:p>Colgate</text:p>
          </table:table-cell>
          <table:table-cell table:number-columns-repeated="2"/>
          <table:table-cell office:value-type="string" calcext:value-type="string">
            <text:p>Grøn</text:p>
          </table:table-cell>
          <table:table-cell table:number-columns-repeated="6"/>
          <table:table-cell office:value-type="string" calcext:value-type="string">
            <text:p>Mundskyl, Tandpleje</text:p>
          </table:table-cell>
          <table:table-cell office:value-type="string" calcext:value-type="string">
            <text:p>Colgate Plax Soft Mint Mundskyl</text:p>
            <text:p>Denne mundskyl er alkoholfri og giver 24/7* beskyttelse mod plak, antibakteriel beskyttelse og dårlig ånde kontrol.</text:p>
            <text:p>Beskytter mod karies, styrker emaljen og effektiv bakterie bekæmpelse.</text:p>
            <text:p>Med soft mint smag.</text:p>
            <text:p>Er klinisk testet af tandlæger.</text:p>
            <text:p/>
            <text:p>* Ved brug to gange dagligt</text:p>
          </table:table-cell>
          <table:table-cell office:value-type="string" calcext:value-type="string">
            <text:p>https://www.nemlig.com/mundskyl-mod-plak-groen-5030496</text:p>
          </table:table-cell>
        </table:table-row>
        <table:table-row table:style-name="ro9">
          <table:table-cell office:value-type="string" calcext:value-type="string">
            <text:p>Dagligvarer &gt; Kolonial &gt; Bagning &gt; Tørret frugt og bær &gt; Rosiner &gt; Sultana rosiner øko.</text:p>
          </table:table-cell>
          <table:table-cell office:value-type="string" calcext:value-type="string">
            <text:p>Sultana rosiner øko.</text:p>
          </table:table-cell>
          <table:table-cell office:value-type="string" calcext:value-type="string">
            <text:p>400 g / Urtekram</text:p>
          </table:table-cell>
          <table:table-cell office:value-type="string" calcext:value-type="string">
            <text:p>Øko (dansk),Øko (europæisk)</text:p>
          </table:table-cell>
          <table:table-cell office:value-type="string" calcext:value-type="string">
            <text:p>29.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Øko (dansk), Øko (europæisk)</text:p>
          </table:table-cell>
          <table:table-cell table:number-columns-repeated="3"/>
          <table:table-cell office:value-type="string" calcext:value-type="string">
            <text:p>Rosiner</text:p>
          </table:table-cell>
          <table:table-cell office:value-type="string" calcext:value-type="string">
            <text:p>Sultana rosiner fra Tyrkiet</text:p>
            <text:p>Søde og gyldne sultanasrosiner,der har slikket masser af sol. Spis dem som snack eller udblød dem f.eks. natten over ikoldt vand i køleskabet, så er de ekstra lækre og saftige i salaten.</text:p>
            <text:p>Sultanas rosiner er ekstra gode at bage med, da de ikke bliver hårde under bagningen.</text:p>
          </table:table-cell>
          <table:table-cell office:value-type="string" calcext:value-type="string">
            <text:p>https://www.nemlig.com/sultana-rosiner-oeko-5015521</text:p>
          </table:table-cell>
        </table:table-row>
        <table:table-row table:style-name="ro1">
          <table:table-cell office:value-type="string" calcext:value-type="string">
            <text:p>Dagligvarer &gt; Kolonial &gt; Dressing og saucer &gt; Sauce &gt; Soyasauce &gt; Soyasauce Teriyaki</text:p>
          </table:table-cell>
          <table:table-cell office:value-type="string" calcext:value-type="string">
            <text:p>Soyasauce Teriyaki</text:p>
          </table:table-cell>
          <table:table-cell office:value-type="string" calcext:value-type="string">
            <text:p>0,25 l / Kikkoman</text:p>
          </table:table-cell>
          <table:table-cell/>
          <table:table-cell office:value-type="string" calcext:value-type="string">
            <text:p>34.95</text:p>
          </table:table-cell>
          <table:table-cell office:value-type="string" calcext:value-type="string">
            <text:p>.</text:p>
          </table:table-cell>
          <table:table-cell office:value-type="string" calcext:value-type="string">
            <text:p>Kikkoman</text:p>
          </table:table-cell>
          <table:table-cell table:number-columns-repeated="9"/>
          <table:table-cell office:value-type="string" calcext:value-type="string">
            <text:p>Krydderi</text:p>
          </table:table-cell>
          <table:table-cell office:value-type="string" calcext:value-type="string">
            <text:p>Kikkoman teriyaki marinade &amp; sauce er lavet efter den originale japanske opskrift med en blanding af Kikkoman naturligt brygget Kikkoman soyasauce, vin og specielt udvalgte krydderier. Disse ingrediser - alle af høj kvalitet - giver den perfekte marinade til kød, kylling, fisk og grøntsager. Den fine smag komplementerer alt slags mad uanset om det er grillet eller stegt på en pande.</text:p>
          </table:table-cell>
          <table:table-cell office:value-type="string" calcext:value-type="string">
            <text:p>https://www.nemlig.com/soyasauce-teriyaki-5002042</text:p>
          </table:table-cell>
        </table:table-row>
        <table:table-row table:style-name="ro3">
          <table:table-cell office:value-type="string" calcext:value-type="string">
            <text:p>Dagligvarer &gt; Køl og mejeri &gt; Mejeri &gt; Yoghurt og syrnet &gt; Yoghurt &gt; Yoghurt m. jordbær og hindbær</text:p>
          </table:table-cell>
          <table:table-cell office:value-type="string" calcext:value-type="string">
            <text:p>Yoghurt m. jordbær og hindbær</text:p>
          </table:table-cell>
          <table:table-cell office:value-type="string" calcext:value-type="string">
            <text:p>4 x 95 g / Danonino</text:p>
          </table:table-cell>
          <table:table-cell office:value-type="string" calcext:value-type="string">
            <text:p>KØL</text:p>
          </table:table-cell>
          <table:table-cell office:value-type="string" calcext:value-type="string">
            <text:p>18.95</text:p>
          </table:table-cell>
          <table:table-cell office:value-type="string" calcext:value-type="string">
            <text:p>.</text:p>
          </table:table-cell>
          <table:table-cell office:value-type="string" calcext:value-type="string">
            <text:p>Danonino</text:p>
          </table:table-cell>
          <table:table-cell office:value-type="string" calcext:value-type="string">
            <text:p>Børn</text:p>
          </table:table-cell>
          <table:table-cell table:number-columns-repeated="4"/>
          <table:table-cell office:value-type="string" calcext:value-type="string">
            <text:p>KØL</text:p>
          </table:table-cell>
          <table:table-cell table:number-columns-repeated="2"/>
          <table:table-cell office:value-type="string" calcext:value-type="string">
            <text:p>XXL</text:p>
          </table:table-cell>
          <table:table-cell office:value-type="string" calcext:value-type="string">
            <text:p>Yoghurt</text:p>
          </table:table-cell>
          <table:table-cell office:value-type="string" calcext:value-type="string">
            <text:p>Danonino XXL med jordbær og hindbær</text:p>
            <text:p>Danonino er en snack til børn, der har lyst til lidt ekstra, når mellemmåltidet er spist. Danonino er lavet af kvark, også kendt som friskost eller fromage frais, og er tilsat frugt for at give en god og lækker smag. Som alle andre mælkeprodukter er Danonino også en kilde til calcium. Danonino har en smag og en cremet konsistens, som mange børn elsker. Desuden er Danonino fri for konserveringsmidler og kunstige aromaer.</text:p>
          </table:table-cell>
          <table:table-cell office:value-type="string" calcext:value-type="string">
            <text:p>https://www.nemlig.com/yoghurt-m-jordbaer-og-hindbaer-5026603</text:p>
          </table:table-cell>
        </table:table-row>
        <table:table-row table:style-name="ro1">
          <table:table-cell office:value-type="string" calcext:value-type="string">
            <text:p>Dagligvarer &gt; Brød, kiks og kager &gt; Kiks &gt; Salte kiks &gt; Saltkiks pick cocktail</text:p>
          </table:table-cell>
          <table:table-cell office:value-type="string" calcext:value-type="string">
            <text:p>Saltkiks pick cocktail</text:p>
          </table:table-cell>
          <table:table-cell office:value-type="string" calcext:value-type="string">
            <text:p>250 g / Gullon</text:p>
          </table:table-cell>
          <table:table-cell/>
          <table:table-cell office:value-type="string" calcext:value-type="string">
            <text:p>14.95</text:p>
          </table:table-cell>
          <table:table-cell office:value-type="string" calcext:value-type="string">
            <text:p>.</text:p>
          </table:table-cell>
          <table:table-cell office:value-type="string" calcext:value-type="string">
            <text:p>Gullon</text:p>
          </table:table-cell>
          <table:table-cell office:value-type="string" calcext:value-type="string">
            <text:p>Snack</text:p>
          </table:table-cell>
          <table:table-cell table:number-columns-repeated="8"/>
          <table:table-cell office:value-type="string" calcext:value-type="string">
            <text:p>Kiks</text:p>
          </table:table-cell>
          <table:table-cell office:value-type="string" calcext:value-type="string">
            <text:p>Mini salt kiks</text:p>
          </table:table-cell>
          <table:table-cell office:value-type="string" calcext:value-type="string">
            <text:p>https://www.nemlig.com/saltkiks-pick-cocktail-5029617</text:p>
          </table:table-cell>
        </table:table-row>
        <table:table-row table:style-name="ro3">
          <table:table-cell office:value-type="string" calcext:value-type="string">
            <text:p>Dagligvarer &gt; Drikkevarer &gt; Cider, Breezer mv. &gt; Shaker sport (4%)</text:p>
          </table:table-cell>
          <table:table-cell office:value-type="string" calcext:value-type="string">
            <text:p>Shaker sport (4%)</text:p>
          </table:table-cell>
          <table:table-cell office:value-type="string" calcext:value-type="string">
            <text:p>0,275 l / ex. pant</text:p>
          </table:table-cell>
          <table:table-cell/>
          <table:table-cell office:value-type="string" calcext:value-type="string">
            <text:p>17.95</text:p>
          </table:table-cell>
          <table:table-cell office:value-type="string" calcext:value-type="string">
            <text:p>.</text:p>
          </table:table-cell>
          <table:table-cell office:value-type="string" calcext:value-type="string">
            <text:p>Shaker</text:p>
          </table:table-cell>
          <table:table-cell office:value-type="string" calcext:value-type="string">
            <text:p>Drikke</text:p>
          </table:table-cell>
          <table:table-cell table:number-columns-repeated="8"/>
          <table:table-cell office:value-type="string" calcext:value-type="string">
            <text:p>Ready to drink</text:p>
          </table:table-cell>
          <table:table-cell office:value-type="string" calcext:value-type="string">
            <text:p>Shaker sport</text:p>
            <text:p>SHAKER Sport er en vodkabaseret RTD (ready to drink) med sportssmag.</text:p>
          </table:table-cell>
          <table:table-cell office:value-type="string" calcext:value-type="string">
            <text:p>https://www.nemlig.com/shaker-sport-4-5046221</text:p>
          </table:table-cell>
        </table:table-row>
        <table:table-row table:style-name="ro2">
          <table:table-cell office:value-type="string" calcext:value-type="string">
            <text:p>Dagligvarer &gt; Baby, børn og legetøj &gt; Legetøj &gt; Kreativ leg og læring &gt; Kreativ leg &gt; Fingermaling (ass. farver)</text:p>
          </table:table-cell>
          <table:table-cell office:value-type="string" calcext:value-type="string">
            <text:p>Fingermaling (ass. farver)</text:p>
          </table:table-cell>
          <table:table-cell office:value-type="string" calcext:value-type="string">
            <text:p>4 x 0,145 l / 2+ år / SES Creative</text:p>
          </table:table-cell>
          <table:table-cell/>
          <table:table-cell office:value-type="string" calcext:value-type="string">
            <text:p>109.95</text:p>
          </table:table-cell>
          <table:table-cell office:value-type="string" calcext:value-type="string">
            <text:p>.</text:p>
          </table:table-cell>
          <table:table-cell office:value-type="string" calcext:value-type="string">
            <text:p>SES Creative</text:p>
          </table:table-cell>
          <table:table-cell office:value-type="string" calcext:value-type="string">
            <text:p>Børn, Hjemmet, Kreativ leg</text:p>
          </table:table-cell>
          <table:table-cell table:number-columns-repeated="4"/>
          <table:table-cell office:value-type="string" calcext:value-type="string">
            <text:p>CE-mærket</text:p>
          </table:table-cell>
          <table:table-cell table:number-columns-repeated="3"/>
          <table:table-cell office:value-type="string" calcext:value-type="string">
            <text:p>Kreativ leg, Legetøj</text:p>
          </table:table-cell>
          <table:table-cell office:value-type="string" calcext:value-type="string">
            <text:p>Fingermaling</text:p>
            <text:p>Fingermaling i fire trendy farver. Den er nem at sprede, dækker godt, og fingermalingen er super nem at vaske af huden og af tøjet.</text:p>
            <text:p/>
            <text:p>Alder 2+ år.</text:p>
            <text:p/>
            <text:p>Se her vores fulde udvalg af kreativt legetøj.</text:p>
          </table:table-cell>
          <table:table-cell office:value-type="string" calcext:value-type="string">
            <text:p>https://www.nemlig.com/fingermaling-ass-farver-5047193</text:p>
          </table:table-cell>
        </table:table-row>
        <table:table-row table:style-name="ro7">
          <table:table-cell office:value-type="string" calcext:value-type="string">
            <text:p>Dagligvarer &gt; Drikkevarer &gt; Bodegas Centenarias</text:p>
          </table:table-cell>
          <table:table-cell office:value-type="string" calcext:value-type="string">
            <text:p>Bodegas Centenarias</text:p>
          </table:table-cell>
          <table:table-cell office:value-type="string" calcext:value-type="string">
            <text:p>Chile / Central Valley / 2019 / 0,75 l / rødvin</text:p>
          </table:table-cell>
          <table:table-cell/>
          <table:table-cell office:value-type="string" calcext:value-type="string">
            <text:p>39.95</text:p>
          </table:table-cell>
          <table:table-cell office:value-type="string" calcext:value-type="string">
            <text:p>.</text:p>
          </table:table-cell>
          <table:table-cell office:value-type="string" calcext:value-type="string">
            <text:p>VinØen</text:p>
          </table:table-cell>
          <table:table-cell office:value-type="string" calcext:value-type="string">
            <text:p>Oksekød, Svinekød</text:p>
          </table:table-cell>
          <table:table-cell office:value-type="string" calcext:value-type="string">
            <text:p>Skruelåg</text:p>
          </table:table-cell>
          <table:table-cell table:number-columns-repeated="2"/>
          <table:table-cell office:value-type="string" calcext:value-type="string">
            <text:p>Chile</text:p>
          </table:table-cell>
          <table:table-cell office:value-type="string" calcext:value-type="string">
            <text:p>Discount</text:p>
          </table:table-cell>
          <table:table-cell table:number-columns-repeated="3"/>
          <table:table-cell office:value-type="string" calcext:value-type="string">
            <text:p>Rødvin</text:p>
          </table:table-cell>
          <table:table-cell office:value-type="string" calcext:value-type="string">
            <text:p>Bodegas Centenarias 2019 Cabernet Sauvignon</text:p>
            <text:p>En vin der har en dyb rubinrød farve. Den kommer med en frugtrig bouquet med noter af solbær og blommer, som er harmonisk forenet med en duft af ristet kaffe. Smagen er frisk og velafbalanceret og fyldig med en lang og behagelig eftersmag.</text:p>
            <text:p/>
            <text:p>Bodegas Centenarias er vine skabt på baggrund af Chiles gamle traditioner for vinfremstilling. Den passer perfekt med Chiles fremragende naturskabte forhold. I dag anvendes en vinifikationsproces, der forener disse forhold med de mest moderne vinproduktionsprincipper i verden. Vinen gærer under omhyggelig temperaturkontrol, og lagres under konstant overvågning, hvilket er medvirkende til at give Bodegas Centenarias fin struktur, krop og bouquet. Vin fra chile er klart et besøg værd.</text:p>
          </table:table-cell>
          <table:table-cell office:value-type="string" calcext:value-type="string">
            <text:p>https://www.nemlig.com/bodegas-centenarias-5002366</text:p>
          </table:table-cell>
        </table:table-row>
        <table:table-row table:style-name="ro7">
          <table:table-cell office:value-type="string" calcext:value-type="string">
            <text:p>Dagligvarer &gt; Vondeling Merlot</text:p>
          </table:table-cell>
          <table:table-cell office:value-type="string" calcext:value-type="string">
            <text:p>Vondeling Merlot</text:p>
          </table:table-cell>
          <table:table-cell office:value-type="string" calcext:value-type="string">
            <text:p>Sydafrika / Western Cape 2017 / 6 x 0,75 l / rødvin</text:p>
          </table:table-cell>
          <table:table-cell/>
          <table:table-cell office:value-type="string" calcext:value-type="string">
            <text:p>899.70</text:p>
          </table:table-cell>
          <table:table-cell office:value-type="string" calcext:value-type="string">
            <text:p>399.00</text:p>
          </table:table-cell>
          <table:table-cell/>
          <table:table-cell office:value-type="string" calcext:value-type="string">
            <text:p>Oksekød</text:p>
          </table:table-cell>
          <table:table-cell office:value-type="string" calcext:value-type="string">
            <text:p>Kasse, Skruelåg</text:p>
          </table:table-cell>
          <table:table-cell table:number-columns-repeated="2"/>
          <table:table-cell office:value-type="string" calcext:value-type="string">
            <text:p>Sydafrika</text:p>
          </table:table-cell>
          <table:table-cell table:number-columns-repeated="4"/>
          <table:table-cell office:value-type="string" calcext:value-type="string">
            <text:p>Vin</text:p>
          </table:table-cell>
          <table:table-cell office:value-type="string" calcext:value-type="string">
            <text:p>Merlot vinstokke plantet i granit og skifer – håndhøstet og vinificeret i store 300 L franske egefade.Vinen har en flot mørkerød farve og en frisk smag af kirsebær, hindbær, og nuancer af sort peber.</text:p>
            <text:p/>
            <text:p>Accolade:</text:p>
            <text:p>SILVER - Gilbert &amp; Gaillard International Challenge 2018.</text:p>
          </table:table-cell>
          <table:table-cell office:value-type="string" calcext:value-type="string">
            <text:p>https://www.nemlig.com/vondeling-merlot-5038335</text:p>
          </table:table-cell>
        </table:table-row>
        <table:table-row table:style-name="ro2">
          <table:table-cell office:value-type="string" calcext:value-type="string">
            <text:p>Dagligvarer &gt; Køl og mejeri &gt; Færdigretter på køl &gt; Middagsretter på køl &gt; Cannelloni m. ricotta/spinat</text:p>
          </table:table-cell>
          <table:table-cell office:value-type="string" calcext:value-type="string">
            <text:p>Cannelloni m. ricotta/spinat</text:p>
          </table:table-cell>
          <table:table-cell office:value-type="string" calcext:value-type="string">
            <text:p>400 g / Cofoco Food</text:p>
          </table:table-cell>
          <table:table-cell office:value-type="string" calcext:value-type="string">
            <text:p>KØL</text:p>
          </table:table-cell>
          <table:table-cell office:value-type="string" calcext:value-type="string">
            <text:p>48.00</text:p>
          </table:table-cell>
          <table:table-cell office:value-type="string" calcext:value-type="string">
            <text:p>.</text:p>
          </table:table-cell>
          <table:table-cell office:value-type="string" calcext:value-type="string">
            <text:p>Cofoco Food</text:p>
          </table:table-cell>
          <table:table-cell office:value-type="string" calcext:value-type="string">
            <text:p>Aftensmad, Middag</text:p>
          </table:table-cell>
          <table:table-cell table:number-columns-repeated="4"/>
          <table:table-cell office:value-type="string" calcext:value-type="string">
            <text:p>KØL</text:p>
          </table:table-cell>
          <table:table-cell table:number-columns-repeated="3"/>
          <table:table-cell office:value-type="string" calcext:value-type="string">
            <text:p>Convenience, Færdigret</text:p>
          </table:table-cell>
          <table:table-cell office:value-type="string" calcext:value-type="string">
            <text:p>Cannelloni med ricotta og spinat</text:p>
            <text:p>En lækker ret med inspiration fra Syditalien. Cofoco Foods cannelloni med sauteret spinat og ricotta serveret i en let krydret tomatsauce er et nemt aftensmåltid eller middagsmad, der er lige til at varme op, når hverdagen bliver travl. Passer perfekt til 1 person.</text:p>
            <text:p/>
            <text:p>Hos Cofoco Food står maden som omdrejningspunktet og hjertet i alt, hvad de laver og sammen med Cofoco navnet er det danskernes garanti for overraskelse, kvalitet, tilgængelighed, kokkehåndværk, og vigtigst af alt - stor velsmag.</text:p>
            <text:p/>
            <text:p>Tilberedning: Retten kan opvarmes i mikrobølgeovn i ca. 5 minutter ved 700-900 W, gryde eller almindelig ovn ved 160 grader i 20-25 minutter.</text:p>
          </table:table-cell>
          <table:table-cell office:value-type="string" calcext:value-type="string">
            <text:p>https://www.nemlig.com/cannelloni-m-ricotta-spinat-5039660</text:p>
          </table:table-cell>
        </table:table-row>
        <table:table-row table:style-name="ro16">
          <table:table-cell office:value-type="string" calcext:value-type="string">
            <text:p>Dagligvarer &gt; Kød og fisk &gt; Oksekød &gt; Oksesteg &gt; Oksebov</text:p>
          </table:table-cell>
          <table:table-cell office:value-type="string" calcext:value-type="string">
            <text:p>Oksebov</text:p>
          </table:table-cell>
          <table:table-cell office:value-type="string" calcext:value-type="string">
            <text:p>1 - 1,20 kg / Irish Nature</text:p>
          </table:table-cell>
          <table:table-cell office:value-type="string" calcext:value-type="string">
            <text:p>KØL</text:p>
          </table:table-cell>
          <table:table-cell office:value-type="string" calcext:value-type="string">
            <text:p>99.95</text:p>
          </table:table-cell>
          <table:table-cell office:value-type="string" calcext:value-type="string">
            <text:p>.</text:p>
          </table:table-cell>
          <table:table-cell office:value-type="string" calcext:value-type="string">
            <text:p>Irish Nature</text:p>
          </table:table-cell>
          <table:table-cell office:value-type="string" calcext:value-type="string">
            <text:p>Gryderet</text:p>
          </table:table-cell>
          <table:table-cell table:number-columns-repeated="4"/>
          <table:table-cell office:value-type="string" calcext:value-type="string">
            <text:p>KØL</text:p>
          </table:table-cell>
          <table:table-cell office:value-type="string" calcext:value-type="string">
            <text:p>Irland</text:p>
          </table:table-cell>
          <table:table-cell table:number-columns-repeated="2"/>
          <table:table-cell office:value-type="string" calcext:value-type="string">
            <text:p>Okse</text:p>
          </table:table-cell>
          <table:table-cell office:value-type="string" calcext:value-type="string">
            <text:p>Oksebov</text:p>
            <text:p>Oksebov af Irsk Kødkvæg. Skåret af forpartiet på koen.</text:p>
            <text:p/>
            <text:p>Den grønne ø. Det er ikke uden grund, at det frodige og pragtfulde Irland har fået dette tilnavn. Irland byder på store grønne områder, uspoleret natur, forrevne klipper, søer og floder.</text:p>
            <text:p>Fra denne fascinerende natur, med helt ideelle vækstbetingelser, kommer oksekød af meget høj kvalitet.</text:p>
            <text:p>Det irske oksekød er kendt for sin helt unikke mørhed. Det skyldes blandt andet, at pistolerne er ”hip hung”. De er med andre ord hofteophængt, straks efter de er slagtet. På den måde bibeholder musklerne deres naturlige struktur, og kødet er derfor mere mørt.</text:p>
            <text:p/>
            <text:p>Kødet kommer fra Irland</text:p>
            <text:p/>
            <text:p/>
            <text:p/>
            <text:p>Se her andre oksestege</text:p>
          </table:table-cell>
          <table:table-cell office:value-type="string" calcext:value-type="string">
            <text:p>https://www.nemlig.com/oksebov-5027292</text:p>
          </table:table-cell>
        </table:table-row>
        <table:table-row table:style-name="ro7">
          <table:table-cell office:value-type="string" calcext:value-type="string">
            <text:p>Dagligvarer &gt; Køl og mejeri &gt; Færdigretter på køl &gt; Middagsretter på køl &gt; Pasta m. cremet bacon sauce</text:p>
          </table:table-cell>
          <table:table-cell office:value-type="string" calcext:value-type="string">
            <text:p>Pasta m. cremet bacon sauce</text:p>
          </table:table-cell>
          <table:table-cell office:value-type="string" calcext:value-type="string">
            <text:p>1 pers / 400 g / Homemate</text:p>
          </table:table-cell>
          <table:table-cell office:value-type="string" calcext:value-type="string">
            <text:p>KØL</text:p>
          </table:table-cell>
          <table:table-cell office:value-type="string" calcext:value-type="string">
            <text:p>49.00</text:p>
          </table:table-cell>
          <table:table-cell office:value-type="string" calcext:value-type="string">
            <text:p>.</text:p>
          </table:table-cell>
          <table:table-cell office:value-type="string" calcext:value-type="string">
            <text:p>Homemate</text:p>
          </table:table-cell>
          <table:table-cell office:value-type="string" calcext:value-type="string">
            <text:p>Aftensmad, Børn</text:p>
          </table:table-cell>
          <table:table-cell table:number-columns-repeated="4"/>
          <table:table-cell office:value-type="string" calcext:value-type="string">
            <text:p>KØL</text:p>
          </table:table-cell>
          <table:table-cell office:value-type="string" calcext:value-type="string">
            <text:p>Gris</text:p>
          </table:table-cell>
          <table:table-cell/>
          <table:table-cell office:value-type="string" calcext:value-type="string">
            <text:p>Kuvert</text:p>
          </table:table-cell>
          <table:table-cell office:value-type="string" calcext:value-type="string">
            <text:p>Convenience, Færdigret</text:p>
          </table:table-cell>
          <table:table-cell office:value-type="string" calcext:value-type="string">
            <text:p>Pasta m. cremet bacon sauce</text:p>
            <text:p>Vores udviklingskokke har fortolket den klassiske carbonara. Det har resulteret i en dejlig omgang tortiglioni pasta i en cremet sauce lavet på gode mængder grana padano. På toppen finder du stykker af stegt bacon, strimler af røget skinke, friske cherrytomater og urter. Altså en cremet ret med stor smag. Carbonaraen kan serveres med brød eller salat til. Vores foccaciabrød komplimenterer retten særligt godt med friske rosmarinkviste og salt på toppen.</text:p>
            <text:p/>
            <text:p>Retten varmes på bare 15-20 minutter i egen ovn ved 200 grader.</text:p>
          </table:table-cell>
          <table:table-cell office:value-type="string" calcext:value-type="string">
            <text:p>https://www.nemlig.com/pasta-m-cremet-bacon-sauce-5044810</text:p>
          </table:table-cell>
        </table:table-row>
        <table:table-row table:style-name="ro3">
          <table:table-cell table:number-columns-repeated="2" office:value-type="string" calcext:value-type="string">
            <text:p>Toiletrens antikalk</text:p>
          </table:table-cell>
          <table:table-cell office:value-type="string" calcext:value-type="string">
            <text:p>0,75 l / Closan / Domestos</text:p>
          </table:table-cell>
          <table:table-cell/>
          <table:table-cell office:value-type="string" calcext:value-type="string">
            <text:p>19.25</text:p>
          </table:table-cell>
          <table:table-cell office:value-type="string" calcext:value-type="string">
            <text:p>.</text:p>
          </table:table-cell>
          <table:table-cell office:value-type="string" calcext:value-type="string">
            <text:p>Domestos</text:p>
          </table:table-cell>
          <table:table-cell table:number-columns-repeated="5"/>
          <table:table-cell office:value-type="string" calcext:value-type="string">
            <text:p>Discount</text:p>
          </table:table-cell>
          <table:table-cell table:number-columns-repeated="3"/>
          <table:table-cell office:value-type="string" calcext:value-type="string">
            <text:p>Toiletrens</text:p>
          </table:table-cell>
          <table:table-cell office:value-type="string" calcext:value-type="string">
            <text:p>WC-rens antikalk</text:p>
            <text:p>Antikalk fjerner effektivt kalk. Fjerner også rust, snavs og pletter i toilettet. For et længerevarende frisk toilet.</text:p>
          </table:table-cell>
          <table:table-cell office:value-type="string" calcext:value-type="string">
            <text:p>https://www.nemlig.com/toiletrens-antikalk-5023239</text:p>
          </table:table-cell>
        </table:table-row>
        <table:table-row table:style-name="ro7">
          <table:table-cell office:value-type="string" calcext:value-type="string">
            <text:p>Dagligvarer &gt; Kolonial &gt; Pasta, ris og bælgfrugter &gt; Bønner &gt; Baked beans &gt; Baked beans øko.</text:p>
          </table:table-cell>
          <table:table-cell office:value-type="string" calcext:value-type="string">
            <text:p>Baked beans øko.</text:p>
          </table:table-cell>
          <table:table-cell office:value-type="string" calcext:value-type="string">
            <text:p>400 g / Urtekram</text:p>
          </table:table-cell>
          <table:table-cell office:value-type="string" calcext:value-type="string">
            <text:p>Nøglehulsmærket,Øko (europæisk)</text:p>
          </table:table-cell>
          <table:table-cell office:value-type="string" calcext:value-type="string">
            <text:p>14.95</text:p>
          </table:table-cell>
          <table:table-cell office:value-type="string" calcext:value-type="string">
            <text:p>.</text:p>
          </table:table-cell>
          <table:table-cell office:value-type="string" calcext:value-type="string">
            <text:p>Urtekram</text:p>
          </table:table-cell>
          <table:table-cell office:value-type="string" calcext:value-type="string">
            <text:p>Salat, Sammenkogte retter</text:p>
          </table:table-cell>
          <table:table-cell table:number-columns-repeated="4"/>
          <table:table-cell office:value-type="string" calcext:value-type="string">
            <text:p>Nøglehulsmærket, Øko (europæisk)</text:p>
          </table:table-cell>
          <table:table-cell table:number-columns-repeated="3"/>
          <table:table-cell office:value-type="string" calcext:value-type="string">
            <text:p>Bønner</text:p>
          </table:table-cell>
          <table:table-cell office:value-type="string" calcext:value-type="string">
            <text:p>Økologiske baked beans</text:p>
            <text:p>Baked beans er en klassiker på brunch-tallerknen og kan også være fint selskab til aftensmaden. Især når de hvide bønner er pakket delikat ind i en letkrydret tomatsauce, der er fyldt med lidt mindre sukker og lidt flere gode råvarer end du ellers er vant til.</text:p>
            <text:p/>
            <text:p>Kan spises uopvarmede, men smager bedst, når de er varme.</text:p>
          </table:table-cell>
          <table:table-cell office:value-type="string" calcext:value-type="string">
            <text:p>https://www.nemlig.com/baked-beans-oeko-5009852</text:p>
          </table:table-cell>
        </table:table-row>
        <table:table-row table:style-name="ro3">
          <table:table-cell office:value-type="string" calcext:value-type="string">
            <text:p>Dagligvarer &gt; Slik og kiosk &gt; Chokolade &gt; Chokoladeæsker og dåser &gt; Dessertchokolade</text:p>
          </table:table-cell>
          <table:table-cell office:value-type="string" calcext:value-type="string">
            <text:p>Dessertchokolade</text:p>
          </table:table-cell>
          <table:table-cell office:value-type="string" calcext:value-type="string">
            <text:p>24 stk. / Magasin Chokolade</text:p>
          </table:table-cell>
          <table:table-cell/>
          <table:table-cell office:value-type="string" calcext:value-type="string">
            <text:p>239.00</text:p>
          </table:table-cell>
          <table:table-cell office:value-type="string" calcext:value-type="string">
            <text:p>.</text:p>
          </table:table-cell>
          <table:table-cell office:value-type="string" calcext:value-type="string">
            <text:p>Magasin Chokolade</text:p>
          </table:table-cell>
          <table:table-cell office:value-type="string" calcext:value-type="string">
            <text:p>Dessert, Gave</text:p>
          </table:table-cell>
          <table:table-cell table:number-columns-repeated="8"/>
          <table:table-cell office:value-type="string" calcext:value-type="string">
            <text:p>Chokolade</text:p>
          </table:table-cell>
          <table:table-cell office:value-type="string" calcext:value-type="string">
            <text:p>Dessertchokolade</text:p>
            <text:p>Flot, mørkgrøn gaveæske med 24 udvalgte håndlavede dessertstykker fra Magasin Chokolade lavet efter danske traditioner af de bedste råvarer. Æsken indeholder 4 x 6 delikate smagsvarianter: ren marcipan med mørk chokolade, marcipan med kokos, kaffefudge, nougat med hasselnøddecrunch, solbær med lakridsgranulat og hvid chokolade, marcipan med hindbær. Æsken er alkoholfri.</text:p>
          </table:table-cell>
          <table:table-cell office:value-type="string" calcext:value-type="string">
            <text:p>https://www.nemlig.com/dessertchokolade-5040299</text:p>
          </table:table-cell>
        </table:table-row>
        <table:table-row table:style-name="ro3">
          <table:table-cell office:value-type="string" calcext:value-type="string">
            <text:p>Dagligvarer &gt; Frugt og grønt &gt; Frugt &gt; Bær &gt; Dessert pandekager</text:p>
          </table:table-cell>
          <table:table-cell office:value-type="string" calcext:value-type="string">
            <text:p>Dessert pandekager</text:p>
          </table:table-cell>
          <table:table-cell office:value-type="string" calcext:value-type="string">
            <text:p>6 stk. / 360 g / Gestus</text:p>
          </table:table-cell>
          <table:table-cell office:value-type="string" calcext:value-type="string">
            <text:p>KØL</text:p>
          </table:table-cell>
          <table:table-cell office:value-type="string" calcext:value-type="string">
            <text:p>15.95</text:p>
          </table:table-cell>
          <table:table-cell office:value-type="string" calcext:value-type="string">
            <text:p>.</text:p>
          </table:table-cell>
          <table:table-cell office:value-type="string" calcext:value-type="string">
            <text:p>Gestus</text:p>
          </table:table-cell>
          <table:table-cell office:value-type="string" calcext:value-type="string">
            <text:p>Dessert</text:p>
          </table:table-cell>
          <table:table-cell table:number-columns-repeated="4"/>
          <table:table-cell office:value-type="string" calcext:value-type="string">
            <text:p>KØL</text:p>
          </table:table-cell>
          <table:table-cell table:number-columns-repeated="3"/>
          <table:table-cell office:value-type="string" calcext:value-type="string">
            <text:p>Dessert</text:p>
          </table:table-cell>
          <table:table-cell office:value-type="string" calcext:value-type="string">
            <text:p>Dessert pandekager</text:p>
            <text:p>Dessertpandekager med frilandsæg og frisk mælk fra Gestus.</text:p>
          </table:table-cell>
          <table:table-cell office:value-type="string" calcext:value-type="string">
            <text:p>https://www.nemlig.com/dessert-pandekager-5042607</text:p>
          </table:table-cell>
        </table:table-row>
        <table:table-row table:style-name="ro3">
          <table:table-cell office:value-type="string" calcext:value-type="string">
            <text:p>Dagligvarer &gt; Kød og fisk &gt; Fisk og skaldyr &gt; Skaldyr &gt; Blæksprutteringe</text:p>
          </table:table-cell>
          <table:table-cell office:value-type="string" calcext:value-type="string">
            <text:p>Blæksprutteringe</text:p>
          </table:table-cell>
          <table:table-cell office:value-type="string" calcext:value-type="string">
            <text:p>500 g / frost / Nordic Seafood</text:p>
          </table:table-cell>
          <table:table-cell office:value-type="string" calcext:value-type="string">
            <text:p>Frost</text:p>
          </table:table-cell>
          <table:table-cell office:value-type="string" calcext:value-type="string">
            <text:p>39.95</text:p>
          </table:table-cell>
          <table:table-cell office:value-type="string" calcext:value-type="string">
            <text:p>.</text:p>
          </table:table-cell>
          <table:table-cell office:value-type="string" calcext:value-type="string">
            <text:p>Nordic Seafood</text:p>
          </table:table-cell>
          <table:table-cell office:value-type="string" calcext:value-type="string">
            <text:p>Aftensmad</text:p>
          </table:table-cell>
          <table:table-cell table:number-columns-repeated="4"/>
          <table:table-cell office:value-type="string" calcext:value-type="string">
            <text:p>Frost</text:p>
          </table:table-cell>
          <table:table-cell table:number-columns-repeated="3"/>
          <table:table-cell office:value-type="string" calcext:value-type="string">
            <text:p>Skaldyr</text:p>
          </table:table-cell>
          <table:table-cell office:value-type="string" calcext:value-type="string">
            <text:p>Blæksprutteringe</text:p>
            <text:p>Calamares - indbagte blæksprutteringe. Pakket i 500 g. netto i Nordic Seafood brand. Forstegte og klar til at smide i ovnen.</text:p>
          </table:table-cell>
          <table:table-cell office:value-type="string" calcext:value-type="string">
            <text:p>https://www.nemlig.com/blaeksprutteringe-5040567</text:p>
          </table:table-cell>
        </table:table-row>
        <table:table-row table:style-name="ro9">
          <table:table-cell office:value-type="string" calcext:value-type="string">
            <text:p>Dagligvarer &gt; Husholdning og bolig &gt; Stearinlys, servietter og festartikler &gt; Stearinlys &gt; Fyrfadslys (hvid)</text:p>
          </table:table-cell>
          <table:table-cell office:value-type="string" calcext:value-type="string">
            <text:p>Fyrfadslys (hvid)</text:p>
          </table:table-cell>
          <table:table-cell office:value-type="string" calcext:value-type="string">
            <text:p>100 stk. / Ø4 cm / paraffin / brændetid 4 timer / Diana Lys</text:p>
          </table:table-cell>
          <table:table-cell/>
          <table:table-cell office:value-type="string" calcext:value-type="string">
            <text:p>39.95</text:p>
          </table:table-cell>
          <table:table-cell office:value-type="string" calcext:value-type="string">
            <text:p>.</text:p>
          </table:table-cell>
          <table:table-cell office:value-type="string" calcext:value-type="string">
            <text:p>Diana Lys</text:p>
          </table:table-cell>
          <table:table-cell office:value-type="string" calcext:value-type="string">
            <text:p>Hjemmet</text:p>
          </table:table-cell>
          <table:table-cell/>
          <table:table-cell office:value-type="string" calcext:value-type="string">
            <text:p>Hvid</text:p>
          </table:table-cell>
          <table:table-cell table:number-columns-repeated="2"/>
          <table:table-cell office:value-type="string" calcext:value-type="string">
            <text:p>Paraffin</text:p>
          </table:table-cell>
          <table:table-cell table:number-columns-repeated="2"/>
          <table:table-cell office:value-type="string" calcext:value-type="string">
            <text:p>Ø4 cm</text:p>
          </table:table-cell>
          <table:table-cell office:value-type="string" calcext:value-type="string">
            <text:p>Fyrfadslys</text:p>
          </table:table-cell>
          <table:table-cell office:value-type="string" calcext:value-type="string">
            <text:p>Fyrfadslys</text:p>
            <text:p>Fyrfadslys Ø 4 cm, 100 stk - produceret af førsteklasses råvarer. Brænder uden røg og lugt.</text:p>
            <text:p>Brændetid ca. 4 timer.</text:p>
          </table:table-cell>
          <table:table-cell office:value-type="string" calcext:value-type="string">
            <text:p>https://www.nemlig.com/fyrfadslys-hvid-5025101</text:p>
          </table:table-cell>
        </table:table-row>
        <table:table-row table:style-name="ro3">
          <table:table-cell office:value-type="string" calcext:value-type="string">
            <text:p>Dagligvarer &gt; Drikkevarer &gt; Ornellaia DOC Superiore Rosso</text:p>
          </table:table-cell>
          <table:table-cell office:value-type="string" calcext:value-type="string">
            <text:p>Ornellaia DOC Superiore Rosso</text:p>
          </table:table-cell>
          <table:table-cell office:value-type="string" calcext:value-type="string">
            <text:p>Italien / Toscana / 2017 / 0,75 l / rødvin</text:p>
          </table:table-cell>
          <table:table-cell/>
          <table:table-cell office:value-type="string" calcext:value-type="string">
            <text:p>1799.00</text:p>
          </table:table-cell>
          <table:table-cell office:value-type="string" calcext:value-type="string">
            <text:p>.</text:p>
          </table:table-cell>
          <table:table-cell table:number-columns-repeated="2"/>
          <table:table-cell office:value-type="string" calcext:value-type="string">
            <text:p>Kork</text:p>
          </table:table-cell>
          <table:table-cell table:number-columns-repeated="2"/>
          <table:table-cell office:value-type="string" calcext:value-type="string">
            <text:p>Italien</text:p>
          </table:table-cell>
          <table:table-cell table:number-columns-repeated="4"/>
          <table:table-cell office:value-type="string" calcext:value-type="string">
            <text:p>Rødvin</text:p>
          </table:table-cell>
          <table:table-cell office:value-type="string" calcext:value-type="string">
            <text:p>Ornellaia DOC Superiore Rosso</text:p>
            <text:p>Intens og mørk farve i glasset med smuk koncentration. På næsen er den rig og kompleks, og frigiver dufte af modne røde frugter, ledsaget af sød tobak og vanilje. En kombination af fasthed og dejlig friskhed.</text:p>
          </table:table-cell>
          <table:table-cell office:value-type="string" calcext:value-type="string">
            <text:p>https://www.nemlig.com/ornellaia-doc-superiore-rosso-5048110</text:p>
          </table:table-cell>
        </table:table-row>
        <table:table-row table:style-name="ro3">
          <table:table-cell office:value-type="string" calcext:value-type="string">
            <text:p>Dagligvarer &gt; Slik og kiosk &gt; Kontorartikler &gt; Skoletasker og penalhuse &gt; Penalhus m. emoji</text:p>
          </table:table-cell>
          <table:table-cell office:value-type="string" calcext:value-type="string">
            <text:p>Penalhus m. emoji</text:p>
          </table:table-cell>
          <table:table-cell office:value-type="string" calcext:value-type="string">
            <text:p>1 stk. / 3+ år</text:p>
          </table:table-cell>
          <table:table-cell/>
          <table:table-cell office:value-type="string" calcext:value-type="string">
            <text:p>34.95</text:p>
          </table:table-cell>
          <table:table-cell office:value-type="string" calcext:value-type="string">
            <text:p>.</text:p>
          </table:table-cell>
          <table:table-cell office:value-type="string" calcext:value-type="string">
            <text:p>Emoji</text:p>
          </table:table-cell>
          <table:table-cell office:value-type="string" calcext:value-type="string">
            <text:p>Børn, Gave, Jul, Skole</text:p>
          </table:table-cell>
          <table:table-cell table:number-columns-repeated="4"/>
          <table:table-cell office:value-type="string" calcext:value-type="string">
            <text:p>Nyhed</text:p>
          </table:table-cell>
          <table:table-cell table:number-columns-repeated="3"/>
          <table:table-cell office:value-type="string" calcext:value-type="string">
            <text:p>Penalhus</text:p>
          </table:table-cell>
          <table:table-cell office:value-type="string" calcext:value-type="string">
            <text:p>Penalhus</text:p>
            <text:p>Penalhus med mange emoji på.</text:p>
          </table:table-cell>
          <table:table-cell office:value-type="string" calcext:value-type="string">
            <text:p>https://www.nemlig.com/penalhus-m-emoji-5049174</text:p>
          </table:table-cell>
        </table:table-row>
        <table:table-row table:style-name="ro3">
          <table:table-cell office:value-type="string" calcext:value-type="string">
            <text:p>Dagligvarer &gt; Brød, kiks og kager &gt; Kager &gt; Friskbagte kager &gt; Blåbærtærte</text:p>
          </table:table-cell>
          <table:table-cell office:value-type="string" calcext:value-type="string">
            <text:p>Blåbærtærte</text:p>
          </table:table-cell>
          <table:table-cell office:value-type="string" calcext:value-type="string">
            <text:p>580 - 600 g / Lagkagehuset</text:p>
          </table:table-cell>
          <table:table-cell/>
          <table:table-cell office:value-type="string" calcext:value-type="string">
            <text:p>79.00</text:p>
          </table:table-cell>
          <table:table-cell office:value-type="string" calcext:value-type="string">
            <text:p>.</text:p>
          </table:table-cell>
          <table:table-cell office:value-type="string" calcext:value-type="string">
            <text:p>Lagkagehuset</text:p>
          </table:table-cell>
          <table:table-cell office:value-type="string" calcext:value-type="string">
            <text:p>Dessert, Fødselsdag, Hygge</text:p>
          </table:table-cell>
          <table:table-cell table:number-columns-repeated="8"/>
          <table:table-cell office:value-type="string" calcext:value-type="string">
            <text:p>Kage</text:p>
          </table:table-cell>
          <table:table-cell office:value-type="string" calcext:value-type="string">
            <text:p>Blåbærtærte</text:p>
            <text:p>Blåbærtærter er lavet efter pund til pund-princippet, hvor ingredienserne til grunddejen indgår i ligelige mængder. I dejen er mørke og hvide chokoladestykker, samt blåbær. Tærten er afpyntet med hvid creme, frisk blåbær, hvide chokoladespåner samt drysset med flormelis.</text:p>
          </table:table-cell>
          <table:table-cell office:value-type="string" calcext:value-type="string">
            <text:p>https://www.nemlig.com/blaabaertaerte-5006214</text:p>
          </table:table-cell>
        </table:table-row>
        <table:table-row table:style-name="ro6">
          <table:table-cell office:value-type="string" calcext:value-type="string">
            <text:p>Dagligvarer &gt; Frugt og grønt &gt; Grøntsager &gt; Kål &gt; Spidskål øko</text:p>
          </table:table-cell>
          <table:table-cell office:value-type="string" calcext:value-type="string">
            <text:p>Spidskål øko</text:p>
          </table:table-cell>
          <table:table-cell office:value-type="string" calcext:value-type="string">
            <text:p>1 stk. / Kiselgården / Danmark / Klasse 1</text:p>
          </table:table-cell>
          <table:table-cell office:value-type="string" calcext:value-type="string">
            <text:p>Dansk,Øko (dansk),Øko (europæisk)</text:p>
          </table:table-cell>
          <table:table-cell office:value-type="string" calcext:value-type="string">
            <text:p>14.00</text:p>
          </table:table-cell>
          <table:table-cell office:value-type="string" calcext:value-type="string">
            <text:p>.</text:p>
          </table:table-cell>
          <table:table-cell office:value-type="string" calcext:value-type="string">
            <text:p>Kiselgården</text:p>
          </table:table-cell>
          <table:table-cell office:value-type="string" calcext:value-type="string">
            <text:p>Grill, Salat, Tilbehør</text:p>
          </table:table-cell>
          <table:table-cell/>
          <table:table-cell office:value-type="string" calcext:value-type="string">
            <text:p>Grøn</text:p>
          </table:table-cell>
          <table:table-cell office:value-type="string" calcext:value-type="string">
            <text:p>Klasse 1</text:p>
          </table:table-cell>
          <table:table-cell/>
          <table:table-cell office:value-type="string" calcext:value-type="string">
            <text:p>Biodynamisk, Dansk, Discount, Øko (dansk), Øko (europæisk)</text:p>
          </table:table-cell>
          <table:table-cell office:value-type="string" calcext:value-type="string">
            <text:p>Danmark</text:p>
          </table:table-cell>
          <table:table-cell/>
          <table:table-cell office:value-type="string" calcext:value-type="string">
            <text:p>Lille</text:p>
          </table:table-cell>
          <table:table-cell office:value-type="string" calcext:value-type="string">
            <text:p>Kål, Spidskål</text:p>
          </table:table-cell>
          <table:table-cell office:value-type="string" calcext:value-type="string">
            <text:p>Spidskål stammer fra de vildtvoksende kål, som oprindeligt voksede i Lilleasien, men de har med tiden bredt sig langs Middelhavets, og Atlanterhavets europæiske kyster.</text:p>
            <text:p/>
            <text:p>Spidskålen minder meget om hvidkål, også i historien, hvor den egentlig kun adskiller sig fra kålens form.</text:p>
            <text:p>I flere lande betragtes spidskål som et ungt hvidkål, altså et hvidkål der ikke har vokset sig færdigt.</text:p>
            <text:p/>
            <text:p>Spidskål har en lysgrøn farve og en mild kålsmag, og er rig på A- og C-vitamin samt kostfibre og mineraler.</text:p>
            <text:p/>
            <text:p>Kålen kan tilberedes på forskellige måder, både dampet, blancheret, stegt, bagt og som rå i salater.</text:p>
            <text:p>En let og lækker spidskålsalat kan bestå af fintsnittet spidskål, hakkede æbler og ristede solsikkekerner med lidt Dijon dressing.</text:p>
            <text:p/>
            <text:p>Kiselgården ved Ugerløse i Vestsjælland er et økologisk jordbrug, dyrket under Biodynamiske principper, som drives af Ask og Amy Rasmussen.</text:p>
            <text:p>Gården har været drevet biodynamisk (og dermed også økologisk) siden 1985, og takket være konstant udvikling er man i dag kommet frem til en moderne udgave, hvor man kan have et godt udbytte og nogle gode produkter, samtidig med at man har bæredygtigheden i højsædet.</text:p>
            <text:p>I dag råder gården over 70 ha, hvoraf cirka halvdelen bliver udnyttet til dyrkning af alt fra traditionelle grøntsager som kartofler og gulerødder til nye og spændende varianter af kål og salater. Den anden halvdel af jorden ligger og samler kræfter, så den er klar til næste sæson.</text:p>
            <text:p/>
            <text:p>På den måde (bl.a.) opnår man en forøget opbygning af organiske stoffer og biologisk diversitet i jorden. Det er et af de områder, hvor biodynamikken adskiller sig fra konventionelt jordbrug. Man arbejder ud fra et holistisk synspunkt, hvor man betragter hele landbruget som en helhed snarere end som sammensatte enkeltdele.</text:p>
          </table:table-cell>
          <table:table-cell office:value-type="string" calcext:value-type="string">
            <text:p>https://www.nemlig.com/spidskaal-oeko-5004403</text:p>
          </table:table-cell>
        </table:table-row>
        <table:table-row table:style-name="ro16">
          <table:table-cell office:value-type="string" calcext:value-type="string">
            <text:p>Dagligvarer &gt; Pleje og skønhed &gt; Krop- og ansigtspleje &gt; Deodorant &gt; Deostick</text:p>
          </table:table-cell>
          <table:table-cell office:value-type="string" calcext:value-type="string">
            <text:p>Deostick</text:p>
          </table:table-cell>
          <table:table-cell office:value-type="string" calcext:value-type="string">
            <text:p>0,075 l / Boss bottled / Hugo Boss</text:p>
          </table:table-cell>
          <table:table-cell/>
          <table:table-cell office:value-type="string" calcext:value-type="string">
            <text:p>99.00</text:p>
          </table:table-cell>
          <table:table-cell office:value-type="string" calcext:value-type="string">
            <text:p>.</text:p>
          </table:table-cell>
          <table:table-cell office:value-type="string" calcext:value-type="string">
            <text:p>Hugo Boss</text:p>
          </table:table-cell>
          <table:table-cell office:value-type="string" calcext:value-type="string">
            <text:p>Mænd</text:p>
          </table:table-cell>
          <table:table-cell table:number-columns-repeated="7"/>
          <table:table-cell office:value-type="string" calcext:value-type="string">
            <text:p>0,075 l</text:p>
          </table:table-cell>
          <table:table-cell office:value-type="string" calcext:value-type="string">
            <text:p>Deodorant, Deostick</text:p>
          </table:table-cell>
          <table:table-cell office:value-type="string" calcext:value-type="string">
            <text:p>Hugo Boss deostick</text:p>
            <text:p>Rene linjer gør BOSS Bottled til en ikonisk klassiker - BOSS indkapslet i en duft.</text:p>
            <text:p>Ved at kombinere elegance og stil er den udviklet med den moderne mand i tankerne. Dynamisk, med friske og sensuelle noter, udstråler duften elegance, raffinement og ren joie de vivre.</text:p>
            <text:p/>
            <text:p>Den afbalanceres af en frisk og frugtagtig topnote, mens det varme, krydret-blomstrede hjerte er domineret af geraniumnoter tilsat en smule kryddernellike. Kropsnoten er afgjort maskulin og består af en dynamisk harmoni af sandeltræ, ceder og vetiver.</text:p>
            <text:p/>
            <text:p>Forny dine daglige muligheder med denne tidløse klassiker.</text:p>
            <text:p/>
            <text:p>Produktspecifikationer:</text:p>
            <text:p>Topnote: Æble</text:p>
            <text:p>Hjertenote: Geranium, Kanel.</text:p>
            <text:p>Basenote: Sensuelle, træagtige noter.</text:p>
          </table:table-cell>
          <table:table-cell office:value-type="string" calcext:value-type="string">
            <text:p>https://www.nemlig.com/deostick-5047192</text:p>
          </table:table-cell>
        </table:table-row>
        <table:table-row table:style-name="ro12">
          <table:table-cell office:value-type="string" calcext:value-type="string">
            <text:p>Dagligvarer &gt; Pleje og skønhed &gt; Krop- og ansigtspleje &gt; Barberskrabere og tilbehør &gt; Barberskum og gel &gt; Barbergel t. følsom hud</text:p>
          </table:table-cell>
          <table:table-cell office:value-type="string" calcext:value-type="string">
            <text:p>Barbergel t. følsom hud</text:p>
          </table:table-cell>
          <table:table-cell office:value-type="string" calcext:value-type="string">
            <text:p>0,20 l / Gillette</text:p>
          </table:table-cell>
          <table:table-cell/>
          <table:table-cell office:value-type="string" calcext:value-type="string">
            <text:p>39.95</text:p>
          </table:table-cell>
          <table:table-cell office:value-type="string" calcext:value-type="string">
            <text:p>.</text:p>
          </table:table-cell>
          <table:table-cell office:value-type="string" calcext:value-type="string">
            <text:p>Gillette</text:p>
          </table:table-cell>
          <table:table-cell office:value-type="string" calcext:value-type="string">
            <text:p>Barbering</text:p>
          </table:table-cell>
          <table:table-cell table:number-columns-repeated="4"/>
          <table:table-cell office:value-type="string" calcext:value-type="string">
            <text:p>Discount</text:p>
          </table:table-cell>
          <table:table-cell table:number-columns-repeated="2"/>
          <table:table-cell office:value-type="string" calcext:value-type="string">
            <text:p>0,2 l</text:p>
          </table:table-cell>
          <table:table-cell office:value-type="string" calcext:value-type="string">
            <text:p>Barberskum</text:p>
          </table:table-cell>
          <table:table-cell office:value-type="string" calcext:value-type="string">
            <text:p>Gillette Series Sensitive Skin Barbergel</text:p>
            <text:p>Den har en mild duft og indeholder aloe.</text:p>
            <text:p>Tre effektive smøremidler får barberskraberen til at glide lettere og beskytter din hud mod sår, rødmen og tørhed, så du kan få en utrolig glat barbering.</text:p>
            <text:p>Gillette Series Sensitive Skin gel er beriget med ekstrakt fra aloe, der beskytter og lindrer huden under barbering.</text:p>
            <text:p>Blødgørende og smørende ingredienser af høj kvalitet, herunder glycerin og silica fugter huden og får barberskraberen til at glide lettere og giver en glat, behagelig barbering.</text:p>
          </table:table-cell>
          <table:table-cell office:value-type="string" calcext:value-type="string">
            <text:p>https://www.nemlig.com/barbergel-t-foelsom-hud-5500821</text:p>
          </table:table-cell>
        </table:table-row>
        <table:table-row table:style-name="ro3">
          <table:table-cell office:value-type="string" calcext:value-type="string">
            <text:p>Dagligvarer &gt; Pleje og skønhed &gt; Toiletartikler &gt; Bind, tamponer og trusseindlæg &gt; Bind og trusseindlæg &gt; Trusseindlæg t. string (tynde)</text:p>
          </table:table-cell>
          <table:table-cell office:value-type="string" calcext:value-type="string">
            <text:p>Trusseindlæg t. string (tynde)</text:p>
          </table:table-cell>
          <table:table-cell office:value-type="string" calcext:value-type="string">
            <text:p>30 stk. / Libresse</text:p>
          </table:table-cell>
          <table:table-cell/>
          <table:table-cell office:value-type="string" calcext:value-type="string">
            <text:p>29.95</text:p>
          </table:table-cell>
          <table:table-cell office:value-type="string" calcext:value-type="string">
            <text:p>.</text:p>
          </table:table-cell>
          <table:table-cell office:value-type="string" calcext:value-type="string">
            <text:p>Libresse</text:p>
          </table:table-cell>
          <table:table-cell table:number-columns-repeated="9"/>
          <table:table-cell office:value-type="string" calcext:value-type="string">
            <text:p>Trusseindlæg</text:p>
          </table:table-cell>
          <table:table-cell office:value-type="string" calcext:value-type="string">
            <text:p>Trusseindlæg</text:p>
            <text:p>Libresse String passer perfekt til dine string-trusser. Trusseindlæggene er både tynde og bløde, så du kan føle dig godt tilpas og frisk hver dag.</text:p>
          </table:table-cell>
          <table:table-cell office:value-type="string" calcext:value-type="string">
            <text:p>https://www.nemlig.com/trusseindlaeg-t-string-tynde-5501152</text:p>
          </table:table-cell>
        </table:table-row>
        <table:table-row table:style-name="ro3">
          <table:table-cell office:value-type="string" calcext:value-type="string">
            <text:p>Dagligvarer &gt; Pleje og skønhed &gt; Toiletartikler &gt; Sex og samliv &gt; Kondomer &gt; Kondomer (classic)</text:p>
          </table:table-cell>
          <table:table-cell office:value-type="string" calcext:value-type="string">
            <text:p>Kondomer (classic)</text:p>
          </table:table-cell>
          <table:table-cell office:value-type="string" calcext:value-type="string">
            <text:p>10 stk. / Valmed</text:p>
          </table:table-cell>
          <table:table-cell/>
          <table:table-cell office:value-type="string" calcext:value-type="string">
            <text:p>24.95</text:p>
          </table:table-cell>
          <table:table-cell office:value-type="string" calcext:value-type="string">
            <text:p>.</text:p>
          </table:table-cell>
          <table:table-cell office:value-type="string" calcext:value-type="string">
            <text:p>Valmed</text:p>
          </table:table-cell>
          <table:table-cell table:number-columns-repeated="5"/>
          <table:table-cell office:value-type="string" calcext:value-type="string">
            <text:p>Discount</text:p>
          </table:table-cell>
          <table:table-cell table:number-columns-repeated="3"/>
          <table:table-cell office:value-type="string" calcext:value-type="string">
            <text:p>Kondomer</text:p>
          </table:table-cell>
          <table:table-cell office:value-type="string" calcext:value-type="string">
            <text:p>Valmed classic kondomer</text:p>
            <text:p>Et mellem kondom der passer til de fleste.</text:p>
          </table:table-cell>
          <table:table-cell office:value-type="string" calcext:value-type="string">
            <text:p>https://www.nemlig.com/kondomer-classic-5023235</text:p>
          </table:table-cell>
        </table:table-row>
        <table:table-row table:style-name="ro7">
          <table:table-cell office:value-type="string" calcext:value-type="string">
            <text:p>Dagligvarer &gt; Frost &gt; Is &gt; Is i bægre og bøtter &gt; Nougatis</text:p>
          </table:table-cell>
          <table:table-cell office:value-type="string" calcext:value-type="string">
            <text:p>Nougatis</text:p>
          </table:table-cell>
          <table:table-cell office:value-type="string" calcext:value-type="string">
            <text:p>1 l / frost / Polar is</text:p>
          </table:table-cell>
          <table:table-cell office:value-type="string" calcext:value-type="string">
            <text:p>Frost</text:p>
          </table:table-cell>
          <table:table-cell office:value-type="string" calcext:value-type="string">
            <text:p>24.95</text:p>
          </table:table-cell>
          <table:table-cell office:value-type="string" calcext:value-type="string">
            <text:p>.</text:p>
          </table:table-cell>
          <table:table-cell office:value-type="string" calcext:value-type="string">
            <text:p>Premier Is</text:p>
          </table:table-cell>
          <table:table-cell office:value-type="string" calcext:value-type="string">
            <text:p>Dessert, Sommer</text:p>
          </table:table-cell>
          <table:table-cell table:number-columns-repeated="4"/>
          <table:table-cell office:value-type="string" calcext:value-type="string">
            <text:p>Frost</text:p>
          </table:table-cell>
          <table:table-cell table:number-columns-repeated="3"/>
          <table:table-cell office:value-type="string" calcext:value-type="string">
            <text:p>Is</text:p>
          </table:table-cell>
          <table:table-cell office:value-type="string" calcext:value-type="string">
            <text:p>Nougatis</text:p>
            <text:p>Karton Nougat is i Polar Is brand har gennem mange år været blandt Danmarks mest solgte literis.</text:p>
            <text:p/>
            <text:p>Den populære vaniljeis med nougat kan serveres med sæsonens friske bær, hakket chokolade, dessertsaucer osv. Mulighederne er uendelige.</text:p>
          </table:table-cell>
          <table:table-cell office:value-type="string" calcext:value-type="string">
            <text:p>https://www.nemlig.com/nougatis-5002084</text:p>
          </table:table-cell>
        </table:table-row>
        <table:table-row table:style-name="ro12">
          <table:table-cell office:value-type="string" calcext:value-type="string">
            <text:p>Dagligvarer &gt; Pleje og skønhed &gt; Krop- og ansigtspleje &gt; Ansigtspleje &gt; Ansigtsrens &gt; Renseservietter</text:p>
          </table:table-cell>
          <table:table-cell office:value-type="string" calcext:value-type="string">
            <text:p>Renseservietter</text:p>
          </table:table-cell>
          <table:table-cell office:value-type="string" calcext:value-type="string">
            <text:p>25 stk. / sensitive skin / Neutral</text:p>
          </table:table-cell>
          <table:table-cell office:value-type="string" calcext:value-type="string">
            <text:p>Den Blå Krans,Svanemærket</text:p>
          </table:table-cell>
          <table:table-cell office:value-type="string" calcext:value-type="string">
            <text:p>49.95</text:p>
          </table:table-cell>
          <table:table-cell office:value-type="string" calcext:value-type="string">
            <text:p>.</text:p>
          </table:table-cell>
          <table:table-cell office:value-type="string" calcext:value-type="string">
            <text:p>Neutral</text:p>
          </table:table-cell>
          <table:table-cell table:number-columns-repeated="5"/>
          <table:table-cell office:value-type="string" calcext:value-type="string">
            <text:p>AllergyCertified, Den Blå Krans, Discount, Parfumefri, Svanemærket</text:p>
          </table:table-cell>
          <table:table-cell table:number-columns-repeated="3"/>
          <table:table-cell office:value-type="string" calcext:value-type="string">
            <text:p>Ansigtsrens, Vådservietter</text:p>
          </table:table-cell>
          <table:table-cell office:value-type="string" calcext:value-type="string">
            <text:p>Parfumefri renseservietter</text:p>
            <text:p>Renseservietter til ansigtet.</text:p>
            <text:p>Fjerner makeup og vandfast mascara og er samtidig fugtbevarende og hudplejende.</text:p>
            <text:p>Mild mod hud og øjne.</text:p>
            <text:p>Indeholder ikke parfume og farvestoffer.</text:p>
          </table:table-cell>
          <table:table-cell office:value-type="string" calcext:value-type="string">
            <text:p>https://www.nemlig.com/renseservietter-5016353</text:p>
          </table:table-cell>
        </table:table-row>
        <table:table-row table:style-name="ro3">
          <table:table-cell office:value-type="string" calcext:value-type="string">
            <text:p>Dagligvarer &gt; Frost &gt; Supper og nem mad &gt; Hot wings, nuggets, chicken dippers og schnitzler &gt; Chili cheese nuggets</text:p>
          </table:table-cell>
          <table:table-cell office:value-type="string" calcext:value-type="string">
            <text:p>Chili cheese nuggets</text:p>
          </table:table-cell>
          <table:table-cell office:value-type="string" calcext:value-type="string">
            <text:p>250 g / m. dip / frost / nice'n easy</text:p>
          </table:table-cell>
          <table:table-cell office:value-type="string" calcext:value-type="string">
            <text:p>Frost</text:p>
          </table:table-cell>
          <table:table-cell office:value-type="string" calcext:value-type="string">
            <text:p>24.95</text:p>
          </table:table-cell>
          <table:table-cell office:value-type="string" calcext:value-type="string">
            <text:p>.</text:p>
          </table:table-cell>
          <table:table-cell office:value-type="string" calcext:value-type="string">
            <text:p>nice'n' easy</text:p>
          </table:table-cell>
          <table:table-cell office:value-type="string" calcext:value-type="string">
            <text:p>Aftensmad</text:p>
          </table:table-cell>
          <table:table-cell table:number-columns-repeated="4"/>
          <table:table-cell office:value-type="string" calcext:value-type="string">
            <text:p>Frost</text:p>
          </table:table-cell>
          <table:table-cell table:number-columns-repeated="3"/>
          <table:table-cell office:value-type="string" calcext:value-type="string">
            <text:p>Færdigret</text:p>
          </table:table-cell>
          <table:table-cell office:value-type="string" calcext:value-type="string">
            <text:p>Cremet ostefyld</text:p>
            <text:p>Panerede snacks med ost, chiliepeber med Sweet n' sour dip.</text:p>
          </table:table-cell>
          <table:table-cell office:value-type="string" calcext:value-type="string">
            <text:p>https://www.nemlig.com/chili-cheese-nuggets-5016445</text:p>
          </table:table-cell>
        </table:table-row>
        <table:table-row table:style-name="ro3">
          <table:table-cell office:value-type="string" calcext:value-type="string">
            <text:p>Dagligvarer &gt; Køl og mejeri &gt; Mejeri &gt; Fløde og flødeskum &gt; Piskefløde &gt; Piskefløde 38% øko.</text:p>
          </table:table-cell>
          <table:table-cell office:value-type="string" calcext:value-type="string">
            <text:p>Piskefløde 38% øko.</text:p>
          </table:table-cell>
          <table:table-cell office:value-type="string" calcext:value-type="string">
            <text:p>0,25 l</text:p>
          </table:table-cell>
          <table:table-cell office:value-type="string" calcext:value-type="string">
            <text:p>Dansk,KØL,Øko (europæisk)</text:p>
          </table:table-cell>
          <table:table-cell office:value-type="string" calcext:value-type="string">
            <text:p>11.95</text:p>
          </table:table-cell>
          <table:table-cell office:value-type="string" calcext:value-type="string">
            <text:p>.</text:p>
          </table:table-cell>
          <table:table-cell/>
          <table:table-cell office:value-type="string" calcext:value-type="string">
            <text:p>Dessert, Madlavning</text:p>
          </table:table-cell>
          <table:table-cell table:number-columns-repeated="4"/>
          <table:table-cell office:value-type="string" calcext:value-type="string">
            <text:p>Dansk, Discount, KØL, Øko (europæisk)</text:p>
          </table:table-cell>
          <table:table-cell office:value-type="string" calcext:value-type="string">
            <text:p>Ko</text:p>
          </table:table-cell>
          <table:table-cell table:number-columns-repeated="2"/>
          <table:table-cell office:value-type="string" calcext:value-type="string">
            <text:p>Piskefløde</text:p>
          </table:table-cell>
          <table:table-cell office:value-type="string" calcext:value-type="string">
            <text:p>Piskefløde</text:p>
            <text:p>Nemlig økologisk piskefløde 1/4 liter.</text:p>
          </table:table-cell>
          <table:table-cell office:value-type="string" calcext:value-type="string">
            <text:p>https://www.nemlig.com/piskefloede-38-oeko-5042393</text:p>
          </table:table-cell>
        </table:table-row>
        <table:table-row table:style-name="ro9">
          <table:table-cell office:value-type="string" calcext:value-type="string">
            <text:p>Dagligvarer &gt; Pleje og skønhed &gt; Hårprodukter &gt; Hårfarve &gt; Hårfarve medium gylden brun</text:p>
          </table:table-cell>
          <table:table-cell office:value-type="string" calcext:value-type="string">
            <text:p>Hårfarve medium gylden brun</text:p>
          </table:table-cell>
          <table:table-cell office:value-type="string" calcext:value-type="string">
            <text:p>1 stk. / Gosh</text:p>
          </table:table-cell>
          <table:table-cell/>
          <table:table-cell office:value-type="string" calcext:value-type="string">
            <text:p>49.95</text:p>
          </table:table-cell>
          <table:table-cell office:value-type="string" calcext:value-type="string">
            <text:p>.</text:p>
          </table:table-cell>
          <table:table-cell office:value-type="string" calcext:value-type="string">
            <text:p>Gosh</text:p>
          </table:table-cell>
          <table:table-cell office:value-type="string" calcext:value-type="string">
            <text:p>Hårpleje</text:p>
          </table:table-cell>
          <table:table-cell table:number-columns-repeated="8"/>
          <table:table-cell office:value-type="string" calcext:value-type="string">
            <text:p>Hårfarve, Hårstyling</text:p>
          </table:table-cell>
          <table:table-cell office:value-type="string" calcext:value-type="string">
            <text:p>Hårfarve medium gylden brun</text:p>
            <text:p>GOSH HAIR COLOUR er en innovativ hår serie bestående af permanente cremehårfarver baseret på de bedste teknologier med ingredienser af høj kvalitet, såsom Arganolie.</text:p>
            <text:p>GOSH HAIR COLOUR opfylder alle forventninger til et professionelt resultat af hårfarvningen.</text:p>
          </table:table-cell>
          <table:table-cell office:value-type="string" calcext:value-type="string">
            <text:p>https://www.nemlig.com/haarfarve-medium-gylden-brun-5047134</text:p>
          </table:table-cell>
        </table:table-row>
        <table:table-row table:style-name="ro3">
          <table:table-cell office:value-type="string" calcext:value-type="string">
            <text:p>Dagligvarer &gt; Køl og mejeri &gt; Mejeri &gt; Smør og fedtstof &gt; Smørbart &gt; Bakkedal</text:p>
          </table:table-cell>
          <table:table-cell office:value-type="string" calcext:value-type="string">
            <text:p>Bakkedal</text:p>
          </table:table-cell>
          <table:table-cell office:value-type="string" calcext:value-type="string">
            <text:p>375 g</text:p>
          </table:table-cell>
          <table:table-cell office:value-type="string" calcext:value-type="string">
            <text:p>KØL</text:p>
          </table:table-cell>
          <table:table-cell office:value-type="string" calcext:value-type="string">
            <text:p>30.75</text:p>
          </table:table-cell>
          <table:table-cell office:value-type="string" calcext:value-type="string">
            <text:p>.</text:p>
          </table:table-cell>
          <table:table-cell office:value-type="string" calcext:value-type="string">
            <text:p>Bakkedal</text:p>
          </table:table-cell>
          <table:table-cell office:value-type="string" calcext:value-type="string">
            <text:p>Bagning, Brød, Frokost, Madlavning</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Smørbart</text:p>
          </table:table-cell>
          <table:table-cell office:value-type="string" calcext:value-type="string">
            <text:p>Bakkedal</text:p>
            <text:p>Smørbart blandingsprodukt. Smørbart direkte fra køleskabet. Anvendelse: på frokostbordet, til madlavning og bagning.</text:p>
          </table:table-cell>
          <table:table-cell office:value-type="string" calcext:value-type="string">
            <text:p>https://www.nemlig.com/bakkedal-5004106</text:p>
          </table:table-cell>
        </table:table-row>
        <table:table-row table:style-name="ro18">
          <table:table-cell office:value-type="string" calcext:value-type="string">
            <text:p>Dagligvarer &gt; Frugt og grønt &gt; Frugt &gt; Bær &gt; Blåbær</text:p>
          </table:table-cell>
          <table:table-cell office:value-type="string" calcext:value-type="string">
            <text:p>Blåbær</text:p>
          </table:table-cell>
          <table:table-cell office:value-type="string" calcext:value-type="string">
            <text:p>125 g / Argentina / Klasse 1</text:p>
          </table:table-cell>
          <table:table-cell/>
          <table:table-cell office:value-type="string" calcext:value-type="string">
            <text:p>15.00</text:p>
          </table:table-cell>
          <table:table-cell office:value-type="string" calcext:value-type="string">
            <text:p>.</text:p>
          </table:table-cell>
          <table:table-cell/>
          <table:table-cell office:value-type="string" calcext:value-type="string">
            <text:p>Brunch, Drinks, Morgenmad, Snack</text:p>
          </table:table-cell>
          <table:table-cell office:value-type="string" calcext:value-type="string">
            <text:p>Bakke</text:p>
          </table:table-cell>
          <table:table-cell office:value-type="string" calcext:value-type="string">
            <text:p>Blå, Hvid</text:p>
          </table:table-cell>
          <table:table-cell office:value-type="string" calcext:value-type="string">
            <text:p>Klasse 1</text:p>
          </table:table-cell>
          <table:table-cell/>
          <table:table-cell office:value-type="string" calcext:value-type="string">
            <text:p>Discount</text:p>
          </table:table-cell>
          <table:table-cell office:value-type="string" calcext:value-type="string">
            <text:p>Argentina</text:p>
          </table:table-cell>
          <table:table-cell table:number-columns-repeated="2"/>
          <table:table-cell office:value-type="string" calcext:value-type="string">
            <text:p>Blåbær</text:p>
          </table:table-cell>
          <table:table-cell office:value-type="string" calcext:value-type="string">
            <text:p>I starten af 1900-tallet fandt man ud af, at de vilde blåbær, som har blåviolet frugtkød, ikke sådan bare kunne dyrkes. Derfor tog man i 1960 de amerikanske blåbær til sig, da disse kunne dyrkes som man ville.</text:p>
            <text:p/>
            <text:p>De vilde blåbær er som sagt svære at dyrke, og derfor er de en sjælenhed at finde. Netop derfor er det de amerikanske blåbær og storfrugtet blåbær dem som vi ser i dag. De er nemme at dyrke, både hos en avler, men også hjemme i haven.</text:p>
            <text:p/>
            <text:p>De to blåbærsorter, amerikanske og storfrugtet, varierer meget i størrelsen. Frugtkødet er hvidt eller grønligt, syrligt, sødt og saftigt, men de har en mildere aroma end de vilde blåbær.</text:p>
            <text:p/>
            <text:p>Generelt er blåbær blevet et stort hit blandt forbrugerne bl.a. grundet deres høje indhold af antioxidanter.</text:p>
            <text:p>Derudover smager de dejligt, og de kan bruges til lidt at hvert.</text:p>
            <text:p>De er lækre i bagværk, så som boller og kage, men er også lækre at spise friske, hvad end det er i salaten eller snackskålen.</text:p>
            <text:p/>
            <text:p>Tips:</text:p>
            <text:p>Disse blåbær er de "amerikanske blåbær", og de har derfor et hvidt eller grønligt frugtkød, og den lækre smag af blåbær.</text:p>
            <text:p/>
            <text:p>Opbevaring:</text:p>
            <text:p>Blåbær bør opbevares på køl, og har da en forventet holdbarhed på 1-2 dage.</text:p>
            <text:p/>
            <text:p>Hos nemlig.com lægger vi stor vægt på, at kvaliteten på frugt og grønt er høj. Det betyder, at vi vælger at kassere varen, hvis kvaliteten ikke er i orden. I de tilfælde erstatter vi så vidt muligt varen med tilsvarende, der kan skaffes fra en anden leverandør. Derfor forbeholder vi os retten til at levere produkter fra et andet land end det, der stod på hjemmesiden ved bestilling. Alternativet ville være ikke at kunne levere den pågældende vare. Det synes vi er sund fornuft.</text:p>
          </table:table-cell>
          <table:table-cell office:value-type="string" calcext:value-type="string">
            <text:p>https://www.nemlig.com/blaabaer-5000001</text:p>
          </table:table-cell>
        </table:table-row>
        <table:table-row table:style-name="ro3">
          <table:table-cell office:value-type="string" calcext:value-type="string">
            <text:p>Dagligvarer &gt; Kolonial &gt; Marmelade, smørepålæg m.m. &gt; Marmelade og syltetøj &gt; Tyttebærsyltetøj øko.</text:p>
          </table:table-cell>
          <table:table-cell office:value-type="string" calcext:value-type="string">
            <text:p>Tyttebærsyltetøj øko.</text:p>
          </table:table-cell>
          <table:table-cell office:value-type="string" calcext:value-type="string">
            <text:p>340 g / fairtrade / Fynbo</text:p>
          </table:table-cell>
          <table:table-cell office:value-type="string" calcext:value-type="string">
            <text:p>Fairtrade,Øko (dansk),Øko (europæisk)</text:p>
          </table:table-cell>
          <table:table-cell office:value-type="string" calcext:value-type="string">
            <text:p>26.95</text:p>
          </table:table-cell>
          <table:table-cell office:value-type="string" calcext:value-type="string">
            <text:p>.</text:p>
          </table:table-cell>
          <table:table-cell office:value-type="string" calcext:value-type="string">
            <text:p>Fynbo</text:p>
          </table:table-cell>
          <table:table-cell office:value-type="string" calcext:value-type="string">
            <text:p>Jul, Morgenmad</text:p>
          </table:table-cell>
          <table:table-cell table:number-columns-repeated="4"/>
          <table:table-cell office:value-type="string" calcext:value-type="string">
            <text:p>Fairtrade, Øko (dansk), Øko (europæisk)</text:p>
          </table:table-cell>
          <table:table-cell table:number-columns-repeated="3"/>
          <table:table-cell office:value-type="string" calcext:value-type="string">
            <text:p>Syltetøj</text:p>
          </table:table-cell>
          <table:table-cell office:value-type="string" calcext:value-type="string">
            <text:p>Tyttebærsyltetøj øko.</text:p>
            <text:p>Tyttebærsyltetøj er lavet af økologiske tyttebær, sødet med økologisk Fairtrade rørsukker. Fynbo Økologisk Fairtrade tyttebærsyltetøj har en frisk og sød smag og egner sig perfekt som tilbehør til kødretter, vildt og gammeldags oksesteg .</text:p>
          </table:table-cell>
          <table:table-cell office:value-type="string" calcext:value-type="string">
            <text:p>https://www.nemlig.com/tyttebaersyltetoej-oeko-5029138</text:p>
          </table:table-cell>
        </table:table-row>
        <table:table-row table:style-name="ro2">
          <table:table-cell office:value-type="string" calcext:value-type="string">
            <text:p>Dagligvarer &gt; Køl og mejeri &gt; Mejeri &gt; Smør og fedtstof &gt; Margarine &gt; Bage- og stegemargarine &gt; Bagemargarine</text:p>
          </table:table-cell>
          <table:table-cell office:value-type="string" calcext:value-type="string">
            <text:p>Bagemargarine</text:p>
          </table:table-cell>
          <table:table-cell office:value-type="string" calcext:value-type="string">
            <text:p>500 g / Oma</text:p>
          </table:table-cell>
          <table:table-cell/>
          <table:table-cell office:value-type="string" calcext:value-type="string">
            <text:p>19.95</text:p>
          </table:table-cell>
          <table:table-cell office:value-type="string" calcext:value-type="string">
            <text:p>.</text:p>
          </table:table-cell>
          <table:table-cell office:value-type="string" calcext:value-type="string">
            <text:p>Oma</text:p>
          </table:table-cell>
          <table:table-cell table:number-columns-repeated="9"/>
          <table:table-cell office:value-type="string" calcext:value-type="string">
            <text:p>Margarine</text:p>
          </table:table-cell>
          <table:table-cell office:value-type="string" calcext:value-type="string">
            <text:p>Oma Bagemargarine</text:p>
            <text:p>OMA Bage er især velegnet, når du bager kager og brød og vil opnå det bedste og sprødeste resultat. Margarinen OMA Bage har en blød konsistens, der gør det nemmere at røre, smuldre og ælte.</text:p>
            <text:p/>
            <text:p>OMA Bage kan bruges til alle typer af brød og kager, men du opnår de bedste resultater, hvis margarinen har den rette temperatur. Til brød og skærekager bør margarinen være 18-22 ◦C, når du arbejder med den, mens temperaturen til småkager, mørdej og tærter bør være 10-12 ◦C.</text:p>
            <text:p/>
            <text:p>Husk at opbevare OMA Bage i køleskabet efter åbning.</text:p>
          </table:table-cell>
          <table:table-cell office:value-type="string" calcext:value-type="string">
            <text:p>https://www.nemlig.com/bagemargarine-702010</text:p>
          </table:table-cell>
        </table:table-row>
        <table:table-row table:style-name="ro7">
          <table:table-cell office:value-type="string" calcext:value-type="string">
            <text:p>Dagligvarer &gt; Kolonial &gt; Dressing og saucer &gt; Dressing og tilbehør &gt; Ketchup &gt; Ketchup øko.</text:p>
          </table:table-cell>
          <table:table-cell office:value-type="string" calcext:value-type="string">
            <text:p>Ketchup øko.</text:p>
          </table:table-cell>
          <table:table-cell office:value-type="string" calcext:value-type="string">
            <text:p>580 g / Heinz</text:p>
          </table:table-cell>
          <table:table-cell office:value-type="string" calcext:value-type="string">
            <text:p>Øko (europæisk)</text:p>
          </table:table-cell>
          <table:table-cell office:value-type="string" calcext:value-type="string">
            <text:p>31.95</text:p>
          </table:table-cell>
          <table:table-cell office:value-type="string" calcext:value-type="string">
            <text:p>.</text:p>
          </table:table-cell>
          <table:table-cell office:value-type="string" calcext:value-type="string">
            <text:p>Heinz</text:p>
          </table:table-cell>
          <table:table-cell table:number-columns-repeated="5"/>
          <table:table-cell office:value-type="string" calcext:value-type="string">
            <text:p>Discount, Øko (europæisk)</text:p>
          </table:table-cell>
          <table:table-cell table:number-columns-repeated="3"/>
          <table:table-cell office:value-type="string" calcext:value-type="string">
            <text:p>Ketchup</text:p>
          </table:table-cell>
          <table:table-cell office:value-type="string" calcext:value-type="string">
            <text:p>Økologisk ketchup</text:p>
            <text:p>Råvarerne i Heinz økologiske ketchup er dyrket helt uden kunstgødning eller sprøjtemidler. Så den har både en god smag og giver en god følelse. Her har du den i en praktisk plastflaske, så alle omkring bordet kan spise lige så økologisk som dig.</text:p>
            <text:p/>
            <text:p>Det er Heinz solmodne tomater, deres egen viden samt passion som giver Heinz ketchup sin unikke smag. Ingen kunstige tilsætningsstoffer. Ingen konserveringsmidler.</text:p>
          </table:table-cell>
          <table:table-cell office:value-type="string" calcext:value-type="string">
            <text:p>https://www.nemlig.com/ketchup-oeko-5501848</text:p>
          </table:table-cell>
        </table:table-row>
        <table:table-row table:style-name="ro3">
          <table:table-cell table:number-columns-repeated="2" office:value-type="string" calcext:value-type="string">
            <text:p>Tun i vand</text:p>
          </table:table-cell>
          <table:table-cell office:value-type="string" calcext:value-type="string">
            <text:p>185 g / 130 g / Mikado</text:p>
          </table:table-cell>
          <table:table-cell/>
          <table:table-cell office:value-type="string" calcext:value-type="string">
            <text:p>8.31</text:p>
          </table:table-cell>
          <table:table-cell office:value-type="string" calcext:value-type="string">
            <text:p>.</text:p>
          </table:table-cell>
          <table:table-cell office:value-type="string" calcext:value-type="string">
            <text:p>Mikado</text:p>
          </table:table-cell>
          <table:table-cell office:value-type="string" calcext:value-type="string">
            <text:p>Aftensmad, Frokost</text:p>
          </table:table-cell>
          <table:table-cell table:number-columns-repeated="4"/>
          <table:table-cell office:value-type="string" calcext:value-type="string">
            <text:p>Discount</text:p>
          </table:table-cell>
          <table:table-cell table:number-columns-repeated="3"/>
          <table:table-cell office:value-type="string" calcext:value-type="string">
            <text:p>Fiskekonserves</text:p>
          </table:table-cell>
          <table:table-cell office:value-type="string" calcext:value-type="string">
            <text:p>Tun i vand</text:p>
            <text:p>Skipjack tun stykker i vand. FAD-free, med easy open</text:p>
          </table:table-cell>
          <table:table-cell office:value-type="string" calcext:value-type="string">
            <text:p>https://www.nemlig.com/tun-i-vand-5046189</text:p>
          </table:table-cell>
        </table:table-row>
        <table:table-row table:style-name="ro9">
          <table:table-cell office:value-type="string" calcext:value-type="string">
            <text:p>Dagligvarer &gt; Drikkevarer &gt; Molino di Sant'antimo Brunello</text:p>
          </table:table-cell>
          <table:table-cell office:value-type="string" calcext:value-type="string">
            <text:p>Molino di Sant'antimo Brunello</text:p>
          </table:table-cell>
          <table:table-cell office:value-type="string" calcext:value-type="string">
            <text:p>Italien / Toscana / 2014 / 0,75 l / rødvin</text:p>
          </table:table-cell>
          <table:table-cell/>
          <table:table-cell office:value-type="string" calcext:value-type="string">
            <text:p>439.95</text:p>
          </table:table-cell>
          <table:table-cell office:value-type="string" calcext:value-type="string">
            <text:p>.</text:p>
          </table:table-cell>
          <table:table-cell/>
          <table:table-cell office:value-type="string" calcext:value-type="string">
            <text:p>Oksekød</text:p>
          </table:table-cell>
          <table:table-cell office:value-type="string" calcext:value-type="string">
            <text:p>Kork</text:p>
          </table:table-cell>
          <table:table-cell table:number-columns-repeated="2"/>
          <table:table-cell office:value-type="string" calcext:value-type="string">
            <text:p>Italien</text:p>
          </table:table-cell>
          <table:table-cell table:number-columns-repeated="4"/>
          <table:table-cell office:value-type="string" calcext:value-type="string">
            <text:p>Rødvin</text:p>
          </table:table-cell>
          <table:table-cell office:value-type="string" calcext:value-type="string">
            <text:p>Molino di Sant’Antimo Brunello di Montacino 2014</text:p>
            <text:p>Bedste Brunello 2014 af alle hos Decanter Magazine! Hædret med hele 97 point og Platinmedalje: ”Leaves the mouth asking for more.” Vinen er et skoleeksempel på Sangioveses urtede elegance. Det her er Brunello i sin rene, klassiske form – med komplekse strejf af svesker, tobak, læder middelhavsurter. 4,2 af 5,0 stjerner Vivino (49 bedømmelser) Nyd denne flotte Brunnelo til godt oksekød, lam, kraftige pastretter, svampe og lagrede oste. Servér ved 16-18°C.</text:p>
            <text:p>Vinen er modnet 3 ½ år på store, traditionelle egetræsfade samt 4 måneder på flaske, inden den frigives til salg. Molino di Sant’Antimo er en ung og fremadstormende vingård, der er beliggende sydøst for Montalcino. Vinhusets unge alder til trods har Molino di Sant’Antimo allerede høstet impponerende mange +90 ratings hos de store anmeldere.</text:p>
          </table:table-cell>
          <table:table-cell office:value-type="string" calcext:value-type="string">
            <text:p>https://www.nemlig.com/molino-di-sant-antimo-brunello-5042426</text:p>
          </table:table-cell>
        </table:table-row>
        <table:table-row table:style-name="ro13">
          <table:table-cell office:value-type="string" calcext:value-type="string">
            <text:p>Dagligvarer &gt; Slik og kiosk &gt; Chokolade &gt; Chokoladeæsker og dåser &gt; Liljer bdt. "Stargazer"</text:p>
          </table:table-cell>
          <table:table-cell office:value-type="string" calcext:value-type="string">
            <text:p>Liljer bdt. "Stargazer"</text:p>
          </table:table-cell>
          <table:table-cell office:value-type="string" calcext:value-type="string">
            <text:p>1 bdt. / 3 stilke / ca. 50 cm</text:p>
          </table:table-cell>
          <table:table-cell/>
          <table:table-cell office:value-type="string" calcext:value-type="string">
            <text:p>60.00</text:p>
          </table:table-cell>
          <table:table-cell office:value-type="string" calcext:value-type="string">
            <text:p>.</text:p>
          </table:table-cell>
          <table:table-cell/>
          <table:table-cell office:value-type="string" calcext:value-type="string">
            <text:p>Buket, Gave, Vase</text:p>
          </table:table-cell>
          <table:table-cell table:number-columns-repeated="8"/>
          <table:table-cell office:value-type="string" calcext:value-type="string">
            <text:p>Afskårne blomster, Snit blomster</text:p>
          </table:table-cell>
          <table:table-cell office:value-type="string" calcext:value-type="string">
            <text:p>Sådan håndterer du denne blomst:</text:p>
            <text:p/>
            <text:p>Snit blomsterstilken på skråt ca. 3cm fra bunden.</text:p>
            <text:p/>
            <text:p>Fjern de nederste blade, så der ikke kommer blade under vandet Stil dem i koldt vand.</text:p>
            <text:p/>
            <text:p>Snit dem igen og skift vandet minimum hver anden dag for bedste holdbarhed.</text:p>
          </table:table-cell>
          <table:table-cell office:value-type="string" calcext:value-type="string">
            <text:p>https://www.nemlig.com/liljer-bdt-stargazer-5005057</text:p>
          </table:table-cell>
        </table:table-row>
        <table:table-row table:style-name="ro3">
          <table:table-cell office:value-type="string" calcext:value-type="string">
            <text:p>Dagligvarer &gt; Drikkevarer &gt; Ice tea og lemonade &gt; Ice tea m. lemon</text:p>
          </table:table-cell>
          <table:table-cell office:value-type="string" calcext:value-type="string">
            <text:p>Ice tea m. lemon</text:p>
          </table:table-cell>
          <table:table-cell office:value-type="string" calcext:value-type="string">
            <text:p>1 l / m. koffein / ex. pant / EASIS</text:p>
          </table:table-cell>
          <table:table-cell/>
          <table:table-cell office:value-type="string" calcext:value-type="string">
            <text:p>15.00</text:p>
          </table:table-cell>
          <table:table-cell office:value-type="string" calcext:value-type="string">
            <text:p>.</text:p>
          </table:table-cell>
          <table:table-cell office:value-type="string" calcext:value-type="string">
            <text:p>EASIS</text:p>
          </table:table-cell>
          <table:table-cell office:value-type="string" calcext:value-type="string">
            <text:p>Drikke</text:p>
          </table:table-cell>
          <table:table-cell table:number-columns-repeated="8"/>
          <table:table-cell office:value-type="string" calcext:value-type="string">
            <text:p>Ice Tea</text:p>
          </table:table-cell>
          <table:table-cell office:value-type="string" calcext:value-type="string">
            <text:p>Easis ice tea</text:p>
            <text:p>Iste med smag af citron pg koffein.</text:p>
          </table:table-cell>
          <table:table-cell office:value-type="string" calcext:value-type="string">
            <text:p>https://www.nemlig.com/ice-tea-m-lemon-5045996</text:p>
          </table:table-cell>
        </table:table-row>
        <table:table-row table:style-name="ro7">
          <table:table-cell office:value-type="string" calcext:value-type="string">
            <text:p>Dagligvarer &gt; Drikkevarer &gt; Cantina Ronco Bio IGT Rosso</text:p>
          </table:table-cell>
          <table:table-cell office:value-type="string" calcext:value-type="string">
            <text:p>Cantina Ronco Bio IGT Rosso</text:p>
          </table:table-cell>
          <table:table-cell office:value-type="string" calcext:value-type="string">
            <text:p>Italien / Terre Siciliane / 3 l box / rødvin</text:p>
          </table:table-cell>
          <table:table-cell office:value-type="string" calcext:value-type="string">
            <text:p>Øko (europæisk)</text:p>
          </table:table-cell>
          <table:table-cell office:value-type="string" calcext:value-type="string">
            <text:p>145.00</text:p>
          </table:table-cell>
          <table:table-cell office:value-type="string" calcext:value-type="string">
            <text:p>.</text:p>
          </table:table-cell>
          <table:table-cell table:number-columns-repeated="2"/>
          <table:table-cell office:value-type="string" calcext:value-type="string">
            <text:p>BIB</text:p>
          </table:table-cell>
          <table:table-cell table:number-columns-repeated="2"/>
          <table:table-cell office:value-type="string" calcext:value-type="string">
            <text:p>Italien</text:p>
          </table:table-cell>
          <table:table-cell office:value-type="string" calcext:value-type="string">
            <text:p>Discount, Øko (europæisk)</text:p>
          </table:table-cell>
          <table:table-cell table:number-columns-repeated="3"/>
          <table:table-cell office:value-type="string" calcext:value-type="string">
            <text:p>Rødvin</text:p>
          </table:table-cell>
          <table:table-cell office:value-type="string" calcext:value-type="string">
            <text:p>Cantina Ronco Bio IGT Rosso</text:p>
            <text:p>Syrah og merlot er plukket separat, knust og gæret i rustfri ståltanke ved 24 grader. Efter 7 dages gæring er vinen fyldt over på 2 forskellige tanke, hvor de er opbevaret i 6 – 8 måneder. Efter at det færdige blend er lavet, har vinen gennemgået en let klaring, filtrering og herefter tappet. Vinen har en medium rød farve med et rubinrødt skær. Noter af modne blommer og ribs. Smagen er medium kraftig med en fyldig tekstur og bløde tanniner, som smelter sammen med den blide syre.</text:p>
            <text:p/>
            <text:p>Server den til modne oste, grillet og stegt rødt kød.</text:p>
          </table:table-cell>
          <table:table-cell office:value-type="string" calcext:value-type="string">
            <text:p>https://www.nemlig.com/cantina-ronco-bio-igt-rosso-5040459</text:p>
          </table:table-cell>
        </table:table-row>
        <table:table-row table:style-name="ro9">
          <table:table-cell office:value-type="string" calcext:value-type="string">
            <text:p>Dagligvarer &gt; Brød, kiks og kager &gt; Boller &gt; Te- og rosinboller &gt; Theboller</text:p>
          </table:table-cell>
          <table:table-cell office:value-type="string" calcext:value-type="string">
            <text:p>Theboller</text:p>
          </table:table-cell>
          <table:table-cell office:value-type="string" calcext:value-type="string">
            <text:p>4 stk. / 260 g / Bröd</text:p>
          </table:table-cell>
          <table:table-cell/>
          <table:table-cell office:value-type="string" calcext:value-type="string">
            <text:p>19.95</text:p>
          </table:table-cell>
          <table:table-cell office:value-type="string" calcext:value-type="string">
            <text:p>.</text:p>
          </table:table-cell>
          <table:table-cell office:value-type="string" calcext:value-type="string">
            <text:p>Bröd</text:p>
          </table:table-cell>
          <table:table-cell office:value-type="string" calcext:value-type="string">
            <text:p>Dessert, Hygge, Morgenmad, Snack</text:p>
          </table:table-cell>
          <table:table-cell table:number-columns-repeated="8"/>
          <table:table-cell office:value-type="string" calcext:value-type="string">
            <text:p>Boller</text:p>
          </table:table-cell>
          <table:table-cell office:value-type="string" calcext:value-type="string">
            <text:p>Traditionelle theboller</text:p>
            <text:p>Let og luftige theboller, perfekte til eksempelvis fødselsdage og kaffebordet.</text:p>
            <text:p>Nydes traditionelt med smør, eller top dem med lækkert pålæg.</text:p>
          </table:table-cell>
          <table:table-cell office:value-type="string" calcext:value-type="string">
            <text:p>https://www.nemlig.com/theboller-5016029</text:p>
          </table:table-cell>
        </table:table-row>
        <table:table-row table:style-name="ro1">
          <table:table-cell office:value-type="string" calcext:value-type="string">
            <text:p>Dagligvarer &gt; Kolonial &gt; Krydderier &gt; Krydderier &gt; Oregano</text:p>
          </table:table-cell>
          <table:table-cell office:value-type="string" calcext:value-type="string">
            <text:p>Oregano</text:p>
          </table:table-cell>
          <table:table-cell office:value-type="string" calcext:value-type="string">
            <text:p>5 g / Santa Maria</text:p>
          </table:table-cell>
          <table:table-cell/>
          <table:table-cell office:value-type="string" calcext:value-type="string">
            <text:p>20.95</text:p>
          </table:table-cell>
          <table:table-cell office:value-type="string" calcext:value-type="string">
            <text:p>.</text:p>
          </table:table-cell>
          <table:table-cell office:value-type="string" calcext:value-type="string">
            <text:p>Santa Maria</text:p>
          </table:table-cell>
          <table:table-cell/>
          <table:table-cell office:value-type="string" calcext:value-type="string">
            <text:p>Glas</text:p>
          </table:table-cell>
          <table:table-cell table:number-columns-repeated="7"/>
          <table:table-cell office:value-type="string" calcext:value-type="string">
            <text:p>Krydderi</text:p>
          </table:table-cell>
          <table:table-cell office:value-type="string" calcext:value-type="string">
            <text:p>Oregano</text:p>
          </table:table-cell>
          <table:table-cell office:value-type="string" calcext:value-type="string">
            <text:p>https://www.nemlig.com/oregano-5046115</text:p>
          </table:table-cell>
        </table:table-row>
        <table:table-row table:style-name="ro7">
          <table:table-cell office:value-type="string" calcext:value-type="string">
            <text:p>Dagligvarer &gt; Drikkevarer &gt; Cloudy Bay Pinot Noir 2018</text:p>
          </table:table-cell>
          <table:table-cell office:value-type="string" calcext:value-type="string">
            <text:p>Cloudy Bay Pinot Noir 2018</text:p>
          </table:table-cell>
          <table:table-cell office:value-type="string" calcext:value-type="string">
            <text:p>New Zealand / Marlborough / 0,75 l rødvin</text:p>
          </table:table-cell>
          <table:table-cell/>
          <table:table-cell office:value-type="string" calcext:value-type="string">
            <text:p>329.95</text:p>
          </table:table-cell>
          <table:table-cell office:value-type="string" calcext:value-type="string">
            <text:p>.</text:p>
          </table:table-cell>
          <table:table-cell/>
          <table:table-cell office:value-type="string" calcext:value-type="string">
            <text:p>Ost, Pølser, Svinekød, Tapas</text:p>
          </table:table-cell>
          <table:table-cell office:value-type="string" calcext:value-type="string">
            <text:p>Skruelåg</text:p>
          </table:table-cell>
          <table:table-cell table:number-columns-repeated="2"/>
          <table:table-cell office:value-type="string" calcext:value-type="string">
            <text:p>New Zealand</text:p>
          </table:table-cell>
          <table:table-cell table:number-columns-repeated="4"/>
          <table:table-cell office:value-type="string" calcext:value-type="string">
            <text:p>Rødvin</text:p>
          </table:table-cell>
          <table:table-cell office:value-type="string" calcext:value-type="string">
            <text:p>Cloudy Bay Pinot Noir 2018</text:p>
            <text:p>Vinen har mange forskellige aromaer. Du kan finde aromaer af blomster, timian, sød lakrids, vilde jordbær, mørke kirsebær og tobak.Det giver smagsnoter af skovbund, nelliker og krydderier.Der er en fin balance mellem syre og tanniner samt en god afrundet, lang eftersmag.</text:p>
            <text:p/>
            <text:p>Vinhuset: Cloudy Bay Vineyards blev etableret i 1985. Innovation, opmærksomhed på detaljer og regionale udtryk, er de ledende principper for Cloudy Bay. Cloudy Bay fokuserer på at producere vine, som tydeligt bærer præg af området, hvor druerne dyrkes. De stræber efter at forbedre den rene, forfriskende smag, som naturligt ydes af klimaet og jordbunden i Marlborough.</text:p>
          </table:table-cell>
          <table:table-cell office:value-type="string" calcext:value-type="string">
            <text:p>https://www.nemlig.com/cloudy-bay-pinot-noir-2018-5010866</text:p>
          </table:table-cell>
        </table:table-row>
        <table:table-row table:style-name="ro3">
          <table:table-cell table:number-columns-repeated="2" office:value-type="string" calcext:value-type="string">
            <text:p>Gammeldags islagkage m.jordbær</text:p>
          </table:table-cell>
          <table:table-cell office:value-type="string" calcext:value-type="string">
            <text:p>1,30 l / og mazarin / frost / Premier Is</text:p>
          </table:table-cell>
          <table:table-cell office:value-type="string" calcext:value-type="string">
            <text:p>Frost</text:p>
          </table:table-cell>
          <table:table-cell office:value-type="string" calcext:value-type="string">
            <text:p>84.95</text:p>
          </table:table-cell>
          <table:table-cell office:value-type="string" calcext:value-type="string">
            <text:p>.</text:p>
          </table:table-cell>
          <table:table-cell office:value-type="string" calcext:value-type="string">
            <text:p>Premier Is</text:p>
          </table:table-cell>
          <table:table-cell office:value-type="string" calcext:value-type="string">
            <text:p>Dessert, Sommer</text:p>
          </table:table-cell>
          <table:table-cell table:number-columns-repeated="4"/>
          <table:table-cell office:value-type="string" calcext:value-type="string">
            <text:p>Frost</text:p>
          </table:table-cell>
          <table:table-cell table:number-columns-repeated="3"/>
          <table:table-cell office:value-type="string" calcext:value-type="string">
            <text:p>Is, Kage</text:p>
          </table:table-cell>
          <table:table-cell office:value-type="string" calcext:value-type="string">
            <text:p>Gammeldags islagkage med jordbær og mazarin</text:p>
            <text:p>Gl.dags Islagkage jordbær/mazarin er fremstillet af flødeis, sommersøde jordbær og saftige mazarintærtestykker. Den er pyntet med vaniljeflødeis og rundet af med et lag mørkt overtræk og jordbærstykker i toppen. Det er smagen af dansk sommer på din desserttallerken.</text:p>
          </table:table-cell>
          <table:table-cell office:value-type="string" calcext:value-type="string">
            <text:p>https://www.nemlig.com/gammeldags-islagkage-m-jordbaer-5026776</text:p>
          </table:table-cell>
        </table:table-row>
        <table:table-row table:style-name="ro4">
          <table:table-cell office:value-type="string" calcext:value-type="string">
            <text:p>Dagligvarer &gt; Frugt og grønt &gt; Grøntsager &gt; Svampe &gt; Champignon</text:p>
          </table:table-cell>
          <table:table-cell office:value-type="string" calcext:value-type="string">
            <text:p>Champignon</text:p>
          </table:table-cell>
          <table:table-cell office:value-type="string" calcext:value-type="string">
            <text:p>500 g / Polen / Klasse 1</text:p>
          </table:table-cell>
          <table:table-cell/>
          <table:table-cell office:value-type="string" calcext:value-type="string">
            <text:p>16.00</text:p>
          </table:table-cell>
          <table:table-cell office:value-type="string" calcext:value-type="string">
            <text:p>.</text:p>
          </table:table-cell>
          <table:table-cell table:number-columns-repeated="2"/>
          <table:table-cell office:value-type="string" calcext:value-type="string">
            <text:p>Bakke</text:p>
          </table:table-cell>
          <table:table-cell office:value-type="string" calcext:value-type="string">
            <text:p>Hvid</text:p>
          </table:table-cell>
          <table:table-cell office:value-type="string" calcext:value-type="string">
            <text:p>Klasse 1</text:p>
          </table:table-cell>
          <table:table-cell/>
          <table:table-cell office:value-type="string" calcext:value-type="string">
            <text:p>Discount</text:p>
          </table:table-cell>
          <table:table-cell office:value-type="string" calcext:value-type="string">
            <text:p>Polen</text:p>
          </table:table-cell>
          <table:table-cell office:value-type="string" calcext:value-type="string">
            <text:p>Champignon</text:p>
          </table:table-cell>
          <table:table-cell/>
          <table:table-cell office:value-type="string" calcext:value-type="string">
            <text:p>Svampe</text:p>
          </table:table-cell>
          <table:table-cell office:value-type="string" calcext:value-type="string">
            <text:p>Champignon er den mest almindelige spisesvamp.</text:p>
            <text:p>Den har en mild svampesmag.</text:p>
            <text:p>Den kan anvendes friske i salater eller den kan tilsættes sammenkogte retter, bruges som fyld i omeletter og pizzaer og indgå i supper og saucer. Desuden er ristede champignoner og sprødt bacon klassisk tilbehør til lun leverpostej på frokostbordet.</text:p>
            <text:p/>
            <text:p>Tips:</text:p>
            <text:p>Champignon kan fås hele året rundt.</text:p>
            <text:p/>
            <text:p>Generelt er svampe velegnet i salater, supper, saucer, på grill og som garniture til kød og fisk. Derudover egner de sig også godt til orientalske retter.</text:p>
            <text:p/>
            <text:p>Bemærk:</text:p>
            <text:p>Svampe kan til tider udvikle et lag hvidt "skimmel" på rødderne. Det gør de, fordi det er levende organismer, der fortsætter med at udvikle sig, efter de er plukket.</text:p>
            <text:p>Det hvide lag er svampens naturlige mycelium, som den danner for at prøve at formere sig, når den ikke er i jord, og det er ikke på nogen måde farligt. Hvis selve svampen dufter frisk og er fast i kødet, skæres rødderne blot væk, som man jo oftest ville gøre alligevel.</text:p>
            <text:p>Hvis der er skimmel på hatten eller selve svampen er slimet eller lugter dårligt, så er den for gammel.</text:p>
          </table:table-cell>
          <table:table-cell office:value-type="string" calcext:value-type="string">
            <text:p>https://www.nemlig.com/champignon-5010800</text:p>
          </table:table-cell>
        </table:table-row>
        <table:table-row table:style-name="ro1">
          <table:table-cell office:value-type="string" calcext:value-type="string">
            <text:p>Dagligvarer &gt; Blomster og have &gt; Jord og gødning &gt; Jutegarn grøn</text:p>
          </table:table-cell>
          <table:table-cell office:value-type="string" calcext:value-type="string">
            <text:p>Jutegarn grøn</text:p>
          </table:table-cell>
          <table:table-cell office:value-type="string" calcext:value-type="string">
            <text:p>1 stk. / ca. 50 meter</text:p>
          </table:table-cell>
          <table:table-cell/>
          <table:table-cell office:value-type="string" calcext:value-type="string">
            <text:p>25.00</text:p>
          </table:table-cell>
          <table:table-cell office:value-type="string" calcext:value-type="string">
            <text:p>.</text:p>
          </table:table-cell>
          <table:table-cell/>
          <table:table-cell office:value-type="string" calcext:value-type="string">
            <text:p>Buket, Dekoration</text:p>
          </table:table-cell>
          <table:table-cell table:number-columns-repeated="8"/>
          <table:table-cell office:value-type="string" calcext:value-type="string">
            <text:p>Blomstertilbehør</text:p>
          </table:table-cell>
          <table:table-cell/>
          <table:table-cell office:value-type="string" calcext:value-type="string">
            <text:p>https://www.nemlig.com/jutegarn-groen-5049780</text:p>
          </table:table-cell>
        </table:table-row>
        <table:table-row table:style-name="ro1">
          <table:table-cell office:value-type="string" calcext:value-type="string">
            <text:p>Dagligvarer &gt; Drikkevarer &gt; Øl &gt; Øltyper &gt; Specialøl &gt; Guacamole dip</text:p>
          </table:table-cell>
          <table:table-cell office:value-type="string" calcext:value-type="string">
            <text:p>Guacamole dip</text:p>
          </table:table-cell>
          <table:table-cell office:value-type="string" calcext:value-type="string">
            <text:p>250 g / Santa Maria - Tex Mex</text:p>
          </table:table-cell>
          <table:table-cell/>
          <table:table-cell office:value-type="string" calcext:value-type="string">
            <text:p>23.95</text:p>
          </table:table-cell>
          <table:table-cell office:value-type="string" calcext:value-type="string">
            <text:p>16.77</text:p>
          </table:table-cell>
          <table:table-cell office:value-type="string" calcext:value-type="string">
            <text:p>Santa Maria</text:p>
          </table:table-cell>
          <table:table-cell table:number-columns-repeated="5"/>
          <table:table-cell office:value-type="string" calcext:value-type="string">
            <text:p>Discount</text:p>
          </table:table-cell>
          <table:table-cell table:number-columns-repeated="3"/>
          <table:table-cell office:value-type="string" calcext:value-type="string">
            <text:p>Dip</text:p>
          </table:table-cell>
          <table:table-cell office:value-type="string" calcext:value-type="string">
            <text:p>En færdig Guacamole Dip, som er god til al mexicansk mad. Praktisk emballage, som du kan dyppe direkte i. Prikken over i'et til udflugter og picnic.</text:p>
          </table:table-cell>
          <table:table-cell office:value-type="string" calcext:value-type="string">
            <text:p>https://www.nemlig.com/guacamole-dip-5500950</text:p>
          </table:table-cell>
        </table:table-row>
        <table:table-row table:style-name="ro3">
          <table:table-cell office:value-type="string" calcext:value-type="string">
            <text:p>Dagligvarer &gt; Frost &gt; Supper og nem mad &gt; Færdigretter &gt; Hjerter i flødesauce</text:p>
          </table:table-cell>
          <table:table-cell office:value-type="string" calcext:value-type="string">
            <text:p>Hjerter i flødesauce</text:p>
          </table:table-cell>
          <table:table-cell office:value-type="string" calcext:value-type="string">
            <text:p>475 g / frost / Agnes husmandskost</text:p>
          </table:table-cell>
          <table:table-cell office:value-type="string" calcext:value-type="string">
            <text:p>Frost</text:p>
          </table:table-cell>
          <table:table-cell office:value-type="string" calcext:value-type="string">
            <text:p>59.95</text:p>
          </table:table-cell>
          <table:table-cell office:value-type="string" calcext:value-type="string">
            <text:p>.</text:p>
          </table:table-cell>
          <table:table-cell office:value-type="string" calcext:value-type="string">
            <text:p>Agnes</text:p>
          </table:table-cell>
          <table:table-cell office:value-type="string" calcext:value-type="string">
            <text:p>Aftensmad</text:p>
          </table:table-cell>
          <table:table-cell table:number-columns-repeated="4"/>
          <table:table-cell office:value-type="string" calcext:value-type="string">
            <text:p>Frost</text:p>
          </table:table-cell>
          <table:table-cell table:number-columns-repeated="3"/>
          <table:table-cell office:value-type="string" calcext:value-type="string">
            <text:p>Convenience, Færdigret</text:p>
          </table:table-cell>
          <table:table-cell office:value-type="string" calcext:value-type="string">
            <text:p>Hjerter i flødesauce</text:p>
            <text:p>Den klassiske danske ret hjerter i flødesauce med svesker - her serveret med kartoffelmos.</text:p>
          </table:table-cell>
          <table:table-cell office:value-type="string" calcext:value-type="string">
            <text:p>https://www.nemlig.com/hjerter-i-floedesauce-5036799</text:p>
          </table:table-cell>
        </table:table-row>
        <table:table-row table:style-name="ro3">
          <table:table-cell office:value-type="string" calcext:value-type="string">
            <text:p>Dagligvarer &gt; Husholdning og bolig &gt; Til dyrene &gt; Kat &gt; Kattegrus &gt; Kattegrus (moler)</text:p>
          </table:table-cell>
          <table:table-cell office:value-type="string" calcext:value-type="string">
            <text:p>Kattegrus (moler)</text:p>
          </table:table-cell>
          <table:table-cell office:value-type="string" calcext:value-type="string">
            <text:p>8 l / Amigo Light</text:p>
          </table:table-cell>
          <table:table-cell/>
          <table:table-cell office:value-type="string" calcext:value-type="string">
            <text:p>14.95</text:p>
          </table:table-cell>
          <table:table-cell office:value-type="string" calcext:value-type="string">
            <text:p>.</text:p>
          </table:table-cell>
          <table:table-cell office:value-type="string" calcext:value-type="string">
            <text:p>Amigo</text:p>
          </table:table-cell>
          <table:table-cell table:number-columns-repeated="5"/>
          <table:table-cell office:value-type="string" calcext:value-type="string">
            <text:p>Discount</text:p>
          </table:table-cell>
          <table:table-cell table:number-columns-repeated="3"/>
          <table:table-cell office:value-type="string" calcext:value-type="string">
            <text:p>Kattegrus</text:p>
          </table:table-cell>
          <table:table-cell office:value-type="string" calcext:value-type="string">
            <text:p>Kattegrus i moler</text:p>
            <text:p>AMIGO LIGHT er fremstillet af dansk moler - et naturprodukt af høj kvalitet. Kornstørrelse: 1-3 mm. Ca 1% er mindre end 0,5 mm. Sugeevne: Særdeles god. (muligheder: god, meget god, særdeles god).</text:p>
          </table:table-cell>
          <table:table-cell office:value-type="string" calcext:value-type="string">
            <text:p>https://www.nemlig.com/kattegrus-moler-5021439</text:p>
          </table:table-cell>
        </table:table-row>
        <table:table-row table:style-name="ro10">
          <table:table-cell office:value-type="string" calcext:value-type="string">
            <text:p>Dagligvarer &gt; Baby, børn og legetøj &gt; Babymad og modermælkserstatning &gt; Mellemmåltider til børn og babyer &gt; Mos m.søde kartofler øko.</text:p>
          </table:table-cell>
          <table:table-cell office:value-type="string" calcext:value-type="string">
            <text:p>Mos m.søde kartofler øko.</text:p>
          </table:table-cell>
          <table:table-cell office:value-type="string" calcext:value-type="string">
            <text:p>120 g / 4+ mdr. / m. gulerod / m. broccoli / Ella's Kitchen</text:p>
          </table:table-cell>
          <table:table-cell office:value-type="string" calcext:value-type="string">
            <text:p>Øko (europæisk)</text:p>
          </table:table-cell>
          <table:table-cell office:value-type="string" calcext:value-type="string">
            <text:p>15.95</text:p>
          </table:table-cell>
          <table:table-cell office:value-type="string" calcext:value-type="string">
            <text:p>.</text:p>
          </table:table-cell>
          <table:table-cell office:value-type="string" calcext:value-type="string">
            <text:p>Ella's Kitchen</text:p>
          </table:table-cell>
          <table:table-cell office:value-type="string" calcext:value-type="string">
            <text:p>Baby</text:p>
          </table:table-cell>
          <table:table-cell office:value-type="string" calcext:value-type="string">
            <text:p>Klempose</text:p>
          </table:table-cell>
          <table:table-cell table:number-columns-repeated="3"/>
          <table:table-cell office:value-type="string" calcext:value-type="string">
            <text:p>Discount, Vegansk, Øko (europæisk)</text:p>
          </table:table-cell>
          <table:table-cell table:number-columns-repeated="3"/>
          <table:table-cell office:value-type="string" calcext:value-type="string">
            <text:p>Babymad</text:p>
          </table:table-cell>
          <table:table-cell office:value-type="string" calcext:value-type="string">
            <text:p>Mos</text:p>
            <text:p>Børnemad med søde kartofler, broccoli, gulerod en smule citron.</text:p>
            <text:p/>
            <text:p>Ella’s Kitchen er en række babymadsprodukter der er designet til at give dit barn gode spisevaner ved at bruge naturlige ingredienser</text:p>
            <text:p>- Intet tilsat salt eller sukker</text:p>
            <text:p>- Ingen tilsætningsstoffer</text:p>
            <text:p>- Ingen GMO ingredienser</text:p>
            <text:p>- Kun økologiske ingredienser</text:p>
            <text:p>- Hovedsagetligt fra frugtpure, ikke koncenent</text:p>
            <text:p/>
            <text:p>Alder 4+ måneder.</text:p>
          </table:table-cell>
          <table:table-cell office:value-type="string" calcext:value-type="string">
            <text:p>https://www.nemlig.com/mos-m-soede-kartofler-oeko-5037269</text:p>
          </table:table-cell>
        </table:table-row>
        <table:table-row table:style-name="ro9">
          <table:table-cell office:value-type="string" calcext:value-type="string">
            <text:p>Dagligvarer &gt; Pleje og skønhed &gt; Hårprodukter &gt; Hårvoks &gt; Voks</text:p>
          </table:table-cell>
          <table:table-cell office:value-type="string" calcext:value-type="string">
            <text:p>Voks</text:p>
          </table:table-cell>
          <table:table-cell office:value-type="string" calcext:value-type="string">
            <text:p>0,10 l / hard gold / Id HAIR</text:p>
          </table:table-cell>
          <table:table-cell/>
          <table:table-cell office:value-type="string" calcext:value-type="string">
            <text:p>57.95</text:p>
          </table:table-cell>
          <table:table-cell office:value-type="string" calcext:value-type="string">
            <text:p>.</text:p>
          </table:table-cell>
          <table:table-cell office:value-type="string" calcext:value-type="string">
            <text:p>Id HAIR</text:p>
          </table:table-cell>
          <table:table-cell office:value-type="string" calcext:value-type="string">
            <text:p>Alle hårtyper, Styling</text:p>
          </table:table-cell>
          <table:table-cell table:number-columns-repeated="7"/>
          <table:table-cell office:value-type="string" calcext:value-type="string">
            <text:p>0,1 l</text:p>
          </table:table-cell>
          <table:table-cell office:value-type="string" calcext:value-type="string">
            <text:p>Hårtilbehør, Hårvoks</text:p>
          </table:table-cell>
          <table:table-cell office:value-type="string" calcext:value-type="string">
            <text:p>Hårvoks</text:p>
            <text:p>Få frisuren sat med den velkendte voks.</text:p>
            <text:p>Voksen er vandopløselig, hvilket gør den nem at vaske ud.</text:p>
          </table:table-cell>
          <table:table-cell office:value-type="string" calcext:value-type="string">
            <text:p>https://www.nemlig.com/voks-5045504</text:p>
          </table:table-cell>
        </table:table-row>
        <table:table-row table:style-name="ro12">
          <table:table-cell office:value-type="string" calcext:value-type="string">
            <text:p>Dagligvarer &gt; Drikkevarer &gt; Pommard 1er Cru Vieilles</text:p>
          </table:table-cell>
          <table:table-cell office:value-type="string" calcext:value-type="string">
            <text:p>Pommard 1er Cru Vieilles</text:p>
          </table:table-cell>
          <table:table-cell office:value-type="string" calcext:value-type="string">
            <text:p>Frankrig / Bourgogne / 2016 / 6 x 0,75 l / rødvin</text:p>
          </table:table-cell>
          <table:table-cell/>
          <table:table-cell office:value-type="string" calcext:value-type="string">
            <text:p>2850.00</text:p>
          </table:table-cell>
          <table:table-cell office:value-type="string" calcext:value-type="string">
            <text:p>1999.95</text:p>
          </table:table-cell>
          <table:table-cell/>
          <table:table-cell office:value-type="string" calcext:value-type="string">
            <text:p>Oksekød</text:p>
          </table:table-cell>
          <table:table-cell office:value-type="string" calcext:value-type="string">
            <text:p>Kasse, Kork</text:p>
          </table:table-cell>
          <table:table-cell table:number-columns-repeated="2"/>
          <table:table-cell office:value-type="string" calcext:value-type="string">
            <text:p>Frankrig</text:p>
          </table:table-cell>
          <table:table-cell table:number-columns-repeated="4"/>
          <table:table-cell office:value-type="string" calcext:value-type="string">
            <text:p>Rødvin</text:p>
          </table:table-cell>
          <table:table-cell office:value-type="string" calcext:value-type="string">
            <text:p>Pommard 1er Cru Vieilles 2016</text:p>
            <text:p>Pommard 1er Cru "Les Épenots" Vieilles Vignes årgang 2011 fra Dominique Laurent (Bourgogne).</text:p>
            <text:p/>
            <text:p>Historie om vinhuset:</text:p>
            <text:p>I dag huserer Dominique Laurent i en nyopført bygning i udkanten af Gilly-les-Citeaux med udsigt over Vosne-Romanée. Dominique Laurent er en efterhånden berømt skikkelse i Bourgogne, som for snart en del år siden opgav sit hverv som konditor for, som han siger, at producere Bourgogne-vine, der lever. Han har i dag kultstatus, hvilket man ikke rigtigt fornemmer, når man træder ind i den nye bygning i det lille industrikvarter, hvor flaskerne etiketteres og pakkes. Der er intet højtideligt ved hverken bygning, sted eller personalet, men til gengæld en hjertelighed og en kærlighed til vinen, der fornemmes over alt. Laurent’s mantra er autenticitet, hvilket han levendegør ved at skabe Bourgogne-vine fra gamle vinstokke med meget lave udbytter. Vinene lader han ligge på fadet i lang tid med bundfaldet. Han finder selv tømmeret til fadene i Cîteaux-skovene. De udgør på mange måder rygraden i vinene, hvorfor en stor procentdel af fadene er af ny eg.</text:p>
          </table:table-cell>
          <table:table-cell office:value-type="string" calcext:value-type="string">
            <text:p>https://www.nemlig.com/pommard-1er-cru-vieilles-5048525</text:p>
          </table:table-cell>
        </table:table-row>
        <table:table-row table:style-name="ro1">
          <table:table-cell office:value-type="string" calcext:value-type="string">
            <text:p>Dagligvarer &gt; Slik og kiosk &gt; Chokolade &gt; Chokoladeæsker og dåser &gt; Flowerbox m. tørrede blomster</text:p>
          </table:table-cell>
          <table:table-cell office:value-type="string" calcext:value-type="string">
            <text:p>Flowerbox m. tørrede blomster</text:p>
          </table:table-cell>
          <table:table-cell office:value-type="string" calcext:value-type="string">
            <text:p>1 stk. / fra Florist Lars Jon / 12*12 cm</text:p>
          </table:table-cell>
          <table:table-cell/>
          <table:table-cell office:value-type="string" calcext:value-type="string">
            <text:p>195.00</text:p>
          </table:table-cell>
          <table:table-cell office:value-type="string" calcext:value-type="string">
            <text:p>.</text:p>
          </table:table-cell>
          <table:table-cell office:value-type="string" calcext:value-type="string">
            <text:p>Florist Lars Jon</text:p>
          </table:table-cell>
          <table:table-cell office:value-type="string" calcext:value-type="string">
            <text:p>Dekoration, Gave</text:p>
          </table:table-cell>
          <table:table-cell table:number-columns-repeated="8"/>
          <table:table-cell office:value-type="string" calcext:value-type="string">
            <text:p>Dekoration</text:p>
          </table:table-cell>
          <table:table-cell office:value-type="string" calcext:value-type="string">
            <text:p>Billedet er vejledende, hver æske er unik.</text:p>
          </table:table-cell>
          <table:table-cell office:value-type="string" calcext:value-type="string">
            <text:p>https://www.nemlig.com/flowerbox-m-toerrede-blomster-5046955</text:p>
          </table:table-cell>
        </table:table-row>
        <table:table-row table:style-name="ro7">
          <table:table-cell office:value-type="string" calcext:value-type="string">
            <text:p>Dagligvarer &gt; Pleje og skønhed &gt; Tandpleje &gt; Tandpasta &gt; Tandpasta sensitive pro-relief</text:p>
          </table:table-cell>
          <table:table-cell office:value-type="string" calcext:value-type="string">
            <text:p>Tandpasta sensitive pro-relief</text:p>
          </table:table-cell>
          <table:table-cell office:value-type="string" calcext:value-type="string">
            <text:p>0,075 l / Colgate - Sensitive pro-relief</text:p>
          </table:table-cell>
          <table:table-cell/>
          <table:table-cell office:value-type="string" calcext:value-type="string">
            <text:p>29.95</text:p>
          </table:table-cell>
          <table:table-cell office:value-type="string" calcext:value-type="string">
            <text:p>.</text:p>
          </table:table-cell>
          <table:table-cell office:value-type="string" calcext:value-type="string">
            <text:p>Colgate</text:p>
          </table:table-cell>
          <table:table-cell table:number-columns-repeated="9"/>
          <table:table-cell office:value-type="string" calcext:value-type="string">
            <text:p>Tandpasta, Tandpleje</text:p>
          </table:table-cell>
          <table:table-cell office:value-type="string" calcext:value-type="string">
            <text:p>Colgate Sensitive Pro-Relief Tandpasta</text:p>
            <text:p>Dokumenteret øjeblikkelig og varig smertelindring. Giver øjeblikkelig lindring ved direkte påførsel og massage i 1 min. på den følsomme tand med en fingerspids. Effektiv, varig beskyttelse ved regelmæssig brug.</text:p>
            <text:p/>
            <text:p>Indeholder Pro-Argin™ teknologi.</text:p>
          </table:table-cell>
          <table:table-cell office:value-type="string" calcext:value-type="string">
            <text:p>https://www.nemlig.com/tandpasta-sensitive-pro-relief-5005469</text:p>
          </table:table-cell>
        </table:table-row>
        <table:table-row table:style-name="ro3">
          <table:table-cell office:value-type="string" calcext:value-type="string">
            <text:p>Dagligvarer &gt; Pleje og skønhed &gt; Tandpleje &gt; Tandpasta &gt; Tandpasta sensation white</text:p>
          </table:table-cell>
          <table:table-cell office:value-type="string" calcext:value-type="string">
            <text:p>Tandpasta sensation white</text:p>
          </table:table-cell>
          <table:table-cell office:value-type="string" calcext:value-type="string">
            <text:p>2 x 0,075 l / Colgate</text:p>
          </table:table-cell>
          <table:table-cell/>
          <table:table-cell office:value-type="string" calcext:value-type="string">
            <text:p>31.95</text:p>
          </table:table-cell>
          <table:table-cell office:value-type="string" calcext:value-type="string">
            <text:p>.</text:p>
          </table:table-cell>
          <table:table-cell office:value-type="string" calcext:value-type="string">
            <text:p>Colgate</text:p>
          </table:table-cell>
          <table:table-cell table:number-columns-repeated="5"/>
          <table:table-cell office:value-type="string" calcext:value-type="string">
            <text:p>Discount</text:p>
          </table:table-cell>
          <table:table-cell table:number-columns-repeated="3"/>
          <table:table-cell office:value-type="string" calcext:value-type="string">
            <text:p>Tandpasta, Tandpleje</text:p>
          </table:table-cell>
          <table:table-cell office:value-type="string" calcext:value-type="string">
            <text:p>Colgate Sensation White Tandpasta</text:p>
            <text:p>Hvidere tænder på 14 dage. Colgate Sensation White med aktivt rengørende mikrokrystaller. Dokumenteret til skånsomt at polere og effektivt gøre dine tænder hvidere. Hjælper også med at forebygge nye misfarvninger så dine tænder forbliver hvidere i længere tid.</text:p>
          </table:table-cell>
          <table:table-cell office:value-type="string" calcext:value-type="string">
            <text:p>https://www.nemlig.com/tandpasta-sensation-white-103006</text:p>
          </table:table-cell>
        </table:table-row>
        <table:table-row table:style-name="ro5">
          <table:table-cell office:value-type="string" calcext:value-type="string">
            <text:p>Dagligvarer &gt; Pleje og skønhed &gt; Krop- og ansigtspleje &gt; Håndsæbe og håndsprit &gt; Håndsprit (gel)</text:p>
          </table:table-cell>
          <table:table-cell office:value-type="string" calcext:value-type="string">
            <text:p>Håndsprit (gel)</text:p>
          </table:table-cell>
          <table:table-cell office:value-type="string" calcext:value-type="string">
            <text:p>0,25 l / kapsel el. pumpe / Derma Family</text:p>
          </table:table-cell>
          <table:table-cell office:value-type="string" calcext:value-type="string">
            <text:p>Dansk,Den Blå Krans</text:p>
          </table:table-cell>
          <table:table-cell office:value-type="string" calcext:value-type="string">
            <text:p>49.95</text:p>
          </table:table-cell>
          <table:table-cell office:value-type="string" calcext:value-type="string">
            <text:p>.</text:p>
          </table:table-cell>
          <table:table-cell office:value-type="string" calcext:value-type="string">
            <text:p>Derma</text:p>
          </table:table-cell>
          <table:table-cell table:number-columns-repeated="5"/>
          <table:table-cell office:value-type="string" calcext:value-type="string">
            <text:p>AllergyCertified, Dansk, Den Blå Krans, Parfumefri</text:p>
          </table:table-cell>
          <table:table-cell table:number-columns-repeated="3"/>
          <table:table-cell office:value-type="string" calcext:value-type="string">
            <text:p>Håndsprit</text:p>
          </table:table-cell>
          <table:table-cell office:value-type="string" calcext:value-type="string">
            <text:p>Desinficerende håndsprit</text:p>
            <text:p>Derma Håndsprit gel er en hudvenlig håndsprit- og desinfektionsgel, der sikrer rene og bakteriefri hænder. Gelen er baseret på 70 vol% alkohol, som hurtigt og effektivt dræber bakterier og virker desinficerende på huden. Er tilsat plejende glycerin, som modvirker udtørring.</text:p>
            <text:p/>
            <text:p>Deklareret i samarbejde med Astma-Allergi Danmark og AllergyCertified og kan trygt bruges dagligt.</text:p>
            <text:p/>
            <text:p>0% parfume - 0% farvestoffer.</text:p>
            <text:p/>
            <text:p>Bemærk det er assorterede og leveres med enten kapsel eller pumpe.</text:p>
          </table:table-cell>
          <table:table-cell office:value-type="string" calcext:value-type="string">
            <text:p>https://www.nemlig.com/haandsprit-gel-5021168</text:p>
          </table:table-cell>
        </table:table-row>
        <table:table-row table:style-name="ro1">
          <table:table-cell office:value-type="string" calcext:value-type="string">
            <text:p>Dagligvarer &gt; Kød og fisk &gt; Svinekød &gt; Stege af svinekød &gt; Bacon i skiver</text:p>
          </table:table-cell>
          <table:table-cell office:value-type="string" calcext:value-type="string">
            <text:p>Bacon i skiver</text:p>
          </table:table-cell>
          <table:table-cell office:value-type="string" calcext:value-type="string">
            <text:p>150 g / Gestus</text:p>
          </table:table-cell>
          <table:table-cell office:value-type="string" calcext:value-type="string">
            <text:p>KØL</text:p>
          </table:table-cell>
          <table:table-cell office:value-type="string" calcext:value-type="string">
            <text:p>11.93</text:p>
          </table:table-cell>
          <table:table-cell office:value-type="string" calcext:value-type="string">
            <text:p>.</text:p>
          </table:table-cell>
          <table:table-cell office:value-type="string" calcext:value-type="string">
            <text:p>Gestus</text:p>
          </table:table-cell>
          <table:table-cell office:value-type="string" calcext:value-type="string">
            <text:p>Aftensmad, Brunch, Frokost, Morgenmad</text:p>
          </table:table-cell>
          <table:table-cell table:number-columns-repeated="4"/>
          <table:table-cell office:value-type="string" calcext:value-type="string">
            <text:p>Discount, KØL</text:p>
          </table:table-cell>
          <table:table-cell office:value-type="string" calcext:value-type="string">
            <text:p>Svin</text:p>
          </table:table-cell>
          <table:table-cell table:number-columns-repeated="2"/>
          <table:table-cell office:value-type="string" calcext:value-type="string">
            <text:p>Bacon</text:p>
          </table:table-cell>
          <table:table-cell office:value-type="string" calcext:value-type="string">
            <text:p>Bacon i skiver</text:p>
          </table:table-cell>
          <table:table-cell office:value-type="string" calcext:value-type="string">
            <text:p>https://www.nemlig.com/bacon-i-skiver-5049368</text:p>
          </table:table-cell>
        </table:table-row>
        <table:table-row table:style-name="ro9">
          <table:table-cell office:value-type="string" calcext:value-type="string">
            <text:p>Dagligvarer &gt; Kolonial &gt; Bagning &gt; Kerner &gt; Græskarkerner</text:p>
          </table:table-cell>
          <table:table-cell office:value-type="string" calcext:value-type="string">
            <text:p>Græskarkerner</text:p>
          </table:table-cell>
          <table:table-cell office:value-type="string" calcext:value-type="string">
            <text:p>150 g / ristede og saltede / Earth Control</text:p>
          </table:table-cell>
          <table:table-cell/>
          <table:table-cell office:value-type="string" calcext:value-type="string">
            <text:p>25.00</text:p>
          </table:table-cell>
          <table:table-cell office:value-type="string" calcext:value-type="string">
            <text:p>.</text:p>
          </table:table-cell>
          <table:table-cell office:value-type="string" calcext:value-type="string">
            <text:p>Earth Control, System Frugt - Earth Control</text:p>
          </table:table-cell>
          <table:table-cell office:value-type="string" calcext:value-type="string">
            <text:p>Bagning, Salat, Snack</text:p>
          </table:table-cell>
          <table:table-cell table:number-columns-repeated="8"/>
          <table:table-cell office:value-type="string" calcext:value-type="string">
            <text:p>Kerner</text:p>
          </table:table-cell>
          <table:table-cell office:value-type="string" calcext:value-type="string">
            <text:p>Græskarkerner</text:p>
            <text:p>System Frugt Ristede og Saltede Græskarkerner.</text:p>
            <text:p>Velegnet til snack, i bagværk og salater.</text:p>
          </table:table-cell>
          <table:table-cell office:value-type="string" calcext:value-type="string">
            <text:p>https://www.nemlig.com/graeskarkerner-5006537</text:p>
          </table:table-cell>
        </table:table-row>
        <table:table-row table:style-name="ro12">
          <table:table-cell office:value-type="string" calcext:value-type="string">
            <text:p>Dagligvarer &gt; Drikkevarer &gt; Øl &gt; Ølmærker &gt; Heineken 0,0% (dåse)</text:p>
          </table:table-cell>
          <table:table-cell office:value-type="string" calcext:value-type="string">
            <text:p>Heineken 0,0% (dåse)</text:p>
          </table:table-cell>
          <table:table-cell office:value-type="string" calcext:value-type="string">
            <text:p>6 x 0,33 l / ex. pant / alkoholfri / Heineken</text:p>
          </table:table-cell>
          <table:table-cell/>
          <table:table-cell office:value-type="string" calcext:value-type="string">
            <text:p>41.70</text:p>
          </table:table-cell>
          <table:table-cell office:value-type="string" calcext:value-type="string">
            <text:p>.</text:p>
          </table:table-cell>
          <table:table-cell office:value-type="string" calcext:value-type="string">
            <text:p>Heineken</text:p>
          </table:table-cell>
          <table:table-cell table:number-columns-repeated="5"/>
          <table:table-cell office:value-type="string" calcext:value-type="string">
            <text:p>Alkoholfri, Discount</text:p>
          </table:table-cell>
          <table:table-cell table:number-columns-repeated="3"/>
          <table:table-cell office:value-type="string" calcext:value-type="string">
            <text:p>Lys øl</text:p>
          </table:table-cell>
          <table:table-cell office:value-type="string" calcext:value-type="string">
            <text:p>Heineken 0,0%</text:p>
            <text:p>Heineken har lanceret en alkoholfri øl med fokus på den gode ølsmag og færre kalorier. 0,0% indeholder kun 69 kalorier. Heineken 0,0% er et godt alternativ til alle, som gerne vil nyde en god øl, men samtidig skal være klar til at klare hverdagens opgaver og holde hovedet klart.</text:p>
            <text:p/>
            <text:p>Bemærk venligst:</text:p>
            <text:p>Alkoholfrie produkter må indeholde op til 0,5% alkohol, og stadig anprises som alkoholfri.</text:p>
          </table:table-cell>
          <table:table-cell office:value-type="string" calcext:value-type="string">
            <text:p>https://www.nemlig.com/heineken-0-0-daase-5031159</text:p>
          </table:table-cell>
        </table:table-row>
        <table:table-row table:style-name="ro3">
          <table:table-cell office:value-type="string" calcext:value-type="string">
            <text:p>Dagligvarer &gt; Drikkevarer &gt; Juice, smoothies og shots &gt; Smoothies &gt; Smoothie m. granatæble</text:p>
          </table:table-cell>
          <table:table-cell office:value-type="string" calcext:value-type="string">
            <text:p>Smoothie m. granatæble</text:p>
          </table:table-cell>
          <table:table-cell office:value-type="string" calcext:value-type="string">
            <text:p>0,25 l / mySmoothie</text:p>
          </table:table-cell>
          <table:table-cell/>
          <table:table-cell office:value-type="string" calcext:value-type="string">
            <text:p>17.95</text:p>
          </table:table-cell>
          <table:table-cell office:value-type="string" calcext:value-type="string">
            <text:p>.</text:p>
          </table:table-cell>
          <table:table-cell office:value-type="string" calcext:value-type="string">
            <text:p>mySmoothie</text:p>
          </table:table-cell>
          <table:table-cell table:number-columns-repeated="9"/>
          <table:table-cell office:value-type="string" calcext:value-type="string">
            <text:p>Smoothie</text:p>
          </table:table-cell>
          <table:table-cell office:value-type="string" calcext:value-type="string">
            <text:p>Smoothie med granatæble</text:p>
            <text:p>Oplev granatæblet fra mellemøsten blended sammen med en masse andet dejligt frugt 100 % frugt ingen tilsætning el. konservering.</text:p>
          </table:table-cell>
          <table:table-cell office:value-type="string" calcext:value-type="string">
            <text:p>https://www.nemlig.com/smoothie-m-granataeble-102739</text:p>
          </table:table-cell>
        </table:table-row>
        <table:table-row table:style-name="ro3">
          <table:table-cell office:value-type="string" calcext:value-type="string">
            <text:p>Dagligvarer &gt; Kolonial &gt; Konserves &gt; Fisk på dåse og tube &gt; Luksusrogn m. omega-3</text:p>
          </table:table-cell>
          <table:table-cell office:value-type="string" calcext:value-type="string">
            <text:p>Luksusrogn m. omega-3</text:p>
          </table:table-cell>
          <table:table-cell office:value-type="string" calcext:value-type="string">
            <text:p>200 g / Bornholms</text:p>
          </table:table-cell>
          <table:table-cell office:value-type="string" calcext:value-type="string">
            <text:p>MSC-mærket,Nøglehulsmærket</text:p>
          </table:table-cell>
          <table:table-cell office:value-type="string" calcext:value-type="string">
            <text:p>20.95</text:p>
          </table:table-cell>
          <table:table-cell office:value-type="string" calcext:value-type="string">
            <text:p>.</text:p>
          </table:table-cell>
          <table:table-cell office:value-type="string" calcext:value-type="string">
            <text:p>Bornholms</text:p>
          </table:table-cell>
          <table:table-cell office:value-type="string" calcext:value-type="string">
            <text:p>Frokost, Pålæg</text:p>
          </table:table-cell>
          <table:table-cell table:number-columns-repeated="4"/>
          <table:table-cell office:value-type="string" calcext:value-type="string">
            <text:p>MSC-mærket, Nøglehulsmærket</text:p>
          </table:table-cell>
          <table:table-cell table:number-columns-repeated="3"/>
          <table:table-cell office:value-type="string" calcext:value-type="string">
            <text:p>Fiskekonserves</text:p>
          </table:table-cell>
          <table:table-cell office:value-type="string" calcext:value-type="string">
            <text:p>Luksusrogn</text:p>
            <text:p>Bornholms Luxusrogn er fremstilles af råvarer af bedste kvalitet tilført Omega-3. Fiskeolien, der tilsættes gør, at produktet har et højt indhold af Omega-3 fedtsyrer. Omega-3 fedtsyrer er forebyggende for bl.a. hjerterytmeforstyrrelser, forhøjet kolestoroltal, dårligt kredsløb og åreforkalkning. Derudover mindsker Omega-3 ledsmerter og modvirker stivhed.</text:p>
          </table:table-cell>
          <table:table-cell office:value-type="string" calcext:value-type="string">
            <text:p>https://www.nemlig.com/luksusrogn-m-omega-3-5044481</text:p>
          </table:table-cell>
        </table:table-row>
        <table:table-row table:style-name="ro2">
          <table:table-cell office:value-type="string" calcext:value-type="string">
            <text:p>Dagligvarer &gt; Drikkevarer &gt; Spiritus &gt; Snaps og akvavit &gt; Høker snaps (Gylden 32%)</text:p>
          </table:table-cell>
          <table:table-cell office:value-type="string" calcext:value-type="string">
            <text:p>Høker snaps (Gylden 32%)</text:p>
          </table:table-cell>
          <table:table-cell office:value-type="string" calcext:value-type="string">
            <text:p>0,70 l / Aalborg Akvavit</text:p>
          </table:table-cell>
          <table:table-cell/>
          <table:table-cell office:value-type="string" calcext:value-type="string">
            <text:p>99.95</text:p>
          </table:table-cell>
          <table:table-cell office:value-type="string" calcext:value-type="string">
            <text:p>.</text:p>
          </table:table-cell>
          <table:table-cell office:value-type="string" calcext:value-type="string">
            <text:p>Aalborg</text:p>
          </table:table-cell>
          <table:table-cell table:number-columns-repeated="9"/>
          <table:table-cell office:value-type="string" calcext:value-type="string">
            <text:p>Snaps</text:p>
          </table:table-cell>
          <table:table-cell office:value-type="string" calcext:value-type="string">
            <text:p>Mild hverdagssnaps</text:p>
            <text:p>Høker snaps er en gylden og mild hverdagssnaps, der har en fin balance mellem smag og styrke.</text:p>
            <text:p/>
            <text:p>Smagen fremhæves bedst ved almindelig kældertemperatur.</text:p>
            <text:p>Bør ikke opbevares på frost.</text:p>
            <text:p>Alkoholprocent: 32%.</text:p>
          </table:table-cell>
          <table:table-cell office:value-type="string" calcext:value-type="string">
            <text:p>https://www.nemlig.com/hoeker-snaps-gylden-32-1016003</text:p>
          </table:table-cell>
        </table:table-row>
        <table:table-row table:style-name="ro3">
          <table:table-cell office:value-type="string" calcext:value-type="string">
            <text:p>Dagligvarer &gt; Kolonial &gt; Pasta, ris og bælgfrugter &gt; Couscous &gt; Couscous øko.</text:p>
          </table:table-cell>
          <table:table-cell office:value-type="string" calcext:value-type="string">
            <text:p>Couscous øko.</text:p>
          </table:table-cell>
          <table:table-cell office:value-type="string" calcext:value-type="string">
            <text:p>350 g / glutenfri / Urtekram</text:p>
          </table:table-cell>
          <table:table-cell office:value-type="string" calcext:value-type="string">
            <text:p>Øko (dansk),Øko (europæisk)</text:p>
          </table:table-cell>
          <table:table-cell office:value-type="string" calcext:value-type="string">
            <text:p>30.95</text:p>
          </table:table-cell>
          <table:table-cell office:value-type="string" calcext:value-type="string">
            <text:p>.</text:p>
          </table:table-cell>
          <table:table-cell/>
          <table:table-cell office:value-type="string" calcext:value-type="string">
            <text:p>Couscoussalater, Grønne salater, Tilbehør</text:p>
          </table:table-cell>
          <table:table-cell table:number-columns-repeated="4"/>
          <table:table-cell office:value-type="string" calcext:value-type="string">
            <text:p>Glutenfri, Øko (dansk), Øko (europæisk)</text:p>
          </table:table-cell>
          <table:table-cell table:number-columns-repeated="3"/>
          <table:table-cell office:value-type="string" calcext:value-type="string">
            <text:p>Couscous</text:p>
          </table:table-cell>
          <table:table-cell office:value-type="string" calcext:value-type="string">
            <text:p>Couscous øko.</text:p>
            <text:p>Glutenfri couscous består af findelt, dampet majs og ris, som ligner bittesmå gule pastagryn. Couscous er især kendt fra det Nordafrikanske køkken, men kan bl.a. anvendes i salater, grød, gryderetter eller som fyld i supper.</text:p>
          </table:table-cell>
          <table:table-cell office:value-type="string" calcext:value-type="string">
            <text:p>https://www.nemlig.com/couscous-oeko-5025883</text:p>
          </table:table-cell>
        </table:table-row>
        <table:table-row table:style-name="ro3">
          <table:table-cell office:value-type="string" calcext:value-type="string">
            <text:p>Dagligvarer &gt; Pleje og skønhed &gt; Toiletartikler &gt; Lommetørklæder &gt; Kleenex balsam</text:p>
          </table:table-cell>
          <table:table-cell office:value-type="string" calcext:value-type="string">
            <text:p>Kleenex balsam</text:p>
          </table:table-cell>
          <table:table-cell office:value-type="string" calcext:value-type="string">
            <text:p>72 stk. / boks / Kleenex</text:p>
          </table:table-cell>
          <table:table-cell/>
          <table:table-cell office:value-type="string" calcext:value-type="string">
            <text:p>18.95</text:p>
          </table:table-cell>
          <table:table-cell office:value-type="string" calcext:value-type="string">
            <text:p>.</text:p>
          </table:table-cell>
          <table:table-cell office:value-type="string" calcext:value-type="string">
            <text:p>Kleenex</text:p>
          </table:table-cell>
          <table:table-cell table:number-columns-repeated="5"/>
          <table:table-cell office:value-type="string" calcext:value-type="string">
            <text:p>Discount, FSC-mærket</text:p>
          </table:table-cell>
          <table:table-cell table:number-columns-repeated="3"/>
          <table:table-cell office:value-type="string" calcext:value-type="string">
            <text:p>Lommetørklæder, Toiletartikler</text:p>
          </table:table-cell>
          <table:table-cell office:value-type="string" calcext:value-type="string">
            <text:p>Kleenex Balsam boks</text:p>
            <text:p>Kleenex Balsam er de bløde, skånsomme lommetørklæder, der skåner næsen ved forkølelse og hyppig næsepudsning. Med morgenfrue, aloe vera og E-vitamin, der sammen genopbygger den sarte hud. I box til bordet, badeværelset eller bilen.</text:p>
          </table:table-cell>
          <table:table-cell office:value-type="string" calcext:value-type="string">
            <text:p>https://www.nemlig.com/kleenex-balsam-5502155</text:p>
          </table:table-cell>
        </table:table-row>
        <table:table-row table:style-name="ro2">
          <table:table-cell office:value-type="string" calcext:value-type="string">
            <text:p>Dagligvarer &gt; Baby, børn og legetøj &gt; Babymad og modermælkserstatning &gt; Spisetid for de små &gt; Sut med frugtnet 6+ mdr.</text:p>
          </table:table-cell>
          <table:table-cell office:value-type="string" calcext:value-type="string">
            <text:p>Sut med frugtnet 6+ mdr.</text:p>
          </table:table-cell>
          <table:table-cell office:value-type="string" calcext:value-type="string">
            <text:p>1 pk / ass. design / Sassy</text:p>
          </table:table-cell>
          <table:table-cell/>
          <table:table-cell office:value-type="string" calcext:value-type="string">
            <text:p>59.95</text:p>
          </table:table-cell>
          <table:table-cell office:value-type="string" calcext:value-type="string">
            <text:p>.</text:p>
          </table:table-cell>
          <table:table-cell office:value-type="string" calcext:value-type="string">
            <text:p>Sassy</text:p>
          </table:table-cell>
          <table:table-cell office:value-type="string" calcext:value-type="string">
            <text:p>Børn</text:p>
          </table:table-cell>
          <table:table-cell table:number-columns-repeated="8"/>
          <table:table-cell office:value-type="string" calcext:value-type="string">
            <text:p>Babytilbehør, Sutter</text:p>
          </table:table-cell>
          <table:table-cell office:value-type="string" calcext:value-type="string">
            <text:p>Teething feeder 1 sut + 1 net</text:p>
            <text:p>Smart og funktionelt frugtnet som hjælper barnet med at holde styr på maden og give en god smagsoplevelse.</text:p>
            <text:p/>
            <text:p>Alder: 6+ måneder.</text:p>
            <text:p/>
            <text:p>Bemærk de leveres assorteret, hvorfor man ikke selv vælger, hvilken farve man modtager.</text:p>
          </table:table-cell>
          <table:table-cell office:value-type="string" calcext:value-type="string">
            <text:p>https://www.nemlig.com/sut-med-frugtnet-6-mdr-5024317</text:p>
          </table:table-cell>
        </table:table-row>
        <table:table-row table:style-name="ro3">
          <table:table-cell office:value-type="string" calcext:value-type="string">
            <text:p>Dagligvarer &gt; Frugt og grønt &gt; Frugt &gt; Citrusfrugter &gt; Citronsaft øko.</text:p>
          </table:table-cell>
          <table:table-cell office:value-type="string" calcext:value-type="string">
            <text:p>Citronsaft øko.</text:p>
          </table:table-cell>
          <table:table-cell office:value-type="string" calcext:value-type="string">
            <text:p>0,25 l / Zelected Foods</text:p>
          </table:table-cell>
          <table:table-cell office:value-type="string" calcext:value-type="string">
            <text:p>Øko (europæisk)</text:p>
          </table:table-cell>
          <table:table-cell office:value-type="string" calcext:value-type="string">
            <text:p>14.95</text:p>
          </table:table-cell>
          <table:table-cell office:value-type="string" calcext:value-type="string">
            <text:p>.</text:p>
          </table:table-cell>
          <table:table-cell office:value-type="string" calcext:value-type="string">
            <text:p>Zelected Foods</text:p>
          </table:table-cell>
          <table:table-cell office:value-type="string" calcext:value-type="string">
            <text:p>Allround dressing, Dressing, Drinks, Madlavning, Økologisk</text:p>
          </table:table-cell>
          <table:table-cell office:value-type="string" calcext:value-type="string">
            <text:p>Glas</text:p>
          </table:table-cell>
          <table:table-cell table:number-columns-repeated="3"/>
          <table:table-cell office:value-type="string" calcext:value-type="string">
            <text:p>Øko (europæisk)</text:p>
          </table:table-cell>
          <table:table-cell table:number-columns-repeated="3"/>
          <table:table-cell office:value-type="string" calcext:value-type="string">
            <text:p>Citron, Juice</text:p>
          </table:table-cell>
          <table:table-cell office:value-type="string" calcext:value-type="string">
            <text:p>100% økologisk citronsaft</text:p>
            <text:p>Solmodne økologiske citroner presset og hældt på flaske. Nem og økologisk løsning til køkkenet og til hjemmelavet lemonade.</text:p>
          </table:table-cell>
          <table:table-cell office:value-type="string" calcext:value-type="string">
            <text:p>https://www.nemlig.com/citronsaft-oeko-5047225</text:p>
          </table:table-cell>
        </table:table-row>
        <table:table-row table:style-name="ro3">
          <table:table-cell office:value-type="string" calcext:value-type="string">
            <text:p>Dagligvarer &gt; Køl og mejeri &gt; Pålæg &gt; Hele pålægspølser &gt; Spegepølser &gt; Enebær spegepølse</text:p>
          </table:table-cell>
          <table:table-cell office:value-type="string" calcext:value-type="string">
            <text:p>Enebær spegepølse</text:p>
          </table:table-cell>
          <table:table-cell office:value-type="string" calcext:value-type="string">
            <text:p>300 g / Slagter Lampe</text:p>
          </table:table-cell>
          <table:table-cell office:value-type="string" calcext:value-type="string">
            <text:p>Dansk,KØL</text:p>
          </table:table-cell>
          <table:table-cell office:value-type="string" calcext:value-type="string">
            <text:p>39.95</text:p>
          </table:table-cell>
          <table:table-cell office:value-type="string" calcext:value-type="string">
            <text:p>35.00</text:p>
          </table:table-cell>
          <table:table-cell office:value-type="string" calcext:value-type="string">
            <text:p>Slagter Lampe</text:p>
          </table:table-cell>
          <table:table-cell office:value-type="string" calcext:value-type="string">
            <text:p>Frokost</text:p>
          </table:table-cell>
          <table:table-cell table:number-columns-repeated="4"/>
          <table:table-cell office:value-type="string" calcext:value-type="string">
            <text:p>Dansk, Glutenfri, KØL</text:p>
          </table:table-cell>
          <table:table-cell office:value-type="string" calcext:value-type="string">
            <text:p>Svin</text:p>
          </table:table-cell>
          <table:table-cell table:number-columns-repeated="2"/>
          <table:table-cell office:value-type="string" calcext:value-type="string">
            <text:p>Pålæg, Spegepølse</text:p>
          </table:table-cell>
          <table:table-cell office:value-type="string" calcext:value-type="string">
            <text:p>Enebær spegepølse</text:p>
            <text:p>Vores Enebærspegepølse er fremstillet efter vores sønderjyske, traditionsrige opskrift med langtidsrøgning og friske råvarer. Den fyldige enebærsmag er en populær variant til frokostbordet sammen med groft rugbrød og løgringe."</text:p>
          </table:table-cell>
          <table:table-cell office:value-type="string" calcext:value-type="string">
            <text:p>https://www.nemlig.com/enebaer-spegepoelse-5017725</text:p>
          </table:table-cell>
        </table:table-row>
        <table:table-row table:style-name="ro3">
          <table:table-cell office:value-type="string" calcext:value-type="string">
            <text:p>Dagligvarer &gt; Køl og mejeri &gt; Mejeri &gt; Kakao, koldskål og proteindrikke &gt; Kakaodrik og kakaomælk &gt; Cocio salted caramel</text:p>
          </table:table-cell>
          <table:table-cell office:value-type="string" calcext:value-type="string">
            <text:p>Cocio salted caramel</text:p>
          </table:table-cell>
          <table:table-cell office:value-type="string" calcext:value-type="string">
            <text:p>0,60 l</text:p>
          </table:table-cell>
          <table:table-cell/>
          <table:table-cell office:value-type="string" calcext:value-type="string">
            <text:p>16.95</text:p>
          </table:table-cell>
          <table:table-cell office:value-type="string" calcext:value-type="string">
            <text:p>.</text:p>
          </table:table-cell>
          <table:table-cell office:value-type="string" calcext:value-type="string">
            <text:p>Cocio</text:p>
          </table:table-cell>
          <table:table-cell office:value-type="string" calcext:value-type="string">
            <text:p>Drikke</text:p>
          </table:table-cell>
          <table:table-cell table:number-columns-repeated="8"/>
          <table:table-cell office:value-type="string" calcext:value-type="string">
            <text:p>Kakao</text:p>
          </table:table-cell>
          <table:table-cell office:value-type="string" calcext:value-type="string">
            <text:p>Cocio salted caramel</text:p>
            <text:p>Cocio Salted Caramel. Den velkendte Cocio med salt karamel smag. Produktet indeholder kakaopulver, sukker, mælk, salt og naturlige aromaer. Den nye smag er perfekt til den kommende forår- og sommersæson. Kan nydes både afkølet og opvarmet.</text:p>
          </table:table-cell>
          <table:table-cell office:value-type="string" calcext:value-type="string">
            <text:p>https://www.nemlig.com/cocio-salted-caramel-5046698</text:p>
          </table:table-cell>
        </table:table-row>
        <table:table-row table:style-name="ro3">
          <table:table-cell office:value-type="string" calcext:value-type="string">
            <text:p>Dagligvarer &gt; Kolonial &gt; Bagning &gt; Nødder &gt; Paranødder &gt; Paranødder</text:p>
          </table:table-cell>
          <table:table-cell office:value-type="string" calcext:value-type="string">
            <text:p>Paranødder</text:p>
          </table:table-cell>
          <table:table-cell office:value-type="string" calcext:value-type="string">
            <text:p>60 g / usaltede / Earth Control</text:p>
          </table:table-cell>
          <table:table-cell/>
          <table:table-cell office:value-type="string" calcext:value-type="string">
            <text:p>25.00</text:p>
          </table:table-cell>
          <table:table-cell office:value-type="string" calcext:value-type="string">
            <text:p>.</text:p>
          </table:table-cell>
          <table:table-cell office:value-type="string" calcext:value-type="string">
            <text:p>Earth Control, System Frugt - Earth Control</text:p>
          </table:table-cell>
          <table:table-cell office:value-type="string" calcext:value-type="string">
            <text:p>Snack</text:p>
          </table:table-cell>
          <table:table-cell table:number-columns-repeated="8"/>
          <table:table-cell office:value-type="string" calcext:value-type="string">
            <text:p>Nødder</text:p>
          </table:table-cell>
          <table:table-cell office:value-type="string" calcext:value-type="string">
            <text:p>Paranødder</text:p>
            <text:p>Paranødder er velegnet som snack, i bagværk og salater.</text:p>
          </table:table-cell>
          <table:table-cell office:value-type="string" calcext:value-type="string">
            <text:p>https://www.nemlig.com/paranoedder-5003684</text:p>
          </table:table-cell>
        </table:table-row>
        <table:table-row table:style-name="ro3">
          <table:table-cell office:value-type="string" calcext:value-type="string">
            <text:p>Dagligvarer &gt; Kolonial &gt; Tapasspecialiteter &gt; Marinerede løg og peberfrugt &gt; Rød snackpeber m. ostefyld</text:p>
          </table:table-cell>
          <table:table-cell office:value-type="string" calcext:value-type="string">
            <text:p>Rød snackpeber m. ostefyld</text:p>
          </table:table-cell>
          <table:table-cell office:value-type="string" calcext:value-type="string">
            <text:p>100 g / SoDelicate</text:p>
          </table:table-cell>
          <table:table-cell office:value-type="string" calcext:value-type="string">
            <text:p>KØL</text:p>
          </table:table-cell>
          <table:table-cell office:value-type="string" calcext:value-type="string">
            <text:p>19.95</text:p>
          </table:table-cell>
          <table:table-cell office:value-type="string" calcext:value-type="string">
            <text:p>.</text:p>
          </table:table-cell>
          <table:table-cell office:value-type="string" calcext:value-type="string">
            <text:p>Eksotiske delikatesser</text:p>
          </table:table-cell>
          <table:table-cell office:value-type="string" calcext:value-type="string">
            <text:p>Aftensmad, Ostebord, Snack, Tapas, Tilbehør</text:p>
          </table:table-cell>
          <table:table-cell table:number-columns-repeated="4"/>
          <table:table-cell office:value-type="string" calcext:value-type="string">
            <text:p>KØL</text:p>
          </table:table-cell>
          <table:table-cell table:number-columns-repeated="3"/>
          <table:table-cell office:value-type="string" calcext:value-type="string">
            <text:p>Ko</text:p>
          </table:table-cell>
          <table:table-cell office:value-type="string" calcext:value-type="string">
            <text:p>Rød snackpeber m. ostefyld</text:p>
            <text:p>Sprød snackpeber fyldt med blød flødeost.</text:p>
          </table:table-cell>
          <table:table-cell office:value-type="string" calcext:value-type="string">
            <text:p>https://www.nemlig.com/roed-snackpeber-m-ostefyld-5045092</text:p>
          </table:table-cell>
        </table:table-row>
        <table:table-row table:style-name="ro3">
          <table:table-cell office:value-type="string" calcext:value-type="string">
            <text:p>Dagligvarer &gt; Frost &gt; Kød og fjerkræ &gt; Pølser &gt; Frankfurter</text:p>
          </table:table-cell>
          <table:table-cell office:value-type="string" calcext:value-type="string">
            <text:p>Frankfurter</text:p>
          </table:table-cell>
          <table:table-cell office:value-type="string" calcext:value-type="string">
            <text:p>6 stk. / 540 g / First Price</text:p>
          </table:table-cell>
          <table:table-cell office:value-type="string" calcext:value-type="string">
            <text:p>KØL</text:p>
          </table:table-cell>
          <table:table-cell office:value-type="string" calcext:value-type="string">
            <text:p>24.75</text:p>
          </table:table-cell>
          <table:table-cell office:value-type="string" calcext:value-type="string">
            <text:p>.</text:p>
          </table:table-cell>
          <table:table-cell office:value-type="string" calcext:value-type="string">
            <text:p>First Price</text:p>
          </table:table-cell>
          <table:table-cell office:value-type="string" calcext:value-type="string">
            <text:p>Grill</text:p>
          </table:table-cell>
          <table:table-cell table:number-columns-repeated="4"/>
          <table:table-cell office:value-type="string" calcext:value-type="string">
            <text:p>Discount, KØL</text:p>
          </table:table-cell>
          <table:table-cell office:value-type="string" calcext:value-type="string">
            <text:p>Svin</text:p>
          </table:table-cell>
          <table:table-cell table:number-columns-repeated="2"/>
          <table:table-cell office:value-type="string" calcext:value-type="string">
            <text:p>Pølse</text:p>
          </table:table-cell>
          <table:table-cell office:value-type="string" calcext:value-type="string">
            <text:p>Frankfurter</text:p>
            <text:p>Frankfurterpølser i svinetarm. Kogt og røget.</text:p>
          </table:table-cell>
          <table:table-cell office:value-type="string" calcext:value-type="string">
            <text:p>https://www.nemlig.com/frankfurter-5013277</text:p>
          </table:table-cell>
        </table:table-row>
        <table:table-row table:style-name="ro12">
          <table:table-cell office:value-type="string" calcext:value-type="string">
            <text:p>Dagligvarer &gt; Frost &gt; Grøntsager &gt; Wok- og grøntsagsblandinger &gt; Wokblanding øko.</text:p>
          </table:table-cell>
          <table:table-cell office:value-type="string" calcext:value-type="string">
            <text:p>Wokblanding øko.</text:p>
          </table:table-cell>
          <table:table-cell office:value-type="string" calcext:value-type="string">
            <text:p>450 g / frost / Frigodan</text:p>
          </table:table-cell>
          <table:table-cell office:value-type="string" calcext:value-type="string">
            <text:p>Frost,Øko (dansk),Øko (europæisk)</text:p>
          </table:table-cell>
          <table:table-cell office:value-type="string" calcext:value-type="string">
            <text:p>24.95</text:p>
          </table:table-cell>
          <table:table-cell office:value-type="string" calcext:value-type="string">
            <text:p>.</text:p>
          </table:table-cell>
          <table:table-cell office:value-type="string" calcext:value-type="string">
            <text:p>Frigodan</text:p>
          </table:table-cell>
          <table:table-cell table:number-columns-repeated="5"/>
          <table:table-cell office:value-type="string" calcext:value-type="string">
            <text:p>Frost, Øko (dansk), Øko (europæisk)</text:p>
          </table:table-cell>
          <table:table-cell table:number-columns-repeated="3"/>
          <table:table-cell office:value-type="string" calcext:value-type="string">
            <text:p>Grøntsager</text:p>
          </table:table-cell>
          <table:table-cell office:value-type="string" calcext:value-type="string">
            <text:p>Wokblanding økologisk</text:p>
            <text:p>Wokblandingen er velegnet som tilbehør til forårsruller og kalkunbryst.</text:p>
            <text:p/>
            <text:p>Tilberedning:</text:p>
            <text:p>I wok/pande: 1-2 spsk olie opvarmes i en wok eller pande. Den frosne wokblanding tilsættes og svitses ved stærk varme i ca. 5-6 minutter. Omrøres jævnligt under tilberedningen. Wok kan tilberedes i mikroovn, men vil da ikke få samme sprødhed som i wok/pande.</text:p>
          </table:table-cell>
          <table:table-cell office:value-type="string" calcext:value-type="string">
            <text:p>https://www.nemlig.com/wokblanding-oeko-5501575</text:p>
          </table:table-cell>
        </table:table-row>
        <table:table-row table:style-name="ro13">
          <table:table-cell office:value-type="string" calcext:value-type="string">
            <text:p>Dagligvarer &gt; Kolonial &gt; Krydderier &gt; Krydderurter &gt; Purløg øko.</text:p>
          </table:table-cell>
          <table:table-cell office:value-type="string" calcext:value-type="string">
            <text:p>Purløg øko.</text:p>
          </table:table-cell>
          <table:table-cell office:value-type="string" calcext:value-type="string">
            <text:p>10,5 cm pt. / Danmark / Klasse 1</text:p>
          </table:table-cell>
          <table:table-cell office:value-type="string" calcext:value-type="string">
            <text:p>Dansk,Øko (dansk),Øko (europæisk)</text:p>
          </table:table-cell>
          <table:table-cell office:value-type="string" calcext:value-type="string">
            <text:p>15.00</text:p>
          </table:table-cell>
          <table:table-cell office:value-type="string" calcext:value-type="string">
            <text:p>.</text:p>
          </table:table-cell>
          <table:table-cell/>
          <table:table-cell office:value-type="string" calcext:value-type="string">
            <text:p>Brunch, Salat, Suppe, Tilbehør</text:p>
          </table:table-cell>
          <table:table-cell office:value-type="string" calcext:value-type="string">
            <text:p>Bakke</text:p>
          </table:table-cell>
          <table:table-cell office:value-type="string" calcext:value-type="string">
            <text:p>Grøn</text:p>
          </table:table-cell>
          <table:table-cell office:value-type="string" calcext:value-type="string">
            <text:p>Klasse 1</text:p>
          </table:table-cell>
          <table:table-cell/>
          <table:table-cell office:value-type="string" calcext:value-type="string">
            <text:p>Dansk, Øko (dansk), Øko (europæisk)</text:p>
          </table:table-cell>
          <table:table-cell office:value-type="string" calcext:value-type="string">
            <text:p>Danmark</text:p>
          </table:table-cell>
          <table:table-cell table:number-columns-repeated="2"/>
          <table:table-cell office:value-type="string" calcext:value-type="string">
            <text:p>Krydderurt, Purløg</text:p>
          </table:table-cell>
          <table:table-cell office:value-type="string" calcext:value-type="string">
            <text:p>Purløg findes både i Europa, Asien og Nordamerika. Det er den mindste inden for løgfamilien.</text:p>
            <text:p/>
            <text:p>Den er meget populær og kan købes hele året rundt.</text:p>
            <text:p>Traditionelt set bliver purløg brugt som grønt drys til æggekagen, på den røgede sild og i den kolde kartoffelsalat, men kan også sagtens kommes i varme retter, saucer og dressinger.</text:p>
            <text:p/>
            <text:p>Tips:</text:p>
            <text:p>Purløg får de fineste lyserøde blomster, som også er spiselige.</text:p>
          </table:table-cell>
          <table:table-cell office:value-type="string" calcext:value-type="string">
            <text:p>https://www.nemlig.com/purloeg-oeko-5016588</text:p>
          </table:table-cell>
        </table:table-row>
        <table:table-row table:style-name="ro7">
          <table:table-cell office:value-type="string" calcext:value-type="string">
            <text:p>Dagligvarer &gt; Drikkevarer &gt; Spiritus &gt; Rom &gt; Bacardí Carta Blanca (37,5%)</text:p>
          </table:table-cell>
          <table:table-cell office:value-type="string" calcext:value-type="string">
            <text:p>Bacardí Carta Blanca (37,5%)</text:p>
          </table:table-cell>
          <table:table-cell office:value-type="string" calcext:value-type="string">
            <text:p>0,70 l / Rom</text:p>
          </table:table-cell>
          <table:table-cell/>
          <table:table-cell office:value-type="string" calcext:value-type="string">
            <text:p>135.00</text:p>
          </table:table-cell>
          <table:table-cell office:value-type="string" calcext:value-type="string">
            <text:p>109.95</text:p>
          </table:table-cell>
          <table:table-cell office:value-type="string" calcext:value-type="string">
            <text:p>Bacardí</text:p>
          </table:table-cell>
          <table:table-cell office:value-type="string" calcext:value-type="string">
            <text:p>Drinks</text:p>
          </table:table-cell>
          <table:table-cell table:number-columns-repeated="4"/>
          <table:table-cell office:value-type="string" calcext:value-type="string">
            <text:p>Discount</text:p>
          </table:table-cell>
          <table:table-cell table:number-columns-repeated="3"/>
          <table:table-cell office:value-type="string" calcext:value-type="string">
            <text:p>Rom</text:p>
          </table:table-cell>
          <table:table-cell office:value-type="string" calcext:value-type="string">
            <text:p>Bacardí Carta Blanca</text:p>
            <text:p>Bacardí Carta Blanca er den oprindelige klassiske hvide rom, der startede eventyret om Bacardi. Det var Don Facundo Bacardi, der i 1862 udviklede metoden med at trækulsfiltrere rom for at skabe en ren og blød drik, der smags- og kvalitetsmæssigt altid er den samme – uanset hvor i verden den nydes.</text:p>
            <text:p/>
            <text:p>Bacardí Carta Blanca er en klassisk melasse-baserede rom der er håndblandet med amerikansk hvid eg og trækul. Det er en lys og aromatisk rom med delikate noter af blomster og frugt. Bacardí Carta Blanca er en klassisk hvid rom og er derfor perfekt til de klassiske hvide romdrinks som Mojito og Daiquiri.</text:p>
          </table:table-cell>
          <table:table-cell office:value-type="string" calcext:value-type="string">
            <text:p>https://www.nemlig.com/bacardi-carta-blanca-37-5-102500</text:p>
          </table:table-cell>
        </table:table-row>
        <table:table-row table:style-name="ro11">
          <table:table-cell office:value-type="string" calcext:value-type="string">
            <text:p>Dagligvarer &gt; Frugt og grønt &gt; Frugt &gt; Bær &gt; Citronmelisse øko.</text:p>
          </table:table-cell>
          <table:table-cell office:value-type="string" calcext:value-type="string">
            <text:p>Citronmelisse øko.</text:p>
          </table:table-cell>
          <table:table-cell office:value-type="string" calcext:value-type="string">
            <text:p>10,5 cm pt. / Danmark / Klasse 1</text:p>
          </table:table-cell>
          <table:table-cell office:value-type="string" calcext:value-type="string">
            <text:p>Dansk,Øko (dansk),Øko (europæisk)</text:p>
          </table:table-cell>
          <table:table-cell office:value-type="string" calcext:value-type="string">
            <text:p>20.00</text:p>
          </table:table-cell>
          <table:table-cell office:value-type="string" calcext:value-type="string">
            <text:p>.</text:p>
          </table:table-cell>
          <table:table-cell/>
          <table:table-cell office:value-type="string" calcext:value-type="string">
            <text:p>Drinks, Pynt, Salat, Suppe, Tilbehør</text:p>
          </table:table-cell>
          <table:table-cell office:value-type="string" calcext:value-type="string">
            <text:p>Bakke</text:p>
          </table:table-cell>
          <table:table-cell office:value-type="string" calcext:value-type="string">
            <text:p>Grøn</text:p>
          </table:table-cell>
          <table:table-cell office:value-type="string" calcext:value-type="string">
            <text:p>Klasse 1</text:p>
          </table:table-cell>
          <table:table-cell/>
          <table:table-cell office:value-type="string" calcext:value-type="string">
            <text:p>Dansk, Øko (dansk), Øko (europæisk)</text:p>
          </table:table-cell>
          <table:table-cell office:value-type="string" calcext:value-type="string">
            <text:p>Danmark</text:p>
          </table:table-cell>
          <table:table-cell table:number-columns-repeated="2"/>
          <table:table-cell office:value-type="string" calcext:value-type="string">
            <text:p>Citronmelisse, Krydderurt</text:p>
          </table:table-cell>
          <table:table-cell office:value-type="string" calcext:value-type="string">
            <text:p>Citronmelisse vokser vildt i Sydeuropa, det vestlige Asien og Nordafrika. Den kendes også under navnene hjertensfryd og citronella.</text:p>
            <text:p/>
            <text:p>Den kan anvendes til alt, hvor man ønsker en dejlig frisk smag af citrus. Det kan både være til fisk, fjerkræ, kalvekød, svinekød og skaldyr.</text:p>
            <text:p>Det kan også bruges som drys på karryretter, saucer, i kryddereddike og i kryddersmør.</text:p>
            <text:p/>
            <text:p>Da citronmelisse også er velegnet til både drinks og desserter, kan du eventuelt prøve at lave en frisk citronsorbet, hvor du tilføjer masser af finthakket citronmelisse.</text:p>
            <text:p/>
            <text:p>Tips:</text:p>
            <text:p>Citronmelisse renser smagsløgene og frisker ganen til nye smagsoplevelser.</text:p>
          </table:table-cell>
          <table:table-cell office:value-type="string" calcext:value-type="string">
            <text:p>https://www.nemlig.com/citronmelisse-oeko-5016591</text:p>
          </table:table-cell>
        </table:table-row>
        <table:table-row table:style-name="ro3">
          <table:table-cell office:value-type="string" calcext:value-type="string">
            <text:p>Dagligvarer &gt; Frost &gt; Supper og nem mad &gt; Pizza og toast &gt; Snackpizza capricciosa</text:p>
          </table:table-cell>
          <table:table-cell office:value-type="string" calcext:value-type="string">
            <text:p>Snackpizza capricciosa</text:p>
          </table:table-cell>
          <table:table-cell office:value-type="string" calcext:value-type="string">
            <text:p>170 g / frost / Billys pan pizza</text:p>
          </table:table-cell>
          <table:table-cell office:value-type="string" calcext:value-type="string">
            <text:p>Frost</text:p>
          </table:table-cell>
          <table:table-cell office:value-type="string" calcext:value-type="string">
            <text:p>15.95</text:p>
          </table:table-cell>
          <table:table-cell office:value-type="string" calcext:value-type="string">
            <text:p>.</text:p>
          </table:table-cell>
          <table:table-cell office:value-type="string" calcext:value-type="string">
            <text:p>Billys pan pizza</text:p>
          </table:table-cell>
          <table:table-cell office:value-type="string" calcext:value-type="string">
            <text:p>Aftensmad, Frokost, Mellemmåltid, Snack</text:p>
          </table:table-cell>
          <table:table-cell table:number-columns-repeated="4"/>
          <table:table-cell office:value-type="string" calcext:value-type="string">
            <text:p>Frost</text:p>
          </table:table-cell>
          <table:table-cell table:number-columns-repeated="3"/>
          <table:table-cell office:value-type="string" calcext:value-type="string">
            <text:p>Pizza</text:p>
          </table:table-cell>
          <table:table-cell office:value-type="string" calcext:value-type="string">
            <text:p>Pizza capricciosa</text:p>
            <text:p>Deep pan pizza som både kan tilberedes i ovn og mikrovn.</text:p>
          </table:table-cell>
          <table:table-cell office:value-type="string" calcext:value-type="string">
            <text:p>https://www.nemlig.com/snackpizza-capricciosa-5047127</text:p>
          </table:table-cell>
        </table:table-row>
        <table:table-row table:style-name="ro2">
          <table:table-cell office:value-type="string" calcext:value-type="string">
            <text:p>Dagligvarer &gt; Pleje og skønhed &gt; Hårprodukter &gt; Hårvoks &gt; Voks</text:p>
          </table:table-cell>
          <table:table-cell office:value-type="string" calcext:value-type="string">
            <text:p>Voks</text:p>
          </table:table-cell>
          <table:table-cell office:value-type="string" calcext:value-type="string">
            <text:p>0,15 l / Brylcreem</text:p>
          </table:table-cell>
          <table:table-cell/>
          <table:table-cell office:value-type="string" calcext:value-type="string">
            <text:p>64.95</text:p>
          </table:table-cell>
          <table:table-cell office:value-type="string" calcext:value-type="string">
            <text:p>.</text:p>
          </table:table-cell>
          <table:table-cell office:value-type="string" calcext:value-type="string">
            <text:p>Brylcreem</text:p>
          </table:table-cell>
          <table:table-cell office:value-type="string" calcext:value-type="string">
            <text:p>Hårpleje, Styling</text:p>
          </table:table-cell>
          <table:table-cell table:number-columns-repeated="7"/>
          <table:table-cell office:value-type="string" calcext:value-type="string">
            <text:p>0,15 l</text:p>
          </table:table-cell>
          <table:table-cell office:value-type="string" calcext:value-type="string">
            <text:p>Hårpleje, Hårvoks</text:p>
          </table:table-cell>
          <table:table-cell office:value-type="string" calcext:value-type="string">
            <text:p>Hårvoks</text:p>
            <text:p>Brylcreem er en ægte klassiker. Det er en hårpomade fremstillet af en blanding af vand og mineralolie, der er stabiliseret med bivoks.</text:p>
            <text:p/>
            <text:p>Den originale Brylcreem er ideel til at holde håret på plads. Det er en plejende, blødgørende creme, der får håret til at se glansfuldt og levende ud uden at efterlade håret fedtet eller tungt.</text:p>
            <text:p/>
            <text:p>Brylcreme kan anvendes i både vådt og tørt hår. Fordel en passende mængde mellem hænderne og påfør produktet i håret. Style håret som ønsket.</text:p>
          </table:table-cell>
          <table:table-cell office:value-type="string" calcext:value-type="string">
            <text:p>https://www.nemlig.com/voks-5046663</text:p>
          </table:table-cell>
        </table:table-row>
        <table:table-row table:style-name="ro1">
          <table:table-cell office:value-type="string" calcext:value-type="string">
            <text:p>Dagligvarer &gt; Kolonial &gt; Krydderier &gt; Krydderier &gt; Spidskommen</text:p>
          </table:table-cell>
          <table:table-cell office:value-type="string" calcext:value-type="string">
            <text:p>Spidskommen</text:p>
          </table:table-cell>
          <table:table-cell office:value-type="string" calcext:value-type="string">
            <text:p>33 g / Santa Maria</text:p>
          </table:table-cell>
          <table:table-cell/>
          <table:table-cell office:value-type="string" calcext:value-type="string">
            <text:p>20.95</text:p>
          </table:table-cell>
          <table:table-cell office:value-type="string" calcext:value-type="string">
            <text:p>.</text:p>
          </table:table-cell>
          <table:table-cell office:value-type="string" calcext:value-type="string">
            <text:p>Santa Maria</text:p>
          </table:table-cell>
          <table:table-cell table:number-columns-repeated="5"/>
          <table:table-cell office:value-type="string" calcext:value-type="string">
            <text:p>Discount</text:p>
          </table:table-cell>
          <table:table-cell table:number-columns-repeated="3"/>
          <table:table-cell office:value-type="string" calcext:value-type="string">
            <text:p>Krydderi</text:p>
          </table:table-cell>
          <table:table-cell office:value-type="string" calcext:value-type="string">
            <text:p>Spidskommen</text:p>
          </table:table-cell>
          <table:table-cell office:value-type="string" calcext:value-type="string">
            <text:p>https://www.nemlig.com/spidskommen-5046117</text:p>
          </table:table-cell>
        </table:table-row>
        <table:table-row table:style-name="ro9">
          <table:table-cell office:value-type="string" calcext:value-type="string">
            <text:p>Dagligvarer &gt; Kolonial &gt; Færdigretter &gt; Suppe &gt; Miso suppepasta øko.</text:p>
          </table:table-cell>
          <table:table-cell office:value-type="string" calcext:value-type="string">
            <text:p>Miso suppepasta øko.</text:p>
          </table:table-cell>
          <table:table-cell office:value-type="string" calcext:value-type="string">
            <text:p>4 x 15 g / m. brune ris / vegansk / Clearspring</text:p>
          </table:table-cell>
          <table:table-cell office:value-type="string" calcext:value-type="string">
            <text:p>Øko (europæisk)</text:p>
          </table:table-cell>
          <table:table-cell office:value-type="string" calcext:value-type="string">
            <text:p>36.00</text:p>
          </table:table-cell>
          <table:table-cell office:value-type="string" calcext:value-type="string">
            <text:p>.</text:p>
          </table:table-cell>
          <table:table-cell office:value-type="string" calcext:value-type="string">
            <text:p>Clearspring</text:p>
          </table:table-cell>
          <table:table-cell office:value-type="string" calcext:value-type="string">
            <text:p>Dip, Dressing, Forret, Mellemmåltid, Sauce</text:p>
          </table:table-cell>
          <table:table-cell office:value-type="string" calcext:value-type="string">
            <text:p>Klempose</text:p>
          </table:table-cell>
          <table:table-cell table:number-columns-repeated="3"/>
          <table:table-cell office:value-type="string" calcext:value-type="string">
            <text:p>Glutenfri, Vegansk, Øko (europæisk)</text:p>
          </table:table-cell>
          <table:table-cell table:number-columns-repeated="4"/>
          <table:table-cell office:value-type="string" calcext:value-type="string">
            <text:p>Miso suppepasta med brune ris og tang</text:p>
            <text:p>Lav en kop hurtig miso suppe med denne flydende miso som du bare kan hælde i en kop med kogt vand.</text:p>
            <text:p>Et hurtigere måltid fåes ikke!</text:p>
          </table:table-cell>
          <table:table-cell office:value-type="string" calcext:value-type="string">
            <text:p>https://www.nemlig.com/miso-suppepasta-oeko-5007719</text:p>
          </table:table-cell>
        </table:table-row>
        <table:table-row table:style-name="ro3">
          <table:table-cell office:value-type="string" calcext:value-type="string">
            <text:p>Dagligvarer &gt; Pleje og skønhed &gt; Tandpleje &gt; Tandstikkere og tandtråd &gt; Tandtråd Pro-Gum Health</text:p>
          </table:table-cell>
          <table:table-cell office:value-type="string" calcext:value-type="string">
            <text:p>Tandtråd Pro-Gum Health</text:p>
          </table:table-cell>
          <table:table-cell office:value-type="string" calcext:value-type="string">
            <text:p>25 m / Colgate - Total</text:p>
          </table:table-cell>
          <table:table-cell/>
          <table:table-cell office:value-type="string" calcext:value-type="string">
            <text:p>30.25</text:p>
          </table:table-cell>
          <table:table-cell office:value-type="string" calcext:value-type="string">
            <text:p>.</text:p>
          </table:table-cell>
          <table:table-cell office:value-type="string" calcext:value-type="string">
            <text:p>Colgate</text:p>
          </table:table-cell>
          <table:table-cell table:number-columns-repeated="9"/>
          <table:table-cell office:value-type="string" calcext:value-type="string">
            <text:p>Tandpleje, Tandtråd</text:p>
          </table:table-cell>
          <table:table-cell office:value-type="string" calcext:value-type="string">
            <text:p>Colgate Total Pro Gum Health Tandtråd</text:p>
            <text:p>Hjælper med til at hindre tandkødsproblemer og karies ved at fjerne plak mellem tænderne. Glider let mellem tænderne uden at flosse.</text:p>
          </table:table-cell>
          <table:table-cell office:value-type="string" calcext:value-type="string">
            <text:p>https://www.nemlig.com/tandtraad-pro-gum-health-103677</text:p>
          </table:table-cell>
        </table:table-row>
        <table:table-row table:style-name="ro13">
          <table:table-cell office:value-type="string" calcext:value-type="string">
            <text:p>Dagligvarer &gt; Baby, børn og legetøj &gt; Bleer og tilbehør &gt; Bleer og blebukser &gt; Bleer XL str. 6</text:p>
          </table:table-cell>
          <table:table-cell office:value-type="string" calcext:value-type="string">
            <text:p>Bleer XL str. 6</text:p>
          </table:table-cell>
          <table:table-cell office:value-type="string" calcext:value-type="string">
            <text:p>38 stk. / 16-26 kg / Grøn Balance</text:p>
          </table:table-cell>
          <table:table-cell office:value-type="string" calcext:value-type="string">
            <text:p>Den Blå Krans,Svanemærket</text:p>
          </table:table-cell>
          <table:table-cell office:value-type="string" calcext:value-type="string">
            <text:p>51.30</text:p>
          </table:table-cell>
          <table:table-cell office:value-type="string" calcext:value-type="string">
            <text:p>.</text:p>
          </table:table-cell>
          <table:table-cell office:value-type="string" calcext:value-type="string">
            <text:p>Grøn Balance</text:p>
          </table:table-cell>
          <table:table-cell table:number-columns-repeated="5"/>
          <table:table-cell office:value-type="string" calcext:value-type="string">
            <text:p>Den Blå Krans, Discount, Svanemærket</text:p>
          </table:table-cell>
          <table:table-cell table:number-columns-repeated="2"/>
          <table:table-cell office:value-type="float" office:value="6" calcext:value-type="float">
            <text:p>6</text:p>
          </table:table-cell>
          <table:table-cell office:value-type="string" calcext:value-type="string">
            <text:p>Bleer</text:p>
          </table:table-cell>
          <table:table-cell office:value-type="string" calcext:value-type="string">
            <text:p>Grøn Balance XL str. 6</text:p>
            <text:p>Grøn Balance XL er med svanemærket og deklaret i samarbejde med Astma-Allergi Danmark. Bleerne er dermatologisk testet. Alligevel er det en god ide at skifte bleen hyppigt og lade barnets hud lufttørre ved bleskift - for at undgår hudirritation.</text:p>
            <text:p/>
            <text:p>Grøn Balance XL er kontrolleret af varefakta og opfylder varefaktas krav til, sugeevne, overfladens tørhed, opsugningshastighed, lukkesnippens fastgørelse og genluk til bleen, ingen parfume eller lotion.</text:p>
            <text:p/>
            <text:p>Råd:</text:p>
            <text:p>Skift bleen reglmæssigt (babyer skal skiftes oftere end større børn). Skift ble på barnet, så snart barnet har haft afførring. Skift altid barnet, inden det lægges til at sove for natten. Husk at holde barnets hud ren og tør. Bleen bør dagligt tages helt af, så barnets hud kan få luft (ca. 15 min.).</text:p>
          </table:table-cell>
          <table:table-cell office:value-type="string" calcext:value-type="string">
            <text:p>https://www.nemlig.com/bleer-xl-str-6-5012126</text:p>
          </table:table-cell>
        </table:table-row>
        <table:table-row table:style-name="ro3">
          <table:table-cell office:value-type="string" calcext:value-type="string">
            <text:p>Dagligvarer &gt; Køl og mejeri &gt; Pålæg &gt; Leverpostej og paté &gt; Leverpostej &gt; Julepostej m. bacon</text:p>
          </table:table-cell>
          <table:table-cell office:value-type="string" calcext:value-type="string">
            <text:p>Julepostej m. bacon</text:p>
          </table:table-cell>
          <table:table-cell office:value-type="string" calcext:value-type="string">
            <text:p>450 g / Stryhn's</text:p>
          </table:table-cell>
          <table:table-cell office:value-type="string" calcext:value-type="string">
            <text:p>KØL</text:p>
          </table:table-cell>
          <table:table-cell office:value-type="string" calcext:value-type="string">
            <text:p>29.95</text:p>
          </table:table-cell>
          <table:table-cell office:value-type="string" calcext:value-type="string">
            <text:p>22.00</text:p>
          </table:table-cell>
          <table:table-cell office:value-type="string" calcext:value-type="string">
            <text:p>Stryhn's</text:p>
          </table:table-cell>
          <table:table-cell office:value-type="string" calcext:value-type="string">
            <text:p>Frokost, Jul, Madpakke</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Leverpostej, Pålæg</text:p>
          </table:table-cell>
          <table:table-cell office:value-type="string" calcext:value-type="string">
            <text:p>Stryhn’s Julepostej med bacon</text:p>
            <text:p>Stryhn’s klassiske julepostej - en smagfuld postej med piskefløde og baconskive på.</text:p>
          </table:table-cell>
          <table:table-cell office:value-type="string" calcext:value-type="string">
            <text:p>https://www.nemlig.com/julepostej-m-bacon-5029598</text:p>
          </table:table-cell>
        </table:table-row>
        <table:table-row table:style-name="ro4">
          <table:table-cell office:value-type="string" calcext:value-type="string">
            <text:p>Dagligvarer &gt; Drikkevarer &gt; Fratelli Rabino Nebbiolo DOC</text:p>
          </table:table-cell>
          <table:table-cell office:value-type="string" calcext:value-type="string">
            <text:p>Fratelli Rabino Nebbiolo DOC</text:p>
          </table:table-cell>
          <table:table-cell office:value-type="string" calcext:value-type="string">
            <text:p>Italien / Piemonte / 2017 / 0,75 l / rødvin</text:p>
          </table:table-cell>
          <table:table-cell/>
          <table:table-cell office:value-type="string" calcext:value-type="string">
            <text:p>149.95</text:p>
          </table:table-cell>
          <table:table-cell office:value-type="string" calcext:value-type="string">
            <text:p>.</text:p>
          </table:table-cell>
          <table:table-cell/>
          <table:table-cell office:value-type="string" calcext:value-type="string">
            <text:p>Kraftige retter</text:p>
          </table:table-cell>
          <table:table-cell office:value-type="string" calcext:value-type="string">
            <text:p>Kork</text:p>
          </table:table-cell>
          <table:table-cell table:number-columns-repeated="2"/>
          <table:table-cell office:value-type="string" calcext:value-type="string">
            <text:p>Italien</text:p>
          </table:table-cell>
          <table:table-cell table:number-columns-repeated="4"/>
          <table:table-cell office:value-type="string" calcext:value-type="string">
            <text:p>Rødvin</text:p>
          </table:table-cell>
          <table:table-cell office:value-type="string" calcext:value-type="string">
            <text:p>Fratelli Rabino Nebbiolo D´Alba DOC</text:p>
            <text:p>Flot og intens Nebbiolo med forfriskende aroma af røde modne bær. Den er tør, ren og klar i smagen - en virkelig flot drikkeklar vin.</text:p>
            <text:p>Efter høsten transporteres druerne ind i vineriet hvor første gæring forgår på store åbne ståltanke, herefter omstikkes de til store egefade (Fransk og Slovensk) på 2500 L og her gennemgår vine også anden gæringen (den malolaktiske gæring)som omdanner æblesyre til mælkesyre.</text:p>
            <text:p>Herefter ligger vinen og bliver "blødgjort". De stramme tanniner bliver hermed bløde og drikkevenlige.</text:p>
            <text:p>Fratelli Rabino er et lille familiedrevet vineri i det naturskønne Piemonte. Placeringen er som i et amfi teater med vinmarkerne omkring, hvilket gør stedet til noget helt unikt.</text:p>
            <text:p>Her er fire generationer under samme tag og alle hjælper til, hvor der lige mangler en ekstra hånd. Vinbruget bliver dyrket uden nogen form for kemi og er en mellemting imellem økologisk og biodynamisk.</text:p>
            <text:p/>
            <text:p>F.LLI Rabino er certificeret DTP. Vino Certificato Secondo som egentlig har strengere krav end alm. økologisk vinbrug. Familie filosofien er at behandle naturen bedst muligt og gøre markerne så naturlige som mulige.</text:p>
            <text:p/>
            <text:p>Deres vine har alle ekstrem stor kompleksitet, smag og kvalitet foruden en imponerende struktur der giver et godt indblik af Barolo`s nabo kommune.</text:p>
            <text:p/>
            <text:p>Vinfremstillingen.</text:p>
            <text:p>Markerne er placeret i Roero området ved byen S. Vittoria d`Alba hvor vingården også er placeret. Druerne høstes midt oktober ved håndkraft og transporteres forsigtigt ind til vineriet hvor druerne skånsomt sorteres og presses og "juicen" stille opsamles i en ståltank (som giver vinen sprødhed og optimerer bouquet) Druer og most trækker i ca 15 dage og gæringen er nu i gang. Efter endt gæring opstartes anden gæringen "malolaktisk gæring" ( omdanner æblesyre til mælkesyre / blødgør vinen) Nebbiolo omstikkes til store traditionelle egefade og lagres i 13 måneder inden de flaskes og herefter er 12 måneder på flaske.</text:p>
          </table:table-cell>
          <table:table-cell office:value-type="string" calcext:value-type="string">
            <text:p>https://www.nemlig.com/fratelli-rabino-nebbiolo-doc-5029957</text:p>
          </table:table-cell>
        </table:table-row>
        <table:table-row table:style-name="ro3">
          <table:table-cell office:value-type="string" calcext:value-type="string">
            <text:p>Dagligvarer &gt; Køl og mejeri &gt; Mejeri &gt; Ost &gt; Smøreost og flødeost &gt; Champignonost</text:p>
          </table:table-cell>
          <table:table-cell office:value-type="string" calcext:value-type="string">
            <text:p>Champignonost</text:p>
          </table:table-cell>
          <table:table-cell office:value-type="string" calcext:value-type="string">
            <text:p>250 g / Buko</text:p>
          </table:table-cell>
          <table:table-cell office:value-type="string" calcext:value-type="string">
            <text:p>KØL</text:p>
          </table:table-cell>
          <table:table-cell office:value-type="string" calcext:value-type="string">
            <text:p>20.95</text:p>
          </table:table-cell>
          <table:table-cell office:value-type="string" calcext:value-type="string">
            <text:p>.</text:p>
          </table:table-cell>
          <table:table-cell office:value-type="string" calcext:value-type="string">
            <text:p>Buko</text:p>
          </table:table-cell>
          <table:table-cell office:value-type="string" calcext:value-type="string">
            <text:p>Brød, Frokost, Madpakke, Morgenmad</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Smøreost</text:p>
          </table:table-cell>
          <table:table-cell office:value-type="string" calcext:value-type="string">
            <text:p>Smøreost</text:p>
            <text:p>Buko Champignon Ost er en smøreost med 17% fedt med champignon. Osten er særdeles velegnet i en burgerbolle sammen med agurk, lucernespirer og salat og er altid en vinder på morgenbordet.</text:p>
          </table:table-cell>
          <table:table-cell office:value-type="string" calcext:value-type="string">
            <text:p>https://www.nemlig.com/champignonost-5001328</text:p>
          </table:table-cell>
        </table:table-row>
        <table:table-row table:style-name="ro3">
          <table:table-cell office:value-type="string" calcext:value-type="string">
            <text:p>Dagligvarer &gt; Køl og mejeri &gt; Frisk pasta &gt; Pasta uden fyld &gt; Frisk spaghetti &gt; Spaghetti</text:p>
          </table:table-cell>
          <table:table-cell office:value-type="string" calcext:value-type="string">
            <text:p>Spaghetti</text:p>
          </table:table-cell>
          <table:table-cell office:value-type="string" calcext:value-type="string">
            <text:p>1 kg / Delverde</text:p>
          </table:table-cell>
          <table:table-cell/>
          <table:table-cell office:value-type="string" calcext:value-type="string">
            <text:p>29.95</text:p>
          </table:table-cell>
          <table:table-cell office:value-type="string" calcext:value-type="string">
            <text:p>.</text:p>
          </table:table-cell>
          <table:table-cell office:value-type="string" calcext:value-type="string">
            <text:p>Delverde</text:p>
          </table:table-cell>
          <table:table-cell table:number-columns-repeated="9"/>
          <table:table-cell office:value-type="string" calcext:value-type="string">
            <text:p>Pasta</text:p>
          </table:table-cell>
          <table:table-cell office:value-type="string" calcext:value-type="string">
            <text:p>Spaghetti</text:p>
            <text:p>Italiensk tørpasta fremstillet i bronzeforme og langtidstørret ved lav temperatur, så pastaen kan koges "al dente". Pastamøllen er beliggende i en nationalpark i Abruzzo området.</text:p>
          </table:table-cell>
          <table:table-cell office:value-type="string" calcext:value-type="string">
            <text:p>https://www.nemlig.com/spaghetti-5014016</text:p>
          </table:table-cell>
        </table:table-row>
        <table:table-row table:style-name="ro8">
          <table:table-cell office:value-type="string" calcext:value-type="string">
            <text:p>Dagligvarer &gt; Baby, børn og legetøj &gt; Legetøj &gt; Kreativ leg og læring &gt; Plus Plus superhero tube</text:p>
          </table:table-cell>
          <table:table-cell office:value-type="string" calcext:value-type="string">
            <text:p>Plus Plus superhero tube</text:p>
          </table:table-cell>
          <table:table-cell office:value-type="string" calcext:value-type="string">
            <text:p>1 stk. / 100 dele / 5+ år / Plus Plus</text:p>
          </table:table-cell>
          <table:table-cell/>
          <table:table-cell office:value-type="string" calcext:value-type="string">
            <text:p>59.95</text:p>
          </table:table-cell>
          <table:table-cell office:value-type="string" calcext:value-type="string">
            <text:p>.</text:p>
          </table:table-cell>
          <table:table-cell office:value-type="string" calcext:value-type="string">
            <text:p>Plus Plus</text:p>
          </table:table-cell>
          <table:table-cell office:value-type="string" calcext:value-type="string">
            <text:p>Børn, Kreativ leg</text:p>
          </table:table-cell>
          <table:table-cell table:number-columns-repeated="4"/>
          <table:table-cell office:value-type="string" calcext:value-type="string">
            <text:p>CE-mærket</text:p>
          </table:table-cell>
          <table:table-cell table:number-columns-repeated="3"/>
          <table:table-cell office:value-type="string" calcext:value-type="string">
            <text:p>Byggelegetøj, Indeleg, Legetøj</text:p>
          </table:table-cell>
          <table:table-cell office:value-type="string" calcext:value-type="string">
            <text:p>Plus Plus tube 100 dele</text:p>
            <text:p>Konstruktionslegetøj med store klodser.</text:p>
            <text:p/>
            <text:p>Plus-Plus er perfekt til små hænder og store ideer. Vejledt af de medfølgende instruktioner, kan du bygge din egen cool Superheros med dette rør. Gør dig klar til timevis med kreativ leg med dette Plus-Plus Superhero-rør, mens du stimulerer fine motoriske færdigheder, bygger gåder, mosaikker og 3D-konstruktioner, mens du blander leg og kreativitet.</text:p>
            <text:p/>
            <text:p>Plus-Plus er et kreativt konstruktionslegetøj til timers spil. Børn - både piger og drenge, og deres forældre finder glæde ved at bruge deres fantasi til at skabe farverige 2D-gåder og mosaikker eller opbygge 3D-kreationer sammen. Et perfekt uddannelsesmæssigt STEM-legetøj, der stimulerer fine motoriske evner, kreativitet, fokus og tålmodighed.</text:p>
            <text:p>Plus-Plus: Én form - Uendelige muligheder.</text:p>
            <text:p/>
            <text:p>Designet og lavet i Danmark.</text:p>
            <text:p>Hvert stykke måler 20 mm x 12 mm.</text:p>
            <text:p/>
            <text:p>Indeholder 100 stykker i grundfarver og instruktioner til dine kreationer.</text:p>
            <text:p/>
            <text:p>Se her vores fulde udvalg af kreativt legetøj.</text:p>
          </table:table-cell>
          <table:table-cell office:value-type="string" calcext:value-type="string">
            <text:p>https://www.nemlig.com/plus-plus-superhero-tube-5045599</text:p>
          </table:table-cell>
        </table:table-row>
        <table:table-row table:style-name="ro3">
          <table:table-cell office:value-type="string" calcext:value-type="string">
            <text:p>Dagligvarer &gt; Frost &gt; Is &gt; Frys-selv-is &gt; Appelsinis</text:p>
          </table:table-cell>
          <table:table-cell office:value-type="string" calcext:value-type="string">
            <text:p>Appelsinis</text:p>
          </table:table-cell>
          <table:table-cell office:value-type="string" calcext:value-type="string">
            <text:p>10 stk. / frys-selv-is / Sun Lolly</text:p>
          </table:table-cell>
          <table:table-cell/>
          <table:table-cell office:value-type="string" calcext:value-type="string">
            <text:p>19.95</text:p>
          </table:table-cell>
          <table:table-cell office:value-type="string" calcext:value-type="string">
            <text:p>.</text:p>
          </table:table-cell>
          <table:table-cell office:value-type="string" calcext:value-type="string">
            <text:p>Sun Lolly</text:p>
          </table:table-cell>
          <table:table-cell office:value-type="string" calcext:value-type="string">
            <text:p>Snack</text:p>
          </table:table-cell>
          <table:table-cell table:number-columns-repeated="8"/>
          <table:table-cell office:value-type="string" calcext:value-type="string">
            <text:p>Frys-selv-is</text:p>
          </table:table-cell>
          <table:table-cell office:value-type="string" calcext:value-type="string">
            <text:p>Sun Lolly Appelsin</text:p>
            <text:p>Frys selv-is med saftig appelsinsmag og rigtig frugtsaft. Ingen kunstige sødestoffer, smagsstoffer og ingen konserveringsmidler.</text:p>
          </table:table-cell>
          <table:table-cell office:value-type="string" calcext:value-type="string">
            <text:p>https://www.nemlig.com/appelsinis-5031432</text:p>
          </table:table-cell>
        </table:table-row>
        <table:table-row table:style-name="ro15">
          <table:table-cell office:value-type="string" calcext:value-type="string">
            <text:p>Dagligvarer &gt; Nyheder &gt; Pulled duck (andebryst)</text:p>
          </table:table-cell>
          <table:table-cell office:value-type="string" calcext:value-type="string">
            <text:p>Pulled duck (andebryst)</text:p>
          </table:table-cell>
          <table:table-cell office:value-type="string" calcext:value-type="string">
            <text:p>300 g</text:p>
          </table:table-cell>
          <table:table-cell/>
          <table:table-cell office:value-type="string" calcext:value-type="string">
            <text:p>49.95</text:p>
          </table:table-cell>
          <table:table-cell office:value-type="string" calcext:value-type="string">
            <text:p>44.96</text:p>
          </table:table-cell>
          <table:table-cell table:number-columns-repeated="6"/>
          <table:table-cell office:value-type="string" calcext:value-type="string">
            <text:p>Nyhed</text:p>
          </table:table-cell>
          <table:table-cell table:number-columns-repeated="4"/>
          <table:table-cell office:value-type="string" calcext:value-type="string">
            <text:p>pulled duck</text:p>
            <text:p>Konventionel andekød med skind og uden ben, som er blevet marineret og Confiteret ved 85 °C over en længer tid. Kødet er rigtig mørt og velsmagende.</text:p>
            <text:p/>
            <text:p>Posens indhold, de 300 gr. Skønnes passende til ca. 10 burgere.</text:p>
            <text:p/>
            <text:p>Tilberedning:</text:p>
            <text:p>Microbølgeovn:</text:p>
            <text:p>Varmes ca. 3 minutter i microbølgeovn, så posen føles gennemvarm, derefter kan posen åbnes og ”pulled duck” er klar til at spise.</text:p>
            <text:p/>
            <text:p>Ovn:</text:p>
            <text:p>Kom kødet i et ildfast fad og stil det i den forvarmet ovn i 15 minutter, hvorefter der kan serveres.</text:p>
            <text:p/>
            <text:p>Tip til servering:</text:p>
            <text:p>Brug kødet som indhold i burger, som pålæg på brød eller server det med salat.</text:p>
            <text:p/>
            <text:p>Vidste du at 70% af andefedt er sunde enkeltumættede og flerumættede fedtstoffer, af typerne omega 3 6 og 9, der er vigtige for et sundt helbred.</text:p>
          </table:table-cell>
          <table:table-cell office:value-type="string" calcext:value-type="string">
            <text:p>https://www.nemlig.com/pulled-duck-andebryst-5049428</text:p>
          </table:table-cell>
        </table:table-row>
        <table:table-row table:style-name="ro2">
          <table:table-cell office:value-type="string" calcext:value-type="string">
            <text:p>Dagligvarer &gt; Frugt og grønt &gt; Grøntsager &gt; Gulerødder og rodfrugter &gt; Rødbeder forkogte øko.</text:p>
          </table:table-cell>
          <table:table-cell office:value-type="string" calcext:value-type="string">
            <text:p>Rødbeder forkogte øko.</text:p>
          </table:table-cell>
          <table:table-cell office:value-type="string" calcext:value-type="string">
            <text:p>500 g / Frankrig</text:p>
          </table:table-cell>
          <table:table-cell office:value-type="string" calcext:value-type="string">
            <text:p>Øko (europæisk)</text:p>
          </table:table-cell>
          <table:table-cell office:value-type="string" calcext:value-type="string">
            <text:p>18.00</text:p>
          </table:table-cell>
          <table:table-cell office:value-type="string" calcext:value-type="string">
            <text:p>.</text:p>
          </table:table-cell>
          <table:table-cell/>
          <table:table-cell office:value-type="string" calcext:value-type="string">
            <text:p>Suppe</text:p>
          </table:table-cell>
          <table:table-cell office:value-type="string" calcext:value-type="string">
            <text:p>Vakuum</text:p>
          </table:table-cell>
          <table:table-cell office:value-type="string" calcext:value-type="string">
            <text:p>Rød</text:p>
          </table:table-cell>
          <table:table-cell office:value-type="string" calcext:value-type="string">
            <text:p>Klasse 1</text:p>
          </table:table-cell>
          <table:table-cell/>
          <table:table-cell office:value-type="string" calcext:value-type="string">
            <text:p>Øko (europæisk)</text:p>
          </table:table-cell>
          <table:table-cell office:value-type="string" calcext:value-type="string">
            <text:p>Frankrig</text:p>
          </table:table-cell>
          <table:table-cell office:value-type="string" calcext:value-type="string">
            <text:p>Rødbede</text:p>
          </table:table-cell>
          <table:table-cell/>
          <table:table-cell office:value-type="string" calcext:value-type="string">
            <text:p>Rodfrugt</text:p>
          </table:table-cell>
          <table:table-cell office:value-type="string" calcext:value-type="string">
            <text:p>Disse forkogte rødbeder er nemme at bruge, og er idéelle til den travle hverdag eller børnefamilien.</text:p>
            <text:p/>
            <text:p>De er både gode i friske salater, men også til den lækre gryderet.</text:p>
            <text:p/>
            <text:p>Tips:</text:p>
            <text:p>Da rødbederne er forkogte, skal de naturligvis ikke koges lige så længe som en rå rødbede.</text:p>
          </table:table-cell>
          <table:table-cell office:value-type="string" calcext:value-type="string">
            <text:p>https://www.nemlig.com/roedbeder-forkogte-oeko-5040360</text:p>
          </table:table-cell>
        </table:table-row>
        <table:table-row table:style-name="ro14">
          <table:table-cell office:value-type="string" calcext:value-type="string">
            <text:p>Dagligvarer &gt; Drikkevarer &gt; Gustave Lorentz Gewurtztramine</text:p>
          </table:table-cell>
          <table:table-cell office:value-type="string" calcext:value-type="string">
            <text:p>Gustave Lorentz Gewurtztramine</text:p>
          </table:table-cell>
          <table:table-cell office:value-type="string" calcext:value-type="string">
            <text:p>Frankrig / Alsace / vegan / 0,75 l / hvidvin</text:p>
          </table:table-cell>
          <table:table-cell office:value-type="string" calcext:value-type="string">
            <text:p>Øko (europæisk)</text:p>
          </table:table-cell>
          <table:table-cell office:value-type="string" calcext:value-type="string">
            <text:p>199.95</text:p>
          </table:table-cell>
          <table:table-cell office:value-type="string" calcext:value-type="string">
            <text:p>.</text:p>
          </table:table-cell>
          <table:table-cell/>
          <table:table-cell office:value-type="string" calcext:value-type="string">
            <text:p>Fisk, Veganer</text:p>
          </table:table-cell>
          <table:table-cell office:value-type="string" calcext:value-type="string">
            <text:p>Kork</text:p>
          </table:table-cell>
          <table:table-cell table:number-columns-repeated="2"/>
          <table:table-cell office:value-type="string" calcext:value-type="string">
            <text:p>Frankrig</text:p>
          </table:table-cell>
          <table:table-cell office:value-type="string" calcext:value-type="string">
            <text:p>Vegansk, Øko (europæisk)</text:p>
          </table:table-cell>
          <table:table-cell table:number-columns-repeated="3"/>
          <table:table-cell office:value-type="string" calcext:value-type="string">
            <text:p>Hvidvin</text:p>
          </table:table-cell>
          <table:table-cell office:value-type="string" calcext:value-type="string">
            <text:p>Gustave Lorentz Gewurztraminer Evidence 2016</text:p>
            <text:p>En herlig tropisk vegansk frugtbombe fra tophuset Gustave Lorentz – et sandt orgie af velsmag! Fra vinhusets populære, økologiske Evidence-serie.</text:p>
            <text:p>Smuk gylden i glasset med intense aromaer af rosenblade, abrikos, mango, ananas og litchi. I munden lækker fed og halvtør, men samtidig frisk og intens frugtig. Lang og sublimt krydret finish med strejf af honning, ingefær og peber. Drik nu, eller gem 5 til 7 år fra høståret.</text:p>
            <text:p>Navnet EVIDENCE er valgt med omhu, idet Gustave Lorentz har fået synligt ”bevis” for effekten af omlægning til økologi. Ikke ”kun” i form af sundere vinplanter og druer, men også fordi vildtfuglene er vendt tilbage vinmarkerne! Fuglefjerene på vinens smukke etiket er således en glad hyldest til biodiversiteten.</text:p>
            <text:p>Anbefales til fed og røget fisk, fjerkræ, lyst kød, asiatiske retter, røgvarer, foie gras og intense oste. Nyd vinen ved 10-13°C.</text:p>
            <text:p>Gewurztraminer Evidence 2016 er fremstillet på 100% Gewurztraminer fra skråninger omkring Bergheim. Alle druer stammer fra egne, økologiske drevne marker. Vinen er fremstillet i en frugtren og halvtør stil, som nøje gengiver druesort og terroir.</text:p>
            <text:p/>
            <text:p>Om vinhuset</text:p>
            <text:p>Bag middelalderlige bymure i pittoreske Bergheim har familieejede Gustave Lorentz haft til huse siden 1836. Med seks generationers opsamlet ekspertise, og med en grower/negociant-profil, der såvel i skala som i kompromisløs kvalitetsbevidsthed matcher Hugel og Maison Trimbach, er det intet under, at Gustave Lorentz regnes blandt de ypperste vinproducenter i hele Alsace.</text:p>
            <text:p>Op mod halvdelen af husets egne 33 hektar er Grand Cru-klassificerede. Men ambitionerne stopper ikke her: Med det klare formål at hæve niveauet yderligere har firmaet siden 1995, med dynamiske George Lorentz ved roret, investeret mere end 50 mio kr i nye, state-of-the-art produktionsfaciliteter, ligesom vine fra egne marker siden 2012 har været økologisk certificerede.</text:p>
          </table:table-cell>
          <table:table-cell office:value-type="string" calcext:value-type="string">
            <text:p>https://www.nemlig.com/gustave-lorentz-gewurtztramine-5034823</text:p>
          </table:table-cell>
        </table:table-row>
        <table:table-row table:style-name="ro12">
          <table:table-cell office:value-type="string" calcext:value-type="string">
            <text:p>Dagligvarer &gt; Frugt og grønt &gt; Grøntsager &gt; Svampe &gt; Brune champignon i skiver øko.</text:p>
          </table:table-cell>
          <table:table-cell office:value-type="string" calcext:value-type="string">
            <text:p>Brune champignon i skiver øko.</text:p>
          </table:table-cell>
          <table:table-cell office:value-type="string" calcext:value-type="string">
            <text:p>200 g / Danmark / Tvedemose</text:p>
          </table:table-cell>
          <table:table-cell office:value-type="string" calcext:value-type="string">
            <text:p>Dansk,Øko (dansk),Øko (europæisk)</text:p>
          </table:table-cell>
          <table:table-cell office:value-type="string" calcext:value-type="string">
            <text:p>20.00</text:p>
          </table:table-cell>
          <table:table-cell office:value-type="string" calcext:value-type="string">
            <text:p>.</text:p>
          </table:table-cell>
          <table:table-cell office:value-type="string" calcext:value-type="string">
            <text:p>Tvedemose</text:p>
          </table:table-cell>
          <table:table-cell office:value-type="string" calcext:value-type="string">
            <text:p>Salat</text:p>
          </table:table-cell>
          <table:table-cell office:value-type="string" calcext:value-type="string">
            <text:p>Bakke</text:p>
          </table:table-cell>
          <table:table-cell office:value-type="string" calcext:value-type="string">
            <text:p>Brun</text:p>
          </table:table-cell>
          <table:table-cell table:number-columns-repeated="2"/>
          <table:table-cell office:value-type="string" calcext:value-type="string">
            <text:p>Dansk, Øko (dansk), Øko (europæisk)</text:p>
          </table:table-cell>
          <table:table-cell office:value-type="string" calcext:value-type="string">
            <text:p>Danmark</text:p>
          </table:table-cell>
          <table:table-cell office:value-type="string" calcext:value-type="string">
            <text:p>Champignon</text:p>
          </table:table-cell>
          <table:table-cell/>
          <table:table-cell office:value-type="string" calcext:value-type="string">
            <text:p>Svampe</text:p>
          </table:table-cell>
          <table:table-cell office:value-type="string" calcext:value-type="string">
            <text:p>Den brune champignon ligner den hvide. Den er skærmformet og har en lys, brun hat og lamellerne er lyserøde til brunlige.</text:p>
            <text:p/>
            <text:p>Champignon er den mest almindelige spisesvamp.</text:p>
            <text:p>Den har en mild svampesmag.</text:p>
            <text:p>Den kan anvendes friske i salater eller den kan tilsættes sammenkogte retter, bruges som fyld i omeletter og pizzaer og indgå i supper og saucer. Desuden er ristede champignoner og sprødt bacon klassisk tilbehør til lun leverpostej på frokostbordet.</text:p>
          </table:table-cell>
          <table:table-cell office:value-type="string" calcext:value-type="string">
            <text:p>https://www.nemlig.com/brune-champignon-i-skiver-oeko-5040331</text:p>
          </table:table-cell>
        </table:table-row>
        <table:table-row table:style-name="ro3">
          <table:table-cell office:value-type="string" calcext:value-type="string">
            <text:p>Dagligvarer &gt; Husholdning og bolig &gt; Toiletpapir og køkkenrulle &gt; Toiletpapir &gt; Toiletpapir (sensitive)</text:p>
          </table:table-cell>
          <table:table-cell office:value-type="string" calcext:value-type="string">
            <text:p>Toiletpapir (sensitive)</text:p>
          </table:table-cell>
          <table:table-cell office:value-type="string" calcext:value-type="string">
            <text:p>24 rl. / Ooops</text:p>
          </table:table-cell>
          <table:table-cell office:value-type="string" calcext:value-type="string">
            <text:p>Svanemærket</text:p>
          </table:table-cell>
          <table:table-cell office:value-type="string" calcext:value-type="string">
            <text:p>59.95</text:p>
          </table:table-cell>
          <table:table-cell office:value-type="string" calcext:value-type="string">
            <text:p>.</text:p>
          </table:table-cell>
          <table:table-cell office:value-type="string" calcext:value-type="string">
            <text:p>Ooops</text:p>
          </table:table-cell>
          <table:table-cell office:value-type="string" calcext:value-type="string">
            <text:p>Hjemmet</text:p>
          </table:table-cell>
          <table:table-cell table:number-columns-repeated="4"/>
          <table:table-cell office:value-type="string" calcext:value-type="string">
            <text:p>FSC-certificeret, Svanemærket</text:p>
          </table:table-cell>
          <table:table-cell table:number-columns-repeated="3"/>
          <table:table-cell office:value-type="string" calcext:value-type="string">
            <text:p>Toiletpapir</text:p>
          </table:table-cell>
          <table:table-cell office:value-type="string" calcext:value-type="string">
            <text:p>Ooops toiletpapir</text:p>
            <text:p>3-lags toiletpapir, 24 ruller, nettovægt: 85 g.</text:p>
          </table:table-cell>
          <table:table-cell office:value-type="string" calcext:value-type="string">
            <text:p>https://www.nemlig.com/toiletpapir-sensitive-5032499</text:p>
          </table:table-cell>
        </table:table-row>
        <table:table-row table:style-name="ro9">
          <table:table-cell office:value-type="string" calcext:value-type="string">
            <text:p>Dagligvarer &gt; Køl og mejeri &gt; Mejeri &gt; Yoghurt og syrnet &gt; Yoghurt &gt; Soyayoghurt naturel øko.</text:p>
          </table:table-cell>
          <table:table-cell office:value-type="string" calcext:value-type="string">
            <text:p>Soyayoghurt naturel øko.</text:p>
          </table:table-cell>
          <table:table-cell office:value-type="string" calcext:value-type="string">
            <text:p>750 g / (usødet) / Alpro</text:p>
          </table:table-cell>
          <table:table-cell office:value-type="string" calcext:value-type="string">
            <text:p>KØL</text:p>
          </table:table-cell>
          <table:table-cell office:value-type="string" calcext:value-type="string">
            <text:p>19.95</text:p>
          </table:table-cell>
          <table:table-cell office:value-type="string" calcext:value-type="string">
            <text:p>.</text:p>
          </table:table-cell>
          <table:table-cell office:value-type="string" calcext:value-type="string">
            <text:p>Alpro</text:p>
          </table:table-cell>
          <table:table-cell office:value-type="string" calcext:value-type="string">
            <text:p>Mellemmåltid, Morgenmad, Vegetar</text:p>
          </table:table-cell>
          <table:table-cell table:number-columns-repeated="4"/>
          <table:table-cell office:value-type="string" calcext:value-type="string">
            <text:p>Glutenfri, KØL, Laktosefri, Vegansk</text:p>
          </table:table-cell>
          <table:table-cell table:number-columns-repeated="3"/>
          <table:table-cell office:value-type="string" calcext:value-type="string">
            <text:p>Yoghurt</text:p>
          </table:table-cell>
          <table:table-cell office:value-type="string" calcext:value-type="string">
            <text:p>Alpro Mild &amp; Creamy</text:p>
            <text:p>Økologisk usødet Alpro sojayoghurt.</text:p>
            <text:p>Om du er 100% dydig eller bare deltids-engel, så kan du læne dig tilbage i bevidstheden om, at Alpro øko Naturel Usødet, plantebaseret alternativ til yoghurt, er syndfri. Uden sukker, uden sødemidler, og en hel bunke skønne, økologiske sojabønner - en lille smagsprøve på himlen!</text:p>
          </table:table-cell>
          <table:table-cell office:value-type="string" calcext:value-type="string">
            <text:p>https://www.nemlig.com/soyayoghurt-naturel-oeko-5040032</text:p>
          </table:table-cell>
        </table:table-row>
        <table:table-row table:style-name="ro3">
          <table:table-cell office:value-type="string" calcext:value-type="string">
            <text:p>Dagligvarer &gt; Køl og mejeri &gt; Pålæg &gt; Vegetariske alternativer &gt; Plantenuggets</text:p>
          </table:table-cell>
          <table:table-cell office:value-type="string" calcext:value-type="string">
            <text:p>Plantenuggets</text:p>
          </table:table-cell>
          <table:table-cell office:value-type="string" calcext:value-type="string">
            <text:p>300 g / vegansk / vegetarisk / frost / Hälsans Kök</text:p>
          </table:table-cell>
          <table:table-cell office:value-type="string" calcext:value-type="string">
            <text:p>Frost</text:p>
          </table:table-cell>
          <table:table-cell office:value-type="string" calcext:value-type="string">
            <text:p>34.95</text:p>
          </table:table-cell>
          <table:table-cell office:value-type="string" calcext:value-type="string">
            <text:p>.</text:p>
          </table:table-cell>
          <table:table-cell office:value-type="string" calcext:value-type="string">
            <text:p>Hälsans Kök</text:p>
          </table:table-cell>
          <table:table-cell office:value-type="string" calcext:value-type="string">
            <text:p>Aftensmad, Frokost</text:p>
          </table:table-cell>
          <table:table-cell table:number-columns-repeated="4"/>
          <table:table-cell office:value-type="string" calcext:value-type="string">
            <text:p>Frost, Vegansk, Vegetarisk</text:p>
          </table:table-cell>
          <table:table-cell table:number-columns-repeated="3"/>
          <table:table-cell office:value-type="string" calcext:value-type="string">
            <text:p>Køderstatning</text:p>
          </table:table-cell>
          <table:table-cell office:value-type="string" calcext:value-type="string">
            <text:p>Hälsans Kök nuggets</text:p>
            <text:p>Veganske soja nuggets. Perfekte med dip eller i en grøntsagssalat.</text:p>
          </table:table-cell>
          <table:table-cell office:value-type="string" calcext:value-type="string">
            <text:p>https://www.nemlig.com/plantenuggets-5038930</text:p>
          </table:table-cell>
        </table:table-row>
        <table:table-row table:style-name="ro3">
          <table:table-cell office:value-type="string" calcext:value-type="string">
            <text:p>Dagligvarer &gt; Køl og mejeri &gt; Mejeri &gt; Mælk &gt; Havregryn (grovvalsede) øko.</text:p>
          </table:table-cell>
          <table:table-cell office:value-type="string" calcext:value-type="string">
            <text:p>Havregryn (grovvalsede) øko.</text:p>
          </table:table-cell>
          <table:table-cell office:value-type="string" calcext:value-type="string">
            <text:p>1 kg / Kornkammeret</text:p>
          </table:table-cell>
          <table:table-cell office:value-type="string" calcext:value-type="string">
            <text:p>Fuldkornsmærket,Nøglehulsmærket,Øko (dansk),Øko (europæisk)</text:p>
          </table:table-cell>
          <table:table-cell office:value-type="string" calcext:value-type="string">
            <text:p>21.95</text:p>
          </table:table-cell>
          <table:table-cell office:value-type="string" calcext:value-type="string">
            <text:p>.</text:p>
          </table:table-cell>
          <table:table-cell office:value-type="string" calcext:value-type="string">
            <text:p>Kornkammeret</text:p>
          </table:table-cell>
          <table:table-cell office:value-type="string" calcext:value-type="string">
            <text:p>Morgenmad</text:p>
          </table:table-cell>
          <table:table-cell table:number-columns-repeated="4"/>
          <table:table-cell office:value-type="string" calcext:value-type="string">
            <text:p>Fuldkornsmærket, Nøglehulsmærket, Øko (dansk), Øko (europæisk)</text:p>
          </table:table-cell>
          <table:table-cell table:number-columns-repeated="3"/>
          <table:table-cell office:value-type="string" calcext:value-type="string">
            <text:p>Gryn</text:p>
          </table:table-cell>
          <table:table-cell office:value-type="string" calcext:value-type="string">
            <text:p>Økologiske havregryn</text:p>
            <text:p>Disse grovvalsede havregryn er naturligvis 100% økologiske. Grovvalsede havregryn giver også: 100% fuldkorn, et højt fiberindhold, god kilde til protein og et højt indhold af magnesium og zink.</text:p>
          </table:table-cell>
          <table:table-cell office:value-type="string" calcext:value-type="string">
            <text:p>https://www.nemlig.com/havregryn-grovvalsede-oeko-5500029</text:p>
          </table:table-cell>
        </table:table-row>
        <table:table-row table:style-name="ro3">
          <table:table-cell office:value-type="string" calcext:value-type="string">
            <text:p>Dagligvarer &gt; Slik og kiosk &gt; Kontorartikler &gt; Frimærker, kuverter og pakkelabels &gt; Postpakke pakkelabel max.20 kg</text:p>
          </table:table-cell>
          <table:table-cell office:value-type="string" calcext:value-type="string">
            <text:p>Postpakke pakkelabel max.20 kg</text:p>
          </table:table-cell>
          <table:table-cell office:value-type="string" calcext:value-type="string">
            <text:p>1 stk. / PostNord</text:p>
          </table:table-cell>
          <table:table-cell/>
          <table:table-cell office:value-type="string" calcext:value-type="string">
            <text:p>115.00</text:p>
          </table:table-cell>
          <table:table-cell office:value-type="string" calcext:value-type="string">
            <text:p>.</text:p>
          </table:table-cell>
          <table:table-cell office:value-type="string" calcext:value-type="string">
            <text:p>Postnord</text:p>
          </table:table-cell>
          <table:table-cell table:number-columns-repeated="9"/>
          <table:table-cell office:value-type="string" calcext:value-type="string">
            <text:p>Pakkelabel</text:p>
          </table:table-cell>
          <table:table-cell office:value-type="string" calcext:value-type="string">
            <text:p>Pakkelabel</text:p>
            <text:p>1 stk. Postpakke Home 10-20 kg.</text:p>
          </table:table-cell>
          <table:table-cell office:value-type="string" calcext:value-type="string">
            <text:p>https://www.nemlig.com/postpakke-pakkelabel-max-20-kg-5027541</text:p>
          </table:table-cell>
        </table:table-row>
        <table:table-row table:style-name="ro7">
          <table:table-cell office:value-type="string" calcext:value-type="string">
            <text:p>Dagligvarer &gt; Husholdning og bolig &gt; Boligtilbehør &gt; Knallert t. jul</text:p>
          </table:table-cell>
          <table:table-cell office:value-type="string" calcext:value-type="string">
            <text:p>Knallert t. jul</text:p>
          </table:table-cell>
          <table:table-cell office:value-type="string" calcext:value-type="string">
            <text:p>4 stk. / papir / 24,50 cm / Scanseason</text:p>
          </table:table-cell>
          <table:table-cell/>
          <table:table-cell office:value-type="string" calcext:value-type="string">
            <text:p>29.95</text:p>
          </table:table-cell>
          <table:table-cell office:value-type="string" calcext:value-type="string">
            <text:p>.</text:p>
          </table:table-cell>
          <table:table-cell office:value-type="string" calcext:value-type="string">
            <text:p>Scanseason</text:p>
          </table:table-cell>
          <table:table-cell office:value-type="string" calcext:value-type="string">
            <text:p>Jul</text:p>
          </table:table-cell>
          <table:table-cell table:number-columns-repeated="8"/>
          <table:table-cell office:value-type="string" calcext:value-type="string">
            <text:p>Pynt</text:p>
          </table:table-cell>
          <table:table-cell office:value-type="string" calcext:value-type="string">
            <text:p>Knallert</text:p>
            <text:p>Hvide knallerter med stjerner på.</text:p>
            <text:p/>
            <text:p>Længde: 24,5 cm.</text:p>
          </table:table-cell>
          <table:table-cell office:value-type="string" calcext:value-type="string">
            <text:p>https://www.nemlig.com/knallert-t-jul-5048226</text:p>
          </table:table-cell>
        </table:table-row>
        <table:table-row table:style-name="ro7">
          <table:table-cell office:value-type="string" calcext:value-type="string">
            <text:p>Dagligvarer &gt; Køl og mejeri &gt; Mejeri &gt; Yoghurt og syrnet &gt; A38 og tykmælk &gt; A38 m. mild jordbær 1,4%</text:p>
          </table:table-cell>
          <table:table-cell office:value-type="string" calcext:value-type="string">
            <text:p>A38 m. mild jordbær 1,4%</text:p>
          </table:table-cell>
          <table:table-cell office:value-type="string" calcext:value-type="string">
            <text:p>1 kg / Arla A38</text:p>
          </table:table-cell>
          <table:table-cell office:value-type="string" calcext:value-type="string">
            <text:p>KØL,Nøglehulsmærket</text:p>
          </table:table-cell>
          <table:table-cell office:value-type="string" calcext:value-type="string">
            <text:p>16.95</text:p>
          </table:table-cell>
          <table:table-cell office:value-type="string" calcext:value-type="string">
            <text:p>.</text:p>
          </table:table-cell>
          <table:table-cell office:value-type="string" calcext:value-type="string">
            <text:p>Arla</text:p>
          </table:table-cell>
          <table:table-cell office:value-type="string" calcext:value-type="string">
            <text:p>Morgenmad</text:p>
          </table:table-cell>
          <table:table-cell table:number-columns-repeated="4"/>
          <table:table-cell office:value-type="string" calcext:value-type="string">
            <text:p>KØL, Nøglehulsmærket</text:p>
          </table:table-cell>
          <table:table-cell table:number-columns-repeated="3"/>
          <table:table-cell office:value-type="string" calcext:value-type="string">
            <text:p>Tykmælk</text:p>
          </table:table-cell>
          <table:table-cell office:value-type="string" calcext:value-type="string">
            <text:p>A38 mild jordbær</text:p>
            <text:p>Arla A38 mild jordbær har den karakteristiske A38 smag, men med et strejf af friske jordbær.</text:p>
            <text:p/>
            <text:p>Et godt alternativ til frugtyoghurt og den kan nydes som den er eller med frisk frugt, i smoothies og i koldskål.</text:p>
          </table:table-cell>
          <table:table-cell office:value-type="string" calcext:value-type="string">
            <text:p>https://www.nemlig.com/a38-m-mild-jordbaer-1-4-5042331</text:p>
          </table:table-cell>
        </table:table-row>
        <table:table-row table:style-name="ro3">
          <table:table-cell office:value-type="string" calcext:value-type="string">
            <text:p>Dagligvarer &gt; Køl og mejeri &gt; Pålæg &gt; Hele pålægspølser &gt; Spegepølser &gt; Spegepølse m. fennikel øko.</text:p>
          </table:table-cell>
          <table:table-cell office:value-type="string" calcext:value-type="string">
            <text:p>Spegepølse m. fennikel øko.</text:p>
          </table:table-cell>
          <table:table-cell office:value-type="string" calcext:value-type="string">
            <text:p>200 g / Højer Pølser</text:p>
          </table:table-cell>
          <table:table-cell office:value-type="string" calcext:value-type="string">
            <text:p>KØL,Øko (dansk),Øko (europæisk)</text:p>
          </table:table-cell>
          <table:table-cell office:value-type="string" calcext:value-type="string">
            <text:p>43.95</text:p>
          </table:table-cell>
          <table:table-cell office:value-type="string" calcext:value-type="string">
            <text:p>35.00</text:p>
          </table:table-cell>
          <table:table-cell office:value-type="string" calcext:value-type="string">
            <text:p>Højer Pølser</text:p>
          </table:table-cell>
          <table:table-cell office:value-type="string" calcext:value-type="string">
            <text:p>Brunch, Frokost, Madpakke</text:p>
          </table:table-cell>
          <table:table-cell table:number-columns-repeated="4"/>
          <table:table-cell office:value-type="string" calcext:value-type="string">
            <text:p>Glutenfri, KØL, Laktosefri, Øko (dansk), Øko (europæisk)</text:p>
          </table:table-cell>
          <table:table-cell office:value-type="string" calcext:value-type="string">
            <text:p>Svin</text:p>
          </table:table-cell>
          <table:table-cell table:number-columns-repeated="2"/>
          <table:table-cell office:value-type="string" calcext:value-type="string">
            <text:p>Pålæg, Spegepølse</text:p>
          </table:table-cell>
          <table:table-cell office:value-type="string" calcext:value-type="string">
            <text:p>Spegepølse m.fennikel øko.</text:p>
            <text:p>En god tørret økologisk spegepølse efter klassisk og velkendt opskrift med den spændende smag af fennikel. Den spændende smags retning af `mild lakrids`. Giver pølsen mange andre anvendelses muligheder, som f.eks indbagt i boller I små tern på kiks osv. Laktose og glutenfri.</text:p>
          </table:table-cell>
          <table:table-cell office:value-type="string" calcext:value-type="string">
            <text:p>https://www.nemlig.com/spegepoelse-m-fennikel-oeko-5019537</text:p>
          </table:table-cell>
        </table:table-row>
        <table:table-row table:style-name="ro15">
          <table:table-cell office:value-type="string" calcext:value-type="string">
            <text:p>Dagligvarer &gt; Slik og kiosk &gt; Ugeblade, magasiner og kryds &amp; tværs &gt; Euroman</text:p>
          </table:table-cell>
          <table:table-cell office:value-type="string" calcext:value-type="string">
            <text:p>Euroman</text:p>
          </table:table-cell>
          <table:table-cell office:value-type="string" calcext:value-type="string">
            <text:p>1 stk. / udkommer 12 gange årligt</text:p>
          </table:table-cell>
          <table:table-cell/>
          <table:table-cell office:value-type="string" calcext:value-type="string">
            <text:p>79.95</text:p>
          </table:table-cell>
          <table:table-cell office:value-type="string" calcext:value-type="string">
            <text:p>.</text:p>
          </table:table-cell>
          <table:table-cell office:value-type="string" calcext:value-type="string">
            <text:p>Euroman</text:p>
          </table:table-cell>
          <table:table-cell table:number-columns-repeated="9"/>
          <table:table-cell office:value-type="string" calcext:value-type="string">
            <text:p>Magasin</text:p>
          </table:table-cell>
          <table:table-cell office:value-type="string" calcext:value-type="string">
            <text:p>Euroman</text:p>
            <text:p>Det handler om mode og livsstil – for mænd. Vi guider dig gennem både nye og klassiske modetendenser og fodrer dig med inspiration.</text:p>
            <text:p/>
            <text:p>I 2020 udkommer Euroman:</text:p>
            <text:p>23. januar</text:p>
            <text:p>27. februar</text:p>
            <text:p>26. marts</text:p>
            <text:p>23. april</text:p>
            <text:p>28. maj</text:p>
            <text:p>25. juni</text:p>
            <text:p>23. juli</text:p>
            <text:p>20. august</text:p>
            <text:p>24. september</text:p>
            <text:p>22. oktober</text:p>
            <text:p>19. november</text:p>
            <text:p>17. december</text:p>
          </table:table-cell>
          <table:table-cell office:value-type="string" calcext:value-type="string">
            <text:p>https://www.nemlig.com/euroman-5034439</text:p>
          </table:table-cell>
        </table:table-row>
        <table:table-row table:style-name="ro7">
          <table:table-cell office:value-type="string" calcext:value-type="string">
            <text:p>Dagligvarer &gt; Køl og mejeri &gt; Æg og gær &gt; Æg str. M/L øko.</text:p>
          </table:table-cell>
          <table:table-cell office:value-type="string" calcext:value-type="string">
            <text:p>Æg str. M/L øko.</text:p>
          </table:table-cell>
          <table:table-cell office:value-type="string" calcext:value-type="string">
            <text:p>10 stk. / Danæg</text:p>
          </table:table-cell>
          <table:table-cell office:value-type="string" calcext:value-type="string">
            <text:p>Dansk,KØL,Øko (dansk),Øko (europæisk)</text:p>
          </table:table-cell>
          <table:table-cell office:value-type="string" calcext:value-type="string">
            <text:p>27.50</text:p>
          </table:table-cell>
          <table:table-cell office:value-type="string" calcext:value-type="string">
            <text:p>.</text:p>
          </table:table-cell>
          <table:table-cell office:value-type="string" calcext:value-type="string">
            <text:p>Danæg</text:p>
          </table:table-cell>
          <table:table-cell office:value-type="string" calcext:value-type="string">
            <text:p>Brunch, Frokost, LCHF, Morgenmad</text:p>
          </table:table-cell>
          <table:table-cell table:number-columns-repeated="4"/>
          <table:table-cell office:value-type="string" calcext:value-type="string">
            <text:p>Dansk, Discount, KØL, Øko (dansk), Øko (europæisk)</text:p>
          </table:table-cell>
          <table:table-cell office:value-type="string" calcext:value-type="string">
            <text:p>Høne</text:p>
          </table:table-cell>
          <table:table-cell table:number-columns-repeated="2"/>
          <table:table-cell office:value-type="string" calcext:value-type="string">
            <text:p>Økologiske æg</text:p>
          </table:table-cell>
          <table:table-cell office:value-type="string" calcext:value-type="string">
            <text:p>Økologiske æg fra Danæg</text:p>
            <text:p>Økologiske æg lægges af høner, der kan komme ud i en hønsegård året rundt. Hønsegården skal være dækket af vegetation. Hønsegården er beplantet, med træer buske, så hønerne kan gemme sig for rovfugle og finde god beskæftigelse i blandt planterne.</text:p>
            <text:p>Når hønerne har brug for læ og hvile, kan de gå ind i deres hønsehus, hvor minimum en tredjedel af gulvet skal være dækket af strå, høvlspåner, sand eller tørv, så hønerne kan skrabe og støvbade. Hønsehuset skal have naturligt dagslys og hønerne skal have adgang til reder og siddepinde. Økologiske høner får statskontrolleret økologisk foder, og hver dag skal de tilbydes grovfoder fx græs. I den økologiske produktion må der ikke anvendes genmodificeret (GMO) foder. Æg fra økologiske høner kan være brune eller hvide.</text:p>
            <text:p>DANÆGs æg er certificeret under branchekoden Danske Æg. Dette stiller høje krav til fødevaresikkerhed og særlige krav, der skal sikre god dyrevelfærd. Danske høner er testet fri for alle typer salmonella. Danske høner må ikke næbtrimmes.</text:p>
          </table:table-cell>
          <table:table-cell office:value-type="string" calcext:value-type="string">
            <text:p>https://www.nemlig.com/aeg-str-m-l-oeko-5011121</text:p>
          </table:table-cell>
        </table:table-row>
        <table:table-row table:style-name="ro7">
          <table:table-cell office:value-type="string" calcext:value-type="string">
            <text:p>Dagligvarer &gt; Kolonial &gt; Dressing og saucer &gt; Sauce &gt; Færdiglavede saucer &gt; Chili bearnaisesauce</text:p>
          </table:table-cell>
          <table:table-cell office:value-type="string" calcext:value-type="string">
            <text:p>Chili bearnaisesauce</text:p>
          </table:table-cell>
          <table:table-cell office:value-type="string" calcext:value-type="string">
            <text:p>0,23 l / Eriks</text:p>
          </table:table-cell>
          <table:table-cell office:value-type="string" calcext:value-type="string">
            <text:p>KØL</text:p>
          </table:table-cell>
          <table:table-cell office:value-type="string" calcext:value-type="string">
            <text:p>21.95</text:p>
          </table:table-cell>
          <table:table-cell office:value-type="string" calcext:value-type="string">
            <text:p>.</text:p>
          </table:table-cell>
          <table:table-cell office:value-type="string" calcext:value-type="string">
            <text:p>Eriks</text:p>
          </table:table-cell>
          <table:table-cell office:value-type="string" calcext:value-type="string">
            <text:p>Kød, Middag</text:p>
          </table:table-cell>
          <table:table-cell table:number-columns-repeated="4"/>
          <table:table-cell office:value-type="string" calcext:value-type="string">
            <text:p>KØL</text:p>
          </table:table-cell>
          <table:table-cell table:number-columns-repeated="3"/>
          <table:table-cell office:value-type="string" calcext:value-type="string">
            <text:p>Sauce</text:p>
          </table:table-cell>
          <table:table-cell office:value-type="string" calcext:value-type="string">
            <text:p>Erik Lallerstedt chili bearnaise</text:p>
            <text:p>En fyldig bearnaise krydret med chili, cayenne og sort peber. Anbefales både til kød og fisk. Kan bruges enten som kold eller varm, til bøffen eller i burgeren. Klassikeren med ekstra bid i.</text:p>
            <text:p/>
            <text:p>Lækker chili bearnaise fra Erik Saucer, Erik Lallerstedt var den første til at få en Michilin stjerne i Sverige i 80'erne.</text:p>
          </table:table-cell>
          <table:table-cell office:value-type="string" calcext:value-type="string">
            <text:p>https://www.nemlig.com/chili-bearnaisesauce-5024045</text:p>
          </table:table-cell>
        </table:table-row>
        <table:table-row table:style-name="ro11">
          <table:table-cell office:value-type="string" calcext:value-type="string">
            <text:p>Dagligvarer &gt; Pleje og skønhed &gt; Krop- og ansigtspleje &gt; Deodorant &gt; Deospray (unlimited)</text:p>
          </table:table-cell>
          <table:table-cell office:value-type="string" calcext:value-type="string">
            <text:p>Deospray (unlimited)</text:p>
          </table:table-cell>
          <table:table-cell office:value-type="string" calcext:value-type="string">
            <text:p>0,15 l / Boss bottled / Hugo Boss</text:p>
          </table:table-cell>
          <table:table-cell/>
          <table:table-cell office:value-type="string" calcext:value-type="string">
            <text:p>149.95</text:p>
          </table:table-cell>
          <table:table-cell office:value-type="string" calcext:value-type="string">
            <text:p>.</text:p>
          </table:table-cell>
          <table:table-cell office:value-type="string" calcext:value-type="string">
            <text:p>Hugo Boss</text:p>
          </table:table-cell>
          <table:table-cell office:value-type="string" calcext:value-type="string">
            <text:p>Mænd</text:p>
          </table:table-cell>
          <table:table-cell table:number-columns-repeated="7"/>
          <table:table-cell office:value-type="string" calcext:value-type="string">
            <text:p>0,15 l</text:p>
          </table:table-cell>
          <table:table-cell office:value-type="string" calcext:value-type="string">
            <text:p>Deodorant, Deospray</text:p>
          </table:table-cell>
          <table:table-cell office:value-type="string" calcext:value-type="string">
            <text:p>Hugo Boss Deospray</text:p>
            <text:p>BOSS Bottled Unlimited er inspireret af BOSS-mandens uhæmmede drivkraft, når det gælder om at få succes på alle livets områder.</text:p>
            <text:p/>
            <text:p>Duften er en moderne og energisk kombination af forfriskende mynte, saftig ananas og holdbar stedsegrøn cistus, som hylder den grænseløse bølge af frisk energi og det opkvikkende selvtillids-boost, det giver, når du når dine mål.</text:p>
            <text:p/>
            <text:p>Produktspecifikationer:</text:p>
            <text:p>Topnote: Violblade.</text:p>
            <text:p>Hjertenote: Ananas.</text:p>
            <text:p>Basenote: Sandeltræ, musk.</text:p>
          </table:table-cell>
          <table:table-cell office:value-type="string" calcext:value-type="string">
            <text:p>https://www.nemlig.com/deospray-unlimited-5047191</text:p>
          </table:table-cell>
        </table:table-row>
        <table:table-row table:style-name="ro23">
          <table:table-cell office:value-type="string" calcext:value-type="string">
            <text:p>Dagligvarer &gt; Drikkevarer &gt; Savigny les Beaune Le village</text:p>
          </table:table-cell>
          <table:table-cell office:value-type="string" calcext:value-type="string">
            <text:p>Savigny les Beaune Le village</text:p>
          </table:table-cell>
          <table:table-cell office:value-type="string" calcext:value-type="string">
            <text:p>Frankrig / Bourgogne / Magnums / 1,50 l / rødvin</text:p>
          </table:table-cell>
          <table:table-cell/>
          <table:table-cell office:value-type="string" calcext:value-type="string">
            <text:p>599.00</text:p>
          </table:table-cell>
          <table:table-cell office:value-type="string" calcext:value-type="string">
            <text:p>.</text:p>
          </table:table-cell>
          <table:table-cell office:value-type="string" calcext:value-type="string">
            <text:p>Arthur Barolet</text:p>
          </table:table-cell>
          <table:table-cell office:value-type="string" calcext:value-type="string">
            <text:p>Charcuteri, Grill, Pasta</text:p>
          </table:table-cell>
          <table:table-cell office:value-type="string" calcext:value-type="string">
            <text:p>Kork</text:p>
          </table:table-cell>
          <table:table-cell table:number-columns-repeated="2"/>
          <table:table-cell office:value-type="string" calcext:value-type="string">
            <text:p>Frankrig</text:p>
          </table:table-cell>
          <table:table-cell table:number-columns-repeated="4"/>
          <table:table-cell office:value-type="string" calcext:value-type="string">
            <text:p>Rødvin</text:p>
          </table:table-cell>
          <table:table-cell office:value-type="string" calcext:value-type="string">
            <text:p>Savigny les Beaune Le village</text:p>
            <text:p>“The 2017 reds are very good, often excellent, and from time to time, bloody awesome.” - Vinous</text:p>
            <text:p/>
            <text:p>Årgangen og størrelsen er den helt rigtige som gør den perfekt til lagring og det samme kan absolut siges om enkeltmarken Le Village, Pinot Noir-frugten i denne uimodståeligt saftlækre Savigny-lès-Beaune kommer fra et exceptionelt terroir i smørhullet mellem de to 1er Crus, Aux Guettes og Aux Clous.</text:p>
            <text:p/>
            <text:p>Frugtcharmen er decideret magisk! Tilsvarende bourgognekvalitet er normalt meget kostbar… så vi forstår godt, at flot anmeldte Le Village 2017 allerede er en kæmpe kundefavorit!</text:p>
            <text:p/>
            <text:p>Lys kirsebærfarvet i glasset. Næsen lokker med nærmest sexet duft af friske roser, vilde hindbær, skovbær og kirsebær, der mænger sig med komplekse noter af burgundiske skovbund, vanilje, tobak og mokka. I munden saftig og frugtlækker med spillevende noter af jordbær og kirsebær. En herligt læskende og virkeligt charmerende Pinot Noir, der slutter med venlige, fløjlsbløde tanniner. Bravo!</text:p>
            <text:p/>
            <text:p>90/100 Wine Enthusiast</text:p>
            <text:p>"This wine shows the classic smoothness and generosity of this appellation. Spice, layers of acidity and well-proportioned red-berry fruits are sustained by tight tannins to promise the wine's potential."</text:p>
            <text:p/>
            <text:p>Gold Medal – Terre de Vins 2019</text:p>
            <text:p>Silver Medal - Decanter</text:p>
            <text:p>4,2 stjerner Vivino (38 bedømmelser)</text:p>
            <text:p/>
            <text:p>Servér den til grillet tun og laks, fjerkræ, fuglevildt, rosastegt kalvekød, charcuteri, lette svamperetter og cremede oste.</text:p>
            <text:p/>
            <text:p>Vinen er lavet på 100% Pinot Noir fra monopolmarken Le Village, et udsøgt terroir på 4,5 hektar nær landsbyen Savigny-les-Beaune. Vinen gærer på ståltank med frugtbevarende temperaturstyring samt 25 dages udtræk af farve, smag og tannin fra drueskallerne. Efterfølgende opnår Pinot Noir-vinen ekstra smagsdybde og krydderi ved 11 mdrs. lagring på 228 liters burgundiske egetræsfade samt 6 mdr. på stål før aftapning på flaske.</text:p>
            <text:p/>
            <text:p>Om Authur Barolet et Fils:</text:p>
            <text:p>Arthur Barolet grundlagde i 1830 sit lille familiefirma i Beaune, Bourgognes vigtigste vinby. Selvom om husets vine var meget sjældne, var de fra starten stærkt eftertragtede blandt kendere, der værdsatte den høje kvalitet. Grundlæggerens barnebarn, der også hed Arthur Barolet, opgav i 1920’erne sin lægegerning i Paris og drog til bourgogne for at overtage familiens vineri i Savigny-lès-Beaune. Siden Dr. Barolets død i 1969 er firmaet videreført i samme navn og ånd af nabohuset Henri de Villamont.</text:p>
            <text:p/>
            <text:p>Der er siden investeret betydelige summer i at føre Arthur Barolet et Fils og Henri de Villamont helt op i den burgundiske elite, og et drastisk reduceret høstudbytte er en af årgagerne til vinenes svimlende høje kvalitetsniveau. Winemaker Pierre Jheans vine forener frugtintensitet med mineralsk elegance og afstemt modning på egetræ, og bourgonevinene er velfortjent blandt de bedst ratede hos bl.a. Wine Enthusiast.</text:p>
          </table:table-cell>
          <table:table-cell office:value-type="string" calcext:value-type="string">
            <text:p>https://www.nemlig.com/savigny-les-beaune-le-village-5048038</text:p>
          </table:table-cell>
        </table:table-row>
        <table:table-row table:style-name="ro3">
          <table:table-cell office:value-type="string" calcext:value-type="string">
            <text:p>Dagligvarer &gt; Slik og kiosk &gt; Bøger &gt; Børnebøger &gt; Aktivitet Angelina Ballerina</text:p>
          </table:table-cell>
          <table:table-cell office:value-type="string" calcext:value-type="string">
            <text:p>Aktivitet Angelina Ballerina</text:p>
          </table:table-cell>
          <table:table-cell office:value-type="string" calcext:value-type="string">
            <text:p>1 stk./3+ år / m klistermærker / Buster Nordic - Sjovt at lære</text:p>
          </table:table-cell>
          <table:table-cell/>
          <table:table-cell office:value-type="string" calcext:value-type="string">
            <text:p>39.95</text:p>
          </table:table-cell>
          <table:table-cell office:value-type="string" calcext:value-type="string">
            <text:p>.</text:p>
          </table:table-cell>
          <table:table-cell office:value-type="string" calcext:value-type="string">
            <text:p>Buster Nordic</text:p>
          </table:table-cell>
          <table:table-cell office:value-type="string" calcext:value-type="string">
            <text:p>Børn, Hjemmet, Kreativ leg, På farten</text:p>
          </table:table-cell>
          <table:table-cell table:number-columns-repeated="4"/>
          <table:table-cell office:value-type="string" calcext:value-type="string">
            <text:p>CE-mærket</text:p>
          </table:table-cell>
          <table:table-cell table:number-columns-repeated="3"/>
          <table:table-cell office:value-type="string" calcext:value-type="string">
            <text:p>Aktivitetsbog, Børnebog</text:p>
          </table:table-cell>
          <table:table-cell office:value-type="string" calcext:value-type="string">
            <text:p>Angelina Ballerina</text:p>
            <text:p>Sjovt aktivitetshæfte hvor børnene kan løse simple opgaver. Bogens indhold giver god underholdning og let læring til børn, der elsker denne karakter.</text:p>
          </table:table-cell>
          <table:table-cell office:value-type="string" calcext:value-type="string">
            <text:p>https://www.nemlig.com/aktivitet-angelina-ballerina-5034005</text:p>
          </table:table-cell>
        </table:table-row>
        <table:table-row table:style-name="ro3">
          <table:table-cell office:value-type="string" calcext:value-type="string">
            <text:p>Dagligvarer &gt; Pleje og skønhed &gt; Helse &gt; Nærings- og proteintilskud &gt; Proteinbar m. karamel</text:p>
          </table:table-cell>
          <table:table-cell office:value-type="string" calcext:value-type="string">
            <text:p>Proteinbar m. karamel</text:p>
          </table:table-cell>
          <table:table-cell office:value-type="string" calcext:value-type="string">
            <text:p>35 g / indeh. sødestoffer / Barebells</text:p>
          </table:table-cell>
          <table:table-cell/>
          <table:table-cell office:value-type="string" calcext:value-type="string">
            <text:p>14.95</text:p>
          </table:table-cell>
          <table:table-cell office:value-type="string" calcext:value-type="string">
            <text:p>.</text:p>
          </table:table-cell>
          <table:table-cell office:value-type="string" calcext:value-type="string">
            <text:p>Barebells</text:p>
          </table:table-cell>
          <table:table-cell office:value-type="string" calcext:value-type="string">
            <text:p>Mellemmåltid, På farten, Sportsprodukt</text:p>
          </table:table-cell>
          <table:table-cell table:number-columns-repeated="4"/>
          <table:table-cell office:value-type="string" calcext:value-type="string">
            <text:p>Discount, Ikke tilsat sukker</text:p>
          </table:table-cell>
          <table:table-cell table:number-columns-repeated="3"/>
          <table:table-cell office:value-type="string" calcext:value-type="string">
            <text:p>Bar, Næringstilskud</text:p>
          </table:table-cell>
          <table:table-cell office:value-type="string" calcext:value-type="string">
            <text:p>Barebells core med karamel</text:p>
            <text:p>Toffee Core med cremet kerne af karamel i midten. Beriget med 13 gram protein og naturligvis uden tilsat sukker – den perfekte snack på farten.</text:p>
          </table:table-cell>
          <table:table-cell office:value-type="string" calcext:value-type="string">
            <text:p>https://www.nemlig.com/proteinbar-m-karamel-5047315</text:p>
          </table:table-cell>
        </table:table-row>
        <table:table-row table:style-name="ro1">
          <table:table-cell office:value-type="string" calcext:value-type="string">
            <text:p>Dagligvarer &gt; Kolonial &gt; Morgenmadsprodukter &gt; Müsli &gt; Crüsli m. nødder</text:p>
          </table:table-cell>
          <table:table-cell office:value-type="string" calcext:value-type="string">
            <text:p>Crüsli m. nødder</text:p>
          </table:table-cell>
          <table:table-cell office:value-type="string" calcext:value-type="string">
            <text:p>450 g / Quaker</text:p>
          </table:table-cell>
          <table:table-cell/>
          <table:table-cell office:value-type="string" calcext:value-type="string">
            <text:p>32.85</text:p>
          </table:table-cell>
          <table:table-cell office:value-type="string" calcext:value-type="string">
            <text:p>.</text:p>
          </table:table-cell>
          <table:table-cell office:value-type="string" calcext:value-type="string">
            <text:p>Quaker</text:p>
          </table:table-cell>
          <table:table-cell office:value-type="string" calcext:value-type="string">
            <text:p>Morgenmad, Mælk, Snack, Yoghurt</text:p>
          </table:table-cell>
          <table:table-cell table:number-columns-repeated="4"/>
          <table:table-cell office:value-type="string" calcext:value-type="string">
            <text:p>Discount</text:p>
          </table:table-cell>
          <table:table-cell table:number-columns-repeated="3"/>
          <table:table-cell office:value-type="string" calcext:value-type="string">
            <text:p>Morgenmad</text:p>
          </table:table-cell>
          <table:table-cell office:value-type="string" calcext:value-type="string">
            <text:p>Knasende sprød blanding af havre, hvede og ris der bages gyldenbrunt i ovnen - fuldendt med ristede hasselnødder, mandelflager og store stykker para- og pekannødder. En vidunderlig kombination, der giver Cruesli 4 Nuts sin helt egen fantastiske smag.</text:p>
          </table:table-cell>
          <table:table-cell office:value-type="string" calcext:value-type="string">
            <text:p>https://www.nemlig.com/crusli-m-noedder-5501573</text:p>
          </table:table-cell>
        </table:table-row>
        <table:table-row table:style-name="ro3">
          <table:table-cell office:value-type="string" calcext:value-type="string">
            <text:p>Dagligvarer &gt; Kolonial &gt; Dressing og saucer &gt; Dressing og tilbehør &gt; Mayonnaise &gt; Mayonnaise</text:p>
          </table:table-cell>
          <table:table-cell office:value-type="string" calcext:value-type="string">
            <text:p>Mayonnaise</text:p>
          </table:table-cell>
          <table:table-cell office:value-type="string" calcext:value-type="string">
            <text:p>0,43 l / Hellmann's</text:p>
          </table:table-cell>
          <table:table-cell/>
          <table:table-cell office:value-type="string" calcext:value-type="string">
            <text:p>29.95</text:p>
          </table:table-cell>
          <table:table-cell office:value-type="string" calcext:value-type="string">
            <text:p>.</text:p>
          </table:table-cell>
          <table:table-cell office:value-type="string" calcext:value-type="string">
            <text:p>Hellmann's</text:p>
          </table:table-cell>
          <table:table-cell office:value-type="string" calcext:value-type="string">
            <text:p>Sandwich</text:p>
          </table:table-cell>
          <table:table-cell table:number-columns-repeated="4"/>
          <table:table-cell office:value-type="string" calcext:value-type="string">
            <text:p>Discount</text:p>
          </table:table-cell>
          <table:table-cell table:number-columns-repeated="3"/>
          <table:table-cell office:value-type="string" calcext:value-type="string">
            <text:p>Mayonnaise</text:p>
          </table:table-cell>
          <table:table-cell office:value-type="string" calcext:value-type="string">
            <text:p>Mayonaise</text:p>
            <text:p>Hellmann's mayonnaise består af enkle, kvalitets ingredienser. Det er netop, hvad der giver den gode og cremede smag. Prøv den brugervenlige squeezy-flaske.</text:p>
          </table:table-cell>
          <table:table-cell office:value-type="string" calcext:value-type="string">
            <text:p>https://www.nemlig.com/mayonnaise-5023735</text:p>
          </table:table-cell>
        </table:table-row>
        <table:table-row table:style-name="ro4">
          <table:table-cell office:value-type="string" calcext:value-type="string">
            <text:p>Dagligvarer &gt; Drikkevarer &gt; Chateau Vignelaure rouge 92 p</text:p>
          </table:table-cell>
          <table:table-cell office:value-type="string" calcext:value-type="string">
            <text:p>Chateau Vignelaure rouge 92 p</text:p>
          </table:table-cell>
          <table:table-cell office:value-type="string" calcext:value-type="string">
            <text:p>Frankrig / Provence / 2016 / 6 x 0,75 l / rødvin</text:p>
          </table:table-cell>
          <table:table-cell/>
          <table:table-cell office:value-type="string" calcext:value-type="string">
            <text:p>1470.00</text:p>
          </table:table-cell>
          <table:table-cell office:value-type="string" calcext:value-type="string">
            <text:p>735.00</text:p>
          </table:table-cell>
          <table:table-cell table:number-columns-repeated="2"/>
          <table:table-cell office:value-type="string" calcext:value-type="string">
            <text:p>Kasse, Kork</text:p>
          </table:table-cell>
          <table:table-cell table:number-columns-repeated="2"/>
          <table:table-cell office:value-type="string" calcext:value-type="string">
            <text:p>Frankrig</text:p>
          </table:table-cell>
          <table:table-cell table:number-columns-repeated="4"/>
          <table:table-cell office:value-type="string" calcext:value-type="string">
            <text:p>Rødvin</text:p>
          </table:table-cell>
          <table:table-cell office:value-type="string" calcext:value-type="string">
            <text:p>Chateau Vignelaure 2016</text:p>
            <text:p>Intens og usædvanlig kompleks rødvin til prisen, der forener det bedste fra den potente Bordeaux-drue Cabernet Sauvignon med Syrahs charmerende peberkrydderi! Chateau Vignelaure Rouge 2012 roses til skyerne af Decanter, der skænker den hele 92 point. Fra en af de bedste producenter i Provence, Chateau Vignelaure, der har gjort sig internationalt bemærket for sine topvine – både rosé, hvid og rød. Det anerkendte slot, der før har været drevet af den tidligere ejer af et 3. Cru Classé slot i Bordeaux, Georges Brunet, viderefører den høje standard, som blev sat allerede dengang. Topklasses vin fra et varmt og tørt år!</text:p>
            <text:p/>
            <text:p>Ratings:</text:p>
            <text:p>“92 points. Cedar cigar box notes abound, but there's still plenty of cassis.” - Robert Parker</text:p>
            <text:p>“92 points. Highly Recommended” - Decanter</text:p>
            <text:p/>
            <text:p/>
            <text:p>Dyb rød med let brunlige toner i glasset. Her er masser af saft og kraft at finde i denne powerbombe af en vin, der dog samtidig overrasker med sin fasttømrede struktur og stilrene frugttoner. Tanninerne er fuldmodne og pænt afrundede i takt med alderens komme. Smagen indledes med solbær, brombær og mørke kirsebær i en vellykket sammenslutning, der afløses af stænk af peber, lakrids og en god portion veldoseret fadkrydderi. Lidt mint og cassis, som er typisk for den ene af ’’førstedruerne’’ i Bordeaux, den kongelige Cabernet, kan svagt anes i duften. En kraftig bulderbasse af en vin, der dog stadig har en rank struktur og en flot mørk frugtkarakter. Vinen har med tiden udviklet noter af læder og muld. Drik nu eller gem 15-20 år fra høståret.</text:p>
            <text:p/>
            <text:p>Vinen står godt til vildt, Boeuf Bourguignon, andebryst, faste modnede oste og kraftige kødretter.</text:p>
            <text:p/>
            <text:p>Chateau Vignelaure Rouge 2012 er et blend af 70 % Cabernet Sauvignon og 30% Syrah. Gæringen finder sted i rustfri ståltanke, hvorefter vinen lager på fad i 24 måneder. Druerne kommer fra stokke, der er omkring 45 år gamle.</text:p>
          </table:table-cell>
          <table:table-cell office:value-type="string" calcext:value-type="string">
            <text:p>https://www.nemlig.com/chateau-vignelaure-rouge-92-p-5031417</text:p>
          </table:table-cell>
        </table:table-row>
        <table:table-row table:style-name="ro5">
          <table:table-cell office:value-type="string" calcext:value-type="string">
            <text:p>Dagligvarer &gt; Kolonial &gt; Krydderier &gt; Krydderurter &gt; Timian</text:p>
          </table:table-cell>
          <table:table-cell office:value-type="string" calcext:value-type="string">
            <text:p>Timian</text:p>
          </table:table-cell>
          <table:table-cell office:value-type="string" calcext:value-type="string">
            <text:p>60 g / Kenya / Klasse 1</text:p>
          </table:table-cell>
          <table:table-cell/>
          <table:table-cell office:value-type="string" calcext:value-type="string">
            <text:p>25.00</text:p>
          </table:table-cell>
          <table:table-cell office:value-type="string" calcext:value-type="string">
            <text:p>.</text:p>
          </table:table-cell>
          <table:table-cell/>
          <table:table-cell office:value-type="string" calcext:value-type="string">
            <text:p>Bagværk, Salat, Suppe, Tilbehør</text:p>
          </table:table-cell>
          <table:table-cell office:value-type="string" calcext:value-type="string">
            <text:p>Pose</text:p>
          </table:table-cell>
          <table:table-cell office:value-type="string" calcext:value-type="string">
            <text:p>Grøn</text:p>
          </table:table-cell>
          <table:table-cell office:value-type="string" calcext:value-type="string">
            <text:p>Klasse 1</text:p>
          </table:table-cell>
          <table:table-cell table:number-columns-repeated="2"/>
          <table:table-cell office:value-type="string" calcext:value-type="string">
            <text:p>Kenya</text:p>
          </table:table-cell>
          <table:table-cell table:number-columns-repeated="2"/>
          <table:table-cell office:value-type="string" calcext:value-type="string">
            <text:p>Krydderurt, Timian</text:p>
          </table:table-cell>
          <table:table-cell office:value-type="string" calcext:value-type="string">
            <text:p>Timian vokser vildt i landene omkring Middelhavet og stortrives i tør, mager og kalkholdig jord.</text:p>
            <text:p>Der findes faktisk mere end 350 forskellige timianarter, men den mest almindelig i Danmark, er den vi kalder havetimian.</text:p>
            <text:p/>
            <text:p>Det er en let anvendelig krydderurt, der kan bruges til alle former for kød og fisk. Det smager også rigtig godt på pizza og i pastaretter.</text:p>
            <text:p>I middelhavslandene bruges timian meget til pandestegte kartofler.</text:p>
            <text:p/>
            <text:p>Tips:</text:p>
            <text:p>Grundet krydderurtens rige blomsterflor, er den god til at tiltrække bier samt andre insekter.</text:p>
          </table:table-cell>
          <table:table-cell office:value-type="string" calcext:value-type="string">
            <text:p>https://www.nemlig.com/timian-5012404</text:p>
          </table:table-cell>
        </table:table-row>
        <table:table-row table:style-name="ro3">
          <table:table-cell office:value-type="string" calcext:value-type="string">
            <text:p>Dagligvarer &gt; Frost &gt; Is &gt; Isposer m. selvluk</text:p>
          </table:table-cell>
          <table:table-cell office:value-type="string" calcext:value-type="string">
            <text:p>Isposer m. selvluk</text:p>
          </table:table-cell>
          <table:table-cell office:value-type="string" calcext:value-type="string">
            <text:p>20 poser / Schur</text:p>
          </table:table-cell>
          <table:table-cell/>
          <table:table-cell office:value-type="string" calcext:value-type="string">
            <text:p>12.95</text:p>
          </table:table-cell>
          <table:table-cell office:value-type="string" calcext:value-type="string">
            <text:p>.</text:p>
          </table:table-cell>
          <table:table-cell office:value-type="string" calcext:value-type="string">
            <text:p>Schur</text:p>
          </table:table-cell>
          <table:table-cell office:value-type="string" calcext:value-type="string">
            <text:p>Køkken</text:p>
          </table:table-cell>
          <table:table-cell table:number-columns-repeated="4"/>
          <table:table-cell office:value-type="string" calcext:value-type="string">
            <text:p>Discount</text:p>
          </table:table-cell>
          <table:table-cell table:number-columns-repeated="3"/>
          <table:table-cell office:value-type="string" calcext:value-type="string">
            <text:p>Isterningposer</text:p>
          </table:table-cell>
          <table:table-cell office:value-type="string" calcext:value-type="string">
            <text:p>Ispose med selvluk</text:p>
            <text:p>Ispose med selvluk, men denne variant kan man også binde knude på. Velegnet til alle kolde drikke, fond, juice med mere.</text:p>
          </table:table-cell>
          <table:table-cell office:value-type="string" calcext:value-type="string">
            <text:p>https://www.nemlig.com/isposer-m-selvluk-5040511</text:p>
          </table:table-cell>
        </table:table-row>
        <table:table-row table:style-name="ro12">
          <table:table-cell office:value-type="string" calcext:value-type="string">
            <text:p>Dagligvarer &gt; Frost &gt; Brød og kager &gt; Desserter og pandekager &gt; Jordbær-rabarbertrifli</text:p>
          </table:table-cell>
          <table:table-cell office:value-type="string" calcext:value-type="string">
            <text:p>Jordbær-rabarbertrifli</text:p>
          </table:table-cell>
          <table:table-cell office:value-type="string" calcext:value-type="string">
            <text:p>1 stk. / 150 g / frost / Agnes</text:p>
          </table:table-cell>
          <table:table-cell office:value-type="string" calcext:value-type="string">
            <text:p>Frost</text:p>
          </table:table-cell>
          <table:table-cell office:value-type="string" calcext:value-type="string">
            <text:p>29.95</text:p>
          </table:table-cell>
          <table:table-cell office:value-type="string" calcext:value-type="string">
            <text:p>.</text:p>
          </table:table-cell>
          <table:table-cell office:value-type="string" calcext:value-type="string">
            <text:p>Agnes</text:p>
          </table:table-cell>
          <table:table-cell table:number-columns-repeated="5"/>
          <table:table-cell office:value-type="string" calcext:value-type="string">
            <text:p>Frost</text:p>
          </table:table-cell>
          <table:table-cell table:number-columns-repeated="3"/>
          <table:table-cell office:value-type="string" calcext:value-type="string">
            <text:p>Dessert, Kage</text:p>
          </table:table-cell>
          <table:table-cell office:value-type="string" calcext:value-type="string">
            <text:p>Den lækreste dessert med dejlig kompot af jordbær-rabarber dækket af knuste makroner og vaniljecreme vendt med flødeskum. Nem dessert - kan serveres direkte efter optøning.</text:p>
            <text:p/>
            <text:p>Optøning: 5 timer.</text:p>
            <text:p>Optøning i køleskab: 24 timer.</text:p>
            <text:p>Holdbarhed efter optøning: 48 timer.</text:p>
          </table:table-cell>
          <table:table-cell office:value-type="string" calcext:value-type="string">
            <text:p>https://www.nemlig.com/jordbaer-rabarbertrifli-5012277</text:p>
          </table:table-cell>
        </table:table-row>
        <table:table-row table:style-name="ro12">
          <table:table-cell office:value-type="string" calcext:value-type="string">
            <text:p>Dagligvarer &gt; Kød og fisk &gt; Oksekød &gt; Hakket oksekød &gt; Hakket oksekød 4-7 % øko.</text:p>
          </table:table-cell>
          <table:table-cell office:value-type="string" calcext:value-type="string">
            <text:p>Hakket oksekød 4-7 % øko.</text:p>
          </table:table-cell>
          <table:table-cell office:value-type="string" calcext:value-type="string">
            <text:p>500 g / Gris Lam &amp; Co</text:p>
          </table:table-cell>
          <table:table-cell office:value-type="string" calcext:value-type="string">
            <text:p>Dansk,KØL,Øko (dansk),Øko (europæisk)</text:p>
          </table:table-cell>
          <table:table-cell office:value-type="string" calcext:value-type="string">
            <text:p>64.95</text:p>
          </table:table-cell>
          <table:table-cell office:value-type="string" calcext:value-type="string">
            <text:p>.</text:p>
          </table:table-cell>
          <table:table-cell office:value-type="string" calcext:value-type="string">
            <text:p>Gris Lam &amp; Co</text:p>
          </table:table-cell>
          <table:table-cell office:value-type="string" calcext:value-type="string">
            <text:p>Bøf, Fyldte peberfrugter, Gryderet, Græske kødboller, Kødsovs</text:p>
          </table:table-cell>
          <table:table-cell table:number-columns-repeated="4"/>
          <table:table-cell office:value-type="string" calcext:value-type="string">
            <text:p>Dansk, KØL, Øko (dansk), Øko (europæisk)</text:p>
          </table:table-cell>
          <table:table-cell office:value-type="string" calcext:value-type="string">
            <text:p>Danmark</text:p>
          </table:table-cell>
          <table:table-cell table:number-columns-repeated="2"/>
          <table:table-cell office:value-type="string" calcext:value-type="string">
            <text:p>Okse</text:p>
          </table:table-cell>
          <table:table-cell office:value-type="string" calcext:value-type="string">
            <text:p>Økologisk hakket oksekød</text:p>
            <text:p>Al vores oksekød hakkes nænsomt over flere omgange på en stor hulskive på gammeldags maner, så saften og strukturen bevares i kødet.</text:p>
            <text:p>Gris Lam &amp; Co er 100% dansk økologisk kød, pølser og charcuteri fremstillet med omhu, passion og faglig stolthed i eget slagteri lige udenfor Roskilde. Størstedelen af vores økologiske kød kommer fra mindre danske gårde. Vi kender de landmænd, vi handler med, og ved at de passer godt på deres dyr. For at mindske afstanden fra gård til slagteri, samarbejder vi med en række mindre lokale slagtehuse rundt om i landet. Det sikrer en høj dyrevelfærd, og er samtidig med til at bevare arbejdspladserne ude i landkommunerne. Gris Lam &amp; Co er en lille familiedrevet virksomhed, men vi har store ambitioner. Vi tror på nærhed og lokalt samarbejde. Vi tror på det gode håndværk, og på at sand kvalitet ikke er mulig uden grundlæggende respekt for miljø, dyr og mennesker.</text:p>
            <text:p>Tip fr slagteren:</text:p>
            <text:p>Perfekt til fx. pastasaucer og lasagne hvor der ikke ønskes et stor fedt indhold.</text:p>
          </table:table-cell>
          <table:table-cell office:value-type="string" calcext:value-type="string">
            <text:p>https://www.nemlig.com/hakket-oksekoed-4-7-oeko-5038573</text:p>
          </table:table-cell>
        </table:table-row>
        <table:table-row table:style-name="ro7">
          <table:table-cell office:value-type="string" calcext:value-type="string">
            <text:p>Dagligvarer &gt; Drikkevarer &gt; Dr. Thanisch Riesling Kabinett</text:p>
          </table:table-cell>
          <table:table-cell office:value-type="string" calcext:value-type="string">
            <text:p>Dr. Thanisch Riesling Kabinett</text:p>
          </table:table-cell>
          <table:table-cell office:value-type="string" calcext:value-type="string">
            <text:p>Tyskland / Mosel / 2018 / 0,75 l / hvidvin</text:p>
          </table:table-cell>
          <table:table-cell/>
          <table:table-cell office:value-type="string" calcext:value-type="string">
            <text:p>179.00</text:p>
          </table:table-cell>
          <table:table-cell office:value-type="string" calcext:value-type="string">
            <text:p>.</text:p>
          </table:table-cell>
          <table:table-cell table:number-columns-repeated="2"/>
          <table:table-cell office:value-type="string" calcext:value-type="string">
            <text:p>Skruelåg</text:p>
          </table:table-cell>
          <table:table-cell table:number-columns-repeated="2"/>
          <table:table-cell office:value-type="string" calcext:value-type="string">
            <text:p>Tyskland</text:p>
          </table:table-cell>
          <table:table-cell table:number-columns-repeated="4"/>
          <table:table-cell office:value-type="string" calcext:value-type="string">
            <text:p>Hvidvin</text:p>
          </table:table-cell>
          <table:table-cell office:value-type="string" calcext:value-type="string">
            <text:p>Dr. Thanisch Riesling Kabinett</text:p>
            <text:p>En kompleks og juicy aroma af modne pære, grønne æble og gule frugter er med til at karaktersere denne forfriskende hvidvin. Den harmonerer dejlig i forholdet mellem syre og tørhed. En fantastisk vin til den kommende sommer. Især til lette salater, risotto eller fisk!</text:p>
            <text:p/>
            <text:p>Bernkasteler er et legendarisk vinhus fra Mosel området, da de var med til at skabe en af de første "trockenbeerenauslese" i Tyskland fra Mosel tilbage i 1921, hvor vejret gjorder det muligt for dem. Dog rækker deres historie endnu længere tilbage - sågar helt tilbage til 1899 hvor huset blev grundlagt, og markerne blev vurderet som værende af meget høj kvalitet allerede fra starten. Det har medført et hus der virkelig er kvalitetsbevidst og sætter kvalitet før mængde.</text:p>
          </table:table-cell>
          <table:table-cell office:value-type="string" calcext:value-type="string">
            <text:p>https://www.nemlig.com/dr-thanisch-riesling-kabinett-5025750</text:p>
          </table:table-cell>
        </table:table-row>
        <table:table-row table:style-name="ro11">
          <table:table-cell office:value-type="string" calcext:value-type="string">
            <text:p>Dagligvarer &gt; Køl og mejeri &gt; Pålæg &gt; Frikadeller &gt; Middagsfrikadeller (friland)</text:p>
          </table:table-cell>
          <table:table-cell office:value-type="string" calcext:value-type="string">
            <text:p>Middagsfrikadeller (friland)</text:p>
          </table:table-cell>
          <table:table-cell office:value-type="string" calcext:value-type="string">
            <text:p>400 g / frost / Tulip</text:p>
          </table:table-cell>
          <table:table-cell office:value-type="string" calcext:value-type="string">
            <text:p>Dansk,Frost</text:p>
          </table:table-cell>
          <table:table-cell office:value-type="string" calcext:value-type="string">
            <text:p>24.96</text:p>
          </table:table-cell>
          <table:table-cell office:value-type="string" calcext:value-type="string">
            <text:p>.</text:p>
          </table:table-cell>
          <table:table-cell office:value-type="string" calcext:value-type="string">
            <text:p>Tulip</text:p>
          </table:table-cell>
          <table:table-cell office:value-type="string" calcext:value-type="string">
            <text:p>Aftensmad, Tilbehør</text:p>
          </table:table-cell>
          <table:table-cell table:number-columns-repeated="4"/>
          <table:table-cell office:value-type="string" calcext:value-type="string">
            <text:p>Dansk, Discount, Frost</text:p>
          </table:table-cell>
          <table:table-cell table:number-columns-repeated="3"/>
          <table:table-cell office:value-type="string" calcext:value-type="string">
            <text:p>Færdigret, Svinekød</text:p>
          </table:table-cell>
          <table:table-cell office:value-type="string" calcext:value-type="string">
            <text:p>Middagsfrikadeller fra frilandsgrise</text:p>
            <text:p/>
            <text:p>Selv om flere og flere forbrugere fortæller, at de opfatter frikadellen som gammeldags hverdagsmad, rangerer den alligevel på en top fem over de oftest serverede retter på spisebordene i de danske hjem – og specielt i børnefamilier.</text:p>
            <text:p/>
            <text:p>Tulip har relanceret frikadellesortimentet, der blandt andet består af en opdatering af alle emballager, så de fremstår mere nutidige og friske i nyt Tulip-design. Den store stjerne i relanceringen er den nye frikadellevariant, Tulip Friland Frikadeller.</text:p>
            <text:p/>
            <text:p>Frilands Frikadellen er anbefalet af Dyrenes Beskyttelse, dansk produceret og lavet med dansk kød, hvor fokus har været på convenience – at spare tid i hverdagen – og på dyrevelfærd.</text:p>
            <text:p/>
            <text:p>Dyrenes Beskyttelses eksperter fastsætter kravene til at blive ”Anbefalet af Dyrenes Beskyttelse” ud fra deres faglige viden om de enkelte dyrearters behov. Mærket findes på udvalgte fødevarer og anpriser godkendte producenter, der garanterer, at der er tale om produkter med anvendt kød, hvor omtanken for dyrevelfærd er høj.</text:p>
          </table:table-cell>
          <table:table-cell office:value-type="string" calcext:value-type="string">
            <text:p>https://www.nemlig.com/middagsfrikadeller-friland-5030776</text:p>
          </table:table-cell>
        </table:table-row>
        <table:table-row table:style-name="ro1">
          <table:table-cell office:value-type="string" calcext:value-type="string">
            <text:p>Dagligvarer &gt; Nyheder &gt; Julemedister</text:p>
          </table:table-cell>
          <table:table-cell office:value-type="string" calcext:value-type="string">
            <text:p>Julemedister</text:p>
          </table:table-cell>
          <table:table-cell office:value-type="string" calcext:value-type="string">
            <text:p>480 g / frost / Gert Nielsen</text:p>
          </table:table-cell>
          <table:table-cell office:value-type="string" calcext:value-type="string">
            <text:p>Frost</text:p>
          </table:table-cell>
          <table:table-cell office:value-type="string" calcext:value-type="string">
            <text:p>39.95</text:p>
          </table:table-cell>
          <table:table-cell office:value-type="string" calcext:value-type="string">
            <text:p>.</text:p>
          </table:table-cell>
          <table:table-cell office:value-type="string" calcext:value-type="string">
            <text:p>Gert Nielsen</text:p>
          </table:table-cell>
          <table:table-cell office:value-type="string" calcext:value-type="string">
            <text:p>Aftensmad, Frokost, Jul</text:p>
          </table:table-cell>
          <table:table-cell table:number-columns-repeated="4"/>
          <table:table-cell office:value-type="string" calcext:value-type="string">
            <text:p>Frost, Nyhed</text:p>
          </table:table-cell>
          <table:table-cell table:number-columns-repeated="3"/>
          <table:table-cell office:value-type="string" calcext:value-type="string">
            <text:p>Svin</text:p>
          </table:table-cell>
          <table:table-cell office:value-type="string" calcext:value-type="string">
            <text:p>Julemedister</text:p>
          </table:table-cell>
          <table:table-cell office:value-type="string" calcext:value-type="string">
            <text:p>https://www.nemlig.com/julemedister-5048587</text:p>
          </table:table-cell>
        </table:table-row>
        <table:table-row table:style-name="ro3">
          <table:table-cell office:value-type="string" calcext:value-type="string">
            <text:p>Dagligvarer &gt; Køl og mejeri &gt; Tapas &gt; Tapasspecialiteter &gt; Oliven mix (stærk)</text:p>
          </table:table-cell>
          <table:table-cell office:value-type="string" calcext:value-type="string">
            <text:p>Oliven mix (stærk)</text:p>
          </table:table-cell>
          <table:table-cell office:value-type="string" calcext:value-type="string">
            <text:p>110 g / m. chili og hvidløg / SoDelicate</text:p>
          </table:table-cell>
          <table:table-cell office:value-type="string" calcext:value-type="string">
            <text:p>KØL</text:p>
          </table:table-cell>
          <table:table-cell office:value-type="string" calcext:value-type="string">
            <text:p>19.95</text:p>
          </table:table-cell>
          <table:table-cell office:value-type="string" calcext:value-type="string">
            <text:p>.</text:p>
          </table:table-cell>
          <table:table-cell office:value-type="string" calcext:value-type="string">
            <text:p>Eksotiske delikatesser</text:p>
          </table:table-cell>
          <table:table-cell office:value-type="string" calcext:value-type="string">
            <text:p>Aftensmad, Salat, Snack, Tapas, Tilbehør</text:p>
          </table:table-cell>
          <table:table-cell table:number-columns-repeated="4"/>
          <table:table-cell office:value-type="string" calcext:value-type="string">
            <text:p>KØL</text:p>
          </table:table-cell>
          <table:table-cell table:number-columns-repeated="3"/>
          <table:table-cell office:value-type="string" calcext:value-type="string">
            <text:p>Snack, Tapas, Tilbehør</text:p>
          </table:table-cell>
          <table:table-cell office:value-type="string" calcext:value-type="string">
            <text:p>Oliven mix</text:p>
            <text:p>Oliven mix med marineret hvidløg i chiliolie.</text:p>
          </table:table-cell>
          <table:table-cell office:value-type="string" calcext:value-type="string">
            <text:p>https://www.nemlig.com/oliven-mix-staerk-5045085</text:p>
          </table:table-cell>
        </table:table-row>
        <table:table-row table:style-name="ro1">
          <table:table-cell office:value-type="string" calcext:value-type="string">
            <text:p>Dagligvarer &gt; Kolonial &gt; Dressing og saucer &gt; Sauce &gt; Færdiglavede saucer &gt; Peanut satay sauce</text:p>
          </table:table-cell>
          <table:table-cell office:value-type="string" calcext:value-type="string">
            <text:p>Peanut satay sauce</text:p>
          </table:table-cell>
          <table:table-cell office:value-type="string" calcext:value-type="string">
            <text:p>350 g / Blue Dragon</text:p>
          </table:table-cell>
          <table:table-cell/>
          <table:table-cell office:value-type="string" calcext:value-type="string">
            <text:p>22.50</text:p>
          </table:table-cell>
          <table:table-cell office:value-type="string" calcext:value-type="string">
            <text:p>.</text:p>
          </table:table-cell>
          <table:table-cell office:value-type="string" calcext:value-type="string">
            <text:p>Blue Dragon</text:p>
          </table:table-cell>
          <table:table-cell office:value-type="string" calcext:value-type="string">
            <text:p>Vegetar</text:p>
          </table:table-cell>
          <table:table-cell table:number-columns-repeated="4"/>
          <table:table-cell office:value-type="string" calcext:value-type="string">
            <text:p>Vegansk</text:p>
          </table:table-cell>
          <table:table-cell table:number-columns-repeated="3"/>
          <table:table-cell office:value-type="string" calcext:value-type="string">
            <text:p>Sauce</text:p>
          </table:table-cell>
          <table:table-cell office:value-type="string" calcext:value-type="string">
            <text:p>Satay sauce med ristede peanuts, jordnøddesmør og rød chili.</text:p>
          </table:table-cell>
          <table:table-cell office:value-type="string" calcext:value-type="string">
            <text:p>https://www.nemlig.com/peanut-satay-sauce-5009163</text:p>
          </table:table-cell>
        </table:table-row>
        <table:table-row table:style-name="ro7">
          <table:table-cell office:value-type="string" calcext:value-type="string">
            <text:p>Dagligvarer &gt; Pleje og skønhed &gt; Hårprodukter &gt; Hårvoks &gt; Voks</text:p>
          </table:table-cell>
          <table:table-cell office:value-type="string" calcext:value-type="string">
            <text:p>Voks</text:p>
          </table:table-cell>
          <table:table-cell office:value-type="string" calcext:value-type="string">
            <text:p>0,075 l / Definition wax / Axe</text:p>
          </table:table-cell>
          <table:table-cell/>
          <table:table-cell office:value-type="string" calcext:value-type="string">
            <text:p>30.00</text:p>
          </table:table-cell>
          <table:table-cell office:value-type="string" calcext:value-type="string">
            <text:p>.</text:p>
          </table:table-cell>
          <table:table-cell office:value-type="string" calcext:value-type="string">
            <text:p>Axe</text:p>
          </table:table-cell>
          <table:table-cell office:value-type="string" calcext:value-type="string">
            <text:p>Alle hårtyper, Styling</text:p>
          </table:table-cell>
          <table:table-cell table:number-columns-repeated="7"/>
          <table:table-cell office:value-type="string" calcext:value-type="string">
            <text:p>0,075 l</text:p>
          </table:table-cell>
          <table:table-cell office:value-type="string" calcext:value-type="string">
            <text:p>Hårvoks</text:p>
          </table:table-cell>
          <table:table-cell office:value-type="string" calcext:value-type="string">
            <text:p>Axe Styling Definition hårvoks</text:p>
            <text:p>Gå efter et moderne look eller en retrofinish, valget er dit.</text:p>
            <text:p/>
            <text:p>Medium hold, Glansfuld finish, til kort til mellemlangt hår.</text:p>
          </table:table-cell>
          <table:table-cell office:value-type="string" calcext:value-type="string">
            <text:p>https://www.nemlig.com/voks-5047546</text:p>
          </table:table-cell>
        </table:table-row>
        <table:table-row table:style-name="ro3">
          <table:table-cell office:value-type="string" calcext:value-type="string">
            <text:p>Dagligvarer &gt; Kolonial &gt; Krydderier &gt; Krydderier &gt; Chili chipotle</text:p>
          </table:table-cell>
          <table:table-cell office:value-type="string" calcext:value-type="string">
            <text:p>Chili chipotle</text:p>
          </table:table-cell>
          <table:table-cell office:value-type="string" calcext:value-type="string">
            <text:p>33 g / Santa Maria</text:p>
          </table:table-cell>
          <table:table-cell/>
          <table:table-cell office:value-type="string" calcext:value-type="string">
            <text:p>20.95</text:p>
          </table:table-cell>
          <table:table-cell office:value-type="string" calcext:value-type="string">
            <text:p>.</text:p>
          </table:table-cell>
          <table:table-cell office:value-type="string" calcext:value-type="string">
            <text:p>Santa Maria</text:p>
          </table:table-cell>
          <table:table-cell office:value-type="string" calcext:value-type="string">
            <text:p>Grill, Madlavning</text:p>
          </table:table-cell>
          <table:table-cell office:value-type="string" calcext:value-type="string">
            <text:p>Glas</text:p>
          </table:table-cell>
          <table:table-cell table:number-columns-repeated="7"/>
          <table:table-cell office:value-type="string" calcext:value-type="string">
            <text:p>Krydderi</text:p>
          </table:table-cell>
          <table:table-cell office:value-type="string" calcext:value-type="string">
            <text:p>Chipotle Chili Pepper</text:p>
            <text:p>Chipotle Chili Pepper er et stærkt krydderi lavet af røgede og tørrede jalapeños. Bag den stærke og røgede karakter gemmer sig en svag smag af tobak og kakao. Krydderiet passer godt til grillede retter, salsaer, saucer og marinader. Blandet med salt bliver Chipotle Chili Pepper til et godt røgsalt til grilning.</text:p>
          </table:table-cell>
          <table:table-cell office:value-type="string" calcext:value-type="string">
            <text:p>https://www.nemlig.com/chili-chipotle-5034898</text:p>
          </table:table-cell>
        </table:table-row>
        <table:table-row table:style-name="ro3">
          <table:table-cell office:value-type="string" calcext:value-type="string">
            <text:p>Dagligvarer &gt; Kolonial &gt; Tapasspecialiteter &gt; Pesto &gt; Grøn pesto</text:p>
          </table:table-cell>
          <table:table-cell office:value-type="string" calcext:value-type="string">
            <text:p>Grøn pesto</text:p>
          </table:table-cell>
          <table:table-cell office:value-type="string" calcext:value-type="string">
            <text:p>180 g / Sun Salat</text:p>
          </table:table-cell>
          <table:table-cell office:value-type="string" calcext:value-type="string">
            <text:p>KØL</text:p>
          </table:table-cell>
          <table:table-cell office:value-type="string" calcext:value-type="string">
            <text:p>19.95</text:p>
          </table:table-cell>
          <table:table-cell office:value-type="string" calcext:value-type="string">
            <text:p>15.96</text:p>
          </table:table-cell>
          <table:table-cell office:value-type="string" calcext:value-type="string">
            <text:p>Sun Salat</text:p>
          </table:table-cell>
          <table:table-cell office:value-type="string" calcext:value-type="string">
            <text:p>Pasta, Sandwich, Tapas, Tilbehør</text:p>
          </table:table-cell>
          <table:table-cell table:number-columns-repeated="4"/>
          <table:table-cell office:value-type="string" calcext:value-type="string">
            <text:p>KØL</text:p>
          </table:table-cell>
          <table:table-cell table:number-columns-repeated="3"/>
          <table:table-cell office:value-type="string" calcext:value-type="string">
            <text:p>Pesto</text:p>
          </table:table-cell>
          <table:table-cell office:value-type="string" calcext:value-type="string">
            <text:p>Grøn pesto med basilikum</text:p>
            <text:p>Pesto stammer oprindeligt fra Italien og findes i mange forskellige varianter. Den klassiske grønne pesto fra Sun Salat er lavet med 30 % basilikum. Pesto kan nydes sammen med både kiks, brød og salater, men er også god, hvis du hurtigt skal pifte din aftensmad op. Vend pestoen sammen med kogt pasta og servér en lækker pastaret på meget kort tid. Prøv også vores røde pesto med soltørrede- og semi dried tomater.</text:p>
          </table:table-cell>
          <table:table-cell office:value-type="string" calcext:value-type="string">
            <text:p>https://www.nemlig.com/groen-pesto-5043296</text:p>
          </table:table-cell>
        </table:table-row>
        <table:table-row table:style-name="ro13">
          <table:table-cell office:value-type="string" calcext:value-type="string">
            <text:p>Dagligvarer &gt; Brød, kiks og kager &gt; Rugbrød &gt; Softkernerugbrød &gt; Softkernerugbrød</text:p>
          </table:table-cell>
          <table:table-cell office:value-type="string" calcext:value-type="string">
            <text:p>Softkernerugbrød</text:p>
          </table:table-cell>
          <table:table-cell office:value-type="string" calcext:value-type="string">
            <text:p>980 - 1100 g / Lagkagehuset</text:p>
          </table:table-cell>
          <table:table-cell/>
          <table:table-cell office:value-type="string" calcext:value-type="string">
            <text:p>40.00</text:p>
          </table:table-cell>
          <table:table-cell office:value-type="string" calcext:value-type="string">
            <text:p>.</text:p>
          </table:table-cell>
          <table:table-cell office:value-type="string" calcext:value-type="string">
            <text:p>Lagkagehuset</text:p>
          </table:table-cell>
          <table:table-cell office:value-type="string" calcext:value-type="string">
            <text:p>Frokost, Morgenmad</text:p>
          </table:table-cell>
          <table:table-cell table:number-columns-repeated="8"/>
          <table:table-cell office:value-type="string" calcext:value-type="string">
            <text:p>Rugbrød</text:p>
          </table:table-cell>
          <table:table-cell office:value-type="string" calcext:value-type="string">
            <text:p>Rugbrød af bløde kerner</text:p>
            <text:p>Softkernebrødet var en af de første moderne rugbrødstyper, der blev lavet.</text:p>
            <text:p>Mens man kan sige, at 70% brødet er et klassisk gammeldags rugbrød, er softkernebrødet et forsøg på at lave et rugbrød, hvor der er skruet lidt ned for den rugsmag, som rugkernerne traditionelt giver.</text:p>
            <text:p/>
            <text:p>Ud over surdej og rugkerner indeholder softkernebrødet solsikkekerner og hørfrø. For det gør nemlig brødet rundere, blødere og balancerer smagen af rug, så det fremstår mildere.</text:p>
            <text:p/>
            <text:p>For at gøre brødet endnu lækkere, er det blevet drysset med sesamfrø.</text:p>
          </table:table-cell>
          <table:table-cell office:value-type="string" calcext:value-type="string">
            <text:p>https://www.nemlig.com/softkernerugbroed-5006197</text:p>
          </table:table-cell>
        </table:table-row>
        <table:table-row table:style-name="ro3">
          <table:table-cell office:value-type="string" calcext:value-type="string">
            <text:p>Dagligvarer &gt; Køl og mejeri &gt; Mejeri &gt; Kakao, koldskål og proteindrikke &gt; Kakaodrik og kakaomælk &gt; Cocio kakaomælk (dåse)</text:p>
          </table:table-cell>
          <table:table-cell office:value-type="string" calcext:value-type="string">
            <text:p>Cocio kakaomælk (dåse)</text:p>
          </table:table-cell>
          <table:table-cell office:value-type="string" calcext:value-type="string">
            <text:p>4 x 0,25 l / classic</text:p>
          </table:table-cell>
          <table:table-cell/>
          <table:table-cell office:value-type="string" calcext:value-type="string">
            <text:p>34.95</text:p>
          </table:table-cell>
          <table:table-cell office:value-type="string" calcext:value-type="string">
            <text:p>.</text:p>
          </table:table-cell>
          <table:table-cell office:value-type="string" calcext:value-type="string">
            <text:p>Cocio</text:p>
          </table:table-cell>
          <table:table-cell office:value-type="string" calcext:value-type="string">
            <text:p>Drikke</text:p>
          </table:table-cell>
          <table:table-cell table:number-columns-repeated="8"/>
          <table:table-cell office:value-type="string" calcext:value-type="string">
            <text:p>Kakao</text:p>
          </table:table-cell>
          <table:table-cell office:value-type="string" calcext:value-type="string">
            <text:p>Cocio classic</text:p>
            <text:p>Cocio Classic er den originale chokolademælk fra 1951. Dengang bestod den af mælk, kakao og sukker. Intet andet. Sådan gjorde vi i 1951. Og det gør vi også den dag i dag. Vi har ikke ændret opskriften, siden det hele startede. Der er stadig ikke nogen tilsætningsstoffer, og fedtindholdet er kun 2%. Drik den varm eller iskold – det er dig og dine smagsløg, der bestemmer. Uanset hvad, vil du helt sikkert nyde den.</text:p>
          </table:table-cell>
          <table:table-cell office:value-type="string" calcext:value-type="string">
            <text:p>https://www.nemlig.com/cocio-kakaomaelk-daase-5029162</text:p>
          </table:table-cell>
        </table:table-row>
        <table:table-row table:style-name="ro1">
          <table:table-cell office:value-type="string" calcext:value-type="string">
            <text:p>Dagligvarer &gt; Kolonial &gt; Krydderier &gt; Krydderier &gt; Timian</text:p>
          </table:table-cell>
          <table:table-cell office:value-type="string" calcext:value-type="string">
            <text:p>Timian</text:p>
          </table:table-cell>
          <table:table-cell office:value-type="string" calcext:value-type="string">
            <text:p>15 g / Santa Maria</text:p>
          </table:table-cell>
          <table:table-cell/>
          <table:table-cell office:value-type="string" calcext:value-type="string">
            <text:p>20.95</text:p>
          </table:table-cell>
          <table:table-cell office:value-type="string" calcext:value-type="string">
            <text:p>.</text:p>
          </table:table-cell>
          <table:table-cell office:value-type="string" calcext:value-type="string">
            <text:p>Santa Maria</text:p>
          </table:table-cell>
          <table:table-cell/>
          <table:table-cell office:value-type="string" calcext:value-type="string">
            <text:p>Glas</text:p>
          </table:table-cell>
          <table:table-cell table:number-columns-repeated="3"/>
          <table:table-cell office:value-type="string" calcext:value-type="string">
            <text:p>Discount</text:p>
          </table:table-cell>
          <table:table-cell table:number-columns-repeated="3"/>
          <table:table-cell office:value-type="string" calcext:value-type="string">
            <text:p>Krydderi</text:p>
          </table:table-cell>
          <table:table-cell office:value-type="string" calcext:value-type="string">
            <text:p>Timian</text:p>
          </table:table-cell>
          <table:table-cell office:value-type="string" calcext:value-type="string">
            <text:p>https://www.nemlig.com/timian-5046118</text:p>
          </table:table-cell>
        </table:table-row>
        <table:table-row table:style-name="ro2">
          <table:table-cell office:value-type="string" calcext:value-type="string">
            <text:p>Dagligvarer &gt; Frost &gt; Grøntsager &gt; Kål, broccoli og løg &gt; Porrer i skiver</text:p>
          </table:table-cell>
          <table:table-cell office:value-type="string" calcext:value-type="string">
            <text:p>Porrer i skiver</text:p>
          </table:table-cell>
          <table:table-cell office:value-type="string" calcext:value-type="string">
            <text:p>500 g / frost / Frigodan</text:p>
          </table:table-cell>
          <table:table-cell office:value-type="string" calcext:value-type="string">
            <text:p>Frost</text:p>
          </table:table-cell>
          <table:table-cell office:value-type="string" calcext:value-type="string">
            <text:p>16.95</text:p>
          </table:table-cell>
          <table:table-cell office:value-type="string" calcext:value-type="string">
            <text:p>.</text:p>
          </table:table-cell>
          <table:table-cell office:value-type="string" calcext:value-type="string">
            <text:p>Frigodan</text:p>
          </table:table-cell>
          <table:table-cell table:number-columns-repeated="5"/>
          <table:table-cell office:value-type="string" calcext:value-type="string">
            <text:p>Frost</text:p>
          </table:table-cell>
          <table:table-cell table:number-columns-repeated="3"/>
          <table:table-cell office:value-type="string" calcext:value-type="string">
            <text:p>Grøntsager</text:p>
          </table:table-cell>
          <table:table-cell office:value-type="string" calcext:value-type="string">
            <text:p>Porrer</text:p>
            <text:p>Bruges som tilbehør til kød eller fisk, i supper, tærter eller bagværk. For opskrifter se bagsiden af emballagen.</text:p>
            <text:p/>
            <text:p>Tilberedning:</text:p>
            <text:p>I en gryde: Porrene kommes dybfrosne i kogende vand med lidt salt. Når vandet koger igen, beregnes 8-10 minutter kogetid ved svag varme.</text:p>
            <text:p>I mikrobølgeovn: Porrerne og 2 spsk vand kommes i en mikrobølgeegnet skål, som tildækkes med låg eller mikrofilm. Koges i 7-8 minutter ved nytteeffekt 750 Watt. Omrøres 1-2 gange under tilberedning.</text:p>
          </table:table-cell>
          <table:table-cell office:value-type="string" calcext:value-type="string">
            <text:p>https://www.nemlig.com/porrer-i-skiver-2301075</text:p>
          </table:table-cell>
        </table:table-row>
        <table:table-row table:style-name="ro3">
          <table:table-cell office:value-type="string" calcext:value-type="string">
            <text:p>Dagligvarer &gt; Pleje og skønhed &gt; Beklædning &gt; Undertøj og strømper &gt; Sneakersstrømper str. 37-41</text:p>
          </table:table-cell>
          <table:table-cell office:value-type="string" calcext:value-type="string">
            <text:p>Sneakersstrømper str. 37-41</text:p>
          </table:table-cell>
          <table:table-cell office:value-type="string" calcext:value-type="string">
            <text:p>5 pk. / sort / Symfoni</text:p>
          </table:table-cell>
          <table:table-cell/>
          <table:table-cell office:value-type="string" calcext:value-type="string">
            <text:p>39.95</text:p>
          </table:table-cell>
          <table:table-cell office:value-type="string" calcext:value-type="string">
            <text:p>.</text:p>
          </table:table-cell>
          <table:table-cell office:value-type="string" calcext:value-type="string">
            <text:p>Symfoni</text:p>
          </table:table-cell>
          <table:table-cell table:number-columns-repeated="2"/>
          <table:table-cell office:value-type="string" calcext:value-type="string">
            <text:p>Sort</text:p>
          </table:table-cell>
          <table:table-cell table:number-columns-repeated="5"/>
          <table:table-cell office:value-type="string" calcext:value-type="string">
            <text:p>37-41</text:p>
          </table:table-cell>
          <table:table-cell office:value-type="string" calcext:value-type="string">
            <text:p>Strømper</text:p>
          </table:table-cell>
          <table:table-cell office:value-type="string" calcext:value-type="string">
            <text:p>Ankelsokker - str. 37-41</text:p>
            <text:p>Sneakers strømpe 5 pak.</text:p>
          </table:table-cell>
          <table:table-cell office:value-type="string" calcext:value-type="string">
            <text:p>https://www.nemlig.com/sneakersstroemper-str-37-41-5041673</text:p>
          </table:table-cell>
        </table:table-row>
        <table:table-row table:style-name="ro3">
          <table:table-cell table:number-columns-repeated="2" office:value-type="string" calcext:value-type="string">
            <text:p>Ost i skiver ML</text:p>
          </table:table-cell>
          <table:table-cell office:value-type="string" calcext:value-type="string">
            <text:p>240 g / Klovborg</text:p>
          </table:table-cell>
          <table:table-cell office:value-type="string" calcext:value-type="string">
            <text:p>KØL</text:p>
          </table:table-cell>
          <table:table-cell office:value-type="string" calcext:value-type="string">
            <text:p>22.95</text:p>
          </table:table-cell>
          <table:table-cell office:value-type="string" calcext:value-type="string">
            <text:p>.</text:p>
          </table:table-cell>
          <table:table-cell office:value-type="string" calcext:value-type="string">
            <text:p>Klovborg</text:p>
          </table:table-cell>
          <table:table-cell office:value-type="string" calcext:value-type="string">
            <text:p>Brød, Madpakke, Morgenmad, Ostebord</text:p>
          </table:table-cell>
          <table:table-cell table:number-columns-repeated="4"/>
          <table:table-cell office:value-type="string" calcext:value-type="string">
            <text:p>Discount, KØL</text:p>
          </table:table-cell>
          <table:table-cell office:value-type="string" calcext:value-type="string">
            <text:p>Ko</text:p>
          </table:table-cell>
          <table:table-cell table:number-columns-repeated="2"/>
          <table:table-cell office:value-type="string" calcext:value-type="string">
            <text:p>Skiveost</text:p>
          </table:table-cell>
          <table:table-cell office:value-type="string" calcext:value-type="string">
            <text:p>Klovborg</text:p>
            <text:p>Arla Klovborg er en ost lige fra naturen – skabt på naturlige råvarer, masser af dansk mælk og godt håndværk. Den særlige Klovborg mælkesyrekultur er med til at give ostene den særlige lette, friske og runde ostesmag, som kendetegner Arla Klovborg ostene. Den velkendte Arla Klovborg mellemlagret er lagret op til 14 uger. Inden lagringen får ostens skorpe påført en rødkit kultur. Dermed modnes ostene også udefra og ind til ostens kerne. Dette er unikt for den danske osteproduktion og kendetegnet for Danbo oste.</text:p>
          </table:table-cell>
          <table:table-cell office:value-type="string" calcext:value-type="string">
            <text:p>https://www.nemlig.com/ost-i-skiver-ml-706007</text:p>
          </table:table-cell>
        </table:table-row>
        <table:table-row table:style-name="ro10">
          <table:table-cell office:value-type="string" calcext:value-type="string">
            <text:p>Dagligvarer &gt; Drikkevarer &gt; Pelleriti 1853 Selected Parcel</text:p>
          </table:table-cell>
          <table:table-cell office:value-type="string" calcext:value-type="string">
            <text:p>Pelleriti 1853 Selected Parcel</text:p>
          </table:table-cell>
          <table:table-cell office:value-type="string" calcext:value-type="string">
            <text:p>Argentina / Mendoza / 0,75 l / rødvin</text:p>
          </table:table-cell>
          <table:table-cell/>
          <table:table-cell office:value-type="string" calcext:value-type="string">
            <text:p>169.95</text:p>
          </table:table-cell>
          <table:table-cell office:value-type="string" calcext:value-type="string">
            <text:p>118.97</text:p>
          </table:table-cell>
          <table:table-cell/>
          <table:table-cell office:value-type="string" calcext:value-type="string">
            <text:p>Oksekød</text:p>
          </table:table-cell>
          <table:table-cell office:value-type="string" calcext:value-type="string">
            <text:p>Kork</text:p>
          </table:table-cell>
          <table:table-cell table:number-columns-repeated="2"/>
          <table:table-cell office:value-type="string" calcext:value-type="string">
            <text:p>Argentina</text:p>
          </table:table-cell>
          <table:table-cell table:number-columns-repeated="4"/>
          <table:table-cell office:value-type="string" calcext:value-type="string">
            <text:p>Rødvin</text:p>
          </table:table-cell>
          <table:table-cell office:value-type="string" calcext:value-type="string">
            <text:p>Andes Marcelo Pelleriti 1853 Selected Parcel 2014 Fremragende rødvin fra højtbeliggende Uco Valley, som er det nye hotspot for malbec i Mendoza.</text:p>
            <text:p>Fremstillet under ledelse af den verdensberømte ønolog Marcelo Pelleriti. Suveræn malbec til prisen – 94 pts. James Suckling! 100% malbec fra topdistriktet Uco Valley, som er en kølig subregion i Mendoza. Vinen er fremstillet i en kraftfuld og fyldig stil med elegant fadkrydderi fra 12 måneder på franske egetræsfade.</text:p>
            <text:p>Tæt og dyb lilla i glasset. Næsen forener på smukkeste vis oversøisk frugtrigdom med bordeaux-agtig elegance: viol, modne blommer, solbær og svesker møder lakrids, cedertræ, tobak og blyantsspids. I munden dyb og smooth detaljerig frugtpower, elegante tanniner og perfekt integreret fadkrydderi. Frugtsyren er livlig og mundrensende i den lange finish. Vinen smager fantastisk nu, men kan gemmes op til 10 år fra høståret. (14,5 % alkohol)</text:p>
            <text:p>94/100 James Suckling: “Precise and dark aromas of bright fruit, fresh mushrooms and hints of walnut shell. Full body, super fine tannins and a gorgeous fruit finish. Very long and focused. An exciting wine to taste.”</text:p>
            <text:p>Kraftfuld malbec som denne er en perfekt ledsager til steaks – og kødretter i almindelighed. Prøv f.eks. steaks; roastbeef; lammeretter; svinekød – gerne barbeque eller pulled pork; Tex-mex; burgers; cremet ost – incl. blåskimmel. Serveringstemperatur: 16-18°C</text:p>
            <text:p>2014 1853 Old Vine Estate Malbec Selected Parcel fra Kauza Estate er fremstillet under ønologisk ledelse af ikonet Marcelo Pelleriti, som i 2010 blev den første latinamerikaner til at score 100 Parker-points. 100% malbec håndhøstes i 1000 meters højde i La Consulta (Uco Valley, Mendoza). Druerne stammer fra udvalgte parceller i en mere end 100 år gammel enkeltmark. Markernes beliggenhed 1000 meter over havet giver druer med præg af såvel højfjeldssol (intens pigmentering, tannin og frugtpower) som nattekulde (aromatisk finesse og frisk syre). I vinieriet sorteres druerne omhyggeligt på vibrerende sorteringsbord inden temperaturstyret gæring på ståltank. Der foretages skånsom maceration ved manuel nedstempling af drueskallerne i mosten (pigéage), inden 12 mdrs. modning på franske egetræsfade samt 6 mdrs. flaskemodning før frigivelse til salg. Produktion: 60.000 flasker</text:p>
            <text:p/>
            <text:p>Argentinas nationaldrue Malbec blev oprindelig importeret fra Frankrig i 1853, da den franske botanist Pouget på bestilling bragte udvalgte vitis vinifera-planter vest over Atlanten. Knap 150 år senere rejste vin- og musikelskeren Marcelo Pelleriti i den modsatte retning, fra Mendoza til Bordeaux, hvor han gik i lære hos den ønologiske troldmand Michel Rolland. Marcello Pelleriti har siden 2001 fungeret som pendlende winemaker hos det familieejede Vignobles Péré-Vergé, som bl.a. står bag Pomerol-slottene La Violette og Le Gay samt det argentinske tophus Monteviejo i Uco Valley, Mendoza.</text:p>
            <text:p>I sommerhalvåret fremstiller Marcello Pelleriti vin i Argentina, mens han fra september til november udøver vinøse mirakler i Pomerol. Sideløbende har Marcello Pelleriti siden 2007 lanceret sine egne flot ratede vinserier, dels i eget navn, dels i samarbejde med Felipe Staiti, og dels som ønologisk chef for Kauzo Estate (Malacara, 1853, Kauzo). Endelig arbejder Pelleriti sammen med Michel Rolland i projektet Clos de los Siete, som er et rødvinsblend bestående af vin fra syv fransk-argentinske vingårde (heriblandt Monteviejo).</text:p>
            <text:p>Hvad alle Pelleritis egne vine har til fælles er knivskarp ønologisk præcision samt Uco Valleys kendetegnende blanding af solmoden frugt og frisk struktur. Subregionens høje beliggenhed 900-1200 meter over havet forstærker Mendozas kontinentale temperaturudsving mellem dag og nat samt sommer og vinter. De kolde udsving forsinker druemodningen, hvorved druerne bevarer syre og aromatisk finesse. Samtidig er solintensiteten forstærket i højderne, hvilket giver druerne ekstra pigment, tannin og frugtintensitet. Slutresultatet er Malbec-vine, som er forførende i deres ungdom, men hvis struktur og power gør dem i stand til at modnes smukt på flaske.</text:p>
            <text:p>Marcelo Pelleriti ejer en 110 år gammel vingård i underdistriktet La Consulta, og fremstiller sine vine fra lidt over 20 ha egne marker/parceller i underdistrikterne Vista Flores, Altamira og La Consulta. Marcelo blev i 2010 den første latinamerikanske winemaker til at opnå 100 pts hos Robert Parker.</text:p>
          </table:table-cell>
          <table:table-cell office:value-type="string" calcext:value-type="string">
            <text:p>https://www.nemlig.com/pelleriti-1853-selected-parcel-5034767</text:p>
          </table:table-cell>
        </table:table-row>
        <table:table-row table:style-name="ro3">
          <table:table-cell office:value-type="string" calcext:value-type="string">
            <text:p>Dagligvarer &gt; Drikkevarer &gt; Øl &gt; Øltyper &gt; Økologisk øl &gt; New York Lager øko. (dåse)</text:p>
          </table:table-cell>
          <table:table-cell office:value-type="string" calcext:value-type="string">
            <text:p>New York Lager øko. (dåse)</text:p>
          </table:table-cell>
          <table:table-cell office:value-type="string" calcext:value-type="string">
            <text:p>0,33 l / ex. pant / Nørrebro Bryghus</text:p>
          </table:table-cell>
          <table:table-cell office:value-type="string" calcext:value-type="string">
            <text:p>Øko (dansk),Øko (europæisk)</text:p>
          </table:table-cell>
          <table:table-cell office:value-type="string" calcext:value-type="string">
            <text:p>10.00</text:p>
          </table:table-cell>
          <table:table-cell office:value-type="string" calcext:value-type="string">
            <text:p>.</text:p>
          </table:table-cell>
          <table:table-cell office:value-type="string" calcext:value-type="string">
            <text:p>Nørrebro Bryghus</text:p>
          </table:table-cell>
          <table:table-cell office:value-type="string" calcext:value-type="string">
            <text:p>Kylling</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Lager, Specialøl, Øl</text:p>
          </table:table-cell>
          <table:table-cell office:value-type="string" calcext:value-type="string">
            <text:p>Økologisk New York Lager</text:p>
            <text:p>En traditionel, amerikansk undergæret øltype fra før forbudstiden. Kraftig, fyldig og mørkgylden øl på 5,2 % alkohol. Intens maltkarakter med karamelnoter, markant bitterhed og en blomsteragtig duft af nordamerikansk Cascade humle.</text:p>
          </table:table-cell>
          <table:table-cell office:value-type="string" calcext:value-type="string">
            <text:p>https://www.nemlig.com/new-york-lager-oeko-daase-5027681</text:p>
          </table:table-cell>
        </table:table-row>
        <table:table-row table:style-name="ro3">
          <table:table-cell office:value-type="string" calcext:value-type="string">
            <text:p>Dagligvarer &gt; Køl og mejeri &gt; Mejeri &gt; Yoghurt og syrnet &gt; Skyr &gt; Skyr og yoghurt m. müsli</text:p>
          </table:table-cell>
          <table:table-cell office:value-type="string" calcext:value-type="string">
            <text:p>Skyr og yoghurt m. müsli</text:p>
          </table:table-cell>
          <table:table-cell office:value-type="string" calcext:value-type="string">
            <text:p>200 g / jordbær/rabarberpuré / Sun Salat</text:p>
          </table:table-cell>
          <table:table-cell office:value-type="string" calcext:value-type="string">
            <text:p>KØL</text:p>
          </table:table-cell>
          <table:table-cell office:value-type="string" calcext:value-type="string">
            <text:p>19.95</text:p>
          </table:table-cell>
          <table:table-cell office:value-type="string" calcext:value-type="string">
            <text:p>15.96</text:p>
          </table:table-cell>
          <table:table-cell office:value-type="string" calcext:value-type="string">
            <text:p>Sun Salat</text:p>
          </table:table-cell>
          <table:table-cell office:value-type="string" calcext:value-type="string">
            <text:p>Mellemmåltid, Morgenmad</text:p>
          </table:table-cell>
          <table:table-cell table:number-columns-repeated="4"/>
          <table:table-cell office:value-type="string" calcext:value-type="string">
            <text:p>KØL</text:p>
          </table:table-cell>
          <table:table-cell table:number-columns-repeated="3"/>
          <table:table-cell office:value-type="string" calcext:value-type="string">
            <text:p>Skyr</text:p>
          </table:table-cell>
          <table:table-cell office:value-type="string" calcext:value-type="string">
            <text:p>Skyr med puré og müsli</text:p>
            <text:p>Skyr, som er et syrnet mælkeprodukt, stammer oprindeligt fra Island. Skyr smager syrligt og har et lavt indhold af fedt. I dette morgenmadsprodukt er skyren blandet med yoghurt og tilsat jordbær-rabarberpuré for at give sødme. Toppet med müsli får du et meget lækkert morgenmåltid.</text:p>
          </table:table-cell>
          <table:table-cell office:value-type="string" calcext:value-type="string">
            <text:p>https://www.nemlig.com/skyr-og-yoghurt-m-musli-5046251</text:p>
          </table:table-cell>
        </table:table-row>
        <table:table-row table:style-name="ro3">
          <table:table-cell office:value-type="string" calcext:value-type="string">
            <text:p>Dagligvarer &gt; Køl og mejeri &gt; Pålæg &gt; Leverpostej og paté &gt; Leverpostej &gt; Leverpostej m. bacon</text:p>
          </table:table-cell>
          <table:table-cell office:value-type="string" calcext:value-type="string">
            <text:p>Leverpostej m. bacon</text:p>
          </table:table-cell>
          <table:table-cell office:value-type="string" calcext:value-type="string">
            <text:p>350 g / Tulip - Pålækker</text:p>
          </table:table-cell>
          <table:table-cell office:value-type="string" calcext:value-type="string">
            <text:p>KØL</text:p>
          </table:table-cell>
          <table:table-cell office:value-type="string" calcext:value-type="string">
            <text:p>19.95</text:p>
          </table:table-cell>
          <table:table-cell office:value-type="string" calcext:value-type="string">
            <text:p>.</text:p>
          </table:table-cell>
          <table:table-cell office:value-type="string" calcext:value-type="string">
            <text:p>Tulip - Pålækker</text:p>
          </table:table-cell>
          <table:table-cell office:value-type="string" calcext:value-type="string">
            <text:p>Frokost, Madpakke</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Leverpostej, Pålæg</text:p>
          </table:table-cell>
          <table:table-cell office:value-type="string" calcext:value-type="string">
            <text:p>Bacon leverpostej</text:p>
            <text:p>Tulip Pålækker Bacon Leverpostej er produceret i Danmark med den originale Tulip Bacon, som giver en forrygende smag og samtidig fastholder et lavt fedtindhold på kun 14%. Ikke tilsat mælk og gluten.</text:p>
          </table:table-cell>
          <table:table-cell office:value-type="string" calcext:value-type="string">
            <text:p>https://www.nemlig.com/leverpostej-m-bacon-5041657</text:p>
          </table:table-cell>
        </table:table-row>
        <table:table-row table:style-name="ro7">
          <table:table-cell office:value-type="string" calcext:value-type="string">
            <text:p>Dagligvarer &gt; Kolonial &gt; Konserves &gt; Tomat på dåse &gt; Tomatpuré &gt; Tomatpuré øko.</text:p>
          </table:table-cell>
          <table:table-cell office:value-type="string" calcext:value-type="string">
            <text:p>Tomatpuré øko.</text:p>
          </table:table-cell>
          <table:table-cell office:value-type="string" calcext:value-type="string">
            <text:p>200 g / Urtekram</text:p>
          </table:table-cell>
          <table:table-cell office:value-type="string" calcext:value-type="string">
            <text:p>Øko (europæisk)</text:p>
          </table:table-cell>
          <table:table-cell office:value-type="string" calcext:value-type="string">
            <text:p>17.95</text:p>
          </table:table-cell>
          <table:table-cell office:value-type="string" calcext:value-type="string">
            <text:p>.</text:p>
          </table:table-cell>
          <table:table-cell office:value-type="string" calcext:value-type="string">
            <text:p>Urtekram</text:p>
          </table:table-cell>
          <table:table-cell office:value-type="string" calcext:value-type="string">
            <text:p>Tilbehør</text:p>
          </table:table-cell>
          <table:table-cell table:number-columns-repeated="4"/>
          <table:table-cell office:value-type="string" calcext:value-type="string">
            <text:p>Øko (europæisk)</text:p>
          </table:table-cell>
          <table:table-cell table:number-columns-repeated="3"/>
          <table:table-cell office:value-type="string" calcext:value-type="string">
            <text:p>Grøntkonserves</text:p>
          </table:table-cell>
          <table:table-cell office:value-type="string" calcext:value-type="string">
            <text:p>Tomatpuré øko.</text:p>
            <text:p>Ekstra fyldig smag af solmodne, italienske tomater. Meget koncentreret (20-22 % tørstof) betyder fyldigere smag og mere drøj i brug.</text:p>
            <text:p/>
            <text:p>Fremstillet i byen Ravarino i Italiens kendte balsamico-provins Modena. De lokale husmødres opskrifter har været udgangspunkter for alle produkter siden grundlæggelsen af virksomheden i 1973. For at sikre den optimale smag af friske tomater behandles tomaterne yderst skånsomt, og fra plukningen til færdigt produkt går der max 1 døgn. Det giver produkterne en særlig friskhed og en utroligt aromatisk tomatsmag.</text:p>
          </table:table-cell>
          <table:table-cell office:value-type="string" calcext:value-type="string">
            <text:p>https://www.nemlig.com/tomatpure-oeko-5007778</text:p>
          </table:table-cell>
        </table:table-row>
        <table:table-row table:style-name="ro3">
          <table:table-cell office:value-type="string" calcext:value-type="string">
            <text:p>Dagligvarer &gt; Kolonial &gt; Tapasspecialiteter &gt; Oliven &gt; Oliven kalamon øko.</text:p>
          </table:table-cell>
          <table:table-cell office:value-type="string" calcext:value-type="string">
            <text:p>Oliven kalamon øko.</text:p>
          </table:table-cell>
          <table:table-cell office:value-type="string" calcext:value-type="string">
            <text:p>360 g / 200 g / Urtekram</text:p>
          </table:table-cell>
          <table:table-cell office:value-type="string" calcext:value-type="string">
            <text:p>Øko (europæisk)</text:p>
          </table:table-cell>
          <table:table-cell office:value-type="string" calcext:value-type="string">
            <text:p>33.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Øko (europæisk)</text:p>
          </table:table-cell>
          <table:table-cell table:number-columns-repeated="3"/>
          <table:table-cell office:value-type="string" calcext:value-type="string">
            <text:p>Grøntkonserves</text:p>
          </table:table-cell>
          <table:table-cell office:value-type="string" calcext:value-type="string">
            <text:p>Økologiske oliven fra Urtekram</text:p>
            <text:p>Kalamata er en af de græske stjerner med sit semi-faste bid og en meget kompleks og frugtig smag. Høstes lige når vinteren står for døren og lagres i 6 måneder. Nettovægt: 360 g / Drænetvægt: 200 g.</text:p>
          </table:table-cell>
          <table:table-cell office:value-type="string" calcext:value-type="string">
            <text:p>https://www.nemlig.com/oliven-kalamon-oeko-5015398</text:p>
          </table:table-cell>
        </table:table-row>
        <table:table-row table:style-name="ro5">
          <table:table-cell office:value-type="string" calcext:value-type="string">
            <text:p>Dagligvarer &gt; Alsace Cremant d´Alsace Brut</text:p>
          </table:table-cell>
          <table:table-cell office:value-type="string" calcext:value-type="string">
            <text:p>Alsace Cremant d´Alsace Brut</text:p>
          </table:table-cell>
          <table:table-cell office:value-type="string" calcext:value-type="string">
            <text:p>Frankrig / Alsace / Dagobert / 0,75 l / mousserende</text:p>
          </table:table-cell>
          <table:table-cell/>
          <table:table-cell office:value-type="string" calcext:value-type="string">
            <text:p>79.95</text:p>
          </table:table-cell>
          <table:table-cell office:value-type="string" calcext:value-type="string">
            <text:p>.</text:p>
          </table:table-cell>
          <table:table-cell/>
          <table:table-cell office:value-type="string" calcext:value-type="string">
            <text:p>Aperitif, Lette retter, Nytår</text:p>
          </table:table-cell>
          <table:table-cell office:value-type="string" calcext:value-type="string">
            <text:p>Kork</text:p>
          </table:table-cell>
          <table:table-cell table:number-columns-repeated="2"/>
          <table:table-cell office:value-type="string" calcext:value-type="string">
            <text:p>Frankrig</text:p>
          </table:table-cell>
          <table:table-cell office:value-type="string" calcext:value-type="string">
            <text:p>Discount</text:p>
          </table:table-cell>
          <table:table-cell table:number-columns-repeated="3"/>
          <table:table-cell office:value-type="string" calcext:value-type="string">
            <text:p>Mousserende</text:p>
          </table:table-cell>
          <table:table-cell office:value-type="string" calcext:value-type="string">
            <text:p>5 stjerner i vinavisen Cremant d´Alsace Brut</text:p>
            <text:p>Cave de Roi Dagobert er et velfungerende kooperativ med base i Traenheim og søster-hus til Cave de Türckheim. En tør, elegant mousserende vin med fine, behagelig bobler og herligt blomstrede aromaer og en sprød grøn æblefrugt. Nyd vinen som aperitif eller som en meget alsidig madledsager til ikke for fede retter.</text:p>
            <text:p/>
            <text:p>Land: Frankrig</text:p>
            <text:p>Område: Alsace AOC</text:p>
            <text:p>Drue: Pinot Blanc, Auxerrois, Pinot Noir</text:p>
            <text:p>Alkohol: 12,5%</text:p>
            <text:p>Luk: Kork</text:p>
          </table:table-cell>
          <table:table-cell office:value-type="string" calcext:value-type="string">
            <text:p>https://www.nemlig.com/alsace-cremant-d-alsace-brut-5020019</text:p>
          </table:table-cell>
        </table:table-row>
        <table:table-row table:style-name="ro1">
          <table:table-cell office:value-type="string" calcext:value-type="string">
            <text:p>Dagligvarer &gt; Pleje og skønhed &gt; Beklædning &gt; Undertøj og strømper &gt; Dametrusse maxi str. L</text:p>
          </table:table-cell>
          <table:table-cell office:value-type="string" calcext:value-type="string">
            <text:p>Dametrusse maxi str. L</text:p>
          </table:table-cell>
          <table:table-cell office:value-type="string" calcext:value-type="string">
            <text:p>2 pk. / sort / Symfoni</text:p>
          </table:table-cell>
          <table:table-cell/>
          <table:table-cell office:value-type="string" calcext:value-type="string">
            <text:p>69.95</text:p>
          </table:table-cell>
          <table:table-cell office:value-type="string" calcext:value-type="string">
            <text:p>.</text:p>
          </table:table-cell>
          <table:table-cell office:value-type="string" calcext:value-type="string">
            <text:p>Symfoni</text:p>
          </table:table-cell>
          <table:table-cell table:number-columns-repeated="2"/>
          <table:table-cell office:value-type="string" calcext:value-type="string">
            <text:p>Sort</text:p>
          </table:table-cell>
          <table:table-cell table:number-columns-repeated="5"/>
          <table:table-cell office:value-type="string" calcext:value-type="string">
            <text:p>L</text:p>
          </table:table-cell>
          <table:table-cell office:value-type="string" calcext:value-type="string">
            <text:p>Undertøj</text:p>
          </table:table-cell>
          <table:table-cell/>
          <table:table-cell office:value-type="string" calcext:value-type="string">
            <text:p>https://www.nemlig.com/dametrusse-maxi-str-l-5018100</text:p>
          </table:table-cell>
        </table:table-row>
        <table:table-row table:style-name="ro3">
          <table:table-cell office:value-type="string" calcext:value-type="string">
            <text:p>Dagligvarer &gt; Frost &gt; Is &gt; Isposer til knust is</text:p>
          </table:table-cell>
          <table:table-cell office:value-type="string" calcext:value-type="string">
            <text:p>Isposer til knust is</text:p>
          </table:table-cell>
          <table:table-cell office:value-type="string" calcext:value-type="string">
            <text:p>20 poser / Schur</text:p>
          </table:table-cell>
          <table:table-cell/>
          <table:table-cell office:value-type="string" calcext:value-type="string">
            <text:p>15.00</text:p>
          </table:table-cell>
          <table:table-cell office:value-type="string" calcext:value-type="string">
            <text:p>.</text:p>
          </table:table-cell>
          <table:table-cell office:value-type="string" calcext:value-type="string">
            <text:p>Schur</text:p>
          </table:table-cell>
          <table:table-cell office:value-type="string" calcext:value-type="string">
            <text:p>Køkken</text:p>
          </table:table-cell>
          <table:table-cell table:number-columns-repeated="8"/>
          <table:table-cell office:value-type="string" calcext:value-type="string">
            <text:p>Isterningposer</text:p>
          </table:table-cell>
          <table:table-cell office:value-type="string" calcext:value-type="string">
            <text:p>Ispose med selvluk</text:p>
            <text:p>Knust is er små isterninger, som er velegnet til alle kolde drikke.</text:p>
          </table:table-cell>
          <table:table-cell office:value-type="string" calcext:value-type="string">
            <text:p>https://www.nemlig.com/isposer-til-knust-is-5040510</text:p>
          </table:table-cell>
        </table:table-row>
        <table:table-row table:style-name="ro2">
          <table:table-cell office:value-type="string" calcext:value-type="string">
            <text:p>Dagligvarer &gt; Drikkevarer &gt; Juice, smoothies og shots &gt; Multijuice &gt; Tropical juice</text:p>
          </table:table-cell>
          <table:table-cell office:value-type="string" calcext:value-type="string">
            <text:p>Tropical juice</text:p>
          </table:table-cell>
          <table:table-cell office:value-type="string" calcext:value-type="string">
            <text:p>0,90 l / ex. pant / Innocent</text:p>
          </table:table-cell>
          <table:table-cell office:value-type="string" calcext:value-type="string">
            <text:p>KØL</text:p>
          </table:table-cell>
          <table:table-cell office:value-type="string" calcext:value-type="string">
            <text:p>29.95</text:p>
          </table:table-cell>
          <table:table-cell office:value-type="string" calcext:value-type="string">
            <text:p>.</text:p>
          </table:table-cell>
          <table:table-cell office:value-type="string" calcext:value-type="string">
            <text:p>Innocent</text:p>
          </table:table-cell>
          <table:table-cell office:value-type="string" calcext:value-type="string">
            <text:p>Brunch, Morgenmad</text:p>
          </table:table-cell>
          <table:table-cell table:number-columns-repeated="4"/>
          <table:table-cell office:value-type="string" calcext:value-type="string">
            <text:p>KØL</text:p>
          </table:table-cell>
          <table:table-cell table:number-columns-repeated="3"/>
          <table:table-cell office:value-type="string" calcext:value-type="string">
            <text:p>Juice, Tropisk juice</text:p>
          </table:table-cell>
          <table:table-cell office:value-type="string" calcext:value-type="string">
            <text:p>Frugtjuice af flere frugter</text:p>
            <text:p>Hvis du drømmer om at få noget lidt mere eksotisk i dit glas, hvorfor så ikke skænke dig selv et glas af vores lækre, nye tropejuice-variant? En kombination af ananas, passionsfrugt, mangoer, appelsiner og æbler, som med garanti får solen til at skinne. (Det meste af tiden).</text:p>
            <text:p/>
            <text:p>- aldrig fra koncentrat</text:p>
            <text:p>- et blend af æbler, appelsiner, ananas, mango &amp; passionsfrugt</text:p>
            <text:p>- der er 1 portion frugt i et 150ml glas</text:p>
          </table:table-cell>
          <table:table-cell office:value-type="string" calcext:value-type="string">
            <text:p>https://www.nemlig.com/tropical-juice-5042002</text:p>
          </table:table-cell>
        </table:table-row>
        <table:table-row table:style-name="ro3">
          <table:table-cell office:value-type="string" calcext:value-type="string">
            <text:p>Dagligvarer &gt; Drikkevarer &gt; Øl &gt; Øltyper &gt; Specialøl &gt; EgeBryg</text:p>
          </table:table-cell>
          <table:table-cell office:value-type="string" calcext:value-type="string">
            <text:p>EgeBryg</text:p>
          </table:table-cell>
          <table:table-cell office:value-type="string" calcext:value-type="string">
            <text:p>0,50 l / ex. pant / Skovlyst</text:p>
          </table:table-cell>
          <table:table-cell/>
          <table:table-cell office:value-type="string" calcext:value-type="string">
            <text:p>17.95</text:p>
          </table:table-cell>
          <table:table-cell office:value-type="string" calcext:value-type="string">
            <text:p>.</text:p>
          </table:table-cell>
          <table:table-cell office:value-type="string" calcext:value-type="string">
            <text:p>Skovlyst</text:p>
          </table:table-cell>
          <table:table-cell office:value-type="string" calcext:value-type="string">
            <text:p>Drikke, Fest, Grillmad</text:p>
          </table:table-cell>
          <table:table-cell table:number-columns-repeated="8"/>
          <table:table-cell office:value-type="string" calcext:value-type="string">
            <text:p>Specialøl, Øl</text:p>
          </table:table-cell>
          <table:table-cell office:value-type="string" calcext:value-type="string">
            <text:p>EgeBryg</text:p>
            <text:p>Skovlyst EgeBryg er en ravgylden Classic lagerøl, der brygges på det familieejede Van Pur-bryggeri. Under lagringen er der tilsat egetræsekstrakt, som giver fylde og aroma, man kender fra vin, rom og whisky. På trods af den ravgyldne farve er øllet særdeles friskt og læskende, med er fin balanceret bitterhed og maltduft.</text:p>
          </table:table-cell>
          <table:table-cell office:value-type="string" calcext:value-type="string">
            <text:p>https://www.nemlig.com/egebryg-5048446</text:p>
          </table:table-cell>
        </table:table-row>
        <table:table-row table:style-name="ro10">
          <table:table-cell office:value-type="string" calcext:value-type="string">
            <text:p>Dagligvarer &gt; Frost &gt; Kød og fjerkræ &gt; Svinekød &gt; Kamben m. chili (mild)</text:p>
          </table:table-cell>
          <table:table-cell office:value-type="string" calcext:value-type="string">
            <text:p>Kamben m. chili (mild)</text:p>
          </table:table-cell>
          <table:table-cell office:value-type="string" calcext:value-type="string">
            <text:p>550 - 750 g</text:p>
          </table:table-cell>
          <table:table-cell office:value-type="string" calcext:value-type="string">
            <text:p>Frost</text:p>
          </table:table-cell>
          <table:table-cell office:value-type="string" calcext:value-type="string">
            <text:p>59.95</text:p>
          </table:table-cell>
          <table:table-cell office:value-type="string" calcext:value-type="string">
            <text:p>.</text:p>
          </table:table-cell>
          <table:table-cell/>
          <table:table-cell office:value-type="string" calcext:value-type="string">
            <text:p>Aftensmad, Grill, Madlavning, Middag</text:p>
          </table:table-cell>
          <table:table-cell table:number-columns-repeated="4"/>
          <table:table-cell office:value-type="string" calcext:value-type="string">
            <text:p>Frost</text:p>
          </table:table-cell>
          <table:table-cell table:number-columns-repeated="3"/>
          <table:table-cell office:value-type="string" calcext:value-type="string">
            <text:p>Svin</text:p>
          </table:table-cell>
          <table:table-cell office:value-type="string" calcext:value-type="string">
            <text:p>Kamben kogt og marineret</text:p>
            <text:p>Marineret spareribs med smag af mild chili. Servér dem ovnstegte eller fra grillen med en frisk salat og evt. pommes frites.</text:p>
            <text:p/>
            <text:p>Anbefales at varen optøes inden brug.</text:p>
            <text:p/>
            <text:p>Tilberedning:</text:p>
            <text:p>Ovn: Fjern filmen. Forvarm ovnen (125°C). Opvarm i 20-25 minutter.</text:p>
            <text:p>Mikrobølgeovn (800 Watt): Opvarm spareribs i 3 minutter.</text:p>
            <text:p>Grill: Opvarm spareribs i 15 minutter. Opbevares ved min -18°C.</text:p>
            <text:p/>
            <text:p>Må ikke nedfryses igen efter optøning.</text:p>
          </table:table-cell>
          <table:table-cell office:value-type="string" calcext:value-type="string">
            <text:p>https://www.nemlig.com/kamben-m-chili-mild-5046901</text:p>
          </table:table-cell>
        </table:table-row>
        <table:table-row table:style-name="ro3">
          <table:table-cell office:value-type="string" calcext:value-type="string">
            <text:p>Dagligvarer &gt; Frost &gt; Kød og fjerkræ &gt; Pølser &gt; Hotdogpølser</text:p>
          </table:table-cell>
          <table:table-cell office:value-type="string" calcext:value-type="string">
            <text:p>Hotdogpølser</text:p>
          </table:table-cell>
          <table:table-cell office:value-type="string" calcext:value-type="string">
            <text:p>8 stk. / 440 g / Gøl</text:p>
          </table:table-cell>
          <table:table-cell office:value-type="string" calcext:value-type="string">
            <text:p>KØL</text:p>
          </table:table-cell>
          <table:table-cell office:value-type="string" calcext:value-type="string">
            <text:p>44.95</text:p>
          </table:table-cell>
          <table:table-cell office:value-type="string" calcext:value-type="string">
            <text:p>.</text:p>
          </table:table-cell>
          <table:table-cell office:value-type="string" calcext:value-type="string">
            <text:p>Gøl</text:p>
          </table:table-cell>
          <table:table-cell office:value-type="string" calcext:value-type="string">
            <text:p>Grill</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Pølse</text:p>
          </table:table-cell>
          <table:table-cell office:value-type="string" calcext:value-type="string">
            <text:p>Røde hotdogpølser</text:p>
            <text:p>Du kan spise den røde pølse på god gammeldags dansk maner i et pølsebrød med 'det hele' eller snuppe den på fransk i et flute. Eller hvad med at bruge den som godbid i en svensk pølseret? GØL Hotdog Pølser er helt sikkert lige så gode i forbifarten som i middagsmaden.</text:p>
          </table:table-cell>
          <table:table-cell office:value-type="string" calcext:value-type="string">
            <text:p>https://www.nemlig.com/hotdogpoelser-103293</text:p>
          </table:table-cell>
        </table:table-row>
        <table:table-row table:style-name="ro7">
          <table:table-cell office:value-type="string" calcext:value-type="string">
            <text:p>Dagligvarer &gt; Frost &gt; Supper og nem mad &gt; Pizza og toast &gt; Vegetarino øko.</text:p>
          </table:table-cell>
          <table:table-cell office:value-type="string" calcext:value-type="string">
            <text:p>Vegetarino øko.</text:p>
          </table:table-cell>
          <table:table-cell office:value-type="string" calcext:value-type="string">
            <text:p>625 g / 2 personer / frost / Snekken Trattoria</text:p>
          </table:table-cell>
          <table:table-cell office:value-type="string" calcext:value-type="string">
            <text:p>Dansk,Frost,Øko (dansk),Øko (europæisk)</text:p>
          </table:table-cell>
          <table:table-cell office:value-type="string" calcext:value-type="string">
            <text:p>79.00</text:p>
          </table:table-cell>
          <table:table-cell office:value-type="string" calcext:value-type="string">
            <text:p>.</text:p>
          </table:table-cell>
          <table:table-cell office:value-type="string" calcext:value-type="string">
            <text:p>Snekken Trattoria</text:p>
          </table:table-cell>
          <table:table-cell office:value-type="string" calcext:value-type="string">
            <text:p>Aftensmad</text:p>
          </table:table-cell>
          <table:table-cell table:number-columns-repeated="4"/>
          <table:table-cell office:value-type="string" calcext:value-type="string">
            <text:p>Dansk, Frost, Vegetarisk, Øko (dansk), Øko (europæisk)</text:p>
          </table:table-cell>
          <table:table-cell table:number-columns-repeated="3"/>
          <table:table-cell office:value-type="string" calcext:value-type="string">
            <text:p>Pizza</text:p>
          </table:table-cell>
          <table:table-cell office:value-type="string" calcext:value-type="string">
            <text:p>Økologisk Pizza Vegetarino</text:p>
            <text:p>En lækker sprød pizza med tomat, mozzarella, aubergine, artiskok, grillet peber og oliven.</text:p>
            <text:p/>
            <text:p>Tø pizzaen op, og smid den i en forvarmet oven på 180° i 8 min. og spris den helt perfekte sprøde pizza.</text:p>
          </table:table-cell>
          <table:table-cell office:value-type="string" calcext:value-type="string">
            <text:p>https://www.nemlig.com/vegetarino-oeko-5039075</text:p>
          </table:table-cell>
        </table:table-row>
        <table:table-row table:style-name="ro14">
          <table:table-cell office:value-type="string" calcext:value-type="string">
            <text:p>Dagligvarer &gt; Kolonial &gt; Krydderier &gt; Krydderurter &gt; Rosmarin</text:p>
          </table:table-cell>
          <table:table-cell office:value-type="string" calcext:value-type="string">
            <text:p>Rosmarin</text:p>
          </table:table-cell>
          <table:table-cell office:value-type="string" calcext:value-type="string">
            <text:p>10,5 cm pt. / Danmark / Klasse 1</text:p>
          </table:table-cell>
          <table:table-cell office:value-type="string" calcext:value-type="string">
            <text:p>Dansk</text:p>
          </table:table-cell>
          <table:table-cell office:value-type="string" calcext:value-type="string">
            <text:p>21.00</text:p>
          </table:table-cell>
          <table:table-cell office:value-type="string" calcext:value-type="string">
            <text:p>.</text:p>
          </table:table-cell>
          <table:table-cell/>
          <table:table-cell office:value-type="string" calcext:value-type="string">
            <text:p>Salat, Saucer, Suppe, Tilbehør</text:p>
          </table:table-cell>
          <table:table-cell office:value-type="string" calcext:value-type="string">
            <text:p>Potte</text:p>
          </table:table-cell>
          <table:table-cell office:value-type="string" calcext:value-type="string">
            <text:p>Grøn</text:p>
          </table:table-cell>
          <table:table-cell office:value-type="string" calcext:value-type="string">
            <text:p>Klasse 1</text:p>
          </table:table-cell>
          <table:table-cell/>
          <table:table-cell office:value-type="string" calcext:value-type="string">
            <text:p>Dansk</text:p>
          </table:table-cell>
          <table:table-cell office:value-type="string" calcext:value-type="string">
            <text:p>Danmark</text:p>
          </table:table-cell>
          <table:table-cell table:number-columns-repeated="2"/>
          <table:table-cell office:value-type="string" calcext:value-type="string">
            <text:p>Krydderurt, Rosmarin</text:p>
          </table:table-cell>
          <table:table-cell office:value-type="string" calcext:value-type="string">
            <text:p>Rosmarin vokser vildt i mange lande omkring Middelhavet.</text:p>
            <text:p/>
            <text:p>Den har en meget stærk og gennemtrængende smag, og bruges meget i Frankrig og Italien.</text:p>
            <text:p>Grundet dens dominerende smag, skal den anvendes i begrænsede mængder, og tilsættes lidt efter lidt.</text:p>
            <text:p/>
            <text:p>Rosmarin smager rigtig godt til både vildt, lamme-, kalve- og oksekød.</text:p>
            <text:p>Den fungere også godt i oliemarinader til kød, der eksempelvis skal grilles, ellers kan man tage en stilk af rosmarinen og stege den sammen kødet på panden, hvorefter den fjernes.</text:p>
            <text:p/>
            <text:p>Tips:</text:p>
            <text:p>Rosmarin kan udplantes, men tåler ikke frost.</text:p>
          </table:table-cell>
          <table:table-cell office:value-type="string" calcext:value-type="string">
            <text:p>https://www.nemlig.com/rosmarin-5001654</text:p>
          </table:table-cell>
        </table:table-row>
        <table:table-row table:style-name="ro3">
          <table:table-cell office:value-type="string" calcext:value-type="string">
            <text:p>Dagligvarer &gt; Kolonial &gt; Konserves &gt; Grøntsager og frugt &gt; Rødbeder &gt; Rødbeder</text:p>
          </table:table-cell>
          <table:table-cell office:value-type="string" calcext:value-type="string">
            <text:p>Rødbeder</text:p>
          </table:table-cell>
          <table:table-cell office:value-type="string" calcext:value-type="string">
            <text:p>710 g / 480 g / i skiver / Samsø Syltefabrik</text:p>
          </table:table-cell>
          <table:table-cell/>
          <table:table-cell office:value-type="string" calcext:value-type="string">
            <text:p>5.65</text:p>
          </table:table-cell>
          <table:table-cell office:value-type="string" calcext:value-type="string">
            <text:p>.</text:p>
          </table:table-cell>
          <table:table-cell office:value-type="string" calcext:value-type="string">
            <text:p>Samsø Syltefabrik</text:p>
          </table:table-cell>
          <table:table-cell office:value-type="string" calcext:value-type="string">
            <text:p>Aftensmad, Frokost, Grøntsager</text:p>
          </table:table-cell>
          <table:table-cell table:number-columns-repeated="4"/>
          <table:table-cell office:value-type="string" calcext:value-type="string">
            <text:p>Discount</text:p>
          </table:table-cell>
          <table:table-cell table:number-columns-repeated="3"/>
          <table:table-cell office:value-type="string" calcext:value-type="string">
            <text:p>Syltet grønt</text:p>
          </table:table-cell>
          <table:table-cell office:value-type="string" calcext:value-type="string">
            <text:p>Rødbedeskiver i lage</text:p>
            <text:p>Nettovægt: 710 g / Drænet vægt: 480 g.</text:p>
          </table:table-cell>
          <table:table-cell office:value-type="string" calcext:value-type="string">
            <text:p>https://www.nemlig.com/roedbeder-5046716</text:p>
          </table:table-cell>
        </table:table-row>
        <table:table-row table:style-name="ro3">
          <table:table-cell office:value-type="string" calcext:value-type="string">
            <text:p>Dagligvarer &gt; Drikkevarer &gt; Hyldeblomst læskedrik øko.</text:p>
          </table:table-cell>
          <table:table-cell office:value-type="string" calcext:value-type="string">
            <text:p>Hyldeblomst læskedrik øko.</text:p>
          </table:table-cell>
          <table:table-cell office:value-type="string" calcext:value-type="string">
            <text:p>0,50 l / ex. pant / Grøn Balance</text:p>
          </table:table-cell>
          <table:table-cell office:value-type="string" calcext:value-type="string">
            <text:p>Øko (europæisk)</text:p>
          </table:table-cell>
          <table:table-cell office:value-type="string" calcext:value-type="string">
            <text:p>16.95</text:p>
          </table:table-cell>
          <table:table-cell office:value-type="string" calcext:value-type="string">
            <text:p>.</text:p>
          </table:table-cell>
          <table:table-cell office:value-type="string" calcext:value-type="string">
            <text:p>Grøn Balance</text:p>
          </table:table-cell>
          <table:table-cell office:value-type="string" calcext:value-type="string">
            <text:p>Snack</text:p>
          </table:table-cell>
          <table:table-cell table:number-columns-repeated="4"/>
          <table:table-cell office:value-type="string" calcext:value-type="string">
            <text:p>Discount, Øko (europæisk)</text:p>
          </table:table-cell>
          <table:table-cell table:number-columns-repeated="3"/>
          <table:table-cell office:value-type="string" calcext:value-type="string">
            <text:p>Frugtdrik drikkeklar</text:p>
          </table:table-cell>
          <table:table-cell office:value-type="string" calcext:value-type="string">
            <text:p>Økologisk hyldeblomstdrik</text:p>
            <text:p>En lækker og velsmagende drik. Grøn Balance Økologisk Hyldeblomstdrik skal fortyndes 1 + 4.</text:p>
          </table:table-cell>
          <table:table-cell office:value-type="string" calcext:value-type="string">
            <text:p>https://www.nemlig.com/hyldeblomst-laeskedrik-oeko-5012078</text:p>
          </table:table-cell>
        </table:table-row>
        <table:table-row table:style-name="ro11">
          <table:table-cell office:value-type="string" calcext:value-type="string">
            <text:p>Dagligvarer &gt; Køl og mejeri &gt; Færdigretter på køl &gt; Vegetariske alternativer &gt; Grillost</text:p>
          </table:table-cell>
          <table:table-cell office:value-type="string" calcext:value-type="string">
            <text:p>Grillost</text:p>
          </table:table-cell>
          <table:table-cell office:value-type="string" calcext:value-type="string">
            <text:p>250 g / Taverna</text:p>
          </table:table-cell>
          <table:table-cell office:value-type="string" calcext:value-type="string">
            <text:p>KØL</text:p>
          </table:table-cell>
          <table:table-cell office:value-type="string" calcext:value-type="string">
            <text:p>22.95</text:p>
          </table:table-cell>
          <table:table-cell office:value-type="string" calcext:value-type="string">
            <text:p>.</text:p>
          </table:table-cell>
          <table:table-cell office:value-type="string" calcext:value-type="string">
            <text:p>Taverna</text:p>
          </table:table-cell>
          <table:table-cell office:value-type="string" calcext:value-type="string">
            <text:p>Grill</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Ost</text:p>
          </table:table-cell>
          <table:table-cell office:value-type="string" calcext:value-type="string">
            <text:p>Grillost</text:p>
            <text:p>Taverna grillost er en fast, lidt salt ost, der udvikler en fantastisk lækker konsistens og masser af gode smagsegenskaber, når den tilberedes. Ostens letsaltede, syrlige smag passer til de fleste retter, og den gør sig rigtig godt sammen med de fleste salater og varme retter.</text:p>
            <text:p/>
            <text:p>Samtidig giver den med sit høje proteinindhold god fylde til lette retter og friske salater. Taverna grillost er en nem og let hverdagsløsning, som er fremstillet på god dansk mælk på et dansk mejeri. Grillosten fås også med chili eller pesto.</text:p>
            <text:p/>
            <text:p>Skal grillosten ikke på grillen? Nej slet ikke, for den er lige så god på panden om vinteren som på grillen om sommeren – faktisk kan den nydes året rundt.</text:p>
            <text:p/>
            <text:p>Tilberedning:</text:p>
            <text:p>Osten skæres i 8-10 mm tykke skiver. Placer grillostskiverne på en grill/pande (ikke under låg) og grill/steg dem i 1-2 min. på hver side, indtil de er gyldenbrune.</text:p>
          </table:table-cell>
          <table:table-cell office:value-type="string" calcext:value-type="string">
            <text:p>https://www.nemlig.com/grillost-5030822</text:p>
          </table:table-cell>
        </table:table-row>
        <table:table-row table:style-name="ro5">
          <table:table-cell office:value-type="string" calcext:value-type="string">
            <text:p>Dagligvarer &gt; Drikkevarer &gt; P.Maufoux Pinot Noir Horizon</text:p>
          </table:table-cell>
          <table:table-cell office:value-type="string" calcext:value-type="string">
            <text:p>P.Maufoux Pinot Noir Horizon</text:p>
          </table:table-cell>
          <table:table-cell office:value-type="string" calcext:value-type="string">
            <text:p>Frankrig / Sydfrankrig / 2019 / 6 x 0,75 l / rødvin</text:p>
          </table:table-cell>
          <table:table-cell/>
          <table:table-cell office:value-type="string" calcext:value-type="string">
            <text:p>839.70</text:p>
          </table:table-cell>
          <table:table-cell office:value-type="string" calcext:value-type="string">
            <text:p>299.70</text:p>
          </table:table-cell>
          <table:table-cell/>
          <table:table-cell office:value-type="string" calcext:value-type="string">
            <text:p>Lam, Lyst kød</text:p>
          </table:table-cell>
          <table:table-cell office:value-type="string" calcext:value-type="string">
            <text:p>Kasse, Skruelåg</text:p>
          </table:table-cell>
          <table:table-cell table:number-columns-repeated="2"/>
          <table:table-cell office:value-type="string" calcext:value-type="string">
            <text:p>Frankrig</text:p>
          </table:table-cell>
          <table:table-cell table:number-columns-repeated="4"/>
          <table:table-cell office:value-type="string" calcext:value-type="string">
            <text:p>Hverdagsvin, Rødvin</text:p>
          </table:table-cell>
          <table:table-cell office:value-type="string" calcext:value-type="string">
            <text:p>Prosper Mafoux Horizon du Sud Pinot Noir 2019</text:p>
            <text:p>’’Det smager jo af Bourgogne…’’- Sådan lød den begejstrede melding fra en sommelier, der prøvesmagte Horizon du Sud. Vinen kommer fra et område syd for Bourgogne, men er ikke produceret i selve det prestigefyldte område. Derfor kan Horizon du Sud erhverves til en røverpris i sammenligning med, hvad rød Bourgogne normalt sniger sig op i.</text:p>
            <text:p/>
            <text:p>Velgjort, let og elegant Pinot Noir. Vinen lokker med de druetypiske noter af saftige kirsebær, hindbær og jordbær. Et potpourri af rød frugt kærtegner ganen i denne lille, sarte skønhed af en Pinot Noir, der måske ikke gør noget stort væsen ud af sig, hvis man ser på etiketten, men som virkelig overrasker positivt i duften og smagen. Noter af violer byder sig til, og der anes et stænk af frisk skovbund i den fine afslutning.</text:p>
            <text:p/>
            <text:p>Horizon du Sud kan med fordel nydes til tatar, lette kødretter eller fjerkræ. Vinen kan også gå til fisk.</text:p>
            <text:p/>
            <text:p>Prosper Maufoux er en af de store og anerkendte producenter i Bourgogne, og de har sat al deres ekspertise ind på at fremstille en prisvenlig Pinot Noir i burgundisk stil. Huset er kommet godt i mål med foretagendet. Horizon du Sud Pinot Noir er noget af de tætteste du kommer på Bourgogne – vel og mærke uden for Bourgogne.</text:p>
          </table:table-cell>
          <table:table-cell office:value-type="string" calcext:value-type="string">
            <text:p>https://www.nemlig.com/p-maufoux-pinot-noir-horizon-5032092</text:p>
          </table:table-cell>
        </table:table-row>
        <table:table-row table:style-name="ro3">
          <table:table-cell office:value-type="string" calcext:value-type="string">
            <text:p>Dagligvarer &gt; Husholdning og bolig &gt; Stearinlys, servietter og festartikler &gt; Servietter &gt; Servietter m. julemotiv</text:p>
          </table:table-cell>
          <table:table-cell office:value-type="string" calcext:value-type="string">
            <text:p>Servietter m. julemotiv</text:p>
          </table:table-cell>
          <table:table-cell office:value-type="string" calcext:value-type="string">
            <text:p>20 stk. / 33 x 33 cm / 3 lag / Asp-Holmblad</text:p>
          </table:table-cell>
          <table:table-cell office:value-type="string" calcext:value-type="string">
            <text:p>Svanemærket</text:p>
          </table:table-cell>
          <table:table-cell office:value-type="string" calcext:value-type="string">
            <text:p>22.95</text:p>
          </table:table-cell>
          <table:table-cell office:value-type="string" calcext:value-type="string">
            <text:p>.</text:p>
          </table:table-cell>
          <table:table-cell office:value-type="string" calcext:value-type="string">
            <text:p>Asp-Holmblad</text:p>
          </table:table-cell>
          <table:table-cell office:value-type="string" calcext:value-type="string">
            <text:p>Bolig, Hjemmet, Jul, Pynt</text:p>
          </table:table-cell>
          <table:table-cell/>
          <table:table-cell office:value-type="string" calcext:value-type="string">
            <text:p>Rød</text:p>
          </table:table-cell>
          <table:table-cell table:number-columns-repeated="2"/>
          <table:table-cell office:value-type="string" calcext:value-type="string">
            <text:p>FSC-certificeret, Nyhed, Svanemærket</text:p>
          </table:table-cell>
          <table:table-cell table:number-columns-repeated="2"/>
          <table:table-cell office:value-type="string" calcext:value-type="string">
            <text:p>33 x 33 cm</text:p>
          </table:table-cell>
          <table:table-cell office:value-type="string" calcext:value-type="string">
            <text:p>Frokostservietter, Servietter</text:p>
          </table:table-cell>
          <table:table-cell office:value-type="string" calcext:value-type="string">
            <text:p>Juleservietter</text:p>
            <text:p>Røde servietter med guld stjerner på.</text:p>
          </table:table-cell>
          <table:table-cell office:value-type="string" calcext:value-type="string">
            <text:p>https://www.nemlig.com/servietter-m-julemotiv-5049126</text:p>
          </table:table-cell>
        </table:table-row>
        <table:table-row table:style-name="ro1">
          <table:table-cell office:value-type="string" calcext:value-type="string">
            <text:p>Dagligvarer &gt; Slik og kiosk &gt; Chokolade &gt; Chokoladeæsker og dåser &gt; After Eight</text:p>
          </table:table-cell>
          <table:table-cell office:value-type="string" calcext:value-type="string">
            <text:p>After Eight</text:p>
          </table:table-cell>
          <table:table-cell office:value-type="string" calcext:value-type="string">
            <text:p>200 g / Nestle</text:p>
          </table:table-cell>
          <table:table-cell/>
          <table:table-cell office:value-type="string" calcext:value-type="string">
            <text:p>29.95</text:p>
          </table:table-cell>
          <table:table-cell office:value-type="string" calcext:value-type="string">
            <text:p>.</text:p>
          </table:table-cell>
          <table:table-cell office:value-type="string" calcext:value-type="string">
            <text:p>After Eight</text:p>
          </table:table-cell>
          <table:table-cell table:number-columns-repeated="5"/>
          <table:table-cell office:value-type="string" calcext:value-type="string">
            <text:p>Discount</text:p>
          </table:table-cell>
          <table:table-cell table:number-columns-repeated="3"/>
          <table:table-cell office:value-type="string" calcext:value-type="string">
            <text:p>Chokolade, Slik</text:p>
          </table:table-cell>
          <table:table-cell office:value-type="string" calcext:value-type="string">
            <text:p>Chokolader med mint. Mindst 48 % kakao i chokoladen.</text:p>
          </table:table-cell>
          <table:table-cell office:value-type="string" calcext:value-type="string">
            <text:p>https://www.nemlig.com/after-eight-304001</text:p>
          </table:table-cell>
        </table:table-row>
        <table:table-row table:style-name="ro5">
          <table:table-cell office:value-type="string" calcext:value-type="string">
            <text:p>Dagligvarer &gt; Drikkevarer &gt; Comenge Jacobus 2012</text:p>
          </table:table-cell>
          <table:table-cell office:value-type="string" calcext:value-type="string">
            <text:p>Comenge Jacobus 2012</text:p>
          </table:table-cell>
          <table:table-cell office:value-type="string" calcext:value-type="string">
            <text:p>Spanien / Ribera Del Duero / 0,75 l / rødvin</text:p>
          </table:table-cell>
          <table:table-cell/>
          <table:table-cell office:value-type="string" calcext:value-type="string">
            <text:p>1350.00</text:p>
          </table:table-cell>
          <table:table-cell office:value-type="string" calcext:value-type="string">
            <text:p>945.00</text:p>
          </table:table-cell>
          <table:table-cell/>
          <table:table-cell office:value-type="string" calcext:value-type="string">
            <text:p>Kødretter</text:p>
          </table:table-cell>
          <table:table-cell office:value-type="string" calcext:value-type="string">
            <text:p>Kork</text:p>
          </table:table-cell>
          <table:table-cell table:number-columns-repeated="2"/>
          <table:table-cell office:value-type="string" calcext:value-type="string">
            <text:p>Spanien</text:p>
          </table:table-cell>
          <table:table-cell table:number-columns-repeated="4"/>
          <table:table-cell office:value-type="string" calcext:value-type="string">
            <text:p>Rødvin</text:p>
          </table:table-cell>
          <table:table-cell office:value-type="string" calcext:value-type="string">
            <text:p>Comenge Jacobus 2012</text:p>
            <text:p>Denne vin er en exeptionel god rødvin med en udsøgt opvisning i aromaer. Alle druer er håndhøstet og håndsorteret helt ned på drueniveau. Vinen har en alkoholprocent på 14,5.</text:p>
            <text:p/>
            <text:p>Comenge bør serveres ved 16-18 grader og passer godt til lam, ossobuco, braiseret kalveskank og lignende. Endvidere en fantastisk ledsager til kød stegt på grillen.</text:p>
            <text:p/>
            <text:p>Guìapnìn 94 point</text:p>
            <text:p>Wine&amp;spirits 90 point</text:p>
            <text:p>"years best Ribera del Duero"</text:p>
          </table:table-cell>
          <table:table-cell office:value-type="string" calcext:value-type="string">
            <text:p>https://www.nemlig.com/comenge-jacobus-2012-5026303</text:p>
          </table:table-cell>
        </table:table-row>
        <table:table-row table:style-name="ro1">
          <table:table-cell office:value-type="string" calcext:value-type="string">
            <text:p>Dagligvarer &gt; Brød, kiks og kager &gt; Småkager og cookies &gt; Småkager</text:p>
          </table:table-cell>
          <table:table-cell office:value-type="string" calcext:value-type="string">
            <text:p>Småkager</text:p>
          </table:table-cell>
          <table:table-cell office:value-type="string" calcext:value-type="string">
            <text:p>200 g / uden tilsat sukker / Nordthy</text:p>
          </table:table-cell>
          <table:table-cell/>
          <table:table-cell office:value-type="string" calcext:value-type="string">
            <text:p>15.95</text:p>
          </table:table-cell>
          <table:table-cell office:value-type="string" calcext:value-type="string">
            <text:p>.</text:p>
          </table:table-cell>
          <table:table-cell office:value-type="string" calcext:value-type="string">
            <text:p>Nordthy</text:p>
          </table:table-cell>
          <table:table-cell office:value-type="string" calcext:value-type="string">
            <text:p>Hygge, Kaffe</text:p>
          </table:table-cell>
          <table:table-cell table:number-columns-repeated="4"/>
          <table:table-cell office:value-type="string" calcext:value-type="string">
            <text:p>Ikke tilsat sukker</text:p>
          </table:table-cell>
          <table:table-cell table:number-columns-repeated="3"/>
          <table:table-cell office:value-type="string" calcext:value-type="string">
            <text:p>Småkager</text:p>
          </table:table-cell>
          <table:table-cell office:value-type="string" calcext:value-type="string">
            <text:p>Småkager uden tilsat sukker</text:p>
          </table:table-cell>
          <table:table-cell office:value-type="string" calcext:value-type="string">
            <text:p>https://www.nemlig.com/smaakager-5029701</text:p>
          </table:table-cell>
        </table:table-row>
        <table:table-row table:style-name="ro3">
          <table:table-cell office:value-type="string" calcext:value-type="string">
            <text:p>Dagligvarer &gt; Drikkevarer &gt; Juice, smoothies og shots &gt; Smoothies &gt; Smoothie m. appelsin og mango</text:p>
          </table:table-cell>
          <table:table-cell office:value-type="string" calcext:value-type="string">
            <text:p>Smoothie m. appelsin og mango</text:p>
          </table:table-cell>
          <table:table-cell office:value-type="string" calcext:value-type="string">
            <text:p>4 x 0,18 ml / Sun Lolly</text:p>
          </table:table-cell>
          <table:table-cell/>
          <table:table-cell office:value-type="string" calcext:value-type="string">
            <text:p>24.95</text:p>
          </table:table-cell>
          <table:table-cell office:value-type="string" calcext:value-type="string">
            <text:p>.</text:p>
          </table:table-cell>
          <table:table-cell office:value-type="string" calcext:value-type="string">
            <text:p>Sun Lolly</text:p>
          </table:table-cell>
          <table:table-cell office:value-type="string" calcext:value-type="string">
            <text:p>Børn, Drikke, Fødselsdag, Madpakke, Snack</text:p>
          </table:table-cell>
          <table:table-cell table:number-columns-repeated="4"/>
          <table:table-cell office:value-type="string" calcext:value-type="string">
            <text:p>Ikke tilsat sukker</text:p>
          </table:table-cell>
          <table:table-cell table:number-columns-repeated="3"/>
          <table:table-cell office:value-type="string" calcext:value-type="string">
            <text:p>Frugtdrik drikkeklar, Smoothie</text:p>
          </table:table-cell>
          <table:table-cell office:value-type="string" calcext:value-type="string">
            <text:p>Smoothie m. mango og appelsin</text:p>
            <text:p>Sun Lolly smoothie med smag af appelsin og mango. En blanding af pureret frugt, frugtsaft fra koncentrat og naturlige smagsstoffer. 100% frugt.</text:p>
          </table:table-cell>
          <table:table-cell office:value-type="string" calcext:value-type="string">
            <text:p>https://www.nemlig.com/smoothie-m-appelsin-og-mango-5043663</text:p>
          </table:table-cell>
        </table:table-row>
        <table:table-row table:style-name="ro9">
          <table:table-cell office:value-type="string" calcext:value-type="string">
            <text:p>Dagligvarer &gt; Slik og kiosk &gt; Snacks og chips &gt; Frugt- og müslibarer &gt; Frugt müslibar m. chokolade</text:p>
          </table:table-cell>
          <table:table-cell office:value-type="string" calcext:value-type="string">
            <text:p>Frugt müslibar m. chokolade</text:p>
          </table:table-cell>
          <table:table-cell office:value-type="string" calcext:value-type="string">
            <text:p>22 g / glutenfri / Semper</text:p>
          </table:table-cell>
          <table:table-cell/>
          <table:table-cell office:value-type="string" calcext:value-type="string">
            <text:p>8.95</text:p>
          </table:table-cell>
          <table:table-cell office:value-type="string" calcext:value-type="string">
            <text:p>.</text:p>
          </table:table-cell>
          <table:table-cell office:value-type="string" calcext:value-type="string">
            <text:p>Semper</text:p>
          </table:table-cell>
          <table:table-cell office:value-type="string" calcext:value-type="string">
            <text:p>Snack</text:p>
          </table:table-cell>
          <table:table-cell table:number-columns-repeated="4"/>
          <table:table-cell office:value-type="string" calcext:value-type="string">
            <text:p>Glutenfri</text:p>
          </table:table-cell>
          <table:table-cell table:number-columns-repeated="3"/>
          <table:table-cell office:value-type="string" calcext:value-type="string">
            <text:p>Bar</text:p>
          </table:table-cell>
          <table:table-cell office:value-type="string" calcext:value-type="string">
            <text:p>Glutenfrit bar med hirseflager</text:p>
            <text:p>Lækker müslibar af ris, majs og hirseflager, chokolade, hindbær og æble.</text:p>
            <text:p>Perfekt til en hurtig snack.</text:p>
          </table:table-cell>
          <table:table-cell office:value-type="string" calcext:value-type="string">
            <text:p>https://www.nemlig.com/frugt-muslibar-m-chokolade-5017115</text:p>
          </table:table-cell>
        </table:table-row>
        <table:table-row table:style-name="ro18">
          <table:table-cell office:value-type="string" calcext:value-type="string">
            <text:p>Dagligvarer &gt; Blomster og have &gt; Skadedyrs- og ukrudtsbekæmpelse &gt; InsektFri Sølvfisk</text:p>
          </table:table-cell>
          <table:table-cell office:value-type="string" calcext:value-type="string">
            <text:p>InsektFri Sølvfisk</text:p>
          </table:table-cell>
          <table:table-cell office:value-type="string" calcext:value-type="string">
            <text:p>4 limfælder pr. pk. / ECOstyle</text:p>
          </table:table-cell>
          <table:table-cell/>
          <table:table-cell office:value-type="string" calcext:value-type="string">
            <text:p>64.95</text:p>
          </table:table-cell>
          <table:table-cell office:value-type="string" calcext:value-type="string">
            <text:p>.</text:p>
          </table:table-cell>
          <table:table-cell office:value-type="string" calcext:value-type="string">
            <text:p>ECOstyle®</text:p>
          </table:table-cell>
          <table:table-cell office:value-type="string" calcext:value-type="string">
            <text:p>Skadedyrsbekæmpelse</text:p>
          </table:table-cell>
          <table:table-cell table:number-columns-repeated="9"/>
          <table:table-cell office:value-type="string" calcext:value-type="string">
            <text:p>• Bliv fri for sølvfisk, bænkebidere og andre krybende og kravlende insekter.</text:p>
            <text:p>• Fanger også edderkopper.</text:p>
            <text:p>• Limfælde med lokkemiddel i limen, som tiltrækker insekter.</text:p>
            <text:p>• Let at se hvilke og hvor mange insekter der er.</text:p>
            <text:p>• 100% giftfri.</text:p>
            <text:p>• Lugtfri.</text:p>
            <text:p>• 1 fælde rækker til ca. 4 m2.</text:p>
            <text:p/>
            <text:p>Anvendelse: Anbring fælden på mørke steder, hvor de uønskede insekter færdes.</text:p>
            <text:p>Sæt en ny fælde op, når den er fyldt med insekter.</text:p>
            <text:p/>
            <text:p>Om ECOstyle:</text:p>
            <text:p/>
            <text:p>ECOstyle tror på, at alle kan få en flot have med sund fornuft og grøn samvittighed.</text:p>
            <text:p>For miljøets skyld - og for din og kommende generationers skyld.</text:p>
            <text:p/>
            <text:p>Med organisk gødning og effektive bekæmpelsesmidler, som er baseret på naturligt forekommende aktivstoffer, giver ECOstyle den bevidste forbruger løsninger, der belaster miljøet mindst muligt.</text:p>
          </table:table-cell>
          <table:table-cell office:value-type="string" calcext:value-type="string">
            <text:p>https://www.nemlig.com/insektfri-soelvfisk-5034138</text:p>
          </table:table-cell>
        </table:table-row>
        <table:table-row table:style-name="ro3">
          <table:table-cell office:value-type="string" calcext:value-type="string">
            <text:p>Dagligvarer &gt; Køl og mejeri &gt; Færdigretter på køl &gt; Vegetariske alternativer &gt; Falafelfars øko.</text:p>
          </table:table-cell>
          <table:table-cell office:value-type="string" calcext:value-type="string">
            <text:p>Falafelfars øko.</text:p>
          </table:table-cell>
          <table:table-cell office:value-type="string" calcext:value-type="string">
            <text:p>350 g / vegansk / Naturli'</text:p>
          </table:table-cell>
          <table:table-cell office:value-type="string" calcext:value-type="string">
            <text:p>KØL,Øko (dansk)</text:p>
          </table:table-cell>
          <table:table-cell office:value-type="string" calcext:value-type="string">
            <text:p>25.00</text:p>
          </table:table-cell>
          <table:table-cell office:value-type="string" calcext:value-type="string">
            <text:p>.</text:p>
          </table:table-cell>
          <table:table-cell office:value-type="string" calcext:value-type="string">
            <text:p>Naturli'</text:p>
          </table:table-cell>
          <table:table-cell office:value-type="string" calcext:value-type="string">
            <text:p>Madlavning, Vegetar</text:p>
          </table:table-cell>
          <table:table-cell table:number-columns-repeated="4"/>
          <table:table-cell office:value-type="string" calcext:value-type="string">
            <text:p>KØL, Vegansk, Øko (dansk)</text:p>
          </table:table-cell>
          <table:table-cell table:number-columns-repeated="3"/>
          <table:table-cell office:value-type="string" calcext:value-type="string">
            <text:p>Køderstatning</text:p>
          </table:table-cell>
          <table:table-cell office:value-type="string" calcext:value-type="string">
            <text:p>Naturli´ økologisk plantefars</text:p>
            <text:p>Plantefarsen er økologisk, lavet på rene, hele råvarer og helt uden tilsætningsstoffer – til gengæld er den fuld af smag. Farsen er baseret på kikærter, er proteinrig og fuld af grøn umami. Vores økologiske plantefars er lavet til vegetarerne, veganerne og alle de andre med grønne spisevaner.</text:p>
          </table:table-cell>
          <table:table-cell office:value-type="string" calcext:value-type="string">
            <text:p>https://www.nemlig.com/falafelfars-oeko-5037792</text:p>
          </table:table-cell>
        </table:table-row>
        <table:table-row table:style-name="ro3">
          <table:table-cell office:value-type="string" calcext:value-type="string">
            <text:p>Dagligvarer &gt; Køl og mejeri &gt; Mejeri &gt; Yoghurt og syrnet &gt; Yoghurt &gt; Yoghurt naturel</text:p>
          </table:table-cell>
          <table:table-cell office:value-type="string" calcext:value-type="string">
            <text:p>Yoghurt naturel</text:p>
          </table:table-cell>
          <table:table-cell office:value-type="string" calcext:value-type="string">
            <text:p>1 kg / Cultura</text:p>
          </table:table-cell>
          <table:table-cell office:value-type="string" calcext:value-type="string">
            <text:p>KØL</text:p>
          </table:table-cell>
          <table:table-cell office:value-type="string" calcext:value-type="string">
            <text:p>20.95</text:p>
          </table:table-cell>
          <table:table-cell office:value-type="string" calcext:value-type="string">
            <text:p>.</text:p>
          </table:table-cell>
          <table:table-cell office:value-type="string" calcext:value-type="string">
            <text:p>Cultura</text:p>
          </table:table-cell>
          <table:table-cell office:value-type="string" calcext:value-type="string">
            <text:p>Dessert, Mellemmåltid, Morgenmad</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Letmælksyoghurt, Yoghurt</text:p>
          </table:table-cell>
          <table:table-cell office:value-type="string" calcext:value-type="string">
            <text:p>Cultura</text:p>
            <text:p>Arla Cultura Naturel, 1L. har en fyldig konsistens med en frisk syrlig smag. Yoghurten er rig på fibre og er et oplagt valg til morgenmaden som en god start på dagen.</text:p>
          </table:table-cell>
          <table:table-cell office:value-type="string" calcext:value-type="string">
            <text:p>https://www.nemlig.com/yoghurt-naturel-703043</text:p>
          </table:table-cell>
        </table:table-row>
        <table:table-row table:style-name="ro7">
          <table:table-cell office:value-type="string" calcext:value-type="string">
            <text:p>Dagligvarer &gt; Køl og mejeri &gt; Mejeri &gt; Yoghurt og syrnet &gt; Yoghurt &gt; Proteindrik m. chokolade</text:p>
          </table:table-cell>
          <table:table-cell office:value-type="string" calcext:value-type="string">
            <text:p>Proteindrik m. chokolade</text:p>
          </table:table-cell>
          <table:table-cell office:value-type="string" calcext:value-type="string">
            <text:p>0,50 l / Arla - Protein</text:p>
          </table:table-cell>
          <table:table-cell office:value-type="string" calcext:value-type="string">
            <text:p>KØL</text:p>
          </table:table-cell>
          <table:table-cell office:value-type="string" calcext:value-type="string">
            <text:p>14.95</text:p>
          </table:table-cell>
          <table:table-cell office:value-type="string" calcext:value-type="string">
            <text:p>.</text:p>
          </table:table-cell>
          <table:table-cell office:value-type="string" calcext:value-type="string">
            <text:p>Arla</text:p>
          </table:table-cell>
          <table:table-cell office:value-type="string" calcext:value-type="string">
            <text:p>Drikke, Mellemmåltid</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Drikkeyoghurt</text:p>
          </table:table-cell>
          <table:table-cell office:value-type="string" calcext:value-type="string">
            <text:p>Protein drik med chokolade</text:p>
            <text:p>Arla® Protein er rig på naturligt protein, som hjælper med at vedligeholde og øge muskelmassen. Arla® Protein drink har en lækker smag af chokolade i mælken.</text:p>
            <text:p/>
            <text:p>Arla® Protein er velegnet i forbindelse med træning eller blot som et velsmagende og mættende mellemmåltid.</text:p>
          </table:table-cell>
          <table:table-cell office:value-type="string" calcext:value-type="string">
            <text:p>https://www.nemlig.com/proteindrik-m-chokolade-5048183</text:p>
          </table:table-cell>
        </table:table-row>
        <table:table-row table:style-name="ro11">
          <table:table-cell office:value-type="string" calcext:value-type="string">
            <text:p>Dagligvarer &gt; Kød og fisk &gt; Fisk og skaldyr &gt; Laks &gt; Laksefilet (hel)</text:p>
          </table:table-cell>
          <table:table-cell office:value-type="string" calcext:value-type="string">
            <text:p>Laksefilet (hel)</text:p>
          </table:table-cell>
          <table:table-cell office:value-type="string" calcext:value-type="string">
            <text:p>200 g / Rossini</text:p>
          </table:table-cell>
          <table:table-cell office:value-type="string" calcext:value-type="string">
            <text:p>KØL,Nøglehulsmærket</text:p>
          </table:table-cell>
          <table:table-cell office:value-type="string" calcext:value-type="string">
            <text:p>135.95</text:p>
          </table:table-cell>
          <table:table-cell office:value-type="string" calcext:value-type="string">
            <text:p>.</text:p>
          </table:table-cell>
          <table:table-cell office:value-type="string" calcext:value-type="string">
            <text:p>Rossini</text:p>
          </table:table-cell>
          <table:table-cell office:value-type="string" calcext:value-type="string">
            <text:p>Forret, Frokost, Sandwich</text:p>
          </table:table-cell>
          <table:table-cell table:number-columns-repeated="4"/>
          <table:table-cell office:value-type="string" calcext:value-type="string">
            <text:p>KØL, Nøglehulsmærket</text:p>
          </table:table-cell>
          <table:table-cell office:value-type="string" calcext:value-type="string">
            <text:p>Laks</text:p>
          </table:table-cell>
          <table:table-cell table:number-columns-repeated="2"/>
          <table:table-cell office:value-type="string" calcext:value-type="string">
            <text:p>Fiskepålæg</text:p>
          </table:table-cell>
          <table:table-cell office:value-type="string" calcext:value-type="string">
            <text:p>Håndsaltet laksefilet</text:p>
            <text:p>Til Fillet Rossini benyttes kun det fine møre stykke laks fra ryggen af laksen - Coeur de filét.</text:p>
            <text:p/>
            <text:p>Det anbefales, at du skærer fileten vertikalt i stykker ad ½ centimeters tykkelse. Dette giver det mere faste bid som kendetegner denne "bestseller".</text:p>
            <text:p/>
            <text:p>Den nøje udvalgte færøske laks håndsaltes for derefter at blive hængerøget på gammeldags manér i 20-28 timer i røgeovne, som det var almindeligt for 50 år siden.</text:p>
            <text:p>Denne langvarige proces sikrer et stykke laks fuld af struktur og smagsintensitet.</text:p>
            <text:p/>
            <text:p>Fremstillet efter de fineste håndværksmæssige traditioner.</text:p>
          </table:table-cell>
          <table:table-cell office:value-type="string" calcext:value-type="string">
            <text:p>https://www.nemlig.com/laksefilet-hel-5008087</text:p>
          </table:table-cell>
        </table:table-row>
        <table:table-row table:style-name="ro9">
          <table:table-cell office:value-type="string" calcext:value-type="string">
            <text:p>Dagligvarer &gt; Brød, kiks og kager &gt; Kiks &gt; Chokoladekiks &gt; Speltkiks m. kakaocreme øko.</text:p>
          </table:table-cell>
          <table:table-cell office:value-type="string" calcext:value-type="string">
            <text:p>Speltkiks m. kakaocreme øko.</text:p>
          </table:table-cell>
          <table:table-cell office:value-type="string" calcext:value-type="string">
            <text:p>300 g / Urtekram</text:p>
          </table:table-cell>
          <table:table-cell office:value-type="string" calcext:value-type="string">
            <text:p>Øko (europæisk)</text:p>
          </table:table-cell>
          <table:table-cell office:value-type="string" calcext:value-type="string">
            <text:p>26.95</text:p>
          </table:table-cell>
          <table:table-cell office:value-type="string" calcext:value-type="string">
            <text:p>.</text:p>
          </table:table-cell>
          <table:table-cell office:value-type="string" calcext:value-type="string">
            <text:p>Urtekram</text:p>
          </table:table-cell>
          <table:table-cell office:value-type="string" calcext:value-type="string">
            <text:p>Snack</text:p>
          </table:table-cell>
          <table:table-cell table:number-columns-repeated="4"/>
          <table:table-cell office:value-type="string" calcext:value-type="string">
            <text:p>Øko (europæisk)</text:p>
          </table:table-cell>
          <table:table-cell table:number-columns-repeated="3"/>
          <table:table-cell office:value-type="string" calcext:value-type="string">
            <text:p>Kiks</text:p>
          </table:table-cell>
          <table:table-cell office:value-type="string" calcext:value-type="string">
            <text:p>Økologiske kiks</text:p>
            <text:p>Kiks bagt af speltsigtemel, der giver en lys kiks med mere smag end almindeligt hvedemel.</text:p>
            <text:p>Med et tykt lag kakaocreme, som udgør 20%.</text:p>
          </table:table-cell>
          <table:table-cell office:value-type="string" calcext:value-type="string">
            <text:p>https://www.nemlig.com/speltkiks-m-kakaocreme-oeko-5015419</text:p>
          </table:table-cell>
        </table:table-row>
        <table:table-row table:style-name="ro3">
          <table:table-cell office:value-type="string" calcext:value-type="string">
            <text:p>Dagligvarer &gt; Kød og fisk &gt; Fisk og skaldyr &gt; Fisk i filet &gt; Torskeloins</text:p>
          </table:table-cell>
          <table:table-cell office:value-type="string" calcext:value-type="string">
            <text:p>Torskeloins</text:p>
          </table:table-cell>
          <table:table-cell office:value-type="string" calcext:value-type="string">
            <text:p>250 g / Glyngøre</text:p>
          </table:table-cell>
          <table:table-cell office:value-type="string" calcext:value-type="string">
            <text:p>Nøglehulsmærket</text:p>
          </table:table-cell>
          <table:table-cell office:value-type="string" calcext:value-type="string">
            <text:p>54.95</text:p>
          </table:table-cell>
          <table:table-cell office:value-type="string" calcext:value-type="string">
            <text:p>.</text:p>
          </table:table-cell>
          <table:table-cell office:value-type="string" calcext:value-type="string">
            <text:p>Glyngøre</text:p>
          </table:table-cell>
          <table:table-cell office:value-type="string" calcext:value-type="string">
            <text:p>Aftensmad</text:p>
          </table:table-cell>
          <table:table-cell table:number-columns-repeated="4"/>
          <table:table-cell office:value-type="string" calcext:value-type="string">
            <text:p>Nøglehulsmærket</text:p>
          </table:table-cell>
          <table:table-cell office:value-type="string" calcext:value-type="string">
            <text:p>Norge</text:p>
          </table:table-cell>
          <table:table-cell table:number-columns-repeated="2"/>
          <table:table-cell office:value-type="string" calcext:value-type="string">
            <text:p>Torsk</text:p>
          </table:table-cell>
          <table:table-cell office:value-type="string" calcext:value-type="string">
            <text:p>Torskeloins</text:p>
            <text:p>Kødet er lyst og har en neutral smag. Meget fast i kødet. De er skåret af mør torskeloins.</text:p>
          </table:table-cell>
          <table:table-cell office:value-type="string" calcext:value-type="string">
            <text:p>https://www.nemlig.com/torskeloins-5046344</text:p>
          </table:table-cell>
        </table:table-row>
        <table:table-row table:style-name="ro5">
          <table:table-cell office:value-type="string" calcext:value-type="string">
            <text:p>Dagligvarer &gt; Husholdning og bolig &gt; Elartikler &gt; Lyskæder og LED lys &gt; Kogle LED (hvid)</text:p>
          </table:table-cell>
          <table:table-cell office:value-type="string" calcext:value-type="string">
            <text:p>Kogle LED (hvid)</text:p>
          </table:table-cell>
          <table:table-cell office:value-type="string" calcext:value-type="string">
            <text:p>1 stk. / 14 x 10 cm / Sirius - Clara</text:p>
          </table:table-cell>
          <table:table-cell/>
          <table:table-cell office:value-type="string" calcext:value-type="string">
            <text:p>69.95</text:p>
          </table:table-cell>
          <table:table-cell office:value-type="string" calcext:value-type="string">
            <text:p>55.96</text:p>
          </table:table-cell>
          <table:table-cell office:value-type="string" calcext:value-type="string">
            <text:p>Sirius</text:p>
          </table:table-cell>
          <table:table-cell office:value-type="string" calcext:value-type="string">
            <text:p>Hjemmet, Jul, Pynt</text:p>
          </table:table-cell>
          <table:table-cell/>
          <table:table-cell office:value-type="string" calcext:value-type="string">
            <text:p>Hvid</text:p>
          </table:table-cell>
          <table:table-cell table:number-columns-repeated="5"/>
          <table:table-cell office:value-type="string" calcext:value-type="string">
            <text:p>14 x 10 cm</text:p>
          </table:table-cell>
          <table:table-cell office:value-type="string" calcext:value-type="string">
            <text:p>Julepynt, LED-lys</text:p>
          </table:table-cell>
          <table:table-cell office:value-type="string" calcext:value-type="string">
            <text:p>Clara LED kogle</text:p>
            <text:p>Smuk gaveæske med en Clara kogle LED lys. Sirius LED batterilyset er lavet af ægte stearin med mønstret overflade. Lyset er 10 cm i diameter og er 14 cm højt.</text:p>
            <text:p/>
            <text:p>Stearinlyset er batteridrevet og har indbygget timerfunktion, der kan indstilles til at være tændt i 8 timer og slukket i 16 timer. Pæren glitrer smukt og har et naturligt varmt lys.</text:p>
            <text:p/>
            <text:p>1 stk. CR2032 batteri medfølger. Batteriet er isat i bunden af lyset.</text:p>
            <text:p/>
            <text:p>Dette produkt kan betjenes med Sirius Remote control (ekstra tilbehør).</text:p>
          </table:table-cell>
          <table:table-cell office:value-type="string" calcext:value-type="string">
            <text:p>https://www.nemlig.com/kogle-led-hvid-5043114</text:p>
          </table:table-cell>
        </table:table-row>
        <table:table-row table:style-name="ro3">
          <table:table-cell office:value-type="string" calcext:value-type="string">
            <text:p>Dagligvarer &gt; Kød og fisk &gt; Oksekød &gt; Hakket oksekød &gt; Brioche burgerboller</text:p>
          </table:table-cell>
          <table:table-cell office:value-type="string" calcext:value-type="string">
            <text:p>Brioche burgerboller</text:p>
          </table:table-cell>
          <table:table-cell office:value-type="string" calcext:value-type="string">
            <text:p>6 stk. / 300 g / Hatting</text:p>
          </table:table-cell>
          <table:table-cell/>
          <table:table-cell office:value-type="string" calcext:value-type="string">
            <text:p>29.93</text:p>
          </table:table-cell>
          <table:table-cell office:value-type="string" calcext:value-type="string">
            <text:p>.</text:p>
          </table:table-cell>
          <table:table-cell office:value-type="string" calcext:value-type="string">
            <text:p>Hatting</text:p>
          </table:table-cell>
          <table:table-cell office:value-type="string" calcext:value-type="string">
            <text:p>Burgere</text:p>
          </table:table-cell>
          <table:table-cell table:number-columns-repeated="4"/>
          <table:table-cell office:value-type="string" calcext:value-type="string">
            <text:p>Discount</text:p>
          </table:table-cell>
          <table:table-cell table:number-columns-repeated="3"/>
          <table:table-cell office:value-type="string" calcext:value-type="string">
            <text:p>Boller, Brød</text:p>
          </table:table-cell>
          <table:table-cell office:value-type="string" calcext:value-type="string">
            <text:p>Brioche burgerboller</text:p>
            <text:p>Hamburger brioche bollen er en blød, luftig,lys og lækker burgerbolle. Bollen er forskåret og får en sprød og dejligt skorpe efter få minutter på grillen eller i ovnen ved 220 °C i 2-3 min.</text:p>
          </table:table-cell>
          <table:table-cell office:value-type="string" calcext:value-type="string">
            <text:p>https://www.nemlig.com/brioche-burgerboller-5040670</text:p>
          </table:table-cell>
        </table:table-row>
        <table:table-row table:style-name="ro7">
          <table:table-cell office:value-type="string" calcext:value-type="string">
            <text:p>Dagligvarer &gt; Baby, børn og legetøj &gt; Babymad og modermælkserstatning &gt; Modermælkserstatning og tilskudsblanding &gt; Tilskudsblanding 2 øko.</text:p>
          </table:table-cell>
          <table:table-cell office:value-type="string" calcext:value-type="string">
            <text:p>Tilskudsblanding 2 øko.</text:p>
          </table:table-cell>
          <table:table-cell office:value-type="string" calcext:value-type="string">
            <text:p>6 x 0,20 l / drikkeklar / 6+ mdr /Arla-Baby &amp; Me Organic</text:p>
          </table:table-cell>
          <table:table-cell office:value-type="string" calcext:value-type="string">
            <text:p>Øko (dansk),Øko (europæisk)</text:p>
          </table:table-cell>
          <table:table-cell office:value-type="string" calcext:value-type="string">
            <text:p>48.00</text:p>
          </table:table-cell>
          <table:table-cell office:value-type="string" calcext:value-type="string">
            <text:p>.</text:p>
          </table:table-cell>
          <table:table-cell office:value-type="string" calcext:value-type="string">
            <text:p>Arla</text:p>
          </table:table-cell>
          <table:table-cell office:value-type="string" calcext:value-type="string">
            <text:p>Baby</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Babymad, Tilskudsblanding</text:p>
          </table:table-cell>
          <table:table-cell office:value-type="string" calcext:value-type="string">
            <text:p>Tilskudsblanding Baby &amp; Me 2 økologisk</text:p>
            <text:p>Arla Baby &amp; Me organic er et sortiment af naturlige, økologiske og dansk producerede modermælkserstatninger og tilskudsblandinger.</text:p>
            <text:p/>
            <text:p>Produkterne er næringsmæssigt perfekt balancerede til at passe til de forskellige stadier i babyers udvikling og fås i både pulver og drikkeklar form.</text:p>
          </table:table-cell>
          <table:table-cell office:value-type="string" calcext:value-type="string">
            <text:p>https://www.nemlig.com/tilskudsblanding-2-oeko-5008778</text:p>
          </table:table-cell>
        </table:table-row>
        <table:table-row table:style-name="ro1">
          <table:table-cell office:value-type="string" calcext:value-type="string">
            <text:p>Dagligvarer &gt; Brød, kiks og kager &gt; Kiks &gt; Grovkiks &gt; Digestive</text:p>
          </table:table-cell>
          <table:table-cell office:value-type="string" calcext:value-type="string">
            <text:p>Digestive</text:p>
          </table:table-cell>
          <table:table-cell office:value-type="string" calcext:value-type="string">
            <text:p>400 g / Gullon</text:p>
          </table:table-cell>
          <table:table-cell/>
          <table:table-cell office:value-type="string" calcext:value-type="string">
            <text:p>5.00</text:p>
          </table:table-cell>
          <table:table-cell office:value-type="string" calcext:value-type="string">
            <text:p>.</text:p>
          </table:table-cell>
          <table:table-cell office:value-type="string" calcext:value-type="string">
            <text:p>Gullon</text:p>
          </table:table-cell>
          <table:table-cell office:value-type="string" calcext:value-type="string">
            <text:p>Ost, Snack</text:p>
          </table:table-cell>
          <table:table-cell table:number-columns-repeated="4"/>
          <table:table-cell office:value-type="string" calcext:value-type="string">
            <text:p>Discount</text:p>
          </table:table-cell>
          <table:table-cell table:number-columns-repeated="3"/>
          <table:table-cell office:value-type="string" calcext:value-type="string">
            <text:p>Kiks</text:p>
          </table:table-cell>
          <table:table-cell office:value-type="string" calcext:value-type="string">
            <text:p>Digestive</text:p>
          </table:table-cell>
          <table:table-cell office:value-type="string" calcext:value-type="string">
            <text:p>https://www.nemlig.com/digestive-5048673</text:p>
          </table:table-cell>
        </table:table-row>
        <table:table-row table:style-name="ro2">
          <table:table-cell office:value-type="string" calcext:value-type="string">
            <text:p>Dagligvarer &gt; Drikkevarer &gt; Casa Nogal Tinto</text:p>
          </table:table-cell>
          <table:table-cell office:value-type="string" calcext:value-type="string">
            <text:p>Casa Nogal Tinto</text:p>
          </table:table-cell>
          <table:table-cell office:value-type="string" calcext:value-type="string">
            <text:p>Spanien / Navarra / 3 l box / rødvin</text:p>
          </table:table-cell>
          <table:table-cell/>
          <table:table-cell office:value-type="string" calcext:value-type="string">
            <text:p>109.95</text:p>
          </table:table-cell>
          <table:table-cell office:value-type="string" calcext:value-type="string">
            <text:p>.</text:p>
          </table:table-cell>
          <table:table-cell office:value-type="string" calcext:value-type="string">
            <text:p>VinØen</text:p>
          </table:table-cell>
          <table:table-cell office:value-type="string" calcext:value-type="string">
            <text:p>Kødretter, Pasta, Pizza</text:p>
          </table:table-cell>
          <table:table-cell office:value-type="string" calcext:value-type="string">
            <text:p>BIB</text:p>
          </table:table-cell>
          <table:table-cell table:number-columns-repeated="2"/>
          <table:table-cell office:value-type="string" calcext:value-type="string">
            <text:p>Spanien</text:p>
          </table:table-cell>
          <table:table-cell office:value-type="string" calcext:value-type="string">
            <text:p>Discount</text:p>
          </table:table-cell>
          <table:table-cell table:number-columns-repeated="3"/>
          <table:table-cell office:value-type="string" calcext:value-type="string">
            <text:p>Rødvin</text:p>
          </table:table-cell>
          <table:table-cell office:value-type="string" calcext:value-type="string">
            <text:p>Casa Nogal 3 ltr. Bag-in-Box</text:p>
            <text:p>Encinar de Andoiz’ vinmarker ligger i Navarra, Nordspanien. Det siges, at Navarra udgør et helt vinunivers i sig selv. Navarras vine er karakteriseret ved store forskelligheder inden for et relativt lille område med vinmarker. Der er forskellige klimaer, jordbunde, druesorter og typer. Der er traditionelle vinsorter side om side med nye og moderne sorter, heriblandt mange internationale.</text:p>
            <text:p/>
            <text:p>Denne vin er fremstillet af 1/3 Tempranillo, 1/3 Merlot og 1/3 Cabernet Sauvignon druer. Det er en vin med en flot dybrød farve.Den har en delikat duft af moden frugt. Vinen har en rund og velafbalanceret frugtsmag med et strejf af egetræ, samt en lang og behagelig eftersmag. Den er perfekt som akkompagnement til kødretter, pizza og pasta. Vinen bør nydes, mens den er forholdsvis ung.</text:p>
            <text:p>5 ud af 5 stjerner</text:p>
            <text:p>på www.vinavisen.dk uge 1, 2019: “En rigtig god bordvin med en afrundet og ren druesmag, en fin krydring og en sødme, som byder sig til. Prisen for hver af de fire normale flasker i boksen er 36,24 kr.”</text:p>
          </table:table-cell>
          <table:table-cell office:value-type="string" calcext:value-type="string">
            <text:p>https://www.nemlig.com/casa-nogal-tinto-5010079</text:p>
          </table:table-cell>
        </table:table-row>
        <table:table-row table:style-name="ro3">
          <table:table-cell office:value-type="string" calcext:value-type="string">
            <text:p>Dagligvarer &gt; Kolonial &gt; Morgenmadsprodukter &gt; Andre morgenmadsprodukter &gt; Havre minifras</text:p>
          </table:table-cell>
          <table:table-cell office:value-type="string" calcext:value-type="string">
            <text:p>Havre minifras</text:p>
          </table:table-cell>
          <table:table-cell office:value-type="string" calcext:value-type="string">
            <text:p>350 g / fuldkorn / Quaker</text:p>
          </table:table-cell>
          <table:table-cell office:value-type="string" calcext:value-type="string">
            <text:p>Nøglehulsmærket</text:p>
          </table:table-cell>
          <table:table-cell office:value-type="string" calcext:value-type="string">
            <text:p>36.95</text:p>
          </table:table-cell>
          <table:table-cell office:value-type="string" calcext:value-type="string">
            <text:p>.</text:p>
          </table:table-cell>
          <table:table-cell office:value-type="string" calcext:value-type="string">
            <text:p>Quaker</text:p>
          </table:table-cell>
          <table:table-cell office:value-type="string" calcext:value-type="string">
            <text:p>Morgenmad</text:p>
          </table:table-cell>
          <table:table-cell table:number-columns-repeated="4"/>
          <table:table-cell office:value-type="string" calcext:value-type="string">
            <text:p>Nøglehulsmærket</text:p>
          </table:table-cell>
          <table:table-cell table:number-columns-repeated="3"/>
          <table:table-cell office:value-type="string" calcext:value-type="string">
            <text:p>Morgenmad</text:p>
          </table:table-cell>
          <table:table-cell office:value-type="string" calcext:value-type="string">
            <text:p>Havre Minifras</text:p>
            <text:p>Minifras er små, sprøde havre- og majspuder, som giver børn en god og fiberrig start på dagen. Minifraser blevet udviklet i samarbejde med danske Viffos (videncenter for fødevarer og sundhed). Derfor er sammensætningen af Minifras helt rigtig ud fra et næringsperspektiv.</text:p>
          </table:table-cell>
          <table:table-cell office:value-type="string" calcext:value-type="string">
            <text:p>https://www.nemlig.com/havre-minifras-5501296</text:p>
          </table:table-cell>
        </table:table-row>
        <table:table-row table:style-name="ro3">
          <table:table-cell office:value-type="string" calcext:value-type="string">
            <text:p>Dagligvarer &gt; Køl og mejeri &gt; Færdigretter på køl &gt; Supper &gt; Hvidløgsbaguettes</text:p>
          </table:table-cell>
          <table:table-cell office:value-type="string" calcext:value-type="string">
            <text:p>Hvidløgsbaguettes</text:p>
          </table:table-cell>
          <table:table-cell office:value-type="string" calcext:value-type="string">
            <text:p>2 stk. / 350 g / frost / First Price</text:p>
          </table:table-cell>
          <table:table-cell office:value-type="string" calcext:value-type="string">
            <text:p>Frost</text:p>
          </table:table-cell>
          <table:table-cell office:value-type="string" calcext:value-type="string">
            <text:p>12.95</text:p>
          </table:table-cell>
          <table:table-cell office:value-type="string" calcext:value-type="string">
            <text:p>.</text:p>
          </table:table-cell>
          <table:table-cell office:value-type="string" calcext:value-type="string">
            <text:p>First Price</text:p>
          </table:table-cell>
          <table:table-cell office:value-type="string" calcext:value-type="string">
            <text:p>Grill</text:p>
          </table:table-cell>
          <table:table-cell table:number-columns-repeated="4"/>
          <table:table-cell office:value-type="string" calcext:value-type="string">
            <text:p>Discount, Frost</text:p>
          </table:table-cell>
          <table:table-cell table:number-columns-repeated="3"/>
          <table:table-cell office:value-type="string" calcext:value-type="string">
            <text:p>Brød</text:p>
          </table:table-cell>
          <table:table-cell office:value-type="string" calcext:value-type="string">
            <text:p>Hvidløgsbaguettes</text:p>
            <text:p>Pakke med 2 stk. First Price hvidløgsbaguettes.</text:p>
          </table:table-cell>
          <table:table-cell office:value-type="string" calcext:value-type="string">
            <text:p>https://www.nemlig.com/hvidloegsbaguettes-5048928</text:p>
          </table:table-cell>
        </table:table-row>
        <table:table-row table:style-name="ro2">
          <table:table-cell office:value-type="string" calcext:value-type="string">
            <text:p>Dagligvarer &gt; Drikkevarer &gt; Øl &gt; Øltyper &gt; Specialøl &gt; Leffe brune</text:p>
          </table:table-cell>
          <table:table-cell office:value-type="string" calcext:value-type="string">
            <text:p>Leffe brune</text:p>
          </table:table-cell>
          <table:table-cell office:value-type="string" calcext:value-type="string">
            <text:p>0,33 l / ex. pant / Leffe</text:p>
          </table:table-cell>
          <table:table-cell/>
          <table:table-cell office:value-type="string" calcext:value-type="string">
            <text:p>16.00</text:p>
          </table:table-cell>
          <table:table-cell office:value-type="string" calcext:value-type="string">
            <text:p>.</text:p>
          </table:table-cell>
          <table:table-cell office:value-type="string" calcext:value-type="string">
            <text:p>Leffe</text:p>
          </table:table-cell>
          <table:table-cell table:number-columns-repeated="4"/>
          <table:table-cell office:value-type="string" calcext:value-type="string">
            <text:p>Belgien</text:p>
          </table:table-cell>
          <table:table-cell table:number-columns-repeated="4"/>
          <table:table-cell office:value-type="string" calcext:value-type="string">
            <text:p>Specialøl</text:p>
          </table:table-cell>
          <table:table-cell office:value-type="string" calcext:value-type="string">
            <text:p>Leffe brune 0,33 l</text:p>
            <text:p>Kastanjebrun belgisk klosterøl brygget med accept af klosteret Abbaye Notre-Dame de Leffe i Dinant. Øllet er brygget på en blanding af lyse og mørke malte og tilsat ædle humlesorter. Den har en fyldig karamelsød smag med mild bitterhed og er rig på frugtige, vinøse dufte.</text:p>
            <text:p/>
            <text:p/>
            <text:p>Alkohol</text:p>
            <text:p>6,5%</text:p>
          </table:table-cell>
          <table:table-cell office:value-type="string" calcext:value-type="string">
            <text:p>https://www.nemlig.com/leffe-brune-5016499</text:p>
          </table:table-cell>
        </table:table-row>
        <table:table-row table:style-name="ro3">
          <table:table-cell office:value-type="string" calcext:value-type="string">
            <text:p>Dagligvarer &gt; Kolonial &gt; Krydderier &gt; Bouillon og fond &gt; Lammefond</text:p>
          </table:table-cell>
          <table:table-cell office:value-type="string" calcext:value-type="string">
            <text:p>Lammefond</text:p>
          </table:table-cell>
          <table:table-cell office:value-type="string" calcext:value-type="string">
            <text:p>0,20 l / Jürgen Langbein</text:p>
          </table:table-cell>
          <table:table-cell/>
          <table:table-cell office:value-type="string" calcext:value-type="string">
            <text:p>19.95</text:p>
          </table:table-cell>
          <table:table-cell office:value-type="string" calcext:value-type="string">
            <text:p>.</text:p>
          </table:table-cell>
          <table:table-cell office:value-type="string" calcext:value-type="string">
            <text:p>Jürgen Langbein</text:p>
          </table:table-cell>
          <table:table-cell office:value-type="string" calcext:value-type="string">
            <text:p>Gryderetter, Sauce, Suppe</text:p>
          </table:table-cell>
          <table:table-cell table:number-columns-repeated="8"/>
          <table:table-cell office:value-type="string" calcext:value-type="string">
            <text:p>Fond</text:p>
          </table:table-cell>
          <table:table-cell office:value-type="string" calcext:value-type="string">
            <text:p>Lammefond</text:p>
            <text:p>Gourmet lammekødsfond lavet med udvalgte ingredienser. Fonden er en fin base til at hælde på og tilberede solide supper, gryderetter, saucer og ragouts.</text:p>
          </table:table-cell>
          <table:table-cell office:value-type="string" calcext:value-type="string">
            <text:p>https://www.nemlig.com/lammefond-5029904</text:p>
          </table:table-cell>
        </table:table-row>
        <table:table-row table:style-name="ro2">
          <table:table-cell office:value-type="string" calcext:value-type="string">
            <text:p>Dagligvarer &gt; Slik og kiosk &gt; Tyggegummi og pastiller &gt; Pastiller &gt; Halspastiller m. salmiak</text:p>
          </table:table-cell>
          <table:table-cell office:value-type="string" calcext:value-type="string">
            <text:p>Halspastiller m. salmiak</text:p>
          </table:table-cell>
          <table:table-cell office:value-type="string" calcext:value-type="string">
            <text:p>25 g / sukkerfri / Fisherman's Friend</text:p>
          </table:table-cell>
          <table:table-cell/>
          <table:table-cell office:value-type="string" calcext:value-type="string">
            <text:p>12.95</text:p>
          </table:table-cell>
          <table:table-cell office:value-type="string" calcext:value-type="string">
            <text:p>.</text:p>
          </table:table-cell>
          <table:table-cell office:value-type="string" calcext:value-type="string">
            <text:p>Fisherman's Friend</text:p>
          </table:table-cell>
          <table:table-cell table:number-columns-repeated="5"/>
          <table:table-cell office:value-type="string" calcext:value-type="string">
            <text:p>Sukkerfri</text:p>
          </table:table-cell>
          <table:table-cell table:number-columns-repeated="3"/>
          <table:table-cell office:value-type="string" calcext:value-type="string">
            <text:p>Halsbolcher</text:p>
          </table:table-cell>
          <table:table-cell office:value-type="string" calcext:value-type="string">
            <text:p>Fisherman´s Friend</text:p>
            <text:p>Den markante smag af salmiak stammer fra kombinationen af lakrids og ammoniak chlorid. Benyttet i mange åri hostesaft i Skandinavien, men kom først på konfekture markedet i 1930'erne og som Fisherman’s Friend variant i 2000.</text:p>
            <text:p/>
            <text:p>Overdreven brug kan virke afførende. Voksenlakrids - ikke børnelakrids. Dette produkt er ikke egnet til børn under 5 år.</text:p>
            <text:p/>
            <text:p>Personer, der lider af forhøjet blodtryk, bør undgå for stort indtag.</text:p>
          </table:table-cell>
          <table:table-cell office:value-type="string" calcext:value-type="string">
            <text:p>https://www.nemlig.com/halspastiller-m-salmiak-5021215</text:p>
          </table:table-cell>
        </table:table-row>
        <table:table-row table:style-name="ro11">
          <table:table-cell office:value-type="string" calcext:value-type="string">
            <text:p>Dagligvarer &gt; Blomster og have &gt; Potter og vaser &gt; Anne Sofie glas 2l</text:p>
          </table:table-cell>
          <table:table-cell office:value-type="string" calcext:value-type="string">
            <text:p>Anne Sofie glas 2l</text:p>
          </table:table-cell>
          <table:table-cell office:value-type="string" calcext:value-type="string">
            <text:p>1 stk. / Genbrugs glas / Ø:13 cm / H: 21 cm</text:p>
          </table:table-cell>
          <table:table-cell/>
          <table:table-cell office:value-type="string" calcext:value-type="string">
            <text:p>70.00</text:p>
          </table:table-cell>
          <table:table-cell office:value-type="string" calcext:value-type="string">
            <text:p>.</text:p>
          </table:table-cell>
          <table:table-cell office:value-type="string" calcext:value-type="string">
            <text:p>B • Green</text:p>
          </table:table-cell>
          <table:table-cell table:number-columns-repeated="10"/>
          <table:table-cell office:value-type="string" calcext:value-type="string">
            <text:p>Anne Sofie glassene er produceret med omtanke for miljøet.</text:p>
            <text:p>De er fremstillet af brugt glas indsamlet rundt omkring i Vietnam. Her bliver det omsmeltet og derefter formgivet til de fine Anne Sofie glas.</text:p>
            <text:p>Glassene er perfekte til både praktisk opbevaring eller som dekorativ pynt som f.eks. vase til en rustik blomsterbuket.</text:p>
            <text:p/>
            <text:p>Om B • Green:</text:p>
            <text:p/>
            <text:p>B • Green er forhandler af Skandinaviens største udvalg af rustikke og naturligt patinerede krukker.</text:p>
            <text:p>B • Green er en lokal, national og global virksomhed med holdning. Drevet af nytænkning, høj kvalitet og god service.</text:p>
            <text:p>B • Green er en grøn og innovativ virksomhed – og foretrækker derfor naturmaterialer og andre miljørigtige produkter.</text:p>
          </table:table-cell>
          <table:table-cell office:value-type="string" calcext:value-type="string">
            <text:p>https://www.nemlig.com/anne-sofie-glas-2l-5042281</text:p>
          </table:table-cell>
        </table:table-row>
        <table:table-row table:style-name="ro7">
          <table:table-cell office:value-type="string" calcext:value-type="string">
            <text:p>Dagligvarer &gt; Husholdning og bolig &gt; Rengøring &gt; Rengøringsudstyr &gt; Børster &gt; Opvaskebørste (ægte hår)</text:p>
          </table:table-cell>
          <table:table-cell office:value-type="string" calcext:value-type="string">
            <text:p>Opvaskebørste (ægte hår)</text:p>
          </table:table-cell>
          <table:table-cell office:value-type="string" calcext:value-type="string">
            <text:p>1 stk. / ass. farver</text:p>
          </table:table-cell>
          <table:table-cell/>
          <table:table-cell office:value-type="string" calcext:value-type="string">
            <text:p>12.95</text:p>
          </table:table-cell>
          <table:table-cell office:value-type="string" calcext:value-type="string">
            <text:p>.</text:p>
          </table:table-cell>
          <table:table-cell/>
          <table:table-cell office:value-type="string" calcext:value-type="string">
            <text:p>Hjemmet</text:p>
          </table:table-cell>
          <table:table-cell table:number-columns-repeated="4"/>
          <table:table-cell office:value-type="string" calcext:value-type="string">
            <text:p>Discount</text:p>
          </table:table-cell>
          <table:table-cell table:number-columns-repeated="3"/>
          <table:table-cell office:value-type="string" calcext:value-type="string">
            <text:p>Opvaskebørste</text:p>
          </table:table-cell>
          <table:table-cell office:value-type="string" calcext:value-type="string">
            <text:p>Opvaskebørste med ægte hår</text:p>
            <text:p>Ægte hår tåler ekstra høj varme og opvaskebørsten kan derfor nemt rengøres i opvaskemaskinen. Det 2-komponente håndtag giver et behageligt og skikkert greb. Gummibelægningen på børstehovedet giver en ekstra skånsom rengøring af f.eks. glas.</text:p>
            <text:p/>
            <text:p>Obs: Assorterede farver hvilket betyder, man ikke selv vælger hvilken farve, men får.</text:p>
          </table:table-cell>
          <table:table-cell office:value-type="string" calcext:value-type="string">
            <text:p>https://www.nemlig.com/opvaskeboerste-aegte-haar-5001825</text:p>
          </table:table-cell>
        </table:table-row>
        <table:table-row table:style-name="ro24">
          <table:table-cell office:value-type="string" calcext:value-type="string">
            <text:p>Dagligvarer &gt; Drikkevarer &gt; Øl &gt; Ølmærker &gt; Vinter ølsmagningskasse</text:p>
          </table:table-cell>
          <table:table-cell office:value-type="string" calcext:value-type="string">
            <text:p>Vinter ølsmagningskasse</text:p>
          </table:table-cell>
          <table:table-cell office:value-type="string" calcext:value-type="string">
            <text:p>6 x 0,50 l / ex. pant / Skovlyst</text:p>
          </table:table-cell>
          <table:table-cell/>
          <table:table-cell office:value-type="string" calcext:value-type="string">
            <text:p>129.95</text:p>
          </table:table-cell>
          <table:table-cell office:value-type="string" calcext:value-type="string">
            <text:p>99.95</text:p>
          </table:table-cell>
          <table:table-cell office:value-type="string" calcext:value-type="string">
            <text:p>Skovlyst</text:p>
          </table:table-cell>
          <table:table-cell office:value-type="string" calcext:value-type="string">
            <text:p>Drikke, Gave, Jul</text:p>
          </table:table-cell>
          <table:table-cell table:number-columns-repeated="8"/>
          <table:table-cell office:value-type="string" calcext:value-type="string">
            <text:p>Specialøl</text:p>
          </table:table-cell>
          <table:table-cell office:value-type="string" calcext:value-type="string">
            <text:p>Skovlyst ølsmagningskasse</text:p>
            <text:p>Kassen indeholder:</text:p>
            <text:p>1 stk. BirkeBryg 5.0 %</text:p>
            <text:p>Skovlyst BirkeBryg er en lysgylden pilsner, der brygges på det familieejede Van Pur-bryggeri. Den er brygget på tjekkisk Saaz-humle, som sikrer øllen en blomstret humleduft. Øllens lette bitterhed er nænsomt balanceret med birkesirup. Øllen har fået navnet BirkeBryg, da dens særlige kendetegn er at være eftergæret med birkesirup, som giver øllen en sødlig og blød karakter.</text:p>
            <text:p/>
            <text:p>1 stk. BøgeBryg 5.2 %</text:p>
            <text:p>Skovlyst BøgeBryg er en Brown Ale, der brygges på det familieejede Van Pur-bryggeri. Øllen er ravfarvet og indeholder forskellige maltsorter, der sikrer en sødlig, ristet smag. Øllen har fået navnet 'BøgeBryg', da den er brygget bøgetræsrøget malt.</text:p>
            <text:p/>
            <text:p>1 stk. India Pale Ale 5.5 %</text:p>
            <text:p>Skovlyst India Pale Ale er en prisvindende, gylden IPA, der brygges på det familieejede Van Pur-bryggeri. Øllen er gylden med et tykt, hvidt skum. Skovlyst India Pale Ale er brygget ud fra den amerikanske IPA-stilart, der er kendetegnet ved en have en kraftfuld maltsmag og en bitterhed, der er balanceret med friske noter fra citrusfrugter og blomster.</text:p>
            <text:p/>
            <text:p>1 stk. NældeBryg 5.5 %</text:p>
            <text:p>Skovlyst NældeBryg er en havrestout, der brygges på det familieejede Van Pur-bryggeri. Øllen er mørk og fyldig, og den er kendetegnet ved være brygget på havre. Havren er med til at give øllen en blød smag i en ellers mørk og bitter stout. Øllen har fået navnet ’NældeBryg’, eftersom brændenældeekstrakt er brugt til at afrunde stoutens bitre og mørkristede karakter samt for at fremhæve lakridsens fylde.</text:p>
            <text:p/>
            <text:p>1 stk. HvedeBryg 4,8 %</text:p>
            <text:p>Lysgylden og ufiltreret hvedeøl med et flot råhvidt skum. Tydelig duft af moden frugt og krydderier, kombineret med en perlende karakter og let syrlighed i mundfulden.</text:p>
            <text:p/>
            <text:p>1 stk. Julebryg mørk ale 5.5 %</text:p>
            <text:p>Skovlyst JuleBryg er en af en mørkgylden sæson ale, der brygges på det familieejede Van Pur-bryggeri. Øllen er mørkgyldent og har en krydret smagsprofil, der særligt er kendetegnet ved kanel og brun farin.</text:p>
          </table:table-cell>
          <table:table-cell office:value-type="string" calcext:value-type="string">
            <text:p>https://www.nemlig.com/vinter-oelsmagningskasse-5041735</text:p>
          </table:table-cell>
        </table:table-row>
        <table:table-row table:style-name="ro9">
          <table:table-cell office:value-type="string" calcext:value-type="string">
            <text:p>Dagligvarer &gt; Køl og mejeri &gt; Mejeri &gt; Yoghurt og syrnet &gt; Skyr &gt; Skyr m. rabarber og vanilje</text:p>
          </table:table-cell>
          <table:table-cell office:value-type="string" calcext:value-type="string">
            <text:p>Skyr m. rabarber og vanilje</text:p>
          </table:table-cell>
          <table:table-cell office:value-type="string" calcext:value-type="string">
            <text:p>500 g / laktosefri / Stay Strong</text:p>
          </table:table-cell>
          <table:table-cell office:value-type="string" calcext:value-type="string">
            <text:p>KØL</text:p>
          </table:table-cell>
          <table:table-cell office:value-type="string" calcext:value-type="string">
            <text:p>18.95</text:p>
          </table:table-cell>
          <table:table-cell office:value-type="string" calcext:value-type="string">
            <text:p>.</text:p>
          </table:table-cell>
          <table:table-cell office:value-type="string" calcext:value-type="string">
            <text:p>Stay Strong</text:p>
          </table:table-cell>
          <table:table-cell office:value-type="string" calcext:value-type="string">
            <text:p>Frokost, Mellemmåltid, Morgenmad</text:p>
          </table:table-cell>
          <table:table-cell table:number-columns-repeated="4"/>
          <table:table-cell office:value-type="string" calcext:value-type="string">
            <text:p>KØL, Laktosefri</text:p>
          </table:table-cell>
          <table:table-cell office:value-type="string" calcext:value-type="string">
            <text:p>Ko</text:p>
          </table:table-cell>
          <table:table-cell table:number-columns-repeated="2"/>
          <table:table-cell office:value-type="string" calcext:value-type="string">
            <text:p>Skyr</text:p>
          </table:table-cell>
          <table:table-cell office:value-type="string" calcext:value-type="string">
            <text:p>Stay Strong skyr med rabarber og vanilje</text:p>
            <text:p>BLIV VED MED AT VÆRE STÆRK.</text:p>
            <text:p>Stay Strong er en serie proteinrige mejeriprodukter til dig, der træner, og ikke vil gå på kompromis med smagen. Fundamentet for bevægelse – fra ekstremsport til havearbejde – er stærke muskler og knogler. Protein bidrager til muskelopbygning. Calcium bidrager til vedligeholdelse af den normale knoglestyrke. Så uanset om du dyrker crossfit eller pelargonier, er der god grund til at få protein og calcium nok.</text:p>
          </table:table-cell>
          <table:table-cell office:value-type="string" calcext:value-type="string">
            <text:p>https://www.nemlig.com/skyr-m-rabarber-og-vanilje-5029944</text:p>
          </table:table-cell>
        </table:table-row>
        <table:table-row table:style-name="ro3">
          <table:table-cell office:value-type="string" calcext:value-type="string">
            <text:p>Dagligvarer &gt; Slik og kiosk &gt; Chokolade &gt; Barer &gt; Santas Favorite chokoladebar</text:p>
          </table:table-cell>
          <table:table-cell office:value-type="string" calcext:value-type="string">
            <text:p>Santas Favorite chokoladebar</text:p>
          </table:table-cell>
          <table:table-cell office:value-type="string" calcext:value-type="string">
            <text:p>40 g / Simply Chocolate</text:p>
          </table:table-cell>
          <table:table-cell/>
          <table:table-cell office:value-type="string" calcext:value-type="string">
            <text:p>19.95</text:p>
          </table:table-cell>
          <table:table-cell office:value-type="string" calcext:value-type="string">
            <text:p>15.96</text:p>
          </table:table-cell>
          <table:table-cell office:value-type="string" calcext:value-type="string">
            <text:p>Simply Chocolate</text:p>
          </table:table-cell>
          <table:table-cell office:value-type="string" calcext:value-type="string">
            <text:p>Dessert, Gave, Jul, Snack</text:p>
          </table:table-cell>
          <table:table-cell table:number-columns-repeated="8"/>
          <table:table-cell office:value-type="string" calcext:value-type="string">
            <text:p>Chokoladebar, Slik</text:p>
          </table:table-cell>
          <table:table-cell office:value-type="string" calcext:value-type="string">
            <text:p>Santas Favorite chokoladebar</text:p>
            <text:p>Lækker chokoladebar med julens smage. Den indeholder bl.a. appelsin, kanel og mandler.</text:p>
          </table:table-cell>
          <table:table-cell office:value-type="string" calcext:value-type="string">
            <text:p>https://www.nemlig.com/santas-favorite-chokoladebar-5036945</text:p>
          </table:table-cell>
        </table:table-row>
        <table:table-row table:style-name="ro10">
          <table:table-cell office:value-type="string" calcext:value-type="string">
            <text:p>Dagligvarer &gt; Baby, børn og legetøj &gt; Babymad og modermælkserstatning &gt; Middagsretter til baby &gt; Pastastjerner m. kødsauce øko</text:p>
          </table:table-cell>
          <table:table-cell office:value-type="string" calcext:value-type="string">
            <text:p>Pastastjerner m. kødsauce øko</text:p>
          </table:table-cell>
          <table:table-cell office:value-type="string" calcext:value-type="string">
            <text:p>190 g / 8+ mdr. / Semper</text:p>
          </table:table-cell>
          <table:table-cell office:value-type="string" calcext:value-type="string">
            <text:p>Øko (europæisk)</text:p>
          </table:table-cell>
          <table:table-cell office:value-type="string" calcext:value-type="string">
            <text:p>15.95</text:p>
          </table:table-cell>
          <table:table-cell office:value-type="string" calcext:value-type="string">
            <text:p>.</text:p>
          </table:table-cell>
          <table:table-cell office:value-type="string" calcext:value-type="string">
            <text:p>Semper</text:p>
          </table:table-cell>
          <table:table-cell office:value-type="string" calcext:value-type="string">
            <text:p>Baby</text:p>
          </table:table-cell>
          <table:table-cell office:value-type="string" calcext:value-type="string">
            <text:p>Bæger</text:p>
          </table:table-cell>
          <table:table-cell table:number-columns-repeated="3"/>
          <table:table-cell office:value-type="string" calcext:value-type="string">
            <text:p>Øko (europæisk)</text:p>
          </table:table-cell>
          <table:table-cell table:number-columns-repeated="3"/>
          <table:table-cell office:value-type="string" calcext:value-type="string">
            <text:p>Babymad, Måltid</text:p>
          </table:table-cell>
          <table:table-cell office:value-type="string" calcext:value-type="string">
            <text:p>Pastastjerner med kødsauce øko fra Semper</text:p>
            <text:p>Semper ECO Pastastjerner med kødsauce er tilpasset dit barns næringsbehov, så du kan servere et måltid med alt, hvad barnet behøver. Med stykker af gulerod, fuldkornspasta, i form af de fineste små pastastjerner, oksekød og knoldselleri kan du variere konsistens og smag, så dit barn får både spændende smags- og tyggeoplevelser.</text:p>
            <text:p/>
            <text:p>Sådan gør du:</text:p>
            <text:p>”Klikket” garanterer at glasset ikke har været åbnet.</text:p>
            <text:p>Opvarm den ønskede mængde på en tallerken i mikroovn/vandbad, rør rundt og mærk efter at maden ikke er for varm.</text:p>
            <text:p/>
            <text:p>Opbevaring:</text:p>
            <text:p>Et åbnet glas med låg kan opbevares i køleskabet i 2 døgn.</text:p>
            <text:p/>
            <text:p>Alder 8+ måneder.</text:p>
          </table:table-cell>
          <table:table-cell office:value-type="string" calcext:value-type="string">
            <text:p>https://www.nemlig.com/pastastjerner-m-koedsauce-oeko-5016788</text:p>
          </table:table-cell>
        </table:table-row>
        <table:table-row table:style-name="ro5">
          <table:table-cell table:number-columns-repeated="2" office:value-type="string" calcext:value-type="string">
            <text:p>Lammeculotte</text:p>
          </table:table-cell>
          <table:table-cell office:value-type="string" calcext:value-type="string">
            <text:p>2 stk. / 650-750 g</text:p>
          </table:table-cell>
          <table:table-cell office:value-type="string" calcext:value-type="string">
            <text:p>KØL</text:p>
          </table:table-cell>
          <table:table-cell office:value-type="string" calcext:value-type="string">
            <text:p>129.95</text:p>
          </table:table-cell>
          <table:table-cell office:value-type="string" calcext:value-type="string">
            <text:p>.</text:p>
          </table:table-cell>
          <table:table-cell/>
          <table:table-cell office:value-type="string" calcext:value-type="string">
            <text:p>Grill, Påske</text:p>
          </table:table-cell>
          <table:table-cell table:number-columns-repeated="4"/>
          <table:table-cell office:value-type="string" calcext:value-type="string">
            <text:p>KØL</text:p>
          </table:table-cell>
          <table:table-cell office:value-type="string" calcext:value-type="string">
            <text:p>New Zealand</text:p>
          </table:table-cell>
          <table:table-cell table:number-columns-repeated="2"/>
          <table:table-cell office:value-type="string" calcext:value-type="string">
            <text:p>Lam</text:p>
          </table:table-cell>
          <table:table-cell office:value-type="string" calcext:value-type="string">
            <text:p>Lammeculotte</text:p>
            <text:p>Kødet er skåret ud fra lammets bagparti. Der er fedtkant på oversiden, som giver lammeculotten dens gode smag.</text:p>
            <text:p/>
            <text:p>Kødet kommer fra New Zealand.</text:p>
            <text:p/>
            <text:p>Anbefales til:</text:p>
            <text:p>God til stegning i grill og ovn evt. sammen med timian og hvidløg.</text:p>
            <text:p>Produktet har været frosset, og kan derfor ikke genfryses.</text:p>
          </table:table-cell>
          <table:table-cell office:value-type="string" calcext:value-type="string">
            <text:p>https://www.nemlig.com/lammeculotte-5014469</text:p>
          </table:table-cell>
        </table:table-row>
        <table:table-row table:style-name="ro1">
          <table:table-cell office:value-type="string" calcext:value-type="string">
            <text:p>Dagligvarer &gt; Blomster og have &gt; Stueplanter &gt; Grønne planter &gt; Hygge Gaveæske</text:p>
          </table:table-cell>
          <table:table-cell office:value-type="string" calcext:value-type="string">
            <text:p>Hygge Gaveæske</text:p>
          </table:table-cell>
          <table:table-cell office:value-type="string" calcext:value-type="string">
            <text:p>m. Haworthia og LED lys i hus / BotanIQ Lab</text:p>
          </table:table-cell>
          <table:table-cell/>
          <table:table-cell office:value-type="string" calcext:value-type="string">
            <text:p>59.00</text:p>
          </table:table-cell>
          <table:table-cell office:value-type="string" calcext:value-type="string">
            <text:p>.</text:p>
          </table:table-cell>
          <table:table-cell office:value-type="string" calcext:value-type="string">
            <text:p>BotanIQ Lab® by Offer Madsen</text:p>
          </table:table-cell>
          <table:table-cell office:value-type="string" calcext:value-type="string">
            <text:p>Bolig, Dekoration, Gave</text:p>
          </table:table-cell>
          <table:table-cell table:number-columns-repeated="10"/>
          <table:table-cell office:value-type="string" calcext:value-type="string">
            <text:p>https://www.nemlig.com/hygge-gaveaeske-5048333</text:p>
          </table:table-cell>
        </table:table-row>
        <table:table-row table:style-name="ro3">
          <table:table-cell office:value-type="string" calcext:value-type="string">
            <text:p>Dagligvarer &gt; Kød og fisk &gt; Kylling &gt; Kyllingefilet &gt; Kokosmælk 17-19%</text:p>
          </table:table-cell>
          <table:table-cell office:value-type="string" calcext:value-type="string">
            <text:p>Kokosmælk 17-19%</text:p>
          </table:table-cell>
          <table:table-cell office:value-type="string" calcext:value-type="string">
            <text:p>0,40 l / ORIENTAL CHEF</text:p>
          </table:table-cell>
          <table:table-cell/>
          <table:table-cell office:value-type="string" calcext:value-type="string">
            <text:p>8.95</text:p>
          </table:table-cell>
          <table:table-cell office:value-type="string" calcext:value-type="string">
            <text:p>.</text:p>
          </table:table-cell>
          <table:table-cell office:value-type="string" calcext:value-type="string">
            <text:p>Oriental Chef</text:p>
          </table:table-cell>
          <table:table-cell office:value-type="string" calcext:value-type="string">
            <text:p>Aftensmad, Madlavning, Wok</text:p>
          </table:table-cell>
          <table:table-cell office:value-type="string" calcext:value-type="string">
            <text:p>Dåse</text:p>
          </table:table-cell>
          <table:table-cell table:number-columns-repeated="3"/>
          <table:table-cell office:value-type="string" calcext:value-type="string">
            <text:p>Nyhed</text:p>
          </table:table-cell>
          <table:table-cell table:number-columns-repeated="3"/>
          <table:table-cell office:value-type="string" calcext:value-type="string">
            <text:p>Kokosmælk</text:p>
          </table:table-cell>
          <table:table-cell office:value-type="string" calcext:value-type="string">
            <text:p>Kokosmælk 17-19% fedt</text:p>
            <text:p>Oriental chef kokosmælk er produceret af kødet fra modne kokosnødder. Det modne hvide kød fra kokosnødderne rives og denne masse presses. Oriental chef kokosmælk har en cremet og mælkeagtig konsistens med en sød smag af kokos.</text:p>
          </table:table-cell>
          <table:table-cell office:value-type="string" calcext:value-type="string">
            <text:p>https://www.nemlig.com/kokosmaelk-17-19-5047939</text:p>
          </table:table-cell>
        </table:table-row>
        <table:table-row table:style-name="ro16">
          <table:table-cell office:value-type="string" calcext:value-type="string">
            <text:p>Dagligvarer &gt; Husholdning og bolig &gt; Stearinlys, servietter og festartikler &gt; Stearinlys &gt; Bloklys LED (hvid)</text:p>
          </table:table-cell>
          <table:table-cell office:value-type="string" calcext:value-type="string">
            <text:p>Bloklys LED (hvid)</text:p>
          </table:table-cell>
          <table:table-cell office:value-type="string" calcext:value-type="string">
            <text:p>1 stk. / 7,50 x 20 cm / Sirius - Sara Exclusive</text:p>
          </table:table-cell>
          <table:table-cell/>
          <table:table-cell office:value-type="string" calcext:value-type="string">
            <text:p>129.95</text:p>
          </table:table-cell>
          <table:table-cell office:value-type="string" calcext:value-type="string">
            <text:p>.</text:p>
          </table:table-cell>
          <table:table-cell office:value-type="string" calcext:value-type="string">
            <text:p>Sirius</text:p>
          </table:table-cell>
          <table:table-cell table:number-columns-repeated="2"/>
          <table:table-cell office:value-type="string" calcext:value-type="string">
            <text:p>Hvid</text:p>
          </table:table-cell>
          <table:table-cell table:number-columns-repeated="5"/>
          <table:table-cell office:value-type="string" calcext:value-type="string">
            <text:p>7,5 x 20 cm</text:p>
          </table:table-cell>
          <table:table-cell office:value-type="string" calcext:value-type="string">
            <text:p>LED-lys</text:p>
          </table:table-cell>
          <table:table-cell office:value-type="string" calcext:value-type="string">
            <text:p>LED bloklys</text:p>
            <text:p>LED batterilyset er lavet af ægte stearin og har en rustik overflade og en bevægelig LED lysflamme.</text:p>
            <text:p/>
            <text:p>Lyset er 7,5 cm i diameter og 20 cm højt. Stearinlyset er batteridrevet og har indbygget timerfunktion, således at lyset enten er tændt i 6 timer eller slukket (OFF).</text:p>
            <text:p/>
            <text:p>Kan fjernbetjenes med Sirius Remote (extra tilbehør) som du kan finde her</text:p>
            <text:p/>
            <text:p>Stearinlyset tåler maks. 30 grader.</text:p>
            <text:p/>
            <text:p>Sirius stearinlyset er pakket i en flot gaveæske.</text:p>
            <text:p/>
            <text:p>Batterier medfølger ikke, der skal isættes 2 AA batterier.</text:p>
          </table:table-cell>
          <table:table-cell office:value-type="string" calcext:value-type="string">
            <text:p>https://www.nemlig.com/bloklys-led-hvid-5032547</text:p>
          </table:table-cell>
        </table:table-row>
        <table:table-row table:style-name="ro3">
          <table:table-cell office:value-type="string" calcext:value-type="string">
            <text:p>Dagligvarer &gt; Kolonial &gt; Bagning &gt; Sukker &gt; Perlesukker</text:p>
          </table:table-cell>
          <table:table-cell office:value-type="string" calcext:value-type="string">
            <text:p>Perlesukker</text:p>
          </table:table-cell>
          <table:table-cell office:value-type="string" calcext:value-type="string">
            <text:p>500 g / Dansukker</text:p>
          </table:table-cell>
          <table:table-cell/>
          <table:table-cell office:value-type="string" calcext:value-type="string">
            <text:p>9.95</text:p>
          </table:table-cell>
          <table:table-cell office:value-type="string" calcext:value-type="string">
            <text:p>.</text:p>
          </table:table-cell>
          <table:table-cell office:value-type="string" calcext:value-type="string">
            <text:p>Dansukker</text:p>
          </table:table-cell>
          <table:table-cell office:value-type="string" calcext:value-type="string">
            <text:p>Bagning, Jul, Pynt</text:p>
          </table:table-cell>
          <table:table-cell table:number-columns-repeated="8"/>
          <table:table-cell office:value-type="string" calcext:value-type="string">
            <text:p>Sukker</text:p>
          </table:table-cell>
          <table:table-cell office:value-type="string" calcext:value-type="string">
            <text:p>Pynt dine kager med perlesukker</text:p>
            <text:p>Store sukkerkrystaller fremstillet af rent sukker, som har kogt ekstra længe. Til pynt på kager og småkager.</text:p>
          </table:table-cell>
          <table:table-cell office:value-type="string" calcext:value-type="string">
            <text:p>https://www.nemlig.com/perlesukker-5025056</text:p>
          </table:table-cell>
        </table:table-row>
        <table:table-row table:style-name="ro9">
          <table:table-cell office:value-type="string" calcext:value-type="string">
            <text:p>Dagligvarer &gt; Frost &gt; Supper og nem mad &gt; Færdigretter &gt; Lasagne</text:p>
          </table:table-cell>
          <table:table-cell office:value-type="string" calcext:value-type="string">
            <text:p>Lasagne</text:p>
          </table:table-cell>
          <table:table-cell office:value-type="string" calcext:value-type="string">
            <text:p>390 g / frost / Dafgård</text:p>
          </table:table-cell>
          <table:table-cell office:value-type="string" calcext:value-type="string">
            <text:p>Frost</text:p>
          </table:table-cell>
          <table:table-cell office:value-type="string" calcext:value-type="string">
            <text:p>30.95</text:p>
          </table:table-cell>
          <table:table-cell office:value-type="string" calcext:value-type="string">
            <text:p>.</text:p>
          </table:table-cell>
          <table:table-cell office:value-type="string" calcext:value-type="string">
            <text:p>Dafgårds</text:p>
          </table:table-cell>
          <table:table-cell office:value-type="string" calcext:value-type="string">
            <text:p>Aftensmad, Frokost</text:p>
          </table:table-cell>
          <table:table-cell table:number-columns-repeated="4"/>
          <table:table-cell office:value-type="string" calcext:value-type="string">
            <text:p>Frost</text:p>
          </table:table-cell>
          <table:table-cell table:number-columns-repeated="3"/>
          <table:table-cell office:value-type="string" calcext:value-type="string">
            <text:p>Færdigret</text:p>
          </table:table-cell>
          <table:table-cell office:value-type="string" calcext:value-type="string">
            <text:p>Klassisk lasagne med oksekød</text:p>
            <text:p/>
            <text:p>Klassisk lasagne med oksekødsauce, bechamelsauce og pastaplader. 7 minutter i mikroovn.</text:p>
          </table:table-cell>
          <table:table-cell office:value-type="string" calcext:value-type="string">
            <text:p>https://www.nemlig.com/lasagne-5027711</text:p>
          </table:table-cell>
        </table:table-row>
        <table:table-row table:style-name="ro3">
          <table:table-cell office:value-type="string" calcext:value-type="string">
            <text:p>Dagligvarer &gt; Kolonial &gt; Færdigretter &gt; Suppe &gt; Aspargessuppe</text:p>
          </table:table-cell>
          <table:table-cell office:value-type="string" calcext:value-type="string">
            <text:p>Aspargessuppe</text:p>
          </table:table-cell>
          <table:table-cell office:value-type="string" calcext:value-type="string">
            <text:p>3 breve / 36 g / Knorr</text:p>
          </table:table-cell>
          <table:table-cell/>
          <table:table-cell office:value-type="string" calcext:value-type="string">
            <text:p>18.95</text:p>
          </table:table-cell>
          <table:table-cell office:value-type="string" calcext:value-type="string">
            <text:p>.</text:p>
          </table:table-cell>
          <table:table-cell office:value-type="string" calcext:value-type="string">
            <text:p>Knorr</text:p>
          </table:table-cell>
          <table:table-cell office:value-type="string" calcext:value-type="string">
            <text:p>Vegetar</text:p>
          </table:table-cell>
          <table:table-cell table:number-columns-repeated="8"/>
          <table:table-cell office:value-type="string" calcext:value-type="string">
            <text:p>Suppe</text:p>
          </table:table-cell>
          <table:table-cell office:value-type="string" calcext:value-type="string">
            <text:p>Knorr Aspargessuppe</text:p>
            <text:p>Knorr Aspargessuppe er en frisk, delikat suppe i den milde ende. Suppen kan både nydes som forret eller som en let frokostret. Hvis suppen skal gøres rigtig festlig, kan du f.eks. tilsætte rejer, hvidvin eller lufttørret skinke. Server suppen rygende varm, og husk at spise brød til.</text:p>
          </table:table-cell>
          <table:table-cell office:value-type="string" calcext:value-type="string">
            <text:p>https://www.nemlig.com/aspargessuppe-2301076</text:p>
          </table:table-cell>
        </table:table-row>
        <table:table-row table:style-name="ro10">
          <table:table-cell office:value-type="string" calcext:value-type="string">
            <text:p>Dagligvarer &gt; Drikkevarer &gt; Spiritus &gt; Vermouth og aperitif &gt; Lillet Blanc</text:p>
          </table:table-cell>
          <table:table-cell office:value-type="string" calcext:value-type="string">
            <text:p>Lillet Blanc</text:p>
          </table:table-cell>
          <table:table-cell office:value-type="string" calcext:value-type="string">
            <text:p>0,75 l</text:p>
          </table:table-cell>
          <table:table-cell/>
          <table:table-cell office:value-type="string" calcext:value-type="string">
            <text:p>129.95</text:p>
          </table:table-cell>
          <table:table-cell office:value-type="string" calcext:value-type="string">
            <text:p>.</text:p>
          </table:table-cell>
          <table:table-cell/>
          <table:table-cell office:value-type="string" calcext:value-type="string">
            <text:p>Drinks</text:p>
          </table:table-cell>
          <table:table-cell table:number-columns-repeated="3"/>
          <table:table-cell office:value-type="string" calcext:value-type="string">
            <text:p>Frankrig</text:p>
          </table:table-cell>
          <table:table-cell table:number-columns-repeated="4"/>
          <table:table-cell office:value-type="string" calcext:value-type="string">
            <text:p>Aperitif</text:p>
          </table:table-cell>
          <table:table-cell office:value-type="string" calcext:value-type="string">
            <text:p>Lillet Blanc er skabt på vine fra det sydvestlige Frankrig og består af 85% nøje udvalgte vine og 15% naturlige frugtlikører, og modnes i op til 12 måneder på egefade.</text:p>
            <text:p>Lillet Blanc kan nydes rent over is med en skive appelsin eller lime, eller i lækre long drinksm som Lillet Vive, der uden tvivl bliver sommerens helt store hit.</text:p>
            <text:p/>
            <text:p>Farve: Gylden</text:p>
            <text:p>Duft: Floral</text:p>
            <text:p>Smag: Aromaer af kandiseret appelsin, honning og eksotiske frugter. Fyldig og karakterfuld.</text:p>
            <text:p/>
            <text:p>Lillet Vive</text:p>
            <text:p>8 cl Lillet Blanc</text:p>
            <text:p>6 cl Fever-Tree Tonic Water eller Fever-Tree Mediteeranean tonic.</text:p>
            <text:p>Pynt: Jordbær, agurk, mynte.</text:p>
          </table:table-cell>
          <table:table-cell office:value-type="string" calcext:value-type="string">
            <text:p>https://www.nemlig.com/lillet-blanc-5037717</text:p>
          </table:table-cell>
        </table:table-row>
        <table:table-row table:style-name="ro3">
          <table:table-cell office:value-type="string" calcext:value-type="string">
            <text:p>Dagligvarer &gt; Drikkevarer &gt; Faustino Reserva 2013</text:p>
          </table:table-cell>
          <table:table-cell office:value-type="string" calcext:value-type="string">
            <text:p>Faustino Reserva 2013</text:p>
          </table:table-cell>
          <table:table-cell office:value-type="string" calcext:value-type="string">
            <text:p>Spanien / Rioja / 0,75 l / rødvin</text:p>
          </table:table-cell>
          <table:table-cell/>
          <table:table-cell office:value-type="string" calcext:value-type="string">
            <text:p>66.50</text:p>
          </table:table-cell>
          <table:table-cell office:value-type="string" calcext:value-type="string">
            <text:p>.</text:p>
          </table:table-cell>
          <table:table-cell table:number-columns-repeated="2"/>
          <table:table-cell office:value-type="string" calcext:value-type="string">
            <text:p>Kork</text:p>
          </table:table-cell>
          <table:table-cell table:number-columns-repeated="2"/>
          <table:table-cell office:value-type="string" calcext:value-type="string">
            <text:p>Spanien</text:p>
          </table:table-cell>
          <table:table-cell table:number-columns-repeated="4"/>
          <table:table-cell office:value-type="string" calcext:value-type="string">
            <text:p>Rødvin</text:p>
          </table:table-cell>
          <table:table-cell office:value-type="string" calcext:value-type="string">
            <text:p>Faustino Reserva 2013</text:p>
            <text:p>Vinen har en flot rubinrød farve og en delikat, frugtig bouquet af violer og kirsebær. Den intense smag er velstruktureret, frisk og vedholdende med noter af solbær og et strejf af sort te, efterfulgt af en flot, kraftfuld finish. Nyd den til flæske-, okse- og kalvesteg, sammenkogte retter, vildt, charcuteri og ost.</text:p>
          </table:table-cell>
          <table:table-cell office:value-type="string" calcext:value-type="string">
            <text:p>https://www.nemlig.com/faustino-reserva-2013-5047513</text:p>
          </table:table-cell>
        </table:table-row>
        <table:table-row table:style-name="ro7">
          <table:table-cell office:value-type="string" calcext:value-type="string">
            <text:p>Dagligvarer &gt; Kolonial &gt; Konserves &gt; Mos og syltning &gt; Frugtgrød og mos &gt; Smoothie m. kokos/ananas øko.</text:p>
          </table:table-cell>
          <table:table-cell office:value-type="string" calcext:value-type="string">
            <text:p>Smoothie m. kokos/ananas øko.</text:p>
          </table:table-cell>
          <table:table-cell office:value-type="string" calcext:value-type="string">
            <text:p>100 g / 6+ mdr. / Organix</text:p>
          </table:table-cell>
          <table:table-cell office:value-type="string" calcext:value-type="string">
            <text:p>Øko (europæisk)</text:p>
          </table:table-cell>
          <table:table-cell office:value-type="string" calcext:value-type="string">
            <text:p>13.95</text:p>
          </table:table-cell>
          <table:table-cell office:value-type="string" calcext:value-type="string">
            <text:p>.</text:p>
          </table:table-cell>
          <table:table-cell office:value-type="string" calcext:value-type="string">
            <text:p>Organix</text:p>
          </table:table-cell>
          <table:table-cell office:value-type="string" calcext:value-type="string">
            <text:p>Baby</text:p>
          </table:table-cell>
          <table:table-cell office:value-type="string" calcext:value-type="string">
            <text:p>Klempose</text:p>
          </table:table-cell>
          <table:table-cell table:number-columns-repeated="3"/>
          <table:table-cell office:value-type="string" calcext:value-type="string">
            <text:p>Øko (europæisk)</text:p>
          </table:table-cell>
          <table:table-cell table:number-columns-repeated="3"/>
          <table:table-cell office:value-type="string" calcext:value-type="string">
            <text:p>Babymad</text:p>
          </table:table-cell>
          <table:table-cell office:value-type="string" calcext:value-type="string">
            <text:p>Organix babymad fra Semper</text:p>
            <text:p>Klempose med lind og lækker mos af æble, ananas og kokos.</text:p>
            <text:p/>
            <text:p>Alder 6+ måneder.</text:p>
          </table:table-cell>
          <table:table-cell office:value-type="string" calcext:value-type="string">
            <text:p>https://www.nemlig.com/smoothie-m-kokos-ananas-oeko-5029825</text:p>
          </table:table-cell>
        </table:table-row>
        <table:table-row table:style-name="ro4">
          <table:table-cell office:value-type="string" calcext:value-type="string">
            <text:p>Dagligvarer &gt; Drikkevarer &gt; Spiritus &gt; Rom &gt; Matusalem gran reserva 15 s.b.</text:p>
          </table:table-cell>
          <table:table-cell office:value-type="string" calcext:value-type="string">
            <text:p>Matusalem gran reserva 15 s.b.</text:p>
          </table:table-cell>
          <table:table-cell office:value-type="string" calcext:value-type="string">
            <text:p>0,70 l / Rom</text:p>
          </table:table-cell>
          <table:table-cell/>
          <table:table-cell office:value-type="string" calcext:value-type="string">
            <text:p>299.00</text:p>
          </table:table-cell>
          <table:table-cell office:value-type="string" calcext:value-type="string">
            <text:p>.</text:p>
          </table:table-cell>
          <table:table-cell office:value-type="string" calcext:value-type="string">
            <text:p>Ron Matusalem</text:p>
          </table:table-cell>
          <table:table-cell office:value-type="string" calcext:value-type="string">
            <text:p>Drinks, Fest</text:p>
          </table:table-cell>
          <table:table-cell table:number-columns-repeated="8"/>
          <table:table-cell office:value-type="string" calcext:value-type="string">
            <text:p>Rom</text:p>
          </table:table-cell>
          <table:table-cell office:value-type="string" calcext:value-type="string">
            <text:p>Matusalem gran reserva 15 s.b.</text:p>
            <text:p>Matusalem Gran Reserva Solera 15 er kendt som “the Cognac of Rums”. Denne rom er det perfekte valg, for dem der søger exceptionel kvalitet og udsøgt smag. Kompleks med en fløjlsblød og markant duft og smag. Matusalem Gran Reserva Solera 15 er en rom af højeste kvalitet og ideel til at at drikke rent eller on the rocks.</text:p>
            <text:p/>
            <text:p>Farve:</text:p>
            <text:p>Dyb ravfarvet med rødlige toner og nuancer af okker.</text:p>
            <text:p/>
            <text:p>Duft:</text:p>
            <text:p>En kompleks, raffineret og integreret duft med vedholdende noter af træ, der giver en intens og rig duft med toner af ristede nødder, karamel samt en forførende duft af vanilje, mørk farin, karamel, blommer og abrikoser.</text:p>
            <text:p/>
            <text:p>Smag:</text:p>
            <text:p>Meget behagelig med blød konsistens, kompleks og med en vedvarende eftersmag med udtalte noter af egetræ samt tørrede tropiske frugter og en tør smag af fersken, nødder. Blød og intens fornemmelse af kakao med en elegant eftersmag af cognac.</text:p>
            <text:p/>
            <text:p>Matusalem Gran Reserva Solera 15 har vundet et utal af priser bl.a. ved San Fransisco World Spirits Competition, International Rum Festival – Newfoundland samt ved Beverage Testing Institute.</text:p>
          </table:table-cell>
          <table:table-cell office:value-type="string" calcext:value-type="string">
            <text:p>https://www.nemlig.com/matusalem-gran-reserva-15-s-b-5025326</text:p>
          </table:table-cell>
        </table:table-row>
        <table:table-row table:style-name="ro3">
          <table:table-cell office:value-type="string" calcext:value-type="string">
            <text:p>Dagligvarer &gt; Pleje og skønhed &gt; Hårprodukter &gt; Shampoo &gt; Shampoo (mild)</text:p>
          </table:table-cell>
          <table:table-cell office:value-type="string" calcext:value-type="string">
            <text:p>Shampoo (mild)</text:p>
          </table:table-cell>
          <table:table-cell office:value-type="string" calcext:value-type="string">
            <text:p>0,35 l / volume / Stuhr - Mild Hair Care</text:p>
          </table:table-cell>
          <table:table-cell office:value-type="string" calcext:value-type="string">
            <text:p>Den Blå Krans</text:p>
          </table:table-cell>
          <table:table-cell office:value-type="string" calcext:value-type="string">
            <text:p>81.95</text:p>
          </table:table-cell>
          <table:table-cell office:value-type="string" calcext:value-type="string">
            <text:p>65.56</text:p>
          </table:table-cell>
          <table:table-cell office:value-type="string" calcext:value-type="string">
            <text:p>Stuhr</text:p>
          </table:table-cell>
          <table:table-cell office:value-type="string" calcext:value-type="string">
            <text:p>Hårpleje</text:p>
          </table:table-cell>
          <table:table-cell table:number-columns-repeated="4"/>
          <table:table-cell office:value-type="string" calcext:value-type="string">
            <text:p>Den Blå Krans, Parfumefri</text:p>
          </table:table-cell>
          <table:table-cell table:number-columns-repeated="2"/>
          <table:table-cell office:value-type="string" calcext:value-type="string">
            <text:p>0,35 l</text:p>
          </table:table-cell>
          <table:table-cell office:value-type="string" calcext:value-type="string">
            <text:p>Hårpleje, Shampoo</text:p>
          </table:table-cell>
          <table:table-cell office:value-type="string" calcext:value-type="string">
            <text:p>Shampoo 350 ml</text:p>
            <text:p>Specielt udviklet til at give fint hår mere fylde. Blødgørende formel med ceramider der styrker, beskytter og reparerer håret, og giver det mere volumen. Aloe vera giver næring og lindring til hår og hovedbund, mens glycerin tilfører og bevarer fugt. B5-vitamin genopbygger og styrker håret, som efterlades blødt og rent. Mild mod øjnene."</text:p>
          </table:table-cell>
          <table:table-cell office:value-type="string" calcext:value-type="string">
            <text:p>https://www.nemlig.com/shampoo-mild-5006881</text:p>
          </table:table-cell>
        </table:table-row>
        <table:table-row table:style-name="ro3">
          <table:table-cell office:value-type="string" calcext:value-type="string">
            <text:p>Dagligvarer &gt; Kolonial &gt; Konserves &gt; Fisk på dåse og tube &gt; Makrelfilet i tomat</text:p>
          </table:table-cell>
          <table:table-cell office:value-type="string" calcext:value-type="string">
            <text:p>Makrelfilet i tomat</text:p>
          </table:table-cell>
          <table:table-cell office:value-type="string" calcext:value-type="string">
            <text:p>125 g / Amanda</text:p>
          </table:table-cell>
          <table:table-cell office:value-type="string" calcext:value-type="string">
            <text:p>Nøglehulsmærket</text:p>
          </table:table-cell>
          <table:table-cell office:value-type="string" calcext:value-type="string">
            <text:p>16.95</text:p>
          </table:table-cell>
          <table:table-cell office:value-type="string" calcext:value-type="string">
            <text:p>.</text:p>
          </table:table-cell>
          <table:table-cell office:value-type="string" calcext:value-type="string">
            <text:p>Amanda</text:p>
          </table:table-cell>
          <table:table-cell table:number-columns-repeated="5"/>
          <table:table-cell office:value-type="string" calcext:value-type="string">
            <text:p>Nøglehulsmærket</text:p>
          </table:table-cell>
          <table:table-cell table:number-columns-repeated="3"/>
          <table:table-cell office:value-type="string" calcext:value-type="string">
            <text:p>Fiskekonserves</text:p>
          </table:table-cell>
          <table:table-cell office:value-type="string" calcext:value-type="string">
            <text:p>Makrelfilet i tomatsauce</text:p>
            <text:p>Amandas berømte makrelfilet i klassisk og velsmagende tomatsauce. Perfekt til frokost. Rig på protein og Omega-3 fedtsyrer.</text:p>
          </table:table-cell>
          <table:table-cell office:value-type="string" calcext:value-type="string">
            <text:p>https://www.nemlig.com/makrelfilet-i-tomat-5010216</text:p>
          </table:table-cell>
        </table:table-row>
        <table:table-row table:style-name="ro3">
          <table:table-cell office:value-type="string" calcext:value-type="string">
            <text:p>Dagligvarer &gt; Kolonial &gt; Dressing og saucer &gt; Sauce &gt; Søde saucer &gt; Toffeesauce</text:p>
          </table:table-cell>
          <table:table-cell office:value-type="string" calcext:value-type="string">
            <text:p>Toffeesauce</text:p>
          </table:table-cell>
          <table:table-cell office:value-type="string" calcext:value-type="string">
            <text:p>200 g / Dr. Oetker</text:p>
          </table:table-cell>
          <table:table-cell/>
          <table:table-cell office:value-type="string" calcext:value-type="string">
            <text:p>30.95</text:p>
          </table:table-cell>
          <table:table-cell office:value-type="string" calcext:value-type="string">
            <text:p>.</text:p>
          </table:table-cell>
          <table:table-cell office:value-type="string" calcext:value-type="string">
            <text:p>Dr. Oetker</text:p>
          </table:table-cell>
          <table:table-cell table:number-columns-repeated="9"/>
          <table:table-cell office:value-type="string" calcext:value-type="string">
            <text:p>Sauce</text:p>
          </table:table-cell>
          <table:table-cell office:value-type="string" calcext:value-type="string">
            <text:p>Toffeesauce</text:p>
            <text:p>Dr. Oetkers Toffee dessertsauce er en skøn kombination af mælkecreme og karamel. Brug den fx. til dine isdesserter, frisk og syltet frugt, som fyld i pandekager, fastelavnsboller og vandbakkelser eller oven på scones.</text:p>
          </table:table-cell>
          <table:table-cell office:value-type="string" calcext:value-type="string">
            <text:p>https://www.nemlig.com/toffeesauce-5002281</text:p>
          </table:table-cell>
        </table:table-row>
        <table:table-row table:style-name="ro2">
          <table:table-cell office:value-type="string" calcext:value-type="string">
            <text:p>Dagligvarer &gt; Slik og kiosk &gt; Chokolade &gt; Chokoladeæsker og dåser &gt; Chokoladekalender (hvid)</text:p>
          </table:table-cell>
          <table:table-cell office:value-type="string" calcext:value-type="string">
            <text:p>Chokoladekalender (hvid)</text:p>
          </table:table-cell>
          <table:table-cell office:value-type="string" calcext:value-type="string">
            <text:p>30 stk. / 300 g / Simply Chocolate</text:p>
          </table:table-cell>
          <table:table-cell/>
          <table:table-cell office:value-type="string" calcext:value-type="string">
            <text:p>285.00</text:p>
          </table:table-cell>
          <table:table-cell office:value-type="string" calcext:value-type="string">
            <text:p>.</text:p>
          </table:table-cell>
          <table:table-cell office:value-type="string" calcext:value-type="string">
            <text:p>Simply Chocolate</text:p>
          </table:table-cell>
          <table:table-cell office:value-type="string" calcext:value-type="string">
            <text:p>Jul</text:p>
          </table:table-cell>
          <table:table-cell table:number-columns-repeated="8"/>
          <table:table-cell office:value-type="string" calcext:value-type="string">
            <text:p>Chokolade, Julekalender</text:p>
          </table:table-cell>
          <table:table-cell office:value-type="string" calcext:value-type="string">
            <text:p>Chokoladekalender (hvid)</text:p>
            <text:p>En flot hvid julekalender, som indeholder 30 stykker chokolade.</text:p>
            <text:p/>
            <text:p>En kalender med de mest populære barer og chokolade fra Simply Chocolate. Altid sjove Simply Chocolate har lavet en meget stor kalender, og tilmed brudt med de "24 låger". Du får altså 30 låger fyldt med de små mini-barer, i smagsvarianterne: Grainy Sue (peanuts, karamel og mørk chokolade), Dark Marci (marcipan og mørk chokolade), Santa's Favorite (julevariant) og Fresh Freddie (kokos, mint og mørk chokolade).</text:p>
            <text:p/>
            <text:p>Der er også et udvalg af de solide chokolader: Crispy Carrie, Crunchy Coco, Mocca Molly, Pink Polly, Salty Fred &amp; Persian Perry.</text:p>
          </table:table-cell>
          <table:table-cell office:value-type="string" calcext:value-type="string">
            <text:p>https://www.nemlig.com/chokoladekalender-hvid-5043728</text:p>
          </table:table-cell>
        </table:table-row>
        <table:table-row table:style-name="ro11">
          <table:table-cell office:value-type="string" calcext:value-type="string">
            <text:p>Dagligvarer &gt; Husholdning og bolig &gt; Rengøring &gt; Kemiske produkter &gt; Sprit Á 70%</text:p>
          </table:table-cell>
          <table:table-cell office:value-type="string" calcext:value-type="string">
            <text:p>Sprit Á 70%</text:p>
          </table:table-cell>
          <table:table-cell office:value-type="string" calcext:value-type="string">
            <text:p>0,50 l / Borup</text:p>
          </table:table-cell>
          <table:table-cell/>
          <table:table-cell office:value-type="string" calcext:value-type="string">
            <text:p>39.95</text:p>
          </table:table-cell>
          <table:table-cell office:value-type="string" calcext:value-type="string">
            <text:p>.</text:p>
          </table:table-cell>
          <table:table-cell office:value-type="string" calcext:value-type="string">
            <text:p>Borup</text:p>
          </table:table-cell>
          <table:table-cell office:value-type="string" calcext:value-type="string">
            <text:p>Bolig, Desinficering</text:p>
          </table:table-cell>
          <table:table-cell table:number-columns-repeated="8"/>
          <table:table-cell office:value-type="string" calcext:value-type="string">
            <text:p>Sprit</text:p>
          </table:table-cell>
          <table:table-cell office:value-type="string" calcext:value-type="string">
            <text:p>Sprit À - Afspritning af overflader</text:p>
            <text:p>Til afspritning/desinfektion af alle vaskbare overflader.</text:p>
            <text:p>Produktet er speciel sammensat, så det ikke fordamper for hurtigt i forhold til eks. almindeligt husholdningssprit på 93%. Ved langsommere fordampning, sikres der at alt vira bliver desinficeret.</text:p>
            <text:p/>
            <text:p>Ved brug af husholdningssprit 93% på eks. et køkkenbord, vil man kunne risikere overførsel af afsmag fra spritten. Borup Sprit À vil ikke efterlade nogen overførsel af afsmag.</text:p>
            <text:p/>
            <text:p>Brugsanvisning: Rengør overfladen grundigt. Væd derefter en klud med rigeligt mængde Sprit À og fordel det jævnt. Overfladen efterlades våd så spritten fordamper langsomt.</text:p>
            <text:p/>
            <text:p>Bemærk - ikke alle overflader tåler ethanol (eks. lakerede overflader), prøv derfor et usynligt sted først.</text:p>
          </table:table-cell>
          <table:table-cell office:value-type="string" calcext:value-type="string">
            <text:p>https://www.nemlig.com/sprit-a-70-5047673</text:p>
          </table:table-cell>
        </table:table-row>
        <table:table-row table:style-name="ro2">
          <table:table-cell office:value-type="string" calcext:value-type="string">
            <text:p>Dagligvarer &gt; Kolonial &gt; Konserves &gt; Mos og syltning &gt; Frugtgrød og mos &gt; Smoothie m. æble/banan øko.</text:p>
          </table:table-cell>
          <table:table-cell office:value-type="string" calcext:value-type="string">
            <text:p>Smoothie m. æble/banan øko.</text:p>
          </table:table-cell>
          <table:table-cell office:value-type="string" calcext:value-type="string">
            <text:p>100 g / og yoghurt / 6+ mdr. / Organix</text:p>
          </table:table-cell>
          <table:table-cell office:value-type="string" calcext:value-type="string">
            <text:p>Øko (europæisk)</text:p>
          </table:table-cell>
          <table:table-cell office:value-type="string" calcext:value-type="string">
            <text:p>12.95</text:p>
          </table:table-cell>
          <table:table-cell office:value-type="string" calcext:value-type="string">
            <text:p>.</text:p>
          </table:table-cell>
          <table:table-cell office:value-type="string" calcext:value-type="string">
            <text:p>Organix</text:p>
          </table:table-cell>
          <table:table-cell office:value-type="string" calcext:value-type="string">
            <text:p>Baby, Børn</text:p>
          </table:table-cell>
          <table:table-cell office:value-type="string" calcext:value-type="string">
            <text:p>Klempose</text:p>
          </table:table-cell>
          <table:table-cell table:number-columns-repeated="3"/>
          <table:table-cell office:value-type="string" calcext:value-type="string">
            <text:p>Discount, Øko (europæisk)</text:p>
          </table:table-cell>
          <table:table-cell table:number-columns-repeated="3"/>
          <table:table-cell office:value-type="string" calcext:value-type="string">
            <text:p>Babymad, Smoothie, Snack</text:p>
          </table:table-cell>
          <table:table-cell office:value-type="string" calcext:value-type="string">
            <text:p>Klempose med æble og banan</text:p>
            <text:p>Organix yoghurt med æble og banan.</text:p>
            <text:p>Leveres i en praktisk genlukkelig klempose, perfekt derhjemme eller på farten.</text:p>
            <text:p/>
            <text:p/>
            <text:p>Alder 6+ måneder.</text:p>
          </table:table-cell>
          <table:table-cell office:value-type="string" calcext:value-type="string">
            <text:p>https://www.nemlig.com/smoothie-m-aeble-banan-oeko-5044243</text:p>
          </table:table-cell>
        </table:table-row>
        <table:table-row table:style-name="ro7">
          <table:table-cell office:value-type="string" calcext:value-type="string">
            <text:p>Dagligvarer &gt; Husholdning og bolig &gt; Køkkenudstyr &gt; Køkkenredskaber &gt; Drikkedunk (rød)</text:p>
          </table:table-cell>
          <table:table-cell office:value-type="string" calcext:value-type="string">
            <text:p>Drikkedunk (rød)</text:p>
          </table:table-cell>
          <table:table-cell office:value-type="string" calcext:value-type="string">
            <text:p>1 stk. / 0,50 l / Lego</text:p>
          </table:table-cell>
          <table:table-cell/>
          <table:table-cell office:value-type="string" calcext:value-type="string">
            <text:p>89.95</text:p>
          </table:table-cell>
          <table:table-cell office:value-type="string" calcext:value-type="string">
            <text:p>69.95</text:p>
          </table:table-cell>
          <table:table-cell office:value-type="string" calcext:value-type="string">
            <text:p>Lego</text:p>
          </table:table-cell>
          <table:table-cell office:value-type="string" calcext:value-type="string">
            <text:p>Børn, Børnehave, Gave, Opvaskemaskine, Skole</text:p>
          </table:table-cell>
          <table:table-cell/>
          <table:table-cell office:value-type="string" calcext:value-type="string">
            <text:p>Rød</text:p>
          </table:table-cell>
          <table:table-cell table:number-columns-repeated="2"/>
          <table:table-cell office:value-type="string" calcext:value-type="string">
            <text:p>Nyhed</text:p>
          </table:table-cell>
          <table:table-cell table:number-columns-repeated="2"/>
          <table:table-cell office:value-type="string" calcext:value-type="string">
            <text:p>0,50 l</text:p>
          </table:table-cell>
          <table:table-cell office:value-type="string" calcext:value-type="string">
            <text:p>Drikkedunk</text:p>
          </table:table-cell>
          <table:table-cell office:value-type="string" calcext:value-type="string">
            <text:p>Drikkedunk</text:p>
            <text:p>Denne Lego drikkeflaske har et simpelt design, der har en opskaleret Lego knop som låg, en aftagelig silikonestrop, der gør flasken nem at bære. Toppen kan skrues af og gør flasken let at fylde med vand og isterninger.</text:p>
            <text:p/>
            <text:p>Nem at rengøre og opvaskemaskine egnet.</text:p>
          </table:table-cell>
          <table:table-cell office:value-type="string" calcext:value-type="string">
            <text:p>https://www.nemlig.com/drikkedunk-roed-5048797</text:p>
          </table:table-cell>
        </table:table-row>
        <table:table-row table:style-name="ro1">
          <table:table-cell office:value-type="string" calcext:value-type="string">
            <text:p>Dagligvarer &gt; Køl og mejeri &gt; Mejeri &gt; Ost &gt; Smøreost og flødeost &gt; Flødeost m. appelsinsmag</text:p>
          </table:table-cell>
          <table:table-cell office:value-type="string" calcext:value-type="string">
            <text:p>Flødeost m. appelsinsmag</text:p>
          </table:table-cell>
          <table:table-cell office:value-type="string" calcext:value-type="string">
            <text:p>190-220 g / hjemmelavet / Lynhjem Ost</text:p>
          </table:table-cell>
          <table:table-cell office:value-type="string" calcext:value-type="string">
            <text:p>KØL</text:p>
          </table:table-cell>
          <table:table-cell office:value-type="string" calcext:value-type="string">
            <text:p>45.95</text:p>
          </table:table-cell>
          <table:table-cell office:value-type="string" calcext:value-type="string">
            <text:p>.</text:p>
          </table:table-cell>
          <table:table-cell office:value-type="string" calcext:value-type="string">
            <text:p>Lynhjem</text:p>
          </table:table-cell>
          <table:table-cell office:value-type="string" calcext:value-type="string">
            <text:p>Ostebord</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Smøreost</text:p>
          </table:table-cell>
          <table:table-cell office:value-type="string" calcext:value-type="string">
            <text:p>Orange ost, Hjemmelavet lækker fløde ost lavet på komælk med appelsin smag, god til en kiks efter middagsmaden. Ostene er indpakket i en special-film, som ikke afgiver smag til ostene. Dernæst er ostene pakket i specielt ostepapir, som ostene kan ånde igennem. I køleskabet bør ostene kun være indpakket i det hvide ostepapir.</text:p>
          </table:table-cell>
          <table:table-cell office:value-type="string" calcext:value-type="string">
            <text:p>https://www.nemlig.com/floedeost-m-appelsinsmag-5009993</text:p>
          </table:table-cell>
        </table:table-row>
        <table:table-row table:style-name="ro1">
          <table:table-cell office:value-type="string" calcext:value-type="string">
            <text:p>Dagligvarer &gt; Køl og mejeri &gt; Pålæg &gt; Pålæg i skiver &gt; Kylling og fjerkræspålæg &gt; Kyllingebryst</text:p>
          </table:table-cell>
          <table:table-cell office:value-type="string" calcext:value-type="string">
            <text:p>Kyllingebryst</text:p>
          </table:table-cell>
          <table:table-cell office:value-type="string" calcext:value-type="string">
            <text:p>130 g / First Price</text:p>
          </table:table-cell>
          <table:table-cell office:value-type="string" calcext:value-type="string">
            <text:p>KØL</text:p>
          </table:table-cell>
          <table:table-cell office:value-type="string" calcext:value-type="string">
            <text:p>12.94</text:p>
          </table:table-cell>
          <table:table-cell office:value-type="string" calcext:value-type="string">
            <text:p>.</text:p>
          </table:table-cell>
          <table:table-cell office:value-type="string" calcext:value-type="string">
            <text:p>First Price</text:p>
          </table:table-cell>
          <table:table-cell office:value-type="string" calcext:value-type="string">
            <text:p>Frokost, Madpakke</text:p>
          </table:table-cell>
          <table:table-cell table:number-columns-repeated="4"/>
          <table:table-cell office:value-type="string" calcext:value-type="string">
            <text:p>Discount, KØL</text:p>
          </table:table-cell>
          <table:table-cell office:value-type="string" calcext:value-type="string">
            <text:p>Kylling</text:p>
          </table:table-cell>
          <table:table-cell table:number-columns-repeated="2"/>
          <table:table-cell office:value-type="string" calcext:value-type="string">
            <text:p>Kødpålæg, Pålæg</text:p>
          </table:table-cell>
          <table:table-cell/>
          <table:table-cell office:value-type="string" calcext:value-type="string">
            <text:p>https://www.nemlig.com/kyllingebryst-5010887</text:p>
          </table:table-cell>
        </table:table-row>
        <table:table-row table:style-name="ro1">
          <table:table-cell office:value-type="string" calcext:value-type="string">
            <text:p>Dagligvarer &gt; Kolonial &gt; Færdigretter &gt; Øvrige færdigretter &gt; Kartoffelmospulver</text:p>
          </table:table-cell>
          <table:table-cell office:value-type="string" calcext:value-type="string">
            <text:p>Kartoffelmospulver</text:p>
          </table:table-cell>
          <table:table-cell office:value-type="string" calcext:value-type="string">
            <text:p>3 x 92 g / tilsæt vand / Knorr</text:p>
          </table:table-cell>
          <table:table-cell/>
          <table:table-cell office:value-type="string" calcext:value-type="string">
            <text:p>29.95</text:p>
          </table:table-cell>
          <table:table-cell office:value-type="string" calcext:value-type="string">
            <text:p>.</text:p>
          </table:table-cell>
          <table:table-cell office:value-type="string" calcext:value-type="string">
            <text:p>Knorr</text:p>
          </table:table-cell>
          <table:table-cell table:number-columns-repeated="9"/>
          <table:table-cell office:value-type="string" calcext:value-type="string">
            <text:p>Kartoffelmos</text:p>
          </table:table-cell>
          <table:table-cell office:value-type="string" calcext:value-type="string">
            <text:p>kartiffelmospulver</text:p>
          </table:table-cell>
          <table:table-cell office:value-type="string" calcext:value-type="string">
            <text:p>https://www.nemlig.com/kartoffelmospulver-105139</text:p>
          </table:table-cell>
        </table:table-row>
        <table:table-row table:style-name="ro9">
          <table:table-cell office:value-type="string" calcext:value-type="string">
            <text:p>Dagligvarer &gt; Kolonial &gt; Konserves &gt; Mos og syltning &gt; Frugtgrød og mos &gt; Jordbærgrød (kalorielet)</text:p>
          </table:table-cell>
          <table:table-cell office:value-type="string" calcext:value-type="string">
            <text:p>Jordbærgrød (kalorielet)</text:p>
          </table:table-cell>
          <table:table-cell office:value-type="string" calcext:value-type="string">
            <text:p>450 g / Skælskør</text:p>
          </table:table-cell>
          <table:table-cell/>
          <table:table-cell office:value-type="string" calcext:value-type="string">
            <text:p>21.95</text:p>
          </table:table-cell>
          <table:table-cell office:value-type="string" calcext:value-type="string">
            <text:p>.</text:p>
          </table:table-cell>
          <table:table-cell office:value-type="string" calcext:value-type="string">
            <text:p>Skælskør</text:p>
          </table:table-cell>
          <table:table-cell office:value-type="string" calcext:value-type="string">
            <text:p>Dessert, Mellemmåltid, Morgenmad</text:p>
          </table:table-cell>
          <table:table-cell table:number-columns-repeated="4"/>
          <table:table-cell office:value-type="string" calcext:value-type="string">
            <text:p>Ikke tilsat sukker</text:p>
          </table:table-cell>
          <table:table-cell table:number-columns-repeated="3"/>
          <table:table-cell office:value-type="string" calcext:value-type="string">
            <text:p>Grød</text:p>
          </table:table-cell>
          <table:table-cell office:value-type="string" calcext:value-type="string">
            <text:p>Frugtgrød fra Skælskør Frugtplantage er et velsmagende og fedtfattigt mellemmåltid til både børn og voksne. Et forfriskende supplement til morgenmaden - og et lækkert, nærende mellemmåltid til efter-skole-mad. Denne frugtgrød fra Skælskør Frugtplantage er ikke tilsat sukker, men er ellers tilberedt efter de samme traditionelle metoder, som husmoderen derhjemme har anvendt gennem generationer.</text:p>
            <text:p/>
            <text:p>Skælskør Frugtplantage Jordbærgrød Kalorielet er oplagt til både morgenmad, mellemmåltid eller desserter og bagværk. Frugtgrød kan f.eks. serveres sammen med yoghurt, ymer, fromage frais eller vanillekvark. Frugtgrød kan f.eks. serveres sammen med yoghurt, ymer, fromage frais eller vanillekvark. Server det evt. med et drys müsli-knas eller lignende på toppen. Frugtgrøden er også velegnet til brug i eller sammen med diverse desserter/forfriskninger som f.eks. yoghurt is, yoghurtmousse eller milk- og frugtshakes. Vær bevidst om det du spiser - vælg kalorielet frugtgrød fra Skælskør Frugtplantage.</text:p>
          </table:table-cell>
          <table:table-cell office:value-type="string" calcext:value-type="string">
            <text:p>https://www.nemlig.com/jordbaergroed-kalorielet-102685</text:p>
          </table:table-cell>
        </table:table-row>
        <table:table-row table:style-name="ro1">
          <table:table-cell office:value-type="string" calcext:value-type="string">
            <text:p>Dagligvarer &gt; Køl og mejeri &gt; Mejeri &gt; Ost &gt; Specialost &gt; Brie og camembert &gt; Brie</text:p>
          </table:table-cell>
          <table:table-cell office:value-type="string" calcext:value-type="string">
            <text:p>Brie</text:p>
          </table:table-cell>
          <table:table-cell office:value-type="string" calcext:value-type="string">
            <text:p>200 g / La belle Laitiere</text:p>
          </table:table-cell>
          <table:table-cell office:value-type="string" calcext:value-type="string">
            <text:p>KØL</text:p>
          </table:table-cell>
          <table:table-cell office:value-type="string" calcext:value-type="string">
            <text:p>9.95</text:p>
          </table:table-cell>
          <table:table-cell office:value-type="string" calcext:value-type="string">
            <text:p>.</text:p>
          </table:table-cell>
          <table:table-cell office:value-type="string" calcext:value-type="string">
            <text:p>La Belle Laitiere</text:p>
          </table:table-cell>
          <table:table-cell office:value-type="string" calcext:value-type="string">
            <text:p>Ostebord</text:p>
          </table:table-cell>
          <table:table-cell table:number-columns-repeated="4"/>
          <table:table-cell office:value-type="string" calcext:value-type="string">
            <text:p>Discount, KØL</text:p>
          </table:table-cell>
          <table:table-cell office:value-type="string" calcext:value-type="string">
            <text:p>Ko</text:p>
          </table:table-cell>
          <table:table-cell table:number-columns-repeated="2"/>
          <table:table-cell office:value-type="string" calcext:value-type="string">
            <text:p>Hvidskimmelost</text:p>
          </table:table-cell>
          <table:table-cell office:value-type="string" calcext:value-type="string">
            <text:p>La belle Laitière betyder Den lille malkepige og er en lækker cremet fransk brie med smag af frisk fløde.</text:p>
          </table:table-cell>
          <table:table-cell office:value-type="string" calcext:value-type="string">
            <text:p>https://www.nemlig.com/brie-5025146</text:p>
          </table:table-cell>
        </table:table-row>
        <table:table-row table:style-name="ro3">
          <table:table-cell office:value-type="string" calcext:value-type="string">
            <text:p>Dagligvarer &gt; Slik og kiosk &gt; Slik &gt; Lakrids &gt; Lakrids m. salt og karamel</text:p>
          </table:table-cell>
          <table:table-cell office:value-type="string" calcext:value-type="string">
            <text:p>Lakrids m. salt og karamel</text:p>
          </table:table-cell>
          <table:table-cell office:value-type="string" calcext:value-type="string">
            <text:p>295 g / glutenfri / Lakrids by Bülow</text:p>
          </table:table-cell>
          <table:table-cell/>
          <table:table-cell office:value-type="string" calcext:value-type="string">
            <text:p>125.00</text:p>
          </table:table-cell>
          <table:table-cell office:value-type="string" calcext:value-type="string">
            <text:p>.</text:p>
          </table:table-cell>
          <table:table-cell office:value-type="string" calcext:value-type="string">
            <text:p>Lakrids by Bülow</text:p>
          </table:table-cell>
          <table:table-cell office:value-type="string" calcext:value-type="string">
            <text:p>Dessert, Fest, Fødselsdag, Gave, Snack</text:p>
          </table:table-cell>
          <table:table-cell table:number-columns-repeated="4"/>
          <table:table-cell office:value-type="string" calcext:value-type="string">
            <text:p>Glutenfri</text:p>
          </table:table-cell>
          <table:table-cell table:number-columns-repeated="3"/>
          <table:table-cell office:value-type="string" calcext:value-type="string">
            <text:p>Chokolade, Lakrids</text:p>
          </table:table-cell>
          <table:table-cell office:value-type="string" calcext:value-type="string">
            <text:p>Lakrids D m. salt og karamel</text:p>
            <text:p>Vi advarer på forhånd om, at lakrids kombineret med karamel og havsalt er en uimodståelig smagsoplevelse. Vi har drageret en kerne af sød lakrids i karamelliseret dulcechokolade og tilsmagt med knasende flager af havsalt. Du kan ikke nøjes med at spise én lakrids D – det kan simpelthen ikke lade sig gøre.</text:p>
          </table:table-cell>
          <table:table-cell office:value-type="string" calcext:value-type="string">
            <text:p>https://www.nemlig.com/lakrids-m-salt-og-karamel-5046239</text:p>
          </table:table-cell>
        </table:table-row>
        <table:table-row table:style-name="ro9">
          <table:table-cell office:value-type="string" calcext:value-type="string">
            <text:p>Dagligvarer &gt; Frugt og grønt &gt; Tørret frugt, nødder og barer &gt; Mini blåbærfrugtstænger</text:p>
          </table:table-cell>
          <table:table-cell office:value-type="string" calcext:value-type="string">
            <text:p>Mini blåbærfrugtstænger</text:p>
          </table:table-cell>
          <table:table-cell office:value-type="string" calcext:value-type="string">
            <text:p>14 x 15 g / Nordthy</text:p>
          </table:table-cell>
          <table:table-cell/>
          <table:table-cell office:value-type="string" calcext:value-type="string">
            <text:p>22.95</text:p>
          </table:table-cell>
          <table:table-cell office:value-type="string" calcext:value-type="string">
            <text:p>.</text:p>
          </table:table-cell>
          <table:table-cell office:value-type="string" calcext:value-type="string">
            <text:p>Nordthy</text:p>
          </table:table-cell>
          <table:table-cell office:value-type="string" calcext:value-type="string">
            <text:p>Snack</text:p>
          </table:table-cell>
          <table:table-cell table:number-columns-repeated="8"/>
          <table:table-cell office:value-type="string" calcext:value-type="string">
            <text:p>Frugtstænger</text:p>
          </table:table-cell>
          <table:table-cell office:value-type="string" calcext:value-type="string">
            <text:p>Mini blåbærfrugtstænger</text:p>
            <text:p>Nordthy Mini Frugt Bars indeholder ingen allergener og kun naturlig sukker. Frugtstængerne består hovedsagelig af dadler, som tilsættes frugtpulver – blåbærpulver giver en helt speciel frisk smag.</text:p>
            <text:p>Frugtstænger er helt perfekt til madpakken, udflugten eller blot som en lille snack.</text:p>
          </table:table-cell>
          <table:table-cell office:value-type="string" calcext:value-type="string">
            <text:p>https://www.nemlig.com/mini-blaabaerfrugtstaenger-5047892</text:p>
          </table:table-cell>
        </table:table-row>
        <table:table-row table:style-name="ro5">
          <table:table-cell office:value-type="string" calcext:value-type="string">
            <text:p>Dagligvarer &gt; Pleje og skønhed &gt; Tandpleje &gt; Tandpasta &gt; Tandpasta m. frisk mint</text:p>
          </table:table-cell>
          <table:table-cell office:value-type="string" calcext:value-type="string">
            <text:p>Tandpasta m. frisk mint</text:p>
          </table:table-cell>
          <table:table-cell office:value-type="string" calcext:value-type="string">
            <text:p>2 x 0,05 l / Zendium</text:p>
          </table:table-cell>
          <table:table-cell/>
          <table:table-cell office:value-type="string" calcext:value-type="string">
            <text:p>34.95</text:p>
          </table:table-cell>
          <table:table-cell office:value-type="string" calcext:value-type="string">
            <text:p>.</text:p>
          </table:table-cell>
          <table:table-cell office:value-type="string" calcext:value-type="string">
            <text:p>Zendium</text:p>
          </table:table-cell>
          <table:table-cell table:number-columns-repeated="9"/>
          <table:table-cell office:value-type="string" calcext:value-type="string">
            <text:p>Tandpasta, Tandpleje</text:p>
          </table:table-cell>
          <table:table-cell office:value-type="string" calcext:value-type="string">
            <text:p>Zendium Frisk Mint tandpasta</text:p>
            <text:p>zendium Frisk Mint plejer dine tænder effektivt og mildt. Tandpastaen indeholder både fluor, enzymer og colostrum. Fluor forstærker tandemaljen og beskytter mod karies. Med mild mintsmag, som giver en frisk mund.</text:p>
            <text:p/>
            <text:p>Enzymerne styrker mundens eget forsvar mod bakterier, belægninger og syreangreb. Hermed mindsker du risikoen for en række mundhygiejnesygdomme.</text:p>
            <text:p/>
            <text:p>Slibemidlet i tandpastaen er skånsomt, så du undgår slibeskader på dine tænder.</text:p>
            <text:p/>
            <text:p>Zendium indeholder enzymer og proteiner, der virker antibakterielt og samtidig hjælper med at beskytte tandkødet ved at styrke mundens naturlige forsvar.</text:p>
          </table:table-cell>
          <table:table-cell office:value-type="string" calcext:value-type="string">
            <text:p>https://www.nemlig.com/tandpasta-m-frisk-mint-922030</text:p>
          </table:table-cell>
        </table:table-row>
        <table:table-row table:style-name="ro3">
          <table:table-cell office:value-type="string" calcext:value-type="string">
            <text:p>Dagligvarer &gt; Drikkevarer &gt; Sodavand m. ingefær/lime øko.</text:p>
          </table:table-cell>
          <table:table-cell office:value-type="string" calcext:value-type="string">
            <text:p>Sodavand m. ingefær/lime øko.</text:p>
          </table:table-cell>
          <table:table-cell office:value-type="string" calcext:value-type="string">
            <text:p>0,50 l / ex. pant / m. chili / Mindst holdbar til: 01-12-2020</text:p>
          </table:table-cell>
          <table:table-cell office:value-type="string" calcext:value-type="string">
            <text:p>Øko (dansk),Øko (europæisk)</text:p>
          </table:table-cell>
          <table:table-cell office:value-type="string" calcext:value-type="string">
            <text:p>18.95</text:p>
          </table:table-cell>
          <table:table-cell office:value-type="string" calcext:value-type="string">
            <text:p>9.95</text:p>
          </table:table-cell>
          <table:table-cell office:value-type="string" calcext:value-type="string">
            <text:p>Fatdane</text:p>
          </table:table-cell>
          <table:table-cell office:value-type="string" calcext:value-type="string">
            <text:p>Drikke, Drinks, Grill, Veganer</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Sodavand</text:p>
          </table:table-cell>
          <table:table-cell office:value-type="string" calcext:value-type="string">
            <text:p>Sodavand m. ingefær/lime og chili øko.</text:p>
            <text:p>Ingefær med lime og chili er stærke sager! Ingefær og lime giver en syrlig og let bitter sodavand, som ikke kun er lækker – den virker også opkvikkende. Vi har tilsat et strejf af chili, der fremhæver ingefærens eftersmag og giver denne usædvanlige øko-sodavand sin helt egen signatur. Glem ikke at vende det gode bundfald af ingefær rundt inden åbning, så du får det hele med. FATDANE tonic med humle er bitter og tør – ufiltreret med en rendyrket smag. Det tager mere end 4 dage at ekstrahere kininen og bitterheden fra den naturlige cinchona bark. Vi har tilsat humle, kardemomme og andre urter for at give den ekstra bitterhed og en markant tør eftersmag. Den indeholder et minimum af økologisk rørsukker og ekstra kulsyre for at forlænge holdbarheden af boblerne, når den hældes over is.</text:p>
          </table:table-cell>
          <table:table-cell office:value-type="string" calcext:value-type="string">
            <text:p>https://www.nemlig.com/sodavand-m-ingefaer-lime-oeko-5049688</text:p>
          </table:table-cell>
        </table:table-row>
        <table:table-row table:style-name="ro3">
          <table:table-cell office:value-type="string" calcext:value-type="string">
            <text:p>Dagligvarer &gt; Brød, kiks og kager &gt; Kiks &gt; Søde kiks &gt; Müslikiks øko.</text:p>
          </table:table-cell>
          <table:table-cell office:value-type="string" calcext:value-type="string">
            <text:p>Müslikiks øko.</text:p>
          </table:table-cell>
          <table:table-cell office:value-type="string" calcext:value-type="string">
            <text:p>240 g / vegansk / Madame Butterfly</text:p>
          </table:table-cell>
          <table:table-cell office:value-type="string" calcext:value-type="string">
            <text:p>Øko (europæisk)</text:p>
          </table:table-cell>
          <table:table-cell office:value-type="string" calcext:value-type="string">
            <text:p>14.90</text:p>
          </table:table-cell>
          <table:table-cell office:value-type="string" calcext:value-type="string">
            <text:p>.</text:p>
          </table:table-cell>
          <table:table-cell office:value-type="string" calcext:value-type="string">
            <text:p>Madame Butterfly</text:p>
          </table:table-cell>
          <table:table-cell table:number-columns-repeated="5"/>
          <table:table-cell office:value-type="string" calcext:value-type="string">
            <text:p>Discount, Vegansk, Øko (europæisk)</text:p>
          </table:table-cell>
          <table:table-cell table:number-columns-repeated="3"/>
          <table:table-cell office:value-type="string" calcext:value-type="string">
            <text:p>Kiks</text:p>
          </table:table-cell>
          <table:table-cell office:value-type="string" calcext:value-type="string">
            <text:p>Müslikiks</text:p>
            <text:p>Pakket med hele 64% fuldkorn, et dejligt hint af æble og ekstra sødme fra rosinerne. Perfekt som det lille mellemmåltid til en kop te eller kaffe. Eller pak den med i rygsækken som en handy kage-erstatnings-hapser, når du er på tur. Naturligvis økologisk.</text:p>
          </table:table-cell>
          <table:table-cell office:value-type="string" calcext:value-type="string">
            <text:p>https://www.nemlig.com/muslikiks-oeko-5021481</text:p>
          </table:table-cell>
        </table:table-row>
        <table:table-row table:style-name="ro3">
          <table:table-cell office:value-type="string" calcext:value-type="string">
            <text:p>Dagligvarer &gt; Køl og mejeri &gt; Mejeri &gt; Kakao, koldskål og proteindrikke &gt; Kakaodrik og kakaomælk &gt; Kakaoskummetmælk i brik 0,5%</text:p>
          </table:table-cell>
          <table:table-cell office:value-type="string" calcext:value-type="string">
            <text:p>Kakaoskummetmælk i brik 0,5%</text:p>
          </table:table-cell>
          <table:table-cell office:value-type="string" calcext:value-type="string">
            <text:p>6 x 200 ml / original / Matilde</text:p>
          </table:table-cell>
          <table:table-cell/>
          <table:table-cell office:value-type="string" calcext:value-type="string">
            <text:p>24.95</text:p>
          </table:table-cell>
          <table:table-cell office:value-type="string" calcext:value-type="string">
            <text:p>.</text:p>
          </table:table-cell>
          <table:table-cell office:value-type="string" calcext:value-type="string">
            <text:p>Matilde</text:p>
          </table:table-cell>
          <table:table-cell office:value-type="string" calcext:value-type="string">
            <text:p>Fødselsdag, Madpakke</text:p>
          </table:table-cell>
          <table:table-cell table:number-columns-repeated="8"/>
          <table:table-cell office:value-type="string" calcext:value-type="string">
            <text:p>Kakao</text:p>
          </table:table-cell>
          <table:table-cell office:value-type="string" calcext:value-type="string">
            <text:p>Kakaoskummetmælk</text:p>
            <text:p>Matilde kakaomælk er lig med masser af hygge, og sådan har det været siden 1970. Med denne Matilde® Original i 200 ml og med sugerør, kan du nu også have hyggen med på farten. Matilde® Original er lavet på dansk skummetmælk og den anvendte kakao er UTZ-certificeret.</text:p>
          </table:table-cell>
          <table:table-cell office:value-type="string" calcext:value-type="string">
            <text:p>https://www.nemlig.com/kakaoskummetmaelk-i-brik-0-5-5001414</text:p>
          </table:table-cell>
        </table:table-row>
        <table:table-row table:style-name="ro3">
          <table:table-cell office:value-type="string" calcext:value-type="string">
            <text:p>Dagligvarer &gt; Køl og mejeri &gt; Pålæg &gt; Pålæg i skiver &gt; Skinke og hamburgerryg &gt; Røget skinke</text:p>
          </table:table-cell>
          <table:table-cell office:value-type="string" calcext:value-type="string">
            <text:p>Røget skinke</text:p>
          </table:table-cell>
          <table:table-cell office:value-type="string" calcext:value-type="string">
            <text:p>80 g / Tulip - Frilandsgris</text:p>
          </table:table-cell>
          <table:table-cell office:value-type="string" calcext:value-type="string">
            <text:p>Dansk,KØL,Nøglehulsmærket</text:p>
          </table:table-cell>
          <table:table-cell office:value-type="string" calcext:value-type="string">
            <text:p>16.95</text:p>
          </table:table-cell>
          <table:table-cell office:value-type="string" calcext:value-type="string">
            <text:p>.</text:p>
          </table:table-cell>
          <table:table-cell office:value-type="string" calcext:value-type="string">
            <text:p>Pålækker</text:p>
          </table:table-cell>
          <table:table-cell office:value-type="string" calcext:value-type="string">
            <text:p>Brød, Frokost, Madpakke, Pålæg, Sandwich</text:p>
          </table:table-cell>
          <table:table-cell table:number-columns-repeated="4"/>
          <table:table-cell office:value-type="string" calcext:value-type="string">
            <text:p>Anbefalet af dyrenes beskyttelse, Bedre dyrevelfærd (3 hjerter), Dansk, Discount, KØL, Nøglehulsmærket</text:p>
          </table:table-cell>
          <table:table-cell table:number-columns-repeated="3"/>
          <table:table-cell office:value-type="string" calcext:value-type="string">
            <text:p>Svin</text:p>
          </table:table-cell>
          <table:table-cell office:value-type="string" calcext:value-type="string">
            <text:p>Røget skinke</text:p>
            <text:p>Tulip Pålækker Frilandsgris er et kvalitetssortiment af klassiskpålæg, postej og salami lavet af udvalgte råvarer fra danske gårde, hvor grisen har mere plads, mere halm og krølle på halen, så man kan tilvælge dyrevelfærd og med ekstra god samvittighed sætte Tulip Pålækker på frokost og middagsbordet.</text:p>
          </table:table-cell>
          <table:table-cell office:value-type="string" calcext:value-type="string">
            <text:p>https://www.nemlig.com/roeget-skinke-5045840</text:p>
          </table:table-cell>
        </table:table-row>
        <table:table-row table:style-name="ro3">
          <table:table-cell office:value-type="string" calcext:value-type="string">
            <text:p>Dagligvarer &gt; Drikkevarer &gt; Sodavand &gt; Light og sukkerfri sodavand &gt; Grape light</text:p>
          </table:table-cell>
          <table:table-cell office:value-type="string" calcext:value-type="string">
            <text:p>Grape light</text:p>
          </table:table-cell>
          <table:table-cell office:value-type="string" calcext:value-type="string">
            <text:p>6 x 0,50 l / ex. pant / indh. sødestoffer / Harboe</text:p>
          </table:table-cell>
          <table:table-cell/>
          <table:table-cell office:value-type="string" calcext:value-type="string">
            <text:p>14.70</text:p>
          </table:table-cell>
          <table:table-cell office:value-type="string" calcext:value-type="string">
            <text:p>.</text:p>
          </table:table-cell>
          <table:table-cell office:value-type="string" calcext:value-type="string">
            <text:p>Harboe</text:p>
          </table:table-cell>
          <table:table-cell table:number-columns-repeated="5"/>
          <table:table-cell office:value-type="string" calcext:value-type="string">
            <text:p>Discount, Sukkerfri</text:p>
          </table:table-cell>
          <table:table-cell table:number-columns-repeated="3"/>
          <table:table-cell office:value-type="string" calcext:value-type="string">
            <text:p>Sodavand</text:p>
          </table:table-cell>
          <table:table-cell office:value-type="string" calcext:value-type="string">
            <text:p>Grape Light</text:p>
            <text:p>Harboe Grape Light er en frisk og læskende sodavand med en syrlig og frisk smag af solmodne grapefrugter. Grape Light er en forfriskende nydelse med få kalorier.</text:p>
          </table:table-cell>
          <table:table-cell office:value-type="string" calcext:value-type="string">
            <text:p>https://www.nemlig.com/grape-light-5004221</text:p>
          </table:table-cell>
        </table:table-row>
        <table:table-row table:style-name="ro5">
          <table:table-cell office:value-type="string" calcext:value-type="string">
            <text:p>Dagligvarer &gt; Slik og kiosk &gt; Chokolade &gt; Plader &gt; Mørk chokolade &gt; Mørk chokolade m. mandel</text:p>
          </table:table-cell>
          <table:table-cell office:value-type="string" calcext:value-type="string">
            <text:p>Mørk chokolade m. mandel</text:p>
          </table:table-cell>
          <table:table-cell office:value-type="string" calcext:value-type="string">
            <text:p>180 g / m. havsalt / Tony's</text:p>
          </table:table-cell>
          <table:table-cell office:value-type="string" calcext:value-type="string">
            <text:p>Fairtrade</text:p>
          </table:table-cell>
          <table:table-cell office:value-type="string" calcext:value-type="string">
            <text:p>49.95</text:p>
          </table:table-cell>
          <table:table-cell office:value-type="string" calcext:value-type="string">
            <text:p>.</text:p>
          </table:table-cell>
          <table:table-cell office:value-type="string" calcext:value-type="string">
            <text:p>Tony's</text:p>
          </table:table-cell>
          <table:table-cell office:value-type="string" calcext:value-type="string">
            <text:p>Bagning, Dessert, Fødselsdag, Gave, Snack</text:p>
          </table:table-cell>
          <table:table-cell table:number-columns-repeated="4"/>
          <table:table-cell office:value-type="string" calcext:value-type="string">
            <text:p>Fairtrade</text:p>
          </table:table-cell>
          <table:table-cell table:number-columns-repeated="3"/>
          <table:table-cell office:value-type="string" calcext:value-type="string">
            <text:p>Chokolade, Chokoladeplade</text:p>
          </table:table-cell>
          <table:table-cell office:value-type="string" calcext:value-type="string">
            <text:p>Mørk chokolade med mandler og havsalt</text:p>
            <text:p>Denne mørke chokolade har det hele: mandler og havsalt – et perfekt match! Psst.. Den kan også nydes af vegetarer og veganere</text:p>
            <text:p/>
            <text:p>Med utrolig velsmagende chokolade fører vi an i kampen og viser, at chokolade kan produceres anderledes. Vi betaler en højere pris for kakaoen, indgår langsigtede partnerskaber og handler direkte med bønderne, som sikrer, at kakaoen er sporbar. Vi uddanner dem i at dyrke bedre landbrug, øge produktiviteten og i at drive en organisation mere professionelt.</text:p>
            <text:p/>
            <text:p>Det giver ingen mening for os, at chokoladeplader opdeles i lige store stykker, når der er så stor ulighed i chokoladeindustrien! De ulige stykker er en måde at minde alle om, at økonomien i chokoladeindustrien er unfair fordelt.</text:p>
            <text:p/>
            <text:p>I denne chokolade er der brugt 130 kakaobønner, og med hver bid hjælper du os i vores vision.</text:p>
          </table:table-cell>
          <table:table-cell office:value-type="string" calcext:value-type="string">
            <text:p>https://www.nemlig.com/moerk-chokolade-m-mandel-5047066</text:p>
          </table:table-cell>
        </table:table-row>
        <table:table-row table:style-name="ro3">
          <table:table-cell office:value-type="string" calcext:value-type="string">
            <text:p>Dagligvarer &gt; Kød og fisk &gt; Fisk og skaldyr &gt; Skaldyr &gt; Nordatlantiske rejer</text:p>
          </table:table-cell>
          <table:table-cell office:value-type="string" calcext:value-type="string">
            <text:p>Nordatlantiske rejer</text:p>
          </table:table-cell>
          <table:table-cell office:value-type="string" calcext:value-type="string">
            <text:p>150 g / frost / Royal Arctic</text:p>
          </table:table-cell>
          <table:table-cell office:value-type="string" calcext:value-type="string">
            <text:p>Frost,Nøglehulsmærket</text:p>
          </table:table-cell>
          <table:table-cell office:value-type="string" calcext:value-type="string">
            <text:p>25.00</text:p>
          </table:table-cell>
          <table:table-cell office:value-type="string" calcext:value-type="string">
            <text:p>.</text:p>
          </table:table-cell>
          <table:table-cell office:value-type="string" calcext:value-type="string">
            <text:p>Royal Arctic</text:p>
          </table:table-cell>
          <table:table-cell office:value-type="string" calcext:value-type="string">
            <text:p>Aftensmad, Forret, Frokost</text:p>
          </table:table-cell>
          <table:table-cell table:number-columns-repeated="4"/>
          <table:table-cell office:value-type="string" calcext:value-type="string">
            <text:p>Frost, Nøglehulsmærket</text:p>
          </table:table-cell>
          <table:table-cell table:number-columns-repeated="3"/>
          <table:table-cell office:value-type="string" calcext:value-type="string">
            <text:p>Rejer</text:p>
          </table:table-cell>
          <table:table-cell office:value-type="string" calcext:value-type="string">
            <text:p>Nordatlantiske rejer</text:p>
            <text:p>Store nordatlantiske rejer, kogte og pillede. Kædepak 2x75g. Dette produkt kommer fra et fiskerri der er blevet uafhængigt certificeeret i henhol til MSC´s standart for et velforvaret og bæredygtigt fiskeri.</text:p>
          </table:table-cell>
          <table:table-cell office:value-type="string" calcext:value-type="string">
            <text:p>https://www.nemlig.com/nordatlantiske-rejer-5045461</text:p>
          </table:table-cell>
        </table:table-row>
        <table:table-row table:style-name="ro15">
          <table:table-cell office:value-type="string" calcext:value-type="string">
            <text:p>Dagligvarer &gt; Slik og kiosk &gt; Ugeblade, magasiner og kryds &amp; tværs &gt; Jumbobog</text:p>
          </table:table-cell>
          <table:table-cell office:value-type="string" calcext:value-type="string">
            <text:p>Jumbobog</text:p>
          </table:table-cell>
          <table:table-cell office:value-type="string" calcext:value-type="string">
            <text:p>1 stk. / udkommer 12 gange årligt</text:p>
          </table:table-cell>
          <table:table-cell/>
          <table:table-cell office:value-type="string" calcext:value-type="string">
            <text:p>59.95</text:p>
          </table:table-cell>
          <table:table-cell office:value-type="string" calcext:value-type="string">
            <text:p>.</text:p>
          </table:table-cell>
          <table:table-cell office:value-type="string" calcext:value-type="string">
            <text:p>Jumbobog</text:p>
          </table:table-cell>
          <table:table-cell table:number-columns-repeated="9"/>
          <table:table-cell office:value-type="string" calcext:value-type="string">
            <text:p>Magasin</text:p>
          </table:table-cell>
          <table:table-cell office:value-type="string" calcext:value-type="string">
            <text:p>Jumbobog</text:p>
            <text:p>Med Jumbobogen får du timevis af god underholdning, som du kender fra Anders And bladene, men samlet i en rigtig lille bog.</text:p>
            <text:p/>
            <text:p>I 2020 udkommer Jumbobogen:</text:p>
            <text:p>13. januar</text:p>
            <text:p>10. februar</text:p>
            <text:p>9. marts</text:p>
            <text:p>2. april</text:p>
            <text:p>4. maj</text:p>
            <text:p>8. juni</text:p>
            <text:p>6. juli</text:p>
            <text:p>3. august</text:p>
            <text:p>7. september</text:p>
            <text:p>5. oktober</text:p>
            <text:p>9. november</text:p>
            <text:p>7. december</text:p>
          </table:table-cell>
          <table:table-cell office:value-type="string" calcext:value-type="string">
            <text:p>https://www.nemlig.com/jumbobog-5034448</text:p>
          </table:table-cell>
        </table:table-row>
        <table:table-row table:style-name="ro3">
          <table:table-cell office:value-type="string" calcext:value-type="string">
            <text:p>Dagligvarer &gt; Køl og mejeri &gt; Pålæg &gt; Fisk- og skaldyrspålæg &gt; Kaviar, rogn og blinis &gt; Lavsaltet stenbiderrogn (rød)</text:p>
          </table:table-cell>
          <table:table-cell office:value-type="string" calcext:value-type="string">
            <text:p>Lavsaltet stenbiderrogn (rød)</text:p>
          </table:table-cell>
          <table:table-cell office:value-type="string" calcext:value-type="string">
            <text:p>75 g / Royal Greenland</text:p>
          </table:table-cell>
          <table:table-cell office:value-type="string" calcext:value-type="string">
            <text:p>KØL,MSC-mærket,Nøglehulsmærket</text:p>
          </table:table-cell>
          <table:table-cell office:value-type="string" calcext:value-type="string">
            <text:p>24.95</text:p>
          </table:table-cell>
          <table:table-cell office:value-type="string" calcext:value-type="string">
            <text:p>19.00</text:p>
          </table:table-cell>
          <table:table-cell office:value-type="string" calcext:value-type="string">
            <text:p>Royal Greenland</text:p>
          </table:table-cell>
          <table:table-cell office:value-type="string" calcext:value-type="string">
            <text:p>Tilbehør</text:p>
          </table:table-cell>
          <table:table-cell table:number-columns-repeated="4"/>
          <table:table-cell office:value-type="string" calcext:value-type="string">
            <text:p>KØL, MSC-mærket, Nøglehulsmærket</text:p>
          </table:table-cell>
          <table:table-cell office:value-type="string" calcext:value-type="string">
            <text:p>Fisk</text:p>
          </table:table-cell>
          <table:table-cell table:number-columns-repeated="2"/>
          <table:table-cell office:value-type="string" calcext:value-type="string">
            <text:p>Rogn</text:p>
          </table:table-cell>
          <table:table-cell office:value-type="string" calcext:value-type="string">
            <text:p>1. klasses grønlandske stenbiderrogn</text:p>
            <text:p>Rognen fra den tykke stenbiderhun, kvabsoen som den kaldes, er en stor delikatesse. De skinnende smukke, sprøde perler brister i munden med et lille "pop" og frigiver deres salte, sødmefulde smag. Traditionelt set bruges stenbiderrogn mest som pynt eller til en lille hapser før middagen, men den delikate grønlandske rogn kan sagtens bære en ret i sig selv.</text:p>
          </table:table-cell>
          <table:table-cell office:value-type="string" calcext:value-type="string">
            <text:p>https://www.nemlig.com/lavsaltet-stenbiderrogn-roed-5029856</text:p>
          </table:table-cell>
        </table:table-row>
        <table:table-row table:style-name="ro12">
          <table:table-cell office:value-type="string" calcext:value-type="string">
            <text:p>Dagligvarer &gt; Pleje og skønhed &gt; Hårprodukter &gt; Balsam &gt; Balsamspray (normalt hår)</text:p>
          </table:table-cell>
          <table:table-cell office:value-type="string" calcext:value-type="string">
            <text:p>Balsamspray (normalt hår)</text:p>
          </table:table-cell>
          <table:table-cell office:value-type="string" calcext:value-type="string">
            <text:p>0,25 l / m. kokos / vegansk / Urtekram - Coconut</text:p>
          </table:table-cell>
          <table:table-cell office:value-type="string" calcext:value-type="string">
            <text:p>Ecocert</text:p>
          </table:table-cell>
          <table:table-cell office:value-type="string" calcext:value-type="string">
            <text:p>49.95</text:p>
          </table:table-cell>
          <table:table-cell office:value-type="string" calcext:value-type="string">
            <text:p>.</text:p>
          </table:table-cell>
          <table:table-cell office:value-type="string" calcext:value-type="string">
            <text:p>Urtekram</text:p>
          </table:table-cell>
          <table:table-cell office:value-type="string" calcext:value-type="string">
            <text:p>Hårpleje</text:p>
          </table:table-cell>
          <table:table-cell table:number-columns-repeated="4"/>
          <table:table-cell office:value-type="string" calcext:value-type="string">
            <text:p>Ecocert</text:p>
          </table:table-cell>
          <table:table-cell table:number-columns-repeated="2"/>
          <table:table-cell office:value-type="string" calcext:value-type="string">
            <text:p>0,25 l</text:p>
          </table:table-cell>
          <table:table-cell office:value-type="string" calcext:value-type="string">
            <text:p>Balsam, Hårpleje</text:p>
          </table:table-cell>
          <table:table-cell office:value-type="string" calcext:value-type="string">
            <text:p>Vegansk balsamspray med kokos</text:p>
            <text:p>Kokos leave-in spray balsam med økologisk kokosnektar bidrager på naturlig vis til afbalanceret fugtighed og forebygger tørhed i normalt hår. Håret bliver let at rede ud og efterlades silkeblødt, og derudover får håret en dejlig duft af naturlig kokossødme.</text:p>
            <text:p/>
            <text:p>Det kan både sprayes i vådt og tørt hår og skal ikke vaskes ud.</text:p>
            <text:p>Omrystes før brug.</text:p>
          </table:table-cell>
          <table:table-cell office:value-type="string" calcext:value-type="string">
            <text:p>https://www.nemlig.com/balsamspray-normalt-haar-5019801</text:p>
          </table:table-cell>
        </table:table-row>
        <table:table-row table:style-name="ro25">
          <table:table-cell office:value-type="string" calcext:value-type="string">
            <text:p>Dagligvarer &gt; Slik og kiosk &gt; Håndkøbsmedicin &gt; Rygeafvænning &gt; Tyggegummi m. frugt</text:p>
          </table:table-cell>
          <table:table-cell office:value-type="string" calcext:value-type="string">
            <text:p>Tyggegummi m. frugt</text:p>
          </table:table-cell>
          <table:table-cell office:value-type="string" calcext:value-type="string">
            <text:p>204 stk. / 2 mg nicotin/stk. / Nicotinell</text:p>
          </table:table-cell>
          <table:table-cell/>
          <table:table-cell office:value-type="string" calcext:value-type="string">
            <text:p>199.95</text:p>
          </table:table-cell>
          <table:table-cell office:value-type="string" calcext:value-type="string">
            <text:p>.</text:p>
          </table:table-cell>
          <table:table-cell office:value-type="string" calcext:value-type="string">
            <text:p>Nicotinell</text:p>
          </table:table-cell>
          <table:table-cell office:value-type="string" calcext:value-type="string">
            <text:p>Rygestop</text:p>
          </table:table-cell>
          <table:table-cell table:number-columns-repeated="4"/>
          <table:table-cell office:value-type="string" calcext:value-type="string">
            <text:p>Sukkerfri</text:p>
          </table:table-cell>
          <table:table-cell table:number-columns-repeated="3"/>
          <table:table-cell office:value-type="string" calcext:value-type="string">
            <text:p>Håndkøbsmedicin</text:p>
          </table:table-cell>
          <table:table-cell office:value-type="string" calcext:value-type="string">
            <text:p>Nicotinell® nikotintyggegummi 2 mg med frugtsmag 204 stk.</text:p>
            <text:p>2 mg til personer, der ryger mindre end 20 cigaretter om dagen.</text:p>
            <text:p/>
            <text:p>Nicotinell® nikotintyggegummi gør rygestoppet lettere, fordi det hjælper dig med at kontrollere impulsen, når rygetrangen sætter ind.</text:p>
            <text:p/>
            <text:p>Vil du vide mere, kan du se indlægssedlen her</text:p>
            <text:p/>
            <text:p>Herudover opfordrer vi til at læse oplysninger i indlægssedlen eller på emballagen samt andre oplysninger, som er nødvendige med henblik på korrekt og hensigtsmæssig brug af lægemidlet, herunder advarsler og interaktionsforhold.</text:p>
            <text:p/>
            <text:p>nemlig.com er på Lægemiddelstyrelsens liste over godkendte forhandlere af håndkøbsmedicin.</text:p>
            <text:p>Har du spørgsmål, kan du kontakte Lægemiddelstyrelsen</text:p>
            <text:p/>
            <text:p>Dosis</text:p>
            <text:p>Voksne:</text:p>
            <text:p>1 stykke Nicotinell Fruit medicinsk tyggegummi tygges ved rygetrang.</text:p>
            <text:p/>
            <text:p>Normalt forbrug er 8-12 stykker tyggegummi pr. dag, dog højst 25 stykker tyggegummi á 2 mg pr. dag.</text:p>
            <text:p/>
            <text:p>Brugsanvisning</text:p>
            <text:p>1. Et stykke medicinsk tyggegummi skal tygges, indtil der fremkommer en stærk smag.</text:p>
            <text:p>2. Det medicinske tyggegummi skal dernæst hvile mellem kind og tandkød.</text:p>
            <text:p>3. Når smagen aftager, påbegyndes tygningen igen.</text:p>
            <text:p>4. Tyggerutinen skal gentages i 30 minutter.</text:p>
            <text:p/>
            <text:p>Samtidig indtagelse af syreholdige drikke som f.eks. kaffe eller læskedrikke kan mindske absorptionen af nicotin i mundhulen.</text:p>
            <text:p>Syreholdige drikke bør undgås 15 minutter før tyggegummiet anvendes.</text:p>
            <text:p/>
            <text:p>Børn og unge</text:p>
            <text:p>Bør ikke anvendes til børn under 18 år uden lægens anvisning.</text:p>
            <text:p/>
            <text:p>Opbevaring</text:p>
            <text:p>Opbevares utilgængeligt for børn.</text:p>
            <text:p>Må ikke opbevares ved over 25 grader.</text:p>
          </table:table-cell>
          <table:table-cell office:value-type="string" calcext:value-type="string">
            <text:p>https://www.nemlig.com/tyggegummi-m-frugt-5023282</text:p>
          </table:table-cell>
        </table:table-row>
        <table:table-row table:style-name="ro3">
          <table:table-cell office:value-type="string" calcext:value-type="string">
            <text:p>Dagligvarer &gt; Kolonial &gt; Bagning &gt; Sukker &gt; Rørsukker (demerara) øko.</text:p>
          </table:table-cell>
          <table:table-cell office:value-type="string" calcext:value-type="string">
            <text:p>Rørsukker (demerara) øko.</text:p>
          </table:table-cell>
          <table:table-cell office:value-type="string" calcext:value-type="string">
            <text:p>350 g / Urtekram</text:p>
          </table:table-cell>
          <table:table-cell office:value-type="string" calcext:value-type="string">
            <text:p>Øko (dansk),Øko (europæisk)</text:p>
          </table:table-cell>
          <table:table-cell office:value-type="string" calcext:value-type="string">
            <text:p>17.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Øko (dansk), Øko (europæisk)</text:p>
          </table:table-cell>
          <table:table-cell table:number-columns-repeated="3"/>
          <table:table-cell office:value-type="string" calcext:value-type="string">
            <text:p>Sukker</text:p>
          </table:table-cell>
          <table:table-cell office:value-type="string" calcext:value-type="string">
            <text:p>Demerara rørsukker øko.</text:p>
            <text:p>Demerarasukkerets særlige charme ligger i de ekstrastore, gyldne sukkerkrystaller. Her gemmer der sig stadig masser af melasse, den syndige smagsgiver, som er sukkerrørets specialitet. Og det er her den varme, honningagtige sødme og den fyldige karamelsmag også kommer fra.</text:p>
          </table:table-cell>
          <table:table-cell office:value-type="string" calcext:value-type="string">
            <text:p>https://www.nemlig.com/roersukker-demerara-oeko-5019767</text:p>
          </table:table-cell>
        </table:table-row>
        <table:table-row table:style-name="ro9">
          <table:table-cell office:value-type="string" calcext:value-type="string">
            <text:p>Dagligvarer &gt; Kolonial &gt; Pasta, ris og bælgfrugter &gt; Ris &gt; Basmatiris &gt; Basmatiris</text:p>
          </table:table-cell>
          <table:table-cell office:value-type="string" calcext:value-type="string">
            <text:p>Basmatiris</text:p>
          </table:table-cell>
          <table:table-cell office:value-type="string" calcext:value-type="string">
            <text:p>1 kg / Simply Rice</text:p>
          </table:table-cell>
          <table:table-cell/>
          <table:table-cell office:value-type="string" calcext:value-type="string">
            <text:p>15.95</text:p>
          </table:table-cell>
          <table:table-cell office:value-type="string" calcext:value-type="string">
            <text:p>.</text:p>
          </table:table-cell>
          <table:table-cell office:value-type="string" calcext:value-type="string">
            <text:p>Simply Rice</text:p>
          </table:table-cell>
          <table:table-cell table:number-columns-repeated="5"/>
          <table:table-cell office:value-type="string" calcext:value-type="string">
            <text:p>Discount</text:p>
          </table:table-cell>
          <table:table-cell table:number-columns-repeated="3"/>
          <table:table-cell office:value-type="string" calcext:value-type="string">
            <text:p>Ris</text:p>
          </table:table-cell>
          <table:table-cell office:value-type="string" calcext:value-type="string">
            <text:p>Basmatiris</text:p>
            <text:p/>
            <text:p>Basmatiris.</text:p>
          </table:table-cell>
          <table:table-cell office:value-type="string" calcext:value-type="string">
            <text:p>https://www.nemlig.com/basmatiris-5028518</text:p>
          </table:table-cell>
        </table:table-row>
        <table:table-row table:style-name="ro3">
          <table:table-cell office:value-type="string" calcext:value-type="string">
            <text:p>Dagligvarer &gt; Drikkevarer &gt; Abadia Retuerta Seleccion</text:p>
          </table:table-cell>
          <table:table-cell office:value-type="string" calcext:value-type="string">
            <text:p>Abadia Retuerta Seleccion</text:p>
          </table:table-cell>
          <table:table-cell office:value-type="string" calcext:value-type="string">
            <text:p>Spanien / Sardón de Duero / 2016 / 6 x 0,75 l / rødvin</text:p>
          </table:table-cell>
          <table:table-cell/>
          <table:table-cell office:value-type="string" calcext:value-type="string">
            <text:p>1494.00</text:p>
          </table:table-cell>
          <table:table-cell office:value-type="string" calcext:value-type="string">
            <text:p>1199.70</text:p>
          </table:table-cell>
          <table:table-cell table:number-columns-repeated="2"/>
          <table:table-cell office:value-type="string" calcext:value-type="string">
            <text:p>Kasse, Kork</text:p>
          </table:table-cell>
          <table:table-cell table:number-columns-repeated="2"/>
          <table:table-cell office:value-type="string" calcext:value-type="string">
            <text:p>Spanien</text:p>
          </table:table-cell>
          <table:table-cell table:number-columns-repeated="4"/>
          <table:table-cell office:value-type="string" calcext:value-type="string">
            <text:p>Rødvin</text:p>
          </table:table-cell>
          <table:table-cell office:value-type="string" calcext:value-type="string">
            <text:p>Abadia Retuerta Seleccion</text:p>
            <text:p>En sikker vinder, en kvalitetsvin fra det populære Abadia Retuerta i Spanien. Vinen blev i 2005 kåret som verdens bedste vin ved International Wine Challenge i London, og det er ikke uden grund. Den mørke kirsebærrøde vin i glasset er et blend af 70% Tempranillo, 15% Cabernet Sauvignon og 10% Syrah, som hurtigt stiger til næsen med aromaer af bær, lakrids og kaffe. I Munden er den ren og har en god fylde af sprøde kirsebær- og blommefrugter, understøttet af lakrids, kaffe og fadnoter. Druerne er høstet ved håndkraft og udvælges nøje, inden de kommer på temperaturregulerede ståltanke. Herefter lagres den kraftfulde vin i en kombination af franske og amerikanske egefade. I 12-13 måneder, alt efter årgangen.</text:p>
          </table:table-cell>
          <table:table-cell office:value-type="string" calcext:value-type="string">
            <text:p>https://www.nemlig.com/abadia-retuerta-seleccion-5047791</text:p>
          </table:table-cell>
        </table:table-row>
        <table:table-row table:style-name="ro12">
          <table:table-cell office:value-type="string" calcext:value-type="string">
            <text:p>Dagligvarer &gt; Frugt og grønt &gt; Grøntsager &gt; Salat &gt; Frillice salat</text:p>
          </table:table-cell>
          <table:table-cell office:value-type="string" calcext:value-type="string">
            <text:p>Frillice salat</text:p>
          </table:table-cell>
          <table:table-cell office:value-type="string" calcext:value-type="string">
            <text:p>1 stk. / Danmark / Klasse 1</text:p>
          </table:table-cell>
          <table:table-cell office:value-type="string" calcext:value-type="string">
            <text:p>Dansk</text:p>
          </table:table-cell>
          <table:table-cell office:value-type="string" calcext:value-type="string">
            <text:p>18.00</text:p>
          </table:table-cell>
          <table:table-cell office:value-type="string" calcext:value-type="string">
            <text:p>.</text:p>
          </table:table-cell>
          <table:table-cell/>
          <table:table-cell office:value-type="string" calcext:value-type="string">
            <text:p>Salat</text:p>
          </table:table-cell>
          <table:table-cell office:value-type="string" calcext:value-type="string">
            <text:p>Bakke</text:p>
          </table:table-cell>
          <table:table-cell office:value-type="string" calcext:value-type="string">
            <text:p>Grøn</text:p>
          </table:table-cell>
          <table:table-cell office:value-type="string" calcext:value-type="string">
            <text:p>Klasse 1</text:p>
          </table:table-cell>
          <table:table-cell/>
          <table:table-cell office:value-type="string" calcext:value-type="string">
            <text:p>Dansk</text:p>
          </table:table-cell>
          <table:table-cell office:value-type="string" calcext:value-type="string">
            <text:p>Danmark</text:p>
          </table:table-cell>
          <table:table-cell office:value-type="string" calcext:value-type="string">
            <text:p>Frillice</text:p>
          </table:table-cell>
          <table:table-cell/>
          <table:table-cell office:value-type="string" calcext:value-type="string">
            <text:p>Salat</text:p>
          </table:table-cell>
          <table:table-cell office:value-type="string" calcext:value-type="string">
            <text:p>Frillice er en krydsning mellem krølsalat og iceberg.</text:p>
            <text:p/>
            <text:p>Det er grøn og sprød salat med en mild og ærtelignende smag.</text:p>
            <text:p/>
            <text:p>Den er meget dekorativ som pynt pga. de krusede blade.</text:p>
          </table:table-cell>
          <table:table-cell office:value-type="string" calcext:value-type="string">
            <text:p>https://www.nemlig.com/frillice-salat-5001718</text:p>
          </table:table-cell>
        </table:table-row>
        <table:table-row table:style-name="ro3">
          <table:table-cell office:value-type="string" calcext:value-type="string">
            <text:p>Dagligvarer &gt; Kolonial &gt; Bagning &gt; Bageartikler &gt; Marcipan, nougat og chokolade &gt; Marcipan m. lakrids</text:p>
          </table:table-cell>
          <table:table-cell office:value-type="string" calcext:value-type="string">
            <text:p>Marcipan m. lakrids</text:p>
          </table:table-cell>
          <table:table-cell office:value-type="string" calcext:value-type="string">
            <text:p>150 g / Odense Marcipan</text:p>
          </table:table-cell>
          <table:table-cell/>
          <table:table-cell office:value-type="string" calcext:value-type="string">
            <text:p>29.95</text:p>
          </table:table-cell>
          <table:table-cell office:value-type="string" calcext:value-type="string">
            <text:p>.</text:p>
          </table:table-cell>
          <table:table-cell office:value-type="string" calcext:value-type="string">
            <text:p>Odense Marcipan</text:p>
          </table:table-cell>
          <table:table-cell office:value-type="string" calcext:value-type="string">
            <text:p>Dessert, Jul</text:p>
          </table:table-cell>
          <table:table-cell table:number-columns-repeated="8"/>
          <table:table-cell office:value-type="string" calcext:value-type="string">
            <text:p>Marcipan</text:p>
          </table:table-cell>
          <table:table-cell office:value-type="string" calcext:value-type="string">
            <text:p>Marcipan med lakrids</text:p>
            <text:p>Perfekt til konfekt og dessert.</text:p>
          </table:table-cell>
          <table:table-cell office:value-type="string" calcext:value-type="string">
            <text:p>https://www.nemlig.com/marcipan-m-lakrids-5040976</text:p>
          </table:table-cell>
        </table:table-row>
        <table:table-row table:style-name="ro7">
          <table:table-cell office:value-type="string" calcext:value-type="string">
            <text:p>Dagligvarer &gt; Husholdning og bolig &gt; Til dyrene &gt; Fugl &gt; Fuglefoder &gt; Hænge fuglehus m. wire</text:p>
          </table:table-cell>
          <table:table-cell office:value-type="string" calcext:value-type="string">
            <text:p>Hænge fuglehus m. wire</text:p>
          </table:table-cell>
          <table:table-cell office:value-type="string" calcext:value-type="string">
            <text:p>1 stk. / Galvaniseret / L:8xH:20,5xB:8cm</text:p>
          </table:table-cell>
          <table:table-cell/>
          <table:table-cell office:value-type="string" calcext:value-type="string">
            <text:p>89.00</text:p>
          </table:table-cell>
          <table:table-cell office:value-type="string" calcext:value-type="string">
            <text:p>.</text:p>
          </table:table-cell>
          <table:table-cell office:value-type="string" calcext:value-type="string">
            <text:p>A2Living</text:p>
          </table:table-cell>
          <table:table-cell office:value-type="string" calcext:value-type="string">
            <text:p>Fugl, Have, Havetilbehør</text:p>
          </table:table-cell>
          <table:table-cell table:number-columns-repeated="8"/>
          <table:table-cell office:value-type="string" calcext:value-type="string">
            <text:p>Fuglehus</text:p>
          </table:table-cell>
          <table:table-cell office:value-type="string" calcext:value-type="string">
            <text:p>I det samme kendte, enkle og minimalistiske design som A2 Livings lanterner, er der nu også lavet en fuglehusserie, der er perfekt til den moderne have/terrasse.</text:p>
            <text:p/>
            <text:p>Galvaniseret med hul til havens småfugle.</text:p>
            <text:p>Med wire til ophæng og siddepind til fuglen.</text:p>
          </table:table-cell>
          <table:table-cell office:value-type="string" calcext:value-type="string">
            <text:p>https://www.nemlig.com/haenge-fuglehus-m-wire-5039591</text:p>
          </table:table-cell>
        </table:table-row>
        <table:table-row table:style-name="ro2">
          <table:table-cell office:value-type="string" calcext:value-type="string">
            <text:p>Dagligvarer &gt; Køl og mejeri &gt; Færdigretter på køl &gt; Supper &gt; Tomatsuppe</text:p>
          </table:table-cell>
          <table:table-cell office:value-type="string" calcext:value-type="string">
            <text:p>Tomatsuppe</text:p>
          </table:table-cell>
          <table:table-cell office:value-type="string" calcext:value-type="string">
            <text:p>700 g / glutenfri / frost / Slagter Lund</text:p>
          </table:table-cell>
          <table:table-cell office:value-type="string" calcext:value-type="string">
            <text:p>Frost</text:p>
          </table:table-cell>
          <table:table-cell office:value-type="string" calcext:value-type="string">
            <text:p>78.00</text:p>
          </table:table-cell>
          <table:table-cell office:value-type="string" calcext:value-type="string">
            <text:p>.</text:p>
          </table:table-cell>
          <table:table-cell office:value-type="string" calcext:value-type="string">
            <text:p>Slagter Lund</text:p>
          </table:table-cell>
          <table:table-cell table:number-columns-repeated="5"/>
          <table:table-cell office:value-type="string" calcext:value-type="string">
            <text:p>Frost, Glutenfri, Laktosefri</text:p>
          </table:table-cell>
          <table:table-cell table:number-columns-repeated="3"/>
          <table:table-cell office:value-type="string" calcext:value-type="string">
            <text:p>Convenience, Færdigret, Suppe</text:p>
          </table:table-cell>
          <table:table-cell office:value-type="string" calcext:value-type="string">
            <text:p>Tomatsuppe</text:p>
            <text:p>Serveringsforslag: Skal blot varmes og spises med et godt stykke brød til.</text:p>
            <text:p/>
            <text:p>1 portion tomatsuppe rækker til 1 voksen og 1 barn.</text:p>
            <text:p/>
            <text:p>Retten tøes bedst op i køleskabet fra den ene dag til den næste. Retten kan varmes i mikroovn eller i gryde. Det anbefales at retten altid opvarmes til mindst 75 grader.</text:p>
          </table:table-cell>
          <table:table-cell office:value-type="string" calcext:value-type="string">
            <text:p>https://www.nemlig.com/tomatsuppe-5006344</text:p>
          </table:table-cell>
        </table:table-row>
        <table:table-row table:style-name="ro3">
          <table:table-cell office:value-type="string" calcext:value-type="string">
            <text:p>Dagligvarer &gt; Husholdning og bolig &gt; Stearinlys, servietter og festartikler &gt; Gavepapir og gavebånd &gt; Gavebånd (hvid)</text:p>
          </table:table-cell>
          <table:table-cell office:value-type="string" calcext:value-type="string">
            <text:p>Gavebånd (hvid)</text:p>
          </table:table-cell>
          <table:table-cell office:value-type="string" calcext:value-type="string">
            <text:p>1 stk. / 182 m / Det Gamle Apotek</text:p>
          </table:table-cell>
          <table:table-cell/>
          <table:table-cell office:value-type="string" calcext:value-type="string">
            <text:p>29.95</text:p>
          </table:table-cell>
          <table:table-cell office:value-type="string" calcext:value-type="string">
            <text:p>.</text:p>
          </table:table-cell>
          <table:table-cell office:value-type="string" calcext:value-type="string">
            <text:p>Det Gamle Apotek</text:p>
          </table:table-cell>
          <table:table-cell office:value-type="string" calcext:value-type="string">
            <text:p>Fødselsdag, Gave, Jul</text:p>
          </table:table-cell>
          <table:table-cell/>
          <table:table-cell office:value-type="string" calcext:value-type="string">
            <text:p>Hvid</text:p>
          </table:table-cell>
          <table:table-cell table:number-columns-repeated="5"/>
          <table:table-cell office:value-type="string" calcext:value-type="string">
            <text:p>182 m</text:p>
          </table:table-cell>
          <table:table-cell office:value-type="string" calcext:value-type="string">
            <text:p>Gavebånd</text:p>
          </table:table-cell>
          <table:table-cell office:value-type="string" calcext:value-type="string">
            <text:p>Gavebånd</text:p>
            <text:p>Rulle med 182 meter af sølv gavebånd. Bredde 1 cm.</text:p>
          </table:table-cell>
          <table:table-cell office:value-type="string" calcext:value-type="string">
            <text:p>https://www.nemlig.com/gavebaand-hvid-5042669</text:p>
          </table:table-cell>
        </table:table-row>
        <table:table-row table:style-name="ro3">
          <table:table-cell office:value-type="string" calcext:value-type="string">
            <text:p>Dagligvarer &gt; Baby, børn og legetøj &gt; Babymad og modermælkserstatning &gt; Spisetid for de små &gt; Hagesmæk mint (voksbehandlet)</text:p>
          </table:table-cell>
          <table:table-cell office:value-type="string" calcext:value-type="string">
            <text:p>Hagesmæk mint (voksbehandlet)</text:p>
          </table:table-cell>
          <table:table-cell office:value-type="string" calcext:value-type="string">
            <text:p>1 stk. / Bambino</text:p>
          </table:table-cell>
          <table:table-cell/>
          <table:table-cell office:value-type="string" calcext:value-type="string">
            <text:p>99.95</text:p>
          </table:table-cell>
          <table:table-cell office:value-type="string" calcext:value-type="string">
            <text:p>.</text:p>
          </table:table-cell>
          <table:table-cell office:value-type="string" calcext:value-type="string">
            <text:p>Bambino</text:p>
          </table:table-cell>
          <table:table-cell office:value-type="string" calcext:value-type="string">
            <text:p>Børn</text:p>
          </table:table-cell>
          <table:table-cell table:number-columns-repeated="8"/>
          <table:table-cell office:value-type="string" calcext:value-type="string">
            <text:p>Babytilbehør</text:p>
          </table:table-cell>
          <table:table-cell office:value-type="string" calcext:value-type="string">
            <text:p>Easy wipe - voksbehandlet hagesmæk til børn</text:p>
            <text:p>Hagesmækken har masser af motiver og mønstre, som gør hagesmækken til et sjovt indslag. Den voksbehandlede overflade afviser effektivt vand og snavs og misfarves ikke af, at der spildes mad og drikkevarer på den. Hagesmækken føles blød og behagelig om barnets hals og har en justerbar velcrolukning, som gør den nem at tage af og på. Den har en praktisk lomme forneden, som fanger spildt mad. Perfekt at rulle sammen og have med i tasken, når man skal på udflugt.</text:p>
          </table:table-cell>
          <table:table-cell office:value-type="string" calcext:value-type="string">
            <text:p>https://www.nemlig.com/hagesmaek-mint-voksbehandlet-5030296</text:p>
          </table:table-cell>
        </table:table-row>
        <table:table-row table:style-name="ro3">
          <table:table-cell office:value-type="string" calcext:value-type="string">
            <text:p>Dagligvarer &gt; Køl og mejeri &gt; Pålæg &gt; Hele pålægspølser &gt; Spegepølser &gt; Chorizo m. jalapeños øko.</text:p>
          </table:table-cell>
          <table:table-cell office:value-type="string" calcext:value-type="string">
            <text:p>Chorizo m. jalapeños øko.</text:p>
          </table:table-cell>
          <table:table-cell office:value-type="string" calcext:value-type="string">
            <text:p>200 g / Aalbæk Specialiteter</text:p>
          </table:table-cell>
          <table:table-cell office:value-type="string" calcext:value-type="string">
            <text:p>KØL,Øko (dansk),Øko (europæisk)</text:p>
          </table:table-cell>
          <table:table-cell office:value-type="string" calcext:value-type="string">
            <text:p>39.95</text:p>
          </table:table-cell>
          <table:table-cell office:value-type="string" calcext:value-type="string">
            <text:p>.</text:p>
          </table:table-cell>
          <table:table-cell office:value-type="string" calcext:value-type="string">
            <text:p>Aalbæk Specialiteter</text:p>
          </table:table-cell>
          <table:table-cell office:value-type="string" calcext:value-type="string">
            <text:p>Frokost, Madpakke, Morgenmad, Picnic, Salat, Sandwich</text:p>
          </table:table-cell>
          <table:table-cell table:number-columns-repeated="4"/>
          <table:table-cell office:value-type="string" calcext:value-type="string">
            <text:p>Discount, KØL, Øko (dansk), Øko (europæisk)</text:p>
          </table:table-cell>
          <table:table-cell office:value-type="string" calcext:value-type="string">
            <text:p>Svin</text:p>
          </table:table-cell>
          <table:table-cell table:number-columns-repeated="2"/>
          <table:table-cell office:value-type="string" calcext:value-type="string">
            <text:p>Kødpålæg, Pølse, Pålæg, Tapaspølse</text:p>
          </table:table-cell>
          <table:table-cell office:value-type="string" calcext:value-type="string">
            <text:p>Chorizo pølse</text:p>
            <text:p>Den økologiske chorizo fra Aalbæk er Peter Aalbæks fortolkning af den velkendte chorizo. Med fokus på det gode håndværk og gode råvarer har han skabt en autentisk salami med et frækt pift af jalapeño.</text:p>
          </table:table-cell>
          <table:table-cell office:value-type="string" calcext:value-type="string">
            <text:p>https://www.nemlig.com/chorizo-m-jalapenos-oeko-5006924</text:p>
          </table:table-cell>
        </table:table-row>
        <table:table-row table:style-name="ro3">
          <table:table-cell office:value-type="string" calcext:value-type="string">
            <text:p>Dagligvarer &gt; Frost &gt; Kød og fjerkræ &gt; Pølser &gt; Partypølser</text:p>
          </table:table-cell>
          <table:table-cell office:value-type="string" calcext:value-type="string">
            <text:p>Partypølser</text:p>
          </table:table-cell>
          <table:table-cell office:value-type="string" calcext:value-type="string">
            <text:p>10 stk. / 500 g / First Price</text:p>
          </table:table-cell>
          <table:table-cell office:value-type="string" calcext:value-type="string">
            <text:p>KØL</text:p>
          </table:table-cell>
          <table:table-cell office:value-type="string" calcext:value-type="string">
            <text:p>20.95</text:p>
          </table:table-cell>
          <table:table-cell office:value-type="string" calcext:value-type="string">
            <text:p>.</text:p>
          </table:table-cell>
          <table:table-cell office:value-type="string" calcext:value-type="string">
            <text:p>First Price</text:p>
          </table:table-cell>
          <table:table-cell office:value-type="string" calcext:value-type="string">
            <text:p>Grill</text:p>
          </table:table-cell>
          <table:table-cell table:number-columns-repeated="4"/>
          <table:table-cell office:value-type="string" calcext:value-type="string">
            <text:p>Discount, KØL</text:p>
          </table:table-cell>
          <table:table-cell office:value-type="string" calcext:value-type="string">
            <text:p>Svin</text:p>
          </table:table-cell>
          <table:table-cell table:number-columns-repeated="2"/>
          <table:table-cell office:value-type="string" calcext:value-type="string">
            <text:p>Pølse</text:p>
          </table:table-cell>
          <table:table-cell office:value-type="string" calcext:value-type="string">
            <text:p>Partypølser</text:p>
            <text:p>Kogte og røgede pølser uden skind.</text:p>
          </table:table-cell>
          <table:table-cell office:value-type="string" calcext:value-type="string">
            <text:p>https://www.nemlig.com/partypoelser-102292</text:p>
          </table:table-cell>
        </table:table-row>
        <table:table-row table:style-name="ro3">
          <table:table-cell office:value-type="string" calcext:value-type="string">
            <text:p>Dagligvarer &gt; Køl og mejeri &gt; Færdigretter på køl &gt; Vegetariske alternativer &gt; Grillede stykker</text:p>
          </table:table-cell>
          <table:table-cell office:value-type="string" calcext:value-type="string">
            <text:p>Grillede stykker</text:p>
          </table:table-cell>
          <table:table-cell office:value-type="string" calcext:value-type="string">
            <text:p>175 g / vegetarisk / Hälsans Kök</text:p>
          </table:table-cell>
          <table:table-cell office:value-type="string" calcext:value-type="string">
            <text:p>KØL</text:p>
          </table:table-cell>
          <table:table-cell office:value-type="string" calcext:value-type="string">
            <text:p>32.95</text:p>
          </table:table-cell>
          <table:table-cell office:value-type="string" calcext:value-type="string">
            <text:p>.</text:p>
          </table:table-cell>
          <table:table-cell office:value-type="string" calcext:value-type="string">
            <text:p>Hälsans Kök</text:p>
          </table:table-cell>
          <table:table-cell office:value-type="string" calcext:value-type="string">
            <text:p>Aftensmad, Frokost, Madlavning, Middag, Sandwich</text:p>
          </table:table-cell>
          <table:table-cell table:number-columns-repeated="4"/>
          <table:table-cell office:value-type="string" calcext:value-type="string">
            <text:p>KØL, Vegetarisk</text:p>
          </table:table-cell>
          <table:table-cell table:number-columns-repeated="3"/>
          <table:table-cell office:value-type="string" calcext:value-type="string">
            <text:p>Køderstatning</text:p>
          </table:table-cell>
          <table:table-cell office:value-type="string" calcext:value-type="string">
            <text:p>Vegetariske grillede stykker</text:p>
            <text:p>De Grillede stykker er perfekte i pitabrød, i en salat, som topping på pizza eller i en wok.</text:p>
          </table:table-cell>
          <table:table-cell office:value-type="string" calcext:value-type="string">
            <text:p>https://www.nemlig.com/grillede-stykker-5038699</text:p>
          </table:table-cell>
        </table:table-row>
        <table:table-row table:style-name="ro3">
          <table:table-cell office:value-type="string" calcext:value-type="string">
            <text:p>Dagligvarer &gt; Brød, kiks og kager &gt; Knækbrød &gt; Knækbrød m. salt og urter øko.</text:p>
          </table:table-cell>
          <table:table-cell office:value-type="string" calcext:value-type="string">
            <text:p>Knækbrød m. salt og urter øko.</text:p>
          </table:table-cell>
          <table:table-cell office:value-type="string" calcext:value-type="string">
            <text:p>200 g / vegansk / Mols Organic</text:p>
          </table:table-cell>
          <table:table-cell office:value-type="string" calcext:value-type="string">
            <text:p>Øko (dansk),Øko (europæisk)</text:p>
          </table:table-cell>
          <table:table-cell office:value-type="string" calcext:value-type="string">
            <text:p>22.95</text:p>
          </table:table-cell>
          <table:table-cell office:value-type="string" calcext:value-type="string">
            <text:p>.</text:p>
          </table:table-cell>
          <table:table-cell office:value-type="string" calcext:value-type="string">
            <text:p>Mols Organic</text:p>
          </table:table-cell>
          <table:table-cell office:value-type="string" calcext:value-type="string">
            <text:p>Madpakke, På farten, Snack, Veganer, Økologisk</text:p>
          </table:table-cell>
          <table:table-cell table:number-columns-repeated="4"/>
          <table:table-cell office:value-type="string" calcext:value-type="string">
            <text:p>Ikke tilsat sukker, Vegansk, Øko (dansk), Øko (europæisk)</text:p>
          </table:table-cell>
          <table:table-cell table:number-columns-repeated="3"/>
          <table:table-cell office:value-type="string" calcext:value-type="string">
            <text:p>Knækbrød</text:p>
          </table:table-cell>
          <table:table-cell office:value-type="string" calcext:value-type="string">
            <text:p>Knækbrød med salt og urter</text:p>
            <text:p>Dansk, økologisk, vegansk og uden tilsat sukker.</text:p>
          </table:table-cell>
          <table:table-cell office:value-type="string" calcext:value-type="string">
            <text:p>https://www.nemlig.com/knaekbroed-m-salt-og-urter-oeko-5047158</text:p>
          </table:table-cell>
        </table:table-row>
        <table:table-row table:style-name="ro10">
          <table:table-cell office:value-type="string" calcext:value-type="string">
            <text:p>Dagligvarer &gt; Frugt og grønt &gt; Grøntsager &gt; Kartofler &gt; Kartofler Tricolore øko.</text:p>
          </table:table-cell>
          <table:table-cell office:value-type="string" calcext:value-type="string">
            <text:p>Kartofler Tricolore øko.</text:p>
          </table:table-cell>
          <table:table-cell office:value-type="string" calcext:value-type="string">
            <text:p>1 kg / Danmark / Klasse 1</text:p>
          </table:table-cell>
          <table:table-cell office:value-type="string" calcext:value-type="string">
            <text:p>Dansk,Nøglehulsmærket,Øko (dansk),Øko (europæisk)</text:p>
          </table:table-cell>
          <table:table-cell office:value-type="string" calcext:value-type="string">
            <text:p>20.00</text:p>
          </table:table-cell>
          <table:table-cell office:value-type="string" calcext:value-type="string">
            <text:p>.</text:p>
          </table:table-cell>
          <table:table-cell office:value-type="string" calcext:value-type="string">
            <text:p>Marienlyst</text:p>
          </table:table-cell>
          <table:table-cell office:value-type="string" calcext:value-type="string">
            <text:p>Tilbehør</text:p>
          </table:table-cell>
          <table:table-cell office:value-type="string" calcext:value-type="string">
            <text:p>Pose</text:p>
          </table:table-cell>
          <table:table-cell office:value-type="string" calcext:value-type="string">
            <text:p>Blå, Gul, Rød</text:p>
          </table:table-cell>
          <table:table-cell office:value-type="string" calcext:value-type="string">
            <text:p>Klasse 1</text:p>
          </table:table-cell>
          <table:table-cell/>
          <table:table-cell office:value-type="string" calcext:value-type="string">
            <text:p>Dansk, Nøglehulsmærket, Øko (dansk), Øko (europæisk)</text:p>
          </table:table-cell>
          <table:table-cell office:value-type="string" calcext:value-type="string">
            <text:p>Danmark</text:p>
          </table:table-cell>
          <table:table-cell office:value-type="string" calcext:value-type="string">
            <text:p>Congo, Marabel, Raja</text:p>
          </table:table-cell>
          <table:table-cell/>
          <table:table-cell office:value-type="string" calcext:value-type="string">
            <text:p>Kartoffel</text:p>
          </table:table-cell>
          <table:table-cell office:value-type="string" calcext:value-type="string">
            <text:p>Et tilfældig mix af danske blå Congo, rød Raja og lyse kartofler.</text:p>
            <text:p>Farvede kartofler smager ligesom de almindelige lyse kartofler og så giver de en flot farve i maden, også selvom de koges. De er også velegnet til mos eller som ovn kartofler.</text:p>
            <text:p/>
            <text:p>Det er ikke farvestof der farver kartoflerne men simpelthen bare en særlig sort.</text:p>
            <text:p/>
            <text:p>Marienlyst</text:p>
            <text:p>I 1982 grundlagde Mogens Hansen et lille gartneri, hvor han dyrkede økologiske grøntsager til torvesalg i Aarhus. Dette var før reglerne for økologi blev udformet, så i de første år måtte der sammen med andre pionere, bruges meget tid på at danne de regler, som er grundlaget for økologisk produktion i dag.</text:p>
            <text:p/>
            <text:p>Gartneriet har nu mere end 30 år på bagen, og mens årene er gået, er Marienlyst vokset i takt med økologien, og er nu en moderne virksomhed med daglige leverancer i hele Danmark, samt en del eksport.</text:p>
            <text:p/>
            <text:p>De dyrker alle de rodfrugter og kartofler, som kan stå på markerne omkring Marienlyst. Derudover, har de et dyrknings samarbejde med 4 andre økologiske gårde i det midtjyske, alle deres rødder bliver vasket og solgt som Marienlyst produkter.</text:p>
          </table:table-cell>
          <table:table-cell office:value-type="string" calcext:value-type="string">
            <text:p>https://www.nemlig.com/kartofler-tricolore-oeko-5023759</text:p>
          </table:table-cell>
        </table:table-row>
        <table:table-row table:style-name="ro1">
          <table:table-cell office:value-type="string" calcext:value-type="string">
            <text:p>Dagligvarer &gt; Kolonial &gt; Morgenmadsprodukter &gt; Cornflakes &gt; Branflakes øko.</text:p>
          </table:table-cell>
          <table:table-cell office:value-type="string" calcext:value-type="string">
            <text:p>Branflakes øko.</text:p>
          </table:table-cell>
          <table:table-cell office:value-type="string" calcext:value-type="string">
            <text:p>375 g / Grøn Balance</text:p>
          </table:table-cell>
          <table:table-cell office:value-type="string" calcext:value-type="string">
            <text:p>Fuldkornsmærket,Nøglehulsmærket,Øko (dansk),Øko (europæisk)</text:p>
          </table:table-cell>
          <table:table-cell office:value-type="string" calcext:value-type="string">
            <text:p>23.00</text:p>
          </table:table-cell>
          <table:table-cell office:value-type="string" calcext:value-type="string">
            <text:p>.</text:p>
          </table:table-cell>
          <table:table-cell office:value-type="string" calcext:value-type="string">
            <text:p>Grøn Balance</text:p>
          </table:table-cell>
          <table:table-cell office:value-type="string" calcext:value-type="string">
            <text:p>Morgenmad</text:p>
          </table:table-cell>
          <table:table-cell table:number-columns-repeated="4"/>
          <table:table-cell office:value-type="string" calcext:value-type="string">
            <text:p>Discount, Fuldkornsmærket, Nøglehulsmærket, Øko (dansk), Øko (europæisk)</text:p>
          </table:table-cell>
          <table:table-cell table:number-columns-repeated="3"/>
          <table:table-cell office:value-type="string" calcext:value-type="string">
            <text:p>Morgenmad</text:p>
          </table:table-cell>
          <table:table-cell office:value-type="string" calcext:value-type="string">
            <text:p>Økologiske branflakes</text:p>
          </table:table-cell>
          <table:table-cell office:value-type="string" calcext:value-type="string">
            <text:p>https://www.nemlig.com/branflakes-oeko-5045918</text:p>
          </table:table-cell>
        </table:table-row>
        <table:table-row table:style-name="ro3">
          <table:table-cell office:value-type="string" calcext:value-type="string">
            <text:p>Dagligvarer &gt; Husholdning og bolig &gt; Stearinlys, servietter og festartikler &gt; Festartikler og lykønskningskort &gt; Kagelys blå/lyseblå/hvid</text:p>
          </table:table-cell>
          <table:table-cell office:value-type="string" calcext:value-type="string">
            <text:p>Kagelys blå/lyseblå/hvid</text:p>
          </table:table-cell>
          <table:table-cell office:value-type="string" calcext:value-type="string">
            <text:p>24 stk. / 12 holdere</text:p>
          </table:table-cell>
          <table:table-cell/>
          <table:table-cell office:value-type="string" calcext:value-type="string">
            <text:p>22.95</text:p>
          </table:table-cell>
          <table:table-cell office:value-type="string" calcext:value-type="string">
            <text:p>.</text:p>
          </table:table-cell>
          <table:table-cell office:value-type="string" calcext:value-type="string">
            <text:p>Happy Party</text:p>
          </table:table-cell>
          <table:table-cell office:value-type="string" calcext:value-type="string">
            <text:p>Fødselsdag</text:p>
          </table:table-cell>
          <table:table-cell table:number-columns-repeated="8"/>
          <table:table-cell office:value-type="string" calcext:value-type="string">
            <text:p>Kagelys</text:p>
          </table:table-cell>
          <table:table-cell office:value-type="string" calcext:value-type="string">
            <text:p>Kagelys i blå, lyseblå og hvid</text:p>
            <text:p>Pakken indeholder 24 kagelys og 12 holdere.</text:p>
          </table:table-cell>
          <table:table-cell office:value-type="string" calcext:value-type="string">
            <text:p>https://www.nemlig.com/kagelys-blaa-lyseblaa-hvid-5015650</text:p>
          </table:table-cell>
        </table:table-row>
        <table:table-row table:style-name="ro1">
          <table:table-cell office:value-type="string" calcext:value-type="string">
            <text:p>Dagligvarer &gt; Kolonial &gt; Bagning &gt; Tørret frugt og bær &gt; Rosiner &gt; Rosiner (bøtte)</text:p>
          </table:table-cell>
          <table:table-cell office:value-type="string" calcext:value-type="string">
            <text:p>Rosiner (bøtte)</text:p>
          </table:table-cell>
          <table:table-cell office:value-type="string" calcext:value-type="string">
            <text:p>400 g / Nordthy</text:p>
          </table:table-cell>
          <table:table-cell/>
          <table:table-cell office:value-type="string" calcext:value-type="string">
            <text:p>24.95</text:p>
          </table:table-cell>
          <table:table-cell office:value-type="string" calcext:value-type="string">
            <text:p>.</text:p>
          </table:table-cell>
          <table:table-cell office:value-type="string" calcext:value-type="string">
            <text:p>Nordthy</text:p>
          </table:table-cell>
          <table:table-cell office:value-type="string" calcext:value-type="string">
            <text:p>Müsli, Snack</text:p>
          </table:table-cell>
          <table:table-cell table:number-columns-repeated="4"/>
          <table:table-cell office:value-type="string" calcext:value-type="string">
            <text:p>Nyhed</text:p>
          </table:table-cell>
          <table:table-cell table:number-columns-repeated="3"/>
          <table:table-cell office:value-type="string" calcext:value-type="string">
            <text:p>Rosiner</text:p>
          </table:table-cell>
          <table:table-cell office:value-type="string" calcext:value-type="string">
            <text:p>Rosiner i bøtte</text:p>
          </table:table-cell>
          <table:table-cell office:value-type="string" calcext:value-type="string">
            <text:p>https://www.nemlig.com/rosiner-boette-5048660</text:p>
          </table:table-cell>
        </table:table-row>
        <table:table-row table:style-name="ro3">
          <table:table-cell office:value-type="string" calcext:value-type="string">
            <text:p>Dagligvarer &gt; Kolonial &gt; Morgenmadsprodukter &gt; Cornflakes &gt; Cornflakes</text:p>
          </table:table-cell>
          <table:table-cell office:value-type="string" calcext:value-type="string">
            <text:p>Cornflakes</text:p>
          </table:table-cell>
          <table:table-cell office:value-type="string" calcext:value-type="string">
            <text:p>500 g / Kellogg's</text:p>
          </table:table-cell>
          <table:table-cell/>
          <table:table-cell office:value-type="string" calcext:value-type="string">
            <text:p>31.95</text:p>
          </table:table-cell>
          <table:table-cell office:value-type="string" calcext:value-type="string">
            <text:p>.</text:p>
          </table:table-cell>
          <table:table-cell office:value-type="string" calcext:value-type="string">
            <text:p>Kellogg's</text:p>
          </table:table-cell>
          <table:table-cell office:value-type="string" calcext:value-type="string">
            <text:p>Morgenmad</text:p>
          </table:table-cell>
          <table:table-cell table:number-columns-repeated="4"/>
          <table:table-cell office:value-type="string" calcext:value-type="string">
            <text:p>Discount</text:p>
          </table:table-cell>
          <table:table-cell table:number-columns-repeated="3"/>
          <table:table-cell office:value-type="string" calcext:value-type="string">
            <text:p>Cornflakes</text:p>
          </table:table-cell>
          <table:table-cell office:value-type="string" calcext:value-type="string">
            <text:p>Cornflakes</text:p>
            <text:p>Sprøde, ristede majsflager.</text:p>
          </table:table-cell>
          <table:table-cell office:value-type="string" calcext:value-type="string">
            <text:p>https://www.nemlig.com/cornflakes-901004</text:p>
          </table:table-cell>
        </table:table-row>
        <table:table-row table:style-name="ro1">
          <table:table-cell office:value-type="string" calcext:value-type="string">
            <text:p>Dagligvarer &gt; Frost &gt; Supper og nem mad &gt; Pizza og toast &gt; Pizza m. pepperoni og salami</text:p>
          </table:table-cell>
          <table:table-cell office:value-type="string" calcext:value-type="string">
            <text:p>Pizza m. pepperoni og salami</text:p>
          </table:table-cell>
          <table:table-cell office:value-type="string" calcext:value-type="string">
            <text:p>435 g / Dr. Oetker - Big Americans</text:p>
          </table:table-cell>
          <table:table-cell office:value-type="string" calcext:value-type="string">
            <text:p>Frost</text:p>
          </table:table-cell>
          <table:table-cell office:value-type="string" calcext:value-type="string">
            <text:p>24.95</text:p>
          </table:table-cell>
          <table:table-cell office:value-type="string" calcext:value-type="string">
            <text:p>.</text:p>
          </table:table-cell>
          <table:table-cell office:value-type="string" calcext:value-type="string">
            <text:p>Dr. Oetker</text:p>
          </table:table-cell>
          <table:table-cell office:value-type="string" calcext:value-type="string">
            <text:p>Aftensmad, Frokost, Grill, Mellemmåltid, Pizza</text:p>
          </table:table-cell>
          <table:table-cell table:number-columns-repeated="4"/>
          <table:table-cell office:value-type="string" calcext:value-type="string">
            <text:p>Frost</text:p>
          </table:table-cell>
          <table:table-cell table:number-columns-repeated="3"/>
          <table:table-cell office:value-type="string" calcext:value-type="string">
            <text:p>Pizza</text:p>
          </table:table-cell>
          <table:table-cell office:value-type="string" calcext:value-type="string">
            <text:p>Big Americans Texas pizza Pizza med rigeligt fyld af pepperoni-salami og mozzarella.</text:p>
          </table:table-cell>
          <table:table-cell office:value-type="string" calcext:value-type="string">
            <text:p>https://www.nemlig.com/pizza-m-pepperoni-og-salami-5044651</text:p>
          </table:table-cell>
        </table:table-row>
        <table:table-row table:style-name="ro1">
          <table:table-cell office:value-type="string" calcext:value-type="string">
            <text:p>Dagligvarer &gt; Kolonial &gt; Krydderier &gt; Salt &gt; Rock salt</text:p>
          </table:table-cell>
          <table:table-cell office:value-type="string" calcext:value-type="string">
            <text:p>Rock salt</text:p>
          </table:table-cell>
          <table:table-cell office:value-type="string" calcext:value-type="string">
            <text:p>455 g / kværn / Santa Maria</text:p>
          </table:table-cell>
          <table:table-cell/>
          <table:table-cell office:value-type="string" calcext:value-type="string">
            <text:p>49.95</text:p>
          </table:table-cell>
          <table:table-cell office:value-type="string" calcext:value-type="string">
            <text:p>.</text:p>
          </table:table-cell>
          <table:table-cell office:value-type="string" calcext:value-type="string">
            <text:p>Santa Maria</text:p>
          </table:table-cell>
          <table:table-cell table:number-columns-repeated="5"/>
          <table:table-cell office:value-type="string" calcext:value-type="string">
            <text:p>Glutenfri</text:p>
          </table:table-cell>
          <table:table-cell table:number-columns-repeated="3"/>
          <table:table-cell office:value-type="string" calcext:value-type="string">
            <text:p>Krydderi</text:p>
          </table:table-cell>
          <table:table-cell office:value-type="string" calcext:value-type="string">
            <text:p>Rock Salt er en lækker bjergsalt med en blød og mild saltsmag. Du kan kværne det direkte på kødet, fisken, grøntsagerne eller i gryderetten, suppen eller saucen.</text:p>
          </table:table-cell>
          <table:table-cell office:value-type="string" calcext:value-type="string">
            <text:p>https://www.nemlig.com/rock-salt-5021450</text:p>
          </table:table-cell>
        </table:table-row>
        <table:table-row table:style-name="ro3">
          <table:table-cell office:value-type="string" calcext:value-type="string">
            <text:p>Dagligvarer &gt; Køl og mejeri &gt; Pålæg &gt; Pålægs- og kartoffelsalater &gt; Skinkesalat &gt; Skinkesalat</text:p>
          </table:table-cell>
          <table:table-cell office:value-type="string" calcext:value-type="string">
            <text:p>Skinkesalat</text:p>
          </table:table-cell>
          <table:table-cell office:value-type="string" calcext:value-type="string">
            <text:p>140 g / Tulip - Pålækker</text:p>
          </table:table-cell>
          <table:table-cell office:value-type="string" calcext:value-type="string">
            <text:p>KØL</text:p>
          </table:table-cell>
          <table:table-cell office:value-type="string" calcext:value-type="string">
            <text:p>14.95</text:p>
          </table:table-cell>
          <table:table-cell office:value-type="string" calcext:value-type="string">
            <text:p>.</text:p>
          </table:table-cell>
          <table:table-cell office:value-type="string" calcext:value-type="string">
            <text:p>Tulip - Pålækker</text:p>
          </table:table-cell>
          <table:table-cell office:value-type="string" calcext:value-type="string">
            <text:p>Frokost, Sandwich</text:p>
          </table:table-cell>
          <table:table-cell table:number-columns-repeated="4"/>
          <table:table-cell office:value-type="string" calcext:value-type="string">
            <text:p>KØL</text:p>
          </table:table-cell>
          <table:table-cell office:value-type="string" calcext:value-type="string">
            <text:p>Gris</text:p>
          </table:table-cell>
          <table:table-cell table:number-columns-repeated="2"/>
          <table:table-cell office:value-type="string" calcext:value-type="string">
            <text:p>Pålæg, Pålægssalat</text:p>
          </table:table-cell>
          <table:table-cell office:value-type="string" calcext:value-type="string">
            <text:p>Skinkesalat</text:p>
            <text:p>Tulip Pålækker skinkesalat er rørt med fine skinketern, hakkede løg og purløg. Salaten er rigtig god på både rugbrød og sandwichbrød.</text:p>
          </table:table-cell>
          <table:table-cell office:value-type="string" calcext:value-type="string">
            <text:p>https://www.nemlig.com/skinkesalat-5037955</text:p>
          </table:table-cell>
        </table:table-row>
        <table:table-row table:style-name="ro7">
          <table:table-cell office:value-type="string" calcext:value-type="string">
            <text:p>Dagligvarer &gt; Køl og mejeri &gt; Pålæg &gt; Pålæg i skiver &gt; Andet skiveskåret pålæg &gt; Kamsteg</text:p>
          </table:table-cell>
          <table:table-cell office:value-type="string" calcext:value-type="string">
            <text:p>Kamsteg</text:p>
          </table:table-cell>
          <table:table-cell office:value-type="string" calcext:value-type="string">
            <text:p>80 g / Tulip - Pålækker</text:p>
          </table:table-cell>
          <table:table-cell office:value-type="string" calcext:value-type="string">
            <text:p>KØL</text:p>
          </table:table-cell>
          <table:table-cell office:value-type="string" calcext:value-type="string">
            <text:p>17.50</text:p>
          </table:table-cell>
          <table:table-cell office:value-type="string" calcext:value-type="string">
            <text:p>.</text:p>
          </table:table-cell>
          <table:table-cell office:value-type="string" calcext:value-type="string">
            <text:p>Tulip - Pålækker</text:p>
          </table:table-cell>
          <table:table-cell office:value-type="string" calcext:value-type="string">
            <text:p>Frokost, Madpakke</text:p>
          </table:table-cell>
          <table:table-cell table:number-columns-repeated="4"/>
          <table:table-cell office:value-type="string" calcext:value-type="string">
            <text:p>KØL</text:p>
          </table:table-cell>
          <table:table-cell office:value-type="string" calcext:value-type="string">
            <text:p>Gris</text:p>
          </table:table-cell>
          <table:table-cell table:number-columns-repeated="2"/>
          <table:table-cell office:value-type="string" calcext:value-type="string">
            <text:p>Kødpålæg, Pålæg</text:p>
          </table:table-cell>
          <table:table-cell office:value-type="string" calcext:value-type="string">
            <text:p>Kamsteg</text:p>
            <text:p>Til Pålækker kamsteg bruges mager svinekam, saltet uden nitrit. Den koges ved lav temperatur i flere timer – det sikrer den fine smag og lækre kødstruktur.</text:p>
            <text:p/>
            <text:p>Som altid skærer Tulip Pålækker i ekstra tykke skiver – naturligvis uden fosfat og andre unødvendige tilsætningsstoffer.</text:p>
          </table:table-cell>
          <table:table-cell office:value-type="string" calcext:value-type="string">
            <text:p>https://www.nemlig.com/kamsteg-602025</text:p>
          </table:table-cell>
        </table:table-row>
        <table:table-row table:style-name="ro9">
          <table:table-cell office:value-type="string" calcext:value-type="string">
            <text:p>Dagligvarer &gt; Frugt og grønt &gt; Tørret frugt, nødder og barer &gt; Frugtrulle m. figen øko.</text:p>
          </table:table-cell>
          <table:table-cell office:value-type="string" calcext:value-type="string">
            <text:p>Frugtrulle m. figen øko.</text:p>
          </table:table-cell>
          <table:table-cell office:value-type="string" calcext:value-type="string">
            <text:p>280 g / Castus</text:p>
          </table:table-cell>
          <table:table-cell office:value-type="string" calcext:value-type="string">
            <text:p>Øko (dansk),Øko (europæisk)</text:p>
          </table:table-cell>
          <table:table-cell office:value-type="string" calcext:value-type="string">
            <text:p>24.95</text:p>
          </table:table-cell>
          <table:table-cell office:value-type="string" calcext:value-type="string">
            <text:p>.</text:p>
          </table:table-cell>
          <table:table-cell office:value-type="string" calcext:value-type="string">
            <text:p>Castus</text:p>
          </table:table-cell>
          <table:table-cell office:value-type="string" calcext:value-type="string">
            <text:p>Børn, Madpakke</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Frugtpålæg</text:p>
          </table:table-cell>
          <table:table-cell office:value-type="string" calcext:value-type="string">
            <text:p>Økologisk frugtrulle med figen</text:p>
            <text:p>Lækker frugrulle med figen, der passer perfekt til de mindstes madkasse.</text:p>
            <text:p>Uden tilsat sukker, konserveringsmidler samt rig på fibre.</text:p>
          </table:table-cell>
          <table:table-cell office:value-type="string" calcext:value-type="string">
            <text:p>https://www.nemlig.com/frugtrulle-m-figen-oeko-5032054</text:p>
          </table:table-cell>
        </table:table-row>
        <table:table-row table:style-name="ro3">
          <table:table-cell office:value-type="string" calcext:value-type="string">
            <text:p>Dagligvarer &gt; Køl og mejeri &gt; Færdigretter på køl &gt; Vegetariske alternativer &gt; Østershatte deller</text:p>
          </table:table-cell>
          <table:table-cell office:value-type="string" calcext:value-type="string">
            <text:p>Østershatte deller</text:p>
          </table:table-cell>
          <table:table-cell office:value-type="string" calcext:value-type="string">
            <text:p>200 g / vegansk / vegetar / Pure Food Line</text:p>
          </table:table-cell>
          <table:table-cell office:value-type="string" calcext:value-type="string">
            <text:p>KØL</text:p>
          </table:table-cell>
          <table:table-cell office:value-type="string" calcext:value-type="string">
            <text:p>29.95</text:p>
          </table:table-cell>
          <table:table-cell office:value-type="string" calcext:value-type="string">
            <text:p>.</text:p>
          </table:table-cell>
          <table:table-cell office:value-type="string" calcext:value-type="string">
            <text:p>Pure Food Line</text:p>
          </table:table-cell>
          <table:table-cell office:value-type="string" calcext:value-type="string">
            <text:p>Aftensmad, Brunch, Børn, Veganer, Vegetar</text:p>
          </table:table-cell>
          <table:table-cell table:number-columns-repeated="4"/>
          <table:table-cell office:value-type="string" calcext:value-type="string">
            <text:p>KØL, Vegansk, Vegetarisk</text:p>
          </table:table-cell>
          <table:table-cell table:number-columns-repeated="4"/>
          <table:table-cell office:value-type="string" calcext:value-type="string">
            <text:p>Østershatte deller</text:p>
            <text:p>Håndlavede deller produceret i Danmark - fri for tilsatte konserveringsmidler og tilsætningsstoffer.</text:p>
          </table:table-cell>
          <table:table-cell office:value-type="string" calcext:value-type="string">
            <text:p>https://www.nemlig.com/oestershatte-deller-5045647</text:p>
          </table:table-cell>
        </table:table-row>
        <table:table-row table:style-name="ro3">
          <table:table-cell office:value-type="string" calcext:value-type="string">
            <text:p>Dagligvarer &gt; Brød, kiks og kager &gt; Kiks &gt; Riskiks &gt; Miniriskiks m. chokolade øko.</text:p>
          </table:table-cell>
          <table:table-cell office:value-type="string" calcext:value-type="string">
            <text:p>Miniriskiks m. chokolade øko.</text:p>
          </table:table-cell>
          <table:table-cell office:value-type="string" calcext:value-type="string">
            <text:p>60 g / fairtrade / Urtekram</text:p>
          </table:table-cell>
          <table:table-cell office:value-type="string" calcext:value-type="string">
            <text:p>Fairtrade,Øko (europæisk)</text:p>
          </table:table-cell>
          <table:table-cell office:value-type="string" calcext:value-type="string">
            <text:p>16.99</text:p>
          </table:table-cell>
          <table:table-cell office:value-type="string" calcext:value-type="string">
            <text:p>.</text:p>
          </table:table-cell>
          <table:table-cell office:value-type="string" calcext:value-type="string">
            <text:p>Urtekram</text:p>
          </table:table-cell>
          <table:table-cell office:value-type="string" calcext:value-type="string">
            <text:p>Snack</text:p>
          </table:table-cell>
          <table:table-cell table:number-columns-repeated="4"/>
          <table:table-cell office:value-type="string" calcext:value-type="string">
            <text:p>Fairtrade, Øko (europæisk)</text:p>
          </table:table-cell>
          <table:table-cell table:number-columns-repeated="3"/>
          <table:table-cell office:value-type="string" calcext:value-type="string">
            <text:p>Riskager</text:p>
          </table:table-cell>
          <table:table-cell office:value-type="string" calcext:value-type="string">
            <text:p>Økolgisk miniriskiks med mælke chokolade</text:p>
            <text:p>Tynde riskager dækker af et tykt lag mælkechokolade. Den perfekte søde snack.</text:p>
          </table:table-cell>
          <table:table-cell office:value-type="string" calcext:value-type="string">
            <text:p>https://www.nemlig.com/miniriskiks-m-chokolade-oeko-5008051</text:p>
          </table:table-cell>
        </table:table-row>
        <table:table-row table:style-name="ro1">
          <table:table-cell office:value-type="string" calcext:value-type="string">
            <text:p>Dagligvarer &gt; Kolonial &gt; Pasta, ris og bælgfrugter &gt; Nudler &gt; Cupnudler m. stærk karry</text:p>
          </table:table-cell>
          <table:table-cell office:value-type="string" calcext:value-type="string">
            <text:p>Cupnudler m. stærk karry</text:p>
          </table:table-cell>
          <table:table-cell office:value-type="string" calcext:value-type="string">
            <text:p>67 g / Cup Noodles</text:p>
          </table:table-cell>
          <table:table-cell/>
          <table:table-cell office:value-type="string" calcext:value-type="string">
            <text:p>17.95</text:p>
          </table:table-cell>
          <table:table-cell office:value-type="string" calcext:value-type="string">
            <text:p>.</text:p>
          </table:table-cell>
          <table:table-cell office:value-type="string" calcext:value-type="string">
            <text:p>Nissin</text:p>
          </table:table-cell>
          <table:table-cell office:value-type="string" calcext:value-type="string">
            <text:p>Aftensmad, Mellemmåltid</text:p>
          </table:table-cell>
          <table:table-cell table:number-columns-repeated="8"/>
          <table:table-cell office:value-type="string" calcext:value-type="string">
            <text:p>Nudler, Suppe</text:p>
          </table:table-cell>
          <table:table-cell office:value-type="string" calcext:value-type="string">
            <text:p>Cupnudler med stærk karry</text:p>
          </table:table-cell>
          <table:table-cell office:value-type="string" calcext:value-type="string">
            <text:p>https://www.nemlig.com/cupnudler-m-staerk-karry-105275</text:p>
          </table:table-cell>
        </table:table-row>
        <table:table-row table:style-name="ro7">
          <table:table-cell office:value-type="string" calcext:value-type="string">
            <text:p>Dagligvarer &gt; Kød og fisk &gt; Svinemørbrad øko.</text:p>
          </table:table-cell>
          <table:table-cell office:value-type="string" calcext:value-type="string">
            <text:p>Svinemørbrad øko.</text:p>
          </table:table-cell>
          <table:table-cell office:value-type="string" calcext:value-type="string">
            <text:p>450 - 650 g / Friland</text:p>
          </table:table-cell>
          <table:table-cell office:value-type="string" calcext:value-type="string">
            <text:p>Dansk,KØL,Øko (dansk),Øko (europæisk)</text:p>
          </table:table-cell>
          <table:table-cell office:value-type="string" calcext:value-type="string">
            <text:p>94.95</text:p>
          </table:table-cell>
          <table:table-cell office:value-type="string" calcext:value-type="string">
            <text:p>.</text:p>
          </table:table-cell>
          <table:table-cell office:value-type="string" calcext:value-type="string">
            <text:p>Friland</text:p>
          </table:table-cell>
          <table:table-cell office:value-type="string" calcext:value-type="string">
            <text:p>Aftensmad, Middag</text:p>
          </table:table-cell>
          <table:table-cell table:number-columns-repeated="4"/>
          <table:table-cell office:value-type="string" calcext:value-type="string">
            <text:p>Dansk, KØL, Øko (dansk), Øko (europæisk)</text:p>
          </table:table-cell>
          <table:table-cell office:value-type="string" calcext:value-type="string">
            <text:p>Danmark</text:p>
          </table:table-cell>
          <table:table-cell table:number-columns-repeated="2"/>
          <table:table-cell office:value-type="string" calcext:value-type="string">
            <text:p>Svin</text:p>
          </table:table-cell>
          <table:table-cell office:value-type="string" calcext:value-type="string">
            <text:p>Økologisk mørbrad af gris</text:p>
            <text:p>Økologisk mørbrad fra Friland Økologi er kød, der kommer fra danske økologiske grise. Mørbrad har et væld af anvendelsesmuligheder, f.eks. som helstegt, skåret ud i mørbradbøffer eller skåret i tern og anvendt i en lækker mørbradgryde. Alt efter anvendelse kan den både tilberedes i ovn, på grill eller pande. Mørbraden afpudses før tilberedningen for sener og hinder.</text:p>
            <text:p/>
            <text:p>Tilberedning ved helstegning: Steg kødet på en pande med olie og smør ved moderat varme i ca. 2 min. på hver side. Læg svinemørbraden i et ovnfast fad og steg videre i en forvarmet ovn ved 185 °C i ca. 18-20 min. eller til en kernetemperatur på 62-65 °C. Lad kødet hvile i 5 minutter før servering.</text:p>
          </table:table-cell>
          <table:table-cell office:value-type="string" calcext:value-type="string">
            <text:p>https://www.nemlig.com/svinemoerbrad-oeko-5042206</text:p>
          </table:table-cell>
        </table:table-row>
        <table:table-row table:style-name="ro9">
          <table:table-cell office:value-type="string" calcext:value-type="string">
            <text:p>Dagligvarer &gt; Kolonial &gt; Bagning &gt; Frø &gt; Hampefrø øko.</text:p>
          </table:table-cell>
          <table:table-cell office:value-type="string" calcext:value-type="string">
            <text:p>Hampefrø øko.</text:p>
          </table:table-cell>
          <table:table-cell office:value-type="string" calcext:value-type="string">
            <text:p>90 g / Valsemøllen</text:p>
          </table:table-cell>
          <table:table-cell office:value-type="string" calcext:value-type="string">
            <text:p>Øko (dansk),Øko (europæisk)</text:p>
          </table:table-cell>
          <table:table-cell office:value-type="string" calcext:value-type="string">
            <text:p>26.00</text:p>
          </table:table-cell>
          <table:table-cell office:value-type="string" calcext:value-type="string">
            <text:p>.</text:p>
          </table:table-cell>
          <table:table-cell office:value-type="string" calcext:value-type="string">
            <text:p>Valsemøllen</text:p>
          </table:table-cell>
          <table:table-cell office:value-type="string" calcext:value-type="string">
            <text:p>Bagning</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Frø</text:p>
          </table:table-cell>
          <table:table-cell office:value-type="string" calcext:value-type="string">
            <text:p>Økologiske hampefrø</text:p>
            <text:p>Økologiske hampefrø fra Valsemøllen har en nøddeagtig smag, lidt som pinjekerner eller solsikkefrø, og er derfor perfekte til madlavningen, for eksempel i salater, som topping på morgenmaden eller i smoothies.</text:p>
            <text:p>Hampefrø kommer fra hampplanten. Frøene er rige på proteiner og gode fedtstoffer, blandt andet omega-3-6-9 fedtsyrer. Hamp indeholder desuden masser af aminosyrer, og er et godt supplement til kosten. Især vegetarer og veganere kan nyde godt af at supplere deres kost med hampefrø, pga. deres høje indhold af aminosyrer.</text:p>
          </table:table-cell>
          <table:table-cell office:value-type="string" calcext:value-type="string">
            <text:p>https://www.nemlig.com/hampefroe-oeko-5023596</text:p>
          </table:table-cell>
        </table:table-row>
        <table:table-row table:style-name="ro1">
          <table:table-cell office:value-type="string" calcext:value-type="string">
            <text:p>Dagligvarer &gt; Drikkevarer &gt; Sodavand &gt; Lemonsodavand &gt; Lemonsodavand øko.</text:p>
          </table:table-cell>
          <table:table-cell office:value-type="string" calcext:value-type="string">
            <text:p>Lemonsodavand øko.</text:p>
          </table:table-cell>
          <table:table-cell office:value-type="string" calcext:value-type="string">
            <text:p>0,66 l / ex. pant / Macarn</text:p>
          </table:table-cell>
          <table:table-cell office:value-type="string" calcext:value-type="string">
            <text:p>Øko (dansk),Øko (europæisk)</text:p>
          </table:table-cell>
          <table:table-cell office:value-type="string" calcext:value-type="string">
            <text:p>24.95</text:p>
          </table:table-cell>
          <table:table-cell office:value-type="string" calcext:value-type="string">
            <text:p>.</text:p>
          </table:table-cell>
          <table:table-cell office:value-type="string" calcext:value-type="string">
            <text:p>Macarn</text:p>
          </table:table-cell>
          <table:table-cell office:value-type="string" calcext:value-type="string">
            <text:p>Drikke</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Sodavand</text:p>
          </table:table-cell>
          <table:table-cell office:value-type="string" calcext:value-type="string">
            <text:p>Økologisk Lemon sodavand</text:p>
          </table:table-cell>
          <table:table-cell office:value-type="string" calcext:value-type="string">
            <text:p>https://www.nemlig.com/lemonsodavand-oeko-5040876</text:p>
          </table:table-cell>
        </table:table-row>
        <table:table-row table:style-name="ro5">
          <table:table-cell office:value-type="string" calcext:value-type="string">
            <text:p>Dagligvarer &gt; Baby, børn og legetøj &gt; Babymad og modermælkserstatning &gt; Mellemmåltider til børn og babyer &gt; Frugtsmoothie m. æble øko.</text:p>
          </table:table-cell>
          <table:table-cell office:value-type="string" calcext:value-type="string">
            <text:p>Frugtsmoothie m. æble øko.</text:p>
          </table:table-cell>
          <table:table-cell office:value-type="string" calcext:value-type="string">
            <text:p>90 g / 6+ mdr. / Naturnes / Nestle / m. smartflow tud</text:p>
          </table:table-cell>
          <table:table-cell office:value-type="string" calcext:value-type="string">
            <text:p>Øko (europæisk)</text:p>
          </table:table-cell>
          <table:table-cell office:value-type="string" calcext:value-type="string">
            <text:p>9.95</text:p>
          </table:table-cell>
          <table:table-cell office:value-type="string" calcext:value-type="string">
            <text:p>.</text:p>
          </table:table-cell>
          <table:table-cell office:value-type="string" calcext:value-type="string">
            <text:p>Nestlé</text:p>
          </table:table-cell>
          <table:table-cell office:value-type="string" calcext:value-type="string">
            <text:p>Baby</text:p>
          </table:table-cell>
          <table:table-cell office:value-type="string" calcext:value-type="string">
            <text:p>Klempose</text:p>
          </table:table-cell>
          <table:table-cell table:number-columns-repeated="3"/>
          <table:table-cell office:value-type="string" calcext:value-type="string">
            <text:p>Øko (europæisk)</text:p>
          </table:table-cell>
          <table:table-cell table:number-columns-repeated="3"/>
          <table:table-cell office:value-type="string" calcext:value-type="string">
            <text:p>Babymad</text:p>
          </table:table-cell>
          <table:table-cell office:value-type="string" calcext:value-type="string">
            <text:p>Frugtdrik med æble</text:p>
            <text:p>Smart Flow ny innovativ tud - bedre for små gummer og maver.</text:p>
            <text:p>Uden frugtkoncentrat.</text:p>
            <text:p>Ingen tilsat sukker.</text:p>
            <text:p>Økologisk.</text:p>
            <text:p>Hurtigt og nemt mellemmåltid til din baby.</text:p>
            <text:p/>
            <text:p>Alder 6+ måneder.</text:p>
          </table:table-cell>
          <table:table-cell office:value-type="string" calcext:value-type="string">
            <text:p>https://www.nemlig.com/frugtsmoothie-m-aeble-oeko-5045771</text:p>
          </table:table-cell>
        </table:table-row>
        <table:table-row table:style-name="ro1">
          <table:table-cell office:value-type="string" calcext:value-type="string">
            <text:p>Dagligvarer &gt; Kolonial &gt; Pasta, ris og bælgfrugter &gt; Ris &gt; Grødris &gt; Mandler</text:p>
          </table:table-cell>
          <table:table-cell office:value-type="string" calcext:value-type="string">
            <text:p>Mandler</text:p>
          </table:table-cell>
          <table:table-cell office:value-type="string" calcext:value-type="string">
            <text:p>400 g / Nordthy</text:p>
          </table:table-cell>
          <table:table-cell/>
          <table:table-cell office:value-type="string" calcext:value-type="string">
            <text:p>44.95</text:p>
          </table:table-cell>
          <table:table-cell office:value-type="string" calcext:value-type="string">
            <text:p>.</text:p>
          </table:table-cell>
          <table:table-cell office:value-type="string" calcext:value-type="string">
            <text:p>Nordthy</text:p>
          </table:table-cell>
          <table:table-cell office:value-type="string" calcext:value-type="string">
            <text:p>Bagning, Snack</text:p>
          </table:table-cell>
          <table:table-cell table:number-columns-repeated="8"/>
          <table:table-cell office:value-type="string" calcext:value-type="string">
            <text:p>Nødder</text:p>
          </table:table-cell>
          <table:table-cell office:value-type="string" calcext:value-type="string">
            <text:p>Nordthy mandler</text:p>
          </table:table-cell>
          <table:table-cell office:value-type="string" calcext:value-type="string">
            <text:p>https://www.nemlig.com/mandler-5043285</text:p>
          </table:table-cell>
        </table:table-row>
        <table:table-row table:style-name="ro9">
          <table:table-cell office:value-type="string" calcext:value-type="string">
            <text:p>Dagligvarer &gt; Brød, kiks og kager &gt; Rugbrød &gt; Softkernerugbrød &gt; Softkernerugbrød</text:p>
          </table:table-cell>
          <table:table-cell office:value-type="string" calcext:value-type="string">
            <text:p>Softkernerugbrød</text:p>
          </table:table-cell>
          <table:table-cell office:value-type="string" calcext:value-type="string">
            <text:p>930 g / Bröd</text:p>
          </table:table-cell>
          <table:table-cell/>
          <table:table-cell office:value-type="string" calcext:value-type="string">
            <text:p>34.95</text:p>
          </table:table-cell>
          <table:table-cell office:value-type="string" calcext:value-type="string">
            <text:p>.</text:p>
          </table:table-cell>
          <table:table-cell office:value-type="string" calcext:value-type="string">
            <text:p>Bröd</text:p>
          </table:table-cell>
          <table:table-cell office:value-type="string" calcext:value-type="string">
            <text:p>Frokost</text:p>
          </table:table-cell>
          <table:table-cell table:number-columns-repeated="8"/>
          <table:table-cell office:value-type="string" calcext:value-type="string">
            <text:p>Brød, Rugbrød</text:p>
          </table:table-cell>
          <table:table-cell office:value-type="string" calcext:value-type="string">
            <text:p>Rugbrød uden tilsat hvedemel</text:p>
            <text:p>Blødt og saftigt langtidshævet rugbrød med kerner.</text:p>
            <text:p>Toppet med sesam, havreflager, hørfrø og solsikkekerner.</text:p>
          </table:table-cell>
          <table:table-cell office:value-type="string" calcext:value-type="string">
            <text:p>https://www.nemlig.com/softkernerugbroed-5016060</text:p>
          </table:table-cell>
        </table:table-row>
        <table:table-row table:style-name="ro1">
          <table:table-cell office:value-type="string" calcext:value-type="string">
            <text:p>Dagligvarer &gt; Køl og mejeri &gt; Mejeri &gt; Fløde og flødeskum &gt; Piskefløde &gt; Piskefløde øko.</text:p>
          </table:table-cell>
          <table:table-cell office:value-type="string" calcext:value-type="string">
            <text:p>Piskefløde øko.</text:p>
          </table:table-cell>
          <table:table-cell office:value-type="string" calcext:value-type="string">
            <text:p>0,25 l / Naturmælk / Mindst holdbar til: 21-11-2020</text:p>
          </table:table-cell>
          <table:table-cell office:value-type="string" calcext:value-type="string">
            <text:p>KØL,Øko (dansk)</text:p>
          </table:table-cell>
          <table:table-cell office:value-type="string" calcext:value-type="string">
            <text:p>13.95</text:p>
          </table:table-cell>
          <table:table-cell office:value-type="string" calcext:value-type="string">
            <text:p>10.00</text:p>
          </table:table-cell>
          <table:table-cell office:value-type="string" calcext:value-type="string">
            <text:p>Naturmælk</text:p>
          </table:table-cell>
          <table:table-cell office:value-type="string" calcext:value-type="string">
            <text:p>Dessert, Madlavning</text:p>
          </table:table-cell>
          <table:table-cell table:number-columns-repeated="4"/>
          <table:table-cell office:value-type="string" calcext:value-type="string">
            <text:p>KØL, Øko (dansk)</text:p>
          </table:table-cell>
          <table:table-cell office:value-type="string" calcext:value-type="string">
            <text:p>Ko</text:p>
          </table:table-cell>
          <table:table-cell table:number-columns-repeated="2"/>
          <table:table-cell office:value-type="string" calcext:value-type="string">
            <text:p>Piskefløde</text:p>
          </table:table-cell>
          <table:table-cell office:value-type="string" calcext:value-type="string">
            <text:p>Piskfløde øko Økologisk fløde, minimum 38% fedt.</text:p>
          </table:table-cell>
          <table:table-cell office:value-type="string" calcext:value-type="string">
            <text:p>https://www.nemlig.com/piskefloede-oeko-5030155</text:p>
          </table:table-cell>
        </table:table-row>
        <table:table-row table:style-name="ro2">
          <table:table-cell office:value-type="string" calcext:value-type="string">
            <text:p>Dagligvarer &gt; Drikkevarer &gt; Juice, smoothies og shots &gt; Smoothies &gt; Energise smoothie</text:p>
          </table:table-cell>
          <table:table-cell office:value-type="string" calcext:value-type="string">
            <text:p>Energise smoothie</text:p>
          </table:table-cell>
          <table:table-cell office:value-type="string" calcext:value-type="string">
            <text:p>0,30 l / ex. pant / Innocent - Smoothie plus</text:p>
          </table:table-cell>
          <table:table-cell office:value-type="string" calcext:value-type="string">
            <text:p>KØL</text:p>
          </table:table-cell>
          <table:table-cell office:value-type="string" calcext:value-type="string">
            <text:p>23.95</text:p>
          </table:table-cell>
          <table:table-cell office:value-type="string" calcext:value-type="string">
            <text:p>.</text:p>
          </table:table-cell>
          <table:table-cell office:value-type="string" calcext:value-type="string">
            <text:p>Innocent</text:p>
          </table:table-cell>
          <table:table-cell office:value-type="string" calcext:value-type="string">
            <text:p>Brunch, Drikke, Madpakke, Morgenmad</text:p>
          </table:table-cell>
          <table:table-cell table:number-columns-repeated="4"/>
          <table:table-cell office:value-type="string" calcext:value-type="string">
            <text:p>KØL</text:p>
          </table:table-cell>
          <table:table-cell table:number-columns-repeated="3"/>
          <table:table-cell office:value-type="string" calcext:value-type="string">
            <text:p>Smoothie</text:p>
          </table:table-cell>
          <table:table-cell office:value-type="string" calcext:value-type="string">
            <text:p>Smoothie med kirsebær og jordbær</text:p>
            <text:p>Dette er vores bedste bedrift til dato. Bedre end da mor roste os for vores første skridt. Bedre end dengang alle tabte kæben, fordi vi svarede rigtigt i Trivial Pursuit. Alt, hvad vi har lært om smoothies, har vi fyldt i denne flaske. En harmonisk blanding af frugt, grønt, hørfrø og vitaminer gjort fuldkommen med et lille skvæt guarana. Findes der en bedre måde at gøre noget så godt for sin krop? Vi ved, du er stolt, mor. Vi elsker dig. Denne her er til dig.</text:p>
            <text:p/>
            <text:p>- et mix af frugt, grønt og planteekstrakt</text:p>
            <text:p>- indeholder kværnede hørfrø</text:p>
            <text:p>- en kilde til vitamin b1, b2, b3, b6, c og e</text:p>
          </table:table-cell>
          <table:table-cell office:value-type="string" calcext:value-type="string">
            <text:p>https://www.nemlig.com/energise-smoothie-5045473</text:p>
          </table:table-cell>
        </table:table-row>
        <table:table-row table:style-name="ro3">
          <table:table-cell office:value-type="string" calcext:value-type="string">
            <text:p>Dagligvarer &gt; Prosecco Villa Teresa WWF</text:p>
          </table:table-cell>
          <table:table-cell office:value-type="string" calcext:value-type="string">
            <text:p>Prosecco Villa Teresa WWF</text:p>
          </table:table-cell>
          <table:table-cell office:value-type="string" calcext:value-type="string">
            <text:p>Italien / Veneto / 6 x 0,75 l / mousserende vin</text:p>
          </table:table-cell>
          <table:table-cell office:value-type="string" calcext:value-type="string">
            <text:p>Øko (europæisk)</text:p>
          </table:table-cell>
          <table:table-cell office:value-type="string" calcext:value-type="string">
            <text:p>660.00</text:p>
          </table:table-cell>
          <table:table-cell office:value-type="string" calcext:value-type="string">
            <text:p>479.70</text:p>
          </table:table-cell>
          <table:table-cell table:number-columns-repeated="2"/>
          <table:table-cell office:value-type="string" calcext:value-type="string">
            <text:p>Kasse, Kork</text:p>
          </table:table-cell>
          <table:table-cell table:number-columns-repeated="2"/>
          <table:table-cell office:value-type="string" calcext:value-type="string">
            <text:p>Italien</text:p>
          </table:table-cell>
          <table:table-cell office:value-type="string" calcext:value-type="string">
            <text:p>WWF, Øko (europæisk)</text:p>
          </table:table-cell>
          <table:table-cell table:number-columns-repeated="3"/>
          <table:table-cell office:value-type="string" calcext:value-type="string">
            <text:p>Mousserende</text:p>
          </table:table-cell>
          <table:table-cell office:value-type="string" calcext:value-type="string">
            <text:p>Prosecco Villa Teresa WWF kasse</text:p>
            <text:p>Mousserende vin-oplevelse, Proseccodruen kommer rigtigt frem, lette elegante noter igennem hele vinen og god mineralitet giver et delikat feminint udtryk.</text:p>
          </table:table-cell>
          <table:table-cell office:value-type="string" calcext:value-type="string">
            <text:p>https://www.nemlig.com/prosecco-villa-teresa-wwf-5034526</text:p>
          </table:table-cell>
        </table:table-row>
        <table:table-row table:style-name="ro7">
          <table:table-cell office:value-type="string" calcext:value-type="string">
            <text:p>Dagligvarer &gt; Husholdning og bolig &gt; Elartikler &gt; Cykellygter &gt; Cykellygter inkl. batteri</text:p>
          </table:table-cell>
          <table:table-cell office:value-type="string" calcext:value-type="string">
            <text:p>Cykellygter inkl. batteri</text:p>
          </table:table-cell>
          <table:table-cell office:value-type="string" calcext:value-type="string">
            <text:p>1 par / silicone / LED / Triathlon</text:p>
          </table:table-cell>
          <table:table-cell/>
          <table:table-cell office:value-type="string" calcext:value-type="string">
            <text:p>39.95</text:p>
          </table:table-cell>
          <table:table-cell office:value-type="string" calcext:value-type="string">
            <text:p>.</text:p>
          </table:table-cell>
          <table:table-cell office:value-type="string" calcext:value-type="string">
            <text:p>Triathlon</text:p>
          </table:table-cell>
          <table:table-cell office:value-type="string" calcext:value-type="string">
            <text:p>Cykel</text:p>
          </table:table-cell>
          <table:table-cell table:number-columns-repeated="8"/>
          <table:table-cell office:value-type="string" calcext:value-type="string">
            <text:p>Cykellygte</text:p>
          </table:table-cell>
          <table:table-cell office:value-type="string" calcext:value-type="string">
            <text:p>Vandafvisende lygter med batteri</text:p>
            <text:p>2 LED pærer med op til 10.000 timers brændetid. Med et godt batteri, har lygten op til 40 timers brændetid. Både for- og baglygte har tre funktioner.</text:p>
            <text:p/>
            <text:p>Lygterne opfylder kravene til lysstyrkefordelingen som angivet i færdselsstyrelsens bekendtgørlse.</text:p>
          </table:table-cell>
          <table:table-cell office:value-type="string" calcext:value-type="string">
            <text:p>https://www.nemlig.com/cykellygter-inkl-batteri-5012887</text:p>
          </table:table-cell>
        </table:table-row>
        <table:table-row table:style-name="ro2">
          <table:table-cell office:value-type="string" calcext:value-type="string">
            <text:p>Dagligvarer &gt; Køl og mejeri &gt; Færdigretter på køl &gt; Middagsretter på køl &gt; Bolognese m. grøntsager øko.</text:p>
          </table:table-cell>
          <table:table-cell office:value-type="string" calcext:value-type="string">
            <text:p>Bolognese m. grøntsager øko.</text:p>
          </table:table-cell>
          <table:table-cell office:value-type="string" calcext:value-type="string">
            <text:p>715 g / Gris Lam &amp; Co</text:p>
          </table:table-cell>
          <table:table-cell office:value-type="string" calcext:value-type="string">
            <text:p>KØL,Øko (dansk),Øko (europæisk)</text:p>
          </table:table-cell>
          <table:table-cell office:value-type="string" calcext:value-type="string">
            <text:p>98.00</text:p>
          </table:table-cell>
          <table:table-cell office:value-type="string" calcext:value-type="string">
            <text:p>.</text:p>
          </table:table-cell>
          <table:table-cell office:value-type="string" calcext:value-type="string">
            <text:p>Gris Lam &amp; Co</text:p>
          </table:table-cell>
          <table:table-cell office:value-type="string" calcext:value-type="string">
            <text:p>Aftensmad</text:p>
          </table:table-cell>
          <table:table-cell table:number-columns-repeated="4"/>
          <table:table-cell office:value-type="string" calcext:value-type="string">
            <text:p>KØL, Øko (dansk), Øko (europæisk)</text:p>
          </table:table-cell>
          <table:table-cell table:number-columns-repeated="3"/>
          <table:table-cell office:value-type="string" calcext:value-type="string">
            <text:p>Okse</text:p>
          </table:table-cell>
          <table:table-cell office:value-type="string" calcext:value-type="string">
            <text:p>Økologisk bolognese med grøntsager</text:p>
            <text:p>Bolognese lavet af økologisk dansk oksekød, røget bacon, gode grøntsager og skønne krydderier.</text:p>
            <text:p/>
            <text:p>Kan serveres med spagetti og friskrevet parmesan.</text:p>
            <text:p/>
            <text:p>Opbevares ved højst +5 °C. Opvarmes til min 75 °C.</text:p>
          </table:table-cell>
          <table:table-cell office:value-type="string" calcext:value-type="string">
            <text:p>https://www.nemlig.com/bolognese-m-groentsager-oeko-5042055</text:p>
          </table:table-cell>
        </table:table-row>
        <table:table-row table:style-name="ro1">
          <table:table-cell office:value-type="string" calcext:value-type="string">
            <text:p>Dagligvarer &gt; Husholdning og bolig &gt; Rengøring &gt; Kemiske produkter &gt; Husholdningssprit 93%</text:p>
          </table:table-cell>
          <table:table-cell office:value-type="string" calcext:value-type="string">
            <text:p>Husholdningssprit 93%</text:p>
          </table:table-cell>
          <table:table-cell office:value-type="string" calcext:value-type="string">
            <text:p>1 l / Borup</text:p>
          </table:table-cell>
          <table:table-cell/>
          <table:table-cell office:value-type="string" calcext:value-type="string">
            <text:p>24.95</text:p>
          </table:table-cell>
          <table:table-cell office:value-type="string" calcext:value-type="string">
            <text:p>.</text:p>
          </table:table-cell>
          <table:table-cell office:value-type="string" calcext:value-type="string">
            <text:p>Borup</text:p>
          </table:table-cell>
          <table:table-cell table:number-columns-repeated="5"/>
          <table:table-cell office:value-type="string" calcext:value-type="string">
            <text:p>Discount</text:p>
          </table:table-cell>
          <table:table-cell table:number-columns-repeated="3"/>
          <table:table-cell office:value-type="string" calcext:value-type="string">
            <text:p>Sprit</text:p>
          </table:table-cell>
          <table:table-cell office:value-type="string" calcext:value-type="string">
            <text:p>Borup Husholdnigssprit 93% kan anvendes til f.eks.: Pletfjerning: Sprit fjerner farve fra kugle- og spritpenne. Brug så lidt sprit som muligt og gnid til pletten er tør. Læg et stykke sugende stof under. Borup Husholdningssprit 93% er også effektiv til af affedte f.eks. sølv- og gulddækketallerkner. Pudsning: Vinduer, spejle, forkromede haner m.m. poleres med sprit. Tin pudses med en blanding af sprit og wienerkalk (konsistens som lind grød). Blandingen kan også bruges til udvendig polering af aluminiumsgryder samt til rengøring af hvide plastemner som f.eks. havemøbler og glasfiberbåde.</text:p>
          </table:table-cell>
          <table:table-cell office:value-type="string" calcext:value-type="string">
            <text:p>https://www.nemlig.com/husholdningssprit-93-5500061</text:p>
          </table:table-cell>
        </table:table-row>
        <table:table-row table:style-name="ro3">
          <table:table-cell office:value-type="string" calcext:value-type="string">
            <text:p>Dagligvarer &gt; Slik og kiosk &gt; Chokolade &gt; Chokoladeæsker og dåser &gt; Yes, You can buy love</text:p>
          </table:table-cell>
          <table:table-cell office:value-type="string" calcext:value-type="string">
            <text:p>Yes, You can buy love</text:p>
          </table:table-cell>
          <table:table-cell office:value-type="string" calcext:value-type="string">
            <text:p>240 g / Simply Chocolate</text:p>
          </table:table-cell>
          <table:table-cell/>
          <table:table-cell office:value-type="string" calcext:value-type="string">
            <text:p>179.00</text:p>
          </table:table-cell>
          <table:table-cell office:value-type="string" calcext:value-type="string">
            <text:p>.</text:p>
          </table:table-cell>
          <table:table-cell office:value-type="string" calcext:value-type="string">
            <text:p>Simply Chocolate</text:p>
          </table:table-cell>
          <table:table-cell office:value-type="string" calcext:value-type="string">
            <text:p>Dessert, Mors dag, Snack</text:p>
          </table:table-cell>
          <table:table-cell table:number-columns-repeated="8"/>
          <table:table-cell office:value-type="string" calcext:value-type="string">
            <text:p>Chokolade, Slik</text:p>
          </table:table-cell>
          <table:table-cell office:value-type="string" calcext:value-type="string">
            <text:p>Yes, You can buy love</text:p>
            <text:p>YES YOU CAN BUY LOVE, Gaveæske med 24 stk. håndlavede chokoladestykker.</text:p>
          </table:table-cell>
          <table:table-cell office:value-type="string" calcext:value-type="string">
            <text:p>https://www.nemlig.com/yes-you-can-buy-love-5038523</text:p>
          </table:table-cell>
        </table:table-row>
        <table:table-row table:style-name="ro7">
          <table:table-cell office:value-type="string" calcext:value-type="string">
            <text:p>Dagligvarer &gt; Slik og kiosk &gt; Slik &gt; Bolcher &gt; Peberbolcher</text:p>
          </table:table-cell>
          <table:table-cell office:value-type="string" calcext:value-type="string">
            <text:p>Peberbolcher</text:p>
          </table:table-cell>
          <table:table-cell office:value-type="string" calcext:value-type="string">
            <text:p>180 g / sukkerfri / indh. sødestoffer / Nordthy</text:p>
          </table:table-cell>
          <table:table-cell/>
          <table:table-cell office:value-type="string" calcext:value-type="string">
            <text:p>22.95</text:p>
          </table:table-cell>
          <table:table-cell office:value-type="string" calcext:value-type="string">
            <text:p>.</text:p>
          </table:table-cell>
          <table:table-cell office:value-type="string" calcext:value-type="string">
            <text:p>Nordthy</text:p>
          </table:table-cell>
          <table:table-cell office:value-type="string" calcext:value-type="string">
            <text:p>Snack</text:p>
          </table:table-cell>
          <table:table-cell table:number-columns-repeated="4"/>
          <table:table-cell office:value-type="string" calcext:value-type="string">
            <text:p>Sukkerfri</text:p>
          </table:table-cell>
          <table:table-cell table:number-columns-repeated="3"/>
          <table:table-cell office:value-type="string" calcext:value-type="string">
            <text:p>Bolcher, Slik</text:p>
          </table:table-cell>
          <table:table-cell office:value-type="string" calcext:value-type="string">
            <text:p>Peberbolcher</text:p>
            <text:p>Sukkerfri peber bolcher.</text:p>
            <text:p/>
            <text:p>Indeholder lakrids, personer som lider af forhøjet blodtryk bør undgå for stort indtag. Indeholder sødemiddel, overdreven indtagelse kan virke afførende. Voksenbolcher - ikke børnebolcher.</text:p>
          </table:table-cell>
          <table:table-cell office:value-type="string" calcext:value-type="string">
            <text:p>https://www.nemlig.com/peberbolcher-5042772</text:p>
          </table:table-cell>
        </table:table-row>
        <table:table-row table:style-name="ro9">
          <table:table-cell office:value-type="string" calcext:value-type="string">
            <text:p>Dagligvarer &gt; Kolonial &gt; Krydderier &gt; Krydderiblandinger &gt; Taco krydderimix øko.</text:p>
          </table:table-cell>
          <table:table-cell office:value-type="string" calcext:value-type="string">
            <text:p>Taco krydderimix øko.</text:p>
          </table:table-cell>
          <table:table-cell office:value-type="string" calcext:value-type="string">
            <text:p>70 g / Urtekram</text:p>
          </table:table-cell>
          <table:table-cell office:value-type="string" calcext:value-type="string">
            <text:p>Øko (dansk),Øko (europæisk)</text:p>
          </table:table-cell>
          <table:table-cell office:value-type="string" calcext:value-type="string">
            <text:p>29.95</text:p>
          </table:table-cell>
          <table:table-cell office:value-type="string" calcext:value-type="string">
            <text:p>.</text:p>
          </table:table-cell>
          <table:table-cell office:value-type="string" calcext:value-type="string">
            <text:p>Urtekram</text:p>
          </table:table-cell>
          <table:table-cell office:value-type="string" calcext:value-type="string">
            <text:p>Tacos, Tortilla</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Krydderi</text:p>
          </table:table-cell>
          <table:table-cell office:value-type="string" calcext:value-type="string">
            <text:p>Taco krydderimix økologisk</text:p>
            <text:p>Smagen af traditionelle, mexikanske tacos!</text:p>
            <text:p>Klassisk mexicansk krydderimix. Anvend 2 spsk. til en tacosauce med ca. 400 g hakket kød eller soya fars.</text:p>
          </table:table-cell>
          <table:table-cell office:value-type="string" calcext:value-type="string">
            <text:p>https://www.nemlig.com/taco-krydderimix-oeko-5025913</text:p>
          </table:table-cell>
        </table:table-row>
        <table:table-row table:style-name="ro3">
          <table:table-cell office:value-type="string" calcext:value-type="string">
            <text:p>Dagligvarer &gt; Kolonial &gt; Bagning &gt; Bageartikler &gt; Krymmel og kagepynt &gt; Chokolade og karamel krymmel</text:p>
          </table:table-cell>
          <table:table-cell office:value-type="string" calcext:value-type="string">
            <text:p>Chokolade og karamel krymmel</text:p>
          </table:table-cell>
          <table:table-cell office:value-type="string" calcext:value-type="string">
            <text:p>70 g / Odense Marcipan</text:p>
          </table:table-cell>
          <table:table-cell/>
          <table:table-cell office:value-type="string" calcext:value-type="string">
            <text:p>25.00</text:p>
          </table:table-cell>
          <table:table-cell office:value-type="string" calcext:value-type="string">
            <text:p>.</text:p>
          </table:table-cell>
          <table:table-cell office:value-type="string" calcext:value-type="string">
            <text:p>Odense Marcipan</text:p>
          </table:table-cell>
          <table:table-cell office:value-type="string" calcext:value-type="string">
            <text:p>Bagning, Børn, Is</text:p>
          </table:table-cell>
          <table:table-cell table:number-columns-repeated="8"/>
          <table:table-cell office:value-type="string" calcext:value-type="string">
            <text:p>Bageartikler, Pynt</text:p>
          </table:table-cell>
          <table:table-cell office:value-type="string" calcext:value-type="string">
            <text:p>Chokolade og karamel krymmel</text:p>
            <text:p>Karamelkugler overtrukket med mælkechokolade til dekoration af fx kager og konfekt.</text:p>
          </table:table-cell>
          <table:table-cell office:value-type="string" calcext:value-type="string">
            <text:p>https://www.nemlig.com/chokolade-og-karamel-krymmel-5031534</text:p>
          </table:table-cell>
        </table:table-row>
        <table:table-row table:style-name="ro7">
          <table:table-cell office:value-type="string" calcext:value-type="string">
            <text:p>Dagligvarer &gt; Drikkevarer &gt; Ch. Guilhem Grandvin Blanc</text:p>
          </table:table-cell>
          <table:table-cell office:value-type="string" calcext:value-type="string">
            <text:p>Ch. Guilhem Grandvin Blanc</text:p>
          </table:table-cell>
          <table:table-cell office:value-type="string" calcext:value-type="string">
            <text:p>Frankrig/IGP Pays Cathare 2017 / 6 x 0,75 l / hvidvin</text:p>
          </table:table-cell>
          <table:table-cell office:value-type="string" calcext:value-type="string">
            <text:p>Øko (europæisk)</text:p>
          </table:table-cell>
          <table:table-cell office:value-type="string" calcext:value-type="string">
            <text:p>1379.70</text:p>
          </table:table-cell>
          <table:table-cell office:value-type="string" calcext:value-type="string">
            <text:p>659.70</text:p>
          </table:table-cell>
          <table:table-cell/>
          <table:table-cell office:value-type="string" calcext:value-type="string">
            <text:p>Mager fisk</text:p>
          </table:table-cell>
          <table:table-cell office:value-type="string" calcext:value-type="string">
            <text:p>Kasse</text:p>
          </table:table-cell>
          <table:table-cell table:number-columns-repeated="2"/>
          <table:table-cell office:value-type="string" calcext:value-type="string">
            <text:p>Frankrig</text:p>
          </table:table-cell>
          <table:table-cell office:value-type="string" calcext:value-type="string">
            <text:p>Øko (europæisk)</text:p>
          </table:table-cell>
          <table:table-cell table:number-columns-repeated="3"/>
          <table:table-cell office:value-type="string" calcext:value-type="string">
            <text:p>Hvidvin</text:p>
          </table:table-cell>
          <table:table-cell office:value-type="string" calcext:value-type="string">
            <text:p>Château Guilhem Grand vin rouge</text:p>
            <text:p>Har du nogensinde drømt om, hvor lækkert smørfed Meursault ville smage med et skvæt mineralsk Sancerre? Så kan du glæde sig til Château Guilhems økologiske flagskib – i sandhed en ”Grand Vin”… Hvidvinen glider over tungen med en så uhyrlig power og fransk elegance, at slotsejer og winemaker Bertrand Gourdou faktisk roligt kan opgradere navnet til ”Très Grand Vin”! Smuk gylden. Næsen fører os på en eksotisk duftrejse fra friske æbler og mineralsk citrus til ananas, melon og mango. Elegant indhyllet i smør, vanilje og creme brulée fra fadet. Smagen er rig og krydret som hvid bourgogne, mens Sauvignon Blanc tilføjer en læskende mineralsk friskhed. Perfekt afstemt super-blend! 60% Chardonnay og 40% Sauvignon Blanc. Kun de fineste druer. Kun fra de ældste vinstokke. Chardonnay modner som en luksuriøst krydret Meursault på små bourgognefade, mens Sauvignon Blancs aromatiske friskhed er bevaret ved modning på større fade.</text:p>
            <text:p>Historie om vinhuset:</text:p>
            <text:p>CHÂTEAU GUILHEM har siden 1878 været I familiens eje, 6 generation står nu for dette pragtfulde Chateau. Placeret i landlige bakkede omgivelser i det sydlige Frankrig - med kik til Pyrenæerne - står Bertrand i dag for den daglige drift. Han har fulgt med tiden og huset er i dag certifiseret økologisk og godt på vej med Biodynamiske vine, så der er meget at se frem til med dette hus.</text:p>
          </table:table-cell>
          <table:table-cell office:value-type="string" calcext:value-type="string">
            <text:p>https://www.nemlig.com/ch-guilhem-grandvin-blanc-5037858</text:p>
          </table:table-cell>
        </table:table-row>
        <table:table-row table:style-name="ro3">
          <table:table-cell office:value-type="string" calcext:value-type="string">
            <text:p>Dagligvarer &gt; Køl og mejeri &gt; Frisk pasta &gt; Pasta uden fyld &gt; Andet frisk pasta uden fyld &gt; Pasta m. trøffel</text:p>
          </table:table-cell>
          <table:table-cell office:value-type="string" calcext:value-type="string">
            <text:p>Pasta m. trøffel</text:p>
          </table:table-cell>
          <table:table-cell office:value-type="string" calcext:value-type="string">
            <text:p>230 g / Gourmet / Pastariget</text:p>
          </table:table-cell>
          <table:table-cell/>
          <table:table-cell office:value-type="string" calcext:value-type="string">
            <text:p>29.95</text:p>
          </table:table-cell>
          <table:table-cell office:value-type="string" calcext:value-type="string">
            <text:p>.</text:p>
          </table:table-cell>
          <table:table-cell office:value-type="string" calcext:value-type="string">
            <text:p>Pastariget</text:p>
          </table:table-cell>
          <table:table-cell table:number-columns-repeated="9"/>
          <table:table-cell office:value-type="string" calcext:value-type="string">
            <text:p>Pasta</text:p>
          </table:table-cell>
          <table:table-cell office:value-type="string" calcext:value-type="string">
            <text:p>Pasta med trøffel</text:p>
            <text:p>Vinder af Børsens Fødevarediplom for bedste smag og kvalitet og den tåler sammenligning med de bedste fra Italien. Pastaen er lavet på lokalt dyrket durum og friske danske økologiske æg, og den har et naturligt højt proteinindhold. Trøffel Pasta er for kendere og vendt i Trøffel Pasta-Pesto anes engle sang, og den smager skønt med svampe og et stykke godt oksekød. Velbekomme!</text:p>
          </table:table-cell>
          <table:table-cell office:value-type="string" calcext:value-type="string">
            <text:p>https://www.nemlig.com/pasta-m-troeffel-5009748</text:p>
          </table:table-cell>
        </table:table-row>
        <table:table-row table:style-name="ro22">
          <table:table-cell office:value-type="string" calcext:value-type="string">
            <text:p>Dagligvarer &gt; Pleje og skønhed &gt; Helse &gt; Fiskeolie &gt; Premium fiskeolie</text:p>
          </table:table-cell>
          <table:table-cell office:value-type="string" calcext:value-type="string">
            <text:p>Premium fiskeolie</text:p>
          </table:table-cell>
          <table:table-cell office:value-type="string" calcext:value-type="string">
            <text:p>140 stk. / Futura</text:p>
          </table:table-cell>
          <table:table-cell/>
          <table:table-cell office:value-type="string" calcext:value-type="string">
            <text:p>189.95</text:p>
          </table:table-cell>
          <table:table-cell office:value-type="string" calcext:value-type="string">
            <text:p>.</text:p>
          </table:table-cell>
          <table:table-cell office:value-type="string" calcext:value-type="string">
            <text:p>Futura</text:p>
          </table:table-cell>
          <table:table-cell table:number-columns-repeated="9"/>
          <table:table-cell office:value-type="string" calcext:value-type="string">
            <text:p>Fiskeolie, Kosttilskud</text:p>
          </table:table-cell>
          <table:table-cell office:value-type="string" calcext:value-type="string">
            <text:p>Premium fiskeolie</text:p>
            <text:p>Kosttilskud med fiskeolie.</text:p>
            <text:p>Omega-3 fedtsyrerne EPA og DHA bidrager til en normal hjertefunktion. Denne effekt opnås ved et dagligt indtag på 250 mg af disse fedtsyrer. Dette opnås med en kapsel Futura Omega-3 Premium.</text:p>
            <text:p/>
            <text:p>Dagligt indtag af 250 mg DHA bidrager til at vedligeholde en normal hjernefunktion og et normalt syn (modsvarer 2 kapsler). Moderens indtag af DHA bidrager til en normal udvikling af hjerne og øjne hos fostre og hos spædbørn, der ammes. Den gavnlige effekt opnås ved et dagligt indtag på 200 mg DHA ud over det anbefalede daglige indtag af omega-3 fedtsyrer for voksne på 250 mg EPA og DHA. 200 mg DHA opnås med én kapsel.</text:p>
            <text:p/>
            <text:p>Højkoncentreret Futura Fiskeolie Premium indeholder koncentreret fiskeolie i naturlig triglycerid.</text:p>
            <text:p/>
            <text:p>Opbevaring:</text:p>
            <text:p>Tørt beskyttet mod varme samt utilgængeligt for børn. Bør ikke udsættes for direkte sollys.</text:p>
            <text:p/>
            <text:p>Anbefalet daglig dosis:</text:p>
            <text:p>Voksne samt børn fra 11 år: 1-2 kapsler.</text:p>
            <text:p>Gravide og ammende: 2 kapsler.</text:p>
            <text:p>Kapslerne synkes hele i forbindelse med et måltid.</text:p>
            <text:p>Dagsdosis bør ikke overskrides.</text:p>
            <text:p/>
            <text:p>Kosttilskud bør ikke træde istedet for en varieret kost.</text:p>
          </table:table-cell>
          <table:table-cell office:value-type="string" calcext:value-type="string">
            <text:p>https://www.nemlig.com/premium-fiskeolie-5038665</text:p>
          </table:table-cell>
        </table:table-row>
        <table:table-row table:style-name="ro7">
          <table:table-cell office:value-type="string" calcext:value-type="string">
            <text:p>Dagligvarer &gt; Kolonial &gt; Marmelade, smørepålæg m.m. &gt; Marmelade og syltetøj &gt; Brombærmarmelade</text:p>
          </table:table-cell>
          <table:table-cell office:value-type="string" calcext:value-type="string">
            <text:p>Brombærmarmelade</text:p>
          </table:table-cell>
          <table:table-cell office:value-type="string" calcext:value-type="string">
            <text:p>284 g / ikke tilsat sukker / St. Dalfour</text:p>
          </table:table-cell>
          <table:table-cell/>
          <table:table-cell office:value-type="string" calcext:value-type="string">
            <text:p>24.95</text:p>
          </table:table-cell>
          <table:table-cell office:value-type="string" calcext:value-type="string">
            <text:p>.</text:p>
          </table:table-cell>
          <table:table-cell office:value-type="string" calcext:value-type="string">
            <text:p>St. Dalfour</text:p>
          </table:table-cell>
          <table:table-cell office:value-type="string" calcext:value-type="string">
            <text:p>Morgenmad</text:p>
          </table:table-cell>
          <table:table-cell table:number-columns-repeated="4"/>
          <table:table-cell office:value-type="string" calcext:value-type="string">
            <text:p>Ikke tilsat sukker</text:p>
          </table:table-cell>
          <table:table-cell table:number-columns-repeated="3"/>
          <table:table-cell office:value-type="string" calcext:value-type="string">
            <text:p>Marmelade</text:p>
          </table:table-cell>
          <table:table-cell office:value-type="string" calcext:value-type="string">
            <text:p>Brombærmarmelade</text:p>
            <text:p>Saftige brombær med en afbalanceret smag.</text:p>
            <text:p>Egner sig perfekt en skive brød eller som topping til youghurt. Produceret efter gammel fransk opskrift og indeholder 100 % natulige ingredienser.</text:p>
            <text:p>Ikke tilsat sukker. Sødet med naturlig frugtkoncentrat.</text:p>
          </table:table-cell>
          <table:table-cell office:value-type="string" calcext:value-type="string">
            <text:p>https://www.nemlig.com/brombaermarmelade-5011480</text:p>
          </table:table-cell>
        </table:table-row>
        <table:table-row table:style-name="ro3">
          <table:table-cell office:value-type="string" calcext:value-type="string">
            <text:p>Dagligvarer &gt; Kolonial &gt; Marmelade, smørepålæg m.m. &gt; Honning og sirup &gt; Akacie honning</text:p>
          </table:table-cell>
          <table:table-cell office:value-type="string" calcext:value-type="string">
            <text:p>Akacie honning</text:p>
          </table:table-cell>
          <table:table-cell office:value-type="string" calcext:value-type="string">
            <text:p>350 g / Jakobsens</text:p>
          </table:table-cell>
          <table:table-cell/>
          <table:table-cell office:value-type="string" calcext:value-type="string">
            <text:p>38.95</text:p>
          </table:table-cell>
          <table:table-cell office:value-type="string" calcext:value-type="string">
            <text:p>31.16</text:p>
          </table:table-cell>
          <table:table-cell office:value-type="string" calcext:value-type="string">
            <text:p>Jakobsens</text:p>
          </table:table-cell>
          <table:table-cell office:value-type="string" calcext:value-type="string">
            <text:p>Bagning, Te</text:p>
          </table:table-cell>
          <table:table-cell table:number-columns-repeated="4"/>
          <table:table-cell office:value-type="string" calcext:value-type="string">
            <text:p>Discount</text:p>
          </table:table-cell>
          <table:table-cell table:number-columns-repeated="3"/>
          <table:table-cell office:value-type="string" calcext:value-type="string">
            <text:p>Flydende honning</text:p>
          </table:table-cell>
          <table:table-cell office:value-type="string" calcext:value-type="string">
            <text:p>Akaciehonning</text:p>
            <text:p>En meget mild honning med en delikat smag. Velegnet som sødemiddel til morgenmaden, til pandekager, desserter samt marinader og dressinger.</text:p>
          </table:table-cell>
          <table:table-cell office:value-type="string" calcext:value-type="string">
            <text:p>https://www.nemlig.com/akacie-honning-5022445</text:p>
          </table:table-cell>
        </table:table-row>
        <table:table-row table:style-name="ro7">
          <table:table-cell office:value-type="string" calcext:value-type="string">
            <text:p>Dagligvarer &gt; Køl og mejeri &gt; Mejeri &gt; Kakao, koldskål og proteindrikke &gt; Proteindrikke &gt; Proteindrik m. hindbær</text:p>
          </table:table-cell>
          <table:table-cell office:value-type="string" calcext:value-type="string">
            <text:p>Proteindrik m. hindbær</text:p>
          </table:table-cell>
          <table:table-cell office:value-type="string" calcext:value-type="string">
            <text:p>0,50 l / plus / Arla - Protino</text:p>
          </table:table-cell>
          <table:table-cell office:value-type="string" calcext:value-type="string">
            <text:p>KØL</text:p>
          </table:table-cell>
          <table:table-cell office:value-type="string" calcext:value-type="string">
            <text:p>15.95</text:p>
          </table:table-cell>
          <table:table-cell office:value-type="string" calcext:value-type="string">
            <text:p>.</text:p>
          </table:table-cell>
          <table:table-cell office:value-type="string" calcext:value-type="string">
            <text:p>Arla</text:p>
          </table:table-cell>
          <table:table-cell office:value-type="string" calcext:value-type="string">
            <text:p>Mellemmåltid</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Drikkeyoghurt</text:p>
          </table:table-cell>
          <table:table-cell office:value-type="string" calcext:value-type="string">
            <text:p>Proteindrik med hindbærsmag</text:p>
            <text:p>Arla Protino Standard Hindbær er en frisk drikkeyoghurt, der gør det let og lækkert at få ekstra næring i en lille mundfuld. . Drikken har et højt indhold af valleprotein og energi, og har en let syrlig og forfriskende smag af hindbær. Et godt supplement til den daglige kost.</text:p>
            <text:p/>
            <text:p>Indeholder ca. dobbelt så meget protein som sødmælk.</text:p>
          </table:table-cell>
          <table:table-cell office:value-type="string" calcext:value-type="string">
            <text:p>https://www.nemlig.com/proteindrik-m-hindbaer-5038605</text:p>
          </table:table-cell>
        </table:table-row>
        <table:table-row table:style-name="ro3">
          <table:table-cell office:value-type="string" calcext:value-type="string">
            <text:p>Dagligvarer &gt; Drikkevarer &gt; Chateau des Annereaux 2004</text:p>
          </table:table-cell>
          <table:table-cell office:value-type="string" calcext:value-type="string">
            <text:p>Chateau des Annereaux 2004</text:p>
          </table:table-cell>
          <table:table-cell office:value-type="string" calcext:value-type="string">
            <text:p>Frankrig / Lalande de Pomerol / 1,50 l / rødvin</text:p>
          </table:table-cell>
          <table:table-cell/>
          <table:table-cell office:value-type="string" calcext:value-type="string">
            <text:p>550.00</text:p>
          </table:table-cell>
          <table:table-cell office:value-type="string" calcext:value-type="string">
            <text:p>245.00</text:p>
          </table:table-cell>
          <table:table-cell table:number-columns-repeated="2"/>
          <table:table-cell office:value-type="string" calcext:value-type="string">
            <text:p>Kork</text:p>
          </table:table-cell>
          <table:table-cell table:number-columns-repeated="2"/>
          <table:table-cell office:value-type="string" calcext:value-type="string">
            <text:p>Frankrig</text:p>
          </table:table-cell>
          <table:table-cell table:number-columns-repeated="4"/>
          <table:table-cell office:value-type="string" calcext:value-type="string">
            <text:p>Rødvin</text:p>
          </table:table-cell>
          <table:table-cell office:value-type="string" calcext:value-type="string">
            <text:p>Lalande de Pomerol 2004</text:p>
            <text:p>Intens og rød farve i glasset som er typisk for vinene fra Pomrol området. På næsen har den delikate aromaer af røde frugter, og i munden udvikler smagen sig til noter af læder, svesker og kakao. Smidig og delikat vin med en lang finish.</text:p>
          </table:table-cell>
          <table:table-cell office:value-type="string" calcext:value-type="string">
            <text:p>https://www.nemlig.com/chateau-des-annereaux-2004-5049401</text:p>
          </table:table-cell>
        </table:table-row>
        <table:table-row table:style-name="ro3">
          <table:table-cell office:value-type="string" calcext:value-type="string">
            <text:p>Dagligvarer &gt; Drikkevarer &gt; Øl &gt; Øltyper &gt; Specialøl &gt; Chips m. salt og peber</text:p>
          </table:table-cell>
          <table:table-cell office:value-type="string" calcext:value-type="string">
            <text:p>Chips m. salt og peber</text:p>
          </table:table-cell>
          <table:table-cell office:value-type="string" calcext:value-type="string">
            <text:p>150 g / Burts Chips</text:p>
          </table:table-cell>
          <table:table-cell/>
          <table:table-cell office:value-type="string" calcext:value-type="string">
            <text:p>26.95</text:p>
          </table:table-cell>
          <table:table-cell office:value-type="string" calcext:value-type="string">
            <text:p>.</text:p>
          </table:table-cell>
          <table:table-cell office:value-type="string" calcext:value-type="string">
            <text:p>Burts</text:p>
          </table:table-cell>
          <table:table-cell office:value-type="string" calcext:value-type="string">
            <text:p>Snack</text:p>
          </table:table-cell>
          <table:table-cell table:number-columns-repeated="8"/>
          <table:table-cell office:value-type="string" calcext:value-type="string">
            <text:p>Chips</text:p>
          </table:table-cell>
          <table:table-cell office:value-type="string" calcext:value-type="string">
            <text:p>Knasende sprøde chips fra Burts</text:p>
            <text:p>Friske, snittede kartofler koges i solsikkeolie og blandes med halvsalt og hele 5 forskellige knuste peberkorn til en prisvindende chip med et solidt spark af peber.</text:p>
          </table:table-cell>
          <table:table-cell office:value-type="string" calcext:value-type="string">
            <text:p>https://www.nemlig.com/chips-m-salt-og-peber-5021123</text:p>
          </table:table-cell>
        </table:table-row>
        <table:table-row table:style-name="ro14">
          <table:table-cell office:value-type="string" calcext:value-type="string">
            <text:p>Dagligvarer &gt; Husholdning og bolig &gt; Køkkenudstyr &gt; Gryder, pander og forme &gt; Sautepande (26 cm)</text:p>
          </table:table-cell>
          <table:table-cell office:value-type="string" calcext:value-type="string">
            <text:p>Sautepande (26 cm)</text:p>
          </table:table-cell>
          <table:table-cell office:value-type="string" calcext:value-type="string">
            <text:p>1 stk. / Fiskars - Functional Form</text:p>
          </table:table-cell>
          <table:table-cell/>
          <table:table-cell office:value-type="string" calcext:value-type="string">
            <text:p>549.00</text:p>
          </table:table-cell>
          <table:table-cell office:value-type="string" calcext:value-type="string">
            <text:p>.</text:p>
          </table:table-cell>
          <table:table-cell office:value-type="string" calcext:value-type="string">
            <text:p>Fiskars</text:p>
          </table:table-cell>
          <table:table-cell table:number-columns-repeated="8"/>
          <table:table-cell office:value-type="string" calcext:value-type="string">
            <text:p>Ø26 cm</text:p>
          </table:table-cell>
          <table:table-cell office:value-type="string" calcext:value-type="string">
            <text:p>Stegepande</text:p>
          </table:table-cell>
          <table:table-cell office:value-type="string" calcext:value-type="string">
            <text:p>Sautepande 26 cm</text:p>
            <text:p>Fiskars Functional Form-sauterpande er skabt til at gøre hverdagen lettere i ethvert travlt køkken. Sauterpanden, som er lavet i aluminium, opvarmes hurtigt og effektivt på alle typer kogezoner.</text:p>
            <text:p/>
            <text:p>Den holdbare 2-lags PTFE Hardtec™ belægning på indersiden af panden er fri for PFOA og garanterer non-stick egenskaber.</text:p>
            <text:p>Belægningen på ydersiden af panden ridser ikke dine kogezoner af glas.</text:p>
            <text:p>Bakelit håndtaget bliver ikke varmt under madlavning, hvilket sørger for et sikkert greb.</text:p>
            <text:p>Det flade låg har to hældefunktioner, damp – og kogekontrol og silikonekanten gør låget lydløst.</text:p>
            <text:p/>
            <text:p>Både gryder og pander tåler ovnvarme op til 150°C, og kan sættes i opvaskemaskinen.</text:p>
            <text:p>Efter brug kan hele serien stables, hvilket gør dem pladsbesparende og nemme at opbevare.</text:p>
          </table:table-cell>
          <table:table-cell office:value-type="string" calcext:value-type="string">
            <text:p>https://www.nemlig.com/sautepande-26-cm-5037865</text:p>
          </table:table-cell>
        </table:table-row>
        <table:table-row table:style-name="ro1">
          <table:table-cell office:value-type="string" calcext:value-type="string">
            <text:p>Dagligvarer &gt; Frugt og grønt &gt; Frugt &gt; Æblemost ufiltreret øko.</text:p>
          </table:table-cell>
          <table:table-cell office:value-type="string" calcext:value-type="string">
            <text:p>Æblemost ufiltreret øko.</text:p>
          </table:table-cell>
          <table:table-cell office:value-type="string" calcext:value-type="string">
            <text:p>1 l / Ørbæk / Danmark</text:p>
          </table:table-cell>
          <table:table-cell office:value-type="string" calcext:value-type="string">
            <text:p>Dansk,Øko (dansk),Øko (europæisk)</text:p>
          </table:table-cell>
          <table:table-cell office:value-type="string" calcext:value-type="string">
            <text:p>20.00</text:p>
          </table:table-cell>
          <table:table-cell office:value-type="string" calcext:value-type="string">
            <text:p>.</text:p>
          </table:table-cell>
          <table:table-cell table:number-columns-repeated="6"/>
          <table:table-cell office:value-type="string" calcext:value-type="string">
            <text:p>Dansk, Øko (dansk), Øko (europæisk)</text:p>
          </table:table-cell>
          <table:table-cell office:value-type="string" calcext:value-type="string">
            <text:p>Danmark</text:p>
          </table:table-cell>
          <table:table-cell table:number-columns-repeated="2"/>
          <table:table-cell office:value-type="string" calcext:value-type="string">
            <text:p>Æblemost</text:p>
          </table:table-cell>
          <table:table-cell office:value-type="string" calcext:value-type="string">
            <text:p>Økologisk ufiltreret Ørbæk æblemost.</text:p>
          </table:table-cell>
          <table:table-cell office:value-type="string" calcext:value-type="string">
            <text:p>https://www.nemlig.com/aeblemost-ufiltreret-oeko-5044528</text:p>
          </table:table-cell>
        </table:table-row>
        <table:table-row table:style-name="ro1">
          <table:table-cell table:number-columns-repeated="2" office:value-type="string" calcext:value-type="string">
            <text:p>Flødehavarti</text:p>
          </table:table-cell>
          <table:table-cell office:value-type="string" calcext:value-type="string">
            <text:p>400 g / First Price</text:p>
          </table:table-cell>
          <table:table-cell office:value-type="string" calcext:value-type="string">
            <text:p>KØL</text:p>
          </table:table-cell>
          <table:table-cell office:value-type="string" calcext:value-type="string">
            <text:p>21.50</text:p>
          </table:table-cell>
          <table:table-cell office:value-type="string" calcext:value-type="string">
            <text:p>.</text:p>
          </table:table-cell>
          <table:table-cell office:value-type="string" calcext:value-type="string">
            <text:p>First Price</text:p>
          </table:table-cell>
          <table:table-cell office:value-type="string" calcext:value-type="string">
            <text:p>Børn, Morgenmad</text:p>
          </table:table-cell>
          <table:table-cell table:number-columns-repeated="4"/>
          <table:table-cell office:value-type="string" calcext:value-type="string">
            <text:p>Discount, KØL</text:p>
          </table:table-cell>
          <table:table-cell office:value-type="string" calcext:value-type="string">
            <text:p>Ko</text:p>
          </table:table-cell>
          <table:table-cell table:number-columns-repeated="2"/>
          <table:table-cell office:value-type="string" calcext:value-type="string">
            <text:p>Skæreost</text:p>
          </table:table-cell>
          <table:table-cell/>
          <table:table-cell office:value-type="string" calcext:value-type="string">
            <text:p>https://www.nemlig.com/floedehavarti-705003</text:p>
          </table:table-cell>
        </table:table-row>
        <table:table-row table:style-name="ro12">
          <table:table-cell office:value-type="string" calcext:value-type="string">
            <text:p>Dagligvarer &gt; Brød, kiks og kager &gt; Rugbrød &gt; Kernerugbrød &gt; 1000 kernerugbrød øko.</text:p>
          </table:table-cell>
          <table:table-cell office:value-type="string" calcext:value-type="string">
            <text:p>1000 kernerugbrød øko.</text:p>
          </table:table-cell>
          <table:table-cell office:value-type="string" calcext:value-type="string">
            <text:p>480 - 500 g / Lagkagehuset</text:p>
          </table:table-cell>
          <table:table-cell office:value-type="string" calcext:value-type="string">
            <text:p>Øko (europæisk)</text:p>
          </table:table-cell>
          <table:table-cell office:value-type="string" calcext:value-type="string">
            <text:p>37.00</text:p>
          </table:table-cell>
          <table:table-cell office:value-type="string" calcext:value-type="string">
            <text:p>.</text:p>
          </table:table-cell>
          <table:table-cell office:value-type="string" calcext:value-type="string">
            <text:p>Lagkagehuset</text:p>
          </table:table-cell>
          <table:table-cell office:value-type="string" calcext:value-type="string">
            <text:p>Frokost, Morgenmad</text:p>
          </table:table-cell>
          <table:table-cell table:number-columns-repeated="4"/>
          <table:table-cell office:value-type="string" calcext:value-type="string">
            <text:p>Øko (europæisk)</text:p>
          </table:table-cell>
          <table:table-cell table:number-columns-repeated="3"/>
          <table:table-cell office:value-type="string" calcext:value-type="string">
            <text:p>Rugbrød</text:p>
          </table:table-cell>
          <table:table-cell office:value-type="string" calcext:value-type="string">
            <text:p>Økologisk lille rugbrød med et højt kerneindhold</text:p>
            <text:p>Brødet kan du spise til hvad som helst, men fordi brødets størrelse giver meget skorpe i forhold til krumme, og derfor også en større smagsoplevelse pr. brødskive, egner 1000 kernebrødet sig rigtig godt til eksempelvis en buffet eller et ostebord.</text:p>
            <text:p/>
            <text:p>Indeholder surdej, solsikkekerner, rugkerner og hørfrø.</text:p>
            <text:p>1000 kernebrødet er vendt i solsikkekerner og cornflakes, for at gøre skorpen ekstra sprød.</text:p>
          </table:table-cell>
          <table:table-cell office:value-type="string" calcext:value-type="string">
            <text:p>https://www.nemlig.com/1000-kernerugbroed-oeko-5006199</text:p>
          </table:table-cell>
        </table:table-row>
        <table:table-row table:style-name="ro13">
          <table:table-cell office:value-type="string" calcext:value-type="string">
            <text:p>Dagligvarer &gt; Blomster og have &gt; Potter og vaser &gt; House potte</text:p>
          </table:table-cell>
          <table:table-cell office:value-type="string" calcext:value-type="string">
            <text:p>House potte</text:p>
          </table:table-cell>
          <table:table-cell office:value-type="string" calcext:value-type="string">
            <text:p>1 stk. / Ø:16 cm / H:16 cm</text:p>
          </table:table-cell>
          <table:table-cell/>
          <table:table-cell office:value-type="string" calcext:value-type="string">
            <text:p>70.00</text:p>
          </table:table-cell>
          <table:table-cell office:value-type="string" calcext:value-type="string">
            <text:p>.</text:p>
          </table:table-cell>
          <table:table-cell office:value-type="string" calcext:value-type="string">
            <text:p>2have</text:p>
          </table:table-cell>
          <table:table-cell office:value-type="string" calcext:value-type="string">
            <text:p>Stueplante</text:p>
          </table:table-cell>
          <table:table-cell/>
          <table:table-cell office:value-type="string" calcext:value-type="string">
            <text:p>Antikgrå</text:p>
          </table:table-cell>
          <table:table-cell table:number-columns-repeated="6"/>
          <table:table-cell office:value-type="string" calcext:value-type="string">
            <text:p>Potte, Skjuler, Urtepotteskjuler</text:p>
          </table:table-cell>
          <table:table-cell office:value-type="string" calcext:value-type="string">
            <text:p>Om 2have:</text:p>
            <text:p/>
            <text:p>2have a/s blev grundlagt i 2002 og er en danskejet grossist-virksomhed, som forhandler brugskunst, gaveartikler og andet tilbehør, specielt til blomster- og brugskunstforretninger samt interiørhuse i Danmark og resten af Skandinavien.</text:p>
            <text:p/>
            <text:p>2have a/s er ikke blot en arbejdsplads, men en livsstil... - et sted, hvor der udvikles, spekuleres, skabes og ikke mindst drømmes om design, former og farver - for altid at være i den gruppe, som tør give et bud på fremtiden - og gør det.</text:p>
            <text:p/>
            <text:p>Bemærk: Ved køb af potte bør du altid gå efter at potten er en smule større i diameter end blomsten den skal bruges til.</text:p>
          </table:table-cell>
          <table:table-cell office:value-type="string" calcext:value-type="string">
            <text:p>https://www.nemlig.com/house-potte-5036137</text:p>
          </table:table-cell>
        </table:table-row>
        <table:table-row table:style-name="ro12">
          <table:table-cell office:value-type="string" calcext:value-type="string">
            <text:p>Dagligvarer &gt; Baby, børn og legetøj &gt; Legetøj &gt; Kreativ leg og læring &gt; Male- og aktivitetsbøger &gt; Hjørne Bjørne - Ernst Elg</text:p>
          </table:table-cell>
          <table:table-cell office:value-type="string" calcext:value-type="string">
            <text:p>Hjørne Bjørne - Ernst Elg</text:p>
          </table:table-cell>
          <table:table-cell office:value-type="string" calcext:value-type="string">
            <text:p>1 stk. / bliver næsten væk / 3+ år / Buster Nordic</text:p>
          </table:table-cell>
          <table:table-cell/>
          <table:table-cell office:value-type="string" calcext:value-type="string">
            <text:p>79.95</text:p>
          </table:table-cell>
          <table:table-cell office:value-type="string" calcext:value-type="string">
            <text:p>59.95</text:p>
          </table:table-cell>
          <table:table-cell office:value-type="string" calcext:value-type="string">
            <text:p>Hjørnebjørne</text:p>
          </table:table-cell>
          <table:table-cell office:value-type="string" calcext:value-type="string">
            <text:p>Børn, Højtlæsning, Sommerferielæsning, Vinterlæsning</text:p>
          </table:table-cell>
          <table:table-cell table:number-columns-repeated="4"/>
          <table:table-cell office:value-type="string" calcext:value-type="string">
            <text:p>CE-mærket</text:p>
          </table:table-cell>
          <table:table-cell table:number-columns-repeated="3"/>
          <table:table-cell office:value-type="string" calcext:value-type="string">
            <text:p>Billedbog, Børnebog</text:p>
          </table:table-cell>
          <table:table-cell office:value-type="string" calcext:value-type="string">
            <text:p>Ernst Elg bliver næsten væk</text:p>
            <text:p>Mød de søde firkantede dyr fra den nordiske natur:</text:p>
            <text:p>Buller Bjørn, Helga Hejre, Ernst Elg, Frederik Frø og mange, mange flere.</text:p>
            <text:p/>
            <text:p>Niels Valentins enkle streg og de gode historier gør serien til et godt valg for de mindste børn, og bøgerne vækker med garanti glæde hos både oplæser og modtager.</text:p>
          </table:table-cell>
          <table:table-cell office:value-type="string" calcext:value-type="string">
            <text:p>https://www.nemlig.com/hjoerne-bjoerne-ernst-elg-5048636</text:p>
          </table:table-cell>
        </table:table-row>
        <table:table-row table:style-name="ro3">
          <table:table-cell office:value-type="string" calcext:value-type="string">
            <text:p>Dagligvarer &gt; Køl og mejeri &gt; Mejeri &gt; Ost &gt; Specialost &gt; Parmesan og Grand Padano &gt; Parmigiano Reggiano øko.</text:p>
          </table:table-cell>
          <table:table-cell office:value-type="string" calcext:value-type="string">
            <text:p>Parmigiano Reggiano øko.</text:p>
          </table:table-cell>
          <table:table-cell office:value-type="string" calcext:value-type="string">
            <text:p>150 g / Sant'Anna</text:p>
          </table:table-cell>
          <table:table-cell office:value-type="string" calcext:value-type="string">
            <text:p>KØL,Øko (europæisk)</text:p>
          </table:table-cell>
          <table:table-cell office:value-type="string" calcext:value-type="string">
            <text:p>37.95</text:p>
          </table:table-cell>
          <table:table-cell office:value-type="string" calcext:value-type="string">
            <text:p>.</text:p>
          </table:table-cell>
          <table:table-cell/>
          <table:table-cell office:value-type="string" calcext:value-type="string">
            <text:p>Ostebord</text:p>
          </table:table-cell>
          <table:table-cell table:number-columns-repeated="4"/>
          <table:table-cell office:value-type="string" calcext:value-type="string">
            <text:p>Discount, KØL, Øko (europæisk)</text:p>
          </table:table-cell>
          <table:table-cell office:value-type="string" calcext:value-type="string">
            <text:p>Ko</text:p>
          </table:table-cell>
          <table:table-cell table:number-columns-repeated="2"/>
          <table:table-cell office:value-type="string" calcext:value-type="string">
            <text:p>Hvidskimmelost</text:p>
          </table:table-cell>
          <table:table-cell office:value-type="string" calcext:value-type="string">
            <text:p>Parmigiano Reggiano Bio</text:p>
            <text:p>Parmigiano Reggiano, økologisk.</text:p>
          </table:table-cell>
          <table:table-cell office:value-type="string" calcext:value-type="string">
            <text:p>https://www.nemlig.com/parmigiano-reggiano-oeko-5032429</text:p>
          </table:table-cell>
        </table:table-row>
        <table:table-row table:style-name="ro6">
          <table:table-cell office:value-type="string" calcext:value-type="string">
            <text:p>Dagligvarer &gt; Emilio Hidalgo Medium Dry</text:p>
          </table:table-cell>
          <table:table-cell office:value-type="string" calcext:value-type="string">
            <text:p>Emilio Hidalgo Medium Dry</text:p>
          </table:table-cell>
          <table:table-cell office:value-type="string" calcext:value-type="string">
            <text:p>Spanien / Jerez / 0,75 l sherry</text:p>
          </table:table-cell>
          <table:table-cell/>
          <table:table-cell office:value-type="string" calcext:value-type="string">
            <text:p>89.95</text:p>
          </table:table-cell>
          <table:table-cell office:value-type="string" calcext:value-type="string">
            <text:p>.</text:p>
          </table:table-cell>
          <table:table-cell/>
          <table:table-cell office:value-type="string" calcext:value-type="string">
            <text:p>Ost, Tapas</text:p>
          </table:table-cell>
          <table:table-cell table:number-columns-repeated="3"/>
          <table:table-cell office:value-type="string" calcext:value-type="string">
            <text:p>Spanien</text:p>
          </table:table-cell>
          <table:table-cell table:number-columns-repeated="4"/>
          <table:table-cell office:value-type="string" calcext:value-type="string">
            <text:p>Dessertvin, Hedvin, Sherry</text:p>
          </table:table-cell>
          <table:table-cell office:value-type="string" calcext:value-type="string">
            <text:p>Emilio Hidalgo Medium Dry Sherry</text:p>
            <text:p/>
            <text:p>Dette er aromatisk, strågylden solera-lagret sherry, fremstillet på palomino fino. Kategorien hed før Amontillado, men da denne stil nu kun gælder de knastørre udgaver, så hedder udgaven med lidt sødme som denne nu Medium Dry. Vinen er dog den samme som altid, lavet og lagret på samme måde.</text:p>
            <text:p/>
            <text:p>Som navnet antyder, er denne sherry i halvtørre ende af spektret,hvor den tørre grundvin bliver sødet en anelse for at runde vinen af. Amontilladoerne begynder egentlig livet som en Fino, men når vinen forstærkes til 17% alkohol, uddør flor-laget og Amontilladoen udvikler grundet den deraf følgende luftpåvirkning de let nøddeagtige oxidations-aromaer, som er typisk for denne kategori af sherryer.</text:p>
            <text:p/>
            <text:p>Duft og smag har koncentrerede og syrefaste elementer af nødder, oliven og mandler og en anelse røg. Smagen er halvtør med let fylde og en lang, nuanceret finish, der er helt uhørt for en vin i denne prisklasse.</text:p>
            <text:p/>
            <text:p>Hidalgo Medium Dry Sherry er særdeles velegnet til skildpaddesuppe, kan man læse, hvis man skulle komme for skade at slå op i ældre opslagsværker. Og det er jo meget vel, men nok heller ikke særlig nyttig information for nutidens mad- og vin-nydere, idet skilpaddesæsonen bliver kortere og kortere for hvert år, der går!</text:p>
            <text:p>I stedet kunne man forsøge sig med vinen let afkølet ved 11-13° som kvalificeret ledsager til salt-mandler, til en traditionel kødbouillon med kød- og melboller (som nok er gammeldags, men som stadig holder!), til en røget makrel, en saftig rillette, sylte eller pâté og slutteligt naturligvis til glasset i utide.</text:p>
            <text:p/>
            <text:p>Bodegas Emilio Hidalgo er et af de få tilbageværende familieejede huse med en historie, der strækker sig tilbage til anden halvdel af 18-tallet og med en lang tradition for håndlavede og beskedne mængder af top-sherryer. Nogle af soleraerne tilbage fra grundlæggelsen er den dag i dag stadig i brug. 5. generation af Hidalgo-familien driver i dag familievirksomheden.</text:p>
            <text:p>Bodegaen ligger i den gamle del af Jeréz de la Frontera, hvor det indvendige fungerer som lager men lige så godt kunne være et museum. Her hviler utallige gamle fade med Hidalgos sherryer, der repræsenterer både familieopsparingen og vinhistorie.</text:p>
            <text:p>Bodegas Emilio Hidalgo mestrer alle sherry-typer fra de knastørre, dugfriske finoer, over de tørre, oxidative og vellagrede oloroser og amontilladoer til de gamle, tyktflydende pedro ximénez-fade med sød eliksir. Selv basistyperne er karakterfulde klassevine af uhørt høj kvalitet med høj gennemsnitsalder.</text:p>
            <text:p>Efterhånden som man bevæger sig op i alder og pris, finder man sjældne referencevine, produceret i mikroskopiske oplag; sherryer der tilhører den absolutte top inden for de respektive kategorier.</text:p>
          </table:table-cell>
          <table:table-cell office:value-type="string" calcext:value-type="string">
            <text:p>https://www.nemlig.com/emilio-hidalgo-medium-dry-5015388</text:p>
          </table:table-cell>
        </table:table-row>
        <table:table-row table:style-name="ro3">
          <table:table-cell office:value-type="string" calcext:value-type="string">
            <text:p>Dagligvarer &gt; Kød og fisk &gt; Fisk og skaldyr &gt; Torsk &gt; Fiskefars m. hvidfisk</text:p>
          </table:table-cell>
          <table:table-cell office:value-type="string" calcext:value-type="string">
            <text:p>Fiskefars m. hvidfisk</text:p>
          </table:table-cell>
          <table:table-cell office:value-type="string" calcext:value-type="string">
            <text:p>400 g / Glyngøre</text:p>
          </table:table-cell>
          <table:table-cell office:value-type="string" calcext:value-type="string">
            <text:p>Nøglehulsmærket</text:p>
          </table:table-cell>
          <table:table-cell office:value-type="string" calcext:value-type="string">
            <text:p>29.95</text:p>
          </table:table-cell>
          <table:table-cell office:value-type="string" calcext:value-type="string">
            <text:p>25.00</text:p>
          </table:table-cell>
          <table:table-cell office:value-type="string" calcext:value-type="string">
            <text:p>Glyngøre</text:p>
          </table:table-cell>
          <table:table-cell office:value-type="string" calcext:value-type="string">
            <text:p>Aftensmad</text:p>
          </table:table-cell>
          <table:table-cell table:number-columns-repeated="4"/>
          <table:table-cell office:value-type="string" calcext:value-type="string">
            <text:p>Discount, Nøglehulsmærket</text:p>
          </table:table-cell>
          <table:table-cell office:value-type="string" calcext:value-type="string">
            <text:p>Norge</text:p>
          </table:table-cell>
          <table:table-cell table:number-columns-repeated="2"/>
          <table:table-cell office:value-type="string" calcext:value-type="string">
            <text:p>Torsk</text:p>
          </table:table-cell>
          <table:table-cell office:value-type="string" calcext:value-type="string">
            <text:p>Fiskefars</text:p>
            <text:p>Steg dine egne rustikke fiskefrikadeller af denne lækre - lidt grovere - fiskefars lavet af hvidfisk. Lige klar til at forme og ligge på panden.</text:p>
          </table:table-cell>
          <table:table-cell office:value-type="string" calcext:value-type="string">
            <text:p>https://www.nemlig.com/fiskefars-m-hvidfisk-5046332</text:p>
          </table:table-cell>
        </table:table-row>
        <table:table-row table:style-name="ro3">
          <table:table-cell office:value-type="string" calcext:value-type="string">
            <text:p>Dagligvarer &gt; Køl og mejeri &gt; Mejeri &gt; Mælk &gt; Sødmælk &gt; Sødmælk øko.</text:p>
          </table:table-cell>
          <table:table-cell office:value-type="string" calcext:value-type="string">
            <text:p>Sødmælk øko.</text:p>
          </table:table-cell>
          <table:table-cell office:value-type="string" calcext:value-type="string">
            <text:p>1 l / Naturmælk</text:p>
          </table:table-cell>
          <table:table-cell office:value-type="string" calcext:value-type="string">
            <text:p>KØL,Øko (dansk),Øko (europæisk)</text:p>
          </table:table-cell>
          <table:table-cell office:value-type="string" calcext:value-type="string">
            <text:p>11.95</text:p>
          </table:table-cell>
          <table:table-cell office:value-type="string" calcext:value-type="string">
            <text:p>.</text:p>
          </table:table-cell>
          <table:table-cell office:value-type="string" calcext:value-type="string">
            <text:p>Naturmælk</text:p>
          </table:table-cell>
          <table:table-cell office:value-type="string" calcext:value-type="string">
            <text:p>Bagning, Morgenmad</text:p>
          </table:table-cell>
          <table:table-cell table:number-columns-repeated="4"/>
          <table:table-cell office:value-type="string" calcext:value-type="string">
            <text:p>Anbefalet af dyrenes beskyttelse, Discount, KØL, Øko (dansk), Øko (europæisk)</text:p>
          </table:table-cell>
          <table:table-cell office:value-type="string" calcext:value-type="string">
            <text:p>Ko</text:p>
          </table:table-cell>
          <table:table-cell table:number-columns-repeated="2"/>
          <table:table-cell office:value-type="string" calcext:value-type="string">
            <text:p>Sødmælk</text:p>
          </table:table-cell>
          <table:table-cell office:value-type="string" calcext:value-type="string">
            <text:p>Sødmælk øko</text:p>
            <text:p>Mælken fra Naturmælk bliver indsamlet hver dag, således at den altid er frisk. Mælken indvejes og behandles meget skånsomt for at bevare så meget af den oprindelige smag som muligt. Det medvirker til, at fedtpartiklerne i mælken bevarer deres normale struktur og ses som et let flødelag i overfladen, som nemt genblandes i mælken ved at vende den før brug.</text:p>
          </table:table-cell>
          <table:table-cell office:value-type="string" calcext:value-type="string">
            <text:p>https://www.nemlig.com/soedmaelk-oeko-102647</text:p>
          </table:table-cell>
        </table:table-row>
        <table:table-row table:style-name="ro3">
          <table:table-cell office:value-type="string" calcext:value-type="string">
            <text:p>Dagligvarer &gt; Køl og mejeri &gt; Færdigretter på køl &gt; Middagsretter på køl &gt; Mac and cheese med kylling</text:p>
          </table:table-cell>
          <table:table-cell office:value-type="string" calcext:value-type="string">
            <text:p>Mac and cheese med kylling</text:p>
          </table:table-cell>
          <table:table-cell office:value-type="string" calcext:value-type="string">
            <text:p>1 pers. / 415 g / Homemate</text:p>
          </table:table-cell>
          <table:table-cell office:value-type="string" calcext:value-type="string">
            <text:p>KØL</text:p>
          </table:table-cell>
          <table:table-cell office:value-type="string" calcext:value-type="string">
            <text:p>49.00</text:p>
          </table:table-cell>
          <table:table-cell office:value-type="string" calcext:value-type="string">
            <text:p>.</text:p>
          </table:table-cell>
          <table:table-cell office:value-type="string" calcext:value-type="string">
            <text:p>Homemate</text:p>
          </table:table-cell>
          <table:table-cell office:value-type="string" calcext:value-type="string">
            <text:p>Aftensmad, Børn</text:p>
          </table:table-cell>
          <table:table-cell table:number-columns-repeated="4"/>
          <table:table-cell office:value-type="string" calcext:value-type="string">
            <text:p>KØL</text:p>
          </table:table-cell>
          <table:table-cell office:value-type="string" calcext:value-type="string">
            <text:p>Kylling</text:p>
          </table:table-cell>
          <table:table-cell table:number-columns-repeated="2"/>
          <table:table-cell office:value-type="string" calcext:value-type="string">
            <text:p>Convenience, Færdigret</text:p>
          </table:table-cell>
          <table:table-cell office:value-type="string" calcext:value-type="string">
            <text:p>Macncheese med kylling</text:p>
            <text:p>Mac ‘n cheese er en forkortelse af macaroni and cheese, som er en yderst traditionel hverdagsret i det amerikanske og engelske køkken. Oprindeligt består retten af de såkaldte suppehorn-pasta og en god omgang ost. Hertil har vi tilføjet en saftig omgang kyllingekødboller og gode grøntsager af squash og tomat til den ellers lidt tunge ret. Som prikken over i’et har vi tilføjet en frisk omgang basilikum på toppen. Retten er estimeret til én person.</text:p>
          </table:table-cell>
          <table:table-cell office:value-type="string" calcext:value-type="string">
            <text:p>https://www.nemlig.com/mac-and-cheese-med-kylling-5048379</text:p>
          </table:table-cell>
        </table:table-row>
        <table:table-row table:style-name="ro3">
          <table:table-cell office:value-type="string" calcext:value-type="string">
            <text:p>Dagligvarer &gt; Køl og mejeri &gt; Mejeri &gt; Yoghurt og syrnet &gt; Græsk yoghurt &gt; Græsk inspireret yoghurt 10%</text:p>
          </table:table-cell>
          <table:table-cell office:value-type="string" calcext:value-type="string">
            <text:p>Græsk inspireret yoghurt 10%</text:p>
          </table:table-cell>
          <table:table-cell office:value-type="string" calcext:value-type="string">
            <text:p>1 kg / Karolines Køkken</text:p>
          </table:table-cell>
          <table:table-cell office:value-type="string" calcext:value-type="string">
            <text:p>KØL</text:p>
          </table:table-cell>
          <table:table-cell office:value-type="string" calcext:value-type="string">
            <text:p>29.95</text:p>
          </table:table-cell>
          <table:table-cell office:value-type="string" calcext:value-type="string">
            <text:p>.</text:p>
          </table:table-cell>
          <table:table-cell office:value-type="string" calcext:value-type="string">
            <text:p>Karolines Køkken</text:p>
          </table:table-cell>
          <table:table-cell office:value-type="string" calcext:value-type="string">
            <text:p>Madlavning</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Yoghurt</text:p>
          </table:table-cell>
          <table:table-cell office:value-type="string" calcext:value-type="string">
            <text:p>Græsk yoghurt fra Karolines Køkken</text:p>
            <text:p>Karolines Køkken Græsk inspireret yoghurt 10% kan bruges til alverdens mad. Madlavningsyoghurten er græsk inspireret og kan eksempelvis nydes som dressing rørt op med friske urter eller som dessert med akaciehonning. Du kan også prøve "Rødbede tzatziki" eller "Persisk yoghurtsuppe".</text:p>
          </table:table-cell>
          <table:table-cell office:value-type="string" calcext:value-type="string">
            <text:p>https://www.nemlig.com/graesk-inspireret-yoghurt-10-5017470</text:p>
          </table:table-cell>
        </table:table-row>
        <table:table-row table:style-name="ro3">
          <table:table-cell office:value-type="string" calcext:value-type="string">
            <text:p>Dagligvarer &gt; Drikkevarer &gt; Sodavand &gt; Ginger beer &gt; Ginger beer m. alkohol</text:p>
          </table:table-cell>
          <table:table-cell office:value-type="string" calcext:value-type="string">
            <text:p>Ginger beer m. alkohol</text:p>
          </table:table-cell>
          <table:table-cell office:value-type="string" calcext:value-type="string">
            <text:p>0,33 l / ex. pant / Crabbies</text:p>
          </table:table-cell>
          <table:table-cell/>
          <table:table-cell office:value-type="string" calcext:value-type="string">
            <text:p>24.95</text:p>
          </table:table-cell>
          <table:table-cell office:value-type="string" calcext:value-type="string">
            <text:p>.</text:p>
          </table:table-cell>
          <table:table-cell office:value-type="string" calcext:value-type="string">
            <text:p>Crabbies</text:p>
          </table:table-cell>
          <table:table-cell table:number-columns-repeated="4"/>
          <table:table-cell office:value-type="string" calcext:value-type="string">
            <text:p>England</text:p>
          </table:table-cell>
          <table:table-cell office:value-type="string" calcext:value-type="string">
            <text:p>Glutenfri</text:p>
          </table:table-cell>
          <table:table-cell table:number-columns-repeated="3"/>
          <table:table-cell office:value-type="string" calcext:value-type="string">
            <text:p>Cider, Ginger beer, Specialøl</text:p>
          </table:table-cell>
          <table:table-cell office:value-type="string" calcext:value-type="string">
            <text:p>Ingefærøl</text:p>
            <text:p>Denne alkoholiske ingefærøl har en flot gylden farve. Duften nærmest springer af frisk ingefær og varme krydderier. </text:p>
          </table:table-cell>
          <table:table-cell office:value-type="string" calcext:value-type="string">
            <text:p>https://www.nemlig.com/ginger-beer-m-alkohol-5010371</text:p>
          </table:table-cell>
        </table:table-row>
        <table:table-row table:style-name="ro2">
          <table:table-cell office:value-type="string" calcext:value-type="string">
            <text:p>Dagligvarer &gt; Pleje og skønhed &gt; Krop- og ansigtspleje &gt; Deodorant &gt; Deo roll-on</text:p>
          </table:table-cell>
          <table:table-cell office:value-type="string" calcext:value-type="string">
            <text:p>Deo roll-on</text:p>
          </table:table-cell>
          <table:table-cell office:value-type="string" calcext:value-type="string">
            <text:p>0,05 l / Derma Man</text:p>
          </table:table-cell>
          <table:table-cell office:value-type="string" calcext:value-type="string">
            <text:p>Dansk,Den Blå Krans</text:p>
          </table:table-cell>
          <table:table-cell office:value-type="string" calcext:value-type="string">
            <text:p>34.95</text:p>
          </table:table-cell>
          <table:table-cell office:value-type="string" calcext:value-type="string">
            <text:p>.</text:p>
          </table:table-cell>
          <table:table-cell office:value-type="string" calcext:value-type="string">
            <text:p>Derma</text:p>
          </table:table-cell>
          <table:table-cell office:value-type="string" calcext:value-type="string">
            <text:p>Mænd</text:p>
          </table:table-cell>
          <table:table-cell table:number-columns-repeated="4"/>
          <table:table-cell office:value-type="string" calcext:value-type="string">
            <text:p>AllergyCertified, Dansk, Den Blå Krans, Parfumefri</text:p>
          </table:table-cell>
          <table:table-cell table:number-columns-repeated="2"/>
          <table:table-cell office:value-type="string" calcext:value-type="string">
            <text:p>0,05 l</text:p>
          </table:table-cell>
          <table:table-cell office:value-type="string" calcext:value-type="string">
            <text:p>Deodorant, Roll-on</text:p>
          </table:table-cell>
          <table:table-cell office:value-type="string" calcext:value-type="string">
            <text:p>Deo roll-on fra Derma</text:p>
            <text:p>Derma Man Deo roll-on er en langtidsvirkende anti-perspirant deodorant til mænd, der effektivt beskytter mod svedlugt. Den er allergimærket og parfumefri og skånsom mod den sarte hud i armhulerne. Den tørrer hurtigt ind uden at fedte. Deo’en er baseret på rene, naturlige og plejende ingredienser, der tilfører fugt og beskytter mod udtørring. Den er i praktisk emballage og påføres let og hygiejnisk med roll-on.</text:p>
            <text:p/>
            <text:p>Den er AllergyCertified og anbefalet af Asthma Allergy Nordic og helt uden parfume og farvestoffer. Den kan bruges dagligt med minimal risiko for allergiske reaktioner og hudirritationer.</text:p>
            <text:p/>
            <text:p>Anvendelse: Påfør produktet i et tyndt lag i armhulen, og tag ikke tøj på, før huden er tør. Det anbefales ikke at anvende deo roll-on på irriteret eller beskadiget hud.</text:p>
          </table:table-cell>
          <table:table-cell office:value-type="string" calcext:value-type="string">
            <text:p>https://www.nemlig.com/deo-roll-on-5041594</text:p>
          </table:table-cell>
        </table:table-row>
        <table:table-row table:style-name="ro7">
          <table:table-cell office:value-type="string" calcext:value-type="string">
            <text:p>Dagligvarer &gt; Frugt og grønt &gt; Grøntsager &gt; Salat &gt; Vegetarsalat m. feta og spinat</text:p>
          </table:table-cell>
          <table:table-cell office:value-type="string" calcext:value-type="string">
            <text:p>Vegetarsalat m. feta og spinat</text:p>
          </table:table-cell>
          <table:table-cell office:value-type="string" calcext:value-type="string">
            <text:p>305 g / Cofoco Food</text:p>
          </table:table-cell>
          <table:table-cell office:value-type="string" calcext:value-type="string">
            <text:p>KØL</text:p>
          </table:table-cell>
          <table:table-cell office:value-type="string" calcext:value-type="string">
            <text:p>41.95</text:p>
          </table:table-cell>
          <table:table-cell office:value-type="string" calcext:value-type="string">
            <text:p>.</text:p>
          </table:table-cell>
          <table:table-cell office:value-type="string" calcext:value-type="string">
            <text:p>Cofoco Food</text:p>
          </table:table-cell>
          <table:table-cell office:value-type="string" calcext:value-type="string">
            <text:p>Frokost</text:p>
          </table:table-cell>
          <table:table-cell table:number-columns-repeated="4"/>
          <table:table-cell office:value-type="string" calcext:value-type="string">
            <text:p>KØL, Vegetarisk</text:p>
          </table:table-cell>
          <table:table-cell table:number-columns-repeated="3"/>
          <table:table-cell office:value-type="string" calcext:value-type="string">
            <text:p>Salat</text:p>
          </table:table-cell>
          <table:table-cell office:value-type="string" calcext:value-type="string">
            <text:p>Superfood vegetarsalat med feta, soltørrede tomat, oliven og spinat</text:p>
            <text:p>Superfood vegetarsalat med feta, soltørrede tomat, olvien &amp; spinat er et nærende måltid, og passer perfekt til den travle hverdag eller til det stille øjeblik, hvor du gerne vil gøre noget godt for dig selv.</text:p>
            <text:p/>
            <text:p>Hos Cofoco Food står maden som omdrejningspunktet og hjertet i alt, hvad de laver og sammen med Cofoco navnet er det danskernes garanti for overraskelse, kvalitet, tilgængelighed, kokkehåndværk, og vigtigst af alt - stor velsmag.</text:p>
          </table:table-cell>
          <table:table-cell office:value-type="string" calcext:value-type="string">
            <text:p>https://www.nemlig.com/vegetarsalat-m-feta-og-spinat-5026804</text:p>
          </table:table-cell>
        </table:table-row>
        <table:table-row table:style-name="ro12">
          <table:table-cell office:value-type="string" calcext:value-type="string">
            <text:p>Dagligvarer &gt; Køl og mejeri &gt; Mejeri &gt; Yoghurt og syrnet &gt; Yoghurt &gt; Yoghurt m. fersken og hindbær</text:p>
          </table:table-cell>
          <table:table-cell office:value-type="string" calcext:value-type="string">
            <text:p>Yoghurt m. fersken og hindbær</text:p>
          </table:table-cell>
          <table:table-cell office:value-type="string" calcext:value-type="string">
            <text:p>1 kg / 1,4% / peach melba / Yoggi</text:p>
          </table:table-cell>
          <table:table-cell office:value-type="string" calcext:value-type="string">
            <text:p>KØL</text:p>
          </table:table-cell>
          <table:table-cell office:value-type="string" calcext:value-type="string">
            <text:p>15.95</text:p>
          </table:table-cell>
          <table:table-cell office:value-type="string" calcext:value-type="string">
            <text:p>.</text:p>
          </table:table-cell>
          <table:table-cell office:value-type="string" calcext:value-type="string">
            <text:p>Yoggi</text:p>
          </table:table-cell>
          <table:table-cell office:value-type="string" calcext:value-type="string">
            <text:p>Mellemmåltid, Morgenmad</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Letmælksyoghurt, Yoghurt</text:p>
          </table:table-cell>
          <table:table-cell office:value-type="string" calcext:value-type="string">
            <text:p>Arla Yoggi er en serie af milde og cremede yoghurtprodukter. Serien af Arla Yoggi produkter retter sig mod alle, der har smag for god yoghurt - og som samtidig vil spare lidt på fedtet.</text:p>
            <text:p/>
            <text:p>Arla Yoggi er fremstillet af letmælk syrnet med de originale yoghurtkulturer S. termophilus og L. bulgaricus, og det er netop disse kulturer, der er med til at give yoghurten den milde, friske smag og cremede konsistens, som mange så godt kan lide.</text:p>
            <text:p/>
            <text:p>Arla Yoggi produkterne bidrager med et indhold af B-vitaminer og mineraler som f.eks. kalcium, og sammen med frisk frugt, gryn eller mysli kan produkterne indgå som en naturlig del af et varieret morgenbord. Produkterne smager dejligt, som de er, men også sammen med frisk frugt eller et drys mysli.</text:p>
          </table:table-cell>
          <table:table-cell office:value-type="string" calcext:value-type="string">
            <text:p>https://www.nemlig.com/yoghurt-m-fersken-og-hindbaer-703047</text:p>
          </table:table-cell>
        </table:table-row>
        <table:table-row table:style-name="ro5">
          <table:table-cell office:value-type="string" calcext:value-type="string">
            <text:p>Dagligvarer &gt; Kød og fisk &gt; Fisk og skaldyr &gt; Rogn og kaviar &gt; Dild øko.</text:p>
          </table:table-cell>
          <table:table-cell office:value-type="string" calcext:value-type="string">
            <text:p>Dild øko.</text:p>
          </table:table-cell>
          <table:table-cell office:value-type="string" calcext:value-type="string">
            <text:p>10,5 cm pt. / Danmark / Klasse 1</text:p>
          </table:table-cell>
          <table:table-cell office:value-type="string" calcext:value-type="string">
            <text:p>Dansk,Øko (dansk),Øko (europæisk)</text:p>
          </table:table-cell>
          <table:table-cell office:value-type="string" calcext:value-type="string">
            <text:p>15.00</text:p>
          </table:table-cell>
          <table:table-cell office:value-type="string" calcext:value-type="string">
            <text:p>.</text:p>
          </table:table-cell>
          <table:table-cell/>
          <table:table-cell office:value-type="string" calcext:value-type="string">
            <text:p>Salat, Suppe, Tilbehør</text:p>
          </table:table-cell>
          <table:table-cell office:value-type="string" calcext:value-type="string">
            <text:p>Bakke</text:p>
          </table:table-cell>
          <table:table-cell office:value-type="string" calcext:value-type="string">
            <text:p>Grøn</text:p>
          </table:table-cell>
          <table:table-cell office:value-type="string" calcext:value-type="string">
            <text:p>Klasse 1</text:p>
          </table:table-cell>
          <table:table-cell/>
          <table:table-cell office:value-type="string" calcext:value-type="string">
            <text:p>Dansk, Øko (dansk), Øko (europæisk)</text:p>
          </table:table-cell>
          <table:table-cell office:value-type="string" calcext:value-type="string">
            <text:p>Danmark</text:p>
          </table:table-cell>
          <table:table-cell table:number-columns-repeated="2"/>
          <table:table-cell office:value-type="string" calcext:value-type="string">
            <text:p>Dild, Krydderurt</text:p>
          </table:table-cell>
          <table:table-cell office:value-type="string" calcext:value-type="string">
            <text:p>Dild har som bekendt mange anvendelsesmuligheder og smager skønt til alle slags fisk og skaldyr. Den stammer oprindeligt fra det sydlige Asien.</text:p>
            <text:p/>
            <text:p>Den har sin karakteristiske smag fra dildolier, og er ligeledes rig på A- og C-vitaminer, jern, kalcium og kalium og andre antioxidanter.</text:p>
            <text:p/>
            <text:p>Dild er nærmest uundværlig i kryddereddiker og dressinger, samt gravad fisk, og smager dejligt til nye danske kartofler med marinerede sild. Det er godt at komme i bagte kartofler</text:p>
            <text:p/>
            <text:p>Tips:</text:p>
            <text:p>Hvis dild udsættes for varme, mister det sin smag. Så hvis det skal i varme eller lune retter, så tilføj det først lige inden servering. k.</text:p>
          </table:table-cell>
          <table:table-cell office:value-type="string" calcext:value-type="string">
            <text:p>https://www.nemlig.com/dild-oeko-5016590</text:p>
          </table:table-cell>
        </table:table-row>
        <table:table-row table:style-name="ro3">
          <table:table-cell office:value-type="string" calcext:value-type="string">
            <text:p>Dagligvarer &gt; Køl og mejeri &gt; Mejeri &gt; Ost &gt; Specialost &gt; Cheddar &gt; Cheddar L</text:p>
          </table:table-cell>
          <table:table-cell office:value-type="string" calcext:value-type="string">
            <text:p>Cheddar L</text:p>
          </table:table-cell>
          <table:table-cell office:value-type="string" calcext:value-type="string">
            <text:p>200 g / Castello</text:p>
          </table:table-cell>
          <table:table-cell office:value-type="string" calcext:value-type="string">
            <text:p>KØL</text:p>
          </table:table-cell>
          <table:table-cell office:value-type="string" calcext:value-type="string">
            <text:p>24.95</text:p>
          </table:table-cell>
          <table:table-cell office:value-type="string" calcext:value-type="string">
            <text:p>.</text:p>
          </table:table-cell>
          <table:table-cell office:value-type="string" calcext:value-type="string">
            <text:p>Castello</text:p>
          </table:table-cell>
          <table:table-cell office:value-type="string" calcext:value-type="string">
            <text:p>Brunch, Madlavning, Morgenmad</text:p>
          </table:table-cell>
          <table:table-cell table:number-columns-repeated="4"/>
          <table:table-cell office:value-type="string" calcext:value-type="string">
            <text:p>KØL</text:p>
          </table:table-cell>
          <table:table-cell table:number-columns-repeated="3"/>
          <table:table-cell office:value-type="string" calcext:value-type="string">
            <text:p>Cheddar, Ost</text:p>
          </table:table-cell>
          <table:table-cell office:value-type="string" calcext:value-type="string">
            <text:p>Castello Cheddar Matured</text:p>
            <text:p>Castello Cheddar Matured er lagret i 12 måneder. Den er fyldig og med et strejf af syrlighed. Osten er produceret i Devon, England og lavet på engelsk mælk. Området har et mildt klima, og køerne er på græs det meste af året, hvilket giver en cremet og rig mælk.</text:p>
          </table:table-cell>
          <table:table-cell office:value-type="string" calcext:value-type="string">
            <text:p>https://www.nemlig.com/cheddar-l-5042345</text:p>
          </table:table-cell>
        </table:table-row>
        <table:table-row table:style-name="ro13">
          <table:table-cell office:value-type="string" calcext:value-type="string">
            <text:p>Dagligvarer &gt; Frost &gt; Grøntsager &gt; Bønner &gt; Haricots verts (ekstra fine)</text:p>
          </table:table-cell>
          <table:table-cell office:value-type="string" calcext:value-type="string">
            <text:p>Haricots verts (ekstra fine)</text:p>
          </table:table-cell>
          <table:table-cell office:value-type="string" calcext:value-type="string">
            <text:p>300 g / frost / Frigodan</text:p>
          </table:table-cell>
          <table:table-cell office:value-type="string" calcext:value-type="string">
            <text:p>Frost</text:p>
          </table:table-cell>
          <table:table-cell office:value-type="string" calcext:value-type="string">
            <text:p>19.95</text:p>
          </table:table-cell>
          <table:table-cell office:value-type="string" calcext:value-type="string">
            <text:p>.</text:p>
          </table:table-cell>
          <table:table-cell office:value-type="string" calcext:value-type="string">
            <text:p>Frigodan</text:p>
          </table:table-cell>
          <table:table-cell table:number-columns-repeated="5"/>
          <table:table-cell office:value-type="string" calcext:value-type="string">
            <text:p>Frost</text:p>
          </table:table-cell>
          <table:table-cell table:number-columns-repeated="3"/>
          <table:table-cell office:value-type="string" calcext:value-type="string">
            <text:p>Grøntsager, Tilbehør</text:p>
          </table:table-cell>
          <table:table-cell office:value-type="string" calcext:value-type="string">
            <text:p>Haricots verts</text:p>
            <text:p>Er velegnet som traditionel garniture eller i salater. For opskrift se bagsiden af posen.</text:p>
            <text:p/>
            <text:p>Tilberedning:</text:p>
            <text:p>I en gryde: Bønnerne kommes dybfrosne i kogende vand med lidt salt. Når vandet koger igen, beregnes 4-5 min. kogetid ved svag varme.</text:p>
            <text:p/>
            <text:p>I mikrobølgeovn: Bønerne og 2 spsk. vand kommes i en mikrobølgeegnet skål, som tildækkes med låg eller mikrofilm. Koger nu 4-5 min. ved nytteeffekt 750 Watt. Omrøres 1-2 gange under tilberedning.</text:p>
          </table:table-cell>
          <table:table-cell office:value-type="string" calcext:value-type="string">
            <text:p>https://www.nemlig.com/haricots-verts-ekstra-fine-103202</text:p>
          </table:table-cell>
        </table:table-row>
        <table:table-row table:style-name="ro16">
          <table:table-cell office:value-type="string" calcext:value-type="string">
            <text:p>Dagligvarer &gt; Drikkevarer &gt; Carmignano smagekasse</text:p>
          </table:table-cell>
          <table:table-cell office:value-type="string" calcext:value-type="string">
            <text:p>Carmignano smagekasse</text:p>
          </table:table-cell>
          <table:table-cell office:value-type="string" calcext:value-type="string">
            <text:p>Italien / Toscana / 2013-17 / 3 x 0,75 l</text:p>
          </table:table-cell>
          <table:table-cell/>
          <table:table-cell office:value-type="string" calcext:value-type="string">
            <text:p>517.00</text:p>
          </table:table-cell>
          <table:table-cell office:value-type="string" calcext:value-type="string">
            <text:p>345.00</text:p>
          </table:table-cell>
          <table:table-cell/>
          <table:table-cell office:value-type="string" calcext:value-type="string">
            <text:p>Kraftige retter</text:p>
          </table:table-cell>
          <table:table-cell office:value-type="string" calcext:value-type="string">
            <text:p>Kasse, Kork</text:p>
          </table:table-cell>
          <table:table-cell table:number-columns-repeated="2"/>
          <table:table-cell office:value-type="string" calcext:value-type="string">
            <text:p>Italien</text:p>
          </table:table-cell>
          <table:table-cell table:number-columns-repeated="4"/>
          <table:table-cell office:value-type="string" calcext:value-type="string">
            <text:p>Rødvin, Smagekasse</text:p>
          </table:table-cell>
          <table:table-cell office:value-type="string" calcext:value-type="string">
            <text:p>Farnete Carmignano Smagekasse</text:p>
            <text:p>Tenuta Le Farnete ligger på østsiden af Montalbano bakkerne, hvor der ligger oliven- og vinmarker på det terrasseformede landskab. Den dækker et område på 50 hektarer, af hvilke 8 hektarer er tæt beplantet. Tenuta Le Farnete ligger i Carmignano regionen og har en lang historie mht. kvalitetsvine i Toscana.</text:p>
            <text:p/>
            <text:p>Det siges, at de første vinstokke blev plantet på disse bakker på anmodning fra Caterina De` Medici, som ved ægteskabet med Henrik 2. blev dronning af Frankrig i 1500-tallet.</text:p>
            <text:p/>
            <text:p>I 1716 udsendte storhertug Cosimo III de` Medici først et dekret og senere et påbud for Carmignano regionen, hvori han beskrev strenge og præcise normer for vinhøst så vel som grænserne for regionen. Dette var verdens første eksempel på Denominazione di Origine Controllata (DOC), som foregreb den franske AOC med 100 år. Samtidig overdrog storhertugen patentet ”Patente di Nobilità” til Carmignano. Der findes faktisk kun 3 andre toscanske vine, som har opnået den anerkendelse: Chianti, Pomino og Valderno Superiore.</text:p>
            <text:p/>
            <text:p>Det stærke bånd mellem familien Dei Medici og Carmignano regionen kan ses på valget af elegante gamle villaer, hvor man hengav sig til tidsfordriv og jagt og til nydelsen af Bordeaux vinen Cabernet Sauvignon.</text:p>
            <text:p/>
            <text:p>Regionen er meget smuk og velegnet til vinproduktion med åbne bakker, blide vinde, lys og en frodig jordbund rig på kalksten – meget lig den franske Bordeaux region. I 1995, da Pierazzuoli familien købte Tenuta Le Farnete, var den forfaldet og en total ruin. Det blev besluttet at restaurere ejendommen, etablere en ny vinkælder og omplante vinstokkene med udvalgte aflæggere af Sangiovese og Cabernet Sauvignon.</text:p>
            <text:p/>
            <text:p>Top vinen Carmignano DOCG Riserva som har opnået at få 3 glas i Gambero Rosso. Andre produkter er Carmignano DOCG, Barco Reale Doc di Carmignano DOC.</text:p>
          </table:table-cell>
          <table:table-cell office:value-type="string" calcext:value-type="string">
            <text:p>https://www.nemlig.com/carmignano-smagekasse-5035331</text:p>
          </table:table-cell>
        </table:table-row>
        <table:table-row table:style-name="ro3">
          <table:table-cell office:value-type="string" calcext:value-type="string">
            <text:p>Dagligvarer &gt; Køl og mejeri &gt; Pålæg &gt; Pålæg i skiver &gt; Andet skiveskåret pålæg &gt; Pålægssky</text:p>
          </table:table-cell>
          <table:table-cell office:value-type="string" calcext:value-type="string">
            <text:p>Pålægssky</text:p>
          </table:table-cell>
          <table:table-cell office:value-type="string" calcext:value-type="string">
            <text:p>200 g / Mejlbjerggaard</text:p>
          </table:table-cell>
          <table:table-cell office:value-type="string" calcext:value-type="string">
            <text:p>KØL</text:p>
          </table:table-cell>
          <table:table-cell office:value-type="string" calcext:value-type="string">
            <text:p>5.95</text:p>
          </table:table-cell>
          <table:table-cell office:value-type="string" calcext:value-type="string">
            <text:p>.</text:p>
          </table:table-cell>
          <table:table-cell office:value-type="string" calcext:value-type="string">
            <text:p>Mejlbjerggaard</text:p>
          </table:table-cell>
          <table:table-cell office:value-type="string" calcext:value-type="string">
            <text:p>Frokost, Jul, Tilbehør</text:p>
          </table:table-cell>
          <table:table-cell table:number-columns-repeated="4"/>
          <table:table-cell office:value-type="string" calcext:value-type="string">
            <text:p>Discount, KØL</text:p>
          </table:table-cell>
          <table:table-cell table:number-columns-repeated="3"/>
          <table:table-cell office:value-type="string" calcext:value-type="string">
            <text:p>Pålæg, Sky</text:p>
          </table:table-cell>
          <table:table-cell office:value-type="string" calcext:value-type="string">
            <text:p>Kraftsky</text:p>
            <text:p>Sky til f.eks. dyrlægens natmad.</text:p>
          </table:table-cell>
          <table:table-cell office:value-type="string" calcext:value-type="string">
            <text:p>https://www.nemlig.com/paalaegssky-5042434</text:p>
          </table:table-cell>
        </table:table-row>
        <table:table-row table:style-name="ro3">
          <table:table-cell office:value-type="string" calcext:value-type="string">
            <text:p>Dagligvarer &gt; Husholdning og bolig &gt; Stearinlys, servietter og festartikler &gt; Festartikler og lykønskningskort &gt; Serpentiner pink m. prik</text:p>
          </table:table-cell>
          <table:table-cell office:value-type="string" calcext:value-type="string">
            <text:p>Serpentiner pink m. prik</text:p>
          </table:table-cell>
          <table:table-cell office:value-type="string" calcext:value-type="string">
            <text:p>2 stk.</text:p>
          </table:table-cell>
          <table:table-cell/>
          <table:table-cell office:value-type="string" calcext:value-type="string">
            <text:p>19.95</text:p>
          </table:table-cell>
          <table:table-cell office:value-type="string" calcext:value-type="string">
            <text:p>.</text:p>
          </table:table-cell>
          <table:table-cell office:value-type="string" calcext:value-type="string">
            <text:p>Happy Party</text:p>
          </table:table-cell>
          <table:table-cell office:value-type="string" calcext:value-type="string">
            <text:p>Fødselsdag</text:p>
          </table:table-cell>
          <table:table-cell table:number-columns-repeated="8"/>
          <table:table-cell office:value-type="string" calcext:value-type="string">
            <text:p>Oppyntning</text:p>
          </table:table-cell>
          <table:table-cell office:value-type="string" calcext:value-type="string">
            <text:p>Serpentiner Pink m prik.</text:p>
            <text:p>Indeholder 2 pakker.</text:p>
          </table:table-cell>
          <table:table-cell office:value-type="string" calcext:value-type="string">
            <text:p>https://www.nemlig.com/serpentiner-pink-m-prik-5015659</text:p>
          </table:table-cell>
        </table:table-row>
        <table:table-row table:style-name="ro3">
          <table:table-cell office:value-type="string" calcext:value-type="string">
            <text:p>Dagligvarer &gt; Slik og kiosk &gt; Slik &gt; Skum &gt; Juleskum</text:p>
          </table:table-cell>
          <table:table-cell office:value-type="string" calcext:value-type="string">
            <text:p>Juleskum</text:p>
          </table:table-cell>
          <table:table-cell office:value-type="string" calcext:value-type="string">
            <text:p>720 g / Cloetta</text:p>
          </table:table-cell>
          <table:table-cell/>
          <table:table-cell office:value-type="string" calcext:value-type="string">
            <text:p>85.00</text:p>
          </table:table-cell>
          <table:table-cell office:value-type="string" calcext:value-type="string">
            <text:p>.</text:p>
          </table:table-cell>
          <table:table-cell office:value-type="string" calcext:value-type="string">
            <text:p>Cloetta</text:p>
          </table:table-cell>
          <table:table-cell office:value-type="string" calcext:value-type="string">
            <text:p>Jul</text:p>
          </table:table-cell>
          <table:table-cell table:number-columns-repeated="8"/>
          <table:table-cell office:value-type="string" calcext:value-type="string">
            <text:p>Skum, Slik</text:p>
          </table:table-cell>
          <table:table-cell office:value-type="string" calcext:value-type="string">
            <text:p>Favorit skum</text:p>
            <text:p>Lyserøde skumjulemænd med lækker smag af frugt.</text:p>
          </table:table-cell>
          <table:table-cell office:value-type="string" calcext:value-type="string">
            <text:p>https://www.nemlig.com/juleskum-5017708</text:p>
          </table:table-cell>
        </table:table-row>
        <table:table-row table:style-name="ro12">
          <table:table-cell office:value-type="string" calcext:value-type="string">
            <text:p>Dagligvarer &gt; Frugt og grønt &gt; Grøntsager &gt; Salat &gt; Salatmix no. 5 øko.</text:p>
          </table:table-cell>
          <table:table-cell office:value-type="string" calcext:value-type="string">
            <text:p>Salatmix no. 5 øko.</text:p>
          </table:table-cell>
          <table:table-cell office:value-type="string" calcext:value-type="string">
            <text:p>65 g / Greenest / Skyllet og klar til brug</text:p>
          </table:table-cell>
          <table:table-cell office:value-type="string" calcext:value-type="string">
            <text:p>Øko (europæisk)</text:p>
          </table:table-cell>
          <table:table-cell office:value-type="string" calcext:value-type="string">
            <text:p>16.00</text:p>
          </table:table-cell>
          <table:table-cell office:value-type="string" calcext:value-type="string">
            <text:p>.</text:p>
          </table:table-cell>
          <table:table-cell office:value-type="string" calcext:value-type="string">
            <text:p>Greenest</text:p>
          </table:table-cell>
          <table:table-cell office:value-type="string" calcext:value-type="string">
            <text:p>Brunch, Frokost, Salat, Tilbehør</text:p>
          </table:table-cell>
          <table:table-cell office:value-type="string" calcext:value-type="string">
            <text:p>Pose</text:p>
          </table:table-cell>
          <table:table-cell office:value-type="string" calcext:value-type="string">
            <text:p>Grøn, Rød</text:p>
          </table:table-cell>
          <table:table-cell table:number-columns-repeated="2"/>
          <table:table-cell office:value-type="string" calcext:value-type="string">
            <text:p>Øko (europæisk)</text:p>
          </table:table-cell>
          <table:table-cell/>
          <table:table-cell office:value-type="string" calcext:value-type="string">
            <text:p>Batavia, Rucola</text:p>
          </table:table-cell>
          <table:table-cell/>
          <table:table-cell office:value-type="string" calcext:value-type="string">
            <text:p>Convenience, Salat</text:p>
          </table:table-cell>
          <table:table-cell office:value-type="string" calcext:value-type="string">
            <text:p>(Tidligere Garden mix)</text:p>
            <text:p/>
            <text:p>Småbladet salatblanding af små, fine blade med spændende farveskift og smagsnuancer, der er perfekt som basis i salatskålen.</text:p>
            <text:p/>
            <text:p>Salaten er skyllet og klar til brug.</text:p>
          </table:table-cell>
          <table:table-cell office:value-type="string" calcext:value-type="string">
            <text:p>https://www.nemlig.com/salatmix-no-5-oeko-5021832</text:p>
          </table:table-cell>
        </table:table-row>
        <table:table-row table:style-name="ro3">
          <table:table-cell office:value-type="string" calcext:value-type="string">
            <text:p>Dagligvarer &gt; Kolonial &gt; Bagning &gt; Bageartikler &gt; Marcipan, nougat og chokolade &gt; Marcipan original</text:p>
          </table:table-cell>
          <table:table-cell office:value-type="string" calcext:value-type="string">
            <text:p>Marcipan original</text:p>
          </table:table-cell>
          <table:table-cell office:value-type="string" calcext:value-type="string">
            <text:p>200 g / Odense Marcipan</text:p>
          </table:table-cell>
          <table:table-cell/>
          <table:table-cell office:value-type="string" calcext:value-type="string">
            <text:p>35.20</text:p>
          </table:table-cell>
          <table:table-cell office:value-type="string" calcext:value-type="string">
            <text:p>.</text:p>
          </table:table-cell>
          <table:table-cell office:value-type="string" calcext:value-type="string">
            <text:p>Odense Marcipan</text:p>
          </table:table-cell>
          <table:table-cell office:value-type="string" calcext:value-type="string">
            <text:p>Bagning, Dessert, Jul</text:p>
          </table:table-cell>
          <table:table-cell table:number-columns-repeated="4"/>
          <table:table-cell office:value-type="string" calcext:value-type="string">
            <text:p>Discount</text:p>
          </table:table-cell>
          <table:table-cell table:number-columns-repeated="3"/>
          <table:table-cell office:value-type="string" calcext:value-type="string">
            <text:p>Marcipan</text:p>
          </table:table-cell>
          <table:table-cell office:value-type="string" calcext:value-type="string">
            <text:p>Den originale marcipan fra Odense Marcipan.</text:p>
            <text:p>Grovreven mandelmasse med smag af mandel. Den velkendte kvalitet med et højt mandelindhold. Denne Original Odense Marcipan indeholder intet mindre end 63% mandler. Produktet kommer i en praktisk emballage, der er er nem at åbne, dosere og genlukke.</text:p>
          </table:table-cell>
          <table:table-cell office:value-type="string" calcext:value-type="string">
            <text:p>https://www.nemlig.com/marcipan-original-5023761</text:p>
          </table:table-cell>
        </table:table-row>
        <table:table-row table:style-name="ro3">
          <table:table-cell office:value-type="string" calcext:value-type="string">
            <text:p>Dagligvarer &gt; Drikkevarer &gt; Sodavand &gt; Ginger ale &gt; Ginger Ale øko.</text:p>
          </table:table-cell>
          <table:table-cell office:value-type="string" calcext:value-type="string">
            <text:p>Ginger Ale øko.</text:p>
          </table:table-cell>
          <table:table-cell office:value-type="string" calcext:value-type="string">
            <text:p>0,25 l / ex. pant / Naturfrisk</text:p>
          </table:table-cell>
          <table:table-cell office:value-type="string" calcext:value-type="string">
            <text:p>Øko (dansk),Øko (europæisk)</text:p>
          </table:table-cell>
          <table:table-cell office:value-type="string" calcext:value-type="string">
            <text:p>11.95</text:p>
          </table:table-cell>
          <table:table-cell office:value-type="string" calcext:value-type="string">
            <text:p>.</text:p>
          </table:table-cell>
          <table:table-cell office:value-type="string" calcext:value-type="string">
            <text:p>Macarn</text:p>
          </table:table-cell>
          <table:table-cell office:value-type="string" calcext:value-type="string">
            <text:p>Børn, Drikke</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Sodavand</text:p>
          </table:table-cell>
          <table:table-cell office:value-type="string" calcext:value-type="string">
            <text:p>Økologisk ginger ale</text:p>
            <text:p>Er du lige så vild med ingefær som vi er? Så vil du helt sikkert elske vores økologiske Ginger Ale. Den har en bidende lækker smag af ingefær, men samtidig er den sød og nem at drikke. Den passer skønt på bordet sammen med en krydret ret, der gerne skal varme lidt på tungen. Økologisk, krydret og forfriskende.</text:p>
          </table:table-cell>
          <table:table-cell office:value-type="string" calcext:value-type="string">
            <text:p>https://www.nemlig.com/ginger-ale-oeko-5046757</text:p>
          </table:table-cell>
        </table:table-row>
        <table:table-row table:style-name="ro9">
          <table:table-cell office:value-type="string" calcext:value-type="string">
            <text:p>Dagligvarer &gt; Kolonial &gt; Morgenmadsprodukter &gt; Andre morgenmadsprodukter &gt; Lion morgenmad</text:p>
          </table:table-cell>
          <table:table-cell office:value-type="string" calcext:value-type="string">
            <text:p>Lion morgenmad</text:p>
          </table:table-cell>
          <table:table-cell office:value-type="string" calcext:value-type="string">
            <text:p>350 g / Nestlé</text:p>
          </table:table-cell>
          <table:table-cell/>
          <table:table-cell office:value-type="string" calcext:value-type="string">
            <text:p>29.95</text:p>
          </table:table-cell>
          <table:table-cell office:value-type="string" calcext:value-type="string">
            <text:p>.</text:p>
          </table:table-cell>
          <table:table-cell office:value-type="string" calcext:value-type="string">
            <text:p>Nestlé</text:p>
          </table:table-cell>
          <table:table-cell office:value-type="string" calcext:value-type="string">
            <text:p>Morgenmad</text:p>
          </table:table-cell>
          <table:table-cell table:number-columns-repeated="8"/>
          <table:table-cell office:value-type="string" calcext:value-type="string">
            <text:p>Gryn</text:p>
          </table:table-cell>
          <table:table-cell office:value-type="string" calcext:value-type="string">
            <text:p>Lion morgenmad</text:p>
            <text:p>Lion morgenmad stiller din vilde sult om morgenen. Dette sprøde morgenmadsprodukt har en karakteristisk smag af chokolade og karamel, og indeholder hele 41 % fuldkorn!</text:p>
            <text:p>Nyd din Lion morgenmad med iskold mælk.</text:p>
          </table:table-cell>
          <table:table-cell office:value-type="string" calcext:value-type="string">
            <text:p>https://www.nemlig.com/lion-morgenmad-5023089</text:p>
          </table:table-cell>
        </table:table-row>
        <table:table-row table:style-name="ro3">
          <table:table-cell office:value-type="string" calcext:value-type="string">
            <text:p>Dagligvarer &gt; Køl og mejeri &gt; Færdigretter på køl &gt; Middagsretter på køl &gt; Red curry</text:p>
          </table:table-cell>
          <table:table-cell office:value-type="string" calcext:value-type="string">
            <text:p>Red curry</text:p>
          </table:table-cell>
          <table:table-cell office:value-type="string" calcext:value-type="string">
            <text:p>400 g / vegansk / vegatarisk / Cofoco Food / Naturli'</text:p>
          </table:table-cell>
          <table:table-cell office:value-type="string" calcext:value-type="string">
            <text:p>KØL</text:p>
          </table:table-cell>
          <table:table-cell office:value-type="string" calcext:value-type="string">
            <text:p>49.95</text:p>
          </table:table-cell>
          <table:table-cell office:value-type="string" calcext:value-type="string">
            <text:p>.</text:p>
          </table:table-cell>
          <table:table-cell office:value-type="string" calcext:value-type="string">
            <text:p>Cofoco Food, Naturli'</text:p>
          </table:table-cell>
          <table:table-cell office:value-type="string" calcext:value-type="string">
            <text:p>Aftensmad, Frokost, Middag</text:p>
          </table:table-cell>
          <table:table-cell table:number-columns-repeated="4"/>
          <table:table-cell office:value-type="string" calcext:value-type="string">
            <text:p>KØL, Vegansk, Vegetarisk</text:p>
          </table:table-cell>
          <table:table-cell table:number-columns-repeated="3"/>
          <table:table-cell office:value-type="string" calcext:value-type="string">
            <text:p>Convenience, Færdigret</text:p>
          </table:table-cell>
          <table:table-cell office:value-type="string" calcext:value-type="string">
            <text:p>Red curry</text:p>
            <text:p>Vores veganske udgave af den klassiske let krydrede thailandske rød karry. Lige til at varme op, når hverdagen bliver travl. Passer perfekt til 1 person. Tilberedning: Retten kan opvarmes i mikrobølgeovn i ca. 5 minutter ved 700-900 W, gryde eller almindelig ovn ved 160 grader i 20-25 minutter.</text:p>
          </table:table-cell>
          <table:table-cell office:value-type="string" calcext:value-type="string">
            <text:p>https://www.nemlig.com/red-curry-5044629</text:p>
          </table:table-cell>
        </table:table-row>
        <table:table-row table:style-name="ro10">
          <table:table-cell office:value-type="string" calcext:value-type="string">
            <text:p>Dagligvarer &gt; Baby, børn og legetøj &gt; Babymad og modermælkserstatning &gt; Middagsretter til baby &gt; Mos m. kylling/grønt øko.</text:p>
          </table:table-cell>
          <table:table-cell office:value-type="string" calcext:value-type="string">
            <text:p>Mos m. kylling/grønt øko.</text:p>
          </table:table-cell>
          <table:table-cell office:value-type="string" calcext:value-type="string">
            <text:p>130 g / 7+ mdr. / Ella's Kitchen</text:p>
          </table:table-cell>
          <table:table-cell office:value-type="string" calcext:value-type="string">
            <text:p>Øko (europæisk)</text:p>
          </table:table-cell>
          <table:table-cell office:value-type="string" calcext:value-type="string">
            <text:p>24.95</text:p>
          </table:table-cell>
          <table:table-cell office:value-type="string" calcext:value-type="string">
            <text:p>.</text:p>
          </table:table-cell>
          <table:table-cell office:value-type="string" calcext:value-type="string">
            <text:p>Ella's Kitchen</text:p>
          </table:table-cell>
          <table:table-cell office:value-type="string" calcext:value-type="string">
            <text:p>Baby</text:p>
          </table:table-cell>
          <table:table-cell office:value-type="string" calcext:value-type="string">
            <text:p>Klempose</text:p>
          </table:table-cell>
          <table:table-cell table:number-columns-repeated="3"/>
          <table:table-cell office:value-type="string" calcext:value-type="string">
            <text:p>Øko (europæisk)</text:p>
          </table:table-cell>
          <table:table-cell table:number-columns-repeated="3"/>
          <table:table-cell office:value-type="string" calcext:value-type="string">
            <text:p>Babymad</text:p>
          </table:table-cell>
          <table:table-cell office:value-type="string" calcext:value-type="string">
            <text:p>Chicken Casserole</text:p>
            <text:p>Børnemad med kylling og grøntsager.</text:p>
            <text:p/>
            <text:p>Ella’s Kitchen er en række babymadsprodukter, der er designet til, at give dit barn gode spisevaner ved brug af naturlige ingredienser.</text:p>
            <text:p>- Intet tilsat salt eller sukker</text:p>
            <text:p>- Ingen tilsætningsstoffer</text:p>
            <text:p>- Ingen GMO ingredienser</text:p>
            <text:p>- Kun økologiske ingredienser</text:p>
            <text:p/>
            <text:p/>
            <text:p>Alder 7+ måneder.</text:p>
          </table:table-cell>
          <table:table-cell office:value-type="string" calcext:value-type="string">
            <text:p>https://www.nemlig.com/mos-m-kylling-groent-oeko-5037292</text:p>
          </table:table-cell>
        </table:table-row>
        <table:table-row table:style-name="ro3">
          <table:table-cell office:value-type="string" calcext:value-type="string">
            <text:p>Dagligvarer &gt; Kolonial &gt; Bagning &gt; Bageartikler &gt; Marcipan, nougat og chokolade &gt; Mørk kæmpeplade</text:p>
          </table:table-cell>
          <table:table-cell office:value-type="string" calcext:value-type="string">
            <text:p>Mørk kæmpeplade</text:p>
          </table:table-cell>
          <table:table-cell office:value-type="string" calcext:value-type="string">
            <text:p>200 g / Carletti</text:p>
          </table:table-cell>
          <table:table-cell/>
          <table:table-cell office:value-type="string" calcext:value-type="string">
            <text:p>24.95</text:p>
          </table:table-cell>
          <table:table-cell office:value-type="string" calcext:value-type="string">
            <text:p>.</text:p>
          </table:table-cell>
          <table:table-cell office:value-type="string" calcext:value-type="string">
            <text:p>Carletti</text:p>
          </table:table-cell>
          <table:table-cell office:value-type="string" calcext:value-type="string">
            <text:p>Bagning</text:p>
          </table:table-cell>
          <table:table-cell table:number-columns-repeated="4"/>
          <table:table-cell office:value-type="string" calcext:value-type="string">
            <text:p>Discount</text:p>
          </table:table-cell>
          <table:table-cell table:number-columns-repeated="3"/>
          <table:table-cell office:value-type="string" calcext:value-type="string">
            <text:p>Chokolade, Chokoladeplade</text:p>
          </table:table-cell>
          <table:table-cell office:value-type="string" calcext:value-type="string">
            <text:p>Mørk kæmpeplade</text:p>
            <text:p>Den med de røde flag - den kender stort set enhver dansker. Den velkendte kogechokolade, som er svær at undgå at smage på, når man står og bager, laver varm chokolade til fødselsdagsgæsterne eller smelter til at overtrække den hjemmelavede lagkage. Det er den enhver har i skabet, så man altid er klar til uventede gæster. Kort sagt; mere elsket og velkendt er næppe nogen anden chokolade.</text:p>
          </table:table-cell>
          <table:table-cell office:value-type="string" calcext:value-type="string">
            <text:p>https://www.nemlig.com/moerk-kaempeplade-5500721</text:p>
          </table:table-cell>
        </table:table-row>
        <table:table-row table:style-name="ro12">
          <table:table-cell office:value-type="string" calcext:value-type="string">
            <text:p>Dagligvarer &gt; Drikkevarer &gt; Kaffe, te og kakao &gt; Kaffe- og tefilter &gt; Kaffefiltre str. 4</text:p>
          </table:table-cell>
          <table:table-cell office:value-type="string" calcext:value-type="string">
            <text:p>Kaffefiltre str. 4</text:p>
          </table:table-cell>
          <table:table-cell office:value-type="string" calcext:value-type="string">
            <text:p>200 stk. / ublegede / Grøn Balance</text:p>
          </table:table-cell>
          <table:table-cell office:value-type="string" calcext:value-type="string">
            <text:p>Svanemærket</text:p>
          </table:table-cell>
          <table:table-cell office:value-type="string" calcext:value-type="string">
            <text:p>14.95</text:p>
          </table:table-cell>
          <table:table-cell office:value-type="string" calcext:value-type="string">
            <text:p>.</text:p>
          </table:table-cell>
          <table:table-cell office:value-type="string" calcext:value-type="string">
            <text:p>Grøn Balance</text:p>
          </table:table-cell>
          <table:table-cell office:value-type="string" calcext:value-type="string">
            <text:p>Kaffe</text:p>
          </table:table-cell>
          <table:table-cell table:number-columns-repeated="4"/>
          <table:table-cell office:value-type="string" calcext:value-type="string">
            <text:p>Svanemærket</text:p>
          </table:table-cell>
          <table:table-cell table:number-columns-repeated="3"/>
          <table:table-cell office:value-type="string" calcext:value-type="string">
            <text:p>Kaffefilter</text:p>
          </table:table-cell>
          <table:table-cell office:value-type="string" calcext:value-type="string">
            <text:p>Kaffefiltre fra Grøn Balance</text:p>
            <text:p/>
            <text:p>Nu kan du brygge kaffe med miljørigtige filtre.</text:p>
            <text:p/>
            <text:p>Grøn Balance kaffefiltre giver dig mulighed for blive familien eller vennernes grønne brygmester.</text:p>
          </table:table-cell>
          <table:table-cell office:value-type="string" calcext:value-type="string">
            <text:p>https://www.nemlig.com/kaffefiltre-str-4-5027315</text:p>
          </table:table-cell>
        </table:table-row>
        <table:table-row table:style-name="ro3">
          <table:table-cell office:value-type="string" calcext:value-type="string">
            <text:p>Dagligvarer &gt; Frost &gt; Brød og kager &gt; Flutes, baguettes og morgenbrød &gt; Burgerboller m. sesam øko.</text:p>
          </table:table-cell>
          <table:table-cell office:value-type="string" calcext:value-type="string">
            <text:p>Burgerboller m. sesam øko.</text:p>
          </table:table-cell>
          <table:table-cell office:value-type="string" calcext:value-type="string">
            <text:p>2 stk. / 230 g / frost / Vadehavsbageriet</text:p>
          </table:table-cell>
          <table:table-cell office:value-type="string" calcext:value-type="string">
            <text:p>Frost,Øko (dansk),Øko (europæisk)</text:p>
          </table:table-cell>
          <table:table-cell office:value-type="string" calcext:value-type="string">
            <text:p>18.00</text:p>
          </table:table-cell>
          <table:table-cell office:value-type="string" calcext:value-type="string">
            <text:p>.</text:p>
          </table:table-cell>
          <table:table-cell office:value-type="string" calcext:value-type="string">
            <text:p>Vadehavsbageriet</text:p>
          </table:table-cell>
          <table:table-cell table:number-columns-repeated="5"/>
          <table:table-cell office:value-type="string" calcext:value-type="string">
            <text:p>Frost, Øko (dansk), Øko (europæisk)</text:p>
          </table:table-cell>
          <table:table-cell table:number-columns-repeated="3"/>
          <table:table-cell office:value-type="string" calcext:value-type="string">
            <text:p>Brød</text:p>
          </table:table-cell>
          <table:table-cell office:value-type="string" calcext:value-type="string">
            <text:p>Økologisk Burgerboller med sesam</text:p>
            <text:p>Økologisk burgerboller med sesamfrø. Lækre bløde burgerboller bagt med hvedesurdej, toppet med en blanding af hvide og sorte sesam, perfekt til den gode Gourmet burger, madpakken eller picknikkurven. Kan ligge på køl op til 5 dage før færdigbagning. Bag dem ved 180°C i 8 minutter i posen, skal blive i posen frem til brug</text:p>
          </table:table-cell>
          <table:table-cell office:value-type="string" calcext:value-type="string">
            <text:p>https://www.nemlig.com/burgerboller-m-sesam-oeko-5033895</text:p>
          </table:table-cell>
        </table:table-row>
        <table:table-row table:style-name="ro10">
          <table:table-cell office:value-type="string" calcext:value-type="string">
            <text:p>Dagligvarer &gt; Drikkevarer &gt; Øl &gt; Øltyper &gt; Specialøl &gt; Smagsoplevelser</text:p>
          </table:table-cell>
          <table:table-cell office:value-type="string" calcext:value-type="string">
            <text:p>Smagsoplevelser</text:p>
          </table:table-cell>
          <table:table-cell office:value-type="string" calcext:value-type="string">
            <text:p>12 x 0,33 l / ex. pant / Thisted Bryghus</text:p>
          </table:table-cell>
          <table:table-cell/>
          <table:table-cell office:value-type="string" calcext:value-type="string">
            <text:p>149.95</text:p>
          </table:table-cell>
          <table:table-cell office:value-type="string" calcext:value-type="string">
            <text:p>.</text:p>
          </table:table-cell>
          <table:table-cell office:value-type="string" calcext:value-type="string">
            <text:p>Thisted Bryghus</text:p>
          </table:table-cell>
          <table:table-cell office:value-type="string" calcext:value-type="string">
            <text:p>Gave</text:p>
          </table:table-cell>
          <table:table-cell table:number-columns-repeated="8"/>
          <table:table-cell office:value-type="string" calcext:value-type="string">
            <text:p>Gaveæske, Specialøl</text:p>
          </table:table-cell>
          <table:table-cell office:value-type="string" calcext:value-type="string">
            <text:p>Øl smagekasse - 12 stk.</text:p>
            <text:p>I denne gaveæske tilbyder vi 7 forskellige special øl, som hver især repræsentere det ypperste vi formår på Thisted Bryghus.</text:p>
            <text:p/>
            <text:p>Kassen indeholder:</text:p>
            <text:p>2 flasker Thy Pilsner</text:p>
            <text:p>2 flasker Thy Classic</text:p>
            <text:p>2 flasker ØKO Thy Pilsner</text:p>
            <text:p>2 flasker ØKO Thy Classic</text:p>
            <text:p>2 flasker Porse Guld</text:p>
            <text:p>1 flaske ØKO Humle</text:p>
            <text:p>1 flaske Limfjordsporter</text:p>
          </table:table-cell>
          <table:table-cell office:value-type="string" calcext:value-type="string">
            <text:p>https://www.nemlig.com/smagsoplevelser-5024773</text:p>
          </table:table-cell>
        </table:table-row>
        <table:table-row table:style-name="ro15">
          <table:table-cell office:value-type="string" calcext:value-type="string">
            <text:p>Dagligvarer &gt; Kød og fisk &gt; Slagteren anbefaler &gt; Zeni Ripasso Superiore 95 p</text:p>
          </table:table-cell>
          <table:table-cell office:value-type="string" calcext:value-type="string">
            <text:p>Zeni Ripasso Superiore 95 p</text:p>
          </table:table-cell>
          <table:table-cell office:value-type="string" calcext:value-type="string">
            <text:p>Italien / Valpolicella/ 2018 / 6 x 0,75 l / rødvin</text:p>
          </table:table-cell>
          <table:table-cell/>
          <table:table-cell office:value-type="string" calcext:value-type="string">
            <text:p>1019.70</text:p>
          </table:table-cell>
          <table:table-cell office:value-type="string" calcext:value-type="string">
            <text:p>419.70</text:p>
          </table:table-cell>
          <table:table-cell/>
          <table:table-cell office:value-type="string" calcext:value-type="string">
            <text:p>Bøffer, Flæskesteg, Grillmad, Kraftige retter, Lam</text:p>
          </table:table-cell>
          <table:table-cell office:value-type="string" calcext:value-type="string">
            <text:p>Kasse, Kork</text:p>
          </table:table-cell>
          <table:table-cell table:number-columns-repeated="2"/>
          <table:table-cell office:value-type="string" calcext:value-type="string">
            <text:p>Italien</text:p>
          </table:table-cell>
          <table:table-cell table:number-columns-repeated="4"/>
          <table:table-cell office:value-type="string" calcext:value-type="string">
            <text:p>Rødvin</text:p>
          </table:table-cell>
          <table:table-cell office:value-type="string" calcext:value-type="string">
            <text:p>Zeni Ripasso Superiore 2018</text:p>
            <text:p>Familien Zeni har smidt en bombe og sælger deres Ripasso Superiore til næsten ingen penge i Danmark, slet og ret for at vinde markedsandele. Udenfor Danmarks grænser skal man i gennemsnit betale 147 kroner for den selv samme vin!</text:p>
            <text:p/>
            <text:p>En flot vin med tydeligt præg af ripasso-metoden, hvor en Valpolicella får lov til at lagre med resterne fra Amarone-produktionen. Den spændende næse deler generøst ud af viol, kirsch, blomme, brombær og rosin, der flot akkompagneres af urter, lakrids og tobak samt lidt vanilje, mokka og chokolade fra fadet. I munden fyldig og blød med delikat rosinsødme og friskhed i harmonisk samspil. Lang og behagelig finish med krydret frugt og silkefine tanniner. Drik nu, eller gem 5-8 år fra høståret.</text:p>
            <text:p/>
            <text:p>”95 point. En Ripasso i denne kvalitet og udførelse kan uden problemer slå Amaronen i supermarkedet til hundredekroner. Der venter dig en fyldig og fløjlsblød vinoplevelse med masser af modne frugter, som smager som en fornuftig Amarone dog med mindre fedme, kompleksitet og power…En mini-Amarone med større overarm end mange middelmådige Amarone-vine.”</text:p>
            <text:p>Vurderingspris: 128 kr.</text:p>
            <text:p>Barego’mad</text:p>
            <text:p/>
            <text:p>"5 stjerner. Lækker og moden, lige til at plukke. En vellavet rødvin på druerne Corvina, Rondinella og andre små varianter. Modnet på små egefade. En meget anvendelig madvin." Vurderingspris: 128,00 kr. Vinavisen</text:p>
            <text:p/>
            <text:p>Nyd denne herlige allrounder til steaks, barbeque, pizza, pasta, charcuteri, sammenkogte retter og ost. Servér ved 16-18°C.</text:p>
            <text:p/>
            <text:p>Zeni Ripasso Valpolicella Superiore 2017 er fremstillet på 60% Corvina, 30% Rondinella og 10% Molinara. Druerne selekteres manuelt fra topmarker i Valpolicellas berømte Classico-zone. Når vinen er færdiggæret, får vinen ekstra fylde, rosinsmag og kompleksitet fra en ekstra gæring med druekvaset fra Zenis topanmeldte Amarone. Vinen tilføjes luksuriøse krydderier fra 12 mdrs. fadmodning.</text:p>
            <text:p/>
            <text:p>Zeni-familien har fremstillet vin i fire generationer, siden 1870. Firmaet drives i dag af de tre søskende Fausto, Elena og Federica. Zeni er et navn, der fremkalder respekt og rosende omtale overalt. Fra friske hverdagsvine til ambitiøs Amarone og forførende Recioto – Zeni garanterer topkvalitet over hele linjen!</text:p>
          </table:table-cell>
          <table:table-cell office:value-type="string" calcext:value-type="string">
            <text:p>https://www.nemlig.com/zeni-ripasso-superiore-95-p-5046833</text:p>
          </table:table-cell>
        </table:table-row>
        <table:table-row table:style-name="ro13">
          <table:table-cell office:value-type="string" calcext:value-type="string">
            <text:p>Dagligvarer &gt; Blomster og have &gt; Potter og vaser &gt; Dark potte</text:p>
          </table:table-cell>
          <table:table-cell office:value-type="string" calcext:value-type="string">
            <text:p>Dark potte</text:p>
          </table:table-cell>
          <table:table-cell office:value-type="string" calcext:value-type="string">
            <text:p>1 stk. / Ø:16 cm / H:14 cm</text:p>
          </table:table-cell>
          <table:table-cell/>
          <table:table-cell office:value-type="string" calcext:value-type="string">
            <text:p>120.00</text:p>
          </table:table-cell>
          <table:table-cell office:value-type="string" calcext:value-type="string">
            <text:p>.</text:p>
          </table:table-cell>
          <table:table-cell office:value-type="string" calcext:value-type="string">
            <text:p>2have</text:p>
          </table:table-cell>
          <table:table-cell office:value-type="string" calcext:value-type="string">
            <text:p>Stueplante</text:p>
          </table:table-cell>
          <table:table-cell/>
          <table:table-cell office:value-type="string" calcext:value-type="string">
            <text:p>Grøn</text:p>
          </table:table-cell>
          <table:table-cell table:number-columns-repeated="6"/>
          <table:table-cell office:value-type="string" calcext:value-type="string">
            <text:p>Potte, Skjuler, Urtepotteskjuler</text:p>
          </table:table-cell>
          <table:table-cell office:value-type="string" calcext:value-type="string">
            <text:p>Om 2have:</text:p>
            <text:p/>
            <text:p>2have a/s blev grundlagt i 2002 og er en danskejet grossist-virksomhed, som forhandler brugskunst, gaveartikler og andet tilbehør, specielt til blomster- og brugskunstforretninger samt interiørhuse i Danmark og resten af Skandinavien.</text:p>
            <text:p/>
            <text:p>2have a/s er ikke blot en arbejdsplads, men en livsstil... - et sted, hvor der udvikles, spekuleres, skabes og ikke mindst drømmes om design, former og farver - for altid at være i den gruppe, som tør give et bud på fremtiden - og gør det.</text:p>
            <text:p/>
            <text:p>Bemærk: Ved køb af potte bør du altid gå efter at potten er en smule større i diameter end blomsten den skal bruges til.</text:p>
          </table:table-cell>
          <table:table-cell office:value-type="string" calcext:value-type="string">
            <text:p>https://www.nemlig.com/dark-potte-5048169</text:p>
          </table:table-cell>
        </table:table-row>
        <table:table-row table:style-name="ro12">
          <table:table-cell office:value-type="string" calcext:value-type="string">
            <text:p>Dagligvarer &gt; Kød og fisk &gt; Svinekød &gt; Svinekoteletter m.m. &gt; Nakkekoteletter øko.</text:p>
          </table:table-cell>
          <table:table-cell office:value-type="string" calcext:value-type="string">
            <text:p>Nakkekoteletter øko.</text:p>
          </table:table-cell>
          <table:table-cell office:value-type="string" calcext:value-type="string">
            <text:p>400 g / 4 stk. / Friland</text:p>
          </table:table-cell>
          <table:table-cell office:value-type="string" calcext:value-type="string">
            <text:p>KØL,Øko (dansk),Øko (europæisk)</text:p>
          </table:table-cell>
          <table:table-cell office:value-type="string" calcext:value-type="string">
            <text:p>48.00</text:p>
          </table:table-cell>
          <table:table-cell office:value-type="string" calcext:value-type="string">
            <text:p>.</text:p>
          </table:table-cell>
          <table:table-cell office:value-type="string" calcext:value-type="string">
            <text:p>Friland</text:p>
          </table:table-cell>
          <table:table-cell table:number-columns-repeated="5"/>
          <table:table-cell office:value-type="string" calcext:value-type="string">
            <text:p>Discount, KØL, Øko (dansk), Øko (europæisk)</text:p>
          </table:table-cell>
          <table:table-cell office:value-type="string" calcext:value-type="string">
            <text:p>Danmark</text:p>
          </table:table-cell>
          <table:table-cell table:number-columns-repeated="2"/>
          <table:table-cell office:value-type="string" calcext:value-type="string">
            <text:p>Svin</text:p>
          </table:table-cell>
          <table:table-cell office:value-type="string" calcext:value-type="string">
            <text:p>Økologiske nakkekoteletter fra Friland Økologi er skåret af nakkefilet fra danske økologiske grise. I nakkekoteletter findes mere naturlig fedtmarmorering end i almindelige koteletter, hvilket er med til at give et mere mørt og saftigt resultat. Netop på grund af fedtmarmoreringen er nakkekoteletter også meget velegnede på grill, men de kan også sagtens tilberedes på pande.</text:p>
            <text:p/>
            <text:p>Tilberedning på grill: Kødet grilles i ca. 2 – 3 min. på hver side. Lad kødet hvile i ca. 1 min. før servering.</text:p>
            <text:p/>
            <text:p>Tilberedning på pande: Steg kødet i 1 spsk. olie og ½ tsk. smør på en pande ved høj varme i ca. 2 – 3 min. på hver side. Tag herefter kødet af panden og lad det hvile i et par minutter før servering.</text:p>
          </table:table-cell>
          <table:table-cell office:value-type="string" calcext:value-type="string">
            <text:p>https://www.nemlig.com/nakkekoteletter-oeko-5028527</text:p>
          </table:table-cell>
        </table:table-row>
        <table:table-row table:style-name="ro2">
          <table:table-cell office:value-type="string" calcext:value-type="string">
            <text:p>Dagligvarer &gt; Husholdning og bolig &gt; Stearinlys, servietter og festartikler &gt; Stearinlys &gt; Glas LED "Mor"</text:p>
          </table:table-cell>
          <table:table-cell office:value-type="string" calcext:value-type="string">
            <text:p>Glas LED "Mor"</text:p>
          </table:table-cell>
          <table:table-cell office:value-type="string" calcext:value-type="string">
            <text:p>1 stk. / Det Gamle Apotek</text:p>
          </table:table-cell>
          <table:table-cell/>
          <table:table-cell office:value-type="string" calcext:value-type="string">
            <text:p>59.95</text:p>
          </table:table-cell>
          <table:table-cell office:value-type="string" calcext:value-type="string">
            <text:p>.</text:p>
          </table:table-cell>
          <table:table-cell office:value-type="string" calcext:value-type="string">
            <text:p>Det Gamle Apotek</text:p>
          </table:table-cell>
          <table:table-cell office:value-type="string" calcext:value-type="string">
            <text:p>Gave, Hjemmet</text:p>
          </table:table-cell>
          <table:table-cell table:number-columns-repeated="8"/>
          <table:table-cell office:value-type="string" calcext:value-type="string">
            <text:p>LED-lys</text:p>
          </table:table-cell>
          <table:table-cell office:value-type="string" calcext:value-type="string">
            <text:p>Glas med tekst</text:p>
            <text:p>Glas med LED lys og teksten: "Lykken er at have den bedste mor som dig".</text:p>
            <text:p/>
            <text:p>Den har timer på med 8 timer on og 16 timer off.</text:p>
            <text:p/>
            <text:p>Den bruger 2 x AAA batterier, som ikke medfølger.</text:p>
          </table:table-cell>
          <table:table-cell office:value-type="string" calcext:value-type="string">
            <text:p>https://www.nemlig.com/glas-led-mor-5045695</text:p>
          </table:table-cell>
        </table:table-row>
        <table:table-row table:style-name="ro9">
          <table:table-cell office:value-type="string" calcext:value-type="string">
            <text:p>Dagligvarer &gt; Køl og mejeri &gt; Frisk pasta &gt; Pasta uden fyld &gt; Frisk spaghetti &gt; Spaghetti øko.</text:p>
          </table:table-cell>
          <table:table-cell office:value-type="string" calcext:value-type="string">
            <text:p>Spaghetti øko.</text:p>
          </table:table-cell>
          <table:table-cell office:value-type="string" calcext:value-type="string">
            <text:p>500 g / Delverde</text:p>
          </table:table-cell>
          <table:table-cell office:value-type="string" calcext:value-type="string">
            <text:p>Øko (europæisk)</text:p>
          </table:table-cell>
          <table:table-cell office:value-type="string" calcext:value-type="string">
            <text:p>16.95</text:p>
          </table:table-cell>
          <table:table-cell office:value-type="string" calcext:value-type="string">
            <text:p>.</text:p>
          </table:table-cell>
          <table:table-cell office:value-type="string" calcext:value-type="string">
            <text:p>Delverde</text:p>
          </table:table-cell>
          <table:table-cell table:number-columns-repeated="5"/>
          <table:table-cell office:value-type="string" calcext:value-type="string">
            <text:p>Øko (europæisk)</text:p>
          </table:table-cell>
          <table:table-cell table:number-columns-repeated="3"/>
          <table:table-cell office:value-type="string" calcext:value-type="string">
            <text:p>Pasta</text:p>
          </table:table-cell>
          <table:table-cell office:value-type="string" calcext:value-type="string">
            <text:p>Økologisk spaghetti</text:p>
            <text:p>Italiensk tørpasta fremstillet i bronzeforme og langtidstørret ved lav temperatur, så pastaen kan koges "al dente".</text:p>
            <text:p>Pastamøllen er beliggende i en nationalpark i Abruzzo området.</text:p>
          </table:table-cell>
          <table:table-cell office:value-type="string" calcext:value-type="string">
            <text:p>https://www.nemlig.com/spaghetti-oeko-5013970</text:p>
          </table:table-cell>
        </table:table-row>
        <table:table-row table:style-name="ro3">
          <table:table-cell office:value-type="string" calcext:value-type="string">
            <text:p>Dagligvarer &gt; Drikkevarer &gt; Juice, smoothies og shots &gt; Smoothies &gt; Smoothie m. hindbær</text:p>
          </table:table-cell>
          <table:table-cell office:value-type="string" calcext:value-type="string">
            <text:p>Smoothie m. hindbær</text:p>
          </table:table-cell>
          <table:table-cell office:value-type="string" calcext:value-type="string">
            <text:p>0,25 l / mySmoothie</text:p>
          </table:table-cell>
          <table:table-cell/>
          <table:table-cell office:value-type="string" calcext:value-type="string">
            <text:p>17.95</text:p>
          </table:table-cell>
          <table:table-cell office:value-type="string" calcext:value-type="string">
            <text:p>.</text:p>
          </table:table-cell>
          <table:table-cell office:value-type="string" calcext:value-type="string">
            <text:p>mySmoothie</text:p>
          </table:table-cell>
          <table:table-cell table:number-columns-repeated="9"/>
          <table:table-cell office:value-type="string" calcext:value-type="string">
            <text:p>Smoothie</text:p>
          </table:table-cell>
          <table:table-cell office:value-type="string" calcext:value-type="string">
            <text:p>Smoothie med hindbær</text:p>
            <text:p>Hindbær smoothie blended sammen med en masse andet dejligt frugt 100 % frugt ingen tilsætning el. konservering. Bemærk venligst at varen ikke bliver opbevaret på køl.</text:p>
          </table:table-cell>
          <table:table-cell office:value-type="string" calcext:value-type="string">
            <text:p>https://www.nemlig.com/smoothie-m-hindbaer-106487</text:p>
          </table:table-cell>
        </table:table-row>
        <table:table-row table:style-name="ro14">
          <table:table-cell office:value-type="string" calcext:value-type="string">
            <text:p>Dagligvarer &gt; Køl og mejeri &gt; Færdigretter på køl &gt; Vegetariske alternativer &gt; Grøntsagsfond m. tang øko.</text:p>
          </table:table-cell>
          <table:table-cell office:value-type="string" calcext:value-type="string">
            <text:p>Grøntsagsfond m. tang øko.</text:p>
          </table:table-cell>
          <table:table-cell office:value-type="string" calcext:value-type="string">
            <text:p>0,20 l / Reduced</text:p>
          </table:table-cell>
          <table:table-cell office:value-type="string" calcext:value-type="string">
            <text:p>KØL,Øko (dansk),Øko (europæisk)</text:p>
          </table:table-cell>
          <table:table-cell office:value-type="string" calcext:value-type="string">
            <text:p>39.95</text:p>
          </table:table-cell>
          <table:table-cell office:value-type="string" calcext:value-type="string">
            <text:p>.</text:p>
          </table:table-cell>
          <table:table-cell office:value-type="string" calcext:value-type="string">
            <text:p>Reduced</text:p>
          </table:table-cell>
          <table:table-cell office:value-type="string" calcext:value-type="string">
            <text:p>Aftensmad, Frokost, Gryderetter, Kogning, Veganer</text:p>
          </table:table-cell>
          <table:table-cell table:number-columns-repeated="4"/>
          <table:table-cell office:value-type="string" calcext:value-type="string">
            <text:p>KØL, Vegansk, Øko (dansk), Øko (europæisk)</text:p>
          </table:table-cell>
          <table:table-cell table:number-columns-repeated="3"/>
          <table:table-cell office:value-type="string" calcext:value-type="string">
            <text:p>Fond</text:p>
          </table:table-cell>
          <table:table-cell office:value-type="string" calcext:value-type="string">
            <text:p>Tangfond økologisk</text:p>
            <text:p>REDUCEDs Tangfond på økologiske og bæredygtige råvarer. Tangfonden er 100% vegansk og lavet på 100% økologiske råvarer uden tilsætningsstoffer, koncentrat, aromaer eller tilsat salt. Vi benytter kun de rene råvarer og 160 gram frisk vingetang pr. liter fond.</text:p>
            <text:p/>
            <text:p>Fonden er lavet på traditionel vis, hvor væsken simrer og reducerer i +15 timer og løbende bliver skimmet.</text:p>
            <text:p/>
            <text:p>Tangfond er lavet på økologisk vingetang og økologiske grøntsager i sæson, hovedsagligt fra 2. sortering. Det vil sige de grøntsager, der ikke kan sælges i supermarkederne på grund af deres form, farve eller størrelse. Af samme grund benytter vi brudstykker af økologiske tørrede svampe, som ikke kan sælges i detailhandelen. Tangfonden er særlig god, da den er rig på umami. Tangfonden kan anvendes som base i gryderetter, sovser, supper eller som ingrediens i mange andre kombinationer af fødevarer. Brug f.eks. tangfonden i dahl, risotto, ramen, minestrone, misosuppe, bordelaise, gazpacho eller andre grønsagssupper.</text:p>
            <text:p/>
            <text:p>Produktet kan holde sig 3-4 dage på køl efter åbning.</text:p>
            <text:p/>
            <text:p>Varen kan nedfryses i fødevaregodkendt emballage.</text:p>
          </table:table-cell>
          <table:table-cell office:value-type="string" calcext:value-type="string">
            <text:p>https://www.nemlig.com/groentsagsfond-m-tang-oeko-5048194</text:p>
          </table:table-cell>
        </table:table-row>
        <table:table-row table:style-name="ro3">
          <table:table-cell office:value-type="string" calcext:value-type="string">
            <text:p>Dagligvarer &gt; Brød, kiks og kager &gt; Kiks &gt; Riskiks &gt; Riskiks m.mørk chokolade øko.</text:p>
          </table:table-cell>
          <table:table-cell office:value-type="string" calcext:value-type="string">
            <text:p>Riskiks m.mørk chokolade øko.</text:p>
          </table:table-cell>
          <table:table-cell office:value-type="string" calcext:value-type="string">
            <text:p>100 g / fairtrade / Urtekram</text:p>
          </table:table-cell>
          <table:table-cell office:value-type="string" calcext:value-type="string">
            <text:p>Fairtrade,Øko (europæisk)</text:p>
          </table:table-cell>
          <table:table-cell office:value-type="string" calcext:value-type="string">
            <text:p>11.50</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Discount, Fairtrade, Øko (europæisk)</text:p>
          </table:table-cell>
          <table:table-cell table:number-columns-repeated="3"/>
          <table:table-cell office:value-type="string" calcext:value-type="string">
            <text:p>Snack</text:p>
          </table:table-cell>
          <table:table-cell office:value-type="string" calcext:value-type="string">
            <text:p>Økologiske riskager med mørk chokolade</text:p>
            <text:p>Små lækkerbidder til den lille lækkersult, små fingre og den søde tand. Økologiske riskager med en tyk frakke af mørk fairtrade chokolade.</text:p>
          </table:table-cell>
          <table:table-cell office:value-type="string" calcext:value-type="string">
            <text:p>https://www.nemlig.com/riskiks-m-moerk-chokolade-oeko-5500205</text:p>
          </table:table-cell>
        </table:table-row>
        <table:table-row table:style-name="ro3">
          <table:table-cell office:value-type="string" calcext:value-type="string">
            <text:p>Dagligvarer &gt; Kolonial &gt; Færdigretter &gt; Suppe &gt; Tomatsuppe m. timian</text:p>
          </table:table-cell>
          <table:table-cell office:value-type="string" calcext:value-type="string">
            <text:p>Tomatsuppe m. timian</text:p>
          </table:table-cell>
          <table:table-cell office:value-type="string" calcext:value-type="string">
            <text:p>1 l / Karolines Køkken</text:p>
          </table:table-cell>
          <table:table-cell/>
          <table:table-cell office:value-type="string" calcext:value-type="string">
            <text:p>29.95</text:p>
          </table:table-cell>
          <table:table-cell office:value-type="string" calcext:value-type="string">
            <text:p>.</text:p>
          </table:table-cell>
          <table:table-cell office:value-type="string" calcext:value-type="string">
            <text:p>Karolines Køkken</text:p>
          </table:table-cell>
          <table:table-cell office:value-type="string" calcext:value-type="string">
            <text:p>Mellemmåltid, Vegetar</text:p>
          </table:table-cell>
          <table:table-cell table:number-columns-repeated="8"/>
          <table:table-cell office:value-type="string" calcext:value-type="string">
            <text:p>Suppe</text:p>
          </table:table-cell>
          <table:table-cell office:value-type="string" calcext:value-type="string">
            <text:p>Suppe fra Karolines køkken</text:p>
            <text:p>Karolines Køkken klassisk tomatsuppe er smagt til timian, oregano og hvidløg, som er behagelig afbalanceret i forhold til hinanden. Suppen kan spises som den er.</text:p>
          </table:table-cell>
          <table:table-cell office:value-type="string" calcext:value-type="string">
            <text:p>https://www.nemlig.com/tomatsuppe-m-timian-5005326</text:p>
          </table:table-cell>
        </table:table-row>
        <table:table-row table:style-name="ro3">
          <table:table-cell office:value-type="string" calcext:value-type="string">
            <text:p>Dagligvarer &gt; Kød og fisk &gt; Kylling &gt; Kyllingefilet &gt; Tandoori chicken krydderimix</text:p>
          </table:table-cell>
          <table:table-cell office:value-type="string" calcext:value-type="string">
            <text:p>Tandoori chicken krydderimix</text:p>
          </table:table-cell>
          <table:table-cell office:value-type="string" calcext:value-type="string">
            <text:p>35 g / Santa Maria - India</text:p>
          </table:table-cell>
          <table:table-cell/>
          <table:table-cell office:value-type="string" calcext:value-type="string">
            <text:p>11.95</text:p>
          </table:table-cell>
          <table:table-cell office:value-type="string" calcext:value-type="string">
            <text:p>.</text:p>
          </table:table-cell>
          <table:table-cell office:value-type="string" calcext:value-type="string">
            <text:p>Santa Maria</text:p>
          </table:table-cell>
          <table:table-cell office:value-type="string" calcext:value-type="string">
            <text:p>Orientalske retter</text:p>
          </table:table-cell>
          <table:table-cell table:number-columns-repeated="8"/>
          <table:table-cell office:value-type="string" calcext:value-type="string">
            <text:p>Krydderi</text:p>
          </table:table-cell>
          <table:table-cell office:value-type="string" calcext:value-type="string">
            <text:p>Tandoori chicken krydderimix</text:p>
            <text:p>Tandoori Chicken Spice Mix er en kraftig og meget typisk indisk krydderiblanding til kylling. Den har smag af blandt andet ingefær og spidskommen.</text:p>
          </table:table-cell>
          <table:table-cell office:value-type="string" calcext:value-type="string">
            <text:p>https://www.nemlig.com/tandoori-chicken-krydderimix-5023481</text:p>
          </table:table-cell>
        </table:table-row>
        <table:table-row table:style-name="ro9">
          <table:table-cell office:value-type="string" calcext:value-type="string">
            <text:p>Dagligvarer &gt; Brød, kiks og kager &gt; Kager &gt; Friskbagte kager &gt; Grovbirkes</text:p>
          </table:table-cell>
          <table:table-cell office:value-type="string" calcext:value-type="string">
            <text:p>Grovbirkes</text:p>
          </table:table-cell>
          <table:table-cell office:value-type="string" calcext:value-type="string">
            <text:p>2 x 70 g / Bröd</text:p>
          </table:table-cell>
          <table:table-cell/>
          <table:table-cell office:value-type="string" calcext:value-type="string">
            <text:p>24.95</text:p>
          </table:table-cell>
          <table:table-cell office:value-type="string" calcext:value-type="string">
            <text:p>.</text:p>
          </table:table-cell>
          <table:table-cell office:value-type="string" calcext:value-type="string">
            <text:p>Bröd</text:p>
          </table:table-cell>
          <table:table-cell office:value-type="string" calcext:value-type="string">
            <text:p>Morgenmad</text:p>
          </table:table-cell>
          <table:table-cell table:number-columns-repeated="8"/>
          <table:table-cell office:value-type="string" calcext:value-type="string">
            <text:p>Wienerbrød</text:p>
          </table:table-cell>
          <table:table-cell office:value-type="string" calcext:value-type="string">
            <text:p>Birkes bagt med rug og havreflager</text:p>
            <text:p>Smager også godt når de lunes.</text:p>
            <text:p>Drysset med sesam og hørfrø.</text:p>
          </table:table-cell>
          <table:table-cell office:value-type="string" calcext:value-type="string">
            <text:p>https://www.nemlig.com/grovbirkes-5016054</text:p>
          </table:table-cell>
        </table:table-row>
        <table:table-row table:style-name="ro9">
          <table:table-cell office:value-type="string" calcext:value-type="string">
            <text:p>Dagligvarer &gt; Kolonial &gt; Bagning &gt; Mel &gt; Hvede-, spelt- og durummel &gt; Grahamsspeltmel øko.</text:p>
          </table:table-cell>
          <table:table-cell office:value-type="string" calcext:value-type="string">
            <text:p>Grahamsspeltmel øko.</text:p>
          </table:table-cell>
          <table:table-cell office:value-type="string" calcext:value-type="string">
            <text:p>1 kg / Urtekram</text:p>
          </table:table-cell>
          <table:table-cell office:value-type="string" calcext:value-type="string">
            <text:p>Nøglehulsmærket,Øko (dansk),Øko (europæisk)</text:p>
          </table:table-cell>
          <table:table-cell office:value-type="string" calcext:value-type="string">
            <text:p>35.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Nøglehulsmærket, Øko (dansk), Øko (europæisk)</text:p>
          </table:table-cell>
          <table:table-cell table:number-columns-repeated="3"/>
          <table:table-cell office:value-type="string" calcext:value-type="string">
            <text:p>Mel</text:p>
          </table:table-cell>
          <table:table-cell office:value-type="string" calcext:value-type="string">
            <text:p>Økologisk Grahamsspeltmel</text:p>
            <text:p>Forestil dig de smukke speltkerner på akset, fyldt med deres nøddeagtige charme og en stamtavle, der peger direkte mod fortiden.</text:p>
            <text:p>Vi har blot malet de hele kerner på en stålkværn, der passer ekstra godt på speltens fine personlighed, sprunget frasigtningen over, og givet plads til alt det gode spelten har at byde på. Så enkelt er det at give Forfædrenes Fuldkorn® videre og give dig en fuldkornsspeltmel, hvor naturens skønhed kan smages.</text:p>
          </table:table-cell>
          <table:table-cell office:value-type="string" calcext:value-type="string">
            <text:p>https://www.nemlig.com/grahamsspeltmel-oeko-5015468</text:p>
          </table:table-cell>
        </table:table-row>
        <table:table-row table:style-name="ro3">
          <table:table-cell office:value-type="string" calcext:value-type="string">
            <text:p>Dagligvarer &gt; Kolonial &gt; Marmelade, smørepålæg m.m. &gt; Marmelade og syltetøj &gt; Hindbærmarmelade</text:p>
          </table:table-cell>
          <table:table-cell office:value-type="string" calcext:value-type="string">
            <text:p>Hindbærmarmelade</text:p>
          </table:table-cell>
          <table:table-cell office:value-type="string" calcext:value-type="string">
            <text:p>300 g / uden tilsat sukker / Cervera</text:p>
          </table:table-cell>
          <table:table-cell/>
          <table:table-cell office:value-type="string" calcext:value-type="string">
            <text:p>19.95</text:p>
          </table:table-cell>
          <table:table-cell office:value-type="string" calcext:value-type="string">
            <text:p>.</text:p>
          </table:table-cell>
          <table:table-cell office:value-type="string" calcext:value-type="string">
            <text:p>Cervera</text:p>
          </table:table-cell>
          <table:table-cell office:value-type="string" calcext:value-type="string">
            <text:p>Bagning, Morgenmad</text:p>
          </table:table-cell>
          <table:table-cell table:number-columns-repeated="4"/>
          <table:table-cell office:value-type="string" calcext:value-type="string">
            <text:p>Ikke tilsat sukker</text:p>
          </table:table-cell>
          <table:table-cell table:number-columns-repeated="3"/>
          <table:table-cell office:value-type="string" calcext:value-type="string">
            <text:p>Marmelade</text:p>
          </table:table-cell>
          <table:table-cell office:value-type="string" calcext:value-type="string">
            <text:p>Hindbærmarmelade</text:p>
            <text:p>Marmelade uden tilsat sukker.</text:p>
          </table:table-cell>
          <table:table-cell office:value-type="string" calcext:value-type="string">
            <text:p>https://www.nemlig.com/hindbaermarmelade-5047532</text:p>
          </table:table-cell>
        </table:table-row>
        <table:table-row table:style-name="ro3">
          <table:table-cell office:value-type="string" calcext:value-type="string">
            <text:p>Dagligvarer &gt; Kolonial &gt; Tapasspecialiteter &gt; Hummus &gt; Hummus (fin)</text:p>
          </table:table-cell>
          <table:table-cell office:value-type="string" calcext:value-type="string">
            <text:p>Hummus (fin)</text:p>
          </table:table-cell>
          <table:table-cell office:value-type="string" calcext:value-type="string">
            <text:p>200 g / Sun Salat</text:p>
          </table:table-cell>
          <table:table-cell office:value-type="string" calcext:value-type="string">
            <text:p>KØL</text:p>
          </table:table-cell>
          <table:table-cell office:value-type="string" calcext:value-type="string">
            <text:p>16.00</text:p>
          </table:table-cell>
          <table:table-cell office:value-type="string" calcext:value-type="string">
            <text:p>12.80</text:p>
          </table:table-cell>
          <table:table-cell office:value-type="string" calcext:value-type="string">
            <text:p>Sun Salat</text:p>
          </table:table-cell>
          <table:table-cell office:value-type="string" calcext:value-type="string">
            <text:p>Brød, Snack, Tapas, Tilbehør</text:p>
          </table:table-cell>
          <table:table-cell table:number-columns-repeated="4"/>
          <table:table-cell office:value-type="string" calcext:value-type="string">
            <text:p>Discount, KØL</text:p>
          </table:table-cell>
          <table:table-cell table:number-columns-repeated="3"/>
          <table:table-cell office:value-type="string" calcext:value-type="string">
            <text:p>Dip</text:p>
          </table:table-cell>
          <table:table-cell office:value-type="string" calcext:value-type="string">
            <text:p>Fin hummus</text:p>
            <text:p>Denne hummus er, i en blindtest i politikken, kåret til Danmarks bedste. Hummus er arabisk, og betyder kikærter. Kikærter er en god proteinkilde i den daglige kost. Hummus er den meste traditionelle og anvendte salat i Mellemøsten. Den rene smag af kikærter og sesammasse med kun 9,5 procent fedt, kan nydes til både for - og hovedret. Den er ideel i sandwich, og til alle slags grillede kødretter. Prøv også grov hummus eller hummus med chili.</text:p>
          </table:table-cell>
          <table:table-cell office:value-type="string" calcext:value-type="string">
            <text:p>https://www.nemlig.com/hummus-fin-5043293</text:p>
          </table:table-cell>
        </table:table-row>
        <table:table-row table:style-name="ro13">
          <table:table-cell office:value-type="string" calcext:value-type="string">
            <text:p>Dagligvarer &gt; Kolonial &gt; Morgenmadsprodukter &gt; Müsli &gt; KICK! Neutral</text:p>
          </table:table-cell>
          <table:table-cell office:value-type="string" calcext:value-type="string">
            <text:p>KICK! Neutral</text:p>
          </table:table-cell>
          <table:table-cell office:value-type="string" calcext:value-type="string">
            <text:p>375 g / glutenfri / Semper</text:p>
          </table:table-cell>
          <table:table-cell/>
          <table:table-cell office:value-type="string" calcext:value-type="string">
            <text:p>31.95</text:p>
          </table:table-cell>
          <table:table-cell office:value-type="string" calcext:value-type="string">
            <text:p>.</text:p>
          </table:table-cell>
          <table:table-cell office:value-type="string" calcext:value-type="string">
            <text:p>Semper</text:p>
          </table:table-cell>
          <table:table-cell office:value-type="string" calcext:value-type="string">
            <text:p>Morgenmad</text:p>
          </table:table-cell>
          <table:table-cell table:number-columns-repeated="4"/>
          <table:table-cell office:value-type="string" calcext:value-type="string">
            <text:p>Glutenfri, Laktosefri, Vegansk</text:p>
          </table:table-cell>
          <table:table-cell table:number-columns-repeated="3"/>
          <table:table-cell office:value-type="string" calcext:value-type="string">
            <text:p>Gryn</text:p>
          </table:table-cell>
          <table:table-cell office:value-type="string" calcext:value-type="string">
            <text:p>KICK! Neutral</text:p>
            <text:p>Morgenmad med ren havre.</text:p>
            <text:p>Giv weekendens brunch et ekstra kick ved at servere vaniljeyoghurt og havre flakes.</text:p>
            <text:p/>
            <text:p>Nyd dem naturel i et højt glas, toppet med friske hindbær eller jordbær,- enkelt og lækkert.</text:p>
            <text:p/>
            <text:p>Kan også anbefales som et godt mellemmåltid.</text:p>
          </table:table-cell>
          <table:table-cell office:value-type="string" calcext:value-type="string">
            <text:p>https://www.nemlig.com/kick-neutral-5017080</text:p>
          </table:table-cell>
        </table:table-row>
        <table:table-row table:style-name="ro3">
          <table:table-cell office:value-type="string" calcext:value-type="string">
            <text:p>Dagligvarer &gt; Brød, kiks og kager &gt; Hele brød &gt; Grovbrød &gt; Rugsandwich</text:p>
          </table:table-cell>
          <table:table-cell office:value-type="string" calcext:value-type="string">
            <text:p>Rugsandwich</text:p>
          </table:table-cell>
          <table:table-cell office:value-type="string" calcext:value-type="string">
            <text:p>800 g / skiver / Kohberg</text:p>
          </table:table-cell>
          <table:table-cell office:value-type="string" calcext:value-type="string">
            <text:p>Fuldkornsmærket,Nøglehulsmærket</text:p>
          </table:table-cell>
          <table:table-cell office:value-type="string" calcext:value-type="string">
            <text:p>20.95</text:p>
          </table:table-cell>
          <table:table-cell office:value-type="string" calcext:value-type="string">
            <text:p>.</text:p>
          </table:table-cell>
          <table:table-cell office:value-type="string" calcext:value-type="string">
            <text:p>Kohberg</text:p>
          </table:table-cell>
          <table:table-cell table:number-columns-repeated="5"/>
          <table:table-cell office:value-type="string" calcext:value-type="string">
            <text:p>Discount, Fuldkornsmærket, Nøglehulsmærket, Vegansk</text:p>
          </table:table-cell>
          <table:table-cell table:number-columns-repeated="3"/>
          <table:table-cell office:value-type="string" calcext:value-type="string">
            <text:p>Brød</text:p>
          </table:table-cell>
          <table:table-cell office:value-type="string" calcext:value-type="string">
            <text:p>Rugsandwich</text:p>
            <text:p>Sandwichbrød med fuldkorn, protein og fibre. Vores bagere har brugt godt dansk rugmel og bløde rugkerner og bagt et mørkt sandwichbrød med masser af smag. Det perfekte udgangspunkt for en lækker sandwich.</text:p>
          </table:table-cell>
          <table:table-cell office:value-type="string" calcext:value-type="string">
            <text:p>https://www.nemlig.com/rugsandwich-5004523</text:p>
          </table:table-cell>
        </table:table-row>
        <table:table-row table:style-name="ro3">
          <table:table-cell office:value-type="string" calcext:value-type="string">
            <text:p>Dagligvarer &gt; Pleje og skønhed &gt; Tandpleje &gt; Tandstikkere og tandtråd &gt; Tandstikker i plast</text:p>
          </table:table-cell>
          <table:table-cell office:value-type="string" calcext:value-type="string">
            <text:p>Tandstikker i plast</text:p>
          </table:table-cell>
          <table:table-cell office:value-type="string" calcext:value-type="string">
            <text:p>100 stk. / Colgate</text:p>
          </table:table-cell>
          <table:table-cell/>
          <table:table-cell office:value-type="string" calcext:value-type="string">
            <text:p>30.25</text:p>
          </table:table-cell>
          <table:table-cell office:value-type="string" calcext:value-type="string">
            <text:p>.</text:p>
          </table:table-cell>
          <table:table-cell office:value-type="string" calcext:value-type="string">
            <text:p>Colgate</text:p>
          </table:table-cell>
          <table:table-cell table:number-columns-repeated="9"/>
          <table:table-cell office:value-type="string" calcext:value-type="string">
            <text:p>Tandpleje, Tandstikker</text:p>
          </table:table-cell>
          <table:table-cell office:value-type="string" calcext:value-type="string">
            <text:p>Colgate Tandstikker</text:p>
            <text:p>Ru overflade, der effektivt fjerner plak. Afrundet form, der er skånsom mod tandkødet. Plasttandstikker, der er bøjelig og splintfri. Kan bøjes til siderne.</text:p>
          </table:table-cell>
          <table:table-cell office:value-type="string" calcext:value-type="string">
            <text:p>https://www.nemlig.com/tandstikker-i-plast-103676</text:p>
          </table:table-cell>
        </table:table-row>
        <table:table-row table:style-name="ro1">
          <table:table-cell office:value-type="string" calcext:value-type="string">
            <text:p>Dagligvarer &gt; Pleje og skønhed &gt; Beklædning &gt; Hjemmesko &gt; Kinasko str. 41</text:p>
          </table:table-cell>
          <table:table-cell office:value-type="string" calcext:value-type="string">
            <text:p>Kinasko str. 41</text:p>
          </table:table-cell>
          <table:table-cell office:value-type="string" calcext:value-type="string">
            <text:p>1 par / sort</text:p>
          </table:table-cell>
          <table:table-cell/>
          <table:table-cell office:value-type="string" calcext:value-type="string">
            <text:p>49.95</text:p>
          </table:table-cell>
          <table:table-cell office:value-type="string" calcext:value-type="string">
            <text:p>.</text:p>
          </table:table-cell>
          <table:table-cell office:value-type="string" calcext:value-type="string">
            <text:p>JBS</text:p>
          </table:table-cell>
          <table:table-cell table:number-columns-repeated="2"/>
          <table:table-cell office:value-type="string" calcext:value-type="string">
            <text:p>Sort</text:p>
          </table:table-cell>
          <table:table-cell table:number-columns-repeated="5"/>
          <table:table-cell office:value-type="float" office:value="41" calcext:value-type="float">
            <text:p>41</text:p>
          </table:table-cell>
          <table:table-cell office:value-type="string" calcext:value-type="string">
            <text:p>Sutsko</text:p>
          </table:table-cell>
          <table:table-cell office:value-type="string" calcext:value-type="string">
            <text:p>Kinasko</text:p>
          </table:table-cell>
          <table:table-cell office:value-type="string" calcext:value-type="string">
            <text:p>https://www.nemlig.com/kinasko-str-41-5018096</text:p>
          </table:table-cell>
        </table:table-row>
        <table:table-row table:style-name="ro3">
          <table:table-cell office:value-type="string" calcext:value-type="string">
            <text:p>Dagligvarer &gt; Køl og mejeri &gt; Frisk pasta &gt; Pasta med fyld &gt; Ravioli &gt; Ravioli m. 4 oste (frisk)</text:p>
          </table:table-cell>
          <table:table-cell office:value-type="string" calcext:value-type="string">
            <text:p>Ravioli m. 4 oste (frisk)</text:p>
          </table:table-cell>
          <table:table-cell office:value-type="string" calcext:value-type="string">
            <text:p>250 g / Rana</text:p>
          </table:table-cell>
          <table:table-cell office:value-type="string" calcext:value-type="string">
            <text:p>KØL</text:p>
          </table:table-cell>
          <table:table-cell office:value-type="string" calcext:value-type="string">
            <text:p>24.95</text:p>
          </table:table-cell>
          <table:table-cell office:value-type="string" calcext:value-type="string">
            <text:p>.</text:p>
          </table:table-cell>
          <table:table-cell office:value-type="string" calcext:value-type="string">
            <text:p>Rana</text:p>
          </table:table-cell>
          <table:table-cell office:value-type="string" calcext:value-type="string">
            <text:p>Aftensmad, Vegetar</text:p>
          </table:table-cell>
          <table:table-cell table:number-columns-repeated="4"/>
          <table:table-cell office:value-type="string" calcext:value-type="string">
            <text:p>KØL</text:p>
          </table:table-cell>
          <table:table-cell table:number-columns-repeated="3"/>
          <table:table-cell office:value-type="string" calcext:value-type="string">
            <text:p>Pasta</text:p>
          </table:table-cell>
          <table:table-cell office:value-type="string" calcext:value-type="string">
            <text:p>Ravioli m. 4 forskellige oste</text:p>
            <text:p>Frisk italiensk pasta med fyld af 4 forskellige oste. Den tynde friske pasta indeholder æg og fyldet med 4 forskellige oste giver pastaen en autentisk smag af ost. En pesto sauce vil give din smagsoplevelse et ekstra pift. Følg anvisningen af den korte kogetid - det vil bringe det bedste frem i den færdige pasta.</text:p>
          </table:table-cell>
          <table:table-cell office:value-type="string" calcext:value-type="string">
            <text:p>https://www.nemlig.com/ravioli-m-4-oste-frisk-5021225</text:p>
          </table:table-cell>
        </table:table-row>
        <table:table-row table:style-name="ro1">
          <table:table-cell office:value-type="string" calcext:value-type="string">
            <text:p>Dagligvarer &gt; Køl og mejeri &gt; Pålæg &gt; Pålægs- og kartoffelsalater &gt; Æggesalat &gt; Æggesalat</text:p>
          </table:table-cell>
          <table:table-cell office:value-type="string" calcext:value-type="string">
            <text:p>Æggesalat</text:p>
          </table:table-cell>
          <table:table-cell office:value-type="string" calcext:value-type="string">
            <text:p>200 g / Hjemmelavet / Centerslagteren</text:p>
          </table:table-cell>
          <table:table-cell office:value-type="string" calcext:value-type="string">
            <text:p>KØL</text:p>
          </table:table-cell>
          <table:table-cell office:value-type="string" calcext:value-type="string">
            <text:p>28.95</text:p>
          </table:table-cell>
          <table:table-cell office:value-type="string" calcext:value-type="string">
            <text:p>.</text:p>
          </table:table-cell>
          <table:table-cell office:value-type="string" calcext:value-type="string">
            <text:p>Centerslagteren</text:p>
          </table:table-cell>
          <table:table-cell office:value-type="string" calcext:value-type="string">
            <text:p>Frokost, Madpakke</text:p>
          </table:table-cell>
          <table:table-cell table:number-columns-repeated="4"/>
          <table:table-cell office:value-type="string" calcext:value-type="string">
            <text:p>KØL</text:p>
          </table:table-cell>
          <table:table-cell table:number-columns-repeated="3"/>
          <table:table-cell office:value-type="string" calcext:value-type="string">
            <text:p>Pålæg, Pålægssalat</text:p>
          </table:table-cell>
          <table:table-cell office:value-type="string" calcext:value-type="string">
            <text:p>Slagterens hjemmelavede salater er lavet helt fra bunden. Lavet med de bedste råvarer, for at sikrer den gode kvalitet.</text:p>
          </table:table-cell>
          <table:table-cell office:value-type="string" calcext:value-type="string">
            <text:p>https://www.nemlig.com/aeggesalat-5502321</text:p>
          </table:table-cell>
        </table:table-row>
        <table:table-row table:style-name="ro3">
          <table:table-cell office:value-type="string" calcext:value-type="string">
            <text:p>Dagligvarer &gt; Pleje og skønhed &gt; Krop- og ansigtspleje &gt; Håndsæbe og håndsprit &gt; Håndsæbe</text:p>
          </table:table-cell>
          <table:table-cell office:value-type="string" calcext:value-type="string">
            <text:p>Håndsæbe</text:p>
          </table:table-cell>
          <table:table-cell office:value-type="string" calcext:value-type="string">
            <text:p>2 x 100 g / beauty creme bar / Dove</text:p>
          </table:table-cell>
          <table:table-cell/>
          <table:table-cell office:value-type="string" calcext:value-type="string">
            <text:p>24.95</text:p>
          </table:table-cell>
          <table:table-cell office:value-type="string" calcext:value-type="string">
            <text:p>.</text:p>
          </table:table-cell>
          <table:table-cell office:value-type="string" calcext:value-type="string">
            <text:p>Dove</text:p>
          </table:table-cell>
          <table:table-cell table:number-columns-repeated="9"/>
          <table:table-cell office:value-type="string" calcext:value-type="string">
            <text:p>Sæbe</text:p>
          </table:table-cell>
          <table:table-cell office:value-type="string" calcext:value-type="string">
            <text:p>Dove Original Beauty Cream Bar</text:p>
            <text:p>Denne milde Beauty Bar indeholder ¼ fugtighedscreme, så du får en hud, der er blødere, glattere og ser friskere ud.</text:p>
          </table:table-cell>
          <table:table-cell office:value-type="string" calcext:value-type="string">
            <text:p>https://www.nemlig.com/haandsaebe-5034605</text:p>
          </table:table-cell>
        </table:table-row>
        <table:table-row table:style-name="ro7">
          <table:table-cell office:value-type="string" calcext:value-type="string">
            <text:p>Dagligvarer &gt; Blomster og have &gt; Stueplanter &gt; Blomstrende planter &gt; Queen® Kalanchoe rød</text:p>
          </table:table-cell>
          <table:table-cell office:value-type="string" calcext:value-type="string">
            <text:p>Queen® Kalanchoe rød</text:p>
          </table:table-cell>
          <table:table-cell office:value-type="string" calcext:value-type="string">
            <text:p>1 stk. / Ø:10,5 cm / ekskl. skjuler</text:p>
          </table:table-cell>
          <table:table-cell office:value-type="string" calcext:value-type="string">
            <text:p>Dansk</text:p>
          </table:table-cell>
          <table:table-cell office:value-type="string" calcext:value-type="string">
            <text:p>25.00</text:p>
          </table:table-cell>
          <table:table-cell office:value-type="string" calcext:value-type="string">
            <text:p>.</text:p>
          </table:table-cell>
          <table:table-cell office:value-type="string" calcext:value-type="string">
            <text:p>Queen®</text:p>
          </table:table-cell>
          <table:table-cell office:value-type="string" calcext:value-type="string">
            <text:p>Jul, Stueplante</text:p>
          </table:table-cell>
          <table:table-cell/>
          <table:table-cell office:value-type="string" calcext:value-type="string">
            <text:p>Rød</text:p>
          </table:table-cell>
          <table:table-cell table:number-columns-repeated="2"/>
          <table:table-cell office:value-type="string" calcext:value-type="string">
            <text:p>Dansk</text:p>
          </table:table-cell>
          <table:table-cell table:number-columns-repeated="3"/>
          <table:table-cell office:value-type="string" calcext:value-type="string">
            <text:p>Kalanchoe</text:p>
          </table:table-cell>
          <table:table-cell office:value-type="string" calcext:value-type="string">
            <text:p>Queen® kalanchoe</text:p>
            <text:p>De er ikke bare smukke, klassiske og stilfulde - de er også meget nemme at have med at gøre.</text:p>
            <text:p>De holder i ugevis, skal kun vandes sparsomt - og så kan de styles til enhver lejlighed.</text:p>
            <text:p>I direkte sollys øges blomsternes farve i intensitet, mens bladene dog kan få et mere rødligt skær. En mørkere placering kan medvirke at blomsternes farve falmer en smule.</text:p>
          </table:table-cell>
          <table:table-cell office:value-type="string" calcext:value-type="string">
            <text:p>https://www.nemlig.com/queen-kalanchoe-roed-5002580</text:p>
          </table:table-cell>
        </table:table-row>
        <table:table-row table:style-name="ro9">
          <table:table-cell office:value-type="string" calcext:value-type="string">
            <text:p>Dagligvarer &gt; Køl og mejeri &gt; Tapas &gt; Italiensk og spansk pålæg &gt; Salami og chorizo &gt; Fuetec salami</text:p>
          </table:table-cell>
          <table:table-cell office:value-type="string" calcext:value-type="string">
            <text:p>Fuetec salami</text:p>
          </table:table-cell>
          <table:table-cell office:value-type="string" calcext:value-type="string">
            <text:p>170 g / Elpozo</text:p>
          </table:table-cell>
          <table:table-cell office:value-type="string" calcext:value-type="string">
            <text:p>KØL</text:p>
          </table:table-cell>
          <table:table-cell office:value-type="string" calcext:value-type="string">
            <text:p>35.95</text:p>
          </table:table-cell>
          <table:table-cell office:value-type="string" calcext:value-type="string">
            <text:p>.</text:p>
          </table:table-cell>
          <table:table-cell office:value-type="string" calcext:value-type="string">
            <text:p>Elpozo</text:p>
          </table:table-cell>
          <table:table-cell office:value-type="string" calcext:value-type="string">
            <text:p>Brunch, Frokost</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Kødpålæg, Salami, Tapaspølse</text:p>
          </table:table-cell>
          <table:table-cell office:value-type="string" calcext:value-type="string">
            <text:p>Original spansk lufttørret salami</text:p>
            <text:p>Særdeles delikat spansk lufttørret salami med højt kødindhold. Den hvide skimmel kan spises, da den er helt naturlig. Skær pølsen i små skiver, tykke eller tynde, som du bedst kan lide dem.</text:p>
            <text:p>INGEN TILSÆTNINGSSTOFFER og glutenfri.</text:p>
          </table:table-cell>
          <table:table-cell office:value-type="string" calcext:value-type="string">
            <text:p>https://www.nemlig.com/fuetec-salami-5011601</text:p>
          </table:table-cell>
        </table:table-row>
        <table:table-row table:style-name="ro3">
          <table:table-cell office:value-type="string" calcext:value-type="string">
            <text:p>Dagligvarer &gt; Kolonial &gt; Marmelade, smørepålæg m.m. &gt; Marmelade og syltetøj &gt; Jordbær og rabarbermarmelade</text:p>
          </table:table-cell>
          <table:table-cell office:value-type="string" calcext:value-type="string">
            <text:p>Jordbær og rabarbermarmelade</text:p>
          </table:table-cell>
          <table:table-cell office:value-type="string" calcext:value-type="string">
            <text:p>380 g / Den Gamle Fabrik</text:p>
          </table:table-cell>
          <table:table-cell/>
          <table:table-cell office:value-type="string" calcext:value-type="string">
            <text:p>24.95</text:p>
          </table:table-cell>
          <table:table-cell office:value-type="string" calcext:value-type="string">
            <text:p>.</text:p>
          </table:table-cell>
          <table:table-cell office:value-type="string" calcext:value-type="string">
            <text:p>Den Gamle Fabrik</text:p>
          </table:table-cell>
          <table:table-cell table:number-columns-repeated="9"/>
          <table:table-cell office:value-type="string" calcext:value-type="string">
            <text:p>Marmelade</text:p>
          </table:table-cell>
          <table:table-cell office:value-type="string" calcext:value-type="string">
            <text:p>Jordbær/Rabarbermarmelade</text:p>
            <text:p>Kombinationen af jordbær og rabarber egner sig godt til marmelade da rabarberen giver jordbærret et syrligt twist, samtidigt med at det giver marmeladen en tykkere konsistens. En kombination som mange holder af.</text:p>
          </table:table-cell>
          <table:table-cell office:value-type="string" calcext:value-type="string">
            <text:p>https://www.nemlig.com/jordbaer-og-rabarbermarmelade-905027</text:p>
          </table:table-cell>
        </table:table-row>
        <table:table-row table:style-name="ro7">
          <table:table-cell office:value-type="string" calcext:value-type="string">
            <text:p>Dagligvarer &gt; Kolonial &gt; Konserves &gt; Grøntsager og frugt &gt; Asier, græskar, løg og paprika &gt; Syltede orange peber</text:p>
          </table:table-cell>
          <table:table-cell office:value-type="string" calcext:value-type="string">
            <text:p>Syltede orange peber</text:p>
          </table:table-cell>
          <table:table-cell office:value-type="string" calcext:value-type="string">
            <text:p>270 g / 160 g / Deli Drengene</text:p>
          </table:table-cell>
          <table:table-cell/>
          <table:table-cell office:value-type="string" calcext:value-type="string">
            <text:p>29.95</text:p>
          </table:table-cell>
          <table:table-cell office:value-type="string" calcext:value-type="string">
            <text:p>.</text:p>
          </table:table-cell>
          <table:table-cell office:value-type="string" calcext:value-type="string">
            <text:p>Deli Drengene</text:p>
          </table:table-cell>
          <table:table-cell office:value-type="string" calcext:value-type="string">
            <text:p>Tapas, Tilbehør</text:p>
          </table:table-cell>
          <table:table-cell office:value-type="string" calcext:value-type="string">
            <text:p>Plast</text:p>
          </table:table-cell>
          <table:table-cell table:number-columns-repeated="7"/>
          <table:table-cell office:value-type="string" calcext:value-type="string">
            <text:p>Tapas</text:p>
          </table:table-cell>
          <table:table-cell office:value-type="string" calcext:value-type="string">
            <text:p>Orange Pepperdew</text:p>
            <text:p>Sød-stærke pebre med mildt ostefyld med smag af honning og sennep.</text:p>
            <text:p/>
            <text:p>Nettovægt: 270 g / Drænetvægt: 160 g.</text:p>
          </table:table-cell>
          <table:table-cell office:value-type="string" calcext:value-type="string">
            <text:p>https://www.nemlig.com/syltede-orange-peber-5044616</text:p>
          </table:table-cell>
        </table:table-row>
        <table:table-row table:style-name="ro1">
          <table:table-cell office:value-type="string" calcext:value-type="string">
            <text:p>Dagligvarer &gt; Drikkevarer &gt; Øl &gt; Øltyper &gt; Specialøl &gt; Mini Originaler</text:p>
          </table:table-cell>
          <table:table-cell office:value-type="string" calcext:value-type="string">
            <text:p>Mini Originaler</text:p>
          </table:table-cell>
          <table:table-cell office:value-type="string" calcext:value-type="string">
            <text:p>6 x 25 g / KiMs</text:p>
          </table:table-cell>
          <table:table-cell/>
          <table:table-cell office:value-type="string" calcext:value-type="string">
            <text:p>23.95</text:p>
          </table:table-cell>
          <table:table-cell office:value-type="string" calcext:value-type="string">
            <text:p>.</text:p>
          </table:table-cell>
          <table:table-cell office:value-type="string" calcext:value-type="string">
            <text:p>KiMs</text:p>
          </table:table-cell>
          <table:table-cell office:value-type="string" calcext:value-type="string">
            <text:p>Snack</text:p>
          </table:table-cell>
          <table:table-cell table:number-columns-repeated="8"/>
          <table:table-cell office:value-type="string" calcext:value-type="string">
            <text:p>Chips</text:p>
          </table:table-cell>
          <table:table-cell office:value-type="string" calcext:value-type="string">
            <text:p>KiMs mini originaler. Flere smage, mere sjov!</text:p>
          </table:table-cell>
          <table:table-cell office:value-type="string" calcext:value-type="string">
            <text:p>https://www.nemlig.com/mini-originaler-5041800</text:p>
          </table:table-cell>
        </table:table-row>
        <table:table-row table:style-name="ro6">
          <table:table-cell office:value-type="string" calcext:value-type="string">
            <text:p>Dagligvarer &gt; Frugt og grønt &gt; Frugt &gt; Bananer &gt; Bananer små</text:p>
          </table:table-cell>
          <table:table-cell office:value-type="string" calcext:value-type="string">
            <text:p>Bananer små</text:p>
          </table:table-cell>
          <table:table-cell office:value-type="string" calcext:value-type="string">
            <text:p>6-7 stk. / Colombia / Klasse 1</text:p>
          </table:table-cell>
          <table:table-cell/>
          <table:table-cell office:value-type="string" calcext:value-type="string">
            <text:p>12.00</text:p>
          </table:table-cell>
          <table:table-cell office:value-type="string" calcext:value-type="string">
            <text:p>.</text:p>
          </table:table-cell>
          <table:table-cell table:number-columns-repeated="2"/>
          <table:table-cell office:value-type="string" calcext:value-type="string">
            <text:p>Banderole</text:p>
          </table:table-cell>
          <table:table-cell office:value-type="string" calcext:value-type="string">
            <text:p>Gul</text:p>
          </table:table-cell>
          <table:table-cell office:value-type="string" calcext:value-type="string">
            <text:p>Klasse 1</text:p>
          </table:table-cell>
          <table:table-cell table:number-columns-repeated="2"/>
          <table:table-cell office:value-type="string" calcext:value-type="string">
            <text:p>Colombia</text:p>
          </table:table-cell>
          <table:table-cell office:value-type="string" calcext:value-type="string">
            <text:p>Cavendish</text:p>
          </table:table-cell>
          <table:table-cell office:value-type="string" calcext:value-type="string">
            <text:p>Lille</text:p>
          </table:table-cell>
          <table:table-cell office:value-type="string" calcext:value-type="string">
            <text:p>Banan</text:p>
          </table:table-cell>
          <table:table-cell office:value-type="string" calcext:value-type="string">
            <text:p>OBS: Farven på vores bananer kan variere fra gang til gang.</text:p>
            <text:p/>
            <text:p>Ikke sprøjtet med Chlorpyrifos eller Chlorpyrifos-methyl.</text:p>
            <text:p/>
            <text:p>Vi tilstræber, at bananerne er grønlige, når de leveres, så de kan holde sig friske i nogle dage. Nogle gange vil de være meget grønne.. i så fald kan modningen fremskyndes ved at lægge bananerne i en papirspose sammen med et par æbler. Andre gange er de mest gule.. så skal de helst spises i løbet af et par dage.</text:p>
            <text:p/>
            <text:p>Bananen er en af de ældste dyrkede planter i verden og er i dag så udbredt, at den som afgrøde kun overgåes af hvede, ris og majs. Faktisk spises der på verdensplan over 100 milliarder bananer om året.</text:p>
            <text:p/>
            <text:p>Bananerne plukkes, når de er helt grønne og sendes med skib til Europa, hvor de modnes i lufttætte lagerrum. Alt efter hvor modne bananerne skal være, sprøjtes der en bestemt mængde ethylen ind i rummene. Ethylen er en farveløs gasart, som også findes helt naturligt i planter.. det er det stof der gør, at plantens frugter modnes, eller at dens blomster springer ud.</text:p>
            <text:p/>
            <text:p>Bananer indeholder en kombination af stoffer, som hjælper kroppen med at danne serotonin. Det er et signalstof, der fortæller vores hjerne, at vi er ovenpå og har det godt, og som f.eks. også findes i lykkepiller. Derudover er de fyldt med energi, hvilket er grunden til, at man så tit ser idrætsudøvere spise bananer.</text:p>
            <text:p/>
            <text:p>Undgå at opbevare bananer i køleskabet, da de hurtigt bliver sorte indeni ved for kølig opbevaring.</text:p>
            <text:p/>
            <text:p>Hos nemlig.com lægger vi stor vægt på, at kvaliteten på frugt og grønt er høj. Det betyder, at vi vælger at kassere varen, hvis kvaliteten ikke er i orden. I de tilfælde erstatter vi så vidt muligt varen med tilsvarende, der kan skaffes fra en anden leverandør. Derfor forbeholder vi os retten til at levere produkter fra et andet land end det, der stod på hjemmesiden ved bestilling. Alternativet ville være ikke at kunne levere den pågældende vare. Det synes vi er sund fornuft.</text:p>
          </table:table-cell>
          <table:table-cell office:value-type="string" calcext:value-type="string">
            <text:p>https://www.nemlig.com/bananer-smaa-5001668</text:p>
          </table:table-cell>
        </table:table-row>
        <table:table-row table:style-name="ro12">
          <table:table-cell office:value-type="string" calcext:value-type="string">
            <text:p>Dagligvarer &gt; Frost &gt; Frugt og bær &gt; Hindbær øko.</text:p>
          </table:table-cell>
          <table:table-cell office:value-type="string" calcext:value-type="string">
            <text:p>Hindbær øko.</text:p>
          </table:table-cell>
          <table:table-cell office:value-type="string" calcext:value-type="string">
            <text:p>1 kg / frost / Frigodan</text:p>
          </table:table-cell>
          <table:table-cell office:value-type="string" calcext:value-type="string">
            <text:p>Frost,Øko (dansk),Øko (europæisk)</text:p>
          </table:table-cell>
          <table:table-cell office:value-type="string" calcext:value-type="string">
            <text:p>75.33</text:p>
          </table:table-cell>
          <table:table-cell office:value-type="string" calcext:value-type="string">
            <text:p>.</text:p>
          </table:table-cell>
          <table:table-cell office:value-type="string" calcext:value-type="string">
            <text:p>Frigodan</text:p>
          </table:table-cell>
          <table:table-cell table:number-columns-repeated="5"/>
          <table:table-cell office:value-type="string" calcext:value-type="string">
            <text:p>Discount, Frost, Øko (dansk), Øko (europæisk)</text:p>
          </table:table-cell>
          <table:table-cell table:number-columns-repeated="3"/>
          <table:table-cell office:value-type="string" calcext:value-type="string">
            <text:p>Frugt</text:p>
          </table:table-cell>
          <table:table-cell office:value-type="string" calcext:value-type="string">
            <text:p>Hindbær økologiske</text:p>
            <text:p>Frigodan økologiske hindbær anvendes til desserter eller is. For opskrifter se bagsiden af posen.</text:p>
            <text:p/>
            <text:p>Tilberedning:</text:p>
            <text:p>Da hindbærene hverken er skyllet eler varmebehandlet, skal de koges i mindst 1 minut før brug.</text:p>
          </table:table-cell>
          <table:table-cell office:value-type="string" calcext:value-type="string">
            <text:p>https://www.nemlig.com/hindbaer-oeko-5019063</text:p>
          </table:table-cell>
        </table:table-row>
        <table:table-row table:style-name="ro1">
          <table:table-cell office:value-type="string" calcext:value-type="string">
            <text:p>Dagligvarer &gt; Køl og mejeri &gt; Pålæg &gt; Pålæg i skiver &gt; Roastbeef og oksekødspålæg &gt; Roastbeef</text:p>
          </table:table-cell>
          <table:table-cell office:value-type="string" calcext:value-type="string">
            <text:p>Roastbeef</text:p>
          </table:table-cell>
          <table:table-cell office:value-type="string" calcext:value-type="string">
            <text:p>100 g / Hjemmelavet / Centerslagteren</text:p>
          </table:table-cell>
          <table:table-cell office:value-type="string" calcext:value-type="string">
            <text:p>KØL</text:p>
          </table:table-cell>
          <table:table-cell office:value-type="string" calcext:value-type="string">
            <text:p>38.95</text:p>
          </table:table-cell>
          <table:table-cell office:value-type="string" calcext:value-type="string">
            <text:p>.</text:p>
          </table:table-cell>
          <table:table-cell office:value-type="string" calcext:value-type="string">
            <text:p>Centerslagteren</text:p>
          </table:table-cell>
          <table:table-cell office:value-type="string" calcext:value-type="string">
            <text:p>Frokost, Madpakke</text:p>
          </table:table-cell>
          <table:table-cell table:number-columns-repeated="4"/>
          <table:table-cell office:value-type="string" calcext:value-type="string">
            <text:p>KØL</text:p>
          </table:table-cell>
          <table:table-cell office:value-type="string" calcext:value-type="string">
            <text:p>Okse</text:p>
          </table:table-cell>
          <table:table-cell table:number-columns-repeated="2"/>
          <table:table-cell office:value-type="string" calcext:value-type="string">
            <text:p>Kødpålæg, Pålæg</text:p>
          </table:table-cell>
          <table:table-cell office:value-type="string" calcext:value-type="string">
            <text:p>Hjemmelavet roastbeef</text:p>
          </table:table-cell>
          <table:table-cell office:value-type="string" calcext:value-type="string">
            <text:p>https://www.nemlig.com/roastbeef-5502290</text:p>
          </table:table-cell>
        </table:table-row>
        <table:table-row table:style-name="ro9">
          <table:table-cell office:value-type="string" calcext:value-type="string">
            <text:p>Dagligvarer &gt; Brød, kiks og kager &gt; Kiks &gt; Salte kiks &gt; Ostekiks</text:p>
          </table:table-cell>
          <table:table-cell office:value-type="string" calcext:value-type="string">
            <text:p>Ostekiks</text:p>
          </table:table-cell>
          <table:table-cell office:value-type="string" calcext:value-type="string">
            <text:p>300 g / Jacob's</text:p>
          </table:table-cell>
          <table:table-cell/>
          <table:table-cell office:value-type="string" calcext:value-type="string">
            <text:p>21.95</text:p>
          </table:table-cell>
          <table:table-cell office:value-type="string" calcext:value-type="string">
            <text:p>.</text:p>
          </table:table-cell>
          <table:table-cell/>
          <table:table-cell office:value-type="string" calcext:value-type="string">
            <text:p>Ost, Snack, Tilbehør</text:p>
          </table:table-cell>
          <table:table-cell table:number-columns-repeated="4"/>
          <table:table-cell office:value-type="string" calcext:value-type="string">
            <text:p>Discount</text:p>
          </table:table-cell>
          <table:table-cell table:number-columns-repeated="3"/>
          <table:table-cell office:value-type="string" calcext:value-type="string">
            <text:p>Kiks</text:p>
          </table:table-cell>
          <table:table-cell office:value-type="string" calcext:value-type="string">
            <text:p>Ostekiks fra Jacob's</text:p>
            <text:p/>
            <text:p>Lækre kiks som fundament til et hyggeligt ostebord.</text:p>
          </table:table-cell>
          <table:table-cell office:value-type="string" calcext:value-type="string">
            <text:p>https://www.nemlig.com/ostekiks-5030249</text:p>
          </table:table-cell>
        </table:table-row>
        <table:table-row table:style-name="ro16">
          <table:table-cell office:value-type="string" calcext:value-type="string">
            <text:p>Dagligvarer &gt; Frugt og grønt &gt; Grøntsager &gt; Øvrig fint grønt &gt; Fennikel øko.</text:p>
          </table:table-cell>
          <table:table-cell office:value-type="string" calcext:value-type="string">
            <text:p>Fennikel øko.</text:p>
          </table:table-cell>
          <table:table-cell office:value-type="string" calcext:value-type="string">
            <text:p>1 stk. / Italien / Klasse 1</text:p>
          </table:table-cell>
          <table:table-cell office:value-type="string" calcext:value-type="string">
            <text:p>Øko (europæisk)</text:p>
          </table:table-cell>
          <table:table-cell office:value-type="string" calcext:value-type="string">
            <text:p>15.00</text:p>
          </table:table-cell>
          <table:table-cell office:value-type="string" calcext:value-type="string">
            <text:p>.</text:p>
          </table:table-cell>
          <table:table-cell/>
          <table:table-cell office:value-type="string" calcext:value-type="string">
            <text:p>Grill, Salat, Suppe, Thairetter</text:p>
          </table:table-cell>
          <table:table-cell/>
          <table:table-cell office:value-type="string" calcext:value-type="string">
            <text:p>Grøn, Hvid</text:p>
          </table:table-cell>
          <table:table-cell office:value-type="string" calcext:value-type="string">
            <text:p>Klasse 1</text:p>
          </table:table-cell>
          <table:table-cell/>
          <table:table-cell office:value-type="string" calcext:value-type="string">
            <text:p>Discount, Øko (europæisk)</text:p>
          </table:table-cell>
          <table:table-cell office:value-type="string" calcext:value-type="string">
            <text:p>Italien</text:p>
          </table:table-cell>
          <table:table-cell table:number-columns-repeated="2"/>
          <table:table-cell office:value-type="string" calcext:value-type="string">
            <text:p>Fennikel</text:p>
          </table:table-cell>
          <table:table-cell office:value-type="string" calcext:value-type="string">
            <text:p>Fennikel er en hvid og lysegrøn knold, som er lagdelt ligesom løg. I udlandet har den sæson hele året, hvor i Danmark er sæsonen fra maj – november.</text:p>
            <text:p/>
            <text:p>Både stængel og knold er dejlig sprød, og de grønne lette blade anvendes oftest som pynt.</text:p>
            <text:p>Fennikel har en god, saftig, frisk og kraftig smag af anis, som passer ganske godt til svinekød, fjerkræ og fisk. Gerne med citron og muskat som krydderi.</text:p>
            <text:p/>
            <text:p>Fennikel klargøres ved at skære de yderste blade væk, hvis de er brune eller udtørrede. Det grønne drys klippes fra til pynt, og stokken fjernes.</text:p>
            <text:p>Derefter kan den skæres i halve, kvarte eller rives på et mandolinjern.</text:p>
            <text:p/>
            <text:p>Den er rig på både A-, B- og C-vitamin, kostfibre, mineraler og æteriske olier.</text:p>
            <text:p/>
            <text:p>Tips:</text:p>
            <text:p>Fennikel stammer oprindeligt fra Balkanhalvøen og er faktisk en af de ældst dyrkede grøntsager.</text:p>
          </table:table-cell>
          <table:table-cell office:value-type="string" calcext:value-type="string">
            <text:p>https://www.nemlig.com/fennikel-oeko-5011093</text:p>
          </table:table-cell>
        </table:table-row>
        <table:table-row table:style-name="ro3">
          <table:table-cell office:value-type="string" calcext:value-type="string">
            <text:p>Dagligvarer &gt; Slik og kiosk &gt; Slik &gt; Blandede slikposer &gt; Fruktilurer frugt og bær</text:p>
          </table:table-cell>
          <table:table-cell office:value-type="string" calcext:value-type="string">
            <text:p>Fruktilurer frugt og bær</text:p>
          </table:table-cell>
          <table:table-cell office:value-type="string" calcext:value-type="string">
            <text:p>120 g / Haribo</text:p>
          </table:table-cell>
          <table:table-cell/>
          <table:table-cell office:value-type="string" calcext:value-type="string">
            <text:p>19.95</text:p>
          </table:table-cell>
          <table:table-cell office:value-type="string" calcext:value-type="string">
            <text:p>.</text:p>
          </table:table-cell>
          <table:table-cell office:value-type="string" calcext:value-type="string">
            <text:p>Haribo</text:p>
          </table:table-cell>
          <table:table-cell office:value-type="string" calcext:value-type="string">
            <text:p>På farten, Snack</text:p>
          </table:table-cell>
          <table:table-cell table:number-columns-repeated="8"/>
          <table:table-cell office:value-type="string" calcext:value-type="string">
            <text:p>Slik, Vingummi</text:p>
          </table:table-cell>
          <table:table-cell office:value-type="string" calcext:value-type="string">
            <text:p>Fruktilurer frugt og bær</text:p>
            <text:p>Lækker blød frugtvingummi med et helt perfekt blødt bid, til dig der bare elsker blød vingummi, som ikke hænger fast i tænderne.</text:p>
          </table:table-cell>
          <table:table-cell office:value-type="string" calcext:value-type="string">
            <text:p>https://www.nemlig.com/fruktilurer-frugt-og-baer-5045284</text:p>
          </table:table-cell>
        </table:table-row>
        <table:table-row table:style-name="ro22">
          <table:table-cell office:value-type="string" calcext:value-type="string">
            <text:p>Dagligvarer &gt; Drikkevarer &gt; Ch. Guilhem smagekasse</text:p>
          </table:table-cell>
          <table:table-cell office:value-type="string" calcext:value-type="string">
            <text:p>Ch. Guilhem smagekasse</text:p>
          </table:table-cell>
          <table:table-cell office:value-type="string" calcext:value-type="string">
            <text:p>Frankrig / 6 x 0,75 l</text:p>
          </table:table-cell>
          <table:table-cell/>
          <table:table-cell office:value-type="string" calcext:value-type="string">
            <text:p>779.70</text:p>
          </table:table-cell>
          <table:table-cell office:value-type="string" calcext:value-type="string">
            <text:p>599.70</text:p>
          </table:table-cell>
          <table:table-cell table:number-columns-repeated="2"/>
          <table:table-cell office:value-type="string" calcext:value-type="string">
            <text:p>Kasse</text:p>
          </table:table-cell>
          <table:table-cell table:number-columns-repeated="2"/>
          <table:table-cell office:value-type="string" calcext:value-type="string">
            <text:p>Frankrig</text:p>
          </table:table-cell>
          <table:table-cell table:number-columns-repeated="4"/>
          <table:table-cell office:value-type="string" calcext:value-type="string">
            <text:p>Hvidvin, Rosévin, Rødvin, Smagekasse</text:p>
          </table:table-cell>
          <table:table-cell office:value-type="string" calcext:value-type="string">
            <text:p>Chateau Guilhem smagekasse</text:p>
            <text:p>Château Guilhem Pot de vin:</text:p>
            <text:p>Let og frugtrig vin lavet på merlot, druerne er relativt små fyldt med god syre, der også giver vinen et stref af lakrids.</text:p>
            <text:p/>
            <text:p>Château Guilhem Prestige rouge:</text:p>
            <text:p>Dyb “ruby” rød farve, integreret moden frugt og flot ballanceret vin med bløde tanniner og klassisk god smag.</text:p>
            <text:p/>
            <text:p>Fam. Guilhem Cuvèe Chardonnay:</text:p>
            <text:p>Denne vin kommer fra en mark der endnu ikke er certificeret økologisk men dyrkes efter nødagtig samme principper som øvrige marker i husets ejendom.</text:p>
            <text:p/>
            <text:p>Château Guilhem Pot de vin blanc:</text:p>
            <text:p>Let og meget smagsfuld vin lavet på Chardonnay. Let gylden farve og en overdådig velduftende vin af modne lyse frugter. Smagen er perfekt, tør og frisk god fylde og massere af frugt.</text:p>
            <text:p/>
            <text:p>Fam. Guilhem Pot de vin rosé</text:p>
            <text:p>Denne grå rosé er en frisk vin med noter af hindbær og jordbær.</text:p>
            <text:p/>
            <text:p>Domaine Guilhem N116 2019</text:p>
            <text:p>Skøn og meget imødekommende vin lavet på 100 % merlot. Flot mørk rød farve og nogle særligt imødekommende noter af rød frugt, blåbær, kirsebær. Frisk syre og med en behagelig blød moden frugt i smagen.</text:p>
          </table:table-cell>
          <table:table-cell office:value-type="string" calcext:value-type="string">
            <text:p>https://www.nemlig.com/ch-guilhem-smagekasse-5041465</text:p>
          </table:table-cell>
        </table:table-row>
        <table:table-row table:style-name="ro2">
          <table:table-cell office:value-type="string" calcext:value-type="string">
            <text:p>Dagligvarer &gt; Køl og mejeri &gt; Mejeri &gt; Ost &gt; Specialost &gt; Skimmelost &gt; Blåskimmelost</text:p>
          </table:table-cell>
          <table:table-cell office:value-type="string" calcext:value-type="string">
            <text:p>Blåskimmelost</text:p>
          </table:table-cell>
          <table:table-cell office:value-type="string" calcext:value-type="string">
            <text:p>150 g / Black / Castello</text:p>
          </table:table-cell>
          <table:table-cell office:value-type="string" calcext:value-type="string">
            <text:p>KØL</text:p>
          </table:table-cell>
          <table:table-cell office:value-type="string" calcext:value-type="string">
            <text:p>19.95</text:p>
          </table:table-cell>
          <table:table-cell office:value-type="string" calcext:value-type="string">
            <text:p>.</text:p>
          </table:table-cell>
          <table:table-cell office:value-type="string" calcext:value-type="string">
            <text:p>Castello</text:p>
          </table:table-cell>
          <table:table-cell office:value-type="string" calcext:value-type="string">
            <text:p>Brød, Frokost, Ostebord</text:p>
          </table:table-cell>
          <table:table-cell table:number-columns-repeated="4"/>
          <table:table-cell office:value-type="string" calcext:value-type="string">
            <text:p>KØL</text:p>
          </table:table-cell>
          <table:table-cell office:value-type="string" calcext:value-type="string">
            <text:p>Får, Ko</text:p>
          </table:table-cell>
          <table:table-cell table:number-columns-repeated="2"/>
          <table:table-cell office:value-type="string" calcext:value-type="string">
            <text:p>Blåskimmelost</text:p>
          </table:table-cell>
          <table:table-cell office:value-type="string" calcext:value-type="string">
            <text:p>Blåskimmelost med fåremælk</text:p>
            <text:p>Castello Black er en fyldig og delikat blåskimmelost med 10% dansk fåre- og 90% komælk. Inspirationen til at anvende en kombination af mælk stammer fra gamle dage i Danmark, hvor man anvendte de forskellige mælketyper, man havde tilgængelig på en gård eller mejeri samt fra Spanien, hvor man stadig ofte fremstiller oste af forskellige mælketyper, hvilket tilfører osten en mere kompleks smag.</text:p>
            <text:p/>
            <text:p>Den unikke sammensætning giver osten en fyldig og let blomsteragtig smag med en sødlig og elegant eftersmag. Den unikke blå/sorte skimmel på skorpen og i ostens indre giver osten en intens aroma med et strejf af søde blomsternoter.</text:p>
            <text:p/>
            <text:p>Castello Black kan serveres sammen med friskbagt italiensk stenovnsbrød, marmelade med græskar, appelsin og ingefær, kvædemarmelade og frisk frugt, eksempelvis røde druer. Osten passer godt til rødt kød og kan tilsættes til saucer for at opnå en dejlig blød og rund smag. Nyd den med en kraftig rødvin såsom Cabernet Sauvignon eller en sent høstet dessertvin.</text:p>
          </table:table-cell>
          <table:table-cell office:value-type="string" calcext:value-type="string">
            <text:p>https://www.nemlig.com/blaaskimmelost-5001331</text:p>
          </table:table-cell>
        </table:table-row>
        <table:table-row table:style-name="ro7">
          <table:table-cell office:value-type="string" calcext:value-type="string">
            <text:p>Dagligvarer &gt; Køl og mejeri &gt; Pålæg &gt; Pålæg i skiver &gt; Kylling og fjerkræspålæg &gt; Kyllingebryst</text:p>
          </table:table-cell>
          <table:table-cell office:value-type="string" calcext:value-type="string">
            <text:p>Kyllingebryst</text:p>
          </table:table-cell>
          <table:table-cell office:value-type="string" calcext:value-type="string">
            <text:p>90 g / m. groft peber / Tulip - Pålækker</text:p>
          </table:table-cell>
          <table:table-cell office:value-type="string" calcext:value-type="string">
            <text:p>KØL,Nøglehulsmærket</text:p>
          </table:table-cell>
          <table:table-cell office:value-type="string" calcext:value-type="string">
            <text:p>16.50</text:p>
          </table:table-cell>
          <table:table-cell office:value-type="string" calcext:value-type="string">
            <text:p>.</text:p>
          </table:table-cell>
          <table:table-cell office:value-type="string" calcext:value-type="string">
            <text:p>Tulip - Pålækker</text:p>
          </table:table-cell>
          <table:table-cell office:value-type="string" calcext:value-type="string">
            <text:p>Frokost</text:p>
          </table:table-cell>
          <table:table-cell table:number-columns-repeated="4"/>
          <table:table-cell office:value-type="string" calcext:value-type="string">
            <text:p>KØL, Nøglehulsmærket</text:p>
          </table:table-cell>
          <table:table-cell office:value-type="string" calcext:value-type="string">
            <text:p>Kylling</text:p>
          </table:table-cell>
          <table:table-cell table:number-columns-repeated="2"/>
          <table:table-cell office:value-type="string" calcext:value-type="string">
            <text:p>Kødpålæg, Pålæg</text:p>
          </table:table-cell>
          <table:table-cell office:value-type="string" calcext:value-type="string">
            <text:p>Kyllingefilet, sammensat af stykker af kød</text:p>
            <text:p>Til Tulip Pålækker kyllingefilet bruges udelukkende kyllingefilet af bedste kvalitet, som koges i flere trin. Under kogningen udvikler kødet sine fine smagsnuancer. Tulip slutter af med at rulle kyllingefileten i en specielt udvalgt peberblanding.</text:p>
            <text:p/>
            <text:p>Som altid skærer Tulip Pålækker i ekstra tykke skiver – naturligvis uden fosfat og andre unødvendige tilsætningsstoffer.</text:p>
          </table:table-cell>
          <table:table-cell office:value-type="string" calcext:value-type="string">
            <text:p>https://www.nemlig.com/kyllingebryst-5008343</text:p>
          </table:table-cell>
        </table:table-row>
        <table:table-row table:style-name="ro9">
          <table:table-cell office:value-type="string" calcext:value-type="string">
            <text:p>Dagligvarer &gt; Baby, børn og legetøj &gt; Babymad og modermælkserstatning &gt; Spisetid for de små &gt; Flaske m. drikketud (pink)</text:p>
          </table:table-cell>
          <table:table-cell office:value-type="string" calcext:value-type="string">
            <text:p>Flaske m. drikketud (pink)</text:p>
          </table:table-cell>
          <table:table-cell office:value-type="string" calcext:value-type="string">
            <text:p>1 stk. / 0,22 l / MAM</text:p>
          </table:table-cell>
          <table:table-cell/>
          <table:table-cell office:value-type="string" calcext:value-type="string">
            <text:p>79.95</text:p>
          </table:table-cell>
          <table:table-cell office:value-type="string" calcext:value-type="string">
            <text:p>.</text:p>
          </table:table-cell>
          <table:table-cell office:value-type="string" calcext:value-type="string">
            <text:p>MAM</text:p>
          </table:table-cell>
          <table:table-cell office:value-type="string" calcext:value-type="string">
            <text:p>Børn</text:p>
          </table:table-cell>
          <table:table-cell/>
          <table:table-cell office:value-type="string" calcext:value-type="string">
            <text:p>Lyserød</text:p>
          </table:table-cell>
          <table:table-cell table:number-columns-repeated="6"/>
          <table:table-cell office:value-type="string" calcext:value-type="string">
            <text:p>Babytilbehør</text:p>
          </table:table-cell>
          <table:table-cell office:value-type="string" calcext:value-type="string">
            <text:p>Flaske med blød drikketud og håndtag</text:p>
            <text:p>Nemt for det lille barn at gribe fat i. Lækagesikkert låg, der også kan anvendes som måleske.</text:p>
            <text:p>MAM Trainer gør overgangen fra flaske til kop nemmere. Drikketuden er spildsikker og helt i silikone – perfekt, når man skal have flasken med sig.</text:p>
          </table:table-cell>
          <table:table-cell office:value-type="string" calcext:value-type="string">
            <text:p>https://www.nemlig.com/flaske-m-drikketud-pink-5030284</text:p>
          </table:table-cell>
        </table:table-row>
        <table:table-row table:style-name="ro7">
          <table:table-cell office:value-type="string" calcext:value-type="string">
            <text:p>Dagligvarer &gt; Frost &gt; Supper og nem mad &gt; Færdigretter &gt; Marokkansk fairdigret øko.</text:p>
          </table:table-cell>
          <table:table-cell office:value-type="string" calcext:value-type="string">
            <text:p>Marokkansk fairdigret øko.</text:p>
          </table:table-cell>
          <table:table-cell office:value-type="string" calcext:value-type="string">
            <text:p>360 g / frost / Fairdig</text:p>
          </table:table-cell>
          <table:table-cell office:value-type="string" calcext:value-type="string">
            <text:p>Frost,Øko (dansk),Øko (europæisk)</text:p>
          </table:table-cell>
          <table:table-cell office:value-type="string" calcext:value-type="string">
            <text:p>49.95</text:p>
          </table:table-cell>
          <table:table-cell office:value-type="string" calcext:value-type="string">
            <text:p>.</text:p>
          </table:table-cell>
          <table:table-cell office:value-type="string" calcext:value-type="string">
            <text:p>Fairdig</text:p>
          </table:table-cell>
          <table:table-cell office:value-type="string" calcext:value-type="string">
            <text:p>Aftensmad, Vegetar</text:p>
          </table:table-cell>
          <table:table-cell table:number-columns-repeated="4"/>
          <table:table-cell office:value-type="string" calcext:value-type="string">
            <text:p>Frost, Vegansk, Øko (dansk), Øko (europæisk)</text:p>
          </table:table-cell>
          <table:table-cell table:number-columns-repeated="3"/>
          <table:table-cell office:value-type="string" calcext:value-type="string">
            <text:p>Convenience, Færdigret</text:p>
          </table:table-cell>
          <table:table-cell office:value-type="string" calcext:value-type="string">
            <text:p>Marokkansk gryderet</text:p>
            <text:p>Plantebaseret økologisk Marokkansk fairdigret med bulgur. Marokkansk fairdigret er en marokkansk inspireret plantebaseret gryderet med kikærter, bulgur, grøntsager og strejf af citron. Retten er krydret med Fairdigs egen udgave af det marokkanske krydderi ras el hanout og har en god varme fra cayennepeber. Rettens søde dadler kompletterer de syrlige citroner, mens de ristede boghvedekerner bidrager med en mild nøddeagtig smag, og de sprøde grøntsager giver et sanseligt farvespil.</text:p>
            <text:p/>
            <text:p>Retten er et komplet måltid til én person, og så følger den naturligvis det grundlæggende princip, der gælder alle Fairdigs færdigretter: Den er uden tilsætningsstoffer, økologisk, klimavenlig og 100 % plantebaseret. Den marokkanske fairdigret er et godt bud på en lækker og nem plantebaseret middag.</text:p>
          </table:table-cell>
          <table:table-cell office:value-type="string" calcext:value-type="string">
            <text:p>https://www.nemlig.com/marokkansk-fairdigret-oeko-5038093</text:p>
          </table:table-cell>
        </table:table-row>
        <table:table-row table:style-name="ro9">
          <table:table-cell office:value-type="string" calcext:value-type="string">
            <text:p>Dagligvarer &gt; Brød, kiks og kager &gt; Knækbrød &gt; Knækbrød frukost</text:p>
          </table:table-cell>
          <table:table-cell office:value-type="string" calcext:value-type="string">
            <text:p>Knækbrød frukost</text:p>
          </table:table-cell>
          <table:table-cell office:value-type="string" calcext:value-type="string">
            <text:p>480 g / Wasa</text:p>
          </table:table-cell>
          <table:table-cell/>
          <table:table-cell office:value-type="string" calcext:value-type="string">
            <text:p>24.95</text:p>
          </table:table-cell>
          <table:table-cell office:value-type="string" calcext:value-type="string">
            <text:p>.</text:p>
          </table:table-cell>
          <table:table-cell office:value-type="string" calcext:value-type="string">
            <text:p>Wasa</text:p>
          </table:table-cell>
          <table:table-cell table:number-columns-repeated="5"/>
          <table:table-cell office:value-type="string" calcext:value-type="string">
            <text:p>Discount</text:p>
          </table:table-cell>
          <table:table-cell table:number-columns-repeated="3"/>
          <table:table-cell office:value-type="string" calcext:value-type="string">
            <text:p>Knækbrød</text:p>
          </table:table-cell>
          <table:table-cell office:value-type="string" calcext:value-type="string">
            <text:p>Opdag Wasa Frukost, vores milde og delikate knækbrød bagt på hvedemel og toppet med dejlige gyldenristede birkes. Som navnet indikerer, er det perfekt til en sprød og god start på dagen for hele familien.</text:p>
            <text:p/>
            <text:p>Forslag: Wasa frukost med ost, røde cocktailtomaer og purløg</text:p>
          </table:table-cell>
          <table:table-cell office:value-type="string" calcext:value-type="string">
            <text:p>https://www.nemlig.com/knaekbroed-frukost-102340</text:p>
          </table:table-cell>
        </table:table-row>
        <table:table-row table:style-name="ro3">
          <table:table-cell office:value-type="string" calcext:value-type="string">
            <text:p>Dagligvarer &gt; Husholdning og bolig &gt; Køkkenudstyr &gt; Køkkenredskaber &gt; Skrællekniv</text:p>
          </table:table-cell>
          <table:table-cell office:value-type="string" calcext:value-type="string">
            <text:p>Skrællekniv</text:p>
          </table:table-cell>
          <table:table-cell office:value-type="string" calcext:value-type="string">
            <text:p>1 stk. / Fiskars</text:p>
          </table:table-cell>
          <table:table-cell/>
          <table:table-cell office:value-type="string" calcext:value-type="string">
            <text:p>49.95</text:p>
          </table:table-cell>
          <table:table-cell office:value-type="string" calcext:value-type="string">
            <text:p>.</text:p>
          </table:table-cell>
          <table:table-cell office:value-type="string" calcext:value-type="string">
            <text:p>Fiskars</text:p>
          </table:table-cell>
          <table:table-cell table:number-columns-repeated="9"/>
          <table:table-cell office:value-type="string" calcext:value-type="string">
            <text:p>Køkkenudstyr, Skrællekniv</text:p>
          </table:table-cell>
          <table:table-cell office:value-type="string" calcext:value-type="string">
            <text:p>Fiskars KitchenSmart skrællekniv</text:p>
            <text:p>Til skrælning af kartofler og gulerødder m.m.</text:p>
          </table:table-cell>
          <table:table-cell office:value-type="string" calcext:value-type="string">
            <text:p>https://www.nemlig.com/skraellekniv-5020479</text:p>
          </table:table-cell>
        </table:table-row>
        <table:table-row table:style-name="ro10">
          <table:table-cell office:value-type="string" calcext:value-type="string">
            <text:p>Dagligvarer &gt; Emilio Hidalgo Manzanilla</text:p>
          </table:table-cell>
          <table:table-cell office:value-type="string" calcext:value-type="string">
            <text:p>Emilio Hidalgo Manzanilla</text:p>
          </table:table-cell>
          <table:table-cell office:value-type="string" calcext:value-type="string">
            <text:p>Spanien / Jerez / 0,75 l / sherry</text:p>
          </table:table-cell>
          <table:table-cell/>
          <table:table-cell office:value-type="string" calcext:value-type="string">
            <text:p>79.95</text:p>
          </table:table-cell>
          <table:table-cell office:value-type="string" calcext:value-type="string">
            <text:p>.</text:p>
          </table:table-cell>
          <table:table-cell/>
          <table:table-cell office:value-type="string" calcext:value-type="string">
            <text:p>Aperitif, Tapas</text:p>
          </table:table-cell>
          <table:table-cell table:number-columns-repeated="3"/>
          <table:table-cell office:value-type="string" calcext:value-type="string">
            <text:p>Spanien</text:p>
          </table:table-cell>
          <table:table-cell table:number-columns-repeated="4"/>
          <table:table-cell office:value-type="string" calcext:value-type="string">
            <text:p>Dessertvin, Hedvin, Sherry</text:p>
          </table:table-cell>
          <table:table-cell office:value-type="string" calcext:value-type="string">
            <text:p>Emilio Hidalgo Manzanilla</text:p>
            <text:p/>
            <text:p>Her får du en ung, lys og florpræget sherry. Den er fremstillet af Palomino druer fra de kystnære vinmarker omkring Sanlucar og El Puerto de Santa Maria. Ligesom sit alter-ego "Fino-sherry", er den frugtrig, og besidder samme karakteristika med havsalt og nødde-aromaer, med et strejf af hvide champignon. Den har en forholsvis lav alkoholprocent for sherry på 15%. Sherry ligger med alkoholprocenter mellem 14-20%. Det er en hedvin, der kun laves i det sydlige Spanien.</text:p>
            <text:p/>
            <text:p>Bodegas Emilio Hidalgo er et af de få tilbageværende familieejede huse med en historie, der strækker sig tilbage til anden halvdel af 18-tallet og med en lang tradition for håndlavede og beskedne mængder af top-sherryer. Nogle af soleraerne tilbage fra grundlæggelsen er den dag i dag stadig i brug. 5. generation af Hidalgo-familien driver i dag familievirksomheden.</text:p>
            <text:p>Bodegaen ligger i den gamle del af Jeréz de la Frontera, hvor det indvendige fungerer som lager men lige så godt kunne være et museum. Her hviler utallige gamle fade med Hidalgos sherryer, der repræsenterer både familieopsparingen og vinhistorie.</text:p>
            <text:p>Bodegas Emilio Hidalgo mestrer alle sherry-typer fra de knastørre, dugfriske finoer, over de tørre, oxidative og vellagrede oloroser og amontilladoer til de gamle, tyktflydende pedro ximénez-fade med sød eliksir. Selv basistyperne er karakterfulde klassevine af uhørt høj kvalitet med høj gennemsnitsalder.</text:p>
            <text:p>Efterhånden som man bevæger sig op i alder og pris, finder man sjældne referencevine, produceret i mikroskopiske oplag; sherryer der tilhører den absolutte top inden for de respektive kategorier.</text:p>
            <text:p/>
            <text:p>Inspiration fra din sommelier</text:p>
            <text:p>Den skal nydes, når den er frisk og sprød. Den kan nydes solo som aperitif eller til gazpacho og tapas-kombinationer.</text:p>
          </table:table-cell>
          <table:table-cell office:value-type="string" calcext:value-type="string">
            <text:p>https://www.nemlig.com/emilio-hidalgo-manzanilla-5015384</text:p>
          </table:table-cell>
        </table:table-row>
        <table:table-row table:style-name="ro1">
          <table:table-cell office:value-type="string" calcext:value-type="string">
            <text:p>Dagligvarer &gt; Brød, kiks og kager &gt; Kiks &gt; Chokoladekiks &gt; Oreo kiks m. creme</text:p>
          </table:table-cell>
          <table:table-cell office:value-type="string" calcext:value-type="string">
            <text:p>Oreo kiks m. creme</text:p>
          </table:table-cell>
          <table:table-cell office:value-type="string" calcext:value-type="string">
            <text:p>154 g / Oreo</text:p>
          </table:table-cell>
          <table:table-cell/>
          <table:table-cell office:value-type="string" calcext:value-type="string">
            <text:p>16.50</text:p>
          </table:table-cell>
          <table:table-cell office:value-type="string" calcext:value-type="string">
            <text:p>.</text:p>
          </table:table-cell>
          <table:table-cell office:value-type="string" calcext:value-type="string">
            <text:p>Oreo</text:p>
          </table:table-cell>
          <table:table-cell table:number-columns-repeated="5"/>
          <table:table-cell office:value-type="string" calcext:value-type="string">
            <text:p>Discount</text:p>
          </table:table-cell>
          <table:table-cell table:number-columns-repeated="3"/>
          <table:table-cell office:value-type="string" calcext:value-type="string">
            <text:p>Kiks</text:p>
          </table:table-cell>
          <table:table-cell office:value-type="string" calcext:value-type="string">
            <text:p>Chokoladekiks med cremefyld (29%).</text:p>
          </table:table-cell>
          <table:table-cell office:value-type="string" calcext:value-type="string">
            <text:p>https://www.nemlig.com/oreo-kiks-m-creme-5004148</text:p>
          </table:table-cell>
        </table:table-row>
        <table:table-row table:style-name="ro3">
          <table:table-cell office:value-type="string" calcext:value-type="string">
            <text:p>Dagligvarer &gt; Køl og mejeri &gt; Pålæg &gt; Pålæg i skiver &gt; Skinke og hamburgerryg &gt; Pålæg 3 lag</text:p>
          </table:table-cell>
          <table:table-cell office:value-type="string" calcext:value-type="string">
            <text:p>Pålæg 3 lag</text:p>
          </table:table-cell>
          <table:table-cell office:value-type="string" calcext:value-type="string">
            <text:p>150 g / hjemmelavet / Centerslagteren</text:p>
          </table:table-cell>
          <table:table-cell office:value-type="string" calcext:value-type="string">
            <text:p>KØL</text:p>
          </table:table-cell>
          <table:table-cell office:value-type="string" calcext:value-type="string">
            <text:p>54.95</text:p>
          </table:table-cell>
          <table:table-cell office:value-type="string" calcext:value-type="string">
            <text:p>.</text:p>
          </table:table-cell>
          <table:table-cell office:value-type="string" calcext:value-type="string">
            <text:p>Centerslagteren</text:p>
          </table:table-cell>
          <table:table-cell office:value-type="string" calcext:value-type="string">
            <text:p>Brunch, Frokost, Madpakke</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Kødpålæg, Pålæg, Spegepølse</text:p>
          </table:table-cell>
          <table:table-cell office:value-type="string" calcext:value-type="string">
            <text:p>Pålæg</text:p>
            <text:p>Slagterens hjemmelavede produkter, er nøje udvalgte kødstykker, som er forarbejdet i hånden efter gammelt håndværk til et fantastisk slutresultat. Rullepølse, spegepølse og hamburgerryg.</text:p>
          </table:table-cell>
          <table:table-cell office:value-type="string" calcext:value-type="string">
            <text:p>https://www.nemlig.com/paalaeg-3-lag-5502289</text:p>
          </table:table-cell>
        </table:table-row>
        <table:table-row table:style-name="ro8">
          <table:table-cell office:value-type="string" calcext:value-type="string">
            <text:p>Dagligvarer &gt; Slik og kiosk &gt; Ugeblade, magasiner og kryds &amp; tværs &gt; Gastro</text:p>
          </table:table-cell>
          <table:table-cell office:value-type="string" calcext:value-type="string">
            <text:p>Gastro</text:p>
          </table:table-cell>
          <table:table-cell office:value-type="string" calcext:value-type="string">
            <text:p>1 stk. / udkommer 10 gange årligt</text:p>
          </table:table-cell>
          <table:table-cell/>
          <table:table-cell office:value-type="string" calcext:value-type="string">
            <text:p>84.95</text:p>
          </table:table-cell>
          <table:table-cell office:value-type="string" calcext:value-type="string">
            <text:p>.</text:p>
          </table:table-cell>
          <table:table-cell office:value-type="string" calcext:value-type="string">
            <text:p>Gastro</text:p>
          </table:table-cell>
          <table:table-cell table:number-columns-repeated="9"/>
          <table:table-cell office:value-type="string" calcext:value-type="string">
            <text:p>Magasin</text:p>
          </table:table-cell>
          <table:table-cell office:value-type="string" calcext:value-type="string">
            <text:p>Gastro magasin</text:p>
            <text:p>Med Gastro deler vi vores passion for mad, vin og grej og giver dig anmeldelser og aktuelle artikler. Vi tager dig bogstaveligt talt med på en rejse ind i det gode liv.</text:p>
            <text:p/>
            <text:p>I 2020 udkommer Gastro:</text:p>
            <text:p>6. februar</text:p>
            <text:p>5. marts</text:p>
            <text:p>2. april</text:p>
            <text:p>6. maj</text:p>
            <text:p>3. juni</text:p>
            <text:p>6. august</text:p>
            <text:p>3. september</text:p>
            <text:p>1. oktober</text:p>
            <text:p>5. november</text:p>
            <text:p>3. december</text:p>
          </table:table-cell>
          <table:table-cell office:value-type="string" calcext:value-type="string">
            <text:p>https://www.nemlig.com/gastro-5034444</text:p>
          </table:table-cell>
        </table:table-row>
        <table:table-row table:style-name="ro3">
          <table:table-cell office:value-type="string" calcext:value-type="string">
            <text:p>Dagligvarer &gt; Frost &gt; Is &gt; Is i bægre og bøtter &gt; Hindbær sorbet øko.</text:p>
          </table:table-cell>
          <table:table-cell office:value-type="string" calcext:value-type="string">
            <text:p>Hindbær sorbet øko.</text:p>
          </table:table-cell>
          <table:table-cell office:value-type="string" calcext:value-type="string">
            <text:p>0,50 l / frost / Jacob &amp; Jakob Icecream</text:p>
          </table:table-cell>
          <table:table-cell office:value-type="string" calcext:value-type="string">
            <text:p>Frost,Øko (dansk)</text:p>
          </table:table-cell>
          <table:table-cell office:value-type="string" calcext:value-type="string">
            <text:p>55.00</text:p>
          </table:table-cell>
          <table:table-cell office:value-type="string" calcext:value-type="string">
            <text:p>.</text:p>
          </table:table-cell>
          <table:table-cell office:value-type="string" calcext:value-type="string">
            <text:p>Jacob &amp; Jakob Icecream</text:p>
          </table:table-cell>
          <table:table-cell office:value-type="string" calcext:value-type="string">
            <text:p>Dessert</text:p>
          </table:table-cell>
          <table:table-cell table:number-columns-repeated="4"/>
          <table:table-cell office:value-type="string" calcext:value-type="string">
            <text:p>Frost, Øko (dansk)</text:p>
          </table:table-cell>
          <table:table-cell table:number-columns-repeated="3"/>
          <table:table-cell office:value-type="string" calcext:value-type="string">
            <text:p>Is</text:p>
          </table:table-cell>
          <table:table-cell office:value-type="string" calcext:value-type="string">
            <text:p>Hindbær sorbet</text:p>
            <text:p>Man er ikke i tvivl om at den økologiske hindbærsorbet fra Jacob &amp; Jakob Icecream, smager af ægte hindbær grundet det høje indhold af hindbær.</text:p>
          </table:table-cell>
          <table:table-cell office:value-type="string" calcext:value-type="string">
            <text:p>https://www.nemlig.com/hindbaer-sorbet-oeko-5040428</text:p>
          </table:table-cell>
        </table:table-row>
        <table:table-row table:style-name="ro3">
          <table:table-cell office:value-type="string" calcext:value-type="string">
            <text:p>Dagligvarer &gt; Pleje og skønhed &gt; Toiletartikler &gt; Lommetørklæder &gt; Lommeletter</text:p>
          </table:table-cell>
          <table:table-cell office:value-type="string" calcext:value-type="string">
            <text:p>Lommeletter</text:p>
          </table:table-cell>
          <table:table-cell office:value-type="string" calcext:value-type="string">
            <text:p>10 pk. / 10 stk. pr. pk. / First Price</text:p>
          </table:table-cell>
          <table:table-cell office:value-type="string" calcext:value-type="string">
            <text:p>Svanemærket</text:p>
          </table:table-cell>
          <table:table-cell office:value-type="string" calcext:value-type="string">
            <text:p>8.00</text:p>
          </table:table-cell>
          <table:table-cell office:value-type="string" calcext:value-type="string">
            <text:p>.</text:p>
          </table:table-cell>
          <table:table-cell office:value-type="string" calcext:value-type="string">
            <text:p>First Price</text:p>
          </table:table-cell>
          <table:table-cell table:number-columns-repeated="5"/>
          <table:table-cell office:value-type="string" calcext:value-type="string">
            <text:p>Discount, Svanemærket</text:p>
          </table:table-cell>
          <table:table-cell table:number-columns-repeated="3"/>
          <table:table-cell office:value-type="string" calcext:value-type="string">
            <text:p>Lommetørklæder</text:p>
          </table:table-cell>
          <table:table-cell office:value-type="string" calcext:value-type="string">
            <text:p>Lommeletter</text:p>
            <text:p>Bløde 3-lags lommeletter.</text:p>
          </table:table-cell>
          <table:table-cell office:value-type="string" calcext:value-type="string">
            <text:p>https://www.nemlig.com/lommeletter-110003</text:p>
          </table:table-cell>
        </table:table-row>
        <table:table-row table:style-name="ro2">
          <table:table-cell office:value-type="string" calcext:value-type="string">
            <text:p>Dagligvarer &gt; Kolonial &gt; Bagning &gt; Mel &gt; Hvede-, spelt- og durummel &gt; Sigtet speltmel</text:p>
          </table:table-cell>
          <table:table-cell office:value-type="string" calcext:value-type="string">
            <text:p>Sigtet speltmel</text:p>
          </table:table-cell>
          <table:table-cell office:value-type="string" calcext:value-type="string">
            <text:p>1 kg / Amo</text:p>
          </table:table-cell>
          <table:table-cell/>
          <table:table-cell office:value-type="string" calcext:value-type="string">
            <text:p>25.95</text:p>
          </table:table-cell>
          <table:table-cell office:value-type="string" calcext:value-type="string">
            <text:p>.</text:p>
          </table:table-cell>
          <table:table-cell office:value-type="string" calcext:value-type="string">
            <text:p>Amo</text:p>
          </table:table-cell>
          <table:table-cell table:number-columns-repeated="9"/>
          <table:table-cell office:value-type="string" calcext:value-type="string">
            <text:p>Mel</text:p>
          </table:table-cell>
          <table:table-cell office:value-type="string" calcext:value-type="string">
            <text:p>Sigtet speltmel</text:p>
            <text:p>Mel til bagning af lyse brød</text:p>
            <text:p>Amo Sigtet Speltmel er velegnet til bagning af lyse italienske brød, madbrød og franskbrød.</text:p>
            <text:p/>
            <text:p>Spelt er kendetegnet ved en nøddeagtig smag og en god aroma.</text:p>
            <text:p>Det færdige brød har en karakteristisk gylden farve.</text:p>
          </table:table-cell>
          <table:table-cell office:value-type="string" calcext:value-type="string">
            <text:p>https://www.nemlig.com/sigtet-speltmel-5004408</text:p>
          </table:table-cell>
        </table:table-row>
        <table:table-row table:style-name="ro12">
          <table:table-cell office:value-type="string" calcext:value-type="string">
            <text:p>Dagligvarer &gt; Køl og mejeri &gt; Pålæg &gt; Pålæg i skiver &gt; Pålægspølser i skiver &gt; Rullepølse (røget)</text:p>
          </table:table-cell>
          <table:table-cell office:value-type="string" calcext:value-type="string">
            <text:p>Rullepølse (røget)</text:p>
          </table:table-cell>
          <table:table-cell office:value-type="string" calcext:value-type="string">
            <text:p>70 g / 3-Stjernet</text:p>
          </table:table-cell>
          <table:table-cell office:value-type="string" calcext:value-type="string">
            <text:p>KØL</text:p>
          </table:table-cell>
          <table:table-cell office:value-type="string" calcext:value-type="string">
            <text:p>19.95</text:p>
          </table:table-cell>
          <table:table-cell office:value-type="string" calcext:value-type="string">
            <text:p>.</text:p>
          </table:table-cell>
          <table:table-cell office:value-type="string" calcext:value-type="string">
            <text:p>3-Stjernet</text:p>
          </table:table-cell>
          <table:table-cell office:value-type="string" calcext:value-type="string">
            <text:p>Frokost, Madpakke</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Pålæg, Pålægspølse</text:p>
          </table:table-cell>
          <table:table-cell office:value-type="string" calcext:value-type="string">
            <text:p>Røget Rullepølse</text:p>
            <text:p>Frokost Favorit, Røget Rullepølse:</text:p>
            <text:p>Røget Rullepølse er et velsmagende og meget mørt stykke pålæg delikat krydret med peber, koriander og allehånde, røget over bøgeflis.</text:p>
            <text:p/>
            <text:p>Frokost Favoritter er en pålægsserie, som leveres i en smart og brugervenlig emballage, der er nem at åbne og har en tape-strip, der sikrer god genluksfunktion. pålægget forbliver frisk i den smarte emballege og har en praktisk serveringsbakke, som kan anvendes direkte på frokostbordet. Serveringsbakken gør det nemt at komme til pålægget fra første til sidste skive.</text:p>
          </table:table-cell>
          <table:table-cell office:value-type="string" calcext:value-type="string">
            <text:p>https://www.nemlig.com/rullepoelse-roeget-5015247</text:p>
          </table:table-cell>
        </table:table-row>
        <table:table-row table:style-name="ro3">
          <table:table-cell office:value-type="string" calcext:value-type="string">
            <text:p>Dagligvarer &gt; Pleje og skønhed &gt; Toiletartikler &gt; Lommetørklæder &gt; Kleenex balsam</text:p>
          </table:table-cell>
          <table:table-cell office:value-type="string" calcext:value-type="string">
            <text:p>Kleenex balsam</text:p>
          </table:table-cell>
          <table:table-cell office:value-type="string" calcext:value-type="string">
            <text:p>8 pk. / lommeletter / Kleenex</text:p>
          </table:table-cell>
          <table:table-cell/>
          <table:table-cell office:value-type="string" calcext:value-type="string">
            <text:p>18.95</text:p>
          </table:table-cell>
          <table:table-cell office:value-type="string" calcext:value-type="string">
            <text:p>.</text:p>
          </table:table-cell>
          <table:table-cell office:value-type="string" calcext:value-type="string">
            <text:p>Kleenex</text:p>
          </table:table-cell>
          <table:table-cell table:number-columns-repeated="5"/>
          <table:table-cell office:value-type="string" calcext:value-type="string">
            <text:p>Discount, FSC-mærket</text:p>
          </table:table-cell>
          <table:table-cell table:number-columns-repeated="3"/>
          <table:table-cell office:value-type="string" calcext:value-type="string">
            <text:p>Toiletartikler</text:p>
          </table:table-cell>
          <table:table-cell office:value-type="string" calcext:value-type="string">
            <text:p>Kleenex Balsam 8 pak</text:p>
            <text:p>Kleenex Balsam er de bløde, skånsomme lommetørklæder, der skåner næsen ved forkølelse og hyppig næsepudsning. Med morgenfrue, aloe vera og E-vitamin, der sammen genopbygger den sarte hud. 8 lommepakker til tasken eller jakkelommen.</text:p>
          </table:table-cell>
          <table:table-cell office:value-type="string" calcext:value-type="string">
            <text:p>https://www.nemlig.com/kleenex-balsam-5502184</text:p>
          </table:table-cell>
        </table:table-row>
        <table:table-row table:style-name="ro6">
          <table:table-cell office:value-type="string" calcext:value-type="string">
            <text:p>Dagligvarer &gt; Frugt og grønt &gt; Frugt &gt; Citrusfrugter &gt; Clementiner i kasse</text:p>
          </table:table-cell>
          <table:table-cell office:value-type="string" calcext:value-type="string">
            <text:p>Clementiner i kasse</text:p>
          </table:table-cell>
          <table:table-cell office:value-type="string" calcext:value-type="string">
            <text:p>2,3 kg / Spanien / Klasse 1 / Overfladebehandlet</text:p>
          </table:table-cell>
          <table:table-cell/>
          <table:table-cell office:value-type="string" calcext:value-type="string">
            <text:p>40.00</text:p>
          </table:table-cell>
          <table:table-cell office:value-type="string" calcext:value-type="string">
            <text:p>.</text:p>
          </table:table-cell>
          <table:table-cell/>
          <table:table-cell office:value-type="string" calcext:value-type="string">
            <text:p>Frokost, Jul, Madpakke, Salat, Snack, Tilbehør</text:p>
          </table:table-cell>
          <table:table-cell office:value-type="string" calcext:value-type="string">
            <text:p>Kasse</text:p>
          </table:table-cell>
          <table:table-cell office:value-type="string" calcext:value-type="string">
            <text:p>Orange</text:p>
          </table:table-cell>
          <table:table-cell office:value-type="string" calcext:value-type="string">
            <text:p>Klasse 1</text:p>
          </table:table-cell>
          <table:table-cell/>
          <table:table-cell office:value-type="string" calcext:value-type="string">
            <text:p>Nyhed</text:p>
          </table:table-cell>
          <table:table-cell office:value-type="string" calcext:value-type="string">
            <text:p>Spanien</text:p>
          </table:table-cell>
          <table:table-cell office:value-type="string" calcext:value-type="string">
            <text:p>Clemenules</text:p>
          </table:table-cell>
          <table:table-cell/>
          <table:table-cell office:value-type="string" calcext:value-type="string">
            <text:p>Clementin</text:p>
          </table:table-cell>
          <table:table-cell office:value-type="string" calcext:value-type="string">
            <text:p>Clementinen blev oprindeligt fremavlet af den franske præst Père Clément omkring år 1900.</text:p>
            <text:p/>
            <text:p>Clementinen er en hybrid mellem en appelsin og en mandarin. Den danner små og saftige citrusfrugter med en syrlig og sød smag.</text:p>
            <text:p/>
            <text:p>Clementinen indeholder, i modsætning til mandarinen, ingen kerner. Dog findes der forskellige sorter af frugten, hvor nogle af dem indeholder kerner. Derudover er det et levende produkt, så man kan aldrig vide sig 100 % sikker på, om frugten er kernefri eller ej.</text:p>
            <text:p/>
            <text:p>De fleste kender måske clementinen fra julehøjtiden. Det er en frugt som mange venter på, og som man i den grad ser frem til lander i butikkerne.</text:p>
            <text:p/>
            <text:p>Den kan spises rå, ligesom andre frugter, hvis blot man lige skraller den først. Derudover er clementinen fantastisk at komme i julesalater, da dens friske syrlige smag kan give et friskt pust til den tunge julemad.</text:p>
            <text:p/>
            <text:p>Tips:</text:p>
            <text:p>Clementinen er i sæson fra slut september til start april, så det er med at nyde den dejlige smag så længe man kan.</text:p>
            <text:p/>
            <text:p>OBS:</text:p>
            <text:p>Som udgangspunkt er vores clementiner uden sten, men det kan dog forekomme, at der er sten i enkelte frugter.</text:p>
          </table:table-cell>
          <table:table-cell office:value-type="string" calcext:value-type="string">
            <text:p>https://www.nemlig.com/clementiner-i-kasse-5013416</text:p>
          </table:table-cell>
        </table:table-row>
        <table:table-row table:style-name="ro7">
          <table:table-cell office:value-type="string" calcext:value-type="string">
            <text:p>Dagligvarer &gt; Køl og mejeri &gt; Mejeri &gt; Yoghurt og syrnet &gt; Creme fraiche og kvark &gt; Fraiche 9% øko.</text:p>
          </table:table-cell>
          <table:table-cell office:value-type="string" calcext:value-type="string">
            <text:p>Fraiche 9% øko.</text:p>
          </table:table-cell>
          <table:table-cell office:value-type="string" calcext:value-type="string">
            <text:p>450 g / Karolines køkken</text:p>
          </table:table-cell>
          <table:table-cell office:value-type="string" calcext:value-type="string">
            <text:p>KØL,Øko (dansk)</text:p>
          </table:table-cell>
          <table:table-cell office:value-type="string" calcext:value-type="string">
            <text:p>18.95</text:p>
          </table:table-cell>
          <table:table-cell office:value-type="string" calcext:value-type="string">
            <text:p>.</text:p>
          </table:table-cell>
          <table:table-cell office:value-type="string" calcext:value-type="string">
            <text:p>Karolines Køkken</text:p>
          </table:table-cell>
          <table:table-cell office:value-type="string" calcext:value-type="string">
            <text:p>Dip, Dressing</text:p>
          </table:table-cell>
          <table:table-cell table:number-columns-repeated="4"/>
          <table:table-cell office:value-type="string" calcext:value-type="string">
            <text:p>KØL, Øko (dansk)</text:p>
          </table:table-cell>
          <table:table-cell table:number-columns-repeated="3"/>
          <table:table-cell office:value-type="string" calcext:value-type="string">
            <text:p>Fraiche</text:p>
          </table:table-cell>
          <table:table-cell office:value-type="string" calcext:value-type="string">
            <text:p>Økologisk fraiche 9%</text:p>
            <text:p>Karolines Køkken økologisk fraiche 9% er forarbejdet ud fra de økologiske principper, og medvirker til at skabe et bedre miljø for mennesker og dyr.</text:p>
            <text:p/>
            <text:p>Tilsæt dine yndlingskrydderurter og anvend den som dip eller dressing, til salat eller som kold sauce til f.eks. en god bøf.</text:p>
          </table:table-cell>
          <table:table-cell office:value-type="string" calcext:value-type="string">
            <text:p>https://www.nemlig.com/fraiche-9-oeko-5042347</text:p>
          </table:table-cell>
        </table:table-row>
        <table:table-row table:style-name="ro5">
          <table:table-cell office:value-type="string" calcext:value-type="string">
            <text:p>Dagligvarer &gt; Frugt og grønt &gt; Grøntsager &gt; Øvrig fint grønt &gt; Peberrod revet</text:p>
          </table:table-cell>
          <table:table-cell office:value-type="string" calcext:value-type="string">
            <text:p>Peberrod revet</text:p>
          </table:table-cell>
          <table:table-cell office:value-type="string" calcext:value-type="string">
            <text:p>40 g / Danmark / Klasse 1</text:p>
          </table:table-cell>
          <table:table-cell office:value-type="string" calcext:value-type="string">
            <text:p>Dansk</text:p>
          </table:table-cell>
          <table:table-cell office:value-type="string" calcext:value-type="string">
            <text:p>13.00</text:p>
          </table:table-cell>
          <table:table-cell office:value-type="string" calcext:value-type="string">
            <text:p>8.00</text:p>
          </table:table-cell>
          <table:table-cell/>
          <table:table-cell office:value-type="string" calcext:value-type="string">
            <text:p>Pynt, Salat, Tilbehør</text:p>
          </table:table-cell>
          <table:table-cell office:value-type="string" calcext:value-type="string">
            <text:p>Pose</text:p>
          </table:table-cell>
          <table:table-cell office:value-type="string" calcext:value-type="string">
            <text:p>Brun, Hvid</text:p>
          </table:table-cell>
          <table:table-cell office:value-type="string" calcext:value-type="string">
            <text:p>Klasse 1</text:p>
          </table:table-cell>
          <table:table-cell/>
          <table:table-cell office:value-type="string" calcext:value-type="string">
            <text:p>Dansk</text:p>
          </table:table-cell>
          <table:table-cell office:value-type="string" calcext:value-type="string">
            <text:p>Danmark</text:p>
          </table:table-cell>
          <table:table-cell table:number-columns-repeated="2"/>
          <table:table-cell office:value-type="string" calcext:value-type="string">
            <text:p>Peberrod</text:p>
          </table:table-cell>
          <table:table-cell office:value-type="string" calcext:value-type="string">
            <text:p>Peberrod er en grøntsag, der smager af så meget, at den nærmest kun bliver brugt som krydderi. Peberrod er en flerårig urt, og det er den nederste tykke del af roden, der bruges i køkkenet.</text:p>
            <text:p/>
            <text:p>I Middelalderen vidste man, at peberroden havde gode egenskaber og brugte den mod skørbug, og det var med god grund, for peberrod er den mest C-vitaminholdige grøntsag som vi har. Den indeholder f.eks. tre gange så meget C-vitamin som citroner gør.</text:p>
            <text:p/>
            <text:p>Peberrod bruges i sovse og som kryddersmør, for her kommer smagen rigtig frem. Det bruges dog også som drys i salater eller som pynt på smørrebrød.</text:p>
            <text:p/>
            <text:p>Tips:</text:p>
            <text:p>Den skarpe smag og duft betyder, at det kan være svært at benytte store mængder i maden.</text:p>
          </table:table-cell>
          <table:table-cell office:value-type="string" calcext:value-type="string">
            <text:p>https://www.nemlig.com/peberrod-revet-2301216</text:p>
          </table:table-cell>
        </table:table-row>
        <table:table-row table:style-name="ro7">
          <table:table-cell office:value-type="string" calcext:value-type="string">
            <text:p>Dagligvarer &gt; Kolonial &gt; Konserves &gt; Fisk på dåse og tube &gt; Elvira kippers i olie</text:p>
          </table:table-cell>
          <table:table-cell office:value-type="string" calcext:value-type="string">
            <text:p>Elvira kippers i olie</text:p>
          </table:table-cell>
          <table:table-cell office:value-type="string" calcext:value-type="string">
            <text:p>190 g / 125 g / Elvira</text:p>
          </table:table-cell>
          <table:table-cell/>
          <table:table-cell office:value-type="string" calcext:value-type="string">
            <text:p>11.95</text:p>
          </table:table-cell>
          <table:table-cell office:value-type="string" calcext:value-type="string">
            <text:p>.</text:p>
          </table:table-cell>
          <table:table-cell table:number-columns-repeated="6"/>
          <table:table-cell office:value-type="string" calcext:value-type="string">
            <text:p>Discount</text:p>
          </table:table-cell>
          <table:table-cell table:number-columns-repeated="3"/>
          <table:table-cell office:value-type="string" calcext:value-type="string">
            <text:p>Fiskekonserves</text:p>
          </table:table-cell>
          <table:table-cell office:value-type="string" calcext:value-type="string">
            <text:p>Elvira Kippers i olie</text:p>
            <text:p>Elvira Kippers er hverdagsmærket i Amanda familien.</text:p>
            <text:p/>
            <text:p>Nettovægt: 190 g / Drænetvægt: 125 g.</text:p>
          </table:table-cell>
          <table:table-cell office:value-type="string" calcext:value-type="string">
            <text:p>https://www.nemlig.com/elvira-kippers-i-olie-5019058</text:p>
          </table:table-cell>
        </table:table-row>
        <table:table-row table:style-name="ro7">
          <table:table-cell office:value-type="string" calcext:value-type="string">
            <text:p>Dagligvarer &gt; Kolonial &gt; Krydderier &gt; Krydderpasta og tahin &gt; Tahin sesamsmør øko.</text:p>
          </table:table-cell>
          <table:table-cell office:value-type="string" calcext:value-type="string">
            <text:p>Tahin sesamsmør øko.</text:p>
          </table:table-cell>
          <table:table-cell office:value-type="string" calcext:value-type="string">
            <text:p>350 g / m. salt / Urtekram</text:p>
          </table:table-cell>
          <table:table-cell office:value-type="string" calcext:value-type="string">
            <text:p>Øko (dansk),Øko (europæisk)</text:p>
          </table:table-cell>
          <table:table-cell office:value-type="string" calcext:value-type="string">
            <text:p>35.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Vegansk, Øko (dansk), Øko (europæisk)</text:p>
          </table:table-cell>
          <table:table-cell table:number-columns-repeated="3"/>
          <table:table-cell office:value-type="string" calcext:value-type="string">
            <text:p>Smør</text:p>
          </table:table-cell>
          <table:table-cell office:value-type="string" calcext:value-type="string">
            <text:p>Økologisk Tahin</text:p>
            <text:p>De økologiske sesamfrø i denne veganske tahin er specielt udvalgt for deres aromatiske og nøddeagtige smag. Frøene er ristet nænsomt og formales derefter til den blødeste sesamsmør.</text:p>
            <text:p>Sesamfrø er en god proteinkilde i forbindelse med vegansk kost og har desuden et højt kostfiberindhold. Uundværlig til hjemmelavet hummus og specielt velegnet til asiatiske dressinger og dip, hvor den kan mixes med creme fraiche, lime, honning og krydderurter.</text:p>
            <text:p>Tahin kan også bruges som smagsgiver i mellemøstlige gryderetter eller som smørepålæg.</text:p>
          </table:table-cell>
          <table:table-cell office:value-type="string" calcext:value-type="string">
            <text:p>https://www.nemlig.com/tahin-sesamsmoer-oeko-5015506</text:p>
          </table:table-cell>
        </table:table-row>
        <table:table-row table:style-name="ro9">
          <table:table-cell office:value-type="string" calcext:value-type="string">
            <text:p>Dagligvarer &gt; Kolonial &gt; Krydderier &gt; Bouillon og fond &gt; Urtebouillon øko.</text:p>
          </table:table-cell>
          <table:table-cell office:value-type="string" calcext:value-type="string">
            <text:p>Urtebouillon øko.</text:p>
          </table:table-cell>
          <table:table-cell office:value-type="string" calcext:value-type="string">
            <text:p>250 g / A. Vogel</text:p>
          </table:table-cell>
          <table:table-cell office:value-type="string" calcext:value-type="string">
            <text:p>Øko (europæisk)</text:p>
          </table:table-cell>
          <table:table-cell office:value-type="string" calcext:value-type="string">
            <text:p>64.95</text:p>
          </table:table-cell>
          <table:table-cell office:value-type="string" calcext:value-type="string">
            <text:p>.</text:p>
          </table:table-cell>
          <table:table-cell office:value-type="string" calcext:value-type="string">
            <text:p>A. Vogel</text:p>
          </table:table-cell>
          <table:table-cell office:value-type="string" calcext:value-type="string">
            <text:p>Vegetar</text:p>
          </table:table-cell>
          <table:table-cell table:number-columns-repeated="4"/>
          <table:table-cell office:value-type="string" calcext:value-type="string">
            <text:p>Øko (europæisk)</text:p>
          </table:table-cell>
          <table:table-cell table:number-columns-repeated="3"/>
          <table:table-cell office:value-type="string" calcext:value-type="string">
            <text:p>Bouillon</text:p>
          </table:table-cell>
          <table:table-cell office:value-type="string" calcext:value-type="string">
            <text:p>Urtebouillon økologisk</text:p>
            <text:p>Den klassiske urtebouillon fyldt med kraften fra økologiske grøntsager og krydderier. Ideel til suppe, sauce, sammenkogte retter og i kogevandet til f.eks. ris.</text:p>
            <text:p>Nyd den også som en varm og velsmagende drikkebouillon.</text:p>
          </table:table-cell>
          <table:table-cell office:value-type="string" calcext:value-type="string">
            <text:p>https://www.nemlig.com/urtebouillon-oeko-5019829</text:p>
          </table:table-cell>
        </table:table-row>
        <table:table-row table:style-name="ro3">
          <table:table-cell office:value-type="string" calcext:value-type="string">
            <text:p>Dagligvarer &gt; Kød og fisk &gt; Kylling &gt; Kyllingefilet &gt; Crispy chicken bites</text:p>
          </table:table-cell>
          <table:table-cell office:value-type="string" calcext:value-type="string">
            <text:p>Crispy chicken bites</text:p>
          </table:table-cell>
          <table:table-cell office:value-type="string" calcext:value-type="string">
            <text:p>50 g / Santa Maria - Tex Mex</text:p>
          </table:table-cell>
          <table:table-cell/>
          <table:table-cell office:value-type="string" calcext:value-type="string">
            <text:p>16.95</text:p>
          </table:table-cell>
          <table:table-cell office:value-type="string" calcext:value-type="string">
            <text:p>11.87</text:p>
          </table:table-cell>
          <table:table-cell office:value-type="string" calcext:value-type="string">
            <text:p>Santa Maria</text:p>
          </table:table-cell>
          <table:table-cell office:value-type="string" calcext:value-type="string">
            <text:p>Fisk, Kylling</text:p>
          </table:table-cell>
          <table:table-cell table:number-columns-repeated="8"/>
          <table:table-cell office:value-type="string" calcext:value-type="string">
            <text:p>Krydderi</text:p>
          </table:table-cell>
          <table:table-cell office:value-type="string" calcext:value-type="string">
            <text:p>Lækker sprød kylling</text:p>
            <text:p>Krydderiblandning som er perfekt til kylling men kan også bruges til fisk.</text:p>
          </table:table-cell>
          <table:table-cell office:value-type="string" calcext:value-type="string">
            <text:p>https://www.nemlig.com/crispy-chicken-bites-5021638</text:p>
          </table:table-cell>
        </table:table-row>
        <table:table-row table:style-name="ro3">
          <table:table-cell office:value-type="string" calcext:value-type="string">
            <text:p>Dagligvarer &gt; Brød, kiks og kager &gt; Småkager og cookies &gt; Rutebiler marengs</text:p>
          </table:table-cell>
          <table:table-cell office:value-type="string" calcext:value-type="string">
            <text:p>Rutebiler marengs</text:p>
          </table:table-cell>
          <table:table-cell office:value-type="string" calcext:value-type="string">
            <text:p>225 g / WILLY F. Kager</text:p>
          </table:table-cell>
          <table:table-cell/>
          <table:table-cell office:value-type="string" calcext:value-type="string">
            <text:p>14.95</text:p>
          </table:table-cell>
          <table:table-cell office:value-type="string" calcext:value-type="string">
            <text:p>.</text:p>
          </table:table-cell>
          <table:table-cell office:value-type="string" calcext:value-type="string">
            <text:p>Willy F</text:p>
          </table:table-cell>
          <table:table-cell office:value-type="string" calcext:value-type="string">
            <text:p>Dessert, Snack</text:p>
          </table:table-cell>
          <table:table-cell table:number-columns-repeated="8"/>
          <table:table-cell office:value-type="string" calcext:value-type="string">
            <text:p>Kage, Småkager</text:p>
          </table:table-cell>
          <table:table-cell office:value-type="string" calcext:value-type="string">
            <text:p>Rutebiler</text:p>
            <text:p>Rutebiler i marengs.</text:p>
          </table:table-cell>
          <table:table-cell office:value-type="string" calcext:value-type="string">
            <text:p>https://www.nemlig.com/rutebiler-marengs-5036109</text:p>
          </table:table-cell>
        </table:table-row>
        <table:table-row table:style-name="ro9">
          <table:table-cell office:value-type="string" calcext:value-type="string">
            <text:p>Dagligvarer &gt; Køl og mejeri &gt; Færdigretter på køl &gt; Supper &gt; Miniflutes</text:p>
          </table:table-cell>
          <table:table-cell office:value-type="string" calcext:value-type="string">
            <text:p>Miniflutes</text:p>
          </table:table-cell>
          <table:table-cell office:value-type="string" calcext:value-type="string">
            <text:p>625 g / frost / Hatting</text:p>
          </table:table-cell>
          <table:table-cell office:value-type="string" calcext:value-type="string">
            <text:p>Frost</text:p>
          </table:table-cell>
          <table:table-cell office:value-type="string" calcext:value-type="string">
            <text:p>24.95</text:p>
          </table:table-cell>
          <table:table-cell office:value-type="string" calcext:value-type="string">
            <text:p>.</text:p>
          </table:table-cell>
          <table:table-cell office:value-type="string" calcext:value-type="string">
            <text:p>Hatting</text:p>
          </table:table-cell>
          <table:table-cell office:value-type="string" calcext:value-type="string">
            <text:p>Aftensmad, Frokost, Tilbehør</text:p>
          </table:table-cell>
          <table:table-cell table:number-columns-repeated="4"/>
          <table:table-cell office:value-type="string" calcext:value-type="string">
            <text:p>Frost</text:p>
          </table:table-cell>
          <table:table-cell table:number-columns-repeated="3"/>
          <table:table-cell office:value-type="string" calcext:value-type="string">
            <text:p>Brød, Flute</text:p>
          </table:table-cell>
          <table:table-cell office:value-type="string" calcext:value-type="string">
            <text:p>Hvid krumme og dejlig sprød skorpe</text:p>
            <text:p>Forbagte dybfrosne brød, til enhver lejlighed.</text:p>
            <text:p>Mini Flutes har en hvid krumme og dejlig sprød skorpe. Den lækre krumme og milde smag har gjort Hatting Mini Flutes populære.</text:p>
          </table:table-cell>
          <table:table-cell office:value-type="string" calcext:value-type="string">
            <text:p>https://www.nemlig.com/miniflutes-103262</text:p>
          </table:table-cell>
        </table:table-row>
        <table:table-row table:style-name="ro3">
          <table:table-cell office:value-type="string" calcext:value-type="string">
            <text:p>Dagligvarer &gt; Frost &gt; Brød og kager &gt; Flutes, baguettes og morgenbrød &gt; Mysli boller øko.</text:p>
          </table:table-cell>
          <table:table-cell office:value-type="string" calcext:value-type="string">
            <text:p>Mysli boller øko.</text:p>
          </table:table-cell>
          <table:table-cell office:value-type="string" calcext:value-type="string">
            <text:p>4 x 100 g / frost / Jalm&amp;B</text:p>
          </table:table-cell>
          <table:table-cell office:value-type="string" calcext:value-type="string">
            <text:p>Frost,Øko (dansk),Øko (europæisk)</text:p>
          </table:table-cell>
          <table:table-cell office:value-type="string" calcext:value-type="string">
            <text:p>32.95</text:p>
          </table:table-cell>
          <table:table-cell office:value-type="string" calcext:value-type="string">
            <text:p>.</text:p>
          </table:table-cell>
          <table:table-cell office:value-type="string" calcext:value-type="string">
            <text:p>Jalm&amp;B</text:p>
          </table:table-cell>
          <table:table-cell office:value-type="string" calcext:value-type="string">
            <text:p>Morgenmad</text:p>
          </table:table-cell>
          <table:table-cell table:number-columns-repeated="4"/>
          <table:table-cell office:value-type="string" calcext:value-type="string">
            <text:p>Frost, Øko (dansk), Øko (europæisk)</text:p>
          </table:table-cell>
          <table:table-cell table:number-columns-repeated="3"/>
          <table:table-cell office:value-type="string" calcext:value-type="string">
            <text:p>Boller, Brød</text:p>
          </table:table-cell>
          <table:table-cell office:value-type="string" calcext:value-type="string">
            <text:p>Mysli boller</text:p>
            <text:p>En bolle med milde nøddeagtige smage fra solsikke og hørfrø og bid fra ølandshvedekerner og havreflager, som sammen med sødme fra rosiner går i perfekt spænd med rugmelssurdejen. Toppet med havreflager.</text:p>
          </table:table-cell>
          <table:table-cell office:value-type="string" calcext:value-type="string">
            <text:p>https://www.nemlig.com/mysli-boller-oeko-5035466</text:p>
          </table:table-cell>
        </table:table-row>
        <table:table-row table:style-name="ro7">
          <table:table-cell office:value-type="string" calcext:value-type="string">
            <text:p>Dagligvarer &gt; Husholdning og bolig &gt; Stearinlys, servietter og festartikler &gt; Stearinlys &gt; Kronelys (hvid)</text:p>
          </table:table-cell>
          <table:table-cell office:value-type="string" calcext:value-type="string">
            <text:p>Kronelys (hvid)</text:p>
          </table:table-cell>
          <table:table-cell office:value-type="string" calcext:value-type="string">
            <text:p>30 stk/2,30x20 cm/100% stearin / brændetid 7 timer/Asp-Holmblad</text:p>
          </table:table-cell>
          <table:table-cell office:value-type="string" calcext:value-type="string">
            <text:p>Svanemærket</text:p>
          </table:table-cell>
          <table:table-cell office:value-type="string" calcext:value-type="string">
            <text:p>69.95</text:p>
          </table:table-cell>
          <table:table-cell office:value-type="string" calcext:value-type="string">
            <text:p>.</text:p>
          </table:table-cell>
          <table:table-cell office:value-type="string" calcext:value-type="string">
            <text:p>Asp-Holmblad</text:p>
          </table:table-cell>
          <table:table-cell office:value-type="string" calcext:value-type="string">
            <text:p>Fest</text:p>
          </table:table-cell>
          <table:table-cell/>
          <table:table-cell office:value-type="string" calcext:value-type="string">
            <text:p>Hvid</text:p>
          </table:table-cell>
          <table:table-cell table:number-columns-repeated="2"/>
          <table:table-cell office:value-type="string" calcext:value-type="string">
            <text:p>100% stearin, Svanemærket</text:p>
          </table:table-cell>
          <table:table-cell table:number-columns-repeated="2"/>
          <table:table-cell office:value-type="string" calcext:value-type="string">
            <text:p>2,3 x 20 cm</text:p>
          </table:table-cell>
          <table:table-cell office:value-type="string" calcext:value-type="string">
            <text:p>Stearinlys</text:p>
          </table:table-cell>
          <table:table-cell office:value-type="string" calcext:value-type="string">
            <text:p>Kronelys</text:p>
            <text:p>Asp-Holmblad Kronelys i ren stearin er en del af et stort sortiment som Asp-Holmblad producere. Det levende lys er indbegrebet af hygge og en god stemning. Asp-Holmblad er leverandør af levendelys til den gode stemning siden 1777. Asp-Holblad har i generationer leveret lys til højtider og livets fester. Stearin er den mest klimarigtige råvare til lysproduktion. Asp-Holmblad er mærket med Svanemærket. Se iøvrigt gode lysråd på pakken eller vores hjemmeside så du undgår at bruge lysene forkert.</text:p>
            <text:p/>
            <text:p>Brændetid ca. 7 timer.</text:p>
          </table:table-cell>
          <table:table-cell office:value-type="string" calcext:value-type="string">
            <text:p>https://www.nemlig.com/kronelys-hvid-5037283</text:p>
          </table:table-cell>
        </table:table-row>
        <table:table-row table:style-name="ro16">
          <table:table-cell office:value-type="string" calcext:value-type="string">
            <text:p>Dagligvarer &gt; Drikkevarer &gt; Barolo DOCG 2015 92p</text:p>
          </table:table-cell>
          <table:table-cell office:value-type="string" calcext:value-type="string">
            <text:p>Barolo DOCG 2015 92p</text:p>
          </table:table-cell>
          <table:table-cell office:value-type="string" calcext:value-type="string">
            <text:p>Italien / Piemonte / 6 x 0,75 l / rødvin</text:p>
          </table:table-cell>
          <table:table-cell/>
          <table:table-cell office:value-type="string" calcext:value-type="string">
            <text:p>1799.70</text:p>
          </table:table-cell>
          <table:table-cell office:value-type="string" calcext:value-type="string">
            <text:p>899.70</text:p>
          </table:table-cell>
          <table:table-cell/>
          <table:table-cell office:value-type="string" calcext:value-type="string">
            <text:p>Oksekød</text:p>
          </table:table-cell>
          <table:table-cell office:value-type="string" calcext:value-type="string">
            <text:p>Kasse</text:p>
          </table:table-cell>
          <table:table-cell table:number-columns-repeated="2"/>
          <table:table-cell office:value-type="string" calcext:value-type="string">
            <text:p>Italien</text:p>
          </table:table-cell>
          <table:table-cell table:number-columns-repeated="4"/>
          <table:table-cell office:value-type="string" calcext:value-type="string">
            <text:p>Rødvin</text:p>
          </table:table-cell>
          <table:table-cell office:value-type="string" calcext:value-type="string">
            <text:p>Schenk Casali del Barone|Barolo Docg</text:p>
            <text:p>Casali del Barone - HUSK NAVNET! Du finder med garanti ikke bedre Barolo til prisen. Men skynd dig, for vinen roses til skyerne!</text:p>
            <text:p/>
            <text:p>Decanters dygtige dommerpanel skamroser vinen - og kviterer med flotte 92 pts. Uhørt flot kvalitet for en af markedets billigste Barolo'er! Elegant granatrød med delikate noter af rose, tranebær og kirsebær, samt klassiske Barolo-hints af kamfer, eukalyptus, tobak, balsamico, krydderi og læder. Meget harmonisk i munden, hvor lækker blød og blommet frugt får friskt modspil fra syre og rank tannin. Lang, kompleks finish. Drik nu, eller gem 8-10 år fra høståret.</text:p>
            <text:p/>
            <text:p>92/100 Decanter (årg. 2013)</text:p>
            <text:p/>
            <text:p>""Opens with cedary-mocha notes, excellent intensity and freshness but vanillin overtones are slightly domineering. Very good structure leading to a medium-length finish. Good potential.""</text:p>
            <text:p/>
            <text:p>Anbefales til rødt oksekød, lam, vildt, svamperisotto og modne oste. Nydes ved 16-18°C.</text:p>
            <text:p/>
            <text:p>Barolo 2013 er fremstillet på 100% Nebbiolo fra legendariske Barolo i Langhe. Dette smukke vinlandskab har siden 2003 har været optaget på Unescos Verdensarvsliste. Mosten gærer temperaturstyret ved 25-30°C, hvorefter vinen færdigmodner 38 mdr., heraf 18 mdr. på egetræsfade. Bag Casali del Barone står topprofessionelle Schenk Italia, som med fem ønologer samt to ”flying winemakers” fremstiller yderst populære og frugtbetonede vine fra hele Italien.</text:p>
          </table:table-cell>
          <table:table-cell office:value-type="string" calcext:value-type="string">
            <text:p>https://www.nemlig.com/barolo-docg-2015-92p-5034733</text:p>
          </table:table-cell>
        </table:table-row>
        <table:table-row table:style-name="ro3">
          <table:table-cell office:value-type="string" calcext:value-type="string">
            <text:p>Dagligvarer &gt; Kolonial &gt; Bagning &gt; Bageartikler &gt; Syltning &gt; Melatin rød</text:p>
          </table:table-cell>
          <table:table-cell office:value-type="string" calcext:value-type="string">
            <text:p>Melatin rød</text:p>
          </table:table-cell>
          <table:table-cell office:value-type="string" calcext:value-type="string">
            <text:p>25 g / Tørsleffs</text:p>
          </table:table-cell>
          <table:table-cell/>
          <table:table-cell office:value-type="string" calcext:value-type="string">
            <text:p>10.00</text:p>
          </table:table-cell>
          <table:table-cell office:value-type="string" calcext:value-type="string">
            <text:p>.</text:p>
          </table:table-cell>
          <table:table-cell office:value-type="string" calcext:value-type="string">
            <text:p>Tørsleffs</text:p>
          </table:table-cell>
          <table:table-cell office:value-type="string" calcext:value-type="string">
            <text:p>Marmelade, Syltetøj</text:p>
          </table:table-cell>
          <table:table-cell table:number-columns-repeated="4"/>
          <table:table-cell office:value-type="string" calcext:value-type="string">
            <text:p>Discount</text:p>
          </table:table-cell>
          <table:table-cell table:number-columns-repeated="3"/>
          <table:table-cell office:value-type="string" calcext:value-type="string">
            <text:p>Krydderi</text:p>
          </table:table-cell>
          <table:table-cell office:value-type="string" calcext:value-type="string">
            <text:p>Melatin</text:p>
            <text:p>Melatin til syltetøj og marmelade.</text:p>
          </table:table-cell>
          <table:table-cell office:value-type="string" calcext:value-type="string">
            <text:p>https://www.nemlig.com/melatin-roed-5500920</text:p>
          </table:table-cell>
        </table:table-row>
        <table:table-row table:style-name="ro5">
          <table:table-cell office:value-type="string" calcext:value-type="string">
            <text:p>Dagligvarer &gt; Baby, børn og legetøj &gt; Babypleje og sutter &gt; Sutter &gt; Sutter 0-6 mdr.</text:p>
          </table:table-cell>
          <table:table-cell office:value-type="string" calcext:value-type="string">
            <text:p>Sutter 0-6 mdr.</text:p>
          </table:table-cell>
          <table:table-cell office:value-type="string" calcext:value-type="string">
            <text:p>2 stk. / neutral / MAM night</text:p>
          </table:table-cell>
          <table:table-cell/>
          <table:table-cell office:value-type="string" calcext:value-type="string">
            <text:p>59.95</text:p>
          </table:table-cell>
          <table:table-cell office:value-type="string" calcext:value-type="string">
            <text:p>.</text:p>
          </table:table-cell>
          <table:table-cell office:value-type="string" calcext:value-type="string">
            <text:p>MAM</text:p>
          </table:table-cell>
          <table:table-cell table:number-columns-repeated="9"/>
          <table:table-cell office:value-type="string" calcext:value-type="string">
            <text:p>Babytilbehør, Sutter</text:p>
          </table:table-cell>
          <table:table-cell office:value-type="string" calcext:value-type="string">
            <text:p>Silk teat sutter der lyser i mørke - En sut til de små 0-6 mdr.</text:p>
            <text:p/>
            <text:p>MAM designere har i samarbejde med tandlæger, børnelæger og tandreguleringsspecialister udviklet denne sut, som støtter korrekt udvikling af kæben. Den er ideel for babyer op til seks måneder.</text:p>
            <text:p>Suttedelens materiale er lavet i et lækkert blødt Silk Teat silikone. Skjoldet har lufthuller der sikre en jævn luftgennemstrømning, og et fremstillet i et materiale som er ekstra hudvenligt og mindre irritation.</text:p>
            <text:p/>
            <text:p>MAM Silk Teat silikone er MAM’s egen, specialudviklede silikone, som er blødere end almindelig silikone. Overfladen på MAM Silk Teat er fløjlsblød, smudsafvisende og klistrer ikke.</text:p>
            <text:p/>
            <text:p>Indeholder: 2 stk. sut og 1 stk. sterilisatorboks.</text:p>
          </table:table-cell>
          <table:table-cell office:value-type="string" calcext:value-type="string">
            <text:p>https://www.nemlig.com/sutter-0-6-mdr-5025415</text:p>
          </table:table-cell>
        </table:table-row>
        <table:table-row table:style-name="ro3">
          <table:table-cell office:value-type="string" calcext:value-type="string">
            <text:p>Dagligvarer &gt; Frost &gt; Brød og kager &gt; Flutes, baguettes og morgenbrød &gt; Fuldkornsskagenslapper</text:p>
          </table:table-cell>
          <table:table-cell office:value-type="string" calcext:value-type="string">
            <text:p>Fuldkornsskagenslapper</text:p>
          </table:table-cell>
          <table:table-cell office:value-type="string" calcext:value-type="string">
            <text:p>6 stk. / 438 g / frost / Hatting</text:p>
          </table:table-cell>
          <table:table-cell office:value-type="string" calcext:value-type="string">
            <text:p>Frost,Fuldkornsmærket,Nøglehulsmærket</text:p>
          </table:table-cell>
          <table:table-cell office:value-type="string" calcext:value-type="string">
            <text:p>24.95</text:p>
          </table:table-cell>
          <table:table-cell office:value-type="string" calcext:value-type="string">
            <text:p>.</text:p>
          </table:table-cell>
          <table:table-cell office:value-type="string" calcext:value-type="string">
            <text:p>Hatting</text:p>
          </table:table-cell>
          <table:table-cell table:number-columns-repeated="5"/>
          <table:table-cell office:value-type="string" calcext:value-type="string">
            <text:p>Frost, Fuldkornsmærket, Nøglehulsmærket</text:p>
          </table:table-cell>
          <table:table-cell table:number-columns-repeated="3"/>
          <table:table-cell office:value-type="string" calcext:value-type="string">
            <text:p>Brød</text:p>
          </table:table-cell>
          <table:table-cell office:value-type="string" calcext:value-type="string">
            <text:p>Hatting fuldkornsskagenslapper</text:p>
            <text:p>Klassisk morgenbrød toppet med knitrende birkes og en bund dækket af sprøde solsikkekerner. Bagt med knækkede hvedekerner og hørfrø, der giver en lækker og fyldig krumme.</text:p>
          </table:table-cell>
          <table:table-cell office:value-type="string" calcext:value-type="string">
            <text:p>https://www.nemlig.com/fuldkornsskagenslapper-5016459</text:p>
          </table:table-cell>
        </table:table-row>
        <table:table-row table:style-name="ro1">
          <table:table-cell office:value-type="string" calcext:value-type="string">
            <text:p>Dagligvarer &gt; Drikkevarer &gt; Spiritus &gt; Cognac &gt; Braastad V.S.</text:p>
          </table:table-cell>
          <table:table-cell office:value-type="string" calcext:value-type="string">
            <text:p>Braastad V.S.</text:p>
          </table:table-cell>
          <table:table-cell office:value-type="string" calcext:value-type="string">
            <text:p>0,70 l / Cognac</text:p>
          </table:table-cell>
          <table:table-cell/>
          <table:table-cell office:value-type="string" calcext:value-type="string">
            <text:p>249.95</text:p>
          </table:table-cell>
          <table:table-cell office:value-type="string" calcext:value-type="string">
            <text:p>.</text:p>
          </table:table-cell>
          <table:table-cell office:value-type="string" calcext:value-type="string">
            <text:p>Braastad</text:p>
          </table:table-cell>
          <table:table-cell office:value-type="string" calcext:value-type="string">
            <text:p>Drinks</text:p>
          </table:table-cell>
          <table:table-cell table:number-columns-repeated="8"/>
          <table:table-cell office:value-type="string" calcext:value-type="string">
            <text:p>Cognac</text:p>
          </table:table-cell>
          <table:table-cell office:value-type="string" calcext:value-type="string">
            <text:p>Braastad Cognac er opkaldt efter Sverre Braastad som blev født i Gjøvik i Norge i 1879. Han udviklede en passion for cognac gennem 100 år – indtil han døde i 1979. Da han overtog Tiffon hvor Braastad produceres, gik han i gang med at udvikle virksomheden, som i dag drives af sønnen Robert og sønnesønnerne Antoine, Richard og Jan. Tiffon er i dag den største familieejede producent i Cognac-distriktet. Ifølge Cognacklassifikationen skal en VS (Very Superior) Cognac lagre minimum 2 år på egetræsfade. Braastad VS inkluderer cognacer, som er lagret mellem 2 og 4 år på Limousine-egetræsfade i familiens kældre i Jarnac.</text:p>
          </table:table-cell>
          <table:table-cell office:value-type="string" calcext:value-type="string">
            <text:p>https://www.nemlig.com/braastad-v-s-5501947</text:p>
          </table:table-cell>
        </table:table-row>
        <table:table-row table:style-name="ro3">
          <table:table-cell office:value-type="string" calcext:value-type="string">
            <text:p>Dagligvarer &gt; Kolonial &gt; Bagning &gt; Sukker &gt; Muscovadorørsukker (mørkt)</text:p>
          </table:table-cell>
          <table:table-cell office:value-type="string" calcext:value-type="string">
            <text:p>Muscovadorørsukker (mørkt)</text:p>
          </table:table-cell>
          <table:table-cell office:value-type="string" calcext:value-type="string">
            <text:p>400 g / Dansukker</text:p>
          </table:table-cell>
          <table:table-cell office:value-type="string" calcext:value-type="string">
            <text:p>Fairtrade</text:p>
          </table:table-cell>
          <table:table-cell office:value-type="string" calcext:value-type="string">
            <text:p>22.25</text:p>
          </table:table-cell>
          <table:table-cell office:value-type="string" calcext:value-type="string">
            <text:p>.</text:p>
          </table:table-cell>
          <table:table-cell office:value-type="string" calcext:value-type="string">
            <text:p>Dansukker</text:p>
          </table:table-cell>
          <table:table-cell office:value-type="string" calcext:value-type="string">
            <text:p>Varme drikke</text:p>
          </table:table-cell>
          <table:table-cell table:number-columns-repeated="4"/>
          <table:table-cell office:value-type="string" calcext:value-type="string">
            <text:p>Fairtrade</text:p>
          </table:table-cell>
          <table:table-cell table:number-columns-repeated="3"/>
          <table:table-cell office:value-type="string" calcext:value-type="string">
            <text:p>Sukker</text:p>
          </table:table-cell>
          <table:table-cell office:value-type="string" calcext:value-type="string">
            <text:p>Mørkt, finkornet og Fairtrade-certificeret rørsukker</text:p>
            <text:p>Muscovadorørsukker har sin oprindelse på Mauritius og udvindes af sukkerrør. Mørk Muscovadorørsukker er et mørkebrunt brunt, blødt og finkornet rørsukker med en aromatisk smag med strejf af af lakrids.</text:p>
          </table:table-cell>
          <table:table-cell office:value-type="string" calcext:value-type="string">
            <text:p>https://www.nemlig.com/muscovadoroersukker-moerkt-5025042</text:p>
          </table:table-cell>
        </table:table-row>
        <table:table-row table:style-name="ro15">
          <table:table-cell office:value-type="string" calcext:value-type="string">
            <text:p>Dagligvarer &gt; Husholdning og bolig &gt; Opvask &gt; Opvaskemiddel &gt; Opvaskemiddel</text:p>
          </table:table-cell>
          <table:table-cell office:value-type="string" calcext:value-type="string">
            <text:p>Opvaskemiddel</text:p>
          </table:table-cell>
          <table:table-cell office:value-type="string" calcext:value-type="string">
            <text:p>0,50 l / lime / Vel - Ultra</text:p>
          </table:table-cell>
          <table:table-cell/>
          <table:table-cell office:value-type="string" calcext:value-type="string">
            <text:p>14.95</text:p>
          </table:table-cell>
          <table:table-cell office:value-type="string" calcext:value-type="string">
            <text:p>.</text:p>
          </table:table-cell>
          <table:table-cell office:value-type="string" calcext:value-type="string">
            <text:p>Vel</text:p>
          </table:table-cell>
          <table:table-cell table:number-columns-repeated="9"/>
          <table:table-cell office:value-type="string" calcext:value-type="string">
            <text:p>Opvaskemiddel</text:p>
          </table:table-cell>
          <table:table-cell office:value-type="string" calcext:value-type="string">
            <text:p>Vel Ultra Lime håndopvask fjerner effektivt fedt og snavs og har en frisk duft af lime.</text:p>
            <text:p/>
            <text:p>Dosering:</text:p>
            <text:p>Til opvask: 2,0 ml (ca. 1/2 tsk) til 5 l vand og skyl af.</text:p>
            <text:p/>
            <text:p>Opbevaring:</text:p>
            <text:p>Opbevares utilgængeligt for børn.</text:p>
            <text:p/>
            <text:p>Råd:</text:p>
            <text:p>Kom vand i baljen før tilsætning af opvaskemidlet. Det giver mindre skum.</text:p>
            <text:p>Reducer vandforbruget: Undgå opvask under rindende vand - brug en balje.</text:p>
            <text:p>Skyl og tør hænderne efter hver opvask. Har du sart eller overfølsom hud, bør du bruge gummihandsker.</text:p>
            <text:p/>
            <text:p>Advarsel:</text:p>
            <text:p>Forårsager alvorlig øjenirritation. Ved kontakt med øjnene: Skyl forsigtigt med vand i flere minutter. Fjern eventuelle kontaktlinser, hvis dette kan gøres let. Fortsæt skylning. Ved vedvarende øjenirritation: Søg lægehjælp. Hvis der er brug for lægehjælp, medbring da beholderen eller etiketten.</text:p>
            <text:p>Ved kontakt med huden: Vask med rigeligt vand. Hvis der er brug for lægehjælp, medbring da beholderen eller etiketten.</text:p>
          </table:table-cell>
          <table:table-cell office:value-type="string" calcext:value-type="string">
            <text:p>https://www.nemlig.com/opvaskemiddel-5016378</text:p>
          </table:table-cell>
        </table:table-row>
        <table:table-row table:style-name="ro3">
          <table:table-cell office:value-type="string" calcext:value-type="string">
            <text:p>Dagligvarer &gt; Køl og mejeri &gt; Mejeri &gt; Kakao, koldskål og proteindrikke &gt; Kakaodrik og kakaomælk &gt; Cocio kakaomælk</text:p>
          </table:table-cell>
          <table:table-cell office:value-type="string" calcext:value-type="string">
            <text:p>Cocio kakaomælk</text:p>
          </table:table-cell>
          <table:table-cell office:value-type="string" calcext:value-type="string">
            <text:p>12 x 0,27 l / Classic</text:p>
          </table:table-cell>
          <table:table-cell/>
          <table:table-cell office:value-type="string" calcext:value-type="string">
            <text:p>29.00</text:p>
          </table:table-cell>
          <table:table-cell office:value-type="string" calcext:value-type="string">
            <text:p>.</text:p>
          </table:table-cell>
          <table:table-cell office:value-type="string" calcext:value-type="string">
            <text:p>Cocio</text:p>
          </table:table-cell>
          <table:table-cell table:number-columns-repeated="9"/>
          <table:table-cell office:value-type="string" calcext:value-type="string">
            <text:p>Kakao</text:p>
          </table:table-cell>
          <table:table-cell office:value-type="string" calcext:value-type="string">
            <text:p>Cocio Classic</text:p>
            <text:p>Den klassiske chokolademælk indeholder 3 kvalitetsingredienser: mælk, sukker og kakao – intet andet. Den er lavet på den originale opskrift fra 1951, som giver den karakteristiske og forfriskende smag. Ryst godt for at blande ingredienserne og server den iskold.</text:p>
          </table:table-cell>
          <table:table-cell office:value-type="string" calcext:value-type="string">
            <text:p>https://www.nemlig.com/cocio-kakaomaelk-5043469</text:p>
          </table:table-cell>
        </table:table-row>
        <table:table-row table:style-name="ro16">
          <table:table-cell office:value-type="string" calcext:value-type="string">
            <text:p>Dagligvarer &gt; Kolonial &gt; Krydderier &gt; Krydderurter &gt; Hot Chilli (hakket)</text:p>
          </table:table-cell>
          <table:table-cell office:value-type="string" calcext:value-type="string">
            <text:p>Hot Chilli (hakket)</text:p>
          </table:table-cell>
          <table:table-cell office:value-type="string" calcext:value-type="string">
            <text:p>80 g / glutenfri / Botanical Food</text:p>
          </table:table-cell>
          <table:table-cell office:value-type="string" calcext:value-type="string">
            <text:p>KØL</text:p>
          </table:table-cell>
          <table:table-cell office:value-type="string" calcext:value-type="string">
            <text:p>22.95</text:p>
          </table:table-cell>
          <table:table-cell office:value-type="string" calcext:value-type="string">
            <text:p>.</text:p>
          </table:table-cell>
          <table:table-cell office:value-type="string" calcext:value-type="string">
            <text:p>Botanical Food</text:p>
          </table:table-cell>
          <table:table-cell office:value-type="string" calcext:value-type="string">
            <text:p>Madlavning</text:p>
          </table:table-cell>
          <table:table-cell table:number-columns-repeated="4"/>
          <table:table-cell office:value-type="string" calcext:value-type="string">
            <text:p>Glutenfri, KØL</text:p>
          </table:table-cell>
          <table:table-cell table:number-columns-repeated="3"/>
          <table:table-cell office:value-type="string" calcext:value-type="string">
            <text:p>Krydderurtepasta</text:p>
          </table:table-cell>
          <table:table-cell office:value-type="string" calcext:value-type="string">
            <text:p>Chilli til madlavningen</text:p>
            <text:p>Hot Chili "Stir-In Paste", er hakket chili på en frisk og anderledes måde, til brug i madlavningen.</text:p>
            <text:p/>
            <text:p>Indeholder 4 frisk hakket chilier, som kan holde sig i op til 30 dage i køleskabet efter åbning.</text:p>
            <text:p/>
            <text:p>God til wokmad, stærk karryretter, pasta, kylling, salsa, rejer medmere.</text:p>
            <text:p>1 spiseske = ¾ af en hel chili.</text:p>
            <text:p>Ingen kunstige smags- eller farvestoffer, og dyrket uden pesticider.</text:p>
            <text:p>Glutenfri.</text:p>
            <text:p>Indeholder ingen farve eller smagsstoffer.</text:p>
            <text:p/>
            <text:p>Opskrifter og inspiration på gourmetgarden.com</text:p>
          </table:table-cell>
          <table:table-cell office:value-type="string" calcext:value-type="string">
            <text:p>https://www.nemlig.com/hot-chilli-hakket-5015218</text:p>
          </table:table-cell>
        </table:table-row>
        <table:table-row table:style-name="ro3">
          <table:table-cell office:value-type="string" calcext:value-type="string">
            <text:p>Dagligvarer &gt; Kolonial &gt; Bagning &gt; Bageartikler &gt; Syltning &gt; Non-oxal</text:p>
          </table:table-cell>
          <table:table-cell office:value-type="string" calcext:value-type="string">
            <text:p>Non-oxal</text:p>
          </table:table-cell>
          <table:table-cell office:value-type="string" calcext:value-type="string">
            <text:p>0,25 l / Tørsleffs</text:p>
          </table:table-cell>
          <table:table-cell/>
          <table:table-cell office:value-type="string" calcext:value-type="string">
            <text:p>19.95</text:p>
          </table:table-cell>
          <table:table-cell office:value-type="string" calcext:value-type="string">
            <text:p>.</text:p>
          </table:table-cell>
          <table:table-cell office:value-type="string" calcext:value-type="string">
            <text:p>Tørsleffs</text:p>
          </table:table-cell>
          <table:table-cell table:number-columns-repeated="9"/>
          <table:table-cell office:value-type="string" calcext:value-type="string">
            <text:p>Surhedsregulerende middel</text:p>
          </table:table-cell>
          <table:table-cell office:value-type="string" calcext:value-type="string">
            <text:p>Non oxal</text:p>
            <text:p>Neutraliserer oxalsyren i rabarber og spinat.</text:p>
          </table:table-cell>
          <table:table-cell office:value-type="string" calcext:value-type="string">
            <text:p>https://www.nemlig.com/non-oxal-5009191</text:p>
          </table:table-cell>
        </table:table-row>
        <table:table-row table:style-name="ro1">
          <table:table-cell office:value-type="string" calcext:value-type="string">
            <text:p>Dagligvarer &gt; Drikkevarer &gt; Spiritus &gt; Snaps og akvavit &gt; Krone akvavit (40%)</text:p>
          </table:table-cell>
          <table:table-cell office:value-type="string" calcext:value-type="string">
            <text:p>Krone akvavit (40%)</text:p>
          </table:table-cell>
          <table:table-cell office:value-type="string" calcext:value-type="string">
            <text:p>0,70 l / Aalborg Akvavit</text:p>
          </table:table-cell>
          <table:table-cell/>
          <table:table-cell office:value-type="string" calcext:value-type="string">
            <text:p>114.95</text:p>
          </table:table-cell>
          <table:table-cell office:value-type="string" calcext:value-type="string">
            <text:p>.</text:p>
          </table:table-cell>
          <table:table-cell office:value-type="string" calcext:value-type="string">
            <text:p>Aalborg</text:p>
          </table:table-cell>
          <table:table-cell table:number-columns-repeated="9"/>
          <table:table-cell office:value-type="string" calcext:value-type="string">
            <text:p>Akvavit</text:p>
          </table:table-cell>
          <table:table-cell office:value-type="string" calcext:value-type="string">
            <text:p>Aalborg Krone Akvavit er en gylden akvavit krydret med dild og kommen i samspil med koriander. Dette har resulteret i en fin, kompleks aromabalance, som gør denne akvavit dejlig afrundet. Aalborg Krone Akvavit nydes bedst afkølet og er velegnet til det traditionelle danske køkken med kraftige saucer og solide retter.</text:p>
          </table:table-cell>
          <table:table-cell office:value-type="string" calcext:value-type="string">
            <text:p>https://www.nemlig.com/krone-akvavit-40-1016005</text:p>
          </table:table-cell>
        </table:table-row>
        <table:table-row table:style-name="ro7">
          <table:table-cell office:value-type="string" calcext:value-type="string">
            <text:p>Dagligvarer &gt; Frugt og grønt &gt; Grøntsager &gt; Salat &gt; Salat m. kylling og hummus</text:p>
          </table:table-cell>
          <table:table-cell office:value-type="string" calcext:value-type="string">
            <text:p>Salat m. kylling og hummus</text:p>
          </table:table-cell>
          <table:table-cell office:value-type="string" calcext:value-type="string">
            <text:p>322 g / Cofoco Food</text:p>
          </table:table-cell>
          <table:table-cell office:value-type="string" calcext:value-type="string">
            <text:p>KØL</text:p>
          </table:table-cell>
          <table:table-cell office:value-type="string" calcext:value-type="string">
            <text:p>41.95</text:p>
          </table:table-cell>
          <table:table-cell office:value-type="string" calcext:value-type="string">
            <text:p>.</text:p>
          </table:table-cell>
          <table:table-cell office:value-type="string" calcext:value-type="string">
            <text:p>Cofoco Food</text:p>
          </table:table-cell>
          <table:table-cell office:value-type="string" calcext:value-type="string">
            <text:p>Frokost</text:p>
          </table:table-cell>
          <table:table-cell table:number-columns-repeated="4"/>
          <table:table-cell office:value-type="string" calcext:value-type="string">
            <text:p>KØL</text:p>
          </table:table-cell>
          <table:table-cell office:value-type="string" calcext:value-type="string">
            <text:p>Kylling</text:p>
          </table:table-cell>
          <table:table-cell table:number-columns-repeated="2"/>
          <table:table-cell office:value-type="string" calcext:value-type="string">
            <text:p>Salat</text:p>
          </table:table-cell>
          <table:table-cell office:value-type="string" calcext:value-type="string">
            <text:p>Superfood salat med kylling, rødbede, quinoa og hummus</text:p>
            <text:p>Superfood salat med kylling, rødbede, quinoa og hummus er et nærende måltid, og passer perfekt til den travle hverdag eller til det stille øjeblik, hvor du gerne vil gøre noget godt for dig selv.</text:p>
            <text:p/>
            <text:p>Hos Cofoco Food står maden som omdrejningspunktet og hjertet i alt, hvad de laver og sammen med Cofoco navnet er det danskernes garanti for overraskelse, kvalitet, tilgængelighed, kokkehåndværk, og vigtigst af alt - stor velsmag.</text:p>
          </table:table-cell>
          <table:table-cell office:value-type="string" calcext:value-type="string">
            <text:p>https://www.nemlig.com/salat-m-kylling-og-hummus-5026806</text:p>
          </table:table-cell>
        </table:table-row>
        <table:table-row table:style-name="ro7">
          <table:table-cell office:value-type="string" calcext:value-type="string">
            <text:p>Dagligvarer &gt; Husholdning og bolig &gt; Køkkenudstyr &gt; Glas, bestik, skåle m.m. &gt; Spiseske</text:p>
          </table:table-cell>
          <table:table-cell office:value-type="string" calcext:value-type="string">
            <text:p>Spiseske</text:p>
          </table:table-cell>
          <table:table-cell office:value-type="string" calcext:value-type="string">
            <text:p>4 stk. / Aida - Atelier</text:p>
          </table:table-cell>
          <table:table-cell/>
          <table:table-cell office:value-type="string" calcext:value-type="string">
            <text:p>49.95</text:p>
          </table:table-cell>
          <table:table-cell office:value-type="string" calcext:value-type="string">
            <text:p>.</text:p>
          </table:table-cell>
          <table:table-cell office:value-type="string" calcext:value-type="string">
            <text:p>Aida</text:p>
          </table:table-cell>
          <table:table-cell office:value-type="string" calcext:value-type="string">
            <text:p>Hjemmet, Køkken, Opvaskemaskine</text:p>
          </table:table-cell>
          <table:table-cell table:number-columns-repeated="8"/>
          <table:table-cell office:value-type="string" calcext:value-type="string">
            <text:p>Bestik, Køkkenservice</text:p>
          </table:table-cell>
          <table:table-cell office:value-type="string" calcext:value-type="string">
            <text:p>Atelier spiseske</text:p>
            <text:p>Atelier bestikket er et enkelt og klassisk design, der passer til enhver lejlighed. De enkelte dele ligger godt i hånden.</text:p>
            <text:p/>
            <text:p>Tåler opvaskemaskine.</text:p>
          </table:table-cell>
          <table:table-cell office:value-type="string" calcext:value-type="string">
            <text:p>https://www.nemlig.com/spiseske-5034998</text:p>
          </table:table-cell>
        </table:table-row>
        <table:table-row table:style-name="ro3">
          <table:table-cell office:value-type="string" calcext:value-type="string">
            <text:p>Dagligvarer &gt; Husholdning og bolig &gt; Opvask &gt; Opvaskemiddel &gt; Opvaskemiddel</text:p>
          </table:table-cell>
          <table:table-cell office:value-type="string" calcext:value-type="string">
            <text:p>Opvaskemiddel</text:p>
          </table:table-cell>
          <table:table-cell office:value-type="string" calcext:value-type="string">
            <text:p>2 x 0,50 l / sensitive skin / Neutral</text:p>
          </table:table-cell>
          <table:table-cell office:value-type="string" calcext:value-type="string">
            <text:p>Den Blå Krans,Svanemærket</text:p>
          </table:table-cell>
          <table:table-cell office:value-type="string" calcext:value-type="string">
            <text:p>31.95</text:p>
          </table:table-cell>
          <table:table-cell office:value-type="string" calcext:value-type="string">
            <text:p>.</text:p>
          </table:table-cell>
          <table:table-cell office:value-type="string" calcext:value-type="string">
            <text:p>Neutral</text:p>
          </table:table-cell>
          <table:table-cell table:number-columns-repeated="5"/>
          <table:table-cell office:value-type="string" calcext:value-type="string">
            <text:p>Den Blå Krans, Discount, Parfumefri, Svanemærket</text:p>
          </table:table-cell>
          <table:table-cell table:number-columns-repeated="2"/>
          <table:table-cell office:value-type="string" calcext:value-type="string">
            <text:p>2 x 0,5 l</text:p>
          </table:table-cell>
          <table:table-cell office:value-type="string" calcext:value-type="string">
            <text:p>Opvaskemiddel</text:p>
          </table:table-cell>
          <table:table-cell office:value-type="string" calcext:value-type="string">
            <text:p>Farfumefri opvaskemiddel</text:p>
            <text:p>Neutral opvaskemiddel er en allergivenlig og parfumefri opvaskemiddel. Effektiv mod snavs og madrester.</text:p>
          </table:table-cell>
          <table:table-cell office:value-type="string" calcext:value-type="string">
            <text:p>https://www.nemlig.com/opvaskemiddel-209011</text:p>
          </table:table-cell>
        </table:table-row>
        <table:table-row table:style-name="ro7">
          <table:table-cell office:value-type="string" calcext:value-type="string">
            <text:p>Dagligvarer &gt; Kolonial &gt; Olie og eddike &gt; Olie &gt; Rapsolie &gt; Rapsolie</text:p>
          </table:table-cell>
          <table:table-cell office:value-type="string" calcext:value-type="string">
            <text:p>Rapsolie</text:p>
          </table:table-cell>
          <table:table-cell office:value-type="string" calcext:value-type="string">
            <text:p>0,2 l / spray / Yolli</text:p>
          </table:table-cell>
          <table:table-cell/>
          <table:table-cell office:value-type="string" calcext:value-type="string">
            <text:p>30.00</text:p>
          </table:table-cell>
          <table:table-cell office:value-type="string" calcext:value-type="string">
            <text:p>.</text:p>
          </table:table-cell>
          <table:table-cell office:value-type="string" calcext:value-type="string">
            <text:p>Yolli</text:p>
          </table:table-cell>
          <table:table-cell office:value-type="string" calcext:value-type="string">
            <text:p>Allround dressing, Bagning, Grillmad, Madlavning, Stegning</text:p>
          </table:table-cell>
          <table:table-cell table:number-columns-repeated="8"/>
          <table:table-cell office:value-type="string" calcext:value-type="string">
            <text:p>Bageartikler, Olie</text:p>
          </table:table-cell>
          <table:table-cell office:value-type="string" calcext:value-type="string">
            <text:p>Rapsolie</text:p>
            <text:p>Rapsolie i brugervenlig sprayflaske - nem at bruge, god til stegning, grill, bagning og salater - minimum rengøring.</text:p>
            <text:p/>
            <text:p>Ideel til vegetarer.</text:p>
          </table:table-cell>
          <table:table-cell office:value-type="string" calcext:value-type="string">
            <text:p>https://www.nemlig.com/rapsolie-5047007</text:p>
          </table:table-cell>
        </table:table-row>
        <table:table-row table:style-name="ro3">
          <table:table-cell office:value-type="string" calcext:value-type="string">
            <text:p>Dagligvarer &gt; Frugt og grønt &gt; Grøntsager &gt; Salat &gt; Taboulehsalat</text:p>
          </table:table-cell>
          <table:table-cell office:value-type="string" calcext:value-type="string">
            <text:p>Taboulehsalat</text:p>
          </table:table-cell>
          <table:table-cell office:value-type="string" calcext:value-type="string">
            <text:p>300 g / Sun Salat</text:p>
          </table:table-cell>
          <table:table-cell office:value-type="string" calcext:value-type="string">
            <text:p>KØL</text:p>
          </table:table-cell>
          <table:table-cell office:value-type="string" calcext:value-type="string">
            <text:p>24.95</text:p>
          </table:table-cell>
          <table:table-cell office:value-type="string" calcext:value-type="string">
            <text:p>19.96</text:p>
          </table:table-cell>
          <table:table-cell office:value-type="string" calcext:value-type="string">
            <text:p>Sun Salat</text:p>
          </table:table-cell>
          <table:table-cell office:value-type="string" calcext:value-type="string">
            <text:p>Frokost, Tilbehør</text:p>
          </table:table-cell>
          <table:table-cell table:number-columns-repeated="4"/>
          <table:table-cell office:value-type="string" calcext:value-type="string">
            <text:p>KØL</text:p>
          </table:table-cell>
          <table:table-cell table:number-columns-repeated="3"/>
          <table:table-cell office:value-type="string" calcext:value-type="string">
            <text:p>Salat, Tilbehør</text:p>
          </table:table-cell>
          <table:table-cell office:value-type="string" calcext:value-type="string">
            <text:p>Tabouhelesalat</text:p>
            <text:p>Tabouleh salat med 64 % kogt bulgur, rødløg, squash, frisk persille og peberfrugt. Med til salaten følger også en dressing med smag af hvidløg. Salaten er god som tilbehør til alt slags kød, falafel og marineret tofu</text:p>
          </table:table-cell>
          <table:table-cell office:value-type="string" calcext:value-type="string">
            <text:p>https://www.nemlig.com/taboulehsalat-5048809</text:p>
          </table:table-cell>
        </table:table-row>
        <table:table-row table:style-name="ro1">
          <table:table-cell office:value-type="string" calcext:value-type="string">
            <text:p>Dagligvarer &gt; Køl og mejeri &gt; Tapas &gt; Tapas brød &gt; Sticks m. havre og salt</text:p>
          </table:table-cell>
          <table:table-cell office:value-type="string" calcext:value-type="string">
            <text:p>Sticks m. havre og salt</text:p>
          </table:table-cell>
          <table:table-cell office:value-type="string" calcext:value-type="string">
            <text:p>70 g / SpisGo</text:p>
          </table:table-cell>
          <table:table-cell/>
          <table:table-cell office:value-type="string" calcext:value-type="string">
            <text:p>15.95</text:p>
          </table:table-cell>
          <table:table-cell office:value-type="string" calcext:value-type="string">
            <text:p>.</text:p>
          </table:table-cell>
          <table:table-cell office:value-type="string" calcext:value-type="string">
            <text:p>Rustikki</text:p>
          </table:table-cell>
          <table:table-cell office:value-type="string" calcext:value-type="string">
            <text:p>Dip, Snack</text:p>
          </table:table-cell>
          <table:table-cell table:number-columns-repeated="8"/>
          <table:table-cell office:value-type="string" calcext:value-type="string">
            <text:p>Snack</text:p>
          </table:table-cell>
          <table:table-cell office:value-type="string" calcext:value-type="string">
            <text:p>En salt brødstick med havre og salt.</text:p>
          </table:table-cell>
          <table:table-cell office:value-type="string" calcext:value-type="string">
            <text:p>https://www.nemlig.com/sticks-m-havre-og-salt-5021104</text:p>
          </table:table-cell>
        </table:table-row>
        <table:table-row table:style-name="ro3">
          <table:table-cell office:value-type="string" calcext:value-type="string">
            <text:p>Dagligvarer &gt; Husholdning og bolig &gt; Husholdningsartikler &gt; Elastikker og klemmer &gt; Poseklemmer</text:p>
          </table:table-cell>
          <table:table-cell office:value-type="string" calcext:value-type="string">
            <text:p>Poseklemmer</text:p>
          </table:table-cell>
          <table:table-cell office:value-type="string" calcext:value-type="string">
            <text:p>30 stk. / ass. farver</text:p>
          </table:table-cell>
          <table:table-cell/>
          <table:table-cell office:value-type="string" calcext:value-type="string">
            <text:p>19.95</text:p>
          </table:table-cell>
          <table:table-cell office:value-type="string" calcext:value-type="string">
            <text:p>.</text:p>
          </table:table-cell>
          <table:table-cell/>
          <table:table-cell office:value-type="string" calcext:value-type="string">
            <text:p>Hjemmet</text:p>
          </table:table-cell>
          <table:table-cell table:number-columns-repeated="8"/>
          <table:table-cell office:value-type="string" calcext:value-type="string">
            <text:p>Køkkenudstyr</text:p>
          </table:table-cell>
          <table:table-cell office:value-type="string" calcext:value-type="string">
            <text:p>Poseklemmer</text:p>
            <text:p>30 stk. i plast.</text:p>
          </table:table-cell>
          <table:table-cell office:value-type="string" calcext:value-type="string">
            <text:p>https://www.nemlig.com/poseklemmer-5025381</text:p>
          </table:table-cell>
        </table:table-row>
        <table:table-row table:style-name="ro7">
          <table:table-cell office:value-type="string" calcext:value-type="string">
            <text:p>Dagligvarer &gt; Frost &gt; Fisk og skaldyr &gt; Frosne fiskefileter &gt; Fiskefileter (panerede)</text:p>
          </table:table-cell>
          <table:table-cell office:value-type="string" calcext:value-type="string">
            <text:p>Fiskefileter (panerede)</text:p>
          </table:table-cell>
          <table:table-cell office:value-type="string" calcext:value-type="string">
            <text:p>220 g / m. rejer og asparges / frost / Royal Greenland</text:p>
          </table:table-cell>
          <table:table-cell office:value-type="string" calcext:value-type="string">
            <text:p>Frost</text:p>
          </table:table-cell>
          <table:table-cell office:value-type="string" calcext:value-type="string">
            <text:p>20.00</text:p>
          </table:table-cell>
          <table:table-cell office:value-type="string" calcext:value-type="string">
            <text:p>.</text:p>
          </table:table-cell>
          <table:table-cell office:value-type="string" calcext:value-type="string">
            <text:p>Royal Greenland</text:p>
          </table:table-cell>
          <table:table-cell office:value-type="string" calcext:value-type="string">
            <text:p>Aftensmad, Frokost</text:p>
          </table:table-cell>
          <table:table-cell table:number-columns-repeated="4"/>
          <table:table-cell office:value-type="string" calcext:value-type="string">
            <text:p>Discount, Frost</text:p>
          </table:table-cell>
          <table:table-cell table:number-columns-repeated="3"/>
          <table:table-cell office:value-type="string" calcext:value-type="string">
            <text:p>Fisk</text:p>
          </table:table-cell>
          <table:table-cell office:value-type="string" calcext:value-type="string">
            <text:p>Dansk, paneret og fyldt fiskefilet</text:p>
            <text:p>De fyldte fiskefiletter med rejer og asparges består af to danske fiskefiletter lagt sammen om lækkert fyld og derefter paneret og stegt.</text:p>
            <text:p/>
            <text:p>De er klar til tilberedning i ovn direkte fra frost, og aftensmaden kan være på bordet på kun 20 minutter.</text:p>
          </table:table-cell>
          <table:table-cell office:value-type="string" calcext:value-type="string">
            <text:p>https://www.nemlig.com/fiskefileter-panerede-5025053</text:p>
          </table:table-cell>
        </table:table-row>
        <table:table-row table:style-name="ro5">
          <table:table-cell office:value-type="string" calcext:value-type="string">
            <text:p>Dagligvarer &gt; Pleje og skønhed &gt; Hårprodukter &gt; Shampoo &gt; Shampoo (normalt hår)</text:p>
          </table:table-cell>
          <table:table-cell office:value-type="string" calcext:value-type="string">
            <text:p>Shampoo (normalt hår)</text:p>
          </table:table-cell>
          <table:table-cell office:value-type="string" calcext:value-type="string">
            <text:p>0,25 l / Sanex - Shampoo</text:p>
          </table:table-cell>
          <table:table-cell/>
          <table:table-cell office:value-type="string" calcext:value-type="string">
            <text:p>20.00</text:p>
          </table:table-cell>
          <table:table-cell office:value-type="string" calcext:value-type="string">
            <text:p>.</text:p>
          </table:table-cell>
          <table:table-cell office:value-type="string" calcext:value-type="string">
            <text:p>Sanex</text:p>
          </table:table-cell>
          <table:table-cell office:value-type="string" calcext:value-type="string">
            <text:p>Hårpleje, Normalt hår</text:p>
          </table:table-cell>
          <table:table-cell table:number-columns-repeated="7"/>
          <table:table-cell office:value-type="string" calcext:value-type="string">
            <text:p>0,25 l</text:p>
          </table:table-cell>
          <table:table-cell office:value-type="string" calcext:value-type="string">
            <text:p>Hårpleje, Shampoo</text:p>
          </table:table-cell>
          <table:table-cell office:value-type="string" calcext:value-type="string">
            <text:p>Sanex shampoo – til normalt hår.</text:p>
            <text:p>Sanex normal shampoo med balsam beskytter normalt hår og respekterer hovedbunden. Særligt udviklet til mænd.</text:p>
            <text:p/>
            <text:p>Formuleret for at holde hår og hovedbund rent:</text:p>
            <text:p>Modstandsdygtig — hjælper med at beskytte håret mod skader</text:p>
            <text:p>Frisk — vasker snavs og olie væk</text:p>
            <text:p>Afbalanceret — formuleret til at minimere pH-forstyrrelser</text:p>
            <text:p>Friske og rene dufte udviklet for at minimere risikoen for allergier.</text:p>
          </table:table-cell>
          <table:table-cell office:value-type="string" calcext:value-type="string">
            <text:p>https://www.nemlig.com/shampoo-normalt-haar-105818</text:p>
          </table:table-cell>
        </table:table-row>
        <table:table-row table:style-name="ro2">
          <table:table-cell office:value-type="string" calcext:value-type="string">
            <text:p>Dagligvarer &gt; Drikkevarer &gt; Spiritus &gt; Likør &gt; Baileys irish cream (17%)</text:p>
          </table:table-cell>
          <table:table-cell office:value-type="string" calcext:value-type="string">
            <text:p>Baileys irish cream (17%)</text:p>
          </table:table-cell>
          <table:table-cell office:value-type="string" calcext:value-type="string">
            <text:p>0,70 l / Likør</text:p>
          </table:table-cell>
          <table:table-cell/>
          <table:table-cell office:value-type="string" calcext:value-type="string">
            <text:p>135.00</text:p>
          </table:table-cell>
          <table:table-cell office:value-type="string" calcext:value-type="string">
            <text:p>.</text:p>
          </table:table-cell>
          <table:table-cell office:value-type="string" calcext:value-type="string">
            <text:p>Baileys</text:p>
          </table:table-cell>
          <table:table-cell office:value-type="string" calcext:value-type="string">
            <text:p>Drinks</text:p>
          </table:table-cell>
          <table:table-cell table:number-columns-repeated="4"/>
          <table:table-cell office:value-type="string" calcext:value-type="string">
            <text:p>Discount</text:p>
          </table:table-cell>
          <table:table-cell table:number-columns-repeated="3"/>
          <table:table-cell office:value-type="string" calcext:value-type="string">
            <text:p>Likør</text:p>
          </table:table-cell>
          <table:table-cell office:value-type="string" calcext:value-type="string">
            <text:p>Baileys irish cream (17%)</text:p>
            <text:p>Baileys er en perfekt sammenblanding af frisk, højkvalitets irsk mejerifløde, den fineste spiritus, irsk whisky og en helt speciel opskrift med chokoladesmag.</text:p>
            <text:p/>
            <text:p>Over 80% af de råvarer og emballage, der anvendes til at lave og præsentere Baileys , kommer fra den irske ø. Fløden er frisk mejerifløde, der kommer fra to mejerileverandører. Whiskyen er en tredobbelt destilleret blanding lavet til en privat specifikation og leveres fra The Old Midleton Distillery, Co Cork. Sukkeret kommer fra sukkerrør og sukkerroer. Baileys særskilte stil kommer fra en unik privat opskrift med naturlige kakaoekstrakter, som giver Baileys sin særlige chokoladekarakter og væsen.</text:p>
            <text:p/>
            <text:p>275 millioner liter frisk irsk mælk er nødvendigt årligt for at producere den friske fløde, der anvendes til fremstilling af Baileys. 40.000 top-opdrættede irske malkekøer producerer Baileys ' daglige flødebehov, mens de græsser på omkring 1500 udvalgte og godkendte irske gårde, hovedsageligt på Irlands østkyst. Dette giver fuld sporbarhed.</text:p>
          </table:table-cell>
          <table:table-cell office:value-type="string" calcext:value-type="string">
            <text:p>https://www.nemlig.com/baileys-irish-cream-17-1015001</text:p>
          </table:table-cell>
        </table:table-row>
        <table:table-row table:style-name="ro3">
          <table:table-cell office:value-type="string" calcext:value-type="string">
            <text:p>Dagligvarer &gt; Køl og mejeri &gt; Pålæg &gt; Pålæg i skiver &gt; Pålægspølser i skiver &gt; Røget medister</text:p>
          </table:table-cell>
          <table:table-cell office:value-type="string" calcext:value-type="string">
            <text:p>Røget medister</text:p>
          </table:table-cell>
          <table:table-cell office:value-type="string" calcext:value-type="string">
            <text:p>125 g / 3-stjernet</text:p>
          </table:table-cell>
          <table:table-cell office:value-type="string" calcext:value-type="string">
            <text:p>Dansk,KØL</text:p>
          </table:table-cell>
          <table:table-cell office:value-type="string" calcext:value-type="string">
            <text:p>14.95</text:p>
          </table:table-cell>
          <table:table-cell office:value-type="string" calcext:value-type="string">
            <text:p>.</text:p>
          </table:table-cell>
          <table:table-cell office:value-type="string" calcext:value-type="string">
            <text:p>3-Stjernet</text:p>
          </table:table-cell>
          <table:table-cell office:value-type="string" calcext:value-type="string">
            <text:p>Frokost, Madpakke</text:p>
          </table:table-cell>
          <table:table-cell table:number-columns-repeated="4"/>
          <table:table-cell office:value-type="string" calcext:value-type="string">
            <text:p>Dansk, KØL</text:p>
          </table:table-cell>
          <table:table-cell office:value-type="string" calcext:value-type="string">
            <text:p>Svin</text:p>
          </table:table-cell>
          <table:table-cell table:number-columns-repeated="2"/>
          <table:table-cell office:value-type="string" calcext:value-type="string">
            <text:p>Kødpålæg, Pålæg</text:p>
          </table:table-cell>
          <table:table-cell office:value-type="string" calcext:value-type="string">
            <text:p>Røget medister</text:p>
            <text:p>Røget medister er også en klassiker fra madpakken, den udmærker sig ved en delikat krydderiblanding af peber, løg og paprika, som giver pølsen den helt rigtige smag. En mild pålægspølse, hvor man fornemmer smagen af røg.</text:p>
          </table:table-cell>
          <table:table-cell office:value-type="string" calcext:value-type="string">
            <text:p>https://www.nemlig.com/roeget-medister-102265</text:p>
          </table:table-cell>
        </table:table-row>
        <table:table-row table:style-name="ro3">
          <table:table-cell office:value-type="string" calcext:value-type="string">
            <text:p>Dagligvarer &gt; Slik og kiosk &gt; Slik &gt; Skum &gt; Juleskum m. jordbær og vanilje</text:p>
          </table:table-cell>
          <table:table-cell office:value-type="string" calcext:value-type="string">
            <text:p>Juleskum m. jordbær og vanilje</text:p>
          </table:table-cell>
          <table:table-cell office:value-type="string" calcext:value-type="string">
            <text:p>80 g / Carletti</text:p>
          </table:table-cell>
          <table:table-cell/>
          <table:table-cell office:value-type="string" calcext:value-type="string">
            <text:p>15.50</text:p>
          </table:table-cell>
          <table:table-cell office:value-type="string" calcext:value-type="string">
            <text:p>.</text:p>
          </table:table-cell>
          <table:table-cell office:value-type="string" calcext:value-type="string">
            <text:p>Carletti</text:p>
          </table:table-cell>
          <table:table-cell office:value-type="string" calcext:value-type="string">
            <text:p>Jul</text:p>
          </table:table-cell>
          <table:table-cell table:number-columns-repeated="8"/>
          <table:table-cell office:value-type="string" calcext:value-type="string">
            <text:p>Skum, Slik</text:p>
          </table:table-cell>
          <table:table-cell office:value-type="string" calcext:value-type="string">
            <text:p>Spis dig i julehumør med juleskum</text:p>
            <text:p>Juleskum med jordbær og vaniljesmag.</text:p>
          </table:table-cell>
          <table:table-cell office:value-type="string" calcext:value-type="string">
            <text:p>https://www.nemlig.com/juleskum-m-jordbaer-og-vanilje-5022681</text:p>
          </table:table-cell>
        </table:table-row>
        <table:table-row table:style-name="ro15">
          <table:table-cell office:value-type="string" calcext:value-type="string">
            <text:p>Dagligvarer &gt; Drikkevarer &gt; Øl &gt; Øltyper &gt; Specialøl &gt; Specialøl Smagekasse</text:p>
          </table:table-cell>
          <table:table-cell office:value-type="string" calcext:value-type="string">
            <text:p>Specialøl Smagekasse</text:p>
          </table:table-cell>
          <table:table-cell office:value-type="string" calcext:value-type="string">
            <text:p>20 x 0,25 l / ex. pant / Bryggeriet Skands</text:p>
          </table:table-cell>
          <table:table-cell/>
          <table:table-cell office:value-type="string" calcext:value-type="string">
            <text:p>340.00</text:p>
          </table:table-cell>
          <table:table-cell office:value-type="string" calcext:value-type="string">
            <text:p>.</text:p>
          </table:table-cell>
          <table:table-cell office:value-type="string" calcext:value-type="string">
            <text:p>Bryggeriet Skands</text:p>
          </table:table-cell>
          <table:table-cell table:number-columns-repeated="9"/>
          <table:table-cell office:value-type="string" calcext:value-type="string">
            <text:p>Smagekasse, Specialøl</text:p>
          </table:table-cell>
          <table:table-cell office:value-type="string" calcext:value-type="string">
            <text:p>Smagekassen fra Skands Bryggeri</text:p>
            <text:p>Smagekassen er en fantastisk mulighed for at smage 10 forskellige ølvarianter fra Bryggeriet Skands. Kassen indeholder 2 x 25 cl. flasker af hver af de 10 ølvarianter. God fornøjelse med at smage de mange spændende øl, og at finde dine favoritter.</text:p>
            <text:p/>
            <text:p>Alkohol: 5,8 procent.</text:p>
            <text:p/>
            <text:p>Kassen indeholder:</text:p>
            <text:p>Nick’s Ale</text:p>
            <text:p>Red Ale</text:p>
            <text:p>100 Promille</text:p>
            <text:p>Classic</text:p>
            <text:p>Porter</text:p>
            <text:p>Egtvedpigens Bryg</text:p>
            <text:p>Esrum Vinterbock</text:p>
            <text:p>My Hazy Ipa</text:p>
            <text:p>Sjoben</text:p>
            <text:p>Forarsbryyg</text:p>
          </table:table-cell>
          <table:table-cell office:value-type="string" calcext:value-type="string">
            <text:p>https://www.nemlig.com/specialoel-smagekasse-5033590</text:p>
          </table:table-cell>
        </table:table-row>
        <table:table-row table:style-name="ro3">
          <table:table-cell office:value-type="string" calcext:value-type="string">
            <text:p>Dagligvarer &gt; Frost &gt; Supper og nem mad &gt; Færdigretter &gt; Ratatouille</text:p>
          </table:table-cell>
          <table:table-cell office:value-type="string" calcext:value-type="string">
            <text:p>Ratatouille</text:p>
          </table:table-cell>
          <table:table-cell office:value-type="string" calcext:value-type="string">
            <text:p>500 g / glutenfri / frost / Slagter Lund</text:p>
          </table:table-cell>
          <table:table-cell office:value-type="string" calcext:value-type="string">
            <text:p>Frost</text:p>
          </table:table-cell>
          <table:table-cell office:value-type="string" calcext:value-type="string">
            <text:p>68.00</text:p>
          </table:table-cell>
          <table:table-cell office:value-type="string" calcext:value-type="string">
            <text:p>.</text:p>
          </table:table-cell>
          <table:table-cell office:value-type="string" calcext:value-type="string">
            <text:p>Slagter Lund</text:p>
          </table:table-cell>
          <table:table-cell office:value-type="string" calcext:value-type="string">
            <text:p>Vegetar</text:p>
          </table:table-cell>
          <table:table-cell table:number-columns-repeated="4"/>
          <table:table-cell office:value-type="string" calcext:value-type="string">
            <text:p>Frost, Glutenfri, Laktosefri, Vegansk, Vegetarisk</text:p>
          </table:table-cell>
          <table:table-cell table:number-columns-repeated="3"/>
          <table:table-cell office:value-type="string" calcext:value-type="string">
            <text:p>Convenience, Færdigret</text:p>
          </table:table-cell>
          <table:table-cell office:value-type="string" calcext:value-type="string">
            <text:p>Serveringsforslag:</text:p>
            <text:p>• Passer til alle slags stegt kød og fisk. Prøv den f.eks. sammen med frisk pasta. 1 portion ratatouille passer som tilbehør til 3-4 personer. Min. 1 måneds holdbarhed ved modtagelsen. Retten tøes bedst op i køleskabet fra den ene dag til den næste. Retten kan varmes i mikroovn eller i gryde. Det anbefales at retten altid opvarmes til mindst 75 grader.</text:p>
          </table:table-cell>
          <table:table-cell office:value-type="string" calcext:value-type="string">
            <text:p>https://www.nemlig.com/ratatouille-5006676</text:p>
          </table:table-cell>
        </table:table-row>
        <table:table-row table:style-name="ro22">
          <table:table-cell office:value-type="string" calcext:value-type="string">
            <text:p>Dagligvarer &gt; Drikkevarer &gt; Spiritus &gt; Rom &gt; RumISH</text:p>
          </table:table-cell>
          <table:table-cell office:value-type="string" calcext:value-type="string">
            <text:p>RumISH</text:p>
          </table:table-cell>
          <table:table-cell office:value-type="string" calcext:value-type="string">
            <text:p>0,35 l / alkoholfri / Rom</text:p>
          </table:table-cell>
          <table:table-cell/>
          <table:table-cell office:value-type="string" calcext:value-type="string">
            <text:p>100.00</text:p>
          </table:table-cell>
          <table:table-cell office:value-type="string" calcext:value-type="string">
            <text:p>.</text:p>
          </table:table-cell>
          <table:table-cell office:value-type="string" calcext:value-type="string">
            <text:p>ISH</text:p>
          </table:table-cell>
          <table:table-cell office:value-type="string" calcext:value-type="string">
            <text:p>Aperitif, Drinks, Fest, Gave, Snack</text:p>
          </table:table-cell>
          <table:table-cell table:number-columns-repeated="4"/>
          <table:table-cell office:value-type="string" calcext:value-type="string">
            <text:p>Alkoholfri</text:p>
          </table:table-cell>
          <table:table-cell table:number-columns-repeated="3"/>
          <table:table-cell office:value-type="string" calcext:value-type="string">
            <text:p>Alkoholfri, Rom</text:p>
          </table:table-cell>
          <table:table-cell office:value-type="string" calcext:value-type="string">
            <text:p>Alkoholfri RumISH</text:p>
            <text:p>Vi er stolte af at kunne præsentere RumISH – Scandinaviens første alkoholfrie alternative til rom. Naturlige ingredienser som vanilje og muskatnød destilleres og dampes for at ekstrahere den rette intensitet fra planterne. Chilifrø sikrer den varme vi kender fra klassisk alkohol og bagte æbler giver den flotte gyldne farve.</text:p>
            <text:p/>
            <text:p>Alt i alt giver det en dyb og kompleks smag, der tilfredsstiller smagsløgene og giver den ”rom-følelse” vi kender – bare uden alkohol-delen. RumISH er det perfekte alternativ til en klassisk ”spiced rum”. Miks med ginger beer for en alkoholfri Dark &amp; Stormy, eller en DaiquirISH. Mulighederne er mange</text:p>
            <text:p/>
            <text:p>RumISH er ikke skabt til at nydes rent. For den fulde ISH-oplevelse anbefaler vi et par simple opskrifter som du kan blive inspireret af. God fornøjelse.</text:p>
            <text:p/>
            <text:p>The Stormy RumISH &amp; Ginger:</text:p>
            <text:p>5 cl. RumISH</text:p>
            <text:p>10 cl. Ginger beer</text:p>
            <text:p>Et stænk Angostura bitters</text:p>
            <text:p>Pynt med frisk ingefær og lime</text:p>
            <text:p/>
            <text:p>DaiquirISH :</text:p>
            <text:p>6 cl RumISH</text:p>
            <text:p>2 cl frisk lime saft</text:p>
            <text:p>2 cl simple sirup</text:p>
            <text:p>Shake med is og pynt med et friskt lime hjul</text:p>
          </table:table-cell>
          <table:table-cell office:value-type="string" calcext:value-type="string">
            <text:p>https://www.nemlig.com/rumish-5046578</text:p>
          </table:table-cell>
        </table:table-row>
        <table:table-row table:style-name="ro3">
          <table:table-cell office:value-type="string" calcext:value-type="string">
            <text:p>Dagligvarer &gt; Slik og kiosk &gt; Slik &gt; Stænger og snørebånd &gt; Karamelsnører</text:p>
          </table:table-cell>
          <table:table-cell office:value-type="string" calcext:value-type="string">
            <text:p>Karamelsnører</text:p>
          </table:table-cell>
          <table:table-cell office:value-type="string" calcext:value-type="string">
            <text:p>94 g / Malaco</text:p>
          </table:table-cell>
          <table:table-cell/>
          <table:table-cell office:value-type="string" calcext:value-type="string">
            <text:p>14.95</text:p>
          </table:table-cell>
          <table:table-cell office:value-type="string" calcext:value-type="string">
            <text:p>.</text:p>
          </table:table-cell>
          <table:table-cell office:value-type="string" calcext:value-type="string">
            <text:p>Malaco</text:p>
          </table:table-cell>
          <table:table-cell table:number-columns-repeated="5"/>
          <table:table-cell office:value-type="string" calcext:value-type="string">
            <text:p>Discount</text:p>
          </table:table-cell>
          <table:table-cell table:number-columns-repeated="3"/>
          <table:table-cell office:value-type="string" calcext:value-type="string">
            <text:p>Slik, Vingummi</text:p>
          </table:table-cell>
          <table:table-cell office:value-type="string" calcext:value-type="string">
            <text:p>Karamelsnører</text:p>
            <text:p>Snører med karamelsmag er en af de allermest populære produkter i vort børnesortiment. Den gode duft af karamel som møder en når man åbner posen er fantastisk!</text:p>
          </table:table-cell>
          <table:table-cell office:value-type="string" calcext:value-type="string">
            <text:p>https://www.nemlig.com/karamelsnoerer-5502230</text:p>
          </table:table-cell>
        </table:table-row>
        <table:table-row table:style-name="ro1">
          <table:table-cell office:value-type="string" calcext:value-type="string">
            <text:p>Dagligvarer &gt; Blomster og have &gt; Potter og vaser &gt; Nelly krukke "Cappucino"</text:p>
          </table:table-cell>
          <table:table-cell office:value-type="string" calcext:value-type="string">
            <text:p>Nelly krukke "Cappucino"</text:p>
          </table:table-cell>
          <table:table-cell office:value-type="string" calcext:value-type="string">
            <text:p>1 stk. / Ø:19 cm / H:20 cm</text:p>
          </table:table-cell>
          <table:table-cell/>
          <table:table-cell office:value-type="string" calcext:value-type="string">
            <text:p>198.00</text:p>
          </table:table-cell>
          <table:table-cell office:value-type="string" calcext:value-type="string">
            <text:p>.</text:p>
          </table:table-cell>
          <table:table-cell office:value-type="string" calcext:value-type="string">
            <text:p>B • Green</text:p>
          </table:table-cell>
          <table:table-cell office:value-type="string" calcext:value-type="string">
            <text:p>Bolig, Dekoration, Stueplante</text:p>
          </table:table-cell>
          <table:table-cell table:number-columns-repeated="10"/>
          <table:table-cell office:value-type="string" calcext:value-type="string">
            <text:p>https://www.nemlig.com/nelly-krukke-cappucino-5049234</text:p>
          </table:table-cell>
        </table:table-row>
        <table:table-row table:style-name="ro7">
          <table:table-cell office:value-type="string" calcext:value-type="string">
            <text:p>Dagligvarer &gt; Drikkevarer &gt; Ch. Guilhem Clos du blason</text:p>
          </table:table-cell>
          <table:table-cell office:value-type="string" calcext:value-type="string">
            <text:p>Ch. Guilhem Clos du blason</text:p>
          </table:table-cell>
          <table:table-cell office:value-type="string" calcext:value-type="string">
            <text:p>Frankrig / AOC Malepere 2016 / 0,75 l / rødvin</text:p>
          </table:table-cell>
          <table:table-cell office:value-type="string" calcext:value-type="string">
            <text:p>Øko (europæisk)</text:p>
          </table:table-cell>
          <table:table-cell office:value-type="string" calcext:value-type="string">
            <text:p>345.00</text:p>
          </table:table-cell>
          <table:table-cell office:value-type="string" calcext:value-type="string">
            <text:p>.</text:p>
          </table:table-cell>
          <table:table-cell/>
          <table:table-cell office:value-type="string" calcext:value-type="string">
            <text:p>Grill</text:p>
          </table:table-cell>
          <table:table-cell table:number-columns-repeated="3"/>
          <table:table-cell office:value-type="string" calcext:value-type="string">
            <text:p>Frankrig</text:p>
          </table:table-cell>
          <table:table-cell office:value-type="string" calcext:value-type="string">
            <text:p>Øko (europæisk)</text:p>
          </table:table-cell>
          <table:table-cell table:number-columns-repeated="3"/>
          <table:table-cell office:value-type="string" calcext:value-type="string">
            <text:p>Rødvin</text:p>
          </table:table-cell>
          <table:table-cell office:value-type="string" calcext:value-type="string">
            <text:p>Château Guilhem Clos du blason rouge</text:p>
            <text:p>Château de Guilhem. Servér denne økologiske enkeltmarksvin for en Pomerol-fan - og glæd dig til reaktionen, når du afslører at vinen er fra Malèpere i Sydfrankrig. 2016 er et gennembrud og et syvmileskridt frem for flagskibet Clos du Blason, der allerede i forrige årgang blev skamrost som ”forrygende” af Robert Parker og høstede velfortjente 91 point. Mørk og intens i glasset. Næsen lover stor, stor rødvin med rig og kompleks duft af frisk viol, mynte, fuldmodne blommer, cassis, læder og svesker, der følges på vej af lakrids, vanilje og ristede kaffebønner fra fadet. Smagen følger op med mørk, kødfuld powerfrugt og friske mineralsk elegance i sublimt samspil. Dyb, lang finish med silkefine tanniner og et væld af flotte nuancer. Topvin! Nyd den til gode bøffer i rødvinssauce, lam, vildtkød, simreretter og modne oste. Clos du Blason er skabt på 80% Merlot og 20 % Cabernet Sauvignon fra Chateau Guilhems ældste og økologiske vinstokke. Forædlet som de mest eksklusive bordeauxvine med hele 18 måneders lagring på helt nye barriquefade.</text:p>
            <text:p/>
            <text:p>Historie om vinhuset: CHÂTEAU GUILHEM har siden 1878 været I familiens eje, 6 generation står nu for dette pragtfulde Chateau. Placeret i landlige bakkede omgivelser i det sydlige Frankrig med kik til Pyrenæerne står Bertrand i dag den daglige drift. Han har fulgt med tiden og huset er i dag certifiseret økologisk og godt på vej med Biodynamiske vine, så der er meget at se frem til med dette hus.</text:p>
          </table:table-cell>
          <table:table-cell office:value-type="string" calcext:value-type="string">
            <text:p>https://www.nemlig.com/ch-guilhem-clos-du-blason-5037880</text:p>
          </table:table-cell>
        </table:table-row>
        <table:table-row table:style-name="ro12">
          <table:table-cell office:value-type="string" calcext:value-type="string">
            <text:p>Dagligvarer &gt; Kolonial &gt; Pasta, ris og bælgfrugter &gt; Bønner &gt; Andre typer bønner &gt; Bønne og kernemix øko.</text:p>
          </table:table-cell>
          <table:table-cell office:value-type="string" calcext:value-type="string">
            <text:p>Bønne og kernemix øko.</text:p>
          </table:table-cell>
          <table:table-cell office:value-type="string" calcext:value-type="string">
            <text:p>150 g / vegansk / Økomama</text:p>
          </table:table-cell>
          <table:table-cell office:value-type="string" calcext:value-type="string">
            <text:p>Nøglehulsmærket,Øko (europæisk)</text:p>
          </table:table-cell>
          <table:table-cell office:value-type="string" calcext:value-type="string">
            <text:p>17.95</text:p>
          </table:table-cell>
          <table:table-cell office:value-type="string" calcext:value-type="string">
            <text:p>.</text:p>
          </table:table-cell>
          <table:table-cell office:value-type="string" calcext:value-type="string">
            <text:p>Økomama</text:p>
          </table:table-cell>
          <table:table-cell office:value-type="string" calcext:value-type="string">
            <text:p>Aftensmad, Salat, Økologisk</text:p>
          </table:table-cell>
          <table:table-cell office:value-type="string" calcext:value-type="string">
            <text:p>Klempose</text:p>
          </table:table-cell>
          <table:table-cell table:number-columns-repeated="3"/>
          <table:table-cell office:value-type="string" calcext:value-type="string">
            <text:p>Nøglehulsmærket, Vegansk, Øko (europæisk)</text:p>
          </table:table-cell>
          <table:table-cell table:number-columns-repeated="3"/>
          <table:table-cell office:value-type="string" calcext:value-type="string">
            <text:p>Bønner, Kerner, Vegetabilsk protein</text:p>
          </table:table-cell>
          <table:table-cell office:value-type="string" calcext:value-type="string">
            <text:p>Økologiske bønner og kerner</text:p>
            <text:p>Ingredienserne er tilberedt direkte i posen ved hjælp af damp og er uden lage. Denne proces bevarer derfor flere vigtige næringsstoffer end alm. kogning. Den bløde, let nøddeagtige smag er lækker som snack og i salater, og som tilbehør til et lækkert måltid.</text:p>
            <text:p>Kan varmes 2 minutter i mikroovnen eller på en pande</text:p>
            <text:p>Økomama er rendyrket økologisk madglæde, skabt af madelskere, for madelskere. Fra verdens store spisekammer henter vi veldyrkede, naturlige kvalitetsfødevarer høstet og dyrket med kærlighed til mad og respekt for vores klode.</text:p>
            <text:p>Produkterne i serien udgør hver især deres egen del af historien, om Økomama som det grønne alternativ. Hvert produkt er økologisk og nøje udvalgt med kompromisløst fokus på den gode smag.</text:p>
          </table:table-cell>
          <table:table-cell office:value-type="string" calcext:value-type="string">
            <text:p>https://www.nemlig.com/boenne-og-kernemix-oeko-5043936</text:p>
          </table:table-cell>
        </table:table-row>
        <table:table-row table:style-name="ro3">
          <table:table-cell office:value-type="string" calcext:value-type="string">
            <text:p>Dagligvarer &gt; Slik og kiosk &gt; Chokolade &gt; Plader &gt; Mørk chokolade &gt; Chokolade 70%</text:p>
          </table:table-cell>
          <table:table-cell office:value-type="string" calcext:value-type="string">
            <text:p>Chokolade 70%</text:p>
          </table:table-cell>
          <table:table-cell office:value-type="string" calcext:value-type="string">
            <text:p>100 g / Marabou Premium</text:p>
          </table:table-cell>
          <table:table-cell/>
          <table:table-cell office:value-type="string" calcext:value-type="string">
            <text:p>18.95</text:p>
          </table:table-cell>
          <table:table-cell office:value-type="string" calcext:value-type="string">
            <text:p>.</text:p>
          </table:table-cell>
          <table:table-cell office:value-type="string" calcext:value-type="string">
            <text:p>Marabou</text:p>
          </table:table-cell>
          <table:table-cell table:number-columns-repeated="5"/>
          <table:table-cell office:value-type="string" calcext:value-type="string">
            <text:p>Rainforest Alliance</text:p>
          </table:table-cell>
          <table:table-cell table:number-columns-repeated="3"/>
          <table:table-cell office:value-type="string" calcext:value-type="string">
            <text:p>Chokoladeplade, Slik</text:p>
          </table:table-cell>
          <table:table-cell office:value-type="string" calcext:value-type="string">
            <text:p>Chokolade 70%</text:p>
            <text:p>Marabou Premium 70% Kakao - En sprød og tynd mørk chokolade af kontinetal karakter med højt kakaoindhold. Lavet af kakaobønner i høj kvalitet, fra omhyggeligt udvalgte kakaosorter, for at opnå en udsøgt smagsoplevelse.</text:p>
          </table:table-cell>
          <table:table-cell office:value-type="string" calcext:value-type="string">
            <text:p>https://www.nemlig.com/chokolade-70-922572</text:p>
          </table:table-cell>
        </table:table-row>
        <table:table-row table:style-name="ro11">
          <table:table-cell office:value-type="string" calcext:value-type="string">
            <text:p>Dagligvarer &gt; Blomster og have &gt; Stueplanter &gt; Blomstrende planter &gt; Queen® Kalanchoe mini lyserød</text:p>
          </table:table-cell>
          <table:table-cell office:value-type="string" calcext:value-type="string">
            <text:p>Queen® Kalanchoe mini lyserød</text:p>
          </table:table-cell>
          <table:table-cell office:value-type="string" calcext:value-type="string">
            <text:p>1 stk. / Ø:6 cm / ekskl. skjuler</text:p>
          </table:table-cell>
          <table:table-cell office:value-type="string" calcext:value-type="string">
            <text:p>Dansk</text:p>
          </table:table-cell>
          <table:table-cell office:value-type="string" calcext:value-type="string">
            <text:p>15.00</text:p>
          </table:table-cell>
          <table:table-cell office:value-type="string" calcext:value-type="string">
            <text:p>.</text:p>
          </table:table-cell>
          <table:table-cell office:value-type="string" calcext:value-type="string">
            <text:p>Queen®</text:p>
          </table:table-cell>
          <table:table-cell office:value-type="string" calcext:value-type="string">
            <text:p>Stueplante</text:p>
          </table:table-cell>
          <table:table-cell/>
          <table:table-cell office:value-type="string" calcext:value-type="string">
            <text:p>Lyserød</text:p>
          </table:table-cell>
          <table:table-cell table:number-columns-repeated="2"/>
          <table:table-cell office:value-type="string" calcext:value-type="string">
            <text:p>Dansk</text:p>
          </table:table-cell>
          <table:table-cell table:number-columns-repeated="2"/>
          <table:table-cell office:value-type="string" calcext:value-type="string">
            <text:p>Mini</text:p>
          </table:table-cell>
          <table:table-cell office:value-type="string" calcext:value-type="string">
            <text:p>Kalanchoe</text:p>
          </table:table-cell>
          <table:table-cell office:value-type="string" calcext:value-type="string">
            <text:p>Queen® kalanchoe</text:p>
            <text:p>De er ikke bare smukke, klassiske og stilfulde - de er også meget nemme at have med at gøre.</text:p>
            <text:p>De holder i ugevis, skal kun vandes sparsomt - og så kan de styles til enhver lejlighed.</text:p>
            <text:p>I direkte sollys øges blomsternes farve i intensitet, mens bladene dog kan få et mere rødligt skær. En mørkere placering kan medvirke at blomsternes farve falmer en smule.</text:p>
            <text:p/>
            <text:p>Queen® smukkere blomster… ganske enkelt</text:p>
            <text:p>Siden 1939 har Queen® dyrket og udviklet kalanchoe.</text:p>
            <text:p>Mange kender planten som en yderst holdbar potteplante, men Queen® har videreudviklet kalanchoe også som afskårne blomster.</text:p>
            <text:p>Blomsterne fra Queen® har modtaget adskillige priser, og er blevet modtaget med stor anerkendelse og beundring i hele Europa.</text:p>
          </table:table-cell>
          <table:table-cell office:value-type="string" calcext:value-type="string">
            <text:p>https://www.nemlig.com/queen-kalanchoe-mini-lyseroed-5001559</text:p>
          </table:table-cell>
        </table:table-row>
        <table:table-row table:style-name="ro9">
          <table:table-cell office:value-type="string" calcext:value-type="string">
            <text:p>Dagligvarer &gt; Køl og mejeri &gt; Frisk pasta &gt; Pasta uden fyld &gt; Frisk spaghetti &gt; Lingue</text:p>
          </table:table-cell>
          <table:table-cell office:value-type="string" calcext:value-type="string">
            <text:p>Lingue</text:p>
          </table:table-cell>
          <table:table-cell office:value-type="string" calcext:value-type="string">
            <text:p>500 g / Delverde</text:p>
          </table:table-cell>
          <table:table-cell/>
          <table:table-cell office:value-type="string" calcext:value-type="string">
            <text:p>16.95</text:p>
          </table:table-cell>
          <table:table-cell office:value-type="string" calcext:value-type="string">
            <text:p>.</text:p>
          </table:table-cell>
          <table:table-cell office:value-type="string" calcext:value-type="string">
            <text:p>Delverde</text:p>
          </table:table-cell>
          <table:table-cell table:number-columns-repeated="9"/>
          <table:table-cell office:value-type="string" calcext:value-type="string">
            <text:p>Pasta</text:p>
          </table:table-cell>
          <table:table-cell office:value-type="string" calcext:value-type="string">
            <text:p>Lingue</text:p>
            <text:p>Italiensk tørpasta fremstillet i bronzeforme og langtidstørret ved lav temperatur, så pastaen kan koges "al dente".</text:p>
            <text:p>Pastamøllen er beliggende i en nationalpark i Abruzzo området.</text:p>
          </table:table-cell>
          <table:table-cell office:value-type="string" calcext:value-type="string">
            <text:p>https://www.nemlig.com/lingue-5013975</text:p>
          </table:table-cell>
        </table:table-row>
        <table:table-row table:style-name="ro3">
          <table:table-cell office:value-type="string" calcext:value-type="string">
            <text:p>Dagligvarer &gt; Drikkevarer &gt; Øl &gt; Øltyper &gt; Specialøl &gt; Esrum Kloster</text:p>
          </table:table-cell>
          <table:table-cell office:value-type="string" calcext:value-type="string">
            <text:p>Esrum Kloster</text:p>
          </table:table-cell>
          <table:table-cell office:value-type="string" calcext:value-type="string">
            <text:p>0,50 l / ex. pant / Bryggeriet Skands</text:p>
          </table:table-cell>
          <table:table-cell/>
          <table:table-cell office:value-type="string" calcext:value-type="string">
            <text:p>32.00</text:p>
          </table:table-cell>
          <table:table-cell office:value-type="string" calcext:value-type="string">
            <text:p>.</text:p>
          </table:table-cell>
          <table:table-cell office:value-type="string" calcext:value-type="string">
            <text:p>Bryggeriet Skands</text:p>
          </table:table-cell>
          <table:table-cell table:number-columns-repeated="9"/>
          <table:table-cell office:value-type="string" calcext:value-type="string">
            <text:p>Specialøl</text:p>
          </table:table-cell>
          <table:table-cell office:value-type="string" calcext:value-type="string">
            <text:p>Esrom Kloster</text:p>
            <text:p>I middelalderen bryggede klosterne øl. Til fornemme gæster og ved specielle lejligheder var øllet særligt godt. Esrum Kloster er nutidens fortolkning af dette gode øl. En aromatisk fyldig overgæret øl krydret med citronmelisse, lavendel, rosmarin, enebær, og anis; krydderurter der vokser i klosterhaven.</text:p>
          </table:table-cell>
          <table:table-cell office:value-type="string" calcext:value-type="string">
            <text:p>https://www.nemlig.com/esrum-kloster-5033580</text:p>
          </table:table-cell>
        </table:table-row>
        <table:table-row table:style-name="ro3">
          <table:table-cell office:value-type="string" calcext:value-type="string">
            <text:p>Dagligvarer &gt; Kolonial &gt; Konserves &gt; Fisk på dåse og tube &gt; Frokostrogn</text:p>
          </table:table-cell>
          <table:table-cell office:value-type="string" calcext:value-type="string">
            <text:p>Frokostrogn</text:p>
          </table:table-cell>
          <table:table-cell office:value-type="string" calcext:value-type="string">
            <text:p>200 g / Amanda</text:p>
          </table:table-cell>
          <table:table-cell office:value-type="string" calcext:value-type="string">
            <text:p>MSC-mærket,Nøglehulsmærket</text:p>
          </table:table-cell>
          <table:table-cell office:value-type="string" calcext:value-type="string">
            <text:p>15.95</text:p>
          </table:table-cell>
          <table:table-cell office:value-type="string" calcext:value-type="string">
            <text:p>.</text:p>
          </table:table-cell>
          <table:table-cell office:value-type="string" calcext:value-type="string">
            <text:p>Amanda</text:p>
          </table:table-cell>
          <table:table-cell office:value-type="string" calcext:value-type="string">
            <text:p>Pålæg</text:p>
          </table:table-cell>
          <table:table-cell table:number-columns-repeated="4"/>
          <table:table-cell office:value-type="string" calcext:value-type="string">
            <text:p>MSC-mærket, Nøglehulsmærket</text:p>
          </table:table-cell>
          <table:table-cell table:number-columns-repeated="3"/>
          <table:table-cell office:value-type="string" calcext:value-type="string">
            <text:p>Fiskekonserves, Fiskepålæg</text:p>
          </table:table-cell>
          <table:table-cell office:value-type="string" calcext:value-type="string">
            <text:p>Frokostrogn</text:p>
            <text:p>En bæredygtig frokostrogn lavet af fiskerogn fra MSC certificerede fiskerier. MSC- og nøglehulsmærket og en kilde til Omega-3 fedtsyrer.</text:p>
          </table:table-cell>
          <table:table-cell office:value-type="string" calcext:value-type="string">
            <text:p>https://www.nemlig.com/frokostrogn-5038051</text:p>
          </table:table-cell>
        </table:table-row>
        <table:table-row table:style-name="ro7">
          <table:table-cell office:value-type="string" calcext:value-type="string">
            <text:p>Dagligvarer &gt; Husholdning og bolig &gt; Tøjvask &gt; Flydende vaskemiddel &gt; Vaskemiddel til hvidvask</text:p>
          </table:table-cell>
          <table:table-cell office:value-type="string" calcext:value-type="string">
            <text:p>Vaskemiddel til hvidvask</text:p>
          </table:table-cell>
          <table:table-cell office:value-type="string" calcext:value-type="string">
            <text:p>0,70 l / sensitive skin / Neutral</text:p>
          </table:table-cell>
          <table:table-cell office:value-type="string" calcext:value-type="string">
            <text:p>Den Blå Krans,Svanemærket</text:p>
          </table:table-cell>
          <table:table-cell office:value-type="string" calcext:value-type="string">
            <text:p>38.95</text:p>
          </table:table-cell>
          <table:table-cell office:value-type="string" calcext:value-type="string">
            <text:p>.</text:p>
          </table:table-cell>
          <table:table-cell office:value-type="string" calcext:value-type="string">
            <text:p>Neutral</text:p>
          </table:table-cell>
          <table:table-cell office:value-type="string" calcext:value-type="string">
            <text:p>Vaskemaskinen, Vasketøjet</text:p>
          </table:table-cell>
          <table:table-cell table:number-columns-repeated="4"/>
          <table:table-cell office:value-type="string" calcext:value-type="string">
            <text:p>AllergyCertified, Den Blå Krans, Parfumefri, Svanemærket</text:p>
          </table:table-cell>
          <table:table-cell table:number-columns-repeated="2"/>
          <table:table-cell office:value-type="string" calcext:value-type="string">
            <text:p>0,7 l</text:p>
          </table:table-cell>
          <table:table-cell office:value-type="string" calcext:value-type="string">
            <text:p>Vaskemiddel</text:p>
          </table:table-cell>
          <table:table-cell office:value-type="string" calcext:value-type="string">
            <text:p>Parfumefri vaskemiddel til hvidvask</text:p>
            <text:p>Neutral® er en serie af hudvenlige produkter der er særligt udviklet for at reducere risikoen for hudirritation og hudallergi. Alle vores produkter er uden unødvendige tilsætningsstoffer som parfume og farvestoffer. For mere information se neutral.dk.</text:p>
            <text:p/>
            <text:p>Forårsager alvorlig øjenirritation. VED KONTAKT MED ØJNENE: Skyl forsigtigt med vand i flere minutter. Fjern eventuelle kontaktlinser, hvis dette kan gøres let. Fortsæt skylning. Ved vedvarende øjenirritation: Søg lægehjælp.</text:p>
          </table:table-cell>
          <table:table-cell office:value-type="string" calcext:value-type="string">
            <text:p>https://www.nemlig.com/vaskemiddel-til-hvidvask-5040815</text:p>
          </table:table-cell>
        </table:table-row>
        <table:table-row table:style-name="ro7">
          <table:table-cell office:value-type="string" calcext:value-type="string">
            <text:p>Dagligvarer &gt; Robby Bubble m. fersken</text:p>
          </table:table-cell>
          <table:table-cell office:value-type="string" calcext:value-type="string">
            <text:p>Robby Bubble m. fersken</text:p>
          </table:table-cell>
          <table:table-cell office:value-type="string" calcext:value-type="string">
            <text:p>Tyskland / ex. pant / 0,75 l / børne - mousserende</text:p>
          </table:table-cell>
          <table:table-cell/>
          <table:table-cell office:value-type="string" calcext:value-type="string">
            <text:p>29.95</text:p>
          </table:table-cell>
          <table:table-cell office:value-type="string" calcext:value-type="string">
            <text:p>.</text:p>
          </table:table-cell>
          <table:table-cell office:value-type="string" calcext:value-type="string">
            <text:p>Robbie Bubble, VinØen</text:p>
          </table:table-cell>
          <table:table-cell table:number-columns-repeated="4"/>
          <table:table-cell office:value-type="string" calcext:value-type="string">
            <text:p>Tyskland</text:p>
          </table:table-cell>
          <table:table-cell office:value-type="string" calcext:value-type="string">
            <text:p>Alkoholfri</text:p>
          </table:table-cell>
          <table:table-cell table:number-columns-repeated="3"/>
          <table:table-cell office:value-type="string" calcext:value-type="string">
            <text:p>Mousserende</text:p>
          </table:table-cell>
          <table:table-cell office:value-type="string" calcext:value-type="string">
            <text:p>Børne - mousserende</text:p>
            <text:p>Alkoholfri mousserende friske bobler, der gør nytåret lidt mere festlig for børnene.</text:p>
            <text:p/>
            <text:p>Dejlig frisk og ren smag af fersken, med lidt sødme og med en flot pink farve.</text:p>
          </table:table-cell>
          <table:table-cell office:value-type="string" calcext:value-type="string">
            <text:p>https://www.nemlig.com/robby-bubble-m-fersken-5006119</text:p>
          </table:table-cell>
        </table:table-row>
        <table:table-row table:style-name="ro7">
          <table:table-cell office:value-type="string" calcext:value-type="string">
            <text:p>Dagligvarer &gt; Pleje og skønhed &gt; Toiletartikler &gt; Bind, tamponer og trusseindlæg &gt; Intimpleje &gt; Intimservietter</text:p>
          </table:table-cell>
          <table:table-cell office:value-type="string" calcext:value-type="string">
            <text:p>Intimservietter</text:p>
          </table:table-cell>
          <table:table-cell office:value-type="string" calcext:value-type="string">
            <text:p>12 stk. / V-care / Libresse</text:p>
          </table:table-cell>
          <table:table-cell/>
          <table:table-cell office:value-type="string" calcext:value-type="string">
            <text:p>24.95</text:p>
          </table:table-cell>
          <table:table-cell office:value-type="string" calcext:value-type="string">
            <text:p>.</text:p>
          </table:table-cell>
          <table:table-cell office:value-type="string" calcext:value-type="string">
            <text:p>Libresse</text:p>
          </table:table-cell>
          <table:table-cell office:value-type="string" calcext:value-type="string">
            <text:p>Kvinder</text:p>
          </table:table-cell>
          <table:table-cell table:number-columns-repeated="4"/>
          <table:table-cell office:value-type="string" calcext:value-type="string">
            <text:p>Parfumefri</text:p>
          </table:table-cell>
          <table:table-cell table:number-columns-repeated="3"/>
          <table:table-cell office:value-type="string" calcext:value-type="string">
            <text:p>Intimpleje</text:p>
          </table:table-cell>
          <table:table-cell office:value-type="string" calcext:value-type="string">
            <text:p>Intimservietter</text:p>
            <text:p>Med Libresse V-Care intimservietter opretholder du den naturlige balance i intimzonen. Intimservietterne indeholder Aloe Vera ekstrakt til sensitiv hud, og er parfumefrie. Særligt velegnet til tasken, når du er på farten.</text:p>
            <text:p>- Uden farvestoffer og parabener</text:p>
            <text:p>- Gynækologisk og dermatologisk testet</text:p>
          </table:table-cell>
          <table:table-cell office:value-type="string" calcext:value-type="string">
            <text:p>https://www.nemlig.com/intimservietter-5034542</text:p>
          </table:table-cell>
        </table:table-row>
        <table:table-row table:style-name="ro2">
          <table:table-cell office:value-type="string" calcext:value-type="string">
            <text:p>Dagligvarer &gt; Husholdning og bolig &gt; Elartikler &gt; Lyskæder og LED lys &gt; Julelyskæde LED</text:p>
          </table:table-cell>
          <table:table-cell office:value-type="string" calcext:value-type="string">
            <text:p>Julelyskæde LED</text:p>
          </table:table-cell>
          <table:table-cell office:value-type="string" calcext:value-type="string">
            <text:p>1 stk. / 7,95 m / 80 lys / Det Gamle Apotek</text:p>
          </table:table-cell>
          <table:table-cell/>
          <table:table-cell office:value-type="string" calcext:value-type="string">
            <text:p>69.95</text:p>
          </table:table-cell>
          <table:table-cell office:value-type="string" calcext:value-type="string">
            <text:p>59.95</text:p>
          </table:table-cell>
          <table:table-cell office:value-type="string" calcext:value-type="string">
            <text:p>Det Gamle Apotek</text:p>
          </table:table-cell>
          <table:table-cell office:value-type="string" calcext:value-type="string">
            <text:p>Jul, Udendørs</text:p>
          </table:table-cell>
          <table:table-cell/>
          <table:table-cell office:value-type="string" calcext:value-type="string">
            <text:p>Sort</text:p>
          </table:table-cell>
          <table:table-cell table:number-columns-repeated="5"/>
          <table:table-cell office:value-type="string" calcext:value-type="string">
            <text:p>7,95 m</text:p>
          </table:table-cell>
          <table:table-cell office:value-type="string" calcext:value-type="string">
            <text:p>LED-lys, Lyskæde</text:p>
          </table:table-cell>
          <table:table-cell office:value-type="string" calcext:value-type="string">
            <text:p>Julelyskæde</text:p>
            <text:p>Lyskæde med 80 LED, varmt og hvidt lys og med dobbelt timer.</text:p>
            <text:p>Den skal bruge 4 x AA batterier, som ikke medfølger.</text:p>
            <text:p/>
            <text:p>Længde: 7,95 m.</text:p>
            <text:p>Den er til udendørs brug.</text:p>
          </table:table-cell>
          <table:table-cell office:value-type="string" calcext:value-type="string">
            <text:p>https://www.nemlig.com/julelyskaede-led-5028255</text:p>
          </table:table-cell>
        </table:table-row>
        <table:table-row table:style-name="ro7">
          <table:table-cell office:value-type="string" calcext:value-type="string">
            <text:p>Dagligvarer &gt; Køl og mejeri &gt; Frisk pasta &gt; Pasta uden fyld &gt; Frisk spaghetti &gt; Spaghetti øko.</text:p>
          </table:table-cell>
          <table:table-cell office:value-type="string" calcext:value-type="string">
            <text:p>Spaghetti øko.</text:p>
          </table:table-cell>
          <table:table-cell office:value-type="string" calcext:value-type="string">
            <text:p>400 g / Pasta Zara</text:p>
          </table:table-cell>
          <table:table-cell office:value-type="string" calcext:value-type="string">
            <text:p>Øko (europæisk)</text:p>
          </table:table-cell>
          <table:table-cell office:value-type="string" calcext:value-type="string">
            <text:p>9.95</text:p>
          </table:table-cell>
          <table:table-cell office:value-type="string" calcext:value-type="string">
            <text:p>.</text:p>
          </table:table-cell>
          <table:table-cell office:value-type="string" calcext:value-type="string">
            <text:p>Pasta Zara</text:p>
          </table:table-cell>
          <table:table-cell office:value-type="string" calcext:value-type="string">
            <text:p>Aftensmad, Madlavning</text:p>
          </table:table-cell>
          <table:table-cell table:number-columns-repeated="4"/>
          <table:table-cell office:value-type="string" calcext:value-type="string">
            <text:p>Øko (europæisk)</text:p>
          </table:table-cell>
          <table:table-cell table:number-columns-repeated="3"/>
          <table:table-cell office:value-type="string" calcext:value-type="string">
            <text:p>Pasta</text:p>
          </table:table-cell>
          <table:table-cell office:value-type="string" calcext:value-type="string">
            <text:p>Økologiske Spaghetti</text:p>
            <text:p>Økologiske Spaghetti stammer fra Italien hvor familien Bragagnolo har lavet pasta i mere end et århundrede. Det startede som en lille familievirksomhed, der med tiden voksede sig kæmpe store. Det er stadig et voksende firma og som i dag resultere i Pasta når det er bedst.</text:p>
            <text:p>I løbet af disse år har Pasta ZARA's produktion opretholdt sine principper uændret: et omhyggeligt udvalg af den bedste hård hvede semolina og kun den nyeste teknologi, der anvendes til pastafremstillingsprocessen.</text:p>
            <text:p>Et koncept, der fandt den rette balance mellem tradition og innovation. Dette er hvad der gør forskellen</text:p>
          </table:table-cell>
          <table:table-cell office:value-type="string" calcext:value-type="string">
            <text:p>https://www.nemlig.com/spaghetti-oeko-5025435</text:p>
          </table:table-cell>
        </table:table-row>
        <table:table-row table:style-name="ro9">
          <table:table-cell office:value-type="string" calcext:value-type="string">
            <text:p>Dagligvarer &gt; Frugt og grønt &gt; Tørret frugt, nødder og barer &gt; Figenfrugtstænger</text:p>
          </table:table-cell>
          <table:table-cell office:value-type="string" calcext:value-type="string">
            <text:p>Figenfrugtstænger</text:p>
          </table:table-cell>
          <table:table-cell office:value-type="string" calcext:value-type="string">
            <text:p>5 x 20 g / Castus</text:p>
          </table:table-cell>
          <table:table-cell/>
          <table:table-cell office:value-type="string" calcext:value-type="string">
            <text:p>15.95</text:p>
          </table:table-cell>
          <table:table-cell office:value-type="string" calcext:value-type="string">
            <text:p>10.00</text:p>
          </table:table-cell>
          <table:table-cell office:value-type="string" calcext:value-type="string">
            <text:p>Cactus</text:p>
          </table:table-cell>
          <table:table-cell table:number-columns-repeated="5"/>
          <table:table-cell office:value-type="string" calcext:value-type="string">
            <text:p>Discount</text:p>
          </table:table-cell>
          <table:table-cell table:number-columns-repeated="3"/>
          <table:table-cell office:value-type="string" calcext:value-type="string">
            <text:p>Frugtstænger</text:p>
          </table:table-cell>
          <table:table-cell office:value-type="string" calcext:value-type="string">
            <text:p>Frugtstænger med figen</text:p>
            <text:p>Castus frugtstænger er en blanding af tørrede frugter formet til en bar, solsikkeolie og vand er tilsat som konsistens hjælpemiddel. Frugtstængerne er et lækkert og velsmagende mellemmåltid med højt fiberindhold. Tag dine Castus frugtstænger med til sport og i madpakken.</text:p>
            <text:p>Pakket ind stykvis, og holder sig derfor frisk og lækker. Samtidig smager den rigtig godt, er rig på fibre og helt uden tilsat sukker og konserveringsmidler.</text:p>
          </table:table-cell>
          <table:table-cell office:value-type="string" calcext:value-type="string">
            <text:p>https://www.nemlig.com/figenfrugtstaenger-103666</text:p>
          </table:table-cell>
        </table:table-row>
        <table:table-row table:style-name="ro3">
          <table:table-cell office:value-type="string" calcext:value-type="string">
            <text:p>Dagligvarer &gt; Kolonial &gt; Bagning &gt; Nødder &gt; Cashewnødder &gt; Cashewnødder m. salt</text:p>
          </table:table-cell>
          <table:table-cell office:value-type="string" calcext:value-type="string">
            <text:p>Cashewnødder m. salt</text:p>
          </table:table-cell>
          <table:table-cell office:value-type="string" calcext:value-type="string">
            <text:p>85 g / tørristede / vegansk / Nøddehuset</text:p>
          </table:table-cell>
          <table:table-cell/>
          <table:table-cell office:value-type="string" calcext:value-type="string">
            <text:p>37.95</text:p>
          </table:table-cell>
          <table:table-cell office:value-type="string" calcext:value-type="string">
            <text:p>.</text:p>
          </table:table-cell>
          <table:table-cell office:value-type="string" calcext:value-type="string">
            <text:p>Nøddehuset</text:p>
          </table:table-cell>
          <table:table-cell office:value-type="string" calcext:value-type="string">
            <text:p>Snack, Veganer</text:p>
          </table:table-cell>
          <table:table-cell table:number-columns-repeated="4"/>
          <table:table-cell office:value-type="string" calcext:value-type="string">
            <text:p>Glutenfri, Vegansk</text:p>
          </table:table-cell>
          <table:table-cell table:number-columns-repeated="3"/>
          <table:table-cell office:value-type="string" calcext:value-type="string">
            <text:p>Nødder</text:p>
          </table:table-cell>
          <table:table-cell office:value-type="string" calcext:value-type="string">
            <text:p>Sprøde, saltede cashewnødder fra Nøddehuset</text:p>
            <text:p>Knasende sprøde, tørristede og saltede cashewnødder.</text:p>
          </table:table-cell>
          <table:table-cell office:value-type="string" calcext:value-type="string">
            <text:p>https://www.nemlig.com/cashewnoedder-m-salt-5027309</text:p>
          </table:table-cell>
        </table:table-row>
        <table:table-row table:style-name="ro16">
          <table:table-cell office:value-type="string" calcext:value-type="string">
            <text:p>Dagligvarer &gt; Pleje og skønhed &gt; Helse &gt; Sportsprodukter &gt; Sportsdrik Celebrate</text:p>
          </table:table-cell>
          <table:table-cell office:value-type="string" calcext:value-type="string">
            <text:p>Sportsdrik Celebrate</text:p>
          </table:table-cell>
          <table:table-cell office:value-type="string" calcext:value-type="string">
            <text:p>0,50 l / ex. pant / Vitamin Well</text:p>
          </table:table-cell>
          <table:table-cell/>
          <table:table-cell office:value-type="string" calcext:value-type="string">
            <text:p>17.95</text:p>
          </table:table-cell>
          <table:table-cell office:value-type="string" calcext:value-type="string">
            <text:p>10.95</text:p>
          </table:table-cell>
          <table:table-cell office:value-type="string" calcext:value-type="string">
            <text:p>Vitamin Well</text:p>
          </table:table-cell>
          <table:table-cell office:value-type="string" calcext:value-type="string">
            <text:p>Drikke, Sportsprodukt</text:p>
          </table:table-cell>
          <table:table-cell table:number-columns-repeated="8"/>
          <table:table-cell office:value-type="string" calcext:value-type="string">
            <text:p>Sportsdrik</text:p>
          </table:table-cell>
          <table:table-cell office:value-type="string" calcext:value-type="string">
            <text:p>Vitamin Well Celebrate med smag af mango og ananas</text:p>
            <text:p>Vitamin Well er en lavkaloriedrik uden kulsyre, beriget med vitaminer.</text:p>
            <text:p/>
            <text:p>Vitamindrikken er kun sødet med fruktose.</text:p>
            <text:p/>
            <text:p>Rystes og serveres afkølet.</text:p>
            <text:p/>
            <text:p>Opbevaring:</text:p>
            <text:p>Kan opbevares ved stuetemperatur, men ikke i direkte sollys.</text:p>
            <text:p>Åbne flasker bør nydes inden for et døgn.</text:p>
            <text:p/>
            <text:p>En varieret og afbalanceret kost samt en aktiv livsstil anbefales.</text:p>
          </table:table-cell>
          <table:table-cell office:value-type="string" calcext:value-type="string">
            <text:p>https://www.nemlig.com/sportsdrik-celebrate-5040076</text:p>
          </table:table-cell>
        </table:table-row>
        <table:table-row table:style-name="ro1">
          <table:table-cell office:value-type="string" calcext:value-type="string">
            <text:p>Dagligvarer &gt; Slik og kiosk &gt; Gavekort og gaveæsker &gt; Gavekort til Perch's Thehandel</text:p>
          </table:table-cell>
          <table:table-cell office:value-type="string" calcext:value-type="string">
            <text:p>Gavekort til Perch's Thehandel</text:p>
          </table:table-cell>
          <table:table-cell office:value-type="string" calcext:value-type="string">
            <text:p>Perch's The</text:p>
          </table:table-cell>
          <table:table-cell/>
          <table:table-cell office:value-type="string" calcext:value-type="string">
            <text:p>500.00</text:p>
          </table:table-cell>
          <table:table-cell office:value-type="string" calcext:value-type="string">
            <text:p>.</text:p>
          </table:table-cell>
          <table:table-cell office:value-type="string" calcext:value-type="string">
            <text:p>Perch's The</text:p>
          </table:table-cell>
          <table:table-cell table:number-columns-repeated="10"/>
          <table:table-cell office:value-type="string" calcext:value-type="string">
            <text:p>THEOPLEVELSE: "Tea for Two" Køb et gavekort til PERCH`S TEA ROOM - der er den perfekte gave til en De holder af eller som værtindegave.</text:p>
          </table:table-cell>
          <table:table-cell office:value-type="string" calcext:value-type="string">
            <text:p>https://www.nemlig.com/gavekort-til-perch-s-thehandel-5006974</text:p>
          </table:table-cell>
        </table:table-row>
        <table:table-row table:style-name="ro11">
          <table:table-cell office:value-type="string" calcext:value-type="string">
            <text:p>Dagligvarer &gt; Kød og fisk &gt; Kylling &gt; Kyllingelår og -vinger &gt; Lårmix øko.</text:p>
          </table:table-cell>
          <table:table-cell office:value-type="string" calcext:value-type="string">
            <text:p>Lårmix øko.</text:p>
          </table:table-cell>
          <table:table-cell office:value-type="string" calcext:value-type="string">
            <text:p>400 g / De Danske Familiegårde</text:p>
          </table:table-cell>
          <table:table-cell office:value-type="string" calcext:value-type="string">
            <text:p>Dansk,KØL,Øko (dansk),Øko (europæisk)</text:p>
          </table:table-cell>
          <table:table-cell office:value-type="string" calcext:value-type="string">
            <text:p>69.95</text:p>
          </table:table-cell>
          <table:table-cell office:value-type="string" calcext:value-type="string">
            <text:p>.</text:p>
          </table:table-cell>
          <table:table-cell office:value-type="string" calcext:value-type="string">
            <text:p>De Danske Familiegårde</text:p>
          </table:table-cell>
          <table:table-cell office:value-type="string" calcext:value-type="string">
            <text:p>Aftensmad</text:p>
          </table:table-cell>
          <table:table-cell table:number-columns-repeated="4"/>
          <table:table-cell office:value-type="string" calcext:value-type="string">
            <text:p>Dansk, KØL, Øko (dansk), Øko (europæisk)</text:p>
          </table:table-cell>
          <table:table-cell office:value-type="string" calcext:value-type="string">
            <text:p>Danmark</text:p>
          </table:table-cell>
          <table:table-cell table:number-columns-repeated="2"/>
          <table:table-cell office:value-type="string" calcext:value-type="string">
            <text:p>Kylling</text:p>
          </table:table-cell>
          <table:table-cell office:value-type="string" calcext:value-type="string">
            <text:p>De Danske Familiegårde økologiske lårmix</text:p>
            <text:p>Saftigt dansk økologisk lårkød med en god struktur. Perfekt til ovnstegning og marinader eller i simreretter. Et familievenligt valg. 100% kød De danske økologiske kyllinger fra De Danske Familiegårde er velfærdskyllinger, der er opdrættet med omhu af dedikerede landmænd, der giver kyllingerne et rigt dyreliv – og det kan smages. De økologiske kyllinger har adgang til naturen og dermed fri adgang til græs, vand og foder. Kyllingerne bestemmer selv, om de vil være ude eller inde. Kyllingerne er Ø-mærket og anbefalet af Dyrenes Beskyttelse.</text:p>
            <text:p/>
            <text:p>Tilberedning:</text:p>
            <text:p>I ovn: 35-45 minutter i varmluftovn ved 180 grader eller 200 grader i almindelig ovn.</text:p>
            <text:p>I gryde eller pande: Brun lårene i fedtstof og tilsæt væske. Lad lårene stege videre ved middelhøj varme i 35-45 minutter.</text:p>
            <text:p>På grill: (Direkte varme) ca. 20 min. I gryde steger hele lår i 50 minutter.</text:p>
            <text:p/>
            <text:p>Kyllingen er ikke halalslagtet.</text:p>
          </table:table-cell>
          <table:table-cell office:value-type="string" calcext:value-type="string">
            <text:p>https://www.nemlig.com/laarmix-oeko-5031744</text:p>
          </table:table-cell>
        </table:table-row>
        <table:table-row table:style-name="ro3">
          <table:table-cell office:value-type="string" calcext:value-type="string">
            <text:p>Dagligvarer &gt; Kolonial &gt; Dressing og saucer &gt; Dressing og tilbehør &gt; Salatdressing &gt; Italian dressing</text:p>
          </table:table-cell>
          <table:table-cell office:value-type="string" calcext:value-type="string">
            <text:p>Italian dressing</text:p>
          </table:table-cell>
          <table:table-cell office:value-type="string" calcext:value-type="string">
            <text:p>0,35 l / Cardini's</text:p>
          </table:table-cell>
          <table:table-cell/>
          <table:table-cell office:value-type="string" calcext:value-type="string">
            <text:p>29.95</text:p>
          </table:table-cell>
          <table:table-cell office:value-type="string" calcext:value-type="string">
            <text:p>.</text:p>
          </table:table-cell>
          <table:table-cell office:value-type="string" calcext:value-type="string">
            <text:p>Cardini's</text:p>
          </table:table-cell>
          <table:table-cell table:number-columns-repeated="9"/>
          <table:table-cell office:value-type="string" calcext:value-type="string">
            <text:p>Dressing</text:p>
          </table:table-cell>
          <table:table-cell office:value-type="string" calcext:value-type="string">
            <text:p>Italian dressing</text:p>
            <text:p>Denne Italien dressing er yderst velegnet til fisk, kylling og kød. Prøv den i salater og på friske grøntsager.</text:p>
          </table:table-cell>
          <table:table-cell office:value-type="string" calcext:value-type="string">
            <text:p>https://www.nemlig.com/italian-dressing-5011804</text:p>
          </table:table-cell>
        </table:table-row>
        <table:table-row table:style-name="ro7">
          <table:table-cell office:value-type="string" calcext:value-type="string">
            <text:p>Dagligvarer &gt; Husholdning og bolig &gt; Køkkenudstyr &gt; Glas, bestik, skåle m.m. &gt; Snapseglas</text:p>
          </table:table-cell>
          <table:table-cell office:value-type="string" calcext:value-type="string">
            <text:p>Snapseglas</text:p>
          </table:table-cell>
          <table:table-cell office:value-type="string" calcext:value-type="string">
            <text:p>6 stk. / Det Gamle Apotek</text:p>
          </table:table-cell>
          <table:table-cell/>
          <table:table-cell office:value-type="string" calcext:value-type="string">
            <text:p>199.95</text:p>
          </table:table-cell>
          <table:table-cell office:value-type="string" calcext:value-type="string">
            <text:p>.</text:p>
          </table:table-cell>
          <table:table-cell office:value-type="string" calcext:value-type="string">
            <text:p>Det Gamle Apotek</text:p>
          </table:table-cell>
          <table:table-cell office:value-type="string" calcext:value-type="string">
            <text:p>Bolig, Hjemmet, Jul</text:p>
          </table:table-cell>
          <table:table-cell table:number-columns-repeated="8"/>
          <table:table-cell office:value-type="string" calcext:value-type="string">
            <text:p>Glas</text:p>
          </table:table-cell>
          <table:table-cell office:value-type="string" calcext:value-type="string">
            <text:p>Snapseglas</text:p>
            <text:p>Snapseglas fra Det Gamle Apotek i forskellige modeller og farver.</text:p>
            <text:p/>
            <text:p>Materiale: Glas.</text:p>
          </table:table-cell>
          <table:table-cell office:value-type="string" calcext:value-type="string">
            <text:p>https://www.nemlig.com/snapseglas-5048299</text:p>
          </table:table-cell>
        </table:table-row>
        <table:table-row table:style-name="ro7">
          <table:table-cell office:value-type="string" calcext:value-type="string">
            <text:p>Dagligvarer &gt; Drikkevarer &gt; Angel Tears Pinotage</text:p>
          </table:table-cell>
          <table:table-cell office:value-type="string" calcext:value-type="string">
            <text:p>Angel Tears Pinotage</text:p>
          </table:table-cell>
          <table:table-cell office:value-type="string" calcext:value-type="string">
            <text:p>Sydafrika / Western Cape / 2017 / 0,75 l / rødvin</text:p>
          </table:table-cell>
          <table:table-cell/>
          <table:table-cell office:value-type="string" calcext:value-type="string">
            <text:p>129.95</text:p>
          </table:table-cell>
          <table:table-cell office:value-type="string" calcext:value-type="string">
            <text:p>.</text:p>
          </table:table-cell>
          <table:table-cell/>
          <table:table-cell office:value-type="string" calcext:value-type="string">
            <text:p>Kalvekød, Oksekød</text:p>
          </table:table-cell>
          <table:table-cell office:value-type="string" calcext:value-type="string">
            <text:p>Skruelåg</text:p>
          </table:table-cell>
          <table:table-cell table:number-columns-repeated="2"/>
          <table:table-cell office:value-type="string" calcext:value-type="string">
            <text:p>Sydafrika</text:p>
          </table:table-cell>
          <table:table-cell table:number-columns-repeated="4"/>
          <table:table-cell office:value-type="string" calcext:value-type="string">
            <text:p>Rødvin</text:p>
          </table:table-cell>
          <table:table-cell office:value-type="string" calcext:value-type="string">
            <text:p>Angel Tears "Le Chocolat" Pinotage 2017</text:p>
            <text:p>Each bottle holds 8888 tears - en dejlig rød vin lavet af Pinotage druer som passer perfekt til kalvekød eller pastaretter.</text:p>
            <text:p/>
            <text:p>Grand Provence Wine Estate's historie går tilbage til 1694, da den franske protestant Pierre Joubert flygtede fra Provence/Sydfrankrig pga. religiøs forfølgelse. Pierre og hans hustru Isabeau Ricarde ankom til Olifantshoek (senere Franschhoek ) i 1694 og købte en farm, hvor de begyndte at dyrke vin. I 1991 blev Grande Provence Wine Estate overtaget af Grev Riccardo Agusta, som drev farmen og producerede mange topvine. Siden 2004 er Grande Provence Wine Estate ejet af et Hollands-Belgisk konsortium, som har passion for Fine Food, superbe vine og extra ordinary hospitality and their love for Africa.</text:p>
          </table:table-cell>
          <table:table-cell office:value-type="string" calcext:value-type="string">
            <text:p>https://www.nemlig.com/angel-tears-pinotage-5036254</text:p>
          </table:table-cell>
        </table:table-row>
        <table:table-row table:style-name="ro14">
          <table:table-cell office:value-type="string" calcext:value-type="string">
            <text:p>Dagligvarer &gt; Drikkevarer &gt; Gustave Lorentz PinotBlanc 92p</text:p>
          </table:table-cell>
          <table:table-cell office:value-type="string" calcext:value-type="string">
            <text:p>Gustave Lorentz PinotBlanc 92p</text:p>
          </table:table-cell>
          <table:table-cell office:value-type="string" calcext:value-type="string">
            <text:p>Frankrig / Alsace / 2018 / vegan / 6 x 0,75 l / hvidvin</text:p>
          </table:table-cell>
          <table:table-cell office:value-type="string" calcext:value-type="string">
            <text:p>Øko (europæisk)</text:p>
          </table:table-cell>
          <table:table-cell office:value-type="string" calcext:value-type="string">
            <text:p>1019.70</text:p>
          </table:table-cell>
          <table:table-cell office:value-type="string" calcext:value-type="string">
            <text:p>540.00</text:p>
          </table:table-cell>
          <table:table-cell/>
          <table:table-cell office:value-type="string" calcext:value-type="string">
            <text:p>Fisk, Veganer</text:p>
          </table:table-cell>
          <table:table-cell office:value-type="string" calcext:value-type="string">
            <text:p>Kasse</text:p>
          </table:table-cell>
          <table:table-cell table:number-columns-repeated="2"/>
          <table:table-cell office:value-type="string" calcext:value-type="string">
            <text:p>Frankrig</text:p>
          </table:table-cell>
          <table:table-cell office:value-type="string" calcext:value-type="string">
            <text:p>Vegansk, Øko (europæisk)</text:p>
          </table:table-cell>
          <table:table-cell table:number-columns-repeated="3"/>
          <table:table-cell office:value-type="string" calcext:value-type="string">
            <text:p>Hvidvin</text:p>
          </table:table-cell>
          <table:table-cell office:value-type="string" calcext:value-type="string">
            <text:p>Gustave Lorentz Pinot Blanc Evidence 2018</text:p>
            <text:p>Fra den populære økologiske Evidence-serie kommer denne frugtige og dejligt anvendelige Pinot Blanc fra topproducenten Gustave Lorentz i Alsace.</text:p>
            <text:p>Lys gylden i glasset med friske og charmerende aromaer af æble, pære og citrus. I munden herlig frugtig, blød og cremet. Frisk og læskende afslutning med flot smagslængde. Drik nu, eller gem 5-7 år fra høståret.</text:p>
            <text:p>Navnet EVIDENCE er valgt med omhu, idet Gustave Lorentz har fået synligt ”bevis” for effekten af omlægning til økologi. Ikke ”kun” i form af sundere vinplanter og druer, men også fordi vildtfuglene er vendt tilbage vinmarkerne! Fuglefjerene på vinens smukke etiket er således en glad hyldest til biodiversiteten.</text:p>
            <text:p>Anbefales til aperitif, fisk og skaldyr, salater, charcuterie og cremede oste. Nyd vinen ved 10-12°C</text:p>
            <text:p>Pinot Blanc Evidence 2016 er fremstillet på 100% Pinot Blanc, som er økologisk dyrket på Gustave Lorentz’ egne marker omkring Bergheim. Vinen er fremstillet i frisk og frugtig stil, med ren gengivelse af druesort og terroir.</text:p>
            <text:p/>
            <text:p>Om vinhuset</text:p>
            <text:p>Bag middelalderlige bymure i pittoreske Bergheim har familieejede Gustave Lorentz haft til huse siden 1836. Med seks generationers opsamlet ekspertise, og med en grower/negociant-profil, der såvel i skala som i kompromisløs kvalitetsbevidsthed matcher Hugel og Maison Trimbach, er det intet under, at Gustave Lorentz regnes blandt de ypperste vinproducenter i hele Alsace.</text:p>
            <text:p>Op mod halvdelen af husets egne 33 hektar er Grand Cru-klassificerede. Men ambitionerne stopper ikke her: Med det klare formål at hæve niveauet yderligere har firmaet siden 1995, med dynamiske George Lorentz ved roret, investeret mere end 50 mio kr i nye, state-of-the-art produktionsfaciliteter, ligesom vine fra egne marker siden 2012 har været økologisk certificerede.</text:p>
          </table:table-cell>
          <table:table-cell office:value-type="string" calcext:value-type="string">
            <text:p>https://www.nemlig.com/gustave-lorentz-pinotblanc-92p-5034818</text:p>
          </table:table-cell>
        </table:table-row>
        <table:table-row table:style-name="ro26">
          <table:table-cell office:value-type="string" calcext:value-type="string">
            <text:p>Dagligvarer &gt; Slik og kiosk &gt; Håndkøbsmedicin &gt; Maveonde &gt; Imodium</text:p>
          </table:table-cell>
          <table:table-cell office:value-type="string" calcext:value-type="string">
            <text:p>Imodium</text:p>
          </table:table-cell>
          <table:table-cell office:value-type="string" calcext:value-type="string">
            <text:p>20 stk. / mod diaré / 2 mg Loperamidhydrochlorid</text:p>
          </table:table-cell>
          <table:table-cell/>
          <table:table-cell office:value-type="string" calcext:value-type="string">
            <text:p>87.95</text:p>
          </table:table-cell>
          <table:table-cell office:value-type="string" calcext:value-type="string">
            <text:p>.</text:p>
          </table:table-cell>
          <table:table-cell office:value-type="string" calcext:value-type="string">
            <text:p>Imodium</text:p>
          </table:table-cell>
          <table:table-cell table:number-columns-repeated="9"/>
          <table:table-cell office:value-type="string" calcext:value-type="string">
            <text:p>Håndkøbsmedicin</text:p>
          </table:table-cell>
          <table:table-cell office:value-type="string" calcext:value-type="string">
            <text:p>Må ikke sælges til personer under 15 år.</text:p>
            <text:p/>
            <text:p>IMODIUM tabletter er et gennemtestet lægemiddel, der igennem næsten 40 år har hjulpet kroppen med at genskabe sin naturlige rytme. Giver hurtig og effektiv lindring af diarrésymptomer og kan standse diarré inden for én time.</text:p>
            <text:p/>
            <text:p>Vil du vide mere, kan du se indlægssedlen her.</text:p>
            <text:p/>
            <text:p>Herudover opfordrer vi til at læse oplysninger i indlægssedlen eller på emballagen samt andre oplysninger, som er nødvendige med henblik på korrekt og hensigtsmæssig brug af lægemidlet, herunder advarsler og interaktionsforhold.</text:p>
            <text:p/>
            <text:p>Intervare er på Lægemiddelstyrelsens liste over godkendte forhandlere af håndkøbsmedicin.</text:p>
            <text:p>Har du spørgsmål, kan du kontakte Lægemiddelstyrelsen</text:p>
            <text:p/>
            <text:p>Anbefalet dosis:</text:p>
            <text:p>Diarré:</text:p>
            <text:p>Voksne over 18 år</text:p>
            <text:p>Initialt 2 tabletter (4 mg). Pause 1 time. Derefter 1 tablet (2 mg) efter hver løs afføring. Højst 8 tabletter (16 mg) daglig.</text:p>
            <text:p/>
            <text:p>Børn over 12 år</text:p>
            <text:p>Initialt 1 tablet (2 mg). Pause 1 time. Derefter 1 tablet (2 mg) efter hver løs afføring. Højst 4 tabletter (8 mg) daglig.</text:p>
            <text:p>Må ikke anvendes til børn under 12 år.</text:p>
            <text:p/>
            <text:p>For både børn og voksne bør behandlingen ikke fortsættes ud over 48 timer.</text:p>
          </table:table-cell>
          <table:table-cell office:value-type="string" calcext:value-type="string">
            <text:p>https://www.nemlig.com/imodium-5012867</text:p>
          </table:table-cell>
        </table:table-row>
        <table:table-row table:style-name="ro13">
          <table:table-cell office:value-type="string" calcext:value-type="string">
            <text:p>Dagligvarer &gt; Frugt og grønt &gt; Grøntsager &gt; Salat &gt; Hjertesalat øko.</text:p>
          </table:table-cell>
          <table:table-cell office:value-type="string" calcext:value-type="string">
            <text:p>Hjertesalat øko.</text:p>
          </table:table-cell>
          <table:table-cell office:value-type="string" calcext:value-type="string">
            <text:p>2 stk. / Spanien / Klasse 1</text:p>
          </table:table-cell>
          <table:table-cell office:value-type="string" calcext:value-type="string">
            <text:p>Øko (europæisk)</text:p>
          </table:table-cell>
          <table:table-cell office:value-type="string" calcext:value-type="string">
            <text:p>15.00</text:p>
          </table:table-cell>
          <table:table-cell office:value-type="string" calcext:value-type="string">
            <text:p>.</text:p>
          </table:table-cell>
          <table:table-cell/>
          <table:table-cell office:value-type="string" calcext:value-type="string">
            <text:p>Salat</text:p>
          </table:table-cell>
          <table:table-cell/>
          <table:table-cell office:value-type="string" calcext:value-type="string">
            <text:p>Grøn, Hvid</text:p>
          </table:table-cell>
          <table:table-cell office:value-type="string" calcext:value-type="string">
            <text:p>Klasse 1</text:p>
          </table:table-cell>
          <table:table-cell/>
          <table:table-cell office:value-type="string" calcext:value-type="string">
            <text:p>Discount, Øko (europæisk)</text:p>
          </table:table-cell>
          <table:table-cell office:value-type="string" calcext:value-type="string">
            <text:p>Spanien</text:p>
          </table:table-cell>
          <table:table-cell/>
          <table:table-cell office:value-type="string" calcext:value-type="string">
            <text:p>Mini</text:p>
          </table:table-cell>
          <table:table-cell office:value-type="string" calcext:value-type="string">
            <text:p>Salat</text:p>
          </table:table-cell>
          <table:table-cell office:value-type="string" calcext:value-type="string">
            <text:p>Dejlig frisk og sprød salat.</text:p>
            <text:p/>
            <text:p>Det er en mælkeagtig væske i de tykke ribber på bladene, der giver romaine salat dens karakteristiske let bitre smag. Dette fænomen forekommer hovedsageligt i de store yderblade på et velvoksent romaine salathoved. Derfor har mini romaine salat kun et lille hint af den karakteristiske romaine smag, og den kan derfor fint bruges alene, hvorimod man typisk vil bruge den velvoksne romaine i en blanding med andre salattyper.</text:p>
            <text:p/>
            <text:p>Mini romaine salat er meget rig på A- og K-vitamin og kostfibre.</text:p>
            <text:p/>
            <text:p>Bør opbevares på køl.</text:p>
          </table:table-cell>
          <table:table-cell office:value-type="string" calcext:value-type="string">
            <text:p>https://www.nemlig.com/hjertesalat-oeko-5015932</text:p>
          </table:table-cell>
        </table:table-row>
        <table:table-row table:style-name="ro8">
          <table:table-cell office:value-type="string" calcext:value-type="string">
            <text:p>Dagligvarer &gt; Slik og kiosk &gt; Ugeblade, magasiner og kryds &amp; tværs &gt; Isabellas</text:p>
          </table:table-cell>
          <table:table-cell office:value-type="string" calcext:value-type="string">
            <text:p>Isabellas</text:p>
          </table:table-cell>
          <table:table-cell office:value-type="string" calcext:value-type="string">
            <text:p>1 stk. / udkommer 8 gange årligt</text:p>
          </table:table-cell>
          <table:table-cell/>
          <table:table-cell office:value-type="string" calcext:value-type="string">
            <text:p>69.95</text:p>
          </table:table-cell>
          <table:table-cell office:value-type="string" calcext:value-type="string">
            <text:p>.</text:p>
          </table:table-cell>
          <table:table-cell office:value-type="string" calcext:value-type="string">
            <text:p>Isabellas</text:p>
          </table:table-cell>
          <table:table-cell table:number-columns-repeated="9"/>
          <table:table-cell office:value-type="string" calcext:value-type="string">
            <text:p>Magasin</text:p>
          </table:table-cell>
          <table:table-cell office:value-type="string" calcext:value-type="string">
            <text:p>Isabellas</text:p>
            <text:p>ISABELLAS handler om det gode hverdagsliv med fokus på haven, maden og boligen. Stilen er landlig og kunstnerisk, og artiklerne handler først og fremmest om at være kreativ, det vil sige at gøre frem for at købe. Du finder inspiration til store og små projekter i haven, og vi viser smukke buketter, kranse eller andre former for blomsterdekorationer. I ISABELLAS universet får du ideer til gæstemenuer med vinforslag samt opskrifter på søde lækkerier og god og nem hverdagsmad. Vi viser mange fantastiske boliger og inspirerende boligtendenser med anvisninger på, hvordan du selv kan gøre indretningen efter, eller hvor du kan købe interiøret.</text:p>
            <text:p/>
            <text:p>I 2020 udkommer Isabellas:</text:p>
            <text:p>6. februar</text:p>
            <text:p>9. marts</text:p>
            <text:p>11. april</text:p>
            <text:p>11. maj</text:p>
            <text:p>22. juni</text:p>
            <text:p>3. august</text:p>
            <text:p>7. september</text:p>
            <text:p>5. oktober</text:p>
            <text:p>9. november</text:p>
            <text:p>28. december</text:p>
          </table:table-cell>
          <table:table-cell office:value-type="string" calcext:value-type="string">
            <text:p>https://www.nemlig.com/isabellas-5034404</text:p>
          </table:table-cell>
        </table:table-row>
        <table:table-row table:style-name="ro2">
          <table:table-cell office:value-type="string" calcext:value-type="string">
            <text:p>Dagligvarer &gt; Frost &gt; Frugt og bær &gt; Mango</text:p>
          </table:table-cell>
          <table:table-cell office:value-type="string" calcext:value-type="string">
            <text:p>Mango</text:p>
          </table:table-cell>
          <table:table-cell office:value-type="string" calcext:value-type="string">
            <text:p>300 g / frost / nice'n easy</text:p>
          </table:table-cell>
          <table:table-cell office:value-type="string" calcext:value-type="string">
            <text:p>Frost,Nøglehulsmærket</text:p>
          </table:table-cell>
          <table:table-cell office:value-type="string" calcext:value-type="string">
            <text:p>12.95</text:p>
          </table:table-cell>
          <table:table-cell office:value-type="string" calcext:value-type="string">
            <text:p>.</text:p>
          </table:table-cell>
          <table:table-cell office:value-type="string" calcext:value-type="string">
            <text:p>nice'n' easy</text:p>
          </table:table-cell>
          <table:table-cell table:number-columns-repeated="5"/>
          <table:table-cell office:value-type="string" calcext:value-type="string">
            <text:p>Discount, Frost, Nøglehulsmærket</text:p>
          </table:table-cell>
          <table:table-cell table:number-columns-repeated="3"/>
          <table:table-cell office:value-type="string" calcext:value-type="string">
            <text:p>Frugt</text:p>
          </table:table-cell>
          <table:table-cell office:value-type="string" calcext:value-type="string">
            <text:p>Mango i terne</text:p>
            <text:p/>
            <text:p/>
            <text:p>Bemærk: Da den frosne mango ikke er varmebehandlet, anbefales det at koge dem i minimum 1 minut inden anvendelse..</text:p>
            <text:p/>
            <text:p>Oprindelsesland: Kina.</text:p>
          </table:table-cell>
          <table:table-cell office:value-type="string" calcext:value-type="string">
            <text:p>https://www.nemlig.com/mango-5010654</text:p>
          </table:table-cell>
        </table:table-row>
        <table:table-row table:style-name="ro11">
          <table:table-cell office:value-type="string" calcext:value-type="string">
            <text:p>Dagligvarer &gt; Køl og mejeri &gt; Pålæg &gt; Vegetariske alternativer &gt; Plantefars</text:p>
          </table:table-cell>
          <table:table-cell office:value-type="string" calcext:value-type="string">
            <text:p>Plantefars</text:p>
          </table:table-cell>
          <table:table-cell office:value-type="string" calcext:value-type="string">
            <text:p>300 g / vegansk / frost / Beyond Meat</text:p>
          </table:table-cell>
          <table:table-cell office:value-type="string" calcext:value-type="string">
            <text:p>Frost</text:p>
          </table:table-cell>
          <table:table-cell office:value-type="string" calcext:value-type="string">
            <text:p>59.95</text:p>
          </table:table-cell>
          <table:table-cell office:value-type="string" calcext:value-type="string">
            <text:p>.</text:p>
          </table:table-cell>
          <table:table-cell office:value-type="string" calcext:value-type="string">
            <text:p>Beyond Meat</text:p>
          </table:table-cell>
          <table:table-cell office:value-type="string" calcext:value-type="string">
            <text:p>Aftensmad, Veganer, Vegetar</text:p>
          </table:table-cell>
          <table:table-cell table:number-columns-repeated="4"/>
          <table:table-cell office:value-type="string" calcext:value-type="string">
            <text:p>Frost, Vegansk</text:p>
          </table:table-cell>
          <table:table-cell table:number-columns-repeated="3"/>
          <table:table-cell office:value-type="string" calcext:value-type="string">
            <text:p>Køderstatning, Plantebaseret</text:p>
          </table:table-cell>
          <table:table-cell office:value-type="string" calcext:value-type="string">
            <text:p>Plantebaseret køderstatning lavet på ærteprotein</text:p>
            <text:p>Fra tacos til kødboller og bolognese til sliders, Beyond Mince kan uden problemer erstatte enhver traditionel hakket oksekødsopskrift. Beyond Mince er lavet af plantebaserede ingredienser, og det ser ud, koger og tilfredsstiller som hakket oksekød, men er 100% plantebaseret uden GMO'er, soja eller gluten.</text:p>
            <text:p/>
            <text:p>Sådan tilberedes Beyond Mince®</text:p>
            <text:p>Til retter som tacos, bolognese og chili:</text:p>
            <text:p>Opvarm en non-stick gryde over medium høj varme, tilsæt Beyond Mince. Kog i 5-8 minutter, opdel den ønskede smuldrestørrelse og omrør ofte.</text:p>
            <text:p>Hvis du tilføjer sauce, lad det simre i op til 30 minutter.</text:p>
            <text:p/>
            <text:p>Hos Beyond Meat® startede vi med enkle spørgsmål. Hvorfor har du brug for et dyr for at skabe kød? Hvorfor kan du ikke producerer kød direkte fra planter? Det er vores virksomheds mission. Vi håber, at vores plantebaserede kød giver dig og din familie mulighed for at spise mere, ikke mindre, af de traditionelle retter, du elsker. Sammen kan vi virkelig bringe spændende ændringer på tallerkenen - og videre.</text:p>
          </table:table-cell>
          <table:table-cell office:value-type="string" calcext:value-type="string">
            <text:p>https://www.nemlig.com/plantefars-5048098</text:p>
          </table:table-cell>
        </table:table-row>
        <table:table-row table:style-name="ro14">
          <table:table-cell office:value-type="string" calcext:value-type="string">
            <text:p>Dagligvarer &gt; Drikkevarer &gt; Saftevand og drik med smag &gt; Passionsfrugt sirup</text:p>
          </table:table-cell>
          <table:table-cell office:value-type="string" calcext:value-type="string">
            <text:p>Passionsfrugt sirup</text:p>
          </table:table-cell>
          <table:table-cell office:value-type="string" calcext:value-type="string">
            <text:p>0,60 l / ex. pant / Teisseire</text:p>
          </table:table-cell>
          <table:table-cell/>
          <table:table-cell office:value-type="string" calcext:value-type="string">
            <text:p>29.00</text:p>
          </table:table-cell>
          <table:table-cell office:value-type="string" calcext:value-type="string">
            <text:p>.</text:p>
          </table:table-cell>
          <table:table-cell office:value-type="string" calcext:value-type="string">
            <text:p>Teisseire</text:p>
          </table:table-cell>
          <table:table-cell office:value-type="string" calcext:value-type="string">
            <text:p>Drikke</text:p>
          </table:table-cell>
          <table:table-cell table:number-columns-repeated="8"/>
          <table:table-cell office:value-type="string" calcext:value-type="string">
            <text:p>Sirup til opblanding</text:p>
          </table:table-cell>
          <table:table-cell office:value-type="string" calcext:value-type="string">
            <text:p>Teisseire Passionsfrugt</text:p>
            <text:p>Teisseire er traditionel luksussaft fra Frankrig med et utal af anvendelsesmuligheder. Bland dem med iskoldt vand til et lækkert glas saftevand, som smagstilsætter i drinks, eller som en ny variant til din sodastream maskine. Teisseire mix fungerer også godt i kager og desserter og er fremragende når der skal laves ny spændende is på ismaskinen.</text:p>
            <text:p/>
            <text:p>Teisseire mix er ikke tilsat konserveringsmidler, kunstige smags- eller farvestoffer, og fås i et utal af lækre naturlige varianter.</text:p>
            <text:p/>
            <text:p>Teisserie passion er fremragende som saftevand, men prøv den også som smagstilsætter i din sodastream og oplev en helt ny type forfriskende sodavand.</text:p>
            <text:p/>
            <text:p>Blandingsforhold 1:7</text:p>
            <text:p/>
            <text:p>Opbevaring Skal opbevares på køl efter åbning.</text:p>
          </table:table-cell>
          <table:table-cell office:value-type="string" calcext:value-type="string">
            <text:p>https://www.nemlig.com/passionsfrugt-sirup-5035838</text:p>
          </table:table-cell>
        </table:table-row>
        <table:table-row table:style-name="ro3">
          <table:table-cell office:value-type="string" calcext:value-type="string">
            <text:p>Dagligvarer &gt; Køl og mejeri &gt; Mejeri &gt; Ost &gt; Smøreost og flødeost &gt; Flødeost naturel</text:p>
          </table:table-cell>
          <table:table-cell office:value-type="string" calcext:value-type="string">
            <text:p>Flødeost naturel</text:p>
          </table:table-cell>
          <table:table-cell office:value-type="string" calcext:value-type="string">
            <text:p>200 g / Buko</text:p>
          </table:table-cell>
          <table:table-cell office:value-type="string" calcext:value-type="string">
            <text:p>KØL</text:p>
          </table:table-cell>
          <table:table-cell office:value-type="string" calcext:value-type="string">
            <text:p>19.95</text:p>
          </table:table-cell>
          <table:table-cell office:value-type="string" calcext:value-type="string">
            <text:p>.</text:p>
          </table:table-cell>
          <table:table-cell office:value-type="string" calcext:value-type="string">
            <text:p>Buko</text:p>
          </table:table-cell>
          <table:table-cell office:value-type="string" calcext:value-type="string">
            <text:p>Gryderetter, Sandwich, Sauce, Suppe</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Smøreost</text:p>
          </table:table-cell>
          <table:table-cell office:value-type="string" calcext:value-type="string">
            <text:p>Flødeost naturel fra Buko</text:p>
            <text:p>Buko Naturel er en cremet flødeost med 25% fedt. Osten er særdeles velegnet til at jævne supper, saucer og gryderetter. Tilsat forskellige krydderurter er den glimrende i en sandwich eller som topping på en bagt kartoffel eller på en bøf.</text:p>
          </table:table-cell>
          <table:table-cell office:value-type="string" calcext:value-type="string">
            <text:p>https://www.nemlig.com/floedeost-naturel-5008153</text:p>
          </table:table-cell>
        </table:table-row>
        <table:table-row table:style-name="ro2">
          <table:table-cell office:value-type="string" calcext:value-type="string">
            <text:p>Dagligvarer &gt; Kød og fisk &gt; Kalkun og gås &gt; Kalkun (hel)</text:p>
          </table:table-cell>
          <table:table-cell office:value-type="string" calcext:value-type="string">
            <text:p>Kalkun (hel)</text:p>
          </table:table-cell>
          <table:table-cell office:value-type="string" calcext:value-type="string">
            <text:p>4 - 5 kg / Kalu / Mindst holdbar til: 28-11-2020</text:p>
          </table:table-cell>
          <table:table-cell office:value-type="string" calcext:value-type="string">
            <text:p>KØL</text:p>
          </table:table-cell>
          <table:table-cell office:value-type="string" calcext:value-type="string">
            <text:p>319.95</text:p>
          </table:table-cell>
          <table:table-cell office:value-type="string" calcext:value-type="string">
            <text:p>.</text:p>
          </table:table-cell>
          <table:table-cell office:value-type="string" calcext:value-type="string">
            <text:p>Kalu</text:p>
          </table:table-cell>
          <table:table-cell office:value-type="string" calcext:value-type="string">
            <text:p>Jul, Madlavning</text:p>
          </table:table-cell>
          <table:table-cell table:number-columns-repeated="4"/>
          <table:table-cell office:value-type="string" calcext:value-type="string">
            <text:p>KØL</text:p>
          </table:table-cell>
          <table:table-cell office:value-type="string" calcext:value-type="string">
            <text:p>Frankrig</text:p>
          </table:table-cell>
          <table:table-cell table:number-columns-repeated="2"/>
          <table:table-cell office:value-type="string" calcext:value-type="string">
            <text:p>Kalkun</text:p>
          </table:table-cell>
          <table:table-cell office:value-type="string" calcext:value-type="string">
            <text:p>Kalkun fra Kalu uden indmad</text:p>
            <text:p>Kalu får sine hele kalkuner fra Sovipor som er et mellemstort firma som ligger i hjertet af Bretagne i Nordvestfrankrig. Siden 1983 har Sovipor produceret hele kalkuner og kalkunprodukter. Kalu har arbejdet tæt sammen med Sovipor gennem de sidste 15 år og har altid været super tilfreds med Sovipors professionalisme lige fra know how til opdrætsmetoder og hygiejne som altid lever op til EU standarder.</text:p>
            <text:p/>
            <text:p>Kalkunen lever af 100% vegetabilsk foder i 91 dage før den bliver slagtet på et slagteri der ligger max 100 km. fra opdrætteren.</text:p>
            <text:p/>
            <text:p>Kødet kommer fra Frankrig.</text:p>
          </table:table-cell>
          <table:table-cell office:value-type="string" calcext:value-type="string">
            <text:p>https://www.nemlig.com/kalkun-hel-5012844</text:p>
          </table:table-cell>
        </table:table-row>
        <table:table-row table:style-name="ro1">
          <table:table-cell office:value-type="string" calcext:value-type="string">
            <text:p>Dagligvarer &gt; Pleje og skønhed &gt; Beklædning &gt; Undertøj og strømper &gt; Dametrusse maxi str. M</text:p>
          </table:table-cell>
          <table:table-cell office:value-type="string" calcext:value-type="string">
            <text:p>Dametrusse maxi str. M</text:p>
          </table:table-cell>
          <table:table-cell office:value-type="string" calcext:value-type="string">
            <text:p>2 pk. / hvid / Symfoni</text:p>
          </table:table-cell>
          <table:table-cell/>
          <table:table-cell office:value-type="string" calcext:value-type="string">
            <text:p>69.95</text:p>
          </table:table-cell>
          <table:table-cell office:value-type="string" calcext:value-type="string">
            <text:p>.</text:p>
          </table:table-cell>
          <table:table-cell office:value-type="string" calcext:value-type="string">
            <text:p>Symfoni</text:p>
          </table:table-cell>
          <table:table-cell table:number-columns-repeated="2"/>
          <table:table-cell office:value-type="string" calcext:value-type="string">
            <text:p>Hvid</text:p>
          </table:table-cell>
          <table:table-cell table:number-columns-repeated="5"/>
          <table:table-cell office:value-type="string" calcext:value-type="string">
            <text:p>M</text:p>
          </table:table-cell>
          <table:table-cell office:value-type="string" calcext:value-type="string">
            <text:p>Undertøj</text:p>
          </table:table-cell>
          <table:table-cell office:value-type="string" calcext:value-type="string">
            <text:p>Dametrusse M Hvid</text:p>
          </table:table-cell>
          <table:table-cell office:value-type="string" calcext:value-type="string">
            <text:p>https://www.nemlig.com/dametrusse-maxi-str-m-2301290</text:p>
          </table:table-cell>
        </table:table-row>
        <table:table-row table:style-name="ro3">
          <table:table-cell office:value-type="string" calcext:value-type="string">
            <text:p>Dagligvarer &gt; Frost &gt; Is &gt; Is i bægre og bøtter &gt; Havtornis</text:p>
          </table:table-cell>
          <table:table-cell office:value-type="string" calcext:value-type="string">
            <text:p>Havtornis</text:p>
          </table:table-cell>
          <table:table-cell office:value-type="string" calcext:value-type="string">
            <text:p>0,45 l / Bornholms Ismejeri</text:p>
          </table:table-cell>
          <table:table-cell office:value-type="string" calcext:value-type="string">
            <text:p>Dansk,Frost,Øko (dansk)</text:p>
          </table:table-cell>
          <table:table-cell office:value-type="string" calcext:value-type="string">
            <text:p>49.95</text:p>
          </table:table-cell>
          <table:table-cell office:value-type="string" calcext:value-type="string">
            <text:p>.</text:p>
          </table:table-cell>
          <table:table-cell office:value-type="string" calcext:value-type="string">
            <text:p>Bornholms Ismejeri</text:p>
          </table:table-cell>
          <table:table-cell office:value-type="string" calcext:value-type="string">
            <text:p>Dessert</text:p>
          </table:table-cell>
          <table:table-cell table:number-columns-repeated="4"/>
          <table:table-cell office:value-type="string" calcext:value-type="string">
            <text:p>Dansk, Frost, Øko (dansk)</text:p>
          </table:table-cell>
          <table:table-cell table:number-columns-repeated="3"/>
          <table:table-cell office:value-type="string" calcext:value-type="string">
            <text:p>Is</text:p>
          </table:table-cell>
          <table:table-cell office:value-type="string" calcext:value-type="string">
            <text:p>Havtornis</text:p>
            <text:p>Frisk sorbet af bornholmske havtorn, kendt som Nordens citron. Smagen har skønne noter af passionsfrugt. Isen er produceret i Svaneke på Bornholm.</text:p>
          </table:table-cell>
          <table:table-cell office:value-type="string" calcext:value-type="string">
            <text:p>https://www.nemlig.com/havtornis-5046767</text:p>
          </table:table-cell>
        </table:table-row>
        <table:table-row table:style-name="ro10">
          <table:table-cell office:value-type="string" calcext:value-type="string">
            <text:p>Dagligvarer &gt; Pleje og skønhed &gt; Tandpleje &gt; Tandbørster &gt; Tandbørstehoved refill</text:p>
          </table:table-cell>
          <table:table-cell office:value-type="string" calcext:value-type="string">
            <text:p>Tandbørstehoved refill</text:p>
          </table:table-cell>
          <table:table-cell office:value-type="string" calcext:value-type="string">
            <text:p>3 stk. / Sensitive / Oral-B</text:p>
          </table:table-cell>
          <table:table-cell/>
          <table:table-cell office:value-type="string" calcext:value-type="string">
            <text:p>139.95</text:p>
          </table:table-cell>
          <table:table-cell office:value-type="string" calcext:value-type="string">
            <text:p>.</text:p>
          </table:table-cell>
          <table:table-cell office:value-type="string" calcext:value-type="string">
            <text:p>Oral-B</text:p>
          </table:table-cell>
          <table:table-cell office:value-type="string" calcext:value-type="string">
            <text:p>Elektrisk tandbørste</text:p>
          </table:table-cell>
          <table:table-cell table:number-columns-repeated="8"/>
          <table:table-cell office:value-type="string" calcext:value-type="string">
            <text:p>Tandbørste, Tandbørstehoved, Tandpleje</text:p>
          </table:table-cell>
          <table:table-cell office:value-type="string" calcext:value-type="string">
            <text:p>Tandbørstehoveder</text:p>
            <text:p>Oplev Oral-B Sensi UltraThin børstehoved designet af det tandbørstemærke, som flest tandlæger i verden bruger og anbefaler - Oral-B. Den runde kronbladsform er designet i samarbejde med tandlæger. Det har bløde, ultratynde børster, der er skånsomme mod tandkødet, kombineret med normale børster, der er hårde mod plak. Sensei Ultrathin fjerner op til 100% mere plak og reducerer tandkødsbetændelse med 100% sammenlignet med en almindelig tandbørste.</text:p>
            <text:p/>
            <text:p>Den unikke kombination af afrundede og ultratynde børster gør Sensi Ultrathin ideel til alle med en følsom mund og alle, der bare er på udkig efter en god, blid rengøring. Det udskiftelige børstehoved på Sensitive omslutter den enkelte tand og giver en fantastisk rengøring en tand ad gangen med sine bløde børster. Tandbørsten er specielt egnet til rengøring rundt om følsomme og betændte områder.</text:p>
            <text:p/>
            <text:p>Kan bruges sammen med Oral-B Genius 8000, 9000.</text:p>
            <text:p>Kompatibel med Oral-B Smart 4000, 49000, 5000, 6000, 6500, 7000.</text:p>
            <text:p>Kompatibel med Oral-B PRO 600, 650, 1000, 2000, 2500, 30000.</text:p>
            <text:p>Kan bruges med alle Oral-B Vitality og Vitality Plus-varianter.</text:p>
            <text:p/>
            <text:p>Indeholder 3 stk. Oral-B børstehovedrefiller.</text:p>
          </table:table-cell>
          <table:table-cell office:value-type="string" calcext:value-type="string">
            <text:p>https://www.nemlig.com/tandboerstehoved-refill-5044200</text:p>
          </table:table-cell>
        </table:table-row>
        <table:table-row table:style-name="ro4">
          <table:table-cell office:value-type="string" calcext:value-type="string">
            <text:p>Dagligvarer &gt; Frugt og grønt &gt; Grøntsager &gt; Grove grøntsager &gt; Aubergine øko.</text:p>
          </table:table-cell>
          <table:table-cell office:value-type="string" calcext:value-type="string">
            <text:p>Aubergine øko.</text:p>
          </table:table-cell>
          <table:table-cell office:value-type="string" calcext:value-type="string">
            <text:p>1 stk. / Spanien / Klasse 1</text:p>
          </table:table-cell>
          <table:table-cell office:value-type="string" calcext:value-type="string">
            <text:p>Øko (europæisk)</text:p>
          </table:table-cell>
          <table:table-cell office:value-type="string" calcext:value-type="string">
            <text:p>12.00</text:p>
          </table:table-cell>
          <table:table-cell office:value-type="string" calcext:value-type="string">
            <text:p>.</text:p>
          </table:table-cell>
          <table:table-cell/>
          <table:table-cell office:value-type="string" calcext:value-type="string">
            <text:p>Grill, Salat, Tilbehør</text:p>
          </table:table-cell>
          <table:table-cell/>
          <table:table-cell office:value-type="string" calcext:value-type="string">
            <text:p>Grøn, Sort</text:p>
          </table:table-cell>
          <table:table-cell office:value-type="string" calcext:value-type="string">
            <text:p>Klasse 1</text:p>
          </table:table-cell>
          <table:table-cell/>
          <table:table-cell office:value-type="string" calcext:value-type="string">
            <text:p>Discount, Øko (europæisk)</text:p>
          </table:table-cell>
          <table:table-cell office:value-type="string" calcext:value-type="string">
            <text:p>Spanien</text:p>
          </table:table-cell>
          <table:table-cell table:number-columns-repeated="2"/>
          <table:table-cell office:value-type="string" calcext:value-type="string">
            <text:p>Aubergine</text:p>
          </table:table-cell>
          <table:table-cell office:value-type="string" calcext:value-type="string">
            <text:p>Auberginen stammer fra det tropiske Afrika og Østasien, hvor den stadig findes vildtvoksende. Det menes at aubergineplanten kom til Europa i 700-tallet.</text:p>
            <text:p/>
            <text:p>Aubergineplanten er en etårig, kraftig plante, som ofte er tornet. På frilandsmarker kan den blive op til ca. 1,5 m., hvorimod den i drivhus kan blive op til flere meter lang.</text:p>
            <text:p>Auberginen vokser frem uden bestøvning, og skal plukkes inden den bliver moden. Hvis den når at blive moden, bliver kødet sejt og kedeligt.</text:p>
            <text:p/>
            <text:p>Auberginen findes i et utal af former og farver. Der er både runde, langovale, hvide, røde, gule, blå, violette og andre sorter.</text:p>
            <text:p>Det er dog de langovale og mørkviolette, der er de mest almindelige herhjemme.</text:p>
            <text:p/>
            <text:p>Den spises typisk med skræl, men kan evt. skrælles, da skrællen til tider kan være lidt bitter. Dog ses dette sjældnere i dag end førhen.</text:p>
            <text:p>Den kan anvendes i sammenkogte retter, som farseret eller gratineret. Den kan også steges i skiver på panden eller flækket i ovnen.</text:p>
            <text:p/>
            <text:p>Tips:</text:p>
            <text:p>Auberginen suger meget olie under tilberedning, men dette kan afhjælpes ved at bruge en teflonpande eller en slip-let-pande.</text:p>
          </table:table-cell>
          <table:table-cell office:value-type="string" calcext:value-type="string">
            <text:p>https://www.nemlig.com/aubergine-oeko-5002545</text:p>
          </table:table-cell>
        </table:table-row>
        <table:table-row table:style-name="ro3">
          <table:table-cell office:value-type="string" calcext:value-type="string">
            <text:p>Dagligvarer &gt; Kød og fisk &gt; Fisk og skaldyr &gt; Skaldyr &gt; Kammuslinger</text:p>
          </table:table-cell>
          <table:table-cell office:value-type="string" calcext:value-type="string">
            <text:p>Kammuslinger</text:p>
          </table:table-cell>
          <table:table-cell office:value-type="string" calcext:value-type="string">
            <text:p>300 g / tilsat vand / frost / Sepio</text:p>
          </table:table-cell>
          <table:table-cell office:value-type="string" calcext:value-type="string">
            <text:p>Frost</text:p>
          </table:table-cell>
          <table:table-cell office:value-type="string" calcext:value-type="string">
            <text:p>89.95</text:p>
          </table:table-cell>
          <table:table-cell office:value-type="string" calcext:value-type="string">
            <text:p>79.95</text:p>
          </table:table-cell>
          <table:table-cell office:value-type="string" calcext:value-type="string">
            <text:p>Sepio</text:p>
          </table:table-cell>
          <table:table-cell office:value-type="string" calcext:value-type="string">
            <text:p>Aftensmad, Bryllup, Forret, Grill, Nytår</text:p>
          </table:table-cell>
          <table:table-cell table:number-columns-repeated="4"/>
          <table:table-cell office:value-type="string" calcext:value-type="string">
            <text:p>ASC-mærket, Frost</text:p>
          </table:table-cell>
          <table:table-cell table:number-columns-repeated="3"/>
          <table:table-cell office:value-type="string" calcext:value-type="string">
            <text:p>Skaldyr</text:p>
          </table:table-cell>
          <table:table-cell office:value-type="string" calcext:value-type="string">
            <text:p>Kammuslinger</text:p>
            <text:p>Kammuslinger uden rogn tilsat vand.</text:p>
          </table:table-cell>
          <table:table-cell office:value-type="string" calcext:value-type="string">
            <text:p>https://www.nemlig.com/kammuslinger-5048622</text:p>
          </table:table-cell>
        </table:table-row>
        <table:table-row table:style-name="ro5">
          <table:table-cell table:number-columns-repeated="2" office:value-type="string" calcext:value-type="string">
            <text:p>Lammefilet m. gyros</text:p>
          </table:table-cell>
          <table:table-cell office:value-type="string" calcext:value-type="string">
            <text:p>300-400 g / Möllers</text:p>
          </table:table-cell>
          <table:table-cell office:value-type="string" calcext:value-type="string">
            <text:p>KØL</text:p>
          </table:table-cell>
          <table:table-cell office:value-type="string" calcext:value-type="string">
            <text:p>79.95</text:p>
          </table:table-cell>
          <table:table-cell office:value-type="string" calcext:value-type="string">
            <text:p>.</text:p>
          </table:table-cell>
          <table:table-cell office:value-type="string" calcext:value-type="string">
            <text:p>Möllers</text:p>
          </table:table-cell>
          <table:table-cell office:value-type="string" calcext:value-type="string">
            <text:p>Aftensmad, Grill, Madlavning, Middag, Påske</text:p>
          </table:table-cell>
          <table:table-cell table:number-columns-repeated="4"/>
          <table:table-cell office:value-type="string" calcext:value-type="string">
            <text:p>KØL</text:p>
          </table:table-cell>
          <table:table-cell table:number-columns-repeated="3"/>
          <table:table-cell office:value-type="string" calcext:value-type="string">
            <text:p>Lam</text:p>
          </table:table-cell>
          <table:table-cell office:value-type="string" calcext:value-type="string">
            <text:p>Marineret lammefilet</text:p>
            <text:p>Marineret lammefilet er mørt og yderst velsmagende. Tilberedes nemt i både ovn og på grill. Serveres evt. med ovnstegte kartofler og grillede grøntsager eller svampe.</text:p>
            <text:p/>
            <text:p>Tilberedning:</text:p>
            <text:p>Ovn: Brunes kort på panden på begge sider. Færdigsteges i ovn ved 180 grader i ca. 15 min. Kernetemperatur min. 60 grader. Brug stegetermometer. Bør hvile i 10. min inden udskæring.</text:p>
            <text:p>Grill: Steg kødet på grillen i ca. 15 min. Alt efter størrelse. Lad kødet trække i sølvfolie 10 min. inden udskæring.</text:p>
            <text:p/>
            <text:p>Varen må ikke genfryses efter optøning.</text:p>
          </table:table-cell>
          <table:table-cell office:value-type="string" calcext:value-type="string">
            <text:p>https://www.nemlig.com/lammefilet-m-gyros-5046708</text:p>
          </table:table-cell>
        </table:table-row>
        <table:table-row table:style-name="ro5">
          <table:table-cell office:value-type="string" calcext:value-type="string">
            <text:p>Dagligvarer &gt; Husholdning og bolig &gt; Elartikler &gt; Lyskæder og LED lys &gt; Træ LED (sort)</text:p>
          </table:table-cell>
          <table:table-cell office:value-type="string" calcext:value-type="string">
            <text:p>Træ LED (sort)</text:p>
          </table:table-cell>
          <table:table-cell office:value-type="string" calcext:value-type="string">
            <text:p>1 stk. / 1,10 m / m. 80 lys / Sirius - Noah</text:p>
          </table:table-cell>
          <table:table-cell/>
          <table:table-cell office:value-type="string" calcext:value-type="string">
            <text:p>199.95</text:p>
          </table:table-cell>
          <table:table-cell office:value-type="string" calcext:value-type="string">
            <text:p>159.96</text:p>
          </table:table-cell>
          <table:table-cell office:value-type="string" calcext:value-type="string">
            <text:p>Sirius</text:p>
          </table:table-cell>
          <table:table-cell office:value-type="string" calcext:value-type="string">
            <text:p>Jul, Pynt, Udendørs</text:p>
          </table:table-cell>
          <table:table-cell/>
          <table:table-cell office:value-type="string" calcext:value-type="string">
            <text:p>Sort</text:p>
          </table:table-cell>
          <table:table-cell table:number-columns-repeated="5"/>
          <table:table-cell office:value-type="string" calcext:value-type="string">
            <text:p>110 cm</text:p>
          </table:table-cell>
          <table:table-cell office:value-type="string" calcext:value-type="string">
            <text:p>LED-lys, Pynt</text:p>
          </table:table-cell>
          <table:table-cell office:value-type="string" calcext:value-type="string">
            <text:p>Noah LED træ</text:p>
            <text:p>Noah lystræ til haven, indkørslen, ved hoveddøren, terrassen, ude på altanen eller hvor den kan passe.</text:p>
            <text:p/>
            <text:p>Det leveres med metalspyd.</text:p>
            <text:p/>
            <text:p>Træet forbruger kun 3,6 Watt i timen.</text:p>
            <text:p/>
            <text:p>Leveres inkl. 8 meter forlængerledning og udendørs transformer.</text:p>
          </table:table-cell>
          <table:table-cell office:value-type="string" calcext:value-type="string">
            <text:p>https://www.nemlig.com/trae-led-sort-5043127</text:p>
          </table:table-cell>
        </table:table-row>
        <table:table-row table:style-name="ro7">
          <table:table-cell office:value-type="string" calcext:value-type="string">
            <text:p>Dagligvarer &gt; Køl og mejeri &gt; Æg og gær &gt; Gær m. vitamin D</text:p>
          </table:table-cell>
          <table:table-cell office:value-type="string" calcext:value-type="string">
            <text:p>Gær m. vitamin D</text:p>
          </table:table-cell>
          <table:table-cell office:value-type="string" calcext:value-type="string">
            <text:p>50 g / Malteserkorsgær</text:p>
          </table:table-cell>
          <table:table-cell office:value-type="string" calcext:value-type="string">
            <text:p>KØL</text:p>
          </table:table-cell>
          <table:table-cell office:value-type="string" calcext:value-type="string">
            <text:p>2.50</text:p>
          </table:table-cell>
          <table:table-cell office:value-type="string" calcext:value-type="string">
            <text:p>.</text:p>
          </table:table-cell>
          <table:table-cell office:value-type="string" calcext:value-type="string">
            <text:p>Malteserkorsgær</text:p>
          </table:table-cell>
          <table:table-cell office:value-type="string" calcext:value-type="string">
            <text:p>Bagning</text:p>
          </table:table-cell>
          <table:table-cell table:number-columns-repeated="4"/>
          <table:table-cell office:value-type="string" calcext:value-type="string">
            <text:p>KØL</text:p>
          </table:table-cell>
          <table:table-cell table:number-columns-repeated="3"/>
          <table:table-cell office:value-type="string" calcext:value-type="string">
            <text:p>Gær</text:p>
          </table:table-cell>
          <table:table-cell office:value-type="string" calcext:value-type="string">
            <text:p>Gær med vitamin D</text:p>
            <text:p>Med Vitamin D-Gær indeholder dit bagværk allerede masser af solskin. Selv på den mørkeste og koldeste vinterdag får du den gavnlige effekt af solens stråler.</text:p>
            <text:p/>
            <text:p>Når du opholder dig i sollys, dannes der vitamin D i kroppen. På samme måde kan gær danne vitamin D, når det bliver belyst med ultraviolet lys. De Danske Gærfabrikker har udviklet en produktionsproces, der gør gær i stand til at omdanne de naturlige steroler i gæren til vitamin D.</text:p>
          </table:table-cell>
          <table:table-cell office:value-type="string" calcext:value-type="string">
            <text:p>https://www.nemlig.com/gaer-m-vitamin-d-5045971</text:p>
          </table:table-cell>
        </table:table-row>
        <table:table-row table:style-name="ro5">
          <table:table-cell office:value-type="string" calcext:value-type="string">
            <text:p>Dagligvarer &gt; Drikkevarer &gt; Frogs Leap Cabernet Sauvig.</text:p>
          </table:table-cell>
          <table:table-cell office:value-type="string" calcext:value-type="string">
            <text:p>Frogs Leap Cabernet Sauvig.</text:p>
          </table:table-cell>
          <table:table-cell office:value-type="string" calcext:value-type="string">
            <text:p>USA / Californien / 2016 / 0,75 l / rødvin</text:p>
          </table:table-cell>
          <table:table-cell/>
          <table:table-cell office:value-type="string" calcext:value-type="string">
            <text:p>445.00</text:p>
          </table:table-cell>
          <table:table-cell office:value-type="string" calcext:value-type="string">
            <text:p>.</text:p>
          </table:table-cell>
          <table:table-cell office:value-type="string" calcext:value-type="string">
            <text:p>Americanwine.dk</text:p>
          </table:table-cell>
          <table:table-cell office:value-type="string" calcext:value-type="string">
            <text:p>Kraftige retter</text:p>
          </table:table-cell>
          <table:table-cell table:number-columns-repeated="3"/>
          <table:table-cell office:value-type="string" calcext:value-type="string">
            <text:p>USA</text:p>
          </table:table-cell>
          <table:table-cell table:number-columns-repeated="4"/>
          <table:table-cell office:value-type="string" calcext:value-type="string">
            <text:p>Rødvin</text:p>
          </table:table-cell>
          <table:table-cell office:value-type="string" calcext:value-type="string">
            <text:p>Frogs Leap Cabernet Sauvignon 2016</text:p>
            <text:p/>
            <text:p>Frog’s Leaps Cabernet er dyrket på topmarken Rossi i Rutherford, Napa Valley. Denne mark blev plantet i 1926 og druerne blev solgt til top vingårde i området så som Inglenook og Beaulieu. Frog’s Leap købte vinmarken i 2004. Dette er den første frigivelse af Frog’s Leap vin dyrket på druer fra Rossi vinmarken. Vinen er dyrket på gammel klassisk manér og uden sprøjtemidler og kunstvanding.</text:p>
            <text:p/>
            <text:p>Denne Cabernet smager som top Napa vin smagte dengang vinområdet kom på alles vinlæber – i 1976 ved blindsmagningen i Paris da amerikansk vin var overlegen i smag og elegance. Frog’s Leaps Cabernet har en elegant og intens smag af solbær, blåbær, mokka, lakrids og et let strejf af cedertræ. Drik denne vin til de elegante retter med due, vagtler og kalvemørbrad. Vinen har også et godt gemme potentiale.</text:p>
            <text:p/>
            <text:p>Wine &amp; Spirits rating: 93 points &lt;</text:p>
            <text:p>&gt; Vinous / Antonio Galloni rating: 93 points</text:p>
          </table:table-cell>
          <table:table-cell office:value-type="string" calcext:value-type="string">
            <text:p>https://www.nemlig.com/frogs-leap-cabernet-sauvig-5025889</text:p>
          </table:table-cell>
        </table:table-row>
        <table:table-row table:style-name="ro13">
          <table:table-cell office:value-type="string" calcext:value-type="string">
            <text:p>Dagligvarer &gt; Husholdning og bolig &gt; Køkkenudstyr &gt; Glas, bestik, skåle m.m. &gt; Drikkebeholder m. tappehane</text:p>
          </table:table-cell>
          <table:table-cell office:value-type="string" calcext:value-type="string">
            <text:p>Drikkebeholder m. tappehane</text:p>
          </table:table-cell>
          <table:table-cell office:value-type="string" calcext:value-type="string">
            <text:p>1 stk. / 1,90 l / Focus</text:p>
          </table:table-cell>
          <table:table-cell/>
          <table:table-cell office:value-type="string" calcext:value-type="string">
            <text:p>79.95</text:p>
          </table:table-cell>
          <table:table-cell office:value-type="string" calcext:value-type="string">
            <text:p>.</text:p>
          </table:table-cell>
          <table:table-cell office:value-type="string" calcext:value-type="string">
            <text:p>Focus</text:p>
          </table:table-cell>
          <table:table-cell office:value-type="string" calcext:value-type="string">
            <text:p>Fest, Fødselsdag</text:p>
          </table:table-cell>
          <table:table-cell table:number-columns-repeated="7"/>
          <table:table-cell office:value-type="string" calcext:value-type="string">
            <text:p>1,90 l</text:p>
          </table:table-cell>
          <table:table-cell office:value-type="string" calcext:value-type="string">
            <text:p>Køkkenudstyr, Service</text:p>
          </table:table-cell>
          <table:table-cell office:value-type="string" calcext:value-type="string">
            <text:p>Til sommerens mange begivenheder</text:p>
            <text:p/>
            <text:p>Denne drikkebeholder i glas med tappehane er perfekt til sommerens festlige begivenheder. Fyld beholderen med en drikkevare af eget ønske, og beholderen passer til en hver begivenhed. En lækker lemonade til havefesten, eller måske noget isvand med citronskiver til grillfesten. Stil den frem og lad gæsterne fylde glasset efter ønske. Nemt og bekvemt, og så er det også super smart.</text:p>
            <text:p/>
            <text:p>Denne drikkebeholder i glas kan indeholde 1,9 liter væske.</text:p>
            <text:p/>
            <text:p>Beholderen tåler ikke kogende vand.&gt;br&gt;</text:p>
          </table:table-cell>
          <table:table-cell office:value-type="string" calcext:value-type="string">
            <text:p>https://www.nemlig.com/drikkebeholder-m-tappehane-5027573</text:p>
          </table:table-cell>
        </table:table-row>
        <table:table-row table:style-name="ro7">
          <table:table-cell office:value-type="string" calcext:value-type="string">
            <text:p>Dagligvarer &gt; Pleje og skønhed &gt; Hårprodukter &gt; Shampoo &gt; Shampoo (mild)</text:p>
          </table:table-cell>
          <table:table-cell office:value-type="string" calcext:value-type="string">
            <text:p>Shampoo (mild)</text:p>
          </table:table-cell>
          <table:table-cell office:value-type="string" calcext:value-type="string">
            <text:p>1 l / volume / Stuhr - Mild Hair Care</text:p>
          </table:table-cell>
          <table:table-cell office:value-type="string" calcext:value-type="string">
            <text:p>Den Blå Krans</text:p>
          </table:table-cell>
          <table:table-cell office:value-type="string" calcext:value-type="string">
            <text:p>120.00</text:p>
          </table:table-cell>
          <table:table-cell office:value-type="string" calcext:value-type="string">
            <text:p>96.00</text:p>
          </table:table-cell>
          <table:table-cell office:value-type="string" calcext:value-type="string">
            <text:p>Stuhr</text:p>
          </table:table-cell>
          <table:table-cell office:value-type="string" calcext:value-type="string">
            <text:p>Hårpleje</text:p>
          </table:table-cell>
          <table:table-cell table:number-columns-repeated="4"/>
          <table:table-cell office:value-type="string" calcext:value-type="string">
            <text:p>Den Blå Krans</text:p>
          </table:table-cell>
          <table:table-cell table:number-columns-repeated="2"/>
          <table:table-cell office:value-type="string" calcext:value-type="string">
            <text:p>1 l</text:p>
          </table:table-cell>
          <table:table-cell office:value-type="string" calcext:value-type="string">
            <text:p>Hårpleje, Shampoo</text:p>
          </table:table-cell>
          <table:table-cell office:value-type="string" calcext:value-type="string">
            <text:p>Mild hårpleje fra Stuhr - Stor flaske med pumpe</text:p>
            <text:p>Til alle hårtyper. Blødgørende formel m/ aloe vera, der nærer og fugter håret, og virker beroligende på hovedbunden, samt glycerin der tilfører og bevarer fugt. B5-vitamin genopbygger og styrker håret.</text:p>
            <text:p/>
            <text:p>Mild mod øjnene.</text:p>
          </table:table-cell>
          <table:table-cell office:value-type="string" calcext:value-type="string">
            <text:p>https://www.nemlig.com/shampoo-mild-5026199</text:p>
          </table:table-cell>
        </table:table-row>
        <table:table-row table:style-name="ro1">
          <table:table-cell office:value-type="string" calcext:value-type="string">
            <text:p>Dagligvarer &gt; Frost &gt; Supper og nem mad &gt; Pizza og toast &gt; Pizza speciale</text:p>
          </table:table-cell>
          <table:table-cell office:value-type="string" calcext:value-type="string">
            <text:p>Pizza speciale</text:p>
          </table:table-cell>
          <table:table-cell office:value-type="string" calcext:value-type="string">
            <text:p>365 g / frost / Dr. Oetker - Ristorante</text:p>
          </table:table-cell>
          <table:table-cell office:value-type="string" calcext:value-type="string">
            <text:p>Frost</text:p>
          </table:table-cell>
          <table:table-cell office:value-type="string" calcext:value-type="string">
            <text:p>29.95</text:p>
          </table:table-cell>
          <table:table-cell office:value-type="string" calcext:value-type="string">
            <text:p>.</text:p>
          </table:table-cell>
          <table:table-cell office:value-type="string" calcext:value-type="string">
            <text:p>Dr. Oetker</text:p>
          </table:table-cell>
          <table:table-cell office:value-type="string" calcext:value-type="string">
            <text:p>Pizza</text:p>
          </table:table-cell>
          <table:table-cell table:number-columns-repeated="4"/>
          <table:table-cell office:value-type="string" calcext:value-type="string">
            <text:p>Frost</text:p>
          </table:table-cell>
          <table:table-cell table:number-columns-repeated="3"/>
          <table:table-cell office:value-type="string" calcext:value-type="string">
            <text:p>Færdigret, Pizza</text:p>
          </table:table-cell>
          <table:table-cell office:value-type="string" calcext:value-type="string">
            <text:p>Den tynde, sprøde bund, det delikate fyld og de udsøgte råvarer gør Dr. Oetker Ristorante Pizza uimodståelig. Det er pizza, der smager, som var den lavet på italiensk restaurant. Prøv en Ristorante Pizza Speciale med tomater, mozzarellaost, salami, champignoner, saftig skinke og krydderurter.</text:p>
          </table:table-cell>
          <table:table-cell office:value-type="string" calcext:value-type="string">
            <text:p>https://www.nemlig.com/pizza-speciale-5004976</text:p>
          </table:table-cell>
        </table:table-row>
        <table:table-row table:style-name="ro11">
          <table:table-cell office:value-type="string" calcext:value-type="string">
            <text:p>Dagligvarer &gt; Frost &gt; Grøntsager &gt; Ærter og majs &gt; Ærter øko.</text:p>
          </table:table-cell>
          <table:table-cell office:value-type="string" calcext:value-type="string">
            <text:p>Ærter øko.</text:p>
          </table:table-cell>
          <table:table-cell office:value-type="string" calcext:value-type="string">
            <text:p>450 g / frost / Grøn Balance</text:p>
          </table:table-cell>
          <table:table-cell office:value-type="string" calcext:value-type="string">
            <text:p>Frost,Nøglehulsmærket,Øko (europæisk)</text:p>
          </table:table-cell>
          <table:table-cell office:value-type="string" calcext:value-type="string">
            <text:p>19.95</text:p>
          </table:table-cell>
          <table:table-cell office:value-type="string" calcext:value-type="string">
            <text:p>.</text:p>
          </table:table-cell>
          <table:table-cell office:value-type="string" calcext:value-type="string">
            <text:p>Grøn Balance</text:p>
          </table:table-cell>
          <table:table-cell table:number-columns-repeated="5"/>
          <table:table-cell office:value-type="string" calcext:value-type="string">
            <text:p>Frost, Nøglehulsmærket, Øko (europæisk)</text:p>
          </table:table-cell>
          <table:table-cell table:number-columns-repeated="3"/>
          <table:table-cell office:value-type="string" calcext:value-type="string">
            <text:p>Grøntsager</text:p>
          </table:table-cell>
          <table:table-cell office:value-type="string" calcext:value-type="string">
            <text:p>Økologsike ærter</text:p>
            <text:p>Økologiske Ærter er indfrosset max. 3 timer efter høst. Økologiske grøntsager er dyrket uden brug af kunstgødning og syntetiske pesticider.</text:p>
            <text:p/>
            <text:p>Opbevaring: I dybfryser ved -18 °C eller koldere.</text:p>
            <text:p/>
            <text:p>Bedst før: Uåbnet: I dybfryser (-18 °C): Se datomærkning på bagsiden af posen. I køleskab (højst +5 °C): Anvendes indenfor 1 døgn.</text:p>
            <text:p>Åbnet: I tætlukket emballage som i uåbnet stand.</text:p>
            <text:p/>
            <text:p>Må ikke nedfryses igen efter optøning.</text:p>
          </table:table-cell>
          <table:table-cell office:value-type="string" calcext:value-type="string">
            <text:p>https://www.nemlig.com/aerter-oeko-5012085</text:p>
          </table:table-cell>
        </table:table-row>
        <table:table-row table:style-name="ro7">
          <table:table-cell office:value-type="string" calcext:value-type="string">
            <text:p>Dagligvarer &gt; Slik og kiosk &gt; Kontorartikler &gt; Skriveredskaber &gt; Limstift</text:p>
          </table:table-cell>
          <table:table-cell office:value-type="string" calcext:value-type="string">
            <text:p>Limstift</text:p>
          </table:table-cell>
          <table:table-cell office:value-type="string" calcext:value-type="string">
            <text:p>1 stk. / Pritt</text:p>
          </table:table-cell>
          <table:table-cell/>
          <table:table-cell office:value-type="string" calcext:value-type="string">
            <text:p>16.95</text:p>
          </table:table-cell>
          <table:table-cell office:value-type="string" calcext:value-type="string">
            <text:p>.</text:p>
          </table:table-cell>
          <table:table-cell office:value-type="string" calcext:value-type="string">
            <text:p>Pritt</text:p>
          </table:table-cell>
          <table:table-cell office:value-type="string" calcext:value-type="string">
            <text:p>Hjemmet, Kontor, Skole</text:p>
          </table:table-cell>
          <table:table-cell table:number-columns-repeated="8"/>
          <table:table-cell office:value-type="string" calcext:value-type="string">
            <text:p>Skrivebordet, Skriveredskaber</text:p>
          </table:table-cell>
          <table:table-cell office:value-type="string" calcext:value-type="string">
            <text:p>Limstift</text:p>
            <text:p>Limstift af 90% naturlige ingredienser. Den kan anvendes til limning af papir, karton og fotos. Den har en specialudviklet, lufttæt hætte og skruemekanisme, som forhindrer udtørring.</text:p>
            <text:p/>
            <text:p>Kan vaskes af ved 20°C.</text:p>
          </table:table-cell>
          <table:table-cell office:value-type="string" calcext:value-type="string">
            <text:p>https://www.nemlig.com/limstift-5035675</text:p>
          </table:table-cell>
        </table:table-row>
        <table:table-row table:style-name="ro18">
          <table:table-cell office:value-type="string" calcext:value-type="string">
            <text:p>Dagligvarer &gt; Baby, børn og legetøj &gt; Babymad og modermælkserstatning &gt; Modermælkserstatning og tilskudsblanding &gt; Modermælkserstatning 1</text:p>
          </table:table-cell>
          <table:table-cell office:value-type="string" calcext:value-type="string">
            <text:p>Modermælkserstatning 1</text:p>
          </table:table-cell>
          <table:table-cell office:value-type="string" calcext:value-type="string">
            <text:p>800 g / pulver / 0+ mdr. / Nestlé - NAN Supreme</text:p>
          </table:table-cell>
          <table:table-cell/>
          <table:table-cell office:value-type="string" calcext:value-type="string">
            <text:p>149.95</text:p>
          </table:table-cell>
          <table:table-cell office:value-type="string" calcext:value-type="string">
            <text:p>.</text:p>
          </table:table-cell>
          <table:table-cell office:value-type="string" calcext:value-type="string">
            <text:p>Nestlé</text:p>
          </table:table-cell>
          <table:table-cell office:value-type="string" calcext:value-type="string">
            <text:p>Baby</text:p>
          </table:table-cell>
          <table:table-cell table:number-columns-repeated="8"/>
          <table:table-cell office:value-type="string" calcext:value-type="string">
            <text:p>Modermælkserstatning</text:p>
          </table:table-cell>
          <table:table-cell office:value-type="string" calcext:value-type="string">
            <text:p>Modermælkserstatning NAN Supreme 1</text:p>
            <text:p>For forældre, der ikke ammer eller supplerer amning og ønsker det allerbedste for deres spædbørn. Den eneste modermælkserstatning med 2 HMO'er som hjælper med at styrke immunsystemet - endnu tættere på modermælk end nogen af Nestlés andre erstatninger.</text:p>
            <text:p>Endvidere har NAN Supreme unikke milde proteiner og aktive bakteriekulturer - en bevist videnskabelig innovation som giver spædbørn en god start i livet.</text:p>
            <text:p/>
            <text:p>Følg altid instruktionerne nøje. Tilbered én flaske ad gangen, giv maden med det samme, og smid resterne ud. Hold barnet, når du mader, så barnet ikke får maden galt i halsen. Barnet kan blive sygt af forkert dosering, og hvis vandet ikke koges og flasken ikke skoldes før brug.</text:p>
            <text:p>Sørg for korrekt opbevaring, tilberedning og madning, så sundhedsrisici undgås.</text:p>
            <text:p/>
            <text:p>Tilberedning:</text:p>
            <text:p>1. Vask hænder, før du begynder tilberedningen.</text:p>
            <text:p>2. Rengør flaske, sut og låg grundigt. Kog delene i 5 minutter. Opbevar delene tildækket indtil næste måltid.</text:p>
            <text:p>3. Kog vand i 5 min, og lad vandet køle af til ca. 40°C.</text:p>
            <text:p>4. Se doseringstabellen for barnets alder, og fyld den rette mængde lunkent vand i flasken. Anvend kun den medfølgende måleske.</text:p>
            <text:p>5. Tilsæt det rigtige antal strøgne måleskeer.</text:p>
            <text:p>6. Luk emballagen omhyggeligt efter hvert brug, og opbevar den tørt og køligt.</text:p>
            <text:p/>
            <text:p>Vigtigt:</text:p>
            <text:p>Modermælk er bedst for barnet. Fortsæt med at amme så længe som muligt. Rådfør dig med sundhedsplejersken, før du vælger modermælkserstatning.</text:p>
          </table:table-cell>
          <table:table-cell office:value-type="string" calcext:value-type="string">
            <text:p>https://www.nemlig.com/modermaelkserstatning-1-5042800</text:p>
          </table:table-cell>
        </table:table-row>
        <table:table-row table:style-name="ro9">
          <table:table-cell table:number-columns-repeated="2" office:value-type="string" calcext:value-type="string">
            <text:p>Ost i skiver mild øko.</text:p>
          </table:table-cell>
          <table:table-cell office:value-type="string" calcext:value-type="string">
            <text:p>200 g / Lillebror</text:p>
          </table:table-cell>
          <table:table-cell office:value-type="string" calcext:value-type="string">
            <text:p>KØL</text:p>
          </table:table-cell>
          <table:table-cell office:value-type="string" calcext:value-type="string">
            <text:p>24.95</text:p>
          </table:table-cell>
          <table:table-cell office:value-type="string" calcext:value-type="string">
            <text:p>.</text:p>
          </table:table-cell>
          <table:table-cell office:value-type="string" calcext:value-type="string">
            <text:p>Lillebror</text:p>
          </table:table-cell>
          <table:table-cell office:value-type="string" calcext:value-type="string">
            <text:p>Brød, Børn, Madpakke, Morgenmad, Ostebord</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Skiveost</text:p>
          </table:table-cell>
          <table:table-cell office:value-type="string" calcext:value-type="string">
            <text:p>Lillebrorost i skiver</text:p>
            <text:p>Lillebror skiveost er en ost med en særlig mild og dejlig smag, som alle børn (og mange voksne) kan lide og gerne spiser.</text:p>
            <text:p>Osten er velegnet både til morgenmaden, madpakken og mellemmåltider.</text:p>
          </table:table-cell>
          <table:table-cell office:value-type="string" calcext:value-type="string">
            <text:p>https://www.nemlig.com/ost-i-skiver-mild-oeko-5046490</text:p>
          </table:table-cell>
        </table:table-row>
        <table:table-row table:style-name="ro9">
          <table:table-cell office:value-type="string" calcext:value-type="string">
            <text:p>Dagligvarer &gt; Køl og mejeri &gt; Mejeri &gt; Kakao, koldskål og proteindrikke &gt; Kakaodrik og kakaomælk &gt; Cocio kakaomælk</text:p>
          </table:table-cell>
          <table:table-cell office:value-type="string" calcext:value-type="string">
            <text:p>Cocio kakaomælk</text:p>
          </table:table-cell>
          <table:table-cell office:value-type="string" calcext:value-type="string">
            <text:p>0,60 l / classic</text:p>
          </table:table-cell>
          <table:table-cell/>
          <table:table-cell office:value-type="string" calcext:value-type="string">
            <text:p>15.95</text:p>
          </table:table-cell>
          <table:table-cell office:value-type="string" calcext:value-type="string">
            <text:p>.</text:p>
          </table:table-cell>
          <table:table-cell office:value-type="string" calcext:value-type="string">
            <text:p>Cocio</text:p>
          </table:table-cell>
          <table:table-cell table:number-columns-repeated="5"/>
          <table:table-cell office:value-type="string" calcext:value-type="string">
            <text:p>Discount</text:p>
          </table:table-cell>
          <table:table-cell table:number-columns-repeated="3"/>
          <table:table-cell office:value-type="string" calcext:value-type="string">
            <text:p>Kakao</text:p>
          </table:table-cell>
          <table:table-cell office:value-type="string" calcext:value-type="string">
            <text:p>Cocio kakaomælk</text:p>
            <text:p>Cocio Classic er den originale chokolademælk fra 1951. Dengang bestod den af mælk, kakao og sukker. Intet andet. Sådan gjorde Cocio det i 1951.</text:p>
            <text:p>Og det gør vi også den dag i dag. Vi har ikke ændret opskriften, siden det hele startede. Der er stadig ikke nogen tilsætningsstoffer, og fedtindholdet er kun 2%. Drik den varm eller iskold – det er dig og dine smagsløg, der bestemmer. Uanset hvad, vil du helt sikkert nyde den.</text:p>
          </table:table-cell>
          <table:table-cell office:value-type="string" calcext:value-type="string">
            <text:p>https://www.nemlig.com/cocio-kakaomaelk-701025</text:p>
          </table:table-cell>
        </table:table-row>
        <table:table-row table:style-name="ro1">
          <table:table-cell office:value-type="string" calcext:value-type="string">
            <text:p>Dagligvarer &gt; Pleje og skønhed &gt; Beklædning &gt; Hjemmesko &gt; Kinasko str. 36</text:p>
          </table:table-cell>
          <table:table-cell office:value-type="string" calcext:value-type="string">
            <text:p>Kinasko str. 36</text:p>
          </table:table-cell>
          <table:table-cell office:value-type="string" calcext:value-type="string">
            <text:p>1 par / sort</text:p>
          </table:table-cell>
          <table:table-cell/>
          <table:table-cell office:value-type="string" calcext:value-type="string">
            <text:p>49.95</text:p>
          </table:table-cell>
          <table:table-cell office:value-type="string" calcext:value-type="string">
            <text:p>.</text:p>
          </table:table-cell>
          <table:table-cell office:value-type="string" calcext:value-type="string">
            <text:p>JBS</text:p>
          </table:table-cell>
          <table:table-cell table:number-columns-repeated="2"/>
          <table:table-cell office:value-type="string" calcext:value-type="string">
            <text:p>Sort</text:p>
          </table:table-cell>
          <table:table-cell table:number-columns-repeated="5"/>
          <table:table-cell office:value-type="float" office:value="36" calcext:value-type="float">
            <text:p>36</text:p>
          </table:table-cell>
          <table:table-cell office:value-type="string" calcext:value-type="string">
            <text:p>Sutsko</text:p>
          </table:table-cell>
          <table:table-cell office:value-type="string" calcext:value-type="string">
            <text:p>Kinasko</text:p>
          </table:table-cell>
          <table:table-cell office:value-type="string" calcext:value-type="string">
            <text:p>https://www.nemlig.com/kinasko-str-36-5018907</text:p>
          </table:table-cell>
        </table:table-row>
        <table:table-row table:style-name="ro4">
          <table:table-cell office:value-type="string" calcext:value-type="string">
            <text:p>Dagligvarer &gt; Blomster og have &gt; Potter og vaser &gt; Julia - Unique glazed green</text:p>
          </table:table-cell>
          <table:table-cell office:value-type="string" calcext:value-type="string">
            <text:p>Julia - Unique glazed green</text:p>
          </table:table-cell>
          <table:table-cell office:value-type="string" calcext:value-type="string">
            <text:p>Sæt a 3 stk. / 15 x 12/11 x 11/8 x 6,5 cm</text:p>
          </table:table-cell>
          <table:table-cell/>
          <table:table-cell office:value-type="string" calcext:value-type="string">
            <text:p>85.00</text:p>
          </table:table-cell>
          <table:table-cell office:value-type="string" calcext:value-type="string">
            <text:p>.</text:p>
          </table:table-cell>
          <table:table-cell office:value-type="string" calcext:value-type="string">
            <text:p>B • Green</text:p>
          </table:table-cell>
          <table:table-cell table:number-columns-repeated="2"/>
          <table:table-cell office:value-type="string" calcext:value-type="string">
            <text:p>Grøn</text:p>
          </table:table-cell>
          <table:table-cell table:number-columns-repeated="6"/>
          <table:table-cell office:value-type="string" calcext:value-type="string">
            <text:p>Potte, Skjuler</text:p>
          </table:table-cell>
          <table:table-cell office:value-type="string" calcext:value-type="string">
            <text:p>Julia - Unique Glazed Green potter.</text:p>
            <text:p>Sæt a 3 stk.:</text:p>
            <text:p>15 * 12 cm</text:p>
            <text:p>11 * 11 cm</text:p>
            <text:p>8 * 6,5 cm</text:p>
            <text:p/>
            <text:p>Julia Unique Glazed Green potterne er alle, som nanvnet angivet, unikt farvede og vil derfor alle have deres helt eget unikke look.</text:p>
            <text:p/>
            <text:p>Om B • Green:</text:p>
            <text:p/>
            <text:p>B • Green er forhandler af Skandinaviens største udvalg af rustikke og naturligt patinerede krukker.</text:p>
            <text:p>B • Green er en lokal, national og global virksomhed med holdning. Drevet af nytænkning, høj kvalitet og god service.</text:p>
            <text:p>B • Green er en grøn og innovativ virksomhed – og foretrækker derfor naturmaterialer og andre miljørigtige produkter.</text:p>
          </table:table-cell>
          <table:table-cell office:value-type="string" calcext:value-type="string">
            <text:p>https://www.nemlig.com/julia-unique-glazed-green-5041973</text:p>
          </table:table-cell>
        </table:table-row>
        <table:table-row table:style-name="ro9">
          <table:table-cell office:value-type="string" calcext:value-type="string">
            <text:p>Dagligvarer &gt; Husholdning og bolig &gt; Tøjvask &gt; Flydende vaskemiddel &gt; Vaskemiddel sensitiv t. kulørt</text:p>
          </table:table-cell>
          <table:table-cell office:value-type="string" calcext:value-type="string">
            <text:p>Vaskemiddel sensitiv t. kulørt</text:p>
          </table:table-cell>
          <table:table-cell office:value-type="string" calcext:value-type="string">
            <text:p>0,88 l / A+</text:p>
          </table:table-cell>
          <table:table-cell office:value-type="string" calcext:value-type="string">
            <text:p>Svanemærket</text:p>
          </table:table-cell>
          <table:table-cell office:value-type="string" calcext:value-type="string">
            <text:p>39.95</text:p>
          </table:table-cell>
          <table:table-cell office:value-type="string" calcext:value-type="string">
            <text:p>.</text:p>
          </table:table-cell>
          <table:table-cell office:value-type="string" calcext:value-type="string">
            <text:p>A+</text:p>
          </table:table-cell>
          <table:table-cell office:value-type="string" calcext:value-type="string">
            <text:p>Kulørt</text:p>
          </table:table-cell>
          <table:table-cell table:number-columns-repeated="4"/>
          <table:table-cell office:value-type="string" calcext:value-type="string">
            <text:p>Asthma Allergy Nordic, Discount, Parfumefri, Svanemærket</text:p>
          </table:table-cell>
          <table:table-cell table:number-columns-repeated="2"/>
          <table:table-cell office:value-type="string" calcext:value-type="string">
            <text:p>0,88 l</text:p>
          </table:table-cell>
          <table:table-cell office:value-type="string" calcext:value-type="string">
            <text:p>Vaskemiddel</text:p>
          </table:table-cell>
          <table:table-cell office:value-type="string" calcext:value-type="string">
            <text:p>A+ Flydende Colour Sensitive</text:p>
            <text:p>A+ flydende vaskemiddel vasker strålende rent hver gang. Uanset om du vasker en stor bunke hvidt, eller en mindre mængde farvet tøj, kan du dosere fleksibelt efter dit behov.</text:p>
            <text:p>Fremragende pletfjerning ved 30°C. Hjælper med løsne indtørrede pletter.</text:p>
          </table:table-cell>
          <table:table-cell office:value-type="string" calcext:value-type="string">
            <text:p>https://www.nemlig.com/vaskemiddel-sensitiv-t-kuloert-5042384</text:p>
          </table:table-cell>
        </table:table-row>
        <table:table-row table:style-name="ro1">
          <table:table-cell office:value-type="string" calcext:value-type="string">
            <text:p>Dagligvarer &gt; Brød, kiks og kager &gt; Kager &gt; Friskbagte kager &gt; Makroner</text:p>
          </table:table-cell>
          <table:table-cell office:value-type="string" calcext:value-type="string">
            <text:p>Makroner</text:p>
          </table:table-cell>
          <table:table-cell office:value-type="string" calcext:value-type="string">
            <text:p>100 g / Bröd</text:p>
          </table:table-cell>
          <table:table-cell/>
          <table:table-cell office:value-type="string" calcext:value-type="string">
            <text:p>24.95</text:p>
          </table:table-cell>
          <table:table-cell office:value-type="string" calcext:value-type="string">
            <text:p>.</text:p>
          </table:table-cell>
          <table:table-cell office:value-type="string" calcext:value-type="string">
            <text:p>Bröd</text:p>
          </table:table-cell>
          <table:table-cell table:number-columns-repeated="11"/>
          <table:table-cell office:value-type="string" calcext:value-type="string">
            <text:p>https://www.nemlig.com/makroner-5038563</text:p>
          </table:table-cell>
        </table:table-row>
        <table:table-row table:style-name="ro3">
          <table:table-cell office:value-type="string" calcext:value-type="string">
            <text:p>Dagligvarer &gt; Drikkevarer &gt; Vega Sicilia Macan 94 p</text:p>
          </table:table-cell>
          <table:table-cell office:value-type="string" calcext:value-type="string">
            <text:p>Vega Sicilia Macan 94 p</text:p>
          </table:table-cell>
          <table:table-cell office:value-type="string" calcext:value-type="string">
            <text:p>Spanien / Rioja/ 2016 / 0,75 l / rødvin</text:p>
          </table:table-cell>
          <table:table-cell/>
          <table:table-cell office:value-type="string" calcext:value-type="string">
            <text:p>349.00</text:p>
          </table:table-cell>
          <table:table-cell office:value-type="string" calcext:value-type="string">
            <text:p>.</text:p>
          </table:table-cell>
          <table:table-cell/>
          <table:table-cell office:value-type="string" calcext:value-type="string">
            <text:p>Chokolade, Flæskesteg, Jul, Kraftige retter</text:p>
          </table:table-cell>
          <table:table-cell office:value-type="string" calcext:value-type="string">
            <text:p>Kork</text:p>
          </table:table-cell>
          <table:table-cell table:number-columns-repeated="2"/>
          <table:table-cell office:value-type="string" calcext:value-type="string">
            <text:p>Spanien</text:p>
          </table:table-cell>
          <table:table-cell table:number-columns-repeated="4"/>
          <table:table-cell office:value-type="string" calcext:value-type="string">
            <text:p>Rødvin</text:p>
          </table:table-cell>
          <table:table-cell office:value-type="string" calcext:value-type="string">
            <text:p>Vega Macan Clasico 2016</text:p>
            <text:p>Et joint-venture mellem Bodegas Benjamin De Rothschild &amp; Vega Sicilia skabte tilbage i 2009 denne skønhed af en rødvin. Begge deler de passion for vin og med det formål at lave store vine i Rioja. Vinen er lavet på Tempranillo druen, og det kommer virkelig til udtryk iform af dens rene smag af Rioja Tempranillo. Den er frisk men fortsat seriøs i substans og intensitet.</text:p>
          </table:table-cell>
          <table:table-cell office:value-type="string" calcext:value-type="string">
            <text:p>https://www.nemlig.com/vega-sicilia-macan-94-p-5046667</text:p>
          </table:table-cell>
        </table:table-row>
        <table:table-row table:style-name="ro2">
          <table:table-cell office:value-type="string" calcext:value-type="string">
            <text:p>Dagligvarer &gt; Køl og mejeri &gt; Mejeri &gt; Fløde og flødeskum &gt; Flødeerstatning &gt; Havre cuisine øko.</text:p>
          </table:table-cell>
          <table:table-cell office:value-type="string" calcext:value-type="string">
            <text:p>Havre cuisine øko.</text:p>
          </table:table-cell>
          <table:table-cell office:value-type="string" calcext:value-type="string">
            <text:p>0,50 l / laktosefri / Naturli'</text:p>
          </table:table-cell>
          <table:table-cell office:value-type="string" calcext:value-type="string">
            <text:p>Dansk,KØL,Øko (dansk)</text:p>
          </table:table-cell>
          <table:table-cell office:value-type="string" calcext:value-type="string">
            <text:p>20.95</text:p>
          </table:table-cell>
          <table:table-cell office:value-type="string" calcext:value-type="string">
            <text:p>.</text:p>
          </table:table-cell>
          <table:table-cell office:value-type="string" calcext:value-type="string">
            <text:p>Naturli'</text:p>
          </table:table-cell>
          <table:table-cell office:value-type="string" calcext:value-type="string">
            <text:p>Madlavning, Sauce, Suppe, Veganer, Vegetar</text:p>
          </table:table-cell>
          <table:table-cell table:number-columns-repeated="4"/>
          <table:table-cell office:value-type="string" calcext:value-type="string">
            <text:p>Dansk, Discount, KØL, Laktosefri, Vegansk, Øko (dansk)</text:p>
          </table:table-cell>
          <table:table-cell table:number-columns-repeated="3"/>
          <table:table-cell office:value-type="string" calcext:value-type="string">
            <text:p>Flødeerstatning</text:p>
          </table:table-cell>
          <table:table-cell office:value-type="string" calcext:value-type="string">
            <text:p>Havre cuisine økologisk</text:p>
            <text:p>Økologisk HAVRE Cuisine er en dejlig mild og cremet plantebaseret alternativ til madlavningsfløde.</text:p>
            <text:p>NATURLI’ HAVRE Cuisine kan anvendes i alle typer madlavning. Eksempelvis er den yderst velegnet i supper, saucer, gryderetter, ovnretter, desserter og hvor du ellers ønsker en mild og cremet finish.</text:p>
            <text:p>NATURLI’ HAVRE Cuisine giver en let, men alligevel fyldig konsistens i retten.</text:p>
            <text:p/>
            <text:p>Tip: I varme retter er det en god idé først at tilsætte NATURLI’ HAVRE Cuisine når retten er færdig med at koge. Ellers kan den gryne.</text:p>
          </table:table-cell>
          <table:table-cell office:value-type="string" calcext:value-type="string">
            <text:p>https://www.nemlig.com/havre-cuisine-oeko-5048069</text:p>
          </table:table-cell>
        </table:table-row>
        <table:table-row table:style-name="ro9">
          <table:table-cell office:value-type="string" calcext:value-type="string">
            <text:p>Dagligvarer &gt; Pleje og skønhed &gt; Hårprodukter &gt; Hårstyling &gt; Hårspray (mild)</text:p>
          </table:table-cell>
          <table:table-cell office:value-type="string" calcext:value-type="string">
            <text:p>Hårspray (mild)</text:p>
          </table:table-cell>
          <table:table-cell office:value-type="string" calcext:value-type="string">
            <text:p>0,25 l / parfumefri / Stuhr - Mild Hair Care</text:p>
          </table:table-cell>
          <table:table-cell/>
          <table:table-cell office:value-type="string" calcext:value-type="string">
            <text:p>81.95</text:p>
          </table:table-cell>
          <table:table-cell office:value-type="string" calcext:value-type="string">
            <text:p>65.56</text:p>
          </table:table-cell>
          <table:table-cell office:value-type="string" calcext:value-type="string">
            <text:p>Stuhr</text:p>
          </table:table-cell>
          <table:table-cell office:value-type="string" calcext:value-type="string">
            <text:p>Styling</text:p>
          </table:table-cell>
          <table:table-cell table:number-columns-repeated="4"/>
          <table:table-cell office:value-type="string" calcext:value-type="string">
            <text:p>Parfumefri</text:p>
          </table:table-cell>
          <table:table-cell table:number-columns-repeated="3"/>
          <table:table-cell office:value-type="string" calcext:value-type="string">
            <text:p>Hårspray, Hårstyling</text:p>
          </table:table-cell>
          <table:table-cell office:value-type="string" calcext:value-type="string">
            <text:p>Hårspray</text:p>
            <text:p>Mild hårspray der sikrer et medium hold til håret, som efterlades let, fleksibelt og med naturlig bevægelse hele dagen.</text:p>
            <text:p>Klistrer ikke og er let at rede ud.</text:p>
          </table:table-cell>
          <table:table-cell office:value-type="string" calcext:value-type="string">
            <text:p>https://www.nemlig.com/haarspray-mild-5006985</text:p>
          </table:table-cell>
        </table:table-row>
        <table:table-row table:style-name="ro14">
          <table:table-cell office:value-type="string" calcext:value-type="string">
            <text:p>Dagligvarer &gt; Køl og mejeri &gt; Mejeri &gt; Kakao, koldskål og proteindrikke &gt; Kakaodrik og kakaomælk &gt; Kakaodrik til mælk</text:p>
          </table:table-cell>
          <table:table-cell office:value-type="string" calcext:value-type="string">
            <text:p>Kakaodrik til mælk</text:p>
          </table:table-cell>
          <table:table-cell office:value-type="string" calcext:value-type="string">
            <text:p>200 g / uden tilsat sukker / EASIS</text:p>
          </table:table-cell>
          <table:table-cell/>
          <table:table-cell office:value-type="string" calcext:value-type="string">
            <text:p>30.95</text:p>
          </table:table-cell>
          <table:table-cell office:value-type="string" calcext:value-type="string">
            <text:p>.</text:p>
          </table:table-cell>
          <table:table-cell office:value-type="string" calcext:value-type="string">
            <text:p>EASIS</text:p>
          </table:table-cell>
          <table:table-cell table:number-columns-repeated="5"/>
          <table:table-cell office:value-type="string" calcext:value-type="string">
            <text:p>Ikke tilsat sukker, uden tilsat sukker</text:p>
          </table:table-cell>
          <table:table-cell table:number-columns-repeated="3"/>
          <table:table-cell office:value-type="string" calcext:value-type="string">
            <text:p>Kakao, Kakaodrik til mælk</text:p>
          </table:table-cell>
          <table:table-cell office:value-type="string" calcext:value-type="string">
            <text:p>EASIS kakaodrik</text:p>
            <text:p>EASIS kakaodrik er til dig, der er vild med kakao – hvad enten du kan lide den varm eller kold. Den er ikke tilsat sukker og indeholder 55% mindre fedt og 60% færre kalorier.</text:p>
            <text:p>Med Easis Kakaodrik kan du i en fart nyde noget, der er godt.</text:p>
            <text:p/>
            <text:p>Sådan gør du:</text:p>
            <text:p>1. Hæld 2 dl kold eller varm skummetmælk i et glas.</text:p>
            <text:p>2. Tilsæt 2 spsk. Easis kakaodrik.</text:p>
            <text:p>3. Rør rundt indtil pulveret er opløst.</text:p>
            <text:p/>
            <text:p>Opbevaring: Tørt og ikke i sollys.</text:p>
          </table:table-cell>
          <table:table-cell office:value-type="string" calcext:value-type="string">
            <text:p>https://www.nemlig.com/kakaodrik-til-maelk-105408</text:p>
          </table:table-cell>
        </table:table-row>
        <table:table-row table:style-name="ro3">
          <table:table-cell office:value-type="string" calcext:value-type="string">
            <text:p>Dagligvarer &gt; Køl og mejeri &gt; Mejeri &gt; Ost &gt; Smøreost og flødeost &gt; Hvidløgsost</text:p>
          </table:table-cell>
          <table:table-cell office:value-type="string" calcext:value-type="string">
            <text:p>Hvidløgsost</text:p>
          </table:table-cell>
          <table:table-cell office:value-type="string" calcext:value-type="string">
            <text:p>125 g / Buko</text:p>
          </table:table-cell>
          <table:table-cell office:value-type="string" calcext:value-type="string">
            <text:p>KØL</text:p>
          </table:table-cell>
          <table:table-cell office:value-type="string" calcext:value-type="string">
            <text:p>8.25</text:p>
          </table:table-cell>
          <table:table-cell office:value-type="string" calcext:value-type="string">
            <text:p>.</text:p>
          </table:table-cell>
          <table:table-cell office:value-type="string" calcext:value-type="string">
            <text:p>Buko</text:p>
          </table:table-cell>
          <table:table-cell office:value-type="string" calcext:value-type="string">
            <text:p>Brød, Bøf, Gryderetter, Grøntsager, Madlavning, Sandwich, Sauce, Suppe</text:p>
          </table:table-cell>
          <table:table-cell table:number-columns-repeated="4"/>
          <table:table-cell office:value-type="string" calcext:value-type="string">
            <text:p>Discount, KØL</text:p>
          </table:table-cell>
          <table:table-cell office:value-type="string" calcext:value-type="string">
            <text:p>Ko</text:p>
          </table:table-cell>
          <table:table-cell table:number-columns-repeated="2"/>
          <table:table-cell office:value-type="string" calcext:value-type="string">
            <text:p>Flødeost</text:p>
          </table:table-cell>
          <table:table-cell office:value-type="string" calcext:value-type="string">
            <text:p>Buko hvidløg</text:p>
            <text:p>Buko Garli er en cremet luftig flødeost med 24% fedt. Osten er særdeles velegnet på brød eller til at jævne supper, saucer og gryderetter, der gerne må smage af hvidløg. Er også glimrende i en sandwich eller som topping på en bagt kartoffel eller på en god bøf.</text:p>
          </table:table-cell>
          <table:table-cell office:value-type="string" calcext:value-type="string">
            <text:p>https://www.nemlig.com/hvidloegsost-707012</text:p>
          </table:table-cell>
        </table:table-row>
        <table:table-row table:style-name="ro7">
          <table:table-cell office:value-type="string" calcext:value-type="string">
            <text:p>Dagligvarer &gt; Kolonial &gt; Bagning &gt; Sukker &gt; Rørsukker øko.</text:p>
          </table:table-cell>
          <table:table-cell office:value-type="string" calcext:value-type="string">
            <text:p>Rørsukker øko.</text:p>
          </table:table-cell>
          <table:table-cell office:value-type="string" calcext:value-type="string">
            <text:p>1 kg / Urtekram</text:p>
          </table:table-cell>
          <table:table-cell office:value-type="string" calcext:value-type="string">
            <text:p>Øko (dansk),Øko (europæisk)</text:p>
          </table:table-cell>
          <table:table-cell office:value-type="string" calcext:value-type="string">
            <text:p>29.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Øko (dansk), Øko (europæisk)</text:p>
          </table:table-cell>
          <table:table-cell table:number-columns-repeated="3"/>
          <table:table-cell office:value-type="string" calcext:value-type="string">
            <text:p>Sukker</text:p>
          </table:table-cell>
          <table:table-cell office:value-type="string" calcext:value-type="string">
            <text:p>Rørsukker øko.</text:p>
            <text:p>Rørsukker udvundet af økologisk dyrkede sukkerrør. Saften af rørene inddampes, udkrystaliseres og renses.</text:p>
            <text:p/>
            <text:p>Det gyldne rørsukker kan anvendes på samme måde som andet sukker. Dog har den en lidt kraftige smag. Hvis sukkeret bliver hårdt, pak da ind i et fugtigt håndklæde og det bliver blødt igen.</text:p>
          </table:table-cell>
          <table:table-cell office:value-type="string" calcext:value-type="string">
            <text:p>https://www.nemlig.com/roersukker-oeko-5019651</text:p>
          </table:table-cell>
        </table:table-row>
        <table:table-row table:style-name="ro1">
          <table:table-cell office:value-type="string" calcext:value-type="string">
            <text:p>Dagligvarer &gt; Husholdning og bolig &gt; Til dyrene &gt; Fugl &gt; Fuglefoder &gt; Hirsekolber</text:p>
          </table:table-cell>
          <table:table-cell office:value-type="string" calcext:value-type="string">
            <text:p>Hirsekolber</text:p>
          </table:table-cell>
          <table:table-cell office:value-type="string" calcext:value-type="string">
            <text:p>200 g / Chrisco</text:p>
          </table:table-cell>
          <table:table-cell/>
          <table:table-cell office:value-type="string" calcext:value-type="string">
            <text:p>19.95</text:p>
          </table:table-cell>
          <table:table-cell office:value-type="string" calcext:value-type="string">
            <text:p>.</text:p>
          </table:table-cell>
          <table:table-cell office:value-type="string" calcext:value-type="string">
            <text:p>Chrisco</text:p>
          </table:table-cell>
          <table:table-cell table:number-columns-repeated="9"/>
          <table:table-cell office:value-type="string" calcext:value-type="string">
            <text:p>Fuglemad</text:p>
          </table:table-cell>
          <table:table-cell office:value-type="string" calcext:value-type="string">
            <text:p>Chrisco Hirsekolber er et tilskudsfoder til alle burfugle. Anbring en eller flere hirsekolber i buret ophængt i fx tøjklemmer i nærheden af siddepindene. Sørg for, at fuglene altid har frisk og rent drikkevand.</text:p>
          </table:table-cell>
          <table:table-cell office:value-type="string" calcext:value-type="string">
            <text:p>https://www.nemlig.com/hirsekolber-102773</text:p>
          </table:table-cell>
        </table:table-row>
        <table:table-row table:style-name="ro3">
          <table:table-cell office:value-type="string" calcext:value-type="string">
            <text:p>Dagligvarer &gt; Husholdning og bolig &gt; Tøjvask &gt; Vaskepulver &gt; Vaskepulver til hvidvask</text:p>
          </table:table-cell>
          <table:table-cell office:value-type="string" calcext:value-type="string">
            <text:p>Vaskepulver til hvidvask</text:p>
          </table:table-cell>
          <table:table-cell office:value-type="string" calcext:value-type="string">
            <text:p>771 g / sensitive skin / Neutral</text:p>
          </table:table-cell>
          <table:table-cell office:value-type="string" calcext:value-type="string">
            <text:p>Den Blå Krans,Svanemærket</text:p>
          </table:table-cell>
          <table:table-cell office:value-type="string" calcext:value-type="string">
            <text:p>38.95</text:p>
          </table:table-cell>
          <table:table-cell office:value-type="string" calcext:value-type="string">
            <text:p>.</text:p>
          </table:table-cell>
          <table:table-cell office:value-type="string" calcext:value-type="string">
            <text:p>Neutral</text:p>
          </table:table-cell>
          <table:table-cell table:number-columns-repeated="5"/>
          <table:table-cell office:value-type="string" calcext:value-type="string">
            <text:p>Den Blå Krans, Parfumefri, Svanemærket</text:p>
          </table:table-cell>
          <table:table-cell table:number-columns-repeated="3"/>
          <table:table-cell office:value-type="string" calcext:value-type="string">
            <text:p>Vaskepulver</text:p>
          </table:table-cell>
          <table:table-cell office:value-type="string" calcext:value-type="string">
            <text:p>Parfumefri vaskepulver til hvidvask</text:p>
            <text:p>Neutral hvid vask er uden optisk hvidt og parfume, hvilket reducerer risikoen for allergiproblemer. Neutral hvid vask indeholder blegemiddel, der bleger farvede pletter på tøjet. Neutral hvid vask indeholder enzymer, der nedbryder og løsner blod og andre proteinholdige pletter. Enzymerne er virksomme op til 70 ° C løsner og fjerner fedt og olie. Indeholder ikke fosfat.</text:p>
          </table:table-cell>
          <table:table-cell office:value-type="string" calcext:value-type="string">
            <text:p>https://www.nemlig.com/vaskepulver-til-hvidvask-208016</text:p>
          </table:table-cell>
        </table:table-row>
        <table:table-row table:style-name="ro2">
          <table:table-cell office:value-type="string" calcext:value-type="string">
            <text:p>Dagligvarer &gt; Drikkevarer &gt; Spiritus &gt; Vodka &gt; Absolut vodka (40%)</text:p>
          </table:table-cell>
          <table:table-cell office:value-type="string" calcext:value-type="string">
            <text:p>Absolut vodka (40%)</text:p>
          </table:table-cell>
          <table:table-cell office:value-type="string" calcext:value-type="string">
            <text:p>0,70 l / Vodka</text:p>
          </table:table-cell>
          <table:table-cell/>
          <table:table-cell office:value-type="string" calcext:value-type="string">
            <text:p>152.95</text:p>
          </table:table-cell>
          <table:table-cell office:value-type="string" calcext:value-type="string">
            <text:p>.</text:p>
          </table:table-cell>
          <table:table-cell office:value-type="string" calcext:value-type="string">
            <text:p>Absolut</text:p>
          </table:table-cell>
          <table:table-cell office:value-type="string" calcext:value-type="string">
            <text:p>Drinks</text:p>
          </table:table-cell>
          <table:table-cell table:number-columns-repeated="8"/>
          <table:table-cell office:value-type="string" calcext:value-type="string">
            <text:p>Vodka</text:p>
          </table:table-cell>
          <table:table-cell office:value-type="string" calcext:value-type="string">
            <text:p>Vodka lavet på vinterhvede og vand</text:p>
            <text:p>Absolut Vodka er en svensk vodka, der bliver produceret i Åhus.</text:p>
            <text:p>Vandet bliver hentet op fra en dyb brønd i Åhus, hvor det er godt beskyttet fra urenheder.</text:p>
            <text:p>Vinterhveden er sået i efteråret og høstet det efterfølgende efterår, derved gror den under den svenske sne, og udvikler det hårde korn.</text:p>
            <text:p>Absolut Vodka er destilleret et utal af gange for at få en så ren smag som muligt.</text:p>
            <text:p>En særdeles god vodka til prisen.</text:p>
          </table:table-cell>
          <table:table-cell office:value-type="string" calcext:value-type="string">
            <text:p>https://www.nemlig.com/absolut-vodka-40-5015030</text:p>
          </table:table-cell>
        </table:table-row>
        <table:table-row table:style-name="ro3">
          <table:table-cell office:value-type="string" calcext:value-type="string">
            <text:p>Dagligvarer &gt; Husholdning og bolig &gt; Stearinlys, servietter og festartikler &gt; Stearinlys &gt; Juletræslys (hvid)</text:p>
          </table:table-cell>
          <table:table-cell office:value-type="string" calcext:value-type="string">
            <text:p>Juletræslys (hvid)</text:p>
          </table:table-cell>
          <table:table-cell office:value-type="string" calcext:value-type="string">
            <text:p>20 stk. / Asp-Holmblad</text:p>
          </table:table-cell>
          <table:table-cell office:value-type="string" calcext:value-type="string">
            <text:p>Svanemærket</text:p>
          </table:table-cell>
          <table:table-cell office:value-type="string" calcext:value-type="string">
            <text:p>19.95</text:p>
          </table:table-cell>
          <table:table-cell office:value-type="string" calcext:value-type="string">
            <text:p>.</text:p>
          </table:table-cell>
          <table:table-cell office:value-type="string" calcext:value-type="string">
            <text:p>Asp-Holmblad</text:p>
          </table:table-cell>
          <table:table-cell office:value-type="string" calcext:value-type="string">
            <text:p>Bolig, Hjemmet, Jul, Pynt</text:p>
          </table:table-cell>
          <table:table-cell/>
          <table:table-cell office:value-type="string" calcext:value-type="string">
            <text:p>Hvid</text:p>
          </table:table-cell>
          <table:table-cell table:number-columns-repeated="2"/>
          <table:table-cell office:value-type="string" calcext:value-type="string">
            <text:p>Nyhed, Svanemærket</text:p>
          </table:table-cell>
          <table:table-cell table:number-columns-repeated="3"/>
          <table:table-cell office:value-type="string" calcext:value-type="string">
            <text:p>Stearinlys</text:p>
          </table:table-cell>
          <table:table-cell office:value-type="string" calcext:value-type="string">
            <text:p>Juletræslys</text:p>
            <text:p>Hvide lys til at sætte på juletræet.</text:p>
          </table:table-cell>
          <table:table-cell office:value-type="string" calcext:value-type="string">
            <text:p>https://www.nemlig.com/juletraeslys-hvid-5049128</text:p>
          </table:table-cell>
        </table:table-row>
        <table:table-row table:style-name="ro14">
          <table:table-cell office:value-type="string" calcext:value-type="string">
            <text:p>Dagligvarer &gt; Drikkevarer &gt; Ronco Beccaccia rosso</text:p>
          </table:table-cell>
          <table:table-cell office:value-type="string" calcext:value-type="string">
            <text:p>Ronco Beccaccia rosso</text:p>
          </table:table-cell>
          <table:table-cell office:value-type="string" calcext:value-type="string">
            <text:p>3 l / Rødvin / Italien / Cevico</text:p>
          </table:table-cell>
          <table:table-cell/>
          <table:table-cell office:value-type="string" calcext:value-type="string">
            <text:p>99.95</text:p>
          </table:table-cell>
          <table:table-cell office:value-type="string" calcext:value-type="string">
            <text:p>.</text:p>
          </table:table-cell>
          <table:table-cell table:number-columns-repeated="2"/>
          <table:table-cell office:value-type="string" calcext:value-type="string">
            <text:p>BIB</text:p>
          </table:table-cell>
          <table:table-cell table:number-columns-repeated="2"/>
          <table:table-cell office:value-type="string" calcext:value-type="string">
            <text:p>Italien</text:p>
          </table:table-cell>
          <table:table-cell office:value-type="string" calcext:value-type="string">
            <text:p>Discount</text:p>
          </table:table-cell>
          <table:table-cell table:number-columns-repeated="3"/>
          <table:table-cell office:value-type="string" calcext:value-type="string">
            <text:p>Rødvin</text:p>
          </table:table-cell>
          <table:table-cell office:value-type="string" calcext:value-type="string">
            <text:p>Ronco Beccaccia rosso</text:p>
            <text:p>Er du til italiensk rødvin? Så glæd dig til denne frugtcharmør fra prisvindende Terre Cevico!</text:p>
            <text:p/>
            <text:p>Vinen dufter herligt parfumeret af friske røde bær. I munden let og læskende med saftigt bid og behagelig tannin.</text:p>
            <text:p/>
            <text:p>En dejlig og populær hverdagsvin – i praktisk 3 liters Bag-in-box.</text:p>
            <text:p/>
            <text:p>Nyd den som hyggeglas – eller servér til fjerkræ, lyst kød, steaks, pasta og pizza samt charcuteri.</text:p>
            <text:p/>
            <text:p>Bag vinen står Terre Cevico fra byen Lugo i Romagna. Topprofessionelle Cevico, der blev grundlagt tilbage i 1963, kendes herhjemme især for den populære Galante-serie, der trods sine attraktive priser høster helt op til 95 point hos bl.a. Decanter. Cevico er din garanti for value-for-money!</text:p>
          </table:table-cell>
          <table:table-cell office:value-type="string" calcext:value-type="string">
            <text:p>https://www.nemlig.com/ronco-beccaccia-rosso-5038859</text:p>
          </table:table-cell>
        </table:table-row>
        <table:table-row table:style-name="ro1">
          <table:table-cell office:value-type="string" calcext:value-type="string">
            <text:p>Dagligvarer &gt; Slik og kiosk &gt; Chokolade &gt; Chokoladeæsker og dåser &gt; Blåbærris bdt.</text:p>
          </table:table-cell>
          <table:table-cell office:value-type="string" calcext:value-type="string">
            <text:p>Blåbærris bdt.</text:p>
          </table:table-cell>
          <table:table-cell office:value-type="string" calcext:value-type="string">
            <text:p>1 bdt.</text:p>
          </table:table-cell>
          <table:table-cell/>
          <table:table-cell office:value-type="string" calcext:value-type="string">
            <text:p>40.00</text:p>
          </table:table-cell>
          <table:table-cell office:value-type="string" calcext:value-type="string">
            <text:p>.</text:p>
          </table:table-cell>
          <table:table-cell/>
          <table:table-cell office:value-type="string" calcext:value-type="string">
            <text:p>Buket, Dekoration, Vase</text:p>
          </table:table-cell>
          <table:table-cell table:number-columns-repeated="10"/>
          <table:table-cell office:value-type="string" calcext:value-type="string">
            <text:p>https://www.nemlig.com/blaabaerris-bdt-5028601</text:p>
          </table:table-cell>
        </table:table-row>
        <table:table-row table:style-name="ro2">
          <table:table-cell office:value-type="string" calcext:value-type="string">
            <text:p>Dagligvarer &gt; Nyheder &gt; The Organic Wine Box Rød 2019</text:p>
          </table:table-cell>
          <table:table-cell office:value-type="string" calcext:value-type="string">
            <text:p>The Organic Wine Box Rød 2019</text:p>
          </table:table-cell>
          <table:table-cell office:value-type="string" calcext:value-type="string">
            <text:p>Spanien / 3 l box / rødvin</text:p>
          </table:table-cell>
          <table:table-cell office:value-type="string" calcext:value-type="string">
            <text:p>Øko (dansk),Øko (europæisk)</text:p>
          </table:table-cell>
          <table:table-cell office:value-type="string" calcext:value-type="string">
            <text:p>110.00</text:p>
          </table:table-cell>
          <table:table-cell office:value-type="string" calcext:value-type="string">
            <text:p>.</text:p>
          </table:table-cell>
          <table:table-cell/>
          <table:table-cell office:value-type="string" calcext:value-type="string">
            <text:p>Grillmad, Oksekød, Tapas</text:p>
          </table:table-cell>
          <table:table-cell office:value-type="string" calcext:value-type="string">
            <text:p>BIB</text:p>
          </table:table-cell>
          <table:table-cell table:number-columns-repeated="2"/>
          <table:table-cell office:value-type="string" calcext:value-type="string">
            <text:p>Spanien</text:p>
          </table:table-cell>
          <table:table-cell office:value-type="string" calcext:value-type="string">
            <text:p>Nyhed, Øko (dansk), Øko (europæisk)</text:p>
          </table:table-cell>
          <table:table-cell table:number-columns-repeated="3"/>
          <table:table-cell office:value-type="string" calcext:value-type="string">
            <text:p>Rødvin</text:p>
          </table:table-cell>
          <table:table-cell office:value-type="string" calcext:value-type="string">
            <text:p>The Organic Wine Box Rød 2019</text:p>
            <text:p>The Organic Wine box rødvin er produceret af økologisk dyrkede kvalitetsdruer fra Spanien.</text:p>
            <text:p>Den har en dejlig rubinrød farve med en lilla nuance og aromaer af røde frugter som solbær og kirsebær med noter af tørrede urter.</text:p>
            <text:p>The Organic Wine box rødvin er en lækker og læskende vin med en meget blid og ren frugt med en behageligt afrundet eftersmag. Nyd vinen med rødt kød, grillet svinekød, tapas eller bare som et glas alene.</text:p>
            <text:p/>
            <text:p>Serveres ved 16-18 grader.</text:p>
          </table:table-cell>
          <table:table-cell office:value-type="string" calcext:value-type="string">
            <text:p>https://www.nemlig.com/the-organic-wine-box-roed-2019-5049251</text:p>
          </table:table-cell>
        </table:table-row>
        <table:table-row table:style-name="ro2">
          <table:table-cell office:value-type="string" calcext:value-type="string">
            <text:p>Dagligvarer &gt; Køl og mejeri &gt; Færdigretter på køl &gt; Vegetariske alternativer &gt; PIPfri stykker</text:p>
          </table:table-cell>
          <table:table-cell office:value-type="string" calcext:value-type="string">
            <text:p>PIPfri stykker</text:p>
          </table:table-cell>
          <table:table-cell office:value-type="string" calcext:value-type="string">
            <text:p>180 g / vegansk / Naturli'</text:p>
          </table:table-cell>
          <table:table-cell office:value-type="string" calcext:value-type="string">
            <text:p>KØL</text:p>
          </table:table-cell>
          <table:table-cell office:value-type="string" calcext:value-type="string">
            <text:p>29.95</text:p>
          </table:table-cell>
          <table:table-cell office:value-type="string" calcext:value-type="string">
            <text:p>.</text:p>
          </table:table-cell>
          <table:table-cell office:value-type="string" calcext:value-type="string">
            <text:p>Naturli'</text:p>
          </table:table-cell>
          <table:table-cell office:value-type="string" calcext:value-type="string">
            <text:p>Vegetar</text:p>
          </table:table-cell>
          <table:table-cell table:number-columns-repeated="4"/>
          <table:table-cell office:value-type="string" calcext:value-type="string">
            <text:p>Discount, KØL, Vegansk, Vegetarisk</text:p>
          </table:table-cell>
          <table:table-cell table:number-columns-repeated="3"/>
          <table:table-cell office:value-type="string" calcext:value-type="string">
            <text:p>Køderstatning, Veganske kødstykker</text:p>
          </table:table-cell>
          <table:table-cell office:value-type="string" calcext:value-type="string">
            <text:p>Naturli Pipfri stykker</text:p>
            <text:p>Naturli’ Pipfri er baseret på ærter, og er en 1:1 erstatning for konventionel kylling.</text:p>
            <text:p>Stykkerne egner sig fantastisk til at supplere familiefavoritterne med nogle kødfrie dage.</text:p>
            <text:p>Brug Naturli’ Pipfri i alle retter, hvor du ellers ville bruge kylling – om det er i en salat, burrito eller (uden)kylling i karry. Så simpelt at både nye og små kokke kan være med til 100% plantebaseret aftensmad.</text:p>
            <text:p/>
            <text:p>Plasticbakken til vores Naturli’ Pipfri består af 50% genbrugsplast.</text:p>
          </table:table-cell>
          <table:table-cell office:value-type="string" calcext:value-type="string">
            <text:p>https://www.nemlig.com/pipfri-stykker-5040029</text:p>
          </table:table-cell>
        </table:table-row>
        <table:table-row table:style-name="ro12">
          <table:table-cell office:value-type="string" calcext:value-type="string">
            <text:p>Dagligvarer &gt; Kolonial &gt; Marmelade, smørepålæg m.m. &gt; Pålægschokolade &gt; Pålægschokolade (mørk)</text:p>
          </table:table-cell>
          <table:table-cell office:value-type="string" calcext:value-type="string">
            <text:p>Pålægschokolade (mørk)</text:p>
          </table:table-cell>
          <table:table-cell office:value-type="string" calcext:value-type="string">
            <text:p>112 g / uden tilsat sukker / EASIS</text:p>
          </table:table-cell>
          <table:table-cell/>
          <table:table-cell office:value-type="string" calcext:value-type="string">
            <text:p>33.25</text:p>
          </table:table-cell>
          <table:table-cell office:value-type="string" calcext:value-type="string">
            <text:p>.</text:p>
          </table:table-cell>
          <table:table-cell office:value-type="string" calcext:value-type="string">
            <text:p>EASIS</text:p>
          </table:table-cell>
          <table:table-cell table:number-columns-repeated="5"/>
          <table:table-cell office:value-type="string" calcext:value-type="string">
            <text:p>Discount, uden tilsat sukker</text:p>
          </table:table-cell>
          <table:table-cell table:number-columns-repeated="3"/>
          <table:table-cell office:value-type="string" calcext:value-type="string">
            <text:p>Pålægschokolade</text:p>
          </table:table-cell>
          <table:table-cell office:value-type="string" calcext:value-type="string">
            <text:p>Pålægschokolade (mørk)</text:p>
            <text:p>Mørk chokolade med minimum 60% kakaotørstof. Indeholder sødestoffer. Uden tilsat sukker, men med et naturligt indhold af sukker.</text:p>
            <text:p>EASIS mørk pålægschokolade er til dig, der godt kan lide lækre, tykke skiver mælkechokolade på dit brød, men gerne vil spare på sukkeret.</text:p>
            <text:p>Den er uden tilsat sukker og indeholder 94% færre sukkerarter end en traditionel mørk pålægschokolade. Pålægschokoladen er sødet med det kaloriefri sødemiddel erythritol og sødemidlet steviol glycosid, som udvindes af steviaplanten.</text:p>
            <text:p>Nyd den på et stykke brød om morgenen eller som et lækkert mellemmåltid.</text:p>
          </table:table-cell>
          <table:table-cell office:value-type="string" calcext:value-type="string">
            <text:p>https://www.nemlig.com/paalaegschokolade-moerk-5018964</text:p>
          </table:table-cell>
        </table:table-row>
        <table:table-row table:style-name="ro3">
          <table:table-cell office:value-type="string" calcext:value-type="string">
            <text:p>Dagligvarer &gt; Kolonial &gt; Krydderier &gt; Krydderier &gt; Chili red hot flakes</text:p>
          </table:table-cell>
          <table:table-cell office:value-type="string" calcext:value-type="string">
            <text:p>Chili red hot flakes</text:p>
          </table:table-cell>
          <table:table-cell office:value-type="string" calcext:value-type="string">
            <text:p>28 g / Santa Maria</text:p>
          </table:table-cell>
          <table:table-cell/>
          <table:table-cell office:value-type="string" calcext:value-type="string">
            <text:p>20.95</text:p>
          </table:table-cell>
          <table:table-cell office:value-type="string" calcext:value-type="string">
            <text:p>.</text:p>
          </table:table-cell>
          <table:table-cell office:value-type="string" calcext:value-type="string">
            <text:p>Santa Maria</text:p>
          </table:table-cell>
          <table:table-cell office:value-type="string" calcext:value-type="string">
            <text:p>Madlavning</text:p>
          </table:table-cell>
          <table:table-cell office:value-type="string" calcext:value-type="string">
            <text:p>Glas</text:p>
          </table:table-cell>
          <table:table-cell table:number-columns-repeated="3"/>
          <table:table-cell office:value-type="string" calcext:value-type="string">
            <text:p>Discount</text:p>
          </table:table-cell>
          <table:table-cell table:number-columns-repeated="3"/>
          <table:table-cell office:value-type="string" calcext:value-type="string">
            <text:p>Krydderi</text:p>
          </table:table-cell>
          <table:table-cell office:value-type="string" calcext:value-type="string">
            <text:p>Red Hot Chili Flakes</text:p>
            <text:p>Red Hot Chili Flakes er en stærk og dekorativ chiliblanding af grovkværnet chilipeber. Den fungerer som allroundbordkrydderi og passer fint til det meste, såsom pizza, pasta, saucer og gryderetter.</text:p>
          </table:table-cell>
          <table:table-cell office:value-type="string" calcext:value-type="string">
            <text:p>https://www.nemlig.com/chili-red-hot-flakes-5034903</text:p>
          </table:table-cell>
        </table:table-row>
        <table:table-row table:style-name="ro14">
          <table:table-cell office:value-type="string" calcext:value-type="string">
            <text:p>Dagligvarer &gt; Kolonial &gt; Krydderier &gt; Krydderurter &gt; Persille bredbladet øko.</text:p>
          </table:table-cell>
          <table:table-cell office:value-type="string" calcext:value-type="string">
            <text:p>Persille bredbladet øko.</text:p>
          </table:table-cell>
          <table:table-cell office:value-type="string" calcext:value-type="string">
            <text:p>10,5 cm pt. / Danmark / Klasse 1</text:p>
          </table:table-cell>
          <table:table-cell office:value-type="string" calcext:value-type="string">
            <text:p>Dansk,Øko (dansk),Øko (europæisk)</text:p>
          </table:table-cell>
          <table:table-cell office:value-type="string" calcext:value-type="string">
            <text:p>15.00</text:p>
          </table:table-cell>
          <table:table-cell office:value-type="string" calcext:value-type="string">
            <text:p>.</text:p>
          </table:table-cell>
          <table:table-cell/>
          <table:table-cell office:value-type="string" calcext:value-type="string">
            <text:p>Brunch, Salat, Suppe, Tilbehør</text:p>
          </table:table-cell>
          <table:table-cell office:value-type="string" calcext:value-type="string">
            <text:p>Bakke</text:p>
          </table:table-cell>
          <table:table-cell office:value-type="string" calcext:value-type="string">
            <text:p>Grøn</text:p>
          </table:table-cell>
          <table:table-cell office:value-type="string" calcext:value-type="string">
            <text:p>Klasse 1</text:p>
          </table:table-cell>
          <table:table-cell/>
          <table:table-cell office:value-type="string" calcext:value-type="string">
            <text:p>Dansk, Øko (dansk), Øko (europæisk)</text:p>
          </table:table-cell>
          <table:table-cell office:value-type="string" calcext:value-type="string">
            <text:p>Danmark</text:p>
          </table:table-cell>
          <table:table-cell office:value-type="string" calcext:value-type="string">
            <text:p>Bredbladet</text:p>
          </table:table-cell>
          <table:table-cell/>
          <table:table-cell office:value-type="string" calcext:value-type="string">
            <text:p>Krydderurt, Persille</text:p>
          </table:table-cell>
          <table:table-cell office:value-type="string" calcext:value-type="string">
            <text:p>Persille stammer fra Sydøsteuropa, men har været meget populær i Nordeuropa lige siden middelalderen. I dag kan den nærmest kaldes for Danmarks uofficielle nationalkrydderi.</text:p>
            <text:p/>
            <text:p>Der findes to typer persille, nemlig kruspersille og bredbladet persille.</text:p>
            <text:p>Den bredbladede persille har en anelse kraftigere smag grundet højere indhold af essentielle olier. Ellers passer begge typer persille fint til alle slags kød-, og fiskeretter, men er bestemt også egnet til grøntsags-, og svamperetter.</text:p>
            <text:p/>
            <text:p>Persille er velegnet til udplantning i haven eller drivhuset.</text:p>
            <text:p/>
            <text:p>Tips:</text:p>
            <text:p>Det er en god idé kun at bruge persille som drys på din mad, for hvis der, efter grundig skylning, stadig befinder sig jordbakterier på persillen, kan der dannes giftstoffer i maden.</text:p>
            <text:p>Dog hvis persillen bliver tilberedt, altså kogt bagt eller stegt, kan det sagtens holde sig i maden uden at danne giftstoffer, for så er eventuelle jordbakterier døde.</text:p>
          </table:table-cell>
          <table:table-cell office:value-type="string" calcext:value-type="string">
            <text:p>https://www.nemlig.com/persille-bredbladet-oeko-5016781</text:p>
          </table:table-cell>
        </table:table-row>
        <table:table-row table:style-name="ro11">
          <table:table-cell office:value-type="string" calcext:value-type="string">
            <text:p>Dagligvarer &gt; Drikkevarer &gt; Saftevand og drik med smag &gt; Pære læskedrik</text:p>
          </table:table-cell>
          <table:table-cell office:value-type="string" calcext:value-type="string">
            <text:p>Pære læskedrik</text:p>
          </table:table-cell>
          <table:table-cell office:value-type="string" calcext:value-type="string">
            <text:p>0,50 l / indeh. sødestoffer / ex. pant / Fun One - light</text:p>
          </table:table-cell>
          <table:table-cell/>
          <table:table-cell office:value-type="string" calcext:value-type="string">
            <text:p>16.95</text:p>
          </table:table-cell>
          <table:table-cell office:value-type="string" calcext:value-type="string">
            <text:p>.</text:p>
          </table:table-cell>
          <table:table-cell office:value-type="string" calcext:value-type="string">
            <text:p>Fun</text:p>
          </table:table-cell>
          <table:table-cell office:value-type="string" calcext:value-type="string">
            <text:p>Snack</text:p>
          </table:table-cell>
          <table:table-cell table:number-columns-repeated="4"/>
          <table:table-cell office:value-type="string" calcext:value-type="string">
            <text:p>uden tilsat sukker</text:p>
          </table:table-cell>
          <table:table-cell table:number-columns-repeated="3"/>
          <table:table-cell office:value-type="string" calcext:value-type="string">
            <text:p>Læskedrik til opblanding</text:p>
          </table:table-cell>
          <table:table-cell office:value-type="string" calcext:value-type="string">
            <text:p>Pærelæskedrik</text:p>
            <text:p>FUN one Pære er en sød og let smag af saftige pærer. FUN one Pære er uden kunstige farver og er selvfølgelig uden tilsat sukker - indeholder kun 1 kcal/dl færdigdrik.</text:p>
            <text:p/>
            <text:p>Blandingsforhold: 1+9</text:p>
            <text:p/>
            <text:p>Opbevaring: Må ikke udsættes for direkte sollys. Omrystes før brug.</text:p>
            <text:p/>
            <text:p>Bedst før:</text:p>
            <text:p>Uåbnet: Se flasken. Efter åbning anbefales opbevaring på køl.</text:p>
          </table:table-cell>
          <table:table-cell office:value-type="string" calcext:value-type="string">
            <text:p>https://www.nemlig.com/paere-laeskedrik-5042945</text:p>
          </table:table-cell>
        </table:table-row>
        <table:table-row table:style-name="ro12">
          <table:table-cell office:value-type="string" calcext:value-type="string">
            <text:p>Dagligvarer &gt; Drikkevarer &gt; Seleczione Gastronomia</text:p>
          </table:table-cell>
          <table:table-cell office:value-type="string" calcext:value-type="string">
            <text:p>Seleczione Gastronomia</text:p>
          </table:table-cell>
          <table:table-cell office:value-type="string" calcext:value-type="string">
            <text:p>Italien / Puglia/ appassimento / 0,75 l / rødvin</text:p>
          </table:table-cell>
          <table:table-cell/>
          <table:table-cell office:value-type="string" calcext:value-type="string">
            <text:p>45.00</text:p>
          </table:table-cell>
          <table:table-cell office:value-type="string" calcext:value-type="string">
            <text:p>.</text:p>
          </table:table-cell>
          <table:table-cell/>
          <table:table-cell office:value-type="string" calcext:value-type="string">
            <text:p>Fjerkræ, Gryderetter, Jul, Kraftige retter, Oksekød, Svinekød</text:p>
          </table:table-cell>
          <table:table-cell office:value-type="string" calcext:value-type="string">
            <text:p>Kork</text:p>
          </table:table-cell>
          <table:table-cell table:number-columns-repeated="2"/>
          <table:table-cell office:value-type="string" calcext:value-type="string">
            <text:p>Italien</text:p>
          </table:table-cell>
          <table:table-cell office:value-type="string" calcext:value-type="string">
            <text:p>Discount</text:p>
          </table:table-cell>
          <table:table-cell table:number-columns-repeated="3"/>
          <table:table-cell office:value-type="string" calcext:value-type="string">
            <text:p>Rødvin</text:p>
          </table:table-cell>
          <table:table-cell office:value-type="string" calcext:value-type="string">
            <text:p>Seleczione Gastronomia</text:p>
            <text:p>Du får en flot og smagsfuld "Appassimento". Det vil sige, at den ligner lidt en Amarone, bl.a. ved at man tørre druerne inden presningern. Vinen har få en god struktur og har bløde tanniner. Den har fået 6 ud af 6 stjerner på Finansbureauet.dk.</text:p>
            <text:p/>
            <text:p>Mad til viden</text:p>
            <text:p>Det er især kraftige retter og simreretter, der vil komplimentere vinen godt. Dat kan være oksekød, and eller flæskesteg. I en travl hverdag kan du få nemlig.com til at klare slæbet bl.a. med at få vinen leveret til døren. Du kan endvidere finde inspiration til hvilken aftensmad, du skal have til vinen.</text:p>
          </table:table-cell>
          <table:table-cell office:value-type="string" calcext:value-type="string">
            <text:p>https://www.nemlig.com/seleczione-gastronomia-5015978</text:p>
          </table:table-cell>
        </table:table-row>
        <table:table-row table:style-name="ro13">
          <table:table-cell office:value-type="string" calcext:value-type="string">
            <text:p>Dagligvarer &gt; Køl og mejeri &gt; Færdigretter på køl &gt; Middagsretter på køl &gt; Focacciabrød</text:p>
          </table:table-cell>
          <table:table-cell office:value-type="string" calcext:value-type="string">
            <text:p>Focacciabrød</text:p>
          </table:table-cell>
          <table:table-cell office:value-type="string" calcext:value-type="string">
            <text:p>2-3 pers. / 452 g / Homemate</text:p>
          </table:table-cell>
          <table:table-cell office:value-type="string" calcext:value-type="string">
            <text:p>KØL</text:p>
          </table:table-cell>
          <table:table-cell office:value-type="string" calcext:value-type="string">
            <text:p>29.00</text:p>
          </table:table-cell>
          <table:table-cell office:value-type="string" calcext:value-type="string">
            <text:p>.</text:p>
          </table:table-cell>
          <table:table-cell office:value-type="string" calcext:value-type="string">
            <text:p>Homemate</text:p>
          </table:table-cell>
          <table:table-cell office:value-type="string" calcext:value-type="string">
            <text:p>Aftensmad, Tilbehør</text:p>
          </table:table-cell>
          <table:table-cell table:number-columns-repeated="4"/>
          <table:table-cell office:value-type="string" calcext:value-type="string">
            <text:p>KØL</text:p>
          </table:table-cell>
          <table:table-cell table:number-columns-repeated="3"/>
          <table:table-cell office:value-type="string" calcext:value-type="string">
            <text:p>Brød, Convenience, Færdigret</text:p>
          </table:table-cell>
          <table:table-cell office:value-type="string" calcext:value-type="string">
            <text:p>Foccacciabrød</text:p>
            <text:p>Foccaciabrødet er en nem genvej til oplevelsen og smagen af hjemmebagt brød.</text:p>
            <text:p>Servér et klassisk italiensk focacciabrød med tørrede stykker rosmarin og flagesalt som tilbehør til en af vores varme retter fra Homemate. Så er det gode måltid i hus på bare 20 minutter.</text:p>
            <text:p/>
            <text:p>Retten varmes i ovn ved 200 grader i 20 minutter. Folien skal tages af bakken inden den puttes i ovnen.</text:p>
            <text:p/>
            <text:p>Brødet rækker ca. til 2-3 personer.</text:p>
          </table:table-cell>
          <table:table-cell office:value-type="string" calcext:value-type="string">
            <text:p>https://www.nemlig.com/focacciabroed-5042924</text:p>
          </table:table-cell>
        </table:table-row>
        <table:table-row table:style-name="ro12">
          <table:table-cell office:value-type="string" calcext:value-type="string">
            <text:p>Dagligvarer &gt; Husholdning og bolig &gt; Stearinlys, servietter og festartikler &gt; Servietter &gt; Servietter m. flag (rød/hvid)</text:p>
          </table:table-cell>
          <table:table-cell office:value-type="string" calcext:value-type="string">
            <text:p>Servietter m. flag (rød/hvid)</text:p>
          </table:table-cell>
          <table:table-cell office:value-type="string" calcext:value-type="string">
            <text:p>20 stk. / 33 x 33 cm / 3 lag / Duni</text:p>
          </table:table-cell>
          <table:table-cell office:value-type="string" calcext:value-type="string">
            <text:p>Svanemærket</text:p>
          </table:table-cell>
          <table:table-cell office:value-type="string" calcext:value-type="string">
            <text:p>22.95</text:p>
          </table:table-cell>
          <table:table-cell office:value-type="string" calcext:value-type="string">
            <text:p>.</text:p>
          </table:table-cell>
          <table:table-cell office:value-type="string" calcext:value-type="string">
            <text:p>Duni</text:p>
          </table:table-cell>
          <table:table-cell office:value-type="string" calcext:value-type="string">
            <text:p>Fest, Fødselsdag</text:p>
          </table:table-cell>
          <table:table-cell/>
          <table:table-cell office:value-type="string" calcext:value-type="string">
            <text:p>Flag</text:p>
          </table:table-cell>
          <table:table-cell table:number-columns-repeated="2"/>
          <table:table-cell office:value-type="string" calcext:value-type="string">
            <text:p>FSC-certificeret, Svanemærket</text:p>
          </table:table-cell>
          <table:table-cell table:number-columns-repeated="2"/>
          <table:table-cell office:value-type="string" calcext:value-type="string">
            <text:p>33 x 33 cm</text:p>
          </table:table-cell>
          <table:table-cell office:value-type="string" calcext:value-type="string">
            <text:p>Frokostservietter, Servietter</text:p>
          </table:table-cell>
          <table:table-cell office:value-type="string" calcext:value-type="string">
            <text:p>Fødselsdagsserviet</text:p>
            <text:p>Smuk og blød frokostserviet perfekt til jeres fest.</text:p>
            <text:p>3-lags, Svanemærket og FSC-certificeret.</text:p>
            <text:p/>
            <text:p>Tissue: Basis, funktionel, økonomisk. Velegnet til uformel morgenmad, frokost og snack pauser.</text:p>
          </table:table-cell>
          <table:table-cell office:value-type="string" calcext:value-type="string">
            <text:p>https://www.nemlig.com/servietter-m-flag-roed-hvid-5035186</text:p>
          </table:table-cell>
        </table:table-row>
        <table:table-row table:style-name="ro3">
          <table:table-cell office:value-type="string" calcext:value-type="string">
            <text:p>Dagligvarer &gt; Pleje og skønhed &gt; Hårprodukter &gt; Balsam &gt; Balsam (tørt og skadet hår)</text:p>
          </table:table-cell>
          <table:table-cell office:value-type="string" calcext:value-type="string">
            <text:p>Balsam (tørt og skadet hår)</text:p>
          </table:table-cell>
          <table:table-cell office:value-type="string" calcext:value-type="string">
            <text:p>0,20 l / Respons - Avocado Oil &amp; Shea</text:p>
          </table:table-cell>
          <table:table-cell/>
          <table:table-cell office:value-type="string" calcext:value-type="string">
            <text:p>19.95</text:p>
          </table:table-cell>
          <table:table-cell office:value-type="string" calcext:value-type="string">
            <text:p>.</text:p>
          </table:table-cell>
          <table:table-cell office:value-type="string" calcext:value-type="string">
            <text:p>Garnier, Respons</text:p>
          </table:table-cell>
          <table:table-cell office:value-type="string" calcext:value-type="string">
            <text:p>Hårpleje, Skadet hår, Tørt hår</text:p>
          </table:table-cell>
          <table:table-cell table:number-columns-repeated="4"/>
          <table:table-cell office:value-type="string" calcext:value-type="string">
            <text:p>Discount</text:p>
          </table:table-cell>
          <table:table-cell table:number-columns-repeated="2"/>
          <table:table-cell office:value-type="string" calcext:value-type="string">
            <text:p>0,2 l</text:p>
          </table:table-cell>
          <table:table-cell office:value-type="string" calcext:value-type="string">
            <text:p>Balsam, Hårpleje</text:p>
          </table:table-cell>
          <table:table-cell office:value-type="string" calcext:value-type="string">
            <text:p>Balsam</text:p>
            <text:p>Plejende balsam til tørt og skadet hår. Garnier Response plejende balsam til tørt og skadet hår indeholder avokadoolie og sheasmør. Balsammens cremede og fyldige formel tynger ikke håret ned og har plejende og blødgørende egenskaber. Uden parabener og silikone. Resultat: Dit hår plejes intenst fra rod til skids og bliver utrolig blødt. Det bliver strålende glansfuldt og fuldt af liv.</text:p>
          </table:table-cell>
          <table:table-cell office:value-type="string" calcext:value-type="string">
            <text:p>https://www.nemlig.com/balsam-toert-og-skadet-haar-5024677</text:p>
          </table:table-cell>
        </table:table-row>
        <table:table-row table:style-name="ro1">
          <table:table-cell office:value-type="string" calcext:value-type="string">
            <text:p>Dagligvarer &gt; Pleje og skønhed &gt; Hårprodukter &gt; Hårstyling &gt; Hårspray</text:p>
          </table:table-cell>
          <table:table-cell office:value-type="string" calcext:value-type="string">
            <text:p>Hårspray</text:p>
          </table:table-cell>
          <table:table-cell office:value-type="string" calcext:value-type="string">
            <text:p>0,35 l / ekstra hold / Studio 2000</text:p>
          </table:table-cell>
          <table:table-cell/>
          <table:table-cell office:value-type="string" calcext:value-type="string">
            <text:p>19.95</text:p>
          </table:table-cell>
          <table:table-cell office:value-type="string" calcext:value-type="string">
            <text:p>.</text:p>
          </table:table-cell>
          <table:table-cell office:value-type="string" calcext:value-type="string">
            <text:p>Salon</text:p>
          </table:table-cell>
          <table:table-cell table:number-columns-repeated="9"/>
          <table:table-cell office:value-type="string" calcext:value-type="string">
            <text:p>Hårspray, Hårstyling</text:p>
          </table:table-cell>
          <table:table-cell office:value-type="string" calcext:value-type="string">
            <text:p>Krystal klar - Klæber ikke. Kan let børstes ud af håret.</text:p>
          </table:table-cell>
          <table:table-cell office:value-type="string" calcext:value-type="string">
            <text:p>https://www.nemlig.com/haarspray-100161</text:p>
          </table:table-cell>
        </table:table-row>
        <table:table-row table:style-name="ro3">
          <table:table-cell office:value-type="string" calcext:value-type="string">
            <text:p>Dagligvarer &gt; Køl og mejeri &gt; Pålæg &gt; Hele pålægspølser &gt; Spegepølser &gt; Hvidløgsspegepølse</text:p>
          </table:table-cell>
          <table:table-cell office:value-type="string" calcext:value-type="string">
            <text:p>Hvidløgsspegepølse</text:p>
          </table:table-cell>
          <table:table-cell office:value-type="string" calcext:value-type="string">
            <text:p>300 g / Slagter Lampe</text:p>
          </table:table-cell>
          <table:table-cell office:value-type="string" calcext:value-type="string">
            <text:p>Dansk,KØL</text:p>
          </table:table-cell>
          <table:table-cell office:value-type="string" calcext:value-type="string">
            <text:p>39.95</text:p>
          </table:table-cell>
          <table:table-cell office:value-type="string" calcext:value-type="string">
            <text:p>35.00</text:p>
          </table:table-cell>
          <table:table-cell office:value-type="string" calcext:value-type="string">
            <text:p>Slagter Lampe</text:p>
          </table:table-cell>
          <table:table-cell office:value-type="string" calcext:value-type="string">
            <text:p>Frokost</text:p>
          </table:table-cell>
          <table:table-cell table:number-columns-repeated="4"/>
          <table:table-cell office:value-type="string" calcext:value-type="string">
            <text:p>Dansk, Glutenfri, KØL</text:p>
          </table:table-cell>
          <table:table-cell office:value-type="string" calcext:value-type="string">
            <text:p>Svin</text:p>
          </table:table-cell>
          <table:table-cell table:number-columns-repeated="2"/>
          <table:table-cell office:value-type="string" calcext:value-type="string">
            <text:p>Pølse, Pålæg</text:p>
          </table:table-cell>
          <table:table-cell office:value-type="string" calcext:value-type="string">
            <text:p>Hvidløgsspegepølse</text:p>
            <text:p>Vores klassiske Hvidløgsspegepølse er fremstillet efter en gammel sønderjysk opskrift. Pølsen har en fyldig og karakteristisk smag, der passer perfekt til et stykke groft rugbrød med lidt karse på toppen.</text:p>
          </table:table-cell>
          <table:table-cell office:value-type="string" calcext:value-type="string">
            <text:p>https://www.nemlig.com/hvidloegsspegepoelse-5017729</text:p>
          </table:table-cell>
        </table:table-row>
        <table:table-row table:style-name="ro3">
          <table:table-cell office:value-type="string" calcext:value-type="string">
            <text:p>Dagligvarer &gt; Brød, kiks og kager &gt; Småkager og cookies &gt; Småkager krydrede øko.</text:p>
          </table:table-cell>
          <table:table-cell office:value-type="string" calcext:value-type="string">
            <text:p>Småkager krydrede øko.</text:p>
          </table:table-cell>
          <table:table-cell office:value-type="string" calcext:value-type="string">
            <text:p>225 g / Madame Butterfly</text:p>
          </table:table-cell>
          <table:table-cell office:value-type="string" calcext:value-type="string">
            <text:p>Fairtrade,Øko (europæisk)</text:p>
          </table:table-cell>
          <table:table-cell office:value-type="string" calcext:value-type="string">
            <text:p>19.95</text:p>
          </table:table-cell>
          <table:table-cell office:value-type="string" calcext:value-type="string">
            <text:p>.</text:p>
          </table:table-cell>
          <table:table-cell office:value-type="string" calcext:value-type="string">
            <text:p>Madame Butterfly</text:p>
          </table:table-cell>
          <table:table-cell table:number-columns-repeated="5"/>
          <table:table-cell office:value-type="string" calcext:value-type="string">
            <text:p>Fairtrade, Øko (europæisk)</text:p>
          </table:table-cell>
          <table:table-cell table:number-columns-repeated="3"/>
          <table:table-cell office:value-type="string" calcext:value-type="string">
            <text:p>Småkager</text:p>
          </table:table-cell>
          <table:table-cell office:value-type="string" calcext:value-type="string">
            <text:p>Belgian cookies</text:p>
            <text:p>Dejlige sprøde bastognekager med en uimodståelig kryddersmag af kanel. Den karamelliserede smag fra rørsukker og honning smelter på tungen, matcher perfekt til kaffen og be’r om flere. Og så er Madame Butterfly’s belgiske kager naturligvis økologiske.</text:p>
          </table:table-cell>
          <table:table-cell office:value-type="string" calcext:value-type="string">
            <text:p>https://www.nemlig.com/smaakager-krydrede-oeko-5021517</text:p>
          </table:table-cell>
        </table:table-row>
        <table:table-row table:style-name="ro1">
          <table:table-cell office:value-type="string" calcext:value-type="string">
            <text:p>Dagligvarer &gt; Køl og mejeri &gt; Pålæg &gt; Pålæg i skiver &gt; Pålægspølser i skiver &gt; Antipasto italia</text:p>
          </table:table-cell>
          <table:table-cell office:value-type="string" calcext:value-type="string">
            <text:p>Antipasto italia</text:p>
          </table:table-cell>
          <table:table-cell office:value-type="string" calcext:value-type="string">
            <text:p>150 g / Fini fette</text:p>
          </table:table-cell>
          <table:table-cell office:value-type="string" calcext:value-type="string">
            <text:p>KØL</text:p>
          </table:table-cell>
          <table:table-cell office:value-type="string" calcext:value-type="string">
            <text:p>39.95</text:p>
          </table:table-cell>
          <table:table-cell office:value-type="string" calcext:value-type="string">
            <text:p>.</text:p>
          </table:table-cell>
          <table:table-cell office:value-type="string" calcext:value-type="string">
            <text:p>Fini fette</text:p>
          </table:table-cell>
          <table:table-cell office:value-type="string" calcext:value-type="string">
            <text:p>Frokost</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Kødpålæg, Tapaspålæg</text:p>
          </table:table-cell>
          <table:table-cell office:value-type="string" calcext:value-type="string">
            <text:p>Italiensk antipasti. Indeholder coppa (en italiensk specialitet af nakkekam), crudo (lufttørret skinke) og salame Milano (italiensk salami).</text:p>
          </table:table-cell>
          <table:table-cell office:value-type="string" calcext:value-type="string">
            <text:p>https://www.nemlig.com/antipasto-italia-5011592</text:p>
          </table:table-cell>
        </table:table-row>
        <table:table-row table:style-name="ro7">
          <table:table-cell office:value-type="string" calcext:value-type="string">
            <text:p>Dagligvarer &gt; Kolonial &gt; Konserves &gt; Grøntsager og frugt &gt; Asparges &gt; Aspargessnitter (fine)</text:p>
          </table:table-cell>
          <table:table-cell office:value-type="string" calcext:value-type="string">
            <text:p>Aspargessnitter (fine)</text:p>
          </table:table-cell>
          <table:table-cell office:value-type="string" calcext:value-type="string">
            <text:p>430 g / 240 g / Paradiso</text:p>
          </table:table-cell>
          <table:table-cell/>
          <table:table-cell office:value-type="string" calcext:value-type="string">
            <text:p>18.95</text:p>
          </table:table-cell>
          <table:table-cell office:value-type="string" calcext:value-type="string">
            <text:p>.</text:p>
          </table:table-cell>
          <table:table-cell office:value-type="string" calcext:value-type="string">
            <text:p>Paradiso</text:p>
          </table:table-cell>
          <table:table-cell office:value-type="string" calcext:value-type="string">
            <text:p>Madlavning, Tilbehør</text:p>
          </table:table-cell>
          <table:table-cell office:value-type="string" calcext:value-type="string">
            <text:p>Dåse</text:p>
          </table:table-cell>
          <table:table-cell table:number-columns-repeated="7"/>
          <table:table-cell office:value-type="string" calcext:value-type="string">
            <text:p>Grøntkonserves</text:p>
          </table:table-cell>
          <table:table-cell office:value-type="string" calcext:value-type="string">
            <text:p>Asparges snitter</text:p>
            <text:p>Fine aspargessniter i lage.</text:p>
            <text:p/>
            <text:p>Nettovægt 430 g / Drænt vægt: 240 g.</text:p>
          </table:table-cell>
          <table:table-cell office:value-type="string" calcext:value-type="string">
            <text:p>https://www.nemlig.com/aspargessnitter-fine-5024577</text:p>
          </table:table-cell>
        </table:table-row>
        <table:table-row table:style-name="ro9">
          <table:table-cell office:value-type="string" calcext:value-type="string">
            <text:p>Dagligvarer &gt; Drikkevarer &gt; Øl &gt; Øltyper &gt; Specialøl &gt; Bananchips</text:p>
          </table:table-cell>
          <table:table-cell office:value-type="string" calcext:value-type="string">
            <text:p>Bananchips</text:p>
          </table:table-cell>
          <table:table-cell office:value-type="string" calcext:value-type="string">
            <text:p>200 g / Trope</text:p>
          </table:table-cell>
          <table:table-cell/>
          <table:table-cell office:value-type="string" calcext:value-type="string">
            <text:p>15.00</text:p>
          </table:table-cell>
          <table:table-cell office:value-type="string" calcext:value-type="string">
            <text:p>.</text:p>
          </table:table-cell>
          <table:table-cell office:value-type="string" calcext:value-type="string">
            <text:p>Trope</text:p>
          </table:table-cell>
          <table:table-cell office:value-type="string" calcext:value-type="string">
            <text:p>Dessert, Snack</text:p>
          </table:table-cell>
          <table:table-cell table:number-columns-repeated="4"/>
          <table:table-cell office:value-type="string" calcext:value-type="string">
            <text:p>Discount</text:p>
          </table:table-cell>
          <table:table-cell table:number-columns-repeated="4"/>
          <table:table-cell office:value-type="string" calcext:value-type="string">
            <text:p>Søde bananchips fra Trope</text:p>
            <text:p/>
            <text:p>Bananchips egner sig perfekt som en lækker snack alene, til desserter og meget andet. Søde, gode og sprøde.</text:p>
          </table:table-cell>
          <table:table-cell office:value-type="string" calcext:value-type="string">
            <text:p>https://www.nemlig.com/bananchips-5030227</text:p>
          </table:table-cell>
        </table:table-row>
        <table:table-row table:style-name="ro3">
          <table:table-cell office:value-type="string" calcext:value-type="string">
            <text:p>Dagligvarer &gt; Græsk hakkebøf</text:p>
          </table:table-cell>
          <table:table-cell office:value-type="string" calcext:value-type="string">
            <text:p>Græsk hakkebøf</text:p>
          </table:table-cell>
          <table:table-cell office:value-type="string" calcext:value-type="string">
            <text:p>2 stk. / 300 g / Mindst holbar til: 18-11-20</text:p>
          </table:table-cell>
          <table:table-cell office:value-type="string" calcext:value-type="string">
            <text:p>KØL</text:p>
          </table:table-cell>
          <table:table-cell office:value-type="string" calcext:value-type="string">
            <text:p>28.95</text:p>
          </table:table-cell>
          <table:table-cell office:value-type="string" calcext:value-type="string">
            <text:p>17.95</text:p>
          </table:table-cell>
          <table:table-cell/>
          <table:table-cell office:value-type="string" calcext:value-type="string">
            <text:p>Aftensmad</text:p>
          </table:table-cell>
          <table:table-cell table:number-columns-repeated="4"/>
          <table:table-cell office:value-type="string" calcext:value-type="string">
            <text:p>KØL</text:p>
          </table:table-cell>
          <table:table-cell table:number-columns-repeated="3"/>
          <table:table-cell office:value-type="string" calcext:value-type="string">
            <text:p>Okse</text:p>
          </table:table-cell>
          <table:table-cell office:value-type="string" calcext:value-type="string">
            <text:p>Græsk hakkebøf</text:p>
            <text:p>2 stk. - 300g</text:p>
          </table:table-cell>
          <table:table-cell office:value-type="string" calcext:value-type="string">
            <text:p>https://www.nemlig.com/graesk-hakkeboef-5039274</text:p>
          </table:table-cell>
        </table:table-row>
        <table:table-row table:style-name="ro3">
          <table:table-cell office:value-type="string" calcext:value-type="string">
            <text:p>Dagligvarer &gt; Kolonial &gt; Bagning &gt; Bageartikler &gt; Vanilje &gt; Vaniljepulver øko.</text:p>
          </table:table-cell>
          <table:table-cell office:value-type="string" calcext:value-type="string">
            <text:p>Vaniljepulver øko.</text:p>
          </table:table-cell>
          <table:table-cell office:value-type="string" calcext:value-type="string">
            <text:p>10 g / Urtekram</text:p>
          </table:table-cell>
          <table:table-cell office:value-type="string" calcext:value-type="string">
            <text:p>Øko (dansk),Øko (europæisk)</text:p>
          </table:table-cell>
          <table:table-cell office:value-type="string" calcext:value-type="string">
            <text:p>72.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Øko (dansk), Øko (europæisk)</text:p>
          </table:table-cell>
          <table:table-cell table:number-columns-repeated="3"/>
          <table:table-cell office:value-type="string" calcext:value-type="string">
            <text:p>Krydderi</text:p>
          </table:table-cell>
          <table:table-cell office:value-type="string" calcext:value-type="string">
            <text:p>Ren vanilje uden tilsat sukker</text:p>
            <text:p>Vaniljen er en højtelsket klassiker. Vaniljepulver er som almindelige vaniljestænger, bare nemmere.</text:p>
          </table:table-cell>
          <table:table-cell office:value-type="string" calcext:value-type="string">
            <text:p>https://www.nemlig.com/vaniljepulver-oeko-5015435</text:p>
          </table:table-cell>
        </table:table-row>
        <table:table-row table:style-name="ro3">
          <table:table-cell office:value-type="string" calcext:value-type="string">
            <text:p>Dagligvarer &gt; Frost &gt; Kød og fjerkræ &gt; Pølser &gt; Oksekrydderpølser øko.</text:p>
          </table:table-cell>
          <table:table-cell office:value-type="string" calcext:value-type="string">
            <text:p>Oksekrydderpølser øko.</text:p>
          </table:table-cell>
          <table:table-cell office:value-type="string" calcext:value-type="string">
            <text:p>4 stk. / 300 g / Hanegal</text:p>
          </table:table-cell>
          <table:table-cell office:value-type="string" calcext:value-type="string">
            <text:p>KØL,Øko (dansk),Øko (europæisk)</text:p>
          </table:table-cell>
          <table:table-cell office:value-type="string" calcext:value-type="string">
            <text:p>49.95</text:p>
          </table:table-cell>
          <table:table-cell office:value-type="string" calcext:value-type="string">
            <text:p>.</text:p>
          </table:table-cell>
          <table:table-cell office:value-type="string" calcext:value-type="string">
            <text:p>Hanegal</text:p>
          </table:table-cell>
          <table:table-cell office:value-type="string" calcext:value-type="string">
            <text:p>Grill</text:p>
          </table:table-cell>
          <table:table-cell table:number-columns-repeated="4"/>
          <table:table-cell office:value-type="string" calcext:value-type="string">
            <text:p>Glutenfri, KØL, Øko (dansk), Øko (europæisk)</text:p>
          </table:table-cell>
          <table:table-cell office:value-type="string" calcext:value-type="string">
            <text:p>Okse</text:p>
          </table:table-cell>
          <table:table-cell table:number-columns-repeated="2"/>
          <table:table-cell office:value-type="string" calcext:value-type="string">
            <text:p>Pølse</text:p>
          </table:table-cell>
          <table:table-cell office:value-type="string" calcext:value-type="string">
            <text:p>Oksekrydderpølser øko.</text:p>
            <text:p>Kraftig krydret kødsmag. Emballage: P.V.C. fri plast. Indpakningsmetode: Beskyttende atmosfære 70 % kvælstof (N2), 30 % kuldioxid (CO2).</text:p>
          </table:table-cell>
          <table:table-cell office:value-type="string" calcext:value-type="string">
            <text:p>https://www.nemlig.com/oksekrydderpoelser-oeko-5005488</text:p>
          </table:table-cell>
        </table:table-row>
        <table:table-row table:style-name="ro10">
          <table:table-cell office:value-type="string" calcext:value-type="string">
            <text:p>Dagligvarer &gt; Husholdning og bolig &gt; Elartikler &gt; Stikdåser, kabler mv. &gt; Børnesikret stikdåse 3R</text:p>
          </table:table-cell>
          <table:table-cell office:value-type="string" calcext:value-type="string">
            <text:p>Børnesikret stikdåse 3R</text:p>
          </table:table-cell>
          <table:table-cell office:value-type="string" calcext:value-type="string">
            <text:p>1 stk. / E-Line</text:p>
          </table:table-cell>
          <table:table-cell/>
          <table:table-cell office:value-type="string" calcext:value-type="string">
            <text:p>89.95</text:p>
          </table:table-cell>
          <table:table-cell office:value-type="string" calcext:value-type="string">
            <text:p>.</text:p>
          </table:table-cell>
          <table:table-cell office:value-type="string" calcext:value-type="string">
            <text:p>E-Line</text:p>
          </table:table-cell>
          <table:table-cell table:number-columns-repeated="9"/>
          <table:table-cell office:value-type="string" calcext:value-type="string">
            <text:p>Stikdåse</text:p>
          </table:table-cell>
          <table:table-cell office:value-type="string" calcext:value-type="string">
            <text:p>Børnesikret stikdåse.</text:p>
            <text:p>Børnesikret hvid stikdåse med 3 udtag uden jordforbindelse til samling af elapparater. Stikdåsen er monteret med 1,5 meter ledning. Produktet er demonterbart.</text:p>
            <text:p/>
            <text:p>Produktinformation:</text:p>
            <text:p>Ledning: 1,5 meter</text:p>
            <text:p>Farve: hvid</text:p>
            <text:p>Antal udtag: 3</text:p>
            <text:p>Primær spænding: 230 volt</text:p>
            <text:p>Strøm: 10 ampere</text:p>
            <text:p>Watt: maks. 2.300 watt</text:p>
            <text:p>IP-grad: IP20</text:p>
          </table:table-cell>
          <table:table-cell office:value-type="string" calcext:value-type="string">
            <text:p>https://www.nemlig.com/boernesikret-stikdaase-3r-5030787</text:p>
          </table:table-cell>
        </table:table-row>
        <table:table-row table:style-name="ro1">
          <table:table-cell office:value-type="string" calcext:value-type="string">
            <text:p>Dagligvarer &gt; Slik og kiosk &gt; Slik &gt; Lakrids &gt; Lakridskugler m. stærk lakrids</text:p>
          </table:table-cell>
          <table:table-cell office:value-type="string" calcext:value-type="string">
            <text:p>Lakridskugler m. stærk lakrids</text:p>
          </table:table-cell>
          <table:table-cell office:value-type="string" calcext:value-type="string">
            <text:p>100 g / Nordthy</text:p>
          </table:table-cell>
          <table:table-cell/>
          <table:table-cell office:value-type="string" calcext:value-type="string">
            <text:p>21.44</text:p>
          </table:table-cell>
          <table:table-cell office:value-type="string" calcext:value-type="string">
            <text:p>.</text:p>
          </table:table-cell>
          <table:table-cell office:value-type="string" calcext:value-type="string">
            <text:p>Nordthy</text:p>
          </table:table-cell>
          <table:table-cell office:value-type="string" calcext:value-type="string">
            <text:p>Dessert</text:p>
          </table:table-cell>
          <table:table-cell table:number-columns-repeated="4"/>
          <table:table-cell office:value-type="string" calcext:value-type="string">
            <text:p>Discount</text:p>
          </table:table-cell>
          <table:table-cell table:number-columns-repeated="3"/>
          <table:table-cell office:value-type="string" calcext:value-type="string">
            <text:p>Lakrids, Slik</text:p>
          </table:table-cell>
          <table:table-cell office:value-type="string" calcext:value-type="string">
            <text:p>Lakrids m. stærk lakridspulver</text:p>
          </table:table-cell>
          <table:table-cell office:value-type="string" calcext:value-type="string">
            <text:p>https://www.nemlig.com/lakridskugler-m-staerk-lakrids-5033300</text:p>
          </table:table-cell>
        </table:table-row>
        <table:table-row table:style-name="ro3">
          <table:table-cell office:value-type="string" calcext:value-type="string">
            <text:p>Dagligvarer &gt; Husholdning og bolig &gt; Stearinlys, servietter og festartikler &gt; Stearinlys &gt; Kronelys (hvid)</text:p>
          </table:table-cell>
          <table:table-cell office:value-type="string" calcext:value-type="string">
            <text:p>Kronelys (hvid)</text:p>
          </table:table-cell>
          <table:table-cell office:value-type="string" calcext:value-type="string">
            <text:p>20 stk. / 2,30 x 24 cm / 100% stearin / Asp-Holmblad</text:p>
          </table:table-cell>
          <table:table-cell office:value-type="string" calcext:value-type="string">
            <text:p>Svanemærket</text:p>
          </table:table-cell>
          <table:table-cell office:value-type="string" calcext:value-type="string">
            <text:p>69.95</text:p>
          </table:table-cell>
          <table:table-cell office:value-type="string" calcext:value-type="string">
            <text:p>.</text:p>
          </table:table-cell>
          <table:table-cell office:value-type="string" calcext:value-type="string">
            <text:p>Asp-Holmblad</text:p>
          </table:table-cell>
          <table:table-cell office:value-type="string" calcext:value-type="string">
            <text:p>Fest, Fødselsdag, Hjemmet</text:p>
          </table:table-cell>
          <table:table-cell/>
          <table:table-cell office:value-type="string" calcext:value-type="string">
            <text:p>Hvid</text:p>
          </table:table-cell>
          <table:table-cell table:number-columns-repeated="2"/>
          <table:table-cell office:value-type="string" calcext:value-type="string">
            <text:p>100% stearin, Svanemærket</text:p>
          </table:table-cell>
          <table:table-cell table:number-columns-repeated="2"/>
          <table:table-cell office:value-type="string" calcext:value-type="string">
            <text:p>2,3 x 24 cm</text:p>
          </table:table-cell>
          <table:table-cell office:value-type="string" calcext:value-type="string">
            <text:p>Stearinlys</text:p>
          </table:table-cell>
          <table:table-cell office:value-type="string" calcext:value-type="string">
            <text:p>Kronelys</text:p>
            <text:p>ASP-HOLMBLAD Bloklys i ren stearin er en del af et stort sortiment som ASP-HOLMBLAD producere. Det levende lys er indbegrebet af hygge og en god stemning. ASP-HOLMBLAD A/S er leverandør af levendelys til den gode stemning siden 1777. ASP-HOLMBLAD A/S har i generationer leveret lys til højtider og livets fester. Stearin er den mest klimarigtige råvare til lysproduktion. ASP-HOLMBLAD A/S Kronelys er mærket med NORDISK MILJØMÆRKNINGSVANEMÆRKET.</text:p>
          </table:table-cell>
          <table:table-cell office:value-type="string" calcext:value-type="string">
            <text:p>https://www.nemlig.com/kronelys-hvid-5040231</text:p>
          </table:table-cell>
        </table:table-row>
        <table:table-row table:style-name="ro9">
          <table:table-cell office:value-type="string" calcext:value-type="string">
            <text:p>Dagligvarer &gt; Brød, kiks og kager &gt; Knækbrød &gt; Knækbrød rågi</text:p>
          </table:table-cell>
          <table:table-cell office:value-type="string" calcext:value-type="string">
            <text:p>Knækbrød rågi</text:p>
          </table:table-cell>
          <table:table-cell office:value-type="string" calcext:value-type="string">
            <text:p>275 g / Wasa</text:p>
          </table:table-cell>
          <table:table-cell office:value-type="string" calcext:value-type="string">
            <text:p>Fuldkornsmærket,Nøglehulsmærket</text:p>
          </table:table-cell>
          <table:table-cell office:value-type="string" calcext:value-type="string">
            <text:p>18.95</text:p>
          </table:table-cell>
          <table:table-cell office:value-type="string" calcext:value-type="string">
            <text:p>.</text:p>
          </table:table-cell>
          <table:table-cell office:value-type="string" calcext:value-type="string">
            <text:p>Wasa</text:p>
          </table:table-cell>
          <table:table-cell table:number-columns-repeated="5"/>
          <table:table-cell office:value-type="string" calcext:value-type="string">
            <text:p>Discount, Fuldkornsmærket, Nøglehulsmærket</text:p>
          </table:table-cell>
          <table:table-cell table:number-columns-repeated="3"/>
          <table:table-cell office:value-type="string" calcext:value-type="string">
            <text:p>Knækbrød</text:p>
          </table:table-cell>
          <table:table-cell office:value-type="string" calcext:value-type="string">
            <text:p>Opdag Wasa Rågi, vores tyndere og lidt mildere rugknækbrød. Rugmel, gær, et nip salt og en stor kærlighed til bagning – det er det eneste, der skal til for at give dig et virkelig sprødt og smagfuldt knækbrød hver dag.</text:p>
            <text:p/>
            <text:p>Forslag: Cremeost, tomat og ruccola salat</text:p>
          </table:table-cell>
          <table:table-cell office:value-type="string" calcext:value-type="string">
            <text:p>https://www.nemlig.com/knaekbroed-raagi-902024</text:p>
          </table:table-cell>
        </table:table-row>
        <table:table-row table:style-name="ro14">
          <table:table-cell office:value-type="string" calcext:value-type="string">
            <text:p>Dagligvarer &gt; Husholdning og bolig &gt; Rengøring &gt; Rengøringsudstyr &gt; Rengøringssvampe &gt; Mikroplastfri altmuligsvamp</text:p>
          </table:table-cell>
          <table:table-cell office:value-type="string" calcext:value-type="string">
            <text:p>Mikroplastfri altmuligsvamp</text:p>
          </table:table-cell>
          <table:table-cell office:value-type="string" calcext:value-type="string">
            <text:p>1 stk. / Maistic</text:p>
          </table:table-cell>
          <table:table-cell/>
          <table:table-cell office:value-type="string" calcext:value-type="string">
            <text:p>17.50</text:p>
          </table:table-cell>
          <table:table-cell office:value-type="string" calcext:value-type="string">
            <text:p>.</text:p>
          </table:table-cell>
          <table:table-cell office:value-type="string" calcext:value-type="string">
            <text:p>Maistic</text:p>
          </table:table-cell>
          <table:table-cell office:value-type="string" calcext:value-type="string">
            <text:p>Hjemmet, Rengøring</text:p>
          </table:table-cell>
          <table:table-cell table:number-columns-repeated="4"/>
          <table:table-cell office:value-type="string" calcext:value-type="string">
            <text:p>Discount, Mikroplastfri</text:p>
          </table:table-cell>
          <table:table-cell table:number-columns-repeated="2"/>
          <table:table-cell office:value-type="string" calcext:value-type="string">
            <text:p>16 x 11 x 0,8 cm</text:p>
          </table:table-cell>
          <table:table-cell office:value-type="string" calcext:value-type="string">
            <text:p>Rengøringssvamp</text:p>
          </table:table-cell>
          <table:table-cell office:value-type="string" calcext:value-type="string">
            <text:p>MAISTIC Altmuligsvamp</text:p>
            <text:p>Maistic Allround Svamp til rengøring er en del af Maistics serie plastfri rengøringsprodukter, der kan vaskes og bruges igen og igen.</text:p>
            <text:p/>
            <text:p>Maistic Allroundsvamp er en flad plastfri cellulosesvamp, der er 100% biobaseret. Svampen er velegnet til aftørring. Særligt velegnet til fnugfri pudsning af vinduer, spejle og andre overflader, hvor fnuller og rengøringsstriber er uønsket.</text:p>
            <text:p/>
            <text:p>Størrelsen på 16 x 11 x 0,8 cm gør den velegnet til brug som svamp såvel som klud og endda til krop og ansigt, evt klippet i mindre stykket. Derfor navnet Allround svamp.</text:p>
            <text:p/>
            <text:p>Svampe af ren cellulose er sæbebesparende, da de i modsætning til plastsvampe holder godt på sæbe, creme mm.</text:p>
            <text:p/>
            <text:p>Kan bruges igen og igen. Maistic anbefaler vask stående i opvaskemaskinens glasskuffe. Tørres stående og gøres våd før genbrug. Alternativt kan den vaskes i vaskemaskine (40-60°C. Vaskemaskine og tørretumbler nedsætter den samlede levetid. Leveres i papomslag egnet til genanvendelse.</text:p>
          </table:table-cell>
          <table:table-cell office:value-type="string" calcext:value-type="string">
            <text:p>https://www.nemlig.com/mikroplastfri-altmuligsvamp-5040132</text:p>
          </table:table-cell>
        </table:table-row>
        <table:table-row table:style-name="ro12">
          <table:table-cell office:value-type="string" calcext:value-type="string">
            <text:p>Dagligvarer &gt; Frost &gt; Frugt og bær &gt; Jordbær øko.</text:p>
          </table:table-cell>
          <table:table-cell office:value-type="string" calcext:value-type="string">
            <text:p>Jordbær øko.</text:p>
          </table:table-cell>
          <table:table-cell office:value-type="string" calcext:value-type="string">
            <text:p>1 kg / frost / Frigodan</text:p>
          </table:table-cell>
          <table:table-cell office:value-type="string" calcext:value-type="string">
            <text:p>Frost,Øko (dansk),Øko (europæisk)</text:p>
          </table:table-cell>
          <table:table-cell office:value-type="string" calcext:value-type="string">
            <text:p>69.95</text:p>
          </table:table-cell>
          <table:table-cell office:value-type="string" calcext:value-type="string">
            <text:p>.</text:p>
          </table:table-cell>
          <table:table-cell office:value-type="string" calcext:value-type="string">
            <text:p>Frigodan</text:p>
          </table:table-cell>
          <table:table-cell table:number-columns-repeated="5"/>
          <table:table-cell office:value-type="string" calcext:value-type="string">
            <text:p>Frost, Øko (dansk), Øko (europæisk)</text:p>
          </table:table-cell>
          <table:table-cell table:number-columns-repeated="3"/>
          <table:table-cell office:value-type="string" calcext:value-type="string">
            <text:p>Frugt</text:p>
          </table:table-cell>
          <table:table-cell office:value-type="string" calcext:value-type="string">
            <text:p>Jordbær økologisk</text:p>
            <text:p>Frigodan økologiske jordbær er velegnet til marmelade, frugtgrød, kager, tærter, frugtsaft, puré. For opskrift se bagsiden af posen.</text:p>
            <text:p/>
            <text:p>Tilberedning:</text:p>
            <text:p>Jordbærrene kan bruges til grød, frosne direkte på tærter eller de kan være optøede før brug. Det anbefales at jordbærerne koges i minimum 1 minut, hvis de anvendes i retter som ikke opvarmes.</text:p>
          </table:table-cell>
          <table:table-cell office:value-type="string" calcext:value-type="string">
            <text:p>https://www.nemlig.com/jordbaer-oeko-5019064</text:p>
          </table:table-cell>
        </table:table-row>
        <table:table-row table:style-name="ro7">
          <table:table-cell office:value-type="string" calcext:value-type="string">
            <text:p>Dagligvarer &gt; Drikkevarer &gt; Juice, smoothies og shots &gt; Smoothies &gt; Smoothie (energi)</text:p>
          </table:table-cell>
          <table:table-cell office:value-type="string" calcext:value-type="string">
            <text:p>Smoothie (energi)</text:p>
          </table:table-cell>
          <table:table-cell office:value-type="string" calcext:value-type="string">
            <text:p>0,30 l / ex. pant / Brämhults</text:p>
          </table:table-cell>
          <table:table-cell office:value-type="string" calcext:value-type="string">
            <text:p>KØL</text:p>
          </table:table-cell>
          <table:table-cell office:value-type="string" calcext:value-type="string">
            <text:p>21.95</text:p>
          </table:table-cell>
          <table:table-cell office:value-type="string" calcext:value-type="string">
            <text:p>.</text:p>
          </table:table-cell>
          <table:table-cell office:value-type="string" calcext:value-type="string">
            <text:p>Brämhults</text:p>
          </table:table-cell>
          <table:table-cell office:value-type="string" calcext:value-type="string">
            <text:p>Mellemmåltid, Picnic, Snack</text:p>
          </table:table-cell>
          <table:table-cell table:number-columns-repeated="4"/>
          <table:table-cell office:value-type="string" calcext:value-type="string">
            <text:p>KØL</text:p>
          </table:table-cell>
          <table:table-cell table:number-columns-repeated="3"/>
          <table:table-cell office:value-type="string" calcext:value-type="string">
            <text:p>Smoothie</text:p>
          </table:table-cell>
          <table:table-cell office:value-type="string" calcext:value-type="string">
            <text:p>Brämhults Energi smoothie</text:p>
            <text:p>Brämhults smoothies er stoppet med fantastiske smage og ingerdienser der er gode for dig. De er lavet 100 % på frugt og der er intet tilsat sukker.</text:p>
            <text:p/>
            <text:p>Denne variant giver dig et energiboost med sit høje indhold af C-vitaminer og grøn kaffebønne extrakt. Den indeholder ananas, jordbær, banan, æble og passionsfrugt.</text:p>
          </table:table-cell>
          <table:table-cell office:value-type="string" calcext:value-type="string">
            <text:p>https://www.nemlig.com/smoothie-energi-5041953</text:p>
          </table:table-cell>
        </table:table-row>
        <table:table-row table:style-name="ro3">
          <table:table-cell office:value-type="string" calcext:value-type="string">
            <text:p>Dagligvarer &gt; Kolonial &gt; Bagning &gt; Kerner &gt; Solsikkekerner øko.</text:p>
          </table:table-cell>
          <table:table-cell office:value-type="string" calcext:value-type="string">
            <text:p>Solsikkekerner øko.</text:p>
          </table:table-cell>
          <table:table-cell office:value-type="string" calcext:value-type="string">
            <text:p>425 g / Valsemøllen</text:p>
          </table:table-cell>
          <table:table-cell office:value-type="string" calcext:value-type="string">
            <text:p>Øko (dansk),Øko (europæisk)</text:p>
          </table:table-cell>
          <table:table-cell office:value-type="string" calcext:value-type="string">
            <text:p>19.00</text:p>
          </table:table-cell>
          <table:table-cell office:value-type="string" calcext:value-type="string">
            <text:p>.</text:p>
          </table:table-cell>
          <table:table-cell office:value-type="string" calcext:value-type="string">
            <text:p>Valsemøllen</text:p>
          </table:table-cell>
          <table:table-cell office:value-type="string" calcext:value-type="string">
            <text:p>Müsli, Salat</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Kerner</text:p>
          </table:table-cell>
          <table:table-cell office:value-type="string" calcext:value-type="string">
            <text:p>Økologiske solsikkekerner fra Valsemøllen</text:p>
            <text:p>Bland solsikkekerner i müsli og salater, hvor de giver en nøddeagtig smag og lidt ekstra at tygge på.</text:p>
          </table:table-cell>
          <table:table-cell office:value-type="string" calcext:value-type="string">
            <text:p>https://www.nemlig.com/solsikkekerner-oeko-5021971</text:p>
          </table:table-cell>
        </table:table-row>
        <table:table-row table:style-name="ro3">
          <table:table-cell office:value-type="string" calcext:value-type="string">
            <text:p>Dagligvarer &gt; Drikkevarer &gt; Kaffe, te og kakao &gt; Sødetabletter og flødepulver &gt; Flødepulver</text:p>
          </table:table-cell>
          <table:table-cell office:value-type="string" calcext:value-type="string">
            <text:p>Flødepulver</text:p>
          </table:table-cell>
          <table:table-cell office:value-type="string" calcext:value-type="string">
            <text:p>250 g / Prinsen</text:p>
          </table:table-cell>
          <table:table-cell/>
          <table:table-cell office:value-type="string" calcext:value-type="string">
            <text:p>7.95</text:p>
          </table:table-cell>
          <table:table-cell office:value-type="string" calcext:value-type="string">
            <text:p>.</text:p>
          </table:table-cell>
          <table:table-cell office:value-type="string" calcext:value-type="string">
            <text:p>Prinsen</text:p>
          </table:table-cell>
          <table:table-cell office:value-type="string" calcext:value-type="string">
            <text:p>Kaffe, Te</text:p>
          </table:table-cell>
          <table:table-cell office:value-type="string" calcext:value-type="string">
            <text:p>Bøtte</text:p>
          </table:table-cell>
          <table:table-cell table:number-columns-repeated="3"/>
          <table:table-cell office:value-type="string" calcext:value-type="string">
            <text:p>Discount</text:p>
          </table:table-cell>
          <table:table-cell table:number-columns-repeated="3"/>
          <table:table-cell office:value-type="string" calcext:value-type="string">
            <text:p>Flødepulver</text:p>
          </table:table-cell>
          <table:table-cell office:value-type="string" calcext:value-type="string">
            <text:p>Flødepulver</text:p>
            <text:p>Flødeerstatning.</text:p>
          </table:table-cell>
          <table:table-cell office:value-type="string" calcext:value-type="string">
            <text:p>https://www.nemlig.com/floedepulver-5049348</text:p>
          </table:table-cell>
        </table:table-row>
        <table:table-row table:style-name="ro4">
          <table:table-cell office:value-type="string" calcext:value-type="string">
            <text:p>Dagligvarer &gt; Drikkevarer &gt; Chambolle Musigny 1er cru</text:p>
          </table:table-cell>
          <table:table-cell office:value-type="string" calcext:value-type="string">
            <text:p>Chambolle Musigny 1er cru</text:p>
          </table:table-cell>
          <table:table-cell office:value-type="string" calcext:value-type="string">
            <text:p>Frankrig / Bourgogne / 2016 / 6 x 0,75 l / rødvin</text:p>
          </table:table-cell>
          <table:table-cell/>
          <table:table-cell office:value-type="string" calcext:value-type="string">
            <text:p>2994.00</text:p>
          </table:table-cell>
          <table:table-cell office:value-type="string" calcext:value-type="string">
            <text:p>1794.00</text:p>
          </table:table-cell>
          <table:table-cell office:value-type="string" calcext:value-type="string">
            <text:p>Arthur Barolet</text:p>
          </table:table-cell>
          <table:table-cell office:value-type="string" calcext:value-type="string">
            <text:p>Buffet, Faste oste, Kødretter, Mørkt kød</text:p>
          </table:table-cell>
          <table:table-cell office:value-type="string" calcext:value-type="string">
            <text:p>Kasse, Kork</text:p>
          </table:table-cell>
          <table:table-cell table:number-columns-repeated="2"/>
          <table:table-cell office:value-type="string" calcext:value-type="string">
            <text:p>Frankrig</text:p>
          </table:table-cell>
          <table:table-cell table:number-columns-repeated="4"/>
          <table:table-cell office:value-type="string" calcext:value-type="string">
            <text:p>Rødvin</text:p>
          </table:table-cell>
          <table:table-cell office:value-type="string" calcext:value-type="string">
            <text:p>Chambolle Musigny 1er cru</text:p>
            <text:p>Magisk rød bourgogne… En Chambolle-Musigny på første klasse med gudsbenådet parfume, power og præcision! Med sine 3 hektar er 1er Cru-marken Les Châtelots er meget lille. Vinene ses derfor meget sjældnere end de berømte nabovine fra 1er Cru Les Charmes, selvom kvaliteten er helt på højde (hvis ikke bedre!)</text:p>
            <text:p/>
            <text:p>Vinen fra Arthur Barolet scorer år efter år flotte ratings hos Wine Enthusiast, og bourgognefans kan roligt glæde sig til en stor rødvinsoplevelse.</text:p>
            <text:p/>
            <text:p>Denne Pinot Noir har intensitet nok til at udvikle sig i mange år - men smager helt fortryllende lige nu. Mørk bourgognefarve i glasset. Næsen frister uimodståeligt med inciterende duft af knust tørret viol, mandarinskal, jordbær, vilde hindbær og mørke kirsebær, som går smukt i spænd med cedertræ, lakrids og ristede kaffebønner fra den lange fadmodning. I munden storladen med sublim elegance. Frugten er magisk svævende og samtidig dyb, krydret og kompleks. Lang finish med fine tanniner og pirrende mineralske undertoner. Perfekt Chambolle!</text:p>
            <text:p/>
            <text:p>Nyd den til steaks, rosastegt andebryst, kylling, fuglevildt, indmad og lette svamperetter. Vinen er lavet på 100% Pinot Noir fra 1er Cru-marken Les Chatelots i berømte Chambolle-Musigny. Vinen er modet i 15-16 måneder på burgundiske 228 liters fade, heraf ca. 45% nye.</text:p>
            <text:p/>
            <text:p>Om Authur Barolet et Fils:</text:p>
            <text:p>Arthur Barolet grundlagde i 1830 sit lille familiefirma i Beaune, Bourgognes vigtigste vinby. Selvom om husets vine var meget sjældne, var de fra starten stærkt eftertragtede blandt kendere, der værdsatte den høje kvalitet. Grundlæggerens barnebarn, der også hed Arthur Barolet, opgav i 1920’erne sin lægegerning i Paris og drog til bourgogne for at overtage familiens vineri i Savigny-lès-Beaune. Siden Dr. Barolets død i 1969 er firmaet videreført i samme navn og ånd af nabohuset Henri de Villamont.</text:p>
            <text:p/>
            <text:p>Der er siden investeret betydelige summer i at føre Arthur Barolet et Fils og Henri de Villamont helt op i den burgundiske elite, og et drastisk reduceret høstudbytte er en af årgagerne til vinenes svimlende høje kvalitetsniveau. Winemaker Pierre Jheans vine forener frugtintensitet med mineralsk elegance og afstemt modning på egetræ, og bourgonevinene er velfortjent blandt de bedst ratede hos bl.a. Wine Enthusiast.</text:p>
          </table:table-cell>
          <table:table-cell office:value-type="string" calcext:value-type="string">
            <text:p>https://www.nemlig.com/chambolle-musigny-1er-cru-5048065</text:p>
          </table:table-cell>
        </table:table-row>
        <table:table-row table:style-name="ro3">
          <table:table-cell office:value-type="string" calcext:value-type="string">
            <text:p>Dagligvarer &gt; Kolonial &gt; Morgenmadsprodukter &gt; Andre morgenmadsprodukter &gt; Coco pops</text:p>
          </table:table-cell>
          <table:table-cell office:value-type="string" calcext:value-type="string">
            <text:p>Coco pops</text:p>
          </table:table-cell>
          <table:table-cell office:value-type="string" calcext:value-type="string">
            <text:p>375 g / Kellogg's</text:p>
          </table:table-cell>
          <table:table-cell/>
          <table:table-cell office:value-type="string" calcext:value-type="string">
            <text:p>31.95</text:p>
          </table:table-cell>
          <table:table-cell office:value-type="string" calcext:value-type="string">
            <text:p>.</text:p>
          </table:table-cell>
          <table:table-cell office:value-type="string" calcext:value-type="string">
            <text:p>Kellogg's</text:p>
          </table:table-cell>
          <table:table-cell office:value-type="string" calcext:value-type="string">
            <text:p>Morgenmad</text:p>
          </table:table-cell>
          <table:table-cell table:number-columns-repeated="8"/>
          <table:table-cell office:value-type="string" calcext:value-type="string">
            <text:p>Morgenmad</text:p>
          </table:table-cell>
          <table:table-cell office:value-type="string" calcext:value-type="string">
            <text:p>Coco pops</text:p>
            <text:p>Chokoladeristede ris.</text:p>
          </table:table-cell>
          <table:table-cell office:value-type="string" calcext:value-type="string">
            <text:p>https://www.nemlig.com/coco-pops-5501348</text:p>
          </table:table-cell>
        </table:table-row>
        <table:table-row table:style-name="ro3">
          <table:table-cell office:value-type="string" calcext:value-type="string">
            <text:p>Dagligvarer &gt; Køl og mejeri &gt; Pålæg &gt; Vegetariske alternativer &gt; Pølser (plantebaseret)</text:p>
          </table:table-cell>
          <table:table-cell office:value-type="string" calcext:value-type="string">
            <text:p>Pølser (plantebaseret)</text:p>
          </table:table-cell>
          <table:table-cell office:value-type="string" calcext:value-type="string">
            <text:p>2 stk/180g/ vegansk/vegetarisk / frost / Hälsans Kök</text:p>
          </table:table-cell>
          <table:table-cell office:value-type="string" calcext:value-type="string">
            <text:p>Frost</text:p>
          </table:table-cell>
          <table:table-cell office:value-type="string" calcext:value-type="string">
            <text:p>29.95</text:p>
          </table:table-cell>
          <table:table-cell office:value-type="string" calcext:value-type="string">
            <text:p>.</text:p>
          </table:table-cell>
          <table:table-cell/>
          <table:table-cell office:value-type="string" calcext:value-type="string">
            <text:p>Aftensmad, Frokost, Grill, Topping, Veganer</text:p>
          </table:table-cell>
          <table:table-cell table:number-columns-repeated="4"/>
          <table:table-cell office:value-type="string" calcext:value-type="string">
            <text:p>Frost, Vegansk, Vegetarisk</text:p>
          </table:table-cell>
          <table:table-cell table:number-columns-repeated="3"/>
          <table:table-cell office:value-type="string" calcext:value-type="string">
            <text:p>Køderstatning, Plantebaseret pølse</text:p>
          </table:table-cell>
          <table:table-cell office:value-type="string" calcext:value-type="string">
            <text:p>Pølser (plantebaseret)</text:p>
            <text:p>En smagfuld og lækker plantebaseret pølse - perfekt på panden eller grillen i en hotdog eller en pølseret. Kan tilberedes direkte fra frosen tilstand.</text:p>
          </table:table-cell>
          <table:table-cell office:value-type="string" calcext:value-type="string">
            <text:p>https://www.nemlig.com/poelser-plantebaseret-5044524</text:p>
          </table:table-cell>
        </table:table-row>
        <table:table-row table:style-name="ro2">
          <table:table-cell office:value-type="string" calcext:value-type="string">
            <text:p>Dagligvarer &gt; Køl og mejeri &gt; Færdigretter på køl &gt; Middagsretter på køl &gt; Kylling i rød karry</text:p>
          </table:table-cell>
          <table:table-cell office:value-type="string" calcext:value-type="string">
            <text:p>Kylling i rød karry</text:p>
          </table:table-cell>
          <table:table-cell office:value-type="string" calcext:value-type="string">
            <text:p>400 g / m. jasminris / Cofoco Food</text:p>
          </table:table-cell>
          <table:table-cell office:value-type="string" calcext:value-type="string">
            <text:p>KØL</text:p>
          </table:table-cell>
          <table:table-cell office:value-type="string" calcext:value-type="string">
            <text:p>48.00</text:p>
          </table:table-cell>
          <table:table-cell office:value-type="string" calcext:value-type="string">
            <text:p>.</text:p>
          </table:table-cell>
          <table:table-cell office:value-type="string" calcext:value-type="string">
            <text:p>Cofoco Food</text:p>
          </table:table-cell>
          <table:table-cell office:value-type="string" calcext:value-type="string">
            <text:p>Aftensmad, Middag</text:p>
          </table:table-cell>
          <table:table-cell table:number-columns-repeated="4"/>
          <table:table-cell office:value-type="string" calcext:value-type="string">
            <text:p>KØL</text:p>
          </table:table-cell>
          <table:table-cell office:value-type="string" calcext:value-type="string">
            <text:p>Kylling</text:p>
          </table:table-cell>
          <table:table-cell table:number-columns-repeated="2"/>
          <table:table-cell office:value-type="string" calcext:value-type="string">
            <text:p>Convenience, Færdigret</text:p>
          </table:table-cell>
          <table:table-cell office:value-type="string" calcext:value-type="string">
            <text:p>Kylling i rød karry med jasminris</text:p>
            <text:p>Gaeng Phed Gai er det thailandske navn for kylling i rød karry. En elsket ret som man kender fra det sydthailandske gadekøkken. Cofoco Foods rød karry med kylling, bambusskud og kaffir lime og jasminris er et nemt aftensmåltid eller middagsmad, der er lige til at varme op, når hverdagen bliver travl. Passer perfekt til 1 person.</text:p>
            <text:p/>
            <text:p>Hos Cofoco Food står maden som omdrejningspunktet og hjertet i alt, hvad de laver og sammen med Cofoco navnet er det danskernes garanti for overraskelse, kvalitet, tilgængelighed, kokkehåndværk, og vigtigst af alt - stor velsmag.</text:p>
            <text:p/>
            <text:p>Tilberedning: Retten kan opvarmes i mikrobølgeovn i ca. 5 minutter ved 700-900 W, gryde eller almindelig ovn ved 160 grader i 20-25 minutter.</text:p>
          </table:table-cell>
          <table:table-cell office:value-type="string" calcext:value-type="string">
            <text:p>https://www.nemlig.com/kylling-i-roed-karry-5040337</text:p>
          </table:table-cell>
        </table:table-row>
        <table:table-row table:style-name="ro1">
          <table:table-cell office:value-type="string" calcext:value-type="string">
            <text:p>Dagligvarer &gt; Drikkevarer &gt; Saftevand og drik med smag &gt; Capri-Sun Multi vitamin</text:p>
          </table:table-cell>
          <table:table-cell office:value-type="string" calcext:value-type="string">
            <text:p>Capri-Sun Multi vitamin</text:p>
          </table:table-cell>
          <table:table-cell office:value-type="string" calcext:value-type="string">
            <text:p>10 x 0,20 l / Capri-Sun</text:p>
          </table:table-cell>
          <table:table-cell/>
          <table:table-cell office:value-type="string" calcext:value-type="string">
            <text:p>27.95</text:p>
          </table:table-cell>
          <table:table-cell office:value-type="string" calcext:value-type="string">
            <text:p>.</text:p>
          </table:table-cell>
          <table:table-cell office:value-type="string" calcext:value-type="string">
            <text:p>Capri-Sun</text:p>
          </table:table-cell>
          <table:table-cell office:value-type="string" calcext:value-type="string">
            <text:p>Drikke, Snack</text:p>
          </table:table-cell>
          <table:table-cell table:number-columns-repeated="8"/>
          <table:table-cell office:value-type="string" calcext:value-type="string">
            <text:p>Drik i brik</text:p>
          </table:table-cell>
          <table:table-cell office:value-type="string" calcext:value-type="string">
            <text:p>Capri-Sun Multivitamin 10-pak à 200 ml.</text:p>
          </table:table-cell>
          <table:table-cell office:value-type="string" calcext:value-type="string">
            <text:p>https://www.nemlig.com/capri-sun-multi-vitamin-5038809</text:p>
          </table:table-cell>
        </table:table-row>
        <table:table-row table:style-name="ro12">
          <table:table-cell office:value-type="string" calcext:value-type="string">
            <text:p>Dagligvarer &gt; Frost &gt; Is &gt; Is i bægre og bøtter &gt; Viennetta vaniljeis</text:p>
          </table:table-cell>
          <table:table-cell office:value-type="string" calcext:value-type="string">
            <text:p>Viennetta vaniljeis</text:p>
          </table:table-cell>
          <table:table-cell office:value-type="string" calcext:value-type="string">
            <text:p>0,65 l / frost / Frisko</text:p>
          </table:table-cell>
          <table:table-cell office:value-type="string" calcext:value-type="string">
            <text:p>Frost</text:p>
          </table:table-cell>
          <table:table-cell office:value-type="string" calcext:value-type="string">
            <text:p>37.95</text:p>
          </table:table-cell>
          <table:table-cell office:value-type="string" calcext:value-type="string">
            <text:p>.</text:p>
          </table:table-cell>
          <table:table-cell office:value-type="string" calcext:value-type="string">
            <text:p>Frisko</text:p>
          </table:table-cell>
          <table:table-cell table:number-columns-repeated="5"/>
          <table:table-cell office:value-type="string" calcext:value-type="string">
            <text:p>Frost</text:p>
          </table:table-cell>
          <table:table-cell table:number-columns-repeated="3"/>
          <table:table-cell office:value-type="string" calcext:value-type="string">
            <text:p>Is</text:p>
          </table:table-cell>
          <table:table-cell office:value-type="string" calcext:value-type="string">
            <text:p>Vaniljeis og sprøde lag med chokoladesmag</text:p>
            <text:p>Viennetta er moderne hverdagsluksus – dessertisen med det karakteristiske “knas”.</text:p>
            <text:p/>
            <text:p>Opbevaring:</text:p>
            <text:p>ved -18 grader eller koldere.</text:p>
          </table:table-cell>
          <table:table-cell office:value-type="string" calcext:value-type="string">
            <text:p>https://www.nemlig.com/viennetta-vaniljeis-5021987</text:p>
          </table:table-cell>
        </table:table-row>
        <table:table-row table:style-name="ro3">
          <table:table-cell office:value-type="string" calcext:value-type="string">
            <text:p>Dagligvarer &gt; Frugt og grønt &gt; Frugt &gt; Citrusfrugter &gt; Citronsaft koncentreret</text:p>
          </table:table-cell>
          <table:table-cell office:value-type="string" calcext:value-type="string">
            <text:p>Citronsaft koncentreret</text:p>
          </table:table-cell>
          <table:table-cell office:value-type="string" calcext:value-type="string">
            <text:p>0,20 l / Zelected Foods</text:p>
          </table:table-cell>
          <table:table-cell/>
          <table:table-cell office:value-type="string" calcext:value-type="string">
            <text:p>3.95</text:p>
          </table:table-cell>
          <table:table-cell office:value-type="string" calcext:value-type="string">
            <text:p>.</text:p>
          </table:table-cell>
          <table:table-cell office:value-type="string" calcext:value-type="string">
            <text:p>Zelected Foods</text:p>
          </table:table-cell>
          <table:table-cell office:value-type="string" calcext:value-type="string">
            <text:p>Allround dressing, Dressing, Drinks, Madlavning</text:p>
          </table:table-cell>
          <table:table-cell table:number-columns-repeated="4"/>
          <table:table-cell office:value-type="string" calcext:value-type="string">
            <text:p>Discount</text:p>
          </table:table-cell>
          <table:table-cell table:number-columns-repeated="3"/>
          <table:table-cell office:value-type="string" calcext:value-type="string">
            <text:p>Citron, Juice</text:p>
          </table:table-cell>
          <table:table-cell office:value-type="string" calcext:value-type="string">
            <text:p>Koncentreret Citronsaft</text:p>
            <text:p>Nem og hurtig løsning til alle de steder, hvor man vil anvende citronsaft.</text:p>
          </table:table-cell>
          <table:table-cell office:value-type="string" calcext:value-type="string">
            <text:p>https://www.nemlig.com/citronsaft-koncentreret-5047805</text:p>
          </table:table-cell>
        </table:table-row>
        <table:table-row table:style-name="ro3">
          <table:table-cell office:value-type="string" calcext:value-type="string">
            <text:p>Dagligvarer &gt; Drikkevarer &gt; Cider, Breezer mv. &gt; Shaker Original (4%)</text:p>
          </table:table-cell>
          <table:table-cell office:value-type="string" calcext:value-type="string">
            <text:p>Shaker Original (4%)</text:p>
          </table:table-cell>
          <table:table-cell office:value-type="string" calcext:value-type="string">
            <text:p>0,275 l / ex. pant</text:p>
          </table:table-cell>
          <table:table-cell/>
          <table:table-cell office:value-type="string" calcext:value-type="string">
            <text:p>17.95</text:p>
          </table:table-cell>
          <table:table-cell office:value-type="string" calcext:value-type="string">
            <text:p>.</text:p>
          </table:table-cell>
          <table:table-cell office:value-type="string" calcext:value-type="string">
            <text:p>Shaker</text:p>
          </table:table-cell>
          <table:table-cell office:value-type="string" calcext:value-type="string">
            <text:p>Drikke</text:p>
          </table:table-cell>
          <table:table-cell table:number-columns-repeated="8"/>
          <table:table-cell office:value-type="string" calcext:value-type="string">
            <text:p>Ready to drink</text:p>
          </table:table-cell>
          <table:table-cell office:value-type="string" calcext:value-type="string">
            <text:p>Shaker Original</text:p>
            <text:p>SHAKER Original er en vodkabaseret RTD (ready to drink) med energismag.</text:p>
          </table:table-cell>
          <table:table-cell office:value-type="string" calcext:value-type="string">
            <text:p>https://www.nemlig.com/shaker-original-4-5046219</text:p>
          </table:table-cell>
        </table:table-row>
        <table:table-row table:style-name="ro3">
          <table:table-cell office:value-type="string" calcext:value-type="string">
            <text:p>Dagligvarer &gt; Pleje og skønhed &gt; Hårprodukter &gt; Shampoo &gt; Shampoo (anti-skæl)</text:p>
          </table:table-cell>
          <table:table-cell office:value-type="string" calcext:value-type="string">
            <text:p>Shampoo (anti-skæl)</text:p>
          </table:table-cell>
          <table:table-cell office:value-type="string" calcext:value-type="string">
            <text:p>0,25 l / sensitive skin / Neutral</text:p>
          </table:table-cell>
          <table:table-cell office:value-type="string" calcext:value-type="string">
            <text:p>Den Blå Krans</text:p>
          </table:table-cell>
          <table:table-cell office:value-type="string" calcext:value-type="string">
            <text:p>29.95</text:p>
          </table:table-cell>
          <table:table-cell office:value-type="string" calcext:value-type="string">
            <text:p>.</text:p>
          </table:table-cell>
          <table:table-cell office:value-type="string" calcext:value-type="string">
            <text:p>Neutral</text:p>
          </table:table-cell>
          <table:table-cell office:value-type="string" calcext:value-type="string">
            <text:p>Hårpleje</text:p>
          </table:table-cell>
          <table:table-cell table:number-columns-repeated="4"/>
          <table:table-cell office:value-type="string" calcext:value-type="string">
            <text:p>AllergyCertified, Den Blå Krans, Parfumefri</text:p>
          </table:table-cell>
          <table:table-cell table:number-columns-repeated="2"/>
          <table:table-cell office:value-type="string" calcext:value-type="string">
            <text:p>0,25 l</text:p>
          </table:table-cell>
          <table:table-cell office:value-type="string" calcext:value-type="string">
            <text:p>Hårpleje, Shampoo</text:p>
          </table:table-cell>
          <table:table-cell office:value-type="string" calcext:value-type="string">
            <text:p>Parfumefri shampoo mod skæl</text:p>
            <text:p>Neutral Shampoo Antiskæl er en aktiv shampoo, der reducerer skæl under hårvasken. Gør håret blødt og let at sætte.</text:p>
          </table:table-cell>
          <table:table-cell office:value-type="string" calcext:value-type="string">
            <text:p>https://www.nemlig.com/shampoo-anti-skael-922027</text:p>
          </table:table-cell>
        </table:table-row>
        <table:table-row table:style-name="ro1">
          <table:table-cell office:value-type="string" calcext:value-type="string">
            <text:p>Dagligvarer &gt; Brød, kiks og kager &gt; Knækbrød &gt; Knækbrød</text:p>
          </table:table-cell>
          <table:table-cell office:value-type="string" calcext:value-type="string">
            <text:p>Knækbrød</text:p>
          </table:table-cell>
          <table:table-cell office:value-type="string" calcext:value-type="string">
            <text:p>170 g / Bröd</text:p>
          </table:table-cell>
          <table:table-cell/>
          <table:table-cell office:value-type="string" calcext:value-type="string">
            <text:p>39.95</text:p>
          </table:table-cell>
          <table:table-cell office:value-type="string" calcext:value-type="string">
            <text:p>.</text:p>
          </table:table-cell>
          <table:table-cell office:value-type="string" calcext:value-type="string">
            <text:p>Bröd</text:p>
          </table:table-cell>
          <table:table-cell office:value-type="string" calcext:value-type="string">
            <text:p>Frokost, Morgenmad, Snack</text:p>
          </table:table-cell>
          <table:table-cell table:number-columns-repeated="8"/>
          <table:table-cell table:number-columns-repeated="2" office:value-type="string" calcext:value-type="string">
            <text:p>Knækbrød</text:p>
          </table:table-cell>
          <table:table-cell office:value-type="string" calcext:value-type="string">
            <text:p>https://www.nemlig.com/knaekbroed-5038562</text:p>
          </table:table-cell>
        </table:table-row>
        <table:table-row table:style-name="ro9">
          <table:table-cell office:value-type="string" calcext:value-type="string">
            <text:p>Dagligvarer &gt; Køl og mejeri &gt; Mejeri &gt; Ost &gt; Veganske skiver</text:p>
          </table:table-cell>
          <table:table-cell office:value-type="string" calcext:value-type="string">
            <text:p>Veganske skiver</text:p>
          </table:table-cell>
          <table:table-cell office:value-type="string" calcext:value-type="string">
            <text:p>150 g / vegansk / Simply V</text:p>
          </table:table-cell>
          <table:table-cell office:value-type="string" calcext:value-type="string">
            <text:p>KØL</text:p>
          </table:table-cell>
          <table:table-cell office:value-type="string" calcext:value-type="string">
            <text:p>30.95</text:p>
          </table:table-cell>
          <table:table-cell office:value-type="string" calcext:value-type="string">
            <text:p>.</text:p>
          </table:table-cell>
          <table:table-cell/>
          <table:table-cell office:value-type="string" calcext:value-type="string">
            <text:p>Brød, Frokost, Ostebord</text:p>
          </table:table-cell>
          <table:table-cell table:number-columns-repeated="4"/>
          <table:table-cell office:value-type="string" calcext:value-type="string">
            <text:p>KØL, Vegansk</text:p>
          </table:table-cell>
          <table:table-cell table:number-columns-repeated="3"/>
          <table:table-cell office:value-type="string" calcext:value-type="string">
            <text:p>Plantebaseret ost, Vegansk ost</text:p>
          </table:table-cell>
          <table:table-cell office:value-type="string" calcext:value-type="string">
            <text:p>Gourmet ost i skiver</text:p>
            <text:p>Simply V gourmet skiver er ren naturlig nydelse. Mild som en ung gouda, men udelukkende plantebaseret.</text:p>
            <text:p>Udsøgt på brød, perfekt i en toast, lækkert i en wrap.</text:p>
          </table:table-cell>
          <table:table-cell office:value-type="string" calcext:value-type="string">
            <text:p>https://www.nemlig.com/veganske-skiver-5044035</text:p>
          </table:table-cell>
        </table:table-row>
        <table:table-row table:style-name="ro9">
          <table:table-cell office:value-type="string" calcext:value-type="string">
            <text:p>Dagligvarer &gt; Slik og kiosk &gt; Slik &gt; Karameller &gt; Bornholmsk granit karameller</text:p>
          </table:table-cell>
          <table:table-cell office:value-type="string" calcext:value-type="string">
            <text:p>Bornholmsk granit karameller</text:p>
          </table:table-cell>
          <table:table-cell office:value-type="string" calcext:value-type="string">
            <text:p>150 g / Karamelleriet</text:p>
          </table:table-cell>
          <table:table-cell/>
          <table:table-cell office:value-type="string" calcext:value-type="string">
            <text:p>55.00</text:p>
          </table:table-cell>
          <table:table-cell office:value-type="string" calcext:value-type="string">
            <text:p>.</text:p>
          </table:table-cell>
          <table:table-cell office:value-type="string" calcext:value-type="string">
            <text:p>Karamelleriet</text:p>
          </table:table-cell>
          <table:table-cell table:number-columns-repeated="9"/>
          <table:table-cell office:value-type="string" calcext:value-type="string">
            <text:p>Karameller, Slik</text:p>
          </table:table-cell>
          <table:table-cell office:value-type="string" calcext:value-type="string">
            <text:p>Bornholmsk granit karameller</text:p>
            <text:p/>
            <text:p>Hård Lakrids og Mint karamel - rystet i lakridspulver. Pakket i en klar dåse med skruelåg.</text:p>
          </table:table-cell>
          <table:table-cell office:value-type="string" calcext:value-type="string">
            <text:p>https://www.nemlig.com/bornholmsk-granit-karameller-5028169</text:p>
          </table:table-cell>
        </table:table-row>
        <table:table-row table:style-name="ro3">
          <table:table-cell office:value-type="string" calcext:value-type="string">
            <text:p>Dagligvarer &gt; Drikkevarer &gt; Øl &gt; Øltyper &gt; Specialøl &gt; My Hazy IPA</text:p>
          </table:table-cell>
          <table:table-cell office:value-type="string" calcext:value-type="string">
            <text:p>My Hazy IPA</text:p>
          </table:table-cell>
          <table:table-cell office:value-type="string" calcext:value-type="string">
            <text:p>0,50 l / ex. pant / Bryggeriet Skands</text:p>
          </table:table-cell>
          <table:table-cell/>
          <table:table-cell office:value-type="string" calcext:value-type="string">
            <text:p>32.00</text:p>
          </table:table-cell>
          <table:table-cell office:value-type="string" calcext:value-type="string">
            <text:p>.</text:p>
          </table:table-cell>
          <table:table-cell office:value-type="string" calcext:value-type="string">
            <text:p>Bryggeriet Skands</text:p>
          </table:table-cell>
          <table:table-cell office:value-type="string" calcext:value-type="string">
            <text:p>Drikke</text:p>
          </table:table-cell>
          <table:table-cell table:number-columns-repeated="8"/>
          <table:table-cell office:value-type="string" calcext:value-type="string">
            <text:p>Specialøl, Øl</text:p>
          </table:table-cell>
          <table:table-cell office:value-type="string" calcext:value-type="string">
            <text:p>My Hazy IPA</text:p>
            <text:p>MY HAZY IPA er en frisk NEIPA med en intens og frugtig humlekarakter og en hazy strågul farve. Den er brygget på Pale Ale malt, Maris Otter malt, havre og hvede som giver en let maltkrop med en uklarhed og juiceagtige udseende. Der er brugt Cascade, Citra og Mosaic humle. Øllet er overgæret og ufiltreret.</text:p>
          </table:table-cell>
          <table:table-cell office:value-type="string" calcext:value-type="string">
            <text:p>https://www.nemlig.com/my-hazy-ipa-5046965</text:p>
          </table:table-cell>
        </table:table-row>
        <table:table-row table:style-name="ro13">
          <table:table-cell office:value-type="string" calcext:value-type="string">
            <text:p>Dagligvarer &gt; Leverpostej øko. (bag selv)</text:p>
          </table:table-cell>
          <table:table-cell office:value-type="string" calcext:value-type="string">
            <text:p>Leverpostej øko. (bag selv)</text:p>
          </table:table-cell>
          <table:table-cell office:value-type="string" calcext:value-type="string">
            <text:p>450-500 g / glutenfri / frost / Gris Lam &amp; Co</text:p>
          </table:table-cell>
          <table:table-cell office:value-type="string" calcext:value-type="string">
            <text:p>Frost,Øko (dansk),Øko (europæisk)</text:p>
          </table:table-cell>
          <table:table-cell office:value-type="string" calcext:value-type="string">
            <text:p>40.00</text:p>
          </table:table-cell>
          <table:table-cell office:value-type="string" calcext:value-type="string">
            <text:p>.</text:p>
          </table:table-cell>
          <table:table-cell office:value-type="string" calcext:value-type="string">
            <text:p>Gris Lam &amp; Co</text:p>
          </table:table-cell>
          <table:table-cell office:value-type="string" calcext:value-type="string">
            <text:p>Frokost, Smørebrød</text:p>
          </table:table-cell>
          <table:table-cell table:number-columns-repeated="4"/>
          <table:table-cell office:value-type="string" calcext:value-type="string">
            <text:p>Frost, Glutenfri, Laktosefri, Øko (dansk), Øko (europæisk)</text:p>
          </table:table-cell>
          <table:table-cell table:number-columns-repeated="3"/>
          <table:table-cell office:value-type="string" calcext:value-type="string">
            <text:p>Svin</text:p>
          </table:table-cell>
          <table:table-cell office:value-type="string" calcext:value-type="string">
            <text:p>Økologisk leverpostej fra Gris Lam &amp; Co</text:p>
            <text:p>Leverpostej af griselever med en mild, krydret smag. 100% dansk produceret uden gluten og laktose.</text:p>
            <text:p/>
            <text:p>Gris Lam &amp; Co er 100% dansk økologisk kød, pølser og charcuteri fremstillet med omhu, passion og faglig stolthed i eget slagteri lige udenfor Roskilde. Størstedelen af vores økologiske kød kommer fra mindre danske gårde. Vi kender de landmænd, vi handler med, og ved at de passer godt på deres dyr. For at mindske afstanden fra gård til slagteri, samarbejder vi med en række mindre lokale slagtehuse rundt om i landet. Det sikrer en høj dyrevelfærd, og er samtidig med til at bevare arbejdspladserne ude i landkommunerne. Gris Lam &amp; Co er en lille familiedrevet virksomhed, men vi har store ambitioner. Vi tror på nærhed og lokalt samarbejde. Vi tror på det gode håndværk, og på at sand kvalitet ikke er mulig uden grundlæggende respekt for miljø, dyr og mennesker.</text:p>
            <text:p/>
            <text:p>Tip fra slagteren:</text:p>
            <text:p>Bages i vandbad i ovnen ved 180° i 1 time.</text:p>
          </table:table-cell>
          <table:table-cell office:value-type="string" calcext:value-type="string">
            <text:p>https://www.nemlig.com/leverpostej-oeko-bag-selv-5040314</text:p>
          </table:table-cell>
        </table:table-row>
        <table:table-row table:style-name="ro9">
          <table:table-cell office:value-type="string" calcext:value-type="string">
            <text:p>Dagligvarer &gt; Kolonial &gt; Tapasspecialiteter &gt; Oliven &gt; Kalamata oliven m. sten øko.</text:p>
          </table:table-cell>
          <table:table-cell office:value-type="string" calcext:value-type="string">
            <text:p>Kalamata oliven m. sten øko.</text:p>
          </table:table-cell>
          <table:table-cell office:value-type="string" calcext:value-type="string">
            <text:p>510 g / 300 g / Zelected Foods</text:p>
          </table:table-cell>
          <table:table-cell office:value-type="string" calcext:value-type="string">
            <text:p>Øko (europæisk)</text:p>
          </table:table-cell>
          <table:table-cell office:value-type="string" calcext:value-type="string">
            <text:p>39.95</text:p>
          </table:table-cell>
          <table:table-cell office:value-type="string" calcext:value-type="string">
            <text:p>.</text:p>
          </table:table-cell>
          <table:table-cell office:value-type="string" calcext:value-type="string">
            <text:p>Zelected Foods</text:p>
          </table:table-cell>
          <table:table-cell office:value-type="string" calcext:value-type="string">
            <text:p>Madlavning, Salat, Snack, Tilbehør</text:p>
          </table:table-cell>
          <table:table-cell table:number-columns-repeated="4"/>
          <table:table-cell office:value-type="string" calcext:value-type="string">
            <text:p>Øko (europæisk)</text:p>
          </table:table-cell>
          <table:table-cell table:number-columns-repeated="3"/>
          <table:table-cell office:value-type="string" calcext:value-type="string">
            <text:p>Oliven, Tapas</text:p>
          </table:table-cell>
          <table:table-cell office:value-type="string" calcext:value-type="string">
            <text:p>Økologikse kalamata oliven</text:p>
            <text:p>Økologiske kalamata oliven er den mest kendte, græske olivensort. Den er opkaldt efter byen Kalamata, der ligger i det sydlige Grækenland ud til Middelhavet. Kalamata oliven er kendetegnet ved sin violette farve og en meget fyldig og intens olivensmag. Den er god som snack på TapaZ bordet og i salater, ligesom den også er velegnet til bagning.</text:p>
            <text:p>Nettovægt: 510 g Drænet vægt: 300 g</text:p>
          </table:table-cell>
          <table:table-cell office:value-type="string" calcext:value-type="string">
            <text:p>https://www.nemlig.com/kalamata-oliven-m-sten-oeko-5044006</text:p>
          </table:table-cell>
        </table:table-row>
        <table:table-row table:style-name="ro3">
          <table:table-cell office:value-type="string" calcext:value-type="string">
            <text:p>Dagligvarer &gt; Brød, kiks og kager &gt; Boller &gt; Andre boller &gt; Schweiziske boller</text:p>
          </table:table-cell>
          <table:table-cell office:value-type="string" calcext:value-type="string">
            <text:p>Schweiziske boller</text:p>
          </table:table-cell>
          <table:table-cell office:value-type="string" calcext:value-type="string">
            <text:p>4 x 110 g / Bröd</text:p>
          </table:table-cell>
          <table:table-cell/>
          <table:table-cell office:value-type="string" calcext:value-type="string">
            <text:p>34.95</text:p>
          </table:table-cell>
          <table:table-cell office:value-type="string" calcext:value-type="string">
            <text:p>.</text:p>
          </table:table-cell>
          <table:table-cell office:value-type="string" calcext:value-type="string">
            <text:p>Bröd</text:p>
          </table:table-cell>
          <table:table-cell table:number-columns-repeated="9"/>
          <table:table-cell office:value-type="string" calcext:value-type="string">
            <text:p>Boller, Brød</text:p>
          </table:table-cell>
          <table:table-cell office:value-type="string" calcext:value-type="string">
            <text:p>Friskbagt</text:p>
            <text:p>Rustikt udseende , og pyntet med ristede kerner som fremhæver kernernes smag.</text:p>
          </table:table-cell>
          <table:table-cell office:value-type="string" calcext:value-type="string">
            <text:p>https://www.nemlig.com/schweiziske-boller-5016649</text:p>
          </table:table-cell>
        </table:table-row>
        <table:table-row table:style-name="ro3">
          <table:table-cell office:value-type="string" calcext:value-type="string">
            <text:p>Dagligvarer &gt; Brød, kiks og kager &gt; Småkager og cookies &gt; Cantuccini m. mandler</text:p>
          </table:table-cell>
          <table:table-cell office:value-type="string" calcext:value-type="string">
            <text:p>Cantuccini m. mandler</text:p>
          </table:table-cell>
          <table:table-cell office:value-type="string" calcext:value-type="string">
            <text:p>200 g / Vapo Forno</text:p>
          </table:table-cell>
          <table:table-cell/>
          <table:table-cell office:value-type="string" calcext:value-type="string">
            <text:p>29.95</text:p>
          </table:table-cell>
          <table:table-cell office:value-type="string" calcext:value-type="string">
            <text:p>.</text:p>
          </table:table-cell>
          <table:table-cell office:value-type="string" calcext:value-type="string">
            <text:p>Vapo Forno</text:p>
          </table:table-cell>
          <table:table-cell office:value-type="string" calcext:value-type="string">
            <text:p>Kaffe, Snack</text:p>
          </table:table-cell>
          <table:table-cell table:number-columns-repeated="8"/>
          <table:table-cell office:value-type="string" calcext:value-type="string">
            <text:p>Småkager</text:p>
          </table:table-cell>
          <table:table-cell office:value-type="string" calcext:value-type="string">
            <text:p>Cantuccini direkte fra Toscana</text:p>
            <text:p>Dejlige italienske cantuccini med god smag af mandler og et hint af appelsin. Håndlavet af Vapo Forno som er en lille gårdsproducent i Toscana.</text:p>
          </table:table-cell>
          <table:table-cell office:value-type="string" calcext:value-type="string">
            <text:p>https://www.nemlig.com/cantuccini-m-mandler-5031139</text:p>
          </table:table-cell>
        </table:table-row>
        <table:table-row table:style-name="ro3">
          <table:table-cell office:value-type="string" calcext:value-type="string">
            <text:p>Dagligvarer &gt; Drikkevarer &gt; Sodavand &gt; Appelsinsodavand &gt; Squash light</text:p>
          </table:table-cell>
          <table:table-cell office:value-type="string" calcext:value-type="string">
            <text:p>Squash light</text:p>
          </table:table-cell>
          <table:table-cell office:value-type="string" calcext:value-type="string">
            <text:p>6 x 0,50 l / ex. pant / indh. sødestoffer / Harboe</text:p>
          </table:table-cell>
          <table:table-cell/>
          <table:table-cell office:value-type="string" calcext:value-type="string">
            <text:p>14.70</text:p>
          </table:table-cell>
          <table:table-cell office:value-type="string" calcext:value-type="string">
            <text:p>.</text:p>
          </table:table-cell>
          <table:table-cell office:value-type="string" calcext:value-type="string">
            <text:p>Harboe</text:p>
          </table:table-cell>
          <table:table-cell table:number-columns-repeated="5"/>
          <table:table-cell office:value-type="string" calcext:value-type="string">
            <text:p>Discount, Ikke tilsat sukker</text:p>
          </table:table-cell>
          <table:table-cell table:number-columns-repeated="3"/>
          <table:table-cell office:value-type="string" calcext:value-type="string">
            <text:p>Appelsinsodavand, Sodavand</text:p>
          </table:table-cell>
          <table:table-cell office:value-type="string" calcext:value-type="string">
            <text:p>Squash Light</text:p>
            <text:p>Harboe Squash Light er light-varianten af vores Harboe Squash. Harboe Squash light har en sød og frisk smag af appelsin.</text:p>
          </table:table-cell>
          <table:table-cell office:value-type="string" calcext:value-type="string">
            <text:p>https://www.nemlig.com/squash-light-5004217</text:p>
          </table:table-cell>
        </table:table-row>
        <table:table-row table:style-name="ro3">
          <table:table-cell office:value-type="string" calcext:value-type="string">
            <text:p>Dagligvarer &gt; Kød og fisk &gt; Svinekød &gt; Røgvarer &gt; Rullepølse</text:p>
          </table:table-cell>
          <table:table-cell office:value-type="string" calcext:value-type="string">
            <text:p>Rullepølse</text:p>
          </table:table-cell>
          <table:table-cell office:value-type="string" calcext:value-type="string">
            <text:p>1,1-1,3 kg / Toft Røgeri</text:p>
          </table:table-cell>
          <table:table-cell office:value-type="string" calcext:value-type="string">
            <text:p>Dansk,KØL</text:p>
          </table:table-cell>
          <table:table-cell office:value-type="string" calcext:value-type="string">
            <text:p>119.95</text:p>
          </table:table-cell>
          <table:table-cell office:value-type="string" calcext:value-type="string">
            <text:p>.</text:p>
          </table:table-cell>
          <table:table-cell office:value-type="string" calcext:value-type="string">
            <text:p>Toft Røgeri</text:p>
          </table:table-cell>
          <table:table-cell office:value-type="string" calcext:value-type="string">
            <text:p>Jul</text:p>
          </table:table-cell>
          <table:table-cell table:number-columns-repeated="4"/>
          <table:table-cell office:value-type="string" calcext:value-type="string">
            <text:p>Dansk, KØL</text:p>
          </table:table-cell>
          <table:table-cell office:value-type="string" calcext:value-type="string">
            <text:p>Danmark</text:p>
          </table:table-cell>
          <table:table-cell table:number-columns-repeated="2"/>
          <table:table-cell office:value-type="string" calcext:value-type="string">
            <text:p>Gris</text:p>
          </table:table-cell>
          <table:table-cell office:value-type="string" calcext:value-type="string">
            <text:p>Rullepølse</text:p>
            <text:p>Rullepølsen koges i gryde i ca. 150 min. Tages op og lægges i pres i rullepølseform/rugbrødform eller lignende i køleskab. Kan skæres i skiver efter 12 timers pres.</text:p>
          </table:table-cell>
          <table:table-cell office:value-type="string" calcext:value-type="string">
            <text:p>https://www.nemlig.com/rullepoelse-5049229</text:p>
          </table:table-cell>
        </table:table-row>
        <table:table-row table:style-name="ro12">
          <table:table-cell office:value-type="string" calcext:value-type="string">
            <text:p>Dagligvarer &gt; Blomster og have &gt; Pinjekogle</text:p>
          </table:table-cell>
          <table:table-cell office:value-type="string" calcext:value-type="string">
            <text:p>Pinjekogle</text:p>
          </table:table-cell>
          <table:table-cell office:value-type="string" calcext:value-type="string">
            <text:p>1 stk.</text:p>
          </table:table-cell>
          <table:table-cell/>
          <table:table-cell office:value-type="string" calcext:value-type="string">
            <text:p>25.00</text:p>
          </table:table-cell>
          <table:table-cell office:value-type="string" calcext:value-type="string">
            <text:p>.</text:p>
          </table:table-cell>
          <table:table-cell table:number-columns-repeated="11"/>
          <table:table-cell office:value-type="string" calcext:value-type="string">
            <text:p>Pinjekogle</text:p>
            <text:p>Koglen kommer fra Italien og Indeholder ca. 60 til 80 Pinjekerner.</text:p>
            <text:p>Stil koglen ved stuetemperatur ved/på radiator el. pejs og i løbet af 6-10 uger, vil den starte med at åbne sig, med en knitren.</text:p>
            <text:p>Koglerne kan også varmes i ovnen på 200 grader og vil åbne sig efter 30 -40 minutter.</text:p>
            <text:p>Koglen kan bruges i juledekorationen, inden den springer ud.</text:p>
          </table:table-cell>
          <table:table-cell office:value-type="string" calcext:value-type="string">
            <text:p>https://www.nemlig.com/pinjekogle-5009511</text:p>
          </table:table-cell>
        </table:table-row>
        <table:table-row table:style-name="ro12">
          <table:table-cell office:value-type="string" calcext:value-type="string">
            <text:p>Dagligvarer &gt; Brød, kiks og kager &gt; Hele brød &gt; Toastbrød &gt; Pågenlimpan</text:p>
          </table:table-cell>
          <table:table-cell office:value-type="string" calcext:value-type="string">
            <text:p>Pågenlimpan</text:p>
          </table:table-cell>
          <table:table-cell office:value-type="string" calcext:value-type="string">
            <text:p>900 g / skiver / Pågen</text:p>
          </table:table-cell>
          <table:table-cell/>
          <table:table-cell office:value-type="string" calcext:value-type="string">
            <text:p>23.95</text:p>
          </table:table-cell>
          <table:table-cell office:value-type="string" calcext:value-type="string">
            <text:p>.</text:p>
          </table:table-cell>
          <table:table-cell office:value-type="string" calcext:value-type="string">
            <text:p>Pågen</text:p>
          </table:table-cell>
          <table:table-cell table:number-columns-repeated="5"/>
          <table:table-cell office:value-type="string" calcext:value-type="string">
            <text:p>Discount</text:p>
          </table:table-cell>
          <table:table-cell table:number-columns-repeated="3"/>
          <table:table-cell office:value-type="string" calcext:value-type="string">
            <text:p>Brød</text:p>
          </table:table-cell>
          <table:table-cell office:value-type="string" calcext:value-type="string">
            <text:p>Gammeldags brød i reelle skiver</text:p>
            <text:p>Hvede og sigtet rugmel giver sammen med surdej og sirup en herlig mild smag.</text:p>
            <text:p/>
            <text:p>Hemmeligheden er at brødet hæver længe, så det bliver ekstra blødt og saftigt.</text:p>
            <text:p>Min. 3 dages holdbarhed.</text:p>
          </table:table-cell>
          <table:table-cell office:value-type="string" calcext:value-type="string">
            <text:p>https://www.nemlig.com/paagenlimpan-5005482</text:p>
          </table:table-cell>
        </table:table-row>
        <table:table-row table:style-name="ro1">
          <table:table-cell office:value-type="string" calcext:value-type="string">
            <text:p>Dagligvarer &gt; Brød, kiks og kager &gt; Småkager og cookies &gt; Småkager m. havre og tranebær</text:p>
          </table:table-cell>
          <table:table-cell office:value-type="string" calcext:value-type="string">
            <text:p>Småkager m. havre og tranebær</text:p>
          </table:table-cell>
          <table:table-cell office:value-type="string" calcext:value-type="string">
            <text:p>150 g / glutenfri / Walkers</text:p>
          </table:table-cell>
          <table:table-cell/>
          <table:table-cell office:value-type="string" calcext:value-type="string">
            <text:p>34.95</text:p>
          </table:table-cell>
          <table:table-cell office:value-type="string" calcext:value-type="string">
            <text:p>.</text:p>
          </table:table-cell>
          <table:table-cell office:value-type="string" calcext:value-type="string">
            <text:p>Walkers</text:p>
          </table:table-cell>
          <table:table-cell office:value-type="string" calcext:value-type="string">
            <text:p>Dessert, Hygge, Kaffe</text:p>
          </table:table-cell>
          <table:table-cell office:value-type="string" calcext:value-type="string">
            <text:p>Æske</text:p>
          </table:table-cell>
          <table:table-cell table:number-columns-repeated="3"/>
          <table:table-cell office:value-type="string" calcext:value-type="string">
            <text:p>Glutenfri</text:p>
          </table:table-cell>
          <table:table-cell table:number-columns-repeated="3"/>
          <table:table-cell office:value-type="string" calcext:value-type="string">
            <text:p>Småkager</text:p>
          </table:table-cell>
          <table:table-cell office:value-type="string" calcext:value-type="string">
            <text:p>Småkager med havre og tranebær</text:p>
          </table:table-cell>
          <table:table-cell office:value-type="string" calcext:value-type="string">
            <text:p>https://www.nemlig.com/smaakager-m-havre-og-tranebaer-5047580</text:p>
          </table:table-cell>
        </table:table-row>
        <table:table-row table:style-name="ro7">
          <table:table-cell office:value-type="string" calcext:value-type="string">
            <text:p>Dagligvarer &gt; Pleje og skønhed &gt; Krop- og ansigtspleje &gt; Ansigtspleje &gt; Ansigtsrens &gt; Skintonic</text:p>
          </table:table-cell>
          <table:table-cell office:value-type="string" calcext:value-type="string">
            <text:p>Skintonic</text:p>
          </table:table-cell>
          <table:table-cell office:value-type="string" calcext:value-type="string">
            <text:p>0,195 l / Derma Eco Woman</text:p>
          </table:table-cell>
          <table:table-cell office:value-type="string" calcext:value-type="string">
            <text:p>Dansk,Den Blå Krans,Ecocert,Svanemærket</text:p>
          </table:table-cell>
          <table:table-cell office:value-type="string" calcext:value-type="string">
            <text:p>59.95</text:p>
          </table:table-cell>
          <table:table-cell office:value-type="string" calcext:value-type="string">
            <text:p>.</text:p>
          </table:table-cell>
          <table:table-cell office:value-type="string" calcext:value-type="string">
            <text:p>Derma</text:p>
          </table:table-cell>
          <table:table-cell office:value-type="string" calcext:value-type="string">
            <text:p>Kvinder</text:p>
          </table:table-cell>
          <table:table-cell table:number-columns-repeated="4"/>
          <table:table-cell office:value-type="string" calcext:value-type="string">
            <text:p>AllergyCertified, Dansk, Den Blå Krans, Ecocert, Parfumefri, Svanemærket</text:p>
          </table:table-cell>
          <table:table-cell table:number-columns-repeated="3"/>
          <table:table-cell office:value-type="string" calcext:value-type="string">
            <text:p>Ansigtsrens</text:p>
          </table:table-cell>
          <table:table-cell office:value-type="string" calcext:value-type="string">
            <text:p>Derma skintonic</text:p>
            <text:p>Derma Eco Woman Skintonic er et mildt, økologisk certificeret renseprodukt, der effektivt fjerner rester af urenheder og lukker hudens porer. Indeholder aloe vera, der virker lindrende og beroligende på huden og dæmper rødme, mens glycerin gør huden smidig og blød uden at fedte. Økologisk certificeret af Ecocert, Svanemærket, AllergyCertified og deklareret i samarbejde med Astma-Allergi Danmark. 0% parfume - 0% parabener - 0% farvestoffer.</text:p>
            <text:p/>
            <text:p>Sådan bruger du produktet: Anvend skintonic på et stykke vat for at rense huden skånsomt. Smid ikke vatstykket i toilet eller afløb, men benyt i stedet skraldespanden. Rens huden med Derma Eco Woman Rensegel før brug af skintonic for at opnå et mere effektivt resultat.</text:p>
          </table:table-cell>
          <table:table-cell office:value-type="string" calcext:value-type="string">
            <text:p>https://www.nemlig.com/skintonic-106370</text:p>
          </table:table-cell>
        </table:table-row>
        <table:table-row table:style-name="ro11">
          <table:table-cell office:value-type="string" calcext:value-type="string">
            <text:p>Dagligvarer &gt; Drikkevarer &gt; Casa Marin Cartagena Riesling</text:p>
          </table:table-cell>
          <table:table-cell office:value-type="string" calcext:value-type="string">
            <text:p>Casa Marin Cartagena Riesling</text:p>
          </table:table-cell>
          <table:table-cell office:value-type="string" calcext:value-type="string">
            <text:p>Chile / Lo Abarca / 2018 / 0,75 l / hvidvin</text:p>
          </table:table-cell>
          <table:table-cell/>
          <table:table-cell office:value-type="string" calcext:value-type="string">
            <text:p>149.95</text:p>
          </table:table-cell>
          <table:table-cell office:value-type="string" calcext:value-type="string">
            <text:p>.</text:p>
          </table:table-cell>
          <table:table-cell/>
          <table:table-cell office:value-type="string" calcext:value-type="string">
            <text:p>Fisk</text:p>
          </table:table-cell>
          <table:table-cell office:value-type="string" calcext:value-type="string">
            <text:p>Skruelåg</text:p>
          </table:table-cell>
          <table:table-cell table:number-columns-repeated="2"/>
          <table:table-cell office:value-type="string" calcext:value-type="string">
            <text:p>Chile</text:p>
          </table:table-cell>
          <table:table-cell table:number-columns-repeated="4"/>
          <table:table-cell office:value-type="string" calcext:value-type="string">
            <text:p>Hvidvin</text:p>
          </table:table-cell>
          <table:table-cell office:value-type="string" calcext:value-type="string">
            <text:p>Casa Marin Cartagena Riesling 2018</text:p>
            <text:p>Tophuset Casa Marin leverer endnu engang en fremragende Riesling, der vækker mindelser om en Grand Cru Riesling fra Alsace. Samme frugtcharme og samme forkælelse, men til en meget mindre pris! Huset vader i ros fra de helt store anmeldere, og denne Riesling er endnu et pletskud fra det velrenommerede hus.</text:p>
            <text:p/>
            <text:p>100 % Riesling udgør druematerialet til Cartagena Riesling. Druerne bliver håndhøstet fra kølige og kystnære Lo Abarca i San Antonio Valley. En lille andel af druerne er botrytiserede, hvilket giver vinen ekstra fylde og kompleksitet. De hele klaser bliver presset skånsomt over tre timer uden knusning og afstilkning. Kølig klaring samt gæring ved 12°C på ståltank fremmer vinens rene og aromatiske stil. Gæringen afbrydes, når vinen er halvtør. Aftappet uden syrejustering og klaring.</text:p>
            <text:p/>
            <text:p>Vinen charmerer med sin lyse halmgule farve i glasset. Aromaer af grønne, fersken æbler og friskpresset lime trænger sig på i duften, og de suppleres af pikante solstrejf af honning og ingefær, når vinen rigtig åbner sig i glasset og folder sine vinger ud. En diskret, næsten alsacisk Riesling-sødme, afrunder eftersmagen, der samtidig fremstår sprød og lifligt læskende som saftevand på en lun sommerdag. I munden føles Cartagena Riesling saftig med lette mineralske penselstrøg, der er med til at fuldende dette mønsterbillede på en Riesling af høj kvalitet. Drik nu eller gem 5-8 år fra høståret.</text:p>
            <text:p/>
            <text:p>Ratings:</text:p>
            <text:p>92/100 Descorchados</text:p>
          </table:table-cell>
          <table:table-cell office:value-type="string" calcext:value-type="string">
            <text:p>https://www.nemlig.com/casa-marin-cartagena-riesling-5042251</text:p>
          </table:table-cell>
        </table:table-row>
        <table:table-row table:style-name="ro3">
          <table:table-cell office:value-type="string" calcext:value-type="string">
            <text:p>Dagligvarer &gt; Køl og mejeri &gt; Mejeri &gt; Kakao, koldskål og proteindrikke &gt; Kakaodrik og kakaomælk &gt; Kakaodrik</text:p>
          </table:table-cell>
          <table:table-cell office:value-type="string" calcext:value-type="string">
            <text:p>Kakaodrik</text:p>
          </table:table-cell>
          <table:table-cell office:value-type="string" calcext:value-type="string">
            <text:p>1 l / First Price</text:p>
          </table:table-cell>
          <table:table-cell/>
          <table:table-cell office:value-type="string" calcext:value-type="string">
            <text:p>9.95</text:p>
          </table:table-cell>
          <table:table-cell office:value-type="string" calcext:value-type="string">
            <text:p>.</text:p>
          </table:table-cell>
          <table:table-cell office:value-type="string" calcext:value-type="string">
            <text:p>First Price</text:p>
          </table:table-cell>
          <table:table-cell office:value-type="string" calcext:value-type="string">
            <text:p>Børn, Fødselsdag</text:p>
          </table:table-cell>
          <table:table-cell table:number-columns-repeated="4"/>
          <table:table-cell office:value-type="string" calcext:value-type="string">
            <text:p>Discount</text:p>
          </table:table-cell>
          <table:table-cell table:number-columns-repeated="3"/>
          <table:table-cell office:value-type="string" calcext:value-type="string">
            <text:p>Kakao</text:p>
          </table:table-cell>
          <table:table-cell office:value-type="string" calcext:value-type="string">
            <text:p>Kakaomælkedrik</text:p>
            <text:p>Homogeniseret. UHT-behandlet.</text:p>
          </table:table-cell>
          <table:table-cell office:value-type="string" calcext:value-type="string">
            <text:p>https://www.nemlig.com/kakaodrik-102239</text:p>
          </table:table-cell>
        </table:table-row>
        <table:table-row table:style-name="ro12">
          <table:table-cell office:value-type="string" calcext:value-type="string">
            <text:p>Dagligvarer &gt; Kolonial &gt; Bagning &gt; Klid og flager &gt; Speltflager øko.</text:p>
          </table:table-cell>
          <table:table-cell office:value-type="string" calcext:value-type="string">
            <text:p>Speltflager øko.</text:p>
          </table:table-cell>
          <table:table-cell office:value-type="string" calcext:value-type="string">
            <text:p>400 g / Urtekram</text:p>
          </table:table-cell>
          <table:table-cell office:value-type="string" calcext:value-type="string">
            <text:p>Nøglehulsmærket,Øko (dansk),Øko (europæisk)</text:p>
          </table:table-cell>
          <table:table-cell office:value-type="string" calcext:value-type="string">
            <text:p>19.95</text:p>
          </table:table-cell>
          <table:table-cell office:value-type="string" calcext:value-type="string">
            <text:p>.</text:p>
          </table:table-cell>
          <table:table-cell office:value-type="string" calcext:value-type="string">
            <text:p>Urtekram</text:p>
          </table:table-cell>
          <table:table-cell office:value-type="string" calcext:value-type="string">
            <text:p>Bagning, Grød</text:p>
          </table:table-cell>
          <table:table-cell table:number-columns-repeated="4"/>
          <table:table-cell office:value-type="string" calcext:value-type="string">
            <text:p>Nøglehulsmærket, Øko (dansk), Øko (europæisk)</text:p>
          </table:table-cell>
          <table:table-cell table:number-columns-repeated="3"/>
          <table:table-cell office:value-type="string" calcext:value-type="string">
            <text:p>Gryn</text:p>
          </table:table-cell>
          <table:table-cell office:value-type="string" calcext:value-type="string">
            <text:p>Økologiske speltflager</text:p>
            <text:p>Spelt har charmet sig hele vejen fra at være næsten glemt, og til stjernestatus som afløseren for den moderne hvede.</text:p>
            <text:p/>
            <text:p>Spelten har et højt proteinindhold og en nøddeagtige smag, der giver skønne smagsoplevelser.</text:p>
            <text:p>Anvend speltflager i det hjemmebagte brød, eller i en varm portion grød.</text:p>
          </table:table-cell>
          <table:table-cell office:value-type="string" calcext:value-type="string">
            <text:p>https://www.nemlig.com/speltflager-oeko-5015463</text:p>
          </table:table-cell>
        </table:table-row>
        <table:table-row table:style-name="ro14">
          <table:table-cell office:value-type="string" calcext:value-type="string">
            <text:p>Dagligvarer &gt; Drikkevarer &gt; Saftevand og drik med smag &gt; Sport læskedrik</text:p>
          </table:table-cell>
          <table:table-cell office:value-type="string" calcext:value-type="string">
            <text:p>Sport læskedrik</text:p>
          </table:table-cell>
          <table:table-cell office:value-type="string" calcext:value-type="string">
            <text:p>0,50 l / indeh. sødestoffer / ex. pant / Fun - light</text:p>
          </table:table-cell>
          <table:table-cell/>
          <table:table-cell office:value-type="string" calcext:value-type="string">
            <text:p>16.95</text:p>
          </table:table-cell>
          <table:table-cell office:value-type="string" calcext:value-type="string">
            <text:p>.</text:p>
          </table:table-cell>
          <table:table-cell office:value-type="string" calcext:value-type="string">
            <text:p>Fun</text:p>
          </table:table-cell>
          <table:table-cell office:value-type="string" calcext:value-type="string">
            <text:p>Snack</text:p>
          </table:table-cell>
          <table:table-cell table:number-columns-repeated="4"/>
          <table:table-cell office:value-type="string" calcext:value-type="string">
            <text:p>uden tilsat sukker</text:p>
          </table:table-cell>
          <table:table-cell table:number-columns-repeated="3"/>
          <table:table-cell office:value-type="string" calcext:value-type="string">
            <text:p>Læskedrik til opblanding</text:p>
          </table:table-cell>
          <table:table-cell office:value-type="string" calcext:value-type="string">
            <text:p>Fun Light sport</text:p>
            <text:p>Den velkendte sportssmag af citrus og æble er dejligt forfriskende og perfekt til at slukke tørsten. Fremstillet uden tilsat sukker. 0 kcal som færdigdrik.</text:p>
            <text:p/>
            <text:p>Blandingsforhold: 1+9</text:p>
            <text:p/>
            <text:p>Opbevaring: Må ikke udsættes for direkte sollys. Omrystes før brug.</text:p>
            <text:p/>
            <text:p>Bedst før:</text:p>
            <text:p>Uåbnet: Se datomærket.</text:p>
            <text:p>Efter åbning anbefales opbevaring på køl.</text:p>
          </table:table-cell>
          <table:table-cell office:value-type="string" calcext:value-type="string">
            <text:p>https://www.nemlig.com/sport-laeskedrik-5042946</text:p>
          </table:table-cell>
        </table:table-row>
        <table:table-row table:style-name="ro1">
          <table:table-cell office:value-type="string" calcext:value-type="string">
            <text:p>Dagligvarer &gt; Husholdning og bolig &gt; Til dyrene &gt; Fugl &gt; Fuglefoder &gt; Fuglebolde</text:p>
          </table:table-cell>
          <table:table-cell office:value-type="string" calcext:value-type="string">
            <text:p>Fuglebolde</text:p>
          </table:table-cell>
          <table:table-cell office:value-type="string" calcext:value-type="string">
            <text:p>25 stk. / pr. ps.</text:p>
          </table:table-cell>
          <table:table-cell/>
          <table:table-cell office:value-type="string" calcext:value-type="string">
            <text:p>39.95</text:p>
          </table:table-cell>
          <table:table-cell office:value-type="string" calcext:value-type="string">
            <text:p>.</text:p>
          </table:table-cell>
          <table:table-cell office:value-type="string" calcext:value-type="string">
            <text:p>Nature</text:p>
          </table:table-cell>
          <table:table-cell table:number-columns-repeated="9"/>
          <table:table-cell office:value-type="string" calcext:value-type="string">
            <text:p>Fuglemad</text:p>
          </table:table-cell>
          <table:table-cell office:value-type="string" calcext:value-type="string">
            <text:p>Nature Fuglebolde 25 stk - Tilskudsfoder til havens fugle. Leverandøren har valgt at udfase nettet på fugleboldene fordi nettet består af plastik og tit ligger tilbage i naturen, og de ønsker at være med til at reducere mængden af plastik i naturen.</text:p>
          </table:table-cell>
          <table:table-cell office:value-type="string" calcext:value-type="string">
            <text:p>https://www.nemlig.com/fuglebolde-5500926</text:p>
          </table:table-cell>
        </table:table-row>
        <table:table-row table:style-name="ro3">
          <table:table-cell office:value-type="string" calcext:value-type="string">
            <text:p>Dagligvarer &gt; Brød, kiks og kager &gt; Boller &gt; Andre boller &gt; Solskinsboller</text:p>
          </table:table-cell>
          <table:table-cell office:value-type="string" calcext:value-type="string">
            <text:p>Solskinsboller</text:p>
          </table:table-cell>
          <table:table-cell office:value-type="string" calcext:value-type="string">
            <text:p>6 stk. / 390 g / Kohberg</text:p>
          </table:table-cell>
          <table:table-cell/>
          <table:table-cell office:value-type="string" calcext:value-type="string">
            <text:p>18.95</text:p>
          </table:table-cell>
          <table:table-cell office:value-type="string" calcext:value-type="string">
            <text:p>.</text:p>
          </table:table-cell>
          <table:table-cell office:value-type="string" calcext:value-type="string">
            <text:p>Kohberg</text:p>
          </table:table-cell>
          <table:table-cell office:value-type="string" calcext:value-type="string">
            <text:p>Frokost, Morgenmad</text:p>
          </table:table-cell>
          <table:table-cell table:number-columns-repeated="4"/>
          <table:table-cell office:value-type="string" calcext:value-type="string">
            <text:p>Discount</text:p>
          </table:table-cell>
          <table:table-cell table:number-columns-repeated="3"/>
          <table:table-cell office:value-type="string" calcext:value-type="string">
            <text:p>Boller</text:p>
          </table:table-cell>
          <table:table-cell office:value-type="string" calcext:value-type="string">
            <text:p>Solskinsboller</text:p>
            <text:p>Vores bagere inviterede danskerne til at dele deres bedste opskrifter på boller, og dette er Jannes vinderboller her. Bagt med solsikkekerner, hørfrø og friske gulerødder - tilsat Jannes hemmelige ingrediens: gurkemeje. Smagen af hygge og hjemmebag.</text:p>
          </table:table-cell>
          <table:table-cell office:value-type="string" calcext:value-type="string">
            <text:p>https://www.nemlig.com/solskinsboller-5030309</text:p>
          </table:table-cell>
        </table:table-row>
        <table:table-row table:style-name="ro3">
          <table:table-cell office:value-type="string" calcext:value-type="string">
            <text:p>Dagligvarer &gt; Kolonial &gt; Marmelade, smørepålæg m.m. &gt; Marmelade og syltetøj &gt; Bitter orangemarmelade</text:p>
          </table:table-cell>
          <table:table-cell office:value-type="string" calcext:value-type="string">
            <text:p>Bitter orangemarmelade</text:p>
          </table:table-cell>
          <table:table-cell office:value-type="string" calcext:value-type="string">
            <text:p>420 g / Den Gamle Fabrik</text:p>
          </table:table-cell>
          <table:table-cell/>
          <table:table-cell office:value-type="string" calcext:value-type="string">
            <text:p>24.95</text:p>
          </table:table-cell>
          <table:table-cell office:value-type="string" calcext:value-type="string">
            <text:p>.</text:p>
          </table:table-cell>
          <table:table-cell office:value-type="string" calcext:value-type="string">
            <text:p>Den Gamle Fabrik</text:p>
          </table:table-cell>
          <table:table-cell table:number-columns-repeated="9"/>
          <table:table-cell office:value-type="string" calcext:value-type="string">
            <text:p>Marmelade</text:p>
          </table:table-cell>
          <table:table-cell office:value-type="string" calcext:value-type="string">
            <text:p>Den gamle fabrik Bitter Orangemarmelade</text:p>
            <text:p>En gylden jubilæumsmarmelade med en fin smag af bitter appelsin men som samtidigt bevarer en hvis sødme for at skabe en velbalanceret smag.</text:p>
          </table:table-cell>
          <table:table-cell office:value-type="string" calcext:value-type="string">
            <text:p>https://www.nemlig.com/bitter-orangemarmelade-100037</text:p>
          </table:table-cell>
        </table:table-row>
        <table:table-row table:style-name="ro10">
          <table:table-cell office:value-type="string" calcext:value-type="string">
            <text:p>Dagligvarer &gt; Frugt og grønt &gt; Grøntsager &gt; Svampe &gt; Østershatte øko.</text:p>
          </table:table-cell>
          <table:table-cell office:value-type="string" calcext:value-type="string">
            <text:p>Østershatte øko.</text:p>
          </table:table-cell>
          <table:table-cell office:value-type="string" calcext:value-type="string">
            <text:p>150 g / Holland / Klasse 1</text:p>
          </table:table-cell>
          <table:table-cell office:value-type="string" calcext:value-type="string">
            <text:p>Øko (europæisk)</text:p>
          </table:table-cell>
          <table:table-cell office:value-type="string" calcext:value-type="string">
            <text:p>25.00</text:p>
          </table:table-cell>
          <table:table-cell office:value-type="string" calcext:value-type="string">
            <text:p>.</text:p>
          </table:table-cell>
          <table:table-cell/>
          <table:table-cell office:value-type="string" calcext:value-type="string">
            <text:p>Salat, Saucer</text:p>
          </table:table-cell>
          <table:table-cell office:value-type="string" calcext:value-type="string">
            <text:p>Bakke</text:p>
          </table:table-cell>
          <table:table-cell office:value-type="string" calcext:value-type="string">
            <text:p>Brun, Hvid</text:p>
          </table:table-cell>
          <table:table-cell office:value-type="string" calcext:value-type="string">
            <text:p>Klasse 1</text:p>
          </table:table-cell>
          <table:table-cell/>
          <table:table-cell office:value-type="string" calcext:value-type="string">
            <text:p>Øko (europæisk)</text:p>
          </table:table-cell>
          <table:table-cell office:value-type="string" calcext:value-type="string">
            <text:p>Holland</text:p>
          </table:table-cell>
          <table:table-cell office:value-type="string" calcext:value-type="string">
            <text:p>Østershatte</text:p>
          </table:table-cell>
          <table:table-cell/>
          <table:table-cell office:value-type="string" calcext:value-type="string">
            <text:p>Svampe</text:p>
          </table:table-cell>
          <table:table-cell office:value-type="string" calcext:value-type="string">
            <text:p>Østershatte er en dejlig, mild svamp som kan bruges til alle svamperetter. Den kan f.eks. erstattes for champignongen, dog har den en lidt finere konsistens.</text:p>
            <text:p>Den er mørk med hvide lameller. Den holder sin størrelse fint ved tilberedning, og den er meget modtagelig for smage af andre ingredienser. Dog skal stokken skæres fra ved tilberedning, da den kan være sej i konsistensen.</text:p>
            <text:p>Ved hård stegning kan den godt afgive meget væde, og ellers er den gode i både wokretter og svampesaucer.</text:p>
            <text:p/>
            <text:p>Tips:</text:p>
            <text:p>Østershatte er gode i wokretter og svampesaucer.</text:p>
            <text:p/>
            <text:p>Bemærk:</text:p>
            <text:p>Svampe kan til tider udvikle et lag hvidt "skimmel" på rødderne. Det gør de, fordi det er levende organismer, der fortsætter med at udvikle sig, efter de er plukket.</text:p>
            <text:p>Det hvide lag er svampens naturlige mycelium, som den danner for at prøve at formere sig, når den ikke er i jord, og det er ikke på nogen måde farligt. Hvis selve svampen dufter frisk og er fast i kødet, skæres rødderne blot væk, som man jo oftest ville gøre alligevel.</text:p>
            <text:p>Hvis der er skimmel på hatten eller selve svampen er slimet eller lugter dårligt, så er den for gammel.</text:p>
          </table:table-cell>
          <table:table-cell office:value-type="string" calcext:value-type="string">
            <text:p>https://www.nemlig.com/oestershatte-oeko-5018685</text:p>
          </table:table-cell>
        </table:table-row>
        <table:table-row table:style-name="ro3">
          <table:table-cell office:value-type="string" calcext:value-type="string">
            <text:p>Dagligvarer &gt; Husholdning og bolig &gt; Boligtilbehør &gt; Julens sange (sanghæfte)</text:p>
          </table:table-cell>
          <table:table-cell office:value-type="string" calcext:value-type="string">
            <text:p>Julens sange (sanghæfte)</text:p>
          </table:table-cell>
          <table:table-cell office:value-type="string" calcext:value-type="string">
            <text:p>3 stk. / Scanseason</text:p>
          </table:table-cell>
          <table:table-cell/>
          <table:table-cell office:value-type="string" calcext:value-type="string">
            <text:p>19.95</text:p>
          </table:table-cell>
          <table:table-cell office:value-type="string" calcext:value-type="string">
            <text:p>.</text:p>
          </table:table-cell>
          <table:table-cell office:value-type="string" calcext:value-type="string">
            <text:p>Scanseason</text:p>
          </table:table-cell>
          <table:table-cell office:value-type="string" calcext:value-type="string">
            <text:p>Jul</text:p>
          </table:table-cell>
          <table:table-cell table:number-columns-repeated="8"/>
          <table:table-cell office:value-type="string" calcext:value-type="string">
            <text:p>Pynt</text:p>
          </table:table-cell>
          <table:table-cell office:value-type="string" calcext:value-type="string">
            <text:p>Sanghæfte med julens sange</text:p>
            <text:p>Sanghæfte - Julens Sange. Der er 3 stk. i pakken.</text:p>
          </table:table-cell>
          <table:table-cell office:value-type="string" calcext:value-type="string">
            <text:p>https://www.nemlig.com/julens-sange-sanghaefte-5048222</text:p>
          </table:table-cell>
        </table:table-row>
        <table:table-row table:style-name="ro1">
          <table:table-cell office:value-type="string" calcext:value-type="string">
            <text:p>Dagligvarer &gt; Slik og kiosk &gt; Tobak og tilbehør &gt; Cigaretter &gt; Blå Camel</text:p>
          </table:table-cell>
          <table:table-cell office:value-type="string" calcext:value-type="string">
            <text:p>Blå Camel</text:p>
          </table:table-cell>
          <table:table-cell office:value-type="string" calcext:value-type="string">
            <text:p>20 stk. / hard box</text:p>
          </table:table-cell>
          <table:table-cell/>
          <table:table-cell office:value-type="string" calcext:value-type="string">
            <text:p>53.00</text:p>
          </table:table-cell>
          <table:table-cell office:value-type="string" calcext:value-type="string">
            <text:p>.</text:p>
          </table:table-cell>
          <table:table-cell office:value-type="string" calcext:value-type="string">
            <text:p>Camel</text:p>
          </table:table-cell>
          <table:table-cell table:number-columns-repeated="9"/>
          <table:table-cell office:value-type="string" calcext:value-type="string">
            <text:p>Cigaretter</text:p>
          </table:table-cell>
          <table:table-cell/>
          <table:table-cell office:value-type="string" calcext:value-type="string">
            <text:p>https://www.nemlig.com/blaa-camel-5034346</text:p>
          </table:table-cell>
        </table:table-row>
        <table:table-row table:style-name="ro7">
          <table:table-cell office:value-type="string" calcext:value-type="string">
            <text:p>Dagligvarer &gt; Køl og mejeri &gt; Færdigretter på køl &gt; Supper &gt; Hummerbisque</text:p>
          </table:table-cell>
          <table:table-cell office:value-type="string" calcext:value-type="string">
            <text:p>Hummerbisque</text:p>
          </table:table-cell>
          <table:table-cell office:value-type="string" calcext:value-type="string">
            <text:p>0,42 l / frost / Cofoco Food</text:p>
          </table:table-cell>
          <table:table-cell office:value-type="string" calcext:value-type="string">
            <text:p>Frost</text:p>
          </table:table-cell>
          <table:table-cell office:value-type="string" calcext:value-type="string">
            <text:p>57.95</text:p>
          </table:table-cell>
          <table:table-cell office:value-type="string" calcext:value-type="string">
            <text:p>46.36</text:p>
          </table:table-cell>
          <table:table-cell office:value-type="string" calcext:value-type="string">
            <text:p>Cofoco</text:p>
          </table:table-cell>
          <table:table-cell table:number-columns-repeated="5"/>
          <table:table-cell office:value-type="string" calcext:value-type="string">
            <text:p>Frost</text:p>
          </table:table-cell>
          <table:table-cell table:number-columns-repeated="3"/>
          <table:table-cell office:value-type="string" calcext:value-type="string">
            <text:p>Convenience, Færdigret, Skaldyr, Suppe</text:p>
          </table:table-cell>
          <table:table-cell office:value-type="string" calcext:value-type="string">
            <text:p>Suppe lavet fra bunden</text:p>
            <text:p>Hummerbisque kogt på hummerskaller som giver en unik smagsdybde af sødme, skaldyr og mineralske toner. Rundet af med fløde.</text:p>
            <text:p/>
            <text:p>Servér med ristet flüte og f.eks et stykke bagt fisk eller hummer.</text:p>
          </table:table-cell>
          <table:table-cell office:value-type="string" calcext:value-type="string">
            <text:p>https://www.nemlig.com/hummerbisque-5009264</text:p>
          </table:table-cell>
        </table:table-row>
        <table:table-row table:style-name="ro3">
          <table:table-cell office:value-type="string" calcext:value-type="string">
            <text:p>Dagligvarer &gt; Frost &gt; Is &gt; Is i bægre og bøtter &gt; Lakridsis</text:p>
          </table:table-cell>
          <table:table-cell office:value-type="string" calcext:value-type="string">
            <text:p>Lakridsis</text:p>
          </table:table-cell>
          <table:table-cell office:value-type="string" calcext:value-type="string">
            <text:p>0,45 l / Bornholms Ismejeri</text:p>
          </table:table-cell>
          <table:table-cell office:value-type="string" calcext:value-type="string">
            <text:p>Dansk,Frost,Øko (dansk)</text:p>
          </table:table-cell>
          <table:table-cell office:value-type="string" calcext:value-type="string">
            <text:p>49.95</text:p>
          </table:table-cell>
          <table:table-cell office:value-type="string" calcext:value-type="string">
            <text:p>.</text:p>
          </table:table-cell>
          <table:table-cell office:value-type="string" calcext:value-type="string">
            <text:p>Bornholms Ismejeri</text:p>
          </table:table-cell>
          <table:table-cell office:value-type="string" calcext:value-type="string">
            <text:p>Dessert</text:p>
          </table:table-cell>
          <table:table-cell table:number-columns-repeated="4"/>
          <table:table-cell office:value-type="string" calcext:value-type="string">
            <text:p>Dansk, Frost, Øko (dansk)</text:p>
          </table:table-cell>
          <table:table-cell table:number-columns-repeated="3"/>
          <table:table-cell office:value-type="string" calcext:value-type="string">
            <text:p>Is</text:p>
          </table:table-cell>
          <table:table-cell office:value-type="string" calcext:value-type="string">
            <text:p>Lakridsis</text:p>
            <text:p>Lækker cremet flødeis med lakrids. Isen har en intens smag af lakrids med fine noter af anis. Isen er produceret i Svaneke på Bornholm af fløde fra bornholmske køer.</text:p>
          </table:table-cell>
          <table:table-cell office:value-type="string" calcext:value-type="string">
            <text:p>https://www.nemlig.com/lakridsis-5046766</text:p>
          </table:table-cell>
        </table:table-row>
        <table:table-row table:style-name="ro11">
          <table:table-cell office:value-type="string" calcext:value-type="string">
            <text:p>Dagligvarer &gt; Drikkevarer &gt; Sodavand &gt; Andre sodavandsvarianter &gt; Sodavand m. grape</text:p>
          </table:table-cell>
          <table:table-cell office:value-type="string" calcext:value-type="string">
            <text:p>Sodavand m. grape</text:p>
          </table:table-cell>
          <table:table-cell office:value-type="string" calcext:value-type="string">
            <text:p>0,37 l / ex. pant / Jarritos</text:p>
          </table:table-cell>
          <table:table-cell/>
          <table:table-cell office:value-type="string" calcext:value-type="string">
            <text:p>22.95</text:p>
          </table:table-cell>
          <table:table-cell office:value-type="string" calcext:value-type="string">
            <text:p>.</text:p>
          </table:table-cell>
          <table:table-cell office:value-type="string" calcext:value-type="string">
            <text:p>Jarritos</text:p>
          </table:table-cell>
          <table:table-cell office:value-type="string" calcext:value-type="string">
            <text:p>Børn, Drikke, Drinks, Fest, Fødselsdag</text:p>
          </table:table-cell>
          <table:table-cell table:number-columns-repeated="3"/>
          <table:table-cell office:value-type="string" calcext:value-type="string">
            <text:p>Mexico</text:p>
          </table:table-cell>
          <table:table-cell table:number-columns-repeated="4"/>
          <table:table-cell office:value-type="string" calcext:value-type="string">
            <text:p>Sodavand</text:p>
          </table:table-cell>
          <table:table-cell office:value-type="string" calcext:value-type="string">
            <text:p>Sodavand m. grape</text:p>
            <text:p>Søde grapefrugter med et lille pikant kick af syrlighed gør Jarritos grapefruit til en herlig tørstslukker og oplagt drinksmixer. 100% naturlig rørsukker, solmoden frugt og 100% sommer. Fra Mexico med kærlighed. Jarritos er ikke bare fantastiske læskedrikke – det er også socialt ansvar og bæredygtighed, da Jarritos støtter lokale bønder og skolerne i området.</text:p>
            <text:p/>
            <text:p>Ordet Jarrito betyder ”lille kande” på spansk. Det henviser til den mexicanske tradition med at drikke vand og andre drikke i lerpotter og kander. Mexico’s mest populære sodavand i 70 år og største eksportvare til USA. Jarritos har efterhånden en begejstret og dedikeret fanskare i Danmark og populariteten er stigende. Og med god grund. Den smager nemlig fantastisk! Lavet siden 1950 på rigtig solmoden frugt og naturlig rørsukker hvilket giver en dejlig og ægte naturlig sødme sammen med en frisk og autentisk frugtsmag.</text:p>
            <text:p/>
            <text:p>Frisk, frugtig, farverig og festlig</text:p>
            <text:p>Jarritos tager socialt ansvar</text:p>
            <text:p>Støtter lokale bønder og skoler</text:p>
            <text:p>God mixer til alkohol</text:p>
          </table:table-cell>
          <table:table-cell office:value-type="string" calcext:value-type="string">
            <text:p>https://www.nemlig.com/sodavand-m-grape-5047676</text:p>
          </table:table-cell>
        </table:table-row>
        <table:table-row table:style-name="ro9">
          <table:table-cell office:value-type="string" calcext:value-type="string">
            <text:p>Dagligvarer &gt; Drikkevarer &gt; Kaffe, te og kakao &gt; Kaffe &gt; Formalet kaffe &gt; Merrild 100% øko.</text:p>
          </table:table-cell>
          <table:table-cell office:value-type="string" calcext:value-type="string">
            <text:p>Merrild 100% øko.</text:p>
          </table:table-cell>
          <table:table-cell office:value-type="string" calcext:value-type="string">
            <text:p>400 g / malet kaffe</text:p>
          </table:table-cell>
          <table:table-cell office:value-type="string" calcext:value-type="string">
            <text:p>Øko (europæisk)</text:p>
          </table:table-cell>
          <table:table-cell office:value-type="string" calcext:value-type="string">
            <text:p>49.95</text:p>
          </table:table-cell>
          <table:table-cell office:value-type="string" calcext:value-type="string">
            <text:p>47.95</text:p>
          </table:table-cell>
          <table:table-cell office:value-type="string" calcext:value-type="string">
            <text:p>Merrild</text:p>
          </table:table-cell>
          <table:table-cell table:number-columns-repeated="5"/>
          <table:table-cell office:value-type="string" calcext:value-type="string">
            <text:p>Øko (europæisk)</text:p>
          </table:table-cell>
          <table:table-cell table:number-columns-repeated="3"/>
          <table:table-cell office:value-type="string" calcext:value-type="string">
            <text:p>Kaffe</text:p>
          </table:table-cell>
          <table:table-cell office:value-type="string" calcext:value-type="string">
            <text:p>Merridl økologisk</text:p>
            <text:p>En velsmagende og aromatisk lys mellemristet kaffe til hverdagens øjeblikke, hvor du gør noget godt for andre samtidig med, at du gør noget godt for dig selv.</text:p>
            <text:p>Kaffen dyrkes på skråningerne i det syd- og centralamerikanske højland – helt uden brug af kunstgødning og sprøjtemidler. Ristningen for de økologiske bønner følger samme måde, som ved traditionel kaffe, så smagen for samme høje kvalitet – bare økologisk.</text:p>
          </table:table-cell>
          <table:table-cell office:value-type="string" calcext:value-type="string">
            <text:p>https://www.nemlig.com/merrild-100-oeko-5007880</text:p>
          </table:table-cell>
        </table:table-row>
        <table:table-row table:style-name="ro7">
          <table:table-cell office:value-type="string" calcext:value-type="string">
            <text:p>Dagligvarer &gt; Husholdning og bolig &gt; Boligtilbehør &gt; Knallert t. jul</text:p>
          </table:table-cell>
          <table:table-cell office:value-type="string" calcext:value-type="string">
            <text:p>Knallert t. jul</text:p>
          </table:table-cell>
          <table:table-cell office:value-type="string" calcext:value-type="string">
            <text:p>4 stk. / papir / 24,50 cm / Scanseason</text:p>
          </table:table-cell>
          <table:table-cell/>
          <table:table-cell office:value-type="string" calcext:value-type="string">
            <text:p>29.95</text:p>
          </table:table-cell>
          <table:table-cell office:value-type="string" calcext:value-type="string">
            <text:p>.</text:p>
          </table:table-cell>
          <table:table-cell office:value-type="string" calcext:value-type="string">
            <text:p>Scanseason</text:p>
          </table:table-cell>
          <table:table-cell office:value-type="string" calcext:value-type="string">
            <text:p>Jul</text:p>
          </table:table-cell>
          <table:table-cell table:number-columns-repeated="8"/>
          <table:table-cell office:value-type="string" calcext:value-type="string">
            <text:p>Pynt</text:p>
          </table:table-cell>
          <table:table-cell office:value-type="string" calcext:value-type="string">
            <text:p>Knallert</text:p>
            <text:p>Knallerter til jul.</text:p>
            <text:p/>
            <text:p>Længde: 24,5 cm.</text:p>
          </table:table-cell>
          <table:table-cell office:value-type="string" calcext:value-type="string">
            <text:p>https://www.nemlig.com/knallert-t-jul-5048227</text:p>
          </table:table-cell>
        </table:table-row>
        <table:table-row table:style-name="ro3">
          <table:table-cell office:value-type="string" calcext:value-type="string">
            <text:p>Dagligvarer &gt; Frost &gt; Supper og nem mad &gt; Hot wings, nuggets, chicken dippers og schnitzler &gt; Kartoffelskiver</text:p>
          </table:table-cell>
          <table:table-cell office:value-type="string" calcext:value-type="string">
            <text:p>Kartoffelskiver</text:p>
          </table:table-cell>
          <table:table-cell office:value-type="string" calcext:value-type="string">
            <text:p>2 kg / frost / Flensted</text:p>
          </table:table-cell>
          <table:table-cell office:value-type="string" calcext:value-type="string">
            <text:p>Dansk,Frost</text:p>
          </table:table-cell>
          <table:table-cell office:value-type="string" calcext:value-type="string">
            <text:p>34.95</text:p>
          </table:table-cell>
          <table:table-cell office:value-type="string" calcext:value-type="string">
            <text:p>.</text:p>
          </table:table-cell>
          <table:table-cell office:value-type="string" calcext:value-type="string">
            <text:p>Flensted</text:p>
          </table:table-cell>
          <table:table-cell office:value-type="string" calcext:value-type="string">
            <text:p>Aftensmad, Tilbehør</text:p>
          </table:table-cell>
          <table:table-cell table:number-columns-repeated="4"/>
          <table:table-cell office:value-type="string" calcext:value-type="string">
            <text:p>Dansk, Frost</text:p>
          </table:table-cell>
          <table:table-cell table:number-columns-repeated="3"/>
          <table:table-cell office:value-type="string" calcext:value-type="string">
            <text:p>Kartofler, Pommes frites, Tilbehør</text:p>
          </table:table-cell>
          <table:table-cell office:value-type="string" calcext:value-type="string">
            <text:p>Kartoffelskiver</text:p>
            <text:p>Kartoffelskiver med rapsolie, direkte klar til ovenen.</text:p>
          </table:table-cell>
          <table:table-cell office:value-type="string" calcext:value-type="string">
            <text:p>https://www.nemlig.com/kartoffelskiver-5033737</text:p>
          </table:table-cell>
        </table:table-row>
        <table:table-row table:style-name="ro3">
          <table:table-cell office:value-type="string" calcext:value-type="string">
            <text:p>Dagligvarer &gt; Frost &gt; Is &gt; Is i bægre og bøtter &gt; Gammeldags isbåde</text:p>
          </table:table-cell>
          <table:table-cell office:value-type="string" calcext:value-type="string">
            <text:p>Gammeldags isbåde</text:p>
          </table:table-cell>
          <table:table-cell office:value-type="string" calcext:value-type="string">
            <text:p>4 stk. / frost / Premier Is</text:p>
          </table:table-cell>
          <table:table-cell office:value-type="string" calcext:value-type="string">
            <text:p>Frost</text:p>
          </table:table-cell>
          <table:table-cell office:value-type="string" calcext:value-type="string">
            <text:p>45.95</text:p>
          </table:table-cell>
          <table:table-cell office:value-type="string" calcext:value-type="string">
            <text:p>.</text:p>
          </table:table-cell>
          <table:table-cell office:value-type="string" calcext:value-type="string">
            <text:p>Premier Is</text:p>
          </table:table-cell>
          <table:table-cell office:value-type="string" calcext:value-type="string">
            <text:p>Dessert</text:p>
          </table:table-cell>
          <table:table-cell table:number-columns-repeated="4"/>
          <table:table-cell office:value-type="string" calcext:value-type="string">
            <text:p>Frost</text:p>
          </table:table-cell>
          <table:table-cell table:number-columns-repeated="3"/>
          <table:table-cell office:value-type="string" calcext:value-type="string">
            <text:p>Dessert, Is</text:p>
          </table:table-cell>
          <table:table-cell office:value-type="string" calcext:value-type="string">
            <text:p>Isbåd</text:p>
            <text:p>Vaniljeflødeis i vaffel med jordbærsauce og mørk vekao.</text:p>
          </table:table-cell>
          <table:table-cell office:value-type="string" calcext:value-type="string">
            <text:p>https://www.nemlig.com/gammeldags-isbaade-5039512</text:p>
          </table:table-cell>
        </table:table-row>
        <table:table-row table:style-name="ro3">
          <table:table-cell office:value-type="string" calcext:value-type="string">
            <text:p>Dagligvarer &gt; Frost &gt; Is &gt; Is i bægre og bøtter &gt; Vanilje is</text:p>
          </table:table-cell>
          <table:table-cell office:value-type="string" calcext:value-type="string">
            <text:p>Vanilje is</text:p>
          </table:table-cell>
          <table:table-cell office:value-type="string" calcext:value-type="string">
            <text:p>1 l / frost / Polar is</text:p>
          </table:table-cell>
          <table:table-cell office:value-type="string" calcext:value-type="string">
            <text:p>Frost</text:p>
          </table:table-cell>
          <table:table-cell office:value-type="string" calcext:value-type="string">
            <text:p>24.95</text:p>
          </table:table-cell>
          <table:table-cell office:value-type="string" calcext:value-type="string">
            <text:p>.</text:p>
          </table:table-cell>
          <table:table-cell office:value-type="string" calcext:value-type="string">
            <text:p>Polar is</text:p>
          </table:table-cell>
          <table:table-cell office:value-type="string" calcext:value-type="string">
            <text:p>Dessert</text:p>
          </table:table-cell>
          <table:table-cell table:number-columns-repeated="4"/>
          <table:table-cell office:value-type="string" calcext:value-type="string">
            <text:p>Frost</text:p>
          </table:table-cell>
          <table:table-cell table:number-columns-repeated="3"/>
          <table:table-cell office:value-type="string" calcext:value-type="string">
            <text:p>Is</text:p>
          </table:table-cell>
          <table:table-cell office:value-type="string" calcext:value-type="string">
            <text:p>Vanilje is</text:p>
            <text:p>Klassisk vanilje is i karton.</text:p>
          </table:table-cell>
          <table:table-cell office:value-type="string" calcext:value-type="string">
            <text:p>https://www.nemlig.com/vanilje-is-5002083</text:p>
          </table:table-cell>
        </table:table-row>
        <table:table-row table:style-name="ro3">
          <table:table-cell office:value-type="string" calcext:value-type="string">
            <text:p>Dagligvarer &gt; Anno Domini Spumante</text:p>
          </table:table-cell>
          <table:table-cell office:value-type="string" calcext:value-type="string">
            <text:p>Anno Domini Spumante</text:p>
          </table:table-cell>
          <table:table-cell office:value-type="string" calcext:value-type="string">
            <text:p>Italien / Veneto / 0,75 l / mousserende</text:p>
          </table:table-cell>
          <table:table-cell/>
          <table:table-cell office:value-type="string" calcext:value-type="string">
            <text:p>99.95</text:p>
          </table:table-cell>
          <table:table-cell office:value-type="string" calcext:value-type="string">
            <text:p>.</text:p>
          </table:table-cell>
          <table:table-cell table:number-columns-repeated="2"/>
          <table:table-cell office:value-type="string" calcext:value-type="string">
            <text:p>Kork</text:p>
          </table:table-cell>
          <table:table-cell table:number-columns-repeated="2"/>
          <table:table-cell office:value-type="string" calcext:value-type="string">
            <text:p>Italien</text:p>
          </table:table-cell>
          <table:table-cell office:value-type="string" calcext:value-type="string">
            <text:p>Biodynamisk, Vegansk</text:p>
          </table:table-cell>
          <table:table-cell table:number-columns-repeated="3"/>
          <table:table-cell office:value-type="string" calcext:value-type="string">
            <text:p>Mousserende</text:p>
          </table:table-cell>
          <table:table-cell office:value-type="string" calcext:value-type="string">
            <text:p>Anno Domini Spumante Vegan</text:p>
            <text:p>En flot gullig tone i glasset, med flot grønligt skær. I næsen har du tydelige noter af pære, fersken og rose lignende duft. Den præsenterer sig selv flot på ganen, med en god balance mellem syre og sødme.</text:p>
          </table:table-cell>
          <table:table-cell office:value-type="string" calcext:value-type="string">
            <text:p>https://www.nemlig.com/anno-domini-spumante-5047521</text:p>
          </table:table-cell>
        </table:table-row>
        <table:table-row table:style-name="ro3">
          <table:table-cell office:value-type="string" calcext:value-type="string">
            <text:p>Dagligvarer &gt; Køl og mejeri &gt; Pålæg &gt; Pålæg i skiver &gt; Pålægspølser i skiver &gt; Salami napoli</text:p>
          </table:table-cell>
          <table:table-cell office:value-type="string" calcext:value-type="string">
            <text:p>Salami napoli</text:p>
          </table:table-cell>
          <table:table-cell office:value-type="string" calcext:value-type="string">
            <text:p>100 g / Fini fette</text:p>
          </table:table-cell>
          <table:table-cell office:value-type="string" calcext:value-type="string">
            <text:p>KØL</text:p>
          </table:table-cell>
          <table:table-cell office:value-type="string" calcext:value-type="string">
            <text:p>24.95</text:p>
          </table:table-cell>
          <table:table-cell office:value-type="string" calcext:value-type="string">
            <text:p>.</text:p>
          </table:table-cell>
          <table:table-cell office:value-type="string" calcext:value-type="string">
            <text:p>Fini fette</text:p>
          </table:table-cell>
          <table:table-cell office:value-type="string" calcext:value-type="string">
            <text:p>Frokost</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Kødpålæg, Salami, Tapaspålæg</text:p>
          </table:table-cell>
          <table:table-cell office:value-type="string" calcext:value-type="string">
            <text:p>Salame Napoli</text:p>
            <text:p>Lækker grovhakket italiensk Napoli salami med god kødsmag. Velegnet til frokost og til tapas.</text:p>
          </table:table-cell>
          <table:table-cell office:value-type="string" calcext:value-type="string">
            <text:p>https://www.nemlig.com/salami-napoli-5011590</text:p>
          </table:table-cell>
        </table:table-row>
        <table:table-row table:style-name="ro2">
          <table:table-cell office:value-type="string" calcext:value-type="string">
            <text:p>Dagligvarer &gt; Frost &gt; Brød og kager &gt; Flutes, baguettes og morgenbrød &gt; Bagel m. rug</text:p>
          </table:table-cell>
          <table:table-cell office:value-type="string" calcext:value-type="string">
            <text:p>Bagel m. rug</text:p>
          </table:table-cell>
          <table:table-cell office:value-type="string" calcext:value-type="string">
            <text:p>4 x 120 g / fuldkorn / frost / Miss Bagel</text:p>
          </table:table-cell>
          <table:table-cell office:value-type="string" calcext:value-type="string">
            <text:p>Frost</text:p>
          </table:table-cell>
          <table:table-cell office:value-type="string" calcext:value-type="string">
            <text:p>29.95</text:p>
          </table:table-cell>
          <table:table-cell office:value-type="string" calcext:value-type="string">
            <text:p>.</text:p>
          </table:table-cell>
          <table:table-cell office:value-type="string" calcext:value-type="string">
            <text:p>Miss Bagel</text:p>
          </table:table-cell>
          <table:table-cell office:value-type="string" calcext:value-type="string">
            <text:p>Brunch, Vegetar</text:p>
          </table:table-cell>
          <table:table-cell table:number-columns-repeated="4"/>
          <table:table-cell office:value-type="string" calcext:value-type="string">
            <text:p>Frost, Laktosefri</text:p>
          </table:table-cell>
          <table:table-cell table:number-columns-repeated="3"/>
          <table:table-cell office:value-type="string" calcext:value-type="string">
            <text:p>Brød</text:p>
          </table:table-cell>
          <table:table-cell office:value-type="string" calcext:value-type="string">
            <text:p>Miss Bagel - klar til opvarmning</text:p>
            <text:p>Fuldkornsbagel med rugflager og sesamfrø, hvor fuldkornsrug udgør over 25% af tørstoffet.</text:p>
            <text:p>Fuldkorn giver et solidt måltid og masser af god energi.</text:p>
            <text:p>Et velsmagende valg, når du er sulten.</text:p>
            <text:p/>
            <text:p>Brødet er bagt på mel uden stråforkortere og nedvisningsmiddler.</text:p>
          </table:table-cell>
          <table:table-cell office:value-type="string" calcext:value-type="string">
            <text:p>https://www.nemlig.com/bagel-m-rug-5010469</text:p>
          </table:table-cell>
        </table:table-row>
        <table:table-row table:style-name="ro10">
          <table:table-cell office:value-type="string" calcext:value-type="string">
            <text:p>Dagligvarer &gt; Baby, børn og legetøj &gt; Babymad og modermælkserstatning &gt; Middagsretter til baby &gt; Mos m. lammekød/grønt øko.</text:p>
          </table:table-cell>
          <table:table-cell office:value-type="string" calcext:value-type="string">
            <text:p>Mos m. lammekød/grønt øko.</text:p>
          </table:table-cell>
          <table:table-cell office:value-type="string" calcext:value-type="string">
            <text:p>130 g / 7+ mdr. / Ella's Kitchen</text:p>
          </table:table-cell>
          <table:table-cell office:value-type="string" calcext:value-type="string">
            <text:p>Øko (europæisk)</text:p>
          </table:table-cell>
          <table:table-cell office:value-type="string" calcext:value-type="string">
            <text:p>27.95</text:p>
          </table:table-cell>
          <table:table-cell office:value-type="string" calcext:value-type="string">
            <text:p>.</text:p>
          </table:table-cell>
          <table:table-cell office:value-type="string" calcext:value-type="string">
            <text:p>Ella's Kitchen</text:p>
          </table:table-cell>
          <table:table-cell office:value-type="string" calcext:value-type="string">
            <text:p>Baby</text:p>
          </table:table-cell>
          <table:table-cell office:value-type="string" calcext:value-type="string">
            <text:p>Klempose</text:p>
          </table:table-cell>
          <table:table-cell table:number-columns-repeated="3"/>
          <table:table-cell office:value-type="string" calcext:value-type="string">
            <text:p>Øko (europæisk)</text:p>
          </table:table-cell>
          <table:table-cell table:number-columns-repeated="3"/>
          <table:table-cell office:value-type="string" calcext:value-type="string">
            <text:p>Babymad</text:p>
          </table:table-cell>
          <table:table-cell office:value-type="string" calcext:value-type="string">
            <text:p>Lamb Roast Dinner</text:p>
            <text:p>Børnemad med lam og grønt.</text:p>
            <text:p/>
            <text:p>Ella’s Kitchen er en række babymadsprodukter, der er designet til, at give dit barn gode spisevaner ved brug af naturlige ingredienser.</text:p>
            <text:p>- Intet tilsat salt eller sukker</text:p>
            <text:p>- Ingen tilsætningsstoffer</text:p>
            <text:p>- Ingen GMO ingredienser</text:p>
            <text:p>- Kun økologiske ingredienser</text:p>
            <text:p/>
            <text:p/>
            <text:p>Alder 7+ måneder.</text:p>
          </table:table-cell>
          <table:table-cell office:value-type="string" calcext:value-type="string">
            <text:p>https://www.nemlig.com/mos-m-lammekoed-groent-oeko-5037282</text:p>
          </table:table-cell>
        </table:table-row>
        <table:table-row table:style-name="ro14">
          <table:table-cell office:value-type="string" calcext:value-type="string">
            <text:p>Dagligvarer &gt; Kolonial &gt; Krydderier &gt; Krydderurter &gt; Rosmarin</text:p>
          </table:table-cell>
          <table:table-cell office:value-type="string" calcext:value-type="string">
            <text:p>Rosmarin</text:p>
          </table:table-cell>
          <table:table-cell office:value-type="string" calcext:value-type="string">
            <text:p>60 g / Israel / Klasse 1</text:p>
          </table:table-cell>
          <table:table-cell/>
          <table:table-cell office:value-type="string" calcext:value-type="string">
            <text:p>25.00</text:p>
          </table:table-cell>
          <table:table-cell office:value-type="string" calcext:value-type="string">
            <text:p>.</text:p>
          </table:table-cell>
          <table:table-cell/>
          <table:table-cell office:value-type="string" calcext:value-type="string">
            <text:p>Bagværk, Salat, Suppe, Tilbehør</text:p>
          </table:table-cell>
          <table:table-cell office:value-type="string" calcext:value-type="string">
            <text:p>Pose</text:p>
          </table:table-cell>
          <table:table-cell office:value-type="string" calcext:value-type="string">
            <text:p>Grøn</text:p>
          </table:table-cell>
          <table:table-cell office:value-type="string" calcext:value-type="string">
            <text:p>Klasse 1</text:p>
          </table:table-cell>
          <table:table-cell table:number-columns-repeated="2"/>
          <table:table-cell office:value-type="string" calcext:value-type="string">
            <text:p>Israel</text:p>
          </table:table-cell>
          <table:table-cell table:number-columns-repeated="2"/>
          <table:table-cell office:value-type="string" calcext:value-type="string">
            <text:p>Krydderurt, Rosmarin</text:p>
          </table:table-cell>
          <table:table-cell office:value-type="string" calcext:value-type="string">
            <text:p>Rosmarin vokser vildt i mange lande omkring Middelhavet.</text:p>
            <text:p/>
            <text:p>Den har en meget stærk og gennemtrængende smag, og bruges meget i Frankrig og Italien.</text:p>
            <text:p>Grundet dens dominerende smag, skal den anvendes i begrænsede mængder, og tilsættes lidt efter lidt.</text:p>
            <text:p/>
            <text:p>Rosmarin smager rigtig godt til både vildt, lamme-, kalve- og oksekød.</text:p>
            <text:p>Den fungere også godt i oliemarinader til kød, der eksempelvis skal grilles, ellers kan man tage en stilk af rosmarinen og stege den sammen kødet på panden, hvorefter den fjernes.</text:p>
            <text:p/>
            <text:p>Tips:</text:p>
            <text:p>Rosmarin kan udplantes, men tåler ikke frost.</text:p>
          </table:table-cell>
          <table:table-cell office:value-type="string" calcext:value-type="string">
            <text:p>https://www.nemlig.com/rosmarin-5012403</text:p>
          </table:table-cell>
        </table:table-row>
        <table:table-row table:style-name="ro13">
          <table:table-cell office:value-type="string" calcext:value-type="string">
            <text:p>Dagligvarer &gt; Blomster og have &gt; Potter og vaser &gt; Smile potte</text:p>
          </table:table-cell>
          <table:table-cell office:value-type="string" calcext:value-type="string">
            <text:p>Smile potte</text:p>
          </table:table-cell>
          <table:table-cell office:value-type="string" calcext:value-type="string">
            <text:p>1 stk. / Ø:17 cm / H:16 cm</text:p>
          </table:table-cell>
          <table:table-cell/>
          <table:table-cell office:value-type="string" calcext:value-type="string">
            <text:p>120.00</text:p>
          </table:table-cell>
          <table:table-cell office:value-type="string" calcext:value-type="string">
            <text:p>.</text:p>
          </table:table-cell>
          <table:table-cell office:value-type="string" calcext:value-type="string">
            <text:p>2have</text:p>
          </table:table-cell>
          <table:table-cell office:value-type="string" calcext:value-type="string">
            <text:p>Stueplante</text:p>
          </table:table-cell>
          <table:table-cell/>
          <table:table-cell office:value-type="string" calcext:value-type="string">
            <text:p>Cream</text:p>
          </table:table-cell>
          <table:table-cell table:number-columns-repeated="6"/>
          <table:table-cell office:value-type="string" calcext:value-type="string">
            <text:p>Potte, Skjuler, Urtepotteskjuler</text:p>
          </table:table-cell>
          <table:table-cell office:value-type="string" calcext:value-type="string">
            <text:p>Om 2have:</text:p>
            <text:p/>
            <text:p>2have a/s blev grundlagt i 2002 og er en danskejet grossist-virksomhed, som forhandler brugskunst, gaveartikler og andet tilbehør, specielt til blomster- og brugskunstforretninger samt interiørhuse i Danmark og resten af Skandinavien.</text:p>
            <text:p/>
            <text:p>2have a/s er ikke blot en arbejdsplads, men en livsstil... - et sted, hvor der udvikles, spekuleres, skabes og ikke mindst drømmes om design, former og farver - for altid at være i den gruppe, som tør give et bud på fremtiden - og gør det.</text:p>
            <text:p/>
            <text:p>Bemærk: Ved køb af potte bør du altid gå efter at potten er en smule større i diameter end blomsten den skal bruges til.</text:p>
          </table:table-cell>
          <table:table-cell office:value-type="string" calcext:value-type="string">
            <text:p>https://www.nemlig.com/smile-potte-5048163</text:p>
          </table:table-cell>
        </table:table-row>
        <table:table-row table:style-name="ro3">
          <table:table-cell office:value-type="string" calcext:value-type="string">
            <text:p>Dagligvarer &gt; Kolonial &gt; Bagning &gt; Nødder &gt; Mandler &gt; Brændte mandler</text:p>
          </table:table-cell>
          <table:table-cell office:value-type="string" calcext:value-type="string">
            <text:p>Brændte mandler</text:p>
          </table:table-cell>
          <table:table-cell office:value-type="string" calcext:value-type="string">
            <text:p>85 g / tørristede /vegansk / Nøddehuset</text:p>
          </table:table-cell>
          <table:table-cell/>
          <table:table-cell office:value-type="string" calcext:value-type="string">
            <text:p>37.95</text:p>
          </table:table-cell>
          <table:table-cell office:value-type="string" calcext:value-type="string">
            <text:p>.</text:p>
          </table:table-cell>
          <table:table-cell office:value-type="string" calcext:value-type="string">
            <text:p>Nøddehuset</text:p>
          </table:table-cell>
          <table:table-cell office:value-type="string" calcext:value-type="string">
            <text:p>Snack, Veganer</text:p>
          </table:table-cell>
          <table:table-cell table:number-columns-repeated="4"/>
          <table:table-cell office:value-type="string" calcext:value-type="string">
            <text:p>Vegansk</text:p>
          </table:table-cell>
          <table:table-cell table:number-columns-repeated="3"/>
          <table:table-cell office:value-type="string" calcext:value-type="string">
            <text:p>Nødder</text:p>
          </table:table-cell>
          <table:table-cell office:value-type="string" calcext:value-type="string">
            <text:p>Brændte mandler</text:p>
            <text:p>Lækre brændte mandler lavet af virkelig store spanske Valenciamandler. En klassiker, der ikke kun bør nydes til jul.</text:p>
          </table:table-cell>
          <table:table-cell office:value-type="string" calcext:value-type="string">
            <text:p>https://www.nemlig.com/braendte-mandler-5030819</text:p>
          </table:table-cell>
        </table:table-row>
        <table:table-row table:style-name="ro3">
          <table:table-cell office:value-type="string" calcext:value-type="string">
            <text:p>Dagligvarer &gt; Drikkevarer &gt; Øl &gt; Øltyper &gt; Specialøl &gt; Kronenbourg 1664 Blanc</text:p>
          </table:table-cell>
          <table:table-cell office:value-type="string" calcext:value-type="string">
            <text:p>Kronenbourg 1664 Blanc</text:p>
          </table:table-cell>
          <table:table-cell office:value-type="string" calcext:value-type="string">
            <text:p>12 x 0,25 l / ex. pant</text:p>
          </table:table-cell>
          <table:table-cell/>
          <table:table-cell office:value-type="string" calcext:value-type="string">
            <text:p>90.00</text:p>
          </table:table-cell>
          <table:table-cell office:value-type="string" calcext:value-type="string">
            <text:p>.</text:p>
          </table:table-cell>
          <table:table-cell office:value-type="string" calcext:value-type="string">
            <text:p>Kronenbourg</text:p>
          </table:table-cell>
          <table:table-cell office:value-type="string" calcext:value-type="string">
            <text:p>Drikke</text:p>
          </table:table-cell>
          <table:table-cell table:number-columns-repeated="8"/>
          <table:table-cell office:value-type="string" calcext:value-type="string">
            <text:p>Specialøl, Øl</text:p>
          </table:table-cell>
          <table:table-cell office:value-type="string" calcext:value-type="string">
            <text:p>Kronenbourg 1664 Blanc</text:p>
            <text:p>1664 Blanc er en hvedeøl, der fremstår naturlig uklar hvidgylden med et tæt fyldigt skum. Smagen er rund og sødlig med et let syrligt bid. Duften er rig på noter af citrus og sød frugt.</text:p>
          </table:table-cell>
          <table:table-cell office:value-type="string" calcext:value-type="string">
            <text:p>https://www.nemlig.com/kronenbourg-1664-blanc-5046595</text:p>
          </table:table-cell>
        </table:table-row>
        <table:table-row table:style-name="ro9">
          <table:table-cell office:value-type="string" calcext:value-type="string">
            <text:p>Dagligvarer &gt; Frost &gt; Brød og kager &gt; Desserter og pandekager &gt; Mazarintærte m. hindbær</text:p>
          </table:table-cell>
          <table:table-cell office:value-type="string" calcext:value-type="string">
            <text:p>Mazarintærte m. hindbær</text:p>
          </table:table-cell>
          <table:table-cell office:value-type="string" calcext:value-type="string">
            <text:p>1 stk. / 120 g / frost / Agnes</text:p>
          </table:table-cell>
          <table:table-cell office:value-type="string" calcext:value-type="string">
            <text:p>Frost</text:p>
          </table:table-cell>
          <table:table-cell office:value-type="string" calcext:value-type="string">
            <text:p>29.95</text:p>
          </table:table-cell>
          <table:table-cell office:value-type="string" calcext:value-type="string">
            <text:p>.</text:p>
          </table:table-cell>
          <table:table-cell office:value-type="string" calcext:value-type="string">
            <text:p>Agnes</text:p>
          </table:table-cell>
          <table:table-cell office:value-type="string" calcext:value-type="string">
            <text:p>Dessert</text:p>
          </table:table-cell>
          <table:table-cell table:number-columns-repeated="4"/>
          <table:table-cell office:value-type="string" calcext:value-type="string">
            <text:p>Frost</text:p>
          </table:table-cell>
          <table:table-cell table:number-columns-repeated="3"/>
          <table:table-cell office:value-type="string" calcext:value-type="string">
            <text:p>Kage</text:p>
          </table:table-cell>
          <table:table-cell office:value-type="string" calcext:value-type="string">
            <text:p>Mazarintærte m. hindbær</text:p>
            <text:p>Den lækreste mazarinbund dyppet i mørk chokolade toppet op med den fineste hindbærmousse.</text:p>
            <text:p>Skøn til kaffen eller som en nem og lækker dessert efter en lækker middag. AGNES – Love at First Bite!</text:p>
          </table:table-cell>
          <table:table-cell office:value-type="string" calcext:value-type="string">
            <text:p>https://www.nemlig.com/mazarintaerte-m-hindbaer-5033688</text:p>
          </table:table-cell>
        </table:table-row>
        <table:table-row table:style-name="ro9">
          <table:table-cell office:value-type="string" calcext:value-type="string">
            <text:p>Dagligvarer &gt; Frugt og grønt &gt; Tørret frugt, nødder og barer &gt; Frugtfigurer m. æble</text:p>
          </table:table-cell>
          <table:table-cell office:value-type="string" calcext:value-type="string">
            <text:p>Frugtfigurer m. æble</text:p>
          </table:table-cell>
          <table:table-cell office:value-type="string" calcext:value-type="string">
            <text:p>7 x 10 g / m. grønkål og pære / Castus - Grinebidder</text:p>
          </table:table-cell>
          <table:table-cell/>
          <table:table-cell office:value-type="string" calcext:value-type="string">
            <text:p>16.95</text:p>
          </table:table-cell>
          <table:table-cell office:value-type="string" calcext:value-type="string">
            <text:p>.</text:p>
          </table:table-cell>
          <table:table-cell office:value-type="string" calcext:value-type="string">
            <text:p>Castus</text:p>
          </table:table-cell>
          <table:table-cell office:value-type="string" calcext:value-type="string">
            <text:p>Madpakken, Mellemmåltid, Snack</text:p>
          </table:table-cell>
          <table:table-cell table:number-columns-repeated="8"/>
          <table:table-cell office:value-type="string" calcext:value-type="string">
            <text:p>Frugtstænger</text:p>
          </table:table-cell>
          <table:table-cell office:value-type="string" calcext:value-type="string">
            <text:p>Frugtfigurer</text:p>
            <text:p>Nyt Castus børnekoncept - sjove transport figurer med æble, grønkål og pære.</text:p>
            <text:p>Frugtfigurer uden tilsat sukker eller konserveringsmidler. Rig på fibre og perfekte til madkassen.</text:p>
          </table:table-cell>
          <table:table-cell office:value-type="string" calcext:value-type="string">
            <text:p>https://www.nemlig.com/frugtfigurer-m-aeble-5023410</text:p>
          </table:table-cell>
        </table:table-row>
        <table:table-row table:style-name="ro3">
          <table:table-cell office:value-type="string" calcext:value-type="string">
            <text:p>Dagligvarer &gt; Frost &gt; Supper og nem mad &gt; Færdigretter &gt; Thai chicken panang</text:p>
          </table:table-cell>
          <table:table-cell office:value-type="string" calcext:value-type="string">
            <text:p>Thai chicken panang</text:p>
          </table:table-cell>
          <table:table-cell office:value-type="string" calcext:value-type="string">
            <text:p>350 g / frost / nice'n easy</text:p>
          </table:table-cell>
          <table:table-cell office:value-type="string" calcext:value-type="string">
            <text:p>Frost</text:p>
          </table:table-cell>
          <table:table-cell office:value-type="string" calcext:value-type="string">
            <text:p>24.95</text:p>
          </table:table-cell>
          <table:table-cell office:value-type="string" calcext:value-type="string">
            <text:p>.</text:p>
          </table:table-cell>
          <table:table-cell office:value-type="string" calcext:value-type="string">
            <text:p>nice'n' easy</text:p>
          </table:table-cell>
          <table:table-cell table:number-columns-repeated="5"/>
          <table:table-cell office:value-type="string" calcext:value-type="string">
            <text:p>Discount, Frost</text:p>
          </table:table-cell>
          <table:table-cell table:number-columns-repeated="3"/>
          <table:table-cell office:value-type="string" calcext:value-type="string">
            <text:p>Færdigret</text:p>
          </table:table-cell>
          <table:table-cell office:value-type="string" calcext:value-type="string">
            <text:p>Thai chicken panang</text:p>
            <text:p>Lækker færdigret med kylling med panangkarry og jasminris.</text:p>
          </table:table-cell>
          <table:table-cell office:value-type="string" calcext:value-type="string">
            <text:p>https://www.nemlig.com/thai-chicken-panang-5016342</text:p>
          </table:table-cell>
        </table:table-row>
        <table:table-row table:style-name="ro9">
          <table:table-cell office:value-type="string" calcext:value-type="string">
            <text:p>Dagligvarer &gt; Køl og mejeri &gt; Færdigretter på køl &gt; Supper &gt; Kød- og melboller</text:p>
          </table:table-cell>
          <table:table-cell office:value-type="string" calcext:value-type="string">
            <text:p>Kød- og melboller</text:p>
          </table:table-cell>
          <table:table-cell office:value-type="string" calcext:value-type="string">
            <text:p>900 g / frost / Mou</text:p>
          </table:table-cell>
          <table:table-cell office:value-type="string" calcext:value-type="string">
            <text:p>Frost</text:p>
          </table:table-cell>
          <table:table-cell office:value-type="string" calcext:value-type="string">
            <text:p>39.95</text:p>
          </table:table-cell>
          <table:table-cell office:value-type="string" calcext:value-type="string">
            <text:p>.</text:p>
          </table:table-cell>
          <table:table-cell office:value-type="string" calcext:value-type="string">
            <text:p>Mou</text:p>
          </table:table-cell>
          <table:table-cell table:number-columns-repeated="5"/>
          <table:table-cell office:value-type="string" calcext:value-type="string">
            <text:p>Frost</text:p>
          </table:table-cell>
          <table:table-cell table:number-columns-repeated="3"/>
          <table:table-cell office:value-type="string" calcext:value-type="string">
            <text:p>Suppe, Tilbehør</text:p>
          </table:table-cell>
          <table:table-cell office:value-type="string" calcext:value-type="string">
            <text:p>Kød- og melboller</text:p>
            <text:p>Klassisk blanding af kød- og melboller. Klar til brug direkte i suppen.</text:p>
            <text:p>Mange synes, at kødboller og melboller hører helt naturligt sammen i en god traditionel suppe. Derfor er det lige så naturligt, at Mou har pakket kød- og melboller sammen i én pose. Bollerne kan også bruges til andre supper end de traditionelle.</text:p>
          </table:table-cell>
          <table:table-cell office:value-type="string" calcext:value-type="string">
            <text:p>https://www.nemlig.com/koed-og-melboller-5500245</text:p>
          </table:table-cell>
        </table:table-row>
        <table:table-row table:style-name="ro12">
          <table:table-cell table:number-columns-repeated="2" office:value-type="string" calcext:value-type="string">
            <text:p>Ost i skiver ML</text:p>
          </table:table-cell>
          <table:table-cell office:value-type="string" calcext:value-type="string">
            <text:p>240 g / Riberhus</text:p>
          </table:table-cell>
          <table:table-cell office:value-type="string" calcext:value-type="string">
            <text:p>KØL</text:p>
          </table:table-cell>
          <table:table-cell office:value-type="string" calcext:value-type="string">
            <text:p>26.95</text:p>
          </table:table-cell>
          <table:table-cell office:value-type="string" calcext:value-type="string">
            <text:p>22.00</text:p>
          </table:table-cell>
          <table:table-cell office:value-type="string" calcext:value-type="string">
            <text:p>Riberhus</text:p>
          </table:table-cell>
          <table:table-cell office:value-type="string" calcext:value-type="string">
            <text:p>Brød, Morgenmad</text:p>
          </table:table-cell>
          <table:table-cell table:number-columns-repeated="4"/>
          <table:table-cell office:value-type="string" calcext:value-type="string">
            <text:p>Discount, KØL</text:p>
          </table:table-cell>
          <table:table-cell office:value-type="string" calcext:value-type="string">
            <text:p>Ko</text:p>
          </table:table-cell>
          <table:table-cell table:number-columns-repeated="2"/>
          <table:table-cell office:value-type="string" calcext:value-type="string">
            <text:p>Skiveost</text:p>
          </table:table-cell>
          <table:table-cell office:value-type="string" calcext:value-type="string">
            <text:p>Riberhus</text:p>
            <text:p>Riberhus er en ost til den, der ønsker en karakterfuld og aromatisk ostesmag. For Riberhus gælder, at det er det gode håndværk og råvarerne, som gør Riberhus til noget særligt. Den unikke mælkesyrekultur og rødkit, som påføres ostens overflade, giver ostene den karakteristiske smag og bløde cremede konsistens.</text:p>
            <text:p>For Riberhus gælder det, at faglig stolthed og passion for et godt gammelt håndværk er i fokus hos de mejerister og ostemestre, som fremstiler Riberhus ostene. Dette gør sig i lige så høj grad gældende for ostene, som anvendes til Riberhus skiver.</text:p>
            <text:p>Riberhus i skiver tilbydes i 6 forskellige varianter – lige fra den mellemlagrede med 16% fedt til den me-get smagsfulde ekstralagret.</text:p>
            <text:p>Riberhus lidt bedre end andre gode oste.</text:p>
          </table:table-cell>
          <table:table-cell office:value-type="string" calcext:value-type="string">
            <text:p>https://www.nemlig.com/ost-i-skiver-ml-706009</text:p>
          </table:table-cell>
        </table:table-row>
        <table:table-row table:style-name="ro3">
          <table:table-cell office:value-type="string" calcext:value-type="string">
            <text:p>Dagligvarer &gt; Køl og mejeri &gt; Mejeri &gt; Kakao, koldskål og proteindrikke &gt; Kakaodrik og kakaomælk &gt; Kakaoskummetmælk 0,5% øko.</text:p>
          </table:table-cell>
          <table:table-cell office:value-type="string" calcext:value-type="string">
            <text:p>Kakaoskummetmælk 0,5% øko.</text:p>
          </table:table-cell>
          <table:table-cell office:value-type="string" calcext:value-type="string">
            <text:p>1 l / Matilde</text:p>
          </table:table-cell>
          <table:table-cell office:value-type="string" calcext:value-type="string">
            <text:p>Øko (dansk)</text:p>
          </table:table-cell>
          <table:table-cell office:value-type="string" calcext:value-type="string">
            <text:p>20.50</text:p>
          </table:table-cell>
          <table:table-cell office:value-type="string" calcext:value-type="string">
            <text:p>.</text:p>
          </table:table-cell>
          <table:table-cell office:value-type="string" calcext:value-type="string">
            <text:p>Matilde</text:p>
          </table:table-cell>
          <table:table-cell table:number-columns-repeated="5"/>
          <table:table-cell office:value-type="string" calcext:value-type="string">
            <text:p>Øko (dansk)</text:p>
          </table:table-cell>
          <table:table-cell table:number-columns-repeated="3"/>
          <table:table-cell office:value-type="string" calcext:value-type="string">
            <text:p>Kakao</text:p>
          </table:table-cell>
          <table:table-cell office:value-type="string" calcext:value-type="string">
            <text:p>Økologisk kakaoskummetmælk</text:p>
            <text:p>I Danmark tilhører vi en lille eksklusiv kreds af hyggere. Vi ved, at hygge er en følelse i kroppen: noget, der sker i os, når vi har det allerbedst. Kakao og hygge er to sider af samme sag, og Matilde kakaomælk begyndte allerede at hygge sig på morgenbordene i 1970. Nu kan du forkæle din familie og hygge videre - og gøre det økologisk. Matilde® Økologisk er nemlig lavet på økologisk, dansk skummetmælk. Den anvendte kakao er UTZ-certificeret.</text:p>
          </table:table-cell>
          <table:table-cell office:value-type="string" calcext:value-type="string">
            <text:p>https://www.nemlig.com/kakaoskummetmaelk-0-5-oeko-5004323</text:p>
          </table:table-cell>
        </table:table-row>
        <table:table-row table:style-name="ro3">
          <table:table-cell office:value-type="string" calcext:value-type="string">
            <text:p>Dagligvarer &gt; Kolonial &gt; Bagning &gt; Blandinger &gt; Pizza- og tærtedej &gt; Pizzadej øko.</text:p>
          </table:table-cell>
          <table:table-cell office:value-type="string" calcext:value-type="string">
            <text:p>Pizzadej øko.</text:p>
          </table:table-cell>
          <table:table-cell office:value-type="string" calcext:value-type="string">
            <text:p>500 g / frost / Miss Bagel</text:p>
          </table:table-cell>
          <table:table-cell office:value-type="string" calcext:value-type="string">
            <text:p>Frost,Øko (dansk)</text:p>
          </table:table-cell>
          <table:table-cell office:value-type="string" calcext:value-type="string">
            <text:p>21.95</text:p>
          </table:table-cell>
          <table:table-cell office:value-type="string" calcext:value-type="string">
            <text:p>.</text:p>
          </table:table-cell>
          <table:table-cell office:value-type="string" calcext:value-type="string">
            <text:p>Miss Bagel</text:p>
          </table:table-cell>
          <table:table-cell office:value-type="string" calcext:value-type="string">
            <text:p>Aftensmad, Frokost, Madlavning, Pizza, Veganer</text:p>
          </table:table-cell>
          <table:table-cell table:number-columns-repeated="4"/>
          <table:table-cell office:value-type="string" calcext:value-type="string">
            <text:p>Frost, Vegansk, Øko (dansk)</text:p>
          </table:table-cell>
          <table:table-cell table:number-columns-repeated="3"/>
          <table:table-cell office:value-type="string" calcext:value-type="string">
            <text:p>Pizza</text:p>
          </table:table-cell>
          <table:table-cell office:value-type="string" calcext:value-type="string">
            <text:p>Pizzadej øko.</text:p>
            <text:p>Økologisk pizzadej, lige til at hive ud af fryseren når det skal være nemt og hurtigt. Rulles ud i den form som passer dig og toppes med dit yndlingsfyld. Bages i ca. 10 min. ved 220 grader.</text:p>
          </table:table-cell>
          <table:table-cell office:value-type="string" calcext:value-type="string">
            <text:p>https://www.nemlig.com/pizzadej-oeko-5045613</text:p>
          </table:table-cell>
        </table:table-row>
        <table:table-row table:style-name="ro3">
          <table:table-cell office:value-type="string" calcext:value-type="string">
            <text:p>Dagligvarer &gt; Kolonial &gt; Bagning &gt; Kerner &gt; Perlespelt øko.</text:p>
          </table:table-cell>
          <table:table-cell office:value-type="string" calcext:value-type="string">
            <text:p>Perlespelt øko.</text:p>
          </table:table-cell>
          <table:table-cell office:value-type="string" calcext:value-type="string">
            <text:p>400 g / Urtekram</text:p>
          </table:table-cell>
          <table:table-cell office:value-type="string" calcext:value-type="string">
            <text:p>Øko (dansk),Øko (europæisk)</text:p>
          </table:table-cell>
          <table:table-cell office:value-type="string" calcext:value-type="string">
            <text:p>20.95</text:p>
          </table:table-cell>
          <table:table-cell office:value-type="string" calcext:value-type="string">
            <text:p>.</text:p>
          </table:table-cell>
          <table:table-cell office:value-type="string" calcext:value-type="string">
            <text:p>Urtekram</text:p>
          </table:table-cell>
          <table:table-cell office:value-type="string" calcext:value-type="string">
            <text:p>Salat, Sammenkogte retter, Suppe, Tilbehør</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Kerner</text:p>
          </table:table-cell>
          <table:table-cell office:value-type="string" calcext:value-type="string">
            <text:p>Økologisk perlespelt</text:p>
            <text:p>Økologiske perlespelt med højt fiberindhold. Velegnet til salater, sammenkogte retter, supper og som tilbehør til varme retter.</text:p>
          </table:table-cell>
          <table:table-cell office:value-type="string" calcext:value-type="string">
            <text:p>https://www.nemlig.com/perlespelt-oeko-5015399</text:p>
          </table:table-cell>
        </table:table-row>
        <table:table-row table:style-name="ro7">
          <table:table-cell office:value-type="string" calcext:value-type="string">
            <text:p>Dagligvarer &gt; Kød og fisk &gt; Svinekød &gt; Hakket svinekød og medister &gt; Hakket svinekød 9-15% øko.</text:p>
          </table:table-cell>
          <table:table-cell office:value-type="string" calcext:value-type="string">
            <text:p>Hakket svinekød 9-15% øko.</text:p>
          </table:table-cell>
          <table:table-cell office:value-type="string" calcext:value-type="string">
            <text:p>400 g / Friland</text:p>
          </table:table-cell>
          <table:table-cell office:value-type="string" calcext:value-type="string">
            <text:p>Dansk,KØL,Øko (dansk),Øko (europæisk)</text:p>
          </table:table-cell>
          <table:table-cell office:value-type="string" calcext:value-type="string">
            <text:p>45.95</text:p>
          </table:table-cell>
          <table:table-cell office:value-type="string" calcext:value-type="string">
            <text:p>.</text:p>
          </table:table-cell>
          <table:table-cell office:value-type="string" calcext:value-type="string">
            <text:p>Friland</text:p>
          </table:table-cell>
          <table:table-cell table:number-columns-repeated="5"/>
          <table:table-cell office:value-type="string" calcext:value-type="string">
            <text:p>Dansk, Discount, KØL, Øko (dansk), Øko (europæisk)</text:p>
          </table:table-cell>
          <table:table-cell office:value-type="string" calcext:value-type="string">
            <text:p>Danmark</text:p>
          </table:table-cell>
          <table:table-cell table:number-columns-repeated="2"/>
          <table:table-cell office:value-type="string" calcext:value-type="string">
            <text:p>Svin</text:p>
          </table:table-cell>
          <table:table-cell office:value-type="string" calcext:value-type="string">
            <text:p>Hakket svinekød 9-15% øko.</text:p>
            <text:p>Økologisk hakkekød fra Friland Økologi er fremstillet af danske økologiske grise og det har en fedtprocent på 9-15%. Kødet er især velegnet til en dansk klassiker som frikadeller, men er også meget anvendeligt til f.eks. karbonader, kødsauce, lasagne, madpandekager mv.</text:p>
            <text:p/>
            <text:p>Vær opmærksom på at gennemstege kødet til en kernetemperatur på 75 °C. Brun kødet af til overfladen bliver gylden og der dannes stegeskorpe, da dette fremmer smagsoplevelsen. Varen skal gennemsteges.</text:p>
          </table:table-cell>
          <table:table-cell office:value-type="string" calcext:value-type="string">
            <text:p>https://www.nemlig.com/hakket-svinekoed-9-15-oeko-5028525</text:p>
          </table:table-cell>
        </table:table-row>
        <table:table-row table:style-name="ro4">
          <table:table-cell office:value-type="string" calcext:value-type="string">
            <text:p>Dagligvarer &gt; Husholdning og bolig &gt; Stearinlys, servietter og festartikler &gt; Engangsservice &gt; Sugerør (siv)</text:p>
          </table:table-cell>
          <table:table-cell office:value-type="string" calcext:value-type="string">
            <text:p>Sugerør (siv)</text:p>
          </table:table-cell>
          <table:table-cell office:value-type="string" calcext:value-type="string">
            <text:p>6 stk. / 20 cm / Maistic</text:p>
          </table:table-cell>
          <table:table-cell/>
          <table:table-cell office:value-type="string" calcext:value-type="string">
            <text:p>24.95</text:p>
          </table:table-cell>
          <table:table-cell office:value-type="string" calcext:value-type="string">
            <text:p>.</text:p>
          </table:table-cell>
          <table:table-cell office:value-type="string" calcext:value-type="string">
            <text:p>Maistic</text:p>
          </table:table-cell>
          <table:table-cell office:value-type="string" calcext:value-type="string">
            <text:p>Drinks, Fest, Fødselsdag, Hjemmet</text:p>
          </table:table-cell>
          <table:table-cell table:number-columns-repeated="4"/>
          <table:table-cell office:value-type="string" calcext:value-type="string">
            <text:p>Mikroplastfri</text:p>
          </table:table-cell>
          <table:table-cell table:number-columns-repeated="2"/>
          <table:table-cell office:value-type="string" calcext:value-type="string">
            <text:p>20 cm</text:p>
          </table:table-cell>
          <table:table-cell office:value-type="string" calcext:value-type="string">
            <text:p>Sugerør</text:p>
          </table:table-cell>
          <table:table-cell office:value-type="string" calcext:value-type="string">
            <text:p>Sugerør af siv</text:p>
            <text:p>Maistic sugesiv er naturlige sugerør, som består af et siv, intet andet.</text:p>
            <text:p/>
            <text:p>Sugesiv har den sædvanlige sugerørslængde og er dermed tilpasset høje glas. Perfekt til fest og hverdag for store og små.</text:p>
            <text:p/>
            <text:p>Maistic Sugesiv er det naturlige sugerør, der minder mest om plastiksugerøret, som vi kender det. Tykkelsen er cirka 5-7 mm og dermed nogenlunde som et ’sodavands-sugerør’.</text:p>
            <text:p/>
            <text:p>Sivet har en tynd kraftig skal, der gør sugerøret fast og ubøjeligt.</text:p>
            <text:p>Maistic sugesiv kan derfor skylles og genbruges få gange og tåler mild sæbe og lunkent vand, men ikke opvaskemaskine.</text:p>
            <text:p/>
            <text:p>Sivet er af typen Phragmites Australis og dyrket uden brug af pesticider. Sugesiv er omhyggeligt skåret og renset før pakning.</text:p>
            <text:p/>
            <text:p>Leveres i papæske, der er egnet til genanvendelse.</text:p>
          </table:table-cell>
          <table:table-cell office:value-type="string" calcext:value-type="string">
            <text:p>https://www.nemlig.com/sugeroer-siv-5048944</text:p>
          </table:table-cell>
        </table:table-row>
        <table:table-row table:style-name="ro3">
          <table:table-cell office:value-type="string" calcext:value-type="string">
            <text:p>Dagligvarer &gt; Kød og fisk &gt; Svinekød &gt; Stege af svinekød &gt; Stegt bacon i skiver</text:p>
          </table:table-cell>
          <table:table-cell office:value-type="string" calcext:value-type="string">
            <text:p>Stegt bacon i skiver</text:p>
          </table:table-cell>
          <table:table-cell office:value-type="string" calcext:value-type="string">
            <text:p>50 g / Tulip</text:p>
          </table:table-cell>
          <table:table-cell office:value-type="string" calcext:value-type="string">
            <text:p>KØL</text:p>
          </table:table-cell>
          <table:table-cell office:value-type="string" calcext:value-type="string">
            <text:p>26.95</text:p>
          </table:table-cell>
          <table:table-cell office:value-type="string" calcext:value-type="string">
            <text:p>.</text:p>
          </table:table-cell>
          <table:table-cell office:value-type="string" calcext:value-type="string">
            <text:p>Tulip</text:p>
          </table:table-cell>
          <table:table-cell office:value-type="string" calcext:value-type="string">
            <text:p>Aftensmad, Brunch, Burger, Frokost, Pålæg</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Svin</text:p>
          </table:table-cell>
          <table:table-cell office:value-type="string" calcext:value-type="string">
            <text:p>Tørstegt bacon</text:p>
            <text:p>Tulip Stegt Bacon i skiver er klar direkte fra pakken og er ideel til blandt andet salater, sandwich og tærter.</text:p>
          </table:table-cell>
          <table:table-cell office:value-type="string" calcext:value-type="string">
            <text:p>https://www.nemlig.com/stegt-bacon-i-skiver-5043427</text:p>
          </table:table-cell>
        </table:table-row>
        <table:table-row table:style-name="ro27">
          <table:table-cell office:value-type="string" calcext:value-type="string">
            <text:p>Dagligvarer &gt; Blomster og have &gt; Jord og gødning &gt; Ormegødning</text:p>
          </table:table-cell>
          <table:table-cell office:value-type="string" calcext:value-type="string">
            <text:p>Ormegødning</text:p>
          </table:table-cell>
          <table:table-cell office:value-type="string" calcext:value-type="string">
            <text:p>250 g / ECOstyle</text:p>
          </table:table-cell>
          <table:table-cell/>
          <table:table-cell office:value-type="string" calcext:value-type="string">
            <text:p>79.00</text:p>
          </table:table-cell>
          <table:table-cell office:value-type="string" calcext:value-type="string">
            <text:p>.</text:p>
          </table:table-cell>
          <table:table-cell office:value-type="string" calcext:value-type="string">
            <text:p>ECOstyle®</text:p>
          </table:table-cell>
          <table:table-cell table:number-columns-repeated="9"/>
          <table:table-cell office:value-type="string" calcext:value-type="string">
            <text:p>Gødning</text:p>
          </table:table-cell>
          <table:table-cell office:value-type="string" calcext:value-type="string">
            <text:p>100% naturlig gødning fra melorme, fyldt med naturlige næringsstoffer til dine planter.</text:p>
            <text:p/>
            <text:p>•Ormegødning fra melorme.</text:p>
            <text:p>•100% naturlig.</text:p>
            <text:p>•Lugtfri.</text:p>
            <text:p>•Til planter, blomster, grøntsager, krydderurter m.m.</text:p>
            <text:p>•Kan også anvendes til nyplantede stiklinger og frøplanter.</text:p>
            <text:p>•Kan anvendes i krukker på altanen, køkkenhaven, drivhuset m.m.</text:p>
            <text:p>•Også til økologiske haver.</text:p>
            <text:p/>
            <text:p>Anvendelse:</text:p>
            <text:p/>
            <text:p>Ormegødning anvendes som gødning til planter, blomster, grøntsager, krydderurter m.m.</text:p>
            <text:p/>
            <text:p>Sådan gør du:</text:p>
            <text:p/>
            <text:p>Potteplanter:</text:p>
            <text:p>Ved allerede etablerede planter spredes gødningen over jorden, hvorefter der vandes.</text:p>
            <text:p>Gødning gentages hver 4. uge – eller efter behov. Giv 1 tsk. Ormegødning per liter jord.</text:p>
            <text:p>Er laget af gødning strøet for tykt før vanding, kan der dannes en smule mug. Det er ganske naturligt, og muggen vendes blot ned i jordoverfladen fx med en gaffel. Mug er et tegn på, at der er mikroliv i gødningen.</text:p>
            <text:p/>
            <text:p>Udendørs brug:</text:p>
            <text:p/>
            <text:p>Ved allerede etablerede planter spredes gødningen over jorden, hvorefter der vandes.</text:p>
            <text:p>Gødning gentages hver 4. uge – eller efter behov.</text:p>
            <text:p>Giv 25-50 g (3/4 til 1,5 dl) Ormegødning pr. m2 jævnt over jorden, tæt ved plantens bund.</text:p>
            <text:p>Gentag hver 4. uge, eller efter behov.</text:p>
            <text:p>Ved såning og beplantning fordeles 50-100 g (1,5 til 3 dl) Ormegødning pr. m2, hvorefter jorden rives igennem, så gødningen har mulighed for at trække ca. 10 cm ned. Gød igen efter 4 til 6 måneder.</text:p>
            <text:p/>
            <text:p>Om ECOstyle:</text:p>
            <text:p/>
            <text:p>ECOstyle tror på, at alle kan få en flot have med sund fornuft og grøn samvittighed.</text:p>
            <text:p>For miljøets skyld - og for din og kommende generationers skyld.</text:p>
            <text:p/>
            <text:p>Med organisk gødning og effektive bekæmpelsesmidler, som er baseret på naturligt forekommende aktivstoffer, giver ECOstyle den bevidste forbruger løsninger, der belaster miljøet mindst muligt.</text:p>
          </table:table-cell>
          <table:table-cell office:value-type="string" calcext:value-type="string">
            <text:p>https://www.nemlig.com/ormegoedning-5047367</text:p>
          </table:table-cell>
        </table:table-row>
        <table:table-row table:style-name="ro13">
          <table:table-cell office:value-type="string" calcext:value-type="string">
            <text:p>Dagligvarer &gt; Frost &gt; Brød og kager &gt; Desserter og pandekager &gt; Kransekage</text:p>
          </table:table-cell>
          <table:table-cell office:value-type="string" calcext:value-type="string">
            <text:p>Kransekage</text:p>
          </table:table-cell>
          <table:table-cell office:value-type="string" calcext:value-type="string">
            <text:p>50 g / frost / Bæchs Konditori</text:p>
          </table:table-cell>
          <table:table-cell office:value-type="string" calcext:value-type="string">
            <text:p>Frost</text:p>
          </table:table-cell>
          <table:table-cell office:value-type="string" calcext:value-type="string">
            <text:p>16.95</text:p>
          </table:table-cell>
          <table:table-cell office:value-type="string" calcext:value-type="string">
            <text:p>.</text:p>
          </table:table-cell>
          <table:table-cell office:value-type="string" calcext:value-type="string">
            <text:p>Bæchs Konditori</text:p>
          </table:table-cell>
          <table:table-cell office:value-type="string" calcext:value-type="string">
            <text:p>Bryllup, Dessert, Jul, Nytår, Picnic</text:p>
          </table:table-cell>
          <table:table-cell table:number-columns-repeated="4"/>
          <table:table-cell office:value-type="string" calcext:value-type="string">
            <text:p>Frost, Nyhed</text:p>
          </table:table-cell>
          <table:table-cell table:number-columns-repeated="3"/>
          <table:table-cell office:value-type="string" calcext:value-type="string">
            <text:p>Dessert, Kage</text:p>
          </table:table-cell>
          <table:table-cell office:value-type="string" calcext:value-type="string">
            <text:p>Kransekage</text:p>
            <text:p>Kransekage er en dansk klassiker og er uundværligt til mange af livets og årets højtider.</text:p>
            <text:p/>
            <text:p>Praktisk indpakket, klar til servering.</text:p>
            <text:p/>
            <text:p>Dansk konditori siden 1878</text:p>
            <text:p>Bæchs Conditori blev grundlagt i Hobro ved Mariager Fjord i 1878. Og det er stadig her, de klassiske danske konditorkager og nye søde fristelser kreeres, formes og pakkes - altid med omhu og respekt for den gode danske smag. Lige til at friste - frisk fra frost.</text:p>
          </table:table-cell>
          <table:table-cell office:value-type="string" calcext:value-type="string">
            <text:p>https://www.nemlig.com/kransekage-5049167</text:p>
          </table:table-cell>
        </table:table-row>
        <table:table-row table:style-name="ro2">
          <table:table-cell office:value-type="string" calcext:value-type="string">
            <text:p>Dagligvarer &gt; Pleje og skønhed &gt; Beklædning &gt; Julesweater voksen (rød)</text:p>
          </table:table-cell>
          <table:table-cell office:value-type="string" calcext:value-type="string">
            <text:p>Julesweater voksen (rød)</text:p>
          </table:table-cell>
          <table:table-cell office:value-type="string" calcext:value-type="string">
            <text:p>1 stk. / dame / small / Det Gamle Apotek</text:p>
          </table:table-cell>
          <table:table-cell/>
          <table:table-cell office:value-type="string" calcext:value-type="string">
            <text:p>199.95</text:p>
          </table:table-cell>
          <table:table-cell office:value-type="string" calcext:value-type="string">
            <text:p>.</text:p>
          </table:table-cell>
          <table:table-cell office:value-type="string" calcext:value-type="string">
            <text:p>Det Gamle Apotek</text:p>
          </table:table-cell>
          <table:table-cell office:value-type="string" calcext:value-type="string">
            <text:p>Jul</text:p>
          </table:table-cell>
          <table:table-cell/>
          <table:table-cell office:value-type="string" calcext:value-type="string">
            <text:p>Rød</text:p>
          </table:table-cell>
          <table:table-cell table:number-columns-repeated="5"/>
          <table:table-cell office:value-type="string" calcext:value-type="string">
            <text:p>Small</text:p>
          </table:table-cell>
          <table:table-cell office:value-type="string" calcext:value-type="string">
            <text:p>Beklædning</text:p>
          </table:table-cell>
          <table:table-cell office:value-type="string" calcext:value-type="string">
            <text:p>Julesweater til damer</text:p>
            <text:p>Jule Sweater fra Det Gamle Apotek.</text:p>
            <text:p/>
            <text:p>Farve: Rød</text:p>
            <text:p>Materiale: Acryl</text:p>
            <text:p>Størrelse: Small</text:p>
          </table:table-cell>
          <table:table-cell office:value-type="string" calcext:value-type="string">
            <text:p>https://www.nemlig.com/julesweater-voksen-roed-5048284</text:p>
          </table:table-cell>
        </table:table-row>
        <table:table-row table:style-name="ro3">
          <table:table-cell office:value-type="string" calcext:value-type="string">
            <text:p>Dagligvarer &gt; Frost &gt; Is &gt; Ispinde &gt; Kokosis m. mango øko.</text:p>
          </table:table-cell>
          <table:table-cell office:value-type="string" calcext:value-type="string">
            <text:p>Kokosis m. mango øko.</text:p>
          </table:table-cell>
          <table:table-cell office:value-type="string" calcext:value-type="string">
            <text:p>5 stk. / 0,33 l / vegansk / frost / Hansens Flødeis</text:p>
          </table:table-cell>
          <table:table-cell office:value-type="string" calcext:value-type="string">
            <text:p>Frost,Øko (dansk),Øko (europæisk)</text:p>
          </table:table-cell>
          <table:table-cell office:value-type="string" calcext:value-type="string">
            <text:p>59.95</text:p>
          </table:table-cell>
          <table:table-cell office:value-type="string" calcext:value-type="string">
            <text:p>.</text:p>
          </table:table-cell>
          <table:table-cell office:value-type="string" calcext:value-type="string">
            <text:p>Hansens Flødeis</text:p>
          </table:table-cell>
          <table:table-cell office:value-type="string" calcext:value-type="string">
            <text:p>Dessert, Veganer, Vegetar</text:p>
          </table:table-cell>
          <table:table-cell table:number-columns-repeated="4"/>
          <table:table-cell office:value-type="string" calcext:value-type="string">
            <text:p>Frost, Vegansk, Vegetarisk, Øko (dansk), Øko (europæisk)</text:p>
          </table:table-cell>
          <table:table-cell table:number-columns-repeated="3"/>
          <table:table-cell office:value-type="string" calcext:value-type="string">
            <text:p>Is</text:p>
          </table:table-cell>
          <table:table-cell office:value-type="string" calcext:value-type="string">
            <text:p>Kokosis m. mango øko.</text:p>
            <text:p>Vegansk - vi har givet køerne en fridag. De fleste dage henter vi frisk råmælk fra vores økologiske gårde. Men når vi laver Pop-ispinde bruger vi ikke mælk, men i stedet råvarer fra træer, palmer og planter. Økologisk kokosmælk er basis for en lækker, cremet ispind som er overtrukket med en frisk saftis af økologisk mango smagt til med lime- og citronsaft.</text:p>
          </table:table-cell>
          <table:table-cell office:value-type="string" calcext:value-type="string">
            <text:p>https://www.nemlig.com/kokosis-m-mango-oeko-5045271</text:p>
          </table:table-cell>
        </table:table-row>
        <table:table-row table:style-name="ro1">
          <table:table-cell office:value-type="string" calcext:value-type="string">
            <text:p>Dagligvarer &gt; Kolonial &gt; Konserves &gt; Grøntsager og frugt &gt; Asier, græskar, løg og paprika &gt; Hvidløg i chiliolie</text:p>
          </table:table-cell>
          <table:table-cell office:value-type="string" calcext:value-type="string">
            <text:p>Hvidløg i chiliolie</text:p>
          </table:table-cell>
          <table:table-cell office:value-type="string" calcext:value-type="string">
            <text:p>280 g / 190 g / Envidrio</text:p>
          </table:table-cell>
          <table:table-cell/>
          <table:table-cell office:value-type="string" calcext:value-type="string">
            <text:p>12.50</text:p>
          </table:table-cell>
          <table:table-cell office:value-type="string" calcext:value-type="string">
            <text:p>.</text:p>
          </table:table-cell>
          <table:table-cell office:value-type="string" calcext:value-type="string">
            <text:p>Envidrio</text:p>
          </table:table-cell>
          <table:table-cell office:value-type="string" calcext:value-type="string">
            <text:p>Madlavning, Salat, Vegetar</text:p>
          </table:table-cell>
          <table:table-cell table:number-columns-repeated="8"/>
          <table:table-cell office:value-type="string" calcext:value-type="string">
            <text:p>Grøntkonserves</text:p>
          </table:table-cell>
          <table:table-cell office:value-type="string" calcext:value-type="string">
            <text:p>Hvidløg i chiliolie med krydderurter</text:p>
          </table:table-cell>
          <table:table-cell office:value-type="string" calcext:value-type="string">
            <text:p>https://www.nemlig.com/hvidloeg-i-chiliolie-5042077</text:p>
          </table:table-cell>
        </table:table-row>
        <table:table-row table:style-name="ro3">
          <table:table-cell office:value-type="string" calcext:value-type="string">
            <text:p>Dagligvarer &gt; Køl og mejeri &gt; Mejeri &gt; Mælk &gt; Letmælk &gt; Letmælk øko.</text:p>
          </table:table-cell>
          <table:table-cell office:value-type="string" calcext:value-type="string">
            <text:p>Letmælk øko.</text:p>
          </table:table-cell>
          <table:table-cell office:value-type="string" calcext:value-type="string">
            <text:p>1 l / Naturmælk</text:p>
          </table:table-cell>
          <table:table-cell office:value-type="string" calcext:value-type="string">
            <text:p>KØL,Øko (dansk),Øko (europæisk)</text:p>
          </table:table-cell>
          <table:table-cell office:value-type="string" calcext:value-type="string">
            <text:p>12.95</text:p>
          </table:table-cell>
          <table:table-cell office:value-type="string" calcext:value-type="string">
            <text:p>.</text:p>
          </table:table-cell>
          <table:table-cell office:value-type="string" calcext:value-type="string">
            <text:p>Naturmælk</text:p>
          </table:table-cell>
          <table:table-cell office:value-type="string" calcext:value-type="string">
            <text:p>Bagning, Morgenmad</text:p>
          </table:table-cell>
          <table:table-cell table:number-columns-repeated="4"/>
          <table:table-cell office:value-type="string" calcext:value-type="string">
            <text:p>Anbefalet af dyrenes beskyttelse, Discount, KØL, Øko (dansk), Øko (europæisk)</text:p>
          </table:table-cell>
          <table:table-cell office:value-type="string" calcext:value-type="string">
            <text:p>Ko</text:p>
          </table:table-cell>
          <table:table-cell table:number-columns-repeated="2"/>
          <table:table-cell office:value-type="string" calcext:value-type="string">
            <text:p>Letmælk</text:p>
          </table:table-cell>
          <table:table-cell office:value-type="string" calcext:value-type="string">
            <text:p>Letmælk øko</text:p>
            <text:p>Mælken fra Naturmælk bliver indsamlet hver dag, således at den altid er frisk. Mælken indvejes og behandles meget skånsomt for at bevare så meget af den oprindelige smag som muligt. Det medvirker til, at fedtpartiklerne i mælken bevarer deres normale struktur og ses som et let flødelag i overfladen, som nemt genblandes i mælken ved at vende den før brug.</text:p>
          </table:table-cell>
          <table:table-cell office:value-type="string" calcext:value-type="string">
            <text:p>https://www.nemlig.com/letmaelk-oeko-102649</text:p>
          </table:table-cell>
        </table:table-row>
        <table:table-row table:style-name="ro5">
          <table:table-cell office:value-type="string" calcext:value-type="string">
            <text:p>Dagligvarer &gt; Kolonial &gt; Krydderier &gt; Krydderurter &gt; Timian øko.</text:p>
          </table:table-cell>
          <table:table-cell office:value-type="string" calcext:value-type="string">
            <text:p>Timian øko.</text:p>
          </table:table-cell>
          <table:table-cell office:value-type="string" calcext:value-type="string">
            <text:p>10,5 cm pt. / Danmark / klasse 1</text:p>
          </table:table-cell>
          <table:table-cell office:value-type="string" calcext:value-type="string">
            <text:p>Dansk,Øko (dansk),Øko (europæisk)</text:p>
          </table:table-cell>
          <table:table-cell office:value-type="string" calcext:value-type="string">
            <text:p>20.00</text:p>
          </table:table-cell>
          <table:table-cell office:value-type="string" calcext:value-type="string">
            <text:p>.</text:p>
          </table:table-cell>
          <table:table-cell/>
          <table:table-cell office:value-type="string" calcext:value-type="string">
            <text:p>Salat, Suppe, Tilbehør</text:p>
          </table:table-cell>
          <table:table-cell office:value-type="string" calcext:value-type="string">
            <text:p>Potte</text:p>
          </table:table-cell>
          <table:table-cell office:value-type="string" calcext:value-type="string">
            <text:p>Grøn</text:p>
          </table:table-cell>
          <table:table-cell office:value-type="string" calcext:value-type="string">
            <text:p>Klasse 1</text:p>
          </table:table-cell>
          <table:table-cell/>
          <table:table-cell office:value-type="string" calcext:value-type="string">
            <text:p>Dansk, Øko (dansk), Øko (europæisk)</text:p>
          </table:table-cell>
          <table:table-cell office:value-type="string" calcext:value-type="string">
            <text:p>Danmark</text:p>
          </table:table-cell>
          <table:table-cell table:number-columns-repeated="2"/>
          <table:table-cell office:value-type="string" calcext:value-type="string">
            <text:p>Krydderurt, Timian</text:p>
          </table:table-cell>
          <table:table-cell office:value-type="string" calcext:value-type="string">
            <text:p>Timian vokser vildt i landene omkring Middelhavet og stortrives i tør, mager og kalkholdig jord.</text:p>
            <text:p>Der findes faktisk mere end 350 forskellige timianarter, men den mest almindelig i Danmark, er den vi kalder havetimian.</text:p>
            <text:p/>
            <text:p>Det er en let anvendelig krydderurt, der kan bruges til alle former for kød og fisk. Det smager også rigtig godt på pizza og i pastaretter.</text:p>
            <text:p>I middelhavslandene bruges timian meget til pandestegte kartofler.</text:p>
            <text:p/>
            <text:p>Tips:</text:p>
            <text:p>Grundet krydderurtens rige blomsterflor, er den god til at tiltrække bier samt andre insekter.</text:p>
          </table:table-cell>
          <table:table-cell office:value-type="string" calcext:value-type="string">
            <text:p>https://www.nemlig.com/timian-oeko-5027935</text:p>
          </table:table-cell>
        </table:table-row>
        <table:table-row table:style-name="ro12">
          <table:table-cell office:value-type="string" calcext:value-type="string">
            <text:p>Dagligvarer &gt; Drikkevarer &gt; Sommerhausen Riesling</text:p>
          </table:table-cell>
          <table:table-cell office:value-type="string" calcext:value-type="string">
            <text:p>Sommerhausen Riesling</text:p>
          </table:table-cell>
          <table:table-cell office:value-type="string" calcext:value-type="string">
            <text:p>Tyskland / Franken / 2019 / 6 x 1,00 l / hvidvin</text:p>
          </table:table-cell>
          <table:table-cell/>
          <table:table-cell office:value-type="string" calcext:value-type="string">
            <text:p>870.00</text:p>
          </table:table-cell>
          <table:table-cell office:value-type="string" calcext:value-type="string">
            <text:p>450.00</text:p>
          </table:table-cell>
          <table:table-cell/>
          <table:table-cell office:value-type="string" calcext:value-type="string">
            <text:p>Grønt, Jul, Lyst kød, Mager fisk</text:p>
          </table:table-cell>
          <table:table-cell office:value-type="string" calcext:value-type="string">
            <text:p>Kasse, Skruelåg</text:p>
          </table:table-cell>
          <table:table-cell table:number-columns-repeated="2"/>
          <table:table-cell office:value-type="string" calcext:value-type="string">
            <text:p>Tyskland</text:p>
          </table:table-cell>
          <table:table-cell table:number-columns-repeated="4"/>
          <table:table-cell office:value-type="string" calcext:value-type="string">
            <text:p>Hvidvin</text:p>
          </table:table-cell>
          <table:table-cell office:value-type="string" calcext:value-type="string">
            <text:p>Sommerhäuser Riesling trocken 2019 "Brot und Butter"</text:p>
            <text:p>Hverdags vin i ekstra ordinær god kvalitet, en vin der lige så almindelig / vigtig som når vi starter med Brød og smør. Du får en klassisk tør Riesling fra Franken. Den er produceret på 100% Riesling og har et indhold af alkohol på 12%. Den kommer fra det tyske vinhus Sommerhäuser. Det føres videre af 11. generation i familien Steinmann. De er kendt for stilrene og velafbalancerede vine. Vinen har en dejlig god fylde og frugt.</text:p>
            <text:p/>
            <text:p>Inspiration fra vores sommelier</text:p>
            <text:p>Du kan drikke vinen til fisk, lyst kød eller grønt. I en travl hverdag kan der være behov for en gang i mellem at få inspiration til, hvad der skal serveres til aftensmaden. Det vil vi gerne hjælpe dig med. Så vi har samlet et stort udvalg af opskrifter, der kan hjælpe dig. Vi har bl.a. samlet et udvalg af opskrifter til vegetarer og veganere, hvor du kan finde opskrifter med masser af grønt.</text:p>
          </table:table-cell>
          <table:table-cell office:value-type="string" calcext:value-type="string">
            <text:p>https://www.nemlig.com/sommerhausen-riesling-5007998</text:p>
          </table:table-cell>
        </table:table-row>
        <table:table-row table:style-name="ro3">
          <table:table-cell office:value-type="string" calcext:value-type="string">
            <text:p>Dagligvarer &gt; Blomster og have &gt; Potter og vaser &gt; Lammeskind, kunstig (hvid)</text:p>
          </table:table-cell>
          <table:table-cell office:value-type="string" calcext:value-type="string">
            <text:p>Lammeskind, kunstig (hvid)</text:p>
          </table:table-cell>
          <table:table-cell office:value-type="string" calcext:value-type="string">
            <text:p>1 stk. / 90 x 60 cm / Det Gamle Apotek</text:p>
          </table:table-cell>
          <table:table-cell/>
          <table:table-cell office:value-type="string" calcext:value-type="string">
            <text:p>249.95</text:p>
          </table:table-cell>
          <table:table-cell office:value-type="string" calcext:value-type="string">
            <text:p>199.00</text:p>
          </table:table-cell>
          <table:table-cell office:value-type="string" calcext:value-type="string">
            <text:p>Det Gamle Apotek</text:p>
          </table:table-cell>
          <table:table-cell office:value-type="string" calcext:value-type="string">
            <text:p>Hjemmet, Jul, Påske</text:p>
          </table:table-cell>
          <table:table-cell/>
          <table:table-cell office:value-type="string" calcext:value-type="string">
            <text:p>Hvid</text:p>
          </table:table-cell>
          <table:table-cell table:number-columns-repeated="5"/>
          <table:table-cell office:value-type="string" calcext:value-type="string">
            <text:p>90 x 60 cm</text:p>
          </table:table-cell>
          <table:table-cell office:value-type="string" calcext:value-type="string">
            <text:p>Boligudstyr, Lammeskind</text:p>
          </table:table-cell>
          <table:table-cell office:value-type="string" calcext:value-type="string">
            <text:p>Lammeskind</text:p>
            <text:p>Kunstigt lammeskind i hvid som måler 90 x 60 cm.</text:p>
          </table:table-cell>
          <table:table-cell office:value-type="string" calcext:value-type="string">
            <text:p>https://www.nemlig.com/lammeskind-kunstig-hvid-5039928</text:p>
          </table:table-cell>
        </table:table-row>
        <table:table-row table:style-name="ro1">
          <table:table-cell office:value-type="string" calcext:value-type="string">
            <text:p>Dagligvarer &gt; Slik og kiosk &gt; Slik &gt; Lakrids &gt; Lakridskugler m. chokolade</text:p>
          </table:table-cell>
          <table:table-cell office:value-type="string" calcext:value-type="string">
            <text:p>Lakridskugler m. chokolade</text:p>
          </table:table-cell>
          <table:table-cell office:value-type="string" calcext:value-type="string">
            <text:p>100 g / mild / Nordthy</text:p>
          </table:table-cell>
          <table:table-cell/>
          <table:table-cell office:value-type="string" calcext:value-type="string">
            <text:p>29.95</text:p>
          </table:table-cell>
          <table:table-cell office:value-type="string" calcext:value-type="string">
            <text:p>.</text:p>
          </table:table-cell>
          <table:table-cell office:value-type="string" calcext:value-type="string">
            <text:p>Nordthy</text:p>
          </table:table-cell>
          <table:table-cell office:value-type="string" calcext:value-type="string">
            <text:p>Dessert</text:p>
          </table:table-cell>
          <table:table-cell table:number-columns-repeated="8"/>
          <table:table-cell office:value-type="string" calcext:value-type="string">
            <text:p>Lakrids, Slik</text:p>
          </table:table-cell>
          <table:table-cell office:value-type="string" calcext:value-type="string">
            <text:p>Lakrids med chokolade</text:p>
          </table:table-cell>
          <table:table-cell office:value-type="string" calcext:value-type="string">
            <text:p>https://www.nemlig.com/lakridskugler-m-chokolade-5033299</text:p>
          </table:table-cell>
        </table:table-row>
        <table:table-row table:style-name="ro3">
          <table:table-cell office:value-type="string" calcext:value-type="string">
            <text:p>Dagligvarer &gt; Brød, kiks og kager &gt; Rugbrød &gt; Kernerugbrød &gt; Herkules rugbrød</text:p>
          </table:table-cell>
          <table:table-cell office:value-type="string" calcext:value-type="string">
            <text:p>Herkules rugbrød</text:p>
          </table:table-cell>
          <table:table-cell office:value-type="string" calcext:value-type="string">
            <text:p>1 kg / skiver / Kohberg</text:p>
          </table:table-cell>
          <table:table-cell office:value-type="string" calcext:value-type="string">
            <text:p>Fuldkornsmærket,Nøglehulsmærket</text:p>
          </table:table-cell>
          <table:table-cell office:value-type="string" calcext:value-type="string">
            <text:p>19.95</text:p>
          </table:table-cell>
          <table:table-cell office:value-type="string" calcext:value-type="string">
            <text:p>.</text:p>
          </table:table-cell>
          <table:table-cell office:value-type="string" calcext:value-type="string">
            <text:p>Kohberg</text:p>
          </table:table-cell>
          <table:table-cell office:value-type="string" calcext:value-type="string">
            <text:p>Frokost</text:p>
          </table:table-cell>
          <table:table-cell table:number-columns-repeated="4"/>
          <table:table-cell office:value-type="string" calcext:value-type="string">
            <text:p>Discount, Fuldkornsmærket, Nøglehulsmærket, Vegansk</text:p>
          </table:table-cell>
          <table:table-cell table:number-columns-repeated="3"/>
          <table:table-cell office:value-type="string" calcext:value-type="string">
            <text:p>Rugbrød</text:p>
          </table:table-cell>
          <table:table-cell office:value-type="string" calcext:value-type="string">
            <text:p>Rugbrød</text:p>
            <text:p>Dejlig groft fuldkornsrugbrød. Spørger du vores bagere, er Herkules blandt favoritterne. Det er bagt med dansk rugmel, Kohbergs surdej og rigtig god tid– hele 15 timer er det undervejs. En smagfuld klassiker på frokostbordet og i madpakken.</text:p>
          </table:table-cell>
          <table:table-cell office:value-type="string" calcext:value-type="string">
            <text:p>https://www.nemlig.com/herkules-rugbroed-922434</text:p>
          </table:table-cell>
        </table:table-row>
        <table:table-row table:style-name="ro3">
          <table:table-cell office:value-type="string" calcext:value-type="string">
            <text:p>Dagligvarer &gt; Kolonial &gt; Dressing og saucer &gt; Sauce &gt; Chilisauce &gt; Sweet chilisauce m. ingefær</text:p>
          </table:table-cell>
          <table:table-cell office:value-type="string" calcext:value-type="string">
            <text:p>Sweet chilisauce m. ingefær</text:p>
          </table:table-cell>
          <table:table-cell office:value-type="string" calcext:value-type="string">
            <text:p>0,20 l / Santa Maria - Asia</text:p>
          </table:table-cell>
          <table:table-cell/>
          <table:table-cell office:value-type="string" calcext:value-type="string">
            <text:p>17.95</text:p>
          </table:table-cell>
          <table:table-cell office:value-type="string" calcext:value-type="string">
            <text:p>.</text:p>
          </table:table-cell>
          <table:table-cell office:value-type="string" calcext:value-type="string">
            <text:p>Santa Maria</text:p>
          </table:table-cell>
          <table:table-cell table:number-columns-repeated="9"/>
          <table:table-cell office:value-type="string" calcext:value-type="string">
            <text:p>Sauce</text:p>
          </table:table-cell>
          <table:table-cell office:value-type="string" calcext:value-type="string">
            <text:p>Woksauce med ingefær</text:p>
            <text:p>Vores gode Sweet Chili er en variant, som er nøje tilsmagt med ingefær.</text:p>
          </table:table-cell>
          <table:table-cell office:value-type="string" calcext:value-type="string">
            <text:p>https://www.nemlig.com/sweet-chilisauce-m-ingefaer-5021633</text:p>
          </table:table-cell>
        </table:table-row>
        <table:table-row table:style-name="ro3">
          <table:table-cell office:value-type="string" calcext:value-type="string">
            <text:p>Dagligvarer &gt; Drikkevarer &gt; Juice, smoothies og shots &gt; Smoothies &gt; Smoothie m. jordbær og banan</text:p>
          </table:table-cell>
          <table:table-cell office:value-type="string" calcext:value-type="string">
            <text:p>Smoothie m. jordbær og banan</text:p>
          </table:table-cell>
          <table:table-cell office:value-type="string" calcext:value-type="string">
            <text:p>6 x 0,15 l / Froosh</text:p>
          </table:table-cell>
          <table:table-cell/>
          <table:table-cell office:value-type="string" calcext:value-type="string">
            <text:p>54.95</text:p>
          </table:table-cell>
          <table:table-cell office:value-type="string" calcext:value-type="string">
            <text:p>45.00</text:p>
          </table:table-cell>
          <table:table-cell office:value-type="string" calcext:value-type="string">
            <text:p>Froosh</text:p>
          </table:table-cell>
          <table:table-cell office:value-type="string" calcext:value-type="string">
            <text:p>Brunch, Madpakke, Morgenmad, Snack, Vegetar</text:p>
          </table:table-cell>
          <table:table-cell table:number-columns-repeated="8"/>
          <table:table-cell office:value-type="string" calcext:value-type="string">
            <text:p>Smoothie</text:p>
          </table:table-cell>
          <table:table-cell office:value-type="string" calcext:value-type="string">
            <text:p>Smoothie med jordbær og banan</text:p>
            <text:p>Ren frugtsmoothie, uden tilsat sukker, tilsætningsstoffer, konserveringsmidler eller koncentrat.</text:p>
          </table:table-cell>
          <table:table-cell office:value-type="string" calcext:value-type="string">
            <text:p>https://www.nemlig.com/smoothie-m-jordbaer-og-banan-5044123</text:p>
          </table:table-cell>
        </table:table-row>
        <table:table-row table:style-name="ro2">
          <table:table-cell office:value-type="string" calcext:value-type="string">
            <text:p>Dagligvarer &gt; Frugt og grønt &gt; Frugt &gt; Frugt mix i tern øko.</text:p>
          </table:table-cell>
          <table:table-cell office:value-type="string" calcext:value-type="string">
            <text:p>Frugt mix i tern øko.</text:p>
          </table:table-cell>
          <table:table-cell office:value-type="string" calcext:value-type="string">
            <text:p>160 g / Skåret og klar til brug</text:p>
          </table:table-cell>
          <table:table-cell office:value-type="string" calcext:value-type="string">
            <text:p>Nøglehulsmærket,Øko (dansk),Øko (europæisk)</text:p>
          </table:table-cell>
          <table:table-cell office:value-type="string" calcext:value-type="string">
            <text:p>21.00</text:p>
          </table:table-cell>
          <table:table-cell office:value-type="string" calcext:value-type="string">
            <text:p>.</text:p>
          </table:table-cell>
          <table:table-cell/>
          <table:table-cell office:value-type="string" calcext:value-type="string">
            <text:p>Brunch, Madpakke, Salat, Snack, Tilbehør</text:p>
          </table:table-cell>
          <table:table-cell office:value-type="string" calcext:value-type="string">
            <text:p>Bæger</text:p>
          </table:table-cell>
          <table:table-cell table:number-columns-repeated="3"/>
          <table:table-cell office:value-type="string" calcext:value-type="string">
            <text:p>Nøglehulsmærket, Øko (dansk), Øko (europæisk)</text:p>
          </table:table-cell>
          <table:table-cell table:number-columns-repeated="3"/>
          <table:table-cell office:value-type="string" calcext:value-type="string">
            <text:p>Ananas, Kiwi, Æble</text:p>
          </table:table-cell>
          <table:table-cell office:value-type="string" calcext:value-type="string">
            <text:p>Frugt Mix fra Grønne Bakken er håndskåret, lige til at spise.</text:p>
            <text:p/>
            <text:p>Grønne Bakken producere økologiske frugt bægre. Det er både danske og udenlandske økologiske frugter der bruges. Dog primært danske frugter, når der er sæson for dem.</text:p>
            <text:p/>
            <text:p>Bæredygtighed er vigtigt for Grønne Bakken, derfor er alle bægre lavet af genbrugsplast og er 100 % genanvendelige.</text:p>
            <text:p>Der er vedlagt en gaffel i frugt bægrene, som er lavet at birketræ, hvilket gør gaflen bionedbrydelig. Bi og rest produkter bliver sendt til et biogasanlæg, så madspild går til et godt formål i form af Grøn Energi til husstande.</text:p>
          </table:table-cell>
          <table:table-cell office:value-type="string" calcext:value-type="string">
            <text:p>https://www.nemlig.com/frugt-mix-i-tern-oeko-5048671</text:p>
          </table:table-cell>
        </table:table-row>
        <table:table-row table:style-name="ro3">
          <table:table-cell office:value-type="string" calcext:value-type="string">
            <text:p>Dagligvarer &gt; Køl og mejeri &gt; Pålæg &gt; Pålæg i skiver &gt; Skinke og hamburgerryg &gt; Hamburgerryg øko.</text:p>
          </table:table-cell>
          <table:table-cell office:value-type="string" calcext:value-type="string">
            <text:p>Hamburgerryg øko.</text:p>
          </table:table-cell>
          <table:table-cell office:value-type="string" calcext:value-type="string">
            <text:p>90 g / Defco</text:p>
          </table:table-cell>
          <table:table-cell office:value-type="string" calcext:value-type="string">
            <text:p>KØL,Øko (dansk),Øko (europæisk)</text:p>
          </table:table-cell>
          <table:table-cell office:value-type="string" calcext:value-type="string">
            <text:p>19.25</text:p>
          </table:table-cell>
          <table:table-cell office:value-type="string" calcext:value-type="string">
            <text:p>.</text:p>
          </table:table-cell>
          <table:table-cell office:value-type="string" calcext:value-type="string">
            <text:p>Defco</text:p>
          </table:table-cell>
          <table:table-cell office:value-type="string" calcext:value-type="string">
            <text:p>Brød, Frokost</text:p>
          </table:table-cell>
          <table:table-cell table:number-columns-repeated="4"/>
          <table:table-cell office:value-type="string" calcext:value-type="string">
            <text:p>Discount, KØL, Øko (dansk), Øko (europæisk)</text:p>
          </table:table-cell>
          <table:table-cell office:value-type="string" calcext:value-type="string">
            <text:p>Svin</text:p>
          </table:table-cell>
          <table:table-cell table:number-columns-repeated="2"/>
          <table:table-cell office:value-type="string" calcext:value-type="string">
            <text:p>Kødpålæg, Pålæg</text:p>
          </table:table-cell>
          <table:table-cell office:value-type="string" calcext:value-type="string">
            <text:p>Hamburgerryg</text:p>
            <text:p>Økologsik hamburgerryg i skiver, som er kogt og røget over bøgeflis.</text:p>
          </table:table-cell>
          <table:table-cell office:value-type="string" calcext:value-type="string">
            <text:p>https://www.nemlig.com/hamburgerryg-oeko-5041817</text:p>
          </table:table-cell>
        </table:table-row>
        <table:table-row table:style-name="ro13">
          <table:table-cell office:value-type="string" calcext:value-type="string">
            <text:p>Dagligvarer &gt; Frost &gt; Brød og kager &gt; Flutes, baguettes og morgenbrød &gt; Grovbrød XL skiver</text:p>
          </table:table-cell>
          <table:table-cell office:value-type="string" calcext:value-type="string">
            <text:p>Grovbrød XL skiver</text:p>
          </table:table-cell>
          <table:table-cell office:value-type="string" calcext:value-type="string">
            <text:p>450 g / glutenfri / frost / Semper</text:p>
          </table:table-cell>
          <table:table-cell office:value-type="string" calcext:value-type="string">
            <text:p>Frost</text:p>
          </table:table-cell>
          <table:table-cell office:value-type="string" calcext:value-type="string">
            <text:p>33.95</text:p>
          </table:table-cell>
          <table:table-cell office:value-type="string" calcext:value-type="string">
            <text:p>.</text:p>
          </table:table-cell>
          <table:table-cell office:value-type="string" calcext:value-type="string">
            <text:p>Semper</text:p>
          </table:table-cell>
          <table:table-cell table:number-columns-repeated="5"/>
          <table:table-cell office:value-type="string" calcext:value-type="string">
            <text:p>Frost, Glutenfri, Laktosefri, Vegansk</text:p>
          </table:table-cell>
          <table:table-cell table:number-columns-repeated="3"/>
          <table:table-cell office:value-type="string" calcext:value-type="string">
            <text:p>Brød</text:p>
          </table:table-cell>
          <table:table-cell office:value-type="string" calcext:value-type="string">
            <text:p>Glutenfri brød fra Semper</text:p>
            <text:p>Grovbrød i tykke skiver, bages færdig hjemme.</text:p>
            <text:p/>
            <text:p>Se også vores udvalg af:</text:p>
            <text:p>Glutenfri brød</text:p>
            <text:p>Glutenfri mel</text:p>
            <text:p>Glutenfri produkter</text:p>
          </table:table-cell>
          <table:table-cell office:value-type="string" calcext:value-type="string">
            <text:p>https://www.nemlig.com/grovbroed-xl-skiver-5017119</text:p>
          </table:table-cell>
        </table:table-row>
        <table:table-row table:style-name="ro1">
          <table:table-cell office:value-type="string" calcext:value-type="string">
            <text:p>Dagligvarer &gt; Kolonial &gt; Marmelade, smørepålæg m.m. &gt; Marmelade og syltetøj &gt; Brombærmarmelade</text:p>
          </table:table-cell>
          <table:table-cell office:value-type="string" calcext:value-type="string">
            <text:p>Brombærmarmelade</text:p>
          </table:table-cell>
          <table:table-cell office:value-type="string" calcext:value-type="string">
            <text:p>380 g / Den Gamle Fabrik</text:p>
          </table:table-cell>
          <table:table-cell/>
          <table:table-cell office:value-type="string" calcext:value-type="string">
            <text:p>24.95</text:p>
          </table:table-cell>
          <table:table-cell office:value-type="string" calcext:value-type="string">
            <text:p>.</text:p>
          </table:table-cell>
          <table:table-cell office:value-type="string" calcext:value-type="string">
            <text:p>Den Gamle Fabrik</text:p>
          </table:table-cell>
          <table:table-cell table:number-columns-repeated="9"/>
          <table:table-cell office:value-type="string" calcext:value-type="string">
            <text:p>Marmelade</text:p>
          </table:table-cell>
          <table:table-cell office:value-type="string" calcext:value-type="string">
            <text:p>Brombær egner sig godt til marmelade. Selvom bærret koge ind til marmelade beholder det sin form og bid, som giver marmelade en frisk smag.</text:p>
          </table:table-cell>
          <table:table-cell office:value-type="string" calcext:value-type="string">
            <text:p>https://www.nemlig.com/brombaermarmelade-905004</text:p>
          </table:table-cell>
        </table:table-row>
        <table:table-row table:style-name="ro14">
          <table:table-cell office:value-type="string" calcext:value-type="string">
            <text:p>Dagligvarer &gt; Drikkevarer &gt; Saftevand og drik med smag &gt; Læskedrik m. jordbærsmag</text:p>
          </table:table-cell>
          <table:table-cell office:value-type="string" calcext:value-type="string">
            <text:p>Læskedrik m. jordbærsmag</text:p>
          </table:table-cell>
          <table:table-cell office:value-type="string" calcext:value-type="string">
            <text:p>1 l / ex. pant / indh. sødestoffer/ First Price</text:p>
          </table:table-cell>
          <table:table-cell/>
          <table:table-cell office:value-type="string" calcext:value-type="string">
            <text:p>7.95</text:p>
          </table:table-cell>
          <table:table-cell office:value-type="string" calcext:value-type="string">
            <text:p>.</text:p>
          </table:table-cell>
          <table:table-cell office:value-type="string" calcext:value-type="string">
            <text:p>First Price</text:p>
          </table:table-cell>
          <table:table-cell office:value-type="string" calcext:value-type="string">
            <text:p>Snack</text:p>
          </table:table-cell>
          <table:table-cell table:number-columns-repeated="4"/>
          <table:table-cell office:value-type="string" calcext:value-type="string">
            <text:p>Discount, Sukkerfri</text:p>
          </table:table-cell>
          <table:table-cell table:number-columns-repeated="3"/>
          <table:table-cell office:value-type="string" calcext:value-type="string">
            <text:p>Læskedrik til opblanding</text:p>
          </table:table-cell>
          <table:table-cell office:value-type="string" calcext:value-type="string">
            <text:p>Læskedrik m. jordbærsmag</text:p>
            <text:p>Koncentreret læskedrik. Sukkerfri (dvs. højst 0,5 g sukkerarter pr. 100 ml færdig læskedrik). Indeholder sødestoffer. Mængde færdig læskedrik: ca. 12 liter.</text:p>
            <text:p/>
            <text:p>Blandingsforhold: Blandes 1+11.</text:p>
            <text:p/>
            <text:p>Opbevaring: Ved stuetempuratur og ikke direkte sollys.</text:p>
            <text:p/>
            <text:p>Bedst før:</text:p>
            <text:p>Uåbnet: Se datomærkning på låget.</text:p>
            <text:p>Åbnet: 30 dage i køleskabet (højst +5 °C).</text:p>
          </table:table-cell>
          <table:table-cell office:value-type="string" calcext:value-type="string">
            <text:p>https://www.nemlig.com/laeskedrik-m-jordbaersmag-5005585</text:p>
          </table:table-cell>
        </table:table-row>
        <table:table-row table:style-name="ro3">
          <table:table-cell office:value-type="string" calcext:value-type="string">
            <text:p>Dagligvarer &gt; Brød, kiks og kager &gt; Småkager og cookies &gt; Peanutskager</text:p>
          </table:table-cell>
          <table:table-cell office:value-type="string" calcext:value-type="string">
            <text:p>Peanutskager</text:p>
          </table:table-cell>
          <table:table-cell office:value-type="string" calcext:value-type="string">
            <text:p>175 g / Royal Biscuit</text:p>
          </table:table-cell>
          <table:table-cell/>
          <table:table-cell office:value-type="string" calcext:value-type="string">
            <text:p>15.95</text:p>
          </table:table-cell>
          <table:table-cell office:value-type="string" calcext:value-type="string">
            <text:p>.</text:p>
          </table:table-cell>
          <table:table-cell office:value-type="string" calcext:value-type="string">
            <text:p>Royal</text:p>
          </table:table-cell>
          <table:table-cell office:value-type="string" calcext:value-type="string">
            <text:p>Dessert, Hygge, Snack</text:p>
          </table:table-cell>
          <table:table-cell table:number-columns-repeated="8"/>
          <table:table-cell office:value-type="string" calcext:value-type="string">
            <text:p>Småkager</text:p>
          </table:table-cell>
          <table:table-cell office:value-type="string" calcext:value-type="string">
            <text:p>Peanutskager</text:p>
            <text:p>Småkager med jordnødder.</text:p>
          </table:table-cell>
          <table:table-cell office:value-type="string" calcext:value-type="string">
            <text:p>https://www.nemlig.com/peanutskager-5011023</text:p>
          </table:table-cell>
        </table:table-row>
        <table:table-row table:style-name="ro11">
          <table:table-cell office:value-type="string" calcext:value-type="string">
            <text:p>Dagligvarer &gt; Drikkevarer &gt; Sodavand &gt; Cola &gt; Cola</text:p>
          </table:table-cell>
          <table:table-cell office:value-type="string" calcext:value-type="string">
            <text:p>Cola</text:p>
          </table:table-cell>
          <table:table-cell office:value-type="string" calcext:value-type="string">
            <text:p>0,37 l / ex. pant / Jarritos</text:p>
          </table:table-cell>
          <table:table-cell/>
          <table:table-cell office:value-type="string" calcext:value-type="string">
            <text:p>22.95</text:p>
          </table:table-cell>
          <table:table-cell office:value-type="string" calcext:value-type="string">
            <text:p>.</text:p>
          </table:table-cell>
          <table:table-cell office:value-type="string" calcext:value-type="string">
            <text:p>Jarritos</text:p>
          </table:table-cell>
          <table:table-cell office:value-type="string" calcext:value-type="string">
            <text:p>Børn, Drikke, Drinks, Fest, Fødselsdag</text:p>
          </table:table-cell>
          <table:table-cell table:number-columns-repeated="3"/>
          <table:table-cell office:value-type="string" calcext:value-type="string">
            <text:p>Mexico</text:p>
          </table:table-cell>
          <table:table-cell table:number-columns-repeated="4"/>
          <table:table-cell office:value-type="string" calcext:value-type="string">
            <text:p>Cola, Sodavand</text:p>
          </table:table-cell>
          <table:table-cell office:value-type="string" calcext:value-type="string">
            <text:p>Cola</text:p>
            <text:p>Cola the Mexican way. Smager af cola bare bedre - og af mere. En dyb frisk smag med et twist af Mexico. Hola bonita. Fra Mexico med kærlighed. Jarritos er ikke bare fantastiske læskedrikke – det er også socialt ansvar og bæredygtighed, da Jarritos støtter lokale bønder og skolerne i området.</text:p>
            <text:p/>
            <text:p>Ordet Jarrito betyder ”lille kande” på spansk. Det henviser til den mexicanske tradition med at drikke vand og andre drikke i lerpotter og kander. Mexico’s mest populære sodavand i 70 år og største eksportvare til USA. Jarritos har efterhånden en begejstret og dedikeret fanskare i Danmark og populariteten er stigende. Og med god grund. Den smager nemlig fantastisk! Lavet siden 1950 på rigtig solmoden frugt og naturlig rørsukker hvilket giver en dejlig og ægte naturlig sødme sammen med en frisk og autentisk frugtsmag.</text:p>
            <text:p/>
            <text:p>Frisk, frugtig, farverig og festlig</text:p>
            <text:p>Jarritos tager socialt ansvar</text:p>
            <text:p>Støtter lokale bønder og skoler</text:p>
            <text:p>God mixer til alkohol</text:p>
          </table:table-cell>
          <table:table-cell office:value-type="string" calcext:value-type="string">
            <text:p>https://www.nemlig.com/cola-5047678</text:p>
          </table:table-cell>
        </table:table-row>
        <table:table-row table:style-name="ro1">
          <table:table-cell office:value-type="string" calcext:value-type="string">
            <text:p>Dagligvarer &gt; Drikkevarer &gt; Vondeling Sauvignon Blanc</text:p>
          </table:table-cell>
          <table:table-cell office:value-type="string" calcext:value-type="string">
            <text:p>Vondeling Sauvignon Blanc</text:p>
          </table:table-cell>
          <table:table-cell office:value-type="string" calcext:value-type="string">
            <text:p>Sydafrika / Western Cape 2019 / 0,75 l / hvidvin</text:p>
          </table:table-cell>
          <table:table-cell/>
          <table:table-cell office:value-type="string" calcext:value-type="string">
            <text:p>139.95</text:p>
          </table:table-cell>
          <table:table-cell office:value-type="string" calcext:value-type="string">
            <text:p>.</text:p>
          </table:table-cell>
          <table:table-cell/>
          <table:table-cell office:value-type="string" calcext:value-type="string">
            <text:p>Fisk</text:p>
          </table:table-cell>
          <table:table-cell office:value-type="string" calcext:value-type="string">
            <text:p>Skruelåg</text:p>
          </table:table-cell>
          <table:table-cell table:number-columns-repeated="2"/>
          <table:table-cell office:value-type="string" calcext:value-type="string">
            <text:p>Sydafrika</text:p>
          </table:table-cell>
          <table:table-cell table:number-columns-repeated="4"/>
          <table:table-cell office:value-type="string" calcext:value-type="string">
            <text:p>Hvidvin</text:p>
          </table:table-cell>
          <table:table-cell/>
          <table:table-cell office:value-type="string" calcext:value-type="string">
            <text:p>https://www.nemlig.com/vondeling-sauvignon-blanc-5033029</text:p>
          </table:table-cell>
        </table:table-row>
        <table:table-row table:style-name="ro7">
          <table:table-cell office:value-type="string" calcext:value-type="string">
            <text:p>Dagligvarer &gt; Kolonial &gt; Konserves &gt; Fisk på dåse og tube &gt; Ansjosfilet i olie</text:p>
          </table:table-cell>
          <table:table-cell office:value-type="string" calcext:value-type="string">
            <text:p>Ansjosfilet i olie</text:p>
          </table:table-cell>
          <table:table-cell office:value-type="string" calcext:value-type="string">
            <text:p>90 g / 50 g / Epifine</text:p>
          </table:table-cell>
          <table:table-cell/>
          <table:table-cell office:value-type="string" calcext:value-type="string">
            <text:p>30.95</text:p>
          </table:table-cell>
          <table:table-cell office:value-type="string" calcext:value-type="string">
            <text:p>.</text:p>
          </table:table-cell>
          <table:table-cell office:value-type="string" calcext:value-type="string">
            <text:p>Epifine</text:p>
          </table:table-cell>
          <table:table-cell table:number-columns-repeated="9"/>
          <table:table-cell office:value-type="string" calcext:value-type="string">
            <text:p>Fiskekonserves</text:p>
          </table:table-cell>
          <table:table-cell office:value-type="string" calcext:value-type="string">
            <text:p>Ansjosfilet i olie</text:p>
            <text:p>Lækre italienske ansjosfiletter uden ben og skind. Smagen er kraftig og saltet. God på en æggemad eller som smagsgivende ingrediens i den hjemmelavede leverpostej.</text:p>
            <text:p/>
            <text:p>Nettovægt: 90 g / Drænetvægt: 50 g.</text:p>
          </table:table-cell>
          <table:table-cell office:value-type="string" calcext:value-type="string">
            <text:p>https://www.nemlig.com/ansjosfilet-i-olie-5011516</text:p>
          </table:table-cell>
        </table:table-row>
        <table:table-row table:style-name="ro13">
          <table:table-cell office:value-type="string" calcext:value-type="string">
            <text:p>Dagligvarer &gt; Køl og mejeri &gt; Mejeri &gt; Mælk &gt; Minimælk &gt; Minimælk øko.</text:p>
          </table:table-cell>
          <table:table-cell office:value-type="string" calcext:value-type="string">
            <text:p>Minimælk øko.</text:p>
          </table:table-cell>
          <table:table-cell office:value-type="string" calcext:value-type="string">
            <text:p>1 l / laktosefri / Arla</text:p>
          </table:table-cell>
          <table:table-cell office:value-type="string" calcext:value-type="string">
            <text:p>KØL,Nøglehulsmærket,Øko (dansk)</text:p>
          </table:table-cell>
          <table:table-cell office:value-type="string" calcext:value-type="string">
            <text:p>13.95</text:p>
          </table:table-cell>
          <table:table-cell office:value-type="string" calcext:value-type="string">
            <text:p>.</text:p>
          </table:table-cell>
          <table:table-cell office:value-type="string" calcext:value-type="string">
            <text:p>Arla</text:p>
          </table:table-cell>
          <table:table-cell office:value-type="string" calcext:value-type="string">
            <text:p>Kaffe, Madlavning, Morgenmad</text:p>
          </table:table-cell>
          <table:table-cell table:number-columns-repeated="4"/>
          <table:table-cell office:value-type="string" calcext:value-type="string">
            <text:p>KØL, Laktosefri, Nøglehulsmærket, Øko (dansk)</text:p>
          </table:table-cell>
          <table:table-cell office:value-type="string" calcext:value-type="string">
            <text:p>Ko</text:p>
          </table:table-cell>
          <table:table-cell table:number-columns-repeated="2"/>
          <table:table-cell office:value-type="string" calcext:value-type="string">
            <text:p>Minimælk</text:p>
          </table:table-cell>
          <table:table-cell office:value-type="string" calcext:value-type="string">
            <text:p>Laktosefri minimælk økologisk</text:p>
            <text:p>Arla laktosefri økologisk minimælk drik er til dig, der er laktoseintolerant og dig, der gerne vil leve et liv uden laktose. Arla laktosefri økologisk minimælk drik er filtreret, og derefter er der tilsat enzymet laktase, som nedbryder det naturlige indhold af mælkesukker. Dermed kan du nyde den naturlige, friske mælkesmag – også selvom du ikke kan tåle laktose.</text:p>
            <text:p/>
            <text:p>Opbevaring: opvebares ved højst 5°C.</text:p>
            <text:p>Bedst før:</text:p>
            <text:p>Uåbnet: Se datomærkning på emballagen.</text:p>
            <text:p>Åbnet: 3-4 dage &lt;5°C</text:p>
          </table:table-cell>
          <table:table-cell office:value-type="string" calcext:value-type="string">
            <text:p>https://www.nemlig.com/minimaelk-oeko-5031862</text:p>
          </table:table-cell>
        </table:table-row>
        <table:table-row table:style-name="ro3">
          <table:table-cell office:value-type="string" calcext:value-type="string">
            <text:p>Dagligvarer &gt; Køl og mejeri &gt; Pålæg &gt; Pålæg i skiver &gt; Kylling og fjerkræspålæg &gt; Kyllingebryst m. chili</text:p>
          </table:table-cell>
          <table:table-cell office:value-type="string" calcext:value-type="string">
            <text:p>Kyllingebryst m. chili</text:p>
          </table:table-cell>
          <table:table-cell office:value-type="string" calcext:value-type="string">
            <text:p>100 g / Den Grønne Slagter</text:p>
          </table:table-cell>
          <table:table-cell office:value-type="string" calcext:value-type="string">
            <text:p>KØL,Nøglehulsmærket</text:p>
          </table:table-cell>
          <table:table-cell office:value-type="string" calcext:value-type="string">
            <text:p>14.95</text:p>
          </table:table-cell>
          <table:table-cell office:value-type="string" calcext:value-type="string">
            <text:p>.</text:p>
          </table:table-cell>
          <table:table-cell office:value-type="string" calcext:value-type="string">
            <text:p>Den Grønne Slagter</text:p>
          </table:table-cell>
          <table:table-cell office:value-type="string" calcext:value-type="string">
            <text:p>Madpakke</text:p>
          </table:table-cell>
          <table:table-cell table:number-columns-repeated="4"/>
          <table:table-cell office:value-type="string" calcext:value-type="string">
            <text:p>Discount, KØL, Nøglehulsmærket</text:p>
          </table:table-cell>
          <table:table-cell office:value-type="string" calcext:value-type="string">
            <text:p>Kylling</text:p>
          </table:table-cell>
          <table:table-cell table:number-columns-repeated="2"/>
          <table:table-cell office:value-type="string" calcext:value-type="string">
            <text:p>Pålæg</text:p>
          </table:table-cell>
          <table:table-cell office:value-type="string" calcext:value-type="string">
            <text:p>Kyllingebryst med chili, sammensat af stykker af kød</text:p>
            <text:p>Naturlig rig på protein. Mør og saftig kogt kyllingebryst med chili perfekt til madpakken.</text:p>
          </table:table-cell>
          <table:table-cell office:value-type="string" calcext:value-type="string">
            <text:p>https://www.nemlig.com/kyllingebryst-m-chili-5016210</text:p>
          </table:table-cell>
        </table:table-row>
        <table:table-row table:style-name="ro9">
          <table:table-cell office:value-type="string" calcext:value-type="string">
            <text:p>Dagligvarer &gt; Frost &gt; Frugt og bær &gt; Hindbær</text:p>
          </table:table-cell>
          <table:table-cell office:value-type="string" calcext:value-type="string">
            <text:p>Hindbær</text:p>
          </table:table-cell>
          <table:table-cell office:value-type="string" calcext:value-type="string">
            <text:p>300 g / frost / Frigodan</text:p>
          </table:table-cell>
          <table:table-cell office:value-type="string" calcext:value-type="string">
            <text:p>Frost</text:p>
          </table:table-cell>
          <table:table-cell office:value-type="string" calcext:value-type="string">
            <text:p>19.95</text:p>
          </table:table-cell>
          <table:table-cell office:value-type="string" calcext:value-type="string">
            <text:p>.</text:p>
          </table:table-cell>
          <table:table-cell office:value-type="string" calcext:value-type="string">
            <text:p>Frigodan</text:p>
          </table:table-cell>
          <table:table-cell table:number-columns-repeated="5"/>
          <table:table-cell office:value-type="string" calcext:value-type="string">
            <text:p>Frost</text:p>
          </table:table-cell>
          <table:table-cell table:number-columns-repeated="3"/>
          <table:table-cell office:value-type="string" calcext:value-type="string">
            <text:p>Frugt</text:p>
          </table:table-cell>
          <table:table-cell office:value-type="string" calcext:value-type="string">
            <text:p>Hindbær</text:p>
            <text:p>Tilberedning:</text:p>
            <text:p>Da Frigodans hindbær hverken er skyllet eler varmebehandlet, skal de koges i mindst 1 minut før brug.</text:p>
          </table:table-cell>
          <table:table-cell office:value-type="string" calcext:value-type="string">
            <text:p>https://www.nemlig.com/hindbaer-103218</text:p>
          </table:table-cell>
        </table:table-row>
        <table:table-row table:style-name="ro3">
          <table:table-cell office:value-type="string" calcext:value-type="string">
            <text:p>Dagligvarer &gt; Husholdning og bolig &gt; Toiletpapir og køkkenrulle &gt; Toiletpapir &gt; Køkkenrulle i æske</text:p>
          </table:table-cell>
          <table:table-cell office:value-type="string" calcext:value-type="string">
            <text:p>Køkkenrulle i æske</text:p>
          </table:table-cell>
          <table:table-cell office:value-type="string" calcext:value-type="string">
            <text:p>75 stk. / Quick og Chic / Lotus</text:p>
          </table:table-cell>
          <table:table-cell/>
          <table:table-cell office:value-type="string" calcext:value-type="string">
            <text:p>14.95</text:p>
          </table:table-cell>
          <table:table-cell office:value-type="string" calcext:value-type="string">
            <text:p>.</text:p>
          </table:table-cell>
          <table:table-cell office:value-type="string" calcext:value-type="string">
            <text:p>Lotus</text:p>
          </table:table-cell>
          <table:table-cell table:number-columns-repeated="9"/>
          <table:table-cell office:value-type="string" calcext:value-type="string">
            <text:p>Køkkenruller</text:p>
          </table:table-cell>
          <table:table-cell office:value-type="string" calcext:value-type="string">
            <text:p>Lotus quick og chic</text:p>
            <text:p>Æske med 75 stk. papir. Lavet af ny cellulose.</text:p>
          </table:table-cell>
          <table:table-cell office:value-type="string" calcext:value-type="string">
            <text:p>https://www.nemlig.com/koekkenrulle-i-aeske-5037770</text:p>
          </table:table-cell>
        </table:table-row>
        <table:table-row table:style-name="ro7">
          <table:table-cell office:value-type="string" calcext:value-type="string">
            <text:p>Dagligvarer &gt; Drikkevarer &gt; Kaffe, te og kakao &gt; Kaffe &gt; Formalet kaffe &gt; Classico kaffe</text:p>
          </table:table-cell>
          <table:table-cell office:value-type="string" calcext:value-type="string">
            <text:p>Classico kaffe</text:p>
          </table:table-cell>
          <table:table-cell office:value-type="string" calcext:value-type="string">
            <text:p>340 g / malet kaffe / Lavazza</text:p>
          </table:table-cell>
          <table:table-cell/>
          <table:table-cell office:value-type="string" calcext:value-type="string">
            <text:p>51.95</text:p>
          </table:table-cell>
          <table:table-cell office:value-type="string" calcext:value-type="string">
            <text:p>42.95</text:p>
          </table:table-cell>
          <table:table-cell office:value-type="string" calcext:value-type="string">
            <text:p>Lavazza</text:p>
          </table:table-cell>
          <table:table-cell table:number-columns-repeated="9"/>
          <table:table-cell office:value-type="string" calcext:value-type="string">
            <text:p>Kaffe</text:p>
          </table:table-cell>
          <table:table-cell office:value-type="string" calcext:value-type="string">
            <text:p>Afbalanceret og fyldig kaffe</text:p>
            <text:p>Classico er italiensk balance og harmoni. De raffinerede Arabica-bønner fra Central- og Sydamerika er mellemristet. Kaffen ristes særlig nænsomt men lidt længere for den perfekte fyldige og harmoniske smag med fine undertoner af blomster.</text:p>
            <text:p/>
            <text:p>Classico er til dig, der holder af og sætter pris på den klassiske italienske smagsprofil.</text:p>
          </table:table-cell>
          <table:table-cell office:value-type="string" calcext:value-type="string">
            <text:p>https://www.nemlig.com/classico-kaffe-5022711</text:p>
          </table:table-cell>
        </table:table-row>
        <table:table-row table:style-name="ro3">
          <table:table-cell office:value-type="string" calcext:value-type="string">
            <text:p>Dagligvarer &gt; Husholdning og bolig &gt; Stearinlys, servietter og festartikler &gt; Gavepapir og gavebånd &gt; Gavebånd m. tryk (sort)</text:p>
          </table:table-cell>
          <table:table-cell office:value-type="string" calcext:value-type="string">
            <text:p>Gavebånd m. tryk (sort)</text:p>
          </table:table-cell>
          <table:table-cell office:value-type="string" calcext:value-type="string">
            <text:p>1 stk. / 5 m / Det Gamle Apotek</text:p>
          </table:table-cell>
          <table:table-cell/>
          <table:table-cell office:value-type="string" calcext:value-type="string">
            <text:p>24.95</text:p>
          </table:table-cell>
          <table:table-cell office:value-type="string" calcext:value-type="string">
            <text:p>.</text:p>
          </table:table-cell>
          <table:table-cell office:value-type="string" calcext:value-type="string">
            <text:p>Det Gamle Apotek</text:p>
          </table:table-cell>
          <table:table-cell office:value-type="string" calcext:value-type="string">
            <text:p>Fødselsdag, Gave, Jul</text:p>
          </table:table-cell>
          <table:table-cell/>
          <table:table-cell office:value-type="string" calcext:value-type="string">
            <text:p>Sort</text:p>
          </table:table-cell>
          <table:table-cell table:number-columns-repeated="6"/>
          <table:table-cell office:value-type="string" calcext:value-type="string">
            <text:p>Gavebånd</text:p>
          </table:table-cell>
          <table:table-cell office:value-type="string" calcext:value-type="string">
            <text:p>Gavebånd med tryk</text:p>
            <text:p>Rulle med 5 meter af sort tekstil gavebånd med tryk. Bredde 1,5 cm.</text:p>
          </table:table-cell>
          <table:table-cell office:value-type="string" calcext:value-type="string">
            <text:p>https://www.nemlig.com/gavebaand-m-tryk-sort-5046128</text:p>
          </table:table-cell>
        </table:table-row>
        <table:table-row table:style-name="ro7">
          <table:table-cell office:value-type="string" calcext:value-type="string">
            <text:p>Dagligvarer &gt; Kød og fisk &gt; Fisk og skaldyr &gt; Fisk i filet &gt; Laksefilet m. skind øko.</text:p>
          </table:table-cell>
          <table:table-cell office:value-type="string" calcext:value-type="string">
            <text:p>Laksefilet m. skind øko.</text:p>
          </table:table-cell>
          <table:table-cell office:value-type="string" calcext:value-type="string">
            <text:p>225 g / norsk / Glyngøre</text:p>
          </table:table-cell>
          <table:table-cell office:value-type="string" calcext:value-type="string">
            <text:p>Øko (dansk),Øko (europæisk)</text:p>
          </table:table-cell>
          <table:table-cell office:value-type="string" calcext:value-type="string">
            <text:p>69.95</text:p>
          </table:table-cell>
          <table:table-cell office:value-type="string" calcext:value-type="string">
            <text:p>.</text:p>
          </table:table-cell>
          <table:table-cell/>
          <table:table-cell office:value-type="string" calcext:value-type="string">
            <text:p>Aftensmad</text:p>
          </table:table-cell>
          <table:table-cell table:number-columns-repeated="4"/>
          <table:table-cell office:value-type="string" calcext:value-type="string">
            <text:p>Nyhed, Øko (dansk), Øko (europæisk)</text:p>
          </table:table-cell>
          <table:table-cell office:value-type="string" calcext:value-type="string">
            <text:p>Norge</text:p>
          </table:table-cell>
          <table:table-cell table:number-columns-repeated="2"/>
          <table:table-cell office:value-type="string" calcext:value-type="string">
            <text:p>Laks</text:p>
          </table:table-cell>
          <table:table-cell office:value-type="string" calcext:value-type="string">
            <text:p>Glyngøre økologisk laksefilet</text:p>
            <text:p>Laks fra norsk økologisk opdræt af den bedste kvalitet. Økologisk opdrættet fisk er uden kunstige tilsætningsstoffer. Den er opdrættet uden brug af genmodificeret foder og kemikaliet ethoxyquin og med strenge krav til pladsforhold for laksene. Kort sagt økologisk laks med god eftersmag.</text:p>
            <text:p/>
            <text:p>Den gode friske smag af laks giver anledning til enkel tilberedning. Kan f.eks. pandesteges 5-6 min. på hver side, krydres med salt, friskkværnet peber og økologisk citron. Serveres med avocado og frisk salat.</text:p>
          </table:table-cell>
          <table:table-cell office:value-type="string" calcext:value-type="string">
            <text:p>https://www.nemlig.com/laksefilet-m-skind-oeko-5049402</text:p>
          </table:table-cell>
        </table:table-row>
        <table:table-row table:style-name="ro15">
          <table:table-cell office:value-type="string" calcext:value-type="string">
            <text:p>Dagligvarer &gt; Husholdning og bolig &gt; Opvask &gt; Opvaskemiddel &gt; Opvaskemiddel u. parfume</text:p>
          </table:table-cell>
          <table:table-cell office:value-type="string" calcext:value-type="string">
            <text:p>Opvaskemiddel u. parfume</text:p>
          </table:table-cell>
          <table:table-cell office:value-type="string" calcext:value-type="string">
            <text:p>0,50 l / Vel - Pure &amp; Clear</text:p>
          </table:table-cell>
          <table:table-cell office:value-type="string" calcext:value-type="string">
            <text:p>Den Blå Krans</text:p>
          </table:table-cell>
          <table:table-cell office:value-type="string" calcext:value-type="string">
            <text:p>18.69</text:p>
          </table:table-cell>
          <table:table-cell office:value-type="string" calcext:value-type="string">
            <text:p>.</text:p>
          </table:table-cell>
          <table:table-cell office:value-type="string" calcext:value-type="string">
            <text:p>Vel</text:p>
          </table:table-cell>
          <table:table-cell table:number-columns-repeated="5"/>
          <table:table-cell office:value-type="string" calcext:value-type="string">
            <text:p>Den Blå Krans, Discount, Parfumefri</text:p>
          </table:table-cell>
          <table:table-cell table:number-columns-repeated="3"/>
          <table:table-cell office:value-type="string" calcext:value-type="string">
            <text:p>Opvaskemiddel</text:p>
          </table:table-cell>
          <table:table-cell office:value-type="string" calcext:value-type="string">
            <text:p>Opvaskemiddel u. parfume</text:p>
            <text:p>Vel Ultra Pure &amp; Clear er en parfumefri opvaskemiddel uden farvestoffer. Den er effektiv mod fedt og snavs.</text:p>
            <text:p/>
            <text:p>Dosering:</text:p>
            <text:p>Til opvask: 2,5 ml (ca. 1/2 tsk) til 5 l vand og skyl af.</text:p>
            <text:p/>
            <text:p>Opbevaring:</text:p>
            <text:p>Opbevares utilgængeligt for børn.</text:p>
            <text:p/>
            <text:p>Råd:</text:p>
            <text:p>Kom vand i baljen før tilsætning af opvaskemidlet. Det giver mindre skum.</text:p>
            <text:p>Reducer vandforbruget: Undgå opvask under rindende vand - brug en balje.</text:p>
            <text:p>Skyl og tør hænderne efter hver opvask. Har du sart eller overfølsom hud, bør du bruge gummihandsker.</text:p>
            <text:p/>
            <text:p>Advarsel:</text:p>
            <text:p>Forårsager alvorlig øjenirritation. Ved kontakt med øjnene: Skyl forsigtigt med vand i flere minutter. Fjern eventuelle kontaktlinser, hvis dette kan gøres let. Fortsæt skylning. Ved vedvarende øjenirritation: Søg lægehjælp. Hvis der er brug for lægehjælp, medbring da beholderen eller etiketten.</text:p>
          </table:table-cell>
          <table:table-cell office:value-type="string" calcext:value-type="string">
            <text:p>https://www.nemlig.com/opvaskemiddel-u-parfume-5009149</text:p>
          </table:table-cell>
        </table:table-row>
        <table:table-row table:style-name="ro3">
          <table:table-cell office:value-type="string" calcext:value-type="string">
            <text:p>Dagligvarer &gt; Kolonial &gt; Bagning &gt; Blandinger &gt; Creme, fromage og mousse &gt; Kagecreme m. vanilje</text:p>
          </table:table-cell>
          <table:table-cell office:value-type="string" calcext:value-type="string">
            <text:p>Kagecreme m. vanilje</text:p>
          </table:table-cell>
          <table:table-cell office:value-type="string" calcext:value-type="string">
            <text:p>255 g / 3 breve / Dr. Oetker</text:p>
          </table:table-cell>
          <table:table-cell/>
          <table:table-cell office:value-type="string" calcext:value-type="string">
            <text:p>15.00</text:p>
          </table:table-cell>
          <table:table-cell office:value-type="string" calcext:value-type="string">
            <text:p>.</text:p>
          </table:table-cell>
          <table:table-cell office:value-type="string" calcext:value-type="string">
            <text:p>Dr. Oetker</text:p>
          </table:table-cell>
          <table:table-cell table:number-columns-repeated="9"/>
          <table:table-cell office:value-type="string" calcext:value-type="string">
            <text:p>Kagecreme</text:p>
          </table:table-cell>
          <table:table-cell office:value-type="string" calcext:value-type="string">
            <text:p>Vaniljekagecreme</text:p>
            <text:p>Dr. Oetker Kagecreme med vanillesmag er en ægte klassiker og danskernes foretrukne kagecreme.</text:p>
          </table:table-cell>
          <table:table-cell office:value-type="string" calcext:value-type="string">
            <text:p>https://www.nemlig.com/kagecreme-m-vanilje-102178</text:p>
          </table:table-cell>
        </table:table-row>
        <table:table-row table:style-name="ro3">
          <table:table-cell office:value-type="string" calcext:value-type="string">
            <text:p>Dagligvarer &gt; Frost &gt; Is &gt; Is i bægre og bøtter &gt; Half baked</text:p>
          </table:table-cell>
          <table:table-cell office:value-type="string" calcext:value-type="string">
            <text:p>Half baked</text:p>
          </table:table-cell>
          <table:table-cell office:value-type="string" calcext:value-type="string">
            <text:p>0,465 l / fairtrade / frost / Ben &amp; Jerry's</text:p>
          </table:table-cell>
          <table:table-cell office:value-type="string" calcext:value-type="string">
            <text:p>Fairtrade,Frost</text:p>
          </table:table-cell>
          <table:table-cell office:value-type="string" calcext:value-type="string">
            <text:p>64.95</text:p>
          </table:table-cell>
          <table:table-cell office:value-type="string" calcext:value-type="string">
            <text:p>.</text:p>
          </table:table-cell>
          <table:table-cell office:value-type="string" calcext:value-type="string">
            <text:p>Ben &amp; Jerry's</text:p>
          </table:table-cell>
          <table:table-cell office:value-type="string" calcext:value-type="string">
            <text:p>Dessert</text:p>
          </table:table-cell>
          <table:table-cell table:number-columns-repeated="4"/>
          <table:table-cell office:value-type="string" calcext:value-type="string">
            <text:p>Fairtrade, Frost</text:p>
          </table:table-cell>
          <table:table-cell table:number-columns-repeated="3"/>
          <table:table-cell office:value-type="string" calcext:value-type="string">
            <text:p>Is</text:p>
          </table:table-cell>
          <table:table-cell office:value-type="string" calcext:value-type="string">
            <text:p>Ben &amp; Jerry´s Half Baked</text:p>
            <text:p>Choko- og vaniljeis med en genial blanding af Fudge Brownie og Chocolate Chip Cookie Dough.</text:p>
          </table:table-cell>
          <table:table-cell office:value-type="string" calcext:value-type="string">
            <text:p>https://www.nemlig.com/half-baked-5021996</text:p>
          </table:table-cell>
        </table:table-row>
        <table:table-row table:style-name="ro13">
          <table:table-cell office:value-type="string" calcext:value-type="string">
            <text:p>Dagligvarer &gt; Drikkevarer &gt; Sartori Cabernet øko.</text:p>
          </table:table-cell>
          <table:table-cell office:value-type="string" calcext:value-type="string">
            <text:p>Sartori Cabernet øko.</text:p>
          </table:table-cell>
          <table:table-cell office:value-type="string" calcext:value-type="string">
            <text:p>Italien / Veneto / 2016 / 0,75 l / rødvin</text:p>
          </table:table-cell>
          <table:table-cell office:value-type="string" calcext:value-type="string">
            <text:p>Øko (europæisk)</text:p>
          </table:table-cell>
          <table:table-cell office:value-type="string" calcext:value-type="string">
            <text:p>59.00</text:p>
          </table:table-cell>
          <table:table-cell office:value-type="string" calcext:value-type="string">
            <text:p>.</text:p>
          </table:table-cell>
          <table:table-cell office:value-type="string" calcext:value-type="string">
            <text:p>VinØen</text:p>
          </table:table-cell>
          <table:table-cell office:value-type="string" calcext:value-type="string">
            <text:p>Grillmad, Ost, Pasta</text:p>
          </table:table-cell>
          <table:table-cell office:value-type="string" calcext:value-type="string">
            <text:p>Skruelåg</text:p>
          </table:table-cell>
          <table:table-cell table:number-columns-repeated="2"/>
          <table:table-cell office:value-type="string" calcext:value-type="string">
            <text:p>Italien</text:p>
          </table:table-cell>
          <table:table-cell office:value-type="string" calcext:value-type="string">
            <text:p>Discount, Øko (europæisk)</text:p>
          </table:table-cell>
          <table:table-cell table:number-columns-repeated="3"/>
          <table:table-cell office:value-type="string" calcext:value-type="string">
            <text:p>Rødvin</text:p>
          </table:table-cell>
          <table:table-cell office:value-type="string" calcext:value-type="string">
            <text:p>Sartori Cabernet øko. 2016</text:p>
            <text:p>Du får en elegant vin med flot rubinrød farve, delikat og en intens bouquet af urter. Smagen er rund og blød, med behagelige tanniner samt en lang og behagelig eftersmag.</text:p>
            <text:p/>
            <text:p>Inspiration</text:p>
            <text:p>Du kan med fordel drikke vinen til bl.a. ris- og pastaretter. Den kan bruges til en varm sommeraften ved grillen eller til din ost. Sartoris historie går helt tilbage til 1898, hvor Pietro Sartori købte en vinmark, og en lille kælder for at sikre stabile forsyninger af gode kvalitetsvine til sit hotel.</text:p>
            <text:p>Denne handling kom til at symbolisere grundlæggelsen af vinfirmaet Sartori - og vin har lige siden været Sartori familiens kald.</text:p>
            <text:p>Der er nu gået over 100 år siden grundlæggelsen og det er i dag 4. generation af Sartori familien, der ejer og leder firmaet.</text:p>
          </table:table-cell>
          <table:table-cell office:value-type="string" calcext:value-type="string">
            <text:p>https://www.nemlig.com/sartori-cabernet-oeko-5004172</text:p>
          </table:table-cell>
        </table:table-row>
        <table:table-row table:style-name="ro15">
          <table:table-cell office:value-type="string" calcext:value-type="string">
            <text:p>Dagligvarer &gt; Quinta do Pégo Vintage97 Point</text:p>
          </table:table-cell>
          <table:table-cell office:value-type="string" calcext:value-type="string">
            <text:p>Quinta do Pégo Vintage97 Point</text:p>
          </table:table-cell>
          <table:table-cell office:value-type="string" calcext:value-type="string">
            <text:p>Portugal/Douro /Port /2015 / 0,75 l / portvin</text:p>
          </table:table-cell>
          <table:table-cell/>
          <table:table-cell office:value-type="string" calcext:value-type="string">
            <text:p>399.00</text:p>
          </table:table-cell>
          <table:table-cell office:value-type="string" calcext:value-type="string">
            <text:p>319.20</text:p>
          </table:table-cell>
          <table:table-cell/>
          <table:table-cell office:value-type="string" calcext:value-type="string">
            <text:p>Dessert</text:p>
          </table:table-cell>
          <table:table-cell office:value-type="string" calcext:value-type="string">
            <text:p>Kork</text:p>
          </table:table-cell>
          <table:table-cell table:number-columns-repeated="2"/>
          <table:table-cell office:value-type="string" calcext:value-type="string">
            <text:p>Portugal</text:p>
          </table:table-cell>
          <table:table-cell table:number-columns-repeated="4"/>
          <table:table-cell office:value-type="string" calcext:value-type="string">
            <text:p>Dessertvin, Hedvin, Portvin</text:p>
          </table:table-cell>
          <table:table-cell office:value-type="string" calcext:value-type="string">
            <text:p>Quinta do Pégo Vintage Port 2015</text:p>
            <text:p>Det er en pragtfuld Vintage Port af allerbedste kvalitet. Takket være de gode vejrforhold har årgang 2015 opnået en flot balance; den er både kraftig og fyldig, men samtidig utrolig elegant og delikat. Den har en flot og dyb rødlilla farve, delikat og kompleks duft af modne frugter med noter af violer og krydderier, fyldig og velafbalanceret smag, kraftfulde, men samtidig silkebløde tanniner samt en lang og utrolig behagelig eftersmag. Denne portvin bør serveres afkølet og er særdeles velegnet som en ”efter-måltidet-drink” og til kraftige oste, chokolade og desserter, men den er også perfekt som hyggevin på de kolde og mørke efterårs- og vinterdage.</text:p>
            <text:p/>
            <text:p>Om vinhuset:</text:p>
            <text:p>Quinta do Pégo råder over ca. 33 hektar jord, hvoraf ca. 30 hektar er beplantet. Jorden er klassificeret i gruppe A, som er den absolut bedste gruppe. Quinta do Pégo-projektet indebærer - udover naturligvis produktion af nogle af de fineste og bedste portvine - en total renovering af de gamle bygninger samt opførelse af en række gæsteboliger på gården. Efter denne totale renovering åbnede vingården Quinta do Pégo i foråret 2009 i en helt ny form med hotel. Quinta do Pégo er en af de flotteste quintaer i Dourodalen - og Hotel Rural Quinta do Pégo er bestemt et besøg værd.</text:p>
            <text:p/>
            <text:p>Quinta do Pégo 2015 Vintage Port Portugal 5 stjerner på www.altomvin.dk november 2018</text:p>
            <text:p>Platin og 97 point ved Decanter World Wine Awards 2018</text:p>
            <text:p>Sølv ved Concours Mondial de Bruxelles 2018</text:p>
            <text:p>Sølv ved International Wine &amp; Spirit Competition 2018</text:p>
            <text:p>Guld ved Mundus Vini 2018</text:p>
            <text:p>92 point i Ekstra Bladet den 1. februar 2018</text:p>
            <text:p/>
            <text:p>94 point - Fremragende &amp; Fundvin på www.vinbladet.dk den 13. december 2017</text:p>
            <text:p>Guld &amp; 95 point ved International Wine Challenge 2018</text:p>
            <text:p>90 point i Din Vinguide november 2017</text:p>
          </table:table-cell>
          <table:table-cell office:value-type="string" calcext:value-type="string">
            <text:p>https://www.nemlig.com/quinta-do-pego-vintage97-point-5035900</text:p>
          </table:table-cell>
        </table:table-row>
        <table:table-row table:style-name="ro1">
          <table:table-cell office:value-type="string" calcext:value-type="string">
            <text:p>Dagligvarer &gt; Køl og mejeri &gt; Pålæg &gt; Fisk- og skaldyrspålæg &gt; Kaviar, rogn og blinis &gt; Blinis øko.</text:p>
          </table:table-cell>
          <table:table-cell office:value-type="string" calcext:value-type="string">
            <text:p>Blinis øko.</text:p>
          </table:table-cell>
          <table:table-cell office:value-type="string" calcext:value-type="string">
            <text:p>135 g / 16 stk. / frost</text:p>
          </table:table-cell>
          <table:table-cell office:value-type="string" calcext:value-type="string">
            <text:p>Frost,Øko (europæisk)</text:p>
          </table:table-cell>
          <table:table-cell office:value-type="string" calcext:value-type="string">
            <text:p>29.95</text:p>
          </table:table-cell>
          <table:table-cell office:value-type="string" calcext:value-type="string">
            <text:p>.</text:p>
          </table:table-cell>
          <table:table-cell office:value-type="string" calcext:value-type="string">
            <text:p>Paridan</text:p>
          </table:table-cell>
          <table:table-cell office:value-type="string" calcext:value-type="string">
            <text:p>Snack</text:p>
          </table:table-cell>
          <table:table-cell table:number-columns-repeated="4"/>
          <table:table-cell office:value-type="string" calcext:value-type="string">
            <text:p>Frost, Øko (europæisk)</text:p>
          </table:table-cell>
          <table:table-cell table:number-columns-repeated="3"/>
          <table:table-cell office:value-type="string" calcext:value-type="string">
            <text:p>Brød</text:p>
          </table:table-cell>
          <table:table-cell office:value-type="string" calcext:value-type="string">
            <text:p>Serveres varme til forret, apéritif, tapas eller natmad med f.eks. kaviar, stenbiderrogn, røget laks eller rejer.</text:p>
          </table:table-cell>
          <table:table-cell office:value-type="string" calcext:value-type="string">
            <text:p>https://www.nemlig.com/blinis-oeko-5006268</text:p>
          </table:table-cell>
        </table:table-row>
        <table:table-row table:style-name="ro2">
          <table:table-cell office:value-type="string" calcext:value-type="string">
            <text:p>Dagligvarer &gt; Køl og mejeri &gt; Færdigretter på køl &gt; Middagsretter på køl &gt; Butter chicken øko.</text:p>
          </table:table-cell>
          <table:table-cell office:value-type="string" calcext:value-type="string">
            <text:p>Butter chicken øko.</text:p>
          </table:table-cell>
          <table:table-cell office:value-type="string" calcext:value-type="string">
            <text:p>715 g / m. frisk ingefær / Gris Lam &amp; Co</text:p>
          </table:table-cell>
          <table:table-cell office:value-type="string" calcext:value-type="string">
            <text:p>KØL,Øko (dansk),Øko (europæisk)</text:p>
          </table:table-cell>
          <table:table-cell office:value-type="string" calcext:value-type="string">
            <text:p>138.00</text:p>
          </table:table-cell>
          <table:table-cell office:value-type="string" calcext:value-type="string">
            <text:p>.</text:p>
          </table:table-cell>
          <table:table-cell office:value-type="string" calcext:value-type="string">
            <text:p>Gris Lam &amp; Co</text:p>
          </table:table-cell>
          <table:table-cell office:value-type="string" calcext:value-type="string">
            <text:p>Aftensmad, Middag</text:p>
          </table:table-cell>
          <table:table-cell table:number-columns-repeated="4"/>
          <table:table-cell office:value-type="string" calcext:value-type="string">
            <text:p>KØL, Øko (dansk), Øko (europæisk)</text:p>
          </table:table-cell>
          <table:table-cell office:value-type="string" calcext:value-type="string">
            <text:p>Kylling</text:p>
          </table:table-cell>
          <table:table-cell table:number-columns-repeated="2"/>
          <table:table-cell office:value-type="string" calcext:value-type="string">
            <text:p>Convenience, Færdigret</text:p>
          </table:table-cell>
          <table:table-cell office:value-type="string" calcext:value-type="string">
            <text:p>Økologsik butter chicken</text:p>
            <text:p>Butter chicken lavet af økologisk dansk kylling i en lækker flødesauce med ingefær, hvidløg og chili.</text:p>
            <text:p/>
            <text:p>Server med ris og drys evt. med friskhakket koriander, persille, peanuts eller cashewnødder.</text:p>
            <text:p/>
            <text:p>Opbevares ved højst +5 °C. Opvarmes til min 75 °C.</text:p>
          </table:table-cell>
          <table:table-cell office:value-type="string" calcext:value-type="string">
            <text:p>https://www.nemlig.com/butter-chicken-oeko-5042244</text:p>
          </table:table-cell>
        </table:table-row>
        <table:table-row table:style-name="ro3">
          <table:table-cell office:value-type="string" calcext:value-type="string">
            <text:p>Dagligvarer &gt; Køl og mejeri &gt; Pålæg &gt; Hele pålægspølser &gt; Spegepølser &gt; Pepperoni</text:p>
          </table:table-cell>
          <table:table-cell office:value-type="string" calcext:value-type="string">
            <text:p>Pepperoni</text:p>
          </table:table-cell>
          <table:table-cell office:value-type="string" calcext:value-type="string">
            <text:p>150 g / First Price</text:p>
          </table:table-cell>
          <table:table-cell office:value-type="string" calcext:value-type="string">
            <text:p>KØL</text:p>
          </table:table-cell>
          <table:table-cell office:value-type="string" calcext:value-type="string">
            <text:p>11.95</text:p>
          </table:table-cell>
          <table:table-cell office:value-type="string" calcext:value-type="string">
            <text:p>.</text:p>
          </table:table-cell>
          <table:table-cell office:value-type="string" calcext:value-type="string">
            <text:p>First Price</text:p>
          </table:table-cell>
          <table:table-cell office:value-type="string" calcext:value-type="string">
            <text:p>Madlavning, Pizza, Pålæg</text:p>
          </table:table-cell>
          <table:table-cell table:number-columns-repeated="4"/>
          <table:table-cell office:value-type="string" calcext:value-type="string">
            <text:p>Discount, KØL</text:p>
          </table:table-cell>
          <table:table-cell table:number-columns-repeated="3"/>
          <table:table-cell office:value-type="string" calcext:value-type="string">
            <text:p>Svin</text:p>
          </table:table-cell>
          <table:table-cell office:value-type="string" calcext:value-type="string">
            <text:p>Pepperoni</text:p>
            <text:p>Pepperoni i skiver.</text:p>
          </table:table-cell>
          <table:table-cell office:value-type="string" calcext:value-type="string">
            <text:p>https://www.nemlig.com/pepperoni-5043165</text:p>
          </table:table-cell>
        </table:table-row>
        <table:table-row table:style-name="ro1">
          <table:table-cell office:value-type="string" calcext:value-type="string">
            <text:p>Dagligvarer &gt; Frugt og grønt &gt; Frugt &gt; Druer, kiwi og stenfrugter &gt; Kiwi gule øko</text:p>
          </table:table-cell>
          <table:table-cell office:value-type="string" calcext:value-type="string">
            <text:p>Kiwi gule øko</text:p>
          </table:table-cell>
          <table:table-cell office:value-type="string" calcext:value-type="string">
            <text:p>500 g / Italien / Klasse 1</text:p>
          </table:table-cell>
          <table:table-cell office:value-type="string" calcext:value-type="string">
            <text:p>Øko (europæisk)</text:p>
          </table:table-cell>
          <table:table-cell office:value-type="string" calcext:value-type="string">
            <text:p>20.00</text:p>
          </table:table-cell>
          <table:table-cell office:value-type="string" calcext:value-type="string">
            <text:p>.</text:p>
          </table:table-cell>
          <table:table-cell table:number-columns-repeated="3"/>
          <table:table-cell office:value-type="string" calcext:value-type="string">
            <text:p>Gul</text:p>
          </table:table-cell>
          <table:table-cell office:value-type="string" calcext:value-type="string">
            <text:p>Klasse 1</text:p>
          </table:table-cell>
          <table:table-cell/>
          <table:table-cell office:value-type="string" calcext:value-type="string">
            <text:p>Øko (europæisk)</text:p>
          </table:table-cell>
          <table:table-cell office:value-type="string" calcext:value-type="string">
            <text:p>Italien</text:p>
          </table:table-cell>
          <table:table-cell table:number-columns-repeated="2"/>
          <table:table-cell office:value-type="string" calcext:value-type="string">
            <text:p>Kiwi</text:p>
          </table:table-cell>
          <table:table-cell/>
          <table:table-cell office:value-type="string" calcext:value-type="string">
            <text:p>https://www.nemlig.com/kiwi-gule-oeko-5039909</text:p>
          </table:table-cell>
        </table:table-row>
        <table:table-row table:style-name="ro3">
          <table:table-cell office:value-type="string" calcext:value-type="string">
            <text:p>Dagligvarer &gt; Slik og kiosk &gt; Chokolade &gt; Plader &gt; Lys chokolade &gt; Chokoladebrud m. karamel</text:p>
          </table:table-cell>
          <table:table-cell office:value-type="string" calcext:value-type="string">
            <text:p>Chokoladebrud m. karamel</text:p>
          </table:table-cell>
          <table:table-cell office:value-type="string" calcext:value-type="string">
            <text:p>90 g / Sv. Michelsen Chokolade</text:p>
          </table:table-cell>
          <table:table-cell/>
          <table:table-cell office:value-type="string" calcext:value-type="string">
            <text:p>50.00</text:p>
          </table:table-cell>
          <table:table-cell office:value-type="string" calcext:value-type="string">
            <text:p>.</text:p>
          </table:table-cell>
          <table:table-cell office:value-type="string" calcext:value-type="string">
            <text:p>Sv. Michelsen Chokolade</text:p>
          </table:table-cell>
          <table:table-cell office:value-type="string" calcext:value-type="string">
            <text:p>Dessert</text:p>
          </table:table-cell>
          <table:table-cell office:value-type="string" calcext:value-type="string">
            <text:p>Æske</text:p>
          </table:table-cell>
          <table:table-cell table:number-columns-repeated="3"/>
          <table:table-cell office:value-type="string" calcext:value-type="string">
            <text:p>Glutenfri</text:p>
          </table:table-cell>
          <table:table-cell table:number-columns-repeated="3"/>
          <table:table-cell office:value-type="string" calcext:value-type="string">
            <text:p>Chokolade, Chokoladeplade</text:p>
          </table:table-cell>
          <table:table-cell office:value-type="string" calcext:value-type="string">
            <text:p>Chokoladebrud karamel chokolade</text:p>
            <text:p>Støbt chokoladebrud med karameliseret amberchokolade.</text:p>
          </table:table-cell>
          <table:table-cell office:value-type="string" calcext:value-type="string">
            <text:p>https://www.nemlig.com/chokoladebrud-m-karamel-5047016</text:p>
          </table:table-cell>
        </table:table-row>
        <table:table-row table:style-name="ro7">
          <table:table-cell office:value-type="string" calcext:value-type="string">
            <text:p>Dagligvarer &gt; Drikkevarer &gt; Dr. Thanisch Riesling Feinherb</text:p>
          </table:table-cell>
          <table:table-cell office:value-type="string" calcext:value-type="string">
            <text:p>Dr. Thanisch Riesling Feinherb</text:p>
          </table:table-cell>
          <table:table-cell office:value-type="string" calcext:value-type="string">
            <text:p>Tyskland / Mosel / 2019 / 6 x 0,75 l / hvidvin</text:p>
          </table:table-cell>
          <table:table-cell/>
          <table:table-cell office:value-type="string" calcext:value-type="string">
            <text:p>1074.00</text:p>
          </table:table-cell>
          <table:table-cell office:value-type="string" calcext:value-type="string">
            <text:p>599.70</text:p>
          </table:table-cell>
          <table:table-cell table:number-columns-repeated="2"/>
          <table:table-cell office:value-type="string" calcext:value-type="string">
            <text:p>Kasse, Skruelåg</text:p>
          </table:table-cell>
          <table:table-cell table:number-columns-repeated="2"/>
          <table:table-cell office:value-type="string" calcext:value-type="string">
            <text:p>Tyskland</text:p>
          </table:table-cell>
          <table:table-cell table:number-columns-repeated="4"/>
          <table:table-cell office:value-type="string" calcext:value-type="string">
            <text:p>Hvidvin</text:p>
          </table:table-cell>
          <table:table-cell office:value-type="string" calcext:value-type="string">
            <text:p>Dr. Thanisch Bernkasteler Riesling Feinherb</text:p>
            <text:p>En dejlig lys farve, der med noter af citrus, gule frugter og mineralske karakterer virkelig smager fantastisk. Den har en dejlig balance mellem syre og det tørre, og harmonerer godt med en kompleks og potentiel vin.</text:p>
            <text:p/>
            <text:p>Dr. Thanish er et legendarisk vinhus fra Mosel området, da de var med til at skabe en af de første "trockenbeerenauslese" i Tyskland fra Mosel tilbage i 1921, hvor vejret gjorder det muligt for dem. Dog rækker deres historie endnu længere tilbage - sågar helt tilbage til 1899 hvor huset blev grundlagt, og markerne blev vurderet som værende af meget høj kvalitet allerede fra starten. Det har medført et hus der virkelig er kvalitetsbevidst og sætter kvalitet før mængde.</text:p>
          </table:table-cell>
          <table:table-cell office:value-type="string" calcext:value-type="string">
            <text:p>https://www.nemlig.com/dr-thanisch-riesling-feinherb-5046779</text:p>
          </table:table-cell>
        </table:table-row>
        <table:table-row table:style-name="ro9">
          <table:table-cell office:value-type="string" calcext:value-type="string">
            <text:p>Dagligvarer &gt; Kolonial &gt; Bagning &gt; Mel &gt; Hvede-, spelt- og durummel &gt; Durummel</text:p>
          </table:table-cell>
          <table:table-cell office:value-type="string" calcext:value-type="string">
            <text:p>Durummel</text:p>
          </table:table-cell>
          <table:table-cell office:value-type="string" calcext:value-type="string">
            <text:p>1 kg / Valsemøllen</text:p>
          </table:table-cell>
          <table:table-cell/>
          <table:table-cell office:value-type="string" calcext:value-type="string">
            <text:p>22.95</text:p>
          </table:table-cell>
          <table:table-cell office:value-type="string" calcext:value-type="string">
            <text:p>.</text:p>
          </table:table-cell>
          <table:table-cell office:value-type="string" calcext:value-type="string">
            <text:p>Finax</text:p>
          </table:table-cell>
          <table:table-cell office:value-type="string" calcext:value-type="string">
            <text:p>Bagning</text:p>
          </table:table-cell>
          <table:table-cell table:number-columns-repeated="8"/>
          <table:table-cell office:value-type="string" calcext:value-type="string">
            <text:p>Mel</text:p>
          </table:table-cell>
          <table:table-cell office:value-type="string" calcext:value-type="string">
            <text:p>Durumhvedemel – specialmel til pasta og brød!</text:p>
            <text:p>Valsemøllen Durumhvedemel er rustikt mel med en gylden farve.</text:p>
            <text:p>Durumhvedemel er specialmel til pasta og italiensk inspireret brød. Med Valsemøllen Durummel får du rustikt bagværk med en gylden farve og intens smag. Er også god i den hjemmelavede pastadej, der bliver mere ”al dente” med durummel.</text:p>
          </table:table-cell>
          <table:table-cell office:value-type="string" calcext:value-type="string">
            <text:p>https://www.nemlig.com/durummel-5021944</text:p>
          </table:table-cell>
        </table:table-row>
        <table:table-row table:style-name="ro3">
          <table:table-cell office:value-type="string" calcext:value-type="string">
            <text:p>Dagligvarer &gt; Slik og kiosk &gt; Bøger &gt; Børnebøger &gt; Aktivitetsbog Brandmand Sam</text:p>
          </table:table-cell>
          <table:table-cell office:value-type="string" calcext:value-type="string">
            <text:p>Aktivitetsbog Brandmand Sam</text:p>
          </table:table-cell>
          <table:table-cell office:value-type="string" calcext:value-type="string">
            <text:p>1 stk./3+ år / m klistermærker / Buster Nordic - Sjovt at lære</text:p>
          </table:table-cell>
          <table:table-cell/>
          <table:table-cell office:value-type="string" calcext:value-type="string">
            <text:p>39.95</text:p>
          </table:table-cell>
          <table:table-cell office:value-type="string" calcext:value-type="string">
            <text:p>.</text:p>
          </table:table-cell>
          <table:table-cell office:value-type="string" calcext:value-type="string">
            <text:p>Buster Nordic</text:p>
          </table:table-cell>
          <table:table-cell office:value-type="string" calcext:value-type="string">
            <text:p>Børn, Hjemmet, Kreativ leg, På farten</text:p>
          </table:table-cell>
          <table:table-cell table:number-columns-repeated="4"/>
          <table:table-cell office:value-type="string" calcext:value-type="string">
            <text:p>CE-mærket</text:p>
          </table:table-cell>
          <table:table-cell table:number-columns-repeated="3"/>
          <table:table-cell office:value-type="string" calcext:value-type="string">
            <text:p>Aktivitetsbog, Børnebog</text:p>
          </table:table-cell>
          <table:table-cell office:value-type="string" calcext:value-type="string">
            <text:p>Brandmand Sam</text:p>
            <text:p>Sjovt aktivitetshæfte hvor børnene kan løse simple opgaver. Bogens indhold giver god underholdning og let læring til børn, der elsker denne karakter.</text:p>
          </table:table-cell>
          <table:table-cell office:value-type="string" calcext:value-type="string">
            <text:p>https://www.nemlig.com/aktivitetsbog-brandmand-sam-5033977</text:p>
          </table:table-cell>
        </table:table-row>
        <table:table-row table:style-name="ro3">
          <table:table-cell office:value-type="string" calcext:value-type="string">
            <text:p>Dagligvarer &gt; Drikkevarer &gt; Sodavand &gt; Andre sodavandsvarianter &gt; Sodavand m. rabarber øko.</text:p>
          </table:table-cell>
          <table:table-cell office:value-type="string" calcext:value-type="string">
            <text:p>Sodavand m. rabarber øko.</text:p>
          </table:table-cell>
          <table:table-cell office:value-type="string" calcext:value-type="string">
            <text:p>0,50 l / ex. pant / m. vanilje / Fatdane</text:p>
          </table:table-cell>
          <table:table-cell office:value-type="string" calcext:value-type="string">
            <text:p>Øko (dansk),Øko (europæisk)</text:p>
          </table:table-cell>
          <table:table-cell office:value-type="string" calcext:value-type="string">
            <text:p>18.95</text:p>
          </table:table-cell>
          <table:table-cell office:value-type="string" calcext:value-type="string">
            <text:p>.</text:p>
          </table:table-cell>
          <table:table-cell office:value-type="string" calcext:value-type="string">
            <text:p>Fatdane</text:p>
          </table:table-cell>
          <table:table-cell office:value-type="string" calcext:value-type="string">
            <text:p>Drikke, Drinks, Grill, Veganer</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Sodavand</text:p>
          </table:table-cell>
          <table:table-cell office:value-type="string" calcext:value-type="string">
            <text:p>Sodavand m. rabarber og vanilje øko.</text:p>
            <text:p>Indeholder 24% økologiske, fynske rabarber, der har en dejlig afrundet, men samtidig syrlig smag. Vi komplementerer dens naturlige friskhed med et strejf vanilje, som nedtoner syrligheden og gør rabarberen dejligt læskende. Resultatet er en lækker boblende sag, der sender tankerne tilbage til mormors rabarberdessert serveret på en sensommerdag.</text:p>
          </table:table-cell>
          <table:table-cell office:value-type="string" calcext:value-type="string">
            <text:p>https://www.nemlig.com/sodavand-m-rabarber-oeko-5047053</text:p>
          </table:table-cell>
        </table:table-row>
        <table:table-row table:style-name="ro16">
          <table:table-cell office:value-type="string" calcext:value-type="string">
            <text:p>Dagligvarer &gt; Frugt og grønt &gt; Grøntsager &gt; Kål &gt; Blomkål lilla</text:p>
          </table:table-cell>
          <table:table-cell office:value-type="string" calcext:value-type="string">
            <text:p>Blomkål lilla</text:p>
          </table:table-cell>
          <table:table-cell office:value-type="string" calcext:value-type="string">
            <text:p>1 stk. / Frankrig / Klasse 1</text:p>
          </table:table-cell>
          <table:table-cell/>
          <table:table-cell office:value-type="string" calcext:value-type="string">
            <text:p>25.00</text:p>
          </table:table-cell>
          <table:table-cell office:value-type="string" calcext:value-type="string">
            <text:p>.</text:p>
          </table:table-cell>
          <table:table-cell/>
          <table:table-cell office:value-type="string" calcext:value-type="string">
            <text:p>Tilbehør</text:p>
          </table:table-cell>
          <table:table-cell/>
          <table:table-cell office:value-type="string" calcext:value-type="string">
            <text:p>Lilla</text:p>
          </table:table-cell>
          <table:table-cell office:value-type="string" calcext:value-type="string">
            <text:p>Klasse 1</text:p>
          </table:table-cell>
          <table:table-cell table:number-columns-repeated="2"/>
          <table:table-cell office:value-type="string" calcext:value-type="string">
            <text:p>Frankrig</text:p>
          </table:table-cell>
          <table:table-cell table:number-columns-repeated="2"/>
          <table:table-cell office:value-type="string" calcext:value-type="string">
            <text:p>Blomkål</text:p>
          </table:table-cell>
          <table:table-cell office:value-type="string" calcext:value-type="string">
            <text:p>Blomkål er blevet dyrket i Vesten lige siden 1600-tallet.</text:p>
            <text:p/>
            <text:p>Det er faktisk en ret krævende plante at dyrke, da den skal have de helt rigtige temperatur- og jordforhold.</text:p>
            <text:p>Derudover skal de være dækket af mod insekterne, da de ellers spiser blomkålshovederne.</text:p>
            <text:p/>
            <text:p>Blomkål er kategoriseret som en blomstergrøntsag, da det hvide hoved egentlig er en underudviklet blomst, der beskyttes af de grønne blade. De forhindrer bl.a. at hovedet ikke udvikler et stof kaldet klorofyl, se det får en grøn farve.</text:p>
            <text:p/>
            <text:p>Blomkål er i familie med hvidkål og den såkaldte romanesco.</text:p>
            <text:p>Den består af en masse blomkålsknopper, som man kan brække af for sig.</text:p>
            <text:p/>
            <text:p>Tips:</text:p>
            <text:p>I butikken sælges blomkålene med bladene på, da de er med til at beskytte blomkålene for slag.</text:p>
          </table:table-cell>
          <table:table-cell office:value-type="string" calcext:value-type="string">
            <text:p>https://www.nemlig.com/blomkaal-lilla-5001651</text:p>
          </table:table-cell>
        </table:table-row>
        <table:table-row table:style-name="ro3">
          <table:table-cell office:value-type="string" calcext:value-type="string">
            <text:p>Dagligvarer &gt; Frost &gt; Supper og nem mad &gt; Færdigretter &gt; Svinekæber</text:p>
          </table:table-cell>
          <table:table-cell office:value-type="string" calcext:value-type="string">
            <text:p>Svinekæber</text:p>
          </table:table-cell>
          <table:table-cell office:value-type="string" calcext:value-type="string">
            <text:p>475 g / frost / Agnes husmandskost</text:p>
          </table:table-cell>
          <table:table-cell office:value-type="string" calcext:value-type="string">
            <text:p>Frost</text:p>
          </table:table-cell>
          <table:table-cell office:value-type="string" calcext:value-type="string">
            <text:p>59.95</text:p>
          </table:table-cell>
          <table:table-cell office:value-type="string" calcext:value-type="string">
            <text:p>.</text:p>
          </table:table-cell>
          <table:table-cell office:value-type="string" calcext:value-type="string">
            <text:p>Agnes</text:p>
          </table:table-cell>
          <table:table-cell office:value-type="string" calcext:value-type="string">
            <text:p>Aftensmad</text:p>
          </table:table-cell>
          <table:table-cell table:number-columns-repeated="4"/>
          <table:table-cell office:value-type="string" calcext:value-type="string">
            <text:p>Frost</text:p>
          </table:table-cell>
          <table:table-cell table:number-columns-repeated="3"/>
          <table:table-cell office:value-type="string" calcext:value-type="string">
            <text:p>Convenience, Færdigret</text:p>
          </table:table-cell>
          <table:table-cell office:value-type="string" calcext:value-type="string">
            <text:p>Svinekæber</text:p>
            <text:p>Svinekæber med kartoffelmos er en smagsfuld klassisk ret, der kan tilberedes nemt og hurtigt f.eks. i mikroovn.</text:p>
          </table:table-cell>
          <table:table-cell office:value-type="string" calcext:value-type="string">
            <text:p>https://www.nemlig.com/svinekaeber-5028953</text:p>
          </table:table-cell>
        </table:table-row>
        <table:table-row table:style-name="ro7">
          <table:table-cell office:value-type="string" calcext:value-type="string">
            <text:p>Dagligvarer &gt; Husholdning og bolig &gt; Stearinlys, servietter og festartikler &gt; Servietter &gt; Servietter (hvid)</text:p>
          </table:table-cell>
          <table:table-cell office:value-type="string" calcext:value-type="string">
            <text:p>Servietter (hvid)</text:p>
          </table:table-cell>
          <table:table-cell office:value-type="string" calcext:value-type="string">
            <text:p>50 stk. / 40 x 40 cm / 3 lag / Asp-Holmblad</text:p>
          </table:table-cell>
          <table:table-cell/>
          <table:table-cell office:value-type="string" calcext:value-type="string">
            <text:p>14.00</text:p>
          </table:table-cell>
          <table:table-cell office:value-type="string" calcext:value-type="string">
            <text:p>.</text:p>
          </table:table-cell>
          <table:table-cell office:value-type="string" calcext:value-type="string">
            <text:p>Asp-Holmblad</text:p>
          </table:table-cell>
          <table:table-cell office:value-type="string" calcext:value-type="string">
            <text:p>Fest, Fødselsdag, Hjemmet</text:p>
          </table:table-cell>
          <table:table-cell/>
          <table:table-cell office:value-type="string" calcext:value-type="string">
            <text:p>Hvid</text:p>
          </table:table-cell>
          <table:table-cell table:number-columns-repeated="2"/>
          <table:table-cell office:value-type="string" calcext:value-type="string">
            <text:p>Discount, FSC-certificeret</text:p>
          </table:table-cell>
          <table:table-cell table:number-columns-repeated="2"/>
          <table:table-cell office:value-type="string" calcext:value-type="string">
            <text:p>40 x 40 cm</text:p>
          </table:table-cell>
          <table:table-cell office:value-type="string" calcext:value-type="string">
            <text:p>Servietter</text:p>
          </table:table-cell>
          <table:table-cell office:value-type="string" calcext:value-type="string">
            <text:p>Servietter</text:p>
            <text:p>Disse servietter er en del af et stort sortiment, som alle er FSC mærket, biologisk nedbrydelig, miljøvenlige, bleget uden klor, og farverne er vandbaseret.</text:p>
            <text:p/>
            <text:p>Bemærk at farveafsmitning kan forekomme.</text:p>
          </table:table-cell>
          <table:table-cell office:value-type="string" calcext:value-type="string">
            <text:p>https://www.nemlig.com/servietter-hvid-5040225</text:p>
          </table:table-cell>
        </table:table-row>
        <table:table-row table:style-name="ro9">
          <table:table-cell office:value-type="string" calcext:value-type="string">
            <text:p>Dagligvarer &gt; Kød og fisk &gt; Fisk og skaldyr &gt; Fisk i filet &gt; Torskefilet u. skind og ben</text:p>
          </table:table-cell>
          <table:table-cell office:value-type="string" calcext:value-type="string">
            <text:p>Torskefilet u. skind og ben</text:p>
          </table:table-cell>
          <table:table-cell office:value-type="string" calcext:value-type="string">
            <text:p>400 g / Poseidon Seafood</text:p>
          </table:table-cell>
          <table:table-cell/>
          <table:table-cell office:value-type="string" calcext:value-type="string">
            <text:p>94.95</text:p>
          </table:table-cell>
          <table:table-cell office:value-type="string" calcext:value-type="string">
            <text:p>.</text:p>
          </table:table-cell>
          <table:table-cell/>
          <table:table-cell office:value-type="string" calcext:value-type="string">
            <text:p>Aftensmad, Frokost</text:p>
          </table:table-cell>
          <table:table-cell table:number-columns-repeated="5"/>
          <table:table-cell office:value-type="string" calcext:value-type="string">
            <text:p>Danmark</text:p>
          </table:table-cell>
          <table:table-cell table:number-columns-repeated="2"/>
          <table:table-cell office:value-type="string" calcext:value-type="string">
            <text:p>Torsk</text:p>
          </table:table-cell>
          <table:table-cell office:value-type="string" calcext:value-type="string">
            <text:p>Torskefilet</text:p>
            <text:p>Torsken er en mager fisk rig på jod/selen.</text:p>
            <text:p>Kan steges, marineres eller bages i ovnen.</text:p>
          </table:table-cell>
          <table:table-cell office:value-type="string" calcext:value-type="string">
            <text:p>https://www.nemlig.com/torskefilet-u-skind-og-ben-5006245</text:p>
          </table:table-cell>
        </table:table-row>
        <table:table-row table:style-name="ro3">
          <table:table-cell office:value-type="string" calcext:value-type="string">
            <text:p>Dagligvarer &gt; Køl og mejeri &gt; Færdigretter på køl &gt; Fersk dej &gt; Butterdej</text:p>
          </table:table-cell>
          <table:table-cell office:value-type="string" calcext:value-type="string">
            <text:p>Butterdej</text:p>
          </table:table-cell>
          <table:table-cell office:value-type="string" calcext:value-type="string">
            <text:p>275 g / Pastella</text:p>
          </table:table-cell>
          <table:table-cell office:value-type="string" calcext:value-type="string">
            <text:p>KØL</text:p>
          </table:table-cell>
          <table:table-cell office:value-type="string" calcext:value-type="string">
            <text:p>11.95</text:p>
          </table:table-cell>
          <table:table-cell office:value-type="string" calcext:value-type="string">
            <text:p>.</text:p>
          </table:table-cell>
          <table:table-cell office:value-type="string" calcext:value-type="string">
            <text:p>Pastella</text:p>
          </table:table-cell>
          <table:table-cell office:value-type="string" calcext:value-type="string">
            <text:p>Aftensmad, Bagning, Dessert</text:p>
          </table:table-cell>
          <table:table-cell table:number-columns-repeated="4"/>
          <table:table-cell office:value-type="string" calcext:value-type="string">
            <text:p>KØL</text:p>
          </table:table-cell>
          <table:table-cell table:number-columns-repeated="3"/>
          <table:table-cell office:value-type="string" calcext:value-type="string">
            <text:p>Dej</text:p>
          </table:table-cell>
          <table:table-cell office:value-type="string" calcext:value-type="string">
            <text:p>Butterdej</text:p>
            <text:p>Butterdejen udrulles på det medfølgende bagepapir på en bageblade. Læg fyldet i midten og fugt kanterne med vand. Læg siderne sammen, så kanten er på den øverste side. Pensl dejen med vand, mælk eller æg. Sæt dejen i en forvarmet ovn til 200 grader (varmluftovn 175g) og bag i 15-25 min indtil farven er gyldenbrun.</text:p>
          </table:table-cell>
          <table:table-cell office:value-type="string" calcext:value-type="string">
            <text:p>https://www.nemlig.com/butterdej-5007050</text:p>
          </table:table-cell>
        </table:table-row>
        <table:table-row table:style-name="ro3">
          <table:table-cell office:value-type="string" calcext:value-type="string">
            <text:p>Dagligvarer &gt; Drikkevarer &gt; Peter Bott Chardonnay 2019</text:p>
          </table:table-cell>
          <table:table-cell office:value-type="string" calcext:value-type="string">
            <text:p>Peter Bott Chardonnay 2019</text:p>
          </table:table-cell>
          <table:table-cell office:value-type="string" calcext:value-type="string">
            <text:p>Tyskland / Rheinhessen / 0,75 l / hvidvin</text:p>
          </table:table-cell>
          <table:table-cell/>
          <table:table-cell office:value-type="string" calcext:value-type="string">
            <text:p>70.00</text:p>
          </table:table-cell>
          <table:table-cell office:value-type="string" calcext:value-type="string">
            <text:p>.</text:p>
          </table:table-cell>
          <table:table-cell table:number-columns-repeated="2"/>
          <table:table-cell office:value-type="string" calcext:value-type="string">
            <text:p>Skruelåg</text:p>
          </table:table-cell>
          <table:table-cell table:number-columns-repeated="2"/>
          <table:table-cell office:value-type="string" calcext:value-type="string">
            <text:p>Tyskland</text:p>
          </table:table-cell>
          <table:table-cell table:number-columns-repeated="4"/>
          <table:table-cell office:value-type="string" calcext:value-type="string">
            <text:p>Hvidvin</text:p>
          </table:table-cell>
          <table:table-cell office:value-type="string" calcext:value-type="string">
            <text:p>Peter Bott Chardonnay 2019</text:p>
            <text:p>Vinen her har en intens frugtsmag af grønne frugter, såsom pære, æble og melon. En vin som denne egner sig utrolig godt til let og delikat mad såsom rå fisk, skaldyr og grøntsager.</text:p>
          </table:table-cell>
          <table:table-cell office:value-type="string" calcext:value-type="string">
            <text:p>https://www.nemlig.com/peter-bott-chardonnay-2019-5047551</text:p>
          </table:table-cell>
        </table:table-row>
        <table:table-row table:style-name="ro7">
          <table:table-cell office:value-type="string" calcext:value-type="string">
            <text:p>Dagligvarer &gt; Kolonial &gt; Krydderier &gt; Peber &gt; Sort peber (hel)</text:p>
          </table:table-cell>
          <table:table-cell office:value-type="string" calcext:value-type="string">
            <text:p>Sort peber (hel)</text:p>
          </table:table-cell>
          <table:table-cell office:value-type="string" calcext:value-type="string">
            <text:p>100 g / nemlig basic</text:p>
          </table:table-cell>
          <table:table-cell/>
          <table:table-cell office:value-type="string" calcext:value-type="string">
            <text:p>8.95</text:p>
          </table:table-cell>
          <table:table-cell office:value-type="string" calcext:value-type="string">
            <text:p>.</text:p>
          </table:table-cell>
          <table:table-cell office:value-type="string" calcext:value-type="string">
            <text:p>nemlig basic</text:p>
          </table:table-cell>
          <table:table-cell office:value-type="string" calcext:value-type="string">
            <text:p>Madlavning, Salat</text:p>
          </table:table-cell>
          <table:table-cell table:number-columns-repeated="4"/>
          <table:table-cell office:value-type="string" calcext:value-type="string">
            <text:p>Discount</text:p>
          </table:table-cell>
          <table:table-cell table:number-columns-repeated="3"/>
          <table:table-cell office:value-type="string" calcext:value-type="string">
            <text:p>Krydderi</text:p>
          </table:table-cell>
          <table:table-cell office:value-type="string" calcext:value-type="string">
            <text:p>Sorte peberkorn</text:p>
            <text:p>Kan puttes hele i evt. gryderetter, i kødmarinader og supper, eller puttes i kværn eller morder for velduftende friskkværnet peber.</text:p>
            <text:p/>
            <text:p>Leverandør: MV Food Company B</text:p>
          </table:table-cell>
          <table:table-cell office:value-type="string" calcext:value-type="string">
            <text:p>https://www.nemlig.com/sort-peber-hel-5035537</text:p>
          </table:table-cell>
        </table:table-row>
        <table:table-row table:style-name="ro3">
          <table:table-cell office:value-type="string" calcext:value-type="string">
            <text:p>Dagligvarer &gt; Brød, kiks og kager &gt; Kager &gt; Muffins &gt; Muffins m. chokolade (mini)</text:p>
          </table:table-cell>
          <table:table-cell office:value-type="string" calcext:value-type="string">
            <text:p>Muffins m. chokolade (mini)</text:p>
          </table:table-cell>
          <table:table-cell office:value-type="string" calcext:value-type="string">
            <text:p>200 g / Nordthy</text:p>
          </table:table-cell>
          <table:table-cell/>
          <table:table-cell office:value-type="string" calcext:value-type="string">
            <text:p>12.40</text:p>
          </table:table-cell>
          <table:table-cell office:value-type="string" calcext:value-type="string">
            <text:p>.</text:p>
          </table:table-cell>
          <table:table-cell office:value-type="string" calcext:value-type="string">
            <text:p>Nordthy</text:p>
          </table:table-cell>
          <table:table-cell office:value-type="string" calcext:value-type="string">
            <text:p>Dessert, Snack</text:p>
          </table:table-cell>
          <table:table-cell table:number-columns-repeated="4"/>
          <table:table-cell office:value-type="string" calcext:value-type="string">
            <text:p>Discount</text:p>
          </table:table-cell>
          <table:table-cell table:number-columns-repeated="3"/>
          <table:table-cell office:value-type="string" calcext:value-type="string">
            <text:p>Kage</text:p>
          </table:table-cell>
          <table:table-cell office:value-type="string" calcext:value-type="string">
            <text:p>Mini muffins med kakao</text:p>
            <text:p>Små muffins med chokoladesmag.</text:p>
          </table:table-cell>
          <table:table-cell office:value-type="string" calcext:value-type="string">
            <text:p>https://www.nemlig.com/muffins-m-chokolade-mini-5041147</text:p>
          </table:table-cell>
        </table:table-row>
        <table:table-row table:style-name="ro5">
          <table:table-cell office:value-type="string" calcext:value-type="string">
            <text:p>Dagligvarer &gt; Kolonial &gt; Færdigretter &gt; Øvrige færdigretter &gt; Krydderimix bolognese</text:p>
          </table:table-cell>
          <table:table-cell office:value-type="string" calcext:value-type="string">
            <text:p>Krydderimix bolognese</text:p>
          </table:table-cell>
          <table:table-cell office:value-type="string" calcext:value-type="string">
            <text:p>43 g / Knorr</text:p>
          </table:table-cell>
          <table:table-cell/>
          <table:table-cell office:value-type="string" calcext:value-type="string">
            <text:p>19.95</text:p>
          </table:table-cell>
          <table:table-cell office:value-type="string" calcext:value-type="string">
            <text:p>.</text:p>
          </table:table-cell>
          <table:table-cell office:value-type="string" calcext:value-type="string">
            <text:p>Knorr</text:p>
          </table:table-cell>
          <table:table-cell office:value-type="string" calcext:value-type="string">
            <text:p>Pasta</text:p>
          </table:table-cell>
          <table:table-cell table:number-columns-repeated="8"/>
          <table:table-cell office:value-type="string" calcext:value-type="string">
            <text:p>Krydderi</text:p>
          </table:table-cell>
          <table:table-cell office:value-type="string" calcext:value-type="string">
            <text:p>Bolognese krydderimix</text:p>
            <text:p>Knorr spaghetti bolognese er naturlig lækker! Den indeholder naturlige ingredienser - intet andet. Knorr Spaghetti Bolognese er genvejen til ægte italiensk velsmag. Brun kødet, tilsæt Knorr-brevet og lad dine smagsløg udforske en klassisk italiensk ret. Tilsæt kun hakket kød og server med pasta efter eget valg. Knorr Mix Italiensk Bolognese giver 3-4 portioner. Så, hvis Bolognese også er en sikker vinder i køkkenet hjemme hos dig, så prøv denne opskrift - du vil ikke blive skuffet.</text:p>
            <text:p/>
            <text:p>Du skal bruge:</text:p>
            <text:p>250 g pasta</text:p>
            <text:p>200 g hakket oksekød</text:p>
            <text:p>1 spsk olie</text:p>
            <text:p>2,5 dl vand</text:p>
          </table:table-cell>
          <table:table-cell office:value-type="string" calcext:value-type="string">
            <text:p>https://www.nemlig.com/krydderimix-bolognese-5020602</text:p>
          </table:table-cell>
        </table:table-row>
        <table:table-row table:style-name="ro3">
          <table:table-cell office:value-type="string" calcext:value-type="string">
            <text:p>Dagligvarer &gt; Baby, børn og legetøj &gt; Babymad og modermælkserstatning &gt; Babysnacks &gt; Jordbærkiks øko.</text:p>
          </table:table-cell>
          <table:table-cell office:value-type="string" calcext:value-type="string">
            <text:p>Jordbærkiks øko.</text:p>
          </table:table-cell>
          <table:table-cell office:value-type="string" calcext:value-type="string">
            <text:p>54 g / 10+ mdr. / Organix</text:p>
          </table:table-cell>
          <table:table-cell office:value-type="string" calcext:value-type="string">
            <text:p>Øko (europæisk)</text:p>
          </table:table-cell>
          <table:table-cell office:value-type="string" calcext:value-type="string">
            <text:p>24.95</text:p>
          </table:table-cell>
          <table:table-cell office:value-type="string" calcext:value-type="string">
            <text:p>.</text:p>
          </table:table-cell>
          <table:table-cell office:value-type="string" calcext:value-type="string">
            <text:p>Organix</text:p>
          </table:table-cell>
          <table:table-cell office:value-type="string" calcext:value-type="string">
            <text:p>Baby</text:p>
          </table:table-cell>
          <table:table-cell table:number-columns-repeated="4"/>
          <table:table-cell office:value-type="string" calcext:value-type="string">
            <text:p>Øko (europæisk)</text:p>
          </table:table-cell>
          <table:table-cell table:number-columns-repeated="3"/>
          <table:table-cell office:value-type="string" calcext:value-type="string">
            <text:p>Babymad</text:p>
          </table:table-cell>
          <table:table-cell office:value-type="string" calcext:value-type="string">
            <text:p>Organix jordbærkiks fra Semper</text:p>
            <text:p>Pose med lækre jordbær-snacks.</text:p>
          </table:table-cell>
          <table:table-cell office:value-type="string" calcext:value-type="string">
            <text:p>https://www.nemlig.com/jordbaerkiks-oeko-5029828</text:p>
          </table:table-cell>
        </table:table-row>
        <table:table-row table:style-name="ro3">
          <table:table-cell office:value-type="string" calcext:value-type="string">
            <text:p>Dagligvarer &gt; Kød og fisk &gt; Kylling &gt; Kyllingefilet &gt; Fajita krydderimix (medium)</text:p>
          </table:table-cell>
          <table:table-cell office:value-type="string" calcext:value-type="string">
            <text:p>Fajita krydderimix (medium)</text:p>
          </table:table-cell>
          <table:table-cell office:value-type="string" calcext:value-type="string">
            <text:p>28 g / Santa Maria - Tex Mex</text:p>
          </table:table-cell>
          <table:table-cell/>
          <table:table-cell office:value-type="string" calcext:value-type="string">
            <text:p>11.95</text:p>
          </table:table-cell>
          <table:table-cell office:value-type="string" calcext:value-type="string">
            <text:p>8.37</text:p>
          </table:table-cell>
          <table:table-cell office:value-type="string" calcext:value-type="string">
            <text:p>Santa Maria</text:p>
          </table:table-cell>
          <table:table-cell office:value-type="string" calcext:value-type="string">
            <text:p>Kylling, Kød</text:p>
          </table:table-cell>
          <table:table-cell table:number-columns-repeated="8"/>
          <table:table-cell office:value-type="string" calcext:value-type="string">
            <text:p>Krydderi</text:p>
          </table:table-cell>
          <table:table-cell office:value-type="string" calcext:value-type="string">
            <text:p>Fajita krydderimix</text:p>
            <text:p>En krydderiblanding til en klassisk Fajita. Smagen er af urteagtig karakter med løg, sort peber, hvidløg, cayenne og en anelse karry. Passer til både tortilla- og tacofyld med kylling eller kød.</text:p>
          </table:table-cell>
          <table:table-cell office:value-type="string" calcext:value-type="string">
            <text:p>https://www.nemlig.com/fajita-krydderimix-medium-5021636</text:p>
          </table:table-cell>
        </table:table-row>
        <table:table-row table:style-name="ro1">
          <table:table-cell office:value-type="string" calcext:value-type="string">
            <text:p>Dagligvarer &gt; Blomster og have &gt; Dørkrans fra Florist Lars Jon</text:p>
          </table:table-cell>
          <table:table-cell office:value-type="string" calcext:value-type="string">
            <text:p>Dørkrans fra Florist Lars Jon</text:p>
          </table:table-cell>
          <table:table-cell office:value-type="string" calcext:value-type="string">
            <text:p>1 stk./ Ø: 30 cm</text:p>
          </table:table-cell>
          <table:table-cell/>
          <table:table-cell office:value-type="string" calcext:value-type="string">
            <text:p>295.00</text:p>
          </table:table-cell>
          <table:table-cell office:value-type="string" calcext:value-type="string">
            <text:p>.</text:p>
          </table:table-cell>
          <table:table-cell office:value-type="string" calcext:value-type="string">
            <text:p>Florist Lars Jon</text:p>
          </table:table-cell>
          <table:table-cell office:value-type="string" calcext:value-type="string">
            <text:p>Dekoration, Gave, Jul</text:p>
          </table:table-cell>
          <table:table-cell table:number-columns-repeated="8"/>
          <table:table-cell office:value-type="string" calcext:value-type="string">
            <text:p>Krans</text:p>
          </table:table-cell>
          <table:table-cell/>
          <table:table-cell office:value-type="string" calcext:value-type="string">
            <text:p>https://www.nemlig.com/doerkrans-fra-florist-lars-jon-5049261</text:p>
          </table:table-cell>
        </table:table-row>
        <table:table-row table:style-name="ro10">
          <table:table-cell office:value-type="string" calcext:value-type="string">
            <text:p>Dagligvarer &gt; Kolonial &gt; Olie og eddike &gt; Eddike &gt; Frugteddike &gt; Æblecidereddike øko.</text:p>
          </table:table-cell>
          <table:table-cell office:value-type="string" calcext:value-type="string">
            <text:p>Æblecidereddike øko.</text:p>
          </table:table-cell>
          <table:table-cell office:value-type="string" calcext:value-type="string">
            <text:p>0,75 l / Urtekram</text:p>
          </table:table-cell>
          <table:table-cell office:value-type="string" calcext:value-type="string">
            <text:p>Øko (europæisk)</text:p>
          </table:table-cell>
          <table:table-cell office:value-type="string" calcext:value-type="string">
            <text:p>38.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Discount, Øko (europæisk)</text:p>
          </table:table-cell>
          <table:table-cell table:number-columns-repeated="3"/>
          <table:table-cell office:value-type="string" calcext:value-type="string">
            <text:p>Eddike</text:p>
          </table:table-cell>
          <table:table-cell office:value-type="string" calcext:value-type="string">
            <text:p>FR-BIO-01</text:p>
            <text:p>Fransk jordbrug</text:p>
            <text:p/>
            <text:p>Fransk æblecidereddike</text:p>
            <text:p>Nyd den delikate sødme med en udpræget karakter af æble.</text:p>
            <text:p>Brug evt. eddiken til at give wokretter, supper, saucer og vinaigretter karakter og friskhed.</text:p>
            <text:p/>
            <text:p>Æblerne i denne franske æblecidereddike dyrkes i det sydlige Bretagne.</text:p>
            <text:p>Æblecidereddiken lagres på egetræsfade og filtreres skånsomt.</text:p>
            <text:p>Indeholder 5% eddikesyre, fremkommet ved naturlig forgæring.</text:p>
            <text:p>Naturligt bundfald kan forekomme.</text:p>
          </table:table-cell>
          <table:table-cell office:value-type="string" calcext:value-type="string">
            <text:p>https://www.nemlig.com/aeblecidereddike-oeko-5015401</text:p>
          </table:table-cell>
        </table:table-row>
        <table:table-row table:style-name="ro9">
          <table:table-cell office:value-type="string" calcext:value-type="string">
            <text:p>Dagligvarer &gt; Drikkevarer &gt; Øl &gt; Øltyper &gt; Specialøl &gt; Linsechips m. dild &amp; purløg</text:p>
          </table:table-cell>
          <table:table-cell office:value-type="string" calcext:value-type="string">
            <text:p>Linsechips m. dild &amp; purløg</text:p>
          </table:table-cell>
          <table:table-cell office:value-type="string" calcext:value-type="string">
            <text:p>110 g / 13% protein / vegansk / Taffel</text:p>
          </table:table-cell>
          <table:table-cell/>
          <table:table-cell office:value-type="string" calcext:value-type="string">
            <text:p>19.95</text:p>
          </table:table-cell>
          <table:table-cell office:value-type="string" calcext:value-type="string">
            <text:p>.</text:p>
          </table:table-cell>
          <table:table-cell office:value-type="string" calcext:value-type="string">
            <text:p>Taffel</text:p>
          </table:table-cell>
          <table:table-cell office:value-type="string" calcext:value-type="string">
            <text:p>Snack, Veganer, Vegetar</text:p>
          </table:table-cell>
          <table:table-cell table:number-columns-repeated="4"/>
          <table:table-cell office:value-type="string" calcext:value-type="string">
            <text:p>Laktosefri, Vegansk</text:p>
          </table:table-cell>
          <table:table-cell table:number-columns-repeated="3"/>
          <table:table-cell office:value-type="string" calcext:value-type="string">
            <text:p>Chips</text:p>
          </table:table-cell>
          <table:table-cell office:value-type="string" calcext:value-type="string">
            <text:p>Linsechips m. dild &amp; purløg</text:p>
            <text:p/>
            <text:p>Linsechips med smagen af dild &amp; purløg fra Taffel. Det fantastiske ved disse chips er at de både har et højt proteininhold samtidig med at de er supersprøde.</text:p>
          </table:table-cell>
          <table:table-cell office:value-type="string" calcext:value-type="string">
            <text:p>https://www.nemlig.com/linsechips-m-dild-purloeg-5028564</text:p>
          </table:table-cell>
        </table:table-row>
        <table:table-row table:style-name="ro9">
          <table:table-cell office:value-type="string" calcext:value-type="string">
            <text:p>Dagligvarer &gt; G.H. Martel Premier Cru</text:p>
          </table:table-cell>
          <table:table-cell office:value-type="string" calcext:value-type="string">
            <text:p>G.H. Martel Premier Cru</text:p>
          </table:table-cell>
          <table:table-cell office:value-type="string" calcext:value-type="string">
            <text:p>Frankrig / Champagne / 0,75 / champagne</text:p>
          </table:table-cell>
          <table:table-cell/>
          <table:table-cell office:value-type="string" calcext:value-type="string">
            <text:p>349.00</text:p>
          </table:table-cell>
          <table:table-cell office:value-type="string" calcext:value-type="string">
            <text:p>.</text:p>
          </table:table-cell>
          <table:table-cell/>
          <table:table-cell office:value-type="string" calcext:value-type="string">
            <text:p>Skaldyr, Tapas</text:p>
          </table:table-cell>
          <table:table-cell office:value-type="string" calcext:value-type="string">
            <text:p>Kork</text:p>
          </table:table-cell>
          <table:table-cell table:number-columns-repeated="2"/>
          <table:table-cell office:value-type="string" calcext:value-type="string">
            <text:p>Frankrig</text:p>
          </table:table-cell>
          <table:table-cell table:number-columns-repeated="4"/>
          <table:table-cell office:value-type="string" calcext:value-type="string">
            <text:p>Champagne</text:p>
          </table:table-cell>
          <table:table-cell office:value-type="string" calcext:value-type="string">
            <text:p>G.H. Martel Champagne Premier Cru</text:p>
            <text:p/>
            <text:p>Smuk Premier Cru Champagne lavet på 60% Chardonnay og 40% Pinot Noir af G.H Martel. Huset er grundlagt i 1869 og har en lang tradition for Champagne produktion med anbefalinger, så langt øjet rækker Flot gylden farve. Dejlig kompleks næse med smigrende blomster, tørret frugt, kaffe og ristede noter. Smagen er sprød og frisk, lækker Granny Smith æbel bliver efterfulgt af honning, ristede mandler og vanilje. Nyd den, solo, som aperitif eller velkomstdrik. Eller brug den som G.H Martel anbefaler til skaldyr eller Foie Gras på ristet brød med ingefær. Er også perfekt til velkomst-hapsere. De sidste års anmeldelser underbygger, at kvaliteten af denne Premier Cru er mere end i orden: -International Wine Guide 2011 Guld Medalje -Vinalies Nationales 2011 Excellent Price.</text:p>
          </table:table-cell>
          <table:table-cell office:value-type="string" calcext:value-type="string">
            <text:p>https://www.nemlig.com/g-h-martel-premier-cru-5029862</text:p>
          </table:table-cell>
        </table:table-row>
        <table:table-row table:style-name="ro9">
          <table:table-cell office:value-type="string" calcext:value-type="string">
            <text:p>Dagligvarer &gt; Køl og mejeri &gt; Æg og gær &gt; Skrabeæg str. L/XL</text:p>
          </table:table-cell>
          <table:table-cell office:value-type="string" calcext:value-type="string">
            <text:p>Skrabeæg str. L/XL</text:p>
          </table:table-cell>
          <table:table-cell office:value-type="string" calcext:value-type="string">
            <text:p>6 stk. / Danæg</text:p>
          </table:table-cell>
          <table:table-cell office:value-type="string" calcext:value-type="string">
            <text:p>Dansk,KØL</text:p>
          </table:table-cell>
          <table:table-cell office:value-type="string" calcext:value-type="string">
            <text:p>17.21</text:p>
          </table:table-cell>
          <table:table-cell office:value-type="string" calcext:value-type="string">
            <text:p>.</text:p>
          </table:table-cell>
          <table:table-cell office:value-type="string" calcext:value-type="string">
            <text:p>Danæg</text:p>
          </table:table-cell>
          <table:table-cell office:value-type="string" calcext:value-type="string">
            <text:p>Bagning</text:p>
          </table:table-cell>
          <table:table-cell table:number-columns-repeated="4"/>
          <table:table-cell office:value-type="string" calcext:value-type="string">
            <text:p>Dansk, KØL</text:p>
          </table:table-cell>
          <table:table-cell office:value-type="string" calcext:value-type="string">
            <text:p>Høne</text:p>
          </table:table-cell>
          <table:table-cell/>
          <table:table-cell office:value-type="string" calcext:value-type="string">
            <text:p>L, XL</text:p>
          </table:table-cell>
          <table:table-cell office:value-type="string" calcext:value-type="string">
            <text:p>Æg</text:p>
          </table:table-cell>
          <table:table-cell office:value-type="string" calcext:value-type="string">
            <text:p>Æg fra skrabehøner</text:p>
            <text:p>Skrabeæg kommer fra høner, der går frit rundt i en flok i et hønsehus. I hønsehuset skal mindst en tredjedel af gulvet være dækket med strå, høvlspåner, sand eller tørv, så hønerne kan skrabe og støvbade. I hønsehuset skal hønerne have adgang til reder og siddepinde. Der må være op til ni høner pr. kvadratmeter indenfor i stalden. Skrabehøner har ikke adgang til et udendørs areal. De går typisk i flokke på 3.000-10.000 dyr. Hønerne får konventionelt foder. Æg fra skrabehøner kan være brune eller hvide.</text:p>
            <text:p>DANÆGs æg er certificeret under branchekoden Danske Æg. Dette stiller højere krav til fødevaresikkerhed og særlige krav, der skal sikre god dyrevelfærd. Danske høner er testet fri for alle typer salmonella. Danske høner må ikke næbtrimmes.</text:p>
          </table:table-cell>
          <table:table-cell office:value-type="string" calcext:value-type="string">
            <text:p>https://www.nemlig.com/skrabeaeg-str-l-xl-704003</text:p>
          </table:table-cell>
        </table:table-row>
        <table:table-row table:style-name="ro3">
          <table:table-cell office:value-type="string" calcext:value-type="string">
            <text:p>Dagligvarer &gt; Drikkevarer &gt; Muga Rosado Rioja 2019</text:p>
          </table:table-cell>
          <table:table-cell office:value-type="string" calcext:value-type="string">
            <text:p>Muga Rosado Rioja 2019</text:p>
          </table:table-cell>
          <table:table-cell office:value-type="string" calcext:value-type="string">
            <text:p>Spanien / Rioja / 0,75 l / rosévin</text:p>
          </table:table-cell>
          <table:table-cell/>
          <table:table-cell office:value-type="string" calcext:value-type="string">
            <text:p>159.95</text:p>
          </table:table-cell>
          <table:table-cell office:value-type="string" calcext:value-type="string">
            <text:p>79.98</text:p>
          </table:table-cell>
          <table:table-cell table:number-columns-repeated="2"/>
          <table:table-cell office:value-type="string" calcext:value-type="string">
            <text:p>Kork</text:p>
          </table:table-cell>
          <table:table-cell table:number-columns-repeated="2"/>
          <table:table-cell office:value-type="string" calcext:value-type="string">
            <text:p>Spanien</text:p>
          </table:table-cell>
          <table:table-cell table:number-columns-repeated="4"/>
          <table:table-cell office:value-type="string" calcext:value-type="string">
            <text:p>Rosévin</text:p>
          </table:table-cell>
          <table:table-cell office:value-type="string" calcext:value-type="string">
            <text:p>Muga Rosado Rioja 2019</text:p>
            <text:p>Flot og lys rosa farve i glasset. Meget kompleks og intens næse med aromaer af stenfrugter, citrus, jordbær og tørrede hasselnødder. Silkeagtig i munden med god syrebalance.</text:p>
          </table:table-cell>
          <table:table-cell office:value-type="string" calcext:value-type="string">
            <text:p>https://www.nemlig.com/muga-rosado-rioja-2019-5047970</text:p>
          </table:table-cell>
        </table:table-row>
        <table:table-row table:style-name="ro2">
          <table:table-cell office:value-type="string" calcext:value-type="string">
            <text:p>Dagligvarer &gt; Drikkevarer &gt; Buglioni Bianco Il Disperato</text:p>
          </table:table-cell>
          <table:table-cell office:value-type="string" calcext:value-type="string">
            <text:p>Buglioni Bianco Il Disperato</text:p>
          </table:table-cell>
          <table:table-cell office:value-type="string" calcext:value-type="string">
            <text:p>Italien / Veneto / 2018 / 6 x 0,75 l / hvidvin</text:p>
          </table:table-cell>
          <table:table-cell/>
          <table:table-cell office:value-type="string" calcext:value-type="string">
            <text:p>839.70</text:p>
          </table:table-cell>
          <table:table-cell office:value-type="string" calcext:value-type="string">
            <text:p>419.70</text:p>
          </table:table-cell>
          <table:table-cell/>
          <table:table-cell office:value-type="string" calcext:value-type="string">
            <text:p>Fisk</text:p>
          </table:table-cell>
          <table:table-cell office:value-type="string" calcext:value-type="string">
            <text:p>Kasse, Kork</text:p>
          </table:table-cell>
          <table:table-cell table:number-columns-repeated="2"/>
          <table:table-cell office:value-type="string" calcext:value-type="string">
            <text:p>Italien</text:p>
          </table:table-cell>
          <table:table-cell table:number-columns-repeated="4"/>
          <table:table-cell office:value-type="string" calcext:value-type="string">
            <text:p>Hvidvin</text:p>
          </table:table-cell>
          <table:table-cell office:value-type="string" calcext:value-type="string">
            <text:p>Buglioni Bianco Il Disperato 2018</text:p>
            <text:p>Vinen har en strågul farve med et gyldent skær. Den har en intens og fyldig aroma med noter af blomster og tropiske frugter, især mango og ananas. Den har god struktur og syreindhold. Den er rund og blød i smagen, der samtidig er krydret og afbalanceret. Den er lavet Garganega og indeholder 12,5% alkohol.</text:p>
            <text:p/>
            <text:p>Info om vinhuset:</text:p>
            <text:p>Vinen har imponeret stort i de udsolgte årgange 2009 og 2010, og med 2011'eren forudser vi nærmest et større pres fra vores kunder. Buglioni er én af de små producenter, der leverer topkvaliteter. Det gør de, uden at de store internationale anmeldere endnu har fået øje på dem. Det har som regel den fordel, at prisen er mere end rimelig, når man sammenligner med mere berømte huse. Vores sommelier anbefaler</text:p>
            <text:p>Vinen er udover at være en behagelig aperitif, er dens fyldige smag god til kød og fisk, pasta eller aromatiske risretter. Den passer dog alllermest perfekt til fisk.</text:p>
          </table:table-cell>
          <table:table-cell office:value-type="string" calcext:value-type="string">
            <text:p>https://www.nemlig.com/buglioni-bianco-il-disperato-5036721</text:p>
          </table:table-cell>
        </table:table-row>
        <table:table-row table:style-name="ro16">
          <table:table-cell office:value-type="string" calcext:value-type="string">
            <text:p>Dagligvarer &gt; Nyheder &gt; Adventskrans Tørret</text:p>
          </table:table-cell>
          <table:table-cell office:value-type="string" calcext:value-type="string">
            <text:p>Adventskrans Tørret</text:p>
          </table:table-cell>
          <table:table-cell office:value-type="string" calcext:value-type="string">
            <text:p>Brede Havekiosk / Ø: 25 cm</text:p>
          </table:table-cell>
          <table:table-cell/>
          <table:table-cell office:value-type="string" calcext:value-type="string">
            <text:p>990.00</text:p>
          </table:table-cell>
          <table:table-cell office:value-type="string" calcext:value-type="string">
            <text:p>.</text:p>
          </table:table-cell>
          <table:table-cell office:value-type="string" calcext:value-type="string">
            <text:p>Brede Havekiosk</text:p>
          </table:table-cell>
          <table:table-cell office:value-type="string" calcext:value-type="string">
            <text:p>Dekoration, Jul</text:p>
          </table:table-cell>
          <table:table-cell table:number-columns-repeated="4"/>
          <table:table-cell office:value-type="string" calcext:value-type="string">
            <text:p>Nyhed</text:p>
          </table:table-cell>
          <table:table-cell table:number-columns-repeated="3"/>
          <table:table-cell office:value-type="string" calcext:value-type="string">
            <text:p>Krans</text:p>
          </table:table-cell>
          <table:table-cell office:value-type="string" calcext:value-type="string">
            <text:p>Den romantiske adventskrans, fra Brede Havekiosk, er bundet på en halmkrans med diameter 25 cm og består af tørrede økologiske blomster på en bund af lav, samlet på den jyske hede.</text:p>
            <text:p>Lyseholderne fra Nordal kan gemmes og genbruges år efter år.</text:p>
            <text:p/>
            <text:p>Om Brede Havekiosk</text:p>
            <text:p>Brede Havekiosk er en registreret social økonomisk virksomhed, der dyrker certificeret økologiske snitblomster i sæson, som strækker sig fra april til oktober.</text:p>
            <text:p>I vinterhalvåret arbejdes der med tørrede buketter, fra egen produktion, og kranse, lavet udelukkende af usprøjtede materialer fra naturen.</text:p>
            <text:p>Siden 2017 har Rikke Lentz drevet produktionen der holder til ved den idylliske økologiske gård ”Mangholm økologiske landbrug” i Nordsjælland.</text:p>
            <text:p>Her forpagtes i alt 2000m2 dejlig økologisk muld hvor de certificerede økologiske snitblomster dyrkes med omsorg og kærlighed til naturen og buketterne bliver sammensat i bedste grøftekants look på marken.</text:p>
            <text:p>Ø mærkede blomster er den rene vare, da blomsterne dyrkes i pagt med naturen, på naturens præmisser.</text:p>
            <text:p>Blomsterne er 100% pesticide og kemifrie og produktionsmetoden er skånsom mod naturen, til glæde for mennesker, miljø og insektliv.</text:p>
            <text:p/>
            <text:p>Rikke Lentz udgav i maj 2020 bogen ‘ Økologiske blomster, blomsterbondens dyrk selv guide’, som også kan findes her på nemlig.com.</text:p>
          </table:table-cell>
          <table:table-cell office:value-type="string" calcext:value-type="string">
            <text:p>https://www.nemlig.com/adventskrans-toerret-5049709</text:p>
          </table:table-cell>
        </table:table-row>
        <table:table-row table:style-name="ro3">
          <table:table-cell office:value-type="string" calcext:value-type="string">
            <text:p>Dagligvarer &gt; Frost &gt; Is &gt; Is i bægre og bøtter &gt; Poppin popcorn</text:p>
          </table:table-cell>
          <table:table-cell office:value-type="string" calcext:value-type="string">
            <text:p>Poppin popcorn</text:p>
          </table:table-cell>
          <table:table-cell office:value-type="string" calcext:value-type="string">
            <text:p>0,465 l / fairtrade / frost / Ben &amp; Jerry's</text:p>
          </table:table-cell>
          <table:table-cell office:value-type="string" calcext:value-type="string">
            <text:p>Fairtrade,Frost</text:p>
          </table:table-cell>
          <table:table-cell office:value-type="string" calcext:value-type="string">
            <text:p>64.95</text:p>
          </table:table-cell>
          <table:table-cell office:value-type="string" calcext:value-type="string">
            <text:p>.</text:p>
          </table:table-cell>
          <table:table-cell office:value-type="string" calcext:value-type="string">
            <text:p>Ben &amp; Jerry's</text:p>
          </table:table-cell>
          <table:table-cell office:value-type="string" calcext:value-type="string">
            <text:p>Dessert</text:p>
          </table:table-cell>
          <table:table-cell table:number-columns-repeated="4"/>
          <table:table-cell office:value-type="string" calcext:value-type="string">
            <text:p>Fairtrade, Frost</text:p>
          </table:table-cell>
          <table:table-cell table:number-columns-repeated="3"/>
          <table:table-cell office:value-type="string" calcext:value-type="string">
            <text:p>Is</text:p>
          </table:table-cell>
          <table:table-cell office:value-type="string" calcext:value-type="string">
            <text:p>Poppin popcorn</text:p>
            <text:p>Lækker brunet sukker-is med stykker af chokoladeovertrukne popcorn og sødt- og saltkaramel swirls.</text:p>
          </table:table-cell>
          <table:table-cell office:value-type="string" calcext:value-type="string">
            <text:p>https://www.nemlig.com/poppin-popcorn-5045384</text:p>
          </table:table-cell>
        </table:table-row>
        <table:table-row table:style-name="ro5">
          <table:table-cell office:value-type="string" calcext:value-type="string">
            <text:p>Dagligvarer &gt; Frugt og grønt &gt; Grøntsager &gt; Øvrig fint grønt &gt; Sugar snaps</text:p>
          </table:table-cell>
          <table:table-cell office:value-type="string" calcext:value-type="string">
            <text:p>Sugar snaps</text:p>
          </table:table-cell>
          <table:table-cell office:value-type="string" calcext:value-type="string">
            <text:p>125 g / Kenya / Klasse 1</text:p>
          </table:table-cell>
          <table:table-cell/>
          <table:table-cell office:value-type="string" calcext:value-type="string">
            <text:p>20.00</text:p>
          </table:table-cell>
          <table:table-cell office:value-type="string" calcext:value-type="string">
            <text:p>.</text:p>
          </table:table-cell>
          <table:table-cell/>
          <table:table-cell office:value-type="string" calcext:value-type="string">
            <text:p>Brunch, Frokost, Madpakke, Salat, Snack, Thairetter, Tilbehør</text:p>
          </table:table-cell>
          <table:table-cell office:value-type="string" calcext:value-type="string">
            <text:p>Bakke</text:p>
          </table:table-cell>
          <table:table-cell office:value-type="string" calcext:value-type="string">
            <text:p>Grøn</text:p>
          </table:table-cell>
          <table:table-cell office:value-type="string" calcext:value-type="string">
            <text:p>Klasse 1</text:p>
          </table:table-cell>
          <table:table-cell table:number-columns-repeated="2"/>
          <table:table-cell office:value-type="string" calcext:value-type="string">
            <text:p>Kenya</text:p>
          </table:table-cell>
          <table:table-cell office:value-type="string" calcext:value-type="string">
            <text:p>Sugar snaps</text:p>
          </table:table-cell>
          <table:table-cell/>
          <table:table-cell office:value-type="string" calcext:value-type="string">
            <text:p>Ærter</text:p>
          </table:table-cell>
          <table:table-cell office:value-type="string" calcext:value-type="string">
            <text:p>Sugar snaps, også kaldet mange-tout, er en bælgplante som kan spises hele.</text:p>
            <text:p/>
            <text:p>De er sprøde og kan nydes rå i salaten, dampet til wokken eller stegt til kødet. De passer ligeledes godt til både thairetter og asiatiske retter.</text:p>
            <text:p/>
            <text:p>Ved evt. blanchering sænkes sugar snapsne i kogende vand i ca. 30 sek., og overhældes derefter med koldt vand. Det gør at man bevarer så meget som muligt af grøntsagens sprødhed, farve og dens vitaminer.</text:p>
            <text:p/>
            <text:p>Tips:</text:p>
            <text:p>De minder også rigtig meget om slikærter, og er idéelle at spise som snack, da man kan spise hele ærten som den er.</text:p>
          </table:table-cell>
          <table:table-cell office:value-type="string" calcext:value-type="string">
            <text:p>https://www.nemlig.com/sugar-snaps-106585</text:p>
          </table:table-cell>
        </table:table-row>
        <table:table-row table:style-name="ro9">
          <table:table-cell office:value-type="string" calcext:value-type="string">
            <text:p>Dagligvarer &gt; Kolonial &gt; Bagning &gt; Tørret frugt og bær &gt; Svesker &gt; Stenfrie svesker øko.</text:p>
          </table:table-cell>
          <table:table-cell office:value-type="string" calcext:value-type="string">
            <text:p>Stenfrie svesker øko.</text:p>
          </table:table-cell>
          <table:table-cell office:value-type="string" calcext:value-type="string">
            <text:p>200 g / Californien / Urtekram</text:p>
          </table:table-cell>
          <table:table-cell office:value-type="string" calcext:value-type="string">
            <text:p>Øko (europæisk)</text:p>
          </table:table-cell>
          <table:table-cell office:value-type="string" calcext:value-type="string">
            <text:p>39.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Øko (europæisk)</text:p>
          </table:table-cell>
          <table:table-cell table:number-columns-repeated="3"/>
          <table:table-cell office:value-type="string" calcext:value-type="string">
            <text:p>Tørret frugt</text:p>
          </table:table-cell>
          <table:table-cell office:value-type="string" calcext:value-type="string">
            <text:p>Sødmefyldte svesker</text:p>
            <text:p>Denne californiske sveske er skabt med ét formål. At give dig en fantastisk og sødmefyldt smagsoplevelse. Nyd den komplekse frugtsmag, og oplev de mange nuancer den byder på, og glem ikke at svesker også har et højt indhold af fibre.</text:p>
            <text:p>Sorten Sutter er udviklet på University of California og er et mix af at to andre typer svesker, Sugar og Primacotes.</text:p>
          </table:table-cell>
          <table:table-cell office:value-type="string" calcext:value-type="string">
            <text:p>https://www.nemlig.com/stenfrie-svesker-oeko-5015525</text:p>
          </table:table-cell>
        </table:table-row>
        <table:table-row table:style-name="ro16">
          <table:table-cell office:value-type="string" calcext:value-type="string">
            <text:p>Dagligvarer &gt; Køl og mejeri &gt; Færdigretter på køl &gt; Supper &gt; Hvidløgsbaguette</text:p>
          </table:table-cell>
          <table:table-cell office:value-type="string" calcext:value-type="string">
            <text:p>Hvidløgsbaguette</text:p>
          </table:table-cell>
          <table:table-cell office:value-type="string" calcext:value-type="string">
            <text:p>240 g / glutenfri / frost / Vadehavsbageriet</text:p>
          </table:table-cell>
          <table:table-cell office:value-type="string" calcext:value-type="string">
            <text:p>Frost</text:p>
          </table:table-cell>
          <table:table-cell office:value-type="string" calcext:value-type="string">
            <text:p>25.00</text:p>
          </table:table-cell>
          <table:table-cell office:value-type="string" calcext:value-type="string">
            <text:p>.</text:p>
          </table:table-cell>
          <table:table-cell office:value-type="string" calcext:value-type="string">
            <text:p>Vadehavsbageriet</text:p>
          </table:table-cell>
          <table:table-cell office:value-type="string" calcext:value-type="string">
            <text:p>Aftensmad, Tilbehør</text:p>
          </table:table-cell>
          <table:table-cell table:number-columns-repeated="4"/>
          <table:table-cell office:value-type="string" calcext:value-type="string">
            <text:p>Frost, Glutenfri</text:p>
          </table:table-cell>
          <table:table-cell table:number-columns-repeated="3"/>
          <table:table-cell office:value-type="string" calcext:value-type="string">
            <text:p>Brød</text:p>
          </table:table-cell>
          <table:table-cell office:value-type="string" calcext:value-type="string">
            <text:p>Glutenfri hvidløgsbaguette</text:p>
            <text:p>Lækker, luftig glutenfri hvidløgsbaguette, lavet på basis af majs, ris og soja.</text:p>
            <text:p/>
            <text:p>Bagevejledning:</text:p>
            <text:p>1) Tø produktet op i ca. 1 timer ved stuetemperatur.</text:p>
            <text:p>2) Varm ovnen op til 180° C</text:p>
            <text:p>3) Put brødet i den varme ovn i posen og bag 10 minutter.</text:p>
            <text:p/>
            <text:p/>
            <text:p>Bemærk: Ønsker du et svampet brød, skal posen forblive lukket indtil brug. En lidt sprødere skorpe fås ved at åbne posen straks efter bagning. Alternativ kan du også vælge, at skære skiver af brødet og lægge det på brødristeren.</text:p>
            <text:p/>
            <text:p>Kan ligge på køl op til 5 dage før bagning.</text:p>
          </table:table-cell>
          <table:table-cell office:value-type="string" calcext:value-type="string">
            <text:p>https://www.nemlig.com/hvidloegsbaguette-5037199</text:p>
          </table:table-cell>
        </table:table-row>
        <table:table-row table:style-name="ro3">
          <table:table-cell office:value-type="string" calcext:value-type="string">
            <text:p>Dagligvarer &gt; Brød, kiks og kager &gt; Hele brød &gt; Franskbrød &gt; Franskbrød m. birkes</text:p>
          </table:table-cell>
          <table:table-cell office:value-type="string" calcext:value-type="string">
            <text:p>Franskbrød m. birkes</text:p>
          </table:table-cell>
          <table:table-cell office:value-type="string" calcext:value-type="string">
            <text:p>650 g / Bröd</text:p>
          </table:table-cell>
          <table:table-cell/>
          <table:table-cell office:value-type="string" calcext:value-type="string">
            <text:p>34.95</text:p>
          </table:table-cell>
          <table:table-cell office:value-type="string" calcext:value-type="string">
            <text:p>.</text:p>
          </table:table-cell>
          <table:table-cell office:value-type="string" calcext:value-type="string">
            <text:p>Bröd</text:p>
          </table:table-cell>
          <table:table-cell office:value-type="string" calcext:value-type="string">
            <text:p>Morgenmad</text:p>
          </table:table-cell>
          <table:table-cell table:number-columns-repeated="8"/>
          <table:table-cell office:value-type="string" calcext:value-type="string">
            <text:p>Brød</text:p>
          </table:table-cell>
          <table:table-cell office:value-type="string" calcext:value-type="string">
            <text:p>Franskbrød med birkes</text:p>
            <text:p>Saftigt og svampet sammenbagt franskbrød med birkes.</text:p>
          </table:table-cell>
          <table:table-cell office:value-type="string" calcext:value-type="string">
            <text:p>https://www.nemlig.com/franskbroed-m-birkes-5042821</text:p>
          </table:table-cell>
        </table:table-row>
        <table:table-row table:style-name="ro10">
          <table:table-cell office:value-type="string" calcext:value-type="string">
            <text:p>Dagligvarer &gt; Baby, børn og legetøj &gt; Legetøj &gt; Babylegetøj &gt; Boldsæt (pink)</text:p>
          </table:table-cell>
          <table:table-cell office:value-type="string" calcext:value-type="string">
            <text:p>Boldsæt (pink)</text:p>
          </table:table-cell>
          <table:table-cell office:value-type="string" calcext:value-type="string">
            <text:p>4 stk. / 0+ år / bObles</text:p>
          </table:table-cell>
          <table:table-cell/>
          <table:table-cell office:value-type="string" calcext:value-type="string">
            <text:p>149.95</text:p>
          </table:table-cell>
          <table:table-cell office:value-type="string" calcext:value-type="string">
            <text:p>.</text:p>
          </table:table-cell>
          <table:table-cell office:value-type="string" calcext:value-type="string">
            <text:p>bObles</text:p>
          </table:table-cell>
          <table:table-cell office:value-type="string" calcext:value-type="string">
            <text:p>Børn, Leg, Udendørs</text:p>
          </table:table-cell>
          <table:table-cell table:number-columns-repeated="4"/>
          <table:table-cell office:value-type="string" calcext:value-type="string">
            <text:p>CE-mærket</text:p>
          </table:table-cell>
          <table:table-cell table:number-columns-repeated="3"/>
          <table:table-cell office:value-type="string" calcext:value-type="string">
            <text:p>Læringslegetøj</text:p>
          </table:table-cell>
          <table:table-cell office:value-type="string" calcext:value-type="string">
            <text:p>Boldsæt i pink</text:p>
            <text:p>Tag bObles sommerboldpakke under armen og leg med hele familien, både små og store kan være med.</text:p>
            <text:p/>
            <text:p>På bobles.dk/boldlege finder i masser af inspiation til sjove lege, i haven eller på stranden. Alle bolde er også velegenet til vandlege. Overfladen er blød, let at rengøre og sætter ikke mærker i gulvet.</text:p>
            <text:p/>
            <text:p>4 stk. bolde i fast EVA skum:</text:p>
            <text:p>1 stk. med diameter på 11 cm.</text:p>
            <text:p>3 stk. med diameter på 7 cm.</text:p>
            <text:p>Testet til børn.</text:p>
            <text:p/>
            <text:p>bObles Bolde er udført i fast EVA-skum uden farlige ftalater.</text:p>
          </table:table-cell>
          <table:table-cell office:value-type="string" calcext:value-type="string">
            <text:p>https://www.nemlig.com/boldsaet-pink-5047429</text:p>
          </table:table-cell>
        </table:table-row>
        <table:table-row table:style-name="ro9">
          <table:table-cell office:value-type="string" calcext:value-type="string">
            <text:p>Dagligvarer &gt; Pleje og skønhed &gt; Tandpleje &gt; Tandstikkere og tandtråd &gt; Tandstikker</text:p>
          </table:table-cell>
          <table:table-cell office:value-type="string" calcext:value-type="string">
            <text:p>Tandstikker</text:p>
          </table:table-cell>
          <table:table-cell office:value-type="string" calcext:value-type="string">
            <text:p>20 stk. / Idento</text:p>
          </table:table-cell>
          <table:table-cell/>
          <table:table-cell office:value-type="string" calcext:value-type="string">
            <text:p>14.95</text:p>
          </table:table-cell>
          <table:table-cell office:value-type="string" calcext:value-type="string">
            <text:p>.</text:p>
          </table:table-cell>
          <table:table-cell office:value-type="string" calcext:value-type="string">
            <text:p>idento</text:p>
          </table:table-cell>
          <table:table-cell table:number-columns-repeated="9"/>
          <table:table-cell office:value-type="string" calcext:value-type="string">
            <text:p>Tandpleje, Tandstikker</text:p>
          </table:table-cell>
          <table:table-cell office:value-type="string" calcext:value-type="string">
            <text:p>Tandstikker</text:p>
            <text:p>Quick brush'n'stick masserer og styrker tandkødet og forebygger tandkødsbetændelse og paradentose.</text:p>
            <text:p>Ved jævnlig brug opretholdes friske tænder og tandkød.</text:p>
          </table:table-cell>
          <table:table-cell office:value-type="string" calcext:value-type="string">
            <text:p>https://www.nemlig.com/tandstikker-5044908</text:p>
          </table:table-cell>
        </table:table-row>
        <table:table-row table:style-name="ro3">
          <table:table-cell office:value-type="string" calcext:value-type="string">
            <text:p>Dagligvarer &gt; Kød og fisk &gt; Fisk og skaldyr &gt; Torsk &gt; Fiskefars m. torsk (grov)</text:p>
          </table:table-cell>
          <table:table-cell office:value-type="string" calcext:value-type="string">
            <text:p>Fiskefars m. torsk (grov)</text:p>
          </table:table-cell>
          <table:table-cell office:value-type="string" calcext:value-type="string">
            <text:p>600 g / Poseidon Seafood</text:p>
          </table:table-cell>
          <table:table-cell/>
          <table:table-cell office:value-type="string" calcext:value-type="string">
            <text:p>42.95</text:p>
          </table:table-cell>
          <table:table-cell office:value-type="string" calcext:value-type="string">
            <text:p>.</text:p>
          </table:table-cell>
          <table:table-cell office:value-type="string" calcext:value-type="string">
            <text:p>Fiskemanden</text:p>
          </table:table-cell>
          <table:table-cell office:value-type="string" calcext:value-type="string">
            <text:p>Pålæg</text:p>
          </table:table-cell>
          <table:table-cell table:number-columns-repeated="8"/>
          <table:table-cell office:value-type="string" calcext:value-type="string">
            <text:p>Torsk</text:p>
          </table:table-cell>
          <table:table-cell office:value-type="string" calcext:value-type="string">
            <text:p>Fiskefars fra Poseidon Seafood</text:p>
            <text:p>Vores fiskefars er lavet på ren torsk som giver farsen den lyse farve. Vores fars er grovhakket og kan derfor indeholde små torske-stykker. Kan serveres som hoved ret eller pålæg til børnenes madpakke.</text:p>
          </table:table-cell>
          <table:table-cell office:value-type="string" calcext:value-type="string">
            <text:p>https://www.nemlig.com/fiskefars-m-torsk-grov-5020519</text:p>
          </table:table-cell>
        </table:table-row>
        <table:table-row table:style-name="ro3">
          <table:table-cell office:value-type="string" calcext:value-type="string">
            <text:p>Dagligvarer &gt; Frost &gt; Supper og nem mad &gt; Pizza og toast &gt; Pizza Speciale m.skinke/salami</text:p>
          </table:table-cell>
          <table:table-cell office:value-type="string" calcext:value-type="string">
            <text:p>Pizza Speciale m.skinke/salami</text:p>
          </table:table-cell>
          <table:table-cell office:value-type="string" calcext:value-type="string">
            <text:p>340 g / bagt i stenovn / frost / nice'n easy</text:p>
          </table:table-cell>
          <table:table-cell office:value-type="string" calcext:value-type="string">
            <text:p>Frost</text:p>
          </table:table-cell>
          <table:table-cell office:value-type="string" calcext:value-type="string">
            <text:p>19.95</text:p>
          </table:table-cell>
          <table:table-cell office:value-type="string" calcext:value-type="string">
            <text:p>.</text:p>
          </table:table-cell>
          <table:table-cell office:value-type="string" calcext:value-type="string">
            <text:p>nice'n' easy</text:p>
          </table:table-cell>
          <table:table-cell table:number-columns-repeated="5"/>
          <table:table-cell office:value-type="string" calcext:value-type="string">
            <text:p>Frost</text:p>
          </table:table-cell>
          <table:table-cell table:number-columns-repeated="3"/>
          <table:table-cell office:value-type="string" calcext:value-type="string">
            <text:p>Færdigret, Pizza</text:p>
          </table:table-cell>
          <table:table-cell office:value-type="string" calcext:value-type="string">
            <text:p>Nemt og hurtigt</text:p>
            <text:p>Stenovnsbagt pizza med skinke og pepperoni.</text:p>
          </table:table-cell>
          <table:table-cell office:value-type="string" calcext:value-type="string">
            <text:p>https://www.nemlig.com/pizza-speciale-m-skinke-salami-5016436</text:p>
          </table:table-cell>
        </table:table-row>
        <table:table-row table:style-name="ro9">
          <table:table-cell office:value-type="string" calcext:value-type="string">
            <text:p>Dagligvarer &gt; Drikkevarer &gt; Juice, smoothies og shots &gt; Æblejuice &gt; Æblejuice øko.</text:p>
          </table:table-cell>
          <table:table-cell office:value-type="string" calcext:value-type="string">
            <text:p>Æblejuice øko.</text:p>
          </table:table-cell>
          <table:table-cell office:value-type="string" calcext:value-type="string">
            <text:p>0,85 l / ex. pant / Rynkeby - Rigtig Juice</text:p>
          </table:table-cell>
          <table:table-cell office:value-type="string" calcext:value-type="string">
            <text:p>Øko (europæisk)</text:p>
          </table:table-cell>
          <table:table-cell office:value-type="string" calcext:value-type="string">
            <text:p>21.95</text:p>
          </table:table-cell>
          <table:table-cell office:value-type="string" calcext:value-type="string">
            <text:p>.</text:p>
          </table:table-cell>
          <table:table-cell office:value-type="string" calcext:value-type="string">
            <text:p>Rynkeby</text:p>
          </table:table-cell>
          <table:table-cell office:value-type="string" calcext:value-type="string">
            <text:p>Brunch, Morgenmad</text:p>
          </table:table-cell>
          <table:table-cell table:number-columns-repeated="4"/>
          <table:table-cell office:value-type="string" calcext:value-type="string">
            <text:p>Øko (europæisk)</text:p>
          </table:table-cell>
          <table:table-cell table:number-columns-repeated="3"/>
          <table:table-cell office:value-type="string" calcext:value-type="string">
            <text:p>Juice</text:p>
          </table:table-cell>
          <table:table-cell office:value-type="string" calcext:value-type="string">
            <text:p>Økologisk æblejuice</text:p>
            <text:p>Økologisk æblejuice fra Rynkeby Rigtig® Juice.</text:p>
            <text:p>Naturligt bundfald. Bør omrystes før brug.</text:p>
          </table:table-cell>
          <table:table-cell office:value-type="string" calcext:value-type="string">
            <text:p>https://www.nemlig.com/aeblejuice-oeko-5041943</text:p>
          </table:table-cell>
        </table:table-row>
        <table:table-row table:style-name="ro12">
          <table:table-cell office:value-type="string" calcext:value-type="string">
            <text:p>Dagligvarer &gt; Kolonial &gt; Bagning &gt; Mel &gt; Hvede-, spelt- og durummel &gt; Fuldkornsspeltmel</text:p>
          </table:table-cell>
          <table:table-cell office:value-type="string" calcext:value-type="string">
            <text:p>Fuldkornsspeltmel</text:p>
          </table:table-cell>
          <table:table-cell office:value-type="string" calcext:value-type="string">
            <text:p>1 kg / Amo</text:p>
          </table:table-cell>
          <table:table-cell office:value-type="string" calcext:value-type="string">
            <text:p>Fuldkornsmærket,Nøglehulsmærket</text:p>
          </table:table-cell>
          <table:table-cell office:value-type="string" calcext:value-type="string">
            <text:p>25.95</text:p>
          </table:table-cell>
          <table:table-cell office:value-type="string" calcext:value-type="string">
            <text:p>.</text:p>
          </table:table-cell>
          <table:table-cell office:value-type="string" calcext:value-type="string">
            <text:p>Amo</text:p>
          </table:table-cell>
          <table:table-cell table:number-columns-repeated="5"/>
          <table:table-cell office:value-type="string" calcext:value-type="string">
            <text:p>Fuldkornsmærket, Nøglehulsmærket</text:p>
          </table:table-cell>
          <table:table-cell table:number-columns-repeated="3"/>
          <table:table-cell office:value-type="string" calcext:value-type="string">
            <text:p>Mel</text:p>
          </table:table-cell>
          <table:table-cell office:value-type="string" calcext:value-type="string">
            <text:p>Groft speltmel</text:p>
            <text:p>Amo Fuldkorns Speltmel er usigtet, som er velegnet til bagning af grovere brødtyper og tærter.</text:p>
            <text:p/>
            <text:p>Spelt er kendetegnet ved en nøddeagtig smag, og en god aroma.</text:p>
            <text:p>Det færdige brød har en karakteristisk gylden farve.</text:p>
          </table:table-cell>
          <table:table-cell office:value-type="string" calcext:value-type="string">
            <text:p>https://www.nemlig.com/fuldkornsspeltmel-5004409</text:p>
          </table:table-cell>
        </table:table-row>
        <table:table-row table:style-name="ro9">
          <table:table-cell office:value-type="string" calcext:value-type="string">
            <text:p>Dagligvarer &gt; Køl og mejeri &gt; Mejeri &gt; Ost &gt; Smøreost og flødeost &gt; Flødeost m. hvidløg og urter</text:p>
          </table:table-cell>
          <table:table-cell office:value-type="string" calcext:value-type="string">
            <text:p>Flødeost m. hvidløg og urter</text:p>
          </table:table-cell>
          <table:table-cell office:value-type="string" calcext:value-type="string">
            <text:p>200 g / Philadelphia</text:p>
          </table:table-cell>
          <table:table-cell office:value-type="string" calcext:value-type="string">
            <text:p>KØL</text:p>
          </table:table-cell>
          <table:table-cell office:value-type="string" calcext:value-type="string">
            <text:p>19.95</text:p>
          </table:table-cell>
          <table:table-cell office:value-type="string" calcext:value-type="string">
            <text:p>.</text:p>
          </table:table-cell>
          <table:table-cell office:value-type="string" calcext:value-type="string">
            <text:p>Philadelphia</text:p>
          </table:table-cell>
          <table:table-cell office:value-type="string" calcext:value-type="string">
            <text:p>Frokost, Madlavning</text:p>
          </table:table-cell>
          <table:table-cell table:number-columns-repeated="4"/>
          <table:table-cell office:value-type="string" calcext:value-type="string">
            <text:p>Discount, KØL</text:p>
          </table:table-cell>
          <table:table-cell table:number-columns-repeated="3"/>
          <table:table-cell office:value-type="string" calcext:value-type="string">
            <text:p>Flødeost</text:p>
          </table:table-cell>
          <table:table-cell office:value-type="string" calcext:value-type="string">
            <text:p>Philadelphia med Hvidløg og Urter 11%.</text:p>
            <text:p>Uden konserveringsmiddler.</text:p>
            <text:p>Fedt%: 20%</text:p>
          </table:table-cell>
          <table:table-cell office:value-type="string" calcext:value-type="string">
            <text:p>https://www.nemlig.com/floedeost-m-hvidloeg-og-urter-5500769</text:p>
          </table:table-cell>
        </table:table-row>
        <table:table-row table:style-name="ro16">
          <table:table-cell office:value-type="string" calcext:value-type="string">
            <text:p>Dagligvarer &gt; Baby, børn og legetøj &gt; Babymad og modermælkserstatning &gt; Spisetid for de små &gt; Frugtsut</text:p>
          </table:table-cell>
          <table:table-cell office:value-type="string" calcext:value-type="string">
            <text:p>Frugtsut</text:p>
          </table:table-cell>
          <table:table-cell office:value-type="string" calcext:value-type="string">
            <text:p>1 stk. / Bambino</text:p>
          </table:table-cell>
          <table:table-cell/>
          <table:table-cell office:value-type="string" calcext:value-type="string">
            <text:p>79.95</text:p>
          </table:table-cell>
          <table:table-cell office:value-type="string" calcext:value-type="string">
            <text:p>.</text:p>
          </table:table-cell>
          <table:table-cell office:value-type="string" calcext:value-type="string">
            <text:p>Bambino</text:p>
          </table:table-cell>
          <table:table-cell office:value-type="string" calcext:value-type="string">
            <text:p>Børn</text:p>
          </table:table-cell>
          <table:table-cell/>
          <table:table-cell office:value-type="string" calcext:value-type="string">
            <text:p>Blå</text:p>
          </table:table-cell>
          <table:table-cell table:number-columns-repeated="6"/>
          <table:table-cell office:value-type="string" calcext:value-type="string">
            <text:p>Babytilbehør, Sutter</text:p>
          </table:table-cell>
          <table:table-cell office:value-type="string" calcext:value-type="string">
            <text:p>Taste it! Food nibbler</text:p>
            <text:p>Bambino Smagssut er den nemmeste, sjoveste og sikreste måde for barnet at opdage nye smage.</text:p>
            <text:p>At introducere børn tidligt for forskellige smagsoplevelser, giver ofte en positiv indstilling til mad i fremtiden. Bambino Taste it! Smagstester har en blød silikonetud, som minder om en almindelig sut i formen og har et grebsvenligt håndtag, som gør det nemt for barnet at holde i den med bare en hånd.</text:p>
            <text:p/>
            <text:p>Mellemstore huller i silikonetuden slipper en lille mængde mad igennem, men meget smag. Takket være den store åbning, er sutten let at fylde med fast føde, som ellers kunne have udgjort en risiko for at sætte sig fast i halsen på barnet, som for eksempel stykker af frugt og grønsager . Nyd et familiemåltid ved bordet, mens barnet nysgerrigt udfordrer nye smage.</text:p>
            <text:p>• Praktisk og hygiejnisk låg som gør det nemt at have den med i tasken.</text:p>
            <text:p>• Let at skrue af og på, ingen unødige dele og nem at vaske i opvaskemaskinen.</text:p>
            <text:p>• Alle dele er frie for BPA, BPS og ftalater.</text:p>
            <text:p>• Kan anvendes fra 4 måneder.</text:p>
            <text:p/>
            <text:p>Brugsanvisning: Vask alle dele i varmt sæbevand, og skyl dem grundigt før og efter brug.</text:p>
            <text:p>Skær frugt, grøntsager eller kogte fødevarer i små stykker. Sæt nogle stykker i silikonetud. Skru håndtaget på ringen. Skyl altid silikonetuden under rindende vand umiddelbart efter brug. Detaljerede brugsvejledninger findes på emballagen på engelsk, svensk, norsk og dansk.</text:p>
          </table:table-cell>
          <table:table-cell office:value-type="string" calcext:value-type="string">
            <text:p>https://www.nemlig.com/frugtsut-5037612</text:p>
          </table:table-cell>
        </table:table-row>
        <table:table-row table:style-name="ro16">
          <table:table-cell office:value-type="string" calcext:value-type="string">
            <text:p>Dagligvarer &gt; Husholdning og bolig &gt; Opvask &gt; Maskinopvask &gt; Vaskemiddel t. hvid/kulørt</text:p>
          </table:table-cell>
          <table:table-cell office:value-type="string" calcext:value-type="string">
            <text:p>Vaskemiddel t. hvid/kulørt</text:p>
          </table:table-cell>
          <table:table-cell office:value-type="string" calcext:value-type="string">
            <text:p>1,80 kg / stor vask / Grøn Balance</text:p>
          </table:table-cell>
          <table:table-cell office:value-type="string" calcext:value-type="string">
            <text:p>Den Blå Krans,Svanemærket</text:p>
          </table:table-cell>
          <table:table-cell office:value-type="string" calcext:value-type="string">
            <text:p>26.50</text:p>
          </table:table-cell>
          <table:table-cell office:value-type="string" calcext:value-type="string">
            <text:p>.</text:p>
          </table:table-cell>
          <table:table-cell office:value-type="string" calcext:value-type="string">
            <text:p>Grøn Balance</text:p>
          </table:table-cell>
          <table:table-cell table:number-columns-repeated="5"/>
          <table:table-cell office:value-type="string" calcext:value-type="string">
            <text:p>Den Blå Krans, Parfumefri, Svanemærket</text:p>
          </table:table-cell>
          <table:table-cell table:number-columns-repeated="3"/>
          <table:table-cell office:value-type="string" calcext:value-type="string">
            <text:p>Vaskemiddel</text:p>
          </table:table-cell>
          <table:table-cell office:value-type="string" calcext:value-type="string">
            <text:p>Vaskemiddel</text:p>
            <text:p>Koncentreret pulver uden parfume og farve.</text:p>
            <text:p/>
            <text:p>Ca. 25 vaske ved middelhårdt vand (8-14 °dH), ved normalt snavset tøj (3-5 kg). Opbevaring: Opbevares utilgængeligt for børn, tørt, frostfrit og beskyttet mod direkte sollys.</text:p>
            <text:p/>
            <text:p>Brugsanvisning: Se altid efter vaskeanvisningen i tøjet og følg doseringsvejledningen. Grundet indhold af blegemiddel, anbefales kun iblødsætning af farveægte tøj. Sørg for at alt vaskemiddel er opløst i vandet, før tøjet kommes i, samt at tøjet er helt dækket af vand. Skyl og tør hænderne efter kontakt med vaskemiddel. Har du sart eller overfølsom hud, bør du bruge gummihandsker.</text:p>
            <text:p/>
            <text:p>Egnet til: Maskinvask - håndvask, 30, 40, 60 og 90 grader.</text:p>
            <text:p/>
            <text:p>Effektiv fra: 30 grader.</text:p>
            <text:p/>
            <text:p>Advarsel: Brug aldrig enzymholdige vaskemidler til uld og silke. Sart tøj, uld og silke bør vaskes i specielle produkter, der er egnet til det. Metaldele som lynlåse, spænder, nitter og knapper kan tage skade ved iblødsætning.</text:p>
          </table:table-cell>
          <table:table-cell office:value-type="string" calcext:value-type="string">
            <text:p>https://www.nemlig.com/vaskemiddel-t-hvid-kuloert-5046831</text:p>
          </table:table-cell>
        </table:table-row>
        <table:table-row table:style-name="ro7">
          <table:table-cell office:value-type="string" calcext:value-type="string">
            <text:p>Dagligvarer &gt; Køl og mejeri &gt; Pålæg &gt; Fisk- og skaldyrspålæg &gt; Sild &gt; Marinerede sild</text:p>
          </table:table-cell>
          <table:table-cell office:value-type="string" calcext:value-type="string">
            <text:p>Marinerede sild</text:p>
          </table:table-cell>
          <table:table-cell office:value-type="string" calcext:value-type="string">
            <text:p>370 g / Hele fileter / Lykkeberg 1899</text:p>
          </table:table-cell>
          <table:table-cell office:value-type="string" calcext:value-type="string">
            <text:p>KØL,MSC-mærket</text:p>
          </table:table-cell>
          <table:table-cell office:value-type="string" calcext:value-type="string">
            <text:p>24.95</text:p>
          </table:table-cell>
          <table:table-cell office:value-type="string" calcext:value-type="string">
            <text:p>.</text:p>
          </table:table-cell>
          <table:table-cell/>
          <table:table-cell office:value-type="string" calcext:value-type="string">
            <text:p>Pålæg</text:p>
          </table:table-cell>
          <table:table-cell table:number-columns-repeated="4"/>
          <table:table-cell office:value-type="string" calcext:value-type="string">
            <text:p>KØL, MSC-mærket</text:p>
          </table:table-cell>
          <table:table-cell table:number-columns-repeated="3"/>
          <table:table-cell office:value-type="string" calcext:value-type="string">
            <text:p>Sild</text:p>
          </table:table-cell>
          <table:table-cell office:value-type="string" calcext:value-type="string">
            <text:p>Gammeldags Modnede Marinerede Sild</text:p>
            <text:p>Hele fileter modnet marineret sild, lavet på gammeldags vis.</text:p>
            <text:p/>
            <text:p>Nettovægt: 370 g / Drænetvægt: 135 g.</text:p>
          </table:table-cell>
          <table:table-cell office:value-type="string" calcext:value-type="string">
            <text:p>https://www.nemlig.com/marinerede-sild-5027461</text:p>
          </table:table-cell>
        </table:table-row>
        <table:table-row table:style-name="ro4">
          <table:table-cell office:value-type="string" calcext:value-type="string">
            <text:p>Dagligvarer &gt; Husholdning og bolig &gt; Tøjvask &gt; Udstyr til tøjvask &gt; Desinfektion t. vasketøj</text:p>
          </table:table-cell>
          <table:table-cell office:value-type="string" calcext:value-type="string">
            <text:p>Desinfektion t. vasketøj</text:p>
          </table:table-cell>
          <table:table-cell office:value-type="string" calcext:value-type="string">
            <text:p>1,50 l / parfumefri / Dettol</text:p>
          </table:table-cell>
          <table:table-cell/>
          <table:table-cell office:value-type="string" calcext:value-type="string">
            <text:p>49.95</text:p>
          </table:table-cell>
          <table:table-cell office:value-type="string" calcext:value-type="string">
            <text:p>.</text:p>
          </table:table-cell>
          <table:table-cell office:value-type="string" calcext:value-type="string">
            <text:p>Dettol</text:p>
          </table:table-cell>
          <table:table-cell office:value-type="string" calcext:value-type="string">
            <text:p>Vaskemaskinen</text:p>
          </table:table-cell>
          <table:table-cell table:number-columns-repeated="4"/>
          <table:table-cell office:value-type="string" calcext:value-type="string">
            <text:p>AllergyCertified, Parfumefri</text:p>
          </table:table-cell>
          <table:table-cell table:number-columns-repeated="2"/>
          <table:table-cell office:value-type="string" calcext:value-type="string">
            <text:p>1,5 l</text:p>
          </table:table-cell>
          <table:table-cell office:value-type="string" calcext:value-type="string">
            <text:p>Vaskemiddel</text:p>
          </table:table-cell>
          <table:table-cell office:value-type="string" calcext:value-type="string">
            <text:p>Desinfektion</text:p>
            <text:p>Dræb bakterier uden at ødelægge dit tøj.</text:p>
            <text:p>Når du vasker tøj ved temperaturer under 60 °C, kan bakterier overleve i din vaskemaskine og på dit tøj. Brug Dettols hygiejniske vasketøjsrens, når du vasker tøj, og dræb 99,9% af bakterierne. Kom væsken i skyllemiddelskuffen, så bliver dit vasketøj hygiejnisk rent hver gang.</text:p>
            <text:p/>
            <text:p>Ideelt til at fjerne bakterier og virus fra tøj, som du ikke vasker på 60 °C. Velegnet til sportstøj med elastiske fibre, fint tøj og undertøj, m.m. Dette produkt støtter Rådet for Bedre Hygiejne og er Allergy Certified.</text:p>
            <text:p/>
            <text:p>Brugsanvisning</text:p>
            <text:p>Sådan dræbes 99,9% af bakterierne: Hæld to hættefulde Dettol i skyllemiddelskuffen på din vaskemaskine. Iblødsætning: Tilsæt en hættefuld Dettol pr. 2,5 liter vand ved 20 °C i 10 minutter.</text:p>
            <text:p/>
            <text:p>Sådan dræbes virus: Iblødsætning: Tilsæt en hættefuld Dettol pr. 2,5 liter vand og lad vasketøjet ligge i blød i 15 minutter.</text:p>
            <text:p/>
            <text:p>Testet og dokumenteret effektiv mod COVID-19 virus.</text:p>
            <text:p>Omfattende test på eksterne laboratorier har vist, at Dettol Laundry Fragrance Free er effektiv (&gt; 99,9 % inaktivering) mod den nye coronavirus 2019 (COVID-19) &amp; SARS-CoV-2, når produktet anvendes i henhold til brugsvejledningen.</text:p>
          </table:table-cell>
          <table:table-cell office:value-type="string" calcext:value-type="string">
            <text:p>https://www.nemlig.com/desinfektion-t-vasketoej-5025956</text:p>
          </table:table-cell>
        </table:table-row>
        <table:table-row table:style-name="ro3">
          <table:table-cell office:value-type="string" calcext:value-type="string">
            <text:p>Dagligvarer &gt; Slik og kiosk &gt; Slik &gt; Lakrids &gt; Lakrids m. passionsfrugt</text:p>
          </table:table-cell>
          <table:table-cell office:value-type="string" calcext:value-type="string">
            <text:p>Lakrids m. passionsfrugt</text:p>
          </table:table-cell>
          <table:table-cell office:value-type="string" calcext:value-type="string">
            <text:p>125 g / m. hvid chokolade / glutenfri / Lakrids by Bülow</text:p>
          </table:table-cell>
          <table:table-cell/>
          <table:table-cell office:value-type="string" calcext:value-type="string">
            <text:p>65.00</text:p>
          </table:table-cell>
          <table:table-cell office:value-type="string" calcext:value-type="string">
            <text:p>.</text:p>
          </table:table-cell>
          <table:table-cell office:value-type="string" calcext:value-type="string">
            <text:p>Lakrids by Bülow</text:p>
          </table:table-cell>
          <table:table-cell office:value-type="string" calcext:value-type="string">
            <text:p>Dessert, Fest, Fødselsdag, Gave, Snack</text:p>
          </table:table-cell>
          <table:table-cell table:number-columns-repeated="4"/>
          <table:table-cell office:value-type="string" calcext:value-type="string">
            <text:p>Glutenfri</text:p>
          </table:table-cell>
          <table:table-cell table:number-columns-repeated="3"/>
          <table:table-cell office:value-type="string" calcext:value-type="string">
            <text:p>Chokolade, Lakrids, Slik</text:p>
          </table:table-cell>
          <table:table-cell office:value-type="string" calcext:value-type="string">
            <text:p>Lakrids med hvid chokolade og passionsfrugt</text:p>
            <text:p>Sød lakrids iklædt nøje udvalgt hvid chokolade og forførende passionsfrugt. Chokoladens sødme, passionsfrugtens syrlighed og lakridsens evne til at forene smagsoplevelserne giver den perfekte mundfuld. Sødt, syrligt og suverænt – omsluttet af en delikat, sprød sukkerskal.</text:p>
          </table:table-cell>
          <table:table-cell office:value-type="string" calcext:value-type="string">
            <text:p>https://www.nemlig.com/lakrids-m-passionsfrugt-5046302</text:p>
          </table:table-cell>
        </table:table-row>
        <table:table-row table:style-name="ro3">
          <table:table-cell office:value-type="string" calcext:value-type="string">
            <text:p>Dagligvarer &gt; Slik og kiosk &gt; Chokolade &gt; Chokoladeæsker og dåser &gt; Julebrød m. nougat i æske</text:p>
          </table:table-cell>
          <table:table-cell office:value-type="string" calcext:value-type="string">
            <text:p>Julebrød m. nougat i æske</text:p>
          </table:table-cell>
          <table:table-cell office:value-type="string" calcext:value-type="string">
            <text:p>200 g / og marcipan / Sv. Michelsen Chokolade</text:p>
          </table:table-cell>
          <table:table-cell office:value-type="string" calcext:value-type="string">
            <text:p>Fairtrade</text:p>
          </table:table-cell>
          <table:table-cell office:value-type="string" calcext:value-type="string">
            <text:p>100.00</text:p>
          </table:table-cell>
          <table:table-cell office:value-type="string" calcext:value-type="string">
            <text:p>.</text:p>
          </table:table-cell>
          <table:table-cell office:value-type="string" calcext:value-type="string">
            <text:p>Sv. Michelsen Chokolade</text:p>
          </table:table-cell>
          <table:table-cell office:value-type="string" calcext:value-type="string">
            <text:p>Dessert, Gave, Jul</text:p>
          </table:table-cell>
          <table:table-cell table:number-columns-repeated="4"/>
          <table:table-cell office:value-type="string" calcext:value-type="string">
            <text:p>Fairtrade, Fairtrade kakaoprogram, Glutenfri</text:p>
          </table:table-cell>
          <table:table-cell table:number-columns-repeated="3"/>
          <table:table-cell office:value-type="string" calcext:value-type="string">
            <text:p>Chokolade, Slik</text:p>
          </table:table-cell>
          <table:table-cell office:value-type="string" calcext:value-type="string">
            <text:p>Julebrød med nougat og marcipan</text:p>
            <text:p>Håndlavet julebrød af nougat og marcipan med mørk chokoladeovertræk. Nyd julebrødet selv, eller brug den til en fin vært/værtindegave.</text:p>
          </table:table-cell>
          <table:table-cell office:value-type="string" calcext:value-type="string">
            <text:p>https://www.nemlig.com/julebroed-m-nougat-i-aeske-5015570</text:p>
          </table:table-cell>
        </table:table-row>
        <table:table-row table:style-name="ro3">
          <table:table-cell office:value-type="string" calcext:value-type="string">
            <text:p>Dagligvarer &gt; Pleje og skønhed &gt; Krop- og ansigtspleje &gt; Håndsæbe og håndsprit &gt; Håndsæbe (flydende)</text:p>
          </table:table-cell>
          <table:table-cell office:value-type="string" calcext:value-type="string">
            <text:p>Håndsæbe (flydende)</text:p>
          </table:table-cell>
          <table:table-cell office:value-type="string" calcext:value-type="string">
            <text:p>0,30 l / Klar</text:p>
          </table:table-cell>
          <table:table-cell office:value-type="string" calcext:value-type="string">
            <text:p>Svanemærket</text:p>
          </table:table-cell>
          <table:table-cell office:value-type="string" calcext:value-type="string">
            <text:p>14.97</text:p>
          </table:table-cell>
          <table:table-cell office:value-type="string" calcext:value-type="string">
            <text:p>.</text:p>
          </table:table-cell>
          <table:table-cell office:value-type="string" calcext:value-type="string">
            <text:p>Klar</text:p>
          </table:table-cell>
          <table:table-cell table:number-columns-repeated="5"/>
          <table:table-cell office:value-type="string" calcext:value-type="string">
            <text:p>Discount, Svanemærket</text:p>
          </table:table-cell>
          <table:table-cell table:number-columns-repeated="3"/>
          <table:table-cell office:value-type="string" calcext:value-type="string">
            <text:p>Håndsæbe</text:p>
          </table:table-cell>
          <table:table-cell office:value-type="string" calcext:value-type="string">
            <text:p>Håndsæbe fra Klar</text:p>
            <text:p>Klar håndsæbe er en skånsom, nærende og plejende håndsæbe med nøje udvalgte ingredienser. Et smart og bæredygtigt valg. Håndsæben har en mild duft af stikkelsbær og grøn te. Derudover er Klar Håndsæbe dermatologisk testet på følsom hud, Svanemærket, vegansk og udtørrer ikke huden. Det bæredygtige valg hvor emballagen bliver genanvendt og ingredienserne er nøje udvalgt.</text:p>
          </table:table-cell>
          <table:table-cell office:value-type="string" calcext:value-type="string">
            <text:p>https://www.nemlig.com/haandsaebe-flydende-5041741</text:p>
          </table:table-cell>
        </table:table-row>
        <table:table-row table:style-name="ro12">
          <table:table-cell office:value-type="string" calcext:value-type="string">
            <text:p>Dagligvarer &gt; Kolonial &gt; Konserves &gt; Mos og syltning &gt; Frugtgrød og mos &gt; Pæremos øko. (usødet)</text:p>
          </table:table-cell>
          <table:table-cell office:value-type="string" calcext:value-type="string">
            <text:p>Pæremos øko. (usødet)</text:p>
          </table:table-cell>
          <table:table-cell office:value-type="string" calcext:value-type="string">
            <text:p>360 g / Urtekram</text:p>
          </table:table-cell>
          <table:table-cell office:value-type="string" calcext:value-type="string">
            <text:p>Øko (europæisk)</text:p>
          </table:table-cell>
          <table:table-cell office:value-type="string" calcext:value-type="string">
            <text:p>17.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Ikke tilsat sukker, Øko (europæisk)</text:p>
          </table:table-cell>
          <table:table-cell table:number-columns-repeated="3"/>
          <table:table-cell office:value-type="string" calcext:value-type="string">
            <text:p>Frugtmos</text:p>
          </table:table-cell>
          <table:table-cell office:value-type="string" calcext:value-type="string">
            <text:p>NL-BIO-01</text:p>
            <text:p>EU/Ikke EU jordbrug</text:p>
            <text:p/>
            <text:p>Pæremos øko.</text:p>
            <text:p>Pærens diskrete sødme er god som fyld til æblekagen, på havregrøden, i smoothie eller som grød f.eks. med lidt rørsukker og et drys vanilje el. kanel. Uden tilsat sukker. Kun med et naturligt indhold af sukker.</text:p>
          </table:table-cell>
          <table:table-cell office:value-type="string" calcext:value-type="string">
            <text:p>https://www.nemlig.com/paeremos-oeko-usoedet-5019810</text:p>
          </table:table-cell>
        </table:table-row>
        <table:table-row table:style-name="ro1">
          <table:table-cell office:value-type="string" calcext:value-type="string">
            <text:p>Dagligvarer &gt; Slik og kiosk &gt; Ugeblade, magasiner og kryds &amp; tværs &gt; 7 tv dage</text:p>
          </table:table-cell>
          <table:table-cell office:value-type="string" calcext:value-type="string">
            <text:p>7 tv dage</text:p>
          </table:table-cell>
          <table:table-cell office:value-type="string" calcext:value-type="string">
            <text:p>1 stk. / udkommer mandag</text:p>
          </table:table-cell>
          <table:table-cell/>
          <table:table-cell office:value-type="string" calcext:value-type="string">
            <text:p>15.00</text:p>
          </table:table-cell>
          <table:table-cell office:value-type="string" calcext:value-type="string">
            <text:p>.</text:p>
          </table:table-cell>
          <table:table-cell office:value-type="string" calcext:value-type="string">
            <text:p>7 tv dage</text:p>
          </table:table-cell>
          <table:table-cell table:number-columns-repeated="9"/>
          <table:table-cell office:value-type="string" calcext:value-type="string">
            <text:p>Ugeblad</text:p>
          </table:table-cell>
          <table:table-cell office:value-type="string" calcext:value-type="string">
            <text:p>7 TVDage er, præcis som navnet siger, Danmarks TV-blad med en suveræn og overskuelig guide til det ugentlige tv-udbud. 7 TVDage er Danmarks billigste ugeblad, og det er af en størrelse, som er nem og handy at have ved hånden foran tv-skærmen, når der skal holdes styr på den jungle af film, serier, nyheder, sport, underholdning, reality- eller dokumentarprogrammer, som tv-stationerne dagligt byder på. Udover den store tv-guide, som udgør hovedparten af bladet, indeholder 7 TVDage også ugens vigtigste historier om de kendte og kongelige – så du er opdateret.</text:p>
          </table:table-cell>
          <table:table-cell office:value-type="string" calcext:value-type="string">
            <text:p>https://www.nemlig.com/7-tv-dage-5010585</text:p>
          </table:table-cell>
        </table:table-row>
        <table:table-row table:style-name="ro3">
          <table:table-cell office:value-type="string" calcext:value-type="string">
            <text:p>Dagligvarer &gt; Køl og mejeri &gt; Frisk pasta &gt; Pasta uden fyld &gt; Andet frisk pasta uden fyld &gt; Penne m. fuldkorn øko.</text:p>
          </table:table-cell>
          <table:table-cell office:value-type="string" calcext:value-type="string">
            <text:p>Penne m. fuldkorn øko.</text:p>
          </table:table-cell>
          <table:table-cell office:value-type="string" calcext:value-type="string">
            <text:p>500 g / Delverde</text:p>
          </table:table-cell>
          <table:table-cell office:value-type="string" calcext:value-type="string">
            <text:p>Fuldkornsmærket,Øko (europæisk)</text:p>
          </table:table-cell>
          <table:table-cell office:value-type="string" calcext:value-type="string">
            <text:p>19.95</text:p>
          </table:table-cell>
          <table:table-cell office:value-type="string" calcext:value-type="string">
            <text:p>.</text:p>
          </table:table-cell>
          <table:table-cell office:value-type="string" calcext:value-type="string">
            <text:p>Delverde</text:p>
          </table:table-cell>
          <table:table-cell table:number-columns-repeated="5"/>
          <table:table-cell office:value-type="string" calcext:value-type="string">
            <text:p>Fuldkornsmærket, Øko (europæisk)</text:p>
          </table:table-cell>
          <table:table-cell table:number-columns-repeated="3"/>
          <table:table-cell office:value-type="string" calcext:value-type="string">
            <text:p>Pasta</text:p>
          </table:table-cell>
          <table:table-cell office:value-type="string" calcext:value-type="string">
            <text:p>Økologiske penne med fuldkorn</text:p>
            <text:p>Italiensk tørpasta fremstillet i bronzeforme og langtidstørret ved lav temperatur, så pastaen kan koges "al dente". Pastamøllen er beliggende i en nationalpark i Abruzzo området.</text:p>
          </table:table-cell>
          <table:table-cell office:value-type="string" calcext:value-type="string">
            <text:p>https://www.nemlig.com/penne-m-fuldkorn-oeko-5014013</text:p>
          </table:table-cell>
        </table:table-row>
        <table:table-row table:style-name="ro3">
          <table:table-cell office:value-type="string" calcext:value-type="string">
            <text:p>Dagligvarer &gt; Drikkevarer &gt; Cider, Breezer mv. &gt; Somersby æble (dåse)</text:p>
          </table:table-cell>
          <table:table-cell office:value-type="string" calcext:value-type="string">
            <text:p>Somersby æble (dåse)</text:p>
          </table:table-cell>
          <table:table-cell office:value-type="string" calcext:value-type="string">
            <text:p>0,33 l / ex. pant</text:p>
          </table:table-cell>
          <table:table-cell/>
          <table:table-cell office:value-type="string" calcext:value-type="string">
            <text:p>13.95</text:p>
          </table:table-cell>
          <table:table-cell office:value-type="string" calcext:value-type="string">
            <text:p>.</text:p>
          </table:table-cell>
          <table:table-cell office:value-type="string" calcext:value-type="string">
            <text:p>Somersby</text:p>
          </table:table-cell>
          <table:table-cell table:number-columns-repeated="9"/>
          <table:table-cell office:value-type="string" calcext:value-type="string">
            <text:p>Cider</text:p>
          </table:table-cell>
          <table:table-cell office:value-type="string" calcext:value-type="string">
            <text:p>Somersby Æble</text:p>
            <text:p>I England har man brygget æblecider i umindelige tider. Og den stolte tradition er udgangspunktet for udviklingen af Somersby Apple Cider. Dog har vi tilpasset vores cider til den danske smag. I aromaen oplever du en duft af dejlige solmodne sommeræbler, og smagen afsluttes med en behagelig syre. Farven er gylden og med perlende bobler.</text:p>
          </table:table-cell>
          <table:table-cell office:value-type="string" calcext:value-type="string">
            <text:p>https://www.nemlig.com/somersby-aeble-daase-5000115</text:p>
          </table:table-cell>
        </table:table-row>
        <table:table-row table:style-name="ro3">
          <table:table-cell office:value-type="string" calcext:value-type="string">
            <text:p>Dagligvarer &gt; Blomster og have &gt; Potter og vaser &gt; Lammeskind (hvid)</text:p>
          </table:table-cell>
          <table:table-cell office:value-type="string" calcext:value-type="string">
            <text:p>Lammeskind (hvid)</text:p>
          </table:table-cell>
          <table:table-cell office:value-type="string" calcext:value-type="string">
            <text:p>1 stk. / 95 x 60 cm / Det Gamle Apotek</text:p>
          </table:table-cell>
          <table:table-cell/>
          <table:table-cell office:value-type="string" calcext:value-type="string">
            <text:p>499.00</text:p>
          </table:table-cell>
          <table:table-cell office:value-type="string" calcext:value-type="string">
            <text:p>299.00</text:p>
          </table:table-cell>
          <table:table-cell office:value-type="string" calcext:value-type="string">
            <text:p>Det Gamle Apotek</text:p>
          </table:table-cell>
          <table:table-cell office:value-type="string" calcext:value-type="string">
            <text:p>Hjemmet, Jul, Påske</text:p>
          </table:table-cell>
          <table:table-cell/>
          <table:table-cell office:value-type="string" calcext:value-type="string">
            <text:p>Hvid</text:p>
          </table:table-cell>
          <table:table-cell table:number-columns-repeated="5"/>
          <table:table-cell office:value-type="string" calcext:value-type="string">
            <text:p>95 x 60 cm</text:p>
          </table:table-cell>
          <table:table-cell office:value-type="string" calcext:value-type="string">
            <text:p>Boligudstyr, Lammeskind</text:p>
          </table:table-cell>
          <table:table-cell office:value-type="string" calcext:value-type="string">
            <text:p>Lammeskind</text:p>
            <text:p>Ægte lammeskind i hvidt som måler 95 x 60 cm.</text:p>
          </table:table-cell>
          <table:table-cell office:value-type="string" calcext:value-type="string">
            <text:p>https://www.nemlig.com/lammeskind-hvid-5031648</text:p>
          </table:table-cell>
        </table:table-row>
        <table:table-row table:style-name="ro1">
          <table:table-cell office:value-type="string" calcext:value-type="string">
            <text:p>Dagligvarer &gt; Kolonial &gt; Olie og eddike &gt; Eddike &gt; Balsamico og vineddike &gt; Balsamico øko.</text:p>
          </table:table-cell>
          <table:table-cell office:value-type="string" calcext:value-type="string">
            <text:p>Balsamico øko.</text:p>
          </table:table-cell>
          <table:table-cell office:value-type="string" calcext:value-type="string">
            <text:p>0,25 l / Monini</text:p>
          </table:table-cell>
          <table:table-cell office:value-type="string" calcext:value-type="string">
            <text:p>Øko (europæisk)</text:p>
          </table:table-cell>
          <table:table-cell office:value-type="string" calcext:value-type="string">
            <text:p>39.95</text:p>
          </table:table-cell>
          <table:table-cell office:value-type="string" calcext:value-type="string">
            <text:p>.</text:p>
          </table:table-cell>
          <table:table-cell office:value-type="string" calcext:value-type="string">
            <text:p>Monini</text:p>
          </table:table-cell>
          <table:table-cell table:number-columns-repeated="5"/>
          <table:table-cell office:value-type="string" calcext:value-type="string">
            <text:p>Øko (europæisk)</text:p>
          </table:table-cell>
          <table:table-cell table:number-columns-repeated="3"/>
          <table:table-cell office:value-type="string" calcext:value-type="string">
            <text:p>Eddike</text:p>
          </table:table-cell>
          <table:table-cell office:value-type="string" calcext:value-type="string">
            <text:p>Dette produkt er fremstillet ved en nænsom fermentering af nøje udvalgt druemost og er modnet i tønder af fineste kvalitet. Den sølvfarvede 2 blads banderole angiver: en blød smag, perfekt som smagsgiver til dampede grøntsager og ideel i marinader.</text:p>
          </table:table-cell>
          <table:table-cell office:value-type="string" calcext:value-type="string">
            <text:p>https://www.nemlig.com/balsamico-oeko-5002023</text:p>
          </table:table-cell>
        </table:table-row>
        <table:table-row table:style-name="ro1">
          <table:table-cell office:value-type="string" calcext:value-type="string">
            <text:p>Dagligvarer &gt; Drikkevarer &gt; Øl &gt; Øltyper &gt; Specialøl &gt; Saltstænger</text:p>
          </table:table-cell>
          <table:table-cell office:value-type="string" calcext:value-type="string">
            <text:p>Saltstænger</text:p>
          </table:table-cell>
          <table:table-cell office:value-type="string" calcext:value-type="string">
            <text:p>250 g / KiMs</text:p>
          </table:table-cell>
          <table:table-cell/>
          <table:table-cell office:value-type="string" calcext:value-type="string">
            <text:p>12.95</text:p>
          </table:table-cell>
          <table:table-cell office:value-type="string" calcext:value-type="string">
            <text:p>.</text:p>
          </table:table-cell>
          <table:table-cell office:value-type="string" calcext:value-type="string">
            <text:p>KiMs</text:p>
          </table:table-cell>
          <table:table-cell office:value-type="string" calcext:value-type="string">
            <text:p>Snack</text:p>
          </table:table-cell>
          <table:table-cell table:number-columns-repeated="9"/>
          <table:table-cell office:value-type="string" calcext:value-type="string">
            <text:p>KiMs Saltstænger er lækre sprøde ovnbagte hvedestænger med grove saltkorn. En ægte klassiker der passer perfekt til ostebordet eller som snacks til festen og receptionen.</text:p>
          </table:table-cell>
          <table:table-cell office:value-type="string" calcext:value-type="string">
            <text:p>https://www.nemlig.com/saltstaenger-5031470</text:p>
          </table:table-cell>
        </table:table-row>
        <table:table-row table:style-name="ro12">
          <table:table-cell office:value-type="string" calcext:value-type="string">
            <text:p>Dagligvarer &gt; Husholdning og bolig &gt; Til dyrene &gt; Kat &gt; Kattegodbidder &gt; Kattesnacks m. laks</text:p>
          </table:table-cell>
          <table:table-cell office:value-type="string" calcext:value-type="string">
            <text:p>Kattesnacks m. laks</text:p>
          </table:table-cell>
          <table:table-cell office:value-type="string" calcext:value-type="string">
            <text:p>60 g / Dreamies</text:p>
          </table:table-cell>
          <table:table-cell/>
          <table:table-cell office:value-type="string" calcext:value-type="string">
            <text:p>12.95</text:p>
          </table:table-cell>
          <table:table-cell office:value-type="string" calcext:value-type="string">
            <text:p>.</text:p>
          </table:table-cell>
          <table:table-cell office:value-type="string" calcext:value-type="string">
            <text:p>Dreamies</text:p>
          </table:table-cell>
          <table:table-cell table:number-columns-repeated="5"/>
          <table:table-cell office:value-type="string" calcext:value-type="string">
            <text:p>Discount</text:p>
          </table:table-cell>
          <table:table-cell table:number-columns-repeated="3"/>
          <table:table-cell office:value-type="string" calcext:value-type="string">
            <text:p>Godbidder</text:p>
          </table:table-cell>
          <table:table-cell office:value-type="string" calcext:value-type="string">
            <text:p>Mindre end 2 kcal</text:p>
            <text:p>Dreamies kattesnacks er en drøm for enhver kat.</text:p>
            <text:p/>
            <text:p>Den velsmagende belønningsgodbid er det helt rigtige til alle lækkermunde.</text:p>
            <text:p>Den dejlige kattesnack har et cremet fyld og en sprød skal, med smag af laks.</text:p>
          </table:table-cell>
          <table:table-cell office:value-type="string" calcext:value-type="string">
            <text:p>https://www.nemlig.com/kattesnacks-m-laks-5017419</text:p>
          </table:table-cell>
        </table:table-row>
        <table:table-row table:style-name="ro4">
          <table:table-cell office:value-type="string" calcext:value-type="string">
            <text:p>Dagligvarer &gt; Baby, børn og legetøj &gt; Babymad og modermælkserstatning &gt; Babygrød og vælling &gt; Grød m. blåbær og æble</text:p>
          </table:table-cell>
          <table:table-cell office:value-type="string" calcext:value-type="string">
            <text:p>Grød m. blåbær og æble</text:p>
          </table:table-cell>
          <table:table-cell office:value-type="string" calcext:value-type="string">
            <text:p>120 g / 6+ mdr. / Semper</text:p>
          </table:table-cell>
          <table:table-cell/>
          <table:table-cell office:value-type="string" calcext:value-type="string">
            <text:p>10.95</text:p>
          </table:table-cell>
          <table:table-cell office:value-type="string" calcext:value-type="string">
            <text:p>.</text:p>
          </table:table-cell>
          <table:table-cell office:value-type="string" calcext:value-type="string">
            <text:p>Semper</text:p>
          </table:table-cell>
          <table:table-cell office:value-type="string" calcext:value-type="string">
            <text:p>Baby, Børn</text:p>
          </table:table-cell>
          <table:table-cell office:value-type="string" calcext:value-type="string">
            <text:p>Klempose</text:p>
          </table:table-cell>
          <table:table-cell table:number-columns-repeated="7"/>
          <table:table-cell office:value-type="string" calcext:value-type="string">
            <text:p>Babymad, Mellemmåltid</text:p>
          </table:table-cell>
          <table:table-cell office:value-type="string" calcext:value-type="string">
            <text:p>Grød på farten</text:p>
            <text:p>Smag: Blåbær og æble Sempers spiseklare grød er lige så gode varme som kolde, og børnene kan selv holde og spise den, hvilket er en vigtig del af barnets udvikling.</text:p>
            <text:p/>
            <text:p>Passer godt som mellemmåltid på farten, i bussen, i bilen eller derhjemme.</text:p>
            <text:p>Indeholder både jern, kalcium og vitamin C.</text:p>
            <text:p>Perfekt til en dag med fuld fart på. Sådan gør du:</text:p>
            <text:p>Serveres ved stuetemperatur, lunes i vandbad eller på en tallerken i mikrobølgeovnen ved passende temperatur.</text:p>
            <text:p/>
            <text:p>Opbevaring:</text:p>
            <text:p>Uåbnet: ved stuetemperatur.</text:p>
            <text:p>Åbnet: højst 1 døgn i køleskab</text:p>
            <text:p/>
            <text:p>Alder 6+ måneder.</text:p>
          </table:table-cell>
          <table:table-cell office:value-type="string" calcext:value-type="string">
            <text:p>https://www.nemlig.com/groed-m-blaabaer-og-aeble-5016814</text:p>
          </table:table-cell>
        </table:table-row>
        <table:table-row table:style-name="ro3">
          <table:table-cell office:value-type="string" calcext:value-type="string">
            <text:p>Dagligvarer &gt; Pleje og skønhed &gt; Toiletartikler &gt; Lommetørklæder &gt; Cubic lommetørklæder</text:p>
          </table:table-cell>
          <table:table-cell office:value-type="string" calcext:value-type="string">
            <text:p>Cubic lommetørklæder</text:p>
          </table:table-cell>
          <table:table-cell office:value-type="string" calcext:value-type="string">
            <text:p>48 stk. / Lotus</text:p>
          </table:table-cell>
          <table:table-cell/>
          <table:table-cell office:value-type="string" calcext:value-type="string">
            <text:p>9.95</text:p>
          </table:table-cell>
          <table:table-cell office:value-type="string" calcext:value-type="string">
            <text:p>.</text:p>
          </table:table-cell>
          <table:table-cell office:value-type="string" calcext:value-type="string">
            <text:p>Lotus</text:p>
          </table:table-cell>
          <table:table-cell table:number-columns-repeated="9"/>
          <table:table-cell office:value-type="string" calcext:value-type="string">
            <text:p>Ansigtspleje, Lommetørklæder</text:p>
          </table:table-cell>
          <table:table-cell office:value-type="string" calcext:value-type="string">
            <text:p>Lotus Cubic Facials</text:p>
            <text:p>Lotus Cubic er bløde lommetørklæder i en smuk og hygiejnisk boks. Boksen har et skiftende design og kan placeres rundt om i hjemmet og er altid tilgængelig, når det er nødvendigt. Lotus lommetørklæder er så stærke, at hvis de, ved et uheld, kommer i vaskemaskinen, så fnuller de ikke. Lotus Cubic ansigtsservietter fås i en praktisk boks.</text:p>
          </table:table-cell>
          <table:table-cell office:value-type="string" calcext:value-type="string">
            <text:p>https://www.nemlig.com/cubic-lommetoerklaeder-5037767</text:p>
          </table:table-cell>
        </table:table-row>
        <table:table-row table:style-name="ro3">
          <table:table-cell office:value-type="string" calcext:value-type="string">
            <text:p>Dagligvarer &gt; Drikkevarer &gt; Spiritus &gt; Rom &gt; Brugal 1888</text:p>
          </table:table-cell>
          <table:table-cell office:value-type="string" calcext:value-type="string">
            <text:p>Brugal 1888</text:p>
          </table:table-cell>
          <table:table-cell office:value-type="string" calcext:value-type="string">
            <text:p>0,70 l / Rom</text:p>
          </table:table-cell>
          <table:table-cell/>
          <table:table-cell office:value-type="string" calcext:value-type="string">
            <text:p>389.95</text:p>
          </table:table-cell>
          <table:table-cell office:value-type="string" calcext:value-type="string">
            <text:p>299.95</text:p>
          </table:table-cell>
          <table:table-cell/>
          <table:table-cell office:value-type="string" calcext:value-type="string">
            <text:p>Drikke</text:p>
          </table:table-cell>
          <table:table-cell table:number-columns-repeated="8"/>
          <table:table-cell office:value-type="string" calcext:value-type="string">
            <text:p>Rom</text:p>
          </table:table-cell>
          <table:table-cell office:value-type="string" calcext:value-type="string">
            <text:p>Brugal 1888</text:p>
            <text:p>1888 destilleres gennem et dobbeltrørsystem, der medvirker til, at rommen opnår en renhedsgrad på hele 95 % forud for lagringen. Det giver optimale lagringsforhold og betyder, at det færdige produkt er mere smooth og rent end konkurrenternes. Hertil er 1888 dobbelt-lagret – først på ex-bourbon fade af amerikansk hvideg i otte år, dernæst first fill ex-sherryfade af europæisk eg i op til seks år. Den dobbelte lagring giver 1888 en blød og velafbalanceret profil med en række komplekse smagsnoter.</text:p>
          </table:table-cell>
          <table:table-cell office:value-type="string" calcext:value-type="string">
            <text:p>https://www.nemlig.com/brugal-1888-5043948</text:p>
          </table:table-cell>
        </table:table-row>
        <table:table-row table:style-name="ro11">
          <table:table-cell office:value-type="string" calcext:value-type="string">
            <text:p>Dagligvarer &gt; Frugt og grønt &gt; Grøntsager &gt; Chili &gt; Chili rød øko.</text:p>
          </table:table-cell>
          <table:table-cell office:value-type="string" calcext:value-type="string">
            <text:p>Chili rød øko.</text:p>
          </table:table-cell>
          <table:table-cell office:value-type="string" calcext:value-type="string">
            <text:p>1 stk. / Spanien / Klasse 1</text:p>
          </table:table-cell>
          <table:table-cell office:value-type="string" calcext:value-type="string">
            <text:p>Øko (europæisk)</text:p>
          </table:table-cell>
          <table:table-cell office:value-type="string" calcext:value-type="string">
            <text:p>3.50</text:p>
          </table:table-cell>
          <table:table-cell office:value-type="string" calcext:value-type="string">
            <text:p>.</text:p>
          </table:table-cell>
          <table:table-cell/>
          <table:table-cell office:value-type="string" calcext:value-type="string">
            <text:p>Grill, Salat, Saucer, Suppe, Thairetter, Tilbehør</text:p>
          </table:table-cell>
          <table:table-cell/>
          <table:table-cell office:value-type="string" calcext:value-type="string">
            <text:p>Rød</text:p>
          </table:table-cell>
          <table:table-cell office:value-type="string" calcext:value-type="string">
            <text:p>Klasse 1</text:p>
          </table:table-cell>
          <table:table-cell/>
          <table:table-cell office:value-type="string" calcext:value-type="string">
            <text:p>Øko (europæisk)</text:p>
          </table:table-cell>
          <table:table-cell office:value-type="string" calcext:value-type="string">
            <text:p>Spanien</text:p>
          </table:table-cell>
          <table:table-cell table:number-columns-repeated="2"/>
          <table:table-cell office:value-type="string" calcext:value-type="string">
            <text:p>Chili, Peber</text:p>
          </table:table-cell>
          <table:table-cell office:value-type="string" calcext:value-type="string">
            <text:p>Chili er nært beslægtet med de runde peberfrugter, men de adskiller sig ved at indeholde stoffet capsaicin, som giver chilien dens karakteristiske styrke ved at stimulere nerver i huden og tungen. Mængden af capsaicin varierer meget fra sort til sort, og der er derfor stor forskel på, hvor stærke chilier er. Derudover findes de i et væld af forskellige farver og former.</text:p>
            <text:p/>
            <text:p>Chili findes som sagt i forskellige styrker. Spektret spænder lige fra ganske mild til så stærk, at du kan få hovedpine og åndedrætsbesvær. Man har en international målestok for chiliers styrke, som hedder Scoville skalaen og bruger enheden Scoville Units. De stærkeste chilier i verden har en styrke på en million Scoville Units og opefter, og ren capsaicin ligger på 16 millioner.</text:p>
            <text:p/>
            <text:p>Det er i øvrigt en myte, at kernerne i en chili er den stærkeste del. Den største koncentration af capsaicin sidder i frøstolen og frøvæggene, så det er disse dele man skal fjerne, hvis man vil mindske styrken. Nogle af kernerne har selvfølgelig været i kontakt med frøstolen og vil derfor smage stærkt, men der dannes ingen capsaicin i kernerne, så de er altså ikke skyld i chiliens styrke.</text:p>
            <text:p/>
            <text:p>Hvis du ved et uheld (eller med vilje) har fået spist for stærk chili, kan det ikke anbefales at drikke vand. Capsaicin er en olie og kan derfor ikke opløses i vand. Til gengæld får vandet skyllet chilien rundt i hele munden, så lige så snart den kølende effekt fra vandet er aftaget, vil den brændende fornemmelse være endnu stærkere. Derimod er mejeriprodukter gode, da deres fedtstof vil binde capsaicinen og mildne "branden".</text:p>
            <text:p/>
            <text:p>Almindelige aflange chilier ligger i den absolut milde del af Scoville skalaen med en styrke på 1000 - 2500 Scoville Units. De er perfekte, hvis din ret trænger til et lille pift men ikke skal brænde i munden.</text:p>
          </table:table-cell>
          <table:table-cell office:value-type="string" calcext:value-type="string">
            <text:p>https://www.nemlig.com/chili-roed-oeko-5004946</text:p>
          </table:table-cell>
        </table:table-row>
        <table:table-row table:style-name="ro3">
          <table:table-cell office:value-type="string" calcext:value-type="string">
            <text:p>Dagligvarer &gt; Frost &gt; Supper og nem mad &gt; Færdigretter &gt; Tikka Masala</text:p>
          </table:table-cell>
          <table:table-cell office:value-type="string" calcext:value-type="string">
            <text:p>Tikka Masala</text:p>
          </table:table-cell>
          <table:table-cell office:value-type="string" calcext:value-type="string">
            <text:p>500 g / frost / Slagter Lund</text:p>
          </table:table-cell>
          <table:table-cell office:value-type="string" calcext:value-type="string">
            <text:p>Frost</text:p>
          </table:table-cell>
          <table:table-cell office:value-type="string" calcext:value-type="string">
            <text:p>78.00</text:p>
          </table:table-cell>
          <table:table-cell office:value-type="string" calcext:value-type="string">
            <text:p>.</text:p>
          </table:table-cell>
          <table:table-cell office:value-type="string" calcext:value-type="string">
            <text:p>Slagter Lund</text:p>
          </table:table-cell>
          <table:table-cell office:value-type="string" calcext:value-type="string">
            <text:p>Aftensmad, Frokost</text:p>
          </table:table-cell>
          <table:table-cell table:number-columns-repeated="4"/>
          <table:table-cell office:value-type="string" calcext:value-type="string">
            <text:p>Frost</text:p>
          </table:table-cell>
          <table:table-cell table:number-columns-repeated="3"/>
          <table:table-cell office:value-type="string" calcext:value-type="string">
            <text:p>Kylling</text:p>
          </table:table-cell>
          <table:table-cell office:value-type="string" calcext:value-type="string">
            <text:p>Tikka Masala</text:p>
            <text:p>Tikka Masala med kylling varme krydderier og peanuts.</text:p>
          </table:table-cell>
          <table:table-cell office:value-type="string" calcext:value-type="string">
            <text:p>https://www.nemlig.com/tikka-masala-5046019</text:p>
          </table:table-cell>
        </table:table-row>
        <table:table-row table:style-name="ro9">
          <table:table-cell office:value-type="string" calcext:value-type="string">
            <text:p>Dagligvarer &gt; Drikkevarer &gt; Spiritus &gt; Likør &gt; Licor 43 (31%)</text:p>
          </table:table-cell>
          <table:table-cell office:value-type="string" calcext:value-type="string">
            <text:p>Licor 43 (31%)</text:p>
          </table:table-cell>
          <table:table-cell office:value-type="string" calcext:value-type="string">
            <text:p>0,50 l / Likør</text:p>
          </table:table-cell>
          <table:table-cell/>
          <table:table-cell office:value-type="string" calcext:value-type="string">
            <text:p>119.00</text:p>
          </table:table-cell>
          <table:table-cell office:value-type="string" calcext:value-type="string">
            <text:p>.</text:p>
          </table:table-cell>
          <table:table-cell office:value-type="string" calcext:value-type="string">
            <text:p>Likør 43</text:p>
          </table:table-cell>
          <table:table-cell table:number-columns-repeated="9"/>
          <table:table-cell office:value-type="string" calcext:value-type="string">
            <text:p>Likør</text:p>
          </table:table-cell>
          <table:table-cell office:value-type="string" calcext:value-type="string">
            <text:p>Licor 43 er en spansk premiumlikør produceret i Cartagena i det sydøstlige Spanien. Inspirationen til Licor 43 er hentet helt tilbage i en mere end 2000 år gammel lokal opskrift.</text:p>
            <text:p/>
            <text:p>I den gyldne Licor 43 flaske gemmer der sig en sødmefuld, mild og let krydret smagsoplevelse. Licor 43 (på spansk Licor cuarenta y tres) består af 43 naturlige ingredienser og med en skøn smag af vanilje og citrus er mulighederne mange. Den kan naturligvis nydes i ren form, helst med en isterning, men er også perfekt i cocktails, eller som avec til kaffen.</text:p>
          </table:table-cell>
          <table:table-cell office:value-type="string" calcext:value-type="string">
            <text:p>https://www.nemlig.com/licor-43-31-5013307</text:p>
          </table:table-cell>
        </table:table-row>
        <table:table-row table:style-name="ro1">
          <table:table-cell office:value-type="string" calcext:value-type="string">
            <text:p>Dagligvarer &gt; Pleje og skønhed &gt; Hårprodukter &gt; Shampoo &gt; Shampoo (alle hårtyper)</text:p>
          </table:table-cell>
          <table:table-cell office:value-type="string" calcext:value-type="string">
            <text:p>Shampoo (alle hårtyper)</text:p>
          </table:table-cell>
          <table:table-cell office:value-type="string" calcext:value-type="string">
            <text:p>0,30 l / vegansk / Grøn Balance</text:p>
          </table:table-cell>
          <table:table-cell office:value-type="string" calcext:value-type="string">
            <text:p>Den Blå Krans,Svanemærket</text:p>
          </table:table-cell>
          <table:table-cell office:value-type="string" calcext:value-type="string">
            <text:p>8.50</text:p>
          </table:table-cell>
          <table:table-cell office:value-type="string" calcext:value-type="string">
            <text:p>.</text:p>
          </table:table-cell>
          <table:table-cell office:value-type="string" calcext:value-type="string">
            <text:p>Grøn Balance</text:p>
          </table:table-cell>
          <table:table-cell office:value-type="string" calcext:value-type="string">
            <text:p>Alle hårtyper, Hårpleje</text:p>
          </table:table-cell>
          <table:table-cell table:number-columns-repeated="4"/>
          <table:table-cell office:value-type="string" calcext:value-type="string">
            <text:p>Den Blå Krans, Discount, Parfumefri, Svanemærket</text:p>
          </table:table-cell>
          <table:table-cell table:number-columns-repeated="2"/>
          <table:table-cell office:value-type="string" calcext:value-type="string">
            <text:p>0,3 l</text:p>
          </table:table-cell>
          <table:table-cell office:value-type="string" calcext:value-type="string">
            <text:p>Hårpleje, Shampoo</text:p>
          </table:table-cell>
          <table:table-cell office:value-type="string" calcext:value-type="string">
            <text:p>Vegansk shampoo</text:p>
          </table:table-cell>
          <table:table-cell office:value-type="string" calcext:value-type="string">
            <text:p>https://www.nemlig.com/shampoo-alle-haartyper-5013290</text:p>
          </table:table-cell>
        </table:table-row>
        <table:table-row table:style-name="ro9">
          <table:table-cell office:value-type="string" calcext:value-type="string">
            <text:p>Dagligvarer &gt; Drikkevarer &gt; Spiritus &gt; Gin &gt; Tanqueray Rangpur (41%)</text:p>
          </table:table-cell>
          <table:table-cell office:value-type="string" calcext:value-type="string">
            <text:p>Tanqueray Rangpur (41%)</text:p>
          </table:table-cell>
          <table:table-cell office:value-type="string" calcext:value-type="string">
            <text:p>0,70 l / Gin</text:p>
          </table:table-cell>
          <table:table-cell/>
          <table:table-cell office:value-type="string" calcext:value-type="string">
            <text:p>219.00</text:p>
          </table:table-cell>
          <table:table-cell office:value-type="string" calcext:value-type="string">
            <text:p>.</text:p>
          </table:table-cell>
          <table:table-cell office:value-type="string" calcext:value-type="string">
            <text:p>Tanqueray</text:p>
          </table:table-cell>
          <table:table-cell office:value-type="string" calcext:value-type="string">
            <text:p>Drinks</text:p>
          </table:table-cell>
          <table:table-cell table:number-columns-repeated="8"/>
          <table:table-cell office:value-type="string" calcext:value-type="string">
            <text:p>Gin</text:p>
          </table:table-cell>
          <table:table-cell office:value-type="string" calcext:value-type="string">
            <text:p>Tangueray gin med et hint af lime</text:p>
            <text:p/>
            <text:p>Den orginale Tanqueray er en af de mest populære og bedst sælgende gins i verden. Forskellen mellem Rangpur og den originale er at det er blevet tilføjet en citrussmag med skallen fra limes og saften fra mandariner, som giver ginnen eksotisk og syrligt twist. Som med andre gins er Rangpur destilleret på, enebær, laurbærblade og ingefer, som giver den velkendte gin smag.</text:p>
          </table:table-cell>
          <table:table-cell office:value-type="string" calcext:value-type="string">
            <text:p>https://www.nemlig.com/tanqueray-rangpur-41-5022513</text:p>
          </table:table-cell>
        </table:table-row>
        <table:table-row table:style-name="ro8">
          <table:table-cell office:value-type="string" calcext:value-type="string">
            <text:p>Dagligvarer &gt; Køl og mejeri &gt; Mejeri &gt; Smør og fedtstof &gt; Margarine &gt; Flydende margarine &gt; Becel Original (flydende)</text:p>
          </table:table-cell>
          <table:table-cell office:value-type="string" calcext:value-type="string">
            <text:p>Becel Original (flydende)</text:p>
          </table:table-cell>
          <table:table-cell office:value-type="string" calcext:value-type="string">
            <text:p>0,50 l / Becel</text:p>
          </table:table-cell>
          <table:table-cell office:value-type="string" calcext:value-type="string">
            <text:p>Nøglehulsmærket</text:p>
          </table:table-cell>
          <table:table-cell office:value-type="string" calcext:value-type="string">
            <text:p>19.95</text:p>
          </table:table-cell>
          <table:table-cell office:value-type="string" calcext:value-type="string">
            <text:p>14.00</text:p>
          </table:table-cell>
          <table:table-cell office:value-type="string" calcext:value-type="string">
            <text:p>Becel</text:p>
          </table:table-cell>
          <table:table-cell table:number-columns-repeated="5"/>
          <table:table-cell office:value-type="string" calcext:value-type="string">
            <text:p>Discount, Nøglehulsmærket, Vegansk</text:p>
          </table:table-cell>
          <table:table-cell table:number-columns-repeated="3"/>
          <table:table-cell office:value-type="string" calcext:value-type="string">
            <text:p>Margarine</text:p>
          </table:table-cell>
          <table:table-cell office:value-type="string" calcext:value-type="string">
            <text:p>Becel Flydende Original</text:p>
            <text:p>Becel Flydende er et naturligt og klimasmart valg for dig, som ønsker at bruge sunde fedstoffer i din madlavning og bagning. Becel Flydende består af naturlige ingredienser fra planteriget såsom vegetabilske olier fra raps, solsikke og hørfrø. Disse olier har en højt indhold af omega-3 og umættet fedt. Becel Flydende Original er også nøglehulsmærket.</text:p>
            <text:p/>
            <text:p>Udskiftning af mættede fedtstoffer i kosten med umættede fedtstoffer bidrager til at vedligeholde et normalt kolesterolniveau i blodet. Anvend Becel som en del af en varieret og afbalanceret kost.</text:p>
            <text:p/>
            <text:p>Becel Flydende giver maden en god smag og er nem at bruge til alle typer madlavning. Becel Flydende kan modstå høje temperaturer, sprøjter mindre end olie og giver en fin stegeoverflade. Becel Flydende er også ideel til bagning af kager, brød, boller og indsmøring af forme og bageplader, da den er nem at dosere.</text:p>
            <text:p/>
            <text:p>Becel Original er 100% plantebaseret, og en livscyklusvurdering viser, at Becel Original udleder 43% mindre CO2 (eq) en mejeri smør.</text:p>
            <text:p/>
            <text:p>Opbevaring</text:p>
            <text:p>Ved maks. 20°C.</text:p>
            <text:p>Efter åbning opbevares ved +4°C - +8°C.</text:p>
            <text:p/>
            <text:p>Kildesorteres som plast.</text:p>
          </table:table-cell>
          <table:table-cell office:value-type="string" calcext:value-type="string">
            <text:p>https://www.nemlig.com/becel-original-flydende-702003</text:p>
          </table:table-cell>
        </table:table-row>
        <table:table-row table:style-name="ro2">
          <table:table-cell office:value-type="string" calcext:value-type="string">
            <text:p>Dagligvarer &gt; Kød og fisk &gt; Svinekød &gt; Hakket svinekød og medister &gt; Hakket svinekød 8-12%</text:p>
          </table:table-cell>
          <table:table-cell office:value-type="string" calcext:value-type="string">
            <text:p>Hakket svinekød 8-12%</text:p>
          </table:table-cell>
          <table:table-cell office:value-type="string" calcext:value-type="string">
            <text:p>1 kg / Danish Crown</text:p>
          </table:table-cell>
          <table:table-cell office:value-type="string" calcext:value-type="string">
            <text:p>Dansk,KØL</text:p>
          </table:table-cell>
          <table:table-cell office:value-type="string" calcext:value-type="string">
            <text:p>59.95</text:p>
          </table:table-cell>
          <table:table-cell office:value-type="string" calcext:value-type="string">
            <text:p>49.95</text:p>
          </table:table-cell>
          <table:table-cell office:value-type="string" calcext:value-type="string">
            <text:p>Danish Crown</text:p>
          </table:table-cell>
          <table:table-cell office:value-type="string" calcext:value-type="string">
            <text:p>Frikadeller</text:p>
          </table:table-cell>
          <table:table-cell table:number-columns-repeated="4"/>
          <table:table-cell office:value-type="string" calcext:value-type="string">
            <text:p>Dansk, Discount, KØL</text:p>
          </table:table-cell>
          <table:table-cell office:value-type="string" calcext:value-type="string">
            <text:p>Danmark</text:p>
          </table:table-cell>
          <table:table-cell table:number-columns-repeated="2"/>
          <table:table-cell office:value-type="string" calcext:value-type="string">
            <text:p>Svin</text:p>
          </table:table-cell>
          <table:table-cell office:value-type="string" calcext:value-type="string">
            <text:p>Hakket svinekød 8-12%</text:p>
            <text:p>Danish Crown hakkekød er fremstillet af danske grise og det har en fedtprocent på 8-12%. Kødet er især velegnet til en dansk klassiker som frikadeller, men er også meget anvendeligt til f.eks. karbonader, kødsauce, lasagne, madpandekager mv. Sørg for at gennemstege kødet til en centrumstemperatur på 75 °C. Så danner kødet en god stegeskorpe som giver en god smagsoplevelse. Varen skal gennemsteges.</text:p>
            <text:p/>
            <text:p>8-12% fedt.</text:p>
            <text:p/>
            <text:p>Kødet kommer fra Danmark</text:p>
          </table:table-cell>
          <table:table-cell office:value-type="string" calcext:value-type="string">
            <text:p>https://www.nemlig.com/hakket-svinekoed-8-12-5026540</text:p>
          </table:table-cell>
        </table:table-row>
        <table:table-row table:style-name="ro3">
          <table:table-cell office:value-type="string" calcext:value-type="string">
            <text:p>Dagligvarer &gt; Kolonial &gt; Bagning &gt; Tørret frugt og bær &gt; Rosiner &gt; Soltørrede rosiner øko.</text:p>
          </table:table-cell>
          <table:table-cell office:value-type="string" calcext:value-type="string">
            <text:p>Soltørrede rosiner øko.</text:p>
          </table:table-cell>
          <table:table-cell office:value-type="string" calcext:value-type="string">
            <text:p>300 g / Urtekram</text:p>
          </table:table-cell>
          <table:table-cell office:value-type="string" calcext:value-type="string">
            <text:p>Øko (dansk),Øko (europæisk)</text:p>
          </table:table-cell>
          <table:table-cell office:value-type="string" calcext:value-type="string">
            <text:p>29.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Øko (dansk), Øko (europæisk)</text:p>
          </table:table-cell>
          <table:table-cell table:number-columns-repeated="3"/>
          <table:table-cell office:value-type="string" calcext:value-type="string">
            <text:p>Rosiner</text:p>
          </table:table-cell>
          <table:table-cell office:value-type="string" calcext:value-type="string">
            <text:p>Økologisk soltørrede rosiner</text:p>
            <text:p>URTEKRAM® mørke rosiner af sorten, hompson Seedless, starter livet på vinstokkene som saftige, grønne druer. Helt naturligt med solens hjælp ender de dog som mørke skønheder. Spis dem som snack eller bland dem f.eks. med hele mandler, kanel og rålakridspulver.</text:p>
          </table:table-cell>
          <table:table-cell office:value-type="string" calcext:value-type="string">
            <text:p>https://www.nemlig.com/soltoerrede-rosiner-oeko-5501524</text:p>
          </table:table-cell>
        </table:table-row>
        <table:table-row table:style-name="ro3">
          <table:table-cell office:value-type="string" calcext:value-type="string">
            <text:p>Dagligvarer &gt; Køl og mejeri &gt; Pålæg &gt; Vegetariske alternativer &gt; Pulled beans (plantebaseret)</text:p>
          </table:table-cell>
          <table:table-cell office:value-type="string" calcext:value-type="string">
            <text:p>Pulled beans (plantebaseret)</text:p>
          </table:table-cell>
          <table:table-cell office:value-type="string" calcext:value-type="string">
            <text:p>230 g / vegansk / vegetarisk / frost / Hälsans Kök</text:p>
          </table:table-cell>
          <table:table-cell office:value-type="string" calcext:value-type="string">
            <text:p>Frost</text:p>
          </table:table-cell>
          <table:table-cell office:value-type="string" calcext:value-type="string">
            <text:p>34.95</text:p>
          </table:table-cell>
          <table:table-cell office:value-type="string" calcext:value-type="string">
            <text:p>.</text:p>
          </table:table-cell>
          <table:table-cell office:value-type="string" calcext:value-type="string">
            <text:p>Hälsans Kök</text:p>
          </table:table-cell>
          <table:table-cell office:value-type="string" calcext:value-type="string">
            <text:p>Aftensmad, Frokost, Vegetar</text:p>
          </table:table-cell>
          <table:table-cell table:number-columns-repeated="4"/>
          <table:table-cell office:value-type="string" calcext:value-type="string">
            <text:p>Frost, Vegansk</text:p>
          </table:table-cell>
          <table:table-cell table:number-columns-repeated="3"/>
          <table:table-cell office:value-type="string" calcext:value-type="string">
            <text:p>Køderstatning</text:p>
          </table:table-cell>
          <table:table-cell office:value-type="string" calcext:value-type="string">
            <text:p>Hälsans Kök pulled beans</text:p>
            <text:p>Vegansk pulled beans baseret på soja. Brug dem i tacos, wraps, nachos og andet.</text:p>
          </table:table-cell>
          <table:table-cell office:value-type="string" calcext:value-type="string">
            <text:p>https://www.nemlig.com/pulled-beans-plantebaseret-5039073</text:p>
          </table:table-cell>
        </table:table-row>
        <table:table-row table:style-name="ro2">
          <table:table-cell table:number-columns-repeated="2" office:value-type="string" calcext:value-type="string">
            <text:p>Toiletrens</text:p>
          </table:table-cell>
          <table:table-cell office:value-type="string" calcext:value-type="string">
            <text:p>0,75 l / Marine / WC DUCK</text:p>
          </table:table-cell>
          <table:table-cell office:value-type="string" calcext:value-type="string">
            <text:p>Svanemærket</text:p>
          </table:table-cell>
          <table:table-cell office:value-type="string" calcext:value-type="string">
            <text:p>24.95</text:p>
          </table:table-cell>
          <table:table-cell office:value-type="string" calcext:value-type="string">
            <text:p>.</text:p>
          </table:table-cell>
          <table:table-cell/>
          <table:table-cell office:value-type="string" calcext:value-type="string">
            <text:p>Badeværelse, Dårlig lugt, Rengøring</text:p>
          </table:table-cell>
          <table:table-cell table:number-columns-repeated="4"/>
          <table:table-cell office:value-type="string" calcext:value-type="string">
            <text:p>Svanemærket</text:p>
          </table:table-cell>
          <table:table-cell table:number-columns-repeated="3"/>
          <table:table-cell office:value-type="string" calcext:value-type="string">
            <text:p>Toiletrens</text:p>
          </table:table-cell>
          <table:table-cell office:value-type="string" calcext:value-type="string">
            <text:p>Gør kummen ren med WC DUCK</text:p>
            <text:p>Gør hygiejnisk rent – og nå helt op under kummekanten.</text:p>
            <text:p/>
            <text:p>Advarsel:</text:p>
            <text:p>Forårsager alvorlig øjenirritation. Kan ætse metaller.</text:p>
            <text:p>Vask og tør hænderne efter brug. Kun egnet til toiletter. Som med alle husholdningsmidler, undgå langvarig hudkontakt med dette produkt. Må ikke blandes med blegemidler eller andre rengøringsmidler.</text:p>
          </table:table-cell>
          <table:table-cell office:value-type="string" calcext:value-type="string">
            <text:p>https://www.nemlig.com/toiletrens-5026084</text:p>
          </table:table-cell>
        </table:table-row>
        <table:table-row table:style-name="ro3">
          <table:table-cell office:value-type="string" calcext:value-type="string">
            <text:p>Dagligvarer &gt; Kolonial &gt; Marmelade, smørepålæg m.m. &gt; Marmelade og syltetøj &gt; Boysenbærmarmelade</text:p>
          </table:table-cell>
          <table:table-cell office:value-type="string" calcext:value-type="string">
            <text:p>Boysenbærmarmelade</text:p>
          </table:table-cell>
          <table:table-cell office:value-type="string" calcext:value-type="string">
            <text:p>600 g / Den Gamle Fabrik</text:p>
          </table:table-cell>
          <table:table-cell/>
          <table:table-cell office:value-type="string" calcext:value-type="string">
            <text:p>33.95</text:p>
          </table:table-cell>
          <table:table-cell office:value-type="string" calcext:value-type="string">
            <text:p>.</text:p>
          </table:table-cell>
          <table:table-cell office:value-type="string" calcext:value-type="string">
            <text:p>Den Gamle Fabrik</text:p>
          </table:table-cell>
          <table:table-cell table:number-columns-repeated="9"/>
          <table:table-cell office:value-type="string" calcext:value-type="string">
            <text:p>Marmelade</text:p>
          </table:table-cell>
          <table:table-cell office:value-type="string" calcext:value-type="string">
            <text:p>Boysenbær marmelade</text:p>
            <text:p>Boysenbær får sin søde smag fra hindbærret og sin syrlige friske smag fra brombærret. Boysenbær er nemlig et hybrid bær som i sin tid blev sammensat af hindbær og brombær. Dette unikke bær har en intens frisk og sød smag, som egner sig godt til marmelade.</text:p>
          </table:table-cell>
          <table:table-cell office:value-type="string" calcext:value-type="string">
            <text:p>https://www.nemlig.com/boysenbaermarmelade-5501898</text:p>
          </table:table-cell>
        </table:table-row>
        <table:table-row table:style-name="ro7">
          <table:table-cell office:value-type="string" calcext:value-type="string">
            <text:p>Dagligvarer &gt; Køl og mejeri &gt; Frisk pasta &gt; Pasta uden fyld &gt; Frisk spaghetti &gt; Spaghetti (frisk)</text:p>
          </table:table-cell>
          <table:table-cell office:value-type="string" calcext:value-type="string">
            <text:p>Spaghetti (frisk)</text:p>
          </table:table-cell>
          <table:table-cell office:value-type="string" calcext:value-type="string">
            <text:p>250 g / Pastella</text:p>
          </table:table-cell>
          <table:table-cell office:value-type="string" calcext:value-type="string">
            <text:p>KØL</text:p>
          </table:table-cell>
          <table:table-cell office:value-type="string" calcext:value-type="string">
            <text:p>14.95</text:p>
          </table:table-cell>
          <table:table-cell office:value-type="string" calcext:value-type="string">
            <text:p>.</text:p>
          </table:table-cell>
          <table:table-cell office:value-type="string" calcext:value-type="string">
            <text:p>Pastella</text:p>
          </table:table-cell>
          <table:table-cell table:number-columns-repeated="5"/>
          <table:table-cell office:value-type="string" calcext:value-type="string">
            <text:p>KØL</text:p>
          </table:table-cell>
          <table:table-cell table:number-columns-repeated="3"/>
          <table:table-cell office:value-type="string" calcext:value-type="string">
            <text:p>Pasta</text:p>
          </table:table-cell>
          <table:table-cell office:value-type="string" calcext:value-type="string">
            <text:p>Frisk Pasta</text:p>
            <text:p>Gør hverdagen ekstra lækker med Pastella frisk pasta. Frisk pasta giver måltidet et ekstra pift og er hurtigt at tilberede. Pastella frisk pasta er baseret på oprindelige pastaopskrifter og fremstillet af 100% durumhvede, æg og vand.</text:p>
            <text:p/>
            <text:p>Pastella Spaghetti naturel er en smal båndpasta, der er velegnet til de fleste pastaretter. Pastella Spaghetti Naturel skal kun koges 3 minut.</text:p>
          </table:table-cell>
          <table:table-cell office:value-type="string" calcext:value-type="string">
            <text:p>https://www.nemlig.com/spaghetti-frisk-5007036</text:p>
          </table:table-cell>
        </table:table-row>
        <table:table-row table:style-name="ro7">
          <table:table-cell office:value-type="string" calcext:value-type="string">
            <text:p>Dagligvarer &gt; Kolonial &gt; Bagning &gt; Bageartikler &gt; Vanilje &gt; Vaniljestang øko.</text:p>
          </table:table-cell>
          <table:table-cell office:value-type="string" calcext:value-type="string">
            <text:p>Vaniljestang øko.</text:p>
          </table:table-cell>
          <table:table-cell office:value-type="string" calcext:value-type="string">
            <text:p>1 stk. / ca. 14-16 cm. / Veribest Organic</text:p>
          </table:table-cell>
          <table:table-cell office:value-type="string" calcext:value-type="string">
            <text:p>Øko (europæisk)</text:p>
          </table:table-cell>
          <table:table-cell office:value-type="string" calcext:value-type="string">
            <text:p>38.95</text:p>
          </table:table-cell>
          <table:table-cell office:value-type="string" calcext:value-type="string">
            <text:p>.</text:p>
          </table:table-cell>
          <table:table-cell office:value-type="string" calcext:value-type="string">
            <text:p>Veribest Organic</text:p>
          </table:table-cell>
          <table:table-cell office:value-type="string" calcext:value-type="string">
            <text:p>Bagning</text:p>
          </table:table-cell>
          <table:table-cell table:number-columns-repeated="4"/>
          <table:table-cell office:value-type="string" calcext:value-type="string">
            <text:p>Discount, Øko (europæisk)</text:p>
          </table:table-cell>
          <table:table-cell table:number-columns-repeated="3"/>
          <table:table-cell office:value-type="string" calcext:value-type="string">
            <text:p>Vanilje</text:p>
          </table:table-cell>
          <table:table-cell office:value-type="string" calcext:value-type="string">
            <text:p>Økologisk vaniljestang</text:p>
            <text:p>Den klassiske vaniljestang fra Madagaskar med den karakteristisk søde smag af vanilje, et hint af rom og syrlig frugt - bare økologisk.</text:p>
            <text:p>Nettovægt:ca. 2 g.</text:p>
            <text:p>1 stk. bourbon vaniljestang på ca. 14-16 cm.</text:p>
          </table:table-cell>
          <table:table-cell office:value-type="string" calcext:value-type="string">
            <text:p>https://www.nemlig.com/vaniljestang-oeko-5040454</text:p>
          </table:table-cell>
        </table:table-row>
        <table:table-row table:style-name="ro2">
          <table:table-cell office:value-type="string" calcext:value-type="string">
            <text:p>Dagligvarer &gt; Husholdning og bolig &gt; Elartikler &gt; Lyskæder og LED lys &gt; Juletræ LED (hvid)</text:p>
          </table:table-cell>
          <table:table-cell office:value-type="string" calcext:value-type="string">
            <text:p>Juletræ LED (hvid)</text:p>
          </table:table-cell>
          <table:table-cell office:value-type="string" calcext:value-type="string">
            <text:p>1 stk. / 16 x 11 cm / Sirius - Carla</text:p>
          </table:table-cell>
          <table:table-cell/>
          <table:table-cell office:value-type="string" calcext:value-type="string">
            <text:p>69.95</text:p>
          </table:table-cell>
          <table:table-cell office:value-type="string" calcext:value-type="string">
            <text:p>55.96</text:p>
          </table:table-cell>
          <table:table-cell office:value-type="string" calcext:value-type="string">
            <text:p>Sirius</text:p>
          </table:table-cell>
          <table:table-cell office:value-type="string" calcext:value-type="string">
            <text:p>Hjemmet, Jul, Pynt</text:p>
          </table:table-cell>
          <table:table-cell/>
          <table:table-cell office:value-type="string" calcext:value-type="string">
            <text:p>Hvid</text:p>
          </table:table-cell>
          <table:table-cell table:number-columns-repeated="5"/>
          <table:table-cell office:value-type="string" calcext:value-type="string">
            <text:p>11 x 16 cm</text:p>
          </table:table-cell>
          <table:table-cell office:value-type="string" calcext:value-type="string">
            <text:p>Julepynt, LED-lys</text:p>
          </table:table-cell>
          <table:table-cell office:value-type="string" calcext:value-type="string">
            <text:p>Carla LED juletræ</text:p>
            <text:p>Smuk gaveæske med Carla juletræs LED lys. Sirius LED batterilyset er lavet af ægte stearin med mønstret overflade. Lyset er 11 cm i diameter og er 16 cm højt.</text:p>
            <text:p/>
            <text:p>Stearinlyset er batteridrevet og har indbygget timerfunktion, der kan indstilles til at være tændt i 6 timer og slukket i 18 timer. Pæren glitrer smukt og har et naturligt varmt lys.</text:p>
            <text:p/>
            <text:p>Bruger 2 stk. AA batterier, som ikke medfølger.</text:p>
          </table:table-cell>
          <table:table-cell office:value-type="string" calcext:value-type="string">
            <text:p>https://www.nemlig.com/juletrae-led-hvid-5043116</text:p>
          </table:table-cell>
        </table:table-row>
        <table:table-row table:style-name="ro3">
          <table:table-cell office:value-type="string" calcext:value-type="string">
            <text:p>Dagligvarer &gt; Drikkevarer &gt; Øl &gt; Øltyper &gt; Julebryg &gt; Julehimmel øko.</text:p>
          </table:table-cell>
          <table:table-cell office:value-type="string" calcext:value-type="string">
            <text:p>Julehimmel øko.</text:p>
          </table:table-cell>
          <table:table-cell office:value-type="string" calcext:value-type="string">
            <text:p>0,75 l / ex. pant / Svaneke Bryghus</text:p>
          </table:table-cell>
          <table:table-cell office:value-type="string" calcext:value-type="string">
            <text:p>Øko (dansk),Øko (europæisk)</text:p>
          </table:table-cell>
          <table:table-cell office:value-type="string" calcext:value-type="string">
            <text:p>34.95</text:p>
          </table:table-cell>
          <table:table-cell office:value-type="string" calcext:value-type="string">
            <text:p>.</text:p>
          </table:table-cell>
          <table:table-cell office:value-type="string" calcext:value-type="string">
            <text:p>Svaneke Bryghus</text:p>
          </table:table-cell>
          <table:table-cell office:value-type="string" calcext:value-type="string">
            <text:p>Drikke, Fisk, Jul, Ost</text:p>
          </table:table-cell>
          <table:table-cell table:number-columns-repeated="3"/>
          <table:table-cell office:value-type="string" calcext:value-type="string">
            <text:p>Danmark</text:p>
          </table:table-cell>
          <table:table-cell office:value-type="string" calcext:value-type="string">
            <text:p>Øko (dansk), Øko (europæisk)</text:p>
          </table:table-cell>
          <table:table-cell table:number-columns-repeated="3"/>
          <table:table-cell office:value-type="string" calcext:value-type="string">
            <text:p>Juleøl, Specialøl</text:p>
          </table:table-cell>
          <table:table-cell office:value-type="string" calcext:value-type="string">
            <text:p>Julehimmel øko.</text:p>
            <text:p>En mørk og skummende belgisk ale med den rette styrke til julen. Krydret i smagen med nuancer af en mos-dækket skovbund og gran. Overgæret ~ 27 IBU. 6,5 % vol.an. Går godt til krydrede sild og røget fisk, men også til ost og kiks.</text:p>
          </table:table-cell>
          <table:table-cell office:value-type="string" calcext:value-type="string">
            <text:p>https://www.nemlig.com/julehimmel-oeko-5047841</text:p>
          </table:table-cell>
        </table:table-row>
        <table:table-row table:style-name="ro12">
          <table:table-cell office:value-type="string" calcext:value-type="string">
            <text:p>Dagligvarer &gt; Husholdning og bolig &gt; Køkkenudstyr &gt; Køkkenredskaber &gt; Køkkensaks (18 cm)</text:p>
          </table:table-cell>
          <table:table-cell office:value-type="string" calcext:value-type="string">
            <text:p>Køkkensaks (18 cm)</text:p>
          </table:table-cell>
          <table:table-cell office:value-type="string" calcext:value-type="string">
            <text:p>1 stk. / Fiskars</text:p>
          </table:table-cell>
          <table:table-cell/>
          <table:table-cell office:value-type="string" calcext:value-type="string">
            <text:p>149.95</text:p>
          </table:table-cell>
          <table:table-cell office:value-type="string" calcext:value-type="string">
            <text:p>.</text:p>
          </table:table-cell>
          <table:table-cell office:value-type="string" calcext:value-type="string">
            <text:p>Fiskars</text:p>
          </table:table-cell>
          <table:table-cell office:value-type="string" calcext:value-type="string">
            <text:p>Hjemmet, Køkken</text:p>
          </table:table-cell>
          <table:table-cell table:number-columns-repeated="7"/>
          <table:table-cell office:value-type="string" calcext:value-type="string">
            <text:p>18 cm</text:p>
          </table:table-cell>
          <table:table-cell office:value-type="string" calcext:value-type="string">
            <text:p>Saks</text:p>
          </table:table-cell>
          <table:table-cell office:value-type="string" calcext:value-type="string">
            <text:p>Fiskars klassiske køkkensaks</text:p>
            <text:p>Saks til klipning i fødevarer og åbning af emballage i køkkenet med justerbar bladspænding. Den har blade med takker, som holder emnet på plads.</text:p>
            <text:p/>
            <text:p>Den er i hærdet, rustfrit, svensk Sandvik stål (HRC 57).</text:p>
            <text:p>Produceret og håndtestet på egen fabrik i Finland</text:p>
          </table:table-cell>
          <table:table-cell office:value-type="string" calcext:value-type="string">
            <text:p>https://www.nemlig.com/koekkensaks-18-cm-5020405</text:p>
          </table:table-cell>
        </table:table-row>
        <table:table-row table:style-name="ro3">
          <table:table-cell office:value-type="string" calcext:value-type="string">
            <text:p>Dagligvarer &gt; Køl og mejeri &gt; Mejeri &gt; Yoghurt og syrnet &gt; Skyr &gt; Skyr naturel 0,2%</text:p>
          </table:table-cell>
          <table:table-cell office:value-type="string" calcext:value-type="string">
            <text:p>Skyr naturel 0,2%</text:p>
          </table:table-cell>
          <table:table-cell office:value-type="string" calcext:value-type="string">
            <text:p>1 kg / Cheasy</text:p>
          </table:table-cell>
          <table:table-cell office:value-type="string" calcext:value-type="string">
            <text:p>KØL,Nøglehulsmærket</text:p>
          </table:table-cell>
          <table:table-cell office:value-type="string" calcext:value-type="string">
            <text:p>29.95</text:p>
          </table:table-cell>
          <table:table-cell office:value-type="string" calcext:value-type="string">
            <text:p>.</text:p>
          </table:table-cell>
          <table:table-cell office:value-type="string" calcext:value-type="string">
            <text:p>Cheasy</text:p>
          </table:table-cell>
          <table:table-cell office:value-type="string" calcext:value-type="string">
            <text:p>Morgenmad</text:p>
          </table:table-cell>
          <table:table-cell table:number-columns-repeated="4"/>
          <table:table-cell office:value-type="string" calcext:value-type="string">
            <text:p>Discount, KØL, Nøglehulsmærket</text:p>
          </table:table-cell>
          <table:table-cell office:value-type="string" calcext:value-type="string">
            <text:p>Ko</text:p>
          </table:table-cell>
          <table:table-cell table:number-columns-repeated="2"/>
          <table:table-cell office:value-type="string" calcext:value-type="string">
            <text:p>Skyr</text:p>
          </table:table-cell>
          <table:table-cell office:value-type="string" calcext:value-type="string">
            <text:p>Skyr naturel</text:p>
            <text:p>Cheasy skyr har en lækker og let yoghurtsmag og er velegnet til morgenmad drysset med musli og honning. Til aftensmaden er skyr naturel ideel som kold sauce til kartofler eller som dressing til salaten.</text:p>
          </table:table-cell>
          <table:table-cell office:value-type="string" calcext:value-type="string">
            <text:p>https://www.nemlig.com/skyr-naturel-0-2-5011225</text:p>
          </table:table-cell>
        </table:table-row>
        <table:table-row table:style-name="ro4">
          <table:table-cell office:value-type="string" calcext:value-type="string">
            <text:p>Dagligvarer &gt; Kød og fisk &gt; Svinekød &gt; Svinekoteletter m.m. &gt; Svinekoteletter</text:p>
          </table:table-cell>
          <table:table-cell office:value-type="string" calcext:value-type="string">
            <text:p>Svinekoteletter</text:p>
          </table:table-cell>
          <table:table-cell office:value-type="string" calcext:value-type="string">
            <text:p>500 g / Danish Crown</text:p>
          </table:table-cell>
          <table:table-cell office:value-type="string" calcext:value-type="string">
            <text:p>Dansk,KØL,Nøglehulsmærket</text:p>
          </table:table-cell>
          <table:table-cell office:value-type="string" calcext:value-type="string">
            <text:p>39.95</text:p>
          </table:table-cell>
          <table:table-cell office:value-type="string" calcext:value-type="string">
            <text:p>32.95</text:p>
          </table:table-cell>
          <table:table-cell office:value-type="string" calcext:value-type="string">
            <text:p>Danish Crown</text:p>
          </table:table-cell>
          <table:table-cell table:number-columns-repeated="5"/>
          <table:table-cell office:value-type="string" calcext:value-type="string">
            <text:p>Dansk, Discount, KØL, Nøglehulsmærket</text:p>
          </table:table-cell>
          <table:table-cell office:value-type="string" calcext:value-type="string">
            <text:p>Danmark</text:p>
          </table:table-cell>
          <table:table-cell table:number-columns-repeated="2"/>
          <table:table-cell office:value-type="string" calcext:value-type="string">
            <text:p>Svin</text:p>
          </table:table-cell>
          <table:table-cell office:value-type="string" calcext:value-type="string">
            <text:p>Minutkoteletter af grisekød</text:p>
            <text:p/>
            <text:p>Minutkoteletter fra Danish Crown er skåret af kamfilet med fedtkant fra danske grise. Dette resulterer i en mager og velsmagende kotelet. Minutkoteletterne har et tyndt lag fedt på oversiden, som bidrager med smag.</text:p>
            <text:p/>
            <text:p>Når du vælger kød af gris fra Danish Crown er du garanteret, at kødet er dansk og at grisene er født, opdrættet og slagtet i Danmark. Kødet kommer altid fra én af de godt 3.750 danske landmænd, der opdrætter grisene og som også er medejere af Danish Crown. I Danish Crowns sortiment af grisekød findes et stort udvalg af udskæringer med et højt og ensartet kvalitetsniveau, og som har en lang række anvendelsesmuligheder. Så vælg Danish Crown, hvis du går efter dansk grisekød.</text:p>
            <text:p/>
            <text:p>Kødet kommer fra Danmark.</text:p>
            <text:p/>
            <text:p>Anbefales til:</text:p>
            <text:p>Koteletterne er velegnede til både stegning på pande, grill eller i ovn.</text:p>
            <text:p/>
            <text:p>Tip fra slagteren:</text:p>
            <text:p>Brun kødet på begge sider på en pande med olie og smør ved god varme. Steg videre ved middel varme i ca. 2 min. på hver side.</text:p>
          </table:table-cell>
          <table:table-cell office:value-type="string" calcext:value-type="string">
            <text:p>https://www.nemlig.com/svinekoteletter-5020084</text:p>
          </table:table-cell>
        </table:table-row>
        <table:table-row table:style-name="ro3">
          <table:table-cell office:value-type="string" calcext:value-type="string">
            <text:p>Dagligvarer &gt; Kolonial &gt; Marmelade, smørepålæg m.m. &gt; Marmelade og syltetøj &gt; Appelsinmarmelade</text:p>
          </table:table-cell>
          <table:table-cell office:value-type="string" calcext:value-type="string">
            <text:p>Appelsinmarmelade</text:p>
          </table:table-cell>
          <table:table-cell office:value-type="string" calcext:value-type="string">
            <text:p>300 g / uden tilsat sukker / Cervera</text:p>
          </table:table-cell>
          <table:table-cell/>
          <table:table-cell office:value-type="string" calcext:value-type="string">
            <text:p>19.95</text:p>
          </table:table-cell>
          <table:table-cell office:value-type="string" calcext:value-type="string">
            <text:p>.</text:p>
          </table:table-cell>
          <table:table-cell office:value-type="string" calcext:value-type="string">
            <text:p>Cervera</text:p>
          </table:table-cell>
          <table:table-cell office:value-type="string" calcext:value-type="string">
            <text:p>Bagning, Morgenmad</text:p>
          </table:table-cell>
          <table:table-cell table:number-columns-repeated="4"/>
          <table:table-cell office:value-type="string" calcext:value-type="string">
            <text:p>Ikke tilsat sukker</text:p>
          </table:table-cell>
          <table:table-cell table:number-columns-repeated="3"/>
          <table:table-cell office:value-type="string" calcext:value-type="string">
            <text:p>Marmelade</text:p>
          </table:table-cell>
          <table:table-cell office:value-type="string" calcext:value-type="string">
            <text:p>Appelsinmarmelade</text:p>
            <text:p>Marmelade uden tilsat sukker.</text:p>
          </table:table-cell>
          <table:table-cell office:value-type="string" calcext:value-type="string">
            <text:p>https://www.nemlig.com/appelsinmarmelade-5037584</text:p>
          </table:table-cell>
        </table:table-row>
        <table:table-row table:style-name="ro7">
          <table:table-cell office:value-type="string" calcext:value-type="string">
            <text:p>Dagligvarer &gt; Brød, kiks og kager &gt; Kiks &gt; Chokoladekiks &gt; Kakaosmåkager m. chokolade øko</text:p>
          </table:table-cell>
          <table:table-cell office:value-type="string" calcext:value-type="string">
            <text:p>Kakaosmåkager m. chokolade øko</text:p>
          </table:table-cell>
          <table:table-cell office:value-type="string" calcext:value-type="string">
            <text:p>250 g / Madame Butterfly</text:p>
          </table:table-cell>
          <table:table-cell office:value-type="string" calcext:value-type="string">
            <text:p>Øko (europæisk)</text:p>
          </table:table-cell>
          <table:table-cell office:value-type="string" calcext:value-type="string">
            <text:p>18.95</text:p>
          </table:table-cell>
          <table:table-cell office:value-type="string" calcext:value-type="string">
            <text:p>.</text:p>
          </table:table-cell>
          <table:table-cell office:value-type="string" calcext:value-type="string">
            <text:p>Madame Butterfly</text:p>
          </table:table-cell>
          <table:table-cell table:number-columns-repeated="5"/>
          <table:table-cell office:value-type="string" calcext:value-type="string">
            <text:p>Vegansk, Øko (europæisk)</text:p>
          </table:table-cell>
          <table:table-cell table:number-columns-repeated="3"/>
          <table:table-cell office:value-type="string" calcext:value-type="string">
            <text:p>Kiks</text:p>
          </table:table-cell>
          <table:table-cell office:value-type="string" calcext:value-type="string">
            <text:p>Økologiske Chocolate Chip Cookies</text:p>
            <text:p>Mørk som natten, mild som morgengryet.</text:p>
            <text:p/>
            <text:p>Økologiske Organic Chocolate Chips Cookies er en kiks, der har en gennemført chokoladeforkælelse, som krammer sjælen længe og intenst. Kald det kærlighed, kald det kakao, kald det chokolade – det hele er med i disse vidunderlige, chokoladebrune kiks, som har både dybde og mild sødme. Tag dine økologiske Organic Chocolate Chips Cookies med på tur, brug dem i madpakken eller til eftermiddags hyggen foran fjernsynet.</text:p>
          </table:table-cell>
          <table:table-cell office:value-type="string" calcext:value-type="string">
            <text:p>https://www.nemlig.com/kakaosmaakager-m-chokolade-oeko-5023804</text:p>
          </table:table-cell>
        </table:table-row>
        <table:table-row table:style-name="ro3">
          <table:table-cell office:value-type="string" calcext:value-type="string">
            <text:p>Dagligvarer &gt; Drikkevarer &gt; Spiritus &gt; Vodka &gt; Smirnoff Ice Tropical</text:p>
          </table:table-cell>
          <table:table-cell office:value-type="string" calcext:value-type="string">
            <text:p>Smirnoff Ice Tropical</text:p>
          </table:table-cell>
          <table:table-cell office:value-type="string" calcext:value-type="string">
            <text:p>0,275 l / ex. pant</text:p>
          </table:table-cell>
          <table:table-cell/>
          <table:table-cell office:value-type="string" calcext:value-type="string">
            <text:p>14.95</text:p>
          </table:table-cell>
          <table:table-cell office:value-type="string" calcext:value-type="string">
            <text:p>.</text:p>
          </table:table-cell>
          <table:table-cell office:value-type="string" calcext:value-type="string">
            <text:p>Smirnoff</text:p>
          </table:table-cell>
          <table:table-cell table:number-columns-repeated="9"/>
          <table:table-cell office:value-type="string" calcext:value-type="string">
            <text:p>Ready to drink</text:p>
          </table:table-cell>
          <table:table-cell office:value-type="string" calcext:value-type="string">
            <text:p>Smirnoff Ice Tropical</text:p>
            <text:p>Smirnoff 21 Vodka med forfriskende smag af mango, guave og passionsfrugt.</text:p>
          </table:table-cell>
          <table:table-cell office:value-type="string" calcext:value-type="string">
            <text:p>https://www.nemlig.com/smirnoff-ice-tropical-5040587</text:p>
          </table:table-cell>
        </table:table-row>
        <table:table-row table:style-name="ro3">
          <table:table-cell office:value-type="string" calcext:value-type="string">
            <text:p>Dagligvarer &gt; Husholdning og bolig &gt; Toiletpapir og køkkenrulle &gt; Toiletpapir &gt; Køkkenruller</text:p>
          </table:table-cell>
          <table:table-cell office:value-type="string" calcext:value-type="string">
            <text:p>Køkkenruller</text:p>
          </table:table-cell>
          <table:table-cell office:value-type="string" calcext:value-type="string">
            <text:p>8 rl. / Lotus - Premium</text:p>
          </table:table-cell>
          <table:table-cell office:value-type="string" calcext:value-type="string">
            <text:p>Svanemærket</text:p>
          </table:table-cell>
          <table:table-cell office:value-type="string" calcext:value-type="string">
            <text:p>69.95</text:p>
          </table:table-cell>
          <table:table-cell office:value-type="string" calcext:value-type="string">
            <text:p>.</text:p>
          </table:table-cell>
          <table:table-cell office:value-type="string" calcext:value-type="string">
            <text:p>Lotus</text:p>
          </table:table-cell>
          <table:table-cell table:number-columns-repeated="5"/>
          <table:table-cell office:value-type="string" calcext:value-type="string">
            <text:p>Svanemærket</text:p>
          </table:table-cell>
          <table:table-cell table:number-columns-repeated="3"/>
          <table:table-cell office:value-type="string" calcext:value-type="string">
            <text:p>Køkkenruller</text:p>
          </table:table-cell>
          <table:table-cell office:value-type="string" calcext:value-type="string">
            <text:p>Lotus køkkenruller</text:p>
            <text:p>Stor familiepakke med 8 køkkenruller. Lavet af ny cellulose.</text:p>
          </table:table-cell>
          <table:table-cell office:value-type="string" calcext:value-type="string">
            <text:p>https://www.nemlig.com/koekkenruller-5027718</text:p>
          </table:table-cell>
        </table:table-row>
        <table:table-row table:style-name="ro3">
          <table:table-cell office:value-type="string" calcext:value-type="string">
            <text:p>Dagligvarer &gt; Frost &gt; Supper og nem mad &gt; Færdigretter &gt; Forloren skildpadde</text:p>
          </table:table-cell>
          <table:table-cell office:value-type="string" calcext:value-type="string">
            <text:p>Forloren skildpadde</text:p>
          </table:table-cell>
          <table:table-cell office:value-type="string" calcext:value-type="string">
            <text:p>500 g / frost / Slagter Lund</text:p>
          </table:table-cell>
          <table:table-cell office:value-type="string" calcext:value-type="string">
            <text:p>Frost</text:p>
          </table:table-cell>
          <table:table-cell office:value-type="string" calcext:value-type="string">
            <text:p>78.00</text:p>
          </table:table-cell>
          <table:table-cell office:value-type="string" calcext:value-type="string">
            <text:p>.</text:p>
          </table:table-cell>
          <table:table-cell office:value-type="string" calcext:value-type="string">
            <text:p>Slagter Lund</text:p>
          </table:table-cell>
          <table:table-cell table:number-columns-repeated="5"/>
          <table:table-cell office:value-type="string" calcext:value-type="string">
            <text:p>Frost</text:p>
          </table:table-cell>
          <table:table-cell table:number-columns-repeated="3"/>
          <table:table-cell office:value-type="string" calcext:value-type="string">
            <text:p>Convenience, Færdigret, Kalvekød</text:p>
          </table:table-cell>
          <table:table-cell office:value-type="string" calcext:value-type="string">
            <text:p>Serveringsforslag:</text:p>
            <text:p>• Forloren skildpadde spises med ½ kogt æg, flutes og eventuelt lidt ekstra sherry. 1 portion forloren skildpadde rækker til 1 voksen og 1 barn. Min. 1 måneds holdbarhed ved modtagelsen. Retten tøes bedst op i køleskabet fra den ene dag til den næste. Retten kan varmes i mikroovn eller i gryde. Det anbefales at retten altid opvarmes til mindst 75 grader.</text:p>
          </table:table-cell>
          <table:table-cell office:value-type="string" calcext:value-type="string">
            <text:p>https://www.nemlig.com/forloren-skildpadde-5006353</text:p>
          </table:table-cell>
        </table:table-row>
        <table:table-row table:style-name="ro7">
          <table:table-cell office:value-type="string" calcext:value-type="string">
            <text:p>Dagligvarer &gt; Kød og fisk &gt; Oksekød &gt; Steaks og bøffer &gt; Tykstegsmedaljoner m. bacon</text:p>
          </table:table-cell>
          <table:table-cell office:value-type="string" calcext:value-type="string">
            <text:p>Tykstegsmedaljoner m. bacon</text:p>
          </table:table-cell>
          <table:table-cell office:value-type="string" calcext:value-type="string">
            <text:p>200 g / 2 stk.</text:p>
          </table:table-cell>
          <table:table-cell office:value-type="string" calcext:value-type="string">
            <text:p>KØL</text:p>
          </table:table-cell>
          <table:table-cell office:value-type="string" calcext:value-type="string">
            <text:p>25.00</text:p>
          </table:table-cell>
          <table:table-cell office:value-type="string" calcext:value-type="string">
            <text:p>.</text:p>
          </table:table-cell>
          <table:table-cell/>
          <table:table-cell office:value-type="string" calcext:value-type="string">
            <text:p>Bøf</text:p>
          </table:table-cell>
          <table:table-cell table:number-columns-repeated="4"/>
          <table:table-cell office:value-type="string" calcext:value-type="string">
            <text:p>Discount, KØL</text:p>
          </table:table-cell>
          <table:table-cell table:number-columns-repeated="3"/>
          <table:table-cell office:value-type="string" calcext:value-type="string">
            <text:p>Okse</text:p>
          </table:table-cell>
          <table:table-cell office:value-type="string" calcext:value-type="string">
            <text:p>Tykstegsbøffer med bacon</text:p>
            <text:p>Disse tykstegsmedaljoner er skåret af oksetykstegen og derefter omviklet med bacon.</text:p>
            <text:p/>
            <text:p>Antal bøffer i pakken: 2.</text:p>
          </table:table-cell>
          <table:table-cell office:value-type="string" calcext:value-type="string">
            <text:p>https://www.nemlig.com/tykstegsmedaljoner-m-bacon-5025807</text:p>
          </table:table-cell>
        </table:table-row>
        <table:table-row table:style-name="ro3">
          <table:table-cell office:value-type="string" calcext:value-type="string">
            <text:p>Dagligvarer &gt; Husholdning og bolig &gt; Tøjvask &gt; Skyllemiddel &gt; Skyllemiddel</text:p>
          </table:table-cell>
          <table:table-cell office:value-type="string" calcext:value-type="string">
            <text:p>Skyllemiddel</text:p>
          </table:table-cell>
          <table:table-cell office:value-type="string" calcext:value-type="string">
            <text:p>0,75 l / Lilje og jordbær / Bamseline creations</text:p>
          </table:table-cell>
          <table:table-cell/>
          <table:table-cell office:value-type="string" calcext:value-type="string">
            <text:p>28.95</text:p>
          </table:table-cell>
          <table:table-cell office:value-type="string" calcext:value-type="string">
            <text:p>.</text:p>
          </table:table-cell>
          <table:table-cell office:value-type="string" calcext:value-type="string">
            <text:p>Bamseline</text:p>
          </table:table-cell>
          <table:table-cell office:value-type="string" calcext:value-type="string">
            <text:p>Vasketøjet</text:p>
          </table:table-cell>
          <table:table-cell table:number-columns-repeated="8"/>
          <table:table-cell office:value-type="string" calcext:value-type="string">
            <text:p>Skyllemiddel</text:p>
          </table:table-cell>
          <table:table-cell office:value-type="string" calcext:value-type="string">
            <text:p>Bamseline skyllemiddel med duft af lilje og jordbær.</text:p>
            <text:p>Oplev vores serie af vidunderlige dufte, som er udviklet af parfume-eksperter.</text:p>
          </table:table-cell>
          <table:table-cell office:value-type="string" calcext:value-type="string">
            <text:p>https://www.nemlig.com/skyllemiddel-5027482</text:p>
          </table:table-cell>
        </table:table-row>
        <table:table-row table:style-name="ro12">
          <table:table-cell office:value-type="string" calcext:value-type="string">
            <text:p>Dagligvarer &gt; Drikkevarer &gt; 3 Passo Rosso Organic 98p</text:p>
          </table:table-cell>
          <table:table-cell office:value-type="string" calcext:value-type="string">
            <text:p>3 Passo Rosso Organic 98p</text:p>
          </table:table-cell>
          <table:table-cell office:value-type="string" calcext:value-type="string">
            <text:p>Italien / 2019 / 0,75 l / rødvin</text:p>
          </table:table-cell>
          <table:table-cell office:value-type="string" calcext:value-type="string">
            <text:p>Øko (europæisk)</text:p>
          </table:table-cell>
          <table:table-cell office:value-type="string" calcext:value-type="string">
            <text:p>89.95</text:p>
          </table:table-cell>
          <table:table-cell office:value-type="string" calcext:value-type="string">
            <text:p>.</text:p>
          </table:table-cell>
          <table:table-cell/>
          <table:table-cell office:value-type="string" calcext:value-type="string">
            <text:p>Kraftige retter</text:p>
          </table:table-cell>
          <table:table-cell office:value-type="string" calcext:value-type="string">
            <text:p>Kork</text:p>
          </table:table-cell>
          <table:table-cell table:number-columns-repeated="2"/>
          <table:table-cell office:value-type="string" calcext:value-type="string">
            <text:p>Italien</text:p>
          </table:table-cell>
          <table:table-cell office:value-type="string" calcext:value-type="string">
            <text:p>Øko (europæisk)</text:p>
          </table:table-cell>
          <table:table-cell table:number-columns-repeated="3"/>
          <table:table-cell office:value-type="string" calcext:value-type="string">
            <text:p>Rødvin</text:p>
          </table:table-cell>
          <table:table-cell office:value-type="string" calcext:value-type="string">
            <text:p>3 Passo Rosso 2019</text:p>
            <text:p>Er fremstillet af økologisk dyrkede Negroamaro- og Sangiovese Grosso-druer fra flere syditalienske distriktet, nøje udvalgt og skånsomt vinificeret. Dyb purpurrød farve med duft af moden rød frugt og strejf af fad og en fyldig halvtør smag med kraft og saft og noter af eg. En rigtig pleaservin, hvor den delvise tørring druematerialet har leveret en komplet og velskabt charmetrold, som naturligvis er originalaftappet.</text:p>
            <text:p/>
            <text:p>Historie om vinhuset:</text:p>
            <text:p>Cielo &amp; Terra Vini - er et stort italiensk vinhus etableret i 1908 med aktiviteter i mange italienske regioner og med eksport til hele verden. Deres portefølje af brands er stort og omfangsrigt og deres succes er baseret på et konsistent høj kvalitet og value for money.</text:p>
          </table:table-cell>
          <table:table-cell office:value-type="string" calcext:value-type="string">
            <text:p>https://www.nemlig.com/3-passo-rosso-organic-98p-5042612</text:p>
          </table:table-cell>
        </table:table-row>
        <table:table-row table:style-name="ro1">
          <table:table-cell office:value-type="string" calcext:value-type="string">
            <text:p>Dagligvarer &gt; Drikkevarer &gt; Comenge "El Origen" 2016</text:p>
          </table:table-cell>
          <table:table-cell office:value-type="string" calcext:value-type="string">
            <text:p>Comenge "El Origen" 2016</text:p>
          </table:table-cell>
          <table:table-cell office:value-type="string" calcext:value-type="string">
            <text:p>Spanien / Ribera del Duero / 0,75 l / rødvin</text:p>
          </table:table-cell>
          <table:table-cell office:value-type="string" calcext:value-type="string">
            <text:p>Øko (europæisk)</text:p>
          </table:table-cell>
          <table:table-cell office:value-type="string" calcext:value-type="string">
            <text:p>165.00</text:p>
          </table:table-cell>
          <table:table-cell office:value-type="string" calcext:value-type="string">
            <text:p>.</text:p>
          </table:table-cell>
          <table:table-cell/>
          <table:table-cell office:value-type="string" calcext:value-type="string">
            <text:p>Grillmad, Krydret mad, Oksekød</text:p>
          </table:table-cell>
          <table:table-cell office:value-type="string" calcext:value-type="string">
            <text:p>Kork</text:p>
          </table:table-cell>
          <table:table-cell table:number-columns-repeated="2"/>
          <table:table-cell office:value-type="string" calcext:value-type="string">
            <text:p>Spanien</text:p>
          </table:table-cell>
          <table:table-cell office:value-type="string" calcext:value-type="string">
            <text:p>Øko (europæisk)</text:p>
          </table:table-cell>
          <table:table-cell table:number-columns-repeated="3"/>
          <table:table-cell office:value-type="string" calcext:value-type="string">
            <text:p>Rødvin</text:p>
          </table:table-cell>
          <table:table-cell/>
          <table:table-cell office:value-type="string" calcext:value-type="string">
            <text:p>https://www.nemlig.com/comenge-el-origen-2016-5043658</text:p>
          </table:table-cell>
        </table:table-row>
        <table:table-row table:style-name="ro1">
          <table:table-cell office:value-type="string" calcext:value-type="string">
            <text:p>Dagligvarer &gt; Blomster og have &gt; Julestjerne mini lyserød</text:p>
          </table:table-cell>
          <table:table-cell office:value-type="string" calcext:value-type="string">
            <text:p>Julestjerne mini lyserød</text:p>
          </table:table-cell>
          <table:table-cell office:value-type="string" calcext:value-type="string">
            <text:p>1 stk (Soft Pink) / Ø:6 cm / ekskl. skjuler</text:p>
          </table:table-cell>
          <table:table-cell office:value-type="string" calcext:value-type="string">
            <text:p>Dansk</text:p>
          </table:table-cell>
          <table:table-cell office:value-type="string" calcext:value-type="string">
            <text:p>15.00</text:p>
          </table:table-cell>
          <table:table-cell office:value-type="string" calcext:value-type="string">
            <text:p>.</text:p>
          </table:table-cell>
          <table:table-cell office:value-type="string" calcext:value-type="string">
            <text:p>byGrowers</text:p>
          </table:table-cell>
          <table:table-cell office:value-type="string" calcext:value-type="string">
            <text:p>Jul</text:p>
          </table:table-cell>
          <table:table-cell/>
          <table:table-cell office:value-type="string" calcext:value-type="string">
            <text:p>Lyserød, Pink</text:p>
          </table:table-cell>
          <table:table-cell table:number-columns-repeated="2"/>
          <table:table-cell office:value-type="string" calcext:value-type="string">
            <text:p>Dansk</text:p>
          </table:table-cell>
          <table:table-cell/>
          <table:table-cell office:value-type="string" calcext:value-type="string">
            <text:p>Princettia Soft Pink</text:p>
          </table:table-cell>
          <table:table-cell/>
          <table:table-cell office:value-type="string" calcext:value-type="string">
            <text:p>Blomst, Mini plante, Plante</text:p>
          </table:table-cell>
          <table:table-cell/>
          <table:table-cell office:value-type="string" calcext:value-type="string">
            <text:p>https://www.nemlig.com/julestjerne-mini-lyseroed-5013332</text:p>
          </table:table-cell>
        </table:table-row>
        <table:table-row table:style-name="ro3">
          <table:table-cell office:value-type="string" calcext:value-type="string">
            <text:p>Dagligvarer &gt; Køl og mejeri &gt; Mejeri &gt; Smør og fedtstof &gt; Smør &gt; Kuvertsmør (saltet)</text:p>
          </table:table-cell>
          <table:table-cell office:value-type="string" calcext:value-type="string">
            <text:p>Kuvertsmør (saltet)</text:p>
          </table:table-cell>
          <table:table-cell office:value-type="string" calcext:value-type="string">
            <text:p>8 g / Lurpak</text:p>
          </table:table-cell>
          <table:table-cell office:value-type="string" calcext:value-type="string">
            <text:p>KØL</text:p>
          </table:table-cell>
          <table:table-cell office:value-type="string" calcext:value-type="string">
            <text:p>1.75</text:p>
          </table:table-cell>
          <table:table-cell office:value-type="string" calcext:value-type="string">
            <text:p>.</text:p>
          </table:table-cell>
          <table:table-cell office:value-type="string" calcext:value-type="string">
            <text:p>Lurpak</text:p>
          </table:table-cell>
          <table:table-cell office:value-type="string" calcext:value-type="string">
            <text:p>Frokost</text:p>
          </table:table-cell>
          <table:table-cell table:number-columns-repeated="4"/>
          <table:table-cell office:value-type="string" calcext:value-type="string">
            <text:p>KØL</text:p>
          </table:table-cell>
          <table:table-cell office:value-type="string" calcext:value-type="string">
            <text:p>Ko</text:p>
          </table:table-cell>
          <table:table-cell/>
          <table:table-cell office:value-type="string" calcext:value-type="string">
            <text:p>Kuvert</text:p>
          </table:table-cell>
          <table:table-cell office:value-type="string" calcext:value-type="string">
            <text:p>Smør</text:p>
          </table:table-cell>
          <table:table-cell office:value-type="string" calcext:value-type="string">
            <text:p>Lurpak</text:p>
            <text:p>Lurpak smør kærnes af frisk, dansk, pasteuriseret fløde og syrnes med udvalgte mælkesyrekulturer. Det giver Lurpak smør sin specielle aromatiske duft samt rene, syrlige og fyldige smag. Lurpak smør er let saltet – 1,2 gram salt pr. 100 gram smør. Smørret er velegnet til stegning, hvor der ønskes smørsmag, samt i brød, bagværk og ægte saucer.</text:p>
          </table:table-cell>
          <table:table-cell office:value-type="string" calcext:value-type="string">
            <text:p>https://www.nemlig.com/kuvertsmoer-saltet-5008184</text:p>
          </table:table-cell>
        </table:table-row>
        <table:table-row table:style-name="ro3">
          <table:table-cell office:value-type="string" calcext:value-type="string">
            <text:p>Dagligvarer &gt; Køl og mejeri &gt; Mejeri &gt; Ost &gt; Specialost &gt; Parmesan og Grand Padano &gt; Parmigiano Reggiano</text:p>
          </table:table-cell>
          <table:table-cell office:value-type="string" calcext:value-type="string">
            <text:p>Parmigiano Reggiano</text:p>
          </table:table-cell>
          <table:table-cell office:value-type="string" calcext:value-type="string">
            <text:p>200 g / Zanetti</text:p>
          </table:table-cell>
          <table:table-cell office:value-type="string" calcext:value-type="string">
            <text:p>KØL</text:p>
          </table:table-cell>
          <table:table-cell office:value-type="string" calcext:value-type="string">
            <text:p>39.95</text:p>
          </table:table-cell>
          <table:table-cell office:value-type="string" calcext:value-type="string">
            <text:p>.</text:p>
          </table:table-cell>
          <table:table-cell office:value-type="string" calcext:value-type="string">
            <text:p>Zanetti</text:p>
          </table:table-cell>
          <table:table-cell office:value-type="string" calcext:value-type="string">
            <text:p>Madlavning</text:p>
          </table:table-cell>
          <table:table-cell table:number-columns-repeated="4"/>
          <table:table-cell office:value-type="string" calcext:value-type="string">
            <text:p>Discount, KØL</text:p>
          </table:table-cell>
          <table:table-cell table:number-columns-repeated="3"/>
          <table:table-cell office:value-type="string" calcext:value-type="string">
            <text:p>Parmesan</text:p>
          </table:table-cell>
          <table:table-cell office:value-type="string" calcext:value-type="string">
            <text:p>Parmigiano Reggiano</text:p>
            <text:p>Parmigiano Reggiano er en fastost med en let olieret overflade. Osten har ingen hulsætning, og der er ofte små, hvide krystaller i ostemassen, der indikerer den lange modningstid, som i reglen strækker sig over mindst 22 måneder. Først da har osten opnået sin karakteristiske smag og hårde konsistens.</text:p>
          </table:table-cell>
          <table:table-cell office:value-type="string" calcext:value-type="string">
            <text:p>https://www.nemlig.com/parmigiano-reggiano-5023105</text:p>
          </table:table-cell>
        </table:table-row>
        <table:table-row table:style-name="ro3">
          <table:table-cell office:value-type="string" calcext:value-type="string">
            <text:p>Dagligvarer &gt; Kolonial &gt; Bagning &gt; Sukker &gt; Sukker øko.</text:p>
          </table:table-cell>
          <table:table-cell office:value-type="string" calcext:value-type="string">
            <text:p>Sukker øko.</text:p>
          </table:table-cell>
          <table:table-cell office:value-type="string" calcext:value-type="string">
            <text:p>1 kg / Dansukker</text:p>
          </table:table-cell>
          <table:table-cell office:value-type="string" calcext:value-type="string">
            <text:p>Øko (dansk),Øko (europæisk)</text:p>
          </table:table-cell>
          <table:table-cell office:value-type="string" calcext:value-type="string">
            <text:p>22.50</text:p>
          </table:table-cell>
          <table:table-cell office:value-type="string" calcext:value-type="string">
            <text:p>.</text:p>
          </table:table-cell>
          <table:table-cell office:value-type="string" calcext:value-type="string">
            <text:p>Dansukker</text:p>
          </table:table-cell>
          <table:table-cell table:number-columns-repeated="5"/>
          <table:table-cell office:value-type="string" calcext:value-type="string">
            <text:p>Øko (dansk), Øko (europæisk)</text:p>
          </table:table-cell>
          <table:table-cell table:number-columns-repeated="3"/>
          <table:table-cell office:value-type="string" calcext:value-type="string">
            <text:p>Sukker</text:p>
          </table:table-cell>
          <table:table-cell office:value-type="string" calcext:value-type="string">
            <text:p>Økologisk sukker</text:p>
            <text:p>Dansukker økologisk sukker fremstilles af lokaldyrket sukkerroer. Dansukker økologisk sukker er til dig der ønsker et økologisk og nærproduceret produkt af høj kvalitet</text:p>
          </table:table-cell>
          <table:table-cell office:value-type="string" calcext:value-type="string">
            <text:p>https://www.nemlig.com/sukker-oeko-908053</text:p>
          </table:table-cell>
        </table:table-row>
        <table:table-row table:style-name="ro9">
          <table:table-cell office:value-type="string" calcext:value-type="string">
            <text:p>Dagligvarer &gt; Kolonial &gt; Marmelade, smørepålæg m.m. &gt; Marmelade og syltetøj &gt; Jordbærmarmelade øko.</text:p>
          </table:table-cell>
          <table:table-cell office:value-type="string" calcext:value-type="string">
            <text:p>Jordbærmarmelade øko.</text:p>
          </table:table-cell>
          <table:table-cell office:value-type="string" calcext:value-type="string">
            <text:p>250 g / Rigoni di Asiago</text:p>
          </table:table-cell>
          <table:table-cell office:value-type="string" calcext:value-type="string">
            <text:p>Øko (europæisk)</text:p>
          </table:table-cell>
          <table:table-cell office:value-type="string" calcext:value-type="string">
            <text:p>30.00</text:p>
          </table:table-cell>
          <table:table-cell office:value-type="string" calcext:value-type="string">
            <text:p>.</text:p>
          </table:table-cell>
          <table:table-cell office:value-type="string" calcext:value-type="string">
            <text:p>Rigoni di Asiago</text:p>
          </table:table-cell>
          <table:table-cell table:number-columns-repeated="5"/>
          <table:table-cell office:value-type="string" calcext:value-type="string">
            <text:p>Øko (europæisk)</text:p>
          </table:table-cell>
          <table:table-cell table:number-columns-repeated="3"/>
          <table:table-cell office:value-type="string" calcext:value-type="string">
            <text:p>Marmelade</text:p>
          </table:table-cell>
          <table:table-cell office:value-type="string" calcext:value-type="string">
            <text:p>Jordbærmarmelade øko.</text:p>
            <text:p>Klassisk sommer-sød marmelade med jordbær fra sorterne senga sengana, gorella, marmolada og solana. Vinder af Børsens Fødevarepris 2007. Utroligt, men sandt, en italiensk jordbærmarmelader, der smager af ægte dansk sol og sommer. Sikkert fordi den er propfyldt med søde jordbær og gedigent håndværk. Sødet med koncentreret æblesaft istedet for sukker .</text:p>
            <text:p>Historien om Rigoni Rigoni di Asiago er en traditionel, familiedrevet virksomhed grundlagt i 1922. Virksomheden ligger i Veneto-regionen i Italien, et område, der blev kaldt "Det forjættede land" af de gamle cimbere. I dag er det frugtbare område kendt som Asiago-højsletten, og her på Rigoni di Asiagos marker dyrkes mange af frugterne til Fiordifrutta marmeladerne.</text:p>
          </table:table-cell>
          <table:table-cell office:value-type="string" calcext:value-type="string">
            <text:p>https://www.nemlig.com/jordbaermarmelade-oeko-5019841</text:p>
          </table:table-cell>
        </table:table-row>
        <table:table-row table:style-name="ro7">
          <table:table-cell office:value-type="string" calcext:value-type="string">
            <text:p>Dagligvarer &gt; Slik og kiosk &gt; Tobak og tilbehør &gt; Lightere, tændstikker og tilbehør &gt; Tændstikker jul</text:p>
          </table:table-cell>
          <table:table-cell office:value-type="string" calcext:value-type="string">
            <text:p>Tændstikker jul</text:p>
          </table:table-cell>
          <table:table-cell office:value-type="string" calcext:value-type="string">
            <text:p>50 stk. / Det Gamle Apotek</text:p>
          </table:table-cell>
          <table:table-cell/>
          <table:table-cell office:value-type="string" calcext:value-type="string">
            <text:p>24.95</text:p>
          </table:table-cell>
          <table:table-cell office:value-type="string" calcext:value-type="string">
            <text:p>.</text:p>
          </table:table-cell>
          <table:table-cell office:value-type="string" calcext:value-type="string">
            <text:p>Det Gamle Apotek</text:p>
          </table:table-cell>
          <table:table-cell office:value-type="string" calcext:value-type="string">
            <text:p>Jul</text:p>
          </table:table-cell>
          <table:table-cell table:number-columns-repeated="8"/>
          <table:table-cell office:value-type="string" calcext:value-type="string">
            <text:p>Tændstikker</text:p>
          </table:table-cell>
          <table:table-cell office:value-type="string" calcext:value-type="string">
            <text:p>Juletændstikker</text:p>
            <text:p>Tændstikker i æske med nisser.</text:p>
            <text:p/>
            <text:p>Æsken indeholder 50 tændstikker.</text:p>
          </table:table-cell>
          <table:table-cell office:value-type="string" calcext:value-type="string">
            <text:p>https://www.nemlig.com/taendstikker-jul-5036285</text:p>
          </table:table-cell>
        </table:table-row>
        <table:table-row table:style-name="ro3">
          <table:table-cell office:value-type="string" calcext:value-type="string">
            <text:p>Dagligvarer &gt; Husholdning og bolig &gt; Stearinlys, servietter og festartikler &gt; Bloklys &gt; Lysmanchetter</text:p>
          </table:table-cell>
          <table:table-cell office:value-type="string" calcext:value-type="string">
            <text:p>Lysmanchetter</text:p>
          </table:table-cell>
          <table:table-cell office:value-type="string" calcext:value-type="string">
            <text:p>24 stk / Diana Lys</text:p>
          </table:table-cell>
          <table:table-cell/>
          <table:table-cell office:value-type="string" calcext:value-type="string">
            <text:p>14.95</text:p>
          </table:table-cell>
          <table:table-cell office:value-type="string" calcext:value-type="string">
            <text:p>.</text:p>
          </table:table-cell>
          <table:table-cell office:value-type="string" calcext:value-type="string">
            <text:p>Diana Lys</text:p>
          </table:table-cell>
          <table:table-cell office:value-type="string" calcext:value-type="string">
            <text:p>Stearinlys</text:p>
          </table:table-cell>
          <table:table-cell table:number-columns-repeated="8"/>
          <table:table-cell office:value-type="string" calcext:value-type="string">
            <text:p>Lysmanchetter</text:p>
          </table:table-cell>
          <table:table-cell office:value-type="string" calcext:value-type="string">
            <text:p>Silvarmanchetter</text:p>
            <text:p>Denne pakke indeholder 24 silvermanchetter, der kan sættes i bunden af et lys.</text:p>
          </table:table-cell>
          <table:table-cell office:value-type="string" calcext:value-type="string">
            <text:p>https://www.nemlig.com/lysmanchetter-5031705</text:p>
          </table:table-cell>
        </table:table-row>
        <table:table-row table:style-name="ro9">
          <table:table-cell office:value-type="string" calcext:value-type="string">
            <text:p>Dagligvarer &gt; Frost &gt; Is &gt; Is i bægre og bøtter &gt; Lakridsis øko.</text:p>
          </table:table-cell>
          <table:table-cell office:value-type="string" calcext:value-type="string">
            <text:p>Lakridsis øko.</text:p>
          </table:table-cell>
          <table:table-cell office:value-type="string" calcext:value-type="string">
            <text:p>0,50 l / vegansk / frost / laktosefri / Naturli'</text:p>
          </table:table-cell>
          <table:table-cell office:value-type="string" calcext:value-type="string">
            <text:p>Frost,Øko (dansk)</text:p>
          </table:table-cell>
          <table:table-cell office:value-type="string" calcext:value-type="string">
            <text:p>42.95</text:p>
          </table:table-cell>
          <table:table-cell office:value-type="string" calcext:value-type="string">
            <text:p>.</text:p>
          </table:table-cell>
          <table:table-cell office:value-type="string" calcext:value-type="string">
            <text:p>Naturli'</text:p>
          </table:table-cell>
          <table:table-cell office:value-type="string" calcext:value-type="string">
            <text:p>Dessert, Veganer</text:p>
          </table:table-cell>
          <table:table-cell table:number-columns-repeated="4"/>
          <table:table-cell office:value-type="string" calcext:value-type="string">
            <text:p>Frost, Laktosefri, Vegansk, Vegetarisk, Øko (dansk)</text:p>
          </table:table-cell>
          <table:table-cell table:number-columns-repeated="3"/>
          <table:table-cell office:value-type="string" calcext:value-type="string">
            <text:p>Is</text:p>
          </table:table-cell>
          <table:table-cell office:value-type="string" calcext:value-type="string">
            <text:p>Økologisk lakridsis</text:p>
            <text:p>Naturli Organic Liquorice by Bülow er et vegetarisk og vegansk produkt.</text:p>
            <text:p>Den er naturli’vis 100% plantebaseret – baseret på vores økologiske havredrik. Blød og cremet og kan scoopes direkte fra fryseren. Ingen ventetid! Isen smyger sig op ad skeen.</text:p>
          </table:table-cell>
          <table:table-cell office:value-type="string" calcext:value-type="string">
            <text:p>https://www.nemlig.com/lakridsis-oeko-5040935</text:p>
          </table:table-cell>
        </table:table-row>
        <table:table-row table:style-name="ro3">
          <table:table-cell office:value-type="string" calcext:value-type="string">
            <text:p>Dagligvarer &gt; Køl og mejeri &gt; Mejeri &gt; Ost &gt; Specialost &gt; Gedeost og fåreost &gt; Flora mundo gedeost øko.</text:p>
          </table:table-cell>
          <table:table-cell office:value-type="string" calcext:value-type="string">
            <text:p>Flora mundo gedeost øko.</text:p>
          </table:table-cell>
          <table:table-cell office:value-type="string" calcext:value-type="string">
            <text:p>140 g / Tebstrup Gedeosteri</text:p>
          </table:table-cell>
          <table:table-cell office:value-type="string" calcext:value-type="string">
            <text:p>KØL,Øko (dansk),Øko (europæisk)</text:p>
          </table:table-cell>
          <table:table-cell office:value-type="string" calcext:value-type="string">
            <text:p>30.00</text:p>
          </table:table-cell>
          <table:table-cell office:value-type="string" calcext:value-type="string">
            <text:p>.</text:p>
          </table:table-cell>
          <table:table-cell office:value-type="string" calcext:value-type="string">
            <text:p>Tebstrup</text:p>
          </table:table-cell>
          <table:table-cell office:value-type="string" calcext:value-type="string">
            <text:p>Ostebord</text:p>
          </table:table-cell>
          <table:table-cell table:number-columns-repeated="4"/>
          <table:table-cell office:value-type="string" calcext:value-type="string">
            <text:p>KØL, Øko (dansk), Øko (europæisk)</text:p>
          </table:table-cell>
          <table:table-cell office:value-type="string" calcext:value-type="string">
            <text:p>Ged</text:p>
          </table:table-cell>
          <table:table-cell table:number-columns-repeated="2"/>
          <table:table-cell office:value-type="string" calcext:value-type="string">
            <text:p>Gedeost</text:p>
          </table:table-cell>
          <table:table-cell office:value-type="string" calcext:value-type="string">
            <text:p>Flora Mundo</text:p>
            <text:p>Økologisk halvfast skæreost med havsalt.</text:p>
          </table:table-cell>
          <table:table-cell office:value-type="string" calcext:value-type="string">
            <text:p>https://www.nemlig.com/flora-mundo-gedeost-oeko-5027755</text:p>
          </table:table-cell>
        </table:table-row>
        <table:table-row table:style-name="ro3">
          <table:table-cell office:value-type="string" calcext:value-type="string">
            <text:p>Dagligvarer &gt; Pleje og skønhed &gt; Tandpleje &gt; Tandbørster &gt; Tandbørste extra (medium)</text:p>
          </table:table-cell>
          <table:table-cell office:value-type="string" calcext:value-type="string">
            <text:p>Tandbørste extra (medium)</text:p>
          </table:table-cell>
          <table:table-cell office:value-type="string" calcext:value-type="string">
            <text:p>4 stk. / ass. farver / Colgate - Extra clean</text:p>
          </table:table-cell>
          <table:table-cell/>
          <table:table-cell office:value-type="string" calcext:value-type="string">
            <text:p>32.75</text:p>
          </table:table-cell>
          <table:table-cell office:value-type="string" calcext:value-type="string">
            <text:p>.</text:p>
          </table:table-cell>
          <table:table-cell office:value-type="string" calcext:value-type="string">
            <text:p>Colgate</text:p>
          </table:table-cell>
          <table:table-cell table:number-columns-repeated="2"/>
          <table:table-cell office:value-type="string" calcext:value-type="string">
            <text:p>Assorterede</text:p>
          </table:table-cell>
          <table:table-cell table:number-columns-repeated="6"/>
          <table:table-cell office:value-type="string" calcext:value-type="string">
            <text:p>Tandbørste, Tandpleje</text:p>
          </table:table-cell>
          <table:table-cell office:value-type="string" calcext:value-type="string">
            <text:p>Colgate Extra Clean Tandbørste</text:p>
            <text:p>Rengør og når tænderne bagerst i munden. Tungebørste fjerner bakterier, der forårsager dårlig ånde. Fås i medium.</text:p>
          </table:table-cell>
          <table:table-cell office:value-type="string" calcext:value-type="string">
            <text:p>https://www.nemlig.com/tandboerste-extra-medium-5020204</text:p>
          </table:table-cell>
        </table:table-row>
        <table:table-row table:style-name="ro7">
          <table:table-cell office:value-type="string" calcext:value-type="string">
            <text:p>Dagligvarer &gt; Kolonial &gt; Konserves &gt; Mos og syltning &gt; Frugtgrød og mos &gt; Smoothie m. æble og banan øko.</text:p>
          </table:table-cell>
          <table:table-cell office:value-type="string" calcext:value-type="string">
            <text:p>Smoothie m. æble og banan øko.</text:p>
          </table:table-cell>
          <table:table-cell office:value-type="string" calcext:value-type="string">
            <text:p>100 g / 6+ mdr. / havre og bær / Organix</text:p>
          </table:table-cell>
          <table:table-cell office:value-type="string" calcext:value-type="string">
            <text:p>Øko (europæisk)</text:p>
          </table:table-cell>
          <table:table-cell office:value-type="string" calcext:value-type="string">
            <text:p>13.95</text:p>
          </table:table-cell>
          <table:table-cell office:value-type="string" calcext:value-type="string">
            <text:p>.</text:p>
          </table:table-cell>
          <table:table-cell office:value-type="string" calcext:value-type="string">
            <text:p>Organix</text:p>
          </table:table-cell>
          <table:table-cell office:value-type="string" calcext:value-type="string">
            <text:p>Baby</text:p>
          </table:table-cell>
          <table:table-cell office:value-type="string" calcext:value-type="string">
            <text:p>Klempose</text:p>
          </table:table-cell>
          <table:table-cell table:number-columns-repeated="3"/>
          <table:table-cell office:value-type="string" calcext:value-type="string">
            <text:p>Discount, Øko (europæisk)</text:p>
          </table:table-cell>
          <table:table-cell table:number-columns-repeated="3"/>
          <table:table-cell office:value-type="string" calcext:value-type="string">
            <text:p>Babymad</text:p>
          </table:table-cell>
          <table:table-cell office:value-type="string" calcext:value-type="string">
            <text:p>Organix babymad fra Semper</text:p>
            <text:p>Klempose med lind og lækker mos af havregød, æble, banan, hindbær og blåbær.</text:p>
            <text:p/>
            <text:p>Alder 6+ måneder.</text:p>
          </table:table-cell>
          <table:table-cell office:value-type="string" calcext:value-type="string">
            <text:p>https://www.nemlig.com/smoothie-m-aeble-og-banan-oeko-5029823</text:p>
          </table:table-cell>
        </table:table-row>
        <table:table-row table:style-name="ro3">
          <table:table-cell office:value-type="string" calcext:value-type="string">
            <text:p>Dagligvarer &gt; Frost &gt; Is &gt; Isbarer og sandwich is &gt; Issandwich</text:p>
          </table:table-cell>
          <table:table-cell office:value-type="string" calcext:value-type="string">
            <text:p>Issandwich</text:p>
          </table:table-cell>
          <table:table-cell office:value-type="string" calcext:value-type="string">
            <text:p>6 stk. / frost / Kinder</text:p>
          </table:table-cell>
          <table:table-cell office:value-type="string" calcext:value-type="string">
            <text:p>Frost</text:p>
          </table:table-cell>
          <table:table-cell office:value-type="string" calcext:value-type="string">
            <text:p>49.95</text:p>
          </table:table-cell>
          <table:table-cell office:value-type="string" calcext:value-type="string">
            <text:p>.</text:p>
          </table:table-cell>
          <table:table-cell office:value-type="string" calcext:value-type="string">
            <text:p>Frisko</text:p>
          </table:table-cell>
          <table:table-cell office:value-type="string" calcext:value-type="string">
            <text:p>Dessert</text:p>
          </table:table-cell>
          <table:table-cell table:number-columns-repeated="4"/>
          <table:table-cell office:value-type="string" calcext:value-type="string">
            <text:p>Frost</text:p>
          </table:table-cell>
          <table:table-cell table:number-columns-repeated="3"/>
          <table:table-cell office:value-type="string" calcext:value-type="string">
            <text:p>Is</text:p>
          </table:table-cell>
          <table:table-cell office:value-type="string" calcext:value-type="string">
            <text:p>Issandwich</text:p>
            <text:p>Ligesom alle Kinder produkter, er Kinder Ice Cream Sandwich baseret på gode ingredienser. Cremet mælkeis samlet mellem to lækre cookies lavet på fem forskellige kornsorter. Kinder Ice Cream Sandwich er den nye snack til børns eftermiddagspause.</text:p>
          </table:table-cell>
          <table:table-cell office:value-type="string" calcext:value-type="string">
            <text:p>https://www.nemlig.com/issandwich-5045383</text:p>
          </table:table-cell>
        </table:table-row>
        <table:table-row table:style-name="ro11">
          <table:table-cell office:value-type="string" calcext:value-type="string">
            <text:p>Dagligvarer &gt; Frugt og grønt &gt; Grøntsager &gt; Øvrig fint grønt &gt; Okra øko.</text:p>
          </table:table-cell>
          <table:table-cell office:value-type="string" calcext:value-type="string">
            <text:p>Okra øko.</text:p>
          </table:table-cell>
          <table:table-cell office:value-type="string" calcext:value-type="string">
            <text:p>100 g / Thailand / Klasse 1</text:p>
          </table:table-cell>
          <table:table-cell office:value-type="string" calcext:value-type="string">
            <text:p>Øko (europæisk)</text:p>
          </table:table-cell>
          <table:table-cell office:value-type="string" calcext:value-type="string">
            <text:p>25.00</text:p>
          </table:table-cell>
          <table:table-cell office:value-type="string" calcext:value-type="string">
            <text:p>.</text:p>
          </table:table-cell>
          <table:table-cell/>
          <table:table-cell office:value-type="string" calcext:value-type="string">
            <text:p>Saucer, Thairetter, Tilbehør</text:p>
          </table:table-cell>
          <table:table-cell office:value-type="string" calcext:value-type="string">
            <text:p>Bakke</text:p>
          </table:table-cell>
          <table:table-cell office:value-type="string" calcext:value-type="string">
            <text:p>Grøn</text:p>
          </table:table-cell>
          <table:table-cell office:value-type="string" calcext:value-type="string">
            <text:p>Klasse 1</text:p>
          </table:table-cell>
          <table:table-cell/>
          <table:table-cell office:value-type="string" calcext:value-type="string">
            <text:p>Øko (europæisk)</text:p>
          </table:table-cell>
          <table:table-cell office:value-type="string" calcext:value-type="string">
            <text:p>Thailand</text:p>
          </table:table-cell>
          <table:table-cell table:number-columns-repeated="2"/>
          <table:table-cell office:value-type="string" calcext:value-type="string">
            <text:p>Jævner, Okra</text:p>
          </table:table-cell>
          <table:table-cell office:value-type="string" calcext:value-type="string">
            <text:p>Okra er frøkapslen fra en tropisk plante, der er nært beslægtet med hibiscus. Den menes at stamme fra Sydøstasien, og i dag dyrkes den især i Indien og Vestafrika.</text:p>
            <text:p/>
            <text:p>Okra er en grøntsag, der virkelig forstår at dele vandene. De fleste finder den enten aldeles uundværlig, eller ønsker den hjem hvor peberet gror.</text:p>
            <text:p>Dette skyldes den slimede substans, som okra udskiller, når den koges. Det gør, at den er fremragende som jævner i supper og gryderetter. Men det gør altså også, at man lige skal vænne sig til den.</text:p>
            <text:p/>
            <text:p>Okra er lidt svær at opbevare, da den ikke så godt tåler køl. Den har det bedst ved 8-10 grader. Til gengæld kan den fint fryses ned.</text:p>
            <text:p/>
            <text:p>Tips:</text:p>
            <text:p>Skær stænglen af uden at skære hul på kapslen og blanchér dem i 3-4 minutter. Derefter kan de smides i fryseren og tages op, næste gang du skal lave gumbo.</text:p>
          </table:table-cell>
          <table:table-cell office:value-type="string" calcext:value-type="string">
            <text:p>https://www.nemlig.com/okra-oeko-5024856</text:p>
          </table:table-cell>
        </table:table-row>
        <table:table-row table:style-name="ro1">
          <table:table-cell office:value-type="string" calcext:value-type="string">
            <text:p>Dagligvarer &gt; Pleje og skønhed &gt; Beklædning &gt; Undertøj og strømper &gt; Tights str. L/XL</text:p>
          </table:table-cell>
          <table:table-cell office:value-type="string" calcext:value-type="string">
            <text:p>Tights str. L/XL</text:p>
          </table:table-cell>
          <table:table-cell office:value-type="string" calcext:value-type="string">
            <text:p>1 par / sort / Soft-fit comfortable3D-Symfoni</text:p>
          </table:table-cell>
          <table:table-cell/>
          <table:table-cell office:value-type="string" calcext:value-type="string">
            <text:p>19.97</text:p>
          </table:table-cell>
          <table:table-cell office:value-type="string" calcext:value-type="string">
            <text:p>.</text:p>
          </table:table-cell>
          <table:table-cell office:value-type="string" calcext:value-type="string">
            <text:p>Symfoni</text:p>
          </table:table-cell>
          <table:table-cell table:number-columns-repeated="2"/>
          <table:table-cell office:value-type="string" calcext:value-type="string">
            <text:p>Sort</text:p>
          </table:table-cell>
          <table:table-cell table:number-columns-repeated="2"/>
          <table:table-cell office:value-type="string" calcext:value-type="string">
            <text:p>Discount</text:p>
          </table:table-cell>
          <table:table-cell table:number-columns-repeated="2"/>
          <table:table-cell office:value-type="string" calcext:value-type="string">
            <text:p>L, XL</text:p>
          </table:table-cell>
          <table:table-cell office:value-type="string" calcext:value-type="string">
            <text:p>Strømpebukser</text:p>
          </table:table-cell>
          <table:table-cell office:value-type="string" calcext:value-type="string">
            <text:p>40 Den. Usynlig tå med maskefang, forstærket buks med kile, ekstra bred topelastik som usynliggør buksen omkring taljen.</text:p>
          </table:table-cell>
          <table:table-cell office:value-type="string" calcext:value-type="string">
            <text:p>https://www.nemlig.com/tights-str-l-xl-5018121</text:p>
          </table:table-cell>
        </table:table-row>
        <table:table-row table:style-name="ro3">
          <table:table-cell office:value-type="string" calcext:value-type="string">
            <text:p>Dagligvarer &gt; Kolonial &gt; Færdigretter &gt; Suppe &gt; Aspargessuppe</text:p>
          </table:table-cell>
          <table:table-cell office:value-type="string" calcext:value-type="string">
            <text:p>Aspargessuppe</text:p>
          </table:table-cell>
          <table:table-cell office:value-type="string" calcext:value-type="string">
            <text:p>0,57 l / Knorr</text:p>
          </table:table-cell>
          <table:table-cell/>
          <table:table-cell office:value-type="string" calcext:value-type="string">
            <text:p>30.95</text:p>
          </table:table-cell>
          <table:table-cell office:value-type="string" calcext:value-type="string">
            <text:p>.</text:p>
          </table:table-cell>
          <table:table-cell office:value-type="string" calcext:value-type="string">
            <text:p>Knorr</text:p>
          </table:table-cell>
          <table:table-cell table:number-columns-repeated="9"/>
          <table:table-cell office:value-type="string" calcext:value-type="string">
            <text:p>Færdigret, Suppe</text:p>
          </table:table-cell>
          <table:table-cell office:value-type="string" calcext:value-type="string">
            <text:p>Aspargessuppe</text:p>
            <text:p>Knorr flydende aspargessuppe er en mild og delikat suppe baseret på de bedste råvarer. Suppen består af hvide og grønne asparges.</text:p>
          </table:table-cell>
          <table:table-cell office:value-type="string" calcext:value-type="string">
            <text:p>https://www.nemlig.com/aspargessuppe-5002119</text:p>
          </table:table-cell>
        </table:table-row>
        <table:table-row table:style-name="ro9">
          <table:table-cell office:value-type="string" calcext:value-type="string">
            <text:p>Dagligvarer &gt; Pleje og skønhed &gt; Hårprodukter &gt; Hårvoks &gt; Voks</text:p>
          </table:table-cell>
          <table:table-cell office:value-type="string" calcext:value-type="string">
            <text:p>Voks</text:p>
          </table:table-cell>
          <table:table-cell office:value-type="string" calcext:value-type="string">
            <text:p>0,10 l / extreme titanium / Id HAIR</text:p>
          </table:table-cell>
          <table:table-cell/>
          <table:table-cell office:value-type="string" calcext:value-type="string">
            <text:p>59.00</text:p>
          </table:table-cell>
          <table:table-cell office:value-type="string" calcext:value-type="string">
            <text:p>.</text:p>
          </table:table-cell>
          <table:table-cell office:value-type="string" calcext:value-type="string">
            <text:p>Id HAIR</text:p>
          </table:table-cell>
          <table:table-cell office:value-type="string" calcext:value-type="string">
            <text:p>Alle hårtyper, Styling</text:p>
          </table:table-cell>
          <table:table-cell table:number-columns-repeated="4"/>
          <table:table-cell office:value-type="string" calcext:value-type="string">
            <text:p>Discount</text:p>
          </table:table-cell>
          <table:table-cell table:number-columns-repeated="2"/>
          <table:table-cell office:value-type="string" calcext:value-type="string">
            <text:p>0,1 l</text:p>
          </table:table-cell>
          <table:table-cell office:value-type="string" calcext:value-type="string">
            <text:p>Hårtilbehør, Hårvoks</text:p>
          </table:table-cell>
          <table:table-cell office:value-type="string" calcext:value-type="string">
            <text:p>Hårvoks</text:p>
            <text:p>Få frisuren sat med den velkendte voks.</text:p>
            <text:p>Voksen er vandopløselig, hvilket gør den nem at vaske ud.</text:p>
          </table:table-cell>
          <table:table-cell office:value-type="string" calcext:value-type="string">
            <text:p>https://www.nemlig.com/voks-5045502</text:p>
          </table:table-cell>
        </table:table-row>
        <table:table-row table:style-name="ro3">
          <table:table-cell office:value-type="string" calcext:value-type="string">
            <text:p>Dagligvarer &gt; Kød og fisk &gt; Svinekød &gt; Stege af svinekød &gt; Bacon i skiver øko.</text:p>
          </table:table-cell>
          <table:table-cell office:value-type="string" calcext:value-type="string">
            <text:p>Bacon i skiver øko.</text:p>
          </table:table-cell>
          <table:table-cell office:value-type="string" calcext:value-type="string">
            <text:p>100 g / Tulip</text:p>
          </table:table-cell>
          <table:table-cell office:value-type="string" calcext:value-type="string">
            <text:p>Dansk,KØL,Øko (europæisk)</text:p>
          </table:table-cell>
          <table:table-cell office:value-type="string" calcext:value-type="string">
            <text:p>21.95</text:p>
          </table:table-cell>
          <table:table-cell office:value-type="string" calcext:value-type="string">
            <text:p>.</text:p>
          </table:table-cell>
          <table:table-cell office:value-type="string" calcext:value-type="string">
            <text:p>Tulip</text:p>
          </table:table-cell>
          <table:table-cell office:value-type="string" calcext:value-type="string">
            <text:p>Madlavning</text:p>
          </table:table-cell>
          <table:table-cell table:number-columns-repeated="4"/>
          <table:table-cell office:value-type="string" calcext:value-type="string">
            <text:p>Dansk, KØL, Øko (europæisk)</text:p>
          </table:table-cell>
          <table:table-cell office:value-type="string" calcext:value-type="string">
            <text:p>Svin</text:p>
          </table:table-cell>
          <table:table-cell table:number-columns-repeated="2"/>
          <table:table-cell office:value-type="string" calcext:value-type="string">
            <text:p>Bacon</text:p>
          </table:table-cell>
          <table:table-cell office:value-type="string" calcext:value-type="string">
            <text:p>Bacon i skiver øko.</text:p>
            <text:p>Økologisk røget bacon i skiver.</text:p>
          </table:table-cell>
          <table:table-cell office:value-type="string" calcext:value-type="string">
            <text:p>https://www.nemlig.com/bacon-i-skiver-oeko-5032446</text:p>
          </table:table-cell>
        </table:table-row>
        <table:table-row table:style-name="ro2">
          <table:table-cell office:value-type="string" calcext:value-type="string">
            <text:p>Dagligvarer &gt; Pleje og skønhed &gt; Beklædning &gt; Julesweater barn (rød)</text:p>
          </table:table-cell>
          <table:table-cell office:value-type="string" calcext:value-type="string">
            <text:p>Julesweater barn (rød)</text:p>
          </table:table-cell>
          <table:table-cell office:value-type="string" calcext:value-type="string">
            <text:p>1 stk. / str. 116-128 / Det Gamle Apotek</text:p>
          </table:table-cell>
          <table:table-cell/>
          <table:table-cell office:value-type="string" calcext:value-type="string">
            <text:p>199.95</text:p>
          </table:table-cell>
          <table:table-cell office:value-type="string" calcext:value-type="string">
            <text:p>.</text:p>
          </table:table-cell>
          <table:table-cell office:value-type="string" calcext:value-type="string">
            <text:p>Det Gamle Apotek</text:p>
          </table:table-cell>
          <table:table-cell office:value-type="string" calcext:value-type="string">
            <text:p>Jul</text:p>
          </table:table-cell>
          <table:table-cell/>
          <table:table-cell office:value-type="string" calcext:value-type="string">
            <text:p>Rød</text:p>
          </table:table-cell>
          <table:table-cell table:number-columns-repeated="5"/>
          <table:table-cell office:value-type="string" calcext:value-type="string">
            <text:p>116/128</text:p>
          </table:table-cell>
          <table:table-cell office:value-type="string" calcext:value-type="string">
            <text:p>Beklædning</text:p>
          </table:table-cell>
          <table:table-cell office:value-type="string" calcext:value-type="string">
            <text:p>Julesweater</text:p>
            <text:p>Jule Sweater til børn.</text:p>
            <text:p/>
            <text:p>Farve: Rød.</text:p>
            <text:p>Materiale: Acryl.</text:p>
            <text:p>Str: 116/128.</text:p>
          </table:table-cell>
          <table:table-cell office:value-type="string" calcext:value-type="string">
            <text:p>https://www.nemlig.com/julesweater-barn-roed-5048276</text:p>
          </table:table-cell>
        </table:table-row>
        <table:table-row table:style-name="ro9">
          <table:table-cell office:value-type="string" calcext:value-type="string">
            <text:p>Dagligvarer &gt; Kolonial &gt; Konserves &gt; Grøntsager og frugt &gt; Majs &gt; Crispy gourmetmajs</text:p>
          </table:table-cell>
          <table:table-cell office:value-type="string" calcext:value-type="string">
            <text:p>Crispy gourmetmajs</text:p>
          </table:table-cell>
          <table:table-cell office:value-type="string" calcext:value-type="string">
            <text:p>3 x 150 g / 3 x 140 g / ikke tilsat sukker / Bonduelle</text:p>
          </table:table-cell>
          <table:table-cell office:value-type="string" calcext:value-type="string">
            <text:p>Nøglehulsmærket</text:p>
          </table:table-cell>
          <table:table-cell office:value-type="string" calcext:value-type="string">
            <text:p>22.95</text:p>
          </table:table-cell>
          <table:table-cell office:value-type="string" calcext:value-type="string">
            <text:p>18.00</text:p>
          </table:table-cell>
          <table:table-cell office:value-type="string" calcext:value-type="string">
            <text:p>Bonduelle</text:p>
          </table:table-cell>
          <table:table-cell office:value-type="string" calcext:value-type="string">
            <text:p>Salat</text:p>
          </table:table-cell>
          <table:table-cell table:number-columns-repeated="4"/>
          <table:table-cell office:value-type="string" calcext:value-type="string">
            <text:p>Ikke tilsat sukker, Nøglehulsmærket</text:p>
          </table:table-cell>
          <table:table-cell table:number-columns-repeated="3"/>
          <table:table-cell office:value-type="string" calcext:value-type="string">
            <text:p>Grøntkonserves</text:p>
          </table:table-cell>
          <table:table-cell office:value-type="string" calcext:value-type="string">
            <text:p>Bonduelle Gourmet Majs er naturligt sød og uden tilsat sukker, med lavt saltindhold.</text:p>
            <text:p/>
            <text:p>Nettovægt: 3 x 150 g / Drænetvægt: 3 x 140 g.</text:p>
          </table:table-cell>
          <table:table-cell office:value-type="string" calcext:value-type="string">
            <text:p>https://www.nemlig.com/crispy-gourmetmajs-5501127</text:p>
          </table:table-cell>
        </table:table-row>
        <table:table-row table:style-name="ro3">
          <table:table-cell office:value-type="string" calcext:value-type="string">
            <text:p>Dagligvarer &gt; Drikkevarer &gt; Sodavand &gt; Light og sukkerfri sodavand &gt; Danskvand m. hyldeblomst</text:p>
          </table:table-cell>
          <table:table-cell office:value-type="string" calcext:value-type="string">
            <text:p>Danskvand m. hyldeblomst</text:p>
          </table:table-cell>
          <table:table-cell office:value-type="string" calcext:value-type="string">
            <text:p>1,25 l / ex. pant / indh. sødestoffer / Aqua d'Or</text:p>
          </table:table-cell>
          <table:table-cell/>
          <table:table-cell office:value-type="string" calcext:value-type="string">
            <text:p>13.95</text:p>
          </table:table-cell>
          <table:table-cell office:value-type="string" calcext:value-type="string">
            <text:p>.</text:p>
          </table:table-cell>
          <table:table-cell office:value-type="string" calcext:value-type="string">
            <text:p>Aqua d'Or</text:p>
          </table:table-cell>
          <table:table-cell table:number-columns-repeated="5"/>
          <table:table-cell office:value-type="string" calcext:value-type="string">
            <text:p>Kaloriefri, Sukkerfri</text:p>
          </table:table-cell>
          <table:table-cell table:number-columns-repeated="3"/>
          <table:table-cell office:value-type="string" calcext:value-type="string">
            <text:p>Danskvand</text:p>
          </table:table-cell>
          <table:table-cell office:value-type="string" calcext:value-type="string">
            <text:p>Aqua d'Or Sparkels med Hyldeblomst og Cirton</text:p>
            <text:p>Aqua d’Or Sparkles er forfriskende og brusende vand til enhver smag. Alle 5 smage er lavet på naturligt mineralvand og indeholder ingen kalorier. Denne Sparkles indeholder naturlig farve og frugtsmag af Hyldeblomst &amp; Lemonade – en til de livsglade.</text:p>
          </table:table-cell>
          <table:table-cell office:value-type="string" calcext:value-type="string">
            <text:p>https://www.nemlig.com/danskvand-m-hyldeblomst-5030430</text:p>
          </table:table-cell>
        </table:table-row>
        <table:table-row table:style-name="ro9">
          <table:table-cell office:value-type="string" calcext:value-type="string">
            <text:p>Dagligvarer &gt; Køl og mejeri &gt; Mejeri &gt; Mælk &gt; Skummetmælk &gt; Mandeldrik øko.</text:p>
          </table:table-cell>
          <table:table-cell office:value-type="string" calcext:value-type="string">
            <text:p>Mandeldrik øko.</text:p>
          </table:table-cell>
          <table:table-cell office:value-type="string" calcext:value-type="string">
            <text:p>0,99 l / ex. pant / Naturli'</text:p>
          </table:table-cell>
          <table:table-cell office:value-type="string" calcext:value-type="string">
            <text:p>KØL,Øko (dansk)</text:p>
          </table:table-cell>
          <table:table-cell office:value-type="string" calcext:value-type="string">
            <text:p>15.95</text:p>
          </table:table-cell>
          <table:table-cell office:value-type="string" calcext:value-type="string">
            <text:p>.</text:p>
          </table:table-cell>
          <table:table-cell office:value-type="string" calcext:value-type="string">
            <text:p>Naturli'</text:p>
          </table:table-cell>
          <table:table-cell office:value-type="string" calcext:value-type="string">
            <text:p>Drikke, Veganer, Vegetar</text:p>
          </table:table-cell>
          <table:table-cell table:number-columns-repeated="4"/>
          <table:table-cell office:value-type="string" calcext:value-type="string">
            <text:p>Discount, KØL, Vegansk, Vegetarisk, Øko (dansk)</text:p>
          </table:table-cell>
          <table:table-cell table:number-columns-repeated="3"/>
          <table:table-cell office:value-type="string" calcext:value-type="string">
            <text:p>Mandeldrik</text:p>
          </table:table-cell>
          <table:table-cell office:value-type="string" calcext:value-type="string">
            <text:p>Økologisk mandeldrik let</text:p>
            <text:p>Naturli´ har lanceret dette alternativ til mælk. Smager som mælk, uden mælk. - 100% plantebaseret.</text:p>
            <text:p>Mandeldrikken har et lavt sukkerindhold, og med samme indhold af calcium som i ko-mælk.</text:p>
          </table:table-cell>
          <table:table-cell office:value-type="string" calcext:value-type="string">
            <text:p>https://www.nemlig.com/mandeldrik-oeko-5037796</text:p>
          </table:table-cell>
        </table:table-row>
        <table:table-row table:style-name="ro3">
          <table:table-cell office:value-type="string" calcext:value-type="string">
            <text:p>Dagligvarer &gt; Gustave Lorentz Cremant 91p</text:p>
          </table:table-cell>
          <table:table-cell office:value-type="string" calcext:value-type="string">
            <text:p>Gustave Lorentz Cremant 91p</text:p>
          </table:table-cell>
          <table:table-cell office:value-type="string" calcext:value-type="string">
            <text:p>Frankrig / Alsace / Brut / 0,75 / mousserende</text:p>
          </table:table-cell>
          <table:table-cell/>
          <table:table-cell office:value-type="string" calcext:value-type="string">
            <text:p>159.95</text:p>
          </table:table-cell>
          <table:table-cell office:value-type="string" calcext:value-type="string">
            <text:p>.</text:p>
          </table:table-cell>
          <table:table-cell/>
          <table:table-cell office:value-type="string" calcext:value-type="string">
            <text:p>Aperitif</text:p>
          </table:table-cell>
          <table:table-cell office:value-type="string" calcext:value-type="string">
            <text:p>Kork</text:p>
          </table:table-cell>
          <table:table-cell table:number-columns-repeated="2"/>
          <table:table-cell office:value-type="string" calcext:value-type="string">
            <text:p>Frankrig</text:p>
          </table:table-cell>
          <table:table-cell table:number-columns-repeated="4"/>
          <table:table-cell office:value-type="string" calcext:value-type="string">
            <text:p>Mousserende</text:p>
          </table:table-cell>
          <table:table-cell office:value-type="string" calcext:value-type="string">
            <text:p>Gustave Lorentz Cremant D'Alsace Brut 91 point</text:p>
            <text:p>Denne Cremant er et samarbejde mellem de store champagnedruer Chardonnay og Pinot Noir, og Alsace's helt egen Pinot Blanc. Frisk og yngre, grøngul farve og med fine elegante bobler. Næsen føles ligeså ung med noter af citrus og nye æbler. Smagen er mere robust end forventet – honning, mandler og en smule nougat læner sig op ad de friske frugtnuancer af lemon. Det giver vinen en dejlig cremet struktur og en blød og lang eftersmag. Afslutningen domineres af kompleksiteten med antydninger af nybagt brød og gær – præcis som i de helt store champagner! En tør mousserende vin, som afgjort fortjener din fulde opmærksomhed. Nyd den en varm sommerdag til velkomst eller til lyse fisk og skaldyr.</text:p>
          </table:table-cell>
          <table:table-cell office:value-type="string" calcext:value-type="string">
            <text:p>https://www.nemlig.com/gustave-lorentz-cremant-91p-5034387</text:p>
          </table:table-cell>
        </table:table-row>
        <table:table-row table:style-name="ro9">
          <table:table-cell office:value-type="string" calcext:value-type="string">
            <text:p>Dagligvarer &gt; Køl og mejeri &gt; Frisk pasta &gt; Pasta uden fyld &gt; Andet frisk pasta uden fyld &gt; Fusilli</text:p>
          </table:table-cell>
          <table:table-cell office:value-type="string" calcext:value-type="string">
            <text:p>Fusilli</text:p>
          </table:table-cell>
          <table:table-cell office:value-type="string" calcext:value-type="string">
            <text:p>500 g / glutenfri / Semper</text:p>
          </table:table-cell>
          <table:table-cell/>
          <table:table-cell office:value-type="string" calcext:value-type="string">
            <text:p>28.95</text:p>
          </table:table-cell>
          <table:table-cell office:value-type="string" calcext:value-type="string">
            <text:p>.</text:p>
          </table:table-cell>
          <table:table-cell office:value-type="string" calcext:value-type="string">
            <text:p>Semper</text:p>
          </table:table-cell>
          <table:table-cell office:value-type="string" calcext:value-type="string">
            <text:p>Aftensmad, Madlavning</text:p>
          </table:table-cell>
          <table:table-cell table:number-columns-repeated="4"/>
          <table:table-cell office:value-type="string" calcext:value-type="string">
            <text:p>Glutenfri, Laktosefri, Vegansk</text:p>
          </table:table-cell>
          <table:table-cell table:number-columns-repeated="3"/>
          <table:table-cell office:value-type="string" calcext:value-type="string">
            <text:p>Pasta</text:p>
          </table:table-cell>
          <table:table-cell office:value-type="string" calcext:value-type="string">
            <text:p>Pastaskruer fra Semper</text:p>
            <text:p>Glutenfri fusili, nemt og hurtigt at lave.</text:p>
            <text:p>Kombinér evt. med friske lækre grøntsager.</text:p>
          </table:table-cell>
          <table:table-cell office:value-type="string" calcext:value-type="string">
            <text:p>https://www.nemlig.com/fusilli-5017068</text:p>
          </table:table-cell>
        </table:table-row>
        <table:table-row table:style-name="ro1">
          <table:table-cell office:value-type="string" calcext:value-type="string">
            <text:p>Dagligvarer &gt; Kolonial &gt; Marmelade, smørepålæg m.m. &gt; Marmelade og syltetøj &gt; Solbærmarmelade</text:p>
          </table:table-cell>
          <table:table-cell office:value-type="string" calcext:value-type="string">
            <text:p>Solbærmarmelade</text:p>
          </table:table-cell>
          <table:table-cell office:value-type="string" calcext:value-type="string">
            <text:p>380 g / Den Gamle Fabrik</text:p>
          </table:table-cell>
          <table:table-cell/>
          <table:table-cell office:value-type="string" calcext:value-type="string">
            <text:p>24.95</text:p>
          </table:table-cell>
          <table:table-cell office:value-type="string" calcext:value-type="string">
            <text:p>.</text:p>
          </table:table-cell>
          <table:table-cell office:value-type="string" calcext:value-type="string">
            <text:p>Den Gamle Fabrik</text:p>
          </table:table-cell>
          <table:table-cell table:number-columns-repeated="9"/>
          <table:table-cell office:value-type="string" calcext:value-type="string">
            <text:p>Marmelade</text:p>
          </table:table-cell>
          <table:table-cell office:value-type="string" calcext:value-type="string">
            <text:p>Solbær marmelade har en stærk og syrlig smag. Solbærret er et meget mørkt bær, med en intenssmag som egner sig godt til marmelade.</text:p>
          </table:table-cell>
          <table:table-cell office:value-type="string" calcext:value-type="string">
            <text:p>https://www.nemlig.com/solbaermarmelade-905008</text:p>
          </table:table-cell>
        </table:table-row>
        <table:table-row table:style-name="ro10">
          <table:table-cell office:value-type="string" calcext:value-type="string">
            <text:p>Dagligvarer &gt; Drikkevarer &gt; Sartori Soave Organic 2019</text:p>
          </table:table-cell>
          <table:table-cell office:value-type="string" calcext:value-type="string">
            <text:p>Sartori Soave Organic 2019</text:p>
          </table:table-cell>
          <table:table-cell office:value-type="string" calcext:value-type="string">
            <text:p>Italien / Veneto / 2019 / 0,75 l / hvidvin</text:p>
          </table:table-cell>
          <table:table-cell office:value-type="string" calcext:value-type="string">
            <text:p>Øko (europæisk)</text:p>
          </table:table-cell>
          <table:table-cell office:value-type="string" calcext:value-type="string">
            <text:p>59.95</text:p>
          </table:table-cell>
          <table:table-cell office:value-type="string" calcext:value-type="string">
            <text:p>.</text:p>
          </table:table-cell>
          <table:table-cell office:value-type="string" calcext:value-type="string">
            <text:p>VinØen</text:p>
          </table:table-cell>
          <table:table-cell office:value-type="string" calcext:value-type="string">
            <text:p>Fjerkræ, Mager fisk, Pasta, Skaldyr</text:p>
          </table:table-cell>
          <table:table-cell office:value-type="string" calcext:value-type="string">
            <text:p>Kork</text:p>
          </table:table-cell>
          <table:table-cell table:number-columns-repeated="2"/>
          <table:table-cell office:value-type="string" calcext:value-type="string">
            <text:p>Italien</text:p>
          </table:table-cell>
          <table:table-cell office:value-type="string" calcext:value-type="string">
            <text:p>Øko (europæisk)</text:p>
          </table:table-cell>
          <table:table-cell table:number-columns-repeated="3"/>
          <table:table-cell office:value-type="string" calcext:value-type="string">
            <text:p>Hvidvin</text:p>
          </table:table-cell>
          <table:table-cell office:value-type="string" calcext:value-type="string">
            <text:p>Sartori 2019 Soave D.O.C. Organic</text:p>
            <text:p>Sartoris historie går helt tilbage til 1898, hvor Pietro Sartori købte en vinmark og en lille kælder for at sikre stabile forsyninger af gode kvalitetsvine til sit hotel. Denne handling kom til at symbolisere grundlæggelsen af vinfirmaet Sartori - og vin har lige siden været Sartori-familiens kald. Der er nu gået over 100 år siden grundlæggelsen, og det er i dag 4. generation af Sartori-familien, der ejer og leder firmaet.</text:p>
            <text:p/>
            <text:p>Denne hvidvin er hovedsageligt produceret af druerne Garganega (90%) og Trebbiano (10%), der er organisk dyrket på Sartoris egne vinmarker i Veneto-området i Italien.</text:p>
            <text:p/>
            <text:p>Til de organisk dyrkede druer er der ikke brugt nogle former for kemikalier, pesticider eller andre sprøjtemidler. Hensigten er at pro¬ducere så sunde druer som overhovedet muligt.</text:p>
            <text:p/>
            <text:p>Det er en elegant hvidvin med indbydende strågul farve, delikat frugtduft, tør, frisk og blød smag samt en lang og charmerende eftersmag.</text:p>
            <text:p/>
            <text:p>Tip fra vinmanden:</text:p>
            <text:p>Den bør serveres afkølet. Det er en hvidvin, der skal drikkes nu. Denne velafbalancerede hvidvin er specielt velegnet til fisk, skaldyr, fjerkræ samt pastaretter.</text:p>
          </table:table-cell>
          <table:table-cell office:value-type="string" calcext:value-type="string">
            <text:p>https://www.nemlig.com/sartori-soave-organic-2019-5004171</text:p>
          </table:table-cell>
        </table:table-row>
        <table:table-row table:style-name="ro11">
          <table:table-cell office:value-type="string" calcext:value-type="string">
            <text:p>Dagligvarer &gt; Frugt og grønt &gt; Frugt &gt; Æbler &gt; Æble Granny Smith</text:p>
          </table:table-cell>
          <table:table-cell office:value-type="string" calcext:value-type="string">
            <text:p>Æble Granny Smith</text:p>
          </table:table-cell>
          <table:table-cell office:value-type="string" calcext:value-type="string">
            <text:p>1 stk. / Italien / Klasse 1</text:p>
          </table:table-cell>
          <table:table-cell/>
          <table:table-cell office:value-type="string" calcext:value-type="string">
            <text:p>2.50</text:p>
          </table:table-cell>
          <table:table-cell office:value-type="string" calcext:value-type="string">
            <text:p>.</text:p>
          </table:table-cell>
          <table:table-cell/>
          <table:table-cell office:value-type="string" calcext:value-type="string">
            <text:p>Brunch, Frokost, Madpakke, Salat, Snack, Tilbehør</text:p>
          </table:table-cell>
          <table:table-cell/>
          <table:table-cell office:value-type="string" calcext:value-type="string">
            <text:p>Grøn</text:p>
          </table:table-cell>
          <table:table-cell office:value-type="string" calcext:value-type="string">
            <text:p>Klasse 1</text:p>
          </table:table-cell>
          <table:table-cell/>
          <table:table-cell office:value-type="string" calcext:value-type="string">
            <text:p>Discount</text:p>
          </table:table-cell>
          <table:table-cell office:value-type="string" calcext:value-type="string">
            <text:p>Italien</text:p>
          </table:table-cell>
          <table:table-cell office:value-type="string" calcext:value-type="string">
            <text:p>Granny Smith</text:p>
          </table:table-cell>
          <table:table-cell/>
          <table:table-cell office:value-type="string" calcext:value-type="string">
            <text:p>Frugt, Æble</text:p>
          </table:table-cell>
          <table:table-cell office:value-type="string" calcext:value-type="string">
            <text:p>Granny Smith er et let syrligt æble, som fåes i handelen året rundt.</text:p>
            <text:p/>
            <text:p>Granny Smith blev brugt af The Beatles som logo i deres pladeselskab "Apple Records".</text:p>
            <text:p/>
            <text:p>Sur │ Syrlig │ Sødlig │ Sød │ Meget Sød</text:p>
            <text:p/>
            <text:p>─────●───────────────────</text:p>
            <text:p/>
            <text:p>Hos nemlig.com lægger vi stor vægt på, at kvaliteten på frugt og grønt er høj. Det betyder, at vi vælger at kassere varen, hvis kvaliteten ikke er i orden. I de tilfælde erstatter vi så vidt muligt varen med tilsvarende, der kan skaffes fra en anden leverandør. Derfor forbeholder vi os retten til at levere produkter fra et andet land end det, der stod på hjemmesiden ved bestilling. Alternativet ville være ikke at kunne levere den pågældende vare. Det synes vi er sund fornuft.</text:p>
          </table:table-cell>
          <table:table-cell office:value-type="string" calcext:value-type="string">
            <text:p>https://www.nemlig.com/aeble-granny-smith-102829</text:p>
          </table:table-cell>
        </table:table-row>
        <table:table-row table:style-name="ro3">
          <table:table-cell office:value-type="string" calcext:value-type="string">
            <text:p>Dagligvarer &gt; Kolonial &gt; Bagning &gt; Tørret frugt og bær &gt; Dadler &gt; Dadler stenfrie</text:p>
          </table:table-cell>
          <table:table-cell office:value-type="string" calcext:value-type="string">
            <text:p>Dadler stenfrie</text:p>
          </table:table-cell>
          <table:table-cell office:value-type="string" calcext:value-type="string">
            <text:p>175 g / Earth Control</text:p>
          </table:table-cell>
          <table:table-cell/>
          <table:table-cell office:value-type="string" calcext:value-type="string">
            <text:p>25.00</text:p>
          </table:table-cell>
          <table:table-cell office:value-type="string" calcext:value-type="string">
            <text:p>.</text:p>
          </table:table-cell>
          <table:table-cell office:value-type="string" calcext:value-type="string">
            <text:p>Earth Control, System Frugt - Earth Control</text:p>
          </table:table-cell>
          <table:table-cell office:value-type="string" calcext:value-type="string">
            <text:p>Snack</text:p>
          </table:table-cell>
          <table:table-cell table:number-columns-repeated="8"/>
          <table:table-cell office:value-type="string" calcext:value-type="string">
            <text:p>Tørret frugt</text:p>
          </table:table-cell>
          <table:table-cell office:value-type="string" calcext:value-type="string">
            <text:p>Tørrede dadler er velegnet i desserter, bagvlrk, marmelader, til konfekt, som snack eller viklet i bacon og bagt i ovn.</text:p>
            <text:p>Kan indeholde spor af sten eller stenrester.</text:p>
          </table:table-cell>
          <table:table-cell office:value-type="string" calcext:value-type="string">
            <text:p>https://www.nemlig.com/dadler-stenfrie-5003655</text:p>
          </table:table-cell>
        </table:table-row>
        <table:table-row table:style-name="ro3">
          <table:table-cell office:value-type="string" calcext:value-type="string">
            <text:p>Dagligvarer &gt; Køl og mejeri &gt; Pålæg &gt; Pålægs- og kartoffelsalater &gt; Skinkesalat &gt; Skinkesalat (grov)</text:p>
          </table:table-cell>
          <table:table-cell office:value-type="string" calcext:value-type="string">
            <text:p>Skinkesalat (grov)</text:p>
          </table:table-cell>
          <table:table-cell office:value-type="string" calcext:value-type="string">
            <text:p>200 g / hjemmelavet / Centerslagteren</text:p>
          </table:table-cell>
          <table:table-cell office:value-type="string" calcext:value-type="string">
            <text:p>KØL</text:p>
          </table:table-cell>
          <table:table-cell office:value-type="string" calcext:value-type="string">
            <text:p>31.95</text:p>
          </table:table-cell>
          <table:table-cell office:value-type="string" calcext:value-type="string">
            <text:p>.</text:p>
          </table:table-cell>
          <table:table-cell office:value-type="string" calcext:value-type="string">
            <text:p>Centerslagteren</text:p>
          </table:table-cell>
          <table:table-cell office:value-type="string" calcext:value-type="string">
            <text:p>Frokost, Madpakke</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Pålæg, Pålægssalat</text:p>
          </table:table-cell>
          <table:table-cell office:value-type="string" calcext:value-type="string">
            <text:p>Skinkesalat</text:p>
            <text:p>Slagterens hjemmelavede salater er lavet helt fra bunden. Lavet med de bedste råvarer, for at sikrer den gode kvalitet.</text:p>
          </table:table-cell>
          <table:table-cell office:value-type="string" calcext:value-type="string">
            <text:p>https://www.nemlig.com/skinkesalat-grov-5502317</text:p>
          </table:table-cell>
        </table:table-row>
        <table:table-row table:style-name="ro9">
          <table:table-cell office:value-type="string" calcext:value-type="string">
            <text:p>Dagligvarer &gt; Kød og fisk &gt; Kylling &gt; Hakket kylling &gt; Hakket kylling 3-6%</text:p>
          </table:table-cell>
          <table:table-cell office:value-type="string" calcext:value-type="string">
            <text:p>Hakket kylling 3-6%</text:p>
          </table:table-cell>
          <table:table-cell office:value-type="string" calcext:value-type="string">
            <text:p>400 g / gårdkylling / De Danske Familiegårde</text:p>
          </table:table-cell>
          <table:table-cell office:value-type="string" calcext:value-type="string">
            <text:p>Dansk,Halal,KØL,Nøglehulsmærket</text:p>
          </table:table-cell>
          <table:table-cell office:value-type="string" calcext:value-type="string">
            <text:p>32.95</text:p>
          </table:table-cell>
          <table:table-cell office:value-type="string" calcext:value-type="string">
            <text:p>.</text:p>
          </table:table-cell>
          <table:table-cell office:value-type="string" calcext:value-type="string">
            <text:p>De Danske Familiegårde</text:p>
          </table:table-cell>
          <table:table-cell table:number-columns-repeated="5"/>
          <table:table-cell office:value-type="string" calcext:value-type="string">
            <text:p>Dansk, Halal, KØL, Nøglehulsmærket</text:p>
          </table:table-cell>
          <table:table-cell office:value-type="string" calcext:value-type="string">
            <text:p>Danmark</text:p>
          </table:table-cell>
          <table:table-cell table:number-columns-repeated="2"/>
          <table:table-cell office:value-type="string" calcext:value-type="string">
            <text:p>Kylling</text:p>
          </table:table-cell>
          <table:table-cell office:value-type="string" calcext:value-type="string">
            <text:p>De Danske Familiegårde Gårdkylling hakket 400g</text:p>
            <text:p>Gårdkylling hakket kyllingekød er det gode hverdagsvalg af smagfuldt lårkød. Det er fedtfattigt. God til kødsauce, krydrede eller klassiske frikadeller, børnemad såvel som voksenmad.</text:p>
            <text:p>De danske Gårdkyllinger fra De Danske Familiegårde er velfærdskyllinger, der er opdrættet med omhu af dedikerede landmænd, der giver kyllingerne et rigt dyreliv – og det kan smages. Gårdkyllingen er af en langsomt voksende kylling, der udklækkes i stalden og vokser i naturligt tempo. Det sikrer stærkere kyllinger. Kyllingerne behandles ikke aktivt med antibiotika og har fri adgang til foder og vand døgnet rundt.</text:p>
          </table:table-cell>
          <table:table-cell office:value-type="string" calcext:value-type="string">
            <text:p>https://www.nemlig.com/hakket-kylling-3-6-5010841</text:p>
          </table:table-cell>
        </table:table-row>
        <table:table-row table:style-name="ro7">
          <table:table-cell table:number-columns-repeated="2" office:value-type="string" calcext:value-type="string">
            <text:p>Ost i skiver ML 45+</text:p>
          </table:table-cell>
          <table:table-cell office:value-type="string" calcext:value-type="string">
            <text:p>300 g / nemlig basic</text:p>
          </table:table-cell>
          <table:table-cell office:value-type="string" calcext:value-type="string">
            <text:p>KØL</text:p>
          </table:table-cell>
          <table:table-cell office:value-type="string" calcext:value-type="string">
            <text:p>21.95</text:p>
          </table:table-cell>
          <table:table-cell office:value-type="string" calcext:value-type="string">
            <text:p>.</text:p>
          </table:table-cell>
          <table:table-cell office:value-type="string" calcext:value-type="string">
            <text:p>nemlig basic</text:p>
          </table:table-cell>
          <table:table-cell office:value-type="string" calcext:value-type="string">
            <text:p>Brød</text:p>
          </table:table-cell>
          <table:table-cell table:number-columns-repeated="4"/>
          <table:table-cell office:value-type="string" calcext:value-type="string">
            <text:p>Discount, KØL</text:p>
          </table:table-cell>
          <table:table-cell office:value-type="string" calcext:value-type="string">
            <text:p>Ko</text:p>
          </table:table-cell>
          <table:table-cell table:number-columns-repeated="2"/>
          <table:table-cell office:value-type="string" calcext:value-type="string">
            <text:p>Ost, Skiveost</text:p>
          </table:table-cell>
          <table:table-cell office:value-type="string" calcext:value-type="string">
            <text:p>Mellemlagret fast modnet ost i skiver</text:p>
            <text:p>28 % fedt. 45+.</text:p>
            <text:p/>
            <text:p>Leverandør: Mammen Mejerierne A/S</text:p>
          </table:table-cell>
          <table:table-cell office:value-type="string" calcext:value-type="string">
            <text:p>https://www.nemlig.com/ost-i-skiver-ml-45-5032413</text:p>
          </table:table-cell>
        </table:table-row>
        <table:table-row table:style-name="ro7">
          <table:table-cell office:value-type="string" calcext:value-type="string">
            <text:p>Dagligvarer &gt; Køl og mejeri &gt; Færdigretter på køl &gt; Supper &gt; Melboller</text:p>
          </table:table-cell>
          <table:table-cell office:value-type="string" calcext:value-type="string">
            <text:p>Melboller</text:p>
          </table:table-cell>
          <table:table-cell office:value-type="string" calcext:value-type="string">
            <text:p>1 kg / frost / Mou</text:p>
          </table:table-cell>
          <table:table-cell office:value-type="string" calcext:value-type="string">
            <text:p>Frost</text:p>
          </table:table-cell>
          <table:table-cell office:value-type="string" calcext:value-type="string">
            <text:p>34.95</text:p>
          </table:table-cell>
          <table:table-cell office:value-type="string" calcext:value-type="string">
            <text:p>.</text:p>
          </table:table-cell>
          <table:table-cell office:value-type="string" calcext:value-type="string">
            <text:p>Mou</text:p>
          </table:table-cell>
          <table:table-cell table:number-columns-repeated="5"/>
          <table:table-cell office:value-type="string" calcext:value-type="string">
            <text:p>Frost</text:p>
          </table:table-cell>
          <table:table-cell table:number-columns-repeated="3"/>
          <table:table-cell office:value-type="string" calcext:value-type="string">
            <text:p>Suppe, Tilbehør</text:p>
          </table:table-cell>
          <table:table-cell office:value-type="string" calcext:value-type="string">
            <text:p>Melboller</text:p>
            <text:p>Klassiske melboller med æg klar til brug - direkte i suppen.</text:p>
            <text:p/>
            <text:p>Melboller har en naturlig plads i traditionelle supper som hønsekødsuppe og oksekødsuppe. Men de kan også bruges i mange andre supper. Melboller er basismad, og her er enkelhed en dyd. Æg, mel (der bruges hvedemel og kartoffelmel), fedtstof, salt og vand. Det er det hele. De laver melbollerne, som du selv ville have gjort det. De laver bare mange flere ad gangen.</text:p>
          </table:table-cell>
          <table:table-cell office:value-type="string" calcext:value-type="string">
            <text:p>https://www.nemlig.com/melboller-5015778</text:p>
          </table:table-cell>
        </table:table-row>
        <table:table-row table:style-name="ro3">
          <table:table-cell office:value-type="string" calcext:value-type="string">
            <text:p>Dagligvarer &gt; Kolonial &gt; Dressing og saucer &gt; Sauce &gt; Færdiglavede saucer &gt; Citronsauce</text:p>
          </table:table-cell>
          <table:table-cell office:value-type="string" calcext:value-type="string">
            <text:p>Citronsauce</text:p>
          </table:table-cell>
          <table:table-cell office:value-type="string" calcext:value-type="string">
            <text:p>250 g / NemFisk / Beauvais</text:p>
          </table:table-cell>
          <table:table-cell office:value-type="string" calcext:value-type="string">
            <text:p>KØL</text:p>
          </table:table-cell>
          <table:table-cell office:value-type="string" calcext:value-type="string">
            <text:p>20.95</text:p>
          </table:table-cell>
          <table:table-cell office:value-type="string" calcext:value-type="string">
            <text:p>17.00</text:p>
          </table:table-cell>
          <table:table-cell office:value-type="string" calcext:value-type="string">
            <text:p>Beauvais</text:p>
          </table:table-cell>
          <table:table-cell office:value-type="string" calcext:value-type="string">
            <text:p>Sauce</text:p>
          </table:table-cell>
          <table:table-cell table:number-columns-repeated="4"/>
          <table:table-cell office:value-type="string" calcext:value-type="string">
            <text:p>Glutenfri, KØL</text:p>
          </table:table-cell>
          <table:table-cell table:number-columns-repeated="3"/>
          <table:table-cell office:value-type="string" calcext:value-type="string">
            <text:p>Sauce</text:p>
          </table:table-cell>
          <table:table-cell office:value-type="string" calcext:value-type="string">
            <text:p>Færdiglavet sauce</text:p>
            <text:p>Nemfisk Citronsauce er en lækker sauce lige til at hælde over fisken Retten skal have 20 min. ovnen. Velegnet til fersk laks, men du kan også bruge frossen laks, der skal retten have 10 min længere i ovn. Pynt eksempelvis retten med lidt friske krydderurter, og servér med frisk pasta og broccoli. Ønsker du at variere retten, kan du evt. prøve at bytte laksen ud med torsk, eller ruller af rødspættefilet. Saucen er uden konserveringsmidler.</text:p>
          </table:table-cell>
          <table:table-cell office:value-type="string" calcext:value-type="string">
            <text:p>https://www.nemlig.com/citronsauce-5014768</text:p>
          </table:table-cell>
        </table:table-row>
        <table:table-row table:style-name="ro7">
          <table:table-cell office:value-type="string" calcext:value-type="string">
            <text:p>Dagligvarer &gt; Pleje og skønhed &gt; Hårprodukter &gt; Balsam &gt; Balsam (normalt hår)</text:p>
          </table:table-cell>
          <table:table-cell office:value-type="string" calcext:value-type="string">
            <text:p>Balsam (normalt hår)</text:p>
          </table:table-cell>
          <table:table-cell office:value-type="string" calcext:value-type="string">
            <text:p>0,25 l / Stuhr - Brilliant Shine</text:p>
          </table:table-cell>
          <table:table-cell/>
          <table:table-cell office:value-type="string" calcext:value-type="string">
            <text:p>81.95</text:p>
          </table:table-cell>
          <table:table-cell office:value-type="string" calcext:value-type="string">
            <text:p>65.56</text:p>
          </table:table-cell>
          <table:table-cell office:value-type="string" calcext:value-type="string">
            <text:p>Stuhr</text:p>
          </table:table-cell>
          <table:table-cell office:value-type="string" calcext:value-type="string">
            <text:p>Hårpleje, Normalt hår</text:p>
          </table:table-cell>
          <table:table-cell table:number-columns-repeated="7"/>
          <table:table-cell office:value-type="string" calcext:value-type="string">
            <text:p>0,25 l</text:p>
          </table:table-cell>
          <table:table-cell office:value-type="string" calcext:value-type="string">
            <text:p>Balsam, Hårpleje</text:p>
          </table:table-cell>
          <table:table-cell office:value-type="string" calcext:value-type="string">
            <text:p>Stuhr balsam til normalt hår</text:p>
            <text:p>Conditioner Brilliant Shine giver dit hår fantastisk glans uden at tynge og en duft af glamour. Et trio kompleks af inca inchi olie, jojobaolie og vindruekerneolie giver nærende pleje til dit hår. Conditioneren er beriget med E-vitamin og øger glansen samt skønheden i dit hår. Håret føles naturligt blødt, mere skinnende, håndterbart, og lettere at rede ud.</text:p>
            <text:p/>
            <text:p>Til dagligt brug efter hver hårvask. Det masseres godt ind i rent fugtigt hår og især i hårspidserne, som er mest udsatte for slitage. Lad virke i 1-3 minutter og skyl derefter håret grundigt med vand.</text:p>
          </table:table-cell>
          <table:table-cell office:value-type="string" calcext:value-type="string">
            <text:p>https://www.nemlig.com/balsam-normalt-haar-5041787</text:p>
          </table:table-cell>
        </table:table-row>
        <table:table-row table:style-name="ro15">
          <table:table-cell office:value-type="string" calcext:value-type="string">
            <text:p>Dagligvarer &gt; Pleje og skønhed &gt; Helse &gt; Slankekostprodukter &gt; Måltidserstatning til vægtkontrol &gt; Brownie crunch bar</text:p>
          </table:table-cell>
          <table:table-cell office:value-type="string" calcext:value-type="string">
            <text:p>Brownie crunch bar</text:p>
          </table:table-cell>
          <table:table-cell office:value-type="string" calcext:value-type="string">
            <text:p>60 g / indeh. sukker / sødestoffer / Nupo</text:p>
          </table:table-cell>
          <table:table-cell/>
          <table:table-cell office:value-type="string" calcext:value-type="string">
            <text:p>19.95</text:p>
          </table:table-cell>
          <table:table-cell office:value-type="string" calcext:value-type="string">
            <text:p>.</text:p>
          </table:table-cell>
          <table:table-cell office:value-type="string" calcext:value-type="string">
            <text:p>Nupo</text:p>
          </table:table-cell>
          <table:table-cell office:value-type="string" calcext:value-type="string">
            <text:p>På farten</text:p>
          </table:table-cell>
          <table:table-cell table:number-columns-repeated="8"/>
          <table:table-cell office:value-type="string" calcext:value-type="string">
            <text:p>Bar, Måltidserstatning til vægtkontrol</text:p>
          </table:table-cell>
          <table:table-cell office:value-type="string" calcext:value-type="string">
            <text:p>Måltidserstatning til vægtkontrol</text:p>
            <text:p>Indeholder sukker og sødestoffer.</text:p>
            <text:p/>
            <text:p>Instruktion:</text:p>
            <text:p>Husk altid at drikke rigeligt, mindst 2-3 liter vand pr. dag.</text:p>
            <text:p>Produktet har kun den ønskede effekt som led i en energifattig kost, hvor andre næringsmidler indgår.</text:p>
            <text:p/>
            <text:p>Allergi information:</text:p>
            <text:p>Indeholder soya, mælk og gluten.</text:p>
            <text:p>Kan indeholde spor af nødder.</text:p>
            <text:p/>
            <text:p>Advarsel:</text:p>
            <text:p>Overdreven indtagelse kan virke afførende.</text:p>
            <text:p/>
            <text:p>Opbevaring:</text:p>
            <text:p>Opbevares køligt, tørt og ikke i direkte sollys.</text:p>
          </table:table-cell>
          <table:table-cell office:value-type="string" calcext:value-type="string">
            <text:p>https://www.nemlig.com/brownie-crunch-bar-5020641</text:p>
          </table:table-cell>
        </table:table-row>
        <table:table-row table:style-name="ro2">
          <table:table-cell office:value-type="string" calcext:value-type="string">
            <text:p>Dagligvarer &gt; Husholdning og bolig &gt; Stearinlys, servietter og festartikler &gt; Stearinlys &gt; Glas LED "Far"</text:p>
          </table:table-cell>
          <table:table-cell office:value-type="string" calcext:value-type="string">
            <text:p>Glas LED "Far"</text:p>
          </table:table-cell>
          <table:table-cell office:value-type="string" calcext:value-type="string">
            <text:p>1 stk. / Det Gamle Apotek</text:p>
          </table:table-cell>
          <table:table-cell/>
          <table:table-cell office:value-type="string" calcext:value-type="string">
            <text:p>59.95</text:p>
          </table:table-cell>
          <table:table-cell office:value-type="string" calcext:value-type="string">
            <text:p>.</text:p>
          </table:table-cell>
          <table:table-cell office:value-type="string" calcext:value-type="string">
            <text:p>Det Gamle Apotek</text:p>
          </table:table-cell>
          <table:table-cell office:value-type="string" calcext:value-type="string">
            <text:p>Gave, Hjemmet</text:p>
          </table:table-cell>
          <table:table-cell table:number-columns-repeated="8"/>
          <table:table-cell office:value-type="string" calcext:value-type="string">
            <text:p>LED-lys</text:p>
          </table:table-cell>
          <table:table-cell office:value-type="string" calcext:value-type="string">
            <text:p>Glas med tekst</text:p>
            <text:p>Glas med LED lys og teksten: "Lykken er at have den bedste far som dig".</text:p>
            <text:p/>
            <text:p>Den har timer på med 8 timer on og 16 timer off.</text:p>
            <text:p/>
            <text:p>Den bruger 2 x AAA batterier, som ikke medfølger.</text:p>
          </table:table-cell>
          <table:table-cell office:value-type="string" calcext:value-type="string">
            <text:p>https://www.nemlig.com/glas-led-far-5045696</text:p>
          </table:table-cell>
        </table:table-row>
        <table:table-row table:style-name="ro1">
          <table:table-cell office:value-type="string" calcext:value-type="string">
            <text:p>Dagligvarer &gt; Husholdning og bolig &gt; Rengøring &gt; Rengøringsmiddel &gt; Universal &gt; Kogepladerens</text:p>
          </table:table-cell>
          <table:table-cell office:value-type="string" calcext:value-type="string">
            <text:p>Kogepladerens</text:p>
          </table:table-cell>
          <table:table-cell office:value-type="string" calcext:value-type="string">
            <text:p>0,25 l / Glaskeramisk / Sterling</text:p>
          </table:table-cell>
          <table:table-cell/>
          <table:table-cell office:value-type="string" calcext:value-type="string">
            <text:p>32.95</text:p>
          </table:table-cell>
          <table:table-cell office:value-type="string" calcext:value-type="string">
            <text:p>.</text:p>
          </table:table-cell>
          <table:table-cell office:value-type="string" calcext:value-type="string">
            <text:p>Sterling</text:p>
          </table:table-cell>
          <table:table-cell table:number-columns-repeated="9"/>
          <table:table-cell office:value-type="string" calcext:value-type="string">
            <text:p>Glaskeramisk rengøring</text:p>
          </table:table-cell>
          <table:table-cell office:value-type="string" calcext:value-type="string">
            <text:p>Sterling Glaskeramisk Kogepladerens gør din glaskeramiske kogeplade skinnende ren og danner samtidig en usynlig hinde på kogepladen, hvilket letter rengøringen fremover. Fastbrændinger på ovnfaste glas- og porcelænsfade fjernes også nemt med Sterling Glaskeramisk Kogepladerens.</text:p>
          </table:table-cell>
          <table:table-cell office:value-type="string" calcext:value-type="string">
            <text:p>https://www.nemlig.com/kogepladerens-101695</text:p>
          </table:table-cell>
        </table:table-row>
        <table:table-row table:style-name="ro9">
          <table:table-cell office:value-type="string" calcext:value-type="string">
            <text:p>Dagligvarer &gt; Køl og mejeri &gt; Tapas &gt; Italiensk og spansk pålæg &gt; Hele tapaspølser &gt; Salchichon</text:p>
          </table:table-cell>
          <table:table-cell office:value-type="string" calcext:value-type="string">
            <text:p>Salchichon</text:p>
          </table:table-cell>
          <table:table-cell office:value-type="string" calcext:value-type="string">
            <text:p>250 g / Casademont</text:p>
          </table:table-cell>
          <table:table-cell office:value-type="string" calcext:value-type="string">
            <text:p>KØL</text:p>
          </table:table-cell>
          <table:table-cell office:value-type="string" calcext:value-type="string">
            <text:p>39.95</text:p>
          </table:table-cell>
          <table:table-cell office:value-type="string" calcext:value-type="string">
            <text:p>.</text:p>
          </table:table-cell>
          <table:table-cell office:value-type="string" calcext:value-type="string">
            <text:p>Deli Drengene</text:p>
          </table:table-cell>
          <table:table-cell office:value-type="string" calcext:value-type="string">
            <text:p>Tapas</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Kødpålæg, Tapas, Tapaspølse</text:p>
          </table:table-cell>
          <table:table-cell office:value-type="string" calcext:value-type="string">
            <text:p>Salchichon fra Casademont</text:p>
            <text:p/>
            <text:p>Dejlig salchichon produceret i Girona lidt nord for Barcelona hos Casademont, en god traditionel leverandør af spansk charcutteri. Perfekt til tapasbordet.</text:p>
          </table:table-cell>
          <table:table-cell office:value-type="string" calcext:value-type="string">
            <text:p>https://www.nemlig.com/salchichon-5024108</text:p>
          </table:table-cell>
        </table:table-row>
        <table:table-row table:style-name="ro5">
          <table:table-cell office:value-type="string" calcext:value-type="string">
            <text:p>Dagligvarer &gt; Frugt og grønt &gt; Frugt &gt; Valnødder (30/32mm)</text:p>
          </table:table-cell>
          <table:table-cell office:value-type="string" calcext:value-type="string">
            <text:p>Valnødder (30/32mm)</text:p>
          </table:table-cell>
          <table:table-cell office:value-type="string" calcext:value-type="string">
            <text:p>350 g / Frankrig / Klasse 1</text:p>
          </table:table-cell>
          <table:table-cell/>
          <table:table-cell office:value-type="string" calcext:value-type="string">
            <text:p>25.00</text:p>
          </table:table-cell>
          <table:table-cell office:value-type="string" calcext:value-type="string">
            <text:p>.</text:p>
          </table:table-cell>
          <table:table-cell/>
          <table:table-cell office:value-type="string" calcext:value-type="string">
            <text:p>Snack</text:p>
          </table:table-cell>
          <table:table-cell office:value-type="string" calcext:value-type="string">
            <text:p>Bakke</text:p>
          </table:table-cell>
          <table:table-cell/>
          <table:table-cell office:value-type="string" calcext:value-type="string">
            <text:p>Klasse 1</text:p>
          </table:table-cell>
          <table:table-cell table:number-columns-repeated="2"/>
          <table:table-cell office:value-type="string" calcext:value-type="string">
            <text:p>Frankrig</text:p>
          </table:table-cell>
          <table:table-cell table:number-columns-repeated="2"/>
          <table:table-cell office:value-type="string" calcext:value-type="string">
            <text:p>Valnød</text:p>
          </table:table-cell>
          <table:table-cell office:value-type="string" calcext:value-type="string">
            <text:p>Latin: Juglans Regia ssp.</text:p>
            <text:p>Regia Valnød er et stort løvfældende træ, der er på sin nordgrænse i Danmark. Nødden er egentlig en stenfrugt, der yderst har en læderagtig, grøn skal, der gemmer den forvreddede lysebrune sten med uregelmæssig, buklet skal. Knækkes skallen, kommer den ligeledes uregelmæssige med spiselige kerne frem.</text:p>
            <text:p/>
            <text:p>Den spises som den er, eller indgår i diverse salater, desserter og kager.</text:p>
            <text:p/>
            <text:p>Sæson: dansk: august - november</text:p>
            <text:p/>
            <text:p>Energiindhold: 2300 KJ / 100 g.</text:p>
          </table:table-cell>
          <table:table-cell office:value-type="string" calcext:value-type="string">
            <text:p>https://www.nemlig.com/valnoedder-30-32mm-5043030</text:p>
          </table:table-cell>
        </table:table-row>
        <table:table-row table:style-name="ro11">
          <table:table-cell office:value-type="string" calcext:value-type="string">
            <text:p>Dagligvarer &gt; Kolonial &gt; Bagning &gt; Rasp &gt; Hvederasp</text:p>
          </table:table-cell>
          <table:table-cell office:value-type="string" calcext:value-type="string">
            <text:p>Hvederasp</text:p>
          </table:table-cell>
          <table:table-cell office:value-type="string" calcext:value-type="string">
            <text:p>500 g / ikke tilsat sukker / Struer</text:p>
          </table:table-cell>
          <table:table-cell/>
          <table:table-cell office:value-type="string" calcext:value-type="string">
            <text:p>13.75</text:p>
          </table:table-cell>
          <table:table-cell office:value-type="string" calcext:value-type="string">
            <text:p>.</text:p>
          </table:table-cell>
          <table:table-cell office:value-type="string" calcext:value-type="string">
            <text:p>Struer</text:p>
          </table:table-cell>
          <table:table-cell office:value-type="string" calcext:value-type="string">
            <text:p>Gammeldags æblekage, Gratinering, Panering</text:p>
          </table:table-cell>
          <table:table-cell table:number-columns-repeated="4"/>
          <table:table-cell office:value-type="string" calcext:value-type="string">
            <text:p>Ikke tilsat sukker</text:p>
          </table:table-cell>
          <table:table-cell table:number-columns-repeated="3"/>
          <table:table-cell office:value-type="string" calcext:value-type="string">
            <text:p>Rasp</text:p>
          </table:table-cell>
          <table:table-cell office:value-type="string" calcext:value-type="string">
            <text:p>Struer hvederasp</text:p>
            <text:p>Ikke tilsat sukker, men med et naturlig indhold af sukker.</text:p>
            <text:p>Struer Rasp fremstilles af friskbagt hvedebrød, der umiddelbart efter bagning raspes og tørres.</text:p>
            <text:p/>
            <text:p>Rasp er en storflaget let rasptype fremstillet af specialmel. Gourmet Rasp giver en knasende sprød gratinering eller panering.</text:p>
            <text:p/>
            <text:p>Anbefales til:</text:p>
            <text:p>Aftensmad som f.eks. Hjemmelavet fiskefilet, krebinetter, blomkålsgrating osv.</text:p>
            <text:p>Få flere ideer til aftensmad under opskrifter her på sitet.</text:p>
          </table:table-cell>
          <table:table-cell office:value-type="string" calcext:value-type="string">
            <text:p>https://www.nemlig.com/hvederasp-5006584</text:p>
          </table:table-cell>
        </table:table-row>
        <table:table-row table:style-name="ro3">
          <table:table-cell office:value-type="string" calcext:value-type="string">
            <text:p>Dagligvarer &gt; Slik og kiosk &gt; Slik &gt; Lakrids &gt; Lakrids m. salt og karamel</text:p>
          </table:table-cell>
          <table:table-cell office:value-type="string" calcext:value-type="string">
            <text:p>Lakrids m. salt og karamel</text:p>
          </table:table-cell>
          <table:table-cell office:value-type="string" calcext:value-type="string">
            <text:p>295 g / Lakrids by Bülow</text:p>
          </table:table-cell>
          <table:table-cell/>
          <table:table-cell office:value-type="string" calcext:value-type="string">
            <text:p>130.00</text:p>
          </table:table-cell>
          <table:table-cell office:value-type="string" calcext:value-type="string">
            <text:p>.</text:p>
          </table:table-cell>
          <table:table-cell office:value-type="string" calcext:value-type="string">
            <text:p>Lakrids by Bülow</text:p>
          </table:table-cell>
          <table:table-cell office:value-type="string" calcext:value-type="string">
            <text:p>Dessert, Fest, Fødselsdag, Gave, Jul</text:p>
          </table:table-cell>
          <table:table-cell table:number-columns-repeated="4"/>
          <table:table-cell office:value-type="string" calcext:value-type="string">
            <text:p>Glutenfri</text:p>
          </table:table-cell>
          <table:table-cell table:number-columns-repeated="3"/>
          <table:table-cell office:value-type="string" calcext:value-type="string">
            <text:p>Chokolade, Lakrids, Slik</text:p>
          </table:table-cell>
          <table:table-cell office:value-type="string" calcext:value-type="string">
            <text:p>Lakrids m. salt og karamel</text:p>
            <text:p>Lakrids by Bülow julefavorit er en kombination af sød lakrids, karamelliseret dulce-chokolade og knasende havsalt, der kilder dine smagsløg. En exceptionel blanding af udsøgte smagsnuancer.</text:p>
          </table:table-cell>
          <table:table-cell office:value-type="string" calcext:value-type="string">
            <text:p>https://www.nemlig.com/lakrids-m-salt-og-karamel-5049117</text:p>
          </table:table-cell>
        </table:table-row>
        <table:table-row table:style-name="ro9">
          <table:table-cell office:value-type="string" calcext:value-type="string">
            <text:p>Dagligvarer &gt; Køl og mejeri &gt; Frisk pasta &gt; Pasta uden fyld &gt; Andet frisk pasta uden fyld &gt; Lasagneplader øko.</text:p>
          </table:table-cell>
          <table:table-cell office:value-type="string" calcext:value-type="string">
            <text:p>Lasagneplader øko.</text:p>
          </table:table-cell>
          <table:table-cell office:value-type="string" calcext:value-type="string">
            <text:p>500 g / Delverde</text:p>
          </table:table-cell>
          <table:table-cell office:value-type="string" calcext:value-type="string">
            <text:p>Øko (europæisk)</text:p>
          </table:table-cell>
          <table:table-cell office:value-type="string" calcext:value-type="string">
            <text:p>19.95</text:p>
          </table:table-cell>
          <table:table-cell office:value-type="string" calcext:value-type="string">
            <text:p>.</text:p>
          </table:table-cell>
          <table:table-cell office:value-type="string" calcext:value-type="string">
            <text:p>Delverde</text:p>
          </table:table-cell>
          <table:table-cell office:value-type="string" calcext:value-type="string">
            <text:p>Lasagne</text:p>
          </table:table-cell>
          <table:table-cell table:number-columns-repeated="4"/>
          <table:table-cell office:value-type="string" calcext:value-type="string">
            <text:p>Øko (europæisk)</text:p>
          </table:table-cell>
          <table:table-cell table:number-columns-repeated="3"/>
          <table:table-cell office:value-type="string" calcext:value-type="string">
            <text:p>Pasta</text:p>
          </table:table-cell>
          <table:table-cell office:value-type="string" calcext:value-type="string">
            <text:p>Økologiske lasagneplader</text:p>
            <text:p>Italiensk tørpasta fremstillet i bronzeforme og langtidstørret ved lav temperatur, så pastaen kan koges "al dente".</text:p>
            <text:p>Pastamøllen er beliggende i en nationalpark i Abruzzo området.</text:p>
          </table:table-cell>
          <table:table-cell office:value-type="string" calcext:value-type="string">
            <text:p>https://www.nemlig.com/lasagneplader-oeko-5013990</text:p>
          </table:table-cell>
        </table:table-row>
        <table:table-row table:style-name="ro26">
          <table:table-cell office:value-type="string" calcext:value-type="string">
            <text:p>Dagligvarer &gt; Slik og kiosk &gt; Ugeblade, magasiner og kryds &amp; tværs &gt; Hjemmets quiz og tværs</text:p>
          </table:table-cell>
          <table:table-cell office:value-type="string" calcext:value-type="string">
            <text:p>Hjemmets quiz og tværs</text:p>
          </table:table-cell>
          <table:table-cell office:value-type="string" calcext:value-type="string">
            <text:p>1 stk. / udkommer 1 gang om måneden</text:p>
          </table:table-cell>
          <table:table-cell/>
          <table:table-cell office:value-type="string" calcext:value-type="string">
            <text:p>29.95</text:p>
          </table:table-cell>
          <table:table-cell office:value-type="string" calcext:value-type="string">
            <text:p>.</text:p>
          </table:table-cell>
          <table:table-cell office:value-type="string" calcext:value-type="string">
            <text:p>Hjemmet</text:p>
          </table:table-cell>
          <table:table-cell table:number-columns-repeated="9"/>
          <table:table-cell office:value-type="string" calcext:value-type="string">
            <text:p>Quizblad</text:p>
          </table:table-cell>
          <table:table-cell office:value-type="string" calcext:value-type="string">
            <text:p>Hæftet er fyldt med hyggelige, udfordrende, sjove og varierede opgaver og du er sikret mange timers dejlig underholdning. Men pas på. Hvis du køber et nummer af Hjemmets Quiz og Tværs, er der stor sandsynlighed for, at du også køber det næste og det næste og det næste...</text:p>
            <text:p/>
            <text:p>I 2019 udkommer Hjemmets Quiz &amp; Tværs:</text:p>
            <text:p>5. september</text:p>
            <text:p>3. oktober</text:p>
            <text:p>7. november</text:p>
            <text:p>5. december</text:p>
            <text:p/>
            <text:p>I 2020 udkommer Hjemmets Quiz &amp; Tværs:</text:p>
            <text:p>2. januar</text:p>
            <text:p>30. januar</text:p>
            <text:p>5. marts</text:p>
            <text:p>2. april</text:p>
            <text:p>6. maj</text:p>
            <text:p>3. juni</text:p>
            <text:p>2. juli</text:p>
            <text:p>30. juli</text:p>
            <text:p>3. september</text:p>
            <text:p>1. oktober</text:p>
            <text:p>5. november</text:p>
            <text:p>3. december</text:p>
          </table:table-cell>
          <table:table-cell office:value-type="string" calcext:value-type="string">
            <text:p>https://www.nemlig.com/hjemmets-quiz-og-tvaers-106508</text:p>
          </table:table-cell>
        </table:table-row>
        <table:table-row table:style-name="ro1">
          <table:table-cell office:value-type="string" calcext:value-type="string">
            <text:p>Dagligvarer &gt; Drikkevarer &gt; Spiritus &gt; Bitter &gt; Gammel dansk (38%)</text:p>
          </table:table-cell>
          <table:table-cell office:value-type="string" calcext:value-type="string">
            <text:p>Gammel dansk (38%)</text:p>
          </table:table-cell>
          <table:table-cell office:value-type="string" calcext:value-type="string">
            <text:p>0,35 l / Bitter</text:p>
          </table:table-cell>
          <table:table-cell/>
          <table:table-cell office:value-type="string" calcext:value-type="string">
            <text:p>79.95</text:p>
          </table:table-cell>
          <table:table-cell office:value-type="string" calcext:value-type="string">
            <text:p>.</text:p>
          </table:table-cell>
          <table:table-cell office:value-type="string" calcext:value-type="string">
            <text:p>Gammel Dansk</text:p>
          </table:table-cell>
          <table:table-cell office:value-type="string" calcext:value-type="string">
            <text:p>Jul, Påske</text:p>
          </table:table-cell>
          <table:table-cell table:number-columns-repeated="8"/>
          <table:table-cell office:value-type="string" calcext:value-type="string">
            <text:p>Bitter</text:p>
          </table:table-cell>
          <table:table-cell office:value-type="string" calcext:value-type="string">
            <text:p>Aroma: Bitter med et strejf af krydderurter Smag: Behagelig bitterhed med en god lang krydret finish Farve: Kobber Styrke: 38% Den klassiske Gammel Dansk Bitter Dram blev for første gang rakt over købmandsdisken i 1964. Den er i både smag og udseende forblevet tro mod originalen.Hele hemmeligheden bag den særlige bittersmag ligger i blandingsforholdet mellem de 29 forskellige krydderier og urter fra hele jordkloden - bl.a. angelikarod, muskatnød, anis, ingefær og rønnebær. Du kan måske ikke direkte smage, hvad de enkelte ingredienser gør for smagen. Men du ville sikkert hurtigt kunne smage, hvis et af krydderierne manglede.</text:p>
          </table:table-cell>
          <table:table-cell office:value-type="string" calcext:value-type="string">
            <text:p>https://www.nemlig.com/gammel-dansk-38-1011007</text:p>
          </table:table-cell>
        </table:table-row>
        <table:table-row table:style-name="ro18">
          <table:table-cell office:value-type="string" calcext:value-type="string">
            <text:p>Dagligvarer &gt; Pleje og skønhed &gt; Hårprodukter &gt; Hårkur &gt; Hårkur (tørt hår)</text:p>
          </table:table-cell>
          <table:table-cell office:value-type="string" calcext:value-type="string">
            <text:p>Hårkur (tørt hår)</text:p>
          </table:table-cell>
          <table:table-cell office:value-type="string" calcext:value-type="string">
            <text:p>0,39 l / m. aloe vera / Garnier</text:p>
          </table:table-cell>
          <table:table-cell/>
          <table:table-cell office:value-type="string" calcext:value-type="string">
            <text:p>49.00</text:p>
          </table:table-cell>
          <table:table-cell office:value-type="string" calcext:value-type="string">
            <text:p>.</text:p>
          </table:table-cell>
          <table:table-cell office:value-type="string" calcext:value-type="string">
            <text:p>Garnier</text:p>
          </table:table-cell>
          <table:table-cell office:value-type="string" calcext:value-type="string">
            <text:p>Hårpleje, Kvinder, Tørt hår</text:p>
          </table:table-cell>
          <table:table-cell table:number-columns-repeated="4"/>
          <table:table-cell office:value-type="string" calcext:value-type="string">
            <text:p>Discount</text:p>
          </table:table-cell>
          <table:table-cell table:number-columns-repeated="2"/>
          <table:table-cell office:value-type="string" calcext:value-type="string">
            <text:p>0,39 l</text:p>
          </table:table-cell>
          <table:table-cell office:value-type="string" calcext:value-type="string">
            <text:p>Hårkur, Hårpleje</text:p>
          </table:table-cell>
          <table:table-cell office:value-type="string" calcext:value-type="string">
            <text:p>Hårkur (tørt hår)</text:p>
            <text:p>Opdag den første hårmaske med flere anvendelsesmuligheder og som har en formel af 98% naturlig oprindelse. Beriget med aloe vera-ekstrakt for at nære normalt til tørt hår. Dens smeltende tekstur optages øjeblikkeligt, som om den bliver ’spist’ af håret.</text:p>
            <text:p/>
            <text:p>Anvendelse</text:p>
            <text:p>Kan anvendes på tre forskellige måder – som en balsam, en maske eller en leave-in – men med ét fælles resultat: næret og styrket hår.</text:p>
            <text:p>Få hår der ser friskere ud.</text:p>
            <text:p/>
            <text:p>1. Som en balsam: Anvend i vådt hår for at fugte, pleje og gøre håret nemmere at rede ud uden at tynge ned.</text:p>
            <text:p/>
            <text:p>2. Som en maske: Påfør på vådt hår for at tilføre fugt og pleje til dit hår. Lad virke i 3 minutter og skyl grundigt.</text:p>
            <text:p/>
            <text:p>3. Som en leave-in: Påfør lidt af cremen i længderne i vådt eller tørt hår. Dit hår er intenst fugtet og føles blødere.</text:p>
            <text:p/>
            <text:p>Skyl straks med rigeligt vand ved kontakt med øjnene.</text:p>
            <text:p/>
            <text:p>Den er dermatologisk testet og lavet med planteolier.</text:p>
            <text:p>Produceret på en fabrik der forpligter sig til bæredygtig udvikling: mindre udledning af CO2, mindre vandforbrug og mindre produktion af affald.</text:p>
          </table:table-cell>
          <table:table-cell office:value-type="string" calcext:value-type="string">
            <text:p>https://www.nemlig.com/haarkur-toert-haar-5045667</text:p>
          </table:table-cell>
        </table:table-row>
        <table:table-row table:style-name="ro7">
          <table:table-cell office:value-type="string" calcext:value-type="string">
            <text:p>Dagligvarer &gt; Kolonial &gt; Pasta, ris og bælgfrugter &gt; Ris &gt; Basmatiris &gt; Basmatiris øko.</text:p>
          </table:table-cell>
          <table:table-cell office:value-type="string" calcext:value-type="string">
            <text:p>Basmatiris øko.</text:p>
          </table:table-cell>
          <table:table-cell office:value-type="string" calcext:value-type="string">
            <text:p>500 g / Urtekram</text:p>
          </table:table-cell>
          <table:table-cell office:value-type="string" calcext:value-type="string">
            <text:p>Øko (dansk),Øko (europæisk)</text:p>
          </table:table-cell>
          <table:table-cell office:value-type="string" calcext:value-type="string">
            <text:p>24.95</text:p>
          </table:table-cell>
          <table:table-cell office:value-type="string" calcext:value-type="string">
            <text:p>.</text:p>
          </table:table-cell>
          <table:table-cell office:value-type="string" calcext:value-type="string">
            <text:p>Urtekram</text:p>
          </table:table-cell>
          <table:table-cell office:value-type="string" calcext:value-type="string">
            <text:p>Aftensmad</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Ris</text:p>
          </table:table-cell>
          <table:table-cell office:value-type="string" calcext:value-type="string">
            <text:p>Økologiske hvide basmatiris</text:p>
            <text:p>Basmati betyder ”fuld af duft” på hindi. Måske derfor kaldes de også for risenes konge i Indien, hvor også disse ris er dyrket. De lange, slanke riskorn med den fine duft og delikate smag fortjener da også al den hæder, de kan få.</text:p>
            <text:p/>
            <text:p>Tilberedning: Skyl 1 dl ris i koldt vand. Kom ris og 2 dl vand i en gryde og bring i kog. Dæk med et tætsluttende låg og skru ned for varmen, så risene simre på laveste blus. Efter ca. 15 min. slukkes blusset, og risene hviler i yderligere 5 min.</text:p>
          </table:table-cell>
          <table:table-cell office:value-type="string" calcext:value-type="string">
            <text:p>https://www.nemlig.com/basmatiris-oeko-5019803</text:p>
          </table:table-cell>
        </table:table-row>
        <table:table-row table:style-name="ro3">
          <table:table-cell office:value-type="string" calcext:value-type="string">
            <text:p>Dagligvarer &gt; Husholdning og bolig &gt; Stearinlys, servietter og festartikler &gt; Engangsservice &gt; Plastikgafler</text:p>
          </table:table-cell>
          <table:table-cell office:value-type="string" calcext:value-type="string">
            <text:p>Plastikgafler</text:p>
          </table:table-cell>
          <table:table-cell office:value-type="string" calcext:value-type="string">
            <text:p>12 stk. / luksus / Nice Living</text:p>
          </table:table-cell>
          <table:table-cell/>
          <table:table-cell office:value-type="string" calcext:value-type="string">
            <text:p>14.95</text:p>
          </table:table-cell>
          <table:table-cell office:value-type="string" calcext:value-type="string">
            <text:p>.</text:p>
          </table:table-cell>
          <table:table-cell office:value-type="string" calcext:value-type="string">
            <text:p>Nice Living</text:p>
          </table:table-cell>
          <table:table-cell office:value-type="string" calcext:value-type="string">
            <text:p>Picnic</text:p>
          </table:table-cell>
          <table:table-cell table:number-columns-repeated="8"/>
          <table:table-cell office:value-type="string" calcext:value-type="string">
            <text:p>Engangsbestik</text:p>
          </table:table-cell>
          <table:table-cell office:value-type="string" calcext:value-type="string">
            <text:p>Luksus plastik gafler</text:p>
            <text:p>Kan bruge til alle typer af fødevarer.</text:p>
          </table:table-cell>
          <table:table-cell office:value-type="string" calcext:value-type="string">
            <text:p>https://www.nemlig.com/plastikgafler-105953</text:p>
          </table:table-cell>
        </table:table-row>
        <table:table-row table:style-name="ro3">
          <table:table-cell office:value-type="string" calcext:value-type="string">
            <text:p>Dagligvarer &gt; Køl og mejeri &gt; Frisk pasta &gt; Pasta uden fyld &gt; Andet frisk pasta uden fyld &gt; Penne øko.</text:p>
          </table:table-cell>
          <table:table-cell office:value-type="string" calcext:value-type="string">
            <text:p>Penne øko.</text:p>
          </table:table-cell>
          <table:table-cell office:value-type="string" calcext:value-type="string">
            <text:p>250 g / glutenfri / Urtekram</text:p>
          </table:table-cell>
          <table:table-cell office:value-type="string" calcext:value-type="string">
            <text:p>Øko (europæisk)</text:p>
          </table:table-cell>
          <table:table-cell office:value-type="string" calcext:value-type="string">
            <text:p>18.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Glutenfri, Øko (europæisk)</text:p>
          </table:table-cell>
          <table:table-cell table:number-columns-repeated="3"/>
          <table:table-cell office:value-type="string" calcext:value-type="string">
            <text:p>Pasta</text:p>
          </table:table-cell>
          <table:table-cell office:value-type="string" calcext:value-type="string">
            <text:p>Økologiske glutenfri penne</text:p>
            <text:p>Vores glutenfri pasta kommer fra Italien, hvor kærligheden til god pasta er stor. Vi har fundet et sted, hvor der fokuseres 100 % på det glutenfri pastahåndværk, så forvent den bedste kvalitet. Og nyd du har valgt gluten fra.</text:p>
          </table:table-cell>
          <table:table-cell office:value-type="string" calcext:value-type="string">
            <text:p>https://www.nemlig.com/penne-oeko-5019673</text:p>
          </table:table-cell>
        </table:table-row>
        <table:table-row table:style-name="ro5">
          <table:table-cell office:value-type="string" calcext:value-type="string">
            <text:p>Dagligvarer &gt; Frugt og grønt &gt; Grøntsager &gt; Øvrig fint grønt &gt; Peberrod hel</text:p>
          </table:table-cell>
          <table:table-cell office:value-type="string" calcext:value-type="string">
            <text:p>Peberrod hel</text:p>
          </table:table-cell>
          <table:table-cell office:value-type="string" calcext:value-type="string">
            <text:p>1 stk. / Ungarn / Klasse 1</text:p>
          </table:table-cell>
          <table:table-cell/>
          <table:table-cell office:value-type="string" calcext:value-type="string">
            <text:p>22.00</text:p>
          </table:table-cell>
          <table:table-cell office:value-type="string" calcext:value-type="string">
            <text:p>.</text:p>
          </table:table-cell>
          <table:table-cell/>
          <table:table-cell office:value-type="string" calcext:value-type="string">
            <text:p>Pynt, Salat, Tilbehør</text:p>
          </table:table-cell>
          <table:table-cell office:value-type="string" calcext:value-type="string">
            <text:p>Pose</text:p>
          </table:table-cell>
          <table:table-cell office:value-type="string" calcext:value-type="string">
            <text:p>Brun, Hvid</text:p>
          </table:table-cell>
          <table:table-cell office:value-type="string" calcext:value-type="string">
            <text:p>Klasse 1</text:p>
          </table:table-cell>
          <table:table-cell table:number-columns-repeated="2"/>
          <table:table-cell office:value-type="string" calcext:value-type="string">
            <text:p>Ungarn</text:p>
          </table:table-cell>
          <table:table-cell table:number-columns-repeated="2"/>
          <table:table-cell office:value-type="string" calcext:value-type="string">
            <text:p>Peberrod</text:p>
          </table:table-cell>
          <table:table-cell office:value-type="string" calcext:value-type="string">
            <text:p>Peberrod er en grøntsag, der smager af så meget, at den nærmest kun bliver brugt som krydderi. Peberrod er en flerårig urt, og det er den nederste tykke del af roden, der bruges i køkkenet.</text:p>
            <text:p/>
            <text:p>I Middelalderen vidste man, at peberroden havde gode egenskaber og brugte den mod skørbug, og det var med god grund, for peberrod er den mest C-vitaminholdige grøntsag som vi har. Den indeholder f.eks. tre gange så meget C-vitamin som citroner gør.</text:p>
            <text:p/>
            <text:p>Peberrod bruges i sovse og som kryddersmør, for her kommer smagen rigtig frem. Det bruges dog også som drys i salater eller som pynt på smørrebrød.</text:p>
            <text:p/>
            <text:p>Tips:</text:p>
            <text:p>Den skarpe smag og duft betyder, at det kan være svært at benytte store mængder i maden.</text:p>
          </table:table-cell>
          <table:table-cell office:value-type="string" calcext:value-type="string">
            <text:p>https://www.nemlig.com/peberrod-hel-2301154</text:p>
          </table:table-cell>
        </table:table-row>
        <table:table-row table:style-name="ro3">
          <table:table-cell office:value-type="string" calcext:value-type="string">
            <text:p>Dagligvarer &gt; Køl og mejeri &gt; Mejeri &gt; Ost &gt; Specialost &gt; Gedeost og fåreost &gt; Rosa mundo gedeost øko.</text:p>
          </table:table-cell>
          <table:table-cell office:value-type="string" calcext:value-type="string">
            <text:p>Rosa mundo gedeost øko.</text:p>
          </table:table-cell>
          <table:table-cell office:value-type="string" calcext:value-type="string">
            <text:p>100 g / Tebstrup Gedeosteri</text:p>
          </table:table-cell>
          <table:table-cell office:value-type="string" calcext:value-type="string">
            <text:p>KØL,Øko (dansk)</text:p>
          </table:table-cell>
          <table:table-cell office:value-type="string" calcext:value-type="string">
            <text:p>39.95</text:p>
          </table:table-cell>
          <table:table-cell office:value-type="string" calcext:value-type="string">
            <text:p>.</text:p>
          </table:table-cell>
          <table:table-cell office:value-type="string" calcext:value-type="string">
            <text:p>Tebstrup</text:p>
          </table:table-cell>
          <table:table-cell office:value-type="string" calcext:value-type="string">
            <text:p>Salat</text:p>
          </table:table-cell>
          <table:table-cell table:number-columns-repeated="4"/>
          <table:table-cell office:value-type="string" calcext:value-type="string">
            <text:p>KØL, Øko (dansk)</text:p>
          </table:table-cell>
          <table:table-cell office:value-type="string" calcext:value-type="string">
            <text:p>Ged</text:p>
          </table:table-cell>
          <table:table-cell table:number-columns-repeated="2"/>
          <table:table-cell office:value-type="string" calcext:value-type="string">
            <text:p>Gedeost</text:p>
          </table:table-cell>
          <table:table-cell office:value-type="string" calcext:value-type="string">
            <text:p>Rosa Mundo</text:p>
            <text:p>Cremet frist økologisk gedeost i krydderolie.</text:p>
          </table:table-cell>
          <table:table-cell office:value-type="string" calcext:value-type="string">
            <text:p>https://www.nemlig.com/rosa-mundo-gedeost-oeko-5027752</text:p>
          </table:table-cell>
        </table:table-row>
        <table:table-row table:style-name="ro2">
          <table:table-cell office:value-type="string" calcext:value-type="string">
            <text:p>Dagligvarer &gt; Pleje og skønhed &gt; Krop- og ansigtspleje &gt; Håndsæbe og håndsprit &gt; Håndsprit (gel)</text:p>
          </table:table-cell>
          <table:table-cell office:value-type="string" calcext:value-type="string">
            <text:p>Håndsprit (gel)</text:p>
          </table:table-cell>
          <table:table-cell office:value-type="string" calcext:value-type="string">
            <text:p>0,10 l / vegansk / Derma</text:p>
          </table:table-cell>
          <table:table-cell office:value-type="string" calcext:value-type="string">
            <text:p>Dansk,Den Blå Krans</text:p>
          </table:table-cell>
          <table:table-cell office:value-type="string" calcext:value-type="string">
            <text:p>24.95</text:p>
          </table:table-cell>
          <table:table-cell office:value-type="string" calcext:value-type="string">
            <text:p>.</text:p>
          </table:table-cell>
          <table:table-cell office:value-type="string" calcext:value-type="string">
            <text:p>Derma</text:p>
          </table:table-cell>
          <table:table-cell office:value-type="string" calcext:value-type="string">
            <text:p>Hænder</text:p>
          </table:table-cell>
          <table:table-cell table:number-columns-repeated="4"/>
          <table:table-cell office:value-type="string" calcext:value-type="string">
            <text:p>AllergyCertified, Dansk, Den Blå Krans, Parfumefri</text:p>
          </table:table-cell>
          <table:table-cell table:number-columns-repeated="2"/>
          <table:table-cell office:value-type="string" calcext:value-type="string">
            <text:p>0,1 l</text:p>
          </table:table-cell>
          <table:table-cell office:value-type="string" calcext:value-type="string">
            <text:p>Håndsprit</text:p>
          </table:table-cell>
          <table:table-cell office:value-type="string" calcext:value-type="string">
            <text:p>Håndsprit</text:p>
            <text:p>Derma håndsprit gel er en hudvenlig håndsprit- og desinfektionsgel, der sikrer rene og bakteriefri hænder. Gelen er baseret på 70 vol% alkohol, som hurtigt og effektivt dræber bakterier og virker desinficerende på huden. Den er tilsat plejende glycerin, som modvirker udtørring.</text:p>
            <text:p/>
            <text:p>Derma håndsprit er anbefalet af Asthma Allergy Nordic og AllergyCertified. Den indeholder ingen parfume og farvestoffer og minimerer derved risikoen for allergiske reaktioner og hudirritationer, og så er den tilmed 100% vegansk.</text:p>
            <text:p/>
            <text:p>Dermas håndsprit er vurderet som et godt valg af Forbrugerrådet Tænk Kemi og har fået ’grøn kolbe’ i Kemiluppen. Se mere på www.kemiluppen.dk</text:p>
          </table:table-cell>
          <table:table-cell office:value-type="string" calcext:value-type="string">
            <text:p>https://www.nemlig.com/haandsprit-gel-5047450</text:p>
          </table:table-cell>
        </table:table-row>
        <table:table-row table:style-name="ro5">
          <table:table-cell office:value-type="string" calcext:value-type="string">
            <text:p>Dagligvarer &gt; Baby, børn og legetøj &gt; Babypleje og sutter &gt; Sutter &gt; Sutter 6+ mdr.</text:p>
          </table:table-cell>
          <table:table-cell office:value-type="string" calcext:value-type="string">
            <text:p>Sutter 6+ mdr.</text:p>
          </table:table-cell>
          <table:table-cell office:value-type="string" calcext:value-type="string">
            <text:p>2 stk. / grøn / MAM night</text:p>
          </table:table-cell>
          <table:table-cell/>
          <table:table-cell office:value-type="string" calcext:value-type="string">
            <text:p>59.95</text:p>
          </table:table-cell>
          <table:table-cell office:value-type="string" calcext:value-type="string">
            <text:p>.</text:p>
          </table:table-cell>
          <table:table-cell office:value-type="string" calcext:value-type="string">
            <text:p>MAM</text:p>
          </table:table-cell>
          <table:table-cell table:number-columns-repeated="9"/>
          <table:table-cell office:value-type="string" calcext:value-type="string">
            <text:p>Babytilbehør, Sutter</text:p>
          </table:table-cell>
          <table:table-cell office:value-type="string" calcext:value-type="string">
            <text:p>Night Silk teat sutter.</text:p>
            <text:p>En sut til de størrer 6 mdr + der lyser i mørke, så den er nem at finde, hvis barnet skulle vågne om natten.</text:p>
            <text:p>MAM designere har i samarbejde med tandlæger, børnelæger og tandreguleringsspecialister udviklet denne sut, som støtter korrekt udvikling af kæben. Den er ideel for babyer fra seks måneder.</text:p>
            <text:p>Suttedelens materiale er lavet i et lækkert blødt Silk Teat silikone. Skjoldet har lufthuller der sikre en jævn luftgennemstrømning, og et fremstillet i et materiale som er ekstra hudvenligt og mindre irritation.</text:p>
            <text:p/>
            <text:p>MAM Silk Teat silikone er MAM’s egen, specialudviklede silikone, som er blødere end almindelig silikone. Overfladen på MAM Silk Teat er fløjlsblød, smudsafvisende og klistrer ikke.</text:p>
            <text:p/>
            <text:p>Indeholder: 2 stk. sutter og 1 stk. sterilisatorboks.</text:p>
          </table:table-cell>
          <table:table-cell office:value-type="string" calcext:value-type="string">
            <text:p>https://www.nemlig.com/sutter-6-mdr-5025431</text:p>
          </table:table-cell>
        </table:table-row>
        <table:table-row table:style-name="ro3">
          <table:table-cell office:value-type="string" calcext:value-type="string">
            <text:p>Dagligvarer &gt; Slik og kiosk &gt; Slik &gt; Bolcher &gt; Rabarber bolcher</text:p>
          </table:table-cell>
          <table:table-cell office:value-type="string" calcext:value-type="string">
            <text:p>Rabarber bolcher</text:p>
          </table:table-cell>
          <table:table-cell office:value-type="string" calcext:value-type="string">
            <text:p>100 g / glutenfri/ laktosefri / Sømods Bolcher</text:p>
          </table:table-cell>
          <table:table-cell/>
          <table:table-cell office:value-type="string" calcext:value-type="string">
            <text:p>47.00</text:p>
          </table:table-cell>
          <table:table-cell office:value-type="string" calcext:value-type="string">
            <text:p>.</text:p>
          </table:table-cell>
          <table:table-cell office:value-type="string" calcext:value-type="string">
            <text:p>Sømods Bolcher</text:p>
          </table:table-cell>
          <table:table-cell office:value-type="string" calcext:value-type="string">
            <text:p>Fest, Fødselsdag, Gave, Jul, Snack</text:p>
          </table:table-cell>
          <table:table-cell table:number-columns-repeated="4"/>
          <table:table-cell office:value-type="string" calcext:value-type="string">
            <text:p>Glutenfri, Laktosefri</text:p>
          </table:table-cell>
          <table:table-cell table:number-columns-repeated="3"/>
          <table:table-cell office:value-type="string" calcext:value-type="string">
            <text:p>Bolcher, Slik</text:p>
          </table:table-cell>
          <table:table-cell office:value-type="string" calcext:value-type="string">
            <text:p>Rabarber bolcher</text:p>
            <text:p>Rabarber er en fantastisk bolche-klassiker. Det er Sømods Bolcher mest solgte bolche, stærkt forfulgt af duoen med Dameskrå og Hostebolcher. Dette bolche med den røde skal, pakket rundt om det syrlige smagfulde center er et rigtig hit. Det er den perfekte kombination af det søde og det syrlige, som man oplever det i en hjemmelavet rabarbergrød, eller rabarbertærte.</text:p>
          </table:table-cell>
          <table:table-cell office:value-type="string" calcext:value-type="string">
            <text:p>https://www.nemlig.com/rabarber-bolcher-5043520</text:p>
          </table:table-cell>
        </table:table-row>
        <table:table-row table:style-name="ro1">
          <table:table-cell office:value-type="string" calcext:value-type="string">
            <text:p>Dagligvarer &gt; Blomster og have &gt; Stueplanter &gt; Grønne planter &gt; Ficus robusta mini</text:p>
          </table:table-cell>
          <table:table-cell office:value-type="string" calcext:value-type="string">
            <text:p>Ficus robusta mini</text:p>
          </table:table-cell>
          <table:table-cell office:value-type="string" calcext:value-type="string">
            <text:p>1 stk. / Ø:6 cm / ekskl. skjuler</text:p>
          </table:table-cell>
          <table:table-cell office:value-type="string" calcext:value-type="string">
            <text:p>Dansk</text:p>
          </table:table-cell>
          <table:table-cell office:value-type="string" calcext:value-type="string">
            <text:p>15.00</text:p>
          </table:table-cell>
          <table:table-cell office:value-type="string" calcext:value-type="string">
            <text:p>.</text:p>
          </table:table-cell>
          <table:table-cell office:value-type="string" calcext:value-type="string">
            <text:p>Gartneriet Lundager</text:p>
          </table:table-cell>
          <table:table-cell table:number-columns-repeated="5"/>
          <table:table-cell office:value-type="string" calcext:value-type="string">
            <text:p>Dansk</text:p>
          </table:table-cell>
          <table:table-cell table:number-columns-repeated="3"/>
          <table:table-cell office:value-type="string" calcext:value-type="string">
            <text:p>Blomst, Grøn plante, Mini plante, Plante</text:p>
          </table:table-cell>
          <table:table-cell/>
          <table:table-cell office:value-type="string" calcext:value-type="string">
            <text:p>https://www.nemlig.com/ficus-robusta-mini-5034534</text:p>
          </table:table-cell>
        </table:table-row>
        <table:table-row table:style-name="ro3">
          <table:table-cell office:value-type="string" calcext:value-type="string">
            <text:p>Dagligvarer &gt; Køl og mejeri &gt; Pålæg &gt; Vegetariske alternativer &gt; Plantefars</text:p>
          </table:table-cell>
          <table:table-cell office:value-type="string" calcext:value-type="string">
            <text:p>Plantefars</text:p>
          </table:table-cell>
          <table:table-cell office:value-type="string" calcext:value-type="string">
            <text:p>300 g / vegansk / vegetarisk / frost / Hälsans Kök</text:p>
          </table:table-cell>
          <table:table-cell office:value-type="string" calcext:value-type="string">
            <text:p>Frost</text:p>
          </table:table-cell>
          <table:table-cell office:value-type="string" calcext:value-type="string">
            <text:p>34.95</text:p>
          </table:table-cell>
          <table:table-cell office:value-type="string" calcext:value-type="string">
            <text:p>.</text:p>
          </table:table-cell>
          <table:table-cell office:value-type="string" calcext:value-type="string">
            <text:p>Hälsans Kök</text:p>
          </table:table-cell>
          <table:table-cell office:value-type="string" calcext:value-type="string">
            <text:p>Aftensmad, Frokost, Vegetar</text:p>
          </table:table-cell>
          <table:table-cell table:number-columns-repeated="4"/>
          <table:table-cell office:value-type="string" calcext:value-type="string">
            <text:p>Frost, Vegansk</text:p>
          </table:table-cell>
          <table:table-cell table:number-columns-repeated="3"/>
          <table:table-cell office:value-type="string" calcext:value-type="string">
            <text:p>Køderstatning, Plantebaseret fars</text:p>
          </table:table-cell>
          <table:table-cell office:value-type="string" calcext:value-type="string">
            <text:p>Hälsans Kök fars</text:p>
            <text:p>Vegansk fars baseret på soja granulat. Farsen er perfekt til de klassiske retter såsom lasagne, bolognese, pizza eller pitabrød.</text:p>
          </table:table-cell>
          <table:table-cell office:value-type="string" calcext:value-type="string">
            <text:p>https://www.nemlig.com/plantefars-5039101</text:p>
          </table:table-cell>
        </table:table-row>
        <table:table-row table:style-name="ro2">
          <table:table-cell office:value-type="string" calcext:value-type="string">
            <text:p>Dagligvarer &gt; Brød, kiks og kager &gt; Knækbrød &gt; Knækbrød (grov)</text:p>
          </table:table-cell>
          <table:table-cell office:value-type="string" calcext:value-type="string">
            <text:p>Knækbrød (grov)</text:p>
          </table:table-cell>
          <table:table-cell office:value-type="string" calcext:value-type="string">
            <text:p>215 g / glutenfri / laktosefri / Semper</text:p>
          </table:table-cell>
          <table:table-cell/>
          <table:table-cell office:value-type="string" calcext:value-type="string">
            <text:p>25.95</text:p>
          </table:table-cell>
          <table:table-cell office:value-type="string" calcext:value-type="string">
            <text:p>.</text:p>
          </table:table-cell>
          <table:table-cell office:value-type="string" calcext:value-type="string">
            <text:p>Semper</text:p>
          </table:table-cell>
          <table:table-cell office:value-type="string" calcext:value-type="string">
            <text:p>Frokost</text:p>
          </table:table-cell>
          <table:table-cell table:number-columns-repeated="4"/>
          <table:table-cell office:value-type="string" calcext:value-type="string">
            <text:p>Glutenfri, Laktosefri, Vegansk</text:p>
          </table:table-cell>
          <table:table-cell table:number-columns-repeated="3"/>
          <table:table-cell office:value-type="string" calcext:value-type="string">
            <text:p>Brød, Knækbrød</text:p>
          </table:table-cell>
          <table:table-cell office:value-type="string" calcext:value-type="string">
            <text:p>Grovknækbrød</text:p>
            <text:p>Et fiberrigt knækbrød bagt på kartoffel, ris og majs. Top det med dit yndlingspålæg.</text:p>
            <text:p>Se også vores udvalg af:</text:p>
            <text:p>Glutenfri knækbrød</text:p>
            <text:p>Glutenfri mel og hvedemel</text:p>
            <text:p>Glutenfri produkter</text:p>
          </table:table-cell>
          <table:table-cell office:value-type="string" calcext:value-type="string">
            <text:p>https://www.nemlig.com/knaekbroed-grov-5017111</text:p>
          </table:table-cell>
        </table:table-row>
        <table:table-row table:style-name="ro2">
          <table:table-cell office:value-type="string" calcext:value-type="string">
            <text:p>Dagligvarer &gt; Drikkevarer &gt; Cune Reserva 2015</text:p>
          </table:table-cell>
          <table:table-cell office:value-type="string" calcext:value-type="string">
            <text:p>Cune Reserva 2015</text:p>
          </table:table-cell>
          <table:table-cell office:value-type="string" calcext:value-type="string">
            <text:p>Spanien / Rioja / 6 x 0,75 l / rødvin</text:p>
          </table:table-cell>
          <table:table-cell/>
          <table:table-cell office:value-type="string" calcext:value-type="string">
            <text:p>954.00</text:p>
          </table:table-cell>
          <table:table-cell office:value-type="string" calcext:value-type="string">
            <text:p>799.00</text:p>
          </table:table-cell>
          <table:table-cell table:number-columns-repeated="2"/>
          <table:table-cell office:value-type="string" calcext:value-type="string">
            <text:p>Kasse, Kork</text:p>
          </table:table-cell>
          <table:table-cell table:number-columns-repeated="2"/>
          <table:table-cell office:value-type="string" calcext:value-type="string">
            <text:p>Spanien</text:p>
          </table:table-cell>
          <table:table-cell table:number-columns-repeated="4"/>
          <table:table-cell office:value-type="string" calcext:value-type="string">
            <text:p>Rødvin</text:p>
          </table:table-cell>
          <table:table-cell office:value-type="string" calcext:value-type="string">
            <text:p>Cune Reserva 2015</text:p>
            <text:p>Intent rubinrød farve i glasset med lyserød antydning ved kanten. Næsen viser god aromatisk intensitet med aromaer af friske vilde bær og lakrids, der er typisk for vin fremstillet af Tempranillo druer. Søde krydderaromaer stiger ligeledes til næsen fra ældningsprocessen på tønder. Ganen er blød og præget af silkeagtige tanniner og har en lang, frugtagtig og ungdommelig finish.</text:p>
            <text:p/>
            <text:p>93p - James Suckling</text:p>
            <text:p>92p - Wine Enthusiast</text:p>
            <text:p>90p - Robert Parker - Wine Advocate</text:p>
          </table:table-cell>
          <table:table-cell office:value-type="string" calcext:value-type="string">
            <text:p>https://www.nemlig.com/cune-reserva-2015-5048619</text:p>
          </table:table-cell>
        </table:table-row>
        <table:table-row table:style-name="ro5">
          <table:table-cell office:value-type="string" calcext:value-type="string">
            <text:p>Dagligvarer &gt; Køl og mejeri &gt; Mejeri &gt; Smør og fedtstof &gt; Smørbart &gt; Kærgården øko.</text:p>
          </table:table-cell>
          <table:table-cell office:value-type="string" calcext:value-type="string">
            <text:p>Kærgården øko.</text:p>
          </table:table-cell>
          <table:table-cell office:value-type="string" calcext:value-type="string">
            <text:p>200 g</text:p>
          </table:table-cell>
          <table:table-cell office:value-type="string" calcext:value-type="string">
            <text:p>KØL,Øko (dansk)</text:p>
          </table:table-cell>
          <table:table-cell office:value-type="string" calcext:value-type="string">
            <text:p>19.95</text:p>
          </table:table-cell>
          <table:table-cell office:value-type="string" calcext:value-type="string">
            <text:p>.</text:p>
          </table:table-cell>
          <table:table-cell office:value-type="string" calcext:value-type="string">
            <text:p>Kærgården</text:p>
          </table:table-cell>
          <table:table-cell office:value-type="string" calcext:value-type="string">
            <text:p>Bagning, Brød, Frokost, Madlavning, Morgenmad</text:p>
          </table:table-cell>
          <table:table-cell table:number-columns-repeated="4"/>
          <table:table-cell office:value-type="string" calcext:value-type="string">
            <text:p>Discount, KØL, Øko (dansk)</text:p>
          </table:table-cell>
          <table:table-cell office:value-type="string" calcext:value-type="string">
            <text:p>Ko</text:p>
          </table:table-cell>
          <table:table-cell table:number-columns-repeated="2"/>
          <table:table-cell office:value-type="string" calcext:value-type="string">
            <text:p>Smørbart</text:p>
          </table:table-cell>
          <table:table-cell office:value-type="string" calcext:value-type="string">
            <text:p>Økologisk og smørbart</text:p>
            <text:p>Kærgården Økologisk er et smørbart blandingsprodukt, der er skabt af mælk, gylden rapsolie og lidt salt. 74% af fedtet består dermed af mælkefedt, 26% af vegetabilsk fedt, og det er denne særlige kombination, der bevirker, at Arla Kærgården er smørbar lige fra køleskabet.</text:p>
            <text:p/>
            <text:p>Fedtsyresammensætning:</text:p>
            <text:p>Fedt 72 g</text:p>
            <text:p>- heraf mættede fedtsyrer 35 g</text:p>
            <text:p>- enkeltumættede fedtsyrer 24 g</text:p>
            <text:p>- flerumættede fedtsyrer 6,3 g</text:p>
          </table:table-cell>
          <table:table-cell office:value-type="string" calcext:value-type="string">
            <text:p>https://www.nemlig.com/kaergaarden-oeko-702018</text:p>
          </table:table-cell>
        </table:table-row>
        <table:table-row table:style-name="ro3">
          <table:table-cell office:value-type="string" calcext:value-type="string">
            <text:p>Dagligvarer &gt; Drikkevarer &gt; Cider, Breezer mv. &gt; Breezer Pineapple (4%)</text:p>
          </table:table-cell>
          <table:table-cell office:value-type="string" calcext:value-type="string">
            <text:p>Breezer Pineapple (4%)</text:p>
          </table:table-cell>
          <table:table-cell office:value-type="string" calcext:value-type="string">
            <text:p>0,275 l / ex. pant</text:p>
          </table:table-cell>
          <table:table-cell/>
          <table:table-cell office:value-type="string" calcext:value-type="string">
            <text:p>14.95</text:p>
          </table:table-cell>
          <table:table-cell office:value-type="string" calcext:value-type="string">
            <text:p>.</text:p>
          </table:table-cell>
          <table:table-cell office:value-type="string" calcext:value-type="string">
            <text:p>Breezer</text:p>
          </table:table-cell>
          <table:table-cell table:number-columns-repeated="9"/>
          <table:table-cell office:value-type="string" calcext:value-type="string">
            <text:p>Ready to drink</text:p>
          </table:table-cell>
          <table:table-cell office:value-type="string" calcext:value-type="string">
            <text:p>Breezer Pineapple</text:p>
            <text:p>Dynamisk og tropisk smag der balancerer sødme og let syrlighed.</text:p>
          </table:table-cell>
          <table:table-cell office:value-type="string" calcext:value-type="string">
            <text:p>https://www.nemlig.com/breezer-pineapple-4-5501072</text:p>
          </table:table-cell>
        </table:table-row>
        <table:table-row table:style-name="ro3">
          <table:table-cell office:value-type="string" calcext:value-type="string">
            <text:p>Dagligvarer &gt; Frost &gt; Is &gt; Is i bægre og bøtter &gt; Viennetta mintis</text:p>
          </table:table-cell>
          <table:table-cell office:value-type="string" calcext:value-type="string">
            <text:p>Viennetta mintis</text:p>
          </table:table-cell>
          <table:table-cell office:value-type="string" calcext:value-type="string">
            <text:p>0,65 l / frost / Frisko</text:p>
          </table:table-cell>
          <table:table-cell office:value-type="string" calcext:value-type="string">
            <text:p>Frost</text:p>
          </table:table-cell>
          <table:table-cell office:value-type="string" calcext:value-type="string">
            <text:p>37.95</text:p>
          </table:table-cell>
          <table:table-cell office:value-type="string" calcext:value-type="string">
            <text:p>.</text:p>
          </table:table-cell>
          <table:table-cell office:value-type="string" calcext:value-type="string">
            <text:p>Frisko</text:p>
          </table:table-cell>
          <table:table-cell office:value-type="string" calcext:value-type="string">
            <text:p>Dessert</text:p>
          </table:table-cell>
          <table:table-cell table:number-columns-repeated="4"/>
          <table:table-cell office:value-type="string" calcext:value-type="string">
            <text:p>Frost</text:p>
          </table:table-cell>
          <table:table-cell table:number-columns-repeated="3"/>
          <table:table-cell office:value-type="string" calcext:value-type="string">
            <text:p>Is</text:p>
          </table:table-cell>
          <table:table-cell office:value-type="string" calcext:value-type="string">
            <text:p>Viennetta mintis</text:p>
            <text:p>Smagfuld mint- og chokolade is mellem sprøde chokoladeovertrukne lag. Prøv Vinnetta - kongen af iskager.</text:p>
          </table:table-cell>
          <table:table-cell office:value-type="string" calcext:value-type="string">
            <text:p>https://www.nemlig.com/viennetta-mintis-5045387</text:p>
          </table:table-cell>
        </table:table-row>
        <table:table-row table:style-name="ro14">
          <table:table-cell office:value-type="string" calcext:value-type="string">
            <text:p>Dagligvarer &gt; Brød, kiks og kager &gt; Boller &gt; Andre boller &gt; Hvedestykke øko.</text:p>
          </table:table-cell>
          <table:table-cell office:value-type="string" calcext:value-type="string">
            <text:p>Hvedestykke øko.</text:p>
          </table:table-cell>
          <table:table-cell office:value-type="string" calcext:value-type="string">
            <text:p>100 g / Økologisk Bagværk</text:p>
          </table:table-cell>
          <table:table-cell office:value-type="string" calcext:value-type="string">
            <text:p>Øko (dansk)</text:p>
          </table:table-cell>
          <table:table-cell office:value-type="string" calcext:value-type="string">
            <text:p>9.00</text:p>
          </table:table-cell>
          <table:table-cell office:value-type="string" calcext:value-type="string">
            <text:p>.</text:p>
          </table:table-cell>
          <table:table-cell office:value-type="string" calcext:value-type="string">
            <text:p>Økologisk Bagværk</text:p>
          </table:table-cell>
          <table:table-cell office:value-type="string" calcext:value-type="string">
            <text:p>Brunch, Frokost, Mellemmåltid, Morgenmad, Ost</text:p>
          </table:table-cell>
          <table:table-cell table:number-columns-repeated="4"/>
          <table:table-cell office:value-type="string" calcext:value-type="string">
            <text:p>Laktosefri, Vegansk, Øko (dansk)</text:p>
          </table:table-cell>
          <table:table-cell table:number-columns-repeated="3"/>
          <table:table-cell office:value-type="string" calcext:value-type="string">
            <text:p>Boller, Brød</text:p>
          </table:table-cell>
          <table:table-cell office:value-type="string" calcext:value-type="string">
            <text:p>Økologiske hvedestykke</text:p>
            <text:p>Hvedebollen er 36 timers langtidshævet med surdej og bagt i vores stenovn som giver bollen en sprød skorpe og saftig krumme. Den simple sammensætning af mel tilføjer en mild og rund smag.</text:p>
            <text:p/>
            <text:p>Hos Økologisk Bagværk mener vi, at kun de bedste råvarer er gode nok til at give velsmagende brød. Derfor bager vi kompromisløse brød og wienerbrød, hvilket vil sige at alle råvarer er 100 % økologiske. De gode økologiske råvarer, tilføjer brødet stort næringsindhold, høj bageevne, fantastisk smag og ikke mindst – et fravær af pesticider.</text:p>
            <text:p/>
            <text:p>Vores bagere har ingen nemme løsninger, når de giver sig i kast med bageprocessen, men bager i stedet alt fra bunden. Vores surdejsbrød hæver i 36 timer og det giver dejen tid til at modne sig og udvikle forskellige smagsstoffer, så det færdige brød som bliver bagt i stenovne, er fyldt med smag.</text:p>
            <text:p/>
            <text:p>Karakteristisk for brødet hos Økologisk Bagværk, er surdejen som er omdrejningspunktet i alle vores brød, og får dem til at hæve, samtidig med at gøre dem rige på smag. Dertil består vores deje oftest af en kombination mellem flere melsorter for at skabe det mest optimale brød. Vi bruger finvalset hvedemel, der tilføjer protein, og sikrer en god bageevne, mens fuldkornsmel sørger for vitaminer og mineraler i brødet, fordi hele kernen er udnyttet i melet.</text:p>
            <text:p/>
            <text:p>Alle teknikker og processer ved æltning, hævning og bagning er naturligvis nøje tilpasset hvert enkelt opskrift på brød og wienerbrød for at sikre en optimal struktur, saftig krumme og smag på det færdige bagværk.</text:p>
          </table:table-cell>
          <table:table-cell office:value-type="string" calcext:value-type="string">
            <text:p>https://www.nemlig.com/hvedestykke-oeko-5048552</text:p>
          </table:table-cell>
        </table:table-row>
        <table:table-row table:style-name="ro1">
          <table:table-cell office:value-type="string" calcext:value-type="string">
            <text:p>Dagligvarer &gt; Blomster og have &gt; Stueplanter &gt; Grønne planter &gt; Pilea Peperomioides mini</text:p>
          </table:table-cell>
          <table:table-cell office:value-type="string" calcext:value-type="string">
            <text:p>Pilea Peperomioides mini</text:p>
          </table:table-cell>
          <table:table-cell office:value-type="string" calcext:value-type="string">
            <text:p>1 stk. / Ø:6 cm / ekskl. skjuler</text:p>
          </table:table-cell>
          <table:table-cell office:value-type="string" calcext:value-type="string">
            <text:p>Dansk</text:p>
          </table:table-cell>
          <table:table-cell office:value-type="string" calcext:value-type="string">
            <text:p>18.00</text:p>
          </table:table-cell>
          <table:table-cell office:value-type="string" calcext:value-type="string">
            <text:p>.</text:p>
          </table:table-cell>
          <table:table-cell office:value-type="string" calcext:value-type="string">
            <text:p>Gartneriet Lundager</text:p>
          </table:table-cell>
          <table:table-cell office:value-type="string" calcext:value-type="string">
            <text:p>Stueplante</text:p>
          </table:table-cell>
          <table:table-cell/>
          <table:table-cell office:value-type="string" calcext:value-type="string">
            <text:p>Grøn</text:p>
          </table:table-cell>
          <table:table-cell table:number-columns-repeated="2"/>
          <table:table-cell office:value-type="string" calcext:value-type="string">
            <text:p>Dansk</text:p>
          </table:table-cell>
          <table:table-cell table:number-columns-repeated="2"/>
          <table:table-cell office:value-type="string" calcext:value-type="string">
            <text:p>Mini</text:p>
          </table:table-cell>
          <table:table-cell office:value-type="string" calcext:value-type="string">
            <text:p>Pilea</text:p>
          </table:table-cell>
          <table:table-cell/>
          <table:table-cell office:value-type="string" calcext:value-type="string">
            <text:p>https://www.nemlig.com/pilea-peperomioides-mini-5034528</text:p>
          </table:table-cell>
        </table:table-row>
        <table:table-row table:style-name="ro3">
          <table:table-cell office:value-type="string" calcext:value-type="string">
            <text:p>Dagligvarer &gt; Kolonial &gt; Olie og eddike &gt; Olie &gt; Olivenolie &gt; Extra jomfruolivenolie</text:p>
          </table:table-cell>
          <table:table-cell office:value-type="string" calcext:value-type="string">
            <text:p>Extra jomfruolivenolie</text:p>
          </table:table-cell>
          <table:table-cell office:value-type="string" calcext:value-type="string">
            <text:p>0,50 l / Ranieri</text:p>
          </table:table-cell>
          <table:table-cell/>
          <table:table-cell office:value-type="string" calcext:value-type="string">
            <text:p>23.30</text:p>
          </table:table-cell>
          <table:table-cell office:value-type="string" calcext:value-type="string">
            <text:p>.</text:p>
          </table:table-cell>
          <table:table-cell office:value-type="string" calcext:value-type="string">
            <text:p>Ranieri</text:p>
          </table:table-cell>
          <table:table-cell office:value-type="string" calcext:value-type="string">
            <text:p>Madlavning</text:p>
          </table:table-cell>
          <table:table-cell table:number-columns-repeated="4"/>
          <table:table-cell office:value-type="string" calcext:value-type="string">
            <text:p>Discount</text:p>
          </table:table-cell>
          <table:table-cell office:value-type="string" calcext:value-type="string">
            <text:p>Italien</text:p>
          </table:table-cell>
          <table:table-cell table:number-columns-repeated="2"/>
          <table:table-cell office:value-type="string" calcext:value-type="string">
            <text:p>Olie</text:p>
          </table:table-cell>
          <table:table-cell office:value-type="string" calcext:value-type="string">
            <text:p>Ekstra jomfruolivenolie</text:p>
            <text:p>Ekstra jomfru olivenolie, velegnet til salater, brød, kød og grøntsager</text:p>
          </table:table-cell>
          <table:table-cell office:value-type="string" calcext:value-type="string">
            <text:p>https://www.nemlig.com/extra-jomfruolivenolie-5043902</text:p>
          </table:table-cell>
        </table:table-row>
        <table:table-row table:style-name="ro3">
          <table:table-cell office:value-type="string" calcext:value-type="string">
            <text:p>Dagligvarer &gt; Husholdning og bolig &gt; Opvask &gt; Opvaskemiddel &gt; Opvaskemiddel</text:p>
          </table:table-cell>
          <table:table-cell office:value-type="string" calcext:value-type="string">
            <text:p>Opvaskemiddel</text:p>
          </table:table-cell>
          <table:table-cell office:value-type="string" calcext:value-type="string">
            <text:p>0,50 l / sensitive skin / Neutral</text:p>
          </table:table-cell>
          <table:table-cell office:value-type="string" calcext:value-type="string">
            <text:p>Den Blå Krans,Svanemærket</text:p>
          </table:table-cell>
          <table:table-cell office:value-type="string" calcext:value-type="string">
            <text:p>16.95</text:p>
          </table:table-cell>
          <table:table-cell office:value-type="string" calcext:value-type="string">
            <text:p>.</text:p>
          </table:table-cell>
          <table:table-cell office:value-type="string" calcext:value-type="string">
            <text:p>Neutral</text:p>
          </table:table-cell>
          <table:table-cell table:number-columns-repeated="5"/>
          <table:table-cell office:value-type="string" calcext:value-type="string">
            <text:p>Den Blå Krans, Svanemærket</text:p>
          </table:table-cell>
          <table:table-cell table:number-columns-repeated="2"/>
          <table:table-cell office:value-type="string" calcext:value-type="string">
            <text:p>0,5 l</text:p>
          </table:table-cell>
          <table:table-cell office:value-type="string" calcext:value-type="string">
            <text:p>Opvaskemiddel</text:p>
          </table:table-cell>
          <table:table-cell office:value-type="string" calcext:value-type="string">
            <text:p>Parfumefri opvaskemiddel</text:p>
            <text:p>Neutral opvaskemiddel er en allergivenlig og parfumefri opvaskemiddel. Effektiv mod snavs og madrester.</text:p>
          </table:table-cell>
          <table:table-cell office:value-type="string" calcext:value-type="string">
            <text:p>https://www.nemlig.com/opvaskemiddel-5028057</text:p>
          </table:table-cell>
        </table:table-row>
        <table:table-row table:style-name="ro8">
          <table:table-cell office:value-type="string" calcext:value-type="string">
            <text:p>Dagligvarer &gt; Blomster og have &gt; Skadedyrs- og ukrudtsbekæmpelse &gt; MølFri Melmøl</text:p>
          </table:table-cell>
          <table:table-cell office:value-type="string" calcext:value-type="string">
            <text:p>MølFri Melmøl</text:p>
          </table:table-cell>
          <table:table-cell office:value-type="string" calcext:value-type="string">
            <text:p>4 limfælder pr. pk. / ECOstyle</text:p>
          </table:table-cell>
          <table:table-cell/>
          <table:table-cell office:value-type="string" calcext:value-type="string">
            <text:p>64.95</text:p>
          </table:table-cell>
          <table:table-cell office:value-type="string" calcext:value-type="string">
            <text:p>.</text:p>
          </table:table-cell>
          <table:table-cell office:value-type="string" calcext:value-type="string">
            <text:p>ECOstyle®</text:p>
          </table:table-cell>
          <table:table-cell office:value-type="string" calcext:value-type="string">
            <text:p>Skadedyrsbekæmpelse</text:p>
          </table:table-cell>
          <table:table-cell table:number-columns-repeated="9"/>
          <table:table-cell office:value-type="string" calcext:value-type="string">
            <text:p>• Bliv fri for møl i køkkenet.</text:p>
            <text:p>• Limfælde med feromon lokkemiddel i limen, som tiltrækker melmøl og frømøl.</text:p>
            <text:p>• Forebygger møl.</text:p>
            <text:p>• 100% giftfri.</text:p>
            <text:p/>
            <text:p>Anvendelse: Hæng eller stil fælden ved fødevarer, f.eks. køkkenskabe og skuffer.</text:p>
            <text:p>Tilse fælden jævnligt og udskift hver 6. uge eller hvis den er fyldt.</text:p>
            <text:p/>
            <text:p>Om ECOstyle:</text:p>
            <text:p/>
            <text:p>ECOstyle tror på, at alle kan få en flot have med sund fornuft og grøn samvittighed.</text:p>
            <text:p>For miljøets skyld - og for din og kommende generationers skyld.</text:p>
            <text:p/>
            <text:p>Med organisk gødning og effektive bekæmpelsesmidler, som er baseret på naturligt forekommende aktivstoffer, giver ECOstyle den bevidste forbruger løsninger, der belaster miljøet mindst muligt.</text:p>
          </table:table-cell>
          <table:table-cell office:value-type="string" calcext:value-type="string">
            <text:p>https://www.nemlig.com/moelfri-melmoel-5034139</text:p>
          </table:table-cell>
        </table:table-row>
        <table:table-row table:style-name="ro7">
          <table:table-cell office:value-type="string" calcext:value-type="string">
            <text:p>Dagligvarer &gt; Køl og mejeri &gt; Mejeri &gt; Ost &gt; Specialost &gt; Cheddar &gt; Rød cheddar (revet)</text:p>
          </table:table-cell>
          <table:table-cell office:value-type="string" calcext:value-type="string">
            <text:p>Rød cheddar (revet)</text:p>
          </table:table-cell>
          <table:table-cell office:value-type="string" calcext:value-type="string">
            <text:p>175 g / nemlig basic</text:p>
          </table:table-cell>
          <table:table-cell office:value-type="string" calcext:value-type="string">
            <text:p>KØL</text:p>
          </table:table-cell>
          <table:table-cell office:value-type="string" calcext:value-type="string">
            <text:p>14.95</text:p>
          </table:table-cell>
          <table:table-cell office:value-type="string" calcext:value-type="string">
            <text:p>.</text:p>
          </table:table-cell>
          <table:table-cell office:value-type="string" calcext:value-type="string">
            <text:p>nemlig basic</text:p>
          </table:table-cell>
          <table:table-cell office:value-type="string" calcext:value-type="string">
            <text:p>Aftensmad, Gratinering, Lasagne, Madlavning</text:p>
          </table:table-cell>
          <table:table-cell table:number-columns-repeated="4"/>
          <table:table-cell office:value-type="string" calcext:value-type="string">
            <text:p>KØL</text:p>
          </table:table-cell>
          <table:table-cell table:number-columns-repeated="3"/>
          <table:table-cell office:value-type="string" calcext:value-type="string">
            <text:p>Ost, Revet ost</text:p>
          </table:table-cell>
          <table:table-cell office:value-type="string" calcext:value-type="string">
            <text:p>Revet rød cheddar</text:p>
            <text:p>Nemlig basic rød cheddar er ideel til varme pastaretter eller til gratinering.</text:p>
            <text:p/>
            <text:p>Leverandør: Falengreen A/S</text:p>
          </table:table-cell>
          <table:table-cell office:value-type="string" calcext:value-type="string">
            <text:p>https://www.nemlig.com/roed-cheddar-revet-5043661</text:p>
          </table:table-cell>
        </table:table-row>
        <table:table-row table:style-name="ro7">
          <table:table-cell office:value-type="string" calcext:value-type="string">
            <text:p>Dagligvarer &gt; Frugt og grønt &gt; Frugt &gt; Eksotisk frugt &gt; Granatæble kerner øko.</text:p>
          </table:table-cell>
          <table:table-cell office:value-type="string" calcext:value-type="string">
            <text:p>Granatæble kerner øko.</text:p>
          </table:table-cell>
          <table:table-cell office:value-type="string" calcext:value-type="string">
            <text:p>100 g / Skyllet og klar til brug</text:p>
          </table:table-cell>
          <table:table-cell office:value-type="string" calcext:value-type="string">
            <text:p>Nøglehulsmærket,Øko (dansk),Øko (europæisk)</text:p>
          </table:table-cell>
          <table:table-cell office:value-type="string" calcext:value-type="string">
            <text:p>25.00</text:p>
          </table:table-cell>
          <table:table-cell office:value-type="string" calcext:value-type="string">
            <text:p>20.00</text:p>
          </table:table-cell>
          <table:table-cell/>
          <table:table-cell office:value-type="string" calcext:value-type="string">
            <text:p>Brunch, Madpakke, Salat, Snack, Tilbehør</text:p>
          </table:table-cell>
          <table:table-cell office:value-type="string" calcext:value-type="string">
            <text:p>Bæger</text:p>
          </table:table-cell>
          <table:table-cell office:value-type="string" calcext:value-type="string">
            <text:p>Rød</text:p>
          </table:table-cell>
          <table:table-cell table:number-columns-repeated="2"/>
          <table:table-cell office:value-type="string" calcext:value-type="string">
            <text:p>Nøglehulsmærket, Øko (dansk), Øko (europæisk)</text:p>
          </table:table-cell>
          <table:table-cell table:number-columns-repeated="3"/>
          <table:table-cell office:value-type="string" calcext:value-type="string">
            <text:p>Granatæble</text:p>
          </table:table-cell>
          <table:table-cell office:value-type="string" calcext:value-type="string">
            <text:p>Økologiske granatæblekerner fra Grønne Bakken er vasket og skyllet og lige til at komme i salaten eller på sin yoghurt.</text:p>
            <text:p/>
            <text:p>Grønne Bakken producere økologiske frugt bægre. Der bliver både anvendt danske og udenlandske økologiske frugter - dog primært danske frugter, når der er sæson for dem.</text:p>
            <text:p>Bæredygtighed er vigtigt for Grønne Bakken, derfor er alle bægre lavet af genbrugsplast og er 100 % genanvendelige. Bi og rest produkter bliver sendt til et biogasanlæg, så madspild går til et godt formål i form af Grøn Energi til husstande.</text:p>
          </table:table-cell>
          <table:table-cell office:value-type="string" calcext:value-type="string">
            <text:p>https://www.nemlig.com/granataeble-kerner-oeko-5047040</text:p>
          </table:table-cell>
        </table:table-row>
        <table:table-row table:style-name="ro3">
          <table:table-cell office:value-type="string" calcext:value-type="string">
            <text:p>Dagligvarer &gt; Dr. Zenzen Trockenbeerenausles</text:p>
          </table:table-cell>
          <table:table-cell office:value-type="string" calcext:value-type="string">
            <text:p>Dr. Zenzen Trockenbeerenausles</text:p>
          </table:table-cell>
          <table:table-cell office:value-type="string" calcext:value-type="string">
            <text:p>Tyskland / Rheinhessen / 2016 / 0,375 l / dessertvin</text:p>
          </table:table-cell>
          <table:table-cell/>
          <table:table-cell office:value-type="string" calcext:value-type="string">
            <text:p>139.95</text:p>
          </table:table-cell>
          <table:table-cell office:value-type="string" calcext:value-type="string">
            <text:p>.</text:p>
          </table:table-cell>
          <table:table-cell table:number-columns-repeated="2"/>
          <table:table-cell office:value-type="string" calcext:value-type="string">
            <text:p>Kork</text:p>
          </table:table-cell>
          <table:table-cell table:number-columns-repeated="2"/>
          <table:table-cell office:value-type="string" calcext:value-type="string">
            <text:p>Tyskland</text:p>
          </table:table-cell>
          <table:table-cell table:number-columns-repeated="4"/>
          <table:table-cell office:value-type="string" calcext:value-type="string">
            <text:p>Dessertvin</text:p>
          </table:table-cell>
          <table:table-cell office:value-type="string" calcext:value-type="string">
            <text:p>Dr. Zenzen Trockenbeerenuslese 1636</text:p>
            <text:p>En dessertvin i topklasse fra de tyske vinmarker i Rheinhessen. Vinen er sød, men har friske noter af røde bær og grape som gør sødme-syre forholdet perfekt.</text:p>
          </table:table-cell>
          <table:table-cell office:value-type="string" calcext:value-type="string">
            <text:p>https://www.nemlig.com/dr-zenzen-trockenbeerenausles-5047091</text:p>
          </table:table-cell>
        </table:table-row>
        <table:table-row table:style-name="ro3">
          <table:table-cell office:value-type="string" calcext:value-type="string">
            <text:p>Dagligvarer &gt; Køl og mejeri &gt; Mejeri &gt; Ost &gt; Specialost &gt; Brie og camembert &gt; Fransk rund Brie</text:p>
          </table:table-cell>
          <table:table-cell office:value-type="string" calcext:value-type="string">
            <text:p>Fransk rund Brie</text:p>
          </table:table-cell>
          <table:table-cell office:value-type="string" calcext:value-type="string">
            <text:p>200 g / Président</text:p>
          </table:table-cell>
          <table:table-cell office:value-type="string" calcext:value-type="string">
            <text:p>KØL</text:p>
          </table:table-cell>
          <table:table-cell office:value-type="string" calcext:value-type="string">
            <text:p>20.95</text:p>
          </table:table-cell>
          <table:table-cell office:value-type="string" calcext:value-type="string">
            <text:p>.</text:p>
          </table:table-cell>
          <table:table-cell office:value-type="string" calcext:value-type="string">
            <text:p>Président</text:p>
          </table:table-cell>
          <table:table-cell office:value-type="string" calcext:value-type="string">
            <text:p>Frokost, Ostebord, Pålæg</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Brie</text:p>
          </table:table-cell>
          <table:table-cell office:value-type="string" calcext:value-type="string">
            <text:p>Fransk Rund Brie</text:p>
            <text:p>Fransk brie er en klassisk hvidskimmelost, kendetegnet ved den faste form og milde smag. Den har en tynd skorpe, og er altid lige til at spise.</text:p>
          </table:table-cell>
          <table:table-cell office:value-type="string" calcext:value-type="string">
            <text:p>https://www.nemlig.com/fransk-rund-brie-5030377</text:p>
          </table:table-cell>
        </table:table-row>
        <table:table-row table:style-name="ro3">
          <table:table-cell office:value-type="string" calcext:value-type="string">
            <text:p>Dagligvarer &gt; Drikkevarer &gt; Juice, smoothies og shots &gt; Appelsinjuice &gt; Blodappelsinjuice øko.</text:p>
          </table:table-cell>
          <table:table-cell office:value-type="string" calcext:value-type="string">
            <text:p>Blodappelsinjuice øko.</text:p>
          </table:table-cell>
          <table:table-cell office:value-type="string" calcext:value-type="string">
            <text:p>0,85 l / fra koncentrat / ex. pant / Rynkeby - Godmorgen</text:p>
          </table:table-cell>
          <table:table-cell office:value-type="string" calcext:value-type="string">
            <text:p>KØL,Øko (dansk),Øko (europæisk)</text:p>
          </table:table-cell>
          <table:table-cell office:value-type="string" calcext:value-type="string">
            <text:p>27.95</text:p>
          </table:table-cell>
          <table:table-cell office:value-type="string" calcext:value-type="string">
            <text:p>.</text:p>
          </table:table-cell>
          <table:table-cell office:value-type="string" calcext:value-type="string">
            <text:p>Rynkeby</text:p>
          </table:table-cell>
          <table:table-cell office:value-type="string" calcext:value-type="string">
            <text:p>Brunch, Drikke, Morgenmad</text:p>
          </table:table-cell>
          <table:table-cell table:number-columns-repeated="4"/>
          <table:table-cell office:value-type="string" calcext:value-type="string">
            <text:p>KØL, Øko (dansk), Øko (europæisk)</text:p>
          </table:table-cell>
          <table:table-cell table:number-columns-repeated="3"/>
          <table:table-cell office:value-type="string" calcext:value-type="string">
            <text:p>Juice</text:p>
          </table:table-cell>
          <table:table-cell office:value-type="string" calcext:value-type="string">
            <text:p>Økologisk blodappelsinjuice</text:p>
            <text:p>Denne forfriskende juice har sin smag fra solfyldte appelsiner og sæsonens bedste blodappelsiner. Alt er naturligvis økologisk dyrket.</text:p>
          </table:table-cell>
          <table:table-cell office:value-type="string" calcext:value-type="string">
            <text:p>https://www.nemlig.com/blodappelsinjuice-oeko-5045523</text:p>
          </table:table-cell>
        </table:table-row>
        <table:table-row table:style-name="ro13">
          <table:table-cell office:value-type="string" calcext:value-type="string">
            <text:p>Dagligvarer &gt; Blomster og have &gt; Potter og vaser &gt; Vase plet</text:p>
          </table:table-cell>
          <table:table-cell office:value-type="string" calcext:value-type="string">
            <text:p>Vase plet</text:p>
          </table:table-cell>
          <table:table-cell office:value-type="string" calcext:value-type="string">
            <text:p>1 stk. / H: 11,5 cm</text:p>
          </table:table-cell>
          <table:table-cell/>
          <table:table-cell office:value-type="string" calcext:value-type="string">
            <text:p>55.00</text:p>
          </table:table-cell>
          <table:table-cell office:value-type="string" calcext:value-type="string">
            <text:p>.</text:p>
          </table:table-cell>
          <table:table-cell office:value-type="string" calcext:value-type="string">
            <text:p>2have</text:p>
          </table:table-cell>
          <table:table-cell office:value-type="string" calcext:value-type="string">
            <text:p>Dekoration</text:p>
          </table:table-cell>
          <table:table-cell/>
          <table:table-cell office:value-type="string" calcext:value-type="string">
            <text:p>Blå</text:p>
          </table:table-cell>
          <table:table-cell table:number-columns-repeated="6"/>
          <table:table-cell office:value-type="string" calcext:value-type="string">
            <text:p>Vase</text:p>
          </table:table-cell>
          <table:table-cell office:value-type="string" calcext:value-type="string">
            <text:p>Om 2have:</text:p>
            <text:p/>
            <text:p>2have a/s blev grundlagt i 2002 og er en danskejet grossist-virksomhed, som forhandler brugskunst, gaveartikler og andet tilbehør, specielt til blomster- og brugskunstforretninger samt interiørhuse i Danmark og resten af Skandinavien.</text:p>
            <text:p/>
            <text:p>2have a/s er ikke blot en arbejdsplads, men en livsstil... - et sted, hvor der udvikles, spekuleres, skabes og ikke mindst drømmes om design, former og farver - for altid at være i den gruppe, som tør give et bud på fremtiden - og gør det.</text:p>
            <text:p/>
            <text:p>Bemærk: Ved køb af potte bør du altid gå efter at potten er en smule større i diameter end blomsten den skal bruges til.</text:p>
          </table:table-cell>
          <table:table-cell office:value-type="string" calcext:value-type="string">
            <text:p>https://www.nemlig.com/vase-plet-5048161</text:p>
          </table:table-cell>
        </table:table-row>
        <table:table-row table:style-name="ro1">
          <table:table-cell office:value-type="string" calcext:value-type="string">
            <text:p>Dagligvarer &gt; Køl og mejeri &gt; Færdigretter på køl &gt; Supper &gt; Baguetter</text:p>
          </table:table-cell>
          <table:table-cell office:value-type="string" calcext:value-type="string">
            <text:p>Baguetter</text:p>
          </table:table-cell>
          <table:table-cell office:value-type="string" calcext:value-type="string">
            <text:p>350 g / m. hvidløgssmør / frost / Hatting</text:p>
          </table:table-cell>
          <table:table-cell office:value-type="string" calcext:value-type="string">
            <text:p>Frost</text:p>
          </table:table-cell>
          <table:table-cell office:value-type="string" calcext:value-type="string">
            <text:p>24.95</text:p>
          </table:table-cell>
          <table:table-cell office:value-type="string" calcext:value-type="string">
            <text:p>.</text:p>
          </table:table-cell>
          <table:table-cell office:value-type="string" calcext:value-type="string">
            <text:p>Hatting</text:p>
          </table:table-cell>
          <table:table-cell office:value-type="string" calcext:value-type="string">
            <text:p>Grill</text:p>
          </table:table-cell>
          <table:table-cell table:number-columns-repeated="4"/>
          <table:table-cell office:value-type="string" calcext:value-type="string">
            <text:p>Frost</text:p>
          </table:table-cell>
          <table:table-cell table:number-columns-repeated="3"/>
          <table:table-cell office:value-type="string" calcext:value-type="string">
            <text:p>Brød</text:p>
          </table:table-cell>
          <table:table-cell office:value-type="string" calcext:value-type="string">
            <text:p>Forbagte dybfrosne baguetter med dejlig smør med frisk hvidløg, der smelter ind i brødet… Mmmm Derfor er hvidløgsbaguetter fra Hatting så populære. Lige til at færdigbage nogle minutter i ovnen eller på grillen.</text:p>
          </table:table-cell>
          <table:table-cell office:value-type="string" calcext:value-type="string">
            <text:p>https://www.nemlig.com/baguetter-103263</text:p>
          </table:table-cell>
        </table:table-row>
        <table:table-row table:style-name="ro1">
          <table:table-cell office:value-type="string" calcext:value-type="string">
            <text:p>Dagligvarer &gt; Pleje og skønhed &gt; Beklædning &gt; Skocreme, skopleje mv. &gt; Skosvamp (sort)</text:p>
          </table:table-cell>
          <table:table-cell office:value-type="string" calcext:value-type="string">
            <text:p>Skosvamp (sort)</text:p>
          </table:table-cell>
          <table:table-cell office:value-type="string" calcext:value-type="string">
            <text:p>0,006 l / selvblankende / Silver</text:p>
          </table:table-cell>
          <table:table-cell/>
          <table:table-cell office:value-type="string" calcext:value-type="string">
            <text:p>24.95</text:p>
          </table:table-cell>
          <table:table-cell office:value-type="string" calcext:value-type="string">
            <text:p>.</text:p>
          </table:table-cell>
          <table:table-cell office:value-type="string" calcext:value-type="string">
            <text:p>Silver</text:p>
          </table:table-cell>
          <table:table-cell table:number-columns-repeated="9"/>
          <table:table-cell office:value-type="string" calcext:value-type="string">
            <text:p>Skosvamp</text:p>
          </table:table-cell>
          <table:table-cell office:value-type="string" calcext:value-type="string">
            <text:p>Silver Selvblankende Svamp giver en fremragende skinnende overflade. Kan bruges på alle lædersko og lædertilbehør.</text:p>
          </table:table-cell>
          <table:table-cell office:value-type="string" calcext:value-type="string">
            <text:p>https://www.nemlig.com/skosvamp-sort-5014660</text:p>
          </table:table-cell>
        </table:table-row>
        <table:table-row table:style-name="ro14">
          <table:table-cell office:value-type="string" calcext:value-type="string">
            <text:p>Dagligvarer &gt; Slik og kiosk &gt; Kontorartikler &gt; Mapper og organisering &gt; Plastlommer A4 (glasklare)</text:p>
          </table:table-cell>
          <table:table-cell office:value-type="string" calcext:value-type="string">
            <text:p>Plastlommer A4 (glasklare)</text:p>
          </table:table-cell>
          <table:table-cell office:value-type="string" calcext:value-type="string">
            <text:p>10 stk. / Esselte</text:p>
          </table:table-cell>
          <table:table-cell/>
          <table:table-cell office:value-type="string" calcext:value-type="string">
            <text:p>16.95</text:p>
          </table:table-cell>
          <table:table-cell office:value-type="string" calcext:value-type="string">
            <text:p>13.56</text:p>
          </table:table-cell>
          <table:table-cell office:value-type="string" calcext:value-type="string">
            <text:p>Esselte</text:p>
          </table:table-cell>
          <table:table-cell office:value-type="string" calcext:value-type="string">
            <text:p>Hjemmet, Kontor, Skole</text:p>
          </table:table-cell>
          <table:table-cell table:number-columns-repeated="8"/>
          <table:table-cell office:value-type="string" calcext:value-type="string">
            <text:p>Organisering</text:p>
          </table:table-cell>
          <table:table-cell office:value-type="string" calcext:value-type="string">
            <text:p>Plastlommer</text:p>
            <text:p>Kvalitets plastlomme til hverdags brug. Multi-hulningen giver nem opbevaring af dokumenter i brev- og ringordnere.</text:p>
            <text:p/>
            <text:p>Glasklar lomme i 0,08 mm recirkuleret PP folie, copysafe.</text:p>
            <text:p/>
            <text:p>Åbning i toppen giver nem adgang til papirer i mapper uden at åbne lukkemekanismen.</text:p>
            <text:p/>
            <text:p>Der er 11 huller til universal brug.</text:p>
            <text:p/>
            <text:p>De passer til A4 format.</text:p>
          </table:table-cell>
          <table:table-cell office:value-type="string" calcext:value-type="string">
            <text:p>https://www.nemlig.com/plastlommer-a4-glasklare-5035449</text:p>
          </table:table-cell>
        </table:table-row>
        <table:table-row table:style-name="ro3">
          <table:table-cell office:value-type="string" calcext:value-type="string">
            <text:p>Dagligvarer &gt; Kolonial &gt; Bagning &gt; Bageartikler &gt; Krymmel og kagepynt &gt; Guldstøv</text:p>
          </table:table-cell>
          <table:table-cell office:value-type="string" calcext:value-type="string">
            <text:p>Guldstøv</text:p>
          </table:table-cell>
          <table:table-cell office:value-type="string" calcext:value-type="string">
            <text:p>5 g / Odense Marcipan</text:p>
          </table:table-cell>
          <table:table-cell/>
          <table:table-cell office:value-type="string" calcext:value-type="string">
            <text:p>33.95</text:p>
          </table:table-cell>
          <table:table-cell office:value-type="string" calcext:value-type="string">
            <text:p>.</text:p>
          </table:table-cell>
          <table:table-cell office:value-type="string" calcext:value-type="string">
            <text:p>Odense Marcipan</text:p>
          </table:table-cell>
          <table:table-cell office:value-type="string" calcext:value-type="string">
            <text:p>Dessert</text:p>
          </table:table-cell>
          <table:table-cell table:number-columns-repeated="8"/>
          <table:table-cell office:value-type="string" calcext:value-type="string">
            <text:p>Bageartikler</text:p>
          </table:table-cell>
          <table:table-cell office:value-type="string" calcext:value-type="string">
            <text:p>Guldstøv</text:p>
            <text:p>ODENSE Guldstøv er spiseligt pulverfarve der er udvundet af naturlig mineraler, og har ingen tilsat smag. Det passer derfor til alle slags kager og konfekt, og giver et super flot resultat. </text:p>
          </table:table-cell>
          <table:table-cell office:value-type="string" calcext:value-type="string">
            <text:p>https://www.nemlig.com/guldstoev-5028591</text:p>
          </table:table-cell>
        </table:table-row>
        <table:table-row table:style-name="ro3">
          <table:table-cell office:value-type="string" calcext:value-type="string">
            <text:p>Dagligvarer &gt; Kød og fisk &gt; Oksekød &gt; Hakket oksekød &gt; Brioche burgerboller</text:p>
          </table:table-cell>
          <table:table-cell office:value-type="string" calcext:value-type="string">
            <text:p>Brioche burgerboller</text:p>
          </table:table-cell>
          <table:table-cell office:value-type="string" calcext:value-type="string">
            <text:p>2 stk. / 160 g / Bröd</text:p>
          </table:table-cell>
          <table:table-cell/>
          <table:table-cell office:value-type="string" calcext:value-type="string">
            <text:p>16.95</text:p>
          </table:table-cell>
          <table:table-cell office:value-type="string" calcext:value-type="string">
            <text:p>.</text:p>
          </table:table-cell>
          <table:table-cell office:value-type="string" calcext:value-type="string">
            <text:p>Bröd</text:p>
          </table:table-cell>
          <table:table-cell office:value-type="string" calcext:value-type="string">
            <text:p>Aftensmad, Burgere, Grill, Madlavning</text:p>
          </table:table-cell>
          <table:table-cell table:number-columns-repeated="8"/>
          <table:table-cell office:value-type="string" calcext:value-type="string">
            <text:p>Boller, Brød</text:p>
          </table:table-cell>
          <table:table-cell office:value-type="string" calcext:value-type="string">
            <text:p>Brioche burgerboller</text:p>
            <text:p>Lækre burgerboller til aftensmaden.</text:p>
          </table:table-cell>
          <table:table-cell office:value-type="string" calcext:value-type="string">
            <text:p>https://www.nemlig.com/brioche-burgerboller-5030263</text:p>
          </table:table-cell>
        </table:table-row>
        <table:table-row table:style-name="ro3">
          <table:table-cell office:value-type="string" calcext:value-type="string">
            <text:p>Dagligvarer &gt; Brød, kiks og kager &gt; Knækbrød &gt; Knækbrød m. sesam/hørfrø øko.</text:p>
          </table:table-cell>
          <table:table-cell office:value-type="string" calcext:value-type="string">
            <text:p>Knækbrød m. sesam/hørfrø øko.</text:p>
          </table:table-cell>
          <table:table-cell office:value-type="string" calcext:value-type="string">
            <text:p>200 g / fuldkorn / Madame Butterfly</text:p>
          </table:table-cell>
          <table:table-cell office:value-type="string" calcext:value-type="string">
            <text:p>Øko (europæisk)</text:p>
          </table:table-cell>
          <table:table-cell office:value-type="string" calcext:value-type="string">
            <text:p>22.95</text:p>
          </table:table-cell>
          <table:table-cell office:value-type="string" calcext:value-type="string">
            <text:p>.</text:p>
          </table:table-cell>
          <table:table-cell office:value-type="string" calcext:value-type="string">
            <text:p>Madame Butterfly</text:p>
          </table:table-cell>
          <table:table-cell office:value-type="string" calcext:value-type="string">
            <text:p>Mellemmåltid, Snack</text:p>
          </table:table-cell>
          <table:table-cell table:number-columns-repeated="4"/>
          <table:table-cell office:value-type="string" calcext:value-type="string">
            <text:p>Øko (europæisk)</text:p>
          </table:table-cell>
          <table:table-cell table:number-columns-repeated="3"/>
          <table:table-cell office:value-type="string" calcext:value-type="string">
            <text:p>Knækbrød</text:p>
          </table:table-cell>
          <table:table-cell office:value-type="string" calcext:value-type="string">
            <text:p>Fuldkorns knækbrød Hvede Solsikkefrø, Sesam og Hørfrø</text:p>
            <text:p>Det sprødeste knæk og masser af bid! Her får du fuldkornsknasende knækbrød til madpakken, ostebordet eller som snack foran fjernsynet. En stor, kraftig skive, som indeholder hele 67% fuldkorn og et kærligt drys af solsikkekerner, sesam og hørfrø. Naturligvis økologisk.</text:p>
          </table:table-cell>
          <table:table-cell office:value-type="string" calcext:value-type="string">
            <text:p>https://www.nemlig.com/knaekbroed-m-sesam-hoerfroe-oeko-5030482</text:p>
          </table:table-cell>
        </table:table-row>
        <table:table-row table:style-name="ro3">
          <table:table-cell office:value-type="string" calcext:value-type="string">
            <text:p>Dagligvarer &gt; Kød og fisk &gt; Oksekød &gt; Hakket oksekød &gt; Tortilla wraps 25 cm</text:p>
          </table:table-cell>
          <table:table-cell office:value-type="string" calcext:value-type="string">
            <text:p>Tortilla wraps 25 cm</text:p>
          </table:table-cell>
          <table:table-cell office:value-type="string" calcext:value-type="string">
            <text:p>370 g / 6 stk. / Todo Mexicano</text:p>
          </table:table-cell>
          <table:table-cell/>
          <table:table-cell office:value-type="string" calcext:value-type="string">
            <text:p>8.95</text:p>
          </table:table-cell>
          <table:table-cell office:value-type="string" calcext:value-type="string">
            <text:p>.</text:p>
          </table:table-cell>
          <table:table-cell office:value-type="string" calcext:value-type="string">
            <text:p>Todo Mexicano</text:p>
          </table:table-cell>
          <table:table-cell office:value-type="string" calcext:value-type="string">
            <text:p>Mexicansk</text:p>
          </table:table-cell>
          <table:table-cell table:number-columns-repeated="4"/>
          <table:table-cell office:value-type="string" calcext:value-type="string">
            <text:p>Discount</text:p>
          </table:table-cell>
          <table:table-cell table:number-columns-repeated="3"/>
          <table:table-cell office:value-type="string" calcext:value-type="string">
            <text:p>Madbrød</text:p>
          </table:table-cell>
          <table:table-cell office:value-type="string" calcext:value-type="string">
            <text:p>Tortilla wraps</text:p>
            <text:p>Spis tortillia pandekagerne kan spises kolde. Tortillas bliver blødere og nemmere at folde og rulle, når de er varme. Varm dem i ovnen eller i microovnen.</text:p>
          </table:table-cell>
          <table:table-cell office:value-type="string" calcext:value-type="string">
            <text:p>https://www.nemlig.com/tortilla-wraps-25-cm-5028580</text:p>
          </table:table-cell>
        </table:table-row>
        <table:table-row table:style-name="ro1">
          <table:table-cell office:value-type="string" calcext:value-type="string">
            <text:p>Dagligvarer &gt; Drikkevarer &gt; Øl &gt; Øltyper &gt; Specialøl &gt; Microovns popcorn</text:p>
          </table:table-cell>
          <table:table-cell office:value-type="string" calcext:value-type="string">
            <text:p>Microovns popcorn</text:p>
          </table:table-cell>
          <table:table-cell office:value-type="string" calcext:value-type="string">
            <text:p>10 ps. / 800 g / 50% mindre fedt / Popz</text:p>
          </table:table-cell>
          <table:table-cell/>
          <table:table-cell office:value-type="string" calcext:value-type="string">
            <text:p>40.95</text:p>
          </table:table-cell>
          <table:table-cell office:value-type="string" calcext:value-type="string">
            <text:p>.</text:p>
          </table:table-cell>
          <table:table-cell office:value-type="string" calcext:value-type="string">
            <text:p>Popz</text:p>
          </table:table-cell>
          <table:table-cell office:value-type="string" calcext:value-type="string">
            <text:p>Snack</text:p>
          </table:table-cell>
          <table:table-cell table:number-columns-repeated="8"/>
          <table:table-cell office:value-type="string" calcext:value-type="string">
            <text:p>Popcorn</text:p>
          </table:table-cell>
          <table:table-cell office:value-type="string" calcext:value-type="string">
            <text:p>Popz 50% mindre fedt micropopcorn 10 poser</text:p>
          </table:table-cell>
          <table:table-cell office:value-type="string" calcext:value-type="string">
            <text:p>https://www.nemlig.com/microovns-popcorn-5038813</text:p>
          </table:table-cell>
        </table:table-row>
        <table:table-row table:style-name="ro3">
          <table:table-cell office:value-type="string" calcext:value-type="string">
            <text:p>Dagligvarer &gt; Husholdning og bolig &gt; Boligtilbehør &gt; Juletræ</text:p>
          </table:table-cell>
          <table:table-cell office:value-type="string" calcext:value-type="string">
            <text:p>Juletræ</text:p>
          </table:table-cell>
          <table:table-cell office:value-type="string" calcext:value-type="string">
            <text:p>1 stk. / 2,10 m / plastik / Det Gamle Apotek</text:p>
          </table:table-cell>
          <table:table-cell/>
          <table:table-cell office:value-type="string" calcext:value-type="string">
            <text:p>1299.00</text:p>
          </table:table-cell>
          <table:table-cell office:value-type="string" calcext:value-type="string">
            <text:p>.</text:p>
          </table:table-cell>
          <table:table-cell office:value-type="string" calcext:value-type="string">
            <text:p>Det Gamle Apotek</text:p>
          </table:table-cell>
          <table:table-cell office:value-type="string" calcext:value-type="string">
            <text:p>Bolig, Hjemmet, Jul, Pynt</text:p>
          </table:table-cell>
          <table:table-cell/>
          <table:table-cell office:value-type="string" calcext:value-type="string">
            <text:p>Grøn</text:p>
          </table:table-cell>
          <table:table-cell table:number-columns-repeated="5"/>
          <table:table-cell office:value-type="string" calcext:value-type="string">
            <text:p>210 cm</text:p>
          </table:table-cell>
          <table:table-cell office:value-type="string" calcext:value-type="string">
            <text:p>Julepynt</text:p>
          </table:table-cell>
          <table:table-cell office:value-type="string" calcext:value-type="string">
            <text:p>Juletræ</text:p>
            <text:p>Grønt jultræ i plastik. Det er "knock down" model.</text:p>
          </table:table-cell>
          <table:table-cell office:value-type="string" calcext:value-type="string">
            <text:p>https://www.nemlig.com/juletrae-5048301</text:p>
          </table:table-cell>
        </table:table-row>
        <table:table-row table:style-name="ro3">
          <table:table-cell office:value-type="string" calcext:value-type="string">
            <text:p>Dagligvarer &gt; Pleje og skønhed &gt; Toiletartikler &gt; Bind, tamponer og trusseindlæg &gt; Inkontinens &gt; Bind (mini)</text:p>
          </table:table-cell>
          <table:table-cell office:value-type="string" calcext:value-type="string">
            <text:p>Bind (mini)</text:p>
          </table:table-cell>
          <table:table-cell office:value-type="string" calcext:value-type="string">
            <text:p>20 stk. / Tena Lady</text:p>
          </table:table-cell>
          <table:table-cell/>
          <table:table-cell office:value-type="string" calcext:value-type="string">
            <text:p>42.95</text:p>
          </table:table-cell>
          <table:table-cell office:value-type="string" calcext:value-type="string">
            <text:p>.</text:p>
          </table:table-cell>
          <table:table-cell office:value-type="string" calcext:value-type="string">
            <text:p>Tena</text:p>
          </table:table-cell>
          <table:table-cell table:number-columns-repeated="8"/>
          <table:table-cell office:value-type="string" calcext:value-type="string">
            <text:p>Mini</text:p>
          </table:table-cell>
          <table:table-cell office:value-type="string" calcext:value-type="string">
            <text:p>Bind til inkontinens</text:p>
          </table:table-cell>
          <table:table-cell office:value-type="string" calcext:value-type="string">
            <text:p>Tena Lady Discreet Mini</text:p>
            <text:p>Vi har opgraderet dette populære produkt, som nu absorberer endnu hurtigere og har endnu bedre tørhedsegenskaber end før. Selv når det presses sammen, holder det sig betydeligt mere tørt end andre og større bind til kvinder. Det enestående QuickDry™ toplag transporterer øjeblikkeligt al fugt væk fra huden og den effektive Lock Away Core™ holder væsken indkapslet. Desuden giver TENA Odour Control™en ekstra god følelse af friskhed. TENA Lady Mini er nogenlunde på størrelse med et hygiejnebind med en længde på 22 cm og en tykkelse på kun 5 mm.</text:p>
          </table:table-cell>
          <table:table-cell office:value-type="string" calcext:value-type="string">
            <text:p>https://www.nemlig.com/bind-mini-5026276</text:p>
          </table:table-cell>
        </table:table-row>
        <table:table-row table:style-name="ro11">
          <table:table-cell office:value-type="string" calcext:value-type="string">
            <text:p>Dagligvarer &gt; Frost &gt; Kød og fjerkræ &gt; Kylling &gt; Kylletter</text:p>
          </table:table-cell>
          <table:table-cell office:value-type="string" calcext:value-type="string">
            <text:p>Kylletter</text:p>
          </table:table-cell>
          <table:table-cell office:value-type="string" calcext:value-type="string">
            <text:p>240 g / frost / Danpo</text:p>
          </table:table-cell>
          <table:table-cell office:value-type="string" calcext:value-type="string">
            <text:p>Frost,Halal</text:p>
          </table:table-cell>
          <table:table-cell office:value-type="string" calcext:value-type="string">
            <text:p>17.95</text:p>
          </table:table-cell>
          <table:table-cell office:value-type="string" calcext:value-type="string">
            <text:p>12.95</text:p>
          </table:table-cell>
          <table:table-cell office:value-type="string" calcext:value-type="string">
            <text:p>Danpo</text:p>
          </table:table-cell>
          <table:table-cell office:value-type="string" calcext:value-type="string">
            <text:p>Aftensmad, Grill</text:p>
          </table:table-cell>
          <table:table-cell table:number-columns-repeated="4"/>
          <table:table-cell office:value-type="string" calcext:value-type="string">
            <text:p>Frost, Halal</text:p>
          </table:table-cell>
          <table:table-cell office:value-type="string" calcext:value-type="string">
            <text:p>Danmark</text:p>
          </table:table-cell>
          <table:table-cell table:number-columns-repeated="2"/>
          <table:table-cell office:value-type="string" calcext:value-type="string">
            <text:p>Kylling</text:p>
          </table:table-cell>
          <table:table-cell office:value-type="string" calcext:value-type="string">
            <text:p>Kylletter</text:p>
            <text:p>Danpo kylletter er velegnet som en snack, som børnemenu eller et hurtigt måltid. De bliver super sprøde og er hurtige og nemme at tilberede. Kylletterne er paneret, stegte og lavet af dansk kyllingekød.</text:p>
            <text:p/>
            <text:p>Tilberedning:</text:p>
            <text:p>I ovn: Dybfrossen ca. 30 minutter ved 200˚ i almindelig ovn eller varmluft ved 190˚. Optøet: ca. 25 minutter.</text:p>
            <text:p>På pande: Dybfrossen ca. 4 minutter på hver side ved middelvarme. Optøet: ca. 2 minutter på hver side.</text:p>
            <text:p>I friture: Dybfrossen ca. 4 minutter ved 185˚. Optøet ca. 3 min.</text:p>
            <text:p/>
            <text:p>Danpo dansk kylling er opvokset, slagtet og pakket i Danmark. Det er kyllinger fra udvalgte landmænd i Danmark. Kyllingerne vokser op på de bedste foderblandinger og landmændene opdrætter kyllingerne efter nogle af de strengeste krav i verden. Kyllingerne vokser op i trygge omgivelser uden stress. De går frit rundt i en tør og lun stald og har fri adgang til vand og foder. Danpo har den fulde kontrol over kyllingens vej, og kan derfor levere den bedste kødkvalitet samt garanterer den højeste grad af fødevaresikkerhed.</text:p>
          </table:table-cell>
          <table:table-cell office:value-type="string" calcext:value-type="string">
            <text:p>https://www.nemlig.com/kylletter-5037395</text:p>
          </table:table-cell>
        </table:table-row>
        <table:table-row table:style-name="ro7">
          <table:table-cell office:value-type="string" calcext:value-type="string">
            <text:p>Dagligvarer &gt; Frost &gt; Brød og kager &gt; Wienerbrød og croissanter &gt; Mini croissant</text:p>
          </table:table-cell>
          <table:table-cell office:value-type="string" calcext:value-type="string">
            <text:p>Mini croissant</text:p>
          </table:table-cell>
          <table:table-cell office:value-type="string" calcext:value-type="string">
            <text:p>6 stk. / 120 g / bake-off / frost / Cofoco Food</text:p>
          </table:table-cell>
          <table:table-cell office:value-type="string" calcext:value-type="string">
            <text:p>Frost</text:p>
          </table:table-cell>
          <table:table-cell office:value-type="string" calcext:value-type="string">
            <text:p>37.95</text:p>
          </table:table-cell>
          <table:table-cell office:value-type="string" calcext:value-type="string">
            <text:p>30.36</text:p>
          </table:table-cell>
          <table:table-cell office:value-type="string" calcext:value-type="string">
            <text:p>Cofoco</text:p>
          </table:table-cell>
          <table:table-cell table:number-columns-repeated="5"/>
          <table:table-cell office:value-type="string" calcext:value-type="string">
            <text:p>Frost</text:p>
          </table:table-cell>
          <table:table-cell table:number-columns-repeated="3"/>
          <table:table-cell office:value-type="string" calcext:value-type="string">
            <text:p>Brød</text:p>
          </table:table-cell>
          <table:table-cell office:value-type="string" calcext:value-type="string">
            <text:p>6 stk mini croissanter</text:p>
            <text:p>Mini smørcroissanter er ideelle til morgenbordet eller morgenbuffetten.</text:p>
            <text:p>Hemmeligheden bag dem er valget af de bedste råvarer, gammelt håndværk og unikke opskrifter.</text:p>
            <text:p>Lavet på mel, AOC-smør, sukker, æg og en smule salt. Bages i ovnen i ca. 12 min ved 180 grader.</text:p>
          </table:table-cell>
          <table:table-cell office:value-type="string" calcext:value-type="string">
            <text:p>https://www.nemlig.com/mini-croissant-5009277</text:p>
          </table:table-cell>
        </table:table-row>
        <table:table-row table:style-name="ro5">
          <table:table-cell office:value-type="string" calcext:value-type="string">
            <text:p>Dagligvarer &gt; Frost &gt; Supper og nem mad &gt; Færdigretter &gt; Indisk fairdigret øko.</text:p>
          </table:table-cell>
          <table:table-cell office:value-type="string" calcext:value-type="string">
            <text:p>Indisk fairdigret øko.</text:p>
          </table:table-cell>
          <table:table-cell office:value-type="string" calcext:value-type="string">
            <text:p>360 g / frost / Glutenfri / Fairdig</text:p>
          </table:table-cell>
          <table:table-cell office:value-type="string" calcext:value-type="string">
            <text:p>Frost,Øko (dansk),Øko (europæisk)</text:p>
          </table:table-cell>
          <table:table-cell office:value-type="string" calcext:value-type="string">
            <text:p>49.95</text:p>
          </table:table-cell>
          <table:table-cell office:value-type="string" calcext:value-type="string">
            <text:p>.</text:p>
          </table:table-cell>
          <table:table-cell office:value-type="string" calcext:value-type="string">
            <text:p>Fairdig</text:p>
          </table:table-cell>
          <table:table-cell office:value-type="string" calcext:value-type="string">
            <text:p>Aftensmad, Vegetar</text:p>
          </table:table-cell>
          <table:table-cell table:number-columns-repeated="4"/>
          <table:table-cell office:value-type="string" calcext:value-type="string">
            <text:p>Frost, Glutenfri, Vegansk, Øko (dansk), Øko (europæisk)</text:p>
          </table:table-cell>
          <table:table-cell table:number-columns-repeated="3"/>
          <table:table-cell office:value-type="string" calcext:value-type="string">
            <text:p>Convenience, Færdigret</text:p>
          </table:table-cell>
          <table:table-cell office:value-type="string" calcext:value-type="string">
            <text:p>Indisk gryderet øko.</text:p>
            <text:p>Plantebaseret økologisk kikærtegryde med brune ris (glutenfri). Indisk fairdigret med masala er en indisk inspireret plantebaseret kikærtegryde med masala krydderblanding lavet fra bunden, brune ris og masser af grøntsager. Retten er smagfuld og krydret uden at være stærk.</text:p>
            <text:p/>
            <text:p>Sanserne aktiveres af duften fra Fairdigs egen masala, farvepaletten af sprøde grøntsager og ristede solsikkekerner.</text:p>
            <text:p/>
            <text:p>Saucen tyknes på indisk manér af løg frem for stivelsesprodukter.</text:p>
            <text:p/>
            <text:p>Retten er et komplet måltid til én person, og så følger den naturligvis det grundlæggende princip, der gælder alle Fairdigs færdigretter: Den er uden tilsætningsstoffer, økologisk, klimavenlig og 100 % plantebaseret. Den indiske fairdigret er et godt bud på en lækker og nem plantebaseret middag.</text:p>
          </table:table-cell>
          <table:table-cell office:value-type="string" calcext:value-type="string">
            <text:p>https://www.nemlig.com/indisk-fairdigret-oeko-5038094</text:p>
          </table:table-cell>
        </table:table-row>
        <table:table-row table:style-name="ro7">
          <table:table-cell office:value-type="string" calcext:value-type="string">
            <text:p>Dagligvarer &gt; Køl og mejeri &gt; Pålæg &gt; Frikadeller &gt; Færdige frikadeller &gt; Kyllingefrikadeller</text:p>
          </table:table-cell>
          <table:table-cell office:value-type="string" calcext:value-type="string">
            <text:p>Kyllingefrikadeller</text:p>
          </table:table-cell>
          <table:table-cell office:value-type="string" calcext:value-type="string">
            <text:p>10 stk. / 200 g / Tulip</text:p>
          </table:table-cell>
          <table:table-cell office:value-type="string" calcext:value-type="string">
            <text:p>KØL,Nøglehulsmærket</text:p>
          </table:table-cell>
          <table:table-cell office:value-type="string" calcext:value-type="string">
            <text:p>20.95</text:p>
          </table:table-cell>
          <table:table-cell office:value-type="string" calcext:value-type="string">
            <text:p>.</text:p>
          </table:table-cell>
          <table:table-cell office:value-type="string" calcext:value-type="string">
            <text:p>Tulip</text:p>
          </table:table-cell>
          <table:table-cell office:value-type="string" calcext:value-type="string">
            <text:p>Aftensmad, Frokost, Madpakke, Picnic</text:p>
          </table:table-cell>
          <table:table-cell table:number-columns-repeated="4"/>
          <table:table-cell office:value-type="string" calcext:value-type="string">
            <text:p>Discount, KØL, Nøglehulsmærket</text:p>
          </table:table-cell>
          <table:table-cell office:value-type="string" calcext:value-type="string">
            <text:p>Kylling</text:p>
          </table:table-cell>
          <table:table-cell table:number-columns-repeated="2"/>
          <table:table-cell office:value-type="string" calcext:value-type="string">
            <text:p>Frikadeller</text:p>
          </table:table-cell>
          <table:table-cell office:value-type="string" calcext:value-type="string">
            <text:p>Kyllingefrikadeller</text:p>
            <text:p>Tulip kyllingefrikadeller er til dig, der ønsker et alternativ til den traditionelle frikadelle med grisekød. De er pandestegte, så de ser hjemmelavede ud.</text:p>
            <text:p/>
            <text:p>Lun frikadellerne i ovnen eller spis dem kolde.</text:p>
          </table:table-cell>
          <table:table-cell office:value-type="string" calcext:value-type="string">
            <text:p>https://www.nemlig.com/kyllingefrikadeller-5041424</text:p>
          </table:table-cell>
        </table:table-row>
        <table:table-row table:style-name="ro3">
          <table:table-cell office:value-type="string" calcext:value-type="string">
            <text:p>Dagligvarer &gt; Slik og kiosk &gt; Chokolade &gt; Barer &gt; Bounty (lys)</text:p>
          </table:table-cell>
          <table:table-cell office:value-type="string" calcext:value-type="string">
            <text:p>Bounty (lys)</text:p>
          </table:table-cell>
          <table:table-cell office:value-type="string" calcext:value-type="string">
            <text:p>57 g</text:p>
          </table:table-cell>
          <table:table-cell/>
          <table:table-cell office:value-type="string" calcext:value-type="string">
            <text:p>11.95</text:p>
          </table:table-cell>
          <table:table-cell office:value-type="string" calcext:value-type="string">
            <text:p>.</text:p>
          </table:table-cell>
          <table:table-cell office:value-type="string" calcext:value-type="string">
            <text:p>Bounty</text:p>
          </table:table-cell>
          <table:table-cell table:number-columns-repeated="9"/>
          <table:table-cell office:value-type="string" calcext:value-type="string">
            <text:p>Chokoladebar, Slik</text:p>
          </table:table-cell>
          <table:table-cell office:value-type="string" calcext:value-type="string">
            <text:p>Bounty (lys)</text:p>
            <text:p>Blød, saftig mælkechokolade med kokos indeni.</text:p>
          </table:table-cell>
          <table:table-cell office:value-type="string" calcext:value-type="string">
            <text:p>https://www.nemlig.com/bounty-lys-303046</text:p>
          </table:table-cell>
        </table:table-row>
        <table:table-row table:style-name="ro11">
          <table:table-cell office:value-type="string" calcext:value-type="string">
            <text:p>Dagligvarer &gt; Baby, børn og legetøj &gt; Legetøj &gt; Kreativ leg og læring &gt; Plus Plus BIG helikopter</text:p>
          </table:table-cell>
          <table:table-cell office:value-type="string" calcext:value-type="string">
            <text:p>Plus Plus BIG helikopter</text:p>
          </table:table-cell>
          <table:table-cell office:value-type="string" calcext:value-type="string">
            <text:p>1 stk. / 150 dele / 1+ år / Plus Plus</text:p>
          </table:table-cell>
          <table:table-cell/>
          <table:table-cell office:value-type="string" calcext:value-type="string">
            <text:p>249.95</text:p>
          </table:table-cell>
          <table:table-cell office:value-type="string" calcext:value-type="string">
            <text:p>.</text:p>
          </table:table-cell>
          <table:table-cell office:value-type="string" calcext:value-type="string">
            <text:p>Plus Plus</text:p>
          </table:table-cell>
          <table:table-cell office:value-type="string" calcext:value-type="string">
            <text:p>Børn, Kreativ leg</text:p>
          </table:table-cell>
          <table:table-cell table:number-columns-repeated="4"/>
          <table:table-cell office:value-type="string" calcext:value-type="string">
            <text:p>CE-mærket</text:p>
          </table:table-cell>
          <table:table-cell table:number-columns-repeated="3"/>
          <table:table-cell office:value-type="string" calcext:value-type="string">
            <text:p>Byggelegetøj, Indeleg, Legetøj</text:p>
          </table:table-cell>
          <table:table-cell office:value-type="string" calcext:value-type="string">
            <text:p>BIG helikopter</text:p>
            <text:p>Plus-Plus er et kreativt konstruktionslegetøj til timers leg.</text:p>
            <text:p>Børn - både piger og drenge, og deres forældre finder glæde ved at bruge deres fantasi til at skabe farverige 2D-gåder og mosaikker eller opbygge 3D-kreationer sammen. Et perfekt uddannelsesmæssigt STEM-legetøj, der stimulerer fine motoriske evner, kreativitet, fokus og tålmodighed.</text:p>
            <text:p>Plus-Plus: Én form - Uendelige muligheder.</text:p>
            <text:p/>
            <text:p>Hvert stykke måler 50 mm x 30 mm.</text:p>
            <text:p>Designet og lavet i Danmark.</text:p>
            <text:p/>
            <text:p>Se her vores fulde udvalg af kreativt legetøj.</text:p>
          </table:table-cell>
          <table:table-cell office:value-type="string" calcext:value-type="string">
            <text:p>https://www.nemlig.com/plus-plus-big-helikopter-5046316</text:p>
          </table:table-cell>
        </table:table-row>
        <table:table-row table:style-name="ro17">
          <table:table-cell office:value-type="string" calcext:value-type="string">
            <text:p>Dagligvarer &gt; Husholdning og bolig &gt; Rengøring &gt; Rengøringsmiddel &gt; Afkalker &gt; Afkalkningstabs</text:p>
          </table:table-cell>
          <table:table-cell office:value-type="string" calcext:value-type="string">
            <text:p>Afkalkningstabs</text:p>
          </table:table-cell>
          <table:table-cell office:value-type="string" calcext:value-type="string">
            <text:p>17 stk. / Minus Kalk</text:p>
          </table:table-cell>
          <table:table-cell/>
          <table:table-cell office:value-type="string" calcext:value-type="string">
            <text:p>18.00</text:p>
          </table:table-cell>
          <table:table-cell office:value-type="string" calcext:value-type="string">
            <text:p>.</text:p>
          </table:table-cell>
          <table:table-cell office:value-type="string" calcext:value-type="string">
            <text:p>Minus Kalk</text:p>
          </table:table-cell>
          <table:table-cell office:value-type="string" calcext:value-type="string">
            <text:p>Vaskemaskinen</text:p>
          </table:table-cell>
          <table:table-cell table:number-columns-repeated="4"/>
          <table:table-cell office:value-type="string" calcext:value-type="string">
            <text:p>Discount</text:p>
          </table:table-cell>
          <table:table-cell table:number-columns-repeated="3"/>
          <table:table-cell office:value-type="string" calcext:value-type="string">
            <text:p>Afkalkning</text:p>
          </table:table-cell>
          <table:table-cell office:value-type="string" calcext:value-type="string">
            <text:p>Afkalker til vaskemaskinen (tabs)</text:p>
            <text:p>Beskytter din vaskemaskine og plejer tøjet:</text:p>
            <text:p/>
            <text:p>Nem dosering.</text:p>
            <text:p>Gør dit tøj blødt.</text:p>
            <text:p>Bevarer tøjets farve.</text:p>
            <text:p>Skåner din vaskemaskine.</text:p>
            <text:p>Forhindrer grålige nuancer på tøjet.</text:p>
            <text:p>Forhindrer kalkdannelse i maskinen.</text:p>
            <text:p/>
            <text:p>Hver vask afsætter kalk på varmelegemet og andre dele af vaskemaskinen. Tilsætning af MinusKalk forhindrer kalkdannelse og forlænger derfor levetiden af dit varmelegeme samt øvrige dele i berøring med vand. Ved brug af MinusKalk sparer du på vaskemidlet og skåner dermed miljøet.</text:p>
            <text:p/>
            <text:p>Brugsanvisning:</text:p>
            <text:p/>
            <text:p>1 tablet pr. vask – Tilsættes hver vask for optimal virkning.</text:p>
            <text:p>1. Fjern folien omkring tabletten.</text:p>
            <text:p>2. Læg 1 tablet i den tomme tromle.</text:p>
            <text:p>3. Fyld derefter vasketromlen med tøj.</text:p>
            <text:p>4. Brug vaskemiddel som sædvanligt, men benyt kun den mængde, der anbefales til blødt vand.</text:p>
            <text:p/>
            <text:p>Virker ved alle temperaturer.</text:p>
            <text:p/>
            <text:p>www.minuskalk.dk</text:p>
          </table:table-cell>
          <table:table-cell office:value-type="string" calcext:value-type="string">
            <text:p>https://www.nemlig.com/afkalkningstabs-5500529</text:p>
          </table:table-cell>
        </table:table-row>
        <table:table-row table:style-name="ro7">
          <table:table-cell office:value-type="string" calcext:value-type="string">
            <text:p>Dagligvarer &gt; Frost &gt; Frugt og bær &gt; Blåbær</text:p>
          </table:table-cell>
          <table:table-cell office:value-type="string" calcext:value-type="string">
            <text:p>Blåbær</text:p>
          </table:table-cell>
          <table:table-cell office:value-type="string" calcext:value-type="string">
            <text:p>250 g / frost / nice'n easy</text:p>
          </table:table-cell>
          <table:table-cell office:value-type="string" calcext:value-type="string">
            <text:p>Frost,Nøglehulsmærket</text:p>
          </table:table-cell>
          <table:table-cell office:value-type="string" calcext:value-type="string">
            <text:p>16.61</text:p>
          </table:table-cell>
          <table:table-cell office:value-type="string" calcext:value-type="string">
            <text:p>.</text:p>
          </table:table-cell>
          <table:table-cell office:value-type="string" calcext:value-type="string">
            <text:p>nice'n' easy</text:p>
          </table:table-cell>
          <table:table-cell table:number-columns-repeated="5"/>
          <table:table-cell office:value-type="string" calcext:value-type="string">
            <text:p>Discount, Frost, Nøglehulsmærket</text:p>
          </table:table-cell>
          <table:table-cell table:number-columns-repeated="3"/>
          <table:table-cell office:value-type="string" calcext:value-type="string">
            <text:p>Frugt</text:p>
          </table:table-cell>
          <table:table-cell office:value-type="string" calcext:value-type="string">
            <text:p>Blåbær</text:p>
            <text:p>Oprindelsesland: Chile.</text:p>
            <text:p/>
            <text:p>Bemærk: Det anbefales at man giver de frosne blåbær et kort opkog, før de bruges i smoothies, som kagepynt eller til desserter, som ikke bliver varmet op.</text:p>
          </table:table-cell>
          <table:table-cell office:value-type="string" calcext:value-type="string">
            <text:p>https://www.nemlig.com/blaabaer-5010658</text:p>
          </table:table-cell>
        </table:table-row>
        <table:table-row table:style-name="ro7">
          <table:table-cell office:value-type="string" calcext:value-type="string">
            <text:p>Dagligvarer &gt; Husholdning og bolig &gt; Husholdningsartikler &gt; Film, bagepapir og mellemlægspapir &gt; Bagepapir</text:p>
          </table:table-cell>
          <table:table-cell office:value-type="string" calcext:value-type="string">
            <text:p>Bagepapir</text:p>
          </table:table-cell>
          <table:table-cell office:value-type="string" calcext:value-type="string">
            <text:p>1 rulle / 20 m / Abena</text:p>
          </table:table-cell>
          <table:table-cell office:value-type="string" calcext:value-type="string">
            <text:p>Svanemærket</text:p>
          </table:table-cell>
          <table:table-cell office:value-type="string" calcext:value-type="string">
            <text:p>19.95</text:p>
          </table:table-cell>
          <table:table-cell office:value-type="string" calcext:value-type="string">
            <text:p>.</text:p>
          </table:table-cell>
          <table:table-cell office:value-type="string" calcext:value-type="string">
            <text:p>Abena</text:p>
          </table:table-cell>
          <table:table-cell table:number-columns-repeated="5"/>
          <table:table-cell office:value-type="string" calcext:value-type="string">
            <text:p>FSC-certificeret, Svanemærket</text:p>
          </table:table-cell>
          <table:table-cell table:number-columns-repeated="3"/>
          <table:table-cell office:value-type="string" calcext:value-type="string">
            <text:p>Bagepapir</text:p>
          </table:table-cell>
          <table:table-cell office:value-type="string" calcext:value-type="string">
            <text:p>Bagepapir - 20 meter</text:p>
            <text:p>Dette svanemærkede og FSC certificerede bagepapir har en ekstra tyk silikonebehandling på begge sider og forhindrer dermed særligt effektivt, at bagværk og madvarer hænger fast. Bagepapiret er ikke tilsat fluor, er ikke bleget med klor og er bionedbrydeligt.</text:p>
            <text:p/>
            <text:p>Det kan anvendes ved både bagning, opbevaring og opvarmning af fødevarer og er velegnet til brug i både almindelig ovn samt mikrobølgovn.</text:p>
          </table:table-cell>
          <table:table-cell office:value-type="string" calcext:value-type="string">
            <text:p>https://www.nemlig.com/bagepapir-5042795</text:p>
          </table:table-cell>
        </table:table-row>
        <table:table-row table:style-name="ro7">
          <table:table-cell office:value-type="string" calcext:value-type="string">
            <text:p>Dagligvarer &gt; Baby, børn og legetøj &gt; Babymad og modermælkserstatning &gt; Babysnacks &gt; Majsringe øko.</text:p>
          </table:table-cell>
          <table:table-cell office:value-type="string" calcext:value-type="string">
            <text:p>Majsringe øko.</text:p>
          </table:table-cell>
          <table:table-cell office:value-type="string" calcext:value-type="string">
            <text:p>20 g / 7+ mdr. / Organix</text:p>
          </table:table-cell>
          <table:table-cell office:value-type="string" calcext:value-type="string">
            <text:p>Øko (europæisk)</text:p>
          </table:table-cell>
          <table:table-cell office:value-type="string" calcext:value-type="string">
            <text:p>9.95</text:p>
          </table:table-cell>
          <table:table-cell office:value-type="string" calcext:value-type="string">
            <text:p>.</text:p>
          </table:table-cell>
          <table:table-cell office:value-type="string" calcext:value-type="string">
            <text:p>Organix</text:p>
          </table:table-cell>
          <table:table-cell office:value-type="string" calcext:value-type="string">
            <text:p>Baby</text:p>
          </table:table-cell>
          <table:table-cell table:number-columns-repeated="4"/>
          <table:table-cell office:value-type="string" calcext:value-type="string">
            <text:p>Discount, Øko (europæisk)</text:p>
          </table:table-cell>
          <table:table-cell table:number-columns-repeated="3"/>
          <table:table-cell office:value-type="string" calcext:value-type="string">
            <text:p>Babymad, Snack</text:p>
          </table:table-cell>
          <table:table-cell office:value-type="string" calcext:value-type="string">
            <text:p>Økologisk snack til de små</text:p>
            <text:p>Økologiske sprøde snacks til børn fra 7 måneder, der smelter i munden. Snacks med smag af majs og formet som små ringe, gør det let for de små der skal lære at spise selv – med fingrene.</text:p>
            <text:p/>
            <text:p>Organix Fingerfoods. Snacks´ne er uden tilsat sukker, kunstige farvestoffer eller sødemidler.</text:p>
          </table:table-cell>
          <table:table-cell office:value-type="string" calcext:value-type="string">
            <text:p>https://www.nemlig.com/majsringe-oeko-5021927</text:p>
          </table:table-cell>
        </table:table-row>
        <table:table-row table:style-name="ro7">
          <table:table-cell office:value-type="string" calcext:value-type="string">
            <text:p>Dagligvarer &gt; Husholdning og bolig &gt; Rengøring &gt; Rengøringsmiddel &gt; Rengøringssprays &gt; Rengøringsspray mod kalk</text:p>
          </table:table-cell>
          <table:table-cell office:value-type="string" calcext:value-type="string">
            <text:p>Rengøringsspray mod kalk</text:p>
          </table:table-cell>
          <table:table-cell office:value-type="string" calcext:value-type="string">
            <text:p>0,75 l / Ajax - Shower power</text:p>
          </table:table-cell>
          <table:table-cell/>
          <table:table-cell office:value-type="string" calcext:value-type="string">
            <text:p>29.95</text:p>
          </table:table-cell>
          <table:table-cell office:value-type="string" calcext:value-type="string">
            <text:p>.</text:p>
          </table:table-cell>
          <table:table-cell office:value-type="string" calcext:value-type="string">
            <text:p>Ajax</text:p>
          </table:table-cell>
          <table:table-cell office:value-type="string" calcext:value-type="string">
            <text:p>Afkalkning, Fliser</text:p>
          </table:table-cell>
          <table:table-cell table:number-columns-repeated="4"/>
          <table:table-cell office:value-type="string" calcext:value-type="string">
            <text:p>Ecolabel</text:p>
          </table:table-cell>
          <table:table-cell table:number-columns-repeated="3"/>
          <table:table-cell office:value-type="string" calcext:value-type="string">
            <text:p>Rengøringsspray</text:p>
          </table:table-cell>
          <table:table-cell office:value-type="string" calcext:value-type="string">
            <text:p>Ajax Shower Power Spray</text:p>
            <text:p>Ajax Shower Power fjerner effektivt kalk uden at man behøver tørre efter med en klud/svamp. Den stærke formel danner en beskyttende hinde på de rengjorte overflader, som forebygger mod kalkophobninger og sæberester. Efterlader et skinnende resultat og frisk duft.</text:p>
            <text:p/>
            <text:p>Miljømærket med EU-blomsten.</text:p>
          </table:table-cell>
          <table:table-cell office:value-type="string" calcext:value-type="string">
            <text:p>https://www.nemlig.com/rengoeringsspray-mod-kalk-5030759</text:p>
          </table:table-cell>
        </table:table-row>
        <table:table-row table:style-name="ro3">
          <table:table-cell office:value-type="string" calcext:value-type="string">
            <text:p>Dagligvarer &gt; Kød og fisk &gt; Oksekød &gt; Hakket oksekød &gt; Tortilla wraps 25 cm</text:p>
          </table:table-cell>
          <table:table-cell office:value-type="string" calcext:value-type="string">
            <text:p>Tortilla wraps 25 cm</text:p>
          </table:table-cell>
          <table:table-cell office:value-type="string" calcext:value-type="string">
            <text:p>370 g / 6 stk. / fuldkorn / Todo Mexicano</text:p>
          </table:table-cell>
          <table:table-cell/>
          <table:table-cell office:value-type="string" calcext:value-type="string">
            <text:p>13.50</text:p>
          </table:table-cell>
          <table:table-cell office:value-type="string" calcext:value-type="string">
            <text:p>.</text:p>
          </table:table-cell>
          <table:table-cell office:value-type="string" calcext:value-type="string">
            <text:p>Todo Mexicano</text:p>
          </table:table-cell>
          <table:table-cell office:value-type="string" calcext:value-type="string">
            <text:p>Mexicansk</text:p>
          </table:table-cell>
          <table:table-cell table:number-columns-repeated="4"/>
          <table:table-cell office:value-type="string" calcext:value-type="string">
            <text:p>Discount</text:p>
          </table:table-cell>
          <table:table-cell table:number-columns-repeated="3"/>
          <table:table-cell office:value-type="string" calcext:value-type="string">
            <text:p>Madbrød</text:p>
          </table:table-cell>
          <table:table-cell office:value-type="string" calcext:value-type="string">
            <text:p>Fuldkorns Tortilla Wraps</text:p>
            <text:p>Spis tortillia pandekagerne kan spises kolde. Tortillas bliver blødere og nemmere at folde og rulle, når de er varme. Varm dem i ovnen eller i microovnen.</text:p>
          </table:table-cell>
          <table:table-cell office:value-type="string" calcext:value-type="string">
            <text:p>https://www.nemlig.com/tortilla-wraps-25-cm-5028578</text:p>
          </table:table-cell>
        </table:table-row>
        <table:table-row table:style-name="ro3">
          <table:table-cell office:value-type="string" calcext:value-type="string">
            <text:p>Dagligvarer &gt; Køl og mejeri &gt; Pålæg &gt; Hele pålægspølser &gt; Spegepølser &gt; Cognac spegepølse</text:p>
          </table:table-cell>
          <table:table-cell office:value-type="string" calcext:value-type="string">
            <text:p>Cognac spegepølse</text:p>
          </table:table-cell>
          <table:table-cell office:value-type="string" calcext:value-type="string">
            <text:p>300 g / Slagter Lampe</text:p>
          </table:table-cell>
          <table:table-cell office:value-type="string" calcext:value-type="string">
            <text:p>Dansk,KØL</text:p>
          </table:table-cell>
          <table:table-cell office:value-type="string" calcext:value-type="string">
            <text:p>41.95</text:p>
          </table:table-cell>
          <table:table-cell office:value-type="string" calcext:value-type="string">
            <text:p>35.00</text:p>
          </table:table-cell>
          <table:table-cell office:value-type="string" calcext:value-type="string">
            <text:p>Slagter Lampe</text:p>
          </table:table-cell>
          <table:table-cell office:value-type="string" calcext:value-type="string">
            <text:p>Frokost</text:p>
          </table:table-cell>
          <table:table-cell table:number-columns-repeated="4"/>
          <table:table-cell office:value-type="string" calcext:value-type="string">
            <text:p>Dansk, Glutenfri, KØL</text:p>
          </table:table-cell>
          <table:table-cell office:value-type="string" calcext:value-type="string">
            <text:p>Svin</text:p>
          </table:table-cell>
          <table:table-cell table:number-columns-repeated="2"/>
          <table:table-cell office:value-type="string" calcext:value-type="string">
            <text:p>Pålæg, Spegepølse</text:p>
          </table:table-cell>
          <table:table-cell office:value-type="string" calcext:value-type="string">
            <text:p>Cognac spegepølse</text:p>
            <text:p>Cognacspegepølsen er fremstillet med udsøgte råvarer fra både gris og okse og tilsat ægte fransk cognac. Kombinationen af cognac, krydderier og røgen fra bøgeflis giver spegepølsen en delikat og perfekt afrundet smag.</text:p>
          </table:table-cell>
          <table:table-cell office:value-type="string" calcext:value-type="string">
            <text:p>https://www.nemlig.com/cognac-spegepoelse-5017724</text:p>
          </table:table-cell>
        </table:table-row>
        <table:table-row table:style-name="ro1">
          <table:table-cell office:value-type="string" calcext:value-type="string">
            <text:p>Dagligvarer &gt; Blomster og have &gt; Stueplanter &gt; Grønne planter &gt; Chamaedorea mini</text:p>
          </table:table-cell>
          <table:table-cell office:value-type="string" calcext:value-type="string">
            <text:p>Chamaedorea mini</text:p>
          </table:table-cell>
          <table:table-cell office:value-type="string" calcext:value-type="string">
            <text:p>1 stk. / Ø:6 cm / ekskl. skjuler</text:p>
          </table:table-cell>
          <table:table-cell office:value-type="string" calcext:value-type="string">
            <text:p>Dansk</text:p>
          </table:table-cell>
          <table:table-cell office:value-type="string" calcext:value-type="string">
            <text:p>15.00</text:p>
          </table:table-cell>
          <table:table-cell office:value-type="string" calcext:value-type="string">
            <text:p>.</text:p>
          </table:table-cell>
          <table:table-cell office:value-type="string" calcext:value-type="string">
            <text:p>Gartneriet Lundager</text:p>
          </table:table-cell>
          <table:table-cell office:value-type="string" calcext:value-type="string">
            <text:p>Stueplante</text:p>
          </table:table-cell>
          <table:table-cell/>
          <table:table-cell office:value-type="string" calcext:value-type="string">
            <text:p>Grøn</text:p>
          </table:table-cell>
          <table:table-cell table:number-columns-repeated="2"/>
          <table:table-cell office:value-type="string" calcext:value-type="string">
            <text:p>Dansk</text:p>
          </table:table-cell>
          <table:table-cell table:number-columns-repeated="3"/>
          <table:table-cell office:value-type="string" calcext:value-type="string">
            <text:p>Chamaedorea - Bjergpalme</text:p>
          </table:table-cell>
          <table:table-cell/>
          <table:table-cell office:value-type="string" calcext:value-type="string">
            <text:p>https://www.nemlig.com/chamaedorea-mini-5010491</text:p>
          </table:table-cell>
        </table:table-row>
        <table:table-row table:style-name="ro3">
          <table:table-cell office:value-type="string" calcext:value-type="string">
            <text:p>Dagligvarer &gt; Kolonial &gt; Bagning &gt; Bageartikler &gt; Krymmel og kagepynt &gt; Appelsinskal</text:p>
          </table:table-cell>
          <table:table-cell office:value-type="string" calcext:value-type="string">
            <text:p>Appelsinskal</text:p>
          </table:table-cell>
          <table:table-cell office:value-type="string" calcext:value-type="string">
            <text:p>100 g / Dr. Oetker</text:p>
          </table:table-cell>
          <table:table-cell/>
          <table:table-cell office:value-type="string" calcext:value-type="string">
            <text:p>9.50</text:p>
          </table:table-cell>
          <table:table-cell office:value-type="string" calcext:value-type="string">
            <text:p>.</text:p>
          </table:table-cell>
          <table:table-cell office:value-type="string" calcext:value-type="string">
            <text:p>Dr. Oetker</text:p>
          </table:table-cell>
          <table:table-cell office:value-type="string" calcext:value-type="string">
            <text:p>Kager, Konfekt</text:p>
          </table:table-cell>
          <table:table-cell table:number-columns-repeated="8"/>
          <table:table-cell office:value-type="string" calcext:value-type="string">
            <text:p>Bageartikler, Pynt</text:p>
          </table:table-cell>
          <table:table-cell office:value-type="string" calcext:value-type="string">
            <text:p>Appelsinskal</text:p>
            <text:p>Dr. Oetker Appelsinskal er fremstillet af kandiseret og hakket appelsinskal og har mange anvendelsesmuligheder i kager og konfekt. Appelsinskal og Pomeransskal er en appelsinlignende frugt, som stammer fra det nordlige Indien. Pomerans er meget bitter i smagen og bliver derfor udelukkende brugt som smagsgiver i fx. marmelade eller bagning. Dr. Oetkers hakkede appelsinskal er lavet af skallen af udvalgte søde appelsiner, der efter kandiseringen minder om pomerans i smag og udseende.</text:p>
          </table:table-cell>
          <table:table-cell office:value-type="string" calcext:value-type="string">
            <text:p>https://www.nemlig.com/appelsinskal-5500196</text:p>
          </table:table-cell>
        </table:table-row>
        <table:table-row table:style-name="ro28">
          <table:table-cell office:value-type="string" calcext:value-type="string">
            <text:p>Dagligvarer &gt; Baby, børn og legetøj &gt; Babymad og modermælkserstatning &gt; Modermælkserstatning og tilskudsblanding &gt; Tilskudsblanding 2</text:p>
          </table:table-cell>
          <table:table-cell office:value-type="string" calcext:value-type="string">
            <text:p>Tilskudsblanding 2</text:p>
          </table:table-cell>
          <table:table-cell office:value-type="string" calcext:value-type="string">
            <text:p>800 g / pulver / 6+ mdr. / Nestlé - NAN Pro</text:p>
          </table:table-cell>
          <table:table-cell/>
          <table:table-cell office:value-type="string" calcext:value-type="string">
            <text:p>79.95</text:p>
          </table:table-cell>
          <table:table-cell office:value-type="string" calcext:value-type="string">
            <text:p>.</text:p>
          </table:table-cell>
          <table:table-cell office:value-type="string" calcext:value-type="string">
            <text:p>Nestlé</text:p>
          </table:table-cell>
          <table:table-cell office:value-type="string" calcext:value-type="string">
            <text:p>Baby</text:p>
          </table:table-cell>
          <table:table-cell table:number-columns-repeated="8"/>
          <table:table-cell office:value-type="string" calcext:value-type="string">
            <text:p>Babymad, Tilskudsblanding</text:p>
          </table:table-cell>
          <table:table-cell office:value-type="string" calcext:value-type="string">
            <text:p>Tilskudsblanding NAN Pro 2</text:p>
            <text:p>Tilskudsblanding baseret på mælk fra 6 måneder. Produktet er produceret ved hjælp af en speciel proteinteknologi og kan anvendes som en del af en varieret kost fra 6 måneder.</text:p>
            <text:p/>
            <text:p>Nan PRO 2 er ikke beregnet som modermælkserstatning til spædbørn under 6 måneder. Fra 6 måneder anbefales det at begynde at give anden mad. Rådfør dig med sundhedsplejersken.</text:p>
            <text:p/>
            <text:p>I 2018 kom lanceringen af NAN Pro 2 HM-O®.</text:p>
            <text:p>NAN Pro 2 HM-O® er et produkt af højeste kvalitet som indeholder en oligosakkarid som er strukturelt identiskt med oligosakkariden som der findes mest af i modermælk, 2’FL*.</text:p>
            <text:p>Produktet er produceret ved hjælp af en speciel proteinteknologi (PRO), med den rette kvalitet af proteiner til dit barn.</text:p>
            <text:p/>
            <text:p>Produktet indeholder de essentielle langkædede flerumættede fedtsyrer omega 3 (ALA) og omega 6 (LA) for at spædbarnet skal vokse og udvikle sig normalt** og for at sikre at spædbarnet ikke går glip af disse vigtige næringsstoffer. Produktet er beriget med fedtsyren DHA (Omega 3) Selvom om kroppen selv kan producere disse fedtsyrer, så har spædbørn et øget behov af disse næringsstoffer og kan derfor have gavn af en anden kilde.</text:p>
            <text:p/>
            <text:p>* = Indeholder 2′-O-fucosyllactose (ikke fra modermælk).</text:p>
            <text:p>** = Den gavnlige effekt opnås ved et dagligt indtag på 2 g α-linolensyre (ALA) og et dagligt indtag på 10 g linolsyre (LA).</text:p>
            <text:p>Vær opmærksom på at produktsammensætningen kan ændre sig - læs altid ingredienslisten på emballagen før du serverer maden.</text:p>
            <text:p/>
            <text:p>Produktet indeholder jern som bidrager til en normal kognitiv udvikling hos børn og D-vitamin som er nødvendigt for barnets normale vækst og knogleudvikling samt bidrager til immunsystemets normale funktion hos børn.</text:p>
            <text:p/>
            <text:p>Vigtigt:</text:p>
            <text:p>Modermælk er bedst for barnet. Fortsæt med at amme så længe som muligt. Rådfør dig med sundhedsplejersken, før du vælger modermælkserstatning.</text:p>
            <text:p/>
            <text:p>Tilberedning</text:p>
            <text:p>1. Vask hænder, før du begynder tilberedningen.</text:p>
            <text:p>2. Rengør flaske, sut og låg grundigt. Kog delene i 5 minutter. Opbevar delene tildækket indtil næste måltid.</text:p>
            <text:p>3. Kog vand i 5 minutter, og lad vandet køle af til ca. 40°C.</text:p>
            <text:p>4. Se doseringstabellen for barnets alder, og fyld den rette mængde lunkent vand i flasken. Anvend kun den medfølgende måleske som skal vaskes grundigt inden den anvendes. Tilsæt det rigtige antal strøgne måleskeer.</text:p>
            <text:p>5. Sæt låget på og ryst grundigt, indtil alt pulveret er opløst.</text:p>
            <text:p>6. Luk emballagen omhyggeligt efter hver brug, og opbevar den tørt og køligt.</text:p>
            <text:p/>
            <text:p>Følg instruktionerne nøje. Tilbered én flaske ad gangen, giv maden med det samme, og smid resterne ud. Hold barnet, når du mader, så barnet ikke får maden galt i halsen.</text:p>
          </table:table-cell>
          <table:table-cell office:value-type="string" calcext:value-type="string">
            <text:p>https://www.nemlig.com/tilskudsblanding-2-5005522</text:p>
          </table:table-cell>
        </table:table-row>
        <table:table-row table:style-name="ro3">
          <table:table-cell office:value-type="string" calcext:value-type="string">
            <text:p>Dagligvarer &gt; Kolonial &gt; Dressing og saucer &gt; Dressing og tilbehør &gt; Ketchup &gt; Ketchup</text:p>
          </table:table-cell>
          <table:table-cell office:value-type="string" calcext:value-type="string">
            <text:p>Ketchup</text:p>
          </table:table-cell>
          <table:table-cell office:value-type="string" calcext:value-type="string">
            <text:p>480 g / uden tilsat sukker / Beauvais</text:p>
          </table:table-cell>
          <table:table-cell office:value-type="string" calcext:value-type="string">
            <text:p>Nøglehulsmærket</text:p>
          </table:table-cell>
          <table:table-cell office:value-type="string" calcext:value-type="string">
            <text:p>27.00</text:p>
          </table:table-cell>
          <table:table-cell office:value-type="string" calcext:value-type="string">
            <text:p>.</text:p>
          </table:table-cell>
          <table:table-cell office:value-type="string" calcext:value-type="string">
            <text:p>Beauvais</text:p>
          </table:table-cell>
          <table:table-cell office:value-type="string" calcext:value-type="string">
            <text:p>Aftensmad, Brunch, Dip</text:p>
          </table:table-cell>
          <table:table-cell table:number-columns-repeated="4"/>
          <table:table-cell office:value-type="string" calcext:value-type="string">
            <text:p>Ikke tilsat sukker, Nøglehulsmærket</text:p>
          </table:table-cell>
          <table:table-cell table:number-columns-repeated="3"/>
          <table:table-cell office:value-type="string" calcext:value-type="string">
            <text:p>Ketchup</text:p>
          </table:table-cell>
          <table:table-cell office:value-type="string" calcext:value-type="string">
            <text:p>Ketchup</text:p>
            <text:p>Beauvais tomatketchup uden tilsat sukker er klassisk ketchup, som du kender den med den velkendte Beauvais krydring og de mange søde tomater. Ketchuppen er med de klassiske Beauvais krydderier, naturligt sukker fra tomaterne og naturligvis uden kunstige sødestoffer.</text:p>
          </table:table-cell>
          <table:table-cell office:value-type="string" calcext:value-type="string">
            <text:p>https://www.nemlig.com/ketchup-5044331</text:p>
          </table:table-cell>
        </table:table-row>
        <table:table-row table:style-name="ro1">
          <table:table-cell office:value-type="string" calcext:value-type="string">
            <text:p>Dagligvarer &gt; Blomster og have &gt; Julestjerne mini hvid</text:p>
          </table:table-cell>
          <table:table-cell office:value-type="string" calcext:value-type="string">
            <text:p>Julestjerne mini hvid</text:p>
          </table:table-cell>
          <table:table-cell office:value-type="string" calcext:value-type="string">
            <text:p>1 stk. (Pure White) / Ø:6 cm / ekskl. skjuler</text:p>
          </table:table-cell>
          <table:table-cell office:value-type="string" calcext:value-type="string">
            <text:p>Dansk</text:p>
          </table:table-cell>
          <table:table-cell office:value-type="string" calcext:value-type="string">
            <text:p>15.00</text:p>
          </table:table-cell>
          <table:table-cell office:value-type="string" calcext:value-type="string">
            <text:p>.</text:p>
          </table:table-cell>
          <table:table-cell office:value-type="string" calcext:value-type="string">
            <text:p>byGrowers</text:p>
          </table:table-cell>
          <table:table-cell office:value-type="string" calcext:value-type="string">
            <text:p>Jul, Stueplante</text:p>
          </table:table-cell>
          <table:table-cell/>
          <table:table-cell office:value-type="string" calcext:value-type="string">
            <text:p>Hvid</text:p>
          </table:table-cell>
          <table:table-cell table:number-columns-repeated="2"/>
          <table:table-cell office:value-type="string" calcext:value-type="string">
            <text:p>Dansk</text:p>
          </table:table-cell>
          <table:table-cell/>
          <table:table-cell office:value-type="string" calcext:value-type="string">
            <text:p>Princettia Pure White</text:p>
          </table:table-cell>
          <table:table-cell/>
          <table:table-cell office:value-type="string" calcext:value-type="string">
            <text:p>Blomst, Mini plante, Plante</text:p>
          </table:table-cell>
          <table:table-cell/>
          <table:table-cell office:value-type="string" calcext:value-type="string">
            <text:p>https://www.nemlig.com/julestjerne-mini-hvid-5042729</text:p>
          </table:table-cell>
        </table:table-row>
        <table:table-row table:style-name="ro12">
          <table:table-cell office:value-type="string" calcext:value-type="string">
            <text:p>Dagligvarer &gt; Frost &gt; Kød og fjerkræ &gt; And, gås og kalkun &gt; Andelår</text:p>
          </table:table-cell>
          <table:table-cell office:value-type="string" calcext:value-type="string">
            <text:p>Andelår</text:p>
          </table:table-cell>
          <table:table-cell office:value-type="string" calcext:value-type="string">
            <text:p>160 - 200 g / frost / Möllers</text:p>
          </table:table-cell>
          <table:table-cell office:value-type="string" calcext:value-type="string">
            <text:p>Frost</text:p>
          </table:table-cell>
          <table:table-cell office:value-type="string" calcext:value-type="string">
            <text:p>19.95</text:p>
          </table:table-cell>
          <table:table-cell office:value-type="string" calcext:value-type="string">
            <text:p>.</text:p>
          </table:table-cell>
          <table:table-cell office:value-type="string" calcext:value-type="string">
            <text:p>Möllers</text:p>
          </table:table-cell>
          <table:table-cell office:value-type="string" calcext:value-type="string">
            <text:p>Aftensmad, Jul</text:p>
          </table:table-cell>
          <table:table-cell table:number-columns-repeated="4"/>
          <table:table-cell office:value-type="string" calcext:value-type="string">
            <text:p>Frost</text:p>
          </table:table-cell>
          <table:table-cell office:value-type="string" calcext:value-type="string">
            <text:p>Holland</text:p>
          </table:table-cell>
          <table:table-cell table:number-columns-repeated="2"/>
          <table:table-cell office:value-type="string" calcext:value-type="string">
            <text:p>And, Fjerkræ</text:p>
          </table:table-cell>
          <table:table-cell office:value-type="string" calcext:value-type="string">
            <text:p>Andelår</text:p>
            <text:p>Forældredyrene stammer biologisk fra racen Cherry Valley. Gothenborgs økologiske fjerkræ er vokset op på friland, hen over foråret og sommeren med fri adgang til saftigt, grønt græs og god plads til at røre sig på. Det giver masser af velsmag og en tæt struktur i kødet. Mulardand er ikke en egentlig anderace, men en krydsning mellem berberi-ænder og ænder der stammer fra gråænder, som oftest Peking eller Rouen. Mularden kombinerer den hurtige tilvækst fra Peking med en stor muskelmasse og det mere mørke, magre kød fra berberi-anden. Den har en helt fantastisk smag og kødstruktur.</text:p>
            <text:p/>
            <text:p>Tilberedning:</text:p>
            <text:p>Låret steges i cirka 1,5 time ved 150 °C - til det er mørt - og afslut med 10 min. ved 200 °C for at opnå sprødt skind.</text:p>
          </table:table-cell>
          <table:table-cell office:value-type="string" calcext:value-type="string">
            <text:p>https://www.nemlig.com/andelaar-5034754</text:p>
          </table:table-cell>
        </table:table-row>
        <table:table-row table:style-name="ro11">
          <table:table-cell office:value-type="string" calcext:value-type="string">
            <text:p>Dagligvarer &gt; Blomster og have &gt; Stueplanter &gt; Blomstrende planter &gt; Queen® Kalanchoe lyserød</text:p>
          </table:table-cell>
          <table:table-cell office:value-type="string" calcext:value-type="string">
            <text:p>Queen® Kalanchoe lyserød</text:p>
          </table:table-cell>
          <table:table-cell office:value-type="string" calcext:value-type="string">
            <text:p>1 stk. / Ø:10,5 cm / ekskl. skjuler</text:p>
          </table:table-cell>
          <table:table-cell office:value-type="string" calcext:value-type="string">
            <text:p>Dansk</text:p>
          </table:table-cell>
          <table:table-cell office:value-type="string" calcext:value-type="string">
            <text:p>25.00</text:p>
          </table:table-cell>
          <table:table-cell office:value-type="string" calcext:value-type="string">
            <text:p>.</text:p>
          </table:table-cell>
          <table:table-cell office:value-type="string" calcext:value-type="string">
            <text:p>Queen®</text:p>
          </table:table-cell>
          <table:table-cell office:value-type="string" calcext:value-type="string">
            <text:p>Stueplante</text:p>
          </table:table-cell>
          <table:table-cell/>
          <table:table-cell office:value-type="string" calcext:value-type="string">
            <text:p>Lyserød</text:p>
          </table:table-cell>
          <table:table-cell table:number-columns-repeated="2"/>
          <table:table-cell office:value-type="string" calcext:value-type="string">
            <text:p>Dansk</text:p>
          </table:table-cell>
          <table:table-cell table:number-columns-repeated="3"/>
          <table:table-cell office:value-type="string" calcext:value-type="string">
            <text:p>Kalanchoe</text:p>
          </table:table-cell>
          <table:table-cell office:value-type="string" calcext:value-type="string">
            <text:p>Queen® kalanchoe</text:p>
            <text:p>De er ikke bare smukke, klassiske og stilfulde - de er også meget nemme at have med at gøre.</text:p>
            <text:p>De holder i ugevis, skal kun vandes sparsomt - og så kan de styles til enhver lejlighed.</text:p>
            <text:p>I direkte sollys øges blomsternes farve i intensitet, mens bladene dog kan få et mere rødligt skær. En mørkere placering kan medvirke at blomsternes farve falmer en smule.</text:p>
            <text:p/>
            <text:p>Queen® smukkere blomster… ganske enkelt</text:p>
            <text:p>Siden 1939 har Queen® dyrket og udviklet kalanchoe.</text:p>
            <text:p>Mange kender planten som en yderst holdbar potteplante, men Queen® har videreudviklet kalanchoe også som afskårne blomster.</text:p>
            <text:p>Blomsterne fra Queen® har modtaget adskillige priser, og er blevet modtaget med stor anerkendelse og beundring i hele Europa.</text:p>
          </table:table-cell>
          <table:table-cell office:value-type="string" calcext:value-type="string">
            <text:p>https://www.nemlig.com/queen-kalanchoe-lyseroed-5002579</text:p>
          </table:table-cell>
        </table:table-row>
        <table:table-row table:style-name="ro18">
          <table:table-cell office:value-type="string" calcext:value-type="string">
            <text:p>Dagligvarer &gt; Frugt og grønt &gt; Grøntsager &gt; Kål &gt; Blomkål øko.</text:p>
          </table:table-cell>
          <table:table-cell office:value-type="string" calcext:value-type="string">
            <text:p>Blomkål øko.</text:p>
          </table:table-cell>
          <table:table-cell office:value-type="string" calcext:value-type="string">
            <text:p>1 stk. / Spanien / Klasse 1</text:p>
          </table:table-cell>
          <table:table-cell office:value-type="string" calcext:value-type="string">
            <text:p>Øko (europæisk)</text:p>
          </table:table-cell>
          <table:table-cell office:value-type="string" calcext:value-type="string">
            <text:p>18.00</text:p>
          </table:table-cell>
          <table:table-cell office:value-type="string" calcext:value-type="string">
            <text:p>.</text:p>
          </table:table-cell>
          <table:table-cell/>
          <table:table-cell office:value-type="string" calcext:value-type="string">
            <text:p>Bagværk, Salat, Snack, Suppe, Tilbehør</text:p>
          </table:table-cell>
          <table:table-cell/>
          <table:table-cell office:value-type="string" calcext:value-type="string">
            <text:p>Grøn, Hvid</text:p>
          </table:table-cell>
          <table:table-cell office:value-type="string" calcext:value-type="string">
            <text:p>Klasse 1</text:p>
          </table:table-cell>
          <table:table-cell/>
          <table:table-cell office:value-type="string" calcext:value-type="string">
            <text:p>Øko (europæisk)</text:p>
          </table:table-cell>
          <table:table-cell office:value-type="string" calcext:value-type="string">
            <text:p>Spanien</text:p>
          </table:table-cell>
          <table:table-cell table:number-columns-repeated="2"/>
          <table:table-cell office:value-type="string" calcext:value-type="string">
            <text:p>Blomkål, Kål</text:p>
          </table:table-cell>
          <table:table-cell office:value-type="string" calcext:value-type="string">
            <text:p>Blomkål er blevet dyrket i Vesten lige siden 1600-tallet.</text:p>
            <text:p/>
            <text:p>Det er faktisk en ret krævende plante at dyrke, da den skal have de helt rigtige temperatur- og jordforhold.</text:p>
            <text:p>Derudover skal de være dækket af mod insekterne, da de ellers spiser blomkålshovederne.</text:p>
            <text:p/>
            <text:p>Blomkål er kategoriseret som en blomstergrøntsag, da det hvide hoved egentlig er en underudviklet blomst, der beskyttes af de grønne blade. De forhindrer bl.a. at hovedet ikke udvikler et stof kaldet klorofyl, se det får en grøn farve.</text:p>
            <text:p/>
            <text:p>Blomkål er i familie med hvidkål og den såkaldte romanesco.</text:p>
            <text:p>Den består af en masse blomkålsknopper, som man kan brække af for sig.</text:p>
            <text:p/>
            <text:p>Tips:</text:p>
            <text:p>I butikken sælges blomkålene med bladene på, da de er med til at beskytte blomkålene for slag.</text:p>
            <text:p/>
            <text:p>Sæson: hele året</text:p>
            <text:p>Dansk sæson: juni - november</text:p>
            <text:p/>
            <text:p>Bemærk. at der i vntersæsonen, kan forekomme enkelte brune pletter på de økologiske blomkål.</text:p>
          </table:table-cell>
          <table:table-cell office:value-type="string" calcext:value-type="string">
            <text:p>https://www.nemlig.com/blomkaal-oeko-5001665</text:p>
          </table:table-cell>
        </table:table-row>
        <table:table-row table:style-name="ro3">
          <table:table-cell office:value-type="string" calcext:value-type="string">
            <text:p>Dagligvarer &gt; Brød, kiks og kager &gt; Småkager og cookies &gt; Pebernødder</text:p>
          </table:table-cell>
          <table:table-cell office:value-type="string" calcext:value-type="string">
            <text:p>Pebernødder</text:p>
          </table:table-cell>
          <table:table-cell office:value-type="string" calcext:value-type="string">
            <text:p>400 g / Karen Volf</text:p>
          </table:table-cell>
          <table:table-cell/>
          <table:table-cell office:value-type="string" calcext:value-type="string">
            <text:p>23.95</text:p>
          </table:table-cell>
          <table:table-cell office:value-type="string" calcext:value-type="string">
            <text:p>.</text:p>
          </table:table-cell>
          <table:table-cell office:value-type="string" calcext:value-type="string">
            <text:p>Karen Volf</text:p>
          </table:table-cell>
          <table:table-cell office:value-type="string" calcext:value-type="string">
            <text:p>Hygge, Jul</text:p>
          </table:table-cell>
          <table:table-cell table:number-columns-repeated="8"/>
          <table:table-cell office:value-type="string" calcext:value-type="string">
            <text:p>Småkager</text:p>
          </table:table-cell>
          <table:table-cell office:value-type="string" calcext:value-type="string">
            <text:p>Pebernødder</text:p>
            <text:p>Pebernødder fra Karen Volf er velkrydrede med bl.a. kanel, ingefær, nelliker og kardemomme.</text:p>
          </table:table-cell>
          <table:table-cell office:value-type="string" calcext:value-type="string">
            <text:p>https://www.nemlig.com/pebernoedder-5001508</text:p>
          </table:table-cell>
        </table:table-row>
        <table:table-row table:style-name="ro3">
          <table:table-cell office:value-type="string" calcext:value-type="string">
            <text:p>Dagligvarer &gt; Drikkevarer &gt; Saftevand og drik med smag &gt; Hindbærdrik</text:p>
          </table:table-cell>
          <table:table-cell office:value-type="string" calcext:value-type="string">
            <text:p>Hindbærdrik</text:p>
          </table:table-cell>
          <table:table-cell office:value-type="string" calcext:value-type="string">
            <text:p>0,50 l / fra koncentrat / ex. pant / Den Gamle Fabrik</text:p>
          </table:table-cell>
          <table:table-cell/>
          <table:table-cell office:value-type="string" calcext:value-type="string">
            <text:p>23.95</text:p>
          </table:table-cell>
          <table:table-cell office:value-type="string" calcext:value-type="string">
            <text:p>.</text:p>
          </table:table-cell>
          <table:table-cell office:value-type="string" calcext:value-type="string">
            <text:p>Den Gamle Fabrik</text:p>
          </table:table-cell>
          <table:table-cell office:value-type="string" calcext:value-type="string">
            <text:p>Drikke</text:p>
          </table:table-cell>
          <table:table-cell table:number-columns-repeated="8"/>
          <table:table-cell office:value-type="string" calcext:value-type="string">
            <text:p>Læskedrik til opblanding</text:p>
          </table:table-cell>
          <table:table-cell office:value-type="string" calcext:value-type="string">
            <text:p>Hindbærdrik</text:p>
            <text:p>Den Gamle Fabrik Hindbær saftdrik er en dejlig drik med en rund og blød smag. Drikken er tilsat druer, der giver en god balance til hindbærrene og gør den frisk og fyldig i smagen. Den har naturligvis en harmonisk smag, der hverken er for sur eller sød. Den Gamle Fabrik Hindbær saftdrik – dejlig forfriskende.</text:p>
          </table:table-cell>
          <table:table-cell office:value-type="string" calcext:value-type="string">
            <text:p>https://www.nemlig.com/hindbaerdrik-5044281</text:p>
          </table:table-cell>
        </table:table-row>
        <table:table-row table:style-name="ro1">
          <table:table-cell office:value-type="string" calcext:value-type="string">
            <text:p>Dagligvarer &gt; Slik og kiosk &gt; Tobak og tilbehør &gt; Cigaretter &gt; Benson &amp; Hedges gold</text:p>
          </table:table-cell>
          <table:table-cell office:value-type="string" calcext:value-type="string">
            <text:p>Benson &amp; Hedges gold</text:p>
          </table:table-cell>
          <table:table-cell office:value-type="string" calcext:value-type="string">
            <text:p>20 stk. / hard box</text:p>
          </table:table-cell>
          <table:table-cell/>
          <table:table-cell office:value-type="string" calcext:value-type="string">
            <text:p>61.50</text:p>
          </table:table-cell>
          <table:table-cell office:value-type="string" calcext:value-type="string">
            <text:p>.</text:p>
          </table:table-cell>
          <table:table-cell office:value-type="string" calcext:value-type="string">
            <text:p>Benson &amp; Hedges</text:p>
          </table:table-cell>
          <table:table-cell table:number-columns-repeated="9"/>
          <table:table-cell office:value-type="string" calcext:value-type="string">
            <text:p>Cigaretter</text:p>
          </table:table-cell>
          <table:table-cell office:value-type="string" calcext:value-type="string">
            <text:p>Rygning kan dræbe.</text:p>
          </table:table-cell>
          <table:table-cell office:value-type="string" calcext:value-type="string">
            <text:p>https://www.nemlig.com/benson-hedges-gold-104699</text:p>
          </table:table-cell>
        </table:table-row>
        <table:table-row table:style-name="ro3">
          <table:table-cell office:value-type="string" calcext:value-type="string">
            <text:p>Dagligvarer &gt; Slik og kiosk &gt; Slik &gt; Skum &gt; Mini-flipper</text:p>
          </table:table-cell>
          <table:table-cell office:value-type="string" calcext:value-type="string">
            <text:p>Mini-flipper</text:p>
          </table:table-cell>
          <table:table-cell office:value-type="string" calcext:value-type="string">
            <text:p>120 g / Cloetta</text:p>
          </table:table-cell>
          <table:table-cell/>
          <table:table-cell office:value-type="string" calcext:value-type="string">
            <text:p>22.95</text:p>
          </table:table-cell>
          <table:table-cell office:value-type="string" calcext:value-type="string">
            <text:p>.</text:p>
          </table:table-cell>
          <table:table-cell office:value-type="string" calcext:value-type="string">
            <text:p>Cloetta</text:p>
          </table:table-cell>
          <table:table-cell table:number-columns-repeated="9"/>
          <table:table-cell office:value-type="string" calcext:value-type="string">
            <text:p>Skum, Slik</text:p>
          </table:table-cell>
          <table:table-cell office:value-type="string" calcext:value-type="string">
            <text:p>Mini-flipper</text:p>
            <text:p>Den populære flipper, nu små mini-flipper til deling.</text:p>
          </table:table-cell>
          <table:table-cell office:value-type="string" calcext:value-type="string">
            <text:p>https://www.nemlig.com/mini-flipper-5022863</text:p>
          </table:table-cell>
        </table:table-row>
        <table:table-row table:style-name="ro3">
          <table:table-cell office:value-type="string" calcext:value-type="string">
            <text:p>Dagligvarer &gt; Slik og kiosk &gt; Slik &gt; Lakrids &gt; Lakrids m. hvid chokolade</text:p>
          </table:table-cell>
          <table:table-cell office:value-type="string" calcext:value-type="string">
            <text:p>Lakrids m. hvid chokolade</text:p>
          </table:table-cell>
          <table:table-cell office:value-type="string" calcext:value-type="string">
            <text:p>250 g / hindbær og chili / Sv. Michelsen Chokolade</text:p>
          </table:table-cell>
          <table:table-cell/>
          <table:table-cell office:value-type="string" calcext:value-type="string">
            <text:p>100.00</text:p>
          </table:table-cell>
          <table:table-cell office:value-type="string" calcext:value-type="string">
            <text:p>.</text:p>
          </table:table-cell>
          <table:table-cell office:value-type="string" calcext:value-type="string">
            <text:p>Sv. Michelsen Chokolade</text:p>
          </table:table-cell>
          <table:table-cell office:value-type="string" calcext:value-type="string">
            <text:p>Dessert, Gave, Jul</text:p>
          </table:table-cell>
          <table:table-cell table:number-columns-repeated="4"/>
          <table:table-cell office:value-type="string" calcext:value-type="string">
            <text:p>Fairtrade kakaoprogram, Glutenfri</text:p>
          </table:table-cell>
          <table:table-cell table:number-columns-repeated="3"/>
          <table:table-cell office:value-type="string" calcext:value-type="string">
            <text:p>Chokolade, Lakrids</text:p>
          </table:table-cell>
          <table:table-cell office:value-type="string" calcext:value-type="string">
            <text:p>Lakrids med hvid chokolade</text:p>
            <text:p>Lakrids med hvid chokolade, hindbær og chili.</text:p>
          </table:table-cell>
          <table:table-cell office:value-type="string" calcext:value-type="string">
            <text:p>https://www.nemlig.com/lakrids-m-hvid-chokolade-5042518</text:p>
          </table:table-cell>
        </table:table-row>
        <table:table-row table:style-name="ro14">
          <table:table-cell office:value-type="string" calcext:value-type="string">
            <text:p>Dagligvarer &gt; Drikkevarer &gt; McLaren Vale Shiraz</text:p>
          </table:table-cell>
          <table:table-cell office:value-type="string" calcext:value-type="string">
            <text:p>McLaren Vale Shiraz</text:p>
          </table:table-cell>
          <table:table-cell office:value-type="string" calcext:value-type="string">
            <text:p>Australien / McLaren Vale / 2017 / 0,75 l / rødvin</text:p>
          </table:table-cell>
          <table:table-cell/>
          <table:table-cell office:value-type="string" calcext:value-type="string">
            <text:p>169.95</text:p>
          </table:table-cell>
          <table:table-cell office:value-type="string" calcext:value-type="string">
            <text:p>.</text:p>
          </table:table-cell>
          <table:table-cell/>
          <table:table-cell office:value-type="string" calcext:value-type="string">
            <text:p>Svinekød</text:p>
          </table:table-cell>
          <table:table-cell office:value-type="string" calcext:value-type="string">
            <text:p>Skruelåg</text:p>
          </table:table-cell>
          <table:table-cell table:number-columns-repeated="2"/>
          <table:table-cell office:value-type="string" calcext:value-type="string">
            <text:p>Australien</text:p>
          </table:table-cell>
          <table:table-cell table:number-columns-repeated="4"/>
          <table:table-cell office:value-type="string" calcext:value-type="string">
            <text:p>Rødvin</text:p>
          </table:table-cell>
          <table:table-cell office:value-type="string" calcext:value-type="string">
            <text:p>McLaren Vale Shiraz</text:p>
            <text:p>Druerne til denne vin stammer fra en lille vingård, som ligger i McLaren Vale i det sydlige Australien. De skrånende vinmarker, som ligger nær havet, vender mod vest og drager fordel af den varme eftermiddagssol og de milde havbriser.</text:p>
            <text:p>Klimaet og den lerede sandjord, som er karakteristisk for dette område, resulterer i et lavt høstudbytte og en vin med masser af smag. Vinen er produceret af 100% Shiraz-druer og har været lagret på franske og amerikanske egetræsfade i 12-14 måneder.</text:p>
            <text:p>Det er en utrolig elegant vin med flot dybrød farve samt sofistikeret duft af røde kirsebær, peber og mørk chokolade kombineret med krydret egetræ. Den delikate duft smelter sammen med en blød og velafbalanceret smag med noter af kirsebær, hindbær, mørk chokolade, lakrids og hvid peber, bløde tanniner samt en lang og behagelig eftersmag.</text:p>
            <text:p>Vinen er særdeles velegnet til simremad, svinekød og lam samt oste som f.eks. cheddar og roquefort. Denne velstrukturerede vin kan udmærket drikkes nu, men den har også et fint henlægningspotentiale.</text:p>
            <text:p/>
            <text:p>Historien om vinhuset:</text:p>
            <text:p>Angoves historie går tilbage til 1886, da Dr. William Thomas Angove kom til Australien for at starte sin egen lægepraksis i South Australia, hvor han samtidig plantede nogle vinstokke. Dette var kun en lille start, men det viste sig at være starten på et af de største privatejede vinfirmaer i Australien.</text:p>
            <text:p>Angove er i dag et 5. generations familiefirma, hvor der for tiden er to generationer, der arbejder sammen om at styre firmaets fortsatte udvikling. I 2010 var Angove på Top 5 listen over ”Value Brand of the year” i Wine &amp; Spirits, og senest har Angove endnu engang bevist deres ekspertise og høje kvalitetsniveau, hvilket har givet dem en plads på den prestigefyldte liste over ”Best Wineries Of The Regions 2015” – de bedste vingårde i South Australia i 2015.</text:p>
            <text:p>Denne udmærkelse er en af de højeste anerkendelser, et vineri kan opnå fra den australske vinguru James Halliday.</text:p>
          </table:table-cell>
          <table:table-cell office:value-type="string" calcext:value-type="string">
            <text:p>https://www.nemlig.com/mclaren-vale-shiraz-5042214</text:p>
          </table:table-cell>
        </table:table-row>
        <table:table-row table:style-name="ro3">
          <table:table-cell office:value-type="string" calcext:value-type="string">
            <text:p>Dagligvarer &gt; Kolonial &gt; Krydderier &gt; Krydderier &gt; Estragon</text:p>
          </table:table-cell>
          <table:table-cell office:value-type="string" calcext:value-type="string">
            <text:p>Estragon</text:p>
          </table:table-cell>
          <table:table-cell office:value-type="string" calcext:value-type="string">
            <text:p>9 g / Santa Maria</text:p>
          </table:table-cell>
          <table:table-cell/>
          <table:table-cell office:value-type="string" calcext:value-type="string">
            <text:p>20.95</text:p>
          </table:table-cell>
          <table:table-cell office:value-type="string" calcext:value-type="string">
            <text:p>.</text:p>
          </table:table-cell>
          <table:table-cell office:value-type="string" calcext:value-type="string">
            <text:p>Santa Maria</text:p>
          </table:table-cell>
          <table:table-cell office:value-type="string" calcext:value-type="string">
            <text:p>Madlavning</text:p>
          </table:table-cell>
          <table:table-cell office:value-type="string" calcext:value-type="string">
            <text:p>Glas</text:p>
          </table:table-cell>
          <table:table-cell table:number-columns-repeated="7"/>
          <table:table-cell office:value-type="string" calcext:value-type="string">
            <text:p>Krydderi</text:p>
          </table:table-cell>
          <table:table-cell office:value-type="string" calcext:value-type="string">
            <text:p>Estragon</text:p>
            <text:p>Estragon er et klassisk urtekrydderi som er godt på stegt kylling, i gryderetter og i bearnaisesauce.</text:p>
          </table:table-cell>
          <table:table-cell office:value-type="string" calcext:value-type="string">
            <text:p>https://www.nemlig.com/estragon-5034907</text:p>
          </table:table-cell>
        </table:table-row>
        <table:table-row table:style-name="ro2">
          <table:table-cell office:value-type="string" calcext:value-type="string">
            <text:p>Dagligvarer &gt; Brød, kiks og kager &gt; Småkager og cookies &gt; Pebernødder</text:p>
          </table:table-cell>
          <table:table-cell office:value-type="string" calcext:value-type="string">
            <text:p>Pebernødder</text:p>
          </table:table-cell>
          <table:table-cell office:value-type="string" calcext:value-type="string">
            <text:p>180 g / uden tilsat sukker / EASIS</text:p>
          </table:table-cell>
          <table:table-cell/>
          <table:table-cell office:value-type="string" calcext:value-type="string">
            <text:p>29.95</text:p>
          </table:table-cell>
          <table:table-cell office:value-type="string" calcext:value-type="string">
            <text:p>.</text:p>
          </table:table-cell>
          <table:table-cell office:value-type="string" calcext:value-type="string">
            <text:p>EASIS</text:p>
          </table:table-cell>
          <table:table-cell office:value-type="string" calcext:value-type="string">
            <text:p>Hygge, Jul, Snack</text:p>
          </table:table-cell>
          <table:table-cell table:number-columns-repeated="4"/>
          <table:table-cell office:value-type="string" calcext:value-type="string">
            <text:p>uden tilsat sukker</text:p>
          </table:table-cell>
          <table:table-cell table:number-columns-repeated="3"/>
          <table:table-cell office:value-type="string" calcext:value-type="string">
            <text:p>Småkager</text:p>
          </table:table-cell>
          <table:table-cell office:value-type="string" calcext:value-type="string">
            <text:p>Smagen af jul</text:p>
            <text:p>EASIS Pebernødder er uden tilsat sukker. Til gengæld har de et højt indhold af kostfibre og 4,5% fuldkorn fra bl.a. havre. De har en god krydret smag - lige til at blive i julehumør af!</text:p>
            <text:p/>
            <text:p>Pebernødder med fuldkorn (4,5%). Indeholder sødestoffer. Uden tilsat sukker, men med et naturligt indhold af sukker.</text:p>
            <text:p/>
            <text:p>Overdreven indtagelse kan virke afførende.</text:p>
          </table:table-cell>
          <table:table-cell office:value-type="string" calcext:value-type="string">
            <text:p>https://www.nemlig.com/pebernoedder-5023550</text:p>
          </table:table-cell>
        </table:table-row>
        <table:table-row table:style-name="ro3">
          <table:table-cell office:value-type="string" calcext:value-type="string">
            <text:p>Dagligvarer &gt; Drikkevarer &gt; Kildevand og danskvand &gt; Danskvand med citrus &gt; Danskvand m. citrus</text:p>
          </table:table-cell>
          <table:table-cell office:value-type="string" calcext:value-type="string">
            <text:p>Danskvand m. citrus</text:p>
          </table:table-cell>
          <table:table-cell office:value-type="string" calcext:value-type="string">
            <text:p>0,50 l / ex. pant / Egekilde</text:p>
          </table:table-cell>
          <table:table-cell/>
          <table:table-cell office:value-type="string" calcext:value-type="string">
            <text:p>15.95</text:p>
          </table:table-cell>
          <table:table-cell office:value-type="string" calcext:value-type="string">
            <text:p>.</text:p>
          </table:table-cell>
          <table:table-cell office:value-type="string" calcext:value-type="string">
            <text:p>Egekilde</text:p>
          </table:table-cell>
          <table:table-cell office:value-type="string" calcext:value-type="string">
            <text:p>Drikke</text:p>
          </table:table-cell>
          <table:table-cell table:number-columns-repeated="8"/>
          <table:table-cell office:value-type="string" calcext:value-type="string">
            <text:p>Danskvand</text:p>
          </table:table-cell>
          <table:table-cell office:value-type="string" calcext:value-type="string">
            <text:p>Danskvand med citrus</text:p>
            <text:p>Egekilde har sit udspring dybt nede under de gamle egetræer i en skov på Sydsjælland. Kildens rene, krystalklare vand er nænsomt renset og filtreret ved en århundrede lang sivning gennem områdets kalkholdige undergrund. Dette giver en frisk og uspoleret smag af naturligt mineralvand tilsat let brus,- direkte fra kilden i skoven. I Egekilde citrus andvendes naturlige citrus olier for at opnå den autentiske og naturlige smag.</text:p>
          </table:table-cell>
          <table:table-cell office:value-type="string" calcext:value-type="string">
            <text:p>https://www.nemlig.com/danskvand-m-citrus-5003539</text:p>
          </table:table-cell>
        </table:table-row>
        <table:table-row table:style-name="ro1">
          <table:table-cell office:value-type="string" calcext:value-type="string">
            <text:p>Dagligvarer &gt; Frost &gt; Brød og kager &gt; Flutes, baguettes og morgenbrød &gt; Rundstykker</text:p>
          </table:table-cell>
          <table:table-cell office:value-type="string" calcext:value-type="string">
            <text:p>Rundstykker</text:p>
          </table:table-cell>
          <table:table-cell office:value-type="string" calcext:value-type="string">
            <text:p>12 stk. / 600 g / frost / First Price</text:p>
          </table:table-cell>
          <table:table-cell office:value-type="string" calcext:value-type="string">
            <text:p>Frost</text:p>
          </table:table-cell>
          <table:table-cell office:value-type="string" calcext:value-type="string">
            <text:p>19.95</text:p>
          </table:table-cell>
          <table:table-cell office:value-type="string" calcext:value-type="string">
            <text:p>.</text:p>
          </table:table-cell>
          <table:table-cell office:value-type="string" calcext:value-type="string">
            <text:p>First Price</text:p>
          </table:table-cell>
          <table:table-cell table:number-columns-repeated="5"/>
          <table:table-cell office:value-type="string" calcext:value-type="string">
            <text:p>Frost</text:p>
          </table:table-cell>
          <table:table-cell table:number-columns-repeated="3"/>
          <table:table-cell office:value-type="string" calcext:value-type="string">
            <text:p>Brød</text:p>
          </table:table-cell>
          <table:table-cell/>
          <table:table-cell office:value-type="string" calcext:value-type="string">
            <text:p>https://www.nemlig.com/rundstykker-807004</text:p>
          </table:table-cell>
        </table:table-row>
        <table:table-row table:style-name="ro3">
          <table:table-cell office:value-type="string" calcext:value-type="string">
            <text:p>Dagligvarer &gt; Køl og mejeri &gt; Pålæg &gt; Pålæg i skiver &gt; Skinke og hamburgerryg &gt; Mortadella øko.</text:p>
          </table:table-cell>
          <table:table-cell office:value-type="string" calcext:value-type="string">
            <text:p>Mortadella øko.</text:p>
          </table:table-cell>
          <table:table-cell office:value-type="string" calcext:value-type="string">
            <text:p>100 g / Citterio</text:p>
          </table:table-cell>
          <table:table-cell office:value-type="string" calcext:value-type="string">
            <text:p>KØL,Øko (europæisk)</text:p>
          </table:table-cell>
          <table:table-cell office:value-type="string" calcext:value-type="string">
            <text:p>19.95</text:p>
          </table:table-cell>
          <table:table-cell office:value-type="string" calcext:value-type="string">
            <text:p>.</text:p>
          </table:table-cell>
          <table:table-cell office:value-type="string" calcext:value-type="string">
            <text:p>Citterio</text:p>
          </table:table-cell>
          <table:table-cell office:value-type="string" calcext:value-type="string">
            <text:p>Brød, Tapas</text:p>
          </table:table-cell>
          <table:table-cell table:number-columns-repeated="4"/>
          <table:table-cell office:value-type="string" calcext:value-type="string">
            <text:p>KØL, Øko (europæisk)</text:p>
          </table:table-cell>
          <table:table-cell office:value-type="string" calcext:value-type="string">
            <text:p>Svin</text:p>
          </table:table-cell>
          <table:table-cell table:number-columns-repeated="2"/>
          <table:table-cell office:value-type="string" calcext:value-type="string">
            <text:p>Kødpålæg, Tapaspålæg</text:p>
          </table:table-cell>
          <table:table-cell office:value-type="string" calcext:value-type="string">
            <text:p>Økologisk Mortadella</text:p>
            <text:p>Let krydret og klassisk italiensk pølse der har sin oprindelse fra Bologna området.</text:p>
          </table:table-cell>
          <table:table-cell office:value-type="string" calcext:value-type="string">
            <text:p>https://www.nemlig.com/mortadella-oeko-5035273</text:p>
          </table:table-cell>
        </table:table-row>
        <table:table-row table:style-name="ro9">
          <table:table-cell office:value-type="string" calcext:value-type="string">
            <text:p>Dagligvarer &gt; Frugt og grønt &gt; Grøntsager &gt; Gulerødder og rodfrugter &gt; Gulerødder mix øko.</text:p>
          </table:table-cell>
          <table:table-cell office:value-type="string" calcext:value-type="string">
            <text:p>Gulerødder mix øko.</text:p>
          </table:table-cell>
          <table:table-cell office:value-type="string" calcext:value-type="string">
            <text:p>700 g / Danmark / Klasse 1</text:p>
          </table:table-cell>
          <table:table-cell office:value-type="string" calcext:value-type="string">
            <text:p>Dansk,Nøglehulsmærket,Øko (dansk),Øko (europæisk)</text:p>
          </table:table-cell>
          <table:table-cell office:value-type="string" calcext:value-type="string">
            <text:p>14.00</text:p>
          </table:table-cell>
          <table:table-cell office:value-type="string" calcext:value-type="string">
            <text:p>.</text:p>
          </table:table-cell>
          <table:table-cell office:value-type="string" calcext:value-type="string">
            <text:p>Marienlyst</text:p>
          </table:table-cell>
          <table:table-cell office:value-type="string" calcext:value-type="string">
            <text:p>Salat, Snack, Suppe, Tilbehør</text:p>
          </table:table-cell>
          <table:table-cell office:value-type="string" calcext:value-type="string">
            <text:p>Pose</text:p>
          </table:table-cell>
          <table:table-cell office:value-type="string" calcext:value-type="string">
            <text:p>Gul, Hvid, Orange, Rød</text:p>
          </table:table-cell>
          <table:table-cell office:value-type="string" calcext:value-type="string">
            <text:p>Klasse 1</text:p>
          </table:table-cell>
          <table:table-cell/>
          <table:table-cell office:value-type="string" calcext:value-type="string">
            <text:p>Dansk, Nøglehulsmærket, Øko (dansk), Øko (europæisk)</text:p>
          </table:table-cell>
          <table:table-cell office:value-type="string" calcext:value-type="string">
            <text:p>Danmark</text:p>
          </table:table-cell>
          <table:table-cell table:number-columns-repeated="2"/>
          <table:table-cell office:value-type="string" calcext:value-type="string">
            <text:p>Gulerod</text:p>
          </table:table-cell>
          <table:table-cell office:value-type="string" calcext:value-type="string">
            <text:p>Gulerodsmix, også kaldet regnbuegulerødder, er et tilfældigt mix af violette, gule, røde og hvide rødder blandet i en pose.</text:p>
            <text:p/>
            <text:p>Her har du mulighed for at smage en masse forkellige sorter der samtidig giver et fantastisk farvespil i retterne.</text:p>
          </table:table-cell>
          <table:table-cell office:value-type="string" calcext:value-type="string">
            <text:p>https://www.nemlig.com/guleroedder-mix-oeko-5003867</text:p>
          </table:table-cell>
        </table:table-row>
        <table:table-row table:style-name="ro12">
          <table:table-cell office:value-type="string" calcext:value-type="string">
            <text:p>Dagligvarer &gt; Kolonial &gt; Tapasspecialiteter &gt; Oliven &gt; Bella Di Cerignola oliven øko.</text:p>
          </table:table-cell>
          <table:table-cell office:value-type="string" calcext:value-type="string">
            <text:p>Bella Di Cerignola oliven øko.</text:p>
          </table:table-cell>
          <table:table-cell office:value-type="string" calcext:value-type="string">
            <text:p>280 g / 170 g / TapaZ</text:p>
          </table:table-cell>
          <table:table-cell office:value-type="string" calcext:value-type="string">
            <text:p>Øko (europæisk)</text:p>
          </table:table-cell>
          <table:table-cell office:value-type="string" calcext:value-type="string">
            <text:p>23.33</text:p>
          </table:table-cell>
          <table:table-cell office:value-type="string" calcext:value-type="string">
            <text:p>.</text:p>
          </table:table-cell>
          <table:table-cell office:value-type="string" calcext:value-type="string">
            <text:p>TapaZ</text:p>
          </table:table-cell>
          <table:table-cell office:value-type="string" calcext:value-type="string">
            <text:p>Drinks, Madlavning, Snack</text:p>
          </table:table-cell>
          <table:table-cell table:number-columns-repeated="4"/>
          <table:table-cell office:value-type="string" calcext:value-type="string">
            <text:p>Discount, Øko (europæisk)</text:p>
          </table:table-cell>
          <table:table-cell table:number-columns-repeated="3"/>
          <table:table-cell office:value-type="string" calcext:value-type="string">
            <text:p>Oliven</text:p>
          </table:table-cell>
          <table:table-cell office:value-type="string" calcext:value-type="string">
            <text:p>Økologiske Bella di Cerignola Oliven</text:p>
            <text:p/>
            <text:p>Oliven er en lækker snack og med sin let salte og fyldige smag egner oliven sig både som delikat ingrediens i middelhavsretter og madbrød og som tilbehør til ost og vin. De modne olivenfrugter høstes i de solrige områder omkring Middelhavet. Frugtens naturlige bitterhed fjernes gennem en månedlang lagring, og den karakteristiske og velkendte smag træder istedet.</text:p>
            <text:p/>
            <text:p>Bella di Cerignola oliven koomer fra Apulien regionen i det sydlige Italien. Den kendetegnes ved dens fyldige konsistens samt. dens milde og frugtige smagt.</text:p>
          </table:table-cell>
          <table:table-cell office:value-type="string" calcext:value-type="string">
            <text:p>https://www.nemlig.com/bella-di-cerignola-oliven-oeko-5028995</text:p>
          </table:table-cell>
        </table:table-row>
        <table:table-row table:style-name="ro9">
          <table:table-cell office:value-type="string" calcext:value-type="string">
            <text:p>Dagligvarer &gt; Slik og kiosk &gt; Kontorartikler &gt; Bogbind og etiketter &gt; Bogbind strækbart (sort)</text:p>
          </table:table-cell>
          <table:table-cell office:value-type="string" calcext:value-type="string">
            <text:p>Bogbind strækbart (sort)</text:p>
          </table:table-cell>
          <table:table-cell office:value-type="string" calcext:value-type="string">
            <text:p>1 stk. / Pictura</text:p>
          </table:table-cell>
          <table:table-cell/>
          <table:table-cell office:value-type="string" calcext:value-type="string">
            <text:p>29.95</text:p>
          </table:table-cell>
          <table:table-cell office:value-type="string" calcext:value-type="string">
            <text:p>.</text:p>
          </table:table-cell>
          <table:table-cell office:value-type="string" calcext:value-type="string">
            <text:p>Pictura</text:p>
          </table:table-cell>
          <table:table-cell office:value-type="string" calcext:value-type="string">
            <text:p>Børn, Skole</text:p>
          </table:table-cell>
          <table:table-cell table:number-columns-repeated="8"/>
          <table:table-cell office:value-type="string" calcext:value-type="string">
            <text:p>Bogbind</text:p>
          </table:table-cell>
          <table:table-cell office:value-type="string" calcext:value-type="string">
            <text:p>Strækbart bogbind i sort</text:p>
            <text:p>Strækbart bogbind, som passer til bøger ca. fra A5 til A4. Beregnet til hardback bøger, men omslaget kan forstærkes med karton. Ingen brug af saks eller lim.</text:p>
            <text:p>Omslaget kan vaskes på 40⁰C og er derfor nemt at genbruge.</text:p>
          </table:table-cell>
          <table:table-cell office:value-type="string" calcext:value-type="string">
            <text:p>https://www.nemlig.com/bogbind-straekbart-sort-5035420</text:p>
          </table:table-cell>
        </table:table-row>
        <table:table-row table:style-name="ro3">
          <table:table-cell office:value-type="string" calcext:value-type="string">
            <text:p>Dagligvarer &gt; Drikkevarer &gt; Sodavand &gt; Andre sodavandsvarianter &gt; Sodavand m. hyldeblomst øko.</text:p>
          </table:table-cell>
          <table:table-cell office:value-type="string" calcext:value-type="string">
            <text:p>Sodavand m. hyldeblomst øko.</text:p>
          </table:table-cell>
          <table:table-cell office:value-type="string" calcext:value-type="string">
            <text:p>1 l / ex. pant / Nornir</text:p>
          </table:table-cell>
          <table:table-cell office:value-type="string" calcext:value-type="string">
            <text:p>Øko (dansk),Øko (europæisk)</text:p>
          </table:table-cell>
          <table:table-cell office:value-type="string" calcext:value-type="string">
            <text:p>11.95</text:p>
          </table:table-cell>
          <table:table-cell office:value-type="string" calcext:value-type="string">
            <text:p>.</text:p>
          </table:table-cell>
          <table:table-cell office:value-type="string" calcext:value-type="string">
            <text:p>Nornir</text:p>
          </table:table-cell>
          <table:table-cell office:value-type="string" calcext:value-type="string">
            <text:p>Drikke, Drinks, Fest, Fødselsdag</text:p>
          </table:table-cell>
          <table:table-cell table:number-columns-repeated="3"/>
          <table:table-cell office:value-type="string" calcext:value-type="string">
            <text:p>Danmark</text:p>
          </table:table-cell>
          <table:table-cell office:value-type="string" calcext:value-type="string">
            <text:p>Øko (dansk), Øko (europæisk)</text:p>
          </table:table-cell>
          <table:table-cell table:number-columns-repeated="3"/>
          <table:table-cell office:value-type="string" calcext:value-type="string">
            <text:p>Sodavand</text:p>
          </table:table-cell>
          <table:table-cell office:value-type="string" calcext:value-type="string">
            <text:p>Økologisk sodavand med hyldeblomstsmag</text:p>
            <text:p>NORNIR Hyldeblomst, økologisk sodavand fra Danish Bottling Company A/S. en fantastisk sommerdrik, lavet af friske økologiske hvide hyldeblomster. Der får tankerne til at flyve tilbage til sol, sommer og badehotel. En elegant tørstslukker.</text:p>
          </table:table-cell>
          <table:table-cell office:value-type="string" calcext:value-type="string">
            <text:p>https://www.nemlig.com/sodavand-m-hyldeblomst-oeko-5045627</text:p>
          </table:table-cell>
        </table:table-row>
        <table:table-row table:style-name="ro3">
          <table:table-cell office:value-type="string" calcext:value-type="string">
            <text:p>Dagligvarer &gt; Husholdning og bolig &gt; Køkkenudstyr &gt; Køkkenredskaber &gt; Hvidløgspresser</text:p>
          </table:table-cell>
          <table:table-cell office:value-type="string" calcext:value-type="string">
            <text:p>Hvidløgspresser</text:p>
          </table:table-cell>
          <table:table-cell office:value-type="string" calcext:value-type="string">
            <text:p>1 stk. / Fiskars</text:p>
          </table:table-cell>
          <table:table-cell/>
          <table:table-cell office:value-type="string" calcext:value-type="string">
            <text:p>129.95</text:p>
          </table:table-cell>
          <table:table-cell office:value-type="string" calcext:value-type="string">
            <text:p>.</text:p>
          </table:table-cell>
          <table:table-cell office:value-type="string" calcext:value-type="string">
            <text:p>Fiskars</text:p>
          </table:table-cell>
          <table:table-cell table:number-columns-repeated="9"/>
          <table:table-cell office:value-type="string" calcext:value-type="string">
            <text:p>Køkkenudstyr</text:p>
          </table:table-cell>
          <table:table-cell office:value-type="string" calcext:value-type="string">
            <text:p>Fiskars Functional Form hvidløgspresser</text:p>
            <text:p>Nem og let presning. Kan skilles ad, så den er nem at rengøre. Skraber til fjernelse af presset hvidløg fra gitteret. Functional Form serien er en nem og god løsning til madlavning i hverdagen. Redskaberne er skabt til at gøre hverdagen lettere. Tåler opvaskemaskine.</text:p>
          </table:table-cell>
          <table:table-cell office:value-type="string" calcext:value-type="string">
            <text:p>https://www.nemlig.com/hvidloegspresser-5020440</text:p>
          </table:table-cell>
        </table:table-row>
        <table:table-row table:style-name="ro7">
          <table:table-cell office:value-type="string" calcext:value-type="string">
            <text:p>Dagligvarer &gt; Kolonial &gt; Krydderier &gt; Peber &gt; Sort peber (stødt)</text:p>
          </table:table-cell>
          <table:table-cell office:value-type="string" calcext:value-type="string">
            <text:p>Sort peber (stødt)</text:p>
          </table:table-cell>
          <table:table-cell office:value-type="string" calcext:value-type="string">
            <text:p>100 g / nemlig basic</text:p>
          </table:table-cell>
          <table:table-cell/>
          <table:table-cell office:value-type="string" calcext:value-type="string">
            <text:p>8.95</text:p>
          </table:table-cell>
          <table:table-cell office:value-type="string" calcext:value-type="string">
            <text:p>.</text:p>
          </table:table-cell>
          <table:table-cell office:value-type="string" calcext:value-type="string">
            <text:p>nemlig basic</text:p>
          </table:table-cell>
          <table:table-cell office:value-type="string" calcext:value-type="string">
            <text:p>Madlavning</text:p>
          </table:table-cell>
          <table:table-cell table:number-columns-repeated="4"/>
          <table:table-cell office:value-type="string" calcext:value-type="string">
            <text:p>Discount</text:p>
          </table:table-cell>
          <table:table-cell table:number-columns-repeated="3"/>
          <table:table-cell office:value-type="string" calcext:value-type="string">
            <text:p>Krydderi</text:p>
          </table:table-cell>
          <table:table-cell office:value-type="string" calcext:value-type="string">
            <text:p>Peber</text:p>
            <text:p>Stødt sort peber.</text:p>
            <text:p/>
            <text:p>Leverandør: MV Food Company B</text:p>
          </table:table-cell>
          <table:table-cell office:value-type="string" calcext:value-type="string">
            <text:p>https://www.nemlig.com/sort-peber-stoedt-5035540</text:p>
          </table:table-cell>
        </table:table-row>
        <table:table-row table:style-name="ro13">
          <table:table-cell office:value-type="string" calcext:value-type="string">
            <text:p>Dagligvarer &gt; Pleje og skønhed &gt; Krop- og ansigtspleje &gt; Creme og hudpleje &gt; Solcreme og aftersun &gt; Sollotion SPF30</text:p>
          </table:table-cell>
          <table:table-cell office:value-type="string" calcext:value-type="string">
            <text:p>Sollotion SPF30</text:p>
          </table:table-cell>
          <table:table-cell office:value-type="string" calcext:value-type="string">
            <text:p>0,20 l / Derma Sol</text:p>
          </table:table-cell>
          <table:table-cell office:value-type="string" calcext:value-type="string">
            <text:p>Dansk,Den Blå Krans,Svanemærket</text:p>
          </table:table-cell>
          <table:table-cell office:value-type="string" calcext:value-type="string">
            <text:p>119.95</text:p>
          </table:table-cell>
          <table:table-cell office:value-type="string" calcext:value-type="string">
            <text:p>.</text:p>
          </table:table-cell>
          <table:table-cell office:value-type="string" calcext:value-type="string">
            <text:p>Derma</text:p>
          </table:table-cell>
          <table:table-cell table:number-columns-repeated="5"/>
          <table:table-cell office:value-type="string" calcext:value-type="string">
            <text:p>AllergyCertified, Dansk, Den Blå Krans, Parfumefri, Svanemærket</text:p>
          </table:table-cell>
          <table:table-cell table:number-columns-repeated="2"/>
          <table:table-cell office:value-type="string" calcext:value-type="string">
            <text:p>0,20 l</text:p>
          </table:table-cell>
          <table:table-cell office:value-type="string" calcext:value-type="string">
            <text:p>Solcreme</text:p>
          </table:table-cell>
          <table:table-cell office:value-type="string" calcext:value-type="string">
            <text:p>Beskyt dig i solen</text:p>
            <text:p>Derma Sollotion SPF30 er en meget vandfast solcreme med høj faktor, der effektivt beskytter dig mod solens UVA- og UVB-stråler. Absorberes nemt og hurtigt uden at fedte. Indeholder fugtgivende glycerin, E-vitamin og naturlige olier, der gør huden smidig og blød og beskytter mod udtørring.</text:p>
            <text:p/>
            <text:p>Den er Svanemærket, AllergyCertified og deklareret i samarbejde med Astma-Allergi Danmark.</text:p>
            <text:p>0% parfume - 0% farvestoffer</text:p>
            <text:p/>
            <text:p>Kåret Bedst i test af forbrugerrådet TÆNK, juni 2016</text:p>
          </table:table-cell>
          <table:table-cell office:value-type="string" calcext:value-type="string">
            <text:p>https://www.nemlig.com/sollotion-spf30-5003933</text:p>
          </table:table-cell>
        </table:table-row>
        <table:table-row table:style-name="ro3">
          <table:table-cell office:value-type="string" calcext:value-type="string">
            <text:p>Dagligvarer &gt; Drikkevarer &gt; Juice, smoothies og shots &gt; Æblejuice &gt; Æblejuice</text:p>
          </table:table-cell>
          <table:table-cell office:value-type="string" calcext:value-type="string">
            <text:p>Æblejuice</text:p>
          </table:table-cell>
          <table:table-cell office:value-type="string" calcext:value-type="string">
            <text:p>0,85 l / ex. pant / Brämhults</text:p>
          </table:table-cell>
          <table:table-cell office:value-type="string" calcext:value-type="string">
            <text:p>KØL</text:p>
          </table:table-cell>
          <table:table-cell office:value-type="string" calcext:value-type="string">
            <text:p>34.95</text:p>
          </table:table-cell>
          <table:table-cell office:value-type="string" calcext:value-type="string">
            <text:p>.</text:p>
          </table:table-cell>
          <table:table-cell office:value-type="string" calcext:value-type="string">
            <text:p>Brämhults</text:p>
          </table:table-cell>
          <table:table-cell office:value-type="string" calcext:value-type="string">
            <text:p>Brunch, Morgenmad</text:p>
          </table:table-cell>
          <table:table-cell table:number-columns-repeated="4"/>
          <table:table-cell office:value-type="string" calcext:value-type="string">
            <text:p>KØL</text:p>
          </table:table-cell>
          <table:table-cell table:number-columns-repeated="3"/>
          <table:table-cell office:value-type="string" calcext:value-type="string">
            <text:p>Juice</text:p>
          </table:table-cell>
          <table:table-cell office:value-type="string" calcext:value-type="string">
            <text:p>Æblejuice</text:p>
            <text:p>Brämhults æbler har ikke altid helt samme farve og smag – naturen og de forskellige årstider skaber nemlig helt naturligt små forandringer ved æblerne året rundt. Brämhults betragter de små variationer som naturens eget kvalitetsstempel.</text:p>
          </table:table-cell>
          <table:table-cell office:value-type="string" calcext:value-type="string">
            <text:p>https://www.nemlig.com/aeblejuice-5041949</text:p>
          </table:table-cell>
        </table:table-row>
        <table:table-row table:style-name="ro1">
          <table:table-cell office:value-type="string" calcext:value-type="string">
            <text:p>Dagligvarer &gt; Kolonial &gt; Olie og eddike &gt; Eddike &gt; Balsamico og vineddike &gt; Balsamico Glaze</text:p>
          </table:table-cell>
          <table:table-cell office:value-type="string" calcext:value-type="string">
            <text:p>Balsamico Glaze</text:p>
          </table:table-cell>
          <table:table-cell office:value-type="string" calcext:value-type="string">
            <text:p>0,25 l / Monini</text:p>
          </table:table-cell>
          <table:table-cell/>
          <table:table-cell office:value-type="string" calcext:value-type="string">
            <text:p>34.95</text:p>
          </table:table-cell>
          <table:table-cell office:value-type="string" calcext:value-type="string">
            <text:p>.</text:p>
          </table:table-cell>
          <table:table-cell office:value-type="string" calcext:value-type="string">
            <text:p>Monini</text:p>
          </table:table-cell>
          <table:table-cell office:value-type="string" calcext:value-type="string">
            <text:p>Madlavning</text:p>
          </table:table-cell>
          <table:table-cell table:number-columns-repeated="8"/>
          <table:table-cell office:value-type="string" calcext:value-type="string">
            <text:p>Eddike</text:p>
          </table:table-cell>
          <table:table-cell office:value-type="string" calcext:value-type="string">
            <text:p>Monini balsamico glaze er en sauce og dressing, der inkorporerer alle de traditionelle og typiske smage af balsamico eddike fra Modena. </text:p>
          </table:table-cell>
          <table:table-cell office:value-type="string" calcext:value-type="string">
            <text:p>https://www.nemlig.com/balsamico-glaze-5038408</text:p>
          </table:table-cell>
        </table:table-row>
        <table:table-row table:style-name="ro3">
          <table:table-cell office:value-type="string" calcext:value-type="string">
            <text:p>Dagligvarer &gt; Drikkevarer &gt; Øl &gt; Øltyper &gt; Specialøl &gt; Chips m. sød chili og paprika</text:p>
          </table:table-cell>
          <table:table-cell office:value-type="string" calcext:value-type="string">
            <text:p>Chips m. sød chili og paprika</text:p>
          </table:table-cell>
          <table:table-cell office:value-type="string" calcext:value-type="string">
            <text:p>150 g / Tyrrells</text:p>
          </table:table-cell>
          <table:table-cell/>
          <table:table-cell office:value-type="string" calcext:value-type="string">
            <text:p>25.95</text:p>
          </table:table-cell>
          <table:table-cell office:value-type="string" calcext:value-type="string">
            <text:p>.</text:p>
          </table:table-cell>
          <table:table-cell office:value-type="string" calcext:value-type="string">
            <text:p>Tyrrells</text:p>
          </table:table-cell>
          <table:table-cell office:value-type="string" calcext:value-type="string">
            <text:p>Snack</text:p>
          </table:table-cell>
          <table:table-cell office:value-type="string" calcext:value-type="string">
            <text:p>Pose</text:p>
          </table:table-cell>
          <table:table-cell table:number-columns-repeated="7"/>
          <table:table-cell office:value-type="string" calcext:value-type="string">
            <text:p>Chips</text:p>
          </table:table-cell>
          <table:table-cell office:value-type="string" calcext:value-type="string">
            <text:p>Chips med sød chili og paprika</text:p>
            <text:p>Håndlavede Kettlechips med smag af sweet chili og rød peber.</text:p>
          </table:table-cell>
          <table:table-cell office:value-type="string" calcext:value-type="string">
            <text:p>https://www.nemlig.com/chips-m-soed-chili-og-paprika-5034647</text:p>
          </table:table-cell>
        </table:table-row>
        <table:table-row table:style-name="ro3">
          <table:table-cell office:value-type="string" calcext:value-type="string">
            <text:p>Dagligvarer &gt; Pleje og skønhed &gt; Toiletartikler &gt; Vatpinde og vatrondeller &gt; Vatpinde i træ</text:p>
          </table:table-cell>
          <table:table-cell office:value-type="string" calcext:value-type="string">
            <text:p>Vatpinde i træ</text:p>
          </table:table-cell>
          <table:table-cell office:value-type="string" calcext:value-type="string">
            <text:p>100 stk.</text:p>
          </table:table-cell>
          <table:table-cell/>
          <table:table-cell office:value-type="string" calcext:value-type="string">
            <text:p>6.95</text:p>
          </table:table-cell>
          <table:table-cell office:value-type="string" calcext:value-type="string">
            <text:p>.</text:p>
          </table:table-cell>
          <table:table-cell table:number-columns-repeated="11"/>
          <table:table-cell office:value-type="string" calcext:value-type="string">
            <text:p>Vatpinde</text:p>
            <text:p>Vatpinde i træ i pose med 100 stk.</text:p>
          </table:table-cell>
          <table:table-cell office:value-type="string" calcext:value-type="string">
            <text:p>https://www.nemlig.com/vatpinde-i-trae-110014</text:p>
          </table:table-cell>
        </table:table-row>
        <table:table-row table:style-name="ro3">
          <table:table-cell office:value-type="string" calcext:value-type="string">
            <text:p>Dagligvarer &gt; Køl og mejeri &gt; Mejeri &gt; Smør og fedtstof &gt; Smør &gt; Smør (saltet) øko.</text:p>
          </table:table-cell>
          <table:table-cell office:value-type="string" calcext:value-type="string">
            <text:p>Smør (saltet) øko.</text:p>
          </table:table-cell>
          <table:table-cell office:value-type="string" calcext:value-type="string">
            <text:p>200 g / Lurpak</text:p>
          </table:table-cell>
          <table:table-cell office:value-type="string" calcext:value-type="string">
            <text:p>KØL,Øko (dansk)</text:p>
          </table:table-cell>
          <table:table-cell office:value-type="string" calcext:value-type="string">
            <text:p>21.95</text:p>
          </table:table-cell>
          <table:table-cell office:value-type="string" calcext:value-type="string">
            <text:p>.</text:p>
          </table:table-cell>
          <table:table-cell office:value-type="string" calcext:value-type="string">
            <text:p>Lurpak</text:p>
          </table:table-cell>
          <table:table-cell office:value-type="string" calcext:value-type="string">
            <text:p>Brød, Madlavning</text:p>
          </table:table-cell>
          <table:table-cell table:number-columns-repeated="4"/>
          <table:table-cell office:value-type="string" calcext:value-type="string">
            <text:p>KØL, Øko (dansk)</text:p>
          </table:table-cell>
          <table:table-cell office:value-type="string" calcext:value-type="string">
            <text:p>Ko</text:p>
          </table:table-cell>
          <table:table-cell table:number-columns-repeated="2"/>
          <table:table-cell office:value-type="string" calcext:value-type="string">
            <text:p>Smør</text:p>
          </table:table-cell>
          <table:table-cell office:value-type="string" calcext:value-type="string">
            <text:p>Lurpak smør</text:p>
            <text:p>På vores mejeri bruger vi omkring 4 liter økologisk frisk mælk for hver 200 gram Lurpak smør. Smørrets friske og cremede smag folder sig ud under bagning og stegning, og det gør Lurpak smør til den perfekte ledsager til god mad. Lurpak smør fremhæver nemlig smagsoplevelsen uanset hvilke madvarer det kombineres med.</text:p>
          </table:table-cell>
          <table:table-cell office:value-type="string" calcext:value-type="string">
            <text:p>https://www.nemlig.com/smoer-saltet-oeko-5032050</text:p>
          </table:table-cell>
        </table:table-row>
        <table:table-row table:style-name="ro2">
          <table:table-cell office:value-type="string" calcext:value-type="string">
            <text:p>Dagligvarer &gt; Frost &gt; Frugt og bær &gt; Jordbær</text:p>
          </table:table-cell>
          <table:table-cell office:value-type="string" calcext:value-type="string">
            <text:p>Jordbær</text:p>
          </table:table-cell>
          <table:table-cell office:value-type="string" calcext:value-type="string">
            <text:p>350 g / frost / nice'n easy</text:p>
          </table:table-cell>
          <table:table-cell office:value-type="string" calcext:value-type="string">
            <text:p>Frost,Nøglehulsmærket</text:p>
          </table:table-cell>
          <table:table-cell office:value-type="string" calcext:value-type="string">
            <text:p>14.95</text:p>
          </table:table-cell>
          <table:table-cell office:value-type="string" calcext:value-type="string">
            <text:p>.</text:p>
          </table:table-cell>
          <table:table-cell office:value-type="string" calcext:value-type="string">
            <text:p>nice'n' easy</text:p>
          </table:table-cell>
          <table:table-cell table:number-columns-repeated="5"/>
          <table:table-cell office:value-type="string" calcext:value-type="string">
            <text:p>Frost, Nøglehulsmærket</text:p>
          </table:table-cell>
          <table:table-cell table:number-columns-repeated="3"/>
          <table:table-cell office:value-type="string" calcext:value-type="string">
            <text:p>Frugt</text:p>
          </table:table-cell>
          <table:table-cell office:value-type="string" calcext:value-type="string">
            <text:p>Jordbær</text:p>
            <text:p/>
            <text:p/>
            <text:p>Bemærk: Det anbefales at man giver de frosne jordbær et kort opkog, før de bruges i smoothies, som kagepynt eller til desserter, som ikke bliver varmet op.</text:p>
            <text:p/>
            <text:p>Oprindelsesland: Kina.</text:p>
          </table:table-cell>
          <table:table-cell office:value-type="string" calcext:value-type="string">
            <text:p>https://www.nemlig.com/jordbaer-5010655</text:p>
          </table:table-cell>
        </table:table-row>
        <table:table-row table:style-name="ro3">
          <table:table-cell office:value-type="string" calcext:value-type="string">
            <text:p>Dagligvarer &gt; Drikkevarer &gt; Juice, smoothies og shots &gt; Multijuice &gt; Multijuice</text:p>
          </table:table-cell>
          <table:table-cell office:value-type="string" calcext:value-type="string">
            <text:p>Multijuice</text:p>
          </table:table-cell>
          <table:table-cell office:value-type="string" calcext:value-type="string">
            <text:p>1,50 l / fra koncentrat</text:p>
          </table:table-cell>
          <table:table-cell/>
          <table:table-cell office:value-type="string" calcext:value-type="string">
            <text:p>11.50</text:p>
          </table:table-cell>
          <table:table-cell office:value-type="string" calcext:value-type="string">
            <text:p>.</text:p>
          </table:table-cell>
          <table:table-cell table:number-columns-repeated="6"/>
          <table:table-cell office:value-type="string" calcext:value-type="string">
            <text:p>Discount</text:p>
          </table:table-cell>
          <table:table-cell table:number-columns-repeated="3"/>
          <table:table-cell office:value-type="string" calcext:value-type="string">
            <text:p>Juice</text:p>
          </table:table-cell>
          <table:table-cell office:value-type="string" calcext:value-type="string">
            <text:p>Multijuicejuice fra koncentrat.</text:p>
            <text:p>Pasteuriseret.</text:p>
          </table:table-cell>
          <table:table-cell office:value-type="string" calcext:value-type="string">
            <text:p>https://www.nemlig.com/multijuice-5019108</text:p>
          </table:table-cell>
        </table:table-row>
        <table:table-row table:style-name="ro3">
          <table:table-cell office:value-type="string" calcext:value-type="string">
            <text:p>Dagligvarer &gt; Kolonial &gt; Marmelade, smørepålæg m.m. &gt; Honning og sirup &gt; Akacie honning</text:p>
          </table:table-cell>
          <table:table-cell office:value-type="string" calcext:value-type="string">
            <text:p>Akacie honning</text:p>
          </table:table-cell>
          <table:table-cell office:value-type="string" calcext:value-type="string">
            <text:p>340 g / Svansø</text:p>
          </table:table-cell>
          <table:table-cell/>
          <table:table-cell office:value-type="string" calcext:value-type="string">
            <text:p>29.95</text:p>
          </table:table-cell>
          <table:table-cell office:value-type="string" calcext:value-type="string">
            <text:p>.</text:p>
          </table:table-cell>
          <table:table-cell office:value-type="string" calcext:value-type="string">
            <text:p>Svansø</text:p>
          </table:table-cell>
          <table:table-cell office:value-type="string" calcext:value-type="string">
            <text:p>Bagning</text:p>
          </table:table-cell>
          <table:table-cell table:number-columns-repeated="8"/>
          <table:table-cell office:value-type="string" calcext:value-type="string">
            <text:p>Honning</text:p>
          </table:table-cell>
          <table:table-cell office:value-type="string" calcext:value-type="string">
            <text:p>Flydende akacie honning</text:p>
            <text:p>Svansø flydende Akacie honning fra Ungarn. Honningens flydende konsistens gør den særdeles velegnet til diverse morgenmadsprodukter, i varme drikke, til pandekager og i forskellige desserter, i dressinger og marinader m.m.</text:p>
          </table:table-cell>
          <table:table-cell office:value-type="string" calcext:value-type="string">
            <text:p>https://www.nemlig.com/akacie-honning-5005238</text:p>
          </table:table-cell>
        </table:table-row>
        <table:table-row table:style-name="ro3">
          <table:table-cell office:value-type="string" calcext:value-type="string">
            <text:p>Dagligvarer &gt; Kolonial &gt; Dressing og saucer &gt; Jævner og kulør &gt; Majsstivelse</text:p>
          </table:table-cell>
          <table:table-cell office:value-type="string" calcext:value-type="string">
            <text:p>Majsstivelse</text:p>
          </table:table-cell>
          <table:table-cell office:value-type="string" calcext:value-type="string">
            <text:p>400 g / Maizena</text:p>
          </table:table-cell>
          <table:table-cell/>
          <table:table-cell office:value-type="string" calcext:value-type="string">
            <text:p>16.95</text:p>
          </table:table-cell>
          <table:table-cell office:value-type="string" calcext:value-type="string">
            <text:p>.</text:p>
          </table:table-cell>
          <table:table-cell office:value-type="string" calcext:value-type="string">
            <text:p>Maizena</text:p>
          </table:table-cell>
          <table:table-cell office:value-type="string" calcext:value-type="string">
            <text:p>Jævning</text:p>
          </table:table-cell>
          <table:table-cell table:number-columns-repeated="4"/>
          <table:table-cell office:value-type="string" calcext:value-type="string">
            <text:p>Discount, Glutenfri</text:p>
          </table:table-cell>
          <table:table-cell table:number-columns-repeated="3"/>
          <table:table-cell office:value-type="string" calcext:value-type="string">
            <text:p>Jævning</text:p>
          </table:table-cell>
          <table:table-cell office:value-type="string" calcext:value-type="string">
            <text:p>Majsstivelse</text:p>
            <text:p>Kan anvendes til jævning i alt madlavning. Den har en neutral smag og er letopløselig i både kold og varm væske og jævner uden klumper.</text:p>
          </table:table-cell>
          <table:table-cell office:value-type="string" calcext:value-type="string">
            <text:p>https://www.nemlig.com/majsstivelse-908008</text:p>
          </table:table-cell>
        </table:table-row>
        <table:table-row table:style-name="ro3">
          <table:table-cell office:value-type="string" calcext:value-type="string">
            <text:p>Dagligvarer &gt; Kolonial &gt; Konserves &gt; Fisk på dåse og tube &gt; Makrelfilet i tomat</text:p>
          </table:table-cell>
          <table:table-cell office:value-type="string" calcext:value-type="string">
            <text:p>Makrelfilet i tomat</text:p>
          </table:table-cell>
          <table:table-cell office:value-type="string" calcext:value-type="string">
            <text:p>4 x 125 g / findelt / Sæby</text:p>
          </table:table-cell>
          <table:table-cell/>
          <table:table-cell office:value-type="string" calcext:value-type="string">
            <text:p>24.95</text:p>
          </table:table-cell>
          <table:table-cell office:value-type="string" calcext:value-type="string">
            <text:p>.</text:p>
          </table:table-cell>
          <table:table-cell office:value-type="string" calcext:value-type="string">
            <text:p>Sæby</text:p>
          </table:table-cell>
          <table:table-cell office:value-type="string" calcext:value-type="string">
            <text:p>Spread, Topping</text:p>
          </table:table-cell>
          <table:table-cell table:number-columns-repeated="4"/>
          <table:table-cell office:value-type="string" calcext:value-type="string">
            <text:p>Discount</text:p>
          </table:table-cell>
          <table:table-cell table:number-columns-repeated="3"/>
          <table:table-cell office:value-type="string" calcext:value-type="string">
            <text:p>Konserves</text:p>
          </table:table-cell>
          <table:table-cell office:value-type="string" calcext:value-type="string">
            <text:p>Makrelfilet i tomat findelt</text:p>
            <text:p>Makrelfilet i tomat fra SAEBY er produceret af den Nordatlantiske makrel, Scomber Scombrus. Makrellen bliver fisket i efteråret, hvor dens fedtindhold er på det højeste. Al produktion foregår på fabrikken i Sæby hvor makrellen afskindes uden brug af kemikalier, håndfileteres, og tilføres tomatsaucen, som bliver lavet på fabrikken uden brug af kunstige smagsstoffer. For at opnå den findelte konsistens, blive makrelfilet og sauce blandet sammen i en stor tumbler inden påfyldning af dåser. Til slut, bliver dåsen varmebehandlet - herved bevares en naturlig lang holdbarhed helt uden brug af konserveringsmidler.</text:p>
          </table:table-cell>
          <table:table-cell office:value-type="string" calcext:value-type="string">
            <text:p>https://www.nemlig.com/makrelfilet-i-tomat-5046933</text:p>
          </table:table-cell>
        </table:table-row>
        <table:table-row table:style-name="ro3">
          <table:table-cell office:value-type="string" calcext:value-type="string">
            <text:p>Dagligvarer &gt; Brød, kiks og kager &gt; Kager &gt; Romkugler, studenterbrød og træstammer m.m. &gt; Chokogifler m. karamel</text:p>
          </table:table-cell>
          <table:table-cell office:value-type="string" calcext:value-type="string">
            <text:p>Chokogifler m. karamel</text:p>
          </table:table-cell>
          <table:table-cell office:value-type="string" calcext:value-type="string">
            <text:p>260 g / Pågen</text:p>
          </table:table-cell>
          <table:table-cell/>
          <table:table-cell office:value-type="string" calcext:value-type="string">
            <text:p>21.95</text:p>
          </table:table-cell>
          <table:table-cell office:value-type="string" calcext:value-type="string">
            <text:p>.</text:p>
          </table:table-cell>
          <table:table-cell office:value-type="string" calcext:value-type="string">
            <text:p>Pågen</text:p>
          </table:table-cell>
          <table:table-cell office:value-type="string" calcext:value-type="string">
            <text:p>Dessert, Fødselsdag, Hygge, Snack</text:p>
          </table:table-cell>
          <table:table-cell table:number-columns-repeated="8"/>
          <table:table-cell office:value-type="string" calcext:value-type="string">
            <text:p>Kage</text:p>
          </table:table-cell>
          <table:table-cell office:value-type="string" calcext:value-type="string">
            <text:p>Chokokaramel gifler</text:p>
            <text:p>Gifflar Choko Caramel er lækkert bagte og har et lækkert fyld. Til kaffen, på udflugten, med vennerne, eller bare til dig selv, når trangen melder sig! Lettere bliver det ikke. Med Pågen Gifflar Choko Caramel er du altid i godt selskab.</text:p>
          </table:table-cell>
          <table:table-cell office:value-type="string" calcext:value-type="string">
            <text:p>https://www.nemlig.com/chokogifler-m-karamel-5046265</text:p>
          </table:table-cell>
        </table:table-row>
        <table:table-row table:style-name="ro7">
          <table:table-cell office:value-type="string" calcext:value-type="string">
            <text:p>Dagligvarer &gt; Maynard´s Fine Ruby</text:p>
          </table:table-cell>
          <table:table-cell office:value-type="string" calcext:value-type="string">
            <text:p>Maynard´s Fine Ruby</text:p>
          </table:table-cell>
          <table:table-cell office:value-type="string" calcext:value-type="string">
            <text:p>Portugal / Douro / 0,75 l / portvin</text:p>
          </table:table-cell>
          <table:table-cell/>
          <table:table-cell office:value-type="string" calcext:value-type="string">
            <text:p>49.95</text:p>
          </table:table-cell>
          <table:table-cell office:value-type="string" calcext:value-type="string">
            <text:p>.</text:p>
          </table:table-cell>
          <table:table-cell/>
          <table:table-cell office:value-type="string" calcext:value-type="string">
            <text:p>Aperitif, Dessert, Jul, Ost</text:p>
          </table:table-cell>
          <table:table-cell office:value-type="string" calcext:value-type="string">
            <text:p>Kork</text:p>
          </table:table-cell>
          <table:table-cell table:number-columns-repeated="2"/>
          <table:table-cell office:value-type="string" calcext:value-type="string">
            <text:p>Portugal</text:p>
          </table:table-cell>
          <table:table-cell office:value-type="string" calcext:value-type="string">
            <text:p>Discount</text:p>
          </table:table-cell>
          <table:table-cell table:number-columns-repeated="3"/>
          <table:table-cell office:value-type="string" calcext:value-type="string">
            <text:p>Portvin</text:p>
          </table:table-cell>
          <table:table-cell office:value-type="string" calcext:value-type="string">
            <text:p>Maynard´s Fine Ruby</text:p>
            <text:p>Maynard´s Fine Ruby Port - er en blended Ruby, fremstillet med udgangspunkt i 2-3 år gamle vine, lagret på meget store vats inden samenstikningen og tilhører den frugtrige, purpurrøde portvinstype med en solid portion sødmefuld mør og rød stenfrugt, indslag af kirsch og marcipan og viril frugtsyre. Bedst til desserter med vanilje eller ris alamande eller til blåskimmel oste - og glimrende som aperitif, som franskmændene gør det. Holdbar ca. 3 mdr efter åbning.</text:p>
            <text:p/>
            <text:p>Van Zeller-familiens rødder indenfor kvalitetsportvin rækker tilbage til 1642 og familien har forgreninger ind og har været ejere af nogle af de bedst kendte og historiske husigennem mere end 14. generationer.</text:p>
          </table:table-cell>
          <table:table-cell office:value-type="string" calcext:value-type="string">
            <text:p>https://www.nemlig.com/maynard-s-fine-ruby-5046427</text:p>
          </table:table-cell>
        </table:table-row>
        <table:table-row table:style-name="ro12">
          <table:table-cell office:value-type="string" calcext:value-type="string">
            <text:p>Dagligvarer &gt; Køl og mejeri &gt; Færdigretter på køl &gt; Supper &gt; Aspargessuppe</text:p>
          </table:table-cell>
          <table:table-cell office:value-type="string" calcext:value-type="string">
            <text:p>Aspargessuppe</text:p>
          </table:table-cell>
          <table:table-cell office:value-type="string" calcext:value-type="string">
            <text:p>700 g / glutenfri / frost / Slagter Lund</text:p>
          </table:table-cell>
          <table:table-cell office:value-type="string" calcext:value-type="string">
            <text:p>Frost</text:p>
          </table:table-cell>
          <table:table-cell office:value-type="string" calcext:value-type="string">
            <text:p>78.00</text:p>
          </table:table-cell>
          <table:table-cell office:value-type="string" calcext:value-type="string">
            <text:p>.</text:p>
          </table:table-cell>
          <table:table-cell office:value-type="string" calcext:value-type="string">
            <text:p>Slagter Lund</text:p>
          </table:table-cell>
          <table:table-cell table:number-columns-repeated="5"/>
          <table:table-cell office:value-type="string" calcext:value-type="string">
            <text:p>Frost, Glutenfri</text:p>
          </table:table-cell>
          <table:table-cell table:number-columns-repeated="3"/>
          <table:table-cell office:value-type="string" calcext:value-type="string">
            <text:p>Convenience, Færdigret, Suppe</text:p>
          </table:table-cell>
          <table:table-cell office:value-type="string" calcext:value-type="string">
            <text:p>Aspargessuppe</text:p>
            <text:p>Serveringsforslag:</text:p>
            <text:p>• Med et godt stykke brød til</text:p>
            <text:p>• Med stykker af kogt kylling – herefter er det perfekt fyld til tarteletter</text:p>
            <text:p>1 portion aspargessuppe rækker til 1 voksen og 1 barn. Min. 1 måneds holdbarhed ved modtagelsen. Retten tøs bedst op i køleskabet dagen før brug. Retten kan varmes i mikroovn eller gryde. Det anbefales at retten altid opvarmes til mindst 75 grader.</text:p>
          </table:table-cell>
          <table:table-cell office:value-type="string" calcext:value-type="string">
            <text:p>https://www.nemlig.com/aspargessuppe-5006346</text:p>
          </table:table-cell>
        </table:table-row>
        <table:table-row table:style-name="ro14">
          <table:table-cell office:value-type="string" calcext:value-type="string">
            <text:p>Dagligvarer &gt; Drikkevarer &gt; Barbaresco DOCG 2016 95p</text:p>
          </table:table-cell>
          <table:table-cell office:value-type="string" calcext:value-type="string">
            <text:p>Barbaresco DOCG 2016 95p</text:p>
          </table:table-cell>
          <table:table-cell office:value-type="string" calcext:value-type="string">
            <text:p>Italien / Piemonte / 0,75 l / rødvin</text:p>
          </table:table-cell>
          <table:table-cell/>
          <table:table-cell office:value-type="string" calcext:value-type="string">
            <text:p>199.95</text:p>
          </table:table-cell>
          <table:table-cell office:value-type="string" calcext:value-type="string">
            <text:p>.</text:p>
          </table:table-cell>
          <table:table-cell/>
          <table:table-cell office:value-type="string" calcext:value-type="string">
            <text:p>Oksekød</text:p>
          </table:table-cell>
          <table:table-cell office:value-type="string" calcext:value-type="string">
            <text:p>Kork</text:p>
          </table:table-cell>
          <table:table-cell table:number-columns-repeated="2"/>
          <table:table-cell office:value-type="string" calcext:value-type="string">
            <text:p>Italien</text:p>
          </table:table-cell>
          <table:table-cell table:number-columns-repeated="4"/>
          <table:table-cell office:value-type="string" calcext:value-type="string">
            <text:p>Rødvin</text:p>
          </table:table-cell>
          <table:table-cell office:value-type="string" calcext:value-type="string">
            <text:p>Schenk Casali del Barone | Barbaresco DOCG</text:p>
            <text:p>Stor og topanmeldt Barbaresco koster normalt en jetjager, men herligt frugtige Casali del Barone smadrer alle fordomme om ""billig"" Nebbiolo. SÅ vellavet og harmonisk!</text:p>
            <text:p>Smuk granatrød med delikate aromaer af roser, ribs, tranebær og kirsebær, samt diskrete strejf af tobak, balsamico og krydderi. I munden harmonisk, blød og lækker frugtbetonet med livlig syre og harmonisk tannin. Drik nu, eller gem 6-8 år fra høståret.</text:p>
            <text:p/>
            <text:p>Anbefales til rødt oksekød, lam, vildt, svamperisotto og modne oste. Nydes ved 16-18°C.</text:p>
            <text:p/>
            <text:p>Barbaresco 2015 er fremstillet på 100% Nebbiolo fra Barbaresco - midt i det smukke vinlandskab, som siden 2003 har været optaget på Unescos Verdensarvsliste. Moster gærer temperaturstyret ved 25-30°C, hvorefter vinene færdigmodner 26 mdr., heraf 9 mdr. på store fade.</text:p>
            <text:p>Bag Casali del Barone står topprofessionelle Schenk Italia, som med fem ønologer samt to ”flying winemakers” fremstiller yderst populære og frugtbetonede vine fra hele Italien.</text:p>
            <text:p/>
            <text:p>95/100 ""GOLD"" Decanter (årg. 2015) ""Concentrated earthy, mineral smoke character; lifted red cherry compote, liquorice and a sumptuous cassis complexity; opulent, firm tannins with spice and drive on the finish.""</text:p>
          </table:table-cell>
          <table:table-cell office:value-type="string" calcext:value-type="string">
            <text:p>https://www.nemlig.com/barbaresco-docg-2016-95p-5034735</text:p>
          </table:table-cell>
        </table:table-row>
        <table:table-row table:style-name="ro11">
          <table:table-cell office:value-type="string" calcext:value-type="string">
            <text:p>Dagligvarer &gt; Drikkevarer &gt; Chablis Louis Moreau 90p</text:p>
          </table:table-cell>
          <table:table-cell office:value-type="string" calcext:value-type="string">
            <text:p>Chablis Louis Moreau 90p</text:p>
          </table:table-cell>
          <table:table-cell office:value-type="string" calcext:value-type="string">
            <text:p>Frankrig / Chablis / 2018 / 0,75 l / hvidvin</text:p>
          </table:table-cell>
          <table:table-cell/>
          <table:table-cell office:value-type="string" calcext:value-type="string">
            <text:p>249.95</text:p>
          </table:table-cell>
          <table:table-cell office:value-type="string" calcext:value-type="string">
            <text:p>.</text:p>
          </table:table-cell>
          <table:table-cell/>
          <table:table-cell office:value-type="string" calcext:value-type="string">
            <text:p>Fisk</text:p>
          </table:table-cell>
          <table:table-cell office:value-type="string" calcext:value-type="string">
            <text:p>Kork</text:p>
          </table:table-cell>
          <table:table-cell table:number-columns-repeated="2"/>
          <table:table-cell office:value-type="string" calcext:value-type="string">
            <text:p>Frankrig</text:p>
          </table:table-cell>
          <table:table-cell table:number-columns-repeated="4"/>
          <table:table-cell office:value-type="string" calcext:value-type="string">
            <text:p>Hvidvin</text:p>
          </table:table-cell>
          <table:table-cell office:value-type="string" calcext:value-type="string">
            <text:p>Chablis 2018</text:p>
            <text:p>Druerne til denne Chablis kommer fra marker tilplantet i 1980 og dermed fra stokke med en alder på små 40 år. Krystalklar kulør, forfinet bouquet af æble, pærer, et stænk blomst og indsmigrende mineralitet.</text:p>
            <text:p/>
            <text:p>Smagen er bare...så lækker. Det er Chablis som denne, der gør området verdensberømt. Lækker frugtfuld smag af æble og pære med velafbalanceret mineralitet og et fjerlet touch af citrusfrugter i en himmelsk mundfuld, der kun kan charmere selv den mest tvære vinjournalist. Vinen har ikke set skyggen af et fad. 90 Point Winespectator.</text:p>
            <text:p/>
            <text:p>Om vinhuset: Louis Moreau blev grundlagt i 1814 og er idag ejet af Anne og Louis Moreau. Med mere end 200 års erfaring i produktion af Chablis er Louis Moreau et monumentalt fyrtårn for Chablis, der viser, hvor udsøgt ægte kvalitets Chablis kan være.</text:p>
            <text:p/>
            <text:p>Anbefales til:</text:p>
            <text:p>Fisk</text:p>
          </table:table-cell>
          <table:table-cell office:value-type="string" calcext:value-type="string">
            <text:p>https://www.nemlig.com/chablis-louis-moreau-90p-5026645</text:p>
          </table:table-cell>
        </table:table-row>
        <table:table-row table:style-name="ro9">
          <table:table-cell office:value-type="string" calcext:value-type="string">
            <text:p>Dagligvarer &gt; Frugt og grønt &gt; Grøntsager &gt; Kartofler &gt; Asparges kartofler</text:p>
          </table:table-cell>
          <table:table-cell office:value-type="string" calcext:value-type="string">
            <text:p>Asparges kartofler</text:p>
          </table:table-cell>
          <table:table-cell office:value-type="string" calcext:value-type="string">
            <text:p>1 kg / Danmark / Klasse 1</text:p>
          </table:table-cell>
          <table:table-cell office:value-type="string" calcext:value-type="string">
            <text:p>Dansk</text:p>
          </table:table-cell>
          <table:table-cell office:value-type="string" calcext:value-type="string">
            <text:p>30.00</text:p>
          </table:table-cell>
          <table:table-cell office:value-type="string" calcext:value-type="string">
            <text:p>.</text:p>
          </table:table-cell>
          <table:table-cell/>
          <table:table-cell office:value-type="string" calcext:value-type="string">
            <text:p>Frokost, Salat, Suppe, Tilbehør</text:p>
          </table:table-cell>
          <table:table-cell office:value-type="string" calcext:value-type="string">
            <text:p>Bakke</text:p>
          </table:table-cell>
          <table:table-cell/>
          <table:table-cell office:value-type="string" calcext:value-type="string">
            <text:p>Klasse 1</text:p>
          </table:table-cell>
          <table:table-cell/>
          <table:table-cell office:value-type="string" calcext:value-type="string">
            <text:p>Dansk</text:p>
          </table:table-cell>
          <table:table-cell office:value-type="string" calcext:value-type="string">
            <text:p>Danmark</text:p>
          </table:table-cell>
          <table:table-cell office:value-type="string" calcext:value-type="string">
            <text:p>Asparges</text:p>
          </table:table-cell>
          <table:table-cell/>
          <table:table-cell office:value-type="string" calcext:value-type="string">
            <text:p>Kartoffel</text:p>
          </table:table-cell>
          <table:table-cell office:value-type="string" calcext:value-type="string">
            <text:p>Aspargeskartoflen er en gammel dansk landsort, som er fast og meget velsmagende. Derfor har den altid været en af favoritterne hos forbrugerne.</text:p>
            <text:p/>
            <text:p>Til gengæld er den sværere end mange andre kartoffelsorter at dyrke, fordi den er modtagelig over for mange sygdomme og ikke tåler så mange stød under optagning og sortering.</text:p>
          </table:table-cell>
          <table:table-cell office:value-type="string" calcext:value-type="string">
            <text:p>https://www.nemlig.com/asparges-kartofler-5000034</text:p>
          </table:table-cell>
        </table:table-row>
        <table:table-row table:style-name="ro3">
          <table:table-cell office:value-type="string" calcext:value-type="string">
            <text:p>Dagligvarer &gt; Drikkevarer &gt; Øl &gt; Øltyper &gt; Specialøl &gt; Thy Classic øko.</text:p>
          </table:table-cell>
          <table:table-cell office:value-type="string" calcext:value-type="string">
            <text:p>Thy Classic øko.</text:p>
          </table:table-cell>
          <table:table-cell office:value-type="string" calcext:value-type="string">
            <text:p>6 x 0,33 l / ex. pant / Thisted Bryghus</text:p>
          </table:table-cell>
          <table:table-cell office:value-type="string" calcext:value-type="string">
            <text:p>Øko (dansk),Øko (europæisk)</text:p>
          </table:table-cell>
          <table:table-cell office:value-type="string" calcext:value-type="string">
            <text:p>62.95</text:p>
          </table:table-cell>
          <table:table-cell office:value-type="string" calcext:value-type="string">
            <text:p>.</text:p>
          </table:table-cell>
          <table:table-cell office:value-type="string" calcext:value-type="string">
            <text:p>Thisted Bryghus</text:p>
          </table:table-cell>
          <table:table-cell table:number-columns-repeated="5"/>
          <table:table-cell office:value-type="string" calcext:value-type="string">
            <text:p>Øko (dansk), Øko (europæisk)</text:p>
          </table:table-cell>
          <table:table-cell table:number-columns-repeated="3"/>
          <table:table-cell office:value-type="string" calcext:value-type="string">
            <text:p>Lager, Specialøl</text:p>
          </table:table-cell>
          <table:table-cell office:value-type="string" calcext:value-type="string">
            <text:p>Økologisk Thy Classic</text:p>
            <text:p>Økologisk Classic er en dejlig mørk wienerøl, der ejner sig perfekt til et stykke godt dansk smørrebrød.</text:p>
          </table:table-cell>
          <table:table-cell office:value-type="string" calcext:value-type="string">
            <text:p>https://www.nemlig.com/thy-classic-oeko-5024761</text:p>
          </table:table-cell>
        </table:table-row>
        <table:table-row table:style-name="ro2">
          <table:table-cell office:value-type="string" calcext:value-type="string">
            <text:p>Dagligvarer &gt; Drikkevarer &gt; Juice, smoothies og shots &gt; Smoothies &gt; Smoothie m. mango</text:p>
          </table:table-cell>
          <table:table-cell office:value-type="string" calcext:value-type="string">
            <text:p>Smoothie m. mango</text:p>
          </table:table-cell>
          <table:table-cell office:value-type="string" calcext:value-type="string">
            <text:p>0,85 l / fra koncentrat / ex. pant / Rynkeby - Rigtig</text:p>
          </table:table-cell>
          <table:table-cell/>
          <table:table-cell office:value-type="string" calcext:value-type="string">
            <text:p>24.95</text:p>
          </table:table-cell>
          <table:table-cell office:value-type="string" calcext:value-type="string">
            <text:p>.</text:p>
          </table:table-cell>
          <table:table-cell office:value-type="string" calcext:value-type="string">
            <text:p>Rynkeby</text:p>
          </table:table-cell>
          <table:table-cell office:value-type="string" calcext:value-type="string">
            <text:p>Brunch, Drikke, Snack</text:p>
          </table:table-cell>
          <table:table-cell table:number-columns-repeated="8"/>
          <table:table-cell office:value-type="string" calcext:value-type="string">
            <text:p>Smoothie</text:p>
          </table:table-cell>
          <table:table-cell office:value-type="string" calcext:value-type="string">
            <text:p>Smoothie med mango</text:p>
            <text:p>RIGTIG® Smoothie er en serie på to varianter, hvor vi har gjort vores ypperste for at give dig lækker frugt på flaske - simpelthen det bedste naturen har at byde på.</text:p>
            <text:p/>
            <text:p>RIGTIG® Mango Smoothie smager af sit eksotiske navn og er naturligvis lavet af 100% frugt. Det er god smag hele dagen for store som små i familien. Prøv den som en hurtig morgenmad, et lækkert mellemmåltid, vær kreativ og brug den som basis til din egen smoothie bowl eller imponér dine gæster med en velsmagende smoothiedessert.</text:p>
            <text:p/>
            <text:p>Produktet har naturligt bundfald og bør omrystes før brug. Psst - smag også vores RIGTIG® Jordbær/Solbær Smoothie.</text:p>
          </table:table-cell>
          <table:table-cell office:value-type="string" calcext:value-type="string">
            <text:p>https://www.nemlig.com/smoothie-m-mango-5047345</text:p>
          </table:table-cell>
        </table:table-row>
        <table:table-row table:style-name="ro1">
          <table:table-cell office:value-type="string" calcext:value-type="string">
            <text:p>Dagligvarer &gt; Kolonial &gt; Konserves &gt; Fisk på dåse og tube &gt; Ansjosfileter</text:p>
          </table:table-cell>
          <table:table-cell office:value-type="string" calcext:value-type="string">
            <text:p>Ansjosfileter</text:p>
          </table:table-cell>
          <table:table-cell office:value-type="string" calcext:value-type="string">
            <text:p>90 g / Svansø</text:p>
          </table:table-cell>
          <table:table-cell/>
          <table:table-cell office:value-type="string" calcext:value-type="string">
            <text:p>35.95</text:p>
          </table:table-cell>
          <table:table-cell office:value-type="string" calcext:value-type="string">
            <text:p>.</text:p>
          </table:table-cell>
          <table:table-cell office:value-type="string" calcext:value-type="string">
            <text:p>Svansø</text:p>
          </table:table-cell>
          <table:table-cell office:value-type="string" calcext:value-type="string">
            <text:p>Madlavning, Pålæg</text:p>
          </table:table-cell>
          <table:table-cell table:number-columns-repeated="8"/>
          <table:table-cell office:value-type="string" calcext:value-type="string">
            <text:p>Fiskekonserves</text:p>
          </table:table-cell>
          <table:table-cell office:value-type="string" calcext:value-type="string">
            <text:p>Svansø ansjosfileter</text:p>
          </table:table-cell>
          <table:table-cell office:value-type="string" calcext:value-type="string">
            <text:p>https://www.nemlig.com/ansjosfileter-5032484</text:p>
          </table:table-cell>
        </table:table-row>
        <table:table-row table:style-name="ro7">
          <table:table-cell office:value-type="string" calcext:value-type="string">
            <text:p>Dagligvarer &gt; Køl og mejeri &gt; Pålæg &gt; Pålægs- og kartoffelsalater &gt; Karrysalater, peberrodssalater mm. &gt; Russisk salat</text:p>
          </table:table-cell>
          <table:table-cell office:value-type="string" calcext:value-type="string">
            <text:p>Russisk salat</text:p>
          </table:table-cell>
          <table:table-cell office:value-type="string" calcext:value-type="string">
            <text:p>200 g / hjemmelavet / Centerslagteren</text:p>
          </table:table-cell>
          <table:table-cell office:value-type="string" calcext:value-type="string">
            <text:p>KØL</text:p>
          </table:table-cell>
          <table:table-cell office:value-type="string" calcext:value-type="string">
            <text:p>20.95</text:p>
          </table:table-cell>
          <table:table-cell office:value-type="string" calcext:value-type="string">
            <text:p>.</text:p>
          </table:table-cell>
          <table:table-cell office:value-type="string" calcext:value-type="string">
            <text:p>Centerslagteren</text:p>
          </table:table-cell>
          <table:table-cell office:value-type="string" calcext:value-type="string">
            <text:p>Frokost, Madpakke</text:p>
          </table:table-cell>
          <table:table-cell table:number-columns-repeated="4"/>
          <table:table-cell office:value-type="string" calcext:value-type="string">
            <text:p>KØL</text:p>
          </table:table-cell>
          <table:table-cell table:number-columns-repeated="3"/>
          <table:table-cell office:value-type="string" calcext:value-type="string">
            <text:p>Pålæg, Pålægssalat</text:p>
          </table:table-cell>
          <table:table-cell office:value-type="string" calcext:value-type="string">
            <text:p>Friskhedsgaranti:</text:p>
            <text:p>Min. 3 dages holdbarhed + leveringsdagen.</text:p>
            <text:p/>
            <text:p>Slagterens hjemmelavede salater er lavet helt fra bunden. Lavet med de bedste råvarer, for at sikrer den gode kvalitet.</text:p>
          </table:table-cell>
          <table:table-cell office:value-type="string" calcext:value-type="string">
            <text:p>https://www.nemlig.com/russisk-salat-5502320</text:p>
          </table:table-cell>
        </table:table-row>
        <table:table-row table:style-name="ro2">
          <table:table-cell office:value-type="string" calcext:value-type="string">
            <text:p>Dagligvarer &gt; Køl og mejeri &gt; Mejeri &gt; Ost &gt; Specialost &gt; Cheddar &gt; Cheddar</text:p>
          </table:table-cell>
          <table:table-cell office:value-type="string" calcext:value-type="string">
            <text:p>Cheddar</text:p>
          </table:table-cell>
          <table:table-cell office:value-type="string" calcext:value-type="string">
            <text:p>200 g / ekstralagret / Castello</text:p>
          </table:table-cell>
          <table:table-cell office:value-type="string" calcext:value-type="string">
            <text:p>KØL</text:p>
          </table:table-cell>
          <table:table-cell office:value-type="string" calcext:value-type="string">
            <text:p>24.95</text:p>
          </table:table-cell>
          <table:table-cell office:value-type="string" calcext:value-type="string">
            <text:p>.</text:p>
          </table:table-cell>
          <table:table-cell office:value-type="string" calcext:value-type="string">
            <text:p>Castello</text:p>
          </table:table-cell>
          <table:table-cell table:number-columns-repeated="5"/>
          <table:table-cell office:value-type="string" calcext:value-type="string">
            <text:p>KØL</text:p>
          </table:table-cell>
          <table:table-cell table:number-columns-repeated="3"/>
          <table:table-cell office:value-type="string" calcext:value-type="string">
            <text:p>Cheddar</text:p>
          </table:table-cell>
          <table:table-cell office:value-type="string" calcext:value-type="string">
            <text:p>Castello Extra Matured Cheddar</text:p>
            <text:p>Castello Extra Matured Cheddar er lagret i 17 måneder, en lang modning der giver den en fyldig smag med fine krystaller og et strejf af syrlighed og sødme. Den lange lagring giver også osten en smuldrende konsistens med fine saltkrystaller, som bidrager til en lækker, knasende spiseoplevelse.</text:p>
            <text:p/>
            <text:p>Osten fremstilles med afsæt i traditionelle engelske metoder på Taw Valley mejeri i Devon, i det sydvestlige England. Man tilsætter osten en Cheshire-kultur, som giver osten den enestående smag. Området har et mildt klima, og køerne er på græs det meste af året, hvilket giver en cremet og rig mælk.</text:p>
            <text:p/>
            <text:p>Castello Extra Matured Cheddar passer rigtigt godt sammen med røde dru-er, blommemarmelade, tomat-eller løgchutney, muscatgelé og nybagt flute. Brug den også som topping på varme retter.</text:p>
          </table:table-cell>
          <table:table-cell office:value-type="string" calcext:value-type="string">
            <text:p>https://www.nemlig.com/cheddar-5042328</text:p>
          </table:table-cell>
        </table:table-row>
        <table:table-row table:style-name="ro2">
          <table:table-cell office:value-type="string" calcext:value-type="string">
            <text:p>Dagligvarer &gt; Pleje og skønhed &gt; Hårprodukter &gt; Balsam &gt; Balsam (alle hårtyper)</text:p>
          </table:table-cell>
          <table:table-cell office:value-type="string" calcext:value-type="string">
            <text:p>Balsam (alle hårtyper)</text:p>
          </table:table-cell>
          <table:table-cell office:value-type="string" calcext:value-type="string">
            <text:p>0,40 l / collagen og fullness / TRESemmé</text:p>
          </table:table-cell>
          <table:table-cell/>
          <table:table-cell office:value-type="string" calcext:value-type="string">
            <text:p>39.95</text:p>
          </table:table-cell>
          <table:table-cell office:value-type="string" calcext:value-type="string">
            <text:p>29.96</text:p>
          </table:table-cell>
          <table:table-cell office:value-type="string" calcext:value-type="string">
            <text:p>TRESemmé</text:p>
          </table:table-cell>
          <table:table-cell office:value-type="string" calcext:value-type="string">
            <text:p>Alle hårtyper, Fladt hår, Hårpleje</text:p>
          </table:table-cell>
          <table:table-cell table:number-columns-repeated="7"/>
          <table:table-cell office:value-type="string" calcext:value-type="string">
            <text:p>0,4 l</text:p>
          </table:table-cell>
          <table:table-cell office:value-type="string" calcext:value-type="string">
            <text:p>Balsam, Hårpleje</text:p>
          </table:table-cell>
          <table:table-cell office:value-type="string" calcext:value-type="string">
            <text:p>TRESemmé collagen og fullness balsam</text:p>
            <text:p>TRESemmé collagen og fullness med kollagen giver volume for tykkere og fyldigere hår.</text:p>
            <text:p/>
            <text:p>Hårplejeserien styrker hvert enkelt hårstrå og giver øjeblikkeligt ekstra volumen.</text:p>
            <text:p/>
            <text:p>Indeholder micelleteknologi.</text:p>
          </table:table-cell>
          <table:table-cell office:value-type="string" calcext:value-type="string">
            <text:p>https://www.nemlig.com/balsam-alle-haartyper-5038518</text:p>
          </table:table-cell>
        </table:table-row>
        <table:table-row table:style-name="ro3">
          <table:table-cell office:value-type="string" calcext:value-type="string">
            <text:p>Dagligvarer &gt; Køl og mejeri &gt; Færdigretter på køl &gt; Middagsretter på køl &gt; Grøntsagslasagne øko.</text:p>
          </table:table-cell>
          <table:table-cell office:value-type="string" calcext:value-type="string">
            <text:p>Grøntsagslasagne øko.</text:p>
          </table:table-cell>
          <table:table-cell office:value-type="string" calcext:value-type="string">
            <text:p>400 g / Hanegal</text:p>
          </table:table-cell>
          <table:table-cell office:value-type="string" calcext:value-type="string">
            <text:p>KØL,Nøglehulsmærket,Øko (dansk),Øko (europæisk)</text:p>
          </table:table-cell>
          <table:table-cell office:value-type="string" calcext:value-type="string">
            <text:p>44.95</text:p>
          </table:table-cell>
          <table:table-cell office:value-type="string" calcext:value-type="string">
            <text:p>.</text:p>
          </table:table-cell>
          <table:table-cell office:value-type="string" calcext:value-type="string">
            <text:p>Hanegal</text:p>
          </table:table-cell>
          <table:table-cell office:value-type="string" calcext:value-type="string">
            <text:p>Aftensmad, Frokost, Middag, Mikrobølgeovn, Vegetar</text:p>
          </table:table-cell>
          <table:table-cell table:number-columns-repeated="4"/>
          <table:table-cell office:value-type="string" calcext:value-type="string">
            <text:p>KØL, Nøglehulsmærket, Vegetarisk, Øko (dansk), Øko (europæisk)</text:p>
          </table:table-cell>
          <table:table-cell table:number-columns-repeated="3"/>
          <table:table-cell office:value-type="string" calcext:value-type="string">
            <text:p>Færdigret</text:p>
          </table:table-cell>
          <table:table-cell office:value-type="string" calcext:value-type="string">
            <text:p>Grøntsagslasagne økologisk</text:p>
            <text:p>Grøntsagslasagne med bagte grøntsager, spinat, bechamelsauce med revet Gouda og Hodde Kristianost, tomater og krydderurter.</text:p>
          </table:table-cell>
          <table:table-cell office:value-type="string" calcext:value-type="string">
            <text:p>https://www.nemlig.com/groentsagslasagne-oeko-5046694</text:p>
          </table:table-cell>
        </table:table-row>
        <table:table-row table:style-name="ro1">
          <table:table-cell office:value-type="string" calcext:value-type="string">
            <text:p>Dagligvarer &gt; Drikkevarer &gt; Spiritus &gt; Whisky &gt; The Chita Single Malt (43%)</text:p>
          </table:table-cell>
          <table:table-cell office:value-type="string" calcext:value-type="string">
            <text:p>The Chita Single Malt (43%)</text:p>
          </table:table-cell>
          <table:table-cell office:value-type="string" calcext:value-type="string">
            <text:p>0,70 l / Whisky</text:p>
          </table:table-cell>
          <table:table-cell/>
          <table:table-cell office:value-type="string" calcext:value-type="string">
            <text:p>599.00</text:p>
          </table:table-cell>
          <table:table-cell office:value-type="string" calcext:value-type="string">
            <text:p>489.95</text:p>
          </table:table-cell>
          <table:table-cell/>
          <table:table-cell office:value-type="string" calcext:value-type="string">
            <text:p>Drikke</text:p>
          </table:table-cell>
          <table:table-cell table:number-columns-repeated="8"/>
          <table:table-cell office:value-type="string" calcext:value-type="string">
            <text:p>Whisky</text:p>
          </table:table-cell>
          <table:table-cell/>
          <table:table-cell office:value-type="string" calcext:value-type="string">
            <text:p>https://www.nemlig.com/the-chita-single-malt-43-5043943</text:p>
          </table:table-cell>
        </table:table-row>
        <table:table-row table:style-name="ro10">
          <table:table-cell office:value-type="string" calcext:value-type="string">
            <text:p>Dagligvarer &gt; Baby, børn og legetøj &gt; Babymad og modermælkserstatning &gt; Middagsretter til baby &gt; Mos m. bolognese øko.</text:p>
          </table:table-cell>
          <table:table-cell office:value-type="string" calcext:value-type="string">
            <text:p>Mos m. bolognese øko.</text:p>
          </table:table-cell>
          <table:table-cell office:value-type="string" calcext:value-type="string">
            <text:p>130 g / 7+ mdr. / Ella's Kitchen</text:p>
          </table:table-cell>
          <table:table-cell office:value-type="string" calcext:value-type="string">
            <text:p>Øko (europæisk)</text:p>
          </table:table-cell>
          <table:table-cell office:value-type="string" calcext:value-type="string">
            <text:p>24.95</text:p>
          </table:table-cell>
          <table:table-cell office:value-type="string" calcext:value-type="string">
            <text:p>.</text:p>
          </table:table-cell>
          <table:table-cell office:value-type="string" calcext:value-type="string">
            <text:p>Ella's Kitchen</text:p>
          </table:table-cell>
          <table:table-cell office:value-type="string" calcext:value-type="string">
            <text:p>Baby</text:p>
          </table:table-cell>
          <table:table-cell office:value-type="string" calcext:value-type="string">
            <text:p>Klempose</text:p>
          </table:table-cell>
          <table:table-cell table:number-columns-repeated="3"/>
          <table:table-cell office:value-type="string" calcext:value-type="string">
            <text:p>Øko (europæisk)</text:p>
          </table:table-cell>
          <table:table-cell table:number-columns-repeated="3"/>
          <table:table-cell office:value-type="string" calcext:value-type="string">
            <text:p>Babymad</text:p>
          </table:table-cell>
          <table:table-cell office:value-type="string" calcext:value-type="string">
            <text:p>Spaghetti Bolognese</text:p>
            <text:p>Børnemad med spaghetti bolognese.</text:p>
            <text:p/>
            <text:p>Ella’s Kitchen er en række babymadsprodukter, der er designet til, at give dit barn gode spisevaner ved brug af naturlige ingredienser.</text:p>
            <text:p>- Intet tilsat salt eller sukker</text:p>
            <text:p>- Ingen tilsætningsstoffer</text:p>
            <text:p>- Ingen GMO ingredienser</text:p>
            <text:p>- Kun økologiske ingredienser</text:p>
            <text:p/>
            <text:p/>
            <text:p>Alder 7+ måneder.</text:p>
          </table:table-cell>
          <table:table-cell office:value-type="string" calcext:value-type="string">
            <text:p>https://www.nemlig.com/mos-m-bolognese-oeko-5037295</text:p>
          </table:table-cell>
        </table:table-row>
        <table:table-row table:style-name="ro3">
          <table:table-cell office:value-type="string" calcext:value-type="string">
            <text:p>Dagligvarer &gt; Køl og mejeri &gt; Pålæg &gt; Hele pålægspølser &gt; Spegepølser &gt; Sønderjysk spegepølse øko.</text:p>
          </table:table-cell>
          <table:table-cell office:value-type="string" calcext:value-type="string">
            <text:p>Sønderjysk spegepølse øko.</text:p>
          </table:table-cell>
          <table:table-cell office:value-type="string" calcext:value-type="string">
            <text:p>200 g / Slagter Lampe</text:p>
          </table:table-cell>
          <table:table-cell office:value-type="string" calcext:value-type="string">
            <text:p>KØL,Øko (dansk),Øko (europæisk)</text:p>
          </table:table-cell>
          <table:table-cell office:value-type="string" calcext:value-type="string">
            <text:p>49.95</text:p>
          </table:table-cell>
          <table:table-cell office:value-type="string" calcext:value-type="string">
            <text:p>.</text:p>
          </table:table-cell>
          <table:table-cell office:value-type="string" calcext:value-type="string">
            <text:p>Slagter Lampe</text:p>
          </table:table-cell>
          <table:table-cell office:value-type="string" calcext:value-type="string">
            <text:p>Frokost</text:p>
          </table:table-cell>
          <table:table-cell table:number-columns-repeated="4"/>
          <table:table-cell office:value-type="string" calcext:value-type="string">
            <text:p>Anbefalet af dyrenes beskyttelse, Glutenfri, KØL, Øko (dansk), Øko (europæisk)</text:p>
          </table:table-cell>
          <table:table-cell table:number-columns-repeated="3"/>
          <table:table-cell office:value-type="string" calcext:value-type="string">
            <text:p>Salami</text:p>
          </table:table-cell>
          <table:table-cell office:value-type="string" calcext:value-type="string">
            <text:p>Sønderjysk spegepølse økologisk</text:p>
            <text:p>Pølsemagerens økologiske Sønderjyske spegepølse er lavet af dansk, økologisk gris og krydret med egen krydderiblanding, der giver en mild og delikat smag, som hele familien vil elske.</text:p>
          </table:table-cell>
          <table:table-cell office:value-type="string" calcext:value-type="string">
            <text:p>https://www.nemlig.com/soenderjysk-spegepoelse-oeko-5040734</text:p>
          </table:table-cell>
        </table:table-row>
        <table:table-row table:style-name="ro5">
          <table:table-cell table:number-columns-repeated="2" office:value-type="string" calcext:value-type="string">
            <text:p>Ost m. kommen i skiver ML</text:p>
          </table:table-cell>
          <table:table-cell office:value-type="string" calcext:value-type="string">
            <text:p>240 g / Riberhus</text:p>
          </table:table-cell>
          <table:table-cell office:value-type="string" calcext:value-type="string">
            <text:p>KØL</text:p>
          </table:table-cell>
          <table:table-cell office:value-type="string" calcext:value-type="string">
            <text:p>28.95</text:p>
          </table:table-cell>
          <table:table-cell office:value-type="string" calcext:value-type="string">
            <text:p>22.00</text:p>
          </table:table-cell>
          <table:table-cell office:value-type="string" calcext:value-type="string">
            <text:p>Riberhus</text:p>
          </table:table-cell>
          <table:table-cell office:value-type="string" calcext:value-type="string">
            <text:p>Brød, Morgenmad</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Skiveost</text:p>
          </table:table-cell>
          <table:table-cell office:value-type="string" calcext:value-type="string">
            <text:p>Riberhus</text:p>
            <text:p>Riberhus er en ost til den, der ønsker en karakterfuld og aromatisk ostesmag. For Riberhus gælder, at det er det gode håndværk og råvarerne, som gør Riberhus til noget særligt. Den unikke mælkesyrekultur og rødkit, som påføres ostens overflade, giver ostene den karakteristiske smag og bløde cremede konsistens.</text:p>
            <text:p/>
            <text:p>Den første Riberhus ost kom på markedet i 1971. Dengang og nu gælder det, at faglig stolthed og passion for et godt gammelt håndværk er i fokus hos de mejerister og ostemestre, som fremstiler Riberhus ostene.</text:p>
            <text:p/>
            <text:p>Riberhus Mellemlagret med kommen har den karakteristiske Riberhus® smag og en dejlig blød cremede konsistens.</text:p>
            <text:p/>
            <text:p>Riberhus lidt bedre end andre gode oste.</text:p>
          </table:table-cell>
          <table:table-cell office:value-type="string" calcext:value-type="string">
            <text:p>https://www.nemlig.com/ost-m-kommen-i-skiver-ml-706010</text:p>
          </table:table-cell>
        </table:table-row>
        <table:table-row table:style-name="ro3">
          <table:table-cell office:value-type="string" calcext:value-type="string">
            <text:p>Dagligvarer &gt; Kolonial &gt; Færdigretter &gt; Øvrige færdigretter &gt; Fuldkornslasagne</text:p>
          </table:table-cell>
          <table:table-cell office:value-type="string" calcext:value-type="string">
            <text:p>Fuldkornslasagne</text:p>
          </table:table-cell>
          <table:table-cell office:value-type="string" calcext:value-type="string">
            <text:p>265 g / Knorr</text:p>
          </table:table-cell>
          <table:table-cell/>
          <table:table-cell office:value-type="string" calcext:value-type="string">
            <text:p>27.95</text:p>
          </table:table-cell>
          <table:table-cell office:value-type="string" calcext:value-type="string">
            <text:p>.</text:p>
          </table:table-cell>
          <table:table-cell office:value-type="string" calcext:value-type="string">
            <text:p>Knorr</text:p>
          </table:table-cell>
          <table:table-cell table:number-columns-repeated="9"/>
          <table:table-cell office:value-type="string" calcext:value-type="string">
            <text:p>Pasta</text:p>
          </table:table-cell>
          <table:table-cell office:value-type="string" calcext:value-type="string">
            <text:p>Fuldkornslasagne</text:p>
            <text:p>Knorr Lasagne Fuldkorn 3-4 portioner Indeholder saucemix og fuldkorn lasagneplader. Tilsæt kun 500g oksekød og 3 dl mælk. Knorr fuldkornslasagne med fiber.</text:p>
          </table:table-cell>
          <table:table-cell office:value-type="string" calcext:value-type="string">
            <text:p>https://www.nemlig.com/fuldkornslasagne-5501066</text:p>
          </table:table-cell>
        </table:table-row>
        <table:table-row table:style-name="ro16">
          <table:table-cell office:value-type="string" calcext:value-type="string">
            <text:p>Dagligvarer &gt; Kolonial &gt; Bagning &gt; Mel &gt; Andet mel og melmix &gt; Grødboller øko.</text:p>
          </table:table-cell>
          <table:table-cell office:value-type="string" calcext:value-type="string">
            <text:p>Grødboller øko.</text:p>
          </table:table-cell>
          <table:table-cell office:value-type="string" calcext:value-type="string">
            <text:p>500 g / Bag-selv / Valsemøllen</text:p>
          </table:table-cell>
          <table:table-cell office:value-type="string" calcext:value-type="string">
            <text:p>Dansk,Øko (dansk),Øko (europæisk)</text:p>
          </table:table-cell>
          <table:table-cell office:value-type="string" calcext:value-type="string">
            <text:p>21.95</text:p>
          </table:table-cell>
          <table:table-cell office:value-type="string" calcext:value-type="string">
            <text:p>.</text:p>
          </table:table-cell>
          <table:table-cell office:value-type="string" calcext:value-type="string">
            <text:p>Valsemøllen</text:p>
          </table:table-cell>
          <table:table-cell office:value-type="string" calcext:value-type="string">
            <text:p>Bagning</text:p>
          </table:table-cell>
          <table:table-cell table:number-columns-repeated="4"/>
          <table:table-cell office:value-type="string" calcext:value-type="string">
            <text:p>Dansk, Øko (dansk), Øko (europæisk)</text:p>
          </table:table-cell>
          <table:table-cell table:number-columns-repeated="3"/>
          <table:table-cell office:value-type="string" calcext:value-type="string">
            <text:p>Bageblanding</text:p>
          </table:table-cell>
          <table:table-cell office:value-type="string" calcext:value-type="string">
            <text:p>Økologiske Grødboller fra Valsemøllen</text:p>
            <text:p>Bageglæde og forkælelse er én og samme ting med nybagte grødboller på bordet, hvad enten det er til morgenmad eller brunch, frokost eller eftermiddagshygge.</text:p>
            <text:p/>
            <text:p>Tip: du kan koldhæve dejen, dog skal der kun bruges halv mængde gær.</text:p>
            <text:p/>
            <text:p>Brødblandingen giver 12 boller.</text:p>
            <text:p/>
            <text:p>Du skal bruge:</text:p>
            <text:p>3 ½ dl lunkent vand (30°C)</text:p>
            <text:p>1 ps. Valsemøllen Grødblanding (180 g)</text:p>
            <text:p>25 g gær</text:p>
            <text:p>1 ps. Valsemøllen Melblanding (320 g)</text:p>
          </table:table-cell>
          <table:table-cell office:value-type="string" calcext:value-type="string">
            <text:p>https://www.nemlig.com/groedboller-oeko-5028111</text:p>
          </table:table-cell>
        </table:table-row>
        <table:table-row table:style-name="ro2">
          <table:table-cell office:value-type="string" calcext:value-type="string">
            <text:p>Dagligvarer &gt; Pleje og skønhed &gt; Tandpleje &gt; Tandpasta &gt; Tandpasta emaljeforsvar</text:p>
          </table:table-cell>
          <table:table-cell office:value-type="string" calcext:value-type="string">
            <text:p>Tandpasta emaljeforsvar</text:p>
          </table:table-cell>
          <table:table-cell office:value-type="string" calcext:value-type="string">
            <text:p>2 x 0,05 l / Zendium</text:p>
          </table:table-cell>
          <table:table-cell/>
          <table:table-cell office:value-type="string" calcext:value-type="string">
            <text:p>34.95</text:p>
          </table:table-cell>
          <table:table-cell office:value-type="string" calcext:value-type="string">
            <text:p>.</text:p>
          </table:table-cell>
          <table:table-cell office:value-type="string" calcext:value-type="string">
            <text:p>Zendium</text:p>
          </table:table-cell>
          <table:table-cell table:number-columns-repeated="9"/>
          <table:table-cell office:value-type="string" calcext:value-type="string">
            <text:p>Tandpasta, Tandpleje</text:p>
          </table:table-cell>
          <table:table-cell office:value-type="string" calcext:value-type="string">
            <text:p>Zendium emalje protect tandpasta</text:p>
            <text:p>Udviklet til at hjælpe med at modvirke syreskader. Sammen med de naturlige enzymer og proteiner, som allerede er til stede i din mund, booster den de gode bakterier, mens den reducerer de dårlige bakterier.</text:p>
            <text:p/>
            <text:p>Skummer mildt uden SLS skummemiddel, hvilket gør Zendium velegnet til selv de mest følsomme munde.</text:p>
            <text:p/>
            <text:p>Zendium indeholder enzymer og proteiner, der virker antibakterielt og samtidig hjælper med at beskytte tandkødet ved at styrke mundens naturlige forsvar.</text:p>
          </table:table-cell>
          <table:table-cell office:value-type="string" calcext:value-type="string">
            <text:p>https://www.nemlig.com/tandpasta-emaljeforsvar-5500678</text:p>
          </table:table-cell>
        </table:table-row>
        <table:table-row table:style-name="ro29">
          <table:table-cell office:value-type="string" calcext:value-type="string">
            <text:p>Dagligvarer &gt; Blomster og have &gt; Skadedyrs- og ukrudtsbekæmpelse &gt; MyggeFri</text:p>
          </table:table-cell>
          <table:table-cell office:value-type="string" calcext:value-type="string">
            <text:p>MyggeFri</text:p>
          </table:table-cell>
          <table:table-cell office:value-type="string" calcext:value-type="string">
            <text:p>1 stk. / 25 m2 / ECOstyle</text:p>
          </table:table-cell>
          <table:table-cell/>
          <table:table-cell office:value-type="string" calcext:value-type="string">
            <text:p>299.95</text:p>
          </table:table-cell>
          <table:table-cell office:value-type="string" calcext:value-type="string">
            <text:p>.</text:p>
          </table:table-cell>
          <table:table-cell office:value-type="string" calcext:value-type="string">
            <text:p>ECOstyle®</text:p>
          </table:table-cell>
          <table:table-cell office:value-type="string" calcext:value-type="string">
            <text:p>Skadedyrsbekæmpelse, Skadedyrsbekæmpelse (myg)</text:p>
          </table:table-cell>
          <table:table-cell table:number-columns-repeated="8"/>
          <table:table-cell office:value-type="string" calcext:value-type="string">
            <text:p>Skadedyrsbekæmpelse</text:p>
          </table:table-cell>
          <table:table-cell office:value-type="string" calcext:value-type="string">
            <text:p>• Effektiv ultralydsskræmmer mod myg.</text:p>
            <text:p>• Anvend fx i køkken, stue, værelser og udestue.</text:p>
            <text:p>• Med Single Protect ultralyd, som forstyrrer myggene og får dem til at undgå det aktuelle rum.</text:p>
            <text:p>• Varierende frekvens forhindrer myggene i at vænne sig til lyden.</text:p>
            <text:p>• Nem at anvende.</text:p>
            <text:p>• Hygiejnisk.</text:p>
            <text:p>• Giftfri.</text:p>
            <text:p>• Miljøvenlig.</text:p>
            <text:p>• Dækker et åbent område på op til 25 m2.</text:p>
            <text:p>• Ikke farlig for børn, katte, hunde, fugle og fisk. Ultralyd påvirker gnavere (fx mus, rotter og kaniner). Mennesker kan undtagelsesvis opfatte ultralyd.</text:p>
            <text:p>• Forstyrrer ikke andet elektronisk udstyr.</text:p>
            <text:p>• Til stikkontakten.</text:p>
            <text:p>• Pakken indeholder 1 stk. skræmmer.</text:p>
            <text:p/>
            <text:p>Om ECOstyle:</text:p>
            <text:p/>
            <text:p>ECOstyle tror på, at alle kan få en flot have med sund fornuft og grøn samvittighed.</text:p>
            <text:p>For miljøets skyld - og for din og kommende generationers skyld.</text:p>
            <text:p/>
            <text:p>Med organisk gødning og effektive bekæmpelsesmidler, som er baseret på naturligt forekommende aktivstoffer, giver ECOstyle den bevidste forbruger løsninger, der belaster miljøet mindst muligt.</text:p>
          </table:table-cell>
          <table:table-cell office:value-type="string" calcext:value-type="string">
            <text:p>https://www.nemlig.com/myggefri-5041512</text:p>
          </table:table-cell>
        </table:table-row>
        <table:table-row table:style-name="ro3">
          <table:table-cell office:value-type="string" calcext:value-type="string">
            <text:p>Dagligvarer &gt; Køl og mejeri &gt; Pålæg &gt; Leverpostej og paté &gt; Leverpostej &gt; Juleleverpostej øko.</text:p>
          </table:table-cell>
          <table:table-cell office:value-type="string" calcext:value-type="string">
            <text:p>Juleleverpostej øko.</text:p>
          </table:table-cell>
          <table:table-cell office:value-type="string" calcext:value-type="string">
            <text:p>200 g / Hanegal</text:p>
          </table:table-cell>
          <table:table-cell office:value-type="string" calcext:value-type="string">
            <text:p>KØL,Øko (dansk),Øko (europæisk)</text:p>
          </table:table-cell>
          <table:table-cell office:value-type="string" calcext:value-type="string">
            <text:p>17.95</text:p>
          </table:table-cell>
          <table:table-cell office:value-type="string" calcext:value-type="string">
            <text:p>.</text:p>
          </table:table-cell>
          <table:table-cell office:value-type="string" calcext:value-type="string">
            <text:p>Hanegal</text:p>
          </table:table-cell>
          <table:table-cell office:value-type="string" calcext:value-type="string">
            <text:p>Frokost, Jul, Madpakke</text:p>
          </table:table-cell>
          <table:table-cell table:number-columns-repeated="4"/>
          <table:table-cell office:value-type="string" calcext:value-type="string">
            <text:p>Glutenfri, KØL, Øko (dansk), Øko (europæisk)</text:p>
          </table:table-cell>
          <table:table-cell office:value-type="string" calcext:value-type="string">
            <text:p>Svin</text:p>
          </table:table-cell>
          <table:table-cell table:number-columns-repeated="2"/>
          <table:table-cell office:value-type="string" calcext:value-type="string">
            <text:p>Leverpostej, Pålæg</text:p>
          </table:table-cell>
          <table:table-cell office:value-type="string" calcext:value-type="string">
            <text:p>Økologisk juleleverpostej</text:p>
            <text:p>Hanegals klassiske juleleverpostej med fløde og krydret med julens krydderier, nelliker og allehånde.</text:p>
          </table:table-cell>
          <table:table-cell office:value-type="string" calcext:value-type="string">
            <text:p>https://www.nemlig.com/juleleverpostej-oeko-5048879</text:p>
          </table:table-cell>
        </table:table-row>
        <table:table-row table:style-name="ro3">
          <table:table-cell office:value-type="string" calcext:value-type="string">
            <text:p>Dagligvarer &gt; Frost &gt; Grøntsager &gt; Ærter og majs &gt; Ærter øko.</text:p>
          </table:table-cell>
          <table:table-cell office:value-type="string" calcext:value-type="string">
            <text:p>Ærter øko.</text:p>
          </table:table-cell>
          <table:table-cell office:value-type="string" calcext:value-type="string">
            <text:p>350 g / frost / Magnihill</text:p>
          </table:table-cell>
          <table:table-cell office:value-type="string" calcext:value-type="string">
            <text:p>Frost,Nøglehulsmærket,Øko (europæisk)</text:p>
          </table:table-cell>
          <table:table-cell office:value-type="string" calcext:value-type="string">
            <text:p>11.33</text:p>
          </table:table-cell>
          <table:table-cell office:value-type="string" calcext:value-type="string">
            <text:p>.</text:p>
          </table:table-cell>
          <table:table-cell office:value-type="string" calcext:value-type="string">
            <text:p>Magnihill</text:p>
          </table:table-cell>
          <table:table-cell office:value-type="string" calcext:value-type="string">
            <text:p>Aftensmad, Tilbehør</text:p>
          </table:table-cell>
          <table:table-cell table:number-columns-repeated="4"/>
          <table:table-cell office:value-type="string" calcext:value-type="string">
            <text:p>Discount, Frost, Nøglehulsmærket, Øko (europæisk)</text:p>
          </table:table-cell>
          <table:table-cell table:number-columns-repeated="3"/>
          <table:table-cell office:value-type="string" calcext:value-type="string">
            <text:p>Grøntsager</text:p>
          </table:table-cell>
          <table:table-cell office:value-type="string" calcext:value-type="string">
            <text:p>SE-EKOL-01</text:p>
            <text:p>Dybfrosne økologiske ærter (svenske)</text:p>
          </table:table-cell>
          <table:table-cell office:value-type="string" calcext:value-type="string">
            <text:p>https://www.nemlig.com/aerter-oeko-5029534</text:p>
          </table:table-cell>
        </table:table-row>
        <table:table-row table:style-name="ro1">
          <table:table-cell office:value-type="string" calcext:value-type="string">
            <text:p>Dagligvarer &gt; Husholdning og bolig &gt; Til dyrene &gt; Gnaver &gt; Kaninfoder og hamsterfoder &gt; Gnaverfoder</text:p>
          </table:table-cell>
          <table:table-cell office:value-type="string" calcext:value-type="string">
            <text:p>Gnaverfoder</text:p>
          </table:table-cell>
          <table:table-cell office:value-type="string" calcext:value-type="string">
            <text:p>3 kg / Chrisco</text:p>
          </table:table-cell>
          <table:table-cell/>
          <table:table-cell office:value-type="string" calcext:value-type="string">
            <text:p>24.95</text:p>
          </table:table-cell>
          <table:table-cell office:value-type="string" calcext:value-type="string">
            <text:p>.</text:p>
          </table:table-cell>
          <table:table-cell office:value-type="string" calcext:value-type="string">
            <text:p>Chrisco</text:p>
          </table:table-cell>
          <table:table-cell office:value-type="string" calcext:value-type="string">
            <text:p>Hamster, Kanin, Marsvin</text:p>
          </table:table-cell>
          <table:table-cell table:number-columns-repeated="8"/>
          <table:table-cell office:value-type="string" calcext:value-type="string">
            <text:p>Gnavermad</text:p>
          </table:table-cell>
          <table:table-cell office:value-type="string" calcext:value-type="string">
            <text:p>Fuldfoder til gnavere. Husk, at dit kæledyr altid skal have fri adgang til frisk vand.</text:p>
          </table:table-cell>
          <table:table-cell office:value-type="string" calcext:value-type="string">
            <text:p>https://www.nemlig.com/gnaverfoder-5003395</text:p>
          </table:table-cell>
        </table:table-row>
        <table:table-row table:style-name="ro1">
          <table:table-cell office:value-type="string" calcext:value-type="string">
            <text:p>Dagligvarer &gt; Kolonial &gt; Krydderier &gt; Salt &gt; Groft sydesalt</text:p>
          </table:table-cell>
          <table:table-cell office:value-type="string" calcext:value-type="string">
            <text:p>Groft sydesalt</text:p>
          </table:table-cell>
          <table:table-cell office:value-type="string" calcext:value-type="string">
            <text:p>250 g / Læsø</text:p>
          </table:table-cell>
          <table:table-cell/>
          <table:table-cell office:value-type="string" calcext:value-type="string">
            <text:p>66.95</text:p>
          </table:table-cell>
          <table:table-cell office:value-type="string" calcext:value-type="string">
            <text:p>.</text:p>
          </table:table-cell>
          <table:table-cell office:value-type="string" calcext:value-type="string">
            <text:p>Læsø</text:p>
          </table:table-cell>
          <table:table-cell table:number-columns-repeated="9"/>
          <table:table-cell office:value-type="string" calcext:value-type="string">
            <text:p>Krydderi</text:p>
          </table:table-cell>
          <table:table-cell office:value-type="string" calcext:value-type="string">
            <text:p>Sprødt havsalt med naturlige mineraler, sporstoffer og jod, sydet på åbne jernpander i sydehytter på Læsø.</text:p>
          </table:table-cell>
          <table:table-cell office:value-type="string" calcext:value-type="string">
            <text:p>https://www.nemlig.com/groft-sydesalt-5011935</text:p>
          </table:table-cell>
        </table:table-row>
        <table:table-row table:style-name="ro3">
          <table:table-cell office:value-type="string" calcext:value-type="string">
            <text:p>Dagligvarer &gt; Køl og mejeri &gt; Mejeri &gt; Yoghurt og syrnet &gt; Yoghurt &gt; Yoghurt naturel 0,5% øko.</text:p>
          </table:table-cell>
          <table:table-cell office:value-type="string" calcext:value-type="string">
            <text:p>Yoghurt naturel 0,5% øko.</text:p>
          </table:table-cell>
          <table:table-cell office:value-type="string" calcext:value-type="string">
            <text:p>1 kg / Naturmælk</text:p>
          </table:table-cell>
          <table:table-cell office:value-type="string" calcext:value-type="string">
            <text:p>KØL,Nøglehulsmærket,Øko (dansk),Øko (europæisk)</text:p>
          </table:table-cell>
          <table:table-cell office:value-type="string" calcext:value-type="string">
            <text:p>11.75</text:p>
          </table:table-cell>
          <table:table-cell office:value-type="string" calcext:value-type="string">
            <text:p>.</text:p>
          </table:table-cell>
          <table:table-cell office:value-type="string" calcext:value-type="string">
            <text:p>Naturmælk</text:p>
          </table:table-cell>
          <table:table-cell office:value-type="string" calcext:value-type="string">
            <text:p>Morgenmad</text:p>
          </table:table-cell>
          <table:table-cell table:number-columns-repeated="4"/>
          <table:table-cell office:value-type="string" calcext:value-type="string">
            <text:p>Anbefalet af dyrenes beskyttelse, Discount, KØL, Nøglehulsmærket, Øko (dansk), Øko (europæisk)</text:p>
          </table:table-cell>
          <table:table-cell office:value-type="string" calcext:value-type="string">
            <text:p>Ko</text:p>
          </table:table-cell>
          <table:table-cell table:number-columns-repeated="2"/>
          <table:table-cell office:value-type="string" calcext:value-type="string">
            <text:p>Letmælksyoghurt, Yoghurt</text:p>
          </table:table-cell>
          <table:table-cell office:value-type="string" calcext:value-type="string">
            <text:p>Økologisk yoghurt naturel</text:p>
            <text:p>Yoghurten er fremstillet af økologisk mælk fra Jerseykøer, der af natur har et højt proteinindhold som bidrager til, at vi kan lave en yoghurt af høj kvalitet af den naturlige mælk, helt uden at koncentrere eller homogenisere den.</text:p>
          </table:table-cell>
          <table:table-cell office:value-type="string" calcext:value-type="string">
            <text:p>https://www.nemlig.com/yoghurt-naturel-0-5-oeko-5008148</text:p>
          </table:table-cell>
        </table:table-row>
        <table:table-row table:style-name="ro3">
          <table:table-cell office:value-type="string" calcext:value-type="string">
            <text:p>Dagligvarer &gt; Husholdning og bolig &gt; Køkkenudstyr &gt; Knive &gt; Knivsliber</text:p>
          </table:table-cell>
          <table:table-cell office:value-type="string" calcext:value-type="string">
            <text:p>Knivsliber</text:p>
          </table:table-cell>
          <table:table-cell office:value-type="string" calcext:value-type="string">
            <text:p>1 stk. / Fiskars</text:p>
          </table:table-cell>
          <table:table-cell/>
          <table:table-cell office:value-type="string" calcext:value-type="string">
            <text:p>99.95</text:p>
          </table:table-cell>
          <table:table-cell office:value-type="string" calcext:value-type="string">
            <text:p>.</text:p>
          </table:table-cell>
          <table:table-cell office:value-type="string" calcext:value-type="string">
            <text:p>Fiskars</text:p>
          </table:table-cell>
          <table:table-cell table:number-columns-repeated="9"/>
          <table:table-cell office:value-type="string" calcext:value-type="string">
            <text:p>Køkkenudstyr</text:p>
          </table:table-cell>
          <table:table-cell office:value-type="string" calcext:value-type="string">
            <text:p>Fiskars Roll-sharp knivsliber</text:p>
            <text:p>Til sikker og let slibning af knive. Mulighed for vådslibning.</text:p>
          </table:table-cell>
          <table:table-cell office:value-type="string" calcext:value-type="string">
            <text:p>https://www.nemlig.com/knivsliber-5020431</text:p>
          </table:table-cell>
        </table:table-row>
        <table:table-row table:style-name="ro7">
          <table:table-cell office:value-type="string" calcext:value-type="string">
            <text:p>Dagligvarer &gt; Drikkevarer &gt; Comenge Verdejo 2019</text:p>
          </table:table-cell>
          <table:table-cell office:value-type="string" calcext:value-type="string">
            <text:p>Comenge Verdejo 2019</text:p>
          </table:table-cell>
          <table:table-cell office:value-type="string" calcext:value-type="string">
            <text:p>Spanien / Rueda / 6 x 0,75 l / hvidvin</text:p>
          </table:table-cell>
          <table:table-cell/>
          <table:table-cell office:value-type="string" calcext:value-type="string">
            <text:p>598.50</text:p>
          </table:table-cell>
          <table:table-cell office:value-type="string" calcext:value-type="string">
            <text:p>419.70</text:p>
          </table:table-cell>
          <table:table-cell table:number-columns-repeated="2"/>
          <table:table-cell office:value-type="string" calcext:value-type="string">
            <text:p>Kasse, Kork</text:p>
          </table:table-cell>
          <table:table-cell table:number-columns-repeated="2"/>
          <table:table-cell office:value-type="string" calcext:value-type="string">
            <text:p>Spanien</text:p>
          </table:table-cell>
          <table:table-cell table:number-columns-repeated="4"/>
          <table:table-cell office:value-type="string" calcext:value-type="string">
            <text:p>Hverdagsvin, Hvidvin</text:p>
          </table:table-cell>
          <table:table-cell office:value-type="string" calcext:value-type="string">
            <text:p>Comenge Verdejo 2019</text:p>
            <text:p>Vores Sommelier har været et smut i Spanien for at lave vores egne vine, i samarbejde med vinhuset Comenge i Ribera del Duero (Rueda). Han har lagt vægt på den klassiske stil på druen Verdejo, mild og intens vin med en masse blomstrende toner af frisk moden citrus. Sprødheden og de elegante friske bouquet, stammer fra selve vinifiseringen af vinen som har koldgæret på nye ståltanke.</text:p>
            <text:p>Anbefales til:</text:p>
            <text:p>Fjerkræ, fisk og lette sommerretter.</text:p>
          </table:table-cell>
          <table:table-cell office:value-type="string" calcext:value-type="string">
            <text:p>https://www.nemlig.com/comenge-verdejo-2019-5013846</text:p>
          </table:table-cell>
        </table:table-row>
        <table:table-row table:style-name="ro3">
          <table:table-cell office:value-type="string" calcext:value-type="string">
            <text:p>Dagligvarer &gt; Husholdning og bolig &gt; Boligtilbehør &gt; Julekort</text:p>
          </table:table-cell>
          <table:table-cell office:value-type="string" calcext:value-type="string">
            <text:p>Julekort</text:p>
          </table:table-cell>
          <table:table-cell office:value-type="string" calcext:value-type="string">
            <text:p>6 stk. / Det Gamle Apotek</text:p>
          </table:table-cell>
          <table:table-cell/>
          <table:table-cell office:value-type="string" calcext:value-type="string">
            <text:p>29.95</text:p>
          </table:table-cell>
          <table:table-cell office:value-type="string" calcext:value-type="string">
            <text:p>.</text:p>
          </table:table-cell>
          <table:table-cell office:value-type="string" calcext:value-type="string">
            <text:p>Det Gamle Apotek</text:p>
          </table:table-cell>
          <table:table-cell office:value-type="string" calcext:value-type="string">
            <text:p>Jul</text:p>
          </table:table-cell>
          <table:table-cell table:number-columns-repeated="8"/>
          <table:table-cell office:value-type="string" calcext:value-type="string">
            <text:p>Julekort</text:p>
          </table:table-cell>
          <table:table-cell office:value-type="string" calcext:value-type="string">
            <text:p>Julekort</text:p>
            <text:p>Julekort med kuvert i 3 assorterede designs.</text:p>
          </table:table-cell>
          <table:table-cell office:value-type="string" calcext:value-type="string">
            <text:p>https://www.nemlig.com/julekort-5048250</text:p>
          </table:table-cell>
        </table:table-row>
        <table:table-row table:style-name="ro1">
          <table:table-cell office:value-type="string" calcext:value-type="string">
            <text:p>Dagligvarer &gt; Kolonial &gt; Tapasspecialiteter &gt; Pesto &gt; Grøn pesto</text:p>
          </table:table-cell>
          <table:table-cell office:value-type="string" calcext:value-type="string">
            <text:p>Grøn pesto</text:p>
          </table:table-cell>
          <table:table-cell office:value-type="string" calcext:value-type="string">
            <text:p>130 g / m. basilikum / Svansø</text:p>
          </table:table-cell>
          <table:table-cell/>
          <table:table-cell office:value-type="string" calcext:value-type="string">
            <text:p>25.95</text:p>
          </table:table-cell>
          <table:table-cell office:value-type="string" calcext:value-type="string">
            <text:p>.</text:p>
          </table:table-cell>
          <table:table-cell office:value-type="string" calcext:value-type="string">
            <text:p>Svansø</text:p>
          </table:table-cell>
          <table:table-cell office:value-type="string" calcext:value-type="string">
            <text:p>Pasta, Tapas</text:p>
          </table:table-cell>
          <table:table-cell table:number-columns-repeated="8"/>
          <table:table-cell office:value-type="string" calcext:value-type="string">
            <text:p>Pesto</text:p>
          </table:table-cell>
          <table:table-cell office:value-type="string" calcext:value-type="string">
            <text:p>Hovedingrediensen i Svansø Økologisk Grøn Pesto er økologisk basilikum. Pestoen egner sig til mange forskellige retter. Prøv for eksempel at gøre som italienerne og rør pestoen sammen med dampende varm økologisk spaghetti. Garnér med ristede pinjekerner og høvlet parmesan.</text:p>
          </table:table-cell>
          <table:table-cell office:value-type="string" calcext:value-type="string">
            <text:p>https://www.nemlig.com/groen-pesto-5500365</text:p>
          </table:table-cell>
        </table:table-row>
        <table:table-row table:style-name="ro3">
          <table:table-cell office:value-type="string" calcext:value-type="string">
            <text:p>Dagligvarer &gt; Kolonial &gt; Pasta, ris og bælgfrugter &gt; Bønner &gt; Andre typer bønner &gt; Bønne mix (orientalsk)</text:p>
          </table:table-cell>
          <table:table-cell office:value-type="string" calcext:value-type="string">
            <text:p>Bønne mix (orientalsk)</text:p>
          </table:table-cell>
          <table:table-cell office:value-type="string" calcext:value-type="string">
            <text:p>160 g / 130 g / Bonduelle</text:p>
          </table:table-cell>
          <table:table-cell office:value-type="string" calcext:value-type="string">
            <text:p>Nøglehulsmærket</text:p>
          </table:table-cell>
          <table:table-cell office:value-type="string" calcext:value-type="string">
            <text:p>12.95</text:p>
          </table:table-cell>
          <table:table-cell office:value-type="string" calcext:value-type="string">
            <text:p>.</text:p>
          </table:table-cell>
          <table:table-cell office:value-type="string" calcext:value-type="string">
            <text:p>Bonduelle</text:p>
          </table:table-cell>
          <table:table-cell office:value-type="string" calcext:value-type="string">
            <text:p>Aftensmad, Salat, Sammenkogte retter, Tilbehør, Vegetar</text:p>
          </table:table-cell>
          <table:table-cell office:value-type="string" calcext:value-type="string">
            <text:p>Dåse</text:p>
          </table:table-cell>
          <table:table-cell table:number-columns-repeated="3"/>
          <table:table-cell office:value-type="string" calcext:value-type="string">
            <text:p>Nøglehulsmærket</text:p>
          </table:table-cell>
          <table:table-cell table:number-columns-repeated="3"/>
          <table:table-cell office:value-type="string" calcext:value-type="string">
            <text:p>Bønner, Kikærter, Konserves</text:p>
          </table:table-cell>
          <table:table-cell office:value-type="string" calcext:value-type="string">
            <text:p>Kikærte og bønnemix</text:p>
            <text:p>Lækkert mix af kikærter, edamame og grønne kidneybønner - perfekt til salaten eller som ingrediens i gryderetten.</text:p>
          </table:table-cell>
          <table:table-cell office:value-type="string" calcext:value-type="string">
            <text:p>https://www.nemlig.com/boenne-mix-orientalsk-5043831</text:p>
          </table:table-cell>
        </table:table-row>
        <table:table-row table:style-name="ro12">
          <table:table-cell office:value-type="string" calcext:value-type="string">
            <text:p>Dagligvarer &gt; Drikkevarer &gt; Faustino VII Tinto</text:p>
          </table:table-cell>
          <table:table-cell office:value-type="string" calcext:value-type="string">
            <text:p>Faustino VII Tinto</text:p>
          </table:table-cell>
          <table:table-cell office:value-type="string" calcext:value-type="string">
            <text:p>Spanien / Rioja / 0,75 l / rødvin</text:p>
          </table:table-cell>
          <table:table-cell/>
          <table:table-cell office:value-type="string" calcext:value-type="string">
            <text:p>69.95</text:p>
          </table:table-cell>
          <table:table-cell office:value-type="string" calcext:value-type="string">
            <text:p>.</text:p>
          </table:table-cell>
          <table:table-cell table:number-columns-repeated="2"/>
          <table:table-cell office:value-type="string" calcext:value-type="string">
            <text:p>Kork</text:p>
          </table:table-cell>
          <table:table-cell table:number-columns-repeated="2"/>
          <table:table-cell office:value-type="string" calcext:value-type="string">
            <text:p>Spanien</text:p>
          </table:table-cell>
          <table:table-cell table:number-columns-repeated="4"/>
          <table:table-cell office:value-type="string" calcext:value-type="string">
            <text:p>Rødvin</text:p>
          </table:table-cell>
          <table:table-cell office:value-type="string" calcext:value-type="string">
            <text:p>Faustino VII Tinto</text:p>
            <text:p>Faustino Vll Tinto er et mønstereksempel på klassisk og krydret Rioja-vin, som vi kender den. Faustino viser endnu engang, at de mestrer Tempranillo-druen helt ud til fingerspidserne. Vinen imponerer med sin kirsebærrøde farve, der er ved at gå over i en mørkere Bordeauxrød nuance i takt med alderens indtræden. Næsen lokker med noter af saftige kirsebær, jordbær og hindbær, der suppleres af de smukt integrerede fadnoter af vanilje og tobak. Med sin store smagsintensitet og et pikant strejf af sødme vil Faustino Vll Tinto vinde de fleste hjerter, der banker for Rioja. 100 % Tempranillo udgør druematerialet til denne flot afstemte og frugtcharmerende Rioja, der bestemt ikke er uden elegance. Perfekt drikkemoden vin, der ikke bliver større til prisen! Vinen er en alsidig ledsager og kan gå til de fleste kødretter, men den vil også stå godt til fede fisk som tun og mellemlagrede oste.</text:p>
            <text:p/>
            <text:p>Vinhuset:</text:p>
            <text:p>I 1963 lancerede Bodegas Faustino deres første Gran Reserva vin, der viste sig at blive en kæmpe succes. Under mottoet "Tradition is not inherited, it is conquered" fremstiller familien klassisk Rioja-vin, og som vaskeægte conquistadorer har de for længst erobret mange vinglade danskeres hjerter. I dag er det fjerde generation af Martinez-familien, der styrer vinhuset mod nye højder. Vægten er lagt på bæredygtighed og respekt for naturen, når Faustino fremtryller vin, der ikke blot viderefører traditionen, men aktivt skaber den. Bodegas Faustinos vine kendes især på deres unikke flaskedesign, der nærmest er blevet et symbol på Rioja-vin, når det er bedst.</text:p>
          </table:table-cell>
          <table:table-cell office:value-type="string" calcext:value-type="string">
            <text:p>https://www.nemlig.com/faustino-vii-tinto-5044285</text:p>
          </table:table-cell>
        </table:table-row>
        <table:table-row table:style-name="ro3">
          <table:table-cell office:value-type="string" calcext:value-type="string">
            <text:p>Dagligvarer &gt; Kolonial &gt; Konserves &gt; Fisk på dåse og tube &gt; Torskerogn</text:p>
          </table:table-cell>
          <table:table-cell office:value-type="string" calcext:value-type="string">
            <text:p>Torskerogn</text:p>
          </table:table-cell>
          <table:table-cell office:value-type="string" calcext:value-type="string">
            <text:p>200 g / Bornholms</text:p>
          </table:table-cell>
          <table:table-cell office:value-type="string" calcext:value-type="string">
            <text:p>MSC-mærket,Nøglehulsmærket</text:p>
          </table:table-cell>
          <table:table-cell office:value-type="string" calcext:value-type="string">
            <text:p>15.95</text:p>
          </table:table-cell>
          <table:table-cell office:value-type="string" calcext:value-type="string">
            <text:p>.</text:p>
          </table:table-cell>
          <table:table-cell office:value-type="string" calcext:value-type="string">
            <text:p>Bornholms</text:p>
          </table:table-cell>
          <table:table-cell office:value-type="string" calcext:value-type="string">
            <text:p>Frokost, Pålæg</text:p>
          </table:table-cell>
          <table:table-cell table:number-columns-repeated="4"/>
          <table:table-cell office:value-type="string" calcext:value-type="string">
            <text:p>Discount, MSC-mærket, Nøglehulsmærket</text:p>
          </table:table-cell>
          <table:table-cell table:number-columns-repeated="3"/>
          <table:table-cell office:value-type="string" calcext:value-type="string">
            <text:p>Fiskekonserves</text:p>
          </table:table-cell>
          <table:table-cell office:value-type="string" calcext:value-type="string">
            <text:p>Torskerogn</text:p>
            <text:p>Bornholms testvindende MSC torskerogn fremstilles af råvarer af den bedste kvalitet, hvor den fine ægstruktur bevares. Torskerognen, der anvendes til produktet kommer fra et fiskeri, der er blevet uafhængigt certificeret i henhold til MSCs standard for effektivt forvaltet og bæredygtigt fiskeri. Bornholms MSC torskerogn er et naturligt produkt uden tilsætningsstoffer.</text:p>
          </table:table-cell>
          <table:table-cell office:value-type="string" calcext:value-type="string">
            <text:p>https://www.nemlig.com/torskerogn-5044480</text:p>
          </table:table-cell>
        </table:table-row>
        <table:table-row table:style-name="ro3">
          <table:table-cell office:value-type="string" calcext:value-type="string">
            <text:p>Dagligvarer &gt; Pleje og skønhed &gt; Krop- og ansigtspleje &gt; Creme og hudpleje &gt; Bodylotion, creme og kropsolie &gt; Bodylotion</text:p>
          </table:table-cell>
          <table:table-cell office:value-type="string" calcext:value-type="string">
            <text:p>Bodylotion</text:p>
          </table:table-cell>
          <table:table-cell office:value-type="string" calcext:value-type="string">
            <text:p>0,30 l / vegansk / Grøn Balance</text:p>
          </table:table-cell>
          <table:table-cell office:value-type="string" calcext:value-type="string">
            <text:p>Den Blå Krans,Svanemærket</text:p>
          </table:table-cell>
          <table:table-cell office:value-type="string" calcext:value-type="string">
            <text:p>11.95</text:p>
          </table:table-cell>
          <table:table-cell office:value-type="string" calcext:value-type="string">
            <text:p>.</text:p>
          </table:table-cell>
          <table:table-cell office:value-type="string" calcext:value-type="string">
            <text:p>Grøn Balance</text:p>
          </table:table-cell>
          <table:table-cell table:number-columns-repeated="5"/>
          <table:table-cell office:value-type="string" calcext:value-type="string">
            <text:p>Den Blå Krans, Discount, Parabenefri, Parfumefri, Svanemærket</text:p>
          </table:table-cell>
          <table:table-cell table:number-columns-repeated="2"/>
          <table:table-cell office:value-type="string" calcext:value-type="string">
            <text:p>0,3 l</text:p>
          </table:table-cell>
          <table:table-cell office:value-type="string" calcext:value-type="string">
            <text:p>Bodylotion</text:p>
          </table:table-cell>
          <table:table-cell office:value-type="string" calcext:value-type="string">
            <text:p>Vegansk bodylotion</text:p>
            <text:p>Plejende og fugtighedsbevarende bodylotion uden parfume, farvestoffer og parabener. Holder huden blød og indeholder vegetabilsk glycerin, der binder fugt, så huden holdes velplejet og smidig.</text:p>
          </table:table-cell>
          <table:table-cell office:value-type="string" calcext:value-type="string">
            <text:p>https://www.nemlig.com/bodylotion-5012135</text:p>
          </table:table-cell>
        </table:table-row>
        <table:table-row table:style-name="ro7">
          <table:table-cell office:value-type="string" calcext:value-type="string">
            <text:p>Dagligvarer &gt; Brød, kiks og kager &gt; Knækbrød &gt; Knækbrød sport</text:p>
          </table:table-cell>
          <table:table-cell office:value-type="string" calcext:value-type="string">
            <text:p>Knækbrød sport</text:p>
          </table:table-cell>
          <table:table-cell office:value-type="string" calcext:value-type="string">
            <text:p>275 g / Wasa</text:p>
          </table:table-cell>
          <table:table-cell office:value-type="string" calcext:value-type="string">
            <text:p>Fuldkornsmærket,Nøglehulsmærket</text:p>
          </table:table-cell>
          <table:table-cell office:value-type="string" calcext:value-type="string">
            <text:p>18.95</text:p>
          </table:table-cell>
          <table:table-cell office:value-type="string" calcext:value-type="string">
            <text:p>.</text:p>
          </table:table-cell>
          <table:table-cell office:value-type="string" calcext:value-type="string">
            <text:p>Wasa</text:p>
          </table:table-cell>
          <table:table-cell table:number-columns-repeated="5"/>
          <table:table-cell office:value-type="string" calcext:value-type="string">
            <text:p>Discount, Fuldkornsmærket, Nøglehulsmærket</text:p>
          </table:table-cell>
          <table:table-cell table:number-columns-repeated="3"/>
          <table:table-cell office:value-type="string" calcext:value-type="string">
            <text:p>Knækbrød</text:p>
          </table:table-cell>
          <table:table-cell office:value-type="string" calcext:value-type="string">
            <text:p>Opdag Wasa Sport, vores virkelig grove knækbrød. Vil du høre hemmeligheden?</text:p>
            <text:p>Det er bagt udelukkende med fuldkornsrugmel. Så hvis du vil have et sprødt og rustikt knækbrød med masser af kostfibre og smag – så er dette knækbrødet for dig.</text:p>
            <text:p/>
            <text:p>Forslag: Wasa Sport med leverpostej, agurk og persille.</text:p>
          </table:table-cell>
          <table:table-cell office:value-type="string" calcext:value-type="string">
            <text:p>https://www.nemlig.com/knaekbroed-sport-102814</text:p>
          </table:table-cell>
        </table:table-row>
        <table:table-row table:style-name="ro1">
          <table:table-cell office:value-type="string" calcext:value-type="string">
            <text:p>Dagligvarer &gt; Slik og kiosk &gt; Snacks og chips &gt; Frugt- og müslibarer &gt; Müslibar m. chokolade og banan</text:p>
          </table:table-cell>
          <table:table-cell office:value-type="string" calcext:value-type="string">
            <text:p>Müslibar m. chokolade og banan</text:p>
          </table:table-cell>
          <table:table-cell office:value-type="string" calcext:value-type="string">
            <text:p>6 x 25 g / Corny</text:p>
          </table:table-cell>
          <table:table-cell/>
          <table:table-cell office:value-type="string" calcext:value-type="string">
            <text:p>20.95</text:p>
          </table:table-cell>
          <table:table-cell office:value-type="string" calcext:value-type="string">
            <text:p>.</text:p>
          </table:table-cell>
          <table:table-cell office:value-type="string" calcext:value-type="string">
            <text:p>Corny</text:p>
          </table:table-cell>
          <table:table-cell office:value-type="string" calcext:value-type="string">
            <text:p>Madpakke, På farten, Snack</text:p>
          </table:table-cell>
          <table:table-cell table:number-columns-repeated="8"/>
          <table:table-cell office:value-type="string" calcext:value-type="string">
            <text:p>Bar</text:p>
          </table:table-cell>
          <table:table-cell office:value-type="string" calcext:value-type="string">
            <text:p>Müsli bar med mælkechokolade og banan</text:p>
          </table:table-cell>
          <table:table-cell office:value-type="string" calcext:value-type="string">
            <text:p>https://www.nemlig.com/muslibar-m-chokolade-og-banan-5012641</text:p>
          </table:table-cell>
        </table:table-row>
        <table:table-row table:style-name="ro7">
          <table:table-cell office:value-type="string" calcext:value-type="string">
            <text:p>Dagligvarer &gt; Drikkevarer &gt; Kildevand og danskvand &gt; Vand med blid brus &gt; Danskvand m. hyldeblomst/lime</text:p>
          </table:table-cell>
          <table:table-cell office:value-type="string" calcext:value-type="string">
            <text:p>Danskvand m. hyldeblomst/lime</text:p>
          </table:table-cell>
          <table:table-cell office:value-type="string" calcext:value-type="string">
            <text:p>1,50 l / ex. pant / Egekilde</text:p>
          </table:table-cell>
          <table:table-cell/>
          <table:table-cell office:value-type="string" calcext:value-type="string">
            <text:p>14.95</text:p>
          </table:table-cell>
          <table:table-cell office:value-type="string" calcext:value-type="string">
            <text:p>.</text:p>
          </table:table-cell>
          <table:table-cell office:value-type="string" calcext:value-type="string">
            <text:p>Egekilde</text:p>
          </table:table-cell>
          <table:table-cell office:value-type="string" calcext:value-type="string">
            <text:p>Snack</text:p>
          </table:table-cell>
          <table:table-cell table:number-columns-repeated="8"/>
          <table:table-cell office:value-type="string" calcext:value-type="string">
            <text:p>Danskvand</text:p>
          </table:table-cell>
          <table:table-cell office:value-type="string" calcext:value-type="string">
            <text:p>Naturligt mineralvand med brus</text:p>
            <text:p>Egekilde med hyldeblomst og lime er en dejlig kombination af sødme fra hyldeblomsten og syrlighed fra limen. Den perfekte drik til en varm sommerdag.</text:p>
            <text:p/>
            <text:p>Egekilde har sit udspring dybt nede under de gamle egetræer i en skov på Sydsjælland. Kildens rene, krystalklare vand er nænsomt renset og filtreret ved en århundrede lang sivning gennem områdets kalkholdige undergrund.</text:p>
          </table:table-cell>
          <table:table-cell office:value-type="string" calcext:value-type="string">
            <text:p>https://www.nemlig.com/danskvand-m-hyldeblomst-lime-5031155</text:p>
          </table:table-cell>
        </table:table-row>
        <table:table-row table:style-name="ro1">
          <table:table-cell office:value-type="string" calcext:value-type="string">
            <text:p>Dagligvarer &gt; Drikkevarer &gt; Saftevand og drik med smag &gt; Mineralvand m. brus</text:p>
          </table:table-cell>
          <table:table-cell office:value-type="string" calcext:value-type="string">
            <text:p>Mineralvand m. brus</text:p>
          </table:table-cell>
          <table:table-cell office:value-type="string" calcext:value-type="string">
            <text:p>1 l / ex. pant / m. citrus / Perrier</text:p>
          </table:table-cell>
          <table:table-cell/>
          <table:table-cell office:value-type="string" calcext:value-type="string">
            <text:p>18.95</text:p>
          </table:table-cell>
          <table:table-cell office:value-type="string" calcext:value-type="string">
            <text:p>.</text:p>
          </table:table-cell>
          <table:table-cell office:value-type="string" calcext:value-type="string">
            <text:p>Perrier</text:p>
          </table:table-cell>
          <table:table-cell office:value-type="string" calcext:value-type="string">
            <text:p>Drikke, Drinks, Fest</text:p>
          </table:table-cell>
          <table:table-cell table:number-columns-repeated="8"/>
          <table:table-cell office:value-type="string" calcext:value-type="string">
            <text:p>Drik med smag</text:p>
          </table:table-cell>
          <table:table-cell/>
          <table:table-cell office:value-type="string" calcext:value-type="string">
            <text:p>https://www.nemlig.com/mineralvand-m-brus-5046597</text:p>
          </table:table-cell>
        </table:table-row>
        <table:table-row table:style-name="ro5">
          <table:table-cell office:value-type="string" calcext:value-type="string">
            <text:p>Dagligvarer &gt; Drikkevarer &gt; Øl &gt; Øltyper &gt; Specialøl &gt; Gourmet nøddemix</text:p>
          </table:table-cell>
          <table:table-cell office:value-type="string" calcext:value-type="string">
            <text:p>Gourmet nøddemix</text:p>
          </table:table-cell>
          <table:table-cell office:value-type="string" calcext:value-type="string">
            <text:p>175 g / Nutisal</text:p>
          </table:table-cell>
          <table:table-cell/>
          <table:table-cell office:value-type="string" calcext:value-type="string">
            <text:p>37.00</text:p>
          </table:table-cell>
          <table:table-cell office:value-type="string" calcext:value-type="string">
            <text:p>.</text:p>
          </table:table-cell>
          <table:table-cell office:value-type="string" calcext:value-type="string">
            <text:p>Nutisal</text:p>
          </table:table-cell>
          <table:table-cell table:number-columns-repeated="9"/>
          <table:table-cell office:value-type="string" calcext:value-type="string">
            <text:p>Nødder</text:p>
          </table:table-cell>
          <table:table-cell office:value-type="string" calcext:value-type="string">
            <text:p>Lækker gourmetblanding af nødder</text:p>
            <text:p>Gourmet nøddemix fra Nutisal er en blanding af de lækreste, tørristede og letsaltede nødder.</text:p>
            <text:p/>
            <text:p>I posen finder du jordnødder, cashewnødder, mandler og pekannødder.</text:p>
            <text:p/>
            <text:p>Et glimrende snackmåltid til enhver lejlighed.</text:p>
            <text:p/>
            <text:p>Nyd dem direkte fra posen, eller brug dem evt. i en frisk salat.</text:p>
          </table:table-cell>
          <table:table-cell office:value-type="string" calcext:value-type="string">
            <text:p>https://www.nemlig.com/gourmet-noeddemix-5017821</text:p>
          </table:table-cell>
        </table:table-row>
        <table:table-row table:style-name="ro13">
          <table:table-cell office:value-type="string" calcext:value-type="string">
            <text:p>Dagligvarer &gt; Frost &gt; Brød og kager &gt; Flutes, baguettes og morgenbrød &gt; Pølsehorn m. ketchup</text:p>
          </table:table-cell>
          <table:table-cell office:value-type="string" calcext:value-type="string">
            <text:p>Pølsehorn m. ketchup</text:p>
          </table:table-cell>
          <table:table-cell office:value-type="string" calcext:value-type="string">
            <text:p>10 stk. / 550 g / frost / Bröd</text:p>
          </table:table-cell>
          <table:table-cell office:value-type="string" calcext:value-type="string">
            <text:p>Frost</text:p>
          </table:table-cell>
          <table:table-cell office:value-type="string" calcext:value-type="string">
            <text:p>47.95</text:p>
          </table:table-cell>
          <table:table-cell office:value-type="string" calcext:value-type="string">
            <text:p>.</text:p>
          </table:table-cell>
          <table:table-cell office:value-type="string" calcext:value-type="string">
            <text:p>Bröd</text:p>
          </table:table-cell>
          <table:table-cell office:value-type="string" calcext:value-type="string">
            <text:p>Frokost, Madpakke, Mellemmåltid, Picnic, Snack</text:p>
          </table:table-cell>
          <table:table-cell table:number-columns-repeated="4"/>
          <table:table-cell office:value-type="string" calcext:value-type="string">
            <text:p>Frost</text:p>
          </table:table-cell>
          <table:table-cell table:number-columns-repeated="3"/>
          <table:table-cell office:value-type="string" calcext:value-type="string">
            <text:p>Brød</text:p>
          </table:table-cell>
          <table:table-cell office:value-type="string" calcext:value-type="string">
            <text:p>Pølsehorn med ketchup</text:p>
            <text:p>Super duper lækre pølsehorn med Ketchup - ret så go'e til madpakken! FÆRDIGBAGTE! Skal bare tøes op - ret så nemt!</text:p>
            <text:p/>
            <text:p>Tilberedning: Optø pølsehornet i ca. 1 1/2 time ved stuetemperatur. Hvis du ønsker et lunt pølsehorn, kan du anvende følgende opvarmningsmuligheder.</text:p>
            <text:p>Lun det frosne pølsehorn i ca. 45 sekunder i mikroovn ved 800W og lad det hvile 1 minut efterfølgende eller lun det optøede pølsehorn i 10 sekunder i mikroovn ved 800W eller lun det/de optøede pølsehorn i en 170 grader celcius forvarmet ovn i 5 minutter.</text:p>
            <text:p/>
            <text:p>Madpakke tip: Læg det/de frosne pølsehorn i madpakken om aftenene og kom madpakken i køleskabet - så er de klar til spisefrikvarteret dagen efter.</text:p>
          </table:table-cell>
          <table:table-cell office:value-type="string" calcext:value-type="string">
            <text:p>https://www.nemlig.com/poelsehorn-m-ketchup-5046259</text:p>
          </table:table-cell>
        </table:table-row>
        <table:table-row table:style-name="ro7">
          <table:table-cell office:value-type="string" calcext:value-type="string">
            <text:p>Dagligvarer &gt; Brød, kiks og kager &gt; Småkager og cookies &gt; Pebernødder</text:p>
          </table:table-cell>
          <table:table-cell office:value-type="string" calcext:value-type="string">
            <text:p>Pebernødder</text:p>
          </table:table-cell>
          <table:table-cell office:value-type="string" calcext:value-type="string">
            <text:p>500 g / Coronet</text:p>
          </table:table-cell>
          <table:table-cell/>
          <table:table-cell office:value-type="string" calcext:value-type="string">
            <text:p>14.95</text:p>
          </table:table-cell>
          <table:table-cell office:value-type="string" calcext:value-type="string">
            <text:p>.</text:p>
          </table:table-cell>
          <table:table-cell office:value-type="string" calcext:value-type="string">
            <text:p>Coronet</text:p>
          </table:table-cell>
          <table:table-cell office:value-type="string" calcext:value-type="string">
            <text:p>Dessert, Jul, Småkager, Snack</text:p>
          </table:table-cell>
          <table:table-cell office:value-type="string" calcext:value-type="string">
            <text:p>Genlukspose</text:p>
          </table:table-cell>
          <table:table-cell table:number-columns-repeated="7"/>
          <table:table-cell office:value-type="string" calcext:value-type="string">
            <text:p>Småkager</text:p>
          </table:table-cell>
          <table:table-cell office:value-type="string" calcext:value-type="string">
            <text:p>Pebernødder</text:p>
            <text:p>Traditionelle pebernødder opkogt i rapsolie og farin, som er med til at give småkagen den helt rette konsistens.</text:p>
            <text:p>Tilsmagt med kanel og nelliker, som er med til at give den rette smag af jul.</text:p>
            <text:p>Tilføjet mandelflager.</text:p>
          </table:table-cell>
          <table:table-cell office:value-type="string" calcext:value-type="string">
            <text:p>https://www.nemlig.com/pebernoedder-5032951</text:p>
          </table:table-cell>
        </table:table-row>
        <table:table-row table:style-name="ro9">
          <table:table-cell office:value-type="string" calcext:value-type="string">
            <text:p>Dagligvarer &gt; Brød, kiks og kager &gt; Kager &gt; Friskbagte kager &gt; Hindbærsnitter</text:p>
          </table:table-cell>
          <table:table-cell office:value-type="string" calcext:value-type="string">
            <text:p>Hindbærsnitter</text:p>
          </table:table-cell>
          <table:table-cell office:value-type="string" calcext:value-type="string">
            <text:p>2 stk. / 220 g / Bröd</text:p>
          </table:table-cell>
          <table:table-cell/>
          <table:table-cell office:value-type="string" calcext:value-type="string">
            <text:p>32.95</text:p>
          </table:table-cell>
          <table:table-cell office:value-type="string" calcext:value-type="string">
            <text:p>.</text:p>
          </table:table-cell>
          <table:table-cell office:value-type="string" calcext:value-type="string">
            <text:p>Bröd</text:p>
          </table:table-cell>
          <table:table-cell office:value-type="string" calcext:value-type="string">
            <text:p>Dessert, Hygge</text:p>
          </table:table-cell>
          <table:table-cell table:number-columns-repeated="8"/>
          <table:table-cell office:value-type="string" calcext:value-type="string">
            <text:p>Kage</text:p>
          </table:table-cell>
          <table:table-cell office:value-type="string" calcext:value-type="string">
            <text:p>Hindbærsnitter</text:p>
            <text:p>Traditionelle hindbærsnitter.</text:p>
            <text:p>Bagt med en fyldig hindbærmarmelade, og pyntet med frysetørrede hindbær.</text:p>
          </table:table-cell>
          <table:table-cell office:value-type="string" calcext:value-type="string">
            <text:p>https://www.nemlig.com/hindbaersnitter-5016051</text:p>
          </table:table-cell>
        </table:table-row>
        <table:table-row table:style-name="ro12">
          <table:table-cell office:value-type="string" calcext:value-type="string">
            <text:p>Dagligvarer &gt; Frost &gt; Grøntsager &gt; Bønner &gt; Haricots verts øko.</text:p>
          </table:table-cell>
          <table:table-cell office:value-type="string" calcext:value-type="string">
            <text:p>Haricots verts øko.</text:p>
          </table:table-cell>
          <table:table-cell office:value-type="string" calcext:value-type="string">
            <text:p>500 g / frost / Frigodan</text:p>
          </table:table-cell>
          <table:table-cell office:value-type="string" calcext:value-type="string">
            <text:p>Frost,Øko (dansk),Øko (europæisk)</text:p>
          </table:table-cell>
          <table:table-cell office:value-type="string" calcext:value-type="string">
            <text:p>24.95</text:p>
          </table:table-cell>
          <table:table-cell office:value-type="string" calcext:value-type="string">
            <text:p>.</text:p>
          </table:table-cell>
          <table:table-cell office:value-type="string" calcext:value-type="string">
            <text:p>Frigodan</text:p>
          </table:table-cell>
          <table:table-cell table:number-columns-repeated="5"/>
          <table:table-cell office:value-type="string" calcext:value-type="string">
            <text:p>Frost, Øko (dansk), Øko (europæisk)</text:p>
          </table:table-cell>
          <table:table-cell table:number-columns-repeated="3"/>
          <table:table-cell office:value-type="string" calcext:value-type="string">
            <text:p>Grøntsager</text:p>
          </table:table-cell>
          <table:table-cell office:value-type="string" calcext:value-type="string">
            <text:p>Haricots verts økologisk</text:p>
            <text:p>Er velegnet til salater og til som tilbehør til kødretter.</text:p>
            <text:p/>
            <text:p>Tilberedning:</text:p>
            <text:p>I en gryde: De økologiske Haricots Verts kommes dybfrosne i kogende vand med lidt salt. Når vandet koger igen, beregnes 4-5 minutters kogetid ved svag varme. Kan også tilberedes i mikrobølgeovn.</text:p>
          </table:table-cell>
          <table:table-cell office:value-type="string" calcext:value-type="string">
            <text:p>https://www.nemlig.com/haricots-verts-oeko-5501753</text:p>
          </table:table-cell>
        </table:table-row>
        <table:table-row table:style-name="ro7">
          <table:table-cell office:value-type="string" calcext:value-type="string">
            <text:p>Dagligvarer &gt; Frost &gt; Supper og nem mad &gt; Forårsruller og snacks &gt; Samosas m. grøntsager</text:p>
          </table:table-cell>
          <table:table-cell office:value-type="string" calcext:value-type="string">
            <text:p>Samosas m. grøntsager</text:p>
          </table:table-cell>
          <table:table-cell office:value-type="string" calcext:value-type="string">
            <text:p>12 stk. / vegansk / vegetarisk / frost / Daloon</text:p>
          </table:table-cell>
          <table:table-cell office:value-type="string" calcext:value-type="string">
            <text:p>Frost</text:p>
          </table:table-cell>
          <table:table-cell office:value-type="string" calcext:value-type="string">
            <text:p>34.95</text:p>
          </table:table-cell>
          <table:table-cell office:value-type="string" calcext:value-type="string">
            <text:p>.</text:p>
          </table:table-cell>
          <table:table-cell office:value-type="string" calcext:value-type="string">
            <text:p>Daloon</text:p>
          </table:table-cell>
          <table:table-cell office:value-type="string" calcext:value-type="string">
            <text:p>Aftensmad, Frokost, Vegetar</text:p>
          </table:table-cell>
          <table:table-cell table:number-columns-repeated="4"/>
          <table:table-cell office:value-type="string" calcext:value-type="string">
            <text:p>Frost, Vegansk</text:p>
          </table:table-cell>
          <table:table-cell table:number-columns-repeated="3"/>
          <table:table-cell office:value-type="string" calcext:value-type="string">
            <text:p>Færdigret</text:p>
          </table:table-cell>
          <table:table-cell office:value-type="string" calcext:value-type="string">
            <text:p>Fyldte samosas</text:p>
            <text:p>Mini samosas fra Daloon er fyldte med grønsager.</text:p>
            <text:p/>
            <text:p>Tilberedning: I ovn.</text:p>
          </table:table-cell>
          <table:table-cell office:value-type="string" calcext:value-type="string">
            <text:p>https://www.nemlig.com/samosas-m-groentsager-5021908</text:p>
          </table:table-cell>
        </table:table-row>
        <table:table-row table:style-name="ro3">
          <table:table-cell office:value-type="string" calcext:value-type="string">
            <text:p>Dagligvarer &gt; Drikkevarer &gt; Sodavand &gt; Tonic &gt; Mediterranean tonic</text:p>
          </table:table-cell>
          <table:table-cell office:value-type="string" calcext:value-type="string">
            <text:p>Mediterranean tonic</text:p>
          </table:table-cell>
          <table:table-cell office:value-type="string" calcext:value-type="string">
            <text:p>0,50 l / ex. pant / Fever-Tree</text:p>
          </table:table-cell>
          <table:table-cell/>
          <table:table-cell office:value-type="string" calcext:value-type="string">
            <text:p>27.95</text:p>
          </table:table-cell>
          <table:table-cell office:value-type="string" calcext:value-type="string">
            <text:p>.</text:p>
          </table:table-cell>
          <table:table-cell office:value-type="string" calcext:value-type="string">
            <text:p>Fever Tree</text:p>
          </table:table-cell>
          <table:table-cell office:value-type="string" calcext:value-type="string">
            <text:p>Drinks</text:p>
          </table:table-cell>
          <table:table-cell table:number-columns-repeated="8"/>
          <table:table-cell office:value-type="string" calcext:value-type="string">
            <text:p>Sodavand, Tonicvand</text:p>
          </table:table-cell>
          <table:table-cell office:value-type="string" calcext:value-type="string">
            <text:p>Mediterranean tonic</text:p>
            <text:p>En tonic specielt udviklet til vodka-baserede drinks. Mediterranean Tonic Water indeholder halvt så meget af det bitre kinin som Premium Indian Tonic Water og er tilsat essentielle citrusolier og urter som citrontimian og rosmarin fra kysterne omkring middelhavet. Med sin lette bitterhed og krydrede noter giver denne tonic nye nuancer til din klassiske vodka tonic, men den er også velegnet til citrus-baseret gin.</text:p>
          </table:table-cell>
          <table:table-cell office:value-type="string" calcext:value-type="string">
            <text:p>https://www.nemlig.com/mediterranean-tonic-5037927</text:p>
          </table:table-cell>
        </table:table-row>
        <table:table-row table:style-name="ro3">
          <table:table-cell office:value-type="string" calcext:value-type="string">
            <text:p>Dagligvarer &gt; Kød og fisk &gt; Svinekød &gt; Stege af svinekød &gt; Bacon i skiver (friland)</text:p>
          </table:table-cell>
          <table:table-cell office:value-type="string" calcext:value-type="string">
            <text:p>Bacon i skiver (friland)</text:p>
          </table:table-cell>
          <table:table-cell office:value-type="string" calcext:value-type="string">
            <text:p>100 g / Tulip</text:p>
          </table:table-cell>
          <table:table-cell office:value-type="string" calcext:value-type="string">
            <text:p>KØL</text:p>
          </table:table-cell>
          <table:table-cell office:value-type="string" calcext:value-type="string">
            <text:p>18.95</text:p>
          </table:table-cell>
          <table:table-cell office:value-type="string" calcext:value-type="string">
            <text:p>.</text:p>
          </table:table-cell>
          <table:table-cell office:value-type="string" calcext:value-type="string">
            <text:p>Tulip</text:p>
          </table:table-cell>
          <table:table-cell table:number-columns-repeated="5"/>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Bacon</text:p>
          </table:table-cell>
          <table:table-cell office:value-type="string" calcext:value-type="string">
            <text:p>Friland bacon</text:p>
            <text:p>Tulip Friland Bacon består af brystflæsk af fritgående grise. Tulip Friland Bacon er erherftr skåret efter vore egne specifikationer og reøget efter principper, der går mere end 100 år tilbage.</text:p>
          </table:table-cell>
          <table:table-cell office:value-type="string" calcext:value-type="string">
            <text:p>https://www.nemlig.com/bacon-i-skiver-friland-5013351</text:p>
          </table:table-cell>
        </table:table-row>
        <table:table-row table:style-name="ro3">
          <table:table-cell office:value-type="string" calcext:value-type="string">
            <text:p>Dagligvarer &gt; Kolonial &gt; Dressing og saucer &gt; Sauce &gt; Søde saucer &gt; Chokoladesauce</text:p>
          </table:table-cell>
          <table:table-cell office:value-type="string" calcext:value-type="string">
            <text:p>Chokoladesauce</text:p>
          </table:table-cell>
          <table:table-cell office:value-type="string" calcext:value-type="string">
            <text:p>175 g / Odense Marcipan</text:p>
          </table:table-cell>
          <table:table-cell/>
          <table:table-cell office:value-type="string" calcext:value-type="string">
            <text:p>24.95</text:p>
          </table:table-cell>
          <table:table-cell office:value-type="string" calcext:value-type="string">
            <text:p>.</text:p>
          </table:table-cell>
          <table:table-cell office:value-type="string" calcext:value-type="string">
            <text:p>Odense Marcipan</text:p>
          </table:table-cell>
          <table:table-cell office:value-type="string" calcext:value-type="string">
            <text:p>Dessert, Is</text:p>
          </table:table-cell>
          <table:table-cell table:number-columns-repeated="4"/>
          <table:table-cell office:value-type="string" calcext:value-type="string">
            <text:p>Discount</text:p>
          </table:table-cell>
          <table:table-cell table:number-columns-repeated="3"/>
          <table:table-cell office:value-type="string" calcext:value-type="string">
            <text:p>Sauce</text:p>
          </table:table-cell>
          <table:table-cell office:value-type="string" calcext:value-type="string">
            <text:p>Chokoladesauce</text:p>
            <text:p>Cremet og lækker chokoladesmag baseret på de bedste råvarer.</text:p>
          </table:table-cell>
          <table:table-cell office:value-type="string" calcext:value-type="string">
            <text:p>https://www.nemlig.com/chokoladesauce-5008811</text:p>
          </table:table-cell>
        </table:table-row>
        <table:table-row table:style-name="ro2">
          <table:table-cell office:value-type="string" calcext:value-type="string">
            <text:p>Dagligvarer &gt; Kolonial &gt; Pasta, ris og bælgfrugter &gt; Bønner &gt; Røde kidneybønner &gt; Røde kidneybønner øko.</text:p>
          </table:table-cell>
          <table:table-cell office:value-type="string" calcext:value-type="string">
            <text:p>Røde kidneybønner øko.</text:p>
          </table:table-cell>
          <table:table-cell office:value-type="string" calcext:value-type="string">
            <text:p>400 g / 240 g / Urtekram</text:p>
          </table:table-cell>
          <table:table-cell office:value-type="string" calcext:value-type="string">
            <text:p>Øko (europæisk)</text:p>
          </table:table-cell>
          <table:table-cell office:value-type="string" calcext:value-type="string">
            <text:p>14.95</text:p>
          </table:table-cell>
          <table:table-cell office:value-type="string" calcext:value-type="string">
            <text:p>.</text:p>
          </table:table-cell>
          <table:table-cell office:value-type="string" calcext:value-type="string">
            <text:p>Urtekram</text:p>
          </table:table-cell>
          <table:table-cell office:value-type="string" calcext:value-type="string">
            <text:p>Salat, Sammenkogte retter</text:p>
          </table:table-cell>
          <table:table-cell table:number-columns-repeated="4"/>
          <table:table-cell office:value-type="string" calcext:value-type="string">
            <text:p>Øko (europæisk)</text:p>
          </table:table-cell>
          <table:table-cell table:number-columns-repeated="3"/>
          <table:table-cell office:value-type="string" calcext:value-type="string">
            <text:p>Bønner</text:p>
          </table:table-cell>
          <table:table-cell office:value-type="string" calcext:value-type="string">
            <text:p>Røde kidneybønner økologiske</text:p>
            <text:p>Til travle dage og dig, der bare gerne vil gøre det lidt nemmere uden at gå på kompromis med den gode smag. Convenience-bønner på dåse er hurtig mad i god kvalitet. Ingen iblødsætning og varmes hurtigt op. Kan også bruges kolde direkte fra dåsen.</text:p>
            <text:p/>
            <text:p>Kongen af chili con carne! Kidneybønnen er en mellemstor og smuk rød bønne, der godt kan holde til lidt koge-brutalitet uden helt at miste charmen. Bønnen er selvfølgelig velegnet til chili con carne, men egner sig også rigtig godt kold i sprøde salater.</text:p>
            <text:p/>
            <text:p>Nettovægt: 400g / Drænetvægt: 240 g.</text:p>
          </table:table-cell>
          <table:table-cell office:value-type="string" calcext:value-type="string">
            <text:p>https://www.nemlig.com/roede-kidneyboenner-oeko-5008018</text:p>
          </table:table-cell>
        </table:table-row>
        <table:table-row table:style-name="ro13">
          <table:table-cell office:value-type="string" calcext:value-type="string">
            <text:p>Dagligvarer &gt; Drikkevarer &gt; Angoves Chalk Hill Blue 2018</text:p>
          </table:table-cell>
          <table:table-cell office:value-type="string" calcext:value-type="string">
            <text:p>Angoves Chalk Hill Blue 2018</text:p>
          </table:table-cell>
          <table:table-cell office:value-type="string" calcext:value-type="string">
            <text:p>Australien / South Australia / 0,75 l / rødvin</text:p>
          </table:table-cell>
          <table:table-cell/>
          <table:table-cell office:value-type="string" calcext:value-type="string">
            <text:p>50.00</text:p>
          </table:table-cell>
          <table:table-cell office:value-type="string" calcext:value-type="string">
            <text:p>.</text:p>
          </table:table-cell>
          <table:table-cell office:value-type="string" calcext:value-type="string">
            <text:p>VinØen</text:p>
          </table:table-cell>
          <table:table-cell office:value-type="string" calcext:value-type="string">
            <text:p>Pasta, Pizza</text:p>
          </table:table-cell>
          <table:table-cell office:value-type="string" calcext:value-type="string">
            <text:p>Skruelåg</text:p>
          </table:table-cell>
          <table:table-cell table:number-columns-repeated="2"/>
          <table:table-cell office:value-type="string" calcext:value-type="string">
            <text:p>Australien</text:p>
          </table:table-cell>
          <table:table-cell office:value-type="string" calcext:value-type="string">
            <text:p>Discount</text:p>
          </table:table-cell>
          <table:table-cell table:number-columns-repeated="3"/>
          <table:table-cell office:value-type="string" calcext:value-type="string">
            <text:p>Rødvin</text:p>
          </table:table-cell>
          <table:table-cell office:value-type="string" calcext:value-type="string">
            <text:p>ANGOVE’S CHALK HILL BLUE 2018 - Cabernet/Shiraz</text:p>
            <text:p>Let drikkelig rødvin med flot dybrød farve, bouquet af solbær, fyldig smag af blommer og kirsebær, med et strejf af krydderier samt en lang og behagelig eftersmag. Vinen kan med velbehag drikkes nu og de næste par år. Angove’s historie går tilbage til 1886, da Dr. William Thomas Angove kom til Australien, for at starte sin egen lægepraksis i South Australia, hvor han samtidig plantede nogle vinstokke.</text:p>
            <text:p/>
            <text:p>Dette var kun en lille start, men en start, som viste sig at være starten for et af de største privatejede vinfirmaer i Australien. I dag er Angove's et 5. generations familiefirma, hvor der for tiden er to generationer - nemlig Mr John Angove (bestyrelsesformand og administrerende direktør) og hans datter Victoria Angove (Regional Export Manager), der arbejder sammen om at styre firmaets fortsatte udvikling.</text:p>
            <text:p/>
            <text:p>John Angove blev i oktober 2005 udnævnt til "Riverland Winemaker of the Year 2005" og i september 2005 vandt Angove's den prestigefyldte "2005 Business SA Export Awards Austrade Regional Exporter of the Year Award". Det er tredje gang Angove’s har vundet denne pris. Endvidere blev Angove’s kåret til Årets Winery i Quaff 2008 og Angove’s winemaker Warwick Billings blev udnævt til Årets Winemaker i Riverland Wine Show 2008. Anbefales til:</text:p>
            <text:p>Pasta, kødretter samt pizza.</text:p>
          </table:table-cell>
          <table:table-cell office:value-type="string" calcext:value-type="string">
            <text:p>https://www.nemlig.com/angoves-chalk-hill-blue-2018-5002373</text:p>
          </table:table-cell>
        </table:table-row>
        <table:table-row table:style-name="ro9">
          <table:table-cell office:value-type="string" calcext:value-type="string">
            <text:p>Dagligvarer &gt; Drikkevarer &gt; Sodavand &gt; Cola &gt; Cola 0% sukker</text:p>
          </table:table-cell>
          <table:table-cell office:value-type="string" calcext:value-type="string">
            <text:p>Cola 0% sukker</text:p>
          </table:table-cell>
          <table:table-cell office:value-type="string" calcext:value-type="string">
            <text:p>2 l / ex. pant / Harboe</text:p>
          </table:table-cell>
          <table:table-cell/>
          <table:table-cell office:value-type="string" calcext:value-type="string">
            <text:p>5.75</text:p>
          </table:table-cell>
          <table:table-cell office:value-type="string" calcext:value-type="string">
            <text:p>.</text:p>
          </table:table-cell>
          <table:table-cell office:value-type="string" calcext:value-type="string">
            <text:p>Harboe</text:p>
          </table:table-cell>
          <table:table-cell office:value-type="string" calcext:value-type="string">
            <text:p>Drinks, Fest, Fødselsdag, Grillmad</text:p>
          </table:table-cell>
          <table:table-cell table:number-columns-repeated="4"/>
          <table:table-cell office:value-type="string" calcext:value-type="string">
            <text:p>Discount, Sukkerfri</text:p>
          </table:table-cell>
          <table:table-cell table:number-columns-repeated="3"/>
          <table:table-cell office:value-type="string" calcext:value-type="string">
            <text:p>Cola, Sodavand</text:p>
          </table:table-cell>
          <table:table-cell office:value-type="string" calcext:value-type="string">
            <text:p>Harboe Cola 0% sukker</text:p>
            <text:p>Harboe Cola 0% Sugar er en nyhed i vores sodavandsfamilie. Harboe Cola 0% Sugar er en fyldig og forfriskende cola, der er perfekt til dig, der gerne vil nyde colasmagen og samtidig spare på det daglige sukkerindtag.</text:p>
            <text:p>Smagen i Harboe Cola 0% Sugar er styrket ved at ændre på flavoren og kombinationen af sødemidlerne i colaen. Sukralose er et sødemiddel, der er ca. 500-600 sødere end sukker. Sukralose findes ikke i naturen, men det fremstilles fra sukkermolekyler. Sammen med en justeret cola-flavor, har vi derfor den glæde at præsentere et nyt og lækkert produkt.</text:p>
          </table:table-cell>
          <table:table-cell office:value-type="string" calcext:value-type="string">
            <text:p>https://www.nemlig.com/cola-0-sukker-1004049</text:p>
          </table:table-cell>
        </table:table-row>
        <table:table-row table:style-name="ro1">
          <table:table-cell office:value-type="string" calcext:value-type="string">
            <text:p>Dagligvarer &gt; Køl og mejeri &gt; Pålæg &gt; Hele pålægspølser &gt; Snackpølser &gt; Salami snacks</text:p>
          </table:table-cell>
          <table:table-cell office:value-type="string" calcext:value-type="string">
            <text:p>Salami snacks</text:p>
          </table:table-cell>
          <table:table-cell office:value-type="string" calcext:value-type="string">
            <text:p>75 g / SR Food</text:p>
          </table:table-cell>
          <table:table-cell office:value-type="string" calcext:value-type="string">
            <text:p>KØL</text:p>
          </table:table-cell>
          <table:table-cell office:value-type="string" calcext:value-type="string">
            <text:p>12.00</text:p>
          </table:table-cell>
          <table:table-cell office:value-type="string" calcext:value-type="string">
            <text:p>.</text:p>
          </table:table-cell>
          <table:table-cell/>
          <table:table-cell office:value-type="string" calcext:value-type="string">
            <text:p>Madpakke, Snack</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Pølse</text:p>
          </table:table-cell>
          <table:table-cell office:value-type="string" calcext:value-type="string">
            <text:p>SR Food Salamini snack i 3-pak á 3x25g. 1 stk. kan nemt rives af og passer perfekt til at lægge i madpakken.</text:p>
          </table:table-cell>
          <table:table-cell office:value-type="string" calcext:value-type="string">
            <text:p>https://www.nemlig.com/salami-snacks-5024290</text:p>
          </table:table-cell>
        </table:table-row>
        <table:table-row table:style-name="ro1">
          <table:table-cell office:value-type="string" calcext:value-type="string">
            <text:p>Dagligvarer &gt; Blomster og have &gt; Stueplanter &gt; Blomstrende planter &gt; Azalea hvid</text:p>
          </table:table-cell>
          <table:table-cell office:value-type="string" calcext:value-type="string">
            <text:p>Azalea hvid</text:p>
          </table:table-cell>
          <table:table-cell office:value-type="string" calcext:value-type="string">
            <text:p>1 stk. / Ø:12 cm / ekskl. skjuler</text:p>
          </table:table-cell>
          <table:table-cell/>
          <table:table-cell office:value-type="string" calcext:value-type="string">
            <text:p>45.00</text:p>
          </table:table-cell>
          <table:table-cell office:value-type="string" calcext:value-type="string">
            <text:p>.</text:p>
          </table:table-cell>
          <table:table-cell/>
          <table:table-cell office:value-type="string" calcext:value-type="string">
            <text:p>Stueplante</text:p>
          </table:table-cell>
          <table:table-cell/>
          <table:table-cell office:value-type="string" calcext:value-type="string">
            <text:p>Hvid</text:p>
          </table:table-cell>
          <table:table-cell table:number-columns-repeated="6"/>
          <table:table-cell office:value-type="string" calcext:value-type="string">
            <text:p>Azalea</text:p>
          </table:table-cell>
          <table:table-cell office:value-type="string" calcext:value-type="string">
            <text:p>Azalea er generelt ikke særlig glad for varme, så holder man den køligt forlænges levetiden.</text:p>
          </table:table-cell>
          <table:table-cell office:value-type="string" calcext:value-type="string">
            <text:p>https://www.nemlig.com/azalea-hvid-5002684</text:p>
          </table:table-cell>
        </table:table-row>
        <table:table-row table:style-name="ro5">
          <table:table-cell office:value-type="string" calcext:value-type="string">
            <text:p>Dagligvarer &gt; Køl og mejeri &gt; Mejeri &gt; Kakao, koldskål og proteindrikke &gt; Proteindrikke &gt; Protein milkshake m. chokolade</text:p>
          </table:table-cell>
          <table:table-cell office:value-type="string" calcext:value-type="string">
            <text:p>Protein milkshake m. chokolade</text:p>
          </table:table-cell>
          <table:table-cell office:value-type="string" calcext:value-type="string">
            <text:p>0,33 l / indeh. sødestoffer / laktosefri / Barebells</text:p>
          </table:table-cell>
          <table:table-cell/>
          <table:table-cell office:value-type="string" calcext:value-type="string">
            <text:p>19.95</text:p>
          </table:table-cell>
          <table:table-cell office:value-type="string" calcext:value-type="string">
            <text:p>.</text:p>
          </table:table-cell>
          <table:table-cell office:value-type="string" calcext:value-type="string">
            <text:p>Barebells</text:p>
          </table:table-cell>
          <table:table-cell office:value-type="string" calcext:value-type="string">
            <text:p>Sportsprodukt</text:p>
          </table:table-cell>
          <table:table-cell table:number-columns-repeated="4"/>
          <table:table-cell office:value-type="string" calcext:value-type="string">
            <text:p>Discount, Laktosefri</text:p>
          </table:table-cell>
          <table:table-cell table:number-columns-repeated="3"/>
          <table:table-cell office:value-type="string" calcext:value-type="string">
            <text:p>Næringstilskud, Shake</text:p>
          </table:table-cell>
          <table:table-cell office:value-type="string" calcext:value-type="string">
            <text:p>Protein milkshake med chokolade smag</text:p>
            <text:p>Laktosefri protein milkshake uden tilsat sukker og med højt proteinindhold.</text:p>
            <text:p/>
            <text:p>Opbevaring:</text:p>
            <text:p>Uåbnet: Kan opbevares ved stuetemperatur.</text:p>
            <text:p>Åbnet: opbevares på køl og bør drikkes inden for 24 timer.</text:p>
            <text:p/>
            <text:p>Server afkølet.</text:p>
          </table:table-cell>
          <table:table-cell office:value-type="string" calcext:value-type="string">
            <text:p>https://www.nemlig.com/protein-milkshake-m-chokolade-5034992</text:p>
          </table:table-cell>
        </table:table-row>
        <table:table-row table:style-name="ro1">
          <table:table-cell office:value-type="string" calcext:value-type="string">
            <text:p>Dagligvarer &gt; Blomster og have &gt; Potter og vaser &gt; Ella potte -Glazed light Brown</text:p>
          </table:table-cell>
          <table:table-cell office:value-type="string" calcext:value-type="string">
            <text:p>Ella potte -Glazed light Brown</text:p>
          </table:table-cell>
          <table:table-cell office:value-type="string" calcext:value-type="string">
            <text:p>1 stk. / Ø:11 cm / H: 15 cm</text:p>
          </table:table-cell>
          <table:table-cell/>
          <table:table-cell office:value-type="string" calcext:value-type="string">
            <text:p>25.00</text:p>
          </table:table-cell>
          <table:table-cell office:value-type="string" calcext:value-type="string">
            <text:p>.</text:p>
          </table:table-cell>
          <table:table-cell office:value-type="string" calcext:value-type="string">
            <text:p>B • Green</text:p>
          </table:table-cell>
          <table:table-cell table:number-columns-repeated="11"/>
          <table:table-cell office:value-type="string" calcext:value-type="string">
            <text:p>https://www.nemlig.com/ella-potte-glazed-light-brown-5049225</text:p>
          </table:table-cell>
        </table:table-row>
        <table:table-row table:style-name="ro3">
          <table:table-cell office:value-type="string" calcext:value-type="string">
            <text:p>Dagligvarer &gt; Køl og mejeri &gt; Mejeri &gt; Yoghurt og syrnet &gt; Yoghurt &gt; Yoghurt naturel 3,5%</text:p>
          </table:table-cell>
          <table:table-cell office:value-type="string" calcext:value-type="string">
            <text:p>Yoghurt naturel 3,5%</text:p>
          </table:table-cell>
          <table:table-cell office:value-type="string" calcext:value-type="string">
            <text:p>1 kg / Kløver</text:p>
          </table:table-cell>
          <table:table-cell office:value-type="string" calcext:value-type="string">
            <text:p>KØL</text:p>
          </table:table-cell>
          <table:table-cell office:value-type="string" calcext:value-type="string">
            <text:p>11.50</text:p>
          </table:table-cell>
          <table:table-cell office:value-type="string" calcext:value-type="string">
            <text:p>.</text:p>
          </table:table-cell>
          <table:table-cell office:value-type="string" calcext:value-type="string">
            <text:p>Kløver</text:p>
          </table:table-cell>
          <table:table-cell office:value-type="string" calcext:value-type="string">
            <text:p>Bagning, Mellemmåltid, Morgenmad, Salat</text:p>
          </table:table-cell>
          <table:table-cell table:number-columns-repeated="4"/>
          <table:table-cell office:value-type="string" calcext:value-type="string">
            <text:p>Discount, KØL</text:p>
          </table:table-cell>
          <table:table-cell office:value-type="string" calcext:value-type="string">
            <text:p>Ko</text:p>
          </table:table-cell>
          <table:table-cell table:number-columns-repeated="2"/>
          <table:table-cell office:value-type="string" calcext:value-type="string">
            <text:p>Sødmælksyoghurt, Yoghurt</text:p>
          </table:table-cell>
          <table:table-cell office:value-type="string" calcext:value-type="string">
            <text:p>Yoghurt naturel 3,5%</text:p>
            <text:p>Kløver yoghurt 3,5% har en cremet konsistens og en blank overflade. Smagen er karakteristisk syrlig og er en naturlig del af et varieret morgenmåltid. Også velegnet drænet til Tzatziki eller i bagværk.</text:p>
          </table:table-cell>
          <table:table-cell office:value-type="string" calcext:value-type="string">
            <text:p>https://www.nemlig.com/yoghurt-naturel-3-5-703017</text:p>
          </table:table-cell>
        </table:table-row>
        <table:table-row table:style-name="ro3">
          <table:table-cell office:value-type="string" calcext:value-type="string">
            <text:p>Dagligvarer &gt; Husholdning og bolig &gt; Rengøring &gt; Kemiske produkter &gt; Tændvæske</text:p>
          </table:table-cell>
          <table:table-cell office:value-type="string" calcext:value-type="string">
            <text:p>Tændvæske</text:p>
          </table:table-cell>
          <table:table-cell office:value-type="string" calcext:value-type="string">
            <text:p>1 l / Borup</text:p>
          </table:table-cell>
          <table:table-cell/>
          <table:table-cell office:value-type="string" calcext:value-type="string">
            <text:p>19.95</text:p>
          </table:table-cell>
          <table:table-cell office:value-type="string" calcext:value-type="string">
            <text:p>.</text:p>
          </table:table-cell>
          <table:table-cell office:value-type="string" calcext:value-type="string">
            <text:p>Borup</text:p>
          </table:table-cell>
          <table:table-cell office:value-type="string" calcext:value-type="string">
            <text:p>Grill</text:p>
          </table:table-cell>
          <table:table-cell table:number-columns-repeated="8"/>
          <table:table-cell office:value-type="string" calcext:value-type="string">
            <text:p>Tændvæske</text:p>
          </table:table-cell>
          <table:table-cell office:value-type="string" calcext:value-type="string">
            <text:p>Optænding fra Borup</text:p>
            <text:p>Tændvæske til optænding af trækul, briketter, træ og koks i havegrill.</text:p>
          </table:table-cell>
          <table:table-cell office:value-type="string" calcext:value-type="string">
            <text:p>https://www.nemlig.com/taendvaeske-5017932</text:p>
          </table:table-cell>
        </table:table-row>
        <table:table-row table:style-name="ro9">
          <table:table-cell office:value-type="string" calcext:value-type="string">
            <text:p>Dagligvarer &gt; Drikkevarer &gt; Juice, smoothies og shots &gt; Multijuice &gt; Tropisk juice (mild)</text:p>
          </table:table-cell>
          <table:table-cell office:value-type="string" calcext:value-type="string">
            <text:p>Tropisk juice (mild)</text:p>
          </table:table-cell>
          <table:table-cell office:value-type="string" calcext:value-type="string">
            <text:p>1 l / fra koncentrat / Rynkeby Selection</text:p>
          </table:table-cell>
          <table:table-cell/>
          <table:table-cell office:value-type="string" calcext:value-type="string">
            <text:p>11.95</text:p>
          </table:table-cell>
          <table:table-cell office:value-type="string" calcext:value-type="string">
            <text:p>.</text:p>
          </table:table-cell>
          <table:table-cell office:value-type="string" calcext:value-type="string">
            <text:p>Rynkeby</text:p>
          </table:table-cell>
          <table:table-cell table:number-columns-repeated="5"/>
          <table:table-cell office:value-type="string" calcext:value-type="string">
            <text:p>Discount</text:p>
          </table:table-cell>
          <table:table-cell table:number-columns-repeated="3"/>
          <table:table-cell office:value-type="string" calcext:value-type="string">
            <text:p>Juice</text:p>
          </table:table-cell>
          <table:table-cell office:value-type="string" calcext:value-type="string">
            <text:p>Multifrugtjuice fra koncentrat</text:p>
            <text:p>Æblejuice* (51%) appelsinjuice* med frugtkød (28%), ananasjuice* (11%), passionsfrugtjuice*, guavapuré, mangopuré, bananpuré (2%), litchiejuice*, ferskenjuice* og limejuice*.</text:p>
            <text:p>* Fra koncentrat. Pasteuriseret.</text:p>
          </table:table-cell>
          <table:table-cell office:value-type="string" calcext:value-type="string">
            <text:p>https://www.nemlig.com/tropisk-juice-mild-5008141</text:p>
          </table:table-cell>
        </table:table-row>
        <table:table-row table:style-name="ro3">
          <table:table-cell office:value-type="string" calcext:value-type="string">
            <text:p>Dagligvarer &gt; Drikkevarer &gt; Kildevand og danskvand &gt; Danskvand med citrus &gt; Ramlösa m. citrus (dåse)</text:p>
          </table:table-cell>
          <table:table-cell office:value-type="string" calcext:value-type="string">
            <text:p>Ramlösa m. citrus (dåse)</text:p>
          </table:table-cell>
          <table:table-cell office:value-type="string" calcext:value-type="string">
            <text:p>24 x 0,33 l / ex. pant / Ramlösa</text:p>
          </table:table-cell>
          <table:table-cell/>
          <table:table-cell office:value-type="string" calcext:value-type="string">
            <text:p>90.00</text:p>
          </table:table-cell>
          <table:table-cell office:value-type="string" calcext:value-type="string">
            <text:p>80.00</text:p>
          </table:table-cell>
          <table:table-cell office:value-type="string" calcext:value-type="string">
            <text:p>Ramlösa</text:p>
          </table:table-cell>
          <table:table-cell office:value-type="string" calcext:value-type="string">
            <text:p>Drikke</text:p>
          </table:table-cell>
          <table:table-cell table:number-columns-repeated="8"/>
          <table:table-cell office:value-type="string" calcext:value-type="string">
            <text:p>Danskvand</text:p>
          </table:table-cell>
          <table:table-cell office:value-type="string" calcext:value-type="string">
            <text:p>Ramlösa med citrus</text:p>
            <text:p>I over 300 år har Ramlösa leveret noget af det fineste naturlige mineralvand. I gamle dage ansås vandet fra den underjordiske beskyttede kilde i det sydlige Sverige for at være helbredende og give ekstra kræfter. I dag nydes Ramlösa med sine bløde bobler og friske smag af citrusfrugter som en skøn forfriskning hele dagen.</text:p>
          </table:table-cell>
          <table:table-cell office:value-type="string" calcext:value-type="string">
            <text:p>https://www.nemlig.com/ramlosa-m-citrus-daase-5042369</text:p>
          </table:table-cell>
        </table:table-row>
        <table:table-row table:style-name="ro3">
          <table:table-cell office:value-type="string" calcext:value-type="string">
            <text:p>Dagligvarer &gt; Pleje og skønhed &gt; Krop- og ansigtspleje &gt; Showergel og bodyscrub &gt; Showergel m. mælk og honning</text:p>
          </table:table-cell>
          <table:table-cell office:value-type="string" calcext:value-type="string">
            <text:p>Showergel m. mælk og honning</text:p>
          </table:table-cell>
          <table:table-cell office:value-type="string" calcext:value-type="string">
            <text:p>0,65 l / Nourishing Delight / Palmolive - Naturals</text:p>
          </table:table-cell>
          <table:table-cell/>
          <table:table-cell office:value-type="string" calcext:value-type="string">
            <text:p>29.95</text:p>
          </table:table-cell>
          <table:table-cell office:value-type="string" calcext:value-type="string">
            <text:p>23.96</text:p>
          </table:table-cell>
          <table:table-cell office:value-type="string" calcext:value-type="string">
            <text:p>Palmolive</text:p>
          </table:table-cell>
          <table:table-cell office:value-type="string" calcext:value-type="string">
            <text:p>Kropspleje</text:p>
          </table:table-cell>
          <table:table-cell table:number-columns-repeated="7"/>
          <table:table-cell office:value-type="string" calcext:value-type="string">
            <text:p>0,65 l</text:p>
          </table:table-cell>
          <table:table-cell office:value-type="string" calcext:value-type="string">
            <text:p>Kropspleje, Showergel</text:p>
          </table:table-cell>
          <table:table-cell office:value-type="string" calcext:value-type="string">
            <text:p>Palmolive Shower Gel Naturals Milk and Honey</text:p>
            <text:p>Palmolive Nourishing Delight Shower Milk er beriget med blødgørende mælk og 100% naturlige ekstrakter af honning og aloe vera. Dermatologisk testet.</text:p>
          </table:table-cell>
          <table:table-cell office:value-type="string" calcext:value-type="string">
            <text:p>https://www.nemlig.com/showergel-m-maelk-og-honning-5030335</text:p>
          </table:table-cell>
        </table:table-row>
        <table:table-row table:style-name="ro3">
          <table:table-cell office:value-type="string" calcext:value-type="string">
            <text:p>Dagligvarer &gt; Kolonial &gt; Bagning &gt; Bageartikler &gt; Bagepulver, natron m.m. &gt; Bagepulver øko.</text:p>
          </table:table-cell>
          <table:table-cell office:value-type="string" calcext:value-type="string">
            <text:p>Bagepulver øko.</text:p>
          </table:table-cell>
          <table:table-cell office:value-type="string" calcext:value-type="string">
            <text:p>80 g / Urtekram</text:p>
          </table:table-cell>
          <table:table-cell office:value-type="string" calcext:value-type="string">
            <text:p>Øko (dansk),Øko (europæisk)</text:p>
          </table:table-cell>
          <table:table-cell office:value-type="string" calcext:value-type="string">
            <text:p>31.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Øko (dansk), Øko (europæisk)</text:p>
          </table:table-cell>
          <table:table-cell table:number-columns-repeated="3"/>
          <table:table-cell office:value-type="string" calcext:value-type="string">
            <text:p>Bageartikler</text:p>
          </table:table-cell>
          <table:table-cell office:value-type="string" calcext:value-type="string">
            <text:p>Økologisk bagepulver</text:p>
            <text:p>En af hjemmebagningens uundværlige hjælpere. Her i en helt særlig udgave, hvor naturen virkelig viser sine egne kræfter.</text:p>
          </table:table-cell>
          <table:table-cell office:value-type="string" calcext:value-type="string">
            <text:p>https://www.nemlig.com/bagepulver-oeko-5019712</text:p>
          </table:table-cell>
        </table:table-row>
        <table:table-row table:style-name="ro3">
          <table:table-cell office:value-type="string" calcext:value-type="string">
            <text:p>Dagligvarer &gt; Brød, kiks og kager &gt; Specialbrød og madbrød &gt; Pølsebrød og burgerboller &gt; Brioche burgerboller øko.</text:p>
          </table:table-cell>
          <table:table-cell office:value-type="string" calcext:value-type="string">
            <text:p>Brioche burgerboller øko.</text:p>
          </table:table-cell>
          <table:table-cell office:value-type="string" calcext:value-type="string">
            <text:p>4 x 80 g / Jalm&amp;B</text:p>
          </table:table-cell>
          <table:table-cell office:value-type="string" calcext:value-type="string">
            <text:p>Øko (dansk),Øko (europæisk)</text:p>
          </table:table-cell>
          <table:table-cell office:value-type="string" calcext:value-type="string">
            <text:p>32.95</text:p>
          </table:table-cell>
          <table:table-cell office:value-type="string" calcext:value-type="string">
            <text:p>.</text:p>
          </table:table-cell>
          <table:table-cell office:value-type="string" calcext:value-type="string">
            <text:p>Jalm&amp;B</text:p>
          </table:table-cell>
          <table:table-cell office:value-type="string" calcext:value-type="string">
            <text:p>Aftensmad</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Boller</text:p>
          </table:table-cell>
          <table:table-cell office:value-type="string" calcext:value-type="string">
            <text:p>Brioche burgerbolle</text:p>
            <text:p>Jalm&amp;B Brioche burgerboller er bagt med økologisk Thiese smør og æg fra fritgående høns og det kan smages.</text:p>
          </table:table-cell>
          <table:table-cell office:value-type="string" calcext:value-type="string">
            <text:p>https://www.nemlig.com/brioche-burgerboller-oeko-5035467</text:p>
          </table:table-cell>
        </table:table-row>
        <table:table-row table:style-name="ro11">
          <table:table-cell office:value-type="string" calcext:value-type="string">
            <text:p>Dagligvarer &gt; Kolonial &gt; Bagning &gt; Blandinger &gt; Pizza- og tærtedej &gt; Pizzamel øko.</text:p>
          </table:table-cell>
          <table:table-cell office:value-type="string" calcext:value-type="string">
            <text:p>Pizzamel øko.</text:p>
          </table:table-cell>
          <table:table-cell office:value-type="string" calcext:value-type="string">
            <text:p>900 g / Valsemøllen</text:p>
          </table:table-cell>
          <table:table-cell office:value-type="string" calcext:value-type="string">
            <text:p>Øko (dansk),Øko (europæisk)</text:p>
          </table:table-cell>
          <table:table-cell office:value-type="string" calcext:value-type="string">
            <text:p>24.95</text:p>
          </table:table-cell>
          <table:table-cell office:value-type="string" calcext:value-type="string">
            <text:p>.</text:p>
          </table:table-cell>
          <table:table-cell office:value-type="string" calcext:value-type="string">
            <text:p>Valsemøllen</text:p>
          </table:table-cell>
          <table:table-cell office:value-type="string" calcext:value-type="string">
            <text:p>Bagning, Pizza</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Bageblanding</text:p>
          </table:table-cell>
          <table:table-cell office:value-type="string" calcext:value-type="string">
            <text:p>Økologisk pizzamel fra Valsemøllen</text:p>
            <text:p>Med Valsemøllen økologisk pizzamel får du altid en lækker sprød, smagfuld og italiensk inspireret pizzabund, udelukkende baseret på økologiske råvarer.</text:p>
            <text:p/>
            <text:p>Brødblandingen giver 4 store pizzabunde.</text:p>
            <text:p/>
            <text:p>Du skal bruge:</text:p>
            <text:p>5 1/2 dl vand (ca. 35°C)</text:p>
            <text:p>2 breve Valsemøllen Tørgær (svarende til 50 g frisk gær)</text:p>
            <text:p>1 pose Valsemøllen Økologisk pizza</text:p>
          </table:table-cell>
          <table:table-cell office:value-type="string" calcext:value-type="string">
            <text:p>https://www.nemlig.com/pizzamel-oeko-5021951</text:p>
          </table:table-cell>
        </table:table-row>
        <table:table-row table:style-name="ro1">
          <table:table-cell office:value-type="string" calcext:value-type="string">
            <text:p>Dagligvarer &gt; Blomster og have &gt; Kanel deko - Cinnamon</text:p>
          </table:table-cell>
          <table:table-cell office:value-type="string" calcext:value-type="string">
            <text:p>Kanel deko - Cinnamon</text:p>
          </table:table-cell>
          <table:table-cell office:value-type="string" calcext:value-type="string">
            <text:p>1 ps. / 12 stk. / 5-6 cm</text:p>
          </table:table-cell>
          <table:table-cell/>
          <table:table-cell office:value-type="string" calcext:value-type="string">
            <text:p>22.00</text:p>
          </table:table-cell>
          <table:table-cell office:value-type="string" calcext:value-type="string">
            <text:p>.</text:p>
          </table:table-cell>
          <table:table-cell/>
          <table:table-cell office:value-type="string" calcext:value-type="string">
            <text:p>Dekoration, Jul</text:p>
          </table:table-cell>
          <table:table-cell table:number-columns-repeated="8"/>
          <table:table-cell office:value-type="string" calcext:value-type="string">
            <text:p>Kanel deko - Cinnamon</text:p>
          </table:table-cell>
          <table:table-cell/>
          <table:table-cell office:value-type="string" calcext:value-type="string">
            <text:p>https://www.nemlig.com/kanel-deko-cinnamon-5036656</text:p>
          </table:table-cell>
        </table:table-row>
        <table:table-row table:style-name="ro3">
          <table:table-cell office:value-type="string" calcext:value-type="string">
            <text:p>Dagligvarer &gt; Husholdning og bolig &gt; Stearinlys, servietter og festartikler &gt; Gavepapir og gavebånd &gt; Tape m. dispenser</text:p>
          </table:table-cell>
          <table:table-cell office:value-type="string" calcext:value-type="string">
            <text:p>Tape m. dispenser</text:p>
          </table:table-cell>
          <table:table-cell office:value-type="string" calcext:value-type="string">
            <text:p>1 stk. / 18 mm x 3 mm / Scanseason</text:p>
          </table:table-cell>
          <table:table-cell/>
          <table:table-cell office:value-type="string" calcext:value-type="string">
            <text:p>14.95</text:p>
          </table:table-cell>
          <table:table-cell office:value-type="string" calcext:value-type="string">
            <text:p>.</text:p>
          </table:table-cell>
          <table:table-cell office:value-type="string" calcext:value-type="string">
            <text:p>Scanseason</text:p>
          </table:table-cell>
          <table:table-cell office:value-type="string" calcext:value-type="string">
            <text:p>Hjemmet, Kontor</text:p>
          </table:table-cell>
          <table:table-cell table:number-columns-repeated="8"/>
          <table:table-cell office:value-type="string" calcext:value-type="string">
            <text:p>Tape</text:p>
          </table:table-cell>
          <table:table-cell office:value-type="string" calcext:value-type="string">
            <text:p>Tape</text:p>
            <text:p>Tape med dispenser, tapen måler 18 mm x 3 mm.</text:p>
          </table:table-cell>
          <table:table-cell office:value-type="string" calcext:value-type="string">
            <text:p>https://www.nemlig.com/tape-m-dispenser-5046185</text:p>
          </table:table-cell>
        </table:table-row>
        <table:table-row table:style-name="ro7">
          <table:table-cell office:value-type="string" calcext:value-type="string">
            <text:p>Dagligvarer &gt; Køl og mejeri &gt; Pålæg &gt; Pålæg i skiver &gt; Roastbeef og oksekødspålæg &gt; Roastbeef m. groft peber</text:p>
          </table:table-cell>
          <table:table-cell office:value-type="string" calcext:value-type="string">
            <text:p>Roastbeef m. groft peber</text:p>
          </table:table-cell>
          <table:table-cell office:value-type="string" calcext:value-type="string">
            <text:p>60 g / Tulip - Pålækker</text:p>
          </table:table-cell>
          <table:table-cell office:value-type="string" calcext:value-type="string">
            <text:p>KØL,Nøglehulsmærket</text:p>
          </table:table-cell>
          <table:table-cell office:value-type="string" calcext:value-type="string">
            <text:p>14.95</text:p>
          </table:table-cell>
          <table:table-cell office:value-type="string" calcext:value-type="string">
            <text:p>.</text:p>
          </table:table-cell>
          <table:table-cell office:value-type="string" calcext:value-type="string">
            <text:p>Tulip - Pålækker</text:p>
          </table:table-cell>
          <table:table-cell office:value-type="string" calcext:value-type="string">
            <text:p>Brød, Frokost, Madpakke, Sandwich</text:p>
          </table:table-cell>
          <table:table-cell table:number-columns-repeated="4"/>
          <table:table-cell office:value-type="string" calcext:value-type="string">
            <text:p>KØL, Nøglehulsmærket</text:p>
          </table:table-cell>
          <table:table-cell office:value-type="string" calcext:value-type="string">
            <text:p>Okse</text:p>
          </table:table-cell>
          <table:table-cell table:number-columns-repeated="2"/>
          <table:table-cell office:value-type="string" calcext:value-type="string">
            <text:p>Kødpålæg, Pålæg</text:p>
          </table:table-cell>
          <table:table-cell office:value-type="string" calcext:value-type="string">
            <text:p>Roastbeef</text:p>
            <text:p>Krydret med grofthakket peber og kogt.</text:p>
            <text:p/>
            <text:p>Som altid skærer Tulip Pålækker i ekstra tykke skiver.</text:p>
          </table:table-cell>
          <table:table-cell office:value-type="string" calcext:value-type="string">
            <text:p>https://www.nemlig.com/roastbeef-m-groft-peber-5041779</text:p>
          </table:table-cell>
        </table:table-row>
        <table:table-row table:style-name="ro5">
          <table:table-cell office:value-type="string" calcext:value-type="string">
            <text:p>Dagligvarer &gt; Køl og mejeri &gt; Mejeri &gt; Kakao, koldskål og proteindrikke &gt; Kakaodrik og kakaomælk &gt; Kakaopulver</text:p>
          </table:table-cell>
          <table:table-cell office:value-type="string" calcext:value-type="string">
            <text:p>Kakaopulver</text:p>
          </table:table-cell>
          <table:table-cell office:value-type="string" calcext:value-type="string">
            <text:p>450 g / O´Boy</text:p>
          </table:table-cell>
          <table:table-cell/>
          <table:table-cell office:value-type="string" calcext:value-type="string">
            <text:p>27.00</text:p>
          </table:table-cell>
          <table:table-cell office:value-type="string" calcext:value-type="string">
            <text:p>.</text:p>
          </table:table-cell>
          <table:table-cell office:value-type="string" calcext:value-type="string">
            <text:p>O´Boy</text:p>
          </table:table-cell>
          <table:table-cell office:value-type="string" calcext:value-type="string">
            <text:p>Drikke</text:p>
          </table:table-cell>
          <table:table-cell table:number-columns-repeated="4"/>
          <table:table-cell office:value-type="string" calcext:value-type="string">
            <text:p>Discount</text:p>
          </table:table-cell>
          <table:table-cell table:number-columns-repeated="3"/>
          <table:table-cell office:value-type="string" calcext:value-type="string">
            <text:p>Kakao</text:p>
          </table:table-cell>
          <table:table-cell office:value-type="string" calcext:value-type="string">
            <text:p>O’boy</text:p>
            <text:p>O’boy har været på markedet siden 1959 og er det mest populære chokoladedrikspulver i landet. Et stort hit blandt børn.</text:p>
            <text:p>Debatten raser om, hvordan man blander den for optimal smag og tekstur - der er ikke noget definitivt svar, så vi foreslår, at du prøver det selv. Mælk først? Pulver først? Kold eller varm mælk er op til dig - det er også lækkert at drysse den på is eller bruge den i milkshakes.</text:p>
            <text:p/>
            <text:p>1. 2 dl varm eller kold mælk</text:p>
            <text:p>2. 3 tsk O´boy</text:p>
            <text:p>3. Rør rundt</text:p>
            <text:p>4. Nyd!</text:p>
          </table:table-cell>
          <table:table-cell office:value-type="string" calcext:value-type="string">
            <text:p>https://www.nemlig.com/kakaopulver-5045016</text:p>
          </table:table-cell>
        </table:table-row>
        <table:table-row table:style-name="ro3">
          <table:table-cell office:value-type="string" calcext:value-type="string">
            <text:p>Dagligvarer &gt; Køl og mejeri &gt; Tapas &gt; Tapasspecialiteter &gt; Noccellara oliven m. sten</text:p>
          </table:table-cell>
          <table:table-cell office:value-type="string" calcext:value-type="string">
            <text:p>Noccellara oliven m. sten</text:p>
          </table:table-cell>
          <table:table-cell office:value-type="string" calcext:value-type="string">
            <text:p>110 g / SoDelicate</text:p>
          </table:table-cell>
          <table:table-cell office:value-type="string" calcext:value-type="string">
            <text:p>KØL</text:p>
          </table:table-cell>
          <table:table-cell office:value-type="string" calcext:value-type="string">
            <text:p>19.95</text:p>
          </table:table-cell>
          <table:table-cell office:value-type="string" calcext:value-type="string">
            <text:p>.</text:p>
          </table:table-cell>
          <table:table-cell office:value-type="string" calcext:value-type="string">
            <text:p>Eksotiske delikatesser</text:p>
          </table:table-cell>
          <table:table-cell office:value-type="string" calcext:value-type="string">
            <text:p>Aftensmad, Salat, Snack, Tapas, Tilbehør</text:p>
          </table:table-cell>
          <table:table-cell table:number-columns-repeated="4"/>
          <table:table-cell office:value-type="string" calcext:value-type="string">
            <text:p>KØL</text:p>
          </table:table-cell>
          <table:table-cell table:number-columns-repeated="3"/>
          <table:table-cell office:value-type="string" calcext:value-type="string">
            <text:p>Snack, Tapas, Tilbehør</text:p>
          </table:table-cell>
          <table:table-cell office:value-type="string" calcext:value-type="string">
            <text:p>Noccellara oliven m. sten</text:p>
            <text:p>Flotte grønne oliven med sten fra Italien.</text:p>
          </table:table-cell>
          <table:table-cell office:value-type="string" calcext:value-type="string">
            <text:p>https://www.nemlig.com/noccellara-oliven-m-sten-5045083</text:p>
          </table:table-cell>
        </table:table-row>
        <table:table-row table:style-name="ro14">
          <table:table-cell office:value-type="string" calcext:value-type="string">
            <text:p>Dagligvarer &gt; Baby, børn og legetøj &gt; Legetøj &gt; Kreativ leg og læring &gt; Kreativ leg &gt; Tusser (ass.)</text:p>
          </table:table-cell>
          <table:table-cell office:value-type="string" calcext:value-type="string">
            <text:p>Tusser (ass.)</text:p>
          </table:table-cell>
          <table:table-cell office:value-type="string" calcext:value-type="string">
            <text:p>6 stk. / 1 mm / STAEDTLER</text:p>
          </table:table-cell>
          <table:table-cell/>
          <table:table-cell office:value-type="string" calcext:value-type="string">
            <text:p>69.95</text:p>
          </table:table-cell>
          <table:table-cell office:value-type="string" calcext:value-type="string">
            <text:p>.</text:p>
          </table:table-cell>
          <table:table-cell office:value-type="string" calcext:value-type="string">
            <text:p>STAEDTLER</text:p>
          </table:table-cell>
          <table:table-cell office:value-type="string" calcext:value-type="string">
            <text:p>Børn, Hjemmet, Kreativ leg, Skole</text:p>
          </table:table-cell>
          <table:table-cell table:number-columns-repeated="4"/>
          <table:table-cell office:value-type="string" calcext:value-type="string">
            <text:p>CE-mærket</text:p>
          </table:table-cell>
          <table:table-cell table:number-columns-repeated="3"/>
          <table:table-cell office:value-type="string" calcext:value-type="string">
            <text:p>Kreativ leg, Legetøj, Tegneredskaber</text:p>
          </table:table-cell>
          <table:table-cell office:value-type="string" calcext:value-type="string">
            <text:p>Tusser</text:p>
            <text:p>Tusser i ergonomisk trekantet form til afslappet og let skrivning og farvelægning. De har en stabil og trykfast spids.</text:p>
            <text:p>De kan ligge uden hætte i dagevis uden udtørring.</text:p>
            <text:p>Blækket er vandbaseret og kan nemt vaskes ud af de fleste tekstiler.</text:p>
            <text:p/>
            <text:p>Stand-Up Staedtler boks som står flot på skrivebordet eller til at have med i tasken.</text:p>
            <text:p>Stregbredde ca. 1 mm.</text:p>
            <text:p>6 assorterede farver.</text:p>
            <text:p/>
            <text:p>Se her vores fulde udvalg af kreativt legetøj.</text:p>
          </table:table-cell>
          <table:table-cell office:value-type="string" calcext:value-type="string">
            <text:p>https://www.nemlig.com/tusser-ass-5046743</text:p>
          </table:table-cell>
        </table:table-row>
        <table:table-row table:style-name="ro2">
          <table:table-cell office:value-type="string" calcext:value-type="string">
            <text:p>Dagligvarer &gt; Drikkevarer &gt; J. Rodriguez Lacrimus Rex</text:p>
          </table:table-cell>
          <table:table-cell office:value-type="string" calcext:value-type="string">
            <text:p>J. Rodriguez Lacrimus Rex</text:p>
          </table:table-cell>
          <table:table-cell office:value-type="string" calcext:value-type="string">
            <text:p>Spanien / Rioja / 2017 / 6 x 0,75 l / rødvin</text:p>
          </table:table-cell>
          <table:table-cell/>
          <table:table-cell office:value-type="string" calcext:value-type="string">
            <text:p>719.70</text:p>
          </table:table-cell>
          <table:table-cell office:value-type="string" calcext:value-type="string">
            <text:p>419.70</text:p>
          </table:table-cell>
          <table:table-cell/>
          <table:table-cell office:value-type="string" calcext:value-type="string">
            <text:p>Svinekød</text:p>
          </table:table-cell>
          <table:table-cell office:value-type="string" calcext:value-type="string">
            <text:p>Kasse, Kork</text:p>
          </table:table-cell>
          <table:table-cell table:number-columns-repeated="2"/>
          <table:table-cell office:value-type="string" calcext:value-type="string">
            <text:p>Spanien</text:p>
          </table:table-cell>
          <table:table-cell table:number-columns-repeated="4"/>
          <table:table-cell office:value-type="string" calcext:value-type="string">
            <text:p>Rødvin</text:p>
          </table:table-cell>
          <table:table-cell office:value-type="string" calcext:value-type="string">
            <text:p>J. Rodriguez Lacrimus rex</text:p>
            <text:p>Den ædle Graciano-drue tilføjer vinen ekstra friskhed og elegance. Ja, man tænker næsten bourgogne! Transparent rubinrød med violet skær. Herlig frisk og aromatisk næse med hybenrose, hindbær, skovjordbær og kirsebær, samt diskrete strejf af urter, kalket mineralitet og mokka.</text:p>
            <text:p/>
            <text:p>I munden herligt læskende og bærfrugtig. Lang, let krydret finish med mange fine detaljer. Drik nu, eller gem 4-5 år fra høståret. 90/100 Guía Peñin (årg. 2016) Anbefales til hygge, tapas, charcuterie, lyst kød og friske oste. Nyd vinen ved 14-16°C. Lacrimus Rex 2016 er fremstillet på 75% Garnacha (Grenache) og 25% Graciano fra Cidacos-dalen i Rioja Baja. Garnacha fra 60 år gamle stokke. Graciano er en ædel druesort, der er notorisk svær at modne. Fra 30 år gamle stokke på en soleksponeret skråning bliver resultatet dog ikke mindre end perfekt! Vinproducenten Rodriguez Sanzo blev grundlagt i 2003 af winemaker Javier Rodriguez.</text:p>
            <text:p/>
            <text:p>Et familieejet vinhus med fokus på kvalitet, terroir, økologi og biodynamik. Javier Rodriguez har studeret ved UC Davis i Californien, og hans ekspertise inden for jordbundsanalyse har ført til diverse forskningsprojekter samt konsultentarbejde for bl.a. Bordeaux-slotte som Olivier og Lafite-Rothschild. Rodriguez Sanzo vandt i 2013 prisen som ”Spaniens bedste vinproducent” (""Mejor Bodega de España 2013"", Vivir el Vino). Udover D.O. Toro fremstiller Rodriguez Sanzo flot anmeldte vine fra bl.a. Rueda, Ribera del Duero, Rioja, Castilla y León og Priorat.</text:p>
          </table:table-cell>
          <table:table-cell office:value-type="string" calcext:value-type="string">
            <text:p>https://www.nemlig.com/j-rodriguez-lacrimus-rex-5036223</text:p>
          </table:table-cell>
        </table:table-row>
        <table:table-row table:style-name="ro3">
          <table:table-cell office:value-type="string" calcext:value-type="string">
            <text:p>Dagligvarer &gt; Frost &gt; Kød og fjerkræ &gt; Pølser &gt; Brunchpølser</text:p>
          </table:table-cell>
          <table:table-cell office:value-type="string" calcext:value-type="string">
            <text:p>Brunchpølser</text:p>
          </table:table-cell>
          <table:table-cell office:value-type="string" calcext:value-type="string">
            <text:p>350 g / Højer Specialitet</text:p>
          </table:table-cell>
          <table:table-cell office:value-type="string" calcext:value-type="string">
            <text:p>KØL</text:p>
          </table:table-cell>
          <table:table-cell office:value-type="string" calcext:value-type="string">
            <text:p>46.95</text:p>
          </table:table-cell>
          <table:table-cell office:value-type="string" calcext:value-type="string">
            <text:p>39.00</text:p>
          </table:table-cell>
          <table:table-cell office:value-type="string" calcext:value-type="string">
            <text:p>Højer Pølser</text:p>
          </table:table-cell>
          <table:table-cell office:value-type="string" calcext:value-type="string">
            <text:p>Brunch, Grill, Gryderetter</text:p>
          </table:table-cell>
          <table:table-cell table:number-columns-repeated="4"/>
          <table:table-cell office:value-type="string" calcext:value-type="string">
            <text:p>Glutenfri, KØL, Laktosefri</text:p>
          </table:table-cell>
          <table:table-cell office:value-type="string" calcext:value-type="string">
            <text:p>Svin</text:p>
          </table:table-cell>
          <table:table-cell table:number-columns-repeated="2"/>
          <table:table-cell office:value-type="string" calcext:value-type="string">
            <text:p>Pølse</text:p>
          </table:table-cell>
          <table:table-cell office:value-type="string" calcext:value-type="string">
            <text:p>Brunch pølser</text:p>
            <text:p>De er fremstillet af grovhakket flæsk/svinekød, kogt og røget. Pølsens kraftige smag gør den velegnet til brunch og meget andet. Pølserne er forkogte og skal kun varmes. En rigtig lækkerbisken til både grill, pande og gryderetter. Helt fri for mel, æg, mælk og soja.</text:p>
          </table:table-cell>
          <table:table-cell office:value-type="string" calcext:value-type="string">
            <text:p>https://www.nemlig.com/brunchpoelser-5010700</text:p>
          </table:table-cell>
        </table:table-row>
        <table:table-row table:style-name="ro11">
          <table:table-cell office:value-type="string" calcext:value-type="string">
            <text:p>Dagligvarer &gt; Slik og kiosk &gt; Håndkøbsmedicin &gt; Rygeafvænning &gt; Nicotinell tyggegummi m. mint</text:p>
          </table:table-cell>
          <table:table-cell office:value-type="string" calcext:value-type="string">
            <text:p>Nicotinell tyggegummi m. mint</text:p>
          </table:table-cell>
          <table:table-cell office:value-type="string" calcext:value-type="string">
            <text:p>24 stk. / 2 mg nicotin/stk.</text:p>
          </table:table-cell>
          <table:table-cell/>
          <table:table-cell office:value-type="string" calcext:value-type="string">
            <text:p>46.95</text:p>
          </table:table-cell>
          <table:table-cell office:value-type="string" calcext:value-type="string">
            <text:p>.</text:p>
          </table:table-cell>
          <table:table-cell office:value-type="string" calcext:value-type="string">
            <text:p>Nicotinell</text:p>
          </table:table-cell>
          <table:table-cell office:value-type="string" calcext:value-type="string">
            <text:p>Rygestop</text:p>
          </table:table-cell>
          <table:table-cell table:number-columns-repeated="8"/>
          <table:table-cell office:value-type="string" calcext:value-type="string">
            <text:p>Håndkøbsmedicin</text:p>
          </table:table-cell>
          <table:table-cell office:value-type="string" calcext:value-type="string">
            <text:p>Nicotinell nikotintyggegummi 2 mg m. mint 24 stk.</text:p>
            <text:p>Nicotinell nikotintyggegummi gør rygestoppet lettere, fordi det hjælper dig med at kontrollere impulsen, når rygetrangen sætter ind.</text:p>
            <text:p/>
            <text:p>Vil du vide mere, kan du se indlægssedlen her</text:p>
            <text:p/>
            <text:p>Herudover opfordrer vi til at læse oplysninger i indlægssedlen eller på emballagen samt andre oplysninger, som er nødvendige med henblik på korrekt og hensigtsmæssig brug af lægemidlet, herunder advarsler og interaktionsforhold.</text:p>
            <text:p/>
            <text:p>nemlig.com er på Lægemiddelstyrelsens liste over godkendte forhandlere af håndkøbsmedicin.</text:p>
            <text:p>Har du spørgsmål, kan du kontakte Lægemiddelstyrelsen</text:p>
          </table:table-cell>
          <table:table-cell office:value-type="string" calcext:value-type="string">
            <text:p>https://www.nemlig.com/nicotinell-tyggegummi-m-mint-5023275</text:p>
          </table:table-cell>
        </table:table-row>
        <table:table-row table:style-name="ro3">
          <table:table-cell office:value-type="string" calcext:value-type="string">
            <text:p>Dagligvarer &gt; Kolonial &gt; Dressing og saucer &gt; Sauce &gt; Soyasauce &gt; Soyasauce</text:p>
          </table:table-cell>
          <table:table-cell office:value-type="string" calcext:value-type="string">
            <text:p>Soyasauce</text:p>
          </table:table-cell>
          <table:table-cell office:value-type="string" calcext:value-type="string">
            <text:p>0,25 l / ORIENTAL CHEF</text:p>
          </table:table-cell>
          <table:table-cell/>
          <table:table-cell office:value-type="string" calcext:value-type="string">
            <text:p>9.95</text:p>
          </table:table-cell>
          <table:table-cell office:value-type="string" calcext:value-type="string">
            <text:p>.</text:p>
          </table:table-cell>
          <table:table-cell office:value-type="string" calcext:value-type="string">
            <text:p>Oriental Chef</text:p>
          </table:table-cell>
          <table:table-cell office:value-type="string" calcext:value-type="string">
            <text:p>Madlavning, Sauce, Sushi</text:p>
          </table:table-cell>
          <table:table-cell table:number-columns-repeated="4"/>
          <table:table-cell office:value-type="string" calcext:value-type="string">
            <text:p>Discount</text:p>
          </table:table-cell>
          <table:table-cell table:number-columns-repeated="3"/>
          <table:table-cell office:value-type="string" calcext:value-type="string">
            <text:p>Soja</text:p>
          </table:table-cell>
          <table:table-cell office:value-type="string" calcext:value-type="string">
            <text:p>Soyasauce</text:p>
            <text:p>En simpel soyasauce der kan bruges til madlavning, eller som dyppelse til fx. sushi eller forårsruller.</text:p>
          </table:table-cell>
          <table:table-cell office:value-type="string" calcext:value-type="string">
            <text:p>https://www.nemlig.com/soyasauce-5032709</text:p>
          </table:table-cell>
        </table:table-row>
        <table:table-row table:style-name="ro7">
          <table:table-cell office:value-type="string" calcext:value-type="string">
            <text:p>Dagligvarer &gt; Køl og mejeri &gt; Mejeri &gt; Ost &gt; Revet ost og pizzatopping &gt; Revet ost Tex Mex</text:p>
          </table:table-cell>
          <table:table-cell office:value-type="string" calcext:value-type="string">
            <text:p>Revet ost Tex Mex</text:p>
          </table:table-cell>
          <table:table-cell office:value-type="string" calcext:value-type="string">
            <text:p>175 g / Karolines Køkken</text:p>
          </table:table-cell>
          <table:table-cell office:value-type="string" calcext:value-type="string">
            <text:p>KØL</text:p>
          </table:table-cell>
          <table:table-cell office:value-type="string" calcext:value-type="string">
            <text:p>20.95</text:p>
          </table:table-cell>
          <table:table-cell office:value-type="string" calcext:value-type="string">
            <text:p>.</text:p>
          </table:table-cell>
          <table:table-cell office:value-type="string" calcext:value-type="string">
            <text:p>Karolines Køkken</text:p>
          </table:table-cell>
          <table:table-cell office:value-type="string" calcext:value-type="string">
            <text:p>Mexicansk</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Revet ost</text:p>
          </table:table-cell>
          <table:table-cell office:value-type="string" calcext:value-type="string">
            <text:p>Revet ost m. tex mex fra Karolines Køkken</text:p>
            <text:p>Karolines Køkken Tex mex er en osteblanding med chili, som giver dine retter et ekstra spicy pift. Osten er en blanding af revet mozzarella, der trækker fine tråde og cheddar, som har en fantastisk smelteevne.</text:p>
            <text:p/>
            <text:p>Tex mex er det naturlige valg til mexikansk inspirerede retter som nachos, quesedillas, tacos, enchiladas, burritos eller andre ovnretter som f.eks. bagte peberfrugter med smeltet ost, når det skal være hot.</text:p>
          </table:table-cell>
          <table:table-cell office:value-type="string" calcext:value-type="string">
            <text:p>https://www.nemlig.com/revet-ost-tex-mex-5017478</text:p>
          </table:table-cell>
        </table:table-row>
        <table:table-row table:style-name="ro1">
          <table:table-cell office:value-type="string" calcext:value-type="string">
            <text:p>Dagligvarer &gt; Kolonial &gt; Krydderier &gt; Salt &gt; Kværnsalt</text:p>
          </table:table-cell>
          <table:table-cell office:value-type="string" calcext:value-type="string">
            <text:p>Kværnsalt</text:p>
          </table:table-cell>
          <table:table-cell office:value-type="string" calcext:value-type="string">
            <text:p>500 g / Jozo</text:p>
          </table:table-cell>
          <table:table-cell/>
          <table:table-cell office:value-type="string" calcext:value-type="string">
            <text:p>15.50</text:p>
          </table:table-cell>
          <table:table-cell office:value-type="string" calcext:value-type="string">
            <text:p>.</text:p>
          </table:table-cell>
          <table:table-cell office:value-type="string" calcext:value-type="string">
            <text:p>Jozo</text:p>
          </table:table-cell>
          <table:table-cell office:value-type="string" calcext:value-type="string">
            <text:p>Madlavning</text:p>
          </table:table-cell>
          <table:table-cell table:number-columns-repeated="8"/>
          <table:table-cell office:value-type="string" calcext:value-type="string">
            <text:p>Salt</text:p>
          </table:table-cell>
          <table:table-cell/>
          <table:table-cell office:value-type="string" calcext:value-type="string">
            <text:p>https://www.nemlig.com/kvaernsalt-5022313</text:p>
          </table:table-cell>
        </table:table-row>
        <table:table-row table:style-name="ro7">
          <table:table-cell office:value-type="string" calcext:value-type="string">
            <text:p>Dagligvarer &gt; Baby, børn og legetøj &gt; Legetøj &gt; Kreativ leg og læring &gt; Male- og aktivitetsbøger &gt; Malebog - Sjov med Farver</text:p>
          </table:table-cell>
          <table:table-cell office:value-type="string" calcext:value-type="string">
            <text:p>Malebog - Sjov med Farver</text:p>
          </table:table-cell>
          <table:table-cell office:value-type="string" calcext:value-type="string">
            <text:p>1 stk. / 3+ år / Lego - Ninjago</text:p>
          </table:table-cell>
          <table:table-cell/>
          <table:table-cell office:value-type="string" calcext:value-type="string">
            <text:p>49.95</text:p>
          </table:table-cell>
          <table:table-cell office:value-type="string" calcext:value-type="string">
            <text:p>29.95</text:p>
          </table:table-cell>
          <table:table-cell office:value-type="string" calcext:value-type="string">
            <text:p>Lego</text:p>
          </table:table-cell>
          <table:table-cell office:value-type="string" calcext:value-type="string">
            <text:p>Børn, Kreativ leg, Kreativitet</text:p>
          </table:table-cell>
          <table:table-cell table:number-columns-repeated="4"/>
          <table:table-cell office:value-type="string" calcext:value-type="string">
            <text:p>CE-mærket</text:p>
          </table:table-cell>
          <table:table-cell table:number-columns-repeated="3"/>
          <table:table-cell office:value-type="string" calcext:value-type="string">
            <text:p>Aktivitetsbog, Kreativ leg, Malebog</text:p>
          </table:table-cell>
          <table:table-cell office:value-type="string" calcext:value-type="string">
            <text:p>Malebog Ninjago</text:p>
            <text:p>Lego Ninjago male- og aktivitetsbog med danske tekster.</text:p>
            <text:p/>
            <text:p>Bogen indeholder 32 sider.</text:p>
          </table:table-cell>
          <table:table-cell office:value-type="string" calcext:value-type="string">
            <text:p>https://www.nemlig.com/malebog-sjov-med-farver-5049269</text:p>
          </table:table-cell>
        </table:table-row>
        <table:table-row table:style-name="ro3">
          <table:table-cell office:value-type="string" calcext:value-type="string">
            <text:p>Dagligvarer &gt; Slik og kiosk &gt; Snacks og chips &gt; Frugt- og müslibarer &gt; Müslibar m. kokos</text:p>
          </table:table-cell>
          <table:table-cell office:value-type="string" calcext:value-type="string">
            <text:p>Müslibar m. kokos</text:p>
          </table:table-cell>
          <table:table-cell office:value-type="string" calcext:value-type="string">
            <text:p>6 x 25 g / Corny</text:p>
          </table:table-cell>
          <table:table-cell/>
          <table:table-cell office:value-type="string" calcext:value-type="string">
            <text:p>20.95</text:p>
          </table:table-cell>
          <table:table-cell office:value-type="string" calcext:value-type="string">
            <text:p>.</text:p>
          </table:table-cell>
          <table:table-cell office:value-type="string" calcext:value-type="string">
            <text:p>Corny</text:p>
          </table:table-cell>
          <table:table-cell office:value-type="string" calcext:value-type="string">
            <text:p>Snack</text:p>
          </table:table-cell>
          <table:table-cell table:number-columns-repeated="8"/>
          <table:table-cell office:value-type="string" calcext:value-type="string">
            <text:p>Bar</text:p>
          </table:table-cell>
          <table:table-cell office:value-type="string" calcext:value-type="string">
            <text:p>Müslibar med kokos og chokolade</text:p>
            <text:p>.</text:p>
          </table:table-cell>
          <table:table-cell office:value-type="string" calcext:value-type="string">
            <text:p>https://www.nemlig.com/muslibar-m-kokos-5027137</text:p>
          </table:table-cell>
        </table:table-row>
        <table:table-row table:style-name="ro7">
          <table:table-cell office:value-type="string" calcext:value-type="string">
            <text:p>Dagligvarer &gt; Frugt og grønt &gt; Grøntsager &gt; Tomater &gt; Grøntkasse</text:p>
          </table:table-cell>
          <table:table-cell office:value-type="string" calcext:value-type="string">
            <text:p>Grøntkasse</text:p>
          </table:table-cell>
          <table:table-cell office:value-type="string" calcext:value-type="string">
            <text:p>1 ks. ca. 1,8 kg / Danmark / Klasse 1</text:p>
          </table:table-cell>
          <table:table-cell office:value-type="string" calcext:value-type="string">
            <text:p>Dansk</text:p>
          </table:table-cell>
          <table:table-cell office:value-type="string" calcext:value-type="string">
            <text:p>65.00</text:p>
          </table:table-cell>
          <table:table-cell office:value-type="string" calcext:value-type="string">
            <text:p>.</text:p>
          </table:table-cell>
          <table:table-cell table:number-columns-repeated="2"/>
          <table:table-cell office:value-type="string" calcext:value-type="string">
            <text:p>Kasse</text:p>
          </table:table-cell>
          <table:table-cell/>
          <table:table-cell office:value-type="string" calcext:value-type="string">
            <text:p>Klasse 1</text:p>
          </table:table-cell>
          <table:table-cell/>
          <table:table-cell office:value-type="string" calcext:value-type="string">
            <text:p>Dansk</text:p>
          </table:table-cell>
          <table:table-cell office:value-type="string" calcext:value-type="string">
            <text:p>Danmark</text:p>
          </table:table-cell>
          <table:table-cell table:number-columns-repeated="2"/>
          <table:table-cell office:value-type="string" calcext:value-type="string">
            <text:p>Grøntsagskasse</text:p>
          </table:table-cell>
          <table:table-cell office:value-type="string" calcext:value-type="string">
            <text:p>Dansk Grøntkasse</text:p>
            <text:p/>
            <text:p>Indholdet varierer fra gang til gang, men vil primært bestå af agurk, diverse tomater, sæsonens grønt såsom auberginer og courgetter. Der kan være enkelte kasser hvor løg, chili og/eller hvidløg er i sortiment.</text:p>
            <text:p>Denne kasse er lavet af produkter, der normalt ville blive frasorteret.. ikke fordi kvaliteten fejler noget, men fordi de ikke lige har den rigtige størrelse. Det synes vi er synd, og derfor har vi samlet dem for at undgå madspild.</text:p>
          </table:table-cell>
          <table:table-cell office:value-type="string" calcext:value-type="string">
            <text:p>https://www.nemlig.com/groentkasse-5022347</text:p>
          </table:table-cell>
        </table:table-row>
        <table:table-row table:style-name="ro7">
          <table:table-cell office:value-type="string" calcext:value-type="string">
            <text:p>Dagligvarer &gt; Kolonial &gt; Bagning &gt; Tørret frugt og bær &gt; Dadler &gt; Dadler stenfri øko.</text:p>
          </table:table-cell>
          <table:table-cell office:value-type="string" calcext:value-type="string">
            <text:p>Dadler stenfri øko.</text:p>
          </table:table-cell>
          <table:table-cell office:value-type="string" calcext:value-type="string">
            <text:p>175 g / Earth Control</text:p>
          </table:table-cell>
          <table:table-cell office:value-type="string" calcext:value-type="string">
            <text:p>Øko (dansk),Øko (europæisk)</text:p>
          </table:table-cell>
          <table:table-cell office:value-type="string" calcext:value-type="string">
            <text:p>25.00</text:p>
          </table:table-cell>
          <table:table-cell office:value-type="string" calcext:value-type="string">
            <text:p>.</text:p>
          </table:table-cell>
          <table:table-cell office:value-type="string" calcext:value-type="string">
            <text:p>Earth Control, System Frugt - Earth Control</text:p>
          </table:table-cell>
          <table:table-cell table:number-columns-repeated="5"/>
          <table:table-cell office:value-type="string" calcext:value-type="string">
            <text:p>Øko (dansk), Øko (europæisk)</text:p>
          </table:table-cell>
          <table:table-cell table:number-columns-repeated="3"/>
          <table:table-cell office:value-type="string" calcext:value-type="string">
            <text:p>Tørret frugt</text:p>
          </table:table-cell>
          <table:table-cell office:value-type="string" calcext:value-type="string">
            <text:p>Økologiske dadler</text:p>
            <text:p>I Mellemøsten høstes de solmodne dadler i oktober til november, når dadlerne har fået en flot, gul-orange farve. De hænger i toppen af palmerne i store klaser på stilke. Tørrede økologiske dadler er særligt populære i december i Danmark, når vi skal julehygge. Det er der god grund til, for de tørrede dadler har en naturlig karamelagtig sødme, der i sig selv smager som det skønneste julekonfekt lige ud af posen. Men dadler er den perfekte, naturlige snack hele året rundt. Nyd dem lige ud af posen, i kager, desserter eller som en del af tapasbordet med tørre, saltede oste.</text:p>
            <text:p/>
            <text:p>Produktets emballage består af en folie og etiket, der er sammensat af plast fra samme familie, hvilket gør at hele emballagen kan genanvendes sammen. Folien er lavet af 43% biobaseret materiale og vi reducerer hermed vores CO2-udslip med knap et ton årligt. Earth Control anvender en 2-lags folie, som beskytter produktet, så vi fastholder en lang holdbarhed og dermed mindsker madspild.</text:p>
          </table:table-cell>
          <table:table-cell office:value-type="string" calcext:value-type="string">
            <text:p>https://www.nemlig.com/dadler-stenfri-oeko-5044093</text:p>
          </table:table-cell>
        </table:table-row>
        <table:table-row table:style-name="ro24">
          <table:table-cell office:value-type="string" calcext:value-type="string">
            <text:p>Dagligvarer &gt; Blomster og have &gt; Jord og gødning &gt; Stueplantegødning</text:p>
          </table:table-cell>
          <table:table-cell office:value-type="string" calcext:value-type="string">
            <text:p>Stueplantegødning</text:p>
          </table:table-cell>
          <table:table-cell office:value-type="string" calcext:value-type="string">
            <text:p>1 l / Organisk / ECOstyle</text:p>
          </table:table-cell>
          <table:table-cell/>
          <table:table-cell office:value-type="string" calcext:value-type="string">
            <text:p>59.95</text:p>
          </table:table-cell>
          <table:table-cell office:value-type="string" calcext:value-type="string">
            <text:p>.</text:p>
          </table:table-cell>
          <table:table-cell office:value-type="string" calcext:value-type="string">
            <text:p>ECOstyle®</text:p>
          </table:table-cell>
          <table:table-cell office:value-type="string" calcext:value-type="string">
            <text:p>Stueplante</text:p>
          </table:table-cell>
          <table:table-cell table:number-columns-repeated="8"/>
          <table:table-cell office:value-type="string" calcext:value-type="string">
            <text:p>Gødning, Organisk gødning</text:p>
          </table:table-cell>
          <table:table-cell office:value-type="string" calcext:value-type="string">
            <text:p>• Organisk gødning</text:p>
            <text:p>• Planten opnår en bedre sundhedstilstand og er mere modstandsdygtig overfor angreb af skadedyr og sygdomme.</text:p>
            <text:p>• Få frodigere plante og grønnere blade.</text:p>
            <text:p>• Næringsstoffer frigives langsomt og planterne optager næring i det omfang de har brug for det.</text:p>
            <text:p>• CO2 neutral, fri for tungmetaller og genmodificeret materiale.</text:p>
            <text:p>• Kan anvendes til økologiske arealer.</text:p>
            <text:p>• NPK: 3-0-4</text:p>
            <text:p>• Giver 100 liter opblandet</text:p>
            <text:p/>
            <text:p>Anvendelse: Brug flaskens låg som målebæger og bland op med vand.</text:p>
            <text:p>Giv gødning hver gang der vandes.</text:p>
            <text:p>I oktober-februar kan dosering evt. halveres.</text:p>
            <text:p>I hvileperioden oktober-februar opblandes med halv dosering.</text:p>
            <text:p/>
            <text:p>Om ECOstyle:</text:p>
            <text:p>ECOstyle tror på, at alle kan få en flot have med sund fornuft og grøn samvittighed.</text:p>
            <text:p>For miljøets skyld - og for din og kommende generationers skyld.</text:p>
            <text:p/>
            <text:p>Med organisk gødning og effektive bekæmpelsesmidler, som er baseret på naturligt forekommende aktivstoffer, giver ECOstyle den bevidste forbruger løsninger, der belaster miljøet mindst muligt.</text:p>
          </table:table-cell>
          <table:table-cell office:value-type="string" calcext:value-type="string">
            <text:p>https://www.nemlig.com/stueplantegoedning-5034141</text:p>
          </table:table-cell>
        </table:table-row>
        <table:table-row table:style-name="ro4">
          <table:table-cell office:value-type="string" calcext:value-type="string">
            <text:p>Dagligvarer &gt; Husholdning og bolig &gt; Rengøring &gt; Rengøringsmiddel &gt; Rengøringssprays &gt; Glasrens</text:p>
          </table:table-cell>
          <table:table-cell office:value-type="string" calcext:value-type="string">
            <text:p>Glasrens</text:p>
          </table:table-cell>
          <table:table-cell office:value-type="string" calcext:value-type="string">
            <text:p>0,50 l / Klar</text:p>
          </table:table-cell>
          <table:table-cell office:value-type="string" calcext:value-type="string">
            <text:p>Svanemærket</text:p>
          </table:table-cell>
          <table:table-cell office:value-type="string" calcext:value-type="string">
            <text:p>19.95</text:p>
          </table:table-cell>
          <table:table-cell office:value-type="string" calcext:value-type="string">
            <text:p>.</text:p>
          </table:table-cell>
          <table:table-cell office:value-type="string" calcext:value-type="string">
            <text:p>Klar</text:p>
          </table:table-cell>
          <table:table-cell office:value-type="string" calcext:value-type="string">
            <text:p>Rengøring, Spejle, Vinduer</text:p>
          </table:table-cell>
          <table:table-cell table:number-columns-repeated="4"/>
          <table:table-cell office:value-type="string" calcext:value-type="string">
            <text:p>Discount, Svanemærket</text:p>
          </table:table-cell>
          <table:table-cell table:number-columns-repeated="3"/>
          <table:table-cell office:value-type="string" calcext:value-type="string">
            <text:p>Glasrens, Rengøringsspray</text:p>
          </table:table-cell>
          <table:table-cell office:value-type="string" calcext:value-type="string">
            <text:p>Glasrens</text:p>
            <text:p>Klar Glasspray er et godt og bæredygtigt alternativ til vask af spejl- og glasoverflader. Varianten indeholder omhyggeligt udvalgte ingredienser og er dermatologisk testet på følsom hud, Svanemærket og vegansk. Sprayen er parfumefri.</text:p>
            <text:p/>
            <text:p>100% vedvarende ingredienser</text:p>
            <text:p>0% farvestoffer</text:p>
            <text:p>0% parfume</text:p>
            <text:p>Skummer ved brug. Reducerer spraytågen med 98,6%</text:p>
            <text:p/>
            <text:p>Gode råd:</text:p>
            <text:p>1. Spray på det område, som skal rengøres ved at holde sprayflasken 20-30 cm fra overfladen ved påføring, eller spray direkte på en klud før vask.</text:p>
            <text:p>2. Brug ikke mere rengøringsmiddel end nødvendigt.</text:p>
            <text:p>3. Må ikke benyttes på LCD- og plasmaskærme. For rengøring af andre typer elektronisk udstyr, følg altid nøje rengøringsinstruktionerne fra producenten.</text:p>
            <text:p>4. Ved tvivl om hvorvidt overfladen tåler produktet, prøv først på et mindre synligt sted.</text:p>
          </table:table-cell>
          <table:table-cell office:value-type="string" calcext:value-type="string">
            <text:p>https://www.nemlig.com/glasrens-5041730</text:p>
          </table:table-cell>
        </table:table-row>
        <table:table-row table:style-name="ro3">
          <table:table-cell office:value-type="string" calcext:value-type="string">
            <text:p>Dagligvarer &gt; Drikkevarer &gt; Kaffe, te og kakao &gt; Kakao &gt; Kakaopulver øko.</text:p>
          </table:table-cell>
          <table:table-cell office:value-type="string" calcext:value-type="string">
            <text:p>Kakaopulver øko.</text:p>
          </table:table-cell>
          <table:table-cell office:value-type="string" calcext:value-type="string">
            <text:p>75 g / fairtrade / Alce Nero</text:p>
          </table:table-cell>
          <table:table-cell office:value-type="string" calcext:value-type="string">
            <text:p>Fairtrade,Øko (europæisk)</text:p>
          </table:table-cell>
          <table:table-cell office:value-type="string" calcext:value-type="string">
            <text:p>21.95</text:p>
          </table:table-cell>
          <table:table-cell office:value-type="string" calcext:value-type="string">
            <text:p>.</text:p>
          </table:table-cell>
          <table:table-cell office:value-type="string" calcext:value-type="string">
            <text:p>Alce Nero</text:p>
          </table:table-cell>
          <table:table-cell office:value-type="string" calcext:value-type="string">
            <text:p>Bagning</text:p>
          </table:table-cell>
          <table:table-cell table:number-columns-repeated="4"/>
          <table:table-cell office:value-type="string" calcext:value-type="string">
            <text:p>Fairtrade, Øko (europæisk)</text:p>
          </table:table-cell>
          <table:table-cell table:number-columns-repeated="3"/>
          <table:table-cell office:value-type="string" calcext:value-type="string">
            <text:p>Kakao</text:p>
          </table:table-cell>
          <table:table-cell office:value-type="string" calcext:value-type="string">
            <text:p>Økologisk kakaopulver</text:p>
            <text:p>Økologisk og fairtrade certificeret kakaopulver med dejlig tekstur. God, fyldig smag som vil give dit bagværk ekstra god chokoladesmag. Prøv den også til at lave din egen hjemmelavede varm kakao. Aaaah!!!</text:p>
          </table:table-cell>
          <table:table-cell office:value-type="string" calcext:value-type="string">
            <text:p>https://www.nemlig.com/kakaopulver-oeko-5028693</text:p>
          </table:table-cell>
        </table:table-row>
        <table:table-row table:style-name="ro2">
          <table:table-cell office:value-type="string" calcext:value-type="string">
            <text:p>Dagligvarer &gt; Brød, kiks og kager &gt; Hele brød &gt; Franskbrød &gt; Skagensbrød</text:p>
          </table:table-cell>
          <table:table-cell office:value-type="string" calcext:value-type="string">
            <text:p>Skagensbrød</text:p>
          </table:table-cell>
          <table:table-cell office:value-type="string" calcext:value-type="string">
            <text:p>580 - 600 g / Lagkagehuset</text:p>
          </table:table-cell>
          <table:table-cell/>
          <table:table-cell office:value-type="string" calcext:value-type="string">
            <text:p>40.00</text:p>
          </table:table-cell>
          <table:table-cell office:value-type="string" calcext:value-type="string">
            <text:p>.</text:p>
          </table:table-cell>
          <table:table-cell office:value-type="string" calcext:value-type="string">
            <text:p>Lagkagehuset</text:p>
          </table:table-cell>
          <table:table-cell office:value-type="string" calcext:value-type="string">
            <text:p>Frokost, Morgenmad, Tilbehør</text:p>
          </table:table-cell>
          <table:table-cell table:number-columns-repeated="8"/>
          <table:table-cell office:value-type="string" calcext:value-type="string">
            <text:p>Brød</text:p>
          </table:table-cell>
          <table:table-cell office:value-type="string" calcext:value-type="string">
            <text:p>Kompakt brød med sprød skorpe</text:p>
            <text:p>Skagensbrødet er et kompakt brød lavet på rugmel, hvedemel og en snert af malt, der er med til at give brødet en karakterfuld smag.</text:p>
            <text:p/>
            <text:p>Før brødet bages, koldhæver dejen i 20 timer. Det er med til at give brødet tæthed og fugt, som forlænger holdbarheden. Og så hjælper det brødet med at danne den sprøde skorpe, som er et af dets varemærker.</text:p>
            <text:p/>
            <text:p>Skagensbrødets overflade er drysset med chiafrø, og ristede solsikkekerner, der giver brødet en nøddeagtig smag.</text:p>
          </table:table-cell>
          <table:table-cell office:value-type="string" calcext:value-type="string">
            <text:p>https://www.nemlig.com/skagensbroed-5006221</text:p>
          </table:table-cell>
        </table:table-row>
        <table:table-row table:style-name="ro1">
          <table:table-cell office:value-type="string" calcext:value-type="string">
            <text:p>Dagligvarer &gt; Husholdning og bolig &gt; Stearinlys, servietter og festartikler &gt; Engangsservice &gt; Bio engangsgaffel i træ</text:p>
          </table:table-cell>
          <table:table-cell office:value-type="string" calcext:value-type="string">
            <text:p>Bio engangsgaffel i træ</text:p>
          </table:table-cell>
          <table:table-cell office:value-type="string" calcext:value-type="string">
            <text:p>8 stk. / 18 cm / Duni</text:p>
          </table:table-cell>
          <table:table-cell/>
          <table:table-cell office:value-type="string" calcext:value-type="string">
            <text:p>19.95</text:p>
          </table:table-cell>
          <table:table-cell office:value-type="string" calcext:value-type="string">
            <text:p>.</text:p>
          </table:table-cell>
          <table:table-cell office:value-type="string" calcext:value-type="string">
            <text:p>Duni</text:p>
          </table:table-cell>
          <table:table-cell office:value-type="string" calcext:value-type="string">
            <text:p>Fest, Fødselsdag, Grill, Picnic</text:p>
          </table:table-cell>
          <table:table-cell table:number-columns-repeated="4"/>
          <table:table-cell office:value-type="string" calcext:value-type="string">
            <text:p>FSC-certificeret, Komposterbar</text:p>
          </table:table-cell>
          <table:table-cell table:number-columns-repeated="3"/>
          <table:table-cell office:value-type="string" calcext:value-type="string">
            <text:p>Engangsbestik</text:p>
          </table:table-cell>
          <table:table-cell/>
          <table:table-cell office:value-type="string" calcext:value-type="string">
            <text:p>https://www.nemlig.com/bio-engangsgaffel-i-trae-5045764</text:p>
          </table:table-cell>
        </table:table-row>
        <table:table-row table:style-name="ro3">
          <table:table-cell office:value-type="string" calcext:value-type="string">
            <text:p>Dagligvarer &gt; Køl og mejeri &gt; Mejeri &gt; Ost &gt; Specialost &gt; Mozzarella &gt; Mozzarella (revet)</text:p>
          </table:table-cell>
          <table:table-cell office:value-type="string" calcext:value-type="string">
            <text:p>Mozzarella (revet)</text:p>
          </table:table-cell>
          <table:table-cell office:value-type="string" calcext:value-type="string">
            <text:p>200 g / Karolines køkken</text:p>
          </table:table-cell>
          <table:table-cell office:value-type="string" calcext:value-type="string">
            <text:p>KØL,Nøglehulsmærket</text:p>
          </table:table-cell>
          <table:table-cell office:value-type="string" calcext:value-type="string">
            <text:p>20.95</text:p>
          </table:table-cell>
          <table:table-cell office:value-type="string" calcext:value-type="string">
            <text:p>.</text:p>
          </table:table-cell>
          <table:table-cell office:value-type="string" calcext:value-type="string">
            <text:p>Karolines Køkken</text:p>
          </table:table-cell>
          <table:table-cell office:value-type="string" calcext:value-type="string">
            <text:p>Lasagne, Mexicansk, Ovnretter, Pizza</text:p>
          </table:table-cell>
          <table:table-cell table:number-columns-repeated="4"/>
          <table:table-cell office:value-type="string" calcext:value-type="string">
            <text:p>KØL, Nøglehulsmærket</text:p>
          </table:table-cell>
          <table:table-cell office:value-type="string" calcext:value-type="string">
            <text:p>Ko</text:p>
          </table:table-cell>
          <table:table-cell table:number-columns-repeated="2"/>
          <table:table-cell office:value-type="string" calcext:value-type="string">
            <text:p>Revet ost</text:p>
          </table:table-cell>
          <table:table-cell office:value-type="string" calcext:value-type="string">
            <text:p>Mozzarella 15% (revet)</text:p>
            <text:p>Karolines Køkken Mozzarella er fremstillet udelukkende af revet mozzarellaost, der med sin specielle smelte- og strækevne er den klassiske ost til pizza. Revet mozzarella er også velegnet til andre ovnretter, hvor en mild ostesmag foretrækkes f.eks. til ostebrød, röstisnitter eller italiensk inspirerede retter som ovnbagte grøntsager med ost eller fyldte tomater. Osten har en meget mild ostesmag.</text:p>
          </table:table-cell>
          <table:table-cell office:value-type="string" calcext:value-type="string">
            <text:p>https://www.nemlig.com/mozzarella-revet-709002</text:p>
          </table:table-cell>
        </table:table-row>
        <table:table-row table:style-name="ro3">
          <table:table-cell office:value-type="string" calcext:value-type="string">
            <text:p>Dagligvarer &gt; Slik og kiosk &gt; Slik &gt; Lakrids &gt; Lakrids m. hindbær</text:p>
          </table:table-cell>
          <table:table-cell office:value-type="string" calcext:value-type="string">
            <text:p>Lakrids m. hindbær</text:p>
          </table:table-cell>
          <table:table-cell office:value-type="string" calcext:value-type="string">
            <text:p>295 g / Lakrids by Bülow</text:p>
          </table:table-cell>
          <table:table-cell/>
          <table:table-cell office:value-type="string" calcext:value-type="string">
            <text:p>130.00</text:p>
          </table:table-cell>
          <table:table-cell office:value-type="string" calcext:value-type="string">
            <text:p>.</text:p>
          </table:table-cell>
          <table:table-cell office:value-type="string" calcext:value-type="string">
            <text:p>Lakrids by Bülow</text:p>
          </table:table-cell>
          <table:table-cell office:value-type="string" calcext:value-type="string">
            <text:p>Dessert, Fest, Fødselsdag, Gave, Jul</text:p>
          </table:table-cell>
          <table:table-cell table:number-columns-repeated="4"/>
          <table:table-cell office:value-type="string" calcext:value-type="string">
            <text:p>Glutenfri</text:p>
          </table:table-cell>
          <table:table-cell table:number-columns-repeated="3"/>
          <table:table-cell office:value-type="string" calcext:value-type="string">
            <text:p>Chokolade, Lakrids, Slik</text:p>
          </table:table-cell>
          <table:table-cell office:value-type="string" calcext:value-type="string">
            <text:p>Lakrids med hindbær</text:p>
            <text:p>Lakrids by Bülows GOLD variant kombinerer perfekt sødmen fra hvid chokolade og syrligheden fra lyserøde hindbær med sød lakrids – hele herligheden er rullet i guldstøv for at skabe lys i denne mørke tid.</text:p>
          </table:table-cell>
          <table:table-cell office:value-type="string" calcext:value-type="string">
            <text:p>https://www.nemlig.com/lakrids-m-hindbaer-5049118</text:p>
          </table:table-cell>
        </table:table-row>
        <table:table-row table:style-name="ro3">
          <table:table-cell office:value-type="string" calcext:value-type="string">
            <text:p>Dagligvarer &gt; Frost &gt; Rødspætter (panerede)</text:p>
          </table:table-cell>
          <table:table-cell office:value-type="string" calcext:value-type="string">
            <text:p>Rødspætter (panerede)</text:p>
          </table:table-cell>
          <table:table-cell office:value-type="string" calcext:value-type="string">
            <text:p>225 g / m. rejer og asparges / frost / Royal Greenland</text:p>
          </table:table-cell>
          <table:table-cell office:value-type="string" calcext:value-type="string">
            <text:p>Frost,MSC-mærket,Nøglehulsmærket</text:p>
          </table:table-cell>
          <table:table-cell office:value-type="string" calcext:value-type="string">
            <text:p>34.95</text:p>
          </table:table-cell>
          <table:table-cell office:value-type="string" calcext:value-type="string">
            <text:p>.</text:p>
          </table:table-cell>
          <table:table-cell office:value-type="string" calcext:value-type="string">
            <text:p>Royal Greenland</text:p>
          </table:table-cell>
          <table:table-cell office:value-type="string" calcext:value-type="string">
            <text:p>Aftensmad, Frokost</text:p>
          </table:table-cell>
          <table:table-cell table:number-columns-repeated="4"/>
          <table:table-cell office:value-type="string" calcext:value-type="string">
            <text:p>Frost, MSC-mærket, Nøglehulsmærket</text:p>
          </table:table-cell>
          <table:table-cell table:number-columns-repeated="3"/>
          <table:table-cell office:value-type="string" calcext:value-type="string">
            <text:p>Fisk</text:p>
          </table:table-cell>
          <table:table-cell office:value-type="string" calcext:value-type="string">
            <text:p>Danske rødspætter fra Royal Greenland</text:p>
            <text:p>De fyldte rødspætter med rejer og asparges består af to danske rødspættefileter lagt sammen om lækkert fyld og derefter paneret og stegt. Rødspætterne er klar til tilberedning i ovn direkte fra frost, og aftensmaden kan være på bordet på kun 25 minutter. Med fyldte rødspætter bliver det både hurtigt og lækkert at få et af de to anbefalede ugentlige fiskemåltider. Server de fyldte rødspætter med pasta eller ris eller med en salat, og du har et helt måltid, som både børn og voksne kan lide. Rødspættefilterne kommer fra MSC-mærket, bæredygtigt, dansk fiskeri.</text:p>
          </table:table-cell>
          <table:table-cell office:value-type="string" calcext:value-type="string">
            <text:p>https://www.nemlig.com/roedspaetter-panerede-805006</text:p>
          </table:table-cell>
        </table:table-row>
        <table:table-row table:style-name="ro9">
          <table:table-cell office:value-type="string" calcext:value-type="string">
            <text:p>Dagligvarer &gt; Kød og fisk &gt; Oksekød &gt; Hakket oksekød &gt; Tortilla 20 cm</text:p>
          </table:table-cell>
          <table:table-cell office:value-type="string" calcext:value-type="string">
            <text:p>Tortilla 20 cm</text:p>
          </table:table-cell>
          <table:table-cell office:value-type="string" calcext:value-type="string">
            <text:p>8 stk. / 320 g / Santa Maria - Tex Mex</text:p>
          </table:table-cell>
          <table:table-cell/>
          <table:table-cell office:value-type="string" calcext:value-type="string">
            <text:p>19.95</text:p>
          </table:table-cell>
          <table:table-cell office:value-type="string" calcext:value-type="string">
            <text:p>13.97</text:p>
          </table:table-cell>
          <table:table-cell office:value-type="string" calcext:value-type="string">
            <text:p>Santa Maria</text:p>
          </table:table-cell>
          <table:table-cell office:value-type="string" calcext:value-type="string">
            <text:p>Madlavning, Mexicansk</text:p>
          </table:table-cell>
          <table:table-cell table:number-columns-repeated="8"/>
          <table:table-cell office:value-type="string" calcext:value-type="string">
            <text:p>Madbrød</text:p>
          </table:table-cell>
          <table:table-cell office:value-type="string" calcext:value-type="string">
            <text:p>Tortillas</text:p>
            <text:p/>
            <text:p>En tortilla som er bagt på hvedemel, fuldkornshvede, hvedeklid og surdej af hvede. Fyld den med dit favoritfyld, spis den til frokost, aftensmad eller på picnic. Når som helst, hvor som helst!</text:p>
          </table:table-cell>
          <table:table-cell office:value-type="string" calcext:value-type="string">
            <text:p>https://www.nemlig.com/tortilla-20-cm-5042024</text:p>
          </table:table-cell>
        </table:table-row>
        <table:table-row table:style-name="ro3">
          <table:table-cell office:value-type="string" calcext:value-type="string">
            <text:p>Dagligvarer &gt; Slik og kiosk &gt; Snacks og chips &gt; Frugt- og müslibarer &gt; Rawbar m. abrikos og kanel øko</text:p>
          </table:table-cell>
          <table:table-cell office:value-type="string" calcext:value-type="string">
            <text:p>Rawbar m. abrikos og kanel øko</text:p>
          </table:table-cell>
          <table:table-cell office:value-type="string" calcext:value-type="string">
            <text:p>45 g / vegansk / glutenfri / Mols Organic</text:p>
          </table:table-cell>
          <table:table-cell office:value-type="string" calcext:value-type="string">
            <text:p>Øko (dansk),Øko (europæisk)</text:p>
          </table:table-cell>
          <table:table-cell office:value-type="string" calcext:value-type="string">
            <text:p>20.95</text:p>
          </table:table-cell>
          <table:table-cell office:value-type="string" calcext:value-type="string">
            <text:p>.</text:p>
          </table:table-cell>
          <table:table-cell office:value-type="string" calcext:value-type="string">
            <text:p>Mols Organic</text:p>
          </table:table-cell>
          <table:table-cell office:value-type="string" calcext:value-type="string">
            <text:p>På farten, Raw food, Snack, Veganer, Økologisk</text:p>
          </table:table-cell>
          <table:table-cell table:number-columns-repeated="4"/>
          <table:table-cell office:value-type="string" calcext:value-type="string">
            <text:p>Glutenfri, Ikke tilsat sukker, Vegansk, Øko (dansk), Øko (europæisk)</text:p>
          </table:table-cell>
          <table:table-cell table:number-columns-repeated="3"/>
          <table:table-cell office:value-type="string" calcext:value-type="string">
            <text:p>Bar</text:p>
          </table:table-cell>
          <table:table-cell office:value-type="string" calcext:value-type="string">
            <text:p>Rawbar med abrikos og kanel</text:p>
            <text:p>Raw - dansk, økologisk, glutenfri, vegansk og uden tilsat sukker.</text:p>
          </table:table-cell>
          <table:table-cell office:value-type="string" calcext:value-type="string">
            <text:p>https://www.nemlig.com/rawbar-m-abrikos-og-kanel-oeko-5047142</text:p>
          </table:table-cell>
        </table:table-row>
        <table:table-row table:style-name="ro7">
          <table:table-cell office:value-type="string" calcext:value-type="string">
            <text:p>Dagligvarer &gt; Pleje og skønhed &gt; Hårprodukter &gt; Balsam &gt; Balsam (alle hårtyper)</text:p>
          </table:table-cell>
          <table:table-cell office:value-type="string" calcext:value-type="string">
            <text:p>Balsam (alle hårtyper)</text:p>
          </table:table-cell>
          <table:table-cell office:value-type="string" calcext:value-type="string">
            <text:p>0,35 l / Derma Family</text:p>
          </table:table-cell>
          <table:table-cell office:value-type="string" calcext:value-type="string">
            <text:p>Dansk,Den Blå Krans,Svanemærket</text:p>
          </table:table-cell>
          <table:table-cell office:value-type="string" calcext:value-type="string">
            <text:p>34.00</text:p>
          </table:table-cell>
          <table:table-cell office:value-type="string" calcext:value-type="string">
            <text:p>.</text:p>
          </table:table-cell>
          <table:table-cell office:value-type="string" calcext:value-type="string">
            <text:p>Derma</text:p>
          </table:table-cell>
          <table:table-cell office:value-type="string" calcext:value-type="string">
            <text:p>Alle hårtyper, Hårpleje</text:p>
          </table:table-cell>
          <table:table-cell table:number-columns-repeated="4"/>
          <table:table-cell office:value-type="string" calcext:value-type="string">
            <text:p>AllergyCertified, Dansk, Den Blå Krans, Discount, Parfumefri, Svanemærket</text:p>
          </table:table-cell>
          <table:table-cell table:number-columns-repeated="2"/>
          <table:table-cell office:value-type="string" calcext:value-type="string">
            <text:p>0,35 l</text:p>
          </table:table-cell>
          <table:table-cell office:value-type="string" calcext:value-type="string">
            <text:p>Balsam, Hårpleje</text:p>
          </table:table-cell>
          <table:table-cell office:value-type="string" calcext:value-type="string">
            <text:p>Derma Balsam 350 ml</text:p>
            <text:p>Derma Family Balsam er en mild og skånsom parfumefri balsam, der gør håret blødt og smidigt og let at rede ud. Balsamen indeholder Glycerin, Pentavitin og mandelolie, der giver optimal fugt og pleje og efterlader håret friskt og velplejet. Den kan bruges dagligt til alle hårtyper med minimal risiko for allergiske reaktioner og hudirritationer og er særlig velegnet til sart hovedbund. Den indeholder ingen parfume eller farvestoffer og kan bruges med minimal risiko for allergiske reaktioner og hudirritationer.</text:p>
            <text:p/>
            <text:p>Sådan bruger du produktet: Vask håret rent med Derma Family Shampoo og massér derefter Derma Family Balsam ind i det fugtige hår og hovedbund. Lad det virke et par minutter og skyl grundigt efter med vand.</text:p>
          </table:table-cell>
          <table:table-cell office:value-type="string" calcext:value-type="string">
            <text:p>https://www.nemlig.com/balsam-alle-haartyper-5501104</text:p>
          </table:table-cell>
        </table:table-row>
        <table:table-row table:style-name="ro12">
          <table:table-cell office:value-type="string" calcext:value-type="string">
            <text:p>Dagligvarer &gt; Kød og fisk &gt; Svinekød &gt; Stegeflæsk og spareribs &gt; Stegeflæsk i skiver øko.</text:p>
          </table:table-cell>
          <table:table-cell office:value-type="string" calcext:value-type="string">
            <text:p>Stegeflæsk i skiver øko.</text:p>
          </table:table-cell>
          <table:table-cell office:value-type="string" calcext:value-type="string">
            <text:p>600 g / Gris Lam &amp; Co</text:p>
          </table:table-cell>
          <table:table-cell office:value-type="string" calcext:value-type="string">
            <text:p>Dansk,KØL,Øko (dansk),Øko (europæisk)</text:p>
          </table:table-cell>
          <table:table-cell office:value-type="string" calcext:value-type="string">
            <text:p>69.95</text:p>
          </table:table-cell>
          <table:table-cell office:value-type="string" calcext:value-type="string">
            <text:p>59.95</text:p>
          </table:table-cell>
          <table:table-cell office:value-type="string" calcext:value-type="string">
            <text:p>Gris Lam &amp; Co</text:p>
          </table:table-cell>
          <table:table-cell office:value-type="string" calcext:value-type="string">
            <text:p>Aftensmad, Grill</text:p>
          </table:table-cell>
          <table:table-cell table:number-columns-repeated="4"/>
          <table:table-cell office:value-type="string" calcext:value-type="string">
            <text:p>Dansk, KØL, Øko (dansk), Øko (europæisk)</text:p>
          </table:table-cell>
          <table:table-cell office:value-type="string" calcext:value-type="string">
            <text:p>Danmark</text:p>
          </table:table-cell>
          <table:table-cell table:number-columns-repeated="2"/>
          <table:table-cell office:value-type="string" calcext:value-type="string">
            <text:p>Svin</text:p>
          </table:table-cell>
          <table:table-cell office:value-type="string" calcext:value-type="string">
            <text:p>Dansk økologisk flæsk i skiver</text:p>
            <text:p>Grisebryskflæsk af økologisk dansk gris.</text:p>
            <text:p>Gris Lam &amp; Co er 100% dansk økologisk kød, pølser og charcuteri fremstillet med omhu, passion og faglig stolthed i eget slagteri lige udenfor Roskilde. Størstedelen af vores økologiske kød kommer fra mindre danske gårde. Vi kender de landmænd, vi handler med, og ved at de passer godt på deres dyr. For at mindske afstanden fra gård til slagteri, samarbejder vi med en række mindre lokale slagtehuse rundt om i landet. Det sikrer en høj dyrevelfærd, og er samtidig med til at bevare arbejdspladserne ude i landkommunerne. Gris Lam &amp; Co er en lille familiedrevet virksomhed, men vi har store ambitioner. Vi tror på nærhed og lokalt samarbejde. Vi tror på det gode håndværk, og på at sand kvalitet ikke er mulig uden grundlæggende respekt for miljø, dyr og mennesker.</text:p>
            <text:p>Tip fra slagteren:</text:p>
            <text:p>Dup skiverne tørre med køkkenrulle, og bank dem flade. Krydr kødet med salt og peber. Læg skiverne på risten i en brandepande, og sæt bradepanden øverst i en kold ovn. Tænd ovnen på 225 grader og steg til de er gyldne og sprøde. Vend skiverne halvvejs. Foretrækker du at stege flæsket på en pande, skal du starte med en godt varm pande. Brun skiverne i 2-3 minutter på hver side. Skru ned til middel varme og steg færdigt til skiverne er sprøde. VeSend undervejs. Serveres traditionelt med kartofler og persillesovs. Rester kan bruges til brændende kærlighed eller til at drysse over en pastaret.</text:p>
          </table:table-cell>
          <table:table-cell office:value-type="string" calcext:value-type="string">
            <text:p>https://www.nemlig.com/stegeflaesk-i-skiver-oeko-5017761</text:p>
          </table:table-cell>
        </table:table-row>
        <table:table-row table:style-name="ro7">
          <table:table-cell office:value-type="string" calcext:value-type="string">
            <text:p>Dagligvarer &gt; Køl og mejeri &gt; Skinke (røget)</text:p>
          </table:table-cell>
          <table:table-cell office:value-type="string" calcext:value-type="string">
            <text:p>Skinke (røget)</text:p>
          </table:table-cell>
          <table:table-cell office:value-type="string" calcext:value-type="string">
            <text:p>100 g / tyndskåret / Defco</text:p>
          </table:table-cell>
          <table:table-cell office:value-type="string" calcext:value-type="string">
            <text:p>KØL,Nøglehulsmærket</text:p>
          </table:table-cell>
          <table:table-cell office:value-type="string" calcext:value-type="string">
            <text:p>14.95</text:p>
          </table:table-cell>
          <table:table-cell office:value-type="string" calcext:value-type="string">
            <text:p>12.95</text:p>
          </table:table-cell>
          <table:table-cell office:value-type="string" calcext:value-type="string">
            <text:p>Defco</text:p>
          </table:table-cell>
          <table:table-cell office:value-type="string" calcext:value-type="string">
            <text:p>Frokost, Madpakke, Tapas</text:p>
          </table:table-cell>
          <table:table-cell table:number-columns-repeated="4"/>
          <table:table-cell office:value-type="string" calcext:value-type="string">
            <text:p>KØL, Nøglehulsmærket</text:p>
          </table:table-cell>
          <table:table-cell office:value-type="string" calcext:value-type="string">
            <text:p>Svin</text:p>
          </table:table-cell>
          <table:table-cell table:number-columns-repeated="2"/>
          <table:table-cell office:value-type="string" calcext:value-type="string">
            <text:p>Pålæg, Pålægspølse</text:p>
          </table:table-cell>
          <table:table-cell office:value-type="string" calcext:value-type="string">
            <text:p>Røget skinke i ekstra tynde skiver</text:p>
            <text:p>Skinke pålæg fra Defco er skåret i ekstra tynde skiver, som kan nydes enten som tilbehør i en tapas menu eller på et stykke brød.</text:p>
            <text:p/>
            <text:p>Røget over bøgeflis.</text:p>
          </table:table-cell>
          <table:table-cell office:value-type="string" calcext:value-type="string">
            <text:p>https://www.nemlig.com/skinke-roeget-5038049</text:p>
          </table:table-cell>
        </table:table-row>
        <table:table-row table:style-name="ro3">
          <table:table-cell table:number-columns-repeated="2" office:value-type="string" calcext:value-type="string">
            <text:p>Æbleskiver</text:p>
          </table:table-cell>
          <table:table-cell office:value-type="string" calcext:value-type="string">
            <text:p>560 g / frost / Jensens Pancakes</text:p>
          </table:table-cell>
          <table:table-cell office:value-type="string" calcext:value-type="string">
            <text:p>Frost</text:p>
          </table:table-cell>
          <table:table-cell office:value-type="string" calcext:value-type="string">
            <text:p>14.95</text:p>
          </table:table-cell>
          <table:table-cell office:value-type="string" calcext:value-type="string">
            <text:p>.</text:p>
          </table:table-cell>
          <table:table-cell office:value-type="string" calcext:value-type="string">
            <text:p>Jensens pancakes</text:p>
          </table:table-cell>
          <table:table-cell office:value-type="string" calcext:value-type="string">
            <text:p>Jul, Mellemmåltid, Snack</text:p>
          </table:table-cell>
          <table:table-cell table:number-columns-repeated="4"/>
          <table:table-cell office:value-type="string" calcext:value-type="string">
            <text:p>Discount, Frost</text:p>
          </table:table-cell>
          <table:table-cell table:number-columns-repeated="3"/>
          <table:table-cell office:value-type="string" calcext:value-type="string">
            <text:p>Brød, Æbleskiver</text:p>
          </table:table-cell>
          <table:table-cell office:value-type="string" calcext:value-type="string">
            <text:p>Æbleskiver</text:p>
            <text:p>Pandestegte Æbleskiver fra Jensens er en ægte dansk klassiker. Luftige og velsmagende med en sprød overflade og en dejlig krumme. Et strejf af citron giver en fyldigere smag.</text:p>
          </table:table-cell>
          <table:table-cell office:value-type="string" calcext:value-type="string">
            <text:p>https://www.nemlig.com/aebleskiver-5048608</text:p>
          </table:table-cell>
        </table:table-row>
        <table:table-row table:style-name="ro3">
          <table:table-cell office:value-type="string" calcext:value-type="string">
            <text:p>Dagligvarer &gt; Kolonial &gt; Bagning &gt; Tørret frugt og bær &gt; Rosiner &gt; Rosiner (dåse)</text:p>
          </table:table-cell>
          <table:table-cell office:value-type="string" calcext:value-type="string">
            <text:p>Rosiner (dåse)</text:p>
          </table:table-cell>
          <table:table-cell office:value-type="string" calcext:value-type="string">
            <text:p>400 g / Sun-Maid</text:p>
          </table:table-cell>
          <table:table-cell/>
          <table:table-cell office:value-type="string" calcext:value-type="string">
            <text:p>34.95</text:p>
          </table:table-cell>
          <table:table-cell office:value-type="string" calcext:value-type="string">
            <text:p>.</text:p>
          </table:table-cell>
          <table:table-cell office:value-type="string" calcext:value-type="string">
            <text:p>Sun-Maid</text:p>
          </table:table-cell>
          <table:table-cell office:value-type="string" calcext:value-type="string">
            <text:p>Müsli, Snack</text:p>
          </table:table-cell>
          <table:table-cell table:number-columns-repeated="8"/>
          <table:table-cell office:value-type="string" calcext:value-type="string">
            <text:p>Rosiner</text:p>
          </table:table-cell>
          <table:table-cell office:value-type="string" calcext:value-type="string">
            <text:p>Rosiner i bøtte fra Sun Maid</text:p>
            <text:p>Sun-Maid rosiner pakket i bøtte, der sikrer friskheden. Perfekt til hele familiens brug af rosiner til morgenmaden, bagning og madlavning. Og så er det også altid rart at have en sød snack i køkkenskabet.</text:p>
          </table:table-cell>
          <table:table-cell office:value-type="string" calcext:value-type="string">
            <text:p>https://www.nemlig.com/rosiner-daase-5036669</text:p>
          </table:table-cell>
        </table:table-row>
        <table:table-row table:style-name="ro7">
          <table:table-cell office:value-type="string" calcext:value-type="string">
            <text:p>Dagligvarer &gt; Køl og mejeri &gt; Færdigretter på køl &gt; Supper &gt; Hønsekødssuppe</text:p>
          </table:table-cell>
          <table:table-cell office:value-type="string" calcext:value-type="string">
            <text:p>Hønsekødssuppe</text:p>
          </table:table-cell>
          <table:table-cell office:value-type="string" calcext:value-type="string">
            <text:p>1 kg / frost / Mou</text:p>
          </table:table-cell>
          <table:table-cell office:value-type="string" calcext:value-type="string">
            <text:p>Frost</text:p>
          </table:table-cell>
          <table:table-cell office:value-type="string" calcext:value-type="string">
            <text:p>16.95</text:p>
          </table:table-cell>
          <table:table-cell office:value-type="string" calcext:value-type="string">
            <text:p>.</text:p>
          </table:table-cell>
          <table:table-cell office:value-type="string" calcext:value-type="string">
            <text:p>Mou</text:p>
          </table:table-cell>
          <table:table-cell table:number-columns-repeated="5"/>
          <table:table-cell office:value-type="string" calcext:value-type="string">
            <text:p>Discount, Frost</text:p>
          </table:table-cell>
          <table:table-cell table:number-columns-repeated="3"/>
          <table:table-cell office:value-type="string" calcext:value-type="string">
            <text:p>Færdigret, Suppe</text:p>
          </table:table-cell>
          <table:table-cell office:value-type="string" calcext:value-type="string">
            <text:p>Hønsekødsuppe</text:p>
            <text:p>Kogt på hele høns, oksekraftben og suppeurter.</text:p>
            <text:p/>
            <text:p>Hønsekødsuppe er indbegrebet af dansk hygge og tradition. Uanset om det er som forret til en selskabsmiddag eller som et dampende varmt hverdagsmåltid i den mørke årstid. Derfor kommer Mou ikke let om ved tingene, når de laver hønsekødsuppe. De laver den på den måde, som de mener, er den rigtige. De starter med hønsefond, hvor de har kogt kraften af hele suppehøns, oksekraftben og suppeurter, og så bruger de grøntsager, som gulerod, selleri og porre.</text:p>
          </table:table-cell>
          <table:table-cell office:value-type="string" calcext:value-type="string">
            <text:p>https://www.nemlig.com/hoensekoedssuppe-804014</text:p>
          </table:table-cell>
        </table:table-row>
        <table:table-row table:style-name="ro12">
          <table:table-cell office:value-type="string" calcext:value-type="string">
            <text:p>Dagligvarer &gt; Drikkevarer &gt; Ch. Guilhem Prestige Blanc</text:p>
          </table:table-cell>
          <table:table-cell office:value-type="string" calcext:value-type="string">
            <text:p>Ch. Guilhem Prestige Blanc</text:p>
          </table:table-cell>
          <table:table-cell office:value-type="string" calcext:value-type="string">
            <text:p>Frankrig / IGP Pays D'oc 2019 / 0,75 l / hvidvin</text:p>
          </table:table-cell>
          <table:table-cell office:value-type="string" calcext:value-type="string">
            <text:p>Øko (europæisk)</text:p>
          </table:table-cell>
          <table:table-cell office:value-type="string" calcext:value-type="string">
            <text:p>129.95</text:p>
          </table:table-cell>
          <table:table-cell office:value-type="string" calcext:value-type="string">
            <text:p>.</text:p>
          </table:table-cell>
          <table:table-cell office:value-type="string" calcext:value-type="string">
            <text:p>Bertrand Gourdou Guilhem</text:p>
          </table:table-cell>
          <table:table-cell office:value-type="string" calcext:value-type="string">
            <text:p>Mager fisk</text:p>
          </table:table-cell>
          <table:table-cell table:number-columns-repeated="3"/>
          <table:table-cell office:value-type="string" calcext:value-type="string">
            <text:p>Frankrig</text:p>
          </table:table-cell>
          <table:table-cell office:value-type="string" calcext:value-type="string">
            <text:p>Øko (europæisk)</text:p>
          </table:table-cell>
          <table:table-cell table:number-columns-repeated="3"/>
          <table:table-cell office:value-type="string" calcext:value-type="string">
            <text:p>Hvidvin</text:p>
          </table:table-cell>
          <table:table-cell office:value-type="string" calcext:value-type="string">
            <text:p>Ch. Guilhem Prestige Blanc</text:p>
            <text:p>Her får du en sprød og aromatisk Sauvignon Blanc, som er rundet af med blid og cremet, mineralsk Chardonnay. Fra Château Guilhems økologiske prestigeserie. Resultatet er magisk. Som at nyde Sancerre og Chablis – fra ét og samme læskende glas! Skabt på håndhøstede ØKO-druer fra et køligt hvidvins-terroir nær Pyrenæerne. Tag ikke fejl af prisen – her venter en hvidvin i topklasse. Klar farve med citrongrønt skær. Næsen lokker med delikat hyldeblomst, stikkelsbær, lime og fersken, der går flot i spænd med friske grønne nuancer af nyslået græs og solbærbusk. I munden meget harmonisk med sprød friskhed og en let cremet tekstur i perfekt balance. Læskende, ren og mineralsk saltet finish. Flot! Nyd den som aperitif - eller til fisk og skaldyr, sushi, fjerkræ, asparges, frisk tomat samt cremede oste.</text:p>
            <text:p/>
            <text:p>Om vinhuset:</text:p>
            <text:p>Chateau Guilhem har været i familiens eje i 6 generationer siden 1878 og er geografisk placereret i Languedoc i det sydlige Frankrig med kik til Pyrenæerne. Bertrand Guilhem er nuværende ejer sammen med familien. Alle vine er certificeret økologisk og der arbejdes imod at blive Biodynamisk indenfor de nærmeste år.</text:p>
          </table:table-cell>
          <table:table-cell office:value-type="string" calcext:value-type="string">
            <text:p>https://www.nemlig.com/ch-guilhem-prestige-blanc-5037851</text:p>
          </table:table-cell>
        </table:table-row>
        <table:table-row table:style-name="ro2">
          <table:table-cell office:value-type="string" calcext:value-type="string">
            <text:p>Dagligvarer &gt; Kolonial &gt; Pasta, ris og bælgfrugter &gt; Bønner &gt; Røde kidneybønner &gt; Røde kidneybønner øko.</text:p>
          </table:table-cell>
          <table:table-cell office:value-type="string" calcext:value-type="string">
            <text:p>Røde kidneybønner øko.</text:p>
          </table:table-cell>
          <table:table-cell office:value-type="string" calcext:value-type="string">
            <text:p>400 g / 240 g / vegansk / Økomama</text:p>
          </table:table-cell>
          <table:table-cell office:value-type="string" calcext:value-type="string">
            <text:p>Nøglehulsmærket,Øko (europæisk)</text:p>
          </table:table-cell>
          <table:table-cell office:value-type="string" calcext:value-type="string">
            <text:p>12.95</text:p>
          </table:table-cell>
          <table:table-cell office:value-type="string" calcext:value-type="string">
            <text:p>.</text:p>
          </table:table-cell>
          <table:table-cell office:value-type="string" calcext:value-type="string">
            <text:p>Økomama</text:p>
          </table:table-cell>
          <table:table-cell office:value-type="string" calcext:value-type="string">
            <text:p>Gryderetter, Humus, Mexicansk, Suppe, Økologisk</text:p>
          </table:table-cell>
          <table:table-cell table:number-columns-repeated="4"/>
          <table:table-cell office:value-type="string" calcext:value-type="string">
            <text:p>Nøglehulsmærket, Vegansk, Øko (europæisk)</text:p>
          </table:table-cell>
          <table:table-cell table:number-columns-repeated="3"/>
          <table:table-cell office:value-type="string" calcext:value-type="string">
            <text:p>Bønner</text:p>
          </table:table-cell>
          <table:table-cell office:value-type="string" calcext:value-type="string">
            <text:p>Økologiske røde kidneybønner</text:p>
            <text:p>Produceret af kærlighed til det store verdenskøkken. Økomama Økologiske Kidney Beans er et 100% vegansk produkt, som er perfekte til bla.: chili con carne, tortilla pandekager, gryderetter, supper, bønnemos og bønnehumus.</text:p>
            <text:p/>
            <text:p>Nettovægt: 400 g / Drænet vægt: 240 g.</text:p>
            <text:p/>
            <text:p>Dåsen er kategoriseret BPA-NI.</text:p>
          </table:table-cell>
          <table:table-cell office:value-type="string" calcext:value-type="string">
            <text:p>https://www.nemlig.com/roede-kidneyboenner-oeko-5043544</text:p>
          </table:table-cell>
        </table:table-row>
        <table:table-row table:style-name="ro1">
          <table:table-cell office:value-type="string" calcext:value-type="string">
            <text:p>Dagligvarer &gt; Drikkevarer &gt; Øl &gt; Øltyper &gt; Specialøl &gt; Dild dip mix</text:p>
          </table:table-cell>
          <table:table-cell office:value-type="string" calcext:value-type="string">
            <text:p>Dild dip mix</text:p>
          </table:table-cell>
          <table:table-cell office:value-type="string" calcext:value-type="string">
            <text:p>14 g / KiMs</text:p>
          </table:table-cell>
          <table:table-cell/>
          <table:table-cell office:value-type="string" calcext:value-type="string">
            <text:p>8.95</text:p>
          </table:table-cell>
          <table:table-cell office:value-type="string" calcext:value-type="string">
            <text:p>.</text:p>
          </table:table-cell>
          <table:table-cell office:value-type="string" calcext:value-type="string">
            <text:p>KiMs</text:p>
          </table:table-cell>
          <table:table-cell table:number-columns-repeated="9"/>
          <table:table-cell office:value-type="string" calcext:value-type="string">
            <text:p>Dip</text:p>
          </table:table-cell>
          <table:table-cell office:value-type="string" calcext:value-type="string">
            <text:p>KiMs Dip Mix Dild er blandt danskernes favoritter, den smager skønt af dild og løg. Perfekt til dine chips! Røres op med 1,5 dl. creme fraiche, fromage fraiche eller lignende, du bestemmer selv hvor fedtfattig du vil have din dip.</text:p>
          </table:table-cell>
          <table:table-cell office:value-type="string" calcext:value-type="string">
            <text:p>https://www.nemlig.com/dild-dip-mix-5009907</text:p>
          </table:table-cell>
        </table:table-row>
        <table:table-row table:style-name="ro2">
          <table:table-cell office:value-type="string" calcext:value-type="string">
            <text:p>Dagligvarer &gt; Slik og kiosk &gt; Kontorartikler &gt; Frimærker, kuverter og pakkelabels &gt; Frimærker 30,00 kr.</text:p>
          </table:table-cell>
          <table:table-cell office:value-type="string" calcext:value-type="string">
            <text:p>Frimærker 30,00 kr.</text:p>
          </table:table-cell>
          <table:table-cell office:value-type="string" calcext:value-type="string">
            <text:p>10 stk. / hæfte / Vikingeliv / Udland</text:p>
          </table:table-cell>
          <table:table-cell/>
          <table:table-cell office:value-type="string" calcext:value-type="string">
            <text:p>300.00</text:p>
          </table:table-cell>
          <table:table-cell office:value-type="string" calcext:value-type="string">
            <text:p>.</text:p>
          </table:table-cell>
          <table:table-cell office:value-type="string" calcext:value-type="string">
            <text:p>Postnord</text:p>
          </table:table-cell>
          <table:table-cell table:number-columns-repeated="9"/>
          <table:table-cell office:value-type="string" calcext:value-type="string">
            <text:p>Frimærker</text:p>
          </table:table-cell>
          <table:table-cell office:value-type="string" calcext:value-type="string">
            <text:p>Frimærkestribe med 10 frimærker á 30 kr</text:p>
            <text:p>Portotaksten til breve til udlandet.</text:p>
            <text:p/>
            <text:p>- 1 mærke: højst 100 g</text:p>
            <text:p>- 2 mærker: højst 500 g</text:p>
            <text:p>- 4 mærker: højst 2 kg</text:p>
          </table:table-cell>
          <table:table-cell office:value-type="string" calcext:value-type="string">
            <text:p>https://www.nemlig.com/frimaerker-30-00-kr-5037901</text:p>
          </table:table-cell>
        </table:table-row>
        <table:table-row table:style-name="ro3">
          <table:table-cell office:value-type="string" calcext:value-type="string">
            <text:p>Dagligvarer &gt; Husholdning og bolig &gt; Opvask &gt; Maskinrens &gt; Afspændingsmiddel</text:p>
          </table:table-cell>
          <table:table-cell office:value-type="string" calcext:value-type="string">
            <text:p>Afspændingsmiddel</text:p>
          </table:table-cell>
          <table:table-cell office:value-type="string" calcext:value-type="string">
            <text:p>0,50 l / First Price</text:p>
          </table:table-cell>
          <table:table-cell/>
          <table:table-cell office:value-type="string" calcext:value-type="string">
            <text:p>7.25</text:p>
          </table:table-cell>
          <table:table-cell office:value-type="string" calcext:value-type="string">
            <text:p>.</text:p>
          </table:table-cell>
          <table:table-cell office:value-type="string" calcext:value-type="string">
            <text:p>First Price</text:p>
          </table:table-cell>
          <table:table-cell table:number-columns-repeated="5"/>
          <table:table-cell office:value-type="string" calcext:value-type="string">
            <text:p>Discount</text:p>
          </table:table-cell>
          <table:table-cell table:number-columns-repeated="3"/>
          <table:table-cell office:value-type="string" calcext:value-type="string">
            <text:p>Afspændingsmiddel</text:p>
          </table:table-cell>
          <table:table-cell office:value-type="string" calcext:value-type="string">
            <text:p>Afspændingsmiddel</text:p>
            <text:p>Bruges til opvaskemaskiner. Modvirker pletter og efterlader servicet blankt.</text:p>
          </table:table-cell>
          <table:table-cell office:value-type="string" calcext:value-type="string">
            <text:p>https://www.nemlig.com/afspaendingsmiddel-2301061</text:p>
          </table:table-cell>
        </table:table-row>
        <table:table-row table:style-name="ro7">
          <table:table-cell office:value-type="string" calcext:value-type="string">
            <text:p>Dagligvarer &gt; Frost &gt; Brød og kager &gt; Desserter og pandekager &gt; Chokolademousse</text:p>
          </table:table-cell>
          <table:table-cell office:value-type="string" calcext:value-type="string">
            <text:p>Chokolademousse</text:p>
          </table:table-cell>
          <table:table-cell office:value-type="string" calcext:value-type="string">
            <text:p>104 g / frost / Cofoco Food</text:p>
          </table:table-cell>
          <table:table-cell office:value-type="string" calcext:value-type="string">
            <text:p>Frost</text:p>
          </table:table-cell>
          <table:table-cell office:value-type="string" calcext:value-type="string">
            <text:p>30.95</text:p>
          </table:table-cell>
          <table:table-cell office:value-type="string" calcext:value-type="string">
            <text:p>24.76</text:p>
          </table:table-cell>
          <table:table-cell office:value-type="string" calcext:value-type="string">
            <text:p>Cofoco</text:p>
          </table:table-cell>
          <table:table-cell table:number-columns-repeated="5"/>
          <table:table-cell office:value-type="string" calcext:value-type="string">
            <text:p>Frost</text:p>
          </table:table-cell>
          <table:table-cell table:number-columns-repeated="3"/>
          <table:table-cell office:value-type="string" calcext:value-type="string">
            <text:p>Dessert</text:p>
          </table:table-cell>
          <table:table-cell office:value-type="string" calcext:value-type="string">
            <text:p>Klassisk chokolademoussé</text:p>
            <text:p>Moussé fra Cofoco lavet på den lækreste belgiske Callebaut chokolade.</text:p>
            <text:p/>
            <text:p>Lad desserten tø op, og servér.</text:p>
          </table:table-cell>
          <table:table-cell office:value-type="string" calcext:value-type="string">
            <text:p>https://www.nemlig.com/chokolademousse-5010539</text:p>
          </table:table-cell>
        </table:table-row>
        <table:table-row table:style-name="ro3">
          <table:table-cell office:value-type="string" calcext:value-type="string">
            <text:p>Dagligvarer &gt; Køl og mejeri &gt; Frisk pasta &gt; Pasta uden fyld &gt; Andet frisk pasta uden fyld &gt; Tagliatelle (frisk)</text:p>
          </table:table-cell>
          <table:table-cell office:value-type="string" calcext:value-type="string">
            <text:p>Tagliatelle (frisk)</text:p>
          </table:table-cell>
          <table:table-cell office:value-type="string" calcext:value-type="string">
            <text:p>500 g / Rana</text:p>
          </table:table-cell>
          <table:table-cell office:value-type="string" calcext:value-type="string">
            <text:p>KØL</text:p>
          </table:table-cell>
          <table:table-cell office:value-type="string" calcext:value-type="string">
            <text:p>25.95</text:p>
          </table:table-cell>
          <table:table-cell office:value-type="string" calcext:value-type="string">
            <text:p>.</text:p>
          </table:table-cell>
          <table:table-cell office:value-type="string" calcext:value-type="string">
            <text:p>Rana</text:p>
          </table:table-cell>
          <table:table-cell office:value-type="string" calcext:value-type="string">
            <text:p>Aftensmad</text:p>
          </table:table-cell>
          <table:table-cell table:number-columns-repeated="4"/>
          <table:table-cell office:value-type="string" calcext:value-type="string">
            <text:p>KØL</text:p>
          </table:table-cell>
          <table:table-cell table:number-columns-repeated="3"/>
          <table:table-cell office:value-type="string" calcext:value-type="string">
            <text:p>Pasta</text:p>
          </table:table-cell>
          <table:table-cell office:value-type="string" calcext:value-type="string">
            <text:p>Italiensk pasta</text:p>
            <text:p>Frisk italiensk pasta med æg. Pift pastaen op med en god sauce eller pesto. En god ekstra Jomfru olivenolie og revet Parmasan giver også din færdige pasta en vidunderlig smag. Følg anvisningen af den korte kogetid - det vil bringe det bedste frem i den færdige pasta.</text:p>
          </table:table-cell>
          <table:table-cell office:value-type="string" calcext:value-type="string">
            <text:p>https://www.nemlig.com/tagliatelle-frisk-5021692</text:p>
          </table:table-cell>
        </table:table-row>
        <table:table-row table:style-name="ro3">
          <table:table-cell office:value-type="string" calcext:value-type="string">
            <text:p>Dagligvarer &gt; Kolonial &gt; Tapasspecialiteter &gt; Pesto &gt; Rød pesto øko.</text:p>
          </table:table-cell>
          <table:table-cell office:value-type="string" calcext:value-type="string">
            <text:p>Rød pesto øko.</text:p>
          </table:table-cell>
          <table:table-cell office:value-type="string" calcext:value-type="string">
            <text:p>130 g / m. tomat / SpiZe</text:p>
          </table:table-cell>
          <table:table-cell office:value-type="string" calcext:value-type="string">
            <text:p>Øko (europæisk)</text:p>
          </table:table-cell>
          <table:table-cell office:value-type="string" calcext:value-type="string">
            <text:p>20.15</text:p>
          </table:table-cell>
          <table:table-cell office:value-type="string" calcext:value-type="string">
            <text:p>.</text:p>
          </table:table-cell>
          <table:table-cell office:value-type="string" calcext:value-type="string">
            <text:p>SpiZe</text:p>
          </table:table-cell>
          <table:table-cell table:number-columns-repeated="5"/>
          <table:table-cell office:value-type="string" calcext:value-type="string">
            <text:p>Discount, Øko (europæisk)</text:p>
          </table:table-cell>
          <table:table-cell table:number-columns-repeated="3"/>
          <table:table-cell office:value-type="string" calcext:value-type="string">
            <text:p>Pesto</text:p>
          </table:table-cell>
          <table:table-cell office:value-type="string" calcext:value-type="string">
            <text:p>Økologisk rød pesto</text:p>
            <text:p>Soltørrede tomater, solsikkeolie, basilikum og parmesan er basisingredienser i denne økologiske pesto. Et kalejdoskop af Middelhavets aromaer, der gør det til en leg at være kreativ i køkkenet. Server pestoen som dip, eller vend den friskkogte pasta i en skefuld pesto, og du har et let og delikat måltid.</text:p>
          </table:table-cell>
          <table:table-cell office:value-type="string" calcext:value-type="string">
            <text:p>https://www.nemlig.com/roed-pesto-oeko-5020925</text:p>
          </table:table-cell>
        </table:table-row>
        <table:table-row table:style-name="ro3">
          <table:table-cell office:value-type="string" calcext:value-type="string">
            <text:p>Dagligvarer &gt; Kolonial &gt; Færdigretter &gt; Suppe &gt; Miso suppepasta øko.</text:p>
          </table:table-cell>
          <table:table-cell office:value-type="string" calcext:value-type="string">
            <text:p>Miso suppepasta øko.</text:p>
          </table:table-cell>
          <table:table-cell office:value-type="string" calcext:value-type="string">
            <text:p>4 x 15 g / m. tang / vegansk / Clearspring</text:p>
          </table:table-cell>
          <table:table-cell office:value-type="string" calcext:value-type="string">
            <text:p>Øko (europæisk)</text:p>
          </table:table-cell>
          <table:table-cell office:value-type="string" calcext:value-type="string">
            <text:p>36.00</text:p>
          </table:table-cell>
          <table:table-cell office:value-type="string" calcext:value-type="string">
            <text:p>.</text:p>
          </table:table-cell>
          <table:table-cell office:value-type="string" calcext:value-type="string">
            <text:p>Clearspring</text:p>
          </table:table-cell>
          <table:table-cell office:value-type="string" calcext:value-type="string">
            <text:p>Dip, Dressing, Forret, Mellemmåltid, Sauce</text:p>
          </table:table-cell>
          <table:table-cell office:value-type="string" calcext:value-type="string">
            <text:p>Klempose</text:p>
          </table:table-cell>
          <table:table-cell table:number-columns-repeated="3"/>
          <table:table-cell office:value-type="string" calcext:value-type="string">
            <text:p>Glutenfri, Vegansk, Øko (europæisk)</text:p>
          </table:table-cell>
          <table:table-cell table:number-columns-repeated="3"/>
          <table:table-cell office:value-type="string" calcext:value-type="string">
            <text:p>Suppe</text:p>
          </table:table-cell>
          <table:table-cell office:value-type="string" calcext:value-type="string">
            <text:p>Miso suppepasta med tang</text:p>
            <text:p>Instant miso suppe som paste og i breve. Dette er en lys og mild miso med tang.</text:p>
          </table:table-cell>
          <table:table-cell office:value-type="string" calcext:value-type="string">
            <text:p>https://www.nemlig.com/miso-suppepasta-oeko-5047346</text:p>
          </table:table-cell>
        </table:table-row>
        <table:table-row table:style-name="ro16">
          <table:table-cell office:value-type="string" calcext:value-type="string">
            <text:p>Dagligvarer &gt; Frugt og grønt &gt; Frugt &gt; Eksotisk frugt &gt; Passionsfrugt</text:p>
          </table:table-cell>
          <table:table-cell office:value-type="string" calcext:value-type="string">
            <text:p>Passionsfrugt</text:p>
          </table:table-cell>
          <table:table-cell office:value-type="string" calcext:value-type="string">
            <text:p>1 stk. / Colombia / Klasse 1</text:p>
          </table:table-cell>
          <table:table-cell/>
          <table:table-cell office:value-type="string" calcext:value-type="string">
            <text:p>6.00</text:p>
          </table:table-cell>
          <table:table-cell office:value-type="string" calcext:value-type="string">
            <text:p>.</text:p>
          </table:table-cell>
          <table:table-cell/>
          <table:table-cell office:value-type="string" calcext:value-type="string">
            <text:p>Brunch, Morgenmad, Salat, Snack, Tilbehør</text:p>
          </table:table-cell>
          <table:table-cell/>
          <table:table-cell office:value-type="string" calcext:value-type="string">
            <text:p>Brun, Grøn, Gul</text:p>
          </table:table-cell>
          <table:table-cell office:value-type="string" calcext:value-type="string">
            <text:p>Klasse 1</text:p>
          </table:table-cell>
          <table:table-cell table:number-columns-repeated="2"/>
          <table:table-cell office:value-type="string" calcext:value-type="string">
            <text:p>Colombia</text:p>
          </table:table-cell>
          <table:table-cell table:number-columns-repeated="2"/>
          <table:table-cell office:value-type="string" calcext:value-type="string">
            <text:p>Frugt, Passionsfrugt</text:p>
          </table:table-cell>
          <table:table-cell office:value-type="string" calcext:value-type="string">
            <text:p>Passionsfrugt stammer oprindeligt fra Sydamerika, hvor den er blevet dyrket i flere hundrede år.</text:p>
            <text:p/>
            <text:p>Når frugten er umoden har den brun og grønlig farve, og er helt glat på skallen. Jo mere moden frugten bliver, desto mere rynket og læderagtig bliver den og farven bliver en lille smule mørkere.</text:p>
            <text:p/>
            <text:p>Passionsfrugtens kød er rødgult og geleagtigt, som er fyldt med en masse frø. Man spiser frøene med det geleagtige kød omkring, og smagen er frisk, syrlig og aromatisk.</text:p>
            <text:p/>
            <text:p>Dens flotte farver pynter i desserter samt salater, men kan også bruges til kødretter, hvor den syrlige smag giver et forfriskende pift.</text:p>
            <text:p/>
            <text:p>Tips:</text:p>
            <text:p>Frugten er nem at anvende. Den skæres over på midten, så man frit kan skrabe frugtkødet ud med en ske. Herefter kan den anvendes hvor man ønsker det.</text:p>
            <text:p/>
            <text:p>Hos nemlig.com lægger vi stor vægt på, at kvaliteten på frugt og grønt er høj. Det betyder, at vi vælger at kassere varen, hvis kvaliteten ikke er i orden. I de tilfælde erstatter vi så vidt muligt varen med tilsvarende, der kan skaffes fra en anden leverandør. Derfor forbeholder vi os retten til at levere produkter fra et andet land end det, der stod på hjemmesiden ved bestilling. Alternativet ville være ikke at kunne levere den pågældende vare. Det synes vi er sund fornuft.</text:p>
          </table:table-cell>
          <table:table-cell office:value-type="string" calcext:value-type="string">
            <text:p>https://www.nemlig.com/passionsfrugt-5001670</text:p>
          </table:table-cell>
        </table:table-row>
        <table:table-row table:style-name="ro3">
          <table:table-cell office:value-type="string" calcext:value-type="string">
            <text:p>Dagligvarer &gt; Drikkevarer &gt; Sodavand &gt; Cola &gt; Cola øko.</text:p>
          </table:table-cell>
          <table:table-cell office:value-type="string" calcext:value-type="string">
            <text:p>Cola øko.</text:p>
          </table:table-cell>
          <table:table-cell office:value-type="string" calcext:value-type="string">
            <text:p>0,25 l / ex. pant / Naturfrisk</text:p>
          </table:table-cell>
          <table:table-cell office:value-type="string" calcext:value-type="string">
            <text:p>Øko (dansk),Øko (europæisk)</text:p>
          </table:table-cell>
          <table:table-cell office:value-type="string" calcext:value-type="string">
            <text:p>12.50</text:p>
          </table:table-cell>
          <table:table-cell office:value-type="string" calcext:value-type="string">
            <text:p>.</text:p>
          </table:table-cell>
          <table:table-cell office:value-type="string" calcext:value-type="string">
            <text:p>Macarn</text:p>
          </table:table-cell>
          <table:table-cell office:value-type="string" calcext:value-type="string">
            <text:p>Børn, Drikke</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Cola, Sodavand</text:p>
          </table:table-cell>
          <table:table-cell office:value-type="string" calcext:value-type="string">
            <text:p>Økologisk cola</text:p>
            <text:p>Klassisk smag, udtrukket af økologiske colanødder fra de varme lande. Aromatisk, forfriskende og opløftende.</text:p>
          </table:table-cell>
          <table:table-cell office:value-type="string" calcext:value-type="string">
            <text:p>https://www.nemlig.com/cola-oeko-5046756</text:p>
          </table:table-cell>
        </table:table-row>
        <table:table-row table:style-name="ro5">
          <table:table-cell office:value-type="string" calcext:value-type="string">
            <text:p>Dagligvarer &gt; Kød og fisk &gt; Svinekød &gt; Stege af svinekød &gt; Bacon i tykke skiver</text:p>
          </table:table-cell>
          <table:table-cell office:value-type="string" calcext:value-type="string">
            <text:p>Bacon i tykke skiver</text:p>
          </table:table-cell>
          <table:table-cell office:value-type="string" calcext:value-type="string">
            <text:p>300 g / hjemmelavet / Centerslagteren</text:p>
          </table:table-cell>
          <table:table-cell office:value-type="string" calcext:value-type="string">
            <text:p>KØL</text:p>
          </table:table-cell>
          <table:table-cell office:value-type="string" calcext:value-type="string">
            <text:p>57.50</text:p>
          </table:table-cell>
          <table:table-cell office:value-type="string" calcext:value-type="string">
            <text:p>.</text:p>
          </table:table-cell>
          <table:table-cell office:value-type="string" calcext:value-type="string">
            <text:p>Centerslagteren</text:p>
          </table:table-cell>
          <table:table-cell office:value-type="string" calcext:value-type="string">
            <text:p>Frokost, Grill, Gryderetter, Jul, Madlavning</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Bacon</text:p>
          </table:table-cell>
          <table:table-cell office:value-type="string" calcext:value-type="string">
            <text:p>Skåret af nakkefileten som sidder i forlængelse af svinefileten oppe mod hovedet. Er meget marmoreret som giver en god smag.</text:p>
            <text:p/>
            <text:p>Kødet fra danske grise har den høje kvalitet og fødevaresikkerhed, du og din familie har krav på. Grisene har fået en skånsom behandling på slagtedagen, derfor en forbedret kvalitet. Det betyder at svindet fra kødet reduceres, og resultatet er et lavere stegesvind under tilberedningen.</text:p>
            <text:p/>
            <text:p>Kødet kommer fra Danmark.</text:p>
            <text:p/>
            <text:p>Tip fra slagteren:</text:p>
            <text:p>Rigtig god til grillen.</text:p>
          </table:table-cell>
          <table:table-cell office:value-type="string" calcext:value-type="string">
            <text:p>https://www.nemlig.com/bacon-i-tykke-skiver-5502268</text:p>
          </table:table-cell>
        </table:table-row>
        <table:table-row table:style-name="ro3">
          <table:table-cell office:value-type="string" calcext:value-type="string">
            <text:p>Dagligvarer &gt; Drikkevarer &gt; Brunello di Montalcino</text:p>
          </table:table-cell>
          <table:table-cell office:value-type="string" calcext:value-type="string">
            <text:p>Brunello di Montalcino</text:p>
          </table:table-cell>
          <table:table-cell office:value-type="string" calcext:value-type="string">
            <text:p>Italien / Toscana / 2014 / 6 x 0,75 l / rødvin</text:p>
          </table:table-cell>
          <table:table-cell/>
          <table:table-cell office:value-type="string" calcext:value-type="string">
            <text:p>1499.70</text:p>
          </table:table-cell>
          <table:table-cell office:value-type="string" calcext:value-type="string">
            <text:p>899.70</text:p>
          </table:table-cell>
          <table:table-cell table:number-columns-repeated="2"/>
          <table:table-cell office:value-type="string" calcext:value-type="string">
            <text:p>Kasse, Kork</text:p>
          </table:table-cell>
          <table:table-cell table:number-columns-repeated="2"/>
          <table:table-cell office:value-type="string" calcext:value-type="string">
            <text:p>Italien</text:p>
          </table:table-cell>
          <table:table-cell table:number-columns-repeated="4"/>
          <table:table-cell office:value-type="string" calcext:value-type="string">
            <text:p>Rødvin</text:p>
          </table:table-cell>
          <table:table-cell office:value-type="string" calcext:value-type="string">
            <text:p>Visconti Brunello di Montalcino</text:p>
            <text:p>Intens granatrød farve i glasset med en stærk karakter. Intense aromaer på næsen af blåbær, brombær og vilde jordbær. Krydrede noter, og en fremragende krop med gode tanniner og en harmonisk og elegant finish.</text:p>
          </table:table-cell>
          <table:table-cell office:value-type="string" calcext:value-type="string">
            <text:p>https://www.nemlig.com/brunello-di-montalcino-5048054</text:p>
          </table:table-cell>
        </table:table-row>
        <table:table-row table:style-name="ro7">
          <table:table-cell office:value-type="string" calcext:value-type="string">
            <text:p>Dagligvarer &gt; Husholdning og bolig &gt; Elartikler &gt; Stikdåser, kabler mv. &gt; Stikdåse 6-vejs m. afbryder</text:p>
          </table:table-cell>
          <table:table-cell office:value-type="string" calcext:value-type="string">
            <text:p>Stikdåse 6-vejs m. afbryder</text:p>
          </table:table-cell>
          <table:table-cell office:value-type="string" calcext:value-type="string">
            <text:p>1 stk. / E-Line</text:p>
          </table:table-cell>
          <table:table-cell/>
          <table:table-cell office:value-type="string" calcext:value-type="string">
            <text:p>39.95</text:p>
          </table:table-cell>
          <table:table-cell office:value-type="string" calcext:value-type="string">
            <text:p>.</text:p>
          </table:table-cell>
          <table:table-cell office:value-type="string" calcext:value-type="string">
            <text:p>E-Line</text:p>
          </table:table-cell>
          <table:table-cell office:value-type="string" calcext:value-type="string">
            <text:p>Hjemmet</text:p>
          </table:table-cell>
          <table:table-cell table:number-columns-repeated="8"/>
          <table:table-cell office:value-type="string" calcext:value-type="string">
            <text:p>Stikdåse</text:p>
          </table:table-cell>
          <table:table-cell office:value-type="string" calcext:value-type="string">
            <text:p>6-vejs stikdåse med afbryder</text:p>
            <text:p>Børnesikret hvid stikdåse med 6 udtag uden jordforbindelse, til samling af elapparater. På stikdåsen er der monteret en fælles afbryderknap hvor man kan tænde og slukke for alle udtag. Stikdåsen er monteret med 1,5 meter ledning.</text:p>
            <text:p/>
            <text:p>Produktinformation: Ledning: 1,5 meter Farve: Hvid Antal udtag: 6 Primær spænding: 230 volt Strøm: 16 ampere Watt: maks. 3.680 watt IP-grad: IP20</text:p>
          </table:table-cell>
          <table:table-cell office:value-type="string" calcext:value-type="string">
            <text:p>https://www.nemlig.com/stikdaase-6-vejs-m-afbryder-5030779</text:p>
          </table:table-cell>
        </table:table-row>
        <table:table-row table:style-name="ro24">
          <table:table-cell office:value-type="string" calcext:value-type="string">
            <text:p>Dagligvarer &gt; Kød og fisk &gt; Kylling &gt; Hakket kylling &gt; Hakket kylling 7-10%</text:p>
          </table:table-cell>
          <table:table-cell office:value-type="string" calcext:value-type="string">
            <text:p>Hakket kylling 7-10%</text:p>
          </table:table-cell>
          <table:table-cell office:value-type="string" calcext:value-type="string">
            <text:p>1 kg / Rose</text:p>
          </table:table-cell>
          <table:table-cell office:value-type="string" calcext:value-type="string">
            <text:p>Dansk,Halal,KØL,Nøglehulsmærket</text:p>
          </table:table-cell>
          <table:table-cell office:value-type="string" calcext:value-type="string">
            <text:p>48.75</text:p>
          </table:table-cell>
          <table:table-cell office:value-type="string" calcext:value-type="string">
            <text:p>35.95</text:p>
          </table:table-cell>
          <table:table-cell office:value-type="string" calcext:value-type="string">
            <text:p>Rose</text:p>
          </table:table-cell>
          <table:table-cell office:value-type="string" calcext:value-type="string">
            <text:p>Frikadeller</text:p>
          </table:table-cell>
          <table:table-cell table:number-columns-repeated="4"/>
          <table:table-cell office:value-type="string" calcext:value-type="string">
            <text:p>Dansk, Halal, KØL, Nøglehulsmærket</text:p>
          </table:table-cell>
          <table:table-cell office:value-type="string" calcext:value-type="string">
            <text:p>Danmark</text:p>
          </table:table-cell>
          <table:table-cell table:number-columns-repeated="2"/>
          <table:table-cell office:value-type="string" calcext:value-type="string">
            <text:p>Kylling</text:p>
          </table:table-cell>
          <table:table-cell office:value-type="string" calcext:value-type="string">
            <text:p>Hakket kylling 7-10%</text:p>
            <text:p>100% hakkede kyllingelår. Smagfuldt, saftigt og rigt på protein.</text:p>
            <text:p/>
            <text:p>Let at skifte traditionelt anvendt hakkekød ud med hakket kylling i mange gode danske retter.</text:p>
            <text:p>Kyllingen er ikke behandlet med antibiotika.</text:p>
            <text:p/>
            <text:p>Dansk Kylling – opdrættet, slagtet og pakket i Danmark.</text:p>
            <text:p>Når du vælger Dansk ROSE Kylling, får du altid kylling, der er opvokset på danske gårde, ved dedikerede danske landmænd, som har stor fokus på dyrevelfærd og trivsel.</text:p>
            <text:p>Under kyllingens opvækst lever den et trygt liv, hvor den kan gå frit omkring i en varm og tør stald. Den spiser når den har lyst, og har fri adgang til frisk strøelse, vand og foder.</text:p>
            <text:p/>
            <text:p>Et klimasmart valg</text:p>
            <text:p>Kyllingens miljøbelastning er op til 85% lavere end andre kødtyper og ligger dermed på niveau med plantefars og fisk. Blot ved at skifte det traditionelle hakkekød ud med hakket kylling i favoritretter som Spaghetti-Kødsauce, og Lasagne kan du reducere miljøbelastningen hele 85%.</text:p>
            <text:p/>
            <text:p>Tilberedning:</text:p>
            <text:p>Hakket kylling er god til spaghettiretter, frikadeller, boller i karry, lasagne og hvor du ellers plejer at anvende hakket kød. Tilsæt eventuelt ekstra krydderier til hakket kyllingekød, da det har en lidt mildere smag, end andre hakkede kødtyper.</text:p>
            <text:p/>
            <text:p>Serveringsforslag: 4 personer. Meatballs: 400 g hakket kyllingekød, 3 spsk mælk, 50 g lyst brød, 1 dl bredbladet persille, frisk rosmarin, 25 g parmesan, 1 æg. Tomatsauce: 1 spsk olivenolie, 1 dåse hakkede tomater, 1 spsk tomatpuré, 1 rødløg, 1 fed hvidløg, 1 dl hvidvin (eller bouillon), 10 blade basilikum, 10 Cocktail Chorizo eller anden spicy pølse. Fremgangsmåde: Riv brødet og hæld mælken over. Sigt over­skydende mælk fra efter få minutter. Blend brødet til puré med urter, æg og parmesan og vend med kødet. Rul til kødboller og steg i ca. 10 minutter. Flæk pølserne og rist på panden i 3 minutter. Tilsæt tomatpuré, rødløg og hvidløg og steg yderligere 3 minutter. Hæld hvidvin og tomat i og reducer ved svag varme i 8-10 minutter. Tilsæt kødbollerne, vend med snittet basilikum og smag til med salt og peber. Steg eller kog altid fjerkræ til kødsaften er helt klar, og temperaturen i midten af kødet er min. 75°C.</text:p>
            <text:p/>
            <text:p>Kyllingen er ikke behandlet med receptpligtigt antibiotika. Der anvendes et fodertilsætningsstof (coccidiostatika) for at undgå tarmproblemer.</text:p>
          </table:table-cell>
          <table:table-cell office:value-type="string" calcext:value-type="string">
            <text:p>https://www.nemlig.com/hakket-kylling-7-10-5045912</text:p>
          </table:table-cell>
        </table:table-row>
        <table:table-row table:style-name="ro1">
          <table:table-cell office:value-type="string" calcext:value-type="string">
            <text:p>Dagligvarer &gt; Blomster og have &gt; Stueplanter &gt; Grønne planter &gt; Crassula Hottentot mini</text:p>
          </table:table-cell>
          <table:table-cell office:value-type="string" calcext:value-type="string">
            <text:p>Crassula Hottentot mini</text:p>
          </table:table-cell>
          <table:table-cell office:value-type="string" calcext:value-type="string">
            <text:p>1 stk. / Ø:6 cm / ekskl. skjuler</text:p>
          </table:table-cell>
          <table:table-cell office:value-type="string" calcext:value-type="string">
            <text:p>Dansk</text:p>
          </table:table-cell>
          <table:table-cell office:value-type="string" calcext:value-type="string">
            <text:p>15.00</text:p>
          </table:table-cell>
          <table:table-cell office:value-type="string" calcext:value-type="string">
            <text:p>.</text:p>
          </table:table-cell>
          <table:table-cell office:value-type="string" calcext:value-type="string">
            <text:p>Gartneriet Lundager</text:p>
          </table:table-cell>
          <table:table-cell office:value-type="string" calcext:value-type="string">
            <text:p>Luftrensende plante, Stueplante</text:p>
          </table:table-cell>
          <table:table-cell/>
          <table:table-cell office:value-type="string" calcext:value-type="string">
            <text:p>Grøn</text:p>
          </table:table-cell>
          <table:table-cell table:number-columns-repeated="2"/>
          <table:table-cell office:value-type="string" calcext:value-type="string">
            <text:p>Dansk</text:p>
          </table:table-cell>
          <table:table-cell table:number-columns-repeated="3"/>
          <table:table-cell office:value-type="string" calcext:value-type="string">
            <text:p>Crassula - Hottentot</text:p>
          </table:table-cell>
          <table:table-cell/>
          <table:table-cell office:value-type="string" calcext:value-type="string">
            <text:p>https://www.nemlig.com/crassula-hottentot-mini-5042225</text:p>
          </table:table-cell>
        </table:table-row>
        <table:table-row table:style-name="ro7">
          <table:table-cell office:value-type="string" calcext:value-type="string">
            <text:p>Dagligvarer &gt; Kød og fisk &gt; Kylling &gt; Kyllingefilet &gt; Taco spice mix</text:p>
          </table:table-cell>
          <table:table-cell office:value-type="string" calcext:value-type="string">
            <text:p>Taco spice mix</text:p>
          </table:table-cell>
          <table:table-cell office:value-type="string" calcext:value-type="string">
            <text:p>40 g / Banderos</text:p>
          </table:table-cell>
          <table:table-cell/>
          <table:table-cell office:value-type="string" calcext:value-type="string">
            <text:p>5.00</text:p>
          </table:table-cell>
          <table:table-cell office:value-type="string" calcext:value-type="string">
            <text:p>.</text:p>
          </table:table-cell>
          <table:table-cell office:value-type="string" calcext:value-type="string">
            <text:p>Banderos</text:p>
          </table:table-cell>
          <table:table-cell office:value-type="string" calcext:value-type="string">
            <text:p>Mexicansk</text:p>
          </table:table-cell>
          <table:table-cell table:number-columns-repeated="4"/>
          <table:table-cell office:value-type="string" calcext:value-type="string">
            <text:p>Discount</text:p>
          </table:table-cell>
          <table:table-cell table:number-columns-repeated="3"/>
          <table:table-cell office:value-type="string" calcext:value-type="string">
            <text:p>Krydderimix</text:p>
          </table:table-cell>
          <table:table-cell office:value-type="string" calcext:value-type="string">
            <text:p>Taco spice mix</text:p>
            <text:p>Brun 500 g hakket kød.</text:p>
            <text:p>Tilsæt taco spice mix og 100 ml vand og lad det simre i et par minutter.</text:p>
            <text:p>Varm et par tacoskaller, og fyld dem med hakket kød og tilbehør efter eget valg.</text:p>
          </table:table-cell>
          <table:table-cell office:value-type="string" calcext:value-type="string">
            <text:p>https://www.nemlig.com/taco-spice-mix-5046477</text:p>
          </table:table-cell>
        </table:table-row>
        <table:table-row table:style-name="ro3">
          <table:table-cell office:value-type="string" calcext:value-type="string">
            <text:p>Dagligvarer &gt; Kartoffel og ærtepure øko.</text:p>
          </table:table-cell>
          <table:table-cell office:value-type="string" calcext:value-type="string">
            <text:p>Kartoffel og ærtepure øko.</text:p>
          </table:table-cell>
          <table:table-cell office:value-type="string" calcext:value-type="string">
            <text:p>0,1 l / m. majs / 4+ mdr. / Supperiet</text:p>
          </table:table-cell>
          <table:table-cell office:value-type="string" calcext:value-type="string">
            <text:p>Frost,Øko (dansk)</text:p>
          </table:table-cell>
          <table:table-cell office:value-type="string" calcext:value-type="string">
            <text:p>28.50</text:p>
          </table:table-cell>
          <table:table-cell office:value-type="string" calcext:value-type="string">
            <text:p>.</text:p>
          </table:table-cell>
          <table:table-cell office:value-type="string" calcext:value-type="string">
            <text:p>Supperiet</text:p>
          </table:table-cell>
          <table:table-cell office:value-type="string" calcext:value-type="string">
            <text:p>Aftensmad, Frokost</text:p>
          </table:table-cell>
          <table:table-cell table:number-columns-repeated="4"/>
          <table:table-cell office:value-type="string" calcext:value-type="string">
            <text:p>Frost, Glutenfri, Laktosefri, Vegansk, Vegetarisk, Øko (dansk)</text:p>
          </table:table-cell>
          <table:table-cell table:number-columns-repeated="3"/>
          <table:table-cell office:value-type="string" calcext:value-type="string">
            <text:p>Babymad</text:p>
          </table:table-cell>
          <table:table-cell office:value-type="string" calcext:value-type="string">
            <text:p>Kartoffel-, majs- og ærtepure</text:p>
            <text:p>Kartoffel, majs og ærter. Hovedmåltid, pureret. Tilsæt evt. 1 tsk smør, modermælkserstatning, modermælk.</text:p>
          </table:table-cell>
          <table:table-cell office:value-type="string" calcext:value-type="string">
            <text:p>https://www.nemlig.com/kartoffel-og-aertepure-oeko-5045858</text:p>
          </table:table-cell>
        </table:table-row>
        <table:table-row table:style-name="ro5">
          <table:table-cell office:value-type="string" calcext:value-type="string">
            <text:p>Dagligvarer &gt; Køl og mejeri &gt; Pålæg &gt; Hele pålægspølser &gt; Spegepølser &gt; Spansk salami</text:p>
          </table:table-cell>
          <table:table-cell office:value-type="string" calcext:value-type="string">
            <text:p>Spansk salami</text:p>
          </table:table-cell>
          <table:table-cell office:value-type="string" calcext:value-type="string">
            <text:p>450 g / glutenfri / Slagter Lund</text:p>
          </table:table-cell>
          <table:table-cell office:value-type="string" calcext:value-type="string">
            <text:p>KØL</text:p>
          </table:table-cell>
          <table:table-cell office:value-type="string" calcext:value-type="string">
            <text:p>100.00</text:p>
          </table:table-cell>
          <table:table-cell office:value-type="string" calcext:value-type="string">
            <text:p>.</text:p>
          </table:table-cell>
          <table:table-cell office:value-type="string" calcext:value-type="string">
            <text:p>Slagter Lund</text:p>
          </table:table-cell>
          <table:table-cell office:value-type="string" calcext:value-type="string">
            <text:p>Frokost</text:p>
          </table:table-cell>
          <table:table-cell table:number-columns-repeated="4"/>
          <table:table-cell office:value-type="string" calcext:value-type="string">
            <text:p>Glutenfri, KØL</text:p>
          </table:table-cell>
          <table:table-cell office:value-type="string" calcext:value-type="string">
            <text:p>Okse, Svin</text:p>
          </table:table-cell>
          <table:table-cell table:number-columns-repeated="2"/>
          <table:table-cell office:value-type="string" calcext:value-type="string">
            <text:p>Pålæg, Salami</text:p>
          </table:table-cell>
          <table:table-cell office:value-type="string" calcext:value-type="string">
            <text:p>Lækker, glutenfri salami</text:p>
            <text:p>Spansk salami er en smagfuld spegepølse fremstillet af både flæske- og oksekød.</text:p>
            <text:p/>
            <text:p>Navnet er lidt misvisende idet pølsen er lavet efter klassisk dansk fremstillingsmetode, men da pølsen fik sit navn i midten af 50'erne, var det vist det tætteste mange kom på Spanien.</text:p>
            <text:p/>
            <text:p>Vær opmærksom på at når spegepølsen er pakket ud af sin originale emballage, opbevares den bedst i et stykke bage-/pergamentpapir og ikke i en lufttæt beholder.</text:p>
            <text:p/>
            <text:p>Hvis den opbevares rigtigt vil den kunne holde sig i et par måneder på køl, dog vil den med tiden blive mere og mere fast.</text:p>
          </table:table-cell>
          <table:table-cell office:value-type="string" calcext:value-type="string">
            <text:p>https://www.nemlig.com/spansk-salami-5017940</text:p>
          </table:table-cell>
        </table:table-row>
        <table:table-row table:style-name="ro9">
          <table:table-cell office:value-type="string" calcext:value-type="string">
            <text:p>Dagligvarer &gt; Drikkevarer &gt; Juice, smoothies og shots &gt; Multijuice &gt; Multijuice øko.</text:p>
          </table:table-cell>
          <table:table-cell office:value-type="string" calcext:value-type="string">
            <text:p>Multijuice øko.</text:p>
          </table:table-cell>
          <table:table-cell office:value-type="string" calcext:value-type="string">
            <text:p>0,85 l / ex. pant / Rynkeby - Rigtig Juice</text:p>
          </table:table-cell>
          <table:table-cell office:value-type="string" calcext:value-type="string">
            <text:p>Øko (europæisk)</text:p>
          </table:table-cell>
          <table:table-cell office:value-type="string" calcext:value-type="string">
            <text:p>21.95</text:p>
          </table:table-cell>
          <table:table-cell office:value-type="string" calcext:value-type="string">
            <text:p>.</text:p>
          </table:table-cell>
          <table:table-cell office:value-type="string" calcext:value-type="string">
            <text:p>Rynkeby</text:p>
          </table:table-cell>
          <table:table-cell office:value-type="string" calcext:value-type="string">
            <text:p>Brunch, Morgenmad</text:p>
          </table:table-cell>
          <table:table-cell table:number-columns-repeated="4"/>
          <table:table-cell office:value-type="string" calcext:value-type="string">
            <text:p>Øko (europæisk)</text:p>
          </table:table-cell>
          <table:table-cell table:number-columns-repeated="3"/>
          <table:table-cell office:value-type="string" calcext:value-type="string">
            <text:p>Juice</text:p>
          </table:table-cell>
          <table:table-cell office:value-type="string" calcext:value-type="string">
            <text:p>Økologisk multijuice</text:p>
            <text:p>Økologisk multifrugtjuice med frugtkød fra koncentrat fra Rynkeby Rigtig® Juice.</text:p>
            <text:p>Naturligt bundfald. Bør omrystes før brug.</text:p>
          </table:table-cell>
          <table:table-cell office:value-type="string" calcext:value-type="string">
            <text:p>https://www.nemlig.com/multijuice-oeko-5041944</text:p>
          </table:table-cell>
        </table:table-row>
        <table:table-row table:style-name="ro2">
          <table:table-cell office:value-type="string" calcext:value-type="string">
            <text:p>Dagligvarer &gt; Frost &gt; Brød og kager &gt; Desserter og pandekager &gt; Gammeldags æblekage</text:p>
          </table:table-cell>
          <table:table-cell office:value-type="string" calcext:value-type="string">
            <text:p>Gammeldags æblekage</text:p>
          </table:table-cell>
          <table:table-cell office:value-type="string" calcext:value-type="string">
            <text:p>1 stk. / 150 g / frost / Agnes</text:p>
          </table:table-cell>
          <table:table-cell office:value-type="string" calcext:value-type="string">
            <text:p>Frost</text:p>
          </table:table-cell>
          <table:table-cell office:value-type="string" calcext:value-type="string">
            <text:p>29.95</text:p>
          </table:table-cell>
          <table:table-cell office:value-type="string" calcext:value-type="string">
            <text:p>.</text:p>
          </table:table-cell>
          <table:table-cell office:value-type="string" calcext:value-type="string">
            <text:p>Agnes</text:p>
          </table:table-cell>
          <table:table-cell table:number-columns-repeated="5"/>
          <table:table-cell office:value-type="string" calcext:value-type="string">
            <text:p>Frost</text:p>
          </table:table-cell>
          <table:table-cell table:number-columns-repeated="3"/>
          <table:table-cell office:value-type="string" calcext:value-type="string">
            <text:p>Dessert, Kage</text:p>
          </table:table-cell>
          <table:table-cell office:value-type="string" calcext:value-type="string">
            <text:p>Gammeldags æblekage</text:p>
            <text:p>Nostalgisk æblekage, som vor mormor burde lave den. Den dejligste æblegrød lagt ristet rasp af mandelmel og toppet med lækker flødeskum. En himmelsk mundfuld. Nem dessert, klar til direkte servering efter kort optøning.</text:p>
            <text:p/>
            <text:p>Optøning: 5 timer.</text:p>
            <text:p>Optøning i køleskab: 24 timer.</text:p>
            <text:p>Holdbarhed efter optøning: 48 timer.</text:p>
          </table:table-cell>
          <table:table-cell office:value-type="string" calcext:value-type="string">
            <text:p>https://www.nemlig.com/gammeldags-aeblekage-5012276</text:p>
          </table:table-cell>
        </table:table-row>
        <table:table-row table:style-name="ro7">
          <table:table-cell office:value-type="string" calcext:value-type="string">
            <text:p>Dagligvarer &gt; Køl og mejeri &gt; Tapas &gt; Italiensk og spansk pålæg &gt; Andet tapaspålæg &gt; Carpaccio m. parmigiano ost</text:p>
          </table:table-cell>
          <table:table-cell office:value-type="string" calcext:value-type="string">
            <text:p>Carpaccio m. parmigiano ost</text:p>
          </table:table-cell>
          <table:table-cell office:value-type="string" calcext:value-type="string">
            <text:p>100 g</text:p>
          </table:table-cell>
          <table:table-cell office:value-type="string" calcext:value-type="string">
            <text:p>KØL</text:p>
          </table:table-cell>
          <table:table-cell office:value-type="string" calcext:value-type="string">
            <text:p>24.95</text:p>
          </table:table-cell>
          <table:table-cell office:value-type="string" calcext:value-type="string">
            <text:p>.</text:p>
          </table:table-cell>
          <table:table-cell office:value-type="string" calcext:value-type="string">
            <text:p>Skare</text:p>
          </table:table-cell>
          <table:table-cell office:value-type="string" calcext:value-type="string">
            <text:p>Forret, Tapas</text:p>
          </table:table-cell>
          <table:table-cell table:number-columns-repeated="4"/>
          <table:table-cell office:value-type="string" calcext:value-type="string">
            <text:p>KØL</text:p>
          </table:table-cell>
          <table:table-cell office:value-type="string" calcext:value-type="string">
            <text:p>Okse</text:p>
          </table:table-cell>
          <table:table-cell table:number-columns-repeated="2"/>
          <table:table-cell office:value-type="string" calcext:value-type="string">
            <text:p>Færdigret</text:p>
          </table:table-cell>
          <table:table-cell office:value-type="string" calcext:value-type="string">
            <text:p>Carpaccio med Parmigiano Reggiano ost</text:p>
            <text:p>Carpaccio er en Middelhavs inspireret forret, der er produceret af første klasses okseinderlår.</text:p>
            <text:p/>
            <text:p>Serveringsforslag: Anret kødet på en tallerken, dryp med citronsaft og olivenolie. Krydr godt med salt og peber. Vend rucolaen med olie og anret den midt på kødet. Fordel parmesanosten på kødet og server forretten.</text:p>
          </table:table-cell>
          <table:table-cell office:value-type="string" calcext:value-type="string">
            <text:p>https://www.nemlig.com/carpaccio-m-parmigiano-ost-5023853</text:p>
          </table:table-cell>
        </table:table-row>
        <table:table-row table:style-name="ro2">
          <table:table-cell office:value-type="string" calcext:value-type="string">
            <text:p>Dagligvarer &gt; Drikkevarer &gt; Lirac</text:p>
          </table:table-cell>
          <table:table-cell office:value-type="string" calcext:value-type="string">
            <text:p>Lirac</text:p>
          </table:table-cell>
          <table:table-cell office:value-type="string" calcext:value-type="string">
            <text:p>Frankrig / Lirac / 2016 / 0,75 l / rødvin</text:p>
          </table:table-cell>
          <table:table-cell office:value-type="string" calcext:value-type="string">
            <text:p>Øko (europæisk)</text:p>
          </table:table-cell>
          <table:table-cell office:value-type="string" calcext:value-type="string">
            <text:p>149.95</text:p>
          </table:table-cell>
          <table:table-cell office:value-type="string" calcext:value-type="string">
            <text:p>.</text:p>
          </table:table-cell>
          <table:table-cell/>
          <table:table-cell office:value-type="string" calcext:value-type="string">
            <text:p>Jul, Kødretter, Oksekød</text:p>
          </table:table-cell>
          <table:table-cell office:value-type="string" calcext:value-type="string">
            <text:p>Kork</text:p>
          </table:table-cell>
          <table:table-cell table:number-columns-repeated="2"/>
          <table:table-cell office:value-type="string" calcext:value-type="string">
            <text:p>Frankrig</text:p>
          </table:table-cell>
          <table:table-cell office:value-type="string" calcext:value-type="string">
            <text:p>Øko (europæisk)</text:p>
          </table:table-cell>
          <table:table-cell table:number-columns-repeated="3"/>
          <table:table-cell office:value-type="string" calcext:value-type="string">
            <text:p>Rødvin</text:p>
          </table:table-cell>
          <table:table-cell office:value-type="string" calcext:value-type="string">
            <text:p>"Alain Jaume"</text:p>
            <text:p>La Grangette des Garrigues 2016 / 92 Point.</text:p>
            <text:p>2016 er et godt år i Rhòne og det smages tydeligt i denne Lirac.</text:p>
            <text:p>Meget flot i farven, mørke og dyb røde nuancer over i det violette. Solmoden i næsen med hindbær / viol og de område klassiske noter af peber og lakrids. En fyldig og intens vin men en kolosal frugt og fylde i munden som efterfølgende på den mest elegante måde "kommer springende" elegant syre og en perfekt afstemthed i tanninerne.</text:p>
            <text:p/>
            <text:p>Et ukendt Boutique vineri for de fleste og første gang vi møder det i Danmark, men folkene bag er særdeles kendte. Rhônes ubestridte vinkonge Alain Jaume står bag dette og er deres nye "legeplads" her skaber nogle enestående og top anmeldte eksempler på kvalitet. Huset dyrker efter økologiske principper og er i gang med certificeringen, altså "in Transition to Organic" som tager 3-4 år</text:p>
          </table:table-cell>
          <table:table-cell office:value-type="string" calcext:value-type="string">
            <text:p>https://www.nemlig.com/lirac-5044111</text:p>
          </table:table-cell>
        </table:table-row>
        <table:table-row table:style-name="ro3">
          <table:table-cell office:value-type="string" calcext:value-type="string">
            <text:p>Dagligvarer &gt; Køl og mejeri &gt; Pålæg &gt; Fisk- og skaldyrspålæg &gt; Fiskepålæg og tilbehør &gt; Fiskefrikadeller</text:p>
          </table:table-cell>
          <table:table-cell office:value-type="string" calcext:value-type="string">
            <text:p>Fiskefrikadeller</text:p>
          </table:table-cell>
          <table:table-cell office:value-type="string" calcext:value-type="string">
            <text:p>6 stk. / 120 g / glutenfri / Fiskemandens</text:p>
          </table:table-cell>
          <table:table-cell office:value-type="string" calcext:value-type="string">
            <text:p>KØL,MSC-mærket,Nøglehulsmærket</text:p>
          </table:table-cell>
          <table:table-cell office:value-type="string" calcext:value-type="string">
            <text:p>11.54</text:p>
          </table:table-cell>
          <table:table-cell office:value-type="string" calcext:value-type="string">
            <text:p>.</text:p>
          </table:table-cell>
          <table:table-cell office:value-type="string" calcext:value-type="string">
            <text:p>Fiskemandens</text:p>
          </table:table-cell>
          <table:table-cell office:value-type="string" calcext:value-type="string">
            <text:p>Brød</text:p>
          </table:table-cell>
          <table:table-cell table:number-columns-repeated="4"/>
          <table:table-cell office:value-type="string" calcext:value-type="string">
            <text:p>Discount, KØL, MSC-mærket, Nøglehulsmærket</text:p>
          </table:table-cell>
          <table:table-cell table:number-columns-repeated="3"/>
          <table:table-cell office:value-type="string" calcext:value-type="string">
            <text:p>Fiskepålæg, Pålæg</text:p>
          </table:table-cell>
          <table:table-cell office:value-type="string" calcext:value-type="string">
            <text:p>Glutenfri fiskefrikadeller</text:p>
            <text:p>Fiskemandens lækre fiskefrikadeller uden gluten. Perfekt til børnenes madpakker.</text:p>
          </table:table-cell>
          <table:table-cell office:value-type="string" calcext:value-type="string">
            <text:p>https://www.nemlig.com/fiskefrikadeller-5033689</text:p>
          </table:table-cell>
        </table:table-row>
        <table:table-row table:style-name="ro3">
          <table:table-cell office:value-type="string" calcext:value-type="string">
            <text:p>Dagligvarer &gt; Frost &gt; Fisk og skaldyr &gt; Andre frosne fisk &gt; Fiskepinde</text:p>
          </table:table-cell>
          <table:table-cell office:value-type="string" calcext:value-type="string">
            <text:p>Fiskepinde</text:p>
          </table:table-cell>
          <table:table-cell office:value-type="string" calcext:value-type="string">
            <text:p>15 stk. / 450 g / frost / Nordic Seafood</text:p>
          </table:table-cell>
          <table:table-cell office:value-type="string" calcext:value-type="string">
            <text:p>Frost,MSC-mærket</text:p>
          </table:table-cell>
          <table:table-cell office:value-type="string" calcext:value-type="string">
            <text:p>21.95</text:p>
          </table:table-cell>
          <table:table-cell office:value-type="string" calcext:value-type="string">
            <text:p>.</text:p>
          </table:table-cell>
          <table:table-cell/>
          <table:table-cell office:value-type="string" calcext:value-type="string">
            <text:p>Aftensmad</text:p>
          </table:table-cell>
          <table:table-cell table:number-columns-repeated="4"/>
          <table:table-cell office:value-type="string" calcext:value-type="string">
            <text:p>Discount, Frost, MSC-mærket</text:p>
          </table:table-cell>
          <table:table-cell table:number-columns-repeated="3"/>
          <table:table-cell office:value-type="string" calcext:value-type="string">
            <text:p>Fisk</text:p>
          </table:table-cell>
          <table:table-cell office:value-type="string" calcext:value-type="string">
            <text:p>Fiskepinde</text:p>
            <text:p>Panerede og forstegte MSC certificerede fiskepinde af Alaskasej, som er fanget i Stillehavet. 15 stk. fiskepinde pakket i Nordic Seafood æske - 450 g. nettovægt.</text:p>
          </table:table-cell>
          <table:table-cell office:value-type="string" calcext:value-type="string">
            <text:p>https://www.nemlig.com/fiskepinde-5040556</text:p>
          </table:table-cell>
        </table:table-row>
        <table:table-row table:style-name="ro13">
          <table:table-cell office:value-type="string" calcext:value-type="string">
            <text:p>Dagligvarer &gt; Drikkevarer &gt; Pomerol by Clinet 2014</text:p>
          </table:table-cell>
          <table:table-cell office:value-type="string" calcext:value-type="string">
            <text:p>Pomerol by Clinet 2014</text:p>
          </table:table-cell>
          <table:table-cell office:value-type="string" calcext:value-type="string">
            <text:p>Frankrig / Bordeaux / 0,75 l / rødvin</text:p>
          </table:table-cell>
          <table:table-cell/>
          <table:table-cell office:value-type="string" calcext:value-type="string">
            <text:p>299.00</text:p>
          </table:table-cell>
          <table:table-cell office:value-type="string" calcext:value-type="string">
            <text:p>.</text:p>
          </table:table-cell>
          <table:table-cell/>
          <table:table-cell office:value-type="string" calcext:value-type="string">
            <text:p>Oksekød</text:p>
          </table:table-cell>
          <table:table-cell office:value-type="string" calcext:value-type="string">
            <text:p>Kork</text:p>
          </table:table-cell>
          <table:table-cell table:number-columns-repeated="2"/>
          <table:table-cell office:value-type="string" calcext:value-type="string">
            <text:p>Frankrig</text:p>
          </table:table-cell>
          <table:table-cell table:number-columns-repeated="4"/>
          <table:table-cell office:value-type="string" calcext:value-type="string">
            <text:p>Rødvin</text:p>
          </table:table-cell>
          <table:table-cell office:value-type="string" calcext:value-type="string">
            <text:p>Pomerol by Clinet 2014</text:p>
            <text:p>Mørk og indbydende rubinrød farve introducerer denne stolte Clinet hybrid. Bouqueten er genkendelig elegant med masser af solbær, hindbær og frisk sort peber og alligevel er den sin egen. Årgangens mange modningsdage har gjort vinen fyldig og saftig, med dejlige primære noter af friske bær, mørke blommer, solbær og sorte kirsebær. Læder, lakrids og skovbund er ved at markere sig i smagen som efterhånden er flot drikkemoden med elegante tanniner og et snert af trøffel. Dejlig spændstig og saftig eftersmag viser vinens format.</text:p>
            <text:p/>
            <text:p>95 % Merlot, 5 % Cabernet Franc</text:p>
            <text:p/>
            <text:p>Historie om vinhuset:</text:p>
            <text:p>Slottets historie er diffus, men kan spores tilbage til begyndelsen af 1800-tallet. Kvaliteten har ligeledes været svingende over årene, men slottet regnes i dag for at producere noget af det bedste Pomerol-vin – hvis ikke dét bedste.</text:p>
          </table:table-cell>
          <table:table-cell office:value-type="string" calcext:value-type="string">
            <text:p>https://www.nemlig.com/pomerol-by-clinet-2014-5048021</text:p>
          </table:table-cell>
        </table:table-row>
        <table:table-row table:style-name="ro3">
          <table:table-cell office:value-type="string" calcext:value-type="string">
            <text:p>Dagligvarer &gt; Slik og kiosk &gt; Slik &gt; Bolcher &gt; XXXtra stærke bolcher</text:p>
          </table:table-cell>
          <table:table-cell office:value-type="string" calcext:value-type="string">
            <text:p>XXXtra stærke bolcher</text:p>
          </table:table-cell>
          <table:table-cell office:value-type="string" calcext:value-type="string">
            <text:p>125 g / Nørregade</text:p>
          </table:table-cell>
          <table:table-cell/>
          <table:table-cell office:value-type="string" calcext:value-type="string">
            <text:p>18.95</text:p>
          </table:table-cell>
          <table:table-cell office:value-type="string" calcext:value-type="string">
            <text:p>.</text:p>
          </table:table-cell>
          <table:table-cell office:value-type="string" calcext:value-type="string">
            <text:p>Nørregade</text:p>
          </table:table-cell>
          <table:table-cell table:number-columns-repeated="9"/>
          <table:table-cell office:value-type="string" calcext:value-type="string">
            <text:p>Bolcher, Slik</text:p>
          </table:table-cell>
          <table:table-cell office:value-type="string" calcext:value-type="string">
            <text:p>XXXtra Stærke Bolcher</text:p>
            <text:p>Bolchet er nu hele tre gange stærkere end det tidlige bolche. For de, der bare ikke kan få det stærkt nok, er dette helt sikkert det rigtige bolche. Det er fyldt med stærkt salmiakpulver og giver en eksplosion i munden af stærk karakter.</text:p>
          </table:table-cell>
          <table:table-cell office:value-type="string" calcext:value-type="string">
            <text:p>https://www.nemlig.com/xxxtra-staerke-bolcher-5004487</text:p>
          </table:table-cell>
        </table:table-row>
        <table:table-row table:style-name="ro3">
          <table:table-cell office:value-type="string" calcext:value-type="string">
            <text:p>Dagligvarer &gt; Køl og mejeri &gt; Mejeri &gt; Yoghurt og syrnet &gt; Yoghurt &gt; Kefir m. blåbær 1,4%</text:p>
          </table:table-cell>
          <table:table-cell office:value-type="string" calcext:value-type="string">
            <text:p>Kefir m. blåbær 1,4%</text:p>
          </table:table-cell>
          <table:table-cell office:value-type="string" calcext:value-type="string">
            <text:p>0,30 l / Arla</text:p>
          </table:table-cell>
          <table:table-cell office:value-type="string" calcext:value-type="string">
            <text:p>KØL</text:p>
          </table:table-cell>
          <table:table-cell office:value-type="string" calcext:value-type="string">
            <text:p>9.95</text:p>
          </table:table-cell>
          <table:table-cell office:value-type="string" calcext:value-type="string">
            <text:p>.</text:p>
          </table:table-cell>
          <table:table-cell office:value-type="string" calcext:value-type="string">
            <text:p>Arla</text:p>
          </table:table-cell>
          <table:table-cell office:value-type="string" calcext:value-type="string">
            <text:p>Drikke, Mellemmåltid</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Mælk, Yoghurtdrik</text:p>
          </table:table-cell>
          <table:table-cell office:value-type="string" calcext:value-type="string">
            <text:p>Kefir med blåbær</text:p>
            <text:p>Arla Kefir er mælk der er syrnet med original kefir kultur, hvilket giver en kefir med en karakteristisk duft og en let syrlig smag. Kefir kan drikkes som den er, eller nydes med havregryn, mysli eller friske bær.</text:p>
          </table:table-cell>
          <table:table-cell office:value-type="string" calcext:value-type="string">
            <text:p>https://www.nemlig.com/kefir-m-blaabaer-1-4-5048175</text:p>
          </table:table-cell>
        </table:table-row>
        <table:table-row table:style-name="ro3">
          <table:table-cell office:value-type="string" calcext:value-type="string">
            <text:p>Dagligvarer &gt; Køl og mejeri &gt; Mejeri &gt; Yoghurt og syrnet &gt; Skyr &gt; Skyr m. jordbær øko.</text:p>
          </table:table-cell>
          <table:table-cell office:value-type="string" calcext:value-type="string">
            <text:p>Skyr m. jordbær øko.</text:p>
          </table:table-cell>
          <table:table-cell office:value-type="string" calcext:value-type="string">
            <text:p>450 g / laktosefri / Arla øko.</text:p>
          </table:table-cell>
          <table:table-cell office:value-type="string" calcext:value-type="string">
            <text:p>KØL,Nøglehulsmærket,Øko (dansk),Øko (europæisk)</text:p>
          </table:table-cell>
          <table:table-cell office:value-type="string" calcext:value-type="string">
            <text:p>16.95</text:p>
          </table:table-cell>
          <table:table-cell office:value-type="string" calcext:value-type="string">
            <text:p>.</text:p>
          </table:table-cell>
          <table:table-cell office:value-type="string" calcext:value-type="string">
            <text:p>Arla</text:p>
          </table:table-cell>
          <table:table-cell office:value-type="string" calcext:value-type="string">
            <text:p>Brunch, Mellemmåltid, Morgenmad, Snack</text:p>
          </table:table-cell>
          <table:table-cell table:number-columns-repeated="4"/>
          <table:table-cell office:value-type="string" calcext:value-type="string">
            <text:p>KØL, Laktosefri, Nøglehulsmærket, Øko (dansk), Øko (europæisk)</text:p>
          </table:table-cell>
          <table:table-cell table:number-columns-repeated="3"/>
          <table:table-cell office:value-type="string" calcext:value-type="string">
            <text:p>Skyr</text:p>
          </table:table-cell>
          <table:table-cell office:value-type="string" calcext:value-type="string">
            <text:p>Økologisk skyr</text:p>
            <text:p>Økologisk og laktosefri skyr med frisk og sød smag fra økologiske jordbær. Proteinrig skyr lavet på økologiske råvarer.</text:p>
          </table:table-cell>
          <table:table-cell office:value-type="string" calcext:value-type="string">
            <text:p>https://www.nemlig.com/skyr-m-jordbaer-oeko-5042445</text:p>
          </table:table-cell>
        </table:table-row>
        <table:table-row table:style-name="ro3">
          <table:table-cell office:value-type="string" calcext:value-type="string">
            <text:p>Dagligvarer &gt; Slik og kiosk &gt; Bøger &gt; Børnebøger &gt; Aktivitetsbog Gæt med Emil</text:p>
          </table:table-cell>
          <table:table-cell office:value-type="string" calcext:value-type="string">
            <text:p>Aktivitetsbog Gæt med Emil</text:p>
          </table:table-cell>
          <table:table-cell office:value-type="string" calcext:value-type="string">
            <text:p>1 stk./3+ år / m klistermærker / Buster Nordic - Sjovt at lære</text:p>
          </table:table-cell>
          <table:table-cell/>
          <table:table-cell office:value-type="string" calcext:value-type="string">
            <text:p>39.95</text:p>
          </table:table-cell>
          <table:table-cell office:value-type="string" calcext:value-type="string">
            <text:p>.</text:p>
          </table:table-cell>
          <table:table-cell office:value-type="string" calcext:value-type="string">
            <text:p>Buster Nordic</text:p>
          </table:table-cell>
          <table:table-cell office:value-type="string" calcext:value-type="string">
            <text:p>Børn, Hjemmet, Kreativ leg, På farten</text:p>
          </table:table-cell>
          <table:table-cell table:number-columns-repeated="4"/>
          <table:table-cell office:value-type="string" calcext:value-type="string">
            <text:p>CE-mærket</text:p>
          </table:table-cell>
          <table:table-cell table:number-columns-repeated="3"/>
          <table:table-cell office:value-type="string" calcext:value-type="string">
            <text:p>Aktivitetsbog, Børnebog</text:p>
          </table:table-cell>
          <table:table-cell office:value-type="string" calcext:value-type="string">
            <text:p>Jess - Gæt med Emil</text:p>
            <text:p>Sjovt aktivitetshæfte hvor børnene kan løse simple opgaver. Bogens indhold giver god underholdning og let læring til børn, der elsker denne karakter.</text:p>
          </table:table-cell>
          <table:table-cell office:value-type="string" calcext:value-type="string">
            <text:p>https://www.nemlig.com/aktivitetsbog-gaet-med-emil-5033999</text:p>
          </table:table-cell>
        </table:table-row>
        <table:table-row table:style-name="ro1">
          <table:table-cell office:value-type="string" calcext:value-type="string">
            <text:p>Dagligvarer &gt; Brød, kiks og kager &gt; Småkager og cookies &gt; Kokosringe m. syltetøj</text:p>
          </table:table-cell>
          <table:table-cell office:value-type="string" calcext:value-type="string">
            <text:p>Kokosringe m. syltetøj</text:p>
          </table:table-cell>
          <table:table-cell office:value-type="string" calcext:value-type="string">
            <text:p>5 stk. / 200 g / Nordthy</text:p>
          </table:table-cell>
          <table:table-cell/>
          <table:table-cell office:value-type="string" calcext:value-type="string">
            <text:p>11.95</text:p>
          </table:table-cell>
          <table:table-cell office:value-type="string" calcext:value-type="string">
            <text:p>.</text:p>
          </table:table-cell>
          <table:table-cell office:value-type="string" calcext:value-type="string">
            <text:p>Nordthy</text:p>
          </table:table-cell>
          <table:table-cell office:value-type="string" calcext:value-type="string">
            <text:p>Dessert, Hygge, Snack</text:p>
          </table:table-cell>
          <table:table-cell table:number-columns-repeated="4"/>
          <table:table-cell office:value-type="string" calcext:value-type="string">
            <text:p>Nyhed</text:p>
          </table:table-cell>
          <table:table-cell table:number-columns-repeated="3"/>
          <table:table-cell office:value-type="string" calcext:value-type="string">
            <text:p>Småkager</text:p>
          </table:table-cell>
          <table:table-cell office:value-type="string" calcext:value-type="string">
            <text:p>Kokosringe med syltetøj</text:p>
          </table:table-cell>
          <table:table-cell office:value-type="string" calcext:value-type="string">
            <text:p>https://www.nemlig.com/kokosringe-m-syltetoej-5048101</text:p>
          </table:table-cell>
        </table:table-row>
        <table:table-row table:style-name="ro1">
          <table:table-cell office:value-type="string" calcext:value-type="string">
            <text:p>Dagligvarer &gt; Frost &gt; Rejer</text:p>
          </table:table-cell>
          <table:table-cell office:value-type="string" calcext:value-type="string">
            <text:p>Rejer</text:p>
          </table:table-cell>
          <table:table-cell office:value-type="string" calcext:value-type="string">
            <text:p>125 g / frost / Ice Cap</text:p>
          </table:table-cell>
          <table:table-cell office:value-type="string" calcext:value-type="string">
            <text:p>Frost,MSC-mærket,Nøglehulsmærket</text:p>
          </table:table-cell>
          <table:table-cell office:value-type="string" calcext:value-type="string">
            <text:p>18.72</text:p>
          </table:table-cell>
          <table:table-cell office:value-type="string" calcext:value-type="string">
            <text:p>.</text:p>
          </table:table-cell>
          <table:table-cell office:value-type="string" calcext:value-type="string">
            <text:p>Ice Cap</text:p>
          </table:table-cell>
          <table:table-cell office:value-type="string" calcext:value-type="string">
            <text:p>Forret, Salat</text:p>
          </table:table-cell>
          <table:table-cell table:number-columns-repeated="4"/>
          <table:table-cell office:value-type="string" calcext:value-type="string">
            <text:p>Discount, Frost, MSC-mærket, Nøglehulsmærket</text:p>
          </table:table-cell>
          <table:table-cell table:number-columns-repeated="3"/>
          <table:table-cell office:value-type="string" calcext:value-type="string">
            <text:p>Fisk</text:p>
          </table:table-cell>
          <table:table-cell office:value-type="string" calcext:value-type="string">
            <text:p>Koldtvandsrejens langsomme vækst i det kolde nordatlantiskehav giver den en særlig god konsistens og smag.</text:p>
          </table:table-cell>
          <table:table-cell office:value-type="string" calcext:value-type="string">
            <text:p>https://www.nemlig.com/rejer-923129</text:p>
          </table:table-cell>
        </table:table-row>
        <table:table-row table:style-name="ro3">
          <table:table-cell office:value-type="string" calcext:value-type="string">
            <text:p>Dagligvarer &gt; Drikkevarer &gt; Saftevand og drik med smag &gt; Vand m. hyldeblomstsmag</text:p>
          </table:table-cell>
          <table:table-cell office:value-type="string" calcext:value-type="string">
            <text:p>Vand m. hyldeblomstsmag</text:p>
          </table:table-cell>
          <table:table-cell office:value-type="string" calcext:value-type="string">
            <text:p>1 l / ex. pant / m. brus / Blue Keld</text:p>
          </table:table-cell>
          <table:table-cell/>
          <table:table-cell office:value-type="string" calcext:value-type="string">
            <text:p>10.00</text:p>
          </table:table-cell>
          <table:table-cell office:value-type="string" calcext:value-type="string">
            <text:p>.</text:p>
          </table:table-cell>
          <table:table-cell office:value-type="string" calcext:value-type="string">
            <text:p>Blue Keld</text:p>
          </table:table-cell>
          <table:table-cell table:number-columns-repeated="5"/>
          <table:table-cell office:value-type="string" calcext:value-type="string">
            <text:p>Sukkerfri</text:p>
          </table:table-cell>
          <table:table-cell table:number-columns-repeated="3"/>
          <table:table-cell office:value-type="string" calcext:value-type="string">
            <text:p>Læskedrik drikkeklar</text:p>
          </table:table-cell>
          <table:table-cell office:value-type="string" calcext:value-type="string">
            <text:p>Sukkerfri vand med smag</text:p>
            <text:p>Mineralvand med hyldeblomst ekstrakt og 0 kcal.</text:p>
          </table:table-cell>
          <table:table-cell office:value-type="string" calcext:value-type="string">
            <text:p>https://www.nemlig.com/vand-m-hyldeblomstsmag-5029351</text:p>
          </table:table-cell>
        </table:table-row>
        <table:table-row table:style-name="ro3">
          <table:table-cell office:value-type="string" calcext:value-type="string">
            <text:p>Dagligvarer &gt; Frost &gt; Is &gt; Is i bægre og bøtter &gt; Gammeldags lakridsflødeis</text:p>
          </table:table-cell>
          <table:table-cell office:value-type="string" calcext:value-type="string">
            <text:p>Gammeldags lakridsflødeis</text:p>
          </table:table-cell>
          <table:table-cell office:value-type="string" calcext:value-type="string">
            <text:p>0,80 l / frost / Premier Is</text:p>
          </table:table-cell>
          <table:table-cell office:value-type="string" calcext:value-type="string">
            <text:p>Frost</text:p>
          </table:table-cell>
          <table:table-cell office:value-type="string" calcext:value-type="string">
            <text:p>44.95</text:p>
          </table:table-cell>
          <table:table-cell office:value-type="string" calcext:value-type="string">
            <text:p>.</text:p>
          </table:table-cell>
          <table:table-cell office:value-type="string" calcext:value-type="string">
            <text:p>Premier Is</text:p>
          </table:table-cell>
          <table:table-cell office:value-type="string" calcext:value-type="string">
            <text:p>Dessert, Sommer</text:p>
          </table:table-cell>
          <table:table-cell table:number-columns-repeated="4"/>
          <table:table-cell office:value-type="string" calcext:value-type="string">
            <text:p>Frost</text:p>
          </table:table-cell>
          <table:table-cell table:number-columns-repeated="3"/>
          <table:table-cell office:value-type="string" calcext:value-type="string">
            <text:p>Is</text:p>
          </table:table-cell>
          <table:table-cell office:value-type="string" calcext:value-type="string">
            <text:p>Gammeldags Lakridsflødeis i bæger</text:p>
            <text:p>Gammeldags flødeis rørt med lakridspulver og lakridssauce.</text:p>
          </table:table-cell>
          <table:table-cell office:value-type="string" calcext:value-type="string">
            <text:p>https://www.nemlig.com/gammeldags-lakridsfloedeis-5026759</text:p>
          </table:table-cell>
        </table:table-row>
        <table:table-row table:style-name="ro5">
          <table:table-cell office:value-type="string" calcext:value-type="string">
            <text:p>Dagligvarer &gt; A. Robert Comtesse</text:p>
          </table:table-cell>
          <table:table-cell office:value-type="string" calcext:value-type="string">
            <text:p>A. Robert Comtesse</text:p>
          </table:table-cell>
          <table:table-cell office:value-type="string" calcext:value-type="string">
            <text:p>Frankrig / 6 x 0,75 l / Champagne</text:p>
          </table:table-cell>
          <table:table-cell/>
          <table:table-cell office:value-type="string" calcext:value-type="string">
            <text:p>1800.00</text:p>
          </table:table-cell>
          <table:table-cell office:value-type="string" calcext:value-type="string">
            <text:p>899.70</text:p>
          </table:table-cell>
          <table:table-cell/>
          <table:table-cell office:value-type="string" calcext:value-type="string">
            <text:p>Aperitif, Fisk, Skaldyr</text:p>
          </table:table-cell>
          <table:table-cell office:value-type="string" calcext:value-type="string">
            <text:p>Kasse, Kork</text:p>
          </table:table-cell>
          <table:table-cell table:number-columns-repeated="2"/>
          <table:table-cell office:value-type="string" calcext:value-type="string">
            <text:p>Frankrig</text:p>
          </table:table-cell>
          <table:table-cell table:number-columns-repeated="4"/>
          <table:table-cell office:value-type="string" calcext:value-type="string">
            <text:p>Champagne</text:p>
          </table:table-cell>
          <table:table-cell office:value-type="string" calcext:value-type="string">
            <text:p>A. Robert - Comtesse De Brissy Champagne Brut Reserve</text:p>
            <text:p>Fremragende Champagne, der kombinerer styrke med elegance. Den rige smag understøttes af en elegant og forfriskende finish. Aromaerne er intense og insisterende. Druerne er høstet ved håndkraft.</text:p>
            <text:p/>
            <text:p>Om vinhuset:</text:p>
            <text:p>Siden 1722, har vin betydet for Robert familien, hvad pennen har betydet for forfatteren. Her næsten tre århundreder efter grundlæggelsen af Robert Le Jeune, dyrker Robert familien stadig vin i Fossoy, på skråningerne af Marne-dalen. Hver generation har videregivet deres respekt for traditionen, natur og kvalitet.</text:p>
            <text:p/>
            <text:p>Anbefales til:</text:p>
            <text:p>Aperitif, fisk og skaldyr.</text:p>
          </table:table-cell>
          <table:table-cell office:value-type="string" calcext:value-type="string">
            <text:p>https://www.nemlig.com/a-robert-comtesse-5037667</text:p>
          </table:table-cell>
        </table:table-row>
        <table:table-row table:style-name="ro1">
          <table:table-cell office:value-type="string" calcext:value-type="string">
            <text:p>Dagligvarer &gt; Husholdning og bolig &gt; Rengøring &gt; Rengøringsudstyr &gt; Koste og mopper &gt; Støvekost m. teleskopskaft</text:p>
          </table:table-cell>
          <table:table-cell office:value-type="string" calcext:value-type="string">
            <text:p>Støvekost m. teleskopskaft</text:p>
          </table:table-cell>
          <table:table-cell office:value-type="string" calcext:value-type="string">
            <text:p>1 stk.</text:p>
          </table:table-cell>
          <table:table-cell/>
          <table:table-cell office:value-type="string" calcext:value-type="string">
            <text:p>24.95</text:p>
          </table:table-cell>
          <table:table-cell office:value-type="string" calcext:value-type="string">
            <text:p>.</text:p>
          </table:table-cell>
          <table:table-cell table:number-columns-repeated="9"/>
          <table:table-cell office:value-type="string" calcext:value-type="string">
            <text:p>87 cm</text:p>
          </table:table-cell>
          <table:table-cell office:value-type="string" calcext:value-type="string">
            <text:p>Kost</text:p>
          </table:table-cell>
          <table:table-cell office:value-type="string" calcext:value-type="string">
            <text:p>Afstøver med teleskopskaft i nylon med en længde 122 cm.</text:p>
          </table:table-cell>
          <table:table-cell office:value-type="string" calcext:value-type="string">
            <text:p>https://www.nemlig.com/stoevekost-m-teleskopskaft-5001789</text:p>
          </table:table-cell>
        </table:table-row>
        <table:table-row table:style-name="ro1">
          <table:table-cell office:value-type="string" calcext:value-type="string">
            <text:p>Dagligvarer &gt; Pleje og skønhed &gt; Toiletartikler &gt; Bind, tamponer og trusseindlæg &gt; Bind og trusseindlæg &gt; Bind m. vinger (lange)</text:p>
          </table:table-cell>
          <table:table-cell office:value-type="string" calcext:value-type="string">
            <text:p>Bind m. vinger (lange)</text:p>
          </table:table-cell>
          <table:table-cell office:value-type="string" calcext:value-type="string">
            <text:p>22 stk. / str. 2 / Always ultra</text:p>
          </table:table-cell>
          <table:table-cell office:value-type="string" calcext:value-type="string">
            <text:p>Den Blå Krans</text:p>
          </table:table-cell>
          <table:table-cell office:value-type="string" calcext:value-type="string">
            <text:p>39.95</text:p>
          </table:table-cell>
          <table:table-cell office:value-type="string" calcext:value-type="string">
            <text:p>.</text:p>
          </table:table-cell>
          <table:table-cell office:value-type="string" calcext:value-type="string">
            <text:p>Always</text:p>
          </table:table-cell>
          <table:table-cell office:value-type="string" calcext:value-type="string">
            <text:p>Kvinder</text:p>
          </table:table-cell>
          <table:table-cell table:number-columns-repeated="4"/>
          <table:table-cell office:value-type="string" calcext:value-type="string">
            <text:p>Den Blå Krans</text:p>
          </table:table-cell>
          <table:table-cell table:number-columns-repeated="3"/>
          <table:table-cell office:value-type="string" calcext:value-type="string">
            <text:p>Bind</text:p>
          </table:table-cell>
          <table:table-cell/>
          <table:table-cell office:value-type="string" calcext:value-type="string">
            <text:p>https://www.nemlig.com/bind-m-vinger-lange-5046623</text:p>
          </table:table-cell>
        </table:table-row>
        <table:table-row table:style-name="ro3">
          <table:table-cell office:value-type="string" calcext:value-type="string">
            <text:p>Dagligvarer &gt; Kolonial &gt; Færdigretter &gt; Øvrige færdigretter &gt; Fuldkornslasagnette</text:p>
          </table:table-cell>
          <table:table-cell office:value-type="string" calcext:value-type="string">
            <text:p>Fuldkornslasagnette</text:p>
          </table:table-cell>
          <table:table-cell office:value-type="string" calcext:value-type="string">
            <text:p>270 g / Knorr</text:p>
          </table:table-cell>
          <table:table-cell/>
          <table:table-cell office:value-type="string" calcext:value-type="string">
            <text:p>27.95</text:p>
          </table:table-cell>
          <table:table-cell office:value-type="string" calcext:value-type="string">
            <text:p>.</text:p>
          </table:table-cell>
          <table:table-cell office:value-type="string" calcext:value-type="string">
            <text:p>Knorr</text:p>
          </table:table-cell>
          <table:table-cell table:number-columns-repeated="9"/>
          <table:table-cell office:value-type="string" calcext:value-type="string">
            <text:p>Pasta</text:p>
          </table:table-cell>
          <table:table-cell office:value-type="string" calcext:value-type="string">
            <text:p>Fuldkornslasagnette</text:p>
            <text:p>Knorr Lasagnette Fuldkorn 3-4 portioner Knorr Fuldkornslasagnette, pasta med fibre. Indeholder saucemix og fuldkornspasta med spinat.</text:p>
          </table:table-cell>
          <table:table-cell office:value-type="string" calcext:value-type="string">
            <text:p>https://www.nemlig.com/fuldkornslasagnette-5501075</text:p>
          </table:table-cell>
        </table:table-row>
        <table:table-row table:style-name="ro13">
          <table:table-cell office:value-type="string" calcext:value-type="string">
            <text:p>Dagligvarer &gt; Køl og mejeri &gt; Mejeri &gt; Mælk &gt; Minimælk &gt; Minimælk</text:p>
          </table:table-cell>
          <table:table-cell office:value-type="string" calcext:value-type="string">
            <text:p>Minimælk</text:p>
          </table:table-cell>
          <table:table-cell office:value-type="string" calcext:value-type="string">
            <text:p>1 l / Arla 24</text:p>
          </table:table-cell>
          <table:table-cell office:value-type="string" calcext:value-type="string">
            <text:p>KØL,Nøglehulsmærket</text:p>
          </table:table-cell>
          <table:table-cell office:value-type="string" calcext:value-type="string">
            <text:p>9.50</text:p>
          </table:table-cell>
          <table:table-cell office:value-type="string" calcext:value-type="string">
            <text:p>.</text:p>
          </table:table-cell>
          <table:table-cell office:value-type="string" calcext:value-type="string">
            <text:p>Arla</text:p>
          </table:table-cell>
          <table:table-cell office:value-type="string" calcext:value-type="string">
            <text:p>Bagning, Madlavning, Morgenmad, Sauce</text:p>
          </table:table-cell>
          <table:table-cell table:number-columns-repeated="4"/>
          <table:table-cell office:value-type="string" calcext:value-type="string">
            <text:p>Bedre dyrevelfærd (2 hjerter), Discount, KØL, Nøglehulsmærket</text:p>
          </table:table-cell>
          <table:table-cell office:value-type="string" calcext:value-type="string">
            <text:p>Ko</text:p>
          </table:table-cell>
          <table:table-cell table:number-columns-repeated="2"/>
          <table:table-cell office:value-type="string" calcext:value-type="string">
            <text:p>Minimælk</text:p>
          </table:table-cell>
          <table:table-cell office:value-type="string" calcext:value-type="string">
            <text:p>Arla minimælk</text:p>
            <text:p>Bag det grønne 24-timers mærke banker et hjerte for frisk mælk og dyrevelfærd. Mælken leveres inden for 24 timer fra gård til butik og vores køer græsser udenfor om sommeren og går frit i staldene om vinteren. Arla 24 – Bedre dyrevelfærd året rundt. Arla® 24 Minimælk har en fedtprocent på kun 0,4%. Minimælken er mærket med det grønne nøglehul, der guider til et sundere valg. Arla® 24 findes også som skummet-, let- og sødmælk.</text:p>
            <text:p/>
            <text:p>Opbevaring: opvebares ved højst 5°C.</text:p>
            <text:p>Bedst før:</text:p>
            <text:p>Uåbnet: Se datomærkning på emballagen.</text:p>
            <text:p>Åbnet: 3-4 dage &lt;5°C</text:p>
          </table:table-cell>
          <table:table-cell office:value-type="string" calcext:value-type="string">
            <text:p>https://www.nemlig.com/minimaelk-701013</text:p>
          </table:table-cell>
        </table:table-row>
        <table:table-row table:style-name="ro3">
          <table:table-cell office:value-type="string" calcext:value-type="string">
            <text:p>Dagligvarer &gt; Frost &gt; Brød og kager &gt; Desserter og pandekager &gt; Cheesecake</text:p>
          </table:table-cell>
          <table:table-cell office:value-type="string" calcext:value-type="string">
            <text:p>Cheesecake</text:p>
          </table:table-cell>
          <table:table-cell office:value-type="string" calcext:value-type="string">
            <text:p>144 g / frost / Cofoco Food</text:p>
          </table:table-cell>
          <table:table-cell office:value-type="string" calcext:value-type="string">
            <text:p>Frost</text:p>
          </table:table-cell>
          <table:table-cell office:value-type="string" calcext:value-type="string">
            <text:p>30.95</text:p>
          </table:table-cell>
          <table:table-cell office:value-type="string" calcext:value-type="string">
            <text:p>24.76</text:p>
          </table:table-cell>
          <table:table-cell office:value-type="string" calcext:value-type="string">
            <text:p>Cofoco</text:p>
          </table:table-cell>
          <table:table-cell table:number-columns-repeated="5"/>
          <table:table-cell office:value-type="string" calcext:value-type="string">
            <text:p>Frost</text:p>
          </table:table-cell>
          <table:table-cell table:number-columns-repeated="3"/>
          <table:table-cell office:value-type="string" calcext:value-type="string">
            <text:p>Dessert, Kage</text:p>
          </table:table-cell>
          <table:table-cell office:value-type="string" calcext:value-type="string">
            <text:p>Cheesecake</text:p>
            <text:p>Cofoco Foods cheesecake er lavet med en sprød bund og puré af jordbær og hindbær.</text:p>
          </table:table-cell>
          <table:table-cell office:value-type="string" calcext:value-type="string">
            <text:p>https://www.nemlig.com/cheesecake-5019274</text:p>
          </table:table-cell>
        </table:table-row>
        <table:table-row table:style-name="ro20">
          <table:table-cell office:value-type="string" calcext:value-type="string">
            <text:p>Dagligvarer &gt; Frugt og grønt &gt; Frugt &gt; Citrusfrugter &gt; Citroner øko.</text:p>
          </table:table-cell>
          <table:table-cell office:value-type="string" calcext:value-type="string">
            <text:p>Citroner øko.</text:p>
          </table:table-cell>
          <table:table-cell office:value-type="string" calcext:value-type="string">
            <text:p>500 g / Italien / Klasse 2</text:p>
          </table:table-cell>
          <table:table-cell office:value-type="string" calcext:value-type="string">
            <text:p>Øko (europæisk)</text:p>
          </table:table-cell>
          <table:table-cell office:value-type="string" calcext:value-type="string">
            <text:p>16.00</text:p>
          </table:table-cell>
          <table:table-cell office:value-type="string" calcext:value-type="string">
            <text:p>12.00</text:p>
          </table:table-cell>
          <table:table-cell/>
          <table:table-cell office:value-type="string" calcext:value-type="string">
            <text:p>Drinks, Grill, Salat, Tilbehør</text:p>
          </table:table-cell>
          <table:table-cell office:value-type="string" calcext:value-type="string">
            <text:p>Net</text:p>
          </table:table-cell>
          <table:table-cell office:value-type="string" calcext:value-type="string">
            <text:p>Grøn, Gul</text:p>
          </table:table-cell>
          <table:table-cell office:value-type="string" calcext:value-type="string">
            <text:p>Klasse 1</text:p>
          </table:table-cell>
          <table:table-cell/>
          <table:table-cell office:value-type="string" calcext:value-type="string">
            <text:p>Discount, Øko (europæisk)</text:p>
          </table:table-cell>
          <table:table-cell office:value-type="string" calcext:value-type="string">
            <text:p>Italien</text:p>
          </table:table-cell>
          <table:table-cell table:number-columns-repeated="2"/>
          <table:table-cell office:value-type="string" calcext:value-type="string">
            <text:p>Citron</text:p>
          </table:table-cell>
          <table:table-cell office:value-type="string" calcext:value-type="string">
            <text:p>Citron stammer fra det nordlige Indien og har været dyrket i både Lilleasien og Kina i mange tusinde år. Det var dog først omkring 1700-tallet at citroner kom frem i det danske køkken.</text:p>
            <text:p>I dag dyrkes de især omkring Middelhavet og i Californien.</text:p>
            <text:p/>
            <text:p>Citronens farve kan variere en del, hvilket skyldes den temperatur de bliver udsat for, mens de hænger på træerne. Man kan altså ikke vurdere om en citron er moden eller ej, ved blot at kigge på dens farve, for faktisk kan en citron skifte farve flere gange, alt afhængigt af hvor længe den hænger på træet.</text:p>
            <text:p/>
            <text:p>Det vil altså sige at den sagtens kan gå fra at være grøn til at blive gul, til så at blive grøn igen.</text:p>
            <text:p/>
            <text:p>Citrontræet, hvor citronerne vokser, behøver både varme dage og kølige nætter, for at producere gule citroner. Nætterne er sjældent kølige i Sicilien om sommeren, og derfor producerer træet primært kun grønne citroner om sommeren.</text:p>
            <text:p>Om vinteren er nætterne køligere og træet kan derfor godt producere de gule citroner.</text:p>
            <text:p/>
            <text:p>Så hvis man vil have gule citroner, skal man gå efter citroner fra Sydamerika i sommerhalvåret.</text:p>
            <text:p/>
            <text:p>Citroner har et meget højt indhold af C-vitamin, og faktisk er indholdet af C-vitamin så højt, at der i en enkelt citron er nok til et voksent menneske i forhold til de anbefalede mængder. Men det er også hvis man spiser hele frugten og ikke kun saften.</text:p>
            <text:p/>
            <text:p>Saften fra citronen indeholder svarende til en tredjedel af den daglige anbefalede mængde af C-vitamin.</text:p>
            <text:p/>
            <text:p>Citronens saft kan anvendes på mange forskellige måder, alt lige fra et forbedret immunforsvar, højere fordøjelse, til at fjerne pletter, bade kager og fromager, men bestemt også til fisk og andet kød.</text:p>
            <text:p/>
            <text:p>Tips:</text:p>
            <text:p>Hvis citronen er økologisk, kan skallen bruges til fint at rives som pynt på retter eller tilføje smag til bagværk. Det anbefales ikke hvis den er overfladebehandlet.</text:p>
            <text:p/>
            <text:p>Hos nemlig.com lægger vi stor vægt på, at kvaliteten på frugt og grønt er høj. Det betyder, at vi vælger at kassere varen, hvis kvaliteten ikke er i orden. I de tilfælde erstatter vi så vidt muligt varen med tilsvarende, der kan skaffes fra en anden leverandør. Derfor forbeholder vi os retten til at levere produkter fra et andet land end det, der stod på hjemmesiden ved bestilling. Alternativet ville være ikke at kunne levere den pågældende vare. Det synes vi er sund fornuft.</text:p>
          </table:table-cell>
          <table:table-cell office:value-type="string" calcext:value-type="string">
            <text:p>https://www.nemlig.com/citroner-oeko-5011243</text:p>
          </table:table-cell>
        </table:table-row>
        <table:table-row table:style-name="ro12">
          <table:table-cell office:value-type="string" calcext:value-type="string">
            <text:p>Dagligvarer &gt; Kolonial &gt; Pasta, ris og bælgfrugter &gt; Ris &gt; Fuldkornsris &gt; Fuldkornsris øko.</text:p>
          </table:table-cell>
          <table:table-cell office:value-type="string" calcext:value-type="string">
            <text:p>Fuldkornsris øko.</text:p>
          </table:table-cell>
          <table:table-cell office:value-type="string" calcext:value-type="string">
            <text:p>250 g / vegansk / Økomama</text:p>
          </table:table-cell>
          <table:table-cell office:value-type="string" calcext:value-type="string">
            <text:p>Øko (europæisk)</text:p>
          </table:table-cell>
          <table:table-cell office:value-type="string" calcext:value-type="string">
            <text:p>18.95</text:p>
          </table:table-cell>
          <table:table-cell office:value-type="string" calcext:value-type="string">
            <text:p>.</text:p>
          </table:table-cell>
          <table:table-cell office:value-type="string" calcext:value-type="string">
            <text:p>Økomama</text:p>
          </table:table-cell>
          <table:table-cell office:value-type="string" calcext:value-type="string">
            <text:p>Aftensmad, Gryderetter, Økologisk</text:p>
          </table:table-cell>
          <table:table-cell office:value-type="string" calcext:value-type="string">
            <text:p>Klempose</text:p>
          </table:table-cell>
          <table:table-cell table:number-columns-repeated="3"/>
          <table:table-cell office:value-type="string" calcext:value-type="string">
            <text:p>Vegansk, Øko (europæisk)</text:p>
          </table:table-cell>
          <table:table-cell table:number-columns-repeated="3"/>
          <table:table-cell office:value-type="string" calcext:value-type="string">
            <text:p>Forkogte ris, Ris, Vegetabilsk protein</text:p>
          </table:table-cell>
          <table:table-cell office:value-type="string" calcext:value-type="string">
            <text:p>Økologiske fuldkornsris</text:p>
            <text:p>Risene er tilberedt direkte i posen ved hjælp af damp og er uden lage. Denne proces bevarer derfor flere vigtige næringsstoffer end alm. kogning.</text:p>
            <text:p>Kan varmes 2 minutter i mikroovnen eller på en pande.</text:p>
            <text:p>Økomama er rendyrket økologisk madglæde, skabt af madelskere, for madelskere. Fra verdens store spisekammer henter vi veldyrkede, naturlige kvalitetsfødevarer høstet og dyrket med kærlighed til mad og respekt for vores klode.</text:p>
            <text:p>Produkterne i serien udgør hver især deres egen del af historien, om Økomama som det grønne alternativ. Hvert produkt er økologisk og nøje udvalgt med kompromisløst fokus på den gode smag.</text:p>
          </table:table-cell>
          <table:table-cell office:value-type="string" calcext:value-type="string">
            <text:p>https://www.nemlig.com/fuldkornsris-oeko-5043934</text:p>
          </table:table-cell>
        </table:table-row>
        <table:table-row table:style-name="ro5">
          <table:table-cell office:value-type="string" calcext:value-type="string">
            <text:p>Dagligvarer &gt; Drikkevarer &gt; Famille Guilhem Sauvignon 2019</text:p>
          </table:table-cell>
          <table:table-cell office:value-type="string" calcext:value-type="string">
            <text:p>Famille Guilhem Sauvignon 2019</text:p>
          </table:table-cell>
          <table:table-cell office:value-type="string" calcext:value-type="string">
            <text:p>Frankrig / IGP Pays d'Oc / 0,75 l / hvidvin</text:p>
          </table:table-cell>
          <table:table-cell/>
          <table:table-cell office:value-type="string" calcext:value-type="string">
            <text:p>89.95</text:p>
          </table:table-cell>
          <table:table-cell office:value-type="string" calcext:value-type="string">
            <text:p>.</text:p>
          </table:table-cell>
          <table:table-cell table:number-columns-repeated="2"/>
          <table:table-cell office:value-type="string" calcext:value-type="string">
            <text:p>Kork</text:p>
          </table:table-cell>
          <table:table-cell table:number-columns-repeated="2"/>
          <table:table-cell office:value-type="string" calcext:value-type="string">
            <text:p>Frankrig</text:p>
          </table:table-cell>
          <table:table-cell table:number-columns-repeated="4"/>
          <table:table-cell office:value-type="string" calcext:value-type="string">
            <text:p>Hvidvin</text:p>
          </table:table-cell>
          <table:table-cell office:value-type="string" calcext:value-type="string">
            <text:p>Famille Guilhem Sauvignon 2019</text:p>
            <text:p>Glem alt om Sancerre og New Zealand til denne fantasipris… Her har du årets sprødeste sydfranske Sauvignon Blanc i samme flotte topkvalitet.</text:p>
            <text:p/>
            <text:p>Vinene fra Guilhem høster flotte anmeldelser fra berømte anmeldere som Robert Parker og Jancis Robinson - din sikkerhed for stor velsmag og enestående value-for-money!</text:p>
            <text:p/>
            <text:p>Klar i glasset med friske gulgrønne nuancer. Næsen lokker med den helt rigtige duft af hyldeblomst, lime, stikkelsbær og nyslået græs. Tropiske hints af fersken og ananas… I munden ren og sprød med flot frugt og uimodståelige læskende kvaliteter. Dugfrisk, aromatisk Sauvignon Blanc – så bli’r det ikke bedre til prisen!</text:p>
            <text:p/>
            <text:p>Nyd den afkølet som aperitif – eller servér til fisk og skaldyr, sushi, asparges, frisk tomat, salat og gedeost.</text:p>
          </table:table-cell>
          <table:table-cell office:value-type="string" calcext:value-type="string">
            <text:p>https://www.nemlig.com/famille-guilhem-sauvignon-2019-5046775</text:p>
          </table:table-cell>
        </table:table-row>
        <table:table-row table:style-name="ro7">
          <table:table-cell office:value-type="string" calcext:value-type="string">
            <text:p>Dagligvarer &gt; Brød, kiks og kager &gt; Knækbrød &gt; Fuldkornsknækbrød øko.</text:p>
          </table:table-cell>
          <table:table-cell office:value-type="string" calcext:value-type="string">
            <text:p>Fuldkornsknækbrød øko.</text:p>
          </table:table-cell>
          <table:table-cell office:value-type="string" calcext:value-type="string">
            <text:p>180 g / Leksands</text:p>
          </table:table-cell>
          <table:table-cell office:value-type="string" calcext:value-type="string">
            <text:p>Fuldkornsmærket,Nøglehulsmærket,Øko (europæisk)</text:p>
          </table:table-cell>
          <table:table-cell office:value-type="string" calcext:value-type="string">
            <text:p>17.95</text:p>
          </table:table-cell>
          <table:table-cell office:value-type="string" calcext:value-type="string">
            <text:p>.</text:p>
          </table:table-cell>
          <table:table-cell/>
          <table:table-cell office:value-type="string" calcext:value-type="string">
            <text:p>Frokost, Madpakke, Snack</text:p>
          </table:table-cell>
          <table:table-cell table:number-columns-repeated="4"/>
          <table:table-cell office:value-type="string" calcext:value-type="string">
            <text:p>Fuldkornsmærket, Nøglehulsmærket, Øko (europæisk)</text:p>
          </table:table-cell>
          <table:table-cell table:number-columns-repeated="3"/>
          <table:table-cell office:value-type="string" calcext:value-type="string">
            <text:p>Knækbrød</text:p>
          </table:table-cell>
          <table:table-cell office:value-type="string" calcext:value-type="string">
            <text:p>Leklands økologsik fuldkornsknækbrød</text:p>
            <text:p>LEKSANDS er et fuldkorns knækbrød af høj kvalitet og med et fiberindhold på 19 gram. Baseret på gamle LEKSANDS bagetraditioner der bages med svensk rugmel og vand fra egen kilde. Brun bagt betyder at knækbrødet er bagt i længere tid og dermed udviklet mere smag og mere mørk på undersiden.</text:p>
            <text:p/>
            <text:p>LEKSANDS Øko med fuldkorn spises såvel til mellem- som hovedmåltider. Den trekantede form passer fint ned i brødkurven.</text:p>
          </table:table-cell>
          <table:table-cell office:value-type="string" calcext:value-type="string">
            <text:p>https://www.nemlig.com/fuldkornsknaekbroed-oeko-5030071</text:p>
          </table:table-cell>
        </table:table-row>
        <table:table-row table:style-name="ro3">
          <table:table-cell office:value-type="string" calcext:value-type="string">
            <text:p>Dagligvarer &gt; Drikkevarer &gt; Øl &gt; Øltyper &gt; Specialøl &gt; Chips m. cheddar og forårsløg</text:p>
          </table:table-cell>
          <table:table-cell office:value-type="string" calcext:value-type="string">
            <text:p>Chips m. cheddar og forårsløg</text:p>
          </table:table-cell>
          <table:table-cell office:value-type="string" calcext:value-type="string">
            <text:p>150 g / Burts Chips</text:p>
          </table:table-cell>
          <table:table-cell/>
          <table:table-cell office:value-type="string" calcext:value-type="string">
            <text:p>26.95</text:p>
          </table:table-cell>
          <table:table-cell office:value-type="string" calcext:value-type="string">
            <text:p>.</text:p>
          </table:table-cell>
          <table:table-cell office:value-type="string" calcext:value-type="string">
            <text:p>Burts</text:p>
          </table:table-cell>
          <table:table-cell office:value-type="string" calcext:value-type="string">
            <text:p>Snack</text:p>
          </table:table-cell>
          <table:table-cell table:number-columns-repeated="4"/>
          <table:table-cell office:value-type="string" calcext:value-type="string">
            <text:p>Glutenfri</text:p>
          </table:table-cell>
          <table:table-cell table:number-columns-repeated="3"/>
          <table:table-cell office:value-type="string" calcext:value-type="string">
            <text:p>Chips</text:p>
          </table:table-cell>
          <table:table-cell office:value-type="string" calcext:value-type="string">
            <text:p>Burts knasende sprøde vintage chips</text:p>
            <text:p>Disse chips er krydret med forårsløg og har en rig og kraftfuld smag af fastmodnet revet cheddarost. Ligesom de andre varianter af Burts Chips indeholder de kun naturlige ingredienser og er fri for konserveringsmidler.</text:p>
          </table:table-cell>
          <table:table-cell office:value-type="string" calcext:value-type="string">
            <text:p>https://www.nemlig.com/chips-m-cheddar-og-foraarsloeg-5021115</text:p>
          </table:table-cell>
        </table:table-row>
        <table:table-row table:style-name="ro1">
          <table:table-cell office:value-type="string" calcext:value-type="string">
            <text:p>Dagligvarer &gt; Kolonial &gt; Morgenmadsprodukter &gt; Müsli &gt; Morgenknas</text:p>
          </table:table-cell>
          <table:table-cell office:value-type="string" calcext:value-type="string">
            <text:p>Morgenknas</text:p>
          </table:table-cell>
          <table:table-cell office:value-type="string" calcext:value-type="string">
            <text:p>500 g / m. chokoladesmag / First Price</text:p>
          </table:table-cell>
          <table:table-cell/>
          <table:table-cell office:value-type="string" calcext:value-type="string">
            <text:p>14.60</text:p>
          </table:table-cell>
          <table:table-cell office:value-type="string" calcext:value-type="string">
            <text:p>.</text:p>
          </table:table-cell>
          <table:table-cell office:value-type="string" calcext:value-type="string">
            <text:p>First Price</text:p>
          </table:table-cell>
          <table:table-cell office:value-type="string" calcext:value-type="string">
            <text:p>Morgenmad</text:p>
          </table:table-cell>
          <table:table-cell table:number-columns-repeated="8"/>
          <table:table-cell office:value-type="string" calcext:value-type="string">
            <text:p>Gryn</text:p>
          </table:table-cell>
          <table:table-cell office:value-type="string" calcext:value-type="string">
            <text:p>Morgenknas med chokoladeknas</text:p>
          </table:table-cell>
          <table:table-cell office:value-type="string" calcext:value-type="string">
            <text:p>https://www.nemlig.com/morgenknas-5010145</text:p>
          </table:table-cell>
        </table:table-row>
        <table:table-row table:style-name="ro5">
          <table:table-cell office:value-type="string" calcext:value-type="string">
            <text:p>Dagligvarer &gt; Gustave Lorentz Cremant Magnum</text:p>
          </table:table-cell>
          <table:table-cell office:value-type="string" calcext:value-type="string">
            <text:p>Gustave Lorentz Cremant Magnum</text:p>
          </table:table-cell>
          <table:table-cell office:value-type="string" calcext:value-type="string">
            <text:p>Frankrig / Alsace / 91 point / 1,50 l / mousserende</text:p>
          </table:table-cell>
          <table:table-cell/>
          <table:table-cell office:value-type="string" calcext:value-type="string">
            <text:p>345.00</text:p>
          </table:table-cell>
          <table:table-cell office:value-type="string" calcext:value-type="string">
            <text:p>.</text:p>
          </table:table-cell>
          <table:table-cell/>
          <table:table-cell office:value-type="string" calcext:value-type="string">
            <text:p>Aperitif</text:p>
          </table:table-cell>
          <table:table-cell office:value-type="string" calcext:value-type="string">
            <text:p>Kork</text:p>
          </table:table-cell>
          <table:table-cell table:number-columns-repeated="2"/>
          <table:table-cell office:value-type="string" calcext:value-type="string">
            <text:p>Frankrig</text:p>
          </table:table-cell>
          <table:table-cell table:number-columns-repeated="4"/>
          <table:table-cell office:value-type="string" calcext:value-type="string">
            <text:p>Mousserende</text:p>
          </table:table-cell>
          <table:table-cell office:value-type="string" calcext:value-type="string">
            <text:p>Gustave Lorentz Cremant D'Alsace Brut MAGNUM 91 point</text:p>
            <text:p>Lækker Crémant fra en af de helt store producenter i Alsace – Gustave Lorentz. Denne Cremant er et samarbejde mellem de store champagnedruer Chardonnay og Pinot Noir, og Alsace's helt egen Pinot Blanc.</text:p>
            <text:p/>
            <text:p>91/100 Wine Enthusiast ""Lively notes of tart green and red apples fill the nose. The palate continues with this lively, green and spice-tinged freshness. There is something of green pepper here and the zesty tang of fresh green citrus. The lively mousse makes this even fresher. The finish is dry, zesty and long.</text:p>
            <text:p/>
            <text:p>90/100 Tastings.com En virkelig lækker kombination, der giver en tårnhøj kvalitet samtidig med, at Gustave Lorentz personlige stil skinner igennem via Pinot Blanc-druen. Frisk og yngre, grøngul farve og med fine elegante bobler. Næsen føles ligeså ung med noter af citrus og nye æbler. Smagen er mere robust end forventet – honning, mandler og en smule nougat læner sig op ad de friske frugtnuancer af lemon. Det giver vinen en dejlig cremet struktur og en blød og lang eftersmag.</text:p>
            <text:p/>
            <text:p>Afslutningen domineres af kompleksiteten med antydninger af nybagt brød og gær – præcis som i de helt store champagner! En tør mousserende vin, som afgjort fortjener din fulde opmærksomhed. Nyd den en varm sommerdag til velkomst eller til lyse fisk og skaldyr.</text:p>
          </table:table-cell>
          <table:table-cell office:value-type="string" calcext:value-type="string">
            <text:p>https://www.nemlig.com/gustave-lorentz-cremant-magnum-5039980</text:p>
          </table:table-cell>
        </table:table-row>
        <table:table-row table:style-name="ro7">
          <table:table-cell office:value-type="string" calcext:value-type="string">
            <text:p>Dagligvarer &gt; Køl og mejeri &gt; Frisk pasta &gt; Pasta uden fyld &gt; Andet frisk pasta uden fyld &gt; Penne m. fuldkorn øko.</text:p>
          </table:table-cell>
          <table:table-cell office:value-type="string" calcext:value-type="string">
            <text:p>Penne m. fuldkorn øko.</text:p>
          </table:table-cell>
          <table:table-cell office:value-type="string" calcext:value-type="string">
            <text:p>400 g / Urtekram</text:p>
          </table:table-cell>
          <table:table-cell office:value-type="string" calcext:value-type="string">
            <text:p>Nøglehulsmærket,Øko (europæisk)</text:p>
          </table:table-cell>
          <table:table-cell office:value-type="string" calcext:value-type="string">
            <text:p>18.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Nøglehulsmærket, Øko (europæisk)</text:p>
          </table:table-cell>
          <table:table-cell table:number-columns-repeated="3"/>
          <table:table-cell office:value-type="string" calcext:value-type="string">
            <text:p>Pasta</text:p>
          </table:table-cell>
          <table:table-cell office:value-type="string" calcext:value-type="string">
            <text:p>Økologiske fuldkornspenne</text:p>
            <text:p>100% fuldkorn.</text:p>
            <text:p/>
            <text:p>URTEKRAM italiensk Mezze Penne er fremstillet af 100% durum hvede og lokalt kildevand fra Dolomitterne af Pastificio Felicetti srl. grundlagt i 1908 i Predazzo i hjertet af Valle di Fiemme ved bjergkæden Dolomitterne. Felicetti familien har fremstillet traditionel italiensk pasta i fire generationer. Pastaen er støbt i bronceforme for at opnå en ru overflade til fastholdelse af saucen og derpå omhyggeligt tørret i respekt for faconen. Felicetti pasta er unik smag og perfekt struktur.</text:p>
          </table:table-cell>
          <table:table-cell office:value-type="string" calcext:value-type="string">
            <text:p>https://www.nemlig.com/penne-m-fuldkorn-oeko-5015489</text:p>
          </table:table-cell>
        </table:table-row>
        <table:table-row table:style-name="ro3">
          <table:table-cell office:value-type="string" calcext:value-type="string">
            <text:p>Dagligvarer &gt; Frost &gt; Supper og nem mad &gt; Færdigretter &gt; Tarteletfyld</text:p>
          </table:table-cell>
          <table:table-cell office:value-type="string" calcext:value-type="string">
            <text:p>Tarteletfyld</text:p>
          </table:table-cell>
          <table:table-cell office:value-type="string" calcext:value-type="string">
            <text:p>350 g / frost / Steff Houlberg</text:p>
          </table:table-cell>
          <table:table-cell office:value-type="string" calcext:value-type="string">
            <text:p>Dansk,Frost</text:p>
          </table:table-cell>
          <table:table-cell office:value-type="string" calcext:value-type="string">
            <text:p>31.50</text:p>
          </table:table-cell>
          <table:table-cell office:value-type="string" calcext:value-type="string">
            <text:p>.</text:p>
          </table:table-cell>
          <table:table-cell office:value-type="string" calcext:value-type="string">
            <text:p>Steff Houlberg</text:p>
          </table:table-cell>
          <table:table-cell office:value-type="string" calcext:value-type="string">
            <text:p>Aftensmad, Mikroovn, Ovn</text:p>
          </table:table-cell>
          <table:table-cell table:number-columns-repeated="4"/>
          <table:table-cell office:value-type="string" calcext:value-type="string">
            <text:p>Dansk, Frost</text:p>
          </table:table-cell>
          <table:table-cell table:number-columns-repeated="3"/>
          <table:table-cell office:value-type="string" calcext:value-type="string">
            <text:p>Fjerkræ, Færdigret</text:p>
          </table:table-cell>
          <table:table-cell office:value-type="string" calcext:value-type="string">
            <text:p>Høns i asparges</text:p>
            <text:p>Høns i asparges - tarteletfyld.</text:p>
          </table:table-cell>
          <table:table-cell office:value-type="string" calcext:value-type="string">
            <text:p>https://www.nemlig.com/tarteletfyld-5003243</text:p>
          </table:table-cell>
        </table:table-row>
        <table:table-row table:style-name="ro3">
          <table:table-cell office:value-type="string" calcext:value-type="string">
            <text:p>Dagligvarer &gt; Kolonial &gt; Morgenmadsprodukter &gt; Andre morgenmadsprodukter &gt; Special K</text:p>
          </table:table-cell>
          <table:table-cell office:value-type="string" calcext:value-type="string">
            <text:p>Special K</text:p>
          </table:table-cell>
          <table:table-cell office:value-type="string" calcext:value-type="string">
            <text:p>375 g / Kellogg's</text:p>
          </table:table-cell>
          <table:table-cell/>
          <table:table-cell office:value-type="string" calcext:value-type="string">
            <text:p>31.95</text:p>
          </table:table-cell>
          <table:table-cell office:value-type="string" calcext:value-type="string">
            <text:p>.</text:p>
          </table:table-cell>
          <table:table-cell office:value-type="string" calcext:value-type="string">
            <text:p>Kellogg's</text:p>
          </table:table-cell>
          <table:table-cell office:value-type="string" calcext:value-type="string">
            <text:p>Morgenmad</text:p>
          </table:table-cell>
          <table:table-cell table:number-columns-repeated="8"/>
          <table:table-cell office:value-type="string" calcext:value-type="string">
            <text:p>Cornflakes</text:p>
          </table:table-cell>
          <table:table-cell office:value-type="string" calcext:value-type="string">
            <text:p>Speciel K</text:p>
            <text:p>Sprøde flager af ris, fuldkornshvede og byg.</text:p>
          </table:table-cell>
          <table:table-cell office:value-type="string" calcext:value-type="string">
            <text:p>https://www.nemlig.com/special-k-5022972</text:p>
          </table:table-cell>
        </table:table-row>
        <table:table-row table:style-name="ro1">
          <table:table-cell office:value-type="string" calcext:value-type="string">
            <text:p>Dagligvarer &gt; Kolonial &gt; Olie og eddike &gt; Olie &gt; Rapsolie &gt; Rapsolie</text:p>
          </table:table-cell>
          <table:table-cell office:value-type="string" calcext:value-type="string">
            <text:p>Rapsolie</text:p>
          </table:table-cell>
          <table:table-cell office:value-type="string" calcext:value-type="string">
            <text:p>1 l / First Price</text:p>
          </table:table-cell>
          <table:table-cell office:value-type="string" calcext:value-type="string">
            <text:p>Nøglehulsmærket</text:p>
          </table:table-cell>
          <table:table-cell office:value-type="string" calcext:value-type="string">
            <text:p>11.50</text:p>
          </table:table-cell>
          <table:table-cell office:value-type="string" calcext:value-type="string">
            <text:p>.</text:p>
          </table:table-cell>
          <table:table-cell office:value-type="string" calcext:value-type="string">
            <text:p>First Price</text:p>
          </table:table-cell>
          <table:table-cell office:value-type="string" calcext:value-type="string">
            <text:p>Madlavning</text:p>
          </table:table-cell>
          <table:table-cell table:number-columns-repeated="4"/>
          <table:table-cell office:value-type="string" calcext:value-type="string">
            <text:p>Discount, Nøglehulsmærket</text:p>
          </table:table-cell>
          <table:table-cell table:number-columns-repeated="3"/>
          <table:table-cell office:value-type="string" calcext:value-type="string">
            <text:p>Olie</text:p>
          </table:table-cell>
          <table:table-cell/>
          <table:table-cell office:value-type="string" calcext:value-type="string">
            <text:p>https://www.nemlig.com/rapsolie-909022</text:p>
          </table:table-cell>
        </table:table-row>
        <table:table-row table:style-name="ro22">
          <table:table-cell office:value-type="string" calcext:value-type="string">
            <text:p>Dagligvarer &gt; Frost &gt; Kød og fjerkræ &gt; Kylling &gt; Kyllingebrystfilet</text:p>
          </table:table-cell>
          <table:table-cell office:value-type="string" calcext:value-type="string">
            <text:p>Kyllingebrystfilet</text:p>
          </table:table-cell>
          <table:table-cell office:value-type="string" calcext:value-type="string">
            <text:p>900 g / frost / Rose</text:p>
          </table:table-cell>
          <table:table-cell office:value-type="string" calcext:value-type="string">
            <text:p>Frost,Halal,Nøglehulsmærket</text:p>
          </table:table-cell>
          <table:table-cell office:value-type="string" calcext:value-type="string">
            <text:p>45.00</text:p>
          </table:table-cell>
          <table:table-cell office:value-type="string" calcext:value-type="string">
            <text:p>.</text:p>
          </table:table-cell>
          <table:table-cell office:value-type="string" calcext:value-type="string">
            <text:p>Rose</text:p>
          </table:table-cell>
          <table:table-cell office:value-type="string" calcext:value-type="string">
            <text:p>Aftensmad</text:p>
          </table:table-cell>
          <table:table-cell table:number-columns-repeated="4"/>
          <table:table-cell office:value-type="string" calcext:value-type="string">
            <text:p>Discount, Frost, Halal, Nøglehulsmærket</text:p>
          </table:table-cell>
          <table:table-cell office:value-type="string" calcext:value-type="string">
            <text:p>Danmark</text:p>
          </table:table-cell>
          <table:table-cell table:number-columns-repeated="2"/>
          <table:table-cell office:value-type="string" calcext:value-type="string">
            <text:p>Kylling</text:p>
          </table:table-cell>
          <table:table-cell office:value-type="string" calcext:value-type="string">
            <text:p>Brystfilet</text:p>
            <text:p>Brystfilet er rig på protein og fattig på fedt.</text:p>
            <text:p>Let at tilberede – også direkte fra frost.</text:p>
            <text:p>Tilsat saltlage for et mere saftigt resultat.</text:p>
            <text:p/>
            <text:p>Dansk Kylling – opdrættet, slagtet og pakket i Danmark.</text:p>
            <text:p/>
            <text:p>Når du vælger Dansk ROSE Kylling, får du altid kylling, der er opvokset på danske gårde, ved dedikerede danske landmænd, som har stor fokus på dyrevelfærd og trivsel.</text:p>
            <text:p>Under kyllingens opvækst lever den et trygt liv, hvor den kan gå frit omkring i en varm og tør stald. Den spiser når den har lyst, og har fri adgang til frisk strøelse, vand og foder.</text:p>
            <text:p/>
            <text:p>Et klimasmart valg</text:p>
            <text:p>Kyllingens miljøbelastning er op til 85% lavere end andre kødtyper og ligger dermed på niveau med plantefars og fisk.</text:p>
            <text:p/>
            <text:p>Tilberedning</text:p>
            <text:p>Brystfileterne kan med fordel krydres eller marineres inden tilberedning.</text:p>
            <text:p>Stegepande: Steg de frosne fileter i lidt olie og lidt smør ved middelhøj varme i cirka 14 minutter på hver side. Optøede: 7-9 minutter.</text:p>
            <text:p>Ovn: Steg de frosne fileter i en forvarmet ovn 25-30 minutter ved 200°C (varmeluftsovn 180°C). Optøede: cirka 20 minutter.</text:p>
            <text:p>Grill: Krydres og steges på begge sider til de er gennemstegte, og kødsaften er helt klar. Steg eller kog altid fjerkræ til kødsaften er helt klar, og temperaturen i midten af kødet er min. 75°C.</text:p>
          </table:table-cell>
          <table:table-cell office:value-type="string" calcext:value-type="string">
            <text:p>https://www.nemlig.com/kyllingebrystfilet-5502218</text:p>
          </table:table-cell>
        </table:table-row>
        <table:table-row table:style-name="ro1">
          <table:table-cell office:value-type="string" calcext:value-type="string">
            <text:p>Dagligvarer &gt; Køl og mejeri &gt; Pålæg &gt; Pålægs- og kartoffelsalater &gt; Fiske- og skaldyrssalat &gt; Krabbesalat</text:p>
          </table:table-cell>
          <table:table-cell office:value-type="string" calcext:value-type="string">
            <text:p>Krabbesalat</text:p>
          </table:table-cell>
          <table:table-cell office:value-type="string" calcext:value-type="string">
            <text:p>150 g / Graasten</text:p>
          </table:table-cell>
          <table:table-cell office:value-type="string" calcext:value-type="string">
            <text:p>KØL</text:p>
          </table:table-cell>
          <table:table-cell office:value-type="string" calcext:value-type="string">
            <text:p>16.95</text:p>
          </table:table-cell>
          <table:table-cell office:value-type="string" calcext:value-type="string">
            <text:p>.</text:p>
          </table:table-cell>
          <table:table-cell office:value-type="string" calcext:value-type="string">
            <text:p>Graasten</text:p>
          </table:table-cell>
          <table:table-cell office:value-type="string" calcext:value-type="string">
            <text:p>Frokost, Pålæg</text:p>
          </table:table-cell>
          <table:table-cell table:number-columns-repeated="4"/>
          <table:table-cell office:value-type="string" calcext:value-type="string">
            <text:p>Discount, KØL</text:p>
          </table:table-cell>
          <table:table-cell table:number-columns-repeated="3"/>
          <table:table-cell office:value-type="string" calcext:value-type="string">
            <text:p>Pålæg, Pålægssalat</text:p>
          </table:table-cell>
          <table:table-cell office:value-type="string" calcext:value-type="string">
            <text:p>Sønderjyske fristelser er en serie af gode salater fra Graasten. Salaterne er et godt valg, når det skal være ekstra lækkert. Serien er produceret efter sønderjyske håndværkstraditioner. Salaterne er kendetegnet ved at have masser af det gode fyld og rørt med ægte mayonnaise, der giver den helt rigtige afrundede smag.</text:p>
          </table:table-cell>
          <table:table-cell office:value-type="string" calcext:value-type="string">
            <text:p>https://www.nemlig.com/krabbesalat-5035233</text:p>
          </table:table-cell>
        </table:table-row>
        <table:table-row table:style-name="ro9">
          <table:table-cell office:value-type="string" calcext:value-type="string">
            <text:p>Dagligvarer &gt; Køl og mejeri &gt; Pålæg &gt; Fisk- og skaldyrspålæg &gt; Sild &gt; Marinerede sild i bidder</text:p>
          </table:table-cell>
          <table:table-cell office:value-type="string" calcext:value-type="string">
            <text:p>Marinerede sild i bidder</text:p>
          </table:table-cell>
          <table:table-cell office:value-type="string" calcext:value-type="string">
            <text:p>500 g / GLYNGØRE</text:p>
          </table:table-cell>
          <table:table-cell office:value-type="string" calcext:value-type="string">
            <text:p>KØL,MSC-mærket</text:p>
          </table:table-cell>
          <table:table-cell office:value-type="string" calcext:value-type="string">
            <text:p>31.50</text:p>
          </table:table-cell>
          <table:table-cell office:value-type="string" calcext:value-type="string">
            <text:p>25.00</text:p>
          </table:table-cell>
          <table:table-cell office:value-type="string" calcext:value-type="string">
            <text:p>Glyngøre</text:p>
          </table:table-cell>
          <table:table-cell office:value-type="string" calcext:value-type="string">
            <text:p>Frokost, Jul, Madpakke, Pålæg, Påske</text:p>
          </table:table-cell>
          <table:table-cell table:number-columns-repeated="4"/>
          <table:table-cell office:value-type="string" calcext:value-type="string">
            <text:p>KØL, MSC-mærket</text:p>
          </table:table-cell>
          <table:table-cell office:value-type="string" calcext:value-type="string">
            <text:p>Sild</text:p>
          </table:table-cell>
          <table:table-cell table:number-columns-repeated="2"/>
          <table:table-cell office:value-type="string" calcext:value-type="string">
            <text:p>Sild</text:p>
          </table:table-cell>
          <table:table-cell office:value-type="string" calcext:value-type="string">
            <text:p>Marinerede sild i bidder</text:p>
            <text:p>Opskriften på en god sild starter langt oppe i Norskehavet. I oktober er silden lige nøjagtig tilpas stor og fed. For kun de bedste sild kommer i Glyngøres lage.</text:p>
            <text:p>Lagen afstemmes nøje af Glyngøres sildemester, så silden har bid, smelter på tungen og smager som kun en god sild kan smage, når der er mere end 70 års erfaring bag.</text:p>
          </table:table-cell>
          <table:table-cell office:value-type="string" calcext:value-type="string">
            <text:p>https://www.nemlig.com/marinerede-sild-i-bidder-5046137</text:p>
          </table:table-cell>
        </table:table-row>
        <table:table-row table:style-name="ro3">
          <table:table-cell office:value-type="string" calcext:value-type="string">
            <text:p>Dagligvarer &gt; Køl og mejeri &gt; Pølser, bacon og toppings &gt; Kyllingetern</text:p>
          </table:table-cell>
          <table:table-cell office:value-type="string" calcext:value-type="string">
            <text:p>Kyllingetern</text:p>
          </table:table-cell>
          <table:table-cell office:value-type="string" calcext:value-type="string">
            <text:p>2 x 75 g / Steff Houlberg</text:p>
          </table:table-cell>
          <table:table-cell office:value-type="string" calcext:value-type="string">
            <text:p>KØL</text:p>
          </table:table-cell>
          <table:table-cell office:value-type="string" calcext:value-type="string">
            <text:p>12.90</text:p>
          </table:table-cell>
          <table:table-cell office:value-type="string" calcext:value-type="string">
            <text:p>.</text:p>
          </table:table-cell>
          <table:table-cell office:value-type="string" calcext:value-type="string">
            <text:p>Steff Houlberg</text:p>
          </table:table-cell>
          <table:table-cell office:value-type="string" calcext:value-type="string">
            <text:p>Madlavning, Pizza</text:p>
          </table:table-cell>
          <table:table-cell table:number-columns-repeated="4"/>
          <table:table-cell office:value-type="string" calcext:value-type="string">
            <text:p>Discount, KØL</text:p>
          </table:table-cell>
          <table:table-cell office:value-type="string" calcext:value-type="string">
            <text:p>Kylling</text:p>
          </table:table-cell>
          <table:table-cell table:number-columns-repeated="2"/>
          <table:table-cell office:value-type="string" calcext:value-type="string">
            <text:p>Topping</text:p>
          </table:table-cell>
          <table:table-cell office:value-type="string" calcext:value-type="string">
            <text:p>Kyllingetern, sammensat af stykker af kød</text:p>
            <text:p>Kyllingetern tilsat vand. Sammensat af stykker af kød.</text:p>
          </table:table-cell>
          <table:table-cell office:value-type="string" calcext:value-type="string">
            <text:p>https://www.nemlig.com/kyllingetern-5022471</text:p>
          </table:table-cell>
        </table:table-row>
        <table:table-row table:style-name="ro2">
          <table:table-cell office:value-type="string" calcext:value-type="string">
            <text:p>Dagligvarer &gt; Pleje og skønhed &gt; Helse &gt; Kosttilskud og vitaminer &gt; Vitaminbjørne</text:p>
          </table:table-cell>
          <table:table-cell office:value-type="string" calcext:value-type="string">
            <text:p>Vitaminbjørne</text:p>
          </table:table-cell>
          <table:table-cell office:value-type="string" calcext:value-type="string">
            <text:p>45 stk. / Original / Livol</text:p>
          </table:table-cell>
          <table:table-cell/>
          <table:table-cell office:value-type="string" calcext:value-type="string">
            <text:p>69.95</text:p>
          </table:table-cell>
          <table:table-cell office:value-type="string" calcext:value-type="string">
            <text:p>.</text:p>
          </table:table-cell>
          <table:table-cell office:value-type="string" calcext:value-type="string">
            <text:p>Livol</text:p>
          </table:table-cell>
          <table:table-cell office:value-type="string" calcext:value-type="string">
            <text:p>Børn</text:p>
          </table:table-cell>
          <table:table-cell table:number-columns-repeated="4"/>
          <table:table-cell office:value-type="string" calcext:value-type="string">
            <text:p>Discount</text:p>
          </table:table-cell>
          <table:table-cell table:number-columns-repeated="3"/>
          <table:table-cell office:value-type="string" calcext:value-type="string">
            <text:p>Kosttilskud</text:p>
          </table:table-cell>
          <table:table-cell office:value-type="string" calcext:value-type="string">
            <text:p>Vitaminbjørne</text:p>
            <text:p>Livol Vitamin gummies med smag af hindbær, appelsin, og blåbær. Vitamin gummies indeholder 9 vitaminer, bl.a. A. C. og D-vitamin.</text:p>
            <text:p/>
            <text:p>D-vitamin hjælper til immunforsvarets normale funktion og er nødvendigt for barnets normale vækst og knogleudvikling. Se mere på livol.dk</text:p>
            <text:p/>
            <text:p>Alder 3+ år.</text:p>
          </table:table-cell>
          <table:table-cell office:value-type="string" calcext:value-type="string">
            <text:p>https://www.nemlig.com/vitaminbjoerne-5048505</text:p>
          </table:table-cell>
        </table:table-row>
        <table:table-row table:style-name="ro12">
          <table:table-cell office:value-type="string" calcext:value-type="string">
            <text:p>Dagligvarer &gt; Frugt og grønt &gt; Frugt &gt; Eksotisk frugt &gt; Mango Kent spiseklar</text:p>
          </table:table-cell>
          <table:table-cell office:value-type="string" calcext:value-type="string">
            <text:p>Mango Kent spiseklar</text:p>
          </table:table-cell>
          <table:table-cell office:value-type="string" calcext:value-type="string">
            <text:p>1 stk. / Peru / Klasse 1</text:p>
          </table:table-cell>
          <table:table-cell/>
          <table:table-cell office:value-type="string" calcext:value-type="string">
            <text:p>40.00</text:p>
          </table:table-cell>
          <table:table-cell office:value-type="string" calcext:value-type="string">
            <text:p>.</text:p>
          </table:table-cell>
          <table:table-cell table:number-columns-repeated="3"/>
          <table:table-cell office:value-type="string" calcext:value-type="string">
            <text:p>Gul, Rød</text:p>
          </table:table-cell>
          <table:table-cell office:value-type="string" calcext:value-type="string">
            <text:p>Klasse 1</text:p>
          </table:table-cell>
          <table:table-cell table:number-columns-repeated="2"/>
          <table:table-cell office:value-type="string" calcext:value-type="string">
            <text:p>Peru</text:p>
          </table:table-cell>
          <table:table-cell office:value-type="string" calcext:value-type="string">
            <text:p>Kent</text:p>
          </table:table-cell>
          <table:table-cell/>
          <table:table-cell office:value-type="string" calcext:value-type="string">
            <text:p>Mango</text:p>
          </table:table-cell>
          <table:table-cell office:value-type="string" calcext:value-type="string">
            <text:p>Vores spiseklar mangoer har fået lov til at hænge på træerne og modne. Det giver en helt anden modning og spisekvalitet end hos almindelige mangoer, som bliver plukket, mens de er helt grønne.</text:p>
            <text:p/>
            <text:p>Med en træmodnet mango får du den originale smag og sødme, som du måske husker fra en ferie under varme himmelstrøg.</text:p>
            <text:p/>
            <text:p>Hos nemlig.com lægger vi stor vægt på, at kvaliteten på frugt og grønt er høj. Det betyder, at vi vælger at kassere varen, hvis kvaliteten ikke er i orden. I de tilfælde erstatter vi så vidt muligt varen med tilsvarende, der kan skaffes fra en anden leverandør. Derfor forbeholder vi os retten til at levere produkter fra et andet land end det, der stod på hjemmesiden ved bestilling. Alternativet ville være ikke at kunne levere den pågældende vare. Det synes vi er sund fornuft.</text:p>
          </table:table-cell>
          <table:table-cell office:value-type="string" calcext:value-type="string">
            <text:p>https://www.nemlig.com/mango-kent-spiseklar-5000142</text:p>
          </table:table-cell>
        </table:table-row>
        <table:table-row table:style-name="ro3">
          <table:table-cell office:value-type="string" calcext:value-type="string">
            <text:p>Dagligvarer &gt; Kolonial &gt; Bagning &gt; Tørret frugt og bær &gt; Rosiner &gt; Rosiner</text:p>
          </table:table-cell>
          <table:table-cell office:value-type="string" calcext:value-type="string">
            <text:p>Rosiner</text:p>
          </table:table-cell>
          <table:table-cell office:value-type="string" calcext:value-type="string">
            <text:p>250 g / Sun-Maid</text:p>
          </table:table-cell>
          <table:table-cell/>
          <table:table-cell office:value-type="string" calcext:value-type="string">
            <text:p>21.50</text:p>
          </table:table-cell>
          <table:table-cell office:value-type="string" calcext:value-type="string">
            <text:p>.</text:p>
          </table:table-cell>
          <table:table-cell office:value-type="string" calcext:value-type="string">
            <text:p>Sun-Maid</text:p>
          </table:table-cell>
          <table:table-cell table:number-columns-repeated="5"/>
          <table:table-cell office:value-type="string" calcext:value-type="string">
            <text:p>Discount</text:p>
          </table:table-cell>
          <table:table-cell table:number-columns-repeated="3"/>
          <table:table-cell office:value-type="string" calcext:value-type="string">
            <text:p>Rosiner</text:p>
          </table:table-cell>
          <table:table-cell office:value-type="string" calcext:value-type="string">
            <text:p>Rosiner fra Sun Maid</text:p>
            <text:p>Sun-Maid rosiner pakket i pose med genluk, der sikrer friskheden. Perfekt til hele familiens brug af rosiner til morgenmaden, bagning og madlavning. Og så er det også altid rart at have en sød snack i køkkenskabet.</text:p>
          </table:table-cell>
          <table:table-cell office:value-type="string" calcext:value-type="string">
            <text:p>https://www.nemlig.com/rosiner-1103004</text:p>
          </table:table-cell>
        </table:table-row>
        <table:table-row table:style-name="ro3">
          <table:table-cell office:value-type="string" calcext:value-type="string">
            <text:p>Dagligvarer &gt; Kolonial &gt; Bagning &gt; Blandinger &gt; Creme, fromage og mousse &gt; Karrysauce</text:p>
          </table:table-cell>
          <table:table-cell office:value-type="string" calcext:value-type="string">
            <text:p>Karrysauce</text:p>
          </table:table-cell>
          <table:table-cell office:value-type="string" calcext:value-type="string">
            <text:p>0,50 l / Karolines Køkken</text:p>
          </table:table-cell>
          <table:table-cell/>
          <table:table-cell office:value-type="string" calcext:value-type="string">
            <text:p>17.95</text:p>
          </table:table-cell>
          <table:table-cell office:value-type="string" calcext:value-type="string">
            <text:p>.</text:p>
          </table:table-cell>
          <table:table-cell office:value-type="string" calcext:value-type="string">
            <text:p>Karolines Køkken</text:p>
          </table:table-cell>
          <table:table-cell office:value-type="string" calcext:value-type="string">
            <text:p>Madlavning</text:p>
          </table:table-cell>
          <table:table-cell table:number-columns-repeated="8"/>
          <table:table-cell office:value-type="string" calcext:value-type="string">
            <text:p>Sauce</text:p>
          </table:table-cell>
          <table:table-cell office:value-type="string" calcext:value-type="string">
            <text:p>Karrysauce</text:p>
            <text:p>Karolines Køkken Karrysauce er en mild og let krydret karrysauce, perfekt til eksempelvis boller i karry eller kylling i karry. Varm saucen op under omrøring og tilsæt de rå kødboller eller kyllingestykker i saucen og kog ved svag varme til de er færdige. Server med fx. ris og dampede grøntsager til.</text:p>
          </table:table-cell>
          <table:table-cell office:value-type="string" calcext:value-type="string">
            <text:p>https://www.nemlig.com/karrysauce-5018076</text:p>
          </table:table-cell>
        </table:table-row>
        <table:table-row table:style-name="ro3">
          <table:table-cell office:value-type="string" calcext:value-type="string">
            <text:p>Dagligvarer &gt; Pleje og skønhed &gt; Krop- og ansigtspleje &gt; Håndsæbe og håndsprit &gt; Håndsæbe refill (flydende)</text:p>
          </table:table-cell>
          <table:table-cell office:value-type="string" calcext:value-type="string">
            <text:p>Håndsæbe refill (flydende)</text:p>
          </table:table-cell>
          <table:table-cell office:value-type="string" calcext:value-type="string">
            <text:p>1 l / vegansk / Grøn Balance</text:p>
          </table:table-cell>
          <table:table-cell office:value-type="string" calcext:value-type="string">
            <text:p>Den Blå Krans,Svanemærket</text:p>
          </table:table-cell>
          <table:table-cell office:value-type="string" calcext:value-type="string">
            <text:p>18.95</text:p>
          </table:table-cell>
          <table:table-cell office:value-type="string" calcext:value-type="string">
            <text:p>.</text:p>
          </table:table-cell>
          <table:table-cell office:value-type="string" calcext:value-type="string">
            <text:p>Grøn Balance</text:p>
          </table:table-cell>
          <table:table-cell table:number-columns-repeated="5"/>
          <table:table-cell office:value-type="string" calcext:value-type="string">
            <text:p>Den Blå Krans, Discount, Parfumefri, Svanemærket</text:p>
          </table:table-cell>
          <table:table-cell table:number-columns-repeated="3"/>
          <table:table-cell office:value-type="string" calcext:value-type="string">
            <text:p>Håndsæbe</text:p>
          </table:table-cell>
          <table:table-cell office:value-type="string" calcext:value-type="string">
            <text:p>Vegansk håndsæbe refill</text:p>
            <text:p>Mild flydende håndsæbe vasker effektivt hænderne rene uden at udtørre og indeholder vegetabilsk glycerin, der binder fugt, så huden holdes smidig.</text:p>
          </table:table-cell>
          <table:table-cell office:value-type="string" calcext:value-type="string">
            <text:p>https://www.nemlig.com/haandsaebe-refill-flydende-5012145</text:p>
          </table:table-cell>
        </table:table-row>
        <table:table-row table:style-name="ro11">
          <table:table-cell office:value-type="string" calcext:value-type="string">
            <text:p>Dagligvarer &gt; Baby, børn og legetøj &gt; Legetøj &gt; Kreativ leg og læring &gt; Kreativ leg &gt; Modellervoks (ass. farver)</text:p>
          </table:table-cell>
          <table:table-cell office:value-type="string" calcext:value-type="string">
            <text:p>Modellervoks (ass. farver)</text:p>
          </table:table-cell>
          <table:table-cell office:value-type="string" calcext:value-type="string">
            <text:p>4 stk. / 3+ år / STAEDTLER</text:p>
          </table:table-cell>
          <table:table-cell/>
          <table:table-cell office:value-type="string" calcext:value-type="string">
            <text:p>69.95</text:p>
          </table:table-cell>
          <table:table-cell office:value-type="string" calcext:value-type="string">
            <text:p>.</text:p>
          </table:table-cell>
          <table:table-cell office:value-type="string" calcext:value-type="string">
            <text:p>STAEDTLER</text:p>
          </table:table-cell>
          <table:table-cell office:value-type="string" calcext:value-type="string">
            <text:p>Børn, Hjemmet, Kreativ leg</text:p>
          </table:table-cell>
          <table:table-cell table:number-columns-repeated="4"/>
          <table:table-cell office:value-type="string" calcext:value-type="string">
            <text:p>CE-mærket</text:p>
          </table:table-cell>
          <table:table-cell table:number-columns-repeated="3"/>
          <table:table-cell office:value-type="string" calcext:value-type="string">
            <text:p>Kreativ leg, Legetøj, Modellervoks</text:p>
          </table:table-cell>
          <table:table-cell office:value-type="string" calcext:value-type="string">
            <text:p>Modellérvoks</text:p>
            <text:p>Noris Club modeller voks i brilliante farver er super blød og nem at forme selv for små børn. Klistrer og smuldrer ikke, og farverne kan let blandes. Ved at bevare modellervoksen i de små beholdere med låg eller i en tæt pose, kan det holde i rigtig lang tid uden at blive hårdt.</text:p>
            <text:p/>
            <text:p>Indholder 4 stk. i farverne:</text:p>
            <text:p>Orange, pink, grøn og lilla.</text:p>
            <text:p/>
            <text:p>Alder 3+ år.</text:p>
            <text:p/>
            <text:p>Se her vores fulde udvalg af kreativt legetøj.</text:p>
          </table:table-cell>
          <table:table-cell office:value-type="string" calcext:value-type="string">
            <text:p>https://www.nemlig.com/modellervoks-ass-farver-5011743</text:p>
          </table:table-cell>
        </table:table-row>
        <table:table-row table:style-name="ro16">
          <table:table-cell office:value-type="string" calcext:value-type="string">
            <text:p>Dagligvarer &gt; Slik og kiosk &gt; Chokolade &gt; Chokoladeæsker og dåser &gt; Queen® buket</text:p>
          </table:table-cell>
          <table:table-cell office:value-type="string" calcext:value-type="string">
            <text:p>Queen® buket</text:p>
          </table:table-cell>
          <table:table-cell office:value-type="string" calcext:value-type="string">
            <text:p>6 stilke / Pink/Rosa/Hvid / Min. 3 ugers holdbarhed</text:p>
          </table:table-cell>
          <table:table-cell office:value-type="string" calcext:value-type="string">
            <text:p>Dansk</text:p>
          </table:table-cell>
          <table:table-cell office:value-type="string" calcext:value-type="string">
            <text:p>120.00</text:p>
          </table:table-cell>
          <table:table-cell office:value-type="string" calcext:value-type="string">
            <text:p>.</text:p>
          </table:table-cell>
          <table:table-cell office:value-type="string" calcext:value-type="string">
            <text:p>Queen®</text:p>
          </table:table-cell>
          <table:table-cell office:value-type="string" calcext:value-type="string">
            <text:p>Dekoration, Gave, Vase</text:p>
          </table:table-cell>
          <table:table-cell table:number-columns-repeated="4"/>
          <table:table-cell office:value-type="string" calcext:value-type="string">
            <text:p>Dansk</text:p>
          </table:table-cell>
          <table:table-cell table:number-columns-repeated="3"/>
          <table:table-cell office:value-type="string" calcext:value-type="string">
            <text:p>Afskårne blomster, Buket, Snit blomster</text:p>
          </table:table-cell>
          <table:table-cell office:value-type="string" calcext:value-type="string">
            <text:p>Queen® Kalanchoe Cutflowers</text:p>
            <text:p>Buketter der holder i ugevis.</text:p>
            <text:p>Der er noget luksuriøst og dekadent over Queen® Cutflowers.</text:p>
            <text:p>Queen giver dig en garanti på hele 3 ugers blomstring, men de holder ofte meget længere.</text:p>
            <text:p>Vandet i vasen forbliver rent og skal ikke skiftes.</text:p>
            <text:p>Sådan håndteres denne blomst:</text:p>
            <text:p>• Giv stilkene et skråsnit, inden du sætter dem i vasen med vand, for at maksimere levetiden.</text:p>
            <text:p/>
            <text:p>Queen® smukkere blomster… ganske enkelt</text:p>
            <text:p>Siden 1939 har Queen® dyrket og udviklet kalanchoe.</text:p>
            <text:p>Mange kender planten som en yderst holdbar potteplante, men Queen® har videreudviklet kalanchoe også som afskårne blomster.</text:p>
            <text:p>Blomsterne fra Queen® har modtaget adskillige priser, og er blevet modtaget med stor anerkendelse og beundring i hele Europa.</text:p>
          </table:table-cell>
          <table:table-cell office:value-type="string" calcext:value-type="string">
            <text:p>https://www.nemlig.com/queen-buket-5047357</text:p>
          </table:table-cell>
        </table:table-row>
        <table:table-row table:style-name="ro1">
          <table:table-cell office:value-type="string" calcext:value-type="string">
            <text:p>Dagligvarer &gt; Drikkevarer &gt; Øl &gt; Øltyper &gt; Specialøl &gt; Chips m. barbecue</text:p>
          </table:table-cell>
          <table:table-cell office:value-type="string" calcext:value-type="string">
            <text:p>Chips m. barbecue</text:p>
          </table:table-cell>
          <table:table-cell office:value-type="string" calcext:value-type="string">
            <text:p>175 g / KiMs</text:p>
          </table:table-cell>
          <table:table-cell/>
          <table:table-cell office:value-type="string" calcext:value-type="string">
            <text:p>23.95</text:p>
          </table:table-cell>
          <table:table-cell office:value-type="string" calcext:value-type="string">
            <text:p>17.96</text:p>
          </table:table-cell>
          <table:table-cell office:value-type="string" calcext:value-type="string">
            <text:p>KiMs</text:p>
          </table:table-cell>
          <table:table-cell table:number-columns-repeated="9"/>
          <table:table-cell office:value-type="string" calcext:value-type="string">
            <text:p>Chips</text:p>
          </table:table-cell>
          <table:table-cell office:value-type="string" calcext:value-type="string">
            <text:p>KiMs Barbecue chips er kartofler skåret i tynde riflede skiver og stegt i solsikkeolie. Den klassiske letrøgede barbecue smag har vi krydret med bl.a. paprika og løg. Solsikkeolien udvindes af solsikkefrø og indeholder ca. 70% mindre mættet fedt end palmeolie, som tidligere blev anvendt. Olien har en mild og neutral smag, der sikrer den gode smag af KiMs Barbecue.</text:p>
          </table:table-cell>
          <table:table-cell office:value-type="string" calcext:value-type="string">
            <text:p>https://www.nemlig.com/chips-m-barbecue-5004333</text:p>
          </table:table-cell>
        </table:table-row>
        <table:table-row table:style-name="ro3">
          <table:table-cell office:value-type="string" calcext:value-type="string">
            <text:p>Dagligvarer &gt; Slik og kiosk &gt; Slik &gt; Blandede slikposer &gt; Weekend slik</text:p>
          </table:table-cell>
          <table:table-cell office:value-type="string" calcext:value-type="string">
            <text:p>Weekend slik</text:p>
          </table:table-cell>
          <table:table-cell office:value-type="string" calcext:value-type="string">
            <text:p>450 g</text:p>
          </table:table-cell>
          <table:table-cell/>
          <table:table-cell office:value-type="string" calcext:value-type="string">
            <text:p>39.95</text:p>
          </table:table-cell>
          <table:table-cell office:value-type="string" calcext:value-type="string">
            <text:p>.</text:p>
          </table:table-cell>
          <table:table-cell/>
          <table:table-cell office:value-type="string" calcext:value-type="string">
            <text:p>Snack</text:p>
          </table:table-cell>
          <table:table-cell table:number-columns-repeated="8"/>
          <table:table-cell office:value-type="string" calcext:value-type="string">
            <text:p>Slik</text:p>
          </table:table-cell>
          <table:table-cell office:value-type="string" calcext:value-type="string">
            <text:p>Weekendslik</text:p>
            <text:p>Blandet slik med alt det gode - vingummi, lakrids, skum og fudge.</text:p>
          </table:table-cell>
          <table:table-cell office:value-type="string" calcext:value-type="string">
            <text:p>https://www.nemlig.com/weekend-slik-5046222</text:p>
          </table:table-cell>
        </table:table-row>
        <table:table-row table:style-name="ro7">
          <table:table-cell office:value-type="string" calcext:value-type="string">
            <text:p>Dagligvarer &gt; Køl og mejeri &gt; Pålæg &gt; Leverpostej og paté &gt; Paté &gt; Paté m. peberfrugt</text:p>
          </table:table-cell>
          <table:table-cell office:value-type="string" calcext:value-type="string">
            <text:p>Paté m. peberfrugt</text:p>
          </table:table-cell>
          <table:table-cell office:value-type="string" calcext:value-type="string">
            <text:p>200 g / Højer Specialitet</text:p>
          </table:table-cell>
          <table:table-cell office:value-type="string" calcext:value-type="string">
            <text:p>KØL</text:p>
          </table:table-cell>
          <table:table-cell office:value-type="string" calcext:value-type="string">
            <text:p>27.95</text:p>
          </table:table-cell>
          <table:table-cell office:value-type="string" calcext:value-type="string">
            <text:p>.</text:p>
          </table:table-cell>
          <table:table-cell office:value-type="string" calcext:value-type="string">
            <text:p>Højer Pølser</text:p>
          </table:table-cell>
          <table:table-cell office:value-type="string" calcext:value-type="string">
            <text:p>Brød</text:p>
          </table:table-cell>
          <table:table-cell table:number-columns-repeated="4"/>
          <table:table-cell office:value-type="string" calcext:value-type="string">
            <text:p>KØL</text:p>
          </table:table-cell>
          <table:table-cell office:value-type="string" calcext:value-type="string">
            <text:p>Svin</text:p>
          </table:table-cell>
          <table:table-cell table:number-columns-repeated="2"/>
          <table:table-cell office:value-type="string" calcext:value-type="string">
            <text:p>Paté</text:p>
          </table:table-cell>
          <table:table-cell office:value-type="string" calcext:value-type="string">
            <text:p>Paté med peberfrugt</text:p>
            <text:p>Højer Specialiteter´s paté med peberfrugt, er fremstillet af renskåret svinelever, svinekød og spæk, samt krydderier og peberfrugt.</text:p>
            <text:p/>
            <text:p>Velegnet i skiver til flütes, frisk grønt og rødvin - eller blot på et stykke groft rugbrød.</text:p>
          </table:table-cell>
          <table:table-cell office:value-type="string" calcext:value-type="string">
            <text:p>https://www.nemlig.com/pate-m-peberfrugt-5010707</text:p>
          </table:table-cell>
        </table:table-row>
        <table:table-row table:style-name="ro3">
          <table:table-cell office:value-type="string" calcext:value-type="string">
            <text:p>Dagligvarer &gt; Pleje og skønhed &gt; Krop- og ansigtspleje &gt; Deodorant &gt; Deo roll-on (pure arctic)</text:p>
          </table:table-cell>
          <table:table-cell office:value-type="string" calcext:value-type="string">
            <text:p>Deo roll-on (pure arctic)</text:p>
          </table:table-cell>
          <table:table-cell office:value-type="string" calcext:value-type="string">
            <text:p>0,05 l / Palmolive - Men</text:p>
          </table:table-cell>
          <table:table-cell/>
          <table:table-cell office:value-type="string" calcext:value-type="string">
            <text:p>19.95</text:p>
          </table:table-cell>
          <table:table-cell office:value-type="string" calcext:value-type="string">
            <text:p>15.96</text:p>
          </table:table-cell>
          <table:table-cell office:value-type="string" calcext:value-type="string">
            <text:p>Palmolive</text:p>
          </table:table-cell>
          <table:table-cell office:value-type="string" calcext:value-type="string">
            <text:p>Mænd</text:p>
          </table:table-cell>
          <table:table-cell table:number-columns-repeated="8"/>
          <table:table-cell office:value-type="string" calcext:value-type="string">
            <text:p>Deodorant, Roll-on</text:p>
          </table:table-cell>
          <table:table-cell office:value-type="string" calcext:value-type="string">
            <text:p>Palmolive men pure artic deodorant Roll-on</text:p>
            <text:p>Palmolive Pure Actic giver 48 timers beskyttelse mod lugt samt en fornemmelse af friskhed.</text:p>
          </table:table-cell>
          <table:table-cell office:value-type="string" calcext:value-type="string">
            <text:p>https://www.nemlig.com/deo-roll-on-pure-arctic-5025124</text:p>
          </table:table-cell>
        </table:table-row>
        <table:table-row table:style-name="ro20">
          <table:table-cell office:value-type="string" calcext:value-type="string">
            <text:p>Dagligvarer &gt; Drikkevarer &gt; The Yankee Bag 2018</text:p>
          </table:table-cell>
          <table:table-cell office:value-type="string" calcext:value-type="string">
            <text:p>The Yankee Bag 2018</text:p>
          </table:table-cell>
          <table:table-cell office:value-type="string" calcext:value-type="string">
            <text:p>USA / Californien / 3 l box / rødvin</text:p>
          </table:table-cell>
          <table:table-cell/>
          <table:table-cell office:value-type="string" calcext:value-type="string">
            <text:p>159.00</text:p>
          </table:table-cell>
          <table:table-cell office:value-type="string" calcext:value-type="string">
            <text:p>.</text:p>
          </table:table-cell>
          <table:table-cell/>
          <table:table-cell office:value-type="string" calcext:value-type="string">
            <text:p>Asiatisk mad, Fjerkræ, Picnic</text:p>
          </table:table-cell>
          <table:table-cell office:value-type="string" calcext:value-type="string">
            <text:p>BIB</text:p>
          </table:table-cell>
          <table:table-cell table:number-columns-repeated="2"/>
          <table:table-cell office:value-type="string" calcext:value-type="string">
            <text:p>USA</text:p>
          </table:table-cell>
          <table:table-cell table:number-columns-repeated="4"/>
          <table:table-cell office:value-type="string" calcext:value-type="string">
            <text:p>Rødvin</text:p>
          </table:table-cell>
          <table:table-cell office:value-type="string" calcext:value-type="string">
            <text:p>The Yankee Bag 2018</text:p>
            <text:p>Denne vin kommer fra The Wine Group, som blev grundlagt i 1981 i Californien, USA. I årenes løb har firmaet ekspanderet, så det i dag også omfatter faciliteter i New York, Australien og Argentina. The Wine Group er garant for gode og friske kvalitetsvine, som giver god valuta for pengene.</text:p>
            <text:p/>
            <text:p>Her er en skøn californisk rødvin, som vil slå benene væk under dig. Det er ægte amerikansk, når det er godt.</text:p>
            <text:p/>
            <text:p>Denne vin er hovedsageligt produceret af druerne Zinfandel, der er dyrket i Californien i USA.</text:p>
            <text:p/>
            <text:p>Det er en skøn rødvin med flot klar farve, delikat duft af stenfrugt og melon, saftig og cremet frugtsmag med et forfriskende strejf af citrus samt en blid og behagelig eftersmag.</text:p>
            <text:p/>
            <text:p>Den er særdeles velegnet til fisk, fjerkræ, svinekød og pastaretter, men kan naturligvis også nydes uden mad til.</text:p>
            <text:p/>
            <text:p>Denne Zinfandel er en drøm, som skal serveres afkølet og bør drikkes forholdsvis ung.</text:p>
            <text:p/>
            <text:p>Bag-in-box vine ligger i en speciel indpakning, der gør det muligt at tappe vin, uden at der kommer ilt til vinen. Der er mange fordele ved bag-in-box:</text:p>
            <text:p>• Perfekt til skiferien, vinterferien, campingturen, sejlturen eller lignende</text:p>
            <text:p>• Let at tage med - ingen smadrede flasker</text:p>
            <text:p>• Mere vin for pengene - value for money</text:p>
            <text:p>• Lang holdbarhed - holder sig frisk i 3-4 uger efter første glas (bedst i køleskabet)</text:p>
            <text:p>• Ingen brug af proptrækker</text:p>
            <text:p>• Ingen propsmag</text:p>
            <text:p>• Nemt at tappe og nyde et enkelt glas vin</text:p>
            <text:p>Denne vin i årgang 2018 har fået: 5 stjerner på www.vinavisen.dk</text:p>
          </table:table-cell>
          <table:table-cell office:value-type="string" calcext:value-type="string">
            <text:p>https://www.nemlig.com/the-yankee-bag-2018-5046131</text:p>
          </table:table-cell>
        </table:table-row>
        <table:table-row table:style-name="ro9">
          <table:table-cell office:value-type="string" calcext:value-type="string">
            <text:p>Dagligvarer &gt; Frost &gt; Is &gt; Is i bægre og bøtter &gt; Vanilleis</text:p>
          </table:table-cell>
          <table:table-cell office:value-type="string" calcext:value-type="string">
            <text:p>Vanilleis</text:p>
          </table:table-cell>
          <table:table-cell office:value-type="string" calcext:value-type="string">
            <text:p>0,80 l / uden tilsat sukker / frost / EASIS</text:p>
          </table:table-cell>
          <table:table-cell office:value-type="string" calcext:value-type="string">
            <text:p>Frost</text:p>
          </table:table-cell>
          <table:table-cell office:value-type="string" calcext:value-type="string">
            <text:p>39.95</text:p>
          </table:table-cell>
          <table:table-cell office:value-type="string" calcext:value-type="string">
            <text:p>.</text:p>
          </table:table-cell>
          <table:table-cell office:value-type="string" calcext:value-type="string">
            <text:p>EASIS</text:p>
          </table:table-cell>
          <table:table-cell office:value-type="string" calcext:value-type="string">
            <text:p>Dessert</text:p>
          </table:table-cell>
          <table:table-cell table:number-columns-repeated="4"/>
          <table:table-cell office:value-type="string" calcext:value-type="string">
            <text:p>Frost, uden tilsat sukker</text:p>
          </table:table-cell>
          <table:table-cell table:number-columns-repeated="3"/>
          <table:table-cell office:value-type="string" calcext:value-type="string">
            <text:p>Dessert, Is</text:p>
          </table:table-cell>
          <table:table-cell office:value-type="string" calcext:value-type="string">
            <text:p>EASIS vanilleis</text:p>
            <text:p>EASIS vanilleis er til dig, der er vild med is. Den er sød og cremet med en skøn smag af vanille. Den er ikke tilsat sukker og indeholder 70% mindre fedt og 58% færre kalorier.</text:p>
            <text:p>Med EASIS vanille er det fristende let at nyde noget, der er godt.</text:p>
          </table:table-cell>
          <table:table-cell office:value-type="string" calcext:value-type="string">
            <text:p>https://www.nemlig.com/vanilleis-5002088</text:p>
          </table:table-cell>
        </table:table-row>
        <table:table-row table:style-name="ro2">
          <table:table-cell office:value-type="string" calcext:value-type="string">
            <text:p>Dagligvarer &gt; Pleje og skønhed &gt; Beklædning &gt; Julesweater barn (blå)</text:p>
          </table:table-cell>
          <table:table-cell office:value-type="string" calcext:value-type="string">
            <text:p>Julesweater barn (blå)</text:p>
          </table:table-cell>
          <table:table-cell office:value-type="string" calcext:value-type="string">
            <text:p>1 stk. / str. 152-164 / Det Gamle Apotek</text:p>
          </table:table-cell>
          <table:table-cell/>
          <table:table-cell office:value-type="string" calcext:value-type="string">
            <text:p>199.95</text:p>
          </table:table-cell>
          <table:table-cell office:value-type="string" calcext:value-type="string">
            <text:p>.</text:p>
          </table:table-cell>
          <table:table-cell office:value-type="string" calcext:value-type="string">
            <text:p>Det Gamle Apotek</text:p>
          </table:table-cell>
          <table:table-cell office:value-type="string" calcext:value-type="string">
            <text:p>Jul</text:p>
          </table:table-cell>
          <table:table-cell/>
          <table:table-cell office:value-type="string" calcext:value-type="string">
            <text:p>Blå</text:p>
          </table:table-cell>
          <table:table-cell table:number-columns-repeated="5"/>
          <table:table-cell office:value-type="string" calcext:value-type="string">
            <text:p>152/164</text:p>
          </table:table-cell>
          <table:table-cell office:value-type="string" calcext:value-type="string">
            <text:p>Beklædning</text:p>
          </table:table-cell>
          <table:table-cell office:value-type="string" calcext:value-type="string">
            <text:p>Julesweater</text:p>
            <text:p>Jule Sweater til børn.</text:p>
            <text:p/>
            <text:p>Farve: Blå.</text:p>
            <text:p>Materiale: Acryl.</text:p>
            <text:p>Str: 152/164</text:p>
          </table:table-cell>
          <table:table-cell office:value-type="string" calcext:value-type="string">
            <text:p>https://www.nemlig.com/julesweater-barn-blaa-5048282</text:p>
          </table:table-cell>
        </table:table-row>
        <table:table-row table:style-name="ro2">
          <table:table-cell office:value-type="string" calcext:value-type="string">
            <text:p>Dagligvarer &gt; Frost &gt; Brød og kager &gt; Desserter og pandekager &gt; Citronfromage</text:p>
          </table:table-cell>
          <table:table-cell office:value-type="string" calcext:value-type="string">
            <text:p>Citronfromage</text:p>
          </table:table-cell>
          <table:table-cell office:value-type="string" calcext:value-type="string">
            <text:p>1 stk. / 100 g / frost / Agnes</text:p>
          </table:table-cell>
          <table:table-cell office:value-type="string" calcext:value-type="string">
            <text:p>Frost</text:p>
          </table:table-cell>
          <table:table-cell office:value-type="string" calcext:value-type="string">
            <text:p>29.95</text:p>
          </table:table-cell>
          <table:table-cell office:value-type="string" calcext:value-type="string">
            <text:p>.</text:p>
          </table:table-cell>
          <table:table-cell office:value-type="string" calcext:value-type="string">
            <text:p>Agnes</text:p>
          </table:table-cell>
          <table:table-cell table:number-columns-repeated="5"/>
          <table:table-cell office:value-type="string" calcext:value-type="string">
            <text:p>Frost</text:p>
          </table:table-cell>
          <table:table-cell table:number-columns-repeated="3"/>
          <table:table-cell office:value-type="string" calcext:value-type="string">
            <text:p>Dessert, Kage</text:p>
          </table:table-cell>
          <table:table-cell office:value-type="string" calcext:value-type="string">
            <text:p>Citronfromage</text:p>
            <text:p>Den helt klassiske citronfromage. En fuldstændig uimodståelig smagskombination af det friske og søde. Nem dessert, klar til direkte servering efter kort optøning.</text:p>
            <text:p/>
            <text:p>Optøning: 5 timer</text:p>
            <text:p>Optøning i køleskab: 24 timer</text:p>
            <text:p>Holdbarhed efter optøning: 48 timer</text:p>
          </table:table-cell>
          <table:table-cell office:value-type="string" calcext:value-type="string">
            <text:p>https://www.nemlig.com/citronfromage-5012278</text:p>
          </table:table-cell>
        </table:table-row>
        <table:table-row table:style-name="ro3">
          <table:table-cell office:value-type="string" calcext:value-type="string">
            <text:p>Dagligvarer &gt; Kolonial &gt; Olie og eddike &gt; Eddike &gt; Lagereddike &gt; Lagereddike (klar)</text:p>
          </table:table-cell>
          <table:table-cell office:value-type="string" calcext:value-type="string">
            <text:p>Lagereddike (klar)</text:p>
          </table:table-cell>
          <table:table-cell office:value-type="string" calcext:value-type="string">
            <text:p>1 l / Lagerberg</text:p>
          </table:table-cell>
          <table:table-cell/>
          <table:table-cell office:value-type="string" calcext:value-type="string">
            <text:p>9.95</text:p>
          </table:table-cell>
          <table:table-cell office:value-type="string" calcext:value-type="string">
            <text:p>.</text:p>
          </table:table-cell>
          <table:table-cell office:value-type="string" calcext:value-type="string">
            <text:p>Lagerberg</text:p>
          </table:table-cell>
          <table:table-cell office:value-type="string" calcext:value-type="string">
            <text:p>Dressing, Marinade, Syltning</text:p>
          </table:table-cell>
          <table:table-cell table:number-columns-repeated="8"/>
          <table:table-cell office:value-type="string" calcext:value-type="string">
            <text:p>Eddike</text:p>
          </table:table-cell>
          <table:table-cell office:value-type="string" calcext:value-type="string">
            <text:p>Lagereddike klar</text:p>
            <text:p>Biologisk brygget eddike lagret på træfade. Til syltning, dressing og marinade.</text:p>
          </table:table-cell>
          <table:table-cell office:value-type="string" calcext:value-type="string">
            <text:p>https://www.nemlig.com/lagereddike-klar-5038061</text:p>
          </table:table-cell>
        </table:table-row>
        <table:table-row table:style-name="ro12">
          <table:table-cell office:value-type="string" calcext:value-type="string">
            <text:p>Dagligvarer &gt; Kolonial &gt; Morgenmadsprodukter &gt; Müsli &gt; Sweet berry müsli</text:p>
          </table:table-cell>
          <table:table-cell office:value-type="string" calcext:value-type="string">
            <text:p>Sweet berry müsli</text:p>
          </table:table-cell>
          <table:table-cell office:value-type="string" calcext:value-type="string">
            <text:p>500 g / Nutana</text:p>
          </table:table-cell>
          <table:table-cell/>
          <table:table-cell office:value-type="string" calcext:value-type="string">
            <text:p>34.95</text:p>
          </table:table-cell>
          <table:table-cell office:value-type="string" calcext:value-type="string">
            <text:p>.</text:p>
          </table:table-cell>
          <table:table-cell office:value-type="string" calcext:value-type="string">
            <text:p>Nutana</text:p>
          </table:table-cell>
          <table:table-cell table:number-columns-repeated="9"/>
          <table:table-cell office:value-type="string" calcext:value-type="string">
            <text:p>Morgenmad</text:p>
          </table:table-cell>
          <table:table-cell office:value-type="string" calcext:value-type="string">
            <text:p>Müsli sweet berry</text:p>
            <text:p>Med 52 % fuldkorn.</text:p>
            <text:p>Nutanas sprødristede mysli med søde bær, er god til morgener og hyggestunder, hvor man trænger til lidt ekstra forkælelse.</text:p>
            <text:p/>
            <text:p>Indeholder ikke transfedtsyrer eller kunstige aromastoffer.</text:p>
          </table:table-cell>
          <table:table-cell office:value-type="string" calcext:value-type="string">
            <text:p>https://www.nemlig.com/sweet-berry-musli-5015476</text:p>
          </table:table-cell>
        </table:table-row>
        <table:table-row table:style-name="ro1">
          <table:table-cell office:value-type="string" calcext:value-type="string">
            <text:p>Dagligvarer &gt; Brød, kiks og kager &gt; Kager &gt; Makroner og marengs &gt; Marengskys</text:p>
          </table:table-cell>
          <table:table-cell office:value-type="string" calcext:value-type="string">
            <text:p>Marengskys</text:p>
          </table:table-cell>
          <table:table-cell office:value-type="string" calcext:value-type="string">
            <text:p>100 g / Herning Biscuit</text:p>
          </table:table-cell>
          <table:table-cell/>
          <table:table-cell office:value-type="string" calcext:value-type="string">
            <text:p>11.95</text:p>
          </table:table-cell>
          <table:table-cell office:value-type="string" calcext:value-type="string">
            <text:p>.</text:p>
          </table:table-cell>
          <table:table-cell office:value-type="string" calcext:value-type="string">
            <text:p>Herning Biscuit</text:p>
          </table:table-cell>
          <table:table-cell office:value-type="string" calcext:value-type="string">
            <text:p>Dessert, Snack</text:p>
          </table:table-cell>
          <table:table-cell table:number-columns-repeated="8"/>
          <table:table-cell office:value-type="string" calcext:value-type="string">
            <text:p>Kage</text:p>
          </table:table-cell>
          <table:table-cell office:value-type="string" calcext:value-type="string">
            <text:p>Hedekys Classic</text:p>
          </table:table-cell>
          <table:table-cell office:value-type="string" calcext:value-type="string">
            <text:p>https://www.nemlig.com/marengskys-5042317</text:p>
          </table:table-cell>
        </table:table-row>
        <table:table-row table:style-name="ro15">
          <table:table-cell office:value-type="string" calcext:value-type="string">
            <text:p>Dagligvarer &gt; Frugt og grønt &gt; Grøntsager &gt; Agurker &gt; Agurk</text:p>
          </table:table-cell>
          <table:table-cell office:value-type="string" calcext:value-type="string">
            <text:p>Agurk</text:p>
          </table:table-cell>
          <table:table-cell office:value-type="string" calcext:value-type="string">
            <text:p>1 stk. / Danmark / Klasse 1</text:p>
          </table:table-cell>
          <table:table-cell office:value-type="string" calcext:value-type="string">
            <text:p>Dansk</text:p>
          </table:table-cell>
          <table:table-cell office:value-type="string" calcext:value-type="string">
            <text:p>14.00</text:p>
          </table:table-cell>
          <table:table-cell office:value-type="string" calcext:value-type="string">
            <text:p>.</text:p>
          </table:table-cell>
          <table:table-cell table:number-columns-repeated="2"/>
          <table:table-cell office:value-type="string" calcext:value-type="string">
            <text:p>Folieret</text:p>
          </table:table-cell>
          <table:table-cell office:value-type="string" calcext:value-type="string">
            <text:p>Grøn</text:p>
          </table:table-cell>
          <table:table-cell office:value-type="string" calcext:value-type="string">
            <text:p>Klasse 1</text:p>
          </table:table-cell>
          <table:table-cell/>
          <table:table-cell office:value-type="string" calcext:value-type="string">
            <text:p>Dansk</text:p>
          </table:table-cell>
          <table:table-cell office:value-type="string" calcext:value-type="string">
            <text:p>Danmark</text:p>
          </table:table-cell>
          <table:table-cell table:number-columns-repeated="2"/>
          <table:table-cell office:value-type="string" calcext:value-type="string">
            <text:p>Agurk</text:p>
          </table:table-cell>
          <table:table-cell office:value-type="string" calcext:value-type="string">
            <text:p>Agurken stammer oprindeligt fra Asien, men kom til Danmark i starten af det 20. århundrede, og har lige siden da, været en fast del af det danske køkken.</text:p>
            <text:p/>
            <text:p>I dag, i Danmark, dyrkes der ca. 50 millioner agurker om året.</text:p>
            <text:p/>
            <text:p>Agurken er, som vi kender de, en aflang grøn grøntsag, som har et højt indhold af vand.</text:p>
            <text:p>Dog findes der forskellige arter af agurk, bl.a. slangeagurk, asieagurk og drueagurk. Slangeagurken er den vi køber i supermarkederne, mens asieagurker hovedsageligt bruges til asier, og drueagurkerne bruges til syltede agurker.</text:p>
            <text:p/>
            <text:p>Når planterne er helt små, bindes de op ad en snor og bliver beskåret hver dag. Efterhånden som de vokser, og når op på 2,5 m., begynder man at høste agurkerne. Efter høsten skiftes planterne ud, så man kan sikre en god kvalitet hele sæsonen.</text:p>
            <text:p/>
            <text:p>Agurken kan bruges til lidt af hvert, og er god i både rå salater, på smørrebrød, syltede til flæskestegen eller i burgeren. De fungerer også rigtig godt som en snack.</text:p>
            <text:p>Prøv eventuelt at server agurk og gulerod, der er skåret i stænger, med lidt dip til filmen. Det er super nemt og lækkert.</text:p>
            <text:p/>
            <text:p>Agurker har et imponerende vandindhold på 95-97 %, men indeholder samtidig massere af B-, og C-vitamin, antioxidanter og mineraler.</text:p>
            <text:p/>
            <text:p>Tips:</text:p>
            <text:p>Agurken er faktisk en frugt, og bliver betegnet som ”et bær med mange frø”. Den er både i familie med squash, græskar og melon.</text:p>
          </table:table-cell>
          <table:table-cell office:value-type="string" calcext:value-type="string">
            <text:p>https://www.nemlig.com/agurk-5004144</text:p>
          </table:table-cell>
        </table:table-row>
        <table:table-row table:style-name="ro3">
          <table:table-cell office:value-type="string" calcext:value-type="string">
            <text:p>Dagligvarer &gt; Frost &gt; Supper og nem mad &gt; Færdigretter &gt; Mørbradgryde</text:p>
          </table:table-cell>
          <table:table-cell office:value-type="string" calcext:value-type="string">
            <text:p>Mørbradgryde</text:p>
          </table:table-cell>
          <table:table-cell office:value-type="string" calcext:value-type="string">
            <text:p>450 g / maxi portion / frost / Steff Houlberg</text:p>
          </table:table-cell>
          <table:table-cell office:value-type="string" calcext:value-type="string">
            <text:p>Dansk,Frost</text:p>
          </table:table-cell>
          <table:table-cell office:value-type="string" calcext:value-type="string">
            <text:p>36.95</text:p>
          </table:table-cell>
          <table:table-cell office:value-type="string" calcext:value-type="string">
            <text:p>.</text:p>
          </table:table-cell>
          <table:table-cell office:value-type="string" calcext:value-type="string">
            <text:p>Steff Houlberg</text:p>
          </table:table-cell>
          <table:table-cell office:value-type="string" calcext:value-type="string">
            <text:p>Aftensmad, Mikroovn, Ovn</text:p>
          </table:table-cell>
          <table:table-cell table:number-columns-repeated="4"/>
          <table:table-cell office:value-type="string" calcext:value-type="string">
            <text:p>Dansk, Frost</text:p>
          </table:table-cell>
          <table:table-cell table:number-columns-repeated="3"/>
          <table:table-cell office:value-type="string" calcext:value-type="string">
            <text:p>Færdigret, Svinekød</text:p>
          </table:table-cell>
          <table:table-cell office:value-type="string" calcext:value-type="string">
            <text:p>Mørbradgryde</text:p>
            <text:p>Mørbradgryde med cremet paprikasauce og risblanding.</text:p>
          </table:table-cell>
          <table:table-cell office:value-type="string" calcext:value-type="string">
            <text:p>https://www.nemlig.com/moerbradgryde-5004952</text:p>
          </table:table-cell>
        </table:table-row>
        <table:table-row table:style-name="ro5">
          <table:table-cell office:value-type="string" calcext:value-type="string">
            <text:p>Dagligvarer &gt; Pleje og skønhed &gt; Toiletartikler &gt; Brillerens &gt; Brillerenseservietter</text:p>
          </table:table-cell>
          <table:table-cell office:value-type="string" calcext:value-type="string">
            <text:p>Brillerenseservietter</text:p>
          </table:table-cell>
          <table:table-cell office:value-type="string" calcext:value-type="string">
            <text:p>30 stk. / Sterling</text:p>
          </table:table-cell>
          <table:table-cell/>
          <table:table-cell office:value-type="string" calcext:value-type="string">
            <text:p>14.95</text:p>
          </table:table-cell>
          <table:table-cell office:value-type="string" calcext:value-type="string">
            <text:p>.</text:p>
          </table:table-cell>
          <table:table-cell office:value-type="string" calcext:value-type="string">
            <text:p>Sterling</text:p>
          </table:table-cell>
          <table:table-cell office:value-type="string" calcext:value-type="string">
            <text:p>Hjemmet, På farten, Rengøring</text:p>
          </table:table-cell>
          <table:table-cell table:number-columns-repeated="8"/>
          <table:table-cell office:value-type="string" calcext:value-type="string">
            <text:p>Brillerens</text:p>
          </table:table-cell>
          <table:table-cell office:value-type="string" calcext:value-type="string">
            <text:p>Brillerens serviet</text:p>
            <text:p>30 stk. engangsservietter til briller med hærdet glas. De indeholder rensemiddel, der pudser uden efterpolering. De indeholder ikke parfume.</text:p>
            <text:p/>
            <text:p>Servietterne er pakket i separat folie, så de er nemme at medbringe. Læg dem i bilen, tasken eller lommen.</text:p>
            <text:p/>
            <text:p>Produktet er også anvendeligt på andre overflader som f.eks. pc- og tv-skærme af glas, spejle, bilruder samt hjelmvisirer af både glas og kunststof.</text:p>
            <text:p/>
            <text:p>Sterling brillerenseservietterne må ikke anvendes til kontaktlinser.</text:p>
          </table:table-cell>
          <table:table-cell office:value-type="string" calcext:value-type="string">
            <text:p>https://www.nemlig.com/brillerenseservietter-100688</text:p>
          </table:table-cell>
        </table:table-row>
        <table:table-row table:style-name="ro9">
          <table:table-cell office:value-type="string" calcext:value-type="string">
            <text:p>Dagligvarer &gt; Kolonial &gt; Dressing og saucer &gt; Dressing og tilbehør &gt; Remoulade &gt; Remoulade</text:p>
          </table:table-cell>
          <table:table-cell office:value-type="string" calcext:value-type="string">
            <text:p>Remoulade</text:p>
          </table:table-cell>
          <table:table-cell office:value-type="string" calcext:value-type="string">
            <text:p>375 g / Graasten</text:p>
          </table:table-cell>
          <table:table-cell/>
          <table:table-cell office:value-type="string" calcext:value-type="string">
            <text:p>19.95</text:p>
          </table:table-cell>
          <table:table-cell office:value-type="string" calcext:value-type="string">
            <text:p>.</text:p>
          </table:table-cell>
          <table:table-cell office:value-type="string" calcext:value-type="string">
            <text:p>Graasten</text:p>
          </table:table-cell>
          <table:table-cell table:number-columns-repeated="9"/>
          <table:table-cell office:value-type="string" calcext:value-type="string">
            <text:p>Dressing</text:p>
          </table:table-cell>
          <table:table-cell office:value-type="string" calcext:value-type="string">
            <text:p>Remoulade</text:p>
            <text:p>Remoulade af gode råvarer. Den Originale Remoulade fra Graasten er den ægte remoulade med smag af traditioner og gåde råvarer. Den er fremstillet efter Graasten´s originale sønderjyske opskrift, som gennem generationer har været danskernes foretrukne.</text:p>
            <text:p>Remouladen gør selv det enkleste måltid til noget ganske særligt, og er uundværlig på den sprøde fiskefilet og til de lune "fritter".</text:p>
          </table:table-cell>
          <table:table-cell office:value-type="string" calcext:value-type="string">
            <text:p>https://www.nemlig.com/remoulade-5016194</text:p>
          </table:table-cell>
        </table:table-row>
        <table:table-row table:style-name="ro12">
          <table:table-cell office:value-type="string" calcext:value-type="string">
            <text:p>Dagligvarer &gt; Køl og mejeri &gt; Færdigretter på køl &gt; Middagsretter på køl &gt; Risengrød</text:p>
          </table:table-cell>
          <table:table-cell office:value-type="string" calcext:value-type="string">
            <text:p>Risengrød</text:p>
          </table:table-cell>
          <table:table-cell office:value-type="string" calcext:value-type="string">
            <text:p>700 g / Steff Houlberg</text:p>
          </table:table-cell>
          <table:table-cell office:value-type="string" calcext:value-type="string">
            <text:p>Dansk,KØL</text:p>
          </table:table-cell>
          <table:table-cell office:value-type="string" calcext:value-type="string">
            <text:p>33.95</text:p>
          </table:table-cell>
          <table:table-cell office:value-type="string" calcext:value-type="string">
            <text:p>28.00</text:p>
          </table:table-cell>
          <table:table-cell office:value-type="string" calcext:value-type="string">
            <text:p>Steff Houlberg</text:p>
          </table:table-cell>
          <table:table-cell office:value-type="string" calcext:value-type="string">
            <text:p>Aftensmad, Dessert, Jul</text:p>
          </table:table-cell>
          <table:table-cell table:number-columns-repeated="4"/>
          <table:table-cell office:value-type="string" calcext:value-type="string">
            <text:p>Dansk, KØL</text:p>
          </table:table-cell>
          <table:table-cell table:number-columns-repeated="3"/>
          <table:table-cell office:value-type="string" calcext:value-type="string">
            <text:p>Færdigret</text:p>
          </table:table-cell>
          <table:table-cell office:value-type="string" calcext:value-type="string">
            <text:p>Risengrød</text:p>
            <text:p>Risengrød kogt på en blandning af sød- og letmælk.</text:p>
            <text:p>Klar til brug, skal blot opvarmes og servér dernæst med kanel/sukker, en smørklat og eksempelvis hvidtøl.</text:p>
            <text:p/>
            <text:p>Indeholder til ca. 2 portioner.</text:p>
          </table:table-cell>
          <table:table-cell office:value-type="string" calcext:value-type="string">
            <text:p>https://www.nemlig.com/risengroed-1303002</text:p>
          </table:table-cell>
        </table:table-row>
        <table:table-row table:style-name="ro5">
          <table:table-cell office:value-type="string" calcext:value-type="string">
            <text:p>Dagligvarer &gt; Drikkevarer &gt; Frogs Leap Chardonnay</text:p>
          </table:table-cell>
          <table:table-cell office:value-type="string" calcext:value-type="string">
            <text:p>Frogs Leap Chardonnay</text:p>
          </table:table-cell>
          <table:table-cell office:value-type="string" calcext:value-type="string">
            <text:p>USA / Californien / 2018 / 0,75 l / hvidvin</text:p>
          </table:table-cell>
          <table:table-cell/>
          <table:table-cell office:value-type="string" calcext:value-type="string">
            <text:p>225.00</text:p>
          </table:table-cell>
          <table:table-cell office:value-type="string" calcext:value-type="string">
            <text:p>.</text:p>
          </table:table-cell>
          <table:table-cell office:value-type="string" calcext:value-type="string">
            <text:p>Americanwine.dk</text:p>
          </table:table-cell>
          <table:table-cell office:value-type="string" calcext:value-type="string">
            <text:p>Fisk</text:p>
          </table:table-cell>
          <table:table-cell table:number-columns-repeated="3"/>
          <table:table-cell office:value-type="string" calcext:value-type="string">
            <text:p>USA</text:p>
          </table:table-cell>
          <table:table-cell table:number-columns-repeated="4"/>
          <table:table-cell office:value-type="string" calcext:value-type="string">
            <text:p>Hvidvin</text:p>
          </table:table-cell>
          <table:table-cell office:value-type="string" calcext:value-type="string">
            <text:p>Frogs Leap winery, Chardonnay, 2016, Napa Valley, Californien</text:p>
            <text:p>Frogs’ Leap behøver vist ikke den store introduktion - alle kender vinhuset med den hoppende frø på deres etiketter og ved at denne vingård altid producerer vine der er en sikker vinder.</text:p>
            <text:p/>
            <text:p>Vingården bruger gamle vinstokke og al vin produceres økologisk og på traditionel vis. Frogs’ Leap er kendt for deres Chardonnay med en ren og klar smag og duft. Denne nye årgang Chardonnay er elegant og saftig og har masser af modne æbler, ananas, papaya og ristet hasselnødder.</text:p>
            <text:p/>
            <text:p>Server denne elegante hvidvin til luksus fiskeretterne som pighvar, hummer og rødtunge.</text:p>
            <text:p/>
            <text:p>Frog or Prince, you will enjoy this Chardonnay produced from grapes grown in some of the Napa Valley's most responsibly farmed vineyards. Rich, flavorful wines have been a Frog's Leap tradition since 1981. Alc.</text:p>
          </table:table-cell>
          <table:table-cell office:value-type="string" calcext:value-type="string">
            <text:p>https://www.nemlig.com/frogs-leap-chardonnay-5025888</text:p>
          </table:table-cell>
        </table:table-row>
        <table:table-row table:style-name="ro4">
          <table:table-cell office:value-type="string" calcext:value-type="string">
            <text:p>Dagligvarer &gt; Slik og kiosk &gt; Ugeblade, magasiner og kryds &amp; tværs &gt; RUM magasin</text:p>
          </table:table-cell>
          <table:table-cell office:value-type="string" calcext:value-type="string">
            <text:p>RUM magasin</text:p>
          </table:table-cell>
          <table:table-cell office:value-type="string" calcext:value-type="string">
            <text:p>1 stk. / udkommer 10 gange årligt</text:p>
          </table:table-cell>
          <table:table-cell/>
          <table:table-cell office:value-type="string" calcext:value-type="string">
            <text:p>79.95</text:p>
          </table:table-cell>
          <table:table-cell office:value-type="string" calcext:value-type="string">
            <text:p>.</text:p>
          </table:table-cell>
          <table:table-cell office:value-type="string" calcext:value-type="string">
            <text:p>Rum</text:p>
          </table:table-cell>
          <table:table-cell table:number-columns-repeated="9"/>
          <table:table-cell office:value-type="string" calcext:value-type="string">
            <text:p>Magasin</text:p>
          </table:table-cell>
          <table:table-cell office:value-type="string" calcext:value-type="string">
            <text:p>RUM magasin</text:p>
            <text:p>Træd ind i en verden af smukke RUM. Vi besøger kreative personligheder og trendsettere og oplever, hvordan de har indrettet sig. Vi sætter tendenser og nyheder i perspektiv.</text:p>
            <text:p/>
            <text:p>I 2020 udkommer Rum:</text:p>
            <text:p>13. februar</text:p>
            <text:p>30. april</text:p>
            <text:p>28. maj</text:p>
            <text:p>2. juli</text:p>
            <text:p>13. august</text:p>
            <text:p>17. september</text:p>
            <text:p>15. oktober</text:p>
            <text:p>19. november</text:p>
            <text:p>21. december</text:p>
          </table:table-cell>
          <table:table-cell office:value-type="string" calcext:value-type="string">
            <text:p>https://www.nemlig.com/rum-magasin-5034440</text:p>
          </table:table-cell>
        </table:table-row>
        <table:table-row table:style-name="ro9">
          <table:table-cell office:value-type="string" calcext:value-type="string">
            <text:p>Dagligvarer &gt; Frost &gt; Supper og nem mad &gt; Forårsruller og snacks &gt; Miniruller m. oksekød</text:p>
          </table:table-cell>
          <table:table-cell office:value-type="string" calcext:value-type="string">
            <text:p>Miniruller m. oksekød</text:p>
          </table:table-cell>
          <table:table-cell office:value-type="string" calcext:value-type="string">
            <text:p>20 stk. / frost / Daloon</text:p>
          </table:table-cell>
          <table:table-cell office:value-type="string" calcext:value-type="string">
            <text:p>Frost</text:p>
          </table:table-cell>
          <table:table-cell office:value-type="string" calcext:value-type="string">
            <text:p>34.95</text:p>
          </table:table-cell>
          <table:table-cell office:value-type="string" calcext:value-type="string">
            <text:p>.</text:p>
          </table:table-cell>
          <table:table-cell office:value-type="string" calcext:value-type="string">
            <text:p>Daloon</text:p>
          </table:table-cell>
          <table:table-cell table:number-columns-repeated="5"/>
          <table:table-cell office:value-type="string" calcext:value-type="string">
            <text:p>Frost</text:p>
          </table:table-cell>
          <table:table-cell table:number-columns-repeated="3"/>
          <table:table-cell office:value-type="string" calcext:value-type="string">
            <text:p>Færdigret</text:p>
          </table:table-cell>
          <table:table-cell office:value-type="string" calcext:value-type="string">
            <text:p>20 stk. Miniruller med oksekød</text:p>
            <text:p/>
            <text:p>Tilberedning: I ovn.</text:p>
          </table:table-cell>
          <table:table-cell office:value-type="string" calcext:value-type="string">
            <text:p>https://www.nemlig.com/miniruller-m-oksekoed-5020195</text:p>
          </table:table-cell>
        </table:table-row>
        <table:table-row table:style-name="ro3">
          <table:table-cell office:value-type="string" calcext:value-type="string">
            <text:p>Dagligvarer &gt; Drikkevarer &gt; Ice tea og lemonade &gt; Citronlemonade</text:p>
          </table:table-cell>
          <table:table-cell office:value-type="string" calcext:value-type="string">
            <text:p>Citronlemonade</text:p>
          </table:table-cell>
          <table:table-cell office:value-type="string" calcext:value-type="string">
            <text:p>1 l / ex. pant / La Mortuacienne</text:p>
          </table:table-cell>
          <table:table-cell/>
          <table:table-cell office:value-type="string" calcext:value-type="string">
            <text:p>39.95</text:p>
          </table:table-cell>
          <table:table-cell office:value-type="string" calcext:value-type="string">
            <text:p>.</text:p>
          </table:table-cell>
          <table:table-cell office:value-type="string" calcext:value-type="string">
            <text:p>La Mortuacienne</text:p>
          </table:table-cell>
          <table:table-cell office:value-type="string" calcext:value-type="string">
            <text:p>Picnic</text:p>
          </table:table-cell>
          <table:table-cell table:number-columns-repeated="8"/>
          <table:table-cell office:value-type="string" calcext:value-type="string">
            <text:p>Citronsodavand</text:p>
          </table:table-cell>
          <table:table-cell office:value-type="string" calcext:value-type="string">
            <text:p>Citronlemonade</text:p>
            <text:p>En meget forfriskende sodavand med afbalanceret citrussmag og brus, der gør den klassiske citronlemonade endnu mere frisk.</text:p>
          </table:table-cell>
          <table:table-cell office:value-type="string" calcext:value-type="string">
            <text:p>https://www.nemlig.com/citronlemonade-5011299</text:p>
          </table:table-cell>
        </table:table-row>
        <table:table-row table:style-name="ro9">
          <table:table-cell office:value-type="string" calcext:value-type="string">
            <text:p>Dagligvarer &gt; Kød og fisk &gt; Fisk og skaldyr &gt; Fisk i filet &gt; Rødspættefilet</text:p>
          </table:table-cell>
          <table:table-cell office:value-type="string" calcext:value-type="string">
            <text:p>Rødspættefilet</text:p>
          </table:table-cell>
          <table:table-cell office:value-type="string" calcext:value-type="string">
            <text:p>400 g / Poseidon Seafood</text:p>
          </table:table-cell>
          <table:table-cell/>
          <table:table-cell office:value-type="string" calcext:value-type="string">
            <text:p>74.95</text:p>
          </table:table-cell>
          <table:table-cell office:value-type="string" calcext:value-type="string">
            <text:p>.</text:p>
          </table:table-cell>
          <table:table-cell/>
          <table:table-cell office:value-type="string" calcext:value-type="string">
            <text:p>Aftensmad, Frokost</text:p>
          </table:table-cell>
          <table:table-cell table:number-columns-repeated="5"/>
          <table:table-cell office:value-type="string" calcext:value-type="string">
            <text:p>Danmark</text:p>
          </table:table-cell>
          <table:table-cell table:number-columns-repeated="2"/>
          <table:table-cell office:value-type="string" calcext:value-type="string">
            <text:p>Rødspætte</text:p>
          </table:table-cell>
          <table:table-cell office:value-type="string" calcext:value-type="string">
            <text:p>Rødspættefilet</text:p>
            <text:p>Rødspætten er en dejlig spisefisk med fast hvidt kød.</text:p>
            <text:p>Det er en mager fisk, rig på jod og selen og den kan paneres, steges eller bages i ovnen.</text:p>
          </table:table-cell>
          <table:table-cell office:value-type="string" calcext:value-type="string">
            <text:p>https://www.nemlig.com/roedspaettefilet-5006244</text:p>
          </table:table-cell>
        </table:table-row>
        <table:table-row table:style-name="ro14">
          <table:table-cell office:value-type="string" calcext:value-type="string">
            <text:p>Dagligvarer &gt; Kød og fisk &gt; Svinekød &gt; Stege af svinekød &gt; Flæskesteg gourmetsaltet</text:p>
          </table:table-cell>
          <table:table-cell office:value-type="string" calcext:value-type="string">
            <text:p>Flæskesteg gourmetsaltet</text:p>
          </table:table-cell>
          <table:table-cell office:value-type="string" calcext:value-type="string">
            <text:p>1,8 - 2,2 kg / Danish Crown</text:p>
          </table:table-cell>
          <table:table-cell office:value-type="string" calcext:value-type="string">
            <text:p>Dansk,KØL</text:p>
          </table:table-cell>
          <table:table-cell office:value-type="string" calcext:value-type="string">
            <text:p>149.95</text:p>
          </table:table-cell>
          <table:table-cell office:value-type="string" calcext:value-type="string">
            <text:p>99.95</text:p>
          </table:table-cell>
          <table:table-cell office:value-type="string" calcext:value-type="string">
            <text:p>Danish Crown</text:p>
          </table:table-cell>
          <table:table-cell office:value-type="string" calcext:value-type="string">
            <text:p>Aftensmad, Burger</text:p>
          </table:table-cell>
          <table:table-cell table:number-columns-repeated="4"/>
          <table:table-cell office:value-type="string" calcext:value-type="string">
            <text:p>Dansk, KØL</text:p>
          </table:table-cell>
          <table:table-cell office:value-type="string" calcext:value-type="string">
            <text:p>Danmark</text:p>
          </table:table-cell>
          <table:table-cell table:number-columns-repeated="2"/>
          <table:table-cell office:value-type="string" calcext:value-type="string">
            <text:p>Gris</text:p>
          </table:table-cell>
          <table:table-cell office:value-type="string" calcext:value-type="string">
            <text:p>Gourmetsaltet flæskesteg</text:p>
            <text:p>Gourmetsaltet flæskesteg af gris fra Danish Crown er fra danske grise. Flæskestegen er saltet med Mariager Sydesalt. Denne saltning fremhæver smagen af sprød svær. Kan serveres varm med kartofler og årstidens salat eller i en lækker flæskestegsburger.</text:p>
            <text:p/>
            <text:p>Tilberedning:</text:p>
            <text:p>Flæskestegen er forsaltet med Mariager Sydesalt og kan derfor sætte direkte i ovnen uden yderligere saltning. Læg kødet på en rist i en forvarmet ovn ved 210°C i ca. 75 min eller til centrumtemperaturen er 65°C.</text:p>
            <text:p>Lad stegen hvile i ca. 10 minutter før servering.</text:p>
            <text:p/>
            <text:p>Når du vælger kød af gris fra Danish Crown er du garanteret, at kødet er dansk og at grisene er født, opdrættet og slagtet i Danmark. Kødet kommer altid fra ét af de danske landbrug, der opdrætter grisene og som også er medejere af Danish Crown.</text:p>
            <text:p/>
            <text:p>I Danish Crowns sortiment af grisekød findes et stort udvalg af udskæringer med et højt og ensartet kvalitetsniveau, og som har en lang række anvendelsesmuligheder. Så vælg Danish Crown, hvis du går efter dansk grisekød.</text:p>
          </table:table-cell>
          <table:table-cell office:value-type="string" calcext:value-type="string">
            <text:p>https://www.nemlig.com/flaeskesteg-gourmetsaltet-5049353</text:p>
          </table:table-cell>
        </table:table-row>
        <table:table-row table:style-name="ro13">
          <table:table-cell office:value-type="string" calcext:value-type="string">
            <text:p>Dagligvarer &gt; Baby, børn og legetøj &gt; Babypleje og sutter &gt; Babyshampoo, balsam og sæbe &gt; Shampoo (baby)</text:p>
          </table:table-cell>
          <table:table-cell office:value-type="string" calcext:value-type="string">
            <text:p>Shampoo (baby)</text:p>
          </table:table-cell>
          <table:table-cell office:value-type="string" calcext:value-type="string">
            <text:p>0,25 l / sensitive skin / Neutral</text:p>
          </table:table-cell>
          <table:table-cell office:value-type="string" calcext:value-type="string">
            <text:p>Den Blå Krans,Svanemærket</text:p>
          </table:table-cell>
          <table:table-cell office:value-type="string" calcext:value-type="string">
            <text:p>20.00</text:p>
          </table:table-cell>
          <table:table-cell office:value-type="string" calcext:value-type="string">
            <text:p>.</text:p>
          </table:table-cell>
          <table:table-cell office:value-type="string" calcext:value-type="string">
            <text:p>Neutral</text:p>
          </table:table-cell>
          <table:table-cell office:value-type="string" calcext:value-type="string">
            <text:p>Baby, Børn, Kropspleje</text:p>
          </table:table-cell>
          <table:table-cell table:number-columns-repeated="4"/>
          <table:table-cell office:value-type="string" calcext:value-type="string">
            <text:p>Den Blå Krans, Parfumefri, Svanemærket</text:p>
          </table:table-cell>
          <table:table-cell table:number-columns-repeated="2"/>
          <table:table-cell office:value-type="string" calcext:value-type="string">
            <text:p>0,25 l</text:p>
          </table:table-cell>
          <table:table-cell office:value-type="string" calcext:value-type="string">
            <text:p>Hårpleje, Shampoo</text:p>
          </table:table-cell>
          <table:table-cell office:value-type="string" calcext:value-type="string">
            <text:p>Parfumefri babyshampoo</text:p>
            <text:p>Shampoo til babyers sensitive hud.</text:p>
            <text:p/>
            <text:p>0% Parfume</text:p>
            <text:p>0% Farvestoffer</text:p>
            <text:p/>
            <text:p>Denne milde og effektive shampoo er uden parfume og farvestoffer.</text:p>
          </table:table-cell>
          <table:table-cell office:value-type="string" calcext:value-type="string">
            <text:p>https://www.nemlig.com/shampoo-baby-5020568</text:p>
          </table:table-cell>
        </table:table-row>
        <table:table-row table:style-name="ro7">
          <table:table-cell office:value-type="string" calcext:value-type="string">
            <text:p>Dagligvarer &gt; Pleje og skønhed &gt; Tandpleje &gt; Tandpasta &gt; Tandpasta extra fresh</text:p>
          </table:table-cell>
          <table:table-cell office:value-type="string" calcext:value-type="string">
            <text:p>Tandpasta extra fresh</text:p>
          </table:table-cell>
          <table:table-cell office:value-type="string" calcext:value-type="string">
            <text:p>2 x 0,05 l / Zendium</text:p>
          </table:table-cell>
          <table:table-cell/>
          <table:table-cell office:value-type="string" calcext:value-type="string">
            <text:p>34.95</text:p>
          </table:table-cell>
          <table:table-cell office:value-type="string" calcext:value-type="string">
            <text:p>.</text:p>
          </table:table-cell>
          <table:table-cell office:value-type="string" calcext:value-type="string">
            <text:p>Zendium</text:p>
          </table:table-cell>
          <table:table-cell table:number-columns-repeated="9"/>
          <table:table-cell office:value-type="string" calcext:value-type="string">
            <text:p>Tandpasta, Tandpleje</text:p>
          </table:table-cell>
          <table:table-cell office:value-type="string" calcext:value-type="string">
            <text:p>Tandpasta fra Zendium</text:p>
            <text:p>Zendium er inspireret af mundens evne til at beskytte sig selv. Din mund er natuligt hjemsted for op til 100 milliarder bakterier. De dårlige bakterier kan give dig tand- og tandkødsproblemer, men de gode bakterier beskytter din mund naturligt. Ved dagligt brug giver Zendium Extra Fresh dig en naturligt friskere ånde i op til 12 timer*. Klinisk bevist. *Målt forbedring i friskhed efter 4 ugers anvendelse (2 x dagligt), in-vivo studie med 93 testpersoner, UK 2017.</text:p>
            <text:p/>
            <text:p>Zendium indeholder enzymer og proteiner, der virker antibakterielt og samtidig hjælper med at beskytte tandkødet ved at styrke mundens naturlige forsvar.</text:p>
          </table:table-cell>
          <table:table-cell office:value-type="string" calcext:value-type="string">
            <text:p>https://www.nemlig.com/tandpasta-extra-fresh-5020702</text:p>
          </table:table-cell>
        </table:table-row>
        <table:table-row table:style-name="ro9">
          <table:table-cell office:value-type="string" calcext:value-type="string">
            <text:p>Dagligvarer &gt; Pleje og skønhed &gt; Toiletartikler &gt; Bind, tamponer og trusseindlæg &gt; Bind og trusseindlæg &gt; Trusseindlæg (normal sort)</text:p>
          </table:table-cell>
          <table:table-cell office:value-type="string" calcext:value-type="string">
            <text:p>Trusseindlæg (normal sort)</text:p>
          </table:table-cell>
          <table:table-cell office:value-type="string" calcext:value-type="string">
            <text:p>30 stk. / Libresse</text:p>
          </table:table-cell>
          <table:table-cell/>
          <table:table-cell office:value-type="string" calcext:value-type="string">
            <text:p>29.95</text:p>
          </table:table-cell>
          <table:table-cell office:value-type="string" calcext:value-type="string">
            <text:p>.</text:p>
          </table:table-cell>
          <table:table-cell office:value-type="string" calcext:value-type="string">
            <text:p>Libresse</text:p>
          </table:table-cell>
          <table:table-cell table:number-columns-repeated="9"/>
          <table:table-cell office:value-type="string" calcext:value-type="string">
            <text:p>Trusseindlæg</text:p>
          </table:table-cell>
          <table:table-cell office:value-type="string" calcext:value-type="string">
            <text:p>Libresse trusseindlæg normal black</text:p>
            <text:p>Det absorberende Dailyfresh trusseindlæg Libresse Normal Black er specielt designet til dine sorte trusser. Trusseindlægget er åndbart, som bomuldstrusser, så du kan føle dig frisk hele dagen. Trusseindlægget er specielt designet til at følge din krop og forbliver på plads, uanset hvad du laver.</text:p>
            <text:p>Uden parfume.</text:p>
          </table:table-cell>
          <table:table-cell office:value-type="string" calcext:value-type="string">
            <text:p>https://www.nemlig.com/trusseindlaeg-normal-sort-5037773</text:p>
          </table:table-cell>
        </table:table-row>
        <table:table-row table:style-name="ro3">
          <table:table-cell office:value-type="string" calcext:value-type="string">
            <text:p>Dagligvarer &gt; Kolonial &gt; Færdigretter &gt; Suppe &gt; Løgsuppe (fransk)</text:p>
          </table:table-cell>
          <table:table-cell office:value-type="string" calcext:value-type="string">
            <text:p>Løgsuppe (fransk)</text:p>
          </table:table-cell>
          <table:table-cell office:value-type="string" calcext:value-type="string">
            <text:p>0,40 l / m. sherry / Jürgen Langbein</text:p>
          </table:table-cell>
          <table:table-cell/>
          <table:table-cell office:value-type="string" calcext:value-type="string">
            <text:p>29.95</text:p>
          </table:table-cell>
          <table:table-cell office:value-type="string" calcext:value-type="string">
            <text:p>.</text:p>
          </table:table-cell>
          <table:table-cell office:value-type="string" calcext:value-type="string">
            <text:p>Jürgen Langbein</text:p>
          </table:table-cell>
          <table:table-cell office:value-type="string" calcext:value-type="string">
            <text:p>Aftensmad, Forret</text:p>
          </table:table-cell>
          <table:table-cell office:value-type="string" calcext:value-type="string">
            <text:p>Dåse</text:p>
          </table:table-cell>
          <table:table-cell table:number-columns-repeated="7"/>
          <table:table-cell office:value-type="string" calcext:value-type="string">
            <text:p>Færdigret</text:p>
          </table:table-cell>
          <table:table-cell office:value-type="string" calcext:value-type="string">
            <text:p>Fransk løgsuppe med sherry</text:p>
            <text:p>Klassisk løgsuppe med umiskendelig fransk karakter. Server den med varme ostebrød til.</text:p>
          </table:table-cell>
          <table:table-cell office:value-type="string" calcext:value-type="string">
            <text:p>https://www.nemlig.com/loegsuppe-fransk-5011825</text:p>
          </table:table-cell>
        </table:table-row>
        <table:table-row table:style-name="ro13">
          <table:table-cell office:value-type="string" calcext:value-type="string">
            <text:p>Dagligvarer &gt; Drikkevarer &gt; Realzin Zinfandel Salento</text:p>
          </table:table-cell>
          <table:table-cell office:value-type="string" calcext:value-type="string">
            <text:p>Realzin Zinfandel Salento</text:p>
          </table:table-cell>
          <table:table-cell office:value-type="string" calcext:value-type="string">
            <text:p>Italien / Puglia / 2019 / 6 x 0,75 l / rødvin</text:p>
          </table:table-cell>
          <table:table-cell/>
          <table:table-cell office:value-type="string" calcext:value-type="string">
            <text:p>419.70</text:p>
          </table:table-cell>
          <table:table-cell office:value-type="string" calcext:value-type="string">
            <text:p>300.00</text:p>
          </table:table-cell>
          <table:table-cell office:value-type="string" calcext:value-type="string">
            <text:p>VinØen</text:p>
          </table:table-cell>
          <table:table-cell office:value-type="string" calcext:value-type="string">
            <text:p>Lam, Oksekød, Ost, Svinekød, Vildt</text:p>
          </table:table-cell>
          <table:table-cell office:value-type="string" calcext:value-type="string">
            <text:p>Kasse, Skruelåg</text:p>
          </table:table-cell>
          <table:table-cell table:number-columns-repeated="2"/>
          <table:table-cell office:value-type="string" calcext:value-type="string">
            <text:p>Italien</text:p>
          </table:table-cell>
          <table:table-cell table:number-columns-repeated="4"/>
          <table:table-cell office:value-type="string" calcext:value-type="string">
            <text:p>Rødvin</text:p>
          </table:table-cell>
          <table:table-cell office:value-type="string" calcext:value-type="string">
            <text:p>Realzin 2018 Zinfandel Salento I.G.T.</text:p>
            <text:p>Denne vin kommer fra vinfirmaet Rocca, der lige siden Francesco Rocca grundlagde firmaet i 1880 har været en del af vinindustrien i Italien. Firmaet hedder nu Angelo Rocca &amp; Figli, og det ejes stadig af familien Rocca. I begyndelsen handlede firmaet kun med partivarer, men senere udvidede man med to vinerier med tilhørende landjord, så man nu også selv producerer vin. Udover de to vinerier råder firmaet over et top-moderne tappeanlæg og lager i Agrate Brianza, der er beliggende i Lombardia, hvorfra man også distribuerer vinene. Det er noget af det mest prestigefyldte byggeri indenfor vinbranchen, som er bygget udelukkende i marmor og granit og består af kældre, som sikrer den optimale lagring af vin i både fade og tanke.</text:p>
            <text:p/>
            <text:p>Denne vin er produceret af 100% Zinfandel druer, der i Italien også kaldes Primitivo. Druerne er dyrket i Puglia området på Italiens "hæl" – hjemstedet for Zinfandel.Det er en flot vin med intens rubinrød farve. Den har en koncentreret frugtduft med toner af blommer, kirsebær og modne druer. Den har en fyldig, rund og næsten fløjlsblød smag af modne frugter samt en lang og behagelig eftersmag.</text:p>
            <text:p/>
            <text:p>Ideer fra sommelieren</text:p>
            <text:p>Den kan med velbehag drikkes nu. Vinen er særdeles velegnet til lam, svinekød, vildt og oksekødsretter samt de fleste oste.</text:p>
          </table:table-cell>
          <table:table-cell office:value-type="string" calcext:value-type="string">
            <text:p>https://www.nemlig.com/realzin-zinfandel-salento-5042460</text:p>
          </table:table-cell>
        </table:table-row>
        <table:table-row table:style-name="ro13">
          <table:table-cell office:value-type="string" calcext:value-type="string">
            <text:p>Dagligvarer &gt; Kolonial &gt; Krydderier &gt; Bouillon og fond &gt; Kyllingefond</text:p>
          </table:table-cell>
          <table:table-cell office:value-type="string" calcext:value-type="string">
            <text:p>Kyllingefond</text:p>
          </table:table-cell>
          <table:table-cell office:value-type="string" calcext:value-type="string">
            <text:p>4 x 28 g / Knorr - Fond Du Chef</text:p>
          </table:table-cell>
          <table:table-cell/>
          <table:table-cell office:value-type="string" calcext:value-type="string">
            <text:p>14.95</text:p>
          </table:table-cell>
          <table:table-cell office:value-type="string" calcext:value-type="string">
            <text:p>.</text:p>
          </table:table-cell>
          <table:table-cell office:value-type="string" calcext:value-type="string">
            <text:p>Knorr</text:p>
          </table:table-cell>
          <table:table-cell table:number-columns-repeated="9"/>
          <table:table-cell office:value-type="string" calcext:value-type="string">
            <text:p>Fond</text:p>
          </table:table-cell>
          <table:table-cell office:value-type="string" calcext:value-type="string">
            <text:p>Kyllingefond</text:p>
            <text:p>Knorr Fond "Du Chef" er en koncentreret fond, baseret på nøje udvalgte ingredienser, som er tilberedt ved lav varme over lang tid for at få dem bedste smag.</text:p>
            <text:p>Den smelter ned i retten og giver ekstra smag. Den praktiske portionsstørrelse gør at du slipper for spild og snavs.</text:p>
            <text:p/>
            <text:p>Opløs en Fond "Du Chef" i 5 dl kogende vand eller tilsæt fonden direkte i dine retter.</text:p>
            <text:p/>
            <text:p>Uden tilsatte smagsforstærkere, konserveringsmidler og farvestoffer.</text:p>
          </table:table-cell>
          <table:table-cell office:value-type="string" calcext:value-type="string">
            <text:p>https://www.nemlig.com/kyllingefond-5008331</text:p>
          </table:table-cell>
        </table:table-row>
        <table:table-row table:style-name="ro30">
          <table:table-cell office:value-type="string" calcext:value-type="string">
            <text:p>Dagligvarer &gt; Pleje og skønhed &gt; Helse &gt; Naturlægemidler &gt; HUSK frøskaller (pulver)</text:p>
          </table:table-cell>
          <table:table-cell office:value-type="string" calcext:value-type="string">
            <text:p>HUSK frøskaller (pulver)</text:p>
          </table:table-cell>
          <table:table-cell office:value-type="string" calcext:value-type="string">
            <text:p>375 g / Naturlægemiddel / HUSK</text:p>
          </table:table-cell>
          <table:table-cell/>
          <table:table-cell office:value-type="string" calcext:value-type="string">
            <text:p>169.95</text:p>
          </table:table-cell>
          <table:table-cell office:value-type="string" calcext:value-type="string">
            <text:p>.</text:p>
          </table:table-cell>
          <table:table-cell office:value-type="string" calcext:value-type="string">
            <text:p>HUSK</text:p>
          </table:table-cell>
          <table:table-cell table:number-columns-repeated="9"/>
          <table:table-cell office:value-type="string" calcext:value-type="string">
            <text:p>Naturlægemiddel</text:p>
          </table:table-cell>
          <table:table-cell office:value-type="string" calcext:value-type="string">
            <text:p>Naturlægemiddel ved forstoppelse og træg mave</text:p>
            <text:p>HUSK® Psyllium-frøskaller, oralt pulver / hårde kapsler (Plantago ovata Forssk.)</text:p>
            <text:p/>
            <text:p>Anvendelse: Naturlægemiddel: Ved forstoppelse og træg mave, ublodig diarré i kortere tid (2-3 dage), behov for øget fiberindtag (f.eks. ved irritabel tyktarm, når anden årsag til symptomerne er udelukket), let forhøjet kolesterol (supplement til diæt og i samråd med læge).</text:p>
            <text:p/>
            <text:p>Dosering ved oralt pulver:</text:p>
            <text:p>Forstoppelse og diarré:</text:p>
            <text:p>Voksne: 2-3 måleskeer (3-5 g) morgen og aften.</text:p>
            <text:p>Børn over 6 år: 1 måleske (1,5 g) morgen og aften.</text:p>
            <text:p>Børn under 6 år: Kun efter aftale med lægen.</text:p>
            <text:p/>
            <text:p>Irritabel tyktarm:</text:p>
            <text:p>Voksne: 2-3 måleskeer (3-5 g) morgen og aften.</text:p>
            <text:p>Børn under 12 år: Kun efter aftale med lægen.</text:p>
            <text:p/>
            <text:p>Let forhøjet kolesterol: Voksne: 3 måleskeer (5 g) morgen og aften.</text:p>
            <text:p>Børn under 12 år: Kun efter aftale med lægen.</text:p>
            <text:p/>
            <text:p>Dosering ved hårde kapsler:</text:p>
            <text:p>Forstoppelse og diarré:</text:p>
            <text:p>Voksne: 6-10 kapsler morgen og aften.</text:p>
            <text:p>Børn over 6 år: 3 kapsler morgen og aften.</text:p>
            <text:p>Børn under 6 år: Kun efter aftale med lægen.</text:p>
            <text:p/>
            <text:p>Irritabel tyktarm:</text:p>
            <text:p>Voksne: 6-10 kapsler morgen og aften.</text:p>
            <text:p>Børn under 12 år: Kun efter aftale med lægen.</text:p>
            <text:p/>
            <text:p>Let forhøjet kolesterol:</text:p>
            <text:p>Voksne: 10 kapsler morgen og aften.</text:p>
            <text:p>Børn under 12 år: Kun efter aftale med lægen.</text:p>
            <text:p/>
            <text:p>HUSK skal altid indtages med rigeligt væske.</text:p>
            <text:p/>
            <text:p>Må ikke anvendes ved: Allergi overfor Plantago ovata Forskk. eller et hjælpestof, tarmslyng, blokering af mave-tarm-kanalen, akut mave-tarm-sygdom (der kræver operation), ændringer i afføringsmønsteret i mere end 2 uger, manglende afføring trods brug af afføringsmidler, blødning fra endetarmen af ukendt årsag, synkebesvær eller andre problemer i svælget.</text:p>
            <text:p/>
            <text:p>Advarsler og forsigtighedsregler:</text:p>
            <text:p>Tal med lægen, hvis du har tarmbetændelse, synkebesvær, forstyrrelse i væske- eller saltbalancen, brug for afføringsmidler i længere tid, sukkersyge, for lavt stofskifte, forstoppelse (der ikke bliver bedre efter 3 dage/du får mavesmerter), nedsat lever- eller nyrefunktion, anden alvorlig sygdom. Søg straks læge ved brystsmerter, opkastning, synkebesvær, vejrtrækningsproblemer. Tag kun HUSK efter aftale med lægen ved stop for luftafgang og afføring, anfald af mavesmerter, kvalme, opkastning. Tal med lægen, hvis du tager medicin, der indeholder levothyroxin, morphin, ketobemidon, oxycodon, codein, loperamid, vitaminer (f.eks. vitamin B12), lithium, digoxin, warfarin, phenprocoumon, carbamazepin, insulin. HUSK bør indtages senest ½-1 time før, og tidligst ½-1 time efter indtagelse af anden medicin.</text:p>
            <text:p/>
            <text:p>Bivirkninger:</text:p>
            <text:p>Meget almindelige:</text:p>
            <text:p>Luftafgang fra tarmen, oppustethed.</text:p>
            <text:p/>
            <text:p>Almindelige:</text:p>
            <text:p>Mavesmerter.</text:p>
            <text:p/>
            <text:p>Sjældne:</text:p>
            <text:p>Vejrtrækningsbesvær, øjenbetændelse, snue, nældefeber, udslæt, kløe. Meget sjældne: Pludselig hududslæt, åndedrætsbesvær og besvimelse pga. overfølsomhed (anafylaktisk reaktion).</text:p>
            <text:p/>
            <text:p>Pakninger :</text:p>
            <text:p>Oralt pulver: 150g, 200g, 375g, 575g, og 750g.</text:p>
            <text:p>Hårde kapsler: 175 stk. 275 stk. og 350 stk</text:p>
            <text:p/>
            <text:p>Læs indlægssedlen i pakningen omhyggeligt</text:p>
          </table:table-cell>
          <table:table-cell office:value-type="string" calcext:value-type="string">
            <text:p>https://www.nemlig.com/husk-froeskaller-pulver-5047327</text:p>
          </table:table-cell>
        </table:table-row>
        <table:table-row table:style-name="ro13">
          <table:table-cell office:value-type="string" calcext:value-type="string">
            <text:p>Dagligvarer &gt; Drikkevarer &gt; Côtes du Rhône</text:p>
          </table:table-cell>
          <table:table-cell office:value-type="string" calcext:value-type="string">
            <text:p>Côtes du Rhône</text:p>
          </table:table-cell>
          <table:table-cell office:value-type="string" calcext:value-type="string">
            <text:p>Frankrig / Côtes du Rhône 2017 / 0,75 l / rødvin</text:p>
          </table:table-cell>
          <table:table-cell/>
          <table:table-cell office:value-type="string" calcext:value-type="string">
            <text:p>99.95</text:p>
          </table:table-cell>
          <table:table-cell office:value-type="string" calcext:value-type="string">
            <text:p>74.96</text:p>
          </table:table-cell>
          <table:table-cell office:value-type="string" calcext:value-type="string">
            <text:p>Arthur Barolet</text:p>
          </table:table-cell>
          <table:table-cell office:value-type="string" calcext:value-type="string">
            <text:p>Grill</text:p>
          </table:table-cell>
          <table:table-cell office:value-type="string" calcext:value-type="string">
            <text:p>Kork</text:p>
          </table:table-cell>
          <table:table-cell table:number-columns-repeated="2"/>
          <table:table-cell office:value-type="string" calcext:value-type="string">
            <text:p>Frankrig</text:p>
          </table:table-cell>
          <table:table-cell table:number-columns-repeated="4"/>
          <table:table-cell office:value-type="string" calcext:value-type="string">
            <text:p>Rødvin</text:p>
          </table:table-cell>
          <table:table-cell office:value-type="string" calcext:value-type="string">
            <text:p>Côtes du Rhône Rouge</text:p>
            <text:p>Druesorter: Grenache 50% Syrah 30% Carignan 10% Andre 10%. Vinification: Traditionel.</text:p>
            <text:p/>
            <text:p>Jordbund: Høj andel småsten, sekundære jordarter er kiselholdig sandsten eller lerkalksten</text:p>
            <text:p/>
            <text:p>Smag: Rød og dyb farvebuket, elegant og frugtagtig, røde frugtaromaer, krydrede noter. På ganen, fin og generøs, racy og kraftig, smuk længde.</text:p>
            <text:p>br&gt; Grillet rødt kød, vildt, hare, vildsvin, venison, stegt kød, ost.</text:p>
          </table:table-cell>
          <table:table-cell office:value-type="string" calcext:value-type="string">
            <text:p>https://www.nemlig.com/cotes-du-rhone-5040518</text:p>
          </table:table-cell>
        </table:table-row>
        <table:table-row table:style-name="ro3">
          <table:table-cell office:value-type="string" calcext:value-type="string">
            <text:p>Dagligvarer &gt; Frost &gt; Brød og kager &gt; Flutes, baguettes og morgenbrød &gt; Ciabatta surdejsflute øko.</text:p>
          </table:table-cell>
          <table:table-cell office:value-type="string" calcext:value-type="string">
            <text:p>Ciabatta surdejsflute øko.</text:p>
          </table:table-cell>
          <table:table-cell office:value-type="string" calcext:value-type="string">
            <text:p>400 g / frost / Il Fornaio</text:p>
          </table:table-cell>
          <table:table-cell office:value-type="string" calcext:value-type="string">
            <text:p>Frost,Øko (dansk),Øko (europæisk)</text:p>
          </table:table-cell>
          <table:table-cell office:value-type="string" calcext:value-type="string">
            <text:p>30.95</text:p>
          </table:table-cell>
          <table:table-cell office:value-type="string" calcext:value-type="string">
            <text:p>.</text:p>
          </table:table-cell>
          <table:table-cell office:value-type="string" calcext:value-type="string">
            <text:p>Il Fornaio</text:p>
          </table:table-cell>
          <table:table-cell office:value-type="string" calcext:value-type="string">
            <text:p>Aftensmad</text:p>
          </table:table-cell>
          <table:table-cell table:number-columns-repeated="4"/>
          <table:table-cell office:value-type="string" calcext:value-type="string">
            <text:p>Frost, Øko (dansk), Øko (europæisk)</text:p>
          </table:table-cell>
          <table:table-cell table:number-columns-repeated="3"/>
          <table:table-cell office:value-type="string" calcext:value-type="string">
            <text:p>Brød, Flute</text:p>
          </table:table-cell>
          <table:table-cell office:value-type="string" calcext:value-type="string">
            <text:p>Ciabatta flute med surdej</text:p>
            <text:p>Klassisk italiensk brød, bagt på surdej. Skorpen er sprød og krummen let.</text:p>
          </table:table-cell>
          <table:table-cell office:value-type="string" calcext:value-type="string">
            <text:p>https://www.nemlig.com/ciabatta-surdejsflute-oeko-5035460</text:p>
          </table:table-cell>
        </table:table-row>
        <table:table-row table:style-name="ro3">
          <table:table-cell office:value-type="string" calcext:value-type="string">
            <text:p>Dagligvarer &gt; Slik og kiosk &gt; Slik &gt; Bolcher &gt; Brystkarameller</text:p>
          </table:table-cell>
          <table:table-cell office:value-type="string" calcext:value-type="string">
            <text:p>Brystkarameller</text:p>
          </table:table-cell>
          <table:table-cell office:value-type="string" calcext:value-type="string">
            <text:p>125 g / Nørregade</text:p>
          </table:table-cell>
          <table:table-cell/>
          <table:table-cell office:value-type="string" calcext:value-type="string">
            <text:p>18.95</text:p>
          </table:table-cell>
          <table:table-cell office:value-type="string" calcext:value-type="string">
            <text:p>.</text:p>
          </table:table-cell>
          <table:table-cell office:value-type="string" calcext:value-type="string">
            <text:p>Nørregade</text:p>
          </table:table-cell>
          <table:table-cell table:number-columns-repeated="9"/>
          <table:table-cell office:value-type="string" calcext:value-type="string">
            <text:p>Bolcher, Slik</text:p>
          </table:table-cell>
          <table:table-cell office:value-type="string" calcext:value-type="string">
            <text:p>Brystkarameller</text:p>
            <text:p>Med et tyndt lag lakridsekstraktpulver rundt om bolchet har Brystkarameller en helt speciel følelse i munden. Deres form gør dem blide, og er man først begyndt, er det ofte svært at stoppe med at spise dem. Mange kender bolcherne fra deres bedsteforældre eller forældre, som ofte har været de glade givere af disse lækre bolcher og andre klassikere.</text:p>
          </table:table-cell>
          <table:table-cell office:value-type="string" calcext:value-type="string">
            <text:p>https://www.nemlig.com/brystkarameller-5004475</text:p>
          </table:table-cell>
        </table:table-row>
        <table:table-row table:style-name="ro10">
          <table:table-cell office:value-type="string" calcext:value-type="string">
            <text:p>Dagligvarer &gt; Baby, børn og legetøj &gt; Babymad og modermælkserstatning &gt; Mellemmåltider til børn og babyer &gt; Mos m. æble/squash øko.</text:p>
          </table:table-cell>
          <table:table-cell office:value-type="string" calcext:value-type="string">
            <text:p>Mos m. æble/squash øko.</text:p>
          </table:table-cell>
          <table:table-cell office:value-type="string" calcext:value-type="string">
            <text:p>120 g / 4+ mdr. / m. sveske / m. gulerødder / Ella's Kitchen</text:p>
          </table:table-cell>
          <table:table-cell office:value-type="string" calcext:value-type="string">
            <text:p>Øko (europæisk)</text:p>
          </table:table-cell>
          <table:table-cell office:value-type="string" calcext:value-type="string">
            <text:p>13.95</text:p>
          </table:table-cell>
          <table:table-cell office:value-type="string" calcext:value-type="string">
            <text:p>.</text:p>
          </table:table-cell>
          <table:table-cell office:value-type="string" calcext:value-type="string">
            <text:p>Ella's Kitchen</text:p>
          </table:table-cell>
          <table:table-cell office:value-type="string" calcext:value-type="string">
            <text:p>Baby</text:p>
          </table:table-cell>
          <table:table-cell office:value-type="string" calcext:value-type="string">
            <text:p>Klempose</text:p>
          </table:table-cell>
          <table:table-cell table:number-columns-repeated="3"/>
          <table:table-cell office:value-type="string" calcext:value-type="string">
            <text:p>Vegansk, Øko (europæisk)</text:p>
          </table:table-cell>
          <table:table-cell table:number-columns-repeated="3"/>
          <table:table-cell office:value-type="string" calcext:value-type="string">
            <text:p>Babymad</text:p>
          </table:table-cell>
          <table:table-cell office:value-type="string" calcext:value-type="string">
            <text:p>Mos</text:p>
            <text:p>Børnemad med æble og squash.</text:p>
            <text:p/>
            <text:p>Ella’s Kitchen er en række babymadsprodukter der er designet til at give dit barn gode spisevaner ved at bruge naturlige ingredienser</text:p>
            <text:p>- Intet tilsat salt eller sukker</text:p>
            <text:p>- Ingen tilsætningsstoffer</text:p>
            <text:p>- Ingen GMO ingredienser</text:p>
            <text:p>- Kun økologiske ingredienser</text:p>
            <text:p>- Hovedsagetligt fra frugtpure, ikke koncenent</text:p>
            <text:p/>
            <text:p>Alder 4+ måneder.</text:p>
          </table:table-cell>
          <table:table-cell office:value-type="string" calcext:value-type="string">
            <text:p>https://www.nemlig.com/mos-m-aeble-squash-oeko-5037264</text:p>
          </table:table-cell>
        </table:table-row>
        <table:table-row table:style-name="ro13">
          <table:table-cell office:value-type="string" calcext:value-type="string">
            <text:p>Dagligvarer &gt; Drikkevarer &gt; Xavier Chateauneuf du Pape</text:p>
          </table:table-cell>
          <table:table-cell office:value-type="string" calcext:value-type="string">
            <text:p>Xavier Chateauneuf du Pape</text:p>
          </table:table-cell>
          <table:table-cell office:value-type="string" calcext:value-type="string">
            <text:p>Frankrig / Rhône / Xavier / 2016 / 0,75 l / rødvin</text:p>
          </table:table-cell>
          <table:table-cell/>
          <table:table-cell office:value-type="string" calcext:value-type="string">
            <text:p>299.00</text:p>
          </table:table-cell>
          <table:table-cell office:value-type="string" calcext:value-type="string">
            <text:p>.</text:p>
          </table:table-cell>
          <table:table-cell/>
          <table:table-cell office:value-type="string" calcext:value-type="string">
            <text:p>Grillmad, Jul</text:p>
          </table:table-cell>
          <table:table-cell office:value-type="string" calcext:value-type="string">
            <text:p>Kork</text:p>
          </table:table-cell>
          <table:table-cell table:number-columns-repeated="2"/>
          <table:table-cell office:value-type="string" calcext:value-type="string">
            <text:p>Frankrig</text:p>
          </table:table-cell>
          <table:table-cell table:number-columns-repeated="4"/>
          <table:table-cell office:value-type="string" calcext:value-type="string">
            <text:p>Rødvin</text:p>
          </table:table-cell>
          <table:table-cell office:value-type="string" calcext:value-type="string">
            <text:p>Xavier Chateauneuf du Pape 2016</text:p>
            <text:p>I 2002 begyndte han at opkøbe vin fra hans kunder for at producere sin egen vin og det blev begyndelsen til eventyret Xavier Vins. Xavier har arbejdet både i Saint Emilion, Alsace, Napa Valley, hos Cloudy Bay i New Zealand og verdens største Champagne producent Moët &amp; Chardon. Denne vin er lavet på Grenache, Mouvèdre og syrah og har en alkoholprocent på 14,5.</text:p>
            <text:p/>
            <text:p>80% af druerne til denne Chateauneuf kommer fra ekstra gamle stokke med en alder mellem 75 og 100 år. Det sikrer druer af en meget høj kvalitet. Vinen har en flot mørkerød kulør. Bouqueten er af modne og mørke bær, krydderi, fad og vanilje. Smagen er bare så ualmindelig tiltalende og indbydende, at klokkerne nærmest kimer. Den er ung og sprød med mørk frugt og krydderier. Den har en smuk, lang og insisterende afslutning.</text:p>
            <text:p/>
            <text:p>Tip fra vinmanden</text:p>
            <text:p>Den smager super allerede nu. Den kan dog sagtans gemmes i vinkælderen de næste mange år. Vinen har fået gode anmeldelser bl.a. af vinanmelderen fra den berømte Robert Parker. Hvis du vælger at drikke den nu, går den godt til lyse og mørke kraftige retter, braiserede retter og grill.</text:p>
          </table:table-cell>
          <table:table-cell office:value-type="string" calcext:value-type="string">
            <text:p>https://www.nemlig.com/xavier-chateauneuf-du-pape-5018835</text:p>
          </table:table-cell>
        </table:table-row>
        <table:table-row table:style-name="ro3">
          <table:table-cell office:value-type="string" calcext:value-type="string">
            <text:p>Dagligvarer &gt; Frost &gt; Is &gt; Ispinde &gt; Filuris (mini)</text:p>
          </table:table-cell>
          <table:table-cell office:value-type="string" calcext:value-type="string">
            <text:p>Filuris (mini)</text:p>
          </table:table-cell>
          <table:table-cell office:value-type="string" calcext:value-type="string">
            <text:p>8 stk. / frost / Frisko</text:p>
          </table:table-cell>
          <table:table-cell office:value-type="string" calcext:value-type="string">
            <text:p>Frost</text:p>
          </table:table-cell>
          <table:table-cell office:value-type="string" calcext:value-type="string">
            <text:p>38.95</text:p>
          </table:table-cell>
          <table:table-cell office:value-type="string" calcext:value-type="string">
            <text:p>.</text:p>
          </table:table-cell>
          <table:table-cell office:value-type="string" calcext:value-type="string">
            <text:p>Frisko</text:p>
          </table:table-cell>
          <table:table-cell office:value-type="string" calcext:value-type="string">
            <text:p>Dessert</text:p>
          </table:table-cell>
          <table:table-cell table:number-columns-repeated="4"/>
          <table:table-cell office:value-type="string" calcext:value-type="string">
            <text:p>Frost</text:p>
          </table:table-cell>
          <table:table-cell table:number-columns-repeated="3"/>
          <table:table-cell office:value-type="string" calcext:value-type="string">
            <text:p>Is, Ispind</text:p>
          </table:table-cell>
          <table:table-cell office:value-type="string" calcext:value-type="string">
            <text:p>Den elskede filur saftis</text:p>
            <text:p>Den lækre og forfriskende appelsin- og hindbærsmag i Frisko Filur er en af de mest ikoniske danske is og er altid et sikker hit hos både børn og voksne.</text:p>
          </table:table-cell>
          <table:table-cell office:value-type="string" calcext:value-type="string">
            <text:p>https://www.nemlig.com/filuris-mini-5022023</text:p>
          </table:table-cell>
        </table:table-row>
        <table:table-row table:style-name="ro15">
          <table:table-cell office:value-type="string" calcext:value-type="string">
            <text:p>Dagligvarer &gt; Frugt og grønt &gt; Frugt &gt; Druer, kiwi og stenfrugter &gt; Kiwi øko.</text:p>
          </table:table-cell>
          <table:table-cell office:value-type="string" calcext:value-type="string">
            <text:p>Kiwi øko.</text:p>
          </table:table-cell>
          <table:table-cell office:value-type="string" calcext:value-type="string">
            <text:p>500 g / Italien / Klasse 1</text:p>
          </table:table-cell>
          <table:table-cell office:value-type="string" calcext:value-type="string">
            <text:p>Øko (europæisk)</text:p>
          </table:table-cell>
          <table:table-cell office:value-type="string" calcext:value-type="string">
            <text:p>16.00</text:p>
          </table:table-cell>
          <table:table-cell office:value-type="string" calcext:value-type="string">
            <text:p>.</text:p>
          </table:table-cell>
          <table:table-cell/>
          <table:table-cell office:value-type="string" calcext:value-type="string">
            <text:p>Brunch, Madpakke, Salat, Snack, Tilbehør</text:p>
          </table:table-cell>
          <table:table-cell office:value-type="string" calcext:value-type="string">
            <text:p>Bakke</text:p>
          </table:table-cell>
          <table:table-cell office:value-type="string" calcext:value-type="string">
            <text:p>Grøn</text:p>
          </table:table-cell>
          <table:table-cell office:value-type="string" calcext:value-type="string">
            <text:p>Klasse 1</text:p>
          </table:table-cell>
          <table:table-cell/>
          <table:table-cell office:value-type="string" calcext:value-type="string">
            <text:p>Discount, Øko (europæisk)</text:p>
          </table:table-cell>
          <table:table-cell office:value-type="string" calcext:value-type="string">
            <text:p>Italien</text:p>
          </table:table-cell>
          <table:table-cell table:number-columns-repeated="2"/>
          <table:table-cell office:value-type="string" calcext:value-type="string">
            <text:p>Frugt, Kiwi</text:p>
          </table:table-cell>
          <table:table-cell office:value-type="string" calcext:value-type="string">
            <text:p>Kiwifrugten menes at stamme fra Kina, hvor den har været dyrket i mere end 1200 år.</text:p>
            <text:p/>
            <text:p>I starten af 1900-tallet kom frugten til USA og senere hen til New Zealand. Omkring år 1960 kom kiwifrugten så til Italien, og landet er i dag den største producent af kiwifrugter.</text:p>
            <text:p/>
            <text:p>Den mest almindelig kiwisort er den vi kender herhjemme, nemlig Actinidia deliciosa, som er på størrelse med et hønseæg og har en blød behåret, brun skal.</text:p>
            <text:p>Kiwien frugtkød er grønt med små sorte og spiselige frø.</text:p>
            <text:p/>
            <text:p>Skallen spises ikke normalt, men det kan den sagtens, hvis den børstes og vaskes grundigt.</text:p>
            <text:p>Smagen i kiwien er sød, og minder mest af alt om en blanding af stikkelsbær og jordbær, dog kan smagen være syrlig hvis kiwien ikke er helt moden.</text:p>
            <text:p/>
            <text:p>Kiwi kan bruges til desserter, frugtsalater og snacks. Den indeholder godt med C-vitamin, så udover smagen, er det er en god grund til at spise kiwi.</text:p>
            <text:p/>
            <text:p>Tips:</text:p>
            <text:p>I New Zealand kendes kiwi også som ”Chinese gooseberry”, som betyder kinesisk stikkelsbær.</text:p>
            <text:p/>
            <text:p>Hos nemlig.com lægger vi stor vægt på, at kvaliteten på frugt og grønt er høj. Det betyder, at vi vælger at kassere varen, hvis kvaliteten ikke er i orden. I de tilfælde erstatter vi så vidt muligt varen med tilsvarende, der kan skaffes fra en anden leverandør. Derfor forbeholder vi os retten til at levere produkter fra et andet land end det, der stod på hjemmesiden ved bestilling. Alternativet ville være ikke at kunne levere den pågældende vare. Det synes vi er sund fornuft. Såfremt en dansk vare erstattes af en udenlandsk, eller en økologisk vare erstattes af en konventionel, får man varen uden beregning.</text:p>
          </table:table-cell>
          <table:table-cell office:value-type="string" calcext:value-type="string">
            <text:p>https://www.nemlig.com/kiwi-oeko-5002566</text:p>
          </table:table-cell>
        </table:table-row>
        <table:table-row table:style-name="ro5">
          <table:table-cell office:value-type="string" calcext:value-type="string">
            <text:p>Dagligvarer &gt; Drikkevarer &gt; QS2 WWF 2015</text:p>
          </table:table-cell>
          <table:table-cell office:value-type="string" calcext:value-type="string">
            <text:p>QS2 WWF 2015</text:p>
          </table:table-cell>
          <table:table-cell office:value-type="string" calcext:value-type="string">
            <text:p>Spanien/Ribera del Duoro/91 p. / 6 x 0,75 l / rødvin</text:p>
          </table:table-cell>
          <table:table-cell office:value-type="string" calcext:value-type="string">
            <text:p>Øko (europæisk)</text:p>
          </table:table-cell>
          <table:table-cell office:value-type="string" calcext:value-type="string">
            <text:p>1674.00</text:p>
          </table:table-cell>
          <table:table-cell office:value-type="string" calcext:value-type="string">
            <text:p>1199.00</text:p>
          </table:table-cell>
          <table:table-cell/>
          <table:table-cell office:value-type="string" calcext:value-type="string">
            <text:p>Kraftige retter</text:p>
          </table:table-cell>
          <table:table-cell office:value-type="string" calcext:value-type="string">
            <text:p>Kasse, Kork</text:p>
          </table:table-cell>
          <table:table-cell table:number-columns-repeated="2"/>
          <table:table-cell office:value-type="string" calcext:value-type="string">
            <text:p>Spanien</text:p>
          </table:table-cell>
          <table:table-cell office:value-type="string" calcext:value-type="string">
            <text:p>Biodynamisk, WWF, Øko (europæisk)</text:p>
          </table:table-cell>
          <table:table-cell table:number-columns-repeated="3"/>
          <table:table-cell office:value-type="string" calcext:value-type="string">
            <text:p>Rødvin</text:p>
          </table:table-cell>
          <table:table-cell office:value-type="string" calcext:value-type="string">
            <text:p>QS2 WWF rødvin 2015</text:p>
            <text:p/>
            <text:p>Du får en struktureret vin med sprøde og elegante smagsnoter. Vinen har purpur røde nuancer, og en vis "frækhed" i næsen af prikkende krydderier, røg og solbær. Den er lavet på en blanding af mange forskellige druer. Det er druerne Tinto fino, Cabernet Sauvignon og Merlot i lige dele og justeret med Syrah, Melbac og Petit Verdot giver vinen en gnist af oplevelser. Den indeholder 14,5% alkohol. 91 Parker point.</text:p>
            <text:p/>
            <text:p>Viden om vinen</text:p>
            <text:p>Den går godt til de kraftige retter.</text:p>
            <text:p/>
            <text:p>QS2 er en fantastisk rødvin til prisen og en forsættelse af historien på Q2. Den er lavet i samarbejde med Verdensnaturfonden (WWF). Det betyder en produktion uden brug af pesticider og meget lav eller ingen svovltilsætning. Det er en dejlig biodynamisk vin.</text:p>
          </table:table-cell>
          <table:table-cell office:value-type="string" calcext:value-type="string">
            <text:p>https://www.nemlig.com/qs2-wwf-2015-5008367</text:p>
          </table:table-cell>
        </table:table-row>
        <table:table-row table:style-name="ro22">
          <table:table-cell office:value-type="string" calcext:value-type="string">
            <text:p>Dagligvarer &gt; Husholdning og bolig &gt; Tøjvask &gt; Skyllemiddel &gt; Skyllemiddel</text:p>
          </table:table-cell>
          <table:table-cell office:value-type="string" calcext:value-type="string">
            <text:p>Skyllemiddel</text:p>
          </table:table-cell>
          <table:table-cell office:value-type="string" calcext:value-type="string">
            <text:p>0,75 l / koncentreret / Grøn Balance</text:p>
          </table:table-cell>
          <table:table-cell office:value-type="string" calcext:value-type="string">
            <text:p>Den Blå Krans</text:p>
          </table:table-cell>
          <table:table-cell office:value-type="string" calcext:value-type="string">
            <text:p>9.71</text:p>
          </table:table-cell>
          <table:table-cell office:value-type="string" calcext:value-type="string">
            <text:p>.</text:p>
          </table:table-cell>
          <table:table-cell office:value-type="string" calcext:value-type="string">
            <text:p>Grøn Balance</text:p>
          </table:table-cell>
          <table:table-cell table:number-columns-repeated="5"/>
          <table:table-cell office:value-type="string" calcext:value-type="string">
            <text:p>Den Blå Krans, Discount</text:p>
          </table:table-cell>
          <table:table-cell table:number-columns-repeated="3"/>
          <table:table-cell office:value-type="string" calcext:value-type="string">
            <text:p>Skyllemiddel</text:p>
          </table:table-cell>
          <table:table-cell office:value-type="string" calcext:value-type="string">
            <text:p>Skyllemiddel</text:p>
            <text:p>Denne skyllemiddel er koncentreret. Brugsanvisning:</text:p>
            <text:p>Skyllemidlet skal hældes i det rum der er beregnet til skyllemiddel i vaskemaskinens vaskeskuffe. Ved vask i hånden skal skyllemidlet tilsættes sidste hold skyllevand og skyllemidlet skal være helt opløst for tøjet kommes i.</text:p>
            <text:p/>
            <text:p>Rækkeevne:</text:p>
            <text:p>Ca. 37 vaske.</text:p>
            <text:p/>
            <text:p>Dosering:</text:p>
            <text:p>Dosering: Vask i maskine (3-5 kg tøj): ca. ½ hætte (ca. 20 ml).</text:p>
            <text:p>Vask i maskine (6-8 kg tøj): ca. ¾ hætte (ca 35 ml).</text:p>
            <text:p>Håndvask (10 liter vand), ca. 3 tsk. (15 ml).</text:p>
            <text:p/>
            <text:p>Gode Råd:</text:p>
            <text:p>Råd: Skyl og tør hænderne efter hver vask. Har du sart eller overfølsom hud, bør du bruge gummihandsker.</text:p>
            <text:p/>
            <text:p>Advarsler: Skyllemiddel må ikke komme i forbindelse med tøj med sæbe i, da det kan give pletter. Undgå at spilde skyllemiddel på tøjet.</text:p>
            <text:p/>
            <text:p>Opbevaring: Opbevares utilgængeligt for børn. Opbevares ved temperaturer på 5 til 25 °C.</text:p>
          </table:table-cell>
          <table:table-cell office:value-type="string" calcext:value-type="string">
            <text:p>https://www.nemlig.com/skyllemiddel-5031808</text:p>
          </table:table-cell>
        </table:table-row>
        <table:table-row table:style-name="ro1">
          <table:table-cell office:value-type="string" calcext:value-type="string">
            <text:p>Dagligvarer &gt; Frost &gt; Supper og nem mad &gt; Færdigretter &gt; Chicken tikka masala</text:p>
          </table:table-cell>
          <table:table-cell office:value-type="string" calcext:value-type="string">
            <text:p>Chicken tikka masala</text:p>
          </table:table-cell>
          <table:table-cell office:value-type="string" calcext:value-type="string">
            <text:p>350 g / frost / nice'n easy</text:p>
          </table:table-cell>
          <table:table-cell office:value-type="string" calcext:value-type="string">
            <text:p>Frost</text:p>
          </table:table-cell>
          <table:table-cell office:value-type="string" calcext:value-type="string">
            <text:p>27.95</text:p>
          </table:table-cell>
          <table:table-cell office:value-type="string" calcext:value-type="string">
            <text:p>.</text:p>
          </table:table-cell>
          <table:table-cell office:value-type="string" calcext:value-type="string">
            <text:p>nice'n' easy</text:p>
          </table:table-cell>
          <table:table-cell table:number-columns-repeated="5"/>
          <table:table-cell office:value-type="string" calcext:value-type="string">
            <text:p>Frost</text:p>
          </table:table-cell>
          <table:table-cell table:number-columns-repeated="3"/>
          <table:table-cell office:value-type="string" calcext:value-type="string">
            <text:p>Fjerkræ, Færdigret</text:p>
          </table:table-cell>
          <table:table-cell office:value-type="string" calcext:value-type="string">
            <text:p>Kylling i Tikka Masala-kokossauce med Basmati ris. Risene er pakket separat. Skal tilberedes ca. 7 min. i mikroovn ved højeste effekt.(Tid kan variere alt afhængig af mikroovnens styrke). Bør køle af i 2 min. inden emballagen åbnes. Retten bør omrøres inden servering.</text:p>
          </table:table-cell>
          <table:table-cell office:value-type="string" calcext:value-type="string">
            <text:p>https://www.nemlig.com/chicken-tikka-masala-5006738</text:p>
          </table:table-cell>
        </table:table-row>
        <table:table-row table:style-name="ro9">
          <table:table-cell office:value-type="string" calcext:value-type="string">
            <text:p>Dagligvarer &gt; Husholdning og bolig &gt; Tøjvask &gt; Pletfjerner &gt; Pletfjernerpulver 0%</text:p>
          </table:table-cell>
          <table:table-cell office:value-type="string" calcext:value-type="string">
            <text:p>Pletfjernerpulver 0%</text:p>
          </table:table-cell>
          <table:table-cell office:value-type="string" calcext:value-type="string">
            <text:p>440 g / Vanish</text:p>
          </table:table-cell>
          <table:table-cell/>
          <table:table-cell office:value-type="string" calcext:value-type="string">
            <text:p>49.95</text:p>
          </table:table-cell>
          <table:table-cell office:value-type="string" calcext:value-type="string">
            <text:p>44.95</text:p>
          </table:table-cell>
          <table:table-cell office:value-type="string" calcext:value-type="string">
            <text:p>Vanish</text:p>
          </table:table-cell>
          <table:table-cell office:value-type="string" calcext:value-type="string">
            <text:p>Vasketøjet</text:p>
          </table:table-cell>
          <table:table-cell/>
          <table:table-cell office:value-type="string" calcext:value-type="string">
            <text:p>Lyserød</text:p>
          </table:table-cell>
          <table:table-cell table:number-columns-repeated="6"/>
          <table:table-cell office:value-type="string" calcext:value-type="string">
            <text:p>Pletfjerner</text:p>
          </table:table-cell>
          <table:table-cell office:value-type="string" calcext:value-type="string">
            <text:p>Pletfjernerpulver 0%</text:p>
            <text:p>Vanish 0% frigiver aktivt ilt, som hjælper med at fjerne pletter forsigtigt selv ved lave temperaturer - Den bedste pletfjerner til farvet og hvidt tøj.</text:p>
            <text:p>Fantastisk pletfjerning - Og intet andet! 0% parfume, farvestoffer og optisk hvidt. Svanemærket og Allergy Certified. Sikker at bruge på hverdagstekstiler, såsom bomuld, polyester, samt farvet og hvidt tøj.</text:p>
          </table:table-cell>
          <table:table-cell office:value-type="string" calcext:value-type="string">
            <text:p>https://www.nemlig.com/pletfjernerpulver-0-5044621</text:p>
          </table:table-cell>
        </table:table-row>
        <table:table-row table:style-name="ro1">
          <table:table-cell office:value-type="string" calcext:value-type="string">
            <text:p>Dagligvarer &gt; Kolonial &gt; Pasta, ris og bælgfrugter &gt; Ris &gt; Parboiled ris &gt; Parboiled ris</text:p>
          </table:table-cell>
          <table:table-cell office:value-type="string" calcext:value-type="string">
            <text:p>Parboiled ris</text:p>
          </table:table-cell>
          <table:table-cell office:value-type="string" calcext:value-type="string">
            <text:p>1 kg / First Price</text:p>
          </table:table-cell>
          <table:table-cell/>
          <table:table-cell office:value-type="string" calcext:value-type="string">
            <text:p>7.95</text:p>
          </table:table-cell>
          <table:table-cell office:value-type="string" calcext:value-type="string">
            <text:p>.</text:p>
          </table:table-cell>
          <table:table-cell office:value-type="string" calcext:value-type="string">
            <text:p>First Price</text:p>
          </table:table-cell>
          <table:table-cell office:value-type="string" calcext:value-type="string">
            <text:p>Aftensmad</text:p>
          </table:table-cell>
          <table:table-cell table:number-columns-repeated="4"/>
          <table:table-cell office:value-type="string" calcext:value-type="string">
            <text:p>Discount</text:p>
          </table:table-cell>
          <table:table-cell table:number-columns-repeated="3"/>
          <table:table-cell office:value-type="string" calcext:value-type="string">
            <text:p>Ris</text:p>
          </table:table-cell>
          <table:table-cell office:value-type="string" calcext:value-type="string">
            <text:p>Parboiled ris</text:p>
          </table:table-cell>
          <table:table-cell office:value-type="string" calcext:value-type="string">
            <text:p>https://www.nemlig.com/parboiled-ris-915009</text:p>
          </table:table-cell>
        </table:table-row>
        <table:table-row table:style-name="ro10">
          <table:table-cell office:value-type="string" calcext:value-type="string">
            <text:p>Dagligvarer &gt; Baby, børn og legetøj &gt; Babymad og modermælkserstatning &gt; Mellemmåltider til børn og babyer &gt; Smoothie m. æble / mango øko.</text:p>
          </table:table-cell>
          <table:table-cell office:value-type="string" calcext:value-type="string">
            <text:p>Smoothie m. æble / mango øko.</text:p>
          </table:table-cell>
          <table:table-cell office:value-type="string" calcext:value-type="string">
            <text:p>90 g / 6+ mdr. / banan/abrikos / og abrikoser / Ella's Kitchen</text:p>
          </table:table-cell>
          <table:table-cell office:value-type="string" calcext:value-type="string">
            <text:p>Øko (europæisk)</text:p>
          </table:table-cell>
          <table:table-cell office:value-type="string" calcext:value-type="string">
            <text:p>15.95</text:p>
          </table:table-cell>
          <table:table-cell office:value-type="string" calcext:value-type="string">
            <text:p>.</text:p>
          </table:table-cell>
          <table:table-cell office:value-type="string" calcext:value-type="string">
            <text:p>Ella's Kitchen</text:p>
          </table:table-cell>
          <table:table-cell office:value-type="string" calcext:value-type="string">
            <text:p>Baby</text:p>
          </table:table-cell>
          <table:table-cell office:value-type="string" calcext:value-type="string">
            <text:p>Klempose</text:p>
          </table:table-cell>
          <table:table-cell table:number-columns-repeated="3"/>
          <table:table-cell office:value-type="string" calcext:value-type="string">
            <text:p>Vegansk, Øko (europæisk)</text:p>
          </table:table-cell>
          <table:table-cell table:number-columns-repeated="3"/>
          <table:table-cell office:value-type="string" calcext:value-type="string">
            <text:p>Babymad, Smoothie</text:p>
          </table:table-cell>
          <table:table-cell office:value-type="string" calcext:value-type="string">
            <text:p>Smoothie</text:p>
            <text:p>Smoothie med bananer, æble, mango, abrikoser og en smule citron.</text:p>
            <text:p/>
            <text:p>Ella’s Kitchen er en række babymadsprodukter, der er designet til, at give dit barn gode spisevaner ved at bruge naturlige ingredienser</text:p>
            <text:p>- Intet tilsat salt eller sukker</text:p>
            <text:p>- Ingen tilsætningsstoffer</text:p>
            <text:p>- Ingen GMO ingredienser</text:p>
            <text:p>- Kun økologiske ingredienser</text:p>
            <text:p>- Hovedsagetligt fra frugtpure, ikke koncentrat</text:p>
            <text:p/>
            <text:p>Aldder 6+ måneder.</text:p>
          </table:table-cell>
          <table:table-cell office:value-type="string" calcext:value-type="string">
            <text:p>https://www.nemlig.com/smoothie-m-aeble-mango-oeko-5037273</text:p>
          </table:table-cell>
        </table:table-row>
        <table:table-row table:style-name="ro5">
          <table:table-cell office:value-type="string" calcext:value-type="string">
            <text:p>Dagligvarer &gt; Baby, børn og legetøj &gt; Babymad og modermælkserstatning &gt; Modermælkserstatning og tilskudsblanding &gt; Tilskudsblanding 3 øko.</text:p>
          </table:table-cell>
          <table:table-cell office:value-type="string" calcext:value-type="string">
            <text:p>Tilskudsblanding 3 øko.</text:p>
          </table:table-cell>
          <table:table-cell office:value-type="string" calcext:value-type="string">
            <text:p>600 g / pulver / 6+ mdr. / Arla - Baby &amp; Me</text:p>
          </table:table-cell>
          <table:table-cell office:value-type="string" calcext:value-type="string">
            <text:p>Øko (dansk),Øko (europæisk)</text:p>
          </table:table-cell>
          <table:table-cell office:value-type="string" calcext:value-type="string">
            <text:p>79.00</text:p>
          </table:table-cell>
          <table:table-cell office:value-type="string" calcext:value-type="string">
            <text:p>.</text:p>
          </table:table-cell>
          <table:table-cell office:value-type="string" calcext:value-type="string">
            <text:p>Arla</text:p>
          </table:table-cell>
          <table:table-cell office:value-type="string" calcext:value-type="string">
            <text:p>Baby, Børn</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Babymad, Tilskudsblanding</text:p>
          </table:table-cell>
          <table:table-cell office:value-type="string" calcext:value-type="string">
            <text:p>Tilskudsblanding Arla Baby &amp; Me 3 økologisk</text:p>
            <text:p>Arla Baby&amp;Me® Organic 3 er økologisk tilskudsblanding udelukkende baseret på mælk.</text:p>
            <text:p/>
            <text:p>VIGTIGT: Modermælk er den bedste ernæring for spædbarnet, og barnet bør ammes så længe som muligt.</text:p>
            <text:p/>
            <text:p>Tilskudsblanding er kun egnet til spædbørn og småbørn over 6 måneder bør kun indgå i en varieret kost, efter råd fra sundhedsplejerske eller læge.</text:p>
            <text:p/>
            <text:p>Alder 6+ måneder.</text:p>
          </table:table-cell>
          <table:table-cell office:value-type="string" calcext:value-type="string">
            <text:p>https://www.nemlig.com/tilskudsblanding-3-oeko-5047856</text:p>
          </table:table-cell>
        </table:table-row>
        <table:table-row table:style-name="ro7">
          <table:table-cell office:value-type="string" calcext:value-type="string">
            <text:p>Dagligvarer &gt; Drikkevarer &gt; Frogs Leap Zinfandel 2018</text:p>
          </table:table-cell>
          <table:table-cell office:value-type="string" calcext:value-type="string">
            <text:p>Frogs Leap Zinfandel 2018</text:p>
          </table:table-cell>
          <table:table-cell office:value-type="string" calcext:value-type="string">
            <text:p>USA / Californien / 0,75 l / rødvin</text:p>
          </table:table-cell>
          <table:table-cell/>
          <table:table-cell office:value-type="string" calcext:value-type="string">
            <text:p>225.00</text:p>
          </table:table-cell>
          <table:table-cell office:value-type="string" calcext:value-type="string">
            <text:p>.</text:p>
          </table:table-cell>
          <table:table-cell/>
          <table:table-cell office:value-type="string" calcext:value-type="string">
            <text:p>Bøffer, Fjerkræ, Grillmad, Gryderetter, Kødretter</text:p>
          </table:table-cell>
          <table:table-cell office:value-type="string" calcext:value-type="string">
            <text:p>Kork</text:p>
          </table:table-cell>
          <table:table-cell table:number-columns-repeated="2"/>
          <table:table-cell office:value-type="string" calcext:value-type="string">
            <text:p>USA</text:p>
          </table:table-cell>
          <table:table-cell table:number-columns-repeated="4"/>
          <table:table-cell office:value-type="string" calcext:value-type="string">
            <text:p>Rødvin</text:p>
          </table:table-cell>
          <table:table-cell office:value-type="string" calcext:value-type="string">
            <text:p>Frog´S Leap Zinfandel</text:p>
            <text:p>En elegant rødvin, med god dybde, og smag af sorte kirsebær,blomme,brombær, strejf af cedertræ, ristede nødder og cacaobønne.</text:p>
            <text:p/>
            <text:p>Historie om Vinhuset: Et af de klassiske Napa valley vinhuse, som dyrker alle vine biodynamisk,Deres Zinfandel stokke har en alder på mindst 50 år. Vin huset er certifiseret som Bio vinhus.</text:p>
          </table:table-cell>
          <table:table-cell office:value-type="string" calcext:value-type="string">
            <text:p>https://www.nemlig.com/frogs-leap-zinfandel-2018-5044879</text:p>
          </table:table-cell>
        </table:table-row>
        <table:table-row table:style-name="ro3">
          <table:table-cell office:value-type="string" calcext:value-type="string">
            <text:p>Dagligvarer &gt; Kolonial &gt; Bagning &gt; Bageartikler &gt; Marcipan, nougat og chokolade &gt; Ren rå marcipan</text:p>
          </table:table-cell>
          <table:table-cell office:value-type="string" calcext:value-type="string">
            <text:p>Ren rå marcipan</text:p>
          </table:table-cell>
          <table:table-cell office:value-type="string" calcext:value-type="string">
            <text:p>400 g / Pepe</text:p>
          </table:table-cell>
          <table:table-cell/>
          <table:table-cell office:value-type="string" calcext:value-type="string">
            <text:p>54.95</text:p>
          </table:table-cell>
          <table:table-cell office:value-type="string" calcext:value-type="string">
            <text:p>40.00</text:p>
          </table:table-cell>
          <table:table-cell office:value-type="string" calcext:value-type="string">
            <text:p>Pepe</text:p>
          </table:table-cell>
          <table:table-cell office:value-type="string" calcext:value-type="string">
            <text:p>Bagning, Jul</text:p>
          </table:table-cell>
          <table:table-cell table:number-columns-repeated="8"/>
          <table:table-cell office:value-type="string" calcext:value-type="string">
            <text:p>Marcipan</text:p>
          </table:table-cell>
          <table:table-cell office:value-type="string" calcext:value-type="string">
            <text:p>Pepe Ren Rå Marcipan</text:p>
            <text:p>Lækker marcipan til julens konfekt med 60% mandler.</text:p>
          </table:table-cell>
          <table:table-cell office:value-type="string" calcext:value-type="string">
            <text:p>https://www.nemlig.com/ren-raa-marcipan-5036720</text:p>
          </table:table-cell>
        </table:table-row>
        <table:table-row table:style-name="ro3">
          <table:table-cell office:value-type="string" calcext:value-type="string">
            <text:p>Dagligvarer &gt; Køl og mejeri &gt; Pålæg &gt; Pålæg i skiver &gt; Skinke og hamburgerryg &gt; Prosciutto Cotto m. urter øko.</text:p>
          </table:table-cell>
          <table:table-cell office:value-type="string" calcext:value-type="string">
            <text:p>Prosciutto Cotto m. urter øko.</text:p>
          </table:table-cell>
          <table:table-cell office:value-type="string" calcext:value-type="string">
            <text:p>100 g / Citterio</text:p>
          </table:table-cell>
          <table:table-cell office:value-type="string" calcext:value-type="string">
            <text:p>KØL,Øko (europæisk)</text:p>
          </table:table-cell>
          <table:table-cell office:value-type="string" calcext:value-type="string">
            <text:p>39.95</text:p>
          </table:table-cell>
          <table:table-cell office:value-type="string" calcext:value-type="string">
            <text:p>.</text:p>
          </table:table-cell>
          <table:table-cell office:value-type="string" calcext:value-type="string">
            <text:p>Citterio</text:p>
          </table:table-cell>
          <table:table-cell office:value-type="string" calcext:value-type="string">
            <text:p>Brød, Tapas</text:p>
          </table:table-cell>
          <table:table-cell table:number-columns-repeated="4"/>
          <table:table-cell office:value-type="string" calcext:value-type="string">
            <text:p>KØL, Øko (europæisk)</text:p>
          </table:table-cell>
          <table:table-cell office:value-type="string" calcext:value-type="string">
            <text:p>Svin</text:p>
          </table:table-cell>
          <table:table-cell table:number-columns-repeated="2"/>
          <table:table-cell office:value-type="string" calcext:value-type="string">
            <text:p>Kødpålæg, Tapaspålæg</text:p>
          </table:table-cell>
          <table:table-cell office:value-type="string" calcext:value-type="string">
            <text:p>Økologisk Prosiutto Cotto med urter</text:p>
            <text:p>Et mix af krydderurter sætter sit markante smag på denne italienske skinke.</text:p>
          </table:table-cell>
          <table:table-cell office:value-type="string" calcext:value-type="string">
            <text:p>https://www.nemlig.com/prosciutto-cotto-m-urter-oeko-5035280</text:p>
          </table:table-cell>
        </table:table-row>
        <table:table-row table:style-name="ro3">
          <table:table-cell office:value-type="string" calcext:value-type="string">
            <text:p>Dagligvarer &gt; Køl og mejeri &gt; Mejeri &gt; Mælk &gt; Havregryn (grovvalsede)</text:p>
          </table:table-cell>
          <table:table-cell office:value-type="string" calcext:value-type="string">
            <text:p>Havregryn (grovvalsede)</text:p>
          </table:table-cell>
          <table:table-cell office:value-type="string" calcext:value-type="string">
            <text:p>1 kg / Funkisfood</text:p>
          </table:table-cell>
          <table:table-cell office:value-type="string" calcext:value-type="string">
            <text:p>Nøglehulsmærket</text:p>
          </table:table-cell>
          <table:table-cell office:value-type="string" calcext:value-type="string">
            <text:p>9.95</text:p>
          </table:table-cell>
          <table:table-cell office:value-type="string" calcext:value-type="string">
            <text:p>.</text:p>
          </table:table-cell>
          <table:table-cell office:value-type="string" calcext:value-type="string">
            <text:p>Funkisfood</text:p>
          </table:table-cell>
          <table:table-cell office:value-type="string" calcext:value-type="string">
            <text:p>Grød, Morgenmad, Müsli</text:p>
          </table:table-cell>
          <table:table-cell table:number-columns-repeated="4"/>
          <table:table-cell office:value-type="string" calcext:value-type="string">
            <text:p>Discount, Nøglehulsmærket</text:p>
          </table:table-cell>
          <table:table-cell table:number-columns-repeated="3"/>
          <table:table-cell office:value-type="string" calcext:value-type="string">
            <text:p>Gryn</text:p>
          </table:table-cell>
          <table:table-cell office:value-type="string" calcext:value-type="string">
            <text:p>Havregryn</text:p>
            <text:p>Konventionelle grovvalsede havregryn.</text:p>
          </table:table-cell>
          <table:table-cell office:value-type="string" calcext:value-type="string">
            <text:p>https://www.nemlig.com/havregryn-grovvalsede-5045467</text:p>
          </table:table-cell>
        </table:table-row>
        <table:table-row table:style-name="ro7">
          <table:table-cell office:value-type="string" calcext:value-type="string">
            <text:p>Dagligvarer &gt; Kolonial &gt; Tapasspecialiteter &gt; Oliven &gt; Leccino oliven øko.</text:p>
          </table:table-cell>
          <table:table-cell office:value-type="string" calcext:value-type="string">
            <text:p>Leccino oliven øko.</text:p>
          </table:table-cell>
          <table:table-cell office:value-type="string" calcext:value-type="string">
            <text:p>280 g / 170 g / TapaZ</text:p>
          </table:table-cell>
          <table:table-cell office:value-type="string" calcext:value-type="string">
            <text:p>Øko (europæisk)</text:p>
          </table:table-cell>
          <table:table-cell office:value-type="string" calcext:value-type="string">
            <text:p>24.95</text:p>
          </table:table-cell>
          <table:table-cell office:value-type="string" calcext:value-type="string">
            <text:p>.</text:p>
          </table:table-cell>
          <table:table-cell office:value-type="string" calcext:value-type="string">
            <text:p>TapaZ</text:p>
          </table:table-cell>
          <table:table-cell office:value-type="string" calcext:value-type="string">
            <text:p>Drinks, Madlavning, Snack</text:p>
          </table:table-cell>
          <table:table-cell table:number-columns-repeated="4"/>
          <table:table-cell office:value-type="string" calcext:value-type="string">
            <text:p>Discount, Øko (europæisk)</text:p>
          </table:table-cell>
          <table:table-cell table:number-columns-repeated="3"/>
          <table:table-cell office:value-type="string" calcext:value-type="string">
            <text:p>Oliven</text:p>
          </table:table-cell>
          <table:table-cell office:value-type="string" calcext:value-type="string">
            <text:p>Økologiske Leccino Oliven</text:p>
            <text:p>Oliven er en lækker snack og med sin let salte og fyldige smag egner oliven sig både som delikat ingrediens i middelhavsretter og madbrød og som tilbehør til ost og vin. De modne olivenfrugter høstes i de solrige områder omkring Middelhavet. Frugtens naturlige bitterhed fjernes gennem en månedlang lagring, og den karakteristiske og velkendte smag træder istedet.</text:p>
            <text:p/>
            <text:p>Leccino oliven kommer fra Toscana regionen i Italien, og kendetegnet ved at være medium til lille i størrelsen. Den er brun og lilla i dens farve og smager sødt og krydret.</text:p>
          </table:table-cell>
          <table:table-cell office:value-type="string" calcext:value-type="string">
            <text:p>https://www.nemlig.com/leccino-oliven-oeko-5028994</text:p>
          </table:table-cell>
        </table:table-row>
        <table:table-row table:style-name="ro7">
          <table:table-cell office:value-type="string" calcext:value-type="string">
            <text:p>Dagligvarer &gt; Kolonial &gt; Bagning &gt; Kerner &gt; Solsikkekerner øko.</text:p>
          </table:table-cell>
          <table:table-cell office:value-type="string" calcext:value-type="string">
            <text:p>Solsikkekerner øko.</text:p>
          </table:table-cell>
          <table:table-cell office:value-type="string" calcext:value-type="string">
            <text:p>375 g / Urtekram</text:p>
          </table:table-cell>
          <table:table-cell office:value-type="string" calcext:value-type="string">
            <text:p>Øko (dansk),Øko (europæisk)</text:p>
          </table:table-cell>
          <table:table-cell office:value-type="string" calcext:value-type="string">
            <text:p>20.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Øko (dansk), Øko (europæisk)</text:p>
          </table:table-cell>
          <table:table-cell table:number-columns-repeated="3"/>
          <table:table-cell office:value-type="string" calcext:value-type="string">
            <text:p>Kerner</text:p>
          </table:table-cell>
          <table:table-cell office:value-type="string" calcext:value-type="string">
            <text:p>Økologiske solsikkekerner</text:p>
            <text:p>Fine frø fra solsikkeplanter</text:p>
            <text:p>Solsikkekerner der smager fantastiske i det hjemmebagte brød. Nyd dem også som drys på salater eller kartofler. Den nøddeagtige smag fremhæves ved at riste kernerne let på panden.</text:p>
            <text:p>Prøv f.eks. at blende dem med masser af frisk persille, olivenolie, lidt hvidløg og lave en lækker persilliade til nykogte kartofler.</text:p>
          </table:table-cell>
          <table:table-cell office:value-type="string" calcext:value-type="string">
            <text:p>https://www.nemlig.com/solsikkekerner-oeko-5015461</text:p>
          </table:table-cell>
        </table:table-row>
        <table:table-row table:style-name="ro14">
          <table:table-cell office:value-type="string" calcext:value-type="string">
            <text:p>Dagligvarer &gt; Kolonial &gt; Bagning &gt; Mel &gt; Andet mel og melmix &gt; Solsikkerugbrød</text:p>
          </table:table-cell>
          <table:table-cell office:value-type="string" calcext:value-type="string">
            <text:p>Solsikkerugbrød</text:p>
          </table:table-cell>
          <table:table-cell office:value-type="string" calcext:value-type="string">
            <text:p>900 g / Bag-selv / Valsemøllen</text:p>
          </table:table-cell>
          <table:table-cell office:value-type="string" calcext:value-type="string">
            <text:p>Dansk,Fuldkornsmærket,Nøglehulsmærket</text:p>
          </table:table-cell>
          <table:table-cell office:value-type="string" calcext:value-type="string">
            <text:p>21.95</text:p>
          </table:table-cell>
          <table:table-cell office:value-type="string" calcext:value-type="string">
            <text:p>.</text:p>
          </table:table-cell>
          <table:table-cell office:value-type="string" calcext:value-type="string">
            <text:p>Valsemøllen</text:p>
          </table:table-cell>
          <table:table-cell office:value-type="string" calcext:value-type="string">
            <text:p>Bagning</text:p>
          </table:table-cell>
          <table:table-cell table:number-columns-repeated="4"/>
          <table:table-cell office:value-type="string" calcext:value-type="string">
            <text:p>Dansk, Fuldkornsmærket, Nøglehulsmærket</text:p>
          </table:table-cell>
          <table:table-cell table:number-columns-repeated="3"/>
          <table:table-cell office:value-type="string" calcext:value-type="string">
            <text:p>Bageblanding</text:p>
          </table:table-cell>
          <table:table-cell office:value-type="string" calcext:value-type="string">
            <text:p>Solsikkerugbrød</text:p>
            <text:p>Valsemøllen har blandet melet, kernerne og surdejen for dig – det kalder de for hjemmebag på den nemme måde.</text:p>
            <text:p>Du går hverken på kompromis med smag, kvalitet eller bageglæden. Resultatet er et lækkert saftigt rugbrød. Perfekt til alt fra morgenmaden, frokostbordet og den ekstra gode madpakke.</text:p>
            <text:p/>
            <text:p>Brødblandingen giver 1 stort rugbrød.</text:p>
            <text:p/>
            <text:p>Du skal bruge:</text:p>
            <text:p>1 ps. Valsemøllen Solsikkerugbrød</text:p>
            <text:p>1 brev (7 g) Valsemøllen tørgær (svarer til 25 g frisk gær)</text:p>
            <text:p>7 dl vand, lidt varmere end lunkent (ca. 35°C)</text:p>
          </table:table-cell>
          <table:table-cell office:value-type="string" calcext:value-type="string">
            <text:p>https://www.nemlig.com/solsikkerugbroed-5034593</text:p>
          </table:table-cell>
        </table:table-row>
        <table:table-row table:style-name="ro13">
          <table:table-cell office:value-type="string" calcext:value-type="string">
            <text:p>Dagligvarer &gt; Blomster og have &gt; Zoom potte</text:p>
          </table:table-cell>
          <table:table-cell office:value-type="string" calcext:value-type="string">
            <text:p>Zoom potte</text:p>
          </table:table-cell>
          <table:table-cell office:value-type="string" calcext:value-type="string">
            <text:p>1 stk. / Ø:15 cm / H:13 cm</text:p>
          </table:table-cell>
          <table:table-cell/>
          <table:table-cell office:value-type="string" calcext:value-type="string">
            <text:p>65.00</text:p>
          </table:table-cell>
          <table:table-cell office:value-type="string" calcext:value-type="string">
            <text:p>.</text:p>
          </table:table-cell>
          <table:table-cell office:value-type="string" calcext:value-type="string">
            <text:p>2have</text:p>
          </table:table-cell>
          <table:table-cell office:value-type="string" calcext:value-type="string">
            <text:p>Dekoration, Jul, Stueplante</text:p>
          </table:table-cell>
          <table:table-cell table:number-columns-repeated="8"/>
          <table:table-cell office:value-type="string" calcext:value-type="string">
            <text:p>Potte, Skjuler</text:p>
          </table:table-cell>
          <table:table-cell office:value-type="string" calcext:value-type="string">
            <text:p>Om 2have:</text:p>
            <text:p/>
            <text:p>2have a/s blev grundlagt i 2002 og er en danskejet grossist-virksomhed, som forhandler brugskunst, gaveartikler og andet tilbehør, specielt til blomster- og brugskunstforretninger samt interiørhuse i Danmark og resten af Skandinavien.</text:p>
            <text:p/>
            <text:p>2have a/s er ikke blot en arbejdsplads, men en livsstil... - et sted, hvor der udvikles, spekuleres, skabes og ikke mindst drømmes om design, former og farver - for altid at være i den gruppe, som tør give et bud på fremtiden - og gør det.</text:p>
            <text:p/>
            <text:p>Bemærk: Ved køb af potte bør du altid gå efter at potten er en smule større i diameter end blomsten den skal bruges til.</text:p>
          </table:table-cell>
          <table:table-cell office:value-type="string" calcext:value-type="string">
            <text:p>https://www.nemlig.com/zoom-potte-5049084</text:p>
          </table:table-cell>
        </table:table-row>
        <table:table-row table:style-name="ro3">
          <table:table-cell office:value-type="string" calcext:value-type="string">
            <text:p>Dagligvarer &gt; Drikkevarer &gt; Øl &gt; Øltyper &gt; Specialøl &gt; Nacho chips m. salt</text:p>
          </table:table-cell>
          <table:table-cell office:value-type="string" calcext:value-type="string">
            <text:p>Nacho chips m. salt</text:p>
          </table:table-cell>
          <table:table-cell office:value-type="string" calcext:value-type="string">
            <text:p>185 g / orginal / Santa Maria - Tex Mex</text:p>
          </table:table-cell>
          <table:table-cell/>
          <table:table-cell office:value-type="string" calcext:value-type="string">
            <text:p>19.95</text:p>
          </table:table-cell>
          <table:table-cell office:value-type="string" calcext:value-type="string">
            <text:p>13.97</text:p>
          </table:table-cell>
          <table:table-cell office:value-type="string" calcext:value-type="string">
            <text:p>Santa Maria</text:p>
          </table:table-cell>
          <table:table-cell table:number-columns-repeated="9"/>
          <table:table-cell office:value-type="string" calcext:value-type="string">
            <text:p>Chips</text:p>
          </table:table-cell>
          <table:table-cell office:value-type="string" calcext:value-type="string">
            <text:p>Nacho chips Tex Mex</text:p>
            <text:p>Santa Marias Nachos Chips er bagt på majsmel og friteret i palmeolie. Server dem gerne som forret eller snacks, eller dyp dem i Santa Marias Cheese Dip eller Guacamole Dip.</text:p>
          </table:table-cell>
          <table:table-cell office:value-type="string" calcext:value-type="string">
            <text:p>https://www.nemlig.com/nacho-chips-m-salt-5004377</text:p>
          </table:table-cell>
        </table:table-row>
        <table:table-row table:style-name="ro1">
          <table:table-cell office:value-type="string" calcext:value-type="string">
            <text:p>Dagligvarer &gt; Kolonial &gt; Olie og eddike &gt; Eddike &gt; Balsamico og vineddike &gt; Balsamico rød øko.</text:p>
          </table:table-cell>
          <table:table-cell office:value-type="string" calcext:value-type="string">
            <text:p>Balsamico rød øko.</text:p>
          </table:table-cell>
          <table:table-cell office:value-type="string" calcext:value-type="string">
            <text:p>0,25 l / Svansø</text:p>
          </table:table-cell>
          <table:table-cell office:value-type="string" calcext:value-type="string">
            <text:p>Øko (europæisk)</text:p>
          </table:table-cell>
          <table:table-cell office:value-type="string" calcext:value-type="string">
            <text:p>34.95</text:p>
          </table:table-cell>
          <table:table-cell office:value-type="string" calcext:value-type="string">
            <text:p>.</text:p>
          </table:table-cell>
          <table:table-cell office:value-type="string" calcext:value-type="string">
            <text:p>Svansø</text:p>
          </table:table-cell>
          <table:table-cell office:value-type="string" calcext:value-type="string">
            <text:p>Salat</text:p>
          </table:table-cell>
          <table:table-cell table:number-columns-repeated="4"/>
          <table:table-cell office:value-type="string" calcext:value-type="string">
            <text:p>Øko (europæisk)</text:p>
          </table:table-cell>
          <table:table-cell table:number-columns-repeated="3"/>
          <table:table-cell office:value-type="string" calcext:value-type="string">
            <text:p>Eddike</text:p>
          </table:table-cell>
          <table:table-cell office:value-type="string" calcext:value-type="string">
            <text:p>Denne balsamico er fremstillet i den italienske provins Modena og må derfor kaldes for Aceto Balsamico di Modena – PGI, som er områdebeskyttelsen. Balsamicoen har været lagret på egetræsfade, og smagen er derfor en blanding af søde og syrlige nuancer med toner af frugt og træet fra fadlagringen. Balsamico egner sig godt som smagsgiver til blandt andet salater, grøntsager samt pasta- og kødretter. Eddikestyrken udgør 6%.</text:p>
          </table:table-cell>
          <table:table-cell office:value-type="string" calcext:value-type="string">
            <text:p>https://www.nemlig.com/balsamico-roed-oeko-5501043</text:p>
          </table:table-cell>
        </table:table-row>
        <table:table-row table:style-name="ro3">
          <table:table-cell office:value-type="string" calcext:value-type="string">
            <text:p>Dagligvarer &gt; Drikkevarer &gt; Øl &gt; Øltyper &gt; Julebryg &gt; Skt. Nikolaus</text:p>
          </table:table-cell>
          <table:table-cell office:value-type="string" calcext:value-type="string">
            <text:p>Skt. Nikolaus</text:p>
          </table:table-cell>
          <table:table-cell office:value-type="string" calcext:value-type="string">
            <text:p>0,63 l / ex. pant / Thisted Bryghus</text:p>
          </table:table-cell>
          <table:table-cell/>
          <table:table-cell office:value-type="string" calcext:value-type="string">
            <text:p>29.95</text:p>
          </table:table-cell>
          <table:table-cell office:value-type="string" calcext:value-type="string">
            <text:p>.</text:p>
          </table:table-cell>
          <table:table-cell office:value-type="string" calcext:value-type="string">
            <text:p>Thisted Bryghus</text:p>
          </table:table-cell>
          <table:table-cell office:value-type="string" calcext:value-type="string">
            <text:p>Jul</text:p>
          </table:table-cell>
          <table:table-cell table:number-columns-repeated="8"/>
          <table:table-cell office:value-type="string" calcext:value-type="string">
            <text:p>Juleøl, Specialøl</text:p>
          </table:table-cell>
          <table:table-cell office:value-type="string" calcext:value-type="string">
            <text:p>Skt. Nikolaus</text:p>
            <text:p>Til jul skal der ikke spares på noget, og brygmesteren har anvendt en overflod af ædle humler, ristede malte, kandis og egespåner til dette eksklusive bryg. Lageret minimum fem måneder på tank.</text:p>
          </table:table-cell>
          <table:table-cell office:value-type="string" calcext:value-type="string">
            <text:p>https://www.nemlig.com/skt-nikolaus-5024772</text:p>
          </table:table-cell>
        </table:table-row>
        <table:table-row table:style-name="ro13">
          <table:table-cell office:value-type="string" calcext:value-type="string">
            <text:p>Dagligvarer &gt; Baby, børn og legetøj &gt; Bleer og tilbehør &gt; Bleer og blebukser &gt; Libero Comfort str. 4</text:p>
          </table:table-cell>
          <table:table-cell office:value-type="string" calcext:value-type="string">
            <text:p>Libero Comfort str. 4</text:p>
          </table:table-cell>
          <table:table-cell office:value-type="string" calcext:value-type="string">
            <text:p>164 stk./ 7-11 kg / månedsboks / Libero</text:p>
          </table:table-cell>
          <table:table-cell office:value-type="string" calcext:value-type="string">
            <text:p>Den Blå Krans,Svanemærket</text:p>
          </table:table-cell>
          <table:table-cell office:value-type="string" calcext:value-type="string">
            <text:p>289.95</text:p>
          </table:table-cell>
          <table:table-cell office:value-type="string" calcext:value-type="string">
            <text:p>.</text:p>
          </table:table-cell>
          <table:table-cell office:value-type="string" calcext:value-type="string">
            <text:p>Libero</text:p>
          </table:table-cell>
          <table:table-cell office:value-type="string" calcext:value-type="string">
            <text:p>Baby, Børn</text:p>
          </table:table-cell>
          <table:table-cell table:number-columns-repeated="4"/>
          <table:table-cell office:value-type="string" calcext:value-type="string">
            <text:p>Den Blå Krans, FSC-mærket, Svanemærket</text:p>
          </table:table-cell>
          <table:table-cell table:number-columns-repeated="2"/>
          <table:table-cell office:value-type="float" office:value="4" calcext:value-type="float">
            <text:p>4</text:p>
          </table:table-cell>
          <table:table-cell office:value-type="string" calcext:value-type="string">
            <text:p>Bleer, Månedsboks</text:p>
          </table:table-cell>
          <table:table-cell office:value-type="string" calcext:value-type="string">
            <text:p>Libero Comfort str. 4 - månedsboks</text:p>
            <text:p>En månedsboks med bleer fra Libero. Disse Libero Comfort størrelse 4 er perfekt til børn, der vejer 7-11 kg. Når dit barn bliver mere aktivt, giver bleen fleksibilitet. De bløde, dobbelt lækagebarrierer sikrer, at dit barn får den optimale beskyttelse døgnet rundt.</text:p>
            <text:p>Den tynde og superabsorberende kerne, som samtidigt er tynd og behagelig, giver beskyttelse mod lækage. Bleerne har elastiske sidepaneler og blød talje bagpå, alt for at det skal være behageligt for dit barn at lege frit.</text:p>
            <text:p/>
            <text:p>Alle bleer fra Libero Comfort er lavet af bløde og åndbare materialer. Derudover er bleerne dermatologisk testet, Svanemærket og anbefales af Asthma Allergy Nordic og certificeret af FSC.</text:p>
            <text:p/>
            <text:p>Kilointervallerner overlapper hinanden. Hvis du oplever, at bleen lækker, kan du prøve en større eller mindre størrelse.</text:p>
          </table:table-cell>
          <table:table-cell office:value-type="string" calcext:value-type="string">
            <text:p>https://www.nemlig.com/libero-comfort-str-4-5043820</text:p>
          </table:table-cell>
        </table:table-row>
        <table:table-row table:style-name="ro11">
          <table:table-cell office:value-type="string" calcext:value-type="string">
            <text:p>Dagligvarer &gt; Kød og fisk &gt; Kylling &gt; Kyllingelår og -vinger &gt; Kyllingeoverlår m. rygben</text:p>
          </table:table-cell>
          <table:table-cell office:value-type="string" calcext:value-type="string">
            <text:p>Kyllingeoverlår m. rygben</text:p>
          </table:table-cell>
          <table:table-cell office:value-type="string" calcext:value-type="string">
            <text:p>4-7 stk. / 1 kg / frost / Rose</text:p>
          </table:table-cell>
          <table:table-cell office:value-type="string" calcext:value-type="string">
            <text:p>Dansk,Frost</text:p>
          </table:table-cell>
          <table:table-cell office:value-type="string" calcext:value-type="string">
            <text:p>23.95</text:p>
          </table:table-cell>
          <table:table-cell office:value-type="string" calcext:value-type="string">
            <text:p>.</text:p>
          </table:table-cell>
          <table:table-cell office:value-type="string" calcext:value-type="string">
            <text:p>Rose</text:p>
          </table:table-cell>
          <table:table-cell office:value-type="string" calcext:value-type="string">
            <text:p>Aftensmad</text:p>
          </table:table-cell>
          <table:table-cell table:number-columns-repeated="4"/>
          <table:table-cell office:value-type="string" calcext:value-type="string">
            <text:p>Dansk, Discount, Frost</text:p>
          </table:table-cell>
          <table:table-cell office:value-type="string" calcext:value-type="string">
            <text:p>Danmark</text:p>
          </table:table-cell>
          <table:table-cell table:number-columns-repeated="2"/>
          <table:table-cell office:value-type="string" calcext:value-type="string">
            <text:p>Kylling</text:p>
          </table:table-cell>
          <table:table-cell office:value-type="string" calcext:value-type="string">
            <text:p>Kyllingeoverlår m. rygben</text:p>
            <text:p>Danske Ovnklare overlår med ryg. Låget fjernes og kyllingen krydres efter ønske. Steges i ovn ca. 65 min.</text:p>
            <text:p/>
            <text:p>Dansk Kylling – opdrættet, slagtet og pakket i Danmark.</text:p>
            <text:p/>
            <text:p>Når du vælger Dansk ROSE Kylling, får du altid kylling, der er opvokset på danske gårde, ved dedikerede danske landmænd, som har stor fokus på dyrevelfærd og trivsel. Under kyllingens opvækst lever den et trygt liv, hvor den kan gå frit omkring i en varm og tør stald. Den spiser når den har lyst, og har fri adgang til frisk strøelse, vand og foder.</text:p>
            <text:p/>
            <text:p>Et klimasmart valgb/b&gt;</text:p>
            <text:p>Kyllingens miljøbelastning er op til 85% lavere end andre kødtyper og ligger dermed på niveau med plantefars og fisk.</text:p>
          </table:table-cell>
          <table:table-cell office:value-type="string" calcext:value-type="string">
            <text:p>https://www.nemlig.com/kyllingeoverlaar-m-rygben-5045982</text:p>
          </table:table-cell>
        </table:table-row>
        <table:table-row table:style-name="ro3">
          <table:table-cell office:value-type="string" calcext:value-type="string">
            <text:p>Dagligvarer &gt; Pleje og skønhed &gt; Krop- og ansigtspleje &gt; Deodorant &gt; Deospray</text:p>
          </table:table-cell>
          <table:table-cell office:value-type="string" calcext:value-type="string">
            <text:p>Deospray</text:p>
          </table:table-cell>
          <table:table-cell office:value-type="string" calcext:value-type="string">
            <text:p>0,15 l / sensitive skin / Neutral</text:p>
          </table:table-cell>
          <table:table-cell/>
          <table:table-cell office:value-type="string" calcext:value-type="string">
            <text:p>24.95</text:p>
          </table:table-cell>
          <table:table-cell office:value-type="string" calcext:value-type="string">
            <text:p>.</text:p>
          </table:table-cell>
          <table:table-cell office:value-type="string" calcext:value-type="string">
            <text:p>Neutral</text:p>
          </table:table-cell>
          <table:table-cell table:number-columns-repeated="5"/>
          <table:table-cell office:value-type="string" calcext:value-type="string">
            <text:p>AllergyCertified, Parfumefri</text:p>
          </table:table-cell>
          <table:table-cell table:number-columns-repeated="3"/>
          <table:table-cell office:value-type="string" calcext:value-type="string">
            <text:p>Deodorant, Deospray</text:p>
          </table:table-cell>
          <table:table-cell office:value-type="string" calcext:value-type="string">
            <text:p>Parfumefri deodorant</text:p>
            <text:p>Neutral deodorant er en mild alkoholfri anti-perspirant spray. Specielt velegnet til personer med sart hud og som derfor ikke tåler almindelige deodoranter. Ligesom alle de andre Neutral produkter, er Neutral deo spray allergivenlig. Certificeret af AllergyCertified.Hvis du har sensitiv hud, kan alkohol og parfume irritere, især lige efter barbering. Neutral’s deo spray er parfume- og alkoholfri med en blid, men effektiv formulering, der gør den perfekt til at sikre, at sensitiv hud føles frisk og svedbeskyttet.</text:p>
          </table:table-cell>
          <table:table-cell office:value-type="string" calcext:value-type="string">
            <text:p>https://www.nemlig.com/deospray-5035031</text:p>
          </table:table-cell>
        </table:table-row>
        <table:table-row table:style-name="ro3">
          <table:table-cell office:value-type="string" calcext:value-type="string">
            <text:p>Dagligvarer &gt; Slik og kiosk &gt; Snacks og chips &gt; Frugt- og müslibarer &gt; Müslibar m. kokos</text:p>
          </table:table-cell>
          <table:table-cell office:value-type="string" calcext:value-type="string">
            <text:p>Müslibar m. kokos</text:p>
          </table:table-cell>
          <table:table-cell office:value-type="string" calcext:value-type="string">
            <text:p>25 g / glutenfri / Semper</text:p>
          </table:table-cell>
          <table:table-cell/>
          <table:table-cell office:value-type="string" calcext:value-type="string">
            <text:p>8.95</text:p>
          </table:table-cell>
          <table:table-cell office:value-type="string" calcext:value-type="string">
            <text:p>.</text:p>
          </table:table-cell>
          <table:table-cell office:value-type="string" calcext:value-type="string">
            <text:p>Semper</text:p>
          </table:table-cell>
          <table:table-cell office:value-type="string" calcext:value-type="string">
            <text:p>Snack</text:p>
          </table:table-cell>
          <table:table-cell table:number-columns-repeated="4"/>
          <table:table-cell office:value-type="string" calcext:value-type="string">
            <text:p>Glutenfri</text:p>
          </table:table-cell>
          <table:table-cell table:number-columns-repeated="3"/>
          <table:table-cell office:value-type="string" calcext:value-type="string">
            <text:p>Bar</text:p>
          </table:table-cell>
          <table:table-cell office:value-type="string" calcext:value-type="string">
            <text:p>Müslibar med kokos</text:p>
            <text:p>Dejlig müslibar med smagen af kokos, helt uden gluten.</text:p>
          </table:table-cell>
          <table:table-cell office:value-type="string" calcext:value-type="string">
            <text:p>https://www.nemlig.com/muslibar-m-kokos-5037713</text:p>
          </table:table-cell>
        </table:table-row>
        <table:table-row table:style-name="ro9">
          <table:table-cell office:value-type="string" calcext:value-type="string">
            <text:p>Dagligvarer &gt; Køl og mejeri &gt; Mejeri &gt; Ost &gt; Smøreost og flødeost &gt; Flødeost naturel (light)</text:p>
          </table:table-cell>
          <table:table-cell office:value-type="string" calcext:value-type="string">
            <text:p>Flødeost naturel (light)</text:p>
          </table:table-cell>
          <table:table-cell office:value-type="string" calcext:value-type="string">
            <text:p>200 g / Philadelphia</text:p>
          </table:table-cell>
          <table:table-cell office:value-type="string" calcext:value-type="string">
            <text:p>KØL</text:p>
          </table:table-cell>
          <table:table-cell office:value-type="string" calcext:value-type="string">
            <text:p>19.95</text:p>
          </table:table-cell>
          <table:table-cell office:value-type="string" calcext:value-type="string">
            <text:p>.</text:p>
          </table:table-cell>
          <table:table-cell office:value-type="string" calcext:value-type="string">
            <text:p>Philadelphia</text:p>
          </table:table-cell>
          <table:table-cell office:value-type="string" calcext:value-type="string">
            <text:p>Dessert, Sandwich</text:p>
          </table:table-cell>
          <table:table-cell table:number-columns-repeated="4"/>
          <table:table-cell office:value-type="string" calcext:value-type="string">
            <text:p>Discount, KØL</text:p>
          </table:table-cell>
          <table:table-cell office:value-type="string" calcext:value-type="string">
            <text:p>Ko</text:p>
          </table:table-cell>
          <table:table-cell table:number-columns-repeated="2"/>
          <table:table-cell office:value-type="string" calcext:value-type="string">
            <text:p>Flødeost</text:p>
          </table:table-cell>
          <table:table-cell office:value-type="string" calcext:value-type="string">
            <text:p>Philadelphia light flødeost</text:p>
            <text:p>Fedtreduceret i forhold til Philadelphia Original. Pasteuriseret. Uden konserveringsmidler.</text:p>
            <text:p>Fedt%: 11%</text:p>
          </table:table-cell>
          <table:table-cell office:value-type="string" calcext:value-type="string">
            <text:p>https://www.nemlig.com/floedeost-naturel-light-707010</text:p>
          </table:table-cell>
        </table:table-row>
        <table:table-row table:style-name="ro9">
          <table:table-cell office:value-type="string" calcext:value-type="string">
            <text:p>Dagligvarer &gt; Slik og kiosk &gt; Slik &gt; Lakrids &gt; Poletter</text:p>
          </table:table-cell>
          <table:table-cell office:value-type="string" calcext:value-type="string">
            <text:p>Poletter</text:p>
          </table:table-cell>
          <table:table-cell office:value-type="string" calcext:value-type="string">
            <text:p>110 g / Pingvin</text:p>
          </table:table-cell>
          <table:table-cell/>
          <table:table-cell office:value-type="string" calcext:value-type="string">
            <text:p>19.95</text:p>
          </table:table-cell>
          <table:table-cell office:value-type="string" calcext:value-type="string">
            <text:p>.</text:p>
          </table:table-cell>
          <table:table-cell office:value-type="string" calcext:value-type="string">
            <text:p>Pingvin, Toms</text:p>
          </table:table-cell>
          <table:table-cell table:number-columns-repeated="9"/>
          <table:table-cell office:value-type="string" calcext:value-type="string">
            <text:p>Lakrids, Slik</text:p>
          </table:table-cell>
          <table:table-cell office:value-type="string" calcext:value-type="string">
            <text:p>Polétter.</text:p>
            <text:p/>
            <text:p>Hårde og velsmagende polétter. Ikke tilsat farvestoffer.</text:p>
          </table:table-cell>
          <table:table-cell office:value-type="string" calcext:value-type="string">
            <text:p>https://www.nemlig.com/poletter-5500514</text:p>
          </table:table-cell>
        </table:table-row>
        <table:table-row table:style-name="ro3">
          <table:table-cell office:value-type="string" calcext:value-type="string">
            <text:p>Dagligvarer &gt; Brød, kiks og kager &gt; Rugbrød &gt; Mørkt rugbrød &gt; Mørkt rugbrød 100% øko.</text:p>
          </table:table-cell>
          <table:table-cell office:value-type="string" calcext:value-type="string">
            <text:p>Mørkt rugbrød 100% øko.</text:p>
          </table:table-cell>
          <table:table-cell office:value-type="string" calcext:value-type="string">
            <text:p>970 - 1000 g / Lagkagehuset</text:p>
          </table:table-cell>
          <table:table-cell office:value-type="string" calcext:value-type="string">
            <text:p>Øko (europæisk)</text:p>
          </table:table-cell>
          <table:table-cell office:value-type="string" calcext:value-type="string">
            <text:p>45.00</text:p>
          </table:table-cell>
          <table:table-cell office:value-type="string" calcext:value-type="string">
            <text:p>.</text:p>
          </table:table-cell>
          <table:table-cell office:value-type="string" calcext:value-type="string">
            <text:p>Lagkagehuset</text:p>
          </table:table-cell>
          <table:table-cell table:number-columns-repeated="5"/>
          <table:table-cell office:value-type="string" calcext:value-type="string">
            <text:p>Øko (europæisk)</text:p>
          </table:table-cell>
          <table:table-cell table:number-columns-repeated="3"/>
          <table:table-cell office:value-type="string" calcext:value-type="string">
            <text:p>Rugbrød</text:p>
          </table:table-cell>
          <table:table-cell office:value-type="string" calcext:value-type="string">
            <text:p>Rugbrød 100% økologisk</text:p>
            <text:p>Rugbrød fra lagkagehuset med 100% rug. Et mørkt rugbrød fyldt med alle de ingredienser der karakteriser det klassiske rugbrød; rugmel, skåret rug, surdej og masser af hele rugkerner. Alt sammen. Et kernerigt brød med den karakteristiske smag af rug og en saftig krumme. Minder om lagkagehusets 70% rugbrød, men i en anden version.</text:p>
          </table:table-cell>
          <table:table-cell office:value-type="string" calcext:value-type="string">
            <text:p>https://www.nemlig.com/moerkt-rugbroed-100-oeko-5018959</text:p>
          </table:table-cell>
        </table:table-row>
        <table:table-row table:style-name="ro3">
          <table:table-cell office:value-type="string" calcext:value-type="string">
            <text:p>Dagligvarer &gt; Køl og mejeri &gt; Pålæg &gt; Fisk- og skaldyrspålæg &gt; Fiskepålæg og tilbehør &gt; Makrelkræs</text:p>
          </table:table-cell>
          <table:table-cell office:value-type="string" calcext:value-type="string">
            <text:p>Makrelkræs</text:p>
          </table:table-cell>
          <table:table-cell office:value-type="string" calcext:value-type="string">
            <text:p>100 g / Amanda</text:p>
          </table:table-cell>
          <table:table-cell office:value-type="string" calcext:value-type="string">
            <text:p>KØL,Nøglehulsmærket</text:p>
          </table:table-cell>
          <table:table-cell office:value-type="string" calcext:value-type="string">
            <text:p>12.95</text:p>
          </table:table-cell>
          <table:table-cell office:value-type="string" calcext:value-type="string">
            <text:p>.</text:p>
          </table:table-cell>
          <table:table-cell office:value-type="string" calcext:value-type="string">
            <text:p>Amanda</text:p>
          </table:table-cell>
          <table:table-cell office:value-type="string" calcext:value-type="string">
            <text:p>Frokost, Madpakke</text:p>
          </table:table-cell>
          <table:table-cell table:number-columns-repeated="4"/>
          <table:table-cell office:value-type="string" calcext:value-type="string">
            <text:p>Discount, Glutenfri, KØL, Nøglehulsmærket</text:p>
          </table:table-cell>
          <table:table-cell office:value-type="string" calcext:value-type="string">
            <text:p>Makrel</text:p>
          </table:table-cell>
          <table:table-cell table:number-columns-repeated="2"/>
          <table:table-cell office:value-type="string" calcext:value-type="string">
            <text:p>Fiskepålæg, Pålæg</text:p>
          </table:table-cell>
          <table:table-cell office:value-type="string" calcext:value-type="string">
            <text:p>Makrel på tube</text:p>
            <text:p>Finthakket makrel i tomatsauce,- nemt til madpakken.</text:p>
          </table:table-cell>
          <table:table-cell office:value-type="string" calcext:value-type="string">
            <text:p>https://www.nemlig.com/makrelkraes-5014983</text:p>
          </table:table-cell>
        </table:table-row>
        <table:table-row table:style-name="ro3">
          <table:table-cell office:value-type="string" calcext:value-type="string">
            <text:p>Dagligvarer &gt; Frost &gt; Grøntsager &gt; Wok- og grøntsagsblandinger &gt; Græskar i tern øko.</text:p>
          </table:table-cell>
          <table:table-cell office:value-type="string" calcext:value-type="string">
            <text:p>Græskar i tern øko.</text:p>
          </table:table-cell>
          <table:table-cell office:value-type="string" calcext:value-type="string">
            <text:p>1 kg / frost / Magnihill</text:p>
          </table:table-cell>
          <table:table-cell office:value-type="string" calcext:value-type="string">
            <text:p>Frost,Nøglehulsmærket,Øko (europæisk)</text:p>
          </table:table-cell>
          <table:table-cell office:value-type="string" calcext:value-type="string">
            <text:p>39.95</text:p>
          </table:table-cell>
          <table:table-cell office:value-type="string" calcext:value-type="string">
            <text:p>.</text:p>
          </table:table-cell>
          <table:table-cell office:value-type="string" calcext:value-type="string">
            <text:p>Magnihill</text:p>
          </table:table-cell>
          <table:table-cell office:value-type="string" calcext:value-type="string">
            <text:p>Bagning, Halloween, Madlavning, Veganer</text:p>
          </table:table-cell>
          <table:table-cell table:number-columns-repeated="4"/>
          <table:table-cell office:value-type="string" calcext:value-type="string">
            <text:p>Frost, Nøglehulsmærket, Øko (europæisk)</text:p>
          </table:table-cell>
          <table:table-cell table:number-columns-repeated="3"/>
          <table:table-cell office:value-type="string" calcext:value-type="string">
            <text:p>Grøntsager</text:p>
          </table:table-cell>
          <table:table-cell office:value-type="string" calcext:value-type="string">
            <text:p>Græskar i tern</text:p>
            <text:p>Magnihills økologiske græskar i tern høstes først når de har den bedste smag, farve og konsistens. Vores råvarer fryses umiddelbart efter høst. Græskar er særdeles velegnede til suppe, kage eller tærte.</text:p>
          </table:table-cell>
          <table:table-cell office:value-type="string" calcext:value-type="string">
            <text:p>https://www.nemlig.com/graeskar-i-tern-oeko-5048592</text:p>
          </table:table-cell>
        </table:table-row>
        <table:table-row table:style-name="ro3">
          <table:table-cell office:value-type="string" calcext:value-type="string">
            <text:p>Dagligvarer &gt; Kolonial &gt; Bagning &gt; Mel &gt; Hvede-, spelt- og durummel &gt; Hvedemel øko.</text:p>
          </table:table-cell>
          <table:table-cell office:value-type="string" calcext:value-type="string">
            <text:p>Hvedemel øko.</text:p>
          </table:table-cell>
          <table:table-cell office:value-type="string" calcext:value-type="string">
            <text:p>1 kg / fint sigtet / Skærtoft Mølle</text:p>
          </table:table-cell>
          <table:table-cell office:value-type="string" calcext:value-type="string">
            <text:p>Øko (dansk),Øko (europæisk)</text:p>
          </table:table-cell>
          <table:table-cell office:value-type="string" calcext:value-type="string">
            <text:p>14.95</text:p>
          </table:table-cell>
          <table:table-cell office:value-type="string" calcext:value-type="string">
            <text:p>.</text:p>
          </table:table-cell>
          <table:table-cell office:value-type="string" calcext:value-type="string">
            <text:p>Skærtoft Mølle</text:p>
          </table:table-cell>
          <table:table-cell table:number-columns-repeated="5"/>
          <table:table-cell office:value-type="string" calcext:value-type="string">
            <text:p>Discount, Øko (dansk), Øko (europæisk)</text:p>
          </table:table-cell>
          <table:table-cell table:number-columns-repeated="3"/>
          <table:table-cell office:value-type="string" calcext:value-type="string">
            <text:p>Mel</text:p>
          </table:table-cell>
          <table:table-cell office:value-type="string" calcext:value-type="string">
            <text:p>Stenkværnet hvedemel</text:p>
            <text:p>Økologisk, stenkværnet hvedemel, fintsigtet. Fordi de fineste skaldele og kimen er bevaret, er melet ikke helt hvidt, og de brød du bager af melet, får derfor en let gylden krumme. Både skaldele og kim bidrager til velsmag i det færdige bagværk.</text:p>
          </table:table-cell>
          <table:table-cell office:value-type="string" calcext:value-type="string">
            <text:p>https://www.nemlig.com/hvedemel-oeko-5015812</text:p>
          </table:table-cell>
        </table:table-row>
        <table:table-row table:style-name="ro13">
          <table:table-cell office:value-type="string" calcext:value-type="string">
            <text:p>Dagligvarer &gt; Kød og fisk &gt; Kalvekød &gt; Kalvestege &gt; Kalveculotte</text:p>
          </table:table-cell>
          <table:table-cell office:value-type="string" calcext:value-type="string">
            <text:p>Kalveculotte</text:p>
          </table:table-cell>
          <table:table-cell office:value-type="string" calcext:value-type="string">
            <text:p>0,8 - 1,2 kg</text:p>
          </table:table-cell>
          <table:table-cell office:value-type="string" calcext:value-type="string">
            <text:p>KØL</text:p>
          </table:table-cell>
          <table:table-cell office:value-type="string" calcext:value-type="string">
            <text:p>129.95</text:p>
          </table:table-cell>
          <table:table-cell office:value-type="string" calcext:value-type="string">
            <text:p>.</text:p>
          </table:table-cell>
          <table:table-cell/>
          <table:table-cell office:value-type="string" calcext:value-type="string">
            <text:p>Aftensmad, Madlavning, Middag, Påske</text:p>
          </table:table-cell>
          <table:table-cell table:number-columns-repeated="4"/>
          <table:table-cell office:value-type="string" calcext:value-type="string">
            <text:p>KØL</text:p>
          </table:table-cell>
          <table:table-cell office:value-type="string" calcext:value-type="string">
            <text:p>Europa</text:p>
          </table:table-cell>
          <table:table-cell table:number-columns-repeated="2"/>
          <table:table-cell office:value-type="string" calcext:value-type="string">
            <text:p>Kalv</text:p>
          </table:table-cell>
          <table:table-cell office:value-type="string" calcext:value-type="string">
            <text:p>Kalveculotte</text:p>
            <text:p>Kalvekød er færdigmodnet efter 14 dage. Med en rigtig stegning og udskæring af en culotte får du en fantastisk saftigt og smagfuld steg.</text:p>
            <text:p/>
            <text:p>Kødet kommer fra EU.</text:p>
            <text:p/>
            <text:p>Tip fra slagteren:</text:p>
            <text:p>Inden stegning skal man huske at afpuds sene på bagsideden. Rids din kalveculotte 1-2mm ned i fedt/kød og krydder med salt/peber efter smag. Lad den hvile i ca 45 min ved stuetemp inden du steger den. Det bedste resultat opnås med kernetemperatur på 60-64°.</text:p>
          </table:table-cell>
          <table:table-cell office:value-type="string" calcext:value-type="string">
            <text:p>https://www.nemlig.com/kalveculotte-5024500</text:p>
          </table:table-cell>
        </table:table-row>
        <table:table-row table:style-name="ro13">
          <table:table-cell office:value-type="string" calcext:value-type="string">
            <text:p>Dagligvarer &gt; Blomster og have &gt; Potter og vaser &gt; Mirror potte</text:p>
          </table:table-cell>
          <table:table-cell office:value-type="string" calcext:value-type="string">
            <text:p>Mirror potte</text:p>
          </table:table-cell>
          <table:table-cell office:value-type="string" calcext:value-type="string">
            <text:p>1 stk. / Ø:13,5 cm / H:13,5 cm</text:p>
          </table:table-cell>
          <table:table-cell/>
          <table:table-cell office:value-type="string" calcext:value-type="string">
            <text:p>75.00</text:p>
          </table:table-cell>
          <table:table-cell office:value-type="string" calcext:value-type="string">
            <text:p>.</text:p>
          </table:table-cell>
          <table:table-cell office:value-type="string" calcext:value-type="string">
            <text:p>2have</text:p>
          </table:table-cell>
          <table:table-cell office:value-type="string" calcext:value-type="string">
            <text:p>Dekoration, Gave</text:p>
          </table:table-cell>
          <table:table-cell table:number-columns-repeated="8"/>
          <table:table-cell office:value-type="string" calcext:value-type="string">
            <text:p>Potte, Skjuler, Urtepotteskjuler</text:p>
          </table:table-cell>
          <table:table-cell office:value-type="string" calcext:value-type="string">
            <text:p>Om 2have:</text:p>
            <text:p/>
            <text:p>2have a/s blev grundlagt i 2002 og er en danskejet grossist-virksomhed, som forhandler brugskunst, gaveartikler og andet tilbehør, specielt til blomster- og brugskunstforretninger samt interiørhuse i Danmark og resten af Skandinavien.</text:p>
            <text:p/>
            <text:p>2have a/s er ikke blot en arbejdsplads, men en livsstil... - et sted, hvor der udvikles, spekuleres, skabes og ikke mindst drømmes om design, former og farver - for altid at være i den gruppe, som tør give et bud på fremtiden - og gør det.</text:p>
            <text:p/>
            <text:p>Bemærk: Ved køb af potte bør du altid gå efter at potten er en smule større i diameter end blomsten den skal bruges til.</text:p>
          </table:table-cell>
          <table:table-cell office:value-type="string" calcext:value-type="string">
            <text:p>https://www.nemlig.com/mirror-potte-5048159</text:p>
          </table:table-cell>
        </table:table-row>
        <table:table-row table:style-name="ro13">
          <table:table-cell office:value-type="string" calcext:value-type="string">
            <text:p>Dagligvarer &gt; Frost &gt; Grøntsager &gt; Kål, broccoli og løg &gt; Broccoli buketter</text:p>
          </table:table-cell>
          <table:table-cell office:value-type="string" calcext:value-type="string">
            <text:p>Broccoli buketter</text:p>
          </table:table-cell>
          <table:table-cell office:value-type="string" calcext:value-type="string">
            <text:p>600 g / frost / Frigodan</text:p>
          </table:table-cell>
          <table:table-cell office:value-type="string" calcext:value-type="string">
            <text:p>Frost</text:p>
          </table:table-cell>
          <table:table-cell office:value-type="string" calcext:value-type="string">
            <text:p>22.95</text:p>
          </table:table-cell>
          <table:table-cell office:value-type="string" calcext:value-type="string">
            <text:p>.</text:p>
          </table:table-cell>
          <table:table-cell office:value-type="string" calcext:value-type="string">
            <text:p>Frigodan</text:p>
          </table:table-cell>
          <table:table-cell table:number-columns-repeated="5"/>
          <table:table-cell office:value-type="string" calcext:value-type="string">
            <text:p>Frost</text:p>
          </table:table-cell>
          <table:table-cell table:number-columns-repeated="3"/>
          <table:table-cell office:value-type="string" calcext:value-type="string">
            <text:p>Grøntsager, Tilbehør</text:p>
          </table:table-cell>
          <table:table-cell office:value-type="string" calcext:value-type="string">
            <text:p>Brocoli</text:p>
            <text:p>Er velegnet til garniture til f.eks. hakkebøf, karbonader, helstegt kalunbryst, torskefilet.</text:p>
            <text:p/>
            <text:p>Tilberedning:</text:p>
            <text:p>I en gryde: Broccolien kommes dybfrosne i kogende vand med lidt salt. Når vandet koger igen, beregnes 3-4 min. kogetid.</text:p>
            <text:p/>
            <text:p>I mikrobølgeovn: Broccolibuketterne og 2 spsk. vand kommes i en mikrobølgeegnet skål, som tildækkes med låg eller mikrofilm. Koges nu 5-6 min. ved nytteeffekt 750 Watt. Omrøres 1-2 gange under tilberedning.</text:p>
          </table:table-cell>
          <table:table-cell office:value-type="string" calcext:value-type="string">
            <text:p>https://www.nemlig.com/broccoli-buketter-101634</text:p>
          </table:table-cell>
        </table:table-row>
        <table:table-row table:style-name="ro11">
          <table:table-cell office:value-type="string" calcext:value-type="string">
            <text:p>Dagligvarer &gt; Drikkevarer &gt; Juice, smoothies og shots &gt; Appelsinjuice &gt; Appelsinjuice øko.</text:p>
          </table:table-cell>
          <table:table-cell office:value-type="string" calcext:value-type="string">
            <text:p>Appelsinjuice øko.</text:p>
          </table:table-cell>
          <table:table-cell office:value-type="string" calcext:value-type="string">
            <text:p>1 l / ex. pant / 100% friskpresset</text:p>
          </table:table-cell>
          <table:table-cell office:value-type="string" calcext:value-type="string">
            <text:p>Øko (dansk),Øko (europæisk)</text:p>
          </table:table-cell>
          <table:table-cell office:value-type="string" calcext:value-type="string">
            <text:p>75.00</text:p>
          </table:table-cell>
          <table:table-cell office:value-type="string" calcext:value-type="string">
            <text:p>.</text:p>
          </table:table-cell>
          <table:table-cell office:value-type="string" calcext:value-type="string">
            <text:p>Rosengaard</text:p>
          </table:table-cell>
          <table:table-cell/>
          <table:table-cell office:value-type="string" calcext:value-type="string">
            <text:p>Plastflaske</text:p>
          </table:table-cell>
          <table:table-cell office:value-type="string" calcext:value-type="string">
            <text:p>Orange</text:p>
          </table:table-cell>
          <table:table-cell office:value-type="string" calcext:value-type="string">
            <text:p>Klasse 1</text:p>
          </table:table-cell>
          <table:table-cell/>
          <table:table-cell office:value-type="string" calcext:value-type="string">
            <text:p>Øko (dansk), Øko (europæisk)</text:p>
          </table:table-cell>
          <table:table-cell/>
          <table:table-cell office:value-type="string" calcext:value-type="string">
            <text:p>Appelsinjuice</text:p>
          </table:table-cell>
          <table:table-cell/>
          <table:table-cell office:value-type="string" calcext:value-type="string">
            <text:p>Juice</text:p>
          </table:table-cell>
          <table:table-cell office:value-type="string" calcext:value-type="string">
            <text:p>Bemærk: den påtrykte dato er produktionsdato, og ikke holdbarhedsdatoen.</text:p>
            <text:p/>
            <text:p>100% ren friskpresset juice.</text:p>
            <text:p>Presset samme dag som den leveres til kunden.</text:p>
            <text:p>Opbevares i køleskab ved max +5 grader.</text:p>
            <text:p/>
            <text:p>Holdbarhed efter presning:</text:p>
            <text:p>Uåbnet 5 dage</text:p>
            <text:p>Åbnet 3 dage</text:p>
          </table:table-cell>
          <table:table-cell office:value-type="string" calcext:value-type="string">
            <text:p>https://www.nemlig.com/appelsinjuice-oeko-5013479</text:p>
          </table:table-cell>
        </table:table-row>
        <table:table-row table:style-name="ro3">
          <table:table-cell office:value-type="string" calcext:value-type="string">
            <text:p>Dagligvarer &gt; Drikkevarer &gt; Øl &gt; Øltyper &gt; Økologisk øl &gt; India Pale Ale øko.</text:p>
          </table:table-cell>
          <table:table-cell office:value-type="string" calcext:value-type="string">
            <text:p>India Pale Ale øko.</text:p>
          </table:table-cell>
          <table:table-cell office:value-type="string" calcext:value-type="string">
            <text:p>6 x 0,33 l / ex. pant / Royal</text:p>
          </table:table-cell>
          <table:table-cell office:value-type="string" calcext:value-type="string">
            <text:p>Øko (dansk),Øko (europæisk)</text:p>
          </table:table-cell>
          <table:table-cell office:value-type="string" calcext:value-type="string">
            <text:p>44.95</text:p>
          </table:table-cell>
          <table:table-cell office:value-type="string" calcext:value-type="string">
            <text:p>.</text:p>
          </table:table-cell>
          <table:table-cell office:value-type="string" calcext:value-type="string">
            <text:p>Royal</text:p>
          </table:table-cell>
          <table:table-cell office:value-type="string" calcext:value-type="string">
            <text:p>Drikke</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India Pale Ale, Lys øl, Øl</text:p>
          </table:table-cell>
          <table:table-cell office:value-type="string" calcext:value-type="string">
            <text:p>Økologisk IPA</text:p>
            <text:p>Royal Økologisk IPA er en frisk og humlet ale, hvor der har været fuld fokus på balancen mellem maltens sødme og humlens bitterhed. Dette går op i en højere enhed, og med en veldefineret humlearoma der kun kan fremkomme ved en tørhumlingsprocess (tilsætning af humle efter gæring), har vi skabt den perfekte storebror i vores Royal Økologisk familie. Den er letdrikkelig, og skræmmer bestemt ingen.</text:p>
          </table:table-cell>
          <table:table-cell office:value-type="string" calcext:value-type="string">
            <text:p>https://www.nemlig.com/india-pale-ale-oeko-5045659</text:p>
          </table:table-cell>
        </table:table-row>
        <table:table-row table:style-name="ro11">
          <table:table-cell table:number-columns-repeated="2" office:value-type="string" calcext:value-type="string">
            <text:p>Legemad fisk</text:p>
          </table:table-cell>
          <table:table-cell office:value-type="string" calcext:value-type="string">
            <text:p>1 stk. / 7 dele / 3+ år / Le Toy Van / Honeybake</text:p>
          </table:table-cell>
          <table:table-cell/>
          <table:table-cell office:value-type="string" calcext:value-type="string">
            <text:p>189.95</text:p>
          </table:table-cell>
          <table:table-cell office:value-type="string" calcext:value-type="string">
            <text:p>.</text:p>
          </table:table-cell>
          <table:table-cell office:value-type="string" calcext:value-type="string">
            <text:p>Le Toy Van</text:p>
          </table:table-cell>
          <table:table-cell office:value-type="string" calcext:value-type="string">
            <text:p>Rolleleg</text:p>
          </table:table-cell>
          <table:table-cell table:number-columns-repeated="4"/>
          <table:table-cell office:value-type="string" calcext:value-type="string">
            <text:p>CE-mærket</text:p>
          </table:table-cell>
          <table:table-cell table:number-columns-repeated="3"/>
          <table:table-cell office:value-type="string" calcext:value-type="string">
            <text:p>Indeleg, Legemad, Legetøj, Udeleg</text:p>
          </table:table-cell>
          <table:table-cell office:value-type="string" calcext:value-type="string">
            <text:p>Friske fisk</text:p>
            <text:p>Friske fisk indeholder 6 stk glitrende og flotmalede træfisk, der altid er helt friske. Det hele leveres i en fin trækasse, der passer til markedsboden fra Le Toy Van.</text:p>
            <text:p/>
            <text:p>Materiale: Gummitræ.</text:p>
            <text:p>Emballage: 9 x 16 x 12 cm.</text:p>
            <text:p>Alder 3+ år.</text:p>
            <text:p/>
            <text:p/>
            <text:p>Se her vores fulde udvalg af kreativt legetøj.</text:p>
          </table:table-cell>
          <table:table-cell office:value-type="string" calcext:value-type="string">
            <text:p>https://www.nemlig.com/legemad-fisk-5033064</text:p>
          </table:table-cell>
        </table:table-row>
        <table:table-row table:style-name="ro7">
          <table:table-cell office:value-type="string" calcext:value-type="string">
            <text:p>Dagligvarer &gt; Køl og mejeri &gt; Mejeri &gt; Fløde og flødeskum &gt; Piskefløde &gt; Piskefløde 38%</text:p>
          </table:table-cell>
          <table:table-cell office:value-type="string" calcext:value-type="string">
            <text:p>Piskefløde 38%</text:p>
          </table:table-cell>
          <table:table-cell office:value-type="string" calcext:value-type="string">
            <text:p>0,50 l / Karolines Køkken</text:p>
          </table:table-cell>
          <table:table-cell office:value-type="string" calcext:value-type="string">
            <text:p>KØL</text:p>
          </table:table-cell>
          <table:table-cell office:value-type="string" calcext:value-type="string">
            <text:p>22.95</text:p>
          </table:table-cell>
          <table:table-cell office:value-type="string" calcext:value-type="string">
            <text:p>.</text:p>
          </table:table-cell>
          <table:table-cell office:value-type="string" calcext:value-type="string">
            <text:p>Karolines Køkken</text:p>
          </table:table-cell>
          <table:table-cell office:value-type="string" calcext:value-type="string">
            <text:p>Bagning, Dessert, Flødeskum</text:p>
          </table:table-cell>
          <table:table-cell table:number-columns-repeated="4"/>
          <table:table-cell office:value-type="string" calcext:value-type="string">
            <text:p>KØL</text:p>
          </table:table-cell>
          <table:table-cell table:number-columns-repeated="3"/>
          <table:table-cell office:value-type="string" calcext:value-type="string">
            <text:p>Piskefløde</text:p>
          </table:table-cell>
          <table:table-cell office:value-type="string" calcext:value-type="string">
            <text:p>Frisk dansk piskefløde</text:p>
            <text:p>Karolines Køkken dansk piskefløde 38% smager fantastisk i mange retter og forfiner smagen af de andre råvarer, og livet må altså ikke blive til 100% hverdag. Bruges direkte fra køleskabet, så er den lettere at piske. Giver dine yndlingsretter en dejlig flødesmag og jævner de varme retter let.</text:p>
            <text:p/>
            <text:p>Prøv f.eks. vores herlige piskefløde af mælk fra danske malkekøer i supper, saucer og desserter. Hvad med at prøve f.eks. "Skaldyrssuppe" eller "Guldlagkage med rysteribs"?</text:p>
          </table:table-cell>
          <table:table-cell office:value-type="string" calcext:value-type="string">
            <text:p>https://www.nemlig.com/piskefloede-38-701005</text:p>
          </table:table-cell>
        </table:table-row>
        <table:table-row table:style-name="ro13">
          <table:table-cell office:value-type="string" calcext:value-type="string">
            <text:p>Dagligvarer &gt; Slik og kiosk &gt; Chokolade &gt; Chokoladeæsker og dåser &gt; Tulipaner bdt. mix</text:p>
          </table:table-cell>
          <table:table-cell office:value-type="string" calcext:value-type="string">
            <text:p>Tulipaner bdt. mix</text:p>
          </table:table-cell>
          <table:table-cell office:value-type="string" calcext:value-type="string">
            <text:p>1 bdt. / 10 stilke / ca. 40 cm</text:p>
          </table:table-cell>
          <table:table-cell/>
          <table:table-cell office:value-type="string" calcext:value-type="string">
            <text:p>60.00</text:p>
          </table:table-cell>
          <table:table-cell office:value-type="string" calcext:value-type="string">
            <text:p>.</text:p>
          </table:table-cell>
          <table:table-cell/>
          <table:table-cell office:value-type="string" calcext:value-type="string">
            <text:p>Buket, Gave, Vase</text:p>
          </table:table-cell>
          <table:table-cell/>
          <table:table-cell office:value-type="string" calcext:value-type="string">
            <text:p>Mix</text:p>
          </table:table-cell>
          <table:table-cell table:number-columns-repeated="6"/>
          <table:table-cell office:value-type="string" calcext:value-type="string">
            <text:p>Afskårne blomster, Snit blomster, Tulipan</text:p>
          </table:table-cell>
          <table:table-cell office:value-type="string" calcext:value-type="string">
            <text:p>Sådan håndteres tulipaner</text:p>
            <text:p>Skær 2-3 cm af hver stilk.</text:p>
            <text:p>Stil tulipanerne i koldt vand i indpakningen i en times tid.</text:p>
            <text:p>Arrangeres i vase med koldt vand.</text:p>
            <text:p>Tilføres nyt koldt vand hver dag.</text:p>
            <text:p>Hvis tulipanerne stilles koldt om natten, så forlænges holdbarheden.</text:p>
            <text:p>OBS: Farverne kan variere en smule fra gang til gang.</text:p>
          </table:table-cell>
          <table:table-cell office:value-type="string" calcext:value-type="string">
            <text:p>https://www.nemlig.com/tulipaner-bdt-mix-5003309</text:p>
          </table:table-cell>
        </table:table-row>
        <table:table-row table:style-name="ro3">
          <table:table-cell office:value-type="string" calcext:value-type="string">
            <text:p>Dagligvarer &gt; Kolonial &gt; Marmelade, smørepålæg m.m. &gt; Pålægschokolade &gt; Pålægschokolade (mørk) øko.</text:p>
          </table:table-cell>
          <table:table-cell office:value-type="string" calcext:value-type="string">
            <text:p>Pålægschokolade (mørk) øko.</text:p>
          </table:table-cell>
          <table:table-cell office:value-type="string" calcext:value-type="string">
            <text:p>120 g / Grøn Balance</text:p>
          </table:table-cell>
          <table:table-cell office:value-type="string" calcext:value-type="string">
            <text:p>Øko (dansk),Øko (europæisk)</text:p>
          </table:table-cell>
          <table:table-cell office:value-type="string" calcext:value-type="string">
            <text:p>23.95</text:p>
          </table:table-cell>
          <table:table-cell office:value-type="string" calcext:value-type="string">
            <text:p>.</text:p>
          </table:table-cell>
          <table:table-cell office:value-type="string" calcext:value-type="string">
            <text:p>Grøn Balance</text:p>
          </table:table-cell>
          <table:table-cell office:value-type="string" calcext:value-type="string">
            <text:p>Morgenmad, Pålæg</text:p>
          </table:table-cell>
          <table:table-cell table:number-columns-repeated="4"/>
          <table:table-cell office:value-type="string" calcext:value-type="string">
            <text:p>Discount, Øko (dansk), Øko (europæisk)</text:p>
          </table:table-cell>
          <table:table-cell table:number-columns-repeated="3"/>
          <table:table-cell office:value-type="string" calcext:value-type="string">
            <text:p>Pålægschokolade</text:p>
          </table:table-cell>
          <table:table-cell office:value-type="string" calcext:value-type="string">
            <text:p>Økologisk mørk chokolade</text:p>
            <text:p>30 stk. i pk.</text:p>
          </table:table-cell>
          <table:table-cell office:value-type="string" calcext:value-type="string">
            <text:p>https://www.nemlig.com/paalaegschokolade-moerk-oeko-5039414</text:p>
          </table:table-cell>
        </table:table-row>
        <table:table-row table:style-name="ro3">
          <table:table-cell office:value-type="string" calcext:value-type="string">
            <text:p>Dagligvarer &gt; Drikkevarer &gt; Anima Negra AN 2017</text:p>
          </table:table-cell>
          <table:table-cell office:value-type="string" calcext:value-type="string">
            <text:p>Anima Negra AN 2017</text:p>
          </table:table-cell>
          <table:table-cell office:value-type="string" calcext:value-type="string">
            <text:p>Spanien / Mallorca / 6 x 0,75 l / rødvin</text:p>
          </table:table-cell>
          <table:table-cell/>
          <table:table-cell office:value-type="string" calcext:value-type="string">
            <text:p>2460.00</text:p>
          </table:table-cell>
          <table:table-cell office:value-type="string" calcext:value-type="string">
            <text:p>1794.00</text:p>
          </table:table-cell>
          <table:table-cell table:number-columns-repeated="2"/>
          <table:table-cell office:value-type="string" calcext:value-type="string">
            <text:p>Kasse, Kork</text:p>
          </table:table-cell>
          <table:table-cell table:number-columns-repeated="2"/>
          <table:table-cell office:value-type="string" calcext:value-type="string">
            <text:p>Spanien</text:p>
          </table:table-cell>
          <table:table-cell table:number-columns-repeated="4"/>
          <table:table-cell office:value-type="string" calcext:value-type="string">
            <text:p>Rødvin</text:p>
          </table:table-cell>
          <table:table-cell office:value-type="string" calcext:value-type="string">
            <text:p>Anima Negra AN 2017</text:p>
            <text:p>Hvis du kender AN/2, topvin fra vinhuset Anima Negra på Mallorca, så skal du glæde dig til storebroren AN! A/N2 blev på rekordtid en af danskernes favoritter og har taget alle med storm. Her er tale om toppen af kvalitetsvin fra Mallorca, produceret på den sydøstlige del af øen. Flagskibet AN, er produceret i begrænset oplag og serveres på Michelin restauranter verden over… En smuk og fyldig vin, primært lavet på den lokale Callet-drue fra ældgamle vinstokke der kun gror på ganske små parceller. I glasset har vinen en smuk, dyb granatrød farve, hvor kraftige aromaer af blommer, brombærmarmelade, læder, viol og krydrede og røgede nuancer fylder næsen. I ganen er vinen koncentreret og fedmefuld med noter af krydderier, søde bær, bitter chokolade og vanilje - En vin der bør nydes med respekt.</text:p>
          </table:table-cell>
          <table:table-cell office:value-type="string" calcext:value-type="string">
            <text:p>https://www.nemlig.com/anima-negra-an-2017-5047529</text:p>
          </table:table-cell>
        </table:table-row>
        <table:table-row table:style-name="ro10">
          <table:table-cell office:value-type="string" calcext:value-type="string">
            <text:p>Dagligvarer &gt; Kolonial &gt; Dressing og saucer &gt; Sauce &gt; Saucer i brev &gt; Bearnaisesauce</text:p>
          </table:table-cell>
          <table:table-cell office:value-type="string" calcext:value-type="string">
            <text:p>Bearnaisesauce</text:p>
          </table:table-cell>
          <table:table-cell office:value-type="string" calcext:value-type="string">
            <text:p>4 x 25 g / First Price</text:p>
          </table:table-cell>
          <table:table-cell/>
          <table:table-cell office:value-type="string" calcext:value-type="string">
            <text:p>9.75</text:p>
          </table:table-cell>
          <table:table-cell office:value-type="string" calcext:value-type="string">
            <text:p>.</text:p>
          </table:table-cell>
          <table:table-cell office:value-type="string" calcext:value-type="string">
            <text:p>First Price</text:p>
          </table:table-cell>
          <table:table-cell table:number-columns-repeated="5"/>
          <table:table-cell office:value-type="string" calcext:value-type="string">
            <text:p>Discount</text:p>
          </table:table-cell>
          <table:table-cell table:number-columns-repeated="3"/>
          <table:table-cell office:value-type="string" calcext:value-type="string">
            <text:p>Sauce</text:p>
          </table:table-cell>
          <table:table-cell office:value-type="string" calcext:value-type="string">
            <text:p>Bearnaisesauce 4 breve</text:p>
            <text:p>4 poser a 25 g.</text:p>
            <text:p/>
            <text:p>Tilberedning:</text:p>
            <text:p>1 brev = 4 dl færdig sauce</text:p>
            <text:p/>
            <text:p>1 brev saucepulver</text:p>
            <text:p>3 dl mælk</text:p>
            <text:p>100 g smør</text:p>
            <text:p/>
            <text:p>Smelt smørret i en gryde. Tilsæt posens indhold under grundig omrøring. tilsæt mælk og varm saucen op til kogepunktet under grundig omrøring. Lad saucen koge i 1-2min.</text:p>
          </table:table-cell>
          <table:table-cell office:value-type="string" calcext:value-type="string">
            <text:p>https://www.nemlig.com/bearnaisesauce-5010852</text:p>
          </table:table-cell>
        </table:table-row>
        <table:table-row table:style-name="ro3">
          <table:table-cell office:value-type="string" calcext:value-type="string">
            <text:p>Dagligvarer &gt; Nyheder &gt; Whitecliff Sauvignon Blanc</text:p>
          </table:table-cell>
          <table:table-cell office:value-type="string" calcext:value-type="string">
            <text:p>Whitecliff Sauvignon Blanc</text:p>
          </table:table-cell>
          <table:table-cell office:value-type="string" calcext:value-type="string">
            <text:p>New Zealand / Marlborough / 2020 / 0,75 l / hvidvin</text:p>
          </table:table-cell>
          <table:table-cell/>
          <table:table-cell office:value-type="string" calcext:value-type="string">
            <text:p>129.00</text:p>
          </table:table-cell>
          <table:table-cell office:value-type="string" calcext:value-type="string">
            <text:p>.</text:p>
          </table:table-cell>
          <table:table-cell/>
          <table:table-cell office:value-type="string" calcext:value-type="string">
            <text:p>Fisk, Skaldyr</text:p>
          </table:table-cell>
          <table:table-cell office:value-type="string" calcext:value-type="string">
            <text:p>Skruelåg</text:p>
          </table:table-cell>
          <table:table-cell table:number-columns-repeated="2"/>
          <table:table-cell office:value-type="string" calcext:value-type="string">
            <text:p>New Zealand</text:p>
          </table:table-cell>
          <table:table-cell office:value-type="string" calcext:value-type="string">
            <text:p>Nyhed</text:p>
          </table:table-cell>
          <table:table-cell table:number-columns-repeated="3"/>
          <table:table-cell office:value-type="string" calcext:value-type="string">
            <text:p>Hvidvin</text:p>
          </table:table-cell>
          <table:table-cell office:value-type="string" calcext:value-type="string">
            <text:p>Whitecliff Sauvignon Blanc 2020</text:p>
            <text:p>Du kan næsten ikke sige Sauvignon Blanc uden bagefter at nævne New Zealand. Druen har fundet sit hjemland og her laves der virkelig hvidvin i verdensklasse. WhiteCliff Wines ligger i det berømte Marlborough distrikt. Området huser mange af de bedste vinproducenter i landet - og ikke uden grund. En solrig slette, omringet af høje bjerge og tæt på det store Stillehav. Et helt særligt mikroklima der sikrer en friskhed, mineralitet og en syre, som ikke findes andre steder – 3 nøgleord der netop beskriver den perfekte Sauvignon Blanc. Ren frisk aroma af hyldeblomst og græsagtige noter. En livlig vin med smag af citrus og tropiske frugter. En elegant balance med en fin ren syre, samt en sprød lækker finish. Den fine syre føles som små friske bobler på tungen og gør vinen endnu mere tiltalende. Perfekt til skaldyr, lystkød eller evt. lette pastaretter med pesto.</text:p>
          </table:table-cell>
          <table:table-cell office:value-type="string" calcext:value-type="string">
            <text:p>https://www.nemlig.com/whitecliff-sauvignon-blanc-5032032</text:p>
          </table:table-cell>
        </table:table-row>
        <table:table-row table:style-name="ro3">
          <table:table-cell office:value-type="string" calcext:value-type="string">
            <text:p>Dagligvarer &gt; Drikkevarer &gt; Vega Sicila Valbuena 97p</text:p>
          </table:table-cell>
          <table:table-cell office:value-type="string" calcext:value-type="string">
            <text:p>Vega Sicila Valbuena 97p</text:p>
          </table:table-cell>
          <table:table-cell office:value-type="string" calcext:value-type="string">
            <text:p>Spanien/ Ribera del Duero / 2014 / 3 x 0,75 l / rødvin</text:p>
          </table:table-cell>
          <table:table-cell/>
          <table:table-cell office:value-type="string" calcext:value-type="string">
            <text:p>2994.00</text:p>
          </table:table-cell>
          <table:table-cell office:value-type="string" calcext:value-type="string">
            <text:p>2697.00</text:p>
          </table:table-cell>
          <table:table-cell/>
          <table:table-cell office:value-type="string" calcext:value-type="string">
            <text:p>Bøffer, Grillmad, Jul, Kalvekød</text:p>
          </table:table-cell>
          <table:table-cell office:value-type="string" calcext:value-type="string">
            <text:p>Kasse, Kork</text:p>
          </table:table-cell>
          <table:table-cell table:number-columns-repeated="2"/>
          <table:table-cell office:value-type="string" calcext:value-type="string">
            <text:p>Spanien</text:p>
          </table:table-cell>
          <table:table-cell table:number-columns-repeated="4"/>
          <table:table-cell office:value-type="string" calcext:value-type="string">
            <text:p>Rødvin</text:p>
          </table:table-cell>
          <table:table-cell office:value-type="string" calcext:value-type="string">
            <text:p>Vega Sicila Valbuena 2014</text:p>
            <text:p>Intens og kraftig rødvin fra kult huset Vega Sicilia. Valbuena 5 er lavet på en blanding mellem den relative bløde drue merlot og en kompleks, og intens drue Tempranillo. Det har givet en masse fylde og kraft, hvorfor den passer perfekt til de kommende somre hvor fokusset ofte falder på kød/grill-retter.</text:p>
          </table:table-cell>
          <table:table-cell office:value-type="string" calcext:value-type="string">
            <text:p>https://www.nemlig.com/vega-sicila-valbuena-97p-5046677</text:p>
          </table:table-cell>
        </table:table-row>
        <table:table-row table:style-name="ro10">
          <table:table-cell office:value-type="string" calcext:value-type="string">
            <text:p>Dagligvarer &gt; Blomster og have &gt; Potter og vaser &gt; Sabina krukke choko</text:p>
          </table:table-cell>
          <table:table-cell office:value-type="string" calcext:value-type="string">
            <text:p>Sabina krukke choko</text:p>
          </table:table-cell>
          <table:table-cell office:value-type="string" calcext:value-type="string">
            <text:p>1 stk. / Ø:17 cm / H:13,5 cm</text:p>
          </table:table-cell>
          <table:table-cell/>
          <table:table-cell office:value-type="string" calcext:value-type="string">
            <text:p>80.00</text:p>
          </table:table-cell>
          <table:table-cell office:value-type="string" calcext:value-type="string">
            <text:p>.</text:p>
          </table:table-cell>
          <table:table-cell office:value-type="string" calcext:value-type="string">
            <text:p>B • Green</text:p>
          </table:table-cell>
          <table:table-cell office:value-type="string" calcext:value-type="string">
            <text:p>Have, Udplantning</text:p>
          </table:table-cell>
          <table:table-cell/>
          <table:table-cell office:value-type="string" calcext:value-type="string">
            <text:p>Brun, Mosgrøn, Rødler</text:p>
          </table:table-cell>
          <table:table-cell table:number-columns-repeated="6"/>
          <table:table-cell office:value-type="string" calcext:value-type="string">
            <text:p>Krukke, Potte, Skjuler, Urtepotteskjuler</text:p>
          </table:table-cell>
          <table:table-cell office:value-type="string" calcext:value-type="string">
            <text:p>Flot klassisk krukke med naturlig patinering.</text:p>
            <text:p>Med hul i bunden til vandudløb.</text:p>
            <text:p>Små variationer i farve og størrelse kan forekomme, da de netop er håndlavede.</text:p>
            <text:p>Er ikke frostsikre. Det er altid en god ide at tømme sine krukker for jord inden frosten sætter ind.</text:p>
            <text:p/>
            <text:p>Om B • Green:</text:p>
            <text:p/>
            <text:p>B • Green er forhandler af Skandinaviens største udvalg af rustikke og naturligt patinerede krukker.</text:p>
            <text:p>B • Green er en lokal, national og global virksomhed med holdning. Drevet af nytænkning, høj kvalitet og god service.</text:p>
            <text:p>B • Green er en grøn og innovativ virksomhed – og foretrækker derfor naturmaterialer og andre miljørigtige produkter.</text:p>
            <text:p>Bemærk: Ved køb af potte bør du altid gå efter at potten er en smule større i diameter end blomsten den skal bruges til.</text:p>
          </table:table-cell>
          <table:table-cell office:value-type="string" calcext:value-type="string">
            <text:p>https://www.nemlig.com/sabina-krukke-choko-5009055</text:p>
          </table:table-cell>
        </table:table-row>
        <table:table-row table:style-name="ro12">
          <table:table-cell office:value-type="string" calcext:value-type="string">
            <text:p>Dagligvarer &gt; Køl og mejeri &gt; Mejeri &gt; Smør og fedtstof &gt; Margarine &gt; Bage- og stegemargarine &gt; Stegemargarine</text:p>
          </table:table-cell>
          <table:table-cell office:value-type="string" calcext:value-type="string">
            <text:p>Stegemargarine</text:p>
          </table:table-cell>
          <table:table-cell office:value-type="string" calcext:value-type="string">
            <text:p>500 g / Oma</text:p>
          </table:table-cell>
          <table:table-cell/>
          <table:table-cell office:value-type="string" calcext:value-type="string">
            <text:p>19.95</text:p>
          </table:table-cell>
          <table:table-cell office:value-type="string" calcext:value-type="string">
            <text:p>.</text:p>
          </table:table-cell>
          <table:table-cell office:value-type="string" calcext:value-type="string">
            <text:p>Oma</text:p>
          </table:table-cell>
          <table:table-cell table:number-columns-repeated="5"/>
          <table:table-cell office:value-type="string" calcext:value-type="string">
            <text:p>Discount</text:p>
          </table:table-cell>
          <table:table-cell table:number-columns-repeated="3"/>
          <table:table-cell office:value-type="string" calcext:value-type="string">
            <text:p>Margarine</text:p>
          </table:table-cell>
          <table:table-cell office:value-type="string" calcext:value-type="string">
            <text:p>Oma Stegemargarine</text:p>
            <text:p>OMA Stege er sat sammen af de fineste planteolier. Det betyder, at margarinen bruser op og ned på panden, så du ved, hvornår den er stegeklar. OMA Stege sprøjter samtidig ikke, når du steger.</text:p>
            <text:p/>
            <text:p>Fin aroma fremhæver madens smag</text:p>
            <text:p>Med OMA Stege har du valgt en margarine med en fin aroma, der fremhæver madens smag. Det er ikke margarinen, der er i centrum – det er den gode smag. Det betyder, at du med OMA Stege altid kan servere et resultat, hvor både smag og stegning er perfekt.</text:p>
          </table:table-cell>
          <table:table-cell office:value-type="string" calcext:value-type="string">
            <text:p>https://www.nemlig.com/stegemargarine-702012</text:p>
          </table:table-cell>
        </table:table-row>
        <table:table-row table:style-name="ro3">
          <table:table-cell office:value-type="string" calcext:value-type="string">
            <text:p>Dagligvarer &gt; Køl og mejeri &gt; Pålæg &gt; Fisk- og skaldyrspålæg &gt; Udskåret laks &gt; Gravad laks i skiver</text:p>
          </table:table-cell>
          <table:table-cell office:value-type="string" calcext:value-type="string">
            <text:p>Gravad laks i skiver</text:p>
          </table:table-cell>
          <table:table-cell office:value-type="string" calcext:value-type="string">
            <text:p>100 g / Rossini</text:p>
          </table:table-cell>
          <table:table-cell office:value-type="string" calcext:value-type="string">
            <text:p>KØL,Nøglehulsmærket</text:p>
          </table:table-cell>
          <table:table-cell office:value-type="string" calcext:value-type="string">
            <text:p>34.95</text:p>
          </table:table-cell>
          <table:table-cell office:value-type="string" calcext:value-type="string">
            <text:p>.</text:p>
          </table:table-cell>
          <table:table-cell office:value-type="string" calcext:value-type="string">
            <text:p>Rossini</text:p>
          </table:table-cell>
          <table:table-cell table:number-columns-repeated="5"/>
          <table:table-cell office:value-type="string" calcext:value-type="string">
            <text:p>Discount, KØL, Nøglehulsmærket</text:p>
          </table:table-cell>
          <table:table-cell table:number-columns-repeated="3"/>
          <table:table-cell office:value-type="string" calcext:value-type="string">
            <text:p>Laks</text:p>
          </table:table-cell>
          <table:table-cell office:value-type="string" calcext:value-type="string">
            <text:p>Gravad laks</text:p>
            <text:p>Laksen marineres i 2 dage med salt og sukker, hvorefter der tilsættes masser af friske hele dildspidser. Efter yderligere 24 timer, er den velkendte smag udviklet og fremstår mild og delikat. Fremstillet efter de fineste håndværksmæssige traditioner.</text:p>
          </table:table-cell>
          <table:table-cell office:value-type="string" calcext:value-type="string">
            <text:p>https://www.nemlig.com/gravad-laks-i-skiver-5024185</text:p>
          </table:table-cell>
        </table:table-row>
        <table:table-row table:style-name="ro9">
          <table:table-cell office:value-type="string" calcext:value-type="string">
            <text:p>Dagligvarer &gt; Frugt og grønt &gt; Grøntsager &gt; Løg, rødløg og hvidløg &gt; Skalotteløg øko.</text:p>
          </table:table-cell>
          <table:table-cell office:value-type="string" calcext:value-type="string">
            <text:p>Skalotteløg øko.</text:p>
          </table:table-cell>
          <table:table-cell office:value-type="string" calcext:value-type="string">
            <text:p>250 g / Torup Bakkegård / Danmark / Klasse 1</text:p>
          </table:table-cell>
          <table:table-cell office:value-type="string" calcext:value-type="string">
            <text:p>Dansk,Øko (dansk),Øko (europæisk)</text:p>
          </table:table-cell>
          <table:table-cell office:value-type="string" calcext:value-type="string">
            <text:p>20.00</text:p>
          </table:table-cell>
          <table:table-cell office:value-type="string" calcext:value-type="string">
            <text:p>.</text:p>
          </table:table-cell>
          <table:table-cell office:value-type="string" calcext:value-type="string">
            <text:p>Torup Bakkegård</text:p>
          </table:table-cell>
          <table:table-cell/>
          <table:table-cell office:value-type="string" calcext:value-type="string">
            <text:p>Pose</text:p>
          </table:table-cell>
          <table:table-cell/>
          <table:table-cell office:value-type="string" calcext:value-type="string">
            <text:p>Klasse 1</text:p>
          </table:table-cell>
          <table:table-cell/>
          <table:table-cell office:value-type="string" calcext:value-type="string">
            <text:p>Dansk, Øko (dansk), Øko (europæisk)</text:p>
          </table:table-cell>
          <table:table-cell office:value-type="string" calcext:value-type="string">
            <text:p>Danmark</text:p>
          </table:table-cell>
          <table:table-cell table:number-columns-repeated="2"/>
          <table:table-cell office:value-type="string" calcext:value-type="string">
            <text:p>Skalotteløg</text:p>
          </table:table-cell>
          <table:table-cell office:value-type="string" calcext:value-type="string">
            <text:p>Danske økologiske skalotteløg fra Torup Bakkegård.</text:p>
            <text:p/>
            <text:p>Skalotteløg er lidt mildere og sødere i smagen end almindelige Zittauer løg.</text:p>
          </table:table-cell>
          <table:table-cell office:value-type="string" calcext:value-type="string">
            <text:p>https://www.nemlig.com/skalotteloeg-oeko-5037916</text:p>
          </table:table-cell>
        </table:table-row>
        <table:table-row table:style-name="ro9">
          <table:table-cell office:value-type="string" calcext:value-type="string">
            <text:p>Dagligvarer &gt; Kolonial &gt; Morgenmadsprodukter &gt; Andre morgenmadsprodukter &gt; Nesquik morgenmad</text:p>
          </table:table-cell>
          <table:table-cell office:value-type="string" calcext:value-type="string">
            <text:p>Nesquik morgenmad</text:p>
          </table:table-cell>
          <table:table-cell office:value-type="string" calcext:value-type="string">
            <text:p>375 g / Nestlé</text:p>
          </table:table-cell>
          <table:table-cell/>
          <table:table-cell office:value-type="string" calcext:value-type="string">
            <text:p>33.95</text:p>
          </table:table-cell>
          <table:table-cell office:value-type="string" calcext:value-type="string">
            <text:p>.</text:p>
          </table:table-cell>
          <table:table-cell office:value-type="string" calcext:value-type="string">
            <text:p>Nestlé</text:p>
          </table:table-cell>
          <table:table-cell office:value-type="string" calcext:value-type="string">
            <text:p>Morgenmad</text:p>
          </table:table-cell>
          <table:table-cell table:number-columns-repeated="4"/>
          <table:table-cell office:value-type="string" calcext:value-type="string">
            <text:p>Discount</text:p>
          </table:table-cell>
          <table:table-cell table:number-columns-repeated="3"/>
          <table:table-cell office:value-type="string" calcext:value-type="string">
            <text:p>Morgenmad</text:p>
          </table:table-cell>
          <table:table-cell office:value-type="string" calcext:value-type="string">
            <text:p>Nesquik morgenmad</text:p>
            <text:p>Sprøde kugler af hvede, majs og ris, med en uimodståelig smag af kakao.</text:p>
            <text:p>Indeholder 52% fuldkorn.</text:p>
          </table:table-cell>
          <table:table-cell office:value-type="string" calcext:value-type="string">
            <text:p>https://www.nemlig.com/nesquik-morgenmad-5501347</text:p>
          </table:table-cell>
        </table:table-row>
        <table:table-row table:style-name="ro9">
          <table:table-cell office:value-type="string" calcext:value-type="string">
            <text:p>Dagligvarer &gt; Frost &gt; Supper og nem mad &gt; Færdigretter &gt; Oksegullasch</text:p>
          </table:table-cell>
          <table:table-cell office:value-type="string" calcext:value-type="string">
            <text:p>Oksegullasch</text:p>
          </table:table-cell>
          <table:table-cell office:value-type="string" calcext:value-type="string">
            <text:p>600 g / glutenfri / frost / Slagter Lund</text:p>
          </table:table-cell>
          <table:table-cell office:value-type="string" calcext:value-type="string">
            <text:p>Frost</text:p>
          </table:table-cell>
          <table:table-cell office:value-type="string" calcext:value-type="string">
            <text:p>78.00</text:p>
          </table:table-cell>
          <table:table-cell office:value-type="string" calcext:value-type="string">
            <text:p>.</text:p>
          </table:table-cell>
          <table:table-cell office:value-type="string" calcext:value-type="string">
            <text:p>Slagter Lund</text:p>
          </table:table-cell>
          <table:table-cell table:number-columns-repeated="5"/>
          <table:table-cell office:value-type="string" calcext:value-type="string">
            <text:p>Frost, Glutenfri</text:p>
          </table:table-cell>
          <table:table-cell table:number-columns-repeated="3"/>
          <table:table-cell office:value-type="string" calcext:value-type="string">
            <text:p>Convenience, Færdigret, Oksekød</text:p>
          </table:table-cell>
          <table:table-cell office:value-type="string" calcext:value-type="string">
            <text:p>Serveringsforslag:</text:p>
            <text:p>• Smørristede svampe – gerne forskellige slags</text:p>
            <text:p>• Passer perfekt til en god katoffelmos. Prøv at eksperimentere med andre rodfrugter i kartoffelmosen f.eks. gulerod, selleri eller jordskokker. 1 portion oksegullasch rækker til 1 voksen og 1 barn. Min. 1 måneds holdbarhed ved modtagelsen. Retten tøes bedst op i køleskabet fra den ene dag til den næste. Retten kan varmes i mikroovn eller i gryde. Det anbefales at retten altid opvarmes til mindst 75 grader.</text:p>
          </table:table-cell>
          <table:table-cell office:value-type="string" calcext:value-type="string">
            <text:p>https://www.nemlig.com/oksegullasch-5006363</text:p>
          </table:table-cell>
        </table:table-row>
        <table:table-row table:style-name="ro9">
          <table:table-cell office:value-type="string" calcext:value-type="string">
            <text:p>Dagligvarer &gt; Køl og mejeri &gt; Tapas &gt; Tapas brød &gt; Grissinisnacks øko.</text:p>
          </table:table-cell>
          <table:table-cell office:value-type="string" calcext:value-type="string">
            <text:p>Grissinisnacks øko.</text:p>
          </table:table-cell>
          <table:table-cell office:value-type="string" calcext:value-type="string">
            <text:p>125 g / m. spelt og birkes / Urtekram</text:p>
          </table:table-cell>
          <table:table-cell office:value-type="string" calcext:value-type="string">
            <text:p>Øko (europæisk)</text:p>
          </table:table-cell>
          <table:table-cell office:value-type="string" calcext:value-type="string">
            <text:p>21.95</text:p>
          </table:table-cell>
          <table:table-cell office:value-type="string" calcext:value-type="string">
            <text:p>.</text:p>
          </table:table-cell>
          <table:table-cell office:value-type="string" calcext:value-type="string">
            <text:p>Urtekram</text:p>
          </table:table-cell>
          <table:table-cell office:value-type="string" calcext:value-type="string">
            <text:p>Snack, Tapas</text:p>
          </table:table-cell>
          <table:table-cell table:number-columns-repeated="4"/>
          <table:table-cell office:value-type="string" calcext:value-type="string">
            <text:p>Øko (europæisk)</text:p>
          </table:table-cell>
          <table:table-cell table:number-columns-repeated="3"/>
          <table:table-cell office:value-type="string" calcext:value-type="string">
            <text:p>Madbrød</text:p>
          </table:table-cell>
          <table:table-cell office:value-type="string" calcext:value-type="string">
            <text:p>Økologiske grissinisnacks</text:p>
            <text:p>Grissini er sprøde, italienske brødsnacks bagt på biodynamisk fuldkornsmel og hirse. Langtidshævning og nænsom bagning gør dem super sprøde og meget delikate.</text:p>
            <text:p>Nyd dem naturel som fingernem appetitvækker, til tapas eller som snack med en god dip.</text:p>
          </table:table-cell>
          <table:table-cell office:value-type="string" calcext:value-type="string">
            <text:p>https://www.nemlig.com/grissinisnacks-oeko-5008033</text:p>
          </table:table-cell>
        </table:table-row>
        <table:table-row table:style-name="ro1">
          <table:table-cell office:value-type="string" calcext:value-type="string">
            <text:p>Dagligvarer &gt; Frost &gt; Is &gt; Frys-selv-is &gt; Citron- og limeis</text:p>
          </table:table-cell>
          <table:table-cell office:value-type="string" calcext:value-type="string">
            <text:p>Citron- og limeis</text:p>
          </table:table-cell>
          <table:table-cell office:value-type="string" calcext:value-type="string">
            <text:p>6 stk. / frys-selv-is / Sun Lolly - Brain bites</text:p>
          </table:table-cell>
          <table:table-cell/>
          <table:table-cell office:value-type="string" calcext:value-type="string">
            <text:p>14.95</text:p>
          </table:table-cell>
          <table:table-cell office:value-type="string" calcext:value-type="string">
            <text:p>.</text:p>
          </table:table-cell>
          <table:table-cell office:value-type="string" calcext:value-type="string">
            <text:p>Sun Lolly</text:p>
          </table:table-cell>
          <table:table-cell office:value-type="string" calcext:value-type="string">
            <text:p>Halloween, Snack</text:p>
          </table:table-cell>
          <table:table-cell table:number-columns-repeated="8"/>
          <table:table-cell office:value-type="string" calcext:value-type="string">
            <text:p>Frys-selv-is</text:p>
          </table:table-cell>
          <table:table-cell office:value-type="string" calcext:value-type="string">
            <text:p>Frys-selv is med citrussmag.</text:p>
          </table:table-cell>
          <table:table-cell office:value-type="string" calcext:value-type="string">
            <text:p>https://www.nemlig.com/citron-og-limeis-5038800</text:p>
          </table:table-cell>
        </table:table-row>
        <table:table-row table:style-name="ro3">
          <table:table-cell office:value-type="string" calcext:value-type="string">
            <text:p>Dagligvarer &gt; Slik og kiosk &gt; Snacks og chips &gt; Dip og salsa &gt; Hina Ajvar</text:p>
          </table:table-cell>
          <table:table-cell office:value-type="string" calcext:value-type="string">
            <text:p>Hina Ajvar</text:p>
          </table:table-cell>
          <table:table-cell office:value-type="string" calcext:value-type="string">
            <text:p>370 g / vegansk / Hina products</text:p>
          </table:table-cell>
          <table:table-cell/>
          <table:table-cell office:value-type="string" calcext:value-type="string">
            <text:p>14.95</text:p>
          </table:table-cell>
          <table:table-cell office:value-type="string" calcext:value-type="string">
            <text:p>.</text:p>
          </table:table-cell>
          <table:table-cell office:value-type="string" calcext:value-type="string">
            <text:p>Hina products</text:p>
          </table:table-cell>
          <table:table-cell office:value-type="string" calcext:value-type="string">
            <text:p>Dip, Smørepålæg, Veganer, Vegetar</text:p>
          </table:table-cell>
          <table:table-cell table:number-columns-repeated="4"/>
          <table:table-cell office:value-type="string" calcext:value-type="string">
            <text:p>Vegansk</text:p>
          </table:table-cell>
          <table:table-cell table:number-columns-repeated="3"/>
          <table:table-cell office:value-type="string" calcext:value-type="string">
            <text:p>Dip</text:p>
          </table:table-cell>
          <table:table-cell office:value-type="string" calcext:value-type="string">
            <text:p>Ajvar</text:p>
            <text:p>Du kan bruge den som smørelse på brød, som dip til kød eller grøntsager.Hina Ajvar er hovedsageligt lavet af rød paprika, aubergine og olie. Ajvar kan bruges til meget, f. eks. brug det som snack til rå grøntsager, chips eller salte crackers og som tilbefør til alle slags stegt kød, fisk og grøntsager.</text:p>
          </table:table-cell>
          <table:table-cell office:value-type="string" calcext:value-type="string">
            <text:p>https://www.nemlig.com/hina-ajvar-5041578</text:p>
          </table:table-cell>
        </table:table-row>
        <table:table-row table:style-name="ro7">
          <table:table-cell office:value-type="string" calcext:value-type="string">
            <text:p>Dagligvarer &gt; Køl og mejeri &gt; Mejeri &gt; Yoghurt og syrnet &gt; Græsk yoghurt &gt; Græsk yoghurt 2%</text:p>
          </table:table-cell>
          <table:table-cell office:value-type="string" calcext:value-type="string">
            <text:p>Græsk yoghurt 2%</text:p>
          </table:table-cell>
          <table:table-cell office:value-type="string" calcext:value-type="string">
            <text:p>1 kg / Dodoni</text:p>
          </table:table-cell>
          <table:table-cell office:value-type="string" calcext:value-type="string">
            <text:p>KØL</text:p>
          </table:table-cell>
          <table:table-cell office:value-type="string" calcext:value-type="string">
            <text:p>26.95</text:p>
          </table:table-cell>
          <table:table-cell office:value-type="string" calcext:value-type="string">
            <text:p>.</text:p>
          </table:table-cell>
          <table:table-cell/>
          <table:table-cell office:value-type="string" calcext:value-type="string">
            <text:p>Dessert, Madlavning, Morgenmad</text:p>
          </table:table-cell>
          <table:table-cell table:number-columns-repeated="4"/>
          <table:table-cell office:value-type="string" calcext:value-type="string">
            <text:p>Discount, KØL</text:p>
          </table:table-cell>
          <table:table-cell office:value-type="string" calcext:value-type="string">
            <text:p>Ko</text:p>
          </table:table-cell>
          <table:table-cell table:number-columns-repeated="2"/>
          <table:table-cell office:value-type="string" calcext:value-type="string">
            <text:p>Yoghurt</text:p>
          </table:table-cell>
          <table:table-cell office:value-type="string" calcext:value-type="string">
            <text:p>Græsk yoghurt</text:p>
            <text:p>Græsk yoghurt 2% kan bruges til alverdens mad.</text:p>
            <text:p/>
            <text:p>Madlavningsyoghurten er lavet på græsk mælk og kan eksempelvis nydes som dressing rørt op med friske urter, eller som dessert med akaciehonning.</text:p>
          </table:table-cell>
          <table:table-cell office:value-type="string" calcext:value-type="string">
            <text:p>https://www.nemlig.com/graesk-yoghurt-2-5031382</text:p>
          </table:table-cell>
        </table:table-row>
        <table:table-row table:style-name="ro3">
          <table:table-cell office:value-type="string" calcext:value-type="string">
            <text:p>Dagligvarer &gt; Kolonial &gt; Bagning &gt; Bageartikler &gt; Vanilje &gt; Vanilje paste</text:p>
          </table:table-cell>
          <table:table-cell office:value-type="string" calcext:value-type="string">
            <text:p>Vanilje paste</text:p>
          </table:table-cell>
          <table:table-cell office:value-type="string" calcext:value-type="string">
            <text:p>100 g / Dr. Oetker</text:p>
          </table:table-cell>
          <table:table-cell/>
          <table:table-cell office:value-type="string" calcext:value-type="string">
            <text:p>49.95</text:p>
          </table:table-cell>
          <table:table-cell office:value-type="string" calcext:value-type="string">
            <text:p>.</text:p>
          </table:table-cell>
          <table:table-cell office:value-type="string" calcext:value-type="string">
            <text:p>Dr. Oetker</text:p>
          </table:table-cell>
          <table:table-cell office:value-type="string" calcext:value-type="string">
            <text:p>Bagning, Kager</text:p>
          </table:table-cell>
          <table:table-cell table:number-columns-repeated="8"/>
          <table:table-cell office:value-type="string" calcext:value-type="string">
            <text:p>Bageartikler, Kage</text:p>
          </table:table-cell>
          <table:table-cell office:value-type="string" calcext:value-type="string">
            <text:p>Vanilje pasta</text:p>
            <text:p>Vanilje er et af de vigtigste og lækreste krydderier til bagning og madlavning, og krydderiet fås nu også som paste. Vanilje pasta med ægte Bourbon vanilje fra Madagascar er en lækker sirupstynd masse, der ikke alene kan bruges i kager og desserter, men også i kaffen, på müslien, i havregrøden, frugtsalaten og meget andet. 1 tsk. Vaniljepasta svarer til 1 lille vaniljestang eller 2 tsk. vaniljesukker.</text:p>
          </table:table-cell>
          <table:table-cell office:value-type="string" calcext:value-type="string">
            <text:p>https://www.nemlig.com/vanilje-paste-5043588</text:p>
          </table:table-cell>
        </table:table-row>
        <table:table-row table:style-name="ro3">
          <table:table-cell office:value-type="string" calcext:value-type="string">
            <text:p>Dagligvarer &gt; Drikkevarer &gt; Scheid Long Valley Carbernet</text:p>
          </table:table-cell>
          <table:table-cell office:value-type="string" calcext:value-type="string">
            <text:p>Scheid Long Valley Carbernet</text:p>
          </table:table-cell>
          <table:table-cell office:value-type="string" calcext:value-type="string">
            <text:p>USA / Californien / 2018 / 0,75 l / rødvin</text:p>
          </table:table-cell>
          <table:table-cell/>
          <table:table-cell office:value-type="string" calcext:value-type="string">
            <text:p>159.95</text:p>
          </table:table-cell>
          <table:table-cell office:value-type="string" calcext:value-type="string">
            <text:p>.</text:p>
          </table:table-cell>
          <table:table-cell/>
          <table:table-cell office:value-type="string" calcext:value-type="string">
            <text:p>Grill, Kalvekød, Lam, Oksekød, Ost</text:p>
          </table:table-cell>
          <table:table-cell office:value-type="string" calcext:value-type="string">
            <text:p>Kork</text:p>
          </table:table-cell>
          <table:table-cell table:number-columns-repeated="2"/>
          <table:table-cell office:value-type="string" calcext:value-type="string">
            <text:p>USA</text:p>
          </table:table-cell>
          <table:table-cell table:number-columns-repeated="4"/>
          <table:table-cell office:value-type="string" calcext:value-type="string">
            <text:p>Rødvin</text:p>
          </table:table-cell>
          <table:table-cell office:value-type="string" calcext:value-type="string">
            <text:p>Scheid Long Valley Carbernet</text:p>
            <text:p>Er du til fadkrydret Napa Cabernet? Etiketten siger Monterey, men smagen er spot on! Der var vilde 95 point til Long Valley Ranch i forrige årgang, men den pragtfulde 2018’eren repræsenterer om muligt endnu bedre value-for-money! Årets ”Napa Killer” har vi fundet hos Scheid-familien i Salinas Valley Monterey, hvor både klimaet og geografien er en nærmest perfekt spejling af Napa Valley. Mørk kirsebærfarvet med intens duft af mørke blommer, mynte og cassis, der akkompagneres af ristede kaffebønner og eksotiske krydderier fra fadet. Vinen er kraftfuld og saftig med spandevis af vaniljekrydrede solbær, der klinger af med elegante, silkefine tanniner. Bravo! 95 point “BEST OF CLASS OF APPELLATION” - California State Fair (årgang 2017) Nyd den til saftige steaks, BBQ, pulled pork og lammekød. Vinen er lavet på 100% Cabernet Sauvignon fra Scheid Family Vineyards egne marker i Salinas Valley, der grundet sin 100 mil lange dalstrækning blev døbt ”Long Valley” af forfatteren John Steinbeck. Druerne høstes i den sydlige del af dalen, hvor klimaet er ideelt til modning af Cabernet Sauvignon. Høsten sker i de tidligere morgentimer, så alle druer når sunde frem til 100% afstilkning og frugtbevarende gæring på vineriet. Vinen modner 12 mdr. på et udsøgt mix af franske og amerikanske egetræsfade, heraf 30% helt nye.</text:p>
          </table:table-cell>
          <table:table-cell office:value-type="string" calcext:value-type="string">
            <text:p>https://www.nemlig.com/scheid-long-valley-carbernet-5048125</text:p>
          </table:table-cell>
        </table:table-row>
        <table:table-row table:style-name="ro7">
          <table:table-cell office:value-type="string" calcext:value-type="string">
            <text:p>Dagligvarer &gt; Drikkevarer &gt; Øl &gt; Øltyper &gt; Specialøl &gt; Gamle Københavner øko.</text:p>
          </table:table-cell>
          <table:table-cell office:value-type="string" calcext:value-type="string">
            <text:p>Gamle Københavner øko.</text:p>
          </table:table-cell>
          <table:table-cell office:value-type="string" calcext:value-type="string">
            <text:p>0,33 l / ex. pant / Nørrebro Bryghus</text:p>
          </table:table-cell>
          <table:table-cell office:value-type="string" calcext:value-type="string">
            <text:p>Øko (dansk),Øko (europæisk)</text:p>
          </table:table-cell>
          <table:table-cell office:value-type="string" calcext:value-type="string">
            <text:p>19.95</text:p>
          </table:table-cell>
          <table:table-cell office:value-type="string" calcext:value-type="string">
            <text:p>.</text:p>
          </table:table-cell>
          <table:table-cell office:value-type="string" calcext:value-type="string">
            <text:p>Nørrebro Bryghus</text:p>
          </table:table-cell>
          <table:table-cell office:value-type="string" calcext:value-type="string">
            <text:p>Drikke, Fest</text:p>
          </table:table-cell>
          <table:table-cell table:number-columns-repeated="4"/>
          <table:table-cell office:value-type="string" calcext:value-type="string">
            <text:p>Øko (dansk), Øko (europæisk)</text:p>
          </table:table-cell>
          <table:table-cell table:number-columns-repeated="3"/>
          <table:table-cell office:value-type="string" calcext:value-type="string">
            <text:p>Lager, Specialøl</text:p>
          </table:table-cell>
          <table:table-cell office:value-type="string" calcext:value-type="string">
            <text:p>Gamle Københavner</text:p>
            <text:p>Denne Bayerske lagerøl på 4,5% alkohol, er brygget med tankerne på de gamle bryggeriarbejdere fra københavns mange bryggerier. Hvis man lukker øjnene mens man nyder denne historisk klasssike lagerøl, kan man høre deres træskos slæben over byens toppede brosten.</text:p>
            <text:p/>
            <text:p>Gamle Københavner er brygget med 100% dansk økologisk malt, blandt andet med malt fra det danske mikromalteri Gyrup Malt i Thy. Øllet er kun nænsomt humlet, så maltene kommer til deres ret.</text:p>
          </table:table-cell>
          <table:table-cell office:value-type="string" calcext:value-type="string">
            <text:p>https://www.nemlig.com/gamle-koebenhavner-oeko-5039731</text:p>
          </table:table-cell>
        </table:table-row>
        <table:table-row table:style-name="ro5">
          <table:table-cell office:value-type="string" calcext:value-type="string">
            <text:p>Dagligvarer &gt; Husholdning og bolig &gt; Elartikler &gt; Lyskæder og LED lys &gt; Træ LED (sort)</text:p>
          </table:table-cell>
          <table:table-cell office:value-type="string" calcext:value-type="string">
            <text:p>Træ LED (sort)</text:p>
          </table:table-cell>
          <table:table-cell office:value-type="string" calcext:value-type="string">
            <text:p>1 stk. / 1,80 m / m. 280 lys / Sirius - Noah</text:p>
          </table:table-cell>
          <table:table-cell/>
          <table:table-cell office:value-type="string" calcext:value-type="string">
            <text:p>399.00</text:p>
          </table:table-cell>
          <table:table-cell office:value-type="string" calcext:value-type="string">
            <text:p>319.20</text:p>
          </table:table-cell>
          <table:table-cell office:value-type="string" calcext:value-type="string">
            <text:p>Sirius</text:p>
          </table:table-cell>
          <table:table-cell office:value-type="string" calcext:value-type="string">
            <text:p>Jul, Pynt, Udendørs</text:p>
          </table:table-cell>
          <table:table-cell/>
          <table:table-cell office:value-type="string" calcext:value-type="string">
            <text:p>Sort</text:p>
          </table:table-cell>
          <table:table-cell table:number-columns-repeated="5"/>
          <table:table-cell office:value-type="string" calcext:value-type="string">
            <text:p>180 cm</text:p>
          </table:table-cell>
          <table:table-cell office:value-type="string" calcext:value-type="string">
            <text:p>LED-lys, Pynt</text:p>
          </table:table-cell>
          <table:table-cell office:value-type="string" calcext:value-type="string">
            <text:p>Noah LED træ</text:p>
            <text:p>Noah lystræ til haven, indkørslen, ved hoveddøren, terrassen, ude på altanen eller hvor den kan passe.</text:p>
            <text:p/>
            <text:p>Det leveres med metalspyd.</text:p>
            <text:p/>
            <text:p>Træet forbruger kun 6 Watt i timen.</text:p>
            <text:p/>
            <text:p>Leveres inkl. 8 meter forlængerledning og udendørs transformer.</text:p>
          </table:table-cell>
          <table:table-cell office:value-type="string" calcext:value-type="string">
            <text:p>https://www.nemlig.com/trae-led-sort-5043129</text:p>
          </table:table-cell>
        </table:table-row>
        <table:table-row table:style-name="ro3">
          <table:table-cell office:value-type="string" calcext:value-type="string">
            <text:p>Dagligvarer &gt; Jordbær- og bananpure øko.</text:p>
          </table:table-cell>
          <table:table-cell office:value-type="string" calcext:value-type="string">
            <text:p>Jordbær- og bananpure øko.</text:p>
          </table:table-cell>
          <table:table-cell office:value-type="string" calcext:value-type="string">
            <text:p>0,15 l / 6+ mdr. / frost / Supperiet</text:p>
          </table:table-cell>
          <table:table-cell office:value-type="string" calcext:value-type="string">
            <text:p>Frost,Øko (dansk)</text:p>
          </table:table-cell>
          <table:table-cell office:value-type="string" calcext:value-type="string">
            <text:p>35.00</text:p>
          </table:table-cell>
          <table:table-cell office:value-type="string" calcext:value-type="string">
            <text:p>.</text:p>
          </table:table-cell>
          <table:table-cell office:value-type="string" calcext:value-type="string">
            <text:p>Supperiet</text:p>
          </table:table-cell>
          <table:table-cell office:value-type="string" calcext:value-type="string">
            <text:p>Aftensmad, Frokost</text:p>
          </table:table-cell>
          <table:table-cell table:number-columns-repeated="4"/>
          <table:table-cell office:value-type="string" calcext:value-type="string">
            <text:p>Frost, Glutenfri, Laktosefri, Vegansk, Vegetarisk, Øko (dansk)</text:p>
          </table:table-cell>
          <table:table-cell table:number-columns-repeated="3"/>
          <table:table-cell office:value-type="string" calcext:value-type="string">
            <text:p>Babymad</text:p>
          </table:table-cell>
          <table:table-cell office:value-type="string" calcext:value-type="string">
            <text:p>Jordbær- og bananpure</text:p>
            <text:p>Kogt jordbær tilsat banan. Dejligt mellemmåltid. Pureret.</text:p>
          </table:table-cell>
          <table:table-cell office:value-type="string" calcext:value-type="string">
            <text:p>https://www.nemlig.com/jordbaer-og-bananpure-oeko-5045860</text:p>
          </table:table-cell>
        </table:table-row>
        <table:table-row table:style-name="ro3">
          <table:table-cell office:value-type="string" calcext:value-type="string">
            <text:p>Dagligvarer &gt; Husholdning og bolig &gt; Køkkenudstyr &gt; Køkkenredskaber &gt; Skrællekniv m. sving blad</text:p>
          </table:table-cell>
          <table:table-cell office:value-type="string" calcext:value-type="string">
            <text:p>Skrællekniv m. sving blad</text:p>
          </table:table-cell>
          <table:table-cell office:value-type="string" calcext:value-type="string">
            <text:p>1 stk. / Fiskars</text:p>
          </table:table-cell>
          <table:table-cell/>
          <table:table-cell office:value-type="string" calcext:value-type="string">
            <text:p>69.95</text:p>
          </table:table-cell>
          <table:table-cell office:value-type="string" calcext:value-type="string">
            <text:p>.</text:p>
          </table:table-cell>
          <table:table-cell office:value-type="string" calcext:value-type="string">
            <text:p>Fiskars</text:p>
          </table:table-cell>
          <table:table-cell table:number-columns-repeated="9"/>
          <table:table-cell office:value-type="string" calcext:value-type="string">
            <text:p>Køkkenudstyr, Skrællekniv</text:p>
          </table:table-cell>
          <table:table-cell office:value-type="string" calcext:value-type="string">
            <text:p>Skrælle med sving blad</text:p>
            <text:p>Fiskars Functional Form skrællekniv med "sving" blad - Perfekt til skrælning. Rustfrit stål og med Softgrip™ håndtag.</text:p>
          </table:table-cell>
          <table:table-cell office:value-type="string" calcext:value-type="string">
            <text:p>https://www.nemlig.com/skraellekniv-m-sving-blad-5020415</text:p>
          </table:table-cell>
        </table:table-row>
        <table:table-row table:style-name="ro3">
          <table:table-cell office:value-type="string" calcext:value-type="string">
            <text:p>Dagligvarer &gt; Køl og mejeri &gt; Mejeri &gt; Ost &gt; Specialost &gt; Mozzarella &gt; Mozzarella</text:p>
          </table:table-cell>
          <table:table-cell office:value-type="string" calcext:value-type="string">
            <text:p>Mozzarella</text:p>
          </table:table-cell>
          <table:table-cell office:value-type="string" calcext:value-type="string">
            <text:p>125 g / Casa Azzurra</text:p>
          </table:table-cell>
          <table:table-cell office:value-type="string" calcext:value-type="string">
            <text:p>KØL</text:p>
          </table:table-cell>
          <table:table-cell office:value-type="string" calcext:value-type="string">
            <text:p>12.95</text:p>
          </table:table-cell>
          <table:table-cell office:value-type="string" calcext:value-type="string">
            <text:p>.</text:p>
          </table:table-cell>
          <table:table-cell office:value-type="string" calcext:value-type="string">
            <text:p>Casa Azzurra</text:p>
          </table:table-cell>
          <table:table-cell office:value-type="string" calcext:value-type="string">
            <text:p>Ostebord</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Friskost, Ost</text:p>
          </table:table-cell>
          <table:table-cell office:value-type="string" calcext:value-type="string">
            <text:p>Mozzarella</text:p>
            <text:p>Mozzarella i pose.</text:p>
          </table:table-cell>
          <table:table-cell office:value-type="string" calcext:value-type="string">
            <text:p>https://www.nemlig.com/mozzarella-5032424</text:p>
          </table:table-cell>
        </table:table-row>
        <table:table-row table:style-name="ro1">
          <table:table-cell office:value-type="string" calcext:value-type="string">
            <text:p>Dagligvarer &gt; Drikkevarer &gt; Juice, smoothies og shots &gt; Æblejuice &gt; Juicedrik m. æble/hindbær øko.</text:p>
          </table:table-cell>
          <table:table-cell office:value-type="string" calcext:value-type="string">
            <text:p>Juicedrik m. æble/hindbær øko.</text:p>
          </table:table-cell>
          <table:table-cell office:value-type="string" calcext:value-type="string">
            <text:p>0,25 l / myFroothie</text:p>
          </table:table-cell>
          <table:table-cell office:value-type="string" calcext:value-type="string">
            <text:p>Øko (europæisk)</text:p>
          </table:table-cell>
          <table:table-cell office:value-type="string" calcext:value-type="string">
            <text:p>8.95</text:p>
          </table:table-cell>
          <table:table-cell office:value-type="string" calcext:value-type="string">
            <text:p>.</text:p>
          </table:table-cell>
          <table:table-cell office:value-type="string" calcext:value-type="string">
            <text:p>myFroothie</text:p>
          </table:table-cell>
          <table:table-cell office:value-type="string" calcext:value-type="string">
            <text:p>Børn, Drikke</text:p>
          </table:table-cell>
          <table:table-cell table:number-columns-repeated="4"/>
          <table:table-cell office:value-type="string" calcext:value-type="string">
            <text:p>Øko (europæisk)</text:p>
          </table:table-cell>
          <table:table-cell table:number-columns-repeated="3"/>
          <table:table-cell office:value-type="string" calcext:value-type="string">
            <text:p>Juice</text:p>
          </table:table-cell>
          <table:table-cell office:value-type="string" calcext:value-type="string">
            <text:p>myFroothie økologisk juice med æble og hindbær</text:p>
          </table:table-cell>
          <table:table-cell office:value-type="string" calcext:value-type="string">
            <text:p>https://www.nemlig.com/juicedrik-m-aeble-hindbaer-oeko-5042778</text:p>
          </table:table-cell>
        </table:table-row>
        <table:table-row table:style-name="ro9">
          <table:table-cell office:value-type="string" calcext:value-type="string">
            <text:p>Dagligvarer &gt; Frost &gt; Kød og fjerkræ &gt; Kylling &gt; Kyllingeburger</text:p>
          </table:table-cell>
          <table:table-cell office:value-type="string" calcext:value-type="string">
            <text:p>Kyllingeburger</text:p>
          </table:table-cell>
          <table:table-cell office:value-type="string" calcext:value-type="string">
            <text:p>1,80 kg / frost / Daily Chef</text:p>
          </table:table-cell>
          <table:table-cell office:value-type="string" calcext:value-type="string">
            <text:p>Frost</text:p>
          </table:table-cell>
          <table:table-cell office:value-type="string" calcext:value-type="string">
            <text:p>59.95</text:p>
          </table:table-cell>
          <table:table-cell office:value-type="string" calcext:value-type="string">
            <text:p>.</text:p>
          </table:table-cell>
          <table:table-cell office:value-type="string" calcext:value-type="string">
            <text:p>Daily Chef</text:p>
          </table:table-cell>
          <table:table-cell office:value-type="string" calcext:value-type="string">
            <text:p>Aftensmad</text:p>
          </table:table-cell>
          <table:table-cell table:number-columns-repeated="4"/>
          <table:table-cell office:value-type="string" calcext:value-type="string">
            <text:p>Frost</text:p>
          </table:table-cell>
          <table:table-cell table:number-columns-repeated="3"/>
          <table:table-cell office:value-type="string" calcext:value-type="string">
            <text:p>Fjerkræ</text:p>
          </table:table-cell>
          <table:table-cell office:value-type="string" calcext:value-type="string">
            <text:p>Kylling burger</text:p>
            <text:p>Panerede og ovnbagte kyllingeburgere med 24% panering.</text:p>
            <text:p>Dybfrossen</text:p>
          </table:table-cell>
          <table:table-cell office:value-type="string" calcext:value-type="string">
            <text:p>https://www.nemlig.com/kyllingeburger-5039403</text:p>
          </table:table-cell>
        </table:table-row>
        <table:table-row table:style-name="ro3">
          <table:table-cell office:value-type="string" calcext:value-type="string">
            <text:p>Dagligvarer &gt; Kød og fisk &gt; Kylling &gt; Kyllingefilet &gt; Kokosmælk light 5-7%</text:p>
          </table:table-cell>
          <table:table-cell office:value-type="string" calcext:value-type="string">
            <text:p>Kokosmælk light 5-7%</text:p>
          </table:table-cell>
          <table:table-cell office:value-type="string" calcext:value-type="string">
            <text:p>0,40 l / ORIENTAL CHEF</text:p>
          </table:table-cell>
          <table:table-cell/>
          <table:table-cell office:value-type="string" calcext:value-type="string">
            <text:p>10.95</text:p>
          </table:table-cell>
          <table:table-cell office:value-type="string" calcext:value-type="string">
            <text:p>.</text:p>
          </table:table-cell>
          <table:table-cell office:value-type="string" calcext:value-type="string">
            <text:p>Oriental Chef</text:p>
          </table:table-cell>
          <table:table-cell office:value-type="string" calcext:value-type="string">
            <text:p>Aftensmad, Madlavning, Wok</text:p>
          </table:table-cell>
          <table:table-cell office:value-type="string" calcext:value-type="string">
            <text:p>Dåse</text:p>
          </table:table-cell>
          <table:table-cell table:number-columns-repeated="3"/>
          <table:table-cell office:value-type="string" calcext:value-type="string">
            <text:p>Discount</text:p>
          </table:table-cell>
          <table:table-cell table:number-columns-repeated="3"/>
          <table:table-cell office:value-type="string" calcext:value-type="string">
            <text:p>Kokosmælk</text:p>
          </table:table-cell>
          <table:table-cell office:value-type="string" calcext:value-type="string">
            <text:p>Kokosmælk light 5-7%</text:p>
            <text:p>Oriental chef kokosmælk light er produceret af kødet fra modne kokosnødder. Det modne hvide kød fra kokosnødderne rives og denne masse presses. Oriental chef kokosmælk har en cremet og mælkeagtig konsistens med en sød smag af kokos.</text:p>
          </table:table-cell>
          <table:table-cell office:value-type="string" calcext:value-type="string">
            <text:p>https://www.nemlig.com/kokosmaelk-light-5-7-5044042</text:p>
          </table:table-cell>
        </table:table-row>
        <table:table-row table:style-name="ro3">
          <table:table-cell office:value-type="string" calcext:value-type="string">
            <text:p>Dagligvarer &gt; Frost &gt; Brød og kager &gt; Flutes, baguettes og morgenbrød &gt; Fladbrød øko.</text:p>
          </table:table-cell>
          <table:table-cell office:value-type="string" calcext:value-type="string">
            <text:p>Fladbrød øko.</text:p>
          </table:table-cell>
          <table:table-cell office:value-type="string" calcext:value-type="string">
            <text:p>200 g / m. provencekrydderi / frost / Vadehavsbageriet</text:p>
          </table:table-cell>
          <table:table-cell office:value-type="string" calcext:value-type="string">
            <text:p>Frost,Øko (dansk),Øko (europæisk)</text:p>
          </table:table-cell>
          <table:table-cell office:value-type="string" calcext:value-type="string">
            <text:p>14.95</text:p>
          </table:table-cell>
          <table:table-cell office:value-type="string" calcext:value-type="string">
            <text:p>.</text:p>
          </table:table-cell>
          <table:table-cell office:value-type="string" calcext:value-type="string">
            <text:p>Vadehavsbageriet</text:p>
          </table:table-cell>
          <table:table-cell office:value-type="string" calcext:value-type="string">
            <text:p>Aftensmad, Brød, Frokost, Grill, Madpakke</text:p>
          </table:table-cell>
          <table:table-cell table:number-columns-repeated="4"/>
          <table:table-cell office:value-type="string" calcext:value-type="string">
            <text:p>Frost, Øko (dansk), Øko (europæisk)</text:p>
          </table:table-cell>
          <table:table-cell table:number-columns-repeated="3"/>
          <table:table-cell office:value-type="string" calcext:value-type="string">
            <text:p>Brød, Flute</text:p>
          </table:table-cell>
          <table:table-cell office:value-type="string" calcext:value-type="string">
            <text:p>Økologisk fladbrød m. provencekrydderi</text:p>
            <text:p>Fladbrød drysset med provencekrydderi, er koldhævet med tidevandet (12-13 timer), bagt af de bedste økologiske råvarer, bagt med fordej, hvedesurdej og vores 100 år gamle rugsurdej der giver alt sammen giver brødet dens fantastiske smag og konsistens.</text:p>
          </table:table-cell>
          <table:table-cell office:value-type="string" calcext:value-type="string">
            <text:p>https://www.nemlig.com/fladbroed-oeko-5043438</text:p>
          </table:table-cell>
        </table:table-row>
        <table:table-row table:style-name="ro2">
          <table:table-cell office:value-type="string" calcext:value-type="string">
            <text:p>Dagligvarer &gt; Pleje og skønhed &gt; Krop- og ansigtspleje &gt; Deodorant &gt; Deo roll-on (dry comfort)</text:p>
          </table:table-cell>
          <table:table-cell office:value-type="string" calcext:value-type="string">
            <text:p>Deo roll-on (dry comfort)</text:p>
          </table:table-cell>
          <table:table-cell office:value-type="string" calcext:value-type="string">
            <text:p>0,05 l / Nivea</text:p>
          </table:table-cell>
          <table:table-cell/>
          <table:table-cell office:value-type="string" calcext:value-type="string">
            <text:p>19.95</text:p>
          </table:table-cell>
          <table:table-cell office:value-type="string" calcext:value-type="string">
            <text:p>.</text:p>
          </table:table-cell>
          <table:table-cell office:value-type="string" calcext:value-type="string">
            <text:p>Nivea</text:p>
          </table:table-cell>
          <table:table-cell office:value-type="string" calcext:value-type="string">
            <text:p>Kropspleje, Kvinder</text:p>
          </table:table-cell>
          <table:table-cell table:number-columns-repeated="7"/>
          <table:table-cell office:value-type="string" calcext:value-type="string">
            <text:p>0,05 l</text:p>
          </table:table-cell>
          <table:table-cell office:value-type="string" calcext:value-type="string">
            <text:p>Deodorant, Roll-on</text:p>
          </table:table-cell>
          <table:table-cell office:value-type="string" calcext:value-type="string">
            <text:p>Nivea dry comfort roll-on</text:p>
            <text:p>Deodorant med 24 timers beskyttelse garanterer en behagelig tør fornemmelse på huden og har en let, plejende duft hele dagen.</text:p>
            <text:p/>
            <text:p>Dens velafbalancerede formel indeholder hverken alkohol eller konserveringsmidler og er den optimale kombination af Niveas milde pleje og naturlige friskhed.</text:p>
            <text:p/>
            <text:p>Fås også i andre applikationsformer.</text:p>
          </table:table-cell>
          <table:table-cell office:value-type="string" calcext:value-type="string">
            <text:p>https://www.nemlig.com/deo-roll-on-dry-comfort-5044925</text:p>
          </table:table-cell>
        </table:table-row>
        <table:table-row table:style-name="ro9">
          <table:table-cell office:value-type="string" calcext:value-type="string">
            <text:p>Dagligvarer &gt; Køl og mejeri &gt; Pålæg &gt; Pålægs- og kartoffelsalater &gt; Æggesalat &gt; Æggesalat</text:p>
          </table:table-cell>
          <table:table-cell office:value-type="string" calcext:value-type="string">
            <text:p>Æggesalat</text:p>
          </table:table-cell>
          <table:table-cell office:value-type="string" calcext:value-type="string">
            <text:p>140 g / Tulip - Pålækker</text:p>
          </table:table-cell>
          <table:table-cell office:value-type="string" calcext:value-type="string">
            <text:p>KØL</text:p>
          </table:table-cell>
          <table:table-cell office:value-type="string" calcext:value-type="string">
            <text:p>14.95</text:p>
          </table:table-cell>
          <table:table-cell office:value-type="string" calcext:value-type="string">
            <text:p>.</text:p>
          </table:table-cell>
          <table:table-cell office:value-type="string" calcext:value-type="string">
            <text:p>Tulip - Pålækker</text:p>
          </table:table-cell>
          <table:table-cell office:value-type="string" calcext:value-type="string">
            <text:p>Frokost, Madpakke, Sandwich</text:p>
          </table:table-cell>
          <table:table-cell table:number-columns-repeated="4"/>
          <table:table-cell office:value-type="string" calcext:value-type="string">
            <text:p>KØL</text:p>
          </table:table-cell>
          <table:table-cell table:number-columns-repeated="3"/>
          <table:table-cell office:value-type="string" calcext:value-type="string">
            <text:p>Pålæg, Pålægssalat</text:p>
          </table:table-cell>
          <table:table-cell office:value-type="string" calcext:value-type="string">
            <text:p>Æggesalat</text:p>
            <text:p>Tulip Pålækker æggesalat er rørt med karry og purløg.</text:p>
            <text:p>Prøv den som topping på Tulip Pålækker kylling med peber eller brug den alene på sandwichbrød.</text:p>
          </table:table-cell>
          <table:table-cell office:value-type="string" calcext:value-type="string">
            <text:p>https://www.nemlig.com/aeggesalat-5037956</text:p>
          </table:table-cell>
        </table:table-row>
        <table:table-row table:style-name="ro7">
          <table:table-cell office:value-type="string" calcext:value-type="string">
            <text:p>Dagligvarer &gt; Kød og fisk &gt; Fisk og skaldyr &gt; Fisk i filet &gt; Laksefilet m. skind</text:p>
          </table:table-cell>
          <table:table-cell office:value-type="string" calcext:value-type="string">
            <text:p>Laksefilet m. skind</text:p>
          </table:table-cell>
          <table:table-cell office:value-type="string" calcext:value-type="string">
            <text:p>380 g / uden halestykke / Poseidon Seafood</text:p>
          </table:table-cell>
          <table:table-cell/>
          <table:table-cell office:value-type="string" calcext:value-type="string">
            <text:p>84.95</text:p>
          </table:table-cell>
          <table:table-cell office:value-type="string" calcext:value-type="string">
            <text:p>.</text:p>
          </table:table-cell>
          <table:table-cell/>
          <table:table-cell office:value-type="string" calcext:value-type="string">
            <text:p>Aftensmad, Frokost, Grill, Salat</text:p>
          </table:table-cell>
          <table:table-cell table:number-columns-repeated="5"/>
          <table:table-cell office:value-type="string" calcext:value-type="string">
            <text:p>Norge</text:p>
          </table:table-cell>
          <table:table-cell table:number-columns-repeated="2"/>
          <table:table-cell office:value-type="string" calcext:value-type="string">
            <text:p>Laks</text:p>
          </table:table-cell>
          <table:table-cell office:value-type="string" calcext:value-type="string">
            <text:p>Laks</text:p>
            <text:p>Laksen er en meget værdsat spisefisk. Rig på Omega-3- fedtsyrer som er en vigtig del af kosten.</text:p>
            <text:p/>
            <text:p>Laksen kan tilberedes på mange måder; grilles, steges eller bages i ovnen men er også særdeles velegnet til rygning.</text:p>
          </table:table-cell>
          <table:table-cell office:value-type="string" calcext:value-type="string">
            <text:p>https://www.nemlig.com/laksefilet-m-skind-5006660</text:p>
          </table:table-cell>
        </table:table-row>
        <table:table-row table:style-name="ro11">
          <table:table-cell office:value-type="string" calcext:value-type="string">
            <text:p>Dagligvarer &gt; Drikkevarer &gt; Valdonica Arnaio 91 point</text:p>
          </table:table-cell>
          <table:table-cell office:value-type="string" calcext:value-type="string">
            <text:p>Valdonica Arnaio 91 point</text:p>
          </table:table-cell>
          <table:table-cell office:value-type="string" calcext:value-type="string">
            <text:p>Italien / Toscana / 2018 / 6 x 0,75 l / rødvin</text:p>
          </table:table-cell>
          <table:table-cell office:value-type="string" calcext:value-type="string">
            <text:p>Øko (europæisk)</text:p>
          </table:table-cell>
          <table:table-cell office:value-type="string" calcext:value-type="string">
            <text:p>834.00</text:p>
          </table:table-cell>
          <table:table-cell office:value-type="string" calcext:value-type="string">
            <text:p>419.70</text:p>
          </table:table-cell>
          <table:table-cell/>
          <table:table-cell office:value-type="string" calcext:value-type="string">
            <text:p>Pasta, Veganer</text:p>
          </table:table-cell>
          <table:table-cell office:value-type="string" calcext:value-type="string">
            <text:p>Kasse, Kork</text:p>
          </table:table-cell>
          <table:table-cell table:number-columns-repeated="2"/>
          <table:table-cell office:value-type="string" calcext:value-type="string">
            <text:p>Italien</text:p>
          </table:table-cell>
          <table:table-cell office:value-type="string" calcext:value-type="string">
            <text:p>Naturvin, Øko (europæisk)</text:p>
          </table:table-cell>
          <table:table-cell table:number-columns-repeated="3"/>
          <table:table-cell office:value-type="string" calcext:value-type="string">
            <text:p>Rødvin</text:p>
          </table:table-cell>
          <table:table-cell office:value-type="string" calcext:value-type="string">
            <text:p>Valdonica er certificeret økologisk &amp; som Naturvin i ”RAW”</text:p>
            <text:p>Den klassiske drue Sangiovese giver her en helt uovertruffen smag, en meget elegant stil et lille touch af druen Ciligiolo tilfører elegance og renhed.</text:p>
            <text:p>Valdonica har tilplantet 9 forskellige ”kloner” af Sangiovese der hver især er med til at give sit helt eget præg på vinen, disse mange forskellige kloner indgår i de forskellige blends der vinificeres på Valdonica.</text:p>
            <text:p/>
            <text:p>Velkommen til vinhuset VALDONICA</text:p>
            <text:p>En helt unik høj placering i de Toscanske bjerge med udsigt over sletten nedenfor bjerget som udmunder i horisonten med kig til middelhavet, øerne Elba &amp; Giglio - En fantastisk panoramaudsigt.</text:p>
            <text:p>Da den østrigske ejer Dr. Martin Kerres i 2000 var på udkik efter en sommerbolig i Toscana havde han ikke drømt om at han en del år efter skulle være vinproducent i Toscana, men inden længe var de godt 100 hk en realitet. Det enestående ved dette stykke land er at det aldrig har været opdyrket før. Nogle unikke jordbundsforhold (vulkanisk, sand og ler) giver så meget retur til vinstokkene der nu er plantet på godt 30 hk. 1 tilplantning i 2005 og 1 vin i 2008 og herefter er det gået stærkt.</text:p>
            <text:p>Alle vine er flot anmeldt af de mest anerkendte vinanmeldere i verdenen og alle er meget enige om dette er noget helt specielt godt.</text:p>
            <text:p>Nogle unikke jordbundsforhold (vulkanisk, sand og ler) giver så meget retur til vinstokkene der nu er plantet på godt 30 hk. 1 tilplantning i 2005 og 1 vin i 2008 og herefter er det gået stærkt. Læs mere om certificeringenher.</text:p>
          </table:table-cell>
          <table:table-cell office:value-type="string" calcext:value-type="string">
            <text:p>https://www.nemlig.com/valdonica-arnaio-91-point-5038588</text:p>
          </table:table-cell>
        </table:table-row>
        <table:table-row table:style-name="ro3">
          <table:table-cell office:value-type="string" calcext:value-type="string">
            <text:p>Dagligvarer &gt; Husholdning og bolig &gt; Stearinlys, servietter og festartikler &gt; Servietter &gt; Servietter m. nisser (rød)</text:p>
          </table:table-cell>
          <table:table-cell office:value-type="string" calcext:value-type="string">
            <text:p>Servietter m. nisser (rød)</text:p>
          </table:table-cell>
          <table:table-cell office:value-type="string" calcext:value-type="string">
            <text:p>20 stk. / 16,5 x 16,5 cm / 3 lag / Det Gamle Apotek</text:p>
          </table:table-cell>
          <table:table-cell/>
          <table:table-cell office:value-type="string" calcext:value-type="string">
            <text:p>19.95</text:p>
          </table:table-cell>
          <table:table-cell office:value-type="string" calcext:value-type="string">
            <text:p>.</text:p>
          </table:table-cell>
          <table:table-cell office:value-type="string" calcext:value-type="string">
            <text:p>Det Gamle Apotek</text:p>
          </table:table-cell>
          <table:table-cell office:value-type="string" calcext:value-type="string">
            <text:p>Jul</text:p>
          </table:table-cell>
          <table:table-cell/>
          <table:table-cell office:value-type="string" calcext:value-type="string">
            <text:p>Rød</text:p>
          </table:table-cell>
          <table:table-cell table:number-columns-repeated="2"/>
          <table:table-cell office:value-type="string" calcext:value-type="string">
            <text:p>FSC-certificeret</text:p>
          </table:table-cell>
          <table:table-cell table:number-columns-repeated="2"/>
          <table:table-cell office:value-type="string" calcext:value-type="string">
            <text:p>16,5 x 16,5</text:p>
          </table:table-cell>
          <table:table-cell office:value-type="string" calcext:value-type="string">
            <text:p>Servietter</text:p>
          </table:table-cell>
          <table:table-cell office:value-type="string" calcext:value-type="string">
            <text:p>Juleservietter</text:p>
            <text:p>Røde servietter med nissepar.</text:p>
          </table:table-cell>
          <table:table-cell office:value-type="string" calcext:value-type="string">
            <text:p>https://www.nemlig.com/servietter-m-nisser-roed-5036292</text:p>
          </table:table-cell>
        </table:table-row>
        <table:table-row table:style-name="ro5">
          <table:table-cell office:value-type="string" calcext:value-type="string">
            <text:p>Dagligvarer &gt; Pleje og skønhed &gt; Krop- og ansigtspleje &gt; Creme og hudpleje &gt; Bodylotion, creme og kropsolie &gt; Dagcreme</text:p>
          </table:table-cell>
          <table:table-cell office:value-type="string" calcext:value-type="string">
            <text:p>Dagcreme</text:p>
          </table:table-cell>
          <table:table-cell office:value-type="string" calcext:value-type="string">
            <text:p>0,05 l / Age Perfect / L'Oréal Paris</text:p>
          </table:table-cell>
          <table:table-cell/>
          <table:table-cell office:value-type="string" calcext:value-type="string">
            <text:p>190.00</text:p>
          </table:table-cell>
          <table:table-cell office:value-type="string" calcext:value-type="string">
            <text:p>.</text:p>
          </table:table-cell>
          <table:table-cell office:value-type="string" calcext:value-type="string">
            <text:p>L'Oréal Paris</text:p>
          </table:table-cell>
          <table:table-cell office:value-type="string" calcext:value-type="string">
            <text:p>60+, Kvinder</text:p>
          </table:table-cell>
          <table:table-cell table:number-columns-repeated="8"/>
          <table:table-cell office:value-type="string" calcext:value-type="string">
            <text:p>Ansigtscreme, Ansigtspleje, Fugtighedscreme</text:p>
          </table:table-cell>
          <table:table-cell office:value-type="string" calcext:value-type="string">
            <text:p>Dagcreme</text:p>
            <text:p>Passer til dig, der er 60+ og som har meget moden hud og ønsker at modvirke tab af spændstighed samt få dyb og langvarig glød.</text:p>
            <text:p/>
            <text:p>Age Perfect Golden Age styrkende og forskønnende dagcreme hjælper med at give dig en mere ensartet hudtone samt aktiverer din huds glød. Formlen indeholder neo-calcium, blomsterekstrakt fra pæon og iris samt naturligt rosa pigment. Huden føles fugtet og behagelig uden at stramme. Hudtonen forbedres og får en skøn rosenglød. Dag efter dag bliver huden fastere og spændstigere, og konturerne synes at fremstå tydeligere. Huden ser gradvist friskere ud og bliver fuld af glød og opleves mere ensartet.</text:p>
            <text:p/>
            <text:p>Påføres dagligt på rengjort ansigt og hals. Massér den dejligt fyldige creme ind med cirkelbevægelser, så den absorberes bedre af huden.</text:p>
            <text:p/>
            <text:p>Undgå øjenområdet.</text:p>
          </table:table-cell>
          <table:table-cell office:value-type="string" calcext:value-type="string">
            <text:p>https://www.nemlig.com/dagcreme-5045673</text:p>
          </table:table-cell>
        </table:table-row>
        <table:table-row table:style-name="ro2">
          <table:table-cell office:value-type="string" calcext:value-type="string">
            <text:p>Dagligvarer &gt; Frugt og grønt &gt; Grøntsager &gt; Salat &gt; Rucola salat øko.</text:p>
          </table:table-cell>
          <table:table-cell office:value-type="string" calcext:value-type="string">
            <text:p>Rucola salat øko.</text:p>
          </table:table-cell>
          <table:table-cell office:value-type="string" calcext:value-type="string">
            <text:p>125 g / Italien / Klasse 1</text:p>
          </table:table-cell>
          <table:table-cell office:value-type="string" calcext:value-type="string">
            <text:p>Øko (dansk),Øko (europæisk)</text:p>
          </table:table-cell>
          <table:table-cell office:value-type="string" calcext:value-type="string">
            <text:p>18.00</text:p>
          </table:table-cell>
          <table:table-cell office:value-type="string" calcext:value-type="string">
            <text:p>.</text:p>
          </table:table-cell>
          <table:table-cell office:value-type="string" calcext:value-type="string">
            <text:p>Yding Grønt</text:p>
          </table:table-cell>
          <table:table-cell office:value-type="string" calcext:value-type="string">
            <text:p>Salat</text:p>
          </table:table-cell>
          <table:table-cell office:value-type="string" calcext:value-type="string">
            <text:p>Bakke</text:p>
          </table:table-cell>
          <table:table-cell office:value-type="string" calcext:value-type="string">
            <text:p>Grøn</text:p>
          </table:table-cell>
          <table:table-cell office:value-type="string" calcext:value-type="string">
            <text:p>Klasse 1</text:p>
          </table:table-cell>
          <table:table-cell/>
          <table:table-cell office:value-type="string" calcext:value-type="string">
            <text:p>Discount, Øko (dansk), Øko (europæisk)</text:p>
          </table:table-cell>
          <table:table-cell office:value-type="string" calcext:value-type="string">
            <text:p>Italien</text:p>
          </table:table-cell>
          <table:table-cell office:value-type="string" calcext:value-type="string">
            <text:p>Rucola</text:p>
          </table:table-cell>
          <table:table-cell/>
          <table:table-cell office:value-type="string" calcext:value-type="string">
            <text:p>Salat</text:p>
          </table:table-cell>
          <table:table-cell office:value-type="string" calcext:value-type="string">
            <text:p>Rucola er egentlig ikke en salat, men hører til korsblomstfamilien som radise og ræddike og er blevet uhyre populær.</text:p>
            <text:p>Blade og stængler har en karakteristisk smag, der minder om hasselnødder.</text:p>
            <text:p/>
            <text:p>Rucola er fremragende sammen med al italiensk mad og fiskeretter eller blot i tomatsalat og er samtidig meget dekorativ.</text:p>
            <text:p/>
            <text:p>Rucola bør skylles før brug og opbevares på køl.</text:p>
          </table:table-cell>
          <table:table-cell office:value-type="string" calcext:value-type="string">
            <text:p>https://www.nemlig.com/rucola-salat-oeko-5005966</text:p>
          </table:table-cell>
        </table:table-row>
        <table:table-row table:style-name="ro3">
          <table:table-cell office:value-type="string" calcext:value-type="string">
            <text:p>Dagligvarer &gt; Køl og mejeri &gt; Mejeri &gt; Mælk &gt; Skummetmælk &gt; Mandeldrik øko. (let)</text:p>
          </table:table-cell>
          <table:table-cell office:value-type="string" calcext:value-type="string">
            <text:p>Mandeldrik øko. (let)</text:p>
          </table:table-cell>
          <table:table-cell office:value-type="string" calcext:value-type="string">
            <text:p>1 l / laktosefri / Naturli'</text:p>
          </table:table-cell>
          <table:table-cell office:value-type="string" calcext:value-type="string">
            <text:p>Øko (europæisk)</text:p>
          </table:table-cell>
          <table:table-cell office:value-type="string" calcext:value-type="string">
            <text:p>25.95</text:p>
          </table:table-cell>
          <table:table-cell office:value-type="string" calcext:value-type="string">
            <text:p>.</text:p>
          </table:table-cell>
          <table:table-cell office:value-type="string" calcext:value-type="string">
            <text:p>Naturli'</text:p>
          </table:table-cell>
          <table:table-cell office:value-type="string" calcext:value-type="string">
            <text:p>Drikke, Veganer, Vegetar</text:p>
          </table:table-cell>
          <table:table-cell table:number-columns-repeated="4"/>
          <table:table-cell office:value-type="string" calcext:value-type="string">
            <text:p>Discount, Glutenfri, Laktosefri, Vegansk, Vegetarisk, Øko (europæisk)</text:p>
          </table:table-cell>
          <table:table-cell table:number-columns-repeated="3"/>
          <table:table-cell office:value-type="string" calcext:value-type="string">
            <text:p>Mandelmælk, Plantebaseret drik</text:p>
          </table:table-cell>
          <table:table-cell office:value-type="string" calcext:value-type="string">
            <text:p>Økologisk mandeldrik</text:p>
            <text:p>100% plantebaseret drik med basis i ristede mandler. Økologisk. 1L Lækker smag som drik - eller brug den til bagning, smoothies, kaffedrikke, grød og desserter.</text:p>
          </table:table-cell>
          <table:table-cell office:value-type="string" calcext:value-type="string">
            <text:p>https://www.nemlig.com/mandeldrik-oeko-let-5013523</text:p>
          </table:table-cell>
        </table:table-row>
        <table:table-row table:style-name="ro3">
          <table:table-cell office:value-type="string" calcext:value-type="string">
            <text:p>Dagligvarer &gt; Kolonial &gt; Tapasspecialiteter &gt; Pesto &gt; Pesto</text:p>
          </table:table-cell>
          <table:table-cell office:value-type="string" calcext:value-type="string">
            <text:p>Pesto</text:p>
          </table:table-cell>
          <table:table-cell office:value-type="string" calcext:value-type="string">
            <text:p>190 g / m. basilikum / Zelected Foods</text:p>
          </table:table-cell>
          <table:table-cell/>
          <table:table-cell office:value-type="string" calcext:value-type="string">
            <text:p>10.95</text:p>
          </table:table-cell>
          <table:table-cell office:value-type="string" calcext:value-type="string">
            <text:p>.</text:p>
          </table:table-cell>
          <table:table-cell office:value-type="string" calcext:value-type="string">
            <text:p>Zelected Foods</text:p>
          </table:table-cell>
          <table:table-cell office:value-type="string" calcext:value-type="string">
            <text:p>Bruschetta, Pasta, Sandwich, Tapas, Tilbehør</text:p>
          </table:table-cell>
          <table:table-cell office:value-type="string" calcext:value-type="string">
            <text:p>Glas</text:p>
          </table:table-cell>
          <table:table-cell table:number-columns-repeated="3"/>
          <table:table-cell office:value-type="string" calcext:value-type="string">
            <text:p>Discount</text:p>
          </table:table-cell>
          <table:table-cell table:number-columns-repeated="3"/>
          <table:table-cell office:value-type="string" calcext:value-type="string">
            <text:p>Pesto</text:p>
          </table:table-cell>
          <table:table-cell office:value-type="string" calcext:value-type="string">
            <text:p>Casaneo grøn pesto</text:p>
            <text:p>Denne typiske Basilikum Pesto stammer fra Ligurien i det nordlige Italien. Pestoen er fremstillet af lagret Grana Padano ost, basilikum, der er dyrket i bjergene i det vestlige Ligurien, en mild ekstra jomfru olivenolie, solsikke­olie, cashewnødder, Pecorino ost og pinjekerner. Alle råvarerne er italienske og resultatet er en ægte sydlandsk specialitet.</text:p>
          </table:table-cell>
          <table:table-cell office:value-type="string" calcext:value-type="string">
            <text:p>https://www.nemlig.com/pesto-5047240</text:p>
          </table:table-cell>
        </table:table-row>
        <table:table-row table:style-name="ro7">
          <table:table-cell office:value-type="string" calcext:value-type="string">
            <text:p>Dagligvarer &gt; Kolonial &gt; Krydderier &gt; Krydderpasta og tahin &gt; Ingefær krydderpaste</text:p>
          </table:table-cell>
          <table:table-cell office:value-type="string" calcext:value-type="string">
            <text:p>Ingefær krydderpaste</text:p>
          </table:table-cell>
          <table:table-cell office:value-type="string" calcext:value-type="string">
            <text:p>80 g / Santa Maria</text:p>
          </table:table-cell>
          <table:table-cell/>
          <table:table-cell office:value-type="string" calcext:value-type="string">
            <text:p>24.95</text:p>
          </table:table-cell>
          <table:table-cell office:value-type="string" calcext:value-type="string">
            <text:p>.</text:p>
          </table:table-cell>
          <table:table-cell office:value-type="string" calcext:value-type="string">
            <text:p>Santa Maria</text:p>
          </table:table-cell>
          <table:table-cell office:value-type="string" calcext:value-type="string">
            <text:p>Madlavning, Wok</text:p>
          </table:table-cell>
          <table:table-cell table:number-columns-repeated="8"/>
          <table:table-cell office:value-type="string" calcext:value-type="string">
            <text:p>Krydderpasta</text:p>
          </table:table-cell>
          <table:table-cell office:value-type="string" calcext:value-type="string">
            <text:p>Santa Maria Ingefærpasta</text:p>
            <text:p>Santa Marias Ingefærpasta er en stærk, pebret og forfriskende genvej til fremragende madlavning. Brug det i starten af din madlavning i dine wokretter, marinader, grillet eller dampet fisk og kyllingekødboller.</text:p>
            <text:p/>
            <text:p>Slut med besværlig skrælning og rivning! - Santa Maria ingefærpasta er udviklet for at gøre livet lettere for dig! Den er let at anvende, og du kan opbevare den i køleskabet i 4 uger efter åbning.</text:p>
          </table:table-cell>
          <table:table-cell office:value-type="string" calcext:value-type="string">
            <text:p>https://www.nemlig.com/ingefaer-krydderpaste-5026728</text:p>
          </table:table-cell>
        </table:table-row>
        <table:table-row table:style-name="ro13">
          <table:table-cell office:value-type="string" calcext:value-type="string">
            <text:p>Dagligvarer &gt; Frost &gt; Brød og kager &gt; Desserter og pandekager &gt; Nøddehorn</text:p>
          </table:table-cell>
          <table:table-cell office:value-type="string" calcext:value-type="string">
            <text:p>Nøddehorn</text:p>
          </table:table-cell>
          <table:table-cell office:value-type="string" calcext:value-type="string">
            <text:p>50 g / frost / Bæchs Konditori</text:p>
          </table:table-cell>
          <table:table-cell office:value-type="string" calcext:value-type="string">
            <text:p>Frost</text:p>
          </table:table-cell>
          <table:table-cell office:value-type="string" calcext:value-type="string">
            <text:p>16.95</text:p>
          </table:table-cell>
          <table:table-cell office:value-type="string" calcext:value-type="string">
            <text:p>.</text:p>
          </table:table-cell>
          <table:table-cell office:value-type="string" calcext:value-type="string">
            <text:p>Bæchs Konditori</text:p>
          </table:table-cell>
          <table:table-cell office:value-type="string" calcext:value-type="string">
            <text:p>Bryllup, Dessert, Jul, Nytår, Picnic</text:p>
          </table:table-cell>
          <table:table-cell table:number-columns-repeated="4"/>
          <table:table-cell office:value-type="string" calcext:value-type="string">
            <text:p>Frost, Nyhed</text:p>
          </table:table-cell>
          <table:table-cell table:number-columns-repeated="3"/>
          <table:table-cell office:value-type="string" calcext:value-type="string">
            <text:p>Dessert, Kage</text:p>
          </table:table-cell>
          <table:table-cell office:value-type="string" calcext:value-type="string">
            <text:p>Nøddehorn</text:p>
            <text:p>Et lækkert nøddehorn, praktisk indpakket - lige til at friste.</text:p>
            <text:p/>
            <text:p>Server til kaffe eller the, eller blot som en lækkerbisken i utide.</text:p>
            <text:p/>
            <text:p>Dansk konditori siden 1878</text:p>
            <text:p>Bæchs Conditori blev grundlagt i Hobro ved Mariager Fjord i 1878. Og det er stadig her, de klassiske danske konditorkager og nye søde fristelser kreeres, formes og pakkes - altid med omhu og respekt for den gode danske smag. Lige til at friste - frisk fra frost.</text:p>
          </table:table-cell>
          <table:table-cell office:value-type="string" calcext:value-type="string">
            <text:p>https://www.nemlig.com/noeddehorn-5049168</text:p>
          </table:table-cell>
        </table:table-row>
        <table:table-row table:style-name="ro13">
          <table:table-cell office:value-type="string" calcext:value-type="string">
            <text:p>Dagligvarer &gt; Kolonial &gt; Krydderier &gt; Krydderurter &gt; Purløg</text:p>
          </table:table-cell>
          <table:table-cell office:value-type="string" calcext:value-type="string">
            <text:p>Purløg</text:p>
          </table:table-cell>
          <table:table-cell office:value-type="string" calcext:value-type="string">
            <text:p>7 cm pt. / Danmark / Klasse 1</text:p>
          </table:table-cell>
          <table:table-cell office:value-type="string" calcext:value-type="string">
            <text:p>Dansk</text:p>
          </table:table-cell>
          <table:table-cell office:value-type="string" calcext:value-type="string">
            <text:p>13.00</text:p>
          </table:table-cell>
          <table:table-cell office:value-type="string" calcext:value-type="string">
            <text:p>.</text:p>
          </table:table-cell>
          <table:table-cell/>
          <table:table-cell office:value-type="string" calcext:value-type="string">
            <text:p>Brunch, Påske, Salat, Suppe, Tilbehør</text:p>
          </table:table-cell>
          <table:table-cell office:value-type="string" calcext:value-type="string">
            <text:p>Potte</text:p>
          </table:table-cell>
          <table:table-cell office:value-type="string" calcext:value-type="string">
            <text:p>Grøn</text:p>
          </table:table-cell>
          <table:table-cell office:value-type="string" calcext:value-type="string">
            <text:p>Klasse 1</text:p>
          </table:table-cell>
          <table:table-cell/>
          <table:table-cell office:value-type="string" calcext:value-type="string">
            <text:p>Dansk</text:p>
          </table:table-cell>
          <table:table-cell office:value-type="string" calcext:value-type="string">
            <text:p>Danmark</text:p>
          </table:table-cell>
          <table:table-cell table:number-columns-repeated="2"/>
          <table:table-cell office:value-type="string" calcext:value-type="string">
            <text:p>Krydderurt, Purløg</text:p>
          </table:table-cell>
          <table:table-cell office:value-type="string" calcext:value-type="string">
            <text:p>Purløg findes både i Europa, Asien og Nordamerika. Det er den mindste inden for løgfamilien.</text:p>
            <text:p/>
            <text:p>Den er meget populær og kan købes hele året rundt.</text:p>
            <text:p>Traditionelt set bliver purløg brugt som grønt drys til æggekagen, på den røgede sild og i den kolde kartoffelsalat, men kan også sagtens kommes i varme retter, saucer og dressinger.</text:p>
            <text:p/>
            <text:p>Tips:</text:p>
            <text:p>Purløg får de fineste lyserøde blomster, som også er spiselige.</text:p>
          </table:table-cell>
          <table:table-cell office:value-type="string" calcext:value-type="string">
            <text:p>https://www.nemlig.com/purloeg-2301215</text:p>
          </table:table-cell>
        </table:table-row>
        <table:table-row table:style-name="ro2">
          <table:table-cell office:value-type="string" calcext:value-type="string">
            <text:p>Dagligvarer &gt; Drikkevarer &gt; Øl &gt; Øltyper &gt; Specialøl &gt; Leffe blond</text:p>
          </table:table-cell>
          <table:table-cell office:value-type="string" calcext:value-type="string">
            <text:p>Leffe blond</text:p>
          </table:table-cell>
          <table:table-cell office:value-type="string" calcext:value-type="string">
            <text:p>0,75 l / ex. pant / Leffe</text:p>
          </table:table-cell>
          <table:table-cell/>
          <table:table-cell office:value-type="string" calcext:value-type="string">
            <text:p>35.00</text:p>
          </table:table-cell>
          <table:table-cell office:value-type="string" calcext:value-type="string">
            <text:p>.</text:p>
          </table:table-cell>
          <table:table-cell office:value-type="string" calcext:value-type="string">
            <text:p>Leffe</text:p>
          </table:table-cell>
          <table:table-cell table:number-columns-repeated="4"/>
          <table:table-cell office:value-type="string" calcext:value-type="string">
            <text:p>Belgien</text:p>
          </table:table-cell>
          <table:table-cell table:number-columns-repeated="4"/>
          <table:table-cell office:value-type="string" calcext:value-type="string">
            <text:p>Hvedeøl, Specialøl</text:p>
          </table:table-cell>
          <table:table-cell office:value-type="string" calcext:value-type="string">
            <text:p>Leffe blond 0,75 l</text:p>
            <text:p>Korngylden ale med en fyldig, frugtig sødme og en kortvarig underspillet bitterhed, der giver øllet en rund harmonisk fylde</text:p>
            <text:p/>
            <text:p/>
            <text:p>Alkohol</text:p>
            <text:p>6,6%</text:p>
          </table:table-cell>
          <table:table-cell office:value-type="string" calcext:value-type="string">
            <text:p>https://www.nemlig.com/leffe-blond-5016501</text:p>
          </table:table-cell>
        </table:table-row>
        <table:table-row table:style-name="ro1">
          <table:table-cell office:value-type="string" calcext:value-type="string">
            <text:p>Dagligvarer &gt; Blomster og have &gt; Jord og gødning &gt; Substral gødning (flydende)</text:p>
          </table:table-cell>
          <table:table-cell office:value-type="string" calcext:value-type="string">
            <text:p>Substral gødning (flydende)</text:p>
          </table:table-cell>
          <table:table-cell office:value-type="string" calcext:value-type="string">
            <text:p>0,50 l / Substral</text:p>
          </table:table-cell>
          <table:table-cell/>
          <table:table-cell office:value-type="string" calcext:value-type="string">
            <text:p>39.95</text:p>
          </table:table-cell>
          <table:table-cell office:value-type="string" calcext:value-type="string">
            <text:p>.</text:p>
          </table:table-cell>
          <table:table-cell office:value-type="string" calcext:value-type="string">
            <text:p>Substral®</text:p>
          </table:table-cell>
          <table:table-cell office:value-type="string" calcext:value-type="string">
            <text:p>Have, Stueplante, Udplantning</text:p>
          </table:table-cell>
          <table:table-cell table:number-columns-repeated="8"/>
          <table:table-cell office:value-type="string" calcext:value-type="string">
            <text:p>Gødning</text:p>
          </table:table-cell>
          <table:table-cell/>
          <table:table-cell office:value-type="string" calcext:value-type="string">
            <text:p>https://www.nemlig.com/substral-goedning-flydende-213001</text:p>
          </table:table-cell>
        </table:table-row>
        <table:table-row table:style-name="ro12">
          <table:table-cell office:value-type="string" calcext:value-type="string">
            <text:p>Dagligvarer &gt; Kolonial &gt; Bagning &gt; Klid og flager &gt; Rugflager øko.</text:p>
          </table:table-cell>
          <table:table-cell office:value-type="string" calcext:value-type="string">
            <text:p>Rugflager øko.</text:p>
          </table:table-cell>
          <table:table-cell office:value-type="string" calcext:value-type="string">
            <text:p>400 g / Urtekram</text:p>
          </table:table-cell>
          <table:table-cell office:value-type="string" calcext:value-type="string">
            <text:p>Nøglehulsmærket,Øko (dansk),Øko (europæisk)</text:p>
          </table:table-cell>
          <table:table-cell office:value-type="string" calcext:value-type="string">
            <text:p>19.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Nøglehulsmærket, Øko (dansk), Øko (europæisk)</text:p>
          </table:table-cell>
          <table:table-cell table:number-columns-repeated="3"/>
          <table:table-cell office:value-type="string" calcext:value-type="string">
            <text:p>Gryn</text:p>
          </table:table-cell>
          <table:table-cell office:value-type="string" calcext:value-type="string">
            <text:p>Rugflager øko.</text:p>
            <text:p>Rug er en klassisk, nordisk kornsort med rigtig meget gods i. Også smagsmæssigt, hvor den kraftige, dominerende og let syrlige smag virkelig står frem.</text:p>
            <text:p/>
            <text:p>Rug har en blågrøn farve fra naturens hånd.</text:p>
            <text:p>Der kan derfor forekomme blågrønne flager i produktet.</text:p>
          </table:table-cell>
          <table:table-cell office:value-type="string" calcext:value-type="string">
            <text:p>https://www.nemlig.com/rugflager-oeko-5015465</text:p>
          </table:table-cell>
        </table:table-row>
        <table:table-row table:style-name="ro3">
          <table:table-cell office:value-type="string" calcext:value-type="string">
            <text:p>Dagligvarer &gt; Drikkevarer &gt; Kildevand og danskvand &gt; Danskvand med citrus &gt; Danskvand m. citrus (dåse)</text:p>
          </table:table-cell>
          <table:table-cell office:value-type="string" calcext:value-type="string">
            <text:p>Danskvand m. citrus (dåse)</text:p>
          </table:table-cell>
          <table:table-cell office:value-type="string" calcext:value-type="string">
            <text:p>0,33 l / ex. pant / Harboe</text:p>
          </table:table-cell>
          <table:table-cell/>
          <table:table-cell office:value-type="string" calcext:value-type="string">
            <text:p>4.50</text:p>
          </table:table-cell>
          <table:table-cell office:value-type="string" calcext:value-type="string">
            <text:p>.</text:p>
          </table:table-cell>
          <table:table-cell office:value-type="string" calcext:value-type="string">
            <text:p>Harboe</text:p>
          </table:table-cell>
          <table:table-cell office:value-type="string" calcext:value-type="string">
            <text:p>Picnic, Snack</text:p>
          </table:table-cell>
          <table:table-cell table:number-columns-repeated="8"/>
          <table:table-cell office:value-type="string" calcext:value-type="string">
            <text:p>Danskvand</text:p>
          </table:table-cell>
          <table:table-cell office:value-type="string" calcext:value-type="string">
            <text:p>Danskvand</text:p>
            <text:p>Harboe Apollinaris Citrus er en forfriskende vand med delikat mild og rund smag af citrus.</text:p>
          </table:table-cell>
          <table:table-cell office:value-type="string" calcext:value-type="string">
            <text:p>https://www.nemlig.com/danskvand-m-citrus-daase-5003145</text:p>
          </table:table-cell>
        </table:table-row>
        <table:table-row table:style-name="ro9">
          <table:table-cell office:value-type="string" calcext:value-type="string">
            <text:p>Dagligvarer &gt; Køl og mejeri &gt; Frisk pasta &gt; Pasta uden fyld &gt; Andet frisk pasta uden fyld &gt; Fusilli m. fuldkorn øko.</text:p>
          </table:table-cell>
          <table:table-cell office:value-type="string" calcext:value-type="string">
            <text:p>Fusilli m. fuldkorn øko.</text:p>
          </table:table-cell>
          <table:table-cell office:value-type="string" calcext:value-type="string">
            <text:p>500 g / Delverde</text:p>
          </table:table-cell>
          <table:table-cell office:value-type="string" calcext:value-type="string">
            <text:p>Øko (europæisk)</text:p>
          </table:table-cell>
          <table:table-cell office:value-type="string" calcext:value-type="string">
            <text:p>19.95</text:p>
          </table:table-cell>
          <table:table-cell office:value-type="string" calcext:value-type="string">
            <text:p>.</text:p>
          </table:table-cell>
          <table:table-cell office:value-type="string" calcext:value-type="string">
            <text:p>Delverde</text:p>
          </table:table-cell>
          <table:table-cell table:number-columns-repeated="5"/>
          <table:table-cell office:value-type="string" calcext:value-type="string">
            <text:p>Øko (europæisk)</text:p>
          </table:table-cell>
          <table:table-cell table:number-columns-repeated="3"/>
          <table:table-cell office:value-type="string" calcext:value-type="string">
            <text:p>Pasta</text:p>
          </table:table-cell>
          <table:table-cell office:value-type="string" calcext:value-type="string">
            <text:p>Økologisk fuldkorns fusilli</text:p>
            <text:p>Italiensk tørpasta fremstillet i bronzeforme og langtidstørret ved lav temperatur, så pastaen kan koges "al dente".</text:p>
            <text:p>Pastamøllen er beliggende i en nationalpark i Abruzzo området.</text:p>
          </table:table-cell>
          <table:table-cell office:value-type="string" calcext:value-type="string">
            <text:p>https://www.nemlig.com/fusilli-m-fuldkorn-oeko-5013997</text:p>
          </table:table-cell>
        </table:table-row>
        <table:table-row table:style-name="ro3">
          <table:table-cell office:value-type="string" calcext:value-type="string">
            <text:p>Dagligvarer &gt; Frost &gt; Supper og nem mad &gt; Pizza og toast &gt; Pizza Mozzarella</text:p>
          </table:table-cell>
          <table:table-cell office:value-type="string" calcext:value-type="string">
            <text:p>Pizza Mozzarella</text:p>
          </table:table-cell>
          <table:table-cell office:value-type="string" calcext:value-type="string">
            <text:p>370 g / glutenfri / frost / Dr. Oetker - Ristorante</text:p>
          </table:table-cell>
          <table:table-cell office:value-type="string" calcext:value-type="string">
            <text:p>Frost</text:p>
          </table:table-cell>
          <table:table-cell office:value-type="string" calcext:value-type="string">
            <text:p>47.00</text:p>
          </table:table-cell>
          <table:table-cell office:value-type="string" calcext:value-type="string">
            <text:p>.</text:p>
          </table:table-cell>
          <table:table-cell office:value-type="string" calcext:value-type="string">
            <text:p>Dr. Oetker</text:p>
          </table:table-cell>
          <table:table-cell office:value-type="string" calcext:value-type="string">
            <text:p>Aftensmad, Frokost</text:p>
          </table:table-cell>
          <table:table-cell table:number-columns-repeated="4"/>
          <table:table-cell office:value-type="string" calcext:value-type="string">
            <text:p>Frost, Glutenfri</text:p>
          </table:table-cell>
          <table:table-cell table:number-columns-repeated="3"/>
          <table:table-cell office:value-type="string" calcext:value-type="string">
            <text:p>Pizza</text:p>
          </table:table-cell>
          <table:table-cell office:value-type="string" calcext:value-type="string">
            <text:p>Pizza Mozzarella</text:p>
            <text:p>Så har Dr. Oetker en pizza til dig! Dr. Oetkers Ristorante Mozzarella fås nu uden gluten og med samme lækre, velkendte smag! Bunden er tynd og sprød, og pizzaen er toppet med smagfulde cherry-tomater og lækker Mozzarella-ost.</text:p>
          </table:table-cell>
          <table:table-cell office:value-type="string" calcext:value-type="string">
            <text:p>https://www.nemlig.com/pizza-mozzarella-5029566</text:p>
          </table:table-cell>
        </table:table-row>
        <table:table-row table:style-name="ro3">
          <table:table-cell office:value-type="string" calcext:value-type="string">
            <text:p>Dagligvarer &gt; Køl og mejeri &gt; Tapas &gt; Italiensk og spansk pålæg &gt; Salami og chorizo &gt; Imperial classicá salami</text:p>
          </table:table-cell>
          <table:table-cell office:value-type="string" calcext:value-type="string">
            <text:p>Imperial classicá salami</text:p>
          </table:table-cell>
          <table:table-cell office:value-type="string" calcext:value-type="string">
            <text:p>230 g / lufttørret / spansk / glutenfri / Elpozo</text:p>
          </table:table-cell>
          <table:table-cell office:value-type="string" calcext:value-type="string">
            <text:p>KØL</text:p>
          </table:table-cell>
          <table:table-cell office:value-type="string" calcext:value-type="string">
            <text:p>35.95</text:p>
          </table:table-cell>
          <table:table-cell office:value-type="string" calcext:value-type="string">
            <text:p>.</text:p>
          </table:table-cell>
          <table:table-cell office:value-type="string" calcext:value-type="string">
            <text:p>Elpozo</text:p>
          </table:table-cell>
          <table:table-cell office:value-type="string" calcext:value-type="string">
            <text:p>Brunch, Frokost</text:p>
          </table:table-cell>
          <table:table-cell table:number-columns-repeated="4"/>
          <table:table-cell office:value-type="string" calcext:value-type="string">
            <text:p>Glutenfri, KØL</text:p>
          </table:table-cell>
          <table:table-cell office:value-type="string" calcext:value-type="string">
            <text:p>Svin</text:p>
          </table:table-cell>
          <table:table-cell table:number-columns-repeated="2"/>
          <table:table-cell office:value-type="string" calcext:value-type="string">
            <text:p>Kødpålæg, Salami, Tapaspølse</text:p>
          </table:table-cell>
          <table:table-cell office:value-type="string" calcext:value-type="string">
            <text:p>Spansk salami</text:p>
            <text:p>Lufttørret spansk salami i naturtarm med hvid skimmel, der alt sammen kan spises. Et godt bid - god til tapas og som små hapser.</text:p>
          </table:table-cell>
          <table:table-cell office:value-type="string" calcext:value-type="string">
            <text:p>https://www.nemlig.com/imperial-classica-salami-5011602</text:p>
          </table:table-cell>
        </table:table-row>
        <table:table-row table:style-name="ro3">
          <table:table-cell office:value-type="string" calcext:value-type="string">
            <text:p>Dagligvarer &gt; Kød og fisk &gt; Kylling &gt; Hakket kylling &gt; Hakket kylling 3-7% øko.</text:p>
          </table:table-cell>
          <table:table-cell office:value-type="string" calcext:value-type="string">
            <text:p>Hakket kylling 3-7% øko.</text:p>
          </table:table-cell>
          <table:table-cell office:value-type="string" calcext:value-type="string">
            <text:p>300 g / De Danske Familiegårde</text:p>
          </table:table-cell>
          <table:table-cell office:value-type="string" calcext:value-type="string">
            <text:p>KØL,Øko (dansk)</text:p>
          </table:table-cell>
          <table:table-cell office:value-type="string" calcext:value-type="string">
            <text:p>59.95</text:p>
          </table:table-cell>
          <table:table-cell office:value-type="string" calcext:value-type="string">
            <text:p>.</text:p>
          </table:table-cell>
          <table:table-cell office:value-type="string" calcext:value-type="string">
            <text:p>De Danske Familiegårde</text:p>
          </table:table-cell>
          <table:table-cell office:value-type="string" calcext:value-type="string">
            <text:p>Aftensmad, Madlavning, Middag</text:p>
          </table:table-cell>
          <table:table-cell table:number-columns-repeated="4"/>
          <table:table-cell office:value-type="string" calcext:value-type="string">
            <text:p>Anbefalet af dyrenes beskyttelse, KØL, Øko (dansk)</text:p>
          </table:table-cell>
          <table:table-cell office:value-type="string" calcext:value-type="string">
            <text:p>Danmark</text:p>
          </table:table-cell>
          <table:table-cell table:number-columns-repeated="2"/>
          <table:table-cell office:value-type="string" calcext:value-type="string">
            <text:p>Kylling</text:p>
          </table:table-cell>
          <table:table-cell office:value-type="string" calcext:value-type="string">
            <text:p>Økologisk hakket kød 3-7%</text:p>
            <text:p>Hakket kylling er et lækkert alternativt til hakket oksekød og kan bruges på samme måde. Prøv f.eks. kyllingfrikadeller eller kyllingepølser.</text:p>
          </table:table-cell>
          <table:table-cell office:value-type="string" calcext:value-type="string">
            <text:p>https://www.nemlig.com/hakket-kylling-3-7-oeko-5042478</text:p>
          </table:table-cell>
        </table:table-row>
        <table:table-row table:style-name="ro3">
          <table:table-cell office:value-type="string" calcext:value-type="string">
            <text:p>Dagligvarer &gt; Drikkevarer &gt; Saftevand og drik med smag &gt; Hyldeblomstdrik øko.</text:p>
          </table:table-cell>
          <table:table-cell office:value-type="string" calcext:value-type="string">
            <text:p>Hyldeblomstdrik øko.</text:p>
          </table:table-cell>
          <table:table-cell office:value-type="string" calcext:value-type="string">
            <text:p>0,50 l / fra koncentrat / ex. pant / Den Gamle Fabrik</text:p>
          </table:table-cell>
          <table:table-cell office:value-type="string" calcext:value-type="string">
            <text:p>Øko (europæisk)</text:p>
          </table:table-cell>
          <table:table-cell office:value-type="string" calcext:value-type="string">
            <text:p>25.95</text:p>
          </table:table-cell>
          <table:table-cell office:value-type="string" calcext:value-type="string">
            <text:p>.</text:p>
          </table:table-cell>
          <table:table-cell office:value-type="string" calcext:value-type="string">
            <text:p>Den Gamle Fabrik</text:p>
          </table:table-cell>
          <table:table-cell office:value-type="string" calcext:value-type="string">
            <text:p>Drikke</text:p>
          </table:table-cell>
          <table:table-cell table:number-columns-repeated="4"/>
          <table:table-cell office:value-type="string" calcext:value-type="string">
            <text:p>Øko (europæisk)</text:p>
          </table:table-cell>
          <table:table-cell table:number-columns-repeated="3"/>
          <table:table-cell office:value-type="string" calcext:value-type="string">
            <text:p>Læskedrik til opblanding</text:p>
          </table:table-cell>
          <table:table-cell office:value-type="string" calcext:value-type="string">
            <text:p>Økologisk hyldeblomstdrik</text:p>
            <text:p>Prøv Den Gamle Fabriks økologiske hyldeblomstdrik og nyd den karakteristiske duft og lette, liflige smag af sommer.</text:p>
          </table:table-cell>
          <table:table-cell office:value-type="string" calcext:value-type="string">
            <text:p>https://www.nemlig.com/hyldeblomstdrik-oeko-5044274</text:p>
          </table:table-cell>
        </table:table-row>
        <table:table-row table:style-name="ro3">
          <table:table-cell office:value-type="string" calcext:value-type="string">
            <text:p>Dagligvarer &gt; Kolonial &gt; Konserves &gt; Tomat på dåse &gt; Tomatpuré &gt; Tomatpuré</text:p>
          </table:table-cell>
          <table:table-cell office:value-type="string" calcext:value-type="string">
            <text:p>Tomatpuré</text:p>
          </table:table-cell>
          <table:table-cell office:value-type="string" calcext:value-type="string">
            <text:p>140 g / Consar</text:p>
          </table:table-cell>
          <table:table-cell/>
          <table:table-cell office:value-type="string" calcext:value-type="string">
            <text:p>2.95</text:p>
          </table:table-cell>
          <table:table-cell office:value-type="string" calcext:value-type="string">
            <text:p>.</text:p>
          </table:table-cell>
          <table:table-cell office:value-type="string" calcext:value-type="string">
            <text:p>Consar</text:p>
          </table:table-cell>
          <table:table-cell office:value-type="string" calcext:value-type="string">
            <text:p>Madlavning</text:p>
          </table:table-cell>
          <table:table-cell table:number-columns-repeated="4"/>
          <table:table-cell office:value-type="string" calcext:value-type="string">
            <text:p>Discount</text:p>
          </table:table-cell>
          <table:table-cell table:number-columns-repeated="3"/>
          <table:table-cell office:value-type="string" calcext:value-type="string">
            <text:p>Tomatpuré</text:p>
          </table:table-cell>
          <table:table-cell office:value-type="string" calcext:value-type="string">
            <text:p>Tomatpuré</text:p>
            <text:p>Tomatpuré er en tyk væske fremstillet ved at koge og dræne tomater. Tomatpuré har en tykkere konsistens og dybere samg end tomatsauce.</text:p>
          </table:table-cell>
          <table:table-cell office:value-type="string" calcext:value-type="string">
            <text:p>https://www.nemlig.com/tomatpure-5037661</text:p>
          </table:table-cell>
        </table:table-row>
        <table:table-row table:style-name="ro10">
          <table:table-cell office:value-type="string" calcext:value-type="string">
            <text:p>Dagligvarer &gt; Husholdning og bolig &gt; Elartikler &gt; Stikdåser, kabler mv. &gt; Børnesikret stikdåse 4R</text:p>
          </table:table-cell>
          <table:table-cell office:value-type="string" calcext:value-type="string">
            <text:p>Børnesikret stikdåse 4R</text:p>
          </table:table-cell>
          <table:table-cell office:value-type="string" calcext:value-type="string">
            <text:p>1 stk. / E-Line</text:p>
          </table:table-cell>
          <table:table-cell/>
          <table:table-cell office:value-type="string" calcext:value-type="string">
            <text:p>89.95</text:p>
          </table:table-cell>
          <table:table-cell office:value-type="string" calcext:value-type="string">
            <text:p>.</text:p>
          </table:table-cell>
          <table:table-cell office:value-type="string" calcext:value-type="string">
            <text:p>E-Line</text:p>
          </table:table-cell>
          <table:table-cell table:number-columns-repeated="9"/>
          <table:table-cell office:value-type="string" calcext:value-type="string">
            <text:p>Stikdåse</text:p>
          </table:table-cell>
          <table:table-cell office:value-type="string" calcext:value-type="string">
            <text:p>Børnesikret stikdåse.</text:p>
            <text:p>Børnesikret hvid stikdåse med 4 udtag uden jordforbindelse til samling af elapparater. Stikdåsen er monteret med 1,5 meter ledning. Produktet er demonterbart.</text:p>
            <text:p/>
            <text:p>Produktinformation:</text:p>
            <text:p>Ledning: 1,5 meter</text:p>
            <text:p>Farve: hvid</text:p>
            <text:p>Antal udtag: 4</text:p>
            <text:p>Primær spænding: 230 volt</text:p>
            <text:p>Strøm: 10 ampere</text:p>
            <text:p>Watt: maks. 2.300 watt</text:p>
            <text:p>IP-grad: IP20</text:p>
          </table:table-cell>
          <table:table-cell office:value-type="string" calcext:value-type="string">
            <text:p>https://www.nemlig.com/boernesikret-stikdaase-4r-5030788</text:p>
          </table:table-cell>
        </table:table-row>
        <table:table-row table:style-name="ro3">
          <table:table-cell office:value-type="string" calcext:value-type="string">
            <text:p>Dagligvarer &gt; Køl og mejeri &gt; Pålæg &gt; Fisk- og skaldyrspålæg &gt; Kaviar, rogn og blinis &gt; Lavsaltet stenbiderrogn (sort)</text:p>
          </table:table-cell>
          <table:table-cell office:value-type="string" calcext:value-type="string">
            <text:p>Lavsaltet stenbiderrogn (sort)</text:p>
          </table:table-cell>
          <table:table-cell office:value-type="string" calcext:value-type="string">
            <text:p>75 g / Royal Greenland</text:p>
          </table:table-cell>
          <table:table-cell office:value-type="string" calcext:value-type="string">
            <text:p>KØL,MSC-mærket,Nøglehulsmærket</text:p>
          </table:table-cell>
          <table:table-cell office:value-type="string" calcext:value-type="string">
            <text:p>24.95</text:p>
          </table:table-cell>
          <table:table-cell office:value-type="string" calcext:value-type="string">
            <text:p>19.00</text:p>
          </table:table-cell>
          <table:table-cell office:value-type="string" calcext:value-type="string">
            <text:p>Royal Greenland</text:p>
          </table:table-cell>
          <table:table-cell office:value-type="string" calcext:value-type="string">
            <text:p>Tilbehør</text:p>
          </table:table-cell>
          <table:table-cell table:number-columns-repeated="4"/>
          <table:table-cell office:value-type="string" calcext:value-type="string">
            <text:p>KØL, MSC-mærket, Nøglehulsmærket</text:p>
          </table:table-cell>
          <table:table-cell office:value-type="string" calcext:value-type="string">
            <text:p>Fisk</text:p>
          </table:table-cell>
          <table:table-cell table:number-columns-repeated="2"/>
          <table:table-cell office:value-type="string" calcext:value-type="string">
            <text:p>Rogn</text:p>
          </table:table-cell>
          <table:table-cell office:value-type="string" calcext:value-type="string">
            <text:p>1. klasses grønlandske stenbiderrogn</text:p>
            <text:p>Rognen fra den tykke stenbiderhun, kvabsoen som den kaldes, er en stor delikatesse. De skinnende smukke, sprøde perler brister i munden med et lille "pop" og frigiver deres salte, sødmefulde smag. Traditionelt set bruges stenbiderrogn mest som pynt eller til en lille hapser før middagen, men den delikate grønlandske rogn kan sagtens bære en ret i sig selv.</text:p>
          </table:table-cell>
          <table:table-cell office:value-type="string" calcext:value-type="string">
            <text:p>https://www.nemlig.com/lavsaltet-stenbiderrogn-sort-5029855</text:p>
          </table:table-cell>
        </table:table-row>
        <table:table-row table:style-name="ro7">
          <table:table-cell office:value-type="string" calcext:value-type="string">
            <text:p>Dagligvarer &gt; Køl og mejeri &gt; Mejeri &gt; Ost &gt; Specialost &gt; Skimmelost &gt; Gorgonzola (cremet)</text:p>
          </table:table-cell>
          <table:table-cell office:value-type="string" calcext:value-type="string">
            <text:p>Gorgonzola (cremet)</text:p>
          </table:table-cell>
          <table:table-cell office:value-type="string" calcext:value-type="string">
            <text:p>150 g / Galbani</text:p>
          </table:table-cell>
          <table:table-cell office:value-type="string" calcext:value-type="string">
            <text:p>KØL</text:p>
          </table:table-cell>
          <table:table-cell office:value-type="string" calcext:value-type="string">
            <text:p>26.95</text:p>
          </table:table-cell>
          <table:table-cell office:value-type="string" calcext:value-type="string">
            <text:p>.</text:p>
          </table:table-cell>
          <table:table-cell office:value-type="string" calcext:value-type="string">
            <text:p>Galbani</text:p>
          </table:table-cell>
          <table:table-cell office:value-type="string" calcext:value-type="string">
            <text:p>Dessert, Madlavning, Ostebord</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Blåskimmelost</text:p>
          </table:table-cell>
          <table:table-cell office:value-type="string" calcext:value-type="string">
            <text:p>Gorgonzola</text:p>
            <text:p>Eccellenza er en ny Galbani Gorgonzola variant på markedet. Det er den Gorgonzola italienerne selv foretrækker. Den har en særdeles cremet konsistens og en delikat, let sødlig og mild smag samt en fin blåskimmelmarmorering.</text:p>
            <text:p/>
            <text:p>Osten er idéel på ostebordet samt til dessert sammen med lidt frugt f.eks.friske figner eller dadler. Man bør heller ikke snyde sig selv for Galbani Eccellenza i madlavningen, hvor den giver et ekstra pift i mange forskellige retter.</text:p>
          </table:table-cell>
          <table:table-cell office:value-type="string" calcext:value-type="string">
            <text:p>https://www.nemlig.com/gorgonzola-cremet-710001</text:p>
          </table:table-cell>
        </table:table-row>
        <table:table-row table:style-name="ro22">
          <table:table-cell office:value-type="string" calcext:value-type="string">
            <text:p>Dagligvarer &gt; Pleje og skønhed &gt; Helse &gt; Slankekostprodukter &gt; Fuldkosterstatning til vægtkontrol &gt; Shake m. kakao</text:p>
          </table:table-cell>
          <table:table-cell office:value-type="string" calcext:value-type="string">
            <text:p>Shake m. kakao</text:p>
          </table:table-cell>
          <table:table-cell office:value-type="string" calcext:value-type="string">
            <text:p>384 g / 12 portioner / indeh.sukker/sødestoffer/ Nupo</text:p>
          </table:table-cell>
          <table:table-cell/>
          <table:table-cell office:value-type="string" calcext:value-type="string">
            <text:p>107.94</text:p>
          </table:table-cell>
          <table:table-cell office:value-type="string" calcext:value-type="string">
            <text:p>.</text:p>
          </table:table-cell>
          <table:table-cell office:value-type="string" calcext:value-type="string">
            <text:p>Nupo</text:p>
          </table:table-cell>
          <table:table-cell table:number-columns-repeated="5"/>
          <table:table-cell office:value-type="string" calcext:value-type="string">
            <text:p>Discount</text:p>
          </table:table-cell>
          <table:table-cell table:number-columns-repeated="3"/>
          <table:table-cell office:value-type="string" calcext:value-type="string">
            <text:p>Fuldkosterstatning til vægtkontrol</text:p>
          </table:table-cell>
          <table:table-cell office:value-type="string" calcext:value-type="string">
            <text:p>VLCDpulver som en fuldkosterstatning</text:p>
            <text:p>Kosterstatning med chokoladesmag til vægtkontrol af moderat og svær overvægt.</text:p>
            <text:p>Til brug i kost med et meget lavt kalorieindhold.</text:p>
            <text:p>Indeholder sukker og sødestoffer.</text:p>
            <text:p/>
            <text:p>Instruktioner:</text:p>
            <text:p>Husk altid at drikke rigeligt vand under en diæt. Gerne 2-3 liter om dagen.</text:p>
            <text:p>Anvendes Nupo som eneste fødevarekilde, bør den ikke bruges mere end 3 uger uden kontrol hos lægen.</text:p>
            <text:p>Bør ikke anvendes af overvægtige med komplikationer som hjerte- og karsygdomme eller stofskifteforstyrrelser uden lægekontrol.</text:p>
            <text:p>Desuden frarådes gravide, ammende, børn, unge og ældre at anvende produktet.</text:p>
            <text:p/>
            <text:p>Med 6 portioner Nupo pr. dag dækkes hele næringsbehovet. Det er vigtigt at alle 6 portioner Nupo indtages.</text:p>
            <text:p/>
            <text:p>Allergi informationer:</text:p>
            <text:p>Indeholder soja og mælk.</text:p>
            <text:p/>
            <text:p>Opbevaring:</text:p>
            <text:p>Tørt og ikke for varmt.</text:p>
          </table:table-cell>
          <table:table-cell office:value-type="string" calcext:value-type="string">
            <text:p>https://www.nemlig.com/shake-m-kakao-5501380</text:p>
          </table:table-cell>
        </table:table-row>
        <table:table-row table:style-name="ro3">
          <table:table-cell office:value-type="string" calcext:value-type="string">
            <text:p>Dagligvarer &gt; Frost &gt; Is &gt; Is i bægre og bøtter &gt; Jordbæris øko.</text:p>
          </table:table-cell>
          <table:table-cell office:value-type="string" calcext:value-type="string">
            <text:p>Jordbæris øko.</text:p>
          </table:table-cell>
          <table:table-cell office:value-type="string" calcext:value-type="string">
            <text:p>0,725 l / frost / Hansens Flødeis</text:p>
          </table:table-cell>
          <table:table-cell office:value-type="string" calcext:value-type="string">
            <text:p>Frost,Øko (dansk),Øko (europæisk)</text:p>
          </table:table-cell>
          <table:table-cell office:value-type="string" calcext:value-type="string">
            <text:p>51.95</text:p>
          </table:table-cell>
          <table:table-cell office:value-type="string" calcext:value-type="string">
            <text:p>.</text:p>
          </table:table-cell>
          <table:table-cell office:value-type="string" calcext:value-type="string">
            <text:p>Hansens Flødeis</text:p>
          </table:table-cell>
          <table:table-cell office:value-type="string" calcext:value-type="string">
            <text:p>Dessert</text:p>
          </table:table-cell>
          <table:table-cell table:number-columns-repeated="4"/>
          <table:table-cell office:value-type="string" calcext:value-type="string">
            <text:p>Frost, Øko (dansk), Øko (europæisk)</text:p>
          </table:table-cell>
          <table:table-cell table:number-columns-repeated="3"/>
          <table:table-cell office:value-type="string" calcext:value-type="string">
            <text:p>Is</text:p>
          </table:table-cell>
          <table:table-cell office:value-type="string" calcext:value-type="string">
            <text:p>Hansens Økologisk Jordbær Flødeis</text:p>
            <text:p>Økologisk Jordbær Flødeis med Hansens hjemmelavede jordbærgrød. Vi koger selv jordbærgrøden og vender jordbærgrøden frisk i flødeisen lige efter piskning af iskremen. Vi bruger lokale jordbær fra blandt andet Vendtegodtgård og Svanholm. Vi ved de også gør sig umage.</text:p>
          </table:table-cell>
          <table:table-cell office:value-type="string" calcext:value-type="string">
            <text:p>https://www.nemlig.com/jordbaeris-oeko-5032890</text:p>
          </table:table-cell>
        </table:table-row>
        <table:table-row table:style-name="ro3">
          <table:table-cell office:value-type="string" calcext:value-type="string">
            <text:p>Dagligvarer &gt; Drikkevarer &gt; De la Haye AOC Magnum 2016</text:p>
          </table:table-cell>
          <table:table-cell office:value-type="string" calcext:value-type="string">
            <text:p>De la Haye AOC Magnum 2016</text:p>
          </table:table-cell>
          <table:table-cell office:value-type="string" calcext:value-type="string">
            <text:p>Frankrig / Bordeaux / 1,50 l / rødvin</text:p>
          </table:table-cell>
          <table:table-cell/>
          <table:table-cell office:value-type="string" calcext:value-type="string">
            <text:p>199.95</text:p>
          </table:table-cell>
          <table:table-cell office:value-type="string" calcext:value-type="string">
            <text:p>.</text:p>
          </table:table-cell>
          <table:table-cell table:number-columns-repeated="2"/>
          <table:table-cell office:value-type="string" calcext:value-type="string">
            <text:p>Kork</text:p>
          </table:table-cell>
          <table:table-cell table:number-columns-repeated="2"/>
          <table:table-cell office:value-type="string" calcext:value-type="string">
            <text:p>Frankrig</text:p>
          </table:table-cell>
          <table:table-cell table:number-columns-repeated="4"/>
          <table:table-cell office:value-type="string" calcext:value-type="string">
            <text:p>Rødvin</text:p>
          </table:table-cell>
          <table:table-cell office:value-type="string" calcext:value-type="string">
            <text:p>De la Haye AOC Magnum 2016</text:p>
            <text:p>Klassisk flot bordeaux vin, indbydende og dyb rød farve i glasset. Kraftig og fyldig med noter af saftige mørke bær og frugter. Ingen fremtrædende sødnme, kun en let bitterhed som balancerer fint med de bløde tanniner. Særdeles velegnet til kraftige retter med okse- eller vildtkød eller et godt ostebord.</text:p>
          </table:table-cell>
          <table:table-cell office:value-type="string" calcext:value-type="string">
            <text:p>https://www.nemlig.com/de-la-haye-aoc-magnum-2016-5049216</text:p>
          </table:table-cell>
        </table:table-row>
        <table:table-row table:style-name="ro3">
          <table:table-cell office:value-type="string" calcext:value-type="string">
            <text:p>Dagligvarer &gt; Frost &gt; Is &gt; Isvafler &gt; Isbåde</text:p>
          </table:table-cell>
          <table:table-cell office:value-type="string" calcext:value-type="string">
            <text:p>Isbåde</text:p>
          </table:table-cell>
          <table:table-cell office:value-type="string" calcext:value-type="string">
            <text:p>3 stk. / uden tilsat sukker / frost / EASIS</text:p>
          </table:table-cell>
          <table:table-cell office:value-type="string" calcext:value-type="string">
            <text:p>Frost</text:p>
          </table:table-cell>
          <table:table-cell office:value-type="string" calcext:value-type="string">
            <text:p>41.95</text:p>
          </table:table-cell>
          <table:table-cell office:value-type="string" calcext:value-type="string">
            <text:p>.</text:p>
          </table:table-cell>
          <table:table-cell office:value-type="string" calcext:value-type="string">
            <text:p>EASIS</text:p>
          </table:table-cell>
          <table:table-cell table:number-columns-repeated="5"/>
          <table:table-cell office:value-type="string" calcext:value-type="string">
            <text:p>Frost, uden tilsat sukker</text:p>
          </table:table-cell>
          <table:table-cell table:number-columns-repeated="3"/>
          <table:table-cell office:value-type="string" calcext:value-type="string">
            <text:p>Dessert, Is, Ispind</text:p>
          </table:table-cell>
          <table:table-cell office:value-type="string" calcext:value-type="string">
            <text:p>Isbåde 3 stk.</text:p>
            <text:p>EASIS Isbåd er en klassiker til dig, der elsker smagen af vanilje, jordbær og lækker chokolade. Det hele serveres i en – som traditionen byder - blød vaffelbåd. Lige til at spise. Isbåden er uden tilsat sukker og indeholder 30% færre kalorier end et tilsvarende produkt med sukker.</text:p>
          </table:table-cell>
          <table:table-cell office:value-type="string" calcext:value-type="string">
            <text:p>https://www.nemlig.com/isbaade-5046399</text:p>
          </table:table-cell>
        </table:table-row>
        <table:table-row table:style-name="ro9">
          <table:table-cell office:value-type="string" calcext:value-type="string">
            <text:p>Dagligvarer &gt; Køl og mejeri &gt; Mejeri &gt; Ost &gt; Smøreost og flødeost &gt; Flødeost naturel</text:p>
          </table:table-cell>
          <table:table-cell office:value-type="string" calcext:value-type="string">
            <text:p>Flødeost naturel</text:p>
          </table:table-cell>
          <table:table-cell office:value-type="string" calcext:value-type="string">
            <text:p>200 g / Philadelphia</text:p>
          </table:table-cell>
          <table:table-cell office:value-type="string" calcext:value-type="string">
            <text:p>KØL</text:p>
          </table:table-cell>
          <table:table-cell office:value-type="string" calcext:value-type="string">
            <text:p>19.95</text:p>
          </table:table-cell>
          <table:table-cell office:value-type="string" calcext:value-type="string">
            <text:p>.</text:p>
          </table:table-cell>
          <table:table-cell office:value-type="string" calcext:value-type="string">
            <text:p>Philadelphia</text:p>
          </table:table-cell>
          <table:table-cell office:value-type="string" calcext:value-type="string">
            <text:p>Dessert, LCHF, Madlavning, Sandwich</text:p>
          </table:table-cell>
          <table:table-cell table:number-columns-repeated="4"/>
          <table:table-cell office:value-type="string" calcext:value-type="string">
            <text:p>Discount, KØL</text:p>
          </table:table-cell>
          <table:table-cell office:value-type="string" calcext:value-type="string">
            <text:p>Ko</text:p>
          </table:table-cell>
          <table:table-cell table:number-columns-repeated="2"/>
          <table:table-cell office:value-type="string" calcext:value-type="string">
            <text:p>Flødeost</text:p>
          </table:table-cell>
          <table:table-cell office:value-type="string" calcext:value-type="string">
            <text:p>Philadelphia flødeost naturel</text:p>
            <text:p>Blødt friskostprodukt uden konserveringsmidler.</text:p>
            <text:p>Fedt%: 21%</text:p>
          </table:table-cell>
          <table:table-cell office:value-type="string" calcext:value-type="string">
            <text:p>https://www.nemlig.com/floedeost-naturel-707009</text:p>
          </table:table-cell>
        </table:table-row>
        <table:table-row table:style-name="ro1">
          <table:table-cell office:value-type="string" calcext:value-type="string">
            <text:p>Dagligvarer &gt; Brød, kiks og kager &gt; Kiks &gt; Chokoladekiks &gt; Oreo kiks m. brownie</text:p>
          </table:table-cell>
          <table:table-cell office:value-type="string" calcext:value-type="string">
            <text:p>Oreo kiks m. brownie</text:p>
          </table:table-cell>
          <table:table-cell office:value-type="string" calcext:value-type="string">
            <text:p>154 g / Oreo</text:p>
          </table:table-cell>
          <table:table-cell/>
          <table:table-cell office:value-type="string" calcext:value-type="string">
            <text:p>17.95</text:p>
          </table:table-cell>
          <table:table-cell office:value-type="string" calcext:value-type="string">
            <text:p>.</text:p>
          </table:table-cell>
          <table:table-cell office:value-type="string" calcext:value-type="string">
            <text:p>Oreo</text:p>
          </table:table-cell>
          <table:table-cell table:number-columns-repeated="9"/>
          <table:table-cell office:value-type="string" calcext:value-type="string">
            <text:p>Kiks</text:p>
          </table:table-cell>
          <table:table-cell office:value-type="string" calcext:value-type="string">
            <text:p>Oreo med brownie</text:p>
          </table:table-cell>
          <table:table-cell office:value-type="string" calcext:value-type="string">
            <text:p>https://www.nemlig.com/oreo-kiks-m-brownie-5042968</text:p>
          </table:table-cell>
        </table:table-row>
        <table:table-row table:style-name="ro3">
          <table:table-cell office:value-type="string" calcext:value-type="string">
            <text:p>Dagligvarer &gt; Husholdning og bolig &gt; Husholdningsartikler &gt; Film, bagepapir og mellemlægspapir &gt; Frokostfolie</text:p>
          </table:table-cell>
          <table:table-cell office:value-type="string" calcext:value-type="string">
            <text:p>Frokostfolie</text:p>
          </table:table-cell>
          <table:table-cell office:value-type="string" calcext:value-type="string">
            <text:p>1 stk. / 10 m / Vita</text:p>
          </table:table-cell>
          <table:table-cell/>
          <table:table-cell office:value-type="string" calcext:value-type="string">
            <text:p>24.95</text:p>
          </table:table-cell>
          <table:table-cell office:value-type="string" calcext:value-type="string">
            <text:p>.</text:p>
          </table:table-cell>
          <table:table-cell office:value-type="string" calcext:value-type="string">
            <text:p>Vita</text:p>
          </table:table-cell>
          <table:table-cell office:value-type="string" calcext:value-type="string">
            <text:p>Hjemmet, Køkken, Madpakke, Picnic</text:p>
          </table:table-cell>
          <table:table-cell table:number-columns-repeated="8"/>
          <table:table-cell office:value-type="string" calcext:value-type="string">
            <text:p>Madpapir</text:p>
          </table:table-cell>
          <table:table-cell office:value-type="string" calcext:value-type="string">
            <text:p>Frokostfolie</text:p>
            <text:p>Madpakkepapir på rulle med 10 meter.</text:p>
          </table:table-cell>
          <table:table-cell office:value-type="string" calcext:value-type="string">
            <text:p>https://www.nemlig.com/frokostfolie-5046066</text:p>
          </table:table-cell>
        </table:table-row>
        <table:table-row table:style-name="ro3">
          <table:table-cell office:value-type="string" calcext:value-type="string">
            <text:p>Dagligvarer &gt; Kolonial &gt; Krydderier &gt; Krydderier &gt; Cayennepeber (stødt) øko.</text:p>
          </table:table-cell>
          <table:table-cell office:value-type="string" calcext:value-type="string">
            <text:p>Cayennepeber (stødt) øko.</text:p>
          </table:table-cell>
          <table:table-cell office:value-type="string" calcext:value-type="string">
            <text:p>30 g / Urtekram</text:p>
          </table:table-cell>
          <table:table-cell office:value-type="string" calcext:value-type="string">
            <text:p>Øko (dansk),Øko (europæisk)</text:p>
          </table:table-cell>
          <table:table-cell office:value-type="string" calcext:value-type="string">
            <text:p>18.95</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Discount, Øko (dansk), Øko (europæisk)</text:p>
          </table:table-cell>
          <table:table-cell table:number-columns-repeated="3"/>
          <table:table-cell office:value-type="string" calcext:value-type="string">
            <text:p>Krydderi</text:p>
          </table:table-cell>
          <table:table-cell office:value-type="string" calcext:value-type="string">
            <text:p>Cayennepeber stødt økologisk</text:p>
            <text:p>Skarp, stærk og brændende. Stormfulde højder for smagsløg.</text:p>
          </table:table-cell>
          <table:table-cell office:value-type="string" calcext:value-type="string">
            <text:p>https://www.nemlig.com/cayennepeber-stoedt-oeko-5019677</text:p>
          </table:table-cell>
        </table:table-row>
        <table:table-row table:style-name="ro3">
          <table:table-cell office:value-type="string" calcext:value-type="string">
            <text:p>Dagligvarer &gt; Slik og kiosk &gt; Slik &gt; Bolcher &gt; Blå ugler</text:p>
          </table:table-cell>
          <table:table-cell office:value-type="string" calcext:value-type="string">
            <text:p>Blå ugler</text:p>
          </table:table-cell>
          <table:table-cell office:value-type="string" calcext:value-type="string">
            <text:p>125 g / Nørregade</text:p>
          </table:table-cell>
          <table:table-cell/>
          <table:table-cell office:value-type="string" calcext:value-type="string">
            <text:p>19.95</text:p>
          </table:table-cell>
          <table:table-cell office:value-type="string" calcext:value-type="string">
            <text:p>.</text:p>
          </table:table-cell>
          <table:table-cell/>
          <table:table-cell office:value-type="string" calcext:value-type="string">
            <text:p>Snack</text:p>
          </table:table-cell>
          <table:table-cell table:number-columns-repeated="8"/>
          <table:table-cell office:value-type="string" calcext:value-type="string">
            <text:p>Bolcher</text:p>
          </table:table-cell>
          <table:table-cell office:value-type="string" calcext:value-type="string">
            <text:p>Blå Ugler</text:p>
            <text:p>Det er bare svært at udgå de ægte Blå Ugler fra Nørregade. Menthol, lakrids og anis samlet i ét bolche, i en vild blå farve.</text:p>
          </table:table-cell>
          <table:table-cell office:value-type="string" calcext:value-type="string">
            <text:p>https://www.nemlig.com/blaa-ugler-5046611</text:p>
          </table:table-cell>
        </table:table-row>
        <table:table-row table:style-name="ro3">
          <table:table-cell office:value-type="string" calcext:value-type="string">
            <text:p>Dagligvarer &gt; Frost &gt; Is &gt; Is i bægre og bøtter &gt; Vafler m. fuldkorn</text:p>
          </table:table-cell>
          <table:table-cell office:value-type="string" calcext:value-type="string">
            <text:p>Vafler m. fuldkorn</text:p>
          </table:table-cell>
          <table:table-cell office:value-type="string" calcext:value-type="string">
            <text:p>75 g / Manner</text:p>
          </table:table-cell>
          <table:table-cell/>
          <table:table-cell office:value-type="string" calcext:value-type="string">
            <text:p>11.95</text:p>
          </table:table-cell>
          <table:table-cell office:value-type="string" calcext:value-type="string">
            <text:p>.</text:p>
          </table:table-cell>
          <table:table-cell office:value-type="string" calcext:value-type="string">
            <text:p>Manner</text:p>
          </table:table-cell>
          <table:table-cell office:value-type="string" calcext:value-type="string">
            <text:p>Dessert, Snack</text:p>
          </table:table-cell>
          <table:table-cell table:number-columns-repeated="8"/>
          <table:table-cell office:value-type="string" calcext:value-type="string">
            <text:p>Vafler</text:p>
          </table:table-cell>
          <table:table-cell office:value-type="string" calcext:value-type="string">
            <text:p>Vafler med fuldkorn</text:p>
            <text:p>Smagen af den originale vaffel er lavet på 100% fuldkorn, indeholder 30% mindre sukker og har et fiberindhold på 17%. Fuldkornsudgaven skaber derfor den perfekte balance mellem ernæring og forkælelse uden at gå på kompromis med et indhold af 82% hasselnødde- og chokoladecreme.</text:p>
          </table:table-cell>
          <table:table-cell office:value-type="string" calcext:value-type="string">
            <text:p>https://www.nemlig.com/vafler-m-fuldkorn-5047394</text:p>
          </table:table-cell>
        </table:table-row>
        <table:table-row table:style-name="ro9">
          <table:table-cell office:value-type="string" calcext:value-type="string">
            <text:p>Dagligvarer &gt; Kolonial &gt; Tapasspecialiteter &gt; Oliven &gt; Grønne oliven u. sten</text:p>
          </table:table-cell>
          <table:table-cell office:value-type="string" calcext:value-type="string">
            <text:p>Grønne oliven u. sten</text:p>
          </table:table-cell>
          <table:table-cell office:value-type="string" calcext:value-type="string">
            <text:p>170 g / 100 g / Barral</text:p>
          </table:table-cell>
          <table:table-cell/>
          <table:table-cell office:value-type="string" calcext:value-type="string">
            <text:p>10.95</text:p>
          </table:table-cell>
          <table:table-cell office:value-type="string" calcext:value-type="string">
            <text:p>.</text:p>
          </table:table-cell>
          <table:table-cell office:value-type="string" calcext:value-type="string">
            <text:p>Barral</text:p>
          </table:table-cell>
          <table:table-cell office:value-type="string" calcext:value-type="string">
            <text:p>Madlavning, Salt, Snack</text:p>
          </table:table-cell>
          <table:table-cell table:number-columns-repeated="8"/>
          <table:table-cell office:value-type="string" calcext:value-type="string">
            <text:p>Oliven</text:p>
          </table:table-cell>
          <table:table-cell office:value-type="string" calcext:value-type="string">
            <text:p>Grønne oliven uden sten</text:p>
            <text:p>Smager dejligt i salater, omeletter(på spansk kaldet tortilla), risretter og i brød. Er også velegnet til gryderetter med oksekød eller kylling. Uundværlige som aperitif og snack.</text:p>
            <text:p>Nettovægt: 170 g / Drænetvægt: 100 g</text:p>
          </table:table-cell>
          <table:table-cell office:value-type="string" calcext:value-type="string">
            <text:p>https://www.nemlig.com/groenne-oliven-u-sten-5034558</text:p>
          </table:table-cell>
        </table:table-row>
        <table:table-row table:style-name="ro5">
          <table:table-cell office:value-type="string" calcext:value-type="string">
            <text:p>Dagligvarer &gt; Husholdning og bolig &gt; Husholdningsartikler &gt; Fryseposer og frugtposer &gt; Stegeposer 3-5 kg (medium)</text:p>
          </table:table-cell>
          <table:table-cell office:value-type="string" calcext:value-type="string">
            <text:p>Stegeposer 3-5 kg (medium)</text:p>
          </table:table-cell>
          <table:table-cell office:value-type="string" calcext:value-type="string">
            <text:p>5 stk. / Abena</text:p>
          </table:table-cell>
          <table:table-cell/>
          <table:table-cell office:value-type="string" calcext:value-type="string">
            <text:p>15.95</text:p>
          </table:table-cell>
          <table:table-cell office:value-type="string" calcext:value-type="string">
            <text:p>.</text:p>
          </table:table-cell>
          <table:table-cell office:value-type="string" calcext:value-type="string">
            <text:p>Abena</text:p>
          </table:table-cell>
          <table:table-cell office:value-type="string" calcext:value-type="string">
            <text:p>Madlavning</text:p>
          </table:table-cell>
          <table:table-cell table:number-columns-repeated="7"/>
          <table:table-cell office:value-type="string" calcext:value-type="string">
            <text:p>3-5 kg</text:p>
          </table:table-cell>
          <table:table-cell office:value-type="string" calcext:value-type="string">
            <text:p>Stegepose</text:p>
          </table:table-cell>
          <table:table-cell office:value-type="string" calcext:value-type="string">
            <text:p>Kvalitetsstegepose med lukkeclips</text:p>
            <text:p>Poserne kan bruges til stegning af alle typer fødevarer. Temperatur: -30°C til +220°C ubegrænset.</text:p>
            <text:p/>
            <text:p>Den enkelte pose måler 43 x 35 cm.</text:p>
            <text:p>Str. medium.</text:p>
            <text:p>Bruttoindhold 10 liter.</text:p>
            <text:p>Max. 5 kg.</text:p>
            <text:p>5 stk. per pakke.</text:p>
          </table:table-cell>
          <table:table-cell office:value-type="string" calcext:value-type="string">
            <text:p>https://www.nemlig.com/stegeposer-3-5-kg-medium-5024377</text:p>
          </table:table-cell>
        </table:table-row>
        <table:table-row table:style-name="ro3">
          <table:table-cell office:value-type="string" calcext:value-type="string">
            <text:p>Dagligvarer &gt; Køl og mejeri &gt; Tapas &gt; Tapas brød &gt; Brødstænger m. rosmarin</text:p>
          </table:table-cell>
          <table:table-cell office:value-type="string" calcext:value-type="string">
            <text:p>Brødstænger m. rosmarin</text:p>
          </table:table-cell>
          <table:table-cell office:value-type="string" calcext:value-type="string">
            <text:p>200 g / Deli Drengene</text:p>
          </table:table-cell>
          <table:table-cell/>
          <table:table-cell office:value-type="string" calcext:value-type="string">
            <text:p>27.95</text:p>
          </table:table-cell>
          <table:table-cell office:value-type="string" calcext:value-type="string">
            <text:p>.</text:p>
          </table:table-cell>
          <table:table-cell office:value-type="string" calcext:value-type="string">
            <text:p>Deli Drengene</text:p>
          </table:table-cell>
          <table:table-cell office:value-type="string" calcext:value-type="string">
            <text:p>Mellemmåltid, Snack, Tapas</text:p>
          </table:table-cell>
          <table:table-cell table:number-columns-repeated="8"/>
          <table:table-cell office:value-type="string" calcext:value-type="string">
            <text:p>Brød, Tapas, Tilbehør</text:p>
          </table:table-cell>
          <table:table-cell office:value-type="string" calcext:value-type="string">
            <text:p>Brødstænger med rosmarin</text:p>
            <text:p>Brødstænger med rosmarin som har en rigtig fin, god og umiskendelig smag af rosmarin. Uden tvivl en delikatesse i sig selv.</text:p>
          </table:table-cell>
          <table:table-cell office:value-type="string" calcext:value-type="string">
            <text:p>https://www.nemlig.com/broedstaenger-m-rosmarin-5047398</text:p>
          </table:table-cell>
        </table:table-row>
        <table:table-row table:style-name="ro3">
          <table:table-cell office:value-type="string" calcext:value-type="string">
            <text:p>Dagligvarer &gt; Kolonial &gt; Bagning &gt; Mel &gt; Hvede-, spelt- og durummel &gt; Speltmel øko.</text:p>
          </table:table-cell>
          <table:table-cell office:value-type="string" calcext:value-type="string">
            <text:p>Speltmel øko.</text:p>
          </table:table-cell>
          <table:table-cell office:value-type="string" calcext:value-type="string">
            <text:p>1 kg / fint sigtet / Skærtoft Mølle</text:p>
          </table:table-cell>
          <table:table-cell office:value-type="string" calcext:value-type="string">
            <text:p>Øko (dansk),Øko (europæisk)</text:p>
          </table:table-cell>
          <table:table-cell office:value-type="string" calcext:value-type="string">
            <text:p>34.95</text:p>
          </table:table-cell>
          <table:table-cell office:value-type="string" calcext:value-type="string">
            <text:p>.</text:p>
          </table:table-cell>
          <table:table-cell office:value-type="string" calcext:value-type="string">
            <text:p>Skærtoft Mølle</text:p>
          </table:table-cell>
          <table:table-cell table:number-columns-repeated="5"/>
          <table:table-cell office:value-type="string" calcext:value-type="string">
            <text:p>Øko (dansk), Øko (europæisk)</text:p>
          </table:table-cell>
          <table:table-cell table:number-columns-repeated="3"/>
          <table:table-cell office:value-type="string" calcext:value-type="string">
            <text:p>Mel</text:p>
          </table:table-cell>
          <table:table-cell office:value-type="string" calcext:value-type="string">
            <text:p>Økologisk stenkværnet speltmel</text:p>
            <text:p>Økologisk, stenkværnet speltmel, fintsigtet. Fordi de fineste skaldele og kimen er bevaret, er melet ikke helt hvidt, og de brød du bager af melet, får derfor en let gylden krumme. Både skaldele og kim bidrager til velsmag i det færdige bagværk.</text:p>
          </table:table-cell>
          <table:table-cell office:value-type="string" calcext:value-type="string">
            <text:p>https://www.nemlig.com/speltmel-oeko-5015815</text:p>
          </table:table-cell>
        </table:table-row>
        <table:table-row table:style-name="ro16">
          <table:table-cell office:value-type="string" calcext:value-type="string">
            <text:p>Dagligvarer &gt; Drikkevarer &gt; Spiritus &gt; Vermouth og aperitif &gt; Sprizz</text:p>
          </table:table-cell>
          <table:table-cell office:value-type="string" calcext:value-type="string">
            <text:p>Sprizz</text:p>
          </table:table-cell>
          <table:table-cell office:value-type="string" calcext:value-type="string">
            <text:p>1 l / alkoholfri / Ciemme</text:p>
          </table:table-cell>
          <table:table-cell/>
          <table:table-cell office:value-type="string" calcext:value-type="string">
            <text:p>99.95</text:p>
          </table:table-cell>
          <table:table-cell office:value-type="string" calcext:value-type="string">
            <text:p>.</text:p>
          </table:table-cell>
          <table:table-cell office:value-type="string" calcext:value-type="string">
            <text:p>Ciemme</text:p>
          </table:table-cell>
          <table:table-cell office:value-type="string" calcext:value-type="string">
            <text:p>Drikke, Fest</text:p>
          </table:table-cell>
          <table:table-cell table:number-columns-repeated="4"/>
          <table:table-cell office:value-type="string" calcext:value-type="string">
            <text:p>Alkoholfri</text:p>
          </table:table-cell>
          <table:table-cell table:number-columns-repeated="3"/>
          <table:table-cell office:value-type="string" calcext:value-type="string">
            <text:p>Aperitif</text:p>
          </table:table-cell>
          <table:table-cell office:value-type="string" calcext:value-type="string">
            <text:p>Ciemme Aperitif Sprizz Zero°</text:p>
            <text:p>Nu kan du endelig nyde den populære cocktail ”Aperol Spritz” – helt uden alkohol.</text:p>
            <text:p/>
            <text:p>Farven, smagen og de festlige bobler er den samme. Ja, faktisk ligger smagsprofilen millimeter tæt op ad originalen! Den friske, pikante og afstemt søde aperitif er lavet efter hemmelig opskrift. Smagen er både frugtig og kompleks med appelsin, rabarber og en blid bitterhed fra rødder og udsøgte urter.</text:p>
            <text:p/>
            <text:p>Sådan gør du:</text:p>
            <text:p>Bland 3 dele alkoholfri mousserende vin, 2 dele Aperitif Sprizz Zero° og 1 del danskvand. Servér over isterninger og garnér med en skive frisk appelsin. Salute!</text:p>
            <text:p/>
            <text:p>Ciemme, fra Friuli i det nordøstlige Italien, er en stor og traditionsrig producent af spiritus og likør i fineste kvalitet.</text:p>
            <text:p/>
            <text:p>Bemærk venligst:</text:p>
            <text:p>Alkoholfrie produkter må indeholde op til 0,5% alkohol, og stadig anprises som alkoholfri.</text:p>
          </table:table-cell>
          <table:table-cell office:value-type="string" calcext:value-type="string">
            <text:p>https://www.nemlig.com/sprizz-5041299</text:p>
          </table:table-cell>
        </table:table-row>
        <table:table-row table:style-name="ro14">
          <table:table-cell office:value-type="string" calcext:value-type="string">
            <text:p>Dagligvarer &gt; Kød og fisk &gt; Fisk og skaldyr &gt; Havets Fristelser &gt; Persille krus</text:p>
          </table:table-cell>
          <table:table-cell office:value-type="string" calcext:value-type="string">
            <text:p>Persille krus</text:p>
          </table:table-cell>
          <table:table-cell office:value-type="string" calcext:value-type="string">
            <text:p>80 g / Italien / Klasse 1</text:p>
          </table:table-cell>
          <table:table-cell/>
          <table:table-cell office:value-type="string" calcext:value-type="string">
            <text:p>7.00</text:p>
          </table:table-cell>
          <table:table-cell office:value-type="string" calcext:value-type="string">
            <text:p>.</text:p>
          </table:table-cell>
          <table:table-cell/>
          <table:table-cell office:value-type="string" calcext:value-type="string">
            <text:p>Brunch, Salat, Suppe, Tilbehør</text:p>
          </table:table-cell>
          <table:table-cell office:value-type="string" calcext:value-type="string">
            <text:p>Bundt, Pose</text:p>
          </table:table-cell>
          <table:table-cell office:value-type="string" calcext:value-type="string">
            <text:p>Grøn</text:p>
          </table:table-cell>
          <table:table-cell office:value-type="string" calcext:value-type="string">
            <text:p>Klasse 1</text:p>
          </table:table-cell>
          <table:table-cell/>
          <table:table-cell office:value-type="string" calcext:value-type="string">
            <text:p>Discount</text:p>
          </table:table-cell>
          <table:table-cell office:value-type="string" calcext:value-type="string">
            <text:p>Italien</text:p>
          </table:table-cell>
          <table:table-cell office:value-type="string" calcext:value-type="string">
            <text:p>Krus</text:p>
          </table:table-cell>
          <table:table-cell office:value-type="string" calcext:value-type="string">
            <text:p>Lille</text:p>
          </table:table-cell>
          <table:table-cell office:value-type="string" calcext:value-type="string">
            <text:p>Krydderurt, Persille</text:p>
          </table:table-cell>
          <table:table-cell office:value-type="string" calcext:value-type="string">
            <text:p>Persille stammer fra Sydøsteuropa, men har været meget populær i Nordeuropa lige siden middelalderen. I dag kan den nærmest kaldes for Danmarks uofficielle nationalkrydderi.</text:p>
            <text:p/>
            <text:p>Der findes to typer persille, nemlig kruspersille og bredbladet persille.</text:p>
            <text:p>Den bredbladede persille har en anelse kraftigere smag grundet højere indhold af essentielle olier. Ellers passer begge typer persille fint til alle slags kød-, og fiskeretter, men er bestemt også egnet til grøntsags-, og svamperetter.</text:p>
            <text:p/>
            <text:p>Persille er velegnet til udplantning i haven eller drivhuset.</text:p>
            <text:p/>
            <text:p>Tips:</text:p>
            <text:p>Det er en god idé kun at bruge persille som drys på din mad, for hvis der, efter grundig skylning, stadig befinder sig jordbakterier på persillen, kan der dannes giftstoffer i maden.</text:p>
            <text:p>Dog hvis persillen bliver tilberedt, altså kogt bagt eller stegt, kan det sagtens holde sig i maden uden at danne giftstoffer, for så er eventuelle jordbakterier døde.</text:p>
          </table:table-cell>
          <table:table-cell office:value-type="string" calcext:value-type="string">
            <text:p>https://www.nemlig.com/persille-krus-5012893</text:p>
          </table:table-cell>
        </table:table-row>
        <table:table-row table:style-name="ro3">
          <table:table-cell office:value-type="string" calcext:value-type="string">
            <text:p>Dagligvarer &gt; Kolonial &gt; Marmelade, smørepålæg m.m. &gt; Honning og sirup &gt; Blomsterhonning øko.</text:p>
          </table:table-cell>
          <table:table-cell office:value-type="string" calcext:value-type="string">
            <text:p>Blomsterhonning øko.</text:p>
          </table:table-cell>
          <table:table-cell office:value-type="string" calcext:value-type="string">
            <text:p>350 g / Jakobsens</text:p>
          </table:table-cell>
          <table:table-cell office:value-type="string" calcext:value-type="string">
            <text:p>Øko (dansk),Øko (europæisk)</text:p>
          </table:table-cell>
          <table:table-cell office:value-type="string" calcext:value-type="string">
            <text:p>23.95</text:p>
          </table:table-cell>
          <table:table-cell office:value-type="string" calcext:value-type="string">
            <text:p>.</text:p>
          </table:table-cell>
          <table:table-cell office:value-type="string" calcext:value-type="string">
            <text:p>Jakobsens</text:p>
          </table:table-cell>
          <table:table-cell table:number-columns-repeated="5"/>
          <table:table-cell office:value-type="string" calcext:value-type="string">
            <text:p>Discount, Øko (dansk), Øko (europæisk)</text:p>
          </table:table-cell>
          <table:table-cell table:number-columns-repeated="3"/>
          <table:table-cell office:value-type="string" calcext:value-type="string">
            <text:p>Flydende honning</text:p>
          </table:table-cell>
          <table:table-cell office:value-type="string" calcext:value-type="string">
            <text:p>Blomster honning.</text:p>
            <text:p>En meget mild honning med en delikat smag. Velegnet som sødemiddel til morgenmaden, til pandekager, desserter samt marinader og dressinger.</text:p>
          </table:table-cell>
          <table:table-cell office:value-type="string" calcext:value-type="string">
            <text:p>https://www.nemlig.com/blomsterhonning-oeko-5022449</text:p>
          </table:table-cell>
        </table:table-row>
        <table:table-row table:style-name="ro2">
          <table:table-cell office:value-type="string" calcext:value-type="string">
            <text:p>Dagligvarer &gt; Drikkevarer &gt; Les Allées de Cantemerle</text:p>
          </table:table-cell>
          <table:table-cell office:value-type="string" calcext:value-type="string">
            <text:p>Les Allées de Cantemerle</text:p>
          </table:table-cell>
          <table:table-cell office:value-type="string" calcext:value-type="string">
            <text:p>Frankrig / Bordeaux / 2007 / 1,50 l / rødvin</text:p>
          </table:table-cell>
          <table:table-cell/>
          <table:table-cell office:value-type="string" calcext:value-type="string">
            <text:p>399.00</text:p>
          </table:table-cell>
          <table:table-cell office:value-type="string" calcext:value-type="string">
            <text:p>279.30</text:p>
          </table:table-cell>
          <table:table-cell/>
          <table:table-cell office:value-type="string" calcext:value-type="string">
            <text:p>Kalvekød</text:p>
          </table:table-cell>
          <table:table-cell office:value-type="string" calcext:value-type="string">
            <text:p>Kork</text:p>
          </table:table-cell>
          <table:table-cell table:number-columns-repeated="2"/>
          <table:table-cell office:value-type="string" calcext:value-type="string">
            <text:p>Frankrig</text:p>
          </table:table-cell>
          <table:table-cell table:number-columns-repeated="4"/>
          <table:table-cell office:value-type="string" calcext:value-type="string">
            <text:p>Rødvin</text:p>
          </table:table-cell>
          <table:table-cell office:value-type="string" calcext:value-type="string">
            <text:p>Les Allées de Cantemerle</text:p>
            <text:p>Haut Médoc-området udgør den sydlige del af Médoc-området og er kendt for at lægge jord til nogle af verdens største vine.</text:p>
            <text:p/>
            <text:p>Haut Médoc er en milepæl for alle vinelskere. Cabernet Sauvignon er hoveddruen og vinene er kendetegnet ved balance og stor fylde med en behagelig kant af cedertræ, tobak, læder og mørke bær.</text:p>
            <text:p/>
            <text:p>Jordbunden i Haut Médoc består primært af grus og sand og er grundlaget i de store vine fra området.</text:p>
          </table:table-cell>
          <table:table-cell office:value-type="string" calcext:value-type="string">
            <text:p>https://www.nemlig.com/les-allees-de-cantemerle-5030447</text:p>
          </table:table-cell>
        </table:table-row>
        <table:table-row table:style-name="ro3">
          <table:table-cell office:value-type="string" calcext:value-type="string">
            <text:p>Dagligvarer &gt; Husholdning og bolig &gt; Husholdningsartikler &gt; Elastikker og klemmer &gt; Elastikker</text:p>
          </table:table-cell>
          <table:table-cell office:value-type="string" calcext:value-type="string">
            <text:p>Elastikker</text:p>
          </table:table-cell>
          <table:table-cell office:value-type="string" calcext:value-type="string">
            <text:p>50 g</text:p>
          </table:table-cell>
          <table:table-cell/>
          <table:table-cell office:value-type="string" calcext:value-type="string">
            <text:p>9.95</text:p>
          </table:table-cell>
          <table:table-cell office:value-type="string" calcext:value-type="string">
            <text:p>.</text:p>
          </table:table-cell>
          <table:table-cell table:number-columns-repeated="9"/>
          <table:table-cell office:value-type="string" calcext:value-type="string">
            <text:p>1x1 mm</text:p>
          </table:table-cell>
          <table:table-cell office:value-type="string" calcext:value-type="string">
            <text:p>Elastikker</text:p>
          </table:table-cell>
          <table:table-cell office:value-type="string" calcext:value-type="string">
            <text:p>Elastikker</text:p>
            <text:p>Brune gummi elastikker, str. 60 x 1 x 1 mm.</text:p>
          </table:table-cell>
          <table:table-cell office:value-type="string" calcext:value-type="string">
            <text:p>https://www.nemlig.com/elastikker-5001250</text:p>
          </table:table-cell>
        </table:table-row>
        <table:table-row table:style-name="ro3">
          <table:table-cell office:value-type="string" calcext:value-type="string">
            <text:p>Dagligvarer &gt; Køl og mejeri &gt; Pålæg &gt; Frikadeller &gt; Kyllingefrikadeller</text:p>
          </table:table-cell>
          <table:table-cell office:value-type="string" calcext:value-type="string">
            <text:p>Kyllingefrikadeller</text:p>
          </table:table-cell>
          <table:table-cell office:value-type="string" calcext:value-type="string">
            <text:p>10 stk. / 400 - 425 g / frost / Slagter Lund</text:p>
          </table:table-cell>
          <table:table-cell office:value-type="string" calcext:value-type="string">
            <text:p>Frost</text:p>
          </table:table-cell>
          <table:table-cell office:value-type="string" calcext:value-type="string">
            <text:p>70.00</text:p>
          </table:table-cell>
          <table:table-cell office:value-type="string" calcext:value-type="string">
            <text:p>.</text:p>
          </table:table-cell>
          <table:table-cell office:value-type="string" calcext:value-type="string">
            <text:p>Slagter Lund</text:p>
          </table:table-cell>
          <table:table-cell office:value-type="string" calcext:value-type="string">
            <text:p>Aftensmad, Frokost, Madpakke</text:p>
          </table:table-cell>
          <table:table-cell table:number-columns-repeated="4"/>
          <table:table-cell office:value-type="string" calcext:value-type="string">
            <text:p>Frost</text:p>
          </table:table-cell>
          <table:table-cell table:number-columns-repeated="3"/>
          <table:table-cell office:value-type="string" calcext:value-type="string">
            <text:p>Convenience, Fjerkræ, Færdigret</text:p>
          </table:table-cell>
          <table:table-cell office:value-type="string" calcext:value-type="string">
            <text:p>Kyllingefrikadeller</text:p>
            <text:p>Lækre kyllingefrikadeller, færdigstegte. Bedst hvis de lige lunes (75 grader) i ovnen inden servering.</text:p>
          </table:table-cell>
          <table:table-cell office:value-type="string" calcext:value-type="string">
            <text:p>https://www.nemlig.com/kyllingefrikadeller-5022329</text:p>
          </table:table-cell>
        </table:table-row>
        <table:table-row table:style-name="ro3">
          <table:table-cell office:value-type="string" calcext:value-type="string">
            <text:p>Dagligvarer &gt; Frost &gt; Supper og nem mad &gt; Hot wings, nuggets, chicken dippers og schnitzler &gt; Kartoffelrøsti</text:p>
          </table:table-cell>
          <table:table-cell office:value-type="string" calcext:value-type="string">
            <text:p>Kartoffelrøsti</text:p>
          </table:table-cell>
          <table:table-cell office:value-type="string" calcext:value-type="string">
            <text:p>450 g / frost / Flensted</text:p>
          </table:table-cell>
          <table:table-cell office:value-type="string" calcext:value-type="string">
            <text:p>Frost</text:p>
          </table:table-cell>
          <table:table-cell office:value-type="string" calcext:value-type="string">
            <text:p>19.95</text:p>
          </table:table-cell>
          <table:table-cell office:value-type="string" calcext:value-type="string">
            <text:p>.</text:p>
          </table:table-cell>
          <table:table-cell office:value-type="string" calcext:value-type="string">
            <text:p>Flensted</text:p>
          </table:table-cell>
          <table:table-cell table:number-columns-repeated="5"/>
          <table:table-cell office:value-type="string" calcext:value-type="string">
            <text:p>Frost</text:p>
          </table:table-cell>
          <table:table-cell table:number-columns-repeated="3"/>
          <table:table-cell office:value-type="string" calcext:value-type="string">
            <text:p>Kartofler</text:p>
          </table:table-cell>
          <table:table-cell office:value-type="string" calcext:value-type="string">
            <text:p>Kartoffelrösti</text:p>
            <text:p>Kartoffelrösti, sprøde og lækre.</text:p>
          </table:table-cell>
          <table:table-cell office:value-type="string" calcext:value-type="string">
            <text:p>https://www.nemlig.com/kartoffelroesti-803006</text:p>
          </table:table-cell>
        </table:table-row>
        <table:table-row table:style-name="ro14">
          <table:table-cell office:value-type="string" calcext:value-type="string">
            <text:p>Dagligvarer &gt; Slik og kiosk &gt; Ugeblade, magasiner og kryds &amp; tværs &gt; VI UNGE</text:p>
          </table:table-cell>
          <table:table-cell office:value-type="string" calcext:value-type="string">
            <text:p>VI UNGE</text:p>
          </table:table-cell>
          <table:table-cell office:value-type="string" calcext:value-type="string">
            <text:p>1 stk. / udkommer 6 gange årligt</text:p>
          </table:table-cell>
          <table:table-cell/>
          <table:table-cell office:value-type="string" calcext:value-type="string">
            <text:p>49.95</text:p>
          </table:table-cell>
          <table:table-cell office:value-type="string" calcext:value-type="string">
            <text:p>.</text:p>
          </table:table-cell>
          <table:table-cell office:value-type="string" calcext:value-type="string">
            <text:p>VI UNGE</text:p>
          </table:table-cell>
          <table:table-cell table:number-columns-repeated="9"/>
          <table:table-cell office:value-type="string" calcext:value-type="string">
            <text:p>Magasin</text:p>
          </table:table-cell>
          <table:table-cell office:value-type="string" calcext:value-type="string">
            <text:p>Vi Unge</text:p>
            <text:p>Vi Unge er Danmarks største pigeunivers. Vi skriver om alle de ting, som en teenagepige interesserer sig for. Lige fra mode og skønhed til forelskelse, veninder og bumser - og altid med respekt for det sted, vores læsere er i deres liv.</text:p>
            <text:p>I Vi Unges univers er ingen spørgsmål for dumme, pinlige eller små - vi tager altid læseren og hendes tanker seriøst. Præcis som en bedste veninde ville gøre…</text:p>
            <text:p/>
            <text:p>I 2020 udkommer Vi Unge:</text:p>
            <text:p>6. februar</text:p>
            <text:p>26. marts</text:p>
            <text:p>6. maj</text:p>
            <text:p>18. juni</text:p>
            <text:p>23. juli</text:p>
          </table:table-cell>
          <table:table-cell office:value-type="string" calcext:value-type="string">
            <text:p>https://www.nemlig.com/vi-unge-5044320</text:p>
          </table:table-cell>
        </table:table-row>
        <table:table-row table:style-name="ro9">
          <table:table-cell office:value-type="string" calcext:value-type="string">
            <text:p>Dagligvarer &gt; Køl og mejeri &gt; Pålæg &gt; Vegetariske alternativer &gt; Plantebaserede pølser</text:p>
          </table:table-cell>
          <table:table-cell office:value-type="string" calcext:value-type="string">
            <text:p>Plantebaserede pølser</text:p>
          </table:table-cell>
          <table:table-cell office:value-type="string" calcext:value-type="string">
            <text:p>4 stk. / 300 g / vegansk / vegetarisk/ frost /Hälsans Kök</text:p>
          </table:table-cell>
          <table:table-cell office:value-type="string" calcext:value-type="string">
            <text:p>Frost</text:p>
          </table:table-cell>
          <table:table-cell office:value-type="string" calcext:value-type="string">
            <text:p>34.95</text:p>
          </table:table-cell>
          <table:table-cell office:value-type="string" calcext:value-type="string">
            <text:p>.</text:p>
          </table:table-cell>
          <table:table-cell office:value-type="string" calcext:value-type="string">
            <text:p>Hälsans Kök</text:p>
          </table:table-cell>
          <table:table-cell office:value-type="string" calcext:value-type="string">
            <text:p>Aftensmad, Grill, Madlavning</text:p>
          </table:table-cell>
          <table:table-cell table:number-columns-repeated="4"/>
          <table:table-cell office:value-type="string" calcext:value-type="string">
            <text:p>Frost, Vegansk, Vegetarisk</text:p>
          </table:table-cell>
          <table:table-cell table:number-columns-repeated="3"/>
          <table:table-cell office:value-type="string" calcext:value-type="string">
            <text:p>Plantebaseret</text:p>
          </table:table-cell>
          <table:table-cell office:value-type="string" calcext:value-type="string">
            <text:p>Hälsans Kök pølser</text:p>
            <text:p>Vegetariske pølser baseret på soja- og hvedeprotein.</text:p>
            <text:p>Brug dem i en hotdog, gryderet, pølsehorn eller til biksemad.</text:p>
          </table:table-cell>
          <table:table-cell office:value-type="string" calcext:value-type="string">
            <text:p>https://www.nemlig.com/plantebaserede-poelser-5042580</text:p>
          </table:table-cell>
        </table:table-row>
        <table:table-row table:style-name="ro9">
          <table:table-cell office:value-type="string" calcext:value-type="string">
            <text:p>Dagligvarer &gt; Køl og mejeri &gt; Pålæg &gt; Fisk- og skaldyrspålæg &gt; Udskåret laks &gt; Gravad laks i skiver</text:p>
          </table:table-cell>
          <table:table-cell office:value-type="string" calcext:value-type="string">
            <text:p>Gravad laks i skiver</text:p>
          </table:table-cell>
          <table:table-cell office:value-type="string" calcext:value-type="string">
            <text:p>100 g / Blue Ocean</text:p>
          </table:table-cell>
          <table:table-cell office:value-type="string" calcext:value-type="string">
            <text:p>KØL</text:p>
          </table:table-cell>
          <table:table-cell office:value-type="string" calcext:value-type="string">
            <text:p>19.97</text:p>
          </table:table-cell>
          <table:table-cell office:value-type="string" calcext:value-type="string">
            <text:p>.</text:p>
          </table:table-cell>
          <table:table-cell office:value-type="string" calcext:value-type="string">
            <text:p>Blue Ocean</text:p>
          </table:table-cell>
          <table:table-cell office:value-type="string" calcext:value-type="string">
            <text:p>Brød, Frokost, Madpakke, Påske</text:p>
          </table:table-cell>
          <table:table-cell table:number-columns-repeated="4"/>
          <table:table-cell office:value-type="string" calcext:value-type="string">
            <text:p>Discount, KØL</text:p>
          </table:table-cell>
          <table:table-cell office:value-type="string" calcext:value-type="string">
            <text:p>Laks</text:p>
          </table:table-cell>
          <table:table-cell table:number-columns-repeated="2"/>
          <table:table-cell office:value-type="string" calcext:value-type="string">
            <text:p>Fiskepålæg</text:p>
          </table:table-cell>
          <table:table-cell office:value-type="string" calcext:value-type="string">
            <text:p>Gravad laks i skiver</text:p>
            <text:p/>
            <text:p>Har været frosset ned. Må IKKE genfryses.</text:p>
          </table:table-cell>
          <table:table-cell office:value-type="string" calcext:value-type="string">
            <text:p>https://www.nemlig.com/gravad-laks-i-skiver-5003106</text:p>
          </table:table-cell>
        </table:table-row>
        <table:table-row table:style-name="ro2">
          <table:table-cell office:value-type="string" calcext:value-type="string">
            <text:p>Dagligvarer &gt; Drikkevarer &gt; Galante Bianco</text:p>
          </table:table-cell>
          <table:table-cell office:value-type="string" calcext:value-type="string">
            <text:p>Galante Bianco</text:p>
          </table:table-cell>
          <table:table-cell office:value-type="string" calcext:value-type="string">
            <text:p>Italien / 2018 / 6 x 0,75 l / hvidvin</text:p>
          </table:table-cell>
          <table:table-cell/>
          <table:table-cell office:value-type="string" calcext:value-type="string">
            <text:p>899.70</text:p>
          </table:table-cell>
          <table:table-cell office:value-type="string" calcext:value-type="string">
            <text:p>359.70</text:p>
          </table:table-cell>
          <table:table-cell/>
          <table:table-cell office:value-type="string" calcext:value-type="string">
            <text:p>Fisk, Skaldyr</text:p>
          </table:table-cell>
          <table:table-cell office:value-type="string" calcext:value-type="string">
            <text:p>Kasse, Kork</text:p>
          </table:table-cell>
          <table:table-cell table:number-columns-repeated="2"/>
          <table:table-cell office:value-type="string" calcext:value-type="string">
            <text:p>Italien</text:p>
          </table:table-cell>
          <table:table-cell table:number-columns-repeated="4"/>
          <table:table-cell office:value-type="string" calcext:value-type="string">
            <text:p>Hvidvin</text:p>
          </table:table-cell>
          <table:table-cell office:value-type="string" calcext:value-type="string">
            <text:p>Cevico Galante Bianco 2018</text:p>
            <text:p>Galante Bianco fra Cevico er et stærkt alternativ til den populære ”hvide Amarone"" Galante Bianco er delvist fremstillet efter samme appassimento-metode som Amarone, hvor druerne lufttørres for at give ekstra frugt og koncentration i smagen! Resultatet er en lækker eksotisk og honningagtig hvidvin – med masser af friskhed og drikkeglæde i behold! Let gylden i glasset. Næsen frister med forførende noter af hvide blomster, pære, citrus, abrikos, mango, banan og honning. I munden tør til halvtør med lækker blød og cremet tekstur. Eftersmagen er lang og frisk med masser af modne frugtnoter! Drik nu, eller gem 3-4 år fra høståret.</text:p>
            <text:p/>
            <text:p>Galante Bianco er endnu ikke anmeldt. Den røde Galante høster hele 96 pts hos Luca Maroni - og Galante Bianco holder MINDST samme høje niveau. Anbefales til hygge, fyldige salater, fisk og skaldyr, fjerkræ, pasta og modne oste. Nyd vinen ved 10-12°C. Galante Bianco er fremstillet på 60% Chardonnay og 40% Grechetto Gentile fra Romagna i det nordøstlige Italien. Cevico lufttørrer en del af druerne efter Appassimento-metoden, mens de resterende druer høstes og gæres på normal vis – dvs. med temperaturstyret gæring på ståltank. Resultatet er en særdeles lækker og harmonisk hvidvin – med friskhed og intense eksotiske frugtnoter i perfekt balance.</text:p>
            <text:p/>
            <text:p>Bag Galante står Cevico-gruppen fra byen Lugo i Romagna. Cevico blev grundlagt i 1963, og gruppen repræsenterer i dag 3 tapperier, 15 vinerier/kooperativer og 4500 associerede vinbønder. Den topprofessionelle Cevico-gruppe superviserer sine vinbønder i forhold til vindyrkning, ønologi, laboratorieanalyse og forskning.</text:p>
          </table:table-cell>
          <table:table-cell office:value-type="string" calcext:value-type="string">
            <text:p>https://www.nemlig.com/galante-bianco-5037064</text:p>
          </table:table-cell>
        </table:table-row>
        <table:table-row table:style-name="ro7">
          <table:table-cell office:value-type="string" calcext:value-type="string">
            <text:p>Dagligvarer &gt; Drikkevarer &gt; Energidrikke og sportsdrikke &gt; X-Ray</text:p>
          </table:table-cell>
          <table:table-cell office:value-type="string" calcext:value-type="string">
            <text:p>X-Ray</text:p>
          </table:table-cell>
          <table:table-cell office:value-type="string" calcext:value-type="string">
            <text:p>0,50 l / ex. pant</text:p>
          </table:table-cell>
          <table:table-cell/>
          <table:table-cell office:value-type="string" calcext:value-type="string">
            <text:p>5.75</text:p>
          </table:table-cell>
          <table:table-cell office:value-type="string" calcext:value-type="string">
            <text:p>.</text:p>
          </table:table-cell>
          <table:table-cell office:value-type="string" calcext:value-type="string">
            <text:p>X-Ray</text:p>
          </table:table-cell>
          <table:table-cell office:value-type="string" calcext:value-type="string">
            <text:p>Drikke</text:p>
          </table:table-cell>
          <table:table-cell table:number-columns-repeated="4"/>
          <table:table-cell office:value-type="string" calcext:value-type="string">
            <text:p>Discount</text:p>
          </table:table-cell>
          <table:table-cell table:number-columns-repeated="3"/>
          <table:table-cell office:value-type="string" calcext:value-type="string">
            <text:p>Energidrik</text:p>
          </table:table-cell>
          <table:table-cell office:value-type="string" calcext:value-type="string">
            <text:p>X-Ray</text:p>
            <text:p>X-Ray er en klassisk energidrik med en frisk og syrlig smag. XRAY giver ekstra energi, når du har brug for det. Dette produkt anbefales ikke til børn, gravide eller hvis du ammer.</text:p>
            <text:p/>
            <text:p>Højt indhold af koffein (16 mg/100 ml). Bør ikke indtages af børn, gravide og ammende kvinder.</text:p>
          </table:table-cell>
          <table:table-cell office:value-type="string" calcext:value-type="string">
            <text:p>https://www.nemlig.com/x-ray-5045617</text:p>
          </table:table-cell>
        </table:table-row>
        <table:table-row table:style-name="ro10">
          <table:table-cell office:value-type="string" calcext:value-type="string">
            <text:p>Dagligvarer &gt; Køl og mejeri &gt; Færdigretter på køl &gt; Fersk dej &gt; Brunkagedej</text:p>
          </table:table-cell>
          <table:table-cell office:value-type="string" calcext:value-type="string">
            <text:p>Brunkagedej</text:p>
          </table:table-cell>
          <table:table-cell office:value-type="string" calcext:value-type="string">
            <text:p>300 g / Tim's</text:p>
          </table:table-cell>
          <table:table-cell office:value-type="string" calcext:value-type="string">
            <text:p>KØL</text:p>
          </table:table-cell>
          <table:table-cell office:value-type="string" calcext:value-type="string">
            <text:p>24.95</text:p>
          </table:table-cell>
          <table:table-cell office:value-type="string" calcext:value-type="string">
            <text:p>.</text:p>
          </table:table-cell>
          <table:table-cell office:value-type="string" calcext:value-type="string">
            <text:p>Tim's</text:p>
          </table:table-cell>
          <table:table-cell office:value-type="string" calcext:value-type="string">
            <text:p>Bagning, Jul</text:p>
          </table:table-cell>
          <table:table-cell table:number-columns-repeated="4"/>
          <table:table-cell office:value-type="string" calcext:value-type="string">
            <text:p>KØL</text:p>
          </table:table-cell>
          <table:table-cell table:number-columns-repeated="3"/>
          <table:table-cell office:value-type="string" calcext:value-type="string">
            <text:p>Dej</text:p>
          </table:table-cell>
          <table:table-cell office:value-type="string" calcext:value-type="string">
            <text:p>Brunkagedej klar til at bage</text:p>
            <text:p>Brunkagedej fra Tims cookies i 300 g. rulle.</text:p>
            <text:p>Få smagen og duften af hjemmebag - hurtigt og nemt.</text:p>
            <text:p/>
            <text:p>Tilberedning:</text:p>
            <text:p>Tag dejen ud af køleskabet og lad den stå ved stuetemperatur indtil den er nogenlunde blød og nem at arbejde med uden at den klistrer for meget.</text:p>
            <text:p>Fjern plastfolien og skær rullen ud i 3-4 mm tykke skiver.</text:p>
            <text:p>Læg dem på en bageplade med bagepapir og bag kagerne i ca 12 min. midt i ovnen ved 165 C.</text:p>
            <text:p>Lad dem køle lidt af, og servér dem, når de har den konsistens du ønsker.</text:p>
            <text:p/>
            <text:p>Velduftende og sprøde brunkager på ingen tid. Velbekomme.</text:p>
          </table:table-cell>
          <table:table-cell office:value-type="string" calcext:value-type="string">
            <text:p>https://www.nemlig.com/brunkagedej-5013174</text:p>
          </table:table-cell>
        </table:table-row>
        <table:table-row table:style-name="ro3">
          <table:table-cell office:value-type="string" calcext:value-type="string">
            <text:p>Dagligvarer &gt; Kolonial &gt; Klempose m. abrikos/banan øko.</text:p>
          </table:table-cell>
          <table:table-cell office:value-type="string" calcext:value-type="string">
            <text:p>Klempose m. abrikos/banan øko.</text:p>
          </table:table-cell>
          <table:table-cell office:value-type="string" calcext:value-type="string">
            <text:p>100 g / m. grød / 6+ mdr. / Organix</text:p>
          </table:table-cell>
          <table:table-cell office:value-type="string" calcext:value-type="string">
            <text:p>Øko (europæisk)</text:p>
          </table:table-cell>
          <table:table-cell office:value-type="string" calcext:value-type="string">
            <text:p>13.95</text:p>
          </table:table-cell>
          <table:table-cell office:value-type="string" calcext:value-type="string">
            <text:p>.</text:p>
          </table:table-cell>
          <table:table-cell office:value-type="string" calcext:value-type="string">
            <text:p>Organix</text:p>
          </table:table-cell>
          <table:table-cell office:value-type="string" calcext:value-type="string">
            <text:p>Børn</text:p>
          </table:table-cell>
          <table:table-cell office:value-type="string" calcext:value-type="string">
            <text:p>Klempose</text:p>
          </table:table-cell>
          <table:table-cell table:number-columns-repeated="3"/>
          <table:table-cell office:value-type="string" calcext:value-type="string">
            <text:p>Øko (europæisk)</text:p>
          </table:table-cell>
          <table:table-cell table:number-columns-repeated="3"/>
          <table:table-cell office:value-type="string" calcext:value-type="string">
            <text:p>Babymad</text:p>
          </table:table-cell>
          <table:table-cell office:value-type="string" calcext:value-type="string">
            <text:p>Babymad i klempose</text:p>
            <text:p>Økologisk babymad i klempose med abrikos, banan og havregrød til barnet over 6 måneder.</text:p>
          </table:table-cell>
          <table:table-cell office:value-type="string" calcext:value-type="string">
            <text:p>https://www.nemlig.com/klempose-m-abrikos-banan-oeko-5036482</text:p>
          </table:table-cell>
        </table:table-row>
        <table:table-row table:style-name="ro12">
          <table:table-cell office:value-type="string" calcext:value-type="string">
            <text:p>Dagligvarer &gt; Drikkevarer &gt; Ch. Guilhem Grandvin Blanc</text:p>
          </table:table-cell>
          <table:table-cell office:value-type="string" calcext:value-type="string">
            <text:p>Ch. Guilhem Grandvin Blanc</text:p>
          </table:table-cell>
          <table:table-cell office:value-type="string" calcext:value-type="string">
            <text:p>Frankrig/IGP Pays Cathare 2017 / 0,75 l / hvidvin</text:p>
          </table:table-cell>
          <table:table-cell office:value-type="string" calcext:value-type="string">
            <text:p>Øko (europæisk)</text:p>
          </table:table-cell>
          <table:table-cell office:value-type="string" calcext:value-type="string">
            <text:p>229.95</text:p>
          </table:table-cell>
          <table:table-cell office:value-type="string" calcext:value-type="string">
            <text:p>.</text:p>
          </table:table-cell>
          <table:table-cell/>
          <table:table-cell office:value-type="string" calcext:value-type="string">
            <text:p>Mager fisk</text:p>
          </table:table-cell>
          <table:table-cell table:number-columns-repeated="3"/>
          <table:table-cell office:value-type="string" calcext:value-type="string">
            <text:p>Frankrig</text:p>
          </table:table-cell>
          <table:table-cell office:value-type="string" calcext:value-type="string">
            <text:p>Øko (europæisk)</text:p>
          </table:table-cell>
          <table:table-cell table:number-columns-repeated="3"/>
          <table:table-cell office:value-type="string" calcext:value-type="string">
            <text:p>Hvidvin</text:p>
          </table:table-cell>
          <table:table-cell office:value-type="string" calcext:value-type="string">
            <text:p>Château Guilhem Grand vin blanc</text:p>
            <text:p>Har du nogensinde drømt om, hvor lækkert smørfed Meursault ville smage med et skvæt mineralsk Sancerre? Så kan du glæde sig til Château Guilhems økologiske flagskib – i sandhed en ”Grand Vin”… Hvidvinen glider over tungen med en så uhyrlig power og fransk elegance, at slotsejer og winemaker Bertrand Gourdou faktisk roligt kan opgradere navnet til ”Très Grand Vin”! Smuk gylden. Næsen fører os på en eksotisk duftrejse fra friske æbler og mineralsk citrus til ananas, melon og mango. Elegant indhyllet i smør, vanilje og creme brulée fra fadet. Smagen er rig og krydret som hvid bourgogne, mens Sauvignon Blanc tilføjer en læskende mineralsk friskhed. Perfekt afstemt super-blend! 60% Chardonnay og 40% Sauvignon Blanc. Kun de fineste druer. Kun fra de ældste vinstokke. Chardonnay modner som en luksuriøst krydret Meursault på små bourgognefade, mens Sauvignon Blancs aromatiske friskhed er bevaret ved modning på større fade.</text:p>
            <text:p/>
            <text:p>Historie om vinhuset</text:p>
            <text:p>CHÂTEAU GUILHEM har siden 1878 været I familiens eje, 6 generation står nu for dette pragtfulde Chateau. Placeret i landlige bakkede omgivelser i det sydlige Frankrig med kik til Pyrenæerne står Bertrand i dag den daglige drift. Han har fulgt med tiden og huset er i dag certifiseret økologisk og godt på vej med Biodynamiske vine, så der er meget at se frem til med dette hus</text:p>
          </table:table-cell>
          <table:table-cell office:value-type="string" calcext:value-type="string">
            <text:p>https://www.nemlig.com/ch-guilhem-grandvin-blanc-5037859</text:p>
          </table:table-cell>
        </table:table-row>
        <table:table-row table:style-name="ro2">
          <table:table-cell table:number-columns-repeated="2" office:value-type="string" calcext:value-type="string">
            <text:p>Ost i stykke L 45+</text:p>
          </table:table-cell>
          <table:table-cell office:value-type="string" calcext:value-type="string">
            <text:p>ca. 600 g / Danbo / Riberhus</text:p>
          </table:table-cell>
          <table:table-cell office:value-type="string" calcext:value-type="string">
            <text:p>KØL</text:p>
          </table:table-cell>
          <table:table-cell office:value-type="string" calcext:value-type="string">
            <text:p>69.95</text:p>
          </table:table-cell>
          <table:table-cell office:value-type="string" calcext:value-type="string">
            <text:p>.</text:p>
          </table:table-cell>
          <table:table-cell office:value-type="string" calcext:value-type="string">
            <text:p>Riberhus</text:p>
          </table:table-cell>
          <table:table-cell office:value-type="string" calcext:value-type="string">
            <text:p>Morgenmad</text:p>
          </table:table-cell>
          <table:table-cell table:number-columns-repeated="4"/>
          <table:table-cell office:value-type="string" calcext:value-type="string">
            <text:p>KØL</text:p>
          </table:table-cell>
          <table:table-cell office:value-type="string" calcext:value-type="string">
            <text:p>Ko</text:p>
          </table:table-cell>
          <table:table-cell table:number-columns-repeated="2"/>
          <table:table-cell office:value-type="string" calcext:value-type="string">
            <text:p>Skæreost</text:p>
          </table:table-cell>
          <table:table-cell office:value-type="string" calcext:value-type="string">
            <text:p>Riberhus ost</text:p>
            <text:p>Riberhus Lagret er en ost til den, der ønsker en kraftfuld og aromatisk ostesmag. For Riberhus gælder, at det er det gode håndværk og råvarerne, som gør Riberhus til noget særligt. Den unikke mælkesyrekultur og rødkit, som påføres ostens overflade, giver ostene den karakteristiske Riberhus smag og bløde cremede konsistens.</text:p>
            <text:p/>
            <text:p>Nyd Riberhus Lagret som skiver på et stykke brød eller en kiks. Men prøv også Riberhus Lagret på osteanretningen som snack i form af ostestænger eller i tern. Riberhus Lagret tilbydes i både skære- og skiveost.</text:p>
            <text:p/>
            <text:p>Riberhus lidt bedre end andre gode oste.</text:p>
          </table:table-cell>
          <table:table-cell office:value-type="string" calcext:value-type="string">
            <text:p>https://www.nemlig.com/ost-i-stykke-l-45-5015230</text:p>
          </table:table-cell>
        </table:table-row>
        <table:table-row table:style-name="ro3">
          <table:table-cell office:value-type="string" calcext:value-type="string">
            <text:p>Dagligvarer &gt; Pleje og skønhed &gt; Toiletartikler &gt; Bind, tamponer og trusseindlæg &gt; Bind og trusseindlæg &gt; Natbind m.vinger (ultra tynde)</text:p>
          </table:table-cell>
          <table:table-cell office:value-type="string" calcext:value-type="string">
            <text:p>Natbind m.vinger (ultra tynde)</text:p>
          </table:table-cell>
          <table:table-cell office:value-type="string" calcext:value-type="string">
            <text:p>18 stk. / Libresse Ultra</text:p>
          </table:table-cell>
          <table:table-cell/>
          <table:table-cell office:value-type="string" calcext:value-type="string">
            <text:p>42.95</text:p>
          </table:table-cell>
          <table:table-cell office:value-type="string" calcext:value-type="string">
            <text:p>.</text:p>
          </table:table-cell>
          <table:table-cell office:value-type="string" calcext:value-type="string">
            <text:p>Libresse</text:p>
          </table:table-cell>
          <table:table-cell table:number-columns-repeated="9"/>
          <table:table-cell office:value-type="string" calcext:value-type="string">
            <text:p>Bind</text:p>
          </table:table-cell>
          <table:table-cell office:value-type="string" calcext:value-type="string">
            <text:p>Libresse Ultra Goodnight Extra bind</text:p>
            <text:p>Libresse bind for beskyttelse hele natten. Bindet er bredere for og bag og har vinger for ekstra sikkerhed, når du vender dig i søvnen. Det er hurtigtabsorberende og giver en tør og frisk følelse. Og er det ikke bare skønt, når du har fundet den helt perfekte pasform? Libresse bind med SecureFit™ er specielt designet til at forme sig efter din krop og sidde på plads. Når du senere skal smide dit bind ud, ruller du det bare ind i embalagen og trykker de forlimede kanter sammen. Enkelt og friskt, hvor end du er.</text:p>
          </table:table-cell>
          <table:table-cell office:value-type="string" calcext:value-type="string">
            <text:p>https://www.nemlig.com/natbind-m-vinger-ultra-tynde-5030920</text:p>
          </table:table-cell>
        </table:table-row>
        <table:table-row table:style-name="ro2">
          <table:table-cell office:value-type="string" calcext:value-type="string">
            <text:p>Dagligvarer &gt; Køl og mejeri &gt; Færdigretter på køl &gt; Supper &gt; Grønkålsuppe øko.</text:p>
          </table:table-cell>
          <table:table-cell office:value-type="string" calcext:value-type="string">
            <text:p>Grønkålsuppe øko.</text:p>
          </table:table-cell>
          <table:table-cell office:value-type="string" calcext:value-type="string">
            <text:p>0,45 l / frost / Supperiet</text:p>
          </table:table-cell>
          <table:table-cell office:value-type="string" calcext:value-type="string">
            <text:p>Frost,Øko (dansk)</text:p>
          </table:table-cell>
          <table:table-cell office:value-type="string" calcext:value-type="string">
            <text:p>55.00</text:p>
          </table:table-cell>
          <table:table-cell office:value-type="string" calcext:value-type="string">
            <text:p>.</text:p>
          </table:table-cell>
          <table:table-cell office:value-type="string" calcext:value-type="string">
            <text:p>Supperiet</text:p>
          </table:table-cell>
          <table:table-cell office:value-type="string" calcext:value-type="string">
            <text:p>Aftensmad, Frokost</text:p>
          </table:table-cell>
          <table:table-cell table:number-columns-repeated="4"/>
          <table:table-cell office:value-type="string" calcext:value-type="string">
            <text:p>Frost, Glutenfri, Vegetarisk, Øko (dansk)</text:p>
          </table:table-cell>
          <table:table-cell table:number-columns-repeated="3"/>
          <table:table-cell office:value-type="string" calcext:value-type="string">
            <text:p>Convenience, Færdigret, Suppe</text:p>
          </table:table-cell>
          <table:table-cell office:value-type="string" calcext:value-type="string">
            <text:p>Grønkålsuppe</text:p>
            <text:p>Denne grønkål suppe har mange muligheder for servering. Den er pureret, cremet med fløde og mættende, med rodfrugter. Den kan fint serveres med fraiche/skyr og bacontern. Æbletern i citronsaft er også dejlig som topping. Herrerne her på præstegaarden har fundet en ny måde at servere den på, som de ynder.</text:p>
            <text:p>Kog pasta penne, hæld grønkåls suppen over og vend det godt rundt og drys med rigeligt stegt bacon.</text:p>
            <text:p>En anden variation kan være at tilsætte 1-2 tsk sukker og så har du en stuvning/sauce til de brunede kartofler eller skinken.</text:p>
            <text:p/>
            <text:p>Varmes i gryde eller mikrobølgeovn. Let låget, lidt til siden. 5 min. og en omrøring, 2-3 min mere. Suppen er vegetarisk.</text:p>
          </table:table-cell>
          <table:table-cell office:value-type="string" calcext:value-type="string">
            <text:p>https://www.nemlig.com/groenkaalsuppe-oeko-5045854</text:p>
          </table:table-cell>
        </table:table-row>
        <table:table-row table:style-name="ro2">
          <table:table-cell office:value-type="string" calcext:value-type="string">
            <text:p>Dagligvarer &gt; Kolonial &gt; Marmelade, smørepålæg m.m. &gt; Frugtpålæg &gt; Frugtpålæg m. nødder</text:p>
          </table:table-cell>
          <table:table-cell office:value-type="string" calcext:value-type="string">
            <text:p>Frugtpålæg m. nødder</text:p>
          </table:table-cell>
          <table:table-cell office:value-type="string" calcext:value-type="string">
            <text:p>192 g / Castus</text:p>
          </table:table-cell>
          <table:table-cell/>
          <table:table-cell office:value-type="string" calcext:value-type="string">
            <text:p>16.75</text:p>
          </table:table-cell>
          <table:table-cell office:value-type="string" calcext:value-type="string">
            <text:p>.</text:p>
          </table:table-cell>
          <table:table-cell office:value-type="string" calcext:value-type="string">
            <text:p>Castus</text:p>
          </table:table-cell>
          <table:table-cell office:value-type="string" calcext:value-type="string">
            <text:p>Frokost, Madpakken</text:p>
          </table:table-cell>
          <table:table-cell table:number-columns-repeated="8"/>
          <table:table-cell office:value-type="string" calcext:value-type="string">
            <text:p>Frugtpålæg</text:p>
          </table:table-cell>
          <table:table-cell office:value-type="string" calcext:value-type="string">
            <text:p>Frugtpålæg med nødder</text:p>
            <text:p>Blanding af tørrede frugter formet som plader, med smag af nødder og rig på fibre.</text:p>
            <text:p>Ingen konserveringsmidler, og uden tilsat sukker.</text:p>
            <text:p>Solsikkeolie og vand tilsat som konsistens hjælpemidler.</text:p>
            <text:p/>
            <text:p>Kan indeholde spor af andre nødder.</text:p>
          </table:table-cell>
          <table:table-cell office:value-type="string" calcext:value-type="string">
            <text:p>https://www.nemlig.com/frugtpaalaeg-m-noedder-5015591</text:p>
          </table:table-cell>
        </table:table-row>
        <table:table-row table:style-name="ro1">
          <table:table-cell office:value-type="string" calcext:value-type="string">
            <text:p>Dagligvarer &gt; Drikkevarer &gt; Sodavand &gt; Andre sodavandsvarianter &gt; Ananas</text:p>
          </table:table-cell>
          <table:table-cell office:value-type="string" calcext:value-type="string">
            <text:p>Ananas</text:p>
          </table:table-cell>
          <table:table-cell office:value-type="string" calcext:value-type="string">
            <text:p>6 x 0,50 l / ex. pant / Harboe</text:p>
          </table:table-cell>
          <table:table-cell/>
          <table:table-cell office:value-type="string" calcext:value-type="string">
            <text:p>15.90</text:p>
          </table:table-cell>
          <table:table-cell office:value-type="string" calcext:value-type="string">
            <text:p>.</text:p>
          </table:table-cell>
          <table:table-cell office:value-type="string" calcext:value-type="string">
            <text:p>Harboe</text:p>
          </table:table-cell>
          <table:table-cell table:number-columns-repeated="5"/>
          <table:table-cell office:value-type="string" calcext:value-type="string">
            <text:p>Discount</text:p>
          </table:table-cell>
          <table:table-cell table:number-columns-repeated="3"/>
          <table:table-cell office:value-type="string" calcext:value-type="string">
            <text:p>Sodavand</text:p>
          </table:table-cell>
          <table:table-cell office:value-type="string" calcext:value-type="string">
            <text:p>Ananas læskedrik Harboe Ananas er en sød forfriskende sodavand. Den søde smag af ananas og den sprudlende brus giver Harboe Ananas sin karakteristiske smag og giver dig en god oplevelse.</text:p>
          </table:table-cell>
          <table:table-cell office:value-type="string" calcext:value-type="string">
            <text:p>https://www.nemlig.com/ananas-5004216</text:p>
          </table:table-cell>
        </table:table-row>
        <table:table-row table:style-name="ro3">
          <table:table-cell office:value-type="string" calcext:value-type="string">
            <text:p>Dagligvarer &gt; Husholdning og bolig &gt; Til dyrene &gt; Kat &gt; Kattemad &gt; Tørkost m. kylling</text:p>
          </table:table-cell>
          <table:table-cell office:value-type="string" calcext:value-type="string">
            <text:p>Tørkost m. kylling</text:p>
          </table:table-cell>
          <table:table-cell office:value-type="string" calcext:value-type="string">
            <text:p>1 kg / Smart Pets</text:p>
          </table:table-cell>
          <table:table-cell/>
          <table:table-cell office:value-type="string" calcext:value-type="string">
            <text:p>29.27</text:p>
          </table:table-cell>
          <table:table-cell office:value-type="string" calcext:value-type="string">
            <text:p>.</text:p>
          </table:table-cell>
          <table:table-cell office:value-type="string" calcext:value-type="string">
            <text:p>Smart Pets</text:p>
          </table:table-cell>
          <table:table-cell office:value-type="string" calcext:value-type="string">
            <text:p>Kat</text:p>
          </table:table-cell>
          <table:table-cell table:number-columns-repeated="4"/>
          <table:table-cell office:value-type="string" calcext:value-type="string">
            <text:p>Discount</text:p>
          </table:table-cell>
          <table:table-cell table:number-columns-repeated="3"/>
          <table:table-cell office:value-type="string" calcext:value-type="string">
            <text:p>Kattemad</text:p>
          </table:table-cell>
          <table:table-cell office:value-type="string" calcext:value-type="string">
            <text:p>Tørkost med kylling</text:p>
            <text:p>Tørfoder til katte.</text:p>
          </table:table-cell>
          <table:table-cell office:value-type="string" calcext:value-type="string">
            <text:p>https://www.nemlig.com/toerkost-m-kylling-5039519</text:p>
          </table:table-cell>
        </table:table-row>
        <table:table-row table:style-name="ro13">
          <table:table-cell office:value-type="string" calcext:value-type="string">
            <text:p>Dagligvarer &gt; Brød, kiks og kager &gt; Knækbrød &gt; Rosmarin knækbrød m. salt</text:p>
          </table:table-cell>
          <table:table-cell office:value-type="string" calcext:value-type="string">
            <text:p>Rosmarin knækbrød m. salt</text:p>
          </table:table-cell>
          <table:table-cell office:value-type="string" calcext:value-type="string">
            <text:p>230 g / glutenfri / Semper</text:p>
          </table:table-cell>
          <table:table-cell/>
          <table:table-cell office:value-type="string" calcext:value-type="string">
            <text:p>27.95</text:p>
          </table:table-cell>
          <table:table-cell office:value-type="string" calcext:value-type="string">
            <text:p>.</text:p>
          </table:table-cell>
          <table:table-cell office:value-type="string" calcext:value-type="string">
            <text:p>Semper</text:p>
          </table:table-cell>
          <table:table-cell office:value-type="string" calcext:value-type="string">
            <text:p>Frokost</text:p>
          </table:table-cell>
          <table:table-cell table:number-columns-repeated="4"/>
          <table:table-cell office:value-type="string" calcext:value-type="string">
            <text:p>Glutenfri, Laktosefri, Vegansk</text:p>
          </table:table-cell>
          <table:table-cell table:number-columns-repeated="3"/>
          <table:table-cell office:value-type="string" calcext:value-type="string">
            <text:p>Knækbrød</text:p>
          </table:table-cell>
          <table:table-cell office:value-type="string" calcext:value-type="string">
            <text:p>Rosmarin knækbrød med salt</text:p>
            <text:p>Sprøde glutenfrie knækbrød med rosmarin.</text:p>
            <text:p/>
            <text:p>Se også vores udvalg af:</text:p>
            <text:p>Glutenfri knækbrød</text:p>
            <text:p>Glutenfri brød</text:p>
            <text:p>Glutenfri produkter</text:p>
          </table:table-cell>
          <table:table-cell office:value-type="string" calcext:value-type="string">
            <text:p>https://www.nemlig.com/rosmarin-knaekbroed-m-salt-5018719</text:p>
          </table:table-cell>
        </table:table-row>
        <table:table-row table:style-name="ro3">
          <table:table-cell office:value-type="string" calcext:value-type="string">
            <text:p>Dagligvarer &gt; Frost &gt; Brød og kager &gt; Flutes, baguettes og morgenbrød &gt; Græskarkernestykker</text:p>
          </table:table-cell>
          <table:table-cell office:value-type="string" calcext:value-type="string">
            <text:p>Græskarkernestykker</text:p>
          </table:table-cell>
          <table:table-cell office:value-type="string" calcext:value-type="string">
            <text:p>6 stk. / 438 g / frost / Hatting</text:p>
          </table:table-cell>
          <table:table-cell office:value-type="string" calcext:value-type="string">
            <text:p>Frost,Fuldkornsmærket,Nøglehulsmærket</text:p>
          </table:table-cell>
          <table:table-cell office:value-type="string" calcext:value-type="string">
            <text:p>24.95</text:p>
          </table:table-cell>
          <table:table-cell office:value-type="string" calcext:value-type="string">
            <text:p>.</text:p>
          </table:table-cell>
          <table:table-cell office:value-type="string" calcext:value-type="string">
            <text:p>Hatting</text:p>
          </table:table-cell>
          <table:table-cell table:number-columns-repeated="5"/>
          <table:table-cell office:value-type="string" calcext:value-type="string">
            <text:p>Frost, Fuldkornsmærket, Nøglehulsmærket</text:p>
          </table:table-cell>
          <table:table-cell table:number-columns-repeated="3"/>
          <table:table-cell office:value-type="string" calcext:value-type="string">
            <text:p>Brød</text:p>
          </table:table-cell>
          <table:table-cell office:value-type="string" calcext:value-type="string">
            <text:p>Hatting græskarkernestykker</text:p>
            <text:p>Bagt med fuldkornshvedemel og græskarkerner i stenovn. Opskriften på himmelsk brød med en saftig krumme og rustik karakter, der stiller enhver form for sult – lille, stor eller bare lækker.</text:p>
          </table:table-cell>
          <table:table-cell office:value-type="string" calcext:value-type="string">
            <text:p>https://www.nemlig.com/graeskarkernestykker-5016460</text:p>
          </table:table-cell>
        </table:table-row>
        <table:table-row table:style-name="ro10">
          <table:table-cell office:value-type="string" calcext:value-type="string">
            <text:p>Dagligvarer &gt; Frugt og grønt &gt; Frugt &gt; Æbler &gt; Æble Royal Gala øko.</text:p>
          </table:table-cell>
          <table:table-cell office:value-type="string" calcext:value-type="string">
            <text:p>Æble Royal Gala øko.</text:p>
          </table:table-cell>
          <table:table-cell office:value-type="string" calcext:value-type="string">
            <text:p>1 stk. / Spanien/Italien / Klasse 1</text:p>
          </table:table-cell>
          <table:table-cell office:value-type="string" calcext:value-type="string">
            <text:p>Øko (europæisk)</text:p>
          </table:table-cell>
          <table:table-cell office:value-type="string" calcext:value-type="string">
            <text:p>4.00</text:p>
          </table:table-cell>
          <table:table-cell office:value-type="string" calcext:value-type="string">
            <text:p>.</text:p>
          </table:table-cell>
          <table:table-cell/>
          <table:table-cell office:value-type="string" calcext:value-type="string">
            <text:p>Brunch, Frokost, Madpakke, Salat, Snack, Tilbehør</text:p>
          </table:table-cell>
          <table:table-cell/>
          <table:table-cell office:value-type="string" calcext:value-type="string">
            <text:p>Rød</text:p>
          </table:table-cell>
          <table:table-cell office:value-type="string" calcext:value-type="string">
            <text:p>Klasse 1</text:p>
          </table:table-cell>
          <table:table-cell/>
          <table:table-cell office:value-type="string" calcext:value-type="string">
            <text:p>Discount, Øko (europæisk)</text:p>
          </table:table-cell>
          <table:table-cell office:value-type="string" calcext:value-type="string">
            <text:p>Chile</text:p>
          </table:table-cell>
          <table:table-cell office:value-type="string" calcext:value-type="string">
            <text:p>Royal Gala</text:p>
          </table:table-cell>
          <table:table-cell/>
          <table:table-cell office:value-type="string" calcext:value-type="string">
            <text:p>Frugt, Æble</text:p>
          </table:table-cell>
          <table:table-cell office:value-type="string" calcext:value-type="string">
            <text:p>Royal Gala stammer fra New Zealand og er en krydsning af Golden Delicious og Kidd's Orange Red. Sorten kom til Australien i 1980'erne, og derfra blev den på ganske få år et af verdens mest udbredte og populære æbler.</text:p>
            <text:p/>
            <text:p>Frugterne er middelstore og har en flot orange-rød farve. Frugtkødet er kridhvidt, saftigt og aromatisk med en sød smag.</text:p>
            <text:p/>
            <text:p>Royal Gala kan dyrkes i stort set hele verden og har en rigtig fin holdbarhed.. derfor findes de i handelen hele året rundt. Fra september til april skal man købe Royal Gala æbler fra den nordlige halvkugle for at få den bedste smag.</text:p>
            <text:p/>
            <text:p>Sur │ Syrlig │ Sødlig │ Sød │ Meget Sød</text:p>
            <text:p/>
            <text:p>───────────────●─────────</text:p>
            <text:p/>
            <text:p>Hos nemlig.com lægger vi stor vægt på, at kvaliteten på frugt og grønt er høj. Det betyder, at vi vælger at kassere varen, hvis kvaliteten ikke er i orden. I de tilfælde erstatter vi så vidt muligt varen med tilsvarende, der kan skaffes fra en anden leverandør. Derfor forbeholder vi os retten til at levere produkter fra et andet land end det, der stod på hjemmesiden ved bestilling. Alternativet ville være ikke at kunne levere den pågældende vare. Det synes vi er sund fornuft.</text:p>
          </table:table-cell>
          <table:table-cell office:value-type="string" calcext:value-type="string">
            <text:p>https://www.nemlig.com/aeble-royal-gala-oeko-5004539</text:p>
          </table:table-cell>
        </table:table-row>
        <table:table-row table:style-name="ro3">
          <table:table-cell office:value-type="string" calcext:value-type="string">
            <text:p>Dagligvarer &gt; Drikkevarer &gt; Ornellaia DOC Superiore 97p</text:p>
          </table:table-cell>
          <table:table-cell office:value-type="string" calcext:value-type="string">
            <text:p>Ornellaia DOC Superiore 97p</text:p>
          </table:table-cell>
          <table:table-cell office:value-type="string" calcext:value-type="string">
            <text:p>Italien / Toscana / 2017 / 6 x 0,75 l / rødvin</text:p>
          </table:table-cell>
          <table:table-cell/>
          <table:table-cell office:value-type="string" calcext:value-type="string">
            <text:p>10794.00</text:p>
          </table:table-cell>
          <table:table-cell office:value-type="string" calcext:value-type="string">
            <text:p>8994.00</text:p>
          </table:table-cell>
          <table:table-cell table:number-columns-repeated="2"/>
          <table:table-cell office:value-type="string" calcext:value-type="string">
            <text:p>Kasse, Kork</text:p>
          </table:table-cell>
          <table:table-cell table:number-columns-repeated="2"/>
          <table:table-cell office:value-type="string" calcext:value-type="string">
            <text:p>Italien</text:p>
          </table:table-cell>
          <table:table-cell table:number-columns-repeated="4"/>
          <table:table-cell office:value-type="string" calcext:value-type="string">
            <text:p>Rødvin</text:p>
          </table:table-cell>
          <table:table-cell office:value-type="string" calcext:value-type="string">
            <text:p>Ornellaia DOC Superiore Rosso</text:p>
            <text:p>Intens og mørk farve i glasset med smuk koncentration. På næsen er den rig og kompleks, og frigiver dufte af modne røde frugter, ledsaget af sød tobak og vanilje. En kombination af fasthed og dejlig friskhed.</text:p>
          </table:table-cell>
          <table:table-cell office:value-type="string" calcext:value-type="string">
            <text:p>https://www.nemlig.com/ornellaia-doc-superiore-97p-5048117</text:p>
          </table:table-cell>
        </table:table-row>
        <table:table-row table:style-name="ro16">
          <table:table-cell office:value-type="string" calcext:value-type="string">
            <text:p>Dagligvarer &gt; Drikkevarer &gt; Roche Mazet Languedoc</text:p>
          </table:table-cell>
          <table:table-cell office:value-type="string" calcext:value-type="string">
            <text:p>Roche Mazet Languedoc</text:p>
          </table:table-cell>
          <table:table-cell office:value-type="string" calcext:value-type="string">
            <text:p>Frankrig / Languedoc / 2019 / 0,75 l / rødvin</text:p>
          </table:table-cell>
          <table:table-cell/>
          <table:table-cell office:value-type="string" calcext:value-type="string">
            <text:p>99.95</text:p>
          </table:table-cell>
          <table:table-cell office:value-type="string" calcext:value-type="string">
            <text:p>.</text:p>
          </table:table-cell>
          <table:table-cell table:number-columns-repeated="2"/>
          <table:table-cell office:value-type="string" calcext:value-type="string">
            <text:p>Kork</text:p>
          </table:table-cell>
          <table:table-cell table:number-columns-repeated="2"/>
          <table:table-cell office:value-type="string" calcext:value-type="string">
            <text:p>Frankrig</text:p>
          </table:table-cell>
          <table:table-cell table:number-columns-repeated="4"/>
          <table:table-cell office:value-type="string" calcext:value-type="string">
            <text:p>Rødvin</text:p>
          </table:table-cell>
          <table:table-cell office:value-type="string" calcext:value-type="string">
            <text:p>Roche Mazet Languedoc</text:p>
            <text:p>Sydfransk pleaservin som både kan klare grillmad og lækre simreretter – Languedoc når det er bedst!</text:p>
            <text:p/>
            <text:p>Carignan er stjernedruen i denne vin, som i Languedoc AOC står på ældgamle og krøllede vinstokke. Det leverer intensitet og fylde for alle pengene. Delvist manuelt høstede druer sørger for at al den gode smag og intensitet druerne kan levere, ikke går tabt i marken før den når til vineriet. I den nye serie fra Roche Mazet, fremviser producenten typicitet og terroir for de individuelle områder i den store sydfranske region.</text:p>
            <text:p/>
            <text:p>Rubinrød og let violet i farven står vinen i glasset. Den frigiver noter af modne røde frugter som kirsebær og jordbær som bliver akkompagneret af søde krydderier og urter som timian og lavendel. En generøs og kompleks smag lander på tungen og går over i brombær og et lækkert fadpræg. Bløde tanniner, som ingen gør fortræd, sørger for at den står som en silkeblød og velstruktureret vin.</text:p>
            <text:p/>
            <text:p>Vinen går godt sammen med grillet okse, langtidsstegte stege og blåskimmeloste. Serveres ved 16-18°C.</text:p>
            <text:p/>
            <text:p>Roche Mazet er producenten bag Frankrigs bedst sælgende vinbrand. Producenten leverer vin til hele verden, men har en speciel plads i de 67 millioner franske indbyggeres hjerter. Firmaet blev stiftet af Thierry Desjardin i 1998, og nu om stunder bliver virksomheden opereret af hans søn, Thibault Desjardin. De producerer vine som fremhæver deres områdes typicitet - og til forbrugervenlige priser.</text:p>
            <text:p/>
            <text:p>Guld – Gilbert &amp; Gaillard</text:p>
          </table:table-cell>
          <table:table-cell office:value-type="string" calcext:value-type="string">
            <text:p>https://www.nemlig.com/roche-mazet-languedoc-5048043</text:p>
          </table:table-cell>
        </table:table-row>
        <table:table-row table:style-name="ro7">
          <table:table-cell office:value-type="string" calcext:value-type="string">
            <text:p>Dagligvarer &gt; Drikkevarer &gt; Connétable Talbot</text:p>
          </table:table-cell>
          <table:table-cell office:value-type="string" calcext:value-type="string">
            <text:p>Connétable Talbot</text:p>
          </table:table-cell>
          <table:table-cell office:value-type="string" calcext:value-type="string">
            <text:p>Frankrig / Medoc / 2018 / 6 x 0,75 l / rødvin</text:p>
          </table:table-cell>
          <table:table-cell/>
          <table:table-cell office:value-type="string" calcext:value-type="string">
            <text:p>1494.00</text:p>
          </table:table-cell>
          <table:table-cell office:value-type="string" calcext:value-type="string">
            <text:p>1199.70</text:p>
          </table:table-cell>
          <table:table-cell table:number-columns-repeated="2"/>
          <table:table-cell office:value-type="string" calcext:value-type="string">
            <text:p>Kasse, Kork</text:p>
          </table:table-cell>
          <table:table-cell table:number-columns-repeated="2"/>
          <table:table-cell office:value-type="string" calcext:value-type="string">
            <text:p>Frankrig</text:p>
          </table:table-cell>
          <table:table-cell table:number-columns-repeated="4"/>
          <table:table-cell office:value-type="string" calcext:value-type="string">
            <text:p>Rødvin</text:p>
          </table:table-cell>
          <table:table-cell office:value-type="string" calcext:value-type="string">
            <text:p>Château Talbot</text:p>
            <text:p>Chateau Talbot ligger på den legendariske venstre breds kommune Saint Julien i Bordaeux. Slottet er i klassifikationen fra 1855 og placeret i 4. cru og den største ejendom i kommunen med godt 100 hektar vinmarker.</text:p>
            <text:p>Chateau Talbot benytter en del ny teknologo så de altid kan høste de bedste druer til deres 1. vin og benytte de rasterende til 2. vinen Connetable som i øvrigt altid er i en fantastisk form. Selv i gode år deklassificere de som regel ca 50 % til 2. vinen</text:p>
            <text:p>Slottet er opkaldt efter den engelske general Talbot som styrede de Engelske styrker i 1453 og tabte slaget ved Castellon og tabte dermed hele Bordeaux til Franskmændene. I dag er Chateau Talbot et af de mest stabile slotte som altid leverer top kvaliteter.</text:p>
          </table:table-cell>
          <table:table-cell office:value-type="string" calcext:value-type="string">
            <text:p>https://www.nemlig.com/connetable-talbot-5042623</text:p>
          </table:table-cell>
        </table:table-row>
        <table:table-row table:style-name="ro7">
          <table:table-cell office:value-type="string" calcext:value-type="string">
            <text:p>Dagligvarer &gt; Baby, børn og legetøj &gt; Babymad og modermælkserstatning &gt; Mellemmåltider til børn og babyer &gt; Smoothie m. æble og mango øko.</text:p>
          </table:table-cell>
          <table:table-cell office:value-type="string" calcext:value-type="string">
            <text:p>Smoothie m. æble og mango øko.</text:p>
          </table:table-cell>
          <table:table-cell office:value-type="string" calcext:value-type="string">
            <text:p>100 g / 4+ mdr. / og fersken / HiPP</text:p>
          </table:table-cell>
          <table:table-cell office:value-type="string" calcext:value-type="string">
            <text:p>Øko (europæisk)</text:p>
          </table:table-cell>
          <table:table-cell office:value-type="string" calcext:value-type="string">
            <text:p>13.95</text:p>
          </table:table-cell>
          <table:table-cell office:value-type="string" calcext:value-type="string">
            <text:p>.</text:p>
          </table:table-cell>
          <table:table-cell office:value-type="string" calcext:value-type="string">
            <text:p>HiPP</text:p>
          </table:table-cell>
          <table:table-cell office:value-type="string" calcext:value-type="string">
            <text:p>Baby, Børn, Frugt, Mellemmåltid</text:p>
          </table:table-cell>
          <table:table-cell office:value-type="string" calcext:value-type="string">
            <text:p>Klempose</text:p>
          </table:table-cell>
          <table:table-cell table:number-columns-repeated="3"/>
          <table:table-cell office:value-type="string" calcext:value-type="string">
            <text:p>Øko (europæisk)</text:p>
          </table:table-cell>
          <table:table-cell table:number-columns-repeated="3"/>
          <table:table-cell office:value-type="string" calcext:value-type="string">
            <text:p>Babymad, Børnemad, Smoothie</text:p>
          </table:table-cell>
          <table:table-cell office:value-type="string" calcext:value-type="string">
            <text:p>Smoothie økologisk</text:p>
            <text:p>Perfekt mellemmåltid som er nemt at have med på farten.</text:p>
            <text:p/>
            <text:p>Alder 4+ måneder.</text:p>
          </table:table-cell>
          <table:table-cell office:value-type="string" calcext:value-type="string">
            <text:p>https://www.nemlig.com/smoothie-m-aeble-og-mango-oeko-5046809</text:p>
          </table:table-cell>
        </table:table-row>
        <table:table-row table:style-name="ro3">
          <table:table-cell office:value-type="string" calcext:value-type="string">
            <text:p>Dagligvarer &gt; Husholdning og bolig &gt; Stearinlys, servietter og festartikler &gt; Gavepapir og gavebånd &gt; Gavebånd (rød)</text:p>
          </table:table-cell>
          <table:table-cell office:value-type="string" calcext:value-type="string">
            <text:p>Gavebånd (rød)</text:p>
          </table:table-cell>
          <table:table-cell office:value-type="string" calcext:value-type="string">
            <text:p>1 stk. / 50 m / Scanseason</text:p>
          </table:table-cell>
          <table:table-cell/>
          <table:table-cell office:value-type="string" calcext:value-type="string">
            <text:p>14.95</text:p>
          </table:table-cell>
          <table:table-cell office:value-type="string" calcext:value-type="string">
            <text:p>.</text:p>
          </table:table-cell>
          <table:table-cell office:value-type="string" calcext:value-type="string">
            <text:p>Scanseason</text:p>
          </table:table-cell>
          <table:table-cell office:value-type="string" calcext:value-type="string">
            <text:p>Fødselsdag, Gave, Jul</text:p>
          </table:table-cell>
          <table:table-cell/>
          <table:table-cell office:value-type="string" calcext:value-type="string">
            <text:p>Rød</text:p>
          </table:table-cell>
          <table:table-cell table:number-columns-repeated="6"/>
          <table:table-cell office:value-type="string" calcext:value-type="string">
            <text:p>Gavebånd, Pynt</text:p>
          </table:table-cell>
          <table:table-cell office:value-type="string" calcext:value-type="string">
            <text:p>Gavebånd</text:p>
            <text:p>Rulle med 50 meter af rød gavebånd. Bredde 1 cm.</text:p>
          </table:table-cell>
          <table:table-cell office:value-type="string" calcext:value-type="string">
            <text:p>https://www.nemlig.com/gavebaand-roed-5047646</text:p>
          </table:table-cell>
        </table:table-row>
        <table:table-row table:style-name="ro3">
          <table:table-cell office:value-type="string" calcext:value-type="string">
            <text:p>Dagligvarer &gt; Frugt og grønt &gt; Frugt &gt; Bær &gt; Vaniljecreme</text:p>
          </table:table-cell>
          <table:table-cell office:value-type="string" calcext:value-type="string">
            <text:p>Vaniljecreme</text:p>
          </table:table-cell>
          <table:table-cell office:value-type="string" calcext:value-type="string">
            <text:p>0,50 l / Skælskør</text:p>
          </table:table-cell>
          <table:table-cell/>
          <table:table-cell office:value-type="string" calcext:value-type="string">
            <text:p>17.95</text:p>
          </table:table-cell>
          <table:table-cell office:value-type="string" calcext:value-type="string">
            <text:p>.</text:p>
          </table:table-cell>
          <table:table-cell office:value-type="string" calcext:value-type="string">
            <text:p>Skælskør</text:p>
          </table:table-cell>
          <table:table-cell office:value-type="string" calcext:value-type="string">
            <text:p>Dessert, Tilbehør</text:p>
          </table:table-cell>
          <table:table-cell table:number-columns-repeated="5"/>
          <table:table-cell office:value-type="string" calcext:value-type="string">
            <text:p>Ko</text:p>
          </table:table-cell>
          <table:table-cell table:number-columns-repeated="2"/>
          <table:table-cell office:value-type="string" calcext:value-type="string">
            <text:p>Dessert</text:p>
          </table:table-cell>
          <table:table-cell office:value-type="string" calcext:value-type="string">
            <text:p>Lækker og frisk vaniljecreme</text:p>
            <text:p>Skælskør Vaniljecreme har en dejlig smag og en lækker konsistens. Cremen er klar til brug og passer perfekt som det søde modspil til syrligheden hos friske bær eller som tilbehør til blandt andet frugtgrød eller frugtsalat.</text:p>
          </table:table-cell>
          <table:table-cell office:value-type="string" calcext:value-type="string">
            <text:p>https://www.nemlig.com/vaniljecreme-5017808</text:p>
          </table:table-cell>
        </table:table-row>
        <table:table-row table:style-name="ro9">
          <table:table-cell office:value-type="string" calcext:value-type="string">
            <text:p>Dagligvarer &gt; Køl og mejeri &gt; Færdigretter på køl &gt; Supper &gt; Grøn aspargessuppe m.kødboller</text:p>
          </table:table-cell>
          <table:table-cell office:value-type="string" calcext:value-type="string">
            <text:p>Grøn aspargessuppe m.kødboller</text:p>
          </table:table-cell>
          <table:table-cell office:value-type="string" calcext:value-type="string">
            <text:p>700 g / frost / komplet / Mou</text:p>
          </table:table-cell>
          <table:table-cell office:value-type="string" calcext:value-type="string">
            <text:p>Frost</text:p>
          </table:table-cell>
          <table:table-cell office:value-type="string" calcext:value-type="string">
            <text:p>34.95</text:p>
          </table:table-cell>
          <table:table-cell office:value-type="string" calcext:value-type="string">
            <text:p>.</text:p>
          </table:table-cell>
          <table:table-cell office:value-type="string" calcext:value-type="string">
            <text:p>Mou</text:p>
          </table:table-cell>
          <table:table-cell office:value-type="string" calcext:value-type="string">
            <text:p>Aftensmad, Forret, Frokost</text:p>
          </table:table-cell>
          <table:table-cell table:number-columns-repeated="4"/>
          <table:table-cell office:value-type="string" calcext:value-type="string">
            <text:p>Frost</text:p>
          </table:table-cell>
          <table:table-cell office:value-type="string" calcext:value-type="string">
            <text:p>Danmark</text:p>
          </table:table-cell>
          <table:table-cell table:number-columns-repeated="2"/>
          <table:table-cell office:value-type="string" calcext:value-type="string">
            <text:p>Svin</text:p>
          </table:table-cell>
          <table:table-cell office:value-type="string" calcext:value-type="string">
            <text:p>Grøn aspargessuppe med kødboller komplet</text:p>
            <text:p>Aspargessuppe har i generationer været en festfavorit som forret og som natmad. Den går aldrig helt af mode, for den er jo lige så lækker som et hurtigt måltid i det daglige som til festlige lejligheder. Vi bruger vores traditionelle hønsefond som base, og så laver vi en lækker, blød og rund aspargessuppe med grønne asparges. For at fuldende måltidet tilsættes kødboller og grønne asparges.</text:p>
            <text:p>Hos Mou laver vi suppe på den gammeldags måde: Vi kommer hele høns, oksekraftben og suppeurter i gryden og lader det hele koge i 8 timer. Sådan har vi gjort lige siden 1960'erne - og hvorfor ændre på det?</text:p>
          </table:table-cell>
          <table:table-cell office:value-type="string" calcext:value-type="string">
            <text:p>https://www.nemlig.com/groen-aspargessuppe-m-koedboller-5048212</text:p>
          </table:table-cell>
        </table:table-row>
        <table:table-row table:style-name="ro8">
          <table:table-cell office:value-type="string" calcext:value-type="string">
            <text:p>Dagligvarer &gt; Kød og fisk &gt; Svinekød &gt; Stege af svinekød &gt; Svinemørbrad</text:p>
          </table:table-cell>
          <table:table-cell office:value-type="string" calcext:value-type="string">
            <text:p>Svinemørbrad</text:p>
          </table:table-cell>
          <table:table-cell office:value-type="string" calcext:value-type="string">
            <text:p>1,10 - 1,30 kg / Danish Crown</text:p>
          </table:table-cell>
          <table:table-cell office:value-type="string" calcext:value-type="string">
            <text:p>Dansk,KØL,Nøglehulsmærket</text:p>
          </table:table-cell>
          <table:table-cell office:value-type="string" calcext:value-type="string">
            <text:p>89.00</text:p>
          </table:table-cell>
          <table:table-cell office:value-type="string" calcext:value-type="string">
            <text:p>65.00</text:p>
          </table:table-cell>
          <table:table-cell office:value-type="string" calcext:value-type="string">
            <text:p>Tulip</text:p>
          </table:table-cell>
          <table:table-cell office:value-type="string" calcext:value-type="string">
            <text:p>Aftensmad, Madlavning</text:p>
          </table:table-cell>
          <table:table-cell table:number-columns-repeated="4"/>
          <table:table-cell office:value-type="string" calcext:value-type="string">
            <text:p>Dansk, Discount, KØL, Nøglehulsmærket</text:p>
          </table:table-cell>
          <table:table-cell office:value-type="string" calcext:value-type="string">
            <text:p>Danmark</text:p>
          </table:table-cell>
          <table:table-cell table:number-columns-repeated="2"/>
          <table:table-cell office:value-type="string" calcext:value-type="string">
            <text:p>Svin</text:p>
          </table:table-cell>
          <table:table-cell office:value-type="string" calcext:value-type="string">
            <text:p>Svinemørbrad</text:p>
            <text:p>Danish Crown svinemørbrad er mørbrad, der kommer fra danske grise (mørbraden er med bimørbrad).</text:p>
            <text:p/>
            <text:p>Når du vælger kød af gris fra Danish Crown er du garanteret, at kødet er dansk og at grisene er født, opdrættet og slagtet i Danmark. Kødet kommer altid fra én af de godt 3.750 danske landmænd, der opdrætter grisene og som også er medejere af Danish Crown. I Danish Crowns sortiment af grisekød findes et stort udvalg af udskæringer med et højt og ensartet kvalitetsniveau, og som har en lang række anvendelsesmuligheder. Så vælg Danish Crown, hvis du går efter dansk grisekød.</text:p>
            <text:p/>
            <text:p>Kødet kommer fra Danmark.</text:p>
            <text:p/>
            <text:p>Anbefales til:</text:p>
            <text:p>Svinemørbrad har et væld af anvendelsesmuligheder, f.eks. som helstegt, skåret ud i mørbradbøffer eller skåret i tern til en lækker mørbradgryde.</text:p>
            <text:p/>
            <text:p>Tip fra slagteren:</text:p>
            <text:p>Alt efter anvendelse kan den både tilberedes i ovn, på grill eller pande. Svinemørbraden afpudses før tilberedningen for sener og hinder.</text:p>
            <text:p/>
            <text:p>Tilberedning ved helstegning: Steg kødet på en pande med olie og smør ved moderat varme i ca. 1-2 min. på hver side. Læg svinemørbraden i et ovnfast fad og steg videre i en forvarmet ovn ved 160 °C i ca. 20 min. eller til en kernetemperatur på 62-65 °C.</text:p>
          </table:table-cell>
          <table:table-cell office:value-type="string" calcext:value-type="string">
            <text:p>https://www.nemlig.com/svinemoerbrad-5018915</text:p>
          </table:table-cell>
        </table:table-row>
        <table:table-row table:style-name="ro3">
          <table:table-cell office:value-type="string" calcext:value-type="string">
            <text:p>Dagligvarer &gt; Køl og mejeri &gt; Mejeri &gt; Kakao, koldskål og proteindrikke &gt; Kakaodrik og kakaomælk &gt; Cocio salted caramel</text:p>
          </table:table-cell>
          <table:table-cell office:value-type="string" calcext:value-type="string">
            <text:p>Cocio salted caramel</text:p>
          </table:table-cell>
          <table:table-cell office:value-type="string" calcext:value-type="string">
            <text:p>0,40 l</text:p>
          </table:table-cell>
          <table:table-cell/>
          <table:table-cell office:value-type="string" calcext:value-type="string">
            <text:p>15.95</text:p>
          </table:table-cell>
          <table:table-cell office:value-type="string" calcext:value-type="string">
            <text:p>.</text:p>
          </table:table-cell>
          <table:table-cell office:value-type="string" calcext:value-type="string">
            <text:p>Cocio</text:p>
          </table:table-cell>
          <table:table-cell office:value-type="string" calcext:value-type="string">
            <text:p>Drikke</text:p>
          </table:table-cell>
          <table:table-cell table:number-columns-repeated="8"/>
          <table:table-cell office:value-type="string" calcext:value-type="string">
            <text:p>Kakao</text:p>
          </table:table-cell>
          <table:table-cell office:value-type="string" calcext:value-type="string">
            <text:p>Cocio salted caramel</text:p>
            <text:p>Cocio Salted Caramel. Den velkendte Cocio med salt karamel smag. Produktet indeholder kakaopulver, sukker, mælk, salt og naturlige aromaer. Den nye smag er perfekt til den kommende forår- og sommersæson. Kan nydes både afkølet og opvarmet.</text:p>
          </table:table-cell>
          <table:table-cell office:value-type="string" calcext:value-type="string">
            <text:p>https://www.nemlig.com/cocio-salted-caramel-5046697</text:p>
          </table:table-cell>
        </table:table-row>
        <table:table-row table:style-name="ro13">
          <table:table-cell office:value-type="string" calcext:value-type="string">
            <text:p>Dagligvarer &gt; Nyheder &gt; Jean Remy Gewurztraminer 2018</text:p>
          </table:table-cell>
          <table:table-cell office:value-type="string" calcext:value-type="string">
            <text:p>Jean Remy Gewurztraminer 2018</text:p>
          </table:table-cell>
          <table:table-cell office:value-type="string" calcext:value-type="string">
            <text:p>Frankrig / Alsace / 0,75 l / hvidvin</text:p>
          </table:table-cell>
          <table:table-cell/>
          <table:table-cell office:value-type="string" calcext:value-type="string">
            <text:p>79.95</text:p>
          </table:table-cell>
          <table:table-cell office:value-type="string" calcext:value-type="string">
            <text:p>.</text:p>
          </table:table-cell>
          <table:table-cell/>
          <table:table-cell office:value-type="string" calcext:value-type="string">
            <text:p>Aperitif, Fisk, Kylling, Lyst kød, Ost</text:p>
          </table:table-cell>
          <table:table-cell office:value-type="string" calcext:value-type="string">
            <text:p>Skruelåg</text:p>
          </table:table-cell>
          <table:table-cell table:number-columns-repeated="2"/>
          <table:table-cell office:value-type="string" calcext:value-type="string">
            <text:p>Frankrig</text:p>
          </table:table-cell>
          <table:table-cell office:value-type="string" calcext:value-type="string">
            <text:p>Discount, Nyhed</text:p>
          </table:table-cell>
          <table:table-cell table:number-columns-repeated="3"/>
          <table:table-cell office:value-type="string" calcext:value-type="string">
            <text:p>Hvidvin</text:p>
          </table:table-cell>
          <table:table-cell office:value-type="string" calcext:value-type="string">
            <text:p>Jean Remy Haeffelin Gewurztraminer</text:p>
            <text:p>Gedin og flot Gewurztraminer, klassisk meget krydret vin med aroma af blomster, krydderi og urter. Som altid markant mindre syre end eks Riesling druen.</text:p>
            <text:p/>
            <text:p>Jean Remy Haeffelin: Vingården er placeret i det meget smukke Alsace for foden bjergene Vogeserne i byen Colmar. Familien har været i vinbranchen siden 1560 så der er stor ekspertise i husets kældre.</text:p>
            <text:p>Notes of small yellow fruits and almonds.</text:p>
            <text:p/>
            <text:p>Aromas of flowers, spices and exotic fruits such as litchi and passion fruit.</text:p>
          </table:table-cell>
          <table:table-cell office:value-type="string" calcext:value-type="string">
            <text:p>https://www.nemlig.com/jean-remy-gewurztraminer-2018-5049328</text:p>
          </table:table-cell>
        </table:table-row>
        <table:table-row table:style-name="ro12">
          <table:table-cell office:value-type="string" calcext:value-type="string">
            <text:p>Dagligvarer &gt; Pleje og skønhed &gt; Toiletartikler &gt; Bind, tamponer og trusseindlæg &gt; Bind og trusseindlæg &gt; Bind m. vinger øko.</text:p>
          </table:table-cell>
          <table:table-cell office:value-type="string" calcext:value-type="string">
            <text:p>Bind m. vinger øko.</text:p>
          </table:table-cell>
          <table:table-cell office:value-type="string" calcext:value-type="string">
            <text:p>10 stk. / (ultra tynde) / Ginger Organic</text:p>
          </table:table-cell>
          <table:table-cell office:value-type="string" calcext:value-type="string">
            <text:p>Ecocert,Svanemærket</text:p>
          </table:table-cell>
          <table:table-cell office:value-type="string" calcext:value-type="string">
            <text:p>39.95</text:p>
          </table:table-cell>
          <table:table-cell office:value-type="string" calcext:value-type="string">
            <text:p>.</text:p>
          </table:table-cell>
          <table:table-cell office:value-type="string" calcext:value-type="string">
            <text:p>Ginger Organic</text:p>
          </table:table-cell>
          <table:table-cell office:value-type="string" calcext:value-type="string">
            <text:p>Kvinder</text:p>
          </table:table-cell>
          <table:table-cell table:number-columns-repeated="4"/>
          <table:table-cell office:value-type="string" calcext:value-type="string">
            <text:p>AllergyCertified, Ecocert, Svanemærket</text:p>
          </table:table-cell>
          <table:table-cell table:number-columns-repeated="3"/>
          <table:table-cell office:value-type="string" calcext:value-type="string">
            <text:p>Bind</text:p>
          </table:table-cell>
          <table:table-cell office:value-type="string" calcext:value-type="string">
            <text:p>Bind</text:p>
            <text:p>Produktet er 100% biologisk nedbrydelig, også selve indpakningen. Toplaget er af 100% certificeret økologisk bomuld. Beskyttelseskernen er af 100% certificeret økologisk bomuld, som sikrer brugere mod gennemblødning og giver huden mulighed for at ånde frit.</text:p>
            <text:p/>
            <text:p>Da produkterne ikke er af syntetisk materiale, men af den fineste økologiske bomuld, afhjælper produkterne mod varme, rødme og irritation.</text:p>
            <text:p>Indpakningen er lavet af majsstivelse og omdannes på forbrændingsanstalten til vanddamp.</text:p>
          </table:table-cell>
          <table:table-cell office:value-type="string" calcext:value-type="string">
            <text:p>https://www.nemlig.com/bind-m-vinger-oeko-5045870</text:p>
          </table:table-cell>
        </table:table-row>
        <table:table-row table:style-name="ro7">
          <table:table-cell office:value-type="string" calcext:value-type="string">
            <text:p>Dagligvarer &gt; Kolonial &gt; Bagning &gt; Klid og flager &gt; Hirseflager øko.</text:p>
          </table:table-cell>
          <table:table-cell office:value-type="string" calcext:value-type="string">
            <text:p>Hirseflager øko.</text:p>
          </table:table-cell>
          <table:table-cell office:value-type="string" calcext:value-type="string">
            <text:p>400 g / Urtekram</text:p>
          </table:table-cell>
          <table:table-cell office:value-type="string" calcext:value-type="string">
            <text:p>Øko (dansk),Øko (europæisk)</text:p>
          </table:table-cell>
          <table:table-cell office:value-type="string" calcext:value-type="string">
            <text:p>20.00</text:p>
          </table:table-cell>
          <table:table-cell office:value-type="string" calcext:value-type="string">
            <text:p>.</text:p>
          </table:table-cell>
          <table:table-cell office:value-type="string" calcext:value-type="string">
            <text:p>Urtekram</text:p>
          </table:table-cell>
          <table:table-cell table:number-columns-repeated="5"/>
          <table:table-cell office:value-type="string" calcext:value-type="string">
            <text:p>Discount, Øko (dansk), Øko (europæisk)</text:p>
          </table:table-cell>
          <table:table-cell table:number-columns-repeated="3"/>
          <table:table-cell office:value-type="string" calcext:value-type="string">
            <text:p>Flager</text:p>
          </table:table-cell>
          <table:table-cell office:value-type="string" calcext:value-type="string">
            <text:p>Hirseflager øko.</text:p>
            <text:p>Hirse har været dyrket siden bronzealderen i Norden, men blev efterhånden udkonkurreret af mere højtydende kornsorter. Har en fin og mild smag og er god til grød, bagværk og müsli.</text:p>
            <text:p/>
            <text:p>Kan have en svag sæbeagtig smag, som stammer fra det naturlige indhold af saponin.</text:p>
          </table:table-cell>
          <table:table-cell office:value-type="string" calcext:value-type="string">
            <text:p>https://www.nemlig.com/hirseflager-oeko-5501720</text:p>
          </table:table-cell>
        </table:table-row>
        <table:table-row table:style-name="ro3">
          <table:table-cell office:value-type="string" calcext:value-type="string">
            <text:p>Dagligvarer &gt; Kolonial &gt; Krydderier &gt; Krydderier &gt; Cajun</text:p>
          </table:table-cell>
          <table:table-cell office:value-type="string" calcext:value-type="string">
            <text:p>Cajun</text:p>
          </table:table-cell>
          <table:table-cell office:value-type="string" calcext:value-type="string">
            <text:p>34 g / Santa Maria</text:p>
          </table:table-cell>
          <table:table-cell/>
          <table:table-cell office:value-type="string" calcext:value-type="string">
            <text:p>22.95</text:p>
          </table:table-cell>
          <table:table-cell office:value-type="string" calcext:value-type="string">
            <text:p>.</text:p>
          </table:table-cell>
          <table:table-cell office:value-type="string" calcext:value-type="string">
            <text:p>Santa Maria</text:p>
          </table:table-cell>
          <table:table-cell office:value-type="string" calcext:value-type="string">
            <text:p>Madlavning</text:p>
          </table:table-cell>
          <table:table-cell office:value-type="string" calcext:value-type="string">
            <text:p>Glas</text:p>
          </table:table-cell>
          <table:table-cell table:number-columns-repeated="7"/>
          <table:table-cell office:value-type="string" calcext:value-type="string">
            <text:p>Krydderi</text:p>
          </table:table-cell>
          <table:table-cell office:value-type="string" calcext:value-type="string">
            <text:p>Cajun</text:p>
            <text:p>Vi har ladet os inspirere af de amerikanske sydstaters køkken og fundet frem til et Cajun-krydderi med en herlig fylde fra paprika og hvidløg samt en behagelig varme fra chili.</text:p>
          </table:table-cell>
          <table:table-cell office:value-type="string" calcext:value-type="string">
            <text:p>https://www.nemlig.com/cajun-5034925</text:p>
          </table:table-cell>
        </table:table-row>
        <table:table-row table:style-name="ro3">
          <table:table-cell office:value-type="string" calcext:value-type="string">
            <text:p>Dagligvarer &gt; Drikkevarer &gt; Sodavand &gt; Tonic &gt; Tonic</text:p>
          </table:table-cell>
          <table:table-cell office:value-type="string" calcext:value-type="string">
            <text:p>Tonic</text:p>
          </table:table-cell>
          <table:table-cell office:value-type="string" calcext:value-type="string">
            <text:p>0,75 l / ex. pant / Effervé</text:p>
          </table:table-cell>
          <table:table-cell/>
          <table:table-cell office:value-type="string" calcext:value-type="string">
            <text:p>27.95</text:p>
          </table:table-cell>
          <table:table-cell office:value-type="string" calcext:value-type="string">
            <text:p>.</text:p>
          </table:table-cell>
          <table:table-cell office:value-type="string" calcext:value-type="string">
            <text:p>Effervé</text:p>
          </table:table-cell>
          <table:table-cell office:value-type="string" calcext:value-type="string">
            <text:p>Drikke</text:p>
          </table:table-cell>
          <table:table-cell table:number-columns-repeated="4"/>
          <table:table-cell office:value-type="string" calcext:value-type="string">
            <text:p>Glutenfri</text:p>
          </table:table-cell>
          <table:table-cell table:number-columns-repeated="3"/>
          <table:table-cell office:value-type="string" calcext:value-type="string">
            <text:p>Tonicvand</text:p>
          </table:table-cell>
          <table:table-cell office:value-type="string" calcext:value-type="string">
            <text:p>Tonic</text:p>
            <text:p>Fransk lemonade med blid brus i klassiske smage lavet på kildevand fra Soultzmatt kilden i Alsace i Frankrig.</text:p>
          </table:table-cell>
          <table:table-cell office:value-type="string" calcext:value-type="string">
            <text:p>https://www.nemlig.com/tonic-5040956</text:p>
          </table:table-cell>
        </table:table-row>
        <table:table-row table:style-name="ro3">
          <table:table-cell office:value-type="string" calcext:value-type="string">
            <text:p>Dagligvarer &gt; Drikkevarer &gt; Kaffe, te og kakao &gt; Te &gt; Tebreve og pulver &gt; Kamille te øko.</text:p>
          </table:table-cell>
          <table:table-cell office:value-type="string" calcext:value-type="string">
            <text:p>Kamille te øko.</text:p>
          </table:table-cell>
          <table:table-cell office:value-type="string" calcext:value-type="string">
            <text:p>20 breve / Fredsted</text:p>
          </table:table-cell>
          <table:table-cell office:value-type="string" calcext:value-type="string">
            <text:p>Dansk,Øko (europæisk)</text:p>
          </table:table-cell>
          <table:table-cell office:value-type="string" calcext:value-type="string">
            <text:p>7.50</text:p>
          </table:table-cell>
          <table:table-cell office:value-type="string" calcext:value-type="string">
            <text:p>.</text:p>
          </table:table-cell>
          <table:table-cell office:value-type="string" calcext:value-type="string">
            <text:p>Fredsted</text:p>
          </table:table-cell>
          <table:table-cell table:number-columns-repeated="5"/>
          <table:table-cell office:value-type="string" calcext:value-type="string">
            <text:p>Dansk, Discount, Øko (europæisk)</text:p>
          </table:table-cell>
          <table:table-cell table:number-columns-repeated="3"/>
          <table:table-cell office:value-type="string" calcext:value-type="string">
            <text:p>Te, Tebreve</text:p>
          </table:table-cell>
          <table:table-cell office:value-type="string" calcext:value-type="string">
            <text:p>Økologisk kamillete</text:p>
            <text:p>Mild økologisk kamillete med god, rund smag. Fremgangsmåde Kog frisk koldt vand og hæld det over urteteen Lad teen trække 3-5 minutter alt efter smag.</text:p>
          </table:table-cell>
          <table:table-cell office:value-type="string" calcext:value-type="string">
            <text:p>https://www.nemlig.com/kamille-te-oeko-5022073</text:p>
          </table:table-cell>
        </table:table-row>
        <table:table-row table:style-name="ro3">
          <table:table-cell office:value-type="string" calcext:value-type="string">
            <text:p>Dagligvarer &gt; Kød og fisk &gt; Kylling &gt; Kyllingefilet &gt; Korean BBQ Bulgogi</text:p>
          </table:table-cell>
          <table:table-cell office:value-type="string" calcext:value-type="string">
            <text:p>Korean BBQ Bulgogi</text:p>
          </table:table-cell>
          <table:table-cell office:value-type="string" calcext:value-type="string">
            <text:p>35 g / Santa Maria - Asia</text:p>
          </table:table-cell>
          <table:table-cell/>
          <table:table-cell office:value-type="string" calcext:value-type="string">
            <text:p>11.95</text:p>
          </table:table-cell>
          <table:table-cell office:value-type="string" calcext:value-type="string">
            <text:p>.</text:p>
          </table:table-cell>
          <table:table-cell office:value-type="string" calcext:value-type="string">
            <text:p>Santa Maria</text:p>
          </table:table-cell>
          <table:table-cell table:number-columns-repeated="9"/>
          <table:table-cell office:value-type="string" calcext:value-type="string">
            <text:p>Krydderi</text:p>
          </table:table-cell>
          <table:table-cell office:value-type="string" calcext:value-type="string">
            <text:p>BBQ krydderiblanding</text:p>
            <text:p>Denne krydderiblanding til Korean BBQ Bulgogi er den perfekte genvej, når du vil vise din madlavningskunst i køkkenet uden større anstrengelser.</text:p>
          </table:table-cell>
          <table:table-cell office:value-type="string" calcext:value-type="string">
            <text:p>https://www.nemlig.com/korean-bbq-bulgogi-5021658</text:p>
          </table:table-cell>
        </table:table-row>
        <table:table-row table:style-name="ro13">
          <table:table-cell office:value-type="string" calcext:value-type="string">
            <text:p>Dagligvarer &gt; Kød og fisk &gt; Svinekød &gt; Hakket svinekød og medister &gt; Hakket svinekød 10-12%</text:p>
          </table:table-cell>
          <table:table-cell office:value-type="string" calcext:value-type="string">
            <text:p>Hakket svinekød 10-12%</text:p>
          </table:table-cell>
          <table:table-cell office:value-type="string" calcext:value-type="string">
            <text:p>400 g</text:p>
          </table:table-cell>
          <table:table-cell office:value-type="string" calcext:value-type="string">
            <text:p>Dansk,KØL</text:p>
          </table:table-cell>
          <table:table-cell office:value-type="string" calcext:value-type="string">
            <text:p>41.95</text:p>
          </table:table-cell>
          <table:table-cell office:value-type="string" calcext:value-type="string">
            <text:p>.</text:p>
          </table:table-cell>
          <table:table-cell office:value-type="string" calcext:value-type="string">
            <text:p>Grambogård</text:p>
          </table:table-cell>
          <table:table-cell office:value-type="string" calcext:value-type="string">
            <text:p>Boller i karry, Farsbrød, Frikadeller, Karbonader</text:p>
          </table:table-cell>
          <table:table-cell table:number-columns-repeated="4"/>
          <table:table-cell office:value-type="string" calcext:value-type="string">
            <text:p>Dansk, KØL</text:p>
          </table:table-cell>
          <table:table-cell office:value-type="string" calcext:value-type="string">
            <text:p>Danmark</text:p>
          </table:table-cell>
          <table:table-cell table:number-columns-repeated="2"/>
          <table:table-cell office:value-type="string" calcext:value-type="string">
            <text:p>Svin</text:p>
          </table:table-cell>
          <table:table-cell office:value-type="string" calcext:value-type="string">
            <text:p>Hakket dansk svinekød</text:p>
            <text:p>Grambogård er et lille slagteri, der samarbejder med passioneret landmænd om at skabe kød af høj kvalitet tilsat dyrevelfærd. Det betyder, at grise fra Grambogård har plads til at bevæge sig. Det er vigtigt for grisene, som fra naturens side bevæger sig ca. 45% af tiden. Det betyder samtidig, at grisene spiser mere og får større muskler. Det skulle i sidste gerne betyde bedre smag.</text:p>
            <text:p/>
            <text:p>Inspiration fra slagteren</text:p>
            <text:p>Svinekødet er en klassiker i det danske køkken.Det kan bl.a. bruges til frikadeller, farsbrød, boller i karry og karbonader. Du kan uden tvivl finde inspiration til din aftensmad i vores mange opskrifter på svinekød.</text:p>
            <text:p/>
            <text:p>Dette produkt er ikke halalslagtet.</text:p>
          </table:table-cell>
          <table:table-cell office:value-type="string" calcext:value-type="string">
            <text:p>https://www.nemlig.com/hakket-svinekoed-10-12-5022505</text:p>
          </table:table-cell>
        </table:table-row>
        <table:table-row table:style-name="ro4">
          <table:table-cell office:value-type="string" calcext:value-type="string">
            <text:p>Dagligvarer &gt; Drikkevarer &gt; Barolo DOCG 2015 92p</text:p>
          </table:table-cell>
          <table:table-cell office:value-type="string" calcext:value-type="string">
            <text:p>Barolo DOCG 2015 92p</text:p>
          </table:table-cell>
          <table:table-cell office:value-type="string" calcext:value-type="string">
            <text:p>Italien / Piemonte / 0,75 l / rødvin</text:p>
          </table:table-cell>
          <table:table-cell/>
          <table:table-cell office:value-type="string" calcext:value-type="string">
            <text:p>299.95</text:p>
          </table:table-cell>
          <table:table-cell office:value-type="string" calcext:value-type="string">
            <text:p>.</text:p>
          </table:table-cell>
          <table:table-cell/>
          <table:table-cell office:value-type="string" calcext:value-type="string">
            <text:p>Oksekød</text:p>
          </table:table-cell>
          <table:table-cell office:value-type="string" calcext:value-type="string">
            <text:p>Kork</text:p>
          </table:table-cell>
          <table:table-cell table:number-columns-repeated="2"/>
          <table:table-cell office:value-type="string" calcext:value-type="string">
            <text:p>Italien</text:p>
          </table:table-cell>
          <table:table-cell table:number-columns-repeated="4"/>
          <table:table-cell office:value-type="string" calcext:value-type="string">
            <text:p>Rødvin</text:p>
          </table:table-cell>
          <table:table-cell office:value-type="string" calcext:value-type="string">
            <text:p>Schenk Casali del Barone|Barolo Docg</text:p>
            <text:p>Casali del Barone - HUSK NAVNET! Du finder med garanti ikke bedre Barolo til prisen. Men skynd dig, for vinen roses til skyerne!</text:p>
            <text:p/>
            <text:p>Decanters dygtige dommerpanel skamroser vinen - og kviterer med flotte 92 pts. Uhørt flot kvalitet for en af markedets billigste Barolo'er! Elegant granatrød med delikate noter af rose, tranebær og kirsebær, samt klassiske Barolo-hints af kamfer, eukalyptus, tobak, balsamico, krydderi og læder. Meget harmonisk i munden, hvor lækker blød og blommet frugt får friskt modspil fra syre og rank tannin. Lang, kompleks finish. Drik nu, eller gem 8-10 år fra høståret.</text:p>
            <text:p/>
            <text:p/>
            <text:p>92/100 Decanter (årg. 2013)</text:p>
            <text:p/>
            <text:p>"Opens with cedary-mocha notes, excellent intensity and freshness but vanillin overtones are slightly domineering. Very good structure leading to a medium-length finish. Good potential."</text:p>
            <text:p/>
            <text:p>Anbefales til rødt oksekød, lam, vildt, svamperisotto og modne oste. Nydes ved 16-18°C.</text:p>
            <text:p/>
            <text:p>Barolo 2015 er fremstillet på 100% Nebbiolo fra legendariske Barolo i Langhe. Dette smukke vinlandskab har siden 2003 har været optaget på Unescos Verdensarvsliste. Mosten gærer temperaturstyret ved 25-30°C, hvorefter vinen færdigmodner 38 mdr., heraf 18 mdr. på egetræsfade. Bag Casali del Barone står topprofessionelle Schenk Italia, som med fem ønologer samt to ”flying winemakers” fremstiller yderst populære og frugtbetonede vine fra hele Italien.</text:p>
          </table:table-cell>
          <table:table-cell office:value-type="string" calcext:value-type="string">
            <text:p>https://www.nemlig.com/barolo-docg-2015-92p-5034729</text:p>
          </table:table-cell>
        </table:table-row>
        <table:table-row table:style-name="ro1">
          <table:table-cell office:value-type="string" calcext:value-type="string">
            <text:p>Dagligvarer &gt; Drikkevarer &gt; Ice tea og lemonade &gt; Ice tea m. fersken</text:p>
          </table:table-cell>
          <table:table-cell office:value-type="string" calcext:value-type="string">
            <text:p>Ice tea m. fersken</text:p>
          </table:table-cell>
          <table:table-cell office:value-type="string" calcext:value-type="string">
            <text:p>5 x 0,25 l / First Price</text:p>
          </table:table-cell>
          <table:table-cell/>
          <table:table-cell office:value-type="string" calcext:value-type="string">
            <text:p>9.95</text:p>
          </table:table-cell>
          <table:table-cell office:value-type="string" calcext:value-type="string">
            <text:p>.</text:p>
          </table:table-cell>
          <table:table-cell office:value-type="string" calcext:value-type="string">
            <text:p>First Price</text:p>
          </table:table-cell>
          <table:table-cell office:value-type="string" calcext:value-type="string">
            <text:p>Drikke</text:p>
          </table:table-cell>
          <table:table-cell table:number-columns-repeated="4"/>
          <table:table-cell office:value-type="string" calcext:value-type="string">
            <text:p>Discount</text:p>
          </table:table-cell>
          <table:table-cell table:number-columns-repeated="3"/>
          <table:table-cell office:value-type="string" calcext:value-type="string">
            <text:p>Ice Tea</text:p>
          </table:table-cell>
          <table:table-cell/>
          <table:table-cell office:value-type="string" calcext:value-type="string">
            <text:p>https://www.nemlig.com/ice-tea-m-fersken-5010873</text:p>
          </table:table-cell>
        </table:table-row>
        <table:table-row table:style-name="ro3">
          <table:table-cell office:value-type="string" calcext:value-type="string">
            <text:p>Dagligvarer &gt; Køl og mejeri &gt; Mejeri &gt; Kakao, koldskål og proteindrikke &gt; Proteindrikke &gt; Proteindrik m. chokolade</text:p>
          </table:table-cell>
          <table:table-cell office:value-type="string" calcext:value-type="string">
            <text:p>Proteindrik m. chokolade</text:p>
          </table:table-cell>
          <table:table-cell office:value-type="string" calcext:value-type="string">
            <text:p>0,50 l / Stay Strong</text:p>
          </table:table-cell>
          <table:table-cell office:value-type="string" calcext:value-type="string">
            <text:p>KØL</text:p>
          </table:table-cell>
          <table:table-cell office:value-type="string" calcext:value-type="string">
            <text:p>15.50</text:p>
          </table:table-cell>
          <table:table-cell office:value-type="string" calcext:value-type="string">
            <text:p>.</text:p>
          </table:table-cell>
          <table:table-cell office:value-type="string" calcext:value-type="string">
            <text:p>Stay Strong</text:p>
          </table:table-cell>
          <table:table-cell office:value-type="string" calcext:value-type="string">
            <text:p>Træning</text:p>
          </table:table-cell>
          <table:table-cell table:number-columns-repeated="4"/>
          <table:table-cell office:value-type="string" calcext:value-type="string">
            <text:p>KØL</text:p>
          </table:table-cell>
          <table:table-cell table:number-columns-repeated="3"/>
          <table:table-cell office:value-type="string" calcext:value-type="string">
            <text:p>Mælkedrik</text:p>
          </table:table-cell>
          <table:table-cell office:value-type="string" calcext:value-type="string">
            <text:p>Stay Strong Proteindrik med Smag af Chokolade</text:p>
            <text:p>Stay Strong Proteindrik Chokolade er en proteinrig drik med god smag af chokoladeke. Med et lavt fedtindhold på 0,5% og hele 30g protein pr flaske bidrager Stay Strong Proteindrikken med at opbygge og vedligeholde muskelmasse – uden at gå på kompromis med smagen.</text:p>
          </table:table-cell>
          <table:table-cell office:value-type="string" calcext:value-type="string">
            <text:p>https://www.nemlig.com/proteindrik-m-chokolade-5034183</text:p>
          </table:table-cell>
        </table:table-row>
        <table:table-row table:style-name="ro3">
          <table:table-cell office:value-type="string" calcext:value-type="string">
            <text:p>Dagligvarer &gt; Frugt og grønt &gt; Grøntsager &gt; Salat &gt; Wok mix øko.</text:p>
          </table:table-cell>
          <table:table-cell office:value-type="string" calcext:value-type="string">
            <text:p>Wok mix øko.</text:p>
          </table:table-cell>
          <table:table-cell office:value-type="string" calcext:value-type="string">
            <text:p>350 g / Skyllet og klar til brug</text:p>
          </table:table-cell>
          <table:table-cell office:value-type="string" calcext:value-type="string">
            <text:p>Nøglehulsmærket,Øko (dansk),Øko (europæisk)</text:p>
          </table:table-cell>
          <table:table-cell office:value-type="string" calcext:value-type="string">
            <text:p>25.00</text:p>
          </table:table-cell>
          <table:table-cell office:value-type="string" calcext:value-type="string">
            <text:p>.</text:p>
          </table:table-cell>
          <table:table-cell office:value-type="string" calcext:value-type="string">
            <text:p>Yding Grønt</text:p>
          </table:table-cell>
          <table:table-cell/>
          <table:table-cell office:value-type="string" calcext:value-type="string">
            <text:p>Pose</text:p>
          </table:table-cell>
          <table:table-cell table:number-columns-repeated="3"/>
          <table:table-cell office:value-type="string" calcext:value-type="string">
            <text:p>Nyhed, Nøglehulsmærket, Øko (dansk), Øko (europæisk)</text:p>
          </table:table-cell>
          <table:table-cell table:number-columns-repeated="3"/>
          <table:table-cell office:value-type="string" calcext:value-type="string">
            <text:p>Broccoli, Gulerod, Porrer, Rød spidskål</text:p>
          </table:table-cell>
          <table:table-cell office:value-type="string" calcext:value-type="string">
            <text:p>En spændende blanding af økologiske grøntsager til wok eller på panden.</text:p>
            <text:p>Blandingen er også velegnet i en gryderet.</text:p>
          </table:table-cell>
          <table:table-cell office:value-type="string" calcext:value-type="string">
            <text:p>https://www.nemlig.com/wok-mix-oeko-5042106</text:p>
          </table:table-cell>
        </table:table-row>
        <table:table-row table:style-name="ro3">
          <table:table-cell office:value-type="string" calcext:value-type="string">
            <text:p>Dagligvarer &gt; Køl og mejeri &gt; Pålæg &gt; Pålæg i skiver &gt; Pålægspølser i skiver &gt; Jægerpølse m. 30% grønt</text:p>
          </table:table-cell>
          <table:table-cell office:value-type="string" calcext:value-type="string">
            <text:p>Jægerpølse m. 30% grønt</text:p>
          </table:table-cell>
          <table:table-cell office:value-type="string" calcext:value-type="string">
            <text:p>100 g / Den Grønne Slagter</text:p>
          </table:table-cell>
          <table:table-cell office:value-type="string" calcext:value-type="string">
            <text:p>KØL,Nøglehulsmærket</text:p>
          </table:table-cell>
          <table:table-cell office:value-type="string" calcext:value-type="string">
            <text:p>15.95</text:p>
          </table:table-cell>
          <table:table-cell office:value-type="string" calcext:value-type="string">
            <text:p>.</text:p>
          </table:table-cell>
          <table:table-cell office:value-type="string" calcext:value-type="string">
            <text:p>Den Grønne Slagter</text:p>
          </table:table-cell>
          <table:table-cell office:value-type="string" calcext:value-type="string">
            <text:p>Brød, Frokost, Madpakke, Picnic, Sandwich</text:p>
          </table:table-cell>
          <table:table-cell table:number-columns-repeated="4"/>
          <table:table-cell office:value-type="string" calcext:value-type="string">
            <text:p>KØL, Nøglehulsmærket</text:p>
          </table:table-cell>
          <table:table-cell table:number-columns-repeated="3"/>
          <table:table-cell office:value-type="string" calcext:value-type="string">
            <text:p>Svin</text:p>
          </table:table-cell>
          <table:table-cell office:value-type="string" calcext:value-type="string">
            <text:p>Jægerpølse med 30% grøntsager</text:p>
            <text:p>Vi har gjort dit pålæg lidt grønnere! Vi bruger magert grisekød og tilsætter 30% persillerod, pastinak, fennikel og sød kartoffel. For at give et ekstra pift har vi smagt til med hvidløg og purløg. Velbekomme!</text:p>
          </table:table-cell>
          <table:table-cell office:value-type="string" calcext:value-type="string">
            <text:p>https://www.nemlig.com/jaegerpoelse-m-30-groent-5044804</text:p>
          </table:table-cell>
        </table:table-row>
        <table:table-row table:style-name="ro1">
          <table:table-cell office:value-type="string" calcext:value-type="string">
            <text:p>Dagligvarer &gt; Husholdning og bolig &gt; Køkkenudstyr &gt; Glas, bestik, skåle m.m. &gt; Kaffeglas</text:p>
          </table:table-cell>
          <table:table-cell office:value-type="string" calcext:value-type="string">
            <text:p>Kaffeglas</text:p>
          </table:table-cell>
          <table:table-cell office:value-type="string" calcext:value-type="string">
            <text:p>6 stk. / 36 cl / Aida - Granit</text:p>
          </table:table-cell>
          <table:table-cell/>
          <table:table-cell office:value-type="string" calcext:value-type="string">
            <text:p>99.95</text:p>
          </table:table-cell>
          <table:table-cell office:value-type="string" calcext:value-type="string">
            <text:p>.</text:p>
          </table:table-cell>
          <table:table-cell office:value-type="string" calcext:value-type="string">
            <text:p>Aida</text:p>
          </table:table-cell>
          <table:table-cell office:value-type="string" calcext:value-type="string">
            <text:p>Hjemmet, Køkken</text:p>
          </table:table-cell>
          <table:table-cell table:number-columns-repeated="8"/>
          <table:table-cell office:value-type="string" calcext:value-type="string">
            <text:p>Glas, Køkkenudstyr</text:p>
          </table:table-cell>
          <table:table-cell office:value-type="string" calcext:value-type="string">
            <text:p>Granit kaffeglas</text:p>
          </table:table-cell>
          <table:table-cell office:value-type="string" calcext:value-type="string">
            <text:p>https://www.nemlig.com/kaffeglas-5035023</text:p>
          </table:table-cell>
        </table:table-row>
        <table:table-row table:style-name="ro1">
          <table:table-cell office:value-type="string" calcext:value-type="string">
            <text:p>Dagligvarer &gt; Brød, kiks og kager &gt; Kiks &gt; Salte kiks &gt; Kiks pick mini cracker</text:p>
          </table:table-cell>
          <table:table-cell office:value-type="string" calcext:value-type="string">
            <text:p>Kiks pick mini cracker</text:p>
          </table:table-cell>
          <table:table-cell office:value-type="string" calcext:value-type="string">
            <text:p>250 g / Gullon</text:p>
          </table:table-cell>
          <table:table-cell/>
          <table:table-cell office:value-type="string" calcext:value-type="string">
            <text:p>14.95</text:p>
          </table:table-cell>
          <table:table-cell office:value-type="string" calcext:value-type="string">
            <text:p>.</text:p>
          </table:table-cell>
          <table:table-cell office:value-type="string" calcext:value-type="string">
            <text:p>Gullon</text:p>
          </table:table-cell>
          <table:table-cell office:value-type="string" calcext:value-type="string">
            <text:p>Snack</text:p>
          </table:table-cell>
          <table:table-cell table:number-columns-repeated="8"/>
          <table:table-cell office:value-type="string" calcext:value-type="string">
            <text:p>Kiks</text:p>
          </table:table-cell>
          <table:table-cell office:value-type="string" calcext:value-type="string">
            <text:p>Mini salt kiks.</text:p>
          </table:table-cell>
          <table:table-cell office:value-type="string" calcext:value-type="string">
            <text:p>https://www.nemlig.com/kiks-pick-mini-cracker-5029618</text:p>
          </table:table-cell>
        </table:table-row>
        <table:table-row table:style-name="ro7">
          <table:table-cell office:value-type="string" calcext:value-type="string">
            <text:p>Dagligvarer &gt; Blomster og have &gt; Julestjerne rød et-benet</text:p>
          </table:table-cell>
          <table:table-cell office:value-type="string" calcext:value-type="string">
            <text:p>Julestjerne rød et-benet</text:p>
          </table:table-cell>
          <table:table-cell office:value-type="string" calcext:value-type="string">
            <text:p>1 stk. / Ø:10,5 cm / ekskl. skjuler</text:p>
          </table:table-cell>
          <table:table-cell office:value-type="string" calcext:value-type="string">
            <text:p>Dansk</text:p>
          </table:table-cell>
          <table:table-cell office:value-type="string" calcext:value-type="string">
            <text:p>25.00</text:p>
          </table:table-cell>
          <table:table-cell office:value-type="string" calcext:value-type="string">
            <text:p>.</text:p>
          </table:table-cell>
          <table:table-cell office:value-type="string" calcext:value-type="string">
            <text:p>byGrowers</text:p>
          </table:table-cell>
          <table:table-cell office:value-type="string" calcext:value-type="string">
            <text:p>Jul, Stueplante</text:p>
          </table:table-cell>
          <table:table-cell/>
          <table:table-cell office:value-type="string" calcext:value-type="string">
            <text:p>Rød</text:p>
          </table:table-cell>
          <table:table-cell table:number-columns-repeated="2"/>
          <table:table-cell office:value-type="string" calcext:value-type="string">
            <text:p>Dansk</text:p>
          </table:table-cell>
          <table:table-cell table:number-columns-repeated="3"/>
          <table:table-cell office:value-type="string" calcext:value-type="string">
            <text:p>Julestjerne</text:p>
          </table:table-cell>
          <table:table-cell office:value-type="string" calcext:value-type="string">
            <text:p>Ingen jul uden Julestjernen.</text:p>
            <text:p>Julestjernen stammer oprindeligt fra Mexico hvor den kan blive op til flere meter høj.</text:p>
            <text:p>Den er derfor også vant til noget mere lys og varme end vi i Danmark kan præstere i december måned, sørg derfor for at undgå kulde og træk da dette kan resultere i at julestjernen vil begynde at tabe sine blade.</text:p>
            <text:p>Hold potten fugtig så den ikke tørrer ud men undlad at overvande så den står og sopper.</text:p>
          </table:table-cell>
          <table:table-cell office:value-type="string" calcext:value-type="string">
            <text:p>https://www.nemlig.com/julestjerne-roed-et-benet-5003963</text:p>
          </table:table-cell>
        </table:table-row>
        <table:table-row table:style-name="ro3">
          <table:table-cell office:value-type="string" calcext:value-type="string">
            <text:p>Dagligvarer &gt; Kød og fisk &gt; Fisk og skaldyr &gt; Torsk &gt; Fiskefars m. torsk (grov)</text:p>
          </table:table-cell>
          <table:table-cell office:value-type="string" calcext:value-type="string">
            <text:p>Fiskefars m. torsk (grov)</text:p>
          </table:table-cell>
          <table:table-cell office:value-type="string" calcext:value-type="string">
            <text:p>600 g / thai inspireret / Poseidon Seafood</text:p>
          </table:table-cell>
          <table:table-cell/>
          <table:table-cell office:value-type="string" calcext:value-type="string">
            <text:p>59.95</text:p>
          </table:table-cell>
          <table:table-cell office:value-type="string" calcext:value-type="string">
            <text:p>39.95</text:p>
          </table:table-cell>
          <table:table-cell/>
          <table:table-cell office:value-type="string" calcext:value-type="string">
            <text:p>Aftensmad, Frikadeller, Frokost, Madlavning, Middag</text:p>
          </table:table-cell>
          <table:table-cell table:number-columns-repeated="5"/>
          <table:table-cell office:value-type="string" calcext:value-type="string">
            <text:p>Danmark</text:p>
          </table:table-cell>
          <table:table-cell table:number-columns-repeated="2"/>
          <table:table-cell office:value-type="string" calcext:value-type="string">
            <text:p>Torsk</text:p>
          </table:table-cell>
          <table:table-cell office:value-type="string" calcext:value-type="string">
            <text:p>Fiskefars-Thai</text:p>
            <text:p>Spicy krydret thai-fiskefars tilsat pesto, fiskesovs, koriander og ingerfær.</text:p>
          </table:table-cell>
          <table:table-cell office:value-type="string" calcext:value-type="string">
            <text:p>https://www.nemlig.com/fiskefars-m-torsk-grov-5047571</text:p>
          </table:table-cell>
        </table:table-row>
        <table:table-row table:style-name="ro1">
          <table:table-cell office:value-type="string" calcext:value-type="string">
            <text:p>Dagligvarer &gt; Slik og kiosk &gt; Chokolade &gt; Barer &gt; Marcipanbrød m. whisky</text:p>
          </table:table-cell>
          <table:table-cell office:value-type="string" calcext:value-type="string">
            <text:p>Marcipanbrød m. whisky</text:p>
          </table:table-cell>
          <table:table-cell office:value-type="string" calcext:value-type="string">
            <text:p>40 g / Anthon Berg</text:p>
          </table:table-cell>
          <table:table-cell/>
          <table:table-cell office:value-type="string" calcext:value-type="string">
            <text:p>13.95</text:p>
          </table:table-cell>
          <table:table-cell office:value-type="string" calcext:value-type="string">
            <text:p>.</text:p>
          </table:table-cell>
          <table:table-cell office:value-type="string" calcext:value-type="string">
            <text:p>Anthon Berg</text:p>
          </table:table-cell>
          <table:table-cell office:value-type="string" calcext:value-type="string">
            <text:p>Jul</text:p>
          </table:table-cell>
          <table:table-cell table:number-columns-repeated="8"/>
          <table:table-cell office:value-type="string" calcext:value-type="string">
            <text:p>Chokolade, Slik</text:p>
          </table:table-cell>
          <table:table-cell/>
          <table:table-cell office:value-type="string" calcext:value-type="string">
            <text:p>https://www.nemlig.com/marcipanbroed-m-whisky-5023266</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a" fo:country="DK"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17T20:23:52.491278444</dc:date>
    <meta:editing-duration>PT9M30S</meta:editing-duration>
    <meta:editing-cycles>1</meta:editing-cycles>
    <meta:document-statistic meta:table-count="1" meta:cell-count="16886" meta:object-count="0"/>
    <meta:generator>LibreOffice/6.4.4.2$Linux_X86_64 LibreOffice_project/40$Build-2</meta:generator>
  </office:meta>
</office:document-meta>
</file>